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SNo,ObservationDate,Province/State,Country/Region,Last Update,Confirmed,Deaths,Recovered</text:p>
      <text:p text:style-name="Preformatted_20_Text">1,01/22/2020,Anhui,Mainland China,1/22/2020 17:00,1.0,0.0,0.0</text:p>
      <text:p text:style-name="Preformatted_20_Text">2,01/22/2020,Beijing,Mainland China,1/22/2020 17:00,14.0,0.0,0.0</text:p>
      <text:p text:style-name="Preformatted_20_Text">3,01/22/2020,Chongqing,Mainland China,1/22/2020 17:00,6.0,0.0,0.0</text:p>
      <text:p text:style-name="Preformatted_20_Text">4,01/22/2020,Fujian,Mainland China,1/22/2020 17:00,1.0,0.0,0.0</text:p>
      <text:p text:style-name="Preformatted_20_Text">5,01/22/2020,Gansu,Mainland China,1/22/2020 17:00,0.0,0.0,0.0</text:p>
      <text:p text:style-name="Preformatted_20_Text">6,01/22/2020,Guangdong,Mainland China,1/22/2020 17:00,26.0,0.0,0.0</text:p>
      <text:p text:style-name="Preformatted_20_Text">7,01/22/2020,Guangxi,Mainland China,1/22/2020 17:00,2.0,0.0,0.0</text:p>
      <text:p text:style-name="Preformatted_20_Text">8,01/22/2020,Guizhou,Mainland China,1/22/2020 17:00,1.0,0.0,0.0</text:p>
      <text:p text:style-name="Preformatted_20_Text">9,01/22/2020,Hainan,Mainland China,1/22/2020 17:00,4.0,0.0,0.0</text:p>
      <text:p text:style-name="Preformatted_20_Text">10,01/22/2020,Hebei,Mainland China,1/22/2020 17:00,1.0,0.0,0.0</text:p>
      <text:p text:style-name="Preformatted_20_Text">11,01/22/2020,Heilongjiang,Mainland China,1/22/2020 17:00,0.0,0.0,0.0</text:p>
      <text:p text:style-name="Preformatted_20_Text">12,01/22/2020,Henan,Mainland China,1/22/2020 17:00,5.0,0.0,0.0</text:p>
      <text:p text:style-name="Preformatted_20_Text">13,01/22/2020,Hong Kong,Hong Kong,1/22/2020 17:00,0.0,0.0,0.0</text:p>
      <text:p text:style-name="Preformatted_20_Text">14,01/22/2020,Hubei,Mainland China,1/22/2020 17:00,444.0,17.0,28.0</text:p>
      <text:p text:style-name="Preformatted_20_Text">15,01/22/2020,Hunan,Mainland China,1/22/2020 17:00,4.0,0.0,0.0</text:p>
      <text:p text:style-name="Preformatted_20_Text">16,01/22/2020,Inner Mongolia,Mainland China,1/22/2020 17:00,0.0,0.0,0.0</text:p>
      <text:p text:style-name="Preformatted_20_Text">17,01/22/2020,Jiangsu,Mainland China,1/22/2020 17:00,1.0,0.0,0.0</text:p>
      <text:p text:style-name="Preformatted_20_Text">18,01/22/2020,Jiangxi,Mainland China,1/22/2020 17:00,2.0,0.0,0.0</text:p>
      <text:p text:style-name="Preformatted_20_Text">19,01/22/2020,Jilin,Mainland China,1/22/2020 17:00,0.0,0.0,0.0</text:p>
      <text:p text:style-name="Preformatted_20_Text">20,01/22/2020,Liaoning,Mainland China,1/22/2020 17:00,2.0,0.0,0.0</text:p>
      <text:p text:style-name="Preformatted_20_Text">21,01/22/2020,Macau,Macau,1/22/2020 17:00,1.0,0.0,0.0</text:p>
      <text:p text:style-name="Preformatted_20_Text">22,01/22/2020,Ningxia,Mainland China,1/22/2020 17:00,1.0,0.0,0.0</text:p>
      <text:p text:style-name="Preformatted_20_Text">23,01/22/2020,Qinghai,Mainland China,1/22/2020 17:00,0.0,0.0,0.0</text:p>
      <text:p text:style-name="Preformatted_20_Text">24,01/22/2020,Shaanxi,Mainland China,1/22/2020 17:00,0.0,0.0,0.0</text:p>
      <text:p text:style-name="Preformatted_20_Text">25,01/22/2020,Shandong,Mainland China,1/22/2020 17:00,2.0,0.0,0.0</text:p>
      <text:p text:style-name="Preformatted_20_Text">26,01/22/2020,Shanghai,Mainland China,1/22/2020 17:00,9.0,0.0,0.0</text:p>
      <text:p text:style-name="Preformatted_20_Text">27,01/22/2020,Shanxi,Mainland China,1/22/2020 17:00,1.0,0.0,0.0</text:p>
      <text:p text:style-name="Preformatted_20_Text">28,01/22/2020,Sichuan,Mainland China,1/22/2020 17:00,5.0,0.0,0.0</text:p>
      <text:p text:style-name="Preformatted_20_Text">29,01/22/2020,Taiwan,Taiwan,1/22/2020 17:00,1.0,0.0,0.0</text:p>
      <text:p text:style-name="Preformatted_20_Text">30,01/22/2020,Tianjin,Mainland China,1/22/2020 17:00,4.0,0.0,0.0</text:p>
      <text:p text:style-name="Preformatted_20_Text">31,01/22/2020,Tibet,Mainland China,1/22/2020 17:00,0.0,0.0,0.0</text:p>
      <text:p text:style-name="Preformatted_20_Text">32,01/22/2020,Washington,US,1/22/2020 17:00,1.0,0.0,0.0</text:p>
      <text:p text:style-name="Preformatted_20_Text">33,01/22/2020,Xinjiang,Mainland China,1/22/2020 17:00,0.0,0.0,0.0</text:p>
      <text:p text:style-name="Preformatted_20_Text">34,01/22/2020,Yunnan,Mainland China,1/22/2020 17:00,1.0,0.0,0.0</text:p>
      <text:p text:style-name="Preformatted_20_Text">35,01/22/2020,Zhejiang,Mainland China,1/22/2020 17:00,10.0,0.0,0.0</text:p>
      <text:p text:style-name="Preformatted_20_Text">36,01/22/2020,,Japan,1/22/2020 17:00,2.0,0.0,0.0</text:p>
      <text:p text:style-name="Preformatted_20_Text">37,01/22/2020,,Thailand,1/22/2020 17:00,2.0,0.0,0.0</text:p>
      <text:p text:style-name="Preformatted_20_Text">38,01/22/2020,,South Korea,1/22/2020 17:00,1.0,0.0,0.0</text:p>
      <text:p text:style-name="Preformatted_20_Text">39,01/23/2020,Anhui,Mainland China,1/23/20 17:00,9.0,0.0,0.0</text:p>
      <text:p text:style-name="Preformatted_20_Text">40,01/23/2020,Beijing,Mainland China,1/23/20 17:00,22.0,0.0,0.0</text:p>
      <text:p text:style-name="Preformatted_20_Text">41,01/23/2020,Chongqing,Mainland China,1/23/20 17:00,9.0,0.0,0.0</text:p>
      <text:p text:style-name="Preformatted_20_Text">42,01/23/2020,Fujian,Mainland China,1/23/20 17:00,5.0,0.0,0.0</text:p>
      <text:p text:style-name="Preformatted_20_Text">43,01/23/2020,Gansu,Mainland China,1/23/20 17:00,2.0,0.0,0.0</text:p>
      <text:p text:style-name="Preformatted_20_Text">44,01/23/2020,Guangdong,Mainland China,1/23/20 17:00,32.0,0.0,2.0</text:p>
      <text:p text:style-name="Preformatted_20_Text">45,01/23/2020,Guangxi,Mainland China,1/23/20 17:00,5.0,0.0,0.0</text:p>
      <text:p text:style-name="Preformatted_20_Text">46,01/23/2020,Guizhou,Mainland China,1/23/20 17:00,3.0,0.0,0.0</text:p>
      <text:p text:style-name="Preformatted_20_Text">47,01/23/2020,Hainan,Mainland China,1/23/20 17:00,5.0,0.0,0.0</text:p>
      <text:p text:style-name="Preformatted_20_Text">48,01/23/2020,Hebei,Mainland China,1/23/20 17:00,1.0,1.0,0.0</text:p>
      <text:p text:style-name="Preformatted_20_Text">49,01/23/2020,Heilongjiang,Mainland China,1/23/20 17:00,2.0,0.0,0.0</text:p>
      <text:p text:style-name="Preformatted_20_Text">50,01/23/2020,Henan,Mainland China,1/23/20 17:00,5.0,0.0,0.0</text:p>
      <text:p text:style-name="Preformatted_20_Text">51,01/23/2020,Hong Kong,Hong Kong,1/23/20 17:00,2.0,0.0,0.0</text:p>
      <text:p text:style-name="Preformatted_20_Text">52,01/23/2020,Hubei,Mainland China,1/23/20 17:00,444.0,17.0,28.0</text:p>
      <text:p text:style-name="Preformatted_20_Text">53,01/23/2020,Hunan,Mainland China,1/23/20 17:00,9.0,0.0,0.0</text:p>
      <text:p text:style-name="Preformatted_20_Text">54,01/23/2020,Inner Mongolia,Mainland China,1/23/20 17:00,0.0,0.0,0.0</text:p>
      <text:p text:style-name="Preformatted_20_Text">55,01/23/2020,Jiangsu,Mainland China,1/23/20 17:00,5.0,0.0,0.0</text:p>
      <text:p text:style-name="Preformatted_20_Text">56,01/23/2020,Jiangxi,Mainland China,1/23/20 17:00,7.0,0.0,0.0</text:p>
      <text:p text:style-name="Preformatted_20_Text">57,01/23/2020,Jilin,Mainland China,1/23/20 17:00,1.0,0.0,0.0</text:p>
      <text:p text:style-name="Preformatted_20_Text">58,01/23/2020,Liaoning,Mainland China,1/23/20 17:00,3.0,0.0,0.0</text:p>
      <text:p text:style-name="Preformatted_20_Text">59,01/23/2020,Macau,Macau,1/23/20 17:00,2.0,0.0,0.0</text:p>
      <text:p text:style-name="Preformatted_20_Text">60,01/23/2020,Ningxia,Mainland China,1/23/20 17:00,1.0,0.0,0.0</text:p>
      <text:p text:style-name="Preformatted_20_Text">61,01/23/2020,Qinghai,Mainland China,1/23/20 17:00,0.0,0.0,0.0</text:p>
      <text:p text:style-name="Preformatted_20_Text">62,01/23/2020,Shaanxi,Mainland China,1/23/20 17:00,3.0,0.0,0.0</text:p>
      <text:p text:style-name="Preformatted_20_Text"><text:soft-page-break/>63,01/23/2020,Shandong,Mainland China,1/23/20 17:00,6.0,0.0,0.0</text:p>
      <text:p text:style-name="Preformatted_20_Text">64,01/23/2020,Shanghai,Mainland China,1/23/20 17:00,16.0,0.0,0.0</text:p>
      <text:p text:style-name="Preformatted_20_Text">65,01/23/2020,Shanxi,Mainland China,1/23/20 17:00,1.0,0.0,0.0</text:p>
      <text:p text:style-name="Preformatted_20_Text">66,01/23/2020,Sichuan,Mainland China,1/23/20 17:00,8.0,0.0,0.0</text:p>
      <text:p text:style-name="Preformatted_20_Text">67,01/23/2020,Taiwan,Taiwan,1/23/20 17:00,1.0,0.0,0.0</text:p>
      <text:p text:style-name="Preformatted_20_Text">68,01/23/2020,Tianjin,Mainland China,1/23/20 17:00,4.0,0.0,0.0</text:p>
      <text:p text:style-name="Preformatted_20_Text">69,01/23/2020,Tibet,Mainland China,1/23/20 17:00,0.0,0.0,0.0</text:p>
      <text:p text:style-name="Preformatted_20_Text">70,01/23/2020,Washington,US,1/23/20 17:00,1.0,0.0,0.0</text:p>
      <text:p text:style-name="Preformatted_20_Text">71,01/23/2020,Xinjiang,Mainland China,1/23/20 17:00,2.0,0.0,0.0</text:p>
      <text:p text:style-name="Preformatted_20_Text">72,01/23/2020,Yunnan,Mainland China,1/23/20 17:00,2.0,0.0,0.0</text:p>
      <text:p text:style-name="Preformatted_20_Text">73,01/23/2020,Zhejiang,Mainland China,1/23/20 17:00,27.0,0.0,0.0</text:p>
      <text:p text:style-name="Preformatted_20_Text">74,01/23/2020,,Japan,1/23/20 17:00,1.0,0.0,0.0</text:p>
      <text:p text:style-name="Preformatted_20_Text">75,01/23/2020,,Thailand,1/23/20 17:00,3.0,0.0,0.0</text:p>
      <text:p text:style-name="Preformatted_20_Text">76,01/23/2020,,South Korea,1/23/20 17:00,1.0,0.0,0.0</text:p>
      <text:p text:style-name="Preformatted_20_Text">77,01/23/2020,,Singapore,1/23/20 17:00,1.0,0.0,0.0</text:p>
      <text:p text:style-name="Preformatted_20_Text">78,01/23/2020,,Philippines,1/23/20 17:00,0.0,0.0,0.0</text:p>
      <text:p text:style-name="Preformatted_20_Text">79,01/23/2020,,Malaysia,1/23/20 17:00,0.0,0.0,0.0</text:p>
      <text:p text:style-name="Preformatted_20_Text">80,01/23/2020,,Vietnam,1/23/20 17:00,2.0,0.0,0.0</text:p>
      <text:p text:style-name="Preformatted_20_Text">81,01/23/2020,,Australia,1/23/20 17:00,0.0,0.0,0.0</text:p>
      <text:p text:style-name="Preformatted_20_Text">82,01/23/2020,,Mexico,1/23/20 17:00,0.0,0.0,0.0</text:p>
      <text:p text:style-name="Preformatted_20_Text">83,01/23/2020,,Brazil,1/23/20 17:00,0.0,0.0,0.0</text:p>
      <text:p text:style-name="Preformatted_20_Text">84,01/23/2020,,Colombia,1/23/20 17:00,0.0,0.0,0.0</text:p>
      <text:p text:style-name="Preformatted_20_Text">85,01/24/2020,Hubei,Mainland China,1/24/20 17:00,549.0,24.0,31.0</text:p>
      <text:p text:style-name="Preformatted_20_Text">86,01/24/2020,Guangdong,Mainland China,1/24/20 17:00,53.0,0.0,2.0</text:p>
      <text:p text:style-name="Preformatted_20_Text">87,01/24/2020,Zhejiang,Mainland China,1/24/20 17:00,43.0,0.0,1.0</text:p>
      <text:p text:style-name="Preformatted_20_Text">88,01/24/2020,Beijing,Mainland China,1/24/20 17:00,36.0,0.0,1.0</text:p>
      <text:p text:style-name="Preformatted_20_Text">89,01/24/2020,Chongqing,Mainland China,1/24/20 17:00,27.0,0.0,0.0</text:p>
      <text:p text:style-name="Preformatted_20_Text">90,01/24/2020,Hunan,Mainland China,1/24/20 17:00,24.0,0.0,0.0</text:p>
      <text:p text:style-name="Preformatted_20_Text">91,01/24/2020,Guangxi,Mainland China,1/24/20 17:00,23.0,0.0,0.0</text:p>
      <text:p text:style-name="Preformatted_20_Text">92,01/24/2020,Shanghai,Mainland China,1/24/20 17:00,20.0,0.0,1.0</text:p>
      <text:p text:style-name="Preformatted_20_Text">93,01/24/2020,Jiangxi,Mainland China,1/24/20 17:00,18.0,0.0,0.0</text:p>
      <text:p text:style-name="Preformatted_20_Text">94,01/24/2020,Sichuan,Mainland China,1/24/20 17:00,15.0,0.0,0.0</text:p>
      <text:p text:style-name="Preformatted_20_Text">95,01/24/2020,Shandong,Mainland China,1/24/20 17:00,15.0,0.0,0.0</text:p>
      <text:p text:style-name="Preformatted_20_Text">96,01/24/2020,Anhui,Mainland China,1/24/20 17:00,15.0,0.0,0.0</text:p>
      <text:p text:style-name="Preformatted_20_Text">97,01/24/2020,Fujian,Mainland China,1/24/20 17:00,10.0,0.0,0.0</text:p>
      <text:p text:style-name="Preformatted_20_Text">98,01/24/2020,Henan,Mainland China,1/24/20 17:00,9.0,0.0,0.0</text:p>
      <text:p text:style-name="Preformatted_20_Text">99,01/24/2020,Jiangsu,Mainland China,1/24/20 17:00,9.0,0.0,0.0</text:p>
      <text:p text:style-name="Preformatted_20_Text">100,01/24/2020,Hainan,Mainland China,1/24/20 17:00,8.0,0.0,0.0</text:p>
      <text:p text:style-name="Preformatted_20_Text">101,01/24/2020,Tianjin,Mainland China,1/24/20 17:00,8.0,0.0,0.0</text:p>
      <text:p text:style-name="Preformatted_20_Text">102,01/24/2020,Yunnan,Mainland China,1/24/20 17:00,5.0,0.0,0.0</text:p>
      <text:p text:style-name="Preformatted_20_Text">103,01/24/2020,Shaanxi,Mainland China,1/24/20 17:00,5.0,0.0,0.0</text:p>
      <text:p text:style-name="Preformatted_20_Text">104,01/24/2020,Heilongjiang,Mainland China,1/24/20 17:00,4.0,1.0,0.0</text:p>
      <text:p text:style-name="Preformatted_20_Text">105,01/24/2020,Liaoning,Mainland China,1/24/20 17:00,4.0,0.0,0.0</text:p>
      <text:p text:style-name="Preformatted_20_Text">106,01/24/2020,Guizhou,Mainland China,1/24/20 17:00,3.0,0.0,0.0</text:p>
      <text:p text:style-name="Preformatted_20_Text">107,01/24/2020,Jilin,Mainland China,1/24/20 17:00,3.0,0.0,0.0</text:p>
      <text:p text:style-name="Preformatted_20_Text">108,01/24/2020,Taiwan,Taiwan,1/24/20 17:00,3.0,0.0,0.0</text:p>
      <text:p text:style-name="Preformatted_20_Text">109,01/24/2020,Ningxia,Mainland China,1/24/20 17:00,2.0,0.0,0.0</text:p>
      <text:p text:style-name="Preformatted_20_Text">110,01/24/2020,Hong Kong,Hong Kong,1/24/20 17:00,2.0,0.0,0.0</text:p>
      <text:p text:style-name="Preformatted_20_Text">111,01/24/2020,Macau,Macau,1/24/20 17:00,2.0,0.0,0.0</text:p>
      <text:p text:style-name="Preformatted_20_Text">112,01/24/2020,Hebei,Mainland China,1/24/20 17:00,2.0,1.0,0.0</text:p>
      <text:p text:style-name="Preformatted_20_Text">113,01/24/2020,Gansu,Mainland China,1/24/20 17:00,2.0,0.0,0.0</text:p>
      <text:p text:style-name="Preformatted_20_Text">114,01/24/2020,Xinjiang,Mainland China,1/24/20 17:00,2.0,0.0,0.0</text:p>
      <text:p text:style-name="Preformatted_20_Text">115,01/24/2020,Shanxi,Mainland China,1/24/20 17:00,1.0,0.0,0.0</text:p>
      <text:p text:style-name="Preformatted_20_Text">116,01/24/2020,Inner Mongolia,Mainland China,1/24/20 17:00,1.0,0.0,0.0</text:p>
      <text:p text:style-name="Preformatted_20_Text">117,01/24/2020,Qinghai,Mainland China,1/24/20 17:00,0.0,0.0,0.0</text:p>
      <text:p text:style-name="Preformatted_20_Text">118,01/24/2020,Washington,US,1/24/20 17:00,1.0,0.0,0.0</text:p>
      <text:p text:style-name="Preformatted_20_Text">119,01/24/2020,Chicago,US,1/24/20 17:00,1.0,0.0,0.0</text:p>
      <text:p text:style-name="Preformatted_20_Text">120,01/24/2020,,Japan,1/24/20 17:00,2.0,0.0,0.0</text:p>
      <text:p text:style-name="Preformatted_20_Text">121,01/24/2020,,Thailand,1/24/20 17:00,5.0,0.0,0.0</text:p>
      <text:p text:style-name="Preformatted_20_Text">122,01/24/2020,,South Korea,1/24/20 17:00,2.0,0.0,0.0</text:p>
      <text:p text:style-name="Preformatted_20_Text">123,01/24/2020,,Singapore,1/24/20 17:00,3.0,0.0,0.0</text:p>
      <text:p text:style-name="Preformatted_20_Text">124,01/24/2020,,Vietnam,1/24/20 17:00,2.0,0.0,0.0</text:p>
      <text:p text:style-name="Preformatted_20_Text">125,01/24/2020,,France,1/24/20 17:00,2.0,0.0,0.0</text:p>
      <text:p text:style-name="Preformatted_20_Text">126,01/25/2020,Hubei,Mainland China,1/25/20 17:00,761.0,40.0,32.0</text:p>
      <text:p text:style-name="Preformatted_20_Text"><text:soft-page-break/>127,01/25/2020,Guangdong,Mainland China,1/25/20 17:00,78.0,0.0,2.0</text:p>
      <text:p text:style-name="Preformatted_20_Text">128,01/25/2020,Zhejiang,Mainland China,1/25/20 17:00,62.0,0.0,1.0</text:p>
      <text:p text:style-name="Preformatted_20_Text">129,01/25/2020,Chongqing,Mainland China,1/25/20 17:00,57.0,0.0,0.0</text:p>
      <text:p text:style-name="Preformatted_20_Text">130,01/25/2020,Hunan,Mainland China,1/25/20 17:00,43.0,0.0,0.0</text:p>
      <text:p text:style-name="Preformatted_20_Text">131,01/25/2020,Beijing,Mainland China,1/25/20 17:00,41.0,0.0,2.0</text:p>
      <text:p text:style-name="Preformatted_20_Text">132,01/25/2020,Anhui,Mainland China,1/25/20 17:00,39.0,0.0,0.0</text:p>
      <text:p text:style-name="Preformatted_20_Text">133,01/25/2020,Shanghai,Mainland China,1/25/20 17:00,33.0,0.0,1.0</text:p>
      <text:p text:style-name="Preformatted_20_Text">134,01/25/2020,Henan,Mainland China,1/25/20 17:00,32.0,0.0,0.0</text:p>
      <text:p text:style-name="Preformatted_20_Text">135,01/25/2020,Sichuan,Mainland China,1/25/20 17:00,28.0,0.0,0.0</text:p>
      <text:p text:style-name="Preformatted_20_Text">136,01/25/2020,Shandong,Mainland China,1/25/20 17:00,27.0,0.0,0.0</text:p>
      <text:p text:style-name="Preformatted_20_Text">137,01/25/2020,Guangxi,Mainland China,1/25/20 17:00,23.0,0.0,0.0</text:p>
      <text:p text:style-name="Preformatted_20_Text">138,01/25/2020,Hainan,Mainland China,1/25/20 17:00,19.0,0.0,0.0</text:p>
      <text:p text:style-name="Preformatted_20_Text">139,01/25/2020,Jiangxi,Mainland China,1/25/20 17:00,18.0,0.0,0.0</text:p>
      <text:p text:style-name="Preformatted_20_Text">140,01/25/2020,Fujian,Mainland China,1/25/20 17:00,18.0,0.0,0.0</text:p>
      <text:p text:style-name="Preformatted_20_Text">141,01/25/2020,Jiangsu,Mainland China,1/25/20 17:00,18.0,0.0,1.0</text:p>
      <text:p text:style-name="Preformatted_20_Text">142,01/25/2020,Liaoning,Mainland China,1/25/20 17:00,17.0,0.0,0.0</text:p>
      <text:p text:style-name="Preformatted_20_Text">143,01/25/2020,Shaanxi,Mainland China,1/25/20 17:00,15.0,0.0,0.0</text:p>
      <text:p text:style-name="Preformatted_20_Text">144,01/25/2020,Yunnan,Mainland China,1/25/20 17:00,11.0,0.0,0.0</text:p>
      <text:p text:style-name="Preformatted_20_Text">145,01/25/2020,Tianjin,Mainland China,1/25/20 17:00,10.0,0.0,0.0</text:p>
      <text:p text:style-name="Preformatted_20_Text">146,01/25/2020,Heilongjiang,Mainland China,1/25/20 17:00,9.0,1.0,0.0</text:p>
      <text:p text:style-name="Preformatted_20_Text">147,01/25/2020,Hebei,Mainland China,1/25/20 17:00,8.0,1.0,0.0</text:p>
      <text:p text:style-name="Preformatted_20_Text">148,01/25/2020,Inner Mongolia,Mainland China,1/25/20 17:00,7.0,0.0,0.0</text:p>
      <text:p text:style-name="Preformatted_20_Text">149,01/25/2020,Shanxi,Mainland China,1/25/20 17:00,6.0,0.0,0.0</text:p>
      <text:p text:style-name="Preformatted_20_Text">150,01/25/2020,Hong Kong,Hong Kong,1/25/20 17:00,5.0,0.0,0.0</text:p>
      <text:p text:style-name="Preformatted_20_Text">151,01/25/2020,Guizhou,Mainland China,1/25/20 17:00,4.0,0.0,0.0</text:p>
      <text:p text:style-name="Preformatted_20_Text">152,01/25/2020,Jilin,Mainland China,1/25/20 17:00,4.0,0.0,0.0</text:p>
      <text:p text:style-name="Preformatted_20_Text">153,01/25/2020,Gansu,Mainland China,1/25/20 17:00,4.0,0.0,0.0</text:p>
      <text:p text:style-name="Preformatted_20_Text">154,01/25/2020,Ningxia,Mainland China,1/25/20 17:00,3.0,0.0,0.0</text:p>
      <text:p text:style-name="Preformatted_20_Text">155,01/25/2020,Taiwan,Taiwan,1/25/20 17:00,3.0,0.0,0.0</text:p>
      <text:p text:style-name="Preformatted_20_Text">156,01/25/2020,Xinjiang,Mainland China,1/25/20 17:00,3.0,0.0,0.0</text:p>
      <text:p text:style-name="Preformatted_20_Text">157,01/25/2020,Macau,Macau,1/25/20 17:00,2.0,0.0,0.0</text:p>
      <text:p text:style-name="Preformatted_20_Text">158,01/25/2020,Qinghai,Mainland China,1/25/20 17:00,1.0,0.0,0.0</text:p>
      <text:p text:style-name="Preformatted_20_Text">159,01/25/2020,Washington,US,1/25/20 17:00,1.0,0.0,0.0</text:p>
      <text:p text:style-name="Preformatted_20_Text">160,01/25/2020,Illinois,US,1/25/20 17:00,1.0,0.0,0.0</text:p>
      <text:p text:style-name="Preformatted_20_Text">161,01/25/2020,,Japan,1/25/20 17:00,2.0,0.0,0.0</text:p>
      <text:p text:style-name="Preformatted_20_Text">162,01/25/2020,,Thailand,1/25/20 17:00,7.0,0.0,0.0</text:p>
      <text:p text:style-name="Preformatted_20_Text">163,01/25/2020,,South Korea,1/25/20 17:00,2.0,0.0,0.0</text:p>
      <text:p text:style-name="Preformatted_20_Text">164,01/25/2020,,Singapore,1/25/20 17:00,3.0,0.0,0.0</text:p>
      <text:p text:style-name="Preformatted_20_Text">165,01/25/2020,,Vietnam,1/25/20 17:00,2.0,0.0,0.0</text:p>
      <text:p text:style-name="Preformatted_20_Text">166,01/25/2020,,France,1/25/20 17:00,3.0,0.0,0.0</text:p>
      <text:p text:style-name="Preformatted_20_Text">167,01/25/2020,,Australia,1/25/20 17:00,4.0,0.0,0.0</text:p>
      <text:p text:style-name="Preformatted_20_Text">168,01/25/2020,,Nepal,1/25/20 17:00,1.0,0.0,0.0</text:p>
      <text:p text:style-name="Preformatted_20_Text">169,01/25/2020,,Malaysia,1/25/20 17:00,3.0,0.0,0.0</text:p>
      <text:p text:style-name="Preformatted_20_Text">170,01/26/2020,Hubei,Mainland China,1/26/20 16:00,1058.0,52.0,42.0</text:p>
      <text:p text:style-name="Preformatted_20_Text">171,01/26/2020,Guangdong,Mainland China,1/26/20 16:00,111.0,0.0,2.0</text:p>
      <text:p text:style-name="Preformatted_20_Text">172,01/26/2020,Zhejiang,Mainland China,1/26/20 16:00,104.0,0.0,1.0</text:p>
      <text:p text:style-name="Preformatted_20_Text">173,01/26/2020,Henan,Mainland China,1/26/20 16:00,83.0,1.0,0.0</text:p>
      <text:p text:style-name="Preformatted_20_Text">174,01/26/2020,Chongqing,Mainland China,1/26/20 16:00,75.0,0.0,0.0</text:p>
      <text:p text:style-name="Preformatted_20_Text">175,01/26/2020,Hunan,Mainland China,1/26/20 16:00,69.0,0.0,0.0</text:p>
      <text:p text:style-name="Preformatted_20_Text">176,01/26/2020,Beijing,Mainland China,1/26/20 16:00,68.0,0.0,2.0</text:p>
      <text:p text:style-name="Preformatted_20_Text">177,01/26/2020,Anhui,Mainland China,1/26/20 16:00,60.0,0.0,0.0</text:p>
      <text:p text:style-name="Preformatted_20_Text">178,01/26/2020,Shandong,Mainland China,1/26/20 16:00,46.0,0.0,0.0</text:p>
      <text:p text:style-name="Preformatted_20_Text">179,01/26/2020,Sichuan,Mainland China,1/26/20 16:00,44.0,0.0,0.0</text:p>
      <text:p text:style-name="Preformatted_20_Text">180,01/26/2020,Shanghai,Mainland China,1/26/20 16:00,40.0,1.0,1.0</text:p>
      <text:p text:style-name="Preformatted_20_Text">181,01/26/2020,Guangxi,Mainland China,1/26/20 16:00,36.0,0.0,0.0</text:p>
      <text:p text:style-name="Preformatted_20_Text">182,01/26/2020,Jiangxi,Mainland China,1/26/20 16:00,36.0,0.0,0.0</text:p>
      <text:p text:style-name="Preformatted_20_Text">183,01/26/2020,Fujian,Mainland China,1/26/20 16:00,35.0,0.0,0.0</text:p>
      <text:p text:style-name="Preformatted_20_Text">184,01/26/2020,Jiangsu,Mainland China,1/26/20 16:00,33.0,0.0,1.0</text:p>
      <text:p text:style-name="Preformatted_20_Text">185,01/26/2020,Hainan,Mainland China,1/26/20 16:00,22.0,0.0,0.0</text:p>
      <text:p text:style-name="Preformatted_20_Text">186,01/26/2020,Shaanxi,Mainland China,1/26/20 16:00,22.0,0.0,0.0</text:p>
      <text:p text:style-name="Preformatted_20_Text">187,01/26/2020,Liaoning,Mainland China,1/26/20 16:00,21.0,0.0,0.0</text:p>
      <text:p text:style-name="Preformatted_20_Text">188,01/26/2020,Yunnan,Mainland China,1/26/20 16:00,16.0,0.0,0.0</text:p>
      <text:p text:style-name="Preformatted_20_Text">189,01/26/2020,Heilongjiang,Mainland China,1/26/20 16:00,15.0,1.0,0.0</text:p>
      <text:p text:style-name="Preformatted_20_Text">190,01/26/2020,Tianjin,Mainland China,1/26/20 16:00,14.0,0.0,0.0</text:p>
      <text:p text:style-name="Preformatted_20_Text"><text:soft-page-break/>191,01/26/2020,Hebei,Mainland China,1/26/20 16:00,13.0,1.0,0.0</text:p>
      <text:p text:style-name="Preformatted_20_Text">192,01/26/2020,Shanxi,Mainland China,1/26/20 16:00,9.0,0.0,0.0</text:p>
      <text:p text:style-name="Preformatted_20_Text">193,01/26/2020,Hong Kong,Hong Kong,1/26/20 16:00,8.0,0.0,0.0</text:p>
      <text:p text:style-name="Preformatted_20_Text">194,01/26/2020,Inner Mongolia,Mainland China,1/26/20 16:00,7.0,0.0,0.0</text:p>
      <text:p text:style-name="Preformatted_20_Text">195,01/26/2020,Gansu,Mainland China,1/26/20 16:00,7.0,0.0,0.0</text:p>
      <text:p text:style-name="Preformatted_20_Text">196,01/26/2020,Guizhou,Mainland China,1/26/20 16:00,5.0,0.0,0.0</text:p>
      <text:p text:style-name="Preformatted_20_Text">197,01/26/2020,Macau,Macau,1/26/20 16:00,5.0,0.0,0.0</text:p>
      <text:p text:style-name="Preformatted_20_Text">198,01/26/2020,Ningxia,Mainland China,1/26/20 16:00,4.0,0.0,0.0</text:p>
      <text:p text:style-name="Preformatted_20_Text">199,01/26/2020,Jilin,Mainland China,1/26/20 16:00,4.0,0.0,0.0</text:p>
      <text:p text:style-name="Preformatted_20_Text">200,01/26/2020,Taiwan,Taiwan,1/26/20 16:00,4.0,0.0,0.0</text:p>
      <text:p text:style-name="Preformatted_20_Text">201,01/26/2020,Xinjiang,Mainland China,1/26/20 16:00,4.0,0.0,0.0</text:p>
      <text:p text:style-name="Preformatted_20_Text">202,01/26/2020,Qinghai,Mainland China,1/26/20 16:00,1.0,0.0,0.0</text:p>
      <text:p text:style-name="Preformatted_20_Text">203,01/26/2020,Washington,US,1/26/20 16:00,1.0,0.0,0.0</text:p>
      <text:p text:style-name="Preformatted_20_Text">204,01/26/2020,Illinois,US,1/26/20 16:00,1.0,0.0,0.0</text:p>
      <text:p text:style-name="Preformatted_20_Text">205,01/26/2020,California,US,1/26/20 16:00,2.0,0.0,0.0</text:p>
      <text:p text:style-name="Preformatted_20_Text">206,01/26/2020,Arizona,US,1/26/20 16:00,1.0,0.0,0.0</text:p>
      <text:p text:style-name="Preformatted_20_Text">207,01/26/2020,,Japan,1/26/20 16:00,4.0,0.0,1.0</text:p>
      <text:p text:style-name="Preformatted_20_Text">208,01/26/2020,,Thailand,1/26/20 16:00,8.0,0.0,2.0</text:p>
      <text:p text:style-name="Preformatted_20_Text">209,01/26/2020,,South Korea,1/26/20 16:00,3.0,0.0,0.0</text:p>
      <text:p text:style-name="Preformatted_20_Text">210,01/26/2020,,Singapore,1/26/20 16:00,4.0,0.0,0.0</text:p>
      <text:p text:style-name="Preformatted_20_Text">211,01/26/2020,,Vietnam,1/26/20 16:00,2.0,0.0,0.0</text:p>
      <text:p text:style-name="Preformatted_20_Text">212,01/26/2020,,France,1/26/20 16:00,3.0,0.0,0.0</text:p>
      <text:p text:style-name="Preformatted_20_Text">213,01/26/2020,,Australia,1/26/20 16:00,4.0,0.0,0.0</text:p>
      <text:p text:style-name="Preformatted_20_Text">214,01/26/2020,,Nepal,1/26/20 16:00,1.0,0.0,0.0</text:p>
      <text:p text:style-name="Preformatted_20_Text">215,01/26/2020,,Malaysia,1/26/20 16:00,4.0,0.0,0.0</text:p>
      <text:p text:style-name="Preformatted_20_Text">216,01/26/2020,Ontario,Canada,1/26/20 16:00,1.0,0.0,0.0</text:p>
      <text:p text:style-name="Preformatted_20_Text">217,01/27/2020,Hubei,Mainland China,1/27/20 23:59,1423.0,76.0,45.0</text:p>
      <text:p text:style-name="Preformatted_20_Text">218,01/27/2020,Guangdong,Mainland China,1/27/20 23:59,151.0,0.0,4.0</text:p>
      <text:p text:style-name="Preformatted_20_Text">219,01/27/2020,Zhejiang,Mainland China,1/27/20 23:59,128.0,0.0,1.0</text:p>
      <text:p text:style-name="Preformatted_20_Text">220,01/27/2020,Henan,Mainland China,1/27/20 23:59,128.0,1.0,0.0</text:p>
      <text:p text:style-name="Preformatted_20_Text">221,01/27/2020,Chongqing,Mainland China,1/27/20 23:59,110.0,0.0,0.0</text:p>
      <text:p text:style-name="Preformatted_20_Text">222,01/27/2020,Hunan,Mainland China,1/27/20 23:59,100.0,0.0,0.0</text:p>
      <text:p text:style-name="Preformatted_20_Text">223,01/27/2020,Beijing,Mainland China,1/27/20 23:59,80.0,1.0,2.0</text:p>
      <text:p text:style-name="Preformatted_20_Text">224,01/27/2020,Shandong,Mainland China,1/27/20 23:59,75.0,0.0,0.0</text:p>
      <text:p text:style-name="Preformatted_20_Text">225,01/27/2020,Jiangxi,Mainland China,1/27/20 23:59,72.0,0.0,2.0</text:p>
      <text:p text:style-name="Preformatted_20_Text">226,01/27/2020,Anhui,Mainland China,1/27/20 23:59,70.0,0.0,0.0</text:p>
      <text:p text:style-name="Preformatted_20_Text">227,01/27/2020,Sichuan,Mainland China,1/27/20 23:59,69.0,0.0,0.0</text:p>
      <text:p text:style-name="Preformatted_20_Text">228,01/27/2020,Fujian,Mainland China,1/27/20 23:59,59.0,0.0,0.0</text:p>
      <text:p text:style-name="Preformatted_20_Text">229,01/27/2020,Shanghai,Mainland China,1/27/20 23:59,53.0,1.0,3.0</text:p>
      <text:p text:style-name="Preformatted_20_Text">230,01/27/2020,Jiangsu,Mainland China,1/27/20 23:59,47.0,0.0,1.0</text:p>
      <text:p text:style-name="Preformatted_20_Text">231,01/27/2020,Guangxi,Mainland China,1/27/20 23:59,46.0,0.0,0.0</text:p>
      <text:p text:style-name="Preformatted_20_Text">232,01/27/2020,Shaanxi,Mainland China,1/27/20 23:59,35.0,0.0,0.0</text:p>
      <text:p text:style-name="Preformatted_20_Text">233,01/27/2020,Hainan,Mainland China,1/27/20 23:59,33.0,1.0,0.0</text:p>
      <text:p text:style-name="Preformatted_20_Text">234,01/27/2020,Liaoning,Mainland China,1/27/20 23:59,27.0,0.0,0.0</text:p>
      <text:p text:style-name="Preformatted_20_Text">235,01/27/2020,Yunnan,Mainland China,1/27/20 23:59,26.0,0.0,0.0</text:p>
      <text:p text:style-name="Preformatted_20_Text">236,01/27/2020,Tianjin,Mainland China,1/27/20 23:59,23.0,0.0,0.0</text:p>
      <text:p text:style-name="Preformatted_20_Text">237,01/27/2020,Heilongjiang,Mainland China,1/27/20 23:59,21.0,1.0,0.0</text:p>
      <text:p text:style-name="Preformatted_20_Text">238,01/27/2020,Hebei,Mainland China,1/27/20 23:59,18.0,1.0,0.0</text:p>
      <text:p text:style-name="Preformatted_20_Text">239,01/27/2020,Gansu,Mainland China,1/27/20 23:59,14.0,0.0,0.0</text:p>
      <text:p text:style-name="Preformatted_20_Text">240,01/27/2020,Shanxi,Mainland China,1/27/20 23:59,13.0,0.0,0.0</text:p>
      <text:p text:style-name="Preformatted_20_Text">241,01/27/2020,Inner Mongolia,Mainland China,1/27/20 23:59,11.0,0.0,0.0</text:p>
      <text:p text:style-name="Preformatted_20_Text">242,01/27/2020,Hong Kong,Hong Kong,1/27/20 23:59,8.0,0.0,0.0</text:p>
      <text:p text:style-name="Preformatted_20_Text">243,01/27/2020,Guizhou,Mainland China,1/27/20 23:59,7.0,0.0,0.0</text:p>
      <text:p text:style-name="Preformatted_20_Text">244,01/27/2020,Ningxia,Mainland China,1/27/20 23:59,7.0,0.0,0.0</text:p>
      <text:p text:style-name="Preformatted_20_Text">245,01/27/2020,Jilin,Mainland China,1/27/20 23:59,6.0,0.0,0.0</text:p>
      <text:p text:style-name="Preformatted_20_Text">246,01/27/2020,Macau,Macau,1/27/20 23:59,6.0,0.0,0.0</text:p>
      <text:p text:style-name="Preformatted_20_Text">247,01/27/2020,Qinghai,Mainland China,1/27/20 23:59,6.0,0.0,0.0</text:p>
      <text:p text:style-name="Preformatted_20_Text">248,01/27/2020,Taiwan,Taiwan,1/27/20 23:59,5.0,0.0,0.0</text:p>
      <text:p text:style-name="Preformatted_20_Text">249,01/27/2020,Xinjiang,Mainland China,1/27/20 23:59,5.0,0.0,0.0</text:p>
      <text:p text:style-name="Preformatted_20_Text">250,01/27/2020,Washington,US,1/27/20 23:59,1.0,0.0,0.0</text:p>
      <text:p text:style-name="Preformatted_20_Text">251,01/27/2020,Illinois,US,1/27/20 23:59,1.0,0.0,0.0</text:p>
      <text:p text:style-name="Preformatted_20_Text">252,01/27/2020,California,US,1/27/20 23:59,2.0,0.0,0.0</text:p>
      <text:p text:style-name="Preformatted_20_Text">253,01/27/2020,Arizona,US,1/27/20 23:59,1.0,0.0,0.0</text:p>
      <text:p text:style-name="Preformatted_20_Text">254,01/27/2020,,Japan,1/27/20 23:59,4.0,0.0,1.0</text:p>
      <text:p text:style-name="Preformatted_20_Text"><text:soft-page-break/>255,01/27/2020,,Thailand,1/27/20 23:59,8.0,0.0,2.0</text:p>
      <text:p text:style-name="Preformatted_20_Text">256,01/27/2020,,South Korea,1/27/20 23:59,4.0,0.0,0.0</text:p>
      <text:p text:style-name="Preformatted_20_Text">257,01/27/2020,,Singapore,1/27/20 23:59,5.0,0.0,0.0</text:p>
      <text:p text:style-name="Preformatted_20_Text">258,01/27/2020,,Vietnam,1/27/20 23:59,2.0,0.0,0.0</text:p>
      <text:p text:style-name="Preformatted_20_Text">259,01/27/2020,,France,1/27/20 23:59,3.0,0.0,0.0</text:p>
      <text:p text:style-name="Preformatted_20_Text">260,01/27/2020,,Nepal,1/27/20 23:59,1.0,0.0,0.0</text:p>
      <text:p text:style-name="Preformatted_20_Text">261,01/27/2020,,Malaysia,1/27/20 23:59,4.0,0.0,0.0</text:p>
      <text:p text:style-name="Preformatted_20_Text">262,01/27/2020,Ontario,Canada,1/27/20 23:59,1.0,0.0,0.0</text:p>
      <text:p text:style-name="Preformatted_20_Text">263,01/27/2020,,Cambodia,1/27/20 23:59,1.0,0.0,0.0</text:p>
      <text:p text:style-name="Preformatted_20_Text">264,01/27/2020,,Sri Lanka,1/27/20 23:59,1.0,0.0,0.0</text:p>
      <text:p text:style-name="Preformatted_20_Text">265,01/27/2020,,Ivory Coast,1/27/20 23:59,1.0,0.0,0.0</text:p>
      <text:p text:style-name="Preformatted_20_Text">266,01/27/2020,New South Wales,Australia,1/27/20 23:59,4.0,0.0,0.0</text:p>
      <text:p text:style-name="Preformatted_20_Text">267,01/27/2020,Victoria,Australia,1/27/20 23:59,1.0,0.0,0.0</text:p>
      <text:p text:style-name="Preformatted_20_Text">268,01/28/2020,Hubei,Mainland China,1/28/20 23:00,3554.0,125.0,80.0</text:p>
      <text:p text:style-name="Preformatted_20_Text">269,01/28/2020,Guangdong,Mainland China,1/28/20 23:00,207.0,0.0,4.0</text:p>
      <text:p text:style-name="Preformatted_20_Text">270,01/28/2020,Zhejiang,Mainland China,1/28/20 23:00,173.0,0.0,3.0</text:p>
      <text:p text:style-name="Preformatted_20_Text">271,01/28/2020,Henan,Mainland China,1/28/20 23:00,168.0,1.0,0.0</text:p>
      <text:p text:style-name="Preformatted_20_Text">272,01/28/2020,Hunan,Mainland China,1/28/20 23:00,143.0,0.0,0.0</text:p>
      <text:p text:style-name="Preformatted_20_Text">273,01/28/2020,Chongqing,Mainland China,1/28/20 23:00,132.0,0.0,0.0</text:p>
      <text:p text:style-name="Preformatted_20_Text">274,01/28/2020,Jiangxi,Mainland China,1/28/20 23:00,109.0,0.0,3.0</text:p>
      <text:p text:style-name="Preformatted_20_Text">275,01/28/2020,Anhui,Mainland China,1/28/20 23:00,106.0,0.0,0.0</text:p>
      <text:p text:style-name="Preformatted_20_Text">276,01/28/2020,Shandong,Mainland China,1/28/20 23:00,95.0,0.0,0.0</text:p>
      <text:p text:style-name="Preformatted_20_Text">277,01/28/2020,Beijing,Mainland China,1/28/20 23:00,91.0,1.0,4.0</text:p>
      <text:p text:style-name="Preformatted_20_Text">278,01/28/2020,Sichuan,Mainland China,1/28/20 23:00,90.0,0.0,0.0</text:p>
      <text:p text:style-name="Preformatted_20_Text">279,01/28/2020,Fujian,Mainland China,1/28/20 23:00,80.0,0.0,0.0</text:p>
      <text:p text:style-name="Preformatted_20_Text">280,01/28/2020,Jiangsu,Mainland China,1/28/20 23:00,70.0,0.0,1.0</text:p>
      <text:p text:style-name="Preformatted_20_Text">281,01/28/2020,Shanghai,Mainland China,1/28/20 23:00,66.0,1.0,4.0</text:p>
      <text:p text:style-name="Preformatted_20_Text">282,01/28/2020,Guangxi,Mainland China,1/28/20 23:00,51.0,0.0,2.0</text:p>
      <text:p text:style-name="Preformatted_20_Text">283,01/28/2020,Shaanxi,Mainland China,1/28/20 23:00,46.0,0.0,0.0</text:p>
      <text:p text:style-name="Preformatted_20_Text">284,01/28/2020,Yunnan,Mainland China,1/28/20 23:00,44.0,0.0,0.0</text:p>
      <text:p text:style-name="Preformatted_20_Text">285,01/28/2020,Hainan,Mainland China,1/28/20 23:00,40.0,1.0,0.0</text:p>
      <text:p text:style-name="Preformatted_20_Text">286,01/28/2020,Liaoning,Mainland China,1/28/20 23:00,34.0,0.0,0.0</text:p>
      <text:p text:style-name="Preformatted_20_Text">287,01/28/2020,Hebei,Mainland China,1/28/20 23:00,33.0,1.0,0.0</text:p>
      <text:p text:style-name="Preformatted_20_Text">288,01/28/2020,Heilongjiang,Mainland China,1/28/20 23:00,33.0,1.0,0.0</text:p>
      <text:p text:style-name="Preformatted_20_Text">289,01/28/2020,Shanxi,Mainland China,1/28/20 23:00,27.0,0.0,0.0</text:p>
      <text:p text:style-name="Preformatted_20_Text">290,01/28/2020,Tianjin,Mainland China,1/28/20 23:00,24.0,0.0,0.0</text:p>
      <text:p text:style-name="Preformatted_20_Text">291,01/28/2020,Gansu,Mainland China,1/28/20 23:00,19.0,0.0,0.0</text:p>
      <text:p text:style-name="Preformatted_20_Text">292,01/28/2020,Inner Mongolia,Mainland China,1/28/20 23:00,15.0,0.0,0.0</text:p>
      <text:p text:style-name="Preformatted_20_Text">293,01/28/2020,Ningxia,Mainland China,1/28/20 23:00,11.0,0.0,0.0</text:p>
      <text:p text:style-name="Preformatted_20_Text">294,01/28/2020,Xinjiang,Mainland China,1/28/20 23:00,10.0,0.0,0.0</text:p>
      <text:p text:style-name="Preformatted_20_Text">295,01/28/2020,Guizhou,Mainland China,1/28/20 23:00,9.0,0.0,0.0</text:p>
      <text:p text:style-name="Preformatted_20_Text">296,01/28/2020,Jilin,Mainland China,1/28/20 23:00,8.0,0.0,0.0</text:p>
      <text:p text:style-name="Preformatted_20_Text">297,01/28/2020,Taiwan,Taiwan,1/28/20 23:00,8.0,0.0,0.0</text:p>
      <text:p text:style-name="Preformatted_20_Text">298,01/28/2020,Hong Kong,Hong Kong,1/28/20 23:00,8.0,0.0,0.0</text:p>
      <text:p text:style-name="Preformatted_20_Text">299,01/28/2020,Macau,Macau,1/28/20 23:00,7.0,0.0,0.0</text:p>
      <text:p text:style-name="Preformatted_20_Text">300,01/28/2020,Qinghai,Mainland China,1/28/20 23:00,6.0,0.0,0.0</text:p>
      <text:p text:style-name="Preformatted_20_Text">301,01/28/2020,Washington,US,1/28/20 23:00,1.0,0.0,0.0</text:p>
      <text:p text:style-name="Preformatted_20_Text">302,01/28/2020,Illinois,US,1/28/20 23:00,1.0,0.0,0.0</text:p>
      <text:p text:style-name="Preformatted_20_Text">303,01/28/2020,California,US,1/28/20 23:00,2.0,0.0,0.0</text:p>
      <text:p text:style-name="Preformatted_20_Text">304,01/28/2020,Arizona,US,1/28/20 23:00,1.0,0.0,0.0</text:p>
      <text:p text:style-name="Preformatted_20_Text">305,01/28/2020,,Japan,1/28/20 23:00,7.0,0.0,1.0</text:p>
      <text:p text:style-name="Preformatted_20_Text">306,01/28/2020,,Thailand,1/28/20 23:00,14.0,0.0,5.0</text:p>
      <text:p text:style-name="Preformatted_20_Text">307,01/28/2020,,South Korea,1/28/20 23:00,4.0,0.0,0.0</text:p>
      <text:p text:style-name="Preformatted_20_Text">308,01/28/2020,,Singapore,1/28/20 23:00,7.0,0.0,0.0</text:p>
      <text:p text:style-name="Preformatted_20_Text">309,01/28/2020,,Vietnam,1/28/20 23:00,2.0,0.0,0.0</text:p>
      <text:p text:style-name="Preformatted_20_Text">310,01/28/2020,,France,1/28/20 23:00,4.0,0.0,0.0</text:p>
      <text:p text:style-name="Preformatted_20_Text">311,01/28/2020,,Nepal,1/28/20 23:00,1.0,0.0,0.0</text:p>
      <text:p text:style-name="Preformatted_20_Text">312,01/28/2020,,Malaysia,1/28/20 23:00,4.0,0.0,0.0</text:p>
      <text:p text:style-name="Preformatted_20_Text">313,01/28/2020,Ontario,Canada,1/28/20 23:00,1.0,0.0,0.0</text:p>
      <text:p text:style-name="Preformatted_20_Text">314,01/28/2020,British Columbia,Canada,1/28/20 23:00,1.0,0.0,0.0</text:p>
      <text:p text:style-name="Preformatted_20_Text">315,01/28/2020,,Cambodia,1/28/20 23:00,1.0,0.0,0.0</text:p>
      <text:p text:style-name="Preformatted_20_Text">316,01/28/2020,,Sri Lanka,1/28/20 23:00,1.0,0.0,0.0</text:p>
      <text:p text:style-name="Preformatted_20_Text">317,01/28/2020,New South Wales,Australia,1/28/20 23:00,4.0,0.0,0.0</text:p>
      <text:p text:style-name="Preformatted_20_Text">318,01/28/2020,Victoria,Australia,1/28/20 23:00,1.0,0.0,0.0</text:p>
      <text:p text:style-name="Preformatted_20_Text"><text:soft-page-break/>319,01/28/2020,Bavaria,Germany,1/28/20 23:00,4.0,0.0,0.0</text:p>
      <text:p text:style-name="Preformatted_20_Text">320,01/29/2020,Hubei,Mainland China,1/29/20 19:30,3554.0,125.0,88.0</text:p>
      <text:p text:style-name="Preformatted_20_Text">321,01/29/2020,Zhejiang,Mainland China,1/29/20 19:30,296.0,0.0,3.0</text:p>
      <text:p text:style-name="Preformatted_20_Text">322,01/29/2020,Guangdong,Mainland China,1/29/20 19:30,277.0,0.0,5.0</text:p>
      <text:p text:style-name="Preformatted_20_Text">323,01/29/2020,Hunan,Mainland China,1/29/20 19:30,221.0,0.0,0.0</text:p>
      <text:p text:style-name="Preformatted_20_Text">324,01/29/2020,Henan,Mainland China,1/29/20 19:30,206.0,2.0,1.0</text:p>
      <text:p text:style-name="Preformatted_20_Text">325,01/29/2020,Anhui,Mainland China,1/29/20 19:30,152.0,0.0,2.0</text:p>
      <text:p text:style-name="Preformatted_20_Text">326,01/29/2020,Chongqing,Mainland China,1/29/20 19:30,147.0,0.0,1.0</text:p>
      <text:p text:style-name="Preformatted_20_Text">327,01/29/2020,Shandong,Mainland China,1/29/20 19:30,130.0,0.0,1.0</text:p>
      <text:p text:style-name="Preformatted_20_Text">328,01/29/2020,Beijing,Mainland China,1/29/20 19:30,111.0,1.0,4.0</text:p>
      <text:p text:style-name="Preformatted_20_Text">329,01/29/2020,Jiangxi,Mainland China,1/29/20 19:30,109.0,0.0,3.0</text:p>
      <text:p text:style-name="Preformatted_20_Text">330,01/29/2020,Sichuan,Mainland China,1/29/20 19:30,108.0,1.0,1.0</text:p>
      <text:p text:style-name="Preformatted_20_Text">331,01/29/2020,Jiangsu,Mainland China,1/29/20 19:30,99.0,0.0,1.0</text:p>
      <text:p text:style-name="Preformatted_20_Text">332,01/29/2020,Shanghai,Mainland China,1/29/20 19:30,96.0,1.0,5.0</text:p>
      <text:p text:style-name="Preformatted_20_Text">333,01/29/2020,Fujian,Mainland China,1/29/20 19:30,84.0,0.0,0.0</text:p>
      <text:p text:style-name="Preformatted_20_Text">334,01/29/2020,Guangxi,Mainland China,1/29/20 19:30,58.0,0.0,2.0</text:p>
      <text:p text:style-name="Preformatted_20_Text">335,01/29/2020,Shaanxi,Mainland China,1/29/20 19:30,56.0,0.0,0.0</text:p>
      <text:p text:style-name="Preformatted_20_Text">336,01/29/2020,Yunnan,Mainland China,1/29/20 19:30,55.0,0.0,0.0</text:p>
      <text:p text:style-name="Preformatted_20_Text">337,01/29/2020,Hebei,Mainland China,1/29/20 19:30,48.0,1.0,0.0</text:p>
      <text:p text:style-name="Preformatted_20_Text">338,01/29/2020,Hainan,Mainland China,1/29/20 19:30,43.0,1.0,0.0</text:p>
      <text:p text:style-name="Preformatted_20_Text">339,01/29/2020,Liaoning,Mainland China,1/29/20 19:30,39.0,0.0,1.0</text:p>
      <text:p text:style-name="Preformatted_20_Text">340,01/29/2020,Heilongjiang,Mainland China,1/29/20 19:30,38.0,1.0,0.0</text:p>
      <text:p text:style-name="Preformatted_20_Text">341,01/29/2020,Tianjin,Mainland China,1/29/20 19:30,27.0,0.0,0.0</text:p>
      <text:p text:style-name="Preformatted_20_Text">342,01/29/2020,Shanxi,Mainland China,1/29/20 19:30,27.0,0.0,1.0</text:p>
      <text:p text:style-name="Preformatted_20_Text">343,01/29/2020,Gansu,Mainland China,1/29/20 19:30,24.0,0.0,0.0</text:p>
      <text:p text:style-name="Preformatted_20_Text">344,01/29/2020,Inner Mongolia,Mainland China,1/29/20 19:30,16.0,0.0,0.0</text:p>
      <text:p text:style-name="Preformatted_20_Text">345,01/29/2020,Xinjiang,Mainland China,1/29/20 19:30,13.0,0.0,0.0</text:p>
      <text:p text:style-name="Preformatted_20_Text">346,01/29/2020,Ningxia,Mainland China,1/29/20 19:30,12.0,0.0,0.0</text:p>
      <text:p text:style-name="Preformatted_20_Text">347,01/29/2020,Hong Kong,Hong Kong,1/29/20 19:30,10.0,0.0,0.0</text:p>
      <text:p text:style-name="Preformatted_20_Text">348,01/29/2020,Guizhou,Mainland China,1/29/20 19:30,9.0,0.0,1.0</text:p>
      <text:p text:style-name="Preformatted_20_Text">349,01/29/2020,Jilin,Mainland China,1/29/20 19:30,9.0,0.0,0.0</text:p>
      <text:p text:style-name="Preformatted_20_Text">350,01/29/2020,Taiwan,Taiwan,1/29/20 19:30,8.0,0.0,0.0</text:p>
      <text:p text:style-name="Preformatted_20_Text">351,01/29/2020,Macau,Macau,1/29/20 19:30,7.0,0.0,0.0</text:p>
      <text:p text:style-name="Preformatted_20_Text">352,01/29/2020,Qinghai,Mainland China,1/29/20 19:30,6.0,0.0,0.0</text:p>
      <text:p text:style-name="Preformatted_20_Text">353,01/29/2020,Washington,US,1/29/20 19:30,1.0,0.0,0.0</text:p>
      <text:p text:style-name="Preformatted_20_Text">354,01/29/2020,Illinois,US,1/29/20 19:30,1.0,0.0,0.0</text:p>
      <text:p text:style-name="Preformatted_20_Text">355,01/29/2020,California,US,1/29/20 19:30,2.0,0.0,0.0</text:p>
      <text:p text:style-name="Preformatted_20_Text">356,01/29/2020,Arizona,US,1/29/20 19:30,1.0,0.0,0.0</text:p>
      <text:p text:style-name="Preformatted_20_Text">357,01/29/2020,,Japan,1/29/20 19:30,7.0,0.0,1.0</text:p>
      <text:p text:style-name="Preformatted_20_Text">358,01/29/2020,,Thailand,1/29/20 19:30,14.0,0.0,5.0</text:p>
      <text:p text:style-name="Preformatted_20_Text">359,01/29/2020,,South Korea,1/29/20 19:30,4.0,0.0,0.0</text:p>
      <text:p text:style-name="Preformatted_20_Text">360,01/29/2020,,Singapore,1/29/20 19:30,7.0,0.0,0.0</text:p>
      <text:p text:style-name="Preformatted_20_Text">361,01/29/2020,,Vietnam,1/29/20 19:30,2.0,0.0,0.0</text:p>
      <text:p text:style-name="Preformatted_20_Text">362,01/29/2020,,France,1/29/20 19:30,5.0,0.0,0.0</text:p>
      <text:p text:style-name="Preformatted_20_Text">363,01/29/2020,,Nepal,1/29/20 19:30,1.0,0.0,0.0</text:p>
      <text:p text:style-name="Preformatted_20_Text">364,01/29/2020,,Malaysia,1/29/20 19:30,7.0,0.0,0.0</text:p>
      <text:p text:style-name="Preformatted_20_Text">365,01/29/2020,Ontario,Canada,1/29/20 19:30,1.0,0.0,0.0</text:p>
      <text:p text:style-name="Preformatted_20_Text">366,01/29/2020,British Columbia,Canada,1/29/20 19:30,1.0,0.0,0.0</text:p>
      <text:p text:style-name="Preformatted_20_Text">367,01/29/2020,,Cambodia,1/29/20 19:30,1.0,0.0,0.0</text:p>
      <text:p text:style-name="Preformatted_20_Text">368,01/29/2020,,Sri Lanka,1/29/20 19:30,1.0,0.0,0.0</text:p>
      <text:p text:style-name="Preformatted_20_Text">369,01/29/2020,New South Wales,Australia,1/29/20 19:30,4.0,0.0,0.0</text:p>
      <text:p text:style-name="Preformatted_20_Text">370,01/29/2020,Victoria,Australia,1/29/20 19:30,1.0,0.0,0.0</text:p>
      <text:p text:style-name="Preformatted_20_Text">371,01/29/2020,Bavaria,Germany,1/29/20 19:30,4.0,0.0,0.0</text:p>
      <text:p text:style-name="Preformatted_20_Text">372,01/29/2020,,Finland,1/29/20 19:30,1.0,0.0,0.0</text:p>
      <text:p text:style-name="Preformatted_20_Text">373,01/29/2020,,United Arab Emirates,1/29/20 19:30,4.0,0.0,0.0</text:p>
      <text:p text:style-name="Preformatted_20_Text">374,01/30/2020,Hubei,Mainland China,1/30/20 16:00,4903.0,162.0,90.0</text:p>
      <text:p text:style-name="Preformatted_20_Text">375,01/30/2020,Zhejiang,Mainland China,1/30/20 16:00,428.0,0.0,4.0</text:p>
      <text:p text:style-name="Preformatted_20_Text">376,01/30/2020,Guangdong,Mainland China,1/30/20 16:00,354.0,0.0,10.0</text:p>
      <text:p text:style-name="Preformatted_20_Text">377,01/30/2020,Henan,Mainland China,1/30/20 16:00,278.0,2.0,2.0</text:p>
      <text:p text:style-name="Preformatted_20_Text">378,01/30/2020,Hunan,Mainland China,1/30/20 16:00,277.0,0.0,2.0</text:p>
      <text:p text:style-name="Preformatted_20_Text">379,01/30/2020,Anhui,Mainland China,1/30/20 16:00,200.0,0.0,2.0</text:p>
      <text:p text:style-name="Preformatted_20_Text">380,01/30/2020,Chongqing,Mainland China,1/30/20 16:00,182.0,0.0,1.0</text:p>
      <text:p text:style-name="Preformatted_20_Text">381,01/30/2020,Jiangxi,Mainland China,1/30/20 16:00,162.0,0.0,5.0</text:p>
      <text:p text:style-name="Preformatted_20_Text">382,01/30/2020,Shandong,Mainland China,1/30/20 16:00,158.0,0.0,1.0</text:p>
      <text:p text:style-name="Preformatted_20_Text"><text:soft-page-break/>383,01/30/2020,Sichuan,Mainland China,1/30/20 16:00,142.0,1.0,1.0</text:p>
      <text:p text:style-name="Preformatted_20_Text">384,01/30/2020,Jiangsu,Mainland China,1/30/20 16:00,129.0,0.0,1.0</text:p>
      <text:p text:style-name="Preformatted_20_Text">385,01/30/2020,Beijing,Mainland China,1/30/20 16:00,114.0,1.0,4.0</text:p>
      <text:p text:style-name="Preformatted_20_Text">386,01/30/2020,Shanghai,Mainland China,1/30/20 16:00,112.0,1.0,5.0</text:p>
      <text:p text:style-name="Preformatted_20_Text">387,01/30/2020,Fujian,Mainland China,1/30/20 16:00,101.0,0.0,0.0</text:p>
      <text:p text:style-name="Preformatted_20_Text">388,01/30/2020,Guangxi,Mainland China,1/30/20 16:00,78.0,0.0,2.0</text:p>
      <text:p text:style-name="Preformatted_20_Text">389,01/30/2020,Yunnan,Mainland China,1/30/20 16:00,70.0,0.0,0.0</text:p>
      <text:p text:style-name="Preformatted_20_Text">390,01/30/2020,Hebei,Mainland China,1/30/20 16:00,65.0,1.0,0.0</text:p>
      <text:p text:style-name="Preformatted_20_Text">391,01/30/2020,Shaanxi,Mainland China,1/30/20 16:00,63.0,0.0,0.0</text:p>
      <text:p text:style-name="Preformatted_20_Text">392,01/30/2020,Hainan,Mainland China,1/30/20 16:00,46.0,1.0,1.0</text:p>
      <text:p text:style-name="Preformatted_20_Text">393,01/30/2020,Heilongjiang,Mainland China,1/30/20 16:00,44.0,2.0,0.0</text:p>
      <text:p text:style-name="Preformatted_20_Text">394,01/30/2020,Liaoning,Mainland China,1/30/20 16:00,41.0,0.0,1.0</text:p>
      <text:p text:style-name="Preformatted_20_Text">395,01/30/2020,Shanxi,Mainland China,1/30/20 16:00,35.0,0.0,1.0</text:p>
      <text:p text:style-name="Preformatted_20_Text">396,01/30/2020,Tianjin,Mainland China,1/30/20 16:00,31.0,0.0,0.0</text:p>
      <text:p text:style-name="Preformatted_20_Text">397,01/30/2020,Gansu,Mainland China,1/30/20 16:00,26.0,0.0,0.0</text:p>
      <text:p text:style-name="Preformatted_20_Text">398,01/30/2020,Inner Mongolia,Mainland China,1/30/20 16:00,19.0,0.0,0.0</text:p>
      <text:p text:style-name="Preformatted_20_Text">399,01/30/2020,Ningxia,Mainland China,1/30/20 16:00,17.0,0.0,0.0</text:p>
      <text:p text:style-name="Preformatted_20_Text">400,01/30/2020,Jilin,Mainland China,1/30/20 16:00,14.0,0.0,1.0</text:p>
      <text:p text:style-name="Preformatted_20_Text">401,01/30/2020,Xinjiang,Mainland China,1/30/20 16:00,14.0,0.0,0.0</text:p>
      <text:p text:style-name="Preformatted_20_Text">402,01/30/2020,Guizhou,Mainland China,1/30/20 16:00,12.0,0.0,1.0</text:p>
      <text:p text:style-name="Preformatted_20_Text">403,01/30/2020,Hong Kong,Hong Kong,1/30/20 16:00,10.0,0.0,0.0</text:p>
      <text:p text:style-name="Preformatted_20_Text">404,01/30/2020,Taiwan,Taiwan,1/30/20 16:00,9.0,0.0,0.0</text:p>
      <text:p text:style-name="Preformatted_20_Text">405,01/30/2020,Qinghai,Mainland China,1/30/20 16:00,8.0,0.0,0.0</text:p>
      <text:p text:style-name="Preformatted_20_Text">406,01/30/2020,Macau,Macau,1/30/20 16:00,7.0,0.0,0.0</text:p>
      <text:p text:style-name="Preformatted_20_Text">407,01/30/2020,Tibet,Mainland China,1/30/20 16:00,1.0,0.0,0.0</text:p>
      <text:p text:style-name="Preformatted_20_Text">408,01/30/2020,Washington,US,1/30/20 16:00,1.0,0.0,0.0</text:p>
      <text:p text:style-name="Preformatted_20_Text">409,01/30/2020,Illinois,US,1/30/20 16:00,1.0,0.0,0.0</text:p>
      <text:p text:style-name="Preformatted_20_Text">410,01/30/2020,California,US,1/30/20 16:00,2.0,0.0,0.0</text:p>
      <text:p text:style-name="Preformatted_20_Text">411,01/30/2020,Arizona,US,1/30/20 16:00,1.0,0.0,0.0</text:p>
      <text:p text:style-name="Preformatted_20_Text">412,01/30/2020,,Japan,1/30/20 16:00,11.0,0.0,1.0</text:p>
      <text:p text:style-name="Preformatted_20_Text">413,01/30/2020,,Thailand,1/30/20 16:00,14.0,0.0,5.0</text:p>
      <text:p text:style-name="Preformatted_20_Text">414,01/30/2020,,South Korea,1/30/20 16:00,4.0,0.0,0.0</text:p>
      <text:p text:style-name="Preformatted_20_Text">415,01/30/2020,,Singapore,1/30/20 16:00,10.0,0.0,0.0</text:p>
      <text:p text:style-name="Preformatted_20_Text">416,01/30/2020,,Vietnam,1/30/20 16:00,2.0,0.0,0.0</text:p>
      <text:p text:style-name="Preformatted_20_Text">417,01/30/2020,,France,1/30/20 16:00,5.0,0.0,0.0</text:p>
      <text:p text:style-name="Preformatted_20_Text">418,01/30/2020,,Nepal,1/30/20 16:00,1.0,0.0,0.0</text:p>
      <text:p text:style-name="Preformatted_20_Text">419,01/30/2020,,Malaysia,1/30/20 16:00,8.0,0.0,0.0</text:p>
      <text:p text:style-name="Preformatted_20_Text">420,01/30/2020,Ontario,Canada,1/30/20 16:00,2.0,0.0,0.0</text:p>
      <text:p text:style-name="Preformatted_20_Text">421,01/30/2020,British Columbia,Canada,1/30/20 16:00,1.0,0.0,0.0</text:p>
      <text:p text:style-name="Preformatted_20_Text">422,01/30/2020,,Cambodia,1/30/20 16:00,1.0,0.0,0.0</text:p>
      <text:p text:style-name="Preformatted_20_Text">423,01/30/2020,,Sri Lanka,1/30/20 16:00,1.0,0.0,0.0</text:p>
      <text:p text:style-name="Preformatted_20_Text">424,01/30/2020,New South Wales,Australia,1/30/20 16:00,4.0,0.0,2.0</text:p>
      <text:p text:style-name="Preformatted_20_Text">425,01/30/2020,Victoria,Australia,1/30/20 16:00,2.0,0.0,0.0</text:p>
      <text:p text:style-name="Preformatted_20_Text">426,01/30/2020,Queensland,Australia,1/30/20 16:00,3.0,0.0,0.0</text:p>
      <text:p text:style-name="Preformatted_20_Text">427,01/30/2020,Bavaria,Germany,1/30/20 16:00,4.0,0.0,0.0</text:p>
      <text:p text:style-name="Preformatted_20_Text">428,01/30/2020,,Finland,1/30/20 16:00,1.0,0.0,0.0</text:p>
      <text:p text:style-name="Preformatted_20_Text">429,01/30/2020,,United Arab Emirates,1/30/20 16:00,4.0,0.0,0.0</text:p>
      <text:p text:style-name="Preformatted_20_Text">430,01/30/2020,,Philippines,1/30/20 16:00,1.0,0.0,0.0</text:p>
      <text:p text:style-name="Preformatted_20_Text">431,01/30/2020,,India,1/30/20 16:00,1.0,0.0,0.0</text:p>
      <text:p text:style-name="Preformatted_20_Text">432,01/31/2020,Hubei,Mainland China,1/31/2020 23:59,5806.0,204.0,141.0</text:p>
      <text:p text:style-name="Preformatted_20_Text">433,01/31/2020,Zhejiang,Mainland China,1/31/2020 23:59,538.0,0.0,14.0</text:p>
      <text:p text:style-name="Preformatted_20_Text">434,01/31/2020,Guangdong,Mainland China,1/31/2020 23:59,436.0,0.0,11.0</text:p>
      <text:p text:style-name="Preformatted_20_Text">435,01/31/2020,Henan,Mainland China,1/31/2020 23:59,352.0,2.0,3.0</text:p>
      <text:p text:style-name="Preformatted_20_Text">436,01/31/2020,Hunan,Mainland China,1/31/2020 23:59,332.0,0.0,2.0</text:p>
      <text:p text:style-name="Preformatted_20_Text">437,01/31/2020,Jiangxi,Mainland China,1/31/2020 23:59,240.0,0.0,7.0</text:p>
      <text:p text:style-name="Preformatted_20_Text">438,01/31/2020,Anhui,Mainland China,1/31/2020 23:59,237.0,0.0,3.0</text:p>
      <text:p text:style-name="Preformatted_20_Text">439,01/31/2020,Chongqing,Mainland China,1/31/2020 23:59,211.0,0.0,1.0</text:p>
      <text:p text:style-name="Preformatted_20_Text">440,01/31/2020,Shandong,Mainland China,1/31/2020 23:59,184.0,0.0,2.0</text:p>
      <text:p text:style-name="Preformatted_20_Text">441,01/31/2020,Sichuan,Mainland China,1/31/2020 23:59,177.0,1.0,1.0</text:p>
      <text:p text:style-name="Preformatted_20_Text">442,01/31/2020,Jiangsu,Mainland China,1/31/2020 23:59,168.0,0.0,5.0</text:p>
      <text:p text:style-name="Preformatted_20_Text">443,01/31/2020,Beijing,Mainland China,1/31/2020 23:59,139.0,1.0,5.0</text:p>
      <text:p text:style-name="Preformatted_20_Text">444,01/31/2020,Shanghai,Mainland China,1/31/2020 23:59,135.0,1.0,9.0</text:p>
      <text:p text:style-name="Preformatted_20_Text">445,01/31/2020,Fujian,Mainland China,1/31/2020 23:59,120.0,0.0,0.0</text:p>
      <text:p text:style-name="Preformatted_20_Text">446,01/31/2020,Guangxi,Mainland China,1/31/2020 23:59,87.0,0.0,2.0</text:p>
      <text:p text:style-name="Preformatted_20_Text"><text:soft-page-break/>447,01/31/2020,Shaanxi,Mainland China,1/31/2020 23:59,87.0,0.0,0.0</text:p>
      <text:p text:style-name="Preformatted_20_Text">448,01/31/2020,Yunnan,Mainland China,1/31/2020 23:59,83.0,0.0,1.0</text:p>
      <text:p text:style-name="Preformatted_20_Text">449,01/31/2020,Hebei,Mainland China,1/31/2020 23:59,82.0,1.0,0.0</text:p>
      <text:p text:style-name="Preformatted_20_Text">450,01/31/2020,Heilongjiang,Mainland China,1/31/2020 23:59,59.0,2.0,0.0</text:p>
      <text:p text:style-name="Preformatted_20_Text">451,01/31/2020,Hainan,Mainland China,1/31/2020 23:59,52.0,1.0,1.0</text:p>
      <text:p text:style-name="Preformatted_20_Text">452,01/31/2020,Liaoning,Mainland China,1/31/2020 23:59,48.0,0.0,1.0</text:p>
      <text:p text:style-name="Preformatted_20_Text">453,01/31/2020,Shanxi,Mainland China,1/31/2020 23:59,39.0,0.0,1.0</text:p>
      <text:p text:style-name="Preformatted_20_Text">454,01/31/2020,Tianjin,Mainland China,1/31/2020 23:59,32.0,0.0,0.0</text:p>
      <text:p text:style-name="Preformatted_20_Text">455,01/31/2020,Guizhou,Mainland China,1/31/2020 23:59,29.0,0.0,2.0</text:p>
      <text:p text:style-name="Preformatted_20_Text">456,01/31/2020,Gansu,Mainland China,1/31/2020 23:59,29.0,0.0,0.0</text:p>
      <text:p text:style-name="Preformatted_20_Text">457,01/31/2020,Ningxia,Mainland China,1/31/2020 23:59,21.0,0.0,0.0</text:p>
      <text:p text:style-name="Preformatted_20_Text">458,01/31/2020,Inner Mongolia,Mainland China,1/31/2020 23:59,20.0,0.0,1.0</text:p>
      <text:p text:style-name="Preformatted_20_Text">459,01/31/2020,Xinjiang,Mainland China,1/31/2020 23:59,17.0,0.0,0.0</text:p>
      <text:p text:style-name="Preformatted_20_Text">460,01/31/2020,Jilin,Mainland China,1/31/2020 23:59,14.0,0.0,1.0</text:p>
      <text:p text:style-name="Preformatted_20_Text">461,01/31/2020,Hong Kong,Hong Kong,1/31/2020 23:59,12.0,0.0,0.0</text:p>
      <text:p text:style-name="Preformatted_20_Text">462,01/31/2020,Taiwan,Taiwan,1/31/2020 23:59,10.0,0.0,0.0</text:p>
      <text:p text:style-name="Preformatted_20_Text">463,01/31/2020,Qinghai,Mainland China,1/31/2020 23:59,8.0,0.0,0.0</text:p>
      <text:p text:style-name="Preformatted_20_Text">464,01/31/2020,Macau,Macau,1/31/2020 23:59,7.0,0.0,0.0</text:p>
      <text:p text:style-name="Preformatted_20_Text">465,01/31/2020,Tibet,Mainland China,1/31/2020 23:59,1.0,0.0,0.0</text:p>
      <text:p text:style-name="Preformatted_20_Text">466,01/31/2020,,Thailand,1/31/2020 23:59,19.0,0.0,5.0</text:p>
      <text:p text:style-name="Preformatted_20_Text">467,01/31/2020,,Japan,1/31/2020 23:59,15.0,0.0,1.0</text:p>
      <text:p text:style-name="Preformatted_20_Text">468,01/31/2020,,Singapore,1/31/2020 23:59,13.0,0.0,0.0</text:p>
      <text:p text:style-name="Preformatted_20_Text">469,01/31/2020,,South Korea,1/31/2020 23:59,11.0,0.0,0.0</text:p>
      <text:p text:style-name="Preformatted_20_Text">470,01/31/2020,,Malaysia,1/31/2020 23:59,8.0,0.0,0.0</text:p>
      <text:p text:style-name="Preformatted_20_Text">471,01/31/2020,,France,1/31/2020 23:59,5.0,0.0,0.0</text:p>
      <text:p text:style-name="Preformatted_20_Text">472,01/31/2020,Bavaria,Germany,1/31/2020 23:59,5.0,0.0,0.0</text:p>
      <text:p text:style-name="Preformatted_20_Text">473,01/31/2020,New South Wales,Australia,1/31/2020 23:59,4.0,0.0,2.0</text:p>
      <text:p text:style-name="Preformatted_20_Text">474,01/31/2020,,United Arab Emirates,1/31/2020 23:59,4.0,0.0,0.0</text:p>
      <text:p text:style-name="Preformatted_20_Text">475,01/31/2020,Victoria,Australia,1/31/2020 23:59,3.0,0.0,0.0</text:p>
      <text:p text:style-name="Preformatted_20_Text">476,01/31/2020,Illinois,US,1/31/2020 23:59,2.0,0.0,0.0</text:p>
      <text:p text:style-name="Preformatted_20_Text">477,01/31/2020,California,US,1/31/2020 23:59,2.0,0.0,0.0</text:p>
      <text:p text:style-name="Preformatted_20_Text">478,01/31/2020,,Vietnam,1/31/2020 23:59,2.0,0.0,0.0</text:p>
      <text:p text:style-name="Preformatted_20_Text">479,01/31/2020,Ontario,Canada,1/31/2020 23:59,2.0,0.0,0.0</text:p>
      <text:p text:style-name="Preformatted_20_Text">480,01/31/2020,Queensland,Australia,1/31/2020 23:59,2.0,0.0,0.0</text:p>
      <text:p text:style-name="Preformatted_20_Text">481,01/31/2020,,Italy,1/31/2020 23:59,2.0,0.0,0.0</text:p>
      <text:p text:style-name="Preformatted_20_Text">482,01/31/2020,,UK,1/31/2020 23:59,2.0,0.0,0.0</text:p>
      <text:p text:style-name="Preformatted_20_Text">483,01/31/2020,,Russia,1/31/2020 23:59,2.0,0.0,0.0</text:p>
      <text:p text:style-name="Preformatted_20_Text">484,01/31/2020,Washington,US,1/31/2020 23:59,1.0,0.0,0.0</text:p>
      <text:p text:style-name="Preformatted_20_Text">485,01/31/2020,Arizona,US,1/31/2020 23:59,1.0,0.0,0.0</text:p>
      <text:p text:style-name="Preformatted_20_Text">486,01/31/2020,,Nepal,1/31/2020 23:59,1.0,0.0,0.0</text:p>
      <text:p text:style-name="Preformatted_20_Text">487,01/31/2020,British Columbia,Canada,1/31/2020 23:59,1.0,0.0,0.0</text:p>
      <text:p text:style-name="Preformatted_20_Text">488,01/31/2020,,Cambodia,1/31/2020 23:59,1.0,0.0,0.0</text:p>
      <text:p text:style-name="Preformatted_20_Text">489,01/31/2020,,Sri Lanka,1/31/2020 23:59,1.0,0.0,0.0</text:p>
      <text:p text:style-name="Preformatted_20_Text">490,01/31/2020,,Finland,1/31/2020 23:59,1.0,0.0,0.0</text:p>
      <text:p text:style-name="Preformatted_20_Text">491,01/31/2020,,Philippines,1/31/2020 23:59,1.0,0.0,0.0</text:p>
      <text:p text:style-name="Preformatted_20_Text">492,01/31/2020,,India,1/31/2020 23:59,1.0,0.0,0.0</text:p>
      <text:p text:style-name="Preformatted_20_Text">493,01/31/2020,,Sweden,1/31/2020 23:59,1.0,0.0,0.0</text:p>
      <text:p text:style-name="Preformatted_20_Text">494,02/01/2020,Hubei,Mainland China,2/1/2020 11:53,7153.0,249.0,168.0</text:p>
      <text:p text:style-name="Preformatted_20_Text">495,02/01/2020,Zhejiang,Mainland China,2/1/2020 10:53,599.0,0.0,21.0</text:p>
      <text:p text:style-name="Preformatted_20_Text">496,02/01/2020,Guangdong,Mainland China,2/1/2020 14:23,535.0,0.0,14.0</text:p>
      <text:p text:style-name="Preformatted_20_Text">497,02/01/2020,Henan,Mainland China,2/1/2020 1:52,422.0,2.0,3.0</text:p>
      <text:p text:style-name="Preformatted_20_Text">498,02/01/2020,Hunan,Mainland China,2/1/2020 11:03,389.0,0.0,8.0</text:p>
      <text:p text:style-name="Preformatted_20_Text">499,02/01/2020,Anhui,Mainland China,2/1/2020 13:33,297.0,0.0,5.0</text:p>
      <text:p text:style-name="Preformatted_20_Text">500,02/01/2020,Jiangxi,Mainland China,2/1/2020 1:52,286.0,0.0,9.0</text:p>
      <text:p text:style-name="Preformatted_20_Text">501,02/01/2020,Chongqing,Mainland China,2/1/2020 8:43,247.0,1.0,3.0</text:p>
      <text:p text:style-name="Preformatted_20_Text">502,02/01/2020,Sichuan,Mainland China,2/1/2020 1:52,207.0,1.0,3.0</text:p>
      <text:p text:style-name="Preformatted_20_Text">503,02/01/2020,Shandong,Mainland China,2/1/2020 7:51,206.0,0.0,3.0</text:p>
      <text:p text:style-name="Preformatted_20_Text">504,02/01/2020,Jiangsu,Mainland China,2/1/2020 14:03,202.0,0.0,6.0</text:p>
      <text:p text:style-name="Preformatted_20_Text">505,02/01/2020,Shanghai,Mainland China,2/1/2020 6:05,169.0,1.0,10.0</text:p>
      <text:p text:style-name="Preformatted_20_Text">506,02/01/2020,Beijing,Mainland China,2/1/2020 9:17,168.0,1.0,9.0</text:p>
      <text:p text:style-name="Preformatted_20_Text">507,02/01/2020,Fujian,Mainland China,2/1/2020 5:37,144.0,0.0,0.0</text:p>
      <text:p text:style-name="Preformatted_20_Text">508,02/01/2020,Shaanxi,Mainland China,2/1/2020 5:37,101.0,0.0,0.0</text:p>
      <text:p text:style-name="Preformatted_20_Text">509,02/01/2020,Guangxi,Mainland China,2/1/2020 1:52,100.0,0.0,2.0</text:p>
      <text:p text:style-name="Preformatted_20_Text">510,02/01/2020,Hebei,Mainland China,2/1/2020 1:52,96.0,1.0,0.0</text:p>
      <text:p text:style-name="Preformatted_20_Text"><text:soft-page-break/>511,02/01/2020,Yunnan,Mainland China,2/1/2020 15:53,93.0,0.0,2.0</text:p>
      <text:p text:style-name="Preformatted_20_Text">512,02/01/2020,Heilongjiang,Mainland China,2/1/2020 10:33,80.0,2.0,2.0</text:p>
      <text:p text:style-name="Preformatted_20_Text">513,02/01/2020,Liaoning,Mainland China,2/1/2020 15:23,64.0,0.0,1.0</text:p>
      <text:p text:style-name="Preformatted_20_Text">514,02/01/2020,Hainan,Mainland China,2/1/2020 8:43,62.0,1.0,1.0</text:p>
      <text:p text:style-name="Preformatted_20_Text">515,02/01/2020,Shanxi,Mainland China,2/1/2020 1:52,47.0,0.0,1.0</text:p>
      <text:p text:style-name="Preformatted_20_Text">516,02/01/2020,Tianjin,Mainland China,2/1/2020 15:43,41.0,0.0,0.0</text:p>
      <text:p text:style-name="Preformatted_20_Text">517,02/01/2020,Gansu,Mainland China,2/1/2020 15:43,40.0,0.0,0.0</text:p>
      <text:p text:style-name="Preformatted_20_Text">518,02/01/2020,Guizhou,Mainland China,1/31/2020 15:20,29.0,0.0,2.0</text:p>
      <text:p text:style-name="Preformatted_20_Text">519,02/01/2020,Ningxia,Mainland China,2/1/2020 2:13,26.0,0.0,0.0</text:p>
      <text:p text:style-name="Preformatted_20_Text">520,02/01/2020,Inner Mongolia,Mainland China,2/1/2020 5:37,23.0,0.0,1.0</text:p>
      <text:p text:style-name="Preformatted_20_Text">521,02/01/2020,,Japan,2/1/2020 18:53,20.0,0.0,1.0</text:p>
      <text:p text:style-name="Preformatted_20_Text">522,02/01/2020,,Thailand,1/31/2020 10:37,19.0,0.0,5.0</text:p>
      <text:p text:style-name="Preformatted_20_Text">523,02/01/2020,Xinjiang,Mainland China,2/1/2020 5:37,18.0,0.0,0.0</text:p>
      <text:p text:style-name="Preformatted_20_Text">524,02/01/2020,Jilin,Mainland China,2/1/2020 1:52,17.0,0.0,1.0</text:p>
      <text:p text:style-name="Preformatted_20_Text">525,02/01/2020,,Singapore,2/1/2020 5:37,16.0,0.0,0.0</text:p>
      <text:p text:style-name="Preformatted_20_Text">526,02/01/2020,Hong Kong,Hong Kong,2/1/2020 5:37,13.0,0.0,0.0</text:p>
      <text:p text:style-name="Preformatted_20_Text">527,02/01/2020,,South Korea,2/1/2020 10:43,12.0,0.0,0.0</text:p>
      <text:p text:style-name="Preformatted_20_Text">528,02/01/2020,Taiwan,Taiwan,1/31/2020 15:20,10.0,0.0,0.0</text:p>
      <text:p text:style-name="Preformatted_20_Text">529,02/01/2020,Qinghai,Mainland China,2/1/2020 5:37,9.0,0.0,0.0</text:p>
      <text:p text:style-name="Preformatted_20_Text">530,02/01/2020,,Malaysia,1/31/2020 8:15,8.0,0.0,0.0</text:p>
      <text:p text:style-name="Preformatted_20_Text">531,02/01/2020,,Germany,2/1/2020 18:33,8.0,0.0,0.0</text:p>
      <text:p text:style-name="Preformatted_20_Text">532,02/01/2020,Macau,Macau,1/31/2020 8:15,7.0,0.0,0.0</text:p>
      <text:p text:style-name="Preformatted_20_Text">533,02/01/2020,,France,2/1/2020 1:52,6.0,0.0,0.0</text:p>
      <text:p text:style-name="Preformatted_20_Text">534,02/01/2020,,Vietnam,2/1/2020 7:38,6.0,0.0,1.0</text:p>
      <text:p text:style-name="Preformatted_20_Text">535,02/01/2020,New South Wales,Australia,2/1/2020 18:12,4.0,0.0,2.0</text:p>
      <text:p text:style-name="Preformatted_20_Text">536,02/01/2020,Victoria,Australia,2/1/2020 18:12,4.0,0.0,0.0</text:p>
      <text:p text:style-name="Preformatted_20_Text">537,02/01/2020,,United Arab Emirates,1/31/2020 8:15,4.0,0.0,0.0</text:p>
      <text:p text:style-name="Preformatted_20_Text">538,02/01/2020,Queensland,Australia,2/1/2020 18:12,3.0,0.0,0.0</text:p>
      <text:p text:style-name="Preformatted_20_Text">539,02/01/2020,Ontario,Canada,2/1/2020 18:12,3.0,0.0,0.0</text:p>
      <text:p text:style-name="Preformatted_20_Text">540,02/01/2020,,Italy,1/31/2020 8:15,2.0,0.0,0.0</text:p>
      <text:p text:style-name="Preformatted_20_Text">541,02/01/2020,,Russia,1/31/2020 16:13,2.0,0.0,0.0</text:p>
      <text:p text:style-name="Preformatted_20_Text">542,02/01/2020,,UK,2/1/2020 1:52,2.0,0.0,0.0</text:p>
      <text:p text:style-name="Preformatted_20_Text">543,02/01/2020,"Chicago, IL",US,2/1/2020 19:43,2.0,0.0,0.0</text:p>
      <text:p text:style-name="Preformatted_20_Text">544,02/01/2020,South Australia,Australia,2/1/2020 18:12,1.0,0.0,0.0</text:p>
      <text:p text:style-name="Preformatted_20_Text">545,02/01/2020,,Cambodia,1/31/2020 8:15,1.0,0.0,0.0</text:p>
      <text:p text:style-name="Preformatted_20_Text">546,02/01/2020,British Columbia,Canada,2/1/2020 18:12,1.0,0.0,0.0</text:p>
      <text:p text:style-name="Preformatted_20_Text">547,02/01/2020,,Finland,1/31/2020 8:15,1.0,0.0,0.0</text:p>
      <text:p text:style-name="Preformatted_20_Text">548,02/01/2020,,India,1/31/2020 8:15,1.0,0.0,0.0</text:p>
      <text:p text:style-name="Preformatted_20_Text">549,02/01/2020,Tibet,Mainland China,2/1/2020 1:52,1.0,0.0,0.0</text:p>
      <text:p text:style-name="Preformatted_20_Text">550,02/01/2020,,Nepal,1/31/2020 8:15,1.0,0.0,0.0</text:p>
      <text:p text:style-name="Preformatted_20_Text">551,02/01/2020,,Philippines,2/1/2020 17:43,1.0,0.0,0.0</text:p>
      <text:p text:style-name="Preformatted_20_Text">552,02/01/2020,,Spain,2/1/2020 2:13,1.0,0.0,0.0</text:p>
      <text:p text:style-name="Preformatted_20_Text">553,02/01/2020,,Sri Lanka,1/31/2020 8:15,1.0,0.0,0.0</text:p>
      <text:p text:style-name="Preformatted_20_Text">554,02/01/2020,,Sweden,2/1/2020 2:13,1.0,0.0,0.0</text:p>
      <text:p text:style-name="Preformatted_20_Text">555,02/01/2020,"Boston, MA",US,2/1/2020 19:43,1.0,0.0,0.0</text:p>
      <text:p text:style-name="Preformatted_20_Text">556,02/01/2020,"Los Angeles, CA",US,2/1/2020 19:53,1.0,0.0,0.0</text:p>
      <text:p text:style-name="Preformatted_20_Text">557,02/01/2020,"Orange, CA",US,2/1/2020 19:53,1.0,0.0,0.0</text:p>
      <text:p text:style-name="Preformatted_20_Text">558,02/01/2020,"Santa Clara, CA",US,2/1/2020 19:53,1.0,0.0,0.0</text:p>
      <text:p text:style-name="Preformatted_20_Text">559,02/01/2020,"Seattle, WA",US,2/1/2020 19:43,1.0,0.0,0.0</text:p>
      <text:p text:style-name="Preformatted_20_Text">560,02/01/2020,"Tempe, AZ",US,2/1/2020 19:43,1.0,0.0,0.0</text:p>
      <text:p text:style-name="Preformatted_20_Text">561,02/02/2020,Hubei,Mainland China,2020-02-02T23:43:02,11177.0,350.0,295.0</text:p>
      <text:p text:style-name="Preformatted_20_Text">562,02/02/2020,Zhejiang,Mainland China,2020-02-02T18:03:05,661.0,0.0,32.0</text:p>
      <text:p text:style-name="Preformatted_20_Text">563,02/02/2020,Guangdong,Mainland China,2020-02-02T18:03:05,632.0,0.0,15.0</text:p>
      <text:p text:style-name="Preformatted_20_Text">564,02/02/2020,Henan,Mainland China,2020-02-02T18:03:05,493.0,2.0,10.0</text:p>
      <text:p text:style-name="Preformatted_20_Text">565,02/02/2020,Hunan,Mainland China,2020-02-02T18:03:05,463.0,0.0,16.0</text:p>
      <text:p text:style-name="Preformatted_20_Text">566,02/02/2020,Anhui,Mainland China,2020-02-02T18:03:05,340.0,0.0,7.0</text:p>
      <text:p text:style-name="Preformatted_20_Text">567,02/02/2020,Jiangxi,Mainland China,2020-02-02T18:03:05,333.0,0.0,12.0</text:p>
      <text:p text:style-name="Preformatted_20_Text">568,02/02/2020,Chongqing,Mainland China,2020-02-02T23:33:02,300.0,2.0,7.0</text:p>
      <text:p text:style-name="Preformatted_20_Text">569,02/02/2020,Jiangsu,Mainland China,2020-02-02T18:03:05,236.0,0.0,7.0</text:p>
      <text:p text:style-name="Preformatted_20_Text">570,02/02/2020,Sichuan,Mainland China,2020-02-02T18:03:05,231.0,1.0,11.0</text:p>
      <text:p text:style-name="Preformatted_20_Text">571,02/02/2020,Shandong,Mainland China,2020-02-02T18:03:05,230.0,0.0,6.0</text:p>
      <text:p text:style-name="Preformatted_20_Text">572,02/02/2020,Beijing,Mainland China,2020-02-02T08:43:02,191.0,1.0,9.0</text:p>
      <text:p text:style-name="Preformatted_20_Text">573,02/02/2020,Shanghai,Mainland China,2020-02-02T05:53:02,182.0,1.0,10.0</text:p>
      <text:p text:style-name="Preformatted_20_Text">574,02/02/2020,Fujian,Mainland China,2020-02-02T03:43:01,159.0,0.0,0.0</text:p>
      <text:p text:style-name="Preformatted_20_Text"><text:soft-page-break/>575,02/02/2020,Shaanxi,Mainland China,2020-02-02T03:23:14,116.0,0.0,0.0</text:p>
      <text:p text:style-name="Preformatted_20_Text">576,02/02/2020,Guangxi,Mainland China,2020-02-02T00:23:13,111.0,0.0,2.0</text:p>
      <text:p text:style-name="Preformatted_20_Text">577,02/02/2020,Yunnan,Mainland China,2020-02-02T18:03:05,105.0,0.0,3.0</text:p>
      <text:p text:style-name="Preformatted_20_Text">578,02/02/2020,Hebei,Mainland China,2020-02-02T02:53:02,104.0,1.0,3.0</text:p>
      <text:p text:style-name="Preformatted_20_Text">579,02/02/2020,Heilongjiang,Mainland China,2020-02-02T03:23:14,95.0,2.0,2.0</text:p>
      <text:p text:style-name="Preformatted_20_Text">580,02/02/2020,Liaoning,Mainland China,2020-02-02T18:03:05,70.0,0.0,1.0</text:p>
      <text:p text:style-name="Preformatted_20_Text">581,02/02/2020,Shanxi,Mainland China,2020-02-02T23:23:13,66.0,0.0,3.0</text:p>
      <text:p text:style-name="Preformatted_20_Text">582,02/02/2020,Hainan,Mainland China,2020-02-02T18:03:05,64.0,1.0,4.0</text:p>
      <text:p text:style-name="Preformatted_20_Text">583,02/02/2020,Gansu,Mainland China,2020-02-02T23:43:02,51.0,0.0,3.0</text:p>
      <text:p text:style-name="Preformatted_20_Text">584,02/02/2020,Tianjin,Mainland China,2020-02-02T09:43:01,48.0,0.0,1.0</text:p>
      <text:p text:style-name="Preformatted_20_Text">585,02/02/2020,Guizhou,Mainland China,2020-02-02T01:03:32,38.0,0.0,2.0</text:p>
      <text:p text:style-name="Preformatted_20_Text">586,02/02/2020,Ningxia,Mainland China,2020-02-02T01:43:02,28.0,0.0,0.0</text:p>
      <text:p text:style-name="Preformatted_20_Text">587,02/02/2020,Inner Mongolia,Mainland China,2020-02-02T03:43:01,27.0,0.0,1.0</text:p>
      <text:p text:style-name="Preformatted_20_Text">588,02/02/2020,Jilin,Mainland China,2020-02-02T02:33:02,23.0,0.0,1.0</text:p>
      <text:p text:style-name="Preformatted_20_Text">589,02/02/2020,Xinjiang,Mainland China,2020-02-02T00:43:02,21.0,0.0,0.0</text:p>
      <text:p text:style-name="Preformatted_20_Text">590,02/02/2020,,Japan,2020-02-01T18:53:03,20.0,0.0,1.0</text:p>
      <text:p text:style-name="Preformatted_20_Text">591,02/02/2020,,Thailand,2020-01-31T10:37:00,19.0,0.0,5.0</text:p>
      <text:p text:style-name="Preformatted_20_Text">592,02/02/2020,,Singapore,2020-02-02T01:03:32,18.0,0.0,0.0</text:p>
      <text:p text:style-name="Preformatted_20_Text">593,02/02/2020,Hong Kong,Hong Kong,2020-02-02T23:53:02,15.0,0.0,0.0</text:p>
      <text:p text:style-name="Preformatted_20_Text">594,02/02/2020,,South Korea,2020-02-02T02:23:13,15.0,0.0,0.0</text:p>
      <text:p text:style-name="Preformatted_20_Text">595,02/02/2020,Qinghai,Mainland China,2020-02-02T05:33:03,11.0,0.0,0.0</text:p>
      <text:p text:style-name="Preformatted_20_Text">596,02/02/2020,,Germany,2020-02-02T18:03:05,10.0,0.0,0.0</text:p>
      <text:p text:style-name="Preformatted_20_Text">597,02/02/2020,Taiwan,Taiwan,2020-01-31T15:20:56,10.0,0.0,0.0</text:p>
      <text:p text:style-name="Preformatted_20_Text">598,02/02/2020,Macau,Macau,2020-02-02T04:23:14,8.0,0.0,0.0</text:p>
      <text:p text:style-name="Preformatted_20_Text">599,02/02/2020,,Malaysia,2020-01-31T08:15:53,8.0,0.0,0.0</text:p>
      <text:p text:style-name="Preformatted_20_Text">600,02/02/2020,,France,2020-02-01T01:52:40,6.0,0.0,0.0</text:p>
      <text:p text:style-name="Preformatted_20_Text">601,02/02/2020,,Vietnam,2020-02-01T07:38:12,6.0,0.0,1.0</text:p>
      <text:p text:style-name="Preformatted_20_Text">602,02/02/2020,,United Arab Emirates,2020-02-02T05:43:01,5.0,0.0,0.0</text:p>
      <text:p text:style-name="Preformatted_20_Text">603,02/02/2020,New South Wales,Australia,2020-02-01T18:12:49,4.0,0.0,2.0</text:p>
      <text:p text:style-name="Preformatted_20_Text">604,02/02/2020,Victoria,Australia,2020-02-01T18:12:49,4.0,0.0,0.0</text:p>
      <text:p text:style-name="Preformatted_20_Text">605,02/02/2020,Ontario,Canada,2020-02-01T18:12:49,3.0,0.0,0.0</text:p>
      <text:p text:style-name="Preformatted_20_Text">606,02/02/2020,Queensland,Australia,2020-02-02T22:33:07,2.0,0.0,0.0</text:p>
      <text:p text:style-name="Preformatted_20_Text">607,02/02/2020,South Australia,Australia,2020-02-02T22:33:07,2.0,0.0,0.0</text:p>
      <text:p text:style-name="Preformatted_20_Text">608,02/02/2020,,India,2020-02-02T06:03:08,2.0,0.0,0.0</text:p>
      <text:p text:style-name="Preformatted_20_Text">609,02/02/2020,,Italy,2020-01-31T08:15:53,2.0,0.0,0.0</text:p>
      <text:p text:style-name="Preformatted_20_Text">610,02/02/2020,,Philippines,2020-02-02T03:33:07,2.0,1.0,0.0</text:p>
      <text:p text:style-name="Preformatted_20_Text">611,02/02/2020,,Russia,2020-01-31T16:13:45,2.0,0.0,0.0</text:p>
      <text:p text:style-name="Preformatted_20_Text">612,02/02/2020,,UK,2020-02-01T01:52:40,2.0,0.0,0.0</text:p>
      <text:p text:style-name="Preformatted_20_Text">613,02/02/2020,"Chicago, IL",US,2020-02-01T19:43:03,2.0,0.0,0.0</text:p>
      <text:p text:style-name="Preformatted_20_Text">614,02/02/2020,,Cambodia,2020-01-31T08:15:53,1.0,0.0,0.0</text:p>
      <text:p text:style-name="Preformatted_20_Text">615,02/02/2020,British Columbia,Canada,2020-02-01T18:12:49,1.0,0.0,0.0</text:p>
      <text:p text:style-name="Preformatted_20_Text">616,02/02/2020,,Finland,2020-01-31T08:15:53,1.0,0.0,0.0</text:p>
      <text:p text:style-name="Preformatted_20_Text">617,02/02/2020,Tibet,Mainland China,2020-02-01T01:52:40,1.0,0.0,0.0</text:p>
      <text:p text:style-name="Preformatted_20_Text">618,02/02/2020,,Nepal,2020-01-31T08:15:53,1.0,0.0,0.0</text:p>
      <text:p text:style-name="Preformatted_20_Text">619,02/02/2020,,Spain,2020-02-01T23:43:02,1.0,0.0,0.0</text:p>
      <text:p text:style-name="Preformatted_20_Text">620,02/02/2020,,Sri Lanka,2020-01-31T08:15:53,1.0,0.0,0.0</text:p>
      <text:p text:style-name="Preformatted_20_Text">621,02/02/2020,,Sweden,2020-02-01T02:13:26,1.0,0.0,0.0</text:p>
      <text:p text:style-name="Preformatted_20_Text">622,02/02/2020,"Boston, MA",US,2020-02-01T19:43:03,1.0,0.0,0.0</text:p>
      <text:p text:style-name="Preformatted_20_Text">623,02/02/2020,"Los Angeles, CA",US,2020-02-01T19:53:03,1.0,0.0,0.0</text:p>
      <text:p text:style-name="Preformatted_20_Text">624,02/02/2020,"Orange, CA",US,2020-02-01T19:53:03,1.0,0.0,0.0</text:p>
      <text:p text:style-name="Preformatted_20_Text">625,02/02/2020,"Santa Clara, CA",US,2020-02-01T19:53:03,1.0,0.0,0.0</text:p>
      <text:p text:style-name="Preformatted_20_Text">626,02/02/2020,"Seattle, WA",US,2020-02-01T19:43:03,1.0,0.0,0.0</text:p>
      <text:p text:style-name="Preformatted_20_Text">627,02/02/2020,"Tempe, AZ",US,2020-02-01T19:43:03,1.0,0.0,0.0</text:p>
      <text:p text:style-name="Preformatted_20_Text">628,02/03/2020,Hubei,Mainland China,2020-02-03T23:23:03,13522.0,414.0,386.0</text:p>
      <text:p text:style-name="Preformatted_20_Text">629,02/03/2020,Guangdong,Mainland China,2020-02-03T12:53:02,725.0,0.0,21.0</text:p>
      <text:p text:style-name="Preformatted_20_Text">630,02/03/2020,Zhejiang,Mainland China,2020-02-03T13:33:02,724.0,0.0,43.0</text:p>
      <text:p text:style-name="Preformatted_20_Text">631,02/03/2020,Henan,Mainland China,2020-02-03T17:11:34,566.0,2.0,16.0</text:p>
      <text:p text:style-name="Preformatted_20_Text">632,02/03/2020,Hunan,Mainland China,2020-02-03T11:03:10,521.0,0.0,22.0</text:p>
      <text:p text:style-name="Preformatted_20_Text">633,02/03/2020,Anhui,Mainland China,2020-02-03T17:11:34,408.0,0.0,14.0</text:p>
      <text:p text:style-name="Preformatted_20_Text">634,02/03/2020,Jiangxi,Mainland China,2020-02-03T01:33:02,391.0,0.0,18.0</text:p>
      <text:p text:style-name="Preformatted_20_Text">635,02/03/2020,Chongqing,Mainland China,2020-02-03T23:43:02,337.0,2.0,9.0</text:p>
      <text:p text:style-name="Preformatted_20_Text">636,02/03/2020,Jiangsu,Mainland China,2020-02-03T11:03:10,271.0,0.0,8.0</text:p>
      <text:p text:style-name="Preformatted_20_Text">637,02/03/2020,Shandong,Mainland China,2020-02-03T17:11:34,259.0,0.0,7.0</text:p>
      <text:p text:style-name="Preformatted_20_Text">638,02/03/2020,Sichuan,Mainland China,2020-02-03T11:23:23,254.0,1.0,14.0</text:p>
      <text:p text:style-name="Preformatted_20_Text"><text:soft-page-break/>639,02/03/2020,Beijing,Mainland China,2020-02-03T09:23:05,212.0,1.0,12.0</text:p>
      <text:p text:style-name="Preformatted_20_Text">640,02/03/2020,Shanghai,Mainland China,2020-02-03T07:03:12,203.0,1.0,10.0</text:p>
      <text:p text:style-name="Preformatted_20_Text">641,02/03/2020,Fujian,Mainland China,2020-02-03T11:33:13,179.0,0.0,1.0</text:p>
      <text:p text:style-name="Preformatted_20_Text">642,02/03/2020,Shaanxi,Mainland China,2020-02-03T02:33:02,128.0,0.0,0.0</text:p>
      <text:p text:style-name="Preformatted_20_Text">643,02/03/2020,Guangxi,Mainland China,2020-02-03T12:33:02,127.0,0.0,7.0</text:p>
      <text:p text:style-name="Preformatted_20_Text">644,02/03/2020,Heilongjiang,Mainland China,2020-02-03T07:13:19,121.0,2.0,2.0</text:p>
      <text:p text:style-name="Preformatted_20_Text">645,02/03/2020,Yunnan,Mainland China,2020-02-03T23:23:03,117.0,0.0,5.0</text:p>
      <text:p text:style-name="Preformatted_20_Text">646,02/03/2020,Hebei,Mainland China,2020-02-03T00:23:14,113.0,1.0,3.0</text:p>
      <text:p text:style-name="Preformatted_20_Text">647,02/03/2020,Liaoning,Mainland China,2020-02-03T17:11:34,74.0,0.0,1.0</text:p>
      <text:p text:style-name="Preformatted_20_Text">648,02/03/2020,Shanxi,Mainland China,2020-02-03T23:13:11,74.0,0.0,2.0</text:p>
      <text:p text:style-name="Preformatted_20_Text">649,02/03/2020,Hainan,Mainland China,2020-02-03T17:11:34,72.0,1.0,4.0</text:p>
      <text:p text:style-name="Preformatted_20_Text">650,02/03/2020,Tianjin,Mainland China,2020-02-03T13:53:03,60.0,0.0,1.0</text:p>
      <text:p text:style-name="Preformatted_20_Text">651,02/03/2020,Gansu,Mainland China,2020-02-03T23:03:08,55.0,0.0,3.0</text:p>
      <text:p text:style-name="Preformatted_20_Text">652,02/03/2020,Guizhou,Mainland China,2020-02-03T01:03:22,46.0,0.0,2.0</text:p>
      <text:p text:style-name="Preformatted_20_Text">653,02/03/2020,Inner Mongolia,Mainland China,2020-02-03T03:03:09,34.0,0.0,1.0</text:p>
      <text:p text:style-name="Preformatted_20_Text">654,02/03/2020,Jilin,Mainland China,2020-02-03T00:53:03,31.0,0.0,1.0</text:p>
      <text:p text:style-name="Preformatted_20_Text">655,02/03/2020,Ningxia,Mainland China,2020-02-03T08:33:03,31.0,0.0,1.0</text:p>
      <text:p text:style-name="Preformatted_20_Text">656,02/03/2020,Xinjiang,Mainland China,2020-02-03T01:13:21,24.0,0.0,0.0</text:p>
      <text:p text:style-name="Preformatted_20_Text">657,02/03/2020,,Japan,2020-02-01T18:53:03,20.0,0.0,1.0</text:p>
      <text:p text:style-name="Preformatted_20_Text">658,02/03/2020,,Thailand,2020-01-31T10:37:00,19.0,0.0,5.0</text:p>
      <text:p text:style-name="Preformatted_20_Text">659,02/03/2020,,Singapore,2020-02-02T01:03:32,18.0,0.0,0.0</text:p>
      <text:p text:style-name="Preformatted_20_Text">660,02/03/2020,Hong Kong,Hong Kong,2020-02-02T23:53:02,15.0,0.0,0.0</text:p>
      <text:p text:style-name="Preformatted_20_Text">661,02/03/2020,,South Korea,2020-02-02T02:23:13,15.0,0.0,0.0</text:p>
      <text:p text:style-name="Preformatted_20_Text">662,02/03/2020,Qinghai,Mainland China,2020-02-03T02:43:01,13.0,0.0,0.0</text:p>
      <text:p text:style-name="Preformatted_20_Text">663,02/03/2020,,Germany,2020-02-03T20:53:02,12.0,0.0,0.0</text:p>
      <text:p text:style-name="Preformatted_20_Text">664,02/03/2020,Taiwan,Taiwan,2020-01-31T15:20:56,10.0,0.0,0.0</text:p>
      <text:p text:style-name="Preformatted_20_Text">665,02/03/2020,Macau,Macau,2020-02-02T04:23:14,8.0,0.0,0.0</text:p>
      <text:p text:style-name="Preformatted_20_Text">666,02/03/2020,,Malaysia,2020-01-31T08:15:53,8.0,0.0,0.0</text:p>
      <text:p text:style-name="Preformatted_20_Text">667,02/03/2020,,Vietnam,2020-02-03T21:43:02,8.0,0.0,1.0</text:p>
      <text:p text:style-name="Preformatted_20_Text">668,02/03/2020,,France,2020-02-01T01:52:40,6.0,0.0,0.0</text:p>
      <text:p text:style-name="Preformatted_20_Text">669,02/03/2020,,United Arab Emirates,2020-02-02T05:43:01,5.0,0.0,0.0</text:p>
      <text:p text:style-name="Preformatted_20_Text">670,02/03/2020,New South Wales,Australia,2020-02-01T18:12:49,4.0,0.0,2.0</text:p>
      <text:p text:style-name="Preformatted_20_Text">671,02/03/2020,Victoria,Australia,2020-02-01T18:12:49,4.0,0.0,0.0</text:p>
      <text:p text:style-name="Preformatted_20_Text">672,02/03/2020,Ontario,Canada,2020-02-01T18:12:49,3.0,0.0,0.0</text:p>
      <text:p text:style-name="Preformatted_20_Text">673,02/03/2020,,India,2020-02-03T21:43:02,3.0,0.0,0.0</text:p>
      <text:p text:style-name="Preformatted_20_Text">674,02/03/2020,Queensland,Australia,2020-02-02T22:33:07,2.0,0.0,0.0</text:p>
      <text:p text:style-name="Preformatted_20_Text">675,02/03/2020,South Australia,Australia,2020-02-02T22:33:07,2.0,0.0,0.0</text:p>
      <text:p text:style-name="Preformatted_20_Text">676,02/03/2020,,Italy,2020-01-31T08:15:53,2.0,0.0,0.0</text:p>
      <text:p text:style-name="Preformatted_20_Text">677,02/03/2020,,Philippines,2020-02-02T03:33:07,2.0,1.0,0.0</text:p>
      <text:p text:style-name="Preformatted_20_Text">678,02/03/2020,,Russia,2020-01-31T16:13:45,2.0,0.0,0.0</text:p>
      <text:p text:style-name="Preformatted_20_Text">679,02/03/2020,,UK,2020-02-01T01:52:40,2.0,0.0,0.0</text:p>
      <text:p text:style-name="Preformatted_20_Text">680,02/03/2020,"Chicago, IL",US,2020-02-01T19:43:03,2.0,0.0,0.0</text:p>
      <text:p text:style-name="Preformatted_20_Text">681,02/03/2020,"San Benito, CA",US,2020-02-03T03:53:02,2.0,0.0,0.0</text:p>
      <text:p text:style-name="Preformatted_20_Text">682,02/03/2020,"Santa Clara, CA",US,2020-02-03T00:43:02,2.0,0.0,0.0</text:p>
      <text:p text:style-name="Preformatted_20_Text">683,02/03/2020,,Cambodia,2020-01-31T08:15:53,1.0,0.0,0.0</text:p>
      <text:p text:style-name="Preformatted_20_Text">684,02/03/2020,British Columbia,Canada,2020-02-01T18:12:49,1.0,0.0,0.0</text:p>
      <text:p text:style-name="Preformatted_20_Text">685,02/03/2020,,Finland,2020-01-31T08:15:53,1.0,0.0,0.0</text:p>
      <text:p text:style-name="Preformatted_20_Text">686,02/03/2020,Tibet,Mainland China,2020-02-01T01:52:40,1.0,0.0,0.0</text:p>
      <text:p text:style-name="Preformatted_20_Text">687,02/03/2020,,Nepal,2020-01-31T08:15:53,1.0,0.0,0.0</text:p>
      <text:p text:style-name="Preformatted_20_Text">688,02/03/2020,,Spain,2020-02-01T23:43:02,1.0,0.0,0.0</text:p>
      <text:p text:style-name="Preformatted_20_Text">689,02/03/2020,,Sri Lanka,2020-01-31T08:15:53,1.0,0.0,0.0</text:p>
      <text:p text:style-name="Preformatted_20_Text">690,02/03/2020,,Sweden,2020-02-01T02:13:26,1.0,0.0,0.0</text:p>
      <text:p text:style-name="Preformatted_20_Text">691,02/03/2020,"Boston, MA",US,2020-02-01T19:43:03,1.0,0.0,0.0</text:p>
      <text:p text:style-name="Preformatted_20_Text">692,02/03/2020,"Los Angeles, CA",US,2020-02-01T19:53:03,1.0,0.0,0.0</text:p>
      <text:p text:style-name="Preformatted_20_Text">693,02/03/2020,"Orange, CA",US,2020-02-01T19:53:03,1.0,0.0,0.0</text:p>
      <text:p text:style-name="Preformatted_20_Text">694,02/03/2020,"Seattle, WA",US,2020-02-01T19:43:03,1.0,0.0,0.0</text:p>
      <text:p text:style-name="Preformatted_20_Text">695,02/03/2020,"Tempe, AZ",US,2020-02-01T19:43:03,1.0,0.0,0.0</text:p>
      <text:p text:style-name="Preformatted_20_Text">696,02/04/2020,Hubei,Mainland China,2020-02-04T23:43:01,16678.0,479.0,522.0</text:p>
      <text:p text:style-name="Preformatted_20_Text">697,02/04/2020,Zhejiang,Mainland China,2020-02-04T13:03:07,829.0,0.0,62.0</text:p>
      <text:p text:style-name="Preformatted_20_Text">698,02/04/2020,Guangdong,Mainland China,2020-02-04T13:03:07,813.0,0.0,30.0</text:p>
      <text:p text:style-name="Preformatted_20_Text">699,02/04/2020,Henan,Mainland China,2020-02-04T11:53:02,675.0,2.0,27.0</text:p>
      <text:p text:style-name="Preformatted_20_Text">700,02/04/2020,Hunan,Mainland China,2020-02-04T14:03:03,593.0,0.0,31.0</text:p>
      <text:p text:style-name="Preformatted_20_Text">701,02/04/2020,Anhui,Mainland China,2020-02-04T05:33:01,480.0,0.0,20.0</text:p>
      <text:p text:style-name="Preformatted_20_Text">702,02/04/2020,Jiangxi,Mainland China,2020-02-04T14:43:02,476.0,0.0,20.0</text:p>
      <text:p text:style-name="Preformatted_20_Text"><text:soft-page-break/>703,02/04/2020,Chongqing,Mainland China,2020-02-04T23:43:01,366.0,2.0,9.0</text:p>
      <text:p text:style-name="Preformatted_20_Text">704,02/04/2020,Jiangsu,Mainland China,2020-02-04T11:53:02,308.0,0.0,12.0</text:p>
      <text:p text:style-name="Preformatted_20_Text">705,02/04/2020,Sichuan,Mainland China,2020-02-04T01:43:02,282.0,1.0,14.0</text:p>
      <text:p text:style-name="Preformatted_20_Text">706,02/04/2020,Shandong,Mainland China,2020-02-04T12:03:04,275.0,0.0,11.0</text:p>
      <text:p text:style-name="Preformatted_20_Text">707,02/04/2020,Beijing,Mainland China,2020-02-04T08:33:01,228.0,1.0,23.0</text:p>
      <text:p text:style-name="Preformatted_20_Text">708,02/04/2020,Shanghai,Mainland China,2020-02-04T06:33:02,219.0,1.0,12.0</text:p>
      <text:p text:style-name="Preformatted_20_Text">709,02/04/2020,Fujian,Mainland China,2020-02-04T12:13:11,194.0,0.0,3.0</text:p>
      <text:p text:style-name="Preformatted_20_Text">710,02/04/2020,Heilongjiang,Mainland China,2020-02-04T07:43:01,155.0,2.0,4.0</text:p>
      <text:p text:style-name="Preformatted_20_Text">711,02/04/2020,Shaanxi,Mainland China,2020-02-04T12:33:02,142.0,0.0,2.0</text:p>
      <text:p text:style-name="Preformatted_20_Text">712,02/04/2020,Guangxi,Mainland China,2020-02-04T05:53:01,139.0,0.0,10.0</text:p>
      <text:p text:style-name="Preformatted_20_Text">713,02/04/2020,Hebei,Mainland China,2020-02-04T08:53:01,126.0,1.0,4.0</text:p>
      <text:p text:style-name="Preformatted_20_Text">714,02/04/2020,Yunnan,Mainland China,2020-02-04T23:23:02,122.0,0.0,5.0</text:p>
      <text:p text:style-name="Preformatted_20_Text">715,02/04/2020,Liaoning,Mainland China,2020-02-04T14:13:08,81.0,0.0,2.0</text:p>
      <text:p text:style-name="Preformatted_20_Text">716,02/04/2020,Shanxi,Mainland China,2020-02-04T23:23:02,81.0,0.0,4.0</text:p>
      <text:p text:style-name="Preformatted_20_Text">717,02/04/2020,Hainan,Mainland China,2020-02-04T11:33:03,80.0,1.0,5.0</text:p>
      <text:p text:style-name="Preformatted_20_Text">718,02/04/2020,Tianjin,Mainland China,2020-02-04T13:33:02,67.0,0.0,2.0</text:p>
      <text:p text:style-name="Preformatted_20_Text">719,02/04/2020,Guizhou,Mainland China,2020-02-04T10:43:02,58.0,0.0,2.0</text:p>
      <text:p text:style-name="Preformatted_20_Text">720,02/04/2020,Gansu,Mainland China,2020-02-04T15:43:02,57.0,0.0,4.0</text:p>
      <text:p text:style-name="Preformatted_20_Text">721,02/04/2020,Jilin,Mainland China,2020-02-04T00:23:05,42.0,0.0,1.0</text:p>
      <text:p text:style-name="Preformatted_20_Text">722,02/04/2020,Inner Mongolia,Mainland China,2020-02-04T03:03:07,35.0,0.0,1.0</text:p>
      <text:p text:style-name="Preformatted_20_Text">723,02/04/2020,Ningxia,Mainland China,2020-02-04T02:13:18,34.0,0.0,1.0</text:p>
      <text:p text:style-name="Preformatted_20_Text">724,02/04/2020,Xinjiang,Mainland China,2020-02-04T01:33:01,29.0,0.0,0.0</text:p>
      <text:p text:style-name="Preformatted_20_Text">725,02/04/2020,,Thailand,2020-02-04T15:33:03,25.0,0.0,5.0</text:p>
      <text:p text:style-name="Preformatted_20_Text">726,02/04/2020,,Singapore,2020-02-04T15:33:03,24.0,0.0,0.0</text:p>
      <text:p text:style-name="Preformatted_20_Text">727,02/04/2020,,Japan,2020-02-04T16:43:03,22.0,0.0,1.0</text:p>
      <text:p text:style-name="Preformatted_20_Text">728,02/04/2020,Hong Kong,Hong Kong,2020-02-04T09:03:02,17.0,1.0,0.0</text:p>
      <text:p text:style-name="Preformatted_20_Text">729,02/04/2020,,South Korea,2020-02-04T15:33:03,16.0,0.0,0.0</text:p>
      <text:p text:style-name="Preformatted_20_Text">730,02/04/2020,Qinghai,Mainland China,2020-02-04T01:33:01,15.0,0.0,0.0</text:p>
      <text:p text:style-name="Preformatted_20_Text">731,02/04/2020,,Germany,2020-02-03T20:53:02,12.0,0.0,0.0</text:p>
      <text:p text:style-name="Preformatted_20_Text">732,02/04/2020,Taiwan,Taiwan,2020-02-04T14:53:02,11.0,0.0,0.0</text:p>
      <text:p text:style-name="Preformatted_20_Text">733,02/04/2020,Macau,Macau,2020-02-04T04:43:02,10.0,0.0,0.0</text:p>
      <text:p text:style-name="Preformatted_20_Text">734,02/04/2020,,Malaysia,2020-02-04T07:33:02,10.0,0.0,0.0</text:p>
      <text:p text:style-name="Preformatted_20_Text">735,02/04/2020,,Vietnam,2020-02-03T21:43:02,8.0,0.0,1.0</text:p>
      <text:p text:style-name="Preformatted_20_Text">736,02/04/2020,,France,2020-02-01T01:52:40,6.0,0.0,0.0</text:p>
      <text:p text:style-name="Preformatted_20_Text">737,02/04/2020,,United Arab Emirates,2020-02-02T05:43:01,5.0,0.0,0.0</text:p>
      <text:p text:style-name="Preformatted_20_Text">738,02/04/2020,New South Wales,Australia,2020-02-01T18:12:49,4.0,0.0,2.0</text:p>
      <text:p text:style-name="Preformatted_20_Text">739,02/04/2020,Victoria,Australia,2020-02-01T18:12:49,4.0,0.0,0.0</text:p>
      <text:p text:style-name="Preformatted_20_Text">740,02/04/2020,Queensland,Australia,2020-02-04T16:53:03,3.0,0.0,0.0</text:p>
      <text:p text:style-name="Preformatted_20_Text">741,02/04/2020,,India,2020-02-03T21:43:02,3.0,0.0,0.0</text:p>
      <text:p text:style-name="Preformatted_20_Text">742,02/04/2020,South Australia,Australia,2020-02-02T22:33:07,2.0,0.0,0.0</text:p>
      <text:p text:style-name="Preformatted_20_Text">743,02/04/2020,"Toronto, ON",Canada,2020-02-04T00:13:06,2.0,0.0,0.0</text:p>
      <text:p text:style-name="Preformatted_20_Text">744,02/04/2020,,Italy,2020-01-31T08:15:53,2.0,0.0,0.0</text:p>
      <text:p text:style-name="Preformatted_20_Text">745,02/04/2020,,Philippines,2020-02-02T03:33:07,2.0,1.0,0.0</text:p>
      <text:p text:style-name="Preformatted_20_Text">746,02/04/2020,,Russia,2020-01-31T16:13:45,2.0,0.0,0.0</text:p>
      <text:p text:style-name="Preformatted_20_Text">747,02/04/2020,,UK,2020-02-01T01:52:40,2.0,0.0,0.0</text:p>
      <text:p text:style-name="Preformatted_20_Text">748,02/04/2020,"Chicago, IL",US,2020-02-01T19:43:03,2.0,0.0,0.0</text:p>
      <text:p text:style-name="Preformatted_20_Text">749,02/04/2020,"San Benito, CA",US,2020-02-03T03:53:02,2.0,0.0,0.0</text:p>
      <text:p text:style-name="Preformatted_20_Text">750,02/04/2020,"Santa Clara, CA",US,2020-02-03T00:43:02,2.0,0.0,0.0</text:p>
      <text:p text:style-name="Preformatted_20_Text">751,02/04/2020,,Belgium,2020-02-04T15:43:02,1.0,0.0,0.0</text:p>
      <text:p text:style-name="Preformatted_20_Text">752,02/04/2020,,Cambodia,2020-01-31T08:15:53,1.0,0.0,0.0</text:p>
      <text:p text:style-name="Preformatted_20_Text">753,02/04/2020,British Columbia,Canada,2020-02-01T18:12:49,1.0,0.0,0.0</text:p>
      <text:p text:style-name="Preformatted_20_Text">754,02/04/2020,"London, ON",Canada,2020-02-04T00:03:11,1.0,0.0,0.0</text:p>
      <text:p text:style-name="Preformatted_20_Text">755,02/04/2020,,Finland,2020-01-31T08:15:53,1.0,0.0,0.0</text:p>
      <text:p text:style-name="Preformatted_20_Text">756,02/04/2020,Tibet,Mainland China,2020-02-01T01:52:40,1.0,0.0,0.0</text:p>
      <text:p text:style-name="Preformatted_20_Text">757,02/04/2020,,Nepal,2020-01-31T08:15:53,1.0,0.0,0.0</text:p>
      <text:p text:style-name="Preformatted_20_Text">758,02/04/2020,,Spain,2020-02-01T23:43:02,1.0,0.0,0.0</text:p>
      <text:p text:style-name="Preformatted_20_Text">759,02/04/2020,,Sri Lanka,2020-01-31T08:15:53,1.0,0.0,0.0</text:p>
      <text:p text:style-name="Preformatted_20_Text">760,02/04/2020,,Sweden,2020-02-01T02:13:26,1.0,0.0,0.0</text:p>
      <text:p text:style-name="Preformatted_20_Text">761,02/04/2020,"Boston, MA",US,2020-02-01T19:43:03,1.0,0.0,0.0</text:p>
      <text:p text:style-name="Preformatted_20_Text">762,02/04/2020,"Los Angeles, CA",US,2020-02-01T19:53:03,1.0,0.0,0.0</text:p>
      <text:p text:style-name="Preformatted_20_Text">763,02/04/2020,"Orange, CA",US,2020-02-01T19:53:03,1.0,0.0,0.0</text:p>
      <text:p text:style-name="Preformatted_20_Text">764,02/04/2020,"Seattle, WA",US,2020-02-01T19:43:03,1.0,0.0,0.0</text:p>
      <text:p text:style-name="Preformatted_20_Text">765,02/04/2020,"Tempe, AZ",US,2020-02-01T19:43:03,1.0,0.0,0.0</text:p>
      <text:p text:style-name="Preformatted_20_Text">766,02/05/2020,Hubei,Mainland China,2020-02-05T23:13:12,19665.0,549.0,633.0</text:p>
      <text:p text:style-name="Preformatted_20_Text"><text:soft-page-break/>767,02/05/2020,Guangdong,Mainland China,2020-02-05T13:23:04,895.0,0.0,49.0</text:p>
      <text:p text:style-name="Preformatted_20_Text">768,02/05/2020,Zhejiang,Mainland China,2020-02-05T15:13:02,895.0,0.0,78.0</text:p>
      <text:p text:style-name="Preformatted_20_Text">769,02/05/2020,Henan,Mainland China,2020-02-05T15:03:02,764.0,2.0,47.0</text:p>
      <text:p text:style-name="Preformatted_20_Text">770,02/05/2020,Hunan,Mainland China,2020-02-05T15:23:02,661.0,0.0,54.0</text:p>
      <text:p text:style-name="Preformatted_20_Text">771,02/05/2020,Jiangxi,Mainland China,2020-02-05T01:33:07,548.0,0.0,27.0</text:p>
      <text:p text:style-name="Preformatted_20_Text">772,02/05/2020,Anhui,Mainland China,2020-02-05T13:43:02,530.0,0.0,23.0</text:p>
      <text:p text:style-name="Preformatted_20_Text">773,02/05/2020,Chongqing,Mainland China,2020-02-05T23:43:02,389.0,2.0,15.0</text:p>
      <text:p text:style-name="Preformatted_20_Text">774,02/05/2020,Jiangsu,Mainland China,2020-02-05T12:43:02,341.0,0.0,23.0</text:p>
      <text:p text:style-name="Preformatted_20_Text">775,02/05/2020,Shandong,Mainland China,2020-02-05T10:13:13,307.0,0.0,15.0</text:p>
      <text:p text:style-name="Preformatted_20_Text">776,02/05/2020,Sichuan,Mainland China,2020-02-05T10:13:13,301.0,1.0,24.0</text:p>
      <text:p text:style-name="Preformatted_20_Text">777,02/05/2020,Beijing,Mainland China,2020-02-05T05:43:02,253.0,1.0,24.0</text:p>
      <text:p text:style-name="Preformatted_20_Text">778,02/05/2020,Shanghai,Mainland China,2020-02-05T06:23:04,243.0,1.0,15.0</text:p>
      <text:p text:style-name="Preformatted_20_Text">779,02/05/2020,Fujian,Mainland China,2020-02-05T12:33:01,205.0,0.0,11.0</text:p>
      <text:p text:style-name="Preformatted_20_Text">780,02/05/2020,Heilongjiang,Mainland China,2020-02-05T12:13:04,190.0,2.0,7.0</text:p>
      <text:p text:style-name="Preformatted_20_Text">781,02/05/2020,Shaanxi,Mainland China,2020-02-05T08:43:01,165.0,0.0,6.0</text:p>
      <text:p text:style-name="Preformatted_20_Text">782,02/05/2020,Guangxi,Mainland China,2020-02-05T12:03:08,150.0,0.0,13.0</text:p>
      <text:p text:style-name="Preformatted_20_Text">783,02/05/2020,Hebei,Mainland China,2020-02-05T11:23:18,135.0,1.0,6.0</text:p>
      <text:p text:style-name="Preformatted_20_Text">784,02/05/2020,Yunnan,Mainland China,2020-02-05T23:33:02,128.0,0.0,5.0</text:p>
      <text:p text:style-name="Preformatted_20_Text">785,02/05/2020,Hainan,Mainland China,2020-02-05T16:43:04,99.0,1.0,5.0</text:p>
      <text:p text:style-name="Preformatted_20_Text">786,02/05/2020,Liaoning,Mainland China,2020-02-05T15:23:02,89.0,0.0,4.0</text:p>
      <text:p text:style-name="Preformatted_20_Text">787,02/05/2020,Shanxi,Mainland China,2020-02-05T15:23:02,81.0,0.0,5.0</text:p>
      <text:p text:style-name="Preformatted_20_Text">788,02/05/2020,Tianjin,Mainland China,2020-02-05T03:43:02,69.0,1.0,2.0</text:p>
      <text:p text:style-name="Preformatted_20_Text">789,02/05/2020,Guizhou,Mainland China,2020-02-05T12:33:02,64.0,1.0,9.0</text:p>
      <text:p text:style-name="Preformatted_20_Text">790,02/05/2020,Gansu,Mainland China,2020-02-05T16:23:06,62.0,0.0,6.0</text:p>
      <text:p text:style-name="Preformatted_20_Text">791,02/05/2020,Jilin,Mainland China,2020-02-05T11:03:16,54.0,0.0,2.0</text:p>
      <text:p text:style-name="Preformatted_20_Text">792,02/05/2020,Inner Mongolia,Mainland China,2020-02-05T08:53:02,42.0,0.0,3.0</text:p>
      <text:p text:style-name="Preformatted_20_Text">793,02/05/2020,Ningxia,Mainland China,2020-02-04T02:13:18,34.0,0.0,1.0</text:p>
      <text:p text:style-name="Preformatted_20_Text">794,02/05/2020,Xinjiang,Mainland China,2020-02-05T02:03:13,32.0,0.0,0.0</text:p>
      <text:p text:style-name="Preformatted_20_Text">795,02/05/2020,,Singapore,2020-02-05T16:33:03,28.0,0.0,0.0</text:p>
      <text:p text:style-name="Preformatted_20_Text">796,02/05/2020,,Thailand,2020-02-04T15:33:03,25.0,0.0,5.0</text:p>
      <text:p text:style-name="Preformatted_20_Text">797,02/05/2020,,Japan,2020-02-04T16:43:03,22.0,0.0,1.0</text:p>
      <text:p text:style-name="Preformatted_20_Text">798,02/05/2020,Hong Kong,Hong Kong,2020-02-05T13:13:10,21.0,1.0,0.0</text:p>
      <text:p text:style-name="Preformatted_20_Text">799,02/05/2020,,South Korea,2020-02-05T15:33:01,19.0,0.0,0.0</text:p>
      <text:p text:style-name="Preformatted_20_Text">800,02/05/2020,Qinghai,Mainland China,2020-02-05T03:13:05,17.0,0.0,3.0</text:p>
      <text:p text:style-name="Preformatted_20_Text">801,02/05/2020,,Germany,2020-02-03T20:53:02,12.0,0.0,0.0</text:p>
      <text:p text:style-name="Preformatted_20_Text">802,02/05/2020,,Malaysia,2020-02-05T15:43:02,12.0,0.0,0.0</text:p>
      <text:p text:style-name="Preformatted_20_Text">803,02/05/2020,Taiwan,Taiwan,2020-02-04T14:53:02,11.0,0.0,0.0</text:p>
      <text:p text:style-name="Preformatted_20_Text">804,02/05/2020,Macau,Macau,2020-02-04T04:43:02,10.0,0.0,0.0</text:p>
      <text:p text:style-name="Preformatted_20_Text">805,02/05/2020,,Vietnam,2020-02-03T21:43:02,8.0,0.0,1.0</text:p>
      <text:p text:style-name="Preformatted_20_Text">806,02/05/2020,,France,2020-02-01T01:52:40,6.0,0.0,0.0</text:p>
      <text:p text:style-name="Preformatted_20_Text">807,02/05/2020,,United Arab Emirates,2020-02-02T05:43:01,5.0,0.0,0.0</text:p>
      <text:p text:style-name="Preformatted_20_Text">808,02/05/2020,New South Wales,Australia,2020-02-01T18:12:49,4.0,0.0,2.0</text:p>
      <text:p text:style-name="Preformatted_20_Text">809,02/05/2020,Victoria,Australia,2020-02-01T18:12:49,4.0,0.0,0.0</text:p>
      <text:p text:style-name="Preformatted_20_Text">810,02/05/2020,Queensland,Australia,2020-02-04T16:53:03,3.0,0.0,0.0</text:p>
      <text:p text:style-name="Preformatted_20_Text">811,02/05/2020,,India,2020-02-03T21:43:02,3.0,0.0,0.0</text:p>
      <text:p text:style-name="Preformatted_20_Text">812,02/05/2020,South Australia,Australia,2020-02-02T22:33:07,2.0,0.0,0.0</text:p>
      <text:p text:style-name="Preformatted_20_Text">813,02/05/2020,British Columbia,Canada,2020-02-05T17:33:03,2.0,0.0,0.0</text:p>
      <text:p text:style-name="Preformatted_20_Text">814,02/05/2020,"Toronto, ON",Canada,2020-02-04T00:13:06,2.0,0.0,0.0</text:p>
      <text:p text:style-name="Preformatted_20_Text">815,02/05/2020,,Italy,2020-01-31T08:15:53,2.0,0.0,0.0</text:p>
      <text:p text:style-name="Preformatted_20_Text">816,02/05/2020,,Philippines,2020-02-02T03:33:07,2.0,1.0,0.0</text:p>
      <text:p text:style-name="Preformatted_20_Text">817,02/05/2020,,Russia,2020-01-31T16:13:45,2.0,0.0,0.0</text:p>
      <text:p text:style-name="Preformatted_20_Text">818,02/05/2020,,UK,2020-02-01T01:52:40,2.0,0.0,0.0</text:p>
      <text:p text:style-name="Preformatted_20_Text">819,02/05/2020,"Chicago, IL",US,2020-02-01T19:43:03,2.0,0.0,0.0</text:p>
      <text:p text:style-name="Preformatted_20_Text">820,02/05/2020,"San Benito, CA",US,2020-02-03T03:53:02,2.0,0.0,0.0</text:p>
      <text:p text:style-name="Preformatted_20_Text">821,02/05/2020,"Santa Clara, CA",US,2020-02-03T00:43:02,2.0,0.0,0.0</text:p>
      <text:p text:style-name="Preformatted_20_Text">822,02/05/2020,,Belgium,2020-02-04T15:43:02,1.0,0.0,0.0</text:p>
      <text:p text:style-name="Preformatted_20_Text">823,02/05/2020,,Cambodia,2020-01-31T08:15:53,1.0,0.0,0.0</text:p>
      <text:p text:style-name="Preformatted_20_Text">824,02/05/2020,"London, ON",Canada,2020-02-04T00:03:11,1.0,0.0,0.0</text:p>
      <text:p text:style-name="Preformatted_20_Text">825,02/05/2020,,Finland,2020-01-31T08:15:53,1.0,0.0,0.0</text:p>
      <text:p text:style-name="Preformatted_20_Text">826,02/05/2020,Tibet,Mainland China,2020-02-01T01:52:40,1.0,0.0,0.0</text:p>
      <text:p text:style-name="Preformatted_20_Text">827,02/05/2020,,Nepal,2020-01-31T08:15:53,1.0,0.0,0.0</text:p>
      <text:p text:style-name="Preformatted_20_Text">828,02/05/2020,,Spain,2020-02-01T23:43:02,1.0,0.0,0.0</text:p>
      <text:p text:style-name="Preformatted_20_Text">829,02/05/2020,,Sri Lanka,2020-01-31T08:15:53,1.0,0.0,0.0</text:p>
      <text:p text:style-name="Preformatted_20_Text">830,02/05/2020,,Sweden,2020-02-01T02:13:26,1.0,0.0,0.0</text:p>
      <text:p text:style-name="Preformatted_20_Text"><text:soft-page-break/>831,02/05/2020,"Boston, MA",US,2020-02-01T19:43:03,1.0,0.0,0.0</text:p>
      <text:p text:style-name="Preformatted_20_Text">832,02/05/2020,"Los Angeles, CA",US,2020-02-01T19:53:03,1.0,0.0,0.0</text:p>
      <text:p text:style-name="Preformatted_20_Text">833,02/05/2020,"Madison, WI",US,2020-02-05T21:53:02,1.0,0.0,0.0</text:p>
      <text:p text:style-name="Preformatted_20_Text">834,02/05/2020,"Orange, CA",US,2020-02-01T19:53:03,1.0,0.0,0.0</text:p>
      <text:p text:style-name="Preformatted_20_Text">835,02/05/2020,"Seattle, WA",US,2020-02-01T19:43:03,1.0,0.0,0.0</text:p>
      <text:p text:style-name="Preformatted_20_Text">836,02/05/2020,"Tempe, AZ",US,2020-02-01T19:43:03,1.0,0.0,0.0</text:p>
      <text:p text:style-name="Preformatted_20_Text">837,02/06/2020,Hubei,Mainland China,2020-02-06T23:23:02,22112.0,618.0,817.0</text:p>
      <text:p text:style-name="Preformatted_20_Text">838,02/06/2020,Guangdong,Mainland China,2020-02-06T12:43:02,970.0,0.0,69.0</text:p>
      <text:p text:style-name="Preformatted_20_Text">839,02/06/2020,Zhejiang,Mainland China,2020-02-06T10:53:04,954.0,0.0,94.0</text:p>
      <text:p text:style-name="Preformatted_20_Text">840,02/06/2020,Henan,Mainland China,2020-02-06T11:23:14,851.0,2.0,56.0</text:p>
      <text:p text:style-name="Preformatted_20_Text">841,02/06/2020,Hunan,Mainland China,2020-02-06T13:13:06,711.0,0.0,81.0</text:p>
      <text:p text:style-name="Preformatted_20_Text">842,02/06/2020,Jiangxi,Mainland China,2020-02-06T02:33:01,600.0,0.0,37.0</text:p>
      <text:p text:style-name="Preformatted_20_Text">843,02/06/2020,Anhui,Mainland China,2020-02-06T13:33:02,591.0,0.0,34.0</text:p>
      <text:p text:style-name="Preformatted_20_Text">844,02/06/2020,Chongqing,Mainland China,2020-02-06T23:33:02,411.0,2.0,24.0</text:p>
      <text:p text:style-name="Preformatted_20_Text">845,02/06/2020,Jiangsu,Mainland China,2020-02-06T08:03:10,373.0,0.0,34.0</text:p>
      <text:p text:style-name="Preformatted_20_Text">846,02/06/2020,Shandong,Mainland China,2020-02-06T07:53:02,347.0,0.0,27.0</text:p>
      <text:p text:style-name="Preformatted_20_Text">847,02/06/2020,Sichuan,Mainland China,2020-02-06T08:03:10,321.0,1.0,31.0</text:p>
      <text:p text:style-name="Preformatted_20_Text">848,02/06/2020,Beijing,Mainland China,2020-02-06T03:23:11,274.0,1.0,31.0</text:p>
      <text:p text:style-name="Preformatted_20_Text">849,02/06/2020,Shanghai,Mainland China,2020-02-06T06:53:07,257.0,1.0,25.0</text:p>
      <text:p text:style-name="Preformatted_20_Text">850,02/06/2020,Heilongjiang,Mainland China,2020-02-06T08:13:06,227.0,3.0,8.0</text:p>
      <text:p text:style-name="Preformatted_20_Text">851,02/06/2020,Fujian,Mainland China,2020-02-06T11:03:19,215.0,0.0,14.0</text:p>
      <text:p text:style-name="Preformatted_20_Text">852,02/06/2020,Shaanxi,Mainland China,2020-02-06T13:53:02,173.0,0.0,9.0</text:p>
      <text:p text:style-name="Preformatted_20_Text">853,02/06/2020,Guangxi,Mainland China,2020-02-06T04:13:13,168.0,0.0,14.0</text:p>
      <text:p text:style-name="Preformatted_20_Text">854,02/06/2020,Hebei,Mainland China,2020-02-06T13:53:02,157.0,1.0,13.0</text:p>
      <text:p text:style-name="Preformatted_20_Text">855,02/06/2020,Yunnan,Mainland China,2020-02-06T09:43:02,133.0,0.0,7.0</text:p>
      <text:p text:style-name="Preformatted_20_Text">856,02/06/2020,Hainan,Mainland China,2020-02-06T11:13:24,106.0,1.0,8.0</text:p>
      <text:p text:style-name="Preformatted_20_Text">857,02/06/2020,Shanxi,Mainland China,2020-02-06T23:03:02,96.0,0.0,12.0</text:p>
      <text:p text:style-name="Preformatted_20_Text">858,02/06/2020,Liaoning,Mainland China,2020-02-06T14:33:02,94.0,0.0,5.0</text:p>
      <text:p text:style-name="Preformatted_20_Text">859,02/06/2020,Tianjin,Mainland China,2020-02-06T23:43:01,79.0,1.0,2.0</text:p>
      <text:p text:style-name="Preformatted_20_Text">860,02/06/2020,Guizhou,Mainland China,2020-02-06T09:53:02,71.0,1.0,6.0</text:p>
      <text:p text:style-name="Preformatted_20_Text">861,02/06/2020,Gansu,Mainland China,2020-02-05T16:23:06,62.0,0.0,6.0</text:p>
      <text:p text:style-name="Preformatted_20_Text">862,02/06/2020,Jilin,Mainland China,2020-02-06T14:23:04,59.0,0.0,4.0</text:p>
      <text:p text:style-name="Preformatted_20_Text">863,02/06/2020,Inner Mongolia,Mainland China,2020-02-06T02:23:08,46.0,0.0,4.0</text:p>
      <text:p text:style-name="Preformatted_20_Text">864,02/06/2020,,Japan,2020-02-06T02:53:03,45.0,0.0,1.0</text:p>
      <text:p text:style-name="Preformatted_20_Text">865,02/06/2020,Ningxia,Mainland China,2020-02-06T02:13:15,40.0,0.0,1.0</text:p>
      <text:p text:style-name="Preformatted_20_Text">866,02/06/2020,Xinjiang,Mainland China,2020-02-06T01:13:08,36.0,0.0,0.0</text:p>
      <text:p text:style-name="Preformatted_20_Text">867,02/06/2020,,Singapore,2020-02-05T16:33:03,28.0,0.0,0.0</text:p>
      <text:p text:style-name="Preformatted_20_Text">868,02/06/2020,,Thailand,2020-02-04T15:33:03,25.0,0.0,5.0</text:p>
      <text:p text:style-name="Preformatted_20_Text">869,02/06/2020,Hong Kong,Hong Kong,2020-02-06T14:43:02,24.0,1.0,0.0</text:p>
      <text:p text:style-name="Preformatted_20_Text">870,02/06/2020,,South Korea,2020-02-06T02:53:03,23.0,0.0,0.0</text:p>
      <text:p text:style-name="Preformatted_20_Text">871,02/06/2020,Qinghai,Mainland China,2020-02-06T02:13:15,18.0,0.0,3.0</text:p>
      <text:p text:style-name="Preformatted_20_Text">872,02/06/2020,Taiwan,Taiwan,2020-02-06T15:03:04,16.0,0.0,1.0</text:p>
      <text:p text:style-name="Preformatted_20_Text">873,02/06/2020,,Germany,2020-02-03T20:53:02,12.0,0.0,0.0</text:p>
      <text:p text:style-name="Preformatted_20_Text">874,02/06/2020,,Malaysia,2020-02-05T15:43:02,12.0,0.0,0.0</text:p>
      <text:p text:style-name="Preformatted_20_Text">875,02/06/2020,Macau,Macau,2020-02-06T14:23:04,10.0,0.0,1.0</text:p>
      <text:p text:style-name="Preformatted_20_Text">876,02/06/2020,,Vietnam,2020-02-06T01:13:08,10.0,0.0,1.0</text:p>
      <text:p text:style-name="Preformatted_20_Text">877,02/06/2020,,France,2020-02-01T01:52:40,6.0,0.0,0.0</text:p>
      <text:p text:style-name="Preformatted_20_Text">878,02/06/2020,,United Arab Emirates,2020-02-02T05:43:01,5.0,0.0,0.0</text:p>
      <text:p text:style-name="Preformatted_20_Text">879,02/06/2020,New South Wales,Australia,2020-02-06T03:13:22,4.0,0.0,2.0</text:p>
      <text:p text:style-name="Preformatted_20_Text">880,02/06/2020,Queensland,Australia,2020-02-06T02:53:03,4.0,0.0,0.0</text:p>
      <text:p text:style-name="Preformatted_20_Text">881,02/06/2020,Victoria,Australia,2020-02-01T18:12:49,4.0,0.0,0.0</text:p>
      <text:p text:style-name="Preformatted_20_Text">882,02/06/2020,,India,2020-02-03T21:43:02,3.0,0.0,0.0</text:p>
      <text:p text:style-name="Preformatted_20_Text">883,02/06/2020,South Australia,Australia,2020-02-02T22:33:07,2.0,0.0,0.0</text:p>
      <text:p text:style-name="Preformatted_20_Text">884,02/06/2020,British Columbia,Canada,2020-02-05T17:33:03,2.0,0.0,0.0</text:p>
      <text:p text:style-name="Preformatted_20_Text">885,02/06/2020,"Toronto, ON",Canada,2020-02-04T00:13:06,2.0,0.0,0.0</text:p>
      <text:p text:style-name="Preformatted_20_Text">886,02/06/2020,,Italy,2020-01-31T08:15:53,2.0,0.0,0.0</text:p>
      <text:p text:style-name="Preformatted_20_Text">887,02/06/2020,,Philippines,2020-02-02T03:33:07,2.0,1.0,0.0</text:p>
      <text:p text:style-name="Preformatted_20_Text">888,02/06/2020,,Russia,2020-01-31T16:13:45,2.0,0.0,0.0</text:p>
      <text:p text:style-name="Preformatted_20_Text">889,02/06/2020,,UK,2020-02-01T01:52:40,2.0,0.0,0.0</text:p>
      <text:p text:style-name="Preformatted_20_Text">890,02/06/2020,"Chicago, IL",US,2020-02-01T19:43:03,2.0,0.0,0.0</text:p>
      <text:p text:style-name="Preformatted_20_Text">891,02/06/2020,"San Benito, CA",US,2020-02-03T03:53:02,2.0,0.0,0.0</text:p>
      <text:p text:style-name="Preformatted_20_Text">892,02/06/2020,"Santa Clara, CA",US,2020-02-03T00:43:02,2.0,0.0,0.0</text:p>
      <text:p text:style-name="Preformatted_20_Text">893,02/06/2020,,Belgium,2020-02-04T15:43:02,1.0,0.0,0.0</text:p>
      <text:p text:style-name="Preformatted_20_Text">894,02/06/2020,,Cambodia,2020-01-31T08:15:53,1.0,0.0,0.0</text:p>
      <text:p text:style-name="Preformatted_20_Text"><text:soft-page-break/>895,02/06/2020,"London, ON",Canada,2020-02-04T00:03:11,1.0,0.0,0.0</text:p>
      <text:p text:style-name="Preformatted_20_Text">896,02/06/2020,,Finland,2020-01-31T08:15:53,1.0,0.0,0.0</text:p>
      <text:p text:style-name="Preformatted_20_Text">897,02/06/2020,Tibet,Mainland China,2020-02-01T01:52:40,1.0,0.0,0.0</text:p>
      <text:p text:style-name="Preformatted_20_Text">898,02/06/2020,,Nepal,2020-01-31T08:15:53,1.0,0.0,0.0</text:p>
      <text:p text:style-name="Preformatted_20_Text">899,02/06/2020,,Spain,2020-02-01T23:43:02,1.0,0.0,0.0</text:p>
      <text:p text:style-name="Preformatted_20_Text">900,02/06/2020,,Sri Lanka,2020-01-31T08:15:53,1.0,0.0,0.0</text:p>
      <text:p text:style-name="Preformatted_20_Text">901,02/06/2020,,Sweden,2020-02-01T02:13:26,1.0,0.0,0.0</text:p>
      <text:p text:style-name="Preformatted_20_Text">902,02/06/2020,"Boston, MA",US,2020-02-01T19:43:03,1.0,0.0,0.0</text:p>
      <text:p text:style-name="Preformatted_20_Text">903,02/06/2020,"Los Angeles, CA",US,2020-02-01T19:53:03,1.0,0.0,0.0</text:p>
      <text:p text:style-name="Preformatted_20_Text">904,02/06/2020,"Madison, WI",US,2020-02-05T21:53:02,1.0,0.0,0.0</text:p>
      <text:p text:style-name="Preformatted_20_Text">905,02/06/2020,"Orange, CA",US,2020-02-01T19:53:03,1.0,0.0,0.0</text:p>
      <text:p text:style-name="Preformatted_20_Text">906,02/06/2020,"Seattle, WA",US,2020-02-01T19:43:03,1.0,0.0,0.0</text:p>
      <text:p text:style-name="Preformatted_20_Text">907,02/06/2020,"Tempe, AZ",US,2020-02-01T19:43:03,1.0,0.0,0.0</text:p>
      <text:p text:style-name="Preformatted_20_Text">908,02/07/2020,Hubei,Mainland China,2020-02-07T23:43:02,24953.0,699.0,1115.0</text:p>
      <text:p text:style-name="Preformatted_20_Text">909,02/07/2020,Guangdong,Mainland China,2020-02-07T10:13:06,1034.0,1.0,88.0</text:p>
      <text:p text:style-name="Preformatted_20_Text">910,02/07/2020,Zhejiang,Mainland China,2020-02-07T11:33:11,1006.0,0.0,123.0</text:p>
      <text:p text:style-name="Preformatted_20_Text">911,02/07/2020,Henan,Mainland China,2020-02-07T14:03:12,914.0,3.0,86.0</text:p>
      <text:p text:style-name="Preformatted_20_Text">912,02/07/2020,Hunan,Mainland China,2020-02-07T11:33:11,772.0,0.0,112.0</text:p>
      <text:p text:style-name="Preformatted_20_Text">913,02/07/2020,Anhui,Mainland China,2020-02-07T05:13:07,665.0,0.0,47.0</text:p>
      <text:p text:style-name="Preformatted_20_Text">914,02/07/2020,Jiangxi,Mainland China,2020-02-07T01:23:02,661.0,0.0,45.0</text:p>
      <text:p text:style-name="Preformatted_20_Text">915,02/07/2020,Chongqing,Mainland China,2020-02-07T23:33:02,426.0,2.0,31.0</text:p>
      <text:p text:style-name="Preformatted_20_Text">916,02/07/2020,Jiangsu,Mainland China,2020-02-07T14:03:12,408.0,0.0,43.0</text:p>
      <text:p text:style-name="Preformatted_20_Text">917,02/07/2020,Shandong,Mainland China,2020-02-07T11:33:11,386.0,0.0,37.0</text:p>
      <text:p text:style-name="Preformatted_20_Text">918,02/07/2020,Sichuan,Mainland China,2020-02-07T08:23:09,344.0,1.0,42.0</text:p>
      <text:p text:style-name="Preformatted_20_Text">919,02/07/2020,Beijing,Mainland China,2020-02-07T03:23:02,297.0,1.0,33.0</text:p>
      <text:p text:style-name="Preformatted_20_Text">920,02/07/2020,Heilongjiang,Mainland China,2020-02-07T07:43:02,277.0,3.0,12.0</text:p>
      <text:p text:style-name="Preformatted_20_Text">921,02/07/2020,Shanghai,Mainland China,2020-02-07T06:14:15,277.0,1.0,30.0</text:p>
      <text:p text:style-name="Preformatted_20_Text">922,02/07/2020,Fujian,Mainland China,2020-02-07T13:23:03,224.0,0.0,20.0</text:p>
      <text:p text:style-name="Preformatted_20_Text">923,02/07/2020,Shaanxi,Mainland China,2020-02-07T08:23:09,184.0,0.0,17.0</text:p>
      <text:p text:style-name="Preformatted_20_Text">924,02/07/2020,Guangxi,Mainland China,2020-02-07T00:33:02,172.0,0.0,17.0</text:p>
      <text:p text:style-name="Preformatted_20_Text">925,02/07/2020,Hebei,Mainland China,2020-02-07T12:03:04,172.0,1.0,22.0</text:p>
      <text:p text:style-name="Preformatted_20_Text">926,02/07/2020,Yunnan,Mainland China,2020-02-07T23:23:04,138.0,0.0,12.0</text:p>
      <text:p text:style-name="Preformatted_20_Text">927,02/07/2020,Hainan,Mainland China,2020-02-07T12:33:02,117.0,2.0,10.0</text:p>
      <text:p text:style-name="Preformatted_20_Text">928,02/07/2020,Shanxi,Mainland China,2020-02-07T23:43:02,104.0,0.0,15.0</text:p>
      <text:p text:style-name="Preformatted_20_Text">929,02/07/2020,Liaoning,Mainland China,2020-02-07T15:33:03,99.0,0.0,7.0</text:p>
      <text:p text:style-name="Preformatted_20_Text">930,02/07/2020,Guizhou,Mainland China,2020-02-07T11:13:07,81.0,1.0,6.0</text:p>
      <text:p text:style-name="Preformatted_20_Text">931,02/07/2020,Tianjin,Mainland China,2020-02-07T05:43:03,81.0,1.0,2.0</text:p>
      <text:p text:style-name="Preformatted_20_Text">932,02/07/2020,Gansu,Mainland China,2020-02-07T02:33:06,67.0,0.0,9.0</text:p>
      <text:p text:style-name="Preformatted_20_Text">933,02/07/2020,Jilin,Mainland China,2020-02-07T00:43:02,65.0,1.0,4.0</text:p>
      <text:p text:style-name="Preformatted_20_Text">934,02/07/2020,Cruise Ship,Others,2020-02-07T16:33:03,61.0,0.0,0.0</text:p>
      <text:p text:style-name="Preformatted_20_Text">935,02/07/2020,Inner Mongolia,Mainland China,2020-02-07T11:13:07,50.0,0.0,5.0</text:p>
      <text:p text:style-name="Preformatted_20_Text">936,02/07/2020,Ningxia,Mainland China,2020-02-07T11:13:07,43.0,0.0,5.0</text:p>
      <text:p text:style-name="Preformatted_20_Text">937,02/07/2020,Xinjiang,Mainland China,2020-02-07T01:43:02,39.0,0.0,0.0</text:p>
      <text:p text:style-name="Preformatted_20_Text">938,02/07/2020,,Singapore,2020-02-07T03:03:03,30.0,0.0,0.0</text:p>
      <text:p text:style-name="Preformatted_20_Text">939,02/07/2020,Hong Kong,Hong Kong,2020-02-07T11:53:02,25.0,1.0,0.0</text:p>
      <text:p text:style-name="Preformatted_20_Text">940,02/07/2020,,Japan,2020-02-07T04:13:20,25.0,0.0,1.0</text:p>
      <text:p text:style-name="Preformatted_20_Text">941,02/07/2020,,Thailand,2020-02-04T15:33:03,25.0,0.0,5.0</text:p>
      <text:p text:style-name="Preformatted_20_Text">942,02/07/2020,,South Korea,2020-02-07T03:03:03,24.0,0.0,1.0</text:p>
      <text:p text:style-name="Preformatted_20_Text">943,02/07/2020,Qinghai,Mainland China,2020-02-06T02:13:15,18.0,0.0,3.0</text:p>
      <text:p text:style-name="Preformatted_20_Text">944,02/07/2020,Taiwan,Taiwan,2020-02-06T15:03:04,16.0,0.0,1.0</text:p>
      <text:p text:style-name="Preformatted_20_Text">945,02/07/2020,,Germany,2020-02-07T16:33:03,13.0,0.0,0.0</text:p>
      <text:p text:style-name="Preformatted_20_Text">946,02/07/2020,,Malaysia,2020-02-07T09:13:21,12.0,0.0,1.0</text:p>
      <text:p text:style-name="Preformatted_20_Text">947,02/07/2020,Macau,Macau,2020-02-06T14:23:04,10.0,0.0,1.0</text:p>
      <text:p text:style-name="Preformatted_20_Text">948,02/07/2020,,Vietnam,2020-02-06T01:13:08,10.0,0.0,1.0</text:p>
      <text:p text:style-name="Preformatted_20_Text">949,02/07/2020,,France,2020-02-01T01:52:40,6.0,0.0,0.0</text:p>
      <text:p text:style-name="Preformatted_20_Text">950,02/07/2020,Queensland,Australia,2020-02-07T01:03:02,5.0,0.0,0.0</text:p>
      <text:p text:style-name="Preformatted_20_Text">951,02/07/2020,,United Arab Emirates,2020-02-02T05:43:01,5.0,0.0,0.0</text:p>
      <text:p text:style-name="Preformatted_20_Text">952,02/07/2020,New South Wales,Australia,2020-02-06T03:13:22,4.0,0.0,2.0</text:p>
      <text:p text:style-name="Preformatted_20_Text">953,02/07/2020,Victoria,Australia,2020-02-01T18:12:49,4.0,0.0,0.0</text:p>
      <text:p text:style-name="Preformatted_20_Text">954,02/07/2020,British Columbia,Canada,2020-02-07T05:43:03,4.0,0.0,0.0</text:p>
      <text:p text:style-name="Preformatted_20_Text">955,02/07/2020,,India,2020-02-03T21:43:02,3.0,0.0,0.0</text:p>
      <text:p text:style-name="Preformatted_20_Text">956,02/07/2020,,Italy,2020-02-07T17:53:02,3.0,0.0,0.0</text:p>
      <text:p text:style-name="Preformatted_20_Text">957,02/07/2020,,Philippines,2020-02-07T16:43:04,3.0,1.0,0.0</text:p>
      <text:p text:style-name="Preformatted_20_Text">958,02/07/2020,,UK,2020-02-07T18:33:02,3.0,0.0,0.0</text:p>
      <text:p text:style-name="Preformatted_20_Text"><text:soft-page-break/>959,02/07/2020,South Australia,Australia,2020-02-02T22:33:07,2.0,0.0,0.0</text:p>
      <text:p text:style-name="Preformatted_20_Text">960,02/07/2020,"Toronto, ON",Canada,2020-02-04T00:13:06,2.0,0.0,0.0</text:p>
      <text:p text:style-name="Preformatted_20_Text">961,02/07/2020,,Russia,2020-01-31T16:13:45,2.0,0.0,0.0</text:p>
      <text:p text:style-name="Preformatted_20_Text">962,02/07/2020,"Chicago, IL",US,2020-02-01T19:43:03,2.0,0.0,0.0</text:p>
      <text:p text:style-name="Preformatted_20_Text">963,02/07/2020,"San Benito, CA",US,2020-02-03T03:53:02,2.0,0.0,0.0</text:p>
      <text:p text:style-name="Preformatted_20_Text">964,02/07/2020,"Santa Clara, CA",US,2020-02-03T00:43:02,2.0,0.0,0.0</text:p>
      <text:p text:style-name="Preformatted_20_Text">965,02/07/2020,,Belgium,2020-02-04T15:43:02,1.0,0.0,0.0</text:p>
      <text:p text:style-name="Preformatted_20_Text">966,02/07/2020,,Cambodia,2020-01-31T08:15:53,1.0,0.0,0.0</text:p>
      <text:p text:style-name="Preformatted_20_Text">967,02/07/2020,"London, ON",Canada,2020-02-04T00:03:11,1.0,0.0,0.0</text:p>
      <text:p text:style-name="Preformatted_20_Text">968,02/07/2020,,Finland,2020-01-31T08:15:53,1.0,0.0,0.0</text:p>
      <text:p text:style-name="Preformatted_20_Text">969,02/07/2020,Tibet,Mainland China,2020-02-01T01:52:40,1.0,0.0,0.0</text:p>
      <text:p text:style-name="Preformatted_20_Text">970,02/07/2020,,Nepal,2020-01-31T08:15:53,1.0,0.0,0.0</text:p>
      <text:p text:style-name="Preformatted_20_Text">971,02/07/2020,,Spain,2020-02-01T23:43:02,1.0,0.0,0.0</text:p>
      <text:p text:style-name="Preformatted_20_Text">972,02/07/2020,,Sri Lanka,2020-01-31T08:15:53,1.0,0.0,0.0</text:p>
      <text:p text:style-name="Preformatted_20_Text">973,02/07/2020,,Sweden,2020-02-01T02:13:26,1.0,0.0,0.0</text:p>
      <text:p text:style-name="Preformatted_20_Text">974,02/07/2020,"Boston, MA",US,2020-02-01T19:43:03,1.0,0.0,0.0</text:p>
      <text:p text:style-name="Preformatted_20_Text">975,02/07/2020,"Los Angeles, CA",US,2020-02-01T19:53:03,1.0,0.0,0.0</text:p>
      <text:p text:style-name="Preformatted_20_Text">976,02/07/2020,"Madison, WI",US,2020-02-05T21:53:02,1.0,0.0,0.0</text:p>
      <text:p text:style-name="Preformatted_20_Text">977,02/07/2020,"Orange, CA",US,2020-02-01T19:53:03,1.0,0.0,0.0</text:p>
      <text:p text:style-name="Preformatted_20_Text">978,02/07/2020,"Seattle, WA",US,2020-02-01T19:43:03,1.0,0.0,0.0</text:p>
      <text:p text:style-name="Preformatted_20_Text">979,02/07/2020,"Tempe, AZ",US,2020-02-01T19:43:03,1.0,0.0,0.0</text:p>
      <text:p text:style-name="Preformatted_20_Text">980,02/08/2020,Hubei,Mainland China,2020-02-08T23:33:06,27100.0,780.0,1439.0</text:p>
      <text:p text:style-name="Preformatted_20_Text">981,02/08/2020,Guangdong,Mainland China,2020-02-08T11:53:01,1095.0,1.0,112.0</text:p>
      <text:p text:style-name="Preformatted_20_Text">982,02/08/2020,Zhejiang,Mainland China,2020-02-08T10:53:02,1048.0,0.0,175.0</text:p>
      <text:p text:style-name="Preformatted_20_Text">983,02/08/2020,Henan,Mainland China,2020-02-08T14:13:12,981.0,4.0,116.0</text:p>
      <text:p text:style-name="Preformatted_20_Text">984,02/08/2020,Hunan,Mainland China,2020-02-08T12:53:01,803.0,1.0,156.0</text:p>
      <text:p text:style-name="Preformatted_20_Text">985,02/08/2020,Anhui,Mainland China,2020-02-08T07:43:02,733.0,0.0,59.0</text:p>
      <text:p text:style-name="Preformatted_20_Text">986,02/08/2020,Jiangxi,Mainland China,2020-02-08T01:23:02,698.0,0.0,55.0</text:p>
      <text:p text:style-name="Preformatted_20_Text">987,02/08/2020,Jiangsu,Mainland China,2020-02-08T10:23:04,439.0,0.0,51.0</text:p>
      <text:p text:style-name="Preformatted_20_Text">988,02/08/2020,Chongqing,Mainland China,2020-02-08T11:03:15,428.0,2.0,39.0</text:p>
      <text:p text:style-name="Preformatted_20_Text">989,02/08/2020,Shandong,Mainland China,2020-02-08T11:33:02,416.0,0.0,44.0</text:p>
      <text:p text:style-name="Preformatted_20_Text">990,02/08/2020,Sichuan,Mainland China,2020-02-08T15:23:04,364.0,1.0,60.0</text:p>
      <text:p text:style-name="Preformatted_20_Text">991,02/08/2020,Beijing,Mainland China,2020-02-08T03:13:09,315.0,2.0,34.0</text:p>
      <text:p text:style-name="Preformatted_20_Text">992,02/08/2020,Heilongjiang,Mainland China,2020-02-08T04:03:09,295.0,5.0,13.0</text:p>
      <text:p text:style-name="Preformatted_20_Text">993,02/08/2020,Shanghai,Mainland China,2020-02-08T06:33:02,286.0,1.0,41.0</text:p>
      <text:p text:style-name="Preformatted_20_Text">994,02/08/2020,Fujian,Mainland China,2020-02-08T08:13:10,239.0,0.0,24.0</text:p>
      <text:p text:style-name="Preformatted_20_Text">995,02/08/2020,Hebei,Mainland China,2020-02-08T11:33:02,195.0,1.0,30.0</text:p>
      <text:p text:style-name="Preformatted_20_Text">996,02/08/2020,Shaanxi,Mainland China,2020-02-08T10:13:06,195.0,0.0,20.0</text:p>
      <text:p text:style-name="Preformatted_20_Text">997,02/08/2020,Guangxi,Mainland China,2020-02-08T00:23:03,183.0,0.0,17.0</text:p>
      <text:p text:style-name="Preformatted_20_Text">998,02/08/2020,Yunnan,Mainland China,2020-02-08T08:43:02,138.0,0.0,17.0</text:p>
      <text:p text:style-name="Preformatted_20_Text">999,02/08/2020,Hainan,Mainland China,2020-02-08T10:23:04,124.0,2.0,14.0</text:p>
      <text:p text:style-name="Preformatted_20_Text">1000,02/08/2020,Shanxi,Mainland China,2020-02-08T23:53:02,115.0,0.0,21.0</text:p>
      <text:p text:style-name="Preformatted_20_Text">1001,02/08/2020,Liaoning,Mainland China,2020-02-08T11:53:01,105.0,0.0,8.0</text:p>
      <text:p text:style-name="Preformatted_20_Text">1002,02/08/2020,Guizhou,Mainland China,2020-02-08T06:43:03,89.0,1.0,7.0</text:p>
      <text:p text:style-name="Preformatted_20_Text">1003,02/08/2020,Tianjin,Mainland China,2020-02-08T08:23:04,88.0,1.0,4.0</text:p>
      <text:p text:style-name="Preformatted_20_Text">1004,02/08/2020,Gansu,Mainland China,2020-02-08T15:13:14,79.0,1.0,12.0</text:p>
      <text:p text:style-name="Preformatted_20_Text">1005,02/08/2020,Jilin,Mainland China,2020-02-08T00:13:04,69.0,1.0,4.0</text:p>
      <text:p text:style-name="Preformatted_20_Text">1006,02/08/2020,Cruise Ship,Others,2020-02-07T16:33:03,61.0,0.0,0.0</text:p>
      <text:p text:style-name="Preformatted_20_Text">1007,02/08/2020,Inner Mongolia,Mainland China,2020-02-08T03:33:02,52.0,0.0,5.0</text:p>
      <text:p text:style-name="Preformatted_20_Text">1008,02/08/2020,Ningxia,Mainland China,2020-02-08T09:13:16,45.0,0.0,15.0</text:p>
      <text:p text:style-name="Preformatted_20_Text">1009,02/08/2020,Xinjiang,Mainland China,2020-02-08T03:23:10,42.0,0.0,0.0</text:p>
      <text:p text:style-name="Preformatted_20_Text">1010,02/08/2020,,Singapore,2020-02-08T12:53:01,33.0,0.0,2.0</text:p>
      <text:p text:style-name="Preformatted_20_Text">1011,02/08/2020,,Thailand,2020-02-08T12:53:01,32.0,0.0,10.0</text:p>
      <text:p text:style-name="Preformatted_20_Text">1012,02/08/2020,Hong Kong,Hong Kong,2020-02-08T00:03:07,26.0,1.0,0.0</text:p>
      <text:p text:style-name="Preformatted_20_Text">1013,02/08/2020,,Japan,2020-02-07T04:13:20,25.0,0.0,1.0</text:p>
      <text:p text:style-name="Preformatted_20_Text">1014,02/08/2020,,South Korea,2020-02-07T03:03:03,24.0,0.0,1.0</text:p>
      <text:p text:style-name="Preformatted_20_Text">1015,02/08/2020,Qinghai,Mainland China,2020-02-06T02:13:15,18.0,0.0,3.0</text:p>
      <text:p text:style-name="Preformatted_20_Text">1016,02/08/2020,Taiwan,Taiwan,2020-02-08T05:23:02,17.0,0.0,1.0</text:p>
      <text:p text:style-name="Preformatted_20_Text">1017,02/08/2020,,Malaysia,2020-02-08T10:23:04,16.0,0.0,1.0</text:p>
      <text:p text:style-name="Preformatted_20_Text">1018,02/08/2020,,Germany,2020-02-07T16:33:03,13.0,0.0,0.0</text:p>
      <text:p text:style-name="Preformatted_20_Text">1019,02/08/2020,,Vietnam,2020-02-08T07:23:04,13.0,0.0,1.0</text:p>
      <text:p text:style-name="Preformatted_20_Text">1020,02/08/2020,,France,2020-02-08T09:53:01,11.0,0.0,0.0</text:p>
      <text:p text:style-name="Preformatted_20_Text">1021,02/08/2020,Macau,Macau,2020-02-06T14:23:04,10.0,0.0,1.0</text:p>
      <text:p text:style-name="Preformatted_20_Text">1022,02/08/2020,,United Arab Emirates,2020-02-08T07:03:16,7.0,0.0,0.0</text:p>
      <text:p text:style-name="Preformatted_20_Text"><text:soft-page-break/>1023,02/08/2020,Queensland,Australia,2020-02-07T01:03:02,5.0,0.0,0.0</text:p>
      <text:p text:style-name="Preformatted_20_Text">1024,02/08/2020,New South Wales,Australia,2020-02-06T03:13:22,4.0,0.0,2.0</text:p>
      <text:p text:style-name="Preformatted_20_Text">1025,02/08/2020,Victoria,Australia,2020-02-01T18:12:49,4.0,0.0,0.0</text:p>
      <text:p text:style-name="Preformatted_20_Text">1026,02/08/2020,British Columbia,Canada,2020-02-07T05:43:03,4.0,0.0,0.0</text:p>
      <text:p text:style-name="Preformatted_20_Text">1027,02/08/2020,,India,2020-02-03T21:43:02,3.0,0.0,0.0</text:p>
      <text:p text:style-name="Preformatted_20_Text">1028,02/08/2020,,Italy,2020-02-07T17:53:02,3.0,0.0,0.0</text:p>
      <text:p text:style-name="Preformatted_20_Text">1029,02/08/2020,,Philippines,2020-02-07T16:43:04,3.0,1.0,0.0</text:p>
      <text:p text:style-name="Preformatted_20_Text">1030,02/08/2020,,UK,2020-02-07T18:33:02,3.0,0.0,0.0</text:p>
      <text:p text:style-name="Preformatted_20_Text">1031,02/08/2020,South Australia,Australia,2020-02-02T22:33:07,2.0,0.0,0.0</text:p>
      <text:p text:style-name="Preformatted_20_Text">1032,02/08/2020,"Toronto, ON",Canada,2020-02-04T00:13:06,2.0,0.0,0.0</text:p>
      <text:p text:style-name="Preformatted_20_Text">1033,02/08/2020,,Russia,2020-01-31T16:13:45,2.0,0.0,0.0</text:p>
      <text:p text:style-name="Preformatted_20_Text">1034,02/08/2020,"Chicago, IL",US,2020-02-01T19:43:03,2.0,0.0,0.0</text:p>
      <text:p text:style-name="Preformatted_20_Text">1035,02/08/2020,"San Benito, CA",US,2020-02-03T03:53:02,2.0,0.0,0.0</text:p>
      <text:p text:style-name="Preformatted_20_Text">1036,02/08/2020,"Santa Clara, CA",US,2020-02-03T00:43:02,2.0,0.0,0.0</text:p>
      <text:p text:style-name="Preformatted_20_Text">1037,02/08/2020,,Belgium,2020-02-04T15:43:02,1.0,0.0,0.0</text:p>
      <text:p text:style-name="Preformatted_20_Text">1038,02/08/2020,,Cambodia,2020-01-31T08:15:53,1.0,0.0,0.0</text:p>
      <text:p text:style-name="Preformatted_20_Text">1039,02/08/2020,"London, ON",Canada,2020-02-04T00:03:11,1.0,0.0,0.0</text:p>
      <text:p text:style-name="Preformatted_20_Text">1040,02/08/2020,,Finland,2020-01-31T08:15:53,1.0,0.0,0.0</text:p>
      <text:p text:style-name="Preformatted_20_Text">1041,02/08/2020,Tibet,Mainland China,2020-02-01T01:52:40,1.0,0.0,0.0</text:p>
      <text:p text:style-name="Preformatted_20_Text">1042,02/08/2020,,Nepal,2020-01-31T08:15:53,1.0,0.0,0.0</text:p>
      <text:p text:style-name="Preformatted_20_Text">1043,02/08/2020,,Spain,2020-02-01T23:43:02,1.0,0.0,0.0</text:p>
      <text:p text:style-name="Preformatted_20_Text">1044,02/08/2020,,Sri Lanka,2020-02-08T03:43:03,1.0,0.0,1.0</text:p>
      <text:p text:style-name="Preformatted_20_Text">1045,02/08/2020,,Sweden,2020-02-01T02:13:26,1.0,0.0,0.0</text:p>
      <text:p text:style-name="Preformatted_20_Text">1046,02/08/2020,"Boston, MA",US,2020-02-01T19:43:03,1.0,0.0,0.0</text:p>
      <text:p text:style-name="Preformatted_20_Text">1047,02/08/2020,"Los Angeles, CA",US,2020-02-01T19:53:03,1.0,0.0,0.0</text:p>
      <text:p text:style-name="Preformatted_20_Text">1048,02/08/2020,"Madison, WI",US,2020-02-05T21:53:02,1.0,0.0,0.0</text:p>
      <text:p text:style-name="Preformatted_20_Text">1049,02/08/2020,"Orange, CA",US,2020-02-01T19:53:03,1.0,0.0,0.0</text:p>
      <text:p text:style-name="Preformatted_20_Text">1050,02/08/2020,"Seattle, WA",US,2020-02-01T19:43:03,1.0,0.0,0.0</text:p>
      <text:p text:style-name="Preformatted_20_Text">1051,02/08/2020,"Tempe, AZ",US,2020-02-01T19:43:03,1.0,0.0,0.0</text:p>
      <text:p text:style-name="Preformatted_20_Text">1052,02/09/2020,Hubei,Mainland China,2020-02-09T23:33:02,29631.0,871.0,1795.0</text:p>
      <text:p text:style-name="Preformatted_20_Text">1053,02/09/2020,Guangdong,Mainland China,2020-02-09T15:03:05,1131.0,1.0,141.0</text:p>
      <text:p text:style-name="Preformatted_20_Text">1054,02/09/2020,Zhejiang,Mainland China,2020-02-09T12:03:04,1075.0,0.0,201.0</text:p>
      <text:p text:style-name="Preformatted_20_Text">1055,02/09/2020,Henan,Mainland China,2020-02-09T11:23:08,1033.0,6.0,153.0</text:p>
      <text:p text:style-name="Preformatted_20_Text">1056,02/09/2020,Hunan,Mainland China,2020-02-09T12:33:01,838.0,1.0,186.0</text:p>
      <text:p text:style-name="Preformatted_20_Text">1057,02/09/2020,Anhui,Mainland China,2020-02-09T09:33:02,779.0,1.0,72.0</text:p>
      <text:p text:style-name="Preformatted_20_Text">1058,02/09/2020,Jiangxi,Mainland China,2020-02-09T11:33:12,740.0,0.0,73.0</text:p>
      <text:p text:style-name="Preformatted_20_Text">1059,02/09/2020,Chongqing,Mainland China,2020-02-09T23:53:02,468.0,2.0,51.0</text:p>
      <text:p text:style-name="Preformatted_20_Text">1060,02/09/2020,Jiangsu,Mainland China,2020-02-09T10:23:11,468.0,0.0,71.0</text:p>
      <text:p text:style-name="Preformatted_20_Text">1061,02/09/2020,Shandong,Mainland China,2020-02-09T15:03:05,444.0,1.0,63.0</text:p>
      <text:p text:style-name="Preformatted_20_Text">1062,02/09/2020,Sichuan,Mainland China,2020-02-09T12:43:01,386.0,1.0,71.0</text:p>
      <text:p text:style-name="Preformatted_20_Text">1063,02/09/2020,Beijing,Mainland China,2020-02-09T03:43:02,326.0,2.0,37.0</text:p>
      <text:p text:style-name="Preformatted_20_Text">1064,02/09/2020,Heilongjiang,Mainland China,2020-02-09T08:43:05,307.0,6.0,14.0</text:p>
      <text:p text:style-name="Preformatted_20_Text">1065,02/09/2020,Shanghai,Mainland China,2020-02-09T06:33:01,293.0,1.0,44.0</text:p>
      <text:p text:style-name="Preformatted_20_Text">1066,02/09/2020,Fujian,Mainland China,2020-02-09T09:13:11,250.0,0.0,35.0</text:p>
      <text:p text:style-name="Preformatted_20_Text">1067,02/09/2020,Shaanxi,Mainland China,2020-02-09T03:03:09,208.0,0.0,25.0</text:p>
      <text:p text:style-name="Preformatted_20_Text">1068,02/09/2020,Hebei,Mainland China,2020-02-09T12:43:01,206.0,2.0,34.0</text:p>
      <text:p text:style-name="Preformatted_20_Text">1069,02/09/2020,Guangxi,Mainland China,2020-02-09T00:33:07,195.0,1.0,18.0</text:p>
      <text:p text:style-name="Preformatted_20_Text">1070,02/09/2020,Yunnan,Mainland China,2020-02-09T08:53:02,141.0,0.0,18.0</text:p>
      <text:p text:style-name="Preformatted_20_Text">1071,02/09/2020,Hainan,Mainland China,2020-02-09T13:33:02,131.0,3.0,19.0</text:p>
      <text:p text:style-name="Preformatted_20_Text">1072,02/09/2020,Shanxi,Mainland China,2020-02-09T23:43:02,119.0,0.0,25.0</text:p>
      <text:p text:style-name="Preformatted_20_Text">1073,02/09/2020,Liaoning,Mainland China,2020-02-09T12:23:03,107.0,0.0,12.0</text:p>
      <text:p text:style-name="Preformatted_20_Text">1074,02/09/2020,Guizhou,Mainland China,2020-02-09T09:53:02,99.0,1.0,7.0</text:p>
      <text:p text:style-name="Preformatted_20_Text">1075,02/09/2020,Tianjin,Mainland China,2020-02-09T23:43:02,91.0,1.0,4.0</text:p>
      <text:p text:style-name="Preformatted_20_Text">1076,02/09/2020,Gansu,Mainland China,2020-02-09T23:33:02,83.0,2.0,16.0</text:p>
      <text:p text:style-name="Preformatted_20_Text">1077,02/09/2020,Jilin,Mainland China,2020-02-09T09:03:04,78.0,1.0,12.0</text:p>
      <text:p text:style-name="Preformatted_20_Text">1078,02/09/2020,Diamond Princess cruise ship,Others,2020-02-09T06:13:11,64.0,0.0,0.0</text:p>
      <text:p text:style-name="Preformatted_20_Text">1079,02/09/2020,Inner Mongolia,Mainland China,2020-02-09T02:23:07,54.0,0.0,5.0</text:p>
      <text:p text:style-name="Preformatted_20_Text">1080,02/09/2020,Ningxia,Mainland China,2020-02-09T02:03:11,45.0,0.0,13.0</text:p>
      <text:p text:style-name="Preformatted_20_Text">1081,02/09/2020,Xinjiang,Mainland China,2020-02-09T01:23:08,45.0,0.0,0.0</text:p>
      <text:p text:style-name="Preformatted_20_Text">1082,02/09/2020,,Singapore,2020-02-09T02:43:02,40.0,0.0,2.0</text:p>
      <text:p text:style-name="Preformatted_20_Text">1083,02/09/2020,,Thailand,2020-02-08T12:53:01,32.0,0.0,10.0</text:p>
      <text:p text:style-name="Preformatted_20_Text">1084,02/09/2020,Hong Kong,Hong Kong,2020-02-09T09:53:02,29.0,1.0,0.0</text:p>
      <text:p text:style-name="Preformatted_20_Text">1085,02/09/2020,,Japan,2020-02-09T06:13:11,26.0,0.0,1.0</text:p>
      <text:p text:style-name="Preformatted_20_Text"><text:soft-page-break/>1086,02/09/2020,,South Korea,2020-02-09T02:33:02,25.0,0.0,3.0</text:p>
      <text:p text:style-name="Preformatted_20_Text">1087,02/09/2020,Qinghai,Mainland China,2020-02-06T02:13:15,18.0,0.0,3.0</text:p>
      <text:p text:style-name="Preformatted_20_Text">1088,02/09/2020,Taiwan,Taiwan,2020-02-09T09:13:11,18.0,0.0,1.0</text:p>
      <text:p text:style-name="Preformatted_20_Text">1089,02/09/2020,,Malaysia,2020-02-08T10:23:04,16.0,0.0,1.0</text:p>
      <text:p text:style-name="Preformatted_20_Text">1090,02/09/2020,,Germany,2020-02-09T06:13:11,14.0,0.0,0.0</text:p>
      <text:p text:style-name="Preformatted_20_Text">1091,02/09/2020,,Vietnam,2020-02-08T07:23:04,13.0,0.0,1.0</text:p>
      <text:p text:style-name="Preformatted_20_Text">1092,02/09/2020,,France,2020-02-08T09:53:01,11.0,0.0,0.0</text:p>
      <text:p text:style-name="Preformatted_20_Text">1093,02/09/2020,Macau,Macau,2020-02-06T14:23:04,10.0,0.0,1.0</text:p>
      <text:p text:style-name="Preformatted_20_Text">1094,02/09/2020,,United Arab Emirates,2020-02-08T07:03:16,7.0,0.0,0.0</text:p>
      <text:p text:style-name="Preformatted_20_Text">1095,02/09/2020,Queensland,Australia,2020-02-09T19:33:02,5.0,0.0,0.0</text:p>
      <text:p text:style-name="Preformatted_20_Text">1096,02/09/2020,New South Wales,Australia,2020-02-06T03:13:22,4.0,0.0,2.0</text:p>
      <text:p text:style-name="Preformatted_20_Text">1097,02/09/2020,Victoria,Australia,2020-02-01T18:12:49,4.0,0.0,0.0</text:p>
      <text:p text:style-name="Preformatted_20_Text">1098,02/09/2020,British Columbia,Canada,2020-02-07T05:43:03,4.0,0.0,0.0</text:p>
      <text:p text:style-name="Preformatted_20_Text">1099,02/09/2020,,India,2020-02-03T21:43:02,3.0,0.0,0.0</text:p>
      <text:p text:style-name="Preformatted_20_Text">1100,02/09/2020,,Italy,2020-02-07T17:53:02,3.0,0.0,0.0</text:p>
      <text:p text:style-name="Preformatted_20_Text">1101,02/09/2020,,Philippines,2020-02-07T16:43:04,3.0,1.0,0.0</text:p>
      <text:p text:style-name="Preformatted_20_Text">1102,02/09/2020,,UK,2020-02-07T18:33:02,3.0,0.0,0.0</text:p>
      <text:p text:style-name="Preformatted_20_Text">1103,02/09/2020,South Australia,Australia,2020-02-02T22:33:07,2.0,0.0,0.0</text:p>
      <text:p text:style-name="Preformatted_20_Text">1104,02/09/2020,"Toronto, ON",Canada,2020-02-04T00:13:06,2.0,0.0,0.0</text:p>
      <text:p text:style-name="Preformatted_20_Text">1105,02/09/2020,,Russia,2020-01-31T16:13:45,2.0,0.0,0.0</text:p>
      <text:p text:style-name="Preformatted_20_Text">1106,02/09/2020,,Spain,2020-02-09T20:33:03,2.0,0.0,0.0</text:p>
      <text:p text:style-name="Preformatted_20_Text">1107,02/09/2020,"Chicago, IL",US,2020-02-09T19:03:03,2.0,0.0,2.0</text:p>
      <text:p text:style-name="Preformatted_20_Text">1108,02/09/2020,"San Benito, CA",US,2020-02-03T03:53:02,2.0,0.0,0.0</text:p>
      <text:p text:style-name="Preformatted_20_Text">1109,02/09/2020,"Santa Clara, CA",US,2020-02-03T00:43:02,2.0,0.0,0.0</text:p>
      <text:p text:style-name="Preformatted_20_Text">1110,02/09/2020,,Belgium,2020-02-04T15:43:02,1.0,0.0,0.0</text:p>
      <text:p text:style-name="Preformatted_20_Text">1111,02/09/2020,,Cambodia,2020-01-31T08:15:53,1.0,0.0,0.0</text:p>
      <text:p text:style-name="Preformatted_20_Text">1112,02/09/2020,"London, ON",Canada,2020-02-04T00:03:11,1.0,0.0,0.0</text:p>
      <text:p text:style-name="Preformatted_20_Text">1113,02/09/2020,,Finland,2020-01-31T08:15:53,1.0,0.0,0.0</text:p>
      <text:p text:style-name="Preformatted_20_Text">1114,02/09/2020,Tibet,Mainland China,2020-02-01T01:52:40,1.0,0.0,0.0</text:p>
      <text:p text:style-name="Preformatted_20_Text">1115,02/09/2020,,Nepal,2020-01-31T08:15:53,1.0,0.0,0.0</text:p>
      <text:p text:style-name="Preformatted_20_Text">1116,02/09/2020,,Sri Lanka,2020-02-08T03:43:03,1.0,0.0,1.0</text:p>
      <text:p text:style-name="Preformatted_20_Text">1117,02/09/2020,,Sweden,2020-02-01T02:13:26,1.0,0.0,0.0</text:p>
      <text:p text:style-name="Preformatted_20_Text">1118,02/09/2020,"Boston, MA",US,2020-02-01T19:43:03,1.0,0.0,0.0</text:p>
      <text:p text:style-name="Preformatted_20_Text">1119,02/09/2020,"Los Angeles, CA",US,2020-02-01T19:53:03,1.0,0.0,0.0</text:p>
      <text:p text:style-name="Preformatted_20_Text">1120,02/09/2020,"Madison, WI",US,2020-02-05T21:53:02,1.0,0.0,0.0</text:p>
      <text:p text:style-name="Preformatted_20_Text">1121,02/09/2020,"Orange, CA",US,2020-02-01T19:53:03,1.0,0.0,0.0</text:p>
      <text:p text:style-name="Preformatted_20_Text">1122,02/09/2020,"Seattle, WA",US,2020-02-09T07:03:04,1.0,0.0,1.0</text:p>
      <text:p text:style-name="Preformatted_20_Text">1123,02/09/2020,"Tempe, AZ",US,2020-02-01T19:43:03,1.0,0.0,0.0</text:p>
      <text:p text:style-name="Preformatted_20_Text">1124,02/10/2020,Hubei,Mainland China,2020-02-10T23:33:02,31728.0,974.0,2222.0</text:p>
      <text:p text:style-name="Preformatted_20_Text">1125,02/10/2020,Guangdong,Mainland China,2020-02-10T13:43:02,1159.0,1.0,167.0</text:p>
      <text:p text:style-name="Preformatted_20_Text">1126,02/10/2020,Zhejiang,Mainland China,2020-02-10T14:13:12,1092.0,0.0,242.0</text:p>
      <text:p text:style-name="Preformatted_20_Text">1127,02/10/2020,Henan,Mainland China,2020-02-10T13:53:02,1073.0,6.0,191.0</text:p>
      <text:p text:style-name="Preformatted_20_Text">1128,02/10/2020,Hunan,Mainland China,2020-02-10T13:53:02,879.0,1.0,208.0</text:p>
      <text:p text:style-name="Preformatted_20_Text">1129,02/10/2020,Anhui,Mainland China,2020-02-10T07:23:04,830.0,3.0,88.0</text:p>
      <text:p text:style-name="Preformatted_20_Text">1130,02/10/2020,Jiangxi,Mainland China,2020-02-10T13:53:02,771.0,1.0,105.0</text:p>
      <text:p text:style-name="Preformatted_20_Text">1131,02/10/2020,Jiangsu,Mainland China,2020-02-10T14:03:05,492.0,0.0,81.0</text:p>
      <text:p text:style-name="Preformatted_20_Text">1132,02/10/2020,Chongqing,Mainland China,2020-02-10T23:43:02,486.0,2.0,66.0</text:p>
      <text:p text:style-name="Preformatted_20_Text">1133,02/10/2020,Shandong,Mainland China,2020-02-10T09:33:02,466.0,1.0,66.0</text:p>
      <text:p text:style-name="Preformatted_20_Text">1134,02/10/2020,Sichuan,Mainland China,2020-02-10T10:03:02,405.0,1.0,80.0</text:p>
      <text:p text:style-name="Preformatted_20_Text">1135,02/10/2020,Beijing,Mainland China,2020-02-10T03:13:08,337.0,2.0,44.0</text:p>
      <text:p text:style-name="Preformatted_20_Text">1136,02/10/2020,Heilongjiang,Mainland China,2020-02-10T07:33:05,331.0,7.0,30.0</text:p>
      <text:p text:style-name="Preformatted_20_Text">1137,02/10/2020,Shanghai,Mainland China,2020-02-10T06:03:13,299.0,1.0,48.0</text:p>
      <text:p text:style-name="Preformatted_20_Text">1138,02/10/2020,Fujian,Mainland China,2020-02-10T14:03:05,261.0,0.0,39.0</text:p>
      <text:p text:style-name="Preformatted_20_Text">1139,02/10/2020,Hebei,Mainland China,2020-02-10T10:03:02,218.0,2.0,41.0</text:p>
      <text:p text:style-name="Preformatted_20_Text">1140,02/10/2020,Shaanxi,Mainland China,2020-02-10T13:23:06,213.0,0.0,30.0</text:p>
      <text:p text:style-name="Preformatted_20_Text">1141,02/10/2020,Guangxi,Mainland China,2020-02-10T14:03:05,210.0,1.0,24.0</text:p>
      <text:p text:style-name="Preformatted_20_Text">1142,02/10/2020,Yunnan,Mainland China,2020-02-10T09:43:02,149.0,0.0,19.0</text:p>
      <text:p text:style-name="Preformatted_20_Text">1143,02/10/2020,Hainan,Mainland China,2020-02-10T09:33:02,138.0,3.0,19.0</text:p>
      <text:p text:style-name="Preformatted_20_Text">1144,02/10/2020,Diamond Princess cruise ship,Others,2020-02-10T16:03:12,135.0,0.0,0.0</text:p>
      <text:p text:style-name="Preformatted_20_Text">1145,02/10/2020,Shanxi,Mainland China,2020-02-09T23:43:02,119.0,0.0,25.0</text:p>
      <text:p text:style-name="Preformatted_20_Text">1146,02/10/2020,Guizhou,Mainland China,2020-02-10T12:33:02,109.0,1.0,10.0</text:p>
      <text:p text:style-name="Preformatted_20_Text">1147,02/10/2020,Liaoning,Mainland China,2020-02-10T14:03:05,108.0,0.0,13.0</text:p>
      <text:p text:style-name="Preformatted_20_Text">1148,02/10/2020,Tianjin,Mainland China,2020-02-10T14:23:08,95.0,1.0,8.0</text:p>
      <text:p text:style-name="Preformatted_20_Text"><text:soft-page-break/>1149,02/10/2020,Gansu,Mainland China,2020-02-10T07:23:04,83.0,2.0,17.0</text:p>
      <text:p text:style-name="Preformatted_20_Text">1150,02/10/2020,Jilin,Mainland China,2020-02-10T14:03:05,80.0,1.0,13.0</text:p>
      <text:p text:style-name="Preformatted_20_Text">1151,02/10/2020,Inner Mongolia,Mainland China,2020-02-10T02:43:05,58.0,0.0,5.0</text:p>
      <text:p text:style-name="Preformatted_20_Text">1152,02/10/2020,Ningxia,Mainland China,2020-02-10T01:43:02,49.0,0.0,13.0</text:p>
      <text:p text:style-name="Preformatted_20_Text">1153,02/10/2020,Xinjiang,Mainland China,2020-02-10T01:13:06,49.0,0.0,0.0</text:p>
      <text:p text:style-name="Preformatted_20_Text">1154,02/10/2020,,Singapore,2020-02-10T19:03:02,45.0,0.0,2.0</text:p>
      <text:p text:style-name="Preformatted_20_Text">1155,02/10/2020,Hong Kong,Hong Kong,2020-02-10T10:13:06,38.0,1.0,0.0</text:p>
      <text:p text:style-name="Preformatted_20_Text">1156,02/10/2020,,Thailand,2020-02-08T12:53:01,32.0,0.0,10.0</text:p>
      <text:p text:style-name="Preformatted_20_Text">1157,02/10/2020,,South Korea,2020-02-10T03:03:09,27.0,0.0,3.0</text:p>
      <text:p text:style-name="Preformatted_20_Text">1158,02/10/2020,,Japan,2020-02-10T21:33:02,26.0,0.0,4.0</text:p>
      <text:p text:style-name="Preformatted_20_Text">1159,02/10/2020,Qinghai,Mainland China,2020-02-06T02:13:15,18.0,0.0,3.0</text:p>
      <text:p text:style-name="Preformatted_20_Text">1160,02/10/2020,,Malaysia,2020-02-10T03:03:09,18.0,0.0,1.0</text:p>
      <text:p text:style-name="Preformatted_20_Text">1161,02/10/2020,Taiwan,Taiwan,2020-02-09T09:13:11,18.0,0.0,1.0</text:p>
      <text:p text:style-name="Preformatted_20_Text">1162,02/10/2020,,Germany,2020-02-09T06:13:11,14.0,0.0,0.0</text:p>
      <text:p text:style-name="Preformatted_20_Text">1163,02/10/2020,,Vietnam,2020-02-10T03:03:09,14.0,0.0,1.0</text:p>
      <text:p text:style-name="Preformatted_20_Text">1164,02/10/2020,,France,2020-02-08T09:53:01,11.0,0.0,0.0</text:p>
      <text:p text:style-name="Preformatted_20_Text">1165,02/10/2020,Macau,Macau,2020-02-06T14:23:04,10.0,0.0,1.0</text:p>
      <text:p text:style-name="Preformatted_20_Text">1166,02/10/2020,,UK,2020-02-10T19:03:02,8.0,0.0,0.0</text:p>
      <text:p text:style-name="Preformatted_20_Text">1167,02/10/2020,,United Arab Emirates,2020-02-10T23:03:09,8.0,0.0,0.0</text:p>
      <text:p text:style-name="Preformatted_20_Text">1168,02/10/2020,Queensland,Australia,2020-02-09T19:33:02,5.0,0.0,0.0</text:p>
      <text:p text:style-name="Preformatted_20_Text">1169,02/10/2020,New South Wales,Australia,2020-02-06T03:13:22,4.0,0.0,2.0</text:p>
      <text:p text:style-name="Preformatted_20_Text">1170,02/10/2020,Victoria,Australia,2020-02-01T18:12:49,4.0,0.0,0.0</text:p>
      <text:p text:style-name="Preformatted_20_Text">1171,02/10/2020,British Columbia,Canada,2020-02-07T05:43:03,4.0,0.0,0.0</text:p>
      <text:p text:style-name="Preformatted_20_Text">1172,02/10/2020,,India,2020-02-03T21:43:02,3.0,0.0,0.0</text:p>
      <text:p text:style-name="Preformatted_20_Text">1173,02/10/2020,,Italy,2020-02-07T17:53:02,3.0,0.0,0.0</text:p>
      <text:p text:style-name="Preformatted_20_Text">1174,02/10/2020,,Philippines,2020-02-07T16:43:04,3.0,1.0,0.0</text:p>
      <text:p text:style-name="Preformatted_20_Text">1175,02/10/2020,South Australia,Australia,2020-02-02T22:33:07,2.0,0.0,0.0</text:p>
      <text:p text:style-name="Preformatted_20_Text">1176,02/10/2020,"Toronto, ON",Canada,2020-02-04T00:13:06,2.0,0.0,0.0</text:p>
      <text:p text:style-name="Preformatted_20_Text">1177,02/10/2020,,Russia,2020-01-31T16:13:45,2.0,0.0,0.0</text:p>
      <text:p text:style-name="Preformatted_20_Text">1178,02/10/2020,,Spain,2020-02-09T20:33:03,2.0,0.0,0.0</text:p>
      <text:p text:style-name="Preformatted_20_Text">1179,02/10/2020,"Chicago, IL",US,2020-02-09T19:03:03,2.0,0.0,2.0</text:p>
      <text:p text:style-name="Preformatted_20_Text">1180,02/10/2020,"San Benito, CA",US,2020-02-03T03:53:02,2.0,0.0,0.0</text:p>
      <text:p text:style-name="Preformatted_20_Text">1181,02/10/2020,"Santa Clara, CA",US,2020-02-03T00:43:02,2.0,0.0,0.0</text:p>
      <text:p text:style-name="Preformatted_20_Text">1182,02/10/2020,,Belgium,2020-02-04T15:43:02,1.0,0.0,0.0</text:p>
      <text:p text:style-name="Preformatted_20_Text">1183,02/10/2020,,Cambodia,2020-01-31T08:15:53,1.0,0.0,0.0</text:p>
      <text:p text:style-name="Preformatted_20_Text">1184,02/10/2020,"London, ON",Canada,2020-02-04T00:03:11,1.0,0.0,0.0</text:p>
      <text:p text:style-name="Preformatted_20_Text">1185,02/10/2020,,Finland,2020-01-31T08:15:53,1.0,0.0,0.0</text:p>
      <text:p text:style-name="Preformatted_20_Text">1186,02/10/2020,Tibet,Mainland China,2020-02-01T01:52:40,1.0,0.0,0.0</text:p>
      <text:p text:style-name="Preformatted_20_Text">1187,02/10/2020,,Nepal,2020-01-31T08:15:53,1.0,0.0,0.0</text:p>
      <text:p text:style-name="Preformatted_20_Text">1188,02/10/2020,,Sri Lanka,2020-02-08T03:43:03,1.0,0.0,1.0</text:p>
      <text:p text:style-name="Preformatted_20_Text">1189,02/10/2020,,Sweden,2020-02-01T02:13:26,1.0,0.0,0.0</text:p>
      <text:p text:style-name="Preformatted_20_Text">1190,02/10/2020,"Boston, MA",US,2020-02-01T19:43:03,1.0,0.0,0.0</text:p>
      <text:p text:style-name="Preformatted_20_Text">1191,02/10/2020,"Los Angeles, CA",US,2020-02-01T19:53:03,1.0,0.0,0.0</text:p>
      <text:p text:style-name="Preformatted_20_Text">1192,02/10/2020,"Madison, WI",US,2020-02-05T21:53:02,1.0,0.0,0.0</text:p>
      <text:p text:style-name="Preformatted_20_Text">1193,02/10/2020,"Orange, CA",US,2020-02-01T19:53:03,1.0,0.0,0.0</text:p>
      <text:p text:style-name="Preformatted_20_Text">1194,02/10/2020,"Seattle, WA",US,2020-02-09T07:03:04,1.0,0.0,1.0</text:p>
      <text:p text:style-name="Preformatted_20_Text">1195,02/10/2020,"Tempe, AZ",US,2020-02-01T19:43:03,1.0,0.0,0.0</text:p>
      <text:p text:style-name="Preformatted_20_Text">1196,02/11/2020,Hubei,Mainland China,2020-02-11T23:33:02,33366.0,1068.0,2639.0</text:p>
      <text:p text:style-name="Preformatted_20_Text">1197,02/11/2020,Guangdong,Mainland China,2020-02-11T14:03:05,1177.0,1.0,212.0</text:p>
      <text:p text:style-name="Preformatted_20_Text">1198,02/11/2020,Zhejiang,Mainland China,2020-02-11T12:53:02,1117.0,0.0,270.0</text:p>
      <text:p text:style-name="Preformatted_20_Text">1199,02/11/2020,Henan,Mainland China,2020-02-11T14:03:05,1105.0,7.0,218.0</text:p>
      <text:p text:style-name="Preformatted_20_Text">1200,02/11/2020,Hunan,Mainland China,2020-02-11T12:53:02,912.0,1.0,247.0</text:p>
      <text:p text:style-name="Preformatted_20_Text">1201,02/11/2020,Anhui,Mainland China,2020-02-11T09:43:02,860.0,4.0,105.0</text:p>
      <text:p text:style-name="Preformatted_20_Text">1202,02/11/2020,Jiangxi,Mainland China,2020-02-11T14:03:05,804.0,1.0,128.0</text:p>
      <text:p text:style-name="Preformatted_20_Text">1203,02/11/2020,Jiangsu,Mainland China,2020-02-11T08:13:06,515.0,0.0,93.0</text:p>
      <text:p text:style-name="Preformatted_20_Text">1204,02/11/2020,Chongqing,Mainland China,2020-02-11T23:53:02,505.0,3.0,79.0</text:p>
      <text:p text:style-name="Preformatted_20_Text">1205,02/11/2020,Shandong,Mainland China,2020-02-11T11:23:04,487.0,1.0,80.0</text:p>
      <text:p text:style-name="Preformatted_20_Text">1206,02/11/2020,Sichuan,Mainland China,2020-02-11T11:23:04,417.0,1.0,85.0</text:p>
      <text:p text:style-name="Preformatted_20_Text">1207,02/11/2020,Heilongjiang,Mainland China,2020-02-11T11:23:04,360.0,8.0,28.0</text:p>
      <text:p text:style-name="Preformatted_20_Text">1208,02/11/2020,Beijing,Mainland China,2020-02-11T03:03:07,342.0,3.0,48.0</text:p>
      <text:p text:style-name="Preformatted_20_Text">1209,02/11/2020,Shanghai,Mainland China,2020-02-11T06:23:02,303.0,1.0,52.0</text:p>
      <text:p text:style-name="Preformatted_20_Text">1210,02/11/2020,Fujian,Mainland China,2020-02-11T14:03:05,267.0,0.0,45.0</text:p>
      <text:p text:style-name="Preformatted_20_Text">1211,02/11/2020,Hebei,Mainland China,2020-02-11T11:23:04,239.0,2.0,48.0</text:p>
      <text:p text:style-name="Preformatted_20_Text">1212,02/11/2020,Shaanxi,Mainland China,2020-02-11T06:03:16,219.0,0.0,32.0</text:p>
      <text:p text:style-name="Preformatted_20_Text"><text:soft-page-break/>1213,02/11/2020,Guangxi,Mainland China,2020-02-11T11:23:04,215.0,1.0,33.0</text:p>
      <text:p text:style-name="Preformatted_20_Text">1214,02/11/2020,Yunnan,Mainland China,2020-02-11T09:23:04,153.0,0.0,20.0</text:p>
      <text:p text:style-name="Preformatted_20_Text">1215,02/11/2020,Hainan,Mainland China,2020-02-11T14:33:02,144.0,3.0,20.0</text:p>
      <text:p text:style-name="Preformatted_20_Text">1216,02/11/2020,Diamond Princess cruise ship,Others,2020-02-10T16:03:12,135.0,0.0,0.0</text:p>
      <text:p text:style-name="Preformatted_20_Text">1217,02/11/2020,Guizhou,Mainland China,2020-02-11T14:03:05,127.0,1.0,17.0</text:p>
      <text:p text:style-name="Preformatted_20_Text">1218,02/11/2020,Shanxi,Mainland China,2020-02-11T23:33:02,124.0,0.0,30.0</text:p>
      <text:p text:style-name="Preformatted_20_Text">1219,02/11/2020,Liaoning,Mainland China,2020-02-11T12:53:02,111.0,0.0,19.0</text:p>
      <text:p text:style-name="Preformatted_20_Text">1220,02/11/2020,Tianjin,Mainland China,2020-02-11T23:13:05,106.0,2.0,10.0</text:p>
      <text:p text:style-name="Preformatted_20_Text">1221,02/11/2020,Gansu,Mainland China,2020-02-11T15:23:04,86.0,2.0,24.0</text:p>
      <text:p text:style-name="Preformatted_20_Text">1222,02/11/2020,Jilin,Mainland China,2020-02-11T08:03:06,81.0,1.0,18.0</text:p>
      <text:p text:style-name="Preformatted_20_Text">1223,02/11/2020,Inner Mongolia,Mainland China,2020-02-10T02:43:05,58.0,0.0,5.0</text:p>
      <text:p text:style-name="Preformatted_20_Text">1224,02/11/2020,Xinjiang,Mainland China,2020-02-11T09:13:11,55.0,0.0,3.0</text:p>
      <text:p text:style-name="Preformatted_20_Text">1225,02/11/2020,Ningxia,Mainland China,2020-02-11T10:03:08,53.0,0.0,22.0</text:p>
      <text:p text:style-name="Preformatted_20_Text">1226,02/11/2020,Hong Kong,Hong Kong,2020-02-11T09:43:02,49.0,1.0,0.0</text:p>
      <text:p text:style-name="Preformatted_20_Text">1227,02/11/2020,,Singapore,2020-02-11T16:43:06,47.0,0.0,9.0</text:p>
      <text:p text:style-name="Preformatted_20_Text">1228,02/11/2020,,Thailand,2020-02-11T18:43:04,33.0,0.0,10.0</text:p>
      <text:p text:style-name="Preformatted_20_Text">1229,02/11/2020,,South Korea,2020-02-11T02:53:02,28.0,0.0,3.0</text:p>
      <text:p text:style-name="Preformatted_20_Text">1230,02/11/2020,,Japan,2020-02-11T02:53:02,26.0,0.0,9.0</text:p>
      <text:p text:style-name="Preformatted_20_Text">1231,02/11/2020,Qinghai,Mainland China,2020-02-11T11:23:04,18.0,0.0,5.0</text:p>
      <text:p text:style-name="Preformatted_20_Text">1232,02/11/2020,,Malaysia,2020-02-11T03:13:13,18.0,0.0,3.0</text:p>
      <text:p text:style-name="Preformatted_20_Text">1233,02/11/2020,Taiwan,Taiwan,2020-02-09T09:13:11,18.0,0.0,1.0</text:p>
      <text:p text:style-name="Preformatted_20_Text">1234,02/11/2020,,Germany,2020-02-11T19:33:03,16.0,0.0,0.0</text:p>
      <text:p text:style-name="Preformatted_20_Text">1235,02/11/2020,,Vietnam,2020-02-11T16:43:06,15.0,0.0,6.0</text:p>
      <text:p text:style-name="Preformatted_20_Text">1236,02/11/2020,,France,2020-02-08T09:53:01,11.0,0.0,0.0</text:p>
      <text:p text:style-name="Preformatted_20_Text">1237,02/11/2020,Macau,Macau,2020-02-06T14:23:04,10.0,0.0,1.0</text:p>
      <text:p text:style-name="Preformatted_20_Text">1238,02/11/2020,,UK,2020-02-10T19:03:02,8.0,0.0,0.0</text:p>
      <text:p text:style-name="Preformatted_20_Text">1239,02/11/2020,,United Arab Emirates,2020-02-10T23:03:09,8.0,0.0,0.0</text:p>
      <text:p text:style-name="Preformatted_20_Text">1240,02/11/2020,Queensland,Australia,2020-02-09T19:33:02,5.0,0.0,0.0</text:p>
      <text:p text:style-name="Preformatted_20_Text">1241,02/11/2020,New South Wales,Australia,2020-02-06T03:13:22,4.0,0.0,2.0</text:p>
      <text:p text:style-name="Preformatted_20_Text">1242,02/11/2020,Victoria,Australia,2020-02-01T18:12:49,4.0,0.0,0.0</text:p>
      <text:p text:style-name="Preformatted_20_Text">1243,02/11/2020,British Columbia,Canada,2020-02-07T05:43:03,4.0,0.0,0.0</text:p>
      <text:p text:style-name="Preformatted_20_Text">1244,02/11/2020,,India,2020-02-03T21:43:02,3.0,0.0,0.0</text:p>
      <text:p text:style-name="Preformatted_20_Text">1245,02/11/2020,,Italy,2020-02-07T17:53:02,3.0,0.0,0.0</text:p>
      <text:p text:style-name="Preformatted_20_Text">1246,02/11/2020,,Philippines,2020-02-07T16:43:04,3.0,1.0,0.0</text:p>
      <text:p text:style-name="Preformatted_20_Text">1247,02/11/2020,South Australia,Australia,2020-02-02T22:33:07,2.0,0.0,0.0</text:p>
      <text:p text:style-name="Preformatted_20_Text">1248,02/11/2020,"Toronto, ON",Canada,2020-02-04T00:13:06,2.0,0.0,0.0</text:p>
      <text:p text:style-name="Preformatted_20_Text">1249,02/11/2020,,Russia,2020-01-31T16:13:45,2.0,0.0,0.0</text:p>
      <text:p text:style-name="Preformatted_20_Text">1250,02/11/2020,,Spain,2020-02-09T20:33:03,2.0,0.0,0.0</text:p>
      <text:p text:style-name="Preformatted_20_Text">1251,02/11/2020,"Chicago, IL",US,2020-02-09T19:03:03,2.0,0.0,2.0</text:p>
      <text:p text:style-name="Preformatted_20_Text">1252,02/11/2020,"San Benito, CA",US,2020-02-03T03:53:02,2.0,0.0,0.0</text:p>
      <text:p text:style-name="Preformatted_20_Text">1253,02/11/2020,"Santa Clara, CA",US,2020-02-03T00:43:02,2.0,0.0,0.0</text:p>
      <text:p text:style-name="Preformatted_20_Text">1254,02/11/2020,,Belgium,2020-02-04T15:43:02,1.0,0.0,0.0</text:p>
      <text:p text:style-name="Preformatted_20_Text">1255,02/11/2020,,Cambodia,2020-01-31T08:15:53,1.0,0.0,0.0</text:p>
      <text:p text:style-name="Preformatted_20_Text">1256,02/11/2020,"London, ON",Canada,2020-02-04T00:03:11,1.0,0.0,0.0</text:p>
      <text:p text:style-name="Preformatted_20_Text">1257,02/11/2020,,Finland,2020-01-31T08:15:53,1.0,0.0,0.0</text:p>
      <text:p text:style-name="Preformatted_20_Text">1258,02/11/2020,Tibet,Mainland China,2020-02-01T01:52:40,1.0,0.0,0.0</text:p>
      <text:p text:style-name="Preformatted_20_Text">1259,02/11/2020,,Nepal,2020-01-31T08:15:53,1.0,0.0,0.0</text:p>
      <text:p text:style-name="Preformatted_20_Text">1260,02/11/2020,,Sri Lanka,2020-02-08T03:43:03,1.0,0.0,1.0</text:p>
      <text:p text:style-name="Preformatted_20_Text">1261,02/11/2020,,Sweden,2020-02-01T02:13:26,1.0,0.0,0.0</text:p>
      <text:p text:style-name="Preformatted_20_Text">1262,02/11/2020,"Boston, MA",US,2020-02-01T19:43:03,1.0,0.0,0.0</text:p>
      <text:p text:style-name="Preformatted_20_Text">1263,02/11/2020,"Los Angeles, CA",US,2020-02-01T19:53:03,1.0,0.0,0.0</text:p>
      <text:p text:style-name="Preformatted_20_Text">1264,02/11/2020,"Madison, WI",US,2020-02-05T21:53:02,1.0,0.0,0.0</text:p>
      <text:p text:style-name="Preformatted_20_Text">1265,02/11/2020,"Orange, CA",US,2020-02-01T19:53:03,1.0,0.0,0.0</text:p>
      <text:p text:style-name="Preformatted_20_Text">1266,02/11/2020,"San Diego County, CA",US,2020-02-11T01:23:05,1.0,0.0,0.0</text:p>
      <text:p text:style-name="Preformatted_20_Text">1267,02/11/2020,"Seattle, WA",US,2020-02-09T07:03:04,1.0,0.0,1.0</text:p>
      <text:p text:style-name="Preformatted_20_Text">1268,02/11/2020,"Tempe, AZ",US,2020-02-01T19:43:03,1.0,0.0,0.0</text:p>
      <text:p text:style-name="Preformatted_20_Text">1269,02/12/2020,Hubei,Mainland China,2020-02-12T14:13:08,33366.0,1068.0,2686.0</text:p>
      <text:p text:style-name="Preformatted_20_Text">1270,02/12/2020,Guangdong,Mainland China,2020-02-12T12:23:09,1219.0,1.0,275.0</text:p>
      <text:p text:style-name="Preformatted_20_Text">1271,02/12/2020,Henan,Mainland China,2020-02-12T14:13:08,1135.0,8.0,246.0</text:p>
      <text:p text:style-name="Preformatted_20_Text">1272,02/12/2020,Zhejiang,Mainland China,2020-02-12T10:13:20,1131.0,0.0,321.0</text:p>
      <text:p text:style-name="Preformatted_20_Text">1273,02/12/2020,Hunan,Mainland China,2020-02-12T12:43:03,946.0,2.0,304.0</text:p>
      <text:p text:style-name="Preformatted_20_Text">1274,02/12/2020,Anhui,Mainland China,2020-02-12T10:13:20,889.0,4.0,127.0</text:p>
      <text:p text:style-name="Preformatted_20_Text">1275,02/12/2020,Jiangxi,Mainland China,2020-02-12T01:23:06,844.0,1.0,152.0</text:p>
      <text:p text:style-name="Preformatted_20_Text"><text:soft-page-break/>1276,02/12/2020,Jiangsu,Mainland China,2020-02-12T14:13:08,543.0,0.0,125.0</text:p>
      <text:p text:style-name="Preformatted_20_Text">1277,02/12/2020,Chongqing,Mainland China,2020-02-12T23:13:08,518.0,3.0,102.0</text:p>
      <text:p text:style-name="Preformatted_20_Text">1278,02/12/2020,Shandong,Mainland China,2020-02-12T11:13:05,497.0,2.0,92.0</text:p>
      <text:p text:style-name="Preformatted_20_Text">1279,02/12/2020,Sichuan,Mainland China,2020-02-12T12:43:03,436.0,1.0,92.0</text:p>
      <text:p text:style-name="Preformatted_20_Text">1280,02/12/2020,Heilongjiang,Mainland China,2020-02-12T14:13:08,378.0,8.0,31.0</text:p>
      <text:p text:style-name="Preformatted_20_Text">1281,02/12/2020,Beijing,Mainland China,2020-02-12T02:43:03,352.0,3.0,56.0</text:p>
      <text:p text:style-name="Preformatted_20_Text">1282,02/12/2020,Shanghai,Mainland China,2020-02-12T06:23:08,311.0,1.0,57.0</text:p>
      <text:p text:style-name="Preformatted_20_Text">1283,02/12/2020,Fujian,Mainland China,2020-02-12T11:53:02,272.0,0.0,53.0</text:p>
      <text:p text:style-name="Preformatted_20_Text">1284,02/12/2020,Hebei,Mainland China,2020-02-12T11:13:05,251.0,2.0,54.0</text:p>
      <text:p text:style-name="Preformatted_20_Text">1285,02/12/2020,Shaanxi,Mainland China,2020-02-12T11:13:05,225.0,0.0,43.0</text:p>
      <text:p text:style-name="Preformatted_20_Text">1286,02/12/2020,Guangxi,Mainland China,2020-02-12T15:03:05,222.0,1.0,32.0</text:p>
      <text:p text:style-name="Preformatted_20_Text">1287,02/12/2020,Diamond Princess cruise ship,Others,2020-02-12T04:23:38,175.0,0.0,0.0</text:p>
      <text:p text:style-name="Preformatted_20_Text">1288,02/12/2020,Hainan,Mainland China,2020-02-12T17:03:03,157.0,4.0,27.0</text:p>
      <text:p text:style-name="Preformatted_20_Text">1289,02/12/2020,Yunnan,Mainland China,2020-02-12T14:13:08,154.0,0.0,26.0</text:p>
      <text:p text:style-name="Preformatted_20_Text">1290,02/12/2020,Guizhou,Mainland China,2020-02-12T09:43:02,133.0,1.0,18.0</text:p>
      <text:p text:style-name="Preformatted_20_Text">1291,02/12/2020,Shanxi,Mainland China,2020-02-12T23:03:02,126.0,0.0,33.0</text:p>
      <text:p text:style-name="Preformatted_20_Text">1292,02/12/2020,Liaoning,Mainland China,2020-02-12T13:33:02,116.0,1.0,20.0</text:p>
      <text:p text:style-name="Preformatted_20_Text">1293,02/12/2020,Tianjin,Mainland China,2020-02-12T15:03:05,112.0,2.0,11.0</text:p>
      <text:p text:style-name="Preformatted_20_Text">1294,02/12/2020,Gansu,Mainland China,2020-02-12T23:23:01,87.0,2.0,31.0</text:p>
      <text:p text:style-name="Preformatted_20_Text">1295,02/12/2020,Jilin,Mainland China,2020-02-12T14:13:08,83.0,1.0,22.0</text:p>
      <text:p text:style-name="Preformatted_20_Text">1296,02/12/2020,Inner Mongolia,Mainland China,2020-02-12T11:13:05,60.0,0.0,6.0</text:p>
      <text:p text:style-name="Preformatted_20_Text">1297,02/12/2020,Xinjiang,Mainland China,2020-02-12T01:43:02,59.0,0.0,3.0</text:p>
      <text:p text:style-name="Preformatted_20_Text">1298,02/12/2020,Ningxia,Mainland China,2020-02-12T11:13:05,58.0,0.0,24.0</text:p>
      <text:p text:style-name="Preformatted_20_Text">1299,02/12/2020,Hong Kong,Hong Kong,2020-02-12T09:53:02,50.0,1.0,1.0</text:p>
      <text:p text:style-name="Preformatted_20_Text">1300,02/12/2020,,Singapore,2020-02-12T19:53:02,50.0,0.0,15.0</text:p>
      <text:p text:style-name="Preformatted_20_Text">1301,02/12/2020,,Thailand,2020-02-11T18:43:04,33.0,0.0,10.0</text:p>
      <text:p text:style-name="Preformatted_20_Text">1302,02/12/2020,,Japan,2020-02-12T02:43:03,28.0,0.0,9.0</text:p>
      <text:p text:style-name="Preformatted_20_Text">1303,02/12/2020,,South Korea,2020-02-12T14:43:03,28.0,0.0,7.0</text:p>
      <text:p text:style-name="Preformatted_20_Text">1304,02/12/2020,Qinghai,Mainland China,2020-02-12T08:03:06,18.0,0.0,9.0</text:p>
      <text:p text:style-name="Preformatted_20_Text">1305,02/12/2020,,Malaysia,2020-02-11T03:13:13,18.0,0.0,3.0</text:p>
      <text:p text:style-name="Preformatted_20_Text">1306,02/12/2020,Taiwan,Taiwan,2020-02-09T09:13:11,18.0,0.0,1.0</text:p>
      <text:p text:style-name="Preformatted_20_Text">1307,02/12/2020,,Germany,2020-02-11T19:33:03,16.0,0.0,0.0</text:p>
      <text:p text:style-name="Preformatted_20_Text">1308,02/12/2020,,Vietnam,2020-02-11T16:43:06,15.0,0.0,6.0</text:p>
      <text:p text:style-name="Preformatted_20_Text">1309,02/12/2020,,France,2020-02-12T18:53:02,11.0,0.0,2.0</text:p>
      <text:p text:style-name="Preformatted_20_Text">1310,02/12/2020,Macau,Macau,2020-02-12T09:53:02,10.0,0.0,2.0</text:p>
      <text:p text:style-name="Preformatted_20_Text">1311,02/12/2020,,UK,2020-02-12T19:03:06,9.0,0.0,1.0</text:p>
      <text:p text:style-name="Preformatted_20_Text">1312,02/12/2020,,United Arab Emirates,2020-02-12T00:33:02,8.0,0.0,1.0</text:p>
      <text:p text:style-name="Preformatted_20_Text">1313,02/12/2020,Queensland,Australia,2020-02-09T19:33:02,5.0,0.0,0.0</text:p>
      <text:p text:style-name="Preformatted_20_Text">1314,02/12/2020,New South Wales,Australia,2020-02-06T03:13:22,4.0,0.0,2.0</text:p>
      <text:p text:style-name="Preformatted_20_Text">1315,02/12/2020,Victoria,Australia,2020-02-01T18:12:49,4.0,0.0,0.0</text:p>
      <text:p text:style-name="Preformatted_20_Text">1316,02/12/2020,British Columbia,Canada,2020-02-07T05:43:03,4.0,0.0,0.0</text:p>
      <text:p text:style-name="Preformatted_20_Text">1317,02/12/2020,,India,2020-02-03T21:43:02,3.0,0.0,0.0</text:p>
      <text:p text:style-name="Preformatted_20_Text">1318,02/12/2020,,Italy,2020-02-07T17:53:02,3.0,0.0,0.0</text:p>
      <text:p text:style-name="Preformatted_20_Text">1319,02/12/2020,,Philippines,2020-02-12T07:43:02,3.0,1.0,1.0</text:p>
      <text:p text:style-name="Preformatted_20_Text">1320,02/12/2020,South Australia,Australia,2020-02-02T22:33:07,2.0,0.0,0.0</text:p>
      <text:p text:style-name="Preformatted_20_Text">1321,02/12/2020,"Toronto, ON",Canada,2020-02-04T00:13:06,2.0,0.0,0.0</text:p>
      <text:p text:style-name="Preformatted_20_Text">1322,02/12/2020,,Russia,2020-02-12T14:43:03,2.0,0.0,2.0</text:p>
      <text:p text:style-name="Preformatted_20_Text">1323,02/12/2020,,Spain,2020-02-09T20:33:03,2.0,0.0,0.0</text:p>
      <text:p text:style-name="Preformatted_20_Text">1324,02/12/2020,"Chicago, IL",US,2020-02-09T19:03:03,2.0,0.0,2.0</text:p>
      <text:p text:style-name="Preformatted_20_Text">1325,02/12/2020,"San Benito, CA",US,2020-02-03T03:53:02,2.0,0.0,0.0</text:p>
      <text:p text:style-name="Preformatted_20_Text">1326,02/12/2020,"Santa Clara, CA",US,2020-02-03T00:43:02,2.0,0.0,0.0</text:p>
      <text:p text:style-name="Preformatted_20_Text">1327,02/12/2020,,Belgium,2020-02-04T15:43:02,1.0,0.0,0.0</text:p>
      <text:p text:style-name="Preformatted_20_Text">1328,02/12/2020,,Cambodia,2020-02-12T07:43:02,1.0,0.0,1.0</text:p>
      <text:p text:style-name="Preformatted_20_Text">1329,02/12/2020,"London, ON",Canada,2020-02-12T18:53:03,1.0,0.0,1.0</text:p>
      <text:p text:style-name="Preformatted_20_Text">1330,02/12/2020,,Finland,2020-02-12T00:03:12,1.0,0.0,1.0</text:p>
      <text:p text:style-name="Preformatted_20_Text">1331,02/12/2020,Tibet,Mainland China,2020-02-12T06:43:02,1.0,0.0,1.0</text:p>
      <text:p text:style-name="Preformatted_20_Text">1332,02/12/2020,,Nepal,2020-02-12T14:43:03,1.0,0.0,1.0</text:p>
      <text:p text:style-name="Preformatted_20_Text">1333,02/12/2020,,Sri Lanka,2020-02-08T03:43:03,1.0,0.0,1.0</text:p>
      <text:p text:style-name="Preformatted_20_Text">1334,02/12/2020,,Sweden,2020-02-01T02:13:26,1.0,0.0,0.0</text:p>
      <text:p text:style-name="Preformatted_20_Text">1335,02/12/2020,"Boston, MA",US,2020-02-01T19:43:03,1.0,0.0,0.0</text:p>
      <text:p text:style-name="Preformatted_20_Text">1336,02/12/2020,"Los Angeles, CA",US,2020-02-01T19:53:03,1.0,0.0,0.0</text:p>
      <text:p text:style-name="Preformatted_20_Text">1337,02/12/2020,"Madison, WI",US,2020-02-05T21:53:02,1.0,0.0,0.0</text:p>
      <text:p text:style-name="Preformatted_20_Text">1338,02/12/2020,"Orange, CA",US,2020-02-01T19:53:03,1.0,0.0,0.0</text:p>
      <text:p text:style-name="Preformatted_20_Text"><text:soft-page-break/>1339,02/12/2020,"San Diego County, CA",US,2020-02-11T01:23:05,1.0,0.0,0.0</text:p>
      <text:p text:style-name="Preformatted_20_Text">1340,02/12/2020,"Seattle, WA",US,2020-02-09T07:03:04,1.0,0.0,1.0</text:p>
      <text:p text:style-name="Preformatted_20_Text">1341,02/12/2020,"Tempe, AZ",US,2020-02-01T19:43:03,1.0,0.0,0.0</text:p>
      <text:p text:style-name="Preformatted_20_Text">1342,02/13/2020,Hubei,Mainland China,2020-02-13T14:13:06,48206.0,1310.0,3459.0</text:p>
      <text:p text:style-name="Preformatted_20_Text">1343,02/13/2020,Guangdong,Mainland China,2020-02-13T13:33:01,1241.0,2.0,314.0</text:p>
      <text:p text:style-name="Preformatted_20_Text">1344,02/13/2020,Henan,Mainland China,2020-02-13T14:53:02,1169.0,10.0,296.0</text:p>
      <text:p text:style-name="Preformatted_20_Text">1345,02/13/2020,Zhejiang,Mainland China,2020-02-13T14:13:06,1145.0,0.0,360.0</text:p>
      <text:p text:style-name="Preformatted_20_Text">1346,02/13/2020,Hunan,Mainland China,2020-02-13T11:53:02,968.0,2.0,339.0</text:p>
      <text:p text:style-name="Preformatted_20_Text">1347,02/13/2020,Anhui,Mainland China,2020-02-13T13:33:01,910.0,5.0,157.0</text:p>
      <text:p text:style-name="Preformatted_20_Text">1348,02/13/2020,Jiangxi,Mainland China,2020-02-13T01:13:08,872.0,1.0,170.0</text:p>
      <text:p text:style-name="Preformatted_20_Text">1349,02/13/2020,Jiangsu,Mainland China,2020-02-13T10:33:23,570.0,0.0,139.0</text:p>
      <text:p text:style-name="Preformatted_20_Text">1350,02/13/2020,Chongqing,Mainland China,2020-02-13T23:23:05,529.0,4.0,128.0</text:p>
      <text:p text:style-name="Preformatted_20_Text">1351,02/13/2020,Shandong,Mainland China,2020-02-13T13:33:01,509.0,2.0,105.0</text:p>
      <text:p text:style-name="Preformatted_20_Text">1352,02/13/2020,Sichuan,Mainland China,2020-02-13T13:33:01,451.0,1.0,104.0</text:p>
      <text:p text:style-name="Preformatted_20_Text">1353,02/13/2020,Heilongjiang,Mainland China,2020-02-13T12:13:06,395.0,9.0,33.0</text:p>
      <text:p text:style-name="Preformatted_20_Text">1354,02/13/2020,Beijing,Mainland China,2020-02-13T14:13:06,366.0,3.0,69.0</text:p>
      <text:p text:style-name="Preformatted_20_Text">1355,02/13/2020,Shanghai,Mainland China,2020-02-13T06:13:15,315.0,1.0,62.0</text:p>
      <text:p text:style-name="Preformatted_20_Text">1356,02/13/2020,Fujian,Mainland China,2020-02-13T10:33:23,279.0,0.0,57.0</text:p>
      <text:p text:style-name="Preformatted_20_Text">1357,02/13/2020,Hebei,Mainland China,2020-02-13T10:33:23,265.0,3.0,68.0</text:p>
      <text:p text:style-name="Preformatted_20_Text">1358,02/13/2020,Shaanxi,Mainland China,2020-02-13T10:33:23,229.0,0.0,46.0</text:p>
      <text:p text:style-name="Preformatted_20_Text">1359,02/13/2020,Guangxi,Mainland China,2020-02-13T00:23:10,222.0,2.0,33.0</text:p>
      <text:p text:style-name="Preformatted_20_Text">1360,02/13/2020,Diamond Princess cruise ship,Others,2020-02-12T04:23:38,175.0,0.0,0.0</text:p>
      <text:p text:style-name="Preformatted_20_Text">1361,02/13/2020,Hainan,Mainland China,2020-02-13T10:43:03,157.0,4.0,30.0</text:p>
      <text:p text:style-name="Preformatted_20_Text">1362,02/13/2020,Yunnan,Mainland China,2020-02-13T08:43:08,156.0,0.0,27.0</text:p>
      <text:p text:style-name="Preformatted_20_Text">1363,02/13/2020,Guizhou,Mainland China,2020-02-13T10:33:23,135.0,1.0,27.0</text:p>
      <text:p text:style-name="Preformatted_20_Text">1364,02/13/2020,Shanxi,Mainland China,2020-02-13T23:23:05,126.0,0.0,36.0</text:p>
      <text:p text:style-name="Preformatted_20_Text">1365,02/13/2020,Tianjin,Mainland China,2020-02-13T23:43:02,119.0,3.0,21.0</text:p>
      <text:p text:style-name="Preformatted_20_Text">1366,02/13/2020,Liaoning,Mainland China,2020-02-13T14:33:02,117.0,1.0,22.0</text:p>
      <text:p text:style-name="Preformatted_20_Text">1367,02/13/2020,Gansu,Mainland China,2020-02-13T15:53:03,90.0,2.0,39.0</text:p>
      <text:p text:style-name="Preformatted_20_Text">1368,02/13/2020,Jilin,Mainland China,2020-02-13T13:33:01,84.0,1.0,24.0</text:p>
      <text:p text:style-name="Preformatted_20_Text">1369,02/13/2020,Ningxia,Mainland China,2020-02-13T01:23:08,64.0,0.0,24.0</text:p>
      <text:p text:style-name="Preformatted_20_Text">1370,02/13/2020,Xinjiang,Mainland China,2020-02-13T10:33:23,63.0,1.0,6.0</text:p>
      <text:p text:style-name="Preformatted_20_Text">1371,02/13/2020,Inner Mongolia,Mainland China,2020-02-13T01:23:08,61.0,0.0,6.0</text:p>
      <text:p text:style-name="Preformatted_20_Text">1372,02/13/2020,,Singapore,2020-02-13T14:33:02,58.0,0.0,15.0</text:p>
      <text:p text:style-name="Preformatted_20_Text">1373,02/13/2020,Hong Kong,Hong Kong,2020-02-13T14:53:02,53.0,1.0,1.0</text:p>
      <text:p text:style-name="Preformatted_20_Text">1374,02/13/2020,,Thailand,2020-02-13T17:53:03,33.0,0.0,12.0</text:p>
      <text:p text:style-name="Preformatted_20_Text">1375,02/13/2020,,Japan,2020-02-13T12:23:05,28.0,1.0,9.0</text:p>
      <text:p text:style-name="Preformatted_20_Text">1376,02/13/2020,,South Korea,2020-02-12T14:43:03,28.0,0.0,7.0</text:p>
      <text:p text:style-name="Preformatted_20_Text">1377,02/13/2020,,Malaysia,2020-02-13T10:53:02,19.0,0.0,3.0</text:p>
      <text:p text:style-name="Preformatted_20_Text">1378,02/13/2020,Qinghai,Mainland China,2020-02-13T08:43:08,18.0,0.0,11.0</text:p>
      <text:p text:style-name="Preformatted_20_Text">1379,02/13/2020,Taiwan,Taiwan,2020-02-09T09:13:11,18.0,0.0,1.0</text:p>
      <text:p text:style-name="Preformatted_20_Text">1380,02/13/2020,,Germany,2020-02-13T15:13:11,16.0,0.0,1.0</text:p>
      <text:p text:style-name="Preformatted_20_Text">1381,02/13/2020,,Vietnam,2020-02-13T06:33:02,16.0,0.0,7.0</text:p>
      <text:p text:style-name="Preformatted_20_Text">1382,02/13/2020,,France,2020-02-12T18:53:02,11.0,0.0,2.0</text:p>
      <text:p text:style-name="Preformatted_20_Text">1383,02/13/2020,Macau,Macau,2020-02-13T14:13:06,10.0,0.0,3.0</text:p>
      <text:p text:style-name="Preformatted_20_Text">1384,02/13/2020,,UK,2020-02-12T19:03:06,9.0,0.0,1.0</text:p>
      <text:p text:style-name="Preformatted_20_Text">1385,02/13/2020,,United Arab Emirates,2020-02-12T00:33:02,8.0,0.0,1.0</text:p>
      <text:p text:style-name="Preformatted_20_Text">1386,02/13/2020,Queensland,Australia,2020-02-09T19:33:02,5.0,0.0,0.0</text:p>
      <text:p text:style-name="Preformatted_20_Text">1387,02/13/2020,New South Wales,Australia,2020-02-13T17:53:03,4.0,0.0,4.0</text:p>
      <text:p text:style-name="Preformatted_20_Text">1388,02/13/2020,Victoria,Australia,2020-02-13T17:53:03,4.0,0.0,4.0</text:p>
      <text:p text:style-name="Preformatted_20_Text">1389,02/13/2020,British Columbia,Canada,2020-02-07T05:43:03,4.0,0.0,0.0</text:p>
      <text:p text:style-name="Preformatted_20_Text">1390,02/13/2020,,India,2020-02-13T18:53:02,3.0,0.0,0.0</text:p>
      <text:p text:style-name="Preformatted_20_Text">1391,02/13/2020,,Italy,2020-02-07T17:53:02,3.0,0.0,0.0</text:p>
      <text:p text:style-name="Preformatted_20_Text">1392,02/13/2020,,Philippines,2020-02-12T07:43:02,3.0,1.0,1.0</text:p>
      <text:p text:style-name="Preformatted_20_Text">1393,02/13/2020,South Australia,Australia,2020-02-02T22:33:07,2.0,0.0,0.0</text:p>
      <text:p text:style-name="Preformatted_20_Text">1394,02/13/2020,"Toronto, ON",Canada,2020-02-04T00:13:06,2.0,0.0,0.0</text:p>
      <text:p text:style-name="Preformatted_20_Text">1395,02/13/2020,,Russia,2020-02-12T14:43:03,2.0,0.0,2.0</text:p>
      <text:p text:style-name="Preformatted_20_Text">1396,02/13/2020,,Spain,2020-02-09T20:33:03,2.0,0.0,0.0</text:p>
      <text:p text:style-name="Preformatted_20_Text">1397,02/13/2020,"Chicago, IL",US,2020-02-09T19:03:03,2.0,0.0,2.0</text:p>
      <text:p text:style-name="Preformatted_20_Text">1398,02/13/2020,"San Benito, CA",US,2020-02-03T03:53:02,2.0,0.0,0.0</text:p>
      <text:p text:style-name="Preformatted_20_Text">1399,02/13/2020,"San Diego County, CA",US,2020-02-13T03:13:08,2.0,0.0,0.0</text:p>
      <text:p text:style-name="Preformatted_20_Text">1400,02/13/2020,"Santa Clara, CA",US,2020-02-03T00:43:02,2.0,0.0,0.0</text:p>
      <text:p text:style-name="Preformatted_20_Text">1401,02/13/2020,,Belgium,2020-02-04T15:43:02,1.0,0.0,0.0</text:p>
      <text:p text:style-name="Preformatted_20_Text"><text:soft-page-break/>1402,02/13/2020,,Cambodia,2020-02-12T07:43:02,1.0,0.0,1.0</text:p>
      <text:p text:style-name="Preformatted_20_Text">1403,02/13/2020,"London, ON",Canada,2020-02-12T18:53:03,1.0,0.0,1.0</text:p>
      <text:p text:style-name="Preformatted_20_Text">1404,02/13/2020,,Finland,2020-02-12T00:03:12,1.0,0.0,1.0</text:p>
      <text:p text:style-name="Preformatted_20_Text">1405,02/13/2020,Tibet,Mainland China,2020-02-12T06:43:02,1.0,0.0,1.0</text:p>
      <text:p text:style-name="Preformatted_20_Text">1406,02/13/2020,,Nepal,2020-02-12T14:43:03,1.0,0.0,1.0</text:p>
      <text:p text:style-name="Preformatted_20_Text">1407,02/13/2020,,Sri Lanka,2020-02-08T03:43:03,1.0,0.0,1.0</text:p>
      <text:p text:style-name="Preformatted_20_Text">1408,02/13/2020,,Sweden,2020-02-01T02:13:26,1.0,0.0,0.0</text:p>
      <text:p text:style-name="Preformatted_20_Text">1409,02/13/2020,"Boston, MA",US,2020-02-01T19:43:03,1.0,0.0,0.0</text:p>
      <text:p text:style-name="Preformatted_20_Text">1410,02/13/2020,"Los Angeles, CA",US,2020-02-01T19:53:03,1.0,0.0,0.0</text:p>
      <text:p text:style-name="Preformatted_20_Text">1411,02/13/2020,"Madison, WI",US,2020-02-05T21:53:02,1.0,0.0,0.0</text:p>
      <text:p text:style-name="Preformatted_20_Text">1412,02/13/2020,"Orange, CA",US,2020-02-01T19:53:03,1.0,0.0,0.0</text:p>
      <text:p text:style-name="Preformatted_20_Text">1413,02/13/2020,"San Antonio, TX",US,2020-02-13T18:53:02,1.0,0.0,0.0</text:p>
      <text:p text:style-name="Preformatted_20_Text">1414,02/13/2020,"Seattle, WA",US,2020-02-09T07:03:04,1.0,0.0,1.0</text:p>
      <text:p text:style-name="Preformatted_20_Text">1415,02/13/2020,"Tempe, AZ",US,2020-02-01T19:43:03,1.0,0.0,0.0</text:p>
      <text:p text:style-name="Preformatted_20_Text">1416,02/14/2020,Hubei,Mainland China,2020-02-14T23:33:02,54406.0,1457.0,4774.0</text:p>
      <text:p text:style-name="Preformatted_20_Text">1417,02/14/2020,Guangdong,Mainland China,2020-02-14T12:53:02,1261.0,2.0,362.0</text:p>
      <text:p text:style-name="Preformatted_20_Text">1418,02/14/2020,Henan,Mainland China,2020-02-14T12:53:02,1184.0,11.0,357.0</text:p>
      <text:p text:style-name="Preformatted_20_Text">1419,02/14/2020,Zhejiang,Mainland China,2020-02-14T14:13:15,1155.0,0.0,403.0</text:p>
      <text:p text:style-name="Preformatted_20_Text">1420,02/14/2020,Hunan,Mainland China,2020-02-14T09:23:04,988.0,2.0,364.0</text:p>
      <text:p text:style-name="Preformatted_20_Text">1421,02/14/2020,Anhui,Mainland China,2020-02-14T12:53:02,934.0,6.0,193.0</text:p>
      <text:p text:style-name="Preformatted_20_Text">1422,02/14/2020,Jiangxi,Mainland China,2020-02-14T01:13:06,900.0,1.0,187.0</text:p>
      <text:p text:style-name="Preformatted_20_Text">1423,02/14/2020,Jiangsu,Mainland China,2020-02-14T10:03:03,593.0,0.0,157.0</text:p>
      <text:p text:style-name="Preformatted_20_Text">1424,02/14/2020,Chongqing,Mainland China,2020-02-14T23:33:02,537.0,5.0,152.0</text:p>
      <text:p text:style-name="Preformatted_20_Text">1425,02/14/2020,Shandong,Mainland China,2020-02-14T11:13:22,523.0,2.0,136.0</text:p>
      <text:p text:style-name="Preformatted_20_Text">1426,02/14/2020,Sichuan,Mainland China,2020-02-14T11:13:22,463.0,1.0,114.0</text:p>
      <text:p text:style-name="Preformatted_20_Text">1427,02/14/2020,Heilongjiang,Mainland China,2020-02-14T13:23:07,419.0,11.0,47.0</text:p>
      <text:p text:style-name="Preformatted_20_Text">1428,02/14/2020,Beijing,Mainland China,2020-02-14T06:33:02,372.0,3.0,80.0</text:p>
      <text:p text:style-name="Preformatted_20_Text">1429,02/14/2020,Shanghai,Mainland China,2020-02-14T04:13:11,318.0,1.0,90.0</text:p>
      <text:p text:style-name="Preformatted_20_Text">1430,02/14/2020,Hebei,Mainland China,2020-02-14T11:13:22,283.0,3.0,87.0</text:p>
      <text:p text:style-name="Preformatted_20_Text">1431,02/14/2020,Fujian,Mainland China,2020-02-14T11:13:22,281.0,0.0,63.0</text:p>
      <text:p text:style-name="Preformatted_20_Text">1432,02/14/2020,Shaanxi,Mainland China,2020-02-14T12:53:02,230.0,0.0,54.0</text:p>
      <text:p text:style-name="Preformatted_20_Text">1433,02/14/2020,Guangxi,Mainland China,2020-02-14T15:23:02,226.0,2.0,36.0</text:p>
      <text:p text:style-name="Preformatted_20_Text">1434,02/14/2020,Diamond Princess cruise ship,Others,2020-02-14T00:13:23,218.0,0.0,0.0</text:p>
      <text:p text:style-name="Preformatted_20_Text">1435,02/14/2020,Yunnan,Mainland China,2020-02-14T12:53:02,162.0,0.0,36.0</text:p>
      <text:p text:style-name="Preformatted_20_Text">1436,02/14/2020,Hainan,Mainland China,2020-02-14T15:23:02,159.0,4.0,43.0</text:p>
      <text:p text:style-name="Preformatted_20_Text">1437,02/14/2020,Guizhou,Mainland China,2020-02-14T01:53:02,140.0,1.0,28.0</text:p>
      <text:p text:style-name="Preformatted_20_Text">1438,02/14/2020,Shanxi,Mainland China,2020-02-14T23:23:04,127.0,0.0,38.0</text:p>
      <text:p text:style-name="Preformatted_20_Text">1439,02/14/2020,Tianjin,Mainland China,2020-02-14T11:13:22,120.0,3.0,31.0</text:p>
      <text:p text:style-name="Preformatted_20_Text">1440,02/14/2020,Liaoning,Mainland China,2020-02-14T15:23:02,119.0,1.0,29.0</text:p>
      <text:p text:style-name="Preformatted_20_Text">1441,02/14/2020,Gansu,Mainland China,2020-02-13T15:53:03,90.0,2.0,39.0</text:p>
      <text:p text:style-name="Preformatted_20_Text">1442,02/14/2020,Jilin,Mainland China,2020-02-14T00:43:02,86.0,1.0,25.0</text:p>
      <text:p text:style-name="Preformatted_20_Text">1443,02/14/2020,Ningxia,Mainland China,2020-02-14T01:43:02,67.0,0.0,24.0</text:p>
      <text:p text:style-name="Preformatted_20_Text">1444,02/14/2020,,Singapore,2020-02-14T12:43:02,67.0,0.0,17.0</text:p>
      <text:p text:style-name="Preformatted_20_Text">1445,02/14/2020,Inner Mongolia,Mainland China,2020-02-14T02:03:08,65.0,0.0,6.0</text:p>
      <text:p text:style-name="Preformatted_20_Text">1446,02/14/2020,Xinjiang,Mainland China,2020-02-14T01:13:06,65.0,1.0,6.0</text:p>
      <text:p text:style-name="Preformatted_20_Text">1447,02/14/2020,Hong Kong,Hong Kong,2020-02-14T09:03:12,56.0,1.0,1.0</text:p>
      <text:p text:style-name="Preformatted_20_Text">1448,02/14/2020,,Thailand,2020-02-13T17:53:03,33.0,0.0,12.0</text:p>
      <text:p text:style-name="Preformatted_20_Text">1449,02/14/2020,,Japan,2020-02-14T03:53:02,29.0,1.0,9.0</text:p>
      <text:p text:style-name="Preformatted_20_Text">1450,02/14/2020,,South Korea,2020-02-12T14:43:03,28.0,0.0,7.0</text:p>
      <text:p text:style-name="Preformatted_20_Text">1451,02/14/2020,,Malaysia,2020-02-13T10:53:02,19.0,0.0,3.0</text:p>
      <text:p text:style-name="Preformatted_20_Text">1452,02/14/2020,Qinghai,Mainland China,2020-02-13T08:43:08,18.0,0.0,11.0</text:p>
      <text:p text:style-name="Preformatted_20_Text">1453,02/14/2020,Taiwan,Taiwan,2020-02-14T02:13:06,18.0,0.0,2.0</text:p>
      <text:p text:style-name="Preformatted_20_Text">1454,02/14/2020,,Germany,2020-02-13T15:13:11,16.0,0.0,1.0</text:p>
      <text:p text:style-name="Preformatted_20_Text">1455,02/14/2020,,Vietnam,2020-02-13T06:33:02,16.0,0.0,7.0</text:p>
      <text:p text:style-name="Preformatted_20_Text">1456,02/14/2020,,France,2020-02-12T18:53:02,11.0,0.0,2.0</text:p>
      <text:p text:style-name="Preformatted_20_Text">1457,02/14/2020,Macau,Macau,2020-02-13T14:13:06,10.0,0.0,3.0</text:p>
      <text:p text:style-name="Preformatted_20_Text">1458,02/14/2020,,UK,2020-02-12T19:03:06,9.0,0.0,1.0</text:p>
      <text:p text:style-name="Preformatted_20_Text">1459,02/14/2020,,United Arab Emirates,2020-02-12T00:33:02,8.0,0.0,1.0</text:p>
      <text:p text:style-name="Preformatted_20_Text">1460,02/14/2020,Queensland,Australia,2020-02-09T19:33:02,5.0,0.0,0.0</text:p>
      <text:p text:style-name="Preformatted_20_Text">1461,02/14/2020,New South Wales,Australia,2020-02-13T17:53:03,4.0,0.0,4.0</text:p>
      <text:p text:style-name="Preformatted_20_Text">1462,02/14/2020,Victoria,Australia,2020-02-13T17:53:03,4.0,0.0,4.0</text:p>
      <text:p text:style-name="Preformatted_20_Text">1463,02/14/2020,British Columbia,Canada,2020-02-07T05:43:03,4.0,0.0,0.0</text:p>
      <text:p text:style-name="Preformatted_20_Text">1464,02/14/2020,,India,2020-02-13T18:53:02,3.0,0.0,0.0</text:p>
      <text:p text:style-name="Preformatted_20_Text"><text:soft-page-break/>1465,02/14/2020,,Italy,2020-02-07T17:53:02,3.0,0.0,0.0</text:p>
      <text:p text:style-name="Preformatted_20_Text">1466,02/14/2020,,Philippines,2020-02-12T07:43:02,3.0,1.0,1.0</text:p>
      <text:p text:style-name="Preformatted_20_Text">1467,02/14/2020,South Australia,Australia,2020-02-02T22:33:07,2.0,0.0,0.0</text:p>
      <text:p text:style-name="Preformatted_20_Text">1468,02/14/2020,"Toronto, ON",Canada,2020-02-04T00:13:06,2.0,0.0,0.0</text:p>
      <text:p text:style-name="Preformatted_20_Text">1469,02/14/2020,,Russia,2020-02-12T14:43:03,2.0,0.0,2.0</text:p>
      <text:p text:style-name="Preformatted_20_Text">1470,02/14/2020,,Spain,2020-02-09T20:33:03,2.0,0.0,0.0</text:p>
      <text:p text:style-name="Preformatted_20_Text">1471,02/14/2020,"Chicago, IL",US,2020-02-09T19:03:03,2.0,0.0,2.0</text:p>
      <text:p text:style-name="Preformatted_20_Text">1472,02/14/2020,"San Benito, CA",US,2020-02-03T03:53:02,2.0,0.0,0.0</text:p>
      <text:p text:style-name="Preformatted_20_Text">1473,02/14/2020,"San Diego County, CA",US,2020-02-13T03:13:08,2.0,0.0,0.0</text:p>
      <text:p text:style-name="Preformatted_20_Text">1474,02/14/2020,"Santa Clara, CA",US,2020-02-03T00:43:02,2.0,0.0,0.0</text:p>
      <text:p text:style-name="Preformatted_20_Text">1475,02/14/2020,,Belgium,2020-02-04T15:43:02,1.0,0.0,0.0</text:p>
      <text:p text:style-name="Preformatted_20_Text">1476,02/14/2020,,Cambodia,2020-02-12T07:43:02,1.0,0.0,1.0</text:p>
      <text:p text:style-name="Preformatted_20_Text">1477,02/14/2020,"London, ON",Canada,2020-02-12T18:53:03,1.0,0.0,1.0</text:p>
      <text:p text:style-name="Preformatted_20_Text">1478,02/14/2020,,Egypt,2020-02-14T23:53:02,1.0,0.0,0.0</text:p>
      <text:p text:style-name="Preformatted_20_Text">1479,02/14/2020,,Finland,2020-02-12T00:03:12,1.0,0.0,1.0</text:p>
      <text:p text:style-name="Preformatted_20_Text">1480,02/14/2020,Tibet,Mainland China,2020-02-12T06:43:02,1.0,0.0,1.0</text:p>
      <text:p text:style-name="Preformatted_20_Text">1481,02/14/2020,,Nepal,2020-02-12T14:43:03,1.0,0.0,1.0</text:p>
      <text:p text:style-name="Preformatted_20_Text">1482,02/14/2020,,Sri Lanka,2020-02-08T03:43:03,1.0,0.0,1.0</text:p>
      <text:p text:style-name="Preformatted_20_Text">1483,02/14/2020,,Sweden,2020-02-01T02:13:26,1.0,0.0,0.0</text:p>
      <text:p text:style-name="Preformatted_20_Text">1484,02/14/2020,"Boston, MA",US,2020-02-01T19:43:03,1.0,0.0,0.0</text:p>
      <text:p text:style-name="Preformatted_20_Text">1485,02/14/2020,"Los Angeles, CA",US,2020-02-01T19:53:03,1.0,0.0,0.0</text:p>
      <text:p text:style-name="Preformatted_20_Text">1486,02/14/2020,"Madison, WI",US,2020-02-05T21:53:02,1.0,0.0,0.0</text:p>
      <text:p text:style-name="Preformatted_20_Text">1487,02/14/2020,"Orange, CA",US,2020-02-01T19:53:03,1.0,0.0,0.0</text:p>
      <text:p text:style-name="Preformatted_20_Text">1488,02/14/2020,"San Antonio, TX",US,2020-02-13T18:53:02,1.0,0.0,0.0</text:p>
      <text:p text:style-name="Preformatted_20_Text">1489,02/14/2020,"Seattle, WA",US,2020-02-09T07:03:04,1.0,0.0,1.0</text:p>
      <text:p text:style-name="Preformatted_20_Text">1490,02/14/2020,"Tempe, AZ",US,2020-02-01T19:43:03,1.0,0.0,0.0</text:p>
      <text:p text:style-name="Preformatted_20_Text">1491,02/15/2020,Hubei,Mainland China,2020-02-15T23:13:05,56249.0,1596.0,5623.0</text:p>
      <text:p text:style-name="Preformatted_20_Text">1492,02/15/2020,Guangdong,Mainland China,2020-02-15T14:03:04,1294.0,2.0,410.0</text:p>
      <text:p text:style-name="Preformatted_20_Text">1493,02/15/2020,Henan,Mainland China,2020-02-15T12:13:08,1212.0,13.0,391.0</text:p>
      <text:p text:style-name="Preformatted_20_Text">1494,02/15/2020,Zhejiang,Mainland China,2020-02-15T11:23:17,1162.0,0.0,428.0</text:p>
      <text:p text:style-name="Preformatted_20_Text">1495,02/15/2020,Hunan,Mainland China,2020-02-15T13:03:04,1001.0,2.0,425.0</text:p>
      <text:p text:style-name="Preformatted_20_Text">1496,02/15/2020,Anhui,Mainland China,2020-02-15T12:13:08,950.0,6.0,221.0</text:p>
      <text:p text:style-name="Preformatted_20_Text">1497,02/15/2020,Jiangxi,Mainland China,2020-02-15T01:33:02,913.0,1.0,210.0</text:p>
      <text:p text:style-name="Preformatted_20_Text">1498,02/15/2020,Jiangsu,Mainland China,2020-02-15T12:13:08,604.0,0.0,186.0</text:p>
      <text:p text:style-name="Preformatted_20_Text">1499,02/15/2020,Chongqing,Mainland China,2020-02-15T23:23:07,544.0,5.0,184.0</text:p>
      <text:p text:style-name="Preformatted_20_Text">1500,02/15/2020,Shandong,Mainland China,2020-02-15T11:23:17,532.0,2.0,156.0</text:p>
      <text:p text:style-name="Preformatted_20_Text">1501,02/15/2020,Sichuan,Mainland China,2020-02-15T08:43:03,470.0,1.0,119.0</text:p>
      <text:p text:style-name="Preformatted_20_Text">1502,02/15/2020,Heilongjiang,Mainland China,2020-02-15T11:43:01,425.0,11.0,68.0</text:p>
      <text:p text:style-name="Preformatted_20_Text">1503,02/15/2020,Beijing,Mainland China,2020-02-15T09:53:01,375.0,4.0,98.0</text:p>
      <text:p text:style-name="Preformatted_20_Text">1504,02/15/2020,Shanghai,Mainland China,2020-02-15T03:13:06,326.0,1.0,124.0</text:p>
      <text:p text:style-name="Preformatted_20_Text">1505,02/15/2020,Hebei,Mainland China,2020-02-15T13:03:04,291.0,3.0,101.0</text:p>
      <text:p text:style-name="Preformatted_20_Text">1506,02/15/2020,Fujian,Mainland China,2020-02-15T13:03:04,285.0,0.0,71.0</text:p>
      <text:p text:style-name="Preformatted_20_Text">1507,02/15/2020,Diamond Princess cruise ship,Others,2020-02-15T17:03:04,285.0,0.0,0.0</text:p>
      <text:p text:style-name="Preformatted_20_Text">1508,02/15/2020,Guangxi,Mainland China,2020-02-15T06:33:01,235.0,2.0,44.0</text:p>
      <text:p text:style-name="Preformatted_20_Text">1509,02/15/2020,Shaanxi,Mainland China,2020-02-15T12:13:08,232.0,0.0,60.0</text:p>
      <text:p text:style-name="Preformatted_20_Text">1510,02/15/2020,Yunnan,Mainland China,2020-02-15T06:33:01,168.0,0.0,42.0</text:p>
      <text:p text:style-name="Preformatted_20_Text">1511,02/15/2020,Hainan,Mainland China,2020-02-15T11:23:17,162.0,4.0,39.0</text:p>
      <text:p text:style-name="Preformatted_20_Text">1512,02/15/2020,Guizhou,Mainland China,2020-02-15T14:53:04,143.0,1.0,41.0</text:p>
      <text:p text:style-name="Preformatted_20_Text">1513,02/15/2020,Shanxi,Mainland China,2020-02-15T23:13:05,128.0,0.0,46.0</text:p>
      <text:p text:style-name="Preformatted_20_Text">1514,02/15/2020,Tianjin,Mainland China,2020-02-15T13:43:01,122.0,3.0,37.0</text:p>
      <text:p text:style-name="Preformatted_20_Text">1515,02/15/2020,Liaoning,Mainland China,2020-02-15T09:53:01,119.0,1.0,31.0</text:p>
      <text:p text:style-name="Preformatted_20_Text">1516,02/15/2020,Gansu,Mainland China,2020-02-15T12:13:08,90.0,2.0,49.0</text:p>
      <text:p text:style-name="Preformatted_20_Text">1517,02/15/2020,Jilin,Mainland China,2020-02-15T12:13:08,88.0,1.0,26.0</text:p>
      <text:p text:style-name="Preformatted_20_Text">1518,02/15/2020,,Singapore,2020-02-15T23:53:02,72.0,0.0,18.0</text:p>
      <text:p text:style-name="Preformatted_20_Text">1519,02/15/2020,Ningxia,Mainland China,2020-02-15T08:43:03,70.0,0.0,33.0</text:p>
      <text:p text:style-name="Preformatted_20_Text">1520,02/15/2020,Xinjiang,Mainland China,2020-02-15T09:53:01,70.0,1.0,10.0</text:p>
      <text:p text:style-name="Preformatted_20_Text">1521,02/15/2020,Inner Mongolia,Mainland China,2020-02-15T14:03:04,68.0,0.0,7.0</text:p>
      <text:p text:style-name="Preformatted_20_Text">1522,02/15/2020,Hong Kong,Hong Kong,2020-02-14T09:03:12,56.0,1.0,1.0</text:p>
      <text:p text:style-name="Preformatted_20_Text">1523,02/15/2020,,Japan,2020-02-15T17:43:06,43.0,1.0,12.0</text:p>
      <text:p text:style-name="Preformatted_20_Text">1524,02/15/2020,,Thailand,2020-02-13T17:53:03,33.0,0.0,12.0</text:p>
      <text:p text:style-name="Preformatted_20_Text">1525,02/15/2020,,South Korea,2020-02-15T23:33:02,28.0,0.0,9.0</text:p>
      <text:p text:style-name="Preformatted_20_Text">1526,02/15/2020,,Malaysia,2020-02-15T23:43:02,22.0,0.0,7.0</text:p>
      <text:p text:style-name="Preformatted_20_Text">1527,02/15/2020,Qinghai,Mainland China,2020-02-15T08:43:03,18.0,0.0,13.0</text:p>
      <text:p text:style-name="Preformatted_20_Text"><text:soft-page-break/>1528,02/15/2020,Taiwan,Taiwan,2020-02-15T03:43:02,18.0,0.0,2.0</text:p>
      <text:p text:style-name="Preformatted_20_Text">1529,02/15/2020,,Germany,2020-02-13T15:13:11,16.0,0.0,1.0</text:p>
      <text:p text:style-name="Preformatted_20_Text">1530,02/15/2020,,Vietnam,2020-02-13T06:33:02,16.0,0.0,7.0</text:p>
      <text:p text:style-name="Preformatted_20_Text">1531,02/15/2020,,France,2020-02-15T20:53:02,12.0,1.0,4.0</text:p>
      <text:p text:style-name="Preformatted_20_Text">1532,02/15/2020,Macau,Macau,2020-02-13T14:13:06,10.0,0.0,3.0</text:p>
      <text:p text:style-name="Preformatted_20_Text">1533,02/15/2020,,UK,2020-02-12T19:03:06,9.0,0.0,1.0</text:p>
      <text:p text:style-name="Preformatted_20_Text">1534,02/15/2020,,United Arab Emirates,2020-02-15T06:03:03,8.0,0.0,3.0</text:p>
      <text:p text:style-name="Preformatted_20_Text">1535,02/15/2020,Queensland,Australia,2020-02-09T19:33:02,5.0,0.0,0.0</text:p>
      <text:p text:style-name="Preformatted_20_Text">1536,02/15/2020,New South Wales,Australia,2020-02-13T17:53:03,4.0,0.0,4.0</text:p>
      <text:p text:style-name="Preformatted_20_Text">1537,02/15/2020,Victoria,Australia,2020-02-13T17:53:03,4.0,0.0,4.0</text:p>
      <text:p text:style-name="Preformatted_20_Text">1538,02/15/2020,British Columbia,Canada,2020-02-07T05:43:03,4.0,0.0,0.0</text:p>
      <text:p text:style-name="Preformatted_20_Text">1539,02/15/2020,,India,2020-02-13T18:53:02,3.0,0.0,0.0</text:p>
      <text:p text:style-name="Preformatted_20_Text">1540,02/15/2020,,Italy,2020-02-07T17:53:02,3.0,0.0,0.0</text:p>
      <text:p text:style-name="Preformatted_20_Text">1541,02/15/2020,,Philippines,2020-02-12T07:43:02,3.0,1.0,1.0</text:p>
      <text:p text:style-name="Preformatted_20_Text">1542,02/15/2020,South Australia,Australia,2020-02-02T22:33:07,2.0,0.0,0.0</text:p>
      <text:p text:style-name="Preformatted_20_Text">1543,02/15/2020,"Toronto, ON",Canada,2020-02-04T00:13:06,2.0,0.0,0.0</text:p>
      <text:p text:style-name="Preformatted_20_Text">1544,02/15/2020,,Russia,2020-02-12T14:43:03,2.0,0.0,2.0</text:p>
      <text:p text:style-name="Preformatted_20_Text">1545,02/15/2020,,Spain,2020-02-15T17:23:04,2.0,0.0,2.0</text:p>
      <text:p text:style-name="Preformatted_20_Text">1546,02/15/2020,"Chicago, IL",US,2020-02-09T19:03:03,2.0,0.0,2.0</text:p>
      <text:p text:style-name="Preformatted_20_Text">1547,02/15/2020,"San Benito, CA",US,2020-02-03T03:53:02,2.0,0.0,0.0</text:p>
      <text:p text:style-name="Preformatted_20_Text">1548,02/15/2020,"San Diego County, CA",US,2020-02-13T03:13:08,2.0,0.0,0.0</text:p>
      <text:p text:style-name="Preformatted_20_Text">1549,02/15/2020,"Santa Clara, CA",US,2020-02-03T00:43:02,2.0,0.0,0.0</text:p>
      <text:p text:style-name="Preformatted_20_Text">1550,02/15/2020,,Belgium,2020-02-04T15:43:02,1.0,0.0,0.0</text:p>
      <text:p text:style-name="Preformatted_20_Text">1551,02/15/2020,,Cambodia,2020-02-12T07:43:02,1.0,0.0,1.0</text:p>
      <text:p text:style-name="Preformatted_20_Text">1552,02/15/2020,"London, ON",Canada,2020-02-12T18:53:03,1.0,0.0,1.0</text:p>
      <text:p text:style-name="Preformatted_20_Text">1553,02/15/2020,,Egypt,2020-02-14T23:53:02,1.0,0.0,0.0</text:p>
      <text:p text:style-name="Preformatted_20_Text">1554,02/15/2020,,Finland,2020-02-12T00:03:12,1.0,0.0,1.0</text:p>
      <text:p text:style-name="Preformatted_20_Text">1555,02/15/2020,Tibet,Mainland China,2020-02-12T06:43:02,1.0,0.0,1.0</text:p>
      <text:p text:style-name="Preformatted_20_Text">1556,02/15/2020,,Nepal,2020-02-12T14:43:03,1.0,0.0,1.0</text:p>
      <text:p text:style-name="Preformatted_20_Text">1557,02/15/2020,,Sri Lanka,2020-02-08T03:43:03,1.0,0.0,1.0</text:p>
      <text:p text:style-name="Preformatted_20_Text">1558,02/15/2020,,Sweden,2020-02-01T02:13:26,1.0,0.0,0.0</text:p>
      <text:p text:style-name="Preformatted_20_Text">1559,02/15/2020,"Boston, MA",US,2020-02-01T19:43:03,1.0,0.0,0.0</text:p>
      <text:p text:style-name="Preformatted_20_Text">1560,02/15/2020,"Los Angeles, CA",US,2020-02-01T19:53:03,1.0,0.0,0.0</text:p>
      <text:p text:style-name="Preformatted_20_Text">1561,02/15/2020,"Madison, WI",US,2020-02-05T21:53:02,1.0,0.0,0.0</text:p>
      <text:p text:style-name="Preformatted_20_Text">1562,02/15/2020,"Orange, CA",US,2020-02-01T19:53:03,1.0,0.0,0.0</text:p>
      <text:p text:style-name="Preformatted_20_Text">1563,02/15/2020,"San Antonio, TX",US,2020-02-13T18:53:02,1.0,0.0,0.0</text:p>
      <text:p text:style-name="Preformatted_20_Text">1564,02/15/2020,"Seattle, WA",US,2020-02-09T07:03:04,1.0,0.0,1.0</text:p>
      <text:p text:style-name="Preformatted_20_Text">1565,02/15/2020,"Tempe, AZ",US,2020-02-01T19:43:03,1.0,0.0,0.0</text:p>
      <text:p text:style-name="Preformatted_20_Text">1566,02/16/2020,Hubei,Mainland China,2020-02-16T23:53:01,58182.0,1696.0,6639.0</text:p>
      <text:p text:style-name="Preformatted_20_Text">1567,02/16/2020,Guangdong,Mainland China,2020-02-16T12:03:06,1316.0,2.0,465.0</text:p>
      <text:p text:style-name="Preformatted_20_Text">1568,02/16/2020,Henan,Mainland China,2020-02-16T13:53:03,1231.0,13.0,440.0</text:p>
      <text:p text:style-name="Preformatted_20_Text">1569,02/16/2020,Zhejiang,Mainland China,2020-02-16T09:33:02,1167.0,0.0,456.0</text:p>
      <text:p text:style-name="Preformatted_20_Text">1570,02/16/2020,Hunan,Mainland China,2020-02-16T13:13:04,1004.0,3.0,464.0</text:p>
      <text:p text:style-name="Preformatted_20_Text">1571,02/16/2020,Anhui,Mainland China,2020-02-16T08:33:02,962.0,6.0,255.0</text:p>
      <text:p text:style-name="Preformatted_20_Text">1572,02/16/2020,Jiangxi,Mainland China,2020-02-16T10:03:06,925.0,1.0,240.0</text:p>
      <text:p text:style-name="Preformatted_20_Text">1573,02/16/2020,Jiangsu,Mainland China,2020-02-16T09:33:02,617.0,0.0,218.0</text:p>
      <text:p text:style-name="Preformatted_20_Text">1574,02/16/2020,Chongqing,Mainland China,2020-02-16T23:53:01,551.0,5.0,207.0</text:p>
      <text:p text:style-name="Preformatted_20_Text">1575,02/16/2020,Shandong,Mainland China,2020-02-16T12:03:06,537.0,2.0,173.0</text:p>
      <text:p text:style-name="Preformatted_20_Text">1576,02/16/2020,Sichuan,Mainland China,2020-02-16T10:03:06,481.0,3.0,131.0</text:p>
      <text:p text:style-name="Preformatted_20_Text">1577,02/16/2020,Heilongjiang,Mainland China,2020-02-16T13:53:03,445.0,11.0,79.0</text:p>
      <text:p text:style-name="Preformatted_20_Text">1578,02/16/2020,Beijing,Mainland China,2020-02-16T10:03:06,380.0,4.0,108.0</text:p>
      <text:p text:style-name="Preformatted_20_Text">1579,02/16/2020,Diamond Princess cruise ship,Others,2020-02-16T03:43:02,355.0,0.0,0.0</text:p>
      <text:p text:style-name="Preformatted_20_Text">1580,02/16/2020,Shanghai,Mainland China,2020-02-16T02:53:02,328.0,1.0,140.0</text:p>
      <text:p text:style-name="Preformatted_20_Text">1581,02/16/2020,Hebei,Mainland China,2020-02-16T12:03:06,300.0,3.0,105.0</text:p>
      <text:p text:style-name="Preformatted_20_Text">1582,02/16/2020,Fujian,Mainland China,2020-02-16T12:03:06,287.0,0.0,82.0</text:p>
      <text:p text:style-name="Preformatted_20_Text">1583,02/16/2020,Guangxi,Mainland China,2020-02-16T12:03:06,237.0,2.0,49.0</text:p>
      <text:p text:style-name="Preformatted_20_Text">1584,02/16/2020,Shaanxi,Mainland China,2020-02-16T13:53:03,236.0,0.0,71.0</text:p>
      <text:p text:style-name="Preformatted_20_Text">1585,02/16/2020,Yunnan,Mainland China,2020-02-16T09:53:01,171.0,0.0,42.0</text:p>
      <text:p text:style-name="Preformatted_20_Text">1586,02/16/2020,Hainan,Mainland China,2020-02-16T12:03:06,162.0,4.0,52.0</text:p>
      <text:p text:style-name="Preformatted_20_Text">1587,02/16/2020,Guizhou,Mainland China,2020-02-16T09:13:09,144.0,1.0,46.0</text:p>
      <text:p text:style-name="Preformatted_20_Text">1588,02/16/2020,Shanxi,Mainland China,2020-02-16T23:53:01,129.0,0.0,50.0</text:p>
      <text:p text:style-name="Preformatted_20_Text">1589,02/16/2020,Tianjin,Mainland China,2020-02-16T12:23:02,124.0,3.0,45.0</text:p>
      <text:p text:style-name="Preformatted_20_Text">1590,02/16/2020,Liaoning,Mainland China,2020-02-16T12:03:06,121.0,1.0,40.0</text:p>
      <text:p text:style-name="Preformatted_20_Text"><text:soft-page-break/>1591,02/16/2020,Gansu,Mainland China,2020-02-16T13:53:03,90.0,2.0,54.0</text:p>
      <text:p text:style-name="Preformatted_20_Text">1592,02/16/2020,Jilin,Mainland China,2020-02-16T10:03:06,89.0,1.0,30.0</text:p>
      <text:p text:style-name="Preformatted_20_Text">1593,02/16/2020,,Singapore,2020-02-16T16:23:06,75.0,0.0,18.0</text:p>
      <text:p text:style-name="Preformatted_20_Text">1594,02/16/2020,Xinjiang,Mainland China,2020-02-16T08:33:02,71.0,1.0,12.0</text:p>
      <text:p text:style-name="Preformatted_20_Text">1595,02/16/2020,Inner Mongolia,Mainland China,2020-02-16T08:33:02,70.0,0.0,8.0</text:p>
      <text:p text:style-name="Preformatted_20_Text">1596,02/16/2020,Ningxia,Mainland China,2020-02-15T08:43:03,70.0,0.0,33.0</text:p>
      <text:p text:style-name="Preformatted_20_Text">1597,02/16/2020,,Japan,2020-02-16T17:43:03,59.0,1.0,12.0</text:p>
      <text:p text:style-name="Preformatted_20_Text">1598,02/16/2020,Hong Kong,Hong Kong,2020-02-16T09:53:01,57.0,1.0,2.0</text:p>
      <text:p text:style-name="Preformatted_20_Text">1599,02/16/2020,,Thailand,2020-02-16T18:03:02,34.0,0.0,14.0</text:p>
      <text:p text:style-name="Preformatted_20_Text">1600,02/16/2020,,South Korea,2020-02-16T01:33:02,29.0,0.0,9.0</text:p>
      <text:p text:style-name="Preformatted_20_Text">1601,02/16/2020,,Malaysia,2020-02-15T23:43:02,22.0,0.0,7.0</text:p>
      <text:p text:style-name="Preformatted_20_Text">1602,02/16/2020,Taiwan,Taiwan,2020-02-16T11:23:06,20.0,1.0,2.0</text:p>
      <text:p text:style-name="Preformatted_20_Text">1603,02/16/2020,Qinghai,Mainland China,2020-02-15T08:43:03,18.0,0.0,13.0</text:p>
      <text:p text:style-name="Preformatted_20_Text">1604,02/16/2020,,Germany,2020-02-13T15:13:11,16.0,0.0,1.0</text:p>
      <text:p text:style-name="Preformatted_20_Text">1605,02/16/2020,,Vietnam,2020-02-13T06:33:02,16.0,0.0,7.0</text:p>
      <text:p text:style-name="Preformatted_20_Text">1606,02/16/2020,,France,2020-02-15T20:53:02,12.0,1.0,4.0</text:p>
      <text:p text:style-name="Preformatted_20_Text">1607,02/16/2020,Macau,Macau,2020-02-16T12:03:06,10.0,0.0,5.0</text:p>
      <text:p text:style-name="Preformatted_20_Text">1608,02/16/2020,,UK,2020-02-16T16:23:06,9.0,0.0,8.0</text:p>
      <text:p text:style-name="Preformatted_20_Text">1609,02/16/2020,,United Arab Emirates,2020-02-16T20:43:02,9.0,0.0,4.0</text:p>
      <text:p text:style-name="Preformatted_20_Text">1610,02/16/2020,Queensland,Australia,2020-02-09T19:33:02,5.0,0.0,0.0</text:p>
      <text:p text:style-name="Preformatted_20_Text">1611,02/16/2020,New South Wales,Australia,2020-02-13T17:53:03,4.0,0.0,4.0</text:p>
      <text:p text:style-name="Preformatted_20_Text">1612,02/16/2020,Victoria,Australia,2020-02-13T17:53:03,4.0,0.0,4.0</text:p>
      <text:p text:style-name="Preformatted_20_Text">1613,02/16/2020,British Columbia,Canada,2020-02-07T05:43:03,4.0,0.0,0.0</text:p>
      <text:p text:style-name="Preformatted_20_Text">1614,02/16/2020,,India,2020-02-16T07:43:02,3.0,0.0,3.0</text:p>
      <text:p text:style-name="Preformatted_20_Text">1615,02/16/2020,,Italy,2020-02-07T17:53:02,3.0,0.0,0.0</text:p>
      <text:p text:style-name="Preformatted_20_Text">1616,02/16/2020,,Philippines,2020-02-12T07:43:02,3.0,1.0,1.0</text:p>
      <text:p text:style-name="Preformatted_20_Text">1617,02/16/2020,South Australia,Australia,2020-02-02T22:33:07,2.0,0.0,0.0</text:p>
      <text:p text:style-name="Preformatted_20_Text">1618,02/16/2020,"Toronto, ON",Canada,2020-02-04T00:13:06,2.0,0.0,0.0</text:p>
      <text:p text:style-name="Preformatted_20_Text">1619,02/16/2020,,Russia,2020-02-12T14:43:03,2.0,0.0,2.0</text:p>
      <text:p text:style-name="Preformatted_20_Text">1620,02/16/2020,,Spain,2020-02-15T17:23:04,2.0,0.0,2.0</text:p>
      <text:p text:style-name="Preformatted_20_Text">1621,02/16/2020,"Chicago, IL",US,2020-02-09T19:03:03,2.0,0.0,2.0</text:p>
      <text:p text:style-name="Preformatted_20_Text">1622,02/16/2020,"San Benito, CA",US,2020-02-03T03:53:02,2.0,0.0,0.0</text:p>
      <text:p text:style-name="Preformatted_20_Text">1623,02/16/2020,"San Diego County, CA",US,2020-02-13T03:13:08,2.0,0.0,0.0</text:p>
      <text:p text:style-name="Preformatted_20_Text">1624,02/16/2020,"Santa Clara, CA",US,2020-02-03T00:43:02,2.0,0.0,0.0</text:p>
      <text:p text:style-name="Preformatted_20_Text">1625,02/16/2020,,Belgium,2020-02-04T15:43:02,1.0,0.0,0.0</text:p>
      <text:p text:style-name="Preformatted_20_Text">1626,02/16/2020,,Cambodia,2020-02-12T07:43:02,1.0,0.0,1.0</text:p>
      <text:p text:style-name="Preformatted_20_Text">1627,02/16/2020,"London, ON",Canada,2020-02-12T18:53:03,1.0,0.0,1.0</text:p>
      <text:p text:style-name="Preformatted_20_Text">1628,02/16/2020,,Egypt,2020-02-14T23:53:02,1.0,0.0,0.0</text:p>
      <text:p text:style-name="Preformatted_20_Text">1629,02/16/2020,,Finland,2020-02-12T00:03:12,1.0,0.0,1.0</text:p>
      <text:p text:style-name="Preformatted_20_Text">1630,02/16/2020,Tibet,Mainland China,2020-02-12T06:43:02,1.0,0.0,1.0</text:p>
      <text:p text:style-name="Preformatted_20_Text">1631,02/16/2020,,Nepal,2020-02-12T14:43:03,1.0,0.0,1.0</text:p>
      <text:p text:style-name="Preformatted_20_Text">1632,02/16/2020,,Sri Lanka,2020-02-08T03:43:03,1.0,0.0,1.0</text:p>
      <text:p text:style-name="Preformatted_20_Text">1633,02/16/2020,,Sweden,2020-02-01T02:13:26,1.0,0.0,0.0</text:p>
      <text:p text:style-name="Preformatted_20_Text">1634,02/16/2020,"Boston, MA",US,2020-02-01T19:43:03,1.0,0.0,0.0</text:p>
      <text:p text:style-name="Preformatted_20_Text">1635,02/16/2020,"Los Angeles, CA",US,2020-02-01T19:53:03,1.0,0.0,0.0</text:p>
      <text:p text:style-name="Preformatted_20_Text">1636,02/16/2020,"Madison, WI",US,2020-02-05T21:53:02,1.0,0.0,0.0</text:p>
      <text:p text:style-name="Preformatted_20_Text">1637,02/16/2020,"Orange, CA",US,2020-02-01T19:53:03,1.0,0.0,0.0</text:p>
      <text:p text:style-name="Preformatted_20_Text">1638,02/16/2020,"San Antonio, TX",US,2020-02-13T18:53:02,1.0,0.0,0.0</text:p>
      <text:p text:style-name="Preformatted_20_Text">1639,02/16/2020,"Seattle, WA",US,2020-02-09T07:03:04,1.0,0.0,1.0</text:p>
      <text:p text:style-name="Preformatted_20_Text">1640,02/16/2020,"Tempe, AZ",US,2020-02-01T19:43:03,1.0,0.0,0.0</text:p>
      <text:p text:style-name="Preformatted_20_Text">1641,02/17/2020,Hubei,Mainland China,2020-02-17T23:13:06,59989.0,1789.0,7862.0</text:p>
      <text:p text:style-name="Preformatted_20_Text">1642,02/17/2020,Guangdong,Mainland China,2020-02-17T12:43:02,1322.0,4.0,524.0</text:p>
      <text:p text:style-name="Preformatted_20_Text">1643,02/17/2020,Henan,Mainland China,2020-02-17T14:53:02,1246.0,16.0,509.0</text:p>
      <text:p text:style-name="Preformatted_20_Text">1644,02/17/2020,Zhejiang,Mainland China,2020-02-17T11:23:06,1171.0,0.0,507.0</text:p>
      <text:p text:style-name="Preformatted_20_Text">1645,02/17/2020,Hunan,Mainland China,2020-02-17T11:43:01,1006.0,3.0,498.0</text:p>
      <text:p text:style-name="Preformatted_20_Text">1646,02/17/2020,Anhui,Mainland China,2020-02-17T09:13:07,973.0,6.0,280.0</text:p>
      <text:p text:style-name="Preformatted_20_Text">1647,02/17/2020,Jiangxi,Mainland China,2020-02-17T01:33:02,930.0,1.0,275.0</text:p>
      <text:p text:style-name="Preformatted_20_Text">1648,02/17/2020,Jiangsu,Mainland China,2020-02-17T10:23:04,626.0,0.0,258.0</text:p>
      <text:p text:style-name="Preformatted_20_Text">1649,02/17/2020,Chongqing,Mainland China,2020-02-17T23:13:06,553.0,5.0,225.0</text:p>
      <text:p text:style-name="Preformatted_20_Text">1650,02/17/2020,Shandong,Mainland China,2020-02-17T11:03:06,541.0,2.0,191.0</text:p>
      <text:p text:style-name="Preformatted_20_Text">1651,02/17/2020,Sichuan,Mainland China,2020-02-17T13:13:09,495.0,3.0,156.0</text:p>
      <text:p text:style-name="Preformatted_20_Text">1652,02/17/2020,Heilongjiang,Mainland China,2020-02-17T08:03:06,457.0,11.0,85.0</text:p>
      <text:p text:style-name="Preformatted_20_Text">1653,02/17/2020,Diamond Princess cruise ship,Others,2020-02-17T14:33:04,454.0,0.0,0.0</text:p>
      <text:p text:style-name="Preformatted_20_Text"><text:soft-page-break/>1654,02/17/2020,Beijing,Mainland China,2020-02-17T01:23:02,381.0,4.0,114.0</text:p>
      <text:p text:style-name="Preformatted_20_Text">1655,02/17/2020,Shanghai,Mainland China,2020-02-17T23:53:02,333.0,1.0,161.0</text:p>
      <text:p text:style-name="Preformatted_20_Text">1656,02/17/2020,Hebei,Mainland China,2020-02-17T13:03:06,301.0,3.0,122.0</text:p>
      <text:p text:style-name="Preformatted_20_Text">1657,02/17/2020,Fujian,Mainland China,2020-02-17T10:23:04,290.0,0.0,90.0</text:p>
      <text:p text:style-name="Preformatted_20_Text">1658,02/17/2020,Shaanxi,Mainland China,2020-02-17T11:43:01,240.0,0.0,79.0</text:p>
      <text:p text:style-name="Preformatted_20_Text">1659,02/17/2020,Guangxi,Mainland China,2020-02-17T10:23:04,238.0,2.0,53.0</text:p>
      <text:p text:style-name="Preformatted_20_Text">1660,02/17/2020,Yunnan,Mainland China,2020-02-17T10:23:04,171.0,0.0,47.0</text:p>
      <text:p text:style-name="Preformatted_20_Text">1661,02/17/2020,Hainan,Mainland China,2020-02-17T11:03:06,163.0,4.0,59.0</text:p>
      <text:p text:style-name="Preformatted_20_Text">1662,02/17/2020,Guizhou,Mainland China,2020-02-17T11:13:16,146.0,1.0,57.0</text:p>
      <text:p text:style-name="Preformatted_20_Text">1663,02/17/2020,Shanxi,Mainland China,2020-02-17T22:53:01,130.0,0.0,53.0</text:p>
      <text:p text:style-name="Preformatted_20_Text">1664,02/17/2020,Tianjin,Mainland China,2020-02-17T12:43:02,125.0,3.0,46.0</text:p>
      <text:p text:style-name="Preformatted_20_Text">1665,02/17/2020,Liaoning,Mainland China,2020-02-17T11:13:16,121.0,1.0,43.0</text:p>
      <text:p text:style-name="Preformatted_20_Text">1666,02/17/2020,Gansu,Mainland China,2020-02-17T14:53:02,91.0,2.0,58.0</text:p>
      <text:p text:style-name="Preformatted_20_Text">1667,02/17/2020,Jilin,Mainland China,2020-02-17T11:03:06,89.0,1.0,34.0</text:p>
      <text:p text:style-name="Preformatted_20_Text">1668,02/17/2020,,Singapore,2020-02-17T14:33:04,77.0,0.0,24.0</text:p>
      <text:p text:style-name="Preformatted_20_Text">1669,02/17/2020,Xinjiang,Mainland China,2020-02-17T01:53:01,75.0,1.0,12.0</text:p>
      <text:p text:style-name="Preformatted_20_Text">1670,02/17/2020,Inner Mongolia,Mainland China,2020-02-17T02:03:06,72.0,0.0,8.0</text:p>
      <text:p text:style-name="Preformatted_20_Text">1671,02/17/2020,Ningxia,Mainland China,2020-02-17T11:03:06,70.0,0.0,35.0</text:p>
      <text:p text:style-name="Preformatted_20_Text">1672,02/17/2020,,Japan,2020-02-17T14:33:04,66.0,1.0,12.0</text:p>
      <text:p text:style-name="Preformatted_20_Text">1673,02/17/2020,Hong Kong,Hong Kong,2020-02-17T22:53:01,60.0,1.0,2.0</text:p>
      <text:p text:style-name="Preformatted_20_Text">1674,02/17/2020,,Thailand,2020-02-17T07:33:02,35.0,0.0,15.0</text:p>
      <text:p text:style-name="Preformatted_20_Text">1675,02/17/2020,,South Korea,2020-02-17T23:43:01,30.0,0.0,10.0</text:p>
      <text:p text:style-name="Preformatted_20_Text">1676,02/17/2020,,Malaysia,2020-02-15T23:43:02,22.0,0.0,7.0</text:p>
      <text:p text:style-name="Preformatted_20_Text">1677,02/17/2020,Taiwan,Taiwan,2020-02-17T15:43:02,22.0,1.0,2.0</text:p>
      <text:p text:style-name="Preformatted_20_Text">1678,02/17/2020,Qinghai,Mainland China,2020-02-15T08:43:03,18.0,0.0,13.0</text:p>
      <text:p text:style-name="Preformatted_20_Text">1679,02/17/2020,,Germany,2020-02-13T15:13:11,16.0,0.0,1.0</text:p>
      <text:p text:style-name="Preformatted_20_Text">1680,02/17/2020,,Vietnam,2020-02-13T06:33:02,16.0,0.0,7.0</text:p>
      <text:p text:style-name="Preformatted_20_Text">1681,02/17/2020,,France,2020-02-15T20:53:02,12.0,1.0,4.0</text:p>
      <text:p text:style-name="Preformatted_20_Text">1682,02/17/2020,Macau,Macau,2020-02-16T12:03:06,10.0,0.0,5.0</text:p>
      <text:p text:style-name="Preformatted_20_Text">1683,02/17/2020,,UK,2020-02-16T16:23:06,9.0,0.0,8.0</text:p>
      <text:p text:style-name="Preformatted_20_Text">1684,02/17/2020,,United Arab Emirates,2020-02-16T20:43:02,9.0,0.0,4.0</text:p>
      <text:p text:style-name="Preformatted_20_Text">1685,02/17/2020,Queensland,Australia,2020-02-09T19:33:02,5.0,0.0,0.0</text:p>
      <text:p text:style-name="Preformatted_20_Text">1686,02/17/2020,British Columbia,Canada,2020-02-17T08:03:07,5.0,0.0,0.0</text:p>
      <text:p text:style-name="Preformatted_20_Text">1687,02/17/2020,New South Wales,Australia,2020-02-13T17:53:03,4.0,0.0,4.0</text:p>
      <text:p text:style-name="Preformatted_20_Text">1688,02/17/2020,Victoria,Australia,2020-02-13T17:53:03,4.0,0.0,4.0</text:p>
      <text:p text:style-name="Preformatted_20_Text">1689,02/17/2020,,India,2020-02-16T07:43:02,3.0,0.0,3.0</text:p>
      <text:p text:style-name="Preformatted_20_Text">1690,02/17/2020,,Italy,2020-02-07T17:53:02,3.0,0.0,0.0</text:p>
      <text:p text:style-name="Preformatted_20_Text">1691,02/17/2020,,Philippines,2020-02-12T07:43:02,3.0,1.0,1.0</text:p>
      <text:p text:style-name="Preformatted_20_Text">1692,02/17/2020,South Australia,Australia,2020-02-17T08:13:09,2.0,0.0,2.0</text:p>
      <text:p text:style-name="Preformatted_20_Text">1693,02/17/2020,"Toronto, ON",Canada,2020-02-04T00:13:06,2.0,0.0,0.0</text:p>
      <text:p text:style-name="Preformatted_20_Text">1694,02/17/2020,,Russia,2020-02-12T14:43:03,2.0,0.0,2.0</text:p>
      <text:p text:style-name="Preformatted_20_Text">1695,02/17/2020,,Spain,2020-02-15T17:23:04,2.0,0.0,2.0</text:p>
      <text:p text:style-name="Preformatted_20_Text">1696,02/17/2020,"Chicago, IL",US,2020-02-09T19:03:03,2.0,0.0,2.0</text:p>
      <text:p text:style-name="Preformatted_20_Text">1697,02/17/2020,"San Benito, CA",US,2020-02-03T03:53:02,2.0,0.0,0.0</text:p>
      <text:p text:style-name="Preformatted_20_Text">1698,02/17/2020,"San Diego County, CA",US,2020-02-13T03:13:08,2.0,0.0,0.0</text:p>
      <text:p text:style-name="Preformatted_20_Text">1699,02/17/2020,"Santa Clara, CA",US,2020-02-03T00:43:02,2.0,0.0,0.0</text:p>
      <text:p text:style-name="Preformatted_20_Text">1700,02/17/2020,,Belgium,2020-02-17T04:23:06,1.0,0.0,1.0</text:p>
      <text:p text:style-name="Preformatted_20_Text">1701,02/17/2020,,Cambodia,2020-02-12T07:43:02,1.0,0.0,1.0</text:p>
      <text:p text:style-name="Preformatted_20_Text">1702,02/17/2020,"London, ON",Canada,2020-02-12T18:53:03,1.0,0.0,1.0</text:p>
      <text:p text:style-name="Preformatted_20_Text">1703,02/17/2020,,Egypt,2020-02-14T23:53:02,1.0,0.0,0.0</text:p>
      <text:p text:style-name="Preformatted_20_Text">1704,02/17/2020,,Finland,2020-02-12T00:03:12,1.0,0.0,1.0</text:p>
      <text:p text:style-name="Preformatted_20_Text">1705,02/17/2020,Tibet,Mainland China,2020-02-12T06:43:02,1.0,0.0,1.0</text:p>
      <text:p text:style-name="Preformatted_20_Text">1706,02/17/2020,,Nepal,2020-02-12T14:43:03,1.0,0.0,1.0</text:p>
      <text:p text:style-name="Preformatted_20_Text">1707,02/17/2020,,Sri Lanka,2020-02-08T03:43:03,1.0,0.0,1.0</text:p>
      <text:p text:style-name="Preformatted_20_Text">1708,02/17/2020,,Sweden,2020-02-01T02:13:26,1.0,0.0,0.0</text:p>
      <text:p text:style-name="Preformatted_20_Text">1709,02/17/2020,"Boston, MA",US,2020-02-01T19:43:03,1.0,0.0,0.0</text:p>
      <text:p text:style-name="Preformatted_20_Text">1710,02/17/2020,"Los Angeles, CA",US,2020-02-01T19:53:03,1.0,0.0,0.0</text:p>
      <text:p text:style-name="Preformatted_20_Text">1711,02/17/2020,"Madison, WI",US,2020-02-05T21:53:02,1.0,0.0,0.0</text:p>
      <text:p text:style-name="Preformatted_20_Text">1712,02/17/2020,"Orange, CA",US,2020-02-01T19:53:03,1.0,0.0,0.0</text:p>
      <text:p text:style-name="Preformatted_20_Text">1713,02/17/2020,"San Antonio, TX",US,2020-02-13T18:53:02,1.0,0.0,0.0</text:p>
      <text:p text:style-name="Preformatted_20_Text">1714,02/17/2020,"Seattle, WA",US,2020-02-09T07:03:04,1.0,0.0,1.0</text:p>
      <text:p text:style-name="Preformatted_20_Text">1715,02/17/2020,"Tempe, AZ",US,2020-02-01T19:43:03,1.0,0.0,0.0</text:p>
      <text:p text:style-name="Preformatted_20_Text">1716,02/18/2020,Hubei,Mainland China,2020-02-18T23:13:11,61682.0,1921.0,9128.0</text:p>
      <text:p text:style-name="Preformatted_20_Text">1717,02/18/2020,Guangdong,Mainland China,2020-02-18T13:43:02,1328.0,4.0,565.0</text:p>
      <text:p text:style-name="Preformatted_20_Text"><text:soft-page-break/>1718,02/18/2020,Henan,Mainland China,2020-02-18T14:23:02,1257.0,19.0,522.0</text:p>
      <text:p text:style-name="Preformatted_20_Text">1719,02/18/2020,Zhejiang,Mainland China,2020-02-18T12:23:02,1172.0,0.0,535.0</text:p>
      <text:p text:style-name="Preformatted_20_Text">1720,02/18/2020,Hunan,Mainland China,2020-02-18T13:43:02,1007.0,4.0,527.0</text:p>
      <text:p text:style-name="Preformatted_20_Text">1721,02/18/2020,Anhui,Mainland China,2020-02-18T13:43:02,982.0,6.0,361.0</text:p>
      <text:p text:style-name="Preformatted_20_Text">1722,02/18/2020,Jiangxi,Mainland China,2020-02-18T01:33:01,933.0,1.0,310.0</text:p>
      <text:p text:style-name="Preformatted_20_Text">1723,02/18/2020,Jiangsu,Mainland China,2020-02-18T12:33:02,629.0,0.0,280.0</text:p>
      <text:p text:style-name="Preformatted_20_Text">1724,02/18/2020,Chongqing,Mainland China,2020-02-18T23:23:03,555.0,5.0,254.0</text:p>
      <text:p text:style-name="Preformatted_20_Text">1725,02/18/2020,Shandong,Mainland China,2020-02-18T12:13:08,543.0,3.0,211.0</text:p>
      <text:p text:style-name="Preformatted_20_Text">1726,02/18/2020,Diamond Princess cruise ship,Others,2020-02-18T16:53:03,542.0,0.0,0.0</text:p>
      <text:p text:style-name="Preformatted_20_Text">1727,02/18/2020,Sichuan,Mainland China,2020-02-18T12:33:02,508.0,3.0,169.0</text:p>
      <text:p text:style-name="Preformatted_20_Text">1728,02/18/2020,Heilongjiang,Mainland China,2020-02-18T11:03:12,464.0,11.0,111.0</text:p>
      <text:p text:style-name="Preformatted_20_Text">1729,02/18/2020,Beijing,Mainland China,2020-02-18T02:13:06,387.0,4.0,122.0</text:p>
      <text:p text:style-name="Preformatted_20_Text">1730,02/18/2020,Shanghai,Mainland China,2020-02-18T05:03:08,333.0,1.0,177.0</text:p>
      <text:p text:style-name="Preformatted_20_Text">1731,02/18/2020,Hebei,Mainland China,2020-02-18T23:53:01,306.0,4.0,136.0</text:p>
      <text:p text:style-name="Preformatted_20_Text">1732,02/18/2020,Fujian,Mainland China,2020-02-18T09:43:08,292.0,0.0,93.0</text:p>
      <text:p text:style-name="Preformatted_20_Text">1733,02/18/2020,Guangxi,Mainland China,2020-02-18T12:33:02,242.0,2.0,69.0</text:p>
      <text:p text:style-name="Preformatted_20_Text">1734,02/18/2020,Shaanxi,Mainland China,2020-02-18T14:23:02,240.0,0.0,89.0</text:p>
      <text:p text:style-name="Preformatted_20_Text">1735,02/18/2020,Yunnan,Mainland China,2020-02-18T09:43:08,172.0,0.0,57.0</text:p>
      <text:p text:style-name="Preformatted_20_Text">1736,02/18/2020,Hainan,Mainland China,2020-02-18T10:43:02,163.0,4.0,79.0</text:p>
      <text:p text:style-name="Preformatted_20_Text">1737,02/18/2020,Guizhou,Mainland China,2020-02-18T13:33:02,146.0,2.0,66.0</text:p>
      <text:p text:style-name="Preformatted_20_Text">1738,02/18/2020,Shanxi,Mainland China,2020-02-18T23:23:03,131.0,0.0,61.0</text:p>
      <text:p text:style-name="Preformatted_20_Text">1739,02/18/2020,Tianjin,Mainland China,2020-02-18T13:53:02,128.0,3.0,48.0</text:p>
      <text:p text:style-name="Preformatted_20_Text">1740,02/18/2020,Liaoning,Mainland China,2020-02-18T12:53:02,121.0,1.0,53.0</text:p>
      <text:p text:style-name="Preformatted_20_Text">1741,02/18/2020,Gansu,Mainland China,2020-02-18T14:53:02,91.0,2.0,62.0</text:p>
      <text:p text:style-name="Preformatted_20_Text">1742,02/18/2020,Jilin,Mainland China,2020-02-18T07:43:02,89.0,1.0,36.0</text:p>
      <text:p text:style-name="Preformatted_20_Text">1743,02/18/2020,,Singapore,2020-02-18T16:53:03,81.0,0.0,29.0</text:p>
      <text:p text:style-name="Preformatted_20_Text">1744,02/18/2020,Xinjiang,Mainland China,2020-02-18T01:03:15,76.0,1.0,12.0</text:p>
      <text:p text:style-name="Preformatted_20_Text">1745,02/18/2020,,Japan,2020-02-18T17:23:04,74.0,1.0,13.0</text:p>
      <text:p text:style-name="Preformatted_20_Text">1746,02/18/2020,Inner Mongolia,Mainland China,2020-02-18T02:03:06,73.0,0.0,8.0</text:p>
      <text:p text:style-name="Preformatted_20_Text">1747,02/18/2020,Ningxia,Mainland China,2020-02-18T10:23:03,70.0,0.0,42.0</text:p>
      <text:p text:style-name="Preformatted_20_Text">1748,02/18/2020,Hong Kong,Hong Kong,2020-02-18T23:43:02,62.0,1.0,2.0</text:p>
      <text:p text:style-name="Preformatted_20_Text">1749,02/18/2020,,Thailand,2020-02-17T07:33:02,35.0,0.0,15.0</text:p>
      <text:p text:style-name="Preformatted_20_Text">1750,02/18/2020,,South Korea,2020-02-18T03:43:02,31.0,0.0,12.0</text:p>
      <text:p text:style-name="Preformatted_20_Text">1751,02/18/2020,,Malaysia,2020-02-18T16:23:02,22.0,0.0,13.0</text:p>
      <text:p text:style-name="Preformatted_20_Text">1752,02/18/2020,Taiwan,Taiwan,2020-02-17T15:43:02,22.0,1.0,2.0</text:p>
      <text:p text:style-name="Preformatted_20_Text">1753,02/18/2020,Qinghai,Mainland China,2020-02-18T07:43:02,18.0,0.0,15.0</text:p>
      <text:p text:style-name="Preformatted_20_Text">1754,02/18/2020,,Germany,2020-02-18T17:03:03,16.0,0.0,12.0</text:p>
      <text:p text:style-name="Preformatted_20_Text">1755,02/18/2020,,Vietnam,2020-02-13T06:33:02,16.0,0.0,7.0</text:p>
      <text:p text:style-name="Preformatted_20_Text">1756,02/18/2020,,France,2020-02-15T20:53:02,12.0,1.0,4.0</text:p>
      <text:p text:style-name="Preformatted_20_Text">1757,02/18/2020,Macau,Macau,2020-02-16T12:03:06,10.0,0.0,5.0</text:p>
      <text:p text:style-name="Preformatted_20_Text">1758,02/18/2020,,UK,2020-02-16T16:23:06,9.0,0.0,8.0</text:p>
      <text:p text:style-name="Preformatted_20_Text">1759,02/18/2020,,United Arab Emirates,2020-02-16T20:43:02,9.0,0.0,4.0</text:p>
      <text:p text:style-name="Preformatted_20_Text">1760,02/18/2020,Queensland,Australia,2020-02-09T19:33:02,5.0,0.0,0.0</text:p>
      <text:p text:style-name="Preformatted_20_Text">1761,02/18/2020,British Columbia,Canada,2020-02-17T08:03:07,5.0,0.0,0.0</text:p>
      <text:p text:style-name="Preformatted_20_Text">1762,02/18/2020,New South Wales,Australia,2020-02-13T17:53:03,4.0,0.0,4.0</text:p>
      <text:p text:style-name="Preformatted_20_Text">1763,02/18/2020,Victoria,Australia,2020-02-13T17:53:03,4.0,0.0,4.0</text:p>
      <text:p text:style-name="Preformatted_20_Text">1764,02/18/2020,,India,2020-02-16T07:43:02,3.0,0.0,3.0</text:p>
      <text:p text:style-name="Preformatted_20_Text">1765,02/18/2020,,Italy,2020-02-07T17:53:02,3.0,0.0,0.0</text:p>
      <text:p text:style-name="Preformatted_20_Text">1766,02/18/2020,,Philippines,2020-02-12T07:43:02,3.0,1.0,1.0</text:p>
      <text:p text:style-name="Preformatted_20_Text">1767,02/18/2020,South Australia,Australia,2020-02-17T08:13:09,2.0,0.0,2.0</text:p>
      <text:p text:style-name="Preformatted_20_Text">1768,02/18/2020,"Toronto, ON",Canada,2020-02-04T00:13:06,2.0,0.0,0.0</text:p>
      <text:p text:style-name="Preformatted_20_Text">1769,02/18/2020,,Russia,2020-02-12T14:43:03,2.0,0.0,2.0</text:p>
      <text:p text:style-name="Preformatted_20_Text">1770,02/18/2020,,Spain,2020-02-15T17:23:04,2.0,0.0,2.0</text:p>
      <text:p text:style-name="Preformatted_20_Text">1771,02/18/2020,"Chicago, IL",US,2020-02-09T19:03:03,2.0,0.0,2.0</text:p>
      <text:p text:style-name="Preformatted_20_Text">1772,02/18/2020,"San Benito, CA",US,2020-02-03T03:53:02,2.0,0.0,0.0</text:p>
      <text:p text:style-name="Preformatted_20_Text">1773,02/18/2020,"San Diego County, CA",US,2020-02-13T03:13:08,2.0,0.0,0.0</text:p>
      <text:p text:style-name="Preformatted_20_Text">1774,02/18/2020,"Santa Clara, CA",US,2020-02-03T00:43:02,2.0,0.0,0.0</text:p>
      <text:p text:style-name="Preformatted_20_Text">1775,02/18/2020,,Belgium,2020-02-17T04:23:06,1.0,0.0,1.0</text:p>
      <text:p text:style-name="Preformatted_20_Text">1776,02/18/2020,,Cambodia,2020-02-12T07:43:02,1.0,0.0,1.0</text:p>
      <text:p text:style-name="Preformatted_20_Text">1777,02/18/2020,"London, ON",Canada,2020-02-12T18:53:03,1.0,0.0,1.0</text:p>
      <text:p text:style-name="Preformatted_20_Text">1778,02/18/2020,,Egypt,2020-02-14T23:53:02,1.0,0.0,0.0</text:p>
      <text:p text:style-name="Preformatted_20_Text">1779,02/18/2020,,Finland,2020-02-12T00:03:12,1.0,0.0,1.0</text:p>
      <text:p text:style-name="Preformatted_20_Text">1780,02/18/2020,Tibet,Mainland China,2020-02-12T06:43:02,1.0,0.0,1.0</text:p>
      <text:p text:style-name="Preformatted_20_Text"><text:soft-page-break/>1781,02/18/2020,,Nepal,2020-02-12T14:43:03,1.0,0.0,1.0</text:p>
      <text:p text:style-name="Preformatted_20_Text">1782,02/18/2020,,Sri Lanka,2020-02-08T03:43:03,1.0,0.0,1.0</text:p>
      <text:p text:style-name="Preformatted_20_Text">1783,02/18/2020,,Sweden,2020-02-01T02:13:26,1.0,0.0,0.0</text:p>
      <text:p text:style-name="Preformatted_20_Text">1784,02/18/2020,"Boston, MA",US,2020-02-01T19:43:03,1.0,0.0,0.0</text:p>
      <text:p text:style-name="Preformatted_20_Text">1785,02/18/2020,"Los Angeles, CA",US,2020-02-01T19:53:03,1.0,0.0,0.0</text:p>
      <text:p text:style-name="Preformatted_20_Text">1786,02/18/2020,"Madison, WI",US,2020-02-05T21:53:02,1.0,0.0,0.0</text:p>
      <text:p text:style-name="Preformatted_20_Text">1787,02/18/2020,"Orange, CA",US,2020-02-01T19:53:03,1.0,0.0,0.0</text:p>
      <text:p text:style-name="Preformatted_20_Text">1788,02/18/2020,"San Antonio, TX",US,2020-02-13T18:53:02,1.0,0.0,0.0</text:p>
      <text:p text:style-name="Preformatted_20_Text">1789,02/18/2020,"Seattle, WA",US,2020-02-09T07:03:04,1.0,0.0,1.0</text:p>
      <text:p text:style-name="Preformatted_20_Text">1790,02/18/2020,"Tempe, AZ",US,2020-02-01T19:43:03,1.0,0.0,0.0</text:p>
      <text:p text:style-name="Preformatted_20_Text">1791,02/19/2020,Hubei,Mainland China,2020-02-19T23:23:02,62031.0,2029.0,10337.0</text:p>
      <text:p text:style-name="Preformatted_20_Text">1792,02/19/2020,Guangdong,Mainland China,2020-02-19T10:23:02,1331.0,5.0,606.0</text:p>
      <text:p text:style-name="Preformatted_20_Text">1793,02/19/2020,Henan,Mainland China,2020-02-19T12:13:08,1262.0,19.0,573.0</text:p>
      <text:p text:style-name="Preformatted_20_Text">1794,02/19/2020,Zhejiang,Mainland China,2020-02-19T11:33:02,1174.0,0.0,604.0</text:p>
      <text:p text:style-name="Preformatted_20_Text">1795,02/19/2020,Hunan,Mainland China,2020-02-19T11:33:02,1008.0,4.0,561.0</text:p>
      <text:p text:style-name="Preformatted_20_Text">1796,02/19/2020,Anhui,Mainland China,2020-02-19T14:13:03,986.0,6.0,413.0</text:p>
      <text:p text:style-name="Preformatted_20_Text">1797,02/19/2020,Jiangxi,Mainland China,2020-02-19T01:23:07,934.0,1.0,362.0</text:p>
      <text:p text:style-name="Preformatted_20_Text">1798,02/19/2020,Jiangsu,Mainland China,2020-02-19T12:13:08,631.0,0.0,318.0</text:p>
      <text:p text:style-name="Preformatted_20_Text">1799,02/19/2020,Diamond Princess cruise ship,Others,2020-02-19T20:33:02,621.0,0.0,1.0</text:p>
      <text:p text:style-name="Preformatted_20_Text">1800,02/19/2020,Chongqing,Mainland China,2020-02-19T23:23:02,560.0,5.0,274.0</text:p>
      <text:p text:style-name="Preformatted_20_Text">1801,02/19/2020,Shandong,Mainland China,2020-02-19T12:03:07,544.0,3.0,231.0</text:p>
      <text:p text:style-name="Preformatted_20_Text">1802,02/19/2020,Sichuan,Mainland China,2020-02-19T13:53:02,514.0,3.0,188.0</text:p>
      <text:p text:style-name="Preformatted_20_Text">1803,02/19/2020,Heilongjiang,Mainland China,2020-02-19T11:03:08,470.0,12.0,120.0</text:p>
      <text:p text:style-name="Preformatted_20_Text">1804,02/19/2020,Beijing,Mainland China,2020-02-19T04:53:02,393.0,4.0,145.0</text:p>
      <text:p text:style-name="Preformatted_20_Text">1805,02/19/2020,Shanghai,Mainland China,2020-02-19T04:43:02,333.0,2.0,186.0</text:p>
      <text:p text:style-name="Preformatted_20_Text">1806,02/19/2020,Hebei,Mainland China,2020-02-19T13:23:02,306.0,4.0,152.0</text:p>
      <text:p text:style-name="Preformatted_20_Text">1807,02/19/2020,Fujian,Mainland China,2020-02-19T11:53:02,293.0,0.0,112.0</text:p>
      <text:p text:style-name="Preformatted_20_Text">1808,02/19/2020,Guangxi,Mainland China,2020-02-19T09:13:12,244.0,2.0,86.0</text:p>
      <text:p text:style-name="Preformatted_20_Text">1809,02/19/2020,Shaanxi,Mainland China,2020-02-19T10:23:02,242.0,0.0,102.0</text:p>
      <text:p text:style-name="Preformatted_20_Text">1810,02/19/2020,Yunnan,Mainland China,2020-02-19T23:33:02,172.0,1.0,60.0</text:p>
      <text:p text:style-name="Preformatted_20_Text">1811,02/19/2020,Hainan,Mainland China,2020-02-19T23:43:02,168.0,4.0,84.0</text:p>
      <text:p text:style-name="Preformatted_20_Text">1812,02/19/2020,Guizhou,Mainland China,2020-02-19T10:53:02,146.0,2.0,70.0</text:p>
      <text:p text:style-name="Preformatted_20_Text">1813,02/19/2020,Shanxi,Mainland China,2020-02-19T23:53:02,131.0,0.0,68.0</text:p>
      <text:p text:style-name="Preformatted_20_Text">1814,02/19/2020,Tianjin,Mainland China,2020-02-19T13:03:03,130.0,3.0,54.0</text:p>
      <text:p text:style-name="Preformatted_20_Text">1815,02/19/2020,Liaoning,Mainland China,2020-02-19T01:23:07,121.0,1.0,55.0</text:p>
      <text:p text:style-name="Preformatted_20_Text">1816,02/19/2020,Gansu,Mainland China,2020-02-19T13:53:02,91.0,2.0,65.0</text:p>
      <text:p text:style-name="Preformatted_20_Text">1817,02/19/2020,Jilin,Mainland China,2020-02-19T06:03:08,90.0,1.0,37.0</text:p>
      <text:p text:style-name="Preformatted_20_Text">1818,02/19/2020,,Japan,2020-02-19T20:33:02,84.0,1.0,18.0</text:p>
      <text:p text:style-name="Preformatted_20_Text">1819,02/19/2020,,Singapore,2020-02-19T22:13:08,84.0,0.0,34.0</text:p>
      <text:p text:style-name="Preformatted_20_Text">1820,02/19/2020,Xinjiang,Mainland China,2020-02-19T07:03:07,76.0,1.0,20.0</text:p>
      <text:p text:style-name="Preformatted_20_Text">1821,02/19/2020,Inner Mongolia,Mainland China,2020-02-19T11:03:08,75.0,0.0,10.0</text:p>
      <text:p text:style-name="Preformatted_20_Text">1822,02/19/2020,Ningxia,Mainland China,2020-02-19T01:53:02,71.0,0.0,42.0</text:p>
      <text:p text:style-name="Preformatted_20_Text">1823,02/19/2020,Hong Kong,Hong Kong,2020-02-19T12:13:08,63.0,2.0,5.0</text:p>
      <text:p text:style-name="Preformatted_20_Text">1824,02/19/2020,,Thailand,2020-02-17T07:33:02,35.0,0.0,15.0</text:p>
      <text:p text:style-name="Preformatted_20_Text">1825,02/19/2020,,South Korea,2020-02-18T03:43:02,31.0,0.0,12.0</text:p>
      <text:p text:style-name="Preformatted_20_Text">1826,02/19/2020,Taiwan,Taiwan,2020-02-19T07:53:02,23.0,1.0,2.0</text:p>
      <text:p text:style-name="Preformatted_20_Text">1827,02/19/2020,,Malaysia,2020-02-19T09:33:03,22.0,0.0,15.0</text:p>
      <text:p text:style-name="Preformatted_20_Text">1828,02/19/2020,Qinghai,Mainland China,2020-02-19T04:53:02,18.0,0.0,16.0</text:p>
      <text:p text:style-name="Preformatted_20_Text">1829,02/19/2020,,Germany,2020-02-18T17:03:03,16.0,0.0,12.0</text:p>
      <text:p text:style-name="Preformatted_20_Text">1830,02/19/2020,,Vietnam,2020-02-13T06:33:02,16.0,0.0,7.0</text:p>
      <text:p text:style-name="Preformatted_20_Text">1831,02/19/2020,,France,2020-02-15T20:53:02,12.0,1.0,4.0</text:p>
      <text:p text:style-name="Preformatted_20_Text">1832,02/19/2020,Macau,Macau,2020-02-16T12:03:06,10.0,0.0,5.0</text:p>
      <text:p text:style-name="Preformatted_20_Text">1833,02/19/2020,,UK,2020-02-16T16:23:06,9.0,0.0,8.0</text:p>
      <text:p text:style-name="Preformatted_20_Text">1834,02/19/2020,,United Arab Emirates,2020-02-16T20:43:02,9.0,0.0,4.0</text:p>
      <text:p text:style-name="Preformatted_20_Text">1835,02/19/2020,Queensland,Australia,2020-02-09T19:33:02,5.0,0.0,0.0</text:p>
      <text:p text:style-name="Preformatted_20_Text">1836,02/19/2020,British Columbia,Canada,2020-02-17T08:03:07,5.0,0.0,0.0</text:p>
      <text:p text:style-name="Preformatted_20_Text">1837,02/19/2020,New South Wales,Australia,2020-02-13T17:53:03,4.0,0.0,4.0</text:p>
      <text:p text:style-name="Preformatted_20_Text">1838,02/19/2020,Victoria,Australia,2020-02-13T17:53:03,4.0,0.0,4.0</text:p>
      <text:p text:style-name="Preformatted_20_Text">1839,02/19/2020,,India,2020-02-16T07:43:02,3.0,0.0,3.0</text:p>
      <text:p text:style-name="Preformatted_20_Text">1840,02/19/2020,,Italy,2020-02-07T17:53:02,3.0,0.0,0.0</text:p>
      <text:p text:style-name="Preformatted_20_Text">1841,02/19/2020,,Philippines,2020-02-12T07:43:02,3.0,1.0,1.0</text:p>
      <text:p text:style-name="Preformatted_20_Text">1842,02/19/2020,South Australia,Australia,2020-02-17T08:13:09,2.0,0.0,2.0</text:p>
      <text:p text:style-name="Preformatted_20_Text">1843,02/19/2020,"Toronto, ON",Canada,2020-02-04T00:13:06,2.0,0.0,0.0</text:p>
      <text:p text:style-name="Preformatted_20_Text"><text:soft-page-break/>1844,02/19/2020,,Iran,2020-02-19T23:43:02,2.0,2.0,0.0</text:p>
      <text:p text:style-name="Preformatted_20_Text">1845,02/19/2020,,Russia,2020-02-12T14:43:03,2.0,0.0,2.0</text:p>
      <text:p text:style-name="Preformatted_20_Text">1846,02/19/2020,,Spain,2020-02-15T17:23:04,2.0,0.0,2.0</text:p>
      <text:p text:style-name="Preformatted_20_Text">1847,02/19/2020,"Chicago, IL",US,2020-02-09T19:03:03,2.0,0.0,2.0</text:p>
      <text:p text:style-name="Preformatted_20_Text">1848,02/19/2020,"San Benito, CA",US,2020-02-03T03:53:02,2.0,0.0,0.0</text:p>
      <text:p text:style-name="Preformatted_20_Text">1849,02/19/2020,"San Diego County, CA",US,2020-02-13T03:13:08,2.0,0.0,0.0</text:p>
      <text:p text:style-name="Preformatted_20_Text">1850,02/19/2020,"Santa Clara, CA",US,2020-02-03T00:43:02,2.0,0.0,0.0</text:p>
      <text:p text:style-name="Preformatted_20_Text">1851,02/19/2020,,Belgium,2020-02-17T04:23:06,1.0,0.0,1.0</text:p>
      <text:p text:style-name="Preformatted_20_Text">1852,02/19/2020,,Cambodia,2020-02-12T07:43:02,1.0,0.0,1.0</text:p>
      <text:p text:style-name="Preformatted_20_Text">1853,02/19/2020,"London, ON",Canada,2020-02-12T18:53:03,1.0,0.0,1.0</text:p>
      <text:p text:style-name="Preformatted_20_Text">1854,02/19/2020,,Egypt,2020-02-14T23:53:02,1.0,0.0,0.0</text:p>
      <text:p text:style-name="Preformatted_20_Text">1855,02/19/2020,,Finland,2020-02-12T00:03:12,1.0,0.0,1.0</text:p>
      <text:p text:style-name="Preformatted_20_Text">1856,02/19/2020,Tibet,Mainland China,2020-02-12T06:43:02,1.0,0.0,1.0</text:p>
      <text:p text:style-name="Preformatted_20_Text">1857,02/19/2020,,Nepal,2020-02-12T14:43:03,1.0,0.0,1.0</text:p>
      <text:p text:style-name="Preformatted_20_Text">1858,02/19/2020,,Sri Lanka,2020-02-08T03:43:03,1.0,0.0,1.0</text:p>
      <text:p text:style-name="Preformatted_20_Text">1859,02/19/2020,,Sweden,2020-02-01T02:13:26,1.0,0.0,0.0</text:p>
      <text:p text:style-name="Preformatted_20_Text">1860,02/19/2020,"Boston, MA",US,2020-02-01T19:43:03,1.0,0.0,0.0</text:p>
      <text:p text:style-name="Preformatted_20_Text">1861,02/19/2020,"Los Angeles, CA",US,2020-02-01T19:53:03,1.0,0.0,0.0</text:p>
      <text:p text:style-name="Preformatted_20_Text">1862,02/19/2020,"Madison, WI",US,2020-02-05T21:53:02,1.0,0.0,0.0</text:p>
      <text:p text:style-name="Preformatted_20_Text">1863,02/19/2020,"Orange, CA",US,2020-02-01T19:53:03,1.0,0.0,0.0</text:p>
      <text:p text:style-name="Preformatted_20_Text">1864,02/19/2020,"San Antonio, TX",US,2020-02-13T18:53:02,1.0,0.0,0.0</text:p>
      <text:p text:style-name="Preformatted_20_Text">1865,02/19/2020,"Seattle, WA",US,2020-02-09T07:03:04,1.0,0.0,1.0</text:p>
      <text:p text:style-name="Preformatted_20_Text">1866,02/19/2020,"Tempe, AZ",US,2020-02-01T19:43:03,1.0,0.0,0.0</text:p>
      <text:p text:style-name="Preformatted_20_Text">1867,02/20/2020,Hubei,Mainland China,2020-02-20T23:43:02,62442.0,2144.0,11788.0</text:p>
      <text:p text:style-name="Preformatted_20_Text">1868,02/20/2020,Guangdong,Mainland China,2020-02-20T11:13:27,1332.0,5.0,642.0</text:p>
      <text:p text:style-name="Preformatted_20_Text">1869,02/20/2020,Henan,Mainland China,2020-02-20T13:53:06,1265.0,19.0,637.0</text:p>
      <text:p text:style-name="Preformatted_20_Text">1870,02/20/2020,Zhejiang,Mainland China,2020-02-20T11:13:27,1175.0,1.0,633.0</text:p>
      <text:p text:style-name="Preformatted_20_Text">1871,02/20/2020,Hunan,Mainland China,2020-02-20T11:13:27,1010.0,4.0,634.0</text:p>
      <text:p text:style-name="Preformatted_20_Text">1872,02/20/2020,Anhui,Mainland China,2020-02-20T09:53:02,987.0,6.0,474.0</text:p>
      <text:p text:style-name="Preformatted_20_Text">1873,02/20/2020,Jiangxi,Mainland China,2020-02-20T05:23:02,934.0,1.0,433.0</text:p>
      <text:p text:style-name="Preformatted_20_Text">1874,02/20/2020,Diamond Princess cruise ship,Others,2020-02-20T15:53:03,634.0,2.0,1.0</text:p>
      <text:p text:style-name="Preformatted_20_Text">1875,02/20/2020,Jiangsu,Mainland China,2020-02-20T12:53:02,631.0,0.0,356.0</text:p>
      <text:p text:style-name="Preformatted_20_Text">1876,02/20/2020,Chongqing,Mainland China,2020-02-20T23:13:05,567.0,6.0,299.0</text:p>
      <text:p text:style-name="Preformatted_20_Text">1877,02/20/2020,Shandong,Mainland China,2020-02-20T11:13:27,546.0,4.0,254.0</text:p>
      <text:p text:style-name="Preformatted_20_Text">1878,02/20/2020,Sichuan,Mainland China,2020-02-20T09:53:02,520.0,3.0,217.0</text:p>
      <text:p text:style-name="Preformatted_20_Text">1879,02/20/2020,Heilongjiang,Mainland China,2020-02-20T09:43:01,476.0,12.0,136.0</text:p>
      <text:p text:style-name="Preformatted_20_Text">1880,02/20/2020,Beijing,Mainland China,2020-02-20T01:43:01,395.0,4.0,153.0</text:p>
      <text:p text:style-name="Preformatted_20_Text">1881,02/20/2020,Shanghai,Mainland China,2020-02-20T06:03:03,334.0,2.0,199.0</text:p>
      <text:p text:style-name="Preformatted_20_Text">1882,02/20/2020,Hebei,Mainland China,2020-02-20T11:13:27,307.0,5.0,169.0</text:p>
      <text:p text:style-name="Preformatted_20_Text">1883,02/20/2020,Fujian,Mainland China,2020-02-20T12:23:02,293.0,1.0,126.0</text:p>
      <text:p text:style-name="Preformatted_20_Text">1884,02/20/2020,Guangxi,Mainland China,2020-02-20T09:43:01,245.0,2.0,90.0</text:p>
      <text:p text:style-name="Preformatted_20_Text">1885,02/20/2020,Shaanxi,Mainland China,2020-02-20T09:53:02,245.0,1.0,118.0</text:p>
      <text:p text:style-name="Preformatted_20_Text">1886,02/20/2020,Yunnan,Mainland China,2020-02-20T23:13:05,174.0,2.0,79.0</text:p>
      <text:p text:style-name="Preformatted_20_Text">1887,02/20/2020,Hainan,Mainland China,2020-02-20T09:53:02,168.0,4.0,86.0</text:p>
      <text:p text:style-name="Preformatted_20_Text">1888,02/20/2020,Guizhou,Mainland China,2020-02-20T09:43:01,146.0,2.0,72.0</text:p>
      <text:p text:style-name="Preformatted_20_Text">1889,02/20/2020,Shanxi,Mainland China,2020-02-20T23:13:05,132.0,0.0,76.0</text:p>
      <text:p text:style-name="Preformatted_20_Text">1890,02/20/2020,Tianjin,Mainland China,2020-02-20T12:53:02,131.0,3.0,59.0</text:p>
      <text:p text:style-name="Preformatted_20_Text">1891,02/20/2020,Liaoning,Mainland China,2020-02-20T06:23:02,121.0,1.0,59.0</text:p>
      <text:p text:style-name="Preformatted_20_Text">1892,02/20/2020,,South Korea,2020-02-20T09:53:02,104.0,1.0,16.0</text:p>
      <text:p text:style-name="Preformatted_20_Text">1893,02/20/2020,,Japan,2020-02-20T15:53:03,94.0,1.0,18.0</text:p>
      <text:p text:style-name="Preformatted_20_Text">1894,02/20/2020,Gansu,Mainland China,2020-02-20T14:13:17,91.0,2.0,71.0</text:p>
      <text:p text:style-name="Preformatted_20_Text">1895,02/20/2020,Jilin,Mainland China,2020-02-20T09:43:01,91.0,1.0,43.0</text:p>
      <text:p text:style-name="Preformatted_20_Text">1896,02/20/2020,,Singapore,2020-02-19T22:13:08,84.0,0.0,34.0</text:p>
      <text:p text:style-name="Preformatted_20_Text">1897,02/20/2020,Xinjiang,Mainland China,2020-02-20T13:33:02,76.0,1.0,22.0</text:p>
      <text:p text:style-name="Preformatted_20_Text">1898,02/20/2020,Inner Mongolia,Mainland China,2020-02-20T12:53:02,75.0,0.0,16.0</text:p>
      <text:p text:style-name="Preformatted_20_Text">1899,02/20/2020,Ningxia,Mainland China,2020-02-20T05:23:02,71.0,0.0,44.0</text:p>
      <text:p text:style-name="Preformatted_20_Text">1900,02/20/2020,Hong Kong,Hong Kong,2020-02-20T23:13:05,68.0,2.0,6.0</text:p>
      <text:p text:style-name="Preformatted_20_Text">1901,02/20/2020,,Thailand,2020-02-17T07:33:02,35.0,0.0,15.0</text:p>
      <text:p text:style-name="Preformatted_20_Text">1902,02/20/2020,Taiwan,Taiwan,2020-02-20T02:13:19,24.0,1.0,2.0</text:p>
      <text:p text:style-name="Preformatted_20_Text">1903,02/20/2020,,Malaysia,2020-02-19T09:33:03,22.0,0.0,15.0</text:p>
      <text:p text:style-name="Preformatted_20_Text">1904,02/20/2020,Qinghai,Mainland China,2020-02-19T04:53:02,18.0,0.0,16.0</text:p>
      <text:p text:style-name="Preformatted_20_Text">1905,02/20/2020,,Germany,2020-02-18T17:03:03,16.0,0.0,12.0</text:p>
      <text:p text:style-name="Preformatted_20_Text">1906,02/20/2020,,Vietnam,2020-02-13T06:33:02,16.0,0.0,7.0</text:p>
      <text:p text:style-name="Preformatted_20_Text"><text:soft-page-break/>1907,02/20/2020,,France,2020-02-15T20:53:02,12.0,1.0,4.0</text:p>
      <text:p text:style-name="Preformatted_20_Text">1908,02/20/2020,Macau,Macau,2020-02-20T02:13:19,10.0,0.0,6.0</text:p>
      <text:p text:style-name="Preformatted_20_Text">1909,02/20/2020,,UK,2020-02-16T16:23:06,9.0,0.0,8.0</text:p>
      <text:p text:style-name="Preformatted_20_Text">1910,02/20/2020,,United Arab Emirates,2020-02-16T20:43:02,9.0,0.0,4.0</text:p>
      <text:p text:style-name="Preformatted_20_Text">1911,02/20/2020,Queensland,Australia,2020-02-09T19:33:02,5.0,0.0,0.0</text:p>
      <text:p text:style-name="Preformatted_20_Text">1912,02/20/2020,British Columbia,Canada,2020-02-17T08:03:07,5.0,0.0,0.0</text:p>
      <text:p text:style-name="Preformatted_20_Text">1913,02/20/2020,,Iran,2020-02-20T17:33:02,5.0,2.0,0.0</text:p>
      <text:p text:style-name="Preformatted_20_Text">1914,02/20/2020,New South Wales,Australia,2020-02-13T17:53:03,4.0,0.0,4.0</text:p>
      <text:p text:style-name="Preformatted_20_Text">1915,02/20/2020,Victoria,Australia,2020-02-13T17:53:03,4.0,0.0,4.0</text:p>
      <text:p text:style-name="Preformatted_20_Text">1916,02/20/2020,,India,2020-02-16T07:43:02,3.0,0.0,3.0</text:p>
      <text:p text:style-name="Preformatted_20_Text">1917,02/20/2020,,Italy,2020-02-07T17:53:02,3.0,0.0,0.0</text:p>
      <text:p text:style-name="Preformatted_20_Text">1918,02/20/2020,,Philippines,2020-02-12T07:43:02,3.0,1.0,1.0</text:p>
      <text:p text:style-name="Preformatted_20_Text">1919,02/20/2020,South Australia,Australia,2020-02-17T08:13:09,2.0,0.0,2.0</text:p>
      <text:p text:style-name="Preformatted_20_Text">1920,02/20/2020,"Toronto, ON",Canada,2020-02-04T00:13:06,2.0,0.0,0.0</text:p>
      <text:p text:style-name="Preformatted_20_Text">1921,02/20/2020,,Russia,2020-02-12T14:43:03,2.0,0.0,2.0</text:p>
      <text:p text:style-name="Preformatted_20_Text">1922,02/20/2020,,Spain,2020-02-15T17:23:04,2.0,0.0,2.0</text:p>
      <text:p text:style-name="Preformatted_20_Text">1923,02/20/2020,"Chicago, IL",US,2020-02-09T19:03:03,2.0,0.0,2.0</text:p>
      <text:p text:style-name="Preformatted_20_Text">1924,02/20/2020,"San Benito, CA",US,2020-02-03T03:53:02,2.0,0.0,0.0</text:p>
      <text:p text:style-name="Preformatted_20_Text">1925,02/20/2020,"San Diego County, CA",US,2020-02-13T03:13:08,2.0,0.0,0.0</text:p>
      <text:p text:style-name="Preformatted_20_Text">1926,02/20/2020,"Santa Clara, CA",US,2020-02-03T00:43:02,2.0,0.0,0.0</text:p>
      <text:p text:style-name="Preformatted_20_Text">1927,02/20/2020,,Belgium,2020-02-17T04:23:06,1.0,0.0,1.0</text:p>
      <text:p text:style-name="Preformatted_20_Text">1928,02/20/2020,,Cambodia,2020-02-12T07:43:02,1.0,0.0,1.0</text:p>
      <text:p text:style-name="Preformatted_20_Text">1929,02/20/2020,"London, ON",Canada,2020-02-12T18:53:03,1.0,0.0,1.0</text:p>
      <text:p text:style-name="Preformatted_20_Text">1930,02/20/2020,,Egypt,2020-02-14T23:53:02,1.0,0.0,0.0</text:p>
      <text:p text:style-name="Preformatted_20_Text">1931,02/20/2020,,Finland,2020-02-12T00:03:12,1.0,0.0,1.0</text:p>
      <text:p text:style-name="Preformatted_20_Text">1932,02/20/2020,Tibet,Mainland China,2020-02-12T06:43:02,1.0,0.0,1.0</text:p>
      <text:p text:style-name="Preformatted_20_Text">1933,02/20/2020,,Nepal,2020-02-12T14:43:03,1.0,0.0,1.0</text:p>
      <text:p text:style-name="Preformatted_20_Text">1934,02/20/2020,,Sri Lanka,2020-02-08T03:43:03,1.0,0.0,1.0</text:p>
      <text:p text:style-name="Preformatted_20_Text">1935,02/20/2020,,Sweden,2020-02-01T02:13:26,1.0,0.0,0.0</text:p>
      <text:p text:style-name="Preformatted_20_Text">1936,02/20/2020,"Boston, MA",US,2020-02-01T19:43:03,1.0,0.0,0.0</text:p>
      <text:p text:style-name="Preformatted_20_Text">1937,02/20/2020,"Los Angeles, CA",US,2020-02-01T19:53:03,1.0,0.0,0.0</text:p>
      <text:p text:style-name="Preformatted_20_Text">1938,02/20/2020,"Madison, WI",US,2020-02-05T21:53:02,1.0,0.0,0.0</text:p>
      <text:p text:style-name="Preformatted_20_Text">1939,02/20/2020,"Orange, CA",US,2020-02-01T19:53:03,1.0,0.0,0.0</text:p>
      <text:p text:style-name="Preformatted_20_Text">1940,02/20/2020,"San Antonio, TX",US,2020-02-13T18:53:02,1.0,0.0,0.0</text:p>
      <text:p text:style-name="Preformatted_20_Text">1941,02/20/2020,"Seattle, WA",US,2020-02-09T07:03:04,1.0,0.0,1.0</text:p>
      <text:p text:style-name="Preformatted_20_Text">1942,02/20/2020,"Tempe, AZ",US,2020-02-01T19:43:03,1.0,0.0,0.0</text:p>
      <text:p text:style-name="Preformatted_20_Text">1943,02/21/2020,Hubei,Mainland China,2020-02-21T13:03:09,62662.0,2144.0,11881.0</text:p>
      <text:p text:style-name="Preformatted_20_Text">1944,02/21/2020,Guangdong,Mainland China,2020-02-21T10:13:09,1333.0,5.0,690.0</text:p>
      <text:p text:style-name="Preformatted_20_Text">1945,02/21/2020,Henan,Mainland China,2020-02-21T13:43:02,1267.0,19.0,736.0</text:p>
      <text:p text:style-name="Preformatted_20_Text">1946,02/21/2020,Zhejiang,Mainland China,2020-02-21T10:23:02,1203.0,1.0,679.0</text:p>
      <text:p text:style-name="Preformatted_20_Text">1947,02/21/2020,Hunan,Mainland China,2020-02-21T15:13:07,1011.0,4.0,661.0</text:p>
      <text:p text:style-name="Preformatted_20_Text">1948,02/21/2020,Anhui,Mainland China,2020-02-21T10:13:09,988.0,6.0,539.0</text:p>
      <text:p text:style-name="Preformatted_20_Text">1949,02/21/2020,Jiangxi,Mainland China,2020-02-21T01:13:05,934.0,1.0,489.0</text:p>
      <text:p text:style-name="Preformatted_20_Text">1950,02/21/2020,Shandong,Mainland China,2020-02-21T10:23:02,749.0,4.0,281.0</text:p>
      <text:p text:style-name="Preformatted_20_Text">1951,02/21/2020,Diamond Princess cruise ship,Others,2020-02-20T15:53:03,634.0,2.0,1.0</text:p>
      <text:p text:style-name="Preformatted_20_Text">1952,02/21/2020,Jiangsu,Mainland China,2020-02-21T11:43:01,631.0,0.0,373.0</text:p>
      <text:p text:style-name="Preformatted_20_Text">1953,02/21/2020,Chongqing,Mainland China,2020-02-21T23:13:14,572.0,6.0,316.0</text:p>
      <text:p text:style-name="Preformatted_20_Text">1954,02/21/2020,Sichuan,Mainland China,2020-02-21T12:53:01,525.0,3.0,231.0</text:p>
      <text:p text:style-name="Preformatted_20_Text">1955,02/21/2020,Heilongjiang,Mainland China,2020-02-21T11:43:01,479.0,12.0,175.0</text:p>
      <text:p text:style-name="Preformatted_20_Text">1956,02/21/2020,Beijing,Mainland China,2020-02-21T01:03:09,396.0,4.0,169.0</text:p>
      <text:p text:style-name="Preformatted_20_Text">1957,02/21/2020,Shanghai,Mainland China,2020-02-21T05:53:01,334.0,2.0,211.0</text:p>
      <text:p text:style-name="Preformatted_20_Text">1958,02/21/2020,Hebei,Mainland China,2020-02-21T12:53:01,308.0,5.0,184.0</text:p>
      <text:p text:style-name="Preformatted_20_Text">1959,02/21/2020,Fujian,Mainland China,2020-02-21T11:43:01,293.0,1.0,149.0</text:p>
      <text:p text:style-name="Preformatted_20_Text">1960,02/21/2020,Guangxi,Mainland China,2020-02-21T11:43:01,246.0,2.0,97.0</text:p>
      <text:p text:style-name="Preformatted_20_Text">1961,02/21/2020,Shaanxi,Mainland China,2020-02-21T11:43:01,245.0,1.0,134.0</text:p>
      <text:p text:style-name="Preformatted_20_Text">1962,02/21/2020,,South Korea,2020-02-21T13:43:02,204.0,2.0,16.0</text:p>
      <text:p text:style-name="Preformatted_20_Text">1963,02/21/2020,Yunnan,Mainland China,2020-02-21T06:23:04,174.0,2.0,96.0</text:p>
      <text:p text:style-name="Preformatted_20_Text">1964,02/21/2020,Hainan,Mainland China,2020-02-21T10:13:09,168.0,4.0,95.0</text:p>
      <text:p text:style-name="Preformatted_20_Text">1965,02/21/2020,Guizhou,Mainland China,2020-02-21T12:53:01,146.0,2.0,77.0</text:p>
      <text:p text:style-name="Preformatted_20_Text">1966,02/21/2020,Shanxi,Mainland China,2020-02-21T23:33:06,132.0,0.0,78.0</text:p>
      <text:p text:style-name="Preformatted_20_Text">1967,02/21/2020,Tianjin,Mainland China,2020-02-21T12:53:01,132.0,3.0,62.0</text:p>
      <text:p text:style-name="Preformatted_20_Text">1968,02/21/2020,Liaoning,Mainland China,2020-02-21T01:33:02,121.0,1.0,61.0</text:p>
      <text:p text:style-name="Preformatted_20_Text">1969,02/21/2020,,Japan,2020-02-21T19:03:06,105.0,1.0,22.0</text:p>
      <text:p text:style-name="Preformatted_20_Text"><text:soft-page-break/>1970,02/21/2020,Gansu,Mainland China,2020-02-21T15:13:07,91.0,2.0,76.0</text:p>
      <text:p text:style-name="Preformatted_20_Text">1971,02/21/2020,Jilin,Mainland China,2020-02-21T10:13:09,91.0,1.0,45.0</text:p>
      <text:p text:style-name="Preformatted_20_Text">1972,02/21/2020,,Singapore,2020-02-21T03:43:02,85.0,0.0,37.0</text:p>
      <text:p text:style-name="Preformatted_20_Text">1973,02/21/2020,Xinjiang,Mainland China,2020-02-21T13:43:02,76.0,1.0,24.0</text:p>
      <text:p text:style-name="Preformatted_20_Text">1974,02/21/2020,Inner Mongolia,Mainland China,2020-02-21T08:03:15,75.0,0.0,17.0</text:p>
      <text:p text:style-name="Preformatted_20_Text">1975,02/21/2020,Ningxia,Mainland China,2020-02-21T06:23:04,71.0,0.0,48.0</text:p>
      <text:p text:style-name="Preformatted_20_Text">1976,02/21/2020,Hong Kong,Hong Kong,2020-02-21T03:43:02,68.0,2.0,5.0</text:p>
      <text:p text:style-name="Preformatted_20_Text">1977,02/21/2020,,Thailand,2020-02-21T18:53:02,35.0,0.0,17.0</text:p>
      <text:p text:style-name="Preformatted_20_Text">1978,02/21/2020,Taiwan,Taiwan,2020-02-21T06:53:03,26.0,1.0,2.0</text:p>
      <text:p text:style-name="Preformatted_20_Text">1979,02/21/2020,,Malaysia,2020-02-19T09:33:03,22.0,0.0,15.0</text:p>
      <text:p text:style-name="Preformatted_20_Text">1980,02/21/2020,,Italy,2020-02-21T23:33:06,20.0,1.0,0.0</text:p>
      <text:p text:style-name="Preformatted_20_Text">1981,02/21/2020,,Iran,2020-02-21T18:53:02,18.0,4.0,0.0</text:p>
      <text:p text:style-name="Preformatted_20_Text">1982,02/21/2020,Qinghai,Mainland China,2020-02-21T04:43:02,18.0,0.0,18.0</text:p>
      <text:p text:style-name="Preformatted_20_Text">1983,02/21/2020,,Germany,2020-02-21T23:03:13,16.0,0.0,14.0</text:p>
      <text:p text:style-name="Preformatted_20_Text">1984,02/21/2020,,Vietnam,2020-02-21T06:03:04,16.0,0.0,14.0</text:p>
      <text:p text:style-name="Preformatted_20_Text">1985,02/21/2020,,France,2020-02-15T20:53:02,12.0,1.0,4.0</text:p>
      <text:p text:style-name="Preformatted_20_Text">1986,02/21/2020,"Ashland, NE",US,2020-02-21T23:23:06,11.0,0.0,0.0</text:p>
      <text:p text:style-name="Preformatted_20_Text">1987,02/21/2020,Macau,Macau,2020-02-20T02:13:19,10.0,0.0,6.0</text:p>
      <text:p text:style-name="Preformatted_20_Text">1988,02/21/2020,,UK,2020-02-16T16:23:06,9.0,0.0,8.0</text:p>
      <text:p text:style-name="Preformatted_20_Text">1989,02/21/2020,,United Arab Emirates,2020-02-16T20:43:02,9.0,0.0,4.0</text:p>
      <text:p text:style-name="Preformatted_20_Text">1990,02/21/2020,British Columbia,Canada,2020-02-21T05:23:04,6.0,0.0,0.0</text:p>
      <text:p text:style-name="Preformatted_20_Text">1991,02/21/2020,Queensland,Australia,2020-02-21T05:43:02,5.0,0.0,1.0</text:p>
      <text:p text:style-name="Preformatted_20_Text">1992,02/21/2020,"Travis, CA",US,2020-02-21T23:23:06,5.0,0.0,0.0</text:p>
      <text:p text:style-name="Preformatted_20_Text">1993,02/21/2020,From Diamond Princess,Australia,2020-02-21T23:03:13,4.0,0.0,0.0</text:p>
      <text:p text:style-name="Preformatted_20_Text">1994,02/21/2020,New South Wales,Australia,2020-02-13T17:53:03,4.0,0.0,4.0</text:p>
      <text:p text:style-name="Preformatted_20_Text">1995,02/21/2020,Victoria,Australia,2020-02-13T17:53:03,4.0,0.0,4.0</text:p>
      <text:p text:style-name="Preformatted_20_Text">1996,02/21/2020,,India,2020-02-16T07:43:02,3.0,0.0,3.0</text:p>
      <text:p text:style-name="Preformatted_20_Text">1997,02/21/2020,,Philippines,2020-02-12T07:43:02,3.0,1.0,1.0</text:p>
      <text:p text:style-name="Preformatted_20_Text">1998,02/21/2020,South Australia,Australia,2020-02-17T08:13:09,2.0,0.0,2.0</text:p>
      <text:p text:style-name="Preformatted_20_Text">1999,02/21/2020,"Toronto, ON",Canada,2020-02-21T05:23:04,2.0,0.0,2.0</text:p>
      <text:p text:style-name="Preformatted_20_Text">2000,02/21/2020,,Russia,2020-02-12T14:43:03,2.0,0.0,2.0</text:p>
      <text:p text:style-name="Preformatted_20_Text">2001,02/21/2020,,Spain,2020-02-15T17:23:04,2.0,0.0,2.0</text:p>
      <text:p text:style-name="Preformatted_20_Text">2002,02/21/2020,"Chicago, IL",US,2020-02-09T19:03:03,2.0,0.0,2.0</text:p>
      <text:p text:style-name="Preformatted_20_Text">2003,02/21/2020,"Lackland, TX",US,2020-02-21T23:23:06,2.0,0.0,0.0</text:p>
      <text:p text:style-name="Preformatted_20_Text">2004,02/21/2020,"San Benito, CA",US,2020-02-03T03:53:02,2.0,0.0,0.0</text:p>
      <text:p text:style-name="Preformatted_20_Text">2005,02/21/2020,"San Diego County, CA",US,2020-02-21T05:43:02,2.0,0.0,1.0</text:p>
      <text:p text:style-name="Preformatted_20_Text">2006,02/21/2020,"Santa Clara, CA",US,2020-02-21T05:23:04,2.0,0.0,1.0</text:p>
      <text:p text:style-name="Preformatted_20_Text">2007,02/21/2020,,Belgium,2020-02-17T04:23:06,1.0,0.0,1.0</text:p>
      <text:p text:style-name="Preformatted_20_Text">2008,02/21/2020,,Cambodia,2020-02-12T07:43:02,1.0,0.0,1.0</text:p>
      <text:p text:style-name="Preformatted_20_Text">2009,02/21/2020,"London, ON",Canada,2020-02-12T18:53:03,1.0,0.0,1.0</text:p>
      <text:p text:style-name="Preformatted_20_Text">2010,02/21/2020,,Egypt,2020-02-21T18:53:02,1.0,0.0,0.0</text:p>
      <text:p text:style-name="Preformatted_20_Text">2011,02/21/2020,,Finland,2020-02-12T00:03:12,1.0,0.0,1.0</text:p>
      <text:p text:style-name="Preformatted_20_Text">2012,02/21/2020,From Diamond Princess,Israel,2020-02-21T15:33:03,1.0,0.0,0.0</text:p>
      <text:p text:style-name="Preformatted_20_Text">2013,02/21/2020,None,Lebanon,2020-02-21T15:33:03,1.0,0.0,0.0</text:p>
      <text:p text:style-name="Preformatted_20_Text">2014,02/21/2020,Tibet,Mainland China,2020-02-12T06:43:02,1.0,0.0,1.0</text:p>
      <text:p text:style-name="Preformatted_20_Text">2015,02/21/2020,,Nepal,2020-02-12T14:43:03,1.0,0.0,1.0</text:p>
      <text:p text:style-name="Preformatted_20_Text">2016,02/21/2020,,Sri Lanka,2020-02-08T03:43:03,1.0,0.0,1.0</text:p>
      <text:p text:style-name="Preformatted_20_Text">2017,02/21/2020,,Sweden,2020-02-01T02:13:26,1.0,0.0,0.0</text:p>
      <text:p text:style-name="Preformatted_20_Text">2018,02/21/2020,"Boston, MA",US,2020-02-01T19:43:03,1.0,0.0,0.0</text:p>
      <text:p text:style-name="Preformatted_20_Text">2019,02/21/2020,"Humboldt County, CA",US,2020-02-21T05:13:09,1.0,0.0,0.0</text:p>
      <text:p text:style-name="Preformatted_20_Text">2020,02/21/2020,"Los Angeles, CA",US,2020-02-01T19:53:03,1.0,0.0,0.0</text:p>
      <text:p text:style-name="Preformatted_20_Text">2021,02/21/2020,"Madison, WI",US,2020-02-05T21:53:02,1.0,0.0,0.0</text:p>
      <text:p text:style-name="Preformatted_20_Text">2022,02/21/2020,"Orange, CA",US,2020-02-01T19:53:03,1.0,0.0,0.0</text:p>
      <text:p text:style-name="Preformatted_20_Text">2023,02/21/2020,"Sacramento County, CA",US,2020-02-21T23:13:16,1.0,0.0,0.0</text:p>
      <text:p text:style-name="Preformatted_20_Text">2024,02/21/2020,"San Antonio, TX",US,2020-02-13T18:53:02,1.0,0.0,0.0</text:p>
      <text:p text:style-name="Preformatted_20_Text">2025,02/21/2020,"Seattle, WA",US,2020-02-09T07:03:04,1.0,0.0,1.0</text:p>
      <text:p text:style-name="Preformatted_20_Text">2026,02/21/2020,"Tempe, AZ",US,2020-02-01T19:43:03,1.0,0.0,0.0</text:p>
      <text:p text:style-name="Preformatted_20_Text">2027,02/22/2020,Hubei,Mainland China,2020-02-22T23:33:06,64084.0,2346.0,15299.0</text:p>
      <text:p text:style-name="Preformatted_20_Text">2028,02/22/2020,Guangdong,Mainland China,2020-02-22T10:03:04,1339.0,5.0,728.0</text:p>
      <text:p text:style-name="Preformatted_20_Text">2029,02/22/2020,Henan,Mainland China,2020-02-22T14:13:38,1270.0,19.0,830.0</text:p>
      <text:p text:style-name="Preformatted_20_Text">2030,02/22/2020,Zhejiang,Mainland China,2020-02-22T11:13:13,1205.0,1.0,719.0</text:p>
      <text:p text:style-name="Preformatted_20_Text">2031,02/22/2020,Hunan,Mainland China,2020-02-22T10:03:04,1013.0,4.0,692.0</text:p>
      <text:p text:style-name="Preformatted_20_Text">2032,02/22/2020,Anhui,Mainland China,2020-02-22T07:43:03,989.0,6.0,597.0</text:p>
      <text:p text:style-name="Preformatted_20_Text">2033,02/22/2020,Jiangxi,Mainland China,2020-02-22T06:13:05,934.0,1.0,555.0</text:p>
      <text:p text:style-name="Preformatted_20_Text"><text:soft-page-break/>2034,02/22/2020,Shandong,Mainland China,2020-02-22T09:43:02,750.0,4.0,302.0</text:p>
      <text:p text:style-name="Preformatted_20_Text">2035,02/22/2020,Diamond Princess cruise ship,Others,2020-02-20T15:53:03,634.0,2.0,1.0</text:p>
      <text:p text:style-name="Preformatted_20_Text">2036,02/22/2020,Jiangsu,Mainland China,2020-02-22T07:43:03,631.0,0.0,401.0</text:p>
      <text:p text:style-name="Preformatted_20_Text">2037,02/22/2020,Chongqing,Mainland China,2020-02-22T23:23:05,573.0,6.0,328.0</text:p>
      <text:p text:style-name="Preformatted_20_Text">2038,02/22/2020,Sichuan,Mainland China,2020-02-22T13:03:03,526.0,3.0,250.0</text:p>
      <text:p text:style-name="Preformatted_20_Text">2039,02/22/2020,Heilongjiang,Mainland China,2020-02-22T11:13:13,479.0,12.0,204.0</text:p>
      <text:p text:style-name="Preformatted_20_Text">2040,02/22/2020,,South Korea,2020-02-22T08:33:02,433.0,2.0,16.0</text:p>
      <text:p text:style-name="Preformatted_20_Text">2041,02/22/2020,Beijing,Mainland China,2020-02-22T02:23:05,399.0,4.0,178.0</text:p>
      <text:p text:style-name="Preformatted_20_Text">2042,02/22/2020,Shanghai,Mainland China,2020-02-22T06:33:17,335.0,3.0,227.0</text:p>
      <text:p text:style-name="Preformatted_20_Text">2043,02/22/2020,Hebei,Mainland China,2020-02-22T12:33:04,309.0,6.0,203.0</text:p>
      <text:p text:style-name="Preformatted_20_Text">2044,02/22/2020,Fujian,Mainland China,2020-02-22T14:03:04,293.0,1.0,162.0</text:p>
      <text:p text:style-name="Preformatted_20_Text">2045,02/22/2020,Guangxi,Mainland China,2020-02-22T05:53:02,249.0,2.0,104.0</text:p>
      <text:p text:style-name="Preformatted_20_Text">2046,02/22/2020,Shaanxi,Mainland China,2020-02-22T09:53:02,245.0,1.0,149.0</text:p>
      <text:p text:style-name="Preformatted_20_Text">2047,02/22/2020,Yunnan,Mainland China,2020-02-22T04:43:02,174.0,2.0,107.0</text:p>
      <text:p text:style-name="Preformatted_20_Text">2048,02/22/2020,Hainan,Mainland China,2020-02-22T09:53:02,168.0,4.0,104.0</text:p>
      <text:p text:style-name="Preformatted_20_Text">2049,02/22/2020,Guizhou,Mainland China,2020-02-22T01:03:10,146.0,2.0,90.0</text:p>
      <text:p text:style-name="Preformatted_20_Text">2050,02/22/2020,Tianjin,Mainland China,2020-02-22T12:33:04,135.0,3.0,65.0</text:p>
      <text:p text:style-name="Preformatted_20_Text">2051,02/22/2020,Shanxi,Mainland China,2020-02-22T23:23:05,132.0,0.0,81.0</text:p>
      <text:p text:style-name="Preformatted_20_Text">2052,02/22/2020,,Japan,2020-02-22T14:53:02,122.0,1.0,22.0</text:p>
      <text:p text:style-name="Preformatted_20_Text">2053,02/22/2020,Liaoning,Mainland China,2020-02-22T02:23:05,121.0,1.0,66.0</text:p>
      <text:p text:style-name="Preformatted_20_Text">2054,02/22/2020,Gansu,Mainland China,2020-02-21T15:13:07,91.0,2.0,76.0</text:p>
      <text:p text:style-name="Preformatted_20_Text">2055,02/22/2020,Jilin,Mainland China,2020-02-22T12:33:04,91.0,1.0,52.0</text:p>
      <text:p text:style-name="Preformatted_20_Text">2056,02/22/2020,,Singapore,2020-02-21T03:43:02,85.0,0.0,37.0</text:p>
      <text:p text:style-name="Preformatted_20_Text">2057,02/22/2020,Xinjiang,Mainland China,2020-02-22T11:13:14,76.0,2.0,25.0</text:p>
      <text:p text:style-name="Preformatted_20_Text">2058,02/22/2020,Inner Mongolia,Mainland China,2020-02-22T23:53:01,75.0,0.0,26.0</text:p>
      <text:p text:style-name="Preformatted_20_Text">2059,02/22/2020,Ningxia,Mainland China,2020-02-21T06:23:04,71.0,0.0,48.0</text:p>
      <text:p text:style-name="Preformatted_20_Text">2060,02/22/2020,Hong Kong,Hong Kong,2020-02-22T13:23:05,69.0,2.0,6.0</text:p>
      <text:p text:style-name="Preformatted_20_Text">2061,02/22/2020,,Italy,2020-02-22T23:43:02,62.0,2.0,1.0</text:p>
      <text:p text:style-name="Preformatted_20_Text">2062,02/22/2020,,Thailand,2020-02-21T18:53:02,35.0,0.0,17.0</text:p>
      <text:p text:style-name="Preformatted_20_Text">2063,02/22/2020,,Iran,2020-02-22T10:03:05,28.0,5.0,0.0</text:p>
      <text:p text:style-name="Preformatted_20_Text">2064,02/22/2020,Taiwan,Taiwan,2020-02-21T06:53:03,26.0,1.0,2.0</text:p>
      <text:p text:style-name="Preformatted_20_Text">2065,02/22/2020,,Malaysia,2020-02-19T09:33:03,22.0,0.0,15.0</text:p>
      <text:p text:style-name="Preformatted_20_Text">2066,02/22/2020,Qinghai,Mainland China,2020-02-21T04:43:02,18.0,0.0,18.0</text:p>
      <text:p text:style-name="Preformatted_20_Text">2067,02/22/2020,,Germany,2020-02-21T23:03:13,16.0,0.0,14.0</text:p>
      <text:p text:style-name="Preformatted_20_Text">2068,02/22/2020,,Vietnam,2020-02-21T06:03:04,16.0,0.0,14.0</text:p>
      <text:p text:style-name="Preformatted_20_Text">2069,02/22/2020,,United Arab Emirates,2020-02-22T14:53:02,13.0,0.0,4.0</text:p>
      <text:p text:style-name="Preformatted_20_Text">2070,02/22/2020,,France,2020-02-15T20:53:02,12.0,1.0,4.0</text:p>
      <text:p text:style-name="Preformatted_20_Text">2071,02/22/2020,"Omaha, NE (From Diamond Princess)",US,2020-02-22T23:03:09,11.0,0.0,0.0</text:p>
      <text:p text:style-name="Preformatted_20_Text">2072,02/22/2020,Macau,Macau,2020-02-20T02:13:19,10.0,0.0,6.0</text:p>
      <text:p text:style-name="Preformatted_20_Text">2073,02/22/2020,,UK,2020-02-16T16:23:06,9.0,0.0,8.0</text:p>
      <text:p text:style-name="Preformatted_20_Text">2074,02/22/2020,From Diamond Princess,Australia,2020-02-22T17:03:05,7.0,0.0,0.0</text:p>
      <text:p text:style-name="Preformatted_20_Text">2075,02/22/2020,British Columbia,Canada,2020-02-21T05:23:04,6.0,0.0,0.0</text:p>
      <text:p text:style-name="Preformatted_20_Text">2076,02/22/2020,Queensland,Australia,2020-02-21T05:43:02,5.0,0.0,1.0</text:p>
      <text:p text:style-name="Preformatted_20_Text">2077,02/22/2020,"Travis, CA (From Diamond Princess)",US,2020-02-22T17:13:24,5.0,0.0,0.0</text:p>
      <text:p text:style-name="Preformatted_20_Text">2078,02/22/2020,New South Wales,Australia,2020-02-13T17:53:03,4.0,0.0,4.0</text:p>
      <text:p text:style-name="Preformatted_20_Text">2079,02/22/2020,Victoria,Australia,2020-02-13T17:53:03,4.0,0.0,4.0</text:p>
      <text:p text:style-name="Preformatted_20_Text">2080,02/22/2020,,India,2020-02-16T07:43:02,3.0,0.0,3.0</text:p>
      <text:p text:style-name="Preformatted_20_Text">2081,02/22/2020,,Philippines,2020-02-12T07:43:02,3.0,1.0,1.0</text:p>
      <text:p text:style-name="Preformatted_20_Text">2082,02/22/2020,South Australia,Australia,2020-02-17T08:13:09,2.0,0.0,2.0</text:p>
      <text:p text:style-name="Preformatted_20_Text">2083,02/22/2020,"Toronto, ON",Canada,2020-02-21T05:23:04,2.0,0.0,2.0</text:p>
      <text:p text:style-name="Preformatted_20_Text">2084,02/22/2020,,Russia,2020-02-12T14:43:03,2.0,0.0,2.0</text:p>
      <text:p text:style-name="Preformatted_20_Text">2085,02/22/2020,,Spain,2020-02-15T17:23:04,2.0,0.0,2.0</text:p>
      <text:p text:style-name="Preformatted_20_Text">2086,02/22/2020,"Chicago, IL",US,2020-02-09T19:03:03,2.0,0.0,2.0</text:p>
      <text:p text:style-name="Preformatted_20_Text">2087,02/22/2020,"Lackland, TX (From Diamond Princess)",US,2020-02-22T17:13:24,2.0,0.0,0.0</text:p>
      <text:p text:style-name="Preformatted_20_Text">2088,02/22/2020,"San Benito, CA",US,2020-02-03T03:53:02,2.0,0.0,0.0</text:p>
      <text:p text:style-name="Preformatted_20_Text">2089,02/22/2020,"San Diego County, CA",US,2020-02-21T05:43:02,2.0,0.0,1.0</text:p>
      <text:p text:style-name="Preformatted_20_Text">2090,02/22/2020,"Santa Clara, CA",US,2020-02-21T05:23:04,2.0,0.0,1.0</text:p>
      <text:p text:style-name="Preformatted_20_Text">2091,02/22/2020,,Belgium,2020-02-17T04:23:06,1.0,0.0,1.0</text:p>
      <text:p text:style-name="Preformatted_20_Text">2092,02/22/2020,,Cambodia,2020-02-12T07:43:02,1.0,0.0,1.0</text:p>
      <text:p text:style-name="Preformatted_20_Text">2093,02/22/2020,"London, ON",Canada,2020-02-12T18:53:03,1.0,0.0,1.0</text:p>
      <text:p text:style-name="Preformatted_20_Text"><text:soft-page-break/>2094,02/22/2020,,Egypt,2020-02-21T18:53:02,1.0,0.0,0.0</text:p>
      <text:p text:style-name="Preformatted_20_Text">2095,02/22/2020,,Finland,2020-02-12T00:03:12,1.0,0.0,1.0</text:p>
      <text:p text:style-name="Preformatted_20_Text">2096,02/22/2020,From Diamond Princess,Israel,2020-02-22T20:53:02,1.0,0.0,0.0</text:p>
      <text:p text:style-name="Preformatted_20_Text">2097,02/22/2020,,Lebanon,2020-02-22T20:53:02,1.0,0.0,0.0</text:p>
      <text:p text:style-name="Preformatted_20_Text">2098,02/22/2020,Tibet,Mainland China,2020-02-12T06:43:02,1.0,0.0,1.0</text:p>
      <text:p text:style-name="Preformatted_20_Text">2099,02/22/2020,,Nepal,2020-02-12T14:43:03,1.0,0.0,1.0</text:p>
      <text:p text:style-name="Preformatted_20_Text">2100,02/22/2020,,Sri Lanka,2020-02-08T03:43:03,1.0,0.0,1.0</text:p>
      <text:p text:style-name="Preformatted_20_Text">2101,02/22/2020,,Sweden,2020-02-01T02:13:26,1.0,0.0,0.0</text:p>
      <text:p text:style-name="Preformatted_20_Text">2102,02/22/2020,"Boston, MA",US,2020-02-01T19:43:03,1.0,0.0,0.0</text:p>
      <text:p text:style-name="Preformatted_20_Text">2103,02/22/2020,"Humboldt County, CA",US,2020-02-21T05:13:09,1.0,0.0,0.0</text:p>
      <text:p text:style-name="Preformatted_20_Text">2104,02/22/2020,"Los Angeles, CA",US,2020-02-01T19:53:03,1.0,0.0,0.0</text:p>
      <text:p text:style-name="Preformatted_20_Text">2105,02/22/2020,"Madison, WI",US,2020-02-05T21:53:02,1.0,0.0,0.0</text:p>
      <text:p text:style-name="Preformatted_20_Text">2106,02/22/2020,"Orange, CA",US,2020-02-01T19:53:03,1.0,0.0,0.0</text:p>
      <text:p text:style-name="Preformatted_20_Text">2107,02/22/2020,"Sacramento County, CA",US,2020-02-21T23:13:16,1.0,0.0,0.0</text:p>
      <text:p text:style-name="Preformatted_20_Text">2108,02/22/2020,"San Antonio, TX",US,2020-02-13T18:53:02,1.0,0.0,0.0</text:p>
      <text:p text:style-name="Preformatted_20_Text">2109,02/22/2020,"Seattle, WA",US,2020-02-09T07:03:04,1.0,0.0,1.0</text:p>
      <text:p text:style-name="Preformatted_20_Text">2110,02/22/2020,"Tempe, AZ",US,2020-02-01T19:43:03,1.0,0.0,0.0</text:p>
      <text:p text:style-name="Preformatted_20_Text">2111,02/23/2020,Hubei,Mainland China,2020-02-23T11:33:03,64084.0,2346.0,15343.0</text:p>
      <text:p text:style-name="Preformatted_20_Text">2112,02/23/2020,Guangdong,Mainland China,2020-02-23T08:53:02,1342.0,6.0,755.0</text:p>
      <text:p text:style-name="Preformatted_20_Text">2113,02/23/2020,Henan,Mainland China,2020-02-23T10:23:02,1271.0,19.0,868.0</text:p>
      <text:p text:style-name="Preformatted_20_Text">2114,02/23/2020,Zhejiang,Mainland China,2020-02-23T13:43:02,1205.0,1.0,760.0</text:p>
      <text:p text:style-name="Preformatted_20_Text">2115,02/23/2020,Hunan,Mainland China,2020-02-23T10:33:03,1016.0,4.0,714.0</text:p>
      <text:p text:style-name="Preformatted_20_Text">2116,02/23/2020,Anhui,Mainland China,2020-02-23T10:53:02,989.0,6.0,637.0</text:p>
      <text:p text:style-name="Preformatted_20_Text">2117,02/23/2020,Jiangxi,Mainland China,2020-02-23T09:23:02,934.0,1.0,613.0</text:p>
      <text:p text:style-name="Preformatted_20_Text">2118,02/23/2020,Shandong,Mainland China,2020-02-23T11:33:03,754.0,4.0,321.0</text:p>
      <text:p text:style-name="Preformatted_20_Text">2119,02/23/2020,Diamond Princess cruise ship,Others,2020-02-23T22:33:03,691.0,3.0,0.0</text:p>
      <text:p text:style-name="Preformatted_20_Text">2120,02/23/2020,Jiangsu,Mainland China,2020-02-23T08:53:02,631.0,0.0,418.0</text:p>
      <text:p text:style-name="Preformatted_20_Text">2121,02/23/2020,,South Korea,2020-02-23T23:33:07,602.0,6.0,18.0</text:p>
      <text:p text:style-name="Preformatted_20_Text">2122,02/23/2020,Chongqing,Mainland China,2020-02-23T23:13:05,575.0,6.0,335.0</text:p>
      <text:p text:style-name="Preformatted_20_Text">2123,02/23/2020,Sichuan,Mainland China,2020-02-23T08:53:02,526.0,3.0,261.0</text:p>
      <text:p text:style-name="Preformatted_20_Text">2124,02/23/2020,Heilongjiang,Mainland China,2020-02-23T13:43:02,480.0,12.0,222.0</text:p>
      <text:p text:style-name="Preformatted_20_Text">2125,02/23/2020,Beijing,Mainland China,2020-02-23T01:13:13,399.0,4.0,189.0</text:p>
      <text:p text:style-name="Preformatted_20_Text">2126,02/23/2020,Shanghai,Mainland China,2020-02-23T03:13:07,335.0,3.0,249.0</text:p>
      <text:p text:style-name="Preformatted_20_Text">2127,02/23/2020,Hebei,Mainland China,2020-02-23T11:33:03,311.0,6.0,219.0</text:p>
      <text:p text:style-name="Preformatted_20_Text">2128,02/23/2020,Fujian,Mainland China,2020-02-23T10:33:03,293.0,1.0,170.0</text:p>
      <text:p text:style-name="Preformatted_20_Text">2129,02/23/2020,Guangxi,Mainland China,2020-02-23T10:33:03,249.0,2.0,106.0</text:p>
      <text:p text:style-name="Preformatted_20_Text">2130,02/23/2020,Shaanxi,Mainland China,2020-02-23T12:13:14,245.0,1.0,163.0</text:p>
      <text:p text:style-name="Preformatted_20_Text">2131,02/23/2020,Yunnan,Mainland China,2020-02-23T05:33:03,174.0,2.0,115.0</text:p>
      <text:p text:style-name="Preformatted_20_Text">2132,02/23/2020,Hainan,Mainland China,2020-02-23T23:23:03,168.0,5.0,106.0</text:p>
      <text:p text:style-name="Preformatted_20_Text">2133,02/23/2020,,Italy,2020-02-23T23:43:02,155.0,3.0,2.0</text:p>
      <text:p text:style-name="Preformatted_20_Text">2134,02/23/2020,,Japan,2020-02-23T23:33:07,147.0,1.0,22.0</text:p>
      <text:p text:style-name="Preformatted_20_Text">2135,02/23/2020,Guizhou,Mainland China,2020-02-23T12:43:02,146.0,2.0,102.0</text:p>
      <text:p text:style-name="Preformatted_20_Text">2136,02/23/2020,Tianjin,Mainland China,2020-02-23T12:43:02,135.0,3.0,81.0</text:p>
      <text:p text:style-name="Preformatted_20_Text">2137,02/23/2020,Shanxi,Mainland China,2020-02-23T23:03:08,132.0,0.0,88.0</text:p>
      <text:p text:style-name="Preformatted_20_Text">2138,02/23/2020,Liaoning,Mainland China,2020-02-23T13:33:02,121.0,1.0,73.0</text:p>
      <text:p text:style-name="Preformatted_20_Text">2139,02/23/2020,Gansu,Mainland China,2020-02-23T13:23:06,91.0,2.0,78.0</text:p>
      <text:p text:style-name="Preformatted_20_Text">2140,02/23/2020,Jilin,Mainland China,2020-02-23T12:43:02,91.0,1.0,54.0</text:p>
      <text:p text:style-name="Preformatted_20_Text">2141,02/23/2020,,Singapore,2020-02-23T15:13:15,89.0,0.0,51.0</text:p>
      <text:p text:style-name="Preformatted_20_Text">2142,02/23/2020,Xinjiang,Mainland China,2020-02-23T14:43:04,76.0,2.0,28.0</text:p>
      <text:p text:style-name="Preformatted_20_Text">2143,02/23/2020,Inner Mongolia,Mainland China,2020-02-23T09:43:02,75.0,0.0,27.0</text:p>
      <text:p text:style-name="Preformatted_20_Text">2144,02/23/2020,Hong Kong,Hong Kong,2020-02-23T09:53:02,74.0,2.0,11.0</text:p>
      <text:p text:style-name="Preformatted_20_Text">2145,02/23/2020,Ningxia,Mainland China,2020-02-23T05:33:03,71.0,0.0,56.0</text:p>
      <text:p text:style-name="Preformatted_20_Text">2146,02/23/2020,,Iran,2020-02-23T15:13:15,43.0,8.0,0.0</text:p>
      <text:p text:style-name="Preformatted_20_Text">2147,02/23/2020,,Thailand,2020-02-23T15:03:05,35.0,0.0,21.0</text:p>
      <text:p text:style-name="Preformatted_20_Text">2148,02/23/2020,Taiwan,Taiwan,2020-02-23T09:53:02,28.0,1.0,2.0</text:p>
      <text:p text:style-name="Preformatted_20_Text">2149,02/23/2020,,Malaysia,2020-02-19T09:33:03,22.0,0.0,15.0</text:p>
      <text:p text:style-name="Preformatted_20_Text">2150,02/23/2020,Qinghai,Mainland China,2020-02-21T04:43:02,18.0,0.0,18.0</text:p>
      <text:p text:style-name="Preformatted_20_Text">2151,02/23/2020,,Germany,2020-02-21T23:03:13,16.0,0.0,14.0</text:p>
      <text:p text:style-name="Preformatted_20_Text">2152,02/23/2020,,Vietnam,2020-02-21T06:03:04,16.0,0.0,14.0</text:p>
      <text:p text:style-name="Preformatted_20_Text">2153,02/23/2020,,United Arab Emirates,2020-02-22T14:53:02,13.0,0.0,4.0</text:p>
      <text:p text:style-name="Preformatted_20_Text">2154,02/23/2020,,France,2020-02-15T20:53:02,12.0,1.0,4.0</text:p>
      <text:p text:style-name="Preformatted_20_Text">2155,02/23/2020,"Omaha, NE (From Diamond Princess)",US,2020-02-22T23:03:09,11.0,0.0,0.0</text:p>
      <text:p text:style-name="Preformatted_20_Text"><text:soft-page-break/>2156,02/23/2020,Macau,Macau,2020-02-20T02:13:19,10.0,0.0,6.0</text:p>
      <text:p text:style-name="Preformatted_20_Text">2157,02/23/2020,,UK,2020-02-16T16:23:06,9.0,0.0,8.0</text:p>
      <text:p text:style-name="Preformatted_20_Text">2158,02/23/2020,From Diamond Princess,Australia,2020-02-22T17:03:05,7.0,0.0,0.0</text:p>
      <text:p text:style-name="Preformatted_20_Text">2159,02/23/2020,British Columbia,Canada,2020-02-21T05:23:04,6.0,0.0,0.0</text:p>
      <text:p text:style-name="Preformatted_20_Text">2160,02/23/2020,Queensland,Australia,2020-02-21T05:43:02,5.0,0.0,1.0</text:p>
      <text:p text:style-name="Preformatted_20_Text">2161,02/23/2020,"Travis, CA (From Diamond Princess)",US,2020-02-22T17:13:24,5.0,0.0,0.0</text:p>
      <text:p text:style-name="Preformatted_20_Text">2162,02/23/2020,New South Wales,Australia,2020-02-13T17:53:03,4.0,0.0,4.0</text:p>
      <text:p text:style-name="Preformatted_20_Text">2163,02/23/2020,Victoria,Australia,2020-02-13T17:53:03,4.0,0.0,4.0</text:p>
      <text:p text:style-name="Preformatted_20_Text">2164,02/23/2020,,India,2020-02-16T07:43:02,3.0,0.0,3.0</text:p>
      <text:p text:style-name="Preformatted_20_Text">2165,02/23/2020,,Philippines,2020-02-12T07:43:02,3.0,1.0,1.0</text:p>
      <text:p text:style-name="Preformatted_20_Text">2166,02/23/2020,South Australia,Australia,2020-02-17T08:13:09,2.0,0.0,2.0</text:p>
      <text:p text:style-name="Preformatted_20_Text">2167,02/23/2020,"Toronto, ON",Canada,2020-02-21T05:23:04,2.0,0.0,2.0</text:p>
      <text:p text:style-name="Preformatted_20_Text">2168,02/23/2020,,Russia,2020-02-12T14:43:03,2.0,0.0,2.0</text:p>
      <text:p text:style-name="Preformatted_20_Text">2169,02/23/2020,,Spain,2020-02-15T17:23:04,2.0,0.0,2.0</text:p>
      <text:p text:style-name="Preformatted_20_Text">2170,02/23/2020,"Chicago, IL",US,2020-02-09T19:03:03,2.0,0.0,2.0</text:p>
      <text:p text:style-name="Preformatted_20_Text">2171,02/23/2020,"Lackland, TX (From Diamond Princess)",US,2020-02-22T17:13:24,2.0,0.0,0.0</text:p>
      <text:p text:style-name="Preformatted_20_Text">2172,02/23/2020,"San Benito, CA",US,2020-02-03T03:53:02,2.0,0.0,0.0</text:p>
      <text:p text:style-name="Preformatted_20_Text">2173,02/23/2020,"San Diego County, CA",US,2020-02-21T05:43:02,2.0,0.0,1.0</text:p>
      <text:p text:style-name="Preformatted_20_Text">2174,02/23/2020,"Santa Clara, CA",US,2020-02-21T05:23:04,2.0,0.0,1.0</text:p>
      <text:p text:style-name="Preformatted_20_Text">2175,02/23/2020,,Belgium,2020-02-17T04:23:06,1.0,0.0,1.0</text:p>
      <text:p text:style-name="Preformatted_20_Text">2176,02/23/2020,,Cambodia,2020-02-12T07:43:02,1.0,0.0,1.0</text:p>
      <text:p text:style-name="Preformatted_20_Text">2177,02/23/2020,"London, ON",Canada,2020-02-12T18:53:03,1.0,0.0,1.0</text:p>
      <text:p text:style-name="Preformatted_20_Text">2178,02/23/2020,,Egypt,2020-02-21T18:53:02,1.0,0.0,0.0</text:p>
      <text:p text:style-name="Preformatted_20_Text">2179,02/23/2020,,Finland,2020-02-12T00:03:12,1.0,0.0,1.0</text:p>
      <text:p text:style-name="Preformatted_20_Text">2180,02/23/2020,From Diamond Princess,Israel,2020-02-22T20:53:02,1.0,0.0,0.0</text:p>
      <text:p text:style-name="Preformatted_20_Text">2181,02/23/2020,,Lebanon,2020-02-22T20:53:02,1.0,0.0,0.0</text:p>
      <text:p text:style-name="Preformatted_20_Text">2182,02/23/2020,Tibet,Mainland China,2020-02-12T06:43:02,1.0,0.0,1.0</text:p>
      <text:p text:style-name="Preformatted_20_Text">2183,02/23/2020,,Nepal,2020-02-12T14:43:03,1.0,0.0,1.0</text:p>
      <text:p text:style-name="Preformatted_20_Text">2184,02/23/2020,,Sri Lanka,2020-02-08T03:43:03,1.0,0.0,1.0</text:p>
      <text:p text:style-name="Preformatted_20_Text">2185,02/23/2020,,Sweden,2020-02-01T02:13:26,1.0,0.0,0.0</text:p>
      <text:p text:style-name="Preformatted_20_Text">2186,02/23/2020,"Boston, MA",US,2020-02-01T19:43:03,1.0,0.0,0.0</text:p>
      <text:p text:style-name="Preformatted_20_Text">2187,02/23/2020,"Humboldt County, CA",US,2020-02-21T05:13:09,1.0,0.0,0.0</text:p>
      <text:p text:style-name="Preformatted_20_Text">2188,02/23/2020,"Los Angeles, CA",US,2020-02-01T19:53:03,1.0,0.0,0.0</text:p>
      <text:p text:style-name="Preformatted_20_Text">2189,02/23/2020,"Madison, WI",US,2020-02-05T21:53:02,1.0,0.0,0.0</text:p>
      <text:p text:style-name="Preformatted_20_Text">2190,02/23/2020,"Orange, CA",US,2020-02-01T19:53:03,1.0,0.0,0.0</text:p>
      <text:p text:style-name="Preformatted_20_Text">2191,02/23/2020,"Sacramento County, CA",US,2020-02-21T23:13:16,1.0,0.0,0.0</text:p>
      <text:p text:style-name="Preformatted_20_Text">2192,02/23/2020,"San Antonio, TX",US,2020-02-13T18:53:02,1.0,0.0,0.0</text:p>
      <text:p text:style-name="Preformatted_20_Text">2193,02/23/2020,"Seattle, WA",US,2020-02-09T07:03:04,1.0,0.0,1.0</text:p>
      <text:p text:style-name="Preformatted_20_Text">2194,02/23/2020,"Tempe, AZ",US,2020-02-01T19:43:03,1.0,0.0,0.0</text:p>
      <text:p text:style-name="Preformatted_20_Text">2195,02/23/2020,None,Iraq,2020-02-23T18:23:06,0.0,0.0,0.0</text:p>
      <text:p text:style-name="Preformatted_20_Text">2196,02/24/2020,Hubei,Mainland China,2020-02-24T11:13:09,64287.0,2495.0,16748.0</text:p>
      <text:p text:style-name="Preformatted_20_Text">2197,02/24/2020,Guangdong,Mainland China,2020-02-24T10:23:02,1345.0,6.0,786.0</text:p>
      <text:p text:style-name="Preformatted_20_Text">2198,02/24/2020,Henan,Mainland China,2020-02-24T13:23:05,1271.0,19.0,943.0</text:p>
      <text:p text:style-name="Preformatted_20_Text">2199,02/24/2020,Zhejiang,Mainland China,2020-02-24T09:43:02,1205.0,1.0,782.0</text:p>
      <text:p text:style-name="Preformatted_20_Text">2200,02/24/2020,Hunan,Mainland China,2020-02-24T14:13:11,1016.0,4.0,731.0</text:p>
      <text:p text:style-name="Preformatted_20_Text">2201,02/24/2020,Anhui,Mainland China,2020-02-24T09:43:02,989.0,6.0,663.0</text:p>
      <text:p text:style-name="Preformatted_20_Text">2202,02/24/2020,Jiangxi,Mainland China,2020-02-24T01:23:09,934.0,1.0,645.0</text:p>
      <text:p text:style-name="Preformatted_20_Text">2203,02/24/2020,,South Korea,2020-02-24T11:13:10,833.0,8.0,18.0</text:p>
      <text:p text:style-name="Preformatted_20_Text">2204,02/24/2020,Shandong,Mainland China,2020-02-24T10:23:02,755.0,5.0,343.0</text:p>
      <text:p text:style-name="Preformatted_20_Text">2205,02/24/2020,Diamond Princess cruise ship,Others,2020-02-23T22:33:03,691.0,3.0,0.0</text:p>
      <text:p text:style-name="Preformatted_20_Text">2206,02/24/2020,Jiangsu,Mainland China,2020-02-24T14:53:02,631.0,0.0,452.0</text:p>
      <text:p text:style-name="Preformatted_20_Text">2207,02/24/2020,Chongqing,Mainland China,2020-02-24T23:23:01,576.0,6.0,349.0</text:p>
      <text:p text:style-name="Preformatted_20_Text">2208,02/24/2020,Sichuan,Mainland China,2020-02-24T14:13:11,527.0,3.0,276.0</text:p>
      <text:p text:style-name="Preformatted_20_Text">2209,02/24/2020,Heilongjiang,Mainland China,2020-02-24T14:53:02,480.0,12.0,227.0</text:p>
      <text:p text:style-name="Preformatted_20_Text">2210,02/24/2020,Beijing,Mainland China,2020-02-24T00:53:02,399.0,4.0,198.0</text:p>
      <text:p text:style-name="Preformatted_20_Text">2211,02/24/2020,Shanghai,Mainland China,2020-02-24T07:03:06,335.0,3.0,261.0</text:p>
      <text:p text:style-name="Preformatted_20_Text">2212,02/24/2020,Hebei,Mainland China,2020-02-24T14:13:11,311.0,6.0,234.0</text:p>
      <text:p text:style-name="Preformatted_20_Text">2213,02/24/2020,Fujian,Mainland China,2020-02-24T10:23:02,293.0,1.0,183.0</text:p>
      <text:p text:style-name="Preformatted_20_Text">2214,02/24/2020,Guangxi,Mainland China,2020-02-24T06:53:02,251.0,2.0,112.0</text:p>
      <text:p text:style-name="Preformatted_20_Text">2215,02/24/2020,Shaanxi,Mainland China,2020-02-24T14:53:02,245.0,1.0,173.0</text:p>
      <text:p text:style-name="Preformatted_20_Text">2216,02/24/2020,,Italy,2020-02-24T23:43:01,229.0,7.0,1.0</text:p>
      <text:p text:style-name="Preformatted_20_Text"><text:soft-page-break/>2217,02/24/2020,Yunnan,Mainland China,2020-02-24T23:13:02,174.0,2.0,124.0</text:p>
      <text:p text:style-name="Preformatted_20_Text">2218,02/24/2020,Hainan,Mainland China,2020-02-24T14:53:02,168.0,5.0,116.0</text:p>
      <text:p text:style-name="Preformatted_20_Text">2219,02/24/2020,,Japan,2020-02-24T14:23:03,159.0,1.0,22.0</text:p>
      <text:p text:style-name="Preformatted_20_Text">2220,02/24/2020,Guizhou,Mainland China,2020-02-23T12:43:02,146.0,2.0,102.0</text:p>
      <text:p text:style-name="Preformatted_20_Text">2221,02/24/2020,Tianjin,Mainland China,2020-02-24T15:03:05,135.0,3.0,87.0</text:p>
      <text:p text:style-name="Preformatted_20_Text">2222,02/24/2020,Shanxi,Mainland China,2020-02-24T23:13:02,133.0,0.0,94.0</text:p>
      <text:p text:style-name="Preformatted_20_Text">2223,02/24/2020,Liaoning,Mainland China,2020-02-24T06:53:02,121.0,1.0,80.0</text:p>
      <text:p text:style-name="Preformatted_20_Text">2224,02/24/2020,Jilin,Mainland China,2020-02-24T09:43:02,93.0,1.0,60.0</text:p>
      <text:p text:style-name="Preformatted_20_Text">2225,02/24/2020,Gansu,Mainland China,2020-02-24T15:13:07,91.0,2.0,80.0</text:p>
      <text:p text:style-name="Preformatted_20_Text">2226,02/24/2020,,Singapore,2020-02-23T15:13:15,89.0,0.0,51.0</text:p>
      <text:p text:style-name="Preformatted_20_Text">2227,02/24/2020,Hong Kong,Hong Kong,2020-02-24T11:23:06,79.0,2.0,19.0</text:p>
      <text:p text:style-name="Preformatted_20_Text">2228,02/24/2020,Xinjiang,Mainland China,2020-02-24T15:03:05,76.0,2.0,30.0</text:p>
      <text:p text:style-name="Preformatted_20_Text">2229,02/24/2020,Inner Mongolia,Mainland China,2020-02-24T15:03:05,75.0,0.0,34.0</text:p>
      <text:p text:style-name="Preformatted_20_Text">2230,02/24/2020,Ningxia,Mainland China,2020-02-24T06:53:02,71.0,0.0,58.0</text:p>
      <text:p text:style-name="Preformatted_20_Text">2231,02/24/2020,,Iran,2020-02-24T11:13:10,61.0,12.0,0.0</text:p>
      <text:p text:style-name="Preformatted_20_Text">2232,02/24/2020,Unassigned Location (From Diamond Princess),US,2020-02-24T23:33:02,36.0,0.0,0.0</text:p>
      <text:p text:style-name="Preformatted_20_Text">2233,02/24/2020,,Thailand,2020-02-23T15:03:05,35.0,0.0,21.0</text:p>
      <text:p text:style-name="Preformatted_20_Text">2234,02/24/2020,Taiwan,Taiwan,2020-02-24T10:13:28,30.0,1.0,5.0</text:p>
      <text:p text:style-name="Preformatted_20_Text">2235,02/24/2020,,Malaysia,2020-02-24T11:53:02,22.0,0.0,18.0</text:p>
      <text:p text:style-name="Preformatted_20_Text">2236,02/24/2020,Qinghai,Mainland China,2020-02-21T04:43:02,18.0,0.0,18.0</text:p>
      <text:p text:style-name="Preformatted_20_Text">2237,02/24/2020,,Germany,2020-02-21T23:03:13,16.0,0.0,14.0</text:p>
      <text:p text:style-name="Preformatted_20_Text">2238,02/24/2020,,Vietnam,2020-02-21T06:03:04,16.0,0.0,14.0</text:p>
      <text:p text:style-name="Preformatted_20_Text">2239,02/24/2020,,UK,2020-02-24T08:33:02,13.0,0.0,8.0</text:p>
      <text:p text:style-name="Preformatted_20_Text">2240,02/24/2020,,United Arab Emirates,2020-02-22T14:53:02,13.0,0.0,4.0</text:p>
      <text:p text:style-name="Preformatted_20_Text">2241,02/24/2020,,France,2020-02-15T20:53:02,12.0,1.0,4.0</text:p>
      <text:p text:style-name="Preformatted_20_Text">2242,02/24/2020,Macau,Macau,2020-02-20T02:13:19,10.0,0.0,6.0</text:p>
      <text:p text:style-name="Preformatted_20_Text">2243,02/24/2020,From Diamond Princess,Australia,2020-02-22T17:03:05,7.0,0.0,0.0</text:p>
      <text:p text:style-name="Preformatted_20_Text">2244,02/24/2020,British Columbia,Canada,2020-02-21T05:23:04,6.0,0.0,0.0</text:p>
      <text:p text:style-name="Preformatted_20_Text">2245,02/24/2020,Queensland,Australia,2020-02-21T05:43:02,5.0,0.0,1.0</text:p>
      <text:p text:style-name="Preformatted_20_Text">2246,02/24/2020,New South Wales,Australia,2020-02-13T17:53:03,4.0,0.0,4.0</text:p>
      <text:p text:style-name="Preformatted_20_Text">2247,02/24/2020,Victoria,Australia,2020-02-13T17:53:03,4.0,0.0,4.0</text:p>
      <text:p text:style-name="Preformatted_20_Text">2248,02/24/2020,"Toronto, ON",Canada,2020-02-24T14:43:03,3.0,0.0,2.0</text:p>
      <text:p text:style-name="Preformatted_20_Text">2249,02/24/2020,,India,2020-02-16T07:43:02,3.0,0.0,3.0</text:p>
      <text:p text:style-name="Preformatted_20_Text">2250,02/24/2020,,Philippines,2020-02-12T07:43:02,3.0,1.0,1.0</text:p>
      <text:p text:style-name="Preformatted_20_Text">2251,02/24/2020,South Australia,Australia,2020-02-17T08:13:09,2.0,0.0,2.0</text:p>
      <text:p text:style-name="Preformatted_20_Text">2252,02/24/2020,,Oman,2020-02-24T23:43:01,2.0,0.0,0.0</text:p>
      <text:p text:style-name="Preformatted_20_Text">2253,02/24/2020,,Russia,2020-02-12T14:43:03,2.0,0.0,2.0</text:p>
      <text:p text:style-name="Preformatted_20_Text">2254,02/24/2020,,Spain,2020-02-15T17:23:04,2.0,0.0,2.0</text:p>
      <text:p text:style-name="Preformatted_20_Text">2255,02/24/2020,"Chicago, IL",US,2020-02-09T19:03:03,2.0,0.0,2.0</text:p>
      <text:p text:style-name="Preformatted_20_Text">2256,02/24/2020,"San Benito, CA",US,2020-02-03T03:53:02,2.0,0.0,0.0</text:p>
      <text:p text:style-name="Preformatted_20_Text">2257,02/24/2020,"San Diego County, CA",US,2020-02-21T05:43:02,2.0,0.0,1.0</text:p>
      <text:p text:style-name="Preformatted_20_Text">2258,02/24/2020,"Santa Clara, CA",US,2020-02-21T05:23:04,2.0,0.0,1.0</text:p>
      <text:p text:style-name="Preformatted_20_Text">2259,02/24/2020,,Afghanistan,2020-02-24T23:33:02,1.0,0.0,0.0</text:p>
      <text:p text:style-name="Preformatted_20_Text">2260,02/24/2020,,Bahrain,2020-02-24T23:33:02,1.0,0.0,0.0</text:p>
      <text:p text:style-name="Preformatted_20_Text">2261,02/24/2020,,Belgium,2020-02-17T04:23:06,1.0,0.0,1.0</text:p>
      <text:p text:style-name="Preformatted_20_Text">2262,02/24/2020,,Cambodia,2020-02-12T07:43:02,1.0,0.0,1.0</text:p>
      <text:p text:style-name="Preformatted_20_Text">2263,02/24/2020,"London, ON",Canada,2020-02-12T18:53:03,1.0,0.0,1.0</text:p>
      <text:p text:style-name="Preformatted_20_Text">2264,02/24/2020,,Egypt,2020-02-21T18:53:02,1.0,0.0,0.0</text:p>
      <text:p text:style-name="Preformatted_20_Text">2265,02/24/2020,,Finland,2020-02-12T00:03:12,1.0,0.0,1.0</text:p>
      <text:p text:style-name="Preformatted_20_Text">2266,02/24/2020,,Iraq,2020-02-24T23:33:02,1.0,0.0,0.0</text:p>
      <text:p text:style-name="Preformatted_20_Text">2267,02/24/2020,From Diamond Princess,Israel,2020-02-22T20:53:02,1.0,0.0,0.0</text:p>
      <text:p text:style-name="Preformatted_20_Text">2268,02/24/2020,,Kuwait,2020-02-24T23:33:02,1.0,0.0,0.0</text:p>
      <text:p text:style-name="Preformatted_20_Text">2269,02/24/2020,,Lebanon,2020-02-22T20:53:02,1.0,0.0,0.0</text:p>
      <text:p text:style-name="Preformatted_20_Text">2270,02/24/2020,Tibet,Mainland China,2020-02-12T06:43:02,1.0,0.0,1.0</text:p>
      <text:p text:style-name="Preformatted_20_Text">2271,02/24/2020,,Nepal,2020-02-12T14:43:03,1.0,0.0,1.0</text:p>
      <text:p text:style-name="Preformatted_20_Text">2272,02/24/2020,,Sri Lanka,2020-02-08T03:43:03,1.0,0.0,1.0</text:p>
      <text:p text:style-name="Preformatted_20_Text">2273,02/24/2020,,Sweden,2020-02-01T02:13:26,1.0,0.0,0.0</text:p>
      <text:p text:style-name="Preformatted_20_Text">2274,02/24/2020,"Boston, MA",US,2020-02-01T19:43:03,1.0,0.0,0.0</text:p>
      <text:p text:style-name="Preformatted_20_Text">2275,02/24/2020,"Humboldt County, CA",US,2020-02-21T05:13:09,1.0,0.0,0.0</text:p>
      <text:p text:style-name="Preformatted_20_Text">2276,02/24/2020,"Los Angeles, CA",US,2020-02-01T19:53:03,1.0,0.0,0.0</text:p>
      <text:p text:style-name="Preformatted_20_Text">2277,02/24/2020,"Madison, WI",US,2020-02-05T21:53:02,1.0,0.0,0.0</text:p>
      <text:p text:style-name="Preformatted_20_Text">2278,02/24/2020,"Orange, CA",US,2020-02-01T19:53:03,1.0,0.0,0.0</text:p>
      <text:p text:style-name="Preformatted_20_Text">2279,02/24/2020,"Sacramento County, CA",US,2020-02-21T23:13:16,1.0,0.0,0.0</text:p>
      <text:p text:style-name="Preformatted_20_Text"><text:soft-page-break/>2280,02/24/2020,"San Antonio, TX",US,2020-02-13T18:53:02,1.0,0.0,0.0</text:p>
      <text:p text:style-name="Preformatted_20_Text">2281,02/24/2020,"Seattle, WA",US,2020-02-09T07:03:04,1.0,0.0,1.0</text:p>
      <text:p text:style-name="Preformatted_20_Text">2282,02/24/2020,"Tempe, AZ",US,2020-02-01T19:43:03,1.0,0.0,0.0</text:p>
      <text:p text:style-name="Preformatted_20_Text">2283,02/24/2020,"Lackland, TX (From Diamond Princess)",US,2020-02-24T23:33:02,0.0,0.0,0.0</text:p>
      <text:p text:style-name="Preformatted_20_Text">2284,02/24/2020,"Omaha, NE (From Diamond Princess)",US,2020-02-24T23:33:02,0.0,0.0,0.0</text:p>
      <text:p text:style-name="Preformatted_20_Text">2285,02/24/2020,"Travis, CA (From Diamond Princess)",US,2020-02-24T23:33:02,0.0,0.0,0.0</text:p>
      <text:p text:style-name="Preformatted_20_Text">2286,02/25/2020,Hubei,Mainland China,2020-02-25T15:23:04,64786.0,2563.0,18971.0</text:p>
      <text:p text:style-name="Preformatted_20_Text">2287,02/25/2020,Guangdong,Mainland China,2020-02-25T08:53:02,1347.0,7.0,822.0</text:p>
      <text:p text:style-name="Preformatted_20_Text">2288,02/25/2020,Henan,Mainland China,2020-02-25T12:43:02,1271.0,19.0,1002.0</text:p>
      <text:p text:style-name="Preformatted_20_Text">2289,02/25/2020,Zhejiang,Mainland China,2020-02-25T09:13:05,1205.0,1.0,808.0</text:p>
      <text:p text:style-name="Preformatted_20_Text">2290,02/25/2020,Hunan,Mainland China,2020-02-25T15:03:05,1016.0,4.0,768.0</text:p>
      <text:p text:style-name="Preformatted_20_Text">2291,02/25/2020,Anhui,Mainland China,2020-02-25T06:33:02,989.0,6.0,712.0</text:p>
      <text:p text:style-name="Preformatted_20_Text">2292,02/25/2020,,South Korea,2020-02-25T08:13:19,977.0,10.0,22.0</text:p>
      <text:p text:style-name="Preformatted_20_Text">2293,02/25/2020,Jiangxi,Mainland China,2020-02-25T15:03:05,934.0,1.0,683.0</text:p>
      <text:p text:style-name="Preformatted_20_Text">2294,02/25/2020,Shandong,Mainland China,2020-02-25T12:53:02,756.0,6.0,355.0</text:p>
      <text:p text:style-name="Preformatted_20_Text">2295,02/25/2020,Diamond Princess cruise ship,Others,2020-02-23T22:33:03,691.0,3.0,0.0</text:p>
      <text:p text:style-name="Preformatted_20_Text">2296,02/25/2020,Jiangsu,Mainland China,2020-02-25T00:53:02,631.0,0.0,458.0</text:p>
      <text:p text:style-name="Preformatted_20_Text">2297,02/25/2020,Chongqing,Mainland China,2020-02-25T23:23:03,576.0,6.0,372.0</text:p>
      <text:p text:style-name="Preformatted_20_Text">2298,02/25/2020,Sichuan,Mainland China,2020-02-25T15:03:05,529.0,3.0,289.0</text:p>
      <text:p text:style-name="Preformatted_20_Text">2299,02/25/2020,Heilongjiang,Mainland China,2020-02-25T15:23:04,480.0,12.0,243.0</text:p>
      <text:p text:style-name="Preformatted_20_Text">2300,02/25/2020,Beijing,Mainland China,2020-02-25T01:33:02,400.0,4.0,215.0</text:p>
      <text:p text:style-name="Preformatted_20_Text">2301,02/25/2020,Shanghai,Mainland China,2020-02-25T06:33:02,336.0,3.0,268.0</text:p>
      <text:p text:style-name="Preformatted_20_Text">2302,02/25/2020,,Italy,2020-02-25T18:55:32,322.0,10.0,1.0</text:p>
      <text:p text:style-name="Preformatted_20_Text">2303,02/25/2020,Hebei,Mainland China,2020-02-25T12:43:02,311.0,6.0,248.0</text:p>
      <text:p text:style-name="Preformatted_20_Text">2304,02/25/2020,Fujian,Mainland China,2020-02-25T10:03:07,294.0,1.0,199.0</text:p>
      <text:p text:style-name="Preformatted_20_Text">2305,02/25/2020,Guangxi,Mainland China,2020-02-25T10:03:07,252.0,2.0,134.0</text:p>
      <text:p text:style-name="Preformatted_20_Text">2306,02/25/2020,Shaanxi,Mainland China,2020-02-25T15:23:04,245.0,1.0,186.0</text:p>
      <text:p text:style-name="Preformatted_20_Text">2307,02/25/2020,Yunnan,Mainland China,2020-02-25T04:53:02,174.0,2.0,129.0</text:p>
      <text:p text:style-name="Preformatted_20_Text">2308,02/25/2020,,Japan,2020-02-25T14:53:03,170.0,1.0,22.0</text:p>
      <text:p text:style-name="Preformatted_20_Text">2309,02/25/2020,Hainan,Mainland China,2020-02-25T12:53:02,168.0,5.0,124.0</text:p>
      <text:p text:style-name="Preformatted_20_Text">2310,02/25/2020,Guizhou,Mainland China,2020-02-25T08:03:07,146.0,2.0,104.0</text:p>
      <text:p text:style-name="Preformatted_20_Text">2311,02/25/2020,Tianjin,Mainland China,2020-02-25T15:23:04,135.0,3.0,91.0</text:p>
      <text:p text:style-name="Preformatted_20_Text">2312,02/25/2020,Shanxi,Mainland China,2020-02-25T23:13:03,133.0,0.0,98.0</text:p>
      <text:p text:style-name="Preformatted_20_Text">2313,02/25/2020,Liaoning,Mainland China,2020-02-25T00:23:03,121.0,1.0,83.0</text:p>
      <text:p text:style-name="Preformatted_20_Text">2314,02/25/2020,,Iran,2020-02-25T14:53:03,95.0,16.0,0.0</text:p>
      <text:p text:style-name="Preformatted_20_Text">2315,02/25/2020,Jilin,Mainland China,2020-02-25T15:23:04,93.0,1.0,63.0</text:p>
      <text:p text:style-name="Preformatted_20_Text">2316,02/25/2020,Gansu,Mainland China,2020-02-24T15:13:07,91.0,2.0,80.0</text:p>
      <text:p text:style-name="Preformatted_20_Text">2317,02/25/2020,,Singapore,2020-02-25T18:55:32,91.0,0.0,53.0</text:p>
      <text:p text:style-name="Preformatted_20_Text">2318,02/25/2020,Hong Kong,Hong Kong,2020-02-25T09:43:02,84.0,2.0,19.0</text:p>
      <text:p text:style-name="Preformatted_20_Text">2319,02/25/2020,Xinjiang,Mainland China,2020-02-24T15:03:05,76.0,2.0,30.0</text:p>
      <text:p text:style-name="Preformatted_20_Text">2320,02/25/2020,Inner Mongolia,Mainland China,2020-02-25T23:53:02,75.0,0.0,35.0</text:p>
      <text:p text:style-name="Preformatted_20_Text">2321,02/25/2020,Ningxia,Mainland China,2020-02-25T03:53:02,71.0,0.0,61.0</text:p>
      <text:p text:style-name="Preformatted_20_Text">2322,02/25/2020,,Thailand,2020-02-25T08:53:02,37.0,0.0,22.0</text:p>
      <text:p text:style-name="Preformatted_20_Text">2323,02/25/2020,Unassigned Location (From Diamond Princess),US,2020-02-25T21:23:03,36.0,0.0,0.0</text:p>
      <text:p text:style-name="Preformatted_20_Text">2324,02/25/2020,Taiwan,Taiwan,2020-02-25T06:53:02,31.0,1.0,5.0</text:p>
      <text:p text:style-name="Preformatted_20_Text">2325,02/25/2020,,Bahrain,2020-02-25T18:55:32,23.0,0.0,0.0</text:p>
      <text:p text:style-name="Preformatted_20_Text">2326,02/25/2020,,Malaysia,2020-02-24T11:53:02,22.0,0.0,18.0</text:p>
      <text:p text:style-name="Preformatted_20_Text">2327,02/25/2020,Qinghai,Mainland China,2020-02-21T04:43:02,18.0,0.0,18.0</text:p>
      <text:p text:style-name="Preformatted_20_Text">2328,02/25/2020,,Germany,2020-02-25T21:33:02,17.0,0.0,14.0</text:p>
      <text:p text:style-name="Preformatted_20_Text">2329,02/25/2020,,Vietnam,2020-02-25T08:53:02,16.0,0.0,16.0</text:p>
      <text:p text:style-name="Preformatted_20_Text">2330,02/25/2020,,France,2020-02-25T21:23:03,14.0,1.0,11.0</text:p>
      <text:p text:style-name="Preformatted_20_Text">2331,02/25/2020,,UK,2020-02-24T08:33:02,13.0,0.0,8.0</text:p>
      <text:p text:style-name="Preformatted_20_Text">2332,02/25/2020,,United Arab Emirates,2020-02-22T14:53:02,13.0,0.0,4.0</text:p>
      <text:p text:style-name="Preformatted_20_Text">2333,02/25/2020,,Kuwait,2020-02-25T23:43:03,11.0,0.0,0.0</text:p>
      <text:p text:style-name="Preformatted_20_Text">2334,02/25/2020,Macau,Macau,2020-02-25T15:23:04,10.0,0.0,7.0</text:p>
      <text:p text:style-name="Preformatted_20_Text">2335,02/25/2020,From Diamond Princess,Australia,2020-02-22T17:03:05,7.0,0.0,0.0</text:p>
      <text:p text:style-name="Preformatted_20_Text">2336,02/25/2020,British Columbia,Canada,2020-02-25T02:23:05,7.0,0.0,0.0</text:p>
      <text:p text:style-name="Preformatted_20_Text">2337,02/25/2020,,Spain,2020-02-25T21:33:02,6.0,0.0,2.0</text:p>
      <text:p text:style-name="Preformatted_20_Text">2338,02/25/2020,Queensland,Australia,2020-02-21T05:43:02,5.0,0.0,1.0</text:p>
      <text:p text:style-name="Preformatted_20_Text"><text:soft-page-break/>2339,02/25/2020,New South Wales,Australia,2020-02-13T17:53:03,4.0,0.0,4.0</text:p>
      <text:p text:style-name="Preformatted_20_Text">2340,02/25/2020,Victoria,Australia,2020-02-13T17:53:03,4.0,0.0,4.0</text:p>
      <text:p text:style-name="Preformatted_20_Text">2341,02/25/2020,"Toronto, ON",Canada,2020-02-24T14:43:03,3.0,0.0,2.0</text:p>
      <text:p text:style-name="Preformatted_20_Text">2342,02/25/2020,,India,2020-02-16T07:43:02,3.0,0.0,3.0</text:p>
      <text:p text:style-name="Preformatted_20_Text">2343,02/25/2020,,Philippines,2020-02-12T07:43:02,3.0,1.0,1.0</text:p>
      <text:p text:style-name="Preformatted_20_Text">2344,02/25/2020,South Australia,Australia,2020-02-17T08:13:09,2.0,0.0,2.0</text:p>
      <text:p text:style-name="Preformatted_20_Text">2345,02/25/2020,None,Austria,2020-02-25T18:55:32,2.0,0.0,0.0</text:p>
      <text:p text:style-name="Preformatted_20_Text">2346,02/25/2020,,Oman,2020-02-25T01:13:09,2.0,0.0,0.0</text:p>
      <text:p text:style-name="Preformatted_20_Text">2347,02/25/2020,,Russia,2020-02-12T14:43:03,2.0,0.0,2.0</text:p>
      <text:p text:style-name="Preformatted_20_Text">2348,02/25/2020,"Chicago, IL",US,2020-02-09T19:03:03,2.0,0.0,2.0</text:p>
      <text:p text:style-name="Preformatted_20_Text">2349,02/25/2020,"San Benito, CA",US,2020-02-03T03:53:02,2.0,0.0,0.0</text:p>
      <text:p text:style-name="Preformatted_20_Text">2350,02/25/2020,"San Diego County, CA",US,2020-02-21T05:43:02,2.0,0.0,1.0</text:p>
      <text:p text:style-name="Preformatted_20_Text">2351,02/25/2020,"Santa Clara, CA",US,2020-02-21T05:23:04,2.0,0.0,1.0</text:p>
      <text:p text:style-name="Preformatted_20_Text">2352,02/25/2020,,Afghanistan,2020-02-24T23:33:02,1.0,0.0,0.0</text:p>
      <text:p text:style-name="Preformatted_20_Text">2353,02/25/2020,,Algeria,2020-02-25T23:43:03,1.0,0.0,0.0</text:p>
      <text:p text:style-name="Preformatted_20_Text">2354,02/25/2020,,Belgium,2020-02-17T04:23:06,1.0,0.0,1.0</text:p>
      <text:p text:style-name="Preformatted_20_Text">2355,02/25/2020,,Cambodia,2020-02-12T07:43:02,1.0,0.0,1.0</text:p>
      <text:p text:style-name="Preformatted_20_Text">2356,02/25/2020,"London, ON",Canada,2020-02-12T18:53:03,1.0,0.0,1.0</text:p>
      <text:p text:style-name="Preformatted_20_Text">2357,02/25/2020,,Croatia,2020-02-25T18:55:32,1.0,0.0,0.0</text:p>
      <text:p text:style-name="Preformatted_20_Text">2358,02/25/2020,,Egypt,2020-02-21T18:53:02,1.0,0.0,0.0</text:p>
      <text:p text:style-name="Preformatted_20_Text">2359,02/25/2020,,Finland,2020-02-12T00:03:12,1.0,0.0,1.0</text:p>
      <text:p text:style-name="Preformatted_20_Text">2360,02/25/2020,,Iraq,2020-02-24T23:33:02,1.0,0.0,0.0</text:p>
      <text:p text:style-name="Preformatted_20_Text">2361,02/25/2020,From Diamond Princess,Israel,2020-02-22T20:53:02,1.0,0.0,0.0</text:p>
      <text:p text:style-name="Preformatted_20_Text">2362,02/25/2020,,Lebanon,2020-02-22T20:53:02,1.0,0.0,0.0</text:p>
      <text:p text:style-name="Preformatted_20_Text">2363,02/25/2020,Tibet,Mainland China,2020-02-12T06:43:02,1.0,0.0,1.0</text:p>
      <text:p text:style-name="Preformatted_20_Text">2364,02/25/2020,,Nepal,2020-02-12T14:43:03,1.0,0.0,1.0</text:p>
      <text:p text:style-name="Preformatted_20_Text">2365,02/25/2020,,Sri Lanka,2020-02-08T03:43:03,1.0,0.0,1.0</text:p>
      <text:p text:style-name="Preformatted_20_Text">2366,02/25/2020,,Sweden,2020-02-01T02:13:26,1.0,0.0,0.0</text:p>
      <text:p text:style-name="Preformatted_20_Text">2367,02/25/2020,,Switzerland,2020-02-25T19:13:21,1.0,0.0,0.0</text:p>
      <text:p text:style-name="Preformatted_20_Text">2368,02/25/2020,"Boston, MA",US,2020-02-01T19:43:03,1.0,0.0,0.0</text:p>
      <text:p text:style-name="Preformatted_20_Text">2369,02/25/2020,"Humboldt County, CA",US,2020-02-21T05:13:09,1.0,0.0,0.0</text:p>
      <text:p text:style-name="Preformatted_20_Text">2370,02/25/2020,"Los Angeles, CA",US,2020-02-01T19:53:03,1.0,0.0,0.0</text:p>
      <text:p text:style-name="Preformatted_20_Text">2371,02/25/2020,"Madison, WI",US,2020-02-05T21:53:02,1.0,0.0,0.0</text:p>
      <text:p text:style-name="Preformatted_20_Text">2372,02/25/2020,"Orange, CA",US,2020-02-01T19:53:03,1.0,0.0,0.0</text:p>
      <text:p text:style-name="Preformatted_20_Text">2373,02/25/2020,"Sacramento County, CA",US,2020-02-21T23:13:16,1.0,0.0,0.0</text:p>
      <text:p text:style-name="Preformatted_20_Text">2374,02/25/2020,"San Antonio, TX",US,2020-02-13T18:53:02,1.0,0.0,0.0</text:p>
      <text:p text:style-name="Preformatted_20_Text">2375,02/25/2020,"Seattle, WA",US,2020-02-09T07:03:04,1.0,0.0,1.0</text:p>
      <text:p text:style-name="Preformatted_20_Text">2376,02/25/2020,"Tempe, AZ",US,2020-02-25T21:23:03,1.0,0.0,1.0</text:p>
      <text:p text:style-name="Preformatted_20_Text">2377,02/25/2020,"Lackland, TX (From Diamond Princess)",US,2020-02-24T23:33:02,0.0,0.0,0.0</text:p>
      <text:p text:style-name="Preformatted_20_Text">2378,02/25/2020,"Omaha, NE (From Diamond Princess)",US,2020-02-24T23:33:02,0.0,0.0,0.0</text:p>
      <text:p text:style-name="Preformatted_20_Text">2379,02/25/2020,"Travis, CA (From Diamond Princess)",US,2020-02-24T23:33:02,0.0,0.0,0.0</text:p>
      <text:p text:style-name="Preformatted_20_Text">2380,02/26/2020,Hubei,Mainland China,2020-02-26T14:13:10,65187.0,2615.0,20969.0</text:p>
      <text:p text:style-name="Preformatted_20_Text">2381,02/26/2020,Guangdong,Mainland China,2020-02-26T10:33:02,1347.0,7.0,851.0</text:p>
      <text:p text:style-name="Preformatted_20_Text">2382,02/26/2020,Henan,Mainland China,2020-02-26T10:33:02,1271.0,19.0,1033.0</text:p>
      <text:p text:style-name="Preformatted_20_Text">2383,02/26/2020,,South Korea,2020-02-26T11:03:11,1261.0,12.0,22.0</text:p>
      <text:p text:style-name="Preformatted_20_Text">2384,02/26/2020,Zhejiang,Mainland China,2020-02-26T10:33:02,1205.0,1.0,867.0</text:p>
      <text:p text:style-name="Preformatted_20_Text">2385,02/26/2020,Hunan,Mainland China,2020-02-26T10:13:11,1016.0,4.0,783.0</text:p>
      <text:p text:style-name="Preformatted_20_Text">2386,02/26/2020,Anhui,Mainland China,2020-02-26T10:13:11,989.0,6.0,744.0</text:p>
      <text:p text:style-name="Preformatted_20_Text">2387,02/26/2020,Jiangxi,Mainland China,2020-02-26T01:13:04,934.0,1.0,719.0</text:p>
      <text:p text:style-name="Preformatted_20_Text">2388,02/26/2020,Shandong,Mainland China,2020-02-26T12:43:02,756.0,6.0,377.0</text:p>
      <text:p text:style-name="Preformatted_20_Text">2389,02/26/2020,Diamond Princess cruise ship,Others,2020-02-26T19:33:02,705.0,4.0,10.0</text:p>
      <text:p text:style-name="Preformatted_20_Text">2390,02/26/2020,Jiangsu,Mainland China,2020-02-26T10:13:11,631.0,0.0,478.0</text:p>
      <text:p text:style-name="Preformatted_20_Text">2391,02/26/2020,Chongqing,Mainland China,2020-02-26T23:43:02,576.0,6.0,384.0</text:p>
      <text:p text:style-name="Preformatted_20_Text">2392,02/26/2020,Sichuan,Mainland China,2020-02-26T10:13:11,531.0,3.0,307.0</text:p>
      <text:p text:style-name="Preformatted_20_Text">2393,02/26/2020,Heilongjiang,Mainland China,2020-02-26T10:33:02,480.0,12.0,249.0</text:p>
      <text:p text:style-name="Preformatted_20_Text">2394,02/26/2020,,Italy,2020-02-26T23:43:03,453.0,12.0,3.0</text:p>
      <text:p text:style-name="Preformatted_20_Text">2395,02/26/2020,Beijing,Mainland China,2020-02-26T00:53:02,400.0,4.0,235.0</text:p>
      <text:p text:style-name="Preformatted_20_Text">2396,02/26/2020,Shanghai,Mainland China,2020-02-26T23:53:01,337.0,3.0,272.0</text:p>
      <text:p text:style-name="Preformatted_20_Text">2397,02/26/2020,Hebei,Mainland China,2020-02-26T10:33:02,312.0,6.0,261.0</text:p>
      <text:p text:style-name="Preformatted_20_Text">2398,02/26/2020,Fujian,Mainland China,2020-02-26T10:33:02,294.0,1.0,218.0</text:p>
      <text:p text:style-name="Preformatted_20_Text"><text:soft-page-break/>2399,02/26/2020,Guangxi,Mainland China,2020-02-26T14:13:10,252.0,2.0,147.0</text:p>
      <text:p text:style-name="Preformatted_20_Text">2400,02/26/2020,Shaanxi,Mainland China,2020-02-26T14:13:10,245.0,1.0,192.0</text:p>
      <text:p text:style-name="Preformatted_20_Text">2401,02/26/2020,,Japan,2020-02-26T23:43:03,189.0,2.0,22.0</text:p>
      <text:p text:style-name="Preformatted_20_Text">2402,02/26/2020,Yunnan,Mainland China,2020-02-26T05:13:16,174.0,2.0,144.0</text:p>
      <text:p text:style-name="Preformatted_20_Text">2403,02/26/2020,Hainan,Mainland China,2020-02-26T12:43:02,168.0,5.0,129.0</text:p>
      <text:p text:style-name="Preformatted_20_Text">2404,02/26/2020,Guizhou,Mainland China,2020-02-25T08:03:07,146.0,2.0,104.0</text:p>
      <text:p text:style-name="Preformatted_20_Text">2405,02/26/2020,,Iran,2020-02-26T23:43:03,139.0,19.0,49.0</text:p>
      <text:p text:style-name="Preformatted_20_Text">2406,02/26/2020,Tianjin,Mainland China,2020-02-26T12:43:02,135.0,3.0,96.0</text:p>
      <text:p text:style-name="Preformatted_20_Text">2407,02/26/2020,Shanxi,Mainland China,2020-02-26T14:13:10,133.0,0.0,104.0</text:p>
      <text:p text:style-name="Preformatted_20_Text">2408,02/26/2020,Liaoning,Mainland China,2020-02-26T00:13:05,121.0,1.0,88.0</text:p>
      <text:p text:style-name="Preformatted_20_Text">2409,02/26/2020,Jilin,Mainland China,2020-02-26T14:13:10,93.0,1.0,65.0</text:p>
      <text:p text:style-name="Preformatted_20_Text">2410,02/26/2020,,Singapore,2020-02-26T19:33:02,93.0,0.0,62.0</text:p>
      <text:p text:style-name="Preformatted_20_Text">2411,02/26/2020,Hong Kong,Hong Kong,2020-02-26T23:43:02,91.0,2.0,24.0</text:p>
      <text:p text:style-name="Preformatted_20_Text">2412,02/26/2020,Gansu,Mainland China,2020-02-26T14:13:10,91.0,2.0,81.0</text:p>
      <text:p text:style-name="Preformatted_20_Text">2413,02/26/2020,Xinjiang,Mainland China,2020-02-26T14:23:03,76.0,2.0,34.0</text:p>
      <text:p text:style-name="Preformatted_20_Text">2414,02/26/2020,Inner Mongolia,Mainland China,2020-02-26T15:03:05,75.0,0.0,38.0</text:p>
      <text:p text:style-name="Preformatted_20_Text">2415,02/26/2020,Ningxia,Mainland China,2020-02-26T03:53:01,71.0,0.0,65.0</text:p>
      <text:p text:style-name="Preformatted_20_Text">2416,02/26/2020,Unassigned Location (From Diamond Princess),US,2020-02-26T20:03:06,42.0,0.0,0.0</text:p>
      <text:p text:style-name="Preformatted_20_Text">2417,02/26/2020,,Thailand,2020-02-26T07:23:03,40.0,0.0,22.0</text:p>
      <text:p text:style-name="Preformatted_20_Text">2418,02/26/2020,,Bahrain,2020-02-26T21:03:07,33.0,0.0,0.0</text:p>
      <text:p text:style-name="Preformatted_20_Text">2419,02/26/2020,Taiwan,Taiwan,2020-02-26T12:23:04,32.0,1.0,5.0</text:p>
      <text:p text:style-name="Preformatted_20_Text">2420,02/26/2020,,Germany,2020-02-26T23:43:03,27.0,0.0,15.0</text:p>
      <text:p text:style-name="Preformatted_20_Text">2421,02/26/2020,,Kuwait,2020-02-26T19:23:04,26.0,0.0,0.0</text:p>
      <text:p text:style-name="Preformatted_20_Text">2422,02/26/2020,,Malaysia,2020-02-24T11:53:02,22.0,0.0,18.0</text:p>
      <text:p text:style-name="Preformatted_20_Text">2423,02/26/2020,,France,2020-02-26T20:03:06,18.0,2.0,11.0</text:p>
      <text:p text:style-name="Preformatted_20_Text">2424,02/26/2020,Qinghai,Mainland China,2020-02-21T04:43:02,18.0,0.0,18.0</text:p>
      <text:p text:style-name="Preformatted_20_Text">2425,02/26/2020,,Vietnam,2020-02-25T08:53:02,16.0,0.0,16.0</text:p>
      <text:p text:style-name="Preformatted_20_Text">2426,02/26/2020,,Spain,2020-02-26T20:43:02,13.0,0.0,2.0</text:p>
      <text:p text:style-name="Preformatted_20_Text">2427,02/26/2020,,UK,2020-02-24T08:33:02,13.0,0.0,8.0</text:p>
      <text:p text:style-name="Preformatted_20_Text">2428,02/26/2020,,United Arab Emirates,2020-02-22T14:53:02,13.0,0.0,4.0</text:p>
      <text:p text:style-name="Preformatted_20_Text">2429,02/26/2020,Macau,Macau,2020-02-25T15:23:04,10.0,0.0,7.0</text:p>
      <text:p text:style-name="Preformatted_20_Text">2430,02/26/2020,From Diamond Princess,Australia,2020-02-22T17:03:05,7.0,0.0,0.0</text:p>
      <text:p text:style-name="Preformatted_20_Text">2431,02/26/2020,British Columbia,Canada,2020-02-25T02:23:05,7.0,0.0,0.0</text:p>
      <text:p text:style-name="Preformatted_20_Text">2432,02/26/2020,Queensland,Australia,2020-02-21T05:43:02,5.0,0.0,1.0</text:p>
      <text:p text:style-name="Preformatted_20_Text">2433,02/26/2020,,Iraq,2020-02-26T04:53:02,5.0,0.0,0.0</text:p>
      <text:p text:style-name="Preformatted_20_Text">2434,02/26/2020,New South Wales,Australia,2020-02-13T17:53:03,4.0,0.0,4.0</text:p>
      <text:p text:style-name="Preformatted_20_Text">2435,02/26/2020,Victoria,Australia,2020-02-13T17:53:03,4.0,0.0,4.0</text:p>
      <text:p text:style-name="Preformatted_20_Text">2436,02/26/2020,,Oman,2020-02-26T04:53:02,4.0,0.0,0.0</text:p>
      <text:p text:style-name="Preformatted_20_Text">2437,02/26/2020,"Toronto, ON",Canada,2020-02-24T14:43:03,3.0,0.0,2.0</text:p>
      <text:p text:style-name="Preformatted_20_Text">2438,02/26/2020,,Croatia,2020-02-26T20:03:06,3.0,0.0,0.0</text:p>
      <text:p text:style-name="Preformatted_20_Text">2439,02/26/2020,,India,2020-02-16T07:43:02,3.0,0.0,3.0</text:p>
      <text:p text:style-name="Preformatted_20_Text">2440,02/26/2020,,Philippines,2020-02-12T07:43:02,3.0,1.0,1.0</text:p>
      <text:p text:style-name="Preformatted_20_Text">2441,02/26/2020,South Australia,Australia,2020-02-17T08:13:09,2.0,0.0,2.0</text:p>
      <text:p text:style-name="Preformatted_20_Text">2442,02/26/2020,,Austria,2020-02-26T00:13:06,2.0,0.0,0.0</text:p>
      <text:p text:style-name="Preformatted_20_Text">2443,02/26/2020,,Finland,2020-02-26T19:03:08,2.0,0.0,1.0</text:p>
      <text:p text:style-name="Preformatted_20_Text">2444,02/26/2020,,Israel,2020-02-26T20:33:02,2.0,0.0,0.0</text:p>
      <text:p text:style-name="Preformatted_20_Text">2445,02/26/2020,,Lebanon,2020-02-26T19:33:02,2.0,0.0,0.0</text:p>
      <text:p text:style-name="Preformatted_20_Text">2446,02/26/2020,,Pakistan,2020-02-26T23:53:02,2.0,0.0,0.0</text:p>
      <text:p text:style-name="Preformatted_20_Text">2447,02/26/2020,,Russia,2020-02-12T14:43:03,2.0,0.0,2.0</text:p>
      <text:p text:style-name="Preformatted_20_Text">2448,02/26/2020,,Sweden,2020-02-26T18:53:02,2.0,0.0,0.0</text:p>
      <text:p text:style-name="Preformatted_20_Text">2449,02/26/2020,"Chicago, IL",US,2020-02-09T19:03:03,2.0,0.0,2.0</text:p>
      <text:p text:style-name="Preformatted_20_Text">2450,02/26/2020,"San Benito, CA",US,2020-02-03T03:53:02,2.0,0.0,0.0</text:p>
      <text:p text:style-name="Preformatted_20_Text">2451,02/26/2020,"San Diego County, CA",US,2020-02-21T05:43:02,2.0,0.0,1.0</text:p>
      <text:p text:style-name="Preformatted_20_Text">2452,02/26/2020,"Santa Clara, CA",US,2020-02-21T05:23:04,2.0,0.0,1.0</text:p>
      <text:p text:style-name="Preformatted_20_Text">2453,02/26/2020,,Afghanistan,2020-02-24T23:33:02,1.0,0.0,0.0</text:p>
      <text:p text:style-name="Preformatted_20_Text">2454,02/26/2020,,Algeria,2020-02-25T23:43:03,1.0,0.0,0.0</text:p>
      <text:p text:style-name="Preformatted_20_Text">2455,02/26/2020,,Belgium,2020-02-17T04:23:06,1.0,0.0,1.0</text:p>
      <text:p text:style-name="Preformatted_20_Text">2456,02/26/2020,,Brazil,2020-02-26T23:53:02,1.0,0.0,0.0</text:p>
      <text:p text:style-name="Preformatted_20_Text">2457,02/26/2020,,Cambodia,2020-02-12T07:43:02,1.0,0.0,1.0</text:p>
      <text:p text:style-name="Preformatted_20_Text">2458,02/26/2020,"London, ON",Canada,2020-02-12T18:53:03,1.0,0.0,1.0</text:p>
      <text:p text:style-name="Preformatted_20_Text">2459,02/26/2020,,Egypt,2020-02-21T18:53:02,1.0,0.0,0.0</text:p>
      <text:p text:style-name="Preformatted_20_Text">2460,02/26/2020,,Georgia,2020-02-26T19:03:08,1.0,0.0,0.0</text:p>
      <text:p text:style-name="Preformatted_20_Text">2461,02/26/2020,,Greece,2020-02-26T15:53:05,1.0,0.0,0.0</text:p>
      <text:p text:style-name="Preformatted_20_Text"><text:soft-page-break/>2462,02/26/2020,Tibet,Mainland China,2020-02-12T06:43:02,1.0,0.0,1.0</text:p>
      <text:p text:style-name="Preformatted_20_Text">2463,02/26/2020,,Nepal,2020-02-12T14:43:03,1.0,0.0,1.0</text:p>
      <text:p text:style-name="Preformatted_20_Text">2464,02/26/2020,,North Macedonia,2020-02-26T19:03:08,1.0,0.0,0.0</text:p>
      <text:p text:style-name="Preformatted_20_Text">2465,02/26/2020,,Norway,2020-02-26T20:23:12,1.0,0.0,0.0</text:p>
      <text:p text:style-name="Preformatted_20_Text">2466,02/26/2020,,Romania,2020-02-26T23:43:03,1.0,0.0,0.0</text:p>
      <text:p text:style-name="Preformatted_20_Text">2467,02/26/2020,,Sri Lanka,2020-02-08T03:43:03,1.0,0.0,1.0</text:p>
      <text:p text:style-name="Preformatted_20_Text">2468,02/26/2020,,Switzerland,2020-02-25T19:13:21,1.0,0.0,0.0</text:p>
      <text:p text:style-name="Preformatted_20_Text">2469,02/26/2020,"Boston, MA",US,2020-02-01T19:43:03,1.0,0.0,0.0</text:p>
      <text:p text:style-name="Preformatted_20_Text">2470,02/26/2020,"Humboldt County, CA",US,2020-02-21T05:13:09,1.0,0.0,0.0</text:p>
      <text:p text:style-name="Preformatted_20_Text">2471,02/26/2020,"Los Angeles, CA",US,2020-02-01T19:53:03,1.0,0.0,0.0</text:p>
      <text:p text:style-name="Preformatted_20_Text">2472,02/26/2020,"Madison, WI",US,2020-02-05T21:53:02,1.0,0.0,0.0</text:p>
      <text:p text:style-name="Preformatted_20_Text">2473,02/26/2020,"Orange, CA",US,2020-02-01T19:53:03,1.0,0.0,0.0</text:p>
      <text:p text:style-name="Preformatted_20_Text">2474,02/26/2020,"Sacramento County, CA",US,2020-02-21T23:13:16,1.0,0.0,0.0</text:p>
      <text:p text:style-name="Preformatted_20_Text">2475,02/26/2020,"San Antonio, TX",US,2020-02-13T18:53:02,1.0,0.0,0.0</text:p>
      <text:p text:style-name="Preformatted_20_Text">2476,02/26/2020,"Seattle, WA",US,2020-02-09T07:03:04,1.0,0.0,1.0</text:p>
      <text:p text:style-name="Preformatted_20_Text">2477,02/26/2020,"Tempe, AZ",US,2020-02-25T21:23:03,1.0,0.0,1.0</text:p>
      <text:p text:style-name="Preformatted_20_Text">2478,02/26/2020,"Lackland, TX (From Diamond Princess)",US,2020-02-24T23:33:02,0.0,0.0,0.0</text:p>
      <text:p text:style-name="Preformatted_20_Text">2479,02/26/2020,"Omaha, NE (From Diamond Princess)",US,2020-02-24T23:33:02,0.0,0.0,0.0</text:p>
      <text:p text:style-name="Preformatted_20_Text">2480,02/26/2020,"Travis, CA (From Diamond Princess)",US,2020-02-24T23:33:02,0.0,0.0,0.0</text:p>
      <text:p text:style-name="Preformatted_20_Text">2481,02/27/2020,Hubei,Mainland China,2020-02-27T12:13:14,65596.0,2641.0,23383.0</text:p>
      <text:p text:style-name="Preformatted_20_Text">2482,02/27/2020,,South Korea,2020-02-27T12:03:04,1766.0,13.0,22.0</text:p>
      <text:p text:style-name="Preformatted_20_Text">2483,02/27/2020,Guangdong,Mainland China,2020-02-27T09:53:02,1347.0,7.0,890.0</text:p>
      <text:p text:style-name="Preformatted_20_Text">2484,02/27/2020,Henan,Mainland China,2020-02-27T15:03:11,1272.0,20.0,1068.0</text:p>
      <text:p text:style-name="Preformatted_20_Text">2485,02/27/2020,Zhejiang,Mainland China,2020-02-27T12:43:02,1205.0,1.0,932.0</text:p>
      <text:p text:style-name="Preformatted_20_Text">2486,02/27/2020,Hunan,Mainland China,2020-02-27T12:43:02,1017.0,4.0,804.0</text:p>
      <text:p text:style-name="Preformatted_20_Text">2487,02/27/2020,Anhui,Mainland China,2020-02-27T14:13:06,989.0,6.0,792.0</text:p>
      <text:p text:style-name="Preformatted_20_Text">2488,02/27/2020,Jiangxi,Mainland China,2020-02-27T01:43:02,934.0,1.0,754.0</text:p>
      <text:p text:style-name="Preformatted_20_Text">2489,02/27/2020,Shandong,Mainland China,2020-02-27T14:13:06,756.0,6.0,387.0</text:p>
      <text:p text:style-name="Preformatted_20_Text">2490,02/27/2020,Diamond Princess cruise ship,Others,2020-02-26T19:33:02,705.0,4.0,10.0</text:p>
      <text:p text:style-name="Preformatted_20_Text">2491,02/27/2020,,Italy,2020-02-27T23:23:02,655.0,17.0,45.0</text:p>
      <text:p text:style-name="Preformatted_20_Text">2492,02/27/2020,Jiangsu,Mainland China,2020-02-27T14:13:06,631.0,0.0,498.0</text:p>
      <text:p text:style-name="Preformatted_20_Text">2493,02/27/2020,Chongqing,Mainland China,2020-02-27T23:23:02,576.0,6.0,401.0</text:p>
      <text:p text:style-name="Preformatted_20_Text">2494,02/27/2020,Sichuan,Mainland China,2020-02-27T12:43:02,534.0,3.0,321.0</text:p>
      <text:p text:style-name="Preformatted_20_Text">2495,02/27/2020,Heilongjiang,Mainland China,2020-02-27T12:43:02,480.0,13.0,270.0</text:p>
      <text:p text:style-name="Preformatted_20_Text">2496,02/27/2020,Beijing,Mainland China,2020-02-27T02:23:13,410.0,5.0,248.0</text:p>
      <text:p text:style-name="Preformatted_20_Text">2497,02/27/2020,Shanghai,Mainland China,2020-02-27T04:03:12,337.0,3.0,276.0</text:p>
      <text:p text:style-name="Preformatted_20_Text">2498,02/27/2020,Hebei,Mainland China,2020-02-27T12:43:02,317.0,6.0,274.0</text:p>
      <text:p text:style-name="Preformatted_20_Text">2499,02/27/2020,Fujian,Mainland China,2020-02-27T10:03:07,296.0,1.0,228.0</text:p>
      <text:p text:style-name="Preformatted_20_Text">2500,02/27/2020,Guangxi,Mainland China,2020-02-27T10:03:07,252.0,2.0,161.0</text:p>
      <text:p text:style-name="Preformatted_20_Text">2501,02/27/2020,,Iran,2020-02-27T12:03:04,245.0,26.0,49.0</text:p>
      <text:p text:style-name="Preformatted_20_Text">2502,02/27/2020,Shaanxi,Mainland China,2020-02-27T12:43:02,245.0,1.0,195.0</text:p>
      <text:p text:style-name="Preformatted_20_Text">2503,02/27/2020,,Japan,2020-02-27T23:33:02,214.0,4.0,22.0</text:p>
      <text:p text:style-name="Preformatted_20_Text">2504,02/27/2020,Yunnan,Mainland China,2020-02-27T10:03:07,174.0,2.0,150.0</text:p>
      <text:p text:style-name="Preformatted_20_Text">2505,02/27/2020,Hainan,Mainland China,2020-02-27T10:03:07,168.0,5.0,131.0</text:p>
      <text:p text:style-name="Preformatted_20_Text">2506,02/27/2020,Guizhou,Mainland China,2020-02-27T00:43:02,146.0,2.0,112.0</text:p>
      <text:p text:style-name="Preformatted_20_Text">2507,02/27/2020,Tianjin,Mainland China,2020-02-27T23:13:04,136.0,3.0,102.0</text:p>
      <text:p text:style-name="Preformatted_20_Text">2508,02/27/2020,Shanxi,Mainland China,2020-02-27T23:13:04,133.0,0.0,107.0</text:p>
      <text:p text:style-name="Preformatted_20_Text">2509,02/27/2020,Liaoning,Mainland China,2020-02-27T14:13:06,121.0,1.0,93.0</text:p>
      <text:p text:style-name="Preformatted_20_Text">2510,02/27/2020,Jilin,Mainland China,2020-02-27T12:43:02,93.0,1.0,67.0</text:p>
      <text:p text:style-name="Preformatted_20_Text">2511,02/27/2020,,Singapore,2020-02-26T19:33:02,93.0,0.0,62.0</text:p>
      <text:p text:style-name="Preformatted_20_Text">2512,02/27/2020,Hong Kong,Hong Kong,2020-02-27T09:53:02,92.0,2.0,24.0</text:p>
      <text:p text:style-name="Preformatted_20_Text">2513,02/27/2020,Gansu,Mainland China,2020-02-26T14:13:10,91.0,2.0,81.0</text:p>
      <text:p text:style-name="Preformatted_20_Text">2514,02/27/2020,Xinjiang,Mainland China,2020-02-27T12:43:02,76.0,2.0,43.0</text:p>
      <text:p text:style-name="Preformatted_20_Text">2515,02/27/2020,Inner Mongolia,Mainland China,2020-02-27T23:33:02,75.0,0.0,43.0</text:p>
      <text:p text:style-name="Preformatted_20_Text">2516,02/27/2020,Ningxia,Mainland China,2020-02-27T10:03:07,72.0,0.0,68.0</text:p>
      <text:p text:style-name="Preformatted_20_Text">2517,02/27/2020,,Germany,2020-02-27T23:13:04,46.0,0.0,16.0</text:p>
      <text:p text:style-name="Preformatted_20_Text">2518,02/27/2020,,Kuwait,2020-02-27T13:33:03,43.0,0.0,0.0</text:p>
      <text:p text:style-name="Preformatted_20_Text">2519,02/27/2020,Unassigned Location (From Diamond Princess),US,2020-02-26T20:03:06,42.0,0.0,0.0</text:p>
      <text:p text:style-name="Preformatted_20_Text">2520,02/27/2020,,Thailand,2020-02-26T07:23:03,40.0,0.0,22.0</text:p>
      <text:p text:style-name="Preformatted_20_Text"><text:soft-page-break/>2521,02/27/2020,,France,2020-02-27T22:13:10,38.0,2.0,11.0</text:p>
      <text:p text:style-name="Preformatted_20_Text">2522,02/27/2020,,Bahrain,2020-02-26T21:03:07,33.0,0.0,0.0</text:p>
      <text:p text:style-name="Preformatted_20_Text">2523,02/27/2020,Taiwan,Taiwan,2020-02-26T12:23:04,32.0,1.0,5.0</text:p>
      <text:p text:style-name="Preformatted_20_Text">2524,02/27/2020,,Malaysia,2020-02-27T15:13:13,23.0,0.0,18.0</text:p>
      <text:p text:style-name="Preformatted_20_Text">2525,02/27/2020,Qinghai,Mainland China,2020-02-21T04:43:02,18.0,0.0,18.0</text:p>
      <text:p text:style-name="Preformatted_20_Text">2526,02/27/2020,,Vietnam,2020-02-25T08:53:02,16.0,0.0,16.0</text:p>
      <text:p text:style-name="Preformatted_20_Text">2527,02/27/2020,,Spain,2020-02-27T13:23:02,15.0,0.0,2.0</text:p>
      <text:p text:style-name="Preformatted_20_Text">2528,02/27/2020,,UK,2020-02-27T13:23:02,15.0,0.0,8.0</text:p>
      <text:p text:style-name="Preformatted_20_Text">2529,02/27/2020,,United Arab Emirates,2020-02-22T14:53:02,13.0,0.0,4.0</text:p>
      <text:p text:style-name="Preformatted_20_Text">2530,02/27/2020,Macau,Macau,2020-02-27T12:43:02,10.0,0.0,8.0</text:p>
      <text:p text:style-name="Preformatted_20_Text">2531,02/27/2020,From Diamond Princess,Australia,2020-02-27T03:33:06,8.0,0.0,0.0</text:p>
      <text:p text:style-name="Preformatted_20_Text">2532,02/27/2020,,Switzerland,2020-02-27T23:03:11,8.0,0.0,0.0</text:p>
      <text:p text:style-name="Preformatted_20_Text">2533,02/27/2020,British Columbia,Canada,2020-02-27T03:33:06,7.0,0.0,3.0</text:p>
      <text:p text:style-name="Preformatted_20_Text">2534,02/27/2020,,Iraq,2020-02-27T22:23:11,7.0,0.0,0.0</text:p>
      <text:p text:style-name="Preformatted_20_Text">2535,02/27/2020,,Sweden,2020-02-27T20:33:02,7.0,0.0,0.0</text:p>
      <text:p text:style-name="Preformatted_20_Text">2536,02/27/2020,Queensland,Australia,2020-02-21T05:43:02,5.0,0.0,1.0</text:p>
      <text:p text:style-name="Preformatted_20_Text">2537,02/27/2020,"Toronto, ON",Canada,2020-02-27T22:43:02,5.0,0.0,2.0</text:p>
      <text:p text:style-name="Preformatted_20_Text">2538,02/27/2020,New South Wales,Australia,2020-02-13T17:53:03,4.0,0.0,4.0</text:p>
      <text:p text:style-name="Preformatted_20_Text">2539,02/27/2020,Victoria,Australia,2020-02-13T17:53:03,4.0,0.0,4.0</text:p>
      <text:p text:style-name="Preformatted_20_Text">2540,02/27/2020,,Oman,2020-02-26T04:53:02,4.0,0.0,0.0</text:p>
      <text:p text:style-name="Preformatted_20_Text">2541,02/27/2020,,Austria,2020-02-27T14:03:03,3.0,0.0,0.0</text:p>
      <text:p text:style-name="Preformatted_20_Text">2542,02/27/2020,,Croatia,2020-02-26T20:03:06,3.0,0.0,0.0</text:p>
      <text:p text:style-name="Preformatted_20_Text">2543,02/27/2020,,Greece,2020-02-27T14:03:03,3.0,0.0,0.0</text:p>
      <text:p text:style-name="Preformatted_20_Text">2544,02/27/2020,,India,2020-02-16T07:43:02,3.0,0.0,3.0</text:p>
      <text:p text:style-name="Preformatted_20_Text">2545,02/27/2020,,Israel,2020-02-27T14:03:03,3.0,0.0,1.0</text:p>
      <text:p text:style-name="Preformatted_20_Text">2546,02/27/2020,,Philippines,2020-02-12T07:43:02,3.0,1.0,1.0</text:p>
      <text:p text:style-name="Preformatted_20_Text">2547,02/27/2020,South Australia,Australia,2020-02-17T08:13:09,2.0,0.0,2.0</text:p>
      <text:p text:style-name="Preformatted_20_Text">2548,02/27/2020,,Finland,2020-02-26T19:03:08,2.0,0.0,1.0</text:p>
      <text:p text:style-name="Preformatted_20_Text">2549,02/27/2020,,Lebanon,2020-02-26T19:33:02,2.0,0.0,0.0</text:p>
      <text:p text:style-name="Preformatted_20_Text">2550,02/27/2020,,Pakistan,2020-02-26T23:53:02,2.0,0.0,0.0</text:p>
      <text:p text:style-name="Preformatted_20_Text">2551,02/27/2020,,Russia,2020-02-12T14:43:03,2.0,0.0,2.0</text:p>
      <text:p text:style-name="Preformatted_20_Text">2552,02/27/2020,"Chicago, IL",US,2020-02-09T19:03:03,2.0,0.0,2.0</text:p>
      <text:p text:style-name="Preformatted_20_Text">2553,02/27/2020,"Sacramento County, CA",US,2020-02-27T20:33:02,2.0,0.0,0.0</text:p>
      <text:p text:style-name="Preformatted_20_Text">2554,02/27/2020,"San Benito, CA",US,2020-02-03T03:53:02,2.0,0.0,0.0</text:p>
      <text:p text:style-name="Preformatted_20_Text">2555,02/27/2020,"San Diego County, CA",US,2020-02-21T05:43:02,2.0,0.0,1.0</text:p>
      <text:p text:style-name="Preformatted_20_Text">2556,02/27/2020,"Santa Clara, CA",US,2020-02-21T05:23:04,2.0,0.0,1.0</text:p>
      <text:p text:style-name="Preformatted_20_Text">2557,02/27/2020,,Afghanistan,2020-02-24T23:33:02,1.0,0.0,0.0</text:p>
      <text:p text:style-name="Preformatted_20_Text">2558,02/27/2020,,Algeria,2020-02-25T23:43:03,1.0,0.0,0.0</text:p>
      <text:p text:style-name="Preformatted_20_Text">2559,02/27/2020,,Belgium,2020-02-17T04:23:06,1.0,0.0,1.0</text:p>
      <text:p text:style-name="Preformatted_20_Text">2560,02/27/2020,,Brazil,2020-02-26T23:53:02,1.0,0.0,0.0</text:p>
      <text:p text:style-name="Preformatted_20_Text">2561,02/27/2020,,Cambodia,2020-02-12T07:43:02,1.0,0.0,1.0</text:p>
      <text:p text:style-name="Preformatted_20_Text">2562,02/27/2020,"London, ON",Canada,2020-02-12T18:53:03,1.0,0.0,1.0</text:p>
      <text:p text:style-name="Preformatted_20_Text">2563,02/27/2020,,Denmark,2020-02-27T16:23:03,1.0,0.0,0.0</text:p>
      <text:p text:style-name="Preformatted_20_Text">2564,02/27/2020,,Egypt,2020-02-21T18:53:02,1.0,0.0,0.0</text:p>
      <text:p text:style-name="Preformatted_20_Text">2565,02/27/2020,,Estonia,2020-02-27T16:23:03,1.0,0.0,0.0</text:p>
      <text:p text:style-name="Preformatted_20_Text">2566,02/27/2020,,Georgia,2020-02-27T16:23:03,1.0,0.0,0.0</text:p>
      <text:p text:style-name="Preformatted_20_Text">2567,02/27/2020,Tibet,Mainland China,2020-02-12T06:43:02,1.0,0.0,1.0</text:p>
      <text:p text:style-name="Preformatted_20_Text">2568,02/27/2020,,Nepal,2020-02-12T14:43:03,1.0,0.0,1.0</text:p>
      <text:p text:style-name="Preformatted_20_Text">2569,02/27/2020,,Netherlands,2020-02-27T21:13:10,1.0,0.0,0.0</text:p>
      <text:p text:style-name="Preformatted_20_Text">2570,02/27/2020,,North Macedonia,2020-02-27T16:23:03,1.0,0.0,0.0</text:p>
      <text:p text:style-name="Preformatted_20_Text">2571,02/27/2020,,Norway,2020-02-27T16:23:03,1.0,0.0,0.0</text:p>
      <text:p text:style-name="Preformatted_20_Text">2572,02/27/2020,,Romania,2020-02-27T16:23:03,1.0,0.0,0.0</text:p>
      <text:p text:style-name="Preformatted_20_Text">2573,02/27/2020,,San Marino,2020-02-27T21:13:10,1.0,0.0,0.0</text:p>
      <text:p text:style-name="Preformatted_20_Text">2574,02/27/2020,,Sri Lanka,2020-02-08T03:43:03,1.0,0.0,1.0</text:p>
      <text:p text:style-name="Preformatted_20_Text">2575,02/27/2020,"Boston, MA",US,2020-02-01T19:43:03,1.0,0.0,0.0</text:p>
      <text:p text:style-name="Preformatted_20_Text">2576,02/27/2020,"Humboldt County, CA",US,2020-02-21T05:13:09,1.0,0.0,0.0</text:p>
      <text:p text:style-name="Preformatted_20_Text">2577,02/27/2020,"Los Angeles, CA",US,2020-02-01T19:53:03,1.0,0.0,0.0</text:p>
      <text:p text:style-name="Preformatted_20_Text">2578,02/27/2020,"Madison, WI",US,2020-02-05T21:53:02,1.0,0.0,0.0</text:p>
      <text:p text:style-name="Preformatted_20_Text">2579,02/27/2020,"Orange, CA",US,2020-02-01T19:53:03,1.0,0.0,0.0</text:p>
      <text:p text:style-name="Preformatted_20_Text">2580,02/27/2020,"San Antonio, TX",US,2020-02-13T18:53:02,1.0,0.0,0.0</text:p>
      <text:p text:style-name="Preformatted_20_Text">2581,02/27/2020,"Seattle, WA",US,2020-02-09T07:03:04,1.0,0.0,1.0</text:p>
      <text:p text:style-name="Preformatted_20_Text">2582,02/27/2020,"Tempe, AZ",US,2020-02-25T21:23:03,1.0,0.0,1.0</text:p>
      <text:p text:style-name="Preformatted_20_Text">2583,02/27/2020,"Lackland, TX (From Diamond Princess)",US,2020-02-24T23:33:02,0.0,0.0,0.0</text:p>
      <text:p text:style-name="Preformatted_20_Text"><text:soft-page-break/>2584,02/27/2020,"Omaha, NE (From Diamond Princess)",US,2020-02-24T23:33:02,0.0,0.0,0.0</text:p>
      <text:p text:style-name="Preformatted_20_Text">2585,02/27/2020,"Travis, CA (From Diamond Princess)",US,2020-02-24T23:33:02,0.0,0.0,0.0</text:p>
      <text:p text:style-name="Preformatted_20_Text">2586,02/28/2020,Hubei,Mainland China,2020-02-28T00:43:01,65914.0,2682.0,26403.0</text:p>
      <text:p text:style-name="Preformatted_20_Text">2587,02/28/2020,,South Korea,2020-02-28T08:53:03,2337.0,13.0,22.0</text:p>
      <text:p text:style-name="Preformatted_20_Text">2588,02/28/2020,Guangdong,Mainland China,2020-02-28T08:53:03,1348.0,7.0,935.0</text:p>
      <text:p text:style-name="Preformatted_20_Text">2589,02/28/2020,Henan,Mainland China,2020-02-28T09:23:02,1272.0,20.0,1112.0</text:p>
      <text:p text:style-name="Preformatted_20_Text">2590,02/28/2020,Zhejiang,Mainland China,2020-02-28T10:03:12,1205.0,1.0,975.0</text:p>
      <text:p text:style-name="Preformatted_20_Text">2591,02/28/2020,Hunan,Mainland China,2020-02-28T09:13:10,1017.0,4.0,830.0</text:p>
      <text:p text:style-name="Preformatted_20_Text">2592,02/28/2020,Anhui,Mainland China,2020-02-28T04:43:02,990.0,6.0,821.0</text:p>
      <text:p text:style-name="Preformatted_20_Text">2593,02/28/2020,Jiangxi,Mainland China,2020-02-28T01:13:11,935.0,1.0,790.0</text:p>
      <text:p text:style-name="Preformatted_20_Text">2594,02/28/2020,,Italy,2020-02-28T20:13:09,888.0,21.0,46.0</text:p>
      <text:p text:style-name="Preformatted_20_Text">2595,02/28/2020,Shandong,Mainland China,2020-02-28T09:23:02,756.0,6.0,405.0</text:p>
      <text:p text:style-name="Preformatted_20_Text">2596,02/28/2020,Diamond Princess cruise ship,Others,2020-02-28T20:53:02,705.0,6.0,10.0</text:p>
      <text:p text:style-name="Preformatted_20_Text">2597,02/28/2020,Jiangsu,Mainland China,2020-02-28T08:53:03,631.0,0.0,515.0</text:p>
      <text:p text:style-name="Preformatted_20_Text">2598,02/28/2020,Chongqing,Mainland China,2020-02-28T23:23:03,576.0,6.0,422.0</text:p>
      <text:p text:style-name="Preformatted_20_Text">2599,02/28/2020,Sichuan,Mainland China,2020-02-28T09:23:02,538.0,3.0,338.0</text:p>
      <text:p text:style-name="Preformatted_20_Text">2600,02/28/2020,Heilongjiang,Mainland China,2020-02-28T04:43:02,480.0,13.0,283.0</text:p>
      <text:p text:style-name="Preformatted_20_Text">2601,02/28/2020,Beijing,Mainland China,2020-02-28T02:23:05,410.0,7.0,257.0</text:p>
      <text:p text:style-name="Preformatted_20_Text">2602,02/28/2020,,Iran,2020-02-28T15:43:03,388.0,34.0,73.0</text:p>
      <text:p text:style-name="Preformatted_20_Text">2603,02/28/2020,Shanghai,Mainland China,2020-02-28T04:53:03,337.0,3.0,279.0</text:p>
      <text:p text:style-name="Preformatted_20_Text">2604,02/28/2020,Hebei,Mainland China,2020-02-28T08:53:03,318.0,6.0,277.0</text:p>
      <text:p text:style-name="Preformatted_20_Text">2605,02/28/2020,Fujian,Mainland China,2020-02-28T09:13:10,296.0,1.0,235.0</text:p>
      <text:p text:style-name="Preformatted_20_Text">2606,02/28/2020,Guangxi,Mainland China,2020-02-28T09:13:10,252.0,2.0,168.0</text:p>
      <text:p text:style-name="Preformatted_20_Text">2607,02/28/2020,Shaanxi,Mainland China,2020-02-28T08:53:03,245.0,1.0,199.0</text:p>
      <text:p text:style-name="Preformatted_20_Text">2608,02/28/2020,,Japan,2020-02-28T12:43:02,228.0,4.0,22.0</text:p>
      <text:p text:style-name="Preformatted_20_Text">2609,02/28/2020,Yunnan,Mainland China,2020-02-28T05:03:09,174.0,2.0,156.0</text:p>
      <text:p text:style-name="Preformatted_20_Text">2610,02/28/2020,Hainan,Mainland China,2020-02-28T08:53:03,168.0,5.0,133.0</text:p>
      <text:p text:style-name="Preformatted_20_Text">2611,02/28/2020,Guizhou,Mainland China,2020-02-27T00:43:02,146.0,2.0,112.0</text:p>
      <text:p text:style-name="Preformatted_20_Text">2612,02/28/2020,Tianjin,Mainland China,2020-02-27T23:13:04,136.0,3.0,102.0</text:p>
      <text:p text:style-name="Preformatted_20_Text">2613,02/28/2020,Shanxi,Mainland China,2020-02-28T23:23:03,133.0,0.0,112.0</text:p>
      <text:p text:style-name="Preformatted_20_Text">2614,02/28/2020,Liaoning,Mainland China,2020-02-27T14:13:06,121.0,1.0,93.0</text:p>
      <text:p text:style-name="Preformatted_20_Text">2615,02/28/2020,Hong Kong,Hong Kong,2020-02-28T10:03:12,94.0,2.0,30.0</text:p>
      <text:p text:style-name="Preformatted_20_Text">2616,02/28/2020,Jilin,Mainland China,2020-02-28T08:53:03,93.0,1.0,73.0</text:p>
      <text:p text:style-name="Preformatted_20_Text">2617,02/28/2020,,Singapore,2020-02-26T19:33:02,93.0,0.0,62.0</text:p>
      <text:p text:style-name="Preformatted_20_Text">2618,02/28/2020,Gansu,Mainland China,2020-02-28T02:33:02,91.0,2.0,82.0</text:p>
      <text:p text:style-name="Preformatted_20_Text">2619,02/28/2020,Xinjiang,Mainland China,2020-02-28T07:43:02,76.0,3.0,52.0</text:p>
      <text:p text:style-name="Preformatted_20_Text">2620,02/28/2020,Inner Mongolia,Mainland China,2020-02-28T07:23:03,75.0,0.0,45.0</text:p>
      <text:p text:style-name="Preformatted_20_Text">2621,02/28/2020,Ningxia,Mainland China,2020-02-27T10:03:07,72.0,0.0,68.0</text:p>
      <text:p text:style-name="Preformatted_20_Text">2622,02/28/2020,,France,2020-02-28T20:13:09,57.0,2.0,11.0</text:p>
      <text:p text:style-name="Preformatted_20_Text">2623,02/28/2020,,Germany,2020-02-28T00:13:18,48.0,0.0,16.0</text:p>
      <text:p text:style-name="Preformatted_20_Text">2624,02/28/2020,,Kuwait,2020-02-28T16:23:03,45.0,0.0,0.0</text:p>
      <text:p text:style-name="Preformatted_20_Text">2625,02/28/2020,Unassigned Location (From Diamond Princess),US,2020-02-28T20:03:03,44.0,0.0,0.0</text:p>
      <text:p text:style-name="Preformatted_20_Text">2626,02/28/2020,,Thailand,2020-02-28T07:53:02,41.0,0.0,28.0</text:p>
      <text:p text:style-name="Preformatted_20_Text">2627,02/28/2020,,Bahrain,2020-02-28T15:33:03,36.0,0.0,0.0</text:p>
      <text:p text:style-name="Preformatted_20_Text">2628,02/28/2020,Taiwan,Taiwan,2020-02-28T07:13:08,34.0,1.0,6.0</text:p>
      <text:p text:style-name="Preformatted_20_Text">2629,02/28/2020,,Spain,2020-02-28T15:33:03,32.0,0.0,2.0</text:p>
      <text:p text:style-name="Preformatted_20_Text">2630,02/28/2020,,Malaysia,2020-02-27T15:13:13,23.0,0.0,18.0</text:p>
      <text:p text:style-name="Preformatted_20_Text">2631,02/28/2020,,UK,2020-02-28T20:13:09,20.0,0.0,8.0</text:p>
      <text:p text:style-name="Preformatted_20_Text">2632,02/28/2020,,United Arab Emirates,2020-02-28T04:13:09,19.0,0.0,5.0</text:p>
      <text:p text:style-name="Preformatted_20_Text">2633,02/28/2020,Qinghai,Mainland China,2020-02-21T04:43:02,18.0,0.0,18.0</text:p>
      <text:p text:style-name="Preformatted_20_Text">2634,02/28/2020,,Vietnam,2020-02-25T08:53:02,16.0,0.0,16.0</text:p>
      <text:p text:style-name="Preformatted_20_Text">2635,02/28/2020,Macau,Macau,2020-02-27T12:43:02,10.0,0.0,8.0</text:p>
      <text:p text:style-name="Preformatted_20_Text">2636,02/28/2020,From Diamond Princess,Australia,2020-02-27T03:33:06,8.0,0.0,0.0</text:p>
      <text:p text:style-name="Preformatted_20_Text">2637,02/28/2020,,Switzerland,2020-02-27T23:03:11,8.0,0.0,0.0</text:p>
      <text:p text:style-name="Preformatted_20_Text">2638,02/28/2020,British Columbia,Canada,2020-02-27T03:33:06,7.0,0.0,3.0</text:p>
      <text:p text:style-name="Preformatted_20_Text">2639,02/28/2020,,Iraq,2020-02-27T22:23:11,7.0,0.0,0.0</text:p>
      <text:p text:style-name="Preformatted_20_Text">2640,02/28/2020,,Sweden,2020-02-27T20:33:02,7.0,0.0,0.0</text:p>
      <text:p text:style-name="Preformatted_20_Text">2641,02/28/2020,,Norway,2020-02-28T21:03:02,6.0,0.0,0.0</text:p>
      <text:p text:style-name="Preformatted_20_Text">2642,02/28/2020,Queensland,Australia,2020-02-21T05:43:02,5.0,0.0,1.0</text:p>
      <text:p text:style-name="Preformatted_20_Text">2643,02/28/2020,"Toronto, ON",Canada,2020-02-27T22:43:02,5.0,0.0,2.0</text:p>
      <text:p text:style-name="Preformatted_20_Text"><text:soft-page-break/>2644,02/28/2020,,Croatia,2020-02-28T15:43:03,5.0,0.0,0.0</text:p>
      <text:p text:style-name="Preformatted_20_Text">2645,02/28/2020,New South Wales,Australia,2020-02-13T17:53:03,4.0,0.0,4.0</text:p>
      <text:p text:style-name="Preformatted_20_Text">2646,02/28/2020,Victoria,Australia,2020-02-13T17:53:03,4.0,0.0,4.0</text:p>
      <text:p text:style-name="Preformatted_20_Text">2647,02/28/2020,,Greece,2020-02-28T15:33:03,4.0,0.0,0.0</text:p>
      <text:p text:style-name="Preformatted_20_Text">2648,02/28/2020,,Israel,2020-02-28T15:53:03,4.0,0.0,1.0</text:p>
      <text:p text:style-name="Preformatted_20_Text">2649,02/28/2020,,Oman,2020-02-26T04:53:02,4.0,0.0,0.0</text:p>
      <text:p text:style-name="Preformatted_20_Text">2650,02/28/2020,,Austria,2020-02-27T14:03:03,3.0,0.0,0.0</text:p>
      <text:p text:style-name="Preformatted_20_Text">2651,02/28/2020,,India,2020-02-16T07:43:02,3.0,0.0,3.0</text:p>
      <text:p text:style-name="Preformatted_20_Text">2652,02/28/2020,,Philippines,2020-02-12T07:43:02,3.0,1.0,1.0</text:p>
      <text:p text:style-name="Preformatted_20_Text">2653,02/28/2020,,Romania,2020-02-28T15:33:03,3.0,0.0,0.0</text:p>
      <text:p text:style-name="Preformatted_20_Text">2654,02/28/2020,South Australia,Australia,2020-02-17T08:13:09,2.0,0.0,2.0</text:p>
      <text:p text:style-name="Preformatted_20_Text">2655,02/28/2020,,Finland,2020-02-26T19:03:08,2.0,0.0,1.0</text:p>
      <text:p text:style-name="Preformatted_20_Text">2656,02/28/2020,,Lebanon,2020-02-26T19:33:02,2.0,0.0,0.0</text:p>
      <text:p text:style-name="Preformatted_20_Text">2657,02/28/2020,,Pakistan,2020-02-26T23:53:02,2.0,0.0,0.0</text:p>
      <text:p text:style-name="Preformatted_20_Text">2658,02/28/2020,,Russia,2020-02-12T14:43:03,2.0,0.0,2.0</text:p>
      <text:p text:style-name="Preformatted_20_Text">2659,02/28/2020,"Chicago, IL",US,2020-02-09T19:03:03,2.0,0.0,2.0</text:p>
      <text:p text:style-name="Preformatted_20_Text">2660,02/28/2020,"Sacramento County, CA",US,2020-02-27T20:33:02,2.0,0.0,0.0</text:p>
      <text:p text:style-name="Preformatted_20_Text">2661,02/28/2020,"San Benito, CA",US,2020-02-03T03:53:02,2.0,0.0,0.0</text:p>
      <text:p text:style-name="Preformatted_20_Text">2662,02/28/2020,"San Diego County, CA",US,2020-02-21T05:43:02,2.0,0.0,1.0</text:p>
      <text:p text:style-name="Preformatted_20_Text">2663,02/28/2020,"Santa Clara, CA",US,2020-02-21T05:23:04,2.0,0.0,1.0</text:p>
      <text:p text:style-name="Preformatted_20_Text">2664,02/28/2020,, Azerbaijan,2020-02-28T15:03:26,1.0,0.0,0.0</text:p>
      <text:p text:style-name="Preformatted_20_Text">2665,02/28/2020,,Afghanistan,2020-02-24T23:33:02,1.0,0.0,0.0</text:p>
      <text:p text:style-name="Preformatted_20_Text">2666,02/28/2020,,Algeria,2020-02-25T23:43:03,1.0,0.0,0.0</text:p>
      <text:p text:style-name="Preformatted_20_Text">2667,02/28/2020,,Belarus,2020-02-28T16:23:03,1.0,0.0,0.0</text:p>
      <text:p text:style-name="Preformatted_20_Text">2668,02/28/2020,,Belgium,2020-02-17T04:23:06,1.0,0.0,1.0</text:p>
      <text:p text:style-name="Preformatted_20_Text">2669,02/28/2020,,Brazil,2020-02-26T23:53:02,1.0,0.0,0.0</text:p>
      <text:p text:style-name="Preformatted_20_Text">2670,02/28/2020,,Cambodia,2020-02-12T07:43:02,1.0,0.0,1.0</text:p>
      <text:p text:style-name="Preformatted_20_Text">2671,02/28/2020," Montreal, QC",Canada,2020-02-28T05:23:07,1.0,0.0,0.0</text:p>
      <text:p text:style-name="Preformatted_20_Text">2672,02/28/2020,"London, ON",Canada,2020-02-12T18:53:03,1.0,0.0,1.0</text:p>
      <text:p text:style-name="Preformatted_20_Text">2673,02/28/2020,,Denmark,2020-02-27T16:23:03,1.0,0.0,0.0</text:p>
      <text:p text:style-name="Preformatted_20_Text">2674,02/28/2020,,Egypt,2020-02-28T04:13:09,1.0,0.0,1.0</text:p>
      <text:p text:style-name="Preformatted_20_Text">2675,02/28/2020,,Estonia,2020-02-27T16:23:03,1.0,0.0,0.0</text:p>
      <text:p text:style-name="Preformatted_20_Text">2676,02/28/2020,,Georgia,2020-02-27T16:23:03,1.0,0.0,0.0</text:p>
      <text:p text:style-name="Preformatted_20_Text">2677,02/28/2020,,Iceland,2020-02-28T15:33:03,1.0,0.0,0.0</text:p>
      <text:p text:style-name="Preformatted_20_Text">2678,02/28/2020,,Lithuania,2020-02-28T16:23:03,1.0,0.0,0.0</text:p>
      <text:p text:style-name="Preformatted_20_Text">2679,02/28/2020,Tibet,Mainland China,2020-02-12T06:43:02,1.0,0.0,1.0</text:p>
      <text:p text:style-name="Preformatted_20_Text">2680,02/28/2020,,Mexico,2020-02-28T15:03:26,1.0,0.0,0.0</text:p>
      <text:p text:style-name="Preformatted_20_Text">2681,02/28/2020,,Nepal,2020-02-12T14:43:03,1.0,0.0,1.0</text:p>
      <text:p text:style-name="Preformatted_20_Text">2682,02/28/2020,,Netherlands,2020-02-28T01:23:03,1.0,0.0,0.0</text:p>
      <text:p text:style-name="Preformatted_20_Text">2683,02/28/2020,,New Zealand,2020-02-28T16:23:03,1.0,0.0,0.0</text:p>
      <text:p text:style-name="Preformatted_20_Text">2684,02/28/2020,,Nigeria,2020-02-28T16:23:03,1.0,0.0,0.0</text:p>
      <text:p text:style-name="Preformatted_20_Text">2685,02/28/2020,,North Ireland,2020-02-28T05:43:02,1.0,0.0,0.0</text:p>
      <text:p text:style-name="Preformatted_20_Text">2686,02/28/2020,,North Macedonia,2020-02-27T16:23:03,1.0,0.0,0.0</text:p>
      <text:p text:style-name="Preformatted_20_Text">2687,02/28/2020,,San Marino,2020-02-27T21:13:10,1.0,0.0,0.0</text:p>
      <text:p text:style-name="Preformatted_20_Text">2688,02/28/2020,,Sri Lanka,2020-02-08T03:43:03,1.0,0.0,1.0</text:p>
      <text:p text:style-name="Preformatted_20_Text">2689,02/28/2020,"Boston, MA",US,2020-02-28T21:13:12,1.0,0.0,1.0</text:p>
      <text:p text:style-name="Preformatted_20_Text">2690,02/28/2020,"Humboldt County, CA",US,2020-02-21T05:13:09,1.0,0.0,0.0</text:p>
      <text:p text:style-name="Preformatted_20_Text">2691,02/28/2020,"Los Angeles, CA",US,2020-02-01T19:53:03,1.0,0.0,0.0</text:p>
      <text:p text:style-name="Preformatted_20_Text">2692,02/28/2020,"Madison, WI",US,2020-02-05T21:53:02,1.0,0.0,0.0</text:p>
      <text:p text:style-name="Preformatted_20_Text">2693,02/28/2020,"Orange, CA",US,2020-02-01T19:53:03,1.0,0.0,0.0</text:p>
      <text:p text:style-name="Preformatted_20_Text">2694,02/28/2020,"San Antonio, TX",US,2020-02-13T18:53:02,1.0,0.0,0.0</text:p>
      <text:p text:style-name="Preformatted_20_Text">2695,02/28/2020,"Seattle, WA",US,2020-02-09T07:03:04,1.0,0.0,1.0</text:p>
      <text:p text:style-name="Preformatted_20_Text">2696,02/28/2020,"Tempe, AZ",US,2020-02-25T21:23:03,1.0,0.0,1.0</text:p>
      <text:p text:style-name="Preformatted_20_Text">2697,02/28/2020,"Lackland, TX (From Diamond Princess)",US,2020-02-24T23:33:02,0.0,0.0,0.0</text:p>
      <text:p text:style-name="Preformatted_20_Text">2698,02/28/2020,"Omaha, NE (From Diamond Princess)",US,2020-02-24T23:33:02,0.0,0.0,0.0</text:p>
      <text:p text:style-name="Preformatted_20_Text">2699,02/28/2020,"Travis, CA (From Diamond Princess)",US,2020-02-24T23:33:02,0.0,0.0,0.0</text:p>
      <text:p text:style-name="Preformatted_20_Text">2700,02/29/2020,Hubei,Mainland China,2020-02-29T12:13:10,66337.0,2727.0,28993.0</text:p>
      <text:p text:style-name="Preformatted_20_Text">2701,02/29/2020,,South Korea,2020-02-29T18:13:07,3150.0,16.0,27.0</text:p>
      <text:p text:style-name="Preformatted_20_Text">2702,02/29/2020,Guangdong,Mainland China,2020-02-29T15:33:03,1349.0,7.0,983.0</text:p>
      <text:p text:style-name="Preformatted_20_Text">2703,02/29/2020,Henan,Mainland China,2020-02-29T12:43:05,1272.0,21.0,1170.0</text:p>
      <text:p text:style-name="Preformatted_20_Text">2704,02/29/2020,Zhejiang,Mainland China,2020-02-29T09:13:10,1205.0,1.0,1016.0</text:p>
      <text:p text:style-name="Preformatted_20_Text"><text:soft-page-break/>2705,02/29/2020,,Italy,2020-02-29T18:03:05,1128.0,29.0,46.0</text:p>
      <text:p text:style-name="Preformatted_20_Text">2706,02/29/2020,Hunan,Mainland China,2020-02-29T15:33:03,1018.0,4.0,846.0</text:p>
      <text:p text:style-name="Preformatted_20_Text">2707,02/29/2020,Anhui,Mainland China,2020-02-29T05:03:13,990.0,6.0,868.0</text:p>
      <text:p text:style-name="Preformatted_20_Text">2708,02/29/2020,Jiangxi,Mainland China,2020-02-29T01:23:07,935.0,1.0,811.0</text:p>
      <text:p text:style-name="Preformatted_20_Text">2709,02/29/2020,Shandong,Mainland China,2020-02-29T15:33:03,756.0,6.0,421.0</text:p>
      <text:p text:style-name="Preformatted_20_Text">2710,02/29/2020,Diamond Princess cruise ship,Others,2020-02-29T01:43:02,705.0,6.0,10.0</text:p>
      <text:p text:style-name="Preformatted_20_Text">2711,02/29/2020,Jiangsu,Mainland China,2020-02-29T07:23:11,631.0,0.0,523.0</text:p>
      <text:p text:style-name="Preformatted_20_Text">2712,02/29/2020,,Iran,2020-02-29T14:53:04,593.0,43.0,123.0</text:p>
      <text:p text:style-name="Preformatted_20_Text">2713,02/29/2020,Chongqing,Mainland China,2020-02-29T23:13:06,576.0,6.0,438.0</text:p>
      <text:p text:style-name="Preformatted_20_Text">2714,02/29/2020,Sichuan,Mainland China,2020-02-29T12:03:07,538.0,3.0,351.0</text:p>
      <text:p text:style-name="Preformatted_20_Text">2715,02/29/2020,Heilongjiang,Mainland China,2020-02-29T12:03:07,480.0,13.0,301.0</text:p>
      <text:p text:style-name="Preformatted_20_Text">2716,02/29/2020,Beijing,Mainland China,2020-02-29T03:33:02,411.0,8.0,271.0</text:p>
      <text:p text:style-name="Preformatted_20_Text">2717,02/29/2020,Shanghai,Mainland China,2020-02-29T06:23:03,337.0,3.0,287.0</text:p>
      <text:p text:style-name="Preformatted_20_Text">2718,02/29/2020,Hebei,Mainland China,2020-02-29T15:33:03,318.0,6.0,282.0</text:p>
      <text:p text:style-name="Preformatted_20_Text">2719,02/29/2020,Fujian,Mainland China,2020-02-29T15:33:03,296.0,1.0,243.0</text:p>
      <text:p text:style-name="Preformatted_20_Text">2720,02/29/2020,Guangxi,Mainland China,2020-02-29T12:03:07,252.0,2.0,176.0</text:p>
      <text:p text:style-name="Preformatted_20_Text">2721,02/29/2020,Shaanxi,Mainland China,2020-02-29T09:03:06,245.0,1.0,207.0</text:p>
      <text:p text:style-name="Preformatted_20_Text">2722,02/29/2020,,Japan,2020-02-29T15:53:04,241.0,5.0,32.0</text:p>
      <text:p text:style-name="Preformatted_20_Text">2723,02/29/2020,Yunnan,Mainland China,2020-02-29T05:03:13,174.0,2.0,157.0</text:p>
      <text:p text:style-name="Preformatted_20_Text">2724,02/29/2020,Hainan,Mainland China,2020-02-29T23:43:02,168.0,5.0,148.0</text:p>
      <text:p text:style-name="Preformatted_20_Text">2725,02/29/2020,Guizhou,Mainland China,2020-02-27T00:43:02,146.0,2.0,112.0</text:p>
      <text:p text:style-name="Preformatted_20_Text">2726,02/29/2020,Tianjin,Mainland China,2020-02-29T12:03:07,136.0,3.0,109.0</text:p>
      <text:p text:style-name="Preformatted_20_Text">2727,02/29/2020,Shanxi,Mainland China,2020-02-29T23:13:06,133.0,0.0,114.0</text:p>
      <text:p text:style-name="Preformatted_20_Text">2728,02/29/2020,Liaoning,Mainland China,2020-02-29T15:33:03,121.0,1.0,96.0</text:p>
      <text:p text:style-name="Preformatted_20_Text">2729,02/29/2020,,Singapore,2020-02-29T14:33:03,102.0,0.0,72.0</text:p>
      <text:p text:style-name="Preformatted_20_Text">2730,02/29/2020,,France,2020-02-29T19:03:04,100.0,2.0,12.0</text:p>
      <text:p text:style-name="Preformatted_20_Text">2731,02/29/2020,Hong Kong,Hong Kong,2020-02-29T23:53:02,95.0,2.0,33.0</text:p>
      <text:p text:style-name="Preformatted_20_Text">2732,02/29/2020,Jilin,Mainland China,2020-02-29T09:13:10,93.0,1.0,75.0</text:p>
      <text:p text:style-name="Preformatted_20_Text">2733,02/29/2020,Gansu,Mainland China,2020-02-28T02:33:02,91.0,2.0,82.0</text:p>
      <text:p text:style-name="Preformatted_20_Text">2734,02/29/2020,,Germany,2020-02-29T14:43:03,79.0,0.0,16.0</text:p>
      <text:p text:style-name="Preformatted_20_Text">2735,02/29/2020,Xinjiang,Mainland China,2020-02-29T12:03:07,76.0,3.0,62.0</text:p>
      <text:p text:style-name="Preformatted_20_Text">2736,02/29/2020,Inner Mongolia,Mainland China,2020-02-29T09:03:06,75.0,0.0,49.0</text:p>
      <text:p text:style-name="Preformatted_20_Text">2737,02/29/2020,Ningxia,Mainland China,2020-02-29T05:53:02,73.0,0.0,69.0</text:p>
      <text:p text:style-name="Preformatted_20_Text">2738,02/29/2020,,Kuwait,2020-02-28T16:23:03,45.0,0.0,0.0</text:p>
      <text:p text:style-name="Preformatted_20_Text">2739,02/29/2020,,Spain,2020-02-29T19:13:08,45.0,0.0,2.0</text:p>
      <text:p text:style-name="Preformatted_20_Text">2740,02/29/2020,Unassigned Location (From Diamond Princess),US,2020-02-28T20:03:03,44.0,0.0,0.0</text:p>
      <text:p text:style-name="Preformatted_20_Text">2741,02/29/2020,,Thailand,2020-02-29T12:33:03,42.0,0.0,28.0</text:p>
      <text:p text:style-name="Preformatted_20_Text">2742,02/29/2020,,Bahrain,2020-02-29T18:03:05,41.0,0.0,0.0</text:p>
      <text:p text:style-name="Preformatted_20_Text">2743,02/29/2020,Taiwan,Taiwan,2020-02-29T07:13:05,39.0,1.0,9.0</text:p>
      <text:p text:style-name="Preformatted_20_Text">2744,02/29/2020,,Malaysia,2020-02-29T04:03:18,25.0,0.0,18.0</text:p>
      <text:p text:style-name="Preformatted_20_Text">2745,02/29/2020,,UK,2020-02-29T18:03:05,23.0,0.0,8.0</text:p>
      <text:p text:style-name="Preformatted_20_Text">2746,02/29/2020,,United Arab Emirates,2020-02-29T12:33:03,21.0,0.0,5.0</text:p>
      <text:p text:style-name="Preformatted_20_Text">2747,02/29/2020,Qinghai,Mainland China,2020-02-21T04:43:02,18.0,0.0,18.0</text:p>
      <text:p text:style-name="Preformatted_20_Text">2748,02/29/2020,,Switzerland,2020-02-29T18:03:05,18.0,0.0,0.0</text:p>
      <text:p text:style-name="Preformatted_20_Text">2749,02/29/2020,,Vietnam,2020-02-25T08:53:02,16.0,0.0,16.0</text:p>
      <text:p text:style-name="Preformatted_20_Text">2750,02/29/2020,,Norway,2020-02-29T23:13:06,15.0,0.0,0.0</text:p>
      <text:p text:style-name="Preformatted_20_Text">2751,02/29/2020,,Iraq,2020-02-29T18:03:05,13.0,0.0,0.0</text:p>
      <text:p text:style-name="Preformatted_20_Text">2752,02/29/2020,,Sweden,2020-02-29T14:43:03,12.0,0.0,0.0</text:p>
      <text:p text:style-name="Preformatted_20_Text">2753,02/29/2020,"Toronto, ON",Canada,2020-02-29T23:23:13,10.0,0.0,2.0</text:p>
      <text:p text:style-name="Preformatted_20_Text">2754,02/29/2020,Macau,Macau,2020-02-27T12:43:02,10.0,0.0,8.0</text:p>
      <text:p text:style-name="Preformatted_20_Text">2755,02/29/2020,Queensland,Australia,2020-02-29T02:03:10,9.0,0.0,1.0</text:p>
      <text:p text:style-name="Preformatted_20_Text">2756,02/29/2020,,Austria,2020-02-29T14:43:03,9.0,0.0,0.0</text:p>
      <text:p text:style-name="Preformatted_20_Text">2757,02/29/2020,British Columbia,Canada,2020-02-29T23:23:13,8.0,0.0,3.0</text:p>
      <text:p text:style-name="Preformatted_20_Text">2758,02/29/2020,Victoria,Australia,2020-02-29T02:03:10,7.0,0.0,4.0</text:p>
      <text:p text:style-name="Preformatted_20_Text">2759,02/29/2020,,Israel,2020-02-29T01:53:03,7.0,0.0,1.0</text:p>
      <text:p text:style-name="Preformatted_20_Text">2760,02/29/2020,,Croatia,2020-02-29T18:03:05,6.0,0.0,0.0</text:p>
      <text:p text:style-name="Preformatted_20_Text">2761,02/29/2020,,Netherlands,2020-02-29T18:03:05,6.0,0.0,0.0</text:p>
      <text:p text:style-name="Preformatted_20_Text">2762,02/29/2020,,Oman,2020-02-29T12:33:03,6.0,0.0,1.0</text:p>
      <text:p text:style-name="Preformatted_20_Text">2763,02/29/2020,"Seattle, WA",US,2020-02-29T22:33:03,6.0,1.0,1.0</text:p>
      <text:p text:style-name="Preformatted_20_Text">2764,02/29/2020,New South Wales,Australia,2020-02-13T17:53:03,4.0,0.0,4.0</text:p>
      <text:p text:style-name="Preformatted_20_Text">2765,02/29/2020,,Greece,2020-02-28T15:33:03,4.0,0.0,0.0</text:p>
      <text:p text:style-name="Preformatted_20_Text">2766,02/29/2020,,Lebanon,2020-02-29T01:53:03,4.0,0.0,0.0</text:p>
      <text:p text:style-name="Preformatted_20_Text"><text:soft-page-break/>2767,02/29/2020,,Mexico,2020-02-29T21:13:17,4.0,0.0,0.0</text:p>
      <text:p text:style-name="Preformatted_20_Text">2768,02/29/2020,,Pakistan,2020-02-29T18:03:05,4.0,0.0,0.0</text:p>
      <text:p text:style-name="Preformatted_20_Text">2769,02/29/2020,South Australia,Australia,2020-02-29T02:03:10,3.0,0.0,2.0</text:p>
      <text:p text:style-name="Preformatted_20_Text">2770,02/29/2020,,Denmark,2020-02-29T18:03:05,3.0,0.0,0.0</text:p>
      <text:p text:style-name="Preformatted_20_Text">2771,02/29/2020,,Finland,2020-02-29T05:23:03,3.0,0.0,1.0</text:p>
      <text:p text:style-name="Preformatted_20_Text">2772,02/29/2020,,India,2020-02-16T07:43:02,3.0,0.0,3.0</text:p>
      <text:p text:style-name="Preformatted_20_Text">2773,02/29/2020,,Philippines,2020-02-12T07:43:02,3.0,1.0,1.0</text:p>
      <text:p text:style-name="Preformatted_20_Text">2774,02/29/2020,,Romania,2020-02-28T15:33:03,3.0,0.0,0.0</text:p>
      <text:p text:style-name="Preformatted_20_Text">2775,02/29/2020,"Santa Clara, CA",US,2020-02-29T01:33:03,3.0,0.0,1.0</text:p>
      <text:p text:style-name="Preformatted_20_Text">2776,02/29/2020,Western Australia,Australia,2020-02-29T23:13:06,2.0,0.0,0.0</text:p>
      <text:p text:style-name="Preformatted_20_Text">2777,02/29/2020,,Brazil,2020-02-29T21:03:05,2.0,0.0,0.0</text:p>
      <text:p text:style-name="Preformatted_20_Text">2778,02/29/2020,,Russia,2020-02-12T14:43:03,2.0,0.0,2.0</text:p>
      <text:p text:style-name="Preformatted_20_Text">2779,02/29/2020,"Chicago, IL",US,2020-02-09T19:03:03,2.0,0.0,2.0</text:p>
      <text:p text:style-name="Preformatted_20_Text">2780,02/29/2020,"Sacramento County, CA",US,2020-02-27T20:33:02,2.0,0.0,0.0</text:p>
      <text:p text:style-name="Preformatted_20_Text">2781,02/29/2020,"San Benito, CA",US,2020-02-03T03:53:02,2.0,0.0,0.0</text:p>
      <text:p text:style-name="Preformatted_20_Text">2782,02/29/2020,"San Diego County, CA",US,2020-02-21T05:43:02,2.0,0.0,1.0</text:p>
      <text:p text:style-name="Preformatted_20_Text">2783,02/29/2020,,Afghanistan,2020-02-24T23:33:02,1.0,0.0,0.0</text:p>
      <text:p text:style-name="Preformatted_20_Text">2784,02/29/2020,,Algeria,2020-02-25T23:43:03,1.0,0.0,0.0</text:p>
      <text:p text:style-name="Preformatted_20_Text">2785,02/29/2020,,Belarus,2020-02-28T16:23:03,1.0,0.0,0.0</text:p>
      <text:p text:style-name="Preformatted_20_Text">2786,02/29/2020,,Belgium,2020-02-17T04:23:06,1.0,0.0,1.0</text:p>
      <text:p text:style-name="Preformatted_20_Text">2787,02/29/2020,,Cambodia,2020-02-12T07:43:02,1.0,0.0,1.0</text:p>
      <text:p text:style-name="Preformatted_20_Text">2788,02/29/2020," Montreal, QC",Canada,2020-02-28T05:23:07,1.0,0.0,0.0</text:p>
      <text:p text:style-name="Preformatted_20_Text">2789,02/29/2020,"London, ON",Canada,2020-02-12T18:53:03,1.0,0.0,1.0</text:p>
      <text:p text:style-name="Preformatted_20_Text">2790,02/29/2020,,Egypt,2020-02-28T04:13:09,1.0,0.0,1.0</text:p>
      <text:p text:style-name="Preformatted_20_Text">2791,02/29/2020,,Estonia,2020-02-27T16:23:03,1.0,0.0,0.0</text:p>
      <text:p text:style-name="Preformatted_20_Text">2792,02/29/2020,,Georgia,2020-02-27T16:23:03,1.0,0.0,0.0</text:p>
      <text:p text:style-name="Preformatted_20_Text">2793,02/29/2020,,Iceland,2020-02-29T00:33:01,1.0,0.0,0.0</text:p>
      <text:p text:style-name="Preformatted_20_Text">2794,02/29/2020,,Ireland,2020-02-29T22:33:03,1.0,0.0,0.0</text:p>
      <text:p text:style-name="Preformatted_20_Text">2795,02/29/2020,,Lithuania,2020-02-28T16:23:03,1.0,0.0,0.0</text:p>
      <text:p text:style-name="Preformatted_20_Text">2796,02/29/2020,,Luxembourg,2020-02-29T21:03:05,1.0,0.0,0.0</text:p>
      <text:p text:style-name="Preformatted_20_Text">2797,02/29/2020,Tibet,Mainland China,2020-02-12T06:43:02,1.0,0.0,1.0</text:p>
      <text:p text:style-name="Preformatted_20_Text">2798,02/29/2020,,Monaco,2020-02-29T00:33:01,1.0,0.0,0.0</text:p>
      <text:p text:style-name="Preformatted_20_Text">2799,02/29/2020,,Nepal,2020-02-12T14:43:03,1.0,0.0,1.0</text:p>
      <text:p text:style-name="Preformatted_20_Text">2800,02/29/2020,,New Zealand,2020-02-28T16:23:03,1.0,0.0,0.0</text:p>
      <text:p text:style-name="Preformatted_20_Text">2801,02/29/2020,,Nigeria,2020-02-28T16:23:03,1.0,0.0,0.0</text:p>
      <text:p text:style-name="Preformatted_20_Text">2802,02/29/2020,,North Macedonia,2020-02-27T16:23:03,1.0,0.0,0.0</text:p>
      <text:p text:style-name="Preformatted_20_Text">2803,02/29/2020,,Qatar,2020-02-29T14:33:03,1.0,0.0,0.0</text:p>
      <text:p text:style-name="Preformatted_20_Text">2804,02/29/2020,,San Marino,2020-02-27T21:13:10,1.0,0.0,0.0</text:p>
      <text:p text:style-name="Preformatted_20_Text">2805,02/29/2020,,Sri Lanka,2020-02-08T03:43:03,1.0,0.0,1.0</text:p>
      <text:p text:style-name="Preformatted_20_Text">2806,02/29/2020,"Boston, MA",US,2020-02-28T21:13:12,1.0,0.0,1.0</text:p>
      <text:p text:style-name="Preformatted_20_Text">2807,02/29/2020,"Humboldt County, CA",US,2020-02-21T05:13:09,1.0,0.0,0.0</text:p>
      <text:p text:style-name="Preformatted_20_Text">2808,02/29/2020,"Los Angeles, CA",US,2020-02-01T19:53:03,1.0,0.0,0.0</text:p>
      <text:p text:style-name="Preformatted_20_Text">2809,02/29/2020,"Madison, WI",US,2020-02-05T21:53:02,1.0,0.0,0.0</text:p>
      <text:p text:style-name="Preformatted_20_Text">2810,02/29/2020,"Orange, CA",US,2020-02-01T19:53:03,1.0,0.0,0.0</text:p>
      <text:p text:style-name="Preformatted_20_Text">2811,02/29/2020,"Portland, OR",US,2020-02-29T02:23:11,1.0,0.0,0.0</text:p>
      <text:p text:style-name="Preformatted_20_Text">2812,02/29/2020,"San Antonio, TX",US,2020-02-13T18:53:02,1.0,0.0,0.0</text:p>
      <text:p text:style-name="Preformatted_20_Text">2813,02/29/2020,"Snohomish County, WA",US,2020-02-29T15:03:04,1.0,0.0,0.0</text:p>
      <text:p text:style-name="Preformatted_20_Text">2814,02/29/2020,"Tempe, AZ",US,2020-02-25T21:23:03,1.0,0.0,1.0</text:p>
      <text:p text:style-name="Preformatted_20_Text">2815,02/29/2020,From Diamond Princess,Australia,2020-02-29T02:03:10,0.0,0.0,0.0</text:p>
      <text:p text:style-name="Preformatted_20_Text">2816,02/29/2020,"Lackland, TX (From Diamond Princess)",US,2020-02-24T23:33:02,0.0,0.0,0.0</text:p>
      <text:p text:style-name="Preformatted_20_Text">2817,02/29/2020,"Omaha, NE (From Diamond Princess)",US,2020-02-24T23:33:02,0.0,0.0,0.0</text:p>
      <text:p text:style-name="Preformatted_20_Text">2818,02/29/2020,"Travis, CA (From Diamond Princess)",US,2020-02-24T23:33:02,0.0,0.0,0.0</text:p>
      <text:p text:style-name="Preformatted_20_Text">2819,03/01/2020,Hubei,Mainland China,2020-03-01T10:13:19,66907.0,2761.0,31536.0</text:p>
      <text:p text:style-name="Preformatted_20_Text">2820,03/01/2020,,South Korea,2020-03-01T23:43:03,3736.0,17.0,30.0</text:p>
      <text:p text:style-name="Preformatted_20_Text">2821,03/01/2020,,Italy,2020-03-01T23:23:02,1694.0,34.0,83.0</text:p>
      <text:p text:style-name="Preformatted_20_Text">2822,03/01/2020,Guangdong,Mainland China,2020-03-01T14:13:18,1349.0,7.0,1016.0</text:p>
      <text:p text:style-name="Preformatted_20_Text">2823,03/01/2020,Henan,Mainland China,2020-03-01T14:13:18,1272.0,22.0,1198.0</text:p>
      <text:p text:style-name="Preformatted_20_Text">2824,03/01/2020,Zhejiang,Mainland China,2020-03-01T10:13:33,1205.0,1.0,1046.0</text:p>
      <text:p text:style-name="Preformatted_20_Text">2825,03/01/2020,Hunan,Mainland China,2020-03-01T10:03:03,1018.0,4.0,866.0</text:p>
      <text:p text:style-name="Preformatted_20_Text">2826,03/01/2020,Anhui,Mainland China,2020-03-01T10:03:03,990.0,6.0,873.0</text:p>
      <text:p text:style-name="Preformatted_20_Text">2827,03/01/2020,,Iran,2020-03-01T15:33:03,978.0,54.0,175.0</text:p>
      <text:p text:style-name="Preformatted_20_Text"><text:soft-page-break/>2828,03/01/2020,Jiangxi,Mainland China,2020-03-01T01:13:10,935.0,1.0,831.0</text:p>
      <text:p text:style-name="Preformatted_20_Text">2829,03/01/2020,Shandong,Mainland China,2020-03-01T11:33:03,758.0,6.0,443.0</text:p>
      <text:p text:style-name="Preformatted_20_Text">2830,03/01/2020,Diamond Princess cruise ship,Others,2020-02-29T01:43:02,705.0,6.0,10.0</text:p>
      <text:p text:style-name="Preformatted_20_Text">2831,03/01/2020,Jiangsu,Mainland China,2020-03-01T10:03:03,631.0,0.0,536.0</text:p>
      <text:p text:style-name="Preformatted_20_Text">2832,03/01/2020,Chongqing,Mainland China,2020-03-01T23:13:08,576.0,6.0,450.0</text:p>
      <text:p text:style-name="Preformatted_20_Text">2833,03/01/2020,Sichuan,Mainland China,2020-03-01T11:43:02,538.0,3.0,365.0</text:p>
      <text:p text:style-name="Preformatted_20_Text">2834,03/01/2020,Heilongjiang,Mainland China,2020-03-01T11:33:03,480.0,13.0,342.0</text:p>
      <text:p text:style-name="Preformatted_20_Text">2835,03/01/2020,Beijing,Mainland China,2020-03-01T02:53:03,413.0,8.0,276.0</text:p>
      <text:p text:style-name="Preformatted_20_Text">2836,03/01/2020,Shanghai,Mainland China,2020-03-01T07:13:07,337.0,3.0,290.0</text:p>
      <text:p text:style-name="Preformatted_20_Text">2837,03/01/2020,Hebei,Mainland China,2020-03-01T14:13:18,318.0,6.0,294.0</text:p>
      <text:p text:style-name="Preformatted_20_Text">2838,03/01/2020,Fujian,Mainland China,2020-03-01T09:43:03,296.0,1.0,247.0</text:p>
      <text:p text:style-name="Preformatted_20_Text">2839,03/01/2020,,Japan,2020-03-01T23:33:03,256.0,6.0,32.0</text:p>
      <text:p text:style-name="Preformatted_20_Text">2840,03/01/2020,Guangxi,Mainland China,2020-03-01T09:43:03,252.0,2.0,181.0</text:p>
      <text:p text:style-name="Preformatted_20_Text">2841,03/01/2020,Shaanxi,Mainland China,2020-03-01T09:43:03,245.0,1.0,208.0</text:p>
      <text:p text:style-name="Preformatted_20_Text">2842,03/01/2020,Yunnan,Mainland China,2020-03-01T07:13:07,174.0,2.0,163.0</text:p>
      <text:p text:style-name="Preformatted_20_Text">2843,03/01/2020,Hainan,Mainland China,2020-03-01T10:13:38,168.0,5.0,149.0</text:p>
      <text:p text:style-name="Preformatted_20_Text">2844,03/01/2020,Guizhou,Mainland China,2020-02-27T00:43:02,146.0,2.0,112.0</text:p>
      <text:p text:style-name="Preformatted_20_Text">2845,03/01/2020,Tianjin,Mainland China,2020-03-01T12:43:02,136.0,3.0,111.0</text:p>
      <text:p text:style-name="Preformatted_20_Text">2846,03/01/2020,Shanxi,Mainland China,2020-03-01T23:13:08,133.0,0.0,116.0</text:p>
      <text:p text:style-name="Preformatted_20_Text">2847,03/01/2020,,France,2020-03-01T20:43:02,130.0,2.0,12.0</text:p>
      <text:p text:style-name="Preformatted_20_Text">2848,03/01/2020,,Germany,2020-03-01T23:23:02,130.0,0.0,16.0</text:p>
      <text:p text:style-name="Preformatted_20_Text">2849,03/01/2020,Liaoning,Mainland China,2020-03-01T12:23:06,122.0,1.0,103.0</text:p>
      <text:p text:style-name="Preformatted_20_Text">2850,03/01/2020,,Singapore,2020-03-01T23:23:02,106.0,0.0,72.0</text:p>
      <text:p text:style-name="Preformatted_20_Text">2851,03/01/2020,Hong Kong,Hong Kong,2020-03-01T14:33:16,96.0,2.0,36.0</text:p>
      <text:p text:style-name="Preformatted_20_Text">2852,03/01/2020,Jilin,Mainland China,2020-03-01T09:43:03,93.0,1.0,78.0</text:p>
      <text:p text:style-name="Preformatted_20_Text">2853,03/01/2020,Gansu,Mainland China,2020-03-01T14:33:17,91.0,2.0,84.0</text:p>
      <text:p text:style-name="Preformatted_20_Text">2854,03/01/2020,,Spain,2020-03-01T23:33:03,84.0,0.0,2.0</text:p>
      <text:p text:style-name="Preformatted_20_Text">2855,03/01/2020,Xinjiang,Mainland China,2020-03-01T10:03:03,76.0,3.0,64.0</text:p>
      <text:p text:style-name="Preformatted_20_Text">2856,03/01/2020,Inner Mongolia,Mainland China,2020-03-01T10:03:03,75.0,0.0,52.0</text:p>
      <text:p text:style-name="Preformatted_20_Text">2857,03/01/2020,Ningxia,Mainland China,2020-02-29T05:53:02,73.0,0.0,69.0</text:p>
      <text:p text:style-name="Preformatted_20_Text">2858,03/01/2020,,Bahrain,2020-03-01T23:33:03,47.0,0.0,0.0</text:p>
      <text:p text:style-name="Preformatted_20_Text">2859,03/01/2020,,Kuwait,2020-02-28T16:23:03,45.0,0.0,0.0</text:p>
      <text:p text:style-name="Preformatted_20_Text">2860,03/01/2020,Unassigned Location (From Diamond Princess),US,2020-02-28T20:03:03,44.0,0.0,0.0</text:p>
      <text:p text:style-name="Preformatted_20_Text">2861,03/01/2020,,Thailand,2020-03-01T07:13:07,42.0,1.0,28.0</text:p>
      <text:p text:style-name="Preformatted_20_Text">2862,03/01/2020,Taiwan,Taiwan,2020-03-01T07:43:01,40.0,1.0,9.0</text:p>
      <text:p text:style-name="Preformatted_20_Text">2863,03/01/2020,,UK,2020-03-01T23:23:02,36.0,0.0,8.0</text:p>
      <text:p text:style-name="Preformatted_20_Text">2864,03/01/2020,,Malaysia,2020-03-01T12:53:02,29.0,0.0,18.0</text:p>
      <text:p text:style-name="Preformatted_20_Text">2865,03/01/2020,,Switzerland,2020-03-01T23:23:02,27.0,0.0,0.0</text:p>
      <text:p text:style-name="Preformatted_20_Text">2866,03/01/2020,,United Arab Emirates,2020-02-29T12:33:03,21.0,0.0,5.0</text:p>
      <text:p text:style-name="Preformatted_20_Text">2867,03/01/2020,,Iraq,2020-03-01T16:43:02,19.0,0.0,0.0</text:p>
      <text:p text:style-name="Preformatted_20_Text">2868,03/01/2020,,Norway,2020-03-01T20:43:02,19.0,0.0,0.0</text:p>
      <text:p text:style-name="Preformatted_20_Text">2869,03/01/2020,Qinghai,Mainland China,2020-02-21T04:43:02,18.0,0.0,18.0</text:p>
      <text:p text:style-name="Preformatted_20_Text">2870,03/01/2020,,Vietnam,2020-02-25T08:53:02,16.0,0.0,16.0</text:p>
      <text:p text:style-name="Preformatted_20_Text">2871,03/01/2020,,Austria,2020-03-01T23:33:03,14.0,0.0,0.0</text:p>
      <text:p text:style-name="Preformatted_20_Text">2872,03/01/2020,"Toronto, ON",Canada,2020-03-01T23:33:03,14.0,0.0,2.0</text:p>
      <text:p text:style-name="Preformatted_20_Text">2873,03/01/2020,,Sweden,2020-03-01T23:23:02,14.0,0.0,0.0</text:p>
      <text:p text:style-name="Preformatted_20_Text">2874,03/01/2020,,Israel,2020-03-01T23:23:02,10.0,0.0,1.0</text:p>
      <text:p text:style-name="Preformatted_20_Text">2875,03/01/2020,,Lebanon,2020-03-01T15:33:03,10.0,0.0,0.0</text:p>
      <text:p text:style-name="Preformatted_20_Text">2876,03/01/2020,Macau,Macau,2020-02-27T12:43:02,10.0,0.0,8.0</text:p>
      <text:p text:style-name="Preformatted_20_Text">2877,03/01/2020,,Netherlands,2020-03-01T15:33:03,10.0,0.0,0.0</text:p>
      <text:p text:style-name="Preformatted_20_Text">2878,03/01/2020,Queensland,Australia,2020-02-29T02:03:10,9.0,0.0,1.0</text:p>
      <text:p text:style-name="Preformatted_20_Text">2879,03/01/2020,"Seattle, WA",US,2020-03-01T21:13:12,9.0,1.0,1.0</text:p>
      <text:p text:style-name="Preformatted_20_Text">2880,03/01/2020,British Columbia,Canada,2020-02-29T23:23:13,8.0,0.0,3.0</text:p>
      <text:p text:style-name="Preformatted_20_Text">2881,03/01/2020,Victoria,Australia,2020-02-29T02:03:10,7.0,0.0,4.0</text:p>
      <text:p text:style-name="Preformatted_20_Text">2882,03/01/2020,,Croatia,2020-03-01T23:33:03,7.0,0.0,0.0</text:p>
      <text:p text:style-name="Preformatted_20_Text">2883,03/01/2020,,Greece,2020-03-01T23:23:02,7.0,0.0,0.0</text:p>
      <text:p text:style-name="Preformatted_20_Text">2884,03/01/2020,New South Wales,Australia,2020-03-01T23:33:03,6.0,0.0,4.0</text:p>
      <text:p text:style-name="Preformatted_20_Text">2885,03/01/2020,,Ecuador,2020-03-01T23:33:03,6.0,0.0,0.0</text:p>
      <text:p text:style-name="Preformatted_20_Text">2886,03/01/2020,,Finland,2020-03-01T23:23:02,6.0,0.0,1.0</text:p>
      <text:p text:style-name="Preformatted_20_Text">2887,03/01/2020,,Oman,2020-02-29T12:33:03,6.0,0.0,1.0</text:p>
      <text:p text:style-name="Preformatted_20_Text">2888,03/01/2020,,Mexico,2020-03-01T23:33:03,5.0,0.0,0.0</text:p>
      <text:p text:style-name="Preformatted_20_Text">2889,03/01/2020,,Denmark,2020-03-01T23:33:03,4.0,0.0,0.0</text:p>
      <text:p text:style-name="Preformatted_20_Text"><text:soft-page-break/>2890,03/01/2020,,Pakistan,2020-02-29T18:03:05,4.0,0.0,0.0</text:p>
      <text:p text:style-name="Preformatted_20_Text">2891,03/01/2020,South Australia,Australia,2020-02-29T02:03:10,3.0,0.0,2.0</text:p>
      <text:p text:style-name="Preformatted_20_Text">2892,03/01/2020,,Azerbaijan,2020-03-01T02:43:03,3.0,0.0,0.0</text:p>
      <text:p text:style-name="Preformatted_20_Text">2893,03/01/2020,,Czech Republic,2020-03-01T15:53:06,3.0,0.0,0.0</text:p>
      <text:p text:style-name="Preformatted_20_Text">2894,03/01/2020,,Georgia,2020-03-01T15:43:03,3.0,0.0,0.0</text:p>
      <text:p text:style-name="Preformatted_20_Text">2895,03/01/2020,,Iceland,2020-03-01T23:33:03,3.0,0.0,0.0</text:p>
      <text:p text:style-name="Preformatted_20_Text">2896,03/01/2020,,India,2020-02-16T07:43:02,3.0,0.0,3.0</text:p>
      <text:p text:style-name="Preformatted_20_Text">2897,03/01/2020,,Philippines,2020-02-12T07:43:02,3.0,1.0,1.0</text:p>
      <text:p text:style-name="Preformatted_20_Text">2898,03/01/2020,,Qatar,2020-03-01T23:33:03,3.0,0.0,0.0</text:p>
      <text:p text:style-name="Preformatted_20_Text">2899,03/01/2020,,Romania,2020-02-28T15:33:03,3.0,0.0,0.0</text:p>
      <text:p text:style-name="Preformatted_20_Text">2900,03/01/2020,"Chicago, IL",US,2020-03-01T03:53:02,3.0,0.0,2.0</text:p>
      <text:p text:style-name="Preformatted_20_Text">2901,03/01/2020,"Santa Clara, CA",US,2020-02-29T01:33:03,3.0,0.0,1.0</text:p>
      <text:p text:style-name="Preformatted_20_Text">2902,03/01/2020,Western Australia,Australia,2020-03-01T02:43:03,2.0,1.0,0.0</text:p>
      <text:p text:style-name="Preformatted_20_Text">2903,03/01/2020,,Belgium,2020-03-01T12:43:02,2.0,0.0,1.0</text:p>
      <text:p text:style-name="Preformatted_20_Text">2904,03/01/2020,,Brazil,2020-02-29T21:03:05,2.0,0.0,0.0</text:p>
      <text:p text:style-name="Preformatted_20_Text">2905,03/01/2020,,Egypt,2020-03-01T23:33:03,2.0,0.0,1.0</text:p>
      <text:p text:style-name="Preformatted_20_Text">2906,03/01/2020,,Russia,2020-02-12T14:43:03,2.0,0.0,2.0</text:p>
      <text:p text:style-name="Preformatted_20_Text">2907,03/01/2020,"Sacramento County, CA",US,2020-02-27T20:33:02,2.0,0.0,0.0</text:p>
      <text:p text:style-name="Preformatted_20_Text">2908,03/01/2020,"San Benito, CA",US,2020-02-03T03:53:02,2.0,0.0,0.0</text:p>
      <text:p text:style-name="Preformatted_20_Text">2909,03/01/2020,"San Diego County, CA",US,2020-02-21T05:43:02,2.0,0.0,1.0</text:p>
      <text:p text:style-name="Preformatted_20_Text">2910,03/01/2020,"Snohomish County, WA",US,2020-03-01T20:23:06,2.0,0.0,0.0</text:p>
      <text:p text:style-name="Preformatted_20_Text">2911,03/01/2020,,Afghanistan,2020-02-24T23:33:02,1.0,0.0,0.0</text:p>
      <text:p text:style-name="Preformatted_20_Text">2912,03/01/2020,,Algeria,2020-02-25T23:43:03,1.0,0.0,0.0</text:p>
      <text:p text:style-name="Preformatted_20_Text">2913,03/01/2020,,Armenia,2020-03-01T19:53:02,1.0,0.0,0.0</text:p>
      <text:p text:style-name="Preformatted_20_Text">2914,03/01/2020,,Belarus,2020-02-28T16:23:03,1.0,0.0,0.0</text:p>
      <text:p text:style-name="Preformatted_20_Text">2915,03/01/2020,,Cambodia,2020-02-12T07:43:02,1.0,0.0,1.0</text:p>
      <text:p text:style-name="Preformatted_20_Text">2916,03/01/2020," Montreal, QC",Canada,2020-02-28T05:23:07,1.0,0.0,0.0</text:p>
      <text:p text:style-name="Preformatted_20_Text">2917,03/01/2020,"London, ON",Canada,2020-02-12T18:53:03,1.0,0.0,1.0</text:p>
      <text:p text:style-name="Preformatted_20_Text">2918,03/01/2020,,Dominican Republic,2020-03-01T16:03:06,1.0,0.0,0.0</text:p>
      <text:p text:style-name="Preformatted_20_Text">2919,03/01/2020,,Estonia,2020-02-27T16:23:03,1.0,0.0,0.0</text:p>
      <text:p text:style-name="Preformatted_20_Text">2920,03/01/2020,,Ireland,2020-03-01T07:13:07,1.0,0.0,0.0</text:p>
      <text:p text:style-name="Preformatted_20_Text">2921,03/01/2020,,Lithuania,2020-02-28T16:23:03,1.0,0.0,0.0</text:p>
      <text:p text:style-name="Preformatted_20_Text">2922,03/01/2020,,Luxembourg,2020-03-01T07:13:07,1.0,0.0,0.0</text:p>
      <text:p text:style-name="Preformatted_20_Text">2923,03/01/2020,Tibet,Mainland China,2020-02-12T06:43:02,1.0,0.0,1.0</text:p>
      <text:p text:style-name="Preformatted_20_Text">2924,03/01/2020,,Monaco,2020-02-29T00:33:01,1.0,0.0,0.0</text:p>
      <text:p text:style-name="Preformatted_20_Text">2925,03/01/2020,,Nepal,2020-02-12T14:43:03,1.0,0.0,1.0</text:p>
      <text:p text:style-name="Preformatted_20_Text">2926,03/01/2020,,New Zealand,2020-02-28T16:23:03,1.0,0.0,0.0</text:p>
      <text:p text:style-name="Preformatted_20_Text">2927,03/01/2020,,Nigeria,2020-02-28T16:23:03,1.0,0.0,0.0</text:p>
      <text:p text:style-name="Preformatted_20_Text">2928,03/01/2020,,North Macedonia,2020-02-27T16:23:03,1.0,0.0,0.0</text:p>
      <text:p text:style-name="Preformatted_20_Text">2929,03/01/2020,,San Marino,2020-03-01T07:13:07,1.0,0.0,0.0</text:p>
      <text:p text:style-name="Preformatted_20_Text">2930,03/01/2020,,Sri Lanka,2020-02-08T03:43:03,1.0,0.0,1.0</text:p>
      <text:p text:style-name="Preformatted_20_Text">2931,03/01/2020,"Boston, MA",US,2020-02-28T21:13:12,1.0,0.0,1.0</text:p>
      <text:p text:style-name="Preformatted_20_Text">2932,03/01/2020,"Humboldt County, CA",US,2020-02-21T05:13:09,1.0,0.0,0.0</text:p>
      <text:p text:style-name="Preformatted_20_Text">2933,03/01/2020,"Los Angeles, CA",US,2020-02-01T19:53:03,1.0,0.0,0.0</text:p>
      <text:p text:style-name="Preformatted_20_Text">2934,03/01/2020,"Madison, WI",US,2020-02-05T21:53:02,1.0,0.0,0.0</text:p>
      <text:p text:style-name="Preformatted_20_Text">2935,03/01/2020,"Orange, CA",US,2020-02-01T19:53:03,1.0,0.0,0.0</text:p>
      <text:p text:style-name="Preformatted_20_Text">2936,03/01/2020,"Portland, OR",US,2020-02-29T02:23:11,1.0,0.0,0.0</text:p>
      <text:p text:style-name="Preformatted_20_Text">2937,03/01/2020,"Providence, RI",US,2020-03-01T15:33:03,1.0,0.0,0.0</text:p>
      <text:p text:style-name="Preformatted_20_Text">2938,03/01/2020,"San Antonio, TX",US,2020-02-13T18:53:02,1.0,0.0,0.0</text:p>
      <text:p text:style-name="Preformatted_20_Text">2939,03/01/2020,"Tempe, AZ",US,2020-02-25T21:23:03,1.0,0.0,1.0</text:p>
      <text:p text:style-name="Preformatted_20_Text">2940,03/01/2020,From Diamond Princess,Australia,2020-02-29T02:03:10,0.0,0.0,0.0</text:p>
      <text:p text:style-name="Preformatted_20_Text">2941,03/01/2020,"Lackland, TX (From Diamond Princess)",US,2020-02-24T23:33:02,0.0,0.0,0.0</text:p>
      <text:p text:style-name="Preformatted_20_Text">2942,03/01/2020,"Omaha, NE (From Diamond Princess)",US,2020-02-24T23:33:02,0.0,0.0,0.0</text:p>
      <text:p text:style-name="Preformatted_20_Text">2943,03/01/2020,"Travis, CA (From Diamond Princess)",US,2020-02-24T23:33:02,0.0,0.0,0.0</text:p>
      <text:p text:style-name="Preformatted_20_Text">2944,03/02/2020,Hubei,Mainland China,2020-03-02T15:03:23,67103.0,2803.0,33934.0</text:p>
      <text:p text:style-name="Preformatted_20_Text">2945,03/02/2020,,South Korea,2020-03-02T20:23:16,4335.0,28.0,30.0</text:p>
      <text:p text:style-name="Preformatted_20_Text">2946,03/02/2020,,Italy,2020-03-02T20:23:16,2036.0,52.0,149.0</text:p>
      <text:p text:style-name="Preformatted_20_Text">2947,03/02/2020,,Iran,2020-03-02T20:23:16,1501.0,66.0,291.0</text:p>
      <text:p text:style-name="Preformatted_20_Text">2948,03/02/2020,Guangdong,Mainland China,2020-03-02T15:03:23,1350.0,7.0,1059.0</text:p>
      <text:p text:style-name="Preformatted_20_Text">2949,03/02/2020,Henan,Mainland China,2020-03-02T11:43:03,1272.0,22.0,1205.0</text:p>
      <text:p text:style-name="Preformatted_20_Text">2950,03/02/2020,Zhejiang,Mainland China,2020-03-02T11:43:03,1206.0,1.0,1069.0</text:p>
      <text:p text:style-name="Preformatted_20_Text"><text:soft-page-break/>2951,03/02/2020,Hunan,Mainland China,2020-03-02T11:43:03,1018.0,4.0,887.0</text:p>
      <text:p text:style-name="Preformatted_20_Text">2952,03/02/2020,Anhui,Mainland China,2020-03-02T15:03:23,990.0,6.0,917.0</text:p>
      <text:p text:style-name="Preformatted_20_Text">2953,03/02/2020,Jiangxi,Mainland China,2020-03-02T01:33:02,935.0,1.0,850.0</text:p>
      <text:p text:style-name="Preformatted_20_Text">2954,03/02/2020,Shandong,Mainland China,2020-03-02T08:03:12,758.0,6.0,460.0</text:p>
      <text:p text:style-name="Preformatted_20_Text">2955,03/02/2020,Diamond Princess cruise ship,Others,2020-03-02T14:33:03,705.0,6.0,10.0</text:p>
      <text:p text:style-name="Preformatted_20_Text">2956,03/02/2020,Jiangsu,Mainland China,2020-03-02T12:53:02,631.0,0.0,543.0</text:p>
      <text:p text:style-name="Preformatted_20_Text">2957,03/02/2020,Chongqing,Mainland China,2020-03-02T23:23:02,576.0,6.0,469.0</text:p>
      <text:p text:style-name="Preformatted_20_Text">2958,03/02/2020,Sichuan,Mainland China,2020-03-02T15:03:23,538.0,3.0,386.0</text:p>
      <text:p text:style-name="Preformatted_20_Text">2959,03/02/2020,Heilongjiang,Mainland China,2020-03-02T12:53:02,480.0,13.0,356.0</text:p>
      <text:p text:style-name="Preformatted_20_Text">2960,03/02/2020,Beijing,Mainland China,2020-03-02T02:13:16,414.0,8.0,282.0</text:p>
      <text:p text:style-name="Preformatted_20_Text">2961,03/02/2020,Shanghai,Mainland China,2020-03-02T04:03:13,337.0,3.0,292.0</text:p>
      <text:p text:style-name="Preformatted_20_Text">2962,03/02/2020,Hebei,Mainland China,2020-03-02T09:43:05,318.0,6.0,296.0</text:p>
      <text:p text:style-name="Preformatted_20_Text">2963,03/02/2020,Fujian,Mainland China,2020-03-02T12:53:02,296.0,1.0,255.0</text:p>
      <text:p text:style-name="Preformatted_20_Text">2964,03/02/2020,,Japan,2020-03-02T20:33:02,274.0,6.0,32.0</text:p>
      <text:p text:style-name="Preformatted_20_Text">2965,03/02/2020,Guangxi,Mainland China,2020-03-02T12:53:02,252.0,2.0,192.0</text:p>
      <text:p text:style-name="Preformatted_20_Text">2966,03/02/2020,Shaanxi,Mainland China,2020-03-02T08:03:12,245.0,1.0,216.0</text:p>
      <text:p text:style-name="Preformatted_20_Text">2967,03/02/2020,,France,2020-03-02T20:33:02,191.0,3.0,12.0</text:p>
      <text:p text:style-name="Preformatted_20_Text">2968,03/02/2020,Yunnan,Mainland China,2020-03-02T06:23:04,174.0,2.0,168.0</text:p>
      <text:p text:style-name="Preformatted_20_Text">2969,03/02/2020,Hainan,Mainland China,2020-03-02T02:03:18,168.0,5.0,151.0</text:p>
      <text:p text:style-name="Preformatted_20_Text">2970,03/02/2020,,Germany,2020-03-02T20:33:02,159.0,0.0,16.0</text:p>
      <text:p text:style-name="Preformatted_20_Text">2971,03/02/2020,Guizhou,Mainland China,2020-03-02T01:13:06,146.0,2.0,114.0</text:p>
      <text:p text:style-name="Preformatted_20_Text">2972,03/02/2020,Tianjin,Mainland China,2020-03-01T12:43:02,136.0,3.0,111.0</text:p>
      <text:p text:style-name="Preformatted_20_Text">2973,03/02/2020,Shanxi,Mainland China,2020-03-02T23:23:02,133.0,0.0,119.0</text:p>
      <text:p text:style-name="Preformatted_20_Text">2974,03/02/2020,Liaoning,Mainland China,2020-03-01T12:23:06,122.0,1.0,103.0</text:p>
      <text:p text:style-name="Preformatted_20_Text">2975,03/02/2020,,Spain,2020-03-02T14:43:05,120.0,0.0,2.0</text:p>
      <text:p text:style-name="Preformatted_20_Text">2976,03/02/2020,,Singapore,2020-03-02T20:33:02,108.0,0.0,78.0</text:p>
      <text:p text:style-name="Preformatted_20_Text">2977,03/02/2020,Hong Kong,Hong Kong,2020-03-02T23:53:02,100.0,2.0,36.0</text:p>
      <text:p text:style-name="Preformatted_20_Text">2978,03/02/2020,Jilin,Mainland China,2020-03-02T15:03:23,93.0,1.0,83.0</text:p>
      <text:p text:style-name="Preformatted_20_Text">2979,03/02/2020,Gansu,Mainland China,2020-03-02T15:03:23,91.0,2.0,85.0</text:p>
      <text:p text:style-name="Preformatted_20_Text">2980,03/02/2020,Xinjiang,Mainland China,2020-03-02T15:43:31,76.0,3.0,66.0</text:p>
      <text:p text:style-name="Preformatted_20_Text">2981,03/02/2020,Inner Mongolia,Mainland China,2020-03-02T10:23:04,75.0,0.0,54.0</text:p>
      <text:p text:style-name="Preformatted_20_Text">2982,03/02/2020,Ningxia,Mainland China,2020-03-02T01:33:02,74.0,0.0,69.0</text:p>
      <text:p text:style-name="Preformatted_20_Text">2983,03/02/2020,,Kuwait,2020-03-02T20:33:02,56.0,0.0,0.0</text:p>
      <text:p text:style-name="Preformatted_20_Text">2984,03/02/2020,,Bahrain,2020-03-02T20:33:02,49.0,0.0,0.0</text:p>
      <text:p text:style-name="Preformatted_20_Text">2985,03/02/2020,Unassigned Location (From Diamond Princess),US,2020-03-02T19:53:03,45.0,0.0,0.0</text:p>
      <text:p text:style-name="Preformatted_20_Text">2986,03/02/2020,,Thailand,2020-03-02T06:23:04,43.0,1.0,31.0</text:p>
      <text:p text:style-name="Preformatted_20_Text">2987,03/02/2020,,Switzerland,2020-03-02T22:33:09,42.0,0.0,0.0</text:p>
      <text:p text:style-name="Preformatted_20_Text">2988,03/02/2020,Taiwan,Taiwan,2020-03-02T08:03:12,41.0,1.0,12.0</text:p>
      <text:p text:style-name="Preformatted_20_Text">2989,03/02/2020,,UK,2020-03-02T20:33:02,40.0,0.0,8.0</text:p>
      <text:p text:style-name="Preformatted_20_Text">2990,03/02/2020,,Malaysia,2020-03-01T12:53:02,29.0,0.0,18.0</text:p>
      <text:p text:style-name="Preformatted_20_Text">2991,03/02/2020,,Iraq,2020-03-02T20:53:02,26.0,0.0,0.0</text:p>
      <text:p text:style-name="Preformatted_20_Text">2992,03/02/2020,,Norway,2020-03-02T20:53:02,25.0,0.0,0.0</text:p>
      <text:p text:style-name="Preformatted_20_Text">2993,03/02/2020,,United Arab Emirates,2020-02-29T12:33:03,21.0,0.0,5.0</text:p>
      <text:p text:style-name="Preformatted_20_Text">2994,03/02/2020,,Austria,2020-03-02T21:23:04,18.0,0.0,0.0</text:p>
      <text:p text:style-name="Preformatted_20_Text">2995,03/02/2020,Qinghai,Mainland China,2020-02-21T04:43:02,18.0,0.0,18.0</text:p>
      <text:p text:style-name="Preformatted_20_Text">2996,03/02/2020,,Netherlands,2020-03-02T20:53:02,18.0,0.0,0.0</text:p>
      <text:p text:style-name="Preformatted_20_Text">2997,03/02/2020,"Toronto, ON",Canada,2020-03-02T20:53:02,17.0,0.0,2.0</text:p>
      <text:p text:style-name="Preformatted_20_Text">2998,03/02/2020,,Vietnam,2020-02-25T08:53:02,16.0,0.0,16.0</text:p>
      <text:p text:style-name="Preformatted_20_Text">2999,03/02/2020,,Sweden,2020-03-02T20:53:02,15.0,0.0,0.0</text:p>
      <text:p text:style-name="Preformatted_20_Text">3000,03/02/2020,"King County, WA",US,2020-03-02T20:23:16,14.0,5.0,1.0</text:p>
      <text:p text:style-name="Preformatted_20_Text">3001,03/02/2020,,Lebanon,2020-03-02T20:53:02,13.0,0.0,0.0</text:p>
      <text:p text:style-name="Preformatted_20_Text">3002,03/02/2020,,Israel,2020-03-01T23:23:02,10.0,0.0,1.0</text:p>
      <text:p text:style-name="Preformatted_20_Text">3003,03/02/2020,Macau,Macau,2020-02-27T12:43:02,10.0,0.0,8.0</text:p>
      <text:p text:style-name="Preformatted_20_Text">3004,03/02/2020,Queensland,Australia,2020-02-29T02:03:10,9.0,0.0,1.0</text:p>
      <text:p text:style-name="Preformatted_20_Text">3005,03/02/2020,Victoria,Australia,2020-03-02T00:53:03,9.0,0.0,4.0</text:p>
      <text:p text:style-name="Preformatted_20_Text">3006,03/02/2020,"Santa Clara, CA",US,2020-03-02T20:33:02,9.0,0.0,1.0</text:p>
      <text:p text:style-name="Preformatted_20_Text">3007,03/02/2020,,Belgium,2020-03-02T20:53:02,8.0,0.0,1.0</text:p>
      <text:p text:style-name="Preformatted_20_Text">3008,03/02/2020,British Columbia,Canada,2020-02-29T23:23:13,8.0,0.0,3.0</text:p>
      <text:p text:style-name="Preformatted_20_Text">3009,03/02/2020,,San Marino,2020-03-02T01:03:12,8.0,0.0,0.0</text:p>
      <text:p text:style-name="Preformatted_20_Text">3010,03/02/2020,,Croatia,2020-03-01T23:33:03,7.0,0.0,0.0</text:p>
      <text:p text:style-name="Preformatted_20_Text">3011,03/02/2020,,Greece,2020-03-01T23:23:02,7.0,0.0,0.0</text:p>
      <text:p text:style-name="Preformatted_20_Text">3012,03/02/2020,New South Wales,Australia,2020-03-01T23:33:03,6.0,0.0,4.0</text:p>
      <text:p text:style-name="Preformatted_20_Text"><text:soft-page-break/>3013,03/02/2020,,Ecuador,2020-03-01T23:33:03,6.0,0.0,0.0</text:p>
      <text:p text:style-name="Preformatted_20_Text">3014,03/02/2020,,Finland,2020-03-01T23:23:02,6.0,0.0,1.0</text:p>
      <text:p text:style-name="Preformatted_20_Text">3015,03/02/2020,,Iceland,2020-03-02T22:33:09,6.0,0.0,0.0</text:p>
      <text:p text:style-name="Preformatted_20_Text">3016,03/02/2020,,Oman,2020-02-29T12:33:03,6.0,0.0,1.0</text:p>
      <text:p text:style-name="Preformatted_20_Text">3017,03/02/2020,,India,2020-03-02T22:33:09,5.0,0.0,3.0</text:p>
      <text:p text:style-name="Preformatted_20_Text">3018,03/02/2020,,Mexico,2020-03-01T23:33:03,5.0,0.0,0.0</text:p>
      <text:p text:style-name="Preformatted_20_Text">3019,03/02/2020,,Denmark,2020-03-01T23:33:03,4.0,0.0,0.0</text:p>
      <text:p text:style-name="Preformatted_20_Text">3020,03/02/2020,,Pakistan,2020-02-29T18:03:05,4.0,0.0,0.0</text:p>
      <text:p text:style-name="Preformatted_20_Text">3021,03/02/2020,"Cook County, IL",US,2020-03-02T20:33:02,4.0,0.0,2.0</text:p>
      <text:p text:style-name="Preformatted_20_Text">3022,03/02/2020,"Snohomish County, WA",US,2020-03-02T20:53:02,4.0,1.0,0.0</text:p>
      <text:p text:style-name="Preformatted_20_Text">3023,03/02/2020,,Algeria,2020-03-02T00:53:03,3.0,0.0,0.0</text:p>
      <text:p text:style-name="Preformatted_20_Text">3024,03/02/2020,South Australia,Australia,2020-02-29T02:03:10,3.0,0.0,2.0</text:p>
      <text:p text:style-name="Preformatted_20_Text">3025,03/02/2020,,Azerbaijan,2020-03-01T02:43:03,3.0,0.0,0.0</text:p>
      <text:p text:style-name="Preformatted_20_Text">3026,03/02/2020,,Czech Republic,2020-03-02T16:33:02,3.0,0.0,0.0</text:p>
      <text:p text:style-name="Preformatted_20_Text">3027,03/02/2020,,Georgia,2020-03-01T15:43:03,3.0,0.0,0.0</text:p>
      <text:p text:style-name="Preformatted_20_Text">3028,03/02/2020,,Philippines,2020-02-12T07:43:02,3.0,1.0,1.0</text:p>
      <text:p text:style-name="Preformatted_20_Text">3029,03/02/2020,,Qatar,2020-03-01T23:33:03,3.0,0.0,0.0</text:p>
      <text:p text:style-name="Preformatted_20_Text">3030,03/02/2020,,Romania,2020-02-28T15:33:03,3.0,0.0,0.0</text:p>
      <text:p text:style-name="Preformatted_20_Text">3031,03/02/2020,,Russia,2020-03-02T21:23:04,3.0,0.0,2.0</text:p>
      <text:p text:style-name="Preformatted_20_Text">3032,03/02/2020,Western Australia,Australia,2020-03-01T02:43:03,2.0,1.0,0.0</text:p>
      <text:p text:style-name="Preformatted_20_Text">3033,03/02/2020,,Brazil,2020-02-29T21:03:05,2.0,0.0,0.0</text:p>
      <text:p text:style-name="Preformatted_20_Text">3034,03/02/2020,,Egypt,2020-03-01T23:33:03,2.0,0.0,1.0</text:p>
      <text:p text:style-name="Preformatted_20_Text">3035,03/02/2020,,Indonesia,2020-03-02T18:03:04,2.0,0.0,0.0</text:p>
      <text:p text:style-name="Preformatted_20_Text">3036,03/02/2020,,Portugal,2020-03-02T22:43:02,2.0,0.0,0.0</text:p>
      <text:p text:style-name="Preformatted_20_Text">3037,03/02/2020,"Portland, OR",US,2020-03-02T03:33:08,2.0,0.0,0.0</text:p>
      <text:p text:style-name="Preformatted_20_Text">3038,03/02/2020,"Providence, RI",US,2020-03-02T03:43:02,2.0,0.0,0.0</text:p>
      <text:p text:style-name="Preformatted_20_Text">3039,03/02/2020,"Sacramento County, CA",US,2020-02-27T20:33:02,2.0,0.0,0.0</text:p>
      <text:p text:style-name="Preformatted_20_Text">3040,03/02/2020,"San Benito, CA",US,2020-02-03T03:53:02,2.0,0.0,0.0</text:p>
      <text:p text:style-name="Preformatted_20_Text">3041,03/02/2020,"San Diego County, CA",US,2020-02-21T05:43:02,2.0,0.0,1.0</text:p>
      <text:p text:style-name="Preformatted_20_Text">3042,03/02/2020,,Afghanistan,2020-02-24T23:33:02,1.0,0.0,0.0</text:p>
      <text:p text:style-name="Preformatted_20_Text">3043,03/02/2020,,Andorra,2020-03-02T20:23:16,1.0,0.0,0.0</text:p>
      <text:p text:style-name="Preformatted_20_Text">3044,03/02/2020,,Armenia,2020-03-01T19:53:02,1.0,0.0,0.0</text:p>
      <text:p text:style-name="Preformatted_20_Text">3045,03/02/2020,Tasmania,Australia,2020-03-02T20:53:02,1.0,0.0,0.0</text:p>
      <text:p text:style-name="Preformatted_20_Text">3046,03/02/2020,,Belarus,2020-02-28T16:23:03,1.0,0.0,0.0</text:p>
      <text:p text:style-name="Preformatted_20_Text">3047,03/02/2020,,Cambodia,2020-02-12T07:43:02,1.0,0.0,1.0</text:p>
      <text:p text:style-name="Preformatted_20_Text">3048,03/02/2020," Montreal, QC",Canada,2020-02-28T05:23:07,1.0,0.0,0.0</text:p>
      <text:p text:style-name="Preformatted_20_Text">3049,03/02/2020,"London, ON",Canada,2020-02-12T18:53:03,1.0,0.0,1.0</text:p>
      <text:p text:style-name="Preformatted_20_Text">3050,03/02/2020,,Dominican Republic,2020-03-02T16:33:02,1.0,0.0,0.0</text:p>
      <text:p text:style-name="Preformatted_20_Text">3051,03/02/2020,,Estonia,2020-02-27T16:23:03,1.0,0.0,0.0</text:p>
      <text:p text:style-name="Preformatted_20_Text">3052,03/02/2020,,Ireland,2020-03-01T07:13:07,1.0,0.0,0.0</text:p>
      <text:p text:style-name="Preformatted_20_Text">3053,03/02/2020,,Latvia,2020-03-02T20:13:49,1.0,0.0,0.0</text:p>
      <text:p text:style-name="Preformatted_20_Text">3054,03/02/2020,,Lithuania,2020-02-28T16:23:03,1.0,0.0,0.0</text:p>
      <text:p text:style-name="Preformatted_20_Text">3055,03/02/2020,,Luxembourg,2020-03-01T07:13:07,1.0,0.0,0.0</text:p>
      <text:p text:style-name="Preformatted_20_Text">3056,03/02/2020,Tibet,Mainland China,2020-02-12T06:43:02,1.0,0.0,1.0</text:p>
      <text:p text:style-name="Preformatted_20_Text">3057,03/02/2020,,Monaco,2020-02-29T00:33:01,1.0,0.0,0.0</text:p>
      <text:p text:style-name="Preformatted_20_Text">3058,03/02/2020,,Morocco,2020-03-02T22:33:09,1.0,0.0,0.0</text:p>
      <text:p text:style-name="Preformatted_20_Text">3059,03/02/2020,,Nepal,2020-02-12T14:43:03,1.0,0.0,1.0</text:p>
      <text:p text:style-name="Preformatted_20_Text">3060,03/02/2020,,New Zealand,2020-02-28T16:23:03,1.0,0.0,0.0</text:p>
      <text:p text:style-name="Preformatted_20_Text">3061,03/02/2020,,Nigeria,2020-02-28T16:23:03,1.0,0.0,0.0</text:p>
      <text:p text:style-name="Preformatted_20_Text">3062,03/02/2020,,North Macedonia,2020-02-27T16:23:03,1.0,0.0,0.0</text:p>
      <text:p text:style-name="Preformatted_20_Text">3063,03/02/2020,,Saudi Arabia,2020-03-02T23:53:02,1.0,0.0,0.0</text:p>
      <text:p text:style-name="Preformatted_20_Text">3064,03/02/2020,,Senegal,2020-03-02T20:23:16,1.0,0.0,0.0</text:p>
      <text:p text:style-name="Preformatted_20_Text">3065,03/02/2020,,Sri Lanka,2020-02-08T03:43:03,1.0,0.0,1.0</text:p>
      <text:p text:style-name="Preformatted_20_Text">3066,03/02/2020,"Boston, MA",US,2020-02-28T21:13:12,1.0,0.0,1.0</text:p>
      <text:p text:style-name="Preformatted_20_Text">3067,03/02/2020,"Grafton County, NH",US,2020-03-02T20:33:02,1.0,0.0,0.0</text:p>
      <text:p text:style-name="Preformatted_20_Text">3068,03/02/2020,"Hillsborough, FL",US,2020-03-02T03:13:25,1.0,0.0,0.0</text:p>
      <text:p text:style-name="Preformatted_20_Text">3069,03/02/2020,"Humboldt County, CA",US,2020-02-21T05:13:09,1.0,0.0,0.0</text:p>
      <text:p text:style-name="Preformatted_20_Text">3070,03/02/2020,"Los Angeles, CA",US,2020-02-01T19:53:03,1.0,0.0,0.0</text:p>
      <text:p text:style-name="Preformatted_20_Text">3071,03/02/2020,"Madison, WI",US,2020-02-05T21:53:02,1.0,0.0,0.0</text:p>
      <text:p text:style-name="Preformatted_20_Text">3072,03/02/2020,"New York City, NY",US,2020-03-02T01:53:03,1.0,0.0,0.0</text:p>
      <text:p text:style-name="Preformatted_20_Text">3073,03/02/2020,"Orange, CA",US,2020-02-01T19:53:03,1.0,0.0,0.0</text:p>
      <text:p text:style-name="Preformatted_20_Text">3074,03/02/2020,"Placer County, CA",US,2020-03-02T23:53:02,1.0,0.0,0.0</text:p>
      <text:p text:style-name="Preformatted_20_Text">3075,03/02/2020,"San Antonio, TX",US,2020-02-13T18:53:02,1.0,0.0,0.0</text:p>
      <text:p text:style-name="Preformatted_20_Text">3076,03/02/2020,"San Mateo, CA",US,2020-03-02T20:43:02,1.0,0.0,0.0</text:p>
      <text:p text:style-name="Preformatted_20_Text"><text:soft-page-break/>3077,03/02/2020,"Sarasota, FL",US,2020-03-02T03:23:06,1.0,0.0,0.0</text:p>
      <text:p text:style-name="Preformatted_20_Text">3078,03/02/2020,"Sonoma County, CA",US,2020-03-02T20:53:02,1.0,0.0,0.0</text:p>
      <text:p text:style-name="Preformatted_20_Text">3079,03/02/2020,"Tempe, AZ",US,2020-02-25T21:23:03,1.0,0.0,1.0</text:p>
      <text:p text:style-name="Preformatted_20_Text">3080,03/02/2020,"Umatilla, OR",US,2020-03-02T20:23:16,1.0,0.0,0.0</text:p>
      <text:p text:style-name="Preformatted_20_Text">3081,03/02/2020,From Diamond Princess,Australia,2020-02-29T02:03:10,0.0,0.0,0.0</text:p>
      <text:p text:style-name="Preformatted_20_Text">3082,03/02/2020,"Lackland, TX (From Diamond Princess)",US,2020-02-24T23:33:02,0.0,0.0,0.0</text:p>
      <text:p text:style-name="Preformatted_20_Text">3083,03/02/2020,"Omaha, NE (From Diamond Princess)",US,2020-02-24T23:33:02,0.0,0.0,0.0</text:p>
      <text:p text:style-name="Preformatted_20_Text">3084,03/02/2020,"Travis, CA (From Diamond Princess)",US,2020-02-24T23:33:02,0.0,0.0,0.0</text:p>
      <text:p text:style-name="Preformatted_20_Text">3085,03/03/2020,Hubei,Mainland China,2020-03-03T11:43:02,67217.0,2835.0,36208.0</text:p>
      <text:p text:style-name="Preformatted_20_Text">3086,03/03/2020,,South Korea,2020-03-03T09:43:02,5186.0,28.0,30.0</text:p>
      <text:p text:style-name="Preformatted_20_Text">3087,03/03/2020,,Italy,2020-03-03T20:03:06,2502.0,79.0,160.0</text:p>
      <text:p text:style-name="Preformatted_20_Text">3088,03/03/2020,,Iran,2020-03-03T14:23:03,2336.0,77.0,291.0</text:p>
      <text:p text:style-name="Preformatted_20_Text">3089,03/03/2020,Guangdong,Mainland China,2020-03-03T10:23:10,1350.0,7.0,1101.0</text:p>
      <text:p text:style-name="Preformatted_20_Text">3090,03/03/2020,Henan,Mainland China,2020-03-03T09:43:02,1272.0,22.0,1231.0</text:p>
      <text:p text:style-name="Preformatted_20_Text">3091,03/03/2020,Zhejiang,Mainland China,2020-03-03T12:33:02,1213.0,1.0,1093.0</text:p>
      <text:p text:style-name="Preformatted_20_Text">3092,03/03/2020,Hunan,Mainland China,2020-03-03T13:03:04,1018.0,4.0,906.0</text:p>
      <text:p text:style-name="Preformatted_20_Text">3093,03/03/2020,Anhui,Mainland China,2020-03-03T14:33:03,990.0,6.0,936.0</text:p>
      <text:p text:style-name="Preformatted_20_Text">3094,03/03/2020,Jiangxi,Mainland China,2020-03-03T02:03:11,935.0,1.0,870.0</text:p>
      <text:p text:style-name="Preformatted_20_Text">3095,03/03/2020,Shandong,Mainland China,2020-03-03T07:53:03,758.0,6.0,511.0</text:p>
      <text:p text:style-name="Preformatted_20_Text">3096,03/03/2020,Diamond Princess cruise ship,Others,2020-03-03T03:13:06,706.0,6.0,10.0</text:p>
      <text:p text:style-name="Preformatted_20_Text">3097,03/03/2020,Jiangsu,Mainland China,2020-03-03T11:03:09,631.0,0.0,562.0</text:p>
      <text:p text:style-name="Preformatted_20_Text">3098,03/03/2020,Chongqing,Mainland China,2020-03-03T23:13:05,576.0,6.0,490.0</text:p>
      <text:p text:style-name="Preformatted_20_Text">3099,03/03/2020,Sichuan,Mainland China,2020-03-03T09:33:02,538.0,3.0,394.0</text:p>
      <text:p text:style-name="Preformatted_20_Text">3100,03/03/2020,Heilongjiang,Mainland China,2020-03-03T13:03:04,480.0,13.0,366.0</text:p>
      <text:p text:style-name="Preformatted_20_Text">3101,03/03/2020,Beijing,Mainland China,2020-03-03T02:03:11,414.0,8.0,288.0</text:p>
      <text:p text:style-name="Preformatted_20_Text">3102,03/03/2020,Shanghai,Mainland China,2020-03-03T03:43:02,338.0,3.0,294.0</text:p>
      <text:p text:style-name="Preformatted_20_Text">3103,03/03/2020,Hebei,Mainland China,2020-03-03T09:33:02,318.0,6.0,300.0</text:p>
      <text:p text:style-name="Preformatted_20_Text">3104,03/03/2020,Fujian,Mainland China,2020-03-03T13:43:03,296.0,1.0,260.0</text:p>
      <text:p text:style-name="Preformatted_20_Text">3105,03/03/2020,,Japan,2020-03-03T20:03:06,293.0,6.0,43.0</text:p>
      <text:p text:style-name="Preformatted_20_Text">3106,03/03/2020,Guangxi,Mainland China,2020-03-03T00:23:14,252.0,2.0,202.0</text:p>
      <text:p text:style-name="Preformatted_20_Text">3107,03/03/2020,Shaanxi,Mainland China,2020-03-02T08:03:12,245.0,1.0,216.0</text:p>
      <text:p text:style-name="Preformatted_20_Text">3108,03/03/2020,,France,2020-03-03T15:23:03,204.0,4.0,12.0</text:p>
      <text:p text:style-name="Preformatted_20_Text">3109,03/03/2020,,Germany,2020-03-03T20:03:06,196.0,0.0,16.0</text:p>
      <text:p text:style-name="Preformatted_20_Text">3110,03/03/2020,Yunnan,Mainland China,2020-03-03T03:43:02,174.0,2.0,169.0</text:p>
      <text:p text:style-name="Preformatted_20_Text">3111,03/03/2020,Hainan,Mainland China,2020-03-03T23:43:02,168.0,5.0,155.0</text:p>
      <text:p text:style-name="Preformatted_20_Text">3112,03/03/2020,,Spain,2020-03-03T23:53:03,165.0,1.0,2.0</text:p>
      <text:p text:style-name="Preformatted_20_Text">3113,03/03/2020,Guizhou,Mainland China,2020-03-02T01:13:06,146.0,2.0,114.0</text:p>
      <text:p text:style-name="Preformatted_20_Text">3114,03/03/2020,Tianjin,Mainland China,2020-03-03T11:43:02,136.0,3.0,124.0</text:p>
      <text:p text:style-name="Preformatted_20_Text">3115,03/03/2020,Shanxi,Mainland China,2020-03-03T23:13:05,133.0,0.0,124.0</text:p>
      <text:p text:style-name="Preformatted_20_Text">3116,03/03/2020,Liaoning,Mainland China,2020-03-03T14:33:03,125.0,1.0,106.0</text:p>
      <text:p text:style-name="Preformatted_20_Text">3117,03/03/2020,,Singapore,2020-03-03T15:23:03,110.0,0.0,78.0</text:p>
      <text:p text:style-name="Preformatted_20_Text">3118,03/03/2020,Hong Kong,Hong Kong,2020-03-03T11:53:01,100.0,2.0,37.0</text:p>
      <text:p text:style-name="Preformatted_20_Text">3119,03/03/2020,Jilin,Mainland China,2020-03-02T15:03:23,93.0,1.0,83.0</text:p>
      <text:p text:style-name="Preformatted_20_Text">3120,03/03/2020,Gansu,Mainland China,2020-03-03T13:43:03,91.0,2.0,86.0</text:p>
      <text:p text:style-name="Preformatted_20_Text">3121,03/03/2020,Xinjiang,Mainland China,2020-03-03T07:33:03,76.0,3.0,68.0</text:p>
      <text:p text:style-name="Preformatted_20_Text">3122,03/03/2020,Inner Mongolia,Mainland China,2020-03-03T09:23:02,75.0,1.0,59.0</text:p>
      <text:p text:style-name="Preformatted_20_Text">3123,03/03/2020,Ningxia,Mainland China,2020-03-02T01:33:02,74.0,0.0,69.0</text:p>
      <text:p text:style-name="Preformatted_20_Text">3124,03/03/2020,,Kuwait,2020-03-02T20:33:02,56.0,0.0,0.0</text:p>
      <text:p text:style-name="Preformatted_20_Text">3125,03/03/2020,,Switzerland,2020-03-03T16:43:02,56.0,0.0,2.0</text:p>
      <text:p text:style-name="Preformatted_20_Text">3126,03/03/2020,,UK,2020-03-03T15:13:26,51.0,0.0,8.0</text:p>
      <text:p text:style-name="Preformatted_20_Text">3127,03/03/2020,,Bahrain,2020-03-02T20:33:02,49.0,0.0,0.0</text:p>
      <text:p text:style-name="Preformatted_20_Text">3128,03/03/2020,Unassigned Location (From Diamond Princess),US,2020-03-02T19:53:03,45.0,0.0,0.0</text:p>
      <text:p text:style-name="Preformatted_20_Text">3129,03/03/2020,,Thailand,2020-03-02T06:23:04,43.0,1.0,31.0</text:p>
      <text:p text:style-name="Preformatted_20_Text">3130,03/03/2020,Taiwan,Taiwan,2020-03-03T06:43:02,42.0,1.0,12.0</text:p>
      <text:p text:style-name="Preformatted_20_Text">3131,03/03/2020,,Malaysia,2020-03-03T12:33:02,36.0,0.0,22.0</text:p>
      <text:p text:style-name="Preformatted_20_Text">3132,03/03/2020,,Iraq,2020-03-03T20:03:06,32.0,0.0,0.0</text:p>
      <text:p text:style-name="Preformatted_20_Text">3133,03/03/2020,,Norway,2020-03-03T14:33:03,32.0,0.0,0.0</text:p>
      <text:p text:style-name="Preformatted_20_Text">3134,03/03/2020,,United Arab Emirates,2020-03-03T23:43:02,27.0,0.0,5.0</text:p>
      <text:p text:style-name="Preformatted_20_Text">3135,03/03/2020,,Netherlands,2020-03-03T15:13:26,24.0,0.0,0.0</text:p>
      <text:p text:style-name="Preformatted_20_Text"><text:soft-page-break/>3136,03/03/2020,,Austria,2020-03-03T15:13:26,21.0,0.0,0.0</text:p>
      <text:p text:style-name="Preformatted_20_Text">3137,03/03/2020,,Sweden,2020-03-03T15:13:26,21.0,0.0,0.0</text:p>
      <text:p text:style-name="Preformatted_20_Text">3138,03/03/2020,"King County, WA",US,2020-03-03T20:23:05,21.0,6.0,1.0</text:p>
      <text:p text:style-name="Preformatted_20_Text">3139,03/03/2020,"Toronto, ON",Canada,2020-03-03T20:03:08,19.0,0.0,2.0</text:p>
      <text:p text:style-name="Preformatted_20_Text">3140,03/03/2020,Qinghai,Mainland China,2020-02-21T04:43:02,18.0,0.0,18.0</text:p>
      <text:p text:style-name="Preformatted_20_Text">3141,03/03/2020,,Vietnam,2020-02-25T08:53:02,16.0,0.0,16.0</text:p>
      <text:p text:style-name="Preformatted_20_Text">3142,03/03/2020,New South Wales,Australia,2020-03-03T15:13:26,13.0,0.0,4.0</text:p>
      <text:p text:style-name="Preformatted_20_Text">3143,03/03/2020,,Belgium,2020-03-03T15:13:26,13.0,0.0,1.0</text:p>
      <text:p text:style-name="Preformatted_20_Text">3144,03/03/2020,,Lebanon,2020-03-02T20:53:02,13.0,0.0,0.0</text:p>
      <text:p text:style-name="Preformatted_20_Text">3145,03/03/2020,,Israel,2020-03-03T04:23:07,12.0,0.0,1.0</text:p>
      <text:p text:style-name="Preformatted_20_Text">3146,03/03/2020,,Oman,2020-03-03T15:23:03,12.0,0.0,2.0</text:p>
      <text:p text:style-name="Preformatted_20_Text">3147,03/03/2020,Queensland,Australia,2020-03-03T15:23:03,11.0,0.0,1.0</text:p>
      <text:p text:style-name="Preformatted_20_Text">3148,03/03/2020,,Iceland,2020-03-03T15:13:26,11.0,0.0,0.0</text:p>
      <text:p text:style-name="Preformatted_20_Text">3149,03/03/2020,"Santa Clara, CA",US,2020-03-03T23:33:03,11.0,0.0,1.0</text:p>
      <text:p text:style-name="Preformatted_20_Text">3150,03/03/2020,Macau,Macau,2020-03-03T12:33:02,10.0,0.0,9.0</text:p>
      <text:p text:style-name="Preformatted_20_Text">3151,03/03/2020,,San Marino,2020-03-03T15:23:03,10.0,1.0,0.0</text:p>
      <text:p text:style-name="Preformatted_20_Text">3152,03/03/2020,Victoria,Australia,2020-03-02T00:53:03,9.0,0.0,4.0</text:p>
      <text:p text:style-name="Preformatted_20_Text">3153,03/03/2020,British Columbia,Canada,2020-03-03T23:53:03,9.0,0.0,3.0</text:p>
      <text:p text:style-name="Preformatted_20_Text">3154,03/03/2020,,Croatia,2020-03-03T09:53:08,9.0,0.0,0.0</text:p>
      <text:p text:style-name="Preformatted_20_Text">3155,03/03/2020,,Ecuador,2020-03-03T15:13:26,7.0,0.0,0.0</text:p>
      <text:p text:style-name="Preformatted_20_Text">3156,03/03/2020,,Greece,2020-03-01T23:23:02,7.0,0.0,0.0</text:p>
      <text:p text:style-name="Preformatted_20_Text">3157,03/03/2020,,Qatar,2020-03-03T03:23:03,7.0,0.0,0.0</text:p>
      <text:p text:style-name="Preformatted_20_Text">3158,03/03/2020,,Denmark,2020-03-03T15:13:26,6.0,0.0,0.0</text:p>
      <text:p text:style-name="Preformatted_20_Text">3159,03/03/2020,,Finland,2020-03-01T23:23:02,6.0,0.0,1.0</text:p>
      <text:p text:style-name="Preformatted_20_Text">3160,03/03/2020,"Snohomish County, WA",US,2020-03-03T20:23:05,6.0,1.0,0.0</text:p>
      <text:p text:style-name="Preformatted_20_Text">3161,03/03/2020,,Algeria,2020-03-03T03:23:03,5.0,0.0,0.0</text:p>
      <text:p text:style-name="Preformatted_20_Text">3162,03/03/2020,,Czech Republic,2020-03-03T15:13:26,5.0,0.0,0.0</text:p>
      <text:p text:style-name="Preformatted_20_Text">3163,03/03/2020,,India,2020-03-02T22:33:09,5.0,0.0,3.0</text:p>
      <text:p text:style-name="Preformatted_20_Text">3164,03/03/2020,,Mexico,2020-03-03T10:03:04,5.0,0.0,1.0</text:p>
      <text:p text:style-name="Preformatted_20_Text">3165,03/03/2020,,Pakistan,2020-03-03T04:33:03,5.0,0.0,0.0</text:p>
      <text:p text:style-name="Preformatted_20_Text">3166,03/03/2020,"Cook County, IL",US,2020-03-02T20:33:02,4.0,0.0,2.0</text:p>
      <text:p text:style-name="Preformatted_20_Text">3167,03/03/2020,South Australia,Australia,2020-02-29T02:03:10,3.0,0.0,2.0</text:p>
      <text:p text:style-name="Preformatted_20_Text">3168,03/03/2020,,Azerbaijan,2020-03-01T02:43:03,3.0,0.0,0.0</text:p>
      <text:p text:style-name="Preformatted_20_Text">3169,03/03/2020,,Georgia,2020-03-01T15:43:03,3.0,0.0,0.0</text:p>
      <text:p text:style-name="Preformatted_20_Text">3170,03/03/2020,,Philippines,2020-02-12T07:43:02,3.0,1.0,1.0</text:p>
      <text:p text:style-name="Preformatted_20_Text">3171,03/03/2020,,Romania,2020-03-03T00:23:16,3.0,0.0,0.0</text:p>
      <text:p text:style-name="Preformatted_20_Text">3172,03/03/2020,,Russia,2020-03-02T21:23:04,3.0,0.0,2.0</text:p>
      <text:p text:style-name="Preformatted_20_Text">3173,03/03/2020,Western Australia,Australia,2020-03-01T02:43:03,2.0,1.0,0.0</text:p>
      <text:p text:style-name="Preformatted_20_Text">3174,03/03/2020,,Brazil,2020-02-29T21:03:05,2.0,0.0,0.0</text:p>
      <text:p text:style-name="Preformatted_20_Text">3175,03/03/2020,,Egypt,2020-03-01T23:33:03,2.0,0.0,1.0</text:p>
      <text:p text:style-name="Preformatted_20_Text">3176,03/03/2020,,Estonia,2020-03-03T23:53:03,2.0,0.0,0.0</text:p>
      <text:p text:style-name="Preformatted_20_Text">3177,03/03/2020,,Indonesia,2020-03-02T18:03:04,2.0,0.0,0.0</text:p>
      <text:p text:style-name="Preformatted_20_Text">3178,03/03/2020,,Ireland,2020-03-03T23:53:03,2.0,0.0,0.0</text:p>
      <text:p text:style-name="Preformatted_20_Text">3179,03/03/2020,,Portugal,2020-03-03T15:33:02,2.0,0.0,0.0</text:p>
      <text:p text:style-name="Preformatted_20_Text">3180,03/03/2020,,Senegal,2020-03-03T23:53:03,2.0,0.0,0.0</text:p>
      <text:p text:style-name="Preformatted_20_Text">3181,03/03/2020,"Fulton County, GA",US,2020-03-03T03:33:02,2.0,0.0,0.0</text:p>
      <text:p text:style-name="Preformatted_20_Text">3182,03/03/2020,"Grafton County, NH",US,2020-03-03T23:33:03,2.0,0.0,0.0</text:p>
      <text:p text:style-name="Preformatted_20_Text">3183,03/03/2020,"Hillsborough, FL",US,2020-03-03T18:33:02,2.0,0.0,0.0</text:p>
      <text:p text:style-name="Preformatted_20_Text">3184,03/03/2020,"Providence, RI",US,2020-03-02T03:43:02,2.0,0.0,0.0</text:p>
      <text:p text:style-name="Preformatted_20_Text">3185,03/03/2020,"Sacramento County, CA",US,2020-02-27T20:33:02,2.0,0.0,0.0</text:p>
      <text:p text:style-name="Preformatted_20_Text">3186,03/03/2020,"San Benito, CA",US,2020-02-03T03:53:02,2.0,0.0,0.0</text:p>
      <text:p text:style-name="Preformatted_20_Text">3187,03/03/2020,"San Diego County, CA",US,2020-02-21T05:43:02,2.0,0.0,1.0</text:p>
      <text:p text:style-name="Preformatted_20_Text">3188,03/03/2020,"San Mateo, CA",US,2020-03-03T00:43:02,2.0,0.0,0.0</text:p>
      <text:p text:style-name="Preformatted_20_Text">3189,03/03/2020,"Washington County, OR",US,2020-03-03T03:03:02,2.0,0.0,0.0</text:p>
      <text:p text:style-name="Preformatted_20_Text">3190,03/03/2020,,Afghanistan,2020-02-24T23:33:02,1.0,0.0,0.0</text:p>
      <text:p text:style-name="Preformatted_20_Text">3191,03/03/2020,,Andorra,2020-03-02T20:23:16,1.0,0.0,0.0</text:p>
      <text:p text:style-name="Preformatted_20_Text">3192,03/03/2020,,Argentina,2020-03-03T17:43:02,1.0,0.0,0.0</text:p>
      <text:p text:style-name="Preformatted_20_Text">3193,03/03/2020,,Armenia,2020-03-01T19:53:02,1.0,0.0,0.0</text:p>
      <text:p text:style-name="Preformatted_20_Text">3194,03/03/2020,Tasmania,Australia,2020-03-02T20:53:02,1.0,0.0,0.0</text:p>
      <text:p text:style-name="Preformatted_20_Text">3195,03/03/2020,,Belarus,2020-02-28T16:23:03,1.0,0.0,0.0</text:p>
      <text:p text:style-name="Preformatted_20_Text">3196,03/03/2020,,Cambodia,2020-02-12T07:43:02,1.0,0.0,1.0</text:p>
      <text:p text:style-name="Preformatted_20_Text">3197,03/03/2020," Montreal, QC",Canada,2020-02-28T05:23:07,1.0,0.0,0.0</text:p>
      <text:p text:style-name="Preformatted_20_Text">3198,03/03/2020,"London, ON",Canada,2020-02-12T18:53:03,1.0,0.0,1.0</text:p>
      <text:p text:style-name="Preformatted_20_Text">3199,03/03/2020,,Chile,2020-03-03T20:33:02,1.0,0.0,0.0</text:p>
      <text:p text:style-name="Preformatted_20_Text"><text:soft-page-break/>3200,03/03/2020,,Dominican Republic,2020-03-02T16:33:02,1.0,0.0,0.0</text:p>
      <text:p text:style-name="Preformatted_20_Text">3201,03/03/2020,,Jordan,2020-03-03T15:33:02,1.0,0.0,0.0</text:p>
      <text:p text:style-name="Preformatted_20_Text">3202,03/03/2020,,Latvia,2020-03-02T20:13:49,1.0,0.0,0.0</text:p>
      <text:p text:style-name="Preformatted_20_Text">3203,03/03/2020,,Lithuania,2020-02-28T16:23:03,1.0,0.0,0.0</text:p>
      <text:p text:style-name="Preformatted_20_Text">3204,03/03/2020,,Luxembourg,2020-03-03T00:23:16,1.0,0.0,0.0</text:p>
      <text:p text:style-name="Preformatted_20_Text">3205,03/03/2020,Tibet,Mainland China,2020-02-12T06:43:02,1.0,0.0,1.0</text:p>
      <text:p text:style-name="Preformatted_20_Text">3206,03/03/2020,,Monaco,2020-02-29T00:33:01,1.0,0.0,0.0</text:p>
      <text:p text:style-name="Preformatted_20_Text">3207,03/03/2020,,Morocco,2020-03-03T15:33:02,1.0,0.0,0.0</text:p>
      <text:p text:style-name="Preformatted_20_Text">3208,03/03/2020,,Nepal,2020-02-12T14:43:03,1.0,0.0,1.0</text:p>
      <text:p text:style-name="Preformatted_20_Text">3209,03/03/2020,,New Zealand,2020-02-28T16:23:03,1.0,0.0,0.0</text:p>
      <text:p text:style-name="Preformatted_20_Text">3210,03/03/2020,,Nigeria,2020-02-28T16:23:03,1.0,0.0,0.0</text:p>
      <text:p text:style-name="Preformatted_20_Text">3211,03/03/2020,,North Macedonia,2020-02-27T16:23:03,1.0,0.0,0.0</text:p>
      <text:p text:style-name="Preformatted_20_Text">3212,03/03/2020,,Saudi Arabia,2020-03-02T23:53:02,1.0,0.0,0.0</text:p>
      <text:p text:style-name="Preformatted_20_Text">3213,03/03/2020,,Sri Lanka,2020-02-08T03:43:03,1.0,0.0,1.0</text:p>
      <text:p text:style-name="Preformatted_20_Text">3214,03/03/2020," Norfolk County, MA",US,2020-03-03T14:33:03,1.0,0.0,0.0</text:p>
      <text:p text:style-name="Preformatted_20_Text">3215,03/03/2020,"Berkeley, CA",US,2020-03-03T23:53:03,1.0,0.0,0.0</text:p>
      <text:p text:style-name="Preformatted_20_Text">3216,03/03/2020,"Boston, MA",US,2020-02-28T21:13:12,1.0,0.0,1.0</text:p>
      <text:p text:style-name="Preformatted_20_Text">3217,03/03/2020,"Humboldt County, CA",US,2020-02-21T05:13:09,1.0,0.0,0.0</text:p>
      <text:p text:style-name="Preformatted_20_Text">3218,03/03/2020,"Los Angeles, CA",US,2020-02-01T19:53:03,1.0,0.0,0.0</text:p>
      <text:p text:style-name="Preformatted_20_Text">3219,03/03/2020,"Madison, WI",US,2020-03-03T15:53:03,1.0,0.0,1.0</text:p>
      <text:p text:style-name="Preformatted_20_Text">3220,03/03/2020,"Maricopa County, AZ",US,2020-03-03T17:33:02,1.0,0.0,0.0</text:p>
      <text:p text:style-name="Preformatted_20_Text">3221,03/03/2020,"New York City, NY",US,2020-03-02T01:53:03,1.0,0.0,0.0</text:p>
      <text:p text:style-name="Preformatted_20_Text">3222,03/03/2020,"Orange, CA",US,2020-02-01T19:53:03,1.0,0.0,0.0</text:p>
      <text:p text:style-name="Preformatted_20_Text">3223,03/03/2020,"Placer County, CA",US,2020-03-02T23:53:02,1.0,0.0,0.0</text:p>
      <text:p text:style-name="Preformatted_20_Text">3224,03/03/2020,"San Antonio, TX",US,2020-02-13T18:53:02,1.0,0.0,0.0</text:p>
      <text:p text:style-name="Preformatted_20_Text">3225,03/03/2020,"Sarasota, FL",US,2020-03-02T03:23:06,1.0,0.0,0.0</text:p>
      <text:p text:style-name="Preformatted_20_Text">3226,03/03/2020,"Sonoma County, CA",US,2020-03-02T20:53:02,1.0,0.0,0.0</text:p>
      <text:p text:style-name="Preformatted_20_Text">3227,03/03/2020,"Tempe, AZ",US,2020-02-25T21:23:03,1.0,0.0,1.0</text:p>
      <text:p text:style-name="Preformatted_20_Text">3228,03/03/2020,"Umatilla, OR",US,2020-03-02T20:23:16,1.0,0.0,0.0</text:p>
      <text:p text:style-name="Preformatted_20_Text">3229,03/03/2020,"Wake County, NC",US,2020-03-03T20:53:02,1.0,0.0,0.0</text:p>
      <text:p text:style-name="Preformatted_20_Text">3230,03/03/2020,"Westchester County, NY",US,2020-03-03T14:43:03,1.0,0.0,0.0</text:p>
      <text:p text:style-name="Preformatted_20_Text">3231,03/03/2020,,Ukraine,2020-03-03T15:33:02,1.0,0.0,0.0</text:p>
      <text:p text:style-name="Preformatted_20_Text">3232,03/03/2020,From Diamond Princess,Australia,2020-02-29T02:03:10,0.0,0.0,0.0</text:p>
      <text:p text:style-name="Preformatted_20_Text">3233,03/03/2020,"Lackland, TX (From Diamond Princess)",US,2020-02-24T23:33:02,0.0,0.0,0.0</text:p>
      <text:p text:style-name="Preformatted_20_Text">3234,03/03/2020,"Omaha, NE (From Diamond Princess)",US,2020-02-24T23:33:02,0.0,0.0,0.0</text:p>
      <text:p text:style-name="Preformatted_20_Text">3235,03/03/2020,"Travis, CA (From Diamond Princess)",US,2020-02-24T23:33:02,0.0,0.0,0.0</text:p>
      <text:p text:style-name="Preformatted_20_Text">3236,03/04/2020,Hubei,Mainland China,2020-03-04T12:53:03,67332.0,2871.0,38557.0</text:p>
      <text:p text:style-name="Preformatted_20_Text">3237,03/04/2020,,South Korea,2020-03-04T19:23:03,5621.0,35.0,41.0</text:p>
      <text:p text:style-name="Preformatted_20_Text">3238,03/04/2020,,Italy,2020-03-04T19:23:03,3089.0,107.0,276.0</text:p>
      <text:p text:style-name="Preformatted_20_Text">3239,03/04/2020,,Iran,2020-03-04T12:33:03,2922.0,92.0,552.0</text:p>
      <text:p text:style-name="Preformatted_20_Text">3240,03/04/2020,Guangdong,Mainland China,2020-03-04T10:03:19,1350.0,7.0,1133.0</text:p>
      <text:p text:style-name="Preformatted_20_Text">3241,03/04/2020,Henan,Mainland China,2020-03-04T00:33:05,1272.0,22.0,1234.0</text:p>
      <text:p text:style-name="Preformatted_20_Text">3242,03/04/2020,Zhejiang,Mainland China,2020-03-04T10:03:19,1213.0,1.0,1114.0</text:p>
      <text:p text:style-name="Preformatted_20_Text">3243,03/04/2020,Hunan,Mainland China,2020-03-04T15:43:02,1018.0,4.0,916.0</text:p>
      <text:p text:style-name="Preformatted_20_Text">3244,03/04/2020,Anhui,Mainland China,2020-03-04T10:03:19,990.0,6.0,956.0</text:p>
      <text:p text:style-name="Preformatted_20_Text">3245,03/04/2020,Jiangxi,Mainland China,2020-03-04T01:33:07,935.0,1.0,884.0</text:p>
      <text:p text:style-name="Preformatted_20_Text">3246,03/04/2020,Shandong,Mainland China,2020-03-04T12:53:03,758.0,6.0,516.0</text:p>
      <text:p text:style-name="Preformatted_20_Text">3247,03/04/2020,Diamond Princess cruise ship,Others,2020-03-03T03:13:06,706.0,6.0,10.0</text:p>
      <text:p text:style-name="Preformatted_20_Text">3248,03/04/2020,Jiangsu,Mainland China,2020-03-04T12:53:03,631.0,0.0,577.0</text:p>
      <text:p text:style-name="Preformatted_20_Text">3249,03/04/2020,Chongqing,Mainland China,2020-03-04T23:23:01,576.0,6.0,502.0</text:p>
      <text:p text:style-name="Preformatted_20_Text">3250,03/04/2020,Sichuan,Mainland China,2020-03-04T12:53:03,538.0,3.0,406.0</text:p>
      <text:p text:style-name="Preformatted_20_Text">3251,03/04/2020,Heilongjiang,Mainland China,2020-03-04T12:53:03,480.0,13.0,373.0</text:p>
      <text:p text:style-name="Preformatted_20_Text">3252,03/04/2020,Beijing,Mainland China,2020-03-04T23:23:01,418.0,8.0,297.0</text:p>
      <text:p text:style-name="Preformatted_20_Text">3253,03/04/2020,Shanghai,Mainland China,2020-03-04T04:13:08,338.0,3.0,298.0</text:p>
      <text:p text:style-name="Preformatted_20_Text">3254,03/04/2020,,Japan,2020-03-04T19:23:03,331.0,6.0,43.0</text:p>
      <text:p text:style-name="Preformatted_20_Text">3255,03/04/2020,Hebei,Mainland China,2020-03-04T10:03:19,318.0,6.0,301.0</text:p>
      <text:p text:style-name="Preformatted_20_Text">3256,03/04/2020,Fujian,Mainland China,2020-03-04T12:53:03,296.0,1.0,270.0</text:p>
      <text:p text:style-name="Preformatted_20_Text">3257,03/04/2020,,France,2020-03-04T20:43:02,285.0,4.0,12.0</text:p>
      <text:p text:style-name="Preformatted_20_Text">3258,03/04/2020,,Germany,2020-03-04T19:33:03,262.0,0.0,16.0</text:p>
      <text:p text:style-name="Preformatted_20_Text">3259,03/04/2020,Guangxi,Mainland China,2020-03-04T00:13:08,252.0,2.0,210.0</text:p>
      <text:p text:style-name="Preformatted_20_Text"><text:soft-page-break/>3260,03/04/2020,Shaanxi,Mainland China,2020-03-04T15:43:03,245.0,1.0,223.0</text:p>
      <text:p text:style-name="Preformatted_20_Text">3261,03/04/2020,,Spain,2020-03-04T20:43:02,222.0,2.0,2.0</text:p>
      <text:p text:style-name="Preformatted_20_Text">3262,03/04/2020,Yunnan,Mainland China,2020-03-03T03:43:02,174.0,2.0,169.0</text:p>
      <text:p text:style-name="Preformatted_20_Text">3263,03/04/2020,Hainan,Mainland China,2020-03-04T10:03:19,168.0,5.0,158.0</text:p>
      <text:p text:style-name="Preformatted_20_Text">3264,03/04/2020,Guizhou,Mainland China,2020-03-02T01:13:06,146.0,2.0,114.0</text:p>
      <text:p text:style-name="Preformatted_20_Text">3265,03/04/2020,Tianjin,Mainland China,2020-03-03T11:43:02,136.0,3.0,124.0</text:p>
      <text:p text:style-name="Preformatted_20_Text">3266,03/04/2020,Shanxi,Mainland China,2020-03-03T23:13:05,133.0,0.0,124.0</text:p>
      <text:p text:style-name="Preformatted_20_Text">3267,03/04/2020,Liaoning,Mainland China,2020-03-03T14:33:03,125.0,1.0,106.0</text:p>
      <text:p text:style-name="Preformatted_20_Text">3268,03/04/2020,,Singapore,2020-03-03T15:23:03,110.0,0.0,78.0</text:p>
      <text:p text:style-name="Preformatted_20_Text">3269,03/04/2020,Hong Kong,Hong Kong,2020-03-04T23:23:01,105.0,2.0,37.0</text:p>
      <text:p text:style-name="Preformatted_20_Text">3270,03/04/2020,Jilin,Mainland China,2020-03-04T10:03:19,93.0,1.0,86.0</text:p>
      <text:p text:style-name="Preformatted_20_Text">3271,03/04/2020,Gansu,Mainland China,2020-03-04T15:43:03,91.0,2.0,87.0</text:p>
      <text:p text:style-name="Preformatted_20_Text">3272,03/04/2020,,Switzerland,2020-03-04T19:33:03,90.0,0.0,3.0</text:p>
      <text:p text:style-name="Preformatted_20_Text">3273,03/04/2020,,UK,2020-03-04T19:33:03,85.0,0.0,8.0</text:p>
      <text:p text:style-name="Preformatted_20_Text">3274,03/04/2020,Xinjiang,Mainland China,2020-03-04T15:43:03,76.0,3.0,69.0</text:p>
      <text:p text:style-name="Preformatted_20_Text">3275,03/04/2020,Inner Mongolia,Mainland China,2020-03-04T15:43:03,75.0,1.0,63.0</text:p>
      <text:p text:style-name="Preformatted_20_Text">3276,03/04/2020,Ningxia,Mainland China,2020-03-04T01:33:07,75.0,0.0,69.0</text:p>
      <text:p text:style-name="Preformatted_20_Text">3277,03/04/2020,,Kuwait,2020-03-02T20:33:02,56.0,0.0,0.0</text:p>
      <text:p text:style-name="Preformatted_20_Text">3278,03/04/2020,,Norway,2020-03-04T19:33:03,56.0,0.0,0.0</text:p>
      <text:p text:style-name="Preformatted_20_Text">3279,03/04/2020,,Bahrain,2020-03-04T19:33:03,52.0,0.0,0.0</text:p>
      <text:p text:style-name="Preformatted_20_Text">3280,03/04/2020,,Malaysia,2020-03-04T13:03:08,50.0,0.0,22.0</text:p>
      <text:p text:style-name="Preformatted_20_Text">3281,03/04/2020,Unassigned Location (From Diamond Princess),US,2020-03-02T19:53:03,45.0,0.0,0.0</text:p>
      <text:p text:style-name="Preformatted_20_Text">3282,03/04/2020,,Thailand,2020-03-02T06:23:04,43.0,1.0,31.0</text:p>
      <text:p text:style-name="Preformatted_20_Text">3283,03/04/2020,Taiwan,Taiwan,2020-03-03T06:43:02,42.0,1.0,12.0</text:p>
      <text:p text:style-name="Preformatted_20_Text">3284,03/04/2020,,Netherlands,2020-03-04T12:33:03,38.0,0.0,0.0</text:p>
      <text:p text:style-name="Preformatted_20_Text">3285,03/04/2020,,Iraq,2020-03-04T20:43:02,35.0,2.0,0.0</text:p>
      <text:p text:style-name="Preformatted_20_Text">3286,03/04/2020,,Sweden,2020-03-04T12:33:03,35.0,0.0,0.0</text:p>
      <text:p text:style-name="Preformatted_20_Text">3287,03/04/2020,"King County, WA",US,2020-03-04T19:53:02,31.0,9.0,1.0</text:p>
      <text:p text:style-name="Preformatted_20_Text">3288,03/04/2020,,Austria,2020-03-04T19:33:03,29.0,0.0,0.0</text:p>
      <text:p text:style-name="Preformatted_20_Text">3289,03/04/2020,,India,2020-03-04T12:33:03,28.0,0.0,3.0</text:p>
      <text:p text:style-name="Preformatted_20_Text">3290,03/04/2020,,United Arab Emirates,2020-03-03T23:43:02,27.0,0.0,5.0</text:p>
      <text:p text:style-name="Preformatted_20_Text">3291,03/04/2020,,Iceland,2020-03-04T19:33:03,26.0,0.0,0.0</text:p>
      <text:p text:style-name="Preformatted_20_Text">3292,03/04/2020,,Belgium,2020-03-04T12:33:03,23.0,0.0,1.0</text:p>
      <text:p text:style-name="Preformatted_20_Text">3293,03/04/2020,New South Wales,Australia,2020-03-04T20:43:03,22.0,1.0,4.0</text:p>
      <text:p text:style-name="Preformatted_20_Text">3294,03/04/2020,"Toronto, ON",Canada,2020-03-03T20:03:08,19.0,0.0,2.0</text:p>
      <text:p text:style-name="Preformatted_20_Text">3295,03/04/2020,Qinghai,Mainland China,2020-02-21T04:43:02,18.0,0.0,18.0</text:p>
      <text:p text:style-name="Preformatted_20_Text">3296,03/04/2020,,San Marino,2020-03-04T19:33:03,16.0,1.0,0.0</text:p>
      <text:p text:style-name="Preformatted_20_Text">3297,03/04/2020,,Vietnam,2020-02-25T08:53:02,16.0,0.0,16.0</text:p>
      <text:p text:style-name="Preformatted_20_Text">3298,03/04/2020,,Israel,2020-03-04T12:43:03,15.0,0.0,1.0</text:p>
      <text:p text:style-name="Preformatted_20_Text">3299,03/04/2020,,Oman,2020-03-04T19:33:03,15.0,0.0,2.0</text:p>
      <text:p text:style-name="Preformatted_20_Text">3300,03/04/2020,,Lebanon,2020-03-04T16:53:02,13.0,0.0,1.0</text:p>
      <text:p text:style-name="Preformatted_20_Text">3301,03/04/2020,,Algeria,2020-03-04T19:33:03,12.0,0.0,0.0</text:p>
      <text:p text:style-name="Preformatted_20_Text">3302,03/04/2020,British Columbia,Canada,2020-03-04T04:23:05,12.0,0.0,3.0</text:p>
      <text:p text:style-name="Preformatted_20_Text">3303,03/04/2020,Queensland,Australia,2020-03-03T15:23:03,11.0,0.0,1.0</text:p>
      <text:p text:style-name="Preformatted_20_Text">3304,03/04/2020,"Santa Clara, CA",US,2020-03-03T23:33:03,11.0,0.0,1.0</text:p>
      <text:p text:style-name="Preformatted_20_Text">3305,03/04/2020,Victoria,Australia,2020-03-04T12:43:03,10.0,0.0,4.0</text:p>
      <text:p text:style-name="Preformatted_20_Text">3306,03/04/2020,,Croatia,2020-03-04T16:53:02,10.0,0.0,0.0</text:p>
      <text:p text:style-name="Preformatted_20_Text">3307,03/04/2020,,Denmark,2020-03-04T00:03:15,10.0,0.0,0.0</text:p>
      <text:p text:style-name="Preformatted_20_Text">3308,03/04/2020,,Ecuador,2020-03-04T19:33:03,10.0,0.0,0.0</text:p>
      <text:p text:style-name="Preformatted_20_Text">3309,03/04/2020,Macau,Macau,2020-03-03T12:33:02,10.0,0.0,9.0</text:p>
      <text:p text:style-name="Preformatted_20_Text">3310,03/04/2020,"Westchester County, NY",US,2020-03-04T21:23:10,10.0,0.0,0.0</text:p>
      <text:p text:style-name="Preformatted_20_Text">3311,03/04/2020,,Greece,2020-03-04T19:33:03,9.0,0.0,0.0</text:p>
      <text:p text:style-name="Preformatted_20_Text">3312,03/04/2020,,Czech Republic,2020-03-04T19:33:03,8.0,0.0,0.0</text:p>
      <text:p text:style-name="Preformatted_20_Text">3313,03/04/2020,,Qatar,2020-03-04T00:03:15,8.0,0.0,0.0</text:p>
      <text:p text:style-name="Preformatted_20_Text">3314,03/04/2020,"Snohomish County, WA",US,2020-03-04T19:53:02,8.0,1.0,0.0</text:p>
      <text:p text:style-name="Preformatted_20_Text">3315,03/04/2020,"Los Angeles, CA",US,2020-03-04T18:13:18,7.0,0.0,0.0</text:p>
      <text:p text:style-name="Preformatted_20_Text">3316,03/04/2020,,Belarus,2020-03-04T12:43:03,6.0,0.0,0.0</text:p>
      <text:p text:style-name="Preformatted_20_Text">3317,03/04/2020,,Finland,2020-03-01T23:23:02,6.0,0.0,1.0</text:p>
      <text:p text:style-name="Preformatted_20_Text">3318,03/04/2020,,Ireland,2020-03-04T21:13:07,6.0,0.0,0.0</text:p>
      <text:p text:style-name="Preformatted_20_Text">3319,03/04/2020,South Australia,Australia,2020-03-04T21:03:07,5.0,0.0,2.0</text:p>
      <text:p text:style-name="Preformatted_20_Text">3320,03/04/2020,,Mexico,2020-03-03T10:03:04,5.0,0.0,1.0</text:p>
      <text:p text:style-name="Preformatted_20_Text">3321,03/04/2020,,Pakistan,2020-03-03T04:33:03,5.0,0.0,0.0</text:p>
      <text:p text:style-name="Preformatted_20_Text">3322,03/04/2020,,Portugal,2020-03-04T12:43:03,5.0,0.0,0.0</text:p>
      <text:p text:style-name="Preformatted_20_Text"><text:soft-page-break/>3323,03/04/2020,,Brazil,2020-03-04T20:33:02,4.0,0.0,0.0</text:p>
      <text:p text:style-name="Preformatted_20_Text">3324,03/04/2020,,Romania,2020-03-04T00:53:02,4.0,0.0,1.0</text:p>
      <text:p text:style-name="Preformatted_20_Text">3325,03/04/2020,,Senegal,2020-03-04T20:43:02,4.0,0.0,0.0</text:p>
      <text:p text:style-name="Preformatted_20_Text">3326,03/04/2020,"Cook County, IL",US,2020-03-02T20:33:02,4.0,0.0,2.0</text:p>
      <text:p text:style-name="Preformatted_20_Text">3327,03/04/2020,,Azerbaijan,2020-03-01T02:43:03,3.0,0.0,0.0</text:p>
      <text:p text:style-name="Preformatted_20_Text">3328,03/04/2020,,Georgia,2020-03-01T15:43:03,3.0,0.0,0.0</text:p>
      <text:p text:style-name="Preformatted_20_Text">3329,03/04/2020,,New Zealand,2020-03-04T20:13:11,3.0,0.0,0.0</text:p>
      <text:p text:style-name="Preformatted_20_Text">3330,03/04/2020,,Philippines,2020-02-12T07:43:02,3.0,1.0,1.0</text:p>
      <text:p text:style-name="Preformatted_20_Text">3331,03/04/2020,,Russia,2020-03-02T21:23:04,3.0,0.0,2.0</text:p>
      <text:p text:style-name="Preformatted_20_Text">3332,03/04/2020,,Saint Barthelemy,2020-03-04T02:43:03,3.0,0.0,0.0</text:p>
      <text:p text:style-name="Preformatted_20_Text">3333,03/04/2020,"Orange County, CA",US,2020-03-04T02:13:11,3.0,0.0,0.0</text:p>
      <text:p text:style-name="Preformatted_20_Text">3334,03/04/2020,Western Australia,Australia,2020-03-01T02:43:03,2.0,1.0,0.0</text:p>
      <text:p text:style-name="Preformatted_20_Text">3335,03/04/2020,,Egypt,2020-03-01T23:33:03,2.0,0.0,1.0</text:p>
      <text:p text:style-name="Preformatted_20_Text">3336,03/04/2020,,Estonia,2020-03-03T23:53:03,2.0,0.0,0.0</text:p>
      <text:p text:style-name="Preformatted_20_Text">3337,03/04/2020,,Hungary,2020-03-04T19:33:03,2.0,0.0,0.0</text:p>
      <text:p text:style-name="Preformatted_20_Text">3338,03/04/2020,,Indonesia,2020-03-02T18:03:04,2.0,0.0,0.0</text:p>
      <text:p text:style-name="Preformatted_20_Text">3339,03/04/2020,"Fulton County, GA",US,2020-03-03T03:33:02,2.0,0.0,0.0</text:p>
      <text:p text:style-name="Preformatted_20_Text">3340,03/04/2020,"Grafton County, NH",US,2020-03-03T23:33:03,2.0,0.0,0.0</text:p>
      <text:p text:style-name="Preformatted_20_Text">3341,03/04/2020,"Hillsborough, FL",US,2020-03-03T18:33:02,2.0,0.0,0.0</text:p>
      <text:p text:style-name="Preformatted_20_Text">3342,03/04/2020,"Placer County, CA",US,2020-03-04T19:53:02,2.0,1.0,0.0</text:p>
      <text:p text:style-name="Preformatted_20_Text">3343,03/04/2020,"Providence, RI",US,2020-03-02T03:43:02,2.0,0.0,0.0</text:p>
      <text:p text:style-name="Preformatted_20_Text">3344,03/04/2020,"Sacramento County, CA",US,2020-02-27T20:33:02,2.0,0.0,0.0</text:p>
      <text:p text:style-name="Preformatted_20_Text">3345,03/04/2020,"San Benito, CA",US,2020-02-03T03:53:02,2.0,0.0,0.0</text:p>
      <text:p text:style-name="Preformatted_20_Text">3346,03/04/2020,"San Diego County, CA",US,2020-02-21T05:43:02,2.0,0.0,1.0</text:p>
      <text:p text:style-name="Preformatted_20_Text">3347,03/04/2020,"San Mateo, CA",US,2020-03-03T00:43:02,2.0,0.0,0.0</text:p>
      <text:p text:style-name="Preformatted_20_Text">3348,03/04/2020,"Washington County, OR",US,2020-03-03T03:03:02,2.0,0.0,0.0</text:p>
      <text:p text:style-name="Preformatted_20_Text">3349,03/04/2020,,Afghanistan,2020-02-24T23:33:02,1.0,0.0,0.0</text:p>
      <text:p text:style-name="Preformatted_20_Text">3350,03/04/2020,,Andorra,2020-03-02T20:23:16,1.0,0.0,0.0</text:p>
      <text:p text:style-name="Preformatted_20_Text">3351,03/04/2020,,Argentina,2020-03-04T01:33:07,1.0,0.0,0.0</text:p>
      <text:p text:style-name="Preformatted_20_Text">3352,03/04/2020,,Armenia,2020-03-01T19:53:02,1.0,0.0,0.0</text:p>
      <text:p text:style-name="Preformatted_20_Text">3353,03/04/2020,Northern Territory,Australia,2020-03-04T19:43:02,1.0,0.0,0.0</text:p>
      <text:p text:style-name="Preformatted_20_Text">3354,03/04/2020,Tasmania,Australia,2020-03-02T20:53:02,1.0,0.0,0.0</text:p>
      <text:p text:style-name="Preformatted_20_Text">3355,03/04/2020,,Cambodia,2020-02-12T07:43:02,1.0,0.0,1.0</text:p>
      <text:p text:style-name="Preformatted_20_Text">3356,03/04/2020," Montreal, QC",Canada,2020-02-28T05:23:07,1.0,0.0,0.0</text:p>
      <text:p text:style-name="Preformatted_20_Text">3357,03/04/2020,"London, ON",Canada,2020-02-12T18:53:03,1.0,0.0,1.0</text:p>
      <text:p text:style-name="Preformatted_20_Text">3358,03/04/2020,,Chile,2020-03-04T01:33:07,1.0,0.0,0.0</text:p>
      <text:p text:style-name="Preformatted_20_Text">3359,03/04/2020,,Dominican Republic,2020-03-02T16:33:02,1.0,0.0,0.0</text:p>
      <text:p text:style-name="Preformatted_20_Text">3360,03/04/2020,,Faroe Islands,2020-03-04T12:53:03,1.0,0.0,0.0</text:p>
      <text:p text:style-name="Preformatted_20_Text">3361,03/04/2020,,Gibraltar,2020-03-04T13:03:13,1.0,0.0,0.0</text:p>
      <text:p text:style-name="Preformatted_20_Text">3362,03/04/2020,,Jordan,2020-03-03T15:33:02,1.0,0.0,0.0</text:p>
      <text:p text:style-name="Preformatted_20_Text">3363,03/04/2020,,Latvia,2020-03-04T01:33:07,1.0,0.0,0.0</text:p>
      <text:p text:style-name="Preformatted_20_Text">3364,03/04/2020,,Liechtenstein,2020-03-04T01:33:07,1.0,0.0,0.0</text:p>
      <text:p text:style-name="Preformatted_20_Text">3365,03/04/2020,,Lithuania,2020-02-28T16:23:03,1.0,0.0,0.0</text:p>
      <text:p text:style-name="Preformatted_20_Text">3366,03/04/2020,,Luxembourg,2020-03-03T00:23:16,1.0,0.0,0.0</text:p>
      <text:p text:style-name="Preformatted_20_Text">3367,03/04/2020,Tibet,Mainland China,2020-02-12T06:43:02,1.0,0.0,1.0</text:p>
      <text:p text:style-name="Preformatted_20_Text">3368,03/04/2020,,Monaco,2020-02-29T00:33:01,1.0,0.0,0.0</text:p>
      <text:p text:style-name="Preformatted_20_Text">3369,03/04/2020,,Morocco,2020-03-03T15:33:02,1.0,0.0,0.0</text:p>
      <text:p text:style-name="Preformatted_20_Text">3370,03/04/2020,,Nepal,2020-02-12T14:43:03,1.0,0.0,1.0</text:p>
      <text:p text:style-name="Preformatted_20_Text">3371,03/04/2020,,Nigeria,2020-02-28T16:23:03,1.0,0.0,0.0</text:p>
      <text:p text:style-name="Preformatted_20_Text">3372,03/04/2020,,North Macedonia,2020-02-27T16:23:03,1.0,0.0,0.0</text:p>
      <text:p text:style-name="Preformatted_20_Text">3373,03/04/2020,,Poland,2020-03-04T15:13:18,1.0,0.0,0.0</text:p>
      <text:p text:style-name="Preformatted_20_Text">3374,03/04/2020,,Saudi Arabia,2020-03-02T23:53:02,1.0,0.0,0.0</text:p>
      <text:p text:style-name="Preformatted_20_Text">3375,03/04/2020,,Sri Lanka,2020-02-08T03:43:03,1.0,0.0,1.0</text:p>
      <text:p text:style-name="Preformatted_20_Text">3376,03/04/2020,,Tunisia,2020-03-04T01:33:07,1.0,0.0,0.0</text:p>
      <text:p text:style-name="Preformatted_20_Text">3377,03/04/2020," Norfolk County, MA",US,2020-03-03T14:33:03,1.0,0.0,0.0</text:p>
      <text:p text:style-name="Preformatted_20_Text">3378,03/04/2020,"Berkeley, CA",US,2020-03-03T23:53:03,1.0,0.0,0.0</text:p>
      <text:p text:style-name="Preformatted_20_Text">3379,03/04/2020,"Boston, MA",US,2020-02-28T21:13:12,1.0,0.0,1.0</text:p>
      <text:p text:style-name="Preformatted_20_Text">3380,03/04/2020,"Contra Costa County, CA",US,2020-03-04T04:23:05,1.0,0.0,0.0</text:p>
      <text:p text:style-name="Preformatted_20_Text">3381,03/04/2020,"Humboldt County, CA",US,2020-02-21T05:13:09,1.0,0.0,0.0</text:p>
      <text:p text:style-name="Preformatted_20_Text">3382,03/04/2020,"Madison, WI",US,2020-03-03T15:53:03,1.0,0.0,1.0</text:p>
      <text:p text:style-name="Preformatted_20_Text">3383,03/04/2020,"Maricopa County, AZ",US,2020-03-03T17:33:02,1.0,0.0,0.0</text:p>
      <text:p text:style-name="Preformatted_20_Text">3384,03/04/2020,"New York City, NY",US,2020-03-02T01:53:03,1.0,0.0,0.0</text:p>
      <text:p text:style-name="Preformatted_20_Text">3385,03/04/2020,"San Antonio, TX",US,2020-02-13T18:53:02,1.0,0.0,0.0</text:p>
      <text:p text:style-name="Preformatted_20_Text">3386,03/04/2020,"Sarasota, FL",US,2020-03-02T03:23:06,1.0,0.0,0.0</text:p>
      <text:p text:style-name="Preformatted_20_Text"><text:soft-page-break/>3387,03/04/2020,"Sonoma County, CA",US,2020-03-02T20:53:02,1.0,0.0,0.0</text:p>
      <text:p text:style-name="Preformatted_20_Text">3388,03/04/2020,"Tempe, AZ",US,2020-02-25T21:23:03,1.0,0.0,1.0</text:p>
      <text:p text:style-name="Preformatted_20_Text">3389,03/04/2020,"Umatilla, OR",US,2020-03-02T20:23:16,1.0,0.0,0.0</text:p>
      <text:p text:style-name="Preformatted_20_Text">3390,03/04/2020,"Wake County, NC",US,2020-03-03T20:53:02,1.0,0.0,0.0</text:p>
      <text:p text:style-name="Preformatted_20_Text">3391,03/04/2020,,Ukraine,2020-03-03T15:33:02,1.0,0.0,0.0</text:p>
      <text:p text:style-name="Preformatted_20_Text">3392,03/04/2020,From Diamond Princess,Australia,2020-02-29T02:03:10,0.0,0.0,0.0</text:p>
      <text:p text:style-name="Preformatted_20_Text">3393,03/04/2020,"Lackland, TX (From Diamond Princess)",US,2020-02-24T23:33:02,0.0,0.0,0.0</text:p>
      <text:p text:style-name="Preformatted_20_Text">3394,03/04/2020,"Omaha, NE (From Diamond Princess)",US,2020-02-24T23:33:02,0.0,0.0,0.0</text:p>
      <text:p text:style-name="Preformatted_20_Text">3395,03/04/2020,"Travis, CA (From Diamond Princess)",US,2020-02-24T23:33:02,0.0,0.0,0.0</text:p>
      <text:p text:style-name="Preformatted_20_Text">3396,03/05/2020,Hubei,Mainland China,2020-03-05T14:53:03,67466.0,2902.0,40592.0</text:p>
      <text:p text:style-name="Preformatted_20_Text">3397,03/05/2020,,South Korea,2020-03-05T09:03:09,6088.0,35.0,41.0</text:p>
      <text:p text:style-name="Preformatted_20_Text">3398,03/05/2020,,Italy,2020-03-05T17:43:03,3858.0,148.0,414.0</text:p>
      <text:p text:style-name="Preformatted_20_Text">3399,03/05/2020,,Iran,2020-03-05T13:43:04,3513.0,107.0,739.0</text:p>
      <text:p text:style-name="Preformatted_20_Text">3400,03/05/2020,Guangdong,Mainland China,2020-03-05T09:23:03,1351.0,7.0,1181.0</text:p>
      <text:p text:style-name="Preformatted_20_Text">3401,03/05/2020,Henan,Mainland China,2020-03-05T01:48:26,1272.0,22.0,1239.0</text:p>
      <text:p text:style-name="Preformatted_20_Text">3402,03/05/2020,Zhejiang,Mainland China,2020-03-05T09:43:03,1215.0,1.0,1124.0</text:p>
      <text:p text:style-name="Preformatted_20_Text">3403,03/05/2020,Hunan,Mainland China,2020-03-05T08:43:03,1018.0,4.0,938.0</text:p>
      <text:p text:style-name="Preformatted_20_Text">3404,03/05/2020,Anhui,Mainland China,2020-03-05T04:33:02,990.0,6.0,970.0</text:p>
      <text:p text:style-name="Preformatted_20_Text">3405,03/05/2020,Jiangxi,Mainland China,2020-03-05T01:16:58,935.0,1.0,901.0</text:p>
      <text:p text:style-name="Preformatted_20_Text">3406,03/05/2020,Shandong,Mainland China,2020-03-05T14:53:03,758.0,6.0,578.0</text:p>
      <text:p text:style-name="Preformatted_20_Text">3407,03/05/2020,Diamond Princess cruise ship,Others,2020-03-03T03:13:06,706.0,6.0,10.0</text:p>
      <text:p text:style-name="Preformatted_20_Text">3408,03/05/2020,Jiangsu,Mainland China,2020-03-05T14:53:03,631.0,0.0,583.0</text:p>
      <text:p text:style-name="Preformatted_20_Text">3409,03/05/2020,Chongqing,Mainland China,2020-03-05T23:23:02,576.0,6.0,512.0</text:p>
      <text:p text:style-name="Preformatted_20_Text">3410,03/05/2020,Sichuan,Mainland China,2020-03-05T14:53:03,539.0,3.0,425.0</text:p>
      <text:p text:style-name="Preformatted_20_Text">3411,03/05/2020,,Germany,2020-03-05T17:43:03,482.0,0.0,16.0</text:p>
      <text:p text:style-name="Preformatted_20_Text">3412,03/05/2020,Heilongjiang,Mainland China,2020-03-05T00:23:06,481.0,13.0,379.0</text:p>
      <text:p text:style-name="Preformatted_20_Text">3413,03/05/2020,Beijing,Mainland China,2020-03-04T23:23:01,418.0,8.0,297.0</text:p>
      <text:p text:style-name="Preformatted_20_Text">3414,03/05/2020,,France,2020-03-05T15:13:22,377.0,6.0,12.0</text:p>
      <text:p text:style-name="Preformatted_20_Text">3415,03/05/2020,,Japan,2020-03-05T13:43:04,360.0,6.0,43.0</text:p>
      <text:p text:style-name="Preformatted_20_Text">3416,03/05/2020,Shanghai,Mainland China,2020-03-05T06:23:06,339.0,3.0,303.0</text:p>
      <text:p text:style-name="Preformatted_20_Text">3417,03/05/2020,Hebei,Mainland China,2020-03-05T14:53:03,318.0,6.0,304.0</text:p>
      <text:p text:style-name="Preformatted_20_Text">3418,03/05/2020,Fujian,Mainland China,2020-03-05T09:33:03,296.0,1.0,277.0</text:p>
      <text:p text:style-name="Preformatted_20_Text">3419,03/05/2020,,Spain,2020-03-05T17:43:03,259.0,3.0,2.0</text:p>
      <text:p text:style-name="Preformatted_20_Text">3420,03/05/2020,Guangxi,Mainland China,2020-03-05T10:03:08,252.0,2.0,214.0</text:p>
      <text:p text:style-name="Preformatted_20_Text">3421,03/05/2020,Shaanxi,Mainland China,2020-03-05T06:03:08,245.0,1.0,224.0</text:p>
      <text:p text:style-name="Preformatted_20_Text">3422,03/05/2020,Yunnan,Mainland China,2020-03-03T03:43:02,174.0,2.0,169.0</text:p>
      <text:p text:style-name="Preformatted_20_Text">3423,03/05/2020,Hainan,Mainland China,2020-03-05T06:13:10,168.0,6.0,158.0</text:p>
      <text:p text:style-name="Preformatted_20_Text">3424,03/05/2020,Guizhou,Mainland China,2020-03-02T01:13:06,146.0,2.0,114.0</text:p>
      <text:p text:style-name="Preformatted_20_Text">3425,03/05/2020,Tianjin,Mainland China,2020-03-05T03:33:27,136.0,3.0,128.0</text:p>
      <text:p text:style-name="Preformatted_20_Text">3426,03/05/2020,Shanxi,Mainland China,2020-03-05T14:53:03,133.0,0.0,126.0</text:p>
      <text:p text:style-name="Preformatted_20_Text">3427,03/05/2020,Liaoning,Mainland China,2020-03-03T14:33:03,125.0,1.0,106.0</text:p>
      <text:p text:style-name="Preformatted_20_Text">3428,03/05/2020,,Singapore,2020-03-05T13:43:04,117.0,0.0,78.0</text:p>
      <text:p text:style-name="Preformatted_20_Text">3429,03/05/2020,,UK,2020-03-05T18:03:03,115.0,1.0,8.0</text:p>
      <text:p text:style-name="Preformatted_20_Text">3430,03/05/2020,,Switzerland,2020-03-05T17:43:03,114.0,1.0,3.0</text:p>
      <text:p text:style-name="Preformatted_20_Text">3431,03/05/2020,Hong Kong,Hong Kong,2020-03-05T00:23:07,105.0,2.0,43.0</text:p>
      <text:p text:style-name="Preformatted_20_Text">3432,03/05/2020,Gansu,Mainland China,2020-03-05T15:13:13,102.0,2.0,87.0</text:p>
      <text:p text:style-name="Preformatted_20_Text">3433,03/05/2020,,Sweden,2020-03-05T18:03:03,94.0,0.0,0.0</text:p>
      <text:p text:style-name="Preformatted_20_Text">3434,03/05/2020,Jilin,Mainland China,2020-03-05T14:53:03,93.0,1.0,88.0</text:p>
      <text:p text:style-name="Preformatted_20_Text">3435,03/05/2020,,Norway,2020-03-05T17:43:03,87.0,0.0,0.0</text:p>
      <text:p text:style-name="Preformatted_20_Text">3436,03/05/2020,,Netherlands,2020-03-05T14:23:03,82.0,0.0,0.0</text:p>
      <text:p text:style-name="Preformatted_20_Text">3437,03/05/2020,Xinjiang,Mainland China,2020-03-05T06:03:08,76.0,3.0,70.0</text:p>
      <text:p text:style-name="Preformatted_20_Text">3438,03/05/2020,Inner Mongolia,Mainland China,2020-03-05T23:53:01,75.0,1.0,65.0</text:p>
      <text:p text:style-name="Preformatted_20_Text">3439,03/05/2020,Ningxia,Mainland China,2020-03-04T01:33:07,75.0,0.0,69.0</text:p>
      <text:p text:style-name="Preformatted_20_Text">3440,03/05/2020,,Kuwait,2020-03-05T13:43:04,58.0,0.0,0.0</text:p>
      <text:p text:style-name="Preformatted_20_Text">3441,03/05/2020,,Bahrain,2020-03-05T13:53:03,55.0,0.0,0.0</text:p>
      <text:p text:style-name="Preformatted_20_Text">3442,03/05/2020,"King County, WA",US,2020-03-05T22:03:17,51.0,10.0,1.0</text:p>
      <text:p text:style-name="Preformatted_20_Text">3443,03/05/2020,,Belgium,2020-03-05T13:53:03,50.0,0.0,1.0</text:p>
      <text:p text:style-name="Preformatted_20_Text">3444,03/05/2020,,Malaysia,2020-03-04T13:03:08,50.0,0.0,22.0</text:p>
      <text:p text:style-name="Preformatted_20_Text">3445,03/05/2020,,Thailand,2020-03-05T06:23:06,47.0,1.0,31.0</text:p>
      <text:p text:style-name="Preformatted_20_Text"><text:soft-page-break/>3446,03/05/2020,Unassigned Location (From Diamond Princess),US,2020-03-02T19:53:03,45.0,0.0,0.0</text:p>
      <text:p text:style-name="Preformatted_20_Text">3447,03/05/2020,Taiwan,Taiwan,2020-03-05T14:53:03,44.0,1.0,12.0</text:p>
      <text:p text:style-name="Preformatted_20_Text">3448,03/05/2020,,Austria,2020-03-05T17:53:02,41.0,0.0,0.0</text:p>
      <text:p text:style-name="Preformatted_20_Text">3449,03/05/2020,,Iraq,2020-03-04T20:43:02,35.0,2.0,0.0</text:p>
      <text:p text:style-name="Preformatted_20_Text">3450,03/05/2020,,Iceland,2020-03-05T13:53:03,34.0,0.0,0.0</text:p>
      <text:p text:style-name="Preformatted_20_Text">3451,03/05/2020,,Greece,2020-03-05T14:23:03,31.0,0.0,0.0</text:p>
      <text:p text:style-name="Preformatted_20_Text">3452,03/05/2020,,India,2020-03-05T13:53:03,30.0,0.0,3.0</text:p>
      <text:p text:style-name="Preformatted_20_Text">3453,03/05/2020,,United Arab Emirates,2020-03-05T23:53:02,29.0,0.0,5.0</text:p>
      <text:p text:style-name="Preformatted_20_Text">3454,03/05/2020,New South Wales,Australia,2020-03-04T20:43:03,22.0,1.0,4.0</text:p>
      <text:p text:style-name="Preformatted_20_Text">3455,03/05/2020,"Toronto, ON",Canada,2020-03-05T17:53:03,21.0,0.0,2.0</text:p>
      <text:p text:style-name="Preformatted_20_Text">3456,03/05/2020,,San Marino,2020-03-05T13:53:03,21.0,1.0,0.0</text:p>
      <text:p text:style-name="Preformatted_20_Text">3457,03/05/2020,"Santa Clara, CA",US,2020-03-05T22:53:03,20.0,0.0,1.0</text:p>
      <text:p text:style-name="Preformatted_20_Text">3458,03/05/2020,Qinghai,Mainland China,2020-02-21T04:43:02,18.0,0.0,18.0</text:p>
      <text:p text:style-name="Preformatted_20_Text">3459,03/05/2020,"Snohomish County, WA",US,2020-03-05T20:23:07,18.0,1.0,0.0</text:p>
      <text:p text:style-name="Preformatted_20_Text">3460,03/05/2020,"Westchester County, NY",US,2020-03-05T21:33:03,18.0,0.0,0.0</text:p>
      <text:p text:style-name="Preformatted_20_Text">3461,03/05/2020,,Israel,2020-03-05T17:53:02,16.0,0.0,1.0</text:p>
      <text:p text:style-name="Preformatted_20_Text">3462,03/05/2020,,Lebanon,2020-03-05T17:53:02,16.0,0.0,1.0</text:p>
      <text:p text:style-name="Preformatted_20_Text">3463,03/05/2020,,Oman,2020-03-05T17:53:02,16.0,0.0,2.0</text:p>
      <text:p text:style-name="Preformatted_20_Text">3464,03/05/2020,,Vietnam,2020-02-25T08:53:02,16.0,0.0,16.0</text:p>
      <text:p text:style-name="Preformatted_20_Text">3465,03/05/2020,Queensland,Australia,2020-03-05T17:33:06,13.0,0.0,8.0</text:p>
      <text:p text:style-name="Preformatted_20_Text">3466,03/05/2020,British Columbia,Canada,2020-03-05T04:43:03,13.0,0.0,3.0</text:p>
      <text:p text:style-name="Preformatted_20_Text">3467,03/05/2020,,Ecuador,2020-03-05T17:53:02,13.0,0.0,0.0</text:p>
      <text:p text:style-name="Preformatted_20_Text">3468,03/05/2020,,Algeria,2020-03-04T19:33:03,12.0,0.0,0.0</text:p>
      <text:p text:style-name="Preformatted_20_Text">3469,03/05/2020,,Czech Republic,2020-03-05T17:53:02,12.0,0.0,0.0</text:p>
      <text:p text:style-name="Preformatted_20_Text">3470,03/05/2020,,Finland,2020-03-05T13:53:03,12.0,0.0,1.0</text:p>
      <text:p text:style-name="Preformatted_20_Text">3471,03/05/2020,"Los Angeles, CA",US,2020-03-05T21:03:14,11.0,0.0,0.0</text:p>
      <text:p text:style-name="Preformatted_20_Text">3472,03/05/2020,Victoria,Australia,2020-03-05T18:33:03,10.0,0.0,7.0</text:p>
      <text:p text:style-name="Preformatted_20_Text">3473,03/05/2020,,Croatia,2020-03-04T16:53:02,10.0,0.0,0.0</text:p>
      <text:p text:style-name="Preformatted_20_Text">3474,03/05/2020,,Denmark,2020-03-04T00:03:15,10.0,0.0,0.0</text:p>
      <text:p text:style-name="Preformatted_20_Text">3475,03/05/2020,Macau,Macau,2020-03-03T12:33:02,10.0,0.0,9.0</text:p>
      <text:p text:style-name="Preformatted_20_Text">3476,03/05/2020,,Portugal,2020-03-05T13:53:03,8.0,0.0,0.0</text:p>
      <text:p text:style-name="Preformatted_20_Text">3477,03/05/2020,,Qatar,2020-03-04T00:03:15,8.0,0.0,0.0</text:p>
      <text:p text:style-name="Preformatted_20_Text">3478,03/05/2020,,Azerbaijan,2020-03-05T13:53:03,6.0,0.0,0.0</text:p>
      <text:p text:style-name="Preformatted_20_Text">3479,03/05/2020,,Belarus,2020-03-04T12:43:03,6.0,0.0,0.0</text:p>
      <text:p text:style-name="Preformatted_20_Text">3480,03/05/2020,,Ireland,2020-03-04T21:13:07,6.0,0.0,0.0</text:p>
      <text:p text:style-name="Preformatted_20_Text">3481,03/05/2020,,Romania,2020-03-05T06:23:06,6.0,0.0,1.0</text:p>
      <text:p text:style-name="Preformatted_20_Text">3482,03/05/2020,South Australia,Australia,2020-03-04T21:03:07,5.0,0.0,2.0</text:p>
      <text:p text:style-name="Preformatted_20_Text">3483,03/05/2020,,Mexico,2020-03-03T10:03:04,5.0,0.0,1.0</text:p>
      <text:p text:style-name="Preformatted_20_Text">3484,03/05/2020,,Pakistan,2020-03-03T04:33:03,5.0,0.0,0.0</text:p>
      <text:p text:style-name="Preformatted_20_Text">3485,03/05/2020,,Saudi Arabia,2020-03-05T17:53:03,5.0,0.0,0.0</text:p>
      <text:p text:style-name="Preformatted_20_Text">3486,03/05/2020,"Cook County, IL",US,2020-03-05T18:33:03,5.0,0.0,2.0</text:p>
      <text:p text:style-name="Preformatted_20_Text">3487,03/05/2020,,Brazil,2020-03-04T20:33:02,4.0,0.0,0.0</text:p>
      <text:p text:style-name="Preformatted_20_Text">3488,03/05/2020,,Chile,2020-03-05T18:13:04,4.0,0.0,0.0</text:p>
      <text:p text:style-name="Preformatted_20_Text">3489,03/05/2020,,Georgia,2020-03-05T13:53:03,4.0,0.0,0.0</text:p>
      <text:p text:style-name="Preformatted_20_Text">3490,03/05/2020,,Palestine,2020-03-05T13:53:03,4.0,0.0,0.0</text:p>
      <text:p text:style-name="Preformatted_20_Text">3491,03/05/2020,,Russia,2020-03-05T13:53:03,4.0,0.0,2.0</text:p>
      <text:p text:style-name="Preformatted_20_Text">3492,03/05/2020,,Senegal,2020-03-04T20:43:02,4.0,0.0,0.0</text:p>
      <text:p text:style-name="Preformatted_20_Text">3493,03/05/2020,"New York City, NY",US,2020-03-05T21:03:13,4.0,0.0,0.0</text:p>
      <text:p text:style-name="Preformatted_20_Text">3494,03/05/2020,Western Australia,Australia,2020-03-05T17:13:35,3.0,1.0,0.0</text:p>
      <text:p text:style-name="Preformatted_20_Text">3495,03/05/2020,,Egypt,2020-03-05T13:53:03,3.0,0.0,1.0</text:p>
      <text:p text:style-name="Preformatted_20_Text">3496,03/05/2020,,Estonia,2020-03-05T13:53:03,3.0,0.0,0.0</text:p>
      <text:p text:style-name="Preformatted_20_Text">3497,03/05/2020,,New Zealand,2020-03-04T20:13:11,3.0,0.0,0.0</text:p>
      <text:p text:style-name="Preformatted_20_Text">3498,03/05/2020,,Philippines,2020-02-12T07:43:02,3.0,1.0,1.0</text:p>
      <text:p text:style-name="Preformatted_20_Text">3499,03/05/2020,,Saint Barthelemy,2020-03-04T02:43:03,3.0,0.0,0.0</text:p>
      <text:p text:style-name="Preformatted_20_Text">3500,03/05/2020,"Orange County, CA",US,2020-03-04T02:13:11,3.0,0.0,0.0</text:p>
      <text:p text:style-name="Preformatted_20_Text">3501,03/05/2020,"San Diego County, CA",US,2020-03-05T20:33:03,3.0,0.0,1.0</text:p>
      <text:p text:style-name="Preformatted_20_Text">3502,03/05/2020,,Bosnia and Herzegovina,2020-03-05T17:13:30,2.0,0.0,0.0</text:p>
      <text:p text:style-name="Preformatted_20_Text">3503,03/05/2020," Montreal, QC",Canada,2020-03-05T14:03:04,2.0,0.0,0.0</text:p>
      <text:p text:style-name="Preformatted_20_Text">3504,03/05/2020,,Hungary,2020-03-05T17:13:27,2.0,0.0,0.0</text:p>
      <text:p text:style-name="Preformatted_20_Text">3505,03/05/2020,,Indonesia,2020-03-02T18:03:04,2.0,0.0,0.0</text:p>
      <text:p text:style-name="Preformatted_20_Text">3506,03/05/2020,,Morocco,2020-03-05T13:53:03,2.0,0.0,0.0</text:p>
      <text:p text:style-name="Preformatted_20_Text">3507,03/05/2020,,Slovenia,2020-03-05T17:13:30,2.0,0.0,0.0</text:p>
      <text:p text:style-name="Preformatted_20_Text">3508,03/05/2020,"Bergen County, NJ",US,2020-03-05T21:03:12,2.0,0.0,0.0</text:p>
      <text:p text:style-name="Preformatted_20_Text"><text:soft-page-break/>3509,03/05/2020,"Fulton County, GA",US,2020-03-03T03:33:02,2.0,0.0,0.0</text:p>
      <text:p text:style-name="Preformatted_20_Text">3510,03/05/2020,"Grafton County, NH",US,2020-03-03T23:33:03,2.0,0.0,0.0</text:p>
      <text:p text:style-name="Preformatted_20_Text">3511,03/05/2020,"Harris County, TX",US,2020-03-05T21:53:02,2.0,0.0,0.0</text:p>
      <text:p text:style-name="Preformatted_20_Text">3512,03/05/2020,"Hillsborough, FL",US,2020-03-03T18:33:02,2.0,0.0,0.0</text:p>
      <text:p text:style-name="Preformatted_20_Text">3513,03/05/2020,"Placer County, CA",US,2020-03-04T19:53:02,2.0,1.0,0.0</text:p>
      <text:p text:style-name="Preformatted_20_Text">3514,03/05/2020,"Providence, RI",US,2020-03-02T03:43:02,2.0,0.0,0.0</text:p>
      <text:p text:style-name="Preformatted_20_Text">3515,03/05/2020,"Sacramento County, CA",US,2020-02-27T20:33:02,2.0,0.0,0.0</text:p>
      <text:p text:style-name="Preformatted_20_Text">3516,03/05/2020,"San Benito, CA",US,2020-02-03T03:53:02,2.0,0.0,0.0</text:p>
      <text:p text:style-name="Preformatted_20_Text">3517,03/05/2020,"San Francisco County, CA",US,2020-03-05T20:33:03,2.0,0.0,0.0</text:p>
      <text:p text:style-name="Preformatted_20_Text">3518,03/05/2020,"San Mateo, CA",US,2020-03-03T00:43:02,2.0,0.0,0.0</text:p>
      <text:p text:style-name="Preformatted_20_Text">3519,03/05/2020,"Washington County, OR",US,2020-03-03T03:03:02,2.0,0.0,0.0</text:p>
      <text:p text:style-name="Preformatted_20_Text">3520,03/05/2020,,Afghanistan,2020-02-24T23:33:02,1.0,0.0,0.0</text:p>
      <text:p text:style-name="Preformatted_20_Text">3521,03/05/2020,,Andorra,2020-03-02T20:23:16,1.0,0.0,0.0</text:p>
      <text:p text:style-name="Preformatted_20_Text">3522,03/05/2020,,Argentina,2020-03-04T01:33:07,1.0,0.0,0.0</text:p>
      <text:p text:style-name="Preformatted_20_Text">3523,03/05/2020,,Armenia,2020-03-01T19:53:02,1.0,0.0,0.0</text:p>
      <text:p text:style-name="Preformatted_20_Text">3524,03/05/2020,Northern Territory,Australia,2020-03-04T19:43:02,1.0,0.0,0.0</text:p>
      <text:p text:style-name="Preformatted_20_Text">3525,03/05/2020,Tasmania,Australia,2020-03-02T20:53:02,1.0,0.0,0.0</text:p>
      <text:p text:style-name="Preformatted_20_Text">3526,03/05/2020,,Cambodia,2020-02-12T07:43:02,1.0,0.0,1.0</text:p>
      <text:p text:style-name="Preformatted_20_Text">3527,03/05/2020,"London, ON",Canada,2020-02-12T18:53:03,1.0,0.0,1.0</text:p>
      <text:p text:style-name="Preformatted_20_Text">3528,03/05/2020,,Dominican Republic,2020-03-02T16:33:02,1.0,0.0,0.0</text:p>
      <text:p text:style-name="Preformatted_20_Text">3529,03/05/2020,,Faroe Islands,2020-03-04T12:53:03,1.0,0.0,0.0</text:p>
      <text:p text:style-name="Preformatted_20_Text">3530,03/05/2020,,Gibraltar,2020-03-04T13:03:13,1.0,0.0,0.0</text:p>
      <text:p text:style-name="Preformatted_20_Text">3531,03/05/2020,,Jordan,2020-03-03T15:33:02,1.0,0.0,0.0</text:p>
      <text:p text:style-name="Preformatted_20_Text">3532,03/05/2020,,Latvia,2020-03-04T01:33:07,1.0,0.0,0.0</text:p>
      <text:p text:style-name="Preformatted_20_Text">3533,03/05/2020,,Liechtenstein,2020-03-04T01:33:07,1.0,0.0,0.0</text:p>
      <text:p text:style-name="Preformatted_20_Text">3534,03/05/2020,,Lithuania,2020-02-28T16:23:03,1.0,0.0,0.0</text:p>
      <text:p text:style-name="Preformatted_20_Text">3535,03/05/2020,,Luxembourg,2020-03-03T00:23:16,1.0,0.0,0.0</text:p>
      <text:p text:style-name="Preformatted_20_Text">3536,03/05/2020,Tibet,Mainland China,2020-02-12T06:43:02,1.0,0.0,1.0</text:p>
      <text:p text:style-name="Preformatted_20_Text">3537,03/05/2020,,Monaco,2020-02-29T00:33:01,1.0,0.0,0.0</text:p>
      <text:p text:style-name="Preformatted_20_Text">3538,03/05/2020,,Nepal,2020-02-12T14:43:03,1.0,0.0,1.0</text:p>
      <text:p text:style-name="Preformatted_20_Text">3539,03/05/2020,,Nigeria,2020-02-28T16:23:03,1.0,0.0,0.0</text:p>
      <text:p text:style-name="Preformatted_20_Text">3540,03/05/2020,,North Macedonia,2020-02-27T16:23:03,1.0,0.0,0.0</text:p>
      <text:p text:style-name="Preformatted_20_Text">3541,03/05/2020,,Poland,2020-03-04T15:13:18,1.0,0.0,0.0</text:p>
      <text:p text:style-name="Preformatted_20_Text">3542,03/05/2020,,South Africa,2020-03-05T13:53:03,1.0,0.0,0.0</text:p>
      <text:p text:style-name="Preformatted_20_Text">3543,03/05/2020,,Sri Lanka,2020-02-08T03:43:03,1.0,0.0,1.0</text:p>
      <text:p text:style-name="Preformatted_20_Text">3544,03/05/2020,,Tunisia,2020-03-04T01:33:07,1.0,0.0,0.0</text:p>
      <text:p text:style-name="Preformatted_20_Text">3545,03/05/2020," Norfolk County, MA",US,2020-03-03T14:33:03,1.0,0.0,0.0</text:p>
      <text:p text:style-name="Preformatted_20_Text">3546,03/05/2020,"Berkeley, CA",US,2020-03-03T23:53:03,1.0,0.0,0.0</text:p>
      <text:p text:style-name="Preformatted_20_Text">3547,03/05/2020,"Boston, MA",US,2020-02-28T21:13:12,1.0,0.0,1.0</text:p>
      <text:p text:style-name="Preformatted_20_Text">3548,03/05/2020,"Clark County, NV",US,2020-03-05T20:53:03,1.0,0.0,0.0</text:p>
      <text:p text:style-name="Preformatted_20_Text">3549,03/05/2020,"Contra Costa County, CA",US,2020-03-04T04:23:05,1.0,0.0,0.0</text:p>
      <text:p text:style-name="Preformatted_20_Text">3550,03/05/2020,"Fort Bend County, TX",US,2020-03-05T01:16:59,1.0,0.0,0.0</text:p>
      <text:p text:style-name="Preformatted_20_Text">3551,03/05/2020,"Grant County, WA",US,2020-03-05T20:23:07,1.0,0.0,0.0</text:p>
      <text:p text:style-name="Preformatted_20_Text">3552,03/05/2020,"Humboldt County, CA",US,2020-02-21T05:13:09,1.0,0.0,0.0</text:p>
      <text:p text:style-name="Preformatted_20_Text">3553,03/05/2020,"Madison, WI",US,2020-03-03T15:53:03,1.0,0.0,1.0</text:p>
      <text:p text:style-name="Preformatted_20_Text">3554,03/05/2020,"Maricopa County, AZ",US,2020-03-03T17:33:02,1.0,0.0,0.0</text:p>
      <text:p text:style-name="Preformatted_20_Text">3555,03/05/2020,"Queens County, NY",US,2020-03-05T21:43:02,1.0,0.0,0.0</text:p>
      <text:p text:style-name="Preformatted_20_Text">3556,03/05/2020,"San Antonio, TX",US,2020-02-13T18:53:02,1.0,0.0,0.0</text:p>
      <text:p text:style-name="Preformatted_20_Text">3557,03/05/2020,"Santa Rosa County, FL",US,2020-03-05T20:03:03,1.0,0.0,0.0</text:p>
      <text:p text:style-name="Preformatted_20_Text">3558,03/05/2020,"Sarasota, FL",US,2020-03-02T03:23:06,1.0,0.0,0.0</text:p>
      <text:p text:style-name="Preformatted_20_Text">3559,03/05/2020,"Sonoma County, CA",US,2020-03-02T20:53:02,1.0,0.0,0.0</text:p>
      <text:p text:style-name="Preformatted_20_Text">3560,03/05/2020,"Tempe, AZ",US,2020-02-25T21:23:03,1.0,0.0,1.0</text:p>
      <text:p text:style-name="Preformatted_20_Text">3561,03/05/2020,"Umatilla, OR",US,2020-03-02T20:23:16,1.0,0.0,0.0</text:p>
      <text:p text:style-name="Preformatted_20_Text">3562,03/05/2020,"Wake County, NC",US,2020-03-03T20:53:02,1.0,0.0,0.0</text:p>
      <text:p text:style-name="Preformatted_20_Text">3563,03/05/2020,"Williamson County, TN",US,2020-03-05T23:33:03,1.0,0.0,0.0</text:p>
      <text:p text:style-name="Preformatted_20_Text">3564,03/05/2020,,Ukraine,2020-03-03T15:33:02,1.0,0.0,0.0</text:p>
      <text:p text:style-name="Preformatted_20_Text">3565,03/05/2020,From Diamond Princess,Australia,2020-02-29T02:03:10,0.0,0.0,0.0</text:p>
      <text:p text:style-name="Preformatted_20_Text">3566,03/05/2020,"Lackland, TX (From Diamond Princess)",US,2020-02-24T23:33:02,0.0,0.0,0.0</text:p>
      <text:p text:style-name="Preformatted_20_Text">3567,03/05/2020,"Omaha, NE (From Diamond Princess)",US,2020-02-24T23:33:02,0.0,0.0,0.0</text:p>
      <text:p text:style-name="Preformatted_20_Text">3568,03/05/2020,"Travis, CA (From Diamond Princess)",US,2020-02-24T23:33:02,0.0,0.0,0.0</text:p>
      <text:p text:style-name="Preformatted_20_Text">3569,03/06/2020,Hubei,Mainland China,2020-03-06T14:23:04,67592.0,2931.0,42033.0</text:p>
      <text:p text:style-name="Preformatted_20_Text"><text:soft-page-break/>3570,03/06/2020,,South Korea,2020-03-06T13:33:03,6593.0,42.0,135.0</text:p>
      <text:p text:style-name="Preformatted_20_Text">3571,03/06/2020,,Iran,2020-03-06T12:23:04,4747.0,124.0,913.0</text:p>
      <text:p text:style-name="Preformatted_20_Text">3572,03/06/2020,,Italy,2020-03-06T17:33:03,4636.0,197.0,523.0</text:p>
      <text:p text:style-name="Preformatted_20_Text">3573,03/06/2020,Guangdong,Mainland China,2020-03-06T12:53:03,1352.0,7.0,1216.0</text:p>
      <text:p text:style-name="Preformatted_20_Text">3574,03/06/2020,Henan,Mainland China,2020-03-06T12:43:03,1272.0,22.0,1244.0</text:p>
      <text:p text:style-name="Preformatted_20_Text">3575,03/06/2020,Zhejiang,Mainland China,2020-03-06T10:23:03,1215.0,1.0,1147.0</text:p>
      <text:p text:style-name="Preformatted_20_Text">3576,03/06/2020,Hunan,Mainland China,2020-03-06T11:03:10,1018.0,4.0,955.0</text:p>
      <text:p text:style-name="Preformatted_20_Text">3577,03/06/2020,Anhui,Mainland China,2020-03-06T03:23:06,990.0,6.0,979.0</text:p>
      <text:p text:style-name="Preformatted_20_Text">3578,03/06/2020,Jiangxi,Mainland China,2020-03-06T14:23:04,935.0,1.0,909.0</text:p>
      <text:p text:style-name="Preformatted_20_Text">3579,03/06/2020,Shandong,Mainland China,2020-03-06T11:03:10,758.0,6.0,618.0</text:p>
      <text:p text:style-name="Preformatted_20_Text">3580,03/06/2020,Diamond Princess cruise ship,Others,2020-03-06T01:29:39,696.0,6.0,40.0</text:p>
      <text:p text:style-name="Preformatted_20_Text">3581,03/06/2020,,Germany,2020-03-06T17:53:03,670.0,0.0,17.0</text:p>
      <text:p text:style-name="Preformatted_20_Text">3582,03/06/2020,,France,2020-03-06T20:13:13,653.0,9.0,12.0</text:p>
      <text:p text:style-name="Preformatted_20_Text">3583,03/06/2020,Jiangsu,Mainland China,2020-03-06T10:23:03,631.0,0.0,594.0</text:p>
      <text:p text:style-name="Preformatted_20_Text">3584,03/06/2020,Chongqing,Mainland China,2020-03-06T11:03:10,576.0,6.0,513.0</text:p>
      <text:p text:style-name="Preformatted_20_Text">3585,03/06/2020,Sichuan,Mainland China,2020-03-06T12:53:03,539.0,3.0,442.0</text:p>
      <text:p text:style-name="Preformatted_20_Text">3586,03/06/2020,Heilongjiang,Mainland China,2020-03-06T14:23:04,481.0,13.0,396.0</text:p>
      <text:p text:style-name="Preformatted_20_Text">3587,03/06/2020,Beijing,Mainland China,2020-03-06T12:53:03,422.0,8.0,299.0</text:p>
      <text:p text:style-name="Preformatted_20_Text">3588,03/06/2020,,Japan,2020-03-06T20:13:13,420.0,6.0,46.0</text:p>
      <text:p text:style-name="Preformatted_20_Text">3589,03/06/2020,,Spain,2020-03-06T20:13:13,400.0,5.0,2.0</text:p>
      <text:p text:style-name="Preformatted_20_Text">3590,03/06/2020,Shanghai,Mainland China,2020-03-06T06:03:13,342.0,3.0,306.0</text:p>
      <text:p text:style-name="Preformatted_20_Text">3591,03/06/2020,Hebei,Mainland China,2020-03-06T03:23:06,318.0,6.0,305.0</text:p>
      <text:p text:style-name="Preformatted_20_Text">3592,03/06/2020,Fujian,Mainland China,2020-03-06T12:53:03,296.0,1.0,284.0</text:p>
      <text:p text:style-name="Preformatted_20_Text">3593,03/06/2020,Guangxi,Mainland China,2020-03-06T00:33:02,252.0,2.0,217.0</text:p>
      <text:p text:style-name="Preformatted_20_Text">3594,03/06/2020,Shaanxi,Mainland China,2020-03-06T10:23:03,245.0,1.0,226.0</text:p>
      <text:p text:style-name="Preformatted_20_Text">3595,03/06/2020,,Switzerland,2020-03-06T15:23:19,214.0,1.0,3.0</text:p>
      <text:p text:style-name="Preformatted_20_Text">3596,03/06/2020,Yunnan,Mainland China,2020-03-06T03:23:06,174.0,2.0,170.0</text:p>
      <text:p text:style-name="Preformatted_20_Text">3597,03/06/2020,Hainan,Mainland China,2020-03-05T06:13:10,168.0,6.0,158.0</text:p>
      <text:p text:style-name="Preformatted_20_Text">3598,03/06/2020,,UK,2020-03-06T15:33:03,163.0,2.0,8.0</text:p>
      <text:p text:style-name="Preformatted_20_Text">3599,03/06/2020,Guizhou,Mainland China,2020-03-02T01:13:06,146.0,2.0,114.0</text:p>
      <text:p text:style-name="Preformatted_20_Text">3600,03/06/2020,Tianjin,Mainland China,2020-03-05T03:33:27,136.0,3.0,128.0</text:p>
      <text:p text:style-name="Preformatted_20_Text">3601,03/06/2020,Shanxi,Mainland China,2020-03-05T14:53:03,133.0,0.0,126.0</text:p>
      <text:p text:style-name="Preformatted_20_Text">3602,03/06/2020,,Singapore,2020-03-06T13:03:12,130.0,0.0,78.0</text:p>
      <text:p text:style-name="Preformatted_20_Text">3603,03/06/2020,,Netherlands,2020-03-06T13:23:06,128.0,1.0,0.0</text:p>
      <text:p text:style-name="Preformatted_20_Text">3604,03/06/2020,Liaoning,Mainland China,2020-03-03T14:33:03,125.0,1.0,106.0</text:p>
      <text:p text:style-name="Preformatted_20_Text">3605,03/06/2020,Gansu,Mainland China,2020-03-06T14:43:15,119.0,2.0,87.0</text:p>
      <text:p text:style-name="Preformatted_20_Text">3606,03/06/2020,,Belgium,2020-03-06T12:33:03,109.0,0.0,1.0</text:p>
      <text:p text:style-name="Preformatted_20_Text">3607,03/06/2020,,Norway,2020-03-06T16:33:04,108.0,0.0,0.0</text:p>
      <text:p text:style-name="Preformatted_20_Text">3608,03/06/2020,Hong Kong,Hong Kong,2020-03-06T23:13:06,107.0,2.0,46.0</text:p>
      <text:p text:style-name="Preformatted_20_Text">3609,03/06/2020,,Sweden,2020-03-06T13:03:12,101.0,0.0,0.0</text:p>
      <text:p text:style-name="Preformatted_20_Text">3610,03/06/2020,Jilin,Mainland China,2020-03-06T10:23:03,93.0,1.0,90.0</text:p>
      <text:p text:style-name="Preformatted_20_Text">3611,03/06/2020,,Malaysia,2020-03-06T12:33:03,83.0,0.0,22.0</text:p>
      <text:p text:style-name="Preformatted_20_Text">3612,03/06/2020,Xinjiang,Mainland China,2020-03-06T05:53:03,76.0,3.0,71.0</text:p>
      <text:p text:style-name="Preformatted_20_Text">3613,03/06/2020,Inner Mongolia,Mainland China,2020-03-05T23:53:01,75.0,1.0,65.0</text:p>
      <text:p text:style-name="Preformatted_20_Text">3614,03/06/2020,Ningxia,Mainland China,2020-03-06T12:53:03,75.0,0.0,71.0</text:p>
      <text:p text:style-name="Preformatted_20_Text">3615,03/06/2020,,Bahrain,2020-03-06T15:33:03,60.0,0.0,4.0</text:p>
      <text:p text:style-name="Preformatted_20_Text">3616,03/06/2020,,Kuwait,2020-03-05T13:43:04,58.0,0.0,0.0</text:p>
      <text:p text:style-name="Preformatted_20_Text">3617,03/06/2020,"King County, WA",US,2020-03-06T23:13:07,58.0,12.0,1.0</text:p>
      <text:p text:style-name="Preformatted_20_Text">3618,03/06/2020,,Austria,2020-03-06T16:33:04,55.0,0.0,0.0</text:p>
      <text:p text:style-name="Preformatted_20_Text">3619,03/06/2020,,Thailand,2020-03-06T08:33:03,48.0,1.0,31.0</text:p>
      <text:p text:style-name="Preformatted_20_Text">3620,03/06/2020,,Greece,2020-03-06T13:03:12,45.0,0.0,0.0</text:p>
      <text:p text:style-name="Preformatted_20_Text">3621,03/06/2020,Taiwan,Taiwan,2020-03-06T12:43:03,45.0,1.0,12.0</text:p>
      <text:p text:style-name="Preformatted_20_Text">3622,03/06/2020,Unassigned Location (From Diamond Princess),US,2020-03-02T19:53:03,45.0,0.0,0.0</text:p>
      <text:p text:style-name="Preformatted_20_Text">3623,03/06/2020,,Iceland,2020-03-06T15:33:03,43.0,0.0,0.0</text:p>
      <text:p text:style-name="Preformatted_20_Text">3624,03/06/2020,,Iraq,2020-03-06T13:23:06,40.0,3.0,0.0</text:p>
      <text:p text:style-name="Preformatted_20_Text">3625,03/06/2020,,India,2020-03-06T13:03:12,31.0,0.0,3.0</text:p>
      <text:p text:style-name="Preformatted_20_Text">3626,03/06/2020,,United Arab Emirates,2020-03-05T23:53:02,29.0,0.0,5.0</text:p>
      <text:p text:style-name="Preformatted_20_Text">3627,03/06/2020,New South Wales,Australia,2020-03-06T04:53:02,26.0,1.0,4.0</text:p>
      <text:p text:style-name="Preformatted_20_Text">3628,03/06/2020,"Toronto, ON",Canada,2020-03-06T20:53:02,24.0,0.0,2.0</text:p>
      <text:p text:style-name="Preformatted_20_Text">3629,03/06/2020,,Denmark,2020-03-06T13:03:12,23.0,0.0,1.0</text:p>
      <text:p text:style-name="Preformatted_20_Text">3630,03/06/2020,,Lebanon,2020-03-06T20:33:03,22.0,0.0,1.0</text:p>
      <text:p text:style-name="Preformatted_20_Text">3631,03/06/2020,British Columbia,Canada,2020-03-06T04:43:03,21.0,0.0,3.0</text:p>
      <text:p text:style-name="Preformatted_20_Text"><text:soft-page-break/>3632,03/06/2020,,Israel,2020-03-06T20:33:03,21.0,0.0,2.0</text:p>
      <text:p text:style-name="Preformatted_20_Text">3633,03/06/2020,,San Marino,2020-03-05T13:53:03,21.0,1.0,0.0</text:p>
      <text:p text:style-name="Preformatted_20_Text">3634,03/06/2020,"Santa Clara, CA",US,2020-03-05T22:53:03,20.0,0.0,1.0</text:p>
      <text:p text:style-name="Preformatted_20_Text">3635,03/06/2020,"Snohomish County, WA",US,2020-03-06T23:13:07,19.0,1.0,0.0</text:p>
      <text:p text:style-name="Preformatted_20_Text">3636,03/06/2020,"Westchester County, NY",US,2020-03-06T15:43:03,19.0,0.0,0.0</text:p>
      <text:p text:style-name="Preformatted_20_Text">3637,03/06/2020,,Czech Republic,2020-03-06T16:33:04,18.0,0.0,0.0</text:p>
      <text:p text:style-name="Preformatted_20_Text">3638,03/06/2020,,Ireland,2020-03-06T20:43:03,18.0,0.0,0.0</text:p>
      <text:p text:style-name="Preformatted_20_Text">3639,03/06/2020,Qinghai,Mainland China,2020-02-21T04:43:02,18.0,0.0,18.0</text:p>
      <text:p text:style-name="Preformatted_20_Text">3640,03/06/2020,,Algeria,2020-03-06T01:29:39,17.0,0.0,0.0</text:p>
      <text:p text:style-name="Preformatted_20_Text">3641,03/06/2020,,Oman,2020-03-05T17:53:02,16.0,0.0,2.0</text:p>
      <text:p text:style-name="Preformatted_20_Text">3642,03/06/2020,,Palestine,2020-03-06T20:33:03,16.0,0.0,0.0</text:p>
      <text:p text:style-name="Preformatted_20_Text">3643,03/06/2020,"New York County, NY",US,2020-03-06T19:13:40,16.0,0.0,0.0</text:p>
      <text:p text:style-name="Preformatted_20_Text">3644,03/06/2020,,Vietnam,2020-02-25T08:53:02,16.0,0.0,16.0</text:p>
      <text:p text:style-name="Preformatted_20_Text">3645,03/06/2020,,Egypt,2020-03-06T13:03:13,15.0,0.0,1.0</text:p>
      <text:p text:style-name="Preformatted_20_Text">3646,03/06/2020,,Finland,2020-03-06T13:03:12,15.0,0.0,1.0</text:p>
      <text:p text:style-name="Preformatted_20_Text">3647,03/06/2020,Queensland,Australia,2020-03-05T17:33:06,13.0,0.0,8.0</text:p>
      <text:p text:style-name="Preformatted_20_Text">3648,03/06/2020,,Brazil,2020-03-06T20:33:03,13.0,0.0,0.0</text:p>
      <text:p text:style-name="Preformatted_20_Text">3649,03/06/2020,,Ecuador,2020-03-05T17:53:02,13.0,0.0,0.0</text:p>
      <text:p text:style-name="Preformatted_20_Text">3650,03/06/2020,,Portugal,2020-03-06T20:33:03,13.0,0.0,0.0</text:p>
      <text:p text:style-name="Preformatted_20_Text">3651,03/06/2020,,Russia,2020-03-06T20:43:03,13.0,0.0,2.0</text:p>
      <text:p text:style-name="Preformatted_20_Text">3652,03/06/2020,"Los Angeles, CA",US,2020-03-06T23:13:07,13.0,0.0,0.0</text:p>
      <text:p text:style-name="Preformatted_20_Text">3653,03/06/2020,,Croatia,2020-03-06T08:33:03,11.0,0.0,0.0</text:p>
      <text:p text:style-name="Preformatted_20_Text">3654,03/06/2020,Victoria,Australia,2020-03-05T18:33:03,10.0,0.0,7.0</text:p>
      <text:p text:style-name="Preformatted_20_Text">3655,03/06/2020,,Estonia,2020-03-06T13:03:13,10.0,0.0,0.0</text:p>
      <text:p text:style-name="Preformatted_20_Text">3656,03/06/2020,Macau,Macau,2020-03-06T10:23:03,10.0,0.0,10.0</text:p>
      <text:p text:style-name="Preformatted_20_Text">3657,03/06/2020,,Romania,2020-03-06T16:43:04,9.0,0.0,1.0</text:p>
      <text:p text:style-name="Preformatted_20_Text">3658,03/06/2020,,Qatar,2020-03-04T00:03:15,8.0,0.0,0.0</text:p>
      <text:p text:style-name="Preformatted_20_Text">3659,03/06/2020,South Australia,Australia,2020-03-06T04:23:08,7.0,0.0,2.0</text:p>
      <text:p text:style-name="Preformatted_20_Text">3660,03/06/2020,,Slovenia,2020-03-06T15:33:03,7.0,0.0,0.0</text:p>
      <text:p text:style-name="Preformatted_20_Text">3661,03/06/2020,,Azerbaijan,2020-03-05T13:53:03,6.0,0.0,0.0</text:p>
      <text:p text:style-name="Preformatted_20_Text">3662,03/06/2020,,Belarus,2020-03-04T12:43:03,6.0,0.0,0.0</text:p>
      <text:p text:style-name="Preformatted_20_Text">3663,03/06/2020,,Mexico,2020-03-06T16:43:04,6.0,0.0,1.0</text:p>
      <text:p text:style-name="Preformatted_20_Text">3664,03/06/2020,,Pakistan,2020-03-06T13:03:12,6.0,0.0,0.0</text:p>
      <text:p text:style-name="Preformatted_20_Text">3665,03/06/2020,,Philippines,2020-03-06T07:03:05,5.0,1.0,1.0</text:p>
      <text:p text:style-name="Preformatted_20_Text">3666,03/06/2020,,Poland,2020-03-06T16:43:04,5.0,0.0,0.0</text:p>
      <text:p text:style-name="Preformatted_20_Text">3667,03/06/2020,,Saudi Arabia,2020-03-05T17:53:03,5.0,0.0,0.0</text:p>
      <text:p text:style-name="Preformatted_20_Text">3668,03/06/2020,"Cook County, IL",US,2020-03-05T18:33:03,5.0,0.0,2.0</text:p>
      <text:p text:style-name="Preformatted_20_Text">3669,03/06/2020,"Placer County, CA",US,2020-03-06T23:13:07,5.0,1.0,0.0</text:p>
      <text:p text:style-name="Preformatted_20_Text">3670,03/06/2020,"Unassigned Location, WA",US,2020-03-06T00:33:03,5.0,0.0,0.0</text:p>
      <text:p text:style-name="Preformatted_20_Text">3671,03/06/2020,,Chile,2020-03-05T18:13:04,4.0,0.0,0.0</text:p>
      <text:p text:style-name="Preformatted_20_Text">3672,03/06/2020,,Georgia,2020-03-05T13:53:03,4.0,0.0,0.0</text:p>
      <text:p text:style-name="Preformatted_20_Text">3673,03/06/2020,,Indonesia,2020-03-06T12:33:03,4.0,0.0,0.0</text:p>
      <text:p text:style-name="Preformatted_20_Text">3674,03/06/2020,,New Zealand,2020-03-06T01:29:39,4.0,0.0,0.0</text:p>
      <text:p text:style-name="Preformatted_20_Text">3675,03/06/2020,,Senegal,2020-03-04T20:43:02,4.0,0.0,0.0</text:p>
      <text:p text:style-name="Preformatted_20_Text">3676,03/06/2020,Western Australia,Australia,2020-03-05T17:13:35,3.0,1.0,0.0</text:p>
      <text:p text:style-name="Preformatted_20_Text">3677,03/06/2020,,North Macedonia,2020-03-06T20:23:11,3.0,0.0,0.0</text:p>
      <text:p text:style-name="Preformatted_20_Text">3678,03/06/2020,,Saint Barthelemy,2020-03-04T02:43:03,3.0,0.0,0.0</text:p>
      <text:p text:style-name="Preformatted_20_Text">3679,03/06/2020,"Contra Costa County, CA",US,2020-03-06T19:43:02,3.0,0.0,0.0</text:p>
      <text:p text:style-name="Preformatted_20_Text">3680,03/06/2020,"Harris County, TX",US,2020-03-06T15:43:02,3.0,0.0,0.0</text:p>
      <text:p text:style-name="Preformatted_20_Text">3681,03/06/2020,"Montgomery County, MD",US,2020-03-06T04:03:17,3.0,0.0,0.0</text:p>
      <text:p text:style-name="Preformatted_20_Text">3682,03/06/2020,"Orange County, CA",US,2020-03-04T02:13:11,3.0,0.0,0.0</text:p>
      <text:p text:style-name="Preformatted_20_Text">3683,03/06/2020,"San Diego County, CA",US,2020-03-05T20:33:03,3.0,0.0,1.0</text:p>
      <text:p text:style-name="Preformatted_20_Text">3684,03/06/2020,"Suffolk County, MA",US,2020-03-06T18:33:03,3.0,0.0,1.0</text:p>
      <text:p text:style-name="Preformatted_20_Text">3685,03/06/2020,,Argentina,2020-03-06T01:29:39,2.0,0.0,0.0</text:p>
      <text:p text:style-name="Preformatted_20_Text">3686,03/06/2020,,Bosnia and Herzegovina,2020-03-05T17:13:30,2.0,0.0,0.0</text:p>
      <text:p text:style-name="Preformatted_20_Text">3687,03/06/2020," Montreal, QC",Canada,2020-03-05T14:03:04,2.0,0.0,0.0</text:p>
      <text:p text:style-name="Preformatted_20_Text">3688,03/06/2020,,Dominican Republic,2020-03-06T15:33:03,2.0,0.0,0.0</text:p>
      <text:p text:style-name="Preformatted_20_Text">3689,03/06/2020,,Hungary,2020-03-05T17:13:27,2.0,0.0,0.0</text:p>
      <text:p text:style-name="Preformatted_20_Text">3690,03/06/2020,,Luxembourg,2020-03-06T01:29:39,2.0,0.0,0.0</text:p>
      <text:p text:style-name="Preformatted_20_Text">3691,03/06/2020,,Morocco,2020-03-05T13:53:03,2.0,0.0,0.0</text:p>
      <text:p text:style-name="Preformatted_20_Text">3692,03/06/2020," Norfolk County, MA",US,2020-03-06T18:33:03,2.0,0.0,0.0</text:p>
      <text:p text:style-name="Preformatted_20_Text">3693,03/06/2020,"Bergen County, NJ",US,2020-03-05T21:03:12,2.0,0.0,0.0</text:p>
      <text:p text:style-name="Preformatted_20_Text">3694,03/06/2020,"Denver County, CO",US,2020-03-06T23:33:02,2.0,0.0,0.0</text:p>
      <text:p text:style-name="Preformatted_20_Text">3695,03/06/2020,"Fulton County, GA",US,2020-03-03T03:33:02,2.0,0.0,0.0</text:p>
      <text:p text:style-name="Preformatted_20_Text"><text:soft-page-break/>3696,03/06/2020,"Grafton County, NH",US,2020-03-03T23:33:03,2.0,0.0,0.0</text:p>
      <text:p text:style-name="Preformatted_20_Text">3697,03/06/2020,"Hillsborough, FL",US,2020-03-03T18:33:02,2.0,0.0,0.0</text:p>
      <text:p text:style-name="Preformatted_20_Text">3698,03/06/2020,"Maricopa County, AZ",US,2020-03-06T18:33:03,2.0,0.0,0.0</text:p>
      <text:p text:style-name="Preformatted_20_Text">3699,03/06/2020,"Providence, RI",US,2020-03-02T03:43:02,2.0,0.0,0.0</text:p>
      <text:p text:style-name="Preformatted_20_Text">3700,03/06/2020,"Sacramento County, CA",US,2020-02-27T20:33:02,2.0,0.0,0.0</text:p>
      <text:p text:style-name="Preformatted_20_Text">3701,03/06/2020,"San Benito, CA",US,2020-02-03T03:53:02,2.0,0.0,0.0</text:p>
      <text:p text:style-name="Preformatted_20_Text">3702,03/06/2020,"San Francisco County, CA",US,2020-03-05T20:33:03,2.0,0.0,0.0</text:p>
      <text:p text:style-name="Preformatted_20_Text">3703,03/06/2020,"San Mateo, CA",US,2020-03-03T00:43:02,2.0,0.0,0.0</text:p>
      <text:p text:style-name="Preformatted_20_Text">3704,03/06/2020,"Summit County, CO",US,2020-03-06T01:29:39,2.0,0.0,0.0</text:p>
      <text:p text:style-name="Preformatted_20_Text">3705,03/06/2020,"Washington County, OR",US,2020-03-03T03:03:02,2.0,0.0,0.0</text:p>
      <text:p text:style-name="Preformatted_20_Text">3706,03/06/2020,,Afghanistan,2020-02-24T23:33:02,1.0,0.0,0.0</text:p>
      <text:p text:style-name="Preformatted_20_Text">3707,03/06/2020,,Andorra,2020-03-02T20:23:16,1.0,0.0,0.0</text:p>
      <text:p text:style-name="Preformatted_20_Text">3708,03/06/2020,,Armenia,2020-03-01T19:53:02,1.0,0.0,0.0</text:p>
      <text:p text:style-name="Preformatted_20_Text">3709,03/06/2020,Tasmania,Australia,2020-03-02T20:53:02,1.0,0.0,0.0</text:p>
      <text:p text:style-name="Preformatted_20_Text">3710,03/06/2020,,Bhutan,2020-03-06T15:43:02,1.0,0.0,0.0</text:p>
      <text:p text:style-name="Preformatted_20_Text">3711,03/06/2020,,Cambodia,2020-02-12T07:43:02,1.0,0.0,1.0</text:p>
      <text:p text:style-name="Preformatted_20_Text">3712,03/06/2020,,Cameroon,2020-03-06T15:43:02,1.0,0.0,0.0</text:p>
      <text:p text:style-name="Preformatted_20_Text">3713,03/06/2020,"Calgary, Alberta",Canada,2020-03-06T13:13:34,1.0,0.0,0.0</text:p>
      <text:p text:style-name="Preformatted_20_Text">3714,03/06/2020,"London, ON",Canada,2020-02-12T18:53:03,1.0,0.0,1.0</text:p>
      <text:p text:style-name="Preformatted_20_Text">3715,03/06/2020,,Colombia,2020-03-06T20:43:03,1.0,0.0,0.0</text:p>
      <text:p text:style-name="Preformatted_20_Text">3716,03/06/2020,,Costa Rica,2020-03-06T01:29:39,1.0,0.0,0.0</text:p>
      <text:p text:style-name="Preformatted_20_Text">3717,03/06/2020,,Faroe Islands,2020-03-04T12:53:03,1.0,0.0,0.0</text:p>
      <text:p text:style-name="Preformatted_20_Text">3718,03/06/2020,,Gibraltar,2020-03-04T13:03:13,1.0,0.0,0.0</text:p>
      <text:p text:style-name="Preformatted_20_Text">3719,03/06/2020,,Jordan,2020-03-03T15:33:02,1.0,0.0,0.0</text:p>
      <text:p text:style-name="Preformatted_20_Text">3720,03/06/2020,,Latvia,2020-03-04T01:33:07,1.0,0.0,0.0</text:p>
      <text:p text:style-name="Preformatted_20_Text">3721,03/06/2020,,Liechtenstein,2020-03-04T01:33:07,1.0,0.0,0.0</text:p>
      <text:p text:style-name="Preformatted_20_Text">3722,03/06/2020,,Lithuania,2020-02-28T16:23:03,1.0,0.0,0.0</text:p>
      <text:p text:style-name="Preformatted_20_Text">3723,03/06/2020,Tibet,Mainland China,2020-02-12T06:43:02,1.0,0.0,1.0</text:p>
      <text:p text:style-name="Preformatted_20_Text">3724,03/06/2020,,Monaco,2020-02-29T00:33:01,1.0,0.0,0.0</text:p>
      <text:p text:style-name="Preformatted_20_Text">3725,03/06/2020,,Nepal,2020-02-12T14:43:03,1.0,0.0,1.0</text:p>
      <text:p text:style-name="Preformatted_20_Text">3726,03/06/2020,,Nigeria,2020-02-28T16:23:03,1.0,0.0,0.0</text:p>
      <text:p text:style-name="Preformatted_20_Text">3727,03/06/2020,,Peru,2020-03-06T15:43:02,1.0,0.0,0.0</text:p>
      <text:p text:style-name="Preformatted_20_Text">3728,03/06/2020,,Serbia,2020-03-06T15:43:02,1.0,0.0,0.0</text:p>
      <text:p text:style-name="Preformatted_20_Text">3729,03/06/2020,,Slovakia,2020-03-06T13:03:14,1.0,0.0,0.0</text:p>
      <text:p text:style-name="Preformatted_20_Text">3730,03/06/2020,,South Africa,2020-03-06T15:43:02,1.0,0.0,0.0</text:p>
      <text:p text:style-name="Preformatted_20_Text">3731,03/06/2020,,Sri Lanka,2020-02-08T03:43:03,1.0,0.0,1.0</text:p>
      <text:p text:style-name="Preformatted_20_Text">3732,03/06/2020,,Togo,2020-03-06T15:33:03,1.0,0.0,0.0</text:p>
      <text:p text:style-name="Preformatted_20_Text">3733,03/06/2020,,Tunisia,2020-03-04T01:33:07,1.0,0.0,0.0</text:p>
      <text:p text:style-name="Preformatted_20_Text">3734,03/06/2020,"Berkeley, CA",US,2020-03-03T23:53:03,1.0,0.0,0.0</text:p>
      <text:p text:style-name="Preformatted_20_Text">3735,03/06/2020,"Chatham County, NC",US,2020-03-06T16:13:15,1.0,0.0,0.0</text:p>
      <text:p text:style-name="Preformatted_20_Text">3736,03/06/2020,"Clark County, NV",US,2020-03-05T20:53:03,1.0,0.0,0.0</text:p>
      <text:p text:style-name="Preformatted_20_Text">3737,03/06/2020,"Delaware County, PA",US,2020-03-06T15:33:03,1.0,0.0,0.0</text:p>
      <text:p text:style-name="Preformatted_20_Text">3738,03/06/2020,"Douglas County, NE",US,2020-03-06T23:33:02,1.0,0.0,0.0</text:p>
      <text:p text:style-name="Preformatted_20_Text">3739,03/06/2020,"Fayette County, KY",US,2020-03-06T23:23:03,1.0,0.0,0.0</text:p>
      <text:p text:style-name="Preformatted_20_Text">3740,03/06/2020,"Floyd County, GA",US,2020-03-06T17:53:03,1.0,0.0,0.0</text:p>
      <text:p text:style-name="Preformatted_20_Text">3741,03/06/2020,"Fort Bend County, TX",US,2020-03-05T01:16:59,1.0,0.0,0.0</text:p>
      <text:p text:style-name="Preformatted_20_Text">3742,03/06/2020,"Grant County, WA",US,2020-03-05T20:23:07,1.0,0.0,0.0</text:p>
      <text:p text:style-name="Preformatted_20_Text">3743,03/06/2020,"Humboldt County, CA",US,2020-02-21T05:13:09,1.0,0.0,0.0</text:p>
      <text:p text:style-name="Preformatted_20_Text">3744,03/06/2020,"Madison, WI",US,2020-03-03T15:53:03,1.0,0.0,1.0</text:p>
      <text:p text:style-name="Preformatted_20_Text">3745,03/06/2020,"Marion County, IN",US,2020-03-06T17:13:12,1.0,0.0,0.0</text:p>
      <text:p text:style-name="Preformatted_20_Text">3746,03/06/2020,"Middlesex County, MA",US,2020-03-06T01:29:39,1.0,0.0,0.0</text:p>
      <text:p text:style-name="Preformatted_20_Text">3747,03/06/2020,"Nassau County, NY",US,2020-03-06T14:43:15,1.0,0.0,0.0</text:p>
      <text:p text:style-name="Preformatted_20_Text">3748,03/06/2020,"Norwell County, MA",US,2020-03-06T02:33:03,1.0,0.0,0.0</text:p>
      <text:p text:style-name="Preformatted_20_Text">3749,03/06/2020,"Ramsey County, MN",US,2020-03-06T23:23:03,1.0,0.0,0.0</text:p>
      <text:p text:style-name="Preformatted_20_Text">3750,03/06/2020,"San Antonio, TX",US,2020-02-13T18:53:02,1.0,0.0,0.0</text:p>
      <text:p text:style-name="Preformatted_20_Text">3751,03/06/2020,"Santa Rosa County, FL",US,2020-03-05T20:03:03,1.0,0.0,0.0</text:p>
      <text:p text:style-name="Preformatted_20_Text">3752,03/06/2020,"Sarasota, FL",US,2020-03-02T03:23:06,1.0,0.0,0.0</text:p>
      <text:p text:style-name="Preformatted_20_Text">3753,03/06/2020,"Sonoma County, CA",US,2020-03-02T20:53:02,1.0,0.0,0.0</text:p>
      <text:p text:style-name="Preformatted_20_Text">3754,03/06/2020,"Tempe, AZ",US,2020-02-25T21:23:03,1.0,0.0,1.0</text:p>
      <text:p text:style-name="Preformatted_20_Text">3755,03/06/2020,"Umatilla, OR",US,2020-03-02T20:23:16,1.0,0.0,0.0</text:p>
      <text:p text:style-name="Preformatted_20_Text">3756,03/06/2020,"Wake County, NC",US,2020-03-03T20:53:02,1.0,0.0,0.0</text:p>
      <text:p text:style-name="Preformatted_20_Text">3757,03/06/2020,"Washoe County, NV",US,2020-03-06T19:43:02,1.0,0.0,0.0</text:p>
      <text:p text:style-name="Preformatted_20_Text">3758,03/06/2020,"Wayne County, PA",US,2020-03-06T16:13:15,1.0,0.0,0.0</text:p>
      <text:p text:style-name="Preformatted_20_Text">3759,03/06/2020,"Williamson County, TN",US,2020-03-05T23:33:03,1.0,0.0,0.0</text:p>
      <text:p text:style-name="Preformatted_20_Text"><text:soft-page-break/>3760,03/06/2020,"Yolo County, CA",US,2020-03-06T20:13:14,1.0,0.0,0.0</text:p>
      <text:p text:style-name="Preformatted_20_Text">3761,03/06/2020,,Ukraine,2020-03-03T15:33:02,1.0,0.0,0.0</text:p>
      <text:p text:style-name="Preformatted_20_Text">3762,03/06/2020,,Vatican City,2020-03-06T15:43:02,1.0,0.0,0.0</text:p>
      <text:p text:style-name="Preformatted_20_Text">3763,03/06/2020,From Diamond Princess,Australia,2020-02-29T02:03:10,0.0,0.0,0.0</text:p>
      <text:p text:style-name="Preformatted_20_Text">3764,03/06/2020,Northern Territory,Australia,2020-03-06T04:33:03,0.0,0.0,0.0</text:p>
      <text:p text:style-name="Preformatted_20_Text">3765,03/06/2020,"Lackland, TX (From Diamond Princess)",US,2020-02-24T23:33:02,0.0,0.0,0.0</text:p>
      <text:p text:style-name="Preformatted_20_Text">3766,03/06/2020,"Omaha, NE (From Diamond Princess)",US,2020-02-24T23:33:02,0.0,0.0,0.0</text:p>
      <text:p text:style-name="Preformatted_20_Text">3767,03/06/2020,"Travis, CA (From Diamond Princess)",US,2020-02-24T23:33:02,0.0,0.0,0.0</text:p>
      <text:p text:style-name="Preformatted_20_Text">3768,03/07/2020,Hubei,Mainland China,2020-03-07T11:13:04,67666.0,2959.0,43500.0</text:p>
      <text:p text:style-name="Preformatted_20_Text">3769,03/07/2020,,South Korea,2020-03-07T10:13:22,7041.0,44.0,135.0</text:p>
      <text:p text:style-name="Preformatted_20_Text">3770,03/07/2020,,Italy,2020-03-07T17:33:03,5883.0,233.0,589.0</text:p>
      <text:p text:style-name="Preformatted_20_Text">3771,03/07/2020,,Iran,2020-03-07T17:43:05,5823.0,145.0,1669.0</text:p>
      <text:p text:style-name="Preformatted_20_Text">3772,03/07/2020,Guangdong,Mainland China,2020-03-07T10:43:02,1352.0,7.0,1237.0</text:p>
      <text:p text:style-name="Preformatted_20_Text">3773,03/07/2020,Henan,Mainland China,2020-03-07T11:23:10,1272.0,22.0,1244.0</text:p>
      <text:p text:style-name="Preformatted_20_Text">3774,03/07/2020,Zhejiang,Mainland China,2020-03-07T09:03:05,1215.0,1.0,1154.0</text:p>
      <text:p text:style-name="Preformatted_20_Text">3775,03/07/2020,Hunan,Mainland China,2020-03-07T09:03:05,1018.0,4.0,960.0</text:p>
      <text:p text:style-name="Preformatted_20_Text">3776,03/07/2020,Anhui,Mainland China,2020-03-06T03:23:06,990.0,6.0,979.0</text:p>
      <text:p text:style-name="Preformatted_20_Text">3777,03/07/2020,,France,2020-03-07T20:33:02,949.0,11.0,12.0</text:p>
      <text:p text:style-name="Preformatted_20_Text">3778,03/07/2020,Jiangxi,Mainland China,2020-03-07T01:13:18,935.0,1.0,916.0</text:p>
      <text:p text:style-name="Preformatted_20_Text">3779,03/07/2020,,Germany,2020-03-07T17:43:05,799.0,0.0,18.0</text:p>
      <text:p text:style-name="Preformatted_20_Text">3780,03/07/2020,Shandong,Mainland China,2020-03-07T13:03:05,758.0,6.0,627.0</text:p>
      <text:p text:style-name="Preformatted_20_Text">3781,03/07/2020,Diamond Princess cruise ship,Others,2020-03-06T01:29:39,696.0,6.0,40.0</text:p>
      <text:p text:style-name="Preformatted_20_Text">3782,03/07/2020,Jiangsu,Mainland China,2020-03-07T14:53:02,631.0,0.0,606.0</text:p>
      <text:p text:style-name="Preformatted_20_Text">3783,03/07/2020,Chongqing,Mainland China,2020-03-07T23:23:02,576.0,6.0,526.0</text:p>
      <text:p text:style-name="Preformatted_20_Text">3784,03/07/2020,Sichuan,Mainland China,2020-03-07T13:03:05,539.0,3.0,454.0</text:p>
      <text:p text:style-name="Preformatted_20_Text">3785,03/07/2020,,Spain,2020-03-07T17:43:05,500.0,10.0,30.0</text:p>
      <text:p text:style-name="Preformatted_20_Text">3786,03/07/2020,Heilongjiang,Mainland China,2020-03-07T09:03:05,481.0,13.0,403.0</text:p>
      <text:p text:style-name="Preformatted_20_Text">3787,03/07/2020,,Japan,2020-03-07T17:43:05,461.0,6.0,76.0</text:p>
      <text:p text:style-name="Preformatted_20_Text">3788,03/07/2020,Beijing,Mainland China,2020-03-07T01:03:05,426.0,8.0,303.0</text:p>
      <text:p text:style-name="Preformatted_20_Text">3789,03/07/2020,Shanghai,Mainland China,2020-03-07T03:53:03,342.0,3.0,313.0</text:p>
      <text:p text:style-name="Preformatted_20_Text">3790,03/07/2020,Hebei,Mainland China,2020-03-07T13:03:05,318.0,6.0,307.0</text:p>
      <text:p text:style-name="Preformatted_20_Text">3791,03/07/2020,Fujian,Mainland China,2020-03-07T13:03:05,296.0,1.0,295.0</text:p>
      <text:p text:style-name="Preformatted_20_Text">3792,03/07/2020,,Switzerland,2020-03-07T17:43:05,268.0,1.0,3.0</text:p>
      <text:p text:style-name="Preformatted_20_Text">3793,03/07/2020,Guangxi,Mainland China,2020-03-07T14:53:02,252.0,2.0,218.0</text:p>
      <text:p text:style-name="Preformatted_20_Text">3794,03/07/2020,Shaanxi,Mainland China,2020-03-06T10:23:03,245.0,1.0,226.0</text:p>
      <text:p text:style-name="Preformatted_20_Text">3795,03/07/2020,,UK,2020-03-07T17:43:05,206.0,2.0,18.0</text:p>
      <text:p text:style-name="Preformatted_20_Text">3796,03/07/2020,,Netherlands,2020-03-07T17:43:05,188.0,1.0,0.0</text:p>
      <text:p text:style-name="Preformatted_20_Text">3797,03/07/2020,Yunnan,Mainland China,2020-03-06T03:23:06,174.0,2.0,170.0</text:p>
      <text:p text:style-name="Preformatted_20_Text">3798,03/07/2020,,Belgium,2020-03-07T17:53:03,169.0,0.0,1.0</text:p>
      <text:p text:style-name="Preformatted_20_Text">3799,03/07/2020,Hainan,Mainland China,2020-03-05T06:13:10,168.0,6.0,158.0</text:p>
      <text:p text:style-name="Preformatted_20_Text">3800,03/07/2020,,Sweden,2020-03-07T17:53:03,161.0,0.0,0.0</text:p>
      <text:p text:style-name="Preformatted_20_Text">3801,03/07/2020,,Norway,2020-03-07T17:53:03,147.0,0.0,0.0</text:p>
      <text:p text:style-name="Preformatted_20_Text">3802,03/07/2020,Guizhou,Mainland China,2020-03-07T00:43:01,146.0,2.0,115.0</text:p>
      <text:p text:style-name="Preformatted_20_Text">3803,03/07/2020,,Singapore,2020-03-07T17:53:03,138.0,0.0,78.0</text:p>
      <text:p text:style-name="Preformatted_20_Text">3804,03/07/2020,Tianjin,Mainland China,2020-03-05T03:33:27,136.0,3.0,128.0</text:p>
      <text:p text:style-name="Preformatted_20_Text">3805,03/07/2020,Shanxi,Mainland China,2020-03-05T14:53:03,133.0,0.0,126.0</text:p>
      <text:p text:style-name="Preformatted_20_Text">3806,03/07/2020,Liaoning,Mainland China,2020-03-07T14:53:02,125.0,1.0,107.0</text:p>
      <text:p text:style-name="Preformatted_20_Text">3807,03/07/2020,Gansu,Mainland China,2020-03-07T15:03:06,120.0,2.0,87.0</text:p>
      <text:p text:style-name="Preformatted_20_Text">3808,03/07/2020,Hong Kong,Hong Kong,2020-03-07T10:13:22,108.0,2.0,51.0</text:p>
      <text:p text:style-name="Preformatted_20_Text">3809,03/07/2020,Jilin,Mainland China,2020-03-06T10:23:03,93.0,1.0,90.0</text:p>
      <text:p text:style-name="Preformatted_20_Text">3810,03/07/2020,,Malaysia,2020-03-07T17:53:03,93.0,0.0,23.0</text:p>
      <text:p text:style-name="Preformatted_20_Text">3811,03/07/2020,,Bahrain,2020-03-07T18:13:26,85.0,0.0,4.0</text:p>
      <text:p text:style-name="Preformatted_20_Text">3812,03/07/2020,,Austria,2020-03-07T17:53:03,79.0,0.0,0.0</text:p>
      <text:p text:style-name="Preformatted_20_Text">3813,03/07/2020,Xinjiang,Mainland China,2020-03-07T09:03:05,76.0,3.0,72.0</text:p>
      <text:p text:style-name="Preformatted_20_Text">3814,03/07/2020,Inner Mongolia,Mainland China,2020-03-07T03:43:01,75.0,1.0,67.0</text:p>
      <text:p text:style-name="Preformatted_20_Text">3815,03/07/2020,Ningxia,Mainland China,2020-03-06T12:53:03,75.0,0.0,71.0</text:p>
      <text:p text:style-name="Preformatted_20_Text">3816,03/07/2020,"King County, WA",US,2020-03-07T20:23:03,71.0,15.0,1.0</text:p>
      <text:p text:style-name="Preformatted_20_Text">3817,03/07/2020,,Kuwait,2020-03-07T18:13:26,61.0,0.0,0.0</text:p>
      <text:p text:style-name="Preformatted_20_Text">3818,03/07/2020,"Westchester County, NY",US,2020-03-07T18:23:05,57.0,0.0,0.0</text:p>
      <text:p text:style-name="Preformatted_20_Text">3819,03/07/2020,,Iraq,2020-03-07T18:13:27,54.0,4.0,0.0</text:p>
      <text:p text:style-name="Preformatted_20_Text"><text:soft-page-break/>3820,03/07/2020,,Iceland,2020-03-07T18:13:27,50.0,0.0,0.0</text:p>
      <text:p text:style-name="Preformatted_20_Text">3821,03/07/2020,,Thailand,2020-03-07T10:13:23,50.0,1.0,31.0</text:p>
      <text:p text:style-name="Preformatted_20_Text">3822,03/07/2020,,Greece,2020-03-07T18:13:27,46.0,0.0,0.0</text:p>
      <text:p text:style-name="Preformatted_20_Text">3823,03/07/2020,Taiwan,Taiwan,2020-03-06T12:43:03,45.0,1.0,12.0</text:p>
      <text:p text:style-name="Preformatted_20_Text">3824,03/07/2020,Unassigned Location (From Diamond Princess),US,2020-03-02T19:53:03,45.0,0.0,0.0</text:p>
      <text:p text:style-name="Preformatted_20_Text">3825,03/07/2020,,United Arab Emirates,2020-03-07T10:13:22,45.0,0.0,7.0</text:p>
      <text:p text:style-name="Preformatted_20_Text">3826,03/07/2020,,India,2020-03-07T18:13:27,34.0,0.0,3.0</text:p>
      <text:p text:style-name="Preformatted_20_Text">3827,03/07/2020,"Santa Clara County, CA",US,2020-03-07T23:43:03,32.0,0.0,1.0</text:p>
      <text:p text:style-name="Preformatted_20_Text">3828,03/07/2020,New South Wales,Australia,2020-03-07T02:03:30,28.0,1.0,4.0</text:p>
      <text:p text:style-name="Preformatted_20_Text">3829,03/07/2020,"Toronto, ON",Canada,2020-03-07T03:53:03,27.0,0.0,3.0</text:p>
      <text:p text:style-name="Preformatted_20_Text">3830,03/07/2020,"Snohomish County, WA",US,2020-03-07T20:23:03,27.0,1.0,0.0</text:p>
      <text:p text:style-name="Preformatted_20_Text">3831,03/07/2020,,Denmark,2020-03-06T13:03:12,23.0,0.0,1.0</text:p>
      <text:p text:style-name="Preformatted_20_Text">3832,03/07/2020,,San Marino,2020-03-07T02:13:08,23.0,1.0,0.0</text:p>
      <text:p text:style-name="Preformatted_20_Text">3833,03/07/2020,,Lebanon,2020-03-06T20:33:03,22.0,0.0,1.0</text:p>
      <text:p text:style-name="Preformatted_20_Text">3834,03/07/2020,,Palestine,2020-03-07T02:23:06,22.0,0.0,0.0</text:p>
      <text:p text:style-name="Preformatted_20_Text">3835,03/07/2020,British Columbia,Canada,2020-03-07T03:53:03,21.0,0.0,4.0</text:p>
      <text:p text:style-name="Preformatted_20_Text">3836,03/07/2020,,Israel,2020-03-06T20:33:03,21.0,0.0,2.0</text:p>
      <text:p text:style-name="Preformatted_20_Text">3837,03/07/2020,Grand Princess Cruise Ship,US,2020-03-07T01:33:02,21.0,0.0,0.0</text:p>
      <text:p text:style-name="Preformatted_20_Text">3838,03/07/2020,,Portugal,2020-03-07T18:33:02,20.0,0.0,0.0</text:p>
      <text:p text:style-name="Preformatted_20_Text">3839,03/07/2020,,Czech Republic,2020-03-07T02:03:29,19.0,0.0,0.0</text:p>
      <text:p text:style-name="Preformatted_20_Text">3840,03/07/2020,,Ireland,2020-03-06T20:43:03,18.0,0.0,0.0</text:p>
      <text:p text:style-name="Preformatted_20_Text">3841,03/07/2020,Qinghai,Mainland China,2020-02-21T04:43:02,18.0,0.0,18.0</text:p>
      <text:p text:style-name="Preformatted_20_Text">3842,03/07/2020,,Vietnam,2020-03-07T10:13:23,18.0,0.0,16.0</text:p>
      <text:p text:style-name="Preformatted_20_Text">3843,03/07/2020,,Algeria,2020-03-06T01:29:39,17.0,0.0,0.0</text:p>
      <text:p text:style-name="Preformatted_20_Text">3844,03/07/2020,,Oman,2020-03-05T17:53:02,16.0,0.0,2.0</text:p>
      <text:p text:style-name="Preformatted_20_Text">3845,03/07/2020,,Egypt,2020-03-06T13:03:13,15.0,0.0,1.0</text:p>
      <text:p text:style-name="Preformatted_20_Text">3846,03/07/2020,,Finland,2020-03-06T13:03:12,15.0,0.0,1.0</text:p>
      <text:p text:style-name="Preformatted_20_Text">3847,03/07/2020,"Los Angeles, CA",US,2020-03-07T23:53:03,14.0,0.0,0.0</text:p>
      <text:p text:style-name="Preformatted_20_Text">3848,03/07/2020,Queensland,Australia,2020-03-05T17:33:06,13.0,0.0,8.0</text:p>
      <text:p text:style-name="Preformatted_20_Text">3849,03/07/2020,,Brazil,2020-03-06T20:33:03,13.0,0.0,0.0</text:p>
      <text:p text:style-name="Preformatted_20_Text">3850,03/07/2020,,Ecuador,2020-03-05T17:53:02,13.0,0.0,0.0</text:p>
      <text:p text:style-name="Preformatted_20_Text">3851,03/07/2020,,Russia,2020-03-06T20:43:03,13.0,0.0,2.0</text:p>
      <text:p text:style-name="Preformatted_20_Text">3852,03/07/2020,,Croatia,2020-03-07T10:13:23,12.0,0.0,0.0</text:p>
      <text:p text:style-name="Preformatted_20_Text">3853,03/07/2020,Victoria,Australia,2020-03-07T02:03:30,11.0,0.0,7.0</text:p>
      <text:p text:style-name="Preformatted_20_Text">3854,03/07/2020,"New York County, NY",US,2020-03-07T18:23:05,11.0,0.0,0.0</text:p>
      <text:p text:style-name="Preformatted_20_Text">3855,03/07/2020,,Estonia,2020-03-06T13:03:13,10.0,0.0,0.0</text:p>
      <text:p text:style-name="Preformatted_20_Text">3856,03/07/2020,Macau,Macau,2020-03-06T10:23:03,10.0,0.0,10.0</text:p>
      <text:p text:style-name="Preformatted_20_Text">3857,03/07/2020,,Azerbaijan,2020-03-07T02:13:09,9.0,0.0,0.0</text:p>
      <text:p text:style-name="Preformatted_20_Text">3858,03/07/2020,,Romania,2020-03-07T10:13:23,9.0,0.0,3.0</text:p>
      <text:p text:style-name="Preformatted_20_Text">3859,03/07/2020,"San Francisco County, CA",US,2020-03-07T23:53:03,9.0,0.0,0.0</text:p>
      <text:p text:style-name="Preformatted_20_Text">3860,03/07/2020,,Argentina,2020-03-07T02:13:09,8.0,0.0,0.0</text:p>
      <text:p text:style-name="Preformatted_20_Text">3861,03/07/2020,,Qatar,2020-03-04T00:03:15,8.0,0.0,0.0</text:p>
      <text:p text:style-name="Preformatted_20_Text">3862,03/07/2020,South Australia,Australia,2020-03-06T04:23:08,7.0,0.0,2.0</text:p>
      <text:p text:style-name="Preformatted_20_Text">3863,03/07/2020,,Slovenia,2020-03-06T15:33:03,7.0,0.0,0.0</text:p>
      <text:p text:style-name="Preformatted_20_Text">3864,03/07/2020,,Belarus,2020-03-04T12:43:03,6.0,0.0,0.0</text:p>
      <text:p text:style-name="Preformatted_20_Text">3865,03/07/2020,,Mexico,2020-03-06T16:43:04,6.0,0.0,1.0</text:p>
      <text:p text:style-name="Preformatted_20_Text">3866,03/07/2020,,Pakistan,2020-03-06T13:03:12,6.0,0.0,0.0</text:p>
      <text:p text:style-name="Preformatted_20_Text">3867,03/07/2020,,Philippines,2020-03-07T10:13:23,6.0,1.0,1.0</text:p>
      <text:p text:style-name="Preformatted_20_Text">3868,03/07/2020,"Cook County, IL",US,2020-03-07T01:53:03,6.0,0.0,2.0</text:p>
      <text:p text:style-name="Preformatted_20_Text">3869,03/07/2020,,French Guiana,2020-03-07T03:23:05,5.0,0.0,0.0</text:p>
      <text:p text:style-name="Preformatted_20_Text">3870,03/07/2020,,New Zealand,2020-03-07T02:03:29,5.0,0.0,0.0</text:p>
      <text:p text:style-name="Preformatted_20_Text">3871,03/07/2020,,Poland,2020-03-06T16:43:04,5.0,0.0,0.0</text:p>
      <text:p text:style-name="Preformatted_20_Text">3872,03/07/2020,,Saudi Arabia,2020-03-05T17:53:03,5.0,0.0,0.0</text:p>
      <text:p text:style-name="Preformatted_20_Text">3873,03/07/2020,"Harris County, TX",US,2020-03-07T05:13:03,5.0,0.0,0.0</text:p>
      <text:p text:style-name="Preformatted_20_Text">3874,03/07/2020,"Placer County, CA",US,2020-03-06T23:13:07,5.0,1.0,0.0</text:p>
      <text:p text:style-name="Preformatted_20_Text">3875,03/07/2020,"Unassigned Location, WA",US,2020-03-06T00:33:03,5.0,0.0,0.0</text:p>
      <text:p text:style-name="Preformatted_20_Text">3876,03/07/2020,,Chile,2020-03-05T18:13:04,4.0,0.0,0.0</text:p>
      <text:p text:style-name="Preformatted_20_Text">3877,03/07/2020,,Georgia,2020-03-05T13:53:03,4.0,0.0,0.0</text:p>
      <text:p text:style-name="Preformatted_20_Text">3878,03/07/2020,,Hungary,2020-03-07T03:53:03,4.0,0.0,0.0</text:p>
      <text:p text:style-name="Preformatted_20_Text">3879,03/07/2020,,Indonesia,2020-03-06T12:33:03,4.0,0.0,0.0</text:p>
      <text:p text:style-name="Preformatted_20_Text">3880,03/07/2020,,Senegal,2020-03-04T20:43:02,4.0,0.0,0.0</text:p>
      <text:p text:style-name="Preformatted_20_Text">3881,03/07/2020,"Bergen County, NJ",US,2020-03-07T02:53:02,4.0,0.0,0.0</text:p>
      <text:p text:style-name="Preformatted_20_Text">3882,03/07/2020,"Nassau County, NY",US,2020-03-07T00:03:28,4.0,0.0,0.0</text:p>
      <text:p text:style-name="Preformatted_20_Text"><text:soft-page-break/>3883,03/07/2020,Western Australia,Australia,2020-03-05T17:13:35,3.0,1.0,0.0</text:p>
      <text:p text:style-name="Preformatted_20_Text">3884,03/07/2020,,Bosnia and Herzegovina,2020-03-07T02:13:09,3.0,0.0,0.0</text:p>
      <text:p text:style-name="Preformatted_20_Text">3885,03/07/2020," Montreal, QC",Canada,2020-03-07T02:23:08,3.0,0.0,0.0</text:p>
      <text:p text:style-name="Preformatted_20_Text">3886,03/07/2020,,Malta,2020-03-07T20:43:03,3.0,0.0,0.0</text:p>
      <text:p text:style-name="Preformatted_20_Text">3887,03/07/2020,,North Macedonia,2020-03-06T20:23:11,3.0,0.0,0.0</text:p>
      <text:p text:style-name="Preformatted_20_Text">3888,03/07/2020,,Saint Barthelemy,2020-03-04T02:43:03,3.0,0.0,0.0</text:p>
      <text:p text:style-name="Preformatted_20_Text">3889,03/07/2020,"Contra Costa County, CA",US,2020-03-06T19:43:02,3.0,0.0,0.0</text:p>
      <text:p text:style-name="Preformatted_20_Text">3890,03/07/2020,"Douglas County, CO",US,2020-03-07T01:53:03,3.0,0.0,0.0</text:p>
      <text:p text:style-name="Preformatted_20_Text">3891,03/07/2020,"Fort Bend County, TX",US,2020-03-07T02:03:30,3.0,0.0,0.0</text:p>
      <text:p text:style-name="Preformatted_20_Text">3892,03/07/2020,"Fulton County, GA",US,2020-03-07T16:53:03,3.0,0.0,0.0</text:p>
      <text:p text:style-name="Preformatted_20_Text">3893,03/07/2020,"Maricopa County, AZ",US,2020-03-07T19:53:02,3.0,0.0,1.0</text:p>
      <text:p text:style-name="Preformatted_20_Text">3894,03/07/2020,"Montgomery County, MD",US,2020-03-06T04:03:17,3.0,0.0,0.0</text:p>
      <text:p text:style-name="Preformatted_20_Text">3895,03/07/2020,"Orange County, CA",US,2020-03-04T02:13:11,3.0,0.0,0.0</text:p>
      <text:p text:style-name="Preformatted_20_Text">3896,03/07/2020,"Providence County, RI",US,2020-03-07T02:23:08,3.0,0.0,0.0</text:p>
      <text:p text:style-name="Preformatted_20_Text">3897,03/07/2020,"San Diego County, CA",US,2020-03-05T20:33:03,3.0,0.0,1.0</text:p>
      <text:p text:style-name="Preformatted_20_Text">3898,03/07/2020,"Suffolk County, MA",US,2020-03-06T18:33:03,3.0,0.0,1.0</text:p>
      <text:p text:style-name="Preformatted_20_Text">3899,03/07/2020,"Washington County, OR",US,2020-03-07T20:13:14,3.0,0.0,0.0</text:p>
      <text:p text:style-name="Preformatted_20_Text">3900,03/07/2020,,Dominican Republic,2020-03-06T15:33:03,2.0,0.0,0.0</text:p>
      <text:p text:style-name="Preformatted_20_Text">3901,03/07/2020,,Luxembourg,2020-03-06T01:29:39,2.0,0.0,0.0</text:p>
      <text:p text:style-name="Preformatted_20_Text">3902,03/07/2020,,Martinique,2020-03-07T03:23:05,2.0,0.0,0.0</text:p>
      <text:p text:style-name="Preformatted_20_Text">3903,03/07/2020,,Morocco,2020-03-05T13:53:03,2.0,0.0,0.0</text:p>
      <text:p text:style-name="Preformatted_20_Text">3904,03/07/2020," Norfolk County, MA",US,2020-03-06T18:33:03,2.0,0.0,0.0</text:p>
      <text:p text:style-name="Preformatted_20_Text">3905,03/07/2020,"Alameda County, CA",US,2020-03-07T13:13:14,2.0,0.0,0.0</text:p>
      <text:p text:style-name="Preformatted_20_Text">3906,03/07/2020,"Broward County, FL",US,2020-03-07T04:43:02,2.0,0.0,0.0</text:p>
      <text:p text:style-name="Preformatted_20_Text">3907,03/07/2020,"Denver County, CO",US,2020-03-06T23:33:02,2.0,0.0,0.0</text:p>
      <text:p text:style-name="Preformatted_20_Text">3908,03/07/2020,"Fairfield County, CT",US,2020-03-07T20:13:14,2.0,0.0,0.0</text:p>
      <text:p text:style-name="Preformatted_20_Text">3909,03/07/2020,"Floyd County, GA",US,2020-03-07T16:53:03,2.0,0.0,0.0</text:p>
      <text:p text:style-name="Preformatted_20_Text">3910,03/07/2020,"Grafton County, NH",US,2020-03-03T23:33:03,2.0,0.0,0.0</text:p>
      <text:p text:style-name="Preformatted_20_Text">3911,03/07/2020,"Hillsborough, FL",US,2020-03-03T18:33:02,2.0,0.0,0.0</text:p>
      <text:p text:style-name="Preformatted_20_Text">3912,03/07/2020,"Lee County, FL",US,2020-03-07T16:43:02,2.0,0.0,0.0</text:p>
      <text:p text:style-name="Preformatted_20_Text">3913,03/07/2020,"Pinal County, AZ",US,2020-03-07T17:13:23,2.0,0.0,0.0</text:p>
      <text:p text:style-name="Preformatted_20_Text">3914,03/07/2020,"Rockland County, NY",US,2020-03-07T16:43:02,2.0,0.0,0.0</text:p>
      <text:p text:style-name="Preformatted_20_Text">3915,03/07/2020,"Sacramento County, CA",US,2020-02-27T20:33:02,2.0,0.0,0.0</text:p>
      <text:p text:style-name="Preformatted_20_Text">3916,03/07/2020,"San Benito, CA",US,2020-02-03T03:53:02,2.0,0.0,0.0</text:p>
      <text:p text:style-name="Preformatted_20_Text">3917,03/07/2020,"San Mateo, CA",US,2020-03-03T00:43:02,2.0,0.0,0.0</text:p>
      <text:p text:style-name="Preformatted_20_Text">3918,03/07/2020,"Saratoga County, NY",US,2020-03-07T18:23:05,2.0,0.0,0.0</text:p>
      <text:p text:style-name="Preformatted_20_Text">3919,03/07/2020,"Summit County, CO",US,2020-03-06T01:29:39,2.0,0.0,0.0</text:p>
      <text:p text:style-name="Preformatted_20_Text">3920,03/07/2020,,Afghanistan,2020-02-24T23:33:02,1.0,0.0,0.0</text:p>
      <text:p text:style-name="Preformatted_20_Text">3921,03/07/2020,,Andorra,2020-03-02T20:23:16,1.0,0.0,0.0</text:p>
      <text:p text:style-name="Preformatted_20_Text">3922,03/07/2020,,Armenia,2020-03-01T19:53:02,1.0,0.0,0.0</text:p>
      <text:p text:style-name="Preformatted_20_Text">3923,03/07/2020,Tasmania,Australia,2020-03-02T20:53:02,1.0,0.0,0.0</text:p>
      <text:p text:style-name="Preformatted_20_Text">3924,03/07/2020,,Bhutan,2020-03-06T15:43:02,1.0,0.0,0.0</text:p>
      <text:p text:style-name="Preformatted_20_Text">3925,03/07/2020,,Cambodia,2020-02-12T07:43:02,1.0,0.0,1.0</text:p>
      <text:p text:style-name="Preformatted_20_Text">3926,03/07/2020,,Cameroon,2020-03-06T15:43:02,1.0,0.0,0.0</text:p>
      <text:p text:style-name="Preformatted_20_Text">3927,03/07/2020,"Calgary, Alberta",Canada,2020-03-06T13:13:34,1.0,0.0,0.0</text:p>
      <text:p text:style-name="Preformatted_20_Text">3928,03/07/2020,"Edmonton, Alberta",Canada,2020-03-07T02:23:08,1.0,0.0,0.0</text:p>
      <text:p text:style-name="Preformatted_20_Text">3929,03/07/2020,"London, ON",Canada,2020-02-12T18:53:03,1.0,0.0,1.0</text:p>
      <text:p text:style-name="Preformatted_20_Text">3930,03/07/2020,,Colombia,2020-03-07T00:43:02,1.0,0.0,0.0</text:p>
      <text:p text:style-name="Preformatted_20_Text">3931,03/07/2020,,Costa Rica,2020-03-07T00:43:02,1.0,0.0,0.0</text:p>
      <text:p text:style-name="Preformatted_20_Text">3932,03/07/2020,,Faroe Islands,2020-03-04T12:53:03,1.0,0.0,0.0</text:p>
      <text:p text:style-name="Preformatted_20_Text">3933,03/07/2020,,Gibraltar,2020-03-04T13:03:13,1.0,0.0,0.0</text:p>
      <text:p text:style-name="Preformatted_20_Text">3934,03/07/2020,,Jordan,2020-03-03T15:33:02,1.0,0.0,0.0</text:p>
      <text:p text:style-name="Preformatted_20_Text">3935,03/07/2020,,Latvia,2020-03-04T01:33:07,1.0,0.0,0.0</text:p>
      <text:p text:style-name="Preformatted_20_Text">3936,03/07/2020,,Liechtenstein,2020-03-04T01:33:07,1.0,0.0,0.0</text:p>
      <text:p text:style-name="Preformatted_20_Text">3937,03/07/2020,,Lithuania,2020-02-28T16:23:03,1.0,0.0,0.0</text:p>
      <text:p text:style-name="Preformatted_20_Text">3938,03/07/2020,Tibet,Mainland China,2020-02-12T06:43:02,1.0,0.0,1.0</text:p>
      <text:p text:style-name="Preformatted_20_Text">3939,03/07/2020,,Monaco,2020-02-29T00:33:01,1.0,0.0,0.0</text:p>
      <text:p text:style-name="Preformatted_20_Text">3940,03/07/2020,,Nepal,2020-02-12T14:43:03,1.0,0.0,1.0</text:p>
      <text:p text:style-name="Preformatted_20_Text">3941,03/07/2020,,Nigeria,2020-02-28T16:23:03,1.0,0.0,0.0</text:p>
      <text:p text:style-name="Preformatted_20_Text">3942,03/07/2020,,Peru,2020-03-06T15:43:02,1.0,0.0,0.0</text:p>
      <text:p text:style-name="Preformatted_20_Text">3943,03/07/2020,,Serbia,2020-03-06T15:43:02,1.0,0.0,0.0</text:p>
      <text:p text:style-name="Preformatted_20_Text">3944,03/07/2020,,Slovakia,2020-03-06T13:03:14,1.0,0.0,0.0</text:p>
      <text:p text:style-name="Preformatted_20_Text">3945,03/07/2020,,South Africa,2020-03-06T15:43:02,1.0,0.0,0.0</text:p>
      <text:p text:style-name="Preformatted_20_Text">3946,03/07/2020,,Sri Lanka,2020-02-08T03:43:03,1.0,0.0,1.0</text:p>
      <text:p text:style-name="Preformatted_20_Text"><text:soft-page-break/>3947,03/07/2020,,Togo,2020-03-07T02:13:09,1.0,0.0,0.0</text:p>
      <text:p text:style-name="Preformatted_20_Text">3948,03/07/2020,,Tunisia,2020-03-04T01:33:07,1.0,0.0,0.0</text:p>
      <text:p text:style-name="Preformatted_20_Text">3949,03/07/2020,"Charleston County, SC",US,2020-03-07T01:53:03,1.0,0.0,0.0</text:p>
      <text:p text:style-name="Preformatted_20_Text">3950,03/07/2020,"Chatham County, NC",US,2020-03-06T16:13:15,1.0,0.0,0.0</text:p>
      <text:p text:style-name="Preformatted_20_Text">3951,03/07/2020,"Clark County, NV",US,2020-03-05T20:53:03,1.0,0.0,0.0</text:p>
      <text:p text:style-name="Preformatted_20_Text">3952,03/07/2020,"Clark County, WA",US,2020-03-07T20:03:07,1.0,0.0,0.0</text:p>
      <text:p text:style-name="Preformatted_20_Text">3953,03/07/2020,"Cobb County, GA",US,2020-03-07T16:53:03,1.0,0.0,0.0</text:p>
      <text:p text:style-name="Preformatted_20_Text">3954,03/07/2020,"Davis County, UT",US,2020-03-07T04:43:02,1.0,0.0,0.0</text:p>
      <text:p text:style-name="Preformatted_20_Text">3955,03/07/2020,"Delaware County, PA",US,2020-03-06T15:33:03,1.0,0.0,0.0</text:p>
      <text:p text:style-name="Preformatted_20_Text">3956,03/07/2020,"Douglas County, NE",US,2020-03-06T23:33:02,1.0,0.0,0.0</text:p>
      <text:p text:style-name="Preformatted_20_Text">3957,03/07/2020,"El Paso County, CO",US,2020-03-07T01:13:21,1.0,0.0,0.0</text:p>
      <text:p text:style-name="Preformatted_20_Text">3958,03/07/2020,"Fayette County, KY",US,2020-03-06T23:23:03,1.0,0.0,0.0</text:p>
      <text:p text:style-name="Preformatted_20_Text">3959,03/07/2020,"Grant County, WA",US,2020-03-05T20:23:07,1.0,0.0,0.0</text:p>
      <text:p text:style-name="Preformatted_20_Text">3960,03/07/2020,"Honolulu County, HI",US,2020-03-07T02:03:30,1.0,0.0,0.0</text:p>
      <text:p text:style-name="Preformatted_20_Text">3961,03/07/2020,"Humboldt County, CA",US,2020-02-21T05:13:09,1.0,0.0,0.0</text:p>
      <text:p text:style-name="Preformatted_20_Text">3962,03/07/2020,"Jackson County, OR ",US,2020-03-07T20:03:06,1.0,0.0,0.0</text:p>
      <text:p text:style-name="Preformatted_20_Text">3963,03/07/2020,"Jefferson County, WA",US,2020-03-07T16:43:02,1.0,0.0,0.0</text:p>
      <text:p text:style-name="Preformatted_20_Text">3964,03/07/2020,"Kershaw County, SC",US,2020-03-07T02:03:30,1.0,0.0,0.0</text:p>
      <text:p text:style-name="Preformatted_20_Text">3965,03/07/2020,"Klamath County, OR",US,2020-03-07T20:13:14,1.0,0.0,0.0</text:p>
      <text:p text:style-name="Preformatted_20_Text">3966,03/07/2020,"Madera County, CA",US,2020-03-07T20:13:14,1.0,0.0,0.0</text:p>
      <text:p text:style-name="Preformatted_20_Text">3967,03/07/2020,"Madison, WI",US,2020-03-03T15:53:03,1.0,0.0,1.0</text:p>
      <text:p text:style-name="Preformatted_20_Text">3968,03/07/2020,"Marion County, IN",US,2020-03-06T17:13:12,1.0,0.0,0.0</text:p>
      <text:p text:style-name="Preformatted_20_Text">3969,03/07/2020,"Middlesex County, MA",US,2020-03-07T03:53:03,1.0,0.0,0.0</text:p>
      <text:p text:style-name="Preformatted_20_Text">3970,03/07/2020,"Pierce County, WA",US,2020-03-07T03:13:44,1.0,0.0,0.0</text:p>
      <text:p text:style-name="Preformatted_20_Text">3971,03/07/2020,"Plymouth County, MA",US,2020-03-07T03:53:03,1.0,0.0,0.0</text:p>
      <text:p text:style-name="Preformatted_20_Text">3972,03/07/2020,"Ramsey County, MN",US,2020-03-06T23:23:03,1.0,0.0,0.0</text:p>
      <text:p text:style-name="Preformatted_20_Text">3973,03/07/2020,"San Antonio, TX",US,2020-02-13T18:53:02,1.0,0.0,0.0</text:p>
      <text:p text:style-name="Preformatted_20_Text">3974,03/07/2020,"Santa Cruz County, CA",US,2020-03-07T23:43:03,1.0,0.0,0.0</text:p>
      <text:p text:style-name="Preformatted_20_Text">3975,03/07/2020,"Santa Rosa County, FL",US,2020-03-05T20:03:03,1.0,0.0,0.0</text:p>
      <text:p text:style-name="Preformatted_20_Text">3976,03/07/2020,"Sarasota, FL",US,2020-03-02T03:23:06,1.0,0.0,0.0</text:p>
      <text:p text:style-name="Preformatted_20_Text">3977,03/07/2020,"Sonoma County, CA",US,2020-03-02T20:53:02,1.0,0.0,0.0</text:p>
      <text:p text:style-name="Preformatted_20_Text">3978,03/07/2020,"Tulsa County, OK",US,2020-03-07T04:43:02,1.0,0.0,0.0</text:p>
      <text:p text:style-name="Preformatted_20_Text">3979,03/07/2020,"Umatilla, OR",US,2020-03-02T20:23:16,1.0,0.0,0.0</text:p>
      <text:p text:style-name="Preformatted_20_Text">3980,03/07/2020,"Wake County, NC",US,2020-03-03T20:53:02,1.0,0.0,0.0</text:p>
      <text:p text:style-name="Preformatted_20_Text">3981,03/07/2020,"Washoe County, NV",US,2020-03-06T19:43:02,1.0,0.0,0.0</text:p>
      <text:p text:style-name="Preformatted_20_Text">3982,03/07/2020,"Wayne County, PA",US,2020-03-06T16:13:15,1.0,0.0,0.0</text:p>
      <text:p text:style-name="Preformatted_20_Text">3983,03/07/2020,"Williamson County, TN",US,2020-03-05T23:33:03,1.0,0.0,0.0</text:p>
      <text:p text:style-name="Preformatted_20_Text">3984,03/07/2020,"Yolo County, CA",US,2020-03-06T20:13:14,1.0,0.0,0.0</text:p>
      <text:p text:style-name="Preformatted_20_Text">3985,03/07/2020,,Ukraine,2020-03-03T15:33:02,1.0,0.0,0.0</text:p>
      <text:p text:style-name="Preformatted_20_Text">3986,03/07/2020,,Vatican City,2020-03-06T15:43:02,1.0,0.0,0.0</text:p>
      <text:p text:style-name="Preformatted_20_Text">3987,03/07/2020,From Diamond Princess,Australia,2020-02-29T02:03:10,0.0,0.0,0.0</text:p>
      <text:p text:style-name="Preformatted_20_Text">3988,03/07/2020,Northern Territory,Australia,2020-03-06T04:33:03,0.0,0.0,0.0</text:p>
      <text:p text:style-name="Preformatted_20_Text">3989,03/07/2020,"Lackland, TX (From Diamond Princess)",US,2020-02-24T23:33:02,0.0,0.0,0.0</text:p>
      <text:p text:style-name="Preformatted_20_Text">3990,03/07/2020,"Montgomery County, TX",US,2020-03-07T19:53:02,0.0,0.0,0.0</text:p>
      <text:p text:style-name="Preformatted_20_Text">3991,03/07/2020,"Omaha, NE (From Diamond Princess)",US,2020-02-24T23:33:02,0.0,0.0,0.0</text:p>
      <text:p text:style-name="Preformatted_20_Text">3992,03/07/2020,"Travis, CA (From Diamond Princess)",US,2020-02-24T23:33:02,0.0,0.0,0.0</text:p>
      <text:p text:style-name="Preformatted_20_Text">3993,03/08/2020,Hubei,Mainland China,2020-03-08T14:43:03,67707.0,2986.0,45235.0</text:p>
      <text:p text:style-name="Preformatted_20_Text">3994,03/08/2020,,Italy,2020-03-08T18:03:04,7375.0,366.0,622.0</text:p>
      <text:p text:style-name="Preformatted_20_Text">3995,03/08/2020,,South Korea,2020-03-08T12:53:03,7314.0,50.0,118.0</text:p>
      <text:p text:style-name="Preformatted_20_Text">3996,03/08/2020,,Iran,2020-03-08T11:03:30,6566.0,194.0,2134.0</text:p>
      <text:p text:style-name="Preformatted_20_Text">3997,03/08/2020,Guangdong,Mainland China,2020-03-08T14:43:03,1352.0,7.0,1256.0</text:p>
      <text:p text:style-name="Preformatted_20_Text">3998,03/08/2020,Henan,Mainland China,2020-03-08T05:03:02,1272.0,22.0,1247.0</text:p>
      <text:p text:style-name="Preformatted_20_Text">3999,03/08/2020,Zhejiang,Mainland China,2020-03-08T09:03:04,1215.0,1.0,1161.0</text:p>
      <text:p text:style-name="Preformatted_20_Text">4000,03/08/2020,,France,2020-03-08T18:03:04,1126.0,19.0,12.0</text:p>
      <text:p text:style-name="Preformatted_20_Text">4001,03/08/2020,,Germany,2020-03-08T21:03:03,1040.0,0.0,18.0</text:p>
      <text:p text:style-name="Preformatted_20_Text">4002,03/08/2020,Hunan,Mainland China,2020-03-08T12:53:03,1018.0,4.0,968.0</text:p>
      <text:p text:style-name="Preformatted_20_Text">4003,03/08/2020,Anhui,Mainland China,2020-03-08T05:13:06,990.0,6.0,984.0</text:p>
      <text:p text:style-name="Preformatted_20_Text">4004,03/08/2020,Jiangxi,Mainland China,2020-03-08T06:53:04,935.0,1.0,919.0</text:p>
      <text:p text:style-name="Preformatted_20_Text">4005,03/08/2020,Shandong,Mainland China,2020-03-08T10:03:11,758.0,6.0,642.0</text:p>
      <text:p text:style-name="Preformatted_20_Text">4006,03/08/2020,Diamond Princess cruise ship,Others,2020-03-06T01:29:39,696.0,6.0,40.0</text:p>
      <text:p text:style-name="Preformatted_20_Text"><text:soft-page-break/>4007,03/08/2020,,Spain,2020-03-08T20:33:02,673.0,17.0,30.0</text:p>
      <text:p text:style-name="Preformatted_20_Text">4008,03/08/2020,Jiangsu,Mainland China,2020-03-08T09:23:05,631.0,0.0,612.0</text:p>
      <text:p text:style-name="Preformatted_20_Text">4009,03/08/2020,Chongqing,Mainland China,2020-03-08T23:23:03,576.0,6.0,527.0</text:p>
      <text:p text:style-name="Preformatted_20_Text">4010,03/08/2020,Sichuan,Mainland China,2020-03-08T12:53:03,539.0,3.0,464.0</text:p>
      <text:p text:style-name="Preformatted_20_Text">4011,03/08/2020,,Japan,2020-03-08T14:53:11,502.0,6.0,76.0</text:p>
      <text:p text:style-name="Preformatted_20_Text">4012,03/08/2020,Heilongjiang,Mainland China,2020-03-08T14:43:03,481.0,13.0,412.0</text:p>
      <text:p text:style-name="Preformatted_20_Text">4013,03/08/2020,Beijing,Mainland China,2020-03-08T01:23:07,428.0,8.0,308.0</text:p>
      <text:p text:style-name="Preformatted_20_Text">4014,03/08/2020,Shanghai,Mainland China,2020-03-08T04:33:02,342.0,3.0,314.0</text:p>
      <text:p text:style-name="Preformatted_20_Text">4015,03/08/2020,,Switzerland,2020-03-08T17:23:07,337.0,2.0,3.0</text:p>
      <text:p text:style-name="Preformatted_20_Text">4016,03/08/2020,Hebei,Mainland China,2020-03-07T13:03:05,318.0,6.0,307.0</text:p>
      <text:p text:style-name="Preformatted_20_Text">4017,03/08/2020,Fujian,Mainland China,2020-03-07T13:03:05,296.0,1.0,295.0</text:p>
      <text:p text:style-name="Preformatted_20_Text">4018,03/08/2020,,UK,2020-03-08T22:03:10,273.0,3.0,18.0</text:p>
      <text:p text:style-name="Preformatted_20_Text">4019,03/08/2020,,Netherlands,2020-03-08T13:43:02,265.0,3.0,0.0</text:p>
      <text:p text:style-name="Preformatted_20_Text">4020,03/08/2020,Guangxi,Mainland China,2020-03-08T00:23:02,252.0,2.0,223.0</text:p>
      <text:p text:style-name="Preformatted_20_Text">4021,03/08/2020,Shaanxi,Mainland China,2020-03-08T14:43:03,245.0,1.0,227.0</text:p>
      <text:p text:style-name="Preformatted_20_Text">4022,03/08/2020,,Sweden,2020-03-08T14:03:12,203.0,0.0,0.0</text:p>
      <text:p text:style-name="Preformatted_20_Text">4023,03/08/2020,,Belgium,2020-03-08T17:23:07,200.0,0.0,1.0</text:p>
      <text:p text:style-name="Preformatted_20_Text">4024,03/08/2020,,Norway,2020-03-08T21:03:03,176.0,0.0,0.0</text:p>
      <text:p text:style-name="Preformatted_20_Text">4025,03/08/2020,Yunnan,Mainland China,2020-03-06T03:23:06,174.0,2.0,170.0</text:p>
      <text:p text:style-name="Preformatted_20_Text">4026,03/08/2020,Hainan,Mainland China,2020-03-08T04:33:02,168.0,6.0,159.0</text:p>
      <text:p text:style-name="Preformatted_20_Text">4027,03/08/2020,,Singapore,2020-03-08T13:33:13,150.0,0.0,78.0</text:p>
      <text:p text:style-name="Preformatted_20_Text">4028,03/08/2020,Guizhou,Mainland China,2020-03-08T01:13:11,146.0,2.0,117.0</text:p>
      <text:p text:style-name="Preformatted_20_Text">4029,03/08/2020,Tianjin,Mainland China,2020-03-05T03:33:27,136.0,3.0,128.0</text:p>
      <text:p text:style-name="Preformatted_20_Text">4030,03/08/2020,Shanxi,Mainland China,2020-03-05T14:53:03,133.0,0.0,126.0</text:p>
      <text:p text:style-name="Preformatted_20_Text">4031,03/08/2020,Liaoning,Mainland China,2020-03-08T05:13:06,125.0,1.0,109.0</text:p>
      <text:p text:style-name="Preformatted_20_Text">4032,03/08/2020,Gansu,Mainland China,2020-03-08T14:33:06,124.0,2.0,87.0</text:p>
      <text:p text:style-name="Preformatted_20_Text">4033,03/08/2020,Hong Kong,Hong Kong,2020-03-08T14:43:03,114.0,3.0,58.0</text:p>
      <text:p text:style-name="Preformatted_20_Text">4034,03/08/2020,,Austria,2020-03-08T09:13:14,104.0,0.0,0.0</text:p>
      <text:p text:style-name="Preformatted_20_Text">4035,03/08/2020,,Malaysia,2020-03-08T14:43:03,99.0,0.0,24.0</text:p>
      <text:p text:style-name="Preformatted_20_Text">4036,03/08/2020,Jilin,Mainland China,2020-03-06T10:23:03,93.0,1.0,90.0</text:p>
      <text:p text:style-name="Preformatted_20_Text">4037,03/08/2020,,Bahrain,2020-03-07T18:13:26,85.0,0.0,4.0</text:p>
      <text:p text:style-name="Preformatted_20_Text">4038,03/08/2020,"King County, WA",US,2020-03-08T20:23:09,83.0,17.0,1.0</text:p>
      <text:p text:style-name="Preformatted_20_Text">4039,03/08/2020,"Westchester County, NY",US,2020-03-08T18:03:07,83.0,0.0,0.0</text:p>
      <text:p text:style-name="Preformatted_20_Text">4040,03/08/2020,Xinjiang,Mainland China,2020-03-08T05:33:02,76.0,3.0,73.0</text:p>
      <text:p text:style-name="Preformatted_20_Text">4041,03/08/2020,Inner Mongolia,Mainland China,2020-03-08T05:13:06,75.0,1.0,70.0</text:p>
      <text:p text:style-name="Preformatted_20_Text">4042,03/08/2020,Ningxia,Mainland China,2020-03-06T12:53:03,75.0,0.0,71.0</text:p>
      <text:p text:style-name="Preformatted_20_Text">4043,03/08/2020,,Greece,2020-03-08T17:23:07,73.0,0.0,0.0</text:p>
      <text:p text:style-name="Preformatted_20_Text">4044,03/08/2020,,Kuwait,2020-03-08T15:33:04,64.0,0.0,1.0</text:p>
      <text:p text:style-name="Preformatted_20_Text">4045,03/08/2020,,Iraq,2020-03-08T21:03:03,60.0,6.0,0.0</text:p>
      <text:p text:style-name="Preformatted_20_Text">4046,03/08/2020,,Iceland,2020-03-07T18:13:27,50.0,0.0,0.0</text:p>
      <text:p text:style-name="Preformatted_20_Text">4047,03/08/2020,,Thailand,2020-03-07T10:13:23,50.0,1.0,31.0</text:p>
      <text:p text:style-name="Preformatted_20_Text">4048,03/08/2020,,Egypt,2020-03-08T19:03:11,49.0,1.0,1.0</text:p>
      <text:p text:style-name="Preformatted_20_Text">4049,03/08/2020,Taiwan,Taiwan,2020-03-08T03:13:13,45.0,1.0,13.0</text:p>
      <text:p text:style-name="Preformatted_20_Text">4050,03/08/2020,Unassigned Location (From Diamond Princess),US,2020-03-02T19:53:03,45.0,0.0,0.0</text:p>
      <text:p text:style-name="Preformatted_20_Text">4051,03/08/2020,,United Arab Emirates,2020-03-07T10:13:22,45.0,0.0,7.0</text:p>
      <text:p text:style-name="Preformatted_20_Text">4052,03/08/2020,,India,2020-03-08T09:23:05,39.0,0.0,3.0</text:p>
      <text:p text:style-name="Preformatted_20_Text">4053,03/08/2020,,Israel,2020-03-08T21:03:03,39.0,0.0,2.0</text:p>
      <text:p text:style-name="Preformatted_20_Text">4054,03/08/2020,New South Wales,Australia,2020-03-08T05:13:07,38.0,3.0,4.0</text:p>
      <text:p text:style-name="Preformatted_20_Text">4055,03/08/2020,"Santa Clara County, CA",US,2020-03-08T21:23:03,38.0,0.0,1.0</text:p>
      <text:p text:style-name="Preformatted_20_Text">4056,03/08/2020,,San Marino,2020-03-08T14:23:10,36.0,1.0,0.0</text:p>
      <text:p text:style-name="Preformatted_20_Text">4057,03/08/2020,,Denmark,2020-03-08T14:53:11,35.0,0.0,1.0</text:p>
      <text:p text:style-name="Preformatted_20_Text">4058,03/08/2020,,Lebanon,2020-03-08T18:13:19,32.0,0.0,1.0</text:p>
      <text:p text:style-name="Preformatted_20_Text">4059,03/08/2020,,Czech Republic,2020-03-08T19:53:03,31.0,0.0,0.0</text:p>
      <text:p text:style-name="Preformatted_20_Text">4060,03/08/2020,"Snohomish County, WA",US,2020-03-08T21:43:03,31.0,1.0,0.0</text:p>
      <text:p text:style-name="Preformatted_20_Text">4061,03/08/2020,,Portugal,2020-03-08T19:53:03,30.0,0.0,0.0</text:p>
      <text:p text:style-name="Preformatted_20_Text">4062,03/08/2020,,Vietnam,2020-03-08T19:53:03,30.0,0.0,16.0</text:p>
      <text:p text:style-name="Preformatted_20_Text">4063,03/08/2020,"Toronto, ON",Canada,2020-03-08T21:33:02,28.0,0.0,3.0</text:p>
      <text:p text:style-name="Preformatted_20_Text">4064,03/08/2020,British Columbia,Canada,2020-03-08T05:13:07,27.0,0.0,4.0</text:p>
      <text:p text:style-name="Preformatted_20_Text">4065,03/08/2020,,Finland,2020-03-08T10:03:13,23.0,0.0,1.0</text:p>
      <text:p text:style-name="Preformatted_20_Text">4066,03/08/2020,,Palestine,2020-03-07T02:23:06,22.0,0.0,0.0</text:p>
      <text:p text:style-name="Preformatted_20_Text">4067,03/08/2020,,Republic of Ireland,2020-03-08T21:03:03,21.0,0.0,0.0</text:p>
      <text:p text:style-name="Preformatted_20_Text">4068,03/08/2020,Grand Princess Cruise Ship,US,2020-03-07T01:33:02,21.0,0.0,0.0</text:p>
      <text:p text:style-name="Preformatted_20_Text">4069,03/08/2020,,Brazil,2020-03-08T17:23:07,20.0,0.0,0.0</text:p>
      <text:p text:style-name="Preformatted_20_Text"><text:soft-page-break/>4070,03/08/2020,,Algeria,2020-03-08T05:23:03,19.0,0.0,0.0</text:p>
      <text:p text:style-name="Preformatted_20_Text">4071,03/08/2020,,Ireland,2020-03-08T21:03:03,19.0,0.0,0.0</text:p>
      <text:p text:style-name="Preformatted_20_Text">4072,03/08/2020,Qinghai,Mainland China,2020-02-21T04:43:02,18.0,0.0,18.0</text:p>
      <text:p text:style-name="Preformatted_20_Text">4073,03/08/2020,,Russia,2020-03-08T21:03:03,17.0,0.0,3.0</text:p>
      <text:p text:style-name="Preformatted_20_Text">4074,03/08/2020,,Oman,2020-03-05T17:53:02,16.0,0.0,2.0</text:p>
      <text:p text:style-name="Preformatted_20_Text">4075,03/08/2020,,Slovenia,2020-03-08T17:03:16,16.0,0.0,0.0</text:p>
      <text:p text:style-name="Preformatted_20_Text">4076,03/08/2020,Queensland,Australia,2020-03-08T05:43:04,15.0,0.0,8.0</text:p>
      <text:p text:style-name="Preformatted_20_Text">4077,03/08/2020,,Qatar,2020-03-08T17:03:16,15.0,0.0,0.0</text:p>
      <text:p text:style-name="Preformatted_20_Text">4078,03/08/2020,,Romania,2020-03-08T17:23:07,15.0,0.0,3.0</text:p>
      <text:p text:style-name="Preformatted_20_Text">4079,03/08/2020,,Ecuador,2020-03-08T05:23:03,14.0,0.0,0.0</text:p>
      <text:p text:style-name="Preformatted_20_Text">4080,03/08/2020,"Los Angeles, CA",US,2020-03-08T01:13:48,14.0,0.0,0.0</text:p>
      <text:p text:style-name="Preformatted_20_Text">4081,03/08/2020,,Georgia,2020-03-08T05:23:03,13.0,0.0,0.0</text:p>
      <text:p text:style-name="Preformatted_20_Text">4082,03/08/2020,,Argentina,2020-03-08T22:03:11,12.0,1.0,0.0</text:p>
      <text:p text:style-name="Preformatted_20_Text">4083,03/08/2020,,Croatia,2020-03-07T10:13:23,12.0,0.0,0.0</text:p>
      <text:p text:style-name="Preformatted_20_Text">4084,03/08/2020,"Contra Costa County, CA",US,2020-03-08T21:43:03,12.0,0.0,0.0</text:p>
      <text:p text:style-name="Preformatted_20_Text">4085,03/08/2020,"New York County, NY",US,2020-03-08T04:13:22,12.0,0.0,0.0</text:p>
      <text:p text:style-name="Preformatted_20_Text">4086,03/08/2020,Victoria,Australia,2020-03-07T02:03:30,11.0,0.0,7.0</text:p>
      <text:p text:style-name="Preformatted_20_Text">4087,03/08/2020,,Poland,2020-03-08T21:13:10,11.0,0.0,0.0</text:p>
      <text:p text:style-name="Preformatted_20_Text">4088,03/08/2020,,Saudi Arabia,2020-03-08T10:13:19,11.0,0.0,0.0</text:p>
      <text:p text:style-name="Preformatted_20_Text">4089,03/08/2020,,Estonia,2020-03-06T13:03:13,10.0,0.0,0.0</text:p>
      <text:p text:style-name="Preformatted_20_Text">4090,03/08/2020,Macau,Macau,2020-03-06T10:23:03,10.0,0.0,10.0</text:p>
      <text:p text:style-name="Preformatted_20_Text">4091,03/08/2020,,Philippines,2020-03-08T17:13:06,10.0,1.0,1.0</text:p>
      <text:p text:style-name="Preformatted_20_Text">4092,03/08/2020,,Azerbaijan,2020-03-07T02:13:09,9.0,0.0,0.0</text:p>
      <text:p text:style-name="Preformatted_20_Text">4093,03/08/2020,"San Francisco County, CA",US,2020-03-08T01:23:12,9.0,0.0,0.0</text:p>
      <text:p text:style-name="Preformatted_20_Text">4094,03/08/2020,,Chile,2020-03-08T15:43:03,8.0,0.0,0.0</text:p>
      <text:p text:style-name="Preformatted_20_Text">4095,03/08/2020,"Suffolk County, MA",US,2020-03-08T21:13:14,8.0,0.0,1.0</text:p>
      <text:p text:style-name="Preformatted_20_Text">4096,03/08/2020,"Washington County, OR",US,2020-03-08T19:43:03,8.0,0.0,0.0</text:p>
      <text:p text:style-name="Preformatted_20_Text">4097,03/08/2020,South Australia,Australia,2020-03-06T04:23:08,7.0,0.0,2.0</text:p>
      <text:p text:style-name="Preformatted_20_Text">4098,03/08/2020,,Hungary,2020-03-08T15:03:02,7.0,0.0,0.0</text:p>
      <text:p text:style-name="Preformatted_20_Text">4099,03/08/2020,,Mexico,2020-03-08T05:13:06,7.0,0.0,1.0</text:p>
      <text:p text:style-name="Preformatted_20_Text">4100,03/08/2020,"Cook County, IL",US,2020-03-08T20:23:09,7.0,0.0,2.0</text:p>
      <text:p text:style-name="Preformatted_20_Text">4101,03/08/2020,"Middlesex County, MA",US,2020-03-08T21:13:12,7.0,0.0,0.0</text:p>
      <text:p text:style-name="Preformatted_20_Text">4102,03/08/2020,,Belarus,2020-03-04T12:43:03,6.0,0.0,0.0</text:p>
      <text:p text:style-name="Preformatted_20_Text">4103,03/08/2020,,Indonesia,2020-03-08T10:03:13,6.0,0.0,0.0</text:p>
      <text:p text:style-name="Preformatted_20_Text">4104,03/08/2020,,Pakistan,2020-03-08T04:53:02,6.0,0.0,1.0</text:p>
      <text:p text:style-name="Preformatted_20_Text">4105,03/08/2020,,Peru,2020-03-08T05:23:03,6.0,0.0,0.0</text:p>
      <text:p text:style-name="Preformatted_20_Text">4106,03/08/2020,"Fort Bend County, TX",US,2020-03-08T17:33:03,6.0,0.0,0.0</text:p>
      <text:p text:style-name="Preformatted_20_Text">4107,03/08/2020,"Norfolk County, MA",US,2020-03-08T21:13:14,6.0,0.0,0.0</text:p>
      <text:p text:style-name="Preformatted_20_Text">4108,03/08/2020,,Costa Rica,2020-03-08T05:13:07,5.0,0.0,0.0</text:p>
      <text:p text:style-name="Preformatted_20_Text">4109,03/08/2020,,Dominican Republic,2020-03-08T17:23:08,5.0,0.0,0.0</text:p>
      <text:p text:style-name="Preformatted_20_Text">4110,03/08/2020,,French Guiana,2020-03-07T03:23:05,5.0,0.0,0.0</text:p>
      <text:p text:style-name="Preformatted_20_Text">4111,03/08/2020,,New Zealand,2020-03-07T02:03:29,5.0,0.0,0.0</text:p>
      <text:p text:style-name="Preformatted_20_Text">4112,03/08/2020,"Harris County, TX",US,2020-03-07T05:13:03,5.0,0.0,0.0</text:p>
      <text:p text:style-name="Preformatted_20_Text">4113,03/08/2020,"Nassau County, NY",US,2020-03-08T16:03:05,5.0,0.0,0.0</text:p>
      <text:p text:style-name="Preformatted_20_Text">4114,03/08/2020,"Placer County, CA",US,2020-03-06T23:13:07,5.0,1.0,0.0</text:p>
      <text:p text:style-name="Preformatted_20_Text">4115,03/08/2020,"Unassigned Location, WA",US,2020-03-06T00:33:03,5.0,0.0,0.0</text:p>
      <text:p text:style-name="Preformatted_20_Text">4116,03/08/2020,,Afghanistan,2020-03-08T04:53:03,4.0,0.0,0.0</text:p>
      <text:p text:style-name="Preformatted_20_Text">4117,03/08/2020,,Bulgaria,2020-03-08T11:13:17,4.0,0.0,0.0</text:p>
      <text:p text:style-name="Preformatted_20_Text">4118,03/08/2020," Montreal, QC",Canada,2020-03-08T16:03:05,4.0,0.0,0.0</text:p>
      <text:p text:style-name="Preformatted_20_Text">4119,03/08/2020,,Maldives,2020-03-08T21:13:10,4.0,0.0,0.0</text:p>
      <text:p text:style-name="Preformatted_20_Text">4120,03/08/2020,,Senegal,2020-03-08T20:23:08,4.0,0.0,1.0</text:p>
      <text:p text:style-name="Preformatted_20_Text">4121,03/08/2020,"Bergen County, NJ",US,2020-03-08T21:23:03,4.0,0.0,0.0</text:p>
      <text:p text:style-name="Preformatted_20_Text">4122,03/08/2020,"Grafton County, NH",US,2020-03-08T17:53:03,4.0,0.0,0.0</text:p>
      <text:p text:style-name="Preformatted_20_Text">4123,03/08/2020,"Montgomery County, MD",US,2020-03-08T21:53:04,4.0,0.0,0.0</text:p>
      <text:p text:style-name="Preformatted_20_Text">4124,03/08/2020,"Montgomery County, PA",US,2020-03-08T21:43:03,4.0,0.0,0.0</text:p>
      <text:p text:style-name="Preformatted_20_Text">4125,03/08/2020,"Pierce County, WA",US,2020-03-08T21:43:03,4.0,0.0,0.0</text:p>
      <text:p text:style-name="Preformatted_20_Text">4126,03/08/2020,Western Australia,Australia,2020-03-05T17:13:35,3.0,1.0,0.0</text:p>
      <text:p text:style-name="Preformatted_20_Text">4127,03/08/2020,,Bangladesh,2020-03-08T10:53:02,3.0,0.0,0.0</text:p>
      <text:p text:style-name="Preformatted_20_Text">4128,03/08/2020,,Bosnia and Herzegovina,2020-03-07T02:13:09,3.0,0.0,0.0</text:p>
      <text:p text:style-name="Preformatted_20_Text">4129,03/08/2020,"Edmonton, Alberta",Canada,2020-03-08T16:23:07,3.0,0.0,0.0</text:p>
      <text:p text:style-name="Preformatted_20_Text">4130,03/08/2020,,Luxembourg,2020-03-08T05:13:06,3.0,0.0,0.0</text:p>
      <text:p text:style-name="Preformatted_20_Text">4131,03/08/2020,,Malta,2020-03-08T09:13:16,3.0,0.0,0.0</text:p>
      <text:p text:style-name="Preformatted_20_Text">4132,03/08/2020,,North Macedonia,2020-03-06T20:23:11,3.0,0.0,0.0</text:p>
      <text:p text:style-name="Preformatted_20_Text">4133,03/08/2020,,Saint Barthelemy,2020-03-04T02:43:03,3.0,0.0,0.0</text:p>
      <text:p text:style-name="Preformatted_20_Text"><text:soft-page-break/>4134,03/08/2020,,Slovakia,2020-03-08T09:13:15,3.0,0.0,0.0</text:p>
      <text:p text:style-name="Preformatted_20_Text">4135,03/08/2020,,South Africa,2020-03-08T10:23:04,3.0,0.0,0.0</text:p>
      <text:p text:style-name="Preformatted_20_Text">4136,03/08/2020,"Douglas County, CO",US,2020-03-07T01:53:03,3.0,0.0,0.0</text:p>
      <text:p text:style-name="Preformatted_20_Text">4137,03/08/2020,"Fulton County, GA",US,2020-03-07T16:53:03,3.0,0.0,0.0</text:p>
      <text:p text:style-name="Preformatted_20_Text">4138,03/08/2020,"Maricopa County, AZ",US,2020-03-07T19:53:02,3.0,0.0,1.0</text:p>
      <text:p text:style-name="Preformatted_20_Text">4139,03/08/2020,"Orange County, CA",US,2020-03-04T02:13:11,3.0,0.0,0.0</text:p>
      <text:p text:style-name="Preformatted_20_Text">4140,03/08/2020,"Providence County, RI",US,2020-03-07T02:23:08,3.0,0.0,0.0</text:p>
      <text:p text:style-name="Preformatted_20_Text">4141,03/08/2020,"San Diego County, CA",US,2020-03-05T20:33:03,3.0,0.0,1.0</text:p>
      <text:p text:style-name="Preformatted_20_Text">4142,03/08/2020,Tasmania,Australia,2020-03-08T05:43:04,2.0,0.0,0.0</text:p>
      <text:p text:style-name="Preformatted_20_Text">4143,03/08/2020,,Cambodia,2020-03-08T04:53:03,2.0,0.0,1.0</text:p>
      <text:p text:style-name="Preformatted_20_Text">4144,03/08/2020,,Cameroon,2020-03-08T05:23:03,2.0,0.0,0.0</text:p>
      <text:p text:style-name="Preformatted_20_Text">4145,03/08/2020,,Faroe Islands,2020-03-08T05:13:07,2.0,0.0,0.0</text:p>
      <text:p text:style-name="Preformatted_20_Text">4146,03/08/2020,,Latvia,2020-03-08T10:33:03,2.0,0.0,0.0</text:p>
      <text:p text:style-name="Preformatted_20_Text">4147,03/08/2020,,Martinique,2020-03-07T03:23:05,2.0,0.0,0.0</text:p>
      <text:p text:style-name="Preformatted_20_Text">4148,03/08/2020,,Morocco,2020-03-05T13:53:03,2.0,0.0,0.0</text:p>
      <text:p text:style-name="Preformatted_20_Text">4149,03/08/2020,,Tunisia,2020-03-08T21:13:10,2.0,0.0,0.0</text:p>
      <text:p text:style-name="Preformatted_20_Text">4150,03/08/2020,"Alameda County, CA",US,2020-03-07T13:13:14,2.0,0.0,0.0</text:p>
      <text:p text:style-name="Preformatted_20_Text">4151,03/08/2020,"Broward County, FL",US,2020-03-07T04:43:02,2.0,0.0,0.0</text:p>
      <text:p text:style-name="Preformatted_20_Text">4152,03/08/2020,"Clark County, NV",US,2020-03-08T21:43:03,2.0,0.0,0.0</text:p>
      <text:p text:style-name="Preformatted_20_Text">4153,03/08/2020,"Denver County, CO",US,2020-03-06T23:33:02,2.0,0.0,0.0</text:p>
      <text:p text:style-name="Preformatted_20_Text">4154,03/08/2020,"Fairfax County, VA",US,2020-03-08T21:33:02,2.0,0.0,0.0</text:p>
      <text:p text:style-name="Preformatted_20_Text">4155,03/08/2020,"Hillsborough, FL",US,2020-03-03T18:33:02,2.0,0.0,0.0</text:p>
      <text:p text:style-name="Preformatted_20_Text">4156,03/08/2020,"Jackson County, OR ",US,2020-03-08T00:13:16,2.0,0.0,0.0</text:p>
      <text:p text:style-name="Preformatted_20_Text">4157,03/08/2020,"Lee County, FL",US,2020-03-08T15:33:04,2.0,1.0,0.0</text:p>
      <text:p text:style-name="Preformatted_20_Text">4158,03/08/2020,"Pinal County, AZ",US,2020-03-07T17:13:23,2.0,0.0,0.0</text:p>
      <text:p text:style-name="Preformatted_20_Text">4159,03/08/2020,"Rockingham County, NH",US,2020-03-08T17:53:03,2.0,0.0,0.0</text:p>
      <text:p text:style-name="Preformatted_20_Text">4160,03/08/2020,"Rockland County, NY",US,2020-03-07T16:43:02,2.0,0.0,0.0</text:p>
      <text:p text:style-name="Preformatted_20_Text">4161,03/08/2020,"Sacramento County, CA",US,2020-02-27T20:33:02,2.0,0.0,0.0</text:p>
      <text:p text:style-name="Preformatted_20_Text">4162,03/08/2020,"San Benito, CA",US,2020-02-03T03:53:02,2.0,0.0,0.0</text:p>
      <text:p text:style-name="Preformatted_20_Text">4163,03/08/2020,"San Mateo, CA",US,2020-03-03T00:43:02,2.0,0.0,0.0</text:p>
      <text:p text:style-name="Preformatted_20_Text">4164,03/08/2020,"Saratoga County, NY",US,2020-03-07T18:23:05,2.0,0.0,0.0</text:p>
      <text:p text:style-name="Preformatted_20_Text">4165,03/08/2020,"Summit County, CO",US,2020-03-06T01:29:39,2.0,0.0,0.0</text:p>
      <text:p text:style-name="Preformatted_20_Text">4166,03/08/2020,"Washington, D.C.",US,2020-03-08T13:53:03,2.0,0.0,0.0</text:p>
      <text:p text:style-name="Preformatted_20_Text">4167,03/08/2020,"Washoe County, NV",US,2020-03-08T21:43:03,2.0,0.0,0.0</text:p>
      <text:p text:style-name="Preformatted_20_Text">4168,03/08/2020,,Andorra,2020-03-02T20:23:16,1.0,0.0,0.0</text:p>
      <text:p text:style-name="Preformatted_20_Text">4169,03/08/2020,,Armenia,2020-03-01T19:53:02,1.0,0.0,0.0</text:p>
      <text:p text:style-name="Preformatted_20_Text">4170,03/08/2020,,Bhutan,2020-03-06T15:43:02,1.0,0.0,0.0</text:p>
      <text:p text:style-name="Preformatted_20_Text">4171,03/08/2020,"Calgary, Alberta",Canada,2020-03-06T13:13:34,1.0,0.0,0.0</text:p>
      <text:p text:style-name="Preformatted_20_Text">4172,03/08/2020,"London, ON",Canada,2020-02-12T18:53:03,1.0,0.0,1.0</text:p>
      <text:p text:style-name="Preformatted_20_Text">4173,03/08/2020,,Colombia,2020-03-07T00:43:02,1.0,0.0,0.0</text:p>
      <text:p text:style-name="Preformatted_20_Text">4174,03/08/2020,,Gibraltar,2020-03-04T13:03:13,1.0,0.0,0.0</text:p>
      <text:p text:style-name="Preformatted_20_Text">4175,03/08/2020,,Jordan,2020-03-03T15:33:02,1.0,0.0,0.0</text:p>
      <text:p text:style-name="Preformatted_20_Text">4176,03/08/2020,,Liechtenstein,2020-03-04T01:33:07,1.0,0.0,0.0</text:p>
      <text:p text:style-name="Preformatted_20_Text">4177,03/08/2020,,Lithuania,2020-02-28T16:23:03,1.0,0.0,0.0</text:p>
      <text:p text:style-name="Preformatted_20_Text">4178,03/08/2020,Tibet,Mainland China,2020-02-12T06:43:02,1.0,0.0,1.0</text:p>
      <text:p text:style-name="Preformatted_20_Text">4179,03/08/2020,,Moldova,2020-03-08T05:13:07,1.0,0.0,0.0</text:p>
      <text:p text:style-name="Preformatted_20_Text">4180,03/08/2020,,Monaco,2020-02-29T00:33:01,1.0,0.0,0.0</text:p>
      <text:p text:style-name="Preformatted_20_Text">4181,03/08/2020,,Nepal,2020-02-12T14:43:03,1.0,0.0,1.0</text:p>
      <text:p text:style-name="Preformatted_20_Text">4182,03/08/2020,,Nigeria,2020-02-28T16:23:03,1.0,0.0,0.0</text:p>
      <text:p text:style-name="Preformatted_20_Text">4183,03/08/2020,,Paraguay,2020-03-08T09:13:16,1.0,0.0,0.0</text:p>
      <text:p text:style-name="Preformatted_20_Text">4184,03/08/2020,,Serbia,2020-03-06T15:43:02,1.0,0.0,0.0</text:p>
      <text:p text:style-name="Preformatted_20_Text">4185,03/08/2020,,Sri Lanka,2020-02-08T03:43:03,1.0,0.0,1.0</text:p>
      <text:p text:style-name="Preformatted_20_Text">4186,03/08/2020,,Togo,2020-03-07T02:13:09,1.0,0.0,0.0</text:p>
      <text:p text:style-name="Preformatted_20_Text">4187,03/08/2020,"Berkshire County, MA",US,2020-03-08T00:43:03,1.0,0.0,0.0</text:p>
      <text:p text:style-name="Preformatted_20_Text">4188,03/08/2020,"Charleston County, SC",US,2020-03-07T01:53:03,1.0,0.0,0.0</text:p>
      <text:p text:style-name="Preformatted_20_Text">4189,03/08/2020,"Chatham County, NC",US,2020-03-06T16:13:15,1.0,0.0,0.0</text:p>
      <text:p text:style-name="Preformatted_20_Text">4190,03/08/2020,"Clark County, WA",US,2020-03-07T20:03:07,1.0,0.0,0.0</text:p>
      <text:p text:style-name="Preformatted_20_Text">4191,03/08/2020,"Cobb County, GA",US,2020-03-07T16:53:03,1.0,0.0,0.0</text:p>
      <text:p text:style-name="Preformatted_20_Text">4192,03/08/2020,"Davidson County, TN",US,2020-03-08T18:03:06,1.0,0.0,0.0</text:p>
      <text:p text:style-name="Preformatted_20_Text">4193,03/08/2020,"Davis County, UT",US,2020-03-07T04:43:02,1.0,0.0,0.0</text:p>
      <text:p text:style-name="Preformatted_20_Text">4194,03/08/2020,"Delaware County, PA",US,2020-03-06T15:33:03,1.0,0.0,0.0</text:p>
      <text:p text:style-name="Preformatted_20_Text">4195,03/08/2020,"Douglas County, NE",US,2020-03-06T23:33:02,1.0,0.0,0.0</text:p>
      <text:p text:style-name="Preformatted_20_Text">4196,03/08/2020,"Douglas County, OR",US,2020-03-08T19:53:03,1.0,0.0,0.0</text:p>
      <text:p text:style-name="Preformatted_20_Text">4197,03/08/2020,"El Paso County, CO",US,2020-03-07T01:13:21,1.0,0.0,0.0</text:p>
      <text:p text:style-name="Preformatted_20_Text"><text:soft-page-break/>4198,03/08/2020,"Fairfield County, CT",US,2020-03-08T21:23:03,1.0,0.0,0.0</text:p>
      <text:p text:style-name="Preformatted_20_Text">4199,03/08/2020,"Fayette County, KY",US,2020-03-06T23:23:03,1.0,0.0,0.0</text:p>
      <text:p text:style-name="Preformatted_20_Text">4200,03/08/2020,"Fresno County, CA",US,2020-03-08T04:23:15,1.0,0.0,0.0</text:p>
      <text:p text:style-name="Preformatted_20_Text">4201,03/08/2020,"Grant County, WA",US,2020-03-05T20:23:07,1.0,0.0,0.0</text:p>
      <text:p text:style-name="Preformatted_20_Text">4202,03/08/2020,"Harford County, MD",US,2020-03-08T21:53:03,1.0,0.0,0.0</text:p>
      <text:p text:style-name="Preformatted_20_Text">4203,03/08/2020,"Hendricks County, IN",US,2020-03-08T19:33:03,1.0,0.0,0.0</text:p>
      <text:p text:style-name="Preformatted_20_Text">4204,03/08/2020,"Honolulu County, HI",US,2020-03-07T02:03:30,1.0,0.0,0.0</text:p>
      <text:p text:style-name="Preformatted_20_Text">4205,03/08/2020,"Hudson County, NJ",US,2020-03-08T19:43:03,1.0,0.0,0.0</text:p>
      <text:p text:style-name="Preformatted_20_Text">4206,03/08/2020,"Humboldt County, CA",US,2020-02-21T05:13:09,1.0,0.0,0.0</text:p>
      <text:p text:style-name="Preformatted_20_Text">4207,03/08/2020,"Jefferson County, WA",US,2020-03-07T16:43:02,1.0,0.0,0.0</text:p>
      <text:p text:style-name="Preformatted_20_Text">4208,03/08/2020,"Johnson County, KS",US,2020-03-08T00:33:02,1.0,0.0,0.0</text:p>
      <text:p text:style-name="Preformatted_20_Text">4209,03/08/2020,"Kershaw County, SC",US,2020-03-07T02:03:30,1.0,0.0,0.0</text:p>
      <text:p text:style-name="Preformatted_20_Text">4210,03/08/2020,"Kittitas County, WA",US,2020-03-08T00:43:03,1.0,0.0,0.0</text:p>
      <text:p text:style-name="Preformatted_20_Text">4211,03/08/2020,"Klamath County, OR",US,2020-03-07T20:13:14,1.0,0.0,0.0</text:p>
      <text:p text:style-name="Preformatted_20_Text">4212,03/08/2020,"Madera County, CA",US,2020-03-07T20:13:14,1.0,0.0,0.0</text:p>
      <text:p text:style-name="Preformatted_20_Text">4213,03/08/2020,"Madison, WI",US,2020-03-03T15:53:03,1.0,0.0,1.0</text:p>
      <text:p text:style-name="Preformatted_20_Text">4214,03/08/2020,"Manatee County, FL",US,2020-03-08T06:23:05,1.0,0.0,0.0</text:p>
      <text:p text:style-name="Preformatted_20_Text">4215,03/08/2020,"Marion County, IN",US,2020-03-06T17:13:12,1.0,0.0,0.0</text:p>
      <text:p text:style-name="Preformatted_20_Text">4216,03/08/2020,"Marion County, OR",US,2020-03-08T19:43:03,1.0,0.0,0.0</text:p>
      <text:p text:style-name="Preformatted_20_Text">4217,03/08/2020,"Okaloosa County, FL",US,2020-03-08T03:03:08,1.0,0.0,0.0</text:p>
      <text:p text:style-name="Preformatted_20_Text">4218,03/08/2020,"Plymouth County, MA",US,2020-03-07T03:53:03,1.0,0.0,0.0</text:p>
      <text:p text:style-name="Preformatted_20_Text">4219,03/08/2020,"Polk County, GA",US,2020-03-08T04:13:22,1.0,0.0,0.0</text:p>
      <text:p text:style-name="Preformatted_20_Text">4220,03/08/2020,"Ramsey County, MN",US,2020-03-06T23:23:03,1.0,0.0,0.0</text:p>
      <text:p text:style-name="Preformatted_20_Text">4221,03/08/2020,"Riverside County, CA",US,2020-03-08T10:33:03,1.0,0.0,0.0</text:p>
      <text:p text:style-name="Preformatted_20_Text">4222,03/08/2020,"San Antonio, TX",US,2020-02-13T18:53:02,1.0,0.0,0.0</text:p>
      <text:p text:style-name="Preformatted_20_Text">4223,03/08/2020,"Santa Rosa County, FL",US,2020-03-08T15:33:04,1.0,1.0,0.0</text:p>
      <text:p text:style-name="Preformatted_20_Text">4224,03/08/2020,"Sarasota, FL",US,2020-03-02T03:23:06,1.0,0.0,0.0</text:p>
      <text:p text:style-name="Preformatted_20_Text">4225,03/08/2020,"Shelby County, TN",US,2020-03-08T16:13:36,1.0,0.0,0.0</text:p>
      <text:p text:style-name="Preformatted_20_Text">4226,03/08/2020,"Sonoma County, CA",US,2020-03-02T20:53:02,1.0,0.0,0.0</text:p>
      <text:p text:style-name="Preformatted_20_Text">4227,03/08/2020,"Spokane County, WA",US,2020-03-08T21:53:04,1.0,0.0,0.0</text:p>
      <text:p text:style-name="Preformatted_20_Text">4228,03/08/2020,"St. Louis County, MO",US,2020-03-08T11:23:08,1.0,0.0,0.0</text:p>
      <text:p text:style-name="Preformatted_20_Text">4229,03/08/2020,"Suffolk County, NY",US,2020-03-08T16:03:05,1.0,0.0,0.0</text:p>
      <text:p text:style-name="Preformatted_20_Text">4230,03/08/2020,"Tulsa County, OK",US,2020-03-07T04:43:02,1.0,0.0,0.0</text:p>
      <text:p text:style-name="Preformatted_20_Text">4231,03/08/2020,"Ulster County, NY",US,2020-03-08T16:23:07,1.0,0.0,0.0</text:p>
      <text:p text:style-name="Preformatted_20_Text">4232,03/08/2020,"Umatilla, OR",US,2020-03-02T20:23:16,1.0,0.0,0.0</text:p>
      <text:p text:style-name="Preformatted_20_Text">4233,03/08/2020,"Unassigned Location, VT",US,2020-03-08T06:23:05,1.0,0.0,0.0</text:p>
      <text:p text:style-name="Preformatted_20_Text">4234,03/08/2020,"Unknown Location, MA",US,2020-03-08T21:23:03,1.0,0.0,0.0</text:p>
      <text:p text:style-name="Preformatted_20_Text">4235,03/08/2020,"Volusia County, FL",US,2020-03-08T03:03:08,1.0,0.0,0.0</text:p>
      <text:p text:style-name="Preformatted_20_Text">4236,03/08/2020,"Wake County, NC",US,2020-03-03T20:53:02,1.0,0.0,0.0</text:p>
      <text:p text:style-name="Preformatted_20_Text">4237,03/08/2020,"Wayne County, PA",US,2020-03-06T16:13:15,1.0,0.0,0.0</text:p>
      <text:p text:style-name="Preformatted_20_Text">4238,03/08/2020,"Williamson County, TN",US,2020-03-05T23:33:03,1.0,0.0,0.0</text:p>
      <text:p text:style-name="Preformatted_20_Text">4239,03/08/2020,"Yolo County, CA",US,2020-03-06T20:13:14,1.0,0.0,0.0</text:p>
      <text:p text:style-name="Preformatted_20_Text">4240,03/08/2020,,Ukraine,2020-03-03T15:33:02,1.0,0.0,0.0</text:p>
      <text:p text:style-name="Preformatted_20_Text">4241,03/08/2020,,Vatican City,2020-03-06T15:43:02,1.0,0.0,0.0</text:p>
      <text:p text:style-name="Preformatted_20_Text">4242,03/08/2020,From Diamond Princess,Australia,2020-02-29T02:03:10,0.0,0.0,0.0</text:p>
      <text:p text:style-name="Preformatted_20_Text">4243,03/08/2020,Northern Territory,Australia,2020-03-06T04:33:03,0.0,0.0,0.0</text:p>
      <text:p text:style-name="Preformatted_20_Text">4244,03/08/2020,"Lackland, TX (From Diamond Princess)",US,2020-02-24T23:33:02,0.0,0.0,0.0</text:p>
      <text:p text:style-name="Preformatted_20_Text">4245,03/08/2020,"Montgomery County, TX",US,2020-03-07T19:53:02,0.0,0.0,0.0</text:p>
      <text:p text:style-name="Preformatted_20_Text">4246,03/08/2020,"Omaha, NE (From Diamond Princess)",US,2020-02-24T23:33:02,0.0,0.0,0.0</text:p>
      <text:p text:style-name="Preformatted_20_Text">4247,03/08/2020,"Travis, CA (From Diamond Princess)",US,2020-02-24T23:33:02,0.0,0.0,0.0</text:p>
      <text:p text:style-name="Preformatted_20_Text">4248,03/09/2020,Hubei,Mainland China,2020-03-09T14:33:03,67743.0,3008.0,46488.0</text:p>
      <text:p text:style-name="Preformatted_20_Text">4249,03/09/2020,,Italy,2020-03-09T18:13:11,9172.0,463.0,724.0</text:p>
      <text:p text:style-name="Preformatted_20_Text">4250,03/09/2020,,South Korea,2020-03-09T09:03:03,7478.0,53.0,118.0</text:p>
      <text:p text:style-name="Preformatted_20_Text">4251,03/09/2020,,Iran,2020-03-09T10:53:03,7161.0,237.0,2394.0</text:p>
      <text:p text:style-name="Preformatted_20_Text">4252,03/09/2020,Guangdong,Mainland China,2020-03-09T01:43:01,1352.0,8.0,1260.0</text:p>
      <text:p text:style-name="Preformatted_20_Text">4253,03/09/2020,Henan,Mainland China,2020-03-08T05:03:02,1272.0,22.0,1247.0</text:p>
      <text:p text:style-name="Preformatted_20_Text">4254,03/09/2020,Zhejiang,Mainland China,2020-03-09T09:43:03,1215.0,1.0,1176.0</text:p>
      <text:p text:style-name="Preformatted_20_Text">4255,03/09/2020,,France,2020-03-09T00:43:03,1209.0,19.0,12.0</text:p>
      <text:p text:style-name="Preformatted_20_Text">4256,03/09/2020,,Germany,2020-03-09T18:13:11,1176.0,2.0,18.0</text:p>
      <text:p text:style-name="Preformatted_20_Text">4257,03/09/2020,,Spain,2020-03-09T18:13:11,1073.0,28.0,32.0</text:p>
      <text:p text:style-name="Preformatted_20_Text">4258,03/09/2020,Hunan,Mainland China,2020-03-09T01:33:06,1018.0,4.0,979.0</text:p>
      <text:p text:style-name="Preformatted_20_Text"><text:soft-page-break/>4259,03/09/2020,Anhui,Mainland China,2020-03-08T05:13:06,990.0,6.0,984.0</text:p>
      <text:p text:style-name="Preformatted_20_Text">4260,03/09/2020,Jiangxi,Mainland China,2020-03-09T01:53:01,935.0,1.0,923.0</text:p>
      <text:p text:style-name="Preformatted_20_Text">4261,03/09/2020,Shandong,Mainland China,2020-03-09T10:13:06,758.0,6.0,700.0</text:p>
      <text:p text:style-name="Preformatted_20_Text">4262,03/09/2020,Diamond Princess cruise ship,Others,2020-03-06T01:29:39,696.0,6.0,40.0</text:p>
      <text:p text:style-name="Preformatted_20_Text">4263,03/09/2020,Jiangsu,Mainland China,2020-03-09T08:53:03,631.0,0.0,621.0</text:p>
      <text:p text:style-name="Preformatted_20_Text">4264,03/09/2020,Chongqing,Mainland China,2020-03-09T23:13:03,576.0,6.0,542.0</text:p>
      <text:p text:style-name="Preformatted_20_Text">4265,03/09/2020,Sichuan,Mainland China,2020-03-09T08:53:03,539.0,3.0,466.0</text:p>
      <text:p text:style-name="Preformatted_20_Text">4266,03/09/2020,,Japan,2020-03-09T09:13:17,511.0,17.0,76.0</text:p>
      <text:p text:style-name="Preformatted_20_Text">4267,03/09/2020,Heilongjiang,Mainland China,2020-03-09T14:33:03,481.0,13.0,430.0</text:p>
      <text:p text:style-name="Preformatted_20_Text">4268,03/09/2020,Beijing,Mainland China,2020-03-09T01:53:01,428.0,8.0,315.0</text:p>
      <text:p text:style-name="Preformatted_20_Text">4269,03/09/2020,,Switzerland,2020-03-09T11:33:10,374.0,2.0,3.0</text:p>
      <text:p text:style-name="Preformatted_20_Text">4270,03/09/2020,Shanghai,Mainland China,2020-03-09T04:03:11,342.0,3.0,315.0</text:p>
      <text:p text:style-name="Preformatted_20_Text">4271,03/09/2020,,Netherlands,2020-03-09T18:13:11,321.0,3.0,0.0</text:p>
      <text:p text:style-name="Preformatted_20_Text">4272,03/09/2020,,UK,2020-03-09T18:33:03,321.0,4.0,18.0</text:p>
      <text:p text:style-name="Preformatted_20_Text">4273,03/09/2020,Hebei,Mainland China,2020-03-07T13:03:05,318.0,6.0,307.0</text:p>
      <text:p text:style-name="Preformatted_20_Text">4274,03/09/2020,Fujian,Mainland China,2020-03-07T13:03:05,296.0,1.0,295.0</text:p>
      <text:p text:style-name="Preformatted_20_Text">4275,03/09/2020,Guangxi,Mainland China,2020-03-09T00:23:09,252.0,2.0,230.0</text:p>
      <text:p text:style-name="Preformatted_20_Text">4276,03/09/2020,,Sweden,2020-03-09T18:33:03,248.0,0.0,1.0</text:p>
      <text:p text:style-name="Preformatted_20_Text">4277,03/09/2020,Shaanxi,Mainland China,2020-03-08T14:43:03,245.0,1.0,227.0</text:p>
      <text:p text:style-name="Preformatted_20_Text">4278,03/09/2020,,Belgium,2020-03-09T10:43:05,239.0,0.0,1.0</text:p>
      <text:p text:style-name="Preformatted_20_Text">4279,03/09/2020,,Norway,2020-03-09T18:33:03,205.0,0.0,1.0</text:p>
      <text:p text:style-name="Preformatted_20_Text">4280,03/09/2020,Yunnan,Mainland China,2020-03-06T03:23:06,174.0,2.0,170.0</text:p>
      <text:p text:style-name="Preformatted_20_Text">4281,03/09/2020,Hainan,Mainland China,2020-03-08T04:33:02,168.0,6.0,159.0</text:p>
      <text:p text:style-name="Preformatted_20_Text">4282,03/09/2020,,Singapore,2020-03-08T13:33:13,150.0,0.0,78.0</text:p>
      <text:p text:style-name="Preformatted_20_Text">4283,03/09/2020,Guizhou,Mainland China,2020-03-09T01:13:05,146.0,2.0,123.0</text:p>
      <text:p text:style-name="Preformatted_20_Text">4284,03/09/2020,Tianjin,Mainland China,2020-03-09T10:13:06,136.0,3.0,130.0</text:p>
      <text:p text:style-name="Preformatted_20_Text">4285,03/09/2020,Shanxi,Mainland China,2020-03-09T11:43:02,133.0,0.0,127.0</text:p>
      <text:p text:style-name="Preformatted_20_Text">4286,03/09/2020,,Austria,2020-03-09T18:33:03,131.0,0.0,2.0</text:p>
      <text:p text:style-name="Preformatted_20_Text">4287,03/09/2020,Liaoning,Mainland China,2020-03-08T05:13:06,125.0,1.0,109.0</text:p>
      <text:p text:style-name="Preformatted_20_Text">4288,03/09/2020,Gansu,Mainland China,2020-03-09T14:33:03,124.0,2.0,88.0</text:p>
      <text:p text:style-name="Preformatted_20_Text">4289,03/09/2020,,Malaysia,2020-03-09T09:43:03,117.0,0.0,24.0</text:p>
      <text:p text:style-name="Preformatted_20_Text">4290,03/09/2020,Hong Kong,Hong Kong,2020-03-09T10:03:17,115.0,3.0,59.0</text:p>
      <text:p text:style-name="Preformatted_20_Text">4291,03/09/2020,"Westchester County, NY",US,2020-03-09T17:13:16,98.0,0.0,0.0</text:p>
      <text:p text:style-name="Preformatted_20_Text">4292,03/09/2020,,Bahrain,2020-03-09T10:03:17,95.0,0.0,14.0</text:p>
      <text:p text:style-name="Preformatted_20_Text">4293,03/09/2020,Jilin,Mainland China,2020-03-09T14:33:03,93.0,1.0,91.0</text:p>
      <text:p text:style-name="Preformatted_20_Text">4294,03/09/2020,,Denmark,2020-03-09T18:13:11,90.0,0.0,1.0</text:p>
      <text:p text:style-name="Preformatted_20_Text">4295,03/09/2020,"King County, WA",US,2020-03-08T20:23:09,83.0,17.0,1.0</text:p>
      <text:p text:style-name="Preformatted_20_Text">4296,03/09/2020,Xinjiang,Mainland China,2020-03-08T05:33:02,76.0,3.0,73.0</text:p>
      <text:p text:style-name="Preformatted_20_Text">4297,03/09/2020,Inner Mongolia,Mainland China,2020-03-08T05:13:06,75.0,1.0,70.0</text:p>
      <text:p text:style-name="Preformatted_20_Text">4298,03/09/2020,Ningxia,Mainland China,2020-03-06T12:53:03,75.0,0.0,71.0</text:p>
      <text:p text:style-name="Preformatted_20_Text">4299,03/09/2020,,Greece,2020-03-08T17:23:07,73.0,0.0,0.0</text:p>
      <text:p text:style-name="Preformatted_20_Text">4300,03/09/2020,,Kuwait,2020-03-08T15:33:04,64.0,0.0,1.0</text:p>
      <text:p text:style-name="Preformatted_20_Text">4301,03/09/2020,,Iraq,2020-03-09T23:33:02,60.0,6.0,9.0</text:p>
      <text:p text:style-name="Preformatted_20_Text">4302,03/09/2020,,Iceland,2020-03-09T10:03:17,58.0,0.0,0.0</text:p>
      <text:p text:style-name="Preformatted_20_Text">4303,03/09/2020,,Egypt,2020-03-09T10:03:17,55.0,1.0,12.0</text:p>
      <text:p text:style-name="Preformatted_20_Text">4304,03/09/2020,,Thailand,2020-03-07T10:13:23,50.0,1.0,31.0</text:p>
      <text:p text:style-name="Preformatted_20_Text">4305,03/09/2020,New South Wales,Australia,2020-03-09T18:53:13,48.0,3.0,4.0</text:p>
      <text:p text:style-name="Preformatted_20_Text">4306,03/09/2020,Taiwan,Taiwan,2020-03-09T00:33:14,45.0,1.0,15.0</text:p>
      <text:p text:style-name="Preformatted_20_Text">4307,03/09/2020,Unassigned Location (From Diamond Princess),US,2020-03-02T19:53:03,45.0,0.0,0.0</text:p>
      <text:p text:style-name="Preformatted_20_Text">4308,03/09/2020,,United Arab Emirates,2020-03-07T10:13:22,45.0,0.0,7.0</text:p>
      <text:p text:style-name="Preformatted_20_Text">4309,03/09/2020,,India,2020-03-09T09:13:17,43.0,0.0,3.0</text:p>
      <text:p text:style-name="Preformatted_20_Text">4310,03/09/2020,,Israel,2020-03-08T21:03:03,39.0,0.0,2.0</text:p>
      <text:p text:style-name="Preformatted_20_Text">4311,03/09/2020,"Santa Clara County, CA",US,2020-03-08T21:23:03,38.0,0.0,1.0</text:p>
      <text:p text:style-name="Preformatted_20_Text">4312,03/09/2020,,San Marino,2020-03-08T14:23:10,36.0,1.0,0.0</text:p>
      <text:p text:style-name="Preformatted_20_Text">4313,03/09/2020,Ontario,Canada,2020-03-09T17:53:24,34.0,0.0,4.0</text:p>
      <text:p text:style-name="Preformatted_20_Text">4314,03/09/2020,British Columbia,Canada,2020-03-09T22:43:25,32.0,1.0,4.0</text:p>
      <text:p text:style-name="Preformatted_20_Text">4315,03/09/2020,,Lebanon,2020-03-08T18:13:19,32.0,0.0,1.0</text:p>
      <text:p text:style-name="Preformatted_20_Text">4316,03/09/2020,,Czech Republic,2020-03-08T19:53:03,31.0,0.0,0.0</text:p>
      <text:p text:style-name="Preformatted_20_Text">4317,03/09/2020,"Snohomish County, WA",US,2020-03-08T21:43:03,31.0,1.0,0.0</text:p>
      <text:p text:style-name="Preformatted_20_Text">4318,03/09/2020,,Finland,2020-03-09T09:23:03,30.0,0.0,1.0</text:p>
      <text:p text:style-name="Preformatted_20_Text">4319,03/09/2020,,Portugal,2020-03-08T19:53:03,30.0,0.0,0.0</text:p>
      <text:p text:style-name="Preformatted_20_Text">4320,03/09/2020,,Vietnam,2020-03-08T19:53:03,30.0,0.0,16.0</text:p>
      <text:p text:style-name="Preformatted_20_Text"><text:soft-page-break/>4321,03/09/2020,,Brazil,2020-03-09T10:13:06,25.0,0.0,0.0</text:p>
      <text:p text:style-name="Preformatted_20_Text">4322,03/09/2020,,Palestine,2020-03-07T02:23:06,22.0,0.0,0.0</text:p>
      <text:p text:style-name="Preformatted_20_Text">4323,03/09/2020,,Ireland,2020-03-09T09:53:06,21.0,0.0,0.0</text:p>
      <text:p text:style-name="Preformatted_20_Text">4324,03/09/2020,Grand Princess Cruise Ship,US,2020-03-07T01:33:02,21.0,0.0,0.0</text:p>
      <text:p text:style-name="Preformatted_20_Text">4325,03/09/2020,,Algeria,2020-03-09T10:13:06,20.0,0.0,0.0</text:p>
      <text:p text:style-name="Preformatted_20_Text">4326,03/09/2020,,Philippines,2020-03-09T09:23:03,20.0,1.0,1.0</text:p>
      <text:p text:style-name="Preformatted_20_Text">4327,03/09/2020,,Indonesia,2020-03-09T11:33:10,19.0,0.0,0.0</text:p>
      <text:p text:style-name="Preformatted_20_Text">4328,03/09/2020,"New York County, NY",US,2020-03-09T17:13:16,19.0,0.0,0.0</text:p>
      <text:p text:style-name="Preformatted_20_Text">4329,03/09/2020,Qinghai,Mainland China,2020-02-21T04:43:02,18.0,0.0,18.0</text:p>
      <text:p text:style-name="Preformatted_20_Text">4330,03/09/2020,,Qatar,2020-03-09T10:13:09,18.0,0.0,0.0</text:p>
      <text:p text:style-name="Preformatted_20_Text">4331,03/09/2020,,Russia,2020-03-08T21:03:03,17.0,0.0,3.0</text:p>
      <text:p text:style-name="Preformatted_20_Text">4332,03/09/2020,"Nassau County, NY",US,2020-03-09T17:13:14,17.0,0.0,0.0</text:p>
      <text:p text:style-name="Preformatted_20_Text">4333,03/09/2020,,Oman,2020-03-05T17:53:02,16.0,0.0,2.0</text:p>
      <text:p text:style-name="Preformatted_20_Text">4334,03/09/2020,,Poland,2020-03-09T11:33:10,16.0,0.0,0.0</text:p>
      <text:p text:style-name="Preformatted_20_Text">4335,03/09/2020,,Slovenia,2020-03-08T17:03:16,16.0,0.0,0.0</text:p>
      <text:p text:style-name="Preformatted_20_Text">4336,03/09/2020,Queensland,Australia,2020-03-08T05:43:04,15.0,0.0,8.0</text:p>
      <text:p text:style-name="Preformatted_20_Text">4337,03/09/2020,Victoria,Australia,2020-03-09T18:33:03,15.0,0.0,7.0</text:p>
      <text:p text:style-name="Preformatted_20_Text">4338,03/09/2020,,Ecuador,2020-03-09T09:03:03,15.0,0.0,0.0</text:p>
      <text:p text:style-name="Preformatted_20_Text">4339,03/09/2020,,Georgia,2020-03-09T10:13:06,15.0,0.0,0.0</text:p>
      <text:p text:style-name="Preformatted_20_Text">4340,03/09/2020,,Romania,2020-03-08T17:23:07,15.0,0.0,3.0</text:p>
      <text:p text:style-name="Preformatted_20_Text">4341,03/09/2020,,Saudi Arabia,2020-03-09T09:03:03,15.0,0.0,0.0</text:p>
      <text:p text:style-name="Preformatted_20_Text">4342,03/09/2020,"Los Angeles, CA",US,2020-03-08T01:13:48,14.0,0.0,0.0</text:p>
      <text:p text:style-name="Preformatted_20_Text">4343,03/09/2020,,Argentina,2020-03-08T22:03:11,12.0,1.0,0.0</text:p>
      <text:p text:style-name="Preformatted_20_Text">4344,03/09/2020,,Croatia,2020-03-07T10:13:23,12.0,0.0,0.0</text:p>
      <text:p text:style-name="Preformatted_20_Text">4345,03/09/2020,"Contra Costa County, CA",US,2020-03-08T21:43:03,12.0,0.0,0.0</text:p>
      <text:p text:style-name="Preformatted_20_Text">4346,03/09/2020,,Estonia,2020-03-06T13:03:13,10.0,0.0,0.0</text:p>
      <text:p text:style-name="Preformatted_20_Text">4347,03/09/2020,Macau,Macau,2020-03-06T10:23:03,10.0,0.0,10.0</text:p>
      <text:p text:style-name="Preformatted_20_Text">4348,03/09/2020,,Azerbaijan,2020-03-07T02:13:09,9.0,0.0,0.0</text:p>
      <text:p text:style-name="Preformatted_20_Text">4349,03/09/2020,,Costa Rica,2020-03-09T09:03:03,9.0,0.0,0.0</text:p>
      <text:p text:style-name="Preformatted_20_Text">4350,03/09/2020,,Hungary,2020-03-09T09:43:03,9.0,0.0,0.0</text:p>
      <text:p text:style-name="Preformatted_20_Text">4351,03/09/2020,"San Francisco County, CA",US,2020-03-08T01:23:12,9.0,0.0,0.0</text:p>
      <text:p text:style-name="Preformatted_20_Text">4352,03/09/2020,,Chile,2020-03-08T15:43:03,8.0,0.0,0.0</text:p>
      <text:p text:style-name="Preformatted_20_Text">4353,03/09/2020,"Suffolk County, MA",US,2020-03-08T21:13:14,8.0,0.0,1.0</text:p>
      <text:p text:style-name="Preformatted_20_Text">4354,03/09/2020,"Washington County, OR",US,2020-03-08T19:43:03,8.0,0.0,0.0</text:p>
      <text:p text:style-name="Preformatted_20_Text">4355,03/09/2020,South Australia,Australia,2020-03-06T04:23:08,7.0,0.0,2.0</text:p>
      <text:p text:style-name="Preformatted_20_Text">4356,03/09/2020,Alberta,Canada,2020-03-09T17:53:24,7.0,0.0,0.0</text:p>
      <text:p text:style-name="Preformatted_20_Text">4357,03/09/2020,,Mexico,2020-03-08T05:13:06,7.0,0.0,1.0</text:p>
      <text:p text:style-name="Preformatted_20_Text">4358,03/09/2020,,Peru,2020-03-09T10:13:23,7.0,0.0,0.0</text:p>
      <text:p text:style-name="Preformatted_20_Text">4359,03/09/2020,"Cook County, IL",US,2020-03-08T20:23:09,7.0,0.0,2.0</text:p>
      <text:p text:style-name="Preformatted_20_Text">4360,03/09/2020,"Middlesex County, MA",US,2020-03-08T21:13:12,7.0,0.0,0.0</text:p>
      <text:p text:style-name="Preformatted_20_Text">4361,03/09/2020,"Placer County, CA",US,2020-03-09T08:23:03,7.0,1.0,0.0</text:p>
      <text:p text:style-name="Preformatted_20_Text">4362,03/09/2020,,Belarus,2020-03-09T11:33:10,6.0,0.0,1.0</text:p>
      <text:p text:style-name="Preformatted_20_Text">4363,03/09/2020,,Latvia,2020-03-09T09:13:18,6.0,0.0,0.0</text:p>
      <text:p text:style-name="Preformatted_20_Text">4364,03/09/2020,,Pakistan,2020-03-08T04:53:02,6.0,0.0,1.0</text:p>
      <text:p text:style-name="Preformatted_20_Text">4365,03/09/2020,"Fort Bend County, TX",US,2020-03-08T17:33:03,6.0,0.0,0.0</text:p>
      <text:p text:style-name="Preformatted_20_Text">4366,03/09/2020,"Harris County, TX",US,2020-03-09T09:13:19,6.0,0.0,0.0</text:p>
      <text:p text:style-name="Preformatted_20_Text">4367,03/09/2020,"Norfolk County, MA",US,2020-03-08T21:13:14,6.0,0.0,0.0</text:p>
      <text:p text:style-name="Preformatted_20_Text">4368,03/09/2020,,Dominican Republic,2020-03-08T17:23:08,5.0,0.0,0.0</text:p>
      <text:p text:style-name="Preformatted_20_Text">4369,03/09/2020,,French Guiana,2020-03-07T03:23:05,5.0,0.0,0.0</text:p>
      <text:p text:style-name="Preformatted_20_Text">4370,03/09/2020,,New Zealand,2020-03-07T02:03:29,5.0,0.0,0.0</text:p>
      <text:p text:style-name="Preformatted_20_Text">4371,03/09/2020,"Fulton County, GA",US,2020-03-09T18:53:13,5.0,0.0,0.0</text:p>
      <text:p text:style-name="Preformatted_20_Text">4372,03/09/2020,"Montgomery County, PA",US,2020-03-09T18:33:03,5.0,0.0,0.0</text:p>
      <text:p text:style-name="Preformatted_20_Text">4373,03/09/2020,"Unassigned Location, WA",US,2020-03-06T00:33:03,5.0,0.0,0.0</text:p>
      <text:p text:style-name="Preformatted_20_Text">4374,03/09/2020,,Afghanistan,2020-03-08T04:53:03,4.0,0.0,0.0</text:p>
      <text:p text:style-name="Preformatted_20_Text">4375,03/09/2020,Western Australia,Australia,2020-03-09T18:33:03,4.0,1.0,0.0</text:p>
      <text:p text:style-name="Preformatted_20_Text">4376,03/09/2020,,Bulgaria,2020-03-09T14:43:03,4.0,0.0,0.0</text:p>
      <text:p text:style-name="Preformatted_20_Text">4377,03/09/2020,,Maldives,2020-03-08T21:13:10,4.0,0.0,0.0</text:p>
      <text:p text:style-name="Preformatted_20_Text">4378,03/09/2020,,Senegal,2020-03-08T20:23:08,4.0,0.0,1.0</text:p>
      <text:p text:style-name="Preformatted_20_Text">4379,03/09/2020,"Bergen County, NJ",US,2020-03-08T21:23:03,4.0,0.0,0.0</text:p>
      <text:p text:style-name="Preformatted_20_Text">4380,03/09/2020,"Grafton County, NH",US,2020-03-08T17:53:03,4.0,0.0,0.0</text:p>
      <text:p text:style-name="Preformatted_20_Text">4381,03/09/2020,"Kershaw County, SC",US,2020-03-09T00:03:07,4.0,0.0,0.0</text:p>
      <text:p text:style-name="Preformatted_20_Text">4382,03/09/2020,"Montgomery County, MD",US,2020-03-08T21:53:04,4.0,0.0,0.0</text:p>
      <text:p text:style-name="Preformatted_20_Text">4383,03/09/2020,"Orange County, CA",US,2020-03-09T00:23:10,4.0,0.0,0.0</text:p>
      <text:p text:style-name="Preformatted_20_Text">4384,03/09/2020,"Pierce County, WA",US,2020-03-08T21:43:03,4.0,0.0,0.0</text:p>
      <text:p text:style-name="Preformatted_20_Text"><text:soft-page-break/>4385,03/09/2020,"Rockland County, NY",US,2020-03-09T17:33:13,4.0,0.0,0.0</text:p>
      <text:p text:style-name="Preformatted_20_Text">4386,03/09/2020,,Bangladesh,2020-03-08T10:53:02,3.0,0.0,0.0</text:p>
      <text:p text:style-name="Preformatted_20_Text">4387,03/09/2020,,Bosnia and Herzegovina,2020-03-07T02:13:09,3.0,0.0,0.0</text:p>
      <text:p text:style-name="Preformatted_20_Text">4388,03/09/2020,Quebec,Canada,2020-03-09T08:43:03,3.0,0.0,0.0</text:p>
      <text:p text:style-name="Preformatted_20_Text">4389,03/09/2020,,Luxembourg,2020-03-08T05:13:06,3.0,0.0,0.0</text:p>
      <text:p text:style-name="Preformatted_20_Text">4390,03/09/2020,,Malta,2020-03-08T09:13:16,3.0,0.0,0.0</text:p>
      <text:p text:style-name="Preformatted_20_Text">4391,03/09/2020,,North Macedonia,2020-03-06T20:23:11,3.0,0.0,0.0</text:p>
      <text:p text:style-name="Preformatted_20_Text">4392,03/09/2020,,Slovakia,2020-03-08T09:13:15,3.0,0.0,0.0</text:p>
      <text:p text:style-name="Preformatted_20_Text">4393,03/09/2020,,South Africa,2020-03-08T10:23:04,3.0,0.0,0.0</text:p>
      <text:p text:style-name="Preformatted_20_Text">4394,03/09/2020,"Broward County, FL",US,2020-03-09T08:53:03,3.0,0.0,0.0</text:p>
      <text:p text:style-name="Preformatted_20_Text">4395,03/09/2020,"Cobb County, GA",US,2020-03-09T03:53:03,3.0,0.0,0.0</text:p>
      <text:p text:style-name="Preformatted_20_Text">4396,03/09/2020,"Douglas County, CO",US,2020-03-07T01:53:03,3.0,0.0,0.0</text:p>
      <text:p text:style-name="Preformatted_20_Text">4397,03/09/2020,"Douglas County, NE",US,2020-03-09T00:53:03,3.0,0.0,0.0</text:p>
      <text:p text:style-name="Preformatted_20_Text">4398,03/09/2020,"Johnson County, IA",US,2020-03-09T08:43:03,3.0,0.0,0.0</text:p>
      <text:p text:style-name="Preformatted_20_Text">4399,03/09/2020,"Maricopa County, AZ",US,2020-03-07T19:53:02,3.0,0.0,1.0</text:p>
      <text:p text:style-name="Preformatted_20_Text">4400,03/09/2020,"Providence County, RI",US,2020-03-07T02:23:08,3.0,0.0,0.0</text:p>
      <text:p text:style-name="Preformatted_20_Text">4401,03/09/2020,"San Diego County, CA",US,2020-03-05T20:33:03,3.0,0.0,1.0</text:p>
      <text:p text:style-name="Preformatted_20_Text">4402,03/09/2020,"Sonoma County, CA",US,2020-03-09T12:03:07,3.0,0.0,0.0</text:p>
      <text:p text:style-name="Preformatted_20_Text">4403,03/09/2020,,Albania,2020-03-09T09:03:03,2.0,0.0,0.0</text:p>
      <text:p text:style-name="Preformatted_20_Text">4404,03/09/2020,Tasmania,Australia,2020-03-08T05:43:04,2.0,0.0,0.0</text:p>
      <text:p text:style-name="Preformatted_20_Text">4405,03/09/2020,,Cambodia,2020-03-08T04:53:03,2.0,0.0,1.0</text:p>
      <text:p text:style-name="Preformatted_20_Text">4406,03/09/2020,,Cameroon,2020-03-08T05:23:03,2.0,0.0,0.0</text:p>
      <text:p text:style-name="Preformatted_20_Text">4407,03/09/2020,,Cyprus,2020-03-09T18:33:03,2.0,0.0,0.0</text:p>
      <text:p text:style-name="Preformatted_20_Text">4408,03/09/2020,,Faroe Islands,2020-03-08T05:13:07,2.0,0.0,0.0</text:p>
      <text:p text:style-name="Preformatted_20_Text">4409,03/09/2020,,Martinique,2020-03-07T03:23:05,2.0,0.0,0.0</text:p>
      <text:p text:style-name="Preformatted_20_Text">4410,03/09/2020,,Morocco,2020-03-05T13:53:03,2.0,0.0,0.0</text:p>
      <text:p text:style-name="Preformatted_20_Text">4411,03/09/2020,,Nigeria,2020-03-09T09:43:03,2.0,0.0,0.0</text:p>
      <text:p text:style-name="Preformatted_20_Text">4412,03/09/2020,,St. Martin,2020-03-09T10:43:06,2.0,0.0,0.0</text:p>
      <text:p text:style-name="Preformatted_20_Text">4413,03/09/2020,,Tunisia,2020-03-08T21:13:10,2.0,0.0,0.0</text:p>
      <text:p text:style-name="Preformatted_20_Text">4414,03/09/2020,"Alameda County, CA",US,2020-03-07T13:13:14,2.0,0.0,0.0</text:p>
      <text:p text:style-name="Preformatted_20_Text">4415,03/09/2020,"Clark County, NV",US,2020-03-08T21:43:03,2.0,0.0,0.0</text:p>
      <text:p text:style-name="Preformatted_20_Text">4416,03/09/2020,"Denver County, CO",US,2020-03-06T23:33:02,2.0,0.0,0.0</text:p>
      <text:p text:style-name="Preformatted_20_Text">4417,03/09/2020,"Fairfax County, VA",US,2020-03-08T21:33:02,2.0,0.0,0.0</text:p>
      <text:p text:style-name="Preformatted_20_Text">4418,03/09/2020,"Harrison County, KY",US,2020-03-09T08:43:03,2.0,0.0,0.0</text:p>
      <text:p text:style-name="Preformatted_20_Text">4419,03/09/2020,"Hendricks County, IN",US,2020-03-09T08:23:03,2.0,0.0,0.0</text:p>
      <text:p text:style-name="Preformatted_20_Text">4420,03/09/2020,"Hillsborough, FL",US,2020-03-03T18:33:02,2.0,0.0,0.0</text:p>
      <text:p text:style-name="Preformatted_20_Text">4421,03/09/2020,"Honolulu County, HI",US,2020-03-09T03:43:03,2.0,0.0,0.0</text:p>
      <text:p text:style-name="Preformatted_20_Text">4422,03/09/2020,"Jackson County, OR ",US,2020-03-08T00:13:16,2.0,0.0,0.0</text:p>
      <text:p text:style-name="Preformatted_20_Text">4423,03/09/2020,"Lee County, FL",US,2020-03-08T15:33:04,2.0,1.0,0.0</text:p>
      <text:p text:style-name="Preformatted_20_Text">4424,03/09/2020,"Manatee County, FL",US,2020-03-09T08:53:03,2.0,0.0,0.0</text:p>
      <text:p text:style-name="Preformatted_20_Text">4425,03/09/2020,"Pinal County, AZ",US,2020-03-07T17:13:23,2.0,0.0,0.0</text:p>
      <text:p text:style-name="Preformatted_20_Text">4426,03/09/2020,"Sacramento County, CA",US,2020-02-27T20:33:02,2.0,0.0,0.0</text:p>
      <text:p text:style-name="Preformatted_20_Text">4427,03/09/2020,"San Benito, CA",US,2020-02-03T03:53:02,2.0,0.0,0.0</text:p>
      <text:p text:style-name="Preformatted_20_Text">4428,03/09/2020,"San Mateo, CA",US,2020-03-03T00:43:02,2.0,0.0,0.0</text:p>
      <text:p text:style-name="Preformatted_20_Text">4429,03/09/2020,"Saratoga County, NY",US,2020-03-07T18:23:05,2.0,0.0,0.0</text:p>
      <text:p text:style-name="Preformatted_20_Text">4430,03/09/2020,"Summit County, CO",US,2020-03-06T01:29:39,2.0,0.0,0.0</text:p>
      <text:p text:style-name="Preformatted_20_Text">4431,03/09/2020,"Washington, D.C.",US,2020-03-08T13:53:03,2.0,0.0,0.0</text:p>
      <text:p text:style-name="Preformatted_20_Text">4432,03/09/2020,"Washoe County, NV",US,2020-03-08T21:43:03,2.0,0.0,0.0</text:p>
      <text:p text:style-name="Preformatted_20_Text">4433,03/09/2020,,Andorra,2020-03-02T20:23:16,1.0,0.0,0.0</text:p>
      <text:p text:style-name="Preformatted_20_Text">4434,03/09/2020,,Armenia,2020-03-01T19:53:02,1.0,0.0,0.0</text:p>
      <text:p text:style-name="Preformatted_20_Text">4435,03/09/2020,,Bhutan,2020-03-06T15:43:02,1.0,0.0,0.0</text:p>
      <text:p text:style-name="Preformatted_20_Text">4436,03/09/2020,,Brunei,2020-03-09T18:33:03,1.0,0.0,0.0</text:p>
      <text:p text:style-name="Preformatted_20_Text">4437,03/09/2020,,Colombia,2020-03-07T00:43:02,1.0,0.0,0.0</text:p>
      <text:p text:style-name="Preformatted_20_Text">4438,03/09/2020,,Gibraltar,2020-03-04T13:03:13,1.0,0.0,0.0</text:p>
      <text:p text:style-name="Preformatted_20_Text">4439,03/09/2020,,Jordan,2020-03-03T15:33:02,1.0,0.0,0.0</text:p>
      <text:p text:style-name="Preformatted_20_Text">4440,03/09/2020,,Liechtenstein,2020-03-04T01:33:07,1.0,0.0,0.0</text:p>
      <text:p text:style-name="Preformatted_20_Text">4441,03/09/2020,,Lithuania,2020-02-28T16:23:03,1.0,0.0,0.0</text:p>
      <text:p text:style-name="Preformatted_20_Text">4442,03/09/2020,Tibet,Mainland China,2020-02-12T06:43:02,1.0,0.0,1.0</text:p>
      <text:p text:style-name="Preformatted_20_Text">4443,03/09/2020,,Moldova,2020-03-09T14:43:03,1.0,0.0,0.0</text:p>
      <text:p text:style-name="Preformatted_20_Text">4444,03/09/2020,,Monaco,2020-02-29T00:33:01,1.0,0.0,0.0</text:p>
      <text:p text:style-name="Preformatted_20_Text">4445,03/09/2020,,Nepal,2020-02-12T14:43:03,1.0,0.0,1.0</text:p>
      <text:p text:style-name="Preformatted_20_Text">4446,03/09/2020,,Paraguay,2020-03-08T09:13:16,1.0,0.0,0.0</text:p>
      <text:p text:style-name="Preformatted_20_Text">4447,03/09/2020,,Saint Barthelemy,2020-03-09T10:43:06,1.0,0.0,0.0</text:p>
      <text:p text:style-name="Preformatted_20_Text">4448,03/09/2020,,Serbia,2020-03-06T15:43:02,1.0,0.0,0.0</text:p>
      <text:p text:style-name="Preformatted_20_Text"><text:soft-page-break/>4449,03/09/2020,,Sri Lanka,2020-02-08T03:43:03,1.0,0.0,1.0</text:p>
      <text:p text:style-name="Preformatted_20_Text">4450,03/09/2020,,Togo,2020-03-07T02:13:09,1.0,0.0,0.0</text:p>
      <text:p text:style-name="Preformatted_20_Text">4451,03/09/2020,"Bennington County, VT",US,2020-03-09T08:53:03,1.0,0.0,0.0</text:p>
      <text:p text:style-name="Preformatted_20_Text">4452,03/09/2020,"Berkshire County, MA",US,2020-03-08T00:43:03,1.0,0.0,0.0</text:p>
      <text:p text:style-name="Preformatted_20_Text">4453,03/09/2020,"Carver County, MN",US,2020-03-09T08:43:02,1.0,0.0,0.0</text:p>
      <text:p text:style-name="Preformatted_20_Text">4454,03/09/2020,"Charleston County, SC",US,2020-03-07T01:53:03,1.0,0.0,0.0</text:p>
      <text:p text:style-name="Preformatted_20_Text">4455,03/09/2020,"Charlotte County, FL",US,2020-03-09T08:53:03,1.0,0.0,0.0</text:p>
      <text:p text:style-name="Preformatted_20_Text">4456,03/09/2020,"Chatham County, NC",US,2020-03-06T16:13:15,1.0,0.0,0.0</text:p>
      <text:p text:style-name="Preformatted_20_Text">4457,03/09/2020,"Cherokee County, GA",US,2020-03-09T03:53:03,1.0,0.0,0.0</text:p>
      <text:p text:style-name="Preformatted_20_Text">4458,03/09/2020,"Clark County, WA",US,2020-03-07T20:03:07,1.0,0.0,0.0</text:p>
      <text:p text:style-name="Preformatted_20_Text">4459,03/09/2020,"Collin County, TX",US,2020-03-09T18:53:13,1.0,0.0,0.0</text:p>
      <text:p text:style-name="Preformatted_20_Text">4460,03/09/2020,"Davidson County, TN",US,2020-03-08T18:03:06,1.0,0.0,0.0</text:p>
      <text:p text:style-name="Preformatted_20_Text">4461,03/09/2020,"Davis County, UT",US,2020-03-07T04:43:02,1.0,0.0,0.0</text:p>
      <text:p text:style-name="Preformatted_20_Text">4462,03/09/2020,"Delaware County, PA",US,2020-03-06T15:33:03,1.0,0.0,0.0</text:p>
      <text:p text:style-name="Preformatted_20_Text">4463,03/09/2020,"Douglas County, OR",US,2020-03-08T19:53:03,1.0,0.0,0.0</text:p>
      <text:p text:style-name="Preformatted_20_Text">4464,03/09/2020,"El Paso County, CO",US,2020-03-07T01:13:21,1.0,0.0,0.0</text:p>
      <text:p text:style-name="Preformatted_20_Text">4465,03/09/2020,"Fairfield County, CT",US,2020-03-08T21:23:03,1.0,0.0,0.0</text:p>
      <text:p text:style-name="Preformatted_20_Text">4466,03/09/2020,"Fayette County, KY",US,2020-03-06T23:23:03,1.0,0.0,0.0</text:p>
      <text:p text:style-name="Preformatted_20_Text">4467,03/09/2020,"Fresno County, CA",US,2020-03-08T04:23:15,1.0,0.0,0.0</text:p>
      <text:p text:style-name="Preformatted_20_Text">4468,03/09/2020,"Grant County, WA",US,2020-03-09T08:43:03,1.0,1.0,0.0</text:p>
      <text:p text:style-name="Preformatted_20_Text">4469,03/09/2020,"Harford County, MD",US,2020-03-08T21:53:03,1.0,0.0,0.0</text:p>
      <text:p text:style-name="Preformatted_20_Text">4470,03/09/2020,"Hudson County, NJ",US,2020-03-08T19:43:03,1.0,0.0,0.0</text:p>
      <text:p text:style-name="Preformatted_20_Text">4471,03/09/2020,"Humboldt County, CA",US,2020-02-21T05:13:09,1.0,0.0,0.0</text:p>
      <text:p text:style-name="Preformatted_20_Text">4472,03/09/2020,"Jefferson County, KY",US,2020-03-09T00:23:10,1.0,0.0,0.0</text:p>
      <text:p text:style-name="Preformatted_20_Text">4473,03/09/2020,"Jefferson County, WA",US,2020-03-07T16:43:02,1.0,0.0,0.0</text:p>
      <text:p text:style-name="Preformatted_20_Text">4474,03/09/2020,"Jefferson Parish, LA",US,2020-03-09T18:53:13,1.0,0.0,0.0</text:p>
      <text:p text:style-name="Preformatted_20_Text">4475,03/09/2020,"Johnson County, KS",US,2020-03-08T00:33:02,1.0,0.0,0.0</text:p>
      <text:p text:style-name="Preformatted_20_Text">4476,03/09/2020,"Kittitas County, WA",US,2020-03-08T00:43:03,1.0,0.0,0.0</text:p>
      <text:p text:style-name="Preformatted_20_Text">4477,03/09/2020,"Klamath County, OR",US,2020-03-07T20:13:14,1.0,0.0,0.0</text:p>
      <text:p text:style-name="Preformatted_20_Text">4478,03/09/2020,"Madera County, CA",US,2020-03-07T20:13:14,1.0,0.0,0.0</text:p>
      <text:p text:style-name="Preformatted_20_Text">4479,03/09/2020,"Madison, WI",US,2020-03-03T15:53:03,1.0,0.0,1.0</text:p>
      <text:p text:style-name="Preformatted_20_Text">4480,03/09/2020,"Marion County, IN",US,2020-03-06T17:13:12,1.0,0.0,0.0</text:p>
      <text:p text:style-name="Preformatted_20_Text">4481,03/09/2020,"Marion County, OR",US,2020-03-08T19:43:03,1.0,0.0,0.0</text:p>
      <text:p text:style-name="Preformatted_20_Text">4482,03/09/2020,"Okaloosa County, FL",US,2020-03-08T03:03:08,1.0,0.0,0.0</text:p>
      <text:p text:style-name="Preformatted_20_Text">4483,03/09/2020,"Plymouth County, MA",US,2020-03-07T03:53:03,1.0,0.0,0.0</text:p>
      <text:p text:style-name="Preformatted_20_Text">4484,03/09/2020,"Polk County, GA",US,2020-03-08T04:13:22,1.0,0.0,0.0</text:p>
      <text:p text:style-name="Preformatted_20_Text">4485,03/09/2020,"Ramsey County, MN",US,2020-03-06T23:23:03,1.0,0.0,0.0</text:p>
      <text:p text:style-name="Preformatted_20_Text">4486,03/09/2020,"Riverside County, CA",US,2020-03-08T10:33:03,1.0,0.0,0.0</text:p>
      <text:p text:style-name="Preformatted_20_Text">4487,03/09/2020,"Rockingham County, NH",US,2020-03-09T22:43:25,1.0,0.0,0.0</text:p>
      <text:p text:style-name="Preformatted_20_Text">4488,03/09/2020,"San Antonio, TX",US,2020-02-13T18:53:02,1.0,0.0,0.0</text:p>
      <text:p text:style-name="Preformatted_20_Text">4489,03/09/2020,"Santa Rosa County, FL",US,2020-03-08T15:33:04,1.0,1.0,0.0</text:p>
      <text:p text:style-name="Preformatted_20_Text">4490,03/09/2020,"Sarasota, FL",US,2020-03-02T03:23:06,1.0,0.0,0.0</text:p>
      <text:p text:style-name="Preformatted_20_Text">4491,03/09/2020,"Shasta County, CA",US,2020-03-09T03:43:03,1.0,0.0,0.0</text:p>
      <text:p text:style-name="Preformatted_20_Text">4492,03/09/2020,"Shelby County, TN",US,2020-03-08T16:13:36,1.0,0.0,0.0</text:p>
      <text:p text:style-name="Preformatted_20_Text">4493,03/09/2020,"Spartanburg County, SC",US,2020-03-09T00:03:07,1.0,0.0,0.0</text:p>
      <text:p text:style-name="Preformatted_20_Text">4494,03/09/2020,"Spokane County, WA",US,2020-03-08T21:53:04,1.0,0.0,0.0</text:p>
      <text:p text:style-name="Preformatted_20_Text">4495,03/09/2020,"St. Louis County, MO",US,2020-03-08T11:23:08,1.0,0.0,0.0</text:p>
      <text:p text:style-name="Preformatted_20_Text">4496,03/09/2020,"Suffolk County, NY",US,2020-03-08T16:03:05,1.0,0.0,0.0</text:p>
      <text:p text:style-name="Preformatted_20_Text">4497,03/09/2020,"Tulsa County, OK",US,2020-03-07T04:43:02,1.0,0.0,0.0</text:p>
      <text:p text:style-name="Preformatted_20_Text">4498,03/09/2020,"Ulster County, NY",US,2020-03-08T16:23:07,1.0,0.0,0.0</text:p>
      <text:p text:style-name="Preformatted_20_Text">4499,03/09/2020,"Umatilla, OR",US,2020-03-02T20:23:16,1.0,0.0,0.0</text:p>
      <text:p text:style-name="Preformatted_20_Text">4500,03/09/2020,"Unknown Location, MA",US,2020-03-08T21:23:03,1.0,0.0,0.0</text:p>
      <text:p text:style-name="Preformatted_20_Text">4501,03/09/2020,"Volusia County, FL",US,2020-03-08T03:03:08,1.0,0.0,0.0</text:p>
      <text:p text:style-name="Preformatted_20_Text">4502,03/09/2020,"Wake County, NC",US,2020-03-03T20:53:02,1.0,0.0,0.0</text:p>
      <text:p text:style-name="Preformatted_20_Text">4503,03/09/2020,"Wayne County, PA",US,2020-03-06T16:13:15,1.0,0.0,0.0</text:p>
      <text:p text:style-name="Preformatted_20_Text">4504,03/09/2020,"Williamson County, TN",US,2020-03-05T23:33:03,1.0,0.0,0.0</text:p>
      <text:p text:style-name="Preformatted_20_Text">4505,03/09/2020,"Yolo County, CA",US,2020-03-06T20:13:14,1.0,0.0,0.0</text:p>
      <text:p text:style-name="Preformatted_20_Text">4506,03/09/2020,,Ukraine,2020-03-03T15:33:02,1.0,0.0,0.0</text:p>
      <text:p text:style-name="Preformatted_20_Text">4507,03/09/2020,,Vatican City,2020-03-06T15:43:02,1.0,0.0,0.0</text:p>
      <text:p text:style-name="Preformatted_20_Text">4508,03/09/2020,From Diamond Princess,Australia,2020-02-29T02:03:10,0.0,0.0,0.0</text:p>
      <text:p text:style-name="Preformatted_20_Text">4509,03/09/2020,Northern Territory,Australia,2020-03-06T04:33:03,0.0,0.0,0.0</text:p>
      <text:p text:style-name="Preformatted_20_Text">4510,03/09/2020,"Lackland, TX (From Diamond Princess)",US,2020-02-24T23:33:02,0.0,0.0,0.0</text:p>
      <text:p text:style-name="Preformatted_20_Text">4511,03/09/2020,"Montgomery County, TX",US,2020-03-07T19:53:02,0.0,0.0,0.0</text:p>
      <text:p text:style-name="Preformatted_20_Text"><text:soft-page-break/>4512,03/09/2020,"Omaha, NE (From Diamond Princess)",US,2020-02-24T23:33:02,0.0,0.0,0.0</text:p>
      <text:p text:style-name="Preformatted_20_Text">4513,03/09/2020,"Travis, CA (From Diamond Princess)",US,2020-02-24T23:33:02,0.0,0.0,0.0</text:p>
      <text:p text:style-name="Preformatted_20_Text">4514,03/10/2020,Hubei,Mainland China,2020-03-10T15:13:05,67760.0,3024.0,47743.0</text:p>
      <text:p text:style-name="Preformatted_20_Text">4515,03/10/2020,,Italy,2020-03-10T17:53:02,10149.0,631.0,724.0</text:p>
      <text:p text:style-name="Preformatted_20_Text">4516,03/10/2020,,Iran,2020-03-10T19:13:20,8042.0,291.0,2731.0</text:p>
      <text:p text:style-name="Preformatted_20_Text">4517,03/10/2020,,South Korea,2020-03-10T19:13:20,7513.0,54.0,247.0</text:p>
      <text:p text:style-name="Preformatted_20_Text">4518,03/10/2020,,France,2020-03-10T18:53:02,1784.0,33.0,12.0</text:p>
      <text:p text:style-name="Preformatted_20_Text">4519,03/10/2020,,Spain,2020-03-10T23:53:02,1695.0,35.0,32.0</text:p>
      <text:p text:style-name="Preformatted_20_Text">4520,03/10/2020,,Germany,2020-03-10T18:53:02,1457.0,2.0,18.0</text:p>
      <text:p text:style-name="Preformatted_20_Text">4521,03/10/2020,Guangdong,Mainland China,2020-03-10T09:13:07,1353.0,8.0,1274.0</text:p>
      <text:p text:style-name="Preformatted_20_Text">4522,03/10/2020,Henan,Mainland China,2020-03-08T05:03:02,1272.0,22.0,1247.0</text:p>
      <text:p text:style-name="Preformatted_20_Text">4523,03/10/2020,Zhejiang,Mainland China,2020-03-10T10:33:02,1215.0,1.0,1191.0</text:p>
      <text:p text:style-name="Preformatted_20_Text">4524,03/10/2020,Hunan,Mainland China,2020-03-10T08:33:02,1018.0,4.0,990.0</text:p>
      <text:p text:style-name="Preformatted_20_Text">4525,03/10/2020,Anhui,Mainland China,2020-03-08T05:13:06,990.0,6.0,984.0</text:p>
      <text:p text:style-name="Preformatted_20_Text">4526,03/10/2020,Jiangxi,Mainland China,2020-03-10T01:33:02,935.0,1.0,927.0</text:p>
      <text:p text:style-name="Preformatted_20_Text">4527,03/10/2020,Shandong,Mainland China,2020-03-10T07:33:03,758.0,6.0,719.0</text:p>
      <text:p text:style-name="Preformatted_20_Text">4528,03/10/2020,Diamond Princess cruise ship,Others,2020-03-06T01:29:39,696.0,6.0,40.0</text:p>
      <text:p text:style-name="Preformatted_20_Text">4529,03/10/2020,Jiangsu,Mainland China,2020-03-10T08:13:08,631.0,0.0,627.0</text:p>
      <text:p text:style-name="Preformatted_20_Text">4530,03/10/2020,,Japan,2020-03-10T16:13:16,581.0,10.0,101.0</text:p>
      <text:p text:style-name="Preformatted_20_Text">4531,03/10/2020,Chongqing,Mainland China,2020-03-10T23:53:02,576.0,6.0,547.0</text:p>
      <text:p text:style-name="Preformatted_20_Text">4532,03/10/2020,Sichuan,Mainland China,2020-03-10T10:13:17,539.0,3.0,478.0</text:p>
      <text:p text:style-name="Preformatted_20_Text">4533,03/10/2020,,Switzerland,2020-03-10T23:53:02,491.0,3.0,3.0</text:p>
      <text:p text:style-name="Preformatted_20_Text">4534,03/10/2020,Heilongjiang,Mainland China,2020-03-10T00:13:18,481.0,13.0,434.0</text:p>
      <text:p text:style-name="Preformatted_20_Text">4535,03/10/2020,Beijing,Mainland China,2020-03-10T01:13:07,429.0,8.0,320.0</text:p>
      <text:p text:style-name="Preformatted_20_Text">4536,03/10/2020,,Norway,2020-03-10T23:53:02,400.0,0.0,1.0</text:p>
      <text:p text:style-name="Preformatted_20_Text">4537,03/10/2020,,Netherlands,2020-03-10T13:53:06,382.0,4.0,0.0</text:p>
      <text:p text:style-name="Preformatted_20_Text">4538,03/10/2020,,UK,2020-03-10T23:53:02,382.0,6.0,18.0</text:p>
      <text:p text:style-name="Preformatted_20_Text">4539,03/10/2020,,Sweden,2020-03-10T23:53:02,355.0,0.0,1.0</text:p>
      <text:p text:style-name="Preformatted_20_Text">4540,03/10/2020,Shanghai,Mainland China,2020-03-10T06:13:14,344.0,3.0,319.0</text:p>
      <text:p text:style-name="Preformatted_20_Text">4541,03/10/2020,Hebei,Mainland China,2020-03-07T13:03:05,318.0,6.0,307.0</text:p>
      <text:p text:style-name="Preformatted_20_Text">4542,03/10/2020,Fujian,Mainland China,2020-03-07T13:03:05,296.0,1.0,295.0</text:p>
      <text:p text:style-name="Preformatted_20_Text">4543,03/10/2020,,Belgium,2020-03-10T11:53:03,267.0,0.0,1.0</text:p>
      <text:p text:style-name="Preformatted_20_Text">4544,03/10/2020,Washington,US,2020-03-10T22:13:11,267.0,23.0,1.0</text:p>
      <text:p text:style-name="Preformatted_20_Text">4545,03/10/2020,,Denmark,2020-03-10T17:33:34,262.0,0.0,1.0</text:p>
      <text:p text:style-name="Preformatted_20_Text">4546,03/10/2020,Guangxi,Mainland China,2020-03-10T00:53:02,252.0,2.0,234.0</text:p>
      <text:p text:style-name="Preformatted_20_Text">4547,03/10/2020,Shaanxi,Mainland China,2020-03-10T08:53:02,245.0,1.0,227.0</text:p>
      <text:p text:style-name="Preformatted_20_Text">4548,03/10/2020,,Austria,2020-03-10T16:13:16,182.0,0.0,4.0</text:p>
      <text:p text:style-name="Preformatted_20_Text">4549,03/10/2020,Yunnan,Mainland China,2020-03-06T03:23:06,174.0,2.0,170.0</text:p>
      <text:p text:style-name="Preformatted_20_Text">4550,03/10/2020,New York,US,2020-03-10T17:13:27,173.0,0.0,0.0</text:p>
      <text:p text:style-name="Preformatted_20_Text">4551,03/10/2020,Hainan,Mainland China,2020-03-08T04:33:02,168.0,6.0,159.0</text:p>
      <text:p text:style-name="Preformatted_20_Text">4552,03/10/2020,,Singapore,2020-03-10T05:13:07,160.0,0.0,78.0</text:p>
      <text:p text:style-name="Preformatted_20_Text">4553,03/10/2020,Guizhou,Mainland China,2020-03-10T01:13:07,146.0,2.0,129.0</text:p>
      <text:p text:style-name="Preformatted_20_Text">4554,03/10/2020,California,US,2020-03-10T19:13:28,144.0,2.0,2.0</text:p>
      <text:p text:style-name="Preformatted_20_Text">4555,03/10/2020,Tianjin,Mainland China,2020-03-10T10:13:25,136.0,3.0,131.0</text:p>
      <text:p text:style-name="Preformatted_20_Text">4556,03/10/2020,Shanxi,Mainland China,2020-03-10T23:53:02,133.0,0.0,131.0</text:p>
      <text:p text:style-name="Preformatted_20_Text">4557,03/10/2020,,Malaysia,2020-03-10T16:33:13,129.0,0.0,24.0</text:p>
      <text:p text:style-name="Preformatted_20_Text">4558,03/10/2020,Gansu,Mainland China,2020-03-10T14:33:13,125.0,2.0,88.0</text:p>
      <text:p text:style-name="Preformatted_20_Text">4559,03/10/2020,Liaoning,Mainland China,2020-03-10T04:13:09,125.0,1.0,111.0</text:p>
      <text:p text:style-name="Preformatted_20_Text">4560,03/10/2020,Hong Kong,Hong Kong,2020-03-10T23:53:02,120.0,3.0,65.0</text:p>
      <text:p text:style-name="Preformatted_20_Text">4561,03/10/2020,,Bahrain,2020-03-10T18:53:02,110.0,0.0,22.0</text:p>
      <text:p text:style-name="Preformatted_20_Text">4562,03/10/2020,Jilin,Mainland China,2020-03-09T14:33:03,93.0,1.0,91.0</text:p>
      <text:p text:style-name="Preformatted_20_Text">4563,03/10/2020,Massachusetts,US,2020-03-10T22:13:11,92.0,0.0,1.0</text:p>
      <text:p text:style-name="Preformatted_20_Text">4564,03/10/2020,,Greece,2020-03-10T10:53:03,89.0,0.0,0.0</text:p>
      <text:p text:style-name="Preformatted_20_Text">4565,03/10/2020,Xinjiang,Mainland China,2020-03-08T05:33:02,76.0,3.0,73.0</text:p>
      <text:p text:style-name="Preformatted_20_Text">4566,03/10/2020,Inner Mongolia,Mainland China,2020-03-08T05:13:06,75.0,1.0,70.0</text:p>
      <text:p text:style-name="Preformatted_20_Text">4567,03/10/2020,Ningxia,Mainland China,2020-03-06T12:53:03,75.0,0.0,71.0</text:p>
      <text:p text:style-name="Preformatted_20_Text">4568,03/10/2020,,United Arab Emirates,2020-03-10T11:13:12,74.0,0.0,12.0</text:p>
      <text:p text:style-name="Preformatted_20_Text">4569,03/10/2020,,Iraq,2020-03-10T05:13:07,71.0,7.0,3.0</text:p>
      <text:p text:style-name="Preformatted_20_Text">4570,03/10/2020,,Iceland,2020-03-10T12:53:02,69.0,0.0,1.0</text:p>
      <text:p text:style-name="Preformatted_20_Text">4571,03/10/2020,,Kuwait,2020-03-10T10:13:28,69.0,0.0,1.0</text:p>
      <text:p text:style-name="Preformatted_20_Text">4572,03/10/2020,,Egypt,2020-03-10T05:13:07,59.0,1.0,1.0</text:p>
      <text:p text:style-name="Preformatted_20_Text"><text:soft-page-break/>4573,03/10/2020,,Israel,2020-03-10T12:53:02,58.0,0.0,4.0</text:p>
      <text:p text:style-name="Preformatted_20_Text">4574,03/10/2020,,India,2020-03-10T10:13:28,56.0,0.0,4.0</text:p>
      <text:p text:style-name="Preformatted_20_Text">4575,03/10/2020,New South Wales,Australia,2020-03-10T14:13:14,55.0,2.0,4.0</text:p>
      <text:p text:style-name="Preformatted_20_Text">4576,03/10/2020,,Thailand,2020-03-10T08:53:03,53.0,1.0,33.0</text:p>
      <text:p text:style-name="Preformatted_20_Text">4577,03/10/2020,,San Marino,2020-03-10T05:13:07,51.0,2.0,0.0</text:p>
      <text:p text:style-name="Preformatted_20_Text">4578,03/10/2020,Taiwan,Taiwan,2020-03-10T19:13:15,47.0,1.0,17.0</text:p>
      <text:p text:style-name="Preformatted_20_Text">4579,03/10/2020,Diamond Princess cruise ship,US,2020-03-10T02:33:04,46.0,0.0,0.0</text:p>
      <text:p text:style-name="Preformatted_20_Text">4580,03/10/2020,,Czech Republic,2020-03-10T13:33:14,41.0,0.0,0.0</text:p>
      <text:p text:style-name="Preformatted_20_Text">4581,03/10/2020,,Lebanon,2020-03-10T10:53:03,41.0,1.0,1.0</text:p>
      <text:p text:style-name="Preformatted_20_Text">4582,03/10/2020,,Portugal,2020-03-10T12:53:02,41.0,0.0,0.0</text:p>
      <text:p text:style-name="Preformatted_20_Text">4583,03/10/2020,,Finland,2020-03-10T10:13:30,40.0,0.0,1.0</text:p>
      <text:p text:style-name="Preformatted_20_Text">4584,03/10/2020,Ontario,Canada,2020-03-10T17:13:32,36.0,0.0,4.0</text:p>
      <text:p text:style-name="Preformatted_20_Text">4585,03/10/2020,,Ireland,2020-03-10T19:13:21,34.0,0.0,0.0</text:p>
      <text:p text:style-name="Preformatted_20_Text">4586,03/10/2020,,Philippines,2020-03-10T10:13:30,33.0,1.0,2.0</text:p>
      <text:p text:style-name="Preformatted_20_Text">4587,03/10/2020,British Columbia,Canada,2020-03-09T22:43:25,32.0,1.0,4.0</text:p>
      <text:p text:style-name="Preformatted_20_Text">4588,03/10/2020,,Brazil,2020-03-10T16:53:13,31.0,0.0,0.0</text:p>
      <text:p text:style-name="Preformatted_20_Text">4589,03/10/2020,,Slovenia,2020-03-10T16:13:26,31.0,0.0,0.0</text:p>
      <text:p text:style-name="Preformatted_20_Text">4590,03/10/2020,,Vietnam,2020-03-10T19:13:21,31.0,0.0,16.0</text:p>
      <text:p text:style-name="Preformatted_20_Text">4591,03/10/2020,,Indonesia,2020-03-10T12:53:02,27.0,0.0,2.0</text:p>
      <text:p text:style-name="Preformatted_20_Text">4592,03/10/2020,,Romania,2020-03-10T16:33:13,25.0,0.0,3.0</text:p>
      <text:p text:style-name="Preformatted_20_Text">4593,03/10/2020,,occupied Palestinian territory,2020-03-10T19:13:21,25.0,0.0,0.0</text:p>
      <text:p text:style-name="Preformatted_20_Text">4594,03/10/2020,,Qatar,2020-03-10T16:13:26,24.0,0.0,0.0</text:p>
      <text:p text:style-name="Preformatted_20_Text">4595,03/10/2020,,Poland,2020-03-10T20:13:07,22.0,0.0,0.0</text:p>
      <text:p text:style-name="Preformatted_20_Text">4596,03/10/2020,Grand Princess,US,2020-03-10T02:33:04,21.0,0.0,0.0</text:p>
      <text:p text:style-name="Preformatted_20_Text">4597,03/10/2020,,Algeria,2020-03-09T10:13:06,20.0,0.0,0.0</text:p>
      <text:p text:style-name="Preformatted_20_Text">4598,03/10/2020,,Saudi Arabia,2020-03-10T05:13:07,20.0,0.0,1.0</text:p>
      <text:p text:style-name="Preformatted_20_Text">4599,03/10/2020,Queensland,Australia,2020-03-10T13:53:06,18.0,0.0,8.0</text:p>
      <text:p text:style-name="Preformatted_20_Text">4600,03/10/2020,Victoria,Australia,2020-03-10T14:33:13,18.0,0.0,7.0</text:p>
      <text:p text:style-name="Preformatted_20_Text">4601,03/10/2020,Qinghai,Mainland China,2020-02-21T04:43:02,18.0,0.0,18.0</text:p>
      <text:p text:style-name="Preformatted_20_Text">4602,03/10/2020,,Oman,2020-03-10T08:33:02,18.0,0.0,9.0</text:p>
      <text:p text:style-name="Preformatted_20_Text">4603,03/10/2020,,Argentina,2020-03-10T05:13:07,17.0,1.0,0.0</text:p>
      <text:p text:style-name="Preformatted_20_Text">4604,03/10/2020,Georgia,US,2020-03-10T03:53:03,17.0,0.0,0.0</text:p>
      <text:p text:style-name="Preformatted_20_Text">4605,03/10/2020,,Pakistan,2020-03-10T05:13:07,16.0,0.0,1.0</text:p>
      <text:p text:style-name="Preformatted_20_Text">4606,03/10/2020,,Ecuador,2020-03-09T09:03:03,15.0,0.0,0.0</text:p>
      <text:p text:style-name="Preformatted_20_Text">4607,03/10/2020,,Georgia,2020-03-09T10:13:06,15.0,0.0,0.0</text:p>
      <text:p text:style-name="Preformatted_20_Text">4608,03/10/2020,Colorado,US,2020-03-10T18:33:03,15.0,0.0,0.0</text:p>
      <text:p text:style-name="Preformatted_20_Text">4609,03/10/2020,Florida,US,2020-03-10T13:13:14,15.0,2.0,0.0</text:p>
      <text:p text:style-name="Preformatted_20_Text">4610,03/10/2020,New Jersey,US,2020-03-10T18:13:16,15.0,1.0,0.0</text:p>
      <text:p text:style-name="Preformatted_20_Text">4611,03/10/2020,Oregon,US,2020-03-10T19:53:13,15.0,0.0,0.0</text:p>
      <text:p text:style-name="Preformatted_20_Text">4612,03/10/2020,,Croatia,2020-03-10T16:53:13,14.0,0.0,0.0</text:p>
      <text:p text:style-name="Preformatted_20_Text">4613,03/10/2020,,Chile,2020-03-10T05:13:07,13.0,0.0,0.0</text:p>
      <text:p text:style-name="Preformatted_20_Text">4614,03/10/2020,Texas,US,2020-03-10T04:13:13,13.0,0.0,0.0</text:p>
      <text:p text:style-name="Preformatted_20_Text">4615,03/10/2020,,Estonia,2020-03-10T11:13:13,12.0,0.0,0.0</text:p>
      <text:p text:style-name="Preformatted_20_Text">4616,03/10/2020,Illinois,US,2020-03-10T18:33:03,12.0,0.0,2.0</text:p>
      <text:p text:style-name="Preformatted_20_Text">4617,03/10/2020,Pennsylvania,US,2020-03-10T18:13:16,12.0,0.0,0.0</text:p>
      <text:p text:style-name="Preformatted_20_Text">4618,03/10/2020,,Azerbaijan,2020-03-10T16:13:27,11.0,0.0,0.0</text:p>
      <text:p text:style-name="Preformatted_20_Text">4619,03/10/2020,,Peru,2020-03-10T16:33:13,11.0,0.0,0.0</text:p>
      <text:p text:style-name="Preformatted_20_Text">4620,03/10/2020,,Albania,2020-03-10T12:53:02,10.0,0.0,0.0</text:p>
      <text:p text:style-name="Preformatted_20_Text">4621,03/10/2020,Macau,Macau,2020-03-10T19:13:20,10.0,0.0,10.0</text:p>
      <text:p text:style-name="Preformatted_20_Text">4622,03/10/2020,,Russia,2020-03-10T19:13:21,10.0,0.0,3.0</text:p>
      <text:p text:style-name="Preformatted_20_Text">4623,03/10/2020,,Belarus,2020-03-10T16:13:27,9.0,0.0,3.0</text:p>
      <text:p text:style-name="Preformatted_20_Text">4624,03/10/2020,,Costa Rica,2020-03-09T09:03:03,9.0,0.0,0.0</text:p>
      <text:p text:style-name="Preformatted_20_Text">4625,03/10/2020,,Hungary,2020-03-09T09:43:03,9.0,0.0,0.0</text:p>
      <text:p text:style-name="Preformatted_20_Text">4626,03/10/2020,,Latvia,2020-03-10T10:13:41,8.0,0.0,1.0</text:p>
      <text:p text:style-name="Preformatted_20_Text">4627,03/10/2020,Iowa,US,2020-03-10T02:33:04,8.0,0.0,0.0</text:p>
      <text:p text:style-name="Preformatted_20_Text">4628,03/10/2020,Maryland,US,2020-03-10T18:13:16,8.0,0.0,0.0</text:p>
      <text:p text:style-name="Preformatted_20_Text">4629,03/10/2020,South Australia,Australia,2020-03-06T04:23:08,7.0,0.0,2.0</text:p>
      <text:p text:style-name="Preformatted_20_Text">4630,03/10/2020,Alberta,Canada,2020-03-09T17:53:24,7.0,0.0,0.0</text:p>
      <text:p text:style-name="Preformatted_20_Text">4631,03/10/2020,,Mexico,2020-03-10T05:13:07,7.0,0.0,4.0</text:p>
      <text:p text:style-name="Preformatted_20_Text">4632,03/10/2020,,North Macedonia,2020-03-10T10:53:03,7.0,0.0,0.0</text:p>
      <text:p text:style-name="Preformatted_20_Text">4633,03/10/2020,,Slovakia,2020-03-10T05:13:07,7.0,0.0,0.0</text:p>
      <text:p text:style-name="Preformatted_20_Text">4634,03/10/2020,,South Africa,2020-03-10T05:13:07,7.0,0.0,0.0</text:p>
      <text:p text:style-name="Preformatted_20_Text">4635,03/10/2020,North Carolina,US,2020-03-10T02:33:04,7.0,0.0,0.0</text:p>
      <text:p text:style-name="Preformatted_20_Text">4636,03/10/2020,South Carolina,US,2020-03-10T02:33:04,7.0,0.0,0.0</text:p>
      <text:p text:style-name="Preformatted_20_Text"><text:soft-page-break/>4637,03/10/2020,Tennessee,US,2020-03-10T19:53:13,7.0,0.0,0.0</text:p>
      <text:p text:style-name="Preformatted_20_Text">4638,03/10/2020,Virginia,US,2020-03-10T03:53:03,7.0,0.0,0.0</text:p>
      <text:p text:style-name="Preformatted_20_Text">4639,03/10/2020,Western Australia,Australia,2020-03-10T14:33:13,6.0,1.0,0.0</text:p>
      <text:p text:style-name="Preformatted_20_Text">4640,03/10/2020,,Maldives,2020-03-10T05:13:07,6.0,0.0,0.0</text:p>
      <text:p text:style-name="Preformatted_20_Text">4641,03/10/2020,Arizona,US,2020-03-10T02:53:04,6.0,0.0,1.0</text:p>
      <text:p text:style-name="Preformatted_20_Text">4642,03/10/2020,Indiana,US,2020-03-10T17:13:25,6.0,0.0,0.0</text:p>
      <text:p text:style-name="Preformatted_20_Text">4643,03/10/2020,Kentucky,US,2020-03-10T02:33:04,6.0,0.0,0.0</text:p>
      <text:p text:style-name="Preformatted_20_Text">4644,03/10/2020,,Afghanistan,2020-03-10T12:33:02,5.0,0.0,0.0</text:p>
      <text:p text:style-name="Preformatted_20_Text">4645,03/10/2020,,Bosnia and Herzegovina,2020-03-10T05:13:07,5.0,0.0,0.0</text:p>
      <text:p text:style-name="Preformatted_20_Text">4646,03/10/2020,,Dominican Republic,2020-03-08T17:23:08,5.0,0.0,0.0</text:p>
      <text:p text:style-name="Preformatted_20_Text">4647,03/10/2020,,French Guiana,2020-03-07T03:23:05,5.0,0.0,0.0</text:p>
      <text:p text:style-name="Preformatted_20_Text">4648,03/10/2020,,Luxembourg,2020-03-10T05:13:07,5.0,0.0,0.0</text:p>
      <text:p text:style-name="Preformatted_20_Text">4649,03/10/2020,,Malta,2020-03-10T16:33:13,5.0,0.0,0.0</text:p>
      <text:p text:style-name="Preformatted_20_Text">4650,03/10/2020,,New Zealand,2020-03-07T02:03:29,5.0,0.0,0.0</text:p>
      <text:p text:style-name="Preformatted_20_Text">4651,03/10/2020,,Serbia,2020-03-10T18:53:03,5.0,0.0,0.0</text:p>
      <text:p text:style-name="Preformatted_20_Text">4652,03/10/2020,,Tunisia,2020-03-10T05:13:07,5.0,0.0,0.0</text:p>
      <text:p text:style-name="Preformatted_20_Text">4653,03/10/2020,District of Columbia,US,2020-03-10T03:53:03,5.0,0.0,0.0</text:p>
      <text:p text:style-name="Preformatted_20_Text">4654,03/10/2020,,Bulgaria,2020-03-09T14:43:03,4.0,0.0,0.0</text:p>
      <text:p text:style-name="Preformatted_20_Text">4655,03/10/2020,Quebec,Canada,2020-03-10T00:53:03,4.0,0.0,0.0</text:p>
      <text:p text:style-name="Preformatted_20_Text">4656,03/10/2020,,Senegal,2020-03-08T20:23:08,4.0,0.0,1.0</text:p>
      <text:p text:style-name="Preformatted_20_Text">4657,03/10/2020,Nevada,US,2020-03-10T02:33:04,4.0,0.0,0.0</text:p>
      <text:p text:style-name="Preformatted_20_Text">4658,03/10/2020,New Hampshire,US,2020-03-10T02:33:04,4.0,0.0,0.0</text:p>
      <text:p text:style-name="Preformatted_20_Text">4659,03/10/2020,,Bangladesh,2020-03-10T06:19:32,3.0,0.0,0.0</text:p>
      <text:p text:style-name="Preformatted_20_Text">4660,03/10/2020,,Colombia,2020-03-10T05:33:02,3.0,0.0,0.0</text:p>
      <text:p text:style-name="Preformatted_20_Text">4661,03/10/2020,,Cyprus,2020-03-10T13:13:13,3.0,0.0,0.0</text:p>
      <text:p text:style-name="Preformatted_20_Text">4662,03/10/2020,,Morocco,2020-03-10T14:13:14,3.0,1.0,0.0</text:p>
      <text:p text:style-name="Preformatted_20_Text">4663,03/10/2020,,Moldova,2020-03-10T19:13:21,3.0,0.0,0.0</text:p>
      <text:p text:style-name="Preformatted_20_Text">4664,03/10/2020,Minnesota,US,2020-03-10T19:53:13,3.0,0.0,0.0</text:p>
      <text:p text:style-name="Preformatted_20_Text">4665,03/10/2020,Nebraska,US,2020-03-10T03:13:17,3.0,0.0,0.0</text:p>
      <text:p text:style-name="Preformatted_20_Text">4666,03/10/2020,Ohio,US,2020-03-10T03:13:17,3.0,0.0,0.0</text:p>
      <text:p text:style-name="Preformatted_20_Text">4667,03/10/2020,Rhode Island,US,2020-03-10T03:13:17,3.0,0.0,0.0</text:p>
      <text:p text:style-name="Preformatted_20_Text">4668,03/10/2020,Wisconsin,US,2020-03-10T17:13:25,3.0,0.0,1.0</text:p>
      <text:p text:style-name="Preformatted_20_Text">4669,03/10/2020,Tasmania,Australia,2020-03-08T05:43:04,2.0,0.0,0.0</text:p>
      <text:p text:style-name="Preformatted_20_Text">4670,03/10/2020,,Cambodia,2020-03-08T04:53:03,2.0,0.0,1.0</text:p>
      <text:p text:style-name="Preformatted_20_Text">4671,03/10/2020,,Cameroon,2020-03-08T05:23:03,2.0,0.0,0.0</text:p>
      <text:p text:style-name="Preformatted_20_Text">4672,03/10/2020,,Faroe Islands,2020-03-08T05:13:07,2.0,0.0,0.0</text:p>
      <text:p text:style-name="Preformatted_20_Text">4673,03/10/2020,,Martinique,2020-03-07T03:23:05,2.0,0.0,0.0</text:p>
      <text:p text:style-name="Preformatted_20_Text">4674,03/10/2020,,Nigeria,2020-03-09T09:43:03,2.0,0.0,0.0</text:p>
      <text:p text:style-name="Preformatted_20_Text">4675,03/10/2020,,"('St. Martin',)",2020-03-10T05:33:02,2.0,0.0,0.0</text:p>
      <text:p text:style-name="Preformatted_20_Text">4676,03/10/2020,Connecticut,US,2020-03-10T03:13:17,2.0,0.0,0.0</text:p>
      <text:p text:style-name="Preformatted_20_Text">4677,03/10/2020,Hawaii,US,2020-03-10T03:13:17,2.0,0.0,0.0</text:p>
      <text:p text:style-name="Preformatted_20_Text">4678,03/10/2020,Oklahoma,US,2020-03-10T17:13:25,2.0,0.0,0.0</text:p>
      <text:p text:style-name="Preformatted_20_Text">4679,03/10/2020,Utah,US,2020-03-10T16:53:13,2.0,0.0,0.0</text:p>
      <text:p text:style-name="Preformatted_20_Text">4680,03/10/2020,,Andorra,2020-03-02T20:23:16,1.0,0.0,0.0</text:p>
      <text:p text:style-name="Preformatted_20_Text">4681,03/10/2020,,Armenia,2020-03-01T19:53:02,1.0,0.0,0.0</text:p>
      <text:p text:style-name="Preformatted_20_Text">4682,03/10/2020,Northern Territory,Australia,2020-03-10T14:13:14,1.0,0.0,0.0</text:p>
      <text:p text:style-name="Preformatted_20_Text">4683,03/10/2020,,Bhutan,2020-03-06T15:43:02,1.0,0.0,0.0</text:p>
      <text:p text:style-name="Preformatted_20_Text">4684,03/10/2020,,Brunei,2020-03-10T06:13:43,1.0,0.0,0.0</text:p>
      <text:p text:style-name="Preformatted_20_Text">4685,03/10/2020,,Burkina Faso,2020-03-10T05:33:02,1.0,0.0,0.0</text:p>
      <text:p text:style-name="Preformatted_20_Text">4686,03/10/2020,,Channel Islands,2020-03-10T05:33:02,1.0,0.0,0.0</text:p>
      <text:p text:style-name="Preformatted_20_Text">4687,03/10/2020,,Gibraltar,2020-03-10T08:33:03,1.0,0.0,1.0</text:p>
      <text:p text:style-name="Preformatted_20_Text">4688,03/10/2020,,Holy See,2020-03-10T19:13:21,1.0,0.0,0.0</text:p>
      <text:p text:style-name="Preformatted_20_Text">4689,03/10/2020,,Jordan,2020-03-03T15:33:02,1.0,0.0,0.0</text:p>
      <text:p text:style-name="Preformatted_20_Text">4690,03/10/2020,,Liechtenstein,2020-03-04T01:33:07,1.0,0.0,0.0</text:p>
      <text:p text:style-name="Preformatted_20_Text">4691,03/10/2020,,Lithuania,2020-02-28T16:23:03,1.0,0.0,0.0</text:p>
      <text:p text:style-name="Preformatted_20_Text">4692,03/10/2020,Tibet,Mainland China,2020-02-12T06:43:02,1.0,0.0,1.0</text:p>
      <text:p text:style-name="Preformatted_20_Text">4693,03/10/2020,,Monaco,2020-02-29T00:33:01,1.0,0.0,0.0</text:p>
      <text:p text:style-name="Preformatted_20_Text">4694,03/10/2020,,Mongolia,2020-03-10T06:13:43,1.0,0.0,0.0</text:p>
      <text:p text:style-name="Preformatted_20_Text">4695,03/10/2020,,Nepal,2020-03-10T08:33:03,1.0,0.0,1.0</text:p>
      <text:p text:style-name="Preformatted_20_Text">4696,03/10/2020,,Panama,2020-03-10T06:13:43,1.0,0.0,0.0</text:p>
      <text:p text:style-name="Preformatted_20_Text">4697,03/10/2020,,Paraguay,2020-03-08T09:13:16,1.0,0.0,0.0</text:p>
      <text:p text:style-name="Preformatted_20_Text">4698,03/10/2020,,Saint Barthelemy,2020-03-09T10:43:06,1.0,0.0,0.0</text:p>
      <text:p text:style-name="Preformatted_20_Text">4699,03/10/2020,,Sri Lanka,2020-03-10T08:33:03,1.0,0.0,1.0</text:p>
      <text:p text:style-name="Preformatted_20_Text">4700,03/10/2020,,Togo,2020-03-07T02:13:09,1.0,0.0,0.0</text:p>
      <text:p text:style-name="Preformatted_20_Text"><text:soft-page-break/>4701,03/10/2020,Kansas,US,2020-03-10T03:13:17,1.0,0.0,0.0</text:p>
      <text:p text:style-name="Preformatted_20_Text">4702,03/10/2020,Louisiana,US,2020-03-10T03:13:17,1.0,0.0,0.0</text:p>
      <text:p text:style-name="Preformatted_20_Text">4703,03/10/2020,Missouri,US,2020-03-10T03:13:17,1.0,0.0,0.0</text:p>
      <text:p text:style-name="Preformatted_20_Text">4704,03/10/2020,Vermont,US,2020-03-10T03:13:17,1.0,0.0,0.0</text:p>
      <text:p text:style-name="Preformatted_20_Text">4705,03/10/2020,,Ukraine,2020-03-03T15:33:02,1.0,0.0,0.0</text:p>
      <text:p text:style-name="Preformatted_20_Text">4706,03/10/2020,Diamond Princess cruise ship,Australia,2020-02-29T02:03:10,0.0,0.0,0.0</text:p>
      <text:p text:style-name="Preformatted_20_Text">4707,03/10/2020,Alaska,US,2020-03-10T02:33:04,0.0,0.0,0.0</text:p>
      <text:p text:style-name="Preformatted_20_Text">4708,03/10/2020,Arkansas,US,2020-03-10T02:33:04,0.0,0.0,0.0</text:p>
      <text:p text:style-name="Preformatted_20_Text">4709,03/10/2020,Delaware,US,2020-03-10T02:33:04,0.0,0.0,0.0</text:p>
      <text:p text:style-name="Preformatted_20_Text">4710,03/10/2020,Idaho,US,2020-03-10T02:33:04,0.0,0.0,0.0</text:p>
      <text:p text:style-name="Preformatted_20_Text">4711,03/10/2020,Maine,US,2020-03-10T02:33:04,0.0,0.0,0.0</text:p>
      <text:p text:style-name="Preformatted_20_Text">4712,03/10/2020,Michigan,US,2020-03-10T02:33:04,0.0,0.0,0.0</text:p>
      <text:p text:style-name="Preformatted_20_Text">4713,03/10/2020,Mississippi,US,2020-03-10T02:33:04,0.0,0.0,0.0</text:p>
      <text:p text:style-name="Preformatted_20_Text">4714,03/10/2020,Montana,US,2020-03-10T02:33:04,0.0,0.0,0.0</text:p>
      <text:p text:style-name="Preformatted_20_Text">4715,03/10/2020,New Mexico,US,2020-03-10T02:33:04,0.0,0.0,0.0</text:p>
      <text:p text:style-name="Preformatted_20_Text">4716,03/10/2020,North Dakota,US,2020-03-10T02:33:04,0.0,0.0,0.0</text:p>
      <text:p text:style-name="Preformatted_20_Text">4717,03/10/2020,South Dakota,US,2020-03-10T02:33:04,0.0,0.0,0.0</text:p>
      <text:p text:style-name="Preformatted_20_Text">4718,03/10/2020,West Virginia,US,2020-03-10T02:33:04,0.0,0.0,0.0</text:p>
      <text:p text:style-name="Preformatted_20_Text">4719,03/10/2020,Wyoming,US,2020-03-10T02:33:04,0.0,0.0,0.0</text:p>
      <text:p text:style-name="Preformatted_20_Text">4720,03/11/2020,Hubei,Mainland China,2020-03-11T10:53:02,67773.0,3046.0,49134.0</text:p>
      <text:p text:style-name="Preformatted_20_Text">4721,03/11/2020,,Italy,2020-03-11T21:33:02,12462.0,827.0,1045.0</text:p>
      <text:p text:style-name="Preformatted_20_Text">4722,03/11/2020,,Iran,2020-03-11T18:52:03,9000.0,354.0,2959.0</text:p>
      <text:p text:style-name="Preformatted_20_Text">4723,03/11/2020,,South Korea,2020-03-11T21:13:18,7755.0,60.0,288.0</text:p>
      <text:p text:style-name="Preformatted_20_Text">4724,03/11/2020,France,France,2020-03-11T22:53:03,2281.0,48.0,12.0</text:p>
      <text:p text:style-name="Preformatted_20_Text">4725,03/11/2020,,Spain,2020-03-11T20:53:02,2277.0,54.0,183.0</text:p>
      <text:p text:style-name="Preformatted_20_Text">4726,03/11/2020,,Germany,2020-03-11T19:13:17,1908.0,3.0,25.0</text:p>
      <text:p text:style-name="Preformatted_20_Text">4727,03/11/2020,Guangdong,Mainland China,2020-03-11T10:13:06,1356.0,8.0,1282.0</text:p>
      <text:p text:style-name="Preformatted_20_Text">4728,03/11/2020,Henan,Mainland China,2020-03-11T08:13:09,1273.0,22.0,1249.0</text:p>
      <text:p text:style-name="Preformatted_20_Text">4729,03/11/2020,Zhejiang,Mainland China,2020-03-11T09:33:12,1215.0,1.0,1195.0</text:p>
      <text:p text:style-name="Preformatted_20_Text">4730,03/11/2020,Hunan,Mainland China,2020-03-11T02:18:14,1018.0,4.0,995.0</text:p>
      <text:p text:style-name="Preformatted_20_Text">4731,03/11/2020,Anhui,Mainland China,2020-03-11T02:18:14,990.0,6.0,984.0</text:p>
      <text:p text:style-name="Preformatted_20_Text">4732,03/11/2020,Jiangxi,Mainland China,2020-03-11T02:18:14,935.0,1.0,932.0</text:p>
      <text:p text:style-name="Preformatted_20_Text">4733,03/11/2020,Shandong,Mainland China,2020-03-11T11:33:07,760.0,6.0,726.0</text:p>
      <text:p text:style-name="Preformatted_20_Text">4734,03/11/2020,Diamond Princess cruise ship,Others,2020-03-11T22:13:12,696.0,7.0,325.0</text:p>
      <text:p text:style-name="Preformatted_20_Text">4735,03/11/2020,,Switzerland,2020-03-11T20:53:02,652.0,4.0,4.0</text:p>
      <text:p text:style-name="Preformatted_20_Text">4736,03/11/2020,,Japan,2020-03-11T21:33:03,639.0,15.0,118.0</text:p>
      <text:p text:style-name="Preformatted_20_Text">4737,03/11/2020,Jiangsu,Mainland China,2020-03-11T02:18:14,631.0,0.0,627.0</text:p>
      <text:p text:style-name="Preformatted_20_Text">4738,03/11/2020,,Norway,2020-03-11T19:33:02,598.0,0.0,1.0</text:p>
      <text:p text:style-name="Preformatted_20_Text">4739,03/11/2020,Chongqing,Mainland China,2020-03-11T23:13:05,576.0,6.0,554.0</text:p>
      <text:p text:style-name="Preformatted_20_Text">4740,03/11/2020,Sichuan,Mainland China,2020-03-11T14:33:03,539.0,3.0,488.0</text:p>
      <text:p text:style-name="Preformatted_20_Text">4741,03/11/2020,,Netherlands,2020-03-11T14:13:11,503.0,5.0,0.0</text:p>
      <text:p text:style-name="Preformatted_20_Text">4742,03/11/2020,,Sweden,2020-03-11T19:33:02,500.0,1.0,1.0</text:p>
      <text:p text:style-name="Preformatted_20_Text">4743,03/11/2020,Heilongjiang,Mainland China,2020-03-11T11:33:07,482.0,13.0,436.0</text:p>
      <text:p text:style-name="Preformatted_20_Text">4744,03/11/2020,UK,UK,2020-03-11T21:33:03,456.0,8.0,18.0</text:p>
      <text:p text:style-name="Preformatted_20_Text">4745,03/11/2020,Denmark,Denmark,2020-03-11T22:13:13,442.0,0.0,1.0</text:p>
      <text:p text:style-name="Preformatted_20_Text">4746,03/11/2020,Beijing,Mainland China,2020-03-11T02:18:14,435.0,8.0,326.0</text:p>
      <text:p text:style-name="Preformatted_20_Text">4747,03/11/2020,Washington,US,2020-03-11T22:33:03,366.0,29.0,1.0</text:p>
      <text:p text:style-name="Preformatted_20_Text">4748,03/11/2020,Shanghai,Mainland China,2020-03-11T03:13:07,344.0,3.0,320.0</text:p>
      <text:p text:style-name="Preformatted_20_Text">4749,03/11/2020,Hebei,Mainland China,2020-03-11T02:18:14,318.0,6.0,307.0</text:p>
      <text:p text:style-name="Preformatted_20_Text">4750,03/11/2020,,Belgium,2020-03-11T18:52:03,314.0,3.0,1.0</text:p>
      <text:p text:style-name="Preformatted_20_Text">4751,03/11/2020,Fujian,Mainland China,2020-03-11T02:18:14,296.0,1.0,295.0</text:p>
      <text:p text:style-name="Preformatted_20_Text">4752,03/11/2020,,Qatar,2020-03-11T18:52:03,262.0,0.0,0.0</text:p>
      <text:p text:style-name="Preformatted_20_Text">4753,03/11/2020,Guangxi,Mainland China,2020-03-11T11:33:07,252.0,2.0,238.0</text:p>
      <text:p text:style-name="Preformatted_20_Text">4754,03/11/2020,,Austria,2020-03-11T22:33:03,246.0,0.0,4.0</text:p>
      <text:p text:style-name="Preformatted_20_Text">4755,03/11/2020,Shaanxi,Mainland China,2020-03-11T09:33:12,245.0,1.0,232.0</text:p>
      <text:p text:style-name="Preformatted_20_Text">4756,03/11/2020,New York,US,2020-03-11T22:53:03,220.0,0.0,0.0</text:p>
      <text:p text:style-name="Preformatted_20_Text">4757,03/11/2020,,Bahrain,2020-03-11T22:33:03,195.0,0.0,35.0</text:p>
      <text:p text:style-name="Preformatted_20_Text">4758,03/11/2020,,Singapore,2020-03-11T13:53:24,178.0,0.0,96.0</text:p>
      <text:p text:style-name="Preformatted_20_Text">4759,03/11/2020,California,US,2020-03-11T23:53:03,177.0,3.0,2.0</text:p>
      <text:p text:style-name="Preformatted_20_Text">4760,03/11/2020,Yunnan,Mainland China,2020-03-11T02:18:14,174.0,2.0,170.0</text:p>
      <text:p text:style-name="Preformatted_20_Text">4761,03/11/2020,Hainan,Mainland China,2020-03-11T02:18:14,168.0,6.0,159.0</text:p>
      <text:p text:style-name="Preformatted_20_Text">4762,03/11/2020,,Malaysia,2020-03-11T11:33:08,149.0,0.0,26.0</text:p>
      <text:p text:style-name="Preformatted_20_Text"><text:soft-page-break/>4763,03/11/2020,Guizhou,Mainland China,2020-03-11T02:33:03,146.0,2.0,133.0</text:p>
      <text:p text:style-name="Preformatted_20_Text">4764,03/11/2020,Tianjin,Mainland China,2020-03-11T02:18:14,136.0,3.0,131.0</text:p>
      <text:p text:style-name="Preformatted_20_Text">4765,03/11/2020,Shanxi,Mainland China,2020-03-11T02:18:14,133.0,0.0,131.0</text:p>
      <text:p text:style-name="Preformatted_20_Text">4766,03/11/2020,Gansu,Mainland China,2020-03-11T14:33:03,127.0,2.0,88.0</text:p>
      <text:p text:style-name="Preformatted_20_Text">4767,03/11/2020,Hong Kong,Hong Kong,2020-03-11T18:52:03,126.0,3.0,65.0</text:p>
      <text:p text:style-name="Preformatted_20_Text">4768,03/11/2020,Liaoning,Mainland China,2020-03-11T02:18:14,125.0,1.0,111.0</text:p>
      <text:p text:style-name="Preformatted_20_Text">4769,03/11/2020,,Israel,2020-03-11T21:13:18,109.0,0.0,4.0</text:p>
      <text:p text:style-name="Preformatted_20_Text">4770,03/11/2020,,Greece,2020-03-11T23:53:02,99.0,1.0,0.0</text:p>
      <text:p text:style-name="Preformatted_20_Text">4771,03/11/2020,Massachusetts,US,2020-03-11T22:53:03,95.0,0.0,1.0</text:p>
      <text:p text:style-name="Preformatted_20_Text">4772,03/11/2020,Jilin,Mainland China,2020-03-11T02:18:14,93.0,1.0,91.0</text:p>
      <text:p text:style-name="Preformatted_20_Text">4773,03/11/2020,,Czech Republic,2020-03-11T22:13:12,91.0,0.0,0.0</text:p>
      <text:p text:style-name="Preformatted_20_Text">4774,03/11/2020,,Iceland,2020-03-11T13:53:24,85.0,0.0,1.0</text:p>
      <text:p text:style-name="Preformatted_20_Text">4775,03/11/2020,Xinjiang,Mainland China,2020-03-11T02:18:14,76.0,3.0,73.0</text:p>
      <text:p text:style-name="Preformatted_20_Text">4776,03/11/2020,Inner Mongolia,Mainland China,2020-03-11T03:53:03,75.0,1.0,71.0</text:p>
      <text:p text:style-name="Preformatted_20_Text">4777,03/11/2020,Ningxia,Mainland China,2020-03-11T09:33:12,75.0,0.0,72.0</text:p>
      <text:p text:style-name="Preformatted_20_Text">4778,03/11/2020,,United Arab Emirates,2020-03-11T20:53:02,74.0,0.0,17.0</text:p>
      <text:p text:style-name="Preformatted_20_Text">4779,03/11/2020,,Kuwait,2020-03-11T09:53:03,72.0,0.0,2.0</text:p>
      <text:p text:style-name="Preformatted_20_Text">4780,03/11/2020,,Iraq,2020-03-11T22:13:12,71.0,7.0,15.0</text:p>
      <text:p text:style-name="Preformatted_20_Text">4781,03/11/2020,New South Wales,Australia,2020-03-11T18:52:04,65.0,2.0,4.0</text:p>
      <text:p text:style-name="Preformatted_20_Text">4782,03/11/2020,,India,2020-03-11T22:13:12,62.0,1.0,4.0</text:p>
      <text:p text:style-name="Preformatted_20_Text">4783,03/11/2020,,San Marino,2020-03-11T20:53:02,62.0,2.0,0.0</text:p>
      <text:p text:style-name="Preformatted_20_Text">4784,03/11/2020,,Lebanon,2020-03-11T11:53:03,61.0,3.0,1.0</text:p>
      <text:p text:style-name="Preformatted_20_Text">4785,03/11/2020,,Egypt,2020-03-11T22:13:12,60.0,1.0,27.0</text:p>
      <text:p text:style-name="Preformatted_20_Text">4786,03/11/2020,,Finland,2020-03-11T13:33:10,59.0,0.0,1.0</text:p>
      <text:p text:style-name="Preformatted_20_Text">4787,03/11/2020,,Portugal,2020-03-11T13:33:11,59.0,0.0,0.0</text:p>
      <text:p text:style-name="Preformatted_20_Text">4788,03/11/2020,,Thailand,2020-03-11T09:13:10,59.0,1.0,34.0</text:p>
      <text:p text:style-name="Preformatted_20_Text">4789,03/11/2020,,Slovenia,2020-03-11T14:13:11,57.0,0.0,0.0</text:p>
      <text:p text:style-name="Preformatted_20_Text">4790,03/11/2020,,Philippines,2020-03-11T10:53:03,49.0,1.0,2.0</text:p>
      <text:p text:style-name="Preformatted_20_Text">4791,03/11/2020,,Taiwan,2020-03-11T20:13:14,48.0,1.0,17.0</text:p>
      <text:p text:style-name="Preformatted_20_Text">4792,03/11/2020,Diamond Princess cruise ship,US,2020-03-10T02:33:04,46.0,0.0,0.0</text:p>
      <text:p text:style-name="Preformatted_20_Text">4793,03/11/2020,,Romania,2020-03-11T21:13:18,45.0,0.0,6.0</text:p>
      <text:p text:style-name="Preformatted_20_Text">4794,03/11/2020,,Ireland,2020-03-11T21:33:03,43.0,1.0,0.0</text:p>
      <text:p text:style-name="Preformatted_20_Text">4795,03/11/2020,Ontario,Canada,2020-03-11T18:52:04,41.0,0.0,4.0</text:p>
      <text:p text:style-name="Preformatted_20_Text">4796,03/11/2020,British Columbia,Canada,2020-03-11T02:18:28,39.0,1.0,4.0</text:p>
      <text:p text:style-name="Preformatted_20_Text">4797,03/11/2020,,Brazil,2020-03-11T22:13:12,38.0,0.0,0.0</text:p>
      <text:p text:style-name="Preformatted_20_Text">4798,03/11/2020,,Vietnam,2020-03-11T20:53:02,38.0,0.0,16.0</text:p>
      <text:p text:style-name="Preformatted_20_Text">4799,03/11/2020,,Indonesia,2020-03-11T11:14:26,34.0,1.0,2.0</text:p>
      <text:p text:style-name="Preformatted_20_Text">4800,03/11/2020,Colorado,US,2020-03-11T22:53:03,34.0,0.0,0.0</text:p>
      <text:p text:style-name="Preformatted_20_Text">4801,03/11/2020,,Poland,2020-03-11T21:13:21,31.0,0.0,0.0</text:p>
      <text:p text:style-name="Preformatted_20_Text">4802,03/11/2020,Florida,US,2020-03-11T03:33:05,28.0,2.0,0.0</text:p>
      <text:p text:style-name="Preformatted_20_Text">4803,03/11/2020,Illinois,US,2020-03-11T22:53:03,25.0,0.0,2.0</text:p>
      <text:p text:style-name="Preformatted_20_Text">4804,03/11/2020,,Georgia,2020-03-11T22:13:12,24.0,0.0,0.0</text:p>
      <text:p text:style-name="Preformatted_20_Text">4805,03/11/2020,,Chile,2020-03-11T22:13:12,23.0,0.0,0.0</text:p>
      <text:p text:style-name="Preformatted_20_Text">4806,03/11/2020,Georgia,US,2020-03-11T18:52:03,23.0,0.0,0.0</text:p>
      <text:p text:style-name="Preformatted_20_Text">4807,03/11/2020,New Jersey,US,2020-03-11T18:52:04,23.0,1.0,0.0</text:p>
      <text:p text:style-name="Preformatted_20_Text">4808,03/11/2020,Victoria,Australia,2020-03-11T18:52:04,21.0,0.0,7.0</text:p>
      <text:p text:style-name="Preformatted_20_Text">4809,03/11/2020,,Saudi Arabia,2020-03-11T13:33:11,21.0,0.0,1.0</text:p>
      <text:p text:style-name="Preformatted_20_Text">4810,03/11/2020,Grand Princess,US,2020-03-10T02:33:04,21.0,0.0,0.0</text:p>
      <text:p text:style-name="Preformatted_20_Text">4811,03/11/2020,Texas,US,2020-03-11T22:53:03,21.0,0.0,0.0</text:p>
      <text:p text:style-name="Preformatted_20_Text">4812,03/11/2020,,Algeria,2020-03-09T10:13:06,20.0,0.0,0.0</text:p>
      <text:p text:style-name="Preformatted_20_Text">4813,03/11/2020,Queensland,Australia,2020-03-11T18:52:04,20.0,0.0,8.0</text:p>
      <text:p text:style-name="Preformatted_20_Text">4814,03/11/2020,,Russia,2020-03-11T18:52:03,20.0,0.0,3.0</text:p>
      <text:p text:style-name="Preformatted_20_Text">4815,03/11/2020,,Argentina,2020-03-11T02:18:16,19.0,1.0,0.0</text:p>
      <text:p text:style-name="Preformatted_20_Text">4816,03/11/2020,Alberta,Canada,2020-03-11T23:13:07,19.0,0.0,0.0</text:p>
      <text:p text:style-name="Preformatted_20_Text">4817,03/11/2020,,Croatia,2020-03-11T22:13:12,19.0,0.0,0.0</text:p>
      <text:p text:style-name="Preformatted_20_Text">4818,03/11/2020,,Pakistan,2020-03-11T21:13:23,19.0,0.0,2.0</text:p>
      <text:p text:style-name="Preformatted_20_Text">4819,03/11/2020,Oregon,US,2020-03-11T22:53:03,19.0,0.0,0.0</text:p>
      <text:p text:style-name="Preformatted_20_Text">4820,03/11/2020,Qinghai,Mainland China,2020-03-11T02:18:14,18.0,0.0,18.0</text:p>
      <text:p text:style-name="Preformatted_20_Text">4821,03/11/2020,,Oman,2020-03-10T08:33:02,18.0,0.0,9.0</text:p>
      <text:p text:style-name="Preformatted_20_Text">4822,03/11/2020,,Ecuador,2020-03-11T09:33:12,17.0,0.0,0.0</text:p>
      <text:p text:style-name="Preformatted_20_Text">4823,03/11/2020,,Estonia,2020-03-11T22:13:12,16.0,0.0,0.0</text:p>
      <text:p text:style-name="Preformatted_20_Text">4824,03/11/2020,Pennsylvania,US,2020-03-11T22:53:03,16.0,0.0,0.0</text:p>
      <text:p text:style-name="Preformatted_20_Text">4825,03/11/2020,,Costa Rica,2020-03-11T09:33:12,13.0,0.0,0.0</text:p>
      <text:p text:style-name="Preformatted_20_Text">4826,03/11/2020,,Hungary,2020-03-11T22:13:12,13.0,0.0,0.0</text:p>
      <text:p text:style-name="Preformatted_20_Text"><text:soft-page-break/>4827,03/11/2020,,South Africa,2020-03-11T10:33:03,13.0,0.0,0.0</text:p>
      <text:p text:style-name="Preformatted_20_Text">4828,03/11/2020,Iowa,US,2020-03-11T02:53:03,13.0,0.0,0.0</text:p>
      <text:p text:style-name="Preformatted_20_Text">4829,03/11/2020,,Albania,2020-03-11T13:33:11,12.0,1.0,0.0</text:p>
      <text:p text:style-name="Preformatted_20_Text">4830,03/11/2020,,Serbia,2020-03-11T09:53:03,12.0,0.0,0.0</text:p>
      <text:p text:style-name="Preformatted_20_Text">4831,03/11/2020,,Azerbaijan,2020-03-11T08:13:09,11.0,0.0,3.0</text:p>
      <text:p text:style-name="Preformatted_20_Text">4832,03/11/2020,,Brunei,2020-03-11T22:13:12,11.0,0.0,0.0</text:p>
      <text:p text:style-name="Preformatted_20_Text">4833,03/11/2020,,Peru,2020-03-10T16:33:13,11.0,0.0,0.0</text:p>
      <text:p text:style-name="Preformatted_20_Text">4834,03/11/2020,Indiana,US,2020-03-11T22:53:03,11.0,0.0,0.0</text:p>
      <text:p text:style-name="Preformatted_20_Text">4835,03/11/2020,Macau,Macau,2020-03-11T18:52:03,10.0,0.0,10.0</text:p>
      <text:p text:style-name="Preformatted_20_Text">4836,03/11/2020,,Latvia,2020-03-11T13:53:24,10.0,0.0,1.0</text:p>
      <text:p text:style-name="Preformatted_20_Text">4837,03/11/2020,,Slovakia,2020-03-11T13:33:11,10.0,0.0,0.0</text:p>
      <text:p text:style-name="Preformatted_20_Text">4838,03/11/2020,District of Columbia,US,2020-03-11T22:53:03,10.0,0.0,0.0</text:p>
      <text:p text:style-name="Preformatted_20_Text">4839,03/11/2020,South Carolina,US,2020-03-11T22:53:03,10.0,0.0,0.0</text:p>
      <text:p text:style-name="Preformatted_20_Text">4840,03/11/2020,South Australia,Australia,2020-03-11T18:52:04,9.0,0.0,2.0</text:p>
      <text:p text:style-name="Preformatted_20_Text">4841,03/11/2020,Western Australia,Australia,2020-03-11T18:52:04,9.0,1.0,0.0</text:p>
      <text:p text:style-name="Preformatted_20_Text">4842,03/11/2020,,Belarus,2020-03-10T16:13:27,9.0,0.0,3.0</text:p>
      <text:p text:style-name="Preformatted_20_Text">4843,03/11/2020,,Colombia,2020-03-11T14:33:04,9.0,0.0,0.0</text:p>
      <text:p text:style-name="Preformatted_20_Text">4844,03/11/2020,Arizona,US,2020-03-11T18:52:04,9.0,0.0,1.0</text:p>
      <text:p text:style-name="Preformatted_20_Text">4845,03/11/2020,Maryland,US,2020-03-11T03:33:05,9.0,0.0,0.0</text:p>
      <text:p text:style-name="Preformatted_20_Text">4846,03/11/2020,Tennessee,US,2020-03-11T22:53:03,9.0,0.0,0.0</text:p>
      <text:p text:style-name="Preformatted_20_Text">4847,03/11/2020,Virginia,US,2020-03-11T03:33:05,9.0,0.0,0.0</text:p>
      <text:p text:style-name="Preformatted_20_Text">4848,03/11/2020,Quebec,Canada,2020-03-11T23:13:06,8.0,0.0,0.0</text:p>
      <text:p text:style-name="Preformatted_20_Text">4849,03/11/2020,,Maldives,2020-03-11T09:33:12,8.0,0.0,0.0</text:p>
      <text:p text:style-name="Preformatted_20_Text">4850,03/11/2020,,Mexico,2020-03-11T21:13:24,8.0,0.0,4.0</text:p>
      <text:p text:style-name="Preformatted_20_Text">4851,03/11/2020,,Panama,2020-03-11T09:33:12,8.0,1.0,0.0</text:p>
      <text:p text:style-name="Preformatted_20_Text">4852,03/11/2020,Kentucky,US,2020-03-11T03:13:08,8.0,0.0,0.0</text:p>
      <text:p text:style-name="Preformatted_20_Text">4853,03/11/2020,South Dakota,US,2020-03-11T22:53:03,8.0,1.0,0.0</text:p>
      <text:p text:style-name="Preformatted_20_Text">4854,03/11/2020,,Afghanistan,2020-03-11T10:13:12,7.0,0.0,0.0</text:p>
      <text:p text:style-name="Preformatted_20_Text">4855,03/11/2020,,Bosnia and Herzegovina,2020-03-11T22:13:12,7.0,0.0,0.0</text:p>
      <text:p text:style-name="Preformatted_20_Text">4856,03/11/2020,,Bulgaria,2020-03-11T22:13:12,7.0,1.0,0.0</text:p>
      <text:p text:style-name="Preformatted_20_Text">4857,03/11/2020,,Luxembourg,2020-03-11T09:33:12,7.0,0.0,0.0</text:p>
      <text:p text:style-name="Preformatted_20_Text">4858,03/11/2020,,North Macedonia,2020-03-10T10:53:03,7.0,0.0,0.0</text:p>
      <text:p text:style-name="Preformatted_20_Text">4859,03/11/2020,,Tunisia,2020-03-11T18:52:03,7.0,0.0,0.0</text:p>
      <text:p text:style-name="Preformatted_20_Text">4860,03/11/2020,Nevada,US,2020-03-11T22:53:03,7.0,0.0,0.0</text:p>
      <text:p text:style-name="Preformatted_20_Text">4861,03/11/2020,North Carolina,US,2020-03-10T02:33:04,7.0,0.0,0.0</text:p>
      <text:p text:style-name="Preformatted_20_Text">4862,03/11/2020,,Cyprus,2020-03-11T18:52:03,6.0,0.0,0.0</text:p>
      <text:p text:style-name="Preformatted_20_Text">4863,03/11/2020,,Malta,2020-03-11T11:33:08,6.0,0.0,0.0</text:p>
      <text:p text:style-name="Preformatted_20_Text">4864,03/11/2020,Louisiana,US,2020-03-11T10:13:20,6.0,0.0,0.0</text:p>
      <text:p text:style-name="Preformatted_20_Text">4865,03/11/2020,Wisconsin,US,2020-03-11T22:53:03,6.0,0.0,1.0</text:p>
      <text:p text:style-name="Preformatted_20_Text">4866,03/11/2020,,Dominican Republic,2020-03-08T17:23:08,5.0,0.0,0.0</text:p>
      <text:p text:style-name="Preformatted_20_Text">4867,03/11/2020,,French Guiana,2020-03-07T03:23:05,5.0,0.0,0.0</text:p>
      <text:p text:style-name="Preformatted_20_Text">4868,03/11/2020,,Morocco,2020-03-11T11:53:03,5.0,1.0,0.0</text:p>
      <text:p text:style-name="Preformatted_20_Text">4869,03/11/2020,,New Zealand,2020-03-07T02:03:29,5.0,0.0,0.0</text:p>
      <text:p text:style-name="Preformatted_20_Text">4870,03/11/2020,,Paraguay,2020-03-11T04:33:03,5.0,0.0,0.0</text:p>
      <text:p text:style-name="Preformatted_20_Text">4871,03/11/2020,Minnesota,US,2020-03-11T19:13:18,5.0,0.0,0.0</text:p>
      <text:p text:style-name="Preformatted_20_Text">4872,03/11/2020,Nebraska,US,2020-03-11T23:13:07,5.0,0.0,0.0</text:p>
      <text:p text:style-name="Preformatted_20_Text">4873,03/11/2020,New Hampshire,US,2020-03-11T10:13:20,5.0,0.0,0.0</text:p>
      <text:p text:style-name="Preformatted_20_Text">4874,03/11/2020,Rhode Island,US,2020-03-11T03:13:08,5.0,0.0,0.0</text:p>
      <text:p text:style-name="Preformatted_20_Text">4875,03/11/2020,,Senegal,2020-03-08T20:23:08,4.0,0.0,1.0</text:p>
      <text:p text:style-name="Preformatted_20_Text">4876,03/11/2020,Ohio,US,2020-03-11T18:52:04,4.0,0.0,0.0</text:p>
      <text:p text:style-name="Preformatted_20_Text">4877,03/11/2020,Tasmania,Australia,2020-03-11T18:52:04,3.0,0.0,0.0</text:p>
      <text:p text:style-name="Preformatted_20_Text">4878,03/11/2020,,Bangladesh,2020-03-10T06:19:32,3.0,0.0,0.0</text:p>
      <text:p text:style-name="Preformatted_20_Text">4879,03/11/2020,,Cambodia,2020-03-11T09:33:12,3.0,0.0,1.0</text:p>
      <text:p text:style-name="Preformatted_20_Text">4880,03/11/2020,,Lithuania,2020-03-11T02:18:26,3.0,0.0,0.0</text:p>
      <text:p text:style-name="Preformatted_20_Text">4881,03/11/2020,,Martinique,2020-03-11T02:18:29,3.0,0.0,0.0</text:p>
      <text:p text:style-name="Preformatted_20_Text">4882,03/11/2020,,Moldova,2020-03-11T18:52:03,3.0,0.0,0.0</text:p>
      <text:p text:style-name="Preformatted_20_Text">4883,03/11/2020,Connecticut,US,2020-03-11T23:13:06,3.0,0.0,0.0</text:p>
      <text:p text:style-name="Preformatted_20_Text">4884,03/11/2020,New Mexico,US,2020-03-11T18:52:04,3.0,0.0,0.0</text:p>
      <text:p text:style-name="Preformatted_20_Text">4885,03/11/2020,Utah,US,2020-03-11T23:13:06,3.0,0.0,0.0</text:p>
      <text:p text:style-name="Preformatted_20_Text">4886,03/11/2020,,Bolivia,2020-03-11T18:52:03,2.0,0.0,0.0</text:p>
      <text:p text:style-name="Preformatted_20_Text">4887,03/11/2020,,Burkina Faso,2020-03-11T09:33:12,2.0,0.0,0.0</text:p>
      <text:p text:style-name="Preformatted_20_Text">4888,03/11/2020,,Cameroon,2020-03-08T05:23:03,2.0,0.0,0.0</text:p>
      <text:p text:style-name="Preformatted_20_Text">4889,03/11/2020,Faroe Islands,Denmark,2020-03-11T20:53:02,2.0,0.0,0.0</text:p>
      <text:p text:style-name="Preformatted_20_Text">4890,03/11/2020,St Martin,France,2020-03-11T20:53:02,2.0,0.0,0.0</text:p>
      <text:p text:style-name="Preformatted_20_Text"><text:soft-page-break/>4891,03/11/2020,,Honduras,2020-03-11T18:52:03,2.0,0.0,0.0</text:p>
      <text:p text:style-name="Preformatted_20_Text">4892,03/11/2020,,Nigeria,2020-03-09T09:43:03,2.0,0.0,0.0</text:p>
      <text:p text:style-name="Preformatted_20_Text">4893,03/11/2020,,Sri Lanka,2020-03-11T09:33:12,2.0,0.0,1.0</text:p>
      <text:p text:style-name="Preformatted_20_Text">4894,03/11/2020,Hawaii,US,2020-03-10T03:13:17,2.0,0.0,0.0</text:p>
      <text:p text:style-name="Preformatted_20_Text">4895,03/11/2020,Michigan,US,2020-03-11T03:33:05,2.0,0.0,0.0</text:p>
      <text:p text:style-name="Preformatted_20_Text">4896,03/11/2020,Oklahoma,US,2020-03-10T17:13:25,2.0,0.0,0.0</text:p>
      <text:p text:style-name="Preformatted_20_Text">4897,03/11/2020,Channel Islands,UK,2020-03-11T20:53:02,2.0,0.0,0.0</text:p>
      <text:p text:style-name="Preformatted_20_Text">4898,03/11/2020,,Andorra,2020-03-02T20:23:16,1.0,0.0,0.0</text:p>
      <text:p text:style-name="Preformatted_20_Text">4899,03/11/2020,,Armenia,2020-03-01T19:53:02,1.0,0.0,0.0</text:p>
      <text:p text:style-name="Preformatted_20_Text">4900,03/11/2020,Northern Territory,Australia,2020-03-10T14:13:14,1.0,0.0,0.0</text:p>
      <text:p text:style-name="Preformatted_20_Text">4901,03/11/2020,,Bhutan,2020-03-06T15:43:02,1.0,0.0,0.0</text:p>
      <text:p text:style-name="Preformatted_20_Text">4902,03/11/2020,New Brunswick,Canada,2020-03-11T23:13:06,1.0,0.0,0.0</text:p>
      <text:p text:style-name="Preformatted_20_Text">4903,03/11/2020,Tibet,Mainland China,2020-03-11T02:18:14,1.0,0.0,1.0</text:p>
      <text:p text:style-name="Preformatted_20_Text">4904,03/11/2020,,Congo (Kinshasa),2020-03-11T21:13:24,1.0,0.0,0.0</text:p>
      <text:p text:style-name="Preformatted_20_Text">4905,03/11/2020,,Ivory Coast,2020-03-11T23:33:03,1.0,0.0,0.0</text:p>
      <text:p text:style-name="Preformatted_20_Text">4906,03/11/2020,Saint Barthelemy,France,2020-03-11T20:53:02,1.0,0.0,0.0</text:p>
      <text:p text:style-name="Preformatted_20_Text">4907,03/11/2020,,Holy See,2020-03-10T19:13:21,1.0,0.0,0.0</text:p>
      <text:p text:style-name="Preformatted_20_Text">4908,03/11/2020,,Jamaica,2020-03-11T18:52:03,1.0,0.0,0.0</text:p>
      <text:p text:style-name="Preformatted_20_Text">4909,03/11/2020,,Jordan,2020-03-03T15:33:02,1.0,0.0,0.0</text:p>
      <text:p text:style-name="Preformatted_20_Text">4910,03/11/2020,,Liechtenstein,2020-03-04T01:33:07,1.0,0.0,0.0</text:p>
      <text:p text:style-name="Preformatted_20_Text">4911,03/11/2020,,Monaco,2020-02-29T00:33:01,1.0,0.0,0.0</text:p>
      <text:p text:style-name="Preformatted_20_Text">4912,03/11/2020,,Mongolia,2020-03-10T06:13:43,1.0,0.0,0.0</text:p>
      <text:p text:style-name="Preformatted_20_Text">4913,03/11/2020,,Nepal,2020-03-10T08:33:03,1.0,0.0,1.0</text:p>
      <text:p text:style-name="Preformatted_20_Text">4914,03/11/2020,,Reunion,2020-03-11T23:13:07,1.0,0.0,0.0</text:p>
      <text:p text:style-name="Preformatted_20_Text">4915,03/11/2020,,Togo,2020-03-07T02:13:09,1.0,0.0,0.0</text:p>
      <text:p text:style-name="Preformatted_20_Text">4916,03/11/2020,,Turkey,2020-03-11T03:33:05,1.0,0.0,0.0</text:p>
      <text:p text:style-name="Preformatted_20_Text">4917,03/11/2020,Arkansas,US,2020-03-11T18:52:04,1.0,0.0,0.0</text:p>
      <text:p text:style-name="Preformatted_20_Text">4918,03/11/2020,Delaware,US,2020-03-11T23:13:06,1.0,0.0,0.0</text:p>
      <text:p text:style-name="Preformatted_20_Text">4919,03/11/2020,Kansas,US,2020-03-10T03:13:17,1.0,0.0,0.0</text:p>
      <text:p text:style-name="Preformatted_20_Text">4920,03/11/2020,Missouri,US,2020-03-10T03:13:17,1.0,0.0,0.0</text:p>
      <text:p text:style-name="Preformatted_20_Text">4921,03/11/2020,Montana,US,2020-03-11T23:13:06,1.0,0.0,0.0</text:p>
      <text:p text:style-name="Preformatted_20_Text">4922,03/11/2020,Vermont,US,2020-03-10T03:13:17,1.0,0.0,0.0</text:p>
      <text:p text:style-name="Preformatted_20_Text">4923,03/11/2020,,Ukraine,2020-03-03T15:33:02,1.0,0.0,0.0</text:p>
      <text:p text:style-name="Preformatted_20_Text">4924,03/11/2020,Gibraltar,UK,2020-03-11T20:53:02,1.0,0.0,1.0</text:p>
      <text:p text:style-name="Preformatted_20_Text">4925,03/11/2020,Diamond Princess cruise ship,Australia,2020-02-29T02:03:10,0.0,0.0,0.0</text:p>
      <text:p text:style-name="Preformatted_20_Text">4926,03/11/2020,Gansu,Mainland China,2020-03-11T02:18:28,0.0,0.0,0.0</text:p>
      <text:p text:style-name="Preformatted_20_Text">4927,03/11/2020,Hebei,Mainland China,2020-03-11T02:18:29,0.0,0.0,0.0</text:p>
      <text:p text:style-name="Preformatted_20_Text">4928,03/11/2020,Alaska,US,2020-03-10T02:33:04,0.0,0.0,0.0</text:p>
      <text:p text:style-name="Preformatted_20_Text">4929,03/11/2020,Idaho,US,2020-03-10T02:33:04,0.0,0.0,0.0</text:p>
      <text:p text:style-name="Preformatted_20_Text">4930,03/11/2020,Maine,US,2020-03-10T02:33:04,0.0,0.0,0.0</text:p>
      <text:p text:style-name="Preformatted_20_Text">4931,03/11/2020,Mississippi,US,2020-03-10T02:33:04,0.0,0.0,0.0</text:p>
      <text:p text:style-name="Preformatted_20_Text">4932,03/11/2020,North Dakota,US,2020-03-10T02:33:04,0.0,0.0,0.0</text:p>
      <text:p text:style-name="Preformatted_20_Text">4933,03/11/2020,West Virginia,US,2020-03-10T02:33:04,0.0,0.0,0.0</text:p>
      <text:p text:style-name="Preformatted_20_Text">4934,03/11/2020,Wyoming,US,2020-03-10T02:33:04,0.0,0.0,0.0</text:p>
      <text:p text:style-name="Preformatted_20_Text">4935,03/11/2020,,occupied Palestinian territory,2020-03-11T20:53:02,0.0,0.0,0.0</text:p>
      <text:p text:style-name="Preformatted_20_Text">4936,03/12/2020,Hubei,Mainland China,2020-03-12T09:53:06,67781.0,3056.0,50318.0</text:p>
      <text:p text:style-name="Preformatted_20_Text">4937,03/12/2020,,Italy,2020-03-11T21:33:02,12462.0,827.0,1045.0</text:p>
      <text:p text:style-name="Preformatted_20_Text">4938,03/12/2020,,Iran,2020-03-12T11:13:27,10075.0,429.0,2959.0</text:p>
      <text:p text:style-name="Preformatted_20_Text">4939,03/12/2020,,South Korea,2020-03-12T05:13:02,7869.0,66.0,333.0</text:p>
      <text:p text:style-name="Preformatted_20_Text">4940,03/12/2020,France,France,2020-03-11T22:53:03,2281.0,48.0,12.0</text:p>
      <text:p text:style-name="Preformatted_20_Text">4941,03/12/2020,,Spain,2020-03-12T01:17:58,2277.0,55.0,183.0</text:p>
      <text:p text:style-name="Preformatted_20_Text">4942,03/12/2020,,Germany,2020-03-12T09:53:06,2078.0,3.0,25.0</text:p>
      <text:p text:style-name="Preformatted_20_Text">4943,03/12/2020,Guangdong,Mainland China,2020-03-12T03:53:02,1356.0,8.0,1289.0</text:p>
      <text:p text:style-name="Preformatted_20_Text">4944,03/12/2020,Henan,Mainland China,2020-03-11T08:13:09,1273.0,22.0,1249.0</text:p>
      <text:p text:style-name="Preformatted_20_Text">4945,03/12/2020,Zhejiang,Mainland China,2020-03-12T01:33:02,1215.0,1.0,1197.0</text:p>
      <text:p text:style-name="Preformatted_20_Text">4946,03/12/2020,Hunan,Mainland China,2020-03-12T09:53:06,1018.0,4.0,999.0</text:p>
      <text:p text:style-name="Preformatted_20_Text">4947,03/12/2020,Anhui,Mainland China,2020-03-11T02:18:14,990.0,6.0,984.0</text:p>
      <text:p text:style-name="Preformatted_20_Text">4948,03/12/2020,Jiangxi,Mainland China,2020-03-12T02:13:04,935.0,1.0,934.0</text:p>
      <text:p text:style-name="Preformatted_20_Text">4949,03/12/2020,Shandong,Mainland China,2020-03-12T07:53:02,760.0,6.0,734.0</text:p>
      <text:p text:style-name="Preformatted_20_Text">4950,03/12/2020,,Norway,2020-03-12T13:13:31,702.0,0.0,1.0</text:p>
      <text:p text:style-name="Preformatted_20_Text">4951,03/12/2020,Diamond Princess cruise ship,Others,2020-03-11T22:13:12,696.0,7.0,325.0</text:p>
      <text:p text:style-name="Preformatted_20_Text">4952,03/12/2020,,Switzerland,2020-03-11T20:53:02,652.0,4.0,4.0</text:p>
      <text:p text:style-name="Preformatted_20_Text"><text:soft-page-break/>4953,03/12/2020,,Japan,2020-03-12T05:13:02,639.0,16.0,118.0</text:p>
      <text:p text:style-name="Preformatted_20_Text">4954,03/12/2020,Jiangsu,Mainland China,2020-03-12T05:13:02,631.0,0.0,629.0</text:p>
      <text:p text:style-name="Preformatted_20_Text">4955,03/12/2020,Denmark,Denmark,2020-03-12T09:53:06,615.0,0.0,1.0</text:p>
      <text:p text:style-name="Preformatted_20_Text">4956,03/12/2020,,Sweden,2020-03-12T21:39:09,599.0,1.0,1.0</text:p>
      <text:p text:style-name="Preformatted_20_Text">4957,03/12/2020,Chongqing,Mainland China,2020-03-12T23:44:32,576.0,6.0,564.0</text:p>
      <text:p text:style-name="Preformatted_20_Text">4958,03/12/2020,Sichuan,Mainland China,2020-03-12T12:13:07,539.0,3.0,498.0</text:p>
      <text:p text:style-name="Preformatted_20_Text">4959,03/12/2020,,Netherlands,2020-03-11T14:13:11,503.0,5.0,0.0</text:p>
      <text:p text:style-name="Preformatted_20_Text">4960,03/12/2020,Heilongjiang,Mainland China,2020-03-12T13:13:31,482.0,13.0,441.0</text:p>
      <text:p text:style-name="Preformatted_20_Text">4961,03/12/2020,UK,UK,2020-03-11T21:33:03,456.0,8.0,18.0</text:p>
      <text:p text:style-name="Preformatted_20_Text">4962,03/12/2020,Washington,US,2020-03-12T23:44:33,442.0,31.0,1.0</text:p>
      <text:p text:style-name="Preformatted_20_Text">4963,03/12/2020,Beijing,Mainland China,2020-03-12T01:13:05,435.0,8.0,334.0</text:p>
      <text:p text:style-name="Preformatted_20_Text">4964,03/12/2020,Shanghai,Mainland China,2020-03-12T07:53:02,344.0,3.0,321.0</text:p>
      <text:p text:style-name="Preformatted_20_Text">4965,03/12/2020,New York,US,2020-03-12T21:39:10,328.0,0.0,0.0</text:p>
      <text:p text:style-name="Preformatted_20_Text">4966,03/12/2020,Hebei,Mainland China,2020-03-12T05:33:02,318.0,6.0,308.0</text:p>
      <text:p text:style-name="Preformatted_20_Text">4967,03/12/2020,,Belgium,2020-03-11T18:52:03,314.0,3.0,1.0</text:p>
      <text:p text:style-name="Preformatted_20_Text">4968,03/12/2020,,Austria,2020-03-12T11:13:29,302.0,1.0,4.0</text:p>
      <text:p text:style-name="Preformatted_20_Text">4969,03/12/2020,Fujian,Mainland China,2020-03-11T02:18:14,296.0,1.0,295.0</text:p>
      <text:p text:style-name="Preformatted_20_Text">4970,03/12/2020,,Qatar,2020-03-11T18:52:03,262.0,0.0,0.0</text:p>
      <text:p text:style-name="Preformatted_20_Text">4971,03/12/2020,Guangxi,Mainland China,2020-03-12T00:33:06,252.0,2.0,241.0</text:p>
      <text:p text:style-name="Preformatted_20_Text">4972,03/12/2020,Shaanxi,Mainland China,2020-03-12T01:33:02,245.0,2.0,232.0</text:p>
      <text:p text:style-name="Preformatted_20_Text">4973,03/12/2020,California,US,2020-03-12T23:44:33,221.0,4.0,6.0</text:p>
      <text:p text:style-name="Preformatted_20_Text">4974,03/12/2020,,Bahrain,2020-03-11T22:33:03,195.0,0.0,35.0</text:p>
      <text:p text:style-name="Preformatted_20_Text">4975,03/12/2020,,Singapore,2020-03-11T13:53:24,178.0,0.0,96.0</text:p>
      <text:p text:style-name="Preformatted_20_Text">4976,03/12/2020,Yunnan,Mainland China,2020-03-11T02:18:14,174.0,2.0,170.0</text:p>
      <text:p text:style-name="Preformatted_20_Text">4977,03/12/2020,Hainan,Mainland China,2020-03-12T03:53:02,168.0,6.0,160.0</text:p>
      <text:p text:style-name="Preformatted_20_Text">4978,03/12/2020,,Malaysia,2020-03-11T11:33:08,149.0,0.0,26.0</text:p>
      <text:p text:style-name="Preformatted_20_Text">4979,03/12/2020,Guizhou,Mainland China,2020-03-12T01:13:06,146.0,2.0,137.0</text:p>
      <text:p text:style-name="Preformatted_20_Text">4980,03/12/2020,Tianjin,Mainland China,2020-03-12T01:53:03,136.0,3.0,132.0</text:p>
      <text:p text:style-name="Preformatted_20_Text">4981,03/12/2020,Shanxi,Mainland China,2020-03-12T09:13:24,133.0,0.0,132.0</text:p>
      <text:p text:style-name="Preformatted_20_Text">4982,03/12/2020,,Israel,2020-03-12T21:39:09,131.0,0.0,4.0</text:p>
      <text:p text:style-name="Preformatted_20_Text">4983,03/12/2020,Hong Kong,Hong Kong,2020-03-12T01:53:02,129.0,3.0,67.0</text:p>
      <text:p text:style-name="Preformatted_20_Text">4984,03/12/2020,Gansu,Mainland China,2020-03-11T14:33:03,127.0,2.0,88.0</text:p>
      <text:p text:style-name="Preformatted_20_Text">4985,03/12/2020,Liaoning,Mainland China,2020-03-12T09:53:06,125.0,1.0,112.0</text:p>
      <text:p text:style-name="Preformatted_20_Text">4986,03/12/2020,Massachusetts,US,2020-03-12T21:39:09,108.0,0.0,1.0</text:p>
      <text:p text:style-name="Preformatted_20_Text">4987,03/12/2020,,Iceland,2020-03-12T21:39:09,103.0,0.0,1.0</text:p>
      <text:p text:style-name="Preformatted_20_Text">4988,03/12/2020,,Greece,2020-03-11T23:53:02,99.0,1.0,0.0</text:p>
      <text:p text:style-name="Preformatted_20_Text">4989,03/12/2020,,Czech Republic,2020-03-12T01:33:03,94.0,0.0,0.0</text:p>
      <text:p text:style-name="Preformatted_20_Text">4990,03/12/2020,Jilin,Mainland China,2020-03-12T23:44:32,93.0,1.0,91.0</text:p>
      <text:p text:style-name="Preformatted_20_Text">4991,03/12/2020,,Slovenia,2020-03-12T13:33:02,89.0,0.0,0.0</text:p>
      <text:p text:style-name="Preformatted_20_Text">4992,03/12/2020,,United Arab Emirates,2020-03-12T21:39:09,85.0,0.0,17.0</text:p>
      <text:p text:style-name="Preformatted_20_Text">4993,03/12/2020,,Kuwait,2020-03-12T09:13:24,80.0,0.0,5.0</text:p>
      <text:p text:style-name="Preformatted_20_Text">4994,03/12/2020,Xinjiang,Mainland China,2020-03-11T02:18:14,76.0,3.0,73.0</text:p>
      <text:p text:style-name="Preformatted_20_Text">4995,03/12/2020,Inner Mongolia,Mainland China,2020-03-11T03:53:03,75.0,1.0,71.0</text:p>
      <text:p text:style-name="Preformatted_20_Text">4996,03/12/2020,Ningxia,Mainland China,2020-03-11T09:33:12,75.0,0.0,72.0</text:p>
      <text:p text:style-name="Preformatted_20_Text">4997,03/12/2020,,India,2020-03-12T08:33:13,73.0,1.0,4.0</text:p>
      <text:p text:style-name="Preformatted_20_Text">4998,03/12/2020,,Iraq,2020-03-12T08:33:13,71.0,8.0,15.0</text:p>
      <text:p text:style-name="Preformatted_20_Text">4999,03/12/2020,,Thailand,2020-03-12T08:53:02,70.0,1.0,34.0</text:p>
      <text:p text:style-name="Preformatted_20_Text">5000,03/12/2020,,San Marino,2020-03-12T08:53:02,69.0,3.0,0.0</text:p>
      <text:p text:style-name="Preformatted_20_Text">5001,03/12/2020,,Egypt,2020-03-12T08:53:02,67.0,1.0,27.0</text:p>
      <text:p text:style-name="Preformatted_20_Text">5002,03/12/2020,New South Wales,Australia,2020-03-11T18:52:04,65.0,2.0,4.0</text:p>
      <text:p text:style-name="Preformatted_20_Text">5003,03/12/2020,,Lebanon,2020-03-12T09:13:24,61.0,3.0,1.0</text:p>
      <text:p text:style-name="Preformatted_20_Text">5004,03/12/2020,,Finland,2020-03-11T13:33:10,59.0,0.0,1.0</text:p>
      <text:p text:style-name="Preformatted_20_Text">5005,03/12/2020,,Portugal,2020-03-11T13:33:11,59.0,0.0,0.0</text:p>
      <text:p text:style-name="Preformatted_20_Text">5006,03/12/2020,,Brazil,2020-03-12T01:33:03,52.0,0.0,0.0</text:p>
      <text:p text:style-name="Preformatted_20_Text">5007,03/12/2020,,Philippines,2020-03-12T09:53:06,52.0,2.0,2.0</text:p>
      <text:p text:style-name="Preformatted_20_Text">5008,03/12/2020,,Poland,2020-03-12T13:33:02,49.0,1.0,0.0</text:p>
      <text:p text:style-name="Preformatted_20_Text">5009,03/12/2020,,Romania,2020-03-12T09:13:24,49.0,0.0,6.0</text:p>
      <text:p text:style-name="Preformatted_20_Text">5010,03/12/2020,,Taiwan,2020-03-12T08:13:09,49.0,1.0,20.0</text:p>
      <text:p text:style-name="Preformatted_20_Text">5011,03/12/2020,British Columbia,Canada,2020-03-12T01:53:03,46.0,1.0,4.0</text:p>
      <text:p text:style-name="Preformatted_20_Text">5012,03/12/2020,Diamond Princess cruise ship,US,2020-03-10T02:33:04,46.0,0.0,0.0</text:p>
      <text:p text:style-name="Preformatted_20_Text">5013,03/12/2020,,Saudi Arabia,2020-03-12T01:17:58,45.0,0.0,1.0</text:p>
      <text:p text:style-name="Preformatted_20_Text">5014,03/12/2020,Colorado,US,2020-03-12T21:39:10,45.0,0.0,0.0</text:p>
      <text:p text:style-name="Preformatted_20_Text">5015,03/12/2020,,Ireland,2020-03-11T21:33:03,43.0,1.0,0.0</text:p>
      <text:p text:style-name="Preformatted_20_Text">5016,03/12/2020,Ontario,Canada,2020-03-12T01:53:03,42.0,0.0,4.0</text:p>
      <text:p text:style-name="Preformatted_20_Text"><text:soft-page-break/>5017,03/12/2020,,Vietnam,2020-03-12T09:33:03,39.0,0.0,16.0</text:p>
      <text:p text:style-name="Preformatted_20_Text">5018,03/12/2020,Florida,US,2020-03-12T21:39:10,35.0,2.0,0.0</text:p>
      <text:p text:style-name="Preformatted_20_Text">5019,03/12/2020,,Indonesia,2020-03-11T11:14:26,34.0,1.0,2.0</text:p>
      <text:p text:style-name="Preformatted_20_Text">5020,03/12/2020,Illinois,US,2020-03-12T23:44:33,32.0,0.0,2.0</text:p>
      <text:p text:style-name="Preformatted_20_Text">5021,03/12/2020,Georgia,US,2020-03-12T21:39:10,31.0,1.0,0.0</text:p>
      <text:p text:style-name="Preformatted_20_Text">5022,03/12/2020,New Jersey,US,2020-03-12T21:39:10,29.0,1.0,0.0</text:p>
      <text:p text:style-name="Preformatted_20_Text">5023,03/12/2020,,Russia,2020-03-12T08:53:02,28.0,0.0,3.0</text:p>
      <text:p text:style-name="Preformatted_20_Text">5024,03/12/2020,Texas,US,2020-03-12T23:44:33,27.0,0.0,0.0</text:p>
      <text:p text:style-name="Preformatted_20_Text">5025,03/12/2020,,Algeria,2020-03-12T09:13:24,24.0,1.0,8.0</text:p>
      <text:p text:style-name="Preformatted_20_Text">5026,03/12/2020,,Georgia,2020-03-11T22:13:12,24.0,0.0,0.0</text:p>
      <text:p text:style-name="Preformatted_20_Text">5027,03/12/2020,Oregon,US,2020-03-12T23:44:33,24.0,0.0,0.0</text:p>
      <text:p text:style-name="Preformatted_20_Text">5028,03/12/2020,,Albania,2020-03-12T21:39:09,23.0,1.0,0.0</text:p>
      <text:p text:style-name="Preformatted_20_Text">5029,03/12/2020,,Chile,2020-03-11T22:13:12,23.0,0.0,0.0</text:p>
      <text:p text:style-name="Preformatted_20_Text">5030,03/12/2020,,Costa Rica,2020-03-12T01:33:03,22.0,0.0,0.0</text:p>
      <text:p text:style-name="Preformatted_20_Text">5031,03/12/2020,Pennsylvania,US,2020-03-12T21:39:10,22.0,0.0,0.0</text:p>
      <text:p text:style-name="Preformatted_20_Text">5032,03/12/2020,Victoria,Australia,2020-03-11T18:52:04,21.0,0.0,7.0</text:p>
      <text:p text:style-name="Preformatted_20_Text">5033,03/12/2020,Grand Princess,US,2020-03-10T02:33:04,21.0,0.0,0.0</text:p>
      <text:p text:style-name="Preformatted_20_Text">5034,03/12/2020,Queensland,Australia,2020-03-11T18:52:04,20.0,0.0,8.0</text:p>
      <text:p text:style-name="Preformatted_20_Text">5035,03/12/2020,,Pakistan,2020-03-12T08:53:02,20.0,0.0,2.0</text:p>
      <text:p text:style-name="Preformatted_20_Text">5036,03/12/2020,,Argentina,2020-03-11T02:18:16,19.0,1.0,0.0</text:p>
      <text:p text:style-name="Preformatted_20_Text">5037,03/12/2020,Alberta,Canada,2020-03-11T23:13:07,19.0,0.0,0.0</text:p>
      <text:p text:style-name="Preformatted_20_Text">5038,03/12/2020,,Croatia,2020-03-11T22:13:12,19.0,0.0,0.0</text:p>
      <text:p text:style-name="Preformatted_20_Text">5039,03/12/2020,,Luxembourg,2020-03-12T10:53:03,19.0,0.0,0.0</text:p>
      <text:p text:style-name="Preformatted_20_Text">5040,03/12/2020,,Serbia,2020-03-12T09:13:24,19.0,0.0,0.0</text:p>
      <text:p text:style-name="Preformatted_20_Text">5041,03/12/2020,Louisiana,US,2020-03-12T23:44:33,19.0,0.0,0.0</text:p>
      <text:p text:style-name="Preformatted_20_Text">5042,03/12/2020,Qinghai,Mainland China,2020-03-11T02:18:14,18.0,0.0,18.0</text:p>
      <text:p text:style-name="Preformatted_20_Text">5043,03/12/2020,,Oman,2020-03-10T08:33:02,18.0,0.0,9.0</text:p>
      <text:p text:style-name="Preformatted_20_Text">5044,03/12/2020,Tennessee,US,2020-03-12T21:39:10,18.0,0.0,0.0</text:p>
      <text:p text:style-name="Preformatted_20_Text">5045,03/12/2020,,Ecuador,2020-03-11T09:33:12,17.0,0.0,0.0</text:p>
      <text:p text:style-name="Preformatted_20_Text">5046,03/12/2020,,South Africa,2020-03-12T09:13:24,17.0,0.0,0.0</text:p>
      <text:p text:style-name="Preformatted_20_Text">5047,03/12/2020,Virginia,US,2020-03-12T21:39:10,17.0,0.0,0.0</text:p>
      <text:p text:style-name="Preformatted_20_Text">5048,03/12/2020,,Estonia,2020-03-11T22:13:12,16.0,0.0,0.0</text:p>
      <text:p text:style-name="Preformatted_20_Text">5049,03/12/2020,,Slovakia,2020-03-12T13:33:02,16.0,0.0,0.0</text:p>
      <text:p text:style-name="Preformatted_20_Text">5050,03/12/2020,Iowa,US,2020-03-12T23:44:33,16.0,0.0,0.0</text:p>
      <text:p text:style-name="Preformatted_20_Text">5051,03/12/2020,,Peru,2020-03-12T08:53:02,15.0,0.0,0.0</text:p>
      <text:p text:style-name="Preformatted_20_Text">5052,03/12/2020,North Carolina,US,2020-03-12T21:39:10,15.0,0.0,0.0</text:p>
      <text:p text:style-name="Preformatted_20_Text">5053,03/12/2020,Nevada,US,2020-03-12T23:44:33,14.0,0.0,0.0</text:p>
      <text:p text:style-name="Preformatted_20_Text">5054,03/12/2020,,Hungary,2020-03-11T22:13:12,13.0,0.0,0.0</text:p>
      <text:p text:style-name="Preformatted_20_Text">5055,03/12/2020,Indiana,US,2020-03-12T23:44:33,13.0,0.0,0.0</text:p>
      <text:p text:style-name="Preformatted_20_Text">5056,03/12/2020,,Belarus,2020-03-12T08:53:02,12.0,0.0,3.0</text:p>
      <text:p text:style-name="Preformatted_20_Text">5057,03/12/2020,,Mexico,2020-03-12T05:13:03,12.0,0.0,4.0</text:p>
      <text:p text:style-name="Preformatted_20_Text">5058,03/12/2020,Maryland,US,2020-03-12T01:53:03,12.0,0.0,0.0</text:p>
      <text:p text:style-name="Preformatted_20_Text">5059,03/12/2020,South Carolina,US,2020-03-12T21:39:10,12.0,0.0,0.0</text:p>
      <text:p text:style-name="Preformatted_20_Text">5060,03/12/2020,,Azerbaijan,2020-03-11T08:13:09,11.0,0.0,3.0</text:p>
      <text:p text:style-name="Preformatted_20_Text">5061,03/12/2020,,Bosnia and Herzegovina,2020-03-12T09:13:26,11.0,0.0,0.0</text:p>
      <text:p text:style-name="Preformatted_20_Text">5062,03/12/2020,,Brunei,2020-03-11T22:13:12,11.0,0.0,0.0</text:p>
      <text:p text:style-name="Preformatted_20_Text">5063,03/12/2020,,Panama,2020-03-12T08:53:02,11.0,1.0,0.0</text:p>
      <text:p text:style-name="Preformatted_20_Text">5064,03/12/2020,Macau,Macau,2020-03-11T18:52:03,10.0,0.0,10.0</text:p>
      <text:p text:style-name="Preformatted_20_Text">5065,03/12/2020,,Latvia,2020-03-11T13:53:24,10.0,0.0,1.0</text:p>
      <text:p text:style-name="Preformatted_20_Text">5066,03/12/2020,District of Columbia,US,2020-03-11T22:53:03,10.0,0.0,0.0</text:p>
      <text:p text:style-name="Preformatted_20_Text">5067,03/12/2020,Kentucky,US,2020-03-12T23:44:33,10.0,0.0,0.0</text:p>
      <text:p text:style-name="Preformatted_20_Text">5068,03/12/2020,Nebraska,US,2020-03-12T01:53:03,10.0,0.0,0.0</text:p>
      <text:p text:style-name="Preformatted_20_Text">5069,03/12/2020,South Australia,Australia,2020-03-11T18:52:04,9.0,0.0,2.0</text:p>
      <text:p text:style-name="Preformatted_20_Text">5070,03/12/2020,Western Australia,Australia,2020-03-11T18:52:04,9.0,1.0,0.0</text:p>
      <text:p text:style-name="Preformatted_20_Text">5071,03/12/2020,Quebec,Canada,2020-03-12T01:53:03,9.0,0.0,0.0</text:p>
      <text:p text:style-name="Preformatted_20_Text">5072,03/12/2020,,Colombia,2020-03-11T14:33:04,9.0,0.0,0.0</text:p>
      <text:p text:style-name="Preformatted_20_Text">5073,03/12/2020,Arizona,US,2020-03-11T18:52:04,9.0,0.0,1.0</text:p>
      <text:p text:style-name="Preformatted_20_Text">5074,03/12/2020,Minnesota,US,2020-03-12T21:39:10,9.0,0.0,0.0</text:p>
      <text:p text:style-name="Preformatted_20_Text">5075,03/12/2020,,Maldives,2020-03-11T09:33:12,8.0,0.0,0.0</text:p>
      <text:p text:style-name="Preformatted_20_Text">5076,03/12/2020,South Dakota,US,2020-03-11T22:53:03,8.0,1.0,0.0</text:p>
      <text:p text:style-name="Preformatted_20_Text">5077,03/12/2020,Wisconsin,US,2020-03-12T21:39:10,8.0,0.0,1.0</text:p>
      <text:p text:style-name="Preformatted_20_Text">5078,03/12/2020,,Afghanistan,2020-03-11T10:13:12,7.0,0.0,0.0</text:p>
      <text:p text:style-name="Preformatted_20_Text">5079,03/12/2020,,Bulgaria,2020-03-11T22:13:12,7.0,1.0,0.0</text:p>
      <text:p text:style-name="Preformatted_20_Text">5080,03/12/2020,,North Macedonia,2020-03-10T10:53:03,7.0,0.0,0.0</text:p>
      <text:p text:style-name="Preformatted_20_Text"><text:soft-page-break/>5081,03/12/2020,,Tunisia,2020-03-11T18:52:03,7.0,0.0,0.0</text:p>
      <text:p text:style-name="Preformatted_20_Text">5082,03/12/2020,,Cyprus,2020-03-11T18:52:03,6.0,0.0,0.0</text:p>
      <text:p text:style-name="Preformatted_20_Text">5083,03/12/2020,,Malta,2020-03-11T11:33:08,6.0,0.0,0.0</text:p>
      <text:p text:style-name="Preformatted_20_Text">5084,03/12/2020,,Morocco,2020-03-12T01:33:03,6.0,1.0,0.0</text:p>
      <text:p text:style-name="Preformatted_20_Text">5085,03/12/2020,Arkansas,US,2020-03-12T21:39:10,6.0,0.0,0.0</text:p>
      <text:p text:style-name="Preformatted_20_Text">5086,03/12/2020,New Hampshire,US,2020-03-12T21:39:10,6.0,0.0,0.0</text:p>
      <text:p text:style-name="Preformatted_20_Text">5087,03/12/2020,,Dominican Republic,2020-03-08T17:23:08,5.0,0.0,0.0</text:p>
      <text:p text:style-name="Preformatted_20_Text">5088,03/12/2020,,French Guiana,2020-03-07T03:23:05,5.0,0.0,0.0</text:p>
      <text:p text:style-name="Preformatted_20_Text">5089,03/12/2020,,New Zealand,2020-03-07T02:03:29,5.0,0.0,0.0</text:p>
      <text:p text:style-name="Preformatted_20_Text">5090,03/12/2020,,Paraguay,2020-03-11T04:33:03,5.0,0.0,0.0</text:p>
      <text:p text:style-name="Preformatted_20_Text">5091,03/12/2020,Connecticut,US,2020-03-12T23:44:33,5.0,0.0,0.0</text:p>
      <text:p text:style-name="Preformatted_20_Text">5092,03/12/2020,New Mexico,US,2020-03-12T23:44:33,5.0,0.0,0.0</text:p>
      <text:p text:style-name="Preformatted_20_Text">5093,03/12/2020,Ohio,US,2020-03-12T09:33:03,5.0,0.0,0.0</text:p>
      <text:p text:style-name="Preformatted_20_Text">5094,03/12/2020,Rhode Island,US,2020-03-11T03:13:08,5.0,0.0,0.0</text:p>
      <text:p text:style-name="Preformatted_20_Text">5095,03/12/2020,Utah,US,2020-03-12T23:44:33,5.0,0.0,0.0</text:p>
      <text:p text:style-name="Preformatted_20_Text">5096,03/12/2020,,Armenia,2020-03-12T21:39:09,4.0,0.0,0.0</text:p>
      <text:p text:style-name="Preformatted_20_Text">5097,03/12/2020,,Senegal,2020-03-08T20:23:08,4.0,0.0,1.0</text:p>
      <text:p text:style-name="Preformatted_20_Text">5098,03/12/2020,Tasmania,Australia,2020-03-11T18:52:04,3.0,0.0,0.0</text:p>
      <text:p text:style-name="Preformatted_20_Text">5099,03/12/2020,,Bangladesh,2020-03-10T06:19:32,3.0,0.0,0.0</text:p>
      <text:p text:style-name="Preformatted_20_Text">5100,03/12/2020,,Cambodia,2020-03-11T09:33:12,3.0,0.0,1.0</text:p>
      <text:p text:style-name="Preformatted_20_Text">5101,03/12/2020,,Cuba,2020-03-12T05:53:03,3.0,0.0,0.0</text:p>
      <text:p text:style-name="Preformatted_20_Text">5102,03/12/2020,,Lithuania,2020-03-11T02:18:26,3.0,0.0,0.0</text:p>
      <text:p text:style-name="Preformatted_20_Text">5103,03/12/2020,,Martinique,2020-03-11T02:18:29,3.0,0.0,0.0</text:p>
      <text:p text:style-name="Preformatted_20_Text">5104,03/12/2020,,Moldova,2020-03-11T18:52:03,3.0,0.0,0.0</text:p>
      <text:p text:style-name="Preformatted_20_Text">5105,03/12/2020,,Bolivia,2020-03-11T18:52:03,2.0,0.0,0.0</text:p>
      <text:p text:style-name="Preformatted_20_Text">5106,03/12/2020,,Burkina Faso,2020-03-11T09:33:12,2.0,0.0,0.0</text:p>
      <text:p text:style-name="Preformatted_20_Text">5107,03/12/2020,,Cameroon,2020-03-08T05:23:03,2.0,0.0,0.0</text:p>
      <text:p text:style-name="Preformatted_20_Text">5108,03/12/2020,Faroe Islands,Denmark,2020-03-11T20:53:02,2.0,0.0,0.0</text:p>
      <text:p text:style-name="Preformatted_20_Text">5109,03/12/2020,St Martin,France,2020-03-11T20:53:02,2.0,0.0,0.0</text:p>
      <text:p text:style-name="Preformatted_20_Text">5110,03/12/2020,,Honduras,2020-03-11T18:52:03,2.0,0.0,0.0</text:p>
      <text:p text:style-name="Preformatted_20_Text">5111,03/12/2020,,Jamaica,2020-03-12T01:33:03,2.0,0.0,0.0</text:p>
      <text:p text:style-name="Preformatted_20_Text">5112,03/12/2020,,Monaco,2020-03-12T12:53:03,2.0,0.0,0.0</text:p>
      <text:p text:style-name="Preformatted_20_Text">5113,03/12/2020,,Nigeria,2020-03-09T09:43:03,2.0,0.0,0.0</text:p>
      <text:p text:style-name="Preformatted_20_Text">5114,03/12/2020,,Sri Lanka,2020-03-11T09:33:12,2.0,0.0,1.0</text:p>
      <text:p text:style-name="Preformatted_20_Text">5115,03/12/2020,Hawaii,US,2020-03-10T03:13:17,2.0,0.0,0.0</text:p>
      <text:p text:style-name="Preformatted_20_Text">5116,03/12/2020,Michigan,US,2020-03-11T03:33:05,2.0,0.0,0.0</text:p>
      <text:p text:style-name="Preformatted_20_Text">5117,03/12/2020,Oklahoma,US,2020-03-10T17:13:25,2.0,0.0,0.0</text:p>
      <text:p text:style-name="Preformatted_20_Text">5118,03/12/2020,Vermont,US,2020-03-12T01:53:03,2.0,0.0,0.0</text:p>
      <text:p text:style-name="Preformatted_20_Text">5119,03/12/2020,Channel Islands,UK,2020-03-11T20:53:02,2.0,0.0,0.0</text:p>
      <text:p text:style-name="Preformatted_20_Text">5120,03/12/2020,,Andorra,2020-03-12T23:44:32,1.0,0.0,1.0</text:p>
      <text:p text:style-name="Preformatted_20_Text">5121,03/12/2020,Northern Territory,Australia,2020-03-10T14:13:14,1.0,0.0,0.0</text:p>
      <text:p text:style-name="Preformatted_20_Text">5122,03/12/2020,,Bhutan,2020-03-06T15:43:02,1.0,0.0,0.0</text:p>
      <text:p text:style-name="Preformatted_20_Text">5123,03/12/2020,New Brunswick,Canada,2020-03-11T23:13:06,1.0,0.0,0.0</text:p>
      <text:p text:style-name="Preformatted_20_Text">5124,03/12/2020,Tibet,Mainland China,2020-03-11T02:18:14,1.0,0.0,1.0</text:p>
      <text:p text:style-name="Preformatted_20_Text">5125,03/12/2020,,Congo (Kinshasa),2020-03-11T21:13:24,1.0,0.0,0.0</text:p>
      <text:p text:style-name="Preformatted_20_Text">5126,03/12/2020,,Ivory Coast,2020-03-12T01:18:01,1.0,0.0,0.0</text:p>
      <text:p text:style-name="Preformatted_20_Text">5127,03/12/2020,Saint Barthelemy,France,2020-03-11T20:53:02,1.0,0.0,0.0</text:p>
      <text:p text:style-name="Preformatted_20_Text">5128,03/12/2020,,Guyana,2020-03-12T05:53:03,1.0,1.0,0.0</text:p>
      <text:p text:style-name="Preformatted_20_Text">5129,03/12/2020,,Holy See,2020-03-10T19:13:21,1.0,0.0,0.0</text:p>
      <text:p text:style-name="Preformatted_20_Text">5130,03/12/2020,,Jordan,2020-03-03T15:33:02,1.0,0.0,0.0</text:p>
      <text:p text:style-name="Preformatted_20_Text">5131,03/12/2020,,Liechtenstein,2020-03-04T01:33:07,1.0,0.0,0.0</text:p>
      <text:p text:style-name="Preformatted_20_Text">5132,03/12/2020,,Mongolia,2020-03-10T06:13:43,1.0,0.0,0.0</text:p>
      <text:p text:style-name="Preformatted_20_Text">5133,03/12/2020,,Nepal,2020-03-10T08:33:03,1.0,0.0,1.0</text:p>
      <text:p text:style-name="Preformatted_20_Text">5134,03/12/2020,,Reunion,2020-03-11T23:13:07,1.0,0.0,0.0</text:p>
      <text:p text:style-name="Preformatted_20_Text">5135,03/12/2020,,Togo,2020-03-07T02:13:09,1.0,0.0,0.0</text:p>
      <text:p text:style-name="Preformatted_20_Text">5136,03/12/2020,,Turkey,2020-03-11T03:33:05,1.0,0.0,0.0</text:p>
      <text:p text:style-name="Preformatted_20_Text">5137,03/12/2020,Delaware,US,2020-03-11T23:13:06,1.0,0.0,0.0</text:p>
      <text:p text:style-name="Preformatted_20_Text">5138,03/12/2020,Kansas,US,2020-03-10T03:13:17,1.0,0.0,0.0</text:p>
      <text:p text:style-name="Preformatted_20_Text">5139,03/12/2020,Mississippi,US,2020-03-12T09:33:03,1.0,0.0,0.0</text:p>
      <text:p text:style-name="Preformatted_20_Text">5140,03/12/2020,Missouri,US,2020-03-10T03:13:17,1.0,0.0,0.0</text:p>
      <text:p text:style-name="Preformatted_20_Text">5141,03/12/2020,Montana,US,2020-03-11T23:13:06,1.0,0.0,0.0</text:p>
      <text:p text:style-name="Preformatted_20_Text">5142,03/12/2020,North Dakota,US,2020-03-12T09:33:03,1.0,0.0,0.0</text:p>
      <text:p text:style-name="Preformatted_20_Text">5143,03/12/2020,Wyoming,US,2020-03-12T03:13:09,1.0,0.0,0.0</text:p>
      <text:p text:style-name="Preformatted_20_Text">5144,03/12/2020,,Ukraine,2020-03-03T15:33:02,1.0,0.0,0.0</text:p>
      <text:p text:style-name="Preformatted_20_Text"><text:soft-page-break/>5145,03/12/2020,Gibraltar,UK,2020-03-11T20:53:02,1.0,0.0,1.0</text:p>
      <text:p text:style-name="Preformatted_20_Text">5146,03/12/2020,Diamond Princess cruise ship,Australia,2020-02-29T02:03:10,0.0,0.0,0.0</text:p>
      <text:p text:style-name="Preformatted_20_Text">5147,03/12/2020,Gansu,Mainland China,2020-03-11T02:18:28,0.0,0.0,0.0</text:p>
      <text:p text:style-name="Preformatted_20_Text">5148,03/12/2020,Hebei,Mainland China,2020-03-11T02:18:29,0.0,0.0,0.0</text:p>
      <text:p text:style-name="Preformatted_20_Text">5149,03/12/2020,Alaska,US,2020-03-10T02:33:04,0.0,0.0,0.0</text:p>
      <text:p text:style-name="Preformatted_20_Text">5150,03/12/2020,Idaho,US,2020-03-10T02:33:04,0.0,0.0,0.0</text:p>
      <text:p text:style-name="Preformatted_20_Text">5151,03/12/2020,Maine,US,2020-03-10T02:33:04,0.0,0.0,0.0</text:p>
      <text:p text:style-name="Preformatted_20_Text">5152,03/12/2020,West Virginia,US,2020-03-10T02:33:04,0.0,0.0,0.0</text:p>
      <text:p text:style-name="Preformatted_20_Text">5153,03/12/2020,,occupied Palestinian territory,2020-03-11T20:53:02,0.0,0.0,0.0</text:p>
      <text:p text:style-name="Preformatted_20_Text">5154,03/13/2020,Hubei,Mainland China,2020-03-13T11:09:03,67786.0,3062.0,51553.0</text:p>
      <text:p text:style-name="Preformatted_20_Text">5155,03/13/2020,Guangdong,Mainland China,2020-03-13T11:09:03,1356.0,8.0,1296.0</text:p>
      <text:p text:style-name="Preformatted_20_Text">5156,03/13/2020,Henan,Mainland China,2020-03-11T08:13:09,1273.0,22.0,1249.0</text:p>
      <text:p text:style-name="Preformatted_20_Text">5157,03/13/2020,Zhejiang,Mainland China,2020-03-12T01:33:02,1215.0,1.0,1197.0</text:p>
      <text:p text:style-name="Preformatted_20_Text">5158,03/13/2020,Hunan,Mainland China,2020-03-13T11:09:03,1018.0,4.0,1005.0</text:p>
      <text:p text:style-name="Preformatted_20_Text">5159,03/13/2020,Anhui,Mainland China,2020-03-11T02:18:14,990.0,6.0,984.0</text:p>
      <text:p text:style-name="Preformatted_20_Text">5160,03/13/2020,Jiangxi,Mainland China,2020-03-12T02:13:04,935.0,1.0,934.0</text:p>
      <text:p text:style-name="Preformatted_20_Text">5161,03/13/2020,Shandong,Mainland China,2020-03-13T11:09:03,760.0,7.0,739.0</text:p>
      <text:p text:style-name="Preformatted_20_Text">5162,03/13/2020,Jiangsu,Mainland China,2020-03-13T11:09:03,631.0,0.0,630.0</text:p>
      <text:p text:style-name="Preformatted_20_Text">5163,03/13/2020,Chongqing,Mainland China,2020-03-13T23:13:12,576.0,6.0,566.0</text:p>
      <text:p text:style-name="Preformatted_20_Text">5164,03/13/2020,Sichuan,Mainland China,2020-03-13T11:09:03,539.0,3.0,503.0</text:p>
      <text:p text:style-name="Preformatted_20_Text">5165,03/13/2020,Heilongjiang,Mainland China,2020-03-13T11:09:03,482.0,13.0,446.0</text:p>
      <text:p text:style-name="Preformatted_20_Text">5166,03/13/2020,Beijing,Mainland China,2020-03-13T11:09:03,436.0,8.0,342.0</text:p>
      <text:p text:style-name="Preformatted_20_Text">5167,03/13/2020,Shanghai,Mainland China,2020-03-13T11:09:03,346.0,3.0,324.0</text:p>
      <text:p text:style-name="Preformatted_20_Text">5168,03/13/2020,Hebei,Mainland China,2020-03-13T11:09:03,318.0,6.0,310.0</text:p>
      <text:p text:style-name="Preformatted_20_Text">5169,03/13/2020,Fujian,Mainland China,2020-03-11T02:18:14,296.0,1.0,295.0</text:p>
      <text:p text:style-name="Preformatted_20_Text">5170,03/13/2020,Guangxi,Mainland China,2020-03-13T11:09:03,252.0,2.0,243.0</text:p>
      <text:p text:style-name="Preformatted_20_Text">5171,03/13/2020,Shaanxi,Mainland China,2020-03-12T01:33:02,245.0,2.0,232.0</text:p>
      <text:p text:style-name="Preformatted_20_Text">5172,03/13/2020,Yunnan,Mainland China,2020-03-11T02:18:14,174.0,2.0,170.0</text:p>
      <text:p text:style-name="Preformatted_20_Text">5173,03/13/2020,Hainan,Mainland China,2020-03-12T03:53:02,168.0,6.0,160.0</text:p>
      <text:p text:style-name="Preformatted_20_Text">5174,03/13/2020,Guizhou,Mainland China,2020-03-13T11:09:03,146.0,2.0,140.0</text:p>
      <text:p text:style-name="Preformatted_20_Text">5175,03/13/2020,Tianjin,Mainland China,2020-03-12T01:53:03,136.0,3.0,132.0</text:p>
      <text:p text:style-name="Preformatted_20_Text">5176,03/13/2020,Hong Kong,Hong Kong,2020-03-13T13:33:03,134.0,4.0,77.0</text:p>
      <text:p text:style-name="Preformatted_20_Text">5177,03/13/2020,Shanxi,Mainland China,2020-03-13T11:09:03,133.0,0.0,133.0</text:p>
      <text:p text:style-name="Preformatted_20_Text">5178,03/13/2020,Gansu,Mainland China,2020-03-13T11:09:03,127.0,2.0,88.0</text:p>
      <text:p text:style-name="Preformatted_20_Text">5179,03/13/2020,Liaoning,Mainland China,2020-03-12T09:53:06,125.0,1.0,112.0</text:p>
      <text:p text:style-name="Preformatted_20_Text">5180,03/13/2020,Xinjiang,Mainland China,2020-03-11T02:18:14,76.0,3.0,73.0</text:p>
      <text:p text:style-name="Preformatted_20_Text">5181,03/13/2020,Inner Mongolia,Mainland China,2020-03-11T03:53:03,75.0,1.0,71.0</text:p>
      <text:p text:style-name="Preformatted_20_Text">5182,03/13/2020,Ningxia,Mainland China,2020-03-11T09:33:12,75.0,0.0,72.0</text:p>
      <text:p text:style-name="Preformatted_20_Text">5183,03/13/2020,Jilin,Mainland China,2020-03-13T11:09:03,93.0,1.0,91.0</text:p>
      <text:p text:style-name="Preformatted_20_Text">5184,03/13/2020,Qinghai,Mainland China,2020-03-11T02:18:14,18.0,0.0,18.0</text:p>
      <text:p text:style-name="Preformatted_20_Text">5185,03/13/2020,Macau,Macau,2020-03-11T18:52:03,10.0,0.0,10.0</text:p>
      <text:p text:style-name="Preformatted_20_Text">5186,03/13/2020,Tibet,Mainland China,2020-03-11T02:18:14,1.0,0.0,1.0</text:p>
      <text:p text:style-name="Preformatted_20_Text">5187,03/13/2020,,Panama,2020-03-11T20:00:00,27.0,1.0,0.0</text:p>
      <text:p text:style-name="Preformatted_20_Text">5188,03/13/2020,Tasmania,Australia,2020-03-11T20:00:00,5.0,0.0,0.0</text:p>
      <text:p text:style-name="Preformatted_20_Text">5189,03/13/2020,,Croatia,2020-03-11T20:00:00,32.0,0.0,1.0</text:p>
      <text:p text:style-name="Preformatted_20_Text">5190,03/13/2020,,Burkina Faso,2020-03-11T20:00:00,2.0,0.0,0.0</text:p>
      <text:p text:style-name="Preformatted_20_Text">5191,03/13/2020,,Albania,2020-03-11T20:00:00,33.0,1.0,0.0</text:p>
      <text:p text:style-name="Preformatted_20_Text">5192,03/13/2020,British Columbia,Canada,2020-03-11T20:00:00,64.0,1.0,4.0</text:p>
      <text:p text:style-name="Preformatted_20_Text">5193,03/13/2020,New South Wales,Australia,2020-03-11T20:00:00,92.0,2.0,4.0</text:p>
      <text:p text:style-name="Preformatted_20_Text">5194,03/13/2020,Victoria,Australia,2020-03-11T20:00:00,36.0,0.0,8.0</text:p>
      <text:p text:style-name="Preformatted_20_Text">5195,03/13/2020,Queensland,Australia,2020-03-11T20:00:00,35.0,0.0,8.0</text:p>
      <text:p text:style-name="Preformatted_20_Text">5196,03/13/2020,South Australia,Australia,2020-03-11T20:00:00,16.0,0.0,3.0</text:p>
      <text:p text:style-name="Preformatted_20_Text">5197,03/13/2020,Channel Islands,UK,2020-03-11T20:00:00,2.0,0.0,0.0</text:p>
      <text:p text:style-name="Preformatted_20_Text">5198,03/13/2020,,Philippines,2020-03-11T20:00:00,64.0,5.0,2.0</text:p>
      <text:p text:style-name="Preformatted_20_Text">5199,03/13/2020,,Nepal,2020-03-11T20:00:00,1.0,0.0,1.0</text:p>
      <text:p text:style-name="Preformatted_20_Text">5200,03/13/2020,,Sri Lanka,2020-03-11T20:00:00,6.0,0.0,1.0</text:p>
      <text:p text:style-name="Preformatted_20_Text">5201,03/13/2020,,United Arab Emirates,2020-03-11T20:00:00,85.0,0.0,17.0</text:p>
      <text:p text:style-name="Preformatted_20_Text">5202,03/13/2020,,Thailand,2020-03-11T20:00:00,75.0,1.0,35.0</text:p>
      <text:p text:style-name="Preformatted_20_Text">5203,03/13/2020,,Cambodia,2020-03-11T20:00:00,5.0,0.0,1.0</text:p>
      <text:p text:style-name="Preformatted_20_Text">5204,03/13/2020,,San Marino,2020-03-11T20:00:00,80.0,5.0,0.0</text:p>
      <text:p text:style-name="Preformatted_20_Text">5205,03/13/2020,Ontario,Canada,2020-03-11T20:00:00,74.0,0.0,4.0</text:p>
      <text:p text:style-name="Preformatted_20_Text">5206,03/13/2020,Australian Capital Territory,Australia,2020-03-11T20:00:00,1.0,0.0,0.0</text:p>
      <text:p text:style-name="Preformatted_20_Text"><text:soft-page-break/>5207,03/13/2020,,Germany,2020-03-11T20:00:00,3675.0,7.0,46.0</text:p>
      <text:p text:style-name="Preformatted_20_Text">5208,03/13/2020,,Congo (Kinshasa),2020-03-11T20:00:00,2.0,0.0,0.0</text:p>
      <text:p text:style-name="Preformatted_20_Text">5209,03/13/2020,,Honduras,2020-03-11T20:00:00,2.0,0.0,0.0</text:p>
      <text:p text:style-name="Preformatted_20_Text">5210,03/13/2020,Diamond Princess cruise ship,US,2020-03-11T20:00:00,46.0,0.0,0.0</text:p>
      <text:p text:style-name="Preformatted_20_Text">5211,03/13/2020,,Algeria,2020-03-11T20:00:00,26.0,2.0,8.0</text:p>
      <text:p text:style-name="Preformatted_20_Text">5212,03/13/2020,,Reunion,2020-03-11T20:00:00,5.0,0.0,0.0</text:p>
      <text:p text:style-name="Preformatted_20_Text">5213,03/13/2020,,Oman,2020-03-11T20:00:00,19.0,0.0,9.0</text:p>
      <text:p text:style-name="Preformatted_20_Text">5214,03/13/2020,Diamond Princess cruise ship,Others,2020-03-11T20:00:00,696.0,7.0,325.0</text:p>
      <text:p text:style-name="Preformatted_20_Text">5215,03/13/2020,New Brunswick,Canada,2020-03-11T20:00:00,1.0,0.0,0.0</text:p>
      <text:p text:style-name="Preformatted_20_Text">5216,03/13/2020,,Italy,2020-03-11T20:00:00,17660.0,1266.0,1439.0</text:p>
      <text:p text:style-name="Preformatted_20_Text">5217,03/13/2020,,Iraq,2020-03-11T20:00:00,101.0,9.0,24.0</text:p>
      <text:p text:style-name="Preformatted_20_Text">5218,03/13/2020,,Lebanon,2020-03-11T20:00:00,77.0,3.0,1.0</text:p>
      <text:p text:style-name="Preformatted_20_Text">5219,03/13/2020,Diamond Princess cruise ship,Australia,2020-03-11T20:00:00,0.0,0.0,0.0</text:p>
      <text:p text:style-name="Preformatted_20_Text">5220,03/13/2020,,Ukraine,2020-03-11T20:00:00,3.0,1.0,0.0</text:p>
      <text:p text:style-name="Preformatted_20_Text">5221,03/13/2020,,Austria,2020-03-11T20:00:00,504.0,1.0,6.0</text:p>
      <text:p text:style-name="Preformatted_20_Text">5222,03/13/2020,,Switzerland,2020-03-11T20:00:00,1139.0,11.0,4.0</text:p>
      <text:p text:style-name="Preformatted_20_Text">5223,03/13/2020,,Ireland,2020-03-11T20:00:00,90.0,1.0,0.0</text:p>
      <text:p text:style-name="Preformatted_20_Text">5224,03/13/2020,,Georgia,2020-03-11T20:00:00,25.0,0.0,0.0</text:p>
      <text:p text:style-name="Preformatted_20_Text">5225,03/13/2020,,Bangladesh,2020-03-11T20:00:00,3.0,0.0,0.0</text:p>
      <text:p text:style-name="Preformatted_20_Text">5226,03/13/2020,,Kuwait,2020-03-11T20:00:00,80.0,0.0,5.0</text:p>
      <text:p text:style-name="Preformatted_20_Text">5227,03/13/2020,,North Macedonia,2020-03-11T20:00:00,14.0,0.0,1.0</text:p>
      <text:p text:style-name="Preformatted_20_Text">5228,03/13/2020,,Brazil,2020-03-11T20:00:00,151.0,0.0,0.0</text:p>
      <text:p text:style-name="Preformatted_20_Text">5229,03/13/2020,,Greece,2020-03-11T20:00:00,190.0,1.0,0.0</text:p>
      <text:p text:style-name="Preformatted_20_Text">5230,03/13/2020,,Sweden,2020-03-11T20:00:00,814.0,1.0,1.0</text:p>
      <text:p text:style-name="Preformatted_20_Text">5231,03/13/2020,,Pakistan,2020-03-11T20:00:00,28.0,0.0,2.0</text:p>
      <text:p text:style-name="Preformatted_20_Text">5232,03/13/2020,,Norway,2020-03-11T20:00:00,996.0,0.0,1.0</text:p>
      <text:p text:style-name="Preformatted_20_Text">5233,03/13/2020,France,France,2020-03-11T20:00:00,3661.0,79.0,12.0</text:p>
      <text:p text:style-name="Preformatted_20_Text">5234,03/13/2020,,Turkey,2020-03-11T20:00:00,5.0,0.0,0.0</text:p>
      <text:p text:style-name="Preformatted_20_Text">5235,03/13/2020,,Bahrain,2020-03-11T20:00:00,189.0,0.0,44.0</text:p>
      <text:p text:style-name="Preformatted_20_Text">5236,03/13/2020,,Iceland,2020-03-11T20:00:00,134.0,0.0,1.0</text:p>
      <text:p text:style-name="Preformatted_20_Text">5237,03/13/2020,,Ecuador,2020-03-11T20:00:00,17.0,0.0,0.0</text:p>
      <text:p text:style-name="Preformatted_20_Text">5238,03/13/2020,,Estonia,2020-03-11T20:00:00,79.0,0.0,0.0</text:p>
      <text:p text:style-name="Preformatted_20_Text">5239,03/13/2020,Denmark,Denmark,2020-03-11T20:00:00,801.0,0.0,1.0</text:p>
      <text:p text:style-name="Preformatted_20_Text">5240,03/13/2020,United Kingdom,UK,2020-03-11T20:00:00,798.0,8.0,18.0</text:p>
      <text:p text:style-name="Preformatted_20_Text">5241,03/13/2020,,Netherlands,2020-03-11T20:00:00,804.0,10.0,0.0</text:p>
      <text:p text:style-name="Preformatted_20_Text">5242,03/13/2020,,Cuba,2020-03-11T20:00:00,4.0,0.0,0.0</text:p>
      <text:p text:style-name="Preformatted_20_Text">5243,03/13/2020,Quebec,Canada,2020-03-11T20:00:00,17.0,0.0,0.0</text:p>
      <text:p text:style-name="Preformatted_20_Text">5244,03/13/2020,,Nigeria,2020-03-11T20:00:00,2.0,0.0,0.0</text:p>
      <text:p text:style-name="Preformatted_20_Text">5245,03/13/2020,,Lithuania,2020-03-11T20:00:00,6.0,0.0,0.0</text:p>
      <text:p text:style-name="Preformatted_20_Text">5246,03/13/2020,,New Zealand,2020-03-11T20:00:00,5.0,0.0,0.0</text:p>
      <text:p text:style-name="Preformatted_20_Text">5247,03/13/2020,,Belarus,2020-03-11T20:00:00,27.0,0.0,3.0</text:p>
      <text:p text:style-name="Preformatted_20_Text">5248,03/13/2020,,Azerbaijan,2020-03-11T20:00:00,15.0,1.0,3.0</text:p>
      <text:p text:style-name="Preformatted_20_Text">5249,03/13/2020,,Armenia,2020-03-11T20:00:00,8.0,0.0,0.0</text:p>
      <text:p text:style-name="Preformatted_20_Text">5250,03/13/2020,,Kazakhstan,2020-03-11T20:00:00,4.0,0.0,0.0</text:p>
      <text:p text:style-name="Preformatted_20_Text">5251,03/13/2020,,Iran,2020-03-11T20:00:00,11364.0,514.0,2959.0</text:p>
      <text:p text:style-name="Preformatted_20_Text">5252,03/13/2020,,Israel,2020-03-11T20:00:00,161.0,0.0,4.0</text:p>
      <text:p text:style-name="Preformatted_20_Text">5253,03/13/2020,French Polynesia,France,2020-03-11T20:00:00,3.0,0.0,0.0</text:p>
      <text:p text:style-name="Preformatted_20_Text">5254,03/13/2020,Western Australia,Australia,2020-03-11T20:00:00,14.0,1.0,0.0</text:p>
      <text:p text:style-name="Preformatted_20_Text">5255,03/13/2020,,Cayman Islands,2020-03-11T20:00:00,1.0,0.0,0.0</text:p>
      <text:p text:style-name="Preformatted_20_Text">5256,03/13/2020,,Japan,2020-03-11T20:00:00,701.0,19.0,118.0</text:p>
      <text:p text:style-name="Preformatted_20_Text">5257,03/13/2020,,Czech Republic,2020-03-11T20:00:00,141.0,0.0,0.0</text:p>
      <text:p text:style-name="Preformatted_20_Text">5258,03/13/2020,,Qatar,2020-03-11T20:00:00,320.0,0.0,0.0</text:p>
      <text:p text:style-name="Preformatted_20_Text">5259,03/13/2020,,Singapore,2020-03-11T20:00:00,200.0,0.0,97.0</text:p>
      <text:p text:style-name="Preformatted_20_Text">5260,03/13/2020,,Guadeloupe,2020-03-11T20:00:00,1.0,0.0,0.0</text:p>
      <text:p text:style-name="Preformatted_20_Text">5261,03/13/2020,,Dominican Republic,2020-03-11T20:00:00,5.0,0.0,0.0</text:p>
      <text:p text:style-name="Preformatted_20_Text">5262,03/13/2020,,Egypt,2020-03-11T20:00:00,80.0,2.0,27.0</text:p>
      <text:p text:style-name="Preformatted_20_Text">5263,03/13/2020,,Bolivia,2020-03-11T20:00:00,3.0,0.0,0.0</text:p>
      <text:p text:style-name="Preformatted_20_Text">5264,03/13/2020,Manitoba,Canada,2020-03-11T20:00:00,4.0,0.0,0.0</text:p>
      <text:p text:style-name="Preformatted_20_Text">5265,03/13/2020,Saskatchewan,Canada,2020-03-11T20:00:00,2.0,0.0,0.0</text:p>
      <text:p text:style-name="Preformatted_20_Text">5266,03/13/2020,,Indonesia,2020-03-11T20:00:00,69.0,4.0,2.0</text:p>
      <text:p text:style-name="Preformatted_20_Text">5267,03/13/2020,,South Korea,2020-03-11T20:00:00,7979.0,66.0,510.0</text:p>
      <text:p text:style-name="Preformatted_20_Text">5268,03/13/2020,,Latvia,2020-03-11T20:00:00,17.0,0.0,1.0</text:p>
      <text:p text:style-name="Preformatted_20_Text"><text:soft-page-break/>5269,03/13/2020,,Senegal,2020-03-11T20:00:00,10.0,0.0,1.0</text:p>
      <text:p text:style-name="Preformatted_20_Text">5270,03/13/2020,,Ethiopia,2020-03-11T20:00:00,1.0,0.0,0.0</text:p>
      <text:p text:style-name="Preformatted_20_Text">5271,03/13/2020,,Sudan,2020-03-11T20:00:00,1.0,1.0,0.0</text:p>
      <text:p text:style-name="Preformatted_20_Text">5272,03/13/2020,,Portugal,2020-03-11T20:00:00,112.0,0.0,1.0</text:p>
      <text:p text:style-name="Preformatted_20_Text">5273,03/13/2020,,Andorra,2020-03-11T20:00:00,1.0,0.0,0.0</text:p>
      <text:p text:style-name="Preformatted_20_Text">5274,03/13/2020,,Guinea,2020-03-11T20:00:00,1.0,0.0,0.0</text:p>
      <text:p text:style-name="Preformatted_20_Text">5275,03/13/2020,,Antigua and Barbuda,2020-03-11T20:00:00,1.0,0.0,0.0</text:p>
      <text:p text:style-name="Preformatted_20_Text">5276,03/13/2020,,Belgium,2020-03-11T20:00:00,559.0,3.0,1.0</text:p>
      <text:p text:style-name="Preformatted_20_Text">5277,03/13/2020,,Russia,2020-03-11T20:00:00,45.0,0.0,3.0</text:p>
      <text:p text:style-name="Preformatted_20_Text">5278,03/13/2020,,India,2020-03-11T20:00:00,82.0,2.0,4.0</text:p>
      <text:p text:style-name="Preformatted_20_Text">5279,03/13/2020,,Morocco,2020-03-11T20:00:00,7.0,1.0,1.0</text:p>
      <text:p text:style-name="Preformatted_20_Text">5280,03/13/2020,,Aruba,2020-03-11T20:00:00,2.0,0.0,0.0</text:p>
      <text:p text:style-name="Preformatted_20_Text">5281,03/13/2020,Grand Princess,Canada,2020-03-11T20:00:00,2.0,0.0,0.0</text:p>
      <text:p text:style-name="Preformatted_20_Text">5282,03/13/2020,,Argentina,2020-03-11T20:00:00,31.0,2.0,0.0</text:p>
      <text:p text:style-name="Preformatted_20_Text">5283,03/13/2020,,Chile,2020-03-11T20:00:00,43.0,0.0,0.0</text:p>
      <text:p text:style-name="Preformatted_20_Text">5284,03/13/2020,,Jordan,2020-03-11T20:00:00,1.0,0.0,1.0</text:p>
      <text:p text:style-name="Preformatted_20_Text">5285,03/13/2020,,Kenya,2020-03-11T20:00:00,1.0,0.0,0.0</text:p>
      <text:p text:style-name="Preformatted_20_Text">5286,03/13/2020,Saint Barthelemy,France,2020-03-11T20:00:00,1.0,0.0,0.0</text:p>
      <text:p text:style-name="Preformatted_20_Text">5287,03/13/2020,St Martin,France,2020-03-11T20:00:00,2.0,0.0,0.0</text:p>
      <text:p text:style-name="Preformatted_20_Text">5288,03/13/2020,,Poland,2020-03-11T20:00:00,68.0,2.0,0.0</text:p>
      <text:p text:style-name="Preformatted_20_Text">5289,03/13/2020,Faroe Islands,Denmark,2020-03-11T20:00:00,3.0,0.0,0.0</text:p>
      <text:p text:style-name="Preformatted_20_Text">5290,03/13/2020,Gibraltar,UK,2020-03-11T20:00:00,1.0,0.0,1.0</text:p>
      <text:p text:style-name="Preformatted_20_Text">5291,03/13/2020,,Hungary,2020-03-11T20:00:00,19.0,0.0,0.0</text:p>
      <text:p text:style-name="Preformatted_20_Text">5292,03/13/2020,Northern Territory,Australia,2020-03-11T20:00:00,1.0,0.0,0.0</text:p>
      <text:p text:style-name="Preformatted_20_Text">5293,03/13/2020,Alabama,US,2020-03-11T20:00:00,5.0,0.0,0.0</text:p>
      <text:p text:style-name="Preformatted_20_Text">5294,03/13/2020,,Slovenia,2020-03-11T20:00:00,141.0,0.0,0.0</text:p>
      <text:p text:style-name="Preformatted_20_Text">5295,03/13/2020,,Finland,2020-03-11T20:00:00,155.0,0.0,1.0</text:p>
      <text:p text:style-name="Preformatted_20_Text">5296,03/13/2020,,South Africa,2020-03-11T20:00:00,24.0,0.0,0.0</text:p>
      <text:p text:style-name="Preformatted_20_Text">5297,03/13/2020,,Bosnia and Herzegovina,2020-03-11T20:00:00,13.0,0.0,0.0</text:p>
      <text:p text:style-name="Preformatted_20_Text">5298,03/13/2020,,Saudi Arabia,2020-03-11T20:00:00,86.0,0.0,1.0</text:p>
      <text:p text:style-name="Preformatted_20_Text">5299,03/13/2020,,Ivory Coast,2020-03-11T20:00:00,1.0,0.0,0.0</text:p>
      <text:p text:style-name="Preformatted_20_Text">5300,03/13/2020,,Luxembourg,2020-03-11T20:00:00,34.0,0.0,0.0</text:p>
      <text:p text:style-name="Preformatted_20_Text">5301,03/13/2020,,Costa Rica,2020-03-11T20:00:00,23.0,0.0,0.0</text:p>
      <text:p text:style-name="Preformatted_20_Text">5302,03/13/2020,Alberta,Canada,2020-03-11T20:00:00,29.0,0.0,0.0</text:p>
      <text:p text:style-name="Preformatted_20_Text">5303,03/13/2020,,Bhutan,2020-03-11T20:00:00,1.0,0.0,0.0</text:p>
      <text:p text:style-name="Preformatted_20_Text">5304,03/13/2020,,Spain,2020-03-11T20:00:00,5232.0,133.0,193.0</text:p>
      <text:p text:style-name="Preformatted_20_Text">5305,03/13/2020,,Malaysia,2020-03-11T20:00:00,197.0,0.0,26.0</text:p>
      <text:p text:style-name="Preformatted_20_Text">5306,03/13/2020,,Holy See,2020-03-11T20:00:00,1.0,0.0,0.0</text:p>
      <text:p text:style-name="Preformatted_20_Text">5307,03/13/2020,,Serbia,2020-03-11T20:00:00,35.0,0.0,0.0</text:p>
      <text:p text:style-name="Preformatted_20_Text">5308,03/13/2020,,Cameroon,2020-03-11T20:00:00,2.0,0.0,0.0</text:p>
      <text:p text:style-name="Preformatted_20_Text">5309,03/13/2020,,Slovakia,2020-03-11T20:00:00,32.0,0.0,0.0</text:p>
      <text:p text:style-name="Preformatted_20_Text">5310,03/13/2020,,Togo,2020-03-11T20:00:00,1.0,0.0,0.0</text:p>
      <text:p text:style-name="Preformatted_20_Text">5311,03/13/2020,,Peru,2020-03-11T20:00:00,28.0,0.0,0.0</text:p>
      <text:p text:style-name="Preformatted_20_Text">5312,03/13/2020,,Romania,2020-03-11T20:00:00,89.0,0.0,7.0</text:p>
      <text:p text:style-name="Preformatted_20_Text">5313,03/13/2020,,Mexico,2020-03-11T20:00:00,12.0,0.0,4.0</text:p>
      <text:p text:style-name="Preformatted_20_Text">5314,03/13/2020,,Colombia,2020-03-11T20:00:00,13.0,0.0,0.0</text:p>
      <text:p text:style-name="Preformatted_20_Text">5315,03/13/2020,Grand Princess,US,2020-03-11T20:00:00,21.0,0.0,0.0</text:p>
      <text:p text:style-name="Preformatted_20_Text">5316,03/13/2020,,Brunei,2020-03-11T20:00:00,37.0,0.0,0.0</text:p>
      <text:p text:style-name="Preformatted_20_Text">5317,03/13/2020,,Martinique,2020-03-11T20:00:00,3.0,0.0,0.0</text:p>
      <text:p text:style-name="Preformatted_20_Text">5318,03/13/2020,,French Guiana,2020-03-11T20:00:00,5.0,0.0,0.0</text:p>
      <text:p text:style-name="Preformatted_20_Text">5319,03/13/2020,,Malta,2020-03-11T20:00:00,12.0,0.0,1.0</text:p>
      <text:p text:style-name="Preformatted_20_Text">5320,03/13/2020,,Paraguay,2020-03-11T20:00:00,6.0,0.0,0.0</text:p>
      <text:p text:style-name="Preformatted_20_Text">5321,03/13/2020,,Moldova,2020-03-11T20:00:00,6.0,0.0,0.0</text:p>
      <text:p text:style-name="Preformatted_20_Text">5322,03/13/2020,,Maldives,2020-03-11T20:00:00,9.0,0.0,0.0</text:p>
      <text:p text:style-name="Preformatted_20_Text">5323,03/13/2020,,Bulgaria,2020-03-11T20:00:00,23.0,1.0,0.0</text:p>
      <text:p text:style-name="Preformatted_20_Text">5324,03/13/2020,,Tunisia,2020-03-11T20:00:00,16.0,0.0,0.0</text:p>
      <text:p text:style-name="Preformatted_20_Text">5325,03/13/2020,,Cyprus,2020-03-11T20:00:00,14.0,0.0,0.0</text:p>
      <text:p text:style-name="Preformatted_20_Text">5326,03/13/2020,Alaska,US,2020-03-11T20:00:00,1.0,0.0,0.0</text:p>
      <text:p text:style-name="Preformatted_20_Text">5327,03/13/2020,Arizona,US,2020-03-11T20:00:00,9.0,0.0,1.0</text:p>
      <text:p text:style-name="Preformatted_20_Text">5328,03/13/2020,Arkansas,US,2020-03-11T20:00:00,6.0,0.0,0.0</text:p>
      <text:p text:style-name="Preformatted_20_Text">5329,03/13/2020,California,US,2020-03-11T20:00:00,282.0,4.0,6.0</text:p>
      <text:p text:style-name="Preformatted_20_Text">5330,03/13/2020,Colorado,US,2020-03-11T20:00:00,49.0,0.0,0.0</text:p>
      <text:p text:style-name="Preformatted_20_Text">5331,03/13/2020,Connecticut,US,2020-03-11T20:00:00,11.0,0.0,0.0</text:p>
      <text:p text:style-name="Preformatted_20_Text">5332,03/13/2020,Delaware,US,2020-03-11T20:00:00,4.0,0.0,0.0</text:p>
      <text:p text:style-name="Preformatted_20_Text"><text:soft-page-break/>5333,03/13/2020,District of Columbia,US,2020-03-11T20:00:00,10.0,0.0,0.0</text:p>
      <text:p text:style-name="Preformatted_20_Text">5334,03/13/2020,Florida,US,2020-03-11T20:00:00,50.0,2.0,0.0</text:p>
      <text:p text:style-name="Preformatted_20_Text">5335,03/13/2020,Georgia,US,2020-03-11T20:00:00,42.0,1.0,0.0</text:p>
      <text:p text:style-name="Preformatted_20_Text">5336,03/13/2020,Hawaii,US,2020-03-11T20:00:00,2.0,0.0,0.0</text:p>
      <text:p text:style-name="Preformatted_20_Text">5337,03/13/2020,Idaho,US,2020-03-11T20:00:00,1.0,0.0,0.0</text:p>
      <text:p text:style-name="Preformatted_20_Text">5338,03/13/2020,Illinois,US,2020-03-11T20:00:00,46.0,0.0,2.0</text:p>
      <text:p text:style-name="Preformatted_20_Text">5339,03/13/2020,Indiana,US,2020-03-11T20:00:00,13.0,0.0,0.0</text:p>
      <text:p text:style-name="Preformatted_20_Text">5340,03/13/2020,Iowa,US,2020-03-11T20:00:00,17.0,0.0,0.0</text:p>
      <text:p text:style-name="Preformatted_20_Text">5341,03/13/2020,Kansas,US,2020-03-11T20:00:00,5.0,1.0,0.0</text:p>
      <text:p text:style-name="Preformatted_20_Text">5342,03/13/2020,Kentucky,US,2020-03-11T20:00:00,14.0,0.0,0.0</text:p>
      <text:p text:style-name="Preformatted_20_Text">5343,03/13/2020,Louisiana,US,2020-03-11T20:00:00,36.0,0.0,0.0</text:p>
      <text:p text:style-name="Preformatted_20_Text">5344,03/13/2020,Maine,US,2020-03-11T20:00:00,1.0,0.0,0.0</text:p>
      <text:p text:style-name="Preformatted_20_Text">5345,03/13/2020,Maryland,US,2020-03-11T20:00:00,18.0,0.0,0.0</text:p>
      <text:p text:style-name="Preformatted_20_Text">5346,03/13/2020,Massachusetts,US,2020-03-11T20:00:00,123.0,0.0,1.0</text:p>
      <text:p text:style-name="Preformatted_20_Text">5347,03/13/2020,Michigan,US,2020-03-11T20:00:00,16.0,0.0,0.0</text:p>
      <text:p text:style-name="Preformatted_20_Text">5348,03/13/2020,Minnesota,US,2020-03-11T20:00:00,14.0,0.0,0.0</text:p>
      <text:p text:style-name="Preformatted_20_Text">5349,03/13/2020,Mississippi,US,2020-03-11T20:00:00,1.0,0.0,0.0</text:p>
      <text:p text:style-name="Preformatted_20_Text">5350,03/13/2020,Missouri,US,2020-03-11T20:00:00,2.0,0.0,0.0</text:p>
      <text:p text:style-name="Preformatted_20_Text">5351,03/13/2020,Montana,US,2020-03-11T20:00:00,1.0,0.0,0.0</text:p>
      <text:p text:style-name="Preformatted_20_Text">5352,03/13/2020,Nebraska,US,2020-03-11T20:00:00,13.0,0.0,0.0</text:p>
      <text:p text:style-name="Preformatted_20_Text">5353,03/13/2020,Nevada,US,2020-03-11T20:00:00,17.0,0.0,0.0</text:p>
      <text:p text:style-name="Preformatted_20_Text">5354,03/13/2020,New Hampshire,US,2020-03-11T20:00:00,6.0,0.0,0.0</text:p>
      <text:p text:style-name="Preformatted_20_Text">5355,03/13/2020,New Jersey,US,2020-03-11T20:00:00,29.0,1.0,0.0</text:p>
      <text:p text:style-name="Preformatted_20_Text">5356,03/13/2020,New Mexico,US,2020-03-11T20:00:00,10.0,0.0,0.0</text:p>
      <text:p text:style-name="Preformatted_20_Text">5357,03/13/2020,New York,US,2020-03-11T20:00:00,421.0,0.0,0.0</text:p>
      <text:p text:style-name="Preformatted_20_Text">5358,03/13/2020,North Carolina,US,2020-03-11T20:00:00,17.0,0.0,0.0</text:p>
      <text:p text:style-name="Preformatted_20_Text">5359,03/13/2020,North Dakota,US,2020-03-11T20:00:00,1.0,0.0,0.0</text:p>
      <text:p text:style-name="Preformatted_20_Text">5360,03/13/2020,Ohio,US,2020-03-11T20:00:00,13.0,0.0,0.0</text:p>
      <text:p text:style-name="Preformatted_20_Text">5361,03/13/2020,Oklahoma,US,2020-03-11T20:00:00,2.0,0.0,0.0</text:p>
      <text:p text:style-name="Preformatted_20_Text">5362,03/13/2020,Oregon,US,2020-03-11T20:00:00,30.0,0.0,0.0</text:p>
      <text:p text:style-name="Preformatted_20_Text">5363,03/13/2020,Pennsylvania,US,2020-03-11T20:00:00,41.0,0.0,0.0</text:p>
      <text:p text:style-name="Preformatted_20_Text">5364,03/13/2020,Rhode Island,US,2020-03-11T20:00:00,14.0,0.0,0.0</text:p>
      <text:p text:style-name="Preformatted_20_Text">5365,03/13/2020,South Carolina,US,2020-03-11T20:00:00,13.0,0.0,0.0</text:p>
      <text:p text:style-name="Preformatted_20_Text">5366,03/13/2020,South Dakota,US,2020-03-11T20:00:00,8.0,1.0,0.0</text:p>
      <text:p text:style-name="Preformatted_20_Text">5367,03/13/2020,Tennessee,US,2020-03-11T20:00:00,26.0,0.0,0.0</text:p>
      <text:p text:style-name="Preformatted_20_Text">5368,03/13/2020,Texas,US,2020-03-11T20:00:00,43.0,0.0,0.0</text:p>
      <text:p text:style-name="Preformatted_20_Text">5369,03/13/2020,Utah,US,2020-03-11T20:00:00,9.0,0.0,0.0</text:p>
      <text:p text:style-name="Preformatted_20_Text">5370,03/13/2020,Vermont,US,2020-03-11T20:00:00,2.0,0.0,0.0</text:p>
      <text:p text:style-name="Preformatted_20_Text">5371,03/13/2020,Virginia,US,2020-03-11T20:00:00,30.0,0.0,0.0</text:p>
      <text:p text:style-name="Preformatted_20_Text">5372,03/13/2020,Washington,US,2020-03-11T20:00:00,568.0,37.0,1.0</text:p>
      <text:p text:style-name="Preformatted_20_Text">5373,03/13/2020,West Virginia,US,2020-03-11T20:00:00,0.0,0.0,0.0</text:p>
      <text:p text:style-name="Preformatted_20_Text">5374,03/13/2020,Wisconsin,US,2020-03-11T20:00:00,19.0,0.0,1.0</text:p>
      <text:p text:style-name="Preformatted_20_Text">5375,03/13/2020,Wyoming,US,2020-03-11T20:00:00,1.0,0.0,0.0</text:p>
      <text:p text:style-name="Preformatted_20_Text">5376,03/13/2020,,Vietnam,2020-03-11T20:00:00,47.0,0.0,16.0</text:p>
      <text:p text:style-name="Preformatted_20_Text">5377,03/13/2020,,Mongolia,2020-03-11T20:00:00,1.0,0.0,0.0</text:p>
      <text:p text:style-name="Preformatted_20_Text">5378,03/13/2020,,Jamaica,2020-03-11T20:00:00,8.0,0.0,0.0</text:p>
      <text:p text:style-name="Preformatted_20_Text">5379,03/13/2020,,Afghanistan,2020-03-11T20:00:00,7.0,0.0,0.0</text:p>
      <text:p text:style-name="Preformatted_20_Text">5380,03/13/2020,,Monaco,2020-03-11T20:00:00,2.0,0.0,0.0</text:p>
      <text:p text:style-name="Preformatted_20_Text">5381,03/13/2020,,Liechtenstein,2020-03-11T20:00:00,1.0,0.0,0.0</text:p>
      <text:p text:style-name="Preformatted_20_Text">5382,03/13/2020,,Guyana,2020-03-11T20:00:00,1.0,1.0,0.0</text:p>
      <text:p text:style-name="Preformatted_20_Text">5383,03/13/2020,,Taiwan,2020-03-11T20:00:00,50.0,1.0,20.0</text:p>
      <text:p text:style-name="Preformatted_20_Text">5384,03/14/2020,Hubei,Mainland China,2020-03-14T10:13:09,67790.0,3075.0,52960.0</text:p>
      <text:p text:style-name="Preformatted_20_Text">5385,03/14/2020,,Italy,2020-03-14T20:13:16,21157.0,1441.0,1966.0</text:p>
      <text:p text:style-name="Preformatted_20_Text">5386,03/14/2020,,Iran,2020-03-14T11:33:06,12729.0,611.0,2959.0</text:p>
      <text:p text:style-name="Preformatted_20_Text">5387,03/14/2020,,South Korea,2020-03-14T01:33:02,8086.0,72.0,510.0</text:p>
      <text:p text:style-name="Preformatted_20_Text">5388,03/14/2020,,Spain,2020-03-14T22:13:11,6391.0,195.0,517.0</text:p>
      <text:p text:style-name="Preformatted_20_Text">5389,03/14/2020,,Germany,2020-03-14T22:13:11,4585.0,9.0,46.0</text:p>
      <text:p text:style-name="Preformatted_20_Text">5390,03/14/2020,France,France,2020-03-14T20:13:16,4469.0,91.0,12.0</text:p>
      <text:p text:style-name="Preformatted_20_Text">5391,03/14/2020,,Switzerland,2020-03-14T11:53:29,1359.0,13.0,4.0</text:p>
      <text:p text:style-name="Preformatted_20_Text">5392,03/14/2020,Guangdong,Mainland China,2020-03-14T01:13:11,1356.0,8.0,1299.0</text:p>
      <text:p text:style-name="Preformatted_20_Text">5393,03/14/2020,Henan,Mainland China,2020-03-14T09:53:08,1273.0,22.0,1250.0</text:p>
      <text:p text:style-name="Preformatted_20_Text">5394,03/14/2020,Zhejiang,Mainland China,2020-03-14T02:14:15,1227.0,1.0,1211.0</text:p>
      <text:p text:style-name="Preformatted_20_Text">5395,03/14/2020,United Kingdom,UK,2020-03-14T14:53:04,1140.0,21.0,18.0</text:p>
      <text:p text:style-name="Preformatted_20_Text">5396,03/14/2020,,Norway,2020-03-14T22:13:11,1090.0,3.0,1.0</text:p>
      <text:p text:style-name="Preformatted_20_Text"><text:soft-page-break/>5397,03/14/2020,Hunan,Mainland China,2020-03-14T08:33:03,1018.0,4.0,1014.0</text:p>
      <text:p text:style-name="Preformatted_20_Text">5398,03/14/2020,Anhui,Mainland China,2020-03-11T02:18:14,990.0,6.0,984.0</text:p>
      <text:p text:style-name="Preformatted_20_Text">5399,03/14/2020,,Sweden,2020-03-14T22:13:11,961.0,2.0,1.0</text:p>
      <text:p text:style-name="Preformatted_20_Text">5400,03/14/2020,,Netherlands,2020-03-14T22:13:11,959.0,12.0,2.0</text:p>
      <text:p text:style-name="Preformatted_20_Text">5401,03/14/2020,Jiangxi,Mainland China,2020-03-12T02:13:04,935.0,1.0,934.0</text:p>
      <text:p text:style-name="Preformatted_20_Text">5402,03/14/2020,Denmark,Denmark,2020-03-14T22:13:32,827.0,1.0,1.0</text:p>
      <text:p text:style-name="Preformatted_20_Text">5403,03/14/2020,,Japan,2020-03-14T22:33:03,773.0,22.0,118.0</text:p>
      <text:p text:style-name="Preformatted_20_Text">5404,03/14/2020,Shandong,Mainland China,2020-03-14T04:33:02,760.0,7.0,741.0</text:p>
      <text:p text:style-name="Preformatted_20_Text">5405,03/14/2020,Diamond Princess cruise ship,Others,2020-03-13T14:13:25,696.0,7.0,325.0</text:p>
      <text:p text:style-name="Preformatted_20_Text">5406,03/14/2020,,Belgium,2020-03-14T11:53:29,689.0,4.0,1.0</text:p>
      <text:p text:style-name="Preformatted_20_Text">5407,03/14/2020,,Austria,2020-03-14T16:13:55,655.0,1.0,6.0</text:p>
      <text:p text:style-name="Preformatted_20_Text">5408,03/14/2020,Jiangsu,Mainland China,2020-03-13T11:09:03,631.0,0.0,630.0</text:p>
      <text:p text:style-name="Preformatted_20_Text">5409,03/14/2020,Chongqing,Mainland China,2020-03-14T23:53:02,576.0,6.0,569.0</text:p>
      <text:p text:style-name="Preformatted_20_Text">5410,03/14/2020,Washington,US,2020-03-14T22:13:19,572.0,37.0,1.0</text:p>
      <text:p text:style-name="Preformatted_20_Text">5411,03/14/2020,Sichuan,Mainland China,2020-03-14T04:33:02,539.0,3.0,511.0</text:p>
      <text:p text:style-name="Preformatted_20_Text">5412,03/14/2020,New York,US,2020-03-14T22:13:32,525.0,2.0,0.0</text:p>
      <text:p text:style-name="Preformatted_20_Text">5413,03/14/2020,Heilongjiang,Mainland China,2020-03-14T00:13:05,482.0,13.0,447.0</text:p>
      <text:p text:style-name="Preformatted_20_Text">5414,03/14/2020,Beijing,Mainland China,2020-03-14T02:13:47,437.0,8.0,349.0</text:p>
      <text:p text:style-name="Preformatted_20_Text">5415,03/14/2020,Shanghai,Mainland China,2020-03-14T23:53:02,353.0,3.0,324.0</text:p>
      <text:p text:style-name="Preformatted_20_Text">5416,03/14/2020,California,US,2020-03-14T22:13:32,340.0,5.0,6.0</text:p>
      <text:p text:style-name="Preformatted_20_Text">5417,03/14/2020,,Qatar,2020-03-14T22:33:03,337.0,0.0,4.0</text:p>
      <text:p text:style-name="Preformatted_20_Text">5418,03/14/2020,Hebei,Mainland China,2020-03-13T11:09:03,318.0,6.0,310.0</text:p>
      <text:p text:style-name="Preformatted_20_Text">5419,03/14/2020,Fujian,Mainland China,2020-03-11T02:18:14,296.0,1.0,295.0</text:p>
      <text:p text:style-name="Preformatted_20_Text">5420,03/14/2020,Guangxi,Mainland China,2020-03-13T11:09:03,252.0,2.0,243.0</text:p>
      <text:p text:style-name="Preformatted_20_Text">5421,03/14/2020,Shaanxi,Mainland China,2020-03-12T01:33:02,245.0,2.0,232.0</text:p>
      <text:p text:style-name="Preformatted_20_Text">5422,03/14/2020,,Malaysia,2020-03-14T16:13:55,238.0,0.0,35.0</text:p>
      <text:p text:style-name="Preformatted_20_Text">5423,03/14/2020,,Greece,2020-03-14T22:33:03,228.0,3.0,8.0</text:p>
      <text:p text:style-name="Preformatted_20_Text">5424,03/14/2020,,Finland,2020-03-14T22:33:03,225.0,0.0,1.0</text:p>
      <text:p text:style-name="Preformatted_20_Text">5425,03/14/2020,,Singapore,2020-03-14T16:14:30,212.0,0.0,105.0</text:p>
      <text:p text:style-name="Preformatted_20_Text">5426,03/14/2020,,Bahrain,2020-03-14T11:53:29,210.0,0.0,44.0</text:p>
      <text:p text:style-name="Preformatted_20_Text">5427,03/14/2020,,Israel,2020-03-14T20:13:16,193.0,0.0,4.0</text:p>
      <text:p text:style-name="Preformatted_20_Text">5428,03/14/2020,,Czech Republic,2020-03-14T20:13:16,189.0,0.0,0.0</text:p>
      <text:p text:style-name="Preformatted_20_Text">5429,03/14/2020,,Slovenia,2020-03-14T22:33:03,181.0,1.0,0.0</text:p>
      <text:p text:style-name="Preformatted_20_Text">5430,03/14/2020,Yunnan,Mainland China,2020-03-14T23:33:02,174.0,2.0,172.0</text:p>
      <text:p text:style-name="Preformatted_20_Text">5431,03/14/2020,,Portugal,2020-03-14T16:14:47,169.0,0.0,2.0</text:p>
      <text:p text:style-name="Preformatted_20_Text">5432,03/14/2020,Hainan,Mainland China,2020-03-12T03:53:02,168.0,6.0,160.0</text:p>
      <text:p text:style-name="Preformatted_20_Text">5433,03/14/2020,,Iceland,2020-03-14T14:53:04,156.0,0.0,1.0</text:p>
      <text:p text:style-name="Preformatted_20_Text">5434,03/14/2020,,Brazil,2020-03-13T22:21:58,151.0,0.0,0.0</text:p>
      <text:p text:style-name="Preformatted_20_Text">5435,03/14/2020,Guizhou,Mainland China,2020-03-14T00:53:03,146.0,2.0,143.0</text:p>
      <text:p text:style-name="Preformatted_20_Text">5436,03/14/2020,Hong Kong,Hong Kong,2020-03-14T12:53:06,140.0,4.0,78.0</text:p>
      <text:p text:style-name="Preformatted_20_Text">5437,03/14/2020,Massachusetts,US,2020-03-14T22:13:19,138.0,0.0,1.0</text:p>
      <text:p text:style-name="Preformatted_20_Text">5438,03/14/2020,Tianjin,Mainland China,2020-03-12T01:53:03,136.0,3.0,132.0</text:p>
      <text:p text:style-name="Preformatted_20_Text">5439,03/14/2020,Shanxi,Mainland China,2020-03-13T11:09:03,133.0,0.0,133.0</text:p>
      <text:p text:style-name="Preformatted_20_Text">5440,03/14/2020,Gansu,Mainland China,2020-03-14T03:13:08,129.0,2.0,89.0</text:p>
      <text:p text:style-name="Preformatted_20_Text">5441,03/14/2020,,Ireland,2020-03-14T20:13:16,129.0,2.0,0.0</text:p>
      <text:p text:style-name="Preformatted_20_Text">5442,03/14/2020,Liaoning,Mainland China,2020-03-14T00:13:05,125.0,1.0,113.0</text:p>
      <text:p text:style-name="Preformatted_20_Text">5443,03/14/2020,,Romania,2020-03-14T22:33:03,123.0,0.0,9.0</text:p>
      <text:p text:style-name="Preformatted_20_Text">5444,03/14/2020,,Estonia,2020-03-14T20:33:03,115.0,0.0,0.0</text:p>
      <text:p text:style-name="Preformatted_20_Text">5445,03/14/2020,New South Wales,Australia,2020-03-14T13:33:04,112.0,2.0,4.0</text:p>
      <text:p text:style-name="Preformatted_20_Text">5446,03/14/2020,,Philippines,2020-03-14T20:33:03,111.0,8.0,2.0</text:p>
      <text:p text:style-name="Preformatted_20_Text">5447,03/14/2020,,Iraq,2020-03-14T22:33:03,110.0,10.0,26.0</text:p>
      <text:p text:style-name="Preformatted_20_Text">5448,03/14/2020,,Egypt,2020-03-14T22:33:03,109.0,2.0,27.0</text:p>
      <text:p text:style-name="Preformatted_20_Text">5449,03/14/2020,,Kuwait,2020-03-14T16:14:34,104.0,0.0,5.0</text:p>
      <text:p text:style-name="Preformatted_20_Text">5450,03/14/2020,,Poland,2020-03-14T22:53:02,103.0,3.0,0.0</text:p>
      <text:p text:style-name="Preformatted_20_Text">5451,03/14/2020,,Saudi Arabia,2020-03-14T20:33:03,103.0,0.0,1.0</text:p>
      <text:p text:style-name="Preformatted_20_Text">5452,03/14/2020,,India,2020-03-14T20:33:03,102.0,2.0,4.0</text:p>
      <text:p text:style-name="Preformatted_20_Text">5453,03/14/2020,Colorado,US,2020-03-14T22:13:32,101.0,1.0,0.0</text:p>
      <text:p text:style-name="Preformatted_20_Text">5454,03/14/2020,,Indonesia,2020-03-14T22:53:02,96.0,5.0,8.0</text:p>
      <text:p text:style-name="Preformatted_20_Text">5455,03/14/2020,Jilin,Mainland China,2020-03-13T11:09:03,93.0,1.0,91.0</text:p>
      <text:p text:style-name="Preformatted_20_Text">5456,03/14/2020,,Lebanon,2020-03-14T12:13:12,93.0,3.0,1.0</text:p>
      <text:p text:style-name="Preformatted_20_Text">5457,03/14/2020,,United Arab Emirates,2020-03-13T22:21:58,85.0,0.0,17.0</text:p>
      <text:p text:style-name="Preformatted_20_Text">5458,03/14/2020,,Thailand,2020-03-14T12:13:12,82.0,1.0,35.0</text:p>
      <text:p text:style-name="Preformatted_20_Text">5459,03/14/2020,,San Marino,2020-03-14T22:53:02,80.0,5.0,4.0</text:p>
      <text:p text:style-name="Preformatted_20_Text"><text:soft-page-break/>5460,03/14/2020,Ontario,Canada,2020-03-14T13:13:25,79.0,0.0,4.0</text:p>
      <text:p text:style-name="Preformatted_20_Text">5461,03/14/2020,Louisiana,US,2020-03-14T22:13:32,77.0,1.0,0.0</text:p>
      <text:p text:style-name="Preformatted_20_Text">5462,03/14/2020,Xinjiang,Mainland China,2020-03-11T02:18:14,76.0,3.0,73.0</text:p>
      <text:p text:style-name="Preformatted_20_Text">5463,03/14/2020,Florida,US,2020-03-14T18:53:03,76.0,3.0,0.0</text:p>
      <text:p text:style-name="Preformatted_20_Text">5464,03/14/2020,Inner Mongolia,Mainland China,2020-03-11T03:53:03,75.0,1.0,71.0</text:p>
      <text:p text:style-name="Preformatted_20_Text">5465,03/14/2020,Ningxia,Mainland China,2020-03-14T09:53:08,75.0,0.0,73.0</text:p>
      <text:p text:style-name="Preformatted_20_Text">5466,03/14/2020,New Jersey,US,2020-03-14T22:13:32,69.0,1.0,0.0</text:p>
      <text:p text:style-name="Preformatted_20_Text">5467,03/14/2020,Georgia,US,2020-03-14T17:53:03,66.0,1.0,0.0</text:p>
      <text:p text:style-name="Preformatted_20_Text">5468,03/14/2020,British Columbia,Canada,2020-03-14T00:13:05,64.0,1.0,4.0</text:p>
      <text:p text:style-name="Preformatted_20_Text">5469,03/14/2020,Illinois,US,2020-03-14T22:33:04,64.0,0.0,2.0</text:p>
      <text:p text:style-name="Preformatted_20_Text">5470,03/14/2020,,Chile,2020-03-14T20:33:03,61.0,0.0,0.0</text:p>
      <text:p text:style-name="Preformatted_20_Text">5471,03/14/2020,,Russia,2020-03-14T22:53:02,59.0,0.0,8.0</text:p>
      <text:p text:style-name="Preformatted_20_Text">5472,03/14/2020,Texas,US,2020-03-14T22:33:03,57.0,0.0,0.0</text:p>
      <text:p text:style-name="Preformatted_20_Text">5473,03/14/2020,,Taiwan,2020-03-14T07:13:11,53.0,1.0,20.0</text:p>
      <text:p text:style-name="Preformatted_20_Text">5474,03/14/2020,,Vietnam,2020-03-14T12:13:12,53.0,0.0,16.0</text:p>
      <text:p text:style-name="Preformatted_20_Text">5475,03/14/2020,,Luxembourg,2020-03-14T20:33:03,51.0,1.0,0.0</text:p>
      <text:p text:style-name="Preformatted_20_Text">5476,03/14/2020,Victoria,Australia,2020-03-14T13:33:04,49.0,0.0,8.0</text:p>
      <text:p text:style-name="Preformatted_20_Text">5477,03/14/2020,Pennsylvania,US,2020-03-14T18:53:03,47.0,0.0,0.0</text:p>
      <text:p text:style-name="Preformatted_20_Text">5478,03/14/2020,Queensland,Australia,2020-03-14T13:33:04,46.0,0.0,8.0</text:p>
      <text:p text:style-name="Preformatted_20_Text">5479,03/14/2020,,Serbia,2020-03-14T22:53:02,46.0,0.0,0.0</text:p>
      <text:p text:style-name="Preformatted_20_Text">5480,03/14/2020,Diamond Princess cruise ship,US,2020-03-10T02:33:04,46.0,0.0,0.0</text:p>
      <text:p text:style-name="Preformatted_20_Text">5481,03/14/2020,,Slovakia,2020-03-14T20:33:03,44.0,0.0,0.0</text:p>
      <text:p text:style-name="Preformatted_20_Text">5482,03/14/2020,,Bulgaria,2020-03-14T20:33:03,41.0,2.0,0.0</text:p>
      <text:p text:style-name="Preformatted_20_Text">5483,03/14/2020,Virginia,US,2020-03-14T22:33:03,41.0,1.0,0.0</text:p>
      <text:p text:style-name="Preformatted_20_Text">5484,03/14/2020,,Brunei,2020-03-14T20:33:03,40.0,0.0,0.0</text:p>
      <text:p text:style-name="Preformatted_20_Text">5485,03/14/2020,,Albania,2020-03-14T12:33:03,38.0,1.0,0.0</text:p>
      <text:p text:style-name="Preformatted_20_Text">5486,03/14/2020,,Croatia,2020-03-14T20:33:03,38.0,0.0,1.0</text:p>
      <text:p text:style-name="Preformatted_20_Text">5487,03/14/2020,,Peru,2020-03-14T12:33:03,38.0,0.0,0.0</text:p>
      <text:p text:style-name="Preformatted_20_Text">5488,03/14/2020,,South Africa,2020-03-14T16:14:56,38.0,0.0,0.0</text:p>
      <text:p text:style-name="Preformatted_20_Text">5489,03/14/2020,,Algeria,2020-03-14T12:33:03,37.0,3.0,12.0</text:p>
      <text:p text:style-name="Preformatted_20_Text">5490,03/14/2020,,Panama,2020-03-14T12:33:03,36.0,1.0,0.0</text:p>
      <text:p text:style-name="Preformatted_20_Text">5491,03/14/2020,,Argentina,2020-03-14T20:33:03,34.0,2.0,1.0</text:p>
      <text:p text:style-name="Preformatted_20_Text">5492,03/14/2020,Oregon,US,2020-03-14T16:33:03,32.0,0.0,0.0</text:p>
      <text:p text:style-name="Preformatted_20_Text">5493,03/14/2020,Tennessee,US,2020-03-14T22:33:04,32.0,0.0,0.0</text:p>
      <text:p text:style-name="Preformatted_20_Text">5494,03/14/2020,,Pakistan,2020-03-14T20:33:03,31.0,0.0,2.0</text:p>
      <text:p text:style-name="Preformatted_20_Text">5495,03/14/2020,,Georgia,2020-03-14T12:33:03,30.0,0.0,0.0</text:p>
      <text:p text:style-name="Preformatted_20_Text">5496,03/14/2020,,Hungary,2020-03-14T22:53:02,30.0,0.0,1.0</text:p>
      <text:p text:style-name="Preformatted_20_Text">5497,03/14/2020,Alberta,Canada,2020-03-14T00:13:05,29.0,0.0,0.0</text:p>
      <text:p text:style-name="Preformatted_20_Text">5498,03/14/2020,,Ecuador,2020-03-14T22:53:02,28.0,2.0,0.0</text:p>
      <text:p text:style-name="Preformatted_20_Text">5499,03/14/2020,,Belarus,2020-03-13T22:21:59,27.0,0.0,3.0</text:p>
      <text:p text:style-name="Preformatted_20_Text">5500,03/14/2020,Wisconsin,US,2020-03-14T22:33:03,27.0,0.0,1.0</text:p>
      <text:p text:style-name="Preformatted_20_Text">5501,03/14/2020,,Costa Rica,2020-03-14T12:33:03,26.0,0.0,0.0</text:p>
      <text:p text:style-name="Preformatted_20_Text">5502,03/14/2020,,Cyprus,2020-03-14T22:53:02,26.0,0.0,0.0</text:p>
      <text:p text:style-name="Preformatted_20_Text">5503,03/14/2020,,Latvia,2020-03-14T12:33:03,26.0,0.0,1.0</text:p>
      <text:p text:style-name="Preformatted_20_Text">5504,03/14/2020,,Mexico,2020-03-14T20:53:02,26.0,0.0,4.0</text:p>
      <text:p text:style-name="Preformatted_20_Text">5505,03/14/2020,Maryland,US,2020-03-14T22:33:03,26.0,0.0,0.0</text:p>
      <text:p text:style-name="Preformatted_20_Text">5506,03/14/2020,Ohio,US,2020-03-14T18:53:03,26.0,0.0,0.0</text:p>
      <text:p text:style-name="Preformatted_20_Text">5507,03/14/2020,Michigan,US,2020-03-14T16:53:03,25.0,0.0,0.0</text:p>
      <text:p text:style-name="Preformatted_20_Text">5508,03/14/2020,North Carolina,US,2020-03-14T18:13:23,24.0,0.0,0.0</text:p>
      <text:p text:style-name="Preformatted_20_Text">5509,03/14/2020,,Colombia,2020-03-14T20:53:02,22.0,0.0,0.0</text:p>
      <text:p text:style-name="Preformatted_20_Text">5510,03/14/2020,Connecticut,US,2020-03-14T22:33:03,22.0,0.0,0.0</text:p>
      <text:p text:style-name="Preformatted_20_Text">5511,03/14/2020,Grand Princess,US,2020-03-10T02:33:04,21.0,0.0,0.0</text:p>
      <text:p text:style-name="Preformatted_20_Text">5512,03/14/2020,Minnesota,US,2020-03-14T18:53:03,21.0,0.0,0.0</text:p>
      <text:p text:style-name="Preformatted_20_Text">5513,03/14/2020,Nevada,US,2020-03-14T22:33:03,21.0,0.0,0.0</text:p>
      <text:p text:style-name="Preformatted_20_Text">5514,03/14/2020,Rhode Island,US,2020-03-14T18:53:03,20.0,0.0,0.0</text:p>
      <text:p text:style-name="Preformatted_20_Text">5515,03/14/2020,South Australia,Australia,2020-03-14T13:33:04,19.0,0.0,3.0</text:p>
      <text:p text:style-name="Preformatted_20_Text">5516,03/14/2020,,Oman,2020-03-13T23:33:05,19.0,0.0,9.0</text:p>
      <text:p text:style-name="Preformatted_20_Text">5517,03/14/2020,South Carolina,US,2020-03-14T22:33:03,19.0,0.0,0.0</text:p>
      <text:p text:style-name="Preformatted_20_Text">5518,03/14/2020,,Armenia,2020-03-14T20:53:02,18.0,0.0,0.0</text:p>
      <text:p text:style-name="Preformatted_20_Text">5519,03/14/2020,,Bosnia and Herzegovina,2020-03-14T12:33:03,18.0,0.0,0.0</text:p>
      <text:p text:style-name="Preformatted_20_Text">5520,03/14/2020,Qinghai,Mainland China,2020-03-11T02:18:14,18.0,0.0,18.0</text:p>
      <text:p text:style-name="Preformatted_20_Text">5521,03/14/2020,,Malta,2020-03-14T12:33:03,18.0,0.0,1.0</text:p>
      <text:p text:style-name="Preformatted_20_Text">5522,03/14/2020,,Tunisia,2020-03-14T20:53:02,18.0,0.0,0.0</text:p>
      <text:p text:style-name="Preformatted_20_Text">5523,03/14/2020,Western Australia,Australia,2020-03-14T13:33:04,17.0,1.0,0.0</text:p>
      <text:p text:style-name="Preformatted_20_Text"><text:soft-page-break/>5524,03/14/2020,Quebec,Canada,2020-03-13T13:33:03,17.0,0.0,0.0</text:p>
      <text:p text:style-name="Preformatted_20_Text">5525,03/14/2020,,Morocco,2020-03-14T20:53:02,17.0,1.0,1.0</text:p>
      <text:p text:style-name="Preformatted_20_Text">5526,03/14/2020,Iowa,US,2020-03-13T23:53:03,17.0,0.0,0.0</text:p>
      <text:p text:style-name="Preformatted_20_Text">5527,03/14/2020,Indiana,US,2020-03-14T16:53:03,16.0,0.0,0.0</text:p>
      <text:p text:style-name="Preformatted_20_Text">5528,03/14/2020,,Azerbaijan,2020-03-13T12:13:36,15.0,1.0,3.0</text:p>
      <text:p text:style-name="Preformatted_20_Text">5529,03/14/2020,,North Macedonia,2020-03-13T23:33:05,14.0,0.0,1.0</text:p>
      <text:p text:style-name="Preformatted_20_Text">5530,03/14/2020,Kentucky,US,2020-03-13T23:53:03,14.0,0.0,0.0</text:p>
      <text:p text:style-name="Preformatted_20_Text">5531,03/14/2020,Nebraska,US,2020-03-14T16:53:03,14.0,0.0,0.0</text:p>
      <text:p text:style-name="Preformatted_20_Text">5532,03/14/2020,,Moldova,2020-03-14T20:53:02,12.0,0.0,0.0</text:p>
      <text:p text:style-name="Preformatted_20_Text">5533,03/14/2020,Arizona,US,2020-03-14T18:13:23,12.0,0.0,1.0</text:p>
      <text:p text:style-name="Preformatted_20_Text">5534,03/14/2020,Arkansas,US,2020-03-14T22:33:03,12.0,0.0,0.0</text:p>
      <text:p text:style-name="Preformatted_20_Text">5535,03/14/2020,,Afghanistan,2020-03-14T14:53:04,11.0,0.0,0.0</text:p>
      <text:p text:style-name="Preformatted_20_Text">5536,03/14/2020,,Dominican Republic,2020-03-14T20:53:02,11.0,0.0,0.0</text:p>
      <text:p text:style-name="Preformatted_20_Text">5537,03/14/2020,,Bolivia,2020-03-14T12:53:07,10.0,0.0,0.0</text:p>
      <text:p text:style-name="Preformatted_20_Text">5538,03/14/2020,Macau,Macau,2020-03-11T18:52:03,10.0,0.0,10.0</text:p>
      <text:p text:style-name="Preformatted_20_Text">5539,03/14/2020,,Maldives,2020-03-14T16:14:58,10.0,0.0,0.0</text:p>
      <text:p text:style-name="Preformatted_20_Text">5540,03/14/2020,,Senegal,2020-03-13T23:33:05,10.0,0.0,1.0</text:p>
      <text:p text:style-name="Preformatted_20_Text">5541,03/14/2020,,Sri Lanka,2020-03-14T16:14:58,10.0,0.0,1.0</text:p>
      <text:p text:style-name="Preformatted_20_Text">5542,03/14/2020,District of Columbia,US,2020-03-11T22:53:03,10.0,0.0,0.0</text:p>
      <text:p text:style-name="Preformatted_20_Text">5543,03/14/2020,New Mexico,US,2020-03-14T00:13:05,10.0,0.0,0.0</text:p>
      <text:p text:style-name="Preformatted_20_Text">5544,03/14/2020,Utah,US,2020-03-14T18:53:03,10.0,0.0,0.0</text:p>
      <text:p text:style-name="Preformatted_20_Text">5545,03/14/2020,Faroe Islands,Denmark,2020-03-14T16:33:03,9.0,0.0,0.0</text:p>
      <text:p text:style-name="Preformatted_20_Text">5546,03/14/2020,,Martinique,2020-03-14T14:53:04,9.0,0.0,0.0</text:p>
      <text:p text:style-name="Preformatted_20_Text">5547,03/14/2020,South Dakota,US,2020-03-14T16:53:03,9.0,1.0,0.0</text:p>
      <text:p text:style-name="Preformatted_20_Text">5548,03/14/2020,,Jamaica,2020-03-13T22:22:02,8.0,0.0,0.0</text:p>
      <text:p text:style-name="Preformatted_20_Text">5549,03/14/2020,,Lithuania,2020-03-14T14:53:04,8.0,0.0,0.0</text:p>
      <text:p text:style-name="Preformatted_20_Text">5550,03/14/2020,Kansas,US,2020-03-14T22:33:03,8.0,1.0,0.0</text:p>
      <text:p text:style-name="Preformatted_20_Text">5551,03/14/2020,,Cambodia,2020-03-14T12:53:07,7.0,0.0,1.0</text:p>
      <text:p text:style-name="Preformatted_20_Text">5552,03/14/2020,New Hampshire,US,2020-03-14T16:53:03,7.0,0.0,0.0</text:p>
      <text:p text:style-name="Preformatted_20_Text">5553,03/14/2020,,Kazakhstan,2020-03-14T12:53:07,6.0,0.0,0.0</text:p>
      <text:p text:style-name="Preformatted_20_Text">5554,03/14/2020,,New Zealand,2020-03-14T20:53:02,6.0,0.0,0.0</text:p>
      <text:p text:style-name="Preformatted_20_Text">5555,03/14/2020,,Paraguay,2020-03-13T23:33:06,6.0,0.0,0.0</text:p>
      <text:p text:style-name="Preformatted_20_Text">5556,03/14/2020,,Reunion,2020-03-14T20:53:02,6.0,0.0,0.0</text:p>
      <text:p text:style-name="Preformatted_20_Text">5557,03/14/2020,Alabama,US,2020-03-14T16:53:03,6.0,0.0,0.0</text:p>
      <text:p text:style-name="Preformatted_20_Text">5558,03/14/2020,Delaware,US,2020-03-14T18:13:20,6.0,0.0,0.0</text:p>
      <text:p text:style-name="Preformatted_20_Text">5559,03/14/2020,Mississippi,US,2020-03-14T16:53:03,6.0,0.0,0.0</text:p>
      <text:p text:style-name="Preformatted_20_Text">5560,03/14/2020,Tasmania,Australia,2020-03-14T01:53:03,5.0,0.0,0.0</text:p>
      <text:p text:style-name="Preformatted_20_Text">5561,03/14/2020,Fench Guiana,France,2020-03-14T16:53:03,5.0,0.0,0.0</text:p>
      <text:p text:style-name="Preformatted_20_Text">5562,03/14/2020,,French Guiana,2020-03-07T03:23:05,5.0,0.0,0.0</text:p>
      <text:p text:style-name="Preformatted_20_Text">5563,03/14/2020,,Turkey,2020-03-13T23:33:06,5.0,0.0,0.0</text:p>
      <text:p text:style-name="Preformatted_20_Text">5564,03/14/2020,Montana,US,2020-03-14T16:53:03,5.0,0.0,0.0</text:p>
      <text:p text:style-name="Preformatted_20_Text">5565,03/14/2020,Vermont,US,2020-03-14T22:33:04,5.0,0.0,0.0</text:p>
      <text:p text:style-name="Preformatted_20_Text">5566,03/14/2020,Manitoba,Canada,2020-03-14T00:13:05,4.0,0.0,0.0</text:p>
      <text:p text:style-name="Preformatted_20_Text">5567,03/14/2020,,Cuba,2020-03-13T23:53:02,4.0,0.0,0.0</text:p>
      <text:p text:style-name="Preformatted_20_Text">5568,03/14/2020,,Liechtenstein,2020-03-14T20:53:02,4.0,0.0,0.0</text:p>
      <text:p text:style-name="Preformatted_20_Text">5569,03/14/2020,Hawaii,US,2020-03-14T19:53:03,4.0,0.0,0.0</text:p>
      <text:p text:style-name="Preformatted_20_Text">5570,03/14/2020,Missouri,US,2020-03-14T16:53:03,4.0,0.0,0.0</text:p>
      <text:p text:style-name="Preformatted_20_Text">5571,03/14/2020,Oklahoma,US,2020-03-14T16:53:03,4.0,0.0,0.0</text:p>
      <text:p text:style-name="Preformatted_20_Text">5572,03/14/2020,,Uruguay,2020-03-14T16:33:03,4.0,0.0,0.0</text:p>
      <text:p text:style-name="Preformatted_20_Text">5573,03/14/2020,,Bangladesh,2020-03-13T22:22:02,3.0,0.0,0.0</text:p>
      <text:p text:style-name="Preformatted_20_Text">5574,03/14/2020,French Polynesia,France,2020-03-14T16:53:03,3.0,0.0,0.0</text:p>
      <text:p text:style-name="Preformatted_20_Text">5575,03/14/2020,,Ghana,2020-03-14T23:13:05,3.0,0.0,0.0</text:p>
      <text:p text:style-name="Preformatted_20_Text">5576,03/14/2020,Maine,US,2020-03-14T16:53:03,3.0,0.0,0.0</text:p>
      <text:p text:style-name="Preformatted_20_Text">5577,03/14/2020,Puerto Rico,US,2020-03-14T18:33:03,3.0,0.0,0.0</text:p>
      <text:p text:style-name="Preformatted_20_Text">5578,03/14/2020,,Ukraine,2020-03-13T22:22:02,3.0,1.0,0.0</text:p>
      <text:p text:style-name="Preformatted_20_Text">5579,03/14/2020,,Aruba,2020-03-13T23:53:03,2.0,0.0,0.0</text:p>
      <text:p text:style-name="Preformatted_20_Text">5580,03/14/2020,,Burkina Faso,2020-03-13T22:22:02,2.0,0.0,0.0</text:p>
      <text:p text:style-name="Preformatted_20_Text">5581,03/14/2020,,Cameroon,2020-03-13T22:22:02,2.0,0.0,0.0</text:p>
      <text:p text:style-name="Preformatted_20_Text">5582,03/14/2020,Saskatchewan,Canada,2020-03-14T00:13:05,2.0,0.0,0.0</text:p>
      <text:p text:style-name="Preformatted_20_Text">5583,03/14/2020,,Congo (Kinshasa),2020-03-13T22:22:02,2.0,0.0,0.0</text:p>
      <text:p text:style-name="Preformatted_20_Text">5584,03/14/2020,St Martin,France,2020-03-14T16:33:03,2.0,0.0,0.0</text:p>
      <text:p text:style-name="Preformatted_20_Text">5585,03/14/2020,,Honduras,2020-03-13T22:22:02,2.0,0.0,0.0</text:p>
      <text:p text:style-name="Preformatted_20_Text">5586,03/14/2020,,Jersey,2020-03-14T16:33:03,2.0,0.0,0.0</text:p>
      <text:p text:style-name="Preformatted_20_Text">5587,03/14/2020,,Monaco,2020-03-14T23:13:05,2.0,0.0,0.0</text:p>
      <text:p text:style-name="Preformatted_20_Text"><text:soft-page-break/>5588,03/14/2020,,Namibia,2020-03-14T16:33:03,2.0,0.0,0.0</text:p>
      <text:p text:style-name="Preformatted_20_Text">5589,03/14/2020,,Nigeria,2020-03-13T22:22:02,2.0,0.0,0.0</text:p>
      <text:p text:style-name="Preformatted_20_Text">5590,03/14/2020,,Seychelles,2020-03-14T23:13:06,2.0,0.0,0.0</text:p>
      <text:p text:style-name="Preformatted_20_Text">5591,03/14/2020,,Trinidad and Tobago,2020-03-14T16:15:01,2.0,0.0,0.0</text:p>
      <text:p text:style-name="Preformatted_20_Text">5592,03/14/2020,Idaho,US,2020-03-14T22:33:03,2.0,0.0,0.0</text:p>
      <text:p text:style-name="Preformatted_20_Text">5593,03/14/2020,Wyoming,US,2020-03-14T16:53:03,2.0,0.0,0.0</text:p>
      <text:p text:style-name="Preformatted_20_Text">5594,03/14/2020,Channel Islands,UK,2020-03-11T20:53:02,2.0,0.0,0.0</text:p>
      <text:p text:style-name="Preformatted_20_Text">5595,03/14/2020,,Venezuela,2020-03-14T12:53:07,2.0,0.0,0.0</text:p>
      <text:p text:style-name="Preformatted_20_Text">5596,03/14/2020,,Andorra,2020-03-13T22:22:02,1.0,0.0,1.0</text:p>
      <text:p text:style-name="Preformatted_20_Text">5597,03/14/2020,,Antigua and Barbuda,2020-03-13T22:22:06,1.0,0.0,0.0</text:p>
      <text:p text:style-name="Preformatted_20_Text">5598,03/14/2020,Australian Capital Territory,Australia,2020-03-14T01:53:03,1.0,0.0,0.0</text:p>
      <text:p text:style-name="Preformatted_20_Text">5599,03/14/2020,Northern Territory,Australia,2020-03-14T01:53:03,1.0,0.0,0.0</text:p>
      <text:p text:style-name="Preformatted_20_Text">5600,03/14/2020,,Bhutan,2020-03-13T22:22:02,1.0,0.0,0.0</text:p>
      <text:p text:style-name="Preformatted_20_Text">5601,03/14/2020,New Brunswick,Canada,2020-03-11T23:13:06,1.0,0.0,0.0</text:p>
      <text:p text:style-name="Preformatted_20_Text">5602,03/14/2020,,Cayman Islands,2020-03-13T12:33:03,1.0,0.0,0.0</text:p>
      <text:p text:style-name="Preformatted_20_Text">5603,03/14/2020,Tibet,Mainland China,2020-03-11T02:18:14,1.0,0.0,1.0</text:p>
      <text:p text:style-name="Preformatted_20_Text">5604,03/14/2020,,Ivory Coast,2020-03-13T22:22:02,1.0,0.0,0.0</text:p>
      <text:p text:style-name="Preformatted_20_Text">5605,03/14/2020,,Curacao,2020-03-14T16:15:18,1.0,0.0,0.0</text:p>
      <text:p text:style-name="Preformatted_20_Text">5606,03/14/2020,,Eswatini,2020-03-14T13:13:25,1.0,0.0,0.0</text:p>
      <text:p text:style-name="Preformatted_20_Text">5607,03/14/2020,,Ethiopia,2020-03-13T23:33:06,1.0,0.0,0.0</text:p>
      <text:p text:style-name="Preformatted_20_Text">5608,03/14/2020,Saint Barthelemy,France,2020-03-14T16:33:03,1.0,0.0,0.0</text:p>
      <text:p text:style-name="Preformatted_20_Text">5609,03/14/2020,,Gabon,2020-03-14T13:33:04,1.0,0.0,0.0</text:p>
      <text:p text:style-name="Preformatted_20_Text">5610,03/14/2020,,Guadeloupe,2020-03-13T12:33:03,1.0,0.0,0.0</text:p>
      <text:p text:style-name="Preformatted_20_Text">5611,03/14/2020,,Guatemala,2020-03-14T01:33:03,1.0,0.0,0.0</text:p>
      <text:p text:style-name="Preformatted_20_Text">5612,03/14/2020,,Guernsey,2020-03-13T22:22:03,1.0,0.0,0.0</text:p>
      <text:p text:style-name="Preformatted_20_Text">5613,03/14/2020,,Guinea,2020-03-13T15:33:33,1.0,0.0,0.0</text:p>
      <text:p text:style-name="Preformatted_20_Text">5614,03/14/2020,,Guyana,2020-03-14T23:33:02,1.0,1.0,0.0</text:p>
      <text:p text:style-name="Preformatted_20_Text">5615,03/14/2020,,Holy See,2020-03-13T22:22:02,1.0,0.0,0.0</text:p>
      <text:p text:style-name="Preformatted_20_Text">5616,03/14/2020,,Jordan,2020-03-14T12:53:07,1.0,0.0,1.0</text:p>
      <text:p text:style-name="Preformatted_20_Text">5617,03/14/2020,,Kenya,2020-03-13T22:22:03,1.0,0.0,0.0</text:p>
      <text:p text:style-name="Preformatted_20_Text">5618,03/14/2020,,Mauritania,2020-03-14T12:53:07,1.0,0.0,0.0</text:p>
      <text:p text:style-name="Preformatted_20_Text">5619,03/14/2020,,Mongolia,2020-03-13T22:22:02,1.0,0.0,0.0</text:p>
      <text:p text:style-name="Preformatted_20_Text">5620,03/14/2020,,Nepal,2020-03-13T22:22:03,1.0,0.0,1.0</text:p>
      <text:p text:style-name="Preformatted_20_Text">5621,03/14/2020,,Rwanda,2020-03-14T12:53:07,1.0,0.0,0.0</text:p>
      <text:p text:style-name="Preformatted_20_Text">5622,03/14/2020,,Saint Lucia,2020-03-14T16:15:18,1.0,0.0,0.0</text:p>
      <text:p text:style-name="Preformatted_20_Text">5623,03/14/2020,,Saint Vincent and the Grenadines,2020-03-14T16:33:03,1.0,0.0,0.0</text:p>
      <text:p text:style-name="Preformatted_20_Text">5624,03/14/2020,,Sudan,2020-03-14T01:13:32,1.0,1.0,0.0</text:p>
      <text:p text:style-name="Preformatted_20_Text">5625,03/14/2020,,Suriname,2020-03-14T16:33:03,1.0,0.0,0.0</text:p>
      <text:p text:style-name="Preformatted_20_Text">5626,03/14/2020,,Togo,2020-03-13T22:22:02,1.0,0.0,0.0</text:p>
      <text:p text:style-name="Preformatted_20_Text">5627,03/14/2020,North Dakota,US,2020-03-12T09:33:03,1.0,0.0,0.0</text:p>
      <text:p text:style-name="Preformatted_20_Text">5628,03/14/2020,"Virgin Islands, U.S.",US,2020-03-14T16:15:18,1.0,0.0,0.0</text:p>
      <text:p text:style-name="Preformatted_20_Text">5629,03/14/2020,Gibraltar,UK,2020-03-14T16:33:03,1.0,0.0,1.0</text:p>
      <text:p text:style-name="Preformatted_20_Text">5630,03/14/2020,Diamond Princess cruise ship,Australia,2020-03-14T02:33:04,0.0,0.0,0.0</text:p>
      <text:p text:style-name="Preformatted_20_Text">5631,03/14/2020,West Virginia,US,2020-03-10T02:33:04,0.0,0.0,0.0</text:p>
      <text:p text:style-name="Preformatted_20_Text">5632,03/14/2020,,occupied Palestinian territory,2020-03-11T20:53:02,0.0,0.0,0.0</text:p>
      <text:p text:style-name="Preformatted_20_Text">5633,03/15/2020,Hubei,Mainland China,2020-03-15T18:20:18,67794.0,3085.0,54288.0</text:p>
      <text:p text:style-name="Preformatted_20_Text">5634,03/15/2020,,Italy,2020-03-14T20:13:16,24747.0,1809.0,2335.0</text:p>
      <text:p text:style-name="Preformatted_20_Text">5635,03/15/2020,,Iran,2020-03-15T18:20:18,13938.0,724.0,4590.0</text:p>
      <text:p text:style-name="Preformatted_20_Text">5636,03/15/2020,,South Korea,2020-03-15T18:20:18,8162.0,75.0,510.0</text:p>
      <text:p text:style-name="Preformatted_20_Text">5637,03/15/2020,,Spain,2020-03-15T18:20:18,7798.0,289.0,517.0</text:p>
      <text:p text:style-name="Preformatted_20_Text">5638,03/15/2020,,Germany,2020-03-15T18:20:18,5795.0,11.0,46.0</text:p>
      <text:p text:style-name="Preformatted_20_Text">5639,03/15/2020,France,France,2020-03-15T18:20:18,4499.0,91.0,12.0</text:p>
      <text:p text:style-name="Preformatted_20_Text">5640,03/15/2020,,Switzerland,2020-03-15T18:20:18,2200.0,14.0,4.0</text:p>
      <text:p text:style-name="Preformatted_20_Text">5641,03/15/2020,Guangdong,Mainland China,2020-03-15T18:20:18,1360.0,8.0,1304.0</text:p>
      <text:p text:style-name="Preformatted_20_Text">5642,03/15/2020,Henan,Mainland China,2020-03-14T09:53:08,1273.0,22.0,1250.0</text:p>
      <text:p text:style-name="Preformatted_20_Text">5643,03/15/2020,Zhejiang,Mainland China,2020-03-15T01:33:02,1231.0,1.0,1211.0</text:p>
      <text:p text:style-name="Preformatted_20_Text">5644,03/15/2020,,Norway,2020-03-15T18:20:18,1221.0,3.0,1.0</text:p>
      <text:p text:style-name="Preformatted_20_Text">5645,03/15/2020,United Kingdom,UK,2020-03-14T14:53:04,1140.0,21.0,18.0</text:p>
      <text:p text:style-name="Preformatted_20_Text">5646,03/15/2020,,Netherlands,2020-03-15T18:20:18,1135.0,20.0,2.0</text:p>
      <text:p text:style-name="Preformatted_20_Text">5647,03/15/2020,,Sweden,2020-03-15T18:20:18,1022.0,3.0,1.0</text:p>
      <text:p text:style-name="Preformatted_20_Text">5648,03/15/2020,Hunan,Mainland China,2020-03-14T08:33:03,1018.0,4.0,1014.0</text:p>
      <text:p text:style-name="Preformatted_20_Text"><text:soft-page-break/>5649,03/15/2020,Anhui,Mainland China,2020-03-11T02:18:14,990.0,6.0,984.0</text:p>
      <text:p text:style-name="Preformatted_20_Text">5650,03/15/2020,Jiangxi,Mainland China,2020-03-12T02:13:04,935.0,1.0,934.0</text:p>
      <text:p text:style-name="Preformatted_20_Text">5651,03/15/2020,,Belgium,2020-03-15T18:20:18,886.0,4.0,1.0</text:p>
      <text:p text:style-name="Preformatted_20_Text">5652,03/15/2020,Denmark,Denmark,2020-03-15T18:20:19,864.0,2.0,1.0</text:p>
      <text:p text:style-name="Preformatted_20_Text">5653,03/15/2020,,Austria,2020-03-15T18:20:18,860.0,1.0,6.0</text:p>
      <text:p text:style-name="Preformatted_20_Text">5654,03/15/2020,,Japan,2020-03-14T22:33:03,839.0,22.0,118.0</text:p>
      <text:p text:style-name="Preformatted_20_Text">5655,03/15/2020,Shandong,Mainland China,2020-03-14T04:33:02,760.0,7.0,741.0</text:p>
      <text:p text:style-name="Preformatted_20_Text">5656,03/15/2020,New York,US,2020-03-15T18:20:19,732.0,3.0,0.0</text:p>
      <text:p text:style-name="Preformatted_20_Text">5657,03/15/2020,Diamond Princess cruise ship,Others,2020-03-13T14:13:25,696.0,7.0,325.0</text:p>
      <text:p text:style-name="Preformatted_20_Text">5658,03/15/2020,Washington,US,2020-03-15T02:13:21,643.0,40.0,1.0</text:p>
      <text:p text:style-name="Preformatted_20_Text">5659,03/15/2020,Jiangsu,Mainland China,2020-03-15T01:53:02,631.0,0.0,631.0</text:p>
      <text:p text:style-name="Preformatted_20_Text">5660,03/15/2020,Chongqing,Mainland China,2020-03-15T03:53:04,576.0,6.0,570.0</text:p>
      <text:p text:style-name="Preformatted_20_Text">5661,03/15/2020,Sichuan,Mainland China,2020-03-15T18:20:18,539.0,3.0,516.0</text:p>
      <text:p text:style-name="Preformatted_20_Text">5662,03/15/2020,Heilongjiang,Mainland China,2020-03-15T00:33:02,482.0,13.0,453.0</text:p>
      <text:p text:style-name="Preformatted_20_Text">5663,03/15/2020,Beijing,Mainland China,2020-03-15T01:13:10,442.0,8.0,353.0</text:p>
      <text:p text:style-name="Preformatted_20_Text">5664,03/15/2020,,Malaysia,2020-03-15T18:20:18,428.0,0.0,42.0</text:p>
      <text:p text:style-name="Preformatted_20_Text">5665,03/15/2020,California,US,2020-03-15T18:33:03,426.0,6.0,6.0</text:p>
      <text:p text:style-name="Preformatted_20_Text">5666,03/15/2020,Shanghai,Mainland China,2020-03-14T23:53:02,353.0,3.0,324.0</text:p>
      <text:p text:style-name="Preformatted_20_Text">5667,03/15/2020,,Qatar,2020-03-14T22:33:03,401.0,0.0,4.0</text:p>
      <text:p text:style-name="Preformatted_20_Text">5668,03/15/2020,Hebei,Mainland China,2020-03-13T11:09:03,318.0,6.0,310.0</text:p>
      <text:p text:style-name="Preformatted_20_Text">5669,03/15/2020,Fujian,Mainland China,2020-03-11T02:18:14,296.0,1.0,295.0</text:p>
      <text:p text:style-name="Preformatted_20_Text">5670,03/15/2020,Guangxi,Mainland China,2020-03-13T11:09:03,252.0,2.0,243.0</text:p>
      <text:p text:style-name="Preformatted_20_Text">5671,03/15/2020,Shaanxi,Mainland China,2020-03-12T01:33:02,245.0,2.0,232.0</text:p>
      <text:p text:style-name="Preformatted_20_Text">5672,03/15/2020,,Portugal,2020-03-15T18:20:18,245.0,0.0,2.0</text:p>
      <text:p text:style-name="Preformatted_20_Text">5673,03/15/2020,,Finland,2020-03-15T18:20:18,244.0,0.0,10.0</text:p>
      <text:p text:style-name="Preformatted_20_Text">5674,03/15/2020,,Czech Republic,2020-03-15T18:20:18,253.0,0.0,0.0</text:p>
      <text:p text:style-name="Preformatted_20_Text">5675,03/15/2020,,Greece,2020-03-15T18:20:18,331.0,4.0,8.0</text:p>
      <text:p text:style-name="Preformatted_20_Text">5676,03/15/2020,,Singapore,2020-03-15T18:20:18,226.0,0.0,105.0</text:p>
      <text:p text:style-name="Preformatted_20_Text">5677,03/15/2020,,Slovenia,2020-03-15T18:20:18,219.0,1.0,0.0</text:p>
      <text:p text:style-name="Preformatted_20_Text">5678,03/15/2020,,Bahrain,2020-03-14T11:53:29,214.0,0.0,60.0</text:p>
      <text:p text:style-name="Preformatted_20_Text">5679,03/15/2020,,Israel,2020-03-15T18:20:18,251.0,0.0,4.0</text:p>
      <text:p text:style-name="Preformatted_20_Text">5680,03/15/2020,Yunnan,Mainland China,2020-03-14T23:33:02,174.0,2.0,172.0</text:p>
      <text:p text:style-name="Preformatted_20_Text">5681,03/15/2020,Hainan,Mainland China,2020-03-12T03:53:02,168.0,6.0,160.0</text:p>
      <text:p text:style-name="Preformatted_20_Text">5682,03/15/2020,,Brazil,2020-03-15T18:20:18,162.0,0.0,0.0</text:p>
      <text:p text:style-name="Preformatted_20_Text">5683,03/15/2020,,Iceland,2020-03-15T18:20:18,171.0,5.0,8.0</text:p>
      <text:p text:style-name="Preformatted_20_Text">5684,03/15/2020,Guizhou,Mainland China,2020-03-14T00:53:03,146.0,2.0,143.0</text:p>
      <text:p text:style-name="Preformatted_20_Text">5685,03/15/2020,Hong Kong,Hong Kong,2020-03-15T18:20:18,145.0,4.0,81.0</text:p>
      <text:p text:style-name="Preformatted_20_Text">5686,03/15/2020,,Philippines,2020-03-15T18:20:18,140.0,11.0,2.0</text:p>
      <text:p text:style-name="Preformatted_20_Text">5687,03/15/2020,Massachusetts,US,2020-03-14T22:13:19,164.0,0.0,1.0</text:p>
      <text:p text:style-name="Preformatted_20_Text">5688,03/15/2020,Tianjin,Mainland China,2020-03-15T18:20:18,136.0,3.0,133.0</text:p>
      <text:p text:style-name="Preformatted_20_Text">5689,03/15/2020,,Estonia,2020-03-15T18:20:18,171.0,0.0,1.0</text:p>
      <text:p text:style-name="Preformatted_20_Text">5690,03/15/2020,New South Wales,Australia,2020-03-15T18:20:19,134.0,2.0,4.0</text:p>
      <text:p text:style-name="Preformatted_20_Text">5691,03/15/2020,Gansu,Mainland China,2020-03-15T18:20:18,133.0,2.0,91.0</text:p>
      <text:p text:style-name="Preformatted_20_Text">5692,03/15/2020,Shanxi,Mainland China,2020-03-13T11:09:03,133.0,0.0,133.0</text:p>
      <text:p text:style-name="Preformatted_20_Text">5693,03/15/2020,,Romania,2020-03-15T18:20:18,131.0,0.0,9.0</text:p>
      <text:p text:style-name="Preformatted_20_Text">5694,03/15/2020,,Ireland,2020-03-14T20:13:16,129.0,2.0,0.0</text:p>
      <text:p text:style-name="Preformatted_20_Text">5695,03/15/2020,Liaoning,Mainland China,2020-03-15T04:13:27,125.0,1.0,114.0</text:p>
      <text:p text:style-name="Preformatted_20_Text">5696,03/15/2020,,Poland,2020-03-15T18:20:18,119.0,3.0,0.0</text:p>
      <text:p text:style-name="Preformatted_20_Text">5697,03/15/2020,,Indonesia,2020-03-15T18:20:18,117.0,5.0,8.0</text:p>
      <text:p text:style-name="Preformatted_20_Text">5698,03/15/2020,Florida,US,2020-03-15T18:20:19,115.0,4.0,0.0</text:p>
      <text:p text:style-name="Preformatted_20_Text">5699,03/15/2020,,Thailand,2020-03-15T18:20:18,114.0,1.0,35.0</text:p>
      <text:p text:style-name="Preformatted_20_Text">5700,03/15/2020,,India,2020-03-15T18:20:18,113.0,2.0,13.0</text:p>
      <text:p text:style-name="Preformatted_20_Text">5701,03/15/2020,,Kuwait,2020-03-15T18:20:18,112.0,0.0,5.0</text:p>
      <text:p text:style-name="Preformatted_20_Text">5702,03/15/2020,,Egypt,2020-03-15T18:20:18,110.0,2.0,21.0</text:p>
      <text:p text:style-name="Preformatted_20_Text">5703,03/15/2020,,Iraq,2020-03-14T22:33:03,116.0,10.0,26.0</text:p>
      <text:p text:style-name="Preformatted_20_Text">5704,03/15/2020,,Lebanon,2020-03-15T18:20:18,110.0,3.0,1.0</text:p>
      <text:p text:style-name="Preformatted_20_Text">5705,03/15/2020,Ontario,Canada,2020-03-15T01:53:03,104.0,0.0,4.0</text:p>
      <text:p text:style-name="Preformatted_20_Text">5706,03/15/2020,,Saudi Arabia,2020-03-14T20:33:03,103.0,0.0,1.0</text:p>
      <text:p text:style-name="Preformatted_20_Text">5707,03/15/2020,Colorado,US,2020-03-14T22:13:32,131.0,1.0,0.0</text:p>
      <text:p text:style-name="Preformatted_20_Text">5708,03/15/2020,Georgia,US,2020-03-15T18:20:19,99.0,1.0,0.0</text:p>
      <text:p text:style-name="Preformatted_20_Text">5709,03/15/2020,Jilin,Mainland China,2020-03-13T11:09:03,93.0,1.0,91.0</text:p>
      <text:p text:style-name="Preformatted_20_Text">5710,03/15/2020,,San Marino,2020-03-15T18:20:18,101.0,5.0,4.0</text:p>
      <text:p text:style-name="Preformatted_20_Text">5711,03/15/2020,Louisiana,US,2020-03-15T18:20:19,91.0,2.0,0.0</text:p>
      <text:p text:style-name="Preformatted_20_Text"><text:soft-page-break/>5712,03/15/2020,,United Arab Emirates,2020-03-15T18:20:18,98.0,0.0,23.0</text:p>
      <text:p text:style-name="Preformatted_20_Text">5713,03/15/2020,Xinjiang,Mainland China,2020-03-11T02:18:14,76.0,3.0,73.0</text:p>
      <text:p text:style-name="Preformatted_20_Text">5714,03/15/2020,Inner Mongolia,Mainland China,2020-03-11T03:53:03,75.0,1.0,71.0</text:p>
      <text:p text:style-name="Preformatted_20_Text">5715,03/15/2020,Ningxia,Mainland China,2020-03-14T09:53:08,75.0,0.0,73.0</text:p>
      <text:p text:style-name="Preformatted_20_Text">5716,03/15/2020,New Jersey,US,2020-03-15T18:20:19,98.0,2.0,0.0</text:p>
      <text:p text:style-name="Preformatted_20_Text">5717,03/15/2020,British Columbia,Canada,2020-03-15T01:53:02,73.0,1.0,4.0</text:p>
      <text:p text:style-name="Preformatted_20_Text">5718,03/15/2020,Illinois,US,2020-03-15T18:20:19,93.0,0.0,2.0</text:p>
      <text:p text:style-name="Preformatted_20_Text">5719,03/15/2020,,Russia,2020-03-15T18:20:18,63.0,0.0,8.0</text:p>
      <text:p text:style-name="Preformatted_20_Text">5720,03/15/2020,Texas,US,2020-03-15T18:20:19,72.0,0.0,0.0</text:p>
      <text:p text:style-name="Preformatted_20_Text">5721,03/15/2020,Queensland,Australia,2020-03-15T18:20:19,61.0,0.0,8.0</text:p>
      <text:p text:style-name="Preformatted_20_Text">5722,03/15/2020,,Chile,2020-03-14T20:33:03,74.0,0.0,0.0</text:p>
      <text:p text:style-name="Preformatted_20_Text">5723,03/15/2020,,Luxembourg,2020-03-15T18:20:18,59.0,1.0,0.0</text:p>
      <text:p text:style-name="Preformatted_20_Text">5724,03/15/2020,,Taiwan,2020-03-15T06:53:03,59.0,1.0,20.0</text:p>
      <text:p text:style-name="Preformatted_20_Text">5725,03/15/2020,Victoria,Australia,2020-03-15T18:20:19,57.0,0.0,8.0</text:p>
      <text:p text:style-name="Preformatted_20_Text">5726,03/15/2020,,Vietnam,2020-03-15T18:20:18,56.0,0.0,16.0</text:p>
      <text:p text:style-name="Preformatted_20_Text">5727,03/15/2020,,Slovakia,2020-03-15T18:20:18,54.0,0.0,0.0</text:p>
      <text:p text:style-name="Preformatted_20_Text">5728,03/15/2020,,Pakistan,2020-03-15T18:20:18,53.0,0.0,2.0</text:p>
      <text:p text:style-name="Preformatted_20_Text">5729,03/15/2020,,South Africa,2020-03-15T18:20:18,51.0,0.0,0.0</text:p>
      <text:p text:style-name="Preformatted_20_Text">5730,03/15/2020,,Brunei,2020-03-15T18:20:18,50.0,0.0,0.0</text:p>
      <text:p text:style-name="Preformatted_20_Text">5731,03/15/2020,,Croatia,2020-03-15T18:20:18,49.0,0.0,1.0</text:p>
      <text:p text:style-name="Preformatted_20_Text">5732,03/15/2020,,Algeria,2020-03-15T18:20:18,48.0,4.0,12.0</text:p>
      <text:p text:style-name="Preformatted_20_Text">5733,03/15/2020,Pennsylvania,US,2020-03-14T18:53:03,66.0,0.0,0.0</text:p>
      <text:p text:style-name="Preformatted_20_Text">5734,03/15/2020,,Serbia,2020-03-14T22:53:02,48.0,0.0,0.0</text:p>
      <text:p text:style-name="Preformatted_20_Text">5735,03/15/2020,Diamond Princess cruise ship,US,2020-03-10T02:33:04,46.0,0.0,0.0</text:p>
      <text:p text:style-name="Preformatted_20_Text">5736,03/15/2020,,Argentina,2020-03-15T18:20:18,45.0,2.0,1.0</text:p>
      <text:p text:style-name="Preformatted_20_Text">5737,03/15/2020,Virginia,US,2020-03-15T18:20:19,45.0,1.0,0.0</text:p>
      <text:p text:style-name="Preformatted_20_Text">5738,03/15/2020,,Bulgaria,2020-03-15T18:20:18,51.0,2.0,0.0</text:p>
      <text:p text:style-name="Preformatted_20_Text">5739,03/15/2020,,Panama,2020-03-15T18:20:18,43.0,1.0,0.0</text:p>
      <text:p text:style-name="Preformatted_20_Text">5740,03/15/2020,,Peru,2020-03-15T18:20:18,43.0,0.0,0.0</text:p>
      <text:p text:style-name="Preformatted_20_Text">5741,03/15/2020,,Albania,2020-03-15T18:20:18,42.0,1.0,0.0</text:p>
      <text:p text:style-name="Preformatted_20_Text">5742,03/15/2020,,Mexico,2020-03-15T18:20:18,41.0,0.0,4.0</text:p>
      <text:p text:style-name="Preformatted_20_Text">5743,03/15/2020,Alberta,Canada,2020-03-15T01:53:03,39.0,0.0,0.0</text:p>
      <text:p text:style-name="Preformatted_20_Text">5744,03/15/2020,Oregon,US,2020-03-15T18:20:19,36.0,1.0,0.0</text:p>
      <text:p text:style-name="Preformatted_20_Text">5745,03/15/2020,Minnesota,US,2020-03-15T18:20:19,35.0,0.0,0.0</text:p>
      <text:p text:style-name="Preformatted_20_Text">5746,03/15/2020,,Colombia,2020-03-15T18:20:18,34.0,0.0,0.0</text:p>
      <text:p text:style-name="Preformatted_20_Text">5747,03/15/2020,Michigan,US,2020-03-15T18:20:19,33.0,0.0,0.0</text:p>
      <text:p text:style-name="Preformatted_20_Text">5748,03/15/2020,,Hungary,2020-03-15T18:20:18,32.0,1.0,1.0</text:p>
      <text:p text:style-name="Preformatted_20_Text">5749,03/15/2020,North Carolina,US,2020-03-15T18:20:19,33.0,0.0,0.0</text:p>
      <text:p text:style-name="Preformatted_20_Text">5750,03/15/2020,Tennessee,US,2020-03-14T22:33:04,39.0,0.0,0.0</text:p>
      <text:p text:style-name="Preformatted_20_Text">5751,03/15/2020,Maryland,US,2020-03-15T18:20:19,32.0,0.0,0.0</text:p>
      <text:p text:style-name="Preformatted_20_Text">5752,03/15/2020,,Georgia,2020-03-14T12:33:03,33.0,0.0,0.0</text:p>
      <text:p text:style-name="Preformatted_20_Text">5753,03/15/2020,,Latvia,2020-03-15T18:20:18,30.0,0.0,1.0</text:p>
      <text:p text:style-name="Preformatted_20_Text">5754,03/15/2020,Ohio,US,2020-03-15T18:20:19,37.0,0.0,0.0</text:p>
      <text:p text:style-name="Preformatted_20_Text">5755,03/15/2020,,Ecuador,2020-03-14T22:53:02,28.0,2.0,0.0</text:p>
      <text:p text:style-name="Preformatted_20_Text">5756,03/15/2020,,Morocco,2020-03-15T18:20:18,28.0,1.0,1.0</text:p>
      <text:p text:style-name="Preformatted_20_Text">5757,03/15/2020,Wisconsin,US,2020-03-15T18:20:19,32.0,0.0,1.0</text:p>
      <text:p text:style-name="Preformatted_20_Text">5758,03/15/2020,,Belarus,2020-03-13T22:21:59,27.0,0.0,3.0</text:p>
      <text:p text:style-name="Preformatted_20_Text">5759,03/15/2020,,Costa Rica,2020-03-15T18:20:18,27.0,0.0,0.0</text:p>
      <text:p text:style-name="Preformatted_20_Text">5760,03/15/2020,,Cyprus,2020-03-14T22:53:02,26.0,0.0,0.0</text:p>
      <text:p text:style-name="Preformatted_20_Text">5761,03/15/2020,Quebec,Canada,2020-03-15T01:53:02,24.0,0.0,0.0</text:p>
      <text:p text:style-name="Preformatted_20_Text">5762,03/15/2020,Connecticut,US,2020-03-15T18:20:19,24.0,0.0,0.0</text:p>
      <text:p text:style-name="Preformatted_20_Text">5763,03/15/2020,Utah,US,2020-03-15T18:20:19,28.0,0.0,0.0</text:p>
      <text:p text:style-name="Preformatted_20_Text">5764,03/15/2020,,Armenia,2020-03-15T18:20:18,26.0,0.0,0.0</text:p>
      <text:p text:style-name="Preformatted_20_Text">5765,03/15/2020,,Bosnia and Herzegovina,2020-03-15T18:20:18,24.0,0.0,0.0</text:p>
      <text:p text:style-name="Preformatted_20_Text">5766,03/15/2020,,Malta,2020-03-15T18:20:18,21.0,0.0,1.0</text:p>
      <text:p text:style-name="Preformatted_20_Text">5767,03/15/2020,Grand Princess,US,2020-03-10T02:33:04,21.0,0.0,0.0</text:p>
      <text:p text:style-name="Preformatted_20_Text">5768,03/15/2020,Nevada,US,2020-03-14T22:33:03,24.0,0.0,0.0</text:p>
      <text:p text:style-name="Preformatted_20_Text">5769,03/15/2020,South Australia,Australia,2020-03-15T18:20:19,20.0,0.0,3.0</text:p>
      <text:p text:style-name="Preformatted_20_Text">5770,03/15/2020,,Oman,2020-03-15T18:20:18,22.0,0.0,9.0</text:p>
      <text:p text:style-name="Preformatted_20_Text">5771,03/15/2020,Indiana,US,2020-03-15T18:20:19,20.0,0.0,0.0</text:p>
      <text:p text:style-name="Preformatted_20_Text">5772,03/15/2020,Rhode Island,US,2020-03-14T18:53:03,20.0,0.0,0.0</text:p>
      <text:p text:style-name="Preformatted_20_Text">5773,03/15/2020,South Carolina,US,2020-03-14T22:33:03,28.0,0.0,0.0</text:p>
      <text:p text:style-name="Preformatted_20_Text">5774,03/15/2020,Qinghai,Mainland China,2020-03-11T02:18:14,18.0,0.0,18.0</text:p>
      <text:p text:style-name="Preformatted_20_Text">5775,03/15/2020,,Tunisia,2020-03-14T20:53:02,18.0,0.0,0.0</text:p>
      <text:p text:style-name="Preformatted_20_Text"><text:soft-page-break/>5776,03/15/2020,Iowa,US,2020-03-15T18:20:19,18.0,0.0,0.0</text:p>
      <text:p text:style-name="Preformatted_20_Text">5777,03/15/2020,Kentucky,US,2020-03-15T02:53:02,20.0,0.0,0.0</text:p>
      <text:p text:style-name="Preformatted_20_Text">5778,03/15/2020,Western Australia,Australia,2020-03-14T13:33:04,17.0,1.0,0.0</text:p>
      <text:p text:style-name="Preformatted_20_Text">5779,03/15/2020,Nebraska,US,2020-03-15T18:20:19,17.0,0.0,0.0</text:p>
      <text:p text:style-name="Preformatted_20_Text">5780,03/15/2020,,Afghanistan,2020-03-15T18:20:18,16.0,0.0,0.0</text:p>
      <text:p text:style-name="Preformatted_20_Text">5781,03/15/2020,Arkansas,US,2020-03-15T18:20:19,16.0,0.0,0.0</text:p>
      <text:p text:style-name="Preformatted_20_Text">5782,03/15/2020,District of Columbia,US,2020-03-15T02:53:03,16.0,0.0,0.0</text:p>
      <text:p text:style-name="Preformatted_20_Text">5783,03/15/2020,,Azerbaijan,2020-03-13T12:13:36,23.0,1.0,6.0</text:p>
      <text:p text:style-name="Preformatted_20_Text">5784,03/15/2020,,North Macedonia,2020-03-13T23:33:05,14.0,0.0,1.0</text:p>
      <text:p text:style-name="Preformatted_20_Text">5785,03/15/2020,,Maldives,2020-03-15T18:20:18,13.0,0.0,0.0</text:p>
      <text:p text:style-name="Preformatted_20_Text">5786,03/15/2020,New Mexico,US,2020-03-15T02:53:03,13.0,0.0,0.0</text:p>
      <text:p text:style-name="Preformatted_20_Text">5787,03/15/2020,,Lithuania,2020-03-15T18:20:18,12.0,0.0,1.0</text:p>
      <text:p text:style-name="Preformatted_20_Text">5788,03/15/2020,,Moldova,2020-03-14T20:53:02,23.0,0.0,0.0</text:p>
      <text:p text:style-name="Preformatted_20_Text">5789,03/15/2020,Alabama,US,2020-03-15T18:20:19,12.0,0.0,0.0</text:p>
      <text:p text:style-name="Preformatted_20_Text">5790,03/15/2020,Arizona,US,2020-03-14T18:13:23,13.0,0.0,1.0</text:p>
      <text:p text:style-name="Preformatted_20_Text">5791,03/15/2020,Faroe Islands,Denmark,2020-03-15T18:20:19,11.0,0.0,0.0</text:p>
      <text:p text:style-name="Preformatted_20_Text">5792,03/15/2020,,Dominican Republic,2020-03-14T20:53:02,11.0,0.0,0.0</text:p>
      <text:p text:style-name="Preformatted_20_Text">5793,03/15/2020,,Sri Lanka,2020-03-15T18:20:18,18.0,0.0,1.0</text:p>
      <text:p text:style-name="Preformatted_20_Text">5794,03/15/2020,,Bolivia,2020-03-14T12:53:07,10.0,0.0,0.0</text:p>
      <text:p text:style-name="Preformatted_20_Text">5795,03/15/2020,Macau,Macau,2020-03-11T18:52:03,10.0,0.0,10.0</text:p>
      <text:p text:style-name="Preformatted_20_Text">5796,03/15/2020,,Senegal,2020-03-13T23:33:05,24.0,0.0,1.0</text:p>
      <text:p text:style-name="Preformatted_20_Text">5797,03/15/2020,,Martinique,2020-03-14T14:53:04,9.0,0.0,0.0</text:p>
      <text:p text:style-name="Preformatted_20_Text">5798,03/15/2020,South Dakota,US,2020-03-14T16:53:03,9.0,1.0,0.0</text:p>
      <text:p text:style-name="Preformatted_20_Text">5799,03/15/2020,,Jamaica,2020-03-13T22:22:02,10.0,0.0,0.0</text:p>
      <text:p text:style-name="Preformatted_20_Text">5800,03/15/2020,,Kazakhstan,2020-03-15T18:20:18,9.0,0.0,0.0</text:p>
      <text:p text:style-name="Preformatted_20_Text">5801,03/15/2020,,New Zealand,2020-03-15T18:20:18,8.0,0.0,0.0</text:p>
      <text:p text:style-name="Preformatted_20_Text">5802,03/15/2020,Kansas,US,2020-03-14T22:33:03,8.0,1.0,0.0</text:p>
      <text:p text:style-name="Preformatted_20_Text">5803,03/15/2020,,Venezuela,2020-03-15T18:20:18,10.0,0.0,0.0</text:p>
      <text:p text:style-name="Preformatted_20_Text">5804,03/15/2020,,Cambodia,2020-03-14T12:53:07,7.0,0.0,1.0</text:p>
      <text:p text:style-name="Preformatted_20_Text">5805,03/15/2020,,Jordan,2020-03-15T18:20:18,8.0,0.0,1.0</text:p>
      <text:p text:style-name="Preformatted_20_Text">5806,03/15/2020,,Reunion,2020-03-15T18:20:19,7.0,0.0,0.0</text:p>
      <text:p text:style-name="Preformatted_20_Text">5807,03/15/2020,Montana,US,2020-03-15T18:20:19,7.0,0.0,0.0</text:p>
      <text:p text:style-name="Preformatted_20_Text">5808,03/15/2020,New Hampshire,US,2020-03-14T16:53:03,13.0,0.0,0.0</text:p>
      <text:p text:style-name="Preformatted_20_Text">5809,03/15/2020,Tasmania,Australia,2020-03-15T18:20:19,6.0,0.0,0.0</text:p>
      <text:p text:style-name="Preformatted_20_Text">5810,03/15/2020,,Ghana,2020-03-15T18:20:18,6.0,0.0,0.0</text:p>
      <text:p text:style-name="Preformatted_20_Text">5811,03/15/2020,,Paraguay,2020-03-13T23:33:06,6.0,0.0,0.0</text:p>
      <text:p text:style-name="Preformatted_20_Text">5812,03/15/2020,,Turkey,2020-03-15T18:20:18,6.0,0.0,0.0</text:p>
      <text:p text:style-name="Preformatted_20_Text">5813,03/15/2020,Delaware,US,2020-03-14T18:13:20,7.0,0.0,0.0</text:p>
      <text:p text:style-name="Preformatted_20_Text">5814,03/15/2020,Hawaii,US,2020-03-15T18:20:19,6.0,0.0,0.0</text:p>
      <text:p text:style-name="Preformatted_20_Text">5815,03/15/2020,Maine,US,2020-03-15T18:20:19,12.0,0.0,0.0</text:p>
      <text:p text:style-name="Preformatted_20_Text">5816,03/15/2020,Mississippi,US,2020-03-14T16:53:03,10.0,0.0,0.0</text:p>
      <text:p text:style-name="Preformatted_20_Text">5817,03/15/2020,,Bangladesh,2020-03-15T18:20:18,5.0,0.0,0.0</text:p>
      <text:p text:style-name="Preformatted_20_Text">5818,03/15/2020,French Guiana,France,2020-03-15T06:53:03,7.0,0.0,0.0</text:p>
      <text:p text:style-name="Preformatted_20_Text">5819,03/15/2020,Idaho,US,2020-03-15T18:20:19,5.0,0.0,0.0</text:p>
      <text:p text:style-name="Preformatted_20_Text">5820,03/15/2020,Missouri,US,2020-03-15T18:20:19,5.0,0.0,0.0</text:p>
      <text:p text:style-name="Preformatted_20_Text">5821,03/15/2020,Vermont,US,2020-03-14T22:33:04,8.0,0.0,0.0</text:p>
      <text:p text:style-name="Preformatted_20_Text">5822,03/15/2020,Manitoba,Canada,2020-03-14T00:13:05,4.0,0.0,0.0</text:p>
      <text:p text:style-name="Preformatted_20_Text">5823,03/15/2020,,Cuba,2020-03-13T23:53:02,4.0,0.0,0.0</text:p>
      <text:p text:style-name="Preformatted_20_Text">5824,03/15/2020,,Guyana,2020-03-15T18:20:19,4.0,1.0,0.0</text:p>
      <text:p text:style-name="Preformatted_20_Text">5825,03/15/2020,,Liechtenstein,2020-03-14T20:53:02,4.0,0.0,0.0</text:p>
      <text:p text:style-name="Preformatted_20_Text">5826,03/15/2020,Oklahoma,US,2020-03-14T16:53:03,7.0,0.0,0.0</text:p>
      <text:p text:style-name="Preformatted_20_Text">5827,03/15/2020,,Uruguay,2020-03-14T16:33:03,4.0,0.0,0.0</text:p>
      <text:p text:style-name="Preformatted_20_Text">5828,03/15/2020,French Polynesia,France,2020-03-15T18:20:19,3.0,0.0,0.0</text:p>
      <text:p text:style-name="Preformatted_20_Text">5829,03/15/2020,,Honduras,2020-03-15T18:20:19,3.0,0.0,0.0</text:p>
      <text:p text:style-name="Preformatted_20_Text">5830,03/15/2020,Guam,US,2020-03-15T18:20:19,3.0,0.0,0.0</text:p>
      <text:p text:style-name="Preformatted_20_Text">5831,03/15/2020,Puerto Rico,US,2020-03-14T18:33:03,5.0,0.0,0.0</text:p>
      <text:p text:style-name="Preformatted_20_Text">5832,03/15/2020,Wyoming,US,2020-03-15T02:53:03,3.0,0.0,0.0</text:p>
      <text:p text:style-name="Preformatted_20_Text">5833,03/15/2020,,Ukraine,2020-03-13T22:22:02,3.0,1.0,0.0</text:p>
      <text:p text:style-name="Preformatted_20_Text">5834,03/15/2020,Channel Islands,UK,2020-03-15T18:20:19,3.0,0.0,0.0</text:p>
      <text:p text:style-name="Preformatted_20_Text">5835,03/15/2020,,Aruba,2020-03-13T23:53:03,2.0,0.0,0.0</text:p>
      <text:p text:style-name="Preformatted_20_Text">5836,03/15/2020,,Burkina Faso,2020-03-13T22:22:02,3.0,0.0,0.0</text:p>
      <text:p text:style-name="Preformatted_20_Text">5837,03/15/2020,,Cameroon,2020-03-13T22:22:02,2.0,0.0,0.0</text:p>
      <text:p text:style-name="Preformatted_20_Text">5838,03/15/2020,New Brunswick,Canada,2020-03-15T01:53:02,2.0,0.0,0.0</text:p>
      <text:p text:style-name="Preformatted_20_Text">5839,03/15/2020,Saskatchewan,Canada,2020-03-14T00:13:05,2.0,0.0,0.0</text:p>
      <text:p text:style-name="Preformatted_20_Text"><text:soft-page-break/>5840,03/15/2020,,Congo (Kinshasa),2020-03-13T22:22:02,2.0,0.0,0.0</text:p>
      <text:p text:style-name="Preformatted_20_Text">5841,03/15/2020,St Martin,France,2020-03-14T16:33:03,2.0,0.0,0.0</text:p>
      <text:p text:style-name="Preformatted_20_Text">5842,03/15/2020,,Jersey,2020-03-14T16:33:03,2.0,0.0,0.0</text:p>
      <text:p text:style-name="Preformatted_20_Text">5843,03/15/2020,,Kosovo,2020-03-15T18:20:19,2.0,0.0,0.0</text:p>
      <text:p text:style-name="Preformatted_20_Text">5844,03/15/2020,,Monaco,2020-03-14T23:13:05,2.0,0.0,0.0</text:p>
      <text:p text:style-name="Preformatted_20_Text">5845,03/15/2020,,Namibia,2020-03-14T16:33:03,2.0,0.0,0.0</text:p>
      <text:p text:style-name="Preformatted_20_Text">5846,03/15/2020,,Nigeria,2020-03-13T22:22:02,2.0,0.0,0.0</text:p>
      <text:p text:style-name="Preformatted_20_Text">5847,03/15/2020,,Seychelles,2020-03-15T07:33:03,2.0,0.0,0.0</text:p>
      <text:p text:style-name="Preformatted_20_Text">5848,03/15/2020,,Trinidad and Tobago,2020-03-14T16:15:01,2.0,0.0,0.0</text:p>
      <text:p text:style-name="Preformatted_20_Text">5849,03/15/2020,,Andorra,2020-03-13T22:22:02,1.0,0.0,1.0</text:p>
      <text:p text:style-name="Preformatted_20_Text">5850,03/15/2020,,Antigua and Barbuda,2020-03-15T18:20:19,1.0,0.0,0.0</text:p>
      <text:p text:style-name="Preformatted_20_Text">5851,03/15/2020,Australian Capital Territory,Australia,2020-03-14T01:53:03,1.0,0.0,0.0</text:p>
      <text:p text:style-name="Preformatted_20_Text">5852,03/15/2020,Northern Territory,Australia,2020-03-14T01:53:03,1.0,0.0,0.0</text:p>
      <text:p text:style-name="Preformatted_20_Text">5853,03/15/2020,,Bhutan,2020-03-13T22:22:02,1.0,0.0,0.0</text:p>
      <text:p text:style-name="Preformatted_20_Text">5854,03/15/2020,Newfoundland and Labrador,Canada,2020-03-15T02:13:21,1.0,0.0,0.0</text:p>
      <text:p text:style-name="Preformatted_20_Text">5855,03/15/2020,Prince Edward Island,Canada,2020-03-15T02:13:21,1.0,0.0,0.0</text:p>
      <text:p text:style-name="Preformatted_20_Text">5856,03/15/2020,,Cayman Islands,2020-03-13T12:33:03,1.0,0.0,0.0</text:p>
      <text:p text:style-name="Preformatted_20_Text">5857,03/15/2020,,Central African Republic,2020-03-15T18:20:19,1.0,0.0,0.0</text:p>
      <text:p text:style-name="Preformatted_20_Text">5858,03/15/2020,Tibet,Mainland China,2020-03-11T02:18:14,1.0,0.0,1.0</text:p>
      <text:p text:style-name="Preformatted_20_Text">5859,03/15/2020,,Congo (Brazzaville),2020-03-15T18:20:19,1.0,0.0,0.0</text:p>
      <text:p text:style-name="Preformatted_20_Text">5860,03/15/2020,,Ivory Coast,2020-03-13T22:22:02,1.0,0.0,0.0</text:p>
      <text:p text:style-name="Preformatted_20_Text">5861,03/15/2020,,Curacao,2020-03-14T16:15:18,1.0,0.0,0.0</text:p>
      <text:p text:style-name="Preformatted_20_Text">5862,03/15/2020,,Equatorial Guinea,2020-03-15T06:41:54,1.0,0.0,0.0</text:p>
      <text:p text:style-name="Preformatted_20_Text">5863,03/15/2020,,Eswatini,2020-03-15T06:41:54,1.0,0.0,0.0</text:p>
      <text:p text:style-name="Preformatted_20_Text">5864,03/15/2020,,Ethiopia,2020-03-13T23:33:06,1.0,0.0,0.0</text:p>
      <text:p text:style-name="Preformatted_20_Text">5865,03/15/2020,Mayotte,France,2020-03-14T20:53:03,1.0,0.0,0.0</text:p>
      <text:p text:style-name="Preformatted_20_Text">5866,03/15/2020,Saint Barthelemy,France,2020-03-14T16:33:03,1.0,0.0,0.0</text:p>
      <text:p text:style-name="Preformatted_20_Text">5867,03/15/2020,,Gabon,2020-03-14T13:33:04,1.0,0.0,0.0</text:p>
      <text:p text:style-name="Preformatted_20_Text">5868,03/15/2020,,Guadeloupe,2020-03-13T12:33:03,3.0,0.0,0.0</text:p>
      <text:p text:style-name="Preformatted_20_Text">5869,03/15/2020,,Guatemala,2020-03-14T01:33:03,1.0,0.0,0.0</text:p>
      <text:p text:style-name="Preformatted_20_Text">5870,03/15/2020,,Guernsey,2020-03-13T22:22:03,1.0,0.0,0.0</text:p>
      <text:p text:style-name="Preformatted_20_Text">5871,03/15/2020,,Guinea,2020-03-15T06:41:54,1.0,0.0,0.0</text:p>
      <text:p text:style-name="Preformatted_20_Text">5872,03/15/2020,,Holy See,2020-03-13T22:22:02,1.0,0.0,0.0</text:p>
      <text:p text:style-name="Preformatted_20_Text">5873,03/15/2020,,Kenya,2020-03-13T22:22:03,3.0,0.0,0.0</text:p>
      <text:p text:style-name="Preformatted_20_Text">5874,03/15/2020,,Mauritania,2020-03-15T18:20:19,1.0,0.0,0.0</text:p>
      <text:p text:style-name="Preformatted_20_Text">5875,03/15/2020,,Mongolia,2020-03-13T22:22:02,1.0,0.0,0.0</text:p>
      <text:p text:style-name="Preformatted_20_Text">5876,03/15/2020,,Nepal,2020-03-13T22:22:03,1.0,0.0,1.0</text:p>
      <text:p text:style-name="Preformatted_20_Text">5877,03/15/2020,,Rwanda,2020-03-15T06:41:54,1.0,0.0,0.0</text:p>
      <text:p text:style-name="Preformatted_20_Text">5878,03/15/2020,,Saint Lucia,2020-03-14T16:15:18,2.0,0.0,0.0</text:p>
      <text:p text:style-name="Preformatted_20_Text">5879,03/15/2020,,Saint Vincent and the Grenadines,2020-03-14T16:33:03,1.0,0.0,0.0</text:p>
      <text:p text:style-name="Preformatted_20_Text">5880,03/15/2020,,Sudan,2020-03-14T01:13:32,1.0,1.0,0.0</text:p>
      <text:p text:style-name="Preformatted_20_Text">5881,03/15/2020,,Suriname,2020-03-14T16:33:03,1.0,0.0,0.0</text:p>
      <text:p text:style-name="Preformatted_20_Text">5882,03/15/2020,,Togo,2020-03-13T22:22:02,1.0,0.0,0.0</text:p>
      <text:p text:style-name="Preformatted_20_Text">5883,03/15/2020,Alaska,US,2020-03-13T14:53:03,1.0,0.0,0.0</text:p>
      <text:p text:style-name="Preformatted_20_Text">5884,03/15/2020,North Dakota,US,2020-03-12T09:33:03,1.0,0.0,0.0</text:p>
      <text:p text:style-name="Preformatted_20_Text">5885,03/15/2020,"Virgin Islands, U.S.",US,2020-03-14T16:15:18,1.0,0.0,0.0</text:p>
      <text:p text:style-name="Preformatted_20_Text">5886,03/15/2020,Gibraltar,UK,2020-03-14T16:33:03,1.0,0.0,1.0</text:p>
      <text:p text:style-name="Preformatted_20_Text">5887,03/15/2020,,Uzbekistan,2020-03-15T18:20:19,1.0,0.0,0.0</text:p>
      <text:p text:style-name="Preformatted_20_Text">5888,03/15/2020,Diamond Princess cruise ship,Australia,2020-03-14T02:33:04,0.0,0.0,0.0</text:p>
      <text:p text:style-name="Preformatted_20_Text">5889,03/15/2020,West Virginia,US,2020-03-10T02:33:04,0.0,0.0,0.0</text:p>
      <text:p text:style-name="Preformatted_20_Text">5890,03/15/2020,,occupied Palestinian territory,2020-03-11T20:53:02,0.0,0.0,0.0</text:p>
      <text:p text:style-name="Preformatted_20_Text">5891,03/16/2020,Hubei,Mainland China,2020-03-16T14:38:45,67798.0,3099.0,55142.0</text:p>
      <text:p text:style-name="Preformatted_20_Text">5892,03/16/2020,,Italy,2020-03-16T17:33:03,27980.0,2158.0,2749.0</text:p>
      <text:p text:style-name="Preformatted_20_Text">5893,03/16/2020,,Iran,2020-03-16T14:38:45,14991.0,853.0,4590.0</text:p>
      <text:p text:style-name="Preformatted_20_Text">5894,03/16/2020,,Spain,2020-03-16T20:13:11,9942.0,342.0,530.0</text:p>
      <text:p text:style-name="Preformatted_20_Text">5895,03/16/2020,,South Korea,2020-03-16T14:38:45,8236.0,75.0,1137.0</text:p>
      <text:p text:style-name="Preformatted_20_Text">5896,03/16/2020,,Germany,2020-03-16T20:13:11,7272.0,17.0,67.0</text:p>
      <text:p text:style-name="Preformatted_20_Text">5897,03/16/2020,France,France,2020-03-16T20:13:11,6633.0,148.0,12.0</text:p>
      <text:p text:style-name="Preformatted_20_Text">5898,03/16/2020,,Switzerland,2020-03-15T18:20:18,2200.0,14.0,4.0</text:p>
      <text:p text:style-name="Preformatted_20_Text">5899,03/16/2020,United Kingdom,UK,2020-03-16T19:13:13,1543.0,55.0,20.0</text:p>
      <text:p text:style-name="Preformatted_20_Text">5900,03/16/2020,Netherlands,Netherlands,2020-03-16T14:38:46,1413.0,24.0,2.0</text:p>
      <text:p text:style-name="Preformatted_20_Text"><text:soft-page-break/>5901,03/16/2020,Guangdong,Mainland China,2020-03-16T01:53:03,1361.0,8.0,1306.0</text:p>
      <text:p text:style-name="Preformatted_20_Text">5902,03/16/2020,,Norway,2020-03-16T21:13:12,1333.0,3.0,1.0</text:p>
      <text:p text:style-name="Preformatted_20_Text">5903,03/16/2020,Henan,Mainland China,2020-03-14T09:53:08,1273.0,22.0,1250.0</text:p>
      <text:p text:style-name="Preformatted_20_Text">5904,03/16/2020,Zhejiang,Mainland China,2020-03-16T14:38:45,1231.0,1.0,1216.0</text:p>
      <text:p text:style-name="Preformatted_20_Text">5905,03/16/2020,,Sweden,2020-03-16T14:38:45,1103.0,6.0,1.0</text:p>
      <text:p text:style-name="Preformatted_20_Text">5906,03/16/2020,,Belgium,2020-03-16T14:38:45,1058.0,5.0,1.0</text:p>
      <text:p text:style-name="Preformatted_20_Text">5907,03/16/2020,,Austria,2020-03-16T15:13:09,1018.0,3.0,6.0</text:p>
      <text:p text:style-name="Preformatted_20_Text">5908,03/16/2020,Hunan,Mainland China,2020-03-14T08:33:03,1018.0,4.0,1014.0</text:p>
      <text:p text:style-name="Preformatted_20_Text">5909,03/16/2020,Anhui,Mainland China,2020-03-11T02:18:14,990.0,6.0,984.0</text:p>
      <text:p text:style-name="Preformatted_20_Text">5910,03/16/2020,New York,US,2020-03-16T21:53:03,967.0,10.0,0.0</text:p>
      <text:p text:style-name="Preformatted_20_Text">5911,03/16/2020,Jiangxi,Mainland China,2020-03-12T02:13:04,935.0,1.0,934.0</text:p>
      <text:p text:style-name="Preformatted_20_Text">5912,03/16/2020,Denmark,Denmark,2020-03-16T18:33:03,914.0,3.0,1.0</text:p>
      <text:p text:style-name="Preformatted_20_Text">5913,03/16/2020,Washington,US,2020-03-16T23:53:03,904.0,48.0,1.0</text:p>
      <text:p text:style-name="Preformatted_20_Text">5914,03/16/2020,,Japan,2020-03-16T14:38:45,825.0,27.0,144.0</text:p>
      <text:p text:style-name="Preformatted_20_Text">5915,03/16/2020,Shandong,Mainland China,2020-03-16T14:38:45,760.0,7.0,746.0</text:p>
      <text:p text:style-name="Preformatted_20_Text">5916,03/16/2020,Diamond Princess cruise ship,Others,2020-03-13T14:13:25,696.0,7.0,325.0</text:p>
      <text:p text:style-name="Preformatted_20_Text">5917,03/16/2020,Jiangsu,Mainland China,2020-03-15T01:53:02,631.0,0.0,631.0</text:p>
      <text:p text:style-name="Preformatted_20_Text">5918,03/16/2020,Chongqing,Mainland China,2020-03-15T03:53:04,576.0,6.0,570.0</text:p>
      <text:p text:style-name="Preformatted_20_Text">5919,03/16/2020,,Malaysia,2020-03-16T14:38:45,566.0,0.0,42.0</text:p>
      <text:p text:style-name="Preformatted_20_Text">5920,03/16/2020,California,US,2020-03-16T23:53:03,557.0,7.0,6.0</text:p>
      <text:p text:style-name="Preformatted_20_Text">5921,03/16/2020,Sichuan,Mainland China,2020-03-15T18:20:18,539.0,3.0,516.0</text:p>
      <text:p text:style-name="Preformatted_20_Text">5922,03/16/2020,Heilongjiang,Mainland China,2020-03-16T14:38:45,482.0,13.0,455.0</text:p>
      <text:p text:style-name="Preformatted_20_Text">5923,03/16/2020,Beijing,Mainland China,2020-03-16T14:38:45,452.0,8.0,360.0</text:p>
      <text:p text:style-name="Preformatted_20_Text">5924,03/16/2020,,Qatar,2020-03-16T15:13:09,439.0,0.0,4.0</text:p>
      <text:p text:style-name="Preformatted_20_Text">5925,03/16/2020,Shanghai,Mainland China,2020-03-16T14:38:45,355.0,3.0,325.0</text:p>
      <text:p text:style-name="Preformatted_20_Text">5926,03/16/2020,,Greece,2020-03-16T00:22:10,331.0,4.0,8.0</text:p>
      <text:p text:style-name="Preformatted_20_Text">5927,03/16/2020,,Portugal,2020-03-16T14:38:45,331.0,0.0,3.0</text:p>
      <text:p text:style-name="Preformatted_20_Text">5928,03/16/2020,Hebei,Mainland China,2020-03-13T11:09:03,318.0,6.0,310.0</text:p>
      <text:p text:style-name="Preformatted_20_Text">5929,03/16/2020,,Czech Republic,2020-03-16T23:53:02,298.0,0.0,3.0</text:p>
      <text:p text:style-name="Preformatted_20_Text">5930,03/16/2020,Fujian,Mainland China,2020-03-11T02:18:14,296.0,1.0,295.0</text:p>
      <text:p text:style-name="Preformatted_20_Text">5931,03/16/2020,,Finland,2020-03-16T14:38:45,277.0,0.0,10.0</text:p>
      <text:p text:style-name="Preformatted_20_Text">5932,03/16/2020,,Israel,2020-03-16T14:38:45,255.0,0.0,4.0</text:p>
      <text:p text:style-name="Preformatted_20_Text">5933,03/16/2020,,Slovenia,2020-03-16T14:38:45,253.0,1.0,0.0</text:p>
      <text:p text:style-name="Preformatted_20_Text">5934,03/16/2020,Guangxi,Mainland China,2020-03-16T14:38:45,252.0,2.0,248.0</text:p>
      <text:p text:style-name="Preformatted_20_Text">5935,03/16/2020,Shaanxi,Mainland China,2020-03-16T14:38:45,245.0,2.0,233.0</text:p>
      <text:p text:style-name="Preformatted_20_Text">5936,03/16/2020,,Singapore,2020-03-16T14:38:45,243.0,0.0,109.0</text:p>
      <text:p text:style-name="Preformatted_20_Text">5937,03/16/2020,,Bahrain,2020-03-16T20:33:03,214.0,1.0,77.0</text:p>
      <text:p text:style-name="Preformatted_20_Text">5938,03/16/2020,,Estonia,2020-03-16T14:38:45,205.0,0.0,1.0</text:p>
      <text:p text:style-name="Preformatted_20_Text">5939,03/16/2020,,Brazil,2020-03-16T02:33:08,200.0,0.0,1.0</text:p>
      <text:p text:style-name="Preformatted_20_Text">5940,03/16/2020,Massachusetts,US,2020-03-16T21:53:03,197.0,0.0,1.0</text:p>
      <text:p text:style-name="Preformatted_20_Text">5941,03/16/2020,,Iceland,2020-03-16T02:13:15,180.0,0.0,0.0</text:p>
      <text:p text:style-name="Preformatted_20_Text">5942,03/16/2020,New Jersey,US,2020-03-16T22:13:21,178.0,2.0,1.0</text:p>
      <text:p text:style-name="Preformatted_20_Text">5943,03/16/2020,Ontario,Canada,2020-03-16T16:13:26,177.0,0.0,5.0</text:p>
      <text:p text:style-name="Preformatted_20_Text">5944,03/16/2020,,Poland,2020-03-16T21:13:17,177.0,4.0,13.0</text:p>
      <text:p text:style-name="Preformatted_20_Text">5945,03/16/2020,Yunnan,Mainland China,2020-03-16T23:53:02,176.0,2.0,172.0</text:p>
      <text:p text:style-name="Preformatted_20_Text">5946,03/16/2020,New South Wales,Australia,2020-03-16T14:38:46,171.0,2.0,4.0</text:p>
      <text:p text:style-name="Preformatted_20_Text">5947,03/16/2020,,Ireland,2020-03-16T14:38:45,169.0,2.0,0.0</text:p>
      <text:p text:style-name="Preformatted_20_Text">5948,03/16/2020,Hainan,Mainland China,2020-03-16T14:38:45,168.0,6.0,161.0</text:p>
      <text:p text:style-name="Preformatted_20_Text">5949,03/16/2020,Colorado,US,2020-03-16T23:53:03,160.0,1.0,0.0</text:p>
      <text:p text:style-name="Preformatted_20_Text">5950,03/16/2020,,Romania,2020-03-16T14:38:45,158.0,0.0,9.0</text:p>
      <text:p text:style-name="Preformatted_20_Text">5951,03/16/2020,,Chile,2020-03-16T14:38:45,155.0,0.0,0.0</text:p>
      <text:p text:style-name="Preformatted_20_Text">5952,03/16/2020,Hong Kong,Hong Kong,2020-03-16T14:38:45,155.0,4.0,84.0</text:p>
      <text:p text:style-name="Preformatted_20_Text">5953,03/16/2020,Florida,US,2020-03-16T22:13:21,155.0,5.0,0.0</text:p>
      <text:p text:style-name="Preformatted_20_Text">5954,03/16/2020,,Egypt,2020-03-16T15:53:45,150.0,2.0,27.0</text:p>
      <text:p text:style-name="Preformatted_20_Text">5955,03/16/2020,,Thailand,2020-03-16T14:38:45,147.0,1.0,35.0</text:p>
      <text:p text:style-name="Preformatted_20_Text">5956,03/16/2020,Guizhou,Mainland China,2020-03-16T14:38:45,146.0,2.0,144.0</text:p>
      <text:p text:style-name="Preformatted_20_Text">5957,03/16/2020,,Philippines,2020-03-16T14:38:45,142.0,12.0,2.0</text:p>
      <text:p text:style-name="Preformatted_20_Text">5958,03/16/2020,Tianjin,Mainland China,2020-03-15T18:20:18,136.0,3.0,133.0</text:p>
      <text:p text:style-name="Preformatted_20_Text">5959,03/16/2020,,Pakistan,2020-03-16T14:38:45,136.0,0.0,2.0</text:p>
      <text:p text:style-name="Preformatted_20_Text">5960,03/16/2020,Louisiana,US,2020-03-16T22:13:21,136.0,3.0,0.0</text:p>
      <text:p text:style-name="Preformatted_20_Text">5961,03/16/2020,,Indonesia,2020-03-16T14:38:45,134.0,5.0,8.0</text:p>
      <text:p text:style-name="Preformatted_20_Text">5962,03/16/2020,Gansu,Mainland China,2020-03-15T18:20:18,133.0,2.0,91.0</text:p>
      <text:p text:style-name="Preformatted_20_Text">5963,03/16/2020,Shanxi,Mainland China,2020-03-13T11:09:03,133.0,0.0,133.0</text:p>
      <text:p text:style-name="Preformatted_20_Text"><text:soft-page-break/>5964,03/16/2020,Liaoning,Mainland China,2020-03-16T14:38:45,125.0,1.0,115.0</text:p>
      <text:p text:style-name="Preformatted_20_Text">5965,03/16/2020,,Iraq,2020-03-16T02:13:15,124.0,10.0,26.0</text:p>
      <text:p text:style-name="Preformatted_20_Text">5966,03/16/2020,,Kuwait,2020-03-16T14:38:45,123.0,0.0,9.0</text:p>
      <text:p text:style-name="Preformatted_20_Text">5967,03/16/2020,Georgia,US,2020-03-16T16:53:06,121.0,1.0,0.0</text:p>
      <text:p text:style-name="Preformatted_20_Text">5968,03/16/2020,,India,2020-03-16T14:38:45,119.0,2.0,13.0</text:p>
      <text:p text:style-name="Preformatted_20_Text">5969,03/16/2020,,Saudi Arabia,2020-03-16T01:13:12,118.0,0.0,2.0</text:p>
      <text:p text:style-name="Preformatted_20_Text">5970,03/16/2020,,San Marino,2020-03-16T01:33:03,109.0,7.0,4.0</text:p>
      <text:p text:style-name="Preformatted_20_Text">5971,03/16/2020,Illinois,US,2020-03-16T22:13:21,105.0,0.0,2.0</text:p>
      <text:p text:style-name="Preformatted_20_Text">5972,03/16/2020,British Columbia,Canada,2020-03-16T19:13:13,103.0,4.0,4.0</text:p>
      <text:p text:style-name="Preformatted_20_Text">5973,03/16/2020,,Lebanon,2020-03-16T00:22:11,99.0,3.0,1.0</text:p>
      <text:p text:style-name="Preformatted_20_Text">5974,03/16/2020,,United Arab Emirates,2020-03-16T00:22:11,98.0,0.0,23.0</text:p>
      <text:p text:style-name="Preformatted_20_Text">5975,03/16/2020,Jilin,Mainland China,2020-03-16T00:22:10,93.0,1.0,92.0</text:p>
      <text:p text:style-name="Preformatted_20_Text">5976,03/16/2020,,Russia,2020-03-16T14:38:45,90.0,0.0,8.0</text:p>
      <text:p text:style-name="Preformatted_20_Text">5977,03/16/2020,,Peru,2020-03-16T14:38:45,86.0,0.0,0.0</text:p>
      <text:p text:style-name="Preformatted_20_Text">5978,03/16/2020,Texas,US,2020-03-16T23:53:03,85.0,0.0,0.0</text:p>
      <text:p text:style-name="Preformatted_20_Text">5979,03/16/2020,,Luxembourg,2020-03-16T01:53:03,77.0,1.0,0.0</text:p>
      <text:p text:style-name="Preformatted_20_Text">5980,03/16/2020,Pennsylvania,US,2020-03-16T20:13:20,77.0,0.0,0.0</text:p>
      <text:p text:style-name="Preformatted_20_Text">5981,03/16/2020,Xinjiang,Mainland China,2020-03-11T02:18:14,76.0,3.0,73.0</text:p>
      <text:p text:style-name="Preformatted_20_Text">5982,03/16/2020,Inner Mongolia,Mainland China,2020-03-16T14:38:45,75.0,1.0,73.0</text:p>
      <text:p text:style-name="Preformatted_20_Text">5983,03/16/2020,Ningxia,Mainland China,2020-03-16T14:38:45,75.0,0.0,75.0</text:p>
      <text:p text:style-name="Preformatted_20_Text">5984,03/16/2020,Victoria,Australia,2020-03-16T14:38:45,71.0,0.0,8.0</text:p>
      <text:p text:style-name="Preformatted_20_Text">5985,03/16/2020,Queensland,Australia,2020-03-16T14:38:46,68.0,0.0,8.0</text:p>
      <text:p text:style-name="Preformatted_20_Text">5986,03/16/2020,,Taiwan,2020-03-16T14:38:45,67.0,1.0,20.0</text:p>
      <text:p text:style-name="Preformatted_20_Text">5987,03/16/2020,,Slovakia,2020-03-16T14:38:45,63.0,0.0,0.0</text:p>
      <text:p text:style-name="Preformatted_20_Text">5988,03/16/2020,,South Africa,2020-03-16T14:38:45,62.0,0.0,0.0</text:p>
      <text:p text:style-name="Preformatted_20_Text">5989,03/16/2020,,Vietnam,2020-03-16T14:53:04,61.0,0.0,16.0</text:p>
      <text:p text:style-name="Preformatted_20_Text">5990,03/16/2020,,Croatia,2020-03-16T14:38:45,57.0,0.0,2.0</text:p>
      <text:p text:style-name="Preformatted_20_Text">5991,03/16/2020,,Argentina,2020-03-16T14:38:45,56.0,2.0,1.0</text:p>
      <text:p text:style-name="Preformatted_20_Text">5992,03/16/2020,Alberta,Canada,2020-03-16T02:33:09,56.0,0.0,0.0</text:p>
      <text:p text:style-name="Preformatted_20_Text">5993,03/16/2020,,Panama,2020-03-16T14:38:45,55.0,1.0,0.0</text:p>
      <text:p text:style-name="Preformatted_20_Text">5994,03/16/2020,,Serbia,2020-03-16T14:38:45,55.0,0.0,1.0</text:p>
      <text:p text:style-name="Preformatted_20_Text">5995,03/16/2020,,Algeria,2020-03-16T14:38:45,54.0,4.0,12.0</text:p>
      <text:p text:style-name="Preformatted_20_Text">5996,03/16/2020,,Brunei,2020-03-16T14:38:45,54.0,0.0,0.0</text:p>
      <text:p text:style-name="Preformatted_20_Text">5997,03/16/2020,,Colombia,2020-03-16T14:38:45,54.0,0.0,0.0</text:p>
      <text:p text:style-name="Preformatted_20_Text">5998,03/16/2020,Minnesota,US,2020-03-16T16:53:06,54.0,0.0,0.0</text:p>
      <text:p text:style-name="Preformatted_20_Text">5999,03/16/2020,,Mexico,2020-03-16T14:38:45,53.0,0.0,4.0</text:p>
      <text:p text:style-name="Preformatted_20_Text">6000,03/16/2020,Michigan,US,2020-03-16T14:38:46,53.0,0.0,0.0</text:p>
      <text:p text:style-name="Preformatted_20_Text">6001,03/16/2020,,Armenia,2020-03-16T21:13:17,52.0,0.0,0.0</text:p>
      <text:p text:style-name="Preformatted_20_Text">6002,03/16/2020,,Bulgaria,2020-03-16T14:38:45,52.0,2.0,0.0</text:p>
      <text:p text:style-name="Preformatted_20_Text">6003,03/16/2020,Tennessee,US,2020-03-16T22:13:21,52.0,0.0,0.0</text:p>
      <text:p text:style-name="Preformatted_20_Text">6004,03/16/2020,,Albania,2020-03-16T14:38:45,51.0,1.0,0.0</text:p>
      <text:p text:style-name="Preformatted_20_Text">6005,03/16/2020,Quebec,Canada,2020-03-16T20:13:20,50.0,0.0,0.0</text:p>
      <text:p text:style-name="Preformatted_20_Text">6006,03/16/2020,Ohio,US,2020-03-16T20:13:21,50.0,0.0,0.0</text:p>
      <text:p text:style-name="Preformatted_20_Text">6007,03/16/2020,Virginia,US,2020-03-16T22:13:21,49.0,1.0,0.0</text:p>
      <text:p text:style-name="Preformatted_20_Text">6008,03/16/2020,Diamond Princess cruise ship,US,2020-03-16T16:53:06,47.0,0.0,0.0</text:p>
      <text:p text:style-name="Preformatted_20_Text">6009,03/16/2020,Wisconsin,US,2020-03-16T20:13:20,47.0,0.0,1.0</text:p>
      <text:p text:style-name="Preformatted_20_Text">6010,03/16/2020,Nevada,US,2020-03-16T20:13:20,45.0,1.0,0.0</text:p>
      <text:p text:style-name="Preformatted_20_Text">6011,03/16/2020,Maryland,US,2020-03-16T20:13:20,41.0,0.0,3.0</text:p>
      <text:p text:style-name="Preformatted_20_Text">6012,03/16/2020,,Hungary,2020-03-16T14:38:45,39.0,1.0,1.0</text:p>
      <text:p text:style-name="Preformatted_20_Text">6013,03/16/2020,Oregon,US,2020-03-16T02:33:09,39.0,1.0,0.0</text:p>
      <text:p text:style-name="Preformatted_20_Text">6014,03/16/2020,Utah,US,2020-03-16T22:33:03,39.0,0.0,0.0</text:p>
      <text:p text:style-name="Preformatted_20_Text">6015,03/16/2020,North Carolina,US,2020-03-16T23:53:03,38.0,0.0,0.0</text:p>
      <text:p text:style-name="Preformatted_20_Text">6016,03/16/2020,,Ecuador,2020-03-16T02:33:08,37.0,2.0,0.0</text:p>
      <text:p text:style-name="Preformatted_20_Text">6017,03/16/2020,,Belarus,2020-03-16T14:38:45,36.0,0.0,3.0</text:p>
      <text:p text:style-name="Preformatted_20_Text">6018,03/16/2020,,Costa Rica,2020-03-16T02:33:08,35.0,0.0,0.0</text:p>
      <text:p text:style-name="Preformatted_20_Text">6019,03/16/2020,,Latvia,2020-03-16T14:38:45,34.0,0.0,1.0</text:p>
      <text:p text:style-name="Preformatted_20_Text">6020,03/16/2020,,Cyprus,2020-03-16T02:33:08,33.0,0.0,0.0</text:p>
      <text:p text:style-name="Preformatted_20_Text">6021,03/16/2020,,Georgia,2020-03-16T02:13:16,33.0,0.0,1.0</text:p>
      <text:p text:style-name="Preformatted_20_Text">6022,03/16/2020,South Carolina,US,2020-03-16T22:33:03,33.0,1.0,0.0</text:p>
      <text:p text:style-name="Preformatted_20_Text">6023,03/16/2020,,Malta,2020-03-16T15:33:03,30.0,0.0,2.0</text:p>
      <text:p text:style-name="Preformatted_20_Text">6024,03/16/2020,Connecticut,US,2020-03-16T20:13:20,30.0,0.0,0.0</text:p>
      <text:p text:style-name="Preformatted_20_Text">6025,03/16/2020,South Australia,Australia,2020-03-16T14:38:46,29.0,0.0,3.0</text:p>
      <text:p text:style-name="Preformatted_20_Text">6026,03/16/2020,,Morocco,2020-03-16T14:38:45,29.0,1.0,1.0</text:p>
      <text:p text:style-name="Preformatted_20_Text">6027,03/16/2020,Alabama,US,2020-03-16T22:33:03,29.0,0.0,0.0</text:p>
      <text:p text:style-name="Preformatted_20_Text"><text:soft-page-break/>6028,03/16/2020,Western Australia,Australia,2020-03-16T14:38:46,28.0,1.0,0.0</text:p>
      <text:p text:style-name="Preformatted_20_Text">6029,03/16/2020,,Sri Lanka,2020-03-16T15:53:45,28.0,0.0,1.0</text:p>
      <text:p text:style-name="Preformatted_20_Text">6030,03/16/2020,,Bosnia and Herzegovina,2020-03-16T21:13:17,25.0,0.0,0.0</text:p>
      <text:p text:style-name="Preformatted_20_Text">6031,03/16/2020,Indiana,US,2020-03-16T22:33:03,25.0,1.0,0.0</text:p>
      <text:p text:style-name="Preformatted_20_Text">6032,03/16/2020,,Senegal,2020-03-16T01:13:13,24.0,0.0,2.0</text:p>
      <text:p text:style-name="Preformatted_20_Text">6033,03/16/2020,,Moldova,2020-03-16T00:22:11,23.0,0.0,0.0</text:p>
      <text:p text:style-name="Preformatted_20_Text">6034,03/16/2020,Iowa,US,2020-03-16T23:53:03,23.0,0.0,0.0</text:p>
      <text:p text:style-name="Preformatted_20_Text">6035,03/16/2020,,Oman,2020-03-16T00:22:11,22.0,0.0,9.0</text:p>
      <text:p text:style-name="Preformatted_20_Text">6036,03/16/2020,Arkansas,US,2020-03-16T17:13:23,22.0,0.0,0.0</text:p>
      <text:p text:style-name="Preformatted_20_Text">6037,03/16/2020,District of Columbia,US,2020-03-16T23:53:03,22.0,0.0,0.0</text:p>
      <text:p text:style-name="Preformatted_20_Text">6038,03/16/2020,,Afghanistan,2020-03-16T14:38:45,21.0,0.0,1.0</text:p>
      <text:p text:style-name="Preformatted_20_Text">6039,03/16/2020,Kentucky,US,2020-03-16T18:33:03,21.0,1.0,1.0</text:p>
      <text:p text:style-name="Preformatted_20_Text">6040,03/16/2020,Rhode Island,US,2020-03-16T18:14:12,21.0,0.0,0.0</text:p>
      <text:p text:style-name="Preformatted_20_Text">6041,03/16/2020,,Tunisia,2020-03-16T01:13:13,20.0,0.0,0.0</text:p>
      <text:p text:style-name="Preformatted_20_Text">6042,03/16/2020,Grand Princess,US,2020-03-16T17:13:23,20.0,0.0,0.0</text:p>
      <text:p text:style-name="Preformatted_20_Text">6043,03/16/2020,Qinghai,Mainland China,2020-03-11T02:18:14,18.0,0.0,18.0</text:p>
      <text:p text:style-name="Preformatted_20_Text">6044,03/16/2020,Faroe Islands,Denmark,2020-03-16T14:38:45,18.0,0.0,0.0</text:p>
      <text:p text:style-name="Preformatted_20_Text">6045,03/16/2020,,North Macedonia,2020-03-16T14:38:45,18.0,0.0,1.0</text:p>
      <text:p text:style-name="Preformatted_20_Text">6046,03/16/2020,,Turkey,2020-03-16T01:13:13,18.0,0.0,0.0</text:p>
      <text:p text:style-name="Preformatted_20_Text">6047,03/16/2020,Arizona,US,2020-03-16T17:13:23,18.0,0.0,1.0</text:p>
      <text:p text:style-name="Preformatted_20_Text">6048,03/16/2020,Nebraska,US,2020-03-16T17:13:23,18.0,0.0,0.0</text:p>
      <text:p text:style-name="Preformatted_20_Text">6049,03/16/2020,,Jordan,2020-03-16T15:13:35,17.0,0.0,1.0</text:p>
      <text:p text:style-name="Preformatted_20_Text">6050,03/16/2020,,Lithuania,2020-03-16T14:38:45,17.0,0.0,1.0</text:p>
      <text:p text:style-name="Preformatted_20_Text">6051,03/16/2020,Maine,US,2020-03-16T18:14:12,17.0,0.0,0.0</text:p>
      <text:p text:style-name="Preformatted_20_Text">6052,03/16/2020,New Hampshire,US,2020-03-16T22:33:03,17.0,0.0,0.0</text:p>
      <text:p text:style-name="Preformatted_20_Text">6053,03/16/2020,New Mexico,US,2020-03-16T02:53:12,17.0,0.0,0.0</text:p>
      <text:p text:style-name="Preformatted_20_Text">6054,03/16/2020,,Venezuela,2020-03-16T00:53:03,17.0,0.0,0.0</text:p>
      <text:p text:style-name="Preformatted_20_Text">6055,03/16/2020,,Azerbaijan,2020-03-16T14:38:45,15.0,1.0,6.0</text:p>
      <text:p text:style-name="Preformatted_20_Text">6056,03/16/2020,,Burkina Faso,2020-03-16T14:38:45,15.0,0.0,0.0</text:p>
      <text:p text:style-name="Preformatted_20_Text">6057,03/16/2020,,Martinique,2020-03-16T14:38:45,15.0,1.0,0.0</text:p>
      <text:p text:style-name="Preformatted_20_Text">6058,03/16/2020,,Maldives,2020-03-15T18:20:18,13.0,0.0,0.0</text:p>
      <text:p text:style-name="Preformatted_20_Text">6059,03/16/2020,Mississippi,US,2020-03-16T22:33:03,13.0,0.0,0.0</text:p>
      <text:p text:style-name="Preformatted_20_Text">6060,03/16/2020,Vermont,US,2020-03-16T17:13:23,12.0,0.0,0.0</text:p>
      <text:p text:style-name="Preformatted_20_Text">6061,03/16/2020,,Bolivia,2020-03-16T14:38:45,11.0,0.0,0.0</text:p>
      <text:p text:style-name="Preformatted_20_Text">6062,03/16/2020,Macau,Macau,2020-03-16T00:22:10,11.0,0.0,10.0</text:p>
      <text:p text:style-name="Preformatted_20_Text">6063,03/16/2020,,Dominican Republic,2020-03-14T20:53:02,11.0,0.0,0.0</text:p>
      <text:p text:style-name="Preformatted_20_Text">6064,03/16/2020,,French Guiana,2020-03-16T14:38:46,11.0,0.0,0.0</text:p>
      <text:p text:style-name="Preformatted_20_Text">6065,03/16/2020,Kansas,US,2020-03-16T17:13:23,11.0,1.0,0.0</text:p>
      <text:p text:style-name="Preformatted_20_Text">6066,03/16/2020,,Jamaica,2020-03-16T01:53:03,10.0,0.0,2.0</text:p>
      <text:p text:style-name="Preformatted_20_Text">6067,03/16/2020,,Kazakhstan,2020-03-16T14:38:45,10.0,0.0,0.0</text:p>
      <text:p text:style-name="Preformatted_20_Text">6068,03/16/2020,Oklahoma,US,2020-03-16T18:14:12,10.0,0.0,0.0</text:p>
      <text:p text:style-name="Preformatted_20_Text">6069,03/16/2020,South Dakota,US,2020-03-16T20:13:20,10.0,1.0,0.0</text:p>
      <text:p text:style-name="Preformatted_20_Text">6070,03/16/2020,,Reunion,2020-03-16T14:38:45,9.0,0.0,0.0</text:p>
      <text:p text:style-name="Preformatted_20_Text">6071,03/16/2020,,Bangladesh,2020-03-16T14:38:45,8.0,0.0,2.0</text:p>
      <text:p text:style-name="Preformatted_20_Text">6072,03/16/2020,,New Zealand,2020-03-15T18:20:18,8.0,0.0,0.0</text:p>
      <text:p text:style-name="Preformatted_20_Text">6073,03/16/2020,,Paraguay,2020-03-16T14:38:45,8.0,0.0,0.0</text:p>
      <text:p text:style-name="Preformatted_20_Text">6074,03/16/2020,Delaware,US,2020-03-16T20:13:20,8.0,0.0,0.0</text:p>
      <text:p text:style-name="Preformatted_20_Text">6075,03/16/2020,,Uruguay,2020-03-16T14:38:45,8.0,0.0,0.0</text:p>
      <text:p text:style-name="Preformatted_20_Text">6076,03/16/2020,Tasmania,Australia,2020-03-16T14:38:46,7.0,0.0,0.0</text:p>
      <text:p text:style-name="Preformatted_20_Text">6077,03/16/2020,,Cambodia,2020-03-14T12:53:07,7.0,0.0,1.0</text:p>
      <text:p text:style-name="Preformatted_20_Text">6078,03/16/2020,Manitoba,Canada,2020-03-16T02:53:12,7.0,0.0,0.0</text:p>
      <text:p text:style-name="Preformatted_20_Text">6079,03/16/2020,Saskatchewan,Canada,2020-03-16T20:13:20,7.0,0.0,0.0</text:p>
      <text:p text:style-name="Preformatted_20_Text">6080,03/16/2020,,Monaco,2020-03-16T14:38:45,7.0,0.0,0.0</text:p>
      <text:p text:style-name="Preformatted_20_Text">6081,03/16/2020,Hawaii,US,2020-03-16T02:53:12,7.0,0.0,0.0</text:p>
      <text:p text:style-name="Preformatted_20_Text">6082,03/16/2020,Montana,US,2020-03-15T18:20:19,7.0,0.0,0.0</text:p>
      <text:p text:style-name="Preformatted_20_Text">6083,03/16/2020,,Ukraine,2020-03-16T21:13:17,7.0,1.0,0.0</text:p>
      <text:p text:style-name="Preformatted_20_Text">6084,03/16/2020,New Brunswick,Canada,2020-03-16T02:53:12,6.0,0.0,0.0</text:p>
      <text:p text:style-name="Preformatted_20_Text">6085,03/16/2020,,Ghana,2020-03-15T18:20:18,6.0,0.0,0.0</text:p>
      <text:p text:style-name="Preformatted_20_Text">6086,03/16/2020,,Guadeloupe,2020-03-16T14:38:45,6.0,0.0,0.0</text:p>
      <text:p text:style-name="Preformatted_20_Text">6087,03/16/2020,,Honduras,2020-03-16T14:38:45,6.0,0.0,0.0</text:p>
      <text:p text:style-name="Preformatted_20_Text">6088,03/16/2020,Missouri,US,2020-03-16T17:13:23,6.0,0.0,0.0</text:p>
      <text:p text:style-name="Preformatted_20_Text">6089,03/16/2020,Channel Islands,UK,2020-03-16T14:38:45,6.0,0.0,0.0</text:p>
      <text:p text:style-name="Preformatted_20_Text">6090,03/16/2020,,Uzbekistan,2020-03-16T14:38:45,6.0,0.0,0.0</text:p>
      <text:p text:style-name="Preformatted_20_Text">6091,03/16/2020,Nova Scotia,Canada,2020-03-16T17:53:03,5.0,0.0,0.0</text:p>
      <text:p text:style-name="Preformatted_20_Text"><text:soft-page-break/>6092,03/16/2020,,Ethiopia,2020-03-16T14:38:45,5.0,0.0,0.0</text:p>
      <text:p text:style-name="Preformatted_20_Text">6093,03/16/2020,French Guiana,France,2020-03-16T14:38:45,5.0,0.0,0.0</text:p>
      <text:p text:style-name="Preformatted_20_Text">6094,03/16/2020,,Rwanda,2020-03-16T01:33:03,5.0,0.0,0.0</text:p>
      <text:p text:style-name="Preformatted_20_Text">6095,03/16/2020,Idaho,US,2020-03-15T18:20:19,5.0,0.0,0.0</text:p>
      <text:p text:style-name="Preformatted_20_Text">6096,03/16/2020,Puerto Rico,US,2020-03-16T00:22:11,5.0,0.0,0.0</text:p>
      <text:p text:style-name="Preformatted_20_Text">6097,03/16/2020,,Cameroon,2020-03-16T02:33:08,4.0,0.0,0.0</text:p>
      <text:p text:style-name="Preformatted_20_Text">6098,03/16/2020,,Cuba,2020-03-13T23:53:02,4.0,0.0,0.0</text:p>
      <text:p text:style-name="Preformatted_20_Text">6099,03/16/2020,,Guyana,2020-03-15T18:20:19,4.0,1.0,0.0</text:p>
      <text:p text:style-name="Preformatted_20_Text">6100,03/16/2020,,Liechtenstein,2020-03-14T20:53:02,4.0,0.0,0.0</text:p>
      <text:p text:style-name="Preformatted_20_Text">6101,03/16/2020,,Trinidad and Tobago,2020-03-16T14:38:45,4.0,0.0,0.0</text:p>
      <text:p text:style-name="Preformatted_20_Text">6102,03/16/2020,French Polynesia,France,2020-03-15T18:20:19,3.0,0.0,0.0</text:p>
      <text:p text:style-name="Preformatted_20_Text">6103,03/16/2020,Guadeloupe,France,2020-03-16T14:38:45,3.0,0.0,0.0</text:p>
      <text:p text:style-name="Preformatted_20_Text">6104,03/16/2020,Saint Barthelemy,France,2020-03-16T14:38:45,3.0,0.0,0.0</text:p>
      <text:p text:style-name="Preformatted_20_Text">6105,03/16/2020,,Guam,2020-03-16T02:13:16,3.0,0.0,0.0</text:p>
      <text:p text:style-name="Preformatted_20_Text">6106,03/16/2020,,Kenya,2020-03-16T00:22:11,3.0,0.0,0.0</text:p>
      <text:p text:style-name="Preformatted_20_Text">6107,03/16/2020,,Puerto Rico,2020-03-16T14:38:45,3.0,0.0,0.0</text:p>
      <text:p text:style-name="Preformatted_20_Text">6108,03/16/2020,,Seychelles,2020-03-16T01:13:13,3.0,0.0,0.0</text:p>
      <text:p text:style-name="Preformatted_20_Text">6109,03/16/2020,Guam,US,2020-03-15T18:20:19,3.0,0.0,0.0</text:p>
      <text:p text:style-name="Preformatted_20_Text">6110,03/16/2020,Wyoming,US,2020-03-15T02:53:03,3.0,0.0,0.0</text:p>
      <text:p text:style-name="Preformatted_20_Text">6111,03/16/2020,,Andorra,2020-03-16T02:33:08,2.0,0.0,1.0</text:p>
      <text:p text:style-name="Preformatted_20_Text">6112,03/16/2020,,Aruba,2020-03-13T23:53:03,2.0,0.0,0.0</text:p>
      <text:p text:style-name="Preformatted_20_Text">6113,03/16/2020,Australian Capital Territory,Australia,2020-03-16T14:38:46,2.0,0.0,0.0</text:p>
      <text:p text:style-name="Preformatted_20_Text">6114,03/16/2020,Grand Princess,Canada,2020-03-16T00:22:11,2.0,0.0,0.0</text:p>
      <text:p text:style-name="Preformatted_20_Text">6115,03/16/2020,,Congo (Kinshasa),2020-03-13T22:22:02,2.0,0.0,0.0</text:p>
      <text:p text:style-name="Preformatted_20_Text">6116,03/16/2020,St Martin,France,2020-03-14T16:33:03,2.0,0.0,0.0</text:p>
      <text:p text:style-name="Preformatted_20_Text">6117,03/16/2020,,Guatemala,2020-03-16T14:38:45,2.0,1.0,0.0</text:p>
      <text:p text:style-name="Preformatted_20_Text">6118,03/16/2020,,Jersey,2020-03-14T16:33:03,2.0,0.0,0.0</text:p>
      <text:p text:style-name="Preformatted_20_Text">6119,03/16/2020,,Kosovo,2020-03-15T18:20:19,2.0,0.0,0.0</text:p>
      <text:p text:style-name="Preformatted_20_Text">6120,03/16/2020,,Namibia,2020-03-14T16:33:03,2.0,0.0,0.0</text:p>
      <text:p text:style-name="Preformatted_20_Text">6121,03/16/2020,,Nigeria,2020-03-13T22:22:02,2.0,0.0,0.0</text:p>
      <text:p text:style-name="Preformatted_20_Text">6122,03/16/2020,,Saint Lucia,2020-03-16T00:22:11,2.0,0.0,0.0</text:p>
      <text:p text:style-name="Preformatted_20_Text">6123,03/16/2020,,Antigua and Barbuda,2020-03-15T18:20:19,1.0,0.0,0.0</text:p>
      <text:p text:style-name="Preformatted_20_Text">6124,03/16/2020,Northern Territory,Australia,2020-03-14T01:53:03,1.0,0.0,0.0</text:p>
      <text:p text:style-name="Preformatted_20_Text">6125,03/16/2020,,Benin,2020-03-16T14:38:46,1.0,0.0,0.0</text:p>
      <text:p text:style-name="Preformatted_20_Text">6126,03/16/2020,,Bhutan,2020-03-13T22:22:02,1.0,0.0,0.0</text:p>
      <text:p text:style-name="Preformatted_20_Text">6127,03/16/2020,Newfoundland and Labrador,Canada,2020-03-15T02:13:21,1.0,0.0,0.0</text:p>
      <text:p text:style-name="Preformatted_20_Text">6128,03/16/2020,Prince Edward Island,Canada,2020-03-15T02:13:21,1.0,0.0,0.0</text:p>
      <text:p text:style-name="Preformatted_20_Text">6129,03/16/2020,,Central African Republic,2020-03-16T03:33:03,1.0,0.0,0.0</text:p>
      <text:p text:style-name="Preformatted_20_Text">6130,03/16/2020,Tibet,Mainland China,2020-03-11T02:18:14,1.0,0.0,1.0</text:p>
      <text:p text:style-name="Preformatted_20_Text">6131,03/16/2020,,Congo (Brazzaville),2020-03-16T14:38:45,1.0,0.0,0.0</text:p>
      <text:p text:style-name="Preformatted_20_Text">6132,03/16/2020,,Ivory Coast,2020-03-13T22:22:02,1.0,0.0,0.0</text:p>
      <text:p text:style-name="Preformatted_20_Text">6133,03/16/2020,,Equatorial Guinea,2020-03-15T06:41:54,1.0,0.0,0.0</text:p>
      <text:p text:style-name="Preformatted_20_Text">6134,03/16/2020,,Eswatini,2020-03-15T06:41:54,1.0,0.0,0.0</text:p>
      <text:p text:style-name="Preformatted_20_Text">6135,03/16/2020,Mayotte,France,2020-03-16T14:38:45,1.0,0.0,0.0</text:p>
      <text:p text:style-name="Preformatted_20_Text">6136,03/16/2020,,Gabon,2020-03-14T13:33:04,1.0,0.0,0.0</text:p>
      <text:p text:style-name="Preformatted_20_Text">6137,03/16/2020,,Greenland,2020-03-16T16:53:06,1.0,0.0,0.0</text:p>
      <text:p text:style-name="Preformatted_20_Text">6138,03/16/2020,,Guernsey,2020-03-13T22:22:03,1.0,0.0,0.0</text:p>
      <text:p text:style-name="Preformatted_20_Text">6139,03/16/2020,,Guinea,2020-03-15T06:41:54,1.0,0.0,0.0</text:p>
      <text:p text:style-name="Preformatted_20_Text">6140,03/16/2020,,Holy See,2020-03-13T22:22:02,1.0,0.0,0.0</text:p>
      <text:p text:style-name="Preformatted_20_Text">6141,03/16/2020,,Liberia,2020-03-16T14:38:46,1.0,0.0,0.0</text:p>
      <text:p text:style-name="Preformatted_20_Text">6142,03/16/2020,,Mauritania,2020-03-15T18:20:19,1.0,0.0,0.0</text:p>
      <text:p text:style-name="Preformatted_20_Text">6143,03/16/2020,,Mayotte,2020-03-16T14:38:45,1.0,0.0,0.0</text:p>
      <text:p text:style-name="Preformatted_20_Text">6144,03/16/2020,,Mongolia,2020-03-13T22:22:02,1.0,0.0,0.0</text:p>
      <text:p text:style-name="Preformatted_20_Text">6145,03/16/2020,,Nepal,2020-03-13T22:22:03,1.0,0.0,1.0</text:p>
      <text:p text:style-name="Preformatted_20_Text">6146,03/16/2020,Curacao,Netherlands,2020-03-16T00:22:11,1.0,0.0,0.0</text:p>
      <text:p text:style-name="Preformatted_20_Text">6147,03/16/2020,,Republic of the Congo,2020-03-16T03:33:03,1.0,0.0,0.0</text:p>
      <text:p text:style-name="Preformatted_20_Text">6148,03/16/2020,,Saint Vincent and the Grenadines,2020-03-14T16:33:03,1.0,0.0,0.0</text:p>
      <text:p text:style-name="Preformatted_20_Text">6149,03/16/2020,,Somalia,2020-03-16T14:38:46,1.0,0.0,0.0</text:p>
      <text:p text:style-name="Preformatted_20_Text">6150,03/16/2020,,Sudan,2020-03-14T01:13:32,1.0,1.0,0.0</text:p>
      <text:p text:style-name="Preformatted_20_Text">6151,03/16/2020,,Suriname,2020-03-14T16:33:03,1.0,0.0,0.0</text:p>
      <text:p text:style-name="Preformatted_20_Text">6152,03/16/2020,,Tanzania,2020-03-16T14:38:45,1.0,0.0,0.0</text:p>
      <text:p text:style-name="Preformatted_20_Text">6153,03/16/2020,,The Bahamas,2020-03-16T03:33:03,1.0,0.0,0.0</text:p>
      <text:p text:style-name="Preformatted_20_Text"><text:soft-page-break/>6154,03/16/2020,,Togo,2020-03-13T22:22:02,1.0,0.0,0.0</text:p>
      <text:p text:style-name="Preformatted_20_Text">6155,03/16/2020,Alaska,US,2020-03-13T14:53:03,1.0,0.0,0.0</text:p>
      <text:p text:style-name="Preformatted_20_Text">6156,03/16/2020,North Dakota,US,2020-03-12T09:33:03,1.0,0.0,0.0</text:p>
      <text:p text:style-name="Preformatted_20_Text">6157,03/16/2020,Virgin Islands,US,2020-03-16T00:22:11,1.0,0.0,0.0</text:p>
      <text:p text:style-name="Preformatted_20_Text">6158,03/16/2020,Cayman Islands,UK,2020-03-16T14:53:04,1.0,1.0,0.0</text:p>
      <text:p text:style-name="Preformatted_20_Text">6159,03/16/2020,Gibraltar,UK,2020-03-14T16:33:03,1.0,0.0,1.0</text:p>
      <text:p text:style-name="Preformatted_20_Text">6160,03/16/2020,Diamond Princess cruise ship,Australia,2020-03-14T02:33:04,0.0,0.0,0.0</text:p>
      <text:p text:style-name="Preformatted_20_Text">6161,03/16/2020,West Virginia,US,2020-03-10T02:33:04,0.0,0.0,0.0</text:p>
      <text:p text:style-name="Preformatted_20_Text">6162,03/16/2020,,occupied Palestinian territory,2020-03-11T20:53:02,0.0,0.0,0.0</text:p>
      <text:p text:style-name="Preformatted_20_Text">6163,03/17/2020,Hubei,Mainland China,2020-03-17T11:53:10,67799.0,3111.0,56003.0</text:p>
      <text:p text:style-name="Preformatted_20_Text">6164,03/17/2020,,Italy,2020-03-17T18:33:02,31506.0,2503.0,2941.0</text:p>
      <text:p text:style-name="Preformatted_20_Text">6165,03/17/2020,,Iran,2020-03-17T15:13:09,16169.0,988.0,5389.0</text:p>
      <text:p text:style-name="Preformatted_20_Text">6166,03/17/2020,,Spain,2020-03-17T20:53:02,11748.0,533.0,1028.0</text:p>
      <text:p text:style-name="Preformatted_20_Text">6167,03/17/2020,,Germany,2020-03-17T18:53:02,9257.0,24.0,67.0</text:p>
      <text:p text:style-name="Preformatted_20_Text">6168,03/17/2020,,South Korea,2020-03-17T10:33:03,8320.0,81.0,1407.0</text:p>
      <text:p text:style-name="Preformatted_20_Text">6169,03/17/2020,France,France,2020-03-17T19:13:08,7652.0,148.0,12.0</text:p>
      <text:p text:style-name="Preformatted_20_Text">6170,03/17/2020,,Switzerland,2020-03-17T16:33:04,2700.0,27.0,4.0</text:p>
      <text:p text:style-name="Preformatted_20_Text">6171,03/17/2020,United Kingdom,UK,2020-03-17T15:13:09,1950.0,55.0,52.0</text:p>
      <text:p text:style-name="Preformatted_20_Text">6172,03/17/2020,New York,US,2020-03-17T22:53:03,1706.0,13.0,0.0</text:p>
      <text:p text:style-name="Preformatted_20_Text">6173,03/17/2020,Netherlands,Netherlands,2020-03-17T15:13:11,1705.0,43.0,2.0</text:p>
      <text:p text:style-name="Preformatted_20_Text">6174,03/17/2020,,Norway,2020-03-17T19:53:02,1463.0,3.0,1.0</text:p>
      <text:p text:style-name="Preformatted_20_Text">6175,03/17/2020,Guangdong,Mainland China,2020-03-17T01:53:03,1364.0,8.0,1307.0</text:p>
      <text:p text:style-name="Preformatted_20_Text">6176,03/17/2020,,Austria,2020-03-17T15:33:06,1332.0,3.0,1.0</text:p>
      <text:p text:style-name="Preformatted_20_Text">6177,03/17/2020,Henan,Mainland China,2020-03-14T09:53:08,1273.0,22.0,1250.0</text:p>
      <text:p text:style-name="Preformatted_20_Text">6178,03/17/2020,,Belgium,2020-03-17T15:33:06,1243.0,10.0,1.0</text:p>
      <text:p text:style-name="Preformatted_20_Text">6179,03/17/2020,Zhejiang,Mainland China,2020-03-17T02:13:21,1232.0,1.0,1216.0</text:p>
      <text:p text:style-name="Preformatted_20_Text">6180,03/17/2020,,Sweden,2020-03-17T15:33:06,1190.0,7.0,1.0</text:p>
      <text:p text:style-name="Preformatted_20_Text">6181,03/17/2020,Washington,US,2020-03-17T23:33:03,1076.0,55.0,1.0</text:p>
      <text:p text:style-name="Preformatted_20_Text">6182,03/17/2020,Hunan,Mainland China,2020-03-14T08:33:03,1018.0,4.0,1014.0</text:p>
      <text:p text:style-name="Preformatted_20_Text">6183,03/17/2020,Anhui,Mainland China,2020-03-11T02:18:14,990.0,6.0,984.0</text:p>
      <text:p text:style-name="Preformatted_20_Text">6184,03/17/2020,Denmark,Denmark,2020-03-17T16:33:04,977.0,4.0,1.0</text:p>
      <text:p text:style-name="Preformatted_20_Text">6185,03/17/2020,Jiangxi,Mainland China,2020-03-12T02:13:04,935.0,1.0,934.0</text:p>
      <text:p text:style-name="Preformatted_20_Text">6186,03/17/2020,,Japan,2020-03-17T16:53:04,878.0,29.0,144.0</text:p>
      <text:p text:style-name="Preformatted_20_Text">6187,03/17/2020,Shandong,Mainland China,2020-03-17T00:33:02,761.0,7.0,746.0</text:p>
      <text:p text:style-name="Preformatted_20_Text">6188,03/17/2020,California,US,2020-03-17T22:53:03,698.0,12.0,6.0</text:p>
      <text:p text:style-name="Preformatted_20_Text">6189,03/17/2020,Diamond Princess cruise ship,Others,2020-03-13T14:13:25,696.0,7.0,325.0</text:p>
      <text:p text:style-name="Preformatted_20_Text">6190,03/17/2020,,Malaysia,2020-03-17T15:33:06,673.0,2.0,49.0</text:p>
      <text:p text:style-name="Preformatted_20_Text">6191,03/17/2020,Jiangsu,Mainland China,2020-03-15T01:53:02,631.0,0.0,631.0</text:p>
      <text:p text:style-name="Preformatted_20_Text">6192,03/17/2020,Chongqing,Mainland China,2020-03-15T03:53:04,576.0,6.0,570.0</text:p>
      <text:p text:style-name="Preformatted_20_Text">6193,03/17/2020,Sichuan,Mainland China,2020-03-17T08:33:02,540.0,3.0,520.0</text:p>
      <text:p text:style-name="Preformatted_20_Text">6194,03/17/2020,Heilongjiang,Mainland China,2020-03-17T01:33:02,482.0,13.0,456.0</text:p>
      <text:p text:style-name="Preformatted_20_Text">6195,03/17/2020,Beijing,Mainland China,2020-03-17T10:53:03,456.0,8.0,369.0</text:p>
      <text:p text:style-name="Preformatted_20_Text">6196,03/17/2020,,Portugal,2020-03-17T15:33:06,448.0,1.0,3.0</text:p>
      <text:p text:style-name="Preformatted_20_Text">6197,03/17/2020,,Qatar,2020-03-16T15:13:09,439.0,0.0,4.0</text:p>
      <text:p text:style-name="Preformatted_20_Text">6198,03/17/2020,,Czech Republic,2020-03-17T15:33:06,396.0,0.0,3.0</text:p>
      <text:p text:style-name="Preformatted_20_Text">6199,03/17/2020,,Greece,2020-03-17T16:33:04,387.0,5.0,8.0</text:p>
      <text:p text:style-name="Preformatted_20_Text">6200,03/17/2020,Shanghai,Mainland China,2020-03-17T02:13:20,358.0,3.0,325.0</text:p>
      <text:p text:style-name="Preformatted_20_Text">6201,03/17/2020,,Israel,2020-03-17T20:53:02,337.0,0.0,11.0</text:p>
      <text:p text:style-name="Preformatted_20_Text">6202,03/17/2020,,Brazil,2020-03-17T15:33:06,321.0,1.0,2.0</text:p>
      <text:p text:style-name="Preformatted_20_Text">6203,03/17/2020,,Finland,2020-03-17T12:33:06,321.0,0.0,10.0</text:p>
      <text:p text:style-name="Preformatted_20_Text">6204,03/17/2020,Hebei,Mainland China,2020-03-13T11:09:03,318.0,6.0,310.0</text:p>
      <text:p text:style-name="Preformatted_20_Text">6205,03/17/2020,Fujian,Mainland China,2020-03-11T02:18:14,296.0,1.0,295.0</text:p>
      <text:p text:style-name="Preformatted_20_Text">6206,03/17/2020,,Slovenia,2020-03-17T16:53:04,275.0,1.0,0.0</text:p>
      <text:p text:style-name="Preformatted_20_Text">6207,03/17/2020,New Jersey,US,2020-03-17T20:13:22,267.0,3.0,1.0</text:p>
      <text:p text:style-name="Preformatted_20_Text">6208,03/17/2020,,Singapore,2020-03-17T15:33:06,266.0,0.0,114.0</text:p>
      <text:p text:style-name="Preformatted_20_Text">6209,03/17/2020,Guangxi,Mainland China,2020-03-17T00:33:02,253.0,2.0,248.0</text:p>
      <text:p text:style-name="Preformatted_20_Text">6210,03/17/2020,Shaanxi,Mainland China,2020-03-17T10:53:03,246.0,3.0,236.0</text:p>
      <text:p text:style-name="Preformatted_20_Text">6211,03/17/2020,,Poland,2020-03-17T20:53:02,238.0,5.0,13.0</text:p>
      <text:p text:style-name="Preformatted_20_Text">6212,03/17/2020,,Pakistan,2020-03-17T15:33:06,236.0,0.0,2.0</text:p>
      <text:p text:style-name="Preformatted_20_Text">6213,03/17/2020,,Bahrain,2020-03-17T03:13:15,228.0,1.0,81.0</text:p>
      <text:p text:style-name="Preformatted_20_Text">6214,03/17/2020,,Estonia,2020-03-17T10:33:03,225.0,0.0,1.0</text:p>
      <text:p text:style-name="Preformatted_20_Text">6215,03/17/2020,,Ireland,2020-03-17T02:53:03,223.0,2.0,5.0</text:p>
      <text:p text:style-name="Preformatted_20_Text"><text:soft-page-break/>6216,03/17/2020,,Iceland,2020-03-17T15:33:06,220.0,1.0,0.0</text:p>
      <text:p text:style-name="Preformatted_20_Text">6217,03/17/2020,Massachusetts,US,2020-03-17T22:53:02,218.0,0.0,1.0</text:p>
      <text:p text:style-name="Preformatted_20_Text">6218,03/17/2020,Florida,US,2020-03-17T23:33:02,216.0,6.0,0.0</text:p>
      <text:p text:style-name="Preformatted_20_Text">6219,03/17/2020,New South Wales,Australia,2020-03-17T12:33:07,210.0,4.0,4.0</text:p>
      <text:p text:style-name="Preformatted_20_Text">6220,03/17/2020,,Chile,2020-03-17T15:33:06,201.0,0.0,0.0</text:p>
      <text:p text:style-name="Preformatted_20_Text">6221,03/17/2020,,Egypt,2020-03-17T18:13:10,196.0,4.0,32.0</text:p>
      <text:p text:style-name="Preformatted_20_Text">6222,03/17/2020,Louisiana,US,2020-03-17T22:53:03,196.0,4.0,0.0</text:p>
      <text:p text:style-name="Preformatted_20_Text">6223,03/17/2020,,Philippines,2020-03-17T10:33:03,187.0,12.0,5.0</text:p>
      <text:p text:style-name="Preformatted_20_Text">6224,03/17/2020,Ontario,Canada,2020-03-17T16:53:04,185.0,1.0,5.0</text:p>
      <text:p text:style-name="Preformatted_20_Text">6225,03/17/2020,,Romania,2020-03-17T10:33:03,184.0,0.0,16.0</text:p>
      <text:p text:style-name="Preformatted_20_Text">6226,03/17/2020,,Thailand,2020-03-17T10:33:03,177.0,1.0,41.0</text:p>
      <text:p text:style-name="Preformatted_20_Text">6227,03/17/2020,Yunnan,Mainland China,2020-03-16T23:53:02,176.0,2.0,172.0</text:p>
      <text:p text:style-name="Preformatted_20_Text">6228,03/17/2020,,Indonesia,2020-03-17T10:33:03,172.0,5.0,8.0</text:p>
      <text:p text:style-name="Preformatted_20_Text">6229,03/17/2020,,Saudi Arabia,2020-03-17T17:53:03,171.0,0.0,6.0</text:p>
      <text:p text:style-name="Preformatted_20_Text">6230,03/17/2020,Hainan,Mainland China,2020-03-16T14:38:45,168.0,6.0,161.0</text:p>
      <text:p text:style-name="Preformatted_20_Text">6231,03/17/2020,Hong Kong,Hong Kong,2020-03-17T10:13:11,162.0,4.0,88.0</text:p>
      <text:p text:style-name="Preformatted_20_Text">6232,03/17/2020,Illinois,US,2020-03-17T22:53:03,161.0,1.0,2.0</text:p>
      <text:p text:style-name="Preformatted_20_Text">6233,03/17/2020,Colorado,US,2020-03-17T22:53:03,160.0,2.0,0.0</text:p>
      <text:p text:style-name="Preformatted_20_Text">6234,03/17/2020,,Iraq,2020-03-17T15:33:06,154.0,11.0,32.0</text:p>
      <text:p text:style-name="Preformatted_20_Text">6235,03/17/2020,Guizhou,Mainland China,2020-03-17T07:33:03,147.0,2.0,144.0</text:p>
      <text:p text:style-name="Preformatted_20_Text">6236,03/17/2020,Georgia,US,2020-03-17T20:13:22,146.0,1.0,0.0</text:p>
      <text:p text:style-name="Preformatted_20_Text">6237,03/17/2020,,India,2020-03-17T15:33:06,142.0,3.0,14.0</text:p>
      <text:p text:style-name="Preformatted_20_Text">6238,03/17/2020,,Luxembourg,2020-03-17T15:33:06,140.0,1.0,0.0</text:p>
      <text:p text:style-name="Preformatted_20_Text">6239,03/17/2020,Tianjin,Mainland China,2020-03-15T18:20:18,136.0,3.0,133.0</text:p>
      <text:p text:style-name="Preformatted_20_Text">6240,03/17/2020,Gansu,Mainland China,2020-03-15T18:20:18,133.0,2.0,91.0</text:p>
      <text:p text:style-name="Preformatted_20_Text">6241,03/17/2020,Shanxi,Mainland China,2020-03-13T11:09:03,133.0,0.0,133.0</text:p>
      <text:p text:style-name="Preformatted_20_Text">6242,03/17/2020,,Kuwait,2020-03-17T10:53:03,130.0,0.0,9.0</text:p>
      <text:p text:style-name="Preformatted_20_Text">6243,03/17/2020,Liaoning,Mainland China,2020-03-17T12:13:13,125.0,1.0,120.0</text:p>
      <text:p text:style-name="Preformatted_20_Text">6244,03/17/2020,,Lebanon,2020-03-17T10:53:03,120.0,3.0,3.0</text:p>
      <text:p text:style-name="Preformatted_20_Text">6245,03/17/2020,,Peru,2020-03-17T15:53:12,117.0,0.0,1.0</text:p>
      <text:p text:style-name="Preformatted_20_Text">6246,03/17/2020,,Russia,2020-03-17T15:53:12,114.0,0.0,8.0</text:p>
      <text:p text:style-name="Preformatted_20_Text">6247,03/17/2020,Pennsylvania,US,2020-03-17T23:13:10,112.0,0.0,0.0</text:p>
      <text:p text:style-name="Preformatted_20_Text">6248,03/17/2020,Texas,US,2020-03-17T20:13:22,110.0,1.0,0.0</text:p>
      <text:p text:style-name="Preformatted_20_Text">6249,03/17/2020,,San Marino,2020-03-16T01:33:03,109.0,7.0,4.0</text:p>
      <text:p text:style-name="Preformatted_20_Text">6250,03/17/2020,British Columbia,Canada,2020-03-16T19:13:13,103.0,4.0,4.0</text:p>
      <text:p text:style-name="Preformatted_20_Text">6251,03/17/2020,,United Arab Emirates,2020-03-16T00:22:11,98.0,0.0,23.0</text:p>
      <text:p text:style-name="Preformatted_20_Text">6252,03/17/2020,Victoria,Australia,2020-03-17T12:53:09,94.0,0.0,8.0</text:p>
      <text:p text:style-name="Preformatted_20_Text">6253,03/17/2020,Jilin,Mainland China,2020-03-16T00:22:10,93.0,1.0,92.0</text:p>
      <text:p text:style-name="Preformatted_20_Text">6254,03/17/2020,,Mexico,2020-03-17T10:53:03,82.0,0.0,4.0</text:p>
      <text:p text:style-name="Preformatted_20_Text">6255,03/17/2020,,Armenia,2020-03-17T19:33:02,78.0,0.0,1.0</text:p>
      <text:p text:style-name="Preformatted_20_Text">6256,03/17/2020,Queensland,Australia,2020-03-17T12:33:07,78.0,0.0,8.0</text:p>
      <text:p text:style-name="Preformatted_20_Text">6257,03/17/2020,,Taiwan,2020-03-17T08:13:11,77.0,1.0,22.0</text:p>
      <text:p text:style-name="Preformatted_20_Text">6258,03/17/2020,Xinjiang,Mainland China,2020-03-11T02:18:14,76.0,3.0,73.0</text:p>
      <text:p text:style-name="Preformatted_20_Text">6259,03/17/2020,Inner Mongolia,Mainland China,2020-03-16T14:38:45,75.0,1.0,73.0</text:p>
      <text:p text:style-name="Preformatted_20_Text">6260,03/17/2020,Ningxia,Mainland China,2020-03-16T14:38:45,75.0,0.0,75.0</text:p>
      <text:p text:style-name="Preformatted_20_Text">6261,03/17/2020,Alberta,Canada,2020-03-17T03:13:18,74.0,0.0,0.0</text:p>
      <text:p text:style-name="Preformatted_20_Text">6262,03/17/2020,Quebec,Canada,2020-03-17T19:33:03,74.0,0.0,0.0</text:p>
      <text:p text:style-name="Preformatted_20_Text">6263,03/17/2020,Tennessee,US,2020-03-17T23:13:10,74.0,0.0,0.0</text:p>
      <text:p text:style-name="Preformatted_20_Text">6264,03/17/2020,,Slovakia,2020-03-17T02:13:34,72.0,0.0,0.0</text:p>
      <text:p text:style-name="Preformatted_20_Text">6265,03/17/2020,Wisconsin,US,2020-03-17T20:13:22,72.0,0.0,1.0</text:p>
      <text:p text:style-name="Preformatted_20_Text">6266,03/17/2020,,Panama,2020-03-17T10:53:03,69.0,1.0,0.0</text:p>
      <text:p text:style-name="Preformatted_20_Text">6267,03/17/2020,,Argentina,2020-03-17T15:53:12,68.0,2.0,3.0</text:p>
      <text:p text:style-name="Preformatted_20_Text">6268,03/17/2020,Connecticut,US,2020-03-17T23:13:10,68.0,0.0,0.0</text:p>
      <text:p text:style-name="Preformatted_20_Text">6269,03/17/2020,,Bulgaria,2020-03-17T10:53:03,67.0,2.0,0.0</text:p>
      <text:p text:style-name="Preformatted_20_Text">6270,03/17/2020,Ohio,US,2020-03-17T20:53:02,67.0,0.0,0.0</text:p>
      <text:p text:style-name="Preformatted_20_Text">6271,03/17/2020,Virginia,US,2020-03-17T20:13:22,67.0,2.0,0.0</text:p>
      <text:p text:style-name="Preformatted_20_Text">6272,03/17/2020,Oregon,US,2020-03-17T23:13:10,66.0,1.0,0.0</text:p>
      <text:p text:style-name="Preformatted_20_Text">6273,03/17/2020,,Vietnam,2020-03-17T15:53:12,66.0,0.0,16.0</text:p>
      <text:p text:style-name="Preformatted_20_Text">6274,03/17/2020,,Colombia,2020-03-17T15:53:12,65.0,0.0,1.0</text:p>
      <text:p text:style-name="Preformatted_20_Text">6275,03/17/2020,,Croatia,2020-03-17T10:53:03,65.0,0.0,4.0</text:p>
      <text:p text:style-name="Preformatted_20_Text">6276,03/17/2020,,Serbia,2020-03-17T11:13:18,65.0,0.0,1.0</text:p>
      <text:p text:style-name="Preformatted_20_Text">6277,03/17/2020,Michigan,US,2020-03-17T20:53:02,65.0,0.0,0.0</text:p>
      <text:p text:style-name="Preformatted_20_Text">6278,03/17/2020,North Carolina,US,2020-03-17T23:13:10,64.0,0.0,0.0</text:p>
      <text:p text:style-name="Preformatted_20_Text">6279,03/17/2020,,South Africa,2020-03-16T14:38:45,62.0,0.0,0.0</text:p>
      <text:p text:style-name="Preformatted_20_Text"><text:soft-page-break/>6280,03/17/2020,,Algeria,2020-03-17T03:13:15,60.0,4.0,12.0</text:p>
      <text:p text:style-name="Preformatted_20_Text">6281,03/17/2020,Maryland,US,2020-03-17T16:13:14,60.0,0.0,3.0</text:p>
      <text:p text:style-name="Preformatted_20_Text">6282,03/17/2020,Minnesota,US,2020-03-17T17:53:03,60.0,0.0,0.0</text:p>
      <text:p text:style-name="Preformatted_20_Text">6283,03/17/2020,,Ecuador,2020-03-17T03:13:15,58.0,2.0,0.0</text:p>
      <text:p text:style-name="Preformatted_20_Text">6284,03/17/2020,,Brunei,2020-03-17T15:53:12,56.0,0.0,0.0</text:p>
      <text:p text:style-name="Preformatted_20_Text">6285,03/17/2020,Nevada,US,2020-03-17T23:33:02,56.0,1.0,0.0</text:p>
      <text:p text:style-name="Preformatted_20_Text">6286,03/17/2020,,Albania,2020-03-17T15:53:12,55.0,1.0,0.0</text:p>
      <text:p text:style-name="Preformatted_20_Text">6287,03/17/2020,Utah,US,2020-03-17T20:53:02,51.0,0.0,0.0</text:p>
      <text:p text:style-name="Preformatted_20_Text">6288,03/17/2020,,Hungary,2020-03-17T11:13:29,50.0,1.0,2.0</text:p>
      <text:p text:style-name="Preformatted_20_Text">6289,03/17/2020,,Latvia,2020-03-17T11:13:29,49.0,0.0,1.0</text:p>
      <text:p text:style-name="Preformatted_20_Text">6290,03/17/2020,Faroe Islands,Denmark,2020-03-17T10:13:13,47.0,0.0,0.0</text:p>
      <text:p text:style-name="Preformatted_20_Text">6291,03/17/2020,,Turkey,2020-03-17T22:13:16,47.0,1.0,0.0</text:p>
      <text:p text:style-name="Preformatted_20_Text">6292,03/17/2020,Diamond Princess cruise ship,US,2020-03-16T16:53:06,47.0,0.0,0.0</text:p>
      <text:p text:style-name="Preformatted_20_Text">6293,03/17/2020,South Carolina,US,2020-03-17T23:13:10,47.0,1.0,0.0</text:p>
      <text:p text:style-name="Preformatted_20_Text">6294,03/17/2020,,Cyprus,2020-03-17T03:13:15,46.0,0.0,0.0</text:p>
      <text:p text:style-name="Preformatted_20_Text">6295,03/17/2020,,Sri Lanka,2020-03-17T15:53:12,44.0,0.0,1.0</text:p>
      <text:p text:style-name="Preformatted_20_Text">6296,03/17/2020,,Costa Rica,2020-03-17T03:13:15,41.0,0.0,0.0</text:p>
      <text:p text:style-name="Preformatted_20_Text">6297,03/17/2020,,Andorra,2020-03-17T20:53:02,39.0,0.0,1.0</text:p>
      <text:p text:style-name="Preformatted_20_Text">6298,03/17/2020,Alabama,US,2020-03-17T23:13:10,39.0,0.0,0.0</text:p>
      <text:p text:style-name="Preformatted_20_Text">6299,03/17/2020,,Malta,2020-03-17T15:53:12,38.0,0.0,2.0</text:p>
      <text:p text:style-name="Preformatted_20_Text">6300,03/17/2020,,Morocco,2020-03-17T15:53:12,38.0,2.0,1.0</text:p>
      <text:p text:style-name="Preformatted_20_Text">6301,03/17/2020,,Belarus,2020-03-16T14:38:45,36.0,0.0,3.0</text:p>
      <text:p text:style-name="Preformatted_20_Text">6302,03/17/2020,,Georgia,2020-03-17T11:13:29,34.0,0.0,1.0</text:p>
      <text:p text:style-name="Preformatted_20_Text">6303,03/17/2020,,Jordan,2020-03-17T11:13:29,34.0,0.0,1.0</text:p>
      <text:p text:style-name="Preformatted_20_Text">6304,03/17/2020,,Cambodia,2020-03-17T15:53:13,33.0,0.0,1.0</text:p>
      <text:p text:style-name="Preformatted_20_Text">6305,03/17/2020,,Kazakhstan,2020-03-17T15:53:12,33.0,0.0,0.0</text:p>
      <text:p text:style-name="Preformatted_20_Text">6306,03/17/2020,,Venezuela,2020-03-17T11:33:05,33.0,0.0,0.0</text:p>
      <text:p text:style-name="Preformatted_20_Text">6307,03/17/2020,Maine,US,2020-03-17T17:53:03,32.0,0.0,0.0</text:p>
      <text:p text:style-name="Preformatted_20_Text">6308,03/17/2020,Western Australia,Australia,2020-03-17T12:53:09,31.0,1.0,0.0</text:p>
      <text:p text:style-name="Preformatted_20_Text">6309,03/17/2020,,Moldova,2020-03-17T15:53:12,30.0,0.0,1.0</text:p>
      <text:p text:style-name="Preformatted_20_Text">6310,03/17/2020,Indiana,US,2020-03-17T23:13:10,30.0,2.0,0.0</text:p>
      <text:p text:style-name="Preformatted_20_Text">6311,03/17/2020,South Australia,Australia,2020-03-16T14:38:46,29.0,0.0,3.0</text:p>
      <text:p text:style-name="Preformatted_20_Text">6312,03/17/2020,,Uruguay,2020-03-17T02:13:54,29.0,0.0,0.0</text:p>
      <text:p text:style-name="Preformatted_20_Text">6313,03/17/2020,,Azerbaijan,2020-03-17T11:53:10,28.0,1.0,6.0</text:p>
      <text:p text:style-name="Preformatted_20_Text">6314,03/17/2020,,Bosnia and Herzegovina,2020-03-17T15:53:12,26.0,0.0,2.0</text:p>
      <text:p text:style-name="Preformatted_20_Text">6315,03/17/2020,,North Macedonia,2020-03-17T11:53:10,26.0,0.0,1.0</text:p>
      <text:p text:style-name="Preformatted_20_Text">6316,03/17/2020,,Senegal,2020-03-17T12:33:06,26.0,0.0,2.0</text:p>
      <text:p text:style-name="Preformatted_20_Text">6317,03/17/2020,Kentucky,US,2020-03-17T23:33:02,26.0,1.0,1.0</text:p>
      <text:p text:style-name="Preformatted_20_Text">6318,03/17/2020,New Hampshire,US,2020-03-17T23:13:10,26.0,0.0,0.0</text:p>
      <text:p text:style-name="Preformatted_20_Text">6319,03/17/2020,,Lithuania,2020-03-17T18:53:02,25.0,0.0,1.0</text:p>
      <text:p text:style-name="Preformatted_20_Text">6320,03/17/2020,,Oman,2020-03-17T11:53:10,24.0,0.0,9.0</text:p>
      <text:p text:style-name="Preformatted_20_Text">6321,03/17/2020,,Tunisia,2020-03-17T11:53:10,24.0,0.0,0.0</text:p>
      <text:p text:style-name="Preformatted_20_Text">6322,03/17/2020,Iowa,US,2020-03-16T23:53:03,23.0,0.0,0.0</text:p>
      <text:p text:style-name="Preformatted_20_Text">6323,03/17/2020,New Mexico,US,2020-03-17T23:13:10,23.0,0.0,0.0</text:p>
      <text:p text:style-name="Preformatted_20_Text">6324,03/17/2020,Rhode Island,US,2020-03-17T20:53:02,23.0,0.0,0.0</text:p>
      <text:p text:style-name="Preformatted_20_Text">6325,03/17/2020,,Afghanistan,2020-03-17T11:53:10,22.0,0.0,1.0</text:p>
      <text:p text:style-name="Preformatted_20_Text">6326,03/17/2020,Arkansas,US,2020-03-16T17:13:23,22.0,0.0,0.0</text:p>
      <text:p text:style-name="Preformatted_20_Text">6327,03/17/2020,District of Columbia,US,2020-03-16T23:53:03,22.0,0.0,0.0</text:p>
      <text:p text:style-name="Preformatted_20_Text">6328,03/17/2020,,Dominican Republic,2020-03-17T08:13:22,21.0,1.0,0.0</text:p>
      <text:p text:style-name="Preformatted_20_Text">6329,03/17/2020,Grand Princess,US,2020-03-17T20:53:02,21.0,0.0,0.0</text:p>
      <text:p text:style-name="Preformatted_20_Text">6330,03/17/2020,Mississippi,US,2020-03-17T17:53:03,21.0,0.0,0.0</text:p>
      <text:p text:style-name="Preformatted_20_Text">6331,03/17/2020,Nebraska,US,2020-03-17T17:53:03,21.0,0.0,0.0</text:p>
      <text:p text:style-name="Preformatted_20_Text">6332,03/17/2020,Arizona,US,2020-03-17T23:13:10,20.0,0.0,1.0</text:p>
      <text:p text:style-name="Preformatted_20_Text">6333,03/17/2020,Oklahoma,US,2020-03-17T17:53:03,19.0,0.0,0.0</text:p>
      <text:p text:style-name="Preformatted_20_Text">6334,03/17/2020,Qinghai,Mainland China,2020-03-11T02:18:14,18.0,0.0,18.0</text:p>
      <text:p text:style-name="Preformatted_20_Text">6335,03/17/2020,,Guadeloupe,2020-03-17T10:53:03,18.0,0.0,0.0</text:p>
      <text:p text:style-name="Preformatted_20_Text">6336,03/17/2020,Kansas,US,2020-03-17T23:13:10,18.0,1.0,0.0</text:p>
      <text:p text:style-name="Preformatted_20_Text">6337,03/17/2020,,Martinique,2020-03-17T10:53:03,16.0,1.0,0.0</text:p>
      <text:p text:style-name="Preformatted_20_Text">6338,03/17/2020,Delaware,US,2020-03-17T23:33:02,16.0,0.0,0.0</text:p>
      <text:p text:style-name="Preformatted_20_Text">6339,03/17/2020,,Burkina Faso,2020-03-16T14:38:45,15.0,0.0,0.0</text:p>
      <text:p text:style-name="Preformatted_20_Text">6340,03/17/2020,,Ukraine,2020-03-17T19:33:02,14.0,2.0,0.0</text:p>
      <text:p text:style-name="Preformatted_20_Text">6341,03/17/2020,,Maldives,2020-03-15T18:20:18,13.0,0.0,0.0</text:p>
      <text:p text:style-name="Preformatted_20_Text">6342,03/17/2020,Macau,Macau,2020-03-17T04:32:18,12.0,0.0,10.0</text:p>
      <text:p text:style-name="Preformatted_20_Text">6343,03/17/2020,,Jamaica,2020-03-17T12:13:16,12.0,0.0,2.0</text:p>
      <text:p text:style-name="Preformatted_20_Text"><text:soft-page-break/>6344,03/17/2020,,New Zealand,2020-03-17T11:53:10,12.0,0.0,0.0</text:p>
      <text:p text:style-name="Preformatted_20_Text">6345,03/17/2020,Vermont,US,2020-03-16T17:13:23,12.0,0.0,0.0</text:p>
      <text:p text:style-name="Preformatted_20_Text">6346,03/17/2020,,Bolivia,2020-03-16T14:38:45,11.0,0.0,0.0</text:p>
      <text:p text:style-name="Preformatted_20_Text">6347,03/17/2020,,French Guiana,2020-03-16T14:38:46,11.0,0.0,0.0</text:p>
      <text:p text:style-name="Preformatted_20_Text">6348,03/17/2020,Missouri,US,2020-03-17T23:33:02,11.0,0.0,0.0</text:p>
      <text:p text:style-name="Preformatted_20_Text">6349,03/17/2020,South Dakota,US,2020-03-17T23:33:02,11.0,1.0,0.0</text:p>
      <text:p text:style-name="Preformatted_20_Text">6350,03/17/2020,Wyoming,US,2020-03-17T23:53:03,11.0,0.0,0.0</text:p>
      <text:p text:style-name="Preformatted_20_Text">6351,03/17/2020,,Bangladesh,2020-03-17T12:13:16,10.0,0.0,3.0</text:p>
      <text:p text:style-name="Preformatted_20_Text">6352,03/17/2020,,Cameroon,2020-03-17T15:53:13,10.0,0.0,0.0</text:p>
      <text:p text:style-name="Preformatted_20_Text">6353,03/17/2020,Hawaii,US,2020-03-17T17:33:03,10.0,0.0,0.0</text:p>
      <text:p text:style-name="Preformatted_20_Text">6354,03/17/2020,,Uzbekistan,2020-03-17T12:13:16,10.0,0.0,0.0</text:p>
      <text:p text:style-name="Preformatted_20_Text">6355,03/17/2020,Reunion,France,2020-03-17T11:13:29,9.0,0.0,0.0</text:p>
      <text:p text:style-name="Preformatted_20_Text">6356,03/17/2020,,Paraguay,2020-03-17T12:13:16,9.0,0.0,0.0</text:p>
      <text:p text:style-name="Preformatted_20_Text">6357,03/17/2020,,Reunion,2020-03-17T07:15:25,9.0,0.0,0.0</text:p>
      <text:p text:style-name="Preformatted_20_Text">6358,03/17/2020,Montana,US,2020-03-17T17:33:03,9.0,0.0,0.0</text:p>
      <text:p text:style-name="Preformatted_20_Text">6359,03/17/2020,Grand Princess,Canada,2020-03-17T03:13:18,8.0,0.0,0.0</text:p>
      <text:p text:style-name="Preformatted_20_Text">6360,03/17/2020,Manitoba,Canada,2020-03-17T19:33:03,8.0,0.0,0.0</text:p>
      <text:p text:style-name="Preformatted_20_Text">6361,03/17/2020,New Brunswick,Canada,2020-03-17T19:33:03,8.0,0.0,0.0</text:p>
      <text:p text:style-name="Preformatted_20_Text">6362,03/17/2020,,Honduras,2020-03-17T12:13:16,8.0,0.0,0.0</text:p>
      <text:p text:style-name="Preformatted_20_Text">6363,03/17/2020,Idaho,US,2020-03-17T23:33:02,8.0,0.0,0.0</text:p>
      <text:p text:style-name="Preformatted_20_Text">6364,03/17/2020,Tasmania,Australia,2020-03-16T14:38:46,7.0,0.0,0.0</text:p>
      <text:p text:style-name="Preformatted_20_Text">6365,03/17/2020,Nova Scotia,Canada,2020-03-17T19:33:03,7.0,0.0,0.0</text:p>
      <text:p text:style-name="Preformatted_20_Text">6366,03/17/2020,Saskatchewan,Canada,2020-03-16T20:13:20,7.0,0.0,0.0</text:p>
      <text:p text:style-name="Preformatted_20_Text">6367,03/17/2020,French Guiana,France,2020-03-17T07:33:03,7.0,0.0,0.0</text:p>
      <text:p text:style-name="Preformatted_20_Text">6368,03/17/2020,,Ghana,2020-03-17T19:33:02,7.0,0.0,0.0</text:p>
      <text:p text:style-name="Preformatted_20_Text">6369,03/17/2020,,Guyana,2020-03-17T10:53:03,7.0,1.0,0.0</text:p>
      <text:p text:style-name="Preformatted_20_Text">6370,03/17/2020,,Liechtenstein,2020-03-17T12:13:16,7.0,0.0,0.0</text:p>
      <text:p text:style-name="Preformatted_20_Text">6371,03/17/2020,,Monaco,2020-03-16T14:38:45,7.0,0.0,0.0</text:p>
      <text:p text:style-name="Preformatted_20_Text">6372,03/17/2020,,Rwanda,2020-03-17T02:33:10,7.0,0.0,0.0</text:p>
      <text:p text:style-name="Preformatted_20_Text">6373,03/17/2020,Guadeloupe,France,2020-03-17T07:33:03,6.0,0.0,0.0</text:p>
      <text:p text:style-name="Preformatted_20_Text">6374,03/17/2020,,Guatemala,2020-03-17T12:13:16,6.0,1.0,0.0</text:p>
      <text:p text:style-name="Preformatted_20_Text">6375,03/17/2020,Channel Islands,UK,2020-03-16T14:38:45,6.0,0.0,0.0</text:p>
      <text:p text:style-name="Preformatted_20_Text">6376,03/17/2020,,Ivory Coast,2020-03-17T14:33:05,5.0,0.0,1.0</text:p>
      <text:p text:style-name="Preformatted_20_Text">6377,03/17/2020,,Cuba,2020-03-17T15:53:13,5.0,0.0,0.0</text:p>
      <text:p text:style-name="Preformatted_20_Text">6378,03/17/2020,,Ethiopia,2020-03-16T14:38:45,5.0,0.0,0.0</text:p>
      <text:p text:style-name="Preformatted_20_Text">6379,03/17/2020,,Mongolia,2020-03-17T15:53:13,5.0,0.0,0.0</text:p>
      <text:p text:style-name="Preformatted_20_Text">6380,03/17/2020,,Trinidad and Tobago,2020-03-17T15:53:13,5.0,0.0,0.0</text:p>
      <text:p text:style-name="Preformatted_20_Text">6381,03/17/2020,Puerto Rico,US,2020-03-16T00:22:11,5.0,0.0,0.0</text:p>
      <text:p text:style-name="Preformatted_20_Text">6382,03/17/2020,,Seychelles,2020-03-17T12:33:06,4.0,0.0,0.0</text:p>
      <text:p text:style-name="Preformatted_20_Text">6383,03/17/2020,,Aruba,2020-03-17T12:33:07,3.0,0.0,0.0</text:p>
      <text:p text:style-name="Preformatted_20_Text">6384,03/17/2020,Newfoundland and Labrador,Canada,2020-03-17T17:53:03,3.0,0.0,0.0</text:p>
      <text:p text:style-name="Preformatted_20_Text">6385,03/17/2020,,Congo (Kinshasa),2020-03-17T12:33:06,3.0,0.0,0.0</text:p>
      <text:p text:style-name="Preformatted_20_Text">6386,03/17/2020,French Polynesia,France,2020-03-15T18:20:19,3.0,0.0,0.0</text:p>
      <text:p text:style-name="Preformatted_20_Text">6387,03/17/2020,Saint Barthelemy,France,2020-03-16T14:38:45,3.0,0.0,0.0</text:p>
      <text:p text:style-name="Preformatted_20_Text">6388,03/17/2020,,Guam,2020-03-16T02:13:16,3.0,0.0,0.0</text:p>
      <text:p text:style-name="Preformatted_20_Text">6389,03/17/2020,,Kenya,2020-03-16T00:22:11,3.0,0.0,0.0</text:p>
      <text:p text:style-name="Preformatted_20_Text">6390,03/17/2020,Curacao,Netherlands,2020-03-17T12:33:07,3.0,0.0,0.0</text:p>
      <text:p text:style-name="Preformatted_20_Text">6391,03/17/2020,,Nigeria,2020-03-17T12:33:06,3.0,0.0,0.0</text:p>
      <text:p text:style-name="Preformatted_20_Text">6392,03/17/2020,Alaska,US,2020-03-17T17:33:03,3.0,0.0,0.0</text:p>
      <text:p text:style-name="Preformatted_20_Text">6393,03/17/2020,Guam,US,2020-03-15T18:20:19,3.0,0.0,0.0</text:p>
      <text:p text:style-name="Preformatted_20_Text">6394,03/17/2020,North Dakota,US,2020-03-17T23:33:02,3.0,0.0,0.0</text:p>
      <text:p text:style-name="Preformatted_20_Text">6395,03/17/2020,Gibraltar,UK,2020-03-17T02:53:03,3.0,0.0,1.0</text:p>
      <text:p text:style-name="Preformatted_20_Text">6396,03/17/2020,Australian Capital Territory,Australia,2020-03-16T14:38:46,2.0,0.0,0.0</text:p>
      <text:p text:style-name="Preformatted_20_Text">6397,03/17/2020,,Barbados,2020-03-17T16:13:14,2.0,0.0,0.0</text:p>
      <text:p text:style-name="Preformatted_20_Text">6398,03/17/2020,St Martin,France,2020-03-14T16:33:03,2.0,0.0,0.0</text:p>
      <text:p text:style-name="Preformatted_20_Text">6399,03/17/2020,,Kosovo,2020-03-15T18:20:19,2.0,0.0,0.0</text:p>
      <text:p text:style-name="Preformatted_20_Text">6400,03/17/2020,,Montenegro,2020-03-17T21:33:02,2.0,0.0,0.0</text:p>
      <text:p text:style-name="Preformatted_20_Text">6401,03/17/2020,,Namibia,2020-03-14T16:33:03,2.0,0.0,0.0</text:p>
      <text:p text:style-name="Preformatted_20_Text">6402,03/17/2020,,Saint Lucia,2020-03-17T04:32:19,2.0,0.0,0.0</text:p>
      <text:p text:style-name="Preformatted_20_Text">6403,03/17/2020,Virgin Islands,US,2020-03-17T20:53:02,2.0,0.0,0.0</text:p>
      <text:p text:style-name="Preformatted_20_Text">6404,03/17/2020,,Antigua and Barbuda,2020-03-15T18:20:19,1.0,0.0,0.0</text:p>
      <text:p text:style-name="Preformatted_20_Text">6405,03/17/2020,Northern Territory,Australia,2020-03-14T01:53:03,1.0,0.0,0.0</text:p>
      <text:p text:style-name="Preformatted_20_Text">6406,03/17/2020,,Benin,2020-03-16T14:38:46,1.0,0.0,0.0</text:p>
      <text:p text:style-name="Preformatted_20_Text"><text:soft-page-break/>6407,03/17/2020,,Bhutan,2020-03-13T22:22:02,1.0,0.0,0.0</text:p>
      <text:p text:style-name="Preformatted_20_Text">6408,03/17/2020,Prince Edward Island,Canada,2020-03-15T02:13:21,1.0,0.0,0.0</text:p>
      <text:p text:style-name="Preformatted_20_Text">6409,03/17/2020,,Central African Republic,2020-03-16T03:33:03,1.0,0.0,0.0</text:p>
      <text:p text:style-name="Preformatted_20_Text">6410,03/17/2020,Tibet,Mainland China,2020-03-11T02:18:14,1.0,0.0,1.0</text:p>
      <text:p text:style-name="Preformatted_20_Text">6411,03/17/2020,,Congo (Brazzaville),2020-03-16T14:38:45,1.0,0.0,0.0</text:p>
      <text:p text:style-name="Preformatted_20_Text">6412,03/17/2020,,Equatorial Guinea,2020-03-15T06:41:54,1.0,0.0,0.0</text:p>
      <text:p text:style-name="Preformatted_20_Text">6413,03/17/2020,,Eswatini,2020-03-15T06:41:54,1.0,0.0,0.0</text:p>
      <text:p text:style-name="Preformatted_20_Text">6414,03/17/2020,Mayotte,France,2020-03-16T14:38:45,1.0,0.0,0.0</text:p>
      <text:p text:style-name="Preformatted_20_Text">6415,03/17/2020,,Gabon,2020-03-14T13:33:04,1.0,0.0,0.0</text:p>
      <text:p text:style-name="Preformatted_20_Text">6416,03/17/2020,,Greenland,2020-03-16T16:53:06,1.0,0.0,0.0</text:p>
      <text:p text:style-name="Preformatted_20_Text">6417,03/17/2020,,Guinea,2020-03-15T06:41:54,1.0,0.0,0.0</text:p>
      <text:p text:style-name="Preformatted_20_Text">6418,03/17/2020,,Holy See,2020-03-13T22:22:02,1.0,0.0,0.0</text:p>
      <text:p text:style-name="Preformatted_20_Text">6419,03/17/2020,,Liberia,2020-03-17T12:13:16,1.0,0.0,0.0</text:p>
      <text:p text:style-name="Preformatted_20_Text">6420,03/17/2020,,Mauritania,2020-03-15T18:20:19,1.0,0.0,0.0</text:p>
      <text:p text:style-name="Preformatted_20_Text">6421,03/17/2020,,Mayotte,2020-03-16T14:38:45,1.0,0.0,0.0</text:p>
      <text:p text:style-name="Preformatted_20_Text">6422,03/17/2020,,Nepal,2020-03-13T22:22:03,1.0,0.0,1.0</text:p>
      <text:p text:style-name="Preformatted_20_Text">6423,03/17/2020,,Saint Vincent and the Grenadines,2020-03-14T16:33:03,1.0,0.0,0.0</text:p>
      <text:p text:style-name="Preformatted_20_Text">6424,03/17/2020,,Somalia,2020-03-16T14:38:46,1.0,0.0,0.0</text:p>
      <text:p text:style-name="Preformatted_20_Text">6425,03/17/2020,,Sudan,2020-03-14T01:13:32,1.0,1.0,0.0</text:p>
      <text:p text:style-name="Preformatted_20_Text">6426,03/17/2020,,Suriname,2020-03-14T16:33:03,1.0,0.0,0.0</text:p>
      <text:p text:style-name="Preformatted_20_Text">6427,03/17/2020,,Tanzania,2020-03-17T01:33:03,1.0,0.0,0.0</text:p>
      <text:p text:style-name="Preformatted_20_Text">6428,03/17/2020,,The Bahamas,2020-03-16T03:33:03,1.0,0.0,0.0</text:p>
      <text:p text:style-name="Preformatted_20_Text">6429,03/17/2020,,The Gambia,2020-03-17T23:33:02,1.0,0.0,0.0</text:p>
      <text:p text:style-name="Preformatted_20_Text">6430,03/17/2020,,Togo,2020-03-13T22:22:02,1.0,0.0,0.0</text:p>
      <text:p text:style-name="Preformatted_20_Text">6431,03/17/2020,West Virginia,US,2020-03-17T23:33:02,1.0,0.0,0.0</text:p>
      <text:p text:style-name="Preformatted_20_Text">6432,03/17/2020,Cayman Islands,UK,2020-03-16T14:53:04,1.0,1.0,0.0</text:p>
      <text:p text:style-name="Preformatted_20_Text">6433,03/17/2020,Diamond Princess cruise ship,Australia,2020-03-14T02:33:04,0.0,0.0,0.0</text:p>
      <text:p text:style-name="Preformatted_20_Text">6434,03/17/2020,,Guernsey,2020-03-17T18:33:03,0.0,0.0,0.0</text:p>
      <text:p text:style-name="Preformatted_20_Text">6435,03/17/2020,,Jersey,2020-03-17T18:33:03,0.0,0.0,0.0</text:p>
      <text:p text:style-name="Preformatted_20_Text">6436,03/17/2020,,Puerto Rico,2020-03-17T16:13:14,0.0,0.0,0.0</text:p>
      <text:p text:style-name="Preformatted_20_Text">6437,03/17/2020,,Republic of the Congo,2020-03-17T21:33:03,0.0,0.0,0.0</text:p>
      <text:p text:style-name="Preformatted_20_Text">6438,03/17/2020,,occupied Palestinian territory,2020-03-11T20:53:02,0.0,0.0,0.0</text:p>
      <text:p text:style-name="Preformatted_20_Text">6439,03/18/2020,Hubei,Mainland China,2020-03-18T12:13:09,67800.0,3122.0,56927.0</text:p>
      <text:p text:style-name="Preformatted_20_Text">6440,03/18/2020,,Italy,2020-03-18T17:33:05,35713.0,2978.0,4025.0</text:p>
      <text:p text:style-name="Preformatted_20_Text">6441,03/18/2020,,Iran,2020-03-18T12:33:02,17361.0,1135.0,5389.0</text:p>
      <text:p text:style-name="Preformatted_20_Text">6442,03/18/2020,,Spain,2020-03-18T13:13:13,13910.0,623.0,1081.0</text:p>
      <text:p text:style-name="Preformatted_20_Text">6443,03/18/2020,,Germany,2020-03-18T19:33:02,12327.0,28.0,105.0</text:p>
      <text:p text:style-name="Preformatted_20_Text">6444,03/18/2020,France,France,2020-03-18T18:33:02,9043.0,148.0,12.0</text:p>
      <text:p text:style-name="Preformatted_20_Text">6445,03/18/2020,,South Korea,2020-03-18T02:53:03,8413.0,84.0,1540.0</text:p>
      <text:p text:style-name="Preformatted_20_Text">6446,03/18/2020,,Switzerland,2020-03-18T14:53:05,3028.0,28.0,15.0</text:p>
      <text:p text:style-name="Preformatted_20_Text">6447,03/18/2020,United Kingdom,UK,2020-03-18T14:53:05,2626.0,71.0,65.0</text:p>
      <text:p text:style-name="Preformatted_20_Text">6448,03/18/2020,New York,US,2020-03-18T19:33:03,2495.0,16.0,0.0</text:p>
      <text:p text:style-name="Preformatted_20_Text">6449,03/18/2020,Netherlands,Netherlands,2020-03-18T13:13:15,2051.0,58.0,2.0</text:p>
      <text:p text:style-name="Preformatted_20_Text">6450,03/18/2020,,Austria,2020-03-18T14:53:05,1646.0,4.0,9.0</text:p>
      <text:p text:style-name="Preformatted_20_Text">6451,03/18/2020,,Norway,2020-03-18T15:53:09,1550.0,6.0,1.0</text:p>
      <text:p text:style-name="Preformatted_20_Text">6452,03/18/2020,,Belgium,2020-03-18T12:33:02,1486.0,14.0,31.0</text:p>
      <text:p text:style-name="Preformatted_20_Text">6453,03/18/2020,Guangdong,Mainland China,2020-03-18T08:53:03,1370.0,8.0,1313.0</text:p>
      <text:p text:style-name="Preformatted_20_Text">6454,03/18/2020,,Sweden,2020-03-18T17:53:02,1279.0,10.0,1.0</text:p>
      <text:p text:style-name="Preformatted_20_Text">6455,03/18/2020,Henan,Mainland China,2020-03-14T09:53:08,1273.0,22.0,1250.0</text:p>
      <text:p text:style-name="Preformatted_20_Text">6456,03/18/2020,Zhejiang,Mainland China,2020-03-17T02:13:21,1232.0,1.0,1216.0</text:p>
      <text:p text:style-name="Preformatted_20_Text">6457,03/18/2020,Denmark,Denmark,2020-03-18T16:59:35,1057.0,4.0,1.0</text:p>
      <text:p text:style-name="Preformatted_20_Text">6458,03/18/2020,Hunan,Mainland China,2020-03-14T08:33:03,1018.0,4.0,1014.0</text:p>
      <text:p text:style-name="Preformatted_20_Text">6459,03/18/2020,Washington,US,2020-03-18T14:13:56,1014.0,55.0,0.0</text:p>
      <text:p text:style-name="Preformatted_20_Text">6460,03/18/2020,Anhui,Mainland China,2020-03-11T02:18:14,990.0,6.0,984.0</text:p>
      <text:p text:style-name="Preformatted_20_Text">6461,03/18/2020,Jiangxi,Mainland China,2020-03-12T02:13:04,935.0,1.0,934.0</text:p>
      <text:p text:style-name="Preformatted_20_Text">6462,03/18/2020,,Japan,2020-03-18T12:33:02,889.0,29.0,144.0</text:p>
      <text:p text:style-name="Preformatted_20_Text">6463,03/18/2020,,Malaysia,2020-03-18T10:33:04,790.0,2.0,60.0</text:p>
      <text:p text:style-name="Preformatted_20_Text">6464,03/18/2020,Shandong,Mainland China,2020-03-17T00:33:02,761.0,7.0,746.0</text:p>
      <text:p text:style-name="Preformatted_20_Text">6465,03/18/2020,California,US,2020-03-18T19:14:34,751.0,13.0,0.0</text:p>
      <text:p text:style-name="Preformatted_20_Text">6466,03/18/2020,Diamond Princess cruise ship,Others,2020-03-18T10:33:04,712.0,7.0,325.0</text:p>
      <text:p text:style-name="Preformatted_20_Text">6467,03/18/2020,Jiangsu,Mainland China,2020-03-15T01:53:02,631.0,0.0,631.0</text:p>
      <text:p text:style-name="Preformatted_20_Text"><text:soft-page-break/>6468,03/18/2020,Chongqing,Mainland China,2020-03-15T03:53:04,576.0,6.0,570.0</text:p>
      <text:p text:style-name="Preformatted_20_Text">6469,03/18/2020,Sichuan,Mainland China,2020-03-18T02:13:05,540.0,3.0,525.0</text:p>
      <text:p text:style-name="Preformatted_20_Text">6470,03/18/2020,Heilongjiang,Mainland China,2020-03-18T11:53:03,482.0,13.0,459.0</text:p>
      <text:p text:style-name="Preformatted_20_Text">6471,03/18/2020,Beijing,Mainland China,2020-03-18T05:33:05,469.0,8.0,378.0</text:p>
      <text:p text:style-name="Preformatted_20_Text">6472,03/18/2020,,Czech Republic,2020-03-18T10:33:04,464.0,0.0,3.0</text:p>
      <text:p text:style-name="Preformatted_20_Text">6473,03/18/2020,,Qatar,2020-03-18T19:14:29,452.0,0.0,4.0</text:p>
      <text:p text:style-name="Preformatted_20_Text">6474,03/18/2020,,Portugal,2020-03-18T12:33:02,448.0,2.0,3.0</text:p>
      <text:p text:style-name="Preformatted_20_Text">6475,03/18/2020,,Israel,2020-03-18T14:33:15,433.0,0.0,11.0</text:p>
      <text:p text:style-name="Preformatted_20_Text">6476,03/18/2020,,Greece,2020-03-18T16:59:34,418.0,5.0,8.0</text:p>
      <text:p text:style-name="Preformatted_20_Text">6477,03/18/2020,,Brazil,2020-03-18T19:14:29,372.0,3.0,2.0</text:p>
      <text:p text:style-name="Preformatted_20_Text">6478,03/18/2020,Shanghai,Mainland China,2020-03-18T05:53:25,361.0,3.0,326.0</text:p>
      <text:p text:style-name="Preformatted_20_Text">6479,03/18/2020,,Finland,2020-03-18T13:13:13,336.0,0.0,10.0</text:p>
      <text:p text:style-name="Preformatted_20_Text">6480,03/18/2020,Hebei,Mainland China,2020-03-13T11:09:03,318.0,6.0,310.0</text:p>
      <text:p text:style-name="Preformatted_20_Text">6481,03/18/2020,Florida,US,2020-03-18T19:14:34,314.0,7.0,0.0</text:p>
      <text:p text:style-name="Preformatted_20_Text">6482,03/18/2020,,Singapore,2020-03-18T13:33:12,313.0,0.0,114.0</text:p>
      <text:p text:style-name="Preformatted_20_Text">6483,03/18/2020,,Pakistan,2020-03-18T19:14:29,299.0,0.0,2.0</text:p>
      <text:p text:style-name="Preformatted_20_Text">6484,03/18/2020,Fujian,Mainland China,2020-03-11T02:18:14,296.0,1.0,295.0</text:p>
      <text:p text:style-name="Preformatted_20_Text">6485,03/18/2020,,Ireland,2020-03-18T03:13:12,292.0,2.0,5.0</text:p>
      <text:p text:style-name="Preformatted_20_Text">6486,03/18/2020,,Slovenia,2020-03-17T16:53:04,275.0,1.0,0.0</text:p>
      <text:p text:style-name="Preformatted_20_Text">6487,03/18/2020,New South Wales,Australia,2020-03-18T12:13:09,267.0,5.0,4.0</text:p>
      <text:p text:style-name="Preformatted_20_Text">6488,03/18/2020,New Jersey,US,2020-03-18T14:13:56,267.0,3.0,0.0</text:p>
      <text:p text:style-name="Preformatted_20_Text">6489,03/18/2020,,Romania,2020-03-18T16:59:34,260.0,0.0,19.0</text:p>
      <text:p text:style-name="Preformatted_20_Text">6490,03/18/2020,,Estonia,2020-03-18T10:33:04,258.0,0.0,1.0</text:p>
      <text:p text:style-name="Preformatted_20_Text">6491,03/18/2020,Louisiana,US,2020-03-18T19:33:03,257.0,4.0,0.0</text:p>
      <text:p text:style-name="Preformatted_20_Text">6492,03/18/2020,,Bahrain,2020-03-18T12:33:02,256.0,1.0,88.0</text:p>
      <text:p text:style-name="Preformatted_20_Text">6493,03/18/2020,Guangxi,Mainland China,2020-03-18T00:33:02,253.0,2.0,250.0</text:p>
      <text:p text:style-name="Preformatted_20_Text">6494,03/18/2020,,Poland,2020-03-18T13:33:12,251.0,5.0,13.0</text:p>
      <text:p text:style-name="Preformatted_20_Text">6495,03/18/2020,,Iceland,2020-03-18T12:33:02,250.0,1.0,5.0</text:p>
      <text:p text:style-name="Preformatted_20_Text">6496,03/18/2020,Shaanxi,Mainland China,2020-03-18T03:53:02,246.0,3.0,237.0</text:p>
      <text:p text:style-name="Preformatted_20_Text">6497,03/18/2020,,Chile,2020-03-18T13:33:12,238.0,0.0,0.0</text:p>
      <text:p text:style-name="Preformatted_20_Text">6498,03/18/2020,,Indonesia,2020-03-18T10:53:02,227.0,19.0,11.0</text:p>
      <text:p text:style-name="Preformatted_20_Text">6499,03/18/2020,Ontario,Canada,2020-03-18T17:33:06,221.0,1.0,5.0</text:p>
      <text:p text:style-name="Preformatted_20_Text">6500,03/18/2020,Massachusetts,US,2020-03-18T14:13:56,218.0,0.0,0.0</text:p>
      <text:p text:style-name="Preformatted_20_Text">6501,03/18/2020,,Thailand,2020-03-18T10:53:02,212.0,1.0,42.0</text:p>
      <text:p text:style-name="Preformatted_20_Text">6502,03/18/2020,,Luxembourg,2020-03-18T10:53:02,203.0,2.0,0.0</text:p>
      <text:p text:style-name="Preformatted_20_Text">6503,03/18/2020,,Philippines,2020-03-18T10:53:02,202.0,19.0,5.0</text:p>
      <text:p text:style-name="Preformatted_20_Text">6504,03/18/2020,Georgia,US,2020-03-18T19:14:34,199.0,3.0,0.0</text:p>
      <text:p text:style-name="Preformatted_20_Text">6505,03/18/2020,,Egypt,2020-03-18T03:13:14,196.0,6.0,32.0</text:p>
      <text:p text:style-name="Preformatted_20_Text">6506,03/18/2020,British Columbia,Canada,2020-03-18T03:33:03,186.0,7.0,4.0</text:p>
      <text:p text:style-name="Preformatted_20_Text">6507,03/18/2020,Colorado,US,2020-03-18T15:53:09,184.0,2.0,0.0</text:p>
      <text:p text:style-name="Preformatted_20_Text">6508,03/18/2020,Hong Kong,Hong Kong,2020-03-18T09:33:05,181.0,4.0,92.0</text:p>
      <text:p text:style-name="Preformatted_20_Text">6509,03/18/2020,Yunnan,Mainland China,2020-03-16T23:53:02,176.0,2.0,172.0</text:p>
      <text:p text:style-name="Preformatted_20_Text">6510,03/18/2020,Texas,US,2020-03-18T19:53:03,173.0,3.0,0.0</text:p>
      <text:p text:style-name="Preformatted_20_Text">6511,03/18/2020,,Saudi Arabia,2020-03-17T17:53:03,171.0,0.0,6.0</text:p>
      <text:p text:style-name="Preformatted_20_Text">6512,03/18/2020,Hainan,Mainland China,2020-03-16T14:38:45,168.0,6.0,161.0</text:p>
      <text:p text:style-name="Preformatted_20_Text">6513,03/18/2020,,Iraq,2020-03-18T12:33:02,164.0,12.0,43.0</text:p>
      <text:p text:style-name="Preformatted_20_Text">6514,03/18/2020,Illinois,US,2020-03-18T19:14:34,162.0,1.0,0.0</text:p>
      <text:p text:style-name="Preformatted_20_Text">6515,03/18/2020,,India,2020-03-18T13:33:12,156.0,3.0,14.0</text:p>
      <text:p text:style-name="Preformatted_20_Text">6516,03/18/2020,Pennsylvania,US,2020-03-18T19:14:34,152.0,0.0,0.0</text:p>
      <text:p text:style-name="Preformatted_20_Text">6517,03/18/2020,,Russia,2020-03-18T12:33:02,147.0,0.0,8.0</text:p>
      <text:p text:style-name="Preformatted_20_Text">6518,03/18/2020,Guizhou,Mainland China,2020-03-18T01:53:03,146.0,2.0,144.0</text:p>
      <text:p text:style-name="Preformatted_20_Text">6519,03/18/2020,,Peru,2020-03-18T16:59:34,145.0,0.0,1.0</text:p>
      <text:p text:style-name="Preformatted_20_Text">6520,03/18/2020,,Kuwait,2020-03-18T10:53:02,142.0,0.0,15.0</text:p>
      <text:p text:style-name="Preformatted_20_Text">6521,03/18/2020,Tianjin,Mainland China,2020-03-15T18:20:18,136.0,3.0,133.0</text:p>
      <text:p text:style-name="Preformatted_20_Text">6522,03/18/2020,Gansu,Mainland China,2020-03-15T18:20:18,133.0,2.0,91.0</text:p>
      <text:p text:style-name="Preformatted_20_Text">6523,03/18/2020,Shanxi,Mainland China,2020-03-13T11:09:03,133.0,0.0,133.0</text:p>
      <text:p text:style-name="Preformatted_20_Text">6524,03/18/2020,,Lebanon,2020-03-18T10:53:02,133.0,3.0,3.0</text:p>
      <text:p text:style-name="Preformatted_20_Text">6525,03/18/2020,Liaoning,Mainland China,2020-03-18T02:13:06,125.0,1.0,122.0</text:p>
      <text:p text:style-name="Preformatted_20_Text">6526,03/18/2020,Victoria,Australia,2020-03-18T12:13:09,121.0,0.0,8.0</text:p>
      <text:p text:style-name="Preformatted_20_Text">6527,03/18/2020,,San Marino,2020-03-18T02:53:03,119.0,11.0,4.0</text:p>
      <text:p text:style-name="Preformatted_20_Text">6528,03/18/2020,,South Africa,2020-03-18T10:53:02,116.0,0.0,0.0</text:p>
      <text:p text:style-name="Preformatted_20_Text">6529,03/18/2020,,United Arab Emirates,2020-03-18T02:33:06,113.0,0.0,26.0</text:p>
      <text:p text:style-name="Preformatted_20_Text">6530,03/18/2020,,Ecuador,2020-03-18T03:13:19,111.0,2.0,0.0</text:p>
      <text:p text:style-name="Preformatted_20_Text">6531,03/18/2020,,Slovakia,2020-03-18T14:13:14,105.0,1.0,0.0</text:p>
      <text:p text:style-name="Preformatted_20_Text"><text:soft-page-break/>6532,03/18/2020,,Taiwan,2020-03-18T07:13:12,100.0,1.0,22.0</text:p>
      <text:p text:style-name="Preformatted_20_Text">6533,03/18/2020,,Turkey,2020-03-18T02:33:06,98.0,1.0,0.0</text:p>
      <text:p text:style-name="Preformatted_20_Text">6534,03/18/2020,Alberta,Canada,2020-03-18T03:33:03,97.0,0.0,0.0</text:p>
      <text:p text:style-name="Preformatted_20_Text">6535,03/18/2020,Queensland,Australia,2020-03-18T11:53:04,94.0,0.0,8.0</text:p>
      <text:p text:style-name="Preformatted_20_Text">6536,03/18/2020,Quebec,Canada,2020-03-18T17:53:03,94.0,0.0,0.0</text:p>
      <text:p text:style-name="Preformatted_20_Text">6537,03/18/2020,Jilin,Mainland China,2020-03-16T00:22:10,93.0,1.0,92.0</text:p>
      <text:p text:style-name="Preformatted_20_Text">6538,03/18/2020,,Colombia,2020-03-18T14:53:05,93.0,0.0,1.0</text:p>
      <text:p text:style-name="Preformatted_20_Text">6539,03/18/2020,,Mexico,2020-03-18T10:53:02,93.0,0.0,4.0</text:p>
      <text:p text:style-name="Preformatted_20_Text">6540,03/18/2020,,Bulgaria,2020-03-18T15:33:15,92.0,2.0,0.0</text:p>
      <text:p text:style-name="Preformatted_20_Text">6541,03/18/2020,Wisconsin,US,2020-03-18T19:14:34,92.0,0.0,0.0</text:p>
      <text:p text:style-name="Preformatted_20_Text">6542,03/18/2020,,Panama,2020-03-18T10:53:02,86.0,1.0,0.0</text:p>
      <text:p text:style-name="Preformatted_20_Text">6543,03/18/2020,Ohio,US,2020-03-18T19:14:34,86.0,0.0,0.0</text:p>
      <text:p text:style-name="Preformatted_20_Text">6544,03/18/2020,Maryland,US,2020-03-18T19:14:34,85.0,0.0,0.0</text:p>
      <text:p text:style-name="Preformatted_20_Text">6545,03/18/2020,,Armenia,2020-03-18T10:53:02,84.0,0.0,1.0</text:p>
      <text:p text:style-name="Preformatted_20_Text">6546,03/18/2020,,Serbia,2020-03-18T10:53:02,83.0,0.0,1.0</text:p>
      <text:p text:style-name="Preformatted_20_Text">6547,03/18/2020,Michigan,US,2020-03-18T19:14:34,83.0,0.0,0.0</text:p>
      <text:p text:style-name="Preformatted_20_Text">6548,03/18/2020,,Croatia,2020-03-18T11:13:43,81.0,0.0,4.0</text:p>
      <text:p text:style-name="Preformatted_20_Text">6549,03/18/2020,,Argentina,2020-03-18T03:33:03,79.0,2.0,3.0</text:p>
      <text:p text:style-name="Preformatted_20_Text">6550,03/18/2020,Tennessee,US,2020-03-18T19:14:34,79.0,0.0,0.0</text:p>
      <text:p text:style-name="Preformatted_20_Text">6551,03/18/2020,Minnesota,US,2020-03-18T19:14:34,77.0,0.0,0.0</text:p>
      <text:p text:style-name="Preformatted_20_Text">6552,03/18/2020,Virginia,US,2020-03-18T19:53:03,77.0,2.0,0.0</text:p>
      <text:p text:style-name="Preformatted_20_Text">6553,03/18/2020,Xinjiang,Mainland China,2020-03-11T02:18:14,76.0,3.0,73.0</text:p>
      <text:p text:style-name="Preformatted_20_Text">6554,03/18/2020,Inner Mongolia,Mainland China,2020-03-16T14:38:45,75.0,1.0,73.0</text:p>
      <text:p text:style-name="Preformatted_20_Text">6555,03/18/2020,Ningxia,Mainland China,2020-03-16T14:38:45,75.0,0.0,75.0</text:p>
      <text:p text:style-name="Preformatted_20_Text">6556,03/18/2020,,Vietnam,2020-03-18T15:33:15,75.0,0.0,16.0</text:p>
      <text:p text:style-name="Preformatted_20_Text">6557,03/18/2020,,Algeria,2020-03-18T19:53:03,74.0,7.0,12.0</text:p>
      <text:p text:style-name="Preformatted_20_Text">6558,03/18/2020,,Latvia,2020-03-18T11:13:43,71.0,0.0,1.0</text:p>
      <text:p text:style-name="Preformatted_20_Text">6559,03/18/2020,North Carolina,US,2020-03-18T19:14:34,70.0,0.0,0.0</text:p>
      <text:p text:style-name="Preformatted_20_Text">6560,03/18/2020,,Brunei,2020-03-18T11:13:43,68.0,0.0,0.0</text:p>
      <text:p text:style-name="Preformatted_20_Text">6561,03/18/2020,Connecticut,US,2020-03-17T23:13:10,68.0,0.0,0.0</text:p>
      <text:p text:style-name="Preformatted_20_Text">6562,03/18/2020,Oregon,US,2020-03-18T13:53:03,68.0,2.0,0.0</text:p>
      <text:p text:style-name="Preformatted_20_Text">6563,03/18/2020,,Albania,2020-03-18T12:33:03,59.0,2.0,0.0</text:p>
      <text:p text:style-name="Preformatted_20_Text">6564,03/18/2020,Faroe Islands,Denmark,2020-03-18T16:59:35,58.0,0.0,0.0</text:p>
      <text:p text:style-name="Preformatted_20_Text">6565,03/18/2020,,Hungary,2020-03-18T11:13:43,58.0,1.0,2.0</text:p>
      <text:p text:style-name="Preformatted_20_Text">6566,03/18/2020,Nevada,US,2020-03-18T19:14:34,55.0,1.0,0.0</text:p>
      <text:p text:style-name="Preformatted_20_Text">6567,03/18/2020,,Jordan,2020-03-18T14:53:05,52.0,0.0,1.0</text:p>
      <text:p text:style-name="Preformatted_20_Text">6568,03/18/2020,,Belarus,2020-03-18T11:33:04,51.0,0.0,5.0</text:p>
      <text:p text:style-name="Preformatted_20_Text">6569,03/18/2020,,Sri Lanka,2020-03-18T13:13:13,51.0,0.0,1.0</text:p>
      <text:p text:style-name="Preformatted_20_Text">6570,03/18/2020,Utah,US,2020-03-17T20:53:02,51.0,0.0,0.0</text:p>
      <text:p text:style-name="Preformatted_20_Text">6571,03/18/2020,,Costa Rica,2020-03-18T03:33:03,50.0,0.0,0.0</text:p>
      <text:p text:style-name="Preformatted_20_Text">6572,03/18/2020,,Uruguay,2020-03-18T11:33:04,50.0,0.0,0.0</text:p>
      <text:p text:style-name="Preformatted_20_Text">6573,03/18/2020,,Cyprus,2020-03-18T03:13:19,49.0,0.0,0.0</text:p>
      <text:p text:style-name="Preformatted_20_Text">6574,03/18/2020,,Morocco,2020-03-18T11:33:04,49.0,2.0,1.0</text:p>
      <text:p text:style-name="Preformatted_20_Text">6575,03/18/2020,Diamond Princess cruise ship,US,2020-03-16T16:53:06,47.0,0.0,0.0</text:p>
      <text:p text:style-name="Preformatted_20_Text">6576,03/18/2020,South Carolina,US,2020-03-17T23:13:10,47.0,1.0,0.0</text:p>
      <text:p text:style-name="Preformatted_20_Text">6577,03/18/2020,Alabama,US,2020-03-18T19:33:03,46.0,0.0,0.0</text:p>
      <text:p text:style-name="Preformatted_20_Text">6578,03/18/2020,Maine,US,2020-03-18T19:33:03,42.0,0.0,0.0</text:p>
      <text:p text:style-name="Preformatted_20_Text">6579,03/18/2020,,Andorra,2020-03-17T20:53:02,39.0,0.0,1.0</text:p>
      <text:p text:style-name="Preformatted_20_Text">6580,03/18/2020,,Oman,2020-03-18T19:33:02,39.0,0.0,12.0</text:p>
      <text:p text:style-name="Preformatted_20_Text">6581,03/18/2020,Indiana,US,2020-03-18T19:33:03,39.0,2.0,0.0</text:p>
      <text:p text:style-name="Preformatted_20_Text">6582,03/18/2020,,Bosnia and Herzegovina,2020-03-18T12:13:09,38.0,0.0,2.0</text:p>
      <text:p text:style-name="Preformatted_20_Text">6583,03/18/2020,,Georgia,2020-03-18T11:33:04,38.0,0.0,1.0</text:p>
      <text:p text:style-name="Preformatted_20_Text">6584,03/18/2020,,Malta,2020-03-17T15:53:12,38.0,0.0,2.0</text:p>
      <text:p text:style-name="Preformatted_20_Text">6585,03/18/2020,South Australia,Australia,2020-03-18T11:53:04,37.0,0.0,3.0</text:p>
      <text:p text:style-name="Preformatted_20_Text">6586,03/18/2020,,Venezuela,2020-03-18T11:33:04,36.0,0.0,0.0</text:p>
      <text:p text:style-name="Preformatted_20_Text">6587,03/18/2020,Western Australia,Australia,2020-03-18T12:13:10,35.0,1.0,0.0</text:p>
      <text:p text:style-name="Preformatted_20_Text">6588,03/18/2020,,Cambodia,2020-03-18T11:33:04,35.0,0.0,1.0</text:p>
      <text:p text:style-name="Preformatted_20_Text">6589,03/18/2020,,Kazakhstan,2020-03-18T11:33:04,35.0,0.0,0.0</text:p>
      <text:p text:style-name="Preformatted_20_Text">6590,03/18/2020,,North Macedonia,2020-03-18T12:33:03,35.0,0.0,1.0</text:p>
      <text:p text:style-name="Preformatted_20_Text">6591,03/18/2020,Mississippi,US,2020-03-18T19:33:03,34.0,0.0,0.0</text:p>
      <text:p text:style-name="Preformatted_20_Text">6592,03/18/2020,Arkansas,US,2020-03-18T19:33:03,33.0,0.0,0.0</text:p>
      <text:p text:style-name="Preformatted_20_Text">6593,03/18/2020,Rhode Island,US,2020-03-18T19:33:03,33.0,0.0,0.0</text:p>
      <text:p text:style-name="Preformatted_20_Text">6594,03/18/2020,,Senegal,2020-03-18T11:33:04,31.0,0.0,2.0</text:p>
      <text:p text:style-name="Preformatted_20_Text">6595,03/18/2020,District of Columbia,US,2020-03-18T05:53:25,31.0,0.0,0.0</text:p>
      <text:p text:style-name="Preformatted_20_Text"><text:soft-page-break/>6596,03/18/2020,,Moldova,2020-03-18T11:33:04,30.0,1.0,1.0</text:p>
      <text:p text:style-name="Preformatted_20_Text">6597,03/18/2020,,Tunisia,2020-03-18T12:33:03,29.0,0.0,0.0</text:p>
      <text:p text:style-name="Preformatted_20_Text">6598,03/18/2020,Iowa,US,2020-03-18T05:53:25,29.0,0.0,0.0</text:p>
      <text:p text:style-name="Preformatted_20_Text">6599,03/18/2020,,Azerbaijan,2020-03-17T11:53:10,28.0,1.0,6.0</text:p>
      <text:p text:style-name="Preformatted_20_Text">6600,03/18/2020,,Liechtenstein,2020-03-18T19:14:33,28.0,0.0,0.0</text:p>
      <text:p text:style-name="Preformatted_20_Text">6601,03/18/2020,,Guadeloupe,2020-03-18T10:13:16,27.0,0.0,0.0</text:p>
      <text:p text:style-name="Preformatted_20_Text">6602,03/18/2020,,Lithuania,2020-03-18T11:33:04,27.0,0.0,1.0</text:p>
      <text:p text:style-name="Preformatted_20_Text">6603,03/18/2020,Arizona,US,2020-03-18T19:33:03,27.0,0.0,0.0</text:p>
      <text:p text:style-name="Preformatted_20_Text">6604,03/18/2020,Kentucky,US,2020-03-18T14:13:56,27.0,1.0,0.0</text:p>
      <text:p text:style-name="Preformatted_20_Text">6605,03/18/2020,New Hampshire,US,2020-03-17T23:13:10,26.0,0.0,0.0</text:p>
      <text:p text:style-name="Preformatted_20_Text">6606,03/18/2020,Nebraska,US,2020-03-18T13:53:03,24.0,0.0,0.0</text:p>
      <text:p text:style-name="Preformatted_20_Text">6607,03/18/2020,New Mexico,US,2020-03-17T23:13:10,23.0,0.0,0.0</text:p>
      <text:p text:style-name="Preformatted_20_Text">6608,03/18/2020,,Afghanistan,2020-03-17T11:53:10,22.0,0.0,1.0</text:p>
      <text:p text:style-name="Preformatted_20_Text">6609,03/18/2020,,Dominican Republic,2020-03-17T08:13:22,21.0,1.0,0.0</text:p>
      <text:p text:style-name="Preformatted_20_Text">6610,03/18/2020,Grand Princess,US,2020-03-17T20:53:02,21.0,0.0,0.0</text:p>
      <text:p text:style-name="Preformatted_20_Text">6611,03/18/2020,,Burkina Faso,2020-03-18T12:33:03,20.0,1.0,0.0</text:p>
      <text:p text:style-name="Preformatted_20_Text">6612,03/18/2020,,New Zealand,2020-03-18T02:53:03,20.0,0.0,0.0</text:p>
      <text:p text:style-name="Preformatted_20_Text">6613,03/18/2020,,Martinique,2020-03-18T10:13:16,19.0,1.0,0.0</text:p>
      <text:p text:style-name="Preformatted_20_Text">6614,03/18/2020,Delaware,US,2020-03-18T19:33:03,19.0,0.0,0.0</text:p>
      <text:p text:style-name="Preformatted_20_Text">6615,03/18/2020,Oklahoma,US,2020-03-17T17:53:03,19.0,0.0,0.0</text:p>
      <text:p text:style-name="Preformatted_20_Text">6616,03/18/2020,Qinghai,Mainland China,2020-03-11T02:18:14,18.0,0.0,18.0</text:p>
      <text:p text:style-name="Preformatted_20_Text">6617,03/18/2020,Kansas,US,2020-03-17T23:13:10,18.0,1.0,0.0</text:p>
      <text:p text:style-name="Preformatted_20_Text">6618,03/18/2020,Missouri,US,2020-03-18T19:33:03,18.0,0.0,0.0</text:p>
      <text:p text:style-name="Preformatted_20_Text">6619,03/18/2020,Vermont,US,2020-03-18T19:33:03,18.0,0.0,0.0</text:p>
      <text:p text:style-name="Preformatted_20_Text">6620,03/18/2020,Manitoba,Canada,2020-03-18T03:33:03,15.0,0.0,0.0</text:p>
      <text:p text:style-name="Preformatted_20_Text">6621,03/18/2020,Macau,Macau,2020-03-18T10:33:04,15.0,0.0,10.0</text:p>
      <text:p text:style-name="Preformatted_20_Text">6622,03/18/2020,Wyoming,US,2020-03-18T13:53:03,15.0,0.0,0.0</text:p>
      <text:p text:style-name="Preformatted_20_Text">6623,03/18/2020,,Uzbekistan,2020-03-18T12:13:09,15.0,0.0,0.0</text:p>
      <text:p text:style-name="Preformatted_20_Text">6624,03/18/2020,,Bangladesh,2020-03-18T11:33:04,14.0,1.0,3.0</text:p>
      <text:p text:style-name="Preformatted_20_Text">6625,03/18/2020,Hawaii,US,2020-03-18T05:53:25,14.0,0.0,0.0</text:p>
      <text:p text:style-name="Preformatted_20_Text">6626,03/18/2020,,Ukraine,2020-03-17T19:33:02,14.0,2.0,0.0</text:p>
      <text:p text:style-name="Preformatted_20_Text">6627,03/18/2020,,Jamaica,2020-03-18T11:53:04,13.0,0.0,2.0</text:p>
      <text:p text:style-name="Preformatted_20_Text">6628,03/18/2020,,Maldives,2020-03-15T18:20:18,13.0,0.0,0.0</text:p>
      <text:p text:style-name="Preformatted_20_Text">6629,03/18/2020,,Bolivia,2020-03-18T11:53:04,12.0,0.0,0.0</text:p>
      <text:p text:style-name="Preformatted_20_Text">6630,03/18/2020,Nova Scotia,Canada,2020-03-18T17:53:03,12.0,0.0,0.0</text:p>
      <text:p text:style-name="Preformatted_20_Text">6631,03/18/2020,,Reunion,2020-03-18T11:53:04,12.0,0.0,0.0</text:p>
      <text:p text:style-name="Preformatted_20_Text">6632,03/18/2020,New Brunswick,Canada,2020-03-18T18:33:03,11.0,0.0,0.0</text:p>
      <text:p text:style-name="Preformatted_20_Text">6633,03/18/2020,,French Guiana,2020-03-16T14:38:46,11.0,0.0,0.0</text:p>
      <text:p text:style-name="Preformatted_20_Text">6634,03/18/2020,,Paraguay,2020-03-18T11:53:04,11.0,0.0,0.0</text:p>
      <text:p text:style-name="Preformatted_20_Text">6635,03/18/2020,Montana,US,2020-03-18T19:33:03,11.0,0.0,0.0</text:p>
      <text:p text:style-name="Preformatted_20_Text">6636,03/18/2020,South Dakota,US,2020-03-17T23:33:02,11.0,1.0,0.0</text:p>
      <text:p text:style-name="Preformatted_20_Text">6637,03/18/2020,Tasmania,Australia,2020-03-18T11:53:04,10.0,0.0,0.0</text:p>
      <text:p text:style-name="Preformatted_20_Text">6638,03/18/2020,,Cameroon,2020-03-17T15:53:13,10.0,0.0,0.0</text:p>
      <text:p text:style-name="Preformatted_20_Text">6639,03/18/2020,Grand Princess,Canada,2020-03-18T11:53:04,9.0,0.0,0.0</text:p>
      <text:p text:style-name="Preformatted_20_Text">6640,03/18/2020,,Honduras,2020-03-18T11:53:04,9.0,0.0,0.0</text:p>
      <text:p text:style-name="Preformatted_20_Text">6641,03/18/2020,Idaho,US,2020-03-18T05:53:25,9.0,0.0,0.0</text:p>
      <text:p text:style-name="Preformatted_20_Text">6642,03/18/2020,Saskatchewan,Canada,2020-03-18T11:53:04,8.0,0.0,0.0</text:p>
      <text:p text:style-name="Preformatted_20_Text">6643,03/18/2020,,Nigeria,2020-03-18T12:33:03,8.0,0.0,1.0</text:p>
      <text:p text:style-name="Preformatted_20_Text">6644,03/18/2020,,Rwanda,2020-03-18T11:33:04,8.0,0.0,0.0</text:p>
      <text:p text:style-name="Preformatted_20_Text">6645,03/18/2020,Gibraltar,UK,2020-03-18T14:13:42,8.0,0.0,2.0</text:p>
      <text:p text:style-name="Preformatted_20_Text">6646,03/18/2020,,Cuba,2020-03-18T16:59:35,7.0,1.0,0.0</text:p>
      <text:p text:style-name="Preformatted_20_Text">6647,03/18/2020,,Ghana,2020-03-17T19:33:02,7.0,0.0,0.0</text:p>
      <text:p text:style-name="Preformatted_20_Text">6648,03/18/2020,,Guyana,2020-03-17T10:53:03,7.0,1.0,0.0</text:p>
      <text:p text:style-name="Preformatted_20_Text">6649,03/18/2020,,Monaco,2020-03-16T14:38:45,7.0,0.0,0.0</text:p>
      <text:p text:style-name="Preformatted_20_Text">6650,03/18/2020,,Trinidad and Tobago,2020-03-18T11:53:04,7.0,0.0,0.0</text:p>
      <text:p text:style-name="Preformatted_20_Text">6651,03/18/2020,,Ivory Coast,2020-03-18T11:33:04,6.0,0.0,1.0</text:p>
      <text:p text:style-name="Preformatted_20_Text">6652,03/18/2020,,Ethiopia,2020-03-18T11:33:04,6.0,0.0,0.0</text:p>
      <text:p text:style-name="Preformatted_20_Text">6653,03/18/2020,,Guatemala,2020-03-17T12:13:16,6.0,1.0,0.0</text:p>
      <text:p text:style-name="Preformatted_20_Text">6654,03/18/2020,,Mongolia,2020-03-18T11:53:04,6.0,0.0,0.0</text:p>
      <text:p text:style-name="Preformatted_20_Text">6655,03/18/2020,Alaska,US,2020-03-18T05:53:25,6.0,0.0,0.0</text:p>
      <text:p text:style-name="Preformatted_20_Text">6656,03/18/2020,North Dakota,US,2020-03-18T19:33:03,6.0,0.0,0.0</text:p>
      <text:p text:style-name="Preformatted_20_Text">6657,03/18/2020,Channel Islands,UK,2020-03-16T14:38:45,6.0,0.0,0.0</text:p>
      <text:p text:style-name="Preformatted_20_Text">6658,03/18/2020,Guam,US,2020-03-18T05:53:25,5.0,0.0,0.0</text:p>
      <text:p text:style-name="Preformatted_20_Text">6659,03/18/2020,Puerto Rico,US,2020-03-16T00:22:11,5.0,0.0,0.0</text:p>
      <text:p text:style-name="Preformatted_20_Text"><text:soft-page-break/>6660,03/18/2020,,Aruba,2020-03-18T11:53:04,4.0,0.0,0.0</text:p>
      <text:p text:style-name="Preformatted_20_Text">6661,03/18/2020,,Congo (Kinshasa),2020-03-18T11:33:04,4.0,0.0,0.0</text:p>
      <text:p text:style-name="Preformatted_20_Text">6662,03/18/2020,,Equatorial Guinea,2020-03-18T14:33:15,4.0,0.0,0.0</text:p>
      <text:p text:style-name="Preformatted_20_Text">6663,03/18/2020,,Seychelles,2020-03-17T12:33:06,4.0,0.0,0.0</text:p>
      <text:p text:style-name="Preformatted_20_Text">6664,03/18/2020,Australian Capital Territory,Australia,2020-03-18T11:53:04,3.0,0.0,0.0</text:p>
      <text:p text:style-name="Preformatted_20_Text">6665,03/18/2020,Newfoundland and Labrador,Canada,2020-03-17T17:53:03,3.0,0.0,0.0</text:p>
      <text:p text:style-name="Preformatted_20_Text">6666,03/18/2020,French Polynesia,France,2020-03-15T18:20:19,3.0,0.0,0.0</text:p>
      <text:p text:style-name="Preformatted_20_Text">6667,03/18/2020,Saint Barthelemy,France,2020-03-16T14:38:45,3.0,0.0,0.0</text:p>
      <text:p text:style-name="Preformatted_20_Text">6668,03/18/2020,St Martin,France,2020-03-18T10:13:16,3.0,0.0,0.0</text:p>
      <text:p text:style-name="Preformatted_20_Text">6669,03/18/2020,,Kenya,2020-03-16T00:22:11,3.0,0.0,0.0</text:p>
      <text:p text:style-name="Preformatted_20_Text">6670,03/18/2020,,Kyrgyzstan,2020-03-18T11:53:04,3.0,0.0,0.0</text:p>
      <text:p text:style-name="Preformatted_20_Text">6671,03/18/2020,,Mauritius,2020-03-18T19:53:03,3.0,0.0,0.0</text:p>
      <text:p text:style-name="Preformatted_20_Text">6672,03/18/2020,,Mayotte,2020-03-18T02:53:03,3.0,0.0,0.0</text:p>
      <text:p text:style-name="Preformatted_20_Text">6673,03/18/2020,Curacao,Netherlands,2020-03-17T12:33:07,3.0,0.0,0.0</text:p>
      <text:p text:style-name="Preformatted_20_Text">6674,03/18/2020,,Tanzania,2020-03-18T11:33:04,3.0,0.0,0.0</text:p>
      <text:p text:style-name="Preformatted_20_Text">6675,03/18/2020,,Barbados,2020-03-18T06:33:07,2.0,0.0,0.0</text:p>
      <text:p text:style-name="Preformatted_20_Text">6676,03/18/2020,,Benin,2020-03-18T14:13:56,2.0,0.0,0.0</text:p>
      <text:p text:style-name="Preformatted_20_Text">6677,03/18/2020,,Kosovo,2020-03-15T18:20:19,2.0,0.0,0.0</text:p>
      <text:p text:style-name="Preformatted_20_Text">6678,03/18/2020,,Liberia,2020-03-18T03:13:22,2.0,0.0,0.0</text:p>
      <text:p text:style-name="Preformatted_20_Text">6679,03/18/2020,,Namibia,2020-03-14T16:33:03,2.0,0.0,0.0</text:p>
      <text:p text:style-name="Preformatted_20_Text">6680,03/18/2020,Aruba,Netherlands,2020-03-18T00:53:02,2.0,0.0,0.0</text:p>
      <text:p text:style-name="Preformatted_20_Text">6681,03/18/2020,,Saint Lucia,2020-03-17T04:32:19,2.0,0.0,0.0</text:p>
      <text:p text:style-name="Preformatted_20_Text">6682,03/18/2020,,Sudan,2020-03-18T12:13:09,2.0,1.0,0.0</text:p>
      <text:p text:style-name="Preformatted_20_Text">6683,03/18/2020,United States Virgin Islands,US,2020-03-18T00:13:13,2.0,0.0,0.0</text:p>
      <text:p text:style-name="Preformatted_20_Text">6684,03/18/2020,Virgin Islands,US,2020-03-17T20:53:02,2.0,0.0,0.0</text:p>
      <text:p text:style-name="Preformatted_20_Text">6685,03/18/2020,,Zambia,2020-03-18T14:33:15,2.0,0.0,0.0</text:p>
      <text:p text:style-name="Preformatted_20_Text">6686,03/18/2020,,Antigua and Barbuda,2020-03-15T18:20:19,1.0,0.0,0.0</text:p>
      <text:p text:style-name="Preformatted_20_Text">6687,03/18/2020,Northern Territory,Australia,2020-03-14T01:53:03,1.0,0.0,0.0</text:p>
      <text:p text:style-name="Preformatted_20_Text">6688,03/18/2020,,Bhutan,2020-03-13T22:22:02,1.0,0.0,0.0</text:p>
      <text:p text:style-name="Preformatted_20_Text">6689,03/18/2020,Prince Edward Island,Canada,2020-03-15T02:13:21,1.0,0.0,0.0</text:p>
      <text:p text:style-name="Preformatted_20_Text">6690,03/18/2020,,Central African Republic,2020-03-16T03:33:03,1.0,0.0,0.0</text:p>
      <text:p text:style-name="Preformatted_20_Text">6691,03/18/2020,Tibet,Mainland China,2020-03-11T02:18:14,1.0,0.0,1.0</text:p>
      <text:p text:style-name="Preformatted_20_Text">6692,03/18/2020,,Congo (Brazzaville),2020-03-16T14:38:45,1.0,0.0,0.0</text:p>
      <text:p text:style-name="Preformatted_20_Text">6693,03/18/2020,,Djibouti,2020-03-18T12:33:03,1.0,0.0,0.0</text:p>
      <text:p text:style-name="Preformatted_20_Text">6694,03/18/2020,,Eswatini,2020-03-15T06:41:54,1.0,0.0,0.0</text:p>
      <text:p text:style-name="Preformatted_20_Text">6695,03/18/2020,,Gabon,2020-03-14T13:33:04,1.0,0.0,0.0</text:p>
      <text:p text:style-name="Preformatted_20_Text">6696,03/18/2020,,"Gambia, The",2020-03-18T14:13:56,1.0,0.0,0.0</text:p>
      <text:p text:style-name="Preformatted_20_Text">6697,03/18/2020,,Greenland,2020-03-16T16:53:06,1.0,0.0,0.0</text:p>
      <text:p text:style-name="Preformatted_20_Text">6698,03/18/2020,,Guinea,2020-03-15T06:41:54,1.0,0.0,0.0</text:p>
      <text:p text:style-name="Preformatted_20_Text">6699,03/18/2020,,Holy See,2020-03-13T22:22:02,1.0,0.0,0.0</text:p>
      <text:p text:style-name="Preformatted_20_Text">6700,03/18/2020,,Mauritania,2020-03-15T18:20:19,1.0,0.0,0.0</text:p>
      <text:p text:style-name="Preformatted_20_Text">6701,03/18/2020,,Montenegro,2020-03-18T19:53:03,1.0,0.0,0.0</text:p>
      <text:p text:style-name="Preformatted_20_Text">6702,03/18/2020,,Nepal,2020-03-13T22:22:03,1.0,0.0,1.0</text:p>
      <text:p text:style-name="Preformatted_20_Text">6703,03/18/2020,,Saint Vincent and the Grenadines,2020-03-14T16:33:03,1.0,0.0,0.0</text:p>
      <text:p text:style-name="Preformatted_20_Text">6704,03/18/2020,,Somalia,2020-03-18T00:53:03,1.0,0.0,0.0</text:p>
      <text:p text:style-name="Preformatted_20_Text">6705,03/18/2020,,Suriname,2020-03-14T16:33:03,1.0,0.0,0.0</text:p>
      <text:p text:style-name="Preformatted_20_Text">6706,03/18/2020,,The Bahamas,2020-03-16T03:33:03,1.0,0.0,0.0</text:p>
      <text:p text:style-name="Preformatted_20_Text">6707,03/18/2020,,Togo,2020-03-13T22:22:02,1.0,0.0,0.0</text:p>
      <text:p text:style-name="Preformatted_20_Text">6708,03/18/2020,US,US,2020-03-18T19:33:03,1.0,0.0,106.0</text:p>
      <text:p text:style-name="Preformatted_20_Text">6709,03/18/2020,West Virginia,US,2020-03-17T23:33:02,1.0,0.0,0.0</text:p>
      <text:p text:style-name="Preformatted_20_Text">6710,03/18/2020,Cayman Islands,UK,2020-03-16T14:53:04,1.0,1.0,0.0</text:p>
      <text:p text:style-name="Preformatted_20_Text">6711,03/18/2020,Montserrat,UK,2020-03-18T11:53:04,1.0,0.0,0.0</text:p>
      <text:p text:style-name="Preformatted_20_Text">6712,03/18/2020,Diamond Princess cruise ship,Australia,2020-03-14T02:33:04,0.0,0.0,0.0</text:p>
      <text:p text:style-name="Preformatted_20_Text">6713,03/18/2020,French Guiana,France,2020-03-18T14:33:15,0.0,0.0,0.0</text:p>
      <text:p text:style-name="Preformatted_20_Text">6714,03/18/2020,Guadeloupe,France,2020-03-18T14:33:15,0.0,0.0,0.0</text:p>
      <text:p text:style-name="Preformatted_20_Text">6715,03/18/2020,Mayotte,France,2020-03-18T14:33:15,0.0,0.0,0.0</text:p>
      <text:p text:style-name="Preformatted_20_Text">6716,03/18/2020,Reunion,France,2020-03-18T14:33:15,0.0,0.0,0.0</text:p>
      <text:p text:style-name="Preformatted_20_Text">6717,03/18/2020,,Guam,2020-03-18T19:14:33,0.0,0.0,0.0</text:p>
      <text:p text:style-name="Preformatted_20_Text">6718,03/18/2020,,Guernsey,2020-03-17T18:33:03,0.0,0.0,0.0</text:p>
      <text:p text:style-name="Preformatted_20_Text">6719,03/18/2020,,Jersey,2020-03-17T18:33:03,0.0,0.0,0.0</text:p>
      <text:p text:style-name="Preformatted_20_Text">6720,03/18/2020,,Puerto Rico,2020-03-17T16:13:14,0.0,0.0,0.0</text:p>
      <text:p text:style-name="Preformatted_20_Text"><text:soft-page-break/>6721,03/18/2020,,Republic of the Congo,2020-03-17T21:33:03,0.0,0.0,0.0</text:p>
      <text:p text:style-name="Preformatted_20_Text">6722,03/18/2020,,The Gambia,2020-03-18T14:13:56,0.0,0.0,0.0</text:p>
      <text:p text:style-name="Preformatted_20_Text">6723,03/19/2020,Hubei,Mainland China,2020-03-19T10:13:14,67800.0,3130.0,57682.0</text:p>
      <text:p text:style-name="Preformatted_20_Text">6724,03/19/2020,,Italy,2020-03-19T17:43:03,41035.0,3405.0,4440.0</text:p>
      <text:p text:style-name="Preformatted_20_Text">6725,03/19/2020,,Iran,2020-03-19T11:33:29,18407.0,1284.0,5710.0</text:p>
      <text:p text:style-name="Preformatted_20_Text">6726,03/19/2020,,Spain,2020-03-19T20:13:08,17963.0,830.0,1107.0</text:p>
      <text:p text:style-name="Preformatted_20_Text">6727,03/19/2020,,Germany,2020-03-19T20:13:08,15320.0,44.0,113.0</text:p>
      <text:p text:style-name="Preformatted_20_Text">6728,03/19/2020,France,France,2020-03-19T20:43:02,10871.0,243.0,12.0</text:p>
      <text:p text:style-name="Preformatted_20_Text">6729,03/19/2020,,South Korea,2020-03-19T02:13:17,8565.0,91.0,1540.0</text:p>
      <text:p text:style-name="Preformatted_20_Text">6730,03/19/2020,New York,US,2020-03-19T23:43:04,5365.0,34.0,0.0</text:p>
      <text:p text:style-name="Preformatted_20_Text">6731,03/19/2020,,Switzerland,2020-03-19T21:13:15,4075.0,41.0,15.0</text:p>
      <text:p text:style-name="Preformatted_20_Text">6732,03/19/2020,United Kingdom,UK,2020-03-19T17:13:27,2689.0,137.0,65.0</text:p>
      <text:p text:style-name="Preformatted_20_Text">6733,03/19/2020,Netherlands,Netherlands,2020-03-19T14:53:06,2460.0,76.0,2.0</text:p>
      <text:p text:style-name="Preformatted_20_Text">6734,03/19/2020,,Austria,2020-03-19T14:53:05,2013.0,6.0,9.0</text:p>
      <text:p text:style-name="Preformatted_20_Text">6735,03/19/2020,,Belgium,2020-03-19T11:13:17,1795.0,21.0,31.0</text:p>
      <text:p text:style-name="Preformatted_20_Text">6736,03/19/2020,,Norway,2020-03-19T17:13:14,1746.0,7.0,1.0</text:p>
      <text:p text:style-name="Preformatted_20_Text">6737,03/19/2020,,Sweden,2020-03-19T15:13:27,1439.0,11.0,16.0</text:p>
      <text:p text:style-name="Preformatted_20_Text">6738,03/19/2020,Guangdong,Mainland China,2020-03-19T01:13:06,1378.0,8.0,1318.0</text:p>
      <text:p text:style-name="Preformatted_20_Text">6739,03/19/2020,Washington,US,2020-03-19T23:43:04,1376.0,74.0,0.0</text:p>
      <text:p text:style-name="Preformatted_20_Text">6740,03/19/2020,Henan,Mainland China,2020-03-14T09:53:08,1273.0,22.0,1250.0</text:p>
      <text:p text:style-name="Preformatted_20_Text">6741,03/19/2020,Zhejiang,Mainland China,2020-03-19T10:13:14,1233.0,1.0,1217.0</text:p>
      <text:p text:style-name="Preformatted_20_Text">6742,03/19/2020,Denmark,Denmark,2020-03-19T17:13:42,1151.0,6.0,1.0</text:p>
      <text:p text:style-name="Preformatted_20_Text">6743,03/19/2020,Hunan,Mainland China,2020-03-14T08:33:03,1018.0,4.0,1014.0</text:p>
      <text:p text:style-name="Preformatted_20_Text">6744,03/19/2020,Anhui,Mainland China,2020-03-11T02:18:14,990.0,6.0,984.0</text:p>
      <text:p text:style-name="Preformatted_20_Text">6745,03/19/2020,California,US,2020-03-19T21:13:40,952.0,18.0,0.0</text:p>
      <text:p text:style-name="Preformatted_20_Text">6746,03/19/2020,Jiangxi,Mainland China,2020-03-12T02:13:04,935.0,1.0,934.0</text:p>
      <text:p text:style-name="Preformatted_20_Text">6747,03/19/2020,,Japan,2020-03-19T10:13:15,924.0,29.0,150.0</text:p>
      <text:p text:style-name="Preformatted_20_Text">6748,03/19/2020,,Malaysia,2020-03-19T10:13:15,900.0,2.0,75.0</text:p>
      <text:p text:style-name="Preformatted_20_Text">6749,03/19/2020,,Portugal,2020-03-19T15:13:27,785.0,3.0,3.0</text:p>
      <text:p text:style-name="Preformatted_20_Text">6750,03/19/2020,Shandong,Mainland China,2020-03-19T01:02:56,761.0,7.0,747.0</text:p>
      <text:p text:style-name="Preformatted_20_Text">6751,03/19/2020,New Jersey,US,2020-03-19T23:43:04,742.0,9.0,0.0</text:p>
      <text:p text:style-name="Preformatted_20_Text">6752,03/19/2020,Diamond Princess cruise ship,Others,2020-03-18T10:33:04,712.0,7.0,325.0</text:p>
      <text:p text:style-name="Preformatted_20_Text">6753,03/19/2020,,Czech Republic,2020-03-19T18:13:20,694.0,0.0,3.0</text:p>
      <text:p text:style-name="Preformatted_20_Text">6754,03/19/2020,,Israel,2020-03-19T20:43:02,677.0,0.0,11.0</text:p>
      <text:p text:style-name="Preformatted_20_Text">6755,03/19/2020,Jiangsu,Mainland China,2020-03-15T01:53:02,631.0,0.0,631.0</text:p>
      <text:p text:style-name="Preformatted_20_Text">6756,03/19/2020,,Brazil,2020-03-19T20:43:02,621.0,6.0,2.0</text:p>
      <text:p text:style-name="Preformatted_20_Text">6757,03/19/2020,Chongqing,Mainland China,2020-03-15T03:53:04,576.0,6.0,570.0</text:p>
      <text:p text:style-name="Preformatted_20_Text">6758,03/19/2020,,Ireland,2020-03-19T18:43:03,557.0,3.0,5.0</text:p>
      <text:p text:style-name="Preformatted_20_Text">6759,03/19/2020,Sichuan,Mainland China,2020-03-19T10:13:14,540.0,3.0,536.0</text:p>
      <text:p text:style-name="Preformatted_20_Text">6760,03/19/2020,Heilongjiang,Mainland China,2020-03-19T01:02:56,483.0,13.0,460.0</text:p>
      <text:p text:style-name="Preformatted_20_Text">6761,03/19/2020,Beijing,Mainland China,2020-03-19T05:13:10,480.0,8.0,380.0</text:p>
      <text:p text:style-name="Preformatted_20_Text">6762,03/19/2020,,Qatar,2020-03-19T20:13:08,460.0,0.0,4.0</text:p>
      <text:p text:style-name="Preformatted_20_Text">6763,03/19/2020,,Pakistan,2020-03-19T20:13:08,454.0,2.0,13.0</text:p>
      <text:p text:style-name="Preformatted_20_Text">6764,03/19/2020,Illinois,US,2020-03-19T21:13:40,422.0,4.0,0.0</text:p>
      <text:p text:style-name="Preformatted_20_Text">6765,03/19/2020,,Greece,2020-03-19T11:13:18,418.0,6.0,8.0</text:p>
      <text:p text:style-name="Preformatted_20_Text">6766,03/19/2020,Florida,US,2020-03-19T23:43:04,417.0,9.0,0.0</text:p>
      <text:p text:style-name="Preformatted_20_Text">6767,03/19/2020,,Finland,2020-03-19T16:13:36,400.0,0.0,10.0</text:p>
      <text:p text:style-name="Preformatted_20_Text">6768,03/19/2020,Louisiana,US,2020-03-19T23:43:04,392.0,10.0,0.0</text:p>
      <text:p text:style-name="Preformatted_20_Text">6769,03/19/2020,Shanghai,Mainland China,2020-03-19T01:02:56,363.0,3.0,326.0</text:p>
      <text:p text:style-name="Preformatted_20_Text">6770,03/19/2020,,Poland,2020-03-19T20:13:28,355.0,5.0,1.0</text:p>
      <text:p text:style-name="Preformatted_20_Text">6771,03/19/2020,,Singapore,2020-03-19T16:13:36,345.0,0.0,114.0</text:p>
      <text:p text:style-name="Preformatted_20_Text">6772,03/19/2020,,Luxembourg,2020-03-19T11:13:18,335.0,4.0,0.0</text:p>
      <text:p text:style-name="Preformatted_20_Text">6773,03/19/2020,Michigan,US,2020-03-19T23:43:04,334.0,3.0,0.0</text:p>
      <text:p text:style-name="Preformatted_20_Text">6774,03/19/2020,,Iceland,2020-03-19T11:33:29,330.0,1.0,5.0</text:p>
      <text:p text:style-name="Preformatted_20_Text">6775,03/19/2020,Massachusetts,US,2020-03-19T21:13:35,328.0,0.0,0.0</text:p>
      <text:p text:style-name="Preformatted_20_Text">6776,03/19/2020,Hebei,Mainland China,2020-03-13T11:09:03,318.0,6.0,310.0</text:p>
      <text:p text:style-name="Preformatted_20_Text">6777,03/19/2020,,Indonesia,2020-03-19T10:13:16,311.0,25.0,11.0</text:p>
      <text:p text:style-name="Preformatted_20_Text">6778,03/19/2020,New South Wales,Australia,2020-03-19T11:13:54,307.0,5.0,4.0</text:p>
      <text:p text:style-name="Preformatted_20_Text">6779,03/19/2020,Fujian,Mainland China,2020-03-11T02:18:14,296.0,1.0,295.0</text:p>
      <text:p text:style-name="Preformatted_20_Text">6780,03/19/2020,Georgia,US,2020-03-19T21:13:35,287.0,10.0,0.0</text:p>
      <text:p text:style-name="Preformatted_20_Text">6781,03/19/2020,,Slovenia,2020-03-19T02:13:17,286.0,1.0,0.0</text:p>
      <text:p text:style-name="Preformatted_20_Text">6782,03/19/2020,,Bahrain,2020-03-19T18:13:29,278.0,1.0,100.0</text:p>
      <text:p text:style-name="Preformatted_20_Text">6783,03/19/2020,,Romania,2020-03-19T11:33:29,277.0,0.0,25.0</text:p>
      <text:p text:style-name="Preformatted_20_Text"><text:soft-page-break/>6784,03/19/2020,Colorado,US,2020-03-19T23:43:04,277.0,4.0,0.0</text:p>
      <text:p text:style-name="Preformatted_20_Text">6785,03/19/2020,,Saudi Arabia,2020-03-19T20:43:02,274.0,0.0,6.0</text:p>
      <text:p text:style-name="Preformatted_20_Text">6786,03/19/2020,,Thailand,2020-03-19T10:13:16,272.0,1.0,42.0</text:p>
      <text:p text:style-name="Preformatted_20_Text">6787,03/19/2020,,Estonia,2020-03-19T11:33:29,267.0,0.0,1.0</text:p>
      <text:p text:style-name="Preformatted_20_Text">6788,03/19/2020,Texas,US,2020-03-19T21:13:35,260.0,5.0,0.0</text:p>
      <text:p text:style-name="Preformatted_20_Text">6789,03/19/2020,Ontario,Canada,2020-03-19T16:43:04,257.0,1.0,5.0</text:p>
      <text:p text:style-name="Preformatted_20_Text">6790,03/19/2020,,Egypt,2020-03-19T20:43:02,256.0,6.0,32.0</text:p>
      <text:p text:style-name="Preformatted_20_Text">6791,03/19/2020,Guangxi,Mainland China,2020-03-18T00:33:02,253.0,2.0,250.0</text:p>
      <text:p text:style-name="Preformatted_20_Text">6792,03/19/2020,Shaanxi,Mainland China,2020-03-18T03:53:02,246.0,3.0,237.0</text:p>
      <text:p text:style-name="Preformatted_20_Text">6793,03/19/2020,,Chile,2020-03-18T13:33:12,238.0,0.0,0.0</text:p>
      <text:p text:style-name="Preformatted_20_Text">6794,03/19/2020,,Peru,2020-03-19T18:13:29,234.0,0.0,1.0</text:p>
      <text:p text:style-name="Preformatted_20_Text">6795,03/19/2020,British Columbia,Canada,2020-03-19T03:13:26,231.0,7.0,4.0</text:p>
      <text:p text:style-name="Preformatted_20_Text">6796,03/19/2020,,Philippines,2020-03-19T11:13:24,217.0,17.0,8.0</text:p>
      <text:p text:style-name="Preformatted_20_Text">6797,03/19/2020,Hong Kong,Hong Kong,2020-03-19T09:53:20,208.0,4.0,95.0</text:p>
      <text:p text:style-name="Preformatted_20_Text">6798,03/19/2020,Pennsylvania,US,2020-03-19T21:13:35,206.0,1.0,0.0</text:p>
      <text:p text:style-name="Preformatted_20_Text">6799,03/19/2020,,Ecuador,2020-03-19T17:13:14,199.0,3.0,0.0</text:p>
      <text:p text:style-name="Preformatted_20_Text">6800,03/19/2020,,Russia,2020-03-19T16:13:36,199.0,1.0,9.0</text:p>
      <text:p text:style-name="Preformatted_20_Text">6801,03/19/2020,,India,2020-03-19T20:43:02,194.0,4.0,15.0</text:p>
      <text:p text:style-name="Preformatted_20_Text">6802,03/19/2020,,Iraq,2020-03-19T20:13:34,192.0,13.0,43.0</text:p>
      <text:p text:style-name="Preformatted_20_Text">6803,03/19/2020,,Turkey,2020-03-19T16:43:03,192.0,3.0,0.0</text:p>
      <text:p text:style-name="Preformatted_20_Text">6804,03/19/2020,Yunnan,Mainland China,2020-03-16T23:53:02,176.0,2.0,172.0</text:p>
      <text:p text:style-name="Preformatted_20_Text">6805,03/19/2020,Hainan,Mainland China,2020-03-16T14:38:45,168.0,6.0,161.0</text:p>
      <text:p text:style-name="Preformatted_20_Text">6806,03/19/2020,Connecticut,US,2020-03-19T23:43:04,159.0,2.0,0.0</text:p>
      <text:p text:style-name="Preformatted_20_Text">6807,03/19/2020,Wisconsin,US,2020-03-19T23:43:04,159.0,0.0,0.0</text:p>
      <text:p text:style-name="Preformatted_20_Text">6808,03/19/2020,,Lebanon,2020-03-19T18:43:03,157.0,4.0,4.0</text:p>
      <text:p text:style-name="Preformatted_20_Text">6809,03/19/2020,Tennessee,US,2020-03-19T21:13:40,154.0,0.0,0.0</text:p>
      <text:p text:style-name="Preformatted_20_Text">6810,03/19/2020,,South Africa,2020-03-19T16:43:03,150.0,0.0,0.0</text:p>
      <text:p text:style-name="Preformatted_20_Text">6811,03/19/2020,,Kuwait,2020-03-19T10:13:23,148.0,0.0,18.0</text:p>
      <text:p text:style-name="Preformatted_20_Text">6812,03/19/2020,Guizhou,Mainland China,2020-03-18T01:53:03,146.0,2.0,144.0</text:p>
      <text:p text:style-name="Preformatted_20_Text">6813,03/19/2020,Queensland,Australia,2020-03-19T11:13:54,144.0,0.0,8.0</text:p>
      <text:p text:style-name="Preformatted_20_Text">6814,03/19/2020,,United Arab Emirates,2020-03-19T16:13:36,140.0,0.0,31.0</text:p>
      <text:p text:style-name="Preformatted_20_Text">6815,03/19/2020,Tianjin,Mainland China,2020-03-19T23:43:03,137.0,3.0,133.0</text:p>
      <text:p text:style-name="Preformatted_20_Text">6816,03/19/2020,Gansu,Mainland China,2020-03-19T14:33:08,134.0,2.0,91.0</text:p>
      <text:p text:style-name="Preformatted_20_Text">6817,03/19/2020,Shanxi,Mainland China,2020-03-13T11:09:03,133.0,0.0,133.0</text:p>
      <text:p text:style-name="Preformatted_20_Text">6818,03/19/2020,Liaoning,Mainland China,2020-03-18T02:13:06,125.0,1.0,122.0</text:p>
      <text:p text:style-name="Preformatted_20_Text">6819,03/19/2020,,Slovakia,2020-03-19T16:13:36,123.0,1.0,0.0</text:p>
      <text:p text:style-name="Preformatted_20_Text">6820,03/19/2020,North Carolina,US,2020-03-19T23:43:04,123.0,0.0,0.0</text:p>
      <text:p text:style-name="Preformatted_20_Text">6821,03/19/2020,Victoria,Australia,2020-03-18T12:13:09,121.0,0.0,8.0</text:p>
      <text:p text:style-name="Preformatted_20_Text">6822,03/19/2020,Quebec,Canada,2020-03-19T17:43:04,121.0,1.0,0.0</text:p>
      <text:p text:style-name="Preformatted_20_Text">6823,03/19/2020,Alberta,Canada,2020-03-19T03:13:26,119.0,0.0,0.0</text:p>
      <text:p text:style-name="Preformatted_20_Text">6824,03/19/2020,,San Marino,2020-03-18T02:53:03,119.0,11.0,4.0</text:p>
      <text:p text:style-name="Preformatted_20_Text">6825,03/19/2020,Ohio,US,2020-03-19T21:43:03,119.0,0.0,0.0</text:p>
      <text:p text:style-name="Preformatted_20_Text">6826,03/19/2020,,Mexico,2020-03-19T10:53:03,118.0,1.0,4.0</text:p>
      <text:p text:style-name="Preformatted_20_Text">6827,03/19/2020,,Armenia,2020-03-19T10:53:03,115.0,0.0,1.0</text:p>
      <text:p text:style-name="Preformatted_20_Text">6828,03/19/2020,,Panama,2020-03-19T02:33:08,109.0,1.0,0.0</text:p>
      <text:p text:style-name="Preformatted_20_Text">6829,03/19/2020,,Taiwan,2020-03-19T06:53:03,108.0,1.0,26.0</text:p>
      <text:p text:style-name="Preformatted_20_Text">6830,03/19/2020,Maryland,US,2020-03-19T21:43:03,107.0,1.0,0.0</text:p>
      <text:p text:style-name="Preformatted_20_Text">6831,03/19/2020,,Croatia,2020-03-19T16:43:03,105.0,1.0,5.0</text:p>
      <text:p text:style-name="Preformatted_20_Text">6832,03/19/2020,,Serbia,2020-03-19T18:13:29,103.0,0.0,1.0</text:p>
      <text:p text:style-name="Preformatted_20_Text">6833,03/19/2020,,Colombia,2020-03-19T10:53:03,102.0,0.0,1.0</text:p>
      <text:p text:style-name="Preformatted_20_Text">6834,03/19/2020,Virginia,US,2020-03-19T23:43:04,99.0,2.0,0.0</text:p>
      <text:p text:style-name="Preformatted_20_Text">6835,03/19/2020,,Argentina,2020-03-19T10:53:03,97.0,3.0,3.0</text:p>
      <text:p text:style-name="Preformatted_20_Text">6836,03/19/2020,Nevada,US,2020-03-19T21:43:03,95.0,1.0,0.0</text:p>
      <text:p text:style-name="Preformatted_20_Text">6837,03/19/2020,,Bulgaria,2020-03-19T10:53:03,94.0,3.0,0.0</text:p>
      <text:p text:style-name="Preformatted_20_Text">6838,03/19/2020,Jilin,Mainland China,2020-03-16T00:22:10,93.0,1.0,92.0</text:p>
      <text:p text:style-name="Preformatted_20_Text">6839,03/19/2020,Minnesota,US,2020-03-19T18:43:03,89.0,0.0,0.0</text:p>
      <text:p text:style-name="Preformatted_20_Text">6840,03/19/2020,Oregon,US,2020-03-19T21:43:03,88.0,3.0,0.0</text:p>
      <text:p text:style-name="Preformatted_20_Text">6841,03/19/2020,,Algeria,2020-03-19T16:13:36,87.0,9.0,32.0</text:p>
      <text:p text:style-name="Preformatted_20_Text">6842,03/19/2020,,Latvia,2020-03-19T10:53:03,86.0,0.0,1.0</text:p>
      <text:p text:style-name="Preformatted_20_Text">6843,03/19/2020,,Vietnam,2020-03-19T20:13:34,85.0,0.0,16.0</text:p>
      <text:p text:style-name="Preformatted_20_Text">6844,03/19/2020,South Carolina,US,2020-03-19T23:43:04,81.0,1.0,0.0</text:p>
      <text:p text:style-name="Preformatted_20_Text">6845,03/19/2020,Utah,US,2020-03-19T23:43:04,80.0,0.0,0.0</text:p>
      <text:p text:style-name="Preformatted_20_Text">6846,03/19/2020,,Uruguay,2020-03-19T02:13:17,79.0,0.0,0.0</text:p>
      <text:p text:style-name="Preformatted_20_Text">6847,03/19/2020,Alabama,US,2020-03-19T23:43:04,78.0,0.0,0.0</text:p>
      <text:p text:style-name="Preformatted_20_Text"><text:soft-page-break/>6848,03/19/2020,Xinjiang,Mainland China,2020-03-11T02:18:14,76.0,3.0,73.0</text:p>
      <text:p text:style-name="Preformatted_20_Text">6849,03/19/2020,,Brunei,2020-03-19T11:13:33,75.0,0.0,0.0</text:p>
      <text:p text:style-name="Preformatted_20_Text">6850,03/19/2020,Inner Mongolia,Mainland China,2020-03-19T01:03:02,75.0,1.0,74.0</text:p>
      <text:p text:style-name="Preformatted_20_Text">6851,03/19/2020,Ningxia,Mainland China,2020-03-16T14:38:45,75.0,0.0,75.0</text:p>
      <text:p text:style-name="Preformatted_20_Text">6852,03/19/2020,,Hungary,2020-03-19T10:53:03,73.0,1.0,2.0</text:p>
      <text:p text:style-name="Preformatted_20_Text">6853,03/19/2020,Faroe Islands,Denmark,2020-03-19T10:53:03,72.0,0.0,0.0</text:p>
      <text:p text:style-name="Preformatted_20_Text">6854,03/19/2020,,Costa Rica,2020-03-19T02:53:32,69.0,1.0,0.0</text:p>
      <text:p text:style-name="Preformatted_20_Text">6855,03/19/2020,,Jordan,2020-03-19T18:13:29,69.0,0.0,1.0</text:p>
      <text:p text:style-name="Preformatted_20_Text">6856,03/19/2020,,Cyprus,2020-03-19T18:13:29,67.0,0.0,0.0</text:p>
      <text:p text:style-name="Preformatted_20_Text">6857,03/19/2020,,Albania,2020-03-19T11:33:30,64.0,2.0,0.0</text:p>
      <text:p text:style-name="Preformatted_20_Text">6858,03/19/2020,,Bosnia and Herzegovina,2020-03-19T17:13:24,63.0,0.0,2.0</text:p>
      <text:p text:style-name="Preformatted_20_Text">6859,03/19/2020,,Morocco,2020-03-19T20:43:02,63.0,2.0,1.0</text:p>
      <text:p text:style-name="Preformatted_20_Text">6860,03/19/2020,Arkansas,US,2020-03-19T21:43:03,62.0,0.0,0.0</text:p>
      <text:p text:style-name="Preformatted_20_Text">6861,03/19/2020,,Sri Lanka,2020-03-19T16:13:36,60.0,0.0,3.0</text:p>
      <text:p text:style-name="Preformatted_20_Text">6862,03/19/2020,Indiana,US,2020-03-19T23:43:04,60.0,2.0,0.0</text:p>
      <text:p text:style-name="Preformatted_20_Text">6863,03/19/2020,,Andorra,2020-03-19T01:03:40,53.0,0.0,1.0</text:p>
      <text:p text:style-name="Preformatted_20_Text">6864,03/19/2020,,Malta,2020-03-19T11:33:30,53.0,0.0,2.0</text:p>
      <text:p text:style-name="Preformatted_20_Text">6865,03/19/2020,Western Australia,Australia,2020-03-19T11:13:54,52.0,1.0,0.0</text:p>
      <text:p text:style-name="Preformatted_20_Text">6866,03/19/2020,Maine,US,2020-03-19T18:43:03,52.0,0.0,0.0</text:p>
      <text:p text:style-name="Preformatted_20_Text">6867,03/19/2020,,Belarus,2020-03-18T11:33:04,51.0,0.0,5.0</text:p>
      <text:p text:style-name="Preformatted_20_Text">6868,03/19/2020,Mississippi,US,2020-03-19T23:43:04,50.0,1.0,0.0</text:p>
      <text:p text:style-name="Preformatted_20_Text">6869,03/19/2020,,Moldova,2020-03-19T16:43:03,49.0,1.0,1.0</text:p>
      <text:p text:style-name="Preformatted_20_Text">6870,03/19/2020,,North Macedonia,2020-03-19T16:43:03,48.0,0.0,1.0</text:p>
      <text:p text:style-name="Preformatted_20_Text">6871,03/19/2020,,Oman,2020-03-19T20:13:34,48.0,0.0,12.0</text:p>
      <text:p text:style-name="Preformatted_20_Text">6872,03/19/2020,Diamond Princess cruise ship,US,2020-03-16T16:53:06,47.0,0.0,0.0</text:p>
      <text:p text:style-name="Preformatted_20_Text">6873,03/19/2020,Arizona,US,2020-03-19T23:43:04,45.0,0.0,0.0</text:p>
      <text:p text:style-name="Preformatted_20_Text">6874,03/19/2020,,Azerbaijan,2020-03-19T16:13:36,44.0,1.0,6.0</text:p>
      <text:p text:style-name="Preformatted_20_Text">6875,03/19/2020,,Kazakhstan,2020-03-19T10:53:03,44.0,0.0,0.0</text:p>
      <text:p text:style-name="Preformatted_20_Text">6876,03/19/2020,Iowa,US,2020-03-19T23:43:04,44.0,0.0,0.0</text:p>
      <text:p text:style-name="Preformatted_20_Text">6877,03/19/2020,New Hampshire,US,2020-03-19T23:43:04,44.0,0.0,0.0</text:p>
      <text:p text:style-name="Preformatted_20_Text">6878,03/19/2020,Oklahoma,US,2020-03-19T23:43:04,44.0,1.0,0.0</text:p>
      <text:p text:style-name="Preformatted_20_Text">6879,03/19/2020,Rhode Island,US,2020-03-19T23:43:04,44.0,0.0,0.0</text:p>
      <text:p text:style-name="Preformatted_20_Text">6880,03/19/2020,South Australia,Australia,2020-03-19T11:13:54,42.0,0.0,3.0</text:p>
      <text:p text:style-name="Preformatted_20_Text">6881,03/19/2020,,Venezuela,2020-03-19T20:13:34,42.0,0.0,0.0</text:p>
      <text:p text:style-name="Preformatted_20_Text">6882,03/19/2020,,Georgia,2020-03-19T10:53:03,40.0,0.0,1.0</text:p>
      <text:p text:style-name="Preformatted_20_Text">6883,03/19/2020,District of Columbia,US,2020-03-19T02:33:09,40.0,0.0,0.0</text:p>
      <text:p text:style-name="Preformatted_20_Text">6884,03/19/2020,,Tunisia,2020-03-19T18:13:29,39.0,1.0,0.0</text:p>
      <text:p text:style-name="Preformatted_20_Text">6885,03/19/2020,,Cambodia,2020-03-19T10:53:03,37.0,0.0,1.0</text:p>
      <text:p text:style-name="Preformatted_20_Text">6886,03/19/2020,Kentucky,US,2020-03-19T23:43:04,37.0,2.0,0.0</text:p>
      <text:p text:style-name="Preformatted_20_Text">6887,03/19/2020,,Lithuania,2020-03-19T18:13:29,36.0,0.0,1.0</text:p>
      <text:p text:style-name="Preformatted_20_Text">6888,03/19/2020,New Mexico,US,2020-03-19T21:43:03,35.0,0.0,0.0</text:p>
      <text:p text:style-name="Preformatted_20_Text">6889,03/19/2020,,Dominican Republic,2020-03-19T02:53:32,34.0,2.0,0.0</text:p>
      <text:p text:style-name="Preformatted_20_Text">6890,03/19/2020,Kansas,US,2020-03-19T21:43:03,34.0,1.0,0.0</text:p>
      <text:p text:style-name="Preformatted_20_Text">6891,03/19/2020,,Burkina Faso,2020-03-19T11:33:30,33.0,1.0,0.0</text:p>
      <text:p text:style-name="Preformatted_20_Text">6892,03/19/2020,,Guadeloupe,2020-03-19T09:33:04,33.0,0.0,0.0</text:p>
      <text:p text:style-name="Preformatted_20_Text">6893,03/19/2020,,Senegal,2020-03-18T11:33:04,31.0,0.0,2.0</text:p>
      <text:p text:style-name="Preformatted_20_Text">6894,03/19/2020,Missouri,US,2020-03-19T23:43:04,31.0,1.0,0.0</text:p>
      <text:p text:style-name="Preformatted_20_Text">6895,03/19/2020,Delaware,US,2020-03-19T23:43:04,30.0,0.0,0.0</text:p>
      <text:p text:style-name="Preformatted_20_Text">6896,03/19/2020,Nebraska,US,2020-03-19T02:33:09,29.0,0.0,0.0</text:p>
      <text:p text:style-name="Preformatted_20_Text">6897,03/19/2020,,Liechtenstein,2020-03-18T19:14:33,28.0,0.0,0.0</text:p>
      <text:p text:style-name="Preformatted_20_Text">6898,03/19/2020,,New Zealand,2020-03-19T02:33:08,28.0,0.0,0.0</text:p>
      <text:p text:style-name="Preformatted_20_Text">6899,03/19/2020,,Martinique,2020-03-19T02:33:08,23.0,1.0,0.0</text:p>
      <text:p text:style-name="Preformatted_20_Text">6900,03/19/2020,,Uzbekistan,2020-03-19T10:53:03,23.0,0.0,0.0</text:p>
      <text:p text:style-name="Preformatted_20_Text">6901,03/19/2020,,Afghanistan,2020-03-17T11:53:10,22.0,0.0,1.0</text:p>
      <text:p text:style-name="Preformatted_20_Text">6902,03/19/2020,Grand Princess,US,2020-03-19T19:13:18,22.0,0.0,0.0</text:p>
      <text:p text:style-name="Preformatted_20_Text">6903,03/19/2020,Vermont,US,2020-03-19T21:43:03,22.0,0.0,0.0</text:p>
      <text:p text:style-name="Preformatted_20_Text">6904,03/19/2020,Qinghai,Mainland China,2020-03-11T02:18:14,18.0,0.0,18.0</text:p>
      <text:p text:style-name="Preformatted_20_Text">6905,03/19/2020,North Dakota,US,2020-03-19T23:43:04,18.0,0.0,0.0</text:p>
      <text:p text:style-name="Preformatted_20_Text">6906,03/19/2020,Wyoming,US,2020-03-19T04:33:18,18.0,0.0,0.0</text:p>
      <text:p text:style-name="Preformatted_20_Text">6907,03/19/2020,,Bangladesh,2020-03-19T10:53:03,17.0,1.0,3.0</text:p>
      <text:p text:style-name="Preformatted_20_Text">6908,03/19/2020,Manitoba,Canada,2020-03-19T03:13:26,17.0,0.0,0.0</text:p>
      <text:p text:style-name="Preformatted_20_Text">6909,03/19/2020,Macau,Macau,2020-03-19T01:02:56,17.0,0.0,10.0</text:p>
      <text:p text:style-name="Preformatted_20_Text">6910,03/19/2020,Saskatchewan,Canada,2020-03-19T01:03:51,16.0,0.0,0.0</text:p>
      <text:p text:style-name="Preformatted_20_Text">6911,03/19/2020,Hawaii,US,2020-03-19T02:33:09,16.0,0.0,0.0</text:p>
      <text:p text:style-name="Preformatted_20_Text"><text:soft-page-break/>6912,03/19/2020,,Ukraine,2020-03-19T01:03:45,16.0,2.0,0.0</text:p>
      <text:p text:style-name="Preformatted_20_Text">6913,03/19/2020,,Jamaica,2020-03-19T02:33:08,15.0,1.0,2.0</text:p>
      <text:p text:style-name="Preformatted_20_Text">6914,03/19/2020,Nova Scotia,Canada,2020-03-19T20:43:03,14.0,0.0,0.0</text:p>
      <text:p text:style-name="Preformatted_20_Text">6915,03/19/2020,,Congo (Kinshasa),2020-03-19T10:53:03,14.0,0.0,0.0</text:p>
      <text:p text:style-name="Preformatted_20_Text">6916,03/19/2020,,Reunion,2020-03-19T09:33:04,14.0,0.0,0.0</text:p>
      <text:p text:style-name="Preformatted_20_Text">6917,03/19/2020,,Cameroon,2020-03-19T02:53:32,13.0,0.0,0.0</text:p>
      <text:p text:style-name="Preformatted_20_Text">6918,03/19/2020,,Maldives,2020-03-15T18:20:18,13.0,0.0,0.0</text:p>
      <text:p text:style-name="Preformatted_20_Text">6919,03/19/2020,,Bolivia,2020-03-18T11:53:04,12.0,0.0,0.0</text:p>
      <text:p text:style-name="Preformatted_20_Text">6920,03/19/2020,,Honduras,2020-03-19T10:53:03,12.0,0.0,0.0</text:p>
      <text:p text:style-name="Preformatted_20_Text">6921,03/19/2020,Guam,US,2020-03-19T16:13:38,12.0,0.0,0.0</text:p>
      <text:p text:style-name="Preformatted_20_Text">6922,03/19/2020,New Brunswick,Canada,2020-03-18T18:33:03,11.0,0.0,0.0</text:p>
      <text:p text:style-name="Preformatted_20_Text">6923,03/19/2020,,Cuba,2020-03-19T10:53:03,11.0,1.0,0.0</text:p>
      <text:p text:style-name="Preformatted_20_Text">6924,03/19/2020,,French Guiana,2020-03-16T14:38:46,11.0,0.0,0.0</text:p>
      <text:p text:style-name="Preformatted_20_Text">6925,03/19/2020,,Ghana,2020-03-19T17:13:24,11.0,0.0,0.0</text:p>
      <text:p text:style-name="Preformatted_20_Text">6926,03/19/2020,,Paraguay,2020-03-18T11:53:04,11.0,0.0,0.0</text:p>
      <text:p text:style-name="Preformatted_20_Text">6927,03/19/2020,Idaho,US,2020-03-19T02:33:09,11.0,0.0,0.0</text:p>
      <text:p text:style-name="Preformatted_20_Text">6928,03/19/2020,Montana,US,2020-03-18T19:33:03,11.0,0.0,0.0</text:p>
      <text:p text:style-name="Preformatted_20_Text">6929,03/19/2020,South Dakota,US,2020-03-17T23:33:02,11.0,1.0,0.0</text:p>
      <text:p text:style-name="Preformatted_20_Text">6930,03/19/2020,Channel Islands,UK,2020-03-19T20:13:56,11.0,0.0,0.0</text:p>
      <text:p text:style-name="Preformatted_20_Text">6931,03/19/2020,Tasmania,Australia,2020-03-19T11:13:54,10.0,0.0,3.0</text:p>
      <text:p text:style-name="Preformatted_20_Text">6932,03/19/2020,Gibraltar,UK,2020-03-19T20:13:52,10.0,0.0,2.0</text:p>
      <text:p text:style-name="Preformatted_20_Text">6933,03/19/2020,Grand Princess,Canada,2020-03-18T11:53:04,9.0,0.0,0.0</text:p>
      <text:p text:style-name="Preformatted_20_Text">6934,03/19/2020,,Ivory Coast,2020-03-19T01:03:46,9.0,0.0,1.0</text:p>
      <text:p text:style-name="Preformatted_20_Text">6935,03/19/2020,,Guatemala,2020-03-19T17:13:24,9.0,1.0,0.0</text:p>
      <text:p text:style-name="Preformatted_20_Text">6936,03/19/2020,,Trinidad and Tobago,2020-03-19T10:53:03,9.0,0.0,0.0</text:p>
      <text:p text:style-name="Preformatted_20_Text">6937,03/19/2020,Alaska,US,2020-03-19T02:33:09,9.0,0.0,0.0</text:p>
      <text:p text:style-name="Preformatted_20_Text">6938,03/19/2020,,Nigeria,2020-03-18T12:33:03,8.0,0.0,1.0</text:p>
      <text:p text:style-name="Preformatted_20_Text">6939,03/19/2020,,Rwanda,2020-03-18T11:33:04,8.0,0.0,0.0</text:p>
      <text:p text:style-name="Preformatted_20_Text">6940,03/19/2020,,Guyana,2020-03-17T10:53:03,7.0,1.0,0.0</text:p>
      <text:p text:style-name="Preformatted_20_Text">6941,03/19/2020,,Kenya,2020-03-19T02:33:08,7.0,0.0,0.0</text:p>
      <text:p text:style-name="Preformatted_20_Text">6942,03/19/2020,,Monaco,2020-03-16T14:38:45,7.0,0.0,0.0</text:p>
      <text:p text:style-name="Preformatted_20_Text">6943,03/19/2020,,Equatorial Guinea,2020-03-19T20:43:03,6.0,0.0,0.0</text:p>
      <text:p text:style-name="Preformatted_20_Text">6944,03/19/2020,,Ethiopia,2020-03-18T11:33:04,6.0,0.0,0.0</text:p>
      <text:p text:style-name="Preformatted_20_Text">6945,03/19/2020,French Polynesia,France,2020-03-19T11:33:36,6.0,0.0,0.0</text:p>
      <text:p text:style-name="Preformatted_20_Text">6946,03/19/2020,,Mongolia,2020-03-18T11:53:04,6.0,0.0,0.0</text:p>
      <text:p text:style-name="Preformatted_20_Text">6947,03/19/2020,,Seychelles,2020-03-19T02:13:17,6.0,0.0,0.0</text:p>
      <text:p text:style-name="Preformatted_20_Text">6948,03/19/2020,,Tanzania,2020-03-19T11:33:36,6.0,0.0,0.0</text:p>
      <text:p text:style-name="Preformatted_20_Text">6949,03/19/2020,,Barbados,2020-03-19T20:43:03,5.0,0.0,0.0</text:p>
      <text:p text:style-name="Preformatted_20_Text">6950,03/19/2020,Puerto Rico,US,2020-03-16T00:22:11,5.0,0.0,0.0</text:p>
      <text:p text:style-name="Preformatted_20_Text">6951,03/19/2020,,Aruba,2020-03-18T11:53:04,4.0,0.0,0.0</text:p>
      <text:p text:style-name="Preformatted_20_Text">6952,03/19/2020,Australian Capital Territory,Australia,2020-03-19T11:13:54,4.0,0.0,0.0</text:p>
      <text:p text:style-name="Preformatted_20_Text">6953,03/19/2020,St Martin,France,2020-03-19T09:33:04,4.0,0.0,0.0</text:p>
      <text:p text:style-name="Preformatted_20_Text">6954,03/19/2020,,"Bahamas, The",2020-03-19T11:33:39,3.0,0.0,0.0</text:p>
      <text:p text:style-name="Preformatted_20_Text">6955,03/19/2020,Newfoundland and Labrador,Canada,2020-03-17T17:53:03,3.0,0.0,0.0</text:p>
      <text:p text:style-name="Preformatted_20_Text">6956,03/19/2020,,Congo (Brazzaville),2020-03-19T20:13:56,3.0,0.0,0.0</text:p>
      <text:p text:style-name="Preformatted_20_Text">6957,03/19/2020,Saint Barthelemy,France,2020-03-16T14:38:45,3.0,0.0,0.0</text:p>
      <text:p text:style-name="Preformatted_20_Text">6958,03/19/2020,,Kyrgyzstan,2020-03-18T11:53:04,3.0,0.0,0.0</text:p>
      <text:p text:style-name="Preformatted_20_Text">6959,03/19/2020,,Mauritius,2020-03-19T02:33:08,3.0,0.0,0.0</text:p>
      <text:p text:style-name="Preformatted_20_Text">6960,03/19/2020,,Mayotte,2020-03-18T02:53:03,3.0,0.0,0.0</text:p>
      <text:p text:style-name="Preformatted_20_Text">6961,03/19/2020,,Montenegro,2020-03-19T10:53:03,3.0,0.0,0.0</text:p>
      <text:p text:style-name="Preformatted_20_Text">6962,03/19/2020,,Namibia,2020-03-19T20:13:52,3.0,0.0,0.0</text:p>
      <text:p text:style-name="Preformatted_20_Text">6963,03/19/2020,Curacao,Netherlands,2020-03-19T08:53:03,3.0,1.0,0.0</text:p>
      <text:p text:style-name="Preformatted_20_Text">6964,03/19/2020,Virgin Islands,US,2020-03-19T16:13:38,3.0,0.0,0.0</text:p>
      <text:p text:style-name="Preformatted_20_Text">6965,03/19/2020,Cayman Islands,UK,2020-03-19T20:13:56,3.0,1.0,0.0</text:p>
      <text:p text:style-name="Preformatted_20_Text">6966,03/19/2020,,Benin,2020-03-18T14:13:56,2.0,0.0,0.0</text:p>
      <text:p text:style-name="Preformatted_20_Text">6967,03/19/2020,Prince Edward Island,Canada,2020-03-19T18:43:03,2.0,0.0,0.0</text:p>
      <text:p text:style-name="Preformatted_20_Text">6968,03/19/2020,Greenland,Denmark,2020-03-19T08:13:19,2.0,0.0,0.0</text:p>
      <text:p text:style-name="Preformatted_20_Text">6969,03/19/2020,New Caledonia,France,2020-03-19T02:33:09,2.0,0.0,0.0</text:p>
      <text:p text:style-name="Preformatted_20_Text">6970,03/19/2020,,Kosovo,2020-03-15T18:20:19,2.0,0.0,0.0</text:p>
      <text:p text:style-name="Preformatted_20_Text">6971,03/19/2020,,Liberia,2020-03-18T03:13:22,2.0,0.0,0.0</text:p>
      <text:p text:style-name="Preformatted_20_Text">6972,03/19/2020,,Mauritania,2020-03-19T02:33:08,2.0,0.0,0.0</text:p>
      <text:p text:style-name="Preformatted_20_Text">6973,03/19/2020,Aruba,Netherlands,2020-03-18T00:53:02,2.0,0.0,0.0</text:p>
      <text:p text:style-name="Preformatted_20_Text">6974,03/19/2020,,Saint Lucia,2020-03-17T04:32:19,2.0,0.0,0.0</text:p>
      <text:p text:style-name="Preformatted_20_Text"><text:soft-page-break/>6975,03/19/2020,,Sudan,2020-03-18T12:13:09,2.0,1.0,0.0</text:p>
      <text:p text:style-name="Preformatted_20_Text">6976,03/19/2020,United States Virgin Islands,US,2020-03-18T00:13:13,2.0,0.0,0.0</text:p>
      <text:p text:style-name="Preformatted_20_Text">6977,03/19/2020,West Virginia,US,2020-03-19T02:33:09,2.0,0.0,0.0</text:p>
      <text:p text:style-name="Preformatted_20_Text">6978,03/19/2020,Bermuda,UK,2020-03-19T02:53:33,2.0,0.0,0.0</text:p>
      <text:p text:style-name="Preformatted_20_Text">6979,03/19/2020,,Zambia,2020-03-19T01:53:06,2.0,0.0,0.0</text:p>
      <text:p text:style-name="Preformatted_20_Text">6980,03/19/2020,,Antigua and Barbuda,2020-03-15T18:20:19,1.0,0.0,0.0</text:p>
      <text:p text:style-name="Preformatted_20_Text">6981,03/19/2020,Northern Territory,Australia,2020-03-14T01:53:03,1.0,0.0,0.0</text:p>
      <text:p text:style-name="Preformatted_20_Text">6982,03/19/2020,,Bhutan,2020-03-13T22:22:02,1.0,0.0,0.0</text:p>
      <text:p text:style-name="Preformatted_20_Text">6983,03/19/2020,,Central African Republic,2020-03-16T03:33:03,1.0,0.0,0.0</text:p>
      <text:p text:style-name="Preformatted_20_Text">6984,03/19/2020,,Chad,2020-03-19T16:43:03,1.0,0.0,0.0</text:p>
      <text:p text:style-name="Preformatted_20_Text">6985,03/19/2020,Tibet,Mainland China,2020-03-11T02:18:14,1.0,0.0,1.0</text:p>
      <text:p text:style-name="Preformatted_20_Text">6986,03/19/2020,,Djibouti,2020-03-19T14:53:06,1.0,0.0,0.0</text:p>
      <text:p text:style-name="Preformatted_20_Text">6987,03/19/2020,,El Salvador,2020-03-19T14:53:06,1.0,0.0,0.0</text:p>
      <text:p text:style-name="Preformatted_20_Text">6988,03/19/2020,,Eswatini,2020-03-15T06:41:54,1.0,0.0,0.0</text:p>
      <text:p text:style-name="Preformatted_20_Text">6989,03/19/2020,,Fiji,2020-03-19T14:53:06,1.0,0.0,0.0</text:p>
      <text:p text:style-name="Preformatted_20_Text">6990,03/19/2020,,Gabon,2020-03-14T13:33:04,1.0,0.0,0.0</text:p>
      <text:p text:style-name="Preformatted_20_Text">6991,03/19/2020,,"Gambia, The",2020-03-18T14:13:56,1.0,0.0,0.0</text:p>
      <text:p text:style-name="Preformatted_20_Text">6992,03/19/2020,,Guinea,2020-03-15T06:41:54,1.0,0.0,0.0</text:p>
      <text:p text:style-name="Preformatted_20_Text">6993,03/19/2020,,Holy See,2020-03-13T22:22:02,1.0,0.0,0.0</text:p>
      <text:p text:style-name="Preformatted_20_Text">6994,03/19/2020,,Nepal,2020-03-13T22:22:03,1.0,0.0,1.0</text:p>
      <text:p text:style-name="Preformatted_20_Text">6995,03/19/2020,,Nicaragua,2020-03-19T08:33:08,1.0,0.0,0.0</text:p>
      <text:p text:style-name="Preformatted_20_Text">6996,03/19/2020,,Saint Vincent and the Grenadines,2020-03-14T16:33:03,1.0,0.0,0.0</text:p>
      <text:p text:style-name="Preformatted_20_Text">6997,03/19/2020,,Somalia,2020-03-18T00:53:03,1.0,0.0,0.0</text:p>
      <text:p text:style-name="Preformatted_20_Text">6998,03/19/2020,,Suriname,2020-03-14T16:33:03,1.0,0.0,0.0</text:p>
      <text:p text:style-name="Preformatted_20_Text">6999,03/19/2020,,Togo,2020-03-13T22:22:02,1.0,0.0,0.0</text:p>
      <text:p text:style-name="Preformatted_20_Text">7000,03/19/2020,US,US,2020-03-19T19:13:18,1.0,0.0,108.0</text:p>
      <text:p text:style-name="Preformatted_20_Text">7001,03/19/2020,Montserrat,UK,2020-03-18T11:53:04,1.0,0.0,0.0</text:p>
      <text:p text:style-name="Preformatted_20_Text">7002,03/19/2020,Diamond Princess cruise ship,Australia,2020-03-14T02:33:04,0.0,0.0,0.0</text:p>
      <text:p text:style-name="Preformatted_20_Text">7003,03/19/2020,French Guiana,France,2020-03-18T14:33:15,0.0,0.0,0.0</text:p>
      <text:p text:style-name="Preformatted_20_Text">7004,03/19/2020,Guadeloupe,France,2020-03-18T14:33:15,0.0,0.0,0.0</text:p>
      <text:p text:style-name="Preformatted_20_Text">7005,03/19/2020,Mayotte,France,2020-03-18T14:33:15,0.0,0.0,0.0</text:p>
      <text:p text:style-name="Preformatted_20_Text">7006,03/19/2020,Reunion,France,2020-03-18T14:33:15,0.0,0.0,0.0</text:p>
      <text:p text:style-name="Preformatted_20_Text">7007,03/19/2020,,Greenland,2020-03-19T09:33:04,0.0,0.0,0.0</text:p>
      <text:p text:style-name="Preformatted_20_Text">7008,03/19/2020,,Guam,2020-03-18T19:14:33,0.0,0.0,0.0</text:p>
      <text:p text:style-name="Preformatted_20_Text">7009,03/19/2020,,Guernsey,2020-03-17T18:33:03,0.0,0.0,0.0</text:p>
      <text:p text:style-name="Preformatted_20_Text">7010,03/19/2020,,Jersey,2020-03-17T18:33:03,0.0,0.0,0.0</text:p>
      <text:p text:style-name="Preformatted_20_Text">7011,03/19/2020,,Puerto Rico,2020-03-17T16:13:14,0.0,0.0,0.0</text:p>
      <text:p text:style-name="Preformatted_20_Text">7012,03/19/2020,,Republic of the Congo,2020-03-17T21:33:03,0.0,0.0,0.0</text:p>
      <text:p text:style-name="Preformatted_20_Text">7013,03/19/2020,,The Bahamas,2020-03-19T12:13:38,0.0,0.0,0.0</text:p>
      <text:p text:style-name="Preformatted_20_Text">7014,03/19/2020,,The Gambia,2020-03-18T14:13:56,0.0,0.0,0.0</text:p>
      <text:p text:style-name="Preformatted_20_Text">7015,03/20/2020,Hubei,Mainland China,2020-03-20T07:43:02,67800.0,3133.0,58382.0</text:p>
      <text:p text:style-name="Preformatted_20_Text">7016,03/20/2020,,Italy,2020-03-20T17:43:03,47021.0,4032.0,4440.0</text:p>
      <text:p text:style-name="Preformatted_20_Text">7017,03/20/2020,,Spain,2020-03-20T17:43:03,20410.0,1043.0,1588.0</text:p>
      <text:p text:style-name="Preformatted_20_Text">7018,03/20/2020,,Germany,2020-03-20T20:13:15,19848.0,67.0,180.0</text:p>
      <text:p text:style-name="Preformatted_20_Text">7019,03/20/2020,,Iran,2020-03-20T15:13:21,19644.0,1433.0,6745.0</text:p>
      <text:p text:style-name="Preformatted_20_Text">7020,03/20/2020,France,France,2020-03-20T22:43:03,12612.0,450.0,12.0</text:p>
      <text:p text:style-name="Preformatted_20_Text">7021,03/20/2020,,South Korea,2020-03-20T02:13:46,8652.0,94.0,1540.0</text:p>
      <text:p text:style-name="Preformatted_20_Text">7022,03/20/2020,New York,US,2020-03-20T22:14:43,8310.0,42.0,0.0</text:p>
      <text:p text:style-name="Preformatted_20_Text">7023,03/20/2020,,Switzerland,2020-03-20T18:13:09,5294.0,54.0,15.0</text:p>
      <text:p text:style-name="Preformatted_20_Text">7024,03/20/2020,United Kingdom,UK,2020-03-20T20:13:18,3983.0,177.0,65.0</text:p>
      <text:p text:style-name="Preformatted_20_Text">7025,03/20/2020,Netherlands,Netherlands,2020-03-20T18:13:12,2994.0,106.0,2.0</text:p>
      <text:p text:style-name="Preformatted_20_Text">7026,03/20/2020,,Austria,2020-03-20T15:43:24,2388.0,6.0,9.0</text:p>
      <text:p text:style-name="Preformatted_20_Text">7027,03/20/2020,,Belgium,2020-03-20T14:43:04,2257.0,37.0,1.0</text:p>
      <text:p text:style-name="Preformatted_20_Text">7028,03/20/2020,,Norway,2020-03-20T18:13:09,1914.0,7.0,1.0</text:p>
      <text:p text:style-name="Preformatted_20_Text">7029,03/20/2020,,Sweden,2020-03-20T15:43:24,1639.0,16.0,16.0</text:p>
      <text:p text:style-name="Preformatted_20_Text">7030,03/20/2020,Washington,US,2020-03-20T23:43:03,1524.0,83.0,0.0</text:p>
      <text:p text:style-name="Preformatted_20_Text">7031,03/20/2020,Guangdong,Mainland China,2020-03-20T09:13:30,1395.0,8.0,1323.0</text:p>
      <text:p text:style-name="Preformatted_20_Text">7032,03/20/2020,Henan,Mainland China,2020-03-14T09:53:08,1273.0,22.0,1250.0</text:p>
      <text:p text:style-name="Preformatted_20_Text">7033,03/20/2020,Denmark,Denmark,2020-03-20T18:13:12,1255.0,9.0,1.0</text:p>
      <text:p text:style-name="Preformatted_20_Text">7034,03/20/2020,Zhejiang,Mainland China,2020-03-20T02:43:09,1234.0,1.0,1219.0</text:p>
      <text:p text:style-name="Preformatted_20_Text">7035,03/20/2020,California,US,2020-03-20T23:43:03,1177.0,23.0,0.0</text:p>
      <text:p text:style-name="Preformatted_20_Text">7036,03/20/2020,,Malaysia,2020-03-20T18:13:09,1030.0,3.0,87.0</text:p>
      <text:p text:style-name="Preformatted_20_Text"><text:soft-page-break/>7037,03/20/2020,,Portugal,2020-03-20T15:43:24,1020.0,6.0,5.0</text:p>
      <text:p text:style-name="Preformatted_20_Text">7038,03/20/2020,Hunan,Mainland China,2020-03-14T08:33:03,1018.0,4.0,1014.0</text:p>
      <text:p text:style-name="Preformatted_20_Text">7039,03/20/2020,Anhui,Mainland China,2020-03-11T02:18:14,990.0,6.0,984.0</text:p>
      <text:p text:style-name="Preformatted_20_Text">7040,03/20/2020,,Japan,2020-03-20T14:13:08,963.0,33.0,191.0</text:p>
      <text:p text:style-name="Preformatted_20_Text">7041,03/20/2020,Jiangxi,Mainland China,2020-03-12T02:13:04,935.0,1.0,934.0</text:p>
      <text:p text:style-name="Preformatted_20_Text">7042,03/20/2020,New Jersey,US,2020-03-20T21:13:32,890.0,11.0,0.0</text:p>
      <text:p text:style-name="Preformatted_20_Text">7043,03/20/2020,,Czech Republic,2020-03-20T20:13:15,833.0,0.0,4.0</text:p>
      <text:p text:style-name="Preformatted_20_Text">7044,03/20/2020,,Brazil,2020-03-20T20:13:16,793.0,11.0,2.0</text:p>
      <text:p text:style-name="Preformatted_20_Text">7045,03/20/2020,Shandong,Mainland China,2020-03-20T01:13:16,762.0,7.0,748.0</text:p>
      <text:p text:style-name="Preformatted_20_Text">7046,03/20/2020,Diamond Princess cruise ship,Others,2020-03-18T10:33:04,712.0,7.0,325.0</text:p>
      <text:p text:style-name="Preformatted_20_Text">7047,03/20/2020,,Israel,2020-03-20T14:43:04,705.0,0.0,14.0</text:p>
      <text:p text:style-name="Preformatted_20_Text">7048,03/20/2020,,Ireland,2020-03-20T20:13:16,683.0,3.0,5.0</text:p>
      <text:p text:style-name="Preformatted_20_Text">7049,03/20/2020,Jiangsu,Mainland China,2020-03-15T01:53:02,631.0,0.0,631.0</text:p>
      <text:p text:style-name="Preformatted_20_Text">7050,03/20/2020,Illinois,US,2020-03-20T21:13:32,585.0,5.0,0.0</text:p>
      <text:p text:style-name="Preformatted_20_Text">7051,03/20/2020,Chongqing,Mainland China,2020-03-15T03:53:04,576.0,6.0,570.0</text:p>
      <text:p text:style-name="Preformatted_20_Text">7052,03/20/2020,Florida,US,2020-03-20T23:43:03,563.0,10.0,0.0</text:p>
      <text:p text:style-name="Preformatted_20_Text">7053,03/20/2020,Michigan,US,2020-03-20T21:13:32,552.0,3.0,0.0</text:p>
      <text:p text:style-name="Preformatted_20_Text">7054,03/20/2020,Sichuan,Mainland China,2020-03-20T01:43:03,541.0,3.0,536.0</text:p>
      <text:p text:style-name="Preformatted_20_Text">7055,03/20/2020,Louisiana,US,2020-03-20T23:43:03,538.0,14.0,0.0</text:p>
      <text:p text:style-name="Preformatted_20_Text">7056,03/20/2020,,Pakistan,2020-03-20T20:13:16,501.0,3.0,13.0</text:p>
      <text:p text:style-name="Preformatted_20_Text">7057,03/20/2020,,Greece,2020-03-20T16:13:10,495.0,6.0,19.0</text:p>
      <text:p text:style-name="Preformatted_20_Text">7058,03/20/2020,Beijing,Mainland China,2020-03-20T06:43:05,491.0,8.0,390.0</text:p>
      <text:p text:style-name="Preformatted_20_Text">7059,03/20/2020,Heilongjiang,Mainland China,2020-03-20T02:13:46,484.0,13.0,463.0</text:p>
      <text:p text:style-name="Preformatted_20_Text">7060,03/20/2020,,Luxembourg,2020-03-20T14:43:04,484.0,4.0,0.0</text:p>
      <text:p text:style-name="Preformatted_20_Text">7061,03/20/2020,,Qatar,2020-03-20T20:13:16,470.0,0.0,10.0</text:p>
      <text:p text:style-name="Preformatted_20_Text">7062,03/20/2020,,Finland,2020-03-20T15:43:24,450.0,0.0,10.0</text:p>
      <text:p text:style-name="Preformatted_20_Text">7063,03/20/2020,,Chile,2020-03-20T20:13:17,434.0,0.0,6.0</text:p>
      <text:p text:style-name="Preformatted_20_Text">7064,03/20/2020,,Poland,2020-03-20T20:13:17,425.0,5.0,1.0</text:p>
      <text:p text:style-name="Preformatted_20_Text">7065,03/20/2020,Georgia,US,2020-03-20T19:13:30,420.0,13.0,0.0</text:p>
      <text:p text:style-name="Preformatted_20_Text">7066,03/20/2020,Massachusetts,US,2020-03-20T23:43:03,413.0,1.0,0.0</text:p>
      <text:p text:style-name="Preformatted_20_Text">7067,03/20/2020,,Iceland,2020-03-20T15:13:21,409.0,0.0,5.0</text:p>
      <text:p text:style-name="Preformatted_20_Text">7068,03/20/2020,Texas,US,2020-03-20T23:43:03,394.0,5.0,0.0</text:p>
      <text:p text:style-name="Preformatted_20_Text">7069,03/20/2020,,Singapore,2020-03-20T15:43:24,385.0,0.0,124.0</text:p>
      <text:p text:style-name="Preformatted_20_Text">7070,03/20/2020,Shanghai,Mainland China,2020-03-20T00:43:02,371.0,3.0,326.0</text:p>
      <text:p text:style-name="Preformatted_20_Text">7071,03/20/2020,,Indonesia,2020-03-20T14:43:04,369.0,32.0,15.0</text:p>
      <text:p text:style-name="Preformatted_20_Text">7072,03/20/2020,,Ecuador,2020-03-20T20:43:02,367.0,5.0,0.0</text:p>
      <text:p text:style-name="Preformatted_20_Text">7073,03/20/2020,Colorado,US,2020-03-20T23:43:03,363.0,4.0,0.0</text:p>
      <text:p text:style-name="Preformatted_20_Text">7074,03/20/2020,,Turkey,2020-03-20T01:43:03,359.0,4.0,0.0</text:p>
      <text:p text:style-name="Preformatted_20_Text">7075,03/20/2020,New South Wales,Australia,2020-03-20T21:13:30,353.0,6.0,4.0</text:p>
      <text:p text:style-name="Preformatted_20_Text">7076,03/20/2020,,Saudi Arabia,2020-03-20T20:43:02,344.0,0.0,8.0</text:p>
      <text:p text:style-name="Preformatted_20_Text">7077,03/20/2020,,Slovenia,2020-03-20T15:43:24,341.0,1.0,0.0</text:p>
      <text:p text:style-name="Preformatted_20_Text">7078,03/20/2020,,Thailand,2020-03-20T14:13:08,322.0,1.0,42.0</text:p>
      <text:p text:style-name="Preformatted_20_Text">7079,03/20/2020,Hebei,Mainland China,2020-03-13T11:09:03,318.0,6.0,310.0</text:p>
      <text:p text:style-name="Preformatted_20_Text">7080,03/20/2020,Ontario,Canada,2020-03-20T16:13:25,308.0,2.0,5.0</text:p>
      <text:p text:style-name="Preformatted_20_Text">7081,03/20/2020,,Romania,2020-03-20T15:13:21,308.0,0.0,25.0</text:p>
      <text:p text:style-name="Preformatted_20_Text">7082,03/20/2020,Pennsylvania,US,2020-03-20T23:43:03,303.0,1.0,0.0</text:p>
      <text:p text:style-name="Preformatted_20_Text">7083,03/20/2020,Fujian,Mainland China,2020-03-20T02:43:09,299.0,1.0,295.0</text:p>
      <text:p text:style-name="Preformatted_20_Text">7084,03/20/2020,,Bahrain,2020-03-20T14:43:04,285.0,1.0,100.0</text:p>
      <text:p text:style-name="Preformatted_20_Text">7085,03/20/2020,,Egypt,2020-03-20T20:43:02,285.0,8.0,39.0</text:p>
      <text:p text:style-name="Preformatted_20_Text">7086,03/20/2020,,Estonia,2020-03-20T14:43:04,283.0,0.0,1.0</text:p>
      <text:p text:style-name="Preformatted_20_Text">7087,03/20/2020,British Columbia,Canada,2020-03-20T03:13:18,271.0,8.0,4.0</text:p>
      <text:p text:style-name="Preformatted_20_Text">7088,03/20/2020,Hong Kong,Hong Kong,2020-03-20T09:43:03,256.0,4.0,98.0</text:p>
      <text:p text:style-name="Preformatted_20_Text">7089,03/20/2020,Guangxi,Mainland China,2020-03-20T00:43:02,254.0,2.0,250.0</text:p>
      <text:p text:style-name="Preformatted_20_Text">7090,03/20/2020,,Russia,2020-03-20T15:43:24,253.0,1.0,9.0</text:p>
      <text:p text:style-name="Preformatted_20_Text">7091,03/20/2020,Shaanxi,Mainland China,2020-03-20T01:13:16,247.0,3.0,237.0</text:p>
      <text:p text:style-name="Preformatted_20_Text">7092,03/20/2020,,India,2020-03-20T15:13:21,244.0,5.0,20.0</text:p>
      <text:p text:style-name="Preformatted_20_Text">7093,03/20/2020,,Peru,2020-03-20T14:13:08,234.0,3.0,1.0</text:p>
      <text:p text:style-name="Preformatted_20_Text">7094,03/20/2020,Tennessee,US,2020-03-20T23:43:03,233.0,0.0,0.0</text:p>
      <text:p text:style-name="Preformatted_20_Text">7095,03/20/2020,,Philippines,2020-03-20T14:43:04,230.0,18.0,8.0</text:p>
      <text:p text:style-name="Preformatted_20_Text">7096,03/20/2020,,Iraq,2020-03-20T20:43:02,208.0,17.0,49.0</text:p>
      <text:p text:style-name="Preformatted_20_Text">7097,03/20/2020,Wisconsin,US,2020-03-20T21:13:29,207.0,3.0,0.0</text:p>
      <text:p text:style-name="Preformatted_20_Text">7098,03/20/2020,,South Africa,2020-03-20T14:43:04,202.0,0.0,0.0</text:p>
      <text:p text:style-name="Preformatted_20_Text">7099,03/20/2020,Connecticut,US,2020-03-20T21:13:29,194.0,3.0,0.0</text:p>
      <text:p text:style-name="Preformatted_20_Text"><text:soft-page-break/>7100,03/20/2020,Queensland,Australia,2020-03-20T21:13:30,184.0,0.0,8.0</text:p>
      <text:p text:style-name="Preformatted_20_Text">7101,03/20/2020,Yunnan,Mainland China,2020-03-16T23:53:02,176.0,2.0,172.0</text:p>
      <text:p text:style-name="Preformatted_20_Text">7102,03/20/2020,Ohio,US,2020-03-20T23:43:03,173.0,2.0,0.0</text:p>
      <text:p text:style-name="Preformatted_20_Text">7103,03/20/2020,North Carolina,US,2020-03-20T23:43:03,172.0,0.0,0.0</text:p>
      <text:p text:style-name="Preformatted_20_Text">7104,03/20/2020,Hainan,Mainland China,2020-03-16T14:38:45,168.0,6.0,161.0</text:p>
      <text:p text:style-name="Preformatted_20_Text">7105,03/20/2020,,Mexico,2020-03-20T14:13:08,164.0,1.0,4.0</text:p>
      <text:p text:style-name="Preformatted_20_Text">7106,03/20/2020,,Lebanon,2020-03-20T14:43:04,163.0,4.0,4.0</text:p>
      <text:p text:style-name="Preformatted_20_Text">7107,03/20/2020,,Kuwait,2020-03-20T14:43:04,159.0,0.0,18.0</text:p>
      <text:p text:style-name="Preformatted_20_Text">7108,03/20/2020,Maryland,US,2020-03-20T16:43:10,149.0,1.0,0.0</text:p>
      <text:p text:style-name="Preformatted_20_Text">7109,03/20/2020,Alberta,Canada,2020-03-20T03:13:18,146.0,1.0,0.0</text:p>
      <text:p text:style-name="Preformatted_20_Text">7110,03/20/2020,Guizhou,Mainland China,2020-03-18T01:53:03,146.0,2.0,144.0</text:p>
      <text:p text:style-name="Preformatted_20_Text">7111,03/20/2020,,San Marino,2020-03-20T01:43:03,144.0,14.0,4.0</text:p>
      <text:p text:style-name="Preformatted_20_Text">7112,03/20/2020,,United Arab Emirates,2020-03-20T23:13:09,140.0,2.0,31.0</text:p>
      <text:p text:style-name="Preformatted_20_Text">7113,03/20/2020,Quebec,Canada,2020-03-20T21:13:29,139.0,1.0,0.0</text:p>
      <text:p text:style-name="Preformatted_20_Text">7114,03/20/2020,Tianjin,Mainland China,2020-03-19T23:43:03,137.0,3.0,133.0</text:p>
      <text:p text:style-name="Preformatted_20_Text">7115,03/20/2020,,Panama,2020-03-20T02:13:50,137.0,1.0,0.0</text:p>
      <text:p text:style-name="Preformatted_20_Text">7116,03/20/2020,,Slovakia,2020-03-20T16:13:11,137.0,1.0,0.0</text:p>
      <text:p text:style-name="Preformatted_20_Text">7117,03/20/2020,,Armenia,2020-03-20T14:43:04,136.0,0.0,1.0</text:p>
      <text:p text:style-name="Preformatted_20_Text">7118,03/20/2020,,Serbia,2020-03-20T20:43:02,135.0,1.0,1.0</text:p>
      <text:p text:style-name="Preformatted_20_Text">7119,03/20/2020,,Taiwan,2020-03-20T09:43:03,135.0,2.0,26.0</text:p>
      <text:p text:style-name="Preformatted_20_Text">7120,03/20/2020,Gansu,Mainland China,2020-03-20T00:13:24,134.0,2.0,98.0</text:p>
      <text:p text:style-name="Preformatted_20_Text">7121,03/20/2020,Shanxi,Mainland China,2020-03-13T11:09:03,133.0,0.0,133.0</text:p>
      <text:p text:style-name="Preformatted_20_Text">7122,03/20/2020,,Argentina,2020-03-20T02:43:10,128.0,3.0,3.0</text:p>
      <text:p text:style-name="Preformatted_20_Text">7123,03/20/2020,,Colombia,2020-03-20T14:13:08,128.0,0.0,1.0</text:p>
      <text:p text:style-name="Preformatted_20_Text">7124,03/20/2020,,Croatia,2020-03-20T20:43:02,128.0,1.0,5.0</text:p>
      <text:p text:style-name="Preformatted_20_Text">7125,03/20/2020,,Bulgaria,2020-03-20T16:13:11,127.0,3.0,0.0</text:p>
      <text:p text:style-name="Preformatted_20_Text">7126,03/20/2020,Liaoning,Mainland China,2020-03-20T01:43:03,126.0,2.0,122.0</text:p>
      <text:p text:style-name="Preformatted_20_Text">7127,03/20/2020,South Carolina,US,2020-03-20T23:43:03,126.0,1.0,0.0</text:p>
      <text:p text:style-name="Preformatted_20_Text">7128,03/20/2020,Virginia,US,2020-03-20T23:43:03,122.0,2.0,0.0</text:p>
      <text:p text:style-name="Preformatted_20_Text">7129,03/20/2020,Victoria,Australia,2020-03-18T12:13:09,121.0,0.0,8.0</text:p>
      <text:p text:style-name="Preformatted_20_Text">7130,03/20/2020,Minnesota,US,2020-03-20T19:13:30,115.0,0.0,0.0</text:p>
      <text:p text:style-name="Preformatted_20_Text">7131,03/20/2020,Nevada,US,2020-03-20T23:43:03,114.0,1.0,0.0</text:p>
      <text:p text:style-name="Preformatted_20_Text">7132,03/20/2020,Oregon,US,2020-03-20T21:43:03,114.0,3.0,0.0</text:p>
      <text:p text:style-name="Preformatted_20_Text">7133,03/20/2020,,Latvia,2020-03-20T14:43:04,111.0,0.0,1.0</text:p>
      <text:p text:style-name="Preformatted_20_Text">7134,03/20/2020,Arkansas,US,2020-03-20T21:43:03,96.0,0.0,0.0</text:p>
      <text:p text:style-name="Preformatted_20_Text">7135,03/20/2020,,Uruguay,2020-03-20T01:43:03,94.0,0.0,0.0</text:p>
      <text:p text:style-name="Preformatted_20_Text">7136,03/20/2020,Jilin,Mainland China,2020-03-16T00:22:10,93.0,1.0,92.0</text:p>
      <text:p text:style-name="Preformatted_20_Text">7137,03/20/2020,,Vietnam,2020-03-20T20:43:02,91.0,0.0,16.0</text:p>
      <text:p text:style-name="Preformatted_20_Text">7138,03/20/2020,,Algeria,2020-03-20T15:43:24,90.0,11.0,32.0</text:p>
      <text:p text:style-name="Preformatted_20_Text">7139,03/20/2020,,Bosnia and Herzegovina,2020-03-20T20:43:02,89.0,0.0,2.0</text:p>
      <text:p text:style-name="Preformatted_20_Text">7140,03/20/2020,,Costa Rica,2020-03-20T14:13:08,89.0,1.0,0.0</text:p>
      <text:p text:style-name="Preformatted_20_Text">7141,03/20/2020,Indiana,US,2020-03-20T21:43:03,86.0,2.0,0.0</text:p>
      <text:p text:style-name="Preformatted_20_Text">7142,03/20/2020,,Hungary,2020-03-20T14:43:04,85.0,3.0,2.0</text:p>
      <text:p text:style-name="Preformatted_20_Text">7143,03/20/2020,,Jordan,2020-03-20T20:43:02,85.0,0.0,1.0</text:p>
      <text:p text:style-name="Preformatted_20_Text">7144,03/20/2020,Alabama,US,2020-03-20T21:43:03,83.0,0.0,0.0</text:p>
      <text:p text:style-name="Preformatted_20_Text">7145,03/20/2020,Faroe Islands,Denmark,2020-03-20T15:13:21,80.0,0.0,0.0</text:p>
      <text:p text:style-name="Preformatted_20_Text">7146,03/20/2020,Mississippi,US,2020-03-20T16:43:10,80.0,1.0,0.0</text:p>
      <text:p text:style-name="Preformatted_20_Text">7147,03/20/2020,,Brunei,2020-03-20T15:43:24,78.0,0.0,1.0</text:p>
      <text:p text:style-name="Preformatted_20_Text">7148,03/20/2020,Arizona,US,2020-03-20T19:13:30,78.0,0.0,0.0</text:p>
      <text:p text:style-name="Preformatted_20_Text">7149,03/20/2020,Utah,US,2020-03-20T16:13:23,78.0,0.0,0.0</text:p>
      <text:p text:style-name="Preformatted_20_Text">7150,03/20/2020,,Morocco,2020-03-20T20:43:02,77.0,3.0,1.0</text:p>
      <text:p text:style-name="Preformatted_20_Text">7151,03/20/2020,Xinjiang,Mainland China,2020-03-11T02:18:14,76.0,3.0,73.0</text:p>
      <text:p text:style-name="Preformatted_20_Text">7152,03/20/2020,,Andorra,2020-03-20T15:13:21,75.0,0.0,1.0</text:p>
      <text:p text:style-name="Preformatted_20_Text">7153,03/20/2020,Inner Mongolia,Mainland China,2020-03-19T01:03:02,75.0,1.0,74.0</text:p>
      <text:p text:style-name="Preformatted_20_Text">7154,03/20/2020,Ningxia,Mainland China,2020-03-16T14:38:45,75.0,0.0,75.0</text:p>
      <text:p text:style-name="Preformatted_20_Text">7155,03/20/2020,,Sri Lanka,2020-03-20T16:13:11,73.0,0.0,3.0</text:p>
      <text:p text:style-name="Preformatted_20_Text">7156,03/20/2020,,Dominican Republic,2020-03-20T20:43:03,72.0,2.0,0.0</text:p>
      <text:p text:style-name="Preformatted_20_Text">7157,03/20/2020,District of Columbia,US,2020-03-20T19:13:30,71.0,1.0,0.0</text:p>
      <text:p text:style-name="Preformatted_20_Text">7158,03/20/2020,,Albania,2020-03-20T15:13:21,70.0,2.0,0.0</text:p>
      <text:p text:style-name="Preformatted_20_Text">7159,03/20/2020,,Belarus,2020-03-20T14:43:04,69.0,0.0,5.0</text:p>
      <text:p text:style-name="Preformatted_20_Text">7160,03/20/2020,,Cyprus,2020-03-19T18:13:29,67.0,0.0,0.0</text:p>
      <text:p text:style-name="Preformatted_20_Text">7161,03/20/2020,,North Macedonia,2020-03-20T14:43:04,67.0,0.0,1.0</text:p>
      <text:p text:style-name="Preformatted_20_Text">7162,03/20/2020,,Moldova,2020-03-20T16:13:11,66.0,1.0,1.0</text:p>
      <text:p text:style-name="Preformatted_20_Text">7163,03/20/2020,Western Australia,Australia,2020-03-20T21:13:30,64.0,1.0,0.0</text:p>
      <text:p text:style-name="Preformatted_20_Text"><text:soft-page-break/>7164,03/20/2020,,Malta,2020-03-20T15:13:21,64.0,0.0,2.0</text:p>
      <text:p text:style-name="Preformatted_20_Text">7165,03/20/2020,Maine,US,2020-03-20T19:13:30,56.0,0.0,0.0</text:p>
      <text:p text:style-name="Preformatted_20_Text">7166,03/20/2020,,Tunisia,2020-03-20T15:13:21,54.0,1.0,0.0</text:p>
      <text:p text:style-name="Preformatted_20_Text">7167,03/20/2020,Rhode Island,US,2020-03-20T19:43:03,54.0,0.0,0.0</text:p>
      <text:p text:style-name="Preformatted_20_Text">7168,03/20/2020,Missouri,US,2020-03-20T21:43:03,53.0,2.0,0.0</text:p>
      <text:p text:style-name="Preformatted_20_Text">7169,03/20/2020,,Cambodia,2020-03-20T15:43:24,51.0,0.0,1.0</text:p>
      <text:p text:style-name="Preformatted_20_Text">7170,03/20/2020,South Australia,Australia,2020-03-20T21:13:30,50.0,0.0,3.0</text:p>
      <text:p text:style-name="Preformatted_20_Text">7171,03/20/2020,,Kazakhstan,2020-03-20T14:13:08,49.0,3.0,0.0</text:p>
      <text:p text:style-name="Preformatted_20_Text">7172,03/20/2020,,Lithuania,2020-03-20T15:43:24,49.0,0.0,1.0</text:p>
      <text:p text:style-name="Preformatted_20_Text">7173,03/20/2020,Diamond Princess cruise ship,US,2020-03-20T19:43:03,49.0,0.0,0.0</text:p>
      <text:p text:style-name="Preformatted_20_Text">7174,03/20/2020,Oklahoma,US,2020-03-20T19:43:03,49.0,1.0,0.0</text:p>
      <text:p text:style-name="Preformatted_20_Text">7175,03/20/2020,,Oman,2020-03-19T20:13:34,48.0,0.0,12.0</text:p>
      <text:p text:style-name="Preformatted_20_Text">7176,03/20/2020,Kentucky,US,2020-03-20T16:13:22,47.0,2.0,0.0</text:p>
      <text:p text:style-name="Preformatted_20_Text">7177,03/20/2020,,Guadeloupe,2020-03-20T10:13:38,45.0,0.0,0.0</text:p>
      <text:p text:style-name="Preformatted_20_Text">7178,03/20/2020,Iowa,US,2020-03-20T19:43:03,45.0,0.0,0.0</text:p>
      <text:p text:style-name="Preformatted_20_Text">7179,03/20/2020,,Azerbaijan,2020-03-19T16:13:36,44.0,1.0,6.0</text:p>
      <text:p text:style-name="Preformatted_20_Text">7180,03/20/2020,Kansas,US,2020-03-20T21:43:03,44.0,1.0,0.0</text:p>
      <text:p text:style-name="Preformatted_20_Text">7181,03/20/2020,New Hampshire,US,2020-03-19T23:43:04,44.0,0.0,0.0</text:p>
      <text:p text:style-name="Preformatted_20_Text">7182,03/20/2020,,Georgia,2020-03-20T14:43:04,43.0,0.0,1.0</text:p>
      <text:p text:style-name="Preformatted_20_Text">7183,03/20/2020,New Mexico,US,2020-03-20T21:43:03,43.0,0.0,0.0</text:p>
      <text:p text:style-name="Preformatted_20_Text">7184,03/20/2020,,Venezuela,2020-03-19T20:13:34,42.0,0.0,0.0</text:p>
      <text:p text:style-name="Preformatted_20_Text">7185,03/20/2020,,Burkina Faso,2020-03-20T15:13:21,40.0,1.0,0.0</text:p>
      <text:p text:style-name="Preformatted_20_Text">7186,03/20/2020,,New Zealand,2020-03-20T02:13:50,39.0,0.0,0.0</text:p>
      <text:p text:style-name="Preformatted_20_Text">7187,03/20/2020,,Senegal,2020-03-20T15:43:24,38.0,0.0,2.0</text:p>
      <text:p text:style-name="Preformatted_20_Text">7188,03/20/2020,Delaware,US,2020-03-20T19:43:03,38.0,0.0,0.0</text:p>
      <text:p text:style-name="Preformatted_20_Text">7189,03/20/2020,Nebraska,US,2020-03-20T21:43:03,37.0,0.0,0.0</text:p>
      <text:p text:style-name="Preformatted_20_Text">7190,03/20/2020,,Uzbekistan,2020-03-20T14:43:04,33.0,0.0,0.0</text:p>
      <text:p text:style-name="Preformatted_20_Text">7191,03/20/2020,,Martinique,2020-03-20T10:13:37,32.0,1.0,0.0</text:p>
      <text:p text:style-name="Preformatted_20_Text">7192,03/20/2020,Vermont,US,2020-03-20T21:43:03,29.0,2.0,0.0</text:p>
      <text:p text:style-name="Preformatted_20_Text">7193,03/20/2020,,Ukraine,2020-03-20T20:43:03,29.0,3.0,0.0</text:p>
      <text:p text:style-name="Preformatted_20_Text">7194,03/20/2020,,Liechtenstein,2020-03-18T19:14:33,28.0,0.0,0.0</text:p>
      <text:p text:style-name="Preformatted_20_Text">7195,03/20/2020,,Reunion,2020-03-20T02:13:59,28.0,0.0,0.0</text:p>
      <text:p text:style-name="Preformatted_20_Text">7196,03/20/2020,Hawaii,US,2020-03-20T02:43:10,26.0,0.0,0.0</text:p>
      <text:p text:style-name="Preformatted_20_Text">7197,03/20/2020,,Afghanistan,2020-03-20T14:43:04,24.0,0.0,1.0</text:p>
      <text:p text:style-name="Preformatted_20_Text">7198,03/20/2020,,Honduras,2020-03-20T14:13:08,24.0,0.0,0.0</text:p>
      <text:p text:style-name="Preformatted_20_Text">7199,03/20/2020,Grand Princess,US,2020-03-20T19:43:03,23.0,0.0,0.0</text:p>
      <text:p text:style-name="Preformatted_20_Text">7200,03/20/2020,Idaho,US,2020-03-20T02:43:10,23.0,0.0,0.0</text:p>
      <text:p text:style-name="Preformatted_20_Text">7201,03/20/2020,,Bangladesh,2020-03-20T15:13:21,20.0,1.0,3.0</text:p>
      <text:p text:style-name="Preformatted_20_Text">7202,03/20/2020,,Cameroon,2020-03-20T14:43:04,20.0,0.0,0.0</text:p>
      <text:p text:style-name="Preformatted_20_Text">7203,03/20/2020,Saskatchewan,Canada,2020-03-20T03:13:18,20.0,0.0,0.0</text:p>
      <text:p text:style-name="Preformatted_20_Text">7204,03/20/2020,North Dakota,US,2020-03-20T02:43:10,19.0,0.0,0.0</text:p>
      <text:p text:style-name="Preformatted_20_Text">7205,03/20/2020,Wyoming,US,2020-03-20T22:14:43,19.0,0.0,0.0</text:p>
      <text:p text:style-name="Preformatted_20_Text">7206,03/20/2020,Qinghai,Mainland China,2020-03-11T02:18:14,18.0,0.0,18.0</text:p>
      <text:p text:style-name="Preformatted_20_Text">7207,03/20/2020,,Congo (Kinshasa),2020-03-20T14:43:04,18.0,0.0,0.0</text:p>
      <text:p text:style-name="Preformatted_20_Text">7208,03/20/2020,Manitoba,Canada,2020-03-19T03:13:26,17.0,0.0,0.0</text:p>
      <text:p text:style-name="Preformatted_20_Text">7209,03/20/2020,Macau,Macau,2020-03-19T01:02:56,17.0,0.0,10.0</text:p>
      <text:p text:style-name="Preformatted_20_Text">7210,03/20/2020,,Rwanda,2020-03-20T20:43:03,17.0,0.0,0.0</text:p>
      <text:p text:style-name="Preformatted_20_Text">7211,03/20/2020,,Cuba,2020-03-20T02:43:10,16.0,1.0,0.0</text:p>
      <text:p text:style-name="Preformatted_20_Text">7212,03/20/2020,,Ghana,2020-03-20T15:43:24,16.0,0.0,0.0</text:p>
      <text:p text:style-name="Preformatted_20_Text">7213,03/20/2020,,Jamaica,2020-03-20T14:13:11,16.0,1.0,2.0</text:p>
      <text:p text:style-name="Preformatted_20_Text">7214,03/20/2020,,Bolivia,2020-03-20T02:43:10,15.0,0.0,0.0</text:p>
      <text:p text:style-name="Preformatted_20_Text">7215,03/20/2020,Nova Scotia,Canada,2020-03-20T21:13:29,15.0,0.0,0.0</text:p>
      <text:p text:style-name="Preformatted_20_Text">7216,03/20/2020,,French Guiana,2020-03-20T10:13:39,15.0,0.0,0.0</text:p>
      <text:p text:style-name="Preformatted_20_Text">7217,03/20/2020,Montana,US,2020-03-20T16:43:10,15.0,0.0,0.0</text:p>
      <text:p text:style-name="Preformatted_20_Text">7218,03/20/2020,,Montenegro,2020-03-20T20:43:03,14.0,0.0,0.0</text:p>
      <text:p text:style-name="Preformatted_20_Text">7219,03/20/2020,Guam,US,2020-03-20T16:43:10,14.0,0.0,0.0</text:p>
      <text:p text:style-name="Preformatted_20_Text">7220,03/20/2020,Puerto Rico,US,2020-03-20T22:13:55,14.0,0.0,0.0</text:p>
      <text:p text:style-name="Preformatted_20_Text">7221,03/20/2020,South Dakota,US,2020-03-20T02:43:10,14.0,1.0,0.0</text:p>
      <text:p text:style-name="Preformatted_20_Text">7222,03/20/2020,Channel Islands,UK,2020-03-20T20:43:03,14.0,0.0,0.0</text:p>
      <text:p text:style-name="Preformatted_20_Text">7223,03/20/2020,,Maldives,2020-03-15T18:20:18,13.0,0.0,0.0</text:p>
      <text:p text:style-name="Preformatted_20_Text">7224,03/20/2020,,Paraguay,2020-03-20T02:13:50,13.0,0.0,0.0</text:p>
      <text:p text:style-name="Preformatted_20_Text">7225,03/20/2020,,Guatemala,2020-03-20T16:13:19,12.0,1.0,0.0</text:p>
      <text:p text:style-name="Preformatted_20_Text">7226,03/20/2020,,Mauritius,2020-03-20T15:13:21,12.0,0.0,0.0</text:p>
      <text:p text:style-name="Preformatted_20_Text">7227,03/20/2020,,Nigeria,2020-03-20T02:13:50,12.0,0.0,1.0</text:p>
      <text:p text:style-name="Preformatted_20_Text"><text:soft-page-break/>7228,03/20/2020,Alaska,US,2020-03-20T16:43:10,12.0,0.0,0.0</text:p>
      <text:p text:style-name="Preformatted_20_Text">7229,03/20/2020,New Brunswick,Canada,2020-03-18T18:33:03,11.0,0.0,0.0</text:p>
      <text:p text:style-name="Preformatted_20_Text">7230,03/20/2020,French Polynesia,France,2020-03-20T10:13:37,11.0,0.0,0.0</text:p>
      <text:p text:style-name="Preformatted_20_Text">7231,03/20/2020,,Monaco,2020-03-20T14:43:04,11.0,0.0,0.0</text:p>
      <text:p text:style-name="Preformatted_20_Text">7232,03/20/2020,Tasmania,Australia,2020-03-19T11:13:54,10.0,0.0,3.0</text:p>
      <text:p text:style-name="Preformatted_20_Text">7233,03/20/2020,Grand Princess,Canada,2020-03-20T03:13:18,10.0,0.0,0.0</text:p>
      <text:p text:style-name="Preformatted_20_Text">7234,03/20/2020,Gibraltar,UK,2020-03-19T20:13:52,10.0,0.0,2.0</text:p>
      <text:p text:style-name="Preformatted_20_Text">7235,03/20/2020,,Ivory Coast,2020-03-19T01:03:46,9.0,0.0,1.0</text:p>
      <text:p text:style-name="Preformatted_20_Text">7236,03/20/2020,,Ethiopia,2020-03-20T14:13:11,9.0,0.0,0.0</text:p>
      <text:p text:style-name="Preformatted_20_Text">7237,03/20/2020,,Togo,2020-03-20T14:43:04,9.0,0.0,1.0</text:p>
      <text:p text:style-name="Preformatted_20_Text">7238,03/20/2020,,Trinidad and Tobago,2020-03-19T10:53:03,9.0,0.0,0.0</text:p>
      <text:p text:style-name="Preformatted_20_Text">7239,03/20/2020,,Guyana,2020-03-17T10:53:03,7.0,1.0,0.0</text:p>
      <text:p text:style-name="Preformatted_20_Text">7240,03/20/2020,,Kenya,2020-03-19T02:33:08,7.0,0.0,0.0</text:p>
      <text:p text:style-name="Preformatted_20_Text">7241,03/20/2020,,Seychelles,2020-03-20T15:43:24,7.0,0.0,0.0</text:p>
      <text:p text:style-name="Preformatted_20_Text">7242,03/20/2020,West Virginia,US,2020-03-20T19:43:03,7.0,0.0,0.0</text:p>
      <text:p text:style-name="Preformatted_20_Text">7243,03/20/2020,Australian Capital Territory,Australia,2020-03-20T21:13:30,6.0,0.0,0.0</text:p>
      <text:p text:style-name="Preformatted_20_Text">7244,03/20/2020,,Equatorial Guinea,2020-03-19T20:43:03,6.0,0.0,0.0</text:p>
      <text:p text:style-name="Preformatted_20_Text">7245,03/20/2020,,Kyrgyzstan,2020-03-20T14:13:36,6.0,0.0,0.0</text:p>
      <text:p text:style-name="Preformatted_20_Text">7246,03/20/2020,,Mayotte,2020-03-20T10:13:38,6.0,0.0,0.0</text:p>
      <text:p text:style-name="Preformatted_20_Text">7247,03/20/2020,,Mongolia,2020-03-18T11:53:04,6.0,0.0,0.0</text:p>
      <text:p text:style-name="Preformatted_20_Text">7248,03/20/2020,,Tanzania,2020-03-19T11:33:36,6.0,0.0,0.0</text:p>
      <text:p text:style-name="Preformatted_20_Text">7249,03/20/2020,,Barbados,2020-03-19T20:43:03,5.0,0.0,0.0</text:p>
      <text:p text:style-name="Preformatted_20_Text">7250,03/20/2020,Aruba,Netherlands,2020-03-20T02:43:10,5.0,0.0,0.0</text:p>
      <text:p text:style-name="Preformatted_20_Text">7251,03/20/2020,Newfoundland and Labrador,Canada,2020-03-20T21:13:29,4.0,0.0,0.0</text:p>
      <text:p text:style-name="Preformatted_20_Text">7252,03/20/2020,St Martin,France,2020-03-19T09:33:04,4.0,0.0,0.0</text:p>
      <text:p text:style-name="Preformatted_20_Text">7253,03/20/2020,,Suriname,2020-03-20T14:43:04,4.0,0.0,0.0</text:p>
      <text:p text:style-name="Preformatted_20_Text">7254,03/20/2020,Northern Territory,Australia,2020-03-20T21:13:29,3.0,0.0,0.0</text:p>
      <text:p text:style-name="Preformatted_20_Text">7255,03/20/2020,,"Bahamas, The",2020-03-19T11:33:39,3.0,0.0,0.0</text:p>
      <text:p text:style-name="Preformatted_20_Text">7256,03/20/2020,,Central African Republic,2020-03-20T20:43:03,3.0,0.0,0.0</text:p>
      <text:p text:style-name="Preformatted_20_Text">7257,03/20/2020,,Congo (Brazzaville),2020-03-19T20:13:56,3.0,0.0,0.0</text:p>
      <text:p text:style-name="Preformatted_20_Text">7258,03/20/2020,Saint Barthelemy,France,2020-03-16T14:38:45,3.0,0.0,0.0</text:p>
      <text:p text:style-name="Preformatted_20_Text">7259,03/20/2020,,Gabon,2020-03-20T15:13:21,3.0,1.0,0.0</text:p>
      <text:p text:style-name="Preformatted_20_Text">7260,03/20/2020,,Madagascar,2020-03-20T22:13:53,3.0,0.0,0.0</text:p>
      <text:p text:style-name="Preformatted_20_Text">7261,03/20/2020,,Namibia,2020-03-19T20:13:52,3.0,0.0,0.0</text:p>
      <text:p text:style-name="Preformatted_20_Text">7262,03/20/2020,Curacao,Netherlands,2020-03-19T08:53:03,3.0,1.0,0.0</text:p>
      <text:p text:style-name="Preformatted_20_Text">7263,03/20/2020,United States Virgin Islands,US,2020-03-20T00:43:02,3.0,0.0,0.0</text:p>
      <text:p text:style-name="Preformatted_20_Text">7264,03/20/2020,Cayman Islands,UK,2020-03-19T20:13:56,3.0,1.0,0.0</text:p>
      <text:p text:style-name="Preformatted_20_Text">7265,03/20/2020,,Benin,2020-03-18T14:13:56,2.0,0.0,0.0</text:p>
      <text:p text:style-name="Preformatted_20_Text">7266,03/20/2020,,Bhutan,2020-03-20T14:13:37,2.0,0.0,0.0</text:p>
      <text:p text:style-name="Preformatted_20_Text">7267,03/20/2020,Prince Edward Island,Canada,2020-03-19T18:43:03,2.0,0.0,0.0</text:p>
      <text:p text:style-name="Preformatted_20_Text">7268,03/20/2020,Greenland,Denmark,2020-03-19T08:13:19,2.0,0.0,0.0</text:p>
      <text:p text:style-name="Preformatted_20_Text">7269,03/20/2020,New Caledonia,France,2020-03-19T02:33:09,2.0,0.0,0.0</text:p>
      <text:p text:style-name="Preformatted_20_Text">7270,03/20/2020,,Haiti,2020-03-20T10:13:39,2.0,0.0,0.0</text:p>
      <text:p text:style-name="Preformatted_20_Text">7271,03/20/2020,,Kosovo,2020-03-15T18:20:19,2.0,0.0,0.0</text:p>
      <text:p text:style-name="Preformatted_20_Text">7272,03/20/2020,,Liberia,2020-03-18T03:13:22,2.0,0.0,0.0</text:p>
      <text:p text:style-name="Preformatted_20_Text">7273,03/20/2020,,Mauritania,2020-03-19T02:33:08,2.0,0.0,0.0</text:p>
      <text:p text:style-name="Preformatted_20_Text">7274,03/20/2020,,Saint Lucia,2020-03-17T04:32:19,2.0,0.0,0.0</text:p>
      <text:p text:style-name="Preformatted_20_Text">7275,03/20/2020,,Sudan,2020-03-18T12:13:09,2.0,1.0,0.0</text:p>
      <text:p text:style-name="Preformatted_20_Text">7276,03/20/2020,Bermuda,UK,2020-03-19T02:53:33,2.0,0.0,0.0</text:p>
      <text:p text:style-name="Preformatted_20_Text">7277,03/20/2020,,Zambia,2020-03-19T01:53:06,2.0,0.0,0.0</text:p>
      <text:p text:style-name="Preformatted_20_Text">7278,03/20/2020,,Angola,2020-03-20T10:13:38,1.0,0.0,0.0</text:p>
      <text:p text:style-name="Preformatted_20_Text">7279,03/20/2020,,Antigua and Barbuda,2020-03-15T18:20:19,1.0,0.0,0.0</text:p>
      <text:p text:style-name="Preformatted_20_Text">7280,03/20/2020,,Cabo Verde,2020-03-20T10:13:39,1.0,0.0,0.0</text:p>
      <text:p text:style-name="Preformatted_20_Text">7281,03/20/2020,,Chad,2020-03-19T16:43:03,1.0,0.0,0.0</text:p>
      <text:p text:style-name="Preformatted_20_Text">7282,03/20/2020,Tibet,Mainland China,2020-03-11T02:18:14,1.0,0.0,1.0</text:p>
      <text:p text:style-name="Preformatted_20_Text">7283,03/20/2020,,Djibouti,2020-03-19T14:53:06,1.0,0.0,0.0</text:p>
      <text:p text:style-name="Preformatted_20_Text">7284,03/20/2020,,El Salvador,2020-03-19T14:53:06,1.0,0.0,0.0</text:p>
      <text:p text:style-name="Preformatted_20_Text">7285,03/20/2020,,Eswatini,2020-03-15T06:41:54,1.0,0.0,0.0</text:p>
      <text:p text:style-name="Preformatted_20_Text">7286,03/20/2020,,Fiji,2020-03-19T14:53:06,1.0,0.0,0.0</text:p>
      <text:p text:style-name="Preformatted_20_Text">7287,03/20/2020,,"Gambia, The",2020-03-18T14:13:56,1.0,0.0,0.0</text:p>
      <text:p text:style-name="Preformatted_20_Text">7288,03/20/2020,,Guinea,2020-03-15T06:41:54,1.0,0.0,0.0</text:p>
      <text:p text:style-name="Preformatted_20_Text">7289,03/20/2020,,Holy See,2020-03-13T22:22:02,1.0,0.0,0.0</text:p>
      <text:p text:style-name="Preformatted_20_Text">7290,03/20/2020,,Nepal,2020-03-13T22:22:03,1.0,0.0,1.0</text:p>
      <text:p text:style-name="Preformatted_20_Text"><text:soft-page-break/>7291,03/20/2020,Sint Maarten,Netherlands,2020-03-20T21:13:30,1.0,0.0,0.0</text:p>
      <text:p text:style-name="Preformatted_20_Text">7292,03/20/2020,,Nicaragua,2020-03-19T08:33:08,1.0,0.0,0.0</text:p>
      <text:p text:style-name="Preformatted_20_Text">7293,03/20/2020,,Niger,2020-03-20T02:13:52,1.0,0.0,0.0</text:p>
      <text:p text:style-name="Preformatted_20_Text">7294,03/20/2020,,Papua New Guinea,2020-03-20T18:13:12,1.0,0.0,0.0</text:p>
      <text:p text:style-name="Preformatted_20_Text">7295,03/20/2020,,Saint Vincent and the Grenadines,2020-03-14T16:33:03,1.0,0.0,0.0</text:p>
      <text:p text:style-name="Preformatted_20_Text">7296,03/20/2020,,Somalia,2020-03-18T00:53:03,1.0,0.0,0.0</text:p>
      <text:p text:style-name="Preformatted_20_Text">7297,03/20/2020,US,US,2020-03-20T22:43:03,1.0,0.0,147.0</text:p>
      <text:p text:style-name="Preformatted_20_Text">7298,03/20/2020,Isle of Man,UK,2020-03-20T15:13:21,1.0,0.0,0.0</text:p>
      <text:p text:style-name="Preformatted_20_Text">7299,03/20/2020,Montserrat,UK,2020-03-18T11:53:04,1.0,0.0,0.0</text:p>
      <text:p text:style-name="Preformatted_20_Text">7300,03/20/2020,,Zimbabwe,2020-03-20T22:13:55,1.0,0.0,0.0</text:p>
      <text:p text:style-name="Preformatted_20_Text">7301,03/20/2020,Diamond Princess cruise ship,Australia,2020-03-14T02:33:04,0.0,0.0,0.0</text:p>
      <text:p text:style-name="Preformatted_20_Text">7302,03/20/2020,French Guiana,France,2020-03-18T14:33:15,0.0,0.0,0.0</text:p>
      <text:p text:style-name="Preformatted_20_Text">7303,03/20/2020,Guadeloupe,France,2020-03-18T14:33:15,0.0,0.0,0.0</text:p>
      <text:p text:style-name="Preformatted_20_Text">7304,03/20/2020,Mayotte,France,2020-03-18T14:33:15,0.0,0.0,0.0</text:p>
      <text:p text:style-name="Preformatted_20_Text">7305,03/20/2020,Reunion,France,2020-03-18T14:33:15,0.0,0.0,0.0</text:p>
      <text:p text:style-name="Preformatted_20_Text">7306,03/20/2020,,Greenland,2020-03-19T09:33:04,0.0,0.0,0.0</text:p>
      <text:p text:style-name="Preformatted_20_Text">7307,03/20/2020,,Guam,2020-03-18T19:14:33,0.0,0.0,0.0</text:p>
      <text:p text:style-name="Preformatted_20_Text">7308,03/20/2020,,Guernsey,2020-03-17T18:33:03,0.0,0.0,0.0</text:p>
      <text:p text:style-name="Preformatted_20_Text">7309,03/20/2020,,Jersey,2020-03-17T18:33:03,0.0,0.0,0.0</text:p>
      <text:p text:style-name="Preformatted_20_Text">7310,03/20/2020,,Puerto Rico,2020-03-17T16:13:14,0.0,0.0,0.0</text:p>
      <text:p text:style-name="Preformatted_20_Text">7311,03/20/2020,,Republic of the Congo,2020-03-17T21:33:03,0.0,0.0,0.0</text:p>
      <text:p text:style-name="Preformatted_20_Text">7312,03/20/2020,,The Bahamas,2020-03-19T12:13:38,0.0,0.0,0.0</text:p>
      <text:p text:style-name="Preformatted_20_Text">7313,03/20/2020,,The Gambia,2020-03-18T14:13:56,0.0,0.0,0.0</text:p>
      <text:p text:style-name="Preformatted_20_Text">7314,03/21/2020,Hubei,Mainland China,2020-03-21T10:13:08,67800.0,3139.0,58946.0</text:p>
      <text:p text:style-name="Preformatted_20_Text">7315,03/21/2020,,Italy,2020-03-21T17:43:03,53578.0,4825.0,6072.0</text:p>
      <text:p text:style-name="Preformatted_20_Text">7316,03/21/2020,,Spain,2020-03-21T13:13:30,25374.0,1375.0,2125.0</text:p>
      <text:p text:style-name="Preformatted_20_Text">7317,03/21/2020,,Germany,2020-03-21T20:43:02,22213.0,84.0,233.0</text:p>
      <text:p text:style-name="Preformatted_20_Text">7318,03/21/2020,,Iran,2020-03-21T11:13:12,20610.0,1556.0,7635.0</text:p>
      <text:p text:style-name="Preformatted_20_Text">7319,03/21/2020,France,France,2020-03-21T20:43:02,14282.0,562.0,12.0</text:p>
      <text:p text:style-name="Preformatted_20_Text">7320,03/21/2020,New York,US,2020-03-21T22:43:04,11710.0,60.0,0.0</text:p>
      <text:p text:style-name="Preformatted_20_Text">7321,03/21/2020,,South Korea,2020-03-21T11:13:12,8799.0,102.0,1540.0</text:p>
      <text:p text:style-name="Preformatted_20_Text">7322,03/21/2020,,Switzerland,2020-03-21T20:43:02,6575.0,75.0,15.0</text:p>
      <text:p text:style-name="Preformatted_20_Text">7323,03/21/2020,United Kingdom,UK,2020-03-21T20:43:03,5018.0,233.0,65.0</text:p>
      <text:p text:style-name="Preformatted_20_Text">7324,03/21/2020,Netherlands,Netherlands,2020-03-21T14:43:04,3631.0,136.0,2.0</text:p>
      <text:p text:style-name="Preformatted_20_Text">7325,03/21/2020,,Belgium,2020-03-21T11:13:12,2815.0,67.0,263.0</text:p>
      <text:p text:style-name="Preformatted_20_Text">7326,03/21/2020,,Austria,2020-03-21T14:43:03,2814.0,8.0,9.0</text:p>
      <text:p text:style-name="Preformatted_20_Text">7327,03/21/2020,,Norway,2020-03-21T17:13:07,2118.0,7.0,1.0</text:p>
      <text:p text:style-name="Preformatted_20_Text">7328,03/21/2020,Washington,US,2020-03-21T22:43:04,1793.0,94.0,0.0</text:p>
      <text:p text:style-name="Preformatted_20_Text">7329,03/21/2020,,Sweden,2020-03-21T14:43:03,1763.0,20.0,16.0</text:p>
      <text:p text:style-name="Preformatted_20_Text">7330,03/21/2020,Guangdong,Mainland China,2020-03-21T12:43:08,1400.0,8.0,1325.0</text:p>
      <text:p text:style-name="Preformatted_20_Text">7331,03/21/2020,California,US,2020-03-21T22:43:04,1364.0,24.0,0.0</text:p>
      <text:p text:style-name="Preformatted_20_Text">7332,03/21/2020,New Jersey,US,2020-03-21T19:43:03,1327.0,16.0,0.0</text:p>
      <text:p text:style-name="Preformatted_20_Text">7333,03/21/2020,Denmark,Denmark,2020-03-21T12:43:08,1326.0,13.0,1.0</text:p>
      <text:p text:style-name="Preformatted_20_Text">7334,03/21/2020,,Portugal,2020-03-21T13:13:30,1280.0,12.0,5.0</text:p>
      <text:p text:style-name="Preformatted_20_Text">7335,03/21/2020,Henan,Mainland China,2020-03-14T09:53:08,1273.0,22.0,1250.0</text:p>
      <text:p text:style-name="Preformatted_20_Text">7336,03/21/2020,Zhejiang,Mainland China,2020-03-21T03:43:03,1236.0,1.0,1219.0</text:p>
      <text:p text:style-name="Preformatted_20_Text">7337,03/21/2020,,Malaysia,2020-03-21T11:43:06,1183.0,4.0,114.0</text:p>
      <text:p text:style-name="Preformatted_20_Text">7338,03/21/2020,,Brazil,2020-03-21T17:43:03,1021.0,15.0,2.0</text:p>
      <text:p text:style-name="Preformatted_20_Text">7339,03/21/2020,Hunan,Mainland China,2020-03-14T08:33:03,1018.0,4.0,1014.0</text:p>
      <text:p text:style-name="Preformatted_20_Text">7340,03/21/2020,,Japan,2020-03-21T20:43:02,1007.0,35.0,232.0</text:p>
      <text:p text:style-name="Preformatted_20_Text">7341,03/21/2020,,Czech Republic,2020-03-21T20:43:02,995.0,0.0,6.0</text:p>
      <text:p text:style-name="Preformatted_20_Text">7342,03/21/2020,Anhui,Mainland China,2020-03-11T02:18:14,990.0,6.0,984.0</text:p>
      <text:p text:style-name="Preformatted_20_Text">7343,03/21/2020,Jiangxi,Mainland China,2020-03-12T02:13:04,935.0,1.0,934.0</text:p>
      <text:p text:style-name="Preformatted_20_Text">7344,03/21/2020,,Israel,2020-03-21T11:43:06,883.0,1.0,36.0</text:p>
      <text:p text:style-name="Preformatted_20_Text">7345,03/21/2020,Michigan,US,2020-03-21T22:43:04,788.0,5.0,0.0</text:p>
      <text:p text:style-name="Preformatted_20_Text">7346,03/21/2020,,Ireland,2020-03-21T20:43:02,785.0,3.0,5.0</text:p>
      <text:p text:style-name="Preformatted_20_Text">7347,03/21/2020,Shandong,Mainland China,2020-03-21T00:43:02,764.0,7.0,749.0</text:p>
      <text:p text:style-name="Preformatted_20_Text">7348,03/21/2020,Illinois,US,2020-03-21T23:13:18,753.0,6.0,0.0</text:p>
      <text:p text:style-name="Preformatted_20_Text">7349,03/21/2020,,Pakistan,2020-03-21T20:13:21,730.0,3.0,13.0</text:p>
      <text:p text:style-name="Preformatted_20_Text">7350,03/21/2020,Diamond Princess cruise ship,Others,2020-03-21T02:13:32,712.0,8.0,325.0</text:p>
      <text:p text:style-name="Preformatted_20_Text">7351,03/21/2020,,Luxembourg,2020-03-21T13:13:30,670.0,8.0,0.0</text:p>
      <text:p text:style-name="Preformatted_20_Text"><text:soft-page-break/>7352,03/21/2020,,Turkey,2020-03-21T01:43:03,670.0,9.0,0.0</text:p>
      <text:p text:style-name="Preformatted_20_Text">7353,03/21/2020,Florida,US,2020-03-21T23:13:18,659.0,13.0,0.0</text:p>
      <text:p text:style-name="Preformatted_20_Text">7354,03/21/2020,Jiangsu,Mainland China,2020-03-15T01:53:02,631.0,0.0,631.0</text:p>
      <text:p text:style-name="Preformatted_20_Text">7355,03/21/2020,Louisiana,US,2020-03-21T15:43:05,585.0,16.0,0.0</text:p>
      <text:p text:style-name="Preformatted_20_Text">7356,03/21/2020,Texas,US,2020-03-21T23:13:17,581.0,5.0,0.0</text:p>
      <text:p text:style-name="Preformatted_20_Text">7357,03/21/2020,Chongqing,Mainland China,2020-03-15T03:53:04,576.0,6.0,570.0</text:p>
      <text:p text:style-name="Preformatted_20_Text">7358,03/21/2020,Sichuan,Mainland China,2020-03-21T01:13:11,542.0,3.0,536.0</text:p>
      <text:p text:style-name="Preformatted_20_Text">7359,03/21/2020,,Chile,2020-03-21T14:43:03,537.0,0.0,6.0</text:p>
      <text:p text:style-name="Preformatted_20_Text">7360,03/21/2020,,Poland,2020-03-21T20:43:02,536.0,5.0,1.0</text:p>
      <text:p text:style-name="Preformatted_20_Text">7361,03/21/2020,,Greece,2020-03-21T17:43:03,530.0,13.0,19.0</text:p>
      <text:p text:style-name="Preformatted_20_Text">7362,03/21/2020,Massachusetts,US,2020-03-21T23:13:18,525.0,1.0,0.0</text:p>
      <text:p text:style-name="Preformatted_20_Text">7363,03/21/2020,,Finland,2020-03-21T20:43:02,523.0,1.0,10.0</text:p>
      <text:p text:style-name="Preformatted_20_Text">7364,03/21/2020,Georgia,US,2020-03-21T17:43:03,507.0,14.0,0.0</text:p>
      <text:p text:style-name="Preformatted_20_Text">7365,03/21/2020,,Ecuador,2020-03-21T20:43:02,506.0,7.0,3.0</text:p>
      <text:p text:style-name="Preformatted_20_Text">7366,03/21/2020,Beijing,Mainland China,2020-03-21T05:13:04,504.0,8.0,396.0</text:p>
      <text:p text:style-name="Preformatted_20_Text">7367,03/21/2020,Heilongjiang,Mainland China,2020-03-20T02:13:46,484.0,13.0,463.0</text:p>
      <text:p text:style-name="Preformatted_20_Text">7368,03/21/2020,,Qatar,2020-03-21T20:43:02,481.0,0.0,27.0</text:p>
      <text:p text:style-name="Preformatted_20_Text">7369,03/21/2020,,Iceland,2020-03-21T17:13:18,473.0,1.0,22.0</text:p>
      <text:p text:style-name="Preformatted_20_Text">7370,03/21/2020,,Indonesia,2020-03-21T11:43:06,450.0,38.0,15.0</text:p>
      <text:p text:style-name="Preformatted_20_Text">7371,03/21/2020,New South Wales,Australia,2020-03-21T13:13:35,436.0,6.0,4.0</text:p>
      <text:p text:style-name="Preformatted_20_Text">7372,03/21/2020,,Singapore,2020-03-21T13:13:30,432.0,2.0,140.0</text:p>
      <text:p text:style-name="Preformatted_20_Text">7373,03/21/2020,British Columbia,Canada,2020-03-21T21:13:30,424.0,10.0,4.0</text:p>
      <text:p text:style-name="Preformatted_20_Text">7374,03/21/2020,,Thailand,2020-03-21T12:13:19,411.0,1.0,42.0</text:p>
      <text:p text:style-name="Preformatted_20_Text">7375,03/21/2020,Pennsylvania,US,2020-03-21T23:13:17,396.0,2.0,0.0</text:p>
      <text:p text:style-name="Preformatted_20_Text">7376,03/21/2020,,Saudi Arabia,2020-03-21T14:43:03,392.0,0.0,16.0</text:p>
      <text:p text:style-name="Preformatted_20_Text">7377,03/21/2020,Colorado,US,2020-03-21T23:13:18,390.0,4.0,0.0</text:p>
      <text:p text:style-name="Preformatted_20_Text">7378,03/21/2020,,Slovenia,2020-03-21T14:43:03,383.0,1.0,0.0</text:p>
      <text:p text:style-name="Preformatted_20_Text">7379,03/21/2020,Shanghai,Mainland China,2020-03-21T04:43:06,380.0,3.0,327.0</text:p>
      <text:p text:style-name="Preformatted_20_Text">7380,03/21/2020,Ontario,Canada,2020-03-21T21:13:30,377.0,3.0,6.0</text:p>
      <text:p text:style-name="Preformatted_20_Text">7381,03/21/2020,Tennessee,US,2020-03-21T23:13:18,371.0,1.0,0.0</text:p>
      <text:p text:style-name="Preformatted_20_Text">7382,03/21/2020,,Romania,2020-03-21T13:13:32,367.0,0.0,52.0</text:p>
      <text:p text:style-name="Preformatted_20_Text">7383,03/21/2020,,India,2020-03-21T17:43:03,330.0,4.0,23.0</text:p>
      <text:p text:style-name="Preformatted_20_Text">7384,03/21/2020,Hebei,Mainland China,2020-03-13T11:09:03,318.0,6.0,310.0</text:p>
      <text:p text:style-name="Preformatted_20_Text">7385,03/21/2020,,Peru,2020-03-21T20:43:02,318.0,5.0,1.0</text:p>
      <text:p text:style-name="Preformatted_20_Text">7386,03/21/2020,,Philippines,2020-03-21T12:13:19,307.0,19.0,13.0</text:p>
      <text:p text:style-name="Preformatted_20_Text">7387,03/21/2020,,Estonia,2020-03-21T12:13:19,306.0,0.0,1.0</text:p>
      <text:p text:style-name="Preformatted_20_Text">7388,03/21/2020,,Russia,2020-03-21T14:43:03,306.0,1.0,12.0</text:p>
      <text:p text:style-name="Preformatted_20_Text">7389,03/21/2020,,Bahrain,2020-03-21T17:43:03,305.0,1.0,125.0</text:p>
      <text:p text:style-name="Preformatted_20_Text">7390,03/21/2020,Fujian,Mainland China,2020-03-21T01:13:10,303.0,1.0,295.0</text:p>
      <text:p text:style-name="Preformatted_20_Text">7391,03/21/2020,,Egypt,2020-03-21T20:43:02,294.0,10.0,41.0</text:p>
      <text:p text:style-name="Preformatted_20_Text">7392,03/21/2020,Wisconsin,US,2020-03-21T23:13:18,282.0,4.0,0.0</text:p>
      <text:p text:style-name="Preformatted_20_Text">7393,03/21/2020,Hong Kong,Hong Kong,2020-03-21T09:13:14,273.0,4.0,98.0</text:p>
      <text:p text:style-name="Preformatted_20_Text">7394,03/21/2020,Guangxi,Mainland China,2020-03-20T00:43:02,254.0,2.0,250.0</text:p>
      <text:p text:style-name="Preformatted_20_Text">7395,03/21/2020,North Carolina,US,2020-03-21T23:13:18,253.0,0.0,0.0</text:p>
      <text:p text:style-name="Preformatted_20_Text">7396,03/21/2020,Shaanxi,Mainland China,2020-03-21T01:43:03,248.0,3.0,239.0</text:p>
      <text:p text:style-name="Preformatted_20_Text">7397,03/21/2020,Ohio,US,2020-03-21T19:43:03,248.0,3.0,0.0</text:p>
      <text:p text:style-name="Preformatted_20_Text">7398,03/21/2020,,South Africa,2020-03-21T12:13:19,240.0,0.0,0.0</text:p>
      <text:p text:style-name="Preformatted_20_Text">7399,03/21/2020,Victoria,Australia,2020-03-21T13:13:35,229.0,0.0,8.0</text:p>
      <text:p text:style-name="Preformatted_20_Text">7400,03/21/2020,Queensland,Australia,2020-03-21T13:13:35,221.0,0.0,8.0</text:p>
      <text:p text:style-name="Preformatted_20_Text">7401,03/21/2020,,Iraq,2020-03-21T17:43:03,214.0,17.0,51.0</text:p>
      <text:p text:style-name="Preformatted_20_Text">7402,03/21/2020,,Croatia,2020-03-21T17:43:03,206.0,1.0,5.0</text:p>
      <text:p text:style-name="Preformatted_20_Text">7403,03/21/2020,,Mexico,2020-03-21T12:13:19,203.0,2.0,4.0</text:p>
      <text:p text:style-name="Preformatted_20_Text">7404,03/21/2020,,Panama,2020-03-21T02:13:32,200.0,1.0,0.0</text:p>
      <text:p text:style-name="Preformatted_20_Text">7405,03/21/2020,,Colombia,2020-03-21T17:43:03,196.0,0.0,1.0</text:p>
      <text:p text:style-name="Preformatted_20_Text">7406,03/21/2020,Alberta,Canada,2020-03-21T02:43:03,195.0,1.0,0.0</text:p>
      <text:p text:style-name="Preformatted_20_Text">7407,03/21/2020,Connecticut,US,2020-03-21T02:43:03,194.0,4.0,0.0</text:p>
      <text:p text:style-name="Preformatted_20_Text">7408,03/21/2020,Maryland,US,2020-03-21T23:13:18,193.0,2.0,0.0</text:p>
      <text:p text:style-name="Preformatted_20_Text">7409,03/21/2020,,Lebanon,2020-03-21T12:13:19,187.0,4.0,4.0</text:p>
      <text:p text:style-name="Preformatted_20_Text">7410,03/21/2020,Quebec,Canada,2020-03-21T21:13:30,181.0,5.0,0.0</text:p>
      <text:p text:style-name="Preformatted_20_Text">7411,03/21/2020,,Slovakia,2020-03-21T20:43:02,178.0,1.0,0.0</text:p>
      <text:p text:style-name="Preformatted_20_Text">7412,03/21/2020,Yunnan,Mainland China,2020-03-16T23:53:02,176.0,2.0,172.0</text:p>
      <text:p text:style-name="Preformatted_20_Text">7413,03/21/2020,,Kuwait,2020-03-21T12:13:19,176.0,0.0,27.0</text:p>
      <text:p text:style-name="Preformatted_20_Text">7414,03/21/2020,,Serbia,2020-03-21T20:43:02,171.0,1.0,1.0</text:p>
      <text:p text:style-name="Preformatted_20_Text">7415,03/21/2020,South Carolina,US,2020-03-21T23:13:17,171.0,3.0,0.0</text:p>
      <text:p text:style-name="Preformatted_20_Text"><text:soft-page-break/>7416,03/21/2020,Hainan,Mainland China,2020-03-16T14:38:45,168.0,6.0,161.0</text:p>
      <text:p text:style-name="Preformatted_20_Text">7417,03/21/2020,,Bulgaria,2020-03-21T17:43:03,163.0,3.0,3.0</text:p>
      <text:p text:style-name="Preformatted_20_Text">7418,03/21/2020,Nevada,US,2020-03-21T02:43:03,161.0,2.0,0.0</text:p>
      <text:p text:style-name="Preformatted_20_Text">7419,03/21/2020,,Armenia,2020-03-21T12:13:19,160.0,0.0,1.0</text:p>
      <text:p text:style-name="Preformatted_20_Text">7420,03/21/2020,,Argentina,2020-03-21T15:13:44,158.0,4.0,3.0</text:p>
      <text:p text:style-name="Preformatted_20_Text">7421,03/21/2020,Virginia,US,2020-03-21T19:43:03,156.0,2.0,0.0</text:p>
      <text:p text:style-name="Preformatted_20_Text">7422,03/21/2020,,Taiwan,2020-03-21T07:43:02,153.0,2.0,28.0</text:p>
      <text:p text:style-name="Preformatted_20_Text">7423,03/21/2020,,United Arab Emirates,2020-03-21T17:43:03,153.0,2.0,38.0</text:p>
      <text:p text:style-name="Preformatted_20_Text">7424,03/21/2020,Guizhou,Mainland China,2020-03-18T01:53:03,146.0,2.0,144.0</text:p>
      <text:p text:style-name="Preformatted_20_Text">7425,03/21/2020,,San Marino,2020-03-21T17:43:03,144.0,20.0,4.0</text:p>
      <text:p text:style-name="Preformatted_20_Text">7426,03/21/2020,Mississippi,US,2020-03-21T17:13:44,140.0,1.0,0.0</text:p>
      <text:p text:style-name="Preformatted_20_Text">7427,03/21/2020,,Algeria,2020-03-21T17:43:03,139.0,15.0,32.0</text:p>
      <text:p text:style-name="Preformatted_20_Text">7428,03/21/2020,Minnesota,US,2020-03-21T19:43:03,138.0,1.0,0.0</text:p>
      <text:p text:style-name="Preformatted_20_Text">7429,03/21/2020,Tianjin,Mainland China,2020-03-19T23:43:03,137.0,3.0,133.0</text:p>
      <text:p text:style-name="Preformatted_20_Text">7430,03/21/2020,Utah,US,2020-03-21T23:13:17,136.0,0.0,0.0</text:p>
      <text:p text:style-name="Preformatted_20_Text">7431,03/21/2020,Gansu,Mainland China,2020-03-21T03:13:13,134.0,2.0,113.0</text:p>
      <text:p text:style-name="Preformatted_20_Text">7432,03/21/2020,Shanxi,Mainland China,2020-03-13T11:09:03,133.0,0.0,133.0</text:p>
      <text:p text:style-name="Preformatted_20_Text">7433,03/21/2020,Alabama,US,2020-03-21T23:13:18,131.0,0.0,0.0</text:p>
      <text:p text:style-name="Preformatted_20_Text">7434,03/21/2020,Indiana,US,2020-03-21T23:13:18,128.0,4.0,0.0</text:p>
      <text:p text:style-name="Preformatted_20_Text">7435,03/21/2020,Liaoning,Mainland China,2020-03-20T01:43:03,126.0,2.0,122.0</text:p>
      <text:p text:style-name="Preformatted_20_Text">7436,03/21/2020,,Latvia,2020-03-21T12:13:19,124.0,0.0,1.0</text:p>
      <text:p text:style-name="Preformatted_20_Text">7437,03/21/2020,Arkansas,US,2020-03-21T23:13:17,122.0,0.0,0.0</text:p>
      <text:p text:style-name="Preformatted_20_Text">7438,03/21/2020,Arizona,US,2020-03-21T23:13:18,118.0,1.0,0.0</text:p>
      <text:p text:style-name="Preformatted_20_Text">7439,03/21/2020,,Costa Rica,2020-03-21T20:43:02,117.0,2.0,2.0</text:p>
      <text:p text:style-name="Preformatted_20_Text">7440,03/21/2020,Oregon,US,2020-03-21T23:13:18,114.0,5.0,0.0</text:p>
      <text:p text:style-name="Preformatted_20_Text">7441,03/21/2020,,Dominican Republic,2020-03-21T15:13:45,112.0,2.0,0.0</text:p>
      <text:p text:style-name="Preformatted_20_Text">7442,03/21/2020,,Uruguay,2020-03-21T12:13:19,110.0,0.0,0.0</text:p>
      <text:p text:style-name="Preformatted_20_Text">7443,03/21/2020,,Hungary,2020-03-21T12:13:19,103.0,4.0,7.0</text:p>
      <text:p text:style-name="Preformatted_20_Text">7444,03/21/2020,,Morocco,2020-03-21T20:43:02,96.0,3.0,3.0</text:p>
      <text:p text:style-name="Preformatted_20_Text">7445,03/21/2020,,Vietnam,2020-03-21T17:43:03,94.0,0.0,17.0</text:p>
      <text:p text:style-name="Preformatted_20_Text">7446,03/21/2020,,Bosnia and Herzegovina,2020-03-21T17:43:03,93.0,1.0,2.0</text:p>
      <text:p text:style-name="Preformatted_20_Text">7447,03/21/2020,Jilin,Mainland China,2020-03-16T00:22:10,93.0,1.0,92.0</text:p>
      <text:p text:style-name="Preformatted_20_Text">7448,03/21/2020,Faroe Islands,Denmark,2020-03-21T12:43:08,92.0,0.0,0.0</text:p>
      <text:p text:style-name="Preformatted_20_Text">7449,03/21/2020,Western Australia,Australia,2020-03-21T13:13:35,90.0,1.0,0.0</text:p>
      <text:p text:style-name="Preformatted_20_Text">7450,03/21/2020,,Andorra,2020-03-21T15:13:45,88.0,0.0,1.0</text:p>
      <text:p text:style-name="Preformatted_20_Text">7451,03/21/2020,Kentucky,US,2020-03-21T23:13:17,87.0,3.0,0.0</text:p>
      <text:p text:style-name="Preformatted_20_Text">7452,03/21/2020,,Jordan,2020-03-20T20:43:02,85.0,0.0,1.0</text:p>
      <text:p text:style-name="Preformatted_20_Text">7453,03/21/2020,,North Macedonia,2020-03-21T17:43:03,85.0,0.0,1.0</text:p>
      <text:p text:style-name="Preformatted_20_Text">7454,03/21/2020,,Cyprus,2020-03-21T17:43:03,84.0,0.0,0.0</text:p>
      <text:p text:style-name="Preformatted_20_Text">7455,03/21/2020,,Brunei,2020-03-21T12:43:08,83.0,0.0,2.0</text:p>
      <text:p text:style-name="Preformatted_20_Text">7456,03/21/2020,,Lithuania,2020-03-21T17:43:03,83.0,1.0,1.0</text:p>
      <text:p text:style-name="Preformatted_20_Text">7457,03/21/2020,,Moldova,2020-03-21T17:43:03,80.0,1.0,1.0</text:p>
      <text:p text:style-name="Preformatted_20_Text">7458,03/21/2020,,Sri Lanka,2020-03-21T17:43:03,77.0,0.0,1.0</text:p>
      <text:p text:style-name="Preformatted_20_Text">7459,03/21/2020,District of Columbia,US,2020-03-21T02:43:03,98.0,1.0,0.0</text:p>
      <text:p text:style-name="Preformatted_20_Text">7460,03/21/2020,,Albania,2020-03-21T12:43:08,76.0,2.0,2.0</text:p>
      <text:p text:style-name="Preformatted_20_Text">7461,03/21/2020,,Belarus,2020-03-21T20:43:03,76.0,0.0,15.0</text:p>
      <text:p text:style-name="Preformatted_20_Text">7462,03/21/2020,Xinjiang,Mainland China,2020-03-11T02:18:14,76.0,3.0,73.0</text:p>
      <text:p text:style-name="Preformatted_20_Text">7463,03/21/2020,Inner Mongolia,Mainland China,2020-03-19T01:03:02,75.0,1.0,74.0</text:p>
      <text:p text:style-name="Preformatted_20_Text">7464,03/21/2020,Ningxia,Mainland China,2020-03-16T14:38:45,75.0,0.0,75.0</text:p>
      <text:p text:style-name="Preformatted_20_Text">7465,03/21/2020,Missouri,US,2020-03-21T17:43:03,74.0,3.0,0.0</text:p>
      <text:p text:style-name="Preformatted_20_Text">7466,03/21/2020,,Malta,2020-03-21T15:13:45,73.0,0.0,2.0</text:p>
      <text:p text:style-name="Preformatted_20_Text">7467,03/21/2020,Maine,US,2020-03-21T23:13:18,70.0,0.0,0.0</text:p>
      <text:p text:style-name="Preformatted_20_Text">7468,03/21/2020,,Venezuela,2020-03-21T20:43:03,70.0,0.0,0.0</text:p>
      <text:p text:style-name="Preformatted_20_Text">7469,03/21/2020,Iowa,US,2020-03-21T19:43:03,68.0,0.0,0.0</text:p>
      <text:p text:style-name="Preformatted_20_Text">7470,03/21/2020,South Australia,Australia,2020-03-21T13:13:35,67.0,0.0,3.0</text:p>
      <text:p text:style-name="Preformatted_20_Text">7471,03/21/2020,Rhode Island,US,2020-03-21T19:43:03,66.0,0.0,0.0</text:p>
      <text:p text:style-name="Preformatted_20_Text">7472,03/21/2020,,Burkina Faso,2020-03-21T13:13:32,64.0,2.0,5.0</text:p>
      <text:p text:style-name="Preformatted_20_Text">7473,03/21/2020,,Tunisia,2020-03-21T15:13:45,60.0,1.0,0.0</text:p>
      <text:p text:style-name="Preformatted_20_Text">7474,03/21/2020,Kansas,US,2020-03-21T23:13:18,57.0,2.0,0.0</text:p>
      <text:p text:style-name="Preformatted_20_Text">7475,03/21/2020,New Hampshire,US,2020-03-21T00:13:22,55.0,0.0,0.0</text:p>
      <text:p text:style-name="Preformatted_20_Text">7476,03/21/2020,,Azerbaijan,2020-03-21T20:43:03,53.0,1.0,11.0</text:p>
      <text:p text:style-name="Preformatted_20_Text">7477,03/21/2020,,Cambodia,2020-03-21T17:43:03,53.0,0.0,1.0</text:p>
      <text:p text:style-name="Preformatted_20_Text">7478,03/21/2020,,Guadeloupe,2020-03-21T13:13:35,53.0,0.0,0.0</text:p>
      <text:p text:style-name="Preformatted_20_Text">7479,03/21/2020,,Kazakhstan,2020-03-21T12:43:08,53.0,0.0,0.0</text:p>
      <text:p text:style-name="Preformatted_20_Text"><text:soft-page-break/>7480,03/21/2020,Oklahoma,US,2020-03-21T17:43:03,53.0,1.0,0.0</text:p>
      <text:p text:style-name="Preformatted_20_Text">7481,03/21/2020,,New Zealand,2020-03-21T02:13:32,52.0,0.0,0.0</text:p>
      <text:p text:style-name="Preformatted_20_Text">7482,03/21/2020,,Oman,2020-03-21T12:43:08,52.0,0.0,12.0</text:p>
      <text:p text:style-name="Preformatted_20_Text">7483,03/21/2020,,Georgia,2020-03-21T17:43:03,49.0,0.0,1.0</text:p>
      <text:p text:style-name="Preformatted_20_Text">7484,03/21/2020,,Trinidad and Tobago,2020-03-21T17:43:03,49.0,0.0,1.0</text:p>
      <text:p text:style-name="Preformatted_20_Text">7485,03/21/2020,Diamond Princess cruise ship,US,2020-03-20T19:43:03,49.0,0.0,0.0</text:p>
      <text:p text:style-name="Preformatted_20_Text">7486,03/21/2020,,Senegal,2020-03-21T01:43:03,47.0,0.0,5.0</text:p>
      <text:p text:style-name="Preformatted_20_Text">7487,03/21/2020,,Ukraine,2020-03-21T21:13:10,47.0,3.0,1.0</text:p>
      <text:p text:style-name="Preformatted_20_Text">7488,03/21/2020,,Reunion,2020-03-21T13:13:35,45.0,0.0,0.0</text:p>
      <text:p text:style-name="Preformatted_20_Text">7489,03/21/2020,Delaware,US,2020-03-21T23:13:18,45.0,0.0,0.0</text:p>
      <text:p text:style-name="Preformatted_20_Text">7490,03/21/2020,New Mexico,US,2020-03-20T21:43:03,43.0,0.0,0.0</text:p>
      <text:p text:style-name="Preformatted_20_Text">7491,03/21/2020,,Uzbekistan,2020-03-21T21:13:10,43.0,0.0,0.0</text:p>
      <text:p text:style-name="Preformatted_20_Text">7492,03/21/2020,Nebraska,US,2020-03-21T17:43:03,38.0,0.0,0.0</text:p>
      <text:p text:style-name="Preformatted_20_Text">7493,03/21/2020,,Liechtenstein,2020-03-21T12:43:08,37.0,0.0,0.0</text:p>
      <text:p text:style-name="Preformatted_20_Text">7494,03/21/2020,Hawaii,US,2020-03-21T02:43:03,37.0,0.0,0.0</text:p>
      <text:p text:style-name="Preformatted_20_Text">7495,03/21/2020,Idaho,US,2020-03-21T02:43:03,36.0,0.0,0.0</text:p>
      <text:p text:style-name="Preformatted_20_Text">7496,03/21/2020,,Martinique,2020-03-20T10:13:37,32.0,1.0,0.0</text:p>
      <text:p text:style-name="Preformatted_20_Text">7497,03/21/2020,Channel Islands,UK,2020-03-21T21:13:29,32.0,0.0,0.0</text:p>
      <text:p text:style-name="Preformatted_20_Text">7498,03/21/2020,Vermont,US,2020-03-20T21:43:03,29.0,2.0,0.0</text:p>
      <text:p text:style-name="Preformatted_20_Text">7499,03/21/2020,North Dakota,US,2020-03-21T23:13:18,28.0,0.0,0.0</text:p>
      <text:p text:style-name="Preformatted_20_Text">7500,03/21/2020,,Cameroon,2020-03-21T12:43:08,27.0,0.0,0.0</text:p>
      <text:p text:style-name="Preformatted_20_Text">7501,03/21/2020,Saskatchewan,Canada,2020-03-21T02:43:03,26.0,0.0,0.0</text:p>
      <text:p text:style-name="Preformatted_20_Text">7502,03/21/2020,,Bangladesh,2020-03-21T12:43:08,25.0,2.0,3.0</text:p>
      <text:p text:style-name="Preformatted_20_Text">7503,03/21/2020,,Afghanistan,2020-03-20T14:43:04,24.0,0.0,1.0</text:p>
      <text:p text:style-name="Preformatted_20_Text">7504,03/21/2020,,Honduras,2020-03-20T14:13:08,24.0,0.0,0.0</text:p>
      <text:p text:style-name="Preformatted_20_Text">7505,03/21/2020,,Congo (Kinshasa),2020-03-21T12:43:08,23.0,1.0,0.0</text:p>
      <text:p text:style-name="Preformatted_20_Text">7506,03/21/2020,Grand Princess,US,2020-03-20T19:43:03,23.0,0.0,0.0</text:p>
      <text:p text:style-name="Preformatted_20_Text">7507,03/21/2020,Wyoming,US,2020-03-21T19:43:03,23.0,0.0,0.0</text:p>
      <text:p text:style-name="Preformatted_20_Text">7508,03/21/2020,,Nigeria,2020-03-21T15:13:46,22.0,0.0,1.0</text:p>
      <text:p text:style-name="Preformatted_20_Text">7509,03/21/2020,Nova Scotia,Canada,2020-03-21T21:13:30,21.0,0.0,0.0</text:p>
      <text:p text:style-name="Preformatted_20_Text">7510,03/21/2020,,Cuba,2020-03-21T02:13:32,21.0,1.0,0.0</text:p>
      <text:p text:style-name="Preformatted_20_Text">7511,03/21/2020,Montana,US,2020-03-21T17:43:03,21.0,0.0,0.0</text:p>
      <text:p text:style-name="Preformatted_20_Text">7512,03/21/2020,Puerto Rico,US,2020-03-21T19:43:03,21.0,1.0,0.0</text:p>
      <text:p text:style-name="Preformatted_20_Text">7513,03/21/2020,,Bolivia,2020-03-21T12:43:08,19.0,0.0,0.0</text:p>
      <text:p text:style-name="Preformatted_20_Text">7514,03/21/2020,,Ghana,2020-03-21T23:13:17,19.0,1.0,0.0</text:p>
      <text:p text:style-name="Preformatted_20_Text">7515,03/21/2020,Manitoba,Canada,2020-03-21T17:43:03,18.0,0.0,0.0</text:p>
      <text:p text:style-name="Preformatted_20_Text">7516,03/21/2020,Macau,Macau,2020-03-21T22:13:24,18.0,0.0,10.0</text:p>
      <text:p text:style-name="Preformatted_20_Text">7517,03/21/2020,Qinghai,Mainland China,2020-03-11T02:18:14,18.0,0.0,18.0</text:p>
      <text:p text:style-name="Preformatted_20_Text">7518,03/21/2020,,French Guiana,2020-03-21T21:13:30,18.0,0.0,6.0</text:p>
      <text:p text:style-name="Preformatted_20_Text">7519,03/21/2020,,Paraguay,2020-03-21T12:43:08,18.0,1.0,0.0</text:p>
      <text:p text:style-name="Preformatted_20_Text">7520,03/21/2020,New Brunswick,Canada,2020-03-21T21:13:30,17.0,0.0,0.0</text:p>
      <text:p text:style-name="Preformatted_20_Text">7521,03/21/2020,,Guatemala,2020-03-21T21:13:14,17.0,1.0,0.0</text:p>
      <text:p text:style-name="Preformatted_20_Text">7522,03/21/2020,,Rwanda,2020-03-20T20:43:03,17.0,0.0,0.0</text:p>
      <text:p text:style-name="Preformatted_20_Text">7523,03/21/2020,Tasmania,Australia,2020-03-21T13:13:35,16.0,0.0,3.0</text:p>
      <text:p text:style-name="Preformatted_20_Text">7524,03/21/2020,,Jamaica,2020-03-20T14:13:11,16.0,1.0,2.0</text:p>
      <text:p text:style-name="Preformatted_20_Text">7525,03/21/2020,,Togo,2020-03-21T17:43:03,16.0,0.0,1.0</text:p>
      <text:p text:style-name="Preformatted_20_Text">7526,03/21/2020,French Polynesia,France,2020-03-21T12:43:08,15.0,0.0,0.0</text:p>
      <text:p text:style-name="Preformatted_20_Text">7527,03/21/2020,Alaska,US,2020-03-21T23:13:18,15.0,0.0,0.0</text:p>
      <text:p text:style-name="Preformatted_20_Text">7528,03/21/2020,Guam,US,2020-03-21T17:43:03,15.0,0.0,0.0</text:p>
      <text:p text:style-name="Preformatted_20_Text">7529,03/21/2020,,Ivory Coast,2020-03-21T12:43:08,14.0,0.0,1.0</text:p>
      <text:p text:style-name="Preformatted_20_Text">7530,03/21/2020,,Kyrgyzstan,2020-03-21T17:43:03,14.0,0.0,0.0</text:p>
      <text:p text:style-name="Preformatted_20_Text">7531,03/21/2020,,Mauritius,2020-03-21T12:43:08,14.0,1.0,0.0</text:p>
      <text:p text:style-name="Preformatted_20_Text">7532,03/21/2020,,Montenegro,2020-03-20T20:43:03,14.0,0.0,0.0</text:p>
      <text:p text:style-name="Preformatted_20_Text">7533,03/21/2020,South Dakota,US,2020-03-20T02:43:10,14.0,1.0,0.0</text:p>
      <text:p text:style-name="Preformatted_20_Text">7534,03/21/2020,,Maldives,2020-03-15T18:20:18,13.0,0.0,0.0</text:p>
      <text:p text:style-name="Preformatted_20_Text">7535,03/21/2020,,Monaco,2020-03-21T13:13:32,11.0,0.0,0.0</text:p>
      <text:p text:style-name="Preformatted_20_Text">7536,03/21/2020,Grand Princess,Canada,2020-03-20T03:13:18,10.0,0.0,0.0</text:p>
      <text:p text:style-name="Preformatted_20_Text">7537,03/21/2020,,Mongolia,2020-03-21T12:43:08,10.0,0.0,0.0</text:p>
      <text:p text:style-name="Preformatted_20_Text">7538,03/21/2020,Gibraltar,UK,2020-03-19T20:13:52,10.0,0.0,2.0</text:p>
      <text:p text:style-name="Preformatted_20_Text">7539,03/21/2020,Australian Capital Territory,Australia,2020-03-21T13:13:35,9.0,0.0,0.0</text:p>
      <text:p text:style-name="Preformatted_20_Text">7540,03/21/2020,,Ethiopia,2020-03-20T14:13:11,9.0,0.0,0.0</text:p>
      <text:p text:style-name="Preformatted_20_Text">7541,03/21/2020,West Virginia,US,2020-03-21T02:43:03,8.0,0.0,0.0</text:p>
      <text:p text:style-name="Preformatted_20_Text">7542,03/21/2020,,Guyana,2020-03-17T10:53:03,7.0,1.0,0.0</text:p>
      <text:p text:style-name="Preformatted_20_Text"><text:soft-page-break/>7543,03/21/2020,,Kenya,2020-03-19T02:33:08,7.0,0.0,0.0</text:p>
      <text:p text:style-name="Preformatted_20_Text">7544,03/21/2020,,Mayotte,2020-03-21T13:13:35,7.0,0.0,0.0</text:p>
      <text:p text:style-name="Preformatted_20_Text">7545,03/21/2020,,Seychelles,2020-03-20T15:43:24,7.0,0.0,0.0</text:p>
      <text:p text:style-name="Preformatted_20_Text">7546,03/21/2020,,Barbados,2020-03-21T02:43:03,6.0,0.0,0.0</text:p>
      <text:p text:style-name="Preformatted_20_Text">7547,03/21/2020,Newfoundland and Labrador,Canada,2020-03-21T21:13:29,6.0,0.0,0.0</text:p>
      <text:p text:style-name="Preformatted_20_Text">7548,03/21/2020,,Equatorial Guinea,2020-03-19T20:43:03,6.0,0.0,0.0</text:p>
      <text:p text:style-name="Preformatted_20_Text">7549,03/21/2020,,Tanzania,2020-03-19T11:33:36,6.0,0.0,0.0</text:p>
      <text:p text:style-name="Preformatted_20_Text">7550,03/21/2020,United States Virgin Islands,US,2020-03-21T17:43:03,6.0,0.0,0.0</text:p>
      <text:p text:style-name="Preformatted_20_Text">7551,03/21/2020,Aruba,Netherlands,2020-03-20T02:43:10,5.0,0.0,0.0</text:p>
      <text:p text:style-name="Preformatted_20_Text">7552,03/21/2020,,"Bahamas, The",2020-03-21T02:43:03,4.0,0.0,0.0</text:p>
      <text:p text:style-name="Preformatted_20_Text">7553,03/21/2020,New Caledonia,France,2020-03-21T17:43:03,4.0,0.0,0.0</text:p>
      <text:p text:style-name="Preformatted_20_Text">7554,03/21/2020,St Martin,France,2020-03-19T09:33:04,4.0,0.0,0.0</text:p>
      <text:p text:style-name="Preformatted_20_Text">7555,03/21/2020,,Gabon,2020-03-21T02:13:32,4.0,1.0,0.0</text:p>
      <text:p text:style-name="Preformatted_20_Text">7556,03/21/2020,,Suriname,2020-03-20T14:43:04,4.0,0.0,0.0</text:p>
      <text:p text:style-name="Preformatted_20_Text">7557,03/21/2020,Northern Territory,Australia,2020-03-20T21:13:29,3.0,0.0,0.0</text:p>
      <text:p text:style-name="Preformatted_20_Text">7558,03/21/2020,,Cabo Verde,2020-03-21T15:13:46,3.0,0.0,0.0</text:p>
      <text:p text:style-name="Preformatted_20_Text">7559,03/21/2020,,Central African Republic,2020-03-20T20:43:03,3.0,0.0,0.0</text:p>
      <text:p text:style-name="Preformatted_20_Text">7560,03/21/2020,,Congo (Brazzaville),2020-03-19T20:13:56,3.0,0.0,0.0</text:p>
      <text:p text:style-name="Preformatted_20_Text">7561,03/21/2020,,El Salvador,2020-03-21T12:43:08,3.0,0.0,0.0</text:p>
      <text:p text:style-name="Preformatted_20_Text">7562,03/21/2020,Saint Barthelemy,France,2020-03-16T14:38:45,3.0,0.0,0.0</text:p>
      <text:p text:style-name="Preformatted_20_Text">7563,03/21/2020,,Liberia,2020-03-21T12:43:08,3.0,0.0,0.0</text:p>
      <text:p text:style-name="Preformatted_20_Text">7564,03/21/2020,,Madagascar,2020-03-20T22:13:53,3.0,0.0,0.0</text:p>
      <text:p text:style-name="Preformatted_20_Text">7565,03/21/2020,,Namibia,2020-03-19T20:13:52,3.0,0.0,0.0</text:p>
      <text:p text:style-name="Preformatted_20_Text">7566,03/21/2020,Curacao,Netherlands,2020-03-19T08:53:03,3.0,1.0,0.0</text:p>
      <text:p text:style-name="Preformatted_20_Text">7567,03/21/2020,Cayman Islands,UK,2020-03-19T20:13:56,3.0,1.0,0.0</text:p>
      <text:p text:style-name="Preformatted_20_Text">7568,03/21/2020,,Zimbabwe,2020-03-21T12:43:08,3.0,0.0,0.0</text:p>
      <text:p text:style-name="Preformatted_20_Text">7569,03/21/2020,,Angola,2020-03-21T14:43:04,2.0,0.0,0.0</text:p>
      <text:p text:style-name="Preformatted_20_Text">7570,03/21/2020,,Benin,2020-03-18T14:13:56,2.0,0.0,0.0</text:p>
      <text:p text:style-name="Preformatted_20_Text">7571,03/21/2020,,Bhutan,2020-03-20T14:13:37,2.0,0.0,0.0</text:p>
      <text:p text:style-name="Preformatted_20_Text">7572,03/21/2020,Prince Edward Island,Canada,2020-03-19T18:43:03,2.0,0.0,0.0</text:p>
      <text:p text:style-name="Preformatted_20_Text">7573,03/21/2020,Greenland,Denmark,2020-03-19T08:13:19,2.0,0.0,0.0</text:p>
      <text:p text:style-name="Preformatted_20_Text">7574,03/21/2020,,Guinea,2020-03-21T02:13:32,2.0,0.0,0.0</text:p>
      <text:p text:style-name="Preformatted_20_Text">7575,03/21/2020,,Haiti,2020-03-21T14:43:04,2.0,0.0,0.0</text:p>
      <text:p text:style-name="Preformatted_20_Text">7576,03/21/2020,,Kosovo,2020-03-15T18:20:19,2.0,0.0,0.0</text:p>
      <text:p text:style-name="Preformatted_20_Text">7577,03/21/2020,,Mauritania,2020-03-19T02:33:08,2.0,0.0,0.0</text:p>
      <text:p text:style-name="Preformatted_20_Text">7578,03/21/2020,,Nicaragua,2020-03-21T02:13:34,2.0,0.0,0.0</text:p>
      <text:p text:style-name="Preformatted_20_Text">7579,03/21/2020,,Saint Lucia,2020-03-17T04:32:19,2.0,0.0,0.0</text:p>
      <text:p text:style-name="Preformatted_20_Text">7580,03/21/2020,,Sudan,2020-03-18T12:13:09,2.0,1.0,0.0</text:p>
      <text:p text:style-name="Preformatted_20_Text">7581,03/21/2020,Bermuda,UK,2020-03-21T03:13:14,2.0,0.0,0.0</text:p>
      <text:p text:style-name="Preformatted_20_Text">7582,03/21/2020,,Zambia,2020-03-19T01:53:06,2.0,0.0,0.0</text:p>
      <text:p text:style-name="Preformatted_20_Text">7583,03/21/2020,,Antigua and Barbuda,2020-03-15T18:20:19,1.0,0.0,0.0</text:p>
      <text:p text:style-name="Preformatted_20_Text">7584,03/21/2020,Northwest Territories,Canada,2020-03-21T21:13:30,1.0,0.0,0.0</text:p>
      <text:p text:style-name="Preformatted_20_Text">7585,03/21/2020,,Cape Verde,2020-03-21T23:43:02,1.0,0.0,0.0</text:p>
      <text:p text:style-name="Preformatted_20_Text">7586,03/21/2020,,Chad,2020-03-21T03:13:14,1.0,0.0,0.0</text:p>
      <text:p text:style-name="Preformatted_20_Text">7587,03/21/2020,Tibet,Mainland China,2020-03-11T02:18:14,1.0,0.0,1.0</text:p>
      <text:p text:style-name="Preformatted_20_Text">7588,03/21/2020,,Djibouti,2020-03-19T14:53:06,1.0,0.0,0.0</text:p>
      <text:p text:style-name="Preformatted_20_Text">7589,03/21/2020,,East Timor,2020-03-21T14:43:04,1.0,0.0,0.0</text:p>
      <text:p text:style-name="Preformatted_20_Text">7590,03/21/2020,,Eritrea,2020-03-21T21:13:30,1.0,0.0,0.0</text:p>
      <text:p text:style-name="Preformatted_20_Text">7591,03/21/2020,,Eswatini,2020-03-15T06:41:54,1.0,0.0,0.0</text:p>
      <text:p text:style-name="Preformatted_20_Text">7592,03/21/2020,,Fiji,2020-03-19T14:53:06,1.0,0.0,0.0</text:p>
      <text:p text:style-name="Preformatted_20_Text">7593,03/21/2020,,"Gambia, The",2020-03-18T14:13:56,1.0,0.0,0.0</text:p>
      <text:p text:style-name="Preformatted_20_Text">7594,03/21/2020,,Holy See,2020-03-13T22:22:02,1.0,0.0,0.0</text:p>
      <text:p text:style-name="Preformatted_20_Text">7595,03/21/2020,,Nepal,2020-03-13T22:22:03,1.0,0.0,1.0</text:p>
      <text:p text:style-name="Preformatted_20_Text">7596,03/21/2020,Sint Maarten,Netherlands,2020-03-20T21:13:30,1.0,0.0,0.0</text:p>
      <text:p text:style-name="Preformatted_20_Text">7597,03/21/2020,,Niger,2020-03-20T02:13:52,1.0,0.0,0.0</text:p>
      <text:p text:style-name="Preformatted_20_Text">7598,03/21/2020,,Papua New Guinea,2020-03-21T23:43:02,1.0,0.0,0.0</text:p>
      <text:p text:style-name="Preformatted_20_Text">7599,03/21/2020,,Saint Vincent and the Grenadines,2020-03-14T16:33:03,1.0,0.0,0.0</text:p>
      <text:p text:style-name="Preformatted_20_Text">7600,03/21/2020,,Somalia,2020-03-18T00:53:03,1.0,0.0,0.0</text:p>
      <text:p text:style-name="Preformatted_20_Text">7601,03/21/2020,US,US,2020-03-21T19:43:03,1.0,0.0,171.0</text:p>
      <text:p text:style-name="Preformatted_20_Text">7602,03/21/2020,,Uganda,2020-03-21T23:43:02,1.0,0.0,0.0</text:p>
      <text:p text:style-name="Preformatted_20_Text">7603,03/21/2020,Isle of Man,UK,2020-03-20T15:13:21,1.0,0.0,0.0</text:p>
      <text:p text:style-name="Preformatted_20_Text">7604,03/21/2020,Montserrat,UK,2020-03-18T11:53:04,1.0,0.0,0.0</text:p>
      <text:p text:style-name="Preformatted_20_Text"><text:soft-page-break/>7605,03/21/2020,Diamond Princess cruise ship,Australia,2020-03-14T02:33:04,0.0,0.0,0.0</text:p>
      <text:p text:style-name="Preformatted_20_Text">7606,03/21/2020,French Guiana,France,2020-03-18T14:33:15,0.0,0.0,0.0</text:p>
      <text:p text:style-name="Preformatted_20_Text">7607,03/21/2020,Guadeloupe,France,2020-03-18T14:33:15,0.0,0.0,0.0</text:p>
      <text:p text:style-name="Preformatted_20_Text">7608,03/21/2020,Mayotte,France,2020-03-18T14:33:15,0.0,0.0,0.0</text:p>
      <text:p text:style-name="Preformatted_20_Text">7609,03/21/2020,Reunion,France,2020-03-18T14:33:15,0.0,0.0,0.0</text:p>
      <text:p text:style-name="Preformatted_20_Text">7610,03/21/2020,,Greenland,2020-03-19T09:33:04,0.0,0.0,0.0</text:p>
      <text:p text:style-name="Preformatted_20_Text">7611,03/21/2020,,Guam,2020-03-18T19:14:33,0.0,0.0,0.0</text:p>
      <text:p text:style-name="Preformatted_20_Text">7612,03/21/2020,,Guernsey,2020-03-17T18:33:03,0.0,0.0,0.0</text:p>
      <text:p text:style-name="Preformatted_20_Text">7613,03/21/2020,,Jersey,2020-03-17T18:33:03,0.0,0.0,0.0</text:p>
      <text:p text:style-name="Preformatted_20_Text">7614,03/21/2020,,Puerto Rico,2020-03-17T16:13:14,0.0,0.0,0.0</text:p>
      <text:p text:style-name="Preformatted_20_Text">7615,03/21/2020,,Republic of the Congo,2020-03-17T21:33:03,0.0,0.0,0.0</text:p>
      <text:p text:style-name="Preformatted_20_Text">7616,03/21/2020,,The Bahamas,2020-03-19T12:13:38,0.0,0.0,0.0</text:p>
      <text:p text:style-name="Preformatted_20_Text">7617,03/21/2020,,The Gambia,2020-03-18T14:13:56,0.0,0.0,0.0</text:p>
      <text:p text:style-name="Preformatted_20_Text">7618,03/22/2020,,Afghanistan,3/8/20 5:31,40.0,1.0,1.0</text:p>
      <text:p text:style-name="Preformatted_20_Text">7619,03/22/2020,,Albania,3/8/20 5:31,89.0,2.0,2.0</text:p>
      <text:p text:style-name="Preformatted_20_Text">7620,03/22/2020,,Algeria,3/8/20 5:31,201.0,17.0,65.0</text:p>
      <text:p text:style-name="Preformatted_20_Text">7621,03/22/2020,,Andorra,3/8/20 5:31,113.0,1.0,1.0</text:p>
      <text:p text:style-name="Preformatted_20_Text">7622,03/22/2020,,Angola,3/8/20 5:31,2.0,0.0,0.0</text:p>
      <text:p text:style-name="Preformatted_20_Text">7623,03/22/2020,,Antigua and Barbuda,3/8/20 5:31,1.0,0.0,0.0</text:p>
      <text:p text:style-name="Preformatted_20_Text">7624,03/22/2020,,Argentina,3/8/20 5:31,266.0,4.0,27.0</text:p>
      <text:p text:style-name="Preformatted_20_Text">7625,03/22/2020,,Armenia,3/8/20 5:31,194.0,0.0,2.0</text:p>
      <text:p text:style-name="Preformatted_20_Text">7626,03/22/2020,,Austria,3/8/20 5:31,3580.0,16.0,9.0</text:p>
      <text:p text:style-name="Preformatted_20_Text">7627,03/22/2020,,Azerbaijan,3/8/20 5:31,65.0,1.0,11.0</text:p>
      <text:p text:style-name="Preformatted_20_Text">7628,03/22/2020,,Bahamas,3/8/20 5:31,4.0,0.0,0.0</text:p>
      <text:p text:style-name="Preformatted_20_Text">7629,03/22/2020,,Bahrain,3/8/20 5:31,334.0,2.0,149.0</text:p>
      <text:p text:style-name="Preformatted_20_Text">7630,03/22/2020,,Bangladesh,3/8/20 5:31,27.0,2.0,3.0</text:p>
      <text:p text:style-name="Preformatted_20_Text">7631,03/22/2020,,Barbados,3/8/20 5:31,14.0,0.0,0.0</text:p>
      <text:p text:style-name="Preformatted_20_Text">7632,03/22/2020,,Belarus,3/8/20 5:31,76.0,0.0,15.0</text:p>
      <text:p text:style-name="Preformatted_20_Text">7633,03/22/2020,,Belgium,3/8/20 5:31,3401.0,75.0,263.0</text:p>
      <text:p text:style-name="Preformatted_20_Text">7634,03/22/2020,,Benin,3/8/20 5:31,2.0,0.0,0.0</text:p>
      <text:p text:style-name="Preformatted_20_Text">7635,03/22/2020,,Bhutan,3/8/20 5:31,2.0,0.0,0.0</text:p>
      <text:p text:style-name="Preformatted_20_Text">7636,03/22/2020,,Bolivia,3/8/20 5:31,24.0,0.0,0.0</text:p>
      <text:p text:style-name="Preformatted_20_Text">7637,03/22/2020,,Bosnia and Herzegovina,3/8/20 5:31,126.0,1.0,2.0</text:p>
      <text:p text:style-name="Preformatted_20_Text">7638,03/22/2020,,Brazil,3/8/20 5:31,1546.0,25.0,2.0</text:p>
      <text:p text:style-name="Preformatted_20_Text">7639,03/22/2020,,Brunei,3/8/20 5:31,88.0,0.0,2.0</text:p>
      <text:p text:style-name="Preformatted_20_Text">7640,03/22/2020,,Bulgaria,3/8/20 5:31,187.0,3.0,3.0</text:p>
      <text:p text:style-name="Preformatted_20_Text">7641,03/22/2020,,Burkina Faso,3/8/20 5:31,75.0,4.0,5.0</text:p>
      <text:p text:style-name="Preformatted_20_Text">7642,03/22/2020,,Cabo Verde,3/8/20 5:31,3.0,0.0,0.0</text:p>
      <text:p text:style-name="Preformatted_20_Text">7643,03/22/2020,,Cambodia,3/8/20 5:31,84.0,0.0,2.0</text:p>
      <text:p text:style-name="Preformatted_20_Text">7644,03/22/2020,,Cameroon,3/8/20 5:31,40.0,0.0,2.0</text:p>
      <text:p text:style-name="Preformatted_20_Text">7645,03/22/2020,,Central African Republic,3/8/20 5:31,3.0,0.0,0.0</text:p>
      <text:p text:style-name="Preformatted_20_Text">7646,03/22/2020,,Chad,3/8/20 5:31,1.0,0.0,0.0</text:p>
      <text:p text:style-name="Preformatted_20_Text">7647,03/22/2020,,Chile,3/8/20 5:31,632.0,1.0,8.0</text:p>
      <text:p text:style-name="Preformatted_20_Text">7648,03/22/2020,,Colombia,3/8/20 5:31,231.0,2.0,3.0</text:p>
      <text:p text:style-name="Preformatted_20_Text">7649,03/22/2020,,Congo (Brazzaville),3/8/20 5:31,3.0,0.0,0.0</text:p>
      <text:p text:style-name="Preformatted_20_Text">7650,03/22/2020,,Congo (Kinshasa),3/8/20 5:31,30.0,1.0,0.0</text:p>
      <text:p text:style-name="Preformatted_20_Text">7651,03/22/2020,,Costa Rica,3/8/20 5:31,134.0,2.0,2.0</text:p>
      <text:p text:style-name="Preformatted_20_Text">7652,03/22/2020,,Croatia,3/8/20 5:31,254.0,1.0,5.0</text:p>
      <text:p text:style-name="Preformatted_20_Text">7653,03/22/2020,,Cuba,3/8/20 5:31,35.0,1.0,0.0</text:p>
      <text:p text:style-name="Preformatted_20_Text">7654,03/22/2020,,Cyprus,3/8/20 5:31,95.0,1.0,3.0</text:p>
      <text:p text:style-name="Preformatted_20_Text">7655,03/22/2020,,Czech Republic,3/8/20 5:31,1120.0,1.0,6.0</text:p>
      <text:p text:style-name="Preformatted_20_Text">7656,03/22/2020,,Denmark,3/8/20 5:31,1395.0,13.0,1.0</text:p>
      <text:p text:style-name="Preformatted_20_Text">7657,03/22/2020,,Djibouti,3/8/20 5:31,1.0,0.0,0.0</text:p>
      <text:p text:style-name="Preformatted_20_Text">7658,03/22/2020,,Dominica,3/8/20 5:31,1.0,0.0,0.0</text:p>
      <text:p text:style-name="Preformatted_20_Text">7659,03/22/2020,,Dominican Republic,3/8/20 5:31,202.0,3.0,0.0</text:p>
      <text:p text:style-name="Preformatted_20_Text">7660,03/22/2020,,Ecuador,3/8/20 5:31,789.0,14.0,3.0</text:p>
      <text:p text:style-name="Preformatted_20_Text">7661,03/22/2020,,Egypt,3/8/20 5:31,327.0,14.0,56.0</text:p>
      <text:p text:style-name="Preformatted_20_Text">7662,03/22/2020,,El Salvador,3/8/20 5:31,3.0,0.0,0.0</text:p>
      <text:p text:style-name="Preformatted_20_Text">7663,03/22/2020,,Equatorial Guinea,3/8/20 5:31,6.0,0.0,0.0</text:p>
      <text:p text:style-name="Preformatted_20_Text">7664,03/22/2020,,Eritrea,3/8/20 5:31,1.0,0.0,0.0</text:p>
      <text:p text:style-name="Preformatted_20_Text">7665,03/22/2020,,Estonia,3/8/20 5:31,326.0,0.0,4.0</text:p>
      <text:p text:style-name="Preformatted_20_Text">7666,03/22/2020,,Eswatini,3/8/20 5:31,4.0,0.0,0.0</text:p>
      <text:p text:style-name="Preformatted_20_Text">7667,03/22/2020,,Ethiopia,3/8/20 5:31,11.0,0.0,0.0</text:p>
      <text:p text:style-name="Preformatted_20_Text"><text:soft-page-break/>7668,03/22/2020,,Fiji,3/8/20 5:31,2.0,0.0,0.0</text:p>
      <text:p text:style-name="Preformatted_20_Text">7669,03/22/2020,,Finland,3/8/20 5:31,626.0,1.0,10.0</text:p>
      <text:p text:style-name="Preformatted_20_Text">7670,03/22/2020,,France,3/8/20 5:31,16018.0,674.0,2200.0</text:p>
      <text:p text:style-name="Preformatted_20_Text">7671,03/22/2020,,Gabon,3/8/20 5:31,5.0,1.0,0.0</text:p>
      <text:p text:style-name="Preformatted_20_Text">7672,03/22/2020,,Gambia,3/8/20 5:31,1.0,0.0,0.0</text:p>
      <text:p text:style-name="Preformatted_20_Text">7673,03/22/2020,,Georgia,3/8/20 5:31,54.0,0.0,1.0</text:p>
      <text:p text:style-name="Preformatted_20_Text">7674,03/22/2020,,Germany,3/8/20 5:31,24873.0,94.0,266.0</text:p>
      <text:p text:style-name="Preformatted_20_Text">7675,03/22/2020,,Ghana,3/8/20 5:31,23.0,1.0,0.0</text:p>
      <text:p text:style-name="Preformatted_20_Text">7676,03/22/2020,,Greece,3/8/20 5:31,624.0,15.0,19.0</text:p>
      <text:p text:style-name="Preformatted_20_Text">7677,03/22/2020,,Grenada,3/8/20 5:31,1.0,0.0,0.0</text:p>
      <text:p text:style-name="Preformatted_20_Text">7678,03/22/2020,,Guatemala,3/8/20 5:31,19.0,1.0,0.0</text:p>
      <text:p text:style-name="Preformatted_20_Text">7679,03/22/2020,,Guinea,3/8/20 5:31,2.0,0.0,0.0</text:p>
      <text:p text:style-name="Preformatted_20_Text">7680,03/22/2020,,Guyana,3/8/20 5:31,18.0,1.0,0.0</text:p>
      <text:p text:style-name="Preformatted_20_Text">7681,03/22/2020,,Haiti,3/8/20 5:31,2.0,0.0,0.0</text:p>
      <text:p text:style-name="Preformatted_20_Text">7682,03/22/2020,,Holy See,3/8/20 5:31,1.0,0.0,0.0</text:p>
      <text:p text:style-name="Preformatted_20_Text">7683,03/22/2020,,Honduras,3/8/20 5:31,26.0,0.0,0.0</text:p>
      <text:p text:style-name="Preformatted_20_Text">7684,03/22/2020,,Hungary,3/8/20 5:31,131.0,6.0,16.0</text:p>
      <text:p text:style-name="Preformatted_20_Text">7685,03/22/2020,,Iceland,3/8/20 5:31,568.0,1.0,5.0</text:p>
      <text:p text:style-name="Preformatted_20_Text">7686,03/22/2020,,India,3/8/20 5:31,396.0,7.0,24.0</text:p>
      <text:p text:style-name="Preformatted_20_Text">7687,03/22/2020,,Indonesia,3/8/20 5:31,514.0,48.0,29.0</text:p>
      <text:p text:style-name="Preformatted_20_Text">7688,03/22/2020,,Iran,3/8/20 5:31,21638.0,1685.0,7635.0</text:p>
      <text:p text:style-name="Preformatted_20_Text">7689,03/22/2020,,Iraq,3/8/20 5:31,233.0,20.0,57.0</text:p>
      <text:p text:style-name="Preformatted_20_Text">7690,03/22/2020,,Ireland,3/8/20 5:31,906.0,4.0,5.0</text:p>
      <text:p text:style-name="Preformatted_20_Text">7691,03/22/2020,,Israel,3/8/20 5:31,1071.0,1.0,37.0</text:p>
      <text:p text:style-name="Preformatted_20_Text">7692,03/22/2020,,Italy,3/8/20 5:31,59138.0,5476.0,7024.0</text:p>
      <text:p text:style-name="Preformatted_20_Text">7693,03/22/2020,,Ivory Coast,3/8/20 5:31,14.0,0.0,1.0</text:p>
      <text:p text:style-name="Preformatted_20_Text">7694,03/22/2020,,Jamaica,3/8/20 5:31,19.0,1.0,2.0</text:p>
      <text:p text:style-name="Preformatted_20_Text">7695,03/22/2020,,Japan,3/8/20 5:31,1086.0,36.0,235.0</text:p>
      <text:p text:style-name="Preformatted_20_Text">7696,03/22/2020,,Jordan,3/8/20 5:31,112.0,0.0,1.0</text:p>
      <text:p text:style-name="Preformatted_20_Text">7697,03/22/2020,,Kazakhstan,3/8/20 5:31,59.0,0.0,0.0</text:p>
      <text:p text:style-name="Preformatted_20_Text">7698,03/22/2020,,Kenya,3/8/20 5:31,15.0,0.0,0.0</text:p>
      <text:p text:style-name="Preformatted_20_Text">7699,03/22/2020,,Kuwait,3/8/20 5:31,188.0,0.0,30.0</text:p>
      <text:p text:style-name="Preformatted_20_Text">7700,03/22/2020,,Kyrgyzstan,3/8/20 5:31,14.0,0.0,0.0</text:p>
      <text:p text:style-name="Preformatted_20_Text">7701,03/22/2020,,Latvia,3/8/20 5:31,139.0,0.0,1.0</text:p>
      <text:p text:style-name="Preformatted_20_Text">7702,03/22/2020,,Lebanon,3/8/20 5:31,248.0,4.0,8.0</text:p>
      <text:p text:style-name="Preformatted_20_Text">7703,03/22/2020,,Liberia,3/8/20 5:31,3.0,0.0,0.0</text:p>
      <text:p text:style-name="Preformatted_20_Text">7704,03/22/2020,,Liechtenstein,3/8/20 5:31,37.0,0.0,0.0</text:p>
      <text:p text:style-name="Preformatted_20_Text">7705,03/22/2020,,Lithuania,3/8/20 5:31,129.0,1.0,1.0</text:p>
      <text:p text:style-name="Preformatted_20_Text">7706,03/22/2020,,Luxembourg,3/8/20 5:31,798.0,8.0,6.0</text:p>
      <text:p text:style-name="Preformatted_20_Text">7707,03/22/2020,,Madagascar,3/8/20 5:31,3.0,0.0,0.0</text:p>
      <text:p text:style-name="Preformatted_20_Text">7708,03/22/2020,,Malaysia,3/8/20 5:31,1306.0,10.0,139.0</text:p>
      <text:p text:style-name="Preformatted_20_Text">7709,03/22/2020,,Maldives,3/8/20 5:31,13.0,0.0,3.0</text:p>
      <text:p text:style-name="Preformatted_20_Text">7710,03/22/2020,,Malta,3/8/20 5:31,90.0,0.0,2.0</text:p>
      <text:p text:style-name="Preformatted_20_Text">7711,03/22/2020,,Mauritania,3/8/20 5:31,2.0,0.0,0.0</text:p>
      <text:p text:style-name="Preformatted_20_Text">7712,03/22/2020,,Mauritius,3/8/20 5:31,28.0,2.0,0.0</text:p>
      <text:p text:style-name="Preformatted_20_Text">7713,03/22/2020,,Mexico,3/8/20 5:31,251.0,2.0,4.0</text:p>
      <text:p text:style-name="Preformatted_20_Text">7714,03/22/2020,,Moldova,3/8/20 5:31,94.0,1.0,1.0</text:p>
      <text:p text:style-name="Preformatted_20_Text">7715,03/22/2020,,Monaco,3/8/20 5:31,23.0,0.0,1.0</text:p>
      <text:p text:style-name="Preformatted_20_Text">7716,03/22/2020,,Mongolia,3/8/20 5:31,10.0,0.0,0.0</text:p>
      <text:p text:style-name="Preformatted_20_Text">7717,03/22/2020,,Montenegro,3/8/20 5:31,21.0,0.0,0.0</text:p>
      <text:p text:style-name="Preformatted_20_Text">7718,03/22/2020,,Morocco,3/8/20 5:31,115.0,4.0,3.0</text:p>
      <text:p text:style-name="Preformatted_20_Text">7719,03/22/2020,,Mozambique,3/8/20 5:31,1.0,0.0,0.0</text:p>
      <text:p text:style-name="Preformatted_20_Text">7720,03/22/2020,,Namibia,3/8/20 5:31,3.0,0.0,0.0</text:p>
      <text:p text:style-name="Preformatted_20_Text">7721,03/22/2020,,Nepal,3/8/20 5:31,1.0,0.0,1.0</text:p>
      <text:p text:style-name="Preformatted_20_Text">7722,03/22/2020,,Netherlands,3/8/20 5:31,4204.0,179.0,2.0</text:p>
      <text:p text:style-name="Preformatted_20_Text">7723,03/22/2020,,New Zealand,3/8/20 5:31,102.0,0.0,0.0</text:p>
      <text:p text:style-name="Preformatted_20_Text">7724,03/22/2020,,Nicaragua,3/8/20 5:31,2.0,0.0,0.0</text:p>
      <text:p text:style-name="Preformatted_20_Text">7725,03/22/2020,,Niger,3/8/20 5:31,2.0,0.0,0.0</text:p>
      <text:p text:style-name="Preformatted_20_Text">7726,03/22/2020,,Nigeria,3/8/20 5:31,30.0,0.0,2.0</text:p>
      <text:p text:style-name="Preformatted_20_Text">7727,03/22/2020,,North Macedonia,3/8/20 5:31,115.0,1.0,1.0</text:p>
      <text:p text:style-name="Preformatted_20_Text">7728,03/22/2020,,Norway,3/8/20 5:31,2263.0,7.0,6.0</text:p>
      <text:p text:style-name="Preformatted_20_Text">7729,03/22/2020,,Oman,3/8/20 5:31,55.0,0.0,17.0</text:p>
      <text:p text:style-name="Preformatted_20_Text">7730,03/22/2020,,Pakistan,3/8/20 5:31,776.0,4.0,13.0</text:p>
      <text:p text:style-name="Preformatted_20_Text">7731,03/22/2020,,Panama,3/8/20 5:31,313.0,3.0,1.0</text:p>
      <text:p text:style-name="Preformatted_20_Text"><text:soft-page-break/>7732,03/22/2020,,Papua New Guinea,3/8/20 5:31,1.0,0.0,0.0</text:p>
      <text:p text:style-name="Preformatted_20_Text">7733,03/22/2020,,Paraguay,3/8/20 5:31,22.0,1.0,0.0</text:p>
      <text:p text:style-name="Preformatted_20_Text">7734,03/22/2020,,Peru,3/8/20 5:31,363.0,5.0,1.0</text:p>
      <text:p text:style-name="Preformatted_20_Text">7735,03/22/2020,,Philippines,3/8/20 5:31,380.0,25.0,15.0</text:p>
      <text:p text:style-name="Preformatted_20_Text">7736,03/22/2020,,Poland,3/8/20 5:31,634.0,7.0,13.0</text:p>
      <text:p text:style-name="Preformatted_20_Text">7737,03/22/2020,,Portugal,3/8/20 5:31,1600.0,14.0,5.0</text:p>
      <text:p text:style-name="Preformatted_20_Text">7738,03/22/2020,,Qatar,3/8/20 5:31,494.0,0.0,33.0</text:p>
      <text:p text:style-name="Preformatted_20_Text">7739,03/22/2020,,Romania,3/8/20 5:31,433.0,3.0,64.0</text:p>
      <text:p text:style-name="Preformatted_20_Text">7740,03/22/2020,,Russia,3/8/20 5:31,367.0,1.0,16.0</text:p>
      <text:p text:style-name="Preformatted_20_Text">7741,03/22/2020,,Rwanda,3/8/20 5:31,19.0,0.0,0.0</text:p>
      <text:p text:style-name="Preformatted_20_Text">7742,03/22/2020,,Saint Lucia,3/8/20 5:31,2.0,0.0,0.0</text:p>
      <text:p text:style-name="Preformatted_20_Text">7743,03/22/2020,,Saint Vincent and the Grenadines,3/8/20 5:31,1.0,0.0,0.0</text:p>
      <text:p text:style-name="Preformatted_20_Text">7744,03/22/2020,,San Marino,3/8/20 5:31,175.0,20.0,4.0</text:p>
      <text:p text:style-name="Preformatted_20_Text">7745,03/22/2020,,Saudi Arabia,3/8/20 5:31,511.0,0.0,17.0</text:p>
      <text:p text:style-name="Preformatted_20_Text">7746,03/22/2020,,Senegal,3/8/20 5:31,67.0,0.0,5.0</text:p>
      <text:p text:style-name="Preformatted_20_Text">7747,03/22/2020,,Serbia,3/8/20 5:31,222.0,2.0,2.0</text:p>
      <text:p text:style-name="Preformatted_20_Text">7748,03/22/2020,,Seychelles,3/8/20 5:31,7.0,0.0,0.0</text:p>
      <text:p text:style-name="Preformatted_20_Text">7749,03/22/2020,,Singapore,3/8/20 5:31,455.0,2.0,144.0</text:p>
      <text:p text:style-name="Preformatted_20_Text">7750,03/22/2020,,Slovakia,3/8/20 5:31,185.0,0.0,7.0</text:p>
      <text:p text:style-name="Preformatted_20_Text">7751,03/22/2020,,Slovenia,3/8/20 5:31,414.0,2.0,0.0</text:p>
      <text:p text:style-name="Preformatted_20_Text">7752,03/22/2020,,Somalia,3/8/20 5:31,1.0,0.0,0.0</text:p>
      <text:p text:style-name="Preformatted_20_Text">7753,03/22/2020,,South Africa,3/8/20 5:31,274.0,0.0,2.0</text:p>
      <text:p text:style-name="Preformatted_20_Text">7754,03/22/2020,,South Korea,3/8/20 5:31,8897.0,104.0,2909.0</text:p>
      <text:p text:style-name="Preformatted_20_Text">7755,03/22/2020,,Spain,3/8/20 5:31,28603.0,1756.0,2125.0</text:p>
      <text:p text:style-name="Preformatted_20_Text">7756,03/22/2020,,Sri Lanka,3/8/20 5:31,82.0,0.0,3.0</text:p>
      <text:p text:style-name="Preformatted_20_Text">7757,03/22/2020,,Sudan,3/8/20 5:31,2.0,1.0,0.0</text:p>
      <text:p text:style-name="Preformatted_20_Text">7758,03/22/2020,,Suriname,3/8/20 5:31,5.0,0.0,0.0</text:p>
      <text:p text:style-name="Preformatted_20_Text">7759,03/22/2020,,Sweden,3/8/20 5:31,1931.0,21.0,16.0</text:p>
      <text:p text:style-name="Preformatted_20_Text">7760,03/22/2020,,Switzerland,3/8/20 5:31,7474.0,98.0,131.0</text:p>
      <text:p text:style-name="Preformatted_20_Text">7761,03/22/2020,,Syria,3/8/20 5:31,1.0,0.0,0.0</text:p>
      <text:p text:style-name="Preformatted_20_Text">7762,03/22/2020,,Taiwan,3/8/20 5:31,169.0,2.0,28.0</text:p>
      <text:p text:style-name="Preformatted_20_Text">7763,03/22/2020,,Tanzania,3/8/20 5:31,12.0,0.0,0.0</text:p>
      <text:p text:style-name="Preformatted_20_Text">7764,03/22/2020,,Thailand,3/8/20 5:31,599.0,1.0,44.0</text:p>
      <text:p text:style-name="Preformatted_20_Text">7765,03/22/2020,,Timor-Leste,3/8/20 5:31,1.0,0.0,0.0</text:p>
      <text:p text:style-name="Preformatted_20_Text">7766,03/22/2020,,Togo,3/8/20 5:31,16.0,0.0,0.0</text:p>
      <text:p text:style-name="Preformatted_20_Text">7767,03/22/2020,,Trinidad and Tobago,3/8/20 5:31,50.0,0.0,0.0</text:p>
      <text:p text:style-name="Preformatted_20_Text">7768,03/22/2020,,Tunisia,3/8/20 5:31,75.0,3.0,1.0</text:p>
      <text:p text:style-name="Preformatted_20_Text">7769,03/22/2020,,Turkey,3/8/20 5:31,1236.0,30.0,0.0</text:p>
      <text:p text:style-name="Preformatted_20_Text">7770,03/22/2020,,UK,3/8/20 5:31,5683.0,281.0,93.0</text:p>
      <text:p text:style-name="Preformatted_20_Text">7771,03/22/2020,,Uganda,3/8/20 5:31,1.0,0.0,0.0</text:p>
      <text:p text:style-name="Preformatted_20_Text">7772,03/22/2020,,Ukraine,3/8/20 5:31,73.0,3.0,1.0</text:p>
      <text:p text:style-name="Preformatted_20_Text">7773,03/22/2020,,United Arab Emirates,3/8/20 5:31,153.0,2.0,38.0</text:p>
      <text:p text:style-name="Preformatted_20_Text">7774,03/22/2020,,Uruguay,3/8/20 5:31,135.0,0.0,0.0</text:p>
      <text:p text:style-name="Preformatted_20_Text">7775,03/22/2020,,Uzbekistan,3/8/20 5:31,43.0,0.0,0.0</text:p>
      <text:p text:style-name="Preformatted_20_Text">7776,03/22/2020,,Venezuela,3/8/20 5:31,70.0,0.0,15.0</text:p>
      <text:p text:style-name="Preformatted_20_Text">7777,03/22/2020,,Vietnam,3/8/20 5:31,113.0,0.0,17.0</text:p>
      <text:p text:style-name="Preformatted_20_Text">7778,03/22/2020,,Zambia,3/8/20 5:31,3.0,0.0,0.0</text:p>
      <text:p text:style-name="Preformatted_20_Text">7779,03/22/2020,,Zimbabwe,3/8/20 5:31,3.0,0.0,0.0</text:p>
      <text:p text:style-name="Preformatted_20_Text">7780,03/22/2020,Alabama,US,3/8/20 5:31,157.0,0.0,0.0</text:p>
      <text:p text:style-name="Preformatted_20_Text">7781,03/22/2020,Alaska,US,3/8/20 5:31,20.0,0.0,0.0</text:p>
      <text:p text:style-name="Preformatted_20_Text">7782,03/22/2020,Alberta,Canada,3/8/20 5:31,259.0,1.0,0.0</text:p>
      <text:p text:style-name="Preformatted_20_Text">7783,03/22/2020,American Samoa,US,3/8/20 5:31,0.0,0.0,0.0</text:p>
      <text:p text:style-name="Preformatted_20_Text">7784,03/22/2020,Anhui,Mainland China,3/8/20 5:31,990.0,6.0,984.0</text:p>
      <text:p text:style-name="Preformatted_20_Text">7785,03/22/2020,Arizona,US,3/8/20 5:31,152.0,2.0,0.0</text:p>
      <text:p text:style-name="Preformatted_20_Text">7786,03/22/2020,Arkansas,US,3/8/20 5:31,165.0,0.0,0.0</text:p>
      <text:p text:style-name="Preformatted_20_Text">7787,03/22/2020,Aruba,Netherlands,3/8/20 5:31,9.0,0.0,1.0</text:p>
      <text:p text:style-name="Preformatted_20_Text">7788,03/22/2020,Australian Capital Territory,Australia,3/8/20 5:31,19.0,0.0,0.0</text:p>
      <text:p text:style-name="Preformatted_20_Text">7789,03/22/2020,Beijing,Mainland China,3/8/20 5:31,514.0,8.0,400.0</text:p>
      <text:p text:style-name="Preformatted_20_Text">7790,03/22/2020,Bermuda,UK,3/8/20 5:31,2.0,0.0,0.0</text:p>
      <text:p text:style-name="Preformatted_20_Text">7791,03/22/2020,British Columbia,Canada,3/8/20 5:31,424.0,10.0,0.0</text:p>
      <text:p text:style-name="Preformatted_20_Text">7792,03/22/2020,California,US,3/8/20 5:31,1646.0,30.0,0.0</text:p>
      <text:p text:style-name="Preformatted_20_Text">7793,03/22/2020,Cayman Islands,UK,3/8/20 5:31,3.0,1.0,0.0</text:p>
      <text:p text:style-name="Preformatted_20_Text">7794,03/22/2020,Channel Islands,UK,3/8/20 5:31,32.0,0.0,0.0</text:p>
      <text:p text:style-name="Preformatted_20_Text">7795,03/22/2020,Chongqing,Mainland China,3/8/20 5:31,577.0,6.0,570.0</text:p>
      <text:p text:style-name="Preformatted_20_Text"><text:soft-page-break/>7796,03/22/2020,Colorado,US,3/8/20 5:31,591.0,6.0,0.0</text:p>
      <text:p text:style-name="Preformatted_20_Text">7797,03/22/2020,Connecticut,US,3/8/20 5:31,327.0,8.0,0.0</text:p>
      <text:p text:style-name="Preformatted_20_Text">7798,03/22/2020,Curacao,Netherlands,3/8/20 5:31,3.0,1.0,0.0</text:p>
      <text:p text:style-name="Preformatted_20_Text">7799,03/22/2020,Delaware,US,3/8/20 5:31,56.0,0.0,0.0</text:p>
      <text:p text:style-name="Preformatted_20_Text">7800,03/22/2020,Diamond Princess cruise ship,Canada,3/8/20 5:31,0.0,1.0,0.0</text:p>
      <text:p text:style-name="Preformatted_20_Text">7801,03/22/2020,Diamond Princess cruise ship,Others,3/8/20 5:31,712.0,8.0,567.0</text:p>
      <text:p text:style-name="Preformatted_20_Text">7802,03/22/2020,Diamond Princess cruise ship,US,3/8/20 5:31,49.0,0.0,0.0</text:p>
      <text:p text:style-name="Preformatted_20_Text">7803,03/22/2020,District of Columbia,US,3/8/20 5:31,204.0,2.0,0.0</text:p>
      <text:p text:style-name="Preformatted_20_Text">7804,03/22/2020,External territories,Australia,3/8/20 5:31,0.0,0.0,0.0</text:p>
      <text:p text:style-name="Preformatted_20_Text">7805,03/22/2020,Faroe Islands,Denmark,3/8/20 5:31,115.0,0.0,3.0</text:p>
      <text:p text:style-name="Preformatted_20_Text">7806,03/22/2020,Florida,US,3/8/20 5:31,1004.0,13.0,0.0</text:p>
      <text:p text:style-name="Preformatted_20_Text">7807,03/22/2020,French Guiana,France,3/8/20 5:31,18.0,0.0,0.0</text:p>
      <text:p text:style-name="Preformatted_20_Text">7808,03/22/2020,French Polynesia,France,3/8/20 5:31,15.0,0.0,0.0</text:p>
      <text:p text:style-name="Preformatted_20_Text">7809,03/22/2020,Fujian,Mainland China,3/8/20 5:31,307.0,1.0,295.0</text:p>
      <text:p text:style-name="Preformatted_20_Text">7810,03/22/2020,Gansu,Mainland China,3/8/20 5:31,136.0,2.0,114.0</text:p>
      <text:p text:style-name="Preformatted_20_Text">7811,03/22/2020,Georgia,US,3/8/20 5:31,621.0,25.0,0.0</text:p>
      <text:p text:style-name="Preformatted_20_Text">7812,03/22/2020,Gibraltar,UK,3/8/20 5:31,15.0,0.0,2.0</text:p>
      <text:p text:style-name="Preformatted_20_Text">7813,03/22/2020,Grand Princess,Canada,3/8/20 5:31,13.0,0.0,0.0</text:p>
      <text:p text:style-name="Preformatted_20_Text">7814,03/22/2020,Grand Princess,US,3/8/20 5:31,30.0,1.0,0.0</text:p>
      <text:p text:style-name="Preformatted_20_Text">7815,03/22/2020,Greenland,Denmark,3/8/20 5:31,4.0,0.0,0.0</text:p>
      <text:p text:style-name="Preformatted_20_Text">7816,03/22/2020,Guadeloupe,France,3/8/20 5:31,56.0,1.0,0.0</text:p>
      <text:p text:style-name="Preformatted_20_Text">7817,03/22/2020,Guam,US,3/8/20 5:31,27.0,1.0,0.0</text:p>
      <text:p text:style-name="Preformatted_20_Text">7818,03/22/2020,Guangdong,Mainland China,3/8/20 5:31,1407.0,8.0,1329.0</text:p>
      <text:p text:style-name="Preformatted_20_Text">7819,03/22/2020,Guangxi,Mainland China,3/8/20 5:31,254.0,2.0,250.0</text:p>
      <text:p text:style-name="Preformatted_20_Text">7820,03/22/2020,Guizhou,Mainland China,3/8/20 5:31,146.0,2.0,144.0</text:p>
      <text:p text:style-name="Preformatted_20_Text">7821,03/22/2020,Hainan,Mainland China,3/8/20 5:31,168.0,6.0,161.0</text:p>
      <text:p text:style-name="Preformatted_20_Text">7822,03/22/2020,Hawaii,US,3/8/20 5:31,53.0,0.0,0.0</text:p>
      <text:p text:style-name="Preformatted_20_Text">7823,03/22/2020,Hebei,Mainland China,3/8/20 5:31,319.0,6.0,310.0</text:p>
      <text:p text:style-name="Preformatted_20_Text">7824,03/22/2020,Heilongjiang,Mainland China,3/8/20 5:31,484.0,13.0,466.0</text:p>
      <text:p text:style-name="Preformatted_20_Text">7825,03/22/2020,Henan,Mainland China,3/8/20 5:31,1273.0,22.0,1250.0</text:p>
      <text:p text:style-name="Preformatted_20_Text">7826,03/22/2020,Hong Kong,Hong Kong,3/8/20 5:31,317.0,4.0,100.0</text:p>
      <text:p text:style-name="Preformatted_20_Text">7827,03/22/2020,Hubei,Mainland China,3/8/20 5:31,67800.0,3144.0,59433.0</text:p>
      <text:p text:style-name="Preformatted_20_Text">7828,03/22/2020,Hunan,Mainland China,3/8/20 5:31,1018.0,4.0,1014.0</text:p>
      <text:p text:style-name="Preformatted_20_Text">7829,03/22/2020,Idaho,US,3/8/20 5:31,42.0,0.0,0.0</text:p>
      <text:p text:style-name="Preformatted_20_Text">7830,03/22/2020,Illinois,US,3/8/20 5:31,1049.0,9.0,0.0</text:p>
      <text:p text:style-name="Preformatted_20_Text">7831,03/22/2020,Indiana,US,3/8/20 5:31,204.0,6.0,0.0</text:p>
      <text:p text:style-name="Preformatted_20_Text">7832,03/22/2020,Inner Mongolia,Mainland China,3/8/20 5:31,75.0,1.0,74.0</text:p>
      <text:p text:style-name="Preformatted_20_Text">7833,03/22/2020,Iowa,US,3/8/20 5:31,90.0,0.0,0.0</text:p>
      <text:p text:style-name="Preformatted_20_Text">7834,03/22/2020,Isle of Man,UK,3/8/20 5:31,5.0,0.0,0.0</text:p>
      <text:p text:style-name="Preformatted_20_Text">7835,03/22/2020,Jervis Bay Territory,Australia,3/8/20 5:31,0.0,0.0,0.0</text:p>
      <text:p text:style-name="Preformatted_20_Text">7836,03/22/2020,Jiangsu,Mainland China,3/8/20 5:31,633.0,0.0,631.0</text:p>
      <text:p text:style-name="Preformatted_20_Text">7837,03/22/2020,Jiangxi,Mainland China,3/8/20 5:31,936.0,1.0,934.0</text:p>
      <text:p text:style-name="Preformatted_20_Text">7838,03/22/2020,Jilin,Mainland China,3/8/20 5:31,93.0,1.0,92.0</text:p>
      <text:p text:style-name="Preformatted_20_Text">7839,03/22/2020,Kansas,US,3/8/20 5:31,65.0,2.0,0.0</text:p>
      <text:p text:style-name="Preformatted_20_Text">7840,03/22/2020,Kentucky,US,3/8/20 5:31,103.0,3.0,0.0</text:p>
      <text:p text:style-name="Preformatted_20_Text">7841,03/22/2020,Liaoning,Mainland China,3/8/20 5:31,126.0,2.0,124.0</text:p>
      <text:p text:style-name="Preformatted_20_Text">7842,03/22/2020,Louisiana,US,3/8/20 5:31,837.0,20.0,0.0</text:p>
      <text:p text:style-name="Preformatted_20_Text">7843,03/22/2020,Macau,Macau,3/8/20 5:31,20.0,0.0,10.0</text:p>
      <text:p text:style-name="Preformatted_20_Text">7844,03/22/2020,Maine,US,3/8/20 5:31,89.0,0.0,0.0</text:p>
      <text:p text:style-name="Preformatted_20_Text">7845,03/22/2020,Manitoba,Canada,3/8/20 5:31,20.0,0.0,0.0</text:p>
      <text:p text:style-name="Preformatted_20_Text">7846,03/22/2020,Martinique,France,3/8/20 5:31,37.0,1.0,0.0</text:p>
      <text:p text:style-name="Preformatted_20_Text">7847,03/22/2020,Maryland,US,3/8/20 5:31,244.0,3.0,0.0</text:p>
      <text:p text:style-name="Preformatted_20_Text">7848,03/22/2020,Massachusetts,US,3/8/20 5:31,646.0,5.0,0.0</text:p>
      <text:p text:style-name="Preformatted_20_Text">7849,03/22/2020,Mayotte,France,3/8/20 5:31,11.0,0.0,0.0</text:p>
      <text:p text:style-name="Preformatted_20_Text">7850,03/22/2020,Michigan,US,3/8/20 5:31,1035.0,9.0,0.0</text:p>
      <text:p text:style-name="Preformatted_20_Text">7851,03/22/2020,Minnesota,US,3/8/20 5:31,167.0,1.0,0.0</text:p>
      <text:p text:style-name="Preformatted_20_Text">7852,03/22/2020,Mississippi,US,3/8/20 5:31,207.0,1.0,0.0</text:p>
      <text:p text:style-name="Preformatted_20_Text">7853,03/22/2020,Missouri,US,3/8/20 5:31,87.0,3.0,0.0</text:p>
      <text:p text:style-name="Preformatted_20_Text">7854,03/22/2020,Montana,US,3/8/20 5:31,34.0,0.0,0.0</text:p>
      <text:p text:style-name="Preformatted_20_Text">7855,03/22/2020,Montserrat,UK,3/8/20 5:31,1.0,0.0,0.0</text:p>
      <text:p text:style-name="Preformatted_20_Text">7856,03/22/2020,Nebraska,US,3/8/20 5:31,51.0,0.0,0.0</text:p>
      <text:p text:style-name="Preformatted_20_Text">7857,03/22/2020,Nevada,US,3/8/20 5:31,190.0,2.0,0.0</text:p>
      <text:p text:style-name="Preformatted_20_Text">7858,03/22/2020,New Brunswick,Canada,3/8/20 5:31,17.0,0.0,0.0</text:p>
      <text:p text:style-name="Preformatted_20_Text">7859,03/22/2020,New Caledonia,France,3/8/20 5:31,4.0,0.0,0.0</text:p>
      <text:p text:style-name="Preformatted_20_Text"><text:soft-page-break/>7860,03/22/2020,New Hampshire,US,3/8/20 5:31,74.0,0.0,0.0</text:p>
      <text:p text:style-name="Preformatted_20_Text">7861,03/22/2020,New Jersey,US,3/8/20 5:31,1914.0,20.0,0.0</text:p>
      <text:p text:style-name="Preformatted_20_Text">7862,03/22/2020,New Mexico,US,3/8/20 5:31,57.0,0.0,0.0</text:p>
      <text:p text:style-name="Preformatted_20_Text">7863,03/22/2020,New South Wales,Australia,3/8/20 5:31,669.0,6.0,4.0</text:p>
      <text:p text:style-name="Preformatted_20_Text">7864,03/22/2020,New York,US,3/8/20 5:31,15800.0,117.0,0.0</text:p>
      <text:p text:style-name="Preformatted_20_Text">7865,03/22/2020,Newfoundland and Labrador,Canada,3/8/20 5:31,9.0,0.0,0.0</text:p>
      <text:p text:style-name="Preformatted_20_Text">7866,03/22/2020,Ningxia,Mainland China,3/8/20 5:31,75.0,0.0,75.0</text:p>
      <text:p text:style-name="Preformatted_20_Text">7867,03/22/2020,North Carolina,US,3/8/20 5:31,305.0,0.0,0.0</text:p>
      <text:p text:style-name="Preformatted_20_Text">7868,03/22/2020,North Dakota,US,3/8/20 5:31,28.0,0.0,0.0</text:p>
      <text:p text:style-name="Preformatted_20_Text">7869,03/22/2020,Northern Mariana Islands,US,3/8/20 5:31,0.0,0.0,0.0</text:p>
      <text:p text:style-name="Preformatted_20_Text">7870,03/22/2020,Northern Territory,Australia,3/8/20 5:31,5.0,0.0,0.0</text:p>
      <text:p text:style-name="Preformatted_20_Text">7871,03/22/2020,Northwest Territories,Canada,3/8/20 5:31,1.0,0.0,0.0</text:p>
      <text:p text:style-name="Preformatted_20_Text">7872,03/22/2020,Nova Scotia,Canada,3/8/20 5:31,28.0,0.0,0.0</text:p>
      <text:p text:style-name="Preformatted_20_Text">7873,03/22/2020,Ohio,US,3/8/20 5:31,356.0,3.0,0.0</text:p>
      <text:p text:style-name="Preformatted_20_Text">7874,03/22/2020,Oklahoma,US,3/8/20 5:31,67.0,2.0,0.0</text:p>
      <text:p text:style-name="Preformatted_20_Text">7875,03/22/2020,Ontario,Canada,3/8/20 5:31,425.0,5.0,0.0</text:p>
      <text:p text:style-name="Preformatted_20_Text">7876,03/22/2020,Oregon,US,3/8/20 5:31,161.0,5.0,0.0</text:p>
      <text:p text:style-name="Preformatted_20_Text">7877,03/22/2020,Pennsylvania,US,3/8/20 5:31,509.0,4.0,0.0</text:p>
      <text:p text:style-name="Preformatted_20_Text">7878,03/22/2020,Prince Edward Island,Canada,3/8/20 5:31,3.0,0.0,0.0</text:p>
      <text:p text:style-name="Preformatted_20_Text">7879,03/22/2020,Puerto Rico,US,3/8/20 5:31,23.0,1.0,0.0</text:p>
      <text:p text:style-name="Preformatted_20_Text">7880,03/22/2020,Qinghai,Mainland China,3/8/20 5:31,18.0,0.0,18.0</text:p>
      <text:p text:style-name="Preformatted_20_Text">7881,03/22/2020,Quebec,Canada,3/8/20 5:31,219.0,4.0,0.0</text:p>
      <text:p text:style-name="Preformatted_20_Text">7882,03/22/2020,Queensland,Australia,3/8/20 5:31,259.0,0.0,8.0</text:p>
      <text:p text:style-name="Preformatted_20_Text">7883,03/22/2020,Reunion,France,3/8/20 5:31,47.0,0.0,1.0</text:p>
      <text:p text:style-name="Preformatted_20_Text">7884,03/22/2020,Rhode Island,US,3/8/20 5:31,83.0,0.0,0.0</text:p>
      <text:p text:style-name="Preformatted_20_Text">7885,03/22/2020,Saint Barthelemy,France,3/8/20 5:31,3.0,0.0,0.0</text:p>
      <text:p text:style-name="Preformatted_20_Text">7886,03/22/2020,Saskatchewan,Canada,3/8/20 5:31,52.0,0.0,0.0</text:p>
      <text:p text:style-name="Preformatted_20_Text">7887,03/22/2020,Shaanxi,Mainland China,3/8/20 5:31,248.0,3.0,239.0</text:p>
      <text:p text:style-name="Preformatted_20_Text">7888,03/22/2020,Shandong,Mainland China,3/8/20 5:31,766.0,7.0,750.0</text:p>
      <text:p text:style-name="Preformatted_20_Text">7889,03/22/2020,Shanghai,Mainland China,3/8/20 5:31,394.0,4.0,328.0</text:p>
      <text:p text:style-name="Preformatted_20_Text">7890,03/22/2020,Shanxi,Mainland China,3/8/20 5:31,133.0,0.0,133.0</text:p>
      <text:p text:style-name="Preformatted_20_Text">7891,03/22/2020,Sichuan,Mainland China,3/8/20 5:31,543.0,3.0,536.0</text:p>
      <text:p text:style-name="Preformatted_20_Text">7892,03/22/2020,Sint Maarten,Netherlands,3/8/20 5:31,1.0,0.0,0.0</text:p>
      <text:p text:style-name="Preformatted_20_Text">7893,03/22/2020,South Australia,Australia,3/8/20 5:31,100.0,0.0,6.0</text:p>
      <text:p text:style-name="Preformatted_20_Text">7894,03/22/2020,South Carolina,US,3/8/20 5:31,196.0,3.0,0.0</text:p>
      <text:p text:style-name="Preformatted_20_Text">7895,03/22/2020,South Dakota,US,3/8/20 5:31,21.0,1.0,0.0</text:p>
      <text:p text:style-name="Preformatted_20_Text">7896,03/22/2020,St Martin,France,3/8/20 5:31,5.0,0.0,0.0</text:p>
      <text:p text:style-name="Preformatted_20_Text">7897,03/22/2020,Tasmania,Australia,3/8/20 5:31,22.0,0.0,3.0</text:p>
      <text:p text:style-name="Preformatted_20_Text">7898,03/22/2020,Tennessee,US,3/8/20 5:31,505.0,2.0,0.0</text:p>
      <text:p text:style-name="Preformatted_20_Text">7899,03/22/2020,Texas,US,3/8/20 5:31,643.0,7.0,0.0</text:p>
      <text:p text:style-name="Preformatted_20_Text">7900,03/22/2020,Tianjin,Mainland China,3/8/20 5:31,137.0,3.0,133.0</text:p>
      <text:p text:style-name="Preformatted_20_Text">7901,03/22/2020,Tibet,Mainland China,3/8/20 5:31,1.0,0.0,1.0</text:p>
      <text:p text:style-name="Preformatted_20_Text">7902,03/22/2020,Utah,US,3/8/20 5:31,162.0,1.0,0.0</text:p>
      <text:p text:style-name="Preformatted_20_Text">7903,03/22/2020,Vermont,US,3/8/20 5:31,52.0,2.0,0.0</text:p>
      <text:p text:style-name="Preformatted_20_Text">7904,03/22/2020,Victoria,Australia,3/8/20 5:31,296.0,0.0,70.0</text:p>
      <text:p text:style-name="Preformatted_20_Text">7905,03/22/2020,Virgin Islands,US,3/8/20 5:31,6.0,0.0,0.0</text:p>
      <text:p text:style-name="Preformatted_20_Text">7906,03/22/2020,Virginia,US,3/8/20 5:31,220.0,6.0,0.0</text:p>
      <text:p text:style-name="Preformatted_20_Text">7907,03/22/2020,Washington,US,3/8/20 5:31,1997.0,97.0,0.0</text:p>
      <text:p text:style-name="Preformatted_20_Text">7908,03/22/2020,West Virginia,US,3/8/20 5:31,16.0,0.0,0.0</text:p>
      <text:p text:style-name="Preformatted_20_Text">7909,03/22/2020,Western Australia,Australia,3/8/20 5:31,120.0,1.0,1.0</text:p>
      <text:p text:style-name="Preformatted_20_Text">7910,03/22/2020,Wisconsin,US,3/8/20 5:31,381.0,4.0,0.0</text:p>
      <text:p text:style-name="Preformatted_20_Text">7911,03/22/2020,Wuhan Evacuee,US,3/8/20 5:31,4.0,0.0,0.0</text:p>
      <text:p text:style-name="Preformatted_20_Text">7912,03/22/2020,Wyoming,US,3/8/20 5:31,26.0,0.0,0.0</text:p>
      <text:p text:style-name="Preformatted_20_Text">7913,03/22/2020,Xinjiang,Mainland China,3/8/20 5:31,76.0,3.0,73.0</text:p>
      <text:p text:style-name="Preformatted_20_Text">7914,03/22/2020,Yunnan,Mainland China,3/8/20 5:31,176.0,2.0,172.0</text:p>
      <text:p text:style-name="Preformatted_20_Text">7915,03/22/2020,Zhejiang,Mainland China,3/8/20 5:31,1237.0,1.0,1219.0</text:p>
      <text:p text:style-name="Preformatted_20_Text">7916,03/23/2020,,Afghanistan,2020-03-23 23:23:20,40.0,1.0,1.0</text:p>
      <text:p text:style-name="Preformatted_20_Text">7917,03/23/2020,,Albania,2020-03-23 23:23:20,104.0,4.0,2.0</text:p>
      <text:p text:style-name="Preformatted_20_Text">7918,03/23/2020,,Algeria,2020-03-23 23:23:20,230.0,17.0,65.0</text:p>
      <text:p text:style-name="Preformatted_20_Text">7919,03/23/2020,,Andorra,2020-03-23 23:23:20,133.0,1.0,1.0</text:p>
      <text:p text:style-name="Preformatted_20_Text">7920,03/23/2020,,Angola,2020-03-23 23:23:20,3.0,0.0,0.0</text:p>
      <text:p text:style-name="Preformatted_20_Text">7921,03/23/2020,,Antigua and Barbuda,2020-03-23 23:23:20,3.0,0.0,0.0</text:p>
      <text:p text:style-name="Preformatted_20_Text">7922,03/23/2020,,Argentina,2020-03-23 23:23:20,266.0,4.0,27.0</text:p>
      <text:p text:style-name="Preformatted_20_Text">7923,03/23/2020,,Armenia,2020-03-23 23:23:20,235.0,0.0,2.0</text:p>
      <text:p text:style-name="Preformatted_20_Text"><text:soft-page-break/>7924,03/23/2020,,Austria,2020-03-23 23:23:20,4474.0,21.0,9.0</text:p>
      <text:p text:style-name="Preformatted_20_Text">7925,03/23/2020,,Azerbaijan,2020-03-23 23:23:20,72.0,1.0,10.0</text:p>
      <text:p text:style-name="Preformatted_20_Text">7926,03/23/2020,,Bahamas,2020-03-23 23:23:20,4.0,0.0,0.0</text:p>
      <text:p text:style-name="Preformatted_20_Text">7927,03/23/2020,,Bahrain,2020-03-23 23:23:20,377.0,2.0,164.0</text:p>
      <text:p text:style-name="Preformatted_20_Text">7928,03/23/2020,,Bangladesh,2020-03-23 23:23:20,33.0,3.0,5.0</text:p>
      <text:p text:style-name="Preformatted_20_Text">7929,03/23/2020,,Barbados,2020-03-23 23:23:20,17.0,0.0,0.0</text:p>
      <text:p text:style-name="Preformatted_20_Text">7930,03/23/2020,,Belarus,2020-03-23 23:23:20,81.0,0.0,22.0</text:p>
      <text:p text:style-name="Preformatted_20_Text">7931,03/23/2020,,Belgium,2020-03-23 23:23:20,3743.0,88.0,401.0</text:p>
      <text:p text:style-name="Preformatted_20_Text">7932,03/23/2020,,Belize,2020-03-23 23:23:20,1.0,0.0,0.0</text:p>
      <text:p text:style-name="Preformatted_20_Text">7933,03/23/2020,,Benin,2020-03-23 23:23:20,5.0,0.0,0.0</text:p>
      <text:p text:style-name="Preformatted_20_Text">7934,03/23/2020,,Bhutan,2020-03-23 23:23:20,2.0,0.0,0.0</text:p>
      <text:p text:style-name="Preformatted_20_Text">7935,03/23/2020,,Bolivia,2020-03-23 23:23:20,27.0,0.0,0.0</text:p>
      <text:p text:style-name="Preformatted_20_Text">7936,03/23/2020,,Bosnia and Herzegovina,2020-03-23 23:23:20,132.0,1.0,2.0</text:p>
      <text:p text:style-name="Preformatted_20_Text">7937,03/23/2020,,Brazil,2020-03-23 23:23:20,1924.0,34.0,2.0</text:p>
      <text:p text:style-name="Preformatted_20_Text">7938,03/23/2020,,Brunei,2020-03-23 23:23:20,91.0,0.0,2.0</text:p>
      <text:p text:style-name="Preformatted_20_Text">7939,03/23/2020,,Bulgaria,2020-03-23 23:23:20,201.0,3.0,3.0</text:p>
      <text:p text:style-name="Preformatted_20_Text">7940,03/23/2020,,Burkina Faso,2020-03-23 23:23:20,99.0,4.0,5.0</text:p>
      <text:p text:style-name="Preformatted_20_Text">7941,03/23/2020,,Cabo Verde,2020-03-23 23:23:20,3.0,0.0,0.0</text:p>
      <text:p text:style-name="Preformatted_20_Text">7942,03/23/2020,,Cambodia,2020-03-23 23:23:20,87.0,0.0,2.0</text:p>
      <text:p text:style-name="Preformatted_20_Text">7943,03/23/2020,,Cameroon,2020-03-23 23:23:20,56.0,0.0,2.0</text:p>
      <text:p text:style-name="Preformatted_20_Text">7944,03/23/2020,,Central African Republic,2020-03-23 23:23:20,3.0,0.0,0.0</text:p>
      <text:p text:style-name="Preformatted_20_Text">7945,03/23/2020,,Chad,2020-03-23 23:23:20,1.0,0.0,0.0</text:p>
      <text:p text:style-name="Preformatted_20_Text">7946,03/23/2020,,Chile,2020-03-23 23:23:20,746.0,2.0,11.0</text:p>
      <text:p text:style-name="Preformatted_20_Text">7947,03/23/2020,,Colombia,2020-03-23 23:23:20,277.0,3.0,3.0</text:p>
      <text:p text:style-name="Preformatted_20_Text">7948,03/23/2020,,Congo (Brazzaville),2020-03-23 23:23:20,4.0,0.0,0.0</text:p>
      <text:p text:style-name="Preformatted_20_Text">7949,03/23/2020,,Congo (Kinshasa),2020-03-23 23:23:20,36.0,1.0,0.0</text:p>
      <text:p text:style-name="Preformatted_20_Text">7950,03/23/2020,,Costa Rica,2020-03-23 23:23:20,158.0,2.0,2.0</text:p>
      <text:p text:style-name="Preformatted_20_Text">7951,03/23/2020,,Croatia,2020-03-23 23:23:20,315.0,1.0,5.0</text:p>
      <text:p text:style-name="Preformatted_20_Text">7952,03/23/2020,,Cuba,2020-03-23 23:23:20,40.0,1.0,0.0</text:p>
      <text:p text:style-name="Preformatted_20_Text">7953,03/23/2020,,Cyprus,2020-03-23 23:23:20,116.0,1.0,3.0</text:p>
      <text:p text:style-name="Preformatted_20_Text">7954,03/23/2020,,Czech Republic,2020-03-23 23:23:20,1236.0,1.0,7.0</text:p>
      <text:p text:style-name="Preformatted_20_Text">7955,03/23/2020,,Denmark,2020-03-23 23:23:20,1450.0,24.0,1.0</text:p>
      <text:p text:style-name="Preformatted_20_Text">7956,03/23/2020,,Djibouti,2020-03-23 23:23:20,3.0,0.0,0.0</text:p>
      <text:p text:style-name="Preformatted_20_Text">7957,03/23/2020,,Dominica,2020-03-23 23:23:20,2.0,0.0,0.0</text:p>
      <text:p text:style-name="Preformatted_20_Text">7958,03/23/2020,,Dominican Republic,2020-03-23 23:23:20,245.0,3.0,3.0</text:p>
      <text:p text:style-name="Preformatted_20_Text">7959,03/23/2020,,Ecuador,2020-03-23 23:23:20,981.0,18.0,3.0</text:p>
      <text:p text:style-name="Preformatted_20_Text">7960,03/23/2020,,Egypt,2020-03-23 23:23:20,366.0,19.0,68.0</text:p>
      <text:p text:style-name="Preformatted_20_Text">7961,03/23/2020,,El Salvador,2020-03-23 23:23:20,3.0,0.0,0.0</text:p>
      <text:p text:style-name="Preformatted_20_Text">7962,03/23/2020,,Equatorial Guinea,2020-03-23 23:23:20,9.0,0.0,0.0</text:p>
      <text:p text:style-name="Preformatted_20_Text">7963,03/23/2020,,Eritrea,2020-03-23 23:23:20,1.0,0.0,0.0</text:p>
      <text:p text:style-name="Preformatted_20_Text">7964,03/23/2020,,Estonia,2020-03-23 23:23:20,352.0,0.0,4.0</text:p>
      <text:p text:style-name="Preformatted_20_Text">7965,03/23/2020,,Eswatini,2020-03-23 23:23:20,4.0,0.0,0.0</text:p>
      <text:p text:style-name="Preformatted_20_Text">7966,03/23/2020,,Ethiopia,2020-03-23 23:23:20,11.0,0.0,0.0</text:p>
      <text:p text:style-name="Preformatted_20_Text">7967,03/23/2020,,Fiji,2020-03-23 23:23:20,3.0,0.0,0.0</text:p>
      <text:p text:style-name="Preformatted_20_Text">7968,03/23/2020,,Finland,2020-03-23 23:23:20,700.0,1.0,10.0</text:p>
      <text:p text:style-name="Preformatted_20_Text">7969,03/23/2020,,Gabon,2020-03-23 23:23:20,5.0,1.0,0.0</text:p>
      <text:p text:style-name="Preformatted_20_Text">7970,03/23/2020,,Gambia,2020-03-23 23:23:20,2.0,1.0,0.0</text:p>
      <text:p text:style-name="Preformatted_20_Text">7971,03/23/2020,,Georgia,2020-03-23 23:23:20,61.0,0.0,8.0</text:p>
      <text:p text:style-name="Preformatted_20_Text">7972,03/23/2020,,Germany,2020-03-23 23:23:20,29056.0,123.0,453.0</text:p>
      <text:p text:style-name="Preformatted_20_Text">7973,03/23/2020,,Ghana,2020-03-23 23:23:20,27.0,2.0,0.0</text:p>
      <text:p text:style-name="Preformatted_20_Text">7974,03/23/2020,,Greece,2020-03-23 23:23:20,695.0,17.0,29.0</text:p>
      <text:p text:style-name="Preformatted_20_Text">7975,03/23/2020,,Grenada,2020-03-23 23:23:20,1.0,0.0,0.0</text:p>
      <text:p text:style-name="Preformatted_20_Text">7976,03/23/2020,,Guatemala,2020-03-23 23:23:20,20.0,1.0,0.0</text:p>
      <text:p text:style-name="Preformatted_20_Text">7977,03/23/2020,,Guinea,2020-03-23 23:23:20,4.0,0.0,0.0</text:p>
      <text:p text:style-name="Preformatted_20_Text">7978,03/23/2020,,Guyana,2020-03-23 23:23:20,20.0,1.0,0.0</text:p>
      <text:p text:style-name="Preformatted_20_Text">7979,03/23/2020,,Haiti,2020-03-23 23:23:20,6.0,0.0,0.0</text:p>
      <text:p text:style-name="Preformatted_20_Text">7980,03/23/2020,,Holy See,2020-03-23 23:23:20,1.0,0.0,0.0</text:p>
      <text:p text:style-name="Preformatted_20_Text">7981,03/23/2020,,Honduras,2020-03-23 23:23:20,27.0,0.0,0.0</text:p>
      <text:p text:style-name="Preformatted_20_Text">7982,03/23/2020,,Hungary,2020-03-23 23:23:20,167.0,7.0,16.0</text:p>
      <text:p text:style-name="Preformatted_20_Text">7983,03/23/2020,,Iceland,2020-03-23 23:23:20,588.0,1.0,51.0</text:p>
      <text:p text:style-name="Preformatted_20_Text">7984,03/23/2020,,India,2020-03-23 23:23:20,499.0,10.0,34.0</text:p>
      <text:p text:style-name="Preformatted_20_Text">7985,03/23/2020,,Indonesia,2020-03-23 23:23:20,579.0,49.0,30.0</text:p>
      <text:p text:style-name="Preformatted_20_Text">7986,03/23/2020,,Iran,2020-03-23 23:23:20,23049.0,1812.0,8376.0</text:p>
      <text:p text:style-name="Preformatted_20_Text">7987,03/23/2020,,Iraq,2020-03-23 23:23:20,266.0,23.0,62.0</text:p>
      <text:p text:style-name="Preformatted_20_Text"><text:soft-page-break/>7988,03/23/2020,,Ireland,2020-03-23 23:23:20,1125.0,6.0,5.0</text:p>
      <text:p text:style-name="Preformatted_20_Text">7989,03/23/2020,,Israel,2020-03-23 23:23:20,1442.0,1.0,41.0</text:p>
      <text:p text:style-name="Preformatted_20_Text">7990,03/23/2020,,Italy,2020-03-23 23:23:20,63927.0,6077.0,7432.0</text:p>
      <text:p text:style-name="Preformatted_20_Text">7991,03/23/2020,,Ivory Coast,2020-03-23 23:23:20,25.0,0.0,2.0</text:p>
      <text:p text:style-name="Preformatted_20_Text">7992,03/23/2020,,Jamaica,2020-03-23 23:23:20,19.0,1.0,2.0</text:p>
      <text:p text:style-name="Preformatted_20_Text">7993,03/23/2020,,Japan,2020-03-23 23:23:20,1128.0,42.0,235.0</text:p>
      <text:p text:style-name="Preformatted_20_Text">7994,03/23/2020,,Jordan,2020-03-23 23:23:20,127.0,0.0,1.0</text:p>
      <text:p text:style-name="Preformatted_20_Text">7995,03/23/2020,,Kazakhstan,2020-03-23 23:23:20,62.0,0.0,0.0</text:p>
      <text:p text:style-name="Preformatted_20_Text">7996,03/23/2020,,Kenya,2020-03-23 23:23:20,16.0,0.0,0.0</text:p>
      <text:p text:style-name="Preformatted_20_Text">7997,03/23/2020,,Kuwait,2020-03-23 23:23:20,189.0,0.0,30.0</text:p>
      <text:p text:style-name="Preformatted_20_Text">7998,03/23/2020,,Kyrgyzstan,2020-03-23 23:23:20,16.0,0.0,0.0</text:p>
      <text:p text:style-name="Preformatted_20_Text">7999,03/23/2020,,Latvia,2020-03-23 23:23:20,180.0,0.0,1.0</text:p>
      <text:p text:style-name="Preformatted_20_Text">8000,03/23/2020,,Lebanon,2020-03-23 23:23:20,267.0,4.0,8.0</text:p>
      <text:p text:style-name="Preformatted_20_Text">8001,03/23/2020,,Liberia,2020-03-23 23:23:20,3.0,0.0,0.0</text:p>
      <text:p text:style-name="Preformatted_20_Text">8002,03/23/2020,,Liechtenstein,2020-03-23 23:23:20,51.0,0.0,0.0</text:p>
      <text:p text:style-name="Preformatted_20_Text">8003,03/23/2020,,Lithuania,2020-03-23 23:23:20,179.0,1.0,1.0</text:p>
      <text:p text:style-name="Preformatted_20_Text">8004,03/23/2020,,Luxembourg,2020-03-23 23:23:20,875.0,8.0,6.0</text:p>
      <text:p text:style-name="Preformatted_20_Text">8005,03/23/2020,,Madagascar,2020-03-23 23:23:20,12.0,0.0,0.0</text:p>
      <text:p text:style-name="Preformatted_20_Text">8006,03/23/2020,,Malaysia,2020-03-23 23:23:20,1518.0,14.0,159.0</text:p>
      <text:p text:style-name="Preformatted_20_Text">8007,03/23/2020,,Maldives,2020-03-23 23:23:20,13.0,0.0,5.0</text:p>
      <text:p text:style-name="Preformatted_20_Text">8008,03/23/2020,,Malta,2020-03-23 23:23:20,107.0,0.0,2.0</text:p>
      <text:p text:style-name="Preformatted_20_Text">8009,03/23/2020,,Mauritania,2020-03-23 23:23:20,2.0,0.0,0.0</text:p>
      <text:p text:style-name="Preformatted_20_Text">8010,03/23/2020,,Mauritius,2020-03-23 23:23:20,36.0,2.0,0.0</text:p>
      <text:p text:style-name="Preformatted_20_Text">8011,03/23/2020,,Mexico,2020-03-23 23:23:20,316.0,3.0,4.0</text:p>
      <text:p text:style-name="Preformatted_20_Text">8012,03/23/2020,,Moldova,2020-03-23 23:23:20,109.0,1.0,2.0</text:p>
      <text:p text:style-name="Preformatted_20_Text">8013,03/23/2020,,Monaco,2020-03-23 23:23:20,23.0,0.0,1.0</text:p>
      <text:p text:style-name="Preformatted_20_Text">8014,03/23/2020,,Mongolia,2020-03-23 23:23:20,10.0,0.0,0.0</text:p>
      <text:p text:style-name="Preformatted_20_Text">8015,03/23/2020,,Montenegro,2020-03-23 23:23:20,27.0,1.0,0.0</text:p>
      <text:p text:style-name="Preformatted_20_Text">8016,03/23/2020,,Morocco,2020-03-23 23:23:20,143.0,4.0,5.0</text:p>
      <text:p text:style-name="Preformatted_20_Text">8017,03/23/2020,,Mozambique,2020-03-23 23:23:20,1.0,0.0,0.0</text:p>
      <text:p text:style-name="Preformatted_20_Text">8018,03/23/2020,,Namibia,2020-03-23 23:23:20,4.0,0.0,0.0</text:p>
      <text:p text:style-name="Preformatted_20_Text">8019,03/23/2020,,Nepal,2020-03-23 23:23:20,2.0,0.0,1.0</text:p>
      <text:p text:style-name="Preformatted_20_Text">8020,03/23/2020,,Netherlands,2020-03-23 23:23:20,4749.0,213.0,2.0</text:p>
      <text:p text:style-name="Preformatted_20_Text">8021,03/23/2020,,New Zealand,2020-03-23 23:23:20,102.0,0.0,0.0</text:p>
      <text:p text:style-name="Preformatted_20_Text">8022,03/23/2020,,Nicaragua,2020-03-23 23:23:20,2.0,0.0,0.0</text:p>
      <text:p text:style-name="Preformatted_20_Text">8023,03/23/2020,,Niger,2020-03-23 23:23:20,3.0,0.0,0.0</text:p>
      <text:p text:style-name="Preformatted_20_Text">8024,03/23/2020,,Nigeria,2020-03-23 23:23:20,40.0,1.0,2.0</text:p>
      <text:p text:style-name="Preformatted_20_Text">8025,03/23/2020,,North Macedonia,2020-03-23 23:23:20,136.0,2.0,1.0</text:p>
      <text:p text:style-name="Preformatted_20_Text">8026,03/23/2020,,Norway,2020-03-23 23:23:20,2621.0,10.0,6.0</text:p>
      <text:p text:style-name="Preformatted_20_Text">8027,03/23/2020,,Oman,2020-03-23 23:23:20,66.0,0.0,17.0</text:p>
      <text:p text:style-name="Preformatted_20_Text">8028,03/23/2020,,Pakistan,2020-03-23 23:23:20,875.0,6.0,13.0</text:p>
      <text:p text:style-name="Preformatted_20_Text">8029,03/23/2020,,Panama,2020-03-23 23:23:20,313.0,3.0,1.0</text:p>
      <text:p text:style-name="Preformatted_20_Text">8030,03/23/2020,,Papua New Guinea,2020-03-23 23:23:20,1.0,0.0,0.0</text:p>
      <text:p text:style-name="Preformatted_20_Text">8031,03/23/2020,,Paraguay,2020-03-23 23:23:20,22.0,1.0,0.0</text:p>
      <text:p text:style-name="Preformatted_20_Text">8032,03/23/2020,,Peru,2020-03-23 23:23:20,395.0,5.0,1.0</text:p>
      <text:p text:style-name="Preformatted_20_Text">8033,03/23/2020,,Philippines,2020-03-23 23:23:20,462.0,33.0,18.0</text:p>
      <text:p text:style-name="Preformatted_20_Text">8034,03/23/2020,,Poland,2020-03-23 23:23:20,749.0,8.0,13.0</text:p>
      <text:p text:style-name="Preformatted_20_Text">8035,03/23/2020,,Portugal,2020-03-23 23:23:20,2060.0,23.0,14.0</text:p>
      <text:p text:style-name="Preformatted_20_Text">8036,03/23/2020,,Qatar,2020-03-23 23:23:20,501.0,0.0,33.0</text:p>
      <text:p text:style-name="Preformatted_20_Text">8037,03/23/2020,,Romania,2020-03-23 23:23:20,576.0,7.0,73.0</text:p>
      <text:p text:style-name="Preformatted_20_Text">8038,03/23/2020,,Russia,2020-03-23 23:23:20,438.0,1.0,17.0</text:p>
      <text:p text:style-name="Preformatted_20_Text">8039,03/23/2020,,Rwanda,2020-03-23 23:23:20,36.0,0.0,0.0</text:p>
      <text:p text:style-name="Preformatted_20_Text">8040,03/23/2020,,Saint Lucia,2020-03-23 23:23:20,3.0,0.0,0.0</text:p>
      <text:p text:style-name="Preformatted_20_Text">8041,03/23/2020,,Saint Vincent and the Grenadines,2020-03-23 23:23:20,1.0,0.0,0.0</text:p>
      <text:p text:style-name="Preformatted_20_Text">8042,03/23/2020,,San Marino,2020-03-23 23:23:20,187.0,20.0,4.0</text:p>
      <text:p text:style-name="Preformatted_20_Text">8043,03/23/2020,,Saudi Arabia,2020-03-23 23:23:20,562.0,0.0,19.0</text:p>
      <text:p text:style-name="Preformatted_20_Text">8044,03/23/2020,,Senegal,2020-03-23 23:23:20,79.0,0.0,8.0</text:p>
      <text:p text:style-name="Preformatted_20_Text">8045,03/23/2020,,Serbia,2020-03-23 23:23:20,249.0,3.0,3.0</text:p>
      <text:p text:style-name="Preformatted_20_Text">8046,03/23/2020,,Seychelles,2020-03-23 23:23:20,7.0,0.0,0.0</text:p>
      <text:p text:style-name="Preformatted_20_Text">8047,03/23/2020,,Singapore,2020-03-23 23:23:20,509.0,2.0,152.0</text:p>
      <text:p text:style-name="Preformatted_20_Text">8048,03/23/2020,,Slovakia,2020-03-23 23:23:20,186.0,0.0,7.0</text:p>
      <text:p text:style-name="Preformatted_20_Text">8049,03/23/2020,,Slovenia,2020-03-23 23:23:20,442.0,3.0,0.0</text:p>
      <text:p text:style-name="Preformatted_20_Text">8050,03/23/2020,,Somalia,2020-03-23 23:23:20,1.0,0.0,0.0</text:p>
      <text:p text:style-name="Preformatted_20_Text"><text:soft-page-break/>8051,03/23/2020,,South Africa,2020-03-23 23:23:20,402.0,0.0,4.0</text:p>
      <text:p text:style-name="Preformatted_20_Text">8052,03/23/2020,,South Korea,2020-03-23 23:23:20,8961.0,111.0,3166.0</text:p>
      <text:p text:style-name="Preformatted_20_Text">8053,03/23/2020,,Spain,2020-03-23 23:23:20,35136.0,2311.0,3355.0</text:p>
      <text:p text:style-name="Preformatted_20_Text">8054,03/23/2020,,Sri Lanka,2020-03-23 23:23:20,97.0,0.0,2.0</text:p>
      <text:p text:style-name="Preformatted_20_Text">8055,03/23/2020,,Sudan,2020-03-23 23:23:20,2.0,1.0,0.0</text:p>
      <text:p text:style-name="Preformatted_20_Text">8056,03/23/2020,,Suriname,2020-03-23 23:23:20,5.0,0.0,0.0</text:p>
      <text:p text:style-name="Preformatted_20_Text">8057,03/23/2020,,Sweden,2020-03-23 23:23:20,2046.0,25.0,16.0</text:p>
      <text:p text:style-name="Preformatted_20_Text">8058,03/23/2020,,Switzerland,2020-03-23 23:23:20,8795.0,120.0,131.0</text:p>
      <text:p text:style-name="Preformatted_20_Text">8059,03/23/2020,,Syria,2020-03-23 23:23:20,1.0,0.0,0.0</text:p>
      <text:p text:style-name="Preformatted_20_Text">8060,03/23/2020,,Taiwan,2020-03-23 23:23:20,195.0,2.0,28.0</text:p>
      <text:p text:style-name="Preformatted_20_Text">8061,03/23/2020,,Tanzania,2020-03-23 23:23:20,12.0,0.0,0.0</text:p>
      <text:p text:style-name="Preformatted_20_Text">8062,03/23/2020,,Thailand,2020-03-23 23:23:20,721.0,1.0,52.0</text:p>
      <text:p text:style-name="Preformatted_20_Text">8063,03/23/2020,,Timor-Leste,2020-03-23 23:23:20,1.0,0.0,0.0</text:p>
      <text:p text:style-name="Preformatted_20_Text">8064,03/23/2020,,Togo,2020-03-23 23:23:20,18.0,0.0,0.0</text:p>
      <text:p text:style-name="Preformatted_20_Text">8065,03/23/2020,,Trinidad and Tobago,2020-03-23 23:23:20,51.0,0.0,0.0</text:p>
      <text:p text:style-name="Preformatted_20_Text">8066,03/23/2020,,Tunisia,2020-03-23 23:23:20,89.0,3.0,1.0</text:p>
      <text:p text:style-name="Preformatted_20_Text">8067,03/23/2020,,Turkey,2020-03-23 23:23:20,1529.0,37.0,0.0</text:p>
      <text:p text:style-name="Preformatted_20_Text">8068,03/23/2020,,UK,2020-03-23 23:23:20,6650.0,335.0,135.0</text:p>
      <text:p text:style-name="Preformatted_20_Text">8069,03/23/2020,,Uganda,2020-03-23 23:23:20,9.0,0.0,0.0</text:p>
      <text:p text:style-name="Preformatted_20_Text">8070,03/23/2020,,Ukraine,2020-03-23 23:23:20,73.0,3.0,1.0</text:p>
      <text:p text:style-name="Preformatted_20_Text">8071,03/23/2020,,United Arab Emirates,2020-03-23 23:23:20,198.0,2.0,41.0</text:p>
      <text:p text:style-name="Preformatted_20_Text">8072,03/23/2020,,Uruguay,2020-03-23 23:23:20,158.0,0.0,0.0</text:p>
      <text:p text:style-name="Preformatted_20_Text">8073,03/23/2020,,Uzbekistan,2020-03-23 23:23:20,46.0,0.0,0.0</text:p>
      <text:p text:style-name="Preformatted_20_Text">8074,03/23/2020,,Venezuela,2020-03-23 23:23:20,77.0,0.0,15.0</text:p>
      <text:p text:style-name="Preformatted_20_Text">8075,03/23/2020,,Vietnam,2020-03-23 23:23:20,123.0,0.0,17.0</text:p>
      <text:p text:style-name="Preformatted_20_Text">8076,03/23/2020,,Zambia,2020-03-23 23:23:20,3.0,0.0,0.0</text:p>
      <text:p text:style-name="Preformatted_20_Text">8077,03/23/2020,,Zimbabwe,2020-03-23 23:23:20,3.0,1.0,0.0</text:p>
      <text:p text:style-name="Preformatted_20_Text">8078,03/23/2020,Alabama,US,2020-03-23 23:23:20,196.0,0.0,0.0</text:p>
      <text:p text:style-name="Preformatted_20_Text">8079,03/23/2020,Alaska,US,2020-03-23 23:23:20,30.0,0.0,0.0</text:p>
      <text:p text:style-name="Preformatted_20_Text">8080,03/23/2020,Alberta,Canada,2020-03-23 23:23:20,301.0,1.0,0.0</text:p>
      <text:p text:style-name="Preformatted_20_Text">8081,03/23/2020,American Samoa,US,2020-03-23 23:23:20,0.0,0.0,0.0</text:p>
      <text:p text:style-name="Preformatted_20_Text">8082,03/23/2020,Anhui,Mainland China,2020-03-23 23:23:20,990.0,6.0,984.0</text:p>
      <text:p text:style-name="Preformatted_20_Text">8083,03/23/2020,Arizona,US,2020-03-23 23:23:20,235.0,2.0,0.0</text:p>
      <text:p text:style-name="Preformatted_20_Text">8084,03/23/2020,Arkansas,US,2020-03-23 23:23:20,192.0,0.0,0.0</text:p>
      <text:p text:style-name="Preformatted_20_Text">8085,03/23/2020,Aruba,Netherlands,2020-03-23 23:23:20,9.0,0.0,1.0</text:p>
      <text:p text:style-name="Preformatted_20_Text">8086,03/23/2020,Australian Capital Territory,Australia,2020-03-23 23:23:20,32.0,0.0,0.0</text:p>
      <text:p text:style-name="Preformatted_20_Text">8087,03/23/2020,Beijing,Mainland China,2020-03-23 23:23:20,537.0,8.0,401.0</text:p>
      <text:p text:style-name="Preformatted_20_Text">8088,03/23/2020,Bermuda,UK,2020-03-23 23:23:20,6.0,0.0,0.0</text:p>
      <text:p text:style-name="Preformatted_20_Text">8089,03/23/2020,British Columbia,Canada,2020-03-23 23:23:20,472.0,13.0,0.0</text:p>
      <text:p text:style-name="Preformatted_20_Text">8090,03/23/2020,California,US,2020-03-23 23:23:20,2108.0,39.0,0.0</text:p>
      <text:p text:style-name="Preformatted_20_Text">8091,03/23/2020,Cayman Islands,UK,2020-03-23 23:23:20,5.0,1.0,0.0</text:p>
      <text:p text:style-name="Preformatted_20_Text">8092,03/23/2020,Channel Islands,UK,2020-03-23 23:23:20,36.0,0.0,0.0</text:p>
      <text:p text:style-name="Preformatted_20_Text">8093,03/23/2020,Chongqing,Mainland China,2020-03-23 23:23:20,577.0,6.0,570.0</text:p>
      <text:p text:style-name="Preformatted_20_Text">8094,03/23/2020,Colorado,US,2020-03-23 23:23:20,704.0,7.0,0.0</text:p>
      <text:p text:style-name="Preformatted_20_Text">8095,03/23/2020,Connecticut,US,2020-03-23 23:23:20,415.0,10.0,0.0</text:p>
      <text:p text:style-name="Preformatted_20_Text">8096,03/23/2020,Curacao,Netherlands,2020-03-23 23:23:20,4.0,1.0,0.0</text:p>
      <text:p text:style-name="Preformatted_20_Text">8097,03/23/2020,Delaware,US,2020-03-23 23:23:20,68.0,0.0,0.0</text:p>
      <text:p text:style-name="Preformatted_20_Text">8098,03/23/2020,Diamond Princess cruise ship,Canada,2020-03-23 23:23:20,0.0,1.0,0.0</text:p>
      <text:p text:style-name="Preformatted_20_Text">8099,03/23/2020,Diamond Princess cruise ship,Others,2020-03-23 23:23:20,712.0,8.0,567.0</text:p>
      <text:p text:style-name="Preformatted_20_Text">8100,03/23/2020,Diamond Princess cruise ship,US,2020-03-23 23:23:20,49.0,0.0,0.0</text:p>
      <text:p text:style-name="Preformatted_20_Text">8101,03/23/2020,District of Columbia,US,2020-03-23 23:23:20,120.0,2.0,0.0</text:p>
      <text:p text:style-name="Preformatted_20_Text">8102,03/23/2020,Faroe Islands,Denmark,2020-03-23 23:23:20,118.0,0.0,23.0</text:p>
      <text:p text:style-name="Preformatted_20_Text">8103,03/23/2020,Florida,US,2020-03-23 23:23:20,1227.0,18.0,0.0</text:p>
      <text:p text:style-name="Preformatted_20_Text">8104,03/23/2020,French Guiana,France,2020-03-23 23:23:20,20.0,0.0,6.0</text:p>
      <text:p text:style-name="Preformatted_20_Text">8105,03/23/2020,French Polynesia,France,2020-03-23 23:23:20,19874.0,860.0,2200.0</text:p>
      <text:p text:style-name="Preformatted_20_Text">8106,03/23/2020,Fujian,Mainland China,2020-03-23 23:23:20,313.0,1.0,295.0</text:p>
      <text:p text:style-name="Preformatted_20_Text">8107,03/23/2020,Gansu,Mainland China,2020-03-23 23:23:20,136.0,2.0,114.0</text:p>
      <text:p text:style-name="Preformatted_20_Text">8108,03/23/2020,Georgia,US,2020-03-23 23:23:20,772.0,25.0,0.0</text:p>
      <text:p text:style-name="Preformatted_20_Text">8109,03/23/2020,Gibraltar,UK,2020-03-23 23:23:20,15.0,0.0,5.0</text:p>
      <text:p text:style-name="Preformatted_20_Text">8110,03/23/2020,Grand Princess,Canada,2020-03-23 23:23:20,13.0,0.0,0.0</text:p>
      <text:p text:style-name="Preformatted_20_Text">8111,03/23/2020,Grand Princess,US,2020-03-23 23:23:20,28.0,1.0,0.0</text:p>
      <text:p text:style-name="Preformatted_20_Text"><text:soft-page-break/>8112,03/23/2020,Greenland,Denmark,2020-03-23 23:23:20,4.0,0.0,0.0</text:p>
      <text:p text:style-name="Preformatted_20_Text">8113,03/23/2020,Guadeloupe,France,2020-03-23 23:23:20,62.0,1.0,0.0</text:p>
      <text:p text:style-name="Preformatted_20_Text">8114,03/23/2020,Guam,US,2020-03-23 23:23:20,29.0,1.0,0.0</text:p>
      <text:p text:style-name="Preformatted_20_Text">8115,03/23/2020,Guangdong,Mainland China,2020-03-23 23:23:20,1415.0,8.0,1332.0</text:p>
      <text:p text:style-name="Preformatted_20_Text">8116,03/23/2020,Guangxi,Mainland China,2020-03-23 23:23:20,254.0,2.0,250.0</text:p>
      <text:p text:style-name="Preformatted_20_Text">8117,03/23/2020,Guizhou,Mainland China,2020-03-23 23:23:20,146.0,2.0,144.0</text:p>
      <text:p text:style-name="Preformatted_20_Text">8118,03/23/2020,Hainan,Mainland China,2020-03-23 23:23:20,168.0,6.0,161.0</text:p>
      <text:p text:style-name="Preformatted_20_Text">8119,03/23/2020,Hawaii,US,2020-03-23 23:23:20,56.0,0.0,0.0</text:p>
      <text:p text:style-name="Preformatted_20_Text">8120,03/23/2020,Hebei,Mainland China,2020-03-23 23:23:20,319.0,6.0,310.0</text:p>
      <text:p text:style-name="Preformatted_20_Text">8121,03/23/2020,Heilongjiang,Mainland China,2020-03-23 23:23:20,484.0,13.0,465.0</text:p>
      <text:p text:style-name="Preformatted_20_Text">8122,03/23/2020,Henan,Mainland China,2020-03-23 23:23:20,1274.0,22.0,1250.0</text:p>
      <text:p text:style-name="Preformatted_20_Text">8123,03/23/2020,Hong Kong,Hong Kong,2020-03-23 23:23:20,356.0,4.0,100.0</text:p>
      <text:p text:style-name="Preformatted_20_Text">8124,03/23/2020,Hubei,Mainland China,2020-03-23 23:23:20,67800.0,3153.0,59882.0</text:p>
      <text:p text:style-name="Preformatted_20_Text">8125,03/23/2020,Hunan,Mainland China,2020-03-23 23:23:20,1018.0,4.0,1014.0</text:p>
      <text:p text:style-name="Preformatted_20_Text">8126,03/23/2020,Idaho,US,2020-03-23 23:23:20,68.0,0.0,0.0</text:p>
      <text:p text:style-name="Preformatted_20_Text">8127,03/23/2020,Illinois,US,2020-03-23 23:23:20,1285.0,12.0,0.0</text:p>
      <text:p text:style-name="Preformatted_20_Text">8128,03/23/2020,Indiana,US,2020-03-23 23:23:20,270.0,7.0,0.0</text:p>
      <text:p text:style-name="Preformatted_20_Text">8129,03/23/2020,Inner Mongolia,Mainland China,2020-03-23 23:23:20,75.0,1.0,74.0</text:p>
      <text:p text:style-name="Preformatted_20_Text">8130,03/23/2020,Iowa,US,2020-03-23 23:23:20,105.0,0.0,0.0</text:p>
      <text:p text:style-name="Preformatted_20_Text">8131,03/23/2020,Isle of Man,UK,2020-03-23 23:23:20,13.0,0.0,0.0</text:p>
      <text:p text:style-name="Preformatted_20_Text">8132,03/23/2020,Jiangsu,Mainland China,2020-03-23 23:23:20,633.0,0.0,631.0</text:p>
      <text:p text:style-name="Preformatted_20_Text">8133,03/23/2020,Jiangxi,Mainland China,2020-03-23 23:23:20,936.0,1.0,934.0</text:p>
      <text:p text:style-name="Preformatted_20_Text">8134,03/23/2020,Jilin,Mainland China,2020-03-23 23:23:20,93.0,1.0,92.0</text:p>
      <text:p text:style-name="Preformatted_20_Text">8135,03/23/2020,Kansas,US,2020-03-23 23:23:20,84.0,2.0,0.0</text:p>
      <text:p text:style-name="Preformatted_20_Text">8136,03/23/2020,Kentucky,US,2020-03-23 23:23:20,123.0,4.0,0.0</text:p>
      <text:p text:style-name="Preformatted_20_Text">8137,03/23/2020,Liaoning,Mainland China,2020-03-23 23:23:20,127.0,2.0,124.0</text:p>
      <text:p text:style-name="Preformatted_20_Text">8138,03/23/2020,Louisiana,US,2020-03-23 23:23:20,1172.0,35.0,0.0</text:p>
      <text:p text:style-name="Preformatted_20_Text">8139,03/23/2020,Macau,Macau,2020-03-23 23:23:20,24.0,0.0,10.0</text:p>
      <text:p text:style-name="Preformatted_20_Text">8140,03/23/2020,Maine,US,2020-03-23 23:23:20,107.0,0.0,0.0</text:p>
      <text:p text:style-name="Preformatted_20_Text">8141,03/23/2020,Manitoba,Canada,2020-03-23 23:23:20,20.0,0.0,0.0</text:p>
      <text:p text:style-name="Preformatted_20_Text">8142,03/23/2020,Martinique,France,2020-03-23 23:23:20,53.0,1.0,0.0</text:p>
      <text:p text:style-name="Preformatted_20_Text">8143,03/23/2020,Maryland,US,2020-03-23 23:23:20,290.0,3.0,0.0</text:p>
      <text:p text:style-name="Preformatted_20_Text">8144,03/23/2020,Massachusetts,US,2020-03-23 23:23:20,777.0,9.0,0.0</text:p>
      <text:p text:style-name="Preformatted_20_Text">8145,03/23/2020,Mayotte,France,2020-03-23 23:23:20,24.0,0.0,0.0</text:p>
      <text:p text:style-name="Preformatted_20_Text">8146,03/23/2020,Michigan,US,2020-03-23 23:23:20,1329.0,15.0,0.0</text:p>
      <text:p text:style-name="Preformatted_20_Text">8147,03/23/2020,Minnesota,US,2020-03-23 23:23:20,234.0,1.0,0.0</text:p>
      <text:p text:style-name="Preformatted_20_Text">8148,03/23/2020,Mississippi,US,2020-03-23 23:23:20,249.0,1.0,0.0</text:p>
      <text:p text:style-name="Preformatted_20_Text">8149,03/23/2020,Missouri,US,2020-03-23 23:23:20,187.0,4.0,0.0</text:p>
      <text:p text:style-name="Preformatted_20_Text">8150,03/23/2020,Montana,US,2020-03-23 23:23:20,34.0,0.0,0.0</text:p>
      <text:p text:style-name="Preformatted_20_Text">8151,03/23/2020,Montserrat,UK,2020-03-23 23:23:20,1.0,0.0,0.0</text:p>
      <text:p text:style-name="Preformatted_20_Text">8152,03/23/2020,Nebraska,US,2020-03-23 23:23:20,51.0,0.0,0.0</text:p>
      <text:p text:style-name="Preformatted_20_Text">8153,03/23/2020,Nevada,US,2020-03-23 23:23:20,245.0,4.0,0.0</text:p>
      <text:p text:style-name="Preformatted_20_Text">8154,03/23/2020,New Brunswick,Canada,2020-03-23 23:23:20,17.0,0.0,0.0</text:p>
      <text:p text:style-name="Preformatted_20_Text">8155,03/23/2020,New Caledonia,France,2020-03-23 23:23:20,8.0,0.0,0.0</text:p>
      <text:p text:style-name="Preformatted_20_Text">8156,03/23/2020,New Hampshire,US,2020-03-23 23:23:20,101.0,1.0,0.0</text:p>
      <text:p text:style-name="Preformatted_20_Text">8157,03/23/2020,New Jersey,US,2020-03-23 23:23:20,2844.0,27.0,0.0</text:p>
      <text:p text:style-name="Preformatted_20_Text">8158,03/23/2020,New Mexico,US,2020-03-23 23:23:20,83.0,0.0,0.0</text:p>
      <text:p text:style-name="Preformatted_20_Text">8159,03/23/2020,New South Wales,Australia,2020-03-23 23:23:20,669.0,6.0,4.0</text:p>
      <text:p text:style-name="Preformatted_20_Text">8160,03/23/2020,New York,US,2020-03-23 23:23:20,20884.0,158.0,0.0</text:p>
      <text:p text:style-name="Preformatted_20_Text">8161,03/23/2020,Newfoundland and Labrador,Canada,2020-03-23 23:23:20,24.0,0.0,0.0</text:p>
      <text:p text:style-name="Preformatted_20_Text">8162,03/23/2020,Ningxia,Mainland China,2020-03-23 23:23:20,75.0,0.0,75.0</text:p>
      <text:p text:style-name="Preformatted_20_Text">8163,03/23/2020,North Carolina,US,2020-03-23 23:23:20,353.0,0.0,0.0</text:p>
      <text:p text:style-name="Preformatted_20_Text">8164,03/23/2020,North Dakota,US,2020-03-23 23:23:20,30.0,0.0,0.0</text:p>
      <text:p text:style-name="Preformatted_20_Text">8165,03/23/2020,Northern Mariana Islands,US,2020-03-23 23:23:20,0.0,0.0,0.0</text:p>
      <text:p text:style-name="Preformatted_20_Text">8166,03/23/2020,Northern Territory,Australia,2020-03-23 23:23:20,5.0,0.0,0.0</text:p>
      <text:p text:style-name="Preformatted_20_Text">8167,03/23/2020,Nova Scotia,Canada,2020-03-23 23:23:20,41.0,0.0,0.0</text:p>
      <text:p text:style-name="Preformatted_20_Text">8168,03/23/2020,Ohio,US,2020-03-23 23:23:20,443.0,6.0,0.0</text:p>
      <text:p text:style-name="Preformatted_20_Text">8169,03/23/2020,Oklahoma,US,2020-03-23 23:23:20,81.0,2.0,0.0</text:p>
      <text:p text:style-name="Preformatted_20_Text">8170,03/23/2020,Ontario,Canada,2020-03-23 23:23:20,503.0,6.0,0.0</text:p>
      <text:p text:style-name="Preformatted_20_Text">8171,03/23/2020,Oregon,US,2020-03-23 23:23:20,191.0,5.0,0.0</text:p>
      <text:p text:style-name="Preformatted_20_Text">8172,03/23/2020,Pennsylvania,US,2020-03-23 23:23:20,698.0,6.0,0.0</text:p>
      <text:p text:style-name="Preformatted_20_Text">8173,03/23/2020,Prince Edward Island,Canada,2020-03-23 23:23:20,3.0,0.0,0.0</text:p>
      <text:p text:style-name="Preformatted_20_Text">8174,03/23/2020,Puerto Rico,US,2020-03-23 23:23:20,31.0,2.0,0.0</text:p>
      <text:p text:style-name="Preformatted_20_Text"><text:soft-page-break/>8175,03/23/2020,Qinghai,Mainland China,2020-03-23 23:23:20,18.0,0.0,18.0</text:p>
      <text:p text:style-name="Preformatted_20_Text">8176,03/23/2020,Quebec,Canada,2020-03-23 23:23:20,628.0,4.0,0.0</text:p>
      <text:p text:style-name="Preformatted_20_Text">8177,03/23/2020,Queensland,Australia,2020-03-23 23:23:20,319.0,0.0,8.0</text:p>
      <text:p text:style-name="Preformatted_20_Text">8178,03/23/2020,Reunion,France,2020-03-23 23:23:20,71.0,0.0,1.0</text:p>
      <text:p text:style-name="Preformatted_20_Text">8179,03/23/2020,Rhode Island,US,2020-03-23 23:23:20,106.0,0.0,0.0</text:p>
      <text:p text:style-name="Preformatted_20_Text">8180,03/23/2020,Saint Barthelemy,France,2020-03-23 23:23:20,3.0,0.0,0.0</text:p>
      <text:p text:style-name="Preformatted_20_Text">8181,03/23/2020,Saskatchewan,Canada,2020-03-23 23:23:20,66.0,0.0,0.0</text:p>
      <text:p text:style-name="Preformatted_20_Text">8182,03/23/2020,Shaanxi,Mainland China,2020-03-23 23:23:20,248.0,3.0,239.0</text:p>
      <text:p text:style-name="Preformatted_20_Text">8183,03/23/2020,Shandong,Mainland China,2020-03-23 23:23:20,768.0,7.0,752.0</text:p>
      <text:p text:style-name="Preformatted_20_Text">8184,03/23/2020,Shanghai,Mainland China,2020-03-23 23:23:20,404.0,4.0,329.0</text:p>
      <text:p text:style-name="Preformatted_20_Text">8185,03/23/2020,Shanxi,Mainland China,2020-03-23 23:23:20,133.0,0.0,133.0</text:p>
      <text:p text:style-name="Preformatted_20_Text">8186,03/23/2020,Sichuan,Mainland China,2020-03-23 23:23:20,543.0,3.0,536.0</text:p>
      <text:p text:style-name="Preformatted_20_Text">8187,03/23/2020,Sint Maarten,Netherlands,2020-03-23 23:23:20,2.0,0.0,0.0</text:p>
      <text:p text:style-name="Preformatted_20_Text">8188,03/23/2020,South Australia,Australia,2020-03-23 23:23:20,134.0,0.0,6.0</text:p>
      <text:p text:style-name="Preformatted_20_Text">8189,03/23/2020,South Carolina,US,2020-03-23 23:23:20,298.0,5.0,0.0</text:p>
      <text:p text:style-name="Preformatted_20_Text">8190,03/23/2020,South Dakota,US,2020-03-23 23:23:20,28.0,1.0,0.0</text:p>
      <text:p text:style-name="Preformatted_20_Text">8191,03/23/2020,St Martin,France,2020-03-23 23:23:20,8.0,0.0,0.0</text:p>
      <text:p text:style-name="Preformatted_20_Text">8192,03/23/2020,Tasmania,Australia,2020-03-23 23:23:20,28.0,0.0,3.0</text:p>
      <text:p text:style-name="Preformatted_20_Text">8193,03/23/2020,Tennessee,US,2020-03-23 23:23:20,614.0,2.0,0.0</text:p>
      <text:p text:style-name="Preformatted_20_Text">8194,03/23/2020,Texas,US,2020-03-23 23:23:20,758.0,9.0,0.0</text:p>
      <text:p text:style-name="Preformatted_20_Text">8195,03/23/2020,Tianjin,Mainland China,2020-03-23 23:23:20,141.0,3.0,133.0</text:p>
      <text:p text:style-name="Preformatted_20_Text">8196,03/23/2020,Tibet,Mainland China,2020-03-23 23:23:20,1.0,0.0,1.0</text:p>
      <text:p text:style-name="Preformatted_20_Text">8197,03/23/2020,Utah,US,2020-03-23 23:23:20,257.0,1.0,0.0</text:p>
      <text:p text:style-name="Preformatted_20_Text">8198,03/23/2020,Vermont,US,2020-03-23 23:23:20,75.0,5.0,0.0</text:p>
      <text:p text:style-name="Preformatted_20_Text">8199,03/23/2020,Victoria,Australia,2020-03-23 23:23:20,355.0,0.0,97.0</text:p>
      <text:p text:style-name="Preformatted_20_Text">8200,03/23/2020,Virgin Islands,US,2020-03-23 23:23:20,7.0,0.0,0.0</text:p>
      <text:p text:style-name="Preformatted_20_Text">8201,03/23/2020,Virginia,US,2020-03-23 23:23:20,254.0,6.0,0.0</text:p>
      <text:p text:style-name="Preformatted_20_Text">8202,03/23/2020,Washington,US,2020-03-23 23:23:20,2221.0,109.0,0.0</text:p>
      <text:p text:style-name="Preformatted_20_Text">8203,03/23/2020,West Virginia,US,2020-03-23 23:23:20,16.0,0.0,0.0</text:p>
      <text:p text:style-name="Preformatted_20_Text">8204,03/23/2020,Western Australia,Australia,2020-03-23 23:23:20,140.0,1.0,1.0</text:p>
      <text:p text:style-name="Preformatted_20_Text">8205,03/23/2020,Wisconsin,US,2020-03-23 23:23:20,425.0,5.0,0.0</text:p>
      <text:p text:style-name="Preformatted_20_Text">8206,03/23/2020,Wyoming,US,2020-03-23 23:23:20,26.0,0.0,0.0</text:p>
      <text:p text:style-name="Preformatted_20_Text">8207,03/23/2020,Xinjiang,Mainland China,2020-03-23 23:23:20,76.0,3.0,73.0</text:p>
      <text:p text:style-name="Preformatted_20_Text">8208,03/23/2020,Yunnan,Mainland China,2020-03-23 23:23:20,176.0,2.0,172.0</text:p>
      <text:p text:style-name="Preformatted_20_Text">8209,03/23/2020,Zhejiang,Mainland China,2020-03-23 23:23:20,1238.0,1.0,1221.0</text:p>
      <text:p text:style-name="Preformatted_20_Text">8210,03/24/2020,,Afghanistan,2020-03-24 23:41:50,74.0,1.0,1.0</text:p>
      <text:p text:style-name="Preformatted_20_Text">8211,03/24/2020,,Albania,2020-03-24 23:41:50,123.0,5.0,10.0</text:p>
      <text:p text:style-name="Preformatted_20_Text">8212,03/24/2020,,Algeria,2020-03-24 23:41:50,264.0,19.0,24.0</text:p>
      <text:p text:style-name="Preformatted_20_Text">8213,03/24/2020,,Andorra,2020-03-24 23:41:50,164.0,1.0,1.0</text:p>
      <text:p text:style-name="Preformatted_20_Text">8214,03/24/2020,,Angola,2020-03-24 23:41:50,3.0,0.0,0.0</text:p>
      <text:p text:style-name="Preformatted_20_Text">8215,03/24/2020,,Antigua and Barbuda,2020-03-24 23:41:50,3.0,0.0,0.0</text:p>
      <text:p text:style-name="Preformatted_20_Text">8216,03/24/2020,,Argentina,2020-03-24 23:41:50,387.0,6.0,52.0</text:p>
      <text:p text:style-name="Preformatted_20_Text">8217,03/24/2020,,Armenia,2020-03-24 23:41:50,249.0,0.0,14.0</text:p>
      <text:p text:style-name="Preformatted_20_Text">8218,03/24/2020,,Austria,2020-03-24 23:41:50,5283.0,28.0,9.0</text:p>
      <text:p text:style-name="Preformatted_20_Text">8219,03/24/2020,,Azerbaijan,2020-03-24 23:41:50,87.0,1.0,10.0</text:p>
      <text:p text:style-name="Preformatted_20_Text">8220,03/24/2020,,Bahamas,2020-03-24 23:41:50,5.0,0.0,1.0</text:p>
      <text:p text:style-name="Preformatted_20_Text">8221,03/24/2020,,Bahrain,2020-03-24 23:41:50,392.0,3.0,177.0</text:p>
      <text:p text:style-name="Preformatted_20_Text">8222,03/24/2020,,Bangladesh,2020-03-24 23:41:50,39.0,4.0,5.0</text:p>
      <text:p text:style-name="Preformatted_20_Text">8223,03/24/2020,,Barbados,2020-03-24 23:41:50,18.0,0.0,0.0</text:p>
      <text:p text:style-name="Preformatted_20_Text">8224,03/24/2020,,Belarus,2020-03-24 23:41:50,81.0,0.0,22.0</text:p>
      <text:p text:style-name="Preformatted_20_Text">8225,03/24/2020,,Belgium,2020-03-24 23:41:50,4269.0,122.0,461.0</text:p>
      <text:p text:style-name="Preformatted_20_Text">8226,03/24/2020,,Belize,2020-03-24 23:41:50,1.0,0.0,0.0</text:p>
      <text:p text:style-name="Preformatted_20_Text">8227,03/24/2020,,Benin,2020-03-24 23:41:50,6.0,0.0,0.0</text:p>
      <text:p text:style-name="Preformatted_20_Text">8228,03/24/2020,,Bhutan,2020-03-24 23:41:50,2.0,0.0,0.0</text:p>
      <text:p text:style-name="Preformatted_20_Text">8229,03/24/2020,,Bolivia,2020-03-24 23:41:50,29.0,0.0,0.0</text:p>
      <text:p text:style-name="Preformatted_20_Text">8230,03/24/2020,,Bosnia and Herzegovina,2020-03-24 23:41:50,166.0,3.0,2.0</text:p>
      <text:p text:style-name="Preformatted_20_Text">8231,03/24/2020,,Brazil,2020-03-24 23:41:50,2247.0,46.0,2.0</text:p>
      <text:p text:style-name="Preformatted_20_Text">8232,03/24/2020,,Brunei,2020-03-24 23:41:50,104.0,0.0,2.0</text:p>
      <text:p text:style-name="Preformatted_20_Text">8233,03/24/2020,,Bulgaria,2020-03-24 23:41:50,218.0,3.0,3.0</text:p>
      <text:p text:style-name="Preformatted_20_Text">8234,03/24/2020,,Burkina Faso,2020-03-24 23:41:50,114.0,4.0,7.0</text:p>
      <text:p text:style-name="Preformatted_20_Text">8235,03/24/2020,,Cabo Verde,2020-03-24 23:41:50,3.0,1.0,0.0</text:p>
      <text:p text:style-name="Preformatted_20_Text">8236,03/24/2020,,Cambodia,2020-03-24 23:41:50,91.0,0.0,4.0</text:p>
      <text:p text:style-name="Preformatted_20_Text">8237,03/24/2020,,Cameroon,2020-03-24 23:41:50,66.0,0.0,2.0</text:p>
      <text:p text:style-name="Preformatted_20_Text">8238,03/24/2020,,Central African Republic,2020-03-24 23:41:50,3.0,0.0,0.0</text:p>
      <text:p text:style-name="Preformatted_20_Text"><text:soft-page-break/>8239,03/24/2020,,Chad,2020-03-24 23:41:50,3.0,0.0,0.0</text:p>
      <text:p text:style-name="Preformatted_20_Text">8240,03/24/2020,,Chile,2020-03-24 23:41:50,922.0,2.0,17.0</text:p>
      <text:p text:style-name="Preformatted_20_Text">8241,03/24/2020,,Colombia,2020-03-24 23:41:50,378.0,3.0,6.0</text:p>
      <text:p text:style-name="Preformatted_20_Text">8242,03/24/2020,,Congo (Brazzaville),2020-03-24 23:41:50,4.0,0.0,0.0</text:p>
      <text:p text:style-name="Preformatted_20_Text">8243,03/24/2020,,Congo (Kinshasa),2020-03-24 23:41:50,45.0,2.0,0.0</text:p>
      <text:p text:style-name="Preformatted_20_Text">8244,03/24/2020,,Costa Rica,2020-03-24 23:41:50,177.0,2.0,2.0</text:p>
      <text:p text:style-name="Preformatted_20_Text">8245,03/24/2020,,Croatia,2020-03-24 23:41:50,382.0,1.0,5.0</text:p>
      <text:p text:style-name="Preformatted_20_Text">8246,03/24/2020,,Cuba,2020-03-24 23:41:50,48.0,1.0,1.0</text:p>
      <text:p text:style-name="Preformatted_20_Text">8247,03/24/2020,,Cyprus,2020-03-24 23:41:50,124.0,3.0,3.0</text:p>
      <text:p text:style-name="Preformatted_20_Text">8248,03/24/2020,,Czech Republic,2020-03-24 23:41:50,1394.0,3.0,10.0</text:p>
      <text:p text:style-name="Preformatted_20_Text">8249,03/24/2020,,Denmark,2020-03-24 23:41:50,1591.0,32.0,1.0</text:p>
      <text:p text:style-name="Preformatted_20_Text">8250,03/24/2020,,Djibouti,2020-03-24 23:41:50,3.0,0.0,0.0</text:p>
      <text:p text:style-name="Preformatted_20_Text">8251,03/24/2020,,Dominica,2020-03-24 23:41:50,2.0,0.0,0.0</text:p>
      <text:p text:style-name="Preformatted_20_Text">8252,03/24/2020,,Dominican Republic,2020-03-24 23:41:50,312.0,6.0,3.0</text:p>
      <text:p text:style-name="Preformatted_20_Text">8253,03/24/2020,,Ecuador,2020-03-24 23:41:50,1082.0,27.0,3.0</text:p>
      <text:p text:style-name="Preformatted_20_Text">8254,03/24/2020,,Egypt,2020-03-24 23:41:50,402.0,20.0,80.0</text:p>
      <text:p text:style-name="Preformatted_20_Text">8255,03/24/2020,,El Salvador,2020-03-24 23:41:50,5.0,0.0,0.0</text:p>
      <text:p text:style-name="Preformatted_20_Text">8256,03/24/2020,,Equatorial Guinea,2020-03-24 23:41:50,9.0,0.0,0.0</text:p>
      <text:p text:style-name="Preformatted_20_Text">8257,03/24/2020,,Eritrea,2020-03-24 23:41:50,1.0,0.0,0.0</text:p>
      <text:p text:style-name="Preformatted_20_Text">8258,03/24/2020,,Estonia,2020-03-24 23:41:50,369.0,0.0,7.0</text:p>
      <text:p text:style-name="Preformatted_20_Text">8259,03/24/2020,,Eswatini,2020-03-24 23:41:50,4.0,0.0,0.0</text:p>
      <text:p text:style-name="Preformatted_20_Text">8260,03/24/2020,,Ethiopia,2020-03-24 23:41:50,12.0,0.0,0.0</text:p>
      <text:p text:style-name="Preformatted_20_Text">8261,03/24/2020,,Fiji,2020-03-24 23:41:50,4.0,0.0,0.0</text:p>
      <text:p text:style-name="Preformatted_20_Text">8262,03/24/2020,,Finland,2020-03-24 23:41:50,792.0,1.0,10.0</text:p>
      <text:p text:style-name="Preformatted_20_Text">8263,03/24/2020,,France,2020-03-24 23:41:50,22304.0,1100.0,3281.0</text:p>
      <text:p text:style-name="Preformatted_20_Text">8264,03/24/2020,,Gabon,2020-03-24 23:41:50,6.0,1.0,0.0</text:p>
      <text:p text:style-name="Preformatted_20_Text">8265,03/24/2020,,Gambia,2020-03-24 23:41:50,3.0,1.0,0.0</text:p>
      <text:p text:style-name="Preformatted_20_Text">8266,03/24/2020,,Georgia,2020-03-24 23:41:50,70.0,0.0,9.0</text:p>
      <text:p text:style-name="Preformatted_20_Text">8267,03/24/2020,,Germany,2020-03-24 23:41:50,32986.0,157.0,3243.0</text:p>
      <text:p text:style-name="Preformatted_20_Text">8268,03/24/2020,,Ghana,2020-03-24 23:41:50,53.0,2.0,0.0</text:p>
      <text:p text:style-name="Preformatted_20_Text">8269,03/24/2020,,Greece,2020-03-24 23:41:50,743.0,20.0,29.0</text:p>
      <text:p text:style-name="Preformatted_20_Text">8270,03/24/2020,,Grenada,2020-03-24 23:41:50,1.0,0.0,0.0</text:p>
      <text:p text:style-name="Preformatted_20_Text">8271,03/24/2020,,Guatemala,2020-03-24 23:41:50,21.0,1.0,0.0</text:p>
      <text:p text:style-name="Preformatted_20_Text">8272,03/24/2020,,Guinea,2020-03-24 23:41:50,4.0,0.0,0.0</text:p>
      <text:p text:style-name="Preformatted_20_Text">8273,03/24/2020,,Guyana,2020-03-24 23:41:50,5.0,1.0,0.0</text:p>
      <text:p text:style-name="Preformatted_20_Text">8274,03/24/2020,,Haiti,2020-03-24 23:41:50,7.0,0.0,0.0</text:p>
      <text:p text:style-name="Preformatted_20_Text">8275,03/24/2020,,Holy See,2020-03-24 23:41:50,4.0,0.0,0.0</text:p>
      <text:p text:style-name="Preformatted_20_Text">8276,03/24/2020,,Honduras,2020-03-24 23:41:50,30.0,0.0,0.0</text:p>
      <text:p text:style-name="Preformatted_20_Text">8277,03/24/2020,,Hungary,2020-03-24 23:41:50,187.0,9.0,21.0</text:p>
      <text:p text:style-name="Preformatted_20_Text">8278,03/24/2020,,Iceland,2020-03-24 23:41:50,648.0,2.0,51.0</text:p>
      <text:p text:style-name="Preformatted_20_Text">8279,03/24/2020,,India,2020-03-24 23:41:50,536.0,10.0,40.0</text:p>
      <text:p text:style-name="Preformatted_20_Text">8280,03/24/2020,,Indonesia,2020-03-24 23:41:50,686.0,55.0,30.0</text:p>
      <text:p text:style-name="Preformatted_20_Text">8281,03/24/2020,,Iran,2020-03-24 23:41:50,24811.0,1934.0,8913.0</text:p>
      <text:p text:style-name="Preformatted_20_Text">8282,03/24/2020,,Iraq,2020-03-24 23:41:50,316.0,27.0,75.0</text:p>
      <text:p text:style-name="Preformatted_20_Text">8283,03/24/2020,,Ireland,2020-03-24 23:41:50,1329.0,7.0,5.0</text:p>
      <text:p text:style-name="Preformatted_20_Text">8284,03/24/2020,,Israel,2020-03-24 23:41:50,1930.0,3.0,53.0</text:p>
      <text:p text:style-name="Preformatted_20_Text">8285,03/24/2020,,Italy,2020-03-24 23:41:50,69176.0,6820.0,8326.0</text:p>
      <text:p text:style-name="Preformatted_20_Text">8286,03/24/2020,,Ivory Coast,2020-03-24 23:41:50,73.0,0.0,2.0</text:p>
      <text:p text:style-name="Preformatted_20_Text">8287,03/24/2020,,Jamaica,2020-03-24 23:41:50,21.0,1.0,2.0</text:p>
      <text:p text:style-name="Preformatted_20_Text">8288,03/24/2020,,Japan,2020-03-24 23:41:50,1193.0,43.0,285.0</text:p>
      <text:p text:style-name="Preformatted_20_Text">8289,03/24/2020,,Jordan,2020-03-24 23:41:50,154.0,0.0,1.0</text:p>
      <text:p text:style-name="Preformatted_20_Text">8290,03/24/2020,,Kazakhstan,2020-03-24 23:41:50,72.0,0.0,0.0</text:p>
      <text:p text:style-name="Preformatted_20_Text">8291,03/24/2020,,Kenya,2020-03-24 23:41:50,25.0,0.0,0.0</text:p>
      <text:p text:style-name="Preformatted_20_Text">8292,03/24/2020,,Kuwait,2020-03-24 23:41:50,191.0,0.0,39.0</text:p>
      <text:p text:style-name="Preformatted_20_Text">8293,03/24/2020,,Kyrgyzstan,2020-03-24 23:41:50,42.0,0.0,0.0</text:p>
      <text:p text:style-name="Preformatted_20_Text">8294,03/24/2020,,Laos,2020-03-24 23:41:50,2.0,0.0,0.0</text:p>
      <text:p text:style-name="Preformatted_20_Text">8295,03/24/2020,,Latvia,2020-03-24 23:41:50,197.0,0.0,1.0</text:p>
      <text:p text:style-name="Preformatted_20_Text">8296,03/24/2020,,Lebanon,2020-03-24 23:41:50,318.0,4.0,8.0</text:p>
      <text:p text:style-name="Preformatted_20_Text">8297,03/24/2020,,Liberia,2020-03-24 23:41:50,3.0,0.0,0.0</text:p>
      <text:p text:style-name="Preformatted_20_Text">8298,03/24/2020,,Libya,2020-03-24 23:41:50,1.0,0.0,0.0</text:p>
      <text:p text:style-name="Preformatted_20_Text">8299,03/24/2020,,Liechtenstein,2020-03-24 23:41:50,51.0,0.0,0.0</text:p>
      <text:p text:style-name="Preformatted_20_Text">8300,03/24/2020,,Lithuania,2020-03-24 23:41:50,209.0,2.0,1.0</text:p>
      <text:p text:style-name="Preformatted_20_Text">8301,03/24/2020,,Luxembourg,2020-03-24 23:41:50,1099.0,8.0,6.0</text:p>
      <text:p text:style-name="Preformatted_20_Text">8302,03/24/2020,,Madagascar,2020-03-24 23:41:50,17.0,0.0,0.0</text:p>
      <text:p text:style-name="Preformatted_20_Text"><text:soft-page-break/>8303,03/24/2020,,Malaysia,2020-03-24 23:41:50,1624.0,16.0,183.0</text:p>
      <text:p text:style-name="Preformatted_20_Text">8304,03/24/2020,,Maldives,2020-03-24 23:41:50,13.0,0.0,5.0</text:p>
      <text:p text:style-name="Preformatted_20_Text">8305,03/24/2020,,Malta,2020-03-24 23:41:50,110.0,0.0,2.0</text:p>
      <text:p text:style-name="Preformatted_20_Text">8306,03/24/2020,,Mauritania,2020-03-24 23:41:50,2.0,0.0,0.0</text:p>
      <text:p text:style-name="Preformatted_20_Text">8307,03/24/2020,,Mauritius,2020-03-24 23:41:50,42.0,2.0,0.0</text:p>
      <text:p text:style-name="Preformatted_20_Text">8308,03/24/2020,,Mexico,2020-03-24 23:41:50,367.0,4.0,4.0</text:p>
      <text:p text:style-name="Preformatted_20_Text">8309,03/24/2020,,Moldova,2020-03-24 23:41:50,125.0,1.0,2.0</text:p>
      <text:p text:style-name="Preformatted_20_Text">8310,03/24/2020,,Monaco,2020-03-24 23:41:50,23.0,0.0,1.0</text:p>
      <text:p text:style-name="Preformatted_20_Text">8311,03/24/2020,,Mongolia,2020-03-24 23:41:50,10.0,0.0,0.0</text:p>
      <text:p text:style-name="Preformatted_20_Text">8312,03/24/2020,,Montenegro,2020-03-24 23:41:50,47.0,1.0,0.0</text:p>
      <text:p text:style-name="Preformatted_20_Text">8313,03/24/2020,,Morocco,2020-03-24 23:41:50,170.0,5.0,6.0</text:p>
      <text:p text:style-name="Preformatted_20_Text">8314,03/24/2020,,Mozambique,2020-03-24 23:41:50,3.0,0.0,0.0</text:p>
      <text:p text:style-name="Preformatted_20_Text">8315,03/24/2020,,Namibia,2020-03-24 23:41:50,7.0,0.0,2.0</text:p>
      <text:p text:style-name="Preformatted_20_Text">8316,03/24/2020,,Nepal,2020-03-24 23:41:50,2.0,0.0,1.0</text:p>
      <text:p text:style-name="Preformatted_20_Text">8317,03/24/2020,,Netherlands,2020-03-24 23:41:50,5560.0,276.0,2.0</text:p>
      <text:p text:style-name="Preformatted_20_Text">8318,03/24/2020,,New Zealand,2020-03-24 23:41:50,155.0,0.0,12.0</text:p>
      <text:p text:style-name="Preformatted_20_Text">8319,03/24/2020,,Nicaragua,2020-03-24 23:41:50,2.0,0.0,0.0</text:p>
      <text:p text:style-name="Preformatted_20_Text">8320,03/24/2020,,Niger,2020-03-24 23:41:50,3.0,0.0,0.0</text:p>
      <text:p text:style-name="Preformatted_20_Text">8321,03/24/2020,,Nigeria,2020-03-24 23:41:50,44.0,1.0,2.0</text:p>
      <text:p text:style-name="Preformatted_20_Text">8322,03/24/2020,,North Macedonia,2020-03-24 23:41:50,148.0,2.0,1.0</text:p>
      <text:p text:style-name="Preformatted_20_Text">8323,03/24/2020,,Norway,2020-03-24 23:41:50,2863.0,12.0,6.0</text:p>
      <text:p text:style-name="Preformatted_20_Text">8324,03/24/2020,,Oman,2020-03-24 23:41:50,84.0,0.0,17.0</text:p>
      <text:p text:style-name="Preformatted_20_Text">8325,03/24/2020,,Pakistan,2020-03-24 23:41:50,972.0,7.0,18.0</text:p>
      <text:p text:style-name="Preformatted_20_Text">8326,03/24/2020,,Panama,2020-03-24 23:41:50,345.0,6.0,1.0</text:p>
      <text:p text:style-name="Preformatted_20_Text">8327,03/24/2020,,Papua New Guinea,2020-03-24 23:41:50,1.0,0.0,0.0</text:p>
      <text:p text:style-name="Preformatted_20_Text">8328,03/24/2020,,Paraguay,2020-03-24 23:41:50,27.0,2.0,0.0</text:p>
      <text:p text:style-name="Preformatted_20_Text">8329,03/24/2020,,Peru,2020-03-24 23:41:50,416.0,7.0,1.0</text:p>
      <text:p text:style-name="Preformatted_20_Text">8330,03/24/2020,,Philippines,2020-03-24 23:41:50,552.0,35.0,20.0</text:p>
      <text:p text:style-name="Preformatted_20_Text">8331,03/24/2020,,Poland,2020-03-24 23:41:50,901.0,10.0,1.0</text:p>
      <text:p text:style-name="Preformatted_20_Text">8332,03/24/2020,,Portugal,2020-03-24 23:41:50,2362.0,33.0,22.0</text:p>
      <text:p text:style-name="Preformatted_20_Text">8333,03/24/2020,,Qatar,2020-03-24 23:41:50,526.0,0.0,41.0</text:p>
      <text:p text:style-name="Preformatted_20_Text">8334,03/24/2020,,Romania,2020-03-24 23:41:50,794.0,11.0,79.0</text:p>
      <text:p text:style-name="Preformatted_20_Text">8335,03/24/2020,,Russia,2020-03-24 23:41:50,495.0,1.0,22.0</text:p>
      <text:p text:style-name="Preformatted_20_Text">8336,03/24/2020,,Rwanda,2020-03-24 23:41:50,40.0,0.0,0.0</text:p>
      <text:p text:style-name="Preformatted_20_Text">8337,03/24/2020,,Saint Lucia,2020-03-24 23:41:50,3.0,0.0,0.0</text:p>
      <text:p text:style-name="Preformatted_20_Text">8338,03/24/2020,,Saint Vincent and the Grenadines,2020-03-24 23:41:50,1.0,0.0,0.0</text:p>
      <text:p text:style-name="Preformatted_20_Text">8339,03/24/2020,,San Marino,2020-03-24 23:41:50,187.0,21.0,4.0</text:p>
      <text:p text:style-name="Preformatted_20_Text">8340,03/24/2020,,Saudi Arabia,2020-03-24 23:41:50,767.0,1.0,28.0</text:p>
      <text:p text:style-name="Preformatted_20_Text">8341,03/24/2020,,Senegal,2020-03-24 23:41:50,86.0,0.0,8.0</text:p>
      <text:p text:style-name="Preformatted_20_Text">8342,03/24/2020,,Serbia,2020-03-24 23:41:50,303.0,3.0,15.0</text:p>
      <text:p text:style-name="Preformatted_20_Text">8343,03/24/2020,,Seychelles,2020-03-24 23:41:50,7.0,0.0,0.0</text:p>
      <text:p text:style-name="Preformatted_20_Text">8344,03/24/2020,,Singapore,2020-03-24 23:41:50,558.0,2.0,156.0</text:p>
      <text:p text:style-name="Preformatted_20_Text">8345,03/24/2020,,Slovakia,2020-03-24 23:41:50,204.0,0.0,7.0</text:p>
      <text:p text:style-name="Preformatted_20_Text">8346,03/24/2020,,Slovenia,2020-03-24 23:41:50,480.0,4.0,3.0</text:p>
      <text:p text:style-name="Preformatted_20_Text">8347,03/24/2020,,Somalia,2020-03-24 23:41:50,1.0,0.0,0.0</text:p>
      <text:p text:style-name="Preformatted_20_Text">8348,03/24/2020,,South Africa,2020-03-24 23:41:50,554.0,0.0,4.0</text:p>
      <text:p text:style-name="Preformatted_20_Text">8349,03/24/2020,,South Korea,2020-03-24 23:41:50,9037.0,120.0,3507.0</text:p>
      <text:p text:style-name="Preformatted_20_Text">8350,03/24/2020,,Spain,2020-03-24 23:41:50,39885.0,2808.0,3794.0</text:p>
      <text:p text:style-name="Preformatted_20_Text">8351,03/24/2020,,Sri Lanka,2020-03-24 23:41:50,102.0,0.0,2.0</text:p>
      <text:p text:style-name="Preformatted_20_Text">8352,03/24/2020,,Sudan,2020-03-24 23:41:50,3.0,1.0,0.0</text:p>
      <text:p text:style-name="Preformatted_20_Text">8353,03/24/2020,,Suriname,2020-03-24 23:41:50,7.0,0.0,0.0</text:p>
      <text:p text:style-name="Preformatted_20_Text">8354,03/24/2020,,Sweden,2020-03-24 23:41:50,2286.0,36.0,16.0</text:p>
      <text:p text:style-name="Preformatted_20_Text">8355,03/24/2020,,Switzerland,2020-03-24 23:41:50,9877.0,122.0,131.0</text:p>
      <text:p text:style-name="Preformatted_20_Text">8356,03/24/2020,,Syria,2020-03-24 23:41:50,1.0,0.0,0.0</text:p>
      <text:p text:style-name="Preformatted_20_Text">8357,03/24/2020,,Taiwan,2020-03-24 23:41:50,215.0,2.0,29.0</text:p>
      <text:p text:style-name="Preformatted_20_Text">8358,03/24/2020,,Tanzania,2020-03-24 23:41:50,12.0,0.0,0.0</text:p>
      <text:p text:style-name="Preformatted_20_Text">8359,03/24/2020,,Thailand,2020-03-24 23:41:50,827.0,4.0,52.0</text:p>
      <text:p text:style-name="Preformatted_20_Text">8360,03/24/2020,,Timor-Leste,2020-03-24 23:41:50,1.0,0.0,0.0</text:p>
      <text:p text:style-name="Preformatted_20_Text">8361,03/24/2020,,Togo,2020-03-24 23:41:50,20.0,0.0,1.0</text:p>
      <text:p text:style-name="Preformatted_20_Text">8362,03/24/2020,,Trinidad and Tobago,2020-03-24 23:41:50,57.0,0.0,0.0</text:p>
      <text:p text:style-name="Preformatted_20_Text">8363,03/24/2020,,Tunisia,2020-03-24 23:41:50,114.0,4.0,1.0</text:p>
      <text:p text:style-name="Preformatted_20_Text">8364,03/24/2020,,Turkey,2020-03-24 23:41:50,1872.0,44.0,0.0</text:p>
      <text:p text:style-name="Preformatted_20_Text">8365,03/24/2020,,UK,2020-03-24 23:41:50,8077.0,422.0,135.0</text:p>
      <text:p text:style-name="Preformatted_20_Text"><text:soft-page-break/>8366,03/24/2020,,Uganda,2020-03-24 23:41:50,9.0,0.0,0.0</text:p>
      <text:p text:style-name="Preformatted_20_Text">8367,03/24/2020,,Ukraine,2020-03-24 23:41:50,97.0,3.0,1.0</text:p>
      <text:p text:style-name="Preformatted_20_Text">8368,03/24/2020,,United Arab Emirates,2020-03-24 23:41:50,248.0,2.0,45.0</text:p>
      <text:p text:style-name="Preformatted_20_Text">8369,03/24/2020,,Uruguay,2020-03-24 23:41:50,162.0,0.0,0.0</text:p>
      <text:p text:style-name="Preformatted_20_Text">8370,03/24/2020,,Uzbekistan,2020-03-24 23:41:50,50.0,0.0,0.0</text:p>
      <text:p text:style-name="Preformatted_20_Text">8371,03/24/2020,,Venezuela,2020-03-24 23:41:50,84.0,0.0,15.0</text:p>
      <text:p text:style-name="Preformatted_20_Text">8372,03/24/2020,,Vietnam,2020-03-24 23:41:50,134.0,0.0,17.0</text:p>
      <text:p text:style-name="Preformatted_20_Text">8373,03/24/2020,,Zambia,2020-03-24 23:41:50,3.0,0.0,0.0</text:p>
      <text:p text:style-name="Preformatted_20_Text">8374,03/24/2020,,Zimbabwe,2020-03-24 23:41:50,3.0,1.0,0.0</text:p>
      <text:p text:style-name="Preformatted_20_Text">8375,03/24/2020,Alabama,US,2020-03-24 23:41:50,242.0,0.0,0.0</text:p>
      <text:p text:style-name="Preformatted_20_Text">8376,03/24/2020,Alaska,US,2020-03-24 23:41:50,34.0,0.0,0.0</text:p>
      <text:p text:style-name="Preformatted_20_Text">8377,03/24/2020,Alberta,Canada,2020-03-24 23:41:50,359.0,1.0,0.0</text:p>
      <text:p text:style-name="Preformatted_20_Text">8378,03/24/2020,American Samoa,US,2020-03-24 23:41:50,0.0,0.0,0.0</text:p>
      <text:p text:style-name="Preformatted_20_Text">8379,03/24/2020,Anhui,Mainland China,2020-03-24 23:41:50,990.0,6.0,984.0</text:p>
      <text:p text:style-name="Preformatted_20_Text">8380,03/24/2020,Arizona,US,2020-03-24 23:41:50,326.0,5.0,0.0</text:p>
      <text:p text:style-name="Preformatted_20_Text">8381,03/24/2020,Arkansas,US,2020-03-24 23:41:50,219.0,2.0,0.0</text:p>
      <text:p text:style-name="Preformatted_20_Text">8382,03/24/2020,Aruba,Netherlands,2020-03-24 23:41:50,12.0,0.0,1.0</text:p>
      <text:p text:style-name="Preformatted_20_Text">8383,03/24/2020,Australian Capital Territory,Australia,2020-03-24 23:41:50,39.0,0.0,0.0</text:p>
      <text:p text:style-name="Preformatted_20_Text">8384,03/24/2020,Beijing,Mainland China,2020-03-24 23:41:50,558.0,8.0,401.0</text:p>
      <text:p text:style-name="Preformatted_20_Text">8385,03/24/2020,Bermuda,UK,2020-03-24 23:41:50,6.0,0.0,0.0</text:p>
      <text:p text:style-name="Preformatted_20_Text">8386,03/24/2020,British Columbia,Canada,2020-03-24 23:41:50,617.0,13.0,0.0</text:p>
      <text:p text:style-name="Preformatted_20_Text">8387,03/24/2020,California,US,2020-03-24 23:41:50,2538.0,50.0,0.0</text:p>
      <text:p text:style-name="Preformatted_20_Text">8388,03/24/2020,Cayman Islands,UK,2020-03-24 23:41:50,6.0,1.0,0.0</text:p>
      <text:p text:style-name="Preformatted_20_Text">8389,03/24/2020,Channel Islands,UK,2020-03-24 23:41:50,36.0,0.0,0.0</text:p>
      <text:p text:style-name="Preformatted_20_Text">8390,03/24/2020,Chongqing,Mainland China,2020-03-24 23:41:50,578.0,6.0,570.0</text:p>
      <text:p text:style-name="Preformatted_20_Text">8391,03/24/2020,Colorado,US,2020-03-24 23:41:50,723.0,8.0,0.0</text:p>
      <text:p text:style-name="Preformatted_20_Text">8392,03/24/2020,Connecticut,US,2020-03-24 23:41:50,618.0,12.0,0.0</text:p>
      <text:p text:style-name="Preformatted_20_Text">8393,03/24/2020,Curacao,Netherlands,2020-03-24 23:41:50,6.0,1.0,0.0</text:p>
      <text:p text:style-name="Preformatted_20_Text">8394,03/24/2020,Delaware,US,2020-03-24 23:41:50,104.0,0.0,0.0</text:p>
      <text:p text:style-name="Preformatted_20_Text">8395,03/24/2020,Diamond Princess cruise ship,Canada,2020-03-24 23:41:50,0.0,1.0,0.0</text:p>
      <text:p text:style-name="Preformatted_20_Text">8396,03/24/2020,Diamond Princess cruise ship,US,2020-03-24 23:41:50,49.0,0.0,0.0</text:p>
      <text:p text:style-name="Preformatted_20_Text">8397,03/24/2020,District of Columbia,US,2020-03-24 23:41:50,141.0,2.0,0.0</text:p>
      <text:p text:style-name="Preformatted_20_Text">8398,03/24/2020,Faroe Islands,Denmark,2020-03-24 23:41:50,122.0,0.0,33.0</text:p>
      <text:p text:style-name="Preformatted_20_Text">8399,03/24/2020,Florida,US,2020-03-24 23:41:50,1412.0,18.0,0.0</text:p>
      <text:p text:style-name="Preformatted_20_Text">8400,03/24/2020,French Guiana,France,2020-03-24 23:41:50,23.0,0.0,6.0</text:p>
      <text:p text:style-name="Preformatted_20_Text">8401,03/24/2020,French Polynesia,France,2020-03-24 23:41:50,25.0,0.0,0.0</text:p>
      <text:p text:style-name="Preformatted_20_Text">8402,03/24/2020,Fujian,Mainland China,2020-03-24 23:41:50,318.0,1.0,295.0</text:p>
      <text:p text:style-name="Preformatted_20_Text">8403,03/24/2020,Gansu,Mainland China,2020-03-24 23:41:50,136.0,2.0,119.0</text:p>
      <text:p text:style-name="Preformatted_20_Text">8404,03/24/2020,Georgia,US,2020-03-24 23:41:50,1026.0,32.0,0.0</text:p>
      <text:p text:style-name="Preformatted_20_Text">8405,03/24/2020,Gibraltar,UK,2020-03-24 23:41:50,15.0,0.0,5.0</text:p>
      <text:p text:style-name="Preformatted_20_Text">8406,03/24/2020,Grand Princess,Canada,2020-03-24 23:41:50,13.0,0.0,0.0</text:p>
      <text:p text:style-name="Preformatted_20_Text">8407,03/24/2020,Grand Princess,US,2020-03-24 23:41:50,28.0,1.0,0.0</text:p>
      <text:p text:style-name="Preformatted_20_Text">8408,03/24/2020,Greenland,Denmark,2020-03-24 23:41:50,5.0,0.0,2.0</text:p>
      <text:p text:style-name="Preformatted_20_Text">8409,03/24/2020,Guadeloupe,France,2020-03-24 23:41:50,62.0,1.0,0.0</text:p>
      <text:p text:style-name="Preformatted_20_Text">8410,03/24/2020,Guam,US,2020-03-24 23:41:50,32.0,1.0,0.0</text:p>
      <text:p text:style-name="Preformatted_20_Text">8411,03/24/2020,Guangdong,Mainland China,2020-03-24 23:41:50,1428.0,8.0,1333.0</text:p>
      <text:p text:style-name="Preformatted_20_Text">8412,03/24/2020,Guangxi,Mainland China,2020-03-24 23:41:50,254.0,2.0,250.0</text:p>
      <text:p text:style-name="Preformatted_20_Text">8413,03/24/2020,Guizhou,Mainland China,2020-03-24 23:41:50,146.0,2.0,144.0</text:p>
      <text:p text:style-name="Preformatted_20_Text">8414,03/24/2020,Hainan,Mainland China,2020-03-24 23:41:50,168.0,6.0,162.0</text:p>
      <text:p text:style-name="Preformatted_20_Text">8415,03/24/2020,Hawaii,US,2020-03-24 23:41:50,90.0,1.0,0.0</text:p>
      <text:p text:style-name="Preformatted_20_Text">8416,03/24/2020,Hebei,Mainland China,2020-03-24 23:41:50,319.0,6.0,310.0</text:p>
      <text:p text:style-name="Preformatted_20_Text">8417,03/24/2020,Heilongjiang,Mainland China,2020-03-24 23:41:50,484.0,13.0,468.0</text:p>
      <text:p text:style-name="Preformatted_20_Text">8418,03/24/2020,Henan,Mainland China,2020-03-24 23:41:50,1274.0,22.0,1250.0</text:p>
      <text:p text:style-name="Preformatted_20_Text">8419,03/24/2020,Hong Kong,Hong Kong,2020-03-24 23:41:50,386.0,4.0,101.0</text:p>
      <text:p text:style-name="Preformatted_20_Text">8420,03/24/2020,Hubei,Mainland China,2020-03-24 23:41:50,67801.0,3160.0,60324.0</text:p>
      <text:p text:style-name="Preformatted_20_Text">8421,03/24/2020,Hunan,Mainland China,2020-03-24 23:41:50,1018.0,4.0,1014.0</text:p>
      <text:p text:style-name="Preformatted_20_Text">8422,03/24/2020,Idaho,US,2020-03-24 23:41:50,81.0,0.0,0.0</text:p>
      <text:p text:style-name="Preformatted_20_Text">8423,03/24/2020,Illinois,US,2020-03-24 23:41:50,1537.0,16.0,0.0</text:p>
      <text:p text:style-name="Preformatted_20_Text">8424,03/24/2020,Indiana,US,2020-03-24 23:41:50,368.0,12.0,0.0</text:p>
      <text:p text:style-name="Preformatted_20_Text">8425,03/24/2020,Inner Mongolia,Mainland China,2020-03-24 23:41:50,75.0,1.0,74.0</text:p>
      <text:p text:style-name="Preformatted_20_Text">8426,03/24/2020,Iowa,US,2020-03-24 23:41:50,124.0,0.0,0.0</text:p>
      <text:p text:style-name="Preformatted_20_Text">8427,03/24/2020,Isle of Man,UK,2020-03-24 23:41:50,23.0,0.0,0.0</text:p>
      <text:p text:style-name="Preformatted_20_Text"><text:soft-page-break/>8428,03/24/2020,Jiangsu,Mainland China,2020-03-24 23:41:50,636.0,0.0,631.0</text:p>
      <text:p text:style-name="Preformatted_20_Text">8429,03/24/2020,Jiangxi,Mainland China,2020-03-24 23:41:50,936.0,1.0,934.0</text:p>
      <text:p text:style-name="Preformatted_20_Text">8430,03/24/2020,Jilin,Mainland China,2020-03-24 23:41:50,93.0,1.0,92.0</text:p>
      <text:p text:style-name="Preformatted_20_Text">8431,03/24/2020,Kansas,US,2020-03-24 23:41:50,100.0,2.0,0.0</text:p>
      <text:p text:style-name="Preformatted_20_Text">8432,03/24/2020,Kentucky,US,2020-03-24 23:41:50,162.0,4.0,0.0</text:p>
      <text:p text:style-name="Preformatted_20_Text">8433,03/24/2020,Liaoning,Mainland China,2020-03-24 23:41:50,127.0,2.0,124.0</text:p>
      <text:p text:style-name="Preformatted_20_Text">8434,03/24/2020,Louisiana,US,2020-03-24 23:41:50,1388.0,46.0,0.0</text:p>
      <text:p text:style-name="Preformatted_20_Text">8435,03/24/2020,Macau,Macau,2020-03-24 23:41:50,25.0,0.0,10.0</text:p>
      <text:p text:style-name="Preformatted_20_Text">8436,03/24/2020,Maine,US,2020-03-24 23:41:50,118.0,0.0,0.0</text:p>
      <text:p text:style-name="Preformatted_20_Text">8437,03/24/2020,Manitoba,Canada,2020-03-24 23:41:50,21.0,0.0,0.0</text:p>
      <text:p text:style-name="Preformatted_20_Text">8438,03/24/2020,Martinique,France,2020-03-24 23:41:50,57.0,1.0,0.0</text:p>
      <text:p text:style-name="Preformatted_20_Text">8439,03/24/2020,Maryland,US,2020-03-24 23:41:50,349.0,4.0,0.0</text:p>
      <text:p text:style-name="Preformatted_20_Text">8440,03/24/2020,Massachusetts,US,2020-03-24 23:41:50,1159.0,11.0,0.0</text:p>
      <text:p text:style-name="Preformatted_20_Text">8441,03/24/2020,Mayotte,France,2020-03-24 23:41:50,36.0,0.0,0.0</text:p>
      <text:p text:style-name="Preformatted_20_Text">8442,03/24/2020,Michigan,US,2020-03-24 23:41:50,1793.0,24.0,0.0</text:p>
      <text:p text:style-name="Preformatted_20_Text">8443,03/24/2020,Minnesota,US,2020-03-24 23:41:50,261.0,1.0,0.0</text:p>
      <text:p text:style-name="Preformatted_20_Text">8444,03/24/2020,Mississippi,US,2020-03-24 23:41:50,320.0,1.0,0.0</text:p>
      <text:p text:style-name="Preformatted_20_Text">8445,03/24/2020,Missouri,US,2020-03-24 23:41:50,257.0,7.0,0.0</text:p>
      <text:p text:style-name="Preformatted_20_Text">8446,03/24/2020,Montana,US,2020-03-24 23:41:50,51.0,0.0,0.0</text:p>
      <text:p text:style-name="Preformatted_20_Text">8447,03/24/2020,Montserrat,UK,2020-03-24 23:41:50,1.0,0.0,0.0</text:p>
      <text:p text:style-name="Preformatted_20_Text">8448,03/24/2020,Nebraska,US,2020-03-24 23:41:50,66.0,0.0,0.0</text:p>
      <text:p text:style-name="Preformatted_20_Text">8449,03/24/2020,Nevada,US,2020-03-24 23:41:50,278.0,4.0,0.0</text:p>
      <text:p text:style-name="Preformatted_20_Text">8450,03/24/2020,New Brunswick,Canada,2020-03-24 23:41:50,18.0,0.0,0.0</text:p>
      <text:p text:style-name="Preformatted_20_Text">8451,03/24/2020,New Caledonia,France,2020-03-24 23:41:50,10.0,0.0,0.0</text:p>
      <text:p text:style-name="Preformatted_20_Text">8452,03/24/2020,New Hampshire,US,2020-03-24 23:41:50,101.0,1.0,0.0</text:p>
      <text:p text:style-name="Preformatted_20_Text">8453,03/24/2020,New Jersey,US,2020-03-24 23:41:50,3675.0,44.0,0.0</text:p>
      <text:p text:style-name="Preformatted_20_Text">8454,03/24/2020,New Mexico,US,2020-03-24 23:41:50,100.0,0.0,0.0</text:p>
      <text:p text:style-name="Preformatted_20_Text">8455,03/24/2020,New South Wales,Australia,2020-03-24 23:41:50,818.0,7.0,4.0</text:p>
      <text:p text:style-name="Preformatted_20_Text">8456,03/24/2020,New York,US,2020-03-24 23:41:50,25681.0,210.0,0.0</text:p>
      <text:p text:style-name="Preformatted_20_Text">8457,03/24/2020,Newfoundland and Labrador,Canada,2020-03-24 23:41:50,35.0,0.0,0.0</text:p>
      <text:p text:style-name="Preformatted_20_Text">8458,03/24/2020,Ningxia,Mainland China,2020-03-24 23:41:50,75.0,0.0,75.0</text:p>
      <text:p text:style-name="Preformatted_20_Text">8459,03/24/2020,North Carolina,US,2020-03-24 23:41:50,495.0,0.0,0.0</text:p>
      <text:p text:style-name="Preformatted_20_Text">8460,03/24/2020,North Dakota,US,2020-03-24 23:41:50,36.0,0.0,0.0</text:p>
      <text:p text:style-name="Preformatted_20_Text">8461,03/24/2020,Northern Mariana Islands,US,2020-03-24 23:41:50,0.0,0.0,0.0</text:p>
      <text:p text:style-name="Preformatted_20_Text">8462,03/24/2020,Northern Territory,Australia,2020-03-24 23:41:50,6.0,0.0,0.0</text:p>
      <text:p text:style-name="Preformatted_20_Text">8463,03/24/2020,Nova Scotia,Canada,2020-03-24 23:41:50,51.0,0.0,0.0</text:p>
      <text:p text:style-name="Preformatted_20_Text">8464,03/24/2020,Ohio,US,2020-03-24 23:41:50,567.0,8.0,0.0</text:p>
      <text:p text:style-name="Preformatted_20_Text">8465,03/24/2020,Oklahoma,US,2020-03-24 23:41:50,106.0,3.0,0.0</text:p>
      <text:p text:style-name="Preformatted_20_Text">8466,03/24/2020,Ontario,Canada,2020-03-24 23:41:50,588.0,7.0,0.0</text:p>
      <text:p text:style-name="Preformatted_20_Text">8467,03/24/2020,Oregon,US,2020-03-24 23:41:50,210.0,8.0,0.0</text:p>
      <text:p text:style-name="Preformatted_20_Text">8468,03/24/2020,Pennsylvania,US,2020-03-24 23:41:50,946.0,8.0,0.0</text:p>
      <text:p text:style-name="Preformatted_20_Text">8469,03/24/2020,Prince Edward Island,Canada,2020-03-24 23:41:50,3.0,0.0,0.0</text:p>
      <text:p text:style-name="Preformatted_20_Text">8470,03/24/2020,Puerto Rico,US,2020-03-24 23:41:50,39.0,2.0,0.0</text:p>
      <text:p text:style-name="Preformatted_20_Text">8471,03/24/2020,Qinghai,Mainland China,2020-03-24 23:41:50,18.0,0.0,18.0</text:p>
      <text:p text:style-name="Preformatted_20_Text">8472,03/24/2020,Quebec,Canada,2020-03-24 23:41:50,1013.0,4.0,0.0</text:p>
      <text:p text:style-name="Preformatted_20_Text">8473,03/24/2020,Queensland,Australia,2020-03-24 23:41:50,397.0,0.0,8.0</text:p>
      <text:p text:style-name="Preformatted_20_Text">8474,03/24/2020,Recovered,Canada,2020-03-24 23:41:50,0.0,0.0,110.0</text:p>
      <text:p text:style-name="Preformatted_20_Text">8475,03/24/2020,Recovered,US,2020-03-24 23:41:50,0.0,0.0,348.0</text:p>
      <text:p text:style-name="Preformatted_20_Text">8476,03/24/2020,Reunion,France,2020-03-24 23:41:50,94.0,0.0,1.0</text:p>
      <text:p text:style-name="Preformatted_20_Text">8477,03/24/2020,Rhode Island,US,2020-03-24 23:41:50,124.0,0.0,0.0</text:p>
      <text:p text:style-name="Preformatted_20_Text">8478,03/24/2020,Saint Barthelemy,France,2020-03-24 23:41:50,3.0,0.0,0.0</text:p>
      <text:p text:style-name="Preformatted_20_Text">8479,03/24/2020,Saskatchewan,Canada,2020-03-24 23:41:50,72.0,0.0,0.0</text:p>
      <text:p text:style-name="Preformatted_20_Text">8480,03/24/2020,Shaanxi,Mainland China,2020-03-24 23:41:50,249.0,3.0,240.0</text:p>
      <text:p text:style-name="Preformatted_20_Text">8481,03/24/2020,Shandong,Mainland China,2020-03-24 23:41:50,768.0,7.0,752.0</text:p>
      <text:p text:style-name="Preformatted_20_Text">8482,03/24/2020,Shanghai,Mainland China,2020-03-24 23:41:50,414.0,4.0,330.0</text:p>
      <text:p text:style-name="Preformatted_20_Text">8483,03/24/2020,Shanxi,Mainland China,2020-03-24 23:41:50,134.0,0.0,133.0</text:p>
      <text:p text:style-name="Preformatted_20_Text">8484,03/24/2020,Sichuan,Mainland China,2020-03-24 23:41:50,545.0,3.0,536.0</text:p>
      <text:p text:style-name="Preformatted_20_Text">8485,03/24/2020,Sint Maarten,Netherlands,2020-03-24 23:41:50,2.0,0.0,0.0</text:p>
      <text:p text:style-name="Preformatted_20_Text">8486,03/24/2020,South Australia,Australia,2020-03-24 23:41:50,170.0,0.0,6.0</text:p>
      <text:p text:style-name="Preformatted_20_Text">8487,03/24/2020,South Carolina,US,2020-03-24 23:41:50,342.0,5.0,0.0</text:p>
      <text:p text:style-name="Preformatted_20_Text">8488,03/24/2020,South Dakota,US,2020-03-24 23:41:50,30.0,1.0,0.0</text:p>
      <text:p text:style-name="Preformatted_20_Text">8489,03/24/2020,St Martin,France,2020-03-24 23:41:50,8.0,0.0,0.0</text:p>
      <text:p text:style-name="Preformatted_20_Text">8490,03/24/2020,Tasmania,Australia,2020-03-24 23:41:50,28.0,0.0,3.0</text:p>
      <text:p text:style-name="Preformatted_20_Text"><text:soft-page-break/>8491,03/24/2020,Tennessee,US,2020-03-24 23:41:50,772.0,2.0,0.0</text:p>
      <text:p text:style-name="Preformatted_20_Text">8492,03/24/2020,Texas,US,2020-03-24 23:41:50,955.0,12.0,0.0</text:p>
      <text:p text:style-name="Preformatted_20_Text">8493,03/24/2020,Tianjin,Mainland China,2020-03-24 23:41:50,145.0,3.0,133.0</text:p>
      <text:p text:style-name="Preformatted_20_Text">8494,03/24/2020,Tibet,Mainland China,2020-03-24 23:41:50,1.0,0.0,1.0</text:p>
      <text:p text:style-name="Preformatted_20_Text">8495,03/24/2020,Utah,US,2020-03-24 23:41:50,298.0,1.0,0.0</text:p>
      <text:p text:style-name="Preformatted_20_Text">8496,03/24/2020,Vermont,US,2020-03-24 23:41:50,95.0,7.0,0.0</text:p>
      <text:p text:style-name="Preformatted_20_Text">8497,03/24/2020,Victoria,Australia,2020-03-24 23:41:50,411.0,0.0,97.0</text:p>
      <text:p text:style-name="Preformatted_20_Text">8498,03/24/2020,Virgin Islands,US,2020-03-24 23:41:50,17.0,0.0,0.0</text:p>
      <text:p text:style-name="Preformatted_20_Text">8499,03/24/2020,Virginia,US,2020-03-24 23:41:50,293.0,9.0,0.0</text:p>
      <text:p text:style-name="Preformatted_20_Text">8500,03/24/2020,Washington,US,2020-03-24 23:41:50,2328.0,116.0,0.0</text:p>
      <text:p text:style-name="Preformatted_20_Text">8501,03/24/2020,West Virginia,US,2020-03-24 23:41:50,22.0,0.0,0.0</text:p>
      <text:p text:style-name="Preformatted_20_Text">8502,03/24/2020,Western Australia,Australia,2020-03-24 23:41:50,175.0,1.0,1.0</text:p>
      <text:p text:style-name="Preformatted_20_Text">8503,03/24/2020,Wisconsin,US,2020-03-24 23:41:50,481.0,5.0,0.0</text:p>
      <text:p text:style-name="Preformatted_20_Text">8504,03/24/2020,Wyoming,US,2020-03-24 23:41:50,29.0,0.0,0.0</text:p>
      <text:p text:style-name="Preformatted_20_Text">8505,03/24/2020,Xinjiang,Mainland China,2020-03-24 23:41:50,76.0,3.0,73.0</text:p>
      <text:p text:style-name="Preformatted_20_Text">8506,03/24/2020,Yunnan,Mainland China,2020-03-24 23:41:50,176.0,2.0,172.0</text:p>
      <text:p text:style-name="Preformatted_20_Text">8507,03/24/2020,Zhejiang,Mainland China,2020-03-24 23:41:50,1240.0,1.0,1221.0</text:p>
      <text:p text:style-name="Preformatted_20_Text">8508,03/25/2020,,Afghanistan,2020-03-25 23:37:49,84.0,2.0,2.0</text:p>
      <text:p text:style-name="Preformatted_20_Text">8509,03/25/2020,,Albania,2020-03-25 23:37:49,146.0,5.0,17.0</text:p>
      <text:p text:style-name="Preformatted_20_Text">8510,03/25/2020,,Algeria,2020-03-25 23:37:49,302.0,21.0,65.0</text:p>
      <text:p text:style-name="Preformatted_20_Text">8511,03/25/2020,,Andorra,2020-03-25 23:37:49,188.0,1.0,1.0</text:p>
      <text:p text:style-name="Preformatted_20_Text">8512,03/25/2020,,Angola,2020-03-25 23:37:49,3.0,0.0,0.0</text:p>
      <text:p text:style-name="Preformatted_20_Text">8513,03/25/2020,,Antigua and Barbuda,2020-03-25 23:37:49,3.0,0.0,0.0</text:p>
      <text:p text:style-name="Preformatted_20_Text">8514,03/25/2020,,Argentina,2020-03-25 23:37:49,387.0,8.0,52.0</text:p>
      <text:p text:style-name="Preformatted_20_Text">8515,03/25/2020,,Armenia,2020-03-25 23:37:49,265.0,0.0,16.0</text:p>
      <text:p text:style-name="Preformatted_20_Text">8516,03/25/2020,,Austria,2020-03-25 23:37:49,5588.0,30.0,9.0</text:p>
      <text:p text:style-name="Preformatted_20_Text">8517,03/25/2020,,Azerbaijan,2020-03-25 23:37:49,93.0,2.0,10.0</text:p>
      <text:p text:style-name="Preformatted_20_Text">8518,03/25/2020,,Bahamas,2020-03-25 23:37:49,5.0,0.0,1.0</text:p>
      <text:p text:style-name="Preformatted_20_Text">8519,03/25/2020,,Bahrain,2020-03-25 23:37:49,419.0,4.0,177.0</text:p>
      <text:p text:style-name="Preformatted_20_Text">8520,03/25/2020,,Bangladesh,2020-03-25 23:37:49,39.0,5.0,7.0</text:p>
      <text:p text:style-name="Preformatted_20_Text">8521,03/25/2020,,Barbados,2020-03-25 23:37:49,18.0,0.0,0.0</text:p>
      <text:p text:style-name="Preformatted_20_Text">8522,03/25/2020,,Belarus,2020-03-25 23:37:49,86.0,0.0,29.0</text:p>
      <text:p text:style-name="Preformatted_20_Text">8523,03/25/2020,,Belgium,2020-03-25 23:37:49,4937.0,178.0,547.0</text:p>
      <text:p text:style-name="Preformatted_20_Text">8524,03/25/2020,,Belize,2020-03-25 23:37:49,2.0,0.0,0.0</text:p>
      <text:p text:style-name="Preformatted_20_Text">8525,03/25/2020,,Benin,2020-03-25 23:37:49,6.0,0.0,0.0</text:p>
      <text:p text:style-name="Preformatted_20_Text">8526,03/25/2020,,Bhutan,2020-03-25 23:37:49,2.0,0.0,0.0</text:p>
      <text:p text:style-name="Preformatted_20_Text">8527,03/25/2020,,Bolivia,2020-03-25 23:37:49,32.0,0.0,0.0</text:p>
      <text:p text:style-name="Preformatted_20_Text">8528,03/25/2020,,Bosnia and Herzegovina,2020-03-25 23:37:49,176.0,3.0,2.0</text:p>
      <text:p text:style-name="Preformatted_20_Text">8529,03/25/2020,,Brazil,2020-03-25 23:37:49,2554.0,59.0,2.0</text:p>
      <text:p text:style-name="Preformatted_20_Text">8530,03/25/2020,,Brunei,2020-03-25 23:37:49,109.0,0.0,2.0</text:p>
      <text:p text:style-name="Preformatted_20_Text">8531,03/25/2020,,Bulgaria,2020-03-25 23:37:49,242.0,3.0,4.0</text:p>
      <text:p text:style-name="Preformatted_20_Text">8532,03/25/2020,,Burkina Faso,2020-03-25 23:37:49,146.0,4.0,10.0</text:p>
      <text:p text:style-name="Preformatted_20_Text">8533,03/25/2020,,Cabo Verde,2020-03-25 23:37:49,4.0,1.0,0.0</text:p>
      <text:p text:style-name="Preformatted_20_Text">8534,03/25/2020,,Cambodia,2020-03-25 23:37:49,96.0,0.0,10.0</text:p>
      <text:p text:style-name="Preformatted_20_Text">8535,03/25/2020,,Cameroon,2020-03-25 23:37:49,75.0,1.0,2.0</text:p>
      <text:p text:style-name="Preformatted_20_Text">8536,03/25/2020,,Central African Republic,2020-03-25 23:37:49,3.0,0.0,0.0</text:p>
      <text:p text:style-name="Preformatted_20_Text">8537,03/25/2020,,Chad,2020-03-25 23:37:49,3.0,0.0,0.0</text:p>
      <text:p text:style-name="Preformatted_20_Text">8538,03/25/2020,,Chile,2020-03-25 23:37:49,1142.0,3.0,22.0</text:p>
      <text:p text:style-name="Preformatted_20_Text">8539,03/25/2020,,Colombia,2020-03-25 23:37:49,470.0,4.0,8.0</text:p>
      <text:p text:style-name="Preformatted_20_Text">8540,03/25/2020,,Congo (Brazzaville),2020-03-25 23:37:49,4.0,0.0,0.0</text:p>
      <text:p text:style-name="Preformatted_20_Text">8541,03/25/2020,,Congo (Kinshasa),2020-03-25 23:37:49,48.0,2.0,0.0</text:p>
      <text:p text:style-name="Preformatted_20_Text">8542,03/25/2020,,Costa Rica,2020-03-25 23:37:49,201.0,2.0,2.0</text:p>
      <text:p text:style-name="Preformatted_20_Text">8543,03/25/2020,,Croatia,2020-03-25 23:37:49,442.0,1.0,22.0</text:p>
      <text:p text:style-name="Preformatted_20_Text">8544,03/25/2020,,Cuba,2020-03-25 23:37:49,57.0,1.0,1.0</text:p>
      <text:p text:style-name="Preformatted_20_Text">8545,03/25/2020,,Cyprus,2020-03-25 23:37:49,132.0,3.0,3.0</text:p>
      <text:p text:style-name="Preformatted_20_Text">8546,03/25/2020,,Czech Republic,2020-03-25 23:37:49,1654.0,6.0,10.0</text:p>
      <text:p text:style-name="Preformatted_20_Text">8547,03/25/2020,,Denmark,2020-03-25 23:37:49,1724.0,34.0,1.0</text:p>
      <text:p text:style-name="Preformatted_20_Text">8548,03/25/2020,,Diamond Princess,2020-03-25 23:37:49,712.0,10.0,587.0</text:p>
      <text:p text:style-name="Preformatted_20_Text">8549,03/25/2020,,Djibouti,2020-03-25 23:37:49,11.0,0.0,0.0</text:p>
      <text:p text:style-name="Preformatted_20_Text">8550,03/25/2020,,Dominica,2020-03-25 23:37:49,7.0,0.0,0.0</text:p>
      <text:p text:style-name="Preformatted_20_Text">8551,03/25/2020,,Dominican Republic,2020-03-25 23:37:49,392.0,10.0,3.0</text:p>
      <text:p text:style-name="Preformatted_20_Text">8552,03/25/2020,,Ecuador,2020-03-25 23:37:49,1173.0,28.0,3.0</text:p>
      <text:p text:style-name="Preformatted_20_Text">8553,03/25/2020,,Egypt,2020-03-25 23:37:49,456.0,21.0,95.0</text:p>
      <text:p text:style-name="Preformatted_20_Text">8554,03/25/2020,,El Salvador,2020-03-25 23:37:49,9.0,0.0,0.0</text:p>
      <text:p text:style-name="Preformatted_20_Text"><text:soft-page-break/>8555,03/25/2020,,Equatorial Guinea,2020-03-25 23:37:49,9.0,0.0,0.0</text:p>
      <text:p text:style-name="Preformatted_20_Text">8556,03/25/2020,,Eritrea,2020-03-25 23:37:49,4.0,0.0,0.0</text:p>
      <text:p text:style-name="Preformatted_20_Text">8557,03/25/2020,,Estonia,2020-03-25 23:37:49,404.0,1.0,8.0</text:p>
      <text:p text:style-name="Preformatted_20_Text">8558,03/25/2020,,Eswatini,2020-03-25 23:37:49,4.0,0.0,0.0</text:p>
      <text:p text:style-name="Preformatted_20_Text">8559,03/25/2020,,Ethiopia,2020-03-25 23:37:49,12.0,0.0,0.0</text:p>
      <text:p text:style-name="Preformatted_20_Text">8560,03/25/2020,,Fiji,2020-03-25 23:37:49,5.0,0.0,0.0</text:p>
      <text:p text:style-name="Preformatted_20_Text">8561,03/25/2020,,Finland,2020-03-25 23:37:49,880.0,3.0,10.0</text:p>
      <text:p text:style-name="Preformatted_20_Text">8562,03/25/2020,,France,2020-03-25 23:37:49,25233.0,1331.0,3900.0</text:p>
      <text:p text:style-name="Preformatted_20_Text">8563,03/25/2020,,Gabon,2020-03-25 23:37:49,6.0,1.0,0.0</text:p>
      <text:p text:style-name="Preformatted_20_Text">8564,03/25/2020,,Gambia,2020-03-25 23:37:49,3.0,1.0,0.0</text:p>
      <text:p text:style-name="Preformatted_20_Text">8565,03/25/2020,,Georgia,2020-03-25 23:37:49,75.0,0.0,10.0</text:p>
      <text:p text:style-name="Preformatted_20_Text">8566,03/25/2020,,Germany,2020-03-25 23:37:49,37323.0,206.0,3547.0</text:p>
      <text:p text:style-name="Preformatted_20_Text">8567,03/25/2020,,Ghana,2020-03-25 23:37:49,93.0,4.0,0.0</text:p>
      <text:p text:style-name="Preformatted_20_Text">8568,03/25/2020,,Greece,2020-03-25 23:37:49,821.0,22.0,36.0</text:p>
      <text:p text:style-name="Preformatted_20_Text">8569,03/25/2020,,Grenada,2020-03-25 23:37:49,1.0,0.0,0.0</text:p>
      <text:p text:style-name="Preformatted_20_Text">8570,03/25/2020,,Guatemala,2020-03-25 23:37:49,24.0,1.0,4.0</text:p>
      <text:p text:style-name="Preformatted_20_Text">8571,03/25/2020,,Guinea,2020-03-25 23:37:49,4.0,0.0,0.0</text:p>
      <text:p text:style-name="Preformatted_20_Text">8572,03/25/2020,,Guinea-Bissau,2020-03-25 23:37:49,2.0,0.0,0.0</text:p>
      <text:p text:style-name="Preformatted_20_Text">8573,03/25/2020,,Guyana,2020-03-25 23:37:49,5.0,1.0,0.0</text:p>
      <text:p text:style-name="Preformatted_20_Text">8574,03/25/2020,,Haiti,2020-03-25 23:37:49,8.0,0.0,0.0</text:p>
      <text:p text:style-name="Preformatted_20_Text">8575,03/25/2020,,Holy See,2020-03-25 23:37:49,4.0,0.0,0.0</text:p>
      <text:p text:style-name="Preformatted_20_Text">8576,03/25/2020,,Honduras,2020-03-25 23:37:49,36.0,0.0,0.0</text:p>
      <text:p text:style-name="Preformatted_20_Text">8577,03/25/2020,,Hungary,2020-03-25 23:37:49,226.0,10.0,21.0</text:p>
      <text:p text:style-name="Preformatted_20_Text">8578,03/25/2020,,Iceland,2020-03-25 23:37:49,737.0,2.0,56.0</text:p>
      <text:p text:style-name="Preformatted_20_Text">8579,03/25/2020,,India,2020-03-25 23:37:49,657.0,12.0,43.0</text:p>
      <text:p text:style-name="Preformatted_20_Text">8580,03/25/2020,,Indonesia,2020-03-25 23:37:49,790.0,58.0,31.0</text:p>
      <text:p text:style-name="Preformatted_20_Text">8581,03/25/2020,,Iran,2020-03-25 23:37:49,27017.0,2077.0,9625.0</text:p>
      <text:p text:style-name="Preformatted_20_Text">8582,03/25/2020,,Iraq,2020-03-25 23:37:49,346.0,29.0,103.0</text:p>
      <text:p text:style-name="Preformatted_20_Text">8583,03/25/2020,,Ireland,2020-03-25 23:37:49,1564.0,9.0,5.0</text:p>
      <text:p text:style-name="Preformatted_20_Text">8584,03/25/2020,,Israel,2020-03-25 23:37:49,2369.0,5.0,58.0</text:p>
      <text:p text:style-name="Preformatted_20_Text">8585,03/25/2020,,Italy,2020-03-25 23:37:49,74386.0,7503.0,9362.0</text:p>
      <text:p text:style-name="Preformatted_20_Text">8586,03/25/2020,,Ivory Coast,2020-03-25 23:37:49,80.0,0.0,3.0</text:p>
      <text:p text:style-name="Preformatted_20_Text">8587,03/25/2020,,Jamaica,2020-03-25 23:37:49,26.0,1.0,2.0</text:p>
      <text:p text:style-name="Preformatted_20_Text">8588,03/25/2020,,Japan,2020-03-25 23:37:49,1307.0,45.0,310.0</text:p>
      <text:p text:style-name="Preformatted_20_Text">8589,03/25/2020,,Jordan,2020-03-25 23:37:49,172.0,0.0,1.0</text:p>
      <text:p text:style-name="Preformatted_20_Text">8590,03/25/2020,,Kazakhstan,2020-03-25 23:37:49,81.0,0.0,0.0</text:p>
      <text:p text:style-name="Preformatted_20_Text">8591,03/25/2020,,Kenya,2020-03-25 23:37:49,28.0,0.0,1.0</text:p>
      <text:p text:style-name="Preformatted_20_Text">8592,03/25/2020,,Kuwait,2020-03-25 23:37:49,195.0,0.0,43.0</text:p>
      <text:p text:style-name="Preformatted_20_Text">8593,03/25/2020,,Kyrgyzstan,2020-03-25 23:37:49,44.0,0.0,0.0</text:p>
      <text:p text:style-name="Preformatted_20_Text">8594,03/25/2020,,Laos,2020-03-25 23:37:49,3.0,0.0,0.0</text:p>
      <text:p text:style-name="Preformatted_20_Text">8595,03/25/2020,,Latvia,2020-03-25 23:37:49,221.0,0.0,1.0</text:p>
      <text:p text:style-name="Preformatted_20_Text">8596,03/25/2020,,Lebanon,2020-03-25 23:37:49,333.0,6.0,20.0</text:p>
      <text:p text:style-name="Preformatted_20_Text">8597,03/25/2020,,Liberia,2020-03-25 23:37:49,3.0,0.0,0.0</text:p>
      <text:p text:style-name="Preformatted_20_Text">8598,03/25/2020,,Libya,2020-03-25 23:37:49,1.0,0.0,0.0</text:p>
      <text:p text:style-name="Preformatted_20_Text">8599,03/25/2020,,Liechtenstein,2020-03-25 23:37:49,51.0,0.0,0.0</text:p>
      <text:p text:style-name="Preformatted_20_Text">8600,03/25/2020,,Lithuania,2020-03-25 23:37:49,274.0,4.0,1.0</text:p>
      <text:p text:style-name="Preformatted_20_Text">8601,03/25/2020,,Luxembourg,2020-03-25 23:37:49,1333.0,8.0,6.0</text:p>
      <text:p text:style-name="Preformatted_20_Text">8602,03/25/2020,,Madagascar,2020-03-25 23:37:49,19.0,0.0,0.0</text:p>
      <text:p text:style-name="Preformatted_20_Text">8603,03/25/2020,,Malaysia,2020-03-25 23:37:49,1796.0,20.0,199.0</text:p>
      <text:p text:style-name="Preformatted_20_Text">8604,03/25/2020,,Maldives,2020-03-25 23:37:49,13.0,0.0,8.0</text:p>
      <text:p text:style-name="Preformatted_20_Text">8605,03/25/2020,,Mali,2020-03-25 23:37:49,2.0,0.0,0.0</text:p>
      <text:p text:style-name="Preformatted_20_Text">8606,03/25/2020,,Malta,2020-03-25 23:37:49,129.0,0.0,2.0</text:p>
      <text:p text:style-name="Preformatted_20_Text">8607,03/25/2020,,Mauritania,2020-03-25 23:37:49,2.0,0.0,0.0</text:p>
      <text:p text:style-name="Preformatted_20_Text">8608,03/25/2020,,Mauritius,2020-03-25 23:37:49,48.0,2.0,0.0</text:p>
      <text:p text:style-name="Preformatted_20_Text">8609,03/25/2020,,Mexico,2020-03-25 23:37:49,405.0,5.0,4.0</text:p>
      <text:p text:style-name="Preformatted_20_Text">8610,03/25/2020,,Moldova,2020-03-25 23:37:49,149.0,1.0,2.0</text:p>
      <text:p text:style-name="Preformatted_20_Text">8611,03/25/2020,,Monaco,2020-03-25 23:37:49,31.0,0.0,1.0</text:p>
      <text:p text:style-name="Preformatted_20_Text">8612,03/25/2020,,Mongolia,2020-03-25 23:37:49,10.0,0.0,0.0</text:p>
      <text:p text:style-name="Preformatted_20_Text">8613,03/25/2020,,Montenegro,2020-03-25 23:37:49,52.0,1.0,0.0</text:p>
      <text:p text:style-name="Preformatted_20_Text">8614,03/25/2020,,Morocco,2020-03-25 23:37:49,225.0,6.0,7.0</text:p>
      <text:p text:style-name="Preformatted_20_Text">8615,03/25/2020,,Mozambique,2020-03-25 23:37:49,5.0,0.0,0.0</text:p>
      <text:p text:style-name="Preformatted_20_Text">8616,03/25/2020,,Namibia,2020-03-25 23:37:49,7.0,0.0,2.0</text:p>
      <text:p text:style-name="Preformatted_20_Text">8617,03/25/2020,,Nepal,2020-03-25 23:37:49,3.0,0.0,1.0</text:p>
      <text:p text:style-name="Preformatted_20_Text">8618,03/25/2020,,Netherlands,2020-03-25 23:37:49,6412.0,356.0,3.0</text:p>
      <text:p text:style-name="Preformatted_20_Text"><text:soft-page-break/>8619,03/25/2020,,New Zealand,2020-03-25 23:37:49,205.0,0.0,22.0</text:p>
      <text:p text:style-name="Preformatted_20_Text">8620,03/25/2020,,Nicaragua,2020-03-25 23:37:49,2.0,0.0,0.0</text:p>
      <text:p text:style-name="Preformatted_20_Text">8621,03/25/2020,,Niger,2020-03-25 23:37:49,7.0,1.0,0.0</text:p>
      <text:p text:style-name="Preformatted_20_Text">8622,03/25/2020,,Nigeria,2020-03-25 23:37:49,51.0,1.0,2.0</text:p>
      <text:p text:style-name="Preformatted_20_Text">8623,03/25/2020,,North Macedonia,2020-03-25 23:37:49,177.0,3.0,1.0</text:p>
      <text:p text:style-name="Preformatted_20_Text">8624,03/25/2020,,Norway,2020-03-25 23:37:49,3084.0,14.0,6.0</text:p>
      <text:p text:style-name="Preformatted_20_Text">8625,03/25/2020,,Oman,2020-03-25 23:37:49,99.0,0.0,17.0</text:p>
      <text:p text:style-name="Preformatted_20_Text">8626,03/25/2020,,Pakistan,2020-03-25 23:37:49,1063.0,8.0,21.0</text:p>
      <text:p text:style-name="Preformatted_20_Text">8627,03/25/2020,,Panama,2020-03-25 23:37:49,443.0,8.0,1.0</text:p>
      <text:p text:style-name="Preformatted_20_Text">8628,03/25/2020,,Papua New Guinea,2020-03-25 23:37:49,1.0,0.0,0.0</text:p>
      <text:p text:style-name="Preformatted_20_Text">8629,03/25/2020,,Paraguay,2020-03-25 23:37:49,37.0,3.0,0.0</text:p>
      <text:p text:style-name="Preformatted_20_Text">8630,03/25/2020,,Peru,2020-03-25 23:37:49,480.0,9.0,1.0</text:p>
      <text:p text:style-name="Preformatted_20_Text">8631,03/25/2020,,Philippines,2020-03-25 23:37:49,636.0,38.0,26.0</text:p>
      <text:p text:style-name="Preformatted_20_Text">8632,03/25/2020,,Poland,2020-03-25 23:37:49,1051.0,14.0,7.0</text:p>
      <text:p text:style-name="Preformatted_20_Text">8633,03/25/2020,,Portugal,2020-03-25 23:37:49,2995.0,43.0,22.0</text:p>
      <text:p text:style-name="Preformatted_20_Text">8634,03/25/2020,,Qatar,2020-03-25 23:37:49,537.0,0.0,41.0</text:p>
      <text:p text:style-name="Preformatted_20_Text">8635,03/25/2020,,Romania,2020-03-25 23:37:49,906.0,17.0,86.0</text:p>
      <text:p text:style-name="Preformatted_20_Text">8636,03/25/2020,,Russia,2020-03-25 23:37:49,658.0,3.0,29.0</text:p>
      <text:p text:style-name="Preformatted_20_Text">8637,03/25/2020,,Rwanda,2020-03-25 23:37:49,41.0,0.0,0.0</text:p>
      <text:p text:style-name="Preformatted_20_Text">8638,03/25/2020,,Saint Kitts and Nevis,2020-03-25 23:37:49,2.0,0.0,0.0</text:p>
      <text:p text:style-name="Preformatted_20_Text">8639,03/25/2020,,Saint Lucia,2020-03-25 23:37:49,3.0,0.0,0.0</text:p>
      <text:p text:style-name="Preformatted_20_Text">8640,03/25/2020,,Saint Vincent and the Grenadines,2020-03-25 23:37:49,1.0,0.0,0.0</text:p>
      <text:p text:style-name="Preformatted_20_Text">8641,03/25/2020,,San Marino,2020-03-25 23:37:49,208.0,21.0,4.0</text:p>
      <text:p text:style-name="Preformatted_20_Text">8642,03/25/2020,,Saudi Arabia,2020-03-25 23:37:49,900.0,2.0,29.0</text:p>
      <text:p text:style-name="Preformatted_20_Text">8643,03/25/2020,,Senegal,2020-03-25 23:37:49,99.0,0.0,9.0</text:p>
      <text:p text:style-name="Preformatted_20_Text">8644,03/25/2020,,Serbia,2020-03-25 23:37:49,384.0,4.0,15.0</text:p>
      <text:p text:style-name="Preformatted_20_Text">8645,03/25/2020,,Seychelles,2020-03-25 23:37:49,7.0,0.0,0.0</text:p>
      <text:p text:style-name="Preformatted_20_Text">8646,03/25/2020,,Singapore,2020-03-25 23:37:49,631.0,2.0,160.0</text:p>
      <text:p text:style-name="Preformatted_20_Text">8647,03/25/2020,,Slovakia,2020-03-25 23:37:49,216.0,0.0,7.0</text:p>
      <text:p text:style-name="Preformatted_20_Text">8648,03/25/2020,,Slovenia,2020-03-25 23:37:49,528.0,5.0,10.0</text:p>
      <text:p text:style-name="Preformatted_20_Text">8649,03/25/2020,,Somalia,2020-03-25 23:37:49,1.0,0.0,0.0</text:p>
      <text:p text:style-name="Preformatted_20_Text">8650,03/25/2020,,South Africa,2020-03-25 23:37:49,709.0,0.0,12.0</text:p>
      <text:p text:style-name="Preformatted_20_Text">8651,03/25/2020,,South Korea,2020-03-25 23:37:49,9137.0,126.0,3730.0</text:p>
      <text:p text:style-name="Preformatted_20_Text">8652,03/25/2020,,Spain,2020-03-25 23:37:49,49515.0,3647.0,5367.0</text:p>
      <text:p text:style-name="Preformatted_20_Text">8653,03/25/2020,,Sri Lanka,2020-03-25 23:37:49,102.0,0.0,3.0</text:p>
      <text:p text:style-name="Preformatted_20_Text">8654,03/25/2020,,Sudan,2020-03-25 23:37:49,3.0,1.0,0.0</text:p>
      <text:p text:style-name="Preformatted_20_Text">8655,03/25/2020,,Suriname,2020-03-25 23:37:49,8.0,0.0,0.0</text:p>
      <text:p text:style-name="Preformatted_20_Text">8656,03/25/2020,,Sweden,2020-03-25 23:37:49,2526.0,62.0,16.0</text:p>
      <text:p text:style-name="Preformatted_20_Text">8657,03/25/2020,,Switzerland,2020-03-25 23:37:49,10897.0,153.0,131.0</text:p>
      <text:p text:style-name="Preformatted_20_Text">8658,03/25/2020,,Syria,2020-03-25 23:37:49,5.0,0.0,0.0</text:p>
      <text:p text:style-name="Preformatted_20_Text">8659,03/25/2020,,Taiwan,2020-03-25 23:37:49,235.0,2.0,29.0</text:p>
      <text:p text:style-name="Preformatted_20_Text">8660,03/25/2020,,Tanzania,2020-03-25 23:37:49,12.0,0.0,0.0</text:p>
      <text:p text:style-name="Preformatted_20_Text">8661,03/25/2020,,Thailand,2020-03-25 23:37:49,934.0,4.0,70.0</text:p>
      <text:p text:style-name="Preformatted_20_Text">8662,03/25/2020,,Timor-Leste,2020-03-25 23:37:49,1.0,0.0,0.0</text:p>
      <text:p text:style-name="Preformatted_20_Text">8663,03/25/2020,,Togo,2020-03-25 23:37:49,23.0,0.0,1.0</text:p>
      <text:p text:style-name="Preformatted_20_Text">8664,03/25/2020,,Trinidad and Tobago,2020-03-25 23:37:49,60.0,1.0,0.0</text:p>
      <text:p text:style-name="Preformatted_20_Text">8665,03/25/2020,,Tunisia,2020-03-25 23:37:49,173.0,5.0,2.0</text:p>
      <text:p text:style-name="Preformatted_20_Text">8666,03/25/2020,,Turkey,2020-03-25 23:37:49,2433.0,59.0,26.0</text:p>
      <text:p text:style-name="Preformatted_20_Text">8667,03/25/2020,,UK,2020-03-25 23:37:49,9529.0,465.0,135.0</text:p>
      <text:p text:style-name="Preformatted_20_Text">8668,03/25/2020,,Uganda,2020-03-25 23:37:49,14.0,0.0,0.0</text:p>
      <text:p text:style-name="Preformatted_20_Text">8669,03/25/2020,,Ukraine,2020-03-25 23:37:49,145.0,5.0,1.0</text:p>
      <text:p text:style-name="Preformatted_20_Text">8670,03/25/2020,,United Arab Emirates,2020-03-25 23:37:49,333.0,2.0,52.0</text:p>
      <text:p text:style-name="Preformatted_20_Text">8671,03/25/2020,,Uruguay,2020-03-25 23:37:49,189.0,0.0,0.0</text:p>
      <text:p text:style-name="Preformatted_20_Text">8672,03/25/2020,,Uzbekistan,2020-03-25 23:37:49,60.0,0.0,0.0</text:p>
      <text:p text:style-name="Preformatted_20_Text">8673,03/25/2020,,Venezuela,2020-03-25 23:37:49,91.0,0.0,15.0</text:p>
      <text:p text:style-name="Preformatted_20_Text">8674,03/25/2020,,Vietnam,2020-03-25 23:37:49,141.0,0.0,17.0</text:p>
      <text:p text:style-name="Preformatted_20_Text">8675,03/25/2020,,Zambia,2020-03-25 23:37:49,12.0,0.0,0.0</text:p>
      <text:p text:style-name="Preformatted_20_Text">8676,03/25/2020,,Zimbabwe,2020-03-25 23:37:49,3.0,1.0,0.0</text:p>
      <text:p text:style-name="Preformatted_20_Text">8677,03/25/2020,Alabama,US,2020-03-25 23:37:49,381.0,1.0,0.0</text:p>
      <text:p text:style-name="Preformatted_20_Text">8678,03/25/2020,Alaska,US,2020-03-25 23:37:49,41.0,1.0,0.0</text:p>
      <text:p text:style-name="Preformatted_20_Text">8679,03/25/2020,Alberta,Canada,2020-03-25 23:37:49,358.0,2.0,0.0</text:p>
      <text:p text:style-name="Preformatted_20_Text">8680,03/25/2020,American Samoa,US,2020-03-25 23:37:49,0.0,0.0,0.0</text:p>
      <text:p text:style-name="Preformatted_20_Text">8681,03/25/2020,Anhui,Mainland China,2020-03-25 23:37:49,990.0,6.0,984.0</text:p>
      <text:p text:style-name="Preformatted_20_Text"><text:soft-page-break/>8682,03/25/2020,Arizona,US,2020-03-25 23:37:49,401.0,6.0,0.0</text:p>
      <text:p text:style-name="Preformatted_20_Text">8683,03/25/2020,Arkansas,US,2020-03-25 23:37:49,280.0,2.0,0.0</text:p>
      <text:p text:style-name="Preformatted_20_Text">8684,03/25/2020,Aruba,Netherlands,2020-03-25 23:37:49,17.0,0.0,1.0</text:p>
      <text:p text:style-name="Preformatted_20_Text">8685,03/25/2020,Australian Capital Territory,Australia,2020-03-25 23:37:49,39.0,0.0,0.0</text:p>
      <text:p text:style-name="Preformatted_20_Text">8686,03/25/2020,Beijing,Mainland China,2020-03-25 23:37:49,561.0,8.0,403.0</text:p>
      <text:p text:style-name="Preformatted_20_Text">8687,03/25/2020,Bermuda,UK,2020-03-25 23:37:49,7.0,0.0,0.0</text:p>
      <text:p text:style-name="Preformatted_20_Text">8688,03/25/2020,British Columbia,Canada,2020-03-25 23:37:49,617.0,13.0,0.0</text:p>
      <text:p text:style-name="Preformatted_20_Text">8689,03/25/2020,California,US,2020-03-25 23:37:49,2998.0,65.0,0.0</text:p>
      <text:p text:style-name="Preformatted_20_Text">8690,03/25/2020,Cayman Islands,UK,2020-03-25 23:37:49,8.0,1.0,0.0</text:p>
      <text:p text:style-name="Preformatted_20_Text">8691,03/25/2020,Channel Islands,UK,2020-03-25 23:37:49,46.0,0.0,0.0</text:p>
      <text:p text:style-name="Preformatted_20_Text">8692,03/25/2020,Chongqing,Mainland China,2020-03-25 23:37:49,578.0,6.0,570.0</text:p>
      <text:p text:style-name="Preformatted_20_Text">8693,03/25/2020,Colorado,US,2020-03-25 23:37:49,1021.0,16.0,0.0</text:p>
      <text:p text:style-name="Preformatted_20_Text">8694,03/25/2020,Connecticut,US,2020-03-25 23:37:49,875.0,19.0,0.0</text:p>
      <text:p text:style-name="Preformatted_20_Text">8695,03/25/2020,Curacao,Netherlands,2020-03-25 23:37:49,6.0,1.0,0.0</text:p>
      <text:p text:style-name="Preformatted_20_Text">8696,03/25/2020,Delaware,US,2020-03-25 23:37:49,119.0,0.0,0.0</text:p>
      <text:p text:style-name="Preformatted_20_Text">8697,03/25/2020,Diamond Princess cruise ship,Canada,2020-03-25 23:37:49,0.0,1.0,0.0</text:p>
      <text:p text:style-name="Preformatted_20_Text">8698,03/25/2020,Diamond Princess cruise ship,US,2020-03-25 23:37:49,49.0,0.0,0.0</text:p>
      <text:p text:style-name="Preformatted_20_Text">8699,03/25/2020,District of Columbia,US,2020-03-25 23:37:49,187.0,2.0,0.0</text:p>
      <text:p text:style-name="Preformatted_20_Text">8700,03/25/2020,Faroe Islands,Denmark,2020-03-25 23:37:49,132.0,0.0,38.0</text:p>
      <text:p text:style-name="Preformatted_20_Text">8701,03/25/2020,Florida,US,2020-03-25 23:37:49,1682.0,23.0,0.0</text:p>
      <text:p text:style-name="Preformatted_20_Text">8702,03/25/2020,French Guiana,France,2020-03-25 23:37:49,28.0,0.0,6.0</text:p>
      <text:p text:style-name="Preformatted_20_Text">8703,03/25/2020,French Polynesia,France,2020-03-25 23:37:49,25.0,0.0,0.0</text:p>
      <text:p text:style-name="Preformatted_20_Text">8704,03/25/2020,Fujian,Mainland China,2020-03-25 23:37:49,322.0,1.0,295.0</text:p>
      <text:p text:style-name="Preformatted_20_Text">8705,03/25/2020,Gansu,Mainland China,2020-03-25 23:37:49,136.0,2.0,119.0</text:p>
      <text:p text:style-name="Preformatted_20_Text">8706,03/25/2020,Georgia,US,2020-03-25 23:37:49,1247.0,40.0,0.0</text:p>
      <text:p text:style-name="Preformatted_20_Text">8707,03/25/2020,Gibraltar,UK,2020-03-25 23:37:49,26.0,0.0,5.0</text:p>
      <text:p text:style-name="Preformatted_20_Text">8708,03/25/2020,Grand Princess,Canada,2020-03-25 23:37:49,13.0,0.0,0.0</text:p>
      <text:p text:style-name="Preformatted_20_Text">8709,03/25/2020,Grand Princess,US,2020-03-25 23:37:49,28.0,1.0,0.0</text:p>
      <text:p text:style-name="Preformatted_20_Text">8710,03/25/2020,Greenland,Denmark,2020-03-25 23:37:49,6.0,0.0,2.0</text:p>
      <text:p text:style-name="Preformatted_20_Text">8711,03/25/2020,Guadeloupe,France,2020-03-25 23:37:49,73.0,1.0,0.0</text:p>
      <text:p text:style-name="Preformatted_20_Text">8712,03/25/2020,Guam,US,2020-03-25 23:37:49,37.0,1.0,0.0</text:p>
      <text:p text:style-name="Preformatted_20_Text">8713,03/25/2020,Guangdong,Mainland China,2020-03-25 23:37:49,1433.0,8.0,1336.0</text:p>
      <text:p text:style-name="Preformatted_20_Text">8714,03/25/2020,Guangxi,Mainland China,2020-03-25 23:37:49,254.0,2.0,250.0</text:p>
      <text:p text:style-name="Preformatted_20_Text">8715,03/25/2020,Guizhou,Mainland China,2020-03-25 23:37:49,146.0,2.0,144.0</text:p>
      <text:p text:style-name="Preformatted_20_Text">8716,03/25/2020,Hainan,Mainland China,2020-03-25 23:37:49,168.0,6.0,162.0</text:p>
      <text:p text:style-name="Preformatted_20_Text">8717,03/25/2020,Hawaii,US,2020-03-25 23:37:49,91.0,0.0,0.0</text:p>
      <text:p text:style-name="Preformatted_20_Text">8718,03/25/2020,Hebei,Mainland China,2020-03-25 23:37:49,319.0,6.0,310.0</text:p>
      <text:p text:style-name="Preformatted_20_Text">8719,03/25/2020,Heilongjiang,Mainland China,2020-03-25 23:37:49,484.0,13.0,468.0</text:p>
      <text:p text:style-name="Preformatted_20_Text">8720,03/25/2020,Henan,Mainland China,2020-03-25 23:37:49,1274.0,22.0,1250.0</text:p>
      <text:p text:style-name="Preformatted_20_Text">8721,03/25/2020,Hong Kong,Hong Kong,2020-03-25 23:37:49,410.0,4.0,102.0</text:p>
      <text:p text:style-name="Preformatted_20_Text">8722,03/25/2020,Hubei,Mainland China,2020-03-25 23:37:49,67801.0,3163.0,60811.0</text:p>
      <text:p text:style-name="Preformatted_20_Text">8723,03/25/2020,Hunan,Mainland China,2020-03-25 23:37:49,1018.0,4.0,1014.0</text:p>
      <text:p text:style-name="Preformatted_20_Text">8724,03/25/2020,Idaho,US,2020-03-25 23:37:49,91.0,0.0,0.0</text:p>
      <text:p text:style-name="Preformatted_20_Text">8725,03/25/2020,Illinois,US,2020-03-25 23:37:49,1865.0,19.0,0.0</text:p>
      <text:p text:style-name="Preformatted_20_Text">8726,03/25/2020,Indiana,US,2020-03-25 23:37:49,477.0,14.0,0.0</text:p>
      <text:p text:style-name="Preformatted_20_Text">8727,03/25/2020,Inner Mongolia,Mainland China,2020-03-25 23:37:49,77.0,1.0,74.0</text:p>
      <text:p text:style-name="Preformatted_20_Text">8728,03/25/2020,Iowa,US,2020-03-25 23:37:49,146.0,1.0,0.0</text:p>
      <text:p text:style-name="Preformatted_20_Text">8729,03/25/2020,Isle of Man,UK,2020-03-25 23:37:49,23.0,0.0,0.0</text:p>
      <text:p text:style-name="Preformatted_20_Text">8730,03/25/2020,Jiangsu,Mainland China,2020-03-25 23:37:49,638.0,0.0,631.0</text:p>
      <text:p text:style-name="Preformatted_20_Text">8731,03/25/2020,Jiangxi,Mainland China,2020-03-25 23:37:49,936.0,1.0,934.0</text:p>
      <text:p text:style-name="Preformatted_20_Text">8732,03/25/2020,Jilin,Mainland China,2020-03-25 23:37:49,94.0,1.0,92.0</text:p>
      <text:p text:style-name="Preformatted_20_Text">8733,03/25/2020,Kansas,US,2020-03-25 23:37:49,134.0,3.0,0.0</text:p>
      <text:p text:style-name="Preformatted_20_Text">8734,03/25/2020,Kentucky,US,2020-03-25 23:37:49,197.0,5.0,0.0</text:p>
      <text:p text:style-name="Preformatted_20_Text">8735,03/25/2020,Liaoning,Mainland China,2020-03-25 23:37:49,127.0,2.0,124.0</text:p>
      <text:p text:style-name="Preformatted_20_Text">8736,03/25/2020,Louisiana,US,2020-03-25 23:37:49,1795.0,65.0,0.0</text:p>
      <text:p text:style-name="Preformatted_20_Text">8737,03/25/2020,Macau,Macau,2020-03-25 23:37:49,30.0,0.0,10.0</text:p>
      <text:p text:style-name="Preformatted_20_Text">8738,03/25/2020,Maine,US,2020-03-25 23:37:49,142.0,0.0,0.0</text:p>
      <text:p text:style-name="Preformatted_20_Text">8739,03/25/2020,Manitoba,Canada,2020-03-25 23:37:49,35.0,0.0,0.0</text:p>
      <text:p text:style-name="Preformatted_20_Text">8740,03/25/2020,Martinique,France,2020-03-25 23:37:49,66.0,1.0,0.0</text:p>
      <text:p text:style-name="Preformatted_20_Text">8741,03/25/2020,Maryland,US,2020-03-25 23:37:49,425.0,4.0,0.0</text:p>
      <text:p text:style-name="Preformatted_20_Text">8742,03/25/2020,Massachusetts,US,2020-03-25 23:37:49,1838.0,15.0,0.0</text:p>
      <text:p text:style-name="Preformatted_20_Text">8743,03/25/2020,Mayotte,France,2020-03-25 23:37:49,36.0,0.0,0.0</text:p>
      <text:p text:style-name="Preformatted_20_Text"><text:soft-page-break/>8744,03/25/2020,Michigan,US,2020-03-25 23:37:49,2296.0,43.0,0.0</text:p>
      <text:p text:style-name="Preformatted_20_Text">8745,03/25/2020,Minnesota,US,2020-03-25 23:37:49,286.0,1.0,0.0</text:p>
      <text:p text:style-name="Preformatted_20_Text">8746,03/25/2020,Mississippi,US,2020-03-25 23:37:49,377.0,3.0,0.0</text:p>
      <text:p text:style-name="Preformatted_20_Text">8747,03/25/2020,Missouri,US,2020-03-25 23:37:49,354.0,8.0,0.0</text:p>
      <text:p text:style-name="Preformatted_20_Text">8748,03/25/2020,Montana,US,2020-03-25 23:37:49,65.0,0.0,0.0</text:p>
      <text:p text:style-name="Preformatted_20_Text">8749,03/25/2020,Montserrat,UK,2020-03-25 23:37:49,1.0,0.0,0.0</text:p>
      <text:p text:style-name="Preformatted_20_Text">8750,03/25/2020,Nebraska,US,2020-03-25 23:37:49,71.0,0.0,0.0</text:p>
      <text:p text:style-name="Preformatted_20_Text">8751,03/25/2020,Nevada,US,2020-03-25 23:37:49,323.0,6.0,0.0</text:p>
      <text:p text:style-name="Preformatted_20_Text">8752,03/25/2020,New Brunswick,Canada,2020-03-25 23:37:49,18.0,0.0,0.0</text:p>
      <text:p text:style-name="Preformatted_20_Text">8753,03/25/2020,New Caledonia,France,2020-03-25 23:37:49,14.0,0.0,0.0</text:p>
      <text:p text:style-name="Preformatted_20_Text">8754,03/25/2020,New Hampshire,US,2020-03-25 23:37:49,108.0,1.0,0.0</text:p>
      <text:p text:style-name="Preformatted_20_Text">8755,03/25/2020,New Jersey,US,2020-03-25 23:37:49,4402.0,62.0,0.0</text:p>
      <text:p text:style-name="Preformatted_20_Text">8756,03/25/2020,New Mexico,US,2020-03-25 23:37:49,113.0,1.0,0.0</text:p>
      <text:p text:style-name="Preformatted_20_Text">8757,03/25/2020,New South Wales,Australia,2020-03-25 23:37:49,1029.0,7.0,4.0</text:p>
      <text:p text:style-name="Preformatted_20_Text">8758,03/25/2020,New York,US,2020-03-25 23:37:49,30841.0,285.0,0.0</text:p>
      <text:p text:style-name="Preformatted_20_Text">8759,03/25/2020,Newfoundland and Labrador,Canada,2020-03-25 23:37:49,35.0,0.0,0.0</text:p>
      <text:p text:style-name="Preformatted_20_Text">8760,03/25/2020,Ningxia,Mainland China,2020-03-25 23:37:49,75.0,0.0,75.0</text:p>
      <text:p text:style-name="Preformatted_20_Text">8761,03/25/2020,North Carolina,US,2020-03-25 23:37:49,590.0,2.0,0.0</text:p>
      <text:p text:style-name="Preformatted_20_Text">8762,03/25/2020,North Dakota,US,2020-03-25 23:37:49,45.0,0.0,0.0</text:p>
      <text:p text:style-name="Preformatted_20_Text">8763,03/25/2020,Northern Mariana Islands,US,2020-03-25 23:37:49,0.0,0.0,0.0</text:p>
      <text:p text:style-name="Preformatted_20_Text">8764,03/25/2020,Northern Territory,Australia,2020-03-25 23:37:49,6.0,0.0,0.0</text:p>
      <text:p text:style-name="Preformatted_20_Text">8765,03/25/2020,Nova Scotia,Canada,2020-03-25 23:37:49,68.0,0.0,0.0</text:p>
      <text:p text:style-name="Preformatted_20_Text">8766,03/25/2020,Ohio,US,2020-03-25 23:37:49,704.0,11.0,0.0</text:p>
      <text:p text:style-name="Preformatted_20_Text">8767,03/25/2020,Oklahoma,US,2020-03-25 23:37:49,164.0,5.0,0.0</text:p>
      <text:p text:style-name="Preformatted_20_Text">8768,03/25/2020,Ontario,Canada,2020-03-25 23:37:49,688.0,8.0,0.0</text:p>
      <text:p text:style-name="Preformatted_20_Text">8769,03/25/2020,Oregon,US,2020-03-25 23:37:49,266.0,10.0,0.0</text:p>
      <text:p text:style-name="Preformatted_20_Text">8770,03/25/2020,Pennsylvania,US,2020-03-25 23:37:49,1260.0,15.0,0.0</text:p>
      <text:p text:style-name="Preformatted_20_Text">8771,03/25/2020,Prince Edward Island,Canada,2020-03-25 23:37:49,5.0,0.0,0.0</text:p>
      <text:p text:style-name="Preformatted_20_Text">8772,03/25/2020,Puerto Rico,US,2020-03-25 23:37:49,51.0,2.0,0.0</text:p>
      <text:p text:style-name="Preformatted_20_Text">8773,03/25/2020,Qinghai,Mainland China,2020-03-25 23:37:49,18.0,0.0,18.0</text:p>
      <text:p text:style-name="Preformatted_20_Text">8774,03/25/2020,Quebec,Canada,2020-03-25 23:37:49,1342.0,6.0,0.0</text:p>
      <text:p text:style-name="Preformatted_20_Text">8775,03/25/2020,Queensland,Australia,2020-03-25 23:37:49,443.0,0.0,8.0</text:p>
      <text:p text:style-name="Preformatted_20_Text">8776,03/25/2020,Recovered,Canada,2020-03-25 23:37:49,0.0,0.0,183.0</text:p>
      <text:p text:style-name="Preformatted_20_Text">8777,03/25/2020,Recovered,US,2020-03-25 23:37:49,0.0,0.0,361.0</text:p>
      <text:p text:style-name="Preformatted_20_Text">8778,03/25/2020,Reunion,France,2020-03-25 23:37:49,111.0,0.0,1.0</text:p>
      <text:p text:style-name="Preformatted_20_Text">8779,03/25/2020,Rhode Island,US,2020-03-25 23:37:49,132.0,0.0,0.0</text:p>
      <text:p text:style-name="Preformatted_20_Text">8780,03/25/2020,Saint Barthelemy,France,2020-03-25 23:37:49,3.0,0.0,0.0</text:p>
      <text:p text:style-name="Preformatted_20_Text">8781,03/25/2020,Saskatchewan,Canada,2020-03-25 23:37:49,72.0,0.0,0.0</text:p>
      <text:p text:style-name="Preformatted_20_Text">8782,03/25/2020,Shaanxi,Mainland China,2020-03-25 23:37:49,250.0,3.0,240.0</text:p>
      <text:p text:style-name="Preformatted_20_Text">8783,03/25/2020,Shandong,Mainland China,2020-03-25 23:37:49,769.0,7.0,752.0</text:p>
      <text:p text:style-name="Preformatted_20_Text">8784,03/25/2020,Shanghai,Mainland China,2020-03-25 23:37:49,433.0,5.0,330.0</text:p>
      <text:p text:style-name="Preformatted_20_Text">8785,03/25/2020,Shanxi,Mainland China,2020-03-25 23:37:49,134.0,0.0,133.0</text:p>
      <text:p text:style-name="Preformatted_20_Text">8786,03/25/2020,Sichuan,Mainland China,2020-03-25 23:37:49,547.0,3.0,536.0</text:p>
      <text:p text:style-name="Preformatted_20_Text">8787,03/25/2020,Sint Maarten,Netherlands,2020-03-25 23:37:49,3.0,0.0,0.0</text:p>
      <text:p text:style-name="Preformatted_20_Text">8788,03/25/2020,South Australia,Australia,2020-03-25 23:37:49,170.0,0.0,6.0</text:p>
      <text:p text:style-name="Preformatted_20_Text">8789,03/25/2020,South Carolina,US,2020-03-25 23:37:49,424.0,7.0,0.0</text:p>
      <text:p text:style-name="Preformatted_20_Text">8790,03/25/2020,South Dakota,US,2020-03-25 23:37:49,41.0,1.0,0.0</text:p>
      <text:p text:style-name="Preformatted_20_Text">8791,03/25/2020,St Martin,France,2020-03-25 23:37:49,11.0,0.0,0.0</text:p>
      <text:p text:style-name="Preformatted_20_Text">8792,03/25/2020,Tasmania,Australia,2020-03-25 23:37:49,36.0,0.0,3.0</text:p>
      <text:p text:style-name="Preformatted_20_Text">8793,03/25/2020,Tennessee,US,2020-03-25 23:37:49,916.0,3.0,0.0</text:p>
      <text:p text:style-name="Preformatted_20_Text">8794,03/25/2020,Texas,US,2020-03-25 23:37:49,1229.0,15.0,0.0</text:p>
      <text:p text:style-name="Preformatted_20_Text">8795,03/25/2020,Tianjin,Mainland China,2020-03-25 23:37:49,145.0,3.0,133.0</text:p>
      <text:p text:style-name="Preformatted_20_Text">8796,03/25/2020,Tibet,Mainland China,2020-03-25 23:37:49,1.0,0.0,1.0</text:p>
      <text:p text:style-name="Preformatted_20_Text">8797,03/25/2020,Utah,US,2020-03-25 23:37:49,340.0,1.0,0.0</text:p>
      <text:p text:style-name="Preformatted_20_Text">8798,03/25/2020,Vermont,US,2020-03-25 23:37:49,125.0,8.0,0.0</text:p>
      <text:p text:style-name="Preformatted_20_Text">8799,03/25/2020,Victoria,Australia,2020-03-25 23:37:49,466.0,0.0,97.0</text:p>
      <text:p text:style-name="Preformatted_20_Text">8800,03/25/2020,Virgin Islands,US,2020-03-25 23:37:49,17.0,0.0,0.0</text:p>
      <text:p text:style-name="Preformatted_20_Text">8801,03/25/2020,Virginia,US,2020-03-25 23:37:49,396.0,9.0,0.0</text:p>
      <text:p text:style-name="Preformatted_20_Text">8802,03/25/2020,Washington,US,2020-03-25 23:37:49,2591.0,133.0,0.0</text:p>
      <text:p text:style-name="Preformatted_20_Text">8803,03/25/2020,West Virginia,US,2020-03-25 23:37:49,39.0,0.0,0.0</text:p>
      <text:p text:style-name="Preformatted_20_Text">8804,03/25/2020,Western Australia,Australia,2020-03-25 23:37:49,175.0,1.0,1.0</text:p>
      <text:p text:style-name="Preformatted_20_Text">8805,03/25/2020,Wisconsin,US,2020-03-25 23:37:49,621.0,7.0,0.0</text:p>
      <text:p text:style-name="Preformatted_20_Text">8806,03/25/2020,Wyoming,US,2020-03-25 23:37:49,44.0,0.0,0.0</text:p>
      <text:p text:style-name="Preformatted_20_Text"><text:soft-page-break/>8807,03/25/2020,Xinjiang,Mainland China,2020-03-25 23:37:49,76.0,3.0,73.0</text:p>
      <text:p text:style-name="Preformatted_20_Text">8808,03/25/2020,Yunnan,Mainland China,2020-03-25 23:37:49,176.0,2.0,172.0</text:p>
      <text:p text:style-name="Preformatted_20_Text">8809,03/25/2020,Zhejiang,Mainland China,2020-03-25 23:37:49,1241.0,1.0,1221.0</text:p>
      <text:p text:style-name="Preformatted_20_Text">8810,03/26/2020,,Afghanistan,2020-03-26 23:53:24,94.0,4.0,2.0</text:p>
      <text:p text:style-name="Preformatted_20_Text">8811,03/26/2020,,Albania,2020-03-26 23:53:24,174.0,6.0,17.0</text:p>
      <text:p text:style-name="Preformatted_20_Text">8812,03/26/2020,,Algeria,2020-03-26 23:53:24,367.0,25.0,29.0</text:p>
      <text:p text:style-name="Preformatted_20_Text">8813,03/26/2020,,Andorra,2020-03-26 23:53:24,224.0,3.0,1.0</text:p>
      <text:p text:style-name="Preformatted_20_Text">8814,03/26/2020,,Angola,2020-03-26 23:53:24,4.0,0.0,0.0</text:p>
      <text:p text:style-name="Preformatted_20_Text">8815,03/26/2020,,Antigua and Barbuda,2020-03-26 23:53:24,7.0,0.0,0.0</text:p>
      <text:p text:style-name="Preformatted_20_Text">8816,03/26/2020,,Argentina,2020-03-26 23:53:24,502.0,9.0,63.0</text:p>
      <text:p text:style-name="Preformatted_20_Text">8817,03/26/2020,,Armenia,2020-03-26 23:53:24,290.0,1.0,18.0</text:p>
      <text:p text:style-name="Preformatted_20_Text">8818,03/26/2020,,Austria,2020-03-26 23:53:24,6909.0,49.0,112.0</text:p>
      <text:p text:style-name="Preformatted_20_Text">8819,03/26/2020,,Azerbaijan,2020-03-26 23:53:24,122.0,3.0,15.0</text:p>
      <text:p text:style-name="Preformatted_20_Text">8820,03/26/2020,,Bahamas,2020-03-26 23:53:24,9.0,0.0,1.0</text:p>
      <text:p text:style-name="Preformatted_20_Text">8821,03/26/2020,,Bahrain,2020-03-26 23:53:24,458.0,4.0,204.0</text:p>
      <text:p text:style-name="Preformatted_20_Text">8822,03/26/2020,,Bangladesh,2020-03-26 23:53:24,44.0,5.0,11.0</text:p>
      <text:p text:style-name="Preformatted_20_Text">8823,03/26/2020,,Barbados,2020-03-26 23:53:24,18.0,0.0,0.0</text:p>
      <text:p text:style-name="Preformatted_20_Text">8824,03/26/2020,,Belarus,2020-03-26 23:53:24,86.0,0.0,29.0</text:p>
      <text:p text:style-name="Preformatted_20_Text">8825,03/26/2020,,Belgium,2020-03-26 23:53:24,6235.0,220.0,675.0</text:p>
      <text:p text:style-name="Preformatted_20_Text">8826,03/26/2020,,Belize,2020-03-26 23:53:24,2.0,0.0,0.0</text:p>
      <text:p text:style-name="Preformatted_20_Text">8827,03/26/2020,,Benin,2020-03-26 23:53:24,6.0,0.0,0.0</text:p>
      <text:p text:style-name="Preformatted_20_Text">8828,03/26/2020,,Bhutan,2020-03-26 23:53:24,2.0,0.0,0.0</text:p>
      <text:p text:style-name="Preformatted_20_Text">8829,03/26/2020,,Bolivia,2020-03-26 23:53:24,43.0,0.0,0.0</text:p>
      <text:p text:style-name="Preformatted_20_Text">8830,03/26/2020,,Bosnia and Herzegovina,2020-03-26 23:53:24,191.0,3.0,2.0</text:p>
      <text:p text:style-name="Preformatted_20_Text">8831,03/26/2020,,Brazil,2020-03-26 23:53:24,2985.0,77.0,6.0</text:p>
      <text:p text:style-name="Preformatted_20_Text">8832,03/26/2020,,Brunei,2020-03-26 23:53:24,114.0,0.0,5.0</text:p>
      <text:p text:style-name="Preformatted_20_Text">8833,03/26/2020,,Bulgaria,2020-03-26 23:53:24,264.0,3.0,8.0</text:p>
      <text:p text:style-name="Preformatted_20_Text">8834,03/26/2020,,Burkina Faso,2020-03-26 23:53:24,152.0,7.0,10.0</text:p>
      <text:p text:style-name="Preformatted_20_Text">8835,03/26/2020,,Cabo Verde,2020-03-26 23:53:24,4.0,1.0,0.0</text:p>
      <text:p text:style-name="Preformatted_20_Text">8836,03/26/2020,,Cambodia,2020-03-26 23:53:24,96.0,0.0,10.0</text:p>
      <text:p text:style-name="Preformatted_20_Text">8837,03/26/2020,,Cameroon,2020-03-26 23:53:24,75.0,1.0,2.0</text:p>
      <text:p text:style-name="Preformatted_20_Text">8838,03/26/2020,,Central African Republic,2020-03-26 23:53:24,3.0,0.0,0.0</text:p>
      <text:p text:style-name="Preformatted_20_Text">8839,03/26/2020,,Chad,2020-03-26 23:53:24,3.0,0.0,0.0</text:p>
      <text:p text:style-name="Preformatted_20_Text">8840,03/26/2020,,Chile,2020-03-26 23:53:24,1306.0,4.0,22.0</text:p>
      <text:p text:style-name="Preformatted_20_Text">8841,03/26/2020,,Colombia,2020-03-26 23:53:24,491.0,6.0,8.0</text:p>
      <text:p text:style-name="Preformatted_20_Text">8842,03/26/2020,,Congo (Brazzaville),2020-03-26 23:53:24,4.0,0.0,0.0</text:p>
      <text:p text:style-name="Preformatted_20_Text">8843,03/26/2020,,Congo (Kinshasa),2020-03-26 23:53:24,51.0,3.0,0.0</text:p>
      <text:p text:style-name="Preformatted_20_Text">8844,03/26/2020,,Costa Rica,2020-03-26 23:53:24,231.0,2.0,2.0</text:p>
      <text:p text:style-name="Preformatted_20_Text">8845,03/26/2020,,Croatia,2020-03-26 23:53:24,495.0,3.0,22.0</text:p>
      <text:p text:style-name="Preformatted_20_Text">8846,03/26/2020,,Cuba,2020-03-26 23:53:24,67.0,2.0,1.0</text:p>
      <text:p text:style-name="Preformatted_20_Text">8847,03/26/2020,,Cyprus,2020-03-26 23:53:24,146.0,3.0,4.0</text:p>
      <text:p text:style-name="Preformatted_20_Text">8848,03/26/2020,,Czech Republic,2020-03-26 23:53:24,1925.0,9.0,10.0</text:p>
      <text:p text:style-name="Preformatted_20_Text">8849,03/26/2020,,Denmark,2020-03-26 23:53:24,1877.0,41.0,1.0</text:p>
      <text:p text:style-name="Preformatted_20_Text">8850,03/26/2020,,Diamond Princess,2020-03-26 23:53:24,712.0,10.0,597.0</text:p>
      <text:p text:style-name="Preformatted_20_Text">8851,03/26/2020,,Djibouti,2020-03-26 23:53:24,11.0,0.0,0.0</text:p>
      <text:p text:style-name="Preformatted_20_Text">8852,03/26/2020,,Dominica,2020-03-26 23:53:24,11.0,0.0,0.0</text:p>
      <text:p text:style-name="Preformatted_20_Text">8853,03/26/2020,,Dominican Republic,2020-03-26 23:53:24,488.0,10.0,3.0</text:p>
      <text:p text:style-name="Preformatted_20_Text">8854,03/26/2020,,Ecuador,2020-03-26 23:53:24,1403.0,34.0,3.0</text:p>
      <text:p text:style-name="Preformatted_20_Text">8855,03/26/2020,,Egypt,2020-03-26 23:53:24,495.0,24.0,102.0</text:p>
      <text:p text:style-name="Preformatted_20_Text">8856,03/26/2020,,El Salvador,2020-03-26 23:53:24,13.0,0.0,0.0</text:p>
      <text:p text:style-name="Preformatted_20_Text">8857,03/26/2020,,Equatorial Guinea,2020-03-26 23:53:24,12.0,0.0,0.0</text:p>
      <text:p text:style-name="Preformatted_20_Text">8858,03/26/2020,,Eritrea,2020-03-26 23:53:24,6.0,0.0,0.0</text:p>
      <text:p text:style-name="Preformatted_20_Text">8859,03/26/2020,,Estonia,2020-03-26 23:53:24,538.0,1.0,8.0</text:p>
      <text:p text:style-name="Preformatted_20_Text">8860,03/26/2020,,Eswatini,2020-03-26 23:53:24,6.0,0.0,0.0</text:p>
      <text:p text:style-name="Preformatted_20_Text">8861,03/26/2020,,Ethiopia,2020-03-26 23:53:24,12.0,0.0,0.0</text:p>
      <text:p text:style-name="Preformatted_20_Text">8862,03/26/2020,,Fiji,2020-03-26 23:53:24,5.0,0.0,0.0</text:p>
      <text:p text:style-name="Preformatted_20_Text">8863,03/26/2020,,Finland,2020-03-26 23:53:24,958.0,5.0,10.0</text:p>
      <text:p text:style-name="Preformatted_20_Text">8864,03/26/2020,,France,2020-03-26 23:53:24,29155.0,1696.0,4948.0</text:p>
      <text:p text:style-name="Preformatted_20_Text">8865,03/26/2020,,Gabon,2020-03-26 23:53:24,7.0,1.0,0.0</text:p>
      <text:p text:style-name="Preformatted_20_Text">8866,03/26/2020,,Gambia,2020-03-26 23:53:24,3.0,1.0,0.0</text:p>
      <text:p text:style-name="Preformatted_20_Text">8867,03/26/2020,,Georgia,2020-03-26 23:53:24,79.0,0.0,11.0</text:p>
      <text:p text:style-name="Preformatted_20_Text">8868,03/26/2020,,Germany,2020-03-26 23:53:24,43938.0,267.0,5673.0</text:p>
      <text:p text:style-name="Preformatted_20_Text">8869,03/26/2020,,Ghana,2020-03-26 23:53:24,132.0,4.0,1.0</text:p>
      <text:p text:style-name="Preformatted_20_Text">8870,03/26/2020,,Greece,2020-03-26 23:53:24,892.0,26.0,36.0</text:p>
      <text:p text:style-name="Preformatted_20_Text"><text:soft-page-break/>8871,03/26/2020,,Grenada,2020-03-26 23:53:24,7.0,0.0,0.0</text:p>
      <text:p text:style-name="Preformatted_20_Text">8872,03/26/2020,,Guatemala,2020-03-26 23:53:24,25.0,1.0,4.0</text:p>
      <text:p text:style-name="Preformatted_20_Text">8873,03/26/2020,,Guinea,2020-03-26 23:53:24,4.0,0.0,0.0</text:p>
      <text:p text:style-name="Preformatted_20_Text">8874,03/26/2020,,Guinea-Bissau,2020-03-26 23:53:24,2.0,0.0,0.0</text:p>
      <text:p text:style-name="Preformatted_20_Text">8875,03/26/2020,,Guyana,2020-03-26 23:53:24,5.0,1.0,0.0</text:p>
      <text:p text:style-name="Preformatted_20_Text">8876,03/26/2020,,Haiti,2020-03-26 23:53:24,8.0,0.0,0.0</text:p>
      <text:p text:style-name="Preformatted_20_Text">8877,03/26/2020,,Holy See,2020-03-26 23:53:24,4.0,0.0,0.0</text:p>
      <text:p text:style-name="Preformatted_20_Text">8878,03/26/2020,,Honduras,2020-03-26 23:53:24,52.0,1.0,0.0</text:p>
      <text:p text:style-name="Preformatted_20_Text">8879,03/26/2020,,Hungary,2020-03-26 23:53:24,261.0,10.0,28.0</text:p>
      <text:p text:style-name="Preformatted_20_Text">8880,03/26/2020,,Iceland,2020-03-26 23:53:24,802.0,2.0,82.0</text:p>
      <text:p text:style-name="Preformatted_20_Text">8881,03/26/2020,,India,2020-03-26 23:53:24,727.0,20.0,45.0</text:p>
      <text:p text:style-name="Preformatted_20_Text">8882,03/26/2020,,Indonesia,2020-03-26 23:53:24,893.0,78.0,35.0</text:p>
      <text:p text:style-name="Preformatted_20_Text">8883,03/26/2020,,Iran,2020-03-26 23:53:24,29406.0,2234.0,10457.0</text:p>
      <text:p text:style-name="Preformatted_20_Text">8884,03/26/2020,,Iraq,2020-03-26 23:53:24,382.0,36.0,105.0</text:p>
      <text:p text:style-name="Preformatted_20_Text">8885,03/26/2020,,Ireland,2020-03-26 23:53:24,1819.0,19.0,5.0</text:p>
      <text:p text:style-name="Preformatted_20_Text">8886,03/26/2020,,Israel,2020-03-26 23:53:24,2693.0,8.0,68.0</text:p>
      <text:p text:style-name="Preformatted_20_Text">8887,03/26/2020,,Italy,2020-03-26 23:53:24,80589.0,8215.0,10361.0</text:p>
      <text:p text:style-name="Preformatted_20_Text">8888,03/26/2020,,Ivory Coast,2020-03-26 23:53:24,96.0,0.0,3.0</text:p>
      <text:p text:style-name="Preformatted_20_Text">8889,03/26/2020,,Jamaica,2020-03-26 23:53:24,26.0,1.0,2.0</text:p>
      <text:p text:style-name="Preformatted_20_Text">8890,03/26/2020,,Japan,2020-03-26 23:53:24,1387.0,47.0,359.0</text:p>
      <text:p text:style-name="Preformatted_20_Text">8891,03/26/2020,,Jordan,2020-03-26 23:53:24,212.0,0.0,1.0</text:p>
      <text:p text:style-name="Preformatted_20_Text">8892,03/26/2020,,Kazakhstan,2020-03-26 23:53:24,111.0,1.0,2.0</text:p>
      <text:p text:style-name="Preformatted_20_Text">8893,03/26/2020,,Kenya,2020-03-26 23:53:24,31.0,1.0,1.0</text:p>
      <text:p text:style-name="Preformatted_20_Text">8894,03/26/2020,,Kosovo,2020-03-26 23:53:24,71.0,1.0,0.0</text:p>
      <text:p text:style-name="Preformatted_20_Text">8895,03/26/2020,,Kuwait,2020-03-26 23:53:24,208.0,0.0,49.0</text:p>
      <text:p text:style-name="Preformatted_20_Text">8896,03/26/2020,,Kyrgyzstan,2020-03-26 23:53:24,44.0,0.0,0.0</text:p>
      <text:p text:style-name="Preformatted_20_Text">8897,03/26/2020,,Laos,2020-03-26 23:53:24,6.0,0.0,0.0</text:p>
      <text:p text:style-name="Preformatted_20_Text">8898,03/26/2020,,Latvia,2020-03-26 23:53:24,244.0,0.0,1.0</text:p>
      <text:p text:style-name="Preformatted_20_Text">8899,03/26/2020,,Lebanon,2020-03-26 23:53:24,368.0,6.0,23.0</text:p>
      <text:p text:style-name="Preformatted_20_Text">8900,03/26/2020,,Liberia,2020-03-26 23:53:24,3.0,0.0,0.0</text:p>
      <text:p text:style-name="Preformatted_20_Text">8901,03/26/2020,,Libya,2020-03-26 23:53:24,1.0,0.0,0.0</text:p>
      <text:p text:style-name="Preformatted_20_Text">8902,03/26/2020,,Liechtenstein,2020-03-26 23:53:24,56.0,0.0,0.0</text:p>
      <text:p text:style-name="Preformatted_20_Text">8903,03/26/2020,,Lithuania,2020-03-26 23:53:24,299.0,4.0,1.0</text:p>
      <text:p text:style-name="Preformatted_20_Text">8904,03/26/2020,,Luxembourg,2020-03-26 23:53:24,1453.0,9.0,6.0</text:p>
      <text:p text:style-name="Preformatted_20_Text">8905,03/26/2020,,Madagascar,2020-03-26 23:53:24,23.0,0.0,0.0</text:p>
      <text:p text:style-name="Preformatted_20_Text">8906,03/26/2020,,Malaysia,2020-03-26 23:53:24,2031.0,23.0,215.0</text:p>
      <text:p text:style-name="Preformatted_20_Text">8907,03/26/2020,,Maldives,2020-03-26 23:53:24,13.0,0.0,8.0</text:p>
      <text:p text:style-name="Preformatted_20_Text">8908,03/26/2020,,Mali,2020-03-26 23:53:24,4.0,0.0,0.0</text:p>
      <text:p text:style-name="Preformatted_20_Text">8909,03/26/2020,,Malta,2020-03-26 23:53:24,134.0,0.0,2.0</text:p>
      <text:p text:style-name="Preformatted_20_Text">8910,03/26/2020,,Mauritania,2020-03-26 23:53:24,3.0,0.0,0.0</text:p>
      <text:p text:style-name="Preformatted_20_Text">8911,03/26/2020,,Mauritius,2020-03-26 23:53:24,81.0,2.0,0.0</text:p>
      <text:p text:style-name="Preformatted_20_Text">8912,03/26/2020,,Mexico,2020-03-26 23:53:24,475.0,6.0,4.0</text:p>
      <text:p text:style-name="Preformatted_20_Text">8913,03/26/2020,,Moldova,2020-03-26 23:53:24,177.0,1.0,2.0</text:p>
      <text:p text:style-name="Preformatted_20_Text">8914,03/26/2020,,Monaco,2020-03-26 23:53:24,33.0,0.0,1.0</text:p>
      <text:p text:style-name="Preformatted_20_Text">8915,03/26/2020,,Mongolia,2020-03-26 23:53:24,11.0,0.0,0.0</text:p>
      <text:p text:style-name="Preformatted_20_Text">8916,03/26/2020,,Montenegro,2020-03-26 23:53:24,69.0,1.0,0.0</text:p>
      <text:p text:style-name="Preformatted_20_Text">8917,03/26/2020,,Morocco,2020-03-26 23:53:24,275.0,11.0,8.0</text:p>
      <text:p text:style-name="Preformatted_20_Text">8918,03/26/2020,,Mozambique,2020-03-26 23:53:24,7.0,0.0,0.0</text:p>
      <text:p text:style-name="Preformatted_20_Text">8919,03/26/2020,,Namibia,2020-03-26 23:53:24,8.0,0.0,2.0</text:p>
      <text:p text:style-name="Preformatted_20_Text">8920,03/26/2020,,Nepal,2020-03-26 23:53:24,3.0,0.0,1.0</text:p>
      <text:p text:style-name="Preformatted_20_Text">8921,03/26/2020,,Netherlands,2020-03-26 23:53:24,7431.0,434.0,3.0</text:p>
      <text:p text:style-name="Preformatted_20_Text">8922,03/26/2020,,New Zealand,2020-03-26 23:53:24,283.0,0.0,27.0</text:p>
      <text:p text:style-name="Preformatted_20_Text">8923,03/26/2020,,Nicaragua,2020-03-26 23:53:24,2.0,0.0,0.0</text:p>
      <text:p text:style-name="Preformatted_20_Text">8924,03/26/2020,,Niger,2020-03-26 23:53:24,10.0,1.0,0.0</text:p>
      <text:p text:style-name="Preformatted_20_Text">8925,03/26/2020,,Nigeria,2020-03-26 23:53:24,65.0,1.0,2.0</text:p>
      <text:p text:style-name="Preformatted_20_Text">8926,03/26/2020,,North Macedonia,2020-03-26 23:53:24,201.0,3.0,3.0</text:p>
      <text:p text:style-name="Preformatted_20_Text">8927,03/26/2020,,Norway,2020-03-26 23:53:24,3369.0,14.0,6.0</text:p>
      <text:p text:style-name="Preformatted_20_Text">8928,03/26/2020,,Oman,2020-03-26 23:53:24,109.0,0.0,23.0</text:p>
      <text:p text:style-name="Preformatted_20_Text">8929,03/26/2020,,Pakistan,2020-03-26 23:53:24,1201.0,9.0,21.0</text:p>
      <text:p text:style-name="Preformatted_20_Text">8930,03/26/2020,,Panama,2020-03-26 23:53:24,558.0,8.0,2.0</text:p>
      <text:p text:style-name="Preformatted_20_Text">8931,03/26/2020,,Papua New Guinea,2020-03-26 23:53:24,1.0,0.0,0.0</text:p>
      <text:p text:style-name="Preformatted_20_Text">8932,03/26/2020,,Paraguay,2020-03-26 23:53:24,41.0,3.0,0.0</text:p>
      <text:p text:style-name="Preformatted_20_Text">8933,03/26/2020,,Peru,2020-03-26 23:53:24,580.0,9.0,14.0</text:p>
      <text:p text:style-name="Preformatted_20_Text">8934,03/26/2020,,Philippines,2020-03-26 23:53:24,707.0,45.0,28.0</text:p>
      <text:p text:style-name="Preformatted_20_Text"><text:soft-page-break/>8935,03/26/2020,,Poland,2020-03-26 23:53:24,1221.0,16.0,7.0</text:p>
      <text:p text:style-name="Preformatted_20_Text">8936,03/26/2020,,Portugal,2020-03-26 23:53:24,3544.0,60.0,43.0</text:p>
      <text:p text:style-name="Preformatted_20_Text">8937,03/26/2020,,Qatar,2020-03-26 23:53:24,549.0,0.0,43.0</text:p>
      <text:p text:style-name="Preformatted_20_Text">8938,03/26/2020,,Romania,2020-03-26 23:53:24,1029.0,23.0,94.0</text:p>
      <text:p text:style-name="Preformatted_20_Text">8939,03/26/2020,,Russia,2020-03-26 23:53:24,840.0,3.0,38.0</text:p>
      <text:p text:style-name="Preformatted_20_Text">8940,03/26/2020,,Rwanda,2020-03-26 23:53:24,50.0,0.0,0.0</text:p>
      <text:p text:style-name="Preformatted_20_Text">8941,03/26/2020,,Saint Kitts and Nevis,2020-03-26 23:53:24,2.0,0.0,0.0</text:p>
      <text:p text:style-name="Preformatted_20_Text">8942,03/26/2020,,Saint Lucia,2020-03-26 23:53:24,3.0,0.0,0.0</text:p>
      <text:p text:style-name="Preformatted_20_Text">8943,03/26/2020,,Saint Vincent and the Grenadines,2020-03-26 23:53:24,1.0,0.0,0.0</text:p>
      <text:p text:style-name="Preformatted_20_Text">8944,03/26/2020,,San Marino,2020-03-26 23:53:24,208.0,21.0,4.0</text:p>
      <text:p text:style-name="Preformatted_20_Text">8945,03/26/2020,,Saudi Arabia,2020-03-26 23:53:24,1012.0,3.0,33.0</text:p>
      <text:p text:style-name="Preformatted_20_Text">8946,03/26/2020,,Senegal,2020-03-26 23:53:24,105.0,0.0,9.0</text:p>
      <text:p text:style-name="Preformatted_20_Text">8947,03/26/2020,,Serbia,2020-03-26 23:53:24,384.0,1.0,0.0</text:p>
      <text:p text:style-name="Preformatted_20_Text">8948,03/26/2020,,Seychelles,2020-03-26 23:53:24,7.0,0.0,0.0</text:p>
      <text:p text:style-name="Preformatted_20_Text">8949,03/26/2020,,Singapore,2020-03-26 23:53:24,683.0,2.0,172.0</text:p>
      <text:p text:style-name="Preformatted_20_Text">8950,03/26/2020,,Slovakia,2020-03-26 23:53:24,226.0,0.0,2.0</text:p>
      <text:p text:style-name="Preformatted_20_Text">8951,03/26/2020,,Slovenia,2020-03-26 23:53:24,562.0,6.0,10.0</text:p>
      <text:p text:style-name="Preformatted_20_Text">8952,03/26/2020,,Somalia,2020-03-26 23:53:24,2.0,0.0,0.0</text:p>
      <text:p text:style-name="Preformatted_20_Text">8953,03/26/2020,,South Africa,2020-03-26 23:53:24,927.0,0.0,12.0</text:p>
      <text:p text:style-name="Preformatted_20_Text">8954,03/26/2020,,South Korea,2020-03-26 23:53:24,9241.0,131.0,4144.0</text:p>
      <text:p text:style-name="Preformatted_20_Text">8955,03/26/2020,,Spain,2020-03-26 23:53:24,57786.0,4365.0,7015.0</text:p>
      <text:p text:style-name="Preformatted_20_Text">8956,03/26/2020,,Sri Lanka,2020-03-26 23:53:24,106.0,0.0,7.0</text:p>
      <text:p text:style-name="Preformatted_20_Text">8957,03/26/2020,,Sudan,2020-03-26 23:53:24,3.0,1.0,0.0</text:p>
      <text:p text:style-name="Preformatted_20_Text">8958,03/26/2020,,Suriname,2020-03-26 23:53:24,8.0,0.0,0.0</text:p>
      <text:p text:style-name="Preformatted_20_Text">8959,03/26/2020,,Sweden,2020-03-26 23:53:24,2840.0,77.0,16.0</text:p>
      <text:p text:style-name="Preformatted_20_Text">8960,03/26/2020,,Switzerland,2020-03-26 23:53:24,11811.0,191.0,131.0</text:p>
      <text:p text:style-name="Preformatted_20_Text">8961,03/26/2020,,Syria,2020-03-26 23:53:24,5.0,0.0,0.0</text:p>
      <text:p text:style-name="Preformatted_20_Text">8962,03/26/2020,,Taiwan,2020-03-26 23:53:24,252.0,2.0,29.0</text:p>
      <text:p text:style-name="Preformatted_20_Text">8963,03/26/2020,,Tanzania,2020-03-26 23:53:24,13.0,0.0,0.0</text:p>
      <text:p text:style-name="Preformatted_20_Text">8964,03/26/2020,,Thailand,2020-03-26 23:53:24,1045.0,4.0,88.0</text:p>
      <text:p text:style-name="Preformatted_20_Text">8965,03/26/2020,,Timor-Leste,2020-03-26 23:53:24,1.0,0.0,0.0</text:p>
      <text:p text:style-name="Preformatted_20_Text">8966,03/26/2020,,Togo,2020-03-26 23:53:24,23.0,0.0,1.0</text:p>
      <text:p text:style-name="Preformatted_20_Text">8967,03/26/2020,,Trinidad and Tobago,2020-03-26 23:53:24,65.0,1.0,0.0</text:p>
      <text:p text:style-name="Preformatted_20_Text">8968,03/26/2020,,Tunisia,2020-03-26 23:53:24,197.0,6.0,2.0</text:p>
      <text:p text:style-name="Preformatted_20_Text">8969,03/26/2020,,Turkey,2020-03-26 23:53:24,3629.0,75.0,26.0</text:p>
      <text:p text:style-name="Preformatted_20_Text">8970,03/26/2020,,UK,2020-03-26 23:53:24,11658.0,578.0,135.0</text:p>
      <text:p text:style-name="Preformatted_20_Text">8971,03/26/2020,,Uganda,2020-03-26 23:53:24,14.0,0.0,0.0</text:p>
      <text:p text:style-name="Preformatted_20_Text">8972,03/26/2020,,Ukraine,2020-03-26 23:53:24,196.0,5.0,1.0</text:p>
      <text:p text:style-name="Preformatted_20_Text">8973,03/26/2020,,United Arab Emirates,2020-03-26 23:53:24,333.0,2.0,52.0</text:p>
      <text:p text:style-name="Preformatted_20_Text">8974,03/26/2020,,Uruguay,2020-03-26 23:53:24,217.0,0.0,0.0</text:p>
      <text:p text:style-name="Preformatted_20_Text">8975,03/26/2020,,Uzbekistan,2020-03-26 23:53:24,75.0,0.0,0.0</text:p>
      <text:p text:style-name="Preformatted_20_Text">8976,03/26/2020,,Venezuela,2020-03-26 23:53:24,107.0,0.0,15.0</text:p>
      <text:p text:style-name="Preformatted_20_Text">8977,03/26/2020,,Vietnam,2020-03-26 23:53:24,153.0,0.0,20.0</text:p>
      <text:p text:style-name="Preformatted_20_Text">8978,03/26/2020,,West Bank and Gaza,2020-03-26 23:53:24,84.0,1.0,17.0</text:p>
      <text:p text:style-name="Preformatted_20_Text">8979,03/26/2020,,Zambia,2020-03-26 23:53:24,16.0,0.0,0.0</text:p>
      <text:p text:style-name="Preformatted_20_Text">8980,03/26/2020,,Zimbabwe,2020-03-26 23:53:24,3.0,1.0,0.0</text:p>
      <text:p text:style-name="Preformatted_20_Text">8981,03/26/2020,Alabama,US,2020-03-26 23:53:24,517.0,1.0,0.0</text:p>
      <text:p text:style-name="Preformatted_20_Text">8982,03/26/2020,Alaska,US,2020-03-26 23:53:24,56.0,1.0,0.0</text:p>
      <text:p text:style-name="Preformatted_20_Text">8983,03/26/2020,Alberta,Canada,2020-03-26 23:53:24,486.0,2.0,0.0</text:p>
      <text:p text:style-name="Preformatted_20_Text">8984,03/26/2020,American Samoa,US,2020-03-26 23:53:24,0.0,0.0,0.0</text:p>
      <text:p text:style-name="Preformatted_20_Text">8985,03/26/2020,Anhui,Mainland China,2020-03-26 23:53:24,990.0,6.0,984.0</text:p>
      <text:p text:style-name="Preformatted_20_Text">8986,03/26/2020,Arizona,US,2020-03-26 23:53:24,508.0,8.0,0.0</text:p>
      <text:p text:style-name="Preformatted_20_Text">8987,03/26/2020,Arkansas,US,2020-03-26 23:53:24,335.0,2.0,0.0</text:p>
      <text:p text:style-name="Preformatted_20_Text">8988,03/26/2020,Aruba,Netherlands,2020-03-26 23:53:24,28.0,0.0,1.0</text:p>
      <text:p text:style-name="Preformatted_20_Text">8989,03/26/2020,Australian Capital Territory,Australia,2020-03-26 23:53:24,53.0,0.0,1.0</text:p>
      <text:p text:style-name="Preformatted_20_Text">8990,03/26/2020,Beijing,Mainland China,2020-03-26 23:53:24,566.0,8.0,406.0</text:p>
      <text:p text:style-name="Preformatted_20_Text">8991,03/26/2020,Bermuda,UK,2020-03-26 23:53:24,15.0,0.0,2.0</text:p>
      <text:p text:style-name="Preformatted_20_Text">8992,03/26/2020,British Columbia,Canada,2020-03-26 23:53:24,725.0,14.0,0.0</text:p>
      <text:p text:style-name="Preformatted_20_Text">8993,03/26/2020,California,US,2020-03-26 23:53:24,3899.0,81.0,0.0</text:p>
      <text:p text:style-name="Preformatted_20_Text">8994,03/26/2020,Cayman Islands,UK,2020-03-26 23:53:24,8.0,1.0,0.0</text:p>
      <text:p text:style-name="Preformatted_20_Text">8995,03/26/2020,Channel Islands,UK,2020-03-26 23:53:24,66.0,1.0,0.0</text:p>
      <text:p text:style-name="Preformatted_20_Text">8996,03/26/2020,Chongqing,Mainland China,2020-03-26 23:53:24,578.0,6.0,570.0</text:p>
      <text:p text:style-name="Preformatted_20_Text"><text:soft-page-break/>8997,03/26/2020,Colorado,US,2020-03-26 23:53:24,1430.0,19.0,0.0</text:p>
      <text:p text:style-name="Preformatted_20_Text">8998,03/26/2020,Connecticut,US,2020-03-26 23:53:24,1012.0,21.0,0.0</text:p>
      <text:p text:style-name="Preformatted_20_Text">8999,03/26/2020,Curacao,Netherlands,2020-03-26 23:53:24,6.0,1.0,2.0</text:p>
      <text:p text:style-name="Preformatted_20_Text">9000,03/26/2020,Delaware,US,2020-03-26 23:53:24,130.0,1.0,0.0</text:p>
      <text:p text:style-name="Preformatted_20_Text">9001,03/26/2020,Diamond Princess cruise ship,Canada,2020-03-26 23:53:24,0.0,1.0,0.0</text:p>
      <text:p text:style-name="Preformatted_20_Text">9002,03/26/2020,Diamond Princess cruise ship,US,2020-03-26 23:53:24,49.0,0.0,0.0</text:p>
      <text:p text:style-name="Preformatted_20_Text">9003,03/26/2020,District of Columbia,US,2020-03-26 23:53:24,231.0,3.0,0.0</text:p>
      <text:p text:style-name="Preformatted_20_Text">9004,03/26/2020,Faroe Islands,Denmark,2020-03-26 23:53:24,140.0,0.0,47.0</text:p>
      <text:p text:style-name="Preformatted_20_Text">9005,03/26/2020,Florida,US,2020-03-26 23:53:24,2357.0,29.0,0.0</text:p>
      <text:p text:style-name="Preformatted_20_Text">9006,03/26/2020,French Guiana,France,2020-03-26 23:53:24,28.0,0.0,6.0</text:p>
      <text:p text:style-name="Preformatted_20_Text">9007,03/26/2020,French Polynesia,France,2020-03-26 23:53:24,30.0,0.0,0.0</text:p>
      <text:p text:style-name="Preformatted_20_Text">9008,03/26/2020,Fujian,Mainland China,2020-03-26 23:53:24,328.0,1.0,295.0</text:p>
      <text:p text:style-name="Preformatted_20_Text">9009,03/26/2020,Gansu,Mainland China,2020-03-26 23:53:24,136.0,2.0,121.0</text:p>
      <text:p text:style-name="Preformatted_20_Text">9010,03/26/2020,Georgia,US,2020-03-26 23:53:24,1525.0,48.0,0.0</text:p>
      <text:p text:style-name="Preformatted_20_Text">9011,03/26/2020,Gibraltar,UK,2020-03-26 23:53:24,35.0,0.0,13.0</text:p>
      <text:p text:style-name="Preformatted_20_Text">9012,03/26/2020,Grand Princess,Canada,2020-03-26 23:53:24,13.0,0.0,0.0</text:p>
      <text:p text:style-name="Preformatted_20_Text">9013,03/26/2020,Grand Princess,US,2020-03-26 23:53:24,28.0,1.0,0.0</text:p>
      <text:p text:style-name="Preformatted_20_Text">9014,03/26/2020,Greenland,Denmark,2020-03-26 23:53:24,6.0,0.0,2.0</text:p>
      <text:p text:style-name="Preformatted_20_Text">9015,03/26/2020,Guadeloupe,France,2020-03-26 23:53:24,73.0,1.0,0.0</text:p>
      <text:p text:style-name="Preformatted_20_Text">9016,03/26/2020,Guam,US,2020-03-26 23:53:24,45.0,1.0,0.0</text:p>
      <text:p text:style-name="Preformatted_20_Text">9017,03/26/2020,Guangdong,Mainland China,2020-03-26 23:53:24,1448.0,8.0,1336.0</text:p>
      <text:p text:style-name="Preformatted_20_Text">9018,03/26/2020,Guangxi,Mainland China,2020-03-26 23:53:24,254.0,2.0,250.0</text:p>
      <text:p text:style-name="Preformatted_20_Text">9019,03/26/2020,Guizhou,Mainland China,2020-03-26 23:53:24,146.0,2.0,144.0</text:p>
      <text:p text:style-name="Preformatted_20_Text">9020,03/26/2020,Hainan,Mainland China,2020-03-26 23:53:24,168.0,6.0,162.0</text:p>
      <text:p text:style-name="Preformatted_20_Text">9021,03/26/2020,Hawaii,US,2020-03-26 23:53:24,95.0,0.0,0.0</text:p>
      <text:p text:style-name="Preformatted_20_Text">9022,03/26/2020,Hebei,Mainland China,2020-03-26 23:53:24,319.0,6.0,310.0</text:p>
      <text:p text:style-name="Preformatted_20_Text">9023,03/26/2020,Heilongjiang,Mainland China,2020-03-26 23:53:24,484.0,13.0,469.0</text:p>
      <text:p text:style-name="Preformatted_20_Text">9024,03/26/2020,Henan,Mainland China,2020-03-26 23:53:24,1275.0,22.0,1250.0</text:p>
      <text:p text:style-name="Preformatted_20_Text">9025,03/26/2020,Hong Kong,Hong Kong,2020-03-26 23:53:24,453.0,4.0,110.0</text:p>
      <text:p text:style-name="Preformatted_20_Text">9026,03/26/2020,Hubei,Mainland China,2020-03-26 23:53:24,67801.0,3169.0,61201.0</text:p>
      <text:p text:style-name="Preformatted_20_Text">9027,03/26/2020,Hunan,Mainland China,2020-03-26 23:53:24,1018.0,4.0,1014.0</text:p>
      <text:p text:style-name="Preformatted_20_Text">9028,03/26/2020,Idaho,US,2020-03-26 23:53:24,146.0,3.0,0.0</text:p>
      <text:p text:style-name="Preformatted_20_Text">9029,03/26/2020,Illinois,US,2020-03-26 23:53:24,2538.0,26.0,0.0</text:p>
      <text:p text:style-name="Preformatted_20_Text">9030,03/26/2020,Indiana,US,2020-03-26 23:53:24,645.0,17.0,0.0</text:p>
      <text:p text:style-name="Preformatted_20_Text">9031,03/26/2020,Inner Mongolia,Mainland China,2020-03-26 23:53:24,89.0,1.0,74.0</text:p>
      <text:p text:style-name="Preformatted_20_Text">9032,03/26/2020,Iowa,US,2020-03-26 23:53:24,179.0,1.0,0.0</text:p>
      <text:p text:style-name="Preformatted_20_Text">9033,03/26/2020,Isle of Man,UK,2020-03-26 23:53:24,25.0,0.0,0.0</text:p>
      <text:p text:style-name="Preformatted_20_Text">9034,03/26/2020,Jiangsu,Mainland China,2020-03-26 23:53:24,640.0,0.0,631.0</text:p>
      <text:p text:style-name="Preformatted_20_Text">9035,03/26/2020,Jiangxi,Mainland China,2020-03-26 23:53:24,936.0,1.0,934.0</text:p>
      <text:p text:style-name="Preformatted_20_Text">9036,03/26/2020,Jilin,Mainland China,2020-03-26 23:53:24,95.0,1.0,92.0</text:p>
      <text:p text:style-name="Preformatted_20_Text">9037,03/26/2020,Kansas,US,2020-03-26 23:53:24,172.0,3.0,0.0</text:p>
      <text:p text:style-name="Preformatted_20_Text">9038,03/26/2020,Kentucky,US,2020-03-26 23:53:24,247.0,5.0,0.0</text:p>
      <text:p text:style-name="Preformatted_20_Text">9039,03/26/2020,Liaoning,Mainland China,2020-03-26 23:53:24,128.0,2.0,124.0</text:p>
      <text:p text:style-name="Preformatted_20_Text">9040,03/26/2020,Louisiana,US,2020-03-26 23:53:24,2304.0,83.0,0.0</text:p>
      <text:p text:style-name="Preformatted_20_Text">9041,03/26/2020,Macau,Macau,2020-03-26 23:53:24,31.0,0.0,10.0</text:p>
      <text:p text:style-name="Preformatted_20_Text">9042,03/26/2020,Maine,US,2020-03-26 23:53:24,155.0,0.0,0.0</text:p>
      <text:p text:style-name="Preformatted_20_Text">9043,03/26/2020,Manitoba,Canada,2020-03-26 23:53:24,36.0,0.0,0.0</text:p>
      <text:p text:style-name="Preformatted_20_Text">9044,03/26/2020,Martinique,France,2020-03-26 23:53:24,66.0,1.0,0.0</text:p>
      <text:p text:style-name="Preformatted_20_Text">9045,03/26/2020,Maryland,US,2020-03-26 23:53:24,583.0,4.0,0.0</text:p>
      <text:p text:style-name="Preformatted_20_Text">9046,03/26/2020,Massachusetts,US,2020-03-26 23:53:24,2417.0,25.0,0.0</text:p>
      <text:p text:style-name="Preformatted_20_Text">9047,03/26/2020,Mayotte,France,2020-03-26 23:53:24,36.0,0.0,0.0</text:p>
      <text:p text:style-name="Preformatted_20_Text">9048,03/26/2020,Michigan,US,2020-03-26 23:53:24,2845.0,61.0,0.0</text:p>
      <text:p text:style-name="Preformatted_20_Text">9049,03/26/2020,Minnesota,US,2020-03-26 23:53:24,344.0,2.0,0.0</text:p>
      <text:p text:style-name="Preformatted_20_Text">9050,03/26/2020,Mississippi,US,2020-03-26 23:53:24,485.0,6.0,0.0</text:p>
      <text:p text:style-name="Preformatted_20_Text">9051,03/26/2020,Missouri,US,2020-03-26 23:53:24,520.0,9.0,0.0</text:p>
      <text:p text:style-name="Preformatted_20_Text">9052,03/26/2020,Montana,US,2020-03-26 23:53:24,90.0,0.0,0.0</text:p>
      <text:p text:style-name="Preformatted_20_Text">9053,03/26/2020,Montserrat,UK,2020-03-26 23:53:24,5.0,0.0,0.0</text:p>
      <text:p text:style-name="Preformatted_20_Text">9054,03/26/2020,Nebraska,US,2020-03-26 23:53:24,74.0,0.0,0.0</text:p>
      <text:p text:style-name="Preformatted_20_Text">9055,03/26/2020,Nevada,US,2020-03-26 23:53:24,420.0,10.0,0.0</text:p>
      <text:p text:style-name="Preformatted_20_Text">9056,03/26/2020,New Brunswick,Canada,2020-03-26 23:53:24,33.0,0.0,0.0</text:p>
      <text:p text:style-name="Preformatted_20_Text">9057,03/26/2020,New Caledonia,France,2020-03-26 23:53:24,14.0,0.0,0.0</text:p>
      <text:p text:style-name="Preformatted_20_Text">9058,03/26/2020,New Hampshire,US,2020-03-26 23:53:24,137.0,1.0,0.0</text:p>
      <text:p text:style-name="Preformatted_20_Text">9059,03/26/2020,New Jersey,US,2020-03-26 23:53:24,6876.0,81.0,0.0</text:p>
      <text:p text:style-name="Preformatted_20_Text"><text:soft-page-break/>9060,03/26/2020,New Mexico,US,2020-03-26 23:53:24,113.0,1.0,0.0</text:p>
      <text:p text:style-name="Preformatted_20_Text">9061,03/26/2020,New South Wales,Australia,2020-03-26 23:53:24,1219.0,7.0,4.0</text:p>
      <text:p text:style-name="Preformatted_20_Text">9062,03/26/2020,New York,US,2020-03-26 23:53:24,37877.0,385.0,0.0</text:p>
      <text:p text:style-name="Preformatted_20_Text">9063,03/26/2020,Newfoundland and Labrador,Canada,2020-03-26 23:53:24,82.0,0.0,0.0</text:p>
      <text:p text:style-name="Preformatted_20_Text">9064,03/26/2020,Ningxia,Mainland China,2020-03-26 23:53:24,75.0,0.0,75.0</text:p>
      <text:p text:style-name="Preformatted_20_Text">9065,03/26/2020,North Carolina,US,2020-03-26 23:53:24,738.0,3.0,0.0</text:p>
      <text:p text:style-name="Preformatted_20_Text">9066,03/26/2020,North Dakota,US,2020-03-26 23:53:24,51.0,0.0,0.0</text:p>
      <text:p text:style-name="Preformatted_20_Text">9067,03/26/2020,Northern Mariana Islands,US,2020-03-26 23:53:24,0.0,0.0,0.0</text:p>
      <text:p text:style-name="Preformatted_20_Text">9068,03/26/2020,Northern Territory,Australia,2020-03-26 23:53:24,12.0,0.0,0.0</text:p>
      <text:p text:style-name="Preformatted_20_Text">9069,03/26/2020,Northwest Territories,Canada,2020-03-26 23:53:24,1.0,0.0,0.0</text:p>
      <text:p text:style-name="Preformatted_20_Text">9070,03/26/2020,Nova Scotia,Canada,2020-03-26 23:53:24,73.0,0.0,0.0</text:p>
      <text:p text:style-name="Preformatted_20_Text">9071,03/26/2020,Ohio,US,2020-03-26 23:53:24,868.0,15.0,0.0</text:p>
      <text:p text:style-name="Preformatted_20_Text">9072,03/26/2020,Oklahoma,US,2020-03-26 23:53:24,248.0,7.0,0.0</text:p>
      <text:p text:style-name="Preformatted_20_Text">9073,03/26/2020,Ontario,Canada,2020-03-26 23:53:24,858.0,13.0,0.0</text:p>
      <text:p text:style-name="Preformatted_20_Text">9074,03/26/2020,Oregon,US,2020-03-26 23:53:24,316.0,11.0,0.0</text:p>
      <text:p text:style-name="Preformatted_20_Text">9075,03/26/2020,Pennsylvania,US,2020-03-26 23:53:24,1795.0,18.0,0.0</text:p>
      <text:p text:style-name="Preformatted_20_Text">9076,03/26/2020,Prince Edward Island,Canada,2020-03-26 23:53:24,5.0,0.0,0.0</text:p>
      <text:p text:style-name="Preformatted_20_Text">9077,03/26/2020,Puerto Rico,US,2020-03-26 23:53:24,64.0,2.0,0.0</text:p>
      <text:p text:style-name="Preformatted_20_Text">9078,03/26/2020,Qinghai,Mainland China,2020-03-26 23:53:24,18.0,0.0,18.0</text:p>
      <text:p text:style-name="Preformatted_20_Text">9079,03/26/2020,Quebec,Canada,2020-03-26 23:53:24,1632.0,8.0,0.0</text:p>
      <text:p text:style-name="Preformatted_20_Text">9080,03/26/2020,Queensland,Australia,2020-03-26 23:53:24,493.0,1.0,8.0</text:p>
      <text:p text:style-name="Preformatted_20_Text">9081,03/26/2020,Recovered,Canada,2020-03-26 23:53:24,0.0,0.0,184.0</text:p>
      <text:p text:style-name="Preformatted_20_Text">9082,03/26/2020,Recovered,US,2020-03-26 23:53:24,0.0,0.0,681.0</text:p>
      <text:p text:style-name="Preformatted_20_Text">9083,03/26/2020,Reunion,France,2020-03-26 23:53:24,135.0,0.0,1.0</text:p>
      <text:p text:style-name="Preformatted_20_Text">9084,03/26/2020,Rhode Island,US,2020-03-26 23:53:24,165.0,0.0,0.0</text:p>
      <text:p text:style-name="Preformatted_20_Text">9085,03/26/2020,Saint Barthelemy,France,2020-03-26 23:53:24,3.0,0.0,0.0</text:p>
      <text:p text:style-name="Preformatted_20_Text">9086,03/26/2020,Saskatchewan,Canada,2020-03-26 23:53:24,95.0,0.0,0.0</text:p>
      <text:p text:style-name="Preformatted_20_Text">9087,03/26/2020,Shaanxi,Mainland China,2020-03-26 23:53:24,253.0,3.0,242.0</text:p>
      <text:p text:style-name="Preformatted_20_Text">9088,03/26/2020,Shandong,Mainland China,2020-03-26 23:53:24,771.0,7.0,752.0</text:p>
      <text:p text:style-name="Preformatted_20_Text">9089,03/26/2020,Shanghai,Mainland China,2020-03-26 23:53:24,451.0,5.0,331.0</text:p>
      <text:p text:style-name="Preformatted_20_Text">9090,03/26/2020,Shanxi,Mainland China,2020-03-26 23:53:24,135.0,0.0,133.0</text:p>
      <text:p text:style-name="Preformatted_20_Text">9091,03/26/2020,Sichuan,Mainland China,2020-03-26 23:53:24,547.0,3.0,536.0</text:p>
      <text:p text:style-name="Preformatted_20_Text">9092,03/26/2020,Sint Maarten,Netherlands,2020-03-26 23:53:24,3.0,0.0,0.0</text:p>
      <text:p text:style-name="Preformatted_20_Text">9093,03/26/2020,South Australia,Australia,2020-03-26 23:53:24,235.0,0.0,6.0</text:p>
      <text:p text:style-name="Preformatted_20_Text">9094,03/26/2020,South Carolina,US,2020-03-26 23:53:24,424.0,9.0,0.0</text:p>
      <text:p text:style-name="Preformatted_20_Text">9095,03/26/2020,South Dakota,US,2020-03-26 23:53:24,46.0,1.0,0.0</text:p>
      <text:p text:style-name="Preformatted_20_Text">9096,03/26/2020,St Martin,France,2020-03-26 23:53:24,11.0,0.0,0.0</text:p>
      <text:p text:style-name="Preformatted_20_Text">9097,03/26/2020,Tasmania,Australia,2020-03-26 23:53:24,47.0,0.0,3.0</text:p>
      <text:p text:style-name="Preformatted_20_Text">9098,03/26/2020,Tennessee,US,2020-03-26 23:53:24,1097.0,3.0,0.0</text:p>
      <text:p text:style-name="Preformatted_20_Text">9099,03/26/2020,Texas,US,2020-03-26 23:53:24,1563.0,21.0,0.0</text:p>
      <text:p text:style-name="Preformatted_20_Text">9100,03/26/2020,Tianjin,Mainland China,2020-03-26 23:53:24,151.0,3.0,133.0</text:p>
      <text:p text:style-name="Preformatted_20_Text">9101,03/26/2020,Tibet,Mainland China,2020-03-26 23:53:24,1.0,0.0,1.0</text:p>
      <text:p text:style-name="Preformatted_20_Text">9102,03/26/2020,Utah,US,2020-03-26 23:53:24,396.0,1.0,0.0</text:p>
      <text:p text:style-name="Preformatted_20_Text">9103,03/26/2020,Vermont,US,2020-03-26 23:53:24,158.0,9.0,0.0</text:p>
      <text:p text:style-name="Preformatted_20_Text">9104,03/26/2020,Victoria,Australia,2020-03-26 23:53:24,520.0,3.0,149.0</text:p>
      <text:p text:style-name="Preformatted_20_Text">9105,03/26/2020,Virgin Islands,US,2020-03-26 23:53:24,17.0,0.0,0.0</text:p>
      <text:p text:style-name="Preformatted_20_Text">9106,03/26/2020,Virginia,US,2020-03-26 23:53:24,466.0,10.0,0.0</text:p>
      <text:p text:style-name="Preformatted_20_Text">9107,03/26/2020,Washington,US,2020-03-26 23:53:24,3207.0,150.0,0.0</text:p>
      <text:p text:style-name="Preformatted_20_Text">9108,03/26/2020,West Virginia,US,2020-03-26 23:53:24,52.0,0.0,0.0</text:p>
      <text:p text:style-name="Preformatted_20_Text">9109,03/26/2020,Western Australia,Australia,2020-03-26 23:53:24,231.0,2.0,1.0</text:p>
      <text:p text:style-name="Preformatted_20_Text">9110,03/26/2020,Wisconsin,US,2020-03-26 23:53:24,728.0,10.0,0.0</text:p>
      <text:p text:style-name="Preformatted_20_Text">9111,03/26/2020,Wyoming,US,2020-03-26 23:53:24,53.0,0.0,0.0</text:p>
      <text:p text:style-name="Preformatted_20_Text">9112,03/26/2020,Xinjiang,Mainland China,2020-03-26 23:53:24,76.0,3.0,73.0</text:p>
      <text:p text:style-name="Preformatted_20_Text">9113,03/26/2020,Yukon,Canada,2020-03-26 23:53:24,3.0,0.0,0.0</text:p>
      <text:p text:style-name="Preformatted_20_Text">9114,03/26/2020,Yunnan,Mainland China,2020-03-26 23:53:24,178.0,2.0,172.0</text:p>
      <text:p text:style-name="Preformatted_20_Text">9115,03/26/2020,Zhejiang,Mainland China,2020-03-26 23:53:24,1243.0,1.0,1222.0</text:p>
      <text:p text:style-name="Preformatted_20_Text">9116,03/27/2020,,Afghanistan,2020-03-27 23:27:48,110.0,4.0,2.0</text:p>
      <text:p text:style-name="Preformatted_20_Text">9117,03/27/2020,,Albania,2020-03-27 23:27:48,186.0,8.0,31.0</text:p>
      <text:p text:style-name="Preformatted_20_Text">9118,03/27/2020,,Algeria,2020-03-27 23:27:48,409.0,26.0,29.0</text:p>
      <text:p text:style-name="Preformatted_20_Text">9119,03/27/2020,,Andorra,2020-03-27 23:27:48,267.0,3.0,1.0</text:p>
      <text:p text:style-name="Preformatted_20_Text">9120,03/27/2020,,Angola,2020-03-27 23:27:48,4.0,0.0,0.0</text:p>
      <text:p text:style-name="Preformatted_20_Text">9121,03/27/2020,,Antigua and Barbuda,2020-03-27 23:27:48,7.0,0.0,0.0</text:p>
      <text:p text:style-name="Preformatted_20_Text">9122,03/27/2020,,Argentina,2020-03-27 23:27:48,589.0,13.0,72.0</text:p>
      <text:p text:style-name="Preformatted_20_Text"><text:soft-page-break/>9123,03/27/2020,,Armenia,2020-03-27 23:27:48,329.0,1.0,28.0</text:p>
      <text:p text:style-name="Preformatted_20_Text">9124,03/27/2020,,Austria,2020-03-27 23:27:48,7657.0,58.0,225.0</text:p>
      <text:p text:style-name="Preformatted_20_Text">9125,03/27/2020,,Azerbaijan,2020-03-27 23:27:48,165.0,3.0,15.0</text:p>
      <text:p text:style-name="Preformatted_20_Text">9126,03/27/2020,,Bahamas,2020-03-27 23:27:48,10.0,0.0,1.0</text:p>
      <text:p text:style-name="Preformatted_20_Text">9127,03/27/2020,,Bahrain,2020-03-27 23:27:48,466.0,4.0,227.0</text:p>
      <text:p text:style-name="Preformatted_20_Text">9128,03/27/2020,,Bangladesh,2020-03-27 23:27:48,48.0,5.0,11.0</text:p>
      <text:p text:style-name="Preformatted_20_Text">9129,03/27/2020,,Barbados,2020-03-27 23:27:48,24.0,0.0,0.0</text:p>
      <text:p text:style-name="Preformatted_20_Text">9130,03/27/2020,,Belarus,2020-03-27 23:27:48,94.0,0.0,32.0</text:p>
      <text:p text:style-name="Preformatted_20_Text">9131,03/27/2020,,Belgium,2020-03-27 23:27:48,7284.0,289.0,858.0</text:p>
      <text:p text:style-name="Preformatted_20_Text">9132,03/27/2020,,Belize,2020-03-27 23:27:48,2.0,0.0,0.0</text:p>
      <text:p text:style-name="Preformatted_20_Text">9133,03/27/2020,,Benin,2020-03-27 23:27:48,6.0,0.0,0.0</text:p>
      <text:p text:style-name="Preformatted_20_Text">9134,03/27/2020,,Bhutan,2020-03-27 23:27:48,3.0,0.0,0.0</text:p>
      <text:p text:style-name="Preformatted_20_Text">9135,03/27/2020,,Bolivia,2020-03-27 23:27:48,61.0,0.0,0.0</text:p>
      <text:p text:style-name="Preformatted_20_Text">9136,03/27/2020,,Bosnia and Herzegovina,2020-03-27 23:27:48,237.0,4.0,5.0</text:p>
      <text:p text:style-name="Preformatted_20_Text">9137,03/27/2020,,Brazil,2020-03-27 23:27:48,3417.0,92.0,6.0</text:p>
      <text:p text:style-name="Preformatted_20_Text">9138,03/27/2020,,Brunei,2020-03-27 23:27:48,115.0,0.0,11.0</text:p>
      <text:p text:style-name="Preformatted_20_Text">9139,03/27/2020,,Bulgaria,2020-03-27 23:27:48,293.0,3.0,9.0</text:p>
      <text:p text:style-name="Preformatted_20_Text">9140,03/27/2020,,Burkina Faso,2020-03-27 23:27:48,180.0,9.0,12.0</text:p>
      <text:p text:style-name="Preformatted_20_Text">9141,03/27/2020,,Burma,2020-03-27 23:27:48,8.0,0.0,0.0</text:p>
      <text:p text:style-name="Preformatted_20_Text">9142,03/27/2020,,Cabo Verde,2020-03-27 23:27:48,5.0,1.0,0.0</text:p>
      <text:p text:style-name="Preformatted_20_Text">9143,03/27/2020,,Cambodia,2020-03-27 23:27:48,99.0,0.0,11.0</text:p>
      <text:p text:style-name="Preformatted_20_Text">9144,03/27/2020,,Cameroon,2020-03-27 23:27:48,91.0,2.0,2.0</text:p>
      <text:p text:style-name="Preformatted_20_Text">9145,03/27/2020,,Central African Republic,2020-03-27 23:27:48,3.0,0.0,0.0</text:p>
      <text:p text:style-name="Preformatted_20_Text">9146,03/27/2020,,Chad,2020-03-27 23:27:48,3.0,0.0,0.0</text:p>
      <text:p text:style-name="Preformatted_20_Text">9147,03/27/2020,,Chile,2020-03-27 23:27:48,1610.0,5.0,43.0</text:p>
      <text:p text:style-name="Preformatted_20_Text">9148,03/27/2020,,Colombia,2020-03-27 23:27:48,539.0,6.0,10.0</text:p>
      <text:p text:style-name="Preformatted_20_Text">9149,03/27/2020,,Congo (Brazzaville),2020-03-27 23:27:48,4.0,0.0,0.0</text:p>
      <text:p text:style-name="Preformatted_20_Text">9150,03/27/2020,,Congo (Kinshasa),2020-03-27 23:27:48,51.0,3.0,2.0</text:p>
      <text:p text:style-name="Preformatted_20_Text">9151,03/27/2020,,Costa Rica,2020-03-27 23:27:48,263.0,2.0,3.0</text:p>
      <text:p text:style-name="Preformatted_20_Text">9152,03/27/2020,,Croatia,2020-03-27 23:27:48,586.0,3.0,37.0</text:p>
      <text:p text:style-name="Preformatted_20_Text">9153,03/27/2020,,Cuba,2020-03-27 23:27:48,80.0,2.0,4.0</text:p>
      <text:p text:style-name="Preformatted_20_Text">9154,03/27/2020,,Cyprus,2020-03-27 23:27:48,162.0,5.0,15.0</text:p>
      <text:p text:style-name="Preformatted_20_Text">9155,03/27/2020,,Czech Republic,2020-03-27 23:27:48,2279.0,9.0,11.0</text:p>
      <text:p text:style-name="Preformatted_20_Text">9156,03/27/2020,,Denmark,2020-03-27 23:27:48,2046.0,52.0,1.0</text:p>
      <text:p text:style-name="Preformatted_20_Text">9157,03/27/2020,,Diamond Princess,2020-03-27 23:27:48,712.0,10.0,597.0</text:p>
      <text:p text:style-name="Preformatted_20_Text">9158,03/27/2020,,Djibouti,2020-03-27 23:27:48,12.0,0.0,0.0</text:p>
      <text:p text:style-name="Preformatted_20_Text">9159,03/27/2020,,Dominica,2020-03-27 23:27:48,11.0,0.0,0.0</text:p>
      <text:p text:style-name="Preformatted_20_Text">9160,03/27/2020,,Dominican Republic,2020-03-27 23:27:48,581.0,20.0,3.0</text:p>
      <text:p text:style-name="Preformatted_20_Text">9161,03/27/2020,,Ecuador,2020-03-27 23:27:48,1595.0,36.0,3.0</text:p>
      <text:p text:style-name="Preformatted_20_Text">9162,03/27/2020,,Egypt,2020-03-27 23:27:48,536.0,30.0,116.0</text:p>
      <text:p text:style-name="Preformatted_20_Text">9163,03/27/2020,,El Salvador,2020-03-27 23:27:48,13.0,0.0,0.0</text:p>
      <text:p text:style-name="Preformatted_20_Text">9164,03/27/2020,,Equatorial Guinea,2020-03-27 23:27:48,12.0,0.0,0.0</text:p>
      <text:p text:style-name="Preformatted_20_Text">9165,03/27/2020,,Eritrea,2020-03-27 23:27:48,6.0,0.0,0.0</text:p>
      <text:p text:style-name="Preformatted_20_Text">9166,03/27/2020,,Estonia,2020-03-27 23:27:48,575.0,1.0,11.0</text:p>
      <text:p text:style-name="Preformatted_20_Text">9167,03/27/2020,,Eswatini,2020-03-27 23:27:48,9.0,0.0,0.0</text:p>
      <text:p text:style-name="Preformatted_20_Text">9168,03/27/2020,,Ethiopia,2020-03-27 23:27:48,16.0,0.0,0.0</text:p>
      <text:p text:style-name="Preformatted_20_Text">9169,03/27/2020,,Fiji,2020-03-27 23:27:48,5.0,0.0,0.0</text:p>
      <text:p text:style-name="Preformatted_20_Text">9170,03/27/2020,,Finland,2020-03-27 23:27:48,1041.0,7.0,10.0</text:p>
      <text:p text:style-name="Preformatted_20_Text">9171,03/27/2020,,France,2020-03-27 23:27:48,32964.0,1995.0,5700.0</text:p>
      <text:p text:style-name="Preformatted_20_Text">9172,03/27/2020,,Gabon,2020-03-27 23:27:48,7.0,1.0,0.0</text:p>
      <text:p text:style-name="Preformatted_20_Text">9173,03/27/2020,,Gambia,2020-03-27 23:27:48,3.0,1.0,0.0</text:p>
      <text:p text:style-name="Preformatted_20_Text">9174,03/27/2020,,Georgia,2020-03-27 23:27:48,83.0,0.0,14.0</text:p>
      <text:p text:style-name="Preformatted_20_Text">9175,03/27/2020,,Germany,2020-03-27 23:27:48,50871.0,342.0,6658.0</text:p>
      <text:p text:style-name="Preformatted_20_Text">9176,03/27/2020,,Ghana,2020-03-27 23:27:48,137.0,4.0,2.0</text:p>
      <text:p text:style-name="Preformatted_20_Text">9177,03/27/2020,,Greece,2020-03-27 23:27:48,966.0,28.0,52.0</text:p>
      <text:p text:style-name="Preformatted_20_Text">9178,03/27/2020,,Grenada,2020-03-27 23:27:48,7.0,0.0,0.0</text:p>
      <text:p text:style-name="Preformatted_20_Text">9179,03/27/2020,,Guatemala,2020-03-27 23:27:48,28.0,1.0,4.0</text:p>
      <text:p text:style-name="Preformatted_20_Text">9180,03/27/2020,,Guinea,2020-03-27 23:27:48,8.0,0.0,0.0</text:p>
      <text:p text:style-name="Preformatted_20_Text">9181,03/27/2020,,Guinea-Bissau,2020-03-27 23:27:48,2.0,0.0,0.0</text:p>
      <text:p text:style-name="Preformatted_20_Text">9182,03/27/2020,,Guyana,2020-03-27 23:27:48,5.0,1.0,0.0</text:p>
      <text:p text:style-name="Preformatted_20_Text">9183,03/27/2020,,Haiti,2020-03-27 23:27:48,8.0,0.0,0.0</text:p>
      <text:p text:style-name="Preformatted_20_Text">9184,03/27/2020,,Holy See,2020-03-27 23:27:48,4.0,0.0,0.0</text:p>
      <text:p text:style-name="Preformatted_20_Text">9185,03/27/2020,,Honduras,2020-03-27 23:27:48,68.0,1.0,0.0</text:p>
      <text:p text:style-name="Preformatted_20_Text">9186,03/27/2020,,Hungary,2020-03-27 23:27:48,300.0,10.0,34.0</text:p>
      <text:p text:style-name="Preformatted_20_Text"><text:soft-page-break/>9187,03/27/2020,,Iceland,2020-03-27 23:27:48,890.0,2.0,97.0</text:p>
      <text:p text:style-name="Preformatted_20_Text">9188,03/27/2020,,India,2020-03-27 23:27:48,887.0,20.0,73.0</text:p>
      <text:p text:style-name="Preformatted_20_Text">9189,03/27/2020,,Indonesia,2020-03-27 23:27:48,1046.0,87.0,46.0</text:p>
      <text:p text:style-name="Preformatted_20_Text">9190,03/27/2020,,Iran,2020-03-27 23:27:48,32332.0,2378.0,11133.0</text:p>
      <text:p text:style-name="Preformatted_20_Text">9191,03/27/2020,,Iraq,2020-03-27 23:27:48,458.0,40.0,122.0</text:p>
      <text:p text:style-name="Preformatted_20_Text">9192,03/27/2020,,Ireland,2020-03-27 23:27:48,2121.0,22.0,5.0</text:p>
      <text:p text:style-name="Preformatted_20_Text">9193,03/27/2020,,Israel,2020-03-27 23:27:48,3035.0,12.0,79.0</text:p>
      <text:p text:style-name="Preformatted_20_Text">9194,03/27/2020,,Italy,2020-03-27 23:27:48,86498.0,9134.0,10950.0</text:p>
      <text:p text:style-name="Preformatted_20_Text">9195,03/27/2020,,Ivory Coast,2020-03-27 23:27:48,101.0,0.0,3.0</text:p>
      <text:p text:style-name="Preformatted_20_Text">9196,03/27/2020,,Jamaica,2020-03-27 23:27:48,26.0,1.0,2.0</text:p>
      <text:p text:style-name="Preformatted_20_Text">9197,03/27/2020,,Japan,2020-03-27 23:27:48,1468.0,49.0,372.0</text:p>
      <text:p text:style-name="Preformatted_20_Text">9198,03/27/2020,,Jordan,2020-03-27 23:27:48,235.0,1.0,18.0</text:p>
      <text:p text:style-name="Preformatted_20_Text">9199,03/27/2020,,Kazakhstan,2020-03-27 23:27:48,150.0,1.0,3.0</text:p>
      <text:p text:style-name="Preformatted_20_Text">9200,03/27/2020,,Kenya,2020-03-27 23:27:48,31.0,1.0,1.0</text:p>
      <text:p text:style-name="Preformatted_20_Text">9201,03/27/2020,,Kosovo,2020-03-27 23:27:48,86.0,1.0,1.0</text:p>
      <text:p text:style-name="Preformatted_20_Text">9202,03/27/2020,,Kuwait,2020-03-27 23:27:48,225.0,0.0,57.0</text:p>
      <text:p text:style-name="Preformatted_20_Text">9203,03/27/2020,,Kyrgyzstan,2020-03-27 23:27:48,58.0,0.0,0.0</text:p>
      <text:p text:style-name="Preformatted_20_Text">9204,03/27/2020,,Laos,2020-03-27 23:27:48,6.0,0.0,0.0</text:p>
      <text:p text:style-name="Preformatted_20_Text">9205,03/27/2020,,Latvia,2020-03-27 23:27:48,280.0,0.0,1.0</text:p>
      <text:p text:style-name="Preformatted_20_Text">9206,03/27/2020,,Lebanon,2020-03-27 23:27:48,391.0,8.0,27.0</text:p>
      <text:p text:style-name="Preformatted_20_Text">9207,03/27/2020,,Liberia,2020-03-27 23:27:48,3.0,0.0,0.0</text:p>
      <text:p text:style-name="Preformatted_20_Text">9208,03/27/2020,,Libya,2020-03-27 23:27:48,1.0,0.0,0.0</text:p>
      <text:p text:style-name="Preformatted_20_Text">9209,03/27/2020,,Liechtenstein,2020-03-27 23:27:48,56.0,0.0,0.0</text:p>
      <text:p text:style-name="Preformatted_20_Text">9210,03/27/2020,,Lithuania,2020-03-27 23:27:48,358.0,5.0,1.0</text:p>
      <text:p text:style-name="Preformatted_20_Text">9211,03/27/2020,,Luxembourg,2020-03-27 23:27:48,1605.0,15.0,40.0</text:p>
      <text:p text:style-name="Preformatted_20_Text">9212,03/27/2020,,Madagascar,2020-03-27 23:27:48,26.0,0.0,0.0</text:p>
      <text:p text:style-name="Preformatted_20_Text">9213,03/27/2020,,Malaysia,2020-03-27 23:27:48,2161.0,26.0,259.0</text:p>
      <text:p text:style-name="Preformatted_20_Text">9214,03/27/2020,,Maldives,2020-03-27 23:27:48,16.0,0.0,9.0</text:p>
      <text:p text:style-name="Preformatted_20_Text">9215,03/27/2020,,Mali,2020-03-27 23:27:48,11.0,0.0,0.0</text:p>
      <text:p text:style-name="Preformatted_20_Text">9216,03/27/2020,,Malta,2020-03-27 23:27:48,139.0,0.0,2.0</text:p>
      <text:p text:style-name="Preformatted_20_Text">9217,03/27/2020,,Mauritania,2020-03-27 23:27:48,3.0,0.0,0.0</text:p>
      <text:p text:style-name="Preformatted_20_Text">9218,03/27/2020,,Mauritius,2020-03-27 23:27:48,94.0,2.0,0.0</text:p>
      <text:p text:style-name="Preformatted_20_Text">9219,03/27/2020,,Mexico,2020-03-27 23:27:48,585.0,8.0,4.0</text:p>
      <text:p text:style-name="Preformatted_20_Text">9220,03/27/2020,,Moldova,2020-03-27 23:27:48,199.0,2.0,2.0</text:p>
      <text:p text:style-name="Preformatted_20_Text">9221,03/27/2020,,Monaco,2020-03-27 23:27:48,42.0,0.0,1.0</text:p>
      <text:p text:style-name="Preformatted_20_Text">9222,03/27/2020,,Mongolia,2020-03-27 23:27:48,11.0,0.0,0.0</text:p>
      <text:p text:style-name="Preformatted_20_Text">9223,03/27/2020,,Montenegro,2020-03-27 23:27:48,82.0,1.0,0.0</text:p>
      <text:p text:style-name="Preformatted_20_Text">9224,03/27/2020,,Morocco,2020-03-27 23:27:48,345.0,23.0,11.0</text:p>
      <text:p text:style-name="Preformatted_20_Text">9225,03/27/2020,,Mozambique,2020-03-27 23:27:48,7.0,0.0,0.0</text:p>
      <text:p text:style-name="Preformatted_20_Text">9226,03/27/2020,,Namibia,2020-03-27 23:27:48,8.0,0.0,2.0</text:p>
      <text:p text:style-name="Preformatted_20_Text">9227,03/27/2020,,Nepal,2020-03-27 23:27:48,4.0,0.0,1.0</text:p>
      <text:p text:style-name="Preformatted_20_Text">9228,03/27/2020,,Netherlands,2020-03-27 23:27:48,8603.0,546.0,3.0</text:p>
      <text:p text:style-name="Preformatted_20_Text">9229,03/27/2020,,New Zealand,2020-03-27 23:27:48,368.0,0.0,37.0</text:p>
      <text:p text:style-name="Preformatted_20_Text">9230,03/27/2020,,Nicaragua,2020-03-27 23:27:48,2.0,1.0,0.0</text:p>
      <text:p text:style-name="Preformatted_20_Text">9231,03/27/2020,,Niger,2020-03-27 23:27:48,10.0,1.0,0.0</text:p>
      <text:p text:style-name="Preformatted_20_Text">9232,03/27/2020,,Nigeria,2020-03-27 23:27:48,70.0,1.0,3.0</text:p>
      <text:p text:style-name="Preformatted_20_Text">9233,03/27/2020,,North Macedonia,2020-03-27 23:27:48,219.0,3.0,3.0</text:p>
      <text:p text:style-name="Preformatted_20_Text">9234,03/27/2020,,Norway,2020-03-27 23:27:48,3755.0,19.0,6.0</text:p>
      <text:p text:style-name="Preformatted_20_Text">9235,03/27/2020,,Oman,2020-03-27 23:27:48,131.0,0.0,23.0</text:p>
      <text:p text:style-name="Preformatted_20_Text">9236,03/27/2020,,Pakistan,2020-03-27 23:27:48,1373.0,11.0,23.0</text:p>
      <text:p text:style-name="Preformatted_20_Text">9237,03/27/2020,,Panama,2020-03-27 23:27:48,674.0,9.0,2.0</text:p>
      <text:p text:style-name="Preformatted_20_Text">9238,03/27/2020,,Papua New Guinea,2020-03-27 23:27:48,1.0,0.0,0.0</text:p>
      <text:p text:style-name="Preformatted_20_Text">9239,03/27/2020,,Paraguay,2020-03-27 23:27:48,52.0,3.0,1.0</text:p>
      <text:p text:style-name="Preformatted_20_Text">9240,03/27/2020,,Peru,2020-03-27 23:27:48,635.0,11.0,16.0</text:p>
      <text:p text:style-name="Preformatted_20_Text">9241,03/27/2020,,Philippines,2020-03-27 23:27:48,803.0,54.0,31.0</text:p>
      <text:p text:style-name="Preformatted_20_Text">9242,03/27/2020,,Poland,2020-03-27 23:27:48,1389.0,16.0,7.0</text:p>
      <text:p text:style-name="Preformatted_20_Text">9243,03/27/2020,,Portugal,2020-03-27 23:27:48,4268.0,76.0,43.0</text:p>
      <text:p text:style-name="Preformatted_20_Text">9244,03/27/2020,,Qatar,2020-03-27 23:27:48,562.0,0.0,43.0</text:p>
      <text:p text:style-name="Preformatted_20_Text">9245,03/27/2020,,Romania,2020-03-27 23:27:48,1292.0,26.0,115.0</text:p>
      <text:p text:style-name="Preformatted_20_Text">9246,03/27/2020,,Russia,2020-03-27 23:27:48,1036.0,4.0,45.0</text:p>
      <text:p text:style-name="Preformatted_20_Text">9247,03/27/2020,,Rwanda,2020-03-27 23:27:48,54.0,0.0,0.0</text:p>
      <text:p text:style-name="Preformatted_20_Text">9248,03/27/2020,,Saint Kitts and Nevis,2020-03-27 23:27:48,2.0,0.0,0.0</text:p>
      <text:p text:style-name="Preformatted_20_Text">9249,03/27/2020,,Saint Lucia,2020-03-27 23:27:48,3.0,0.0,1.0</text:p>
      <text:p text:style-name="Preformatted_20_Text"><text:soft-page-break/>9250,03/27/2020,,Saint Vincent and the Grenadines,2020-03-27 23:27:48,1.0,0.0,0.0</text:p>
      <text:p text:style-name="Preformatted_20_Text">9251,03/27/2020,,San Marino,2020-03-27 23:27:48,223.0,21.0,4.0</text:p>
      <text:p text:style-name="Preformatted_20_Text">9252,03/27/2020,,Saudi Arabia,2020-03-27 23:27:48,1104.0,3.0,35.0</text:p>
      <text:p text:style-name="Preformatted_20_Text">9253,03/27/2020,,Senegal,2020-03-27 23:27:48,119.0,0.0,11.0</text:p>
      <text:p text:style-name="Preformatted_20_Text">9254,03/27/2020,,Serbia,2020-03-27 23:27:48,457.0,1.0,0.0</text:p>
      <text:p text:style-name="Preformatted_20_Text">9255,03/27/2020,,Seychelles,2020-03-27 23:27:48,7.0,0.0,0.0</text:p>
      <text:p text:style-name="Preformatted_20_Text">9256,03/27/2020,,Singapore,2020-03-27 23:27:48,732.0,2.0,183.0</text:p>
      <text:p text:style-name="Preformatted_20_Text">9257,03/27/2020,,Slovakia,2020-03-27 23:27:48,269.0,0.0,2.0</text:p>
      <text:p text:style-name="Preformatted_20_Text">9258,03/27/2020,,Slovenia,2020-03-27 23:27:48,632.0,9.0,10.0</text:p>
      <text:p text:style-name="Preformatted_20_Text">9259,03/27/2020,,Somalia,2020-03-27 23:27:48,3.0,0.0,0.0</text:p>
      <text:p text:style-name="Preformatted_20_Text">9260,03/27/2020,,South Africa,2020-03-27 23:27:48,1170.0,1.0,31.0</text:p>
      <text:p text:style-name="Preformatted_20_Text">9261,03/27/2020,,South Korea,2020-03-27 23:27:48,9332.0,139.0,4528.0</text:p>
      <text:p text:style-name="Preformatted_20_Text">9262,03/27/2020,,Spain,2020-03-27 23:27:48,65719.0,5138.0,9357.0</text:p>
      <text:p text:style-name="Preformatted_20_Text">9263,03/27/2020,,Sri Lanka,2020-03-27 23:27:48,106.0,0.0,7.0</text:p>
      <text:p text:style-name="Preformatted_20_Text">9264,03/27/2020,,Sudan,2020-03-27 23:27:48,3.0,1.0,0.0</text:p>
      <text:p text:style-name="Preformatted_20_Text">9265,03/27/2020,,Suriname,2020-03-27 23:27:48,8.0,0.0,0.0</text:p>
      <text:p text:style-name="Preformatted_20_Text">9266,03/27/2020,,Sweden,2020-03-27 23:27:48,3069.0,105.0,16.0</text:p>
      <text:p text:style-name="Preformatted_20_Text">9267,03/27/2020,,Switzerland,2020-03-27 23:27:48,12928.0,231.0,1530.0</text:p>
      <text:p text:style-name="Preformatted_20_Text">9268,03/27/2020,,Syria,2020-03-27 23:27:48,5.0,0.0,0.0</text:p>
      <text:p text:style-name="Preformatted_20_Text">9269,03/27/2020,,Taiwan,2020-03-27 23:27:48,267.0,2.0,29.0</text:p>
      <text:p text:style-name="Preformatted_20_Text">9270,03/27/2020,,Tanzania,2020-03-27 23:27:48,13.0,0.0,1.0</text:p>
      <text:p text:style-name="Preformatted_20_Text">9271,03/27/2020,,Thailand,2020-03-27 23:27:48,1136.0,5.0,97.0</text:p>
      <text:p text:style-name="Preformatted_20_Text">9272,03/27/2020,,Timor-Leste,2020-03-27 23:27:48,1.0,0.0,0.0</text:p>
      <text:p text:style-name="Preformatted_20_Text">9273,03/27/2020,,Togo,2020-03-27 23:27:48,25.0,1.0,1.0</text:p>
      <text:p text:style-name="Preformatted_20_Text">9274,03/27/2020,,Trinidad and Tobago,2020-03-27 23:27:48,66.0,2.0,1.0</text:p>
      <text:p text:style-name="Preformatted_20_Text">9275,03/27/2020,,Tunisia,2020-03-27 23:27:48,227.0,6.0,2.0</text:p>
      <text:p text:style-name="Preformatted_20_Text">9276,03/27/2020,,Turkey,2020-03-27 23:27:48,5698.0,92.0,42.0</text:p>
      <text:p text:style-name="Preformatted_20_Text">9277,03/27/2020,,UK,2020-03-27 23:27:48,14543.0,759.0,135.0</text:p>
      <text:p text:style-name="Preformatted_20_Text">9278,03/27/2020,,Uganda,2020-03-27 23:27:48,23.0,0.0,0.0</text:p>
      <text:p text:style-name="Preformatted_20_Text">9279,03/27/2020,,Ukraine,2020-03-27 23:27:48,310.0,5.0,5.0</text:p>
      <text:p text:style-name="Preformatted_20_Text">9280,03/27/2020,,United Arab Emirates,2020-03-27 23:27:48,405.0,2.0,52.0</text:p>
      <text:p text:style-name="Preformatted_20_Text">9281,03/27/2020,,Uruguay,2020-03-27 23:27:48,238.0,0.0,0.0</text:p>
      <text:p text:style-name="Preformatted_20_Text">9282,03/27/2020,,Uzbekistan,2020-03-27 23:27:48,88.0,1.0,5.0</text:p>
      <text:p text:style-name="Preformatted_20_Text">9283,03/27/2020,,Venezuela,2020-03-27 23:27:48,107.0,1.0,31.0</text:p>
      <text:p text:style-name="Preformatted_20_Text">9284,03/27/2020,,Vietnam,2020-03-27 23:27:48,163.0,0.0,20.0</text:p>
      <text:p text:style-name="Preformatted_20_Text">9285,03/27/2020,,West Bank and Gaza,2020-03-27 23:27:48,91.0,1.0,17.0</text:p>
      <text:p text:style-name="Preformatted_20_Text">9286,03/27/2020,,Zambia,2020-03-27 23:27:48,22.0,0.0,0.0</text:p>
      <text:p text:style-name="Preformatted_20_Text">9287,03/27/2020,,Zimbabwe,2020-03-27 23:27:48,5.0,1.0,0.0</text:p>
      <text:p text:style-name="Preformatted_20_Text">9288,03/27/2020,Alabama,US,2020-03-27 23:27:48,587.0,4.0,0.0</text:p>
      <text:p text:style-name="Preformatted_20_Text">9289,03/27/2020,Alaska,US,2020-03-27 23:27:48,58.0,1.0,0.0</text:p>
      <text:p text:style-name="Preformatted_20_Text">9290,03/27/2020,Alberta,Canada,2020-03-27 23:27:48,542.0,2.0,0.0</text:p>
      <text:p text:style-name="Preformatted_20_Text">9291,03/27/2020,American Samoa,US,2020-03-27 23:27:48,0.0,0.0,0.0</text:p>
      <text:p text:style-name="Preformatted_20_Text">9292,03/27/2020,Anhui,Mainland China,2020-03-27 23:27:48,990.0,6.0,984.0</text:p>
      <text:p text:style-name="Preformatted_20_Text">9293,03/27/2020,Arizona,US,2020-03-27 23:27:48,665.0,13.0,0.0</text:p>
      <text:p text:style-name="Preformatted_20_Text">9294,03/27/2020,Arkansas,US,2020-03-27 23:27:48,381.0,3.0,0.0</text:p>
      <text:p text:style-name="Preformatted_20_Text">9295,03/27/2020,Aruba,Netherlands,2020-03-27 23:27:48,33.0,0.0,1.0</text:p>
      <text:p text:style-name="Preformatted_20_Text">9296,03/27/2020,Australian Capital Territory,Australia,2020-03-27 23:27:48,62.0,0.0,1.0</text:p>
      <text:p text:style-name="Preformatted_20_Text">9297,03/27/2020,Beijing,Mainland China,2020-03-27 23:27:48,569.0,8.0,408.0</text:p>
      <text:p text:style-name="Preformatted_20_Text">9298,03/27/2020,Bermuda,UK,2020-03-27 23:27:48,17.0,0.0,2.0</text:p>
      <text:p text:style-name="Preformatted_20_Text">9299,03/27/2020,British Columbia,Canada,2020-03-27 23:27:48,725.0,14.0,0.0</text:p>
      <text:p text:style-name="Preformatted_20_Text">9300,03/27/2020,California,US,2020-03-27 23:27:48,4657.0,94.0,0.0</text:p>
      <text:p text:style-name="Preformatted_20_Text">9301,03/27/2020,Cayman Islands,UK,2020-03-27 23:27:48,8.0,1.0,0.0</text:p>
      <text:p text:style-name="Preformatted_20_Text">9302,03/27/2020,Channel Islands,UK,2020-03-27 23:27:48,88.0,1.0,0.0</text:p>
      <text:p text:style-name="Preformatted_20_Text">9303,03/27/2020,Chongqing,Mainland China,2020-03-27 23:27:48,578.0,6.0,570.0</text:p>
      <text:p text:style-name="Preformatted_20_Text">9304,03/27/2020,Colorado,US,2020-03-27 23:27:48,1433.0,27.0,0.0</text:p>
      <text:p text:style-name="Preformatted_20_Text">9305,03/27/2020,Connecticut,US,2020-03-27 23:27:48,1291.0,27.0,0.0</text:p>
      <text:p text:style-name="Preformatted_20_Text">9306,03/27/2020,Curacao,Netherlands,2020-03-27 23:27:48,8.0,1.0,2.0</text:p>
      <text:p text:style-name="Preformatted_20_Text">9307,03/27/2020,Delaware,US,2020-03-27 23:27:48,163.0,2.0,0.0</text:p>
      <text:p text:style-name="Preformatted_20_Text">9308,03/27/2020,Diamond Princess cruise ship,Canada,2020-03-27 23:27:48,0.0,1.0,0.0</text:p>
      <text:p text:style-name="Preformatted_20_Text">9309,03/27/2020,Diamond Princess cruise ship,US,2020-03-27 23:27:48,49.0,0.0,0.0</text:p>
      <text:p text:style-name="Preformatted_20_Text">9310,03/27/2020,District of Columbia,US,2020-03-27 23:27:48,271.0,3.0,0.0</text:p>
      <text:p text:style-name="Preformatted_20_Text"><text:soft-page-break/>9311,03/27/2020,Faroe Islands,Denmark,2020-03-27 23:27:48,144.0,0.0,54.0</text:p>
      <text:p text:style-name="Preformatted_20_Text">9312,03/27/2020,Florida,US,2020-03-27 23:27:48,2900.0,35.0,0.0</text:p>
      <text:p text:style-name="Preformatted_20_Text">9313,03/27/2020,French Guiana,France,2020-03-27 23:27:48,28.0,0.0,6.0</text:p>
      <text:p text:style-name="Preformatted_20_Text">9314,03/27/2020,French Polynesia,France,2020-03-27 23:27:48,30.0,0.0,0.0</text:p>
      <text:p text:style-name="Preformatted_20_Text">9315,03/27/2020,Fujian,Mainland China,2020-03-27 23:27:48,331.0,1.0,295.0</text:p>
      <text:p text:style-name="Preformatted_20_Text">9316,03/27/2020,Gansu,Mainland China,2020-03-27 23:27:48,136.0,2.0,123.0</text:p>
      <text:p text:style-name="Preformatted_20_Text">9317,03/27/2020,Georgia,US,2020-03-27 23:27:48,2000.0,64.0,0.0</text:p>
      <text:p text:style-name="Preformatted_20_Text">9318,03/27/2020,Gibraltar,UK,2020-03-27 23:27:48,55.0,0.0,14.0</text:p>
      <text:p text:style-name="Preformatted_20_Text">9319,03/27/2020,Grand Princess,Canada,2020-03-27 23:27:48,13.0,0.0,0.0</text:p>
      <text:p text:style-name="Preformatted_20_Text">9320,03/27/2020,Grand Princess,US,2020-03-27 23:27:48,28.0,3.0,0.0</text:p>
      <text:p text:style-name="Preformatted_20_Text">9321,03/27/2020,Greenland,Denmark,2020-03-27 23:27:48,10.0,0.0,2.0</text:p>
      <text:p text:style-name="Preformatted_20_Text">9322,03/27/2020,Guadeloupe,France,2020-03-27 23:27:48,73.0,1.0,0.0</text:p>
      <text:p text:style-name="Preformatted_20_Text">9323,03/27/2020,Guam,US,2020-03-27 23:27:48,51.0,1.0,0.0</text:p>
      <text:p text:style-name="Preformatted_20_Text">9324,03/27/2020,Guangdong,Mainland China,2020-03-27 23:27:48,1456.0,8.0,1337.0</text:p>
      <text:p text:style-name="Preformatted_20_Text">9325,03/27/2020,Guangxi,Mainland China,2020-03-27 23:27:48,254.0,2.0,250.0</text:p>
      <text:p text:style-name="Preformatted_20_Text">9326,03/27/2020,Guizhou,Mainland China,2020-03-27 23:27:48,146.0,2.0,144.0</text:p>
      <text:p text:style-name="Preformatted_20_Text">9327,03/27/2020,Hainan,Mainland China,2020-03-27 23:27:48,168.0,6.0,162.0</text:p>
      <text:p text:style-name="Preformatted_20_Text">9328,03/27/2020,Hawaii,US,2020-03-27 23:27:48,106.0,0.0,0.0</text:p>
      <text:p text:style-name="Preformatted_20_Text">9329,03/27/2020,Hebei,Mainland China,2020-03-27 23:27:48,319.0,6.0,310.0</text:p>
      <text:p text:style-name="Preformatted_20_Text">9330,03/27/2020,Heilongjiang,Mainland China,2020-03-27 23:27:48,484.0,13.0,469.0</text:p>
      <text:p text:style-name="Preformatted_20_Text">9331,03/27/2020,Henan,Mainland China,2020-03-27 23:27:48,1275.0,22.0,1250.0</text:p>
      <text:p text:style-name="Preformatted_20_Text">9332,03/27/2020,Hong Kong,Hong Kong,2020-03-27 23:27:48,519.0,4.0,110.0</text:p>
      <text:p text:style-name="Preformatted_20_Text">9333,03/27/2020,Hubei,Mainland China,2020-03-27 23:27:48,67801.0,3174.0,61732.0</text:p>
      <text:p text:style-name="Preformatted_20_Text">9334,03/27/2020,Hunan,Mainland China,2020-03-27 23:27:48,1018.0,4.0,1014.0</text:p>
      <text:p text:style-name="Preformatted_20_Text">9335,03/27/2020,Idaho,US,2020-03-27 23:27:48,205.0,3.0,0.0</text:p>
      <text:p text:style-name="Preformatted_20_Text">9336,03/27/2020,Illinois,US,2020-03-27 23:27:48,3024.0,34.0,0.0</text:p>
      <text:p text:style-name="Preformatted_20_Text">9337,03/27/2020,Indiana,US,2020-03-27 23:27:48,979.0,25.0,0.0</text:p>
      <text:p text:style-name="Preformatted_20_Text">9338,03/27/2020,Inner Mongolia,Mainland China,2020-03-27 23:27:48,92.0,1.0,74.0</text:p>
      <text:p text:style-name="Preformatted_20_Text">9339,03/27/2020,Iowa,US,2020-03-27 23:27:48,235.0,3.0,0.0</text:p>
      <text:p text:style-name="Preformatted_20_Text">9340,03/27/2020,Isle of Man,UK,2020-03-27 23:27:48,29.0,0.0,0.0</text:p>
      <text:p text:style-name="Preformatted_20_Text">9341,03/27/2020,Jiangsu,Mainland China,2020-03-27 23:27:48,641.0,0.0,631.0</text:p>
      <text:p text:style-name="Preformatted_20_Text">9342,03/27/2020,Jiangxi,Mainland China,2020-03-27 23:27:48,936.0,1.0,934.0</text:p>
      <text:p text:style-name="Preformatted_20_Text">9343,03/27/2020,Jilin,Mainland China,2020-03-27 23:27:48,95.0,1.0,92.0</text:p>
      <text:p text:style-name="Preformatted_20_Text">9344,03/27/2020,Kansas,US,2020-03-27 23:27:48,206.0,4.0,0.0</text:p>
      <text:p text:style-name="Preformatted_20_Text">9345,03/27/2020,Kentucky,US,2020-03-27 23:27:48,301.0,7.0,0.0</text:p>
      <text:p text:style-name="Preformatted_20_Text">9346,03/27/2020,Liaoning,Mainland China,2020-03-27 23:27:48,128.0,2.0,124.0</text:p>
      <text:p text:style-name="Preformatted_20_Text">9347,03/27/2020,Louisiana,US,2020-03-27 23:27:48,2744.0,119.0,0.0</text:p>
      <text:p text:style-name="Preformatted_20_Text">9348,03/27/2020,Macau,Macau,2020-03-27 23:27:48,33.0,0.0,10.0</text:p>
      <text:p text:style-name="Preformatted_20_Text">9349,03/27/2020,Maine,US,2020-03-27 23:27:48,168.0,1.0,0.0</text:p>
      <text:p text:style-name="Preformatted_20_Text">9350,03/27/2020,Manitoba,Canada,2020-03-27 23:27:48,39.0,1.0,0.0</text:p>
      <text:p text:style-name="Preformatted_20_Text">9351,03/27/2020,Martinique,France,2020-03-27 23:27:48,81.0,1.0,0.0</text:p>
      <text:p text:style-name="Preformatted_20_Text">9352,03/27/2020,Maryland,US,2020-03-27 23:27:48,775.0,5.0,0.0</text:p>
      <text:p text:style-name="Preformatted_20_Text">9353,03/27/2020,Massachusetts,US,2020-03-27 23:27:48,3240.0,35.0,0.0</text:p>
      <text:p text:style-name="Preformatted_20_Text">9354,03/27/2020,Mayotte,France,2020-03-27 23:27:48,50.0,0.0,0.0</text:p>
      <text:p text:style-name="Preformatted_20_Text">9355,03/27/2020,Michigan,US,2020-03-27 23:27:48,3634.0,92.0,0.0</text:p>
      <text:p text:style-name="Preformatted_20_Text">9356,03/27/2020,Minnesota,US,2020-03-27 23:27:48,396.0,4.0,0.0</text:p>
      <text:p text:style-name="Preformatted_20_Text">9357,03/27/2020,Mississippi,US,2020-03-27 23:27:48,579.0,8.0,0.0</text:p>
      <text:p text:style-name="Preformatted_20_Text">9358,03/27/2020,Missouri,US,2020-03-27 23:27:48,666.0,9.0,0.0</text:p>
      <text:p text:style-name="Preformatted_20_Text">9359,03/27/2020,Montana,US,2020-03-27 23:27:48,109.0,1.0,0.0</text:p>
      <text:p text:style-name="Preformatted_20_Text">9360,03/27/2020,Montserrat,UK,2020-03-27 23:27:48,5.0,0.0,0.0</text:p>
      <text:p text:style-name="Preformatted_20_Text">9361,03/27/2020,Nebraska,US,2020-03-27 23:27:48,82.0,0.0,0.0</text:p>
      <text:p text:style-name="Preformatted_20_Text">9362,03/27/2020,Nevada,US,2020-03-27 23:27:48,536.0,10.0,0.0</text:p>
      <text:p text:style-name="Preformatted_20_Text">9363,03/27/2020,New Brunswick,Canada,2020-03-27 23:27:48,45.0,0.0,0.0</text:p>
      <text:p text:style-name="Preformatted_20_Text">9364,03/27/2020,New Caledonia,France,2020-03-27 23:27:48,15.0,0.0,0.0</text:p>
      <text:p text:style-name="Preformatted_20_Text">9365,03/27/2020,New Hampshire,US,2020-03-27 23:27:48,158.0,1.0,0.0</text:p>
      <text:p text:style-name="Preformatted_20_Text">9366,03/27/2020,New Jersey,US,2020-03-27 23:27:48,8825.0,108.0,0.0</text:p>
      <text:p text:style-name="Preformatted_20_Text">9367,03/27/2020,New Mexico,US,2020-03-27 23:27:48,136.0,1.0,0.0</text:p>
      <text:p text:style-name="Preformatted_20_Text">9368,03/27/2020,New South Wales,Australia,2020-03-27 23:27:48,1405.0,7.0,4.0</text:p>
      <text:p text:style-name="Preformatted_20_Text">9369,03/27/2020,New York,US,2020-03-27 23:27:48,44876.0,527.0,0.0</text:p>
      <text:p text:style-name="Preformatted_20_Text">9370,03/27/2020,Newfoundland and Labrador,Canada,2020-03-27 23:27:48,102.0,0.0,0.0</text:p>
      <text:p text:style-name="Preformatted_20_Text">9371,03/27/2020,Ningxia,Mainland China,2020-03-27 23:27:48,75.0,0.0,75.0</text:p>
      <text:p text:style-name="Preformatted_20_Text">9372,03/27/2020,North Carolina,US,2020-03-27 23:27:48,887.0,4.0,0.0</text:p>
      <text:p text:style-name="Preformatted_20_Text">9373,03/27/2020,North Dakota,US,2020-03-27 23:27:48,68.0,1.0,0.0</text:p>
      <text:p text:style-name="Preformatted_20_Text"><text:soft-page-break/>9374,03/27/2020,Northern Mariana Islands,US,2020-03-27 23:27:48,0.0,0.0,0.0</text:p>
      <text:p text:style-name="Preformatted_20_Text">9375,03/27/2020,Northern Territory,Australia,2020-03-27 23:27:48,12.0,0.0,0.0</text:p>
      <text:p text:style-name="Preformatted_20_Text">9376,03/27/2020,Northwest Territories,Canada,2020-03-27 23:27:48,1.0,0.0,0.0</text:p>
      <text:p text:style-name="Preformatted_20_Text">9377,03/27/2020,Nova Scotia,Canada,2020-03-27 23:27:48,90.0,0.0,0.0</text:p>
      <text:p text:style-name="Preformatted_20_Text">9378,03/27/2020,Ohio,US,2020-03-27 23:27:48,1137.0,19.0,0.0</text:p>
      <text:p text:style-name="Preformatted_20_Text">9379,03/27/2020,Oklahoma,US,2020-03-27 23:27:48,322.0,8.0,0.0</text:p>
      <text:p text:style-name="Preformatted_20_Text">9380,03/27/2020,Ontario,Canada,2020-03-27 23:27:48,994.0,18.0,0.0</text:p>
      <text:p text:style-name="Preformatted_20_Text">9381,03/27/2020,Oregon,US,2020-03-27 23:27:48,416.0,12.0,0.0</text:p>
      <text:p text:style-name="Preformatted_20_Text">9382,03/27/2020,Pennsylvania,US,2020-03-27 23:27:48,2345.0,22.0,0.0</text:p>
      <text:p text:style-name="Preformatted_20_Text">9383,03/27/2020,Prince Edward Island,Canada,2020-03-27 23:27:48,9.0,0.0,0.0</text:p>
      <text:p text:style-name="Preformatted_20_Text">9384,03/27/2020,Puerto Rico,US,2020-03-27 23:27:48,79.0,3.0,0.0</text:p>
      <text:p text:style-name="Preformatted_20_Text">9385,03/27/2020,Qinghai,Mainland China,2020-03-27 23:27:48,18.0,0.0,18.0</text:p>
      <text:p text:style-name="Preformatted_20_Text">9386,03/27/2020,Quebec,Canada,2020-03-27 23:27:48,2024.0,18.0,0.0</text:p>
      <text:p text:style-name="Preformatted_20_Text">9387,03/27/2020,Queensland,Australia,2020-03-27 23:27:48,555.0,1.0,8.0</text:p>
      <text:p text:style-name="Preformatted_20_Text">9388,03/27/2020,Recovered,Canada,2020-03-27 23:27:48,0.0,0.0,256.0</text:p>
      <text:p text:style-name="Preformatted_20_Text">9389,03/27/2020,Recovered,US,2020-03-27 23:27:48,0.0,0.0,869.0</text:p>
      <text:p text:style-name="Preformatted_20_Text">9390,03/27/2020,Reunion,France,2020-03-27 23:27:48,145.0,0.0,1.0</text:p>
      <text:p text:style-name="Preformatted_20_Text">9391,03/27/2020,Rhode Island,US,2020-03-27 23:27:48,203.0,0.0,0.0</text:p>
      <text:p text:style-name="Preformatted_20_Text">9392,03/27/2020,Saint Barthelemy,France,2020-03-27 23:27:48,5.0,0.0,0.0</text:p>
      <text:p text:style-name="Preformatted_20_Text">9393,03/27/2020,Saskatchewan,Canada,2020-03-27 23:27:48,95.0,0.0,0.0</text:p>
      <text:p text:style-name="Preformatted_20_Text">9394,03/27/2020,Shaanxi,Mainland China,2020-03-27 23:27:48,253.0,3.0,242.0</text:p>
      <text:p text:style-name="Preformatted_20_Text">9395,03/27/2020,Shandong,Mainland China,2020-03-27 23:27:48,772.0,7.0,752.0</text:p>
      <text:p text:style-name="Preformatted_20_Text">9396,03/27/2020,Shanghai,Mainland China,2020-03-27 23:27:48,468.0,5.0,334.0</text:p>
      <text:p text:style-name="Preformatted_20_Text">9397,03/27/2020,Shanxi,Mainland China,2020-03-27 23:27:48,135.0,0.0,133.0</text:p>
      <text:p text:style-name="Preformatted_20_Text">9398,03/27/2020,Sichuan,Mainland China,2020-03-27 23:27:48,548.0,3.0,536.0</text:p>
      <text:p text:style-name="Preformatted_20_Text">9399,03/27/2020,Sint Maarten,Netherlands,2020-03-27 23:27:48,3.0,0.0,0.0</text:p>
      <text:p text:style-name="Preformatted_20_Text">9400,03/27/2020,South Australia,Australia,2020-03-27 23:27:48,257.0,0.0,6.0</text:p>
      <text:p text:style-name="Preformatted_20_Text">9401,03/27/2020,South Carolina,US,2020-03-27 23:27:48,542.0,13.0,0.0</text:p>
      <text:p text:style-name="Preformatted_20_Text">9402,03/27/2020,South Dakota,US,2020-03-27 23:27:48,58.0,1.0,0.0</text:p>
      <text:p text:style-name="Preformatted_20_Text">9403,03/27/2020,St Martin,France,2020-03-27 23:27:48,11.0,0.0,0.0</text:p>
      <text:p text:style-name="Preformatted_20_Text">9404,03/27/2020,Tasmania,Australia,2020-03-27 23:27:48,47.0,0.0,3.0</text:p>
      <text:p text:style-name="Preformatted_20_Text">9405,03/27/2020,Tennessee,US,2020-03-27 23:27:48,1318.0,6.0,0.0</text:p>
      <text:p text:style-name="Preformatted_20_Text">9406,03/27/2020,Texas,US,2020-03-27 23:27:48,1937.0,26.0,0.0</text:p>
      <text:p text:style-name="Preformatted_20_Text">9407,03/27/2020,Tianjin,Mainland China,2020-03-27 23:27:48,155.0,3.0,133.0</text:p>
      <text:p text:style-name="Preformatted_20_Text">9408,03/27/2020,Tibet,Mainland China,2020-03-27 23:27:48,1.0,0.0,1.0</text:p>
      <text:p text:style-name="Preformatted_20_Text">9409,03/27/2020,Utah,US,2020-03-27 23:27:48,472.0,1.0,0.0</text:p>
      <text:p text:style-name="Preformatted_20_Text">9410,03/27/2020,Vermont,US,2020-03-27 23:27:48,184.0,10.0,0.0</text:p>
      <text:p text:style-name="Preformatted_20_Text">9411,03/27/2020,Victoria,Australia,2020-03-27 23:27:48,574.0,3.0,171.0</text:p>
      <text:p text:style-name="Preformatted_20_Text">9412,03/27/2020,Virgin Islands,US,2020-03-27 23:27:48,19.0,0.0,0.0</text:p>
      <text:p text:style-name="Preformatted_20_Text">9413,03/27/2020,Virginia,US,2020-03-27 23:27:48,607.0,10.0,0.0</text:p>
      <text:p text:style-name="Preformatted_20_Text">9414,03/27/2020,Washington,US,2020-03-27 23:27:48,3477.0,157.0,0.0</text:p>
      <text:p text:style-name="Preformatted_20_Text">9415,03/27/2020,West Virginia,US,2020-03-27 23:27:48,76.0,0.0,0.0</text:p>
      <text:p text:style-name="Preformatted_20_Text">9416,03/27/2020,Western Australia,Australia,2020-03-27 23:27:48,231.0,2.0,1.0</text:p>
      <text:p text:style-name="Preformatted_20_Text">9417,03/27/2020,Wisconsin,US,2020-03-27 23:27:48,926.0,14.0,0.0</text:p>
      <text:p text:style-name="Preformatted_20_Text">9418,03/27/2020,Wyoming,US,2020-03-27 23:27:48,70.0,0.0,0.0</text:p>
      <text:p text:style-name="Preformatted_20_Text">9419,03/27/2020,Xinjiang,Mainland China,2020-03-27 23:27:48,76.0,3.0,73.0</text:p>
      <text:p text:style-name="Preformatted_20_Text">9420,03/27/2020,Yukon,Canada,2020-03-27 23:27:48,3.0,0.0,0.0</text:p>
      <text:p text:style-name="Preformatted_20_Text">9421,03/27/2020,Yunnan,Mainland China,2020-03-27 23:27:48,180.0,2.0,172.0</text:p>
      <text:p text:style-name="Preformatted_20_Text">9422,03/27/2020,Zhejiang,Mainland China,2020-03-27 23:27:48,1247.0,1.0,1222.0</text:p>
      <text:p text:style-name="Preformatted_20_Text">9423,03/28/2020,,Afghanistan,3/8/20 5:31,110.0,4.0,2.0</text:p>
      <text:p text:style-name="Preformatted_20_Text">9424,03/28/2020,,Albania,3/8/20 5:31,197.0,10.0,31.0</text:p>
      <text:p text:style-name="Preformatted_20_Text">9425,03/28/2020,,Algeria,3/8/20 5:31,454.0,29.0,31.0</text:p>
      <text:p text:style-name="Preformatted_20_Text">9426,03/28/2020,,Andorra,3/8/20 5:31,308.0,3.0,1.0</text:p>
      <text:p text:style-name="Preformatted_20_Text">9427,03/28/2020,,Angola,3/8/20 5:31,5.0,0.0,0.0</text:p>
      <text:p text:style-name="Preformatted_20_Text">9428,03/28/2020,,Antigua and Barbuda,3/8/20 5:31,7.0,0.0,0.0</text:p>
      <text:p text:style-name="Preformatted_20_Text">9429,03/28/2020,,Argentina,3/8/20 5:31,690.0,18.0,72.0</text:p>
      <text:p text:style-name="Preformatted_20_Text">9430,03/28/2020,,Armenia,3/8/20 5:31,407.0,1.0,30.0</text:p>
      <text:p text:style-name="Preformatted_20_Text">9431,03/28/2020,,Austria,3/8/20 5:31,8271.0,68.0,225.0</text:p>
      <text:p text:style-name="Preformatted_20_Text">9432,03/28/2020,,Azerbaijan,3/8/20 5:31,182.0,4.0,15.0</text:p>
      <text:p text:style-name="Preformatted_20_Text">9433,03/28/2020,,Bahamas,3/8/20 5:31,10.0,0.0,1.0</text:p>
      <text:p text:style-name="Preformatted_20_Text">9434,03/28/2020,,Bahrain,3/8/20 5:31,476.0,4.0,265.0</text:p>
      <text:p text:style-name="Preformatted_20_Text">9435,03/28/2020,,Bangladesh,3/8/20 5:31,48.0,5.0,15.0</text:p>
      <text:p text:style-name="Preformatted_20_Text">9436,03/28/2020,,Barbados,3/8/20 5:31,26.0,0.0,0.0</text:p>
      <text:p text:style-name="Preformatted_20_Text">9437,03/28/2020,,Belarus,3/8/20 5:31,94.0,0.0,32.0</text:p>
      <text:p text:style-name="Preformatted_20_Text"><text:soft-page-break/>9438,03/28/2020,,Belgium,3/8/20 5:31,9134.0,353.0,1063.0</text:p>
      <text:p text:style-name="Preformatted_20_Text">9439,03/28/2020,,Belize,3/8/20 5:31,2.0,0.0,0.0</text:p>
      <text:p text:style-name="Preformatted_20_Text">9440,03/28/2020,,Benin,3/8/20 5:31,6.0,0.0,0.0</text:p>
      <text:p text:style-name="Preformatted_20_Text">9441,03/28/2020,,Bhutan,3/8/20 5:31,3.0,0.0,0.0</text:p>
      <text:p text:style-name="Preformatted_20_Text">9442,03/28/2020,,Bolivia,3/8/20 5:31,74.0,0.0,0.0</text:p>
      <text:p text:style-name="Preformatted_20_Text">9443,03/28/2020,,Bosnia and Herzegovina,3/8/20 5:31,258.0,5.0,5.0</text:p>
      <text:p text:style-name="Preformatted_20_Text">9444,03/28/2020,,Brazil,3/8/20 5:31,3904.0,111.0,6.0</text:p>
      <text:p text:style-name="Preformatted_20_Text">9445,03/28/2020,,Brunei,3/8/20 5:31,120.0,1.0,25.0</text:p>
      <text:p text:style-name="Preformatted_20_Text">9446,03/28/2020,,Bulgaria,3/8/20 5:31,331.0,7.0,11.0</text:p>
      <text:p text:style-name="Preformatted_20_Text">9447,03/28/2020,,Burkina Faso,3/8/20 5:31,207.0,11.0,21.0</text:p>
      <text:p text:style-name="Preformatted_20_Text">9448,03/28/2020,,Burma,3/8/20 5:31,8.0,0.0,0.0</text:p>
      <text:p text:style-name="Preformatted_20_Text">9449,03/28/2020,,Cabo Verde,3/8/20 5:31,5.0,1.0,0.0</text:p>
      <text:p text:style-name="Preformatted_20_Text">9450,03/28/2020,,Cambodia,3/8/20 5:31,99.0,0.0,13.0</text:p>
      <text:p text:style-name="Preformatted_20_Text">9451,03/28/2020,,Cameroon,3/8/20 5:31,91.0,2.0,2.0</text:p>
      <text:p text:style-name="Preformatted_20_Text">9452,03/28/2020,,Central African Republic,3/8/20 5:31,3.0,0.0,0.0</text:p>
      <text:p text:style-name="Preformatted_20_Text">9453,03/28/2020,,Chad,3/8/20 5:31,3.0,0.0,0.0</text:p>
      <text:p text:style-name="Preformatted_20_Text">9454,03/28/2020,,Chile,3/8/20 5:31,1909.0,6.0,61.0</text:p>
      <text:p text:style-name="Preformatted_20_Text">9455,03/28/2020,,Colombia,3/8/20 5:31,608.0,6.0,10.0</text:p>
      <text:p text:style-name="Preformatted_20_Text">9456,03/28/2020,,Congo (Brazzaville),3/8/20 5:31,4.0,0.0,0.0</text:p>
      <text:p text:style-name="Preformatted_20_Text">9457,03/28/2020,,Congo (Kinshasa),3/8/20 5:31,65.0,6.0,2.0</text:p>
      <text:p text:style-name="Preformatted_20_Text">9458,03/28/2020,,Costa Rica,3/8/20 5:31,295.0,2.0,3.0</text:p>
      <text:p text:style-name="Preformatted_20_Text">9459,03/28/2020,,Croatia,3/8/20 5:31,657.0,5.0,45.0</text:p>
      <text:p text:style-name="Preformatted_20_Text">9460,03/28/2020,,Cuba,3/8/20 5:31,119.0,3.0,4.0</text:p>
      <text:p text:style-name="Preformatted_20_Text">9461,03/28/2020,,Cyprus,3/8/20 5:31,179.0,5.0,15.0</text:p>
      <text:p text:style-name="Preformatted_20_Text">9462,03/28/2020,,Czech Republic,3/8/20 5:31,2631.0,11.0,11.0</text:p>
      <text:p text:style-name="Preformatted_20_Text">9463,03/28/2020,,Denmark,3/8/20 5:31,2201.0,65.0,1.0</text:p>
      <text:p text:style-name="Preformatted_20_Text">9464,03/28/2020,,Diamond Princess,3/8/20 5:31,712.0,10.0,597.0</text:p>
      <text:p text:style-name="Preformatted_20_Text">9465,03/28/2020,,Djibouti,3/8/20 5:31,14.0,0.0,0.0</text:p>
      <text:p text:style-name="Preformatted_20_Text">9466,03/28/2020,,Dominica,3/8/20 5:31,11.0,0.0,0.0</text:p>
      <text:p text:style-name="Preformatted_20_Text">9467,03/28/2020,,Dominican Republic,3/8/20 5:31,719.0,28.0,3.0</text:p>
      <text:p text:style-name="Preformatted_20_Text">9468,03/28/2020,,Ecuador,3/8/20 5:31,1823.0,48.0,3.0</text:p>
      <text:p text:style-name="Preformatted_20_Text">9469,03/28/2020,,Egypt,3/8/20 5:31,576.0,36.0,121.0</text:p>
      <text:p text:style-name="Preformatted_20_Text">9470,03/28/2020,,El Salvador,3/8/20 5:31,19.0,0.0,0.0</text:p>
      <text:p text:style-name="Preformatted_20_Text">9471,03/28/2020,,Equatorial Guinea,3/8/20 5:31,12.0,0.0,0.0</text:p>
      <text:p text:style-name="Preformatted_20_Text">9472,03/28/2020,,Eritrea,3/8/20 5:31,6.0,0.0,0.0</text:p>
      <text:p text:style-name="Preformatted_20_Text">9473,03/28/2020,,Estonia,3/8/20 5:31,645.0,1.0,20.0</text:p>
      <text:p text:style-name="Preformatted_20_Text">9474,03/28/2020,,Eswatini,3/8/20 5:31,9.0,0.0,0.0</text:p>
      <text:p text:style-name="Preformatted_20_Text">9475,03/28/2020,,Ethiopia,3/8/20 5:31,16.0,0.0,1.0</text:p>
      <text:p text:style-name="Preformatted_20_Text">9476,03/28/2020,,Fiji,3/8/20 5:31,5.0,0.0,0.0</text:p>
      <text:p text:style-name="Preformatted_20_Text">9477,03/28/2020,,Finland,3/8/20 5:31,1167.0,9.0,10.0</text:p>
      <text:p text:style-name="Preformatted_20_Text">9478,03/28/2020,,France,3/8/20 5:31,37575.0,2314.0,5700.0</text:p>
      <text:p text:style-name="Preformatted_20_Text">9479,03/28/2020,,Gabon,3/8/20 5:31,7.0,1.0,0.0</text:p>
      <text:p text:style-name="Preformatted_20_Text">9480,03/28/2020,,Gambia,3/8/20 5:31,3.0,1.0,0.0</text:p>
      <text:p text:style-name="Preformatted_20_Text">9481,03/28/2020,,Georgia,3/8/20 5:31,90.0,0.0,14.0</text:p>
      <text:p text:style-name="Preformatted_20_Text">9482,03/28/2020,,Germany,3/8/20 5:31,57695.0,433.0,8481.0</text:p>
      <text:p text:style-name="Preformatted_20_Text">9483,03/28/2020,,Ghana,3/8/20 5:31,141.0,5.0,2.0</text:p>
      <text:p text:style-name="Preformatted_20_Text">9484,03/28/2020,,Greece,3/8/20 5:31,1061.0,32.0,52.0</text:p>
      <text:p text:style-name="Preformatted_20_Text">9485,03/28/2020,,Grenada,3/8/20 5:31,7.0,0.0,0.0</text:p>
      <text:p text:style-name="Preformatted_20_Text">9486,03/28/2020,,Guatemala,3/8/20 5:31,34.0,1.0,10.0</text:p>
      <text:p text:style-name="Preformatted_20_Text">9487,03/28/2020,,Guinea,3/8/20 5:31,8.0,0.0,0.0</text:p>
      <text:p text:style-name="Preformatted_20_Text">9488,03/28/2020,,Guinea-Bissau,3/8/20 5:31,2.0,0.0,0.0</text:p>
      <text:p text:style-name="Preformatted_20_Text">9489,03/28/2020,,Guyana,3/8/20 5:31,8.0,1.0,0.0</text:p>
      <text:p text:style-name="Preformatted_20_Text">9490,03/28/2020,,Haiti,3/8/20 5:31,8.0,0.0,0.0</text:p>
      <text:p text:style-name="Preformatted_20_Text">9491,03/28/2020,,Holy See,3/8/20 5:31,6.0,0.0,0.0</text:p>
      <text:p text:style-name="Preformatted_20_Text">9492,03/28/2020,,Honduras,3/8/20 5:31,95.0,1.0,3.0</text:p>
      <text:p text:style-name="Preformatted_20_Text">9493,03/28/2020,,Hungary,3/8/20 5:31,343.0,11.0,34.0</text:p>
      <text:p text:style-name="Preformatted_20_Text">9494,03/28/2020,,Iceland,3/8/20 5:31,963.0,2.0,114.0</text:p>
      <text:p text:style-name="Preformatted_20_Text">9495,03/28/2020,,India,3/8/20 5:31,987.0,24.0,84.0</text:p>
      <text:p text:style-name="Preformatted_20_Text">9496,03/28/2020,,Indonesia,3/8/20 5:31,1155.0,102.0,59.0</text:p>
      <text:p text:style-name="Preformatted_20_Text">9497,03/28/2020,,Iran,3/8/20 5:31,35408.0,2517.0,11679.0</text:p>
      <text:p text:style-name="Preformatted_20_Text">9498,03/28/2020,,Iraq,3/8/20 5:31,506.0,42.0,131.0</text:p>
      <text:p text:style-name="Preformatted_20_Text">9499,03/28/2020,,Ireland,3/8/20 5:31,2415.0,36.0,5.0</text:p>
      <text:p text:style-name="Preformatted_20_Text">9500,03/28/2020,,Israel,3/8/20 5:31,3619.0,12.0,89.0</text:p>
      <text:p text:style-name="Preformatted_20_Text">9501,03/28/2020,,Italy,3/8/20 5:31,92472.0,10023.0,12384.0</text:p>
      <text:p text:style-name="Preformatted_20_Text"><text:soft-page-break/>9502,03/28/2020,,Ivory Coast,3/8/20 5:31,101.0,0.0,3.0</text:p>
      <text:p text:style-name="Preformatted_20_Text">9503,03/28/2020,,Jamaica,3/8/20 5:31,30.0,1.0,2.0</text:p>
      <text:p text:style-name="Preformatted_20_Text">9504,03/28/2020,,Japan,3/8/20 5:31,1693.0,52.0,404.0</text:p>
      <text:p text:style-name="Preformatted_20_Text">9505,03/28/2020,,Jordan,3/8/20 5:31,246.0,1.0,18.0</text:p>
      <text:p text:style-name="Preformatted_20_Text">9506,03/28/2020,,Kazakhstan,3/8/20 5:31,228.0,1.0,16.0</text:p>
      <text:p text:style-name="Preformatted_20_Text">9507,03/28/2020,,Kenya,3/8/20 5:31,38.0,1.0,1.0</text:p>
      <text:p text:style-name="Preformatted_20_Text">9508,03/28/2020,,Kosovo,3/8/20 5:31,91.0,1.0,1.0</text:p>
      <text:p text:style-name="Preformatted_20_Text">9509,03/28/2020,,Kuwait,3/8/20 5:31,235.0,0.0,64.0</text:p>
      <text:p text:style-name="Preformatted_20_Text">9510,03/28/2020,,Kyrgyzstan,3/8/20 5:31,58.0,0.0,0.0</text:p>
      <text:p text:style-name="Preformatted_20_Text">9511,03/28/2020,,Laos,3/8/20 5:31,8.0,0.0,0.0</text:p>
      <text:p text:style-name="Preformatted_20_Text">9512,03/28/2020,,Latvia,3/8/20 5:31,305.0,0.0,1.0</text:p>
      <text:p text:style-name="Preformatted_20_Text">9513,03/28/2020,,Lebanon,3/8/20 5:31,412.0,8.0,30.0</text:p>
      <text:p text:style-name="Preformatted_20_Text">9514,03/28/2020,,Liberia,3/8/20 5:31,3.0,0.0,0.0</text:p>
      <text:p text:style-name="Preformatted_20_Text">9515,03/28/2020,,Libya,3/8/20 5:31,3.0,0.0,0.0</text:p>
      <text:p text:style-name="Preformatted_20_Text">9516,03/28/2020,,Liechtenstein,3/8/20 5:31,56.0,0.0,0.0</text:p>
      <text:p text:style-name="Preformatted_20_Text">9517,03/28/2020,,Lithuania,3/8/20 5:31,394.0,7.0,1.0</text:p>
      <text:p text:style-name="Preformatted_20_Text">9518,03/28/2020,,Luxembourg,3/8/20 5:31,1831.0,18.0,40.0</text:p>
      <text:p text:style-name="Preformatted_20_Text">9519,03/28/2020,,MS Zaandam,3/8/20 5:31,2.0,0.0,0.0</text:p>
      <text:p text:style-name="Preformatted_20_Text">9520,03/28/2020,,Madagascar,3/8/20 5:31,26.0,0.0,0.0</text:p>
      <text:p text:style-name="Preformatted_20_Text">9521,03/28/2020,,Malaysia,3/8/20 5:31,2320.0,27.0,320.0</text:p>
      <text:p text:style-name="Preformatted_20_Text">9522,03/28/2020,,Maldives,3/8/20 5:31,16.0,0.0,9.0</text:p>
      <text:p text:style-name="Preformatted_20_Text">9523,03/28/2020,,Mali,3/8/20 5:31,18.0,0.0,0.0</text:p>
      <text:p text:style-name="Preformatted_20_Text">9524,03/28/2020,,Malta,3/8/20 5:31,149.0,0.0,2.0</text:p>
      <text:p text:style-name="Preformatted_20_Text">9525,03/28/2020,,Mauritania,3/8/20 5:31,5.0,0.0,0.0</text:p>
      <text:p text:style-name="Preformatted_20_Text">9526,03/28/2020,,Mauritius,3/8/20 5:31,102.0,2.0,0.0</text:p>
      <text:p text:style-name="Preformatted_20_Text">9527,03/28/2020,,Mexico,3/8/20 5:31,717.0,12.0,4.0</text:p>
      <text:p text:style-name="Preformatted_20_Text">9528,03/28/2020,,Moldova,3/8/20 5:31,231.0,2.0,2.0</text:p>
      <text:p text:style-name="Preformatted_20_Text">9529,03/28/2020,,Monaco,3/8/20 5:31,42.0,0.0,1.0</text:p>
      <text:p text:style-name="Preformatted_20_Text">9530,03/28/2020,,Mongolia,3/8/20 5:31,12.0,0.0,0.0</text:p>
      <text:p text:style-name="Preformatted_20_Text">9531,03/28/2020,,Montenegro,3/8/20 5:31,84.0,1.0,0.0</text:p>
      <text:p text:style-name="Preformatted_20_Text">9532,03/28/2020,,Morocco,3/8/20 5:31,402.0,25.0,11.0</text:p>
      <text:p text:style-name="Preformatted_20_Text">9533,03/28/2020,,Mozambique,3/8/20 5:31,8.0,0.0,0.0</text:p>
      <text:p text:style-name="Preformatted_20_Text">9534,03/28/2020,,Namibia,3/8/20 5:31,8.0,0.0,2.0</text:p>
      <text:p text:style-name="Preformatted_20_Text">9535,03/28/2020,,Nepal,3/8/20 5:31,5.0,0.0,1.0</text:p>
      <text:p text:style-name="Preformatted_20_Text">9536,03/28/2020,,Netherlands,3/8/20 5:31,9762.0,639.0,3.0</text:p>
      <text:p text:style-name="Preformatted_20_Text">9537,03/28/2020,,New Zealand,3/8/20 5:31,451.0,0.0,50.0</text:p>
      <text:p text:style-name="Preformatted_20_Text">9538,03/28/2020,,Nicaragua,3/8/20 5:31,4.0,1.0,0.0</text:p>
      <text:p text:style-name="Preformatted_20_Text">9539,03/28/2020,,Niger,3/8/20 5:31,10.0,1.0,0.0</text:p>
      <text:p text:style-name="Preformatted_20_Text">9540,03/28/2020,,Nigeria,3/8/20 5:31,89.0,1.0,3.0</text:p>
      <text:p text:style-name="Preformatted_20_Text">9541,03/28/2020,,North Macedonia,3/8/20 5:31,241.0,4.0,3.0</text:p>
      <text:p text:style-name="Preformatted_20_Text">9542,03/28/2020,,Norway,3/8/20 5:31,4015.0,23.0,7.0</text:p>
      <text:p text:style-name="Preformatted_20_Text">9543,03/28/2020,,Oman,3/8/20 5:31,152.0,0.0,23.0</text:p>
      <text:p text:style-name="Preformatted_20_Text">9544,03/28/2020,,Pakistan,3/8/20 5:31,1495.0,12.0,29.0</text:p>
      <text:p text:style-name="Preformatted_20_Text">9545,03/28/2020,,Panama,3/8/20 5:31,786.0,14.0,2.0</text:p>
      <text:p text:style-name="Preformatted_20_Text">9546,03/28/2020,,Papua New Guinea,3/8/20 5:31,1.0,0.0,0.0</text:p>
      <text:p text:style-name="Preformatted_20_Text">9547,03/28/2020,,Paraguay,3/8/20 5:31,56.0,3.0,1.0</text:p>
      <text:p text:style-name="Preformatted_20_Text">9548,03/28/2020,,Peru,3/8/20 5:31,671.0,16.0,16.0</text:p>
      <text:p text:style-name="Preformatted_20_Text">9549,03/28/2020,,Philippines,3/8/20 5:31,1075.0,68.0,35.0</text:p>
      <text:p text:style-name="Preformatted_20_Text">9550,03/28/2020,,Poland,3/8/20 5:31,1638.0,18.0,7.0</text:p>
      <text:p text:style-name="Preformatted_20_Text">9551,03/28/2020,,Portugal,3/8/20 5:31,5170.0,100.0,43.0</text:p>
      <text:p text:style-name="Preformatted_20_Text">9552,03/28/2020,,Qatar,3/8/20 5:31,590.0,1.0,45.0</text:p>
      <text:p text:style-name="Preformatted_20_Text">9553,03/28/2020,,Romania,3/8/20 5:31,1452.0,37.0,139.0</text:p>
      <text:p text:style-name="Preformatted_20_Text">9554,03/28/2020,,Russia,3/8/20 5:31,1264.0,4.0,49.0</text:p>
      <text:p text:style-name="Preformatted_20_Text">9555,03/28/2020,,Rwanda,3/8/20 5:31,60.0,0.0,0.0</text:p>
      <text:p text:style-name="Preformatted_20_Text">9556,03/28/2020,,Saint Kitts and Nevis,3/8/20 5:31,2.0,0.0,0.0</text:p>
      <text:p text:style-name="Preformatted_20_Text">9557,03/28/2020,,Saint Lucia,3/8/20 5:31,3.0,0.0,1.0</text:p>
      <text:p text:style-name="Preformatted_20_Text">9558,03/28/2020,,Saint Vincent and the Grenadines,3/8/20 5:31,1.0,0.0,1.0</text:p>
      <text:p text:style-name="Preformatted_20_Text">9559,03/28/2020,,San Marino,3/8/20 5:31,224.0,22.0,6.0</text:p>
      <text:p text:style-name="Preformatted_20_Text">9560,03/28/2020,,Saudi Arabia,3/8/20 5:31,1203.0,4.0,37.0</text:p>
      <text:p text:style-name="Preformatted_20_Text">9561,03/28/2020,,Senegal,3/8/20 5:31,130.0,0.0,18.0</text:p>
      <text:p text:style-name="Preformatted_20_Text">9562,03/28/2020,,Serbia,3/8/20 5:31,659.0,10.0,0.0</text:p>
      <text:p text:style-name="Preformatted_20_Text">9563,03/28/2020,,Seychelles,3/8/20 5:31,8.0,0.0,0.0</text:p>
      <text:p text:style-name="Preformatted_20_Text">9564,03/28/2020,,Singapore,3/8/20 5:31,802.0,2.0,198.0</text:p>
      <text:p text:style-name="Preformatted_20_Text">9565,03/28/2020,,Slovakia,3/8/20 5:31,292.0,0.0,2.0</text:p>
      <text:p text:style-name="Preformatted_20_Text"><text:soft-page-break/>9566,03/28/2020,,Slovenia,3/8/20 5:31,684.0,9.0,10.0</text:p>
      <text:p text:style-name="Preformatted_20_Text">9567,03/28/2020,,Somalia,3/8/20 5:31,3.0,0.0,0.0</text:p>
      <text:p text:style-name="Preformatted_20_Text">9568,03/28/2020,,South Africa,3/8/20 5:31,1187.0,1.0,31.0</text:p>
      <text:p text:style-name="Preformatted_20_Text">9569,03/28/2020,,South Korea,3/8/20 5:31,9478.0,144.0,4811.0</text:p>
      <text:p text:style-name="Preformatted_20_Text">9570,03/28/2020,,Spain,3/8/20 5:31,73235.0,5982.0,12285.0</text:p>
      <text:p text:style-name="Preformatted_20_Text">9571,03/28/2020,,Sri Lanka,3/8/20 5:31,113.0,1.0,9.0</text:p>
      <text:p text:style-name="Preformatted_20_Text">9572,03/28/2020,,Sudan,3/8/20 5:31,5.0,1.0,0.0</text:p>
      <text:p text:style-name="Preformatted_20_Text">9573,03/28/2020,,Suriname,3/8/20 5:31,8.0,0.0,0.0</text:p>
      <text:p text:style-name="Preformatted_20_Text">9574,03/28/2020,,Sweden,3/8/20 5:31,3447.0,105.0,16.0</text:p>
      <text:p text:style-name="Preformatted_20_Text">9575,03/28/2020,,Switzerland,3/8/20 5:31,14076.0,264.0,1530.0</text:p>
      <text:p text:style-name="Preformatted_20_Text">9576,03/28/2020,,Syria,3/8/20 5:31,5.0,0.0,0.0</text:p>
      <text:p text:style-name="Preformatted_20_Text">9577,03/28/2020,,Taiwan,3/8/20 5:31,283.0,2.0,30.0</text:p>
      <text:p text:style-name="Preformatted_20_Text">9578,03/28/2020,,Tanzania,3/8/20 5:31,14.0,0.0,1.0</text:p>
      <text:p text:style-name="Preformatted_20_Text">9579,03/28/2020,,Thailand,3/8/20 5:31,1245.0,6.0,97.0</text:p>
      <text:p text:style-name="Preformatted_20_Text">9580,03/28/2020,,Timor-Leste,3/8/20 5:31,1.0,0.0,0.0</text:p>
      <text:p text:style-name="Preformatted_20_Text">9581,03/28/2020,,Togo,3/8/20 5:31,25.0,1.0,1.0</text:p>
      <text:p text:style-name="Preformatted_20_Text">9582,03/28/2020,,Trinidad and Tobago,3/8/20 5:31,74.0,3.0,1.0</text:p>
      <text:p text:style-name="Preformatted_20_Text">9583,03/28/2020,,Tunisia,3/8/20 5:31,278.0,8.0,2.0</text:p>
      <text:p text:style-name="Preformatted_20_Text">9584,03/28/2020,,Turkey,3/8/20 5:31,7402.0,108.0,70.0</text:p>
      <text:p text:style-name="Preformatted_20_Text">9585,03/28/2020,,UK,3/8/20 5:31,17089.0,1019.0,135.0</text:p>
      <text:p text:style-name="Preformatted_20_Text">9586,03/28/2020,,Uganda,3/8/20 5:31,30.0,0.0,0.0</text:p>
      <text:p text:style-name="Preformatted_20_Text">9587,03/28/2020,,Ukraine,3/8/20 5:31,356.0,9.0,5.0</text:p>
      <text:p text:style-name="Preformatted_20_Text">9588,03/28/2020,,United Arab Emirates,3/8/20 5:31,468.0,2.0,52.0</text:p>
      <text:p text:style-name="Preformatted_20_Text">9589,03/28/2020,,Uruguay,3/8/20 5:31,274.0,0.0,0.0</text:p>
      <text:p text:style-name="Preformatted_20_Text">9590,03/28/2020,,Uzbekistan,3/8/20 5:31,104.0,2.0,5.0</text:p>
      <text:p text:style-name="Preformatted_20_Text">9591,03/28/2020,,Venezuela,3/8/20 5:31,119.0,2.0,39.0</text:p>
      <text:p text:style-name="Preformatted_20_Text">9592,03/28/2020,,Vietnam,3/8/20 5:31,174.0,0.0,21.0</text:p>
      <text:p text:style-name="Preformatted_20_Text">9593,03/28/2020,,West Bank and Gaza,3/8/20 5:31,98.0,1.0,18.0</text:p>
      <text:p text:style-name="Preformatted_20_Text">9594,03/28/2020,,Zambia,3/8/20 5:31,28.0,0.0,0.0</text:p>
      <text:p text:style-name="Preformatted_20_Text">9595,03/28/2020,,Zimbabwe,3/8/20 5:31,7.0,1.0,0.0</text:p>
      <text:p text:style-name="Preformatted_20_Text">9596,03/28/2020,Alabama,US,3/8/20 5:31,694.0,4.0,0.0</text:p>
      <text:p text:style-name="Preformatted_20_Text">9597,03/28/2020,Alaska,US,3/8/20 5:31,85.0,2.0,0.0</text:p>
      <text:p text:style-name="Preformatted_20_Text">9598,03/28/2020,Alberta,Canada,3/8/20 5:31,542.0,2.0,0.0</text:p>
      <text:p text:style-name="Preformatted_20_Text">9599,03/28/2020,American Samoa,US,3/8/20 5:31,0.0,0.0,0.0</text:p>
      <text:p text:style-name="Preformatted_20_Text">9600,03/28/2020,Anguilla,UK,3/8/20 5:31,2.0,0.0,0.0</text:p>
      <text:p text:style-name="Preformatted_20_Text">9601,03/28/2020,Anhui,Mainland China,3/8/20 5:31,990.0,6.0,984.0</text:p>
      <text:p text:style-name="Preformatted_20_Text">9602,03/28/2020,Arizona,US,3/8/20 5:31,773.0,15.0,0.0</text:p>
      <text:p text:style-name="Preformatted_20_Text">9603,03/28/2020,Arkansas,US,3/8/20 5:31,409.0,5.0,0.0</text:p>
      <text:p text:style-name="Preformatted_20_Text">9604,03/28/2020,Aruba,Netherlands,3/8/20 5:31,46.0,0.0,1.0</text:p>
      <text:p text:style-name="Preformatted_20_Text">9605,03/28/2020,Australian Capital Territory,Australia,3/8/20 5:31,71.0,0.0,2.0</text:p>
      <text:p text:style-name="Preformatted_20_Text">9606,03/28/2020,Beijing,Mainland China,3/8/20 5:31,573.0,8.0,410.0</text:p>
      <text:p text:style-name="Preformatted_20_Text">9607,03/28/2020,Bermuda,UK,3/8/20 5:31,17.0,0.0,2.0</text:p>
      <text:p text:style-name="Preformatted_20_Text">9608,03/28/2020,British Columbia,Canada,3/8/20 5:31,884.0,17.0,0.0</text:p>
      <text:p text:style-name="Preformatted_20_Text">9609,03/28/2020,British Virgin Islands,UK,3/8/20 5:31,2.0,0.0,0.0</text:p>
      <text:p text:style-name="Preformatted_20_Text">9610,03/28/2020,California,US,3/8/20 5:31,5095.0,110.0,0.0</text:p>
      <text:p text:style-name="Preformatted_20_Text">9611,03/28/2020,Cayman Islands,UK,3/8/20 5:31,8.0,1.0,0.0</text:p>
      <text:p text:style-name="Preformatted_20_Text">9612,03/28/2020,Channel Islands,UK,3/8/20 5:31,97.0,1.0,0.0</text:p>
      <text:p text:style-name="Preformatted_20_Text">9613,03/28/2020,Chongqing,Mainland China,3/8/20 5:31,578.0,6.0,570.0</text:p>
      <text:p text:style-name="Preformatted_20_Text">9614,03/28/2020,Colorado,US,3/8/20 5:31,1740.0,31.0,0.0</text:p>
      <text:p text:style-name="Preformatted_20_Text">9615,03/28/2020,Connecticut,US,3/8/20 5:31,1524.0,33.0,0.0</text:p>
      <text:p text:style-name="Preformatted_20_Text">9616,03/28/2020,Curacao,Netherlands,3/8/20 5:31,8.0,1.0,2.0</text:p>
      <text:p text:style-name="Preformatted_20_Text">9617,03/28/2020,Delaware,US,3/8/20 5:31,214.0,5.0,0.0</text:p>
      <text:p text:style-name="Preformatted_20_Text">9618,03/28/2020,Diamond Princess cruise ship,Canada,3/8/20 5:31,0.0,1.0,0.0</text:p>
      <text:p text:style-name="Preformatted_20_Text">9619,03/28/2020,Diamond Princess cruise ship,US,3/8/20 5:31,49.0,0.0,0.0</text:p>
      <text:p text:style-name="Preformatted_20_Text">9620,03/28/2020,District of Columbia,US,3/8/20 5:31,304.0,4.0,0.0</text:p>
      <text:p text:style-name="Preformatted_20_Text">9621,03/28/2020,Faroe Islands,Denmark,3/8/20 5:31,155.0,0.0,54.0</text:p>
      <text:p text:style-name="Preformatted_20_Text">9622,03/28/2020,Florida,US,3/8/20 5:31,3763.0,54.0,0.0</text:p>
      <text:p text:style-name="Preformatted_20_Text">9623,03/28/2020,French Guiana,France,3/8/20 5:31,28.0,0.0,6.0</text:p>
      <text:p text:style-name="Preformatted_20_Text">9624,03/28/2020,French Polynesia,France,3/8/20 5:31,30.0,0.0,0.0</text:p>
      <text:p text:style-name="Preformatted_20_Text">9625,03/28/2020,Fujian,Mainland China,3/8/20 5:31,337.0,1.0,295.0</text:p>
      <text:p text:style-name="Preformatted_20_Text">9626,03/28/2020,Gansu,Mainland China,3/8/20 5:31,136.0,2.0,125.0</text:p>
      <text:p text:style-name="Preformatted_20_Text">9627,03/28/2020,Georgia,US,3/8/20 5:31,2366.0,69.0,0.0</text:p>
      <text:p text:style-name="Preformatted_20_Text">9628,03/28/2020,Gibraltar,UK,3/8/20 5:31,56.0,0.0,14.0</text:p>
      <text:p text:style-name="Preformatted_20_Text">9629,03/28/2020,Grand Princess,Canada,3/8/20 5:31,13.0,0.0,0.0</text:p>
      <text:p text:style-name="Preformatted_20_Text"><text:soft-page-break/>9630,03/28/2020,Grand Princess,US,3/8/20 5:31,103.0,3.0,0.0</text:p>
      <text:p text:style-name="Preformatted_20_Text">9631,03/28/2020,Greenland,Denmark,3/8/20 5:31,10.0,0.0,2.0</text:p>
      <text:p text:style-name="Preformatted_20_Text">9632,03/28/2020,Guadeloupe,France,3/8/20 5:31,102.0,2.0,17.0</text:p>
      <text:p text:style-name="Preformatted_20_Text">9633,03/28/2020,Guam,US,3/8/20 5:31,55.0,1.0,0.0</text:p>
      <text:p text:style-name="Preformatted_20_Text">9634,03/28/2020,Guangdong,Mainland China,3/8/20 5:31,1467.0,8.0,1341.0</text:p>
      <text:p text:style-name="Preformatted_20_Text">9635,03/28/2020,Guangxi,Mainland China,3/8/20 5:31,254.0,2.0,250.0</text:p>
      <text:p text:style-name="Preformatted_20_Text">9636,03/28/2020,Guizhou,Mainland China,3/8/20 5:31,146.0,2.0,144.0</text:p>
      <text:p text:style-name="Preformatted_20_Text">9637,03/28/2020,Hainan,Mainland China,3/8/20 5:31,168.0,6.0,162.0</text:p>
      <text:p text:style-name="Preformatted_20_Text">9638,03/28/2020,Hawaii,US,3/8/20 5:31,149.0,0.0,0.0</text:p>
      <text:p text:style-name="Preformatted_20_Text">9639,03/28/2020,Hebei,Mainland China,3/8/20 5:31,319.0,6.0,310.0</text:p>
      <text:p text:style-name="Preformatted_20_Text">9640,03/28/2020,Heilongjiang,Mainland China,3/8/20 5:31,484.0,13.0,469.0</text:p>
      <text:p text:style-name="Preformatted_20_Text">9641,03/28/2020,Henan,Mainland China,3/8/20 5:31,1275.0,22.0,1251.0</text:p>
      <text:p text:style-name="Preformatted_20_Text">9642,03/28/2020,Hong Kong,Hong Kong,3/8/20 5:31,561.0,4.0,112.0</text:p>
      <text:p text:style-name="Preformatted_20_Text">9643,03/28/2020,Hubei,Mainland China,3/8/20 5:31,67801.0,3177.0,62098.0</text:p>
      <text:p text:style-name="Preformatted_20_Text">9644,03/28/2020,Hunan,Mainland China,3/8/20 5:31,1018.0,4.0,1014.0</text:p>
      <text:p text:style-name="Preformatted_20_Text">9645,03/28/2020,Idaho,US,3/8/20 5:31,234.0,4.0,0.0</text:p>
      <text:p text:style-name="Preformatted_20_Text">9646,03/28/2020,Illinois,US,3/8/20 5:31,3491.0,47.0,0.0</text:p>
      <text:p text:style-name="Preformatted_20_Text">9647,03/28/2020,Indiana,US,3/8/20 5:31,1233.0,31.0,0.0</text:p>
      <text:p text:style-name="Preformatted_20_Text">9648,03/28/2020,Inner Mongolia,Mainland China,3/8/20 5:31,94.0,1.0,74.0</text:p>
      <text:p text:style-name="Preformatted_20_Text">9649,03/28/2020,Iowa,US,3/8/20 5:31,298.0,3.0,0.0</text:p>
      <text:p text:style-name="Preformatted_20_Text">9650,03/28/2020,Isle of Man,UK,3/8/20 5:31,32.0,0.0,0.0</text:p>
      <text:p text:style-name="Preformatted_20_Text">9651,03/28/2020,Jiangsu,Mainland China,3/8/20 5:31,641.0,0.0,631.0</text:p>
      <text:p text:style-name="Preformatted_20_Text">9652,03/28/2020,Jiangxi,Mainland China,3/8/20 5:31,936.0,1.0,934.0</text:p>
      <text:p text:style-name="Preformatted_20_Text">9653,03/28/2020,Jilin,Mainland China,3/8/20 5:31,97.0,1.0,92.0</text:p>
      <text:p text:style-name="Preformatted_20_Text">9654,03/28/2020,Kansas,US,3/8/20 5:31,266.0,4.0,0.0</text:p>
      <text:p text:style-name="Preformatted_20_Text">9655,03/28/2020,Kentucky,US,3/8/20 5:31,380.0,9.0,0.0</text:p>
      <text:p text:style-name="Preformatted_20_Text">9656,03/28/2020,Liaoning,Mainland China,3/8/20 5:31,132.0,2.0,124.0</text:p>
      <text:p text:style-name="Preformatted_20_Text">9657,03/28/2020,Louisiana,US,3/8/20 5:31,3315.0,137.0,0.0</text:p>
      <text:p text:style-name="Preformatted_20_Text">9658,03/28/2020,Macau,Macau,3/8/20 5:31,37.0,0.0,10.0</text:p>
      <text:p text:style-name="Preformatted_20_Text">9659,03/28/2020,Maine,US,3/8/20 5:31,211.0,1.0,0.0</text:p>
      <text:p text:style-name="Preformatted_20_Text">9660,03/28/2020,Manitoba,Canada,3/8/20 5:31,64.0,1.0,0.0</text:p>
      <text:p text:style-name="Preformatted_20_Text">9661,03/28/2020,Martinique,France,3/8/20 5:31,93.0,1.0,0.0</text:p>
      <text:p text:style-name="Preformatted_20_Text">9662,03/28/2020,Maryland,US,3/8/20 5:31,995.0,5.0,0.0</text:p>
      <text:p text:style-name="Preformatted_20_Text">9663,03/28/2020,Massachusetts,US,3/8/20 5:31,4257.0,44.0,0.0</text:p>
      <text:p text:style-name="Preformatted_20_Text">9664,03/28/2020,Mayotte,France,3/8/20 5:31,63.0,0.0,0.0</text:p>
      <text:p text:style-name="Preformatted_20_Text">9665,03/28/2020,Michigan,US,3/8/20 5:31,4650.0,111.0,0.0</text:p>
      <text:p text:style-name="Preformatted_20_Text">9666,03/28/2020,Minnesota,US,3/8/20 5:31,441.0,5.0,0.0</text:p>
      <text:p text:style-name="Preformatted_20_Text">9667,03/28/2020,Mississippi,US,3/8/20 5:31,663.0,13.0,0.0</text:p>
      <text:p text:style-name="Preformatted_20_Text">9668,03/28/2020,Missouri,US,3/8/20 5:31,836.0,10.0,0.0</text:p>
      <text:p text:style-name="Preformatted_20_Text">9669,03/28/2020,Montana,US,3/8/20 5:31,129.0,1.0,0.0</text:p>
      <text:p text:style-name="Preformatted_20_Text">9670,03/28/2020,Montserrat,UK,3/8/20 5:31,5.0,0.0,0.0</text:p>
      <text:p text:style-name="Preformatted_20_Text">9671,03/28/2020,Nebraska,US,3/8/20 5:31,96.0,2.0,0.0</text:p>
      <text:p text:style-name="Preformatted_20_Text">9672,03/28/2020,Nevada,US,3/8/20 5:31,626.0,10.0,0.0</text:p>
      <text:p text:style-name="Preformatted_20_Text">9673,03/28/2020,New Brunswick,Canada,3/8/20 5:31,51.0,0.0,0.0</text:p>
      <text:p text:style-name="Preformatted_20_Text">9674,03/28/2020,New Caledonia,France,3/8/20 5:31,15.0,0.0,0.0</text:p>
      <text:p text:style-name="Preformatted_20_Text">9675,03/28/2020,New Hampshire,US,3/8/20 5:31,187.0,2.0,0.0</text:p>
      <text:p text:style-name="Preformatted_20_Text">9676,03/28/2020,New Jersey,US,3/8/20 5:31,11124.0,140.0,0.0</text:p>
      <text:p text:style-name="Preformatted_20_Text">9677,03/28/2020,New Mexico,US,3/8/20 5:31,208.0,1.0,0.0</text:p>
      <text:p text:style-name="Preformatted_20_Text">9678,03/28/2020,New South Wales,Australia,3/8/20 5:31,1617.0,8.0,4.0</text:p>
      <text:p text:style-name="Preformatted_20_Text">9679,03/28/2020,New York,US,3/8/20 5:31,52410.0,728.0,0.0</text:p>
      <text:p text:style-name="Preformatted_20_Text">9680,03/28/2020,Newfoundland and Labrador,Canada,3/8/20 5:31,120.0,0.0,0.0</text:p>
      <text:p text:style-name="Preformatted_20_Text">9681,03/28/2020,Ningxia,Mainland China,3/8/20 5:31,75.0,0.0,75.0</text:p>
      <text:p text:style-name="Preformatted_20_Text">9682,03/28/2020,North Carolina,US,3/8/20 5:31,1020.0,5.0,0.0</text:p>
      <text:p text:style-name="Preformatted_20_Text">9683,03/28/2020,North Dakota,US,3/8/20 5:31,94.0,1.0,0.0</text:p>
      <text:p text:style-name="Preformatted_20_Text">9684,03/28/2020,Northern Mariana Islands,US,3/8/20 5:31,0.0,0.0,0.0</text:p>
      <text:p text:style-name="Preformatted_20_Text">9685,03/28/2020,Northern Territory,Australia,3/8/20 5:31,15.0,0.0,0.0</text:p>
      <text:p text:style-name="Preformatted_20_Text">9686,03/28/2020,Northwest Territories,Canada,3/8/20 5:31,1.0,0.0,0.0</text:p>
      <text:p text:style-name="Preformatted_20_Text">9687,03/28/2020,Nova Scotia,Canada,3/8/20 5:31,110.0,0.0,0.0</text:p>
      <text:p text:style-name="Preformatted_20_Text">9688,03/28/2020,Ohio,US,3/8/20 5:31,1406.0,25.0,0.0</text:p>
      <text:p text:style-name="Preformatted_20_Text">9689,03/28/2020,Oklahoma,US,3/8/20 5:31,377.0,15.0,0.0</text:p>
      <text:p text:style-name="Preformatted_20_Text">9690,03/28/2020,Ontario,Canada,3/8/20 5:31,1144.0,18.0,0.0</text:p>
      <text:p text:style-name="Preformatted_20_Text">9691,03/28/2020,Oregon,US,3/8/20 5:31,479.0,13.0,0.0</text:p>
      <text:p text:style-name="Preformatted_20_Text">9692,03/28/2020,Pennsylvania,US,3/8/20 5:31,2845.0,34.0,0.0</text:p>
      <text:p text:style-name="Preformatted_20_Text">9693,03/28/2020,Prince Edward Island,Canada,3/8/20 5:31,11.0,0.0,0.0</text:p>
      <text:p text:style-name="Preformatted_20_Text"><text:soft-page-break/>9694,03/28/2020,Puerto Rico,US,3/8/20 5:31,100.0,3.0,0.0</text:p>
      <text:p text:style-name="Preformatted_20_Text">9695,03/28/2020,Qinghai,Mainland China,3/8/20 5:31,18.0,0.0,18.0</text:p>
      <text:p text:style-name="Preformatted_20_Text">9696,03/28/2020,Quebec,Canada,3/8/20 5:31,2498.0,22.0,0.0</text:p>
      <text:p text:style-name="Preformatted_20_Text">9697,03/28/2020,Queensland,Australia,3/8/20 5:31,625.0,1.0,8.0</text:p>
      <text:p text:style-name="Preformatted_20_Text">9698,03/28/2020,Recovered,Canada,3/8/20 5:31,0.0,0.0,466.0</text:p>
      <text:p text:style-name="Preformatted_20_Text">9699,03/28/2020,Recovered,US,3/8/20 5:31,0.0,0.0,1072.0</text:p>
      <text:p text:style-name="Preformatted_20_Text">9700,03/28/2020,Reunion,France,3/8/20 5:31,183.0,0.0,1.0</text:p>
      <text:p text:style-name="Preformatted_20_Text">9701,03/28/2020,Rhode Island,US,3/8/20 5:31,239.0,2.0,0.0</text:p>
      <text:p text:style-name="Preformatted_20_Text">9702,03/28/2020,Saint Barthelemy,France,3/8/20 5:31,5.0,0.0,0.0</text:p>
      <text:p text:style-name="Preformatted_20_Text">9703,03/28/2020,Saskatchewan,Canada,3/8/20 5:31,134.0,0.0,0.0</text:p>
      <text:p text:style-name="Preformatted_20_Text">9704,03/28/2020,Shaanxi,Mainland China,3/8/20 5:31,253.0,3.0,242.0</text:p>
      <text:p text:style-name="Preformatted_20_Text">9705,03/28/2020,Shandong,Mainland China,3/8/20 5:31,772.0,7.0,752.0</text:p>
      <text:p text:style-name="Preformatted_20_Text">9706,03/28/2020,Shanghai,Mainland China,3/8/20 5:31,485.0,5.0,334.0</text:p>
      <text:p text:style-name="Preformatted_20_Text">9707,03/28/2020,Shanxi,Mainland China,3/8/20 5:31,135.0,0.0,133.0</text:p>
      <text:p text:style-name="Preformatted_20_Text">9708,03/28/2020,Sichuan,Mainland China,3/8/20 5:31,548.0,3.0,536.0</text:p>
      <text:p text:style-name="Preformatted_20_Text">9709,03/28/2020,Sint Maarten,Netherlands,3/8/20 5:31,3.0,0.0,0.0</text:p>
      <text:p text:style-name="Preformatted_20_Text">9710,03/28/2020,South Australia,Australia,3/8/20 5:31,287.0,0.0,6.0</text:p>
      <text:p text:style-name="Preformatted_20_Text">9711,03/28/2020,South Carolina,US,3/8/20 5:31,660.0,15.0,0.0</text:p>
      <text:p text:style-name="Preformatted_20_Text">9712,03/28/2020,South Dakota,US,3/8/20 5:31,68.0,1.0,0.0</text:p>
      <text:p text:style-name="Preformatted_20_Text">9713,03/28/2020,St Martin,France,3/8/20 5:31,11.0,0.0,0.0</text:p>
      <text:p text:style-name="Preformatted_20_Text">9714,03/28/2020,Tasmania,Australia,3/8/20 5:31,62.0,0.0,5.0</text:p>
      <text:p text:style-name="Preformatted_20_Text">9715,03/28/2020,Tennessee,US,3/8/20 5:31,1511.0,7.0,0.0</text:p>
      <text:p text:style-name="Preformatted_20_Text">9716,03/28/2020,Texas,US,3/8/20 5:31,2455.0,30.0,0.0</text:p>
      <text:p text:style-name="Preformatted_20_Text">9717,03/28/2020,Tianjin,Mainland China,3/8/20 5:31,161.0,3.0,133.0</text:p>
      <text:p text:style-name="Preformatted_20_Text">9718,03/28/2020,Tibet,Mainland China,3/8/20 5:31,1.0,0.0,1.0</text:p>
      <text:p text:style-name="Preformatted_20_Text">9719,03/28/2020,Turks and Caicos Islands,UK,3/8/20 5:31,4.0,0.0,0.0</text:p>
      <text:p text:style-name="Preformatted_20_Text">9720,03/28/2020,Utah,US,3/8/20 5:31,602.0,1.0,0.0</text:p>
      <text:p text:style-name="Preformatted_20_Text">9721,03/28/2020,Vermont,US,3/8/20 5:31,211.0,12.0,0.0</text:p>
      <text:p text:style-name="Preformatted_20_Text">9722,03/28/2020,Victoria,Australia,3/8/20 5:31,685.0,3.0,191.0</text:p>
      <text:p text:style-name="Preformatted_20_Text">9723,03/28/2020,Virgin Islands,US,3/8/20 5:31,22.0,0.0,0.0</text:p>
      <text:p text:style-name="Preformatted_20_Text">9724,03/28/2020,Virginia,US,3/8/20 5:31,740.0,13.0,0.0</text:p>
      <text:p text:style-name="Preformatted_20_Text">9725,03/28/2020,Washington,US,3/8/20 5:31,4030.0,188.0,0.0</text:p>
      <text:p text:style-name="Preformatted_20_Text">9726,03/28/2020,West Virginia,US,3/8/20 5:31,96.0,0.0,0.0</text:p>
      <text:p text:style-name="Preformatted_20_Text">9727,03/28/2020,Western Australia,Australia,3/8/20 5:31,278.0,2.0,28.0</text:p>
      <text:p text:style-name="Preformatted_20_Text">9728,03/28/2020,Wisconsin,US,3/8/20 5:31,1055.0,17.0,0.0</text:p>
      <text:p text:style-name="Preformatted_20_Text">9729,03/28/2020,Wyoming,US,3/8/20 5:31,82.0,0.0,0.0</text:p>
      <text:p text:style-name="Preformatted_20_Text">9730,03/28/2020,Xinjiang,Mainland China,3/8/20 5:31,76.0,3.0,73.0</text:p>
      <text:p text:style-name="Preformatted_20_Text">9731,03/28/2020,Yukon,Canada,3/8/20 5:31,4.0,0.0,0.0</text:p>
      <text:p text:style-name="Preformatted_20_Text">9732,03/28/2020,Yunnan,Mainland China,3/8/20 5:31,180.0,2.0,172.0</text:p>
      <text:p text:style-name="Preformatted_20_Text">9733,03/28/2020,Zhejiang,Mainland China,3/8/20 5:31,1251.0,1.0,1225.0</text:p>
      <text:p text:style-name="Preformatted_20_Text">9734,03/29/2020,,Afghanistan,3/8/20 5:31,120.0,4.0,2.0</text:p>
      <text:p text:style-name="Preformatted_20_Text">9735,03/29/2020,,Albania,3/8/20 5:31,212.0,10.0,33.0</text:p>
      <text:p text:style-name="Preformatted_20_Text">9736,03/29/2020,,Algeria,3/8/20 5:31,511.0,31.0,31.0</text:p>
      <text:p text:style-name="Preformatted_20_Text">9737,03/29/2020,,Andorra,3/8/20 5:31,334.0,6.0,1.0</text:p>
      <text:p text:style-name="Preformatted_20_Text">9738,03/29/2020,,Angola,3/8/20 5:31,7.0,2.0,0.0</text:p>
      <text:p text:style-name="Preformatted_20_Text">9739,03/29/2020,,Antigua and Barbuda,3/8/20 5:31,7.0,0.0,0.0</text:p>
      <text:p text:style-name="Preformatted_20_Text">9740,03/29/2020,,Argentina,3/8/20 5:31,745.0,19.0,72.0</text:p>
      <text:p text:style-name="Preformatted_20_Text">9741,03/29/2020,,Armenia,3/8/20 5:31,424.0,3.0,30.0</text:p>
      <text:p text:style-name="Preformatted_20_Text">9742,03/29/2020,,Austria,3/8/20 5:31,8788.0,86.0,479.0</text:p>
      <text:p text:style-name="Preformatted_20_Text">9743,03/29/2020,,Azerbaijan,3/8/20 5:31,209.0,4.0,15.0</text:p>
      <text:p text:style-name="Preformatted_20_Text">9744,03/29/2020,,Bahamas,3/8/20 5:31,11.0,0.0,1.0</text:p>
      <text:p text:style-name="Preformatted_20_Text">9745,03/29/2020,,Bahrain,3/8/20 5:31,499.0,4.0,272.0</text:p>
      <text:p text:style-name="Preformatted_20_Text">9746,03/29/2020,,Bangladesh,3/8/20 5:31,48.0,5.0,15.0</text:p>
      <text:p text:style-name="Preformatted_20_Text">9747,03/29/2020,,Barbados,3/8/20 5:31,33.0,0.0,0.0</text:p>
      <text:p text:style-name="Preformatted_20_Text">9748,03/29/2020,,Belarus,3/8/20 5:31,94.0,0.0,32.0</text:p>
      <text:p text:style-name="Preformatted_20_Text">9749,03/29/2020,,Belgium,3/8/20 5:31,10836.0,431.0,1359.0</text:p>
      <text:p text:style-name="Preformatted_20_Text">9750,03/29/2020,,Belize,3/8/20 5:31,2.0,0.0,0.0</text:p>
      <text:p text:style-name="Preformatted_20_Text">9751,03/29/2020,,Benin,3/8/20 5:31,6.0,0.0,0.0</text:p>
      <text:p text:style-name="Preformatted_20_Text">9752,03/29/2020,,Bhutan,3/8/20 5:31,4.0,0.0,0.0</text:p>
      <text:p text:style-name="Preformatted_20_Text">9753,03/29/2020,,Bolivia,3/8/20 5:31,81.0,1.0,0.0</text:p>
      <text:p text:style-name="Preformatted_20_Text">9754,03/29/2020,,Bosnia and Herzegovina,3/8/20 5:31,323.0,6.0,8.0</text:p>
      <text:p text:style-name="Preformatted_20_Text">9755,03/29/2020,,Brazil,3/8/20 5:31,4256.0,136.0,6.0</text:p>
      <text:p text:style-name="Preformatted_20_Text">9756,03/29/2020,,Brunei,3/8/20 5:31,126.0,1.0,34.0</text:p>
      <text:p text:style-name="Preformatted_20_Text">9757,03/29/2020,,Bulgaria,3/8/20 5:31,346.0,8.0,14.0</text:p>
      <text:p text:style-name="Preformatted_20_Text"><text:soft-page-break/>9758,03/29/2020,,Burkina Faso,3/8/20 5:31,222.0,12.0,23.0</text:p>
      <text:p text:style-name="Preformatted_20_Text">9759,03/29/2020,,Burma,3/8/20 5:31,10.0,0.0,0.0</text:p>
      <text:p text:style-name="Preformatted_20_Text">9760,03/29/2020,,Cabo Verde,3/8/20 5:31,6.0,1.0,0.0</text:p>
      <text:p text:style-name="Preformatted_20_Text">9761,03/29/2020,,Cambodia,3/8/20 5:31,103.0,0.0,21.0</text:p>
      <text:p text:style-name="Preformatted_20_Text">9762,03/29/2020,,Cameroon,3/8/20 5:31,139.0,6.0,5.0</text:p>
      <text:p text:style-name="Preformatted_20_Text">9763,03/29/2020,,Central African Republic,3/8/20 5:31,3.0,0.0,0.0</text:p>
      <text:p text:style-name="Preformatted_20_Text">9764,03/29/2020,,Chad,3/8/20 5:31,3.0,0.0,0.0</text:p>
      <text:p text:style-name="Preformatted_20_Text">9765,03/29/2020,,Chile,3/8/20 5:31,2139.0,7.0,75.0</text:p>
      <text:p text:style-name="Preformatted_20_Text">9766,03/29/2020,,Colombia,3/8/20 5:31,702.0,10.0,10.0</text:p>
      <text:p text:style-name="Preformatted_20_Text">9767,03/29/2020,,Congo (Brazzaville),3/8/20 5:31,19.0,0.0,0.0</text:p>
      <text:p text:style-name="Preformatted_20_Text">9768,03/29/2020,,Congo (Kinshasa),3/8/20 5:31,65.0,6.0,2.0</text:p>
      <text:p text:style-name="Preformatted_20_Text">9769,03/29/2020,,Costa Rica,3/8/20 5:31,314.0,2.0,3.0</text:p>
      <text:p text:style-name="Preformatted_20_Text">9770,03/29/2020,,Croatia,3/8/20 5:31,713.0,6.0,52.0</text:p>
      <text:p text:style-name="Preformatted_20_Text">9771,03/29/2020,,Cuba,3/8/20 5:31,139.0,3.0,4.0</text:p>
      <text:p text:style-name="Preformatted_20_Text">9772,03/29/2020,,Cyprus,3/8/20 5:31,214.0,5.0,15.0</text:p>
      <text:p text:style-name="Preformatted_20_Text">9773,03/29/2020,,Czech Republic,3/8/20 5:31,2817.0,16.0,11.0</text:p>
      <text:p text:style-name="Preformatted_20_Text">9774,03/29/2020,,Denmark,3/8/20 5:31,2395.0,72.0,1.0</text:p>
      <text:p text:style-name="Preformatted_20_Text">9775,03/29/2020,,Diamond Princess,3/8/20 5:31,712.0,10.0,603.0</text:p>
      <text:p text:style-name="Preformatted_20_Text">9776,03/29/2020,,Djibouti,3/8/20 5:31,18.0,0.0,0.0</text:p>
      <text:p text:style-name="Preformatted_20_Text">9777,03/29/2020,,Dominica,3/8/20 5:31,11.0,0.0,0.0</text:p>
      <text:p text:style-name="Preformatted_20_Text">9778,03/29/2020,,Dominican Republic,3/8/20 5:31,859.0,39.0,3.0</text:p>
      <text:p text:style-name="Preformatted_20_Text">9779,03/29/2020,,Ecuador,3/8/20 5:31,1924.0,58.0,3.0</text:p>
      <text:p text:style-name="Preformatted_20_Text">9780,03/29/2020,,Egypt,3/8/20 5:31,609.0,40.0,132.0</text:p>
      <text:p text:style-name="Preformatted_20_Text">9781,03/29/2020,,El Salvador,3/8/20 5:31,24.0,0.0,0.0</text:p>
      <text:p text:style-name="Preformatted_20_Text">9782,03/29/2020,,Equatorial Guinea,3/8/20 5:31,12.0,0.0,0.0</text:p>
      <text:p text:style-name="Preformatted_20_Text">9783,03/29/2020,,Eritrea,3/8/20 5:31,12.0,0.0,0.0</text:p>
      <text:p text:style-name="Preformatted_20_Text">9784,03/29/2020,,Estonia,3/8/20 5:31,679.0,3.0,20.0</text:p>
      <text:p text:style-name="Preformatted_20_Text">9785,03/29/2020,,Eswatini,3/8/20 5:31,9.0,0.0,0.0</text:p>
      <text:p text:style-name="Preformatted_20_Text">9786,03/29/2020,,Ethiopia,3/8/20 5:31,21.0,0.0,1.0</text:p>
      <text:p text:style-name="Preformatted_20_Text">9787,03/29/2020,,Fiji,3/8/20 5:31,5.0,0.0,0.0</text:p>
      <text:p text:style-name="Preformatted_20_Text">9788,03/29/2020,,Finland,3/8/20 5:31,1240.0,11.0,10.0</text:p>
      <text:p text:style-name="Preformatted_20_Text">9789,03/29/2020,,France,3/8/20 5:31,40174.0,2606.0,7202.0</text:p>
      <text:p text:style-name="Preformatted_20_Text">9790,03/29/2020,,Gabon,3/8/20 5:31,7.0,1.0,0.0</text:p>
      <text:p text:style-name="Preformatted_20_Text">9791,03/29/2020,,Gambia,3/8/20 5:31,4.0,1.0,0.0</text:p>
      <text:p text:style-name="Preformatted_20_Text">9792,03/29/2020,,Georgia,3/8/20 5:31,91.0,0.0,18.0</text:p>
      <text:p text:style-name="Preformatted_20_Text">9793,03/29/2020,,Germany,3/8/20 5:31,62095.0,533.0,9211.0</text:p>
      <text:p text:style-name="Preformatted_20_Text">9794,03/29/2020,,Ghana,3/8/20 5:31,152.0,5.0,2.0</text:p>
      <text:p text:style-name="Preformatted_20_Text">9795,03/29/2020,,Greece,3/8/20 5:31,1156.0,38.0,52.0</text:p>
      <text:p text:style-name="Preformatted_20_Text">9796,03/29/2020,,Grenada,3/8/20 5:31,9.0,0.0,0.0</text:p>
      <text:p text:style-name="Preformatted_20_Text">9797,03/29/2020,,Guatemala,3/8/20 5:31,34.0,1.0,10.0</text:p>
      <text:p text:style-name="Preformatted_20_Text">9798,03/29/2020,,Guinea,3/8/20 5:31,16.0,0.0,0.0</text:p>
      <text:p text:style-name="Preformatted_20_Text">9799,03/29/2020,,Guinea-Bissau,3/8/20 5:31,2.0,0.0,0.0</text:p>
      <text:p text:style-name="Preformatted_20_Text">9800,03/29/2020,,Guyana,3/8/20 5:31,8.0,1.0,0.0</text:p>
      <text:p text:style-name="Preformatted_20_Text">9801,03/29/2020,,Haiti,3/8/20 5:31,15.0,0.0,1.0</text:p>
      <text:p text:style-name="Preformatted_20_Text">9802,03/29/2020,,Holy See,3/8/20 5:31,6.0,0.0,0.0</text:p>
      <text:p text:style-name="Preformatted_20_Text">9803,03/29/2020,,Honduras,3/8/20 5:31,110.0,3.0,3.0</text:p>
      <text:p text:style-name="Preformatted_20_Text">9804,03/29/2020,,Hungary,3/8/20 5:31,408.0,13.0,34.0</text:p>
      <text:p text:style-name="Preformatted_20_Text">9805,03/29/2020,,Iceland,3/8/20 5:31,1020.0,2.0,135.0</text:p>
      <text:p text:style-name="Preformatted_20_Text">9806,03/29/2020,,India,3/8/20 5:31,1024.0,27.0,95.0</text:p>
      <text:p text:style-name="Preformatted_20_Text">9807,03/29/2020,,Indonesia,3/8/20 5:31,1285.0,114.0,64.0</text:p>
      <text:p text:style-name="Preformatted_20_Text">9808,03/29/2020,,Iran,3/8/20 5:31,38309.0,2640.0,12391.0</text:p>
      <text:p text:style-name="Preformatted_20_Text">9809,03/29/2020,,Iraq,3/8/20 5:31,547.0,42.0,143.0</text:p>
      <text:p text:style-name="Preformatted_20_Text">9810,03/29/2020,,Ireland,3/8/20 5:31,2615.0,46.0,5.0</text:p>
      <text:p text:style-name="Preformatted_20_Text">9811,03/29/2020,,Israel,3/8/20 5:31,4247.0,15.0,132.0</text:p>
      <text:p text:style-name="Preformatted_20_Text">9812,03/29/2020,,Italy,3/8/20 5:31,97689.0,10779.0,13030.0</text:p>
      <text:p text:style-name="Preformatted_20_Text">9813,03/29/2020,,Ivory Coast,3/8/20 5:31,165.0,1.0,4.0</text:p>
      <text:p text:style-name="Preformatted_20_Text">9814,03/29/2020,,Jamaica,3/8/20 5:31,32.0,1.0,2.0</text:p>
      <text:p text:style-name="Preformatted_20_Text">9815,03/29/2020,,Japan,3/8/20 5:31,1866.0,54.0,424.0</text:p>
      <text:p text:style-name="Preformatted_20_Text">9816,03/29/2020,,Jordan,3/8/20 5:31,259.0,3.0,18.0</text:p>
      <text:p text:style-name="Preformatted_20_Text">9817,03/29/2020,,Kazakhstan,3/8/20 5:31,284.0,1.0,20.0</text:p>
      <text:p text:style-name="Preformatted_20_Text">9818,03/29/2020,,Kenya,3/8/20 5:31,42.0,1.0,1.0</text:p>
      <text:p text:style-name="Preformatted_20_Text">9819,03/29/2020,,Kosovo,3/8/20 5:31,94.0,1.0,1.0</text:p>
      <text:p text:style-name="Preformatted_20_Text">9820,03/29/2020,,Kuwait,3/8/20 5:31,255.0,0.0,67.0</text:p>
      <text:p text:style-name="Preformatted_20_Text">9821,03/29/2020,,Kyrgyzstan,3/8/20 5:31,84.0,0.0,0.0</text:p>
      <text:p text:style-name="Preformatted_20_Text"><text:soft-page-break/>9822,03/29/2020,,Laos,3/8/20 5:31,8.0,0.0,0.0</text:p>
      <text:p text:style-name="Preformatted_20_Text">9823,03/29/2020,,Latvia,3/8/20 5:31,347.0,0.0,1.0</text:p>
      <text:p text:style-name="Preformatted_20_Text">9824,03/29/2020,,Lebanon,3/8/20 5:31,438.0,10.0,30.0</text:p>
      <text:p text:style-name="Preformatted_20_Text">9825,03/29/2020,,Liberia,3/8/20 5:31,3.0,0.0,0.0</text:p>
      <text:p text:style-name="Preformatted_20_Text">9826,03/29/2020,,Libya,3/8/20 5:31,8.0,0.0,0.0</text:p>
      <text:p text:style-name="Preformatted_20_Text">9827,03/29/2020,,Liechtenstein,3/8/20 5:31,56.0,0.0,0.0</text:p>
      <text:p text:style-name="Preformatted_20_Text">9828,03/29/2020,,Lithuania,3/8/20 5:31,460.0,7.0,1.0</text:p>
      <text:p text:style-name="Preformatted_20_Text">9829,03/29/2020,,Luxembourg,3/8/20 5:31,1950.0,21.0,40.0</text:p>
      <text:p text:style-name="Preformatted_20_Text">9830,03/29/2020,,MS Zaandam,3/8/20 5:31,2.0,0.0,0.0</text:p>
      <text:p text:style-name="Preformatted_20_Text">9831,03/29/2020,,Madagascar,3/8/20 5:31,39.0,0.0,0.0</text:p>
      <text:p text:style-name="Preformatted_20_Text">9832,03/29/2020,,Malaysia,3/8/20 5:31,2470.0,35.0,388.0</text:p>
      <text:p text:style-name="Preformatted_20_Text">9833,03/29/2020,,Maldives,3/8/20 5:31,17.0,0.0,13.0</text:p>
      <text:p text:style-name="Preformatted_20_Text">9834,03/29/2020,,Mali,3/8/20 5:31,18.0,1.0,0.0</text:p>
      <text:p text:style-name="Preformatted_20_Text">9835,03/29/2020,,Malta,3/8/20 5:31,151.0,0.0,2.0</text:p>
      <text:p text:style-name="Preformatted_20_Text">9836,03/29/2020,,Mauritania,3/8/20 5:31,5.0,0.0,2.0</text:p>
      <text:p text:style-name="Preformatted_20_Text">9837,03/29/2020,,Mauritius,3/8/20 5:31,107.0,3.0,0.0</text:p>
      <text:p text:style-name="Preformatted_20_Text">9838,03/29/2020,,Mexico,3/8/20 5:31,848.0,16.0,4.0</text:p>
      <text:p text:style-name="Preformatted_20_Text">9839,03/29/2020,,Moldova,3/8/20 5:31,263.0,2.0,2.0</text:p>
      <text:p text:style-name="Preformatted_20_Text">9840,03/29/2020,,Monaco,3/8/20 5:31,46.0,1.0,1.0</text:p>
      <text:p text:style-name="Preformatted_20_Text">9841,03/29/2020,,Mongolia,3/8/20 5:31,12.0,0.0,0.0</text:p>
      <text:p text:style-name="Preformatted_20_Text">9842,03/29/2020,,Montenegro,3/8/20 5:31,85.0,1.0,0.0</text:p>
      <text:p text:style-name="Preformatted_20_Text">9843,03/29/2020,,Morocco,3/8/20 5:31,479.0,26.0,13.0</text:p>
      <text:p text:style-name="Preformatted_20_Text">9844,03/29/2020,,Mozambique,3/8/20 5:31,8.0,0.0,0.0</text:p>
      <text:p text:style-name="Preformatted_20_Text">9845,03/29/2020,,Namibia,3/8/20 5:31,11.0,0.0,2.0</text:p>
      <text:p text:style-name="Preformatted_20_Text">9846,03/29/2020,,Nepal,3/8/20 5:31,5.0,0.0,1.0</text:p>
      <text:p text:style-name="Preformatted_20_Text">9847,03/29/2020,,Netherlands,3/8/20 5:31,10866.0,771.0,250.0</text:p>
      <text:p text:style-name="Preformatted_20_Text">9848,03/29/2020,,New Zealand,3/8/20 5:31,514.0,1.0,56.0</text:p>
      <text:p text:style-name="Preformatted_20_Text">9849,03/29/2020,,Nicaragua,3/8/20 5:31,4.0,1.0,0.0</text:p>
      <text:p text:style-name="Preformatted_20_Text">9850,03/29/2020,,Niger,3/8/20 5:31,18.0,1.0,0.0</text:p>
      <text:p text:style-name="Preformatted_20_Text">9851,03/29/2020,,Nigeria,3/8/20 5:31,111.0,1.0,3.0</text:p>
      <text:p text:style-name="Preformatted_20_Text">9852,03/29/2020,,North Macedonia,3/8/20 5:31,259.0,6.0,3.0</text:p>
      <text:p text:style-name="Preformatted_20_Text">9853,03/29/2020,,Norway,3/8/20 5:31,4284.0,25.0,7.0</text:p>
      <text:p text:style-name="Preformatted_20_Text">9854,03/29/2020,,Oman,3/8/20 5:31,167.0,0.0,23.0</text:p>
      <text:p text:style-name="Preformatted_20_Text">9855,03/29/2020,,Pakistan,3/8/20 5:31,1597.0,14.0,29.0</text:p>
      <text:p text:style-name="Preformatted_20_Text">9856,03/29/2020,,Panama,3/8/20 5:31,901.0,17.0,4.0</text:p>
      <text:p text:style-name="Preformatted_20_Text">9857,03/29/2020,,Papua New Guinea,3/8/20 5:31,1.0,0.0,0.0</text:p>
      <text:p text:style-name="Preformatted_20_Text">9858,03/29/2020,,Paraguay,3/8/20 5:31,59.0,3.0,1.0</text:p>
      <text:p text:style-name="Preformatted_20_Text">9859,03/29/2020,,Peru,3/8/20 5:31,852.0,18.0,16.0</text:p>
      <text:p text:style-name="Preformatted_20_Text">9860,03/29/2020,,Philippines,3/8/20 5:31,1418.0,71.0,42.0</text:p>
      <text:p text:style-name="Preformatted_20_Text">9861,03/29/2020,,Poland,3/8/20 5:31,1862.0,22.0,7.0</text:p>
      <text:p text:style-name="Preformatted_20_Text">9862,03/29/2020,,Portugal,3/8/20 5:31,5962.0,119.0,43.0</text:p>
      <text:p text:style-name="Preformatted_20_Text">9863,03/29/2020,,Qatar,3/8/20 5:31,634.0,1.0,48.0</text:p>
      <text:p text:style-name="Preformatted_20_Text">9864,03/29/2020,,Romania,3/8/20 5:31,1815.0,43.0,206.0</text:p>
      <text:p text:style-name="Preformatted_20_Text">9865,03/29/2020,,Russia,3/8/20 5:31,1534.0,8.0,64.0</text:p>
      <text:p text:style-name="Preformatted_20_Text">9866,03/29/2020,,Rwanda,3/8/20 5:31,70.0,0.0,0.0</text:p>
      <text:p text:style-name="Preformatted_20_Text">9867,03/29/2020,,Saint Kitts and Nevis,3/8/20 5:31,2.0,0.0,0.0</text:p>
      <text:p text:style-name="Preformatted_20_Text">9868,03/29/2020,,Saint Lucia,3/8/20 5:31,9.0,0.0,1.0</text:p>
      <text:p text:style-name="Preformatted_20_Text">9869,03/29/2020,,Saint Vincent and the Grenadines,3/8/20 5:31,1.0,0.0,1.0</text:p>
      <text:p text:style-name="Preformatted_20_Text">9870,03/29/2020,,San Marino,3/8/20 5:31,224.0,22.0,6.0</text:p>
      <text:p text:style-name="Preformatted_20_Text">9871,03/29/2020,,Saudi Arabia,3/8/20 5:31,1299.0,8.0,66.0</text:p>
      <text:p text:style-name="Preformatted_20_Text">9872,03/29/2020,,Senegal,3/8/20 5:31,142.0,0.0,27.0</text:p>
      <text:p text:style-name="Preformatted_20_Text">9873,03/29/2020,,Serbia,3/8/20 5:31,741.0,13.0,0.0</text:p>
      <text:p text:style-name="Preformatted_20_Text">9874,03/29/2020,,Seychelles,3/8/20 5:31,8.0,0.0,0.0</text:p>
      <text:p text:style-name="Preformatted_20_Text">9875,03/29/2020,,Singapore,3/8/20 5:31,844.0,3.0,212.0</text:p>
      <text:p text:style-name="Preformatted_20_Text">9876,03/29/2020,,Slovakia,3/8/20 5:31,314.0,0.0,2.0</text:p>
      <text:p text:style-name="Preformatted_20_Text">9877,03/29/2020,,Slovenia,3/8/20 5:31,730.0,11.0,10.0</text:p>
      <text:p text:style-name="Preformatted_20_Text">9878,03/29/2020,,Somalia,3/8/20 5:31,3.0,0.0,0.0</text:p>
      <text:p text:style-name="Preformatted_20_Text">9879,03/29/2020,,South Africa,3/8/20 5:31,1280.0,2.0,31.0</text:p>
      <text:p text:style-name="Preformatted_20_Text">9880,03/29/2020,,South Korea,3/8/20 5:31,9583.0,152.0,5033.0</text:p>
      <text:p text:style-name="Preformatted_20_Text">9881,03/29/2020,,Spain,3/8/20 5:31,80110.0,6803.0,14709.0</text:p>
      <text:p text:style-name="Preformatted_20_Text">9882,03/29/2020,,Sri Lanka,3/8/20 5:31,117.0,1.0,11.0</text:p>
      <text:p text:style-name="Preformatted_20_Text">9883,03/29/2020,,Sudan,3/8/20 5:31,6.0,1.0,0.0</text:p>
      <text:p text:style-name="Preformatted_20_Text">9884,03/29/2020,,Suriname,3/8/20 5:31,8.0,0.0,0.0</text:p>
      <text:p text:style-name="Preformatted_20_Text">9885,03/29/2020,,Sweden,3/8/20 5:31,3700.0,110.0,16.0</text:p>
      <text:p text:style-name="Preformatted_20_Text"><text:soft-page-break/>9886,03/29/2020,,Switzerland,3/8/20 5:31,14829.0,300.0,1595.0</text:p>
      <text:p text:style-name="Preformatted_20_Text">9887,03/29/2020,,Syria,3/8/20 5:31,9.0,1.0,0.0</text:p>
      <text:p text:style-name="Preformatted_20_Text">9888,03/29/2020,,Taiwan,3/8/20 5:31,298.0,2.0,30.0</text:p>
      <text:p text:style-name="Preformatted_20_Text">9889,03/29/2020,,Tanzania,3/8/20 5:31,14.0,0.0,1.0</text:p>
      <text:p text:style-name="Preformatted_20_Text">9890,03/29/2020,,Thailand,3/8/20 5:31,1388.0,7.0,97.0</text:p>
      <text:p text:style-name="Preformatted_20_Text">9891,03/29/2020,,Timor-Leste,3/8/20 5:31,1.0,0.0,0.0</text:p>
      <text:p text:style-name="Preformatted_20_Text">9892,03/29/2020,,Togo,3/8/20 5:31,25.0,1.0,1.0</text:p>
      <text:p text:style-name="Preformatted_20_Text">9893,03/29/2020,,Trinidad and Tobago,3/8/20 5:31,78.0,3.0,1.0</text:p>
      <text:p text:style-name="Preformatted_20_Text">9894,03/29/2020,,Tunisia,3/8/20 5:31,312.0,8.0,2.0</text:p>
      <text:p text:style-name="Preformatted_20_Text">9895,03/29/2020,,Turkey,3/8/20 5:31,9217.0,131.0,105.0</text:p>
      <text:p text:style-name="Preformatted_20_Text">9896,03/29/2020,,UK,3/8/20 5:31,19522.0,1228.0,135.0</text:p>
      <text:p text:style-name="Preformatted_20_Text">9897,03/29/2020,,Uganda,3/8/20 5:31,33.0,0.0,0.0</text:p>
      <text:p text:style-name="Preformatted_20_Text">9898,03/29/2020,,Ukraine,3/8/20 5:31,475.0,10.0,6.0</text:p>
      <text:p text:style-name="Preformatted_20_Text">9899,03/29/2020,,United Arab Emirates,3/8/20 5:31,570.0,3.0,58.0</text:p>
      <text:p text:style-name="Preformatted_20_Text">9900,03/29/2020,,Uruguay,3/8/20 5:31,304.0,1.0,0.0</text:p>
      <text:p text:style-name="Preformatted_20_Text">9901,03/29/2020,,Uzbekistan,3/8/20 5:31,144.0,2.0,7.0</text:p>
      <text:p text:style-name="Preformatted_20_Text">9902,03/29/2020,,Venezuela,3/8/20 5:31,119.0,2.0,39.0</text:p>
      <text:p text:style-name="Preformatted_20_Text">9903,03/29/2020,,Vietnam,3/8/20 5:31,188.0,0.0,25.0</text:p>
      <text:p text:style-name="Preformatted_20_Text">9904,03/29/2020,,West Bank and Gaza,3/8/20 5:31,109.0,1.0,18.0</text:p>
      <text:p text:style-name="Preformatted_20_Text">9905,03/29/2020,,Zambia,3/8/20 5:31,29.0,0.0,0.0</text:p>
      <text:p text:style-name="Preformatted_20_Text">9906,03/29/2020,,Zimbabwe,3/8/20 5:31,7.0,1.0,0.0</text:p>
      <text:p text:style-name="Preformatted_20_Text">9907,03/29/2020,Alabama,US,3/8/20 5:31,825.0,10.0,0.0</text:p>
      <text:p text:style-name="Preformatted_20_Text">9908,03/29/2020,Alaska,US,3/8/20 5:31,102.0,2.0,0.0</text:p>
      <text:p text:style-name="Preformatted_20_Text">9909,03/29/2020,Alberta,Canada,3/8/20 5:31,621.0,2.0,0.0</text:p>
      <text:p text:style-name="Preformatted_20_Text">9910,03/29/2020,American Samoa,US,3/8/20 5:31,0.0,0.0,0.0</text:p>
      <text:p text:style-name="Preformatted_20_Text">9911,03/29/2020,Anguilla,UK,3/8/20 5:31,2.0,0.0,0.0</text:p>
      <text:p text:style-name="Preformatted_20_Text">9912,03/29/2020,Anhui,Mainland China,3/8/20 5:31,990.0,6.0,984.0</text:p>
      <text:p text:style-name="Preformatted_20_Text">9913,03/29/2020,Arizona,US,3/8/20 5:31,919.0,17.0,0.0</text:p>
      <text:p text:style-name="Preformatted_20_Text">9914,03/29/2020,Arkansas,US,3/8/20 5:31,426.0,6.0,0.0</text:p>
      <text:p text:style-name="Preformatted_20_Text">9915,03/29/2020,Aruba,Netherlands,3/8/20 5:31,50.0,0.0,1.0</text:p>
      <text:p text:style-name="Preformatted_20_Text">9916,03/29/2020,Australian Capital Territory,Australia,3/8/20 5:31,77.0,0.0,2.0</text:p>
      <text:p text:style-name="Preformatted_20_Text">9917,03/29/2020,Beijing,Mainland China,3/8/20 5:31,577.0,8.0,412.0</text:p>
      <text:p text:style-name="Preformatted_20_Text">9918,03/29/2020,Bermuda,UK,3/8/20 5:31,22.0,0.0,2.0</text:p>
      <text:p text:style-name="Preformatted_20_Text">9919,03/29/2020,British Columbia,Canada,3/8/20 5:31,884.0,17.0,0.0</text:p>
      <text:p text:style-name="Preformatted_20_Text">9920,03/29/2020,British Virgin Islands,UK,3/8/20 5:31,2.0,0.0,0.0</text:p>
      <text:p text:style-name="Preformatted_20_Text">9921,03/29/2020,California,US,3/8/20 5:31,5852.0,124.0,0.0</text:p>
      <text:p text:style-name="Preformatted_20_Text">9922,03/29/2020,Cayman Islands,UK,3/8/20 5:31,8.0,1.0,0.0</text:p>
      <text:p text:style-name="Preformatted_20_Text">9923,03/29/2020,Channel Islands,UK,3/8/20 5:31,108.0,2.0,0.0</text:p>
      <text:p text:style-name="Preformatted_20_Text">9924,03/29/2020,Chongqing,Mainland China,3/8/20 5:31,579.0,6.0,570.0</text:p>
      <text:p text:style-name="Preformatted_20_Text">9925,03/29/2020,Colorado,US,3/8/20 5:31,2307.0,47.0,0.0</text:p>
      <text:p text:style-name="Preformatted_20_Text">9926,03/29/2020,Connecticut,US,3/8/20 5:31,1993.0,34.0,0.0</text:p>
      <text:p text:style-name="Preformatted_20_Text">9927,03/29/2020,Curacao,Netherlands,3/8/20 5:31,8.0,1.0,2.0</text:p>
      <text:p text:style-name="Preformatted_20_Text">9928,03/29/2020,Delaware,US,3/8/20 5:31,232.0,6.0,0.0</text:p>
      <text:p text:style-name="Preformatted_20_Text">9929,03/29/2020,Diamond Princess cruise ship,Canada,3/8/20 5:31,0.0,1.0,0.0</text:p>
      <text:p text:style-name="Preformatted_20_Text">9930,03/29/2020,Diamond Princess cruise ship,US,3/8/20 5:31,49.0,0.0,0.0</text:p>
      <text:p text:style-name="Preformatted_20_Text">9931,03/29/2020,District of Columbia,US,3/8/20 5:31,342.0,5.0,0.0</text:p>
      <text:p text:style-name="Preformatted_20_Text">9932,03/29/2020,Faroe Islands,Denmark,3/8/20 5:31,159.0,0.0,70.0</text:p>
      <text:p text:style-name="Preformatted_20_Text">9933,03/29/2020,Florida,US,3/8/20 5:31,4246.0,56.0,0.0</text:p>
      <text:p text:style-name="Preformatted_20_Text">9934,03/29/2020,French Guiana,France,3/8/20 5:31,28.0,0.0,6.0</text:p>
      <text:p text:style-name="Preformatted_20_Text">9935,03/29/2020,French Polynesia,France,3/8/20 5:31,30.0,0.0,0.0</text:p>
      <text:p text:style-name="Preformatted_20_Text">9936,03/29/2020,Fujian,Mainland China,3/8/20 5:31,338.0,1.0,295.0</text:p>
      <text:p text:style-name="Preformatted_20_Text">9937,03/29/2020,Gansu,Mainland China,3/8/20 5:31,138.0,2.0,125.0</text:p>
      <text:p text:style-name="Preformatted_20_Text">9938,03/29/2020,Georgia,US,3/8/20 5:31,2651.0,80.0,0.0</text:p>
      <text:p text:style-name="Preformatted_20_Text">9939,03/29/2020,Gibraltar,UK,3/8/20 5:31,65.0,0.0,14.0</text:p>
      <text:p text:style-name="Preformatted_20_Text">9940,03/29/2020,Grand Princess,Canada,3/8/20 5:31,13.0,0.0,0.0</text:p>
      <text:p text:style-name="Preformatted_20_Text">9941,03/29/2020,Grand Princess,US,3/8/20 5:31,103.0,3.0,0.0</text:p>
      <text:p text:style-name="Preformatted_20_Text">9942,03/29/2020,Greenland,Denmark,3/8/20 5:31,10.0,0.0,2.0</text:p>
      <text:p text:style-name="Preformatted_20_Text">9943,03/29/2020,Guadeloupe,France,3/8/20 5:31,106.0,4.0,17.0</text:p>
      <text:p text:style-name="Preformatted_20_Text">9944,03/29/2020,Guam,US,3/8/20 5:31,56.0,1.0,0.0</text:p>
      <text:p text:style-name="Preformatted_20_Text">9945,03/29/2020,Guangdong,Mainland China,3/8/20 5:31,1475.0,8.0,1349.0</text:p>
      <text:p text:style-name="Preformatted_20_Text">9946,03/29/2020,Guangxi,Mainland China,3/8/20 5:31,254.0,2.0,250.0</text:p>
      <text:p text:style-name="Preformatted_20_Text">9947,03/29/2020,Guizhou,Mainland China,3/8/20 5:31,146.0,2.0,144.0</text:p>
      <text:p text:style-name="Preformatted_20_Text">9948,03/29/2020,Hainan,Mainland China,3/8/20 5:31,168.0,6.0,162.0</text:p>
      <text:p text:style-name="Preformatted_20_Text">9949,03/29/2020,Hawaii,US,3/8/20 5:31,149.0,0.0,0.0</text:p>
      <text:p text:style-name="Preformatted_20_Text"><text:soft-page-break/>9950,03/29/2020,Hebei,Mainland China,3/8/20 5:31,319.0,6.0,310.0</text:p>
      <text:p text:style-name="Preformatted_20_Text">9951,03/29/2020,Heilongjiang,Mainland China,3/8/20 5:31,484.0,13.0,469.0</text:p>
      <text:p text:style-name="Preformatted_20_Text">9952,03/29/2020,Henan,Mainland China,3/8/20 5:31,1276.0,22.0,1251.0</text:p>
      <text:p text:style-name="Preformatted_20_Text">9953,03/29/2020,Hong Kong,Hong Kong,3/8/20 5:31,641.0,4.0,112.0</text:p>
      <text:p text:style-name="Preformatted_20_Text">9954,03/29/2020,Hubei,Mainland China,3/8/20 5:31,67801.0,3182.0,62570.0</text:p>
      <text:p text:style-name="Preformatted_20_Text">9955,03/29/2020,Hunan,Mainland China,3/8/20 5:31,1018.0,4.0,1014.0</text:p>
      <text:p text:style-name="Preformatted_20_Text">9956,03/29/2020,Idaho,US,3/8/20 5:31,281.0,5.0,0.0</text:p>
      <text:p text:style-name="Preformatted_20_Text">9957,03/29/2020,Illinois,US,3/8/20 5:31,4596.0,66.0,0.0</text:p>
      <text:p text:style-name="Preformatted_20_Text">9958,03/29/2020,Indiana,US,3/8/20 5:31,1513.0,32.0,0.0</text:p>
      <text:p text:style-name="Preformatted_20_Text">9959,03/29/2020,Inner Mongolia,Mainland China,3/8/20 5:31,95.0,1.0,74.0</text:p>
      <text:p text:style-name="Preformatted_20_Text">9960,03/29/2020,Iowa,US,3/8/20 5:31,336.0,4.0,0.0</text:p>
      <text:p text:style-name="Preformatted_20_Text">9961,03/29/2020,Isle of Man,UK,3/8/20 5:31,42.0,0.0,0.0</text:p>
      <text:p text:style-name="Preformatted_20_Text">9962,03/29/2020,Jiangsu,Mainland China,3/8/20 5:31,644.0,0.0,631.0</text:p>
      <text:p text:style-name="Preformatted_20_Text">9963,03/29/2020,Jiangxi,Mainland China,3/8/20 5:31,937.0,1.0,934.0</text:p>
      <text:p text:style-name="Preformatted_20_Text">9964,03/29/2020,Jilin,Mainland China,3/8/20 5:31,98.0,1.0,92.0</text:p>
      <text:p text:style-name="Preformatted_20_Text">9965,03/29/2020,Kansas,US,3/8/20 5:31,330.0,7.0,0.0</text:p>
      <text:p text:style-name="Preformatted_20_Text">9966,03/29/2020,Kentucky,US,3/8/20 5:31,438.0,9.0,0.0</text:p>
      <text:p text:style-name="Preformatted_20_Text">9967,03/29/2020,Liaoning,Mainland China,3/8/20 5:31,134.0,2.0,124.0</text:p>
      <text:p text:style-name="Preformatted_20_Text">9968,03/29/2020,Louisiana,US,3/8/20 5:31,3540.0,151.0,0.0</text:p>
      <text:p text:style-name="Preformatted_20_Text">9969,03/29/2020,Macau,Macau,3/8/20 5:31,37.0,0.0,10.0</text:p>
      <text:p text:style-name="Preformatted_20_Text">9970,03/29/2020,Maine,US,3/8/20 5:31,253.0,3.0,0.0</text:p>
      <text:p text:style-name="Preformatted_20_Text">9971,03/29/2020,Manitoba,Canada,3/8/20 5:31,72.0,1.0,0.0</text:p>
      <text:p text:style-name="Preformatted_20_Text">9972,03/29/2020,Martinique,France,3/8/20 5:31,93.0,1.0,0.0</text:p>
      <text:p text:style-name="Preformatted_20_Text">9973,03/29/2020,Maryland,US,3/8/20 5:31,1239.0,10.0,0.0</text:p>
      <text:p text:style-name="Preformatted_20_Text">9974,03/29/2020,Massachusetts,US,3/8/20 5:31,4955.0,48.0,0.0</text:p>
      <text:p text:style-name="Preformatted_20_Text">9975,03/29/2020,Mayotte,France,3/8/20 5:31,63.0,0.0,0.0</text:p>
      <text:p text:style-name="Preformatted_20_Text">9976,03/29/2020,Michigan,US,3/8/20 5:31,5488.0,132.0,0.0</text:p>
      <text:p text:style-name="Preformatted_20_Text">9977,03/29/2020,Minnesota,US,3/8/20 5:31,503.0,9.0,0.0</text:p>
      <text:p text:style-name="Preformatted_20_Text">9978,03/29/2020,Mississippi,US,3/8/20 5:31,759.0,14.0,0.0</text:p>
      <text:p text:style-name="Preformatted_20_Text">9979,03/29/2020,Missouri,US,3/8/20 5:31,915.0,13.0,0.0</text:p>
      <text:p text:style-name="Preformatted_20_Text">9980,03/29/2020,Montana,US,3/8/20 5:31,154.0,1.0,0.0</text:p>
      <text:p text:style-name="Preformatted_20_Text">9981,03/29/2020,Montserrat,UK,3/8/20 5:31,5.0,0.0,0.0</text:p>
      <text:p text:style-name="Preformatted_20_Text">9982,03/29/2020,Nebraska,US,3/8/20 5:31,108.0,2.0,0.0</text:p>
      <text:p text:style-name="Preformatted_20_Text">9983,03/29/2020,Nevada,US,3/8/20 5:31,920.0,15.0,0.0</text:p>
      <text:p text:style-name="Preformatted_20_Text">9984,03/29/2020,New Brunswick,Canada,3/8/20 5:31,66.0,0.0,0.0</text:p>
      <text:p text:style-name="Preformatted_20_Text">9985,03/29/2020,New Caledonia,France,3/8/20 5:31,15.0,0.0,0.0</text:p>
      <text:p text:style-name="Preformatted_20_Text">9986,03/29/2020,New Hampshire,US,3/8/20 5:31,214.0,2.0,0.0</text:p>
      <text:p text:style-name="Preformatted_20_Text">9987,03/29/2020,New Jersey,US,3/8/20 5:31,13386.0,161.0,0.0</text:p>
      <text:p text:style-name="Preformatted_20_Text">9988,03/29/2020,New Mexico,US,3/8/20 5:31,237.0,2.0,0.0</text:p>
      <text:p text:style-name="Preformatted_20_Text">9989,03/29/2020,New South Wales,Australia,3/8/20 5:31,1791.0,8.0,4.0</text:p>
      <text:p text:style-name="Preformatted_20_Text">9990,03/29/2020,New York,US,3/8/20 5:31,59648.0,965.0,0.0</text:p>
      <text:p text:style-name="Preformatted_20_Text">9991,03/29/2020,Newfoundland and Labrador,Canada,3/8/20 5:31,135.0,0.0,0.0</text:p>
      <text:p text:style-name="Preformatted_20_Text">9992,03/29/2020,Ningxia,Mainland China,3/8/20 5:31,75.0,0.0,75.0</text:p>
      <text:p text:style-name="Preformatted_20_Text">9993,03/29/2020,North Carolina,US,3/8/20 5:31,1191.0,7.0,0.0</text:p>
      <text:p text:style-name="Preformatted_20_Text">9994,03/29/2020,North Dakota,US,3/8/20 5:31,98.0,1.0,0.0</text:p>
      <text:p text:style-name="Preformatted_20_Text">9995,03/29/2020,Northern Mariana Islands,US,3/8/20 5:31,0.0,0.0,0.0</text:p>
      <text:p text:style-name="Preformatted_20_Text">9996,03/29/2020,Northern Territory,Australia,3/8/20 5:31,15.0,0.0,0.0</text:p>
      <text:p text:style-name="Preformatted_20_Text">9997,03/29/2020,Northwest Territories,Canada,3/8/20 5:31,1.0,0.0,0.0</text:p>
      <text:p text:style-name="Preformatted_20_Text">9998,03/29/2020,Nova Scotia,Canada,3/8/20 5:31,122.0,0.0,0.0</text:p>
      <text:p text:style-name="Preformatted_20_Text">9999,03/29/2020,Ohio,US,3/8/20 5:31,1653.0,29.0,0.0</text:p>
      <text:p text:style-name="Preformatted_20_Text">10000,03/29/2020,Oklahoma,US,3/8/20 5:31,429.0,16.0,0.0</text:p>
      <text:p text:style-name="Preformatted_20_Text">10001,03/29/2020,Ontario,Canada,3/8/20 5:31,1355.0,21.0,0.0</text:p>
      <text:p text:style-name="Preformatted_20_Text">10002,03/29/2020,Oregon,US,3/8/20 5:31,548.0,13.0,0.0</text:p>
      <text:p text:style-name="Preformatted_20_Text">10003,03/29/2020,Pennsylvania,US,3/8/20 5:31,3432.0,41.0,0.0</text:p>
      <text:p text:style-name="Preformatted_20_Text">10004,03/29/2020,Prince Edward Island,Canada,3/8/20 5:31,11.0,0.0,0.0</text:p>
      <text:p text:style-name="Preformatted_20_Text">10005,03/29/2020,Puerto Rico,US,3/8/20 5:31,127.0,3.0,0.0</text:p>
      <text:p text:style-name="Preformatted_20_Text">10006,03/29/2020,Qinghai,Mainland China,3/8/20 5:31,18.0,0.0,18.0</text:p>
      <text:p text:style-name="Preformatted_20_Text">10007,03/29/2020,Quebec,Canada,3/8/20 5:31,2840.0,22.0,0.0</text:p>
      <text:p text:style-name="Preformatted_20_Text">10008,03/29/2020,Queensland,Australia,3/8/20 5:31,656.0,2.0,8.0</text:p>
      <text:p text:style-name="Preformatted_20_Text">10009,03/29/2020,Recovered,Canada,3/8/20 5:31,0.0,0.0,466.0</text:p>
      <text:p text:style-name="Preformatted_20_Text">10010,03/29/2020,Recovered,US,3/8/20 5:31,0.0,0.0,2665.0</text:p>
      <text:p text:style-name="Preformatted_20_Text">10011,03/29/2020,Reunion,France,3/8/20 5:31,183.0,0.0,1.0</text:p>
      <text:p text:style-name="Preformatted_20_Text">10012,03/29/2020,Rhode Island,US,3/8/20 5:31,294.0,3.0,0.0</text:p>
      <text:p text:style-name="Preformatted_20_Text">10013,03/29/2020,Saint Barthelemy,France,3/8/20 5:31,5.0,0.0,0.0</text:p>
      <text:p text:style-name="Preformatted_20_Text"><text:soft-page-break/>10014,03/29/2020,Saskatchewan,Canada,3/8/20 5:31,156.0,0.0,0.0</text:p>
      <text:p text:style-name="Preformatted_20_Text">10015,03/29/2020,Shaanxi,Mainland China,3/8/20 5:31,253.0,3.0,242.0</text:p>
      <text:p text:style-name="Preformatted_20_Text">10016,03/29/2020,Shandong,Mainland China,3/8/20 5:31,772.0,7.0,752.0</text:p>
      <text:p text:style-name="Preformatted_20_Text">10017,03/29/2020,Shanghai,Mainland China,3/8/20 5:31,492.0,5.0,334.0</text:p>
      <text:p text:style-name="Preformatted_20_Text">10018,03/29/2020,Shanxi,Mainland China,3/8/20 5:31,136.0,0.0,133.0</text:p>
      <text:p text:style-name="Preformatted_20_Text">10019,03/29/2020,Sichuan,Mainland China,3/8/20 5:31,550.0,3.0,536.0</text:p>
      <text:p text:style-name="Preformatted_20_Text">10020,03/29/2020,Sint Maarten,Netherlands,3/8/20 5:31,6.0,0.0,0.0</text:p>
      <text:p text:style-name="Preformatted_20_Text">10021,03/29/2020,South Australia,Australia,3/8/20 5:31,299.0,0.0,6.0</text:p>
      <text:p text:style-name="Preformatted_20_Text">10022,03/29/2020,South Carolina,US,3/8/20 5:31,774.0,16.0,0.0</text:p>
      <text:p text:style-name="Preformatted_20_Text">10023,03/29/2020,South Dakota,US,3/8/20 5:31,90.0,1.0,0.0</text:p>
      <text:p text:style-name="Preformatted_20_Text">10024,03/29/2020,St Martin,France,3/8/20 5:31,11.0,0.0,0.0</text:p>
      <text:p text:style-name="Preformatted_20_Text">10025,03/29/2020,Tasmania,Australia,3/8/20 5:31,66.0,0.0,5.0</text:p>
      <text:p text:style-name="Preformatted_20_Text">10026,03/29/2020,Tennessee,US,3/8/20 5:31,1720.0,8.0,0.0</text:p>
      <text:p text:style-name="Preformatted_20_Text">10027,03/29/2020,Texas,US,3/8/20 5:31,2792.0,37.0,0.0</text:p>
      <text:p text:style-name="Preformatted_20_Text">10028,03/29/2020,Tianjin,Mainland China,3/8/20 5:31,166.0,3.0,133.0</text:p>
      <text:p text:style-name="Preformatted_20_Text">10029,03/29/2020,Tibet,Mainland China,3/8/20 5:31,1.0,0.0,1.0</text:p>
      <text:p text:style-name="Preformatted_20_Text">10030,03/29/2020,Turks and Caicos Islands,UK,3/8/20 5:31,4.0,0.0,0.0</text:p>
      <text:p text:style-name="Preformatted_20_Text">10031,03/29/2020,Utah,US,3/8/20 5:31,720.0,2.0,0.0</text:p>
      <text:p text:style-name="Preformatted_20_Text">10032,03/29/2020,Vermont,US,3/8/20 5:31,235.0,12.0,0.0</text:p>
      <text:p text:style-name="Preformatted_20_Text">10033,03/29/2020,Victoria,Australia,3/8/20 5:31,769.0,4.0,191.0</text:p>
      <text:p text:style-name="Preformatted_20_Text">10034,03/29/2020,Virgin Islands,US,3/8/20 5:31,23.0,0.0,0.0</text:p>
      <text:p text:style-name="Preformatted_20_Text">10035,03/29/2020,Virginia,US,3/8/20 5:31,890.0,20.0,0.0</text:p>
      <text:p text:style-name="Preformatted_20_Text">10036,03/29/2020,Washington,US,3/8/20 5:31,4465.0,198.0,0.0</text:p>
      <text:p text:style-name="Preformatted_20_Text">10037,03/29/2020,West Virginia,US,3/8/20 5:31,113.0,0.0,0.0</text:p>
      <text:p text:style-name="Preformatted_20_Text">10038,03/29/2020,Western Australia,Australia,3/8/20 5:31,311.0,2.0,28.0</text:p>
      <text:p text:style-name="Preformatted_20_Text">10039,03/29/2020,Wisconsin,US,3/8/20 5:31,1164.0,18.0,0.0</text:p>
      <text:p text:style-name="Preformatted_20_Text">10040,03/29/2020,Wyoming,US,3/8/20 5:31,86.0,0.0,0.0</text:p>
      <text:p text:style-name="Preformatted_20_Text">10041,03/29/2020,Xinjiang,Mainland China,3/8/20 5:31,76.0,3.0,73.0</text:p>
      <text:p text:style-name="Preformatted_20_Text">10042,03/29/2020,Yukon,Canada,3/8/20 5:31,4.0,0.0,0.0</text:p>
      <text:p text:style-name="Preformatted_20_Text">10043,03/29/2020,Yunnan,Mainland China,3/8/20 5:31,180.0,2.0,172.0</text:p>
      <text:p text:style-name="Preformatted_20_Text">10044,03/29/2020,Zhejiang,Mainland China,3/8/20 5:31,1254.0,1.0,1225.0</text:p>
      <text:p text:style-name="Preformatted_20_Text">10045,03/30/2020,,Afghanistan,3/8/20 5:31,170.0,4.0,2.0</text:p>
      <text:p text:style-name="Preformatted_20_Text">10046,03/30/2020,,Albania,3/8/20 5:31,223.0,11.0,44.0</text:p>
      <text:p text:style-name="Preformatted_20_Text">10047,03/30/2020,,Algeria,3/8/20 5:31,584.0,35.0,37.0</text:p>
      <text:p text:style-name="Preformatted_20_Text">10048,03/30/2020,,Andorra,3/8/20 5:31,370.0,8.0,10.0</text:p>
      <text:p text:style-name="Preformatted_20_Text">10049,03/30/2020,,Angola,3/8/20 5:31,7.0,2.0,0.0</text:p>
      <text:p text:style-name="Preformatted_20_Text">10050,03/30/2020,,Antigua and Barbuda,3/8/20 5:31,7.0,0.0,0.0</text:p>
      <text:p text:style-name="Preformatted_20_Text">10051,03/30/2020,,Argentina,3/8/20 5:31,820.0,23.0,228.0</text:p>
      <text:p text:style-name="Preformatted_20_Text">10052,03/30/2020,,Armenia,3/8/20 5:31,482.0,3.0,30.0</text:p>
      <text:p text:style-name="Preformatted_20_Text">10053,03/30/2020,,Austria,3/8/20 5:31,9618.0,108.0,636.0</text:p>
      <text:p text:style-name="Preformatted_20_Text">10054,03/30/2020,,Azerbaijan,3/8/20 5:31,273.0,4.0,26.0</text:p>
      <text:p text:style-name="Preformatted_20_Text">10055,03/30/2020,,Bahamas,3/8/20 5:31,14.0,0.0,1.0</text:p>
      <text:p text:style-name="Preformatted_20_Text">10056,03/30/2020,,Bahrain,3/8/20 5:31,515.0,4.0,279.0</text:p>
      <text:p text:style-name="Preformatted_20_Text">10057,03/30/2020,,Bangladesh,3/8/20 5:31,49.0,5.0,19.0</text:p>
      <text:p text:style-name="Preformatted_20_Text">10058,03/30/2020,,Barbados,3/8/20 5:31,33.0,0.0,0.0</text:p>
      <text:p text:style-name="Preformatted_20_Text">10059,03/30/2020,,Belarus,3/8/20 5:31,152.0,0.0,32.0</text:p>
      <text:p text:style-name="Preformatted_20_Text">10060,03/30/2020,,Belgium,3/8/20 5:31,11899.0,513.0,1527.0</text:p>
      <text:p text:style-name="Preformatted_20_Text">10061,03/30/2020,,Belize,3/8/20 5:31,3.0,0.0,0.0</text:p>
      <text:p text:style-name="Preformatted_20_Text">10062,03/30/2020,,Benin,3/8/20 5:31,6.0,0.0,0.0</text:p>
      <text:p text:style-name="Preformatted_20_Text">10063,03/30/2020,,Bhutan,3/8/20 5:31,4.0,0.0,0.0</text:p>
      <text:p text:style-name="Preformatted_20_Text">10064,03/30/2020,,Bolivia,3/8/20 5:31,97.0,4.0,0.0</text:p>
      <text:p text:style-name="Preformatted_20_Text">10065,03/30/2020,,Bosnia and Herzegovina,3/8/20 5:31,368.0,10.0,17.0</text:p>
      <text:p text:style-name="Preformatted_20_Text">10066,03/30/2020,,Botswana,3/8/20 5:31,3.0,0.0,0.0</text:p>
      <text:p text:style-name="Preformatted_20_Text">10067,03/30/2020,,Brazil,3/8/20 5:31,4579.0,159.0,120.0</text:p>
      <text:p text:style-name="Preformatted_20_Text">10068,03/30/2020,,Brunei,3/8/20 5:31,127.0,1.0,38.0</text:p>
      <text:p text:style-name="Preformatted_20_Text">10069,03/30/2020,,Bulgaria,3/8/20 5:31,359.0,8.0,17.0</text:p>
      <text:p text:style-name="Preformatted_20_Text">10070,03/30/2020,,Burkina Faso,3/8/20 5:31,246.0,12.0,31.0</text:p>
      <text:p text:style-name="Preformatted_20_Text">10071,03/30/2020,,Burma,3/8/20 5:31,14.0,0.0,0.0</text:p>
      <text:p text:style-name="Preformatted_20_Text">10072,03/30/2020,,Cabo Verde,3/8/20 5:31,6.0,1.0,0.0</text:p>
      <text:p text:style-name="Preformatted_20_Text">10073,03/30/2020,,Cambodia,3/8/20 5:31,107.0,0.0,21.0</text:p>
      <text:p text:style-name="Preformatted_20_Text">10074,03/30/2020,,Cameroon,3/8/20 5:31,139.0,6.0,5.0</text:p>
      <text:p text:style-name="Preformatted_20_Text">10075,03/30/2020,,Central African Republic,3/8/20 5:31,3.0,0.0,0.0</text:p>
      <text:p text:style-name="Preformatted_20_Text">10076,03/30/2020,,Chad,3/8/20 5:31,5.0,0.0,0.0</text:p>
      <text:p text:style-name="Preformatted_20_Text">10077,03/30/2020,,Chile,3/8/20 5:31,2449.0,8.0,156.0</text:p>
      <text:p text:style-name="Preformatted_20_Text"><text:soft-page-break/>10078,03/30/2020,,Colombia,3/8/20 5:31,798.0,12.0,15.0</text:p>
      <text:p text:style-name="Preformatted_20_Text">10079,03/30/2020,,Congo (Brazzaville),3/8/20 5:31,19.0,0.0,0.0</text:p>
      <text:p text:style-name="Preformatted_20_Text">10080,03/30/2020,,Congo (Kinshasa),3/8/20 5:31,81.0,8.0,2.0</text:p>
      <text:p text:style-name="Preformatted_20_Text">10081,03/30/2020,,Costa Rica,3/8/20 5:31,330.0,2.0,4.0</text:p>
      <text:p text:style-name="Preformatted_20_Text">10082,03/30/2020,,Croatia,3/8/20 5:31,790.0,6.0,67.0</text:p>
      <text:p text:style-name="Preformatted_20_Text">10083,03/30/2020,,Cuba,3/8/20 5:31,170.0,4.0,4.0</text:p>
      <text:p text:style-name="Preformatted_20_Text">10084,03/30/2020,,Cyprus,3/8/20 5:31,230.0,7.0,22.0</text:p>
      <text:p text:style-name="Preformatted_20_Text">10085,03/30/2020,,Czech Republic,3/8/20 5:31,3001.0,23.0,25.0</text:p>
      <text:p text:style-name="Preformatted_20_Text">10086,03/30/2020,,Denmark,3/8/20 5:31,2577.0,77.0,1.0</text:p>
      <text:p text:style-name="Preformatted_20_Text">10087,03/30/2020,,Diamond Princess,3/8/20 5:31,712.0,10.0,603.0</text:p>
      <text:p text:style-name="Preformatted_20_Text">10088,03/30/2020,,Djibouti,3/8/20 5:31,18.0,0.0,0.0</text:p>
      <text:p text:style-name="Preformatted_20_Text">10089,03/30/2020,,Dominica,3/8/20 5:31,11.0,0.0,0.0</text:p>
      <text:p text:style-name="Preformatted_20_Text">10090,03/30/2020,,Dominican Republic,3/8/20 5:31,901.0,42.0,4.0</text:p>
      <text:p text:style-name="Preformatted_20_Text">10091,03/30/2020,,Ecuador,3/8/20 5:31,1962.0,60.0,3.0</text:p>
      <text:p text:style-name="Preformatted_20_Text">10092,03/30/2020,,Egypt,3/8/20 5:31,656.0,41.0,150.0</text:p>
      <text:p text:style-name="Preformatted_20_Text">10093,03/30/2020,,El Salvador,3/8/20 5:31,30.0,0.0,0.0</text:p>
      <text:p text:style-name="Preformatted_20_Text">10094,03/30/2020,,Equatorial Guinea,3/8/20 5:31,12.0,0.0,0.0</text:p>
      <text:p text:style-name="Preformatted_20_Text">10095,03/30/2020,,Eritrea,3/8/20 5:31,12.0,0.0,0.0</text:p>
      <text:p text:style-name="Preformatted_20_Text">10096,03/30/2020,,Estonia,3/8/20 5:31,715.0,3.0,20.0</text:p>
      <text:p text:style-name="Preformatted_20_Text">10097,03/30/2020,,Eswatini,3/8/20 5:31,9.0,0.0,0.0</text:p>
      <text:p text:style-name="Preformatted_20_Text">10098,03/30/2020,,Ethiopia,3/8/20 5:31,23.0,0.0,4.0</text:p>
      <text:p text:style-name="Preformatted_20_Text">10099,03/30/2020,,Fiji,3/8/20 5:31,5.0,0.0,0.0</text:p>
      <text:p text:style-name="Preformatted_20_Text">10100,03/30/2020,,Finland,3/8/20 5:31,1352.0,13.0,10.0</text:p>
      <text:p text:style-name="Preformatted_20_Text">10101,03/30/2020,,France,3/8/20 5:31,44550.0,3024.0,7927.0</text:p>
      <text:p text:style-name="Preformatted_20_Text">10102,03/30/2020,,Gabon,3/8/20 5:31,7.0,1.0,0.0</text:p>
      <text:p text:style-name="Preformatted_20_Text">10103,03/30/2020,,Gambia,3/8/20 5:31,4.0,1.0,0.0</text:p>
      <text:p text:style-name="Preformatted_20_Text">10104,03/30/2020,,Georgia,3/8/20 5:31,103.0,0.0,20.0</text:p>
      <text:p text:style-name="Preformatted_20_Text">10105,03/30/2020,,Germany,3/8/20 5:31,66885.0,645.0,13500.0</text:p>
      <text:p text:style-name="Preformatted_20_Text">10106,03/30/2020,,Ghana,3/8/20 5:31,152.0,5.0,2.0</text:p>
      <text:p text:style-name="Preformatted_20_Text">10107,03/30/2020,,Greece,3/8/20 5:31,1212.0,43.0,52.0</text:p>
      <text:p text:style-name="Preformatted_20_Text">10108,03/30/2020,,Grenada,3/8/20 5:31,9.0,0.0,0.0</text:p>
      <text:p text:style-name="Preformatted_20_Text">10109,03/30/2020,,Guatemala,3/8/20 5:31,36.0,1.0,10.0</text:p>
      <text:p text:style-name="Preformatted_20_Text">10110,03/30/2020,,Guinea,3/8/20 5:31,22.0,0.0,0.0</text:p>
      <text:p text:style-name="Preformatted_20_Text">10111,03/30/2020,,Guinea-Bissau,3/8/20 5:31,8.0,0.0,0.0</text:p>
      <text:p text:style-name="Preformatted_20_Text">10112,03/30/2020,,Guyana,3/8/20 5:31,8.0,1.0,0.0</text:p>
      <text:p text:style-name="Preformatted_20_Text">10113,03/30/2020,,Haiti,3/8/20 5:31,15.0,0.0,1.0</text:p>
      <text:p text:style-name="Preformatted_20_Text">10114,03/30/2020,,Holy See,3/8/20 5:31,6.0,0.0,0.0</text:p>
      <text:p text:style-name="Preformatted_20_Text">10115,03/30/2020,,Honduras,3/8/20 5:31,139.0,7.0,3.0</text:p>
      <text:p text:style-name="Preformatted_20_Text">10116,03/30/2020,,Hungary,3/8/20 5:31,447.0,15.0,34.0</text:p>
      <text:p text:style-name="Preformatted_20_Text">10117,03/30/2020,,Iceland,3/8/20 5:31,1086.0,2.0,157.0</text:p>
      <text:p text:style-name="Preformatted_20_Text">10118,03/30/2020,,India,3/8/20 5:31,1251.0,32.0,102.0</text:p>
      <text:p text:style-name="Preformatted_20_Text">10119,03/30/2020,,Indonesia,3/8/20 5:31,1414.0,122.0,75.0</text:p>
      <text:p text:style-name="Preformatted_20_Text">10120,03/30/2020,,Iran,3/8/20 5:31,41495.0,2757.0,13911.0</text:p>
      <text:p text:style-name="Preformatted_20_Text">10121,03/30/2020,,Iraq,3/8/20 5:31,630.0,46.0,152.0</text:p>
      <text:p text:style-name="Preformatted_20_Text">10122,03/30/2020,,Ireland,3/8/20 5:31,2910.0,54.0,5.0</text:p>
      <text:p text:style-name="Preformatted_20_Text">10123,03/30/2020,,Israel,3/8/20 5:31,4695.0,16.0,161.0</text:p>
      <text:p text:style-name="Preformatted_20_Text">10124,03/30/2020,,Italy,3/8/20 5:31,101739.0,11591.0,14620.0</text:p>
      <text:p text:style-name="Preformatted_20_Text">10125,03/30/2020,,Ivory Coast,3/8/20 5:31,168.0,1.0,6.0</text:p>
      <text:p text:style-name="Preformatted_20_Text">10126,03/30/2020,,Jamaica,3/8/20 5:31,36.0,1.0,2.0</text:p>
      <text:p text:style-name="Preformatted_20_Text">10127,03/30/2020,,Japan,3/8/20 5:31,1866.0,54.0,424.0</text:p>
      <text:p text:style-name="Preformatted_20_Text">10128,03/30/2020,,Jordan,3/8/20 5:31,268.0,5.0,26.0</text:p>
      <text:p text:style-name="Preformatted_20_Text">10129,03/30/2020,,Kazakhstan,3/8/20 5:31,302.0,1.0,21.0</text:p>
      <text:p text:style-name="Preformatted_20_Text">10130,03/30/2020,,Kenya,3/8/20 5:31,50.0,1.0,1.0</text:p>
      <text:p text:style-name="Preformatted_20_Text">10131,03/30/2020,,Kosovo,3/8/20 5:31,94.0,1.0,1.0</text:p>
      <text:p text:style-name="Preformatted_20_Text">10132,03/30/2020,,Kuwait,3/8/20 5:31,266.0,0.0,72.0</text:p>
      <text:p text:style-name="Preformatted_20_Text">10133,03/30/2020,,Kyrgyzstan,3/8/20 5:31,94.0,0.0,3.0</text:p>
      <text:p text:style-name="Preformatted_20_Text">10134,03/30/2020,,Laos,3/8/20 5:31,8.0,0.0,0.0</text:p>
      <text:p text:style-name="Preformatted_20_Text">10135,03/30/2020,,Latvia,3/8/20 5:31,376.0,0.0,1.0</text:p>
      <text:p text:style-name="Preformatted_20_Text">10136,03/30/2020,,Lebanon,3/8/20 5:31,446.0,11.0,35.0</text:p>
      <text:p text:style-name="Preformatted_20_Text">10137,03/30/2020,,Liberia,3/8/20 5:31,3.0,0.0,0.0</text:p>
      <text:p text:style-name="Preformatted_20_Text">10138,03/30/2020,,Libya,3/8/20 5:31,8.0,0.0,0.0</text:p>
      <text:p text:style-name="Preformatted_20_Text">10139,03/30/2020,,Liechtenstein,3/8/20 5:31,62.0,0.0,0.0</text:p>
      <text:p text:style-name="Preformatted_20_Text">10140,03/30/2020,,Lithuania,3/8/20 5:31,491.0,7.0,7.0</text:p>
      <text:p text:style-name="Preformatted_20_Text">10141,03/30/2020,,Luxembourg,3/8/20 5:31,1988.0,22.0,40.0</text:p>
      <text:p text:style-name="Preformatted_20_Text"><text:soft-page-break/>10142,03/30/2020,,MS Zaandam,3/8/20 5:31,2.0,0.0,0.0</text:p>
      <text:p text:style-name="Preformatted_20_Text">10143,03/30/2020,,Madagascar,3/8/20 5:31,43.0,0.0,0.0</text:p>
      <text:p text:style-name="Preformatted_20_Text">10144,03/30/2020,,Malaysia,3/8/20 5:31,2626.0,37.0,479.0</text:p>
      <text:p text:style-name="Preformatted_20_Text">10145,03/30/2020,,Maldives,3/8/20 5:31,17.0,0.0,13.0</text:p>
      <text:p text:style-name="Preformatted_20_Text">10146,03/30/2020,,Mali,3/8/20 5:31,25.0,2.0,0.0</text:p>
      <text:p text:style-name="Preformatted_20_Text">10147,03/30/2020,,Malta,3/8/20 5:31,156.0,0.0,2.0</text:p>
      <text:p text:style-name="Preformatted_20_Text">10148,03/30/2020,,Mauritania,3/8/20 5:31,5.0,1.0,2.0</text:p>
      <text:p text:style-name="Preformatted_20_Text">10149,03/30/2020,,Mauritius,3/8/20 5:31,128.0,3.0,0.0</text:p>
      <text:p text:style-name="Preformatted_20_Text">10150,03/30/2020,,Mexico,3/8/20 5:31,993.0,20.0,35.0</text:p>
      <text:p text:style-name="Preformatted_20_Text">10151,03/30/2020,,Moldova,3/8/20 5:31,298.0,2.0,15.0</text:p>
      <text:p text:style-name="Preformatted_20_Text">10152,03/30/2020,,Monaco,3/8/20 5:31,49.0,1.0,1.0</text:p>
      <text:p text:style-name="Preformatted_20_Text">10153,03/30/2020,,Mongolia,3/8/20 5:31,12.0,0.0,2.0</text:p>
      <text:p text:style-name="Preformatted_20_Text">10154,03/30/2020,,Montenegro,3/8/20 5:31,91.0,1.0,0.0</text:p>
      <text:p text:style-name="Preformatted_20_Text">10155,03/30/2020,,Morocco,3/8/20 5:31,556.0,33.0,15.0</text:p>
      <text:p text:style-name="Preformatted_20_Text">10156,03/30/2020,,Mozambique,3/8/20 5:31,8.0,0.0,0.0</text:p>
      <text:p text:style-name="Preformatted_20_Text">10157,03/30/2020,,Namibia,3/8/20 5:31,11.0,0.0,2.0</text:p>
      <text:p text:style-name="Preformatted_20_Text">10158,03/30/2020,,Nepal,3/8/20 5:31,5.0,0.0,1.0</text:p>
      <text:p text:style-name="Preformatted_20_Text">10159,03/30/2020,,Netherlands,3/8/20 5:31,11750.0,864.0,250.0</text:p>
      <text:p text:style-name="Preformatted_20_Text">10160,03/30/2020,,New Zealand,3/8/20 5:31,589.0,1.0,63.0</text:p>
      <text:p text:style-name="Preformatted_20_Text">10161,03/30/2020,,Nicaragua,3/8/20 5:31,4.0,1.0,0.0</text:p>
      <text:p text:style-name="Preformatted_20_Text">10162,03/30/2020,,Niger,3/8/20 5:31,27.0,3.0,0.0</text:p>
      <text:p text:style-name="Preformatted_20_Text">10163,03/30/2020,,Nigeria,3/8/20 5:31,131.0,2.0,8.0</text:p>
      <text:p text:style-name="Preformatted_20_Text">10164,03/30/2020,,North Macedonia,3/8/20 5:31,285.0,7.0,12.0</text:p>
      <text:p text:style-name="Preformatted_20_Text">10165,03/30/2020,,Norway,3/8/20 5:31,4445.0,32.0,12.0</text:p>
      <text:p text:style-name="Preformatted_20_Text">10166,03/30/2020,,Oman,3/8/20 5:31,179.0,0.0,29.0</text:p>
      <text:p text:style-name="Preformatted_20_Text">10167,03/30/2020,,Pakistan,3/8/20 5:31,1717.0,21.0,76.0</text:p>
      <text:p text:style-name="Preformatted_20_Text">10168,03/30/2020,,Panama,3/8/20 5:31,989.0,24.0,4.0</text:p>
      <text:p text:style-name="Preformatted_20_Text">10169,03/30/2020,,Papua New Guinea,3/8/20 5:31,1.0,0.0,0.0</text:p>
      <text:p text:style-name="Preformatted_20_Text">10170,03/30/2020,,Paraguay,3/8/20 5:31,64.0,3.0,1.0</text:p>
      <text:p text:style-name="Preformatted_20_Text">10171,03/30/2020,,Peru,3/8/20 5:31,950.0,24.0,53.0</text:p>
      <text:p text:style-name="Preformatted_20_Text">10172,03/30/2020,,Philippines,3/8/20 5:31,1546.0,78.0,42.0</text:p>
      <text:p text:style-name="Preformatted_20_Text">10173,03/30/2020,,Poland,3/8/20 5:31,2055.0,31.0,7.0</text:p>
      <text:p text:style-name="Preformatted_20_Text">10174,03/30/2020,,Portugal,3/8/20 5:31,6408.0,140.0,43.0</text:p>
      <text:p text:style-name="Preformatted_20_Text">10175,03/30/2020,,Qatar,3/8/20 5:31,693.0,1.0,51.0</text:p>
      <text:p text:style-name="Preformatted_20_Text">10176,03/30/2020,,Romania,3/8/20 5:31,2109.0,65.0,209.0</text:p>
      <text:p text:style-name="Preformatted_20_Text">10177,03/30/2020,,Russia,3/8/20 5:31,1836.0,9.0,66.0</text:p>
      <text:p text:style-name="Preformatted_20_Text">10178,03/30/2020,,Rwanda,3/8/20 5:31,70.0,0.0,0.0</text:p>
      <text:p text:style-name="Preformatted_20_Text">10179,03/30/2020,,Saint Kitts and Nevis,3/8/20 5:31,7.0,0.0,0.0</text:p>
      <text:p text:style-name="Preformatted_20_Text">10180,03/30/2020,,Saint Lucia,3/8/20 5:31,9.0,0.0,1.0</text:p>
      <text:p text:style-name="Preformatted_20_Text">10181,03/30/2020,,Saint Vincent and the Grenadines,3/8/20 5:31,1.0,0.0,1.0</text:p>
      <text:p text:style-name="Preformatted_20_Text">10182,03/30/2020,,San Marino,3/8/20 5:31,230.0,25.0,13.0</text:p>
      <text:p text:style-name="Preformatted_20_Text">10183,03/30/2020,,Saudi Arabia,3/8/20 5:31,1453.0,8.0,115.0</text:p>
      <text:p text:style-name="Preformatted_20_Text">10184,03/30/2020,,Senegal,3/8/20 5:31,162.0,0.0,27.0</text:p>
      <text:p text:style-name="Preformatted_20_Text">10185,03/30/2020,,Serbia,3/8/20 5:31,785.0,16.0,0.0</text:p>
      <text:p text:style-name="Preformatted_20_Text">10186,03/30/2020,,Seychelles,3/8/20 5:31,8.0,0.0,0.0</text:p>
      <text:p text:style-name="Preformatted_20_Text">10187,03/30/2020,,Singapore,3/8/20 5:31,879.0,3.0,228.0</text:p>
      <text:p text:style-name="Preformatted_20_Text">10188,03/30/2020,,Slovakia,3/8/20 5:31,336.0,0.0,7.0</text:p>
      <text:p text:style-name="Preformatted_20_Text">10189,03/30/2020,,Slovenia,3/8/20 5:31,756.0,11.0,10.0</text:p>
      <text:p text:style-name="Preformatted_20_Text">10190,03/30/2020,,Somalia,3/8/20 5:31,3.0,0.0,0.0</text:p>
      <text:p text:style-name="Preformatted_20_Text">10191,03/30/2020,,South Africa,3/8/20 5:31,1326.0,3.0,31.0</text:p>
      <text:p text:style-name="Preformatted_20_Text">10192,03/30/2020,,South Korea,3/8/20 5:31,9661.0,158.0,5228.0</text:p>
      <text:p text:style-name="Preformatted_20_Text">10193,03/30/2020,,Spain,3/8/20 5:31,87956.0,7716.0,16780.0</text:p>
      <text:p text:style-name="Preformatted_20_Text">10194,03/30/2020,,Sri Lanka,3/8/20 5:31,122.0,2.0,15.0</text:p>
      <text:p text:style-name="Preformatted_20_Text">10195,03/30/2020,,Sudan,3/8/20 5:31,6.0,2.0,0.0</text:p>
      <text:p text:style-name="Preformatted_20_Text">10196,03/30/2020,,Suriname,3/8/20 5:31,8.0,0.0,0.0</text:p>
      <text:p text:style-name="Preformatted_20_Text">10197,03/30/2020,,Sweden,3/8/20 5:31,4028.0,146.0,16.0</text:p>
      <text:p text:style-name="Preformatted_20_Text">10198,03/30/2020,,Switzerland,3/8/20 5:31,15922.0,359.0,1823.0</text:p>
      <text:p text:style-name="Preformatted_20_Text">10199,03/30/2020,,Syria,3/8/20 5:31,10.0,2.0,0.0</text:p>
      <text:p text:style-name="Preformatted_20_Text">10200,03/30/2020,,Taiwan,3/8/20 5:31,306.0,5.0,39.0</text:p>
      <text:p text:style-name="Preformatted_20_Text">10201,03/30/2020,,Tanzania,3/8/20 5:31,19.0,0.0,1.0</text:p>
      <text:p text:style-name="Preformatted_20_Text">10202,03/30/2020,,Thailand,3/8/20 5:31,1524.0,9.0,229.0</text:p>
      <text:p text:style-name="Preformatted_20_Text">10203,03/30/2020,,Timor-Leste,3/8/20 5:31,1.0,0.0,0.0</text:p>
      <text:p text:style-name="Preformatted_20_Text">10204,03/30/2020,,Togo,3/8/20 5:31,30.0,1.0,1.0</text:p>
      <text:p text:style-name="Preformatted_20_Text">10205,03/30/2020,,Trinidad and Tobago,3/8/20 5:31,82.0,3.0,1.0</text:p>
      <text:p text:style-name="Preformatted_20_Text"><text:soft-page-break/>10206,03/30/2020,,Tunisia,3/8/20 5:31,312.0,8.0,3.0</text:p>
      <text:p text:style-name="Preformatted_20_Text">10207,03/30/2020,,Turkey,3/8/20 5:31,10827.0,168.0,162.0</text:p>
      <text:p text:style-name="Preformatted_20_Text">10208,03/30/2020,,UK,3/8/20 5:31,22141.0,1408.0,135.0</text:p>
      <text:p text:style-name="Preformatted_20_Text">10209,03/30/2020,,Uganda,3/8/20 5:31,33.0,0.0,0.0</text:p>
      <text:p text:style-name="Preformatted_20_Text">10210,03/30/2020,,Ukraine,3/8/20 5:31,548.0,13.0,8.0</text:p>
      <text:p text:style-name="Preformatted_20_Text">10211,03/30/2020,,United Arab Emirates,3/8/20 5:31,611.0,5.0,61.0</text:p>
      <text:p text:style-name="Preformatted_20_Text">10212,03/30/2020,,Uruguay,3/8/20 5:31,310.0,1.0,0.0</text:p>
      <text:p text:style-name="Preformatted_20_Text">10213,03/30/2020,,Uzbekistan,3/8/20 5:31,149.0,2.0,7.0</text:p>
      <text:p text:style-name="Preformatted_20_Text">10214,03/30/2020,,Venezuela,3/8/20 5:31,135.0,3.0,39.0</text:p>
      <text:p text:style-name="Preformatted_20_Text">10215,03/30/2020,,Vietnam,3/8/20 5:31,203.0,0.0,55.0</text:p>
      <text:p text:style-name="Preformatted_20_Text">10216,03/30/2020,,West Bank and Gaza,3/8/20 5:31,116.0,1.0,18.0</text:p>
      <text:p text:style-name="Preformatted_20_Text">10217,03/30/2020,,Zambia,3/8/20 5:31,35.0,0.0,0.0</text:p>
      <text:p text:style-name="Preformatted_20_Text">10218,03/30/2020,,Zimbabwe,3/8/20 5:31,7.0,1.0,0.0</text:p>
      <text:p text:style-name="Preformatted_20_Text">10219,03/30/2020,Alabama,US,3/8/20 5:31,899.0,10.0,0.0</text:p>
      <text:p text:style-name="Preformatted_20_Text">10220,03/30/2020,Alaska,US,3/8/20 5:31,114.0,3.0,0.0</text:p>
      <text:p text:style-name="Preformatted_20_Text">10221,03/30/2020,Alberta,Canada,3/8/20 5:31,661.0,3.0,0.0</text:p>
      <text:p text:style-name="Preformatted_20_Text">10222,03/30/2020,American Samoa,US,3/8/20 5:31,0.0,0.0,0.0</text:p>
      <text:p text:style-name="Preformatted_20_Text">10223,03/30/2020,Anguilla,UK,3/8/20 5:31,2.0,0.0,0.0</text:p>
      <text:p text:style-name="Preformatted_20_Text">10224,03/30/2020,Anhui,Mainland China,3/8/20 5:31,990.0,6.0,984.0</text:p>
      <text:p text:style-name="Preformatted_20_Text">10225,03/30/2020,Arizona,US,3/8/20 5:31,1157.0,20.0,0.0</text:p>
      <text:p text:style-name="Preformatted_20_Text">10226,03/30/2020,Arkansas,US,3/8/20 5:31,473.0,7.0,0.0</text:p>
      <text:p text:style-name="Preformatted_20_Text">10227,03/30/2020,Aruba,Netherlands,3/8/20 5:31,50.0,0.0,1.0</text:p>
      <text:p text:style-name="Preformatted_20_Text">10228,03/30/2020,Australian Capital Territory,Australia,3/8/20 5:31,78.0,1.0,2.0</text:p>
      <text:p text:style-name="Preformatted_20_Text">10229,03/30/2020,Beijing,Mainland China,3/8/20 5:31,577.0,8.0,415.0</text:p>
      <text:p text:style-name="Preformatted_20_Text">10230,03/30/2020,Bermuda,UK,3/8/20 5:31,27.0,0.0,2.0</text:p>
      <text:p text:style-name="Preformatted_20_Text">10231,03/30/2020,British Columbia,Canada,3/8/20 5:31,970.0,19.0,0.0</text:p>
      <text:p text:style-name="Preformatted_20_Text">10232,03/30/2020,British Virgin Islands,UK,3/8/20 5:31,2.0,0.0,0.0</text:p>
      <text:p text:style-name="Preformatted_20_Text">10233,03/30/2020,California,US,3/8/20 5:31,7138.0,146.0,0.0</text:p>
      <text:p text:style-name="Preformatted_20_Text">10234,03/30/2020,Cayman Islands,UK,3/8/20 5:31,12.0,1.0,0.0</text:p>
      <text:p text:style-name="Preformatted_20_Text">10235,03/30/2020,Channel Islands,UK,3/8/20 5:31,141.0,2.0,0.0</text:p>
      <text:p text:style-name="Preformatted_20_Text">10236,03/30/2020,Chongqing,Mainland China,3/8/20 5:31,579.0,6.0,570.0</text:p>
      <text:p text:style-name="Preformatted_20_Text">10237,03/30/2020,Colorado,US,3/8/20 5:31,2311.0,47.0,0.0</text:p>
      <text:p text:style-name="Preformatted_20_Text">10238,03/30/2020,Connecticut,US,3/8/20 5:31,2571.0,36.0,0.0</text:p>
      <text:p text:style-name="Preformatted_20_Text">10239,03/30/2020,Curacao,Netherlands,3/8/20 5:31,11.0,1.0,2.0</text:p>
      <text:p text:style-name="Preformatted_20_Text">10240,03/30/2020,Delaware,US,3/8/20 5:31,264.0,6.0,0.0</text:p>
      <text:p text:style-name="Preformatted_20_Text">10241,03/30/2020,Diamond Princess cruise ship,Canada,3/8/20 5:31,0.0,1.0,0.0</text:p>
      <text:p text:style-name="Preformatted_20_Text">10242,03/30/2020,Diamond Princess cruise ship,US,3/8/20 5:31,49.0,0.0,0.0</text:p>
      <text:p text:style-name="Preformatted_20_Text">10243,03/30/2020,District of Columbia,US,3/8/20 5:31,401.0,9.0,0.0</text:p>
      <text:p text:style-name="Preformatted_20_Text">10244,03/30/2020,Faroe Islands,Denmark,3/8/20 5:31,168.0,0.0,70.0</text:p>
      <text:p text:style-name="Preformatted_20_Text">10245,03/30/2020,Florida,US,3/8/20 5:31,5473.0,63.0,0.0</text:p>
      <text:p text:style-name="Preformatted_20_Text">10246,03/30/2020,French Guiana,France,3/8/20 5:31,43.0,0.0,6.0</text:p>
      <text:p text:style-name="Preformatted_20_Text">10247,03/30/2020,French Polynesia,France,3/8/20 5:31,36.0,0.0,0.0</text:p>
      <text:p text:style-name="Preformatted_20_Text">10248,03/30/2020,Fujian,Mainland China,3/8/20 5:31,340.0,1.0,295.0</text:p>
      <text:p text:style-name="Preformatted_20_Text">10249,03/30/2020,Gansu,Mainland China,3/8/20 5:31,138.0,2.0,125.0</text:p>
      <text:p text:style-name="Preformatted_20_Text">10250,03/30/2020,Georgia,US,3/8/20 5:31,2808.0,87.0,0.0</text:p>
      <text:p text:style-name="Preformatted_20_Text">10251,03/30/2020,Gibraltar,UK,3/8/20 5:31,69.0,0.0,34.0</text:p>
      <text:p text:style-name="Preformatted_20_Text">10252,03/30/2020,Grand Princess,Canada,3/8/20 5:31,13.0,0.0,0.0</text:p>
      <text:p text:style-name="Preformatted_20_Text">10253,03/30/2020,Grand Princess,US,3/8/20 5:31,103.0,3.0,0.0</text:p>
      <text:p text:style-name="Preformatted_20_Text">10254,03/30/2020,Greenland,Denmark,3/8/20 5:31,10.0,0.0,2.0</text:p>
      <text:p text:style-name="Preformatted_20_Text">10255,03/30/2020,Guadeloupe,France,3/8/20 5:31,106.0,4.0,17.0</text:p>
      <text:p text:style-name="Preformatted_20_Text">10256,03/30/2020,Guam,US,3/8/20 5:31,58.0,1.0,0.0</text:p>
      <text:p text:style-name="Preformatted_20_Text">10257,03/30/2020,Guangdong,Mainland China,3/8/20 5:31,1484.0,8.0,1351.0</text:p>
      <text:p text:style-name="Preformatted_20_Text">10258,03/30/2020,Guangxi,Mainland China,3/8/20 5:31,254.0,2.0,250.0</text:p>
      <text:p text:style-name="Preformatted_20_Text">10259,03/30/2020,Guizhou,Mainland China,3/8/20 5:31,146.0,2.0,144.0</text:p>
      <text:p text:style-name="Preformatted_20_Text">10260,03/30/2020,Hainan,Mainland China,3/8/20 5:31,168.0,6.0,162.0</text:p>
      <text:p text:style-name="Preformatted_20_Text">10261,03/30/2020,Hawaii,US,3/8/20 5:31,175.0,0.0,0.0</text:p>
      <text:p text:style-name="Preformatted_20_Text">10262,03/30/2020,Hebei,Mainland China,3/8/20 5:31,321.0,6.0,310.0</text:p>
      <text:p text:style-name="Preformatted_20_Text">10263,03/30/2020,Heilongjiang,Mainland China,3/8/20 5:31,484.0,13.0,469.0</text:p>
      <text:p text:style-name="Preformatted_20_Text">10264,03/30/2020,Henan,Mainland China,3/8/20 5:31,1276.0,22.0,1251.0</text:p>
      <text:p text:style-name="Preformatted_20_Text">10265,03/30/2020,Hong Kong,Hong Kong,3/8/20 5:31,682.0,4.0,123.0</text:p>
      <text:p text:style-name="Preformatted_20_Text">10266,03/30/2020,Hubei,Mainland China,3/8/20 5:31,67801.0,3186.0,62889.0</text:p>
      <text:p text:style-name="Preformatted_20_Text">10267,03/30/2020,Hunan,Mainland China,3/8/20 5:31,1018.0,4.0,1014.0</text:p>
      <text:p text:style-name="Preformatted_20_Text">10268,03/30/2020,Idaho,US,3/8/20 5:31,340.0,6.0,0.0</text:p>
      <text:p text:style-name="Preformatted_20_Text">10269,03/30/2020,Illinois,US,3/8/20 5:31,5056.0,73.0,0.0</text:p>
      <text:p text:style-name="Preformatted_20_Text"><text:soft-page-break/>10270,03/30/2020,Indiana,US,3/8/20 5:31,1786.0,35.0,0.0</text:p>
      <text:p text:style-name="Preformatted_20_Text">10271,03/30/2020,Inner Mongolia,Mainland China,3/8/20 5:31,97.0,1.0,74.0</text:p>
      <text:p text:style-name="Preformatted_20_Text">10272,03/30/2020,Iowa,US,3/8/20 5:31,424.0,6.0,0.0</text:p>
      <text:p text:style-name="Preformatted_20_Text">10273,03/30/2020,Isle of Man,UK,3/8/20 5:31,49.0,0.0,0.0</text:p>
      <text:p text:style-name="Preformatted_20_Text">10274,03/30/2020,Jiangsu,Mainland China,3/8/20 5:31,645.0,0.0,631.0</text:p>
      <text:p text:style-name="Preformatted_20_Text">10275,03/30/2020,Jiangxi,Mainland China,3/8/20 5:31,937.0,1.0,935.0</text:p>
      <text:p text:style-name="Preformatted_20_Text">10276,03/30/2020,Jilin,Mainland China,3/8/20 5:31,98.0,1.0,92.0</text:p>
      <text:p text:style-name="Preformatted_20_Text">10277,03/30/2020,Kansas,US,3/8/20 5:31,372.0,8.0,0.0</text:p>
      <text:p text:style-name="Preformatted_20_Text">10278,03/30/2020,Kentucky,US,3/8/20 5:31,479.0,11.0,0.0</text:p>
      <text:p text:style-name="Preformatted_20_Text">10279,03/30/2020,Liaoning,Mainland China,3/8/20 5:31,136.0,2.0,124.0</text:p>
      <text:p text:style-name="Preformatted_20_Text">10280,03/30/2020,Louisiana,US,3/8/20 5:31,4025.0,185.0,0.0</text:p>
      <text:p text:style-name="Preformatted_20_Text">10281,03/30/2020,Macau,Macau,3/8/20 5:31,38.0,0.0,10.0</text:p>
      <text:p text:style-name="Preformatted_20_Text">10282,03/30/2020,Maine,US,3/8/20 5:31,275.0,3.0,0.0</text:p>
      <text:p text:style-name="Preformatted_20_Text">10283,03/30/2020,Manitoba,Canada,3/8/20 5:31,96.0,1.0,0.0</text:p>
      <text:p text:style-name="Preformatted_20_Text">10284,03/30/2020,Martinique,France,3/8/20 5:31,93.0,1.0,0.0</text:p>
      <text:p text:style-name="Preformatted_20_Text">10285,03/30/2020,Maryland,US,3/8/20 5:31,1413.0,15.0,0.0</text:p>
      <text:p text:style-name="Preformatted_20_Text">10286,03/30/2020,Massachusetts,US,3/8/20 5:31,5752.0,56.0,0.0</text:p>
      <text:p text:style-name="Preformatted_20_Text">10287,03/30/2020,Mayotte,France,3/8/20 5:31,82.0,0.0,10.0</text:p>
      <text:p text:style-name="Preformatted_20_Text">10288,03/30/2020,Michigan,US,3/8/20 5:31,6498.0,184.0,0.0</text:p>
      <text:p text:style-name="Preformatted_20_Text">10289,03/30/2020,Minnesota,US,3/8/20 5:31,576.0,10.0,0.0</text:p>
      <text:p text:style-name="Preformatted_20_Text">10290,03/30/2020,Mississippi,US,3/8/20 5:31,847.0,16.0,0.0</text:p>
      <text:p text:style-name="Preformatted_20_Text">10291,03/30/2020,Missouri,US,3/8/20 5:31,1051.0,13.0,0.0</text:p>
      <text:p text:style-name="Preformatted_20_Text">10292,03/30/2020,Montana,US,3/8/20 5:31,171.0,5.0,0.0</text:p>
      <text:p text:style-name="Preformatted_20_Text">10293,03/30/2020,Montserrat,UK,3/8/20 5:31,5.0,0.0,0.0</text:p>
      <text:p text:style-name="Preformatted_20_Text">10294,03/30/2020,Nebraska,US,3/8/20 5:31,145.0,2.0,0.0</text:p>
      <text:p text:style-name="Preformatted_20_Text">10295,03/30/2020,Nevada,US,3/8/20 5:31,1012.0,15.0,0.0</text:p>
      <text:p text:style-name="Preformatted_20_Text">10296,03/30/2020,New Brunswick,Canada,3/8/20 5:31,68.0,0.0,0.0</text:p>
      <text:p text:style-name="Preformatted_20_Text">10297,03/30/2020,New Caledonia,France,3/8/20 5:31,15.0,0.0,0.0</text:p>
      <text:p text:style-name="Preformatted_20_Text">10298,03/30/2020,New Hampshire,US,3/8/20 5:31,314.0,3.0,0.0</text:p>
      <text:p text:style-name="Preformatted_20_Text">10299,03/30/2020,New Jersey,US,3/8/20 5:31,16636.0,198.0,0.0</text:p>
      <text:p text:style-name="Preformatted_20_Text">10300,03/30/2020,New Mexico,US,3/8/20 5:31,237.0,2.0,0.0</text:p>
      <text:p text:style-name="Preformatted_20_Text">10301,03/30/2020,New South Wales,Australia,3/8/20 5:31,2032.0,8.0,4.0</text:p>
      <text:p text:style-name="Preformatted_20_Text">10302,03/30/2020,New York,US,3/8/20 5:31,66663.0,1218.0,0.0</text:p>
      <text:p text:style-name="Preformatted_20_Text">10303,03/30/2020,Newfoundland and Labrador,Canada,3/8/20 5:31,148.0,1.0,0.0</text:p>
      <text:p text:style-name="Preformatted_20_Text">10304,03/30/2020,Ningxia,Mainland China,3/8/20 5:31,75.0,0.0,75.0</text:p>
      <text:p text:style-name="Preformatted_20_Text">10305,03/30/2020,North Carolina,US,3/8/20 5:31,1313.0,7.0,0.0</text:p>
      <text:p text:style-name="Preformatted_20_Text">10306,03/30/2020,North Dakota,US,3/8/20 5:31,109.0,2.0,0.0</text:p>
      <text:p text:style-name="Preformatted_20_Text">10307,03/30/2020,Northern Mariana Islands,US,3/8/20 5:31,0.0,0.0,0.0</text:p>
      <text:p text:style-name="Preformatted_20_Text">10308,03/30/2020,Northern Territory,Australia,3/8/20 5:31,15.0,0.0,0.0</text:p>
      <text:p text:style-name="Preformatted_20_Text">10309,03/30/2020,Northwest Territories,Canada,3/8/20 5:31,1.0,0.0,0.0</text:p>
      <text:p text:style-name="Preformatted_20_Text">10310,03/30/2020,Nova Scotia,Canada,3/8/20 5:31,127.0,0.0,0.0</text:p>
      <text:p text:style-name="Preformatted_20_Text">10311,03/30/2020,Ohio,US,3/8/20 5:31,1933.0,40.0,0.0</text:p>
      <text:p text:style-name="Preformatted_20_Text">10312,03/30/2020,Oklahoma,US,3/8/20 5:31,481.0,16.0,0.0</text:p>
      <text:p text:style-name="Preformatted_20_Text">10313,03/30/2020,Ontario,Canada,3/8/20 5:31,1706.0,31.0,0.0</text:p>
      <text:p text:style-name="Preformatted_20_Text">10314,03/30/2020,Oregon,US,3/8/20 5:31,606.0,16.0,0.0</text:p>
      <text:p text:style-name="Preformatted_20_Text">10315,03/30/2020,Pennsylvania,US,3/8/20 5:31,4155.0,50.0,0.0</text:p>
      <text:p text:style-name="Preformatted_20_Text">10316,03/30/2020,Prince Edward Island,Canada,3/8/20 5:31,18.0,0.0,0.0</text:p>
      <text:p text:style-name="Preformatted_20_Text">10317,03/30/2020,Puerto Rico,US,3/8/20 5:31,174.0,6.0,0.0</text:p>
      <text:p text:style-name="Preformatted_20_Text">10318,03/30/2020,Qinghai,Mainland China,3/8/20 5:31,18.0,0.0,18.0</text:p>
      <text:p text:style-name="Preformatted_20_Text">10319,03/30/2020,Quebec,Canada,3/8/20 5:31,3430.0,22.0,0.0</text:p>
      <text:p text:style-name="Preformatted_20_Text">10320,03/30/2020,Queensland,Australia,3/8/20 5:31,689.0,2.0,8.0</text:p>
      <text:p text:style-name="Preformatted_20_Text">10321,03/30/2020,Recovered,Canada,3/8/20 5:31,0.0,0.0,466.0</text:p>
      <text:p text:style-name="Preformatted_20_Text">10322,03/30/2020,Recovered,US,3/8/20 5:31,0.0,0.0,5644.0</text:p>
      <text:p text:style-name="Preformatted_20_Text">10323,03/30/2020,Reunion,France,3/8/20 5:31,224.0,0.0,1.0</text:p>
      <text:p text:style-name="Preformatted_20_Text">10324,03/30/2020,Rhode Island,US,3/8/20 5:31,408.0,4.0,0.0</text:p>
      <text:p text:style-name="Preformatted_20_Text">10325,03/30/2020,Saint Barthelemy,France,3/8/20 5:31,6.0,0.0,1.0</text:p>
      <text:p text:style-name="Preformatted_20_Text">10326,03/30/2020,Saskatchewan,Canada,3/8/20 5:31,156.0,2.0,0.0</text:p>
      <text:p text:style-name="Preformatted_20_Text">10327,03/30/2020,Shaanxi,Mainland China,3/8/20 5:31,253.0,3.0,242.0</text:p>
      <text:p text:style-name="Preformatted_20_Text">10328,03/30/2020,Shandong,Mainland China,3/8/20 5:31,773.0,7.0,753.0</text:p>
      <text:p text:style-name="Preformatted_20_Text">10329,03/30/2020,Shanghai,Mainland China,3/8/20 5:31,498.0,5.0,338.0</text:p>
      <text:p text:style-name="Preformatted_20_Text">10330,03/30/2020,Shanxi,Mainland China,3/8/20 5:31,136.0,0.0,133.0</text:p>
      <text:p text:style-name="Preformatted_20_Text">10331,03/30/2020,Sichuan,Mainland China,3/8/20 5:31,550.0,3.0,536.0</text:p>
      <text:p text:style-name="Preformatted_20_Text">10332,03/30/2020,Sint Maarten,Netherlands,3/8/20 5:31,6.0,0.0,0.0</text:p>
      <text:p text:style-name="Preformatted_20_Text">10333,03/30/2020,South Australia,Australia,3/8/20 5:31,305.0,0.0,6.0</text:p>
      <text:p text:style-name="Preformatted_20_Text"><text:soft-page-break/>10334,03/30/2020,South Carolina,US,3/8/20 5:31,925.0,18.0,0.0</text:p>
      <text:p text:style-name="Preformatted_20_Text">10335,03/30/2020,South Dakota,US,3/8/20 5:31,101.0,1.0,0.0</text:p>
      <text:p text:style-name="Preformatted_20_Text">10336,03/30/2020,St Martin,France,3/8/20 5:31,15.0,1.0,2.0</text:p>
      <text:p text:style-name="Preformatted_20_Text">10337,03/30/2020,Tasmania,Australia,3/8/20 5:31,66.0,0.0,5.0</text:p>
      <text:p text:style-name="Preformatted_20_Text">10338,03/30/2020,Tennessee,US,3/8/20 5:31,1917.0,14.0,0.0</text:p>
      <text:p text:style-name="Preformatted_20_Text">10339,03/30/2020,Texas,US,3/8/20 5:31,3147.0,45.0,0.0</text:p>
      <text:p text:style-name="Preformatted_20_Text">10340,03/30/2020,Tianjin,Mainland China,3/8/20 5:31,174.0,3.0,133.0</text:p>
      <text:p text:style-name="Preformatted_20_Text">10341,03/30/2020,Tibet,Mainland China,3/8/20 5:31,1.0,0.0,1.0</text:p>
      <text:p text:style-name="Preformatted_20_Text">10342,03/30/2020,Turks and Caicos Islands,UK,3/8/20 5:31,5.0,0.0,0.0</text:p>
      <text:p text:style-name="Preformatted_20_Text">10343,03/30/2020,Utah,US,3/8/20 5:31,798.0,4.0,0.0</text:p>
      <text:p text:style-name="Preformatted_20_Text">10344,03/30/2020,Vermont,US,3/8/20 5:31,256.0,12.0,0.0</text:p>
      <text:p text:style-name="Preformatted_20_Text">10345,03/30/2020,Victoria,Australia,3/8/20 5:31,821.0,4.0,191.0</text:p>
      <text:p text:style-name="Preformatted_20_Text">10346,03/30/2020,Virgin Islands,US,3/8/20 5:31,30.0,0.0,0.0</text:p>
      <text:p text:style-name="Preformatted_20_Text">10347,03/30/2020,Virginia,US,3/8/20 5:31,1020.0,15.0,0.0</text:p>
      <text:p text:style-name="Preformatted_20_Text">10348,03/30/2020,Washington,US,3/8/20 5:31,4923.0,205.0,0.0</text:p>
      <text:p text:style-name="Preformatted_20_Text">10349,03/30/2020,West Virginia,US,3/8/20 5:31,145.0,1.0,0.0</text:p>
      <text:p text:style-name="Preformatted_20_Text">10350,03/30/2020,Western Australia,Australia,3/8/20 5:31,355.0,2.0,41.0</text:p>
      <text:p text:style-name="Preformatted_20_Text">10351,03/30/2020,Wisconsin,US,3/8/20 5:31,1230.0,20.0,0.0</text:p>
      <text:p text:style-name="Preformatted_20_Text">10352,03/30/2020,Wyoming,US,3/8/20 5:31,94.0,0.0,0.0</text:p>
      <text:p text:style-name="Preformatted_20_Text">10353,03/30/2020,Xinjiang,Mainland China,3/8/20 5:31,76.0,3.0,73.0</text:p>
      <text:p text:style-name="Preformatted_20_Text">10354,03/30/2020,Yukon,Canada,3/8/20 5:31,4.0,0.0,0.0</text:p>
      <text:p text:style-name="Preformatted_20_Text">10355,03/30/2020,Yunnan,Mainland China,3/8/20 5:31,180.0,2.0,172.0</text:p>
      <text:p text:style-name="Preformatted_20_Text">10356,03/30/2020,Zhejiang,Mainland China,3/8/20 5:31,1255.0,1.0,1225.0</text:p>
      <text:p text:style-name="Preformatted_20_Text">10357,03/31/2020,,Afghanistan,2020-03-31 23:49:27,174.0,4.0,5.0</text:p>
      <text:p text:style-name="Preformatted_20_Text">10358,03/31/2020,,Albania,2020-03-31 23:49:27,243.0,15.0,52.0</text:p>
      <text:p text:style-name="Preformatted_20_Text">10359,03/31/2020,,Algeria,2020-03-31 23:49:27,716.0,44.0,46.0</text:p>
      <text:p text:style-name="Preformatted_20_Text">10360,03/31/2020,,Andorra,2020-03-31 23:49:27,376.0,12.0,10.0</text:p>
      <text:p text:style-name="Preformatted_20_Text">10361,03/31/2020,,Angola,2020-03-31 23:49:27,7.0,2.0,1.0</text:p>
      <text:p text:style-name="Preformatted_20_Text">10362,03/31/2020,,Antigua and Barbuda,2020-03-31 23:49:27,7.0,0.0,0.0</text:p>
      <text:p text:style-name="Preformatted_20_Text">10363,03/31/2020,,Argentina,2020-03-31 23:49:27,1054.0,27.0,240.0</text:p>
      <text:p text:style-name="Preformatted_20_Text">10364,03/31/2020,,Armenia,2020-03-31 23:49:27,532.0,3.0,30.0</text:p>
      <text:p text:style-name="Preformatted_20_Text">10365,03/31/2020,,Austria,2020-03-31 23:49:27,10180.0,128.0,1095.0</text:p>
      <text:p text:style-name="Preformatted_20_Text">10366,03/31/2020,,Azerbaijan,2020-03-31 23:49:27,298.0,5.0,26.0</text:p>
      <text:p text:style-name="Preformatted_20_Text">10367,03/31/2020,,Bahamas,2020-03-31 23:49:27,14.0,0.0,1.0</text:p>
      <text:p text:style-name="Preformatted_20_Text">10368,03/31/2020,,Bahrain,2020-03-31 23:49:27,567.0,4.0,295.0</text:p>
      <text:p text:style-name="Preformatted_20_Text">10369,03/31/2020,,Bangladesh,2020-03-31 23:49:27,51.0,5.0,25.0</text:p>
      <text:p text:style-name="Preformatted_20_Text">10370,03/31/2020,,Barbados,2020-03-31 23:49:27,34.0,0.0,0.0</text:p>
      <text:p text:style-name="Preformatted_20_Text">10371,03/31/2020,,Belarus,2020-03-31 23:49:27,152.0,1.0,47.0</text:p>
      <text:p text:style-name="Preformatted_20_Text">10372,03/31/2020,,Belgium,2020-03-31 23:49:27,12775.0,705.0,1696.0</text:p>
      <text:p text:style-name="Preformatted_20_Text">10373,03/31/2020,,Belize,2020-03-31 23:49:27,3.0,0.0,0.0</text:p>
      <text:p text:style-name="Preformatted_20_Text">10374,03/31/2020,,Benin,2020-03-31 23:49:27,9.0,0.0,1.0</text:p>
      <text:p text:style-name="Preformatted_20_Text">10375,03/31/2020,,Bhutan,2020-03-31 23:49:27,4.0,0.0,0.0</text:p>
      <text:p text:style-name="Preformatted_20_Text">10376,03/31/2020,,Bolivia,2020-03-31 23:49:27,107.0,6.0,0.0</text:p>
      <text:p text:style-name="Preformatted_20_Text">10377,03/31/2020,,Bosnia and Herzegovina,2020-03-31 23:49:27,420.0,13.0,17.0</text:p>
      <text:p text:style-name="Preformatted_20_Text">10378,03/31/2020,,Botswana,2020-03-31 23:49:27,4.0,1.0,0.0</text:p>
      <text:p text:style-name="Preformatted_20_Text">10379,03/31/2020,,Brazil,2020-03-31 23:49:27,5717.0,201.0,127.0</text:p>
      <text:p text:style-name="Preformatted_20_Text">10380,03/31/2020,,Brunei,2020-03-31 23:49:27,129.0,1.0,45.0</text:p>
      <text:p text:style-name="Preformatted_20_Text">10381,03/31/2020,,Bulgaria,2020-03-31 23:49:27,399.0,8.0,17.0</text:p>
      <text:p text:style-name="Preformatted_20_Text">10382,03/31/2020,,Burkina Faso,2020-03-31 23:49:27,261.0,14.0,32.0</text:p>
      <text:p text:style-name="Preformatted_20_Text">10383,03/31/2020,,Burma,2020-03-31 23:49:27,15.0,1.0,0.0</text:p>
      <text:p text:style-name="Preformatted_20_Text">10384,03/31/2020,,Burundi,2020-03-31 23:49:27,2.0,0.0,0.0</text:p>
      <text:p text:style-name="Preformatted_20_Text">10385,03/31/2020,,Cabo Verde,2020-03-31 23:49:27,6.0,1.0,0.0</text:p>
      <text:p text:style-name="Preformatted_20_Text">10386,03/31/2020,,Cambodia,2020-03-31 23:49:27,109.0,0.0,23.0</text:p>
      <text:p text:style-name="Preformatted_20_Text">10387,03/31/2020,,Cameroon,2020-03-31 23:49:27,193.0,6.0,5.0</text:p>
      <text:p text:style-name="Preformatted_20_Text">10388,03/31/2020,,Central African Republic,2020-03-31 23:49:27,3.0,0.0,0.0</text:p>
      <text:p text:style-name="Preformatted_20_Text">10389,03/31/2020,,Chad,2020-03-31 23:49:27,7.0,0.0,0.0</text:p>
      <text:p text:style-name="Preformatted_20_Text">10390,03/31/2020,,Chile,2020-03-31 23:49:27,2738.0,12.0,156.0</text:p>
      <text:p text:style-name="Preformatted_20_Text">10391,03/31/2020,,Colombia,2020-03-31 23:49:27,906.0,16.0,31.0</text:p>
      <text:p text:style-name="Preformatted_20_Text">10392,03/31/2020,,Congo (Brazzaville),2020-03-31 23:49:27,19.0,0.0,0.0</text:p>
      <text:p text:style-name="Preformatted_20_Text">10393,03/31/2020,,Congo (Kinshasa),2020-03-31 23:49:27,98.0,8.0,2.0</text:p>
      <text:p text:style-name="Preformatted_20_Text">10394,03/31/2020,,Costa Rica,2020-03-31 23:49:27,347.0,2.0,4.0</text:p>
      <text:p text:style-name="Preformatted_20_Text">10395,03/31/2020,,Croatia,2020-03-31 23:49:27,867.0,6.0,67.0</text:p>
      <text:p text:style-name="Preformatted_20_Text">10396,03/31/2020,,Cuba,2020-03-31 23:49:27,186.0,6.0,8.0</text:p>
      <text:p text:style-name="Preformatted_20_Text">10397,03/31/2020,,Cyprus,2020-03-31 23:49:27,262.0,8.0,23.0</text:p>
      <text:p text:style-name="Preformatted_20_Text"><text:soft-page-break/>10398,03/31/2020,,Czech Republic,2020-03-31 23:49:27,3308.0,31.0,45.0</text:p>
      <text:p text:style-name="Preformatted_20_Text">10399,03/31/2020,,Denmark,2020-03-31 23:49:27,2860.0,90.0,1.0</text:p>
      <text:p text:style-name="Preformatted_20_Text">10400,03/31/2020,,Diamond Princess,2020-03-31 23:49:27,712.0,10.0,603.0</text:p>
      <text:p text:style-name="Preformatted_20_Text">10401,03/31/2020,,Djibouti,2020-03-31 23:49:27,30.0,0.0,0.0</text:p>
      <text:p text:style-name="Preformatted_20_Text">10402,03/31/2020,,Dominica,2020-03-31 23:49:27,12.0,0.0,0.0</text:p>
      <text:p text:style-name="Preformatted_20_Text">10403,03/31/2020,,Dominican Republic,2020-03-31 23:49:27,1109.0,51.0,5.0</text:p>
      <text:p text:style-name="Preformatted_20_Text">10404,03/31/2020,,Ecuador,2020-03-31 23:49:27,2240.0,75.0,54.0</text:p>
      <text:p text:style-name="Preformatted_20_Text">10405,03/31/2020,,Egypt,2020-03-31 23:49:27,710.0,46.0,157.0</text:p>
      <text:p text:style-name="Preformatted_20_Text">10406,03/31/2020,,El Salvador,2020-03-31 23:49:27,32.0,1.0,0.0</text:p>
      <text:p text:style-name="Preformatted_20_Text">10407,03/31/2020,,Equatorial Guinea,2020-03-31 23:49:27,12.0,0.0,1.0</text:p>
      <text:p text:style-name="Preformatted_20_Text">10408,03/31/2020,,Eritrea,2020-03-31 23:49:27,15.0,0.0,0.0</text:p>
      <text:p text:style-name="Preformatted_20_Text">10409,03/31/2020,,Estonia,2020-03-31 23:49:27,745.0,4.0,26.0</text:p>
      <text:p text:style-name="Preformatted_20_Text">10410,03/31/2020,,Eswatini,2020-03-31 23:49:27,9.0,0.0,0.0</text:p>
      <text:p text:style-name="Preformatted_20_Text">10411,03/31/2020,,Ethiopia,2020-03-31 23:49:27,26.0,0.0,2.0</text:p>
      <text:p text:style-name="Preformatted_20_Text">10412,03/31/2020,,Fiji,2020-03-31 23:49:27,5.0,0.0,0.0</text:p>
      <text:p text:style-name="Preformatted_20_Text">10413,03/31/2020,,Finland,2020-03-31 23:49:27,1418.0,17.0,10.0</text:p>
      <text:p text:style-name="Preformatted_20_Text">10414,03/31/2020,,France,2020-03-31 23:49:27,52128.0,3523.0,9444.0</text:p>
      <text:p text:style-name="Preformatted_20_Text">10415,03/31/2020,,Gabon,2020-03-31 23:49:27,16.0,1.0,0.0</text:p>
      <text:p text:style-name="Preformatted_20_Text">10416,03/31/2020,,Gambia,2020-03-31 23:49:27,4.0,1.0,0.0</text:p>
      <text:p text:style-name="Preformatted_20_Text">10417,03/31/2020,,Georgia,2020-03-31 23:49:27,110.0,0.0,21.0</text:p>
      <text:p text:style-name="Preformatted_20_Text">10418,03/31/2020,,Germany,2020-03-31 23:49:27,71808.0,775.0,16100.0</text:p>
      <text:p text:style-name="Preformatted_20_Text">10419,03/31/2020,,Ghana,2020-03-31 23:49:27,161.0,5.0,31.0</text:p>
      <text:p text:style-name="Preformatted_20_Text">10420,03/31/2020,,Greece,2020-03-31 23:49:27,1314.0,49.0,52.0</text:p>
      <text:p text:style-name="Preformatted_20_Text">10421,03/31/2020,,Grenada,2020-03-31 23:49:27,9.0,0.0,0.0</text:p>
      <text:p text:style-name="Preformatted_20_Text">10422,03/31/2020,,Guatemala,2020-03-31 23:49:27,38.0,1.0,12.0</text:p>
      <text:p text:style-name="Preformatted_20_Text">10423,03/31/2020,,Guinea,2020-03-31 23:49:27,22.0,0.0,0.0</text:p>
      <text:p text:style-name="Preformatted_20_Text">10424,03/31/2020,,Guinea-Bissau,2020-03-31 23:49:27,8.0,0.0,0.0</text:p>
      <text:p text:style-name="Preformatted_20_Text">10425,03/31/2020,,Guyana,2020-03-31 23:49:27,12.0,2.0,0.0</text:p>
      <text:p text:style-name="Preformatted_20_Text">10426,03/31/2020,,Haiti,2020-03-31 23:49:27,15.0,0.0,1.0</text:p>
      <text:p text:style-name="Preformatted_20_Text">10427,03/31/2020,,Holy See,2020-03-31 23:49:27,6.0,0.0,0.0</text:p>
      <text:p text:style-name="Preformatted_20_Text">10428,03/31/2020,,Honduras,2020-03-31 23:49:27,141.0,7.0,3.0</text:p>
      <text:p text:style-name="Preformatted_20_Text">10429,03/31/2020,,Hungary,2020-03-31 23:49:27,492.0,16.0,37.0</text:p>
      <text:p text:style-name="Preformatted_20_Text">10430,03/31/2020,,Iceland,2020-03-31 23:49:27,1135.0,2.0,198.0</text:p>
      <text:p text:style-name="Preformatted_20_Text">10431,03/31/2020,,India,2020-03-31 23:49:27,1397.0,35.0,123.0</text:p>
      <text:p text:style-name="Preformatted_20_Text">10432,03/31/2020,,Indonesia,2020-03-31 23:49:27,1528.0,136.0,81.0</text:p>
      <text:p text:style-name="Preformatted_20_Text">10433,03/31/2020,,Iran,2020-03-31 23:49:27,44605.0,2898.0,14656.0</text:p>
      <text:p text:style-name="Preformatted_20_Text">10434,03/31/2020,,Iraq,2020-03-31 23:49:27,694.0,50.0,170.0</text:p>
      <text:p text:style-name="Preformatted_20_Text">10435,03/31/2020,,Ireland,2020-03-31 23:49:27,3235.0,71.0,5.0</text:p>
      <text:p text:style-name="Preformatted_20_Text">10436,03/31/2020,,Israel,2020-03-31 23:49:27,5358.0,20.0,224.0</text:p>
      <text:p text:style-name="Preformatted_20_Text">10437,03/31/2020,,Italy,2020-03-31 23:49:27,105792.0,12428.0,15729.0</text:p>
      <text:p text:style-name="Preformatted_20_Text">10438,03/31/2020,,Ivory Coast,2020-03-31 23:49:27,179.0,1.0,7.0</text:p>
      <text:p text:style-name="Preformatted_20_Text">10439,03/31/2020,,Jamaica,2020-03-31 23:49:27,36.0,1.0,2.0</text:p>
      <text:p text:style-name="Preformatted_20_Text">10440,03/31/2020,,Japan,2020-03-31 23:49:27,1953.0,56.0,424.0</text:p>
      <text:p text:style-name="Preformatted_20_Text">10441,03/31/2020,,Jordan,2020-03-31 23:49:27,274.0,5.0,30.0</text:p>
      <text:p text:style-name="Preformatted_20_Text">10442,03/31/2020,,Kazakhstan,2020-03-31 23:49:27,343.0,2.0,24.0</text:p>
      <text:p text:style-name="Preformatted_20_Text">10443,03/31/2020,,Kenya,2020-03-31 23:49:27,59.0,1.0,1.0</text:p>
      <text:p text:style-name="Preformatted_20_Text">10444,03/31/2020,,Kosovo,2020-03-31 23:49:27,112.0,1.0,6.0</text:p>
      <text:p text:style-name="Preformatted_20_Text">10445,03/31/2020,,Kuwait,2020-03-31 23:49:27,289.0,0.0,73.0</text:p>
      <text:p text:style-name="Preformatted_20_Text">10446,03/31/2020,,Kyrgyzstan,2020-03-31 23:49:27,107.0,0.0,3.0</text:p>
      <text:p text:style-name="Preformatted_20_Text">10447,03/31/2020,,Laos,2020-03-31 23:49:27,9.0,0.0,0.0</text:p>
      <text:p text:style-name="Preformatted_20_Text">10448,03/31/2020,,Latvia,2020-03-31 23:49:27,398.0,0.0,1.0</text:p>
      <text:p text:style-name="Preformatted_20_Text">10449,03/31/2020,,Lebanon,2020-03-31 23:49:27,470.0,12.0,37.0</text:p>
      <text:p text:style-name="Preformatted_20_Text">10450,03/31/2020,,Liberia,2020-03-31 23:49:27,3.0,0.0,0.0</text:p>
      <text:p text:style-name="Preformatted_20_Text">10451,03/31/2020,,Libya,2020-03-31 23:49:27,10.0,0.0,1.0</text:p>
      <text:p text:style-name="Preformatted_20_Text">10452,03/31/2020,,Liechtenstein,2020-03-31 23:49:27,68.0,0.0,0.0</text:p>
      <text:p text:style-name="Preformatted_20_Text">10453,03/31/2020,,Lithuania,2020-03-31 23:49:27,537.0,8.0,7.0</text:p>
      <text:p text:style-name="Preformatted_20_Text">10454,03/31/2020,,Luxembourg,2020-03-31 23:49:27,2178.0,23.0,80.0</text:p>
      <text:p text:style-name="Preformatted_20_Text">10455,03/31/2020,,MS Zaandam,2020-03-31 23:49:27,2.0,0.0,0.0</text:p>
      <text:p text:style-name="Preformatted_20_Text">10456,03/31/2020,,Madagascar,2020-03-31 23:49:27,57.0,0.0,0.0</text:p>
      <text:p text:style-name="Preformatted_20_Text">10457,03/31/2020,,Malaysia,2020-03-31 23:49:27,2766.0,43.0,537.0</text:p>
      <text:p text:style-name="Preformatted_20_Text">10458,03/31/2020,,Maldives,2020-03-31 23:49:27,18.0,0.0,13.0</text:p>
      <text:p text:style-name="Preformatted_20_Text">10459,03/31/2020,,Mali,2020-03-31 23:49:27,28.0,2.0,0.0</text:p>
      <text:p text:style-name="Preformatted_20_Text">10460,03/31/2020,,Malta,2020-03-31 23:49:27,169.0,0.0,2.0</text:p>
      <text:p text:style-name="Preformatted_20_Text">10461,03/31/2020,,Mauritania,2020-03-31 23:49:27,6.0,1.0,2.0</text:p>
      <text:p text:style-name="Preformatted_20_Text"><text:soft-page-break/>10462,03/31/2020,,Mauritius,2020-03-31 23:49:27,143.0,5.0,0.0</text:p>
      <text:p text:style-name="Preformatted_20_Text">10463,03/31/2020,,Mexico,2020-03-31 23:49:27,1094.0,28.0,35.0</text:p>
      <text:p text:style-name="Preformatted_20_Text">10464,03/31/2020,,Moldova,2020-03-31 23:49:27,353.0,4.0,18.0</text:p>
      <text:p text:style-name="Preformatted_20_Text">10465,03/31/2020,,Monaco,2020-03-31 23:49:27,52.0,1.0,2.0</text:p>
      <text:p text:style-name="Preformatted_20_Text">10466,03/31/2020,,Mongolia,2020-03-31 23:49:27,12.0,0.0,2.0</text:p>
      <text:p text:style-name="Preformatted_20_Text">10467,03/31/2020,,Montenegro,2020-03-31 23:49:27,109.0,2.0,0.0</text:p>
      <text:p text:style-name="Preformatted_20_Text">10468,03/31/2020,,Morocco,2020-03-31 23:49:27,617.0,36.0,24.0</text:p>
      <text:p text:style-name="Preformatted_20_Text">10469,03/31/2020,,Mozambique,2020-03-31 23:49:27,8.0,0.0,0.0</text:p>
      <text:p text:style-name="Preformatted_20_Text">10470,03/31/2020,,Namibia,2020-03-31 23:49:27,11.0,0.0,2.0</text:p>
      <text:p text:style-name="Preformatted_20_Text">10471,03/31/2020,,Nepal,2020-03-31 23:49:27,5.0,0.0,1.0</text:p>
      <text:p text:style-name="Preformatted_20_Text">10472,03/31/2020,,Netherlands,2020-03-31 23:49:27,12595.0,1039.0,250.0</text:p>
      <text:p text:style-name="Preformatted_20_Text">10473,03/31/2020,,New Zealand,2020-03-31 23:49:27,647.0,1.0,74.0</text:p>
      <text:p text:style-name="Preformatted_20_Text">10474,03/31/2020,,Nicaragua,2020-03-31 23:49:27,5.0,1.0,0.0</text:p>
      <text:p text:style-name="Preformatted_20_Text">10475,03/31/2020,,Niger,2020-03-31 23:49:27,27.0,3.0,0.0</text:p>
      <text:p text:style-name="Preformatted_20_Text">10476,03/31/2020,,Nigeria,2020-03-31 23:49:27,135.0,2.0,8.0</text:p>
      <text:p text:style-name="Preformatted_20_Text">10477,03/31/2020,,North Macedonia,2020-03-31 23:49:27,329.0,9.0,12.0</text:p>
      <text:p text:style-name="Preformatted_20_Text">10478,03/31/2020,,Norway,2020-03-31 23:49:27,4641.0,39.0,13.0</text:p>
      <text:p text:style-name="Preformatted_20_Text">10479,03/31/2020,,Oman,2020-03-31 23:49:27,192.0,1.0,34.0</text:p>
      <text:p text:style-name="Preformatted_20_Text">10480,03/31/2020,,Pakistan,2020-03-31 23:49:27,1938.0,26.0,76.0</text:p>
      <text:p text:style-name="Preformatted_20_Text">10481,03/31/2020,,Panama,2020-03-31 23:49:27,1181.0,30.0,9.0</text:p>
      <text:p text:style-name="Preformatted_20_Text">10482,03/31/2020,,Papua New Guinea,2020-03-31 23:49:27,1.0,0.0,0.0</text:p>
      <text:p text:style-name="Preformatted_20_Text">10483,03/31/2020,,Paraguay,2020-03-31 23:49:27,65.0,3.0,1.0</text:p>
      <text:p text:style-name="Preformatted_20_Text">10484,03/31/2020,,Peru,2020-03-31 23:49:27,1065.0,30.0,394.0</text:p>
      <text:p text:style-name="Preformatted_20_Text">10485,03/31/2020,,Philippines,2020-03-31 23:49:27,2084.0,88.0,49.0</text:p>
      <text:p text:style-name="Preformatted_20_Text">10486,03/31/2020,,Poland,2020-03-31 23:49:27,2311.0,33.0,7.0</text:p>
      <text:p text:style-name="Preformatted_20_Text">10487,03/31/2020,,Portugal,2020-03-31 23:49:27,7443.0,160.0,43.0</text:p>
      <text:p text:style-name="Preformatted_20_Text">10488,03/31/2020,,Qatar,2020-03-31 23:49:27,781.0,2.0,62.0</text:p>
      <text:p text:style-name="Preformatted_20_Text">10489,03/31/2020,,Romania,2020-03-31 23:49:27,2245.0,82.0,220.0</text:p>
      <text:p text:style-name="Preformatted_20_Text">10490,03/31/2020,,Russia,2020-03-31 23:49:27,2337.0,17.0,121.0</text:p>
      <text:p text:style-name="Preformatted_20_Text">10491,03/31/2020,,Rwanda,2020-03-31 23:49:27,75.0,0.0,0.0</text:p>
      <text:p text:style-name="Preformatted_20_Text">10492,03/31/2020,,Saint Kitts and Nevis,2020-03-31 23:49:27,8.0,0.0,0.0</text:p>
      <text:p text:style-name="Preformatted_20_Text">10493,03/31/2020,,Saint Lucia,2020-03-31 23:49:27,13.0,0.0,1.0</text:p>
      <text:p text:style-name="Preformatted_20_Text">10494,03/31/2020,,Saint Vincent and the Grenadines,2020-03-31 23:49:27,1.0,0.0,1.0</text:p>
      <text:p text:style-name="Preformatted_20_Text">10495,03/31/2020,,San Marino,2020-03-31 23:49:27,236.0,26.0,13.0</text:p>
      <text:p text:style-name="Preformatted_20_Text">10496,03/31/2020,,Saudi Arabia,2020-03-31 23:49:27,1563.0,10.0,165.0</text:p>
      <text:p text:style-name="Preformatted_20_Text">10497,03/31/2020,,Senegal,2020-03-31 23:49:27,175.0,0.0,40.0</text:p>
      <text:p text:style-name="Preformatted_20_Text">10498,03/31/2020,,Serbia,2020-03-31 23:49:27,900.0,16.0,0.0</text:p>
      <text:p text:style-name="Preformatted_20_Text">10499,03/31/2020,,Seychelles,2020-03-31 23:49:27,10.0,0.0,0.0</text:p>
      <text:p text:style-name="Preformatted_20_Text">10500,03/31/2020,,Sierra Leone,2020-03-31 23:49:27,1.0,0.0,0.0</text:p>
      <text:p text:style-name="Preformatted_20_Text">10501,03/31/2020,,Singapore,2020-03-31 23:49:27,926.0,3.0,240.0</text:p>
      <text:p text:style-name="Preformatted_20_Text">10502,03/31/2020,,Slovakia,2020-03-31 23:49:27,363.0,0.0,3.0</text:p>
      <text:p text:style-name="Preformatted_20_Text">10503,03/31/2020,,Slovenia,2020-03-31 23:49:27,802.0,15.0,10.0</text:p>
      <text:p text:style-name="Preformatted_20_Text">10504,03/31/2020,,Somalia,2020-03-31 23:49:27,5.0,0.0,1.0</text:p>
      <text:p text:style-name="Preformatted_20_Text">10505,03/31/2020,,South Africa,2020-03-31 23:49:27,1353.0,5.0,31.0</text:p>
      <text:p text:style-name="Preformatted_20_Text">10506,03/31/2020,,South Korea,2020-03-31 23:49:27,9786.0,162.0,5408.0</text:p>
      <text:p text:style-name="Preformatted_20_Text">10507,03/31/2020,,Spain,2020-03-31 23:49:27,95923.0,8464.0,19259.0</text:p>
      <text:p text:style-name="Preformatted_20_Text">10508,03/31/2020,,Sri Lanka,2020-03-31 23:49:27,143.0,2.0,17.0</text:p>
      <text:p text:style-name="Preformatted_20_Text">10509,03/31/2020,,Sudan,2020-03-31 23:49:27,7.0,2.0,1.0</text:p>
      <text:p text:style-name="Preformatted_20_Text">10510,03/31/2020,,Suriname,2020-03-31 23:49:27,9.0,0.0,0.0</text:p>
      <text:p text:style-name="Preformatted_20_Text">10511,03/31/2020,,Sweden,2020-03-31 23:49:27,4435.0,180.0,16.0</text:p>
      <text:p text:style-name="Preformatted_20_Text">10512,03/31/2020,,Switzerland,2020-03-31 23:49:27,16605.0,433.0,1823.0</text:p>
      <text:p text:style-name="Preformatted_20_Text">10513,03/31/2020,,Syria,2020-03-31 23:49:27,10.0,2.0,0.0</text:p>
      <text:p text:style-name="Preformatted_20_Text">10514,03/31/2020,,Taiwan,2020-03-31 23:49:27,322.0,5.0,39.0</text:p>
      <text:p text:style-name="Preformatted_20_Text">10515,03/31/2020,,Tanzania,2020-03-31 23:49:27,19.0,1.0,1.0</text:p>
      <text:p text:style-name="Preformatted_20_Text">10516,03/31/2020,,Thailand,2020-03-31 23:49:27,1651.0,10.0,342.0</text:p>
      <text:p text:style-name="Preformatted_20_Text">10517,03/31/2020,,Timor-Leste,2020-03-31 23:49:27,1.0,0.0,0.0</text:p>
      <text:p text:style-name="Preformatted_20_Text">10518,03/31/2020,,Togo,2020-03-31 23:49:27,34.0,1.0,10.0</text:p>
      <text:p text:style-name="Preformatted_20_Text">10519,03/31/2020,,Trinidad and Tobago,2020-03-31 23:49:27,87.0,3.0,1.0</text:p>
      <text:p text:style-name="Preformatted_20_Text">10520,03/31/2020,,Tunisia,2020-03-31 23:49:27,394.0,10.0,3.0</text:p>
      <text:p text:style-name="Preformatted_20_Text">10521,03/31/2020,,Turkey,2020-03-31 23:49:27,13531.0,214.0,243.0</text:p>
      <text:p text:style-name="Preformatted_20_Text">10522,03/31/2020,,UK,2020-03-31 23:49:27,25150.0,1789.0,135.0</text:p>
      <text:p text:style-name="Preformatted_20_Text">10523,03/31/2020,,Uganda,2020-03-31 23:49:27,44.0,0.0,0.0</text:p>
      <text:p text:style-name="Preformatted_20_Text">10524,03/31/2020,,Ukraine,2020-03-31 23:49:27,645.0,17.0,10.0</text:p>
      <text:p text:style-name="Preformatted_20_Text"><text:soft-page-break/>10525,03/31/2020,,United Arab Emirates,2020-03-31 23:49:27,664.0,6.0,61.0</text:p>
      <text:p text:style-name="Preformatted_20_Text">10526,03/31/2020,,Uruguay,2020-03-31 23:49:27,338.0,1.0,41.0</text:p>
      <text:p text:style-name="Preformatted_20_Text">10527,03/31/2020,,Uzbekistan,2020-03-31 23:49:27,172.0,2.0,7.0</text:p>
      <text:p text:style-name="Preformatted_20_Text">10528,03/31/2020,,Venezuela,2020-03-31 23:49:27,135.0,3.0,39.0</text:p>
      <text:p text:style-name="Preformatted_20_Text">10529,03/31/2020,,Vietnam,2020-03-31 23:49:27,212.0,0.0,58.0</text:p>
      <text:p text:style-name="Preformatted_20_Text">10530,03/31/2020,,West Bank and Gaza,2020-03-31 23:49:27,119.0,1.0,18.0</text:p>
      <text:p text:style-name="Preformatted_20_Text">10531,03/31/2020,,Zambia,2020-03-31 23:49:27,35.0,0.0,0.0</text:p>
      <text:p text:style-name="Preformatted_20_Text">10532,03/31/2020,,Zimbabwe,2020-03-31 23:49:27,8.0,1.0,0.0</text:p>
      <text:p text:style-name="Preformatted_20_Text">10533,03/31/2020,Alabama,US,2020-03-31 23:49:27,987.0,23.0,0.0</text:p>
      <text:p text:style-name="Preformatted_20_Text">10534,03/31/2020,Alaska,US,2020-03-31 23:49:27,119.0,3.0,0.0</text:p>
      <text:p text:style-name="Preformatted_20_Text">10535,03/31/2020,Alberta,Canada,2020-03-31 23:49:27,690.0,8.0,0.0</text:p>
      <text:p text:style-name="Preformatted_20_Text">10536,03/31/2020,Anguilla,UK,2020-03-31 23:49:27,2.0,0.0,0.0</text:p>
      <text:p text:style-name="Preformatted_20_Text">10537,03/31/2020,Anhui,Mainland China,2020-03-31 23:49:27,990.0,6.0,984.0</text:p>
      <text:p text:style-name="Preformatted_20_Text">10538,03/31/2020,Arizona,US,2020-03-31 23:49:27,1289.0,24.0,0.0</text:p>
      <text:p text:style-name="Preformatted_20_Text">10539,03/31/2020,Arkansas,US,2020-03-31 23:49:27,523.0,8.0,0.0</text:p>
      <text:p text:style-name="Preformatted_20_Text">10540,03/31/2020,Aruba,Netherlands,2020-03-31 23:49:27,55.0,0.0,1.0</text:p>
      <text:p text:style-name="Preformatted_20_Text">10541,03/31/2020,Australian Capital Territory,Australia,2020-03-31 23:49:27,80.0,1.0,3.0</text:p>
      <text:p text:style-name="Preformatted_20_Text">10542,03/31/2020,Beijing,Mainland China,2020-03-31 23:49:27,580.0,8.0,418.0</text:p>
      <text:p text:style-name="Preformatted_20_Text">10543,03/31/2020,Bermuda,UK,2020-03-31 23:49:27,32.0,0.0,10.0</text:p>
      <text:p text:style-name="Preformatted_20_Text">10544,03/31/2020,British Columbia,Canada,2020-03-31 23:49:27,1013.0,24.0,0.0</text:p>
      <text:p text:style-name="Preformatted_20_Text">10545,03/31/2020,British Virgin Islands,UK,2020-03-31 23:49:27,3.0,0.0,0.0</text:p>
      <text:p text:style-name="Preformatted_20_Text">10546,03/31/2020,California,US,2020-03-31 23:49:27,8210.0,173.0,0.0</text:p>
      <text:p text:style-name="Preformatted_20_Text">10547,03/31/2020,Cayman Islands,UK,2020-03-31 23:49:27,14.0,1.0,0.0</text:p>
      <text:p text:style-name="Preformatted_20_Text">10548,03/31/2020,Channel Islands,UK,2020-03-31 23:49:27,141.0,3.0,0.0</text:p>
      <text:p text:style-name="Preformatted_20_Text">10549,03/31/2020,Chongqing,Mainland China,2020-03-31 23:49:27,579.0,6.0,570.0</text:p>
      <text:p text:style-name="Preformatted_20_Text">10550,03/31/2020,Colorado,US,2020-03-31 23:49:27,2966.0,69.0,0.0</text:p>
      <text:p text:style-name="Preformatted_20_Text">10551,03/31/2020,Connecticut,US,2020-03-31 23:49:27,3128.0,69.0,0.0</text:p>
      <text:p text:style-name="Preformatted_20_Text">10552,03/31/2020,Curacao,Netherlands,2020-03-31 23:49:27,11.0,1.0,2.0</text:p>
      <text:p text:style-name="Preformatted_20_Text">10553,03/31/2020,Delaware,US,2020-03-31 23:49:27,319.0,10.0,0.0</text:p>
      <text:p text:style-name="Preformatted_20_Text">10554,03/31/2020,Diamond Princess cruise ship,Canada,2020-03-31 23:49:27,0.0,1.0,0.0</text:p>
      <text:p text:style-name="Preformatted_20_Text">10555,03/31/2020,Diamond Princess cruise ship,US,2020-03-31 23:49:27,49.0,0.0,0.0</text:p>
      <text:p text:style-name="Preformatted_20_Text">10556,03/31/2020,District of Columbia,US,2020-03-31 23:49:27,495.0,9.0,0.0</text:p>
      <text:p text:style-name="Preformatted_20_Text">10557,03/31/2020,Faroe Islands,Denmark,2020-03-31 23:49:27,169.0,0.0,74.0</text:p>
      <text:p text:style-name="Preformatted_20_Text">10558,03/31/2020,Florida,US,2020-03-31 23:49:27,6741.0,85.0,0.0</text:p>
      <text:p text:style-name="Preformatted_20_Text">10559,03/31/2020,French Guiana,France,2020-03-31 23:49:27,43.0,0.0,6.0</text:p>
      <text:p text:style-name="Preformatted_20_Text">10560,03/31/2020,French Polynesia,France,2020-03-31 23:49:27,36.0,0.0,0.0</text:p>
      <text:p text:style-name="Preformatted_20_Text">10561,03/31/2020,Fujian,Mainland China,2020-03-31 23:49:27,343.0,1.0,295.0</text:p>
      <text:p text:style-name="Preformatted_20_Text">10562,03/31/2020,Gansu,Mainland China,2020-03-31 23:49:27,138.0,2.0,125.0</text:p>
      <text:p text:style-name="Preformatted_20_Text">10563,03/31/2020,Georgia,US,2020-03-31 23:49:27,3929.0,111.0,0.0</text:p>
      <text:p text:style-name="Preformatted_20_Text">10564,03/31/2020,Gibraltar,UK,2020-03-31 23:49:27,69.0,0.0,34.0</text:p>
      <text:p text:style-name="Preformatted_20_Text">10565,03/31/2020,Grand Princess,Canada,2020-03-31 23:49:27,13.0,0.0,0.0</text:p>
      <text:p text:style-name="Preformatted_20_Text">10566,03/31/2020,Grand Princess,US,2020-03-31 23:49:27,103.0,3.0,0.0</text:p>
      <text:p text:style-name="Preformatted_20_Text">10567,03/31/2020,Greenland,Denmark,2020-03-31 23:49:27,10.0,0.0,2.0</text:p>
      <text:p text:style-name="Preformatted_20_Text">10568,03/31/2020,Guadeloupe,France,2020-03-31 23:49:27,114.0,4.0,22.0</text:p>
      <text:p text:style-name="Preformatted_20_Text">10569,03/31/2020,Guam,US,2020-03-31 23:49:27,69.0,2.0,0.0</text:p>
      <text:p text:style-name="Preformatted_20_Text">10570,03/31/2020,Guangdong,Mainland China,2020-03-31 23:49:27,1494.0,8.0,1356.0</text:p>
      <text:p text:style-name="Preformatted_20_Text">10571,03/31/2020,Guangxi,Mainland China,2020-03-31 23:49:27,254.0,2.0,250.0</text:p>
      <text:p text:style-name="Preformatted_20_Text">10572,03/31/2020,Guizhou,Mainland China,2020-03-31 23:49:27,146.0,2.0,144.0</text:p>
      <text:p text:style-name="Preformatted_20_Text">10573,03/31/2020,Hainan,Mainland China,2020-03-31 23:49:27,168.0,6.0,162.0</text:p>
      <text:p text:style-name="Preformatted_20_Text">10574,03/31/2020,Hawaii,US,2020-03-31 23:49:27,204.0,0.0,0.0</text:p>
      <text:p text:style-name="Preformatted_20_Text">10575,03/31/2020,Hebei,Mainland China,2020-03-31 23:49:27,321.0,6.0,310.0</text:p>
      <text:p text:style-name="Preformatted_20_Text">10576,03/31/2020,Heilongjiang,Mainland China,2020-03-31 23:49:27,484.0,13.0,469.0</text:p>
      <text:p text:style-name="Preformatted_20_Text">10577,03/31/2020,Henan,Mainland China,2020-03-31 23:49:27,1276.0,22.0,1251.0</text:p>
      <text:p text:style-name="Preformatted_20_Text">10578,03/31/2020,Hong Kong,Hong Kong,2020-03-31 23:49:27,714.0,4.0,128.0</text:p>
      <text:p text:style-name="Preformatted_20_Text">10579,03/31/2020,Hubei,Mainland China,2020-03-31 23:49:27,67801.0,3187.0,63153.0</text:p>
      <text:p text:style-name="Preformatted_20_Text">10580,03/31/2020,Hunan,Mainland China,2020-03-31 23:49:27,1018.0,4.0,1014.0</text:p>
      <text:p text:style-name="Preformatted_20_Text">10581,03/31/2020,Idaho,US,2020-03-31 23:49:27,515.0,8.0,0.0</text:p>
      <text:p text:style-name="Preformatted_20_Text">10582,03/31/2020,Illinois,US,2020-03-31 23:49:27,5994.0,99.0,0.0</text:p>
      <text:p text:style-name="Preformatted_20_Text">10583,03/31/2020,Indiana,US,2020-03-31 23:49:27,2158.0,49.0,0.0</text:p>
      <text:p text:style-name="Preformatted_20_Text"><text:soft-page-break/>10584,03/31/2020,Inner Mongolia,Mainland China,2020-03-31 23:49:27,107.0,1.0,74.0</text:p>
      <text:p text:style-name="Preformatted_20_Text">10585,03/31/2020,Iowa,US,2020-03-31 23:49:27,497.0,7.0,0.0</text:p>
      <text:p text:style-name="Preformatted_20_Text">10586,03/31/2020,Isle of Man,UK,2020-03-31 23:49:27,60.0,0.0,0.0</text:p>
      <text:p text:style-name="Preformatted_20_Text">10587,03/31/2020,Jiangsu,Mainland China,2020-03-31 23:49:27,646.0,0.0,631.0</text:p>
      <text:p text:style-name="Preformatted_20_Text">10588,03/31/2020,Jiangxi,Mainland China,2020-03-31 23:49:27,937.0,1.0,935.0</text:p>
      <text:p text:style-name="Preformatted_20_Text">10589,03/31/2020,Jilin,Mainland China,2020-03-31 23:49:27,98.0,1.0,92.0</text:p>
      <text:p text:style-name="Preformatted_20_Text">10590,03/31/2020,Kansas,US,2020-03-31 23:49:27,434.0,9.0,0.0</text:p>
      <text:p text:style-name="Preformatted_20_Text">10591,03/31/2020,Kentucky,US,2020-03-31 23:49:27,628.0,11.0,0.0</text:p>
      <text:p text:style-name="Preformatted_20_Text">10592,03/31/2020,Liaoning,Mainland China,2020-03-31 23:49:27,139.0,2.0,124.0</text:p>
      <text:p text:style-name="Preformatted_20_Text">10593,03/31/2020,Louisiana,US,2020-03-31 23:49:27,5237.0,239.0,0.0</text:p>
      <text:p text:style-name="Preformatted_20_Text">10594,03/31/2020,Macau,Macau,2020-03-31 23:49:27,41.0,0.0,10.0</text:p>
      <text:p text:style-name="Preformatted_20_Text">10595,03/31/2020,Maine,US,2020-03-31 23:49:27,303.0,5.0,0.0</text:p>
      <text:p text:style-name="Preformatted_20_Text">10596,03/31/2020,Manitoba,Canada,2020-03-31 23:49:27,103.0,1.0,0.0</text:p>
      <text:p text:style-name="Preformatted_20_Text">10597,03/31/2020,Martinique,France,2020-03-31 23:49:27,128.0,3.0,27.0</text:p>
      <text:p text:style-name="Preformatted_20_Text">10598,03/31/2020,Maryland,US,2020-03-31 23:49:27,1660.0,18.0,0.0</text:p>
      <text:p text:style-name="Preformatted_20_Text">10599,03/31/2020,Massachusetts,US,2020-03-31 23:49:27,6620.0,89.0,0.0</text:p>
      <text:p text:style-name="Preformatted_20_Text">10600,03/31/2020,Mayotte,France,2020-03-31 23:49:27,94.0,1.0,10.0</text:p>
      <text:p text:style-name="Preformatted_20_Text">10601,03/31/2020,Michigan,US,2020-03-31 23:49:27,7615.0,259.0,0.0</text:p>
      <text:p text:style-name="Preformatted_20_Text">10602,03/31/2020,Minnesota,US,2020-03-31 23:49:27,629.0,12.0,0.0</text:p>
      <text:p text:style-name="Preformatted_20_Text">10603,03/31/2020,Mississippi,US,2020-03-31 23:49:27,937.0,20.0,0.0</text:p>
      <text:p text:style-name="Preformatted_20_Text">10604,03/31/2020,Missouri,US,2020-03-31 23:49:27,1357.0,15.0,0.0</text:p>
      <text:p text:style-name="Preformatted_20_Text">10605,03/31/2020,Montana,US,2020-03-31 23:49:27,198.0,5.0,0.0</text:p>
      <text:p text:style-name="Preformatted_20_Text">10606,03/31/2020,Montserrat,UK,2020-03-31 23:49:27,5.0,0.0,0.0</text:p>
      <text:p text:style-name="Preformatted_20_Text">10607,03/31/2020,Nebraska,US,2020-03-31 23:49:27,172.0,3.0,0.0</text:p>
      <text:p text:style-name="Preformatted_20_Text">10608,03/31/2020,Nevada,US,2020-03-31 23:49:27,1114.0,26.0,0.0</text:p>
      <text:p text:style-name="Preformatted_20_Text">10609,03/31/2020,New Brunswick,Canada,2020-03-31 23:49:27,70.0,0.0,0.0</text:p>
      <text:p text:style-name="Preformatted_20_Text">10610,03/31/2020,New Caledonia,France,2020-03-31 23:49:27,16.0,0.0,0.0</text:p>
      <text:p text:style-name="Preformatted_20_Text">10611,03/31/2020,New Hampshire,US,2020-03-31 23:49:27,357.0,3.0,0.0</text:p>
      <text:p text:style-name="Preformatted_20_Text">10612,03/31/2020,New Jersey,US,2020-03-31 23:49:27,18696.0,267.0,0.0</text:p>
      <text:p text:style-name="Preformatted_20_Text">10613,03/31/2020,New Mexico,US,2020-03-31 23:49:27,315.0,4.0,0.0</text:p>
      <text:p text:style-name="Preformatted_20_Text">10614,03/31/2020,New South Wales,Australia,2020-03-31 23:49:27,2032.0,8.0,4.0</text:p>
      <text:p text:style-name="Preformatted_20_Text">10615,03/31/2020,New York,US,2020-03-31 23:49:27,75833.0,1550.0,0.0</text:p>
      <text:p text:style-name="Preformatted_20_Text">10616,03/31/2020,Newfoundland and Labrador,Canada,2020-03-31 23:49:27,152.0,1.0,0.0</text:p>
      <text:p text:style-name="Preformatted_20_Text">10617,03/31/2020,Ningxia,Mainland China,2020-03-31 23:49:27,75.0,0.0,75.0</text:p>
      <text:p text:style-name="Preformatted_20_Text">10618,03/31/2020,North Carolina,US,2020-03-31 23:49:27,1535.0,12.0,0.0</text:p>
      <text:p text:style-name="Preformatted_20_Text">10619,03/31/2020,North Dakota,US,2020-03-31 23:49:27,122.0,3.0,0.0</text:p>
      <text:p text:style-name="Preformatted_20_Text">10620,03/31/2020,Northern Mariana Islands,US,2020-03-31 23:49:27,2.0,0.0,0.0</text:p>
      <text:p text:style-name="Preformatted_20_Text">10621,03/31/2020,Northern Territory,Australia,2020-03-31 23:49:27,17.0,0.0,0.0</text:p>
      <text:p text:style-name="Preformatted_20_Text">10622,03/31/2020,Northwest Territories,Canada,2020-03-31 23:49:27,1.0,0.0,0.0</text:p>
      <text:p text:style-name="Preformatted_20_Text">10623,03/31/2020,Nova Scotia,Canada,2020-03-31 23:49:27,147.0,0.0,0.0</text:p>
      <text:p text:style-name="Preformatted_20_Text">10624,03/31/2020,Ohio,US,2020-03-31 23:49:27,2199.0,55.0,0.0</text:p>
      <text:p text:style-name="Preformatted_20_Text">10625,03/31/2020,Oklahoma,US,2020-03-31 23:49:27,568.0,23.0,0.0</text:p>
      <text:p text:style-name="Preformatted_20_Text">10626,03/31/2020,Ontario,Canada,2020-03-31 23:49:27,1966.0,33.0,0.0</text:p>
      <text:p text:style-name="Preformatted_20_Text">10627,03/31/2020,Oregon,US,2020-03-31 23:49:27,690.0,18.0,0.0</text:p>
      <text:p text:style-name="Preformatted_20_Text">10628,03/31/2020,Pennsylvania,US,2020-03-31 23:49:27,4963.0,63.0,0.0</text:p>
      <text:p text:style-name="Preformatted_20_Text">10629,03/31/2020,Prince Edward Island,Canada,2020-03-31 23:49:27,21.0,0.0,0.0</text:p>
      <text:p text:style-name="Preformatted_20_Text">10630,03/31/2020,Puerto Rico,US,2020-03-31 23:49:27,239.0,8.0,0.0</text:p>
      <text:p text:style-name="Preformatted_20_Text">10631,03/31/2020,Qinghai,Mainland China,2020-03-31 23:49:27,18.0,0.0,18.0</text:p>
      <text:p text:style-name="Preformatted_20_Text">10632,03/31/2020,Quebec,Canada,2020-03-31 23:49:27,4162.0,31.0,0.0</text:p>
      <text:p text:style-name="Preformatted_20_Text">10633,03/31/2020,Queensland,Australia,2020-03-31 23:49:27,743.0,2.0,8.0</text:p>
      <text:p text:style-name="Preformatted_20_Text">10634,03/31/2020,Recovered,Canada,2020-03-31 23:49:27,0.0,0.0,1592.0</text:p>
      <text:p text:style-name="Preformatted_20_Text">10635,03/31/2020,Recovered,US,2020-03-31 23:49:27,0.0,0.0,7024.0</text:p>
      <text:p text:style-name="Preformatted_20_Text">10636,03/31/2020,Reunion,France,2020-03-31 23:49:27,247.0,0.0,1.0</text:p>
      <text:p text:style-name="Preformatted_20_Text">10637,03/31/2020,Rhode Island,US,2020-03-31 23:49:27,488.0,8.0,0.0</text:p>
      <text:p text:style-name="Preformatted_20_Text">10638,03/31/2020,Saint Barthelemy,France,2020-03-31 23:49:27,6.0,0.0,1.0</text:p>
      <text:p text:style-name="Preformatted_20_Text">10639,03/31/2020,Saskatchewan,Canada,2020-03-31 23:49:27,184.0,2.0,0.0</text:p>
      <text:p text:style-name="Preformatted_20_Text">10640,03/31/2020,Shaanxi,Mainland China,2020-03-31 23:49:27,253.0,3.0,242.0</text:p>
      <text:p text:style-name="Preformatted_20_Text">10641,03/31/2020,Shandong,Mainland China,2020-03-31 23:49:27,774.0,7.0,753.0</text:p>
      <text:p text:style-name="Preformatted_20_Text">10642,03/31/2020,Shanghai,Mainland China,2020-03-31 23:49:27,509.0,5.0,341.0</text:p>
      <text:p text:style-name="Preformatted_20_Text">10643,03/31/2020,Shanxi,Mainland China,2020-03-31 23:49:27,136.0,0.0,133.0</text:p>
      <text:p text:style-name="Preformatted_20_Text">10644,03/31/2020,Sichuan,Mainland China,2020-03-31 23:49:27,550.0,3.0,536.0</text:p>
      <text:p text:style-name="Preformatted_20_Text">10645,03/31/2020,Sint Maarten,Netherlands,2020-03-31 23:49:27,6.0,0.0,0.0</text:p>
      <text:p text:style-name="Preformatted_20_Text"><text:soft-page-break/>10646,03/31/2020,South Australia,Australia,2020-03-31 23:49:27,337.0,0.0,6.0</text:p>
      <text:p text:style-name="Preformatted_20_Text">10647,03/31/2020,South Carolina,US,2020-03-31 23:49:27,1083.0,22.0,0.0</text:p>
      <text:p text:style-name="Preformatted_20_Text">10648,03/31/2020,South Dakota,US,2020-03-31 23:49:27,108.0,1.0,0.0</text:p>
      <text:p text:style-name="Preformatted_20_Text">10649,03/31/2020,St Martin,France,2020-03-31 23:49:27,15.0,1.0,2.0</text:p>
      <text:p text:style-name="Preformatted_20_Text">10650,03/31/2020,Tasmania,Australia,2020-03-31 23:49:27,69.0,1.0,5.0</text:p>
      <text:p text:style-name="Preformatted_20_Text">10651,03/31/2020,Tennessee,US,2020-03-31 23:49:27,2391.0,23.0,0.0</text:p>
      <text:p text:style-name="Preformatted_20_Text">10652,03/31/2020,Texas,US,2020-03-31 23:49:27,3809.0,54.0,0.0</text:p>
      <text:p text:style-name="Preformatted_20_Text">10653,03/31/2020,Tianjin,Mainland China,2020-03-31 23:49:27,174.0,3.0,135.0</text:p>
      <text:p text:style-name="Preformatted_20_Text">10654,03/31/2020,Tibet,Mainland China,2020-03-31 23:49:27,1.0,0.0,1.0</text:p>
      <text:p text:style-name="Preformatted_20_Text">10655,03/31/2020,Turks and Caicos Islands,UK,2020-03-31 23:49:27,5.0,0.0,0.0</text:p>
      <text:p text:style-name="Preformatted_20_Text">10656,03/31/2020,Utah,US,2020-03-31 23:49:27,888.0,5.0,0.0</text:p>
      <text:p text:style-name="Preformatted_20_Text">10657,03/31/2020,Vermont,US,2020-03-31 23:49:27,293.0,13.0,0.0</text:p>
      <text:p text:style-name="Preformatted_20_Text">10658,03/31/2020,Victoria,Australia,2020-03-31 23:49:27,917.0,4.0,291.0</text:p>
      <text:p text:style-name="Preformatted_20_Text">10659,03/31/2020,Virgin Islands,US,2020-03-31 23:49:27,30.0,0.0,0.0</text:p>
      <text:p text:style-name="Preformatted_20_Text">10660,03/31/2020,Virginia,US,2020-03-31 23:49:27,1249.0,27.0,0.0</text:p>
      <text:p text:style-name="Preformatted_20_Text">10661,03/31/2020,Washington,US,2020-03-31 23:49:27,5432.0,225.0,0.0</text:p>
      <text:p text:style-name="Preformatted_20_Text">10662,03/31/2020,West Virginia,US,2020-03-31 23:49:27,162.0,1.0,0.0</text:p>
      <text:p text:style-name="Preformatted_20_Text">10663,03/31/2020,Western Australia,Australia,2020-03-31 23:49:27,364.0,2.0,41.0</text:p>
      <text:p text:style-name="Preformatted_20_Text">10664,03/31/2020,Wisconsin,US,2020-03-31 23:49:27,1412.0,25.0,0.0</text:p>
      <text:p text:style-name="Preformatted_20_Text">10665,03/31/2020,Wyoming,US,2020-03-31 23:49:27,109.0,0.0,0.0</text:p>
      <text:p text:style-name="Preformatted_20_Text">10666,03/31/2020,Xinjiang,Mainland China,2020-03-31 23:49:27,76.0,3.0,73.0</text:p>
      <text:p text:style-name="Preformatted_20_Text">10667,03/31/2020,Yukon,Canada,2020-03-31 23:49:27,5.0,0.0,0.0</text:p>
      <text:p text:style-name="Preformatted_20_Text">10668,03/31/2020,Yunnan,Mainland China,2020-03-31 23:49:27,182.0,2.0,172.0</text:p>
      <text:p text:style-name="Preformatted_20_Text">10669,03/31/2020,Zhejiang,Mainland China,2020-03-31 23:49:27,1257.0,1.0,1226.0</text:p>
      <text:p text:style-name="Preformatted_20_Text">10670,04/01/2020,,Afghanistan,2020-04-01 22:04:58,237.0,4.0,5.0</text:p>
      <text:p text:style-name="Preformatted_20_Text">10671,04/01/2020,,Albania,2020-04-01 22:04:58,259.0,15.0,67.0</text:p>
      <text:p text:style-name="Preformatted_20_Text">10672,04/01/2020,,Algeria,2020-04-01 22:04:58,847.0,58.0,61.0</text:p>
      <text:p text:style-name="Preformatted_20_Text">10673,04/01/2020,,Andorra,2020-04-01 22:04:58,390.0,14.0,10.0</text:p>
      <text:p text:style-name="Preformatted_20_Text">10674,04/01/2020,,Angola,2020-04-01 22:04:58,8.0,2.0,1.0</text:p>
      <text:p text:style-name="Preformatted_20_Text">10675,04/01/2020,,Antigua and Barbuda,2020-04-01 22:04:58,7.0,0.0,0.0</text:p>
      <text:p text:style-name="Preformatted_20_Text">10676,04/01/2020,,Argentina,2020-04-01 22:04:58,1054.0,28.0,248.0</text:p>
      <text:p text:style-name="Preformatted_20_Text">10677,04/01/2020,,Armenia,2020-04-01 22:04:58,571.0,4.0,31.0</text:p>
      <text:p text:style-name="Preformatted_20_Text">10678,04/01/2020,,Austria,2020-04-01 22:04:58,10711.0,146.0,1436.0</text:p>
      <text:p text:style-name="Preformatted_20_Text">10679,04/01/2020,,Azerbaijan,2020-04-01 22:04:58,359.0,5.0,26.0</text:p>
      <text:p text:style-name="Preformatted_20_Text">10680,04/01/2020,,Bahamas,2020-04-01 22:04:58,21.0,1.0,1.0</text:p>
      <text:p text:style-name="Preformatted_20_Text">10681,04/01/2020,,Bahrain,2020-04-01 22:04:58,569.0,4.0,337.0</text:p>
      <text:p text:style-name="Preformatted_20_Text">10682,04/01/2020,,Bangladesh,2020-04-01 22:04:58,54.0,6.0,25.0</text:p>
      <text:p text:style-name="Preformatted_20_Text">10683,04/01/2020,,Barbados,2020-04-01 22:04:58,34.0,0.0,0.0</text:p>
      <text:p text:style-name="Preformatted_20_Text">10684,04/01/2020,,Belarus,2020-04-01 22:04:58,163.0,2.0,53.0</text:p>
      <text:p text:style-name="Preformatted_20_Text">10685,04/01/2020,,Belgium,2020-04-01 22:04:58,13964.0,828.0,2132.0</text:p>
      <text:p text:style-name="Preformatted_20_Text">10686,04/01/2020,,Belize,2020-04-01 22:04:58,3.0,0.0,0.0</text:p>
      <text:p text:style-name="Preformatted_20_Text">10687,04/01/2020,,Benin,2020-04-01 22:04:58,13.0,0.0,1.0</text:p>
      <text:p text:style-name="Preformatted_20_Text">10688,04/01/2020,,Bhutan,2020-04-01 22:04:58,4.0,0.0,0.0</text:p>
      <text:p text:style-name="Preformatted_20_Text">10689,04/01/2020,,Bolivia,2020-04-01 22:04:58,115.0,7.0,1.0</text:p>
      <text:p text:style-name="Preformatted_20_Text">10690,04/01/2020,,Bosnia and Herzegovina,2020-04-01 22:04:58,459.0,13.0,19.0</text:p>
      <text:p text:style-name="Preformatted_20_Text">10691,04/01/2020,,Botswana,2020-04-01 22:04:58,4.0,1.0,0.0</text:p>
      <text:p text:style-name="Preformatted_20_Text">10692,04/01/2020,,Brazil,2020-04-01 22:04:58,6836.0,240.0,127.0</text:p>
      <text:p text:style-name="Preformatted_20_Text">10693,04/01/2020,,Brunei,2020-04-01 22:04:58,131.0,1.0,52.0</text:p>
      <text:p text:style-name="Preformatted_20_Text">10694,04/01/2020,,Bulgaria,2020-04-01 22:04:58,422.0,10.0,20.0</text:p>
      <text:p text:style-name="Preformatted_20_Text">10695,04/01/2020,,Burkina Faso,2020-04-01 22:04:58,282.0,16.0,46.0</text:p>
      <text:p text:style-name="Preformatted_20_Text">10696,04/01/2020,,Burma,2020-04-01 22:04:58,15.0,1.0,0.0</text:p>
      <text:p text:style-name="Preformatted_20_Text">10697,04/01/2020,,Burundi,2020-04-01 22:04:58,2.0,0.0,0.0</text:p>
      <text:p text:style-name="Preformatted_20_Text">10698,04/01/2020,,Cabo Verde,2020-04-01 22:04:58,6.0,1.0,0.0</text:p>
      <text:p text:style-name="Preformatted_20_Text">10699,04/01/2020,,Cambodia,2020-04-01 22:04:58,109.0,0.0,25.0</text:p>
      <text:p text:style-name="Preformatted_20_Text">10700,04/01/2020,,Cameroon,2020-04-01 22:04:58,233.0,6.0,10.0</text:p>
      <text:p text:style-name="Preformatted_20_Text">10701,04/01/2020,,Central African Republic,2020-04-01 22:04:58,3.0,0.0,0.0</text:p>
      <text:p text:style-name="Preformatted_20_Text">10702,04/01/2020,,Chad,2020-04-01 22:04:58,7.0,0.0,0.0</text:p>
      <text:p text:style-name="Preformatted_20_Text">10703,04/01/2020,,Chile,2020-04-01 22:04:58,3031.0,16.0,234.0</text:p>
      <text:p text:style-name="Preformatted_20_Text">10704,04/01/2020,,Colombia,2020-04-01 22:04:58,1065.0,17.0,39.0</text:p>
      <text:p text:style-name="Preformatted_20_Text">10705,04/01/2020,,Congo (Brazzaville),2020-04-01 22:04:58,19.0,0.0,0.0</text:p>
      <text:p text:style-name="Preformatted_20_Text">10706,04/01/2020,,Congo (Kinshasa),2020-04-01 22:04:58,109.0,9.0,3.0</text:p>
      <text:p text:style-name="Preformatted_20_Text">10707,04/01/2020,,Costa Rica,2020-04-01 22:04:58,375.0,2.0,4.0</text:p>
      <text:p text:style-name="Preformatted_20_Text">10708,04/01/2020,,Croatia,2020-04-01 22:04:58,963.0,6.0,73.0</text:p>
      <text:p text:style-name="Preformatted_20_Text">10709,04/01/2020,,Cuba,2020-04-01 22:04:58,212.0,6.0,12.0</text:p>
      <text:p text:style-name="Preformatted_20_Text"><text:soft-page-break/>10710,04/01/2020,,Cyprus,2020-04-01 22:04:58,320.0,9.0,28.0</text:p>
      <text:p text:style-name="Preformatted_20_Text">10711,04/01/2020,,Czech Republic,2020-04-01 22:04:58,3508.0,39.0,61.0</text:p>
      <text:p text:style-name="Preformatted_20_Text">10712,04/01/2020,,Denmark,2020-04-01 22:04:58,3107.0,104.0,894.0</text:p>
      <text:p text:style-name="Preformatted_20_Text">10713,04/01/2020,,Diamond Princess,2020-04-01 22:04:58,712.0,11.0,603.0</text:p>
      <text:p text:style-name="Preformatted_20_Text">10714,04/01/2020,,Djibouti,2020-04-01 22:04:58,33.0,0.0,0.0</text:p>
      <text:p text:style-name="Preformatted_20_Text">10715,04/01/2020,,Dominica,2020-04-01 22:04:58,12.0,0.0,0.0</text:p>
      <text:p text:style-name="Preformatted_20_Text">10716,04/01/2020,,Dominican Republic,2020-04-01 22:04:58,1284.0,57.0,9.0</text:p>
      <text:p text:style-name="Preformatted_20_Text">10717,04/01/2020,,Ecuador,2020-04-01 22:04:58,2748.0,93.0,58.0</text:p>
      <text:p text:style-name="Preformatted_20_Text">10718,04/01/2020,,Egypt,2020-04-01 22:04:58,779.0,52.0,179.0</text:p>
      <text:p text:style-name="Preformatted_20_Text">10719,04/01/2020,,El Salvador,2020-04-01 22:04:58,32.0,1.0,0.0</text:p>
      <text:p text:style-name="Preformatted_20_Text">10720,04/01/2020,,Equatorial Guinea,2020-04-01 22:04:58,15.0,0.0,1.0</text:p>
      <text:p text:style-name="Preformatted_20_Text">10721,04/01/2020,,Eritrea,2020-04-01 22:04:58,15.0,0.0,0.0</text:p>
      <text:p text:style-name="Preformatted_20_Text">10722,04/01/2020,,Estonia,2020-04-01 22:04:58,779.0,5.0,33.0</text:p>
      <text:p text:style-name="Preformatted_20_Text">10723,04/01/2020,,Eswatini,2020-04-01 22:04:58,9.0,0.0,0.0</text:p>
      <text:p text:style-name="Preformatted_20_Text">10724,04/01/2020,,Ethiopia,2020-04-01 22:04:58,29.0,0.0,2.0</text:p>
      <text:p text:style-name="Preformatted_20_Text">10725,04/01/2020,,Fiji,2020-04-01 22:04:58,5.0,0.0,0.0</text:p>
      <text:p text:style-name="Preformatted_20_Text">10726,04/01/2020,,Finland,2020-04-01 22:04:58,1446.0,17.0,10.0</text:p>
      <text:p text:style-name="Preformatted_20_Text">10727,04/01/2020,,France,2020-04-01 22:04:58,56989.0,4032.0,10934.0</text:p>
      <text:p text:style-name="Preformatted_20_Text">10728,04/01/2020,,Gabon,2020-04-01 22:04:58,18.0,1.0,0.0</text:p>
      <text:p text:style-name="Preformatted_20_Text">10729,04/01/2020,,Gambia,2020-04-01 22:04:58,4.0,1.0,2.0</text:p>
      <text:p text:style-name="Preformatted_20_Text">10730,04/01/2020,,Georgia,2020-04-01 22:04:58,117.0,0.0,23.0</text:p>
      <text:p text:style-name="Preformatted_20_Text">10731,04/01/2020,,Germany,2020-04-01 22:04:58,77872.0,920.0,18700.0</text:p>
      <text:p text:style-name="Preformatted_20_Text">10732,04/01/2020,,Ghana,2020-04-01 22:04:58,195.0,5.0,31.0</text:p>
      <text:p text:style-name="Preformatted_20_Text">10733,04/01/2020,,Greece,2020-04-01 22:04:58,1415.0,50.0,52.0</text:p>
      <text:p text:style-name="Preformatted_20_Text">10734,04/01/2020,,Grenada,2020-04-01 22:04:58,9.0,0.0,0.0</text:p>
      <text:p text:style-name="Preformatted_20_Text">10735,04/01/2020,,Guatemala,2020-04-01 22:04:58,39.0,1.0,12.0</text:p>
      <text:p text:style-name="Preformatted_20_Text">10736,04/01/2020,,Guinea,2020-04-01 22:04:58,30.0,0.0,0.0</text:p>
      <text:p text:style-name="Preformatted_20_Text">10737,04/01/2020,,Guinea-Bissau,2020-04-01 22:04:58,9.0,0.0,0.0</text:p>
      <text:p text:style-name="Preformatted_20_Text">10738,04/01/2020,,Guyana,2020-04-01 22:04:58,19.0,2.0,0.0</text:p>
      <text:p text:style-name="Preformatted_20_Text">10739,04/01/2020,,Haiti,2020-04-01 22:04:58,16.0,0.0,1.0</text:p>
      <text:p text:style-name="Preformatted_20_Text">10740,04/01/2020,,Holy See,2020-04-01 22:04:58,6.0,0.0,0.0</text:p>
      <text:p text:style-name="Preformatted_20_Text">10741,04/01/2020,,Honduras,2020-04-01 22:04:58,172.0,10.0,3.0</text:p>
      <text:p text:style-name="Preformatted_20_Text">10742,04/01/2020,,Hungary,2020-04-01 22:04:58,525.0,20.0,40.0</text:p>
      <text:p text:style-name="Preformatted_20_Text">10743,04/01/2020,,Iceland,2020-04-01 22:04:58,1220.0,2.0,225.0</text:p>
      <text:p text:style-name="Preformatted_20_Text">10744,04/01/2020,,India,2020-04-01 22:04:58,1998.0,58.0,148.0</text:p>
      <text:p text:style-name="Preformatted_20_Text">10745,04/01/2020,,Indonesia,2020-04-01 22:04:58,1677.0,157.0,103.0</text:p>
      <text:p text:style-name="Preformatted_20_Text">10746,04/01/2020,,Iran,2020-04-01 22:04:58,47593.0,3036.0,15473.0</text:p>
      <text:p text:style-name="Preformatted_20_Text">10747,04/01/2020,,Iraq,2020-04-01 22:04:58,728.0,52.0,182.0</text:p>
      <text:p text:style-name="Preformatted_20_Text">10748,04/01/2020,,Ireland,2020-04-01 22:04:58,3447.0,85.0,5.0</text:p>
      <text:p text:style-name="Preformatted_20_Text">10749,04/01/2020,,Israel,2020-04-01 22:04:58,6092.0,26.0,241.0</text:p>
      <text:p text:style-name="Preformatted_20_Text">10750,04/01/2020,,Italy,2020-04-01 22:04:58,110574.0,13155.0,16847.0</text:p>
      <text:p text:style-name="Preformatted_20_Text">10751,04/01/2020,,Ivory Coast,2020-04-01 22:04:58,190.0,1.0,9.0</text:p>
      <text:p text:style-name="Preformatted_20_Text">10752,04/01/2020,,Jamaica,2020-04-01 22:04:58,44.0,3.0,2.0</text:p>
      <text:p text:style-name="Preformatted_20_Text">10753,04/01/2020,,Japan,2020-04-01 22:04:58,2178.0,57.0,472.0</text:p>
      <text:p text:style-name="Preformatted_20_Text">10754,04/01/2020,,Jordan,2020-04-01 22:04:58,278.0,5.0,36.0</text:p>
      <text:p text:style-name="Preformatted_20_Text">10755,04/01/2020,,Kazakhstan,2020-04-01 22:04:58,380.0,3.0,26.0</text:p>
      <text:p text:style-name="Preformatted_20_Text">10756,04/01/2020,,Kenya,2020-04-01 22:04:58,81.0,1.0,3.0</text:p>
      <text:p text:style-name="Preformatted_20_Text">10757,04/01/2020,,Kosovo,2020-04-01 22:04:58,125.0,1.0,10.0</text:p>
      <text:p text:style-name="Preformatted_20_Text">10758,04/01/2020,,Kuwait,2020-04-01 22:04:58,317.0,0.0,80.0</text:p>
      <text:p text:style-name="Preformatted_20_Text">10759,04/01/2020,,Kyrgyzstan,2020-04-01 22:04:58,111.0,0.0,3.0</text:p>
      <text:p text:style-name="Preformatted_20_Text">10760,04/01/2020,,Laos,2020-04-01 22:04:58,10.0,0.0,0.0</text:p>
      <text:p text:style-name="Preformatted_20_Text">10761,04/01/2020,,Latvia,2020-04-01 22:04:58,446.0,0.0,1.0</text:p>
      <text:p text:style-name="Preformatted_20_Text">10762,04/01/2020,,Lebanon,2020-04-01 22:04:58,479.0,14.0,43.0</text:p>
      <text:p text:style-name="Preformatted_20_Text">10763,04/01/2020,,Liberia,2020-04-01 22:04:58,6.0,0.0,0.0</text:p>
      <text:p text:style-name="Preformatted_20_Text">10764,04/01/2020,,Libya,2020-04-01 22:04:58,10.0,0.0,0.0</text:p>
      <text:p text:style-name="Preformatted_20_Text">10765,04/01/2020,,Liechtenstein,2020-04-01 22:04:58,68.0,0.0,0.0</text:p>
      <text:p text:style-name="Preformatted_20_Text">10766,04/01/2020,,Lithuania,2020-04-01 22:04:58,581.0,8.0,7.0</text:p>
      <text:p text:style-name="Preformatted_20_Text">10767,04/01/2020,,Luxembourg,2020-04-01 22:04:58,2319.0,29.0,80.0</text:p>
      <text:p text:style-name="Preformatted_20_Text">10768,04/01/2020,,MS Zaandam,2020-04-01 22:04:58,9.0,2.0,0.0</text:p>
      <text:p text:style-name="Preformatted_20_Text">10769,04/01/2020,,Madagascar,2020-04-01 22:04:58,57.0,0.0,0.0</text:p>
      <text:p text:style-name="Preformatted_20_Text">10770,04/01/2020,,Malaysia,2020-04-01 22:04:58,2908.0,45.0,645.0</text:p>
      <text:p text:style-name="Preformatted_20_Text">10771,04/01/2020,,Maldives,2020-04-01 22:04:58,19.0,0.0,13.0</text:p>
      <text:p text:style-name="Preformatted_20_Text">10772,04/01/2020,,Mali,2020-04-01 22:04:58,31.0,3.0,0.0</text:p>
      <text:p text:style-name="Preformatted_20_Text">10773,04/01/2020,,Malta,2020-04-01 22:04:58,188.0,0.0,2.0</text:p>
      <text:p text:style-name="Preformatted_20_Text"><text:soft-page-break/>10774,04/01/2020,,Mauritania,2020-04-01 22:04:58,6.0,1.0,2.0</text:p>
      <text:p text:style-name="Preformatted_20_Text">10775,04/01/2020,,Mauritius,2020-04-01 22:04:58,161.0,6.0,0.0</text:p>
      <text:p text:style-name="Preformatted_20_Text">10776,04/01/2020,,Mexico,2020-04-01 22:04:58,1215.0,29.0,35.0</text:p>
      <text:p text:style-name="Preformatted_20_Text">10777,04/01/2020,,Moldova,2020-04-01 22:04:58,423.0,5.0,23.0</text:p>
      <text:p text:style-name="Preformatted_20_Text">10778,04/01/2020,,Monaco,2020-04-01 22:04:58,55.0,1.0,2.0</text:p>
      <text:p text:style-name="Preformatted_20_Text">10779,04/01/2020,,Mongolia,2020-04-01 22:04:58,14.0,0.0,2.0</text:p>
      <text:p text:style-name="Preformatted_20_Text">10780,04/01/2020,,Montenegro,2020-04-01 22:04:58,123.0,2.0,0.0</text:p>
      <text:p text:style-name="Preformatted_20_Text">10781,04/01/2020,,Morocco,2020-04-01 22:04:58,654.0,39.0,29.0</text:p>
      <text:p text:style-name="Preformatted_20_Text">10782,04/01/2020,,Mozambique,2020-04-01 22:04:58,10.0,0.0,0.0</text:p>
      <text:p text:style-name="Preformatted_20_Text">10783,04/01/2020,,Namibia,2020-04-01 22:04:58,14.0,0.0,2.0</text:p>
      <text:p text:style-name="Preformatted_20_Text">10784,04/01/2020,,Nepal,2020-04-01 22:04:58,5.0,0.0,1.0</text:p>
      <text:p text:style-name="Preformatted_20_Text">10785,04/01/2020,,Netherlands,2020-04-01 22:04:58,13614.0,1173.0,250.0</text:p>
      <text:p text:style-name="Preformatted_20_Text">10786,04/01/2020,,New Zealand,2020-04-01 22:04:58,708.0,1.0,83.0</text:p>
      <text:p text:style-name="Preformatted_20_Text">10787,04/01/2020,,Nicaragua,2020-04-01 22:04:58,5.0,1.0,0.0</text:p>
      <text:p text:style-name="Preformatted_20_Text">10788,04/01/2020,,Niger,2020-04-01 22:04:58,74.0,5.0,0.0</text:p>
      <text:p text:style-name="Preformatted_20_Text">10789,04/01/2020,,Nigeria,2020-04-01 22:04:58,174.0,2.0,9.0</text:p>
      <text:p text:style-name="Preformatted_20_Text">10790,04/01/2020,,North Macedonia,2020-04-01 22:04:58,354.0,11.0,17.0</text:p>
      <text:p text:style-name="Preformatted_20_Text">10791,04/01/2020,,Norway,2020-04-01 22:04:58,4863.0,44.0,13.0</text:p>
      <text:p text:style-name="Preformatted_20_Text">10792,04/01/2020,,Oman,2020-04-01 22:04:58,210.0,1.0,34.0</text:p>
      <text:p text:style-name="Preformatted_20_Text">10793,04/01/2020,,Pakistan,2020-04-01 22:04:58,2118.0,27.0,94.0</text:p>
      <text:p text:style-name="Preformatted_20_Text">10794,04/01/2020,,Panama,2020-04-01 22:04:58,1181.0,30.0,9.0</text:p>
      <text:p text:style-name="Preformatted_20_Text">10795,04/01/2020,,Papua New Guinea,2020-04-01 22:04:58,1.0,0.0,0.0</text:p>
      <text:p text:style-name="Preformatted_20_Text">10796,04/01/2020,,Paraguay,2020-04-01 22:04:58,69.0,3.0,1.0</text:p>
      <text:p text:style-name="Preformatted_20_Text">10797,04/01/2020,,Peru,2020-04-01 22:04:58,1323.0,38.0,394.0</text:p>
      <text:p text:style-name="Preformatted_20_Text">10798,04/01/2020,,Philippines,2020-04-01 22:04:58,2311.0,96.0,50.0</text:p>
      <text:p text:style-name="Preformatted_20_Text">10799,04/01/2020,,Poland,2020-04-01 22:04:58,2554.0,43.0,47.0</text:p>
      <text:p text:style-name="Preformatted_20_Text">10800,04/01/2020,,Portugal,2020-04-01 22:04:58,8251.0,187.0,43.0</text:p>
      <text:p text:style-name="Preformatted_20_Text">10801,04/01/2020,,Qatar,2020-04-01 22:04:58,835.0,2.0,71.0</text:p>
      <text:p text:style-name="Preformatted_20_Text">10802,04/01/2020,,Romania,2020-04-01 22:04:58,2460.0,92.0,252.0</text:p>
      <text:p text:style-name="Preformatted_20_Text">10803,04/01/2020,,Russia,2020-04-01 22:04:58,2777.0,24.0,190.0</text:p>
      <text:p text:style-name="Preformatted_20_Text">10804,04/01/2020,,Rwanda,2020-04-01 22:04:58,82.0,0.0,0.0</text:p>
      <text:p text:style-name="Preformatted_20_Text">10805,04/01/2020,,Saint Kitts and Nevis,2020-04-01 22:04:58,8.0,0.0,0.0</text:p>
      <text:p text:style-name="Preformatted_20_Text">10806,04/01/2020,,Saint Lucia,2020-04-01 22:04:58,13.0,0.0,1.0</text:p>
      <text:p text:style-name="Preformatted_20_Text">10807,04/01/2020,,Saint Vincent and the Grenadines,2020-04-01 22:04:58,1.0,0.0,1.0</text:p>
      <text:p text:style-name="Preformatted_20_Text">10808,04/01/2020,,San Marino,2020-04-01 22:04:58,236.0,26.0,13.0</text:p>
      <text:p text:style-name="Preformatted_20_Text">10809,04/01/2020,,Saudi Arabia,2020-04-01 22:04:58,1720.0,16.0,264.0</text:p>
      <text:p text:style-name="Preformatted_20_Text">10810,04/01/2020,,Senegal,2020-04-01 22:04:58,190.0,1.0,45.0</text:p>
      <text:p text:style-name="Preformatted_20_Text">10811,04/01/2020,,Serbia,2020-04-01 22:04:58,1060.0,28.0,0.0</text:p>
      <text:p text:style-name="Preformatted_20_Text">10812,04/01/2020,,Seychelles,2020-04-01 22:04:58,10.0,0.0,0.0</text:p>
      <text:p text:style-name="Preformatted_20_Text">10813,04/01/2020,,Sierra Leone,2020-04-01 22:04:58,2.0,0.0,0.0</text:p>
      <text:p text:style-name="Preformatted_20_Text">10814,04/01/2020,,Singapore,2020-04-01 22:04:58,1000.0,3.0,245.0</text:p>
      <text:p text:style-name="Preformatted_20_Text">10815,04/01/2020,,Slovakia,2020-04-01 22:04:58,400.0,1.0,3.0</text:p>
      <text:p text:style-name="Preformatted_20_Text">10816,04/01/2020,,Slovenia,2020-04-01 22:04:58,841.0,15.0,10.0</text:p>
      <text:p text:style-name="Preformatted_20_Text">10817,04/01/2020,,Somalia,2020-04-01 22:04:58,5.0,0.0,1.0</text:p>
      <text:p text:style-name="Preformatted_20_Text">10818,04/01/2020,,South Africa,2020-04-01 22:04:58,1380.0,5.0,50.0</text:p>
      <text:p text:style-name="Preformatted_20_Text">10819,04/01/2020,,South Korea,2020-04-01 22:04:58,9887.0,165.0,5567.0</text:p>
      <text:p text:style-name="Preformatted_20_Text">10820,04/01/2020,,Spain,2020-04-01 22:04:58,104118.0,9387.0,22647.0</text:p>
      <text:p text:style-name="Preformatted_20_Text">10821,04/01/2020,,Sri Lanka,2020-04-01 22:04:58,146.0,3.0,21.0</text:p>
      <text:p text:style-name="Preformatted_20_Text">10822,04/01/2020,,Sudan,2020-04-01 22:04:58,7.0,2.0,2.0</text:p>
      <text:p text:style-name="Preformatted_20_Text">10823,04/01/2020,,Suriname,2020-04-01 22:04:58,10.0,0.0,0.0</text:p>
      <text:p text:style-name="Preformatted_20_Text">10824,04/01/2020,,Sweden,2020-04-01 22:04:58,4947.0,239.0,103.0</text:p>
      <text:p text:style-name="Preformatted_20_Text">10825,04/01/2020,,Switzerland,2020-04-01 22:04:58,17768.0,488.0,2967.0</text:p>
      <text:p text:style-name="Preformatted_20_Text">10826,04/01/2020,,Syria,2020-04-01 22:04:58,10.0,2.0,0.0</text:p>
      <text:p text:style-name="Preformatted_20_Text">10827,04/01/2020,,Taiwan,2020-04-01 22:04:58,329.0,5.0,39.0</text:p>
      <text:p text:style-name="Preformatted_20_Text">10828,04/01/2020,,Tanzania,2020-04-01 22:04:58,20.0,1.0,1.0</text:p>
      <text:p text:style-name="Preformatted_20_Text">10829,04/01/2020,,Thailand,2020-04-01 22:04:58,1771.0,12.0,505.0</text:p>
      <text:p text:style-name="Preformatted_20_Text">10830,04/01/2020,,Timor-Leste,2020-04-01 22:04:58,1.0,0.0,0.0</text:p>
      <text:p text:style-name="Preformatted_20_Text">10831,04/01/2020,,Togo,2020-04-01 22:04:58,36.0,2.0,10.0</text:p>
      <text:p text:style-name="Preformatted_20_Text">10832,04/01/2020,,Trinidad and Tobago,2020-04-01 22:04:58,90.0,5.0,1.0</text:p>
      <text:p text:style-name="Preformatted_20_Text">10833,04/01/2020,,Tunisia,2020-04-01 22:04:58,423.0,12.0,5.0</text:p>
      <text:p text:style-name="Preformatted_20_Text">10834,04/01/2020,,Turkey,2020-04-01 22:04:58,15679.0,277.0,333.0</text:p>
      <text:p text:style-name="Preformatted_20_Text">10835,04/01/2020,,UK,2020-04-01 22:04:58,29474.0,2352.0,135.0</text:p>
      <text:p text:style-name="Preformatted_20_Text">10836,04/01/2020,,Uganda,2020-04-01 22:04:58,44.0,0.0,0.0</text:p>
      <text:p text:style-name="Preformatted_20_Text"><text:soft-page-break/>10837,04/01/2020,,Ukraine,2020-04-01 22:04:58,794.0,20.0,13.0</text:p>
      <text:p text:style-name="Preformatted_20_Text">10838,04/01/2020,,United Arab Emirates,2020-04-01 22:04:58,814.0,8.0,61.0</text:p>
      <text:p text:style-name="Preformatted_20_Text">10839,04/01/2020,,Uruguay,2020-04-01 22:04:58,338.0,2.0,41.0</text:p>
      <text:p text:style-name="Preformatted_20_Text">10840,04/01/2020,,Uzbekistan,2020-04-01 22:04:58,181.0,2.0,12.0</text:p>
      <text:p text:style-name="Preformatted_20_Text">10841,04/01/2020,,Venezuela,2020-04-01 22:04:58,143.0,3.0,41.0</text:p>
      <text:p text:style-name="Preformatted_20_Text">10842,04/01/2020,,Vietnam,2020-04-01 22:04:58,218.0,0.0,63.0</text:p>
      <text:p text:style-name="Preformatted_20_Text">10843,04/01/2020,,West Bank and Gaza,2020-04-01 22:04:58,134.0,1.0,18.0</text:p>
      <text:p text:style-name="Preformatted_20_Text">10844,04/01/2020,,Zambia,2020-04-01 22:04:58,36.0,0.0,0.0</text:p>
      <text:p text:style-name="Preformatted_20_Text">10845,04/01/2020,,Zimbabwe,2020-04-01 22:04:58,8.0,1.0,0.0</text:p>
      <text:p text:style-name="Preformatted_20_Text">10846,04/01/2020,Alabama,US,2020-04-01 22:04:58,1060.0,27.0,0.0</text:p>
      <text:p text:style-name="Preformatted_20_Text">10847,04/01/2020,Alaska,US,2020-04-01 22:04:58,132.0,3.0,0.0</text:p>
      <text:p text:style-name="Preformatted_20_Text">10848,04/01/2020,Alberta,Canada,2020-04-01 22:04:58,754.0,9.0,0.0</text:p>
      <text:p text:style-name="Preformatted_20_Text">10849,04/01/2020,Anguilla,UK,2020-04-01 22:04:58,2.0,0.0,0.0</text:p>
      <text:p text:style-name="Preformatted_20_Text">10850,04/01/2020,Anhui,Mainland China,2020-04-01 22:04:58,990.0,6.0,984.0</text:p>
      <text:p text:style-name="Preformatted_20_Text">10851,04/01/2020,Arizona,US,2020-04-01 22:04:58,1530.0,29.0,0.0</text:p>
      <text:p text:style-name="Preformatted_20_Text">10852,04/01/2020,Arkansas,US,2020-04-01 22:04:58,584.0,10.0,0.0</text:p>
      <text:p text:style-name="Preformatted_20_Text">10853,04/01/2020,Aruba,Netherlands,2020-04-01 22:04:58,55.0,0.0,1.0</text:p>
      <text:p text:style-name="Preformatted_20_Text">10854,04/01/2020,Australian Capital Territory,Australia,2020-04-01 22:04:58,84.0,1.0,8.0</text:p>
      <text:p text:style-name="Preformatted_20_Text">10855,04/01/2020,Beijing,Mainland China,2020-04-01 22:04:58,580.0,8.0,418.0</text:p>
      <text:p text:style-name="Preformatted_20_Text">10856,04/01/2020,Bermuda,UK,2020-04-01 22:04:58,32.0,0.0,10.0</text:p>
      <text:p text:style-name="Preformatted_20_Text">10857,04/01/2020,British Columbia,Canada,2020-04-01 22:04:58,1013.0,24.0,0.0</text:p>
      <text:p text:style-name="Preformatted_20_Text">10858,04/01/2020,British Virgin Islands,UK,2020-04-01 22:04:58,3.0,0.0,0.0</text:p>
      <text:p text:style-name="Preformatted_20_Text">10859,04/01/2020,California,US,2020-04-01 22:04:58,9399.0,199.0,0.0</text:p>
      <text:p text:style-name="Preformatted_20_Text">10860,04/01/2020,Cayman Islands,UK,2020-04-01 22:04:58,22.0,1.0,0.0</text:p>
      <text:p text:style-name="Preformatted_20_Text">10861,04/01/2020,Channel Islands,UK,2020-04-01 22:04:58,172.0,3.0,0.0</text:p>
      <text:p text:style-name="Preformatted_20_Text">10862,04/01/2020,Chongqing,Mainland China,2020-04-01 22:04:58,579.0,6.0,570.0</text:p>
      <text:p text:style-name="Preformatted_20_Text">10863,04/01/2020,Colorado,US,2020-04-01 22:04:58,2982.0,69.0,0.0</text:p>
      <text:p text:style-name="Preformatted_20_Text">10864,04/01/2020,Connecticut,US,2020-04-01 22:04:58,3557.0,85.0,0.0</text:p>
      <text:p text:style-name="Preformatted_20_Text">10865,04/01/2020,Curacao,Netherlands,2020-04-01 22:04:58,11.0,1.0,3.0</text:p>
      <text:p text:style-name="Preformatted_20_Text">10866,04/01/2020,Delaware,US,2020-04-01 22:04:58,368.0,11.0,0.0</text:p>
      <text:p text:style-name="Preformatted_20_Text">10867,04/01/2020,Diamond Princess cruise ship,Canada,2020-04-01 22:04:58,0.0,1.0,0.0</text:p>
      <text:p text:style-name="Preformatted_20_Text">10868,04/01/2020,Diamond Princess cruise ship,US,2020-04-01 22:04:58,49.0,0.0,0.0</text:p>
      <text:p text:style-name="Preformatted_20_Text">10869,04/01/2020,District of Columbia,US,2020-04-01 22:04:58,586.0,9.0,0.0</text:p>
      <text:p text:style-name="Preformatted_20_Text">10870,04/01/2020,Faroe Islands,Denmark,2020-04-01 22:04:58,173.0,0.0,75.0</text:p>
      <text:p text:style-name="Preformatted_20_Text">10871,04/01/2020,Florida,US,2020-04-01 22:04:58,6956.0,87.0,0.0</text:p>
      <text:p text:style-name="Preformatted_20_Text">10872,04/01/2020,French Guiana,France,2020-04-01 22:04:58,51.0,0.0,15.0</text:p>
      <text:p text:style-name="Preformatted_20_Text">10873,04/01/2020,French Polynesia,France,2020-04-01 22:04:58,37.0,0.0,0.0</text:p>
      <text:p text:style-name="Preformatted_20_Text">10874,04/01/2020,Fujian,Mainland China,2020-04-01 22:04:58,345.0,1.0,298.0</text:p>
      <text:p text:style-name="Preformatted_20_Text">10875,04/01/2020,Gansu,Mainland China,2020-04-01 22:04:58,138.0,2.0,127.0</text:p>
      <text:p text:style-name="Preformatted_20_Text">10876,04/01/2020,Georgia,US,2020-04-01 22:04:58,4638.0,139.0,0.0</text:p>
      <text:p text:style-name="Preformatted_20_Text">10877,04/01/2020,Gibraltar,UK,2020-04-01 22:04:58,81.0,0.0,34.0</text:p>
      <text:p text:style-name="Preformatted_20_Text">10878,04/01/2020,Grand Princess,Canada,2020-04-01 22:04:58,13.0,0.0,0.0</text:p>
      <text:p text:style-name="Preformatted_20_Text">10879,04/01/2020,Grand Princess,US,2020-04-01 22:04:58,103.0,3.0,0.0</text:p>
      <text:p text:style-name="Preformatted_20_Text">10880,04/01/2020,Greenland,Denmark,2020-04-01 22:04:58,10.0,0.0,2.0</text:p>
      <text:p text:style-name="Preformatted_20_Text">10881,04/01/2020,Guadeloupe,France,2020-04-01 22:04:58,125.0,6.0,24.0</text:p>
      <text:p text:style-name="Preformatted_20_Text">10882,04/01/2020,Guam,US,2020-04-01 22:04:58,77.0,3.0,0.0</text:p>
      <text:p text:style-name="Preformatted_20_Text">10883,04/01/2020,Guangdong,Mainland China,2020-04-01 22:04:58,1501.0,8.0,1357.0</text:p>
      <text:p text:style-name="Preformatted_20_Text">10884,04/01/2020,Guangxi,Mainland China,2020-04-01 22:04:58,254.0,2.0,250.0</text:p>
      <text:p text:style-name="Preformatted_20_Text">10885,04/01/2020,Guizhou,Mainland China,2020-04-01 22:04:58,146.0,2.0,144.0</text:p>
      <text:p text:style-name="Preformatted_20_Text">10886,04/01/2020,Hainan,Mainland China,2020-04-01 22:04:58,168.0,6.0,162.0</text:p>
      <text:p text:style-name="Preformatted_20_Text">10887,04/01/2020,Hawaii,US,2020-04-01 22:04:58,224.0,1.0,0.0</text:p>
      <text:p text:style-name="Preformatted_20_Text">10888,04/01/2020,Hebei,Mainland China,2020-04-01 22:04:58,323.0,6.0,310.0</text:p>
      <text:p text:style-name="Preformatted_20_Text">10889,04/01/2020,Heilongjiang,Mainland China,2020-04-01 22:04:58,484.0,13.0,469.0</text:p>
      <text:p text:style-name="Preformatted_20_Text">10890,04/01/2020,Henan,Mainland China,2020-04-01 22:04:58,1276.0,22.0,1251.0</text:p>
      <text:p text:style-name="Preformatted_20_Text">10891,04/01/2020,Hong Kong,Hong Kong,2020-04-01 22:04:58,765.0,4.0,147.0</text:p>
      <text:p text:style-name="Preformatted_20_Text">10892,04/01/2020,Hubei,Mainland China,2020-04-01 22:04:58,67802.0,3193.0,63326.0</text:p>
      <text:p text:style-name="Preformatted_20_Text">10893,04/01/2020,Hunan,Mainland China,2020-04-01 22:04:58,1018.0,4.0,1014.0</text:p>
      <text:p text:style-name="Preformatted_20_Text">10894,04/01/2020,Idaho,US,2020-04-01 22:04:58,566.0,9.0,0.0</text:p>
      <text:p text:style-name="Preformatted_20_Text">10895,04/01/2020,Illinois,US,2020-04-01 22:04:58,6980.0,141.0,0.0</text:p>
      <text:p text:style-name="Preformatted_20_Text">10896,04/01/2020,Indiana,US,2020-04-01 22:04:58,2564.0,65.0,0.0</text:p>
      <text:p text:style-name="Preformatted_20_Text"><text:soft-page-break/>10897,04/01/2020,Inner Mongolia,Mainland China,2020-04-01 22:04:58,111.0,1.0,74.0</text:p>
      <text:p text:style-name="Preformatted_20_Text">10898,04/01/2020,Iowa,US,2020-04-01 22:04:58,547.0,9.0,0.0</text:p>
      <text:p text:style-name="Preformatted_20_Text">10899,04/01/2020,Isle of Man,UK,2020-04-01 22:04:58,68.0,1.0,0.0</text:p>
      <text:p text:style-name="Preformatted_20_Text">10900,04/01/2020,Jiangsu,Mainland China,2020-04-01 22:04:58,646.0,0.0,631.0</text:p>
      <text:p text:style-name="Preformatted_20_Text">10901,04/01/2020,Jiangxi,Mainland China,2020-04-01 22:04:58,937.0,1.0,935.0</text:p>
      <text:p text:style-name="Preformatted_20_Text">10902,04/01/2020,Jilin,Mainland China,2020-04-01 22:04:58,98.0,1.0,92.0</text:p>
      <text:p text:style-name="Preformatted_20_Text">10903,04/01/2020,Kansas,US,2020-04-01 22:04:58,485.0,10.0,0.0</text:p>
      <text:p text:style-name="Preformatted_20_Text">10904,04/01/2020,Kentucky,US,2020-04-01 22:04:58,632.0,18.0,0.0</text:p>
      <text:p text:style-name="Preformatted_20_Text">10905,04/01/2020,Liaoning,Mainland China,2020-04-01 22:04:58,140.0,2.0,124.0</text:p>
      <text:p text:style-name="Preformatted_20_Text">10906,04/01/2020,Louisiana,US,2020-04-01 22:04:58,6424.0,273.0,0.0</text:p>
      <text:p text:style-name="Preformatted_20_Text">10907,04/01/2020,Macau,Macau,2020-04-01 22:04:58,41.0,0.0,10.0</text:p>
      <text:p text:style-name="Preformatted_20_Text">10908,04/01/2020,Maine,US,2020-04-01 22:04:58,303.0,5.0,0.0</text:p>
      <text:p text:style-name="Preformatted_20_Text">10909,04/01/2020,Manitoba,Canada,2020-04-01 22:04:58,127.0,1.0,0.0</text:p>
      <text:p text:style-name="Preformatted_20_Text">10910,04/01/2020,Martinique,France,2020-04-01 22:04:58,135.0,3.0,27.0</text:p>
      <text:p text:style-name="Preformatted_20_Text">10911,04/01/2020,Maryland,US,2020-04-01 22:04:58,1986.0,31.0,0.0</text:p>
      <text:p text:style-name="Preformatted_20_Text">10912,04/01/2020,Massachusetts,US,2020-04-01 22:04:58,7738.0,122.0,0.0</text:p>
      <text:p text:style-name="Preformatted_20_Text">10913,04/01/2020,Mayotte,France,2020-04-01 22:04:58,94.0,1.0,10.0</text:p>
      <text:p text:style-name="Preformatted_20_Text">10914,04/01/2020,Michigan,US,2020-04-01 22:04:58,9315.0,335.0,0.0</text:p>
      <text:p text:style-name="Preformatted_20_Text">10915,04/01/2020,Minnesota,US,2020-04-01 22:04:58,689.0,17.0,0.0</text:p>
      <text:p text:style-name="Preformatted_20_Text">10916,04/01/2020,Mississippi,US,2020-04-01 22:04:58,1073.0,22.0,0.0</text:p>
      <text:p text:style-name="Preformatted_20_Text">10917,04/01/2020,Missouri,US,2020-04-01 22:04:58,1613.0,18.0,0.0</text:p>
      <text:p text:style-name="Preformatted_20_Text">10918,04/01/2020,Montana,US,2020-04-01 22:04:58,208.0,6.0,0.0</text:p>
      <text:p text:style-name="Preformatted_20_Text">10919,04/01/2020,Montserrat,UK,2020-04-01 22:04:58,5.0,0.0,0.0</text:p>
      <text:p text:style-name="Preformatted_20_Text">10920,04/01/2020,Nebraska,US,2020-04-01 22:04:58,210.0,4.0,0.0</text:p>
      <text:p text:style-name="Preformatted_20_Text">10921,04/01/2020,Nevada,US,2020-04-01 22:04:58,1279.0,31.0,0.0</text:p>
      <text:p text:style-name="Preformatted_20_Text">10922,04/01/2020,New Brunswick,Canada,2020-04-01 22:04:58,81.0,0.0,0.0</text:p>
      <text:p text:style-name="Preformatted_20_Text">10923,04/01/2020,New Caledonia,France,2020-04-01 22:04:58,16.0,0.0,0.0</text:p>
      <text:p text:style-name="Preformatted_20_Text">10924,04/01/2020,New Hampshire,US,2020-04-01 22:04:58,367.0,3.0,0.0</text:p>
      <text:p text:style-name="Preformatted_20_Text">10925,04/01/2020,New Jersey,US,2020-04-01 22:04:58,22255.0,355.0,0.0</text:p>
      <text:p text:style-name="Preformatted_20_Text">10926,04/01/2020,New Mexico,US,2020-04-01 22:04:58,340.0,5.0,0.0</text:p>
      <text:p text:style-name="Preformatted_20_Text">10927,04/01/2020,New South Wales,Australia,2020-04-01 22:04:58,2182.0,9.0,4.0</text:p>
      <text:p text:style-name="Preformatted_20_Text">10928,04/01/2020,New York,US,2020-04-01 22:04:58,83948.0,1941.0,0.0</text:p>
      <text:p text:style-name="Preformatted_20_Text">10929,04/01/2020,Newfoundland and Labrador,Canada,2020-04-01 22:04:58,175.0,1.0,0.0</text:p>
      <text:p text:style-name="Preformatted_20_Text">10930,04/01/2020,Ningxia,Mainland China,2020-04-01 22:04:58,75.0,0.0,75.0</text:p>
      <text:p text:style-name="Preformatted_20_Text">10931,04/01/2020,North Carolina,US,2020-04-01 22:04:58,1675.0,14.0,0.0</text:p>
      <text:p text:style-name="Preformatted_20_Text">10932,04/01/2020,North Dakota,US,2020-04-01 22:04:58,142.0,3.0,0.0</text:p>
      <text:p text:style-name="Preformatted_20_Text">10933,04/01/2020,Northern Mariana Islands,US,2020-04-01 22:04:58,6.0,1.0,0.0</text:p>
      <text:p text:style-name="Preformatted_20_Text">10934,04/01/2020,Northern Territory,Australia,2020-04-01 22:04:58,19.0,0.0,0.0</text:p>
      <text:p text:style-name="Preformatted_20_Text">10935,04/01/2020,Northwest Territories,Canada,2020-04-01 22:04:58,2.0,0.0,0.0</text:p>
      <text:p text:style-name="Preformatted_20_Text">10936,04/01/2020,Nova Scotia,Canada,2020-04-01 22:04:58,173.0,0.0,0.0</text:p>
      <text:p text:style-name="Preformatted_20_Text">10937,04/01/2020,Ohio,US,2020-04-01 22:04:58,2547.0,65.0,0.0</text:p>
      <text:p text:style-name="Preformatted_20_Text">10938,04/01/2020,Oklahoma,US,2020-04-01 22:04:58,721.0,30.0,0.0</text:p>
      <text:p text:style-name="Preformatted_20_Text">10939,04/01/2020,Ontario,Canada,2020-04-01 22:04:58,2392.0,37.0,0.0</text:p>
      <text:p text:style-name="Preformatted_20_Text">10940,04/01/2020,Oregon,US,2020-04-01 22:04:58,736.0,19.0,0.0</text:p>
      <text:p text:style-name="Preformatted_20_Text">10941,04/01/2020,Pennsylvania,US,2020-04-01 22:04:58,6009.0,74.0,0.0</text:p>
      <text:p text:style-name="Preformatted_20_Text">10942,04/01/2020,Prince Edward Island,Canada,2020-04-01 22:04:58,21.0,0.0,0.0</text:p>
      <text:p text:style-name="Preformatted_20_Text">10943,04/01/2020,Puerto Rico,US,2020-04-01 22:04:58,286.0,11.0,0.0</text:p>
      <text:p text:style-name="Preformatted_20_Text">10944,04/01/2020,Qinghai,Mainland China,2020-04-01 22:04:58,18.0,0.0,18.0</text:p>
      <text:p text:style-name="Preformatted_20_Text">10945,04/01/2020,Quebec,Canada,2020-04-01 22:04:58,4611.0,33.0,0.0</text:p>
      <text:p text:style-name="Preformatted_20_Text">10946,04/01/2020,Queensland,Australia,2020-04-01 22:04:58,781.0,2.0,8.0</text:p>
      <text:p text:style-name="Preformatted_20_Text">10947,04/01/2020,Recovered,Canada,2020-04-01 22:04:58,0.0,0.0,1324.0</text:p>
      <text:p text:style-name="Preformatted_20_Text">10948,04/01/2020,Recovered,US,2020-04-01 22:04:58,0.0,0.0,8474.0</text:p>
      <text:p text:style-name="Preformatted_20_Text">10949,04/01/2020,Reunion,France,2020-04-01 22:04:58,281.0,0.0,40.0</text:p>
      <text:p text:style-name="Preformatted_20_Text">10950,04/01/2020,Rhode Island,US,2020-04-01 22:04:58,566.0,10.0,0.0</text:p>
      <text:p text:style-name="Preformatted_20_Text">10951,04/01/2020,Saint Barthelemy,France,2020-04-01 22:04:58,6.0,0.0,1.0</text:p>
      <text:p text:style-name="Preformatted_20_Text">10952,04/01/2020,Saskatchewan,Canada,2020-04-01 22:04:58,193.0,3.0,0.0</text:p>
      <text:p text:style-name="Preformatted_20_Text">10953,04/01/2020,Shaanxi,Mainland China,2020-04-01 22:04:58,255.0,3.0,242.0</text:p>
      <text:p text:style-name="Preformatted_20_Text">10954,04/01/2020,Shandong,Mainland China,2020-04-01 22:04:58,774.0,7.0,753.0</text:p>
      <text:p text:style-name="Preformatted_20_Text">10955,04/01/2020,Shanghai,Mainland China,2020-04-01 22:04:58,516.0,6.0,341.0</text:p>
      <text:p text:style-name="Preformatted_20_Text">10956,04/01/2020,Shanxi,Mainland China,2020-04-01 22:04:58,137.0,0.0,133.0</text:p>
      <text:p text:style-name="Preformatted_20_Text">10957,04/01/2020,Sichuan,Mainland China,2020-04-01 22:04:58,552.0,3.0,537.0</text:p>
      <text:p text:style-name="Preformatted_20_Text">10958,04/01/2020,Sint Maarten,Netherlands,2020-04-01 22:04:58,16.0,1.0,6.0</text:p>
      <text:p text:style-name="Preformatted_20_Text"><text:soft-page-break/>10959,04/01/2020,South Australia,Australia,2020-04-01 22:04:58,367.0,0.0,6.0</text:p>
      <text:p text:style-name="Preformatted_20_Text">10960,04/01/2020,South Carolina,US,2020-04-01 22:04:58,1293.0,26.0,0.0</text:p>
      <text:p text:style-name="Preformatted_20_Text">10961,04/01/2020,South Dakota,US,2020-04-01 22:04:58,129.0,2.0,0.0</text:p>
      <text:p text:style-name="Preformatted_20_Text">10962,04/01/2020,St Martin,France,2020-04-01 22:04:58,15.0,1.0,2.0</text:p>
      <text:p text:style-name="Preformatted_20_Text">10963,04/01/2020,Tasmania,Australia,2020-04-01 22:04:58,69.0,2.0,5.0</text:p>
      <text:p text:style-name="Preformatted_20_Text">10964,04/01/2020,Tennessee,US,2020-04-01 22:04:58,2933.0,24.0,0.0</text:p>
      <text:p text:style-name="Preformatted_20_Text">10965,04/01/2020,Texas,US,2020-04-01 22:04:58,4355.0,66.0,0.0</text:p>
      <text:p text:style-name="Preformatted_20_Text">10966,04/01/2020,Tianjin,Mainland China,2020-04-01 22:04:58,176.0,3.0,135.0</text:p>
      <text:p text:style-name="Preformatted_20_Text">10967,04/01/2020,Tibet,Mainland China,2020-04-01 22:04:58,1.0,0.0,1.0</text:p>
      <text:p text:style-name="Preformatted_20_Text">10968,04/01/2020,Turks and Caicos Islands,UK,2020-04-01 22:04:58,6.0,0.0,0.0</text:p>
      <text:p text:style-name="Preformatted_20_Text">10969,04/01/2020,Utah,US,2020-04-01 22:04:58,888.0,5.0,0.0</text:p>
      <text:p text:style-name="Preformatted_20_Text">10970,04/01/2020,Vermont,US,2020-04-01 22:04:58,321.0,16.0,0.0</text:p>
      <text:p text:style-name="Preformatted_20_Text">10971,04/01/2020,Victoria,Australia,2020-04-01 22:04:58,968.0,4.0,343.0</text:p>
      <text:p text:style-name="Preformatted_20_Text">10972,04/01/2020,Virgin Islands,US,2020-04-01 22:04:58,30.0,0.0,0.0</text:p>
      <text:p text:style-name="Preformatted_20_Text">10973,04/01/2020,Virginia,US,2020-04-01 22:04:58,1483.0,34.0,0.0</text:p>
      <text:p text:style-name="Preformatted_20_Text">10974,04/01/2020,Washington,US,2020-04-01 22:04:58,5608.0,234.0,0.0</text:p>
      <text:p text:style-name="Preformatted_20_Text">10975,04/01/2020,West Virginia,US,2020-04-01 22:04:58,191.0,1.0,0.0</text:p>
      <text:p text:style-name="Preformatted_20_Text">10976,04/01/2020,Western Australia,Australia,2020-04-01 22:04:58,392.0,2.0,48.0</text:p>
      <text:p text:style-name="Preformatted_20_Text">10977,04/01/2020,Wisconsin,US,2020-04-01 22:04:58,1556.0,27.0,0.0</text:p>
      <text:p text:style-name="Preformatted_20_Text">10978,04/01/2020,Wyoming,US,2020-04-01 22:04:58,130.0,0.0,0.0</text:p>
      <text:p text:style-name="Preformatted_20_Text">10979,04/01/2020,Xinjiang,Mainland China,2020-04-01 22:04:58,76.0,3.0,73.0</text:p>
      <text:p text:style-name="Preformatted_20_Text">10980,04/01/2020,Yukon,Canada,2020-04-01 22:04:58,5.0,0.0,0.0</text:p>
      <text:p text:style-name="Preformatted_20_Text">10981,04/01/2020,Yunnan,Mainland China,2020-04-01 22:04:58,182.0,2.0,172.0</text:p>
      <text:p text:style-name="Preformatted_20_Text">10982,04/01/2020,Zhejiang,Mainland China,2020-04-01 22:04:58,1257.0,1.0,1226.0</text:p>
      <text:p text:style-name="Preformatted_20_Text">10983,04/02/2020,,Afghanistan,4/2/20 8:53,273.0,6.0,10.0</text:p>
      <text:p text:style-name="Preformatted_20_Text">10984,04/02/2020,,Albania,4/2/20 8:53,277.0,16.0,76.0</text:p>
      <text:p text:style-name="Preformatted_20_Text">10985,04/02/2020,,Algeria,4/2/20 8:53,986.0,86.0,61.0</text:p>
      <text:p text:style-name="Preformatted_20_Text">10986,04/02/2020,,Andorra,4/2/20 8:53,428.0,15.0,10.0</text:p>
      <text:p text:style-name="Preformatted_20_Text">10987,04/02/2020,,Angola,4/2/20 8:53,8.0,2.0,1.0</text:p>
      <text:p text:style-name="Preformatted_20_Text">10988,04/02/2020,,Antigua and Barbuda,4/2/20 8:53,9.0,0.0,0.0</text:p>
      <text:p text:style-name="Preformatted_20_Text">10989,04/02/2020,,Argentina,4/2/20 8:53,1133.0,36.0,256.0</text:p>
      <text:p text:style-name="Preformatted_20_Text">10990,04/02/2020,,Armenia,4/2/20 8:53,663.0,7.0,33.0</text:p>
      <text:p text:style-name="Preformatted_20_Text">10991,04/02/2020,,Austria,4/2/20 8:53,11129.0,158.0,1749.0</text:p>
      <text:p text:style-name="Preformatted_20_Text">10992,04/02/2020,,Azerbaijan,4/2/20 8:53,400.0,5.0,26.0</text:p>
      <text:p text:style-name="Preformatted_20_Text">10993,04/02/2020,,Bahamas,4/2/20 8:53,24.0,1.0,1.0</text:p>
      <text:p text:style-name="Preformatted_20_Text">10994,04/02/2020,,Bahrain,4/2/20 8:53,643.0,4.0,381.0</text:p>
      <text:p text:style-name="Preformatted_20_Text">10995,04/02/2020,,Bangladesh,4/2/20 8:53,56.0,6.0,25.0</text:p>
      <text:p text:style-name="Preformatted_20_Text">10996,04/02/2020,,Barbados,4/2/20 8:53,46.0,0.0,0.0</text:p>
      <text:p text:style-name="Preformatted_20_Text">10997,04/02/2020,,Belarus,4/2/20 8:53,304.0,4.0,53.0</text:p>
      <text:p text:style-name="Preformatted_20_Text">10998,04/02/2020,,Belgium,4/2/20 8:53,15348.0,1011.0,2495.0</text:p>
      <text:p text:style-name="Preformatted_20_Text">10999,04/02/2020,,Belize,4/2/20 8:53,3.0,0.0,0.0</text:p>
      <text:p text:style-name="Preformatted_20_Text">11000,04/02/2020,,Benin,4/2/20 8:53,13.0,0.0,1.0</text:p>
      <text:p text:style-name="Preformatted_20_Text">11001,04/02/2020,,Bhutan,4/2/20 8:53,5.0,0.0,1.0</text:p>
      <text:p text:style-name="Preformatted_20_Text">11002,04/02/2020,,Bolivia,4/2/20 8:53,123.0,8.0,1.0</text:p>
      <text:p text:style-name="Preformatted_20_Text">11003,04/02/2020,,Bosnia and Herzegovina,4/2/20 8:53,533.0,16.0,20.0</text:p>
      <text:p text:style-name="Preformatted_20_Text">11004,04/02/2020,,Botswana,4/2/20 8:53,4.0,1.0,0.0</text:p>
      <text:p text:style-name="Preformatted_20_Text">11005,04/02/2020,,Brazil,4/2/20 8:53,8044.0,324.0,127.0</text:p>
      <text:p text:style-name="Preformatted_20_Text">11006,04/02/2020,,Brunei,4/2/20 8:53,133.0,1.0,56.0</text:p>
      <text:p text:style-name="Preformatted_20_Text">11007,04/02/2020,,Bulgaria,4/2/20 8:53,457.0,10.0,25.0</text:p>
      <text:p text:style-name="Preformatted_20_Text">11008,04/02/2020,,Burkina Faso,4/2/20 8:53,288.0,16.0,50.0</text:p>
      <text:p text:style-name="Preformatted_20_Text">11009,04/02/2020,,Burma,4/2/20 8:53,20.0,1.0,0.0</text:p>
      <text:p text:style-name="Preformatted_20_Text">11010,04/02/2020,,Burundi,4/2/20 8:53,3.0,0.0,0.0</text:p>
      <text:p text:style-name="Preformatted_20_Text">11011,04/02/2020,,Cabo Verde,4/2/20 8:53,6.0,1.0,0.0</text:p>
      <text:p text:style-name="Preformatted_20_Text">11012,04/02/2020,,Cambodia,4/2/20 8:53,110.0,0.0,34.0</text:p>
      <text:p text:style-name="Preformatted_20_Text">11013,04/02/2020,,Cameroon,4/2/20 8:53,306.0,7.0,10.0</text:p>
      <text:p text:style-name="Preformatted_20_Text">11014,04/02/2020,,Central African Republic,4/2/20 8:53,3.0,0.0,0.0</text:p>
      <text:p text:style-name="Preformatted_20_Text">11015,04/02/2020,,Chad,4/2/20 8:53,8.0,0.0,0.0</text:p>
      <text:p text:style-name="Preformatted_20_Text">11016,04/02/2020,,Chile,4/2/20 8:53,3404.0,18.0,335.0</text:p>
      <text:p text:style-name="Preformatted_20_Text">11017,04/02/2020,,Colombia,4/2/20 8:53,1161.0,19.0,55.0</text:p>
      <text:p text:style-name="Preformatted_20_Text">11018,04/02/2020,,Congo (Brazzaville),4/2/20 8:53,22.0,2.0,2.0</text:p>
      <text:p text:style-name="Preformatted_20_Text">11019,04/02/2020,,Congo (Kinshasa),4/2/20 8:53,134.0,13.0,3.0</text:p>
      <text:p text:style-name="Preformatted_20_Text">11020,04/02/2020,,Costa Rica,4/2/20 8:53,396.0,2.0,6.0</text:p>
      <text:p text:style-name="Preformatted_20_Text">11021,04/02/2020,,Croatia,4/2/20 8:53,1011.0,7.0,88.0</text:p>
      <text:p text:style-name="Preformatted_20_Text">11022,04/02/2020,,Cuba,4/2/20 8:53,233.0,6.0,13.0</text:p>
      <text:p text:style-name="Preformatted_20_Text"><text:soft-page-break/>11023,04/02/2020,,Cyprus,4/2/20 8:53,356.0,10.0,28.0</text:p>
      <text:p text:style-name="Preformatted_20_Text">11024,04/02/2020,,Czech Republic,4/2/20 8:53,3858.0,44.0,67.0</text:p>
      <text:p text:style-name="Preformatted_20_Text">11025,04/02/2020,,Denmark,4/2/20 8:53,3386.0,123.0,1089.0</text:p>
      <text:p text:style-name="Preformatted_20_Text">11026,04/02/2020,,Diamond Princess,4/2/20 8:53,712.0,11.0,619.0</text:p>
      <text:p text:style-name="Preformatted_20_Text">11027,04/02/2020,,Djibouti,4/2/20 8:53,40.0,0.0,0.0</text:p>
      <text:p text:style-name="Preformatted_20_Text">11028,04/02/2020,,Dominica,4/2/20 8:53,12.0,0.0,0.0</text:p>
      <text:p text:style-name="Preformatted_20_Text">11029,04/02/2020,,Dominican Republic,4/2/20 8:53,1380.0,60.0,16.0</text:p>
      <text:p text:style-name="Preformatted_20_Text">11030,04/02/2020,,Ecuador,4/2/20 8:53,3163.0,120.0,65.0</text:p>
      <text:p text:style-name="Preformatted_20_Text">11031,04/02/2020,,Egypt,4/2/20 8:53,865.0,58.0,201.0</text:p>
      <text:p text:style-name="Preformatted_20_Text">11032,04/02/2020,,El Salvador,4/2/20 8:53,41.0,2.0,0.0</text:p>
      <text:p text:style-name="Preformatted_20_Text">11033,04/02/2020,,Equatorial Guinea,4/2/20 8:53,15.0,0.0,1.0</text:p>
      <text:p text:style-name="Preformatted_20_Text">11034,04/02/2020,,Eritrea,4/2/20 8:53,22.0,0.0,0.0</text:p>
      <text:p text:style-name="Preformatted_20_Text">11035,04/02/2020,,Estonia,4/2/20 8:53,858.0,11.0,45.0</text:p>
      <text:p text:style-name="Preformatted_20_Text">11036,04/02/2020,,Eswatini,4/2/20 8:53,9.0,0.0,0.0</text:p>
      <text:p text:style-name="Preformatted_20_Text">11037,04/02/2020,,Ethiopia,4/2/20 8:53,29.0,0.0,3.0</text:p>
      <text:p text:style-name="Preformatted_20_Text">11038,04/02/2020,,Fiji,4/2/20 8:53,7.0,0.0,0.0</text:p>
      <text:p text:style-name="Preformatted_20_Text">11039,04/02/2020,,Finland,4/2/20 8:53,1518.0,19.0,300.0</text:p>
      <text:p text:style-name="Preformatted_20_Text">11040,04/02/2020,,France,4/2/20 8:53,59105.0,5387.0,12428.0</text:p>
      <text:p text:style-name="Preformatted_20_Text">11041,04/02/2020,,Gabon,4/2/20 8:53,21.0,1.0,0.0</text:p>
      <text:p text:style-name="Preformatted_20_Text">11042,04/02/2020,,Gambia,4/2/20 8:53,4.0,1.0,2.0</text:p>
      <text:p text:style-name="Preformatted_20_Text">11043,04/02/2020,,Georgia,4/2/20 8:53,134.0,0.0,26.0</text:p>
      <text:p text:style-name="Preformatted_20_Text">11044,04/02/2020,,Germany,4/2/20 8:53,84794.0,1107.0,22440.0</text:p>
      <text:p text:style-name="Preformatted_20_Text">11045,04/02/2020,,Ghana,4/2/20 8:53,204.0,5.0,31.0</text:p>
      <text:p text:style-name="Preformatted_20_Text">11046,04/02/2020,,Greece,4/2/20 8:53,1544.0,53.0,61.0</text:p>
      <text:p text:style-name="Preformatted_20_Text">11047,04/02/2020,,Grenada,4/2/20 8:53,10.0,0.0,0.0</text:p>
      <text:p text:style-name="Preformatted_20_Text">11048,04/02/2020,,Guatemala,4/2/20 8:53,47.0,1.0,12.0</text:p>
      <text:p text:style-name="Preformatted_20_Text">11049,04/02/2020,,Guinea,4/2/20 8:53,52.0,0.0,0.0</text:p>
      <text:p text:style-name="Preformatted_20_Text">11050,04/02/2020,,Guinea-Bissau,4/2/20 8:53,9.0,0.0,0.0</text:p>
      <text:p text:style-name="Preformatted_20_Text">11051,04/02/2020,,Guyana,4/2/20 8:53,19.0,4.0,0.0</text:p>
      <text:p text:style-name="Preformatted_20_Text">11052,04/02/2020,,Haiti,4/2/20 8:53,16.0,0.0,1.0</text:p>
      <text:p text:style-name="Preformatted_20_Text">11053,04/02/2020,,Holy See,4/2/20 8:53,7.0,0.0,0.0</text:p>
      <text:p text:style-name="Preformatted_20_Text">11054,04/02/2020,,Honduras,4/2/20 8:53,219.0,14.0,3.0</text:p>
      <text:p text:style-name="Preformatted_20_Text">11055,04/02/2020,,Hungary,4/2/20 8:53,585.0,21.0,42.0</text:p>
      <text:p text:style-name="Preformatted_20_Text">11056,04/02/2020,,Iceland,4/2/20 8:53,1319.0,4.0,284.0</text:p>
      <text:p text:style-name="Preformatted_20_Text">11057,04/02/2020,,India,4/2/20 8:53,2543.0,72.0,191.0</text:p>
      <text:p text:style-name="Preformatted_20_Text">11058,04/02/2020,,Indonesia,4/2/20 8:53,1790.0,170.0,112.0</text:p>
      <text:p text:style-name="Preformatted_20_Text">11059,04/02/2020,,Iran,4/2/20 8:53,50468.0,3160.0,16711.0</text:p>
      <text:p text:style-name="Preformatted_20_Text">11060,04/02/2020,,Iraq,4/2/20 8:53,772.0,54.0,202.0</text:p>
      <text:p text:style-name="Preformatted_20_Text">11061,04/02/2020,,Ireland,4/2/20 8:53,3849.0,98.0,5.0</text:p>
      <text:p text:style-name="Preformatted_20_Text">11062,04/02/2020,,Israel,4/2/20 8:53,6857.0,36.0,338.0</text:p>
      <text:p text:style-name="Preformatted_20_Text">11063,04/02/2020,,Italy,4/2/20 8:53,115242.0,13915.0,18278.0</text:p>
      <text:p text:style-name="Preformatted_20_Text">11064,04/02/2020,,Ivory Coast,4/2/20 8:53,194.0,1.0,15.0</text:p>
      <text:p text:style-name="Preformatted_20_Text">11065,04/02/2020,,Jamaica,4/2/20 8:53,47.0,3.0,2.0</text:p>
      <text:p text:style-name="Preformatted_20_Text">11066,04/02/2020,,Japan,4/2/20 8:53,2495.0,62.0,472.0</text:p>
      <text:p text:style-name="Preformatted_20_Text">11067,04/02/2020,,Jordan,4/2/20 8:53,299.0,5.0,45.0</text:p>
      <text:p text:style-name="Preformatted_20_Text">11068,04/02/2020,,Kazakhstan,4/2/20 8:53,435.0,3.0,27.0</text:p>
      <text:p text:style-name="Preformatted_20_Text">11069,04/02/2020,,Kenya,4/2/20 8:53,110.0,3.0,4.0</text:p>
      <text:p text:style-name="Preformatted_20_Text">11070,04/02/2020,,Kosovo,4/2/20 8:53,125.0,1.0,10.0</text:p>
      <text:p text:style-name="Preformatted_20_Text">11071,04/02/2020,,Kuwait,4/2/20 8:53,342.0,0.0,81.0</text:p>
      <text:p text:style-name="Preformatted_20_Text">11072,04/02/2020,,Kyrgyzstan,4/2/20 8:53,116.0,0.0,5.0</text:p>
      <text:p text:style-name="Preformatted_20_Text">11073,04/02/2020,,Laos,4/2/20 8:53,10.0,0.0,0.0</text:p>
      <text:p text:style-name="Preformatted_20_Text">11074,04/02/2020,,Latvia,4/2/20 8:53,458.0,0.0,31.0</text:p>
      <text:p text:style-name="Preformatted_20_Text">11075,04/02/2020,,Lebanon,4/2/20 8:53,494.0,16.0,46.0</text:p>
      <text:p text:style-name="Preformatted_20_Text">11076,04/02/2020,,Liberia,4/2/20 8:53,6.0,0.0,0.0</text:p>
      <text:p text:style-name="Preformatted_20_Text">11077,04/02/2020,,Libya,4/2/20 8:53,11.0,1.0,0.0</text:p>
      <text:p text:style-name="Preformatted_20_Text">11078,04/02/2020,,Liechtenstein,4/2/20 8:53,75.0,0.0,0.0</text:p>
      <text:p text:style-name="Preformatted_20_Text">11079,04/02/2020,,Lithuania,4/2/20 8:53,649.0,9.0,7.0</text:p>
      <text:p text:style-name="Preformatted_20_Text">11080,04/02/2020,,Luxembourg,4/2/20 8:53,2487.0,30.0,80.0</text:p>
      <text:p text:style-name="Preformatted_20_Text">11081,04/02/2020,,MS Zaandam,4/2/20 8:53,9.0,2.0,0.0</text:p>
      <text:p text:style-name="Preformatted_20_Text">11082,04/02/2020,,Madagascar,4/2/20 8:53,59.0,0.0,0.0</text:p>
      <text:p text:style-name="Preformatted_20_Text">11083,04/02/2020,,Malawi,4/2/20 8:53,3.0,0.0,0.0</text:p>
      <text:p text:style-name="Preformatted_20_Text">11084,04/02/2020,,Malaysia,4/2/20 8:53,3116.0,50.0,767.0</text:p>
      <text:p text:style-name="Preformatted_20_Text">11085,04/02/2020,,Maldives,4/2/20 8:53,19.0,0.0,13.0</text:p>
      <text:p text:style-name="Preformatted_20_Text">11086,04/02/2020,,Mali,4/2/20 8:53,36.0,3.0,0.0</text:p>
      <text:p text:style-name="Preformatted_20_Text"><text:soft-page-break/>11087,04/02/2020,,Malta,4/2/20 8:53,196.0,0.0,2.0</text:p>
      <text:p text:style-name="Preformatted_20_Text">11088,04/02/2020,,Mauritania,4/2/20 8:53,6.0,1.0,2.0</text:p>
      <text:p text:style-name="Preformatted_20_Text">11089,04/02/2020,,Mauritius,4/2/20 8:53,169.0,7.0,0.0</text:p>
      <text:p text:style-name="Preformatted_20_Text">11090,04/02/2020,,Mexico,4/2/20 8:53,1378.0,37.0,35.0</text:p>
      <text:p text:style-name="Preformatted_20_Text">11091,04/02/2020,,Moldova,4/2/20 8:53,505.0,6.0,23.0</text:p>
      <text:p text:style-name="Preformatted_20_Text">11092,04/02/2020,,Monaco,4/2/20 8:53,60.0,1.0,2.0</text:p>
      <text:p text:style-name="Preformatted_20_Text">11093,04/02/2020,,Mongolia,4/2/20 8:53,14.0,0.0,2.0</text:p>
      <text:p text:style-name="Preformatted_20_Text">11094,04/02/2020,,Montenegro,4/2/20 8:53,144.0,2.0,0.0</text:p>
      <text:p text:style-name="Preformatted_20_Text">11095,04/02/2020,,Morocco,4/2/20 8:53,708.0,44.0,31.0</text:p>
      <text:p text:style-name="Preformatted_20_Text">11096,04/02/2020,,Mozambique,4/2/20 8:53,10.0,0.0,0.0</text:p>
      <text:p text:style-name="Preformatted_20_Text">11097,04/02/2020,,Namibia,4/2/20 8:53,14.0,0.0,3.0</text:p>
      <text:p text:style-name="Preformatted_20_Text">11098,04/02/2020,,Nepal,4/2/20 8:53,6.0,0.0,1.0</text:p>
      <text:p text:style-name="Preformatted_20_Text">11099,04/02/2020,,Netherlands,4/2/20 8:53,14697.0,1339.0,250.0</text:p>
      <text:p text:style-name="Preformatted_20_Text">11100,04/02/2020,,New Zealand,4/2/20 8:53,797.0,1.0,92.0</text:p>
      <text:p text:style-name="Preformatted_20_Text">11101,04/02/2020,,Nicaragua,4/2/20 8:53,5.0,1.0,0.0</text:p>
      <text:p text:style-name="Preformatted_20_Text">11102,04/02/2020,,Niger,4/2/20 8:53,98.0,5.0,0.0</text:p>
      <text:p text:style-name="Preformatted_20_Text">11103,04/02/2020,,Nigeria,4/2/20 8:53,184.0,2.0,20.0</text:p>
      <text:p text:style-name="Preformatted_20_Text">11104,04/02/2020,,North Macedonia,4/2/20 8:53,384.0,11.0,17.0</text:p>
      <text:p text:style-name="Preformatted_20_Text">11105,04/02/2020,,Norway,4/2/20 8:53,5147.0,50.0,32.0</text:p>
      <text:p text:style-name="Preformatted_20_Text">11106,04/02/2020,,Oman,4/2/20 8:53,231.0,1.0,57.0</text:p>
      <text:p text:style-name="Preformatted_20_Text">11107,04/02/2020,,Pakistan,4/2/20 8:53,2421.0,34.0,125.0</text:p>
      <text:p text:style-name="Preformatted_20_Text">11108,04/02/2020,,Panama,4/2/20 8:53,1317.0,32.0,9.0</text:p>
      <text:p text:style-name="Preformatted_20_Text">11109,04/02/2020,,Papua New Guinea,4/2/20 8:53,1.0,0.0,0.0</text:p>
      <text:p text:style-name="Preformatted_20_Text">11110,04/02/2020,,Paraguay,4/2/20 8:53,77.0,3.0,2.0</text:p>
      <text:p text:style-name="Preformatted_20_Text">11111,04/02/2020,,Peru,4/2/20 8:53,1414.0,55.0,537.0</text:p>
      <text:p text:style-name="Preformatted_20_Text">11112,04/02/2020,,Philippines,4/2/20 8:53,2633.0,107.0,51.0</text:p>
      <text:p text:style-name="Preformatted_20_Text">11113,04/02/2020,,Poland,4/2/20 8:53,2946.0,57.0,56.0</text:p>
      <text:p text:style-name="Preformatted_20_Text">11114,04/02/2020,,Portugal,4/2/20 8:53,9034.0,209.0,68.0</text:p>
      <text:p text:style-name="Preformatted_20_Text">11115,04/02/2020,,Qatar,4/2/20 8:53,949.0,3.0,72.0</text:p>
      <text:p text:style-name="Preformatted_20_Text">11116,04/02/2020,,Romania,4/2/20 8:53,2738.0,115.0,267.0</text:p>
      <text:p text:style-name="Preformatted_20_Text">11117,04/02/2020,,Russia,4/2/20 8:53,3548.0,30.0,235.0</text:p>
      <text:p text:style-name="Preformatted_20_Text">11118,04/02/2020,,Rwanda,4/2/20 8:53,84.0,0.0,0.0</text:p>
      <text:p text:style-name="Preformatted_20_Text">11119,04/02/2020,,Saint Kitts and Nevis,4/2/20 8:53,9.0,0.0,0.0</text:p>
      <text:p text:style-name="Preformatted_20_Text">11120,04/02/2020,,Saint Lucia,4/2/20 8:53,13.0,0.0,1.0</text:p>
      <text:p text:style-name="Preformatted_20_Text">11121,04/02/2020,,Saint Vincent and the Grenadines,4/2/20 8:53,2.0,0.0,1.0</text:p>
      <text:p text:style-name="Preformatted_20_Text">11122,04/02/2020,,San Marino,4/2/20 8:53,245.0,30.0,21.0</text:p>
      <text:p text:style-name="Preformatted_20_Text">11123,04/02/2020,,Saudi Arabia,4/2/20 8:53,1885.0,21.0,328.0</text:p>
      <text:p text:style-name="Preformatted_20_Text">11124,04/02/2020,,Senegal,4/2/20 8:53,195.0,1.0,55.0</text:p>
      <text:p text:style-name="Preformatted_20_Text">11125,04/02/2020,,Serbia,4/2/20 8:53,1171.0,31.0,0.0</text:p>
      <text:p text:style-name="Preformatted_20_Text">11126,04/02/2020,,Seychelles,4/2/20 8:53,10.0,0.0,0.0</text:p>
      <text:p text:style-name="Preformatted_20_Text">11127,04/02/2020,,Sierra Leone,4/2/20 8:53,2.0,0.0,0.0</text:p>
      <text:p text:style-name="Preformatted_20_Text">11128,04/02/2020,,Singapore,4/2/20 8:53,1049.0,4.0,266.0</text:p>
      <text:p text:style-name="Preformatted_20_Text">11129,04/02/2020,,Slovakia,4/2/20 8:53,426.0,1.0,5.0</text:p>
      <text:p text:style-name="Preformatted_20_Text">11130,04/02/2020,,Slovenia,4/2/20 8:53,897.0,17.0,70.0</text:p>
      <text:p text:style-name="Preformatted_20_Text">11131,04/02/2020,,Somalia,4/2/20 8:53,5.0,0.0,1.0</text:p>
      <text:p text:style-name="Preformatted_20_Text">11132,04/02/2020,,South Africa,4/2/20 8:53,1462.0,5.0,50.0</text:p>
      <text:p text:style-name="Preformatted_20_Text">11133,04/02/2020,,South Korea,4/2/20 8:53,9976.0,169.0,5828.0</text:p>
      <text:p text:style-name="Preformatted_20_Text">11134,04/02/2020,,Spain,4/2/20 8:53,112065.0,10348.0,26743.0</text:p>
      <text:p text:style-name="Preformatted_20_Text">11135,04/02/2020,,Sri Lanka,4/2/20 8:53,151.0,4.0,21.0</text:p>
      <text:p text:style-name="Preformatted_20_Text">11136,04/02/2020,,Sudan,4/2/20 8:53,8.0,2.0,2.0</text:p>
      <text:p text:style-name="Preformatted_20_Text">11137,04/02/2020,,Suriname,4/2/20 8:53,10.0,0.0,0.0</text:p>
      <text:p text:style-name="Preformatted_20_Text">11138,04/02/2020,,Sweden,4/2/20 8:53,5568.0,308.0,103.0</text:p>
      <text:p text:style-name="Preformatted_20_Text">11139,04/02/2020,,Switzerland,4/2/20 8:53,18827.0,536.0,4013.0</text:p>
      <text:p text:style-name="Preformatted_20_Text">11140,04/02/2020,,Syria,4/2/20 8:53,16.0,2.0,0.0</text:p>
      <text:p text:style-name="Preformatted_20_Text">11141,04/02/2020,,Taiwan,4/2/20 8:53,339.0,5.0,45.0</text:p>
      <text:p text:style-name="Preformatted_20_Text">11142,04/02/2020,,Tanzania,4/2/20 8:53,20.0,1.0,2.0</text:p>
      <text:p text:style-name="Preformatted_20_Text">11143,04/02/2020,,Thailand,4/2/20 8:53,1875.0,15.0,505.0</text:p>
      <text:p text:style-name="Preformatted_20_Text">11144,04/02/2020,,Timor-Leste,4/2/20 8:53,1.0,0.0,0.0</text:p>
      <text:p text:style-name="Preformatted_20_Text">11145,04/02/2020,,Togo,4/2/20 8:53,39.0,2.0,17.0</text:p>
      <text:p text:style-name="Preformatted_20_Text">11146,04/02/2020,,Trinidad and Tobago,4/2/20 8:53,94.0,5.0,1.0</text:p>
      <text:p text:style-name="Preformatted_20_Text">11147,04/02/2020,,Tunisia,4/2/20 8:53,455.0,14.0,5.0</text:p>
      <text:p text:style-name="Preformatted_20_Text">11148,04/02/2020,,Turkey,4/2/20 8:53,18135.0,356.0,415.0</text:p>
      <text:p text:style-name="Preformatted_20_Text">11149,04/02/2020,,UK,4/2/20 8:53,33718.0,2921.0,135.0</text:p>
      <text:p text:style-name="Preformatted_20_Text">11150,04/02/2020,,Uganda,4/2/20 8:53,45.0,0.0,0.0</text:p>
      <text:p text:style-name="Preformatted_20_Text"><text:soft-page-break/>11151,04/02/2020,,Ukraine,4/2/20 8:53,897.0,22.0,19.0</text:p>
      <text:p text:style-name="Preformatted_20_Text">11152,04/02/2020,,United Arab Emirates,4/2/20 8:53,1024.0,8.0,96.0</text:p>
      <text:p text:style-name="Preformatted_20_Text">11153,04/02/2020,,Uruguay,4/2/20 8:53,350.0,4.0,62.0</text:p>
      <text:p text:style-name="Preformatted_20_Text">11154,04/02/2020,,Uzbekistan,4/2/20 8:53,205.0,2.0,25.0</text:p>
      <text:p text:style-name="Preformatted_20_Text">11155,04/02/2020,,Venezuela,4/2/20 8:53,146.0,5.0,43.0</text:p>
      <text:p text:style-name="Preformatted_20_Text">11156,04/02/2020,,Vietnam,4/2/20 8:53,233.0,0.0,75.0</text:p>
      <text:p text:style-name="Preformatted_20_Text">11157,04/02/2020,,West Bank and Gaza,4/2/20 8:53,161.0,1.0,18.0</text:p>
      <text:p text:style-name="Preformatted_20_Text">11158,04/02/2020,,Zambia,4/2/20 8:53,39.0,1.0,0.0</text:p>
      <text:p text:style-name="Preformatted_20_Text">11159,04/02/2020,,Zimbabwe,4/2/20 8:53,9.0,1.0,0.0</text:p>
      <text:p text:style-name="Preformatted_20_Text">11160,04/02/2020,Alabama,US,4/2/20 8:53,1233.0,32.0,0.0</text:p>
      <text:p text:style-name="Preformatted_20_Text">11161,04/02/2020,Alaska,US,4/2/20 8:53,143.0,3.0,0.0</text:p>
      <text:p text:style-name="Preformatted_20_Text">11162,04/02/2020,Alberta,Canada,4/2/20 8:53,969.0,13.0,0.0</text:p>
      <text:p text:style-name="Preformatted_20_Text">11163,04/02/2020,Anguilla,UK,4/2/20 8:53,3.0,0.0,0.0</text:p>
      <text:p text:style-name="Preformatted_20_Text">11164,04/02/2020,Anhui,Mainland China,4/2/20 8:53,990.0,6.0,984.0</text:p>
      <text:p text:style-name="Preformatted_20_Text">11165,04/02/2020,Arizona,US,4/2/20 8:53,1715.0,32.0,0.0</text:p>
      <text:p text:style-name="Preformatted_20_Text">11166,04/02/2020,Arkansas,US,4/2/20 8:53,643.0,12.0,0.0</text:p>
      <text:p text:style-name="Preformatted_20_Text">11167,04/02/2020,Aruba,Netherlands,4/2/20 8:53,60.0,0.0,1.0</text:p>
      <text:p text:style-name="Preformatted_20_Text">11168,04/02/2020,Australian Capital Territory,Australia,4/2/20 8:53,87.0,1.0,11.0</text:p>
      <text:p text:style-name="Preformatted_20_Text">11169,04/02/2020,Beijing,Mainland China,4/2/20 8:53,582.0,8.0,424.0</text:p>
      <text:p text:style-name="Preformatted_20_Text">11170,04/02/2020,Bermuda,UK,4/2/20 8:53,35.0,0.0,11.0</text:p>
      <text:p text:style-name="Preformatted_20_Text">11171,04/02/2020,"Bonaire, Sint Eustatius and Saba",Netherlands,4/2/20 8:53,2.0,0.0,0.0</text:p>
      <text:p text:style-name="Preformatted_20_Text">11172,04/02/2020,British Columbia,Canada,4/2/20 8:53,1121.0,31.0,0.0</text:p>
      <text:p text:style-name="Preformatted_20_Text">11173,04/02/2020,British Virgin Islands,UK,4/2/20 8:53,3.0,0.0,0.0</text:p>
      <text:p text:style-name="Preformatted_20_Text">11174,04/02/2020,California,US,4/2/20 8:53,10773.0,238.0,0.0</text:p>
      <text:p text:style-name="Preformatted_20_Text">11175,04/02/2020,Cayman Islands,UK,4/2/20 8:53,28.0,1.0,0.0</text:p>
      <text:p text:style-name="Preformatted_20_Text">11176,04/02/2020,Channel Islands,UK,4/2/20 8:53,193.0,3.0,0.0</text:p>
      <text:p text:style-name="Preformatted_20_Text">11177,04/02/2020,Chongqing,Mainland China,4/2/20 8:53,579.0,6.0,570.0</text:p>
      <text:p text:style-name="Preformatted_20_Text">11178,04/02/2020,Colorado,US,4/2/20 8:53,3342.0,80.0,0.0</text:p>
      <text:p text:style-name="Preformatted_20_Text">11179,04/02/2020,Connecticut,US,4/2/20 8:53,3824.0,112.0,0.0</text:p>
      <text:p text:style-name="Preformatted_20_Text">11180,04/02/2020,Curacao,Netherlands,4/2/20 8:53,11.0,1.0,3.0</text:p>
      <text:p text:style-name="Preformatted_20_Text">11181,04/02/2020,Delaware,US,4/2/20 8:53,393.0,12.0,0.0</text:p>
      <text:p text:style-name="Preformatted_20_Text">11182,04/02/2020,Diamond Princess cruise ship,Canada,4/2/20 8:53,0.0,1.0,0.0</text:p>
      <text:p text:style-name="Preformatted_20_Text">11183,04/02/2020,Diamond Princess cruise ship,US,4/2/20 8:53,49.0,0.0,0.0</text:p>
      <text:p text:style-name="Preformatted_20_Text">11184,04/02/2020,District of Columbia,US,4/2/20 8:53,653.0,12.0,0.0</text:p>
      <text:p text:style-name="Preformatted_20_Text">11185,04/02/2020,Faroe Islands,Denmark,4/2/20 8:53,177.0,0.0,81.0</text:p>
      <text:p text:style-name="Preformatted_20_Text">11186,04/02/2020,Florida,US,4/2/20 8:53,9008.0,164.0,0.0</text:p>
      <text:p text:style-name="Preformatted_20_Text">11187,04/02/2020,French Guiana,France,4/2/20 8:53,51.0,0.0,15.0</text:p>
      <text:p text:style-name="Preformatted_20_Text">11188,04/02/2020,French Polynesia,France,4/2/20 8:53,37.0,0.0,0.0</text:p>
      <text:p text:style-name="Preformatted_20_Text">11189,04/02/2020,Fujian,Mainland China,4/2/20 8:53,345.0,1.0,299.0</text:p>
      <text:p text:style-name="Preformatted_20_Text">11190,04/02/2020,Gansu,Mainland China,4/2/20 8:53,138.0,2.0,127.0</text:p>
      <text:p text:style-name="Preformatted_20_Text">11191,04/02/2020,Georgia,US,4/2/20 8:53,5348.0,163.0,0.0</text:p>
      <text:p text:style-name="Preformatted_20_Text">11192,04/02/2020,Gibraltar,UK,4/2/20 8:53,88.0,0.0,46.0</text:p>
      <text:p text:style-name="Preformatted_20_Text">11193,04/02/2020,Grand Princess,Canada,4/2/20 8:53,13.0,0.0,0.0</text:p>
      <text:p text:style-name="Preformatted_20_Text">11194,04/02/2020,Grand Princess,US,4/2/20 8:53,103.0,3.0,0.0</text:p>
      <text:p text:style-name="Preformatted_20_Text">11195,04/02/2020,Greenland,Denmark,4/2/20 8:53,10.0,0.0,2.0</text:p>
      <text:p text:style-name="Preformatted_20_Text">11196,04/02/2020,Guadeloupe,France,4/2/20 8:53,128.0,6.0,24.0</text:p>
      <text:p text:style-name="Preformatted_20_Text">11197,04/02/2020,Guam,US,4/2/20 8:53,82.0,3.0,0.0</text:p>
      <text:p text:style-name="Preformatted_20_Text">11198,04/02/2020,Guangdong,Mainland China,4/2/20 8:53,1507.0,8.0,1365.0</text:p>
      <text:p text:style-name="Preformatted_20_Text">11199,04/02/2020,Guangxi,Mainland China,4/2/20 8:53,254.0,2.0,252.0</text:p>
      <text:p text:style-name="Preformatted_20_Text">11200,04/02/2020,Guizhou,Mainland China,4/2/20 8:53,146.0,2.0,144.0</text:p>
      <text:p text:style-name="Preformatted_20_Text">11201,04/02/2020,Hainan,Mainland China,4/2/20 8:53,168.0,6.0,162.0</text:p>
      <text:p text:style-name="Preformatted_20_Text">11202,04/02/2020,Hawaii,US,4/2/20 8:53,256.0,1.0,0.0</text:p>
      <text:p text:style-name="Preformatted_20_Text">11203,04/02/2020,Hebei,Mainland China,4/2/20 8:53,325.0,6.0,310.0</text:p>
      <text:p text:style-name="Preformatted_20_Text">11204,04/02/2020,Heilongjiang,Mainland China,4/2/20 8:53,488.0,13.0,469.0</text:p>
      <text:p text:style-name="Preformatted_20_Text">11205,04/02/2020,Henan,Mainland China,4/2/20 8:53,1276.0,22.0,1251.0</text:p>
      <text:p text:style-name="Preformatted_20_Text">11206,04/02/2020,Hong Kong,Hong Kong,4/2/20 8:53,802.0,4.0,147.0</text:p>
      <text:p text:style-name="Preformatted_20_Text">11207,04/02/2020,Hubei,Mainland China,4/2/20 8:53,67802.0,3199.0,63471.0</text:p>
      <text:p text:style-name="Preformatted_20_Text">11208,04/02/2020,Hunan,Mainland China,4/2/20 8:53,1019.0,4.0,1014.0</text:p>
      <text:p text:style-name="Preformatted_20_Text">11209,04/02/2020,Idaho,US,4/2/20 8:53,776.0,9.0,0.0</text:p>
      <text:p text:style-name="Preformatted_20_Text">11210,04/02/2020,Illinois,US,4/2/20 8:53,7695.0,163.0,0.0</text:p>
      <text:p text:style-name="Preformatted_20_Text">11211,04/02/2020,Indiana,US,4/2/20 8:53,3038.0,78.0,0.0</text:p>
      <text:p text:style-name="Preformatted_20_Text">11212,04/02/2020,Inner Mongolia,Mainland China,4/2/20 8:53,117.0,1.0,74.0</text:p>
      <text:p text:style-name="Preformatted_20_Text"><text:soft-page-break/>11213,04/02/2020,Iowa,US,4/2/20 8:53,614.0,11.0,0.0</text:p>
      <text:p text:style-name="Preformatted_20_Text">11214,04/02/2020,Isle of Man,UK,4/2/20 8:53,95.0,1.0,0.0</text:p>
      <text:p text:style-name="Preformatted_20_Text">11215,04/02/2020,Jiangsu,Mainland China,4/2/20 8:53,647.0,0.0,631.0</text:p>
      <text:p text:style-name="Preformatted_20_Text">11216,04/02/2020,Jiangxi,Mainland China,4/2/20 8:53,937.0,1.0,935.0</text:p>
      <text:p text:style-name="Preformatted_20_Text">11217,04/02/2020,Jilin,Mainland China,4/2/20 8:53,98.0,1.0,92.0</text:p>
      <text:p text:style-name="Preformatted_20_Text">11218,04/02/2020,Kansas,US,4/2/20 8:53,553.0,12.0,0.0</text:p>
      <text:p text:style-name="Preformatted_20_Text">11219,04/02/2020,Kentucky,US,4/2/20 8:53,770.0,31.0,0.0</text:p>
      <text:p text:style-name="Preformatted_20_Text">11220,04/02/2020,Liaoning,Mainland China,4/2/20 8:53,141.0,2.0,124.0</text:p>
      <text:p text:style-name="Preformatted_20_Text">11221,04/02/2020,Louisiana,US,4/2/20 8:53,9149.0,310.0,0.0</text:p>
      <text:p text:style-name="Preformatted_20_Text">11222,04/02/2020,Macau,Macau,4/2/20 8:53,41.0,0.0,10.0</text:p>
      <text:p text:style-name="Preformatted_20_Text">11223,04/02/2020,Maine,US,4/2/20 8:53,376.0,7.0,0.0</text:p>
      <text:p text:style-name="Preformatted_20_Text">11224,04/02/2020,Manitoba,Canada,4/2/20 8:53,167.0,1.0,0.0</text:p>
      <text:p text:style-name="Preformatted_20_Text">11225,04/02/2020,Martinique,France,4/2/20 8:53,138.0,3.0,27.0</text:p>
      <text:p text:style-name="Preformatted_20_Text">11226,04/02/2020,Maryland,US,4/2/20 8:53,2331.0,36.0,0.0</text:p>
      <text:p text:style-name="Preformatted_20_Text">11227,04/02/2020,Massachusetts,US,4/2/20 8:53,8966.0,154.0,0.0</text:p>
      <text:p text:style-name="Preformatted_20_Text">11228,04/02/2020,Mayotte,France,4/2/20 8:53,116.0,1.0,10.0</text:p>
      <text:p text:style-name="Preformatted_20_Text">11229,04/02/2020,Michigan,US,4/2/20 8:53,10791.0,417.0,0.0</text:p>
      <text:p text:style-name="Preformatted_20_Text">11230,04/02/2020,Minnesota,US,4/2/20 8:53,742.0,18.0,0.0</text:p>
      <text:p text:style-name="Preformatted_20_Text">11231,04/02/2020,Mississippi,US,4/2/20 8:53,1177.0,26.0,0.0</text:p>
      <text:p text:style-name="Preformatted_20_Text">11232,04/02/2020,Missouri,US,4/2/20 8:53,1857.0,22.0,0.0</text:p>
      <text:p text:style-name="Preformatted_20_Text">11233,04/02/2020,Montana,US,4/2/20 8:53,241.0,6.0,0.0</text:p>
      <text:p text:style-name="Preformatted_20_Text">11234,04/02/2020,Montserrat,UK,4/2/20 8:53,5.0,0.0,0.0</text:p>
      <text:p text:style-name="Preformatted_20_Text">11235,04/02/2020,Nebraska,US,4/2/20 8:53,246.0,5.0,0.0</text:p>
      <text:p text:style-name="Preformatted_20_Text">11236,04/02/2020,Nevada,US,4/2/20 8:53,1463.0,38.0,0.0</text:p>
      <text:p text:style-name="Preformatted_20_Text">11237,04/02/2020,New Brunswick,Canada,4/2/20 8:53,91.0,0.0,0.0</text:p>
      <text:p text:style-name="Preformatted_20_Text">11238,04/02/2020,New Caledonia,France,4/2/20 8:53,18.0,0.0,1.0</text:p>
      <text:p text:style-name="Preformatted_20_Text">11239,04/02/2020,New Hampshire,US,4/2/20 8:53,316.0,3.0,0.0</text:p>
      <text:p text:style-name="Preformatted_20_Text">11240,04/02/2020,New Jersey,US,4/2/20 8:53,25590.0,537.0,0.0</text:p>
      <text:p text:style-name="Preformatted_20_Text">11241,04/02/2020,New Mexico,US,4/2/20 8:53,388.0,6.0,0.0</text:p>
      <text:p text:style-name="Preformatted_20_Text">11242,04/02/2020,New South Wales,Australia,4/2/20 8:53,2298.0,10.0,4.0</text:p>
      <text:p text:style-name="Preformatted_20_Text">11243,04/02/2020,New York,US,4/2/20 8:53,92506.0,2373.0,0.0</text:p>
      <text:p text:style-name="Preformatted_20_Text">11244,04/02/2020,Newfoundland and Labrador,Canada,4/2/20 8:53,183.0,1.0,0.0</text:p>
      <text:p text:style-name="Preformatted_20_Text">11245,04/02/2020,Ningxia,Mainland China,4/2/20 8:53,75.0,0.0,75.0</text:p>
      <text:p text:style-name="Preformatted_20_Text">11246,04/02/2020,North Carolina,US,4/2/20 8:53,1977.0,21.0,0.0</text:p>
      <text:p text:style-name="Preformatted_20_Text">11247,04/02/2020,North Dakota,US,4/2/20 8:53,159.0,3.0,0.0</text:p>
      <text:p text:style-name="Preformatted_20_Text">11248,04/02/2020,Northern Mariana Islands,US,4/2/20 8:53,6.0,1.0,0.0</text:p>
      <text:p text:style-name="Preformatted_20_Text">11249,04/02/2020,Northern Territory,Australia,4/2/20 8:53,21.0,0.0,0.0</text:p>
      <text:p text:style-name="Preformatted_20_Text">11250,04/02/2020,Northwest Territories,Canada,4/2/20 8:53,2.0,0.0,0.0</text:p>
      <text:p text:style-name="Preformatted_20_Text">11251,04/02/2020,Nova Scotia,Canada,4/2/20 8:53,193.0,0.0,0.0</text:p>
      <text:p text:style-name="Preformatted_20_Text">11252,04/02/2020,Ohio,US,4/2/20 8:53,2901.0,81.0,0.0</text:p>
      <text:p text:style-name="Preformatted_20_Text">11253,04/02/2020,Oklahoma,US,4/2/20 8:53,881.0,34.0,0.0</text:p>
      <text:p text:style-name="Preformatted_20_Text">11254,04/02/2020,Ontario,Canada,4/2/20 8:53,2793.0,53.0,0.0</text:p>
      <text:p text:style-name="Preformatted_20_Text">11255,04/02/2020,Oregon,US,4/2/20 8:53,826.0,21.0,0.0</text:p>
      <text:p text:style-name="Preformatted_20_Text">11256,04/02/2020,Pennsylvania,US,4/2/20 8:53,7268.0,90.0,0.0</text:p>
      <text:p text:style-name="Preformatted_20_Text">11257,04/02/2020,Prince Edward Island,Canada,4/2/20 8:53,22.0,0.0,0.0</text:p>
      <text:p text:style-name="Preformatted_20_Text">11258,04/02/2020,Puerto Rico,US,4/2/20 8:53,316.0,12.0,0.0</text:p>
      <text:p text:style-name="Preformatted_20_Text">11259,04/02/2020,Qinghai,Mainland China,4/2/20 8:53,18.0,0.0,18.0</text:p>
      <text:p text:style-name="Preformatted_20_Text">11260,04/02/2020,Quebec,Canada,4/2/20 8:53,5518.0,36.0,0.0</text:p>
      <text:p text:style-name="Preformatted_20_Text">11261,04/02/2020,Queensland,Australia,4/2/20 8:53,835.0,4.0,8.0</text:p>
      <text:p text:style-name="Preformatted_20_Text">11262,04/02/2020,Recovered,Canada,4/2/20 8:53,0.0,0.0,1735.0</text:p>
      <text:p text:style-name="Preformatted_20_Text">11263,04/02/2020,Recovered,US,4/2/20 8:53,0.0,0.0,9001.0</text:p>
      <text:p text:style-name="Preformatted_20_Text">11264,04/02/2020,Reunion,France,4/2/20 8:53,308.0,0.0,40.0</text:p>
      <text:p text:style-name="Preformatted_20_Text">11265,04/02/2020,Rhode Island,US,4/2/20 8:53,645.0,12.0,0.0</text:p>
      <text:p text:style-name="Preformatted_20_Text">11266,04/02/2020,Saint Barthelemy,France,4/2/20 8:53,6.0,0.0,1.0</text:p>
      <text:p text:style-name="Preformatted_20_Text">11267,04/02/2020,Saskatchewan,Canada,4/2/20 8:53,206.0,3.0,0.0</text:p>
      <text:p text:style-name="Preformatted_20_Text">11268,04/02/2020,Shaanxi,Mainland China,4/2/20 8:53,255.0,3.0,242.0</text:p>
      <text:p text:style-name="Preformatted_20_Text">11269,04/02/2020,Shandong,Mainland China,4/2/20 8:53,775.0,7.0,753.0</text:p>
      <text:p text:style-name="Preformatted_20_Text">11270,04/02/2020,Shanghai,Mainland China,4/2/20 8:53,522.0,6.0,343.0</text:p>
      <text:p text:style-name="Preformatted_20_Text">11271,04/02/2020,Shanxi,Mainland China,4/2/20 8:53,137.0,0.0,133.0</text:p>
      <text:p text:style-name="Preformatted_20_Text">11272,04/02/2020,Sichuan,Mainland China,4/2/20 8:53,554.0,3.0,537.0</text:p>
      <text:p text:style-name="Preformatted_20_Text">11273,04/02/2020,Sint Maarten,Netherlands,4/2/20 8:53,18.0,1.0,6.0</text:p>
      <text:p text:style-name="Preformatted_20_Text">11274,04/02/2020,South Australia,Australia,4/2/20 8:53,367.0,0.0,6.0</text:p>
      <text:p text:style-name="Preformatted_20_Text">11275,04/02/2020,South Carolina,US,4/2/20 8:53,1554.0,31.0,0.0</text:p>
      <text:p text:style-name="Preformatted_20_Text">11276,04/02/2020,South Dakota,US,4/2/20 8:53,165.0,2.0,0.0</text:p>
      <text:p text:style-name="Preformatted_20_Text"><text:soft-page-break/>11277,04/02/2020,St Martin,France,4/2/20 8:53,22.0,1.0,2.0</text:p>
      <text:p text:style-name="Preformatted_20_Text">11278,04/02/2020,Tasmania,Australia,4/2/20 8:53,72.0,2.0,5.0</text:p>
      <text:p text:style-name="Preformatted_20_Text">11279,04/02/2020,Tennessee,US,4/2/20 8:53,3013.0,36.0,0.0</text:p>
      <text:p text:style-name="Preformatted_20_Text">11280,04/02/2020,Texas,US,4/2/20 8:53,5069.0,77.0,0.0</text:p>
      <text:p text:style-name="Preformatted_20_Text">11281,04/02/2020,Tianjin,Mainland China,4/2/20 8:53,176.0,3.0,135.0</text:p>
      <text:p text:style-name="Preformatted_20_Text">11282,04/02/2020,Tibet,Mainland China,4/2/20 8:53,1.0,0.0,1.0</text:p>
      <text:p text:style-name="Preformatted_20_Text">11283,04/02/2020,Turks and Caicos Islands,UK,4/2/20 8:53,5.0,0.0,0.0</text:p>
      <text:p text:style-name="Preformatted_20_Text">11284,04/02/2020,Utah,US,4/2/20 8:53,1092.0,7.0,0.0</text:p>
      <text:p text:style-name="Preformatted_20_Text">11285,04/02/2020,Vermont,US,4/2/20 8:53,338.0,17.0,0.0</text:p>
      <text:p text:style-name="Preformatted_20_Text">11286,04/02/2020,Victoria,Australia,4/2/20 8:53,1036.0,5.0,422.0</text:p>
      <text:p text:style-name="Preformatted_20_Text">11287,04/02/2020,Virgin Islands,US,4/2/20 8:53,30.0,0.0,0.0</text:p>
      <text:p text:style-name="Preformatted_20_Text">11288,04/02/2020,Virginia,US,4/2/20 8:53,1706.0,41.0,0.0</text:p>
      <text:p text:style-name="Preformatted_20_Text">11289,04/02/2020,Washington,US,4/2/20 8:53,6389.0,271.0,0.0</text:p>
      <text:p text:style-name="Preformatted_20_Text">11290,04/02/2020,West Virginia,US,4/2/20 8:53,216.0,2.0,0.0</text:p>
      <text:p text:style-name="Preformatted_20_Text">11291,04/02/2020,Western Australia,Australia,4/2/20 8:53,400.0,2.0,64.0</text:p>
      <text:p text:style-name="Preformatted_20_Text">11292,04/02/2020,Wisconsin,US,4/2/20 8:53,1748.0,38.0,0.0</text:p>
      <text:p text:style-name="Preformatted_20_Text">11293,04/02/2020,Wyoming,US,4/2/20 8:53,150.0,0.0,0.0</text:p>
      <text:p text:style-name="Preformatted_20_Text">11294,04/02/2020,Xinjiang,Mainland China,4/2/20 8:53,76.0,3.0,73.0</text:p>
      <text:p text:style-name="Preformatted_20_Text">11295,04/02/2020,Yukon,Canada,4/2/20 8:53,6.0,0.0,0.0</text:p>
      <text:p text:style-name="Preformatted_20_Text">11296,04/02/2020,Yunnan,Mainland China,4/2/20 8:53,183.0,2.0,172.0</text:p>
      <text:p text:style-name="Preformatted_20_Text">11297,04/02/2020,Zhejiang,Mainland China,4/2/20 8:53,1258.0,1.0,1228.0</text:p>
      <text:p text:style-name="Preformatted_20_Text">11298,04/03/2020,,Afghanistan,2020-04-03 22:52:45,281.0,6.0,10.0</text:p>
      <text:p text:style-name="Preformatted_20_Text">11299,04/03/2020,,Albania,2020-04-03 22:52:45,304.0,17.0,89.0</text:p>
      <text:p text:style-name="Preformatted_20_Text">11300,04/03/2020,,Algeria,2020-04-03 22:52:45,1171.0,105.0,62.0</text:p>
      <text:p text:style-name="Preformatted_20_Text">11301,04/03/2020,,Andorra,2020-04-03 22:52:45,439.0,16.0,16.0</text:p>
      <text:p text:style-name="Preformatted_20_Text">11302,04/03/2020,,Angola,2020-04-03 22:52:45,8.0,2.0,1.0</text:p>
      <text:p text:style-name="Preformatted_20_Text">11303,04/03/2020,,Antigua and Barbuda,2020-04-03 22:52:45,15.0,0.0,0.0</text:p>
      <text:p text:style-name="Preformatted_20_Text">11304,04/03/2020,,Argentina,2020-04-03 22:52:45,1265.0,39.0,266.0</text:p>
      <text:p text:style-name="Preformatted_20_Text">11305,04/03/2020,,Armenia,2020-04-03 22:52:45,736.0,7.0,43.0</text:p>
      <text:p text:style-name="Preformatted_20_Text">11306,04/03/2020,,Austria,2020-04-03 22:52:45,11524.0,168.0,2022.0</text:p>
      <text:p text:style-name="Preformatted_20_Text">11307,04/03/2020,,Azerbaijan,2020-04-03 22:52:45,443.0,5.0,32.0</text:p>
      <text:p text:style-name="Preformatted_20_Text">11308,04/03/2020,,Bahamas,2020-04-03 22:52:45,24.0,1.0,1.0</text:p>
      <text:p text:style-name="Preformatted_20_Text">11309,04/03/2020,,Bahrain,2020-04-03 22:52:45,672.0,4.0,382.0</text:p>
      <text:p text:style-name="Preformatted_20_Text">11310,04/03/2020,,Bangladesh,2020-04-03 22:52:45,61.0,6.0,26.0</text:p>
      <text:p text:style-name="Preformatted_20_Text">11311,04/03/2020,,Barbados,2020-04-03 22:52:45,51.0,0.0,0.0</text:p>
      <text:p text:style-name="Preformatted_20_Text">11312,04/03/2020,,Belarus,2020-04-03 22:52:45,351.0,4.0,53.0</text:p>
      <text:p text:style-name="Preformatted_20_Text">11313,04/03/2020,,Belgium,2020-04-03 22:52:45,16770.0,1143.0,2872.0</text:p>
      <text:p text:style-name="Preformatted_20_Text">11314,04/03/2020,,Belize,2020-04-03 22:52:45,4.0,0.0,0.0</text:p>
      <text:p text:style-name="Preformatted_20_Text">11315,04/03/2020,,Benin,2020-04-03 22:52:45,16.0,0.0,2.0</text:p>
      <text:p text:style-name="Preformatted_20_Text">11316,04/03/2020,,Bhutan,2020-04-03 22:52:45,5.0,0.0,2.0</text:p>
      <text:p text:style-name="Preformatted_20_Text">11317,04/03/2020,,Bolivia,2020-04-03 22:52:45,132.0,9.0,1.0</text:p>
      <text:p text:style-name="Preformatted_20_Text">11318,04/03/2020,,Bosnia and Herzegovina,2020-04-03 22:52:45,579.0,17.0,27.0</text:p>
      <text:p text:style-name="Preformatted_20_Text">11319,04/03/2020,,Botswana,2020-04-03 22:52:45,4.0,1.0,0.0</text:p>
      <text:p text:style-name="Preformatted_20_Text">11320,04/03/2020,,Brazil,2020-04-03 22:52:45,9056.0,359.0,127.0</text:p>
      <text:p text:style-name="Preformatted_20_Text">11321,04/03/2020,,Brunei,2020-04-03 22:52:45,134.0,1.0,65.0</text:p>
      <text:p text:style-name="Preformatted_20_Text">11322,04/03/2020,,Bulgaria,2020-04-03 22:52:45,485.0,14.0,30.0</text:p>
      <text:p text:style-name="Preformatted_20_Text">11323,04/03/2020,,Burkina Faso,2020-04-03 22:52:45,302.0,16.0,50.0</text:p>
      <text:p text:style-name="Preformatted_20_Text">11324,04/03/2020,,Burma,2020-04-03 22:52:45,20.0,1.0,0.0</text:p>
      <text:p text:style-name="Preformatted_20_Text">11325,04/03/2020,,Burundi,2020-04-03 22:52:45,3.0,0.0,0.0</text:p>
      <text:p text:style-name="Preformatted_20_Text">11326,04/03/2020,,Cabo Verde,2020-04-03 22:52:45,6.0,1.0,0.0</text:p>
      <text:p text:style-name="Preformatted_20_Text">11327,04/03/2020,,Cambodia,2020-04-03 22:52:45,114.0,0.0,35.0</text:p>
      <text:p text:style-name="Preformatted_20_Text">11328,04/03/2020,,Cameroon,2020-04-03 22:52:45,509.0,8.0,17.0</text:p>
      <text:p text:style-name="Preformatted_20_Text">11329,04/03/2020,,Central African Republic,2020-04-03 22:52:45,8.0,0.0,0.0</text:p>
      <text:p text:style-name="Preformatted_20_Text">11330,04/03/2020,,Chad,2020-04-03 22:52:45,8.0,0.0,0.0</text:p>
      <text:p text:style-name="Preformatted_20_Text">11331,04/03/2020,,Chile,2020-04-03 22:52:45,3737.0,22.0,427.0</text:p>
      <text:p text:style-name="Preformatted_20_Text">11332,04/03/2020,,Colombia,2020-04-03 22:52:45,1267.0,25.0,55.0</text:p>
      <text:p text:style-name="Preformatted_20_Text">11333,04/03/2020,,Congo (Brazzaville),2020-04-03 22:52:45,22.0,2.0,2.0</text:p>
      <text:p text:style-name="Preformatted_20_Text">11334,04/03/2020,,Congo (Kinshasa),2020-04-03 22:52:45,134.0,13.0,3.0</text:p>
      <text:p text:style-name="Preformatted_20_Text">11335,04/03/2020,,Costa Rica,2020-04-03 22:52:45,416.0,2.0,11.0</text:p>
      <text:p text:style-name="Preformatted_20_Text">11336,04/03/2020,,Croatia,2020-04-03 22:52:45,1079.0,8.0,92.0</text:p>
      <text:p text:style-name="Preformatted_20_Text">11337,04/03/2020,,Cuba,2020-04-03 22:52:45,269.0,6.0,15.0</text:p>
      <text:p text:style-name="Preformatted_20_Text">11338,04/03/2020,,Cyprus,2020-04-03 22:52:45,396.0,11.0,28.0</text:p>
      <text:p text:style-name="Preformatted_20_Text">11339,04/03/2020,,Czech Republic,2020-04-03 22:52:45,4091.0,53.0,72.0</text:p>
      <text:p text:style-name="Preformatted_20_Text">11340,04/03/2020,,Denmark,2020-04-03 22:52:45,3757.0,139.0,1193.0</text:p>
      <text:p text:style-name="Preformatted_20_Text"><text:soft-page-break/>11341,04/03/2020,,Diamond Princess,2020-04-03 22:52:45,712.0,11.0,619.0</text:p>
      <text:p text:style-name="Preformatted_20_Text">11342,04/03/2020,,Djibouti,2020-04-03 22:52:45,49.0,0.0,8.0</text:p>
      <text:p text:style-name="Preformatted_20_Text">11343,04/03/2020,,Dominica,2020-04-03 22:52:45,12.0,0.0,0.0</text:p>
      <text:p text:style-name="Preformatted_20_Text">11344,04/03/2020,,Dominican Republic,2020-04-03 22:52:45,1488.0,68.0,16.0</text:p>
      <text:p text:style-name="Preformatted_20_Text">11345,04/03/2020,,Ecuador,2020-04-03 22:52:45,3368.0,145.0,65.0</text:p>
      <text:p text:style-name="Preformatted_20_Text">11346,04/03/2020,,Egypt,2020-04-03 22:52:45,985.0,66.0,216.0</text:p>
      <text:p text:style-name="Preformatted_20_Text">11347,04/03/2020,,El Salvador,2020-04-03 22:52:45,46.0,2.0,0.0</text:p>
      <text:p text:style-name="Preformatted_20_Text">11348,04/03/2020,,Equatorial Guinea,2020-04-03 22:52:45,16.0,0.0,1.0</text:p>
      <text:p text:style-name="Preformatted_20_Text">11349,04/03/2020,,Eritrea,2020-04-03 22:52:45,22.0,0.0,0.0</text:p>
      <text:p text:style-name="Preformatted_20_Text">11350,04/03/2020,,Estonia,2020-04-03 22:52:45,961.0,12.0,48.0</text:p>
      <text:p text:style-name="Preformatted_20_Text">11351,04/03/2020,,Eswatini,2020-04-03 22:52:45,9.0,0.0,0.0</text:p>
      <text:p text:style-name="Preformatted_20_Text">11352,04/03/2020,,Ethiopia,2020-04-03 22:52:45,35.0,0.0,3.0</text:p>
      <text:p text:style-name="Preformatted_20_Text">11353,04/03/2020,,Fiji,2020-04-03 22:52:45,7.0,0.0,0.0</text:p>
      <text:p text:style-name="Preformatted_20_Text">11354,04/03/2020,,Finland,2020-04-03 22:52:45,1615.0,20.0,300.0</text:p>
      <text:p text:style-name="Preformatted_20_Text">11355,04/03/2020,,France,2020-04-03 22:52:45,64338.0,6507.0,14008.0</text:p>
      <text:p text:style-name="Preformatted_20_Text">11356,04/03/2020,,Gabon,2020-04-03 22:52:45,21.0,1.0,1.0</text:p>
      <text:p text:style-name="Preformatted_20_Text">11357,04/03/2020,,Gambia,2020-04-03 22:52:45,4.0,1.0,2.0</text:p>
      <text:p text:style-name="Preformatted_20_Text">11358,04/03/2020,,Georgia,2020-04-03 22:52:45,155.0,0.0,28.0</text:p>
      <text:p text:style-name="Preformatted_20_Text">11359,04/03/2020,,Germany,2020-04-03 22:52:45,91159.0,1275.0,24575.0</text:p>
      <text:p text:style-name="Preformatted_20_Text">11360,04/03/2020,,Ghana,2020-04-03 22:52:45,205.0,5.0,31.0</text:p>
      <text:p text:style-name="Preformatted_20_Text">11361,04/03/2020,,Greece,2020-04-03 22:52:45,1613.0,63.0,78.0</text:p>
      <text:p text:style-name="Preformatted_20_Text">11362,04/03/2020,,Grenada,2020-04-03 22:52:45,12.0,0.0,0.0</text:p>
      <text:p text:style-name="Preformatted_20_Text">11363,04/03/2020,,Guatemala,2020-04-03 22:52:45,50.0,1.0,12.0</text:p>
      <text:p text:style-name="Preformatted_20_Text">11364,04/03/2020,,Guinea,2020-04-03 22:52:45,73.0,0.0,2.0</text:p>
      <text:p text:style-name="Preformatted_20_Text">11365,04/03/2020,,Guinea-Bissau,2020-04-03 22:52:45,15.0,0.0,0.0</text:p>
      <text:p text:style-name="Preformatted_20_Text">11366,04/03/2020,,Guyana,2020-04-03 22:52:45,23.0,4.0,0.0</text:p>
      <text:p text:style-name="Preformatted_20_Text">11367,04/03/2020,,Haiti,2020-04-03 22:52:45,18.0,0.0,1.0</text:p>
      <text:p text:style-name="Preformatted_20_Text">11368,04/03/2020,,Holy See,2020-04-03 22:52:45,7.0,0.0,0.0</text:p>
      <text:p text:style-name="Preformatted_20_Text">11369,04/03/2020,,Honduras,2020-04-03 22:52:45,222.0,15.0,3.0</text:p>
      <text:p text:style-name="Preformatted_20_Text">11370,04/03/2020,,Hungary,2020-04-03 22:52:45,623.0,26.0,43.0</text:p>
      <text:p text:style-name="Preformatted_20_Text">11371,04/03/2020,,Iceland,2020-04-03 22:52:45,1364.0,4.0,309.0</text:p>
      <text:p text:style-name="Preformatted_20_Text">11372,04/03/2020,,India,2020-04-03 22:52:45,2567.0,72.0,192.0</text:p>
      <text:p text:style-name="Preformatted_20_Text">11373,04/03/2020,,Indonesia,2020-04-03 22:52:45,1986.0,181.0,134.0</text:p>
      <text:p text:style-name="Preformatted_20_Text">11374,04/03/2020,,Iran,2020-04-03 22:52:45,53183.0,3294.0,17935.0</text:p>
      <text:p text:style-name="Preformatted_20_Text">11375,04/03/2020,,Iraq,2020-04-03 22:52:45,820.0,54.0,226.0</text:p>
      <text:p text:style-name="Preformatted_20_Text">11376,04/03/2020,,Ireland,2020-04-03 22:52:45,4273.0,120.0,5.0</text:p>
      <text:p text:style-name="Preformatted_20_Text">11377,04/03/2020,,Israel,2020-04-03 22:52:45,7428.0,40.0,403.0</text:p>
      <text:p text:style-name="Preformatted_20_Text">11378,04/03/2020,,Italy,2020-04-03 22:52:45,119827.0,14681.0,19758.0</text:p>
      <text:p text:style-name="Preformatted_20_Text">11379,04/03/2020,,Ivory Coast,2020-04-03 22:52:45,218.0,1.0,19.0</text:p>
      <text:p text:style-name="Preformatted_20_Text">11380,04/03/2020,,Jamaica,2020-04-03 22:52:45,47.0,3.0,2.0</text:p>
      <text:p text:style-name="Preformatted_20_Text">11381,04/03/2020,,Japan,2020-04-03 22:52:45,2617.0,63.0,514.0</text:p>
      <text:p text:style-name="Preformatted_20_Text">11382,04/03/2020,,Jordan,2020-04-03 22:52:45,310.0,5.0,58.0</text:p>
      <text:p text:style-name="Preformatted_20_Text">11383,04/03/2020,,Kazakhstan,2020-04-03 22:52:45,464.0,6.0,29.0</text:p>
      <text:p text:style-name="Preformatted_20_Text">11384,04/03/2020,,Kenya,2020-04-03 22:52:45,122.0,4.0,4.0</text:p>
      <text:p text:style-name="Preformatted_20_Text">11385,04/03/2020,,Kosovo,2020-04-03 22:52:45,126.0,1.0,10.0</text:p>
      <text:p text:style-name="Preformatted_20_Text">11386,04/03/2020,,Kuwait,2020-04-03 22:52:45,417.0,0.0,82.0</text:p>
      <text:p text:style-name="Preformatted_20_Text">11387,04/03/2020,,Kyrgyzstan,2020-04-03 22:52:45,130.0,1.0,6.0</text:p>
      <text:p text:style-name="Preformatted_20_Text">11388,04/03/2020,,Laos,2020-04-03 22:52:45,10.0,0.0,0.0</text:p>
      <text:p text:style-name="Preformatted_20_Text">11389,04/03/2020,,Latvia,2020-04-03 22:52:45,493.0,1.0,1.0</text:p>
      <text:p text:style-name="Preformatted_20_Text">11390,04/03/2020,,Lebanon,2020-04-03 22:52:45,508.0,17.0,50.0</text:p>
      <text:p text:style-name="Preformatted_20_Text">11391,04/03/2020,,Liberia,2020-04-03 22:52:45,7.0,0.0,0.0</text:p>
      <text:p text:style-name="Preformatted_20_Text">11392,04/03/2020,,Libya,2020-04-03 22:52:45,11.0,1.0,0.0</text:p>
      <text:p text:style-name="Preformatted_20_Text">11393,04/03/2020,,Liechtenstein,2020-04-03 22:52:45,75.0,0.0,0.0</text:p>
      <text:p text:style-name="Preformatted_20_Text">11394,04/03/2020,,Lithuania,2020-04-03 22:52:45,696.0,9.0,7.0</text:p>
      <text:p text:style-name="Preformatted_20_Text">11395,04/03/2020,,Luxembourg,2020-04-03 22:52:45,2612.0,31.0,500.0</text:p>
      <text:p text:style-name="Preformatted_20_Text">11396,04/03/2020,,MS Zaandam,2020-04-03 22:52:45,9.0,2.0,0.0</text:p>
      <text:p text:style-name="Preformatted_20_Text">11397,04/03/2020,,Madagascar,2020-04-03 22:52:45,70.0,0.0,0.0</text:p>
      <text:p text:style-name="Preformatted_20_Text">11398,04/03/2020,,Malawi,2020-04-03 22:52:45,3.0,0.0,0.0</text:p>
      <text:p text:style-name="Preformatted_20_Text">11399,04/03/2020,,Malaysia,2020-04-03 22:52:45,3333.0,53.0,827.0</text:p>
      <text:p text:style-name="Preformatted_20_Text">11400,04/03/2020,,Maldives,2020-04-03 22:52:45,19.0,0.0,13.0</text:p>
      <text:p text:style-name="Preformatted_20_Text">11401,04/03/2020,,Mali,2020-04-03 22:52:45,39.0,3.0,0.0</text:p>
      <text:p text:style-name="Preformatted_20_Text">11402,04/03/2020,,Malta,2020-04-03 22:52:45,202.0,0.0,2.0</text:p>
      <text:p text:style-name="Preformatted_20_Text">11403,04/03/2020,,Mauritania,2020-04-03 22:52:45,6.0,1.0,2.0</text:p>
      <text:p text:style-name="Preformatted_20_Text">11404,04/03/2020,,Mauritius,2020-04-03 22:52:45,186.0,7.0,0.0</text:p>
      <text:p text:style-name="Preformatted_20_Text"><text:soft-page-break/>11405,04/03/2020,,Mexico,2020-04-03 22:52:45,1510.0,50.0,633.0</text:p>
      <text:p text:style-name="Preformatted_20_Text">11406,04/03/2020,,Moldova,2020-04-03 22:52:45,591.0,8.0,26.0</text:p>
      <text:p text:style-name="Preformatted_20_Text">11407,04/03/2020,,Monaco,2020-04-03 22:52:45,64.0,1.0,3.0</text:p>
      <text:p text:style-name="Preformatted_20_Text">11408,04/03/2020,,Mongolia,2020-04-03 22:52:45,14.0,0.0,2.0</text:p>
      <text:p text:style-name="Preformatted_20_Text">11409,04/03/2020,,Montenegro,2020-04-03 22:52:45,174.0,2.0,1.0</text:p>
      <text:p text:style-name="Preformatted_20_Text">11410,04/03/2020,,Morocco,2020-04-03 22:52:45,791.0,48.0,57.0</text:p>
      <text:p text:style-name="Preformatted_20_Text">11411,04/03/2020,,Mozambique,2020-04-03 22:52:45,10.0,0.0,0.0</text:p>
      <text:p text:style-name="Preformatted_20_Text">11412,04/03/2020,,Namibia,2020-04-03 22:52:45,14.0,0.0,3.0</text:p>
      <text:p text:style-name="Preformatted_20_Text">11413,04/03/2020,,Nepal,2020-04-03 22:52:45,6.0,0.0,1.0</text:p>
      <text:p text:style-name="Preformatted_20_Text">11414,04/03/2020,,Netherlands,2020-04-03 22:52:45,15723.0,1487.0,250.0</text:p>
      <text:p text:style-name="Preformatted_20_Text">11415,04/03/2020,,New Zealand,2020-04-03 22:52:45,868.0,1.0,103.0</text:p>
      <text:p text:style-name="Preformatted_20_Text">11416,04/03/2020,,Nicaragua,2020-04-03 22:52:45,5.0,1.0,0.0</text:p>
      <text:p text:style-name="Preformatted_20_Text">11417,04/03/2020,,Niger,2020-04-03 22:52:45,120.0,5.0,0.0</text:p>
      <text:p text:style-name="Preformatted_20_Text">11418,04/03/2020,,Nigeria,2020-04-03 22:52:45,210.0,4.0,25.0</text:p>
      <text:p text:style-name="Preformatted_20_Text">11419,04/03/2020,,North Macedonia,2020-04-03 22:52:45,430.0,12.0,20.0</text:p>
      <text:p text:style-name="Preformatted_20_Text">11420,04/03/2020,,Norway,2020-04-03 22:52:45,5370.0,59.0,32.0</text:p>
      <text:p text:style-name="Preformatted_20_Text">11421,04/03/2020,,Oman,2020-04-03 22:52:45,252.0,1.0,57.0</text:p>
      <text:p text:style-name="Preformatted_20_Text">11422,04/03/2020,,Pakistan,2020-04-03 22:52:45,2686.0,40.0,126.0</text:p>
      <text:p text:style-name="Preformatted_20_Text">11423,04/03/2020,,Panama,2020-04-03 22:52:45,1475.0,37.0,10.0</text:p>
      <text:p text:style-name="Preformatted_20_Text">11424,04/03/2020,,Papua New Guinea,2020-04-03 22:52:45,1.0,0.0,0.0</text:p>
      <text:p text:style-name="Preformatted_20_Text">11425,04/03/2020,,Paraguay,2020-04-03 22:52:45,92.0,3.0,6.0</text:p>
      <text:p text:style-name="Preformatted_20_Text">11426,04/03/2020,,Peru,2020-04-03 22:52:45,1595.0,61.0,537.0</text:p>
      <text:p text:style-name="Preformatted_20_Text">11427,04/03/2020,,Philippines,2020-04-03 22:52:45,3018.0,136.0,52.0</text:p>
      <text:p text:style-name="Preformatted_20_Text">11428,04/03/2020,,Poland,2020-04-03 22:52:45,3383.0,71.0,56.0</text:p>
      <text:p text:style-name="Preformatted_20_Text">11429,04/03/2020,,Portugal,2020-04-03 22:52:45,9886.0,246.0,68.0</text:p>
      <text:p text:style-name="Preformatted_20_Text">11430,04/03/2020,,Qatar,2020-04-03 22:52:45,1075.0,3.0,93.0</text:p>
      <text:p text:style-name="Preformatted_20_Text">11431,04/03/2020,,Romania,2020-04-03 22:52:45,3183.0,133.0,283.0</text:p>
      <text:p text:style-name="Preformatted_20_Text">11432,04/03/2020,,Russia,2020-04-03 22:52:45,4149.0,34.0,281.0</text:p>
      <text:p text:style-name="Preformatted_20_Text">11433,04/03/2020,,Rwanda,2020-04-03 22:52:45,89.0,0.0,0.0</text:p>
      <text:p text:style-name="Preformatted_20_Text">11434,04/03/2020,,Saint Kitts and Nevis,2020-04-03 22:52:45,9.0,0.0,0.0</text:p>
      <text:p text:style-name="Preformatted_20_Text">11435,04/03/2020,,Saint Lucia,2020-04-03 22:52:45,13.0,0.0,1.0</text:p>
      <text:p text:style-name="Preformatted_20_Text">11436,04/03/2020,,Saint Vincent and the Grenadines,2020-04-03 22:52:45,3.0,0.0,1.0</text:p>
      <text:p text:style-name="Preformatted_20_Text">11437,04/03/2020,,San Marino,2020-04-03 22:52:45,245.0,30.0,21.0</text:p>
      <text:p text:style-name="Preformatted_20_Text">11438,04/03/2020,,Saudi Arabia,2020-04-03 22:52:45,2039.0,25.0,351.0</text:p>
      <text:p text:style-name="Preformatted_20_Text">11439,04/03/2020,,Senegal,2020-04-03 22:52:45,207.0,1.0,66.0</text:p>
      <text:p text:style-name="Preformatted_20_Text">11440,04/03/2020,,Serbia,2020-04-03 22:52:45,1476.0,39.0,0.0</text:p>
      <text:p text:style-name="Preformatted_20_Text">11441,04/03/2020,,Seychelles,2020-04-03 22:52:45,10.0,0.0,0.0</text:p>
      <text:p text:style-name="Preformatted_20_Text">11442,04/03/2020,,Sierra Leone,2020-04-03 22:52:45,2.0,0.0,0.0</text:p>
      <text:p text:style-name="Preformatted_20_Text">11443,04/03/2020,,Singapore,2020-04-03 22:52:45,1114.0,5.0,282.0</text:p>
      <text:p text:style-name="Preformatted_20_Text">11444,04/03/2020,,Slovakia,2020-04-03 22:52:45,450.0,1.0,10.0</text:p>
      <text:p text:style-name="Preformatted_20_Text">11445,04/03/2020,,Slovenia,2020-04-03 22:52:45,934.0,20.0,70.0</text:p>
      <text:p text:style-name="Preformatted_20_Text">11446,04/03/2020,,Somalia,2020-04-03 22:52:45,7.0,0.0,1.0</text:p>
      <text:p text:style-name="Preformatted_20_Text">11447,04/03/2020,,South Africa,2020-04-03 22:52:45,1505.0,9.0,95.0</text:p>
      <text:p text:style-name="Preformatted_20_Text">11448,04/03/2020,,South Korea,2020-04-03 22:52:45,10062.0,174.0,6021.0</text:p>
      <text:p text:style-name="Preformatted_20_Text">11449,04/03/2020,,Spain,2020-04-03 22:52:45,119199.0,11198.0,30513.0</text:p>
      <text:p text:style-name="Preformatted_20_Text">11450,04/03/2020,,Sri Lanka,2020-04-03 22:52:45,159.0,4.0,24.0</text:p>
      <text:p text:style-name="Preformatted_20_Text">11451,04/03/2020,,Sudan,2020-04-03 22:52:45,10.0,2.0,2.0</text:p>
      <text:p text:style-name="Preformatted_20_Text">11452,04/03/2020,,Suriname,2020-04-03 22:52:45,10.0,1.0,0.0</text:p>
      <text:p text:style-name="Preformatted_20_Text">11453,04/03/2020,,Sweden,2020-04-03 22:52:45,6131.0,358.0,205.0</text:p>
      <text:p text:style-name="Preformatted_20_Text">11454,04/03/2020,,Switzerland,2020-04-03 22:52:45,19606.0,591.0,4846.0</text:p>
      <text:p text:style-name="Preformatted_20_Text">11455,04/03/2020,,Syria,2020-04-03 22:52:45,16.0,2.0,0.0</text:p>
      <text:p text:style-name="Preformatted_20_Text">11456,04/03/2020,,Taiwan,2020-04-03 22:52:45,348.0,5.0,50.0</text:p>
      <text:p text:style-name="Preformatted_20_Text">11457,04/03/2020,,Tanzania,2020-04-03 22:52:45,20.0,1.0,3.0</text:p>
      <text:p text:style-name="Preformatted_20_Text">11458,04/03/2020,,Thailand,2020-04-03 22:52:45,1978.0,19.0,612.0</text:p>
      <text:p text:style-name="Preformatted_20_Text">11459,04/03/2020,,Timor-Leste,2020-04-03 22:52:45,1.0,0.0,0.0</text:p>
      <text:p text:style-name="Preformatted_20_Text">11460,04/03/2020,,Togo,2020-04-03 22:52:45,40.0,3.0,17.0</text:p>
      <text:p text:style-name="Preformatted_20_Text">11461,04/03/2020,,Trinidad and Tobago,2020-04-03 22:52:45,98.0,6.0,1.0</text:p>
      <text:p text:style-name="Preformatted_20_Text">11462,04/03/2020,,Tunisia,2020-04-03 22:52:45,495.0,18.0,5.0</text:p>
      <text:p text:style-name="Preformatted_20_Text">11463,04/03/2020,,Turkey,2020-04-03 22:52:45,20921.0,425.0,484.0</text:p>
      <text:p text:style-name="Preformatted_20_Text">11464,04/03/2020,,UK,2020-04-03 22:52:45,38168.0,3605.0,135.0</text:p>
      <text:p text:style-name="Preformatted_20_Text">11465,04/03/2020,,Uganda,2020-04-03 22:52:45,48.0,0.0,0.0</text:p>
      <text:p text:style-name="Preformatted_20_Text">11466,04/03/2020,,Ukraine,2020-04-03 22:52:45,1072.0,27.0,22.0</text:p>
      <text:p text:style-name="Preformatted_20_Text">11467,04/03/2020,,United Arab Emirates,2020-04-03 22:52:45,1264.0,9.0,108.0</text:p>
      <text:p text:style-name="Preformatted_20_Text"><text:soft-page-break/>11468,04/03/2020,,Uruguay,2020-04-03 22:52:45,369.0,4.0,68.0</text:p>
      <text:p text:style-name="Preformatted_20_Text">11469,04/03/2020,,Uzbekistan,2020-04-03 22:52:45,227.0,2.0,25.0</text:p>
      <text:p text:style-name="Preformatted_20_Text">11470,04/03/2020,,Venezuela,2020-04-03 22:52:45,153.0,7.0,52.0</text:p>
      <text:p text:style-name="Preformatted_20_Text">11471,04/03/2020,,Vietnam,2020-04-03 22:52:45,237.0,0.0,85.0</text:p>
      <text:p text:style-name="Preformatted_20_Text">11472,04/03/2020,,West Bank and Gaza,2020-04-03 22:52:45,194.0,1.0,21.0</text:p>
      <text:p text:style-name="Preformatted_20_Text">11473,04/03/2020,,Zambia,2020-04-03 22:52:45,39.0,1.0,2.0</text:p>
      <text:p text:style-name="Preformatted_20_Text">11474,04/03/2020,,Zimbabwe,2020-04-03 22:52:45,9.0,1.0,0.0</text:p>
      <text:p text:style-name="Preformatted_20_Text">11475,04/03/2020,Alabama,US,2020-04-03 22:52:45,1495.0,38.0,0.0</text:p>
      <text:p text:style-name="Preformatted_20_Text">11476,04/03/2020,Alaska,US,2020-04-03 22:52:45,157.0,3.0,0.0</text:p>
      <text:p text:style-name="Preformatted_20_Text">11477,04/03/2020,Alberta,Canada,2020-04-03 22:52:45,969.0,13.0,0.0</text:p>
      <text:p text:style-name="Preformatted_20_Text">11478,04/03/2020,Anguilla,UK,2020-04-03 22:52:45,3.0,0.0,0.0</text:p>
      <text:p text:style-name="Preformatted_20_Text">11479,04/03/2020,Anhui,Mainland China,2020-04-03 22:52:45,990.0,6.0,984.0</text:p>
      <text:p text:style-name="Preformatted_20_Text">11480,04/03/2020,Arizona,US,2020-04-03 22:52:45,1937.0,41.0,0.0</text:p>
      <text:p text:style-name="Preformatted_20_Text">11481,04/03/2020,Arkansas,US,2020-04-03 22:52:45,704.0,12.0,0.0</text:p>
      <text:p text:style-name="Preformatted_20_Text">11482,04/03/2020,Aruba,Netherlands,2020-04-03 22:52:45,62.0,0.0,1.0</text:p>
      <text:p text:style-name="Preformatted_20_Text">11483,04/03/2020,Australian Capital Territory,Australia,2020-04-03 22:52:45,91.0,1.0,18.0</text:p>
      <text:p text:style-name="Preformatted_20_Text">11484,04/03/2020,Beijing,Mainland China,2020-04-03 22:52:45,584.0,8.0,434.0</text:p>
      <text:p text:style-name="Preformatted_20_Text">11485,04/03/2020,Bermuda,UK,2020-04-03 22:52:45,35.0,0.0,14.0</text:p>
      <text:p text:style-name="Preformatted_20_Text">11486,04/03/2020,"Bonaire, Sint Eustatius and Saba",Netherlands,2020-04-03 22:52:45,2.0,0.0,0.0</text:p>
      <text:p text:style-name="Preformatted_20_Text">11487,04/03/2020,British Columbia,Canada,2020-04-03 22:52:45,1174.0,31.0,0.0</text:p>
      <text:p text:style-name="Preformatted_20_Text">11488,04/03/2020,British Virgin Islands,UK,2020-04-03 22:52:45,3.0,0.0,0.0</text:p>
      <text:p text:style-name="Preformatted_20_Text">11489,04/03/2020,California,US,2020-04-03 22:52:45,12004.0,265.0,0.0</text:p>
      <text:p text:style-name="Preformatted_20_Text">11490,04/03/2020,Cayman Islands,UK,2020-04-03 22:52:45,28.0,1.0,0.0</text:p>
      <text:p text:style-name="Preformatted_20_Text">11491,04/03/2020,Channel Islands,UK,2020-04-03 22:52:45,232.0,4.0,13.0</text:p>
      <text:p text:style-name="Preformatted_20_Text">11492,04/03/2020,Chongqing,Mainland China,2020-04-03 22:52:45,579.0,6.0,570.0</text:p>
      <text:p text:style-name="Preformatted_20_Text">11493,04/03/2020,Colorado,US,2020-04-03 22:52:45,3742.0,97.0,0.0</text:p>
      <text:p text:style-name="Preformatted_20_Text">11494,04/03/2020,Connecticut,US,2020-04-03 22:52:45,4914.0,131.0,0.0</text:p>
      <text:p text:style-name="Preformatted_20_Text">11495,04/03/2020,Curacao,Netherlands,2020-04-03 22:52:45,11.0,1.0,3.0</text:p>
      <text:p text:style-name="Preformatted_20_Text">11496,04/03/2020,Delaware,US,2020-04-03 22:52:45,450.0,14.0,0.0</text:p>
      <text:p text:style-name="Preformatted_20_Text">11497,04/03/2020,Diamond Princess cruise ship,Canada,2020-04-03 22:52:45,0.0,1.0,0.0</text:p>
      <text:p text:style-name="Preformatted_20_Text">11498,04/03/2020,Diamond Princess cruise ship,US,2020-04-03 22:52:45,49.0,0.0,0.0</text:p>
      <text:p text:style-name="Preformatted_20_Text">11499,04/03/2020,District of Columbia,US,2020-04-03 22:52:45,757.0,15.0,0.0</text:p>
      <text:p text:style-name="Preformatted_20_Text">11500,04/03/2020,Faroe Islands,Denmark,2020-04-03 22:52:45,179.0,0.0,91.0</text:p>
      <text:p text:style-name="Preformatted_20_Text">11501,04/03/2020,Florida,US,2020-04-03 22:52:45,10268.0,170.0,0.0</text:p>
      <text:p text:style-name="Preformatted_20_Text">11502,04/03/2020,French Guiana,France,2020-04-03 22:52:45,57.0,0.0,22.0</text:p>
      <text:p text:style-name="Preformatted_20_Text">11503,04/03/2020,French Polynesia,France,2020-04-03 22:52:45,39.0,0.0,0.0</text:p>
      <text:p text:style-name="Preformatted_20_Text">11504,04/03/2020,Fujian,Mainland China,2020-04-03 22:52:45,349.0,1.0,300.0</text:p>
      <text:p text:style-name="Preformatted_20_Text">11505,04/03/2020,Gansu,Mainland China,2020-04-03 22:52:45,138.0,2.0,127.0</text:p>
      <text:p text:style-name="Preformatted_20_Text">11506,04/03/2020,Georgia,US,2020-04-03 22:52:45,5831.0,184.0,0.0</text:p>
      <text:p text:style-name="Preformatted_20_Text">11507,04/03/2020,Gibraltar,UK,2020-04-03 22:52:45,95.0,0.0,46.0</text:p>
      <text:p text:style-name="Preformatted_20_Text">11508,04/03/2020,Grand Princess,Canada,2020-04-03 22:52:45,13.0,0.0,0.0</text:p>
      <text:p text:style-name="Preformatted_20_Text">11509,04/03/2020,Grand Princess,US,2020-04-03 22:52:45,103.0,3.0,0.0</text:p>
      <text:p text:style-name="Preformatted_20_Text">11510,04/03/2020,Greenland,Denmark,2020-04-03 22:52:45,10.0,0.0,3.0</text:p>
      <text:p text:style-name="Preformatted_20_Text">11511,04/03/2020,Guadeloupe,France,2020-04-03 22:52:45,130.0,7.0,24.0</text:p>
      <text:p text:style-name="Preformatted_20_Text">11512,04/03/2020,Guam,US,2020-04-03 22:52:45,84.0,4.0,0.0</text:p>
      <text:p text:style-name="Preformatted_20_Text">11513,04/03/2020,Guangdong,Mainland China,2020-04-03 22:52:45,1514.0,8.0,1368.0</text:p>
      <text:p text:style-name="Preformatted_20_Text">11514,04/03/2020,Guangxi,Mainland China,2020-04-03 22:52:45,254.0,2.0,252.0</text:p>
      <text:p text:style-name="Preformatted_20_Text">11515,04/03/2020,Guizhou,Mainland China,2020-04-03 22:52:45,146.0,2.0,144.0</text:p>
      <text:p text:style-name="Preformatted_20_Text">11516,04/03/2020,Hainan,Mainland China,2020-04-03 22:52:45,168.0,6.0,162.0</text:p>
      <text:p text:style-name="Preformatted_20_Text">11517,04/03/2020,Hawaii,US,2020-04-03 22:52:45,319.0,3.0,0.0</text:p>
      <text:p text:style-name="Preformatted_20_Text">11518,04/03/2020,Hebei,Mainland China,2020-04-03 22:52:45,326.0,6.0,310.0</text:p>
      <text:p text:style-name="Preformatted_20_Text">11519,04/03/2020,Heilongjiang,Mainland China,2020-04-03 22:52:45,489.0,13.0,469.0</text:p>
      <text:p text:style-name="Preformatted_20_Text">11520,04/03/2020,Henan,Mainland China,2020-04-03 22:52:45,1276.0,22.0,1251.0</text:p>
      <text:p text:style-name="Preformatted_20_Text">11521,04/03/2020,Hong Kong,Hong Kong,2020-04-03 22:52:45,845.0,4.0,173.0</text:p>
      <text:p text:style-name="Preformatted_20_Text">11522,04/03/2020,Hubei,Mainland China,2020-04-03 22:52:45,67802.0,3203.0,63612.0</text:p>
      <text:p text:style-name="Preformatted_20_Text">11523,04/03/2020,Hunan,Mainland China,2020-04-03 22:52:45,1019.0,4.0,1014.0</text:p>
      <text:p text:style-name="Preformatted_20_Text">11524,04/03/2020,Idaho,US,2020-04-03 22:52:45,891.0,9.0,0.0</text:p>
      <text:p text:style-name="Preformatted_20_Text">11525,04/03/2020,Illinois,US,2020-04-03 22:52:45,8904.0,210.0,0.0</text:p>
      <text:p text:style-name="Preformatted_20_Text">11526,04/03/2020,Indiana,US,2020-04-03 22:52:45,3437.0,102.0,0.0</text:p>
      <text:p text:style-name="Preformatted_20_Text"><text:soft-page-break/>11527,04/03/2020,Inner Mongolia,Mainland China,2020-04-03 22:52:45,117.0,1.0,74.0</text:p>
      <text:p text:style-name="Preformatted_20_Text">11528,04/03/2020,Iowa,US,2020-04-03 22:52:45,699.0,11.0,0.0</text:p>
      <text:p text:style-name="Preformatted_20_Text">11529,04/03/2020,Isle of Man,UK,2020-04-03 22:52:45,114.0,1.0,0.0</text:p>
      <text:p text:style-name="Preformatted_20_Text">11530,04/03/2020,Jiangsu,Mainland China,2020-04-03 22:52:45,651.0,0.0,632.0</text:p>
      <text:p text:style-name="Preformatted_20_Text">11531,04/03/2020,Jiangxi,Mainland China,2020-04-03 22:52:45,937.0,1.0,935.0</text:p>
      <text:p text:style-name="Preformatted_20_Text">11532,04/03/2020,Jilin,Mainland China,2020-04-03 22:52:45,98.0,1.0,92.0</text:p>
      <text:p text:style-name="Preformatted_20_Text">11533,04/03/2020,Kansas,US,2020-04-03 22:52:45,629.0,18.0,0.0</text:p>
      <text:p text:style-name="Preformatted_20_Text">11534,04/03/2020,Kentucky,US,2020-04-03 22:52:45,770.0,34.0,0.0</text:p>
      <text:p text:style-name="Preformatted_20_Text">11535,04/03/2020,Liaoning,Mainland China,2020-04-03 22:52:45,141.0,2.0,124.0</text:p>
      <text:p text:style-name="Preformatted_20_Text">11536,04/03/2020,Louisiana,US,2020-04-03 22:52:45,10297.0,370.0,0.0</text:p>
      <text:p text:style-name="Preformatted_20_Text">11537,04/03/2020,Macau,Macau,2020-04-03 22:52:45,43.0,0.0,10.0</text:p>
      <text:p text:style-name="Preformatted_20_Text">11538,04/03/2020,Maine,US,2020-04-03 22:52:45,432.0,9.0,0.0</text:p>
      <text:p text:style-name="Preformatted_20_Text">11539,04/03/2020,Manitoba,Canada,2020-04-03 22:52:45,182.0,2.0,0.0</text:p>
      <text:p text:style-name="Preformatted_20_Text">11540,04/03/2020,Martinique,France,2020-04-03 22:52:45,143.0,3.0,27.0</text:p>
      <text:p text:style-name="Preformatted_20_Text">11541,04/03/2020,Maryland,US,2020-04-03 22:52:45,2758.0,43.0,0.0</text:p>
      <text:p text:style-name="Preformatted_20_Text">11542,04/03/2020,Massachusetts,US,2020-04-03 22:52:45,10402.0,192.0,0.0</text:p>
      <text:p text:style-name="Preformatted_20_Text">11543,04/03/2020,Mayotte,France,2020-04-03 22:52:45,128.0,2.0,10.0</text:p>
      <text:p text:style-name="Preformatted_20_Text">11544,04/03/2020,Michigan,US,2020-04-03 22:52:45,12744.0,479.0,0.0</text:p>
      <text:p text:style-name="Preformatted_20_Text">11545,04/03/2020,Minnesota,US,2020-04-03 22:52:45,788.0,22.0,0.0</text:p>
      <text:p text:style-name="Preformatted_20_Text">11546,04/03/2020,Mississippi,US,2020-04-03 22:52:45,1358.0,29.0,0.0</text:p>
      <text:p text:style-name="Preformatted_20_Text">11547,04/03/2020,Missouri,US,2020-04-03 22:52:45,1864.0,25.0,0.0</text:p>
      <text:p text:style-name="Preformatted_20_Text">11548,04/03/2020,Montana,US,2020-04-03 22:52:45,243.0,5.0,0.0</text:p>
      <text:p text:style-name="Preformatted_20_Text">11549,04/03/2020,Montserrat,UK,2020-04-03 22:52:45,6.0,0.0,0.0</text:p>
      <text:p text:style-name="Preformatted_20_Text">11550,04/03/2020,Nebraska,US,2020-04-03 22:52:45,279.0,6.0,0.0</text:p>
      <text:p text:style-name="Preformatted_20_Text">11551,04/03/2020,Nevada,US,2020-04-03 22:52:45,1514.0,43.0,0.0</text:p>
      <text:p text:style-name="Preformatted_20_Text">11552,04/03/2020,New Brunswick,Canada,2020-04-03 22:52:45,91.0,0.0,0.0</text:p>
      <text:p text:style-name="Preformatted_20_Text">11553,04/03/2020,New Caledonia,France,2020-04-03 22:52:45,18.0,0.0,1.0</text:p>
      <text:p text:style-name="Preformatted_20_Text">11554,04/03/2020,New Hampshire,US,2020-04-03 22:52:45,479.0,5.0,0.0</text:p>
      <text:p text:style-name="Preformatted_20_Text">11555,04/03/2020,New Jersey,US,2020-04-03 22:52:45,29895.0,646.0,0.0</text:p>
      <text:p text:style-name="Preformatted_20_Text">11556,04/03/2020,New Mexico,US,2020-04-03 22:52:45,534.0,10.0,0.0</text:p>
      <text:p text:style-name="Preformatted_20_Text">11557,04/03/2020,New South Wales,Australia,2020-04-03 22:52:45,2389.0,12.0,4.0</text:p>
      <text:p text:style-name="Preformatted_20_Text">11558,04/03/2020,New York,US,2020-04-03 22:52:45,102987.0,2935.0,0.0</text:p>
      <text:p text:style-name="Preformatted_20_Text">11559,04/03/2020,Newfoundland and Labrador,Canada,2020-04-03 22:52:45,195.0,1.0,0.0</text:p>
      <text:p text:style-name="Preformatted_20_Text">11560,04/03/2020,Ningxia,Mainland China,2020-04-03 22:52:45,75.0,0.0,75.0</text:p>
      <text:p text:style-name="Preformatted_20_Text">11561,04/03/2020,North Carolina,US,2020-04-03 22:52:45,2251.0,27.0,0.0</text:p>
      <text:p text:style-name="Preformatted_20_Text">11562,04/03/2020,North Dakota,US,2020-04-03 22:52:45,173.0,3.0,0.0</text:p>
      <text:p text:style-name="Preformatted_20_Text">11563,04/03/2020,Northern Mariana Islands,US,2020-04-03 22:52:45,8.0,1.0,0.0</text:p>
      <text:p text:style-name="Preformatted_20_Text">11564,04/03/2020,Northern Territory,Australia,2020-04-03 22:52:45,22.0,0.0,0.0</text:p>
      <text:p text:style-name="Preformatted_20_Text">11565,04/03/2020,Northwest Territories,Canada,2020-04-03 22:52:45,2.0,0.0,0.0</text:p>
      <text:p text:style-name="Preformatted_20_Text">11566,04/03/2020,Nova Scotia,Canada,2020-04-03 22:52:45,207.0,0.0,0.0</text:p>
      <text:p text:style-name="Preformatted_20_Text">11567,04/03/2020,Ohio,US,2020-04-03 22:52:45,3312.0,91.0,0.0</text:p>
      <text:p text:style-name="Preformatted_20_Text">11568,04/03/2020,Oklahoma,US,2020-04-03 22:52:45,990.0,38.0,0.0</text:p>
      <text:p text:style-name="Preformatted_20_Text">11569,04/03/2020,Ontario,Canada,2020-04-03 22:52:45,3255.0,67.0,0.0</text:p>
      <text:p text:style-name="Preformatted_20_Text">11570,04/03/2020,Oregon,US,2020-04-03 22:52:45,899.0,22.0,0.0</text:p>
      <text:p text:style-name="Preformatted_20_Text">11571,04/03/2020,Pennsylvania,US,2020-04-03 22:52:45,8570.0,102.0,0.0</text:p>
      <text:p text:style-name="Preformatted_20_Text">11572,04/03/2020,Prince Edward Island,Canada,2020-04-03 22:52:45,22.0,0.0,0.0</text:p>
      <text:p text:style-name="Preformatted_20_Text">11573,04/03/2020,Puerto Rico,US,2020-04-03 22:52:45,316.0,15.0,0.0</text:p>
      <text:p text:style-name="Preformatted_20_Text">11574,04/03/2020,Qinghai,Mainland China,2020-04-03 22:52:45,18.0,0.0,18.0</text:p>
      <text:p text:style-name="Preformatted_20_Text">11575,04/03/2020,Quebec,Canada,2020-04-03 22:52:45,6101.0,61.0,0.0</text:p>
      <text:p text:style-name="Preformatted_20_Text">11576,04/03/2020,Queensland,Australia,2020-04-03 22:52:45,873.0,4.0,8.0</text:p>
      <text:p text:style-name="Preformatted_20_Text">11577,04/03/2020,Recovered,Canada,2020-04-03 22:52:45,0.0,0.0,2175.0</text:p>
      <text:p text:style-name="Preformatted_20_Text">11578,04/03/2020,Recovered,US,2020-04-03 22:52:45,0.0,0.0,9707.0</text:p>
      <text:p text:style-name="Preformatted_20_Text">11579,04/03/2020,Reunion,France,2020-04-03 22:52:45,321.0,0.0,40.0</text:p>
      <text:p text:style-name="Preformatted_20_Text">11580,04/03/2020,Rhode Island,US,2020-04-03 22:52:45,711.0,14.0,0.0</text:p>
      <text:p text:style-name="Preformatted_20_Text">11581,04/03/2020,Saint Barthelemy,France,2020-04-03 22:52:45,6.0,0.0,1.0</text:p>
      <text:p text:style-name="Preformatted_20_Text">11582,04/03/2020,Saskatchewan,Canada,2020-04-03 22:52:45,220.0,3.0,0.0</text:p>
      <text:p text:style-name="Preformatted_20_Text">11583,04/03/2020,Shaanxi,Mainland China,2020-04-03 22:52:45,255.0,3.0,244.0</text:p>
      <text:p text:style-name="Preformatted_20_Text">11584,04/03/2020,Shandong,Mainland China,2020-04-03 22:52:45,778.0,7.0,754.0</text:p>
      <text:p text:style-name="Preformatted_20_Text">11585,04/03/2020,Shanghai,Mainland China,2020-04-03 22:52:45,526.0,6.0,348.0</text:p>
      <text:p text:style-name="Preformatted_20_Text">11586,04/03/2020,Shanxi,Mainland China,2020-04-03 22:52:45,137.0,0.0,133.0</text:p>
      <text:p text:style-name="Preformatted_20_Text">11587,04/03/2020,Sichuan,Mainland China,2020-04-03 22:52:45,555.0,3.0,537.0</text:p>
      <text:p text:style-name="Preformatted_20_Text">11588,04/03/2020,Sint Maarten,Netherlands,2020-04-03 22:52:45,23.0,2.0,6.0</text:p>
      <text:p text:style-name="Preformatted_20_Text"><text:soft-page-break/>11589,04/03/2020,South Australia,Australia,2020-04-03 22:52:45,396.0,0.0,46.0</text:p>
      <text:p text:style-name="Preformatted_20_Text">11590,04/03/2020,South Carolina,US,2020-04-03 22:52:45,1700.0,34.0,0.0</text:p>
      <text:p text:style-name="Preformatted_20_Text">11591,04/03/2020,South Dakota,US,2020-04-03 22:52:45,187.0,2.0,0.0</text:p>
      <text:p text:style-name="Preformatted_20_Text">11592,04/03/2020,St Martin,France,2020-04-03 22:52:45,22.0,1.0,2.0</text:p>
      <text:p text:style-name="Preformatted_20_Text">11593,04/03/2020,Tasmania,Australia,2020-04-03 22:52:45,74.0,2.0,5.0</text:p>
      <text:p text:style-name="Preformatted_20_Text">11594,04/03/2020,Tennessee,US,2020-04-03 22:52:45,3067.0,41.0,0.0</text:p>
      <text:p text:style-name="Preformatted_20_Text">11595,04/03/2020,Texas,US,2020-04-03 22:52:45,5734.0,100.0,0.0</text:p>
      <text:p text:style-name="Preformatted_20_Text">11596,04/03/2020,Tianjin,Mainland China,2020-04-03 22:52:45,180.0,3.0,140.0</text:p>
      <text:p text:style-name="Preformatted_20_Text">11597,04/03/2020,Tibet,Mainland China,2020-04-03 22:52:45,1.0,0.0,1.0</text:p>
      <text:p text:style-name="Preformatted_20_Text">11598,04/03/2020,Turks and Caicos Islands,UK,2020-04-03 22:52:45,5.0,0.0,0.0</text:p>
      <text:p text:style-name="Preformatted_20_Text">11599,04/03/2020,Utah,US,2020-04-03 22:52:45,1255.0,7.0,0.0</text:p>
      <text:p text:style-name="Preformatted_20_Text">11600,04/03/2020,Vermont,US,2020-04-03 22:52:45,389.0,17.0,0.0</text:p>
      <text:p text:style-name="Preformatted_20_Text">11601,04/03/2020,Victoria,Australia,2020-04-03 22:52:45,1085.0,7.0,476.0</text:p>
      <text:p text:style-name="Preformatted_20_Text">11602,04/03/2020,Virgin Islands,US,2020-04-03 22:52:45,37.0,0.0,0.0</text:p>
      <text:p text:style-name="Preformatted_20_Text">11603,04/03/2020,Virginia,US,2020-04-03 22:52:45,2012.0,46.0,0.0</text:p>
      <text:p text:style-name="Preformatted_20_Text">11604,04/03/2020,Washington,US,2020-04-03 22:52:45,6846.0,291.0,0.0</text:p>
      <text:p text:style-name="Preformatted_20_Text">11605,04/03/2020,West Virginia,US,2020-04-03 22:52:45,237.0,2.0,0.0</text:p>
      <text:p text:style-name="Preformatted_20_Text">11606,04/03/2020,Western Australia,Australia,2020-04-03 22:52:45,400.0,2.0,92.0</text:p>
      <text:p text:style-name="Preformatted_20_Text">11607,04/03/2020,Wisconsin,US,2020-04-03 22:52:45,2012.0,51.0,0.0</text:p>
      <text:p text:style-name="Preformatted_20_Text">11608,04/03/2020,Wyoming,US,2020-04-03 22:52:45,162.0,0.0,0.0</text:p>
      <text:p text:style-name="Preformatted_20_Text">11609,04/03/2020,Xinjiang,Mainland China,2020-04-03 22:52:45,76.0,3.0,73.0</text:p>
      <text:p text:style-name="Preformatted_20_Text">11610,04/03/2020,Yukon,Canada,2020-04-03 22:52:45,6.0,0.0,0.0</text:p>
      <text:p text:style-name="Preformatted_20_Text">11611,04/03/2020,Yunnan,Mainland China,2020-04-03 22:52:45,184.0,2.0,172.0</text:p>
      <text:p text:style-name="Preformatted_20_Text">11612,04/03/2020,Zhejiang,Mainland China,2020-04-03 22:52:45,1260.0,1.0,1228.0</text:p>
      <text:p text:style-name="Preformatted_20_Text">11613,04/04/2020,,Afghanistan,4/4/20 9:38,299.0,7.0,10.0</text:p>
      <text:p text:style-name="Preformatted_20_Text">11614,04/04/2020,,Albania,4/4/20 9:38,333.0,20.0,99.0</text:p>
      <text:p text:style-name="Preformatted_20_Text">11615,04/04/2020,,Algeria,4/4/20 9:38,1251.0,130.0,90.0</text:p>
      <text:p text:style-name="Preformatted_20_Text">11616,04/04/2020,,Andorra,4/4/20 9:38,466.0,17.0,21.0</text:p>
      <text:p text:style-name="Preformatted_20_Text">11617,04/04/2020,,Angola,4/4/20 9:38,10.0,2.0,2.0</text:p>
      <text:p text:style-name="Preformatted_20_Text">11618,04/04/2020,,Antigua and Barbuda,4/4/20 9:38,15.0,0.0,0.0</text:p>
      <text:p text:style-name="Preformatted_20_Text">11619,04/04/2020,,Argentina,4/4/20 9:38,1451.0,43.0,279.0</text:p>
      <text:p text:style-name="Preformatted_20_Text">11620,04/04/2020,,Armenia,4/4/20 9:38,770.0,7.0,43.0</text:p>
      <text:p text:style-name="Preformatted_20_Text">11621,04/04/2020,,Austria,4/4/20 9:38,11781.0,186.0,2507.0</text:p>
      <text:p text:style-name="Preformatted_20_Text">11622,04/04/2020,,Azerbaijan,4/4/20 9:38,521.0,5.0,32.0</text:p>
      <text:p text:style-name="Preformatted_20_Text">11623,04/04/2020,,Bahamas,4/4/20 9:38,28.0,4.0,0.0</text:p>
      <text:p text:style-name="Preformatted_20_Text">11624,04/04/2020,,Bahrain,4/4/20 9:38,688.0,4.0,423.0</text:p>
      <text:p text:style-name="Preformatted_20_Text">11625,04/04/2020,,Bangladesh,4/4/20 9:38,70.0,8.0,30.0</text:p>
      <text:p text:style-name="Preformatted_20_Text">11626,04/04/2020,,Barbados,4/4/20 9:38,52.0,0.0,0.0</text:p>
      <text:p text:style-name="Preformatted_20_Text">11627,04/04/2020,,Belarus,4/4/20 9:38,440.0,5.0,53.0</text:p>
      <text:p text:style-name="Preformatted_20_Text">11628,04/04/2020,,Belgium,4/4/20 9:38,18431.0,1283.0,3247.0</text:p>
      <text:p text:style-name="Preformatted_20_Text">11629,04/04/2020,,Belize,4/4/20 9:38,4.0,0.0,0.0</text:p>
      <text:p text:style-name="Preformatted_20_Text">11630,04/04/2020,,Benin,4/4/20 9:38,16.0,0.0,2.0</text:p>
      <text:p text:style-name="Preformatted_20_Text">11631,04/04/2020,,Bhutan,4/4/20 9:38,5.0,0.0,2.0</text:p>
      <text:p text:style-name="Preformatted_20_Text">11632,04/04/2020,,Bolivia,4/4/20 9:38,139.0,10.0,1.0</text:p>
      <text:p text:style-name="Preformatted_20_Text">11633,04/04/2020,,Bosnia and Herzegovina,4/4/20 9:38,624.0,21.0,30.0</text:p>
      <text:p text:style-name="Preformatted_20_Text">11634,04/04/2020,,Botswana,4/4/20 9:38,4.0,1.0,0.0</text:p>
      <text:p text:style-name="Preformatted_20_Text">11635,04/04/2020,,Brazil,4/4/20 9:38,10360.0,445.0,127.0</text:p>
      <text:p text:style-name="Preformatted_20_Text">11636,04/04/2020,,Brunei,4/4/20 9:38,135.0,1.0,66.0</text:p>
      <text:p text:style-name="Preformatted_20_Text">11637,04/04/2020,,Bulgaria,4/4/20 9:38,503.0,17.0,34.0</text:p>
      <text:p text:style-name="Preformatted_20_Text">11638,04/04/2020,,Burkina Faso,4/4/20 9:38,318.0,16.0,66.0</text:p>
      <text:p text:style-name="Preformatted_20_Text">11639,04/04/2020,,Burma,4/4/20 9:38,21.0,1.0,0.0</text:p>
      <text:p text:style-name="Preformatted_20_Text">11640,04/04/2020,,Burundi,4/4/20 9:38,3.0,0.0,0.0</text:p>
      <text:p text:style-name="Preformatted_20_Text">11641,04/04/2020,,Cabo Verde,4/4/20 9:38,7.0,1.0,0.0</text:p>
      <text:p text:style-name="Preformatted_20_Text">11642,04/04/2020,,Cambodia,4/4/20 9:38,114.0,0.0,50.0</text:p>
      <text:p text:style-name="Preformatted_20_Text">11643,04/04/2020,,Cameroon,4/4/20 9:38,555.0,9.0,17.0</text:p>
      <text:p text:style-name="Preformatted_20_Text">11644,04/04/2020,,Central African Republic,4/4/20 9:38,8.0,0.0,0.0</text:p>
      <text:p text:style-name="Preformatted_20_Text">11645,04/04/2020,,Chad,4/4/20 9:38,9.0,0.0,0.0</text:p>
      <text:p text:style-name="Preformatted_20_Text">11646,04/04/2020,,Chile,4/4/20 9:38,4161.0,27.0,528.0</text:p>
      <text:p text:style-name="Preformatted_20_Text">11647,04/04/2020,,Colombia,4/4/20 9:38,1406.0,32.0,85.0</text:p>
      <text:p text:style-name="Preformatted_20_Text">11648,04/04/2020,,Congo (Brazzaville),4/4/20 9:38,22.0,2.0,2.0</text:p>
      <text:p text:style-name="Preformatted_20_Text">11649,04/04/2020,,Congo (Kinshasa),4/4/20 9:38,154.0,18.0,3.0</text:p>
      <text:p text:style-name="Preformatted_20_Text">11650,04/04/2020,,Costa Rica,4/4/20 9:38,435.0,2.0,13.0</text:p>
      <text:p text:style-name="Preformatted_20_Text">11651,04/04/2020,,Croatia,4/4/20 9:38,1126.0,12.0,119.0</text:p>
      <text:p text:style-name="Preformatted_20_Text">11652,04/04/2020,,Cuba,4/4/20 9:38,288.0,6.0,15.0</text:p>
      <text:p text:style-name="Preformatted_20_Text"><text:soft-page-break/>11653,04/04/2020,,Cyprus,4/4/20 9:38,426.0,11.0,33.0</text:p>
      <text:p text:style-name="Preformatted_20_Text">11654,04/04/2020,,Czech Republic,4/4/20 9:38,4472.0,59.0,78.0</text:p>
      <text:p text:style-name="Preformatted_20_Text">11655,04/04/2020,,Denmark,4/4/20 9:38,4077.0,161.0,1283.0</text:p>
      <text:p text:style-name="Preformatted_20_Text">11656,04/04/2020,,Diamond Princess,4/4/20 9:38,712.0,11.0,619.0</text:p>
      <text:p text:style-name="Preformatted_20_Text">11657,04/04/2020,,Djibouti,4/4/20 9:38,50.0,0.0,8.0</text:p>
      <text:p text:style-name="Preformatted_20_Text">11658,04/04/2020,,Dominica,4/4/20 9:38,14.0,0.0,0.0</text:p>
      <text:p text:style-name="Preformatted_20_Text">11659,04/04/2020,,Dominican Republic,4/4/20 9:38,1488.0,68.0,16.0</text:p>
      <text:p text:style-name="Preformatted_20_Text">11660,04/04/2020,,Ecuador,4/4/20 9:38,3465.0,172.0,100.0</text:p>
      <text:p text:style-name="Preformatted_20_Text">11661,04/04/2020,,Egypt,4/4/20 9:38,1070.0,71.0,241.0</text:p>
      <text:p text:style-name="Preformatted_20_Text">11662,04/04/2020,,El Salvador,4/4/20 9:38,56.0,3.0,2.0</text:p>
      <text:p text:style-name="Preformatted_20_Text">11663,04/04/2020,,Equatorial Guinea,4/4/20 9:38,16.0,0.0,1.0</text:p>
      <text:p text:style-name="Preformatted_20_Text">11664,04/04/2020,,Eritrea,4/4/20 9:38,29.0,0.0,0.0</text:p>
      <text:p text:style-name="Preformatted_20_Text">11665,04/04/2020,,Estonia,4/4/20 9:38,1039.0,13.0,59.0</text:p>
      <text:p text:style-name="Preformatted_20_Text">11666,04/04/2020,,Eswatini,4/4/20 9:38,9.0,0.0,0.0</text:p>
      <text:p text:style-name="Preformatted_20_Text">11667,04/04/2020,,Ethiopia,4/4/20 9:38,38.0,0.0,4.0</text:p>
      <text:p text:style-name="Preformatted_20_Text">11668,04/04/2020,,Fiji,4/4/20 9:38,12.0,0.0,0.0</text:p>
      <text:p text:style-name="Preformatted_20_Text">11669,04/04/2020,,Finland,4/4/20 9:38,1882.0,25.0,300.0</text:p>
      <text:p text:style-name="Preformatted_20_Text">11670,04/04/2020,,France,4/4/20 9:38,89953.0,7560.0,15438.0</text:p>
      <text:p text:style-name="Preformatted_20_Text">11671,04/04/2020,,Gabon,4/4/20 9:38,21.0,1.0,1.0</text:p>
      <text:p text:style-name="Preformatted_20_Text">11672,04/04/2020,,Gambia,4/4/20 9:38,4.0,1.0,2.0</text:p>
      <text:p text:style-name="Preformatted_20_Text">11673,04/04/2020,,Georgia,4/4/20 9:38,162.0,1.0,36.0</text:p>
      <text:p text:style-name="Preformatted_20_Text">11674,04/04/2020,,Germany,4/4/20 9:38,96092.0,1444.0,26400.0</text:p>
      <text:p text:style-name="Preformatted_20_Text">11675,04/04/2020,,Ghana,4/4/20 9:38,205.0,5.0,31.0</text:p>
      <text:p text:style-name="Preformatted_20_Text">11676,04/04/2020,,Greece,4/4/20 9:38,1673.0,68.0,78.0</text:p>
      <text:p text:style-name="Preformatted_20_Text">11677,04/04/2020,,Grenada,4/4/20 9:38,12.0,0.0,0.0</text:p>
      <text:p text:style-name="Preformatted_20_Text">11678,04/04/2020,,Guatemala,4/4/20 9:38,61.0,2.0,15.0</text:p>
      <text:p text:style-name="Preformatted_20_Text">11679,04/04/2020,,Guinea,4/4/20 9:38,111.0,0.0,5.0</text:p>
      <text:p text:style-name="Preformatted_20_Text">11680,04/04/2020,,Guinea-Bissau,4/4/20 9:38,18.0,0.0,0.0</text:p>
      <text:p text:style-name="Preformatted_20_Text">11681,04/04/2020,,Guyana,4/4/20 9:38,23.0,4.0,0.0</text:p>
      <text:p text:style-name="Preformatted_20_Text">11682,04/04/2020,,Haiti,4/4/20 9:38,20.0,0.0,1.0</text:p>
      <text:p text:style-name="Preformatted_20_Text">11683,04/04/2020,,Holy See,4/4/20 9:38,7.0,0.0,0.0</text:p>
      <text:p text:style-name="Preformatted_20_Text">11684,04/04/2020,,Honduras,4/4/20 9:38,264.0,15.0,3.0</text:p>
      <text:p text:style-name="Preformatted_20_Text">11685,04/04/2020,,Hungary,4/4/20 9:38,678.0,32.0,58.0</text:p>
      <text:p text:style-name="Preformatted_20_Text">11686,04/04/2020,,Iceland,4/4/20 9:38,1417.0,4.0,396.0</text:p>
      <text:p text:style-name="Preformatted_20_Text">11687,04/04/2020,,India,4/4/20 9:38,3082.0,86.0,229.0</text:p>
      <text:p text:style-name="Preformatted_20_Text">11688,04/04/2020,,Indonesia,4/4/20 9:38,2092.0,191.0,150.0</text:p>
      <text:p text:style-name="Preformatted_20_Text">11689,04/04/2020,,Iran,4/4/20 9:38,55743.0,3452.0,19736.0</text:p>
      <text:p text:style-name="Preformatted_20_Text">11690,04/04/2020,,Iraq,4/4/20 9:38,878.0,56.0,259.0</text:p>
      <text:p text:style-name="Preformatted_20_Text">11691,04/04/2020,,Ireland,4/4/20 9:38,4604.0,137.0,25.0</text:p>
      <text:p text:style-name="Preformatted_20_Text">11692,04/04/2020,,Israel,4/4/20 9:38,7851.0,44.0,427.0</text:p>
      <text:p text:style-name="Preformatted_20_Text">11693,04/04/2020,,Italy,4/4/20 9:38,124632.0,15362.0,20996.0</text:p>
      <text:p text:style-name="Preformatted_20_Text">11694,04/04/2020,,Ivory Coast,4/4/20 9:38,245.0,1.0,25.0</text:p>
      <text:p text:style-name="Preformatted_20_Text">11695,04/04/2020,,Jamaica,4/4/20 9:38,53.0,3.0,7.0</text:p>
      <text:p text:style-name="Preformatted_20_Text">11696,04/04/2020,,Japan,4/4/20 9:38,3139.0,77.0,514.0</text:p>
      <text:p text:style-name="Preformatted_20_Text">11697,04/04/2020,,Jordan,4/4/20 9:38,323.0,5.0,74.0</text:p>
      <text:p text:style-name="Preformatted_20_Text">11698,04/04/2020,,Kazakhstan,4/4/20 9:38,531.0,5.0,36.0</text:p>
      <text:p text:style-name="Preformatted_20_Text">11699,04/04/2020,,Kenya,4/4/20 9:38,126.0,4.0,4.0</text:p>
      <text:p text:style-name="Preformatted_20_Text">11700,04/04/2020,,Kosovo,4/4/20 9:38,135.0,1.0,16.0</text:p>
      <text:p text:style-name="Preformatted_20_Text">11701,04/04/2020,,Kuwait,4/4/20 9:38,479.0,1.0,93.0</text:p>
      <text:p text:style-name="Preformatted_20_Text">11702,04/04/2020,,Kyrgyzstan,4/4/20 9:38,144.0,1.0,9.0</text:p>
      <text:p text:style-name="Preformatted_20_Text">11703,04/04/2020,,Laos,4/4/20 9:38,10.0,0.0,0.0</text:p>
      <text:p text:style-name="Preformatted_20_Text">11704,04/04/2020,,Latvia,4/4/20 9:38,509.0,1.0,1.0</text:p>
      <text:p text:style-name="Preformatted_20_Text">11705,04/04/2020,,Lebanon,4/4/20 9:38,520.0,17.0,54.0</text:p>
      <text:p text:style-name="Preformatted_20_Text">11706,04/04/2020,,Liberia,4/4/20 9:38,10.0,1.0,3.0</text:p>
      <text:p text:style-name="Preformatted_20_Text">11707,04/04/2020,,Libya,4/4/20 9:38,18.0,1.0,0.0</text:p>
      <text:p text:style-name="Preformatted_20_Text">11708,04/04/2020,,Liechtenstein,4/4/20 9:38,77.0,1.0,0.0</text:p>
      <text:p text:style-name="Preformatted_20_Text">11709,04/04/2020,,Lithuania,4/4/20 9:38,771.0,11.0,7.0</text:p>
      <text:p text:style-name="Preformatted_20_Text">11710,04/04/2020,,Luxembourg,4/4/20 9:38,2729.0,31.0,500.0</text:p>
      <text:p text:style-name="Preformatted_20_Text">11711,04/04/2020,,MS Zaandam,4/4/20 9:38,9.0,2.0,0.0</text:p>
      <text:p text:style-name="Preformatted_20_Text">11712,04/04/2020,,Madagascar,4/4/20 9:38,70.0,0.0,0.0</text:p>
      <text:p text:style-name="Preformatted_20_Text">11713,04/04/2020,,Malawi,4/4/20 9:38,4.0,0.0,0.0</text:p>
      <text:p text:style-name="Preformatted_20_Text">11714,04/04/2020,,Malaysia,4/4/20 9:38,3483.0,57.0,915.0</text:p>
      <text:p text:style-name="Preformatted_20_Text">11715,04/04/2020,,Maldives,4/4/20 9:38,19.0,0.0,13.0</text:p>
      <text:p text:style-name="Preformatted_20_Text">11716,04/04/2020,,Mali,4/4/20 9:38,41.0,3.0,1.0</text:p>
      <text:p text:style-name="Preformatted_20_Text"><text:soft-page-break/>11717,04/04/2020,,Malta,4/4/20 9:38,213.0,0.0,2.0</text:p>
      <text:p text:style-name="Preformatted_20_Text">11718,04/04/2020,,Mauritania,4/4/20 9:38,6.0,1.0,2.0</text:p>
      <text:p text:style-name="Preformatted_20_Text">11719,04/04/2020,,Mauritius,4/4/20 9:38,196.0,7.0,7.0</text:p>
      <text:p text:style-name="Preformatted_20_Text">11720,04/04/2020,,Mexico,4/4/20 9:38,1688.0,60.0,633.0</text:p>
      <text:p text:style-name="Preformatted_20_Text">11721,04/04/2020,,Moldova,4/4/20 9:38,752.0,12.0,29.0</text:p>
      <text:p text:style-name="Preformatted_20_Text">11722,04/04/2020,,Monaco,4/4/20 9:38,66.0,1.0,3.0</text:p>
      <text:p text:style-name="Preformatted_20_Text">11723,04/04/2020,,Mongolia,4/4/20 9:38,14.0,0.0,2.0</text:p>
      <text:p text:style-name="Preformatted_20_Text">11724,04/04/2020,,Montenegro,4/4/20 9:38,201.0,2.0,1.0</text:p>
      <text:p text:style-name="Preformatted_20_Text">11725,04/04/2020,,Morocco,4/4/20 9:38,919.0,59.0,66.0</text:p>
      <text:p text:style-name="Preformatted_20_Text">11726,04/04/2020,,Mozambique,4/4/20 9:38,10.0,0.0,1.0</text:p>
      <text:p text:style-name="Preformatted_20_Text">11727,04/04/2020,,Namibia,4/4/20 9:38,14.0,0.0,3.0</text:p>
      <text:p text:style-name="Preformatted_20_Text">11728,04/04/2020,,Nepal,4/4/20 9:38,9.0,0.0,1.0</text:p>
      <text:p text:style-name="Preformatted_20_Text">11729,04/04/2020,,Netherlands,4/4/20 9:38,16627.0,1651.0,250.0</text:p>
      <text:p text:style-name="Preformatted_20_Text">11730,04/04/2020,,New Zealand,4/4/20 9:38,950.0,1.0,127.0</text:p>
      <text:p text:style-name="Preformatted_20_Text">11731,04/04/2020,,Nicaragua,4/4/20 9:38,5.0,1.0,0.0</text:p>
      <text:p text:style-name="Preformatted_20_Text">11732,04/04/2020,,Niger,4/4/20 9:38,144.0,8.0,0.0</text:p>
      <text:p text:style-name="Preformatted_20_Text">11733,04/04/2020,,Nigeria,4/4/20 9:38,214.0,4.0,25.0</text:p>
      <text:p text:style-name="Preformatted_20_Text">11734,04/04/2020,,North Macedonia,4/4/20 9:38,483.0,17.0,20.0</text:p>
      <text:p text:style-name="Preformatted_20_Text">11735,04/04/2020,,Norway,4/4/20 9:38,5550.0,62.0,32.0</text:p>
      <text:p text:style-name="Preformatted_20_Text">11736,04/04/2020,,Oman,4/4/20 9:38,277.0,2.0,61.0</text:p>
      <text:p text:style-name="Preformatted_20_Text">11737,04/04/2020,,Pakistan,4/4/20 9:38,2818.0,41.0,131.0</text:p>
      <text:p text:style-name="Preformatted_20_Text">11738,04/04/2020,,Panama,4/4/20 9:38,1673.0,41.0,13.0</text:p>
      <text:p text:style-name="Preformatted_20_Text">11739,04/04/2020,,Papua New Guinea,4/4/20 9:38,1.0,0.0,0.0</text:p>
      <text:p text:style-name="Preformatted_20_Text">11740,04/04/2020,,Paraguay,4/4/20 9:38,96.0,3.0,12.0</text:p>
      <text:p text:style-name="Preformatted_20_Text">11741,04/04/2020,,Peru,4/4/20 9:38,1746.0,73.0,914.0</text:p>
      <text:p text:style-name="Preformatted_20_Text">11742,04/04/2020,,Philippines,4/4/20 9:38,3094.0,144.0,57.0</text:p>
      <text:p text:style-name="Preformatted_20_Text">11743,04/04/2020,,Poland,4/4/20 9:38,3627.0,79.0,116.0</text:p>
      <text:p text:style-name="Preformatted_20_Text">11744,04/04/2020,,Portugal,4/4/20 9:38,10524.0,266.0,75.0</text:p>
      <text:p text:style-name="Preformatted_20_Text">11745,04/04/2020,,Qatar,4/4/20 9:38,1325.0,3.0,109.0</text:p>
      <text:p text:style-name="Preformatted_20_Text">11746,04/04/2020,,Romania,4/4/20 9:38,3613.0,146.0,329.0</text:p>
      <text:p text:style-name="Preformatted_20_Text">11747,04/04/2020,,Russia,4/4/20 9:38,4731.0,43.0,333.0</text:p>
      <text:p text:style-name="Preformatted_20_Text">11748,04/04/2020,,Rwanda,4/4/20 9:38,102.0,0.0,0.0</text:p>
      <text:p text:style-name="Preformatted_20_Text">11749,04/04/2020,,Saint Kitts and Nevis,4/4/20 9:38,9.0,0.0,0.0</text:p>
      <text:p text:style-name="Preformatted_20_Text">11750,04/04/2020,,Saint Lucia,4/4/20 9:38,14.0,0.0,1.0</text:p>
      <text:p text:style-name="Preformatted_20_Text">11751,04/04/2020,,Saint Vincent and the Grenadines,4/4/20 9:38,7.0,0.0,1.0</text:p>
      <text:p text:style-name="Preformatted_20_Text">11752,04/04/2020,,San Marino,4/4/20 9:38,259.0,32.0,27.0</text:p>
      <text:p text:style-name="Preformatted_20_Text">11753,04/04/2020,,Saudi Arabia,4/4/20 9:38,2179.0,29.0,420.0</text:p>
      <text:p text:style-name="Preformatted_20_Text">11754,04/04/2020,,Senegal,4/4/20 9:38,219.0,2.0,72.0</text:p>
      <text:p text:style-name="Preformatted_20_Text">11755,04/04/2020,,Serbia,4/4/20 9:38,1624.0,44.0,0.0</text:p>
      <text:p text:style-name="Preformatted_20_Text">11756,04/04/2020,,Seychelles,4/4/20 9:38,10.0,0.0,0.0</text:p>
      <text:p text:style-name="Preformatted_20_Text">11757,04/04/2020,,Sierra Leone,4/4/20 9:38,4.0,0.0,0.0</text:p>
      <text:p text:style-name="Preformatted_20_Text">11758,04/04/2020,,Singapore,4/4/20 9:38,1189.0,6.0,297.0</text:p>
      <text:p text:style-name="Preformatted_20_Text">11759,04/04/2020,,Slovakia,4/4/20 9:38,471.0,1.0,10.0</text:p>
      <text:p text:style-name="Preformatted_20_Text">11760,04/04/2020,,Slovenia,4/4/20 9:38,977.0,22.0,79.0</text:p>
      <text:p text:style-name="Preformatted_20_Text">11761,04/04/2020,,Somalia,4/4/20 9:38,7.0,0.0,1.0</text:p>
      <text:p text:style-name="Preformatted_20_Text">11762,04/04/2020,,South Africa,4/4/20 9:38,1585.0,9.0,95.0</text:p>
      <text:p text:style-name="Preformatted_20_Text">11763,04/04/2020,,South Korea,4/4/20 9:38,10156.0,177.0,6325.0</text:p>
      <text:p text:style-name="Preformatted_20_Text">11764,04/04/2020,,Spain,4/4/20 9:38,126168.0,11947.0,34219.0</text:p>
      <text:p text:style-name="Preformatted_20_Text">11765,04/04/2020,,Sri Lanka,4/4/20 9:38,166.0,5.0,27.0</text:p>
      <text:p text:style-name="Preformatted_20_Text">11766,04/04/2020,,Sudan,4/4/20 9:38,10.0,2.0,2.0</text:p>
      <text:p text:style-name="Preformatted_20_Text">11767,04/04/2020,,Suriname,4/4/20 9:38,10.0,1.0,0.0</text:p>
      <text:p text:style-name="Preformatted_20_Text">11768,04/04/2020,,Sweden,4/4/20 9:38,6443.0,373.0,205.0</text:p>
      <text:p text:style-name="Preformatted_20_Text">11769,04/04/2020,,Switzerland,4/4/20 9:38,20505.0,666.0,6415.0</text:p>
      <text:p text:style-name="Preformatted_20_Text">11770,04/04/2020,,Syria,4/4/20 9:38,16.0,2.0,2.0</text:p>
      <text:p text:style-name="Preformatted_20_Text">11771,04/04/2020,,Taiwan,4/4/20 9:38,355.0,5.0,50.0</text:p>
      <text:p text:style-name="Preformatted_20_Text">11772,04/04/2020,,Tanzania,4/4/20 9:38,20.0,1.0,3.0</text:p>
      <text:p text:style-name="Preformatted_20_Text">11773,04/04/2020,,Thailand,4/4/20 9:38,2067.0,20.0,674.0</text:p>
      <text:p text:style-name="Preformatted_20_Text">11774,04/04/2020,,Timor-Leste,4/4/20 9:38,1.0,0.0,0.0</text:p>
      <text:p text:style-name="Preformatted_20_Text">11775,04/04/2020,,Togo,4/4/20 9:38,41.0,3.0,17.0</text:p>
      <text:p text:style-name="Preformatted_20_Text">11776,04/04/2020,,Trinidad and Tobago,4/4/20 9:38,103.0,6.0,1.0</text:p>
      <text:p text:style-name="Preformatted_20_Text">11777,04/04/2020,,Tunisia,4/4/20 9:38,553.0,18.0,5.0</text:p>
      <text:p text:style-name="Preformatted_20_Text">11778,04/04/2020,,Turkey,4/4/20 9:38,23934.0,501.0,786.0</text:p>
      <text:p text:style-name="Preformatted_20_Text">11779,04/04/2020,,UK,4/4/20 9:38,41903.0,4313.0,135.0</text:p>
      <text:p text:style-name="Preformatted_20_Text">11780,04/04/2020,,Uganda,4/4/20 9:38,48.0,0.0,0.0</text:p>
      <text:p text:style-name="Preformatted_20_Text"><text:soft-page-break/>11781,04/04/2020,,Ukraine,4/4/20 9:38,1225.0,32.0,25.0</text:p>
      <text:p text:style-name="Preformatted_20_Text">11782,04/04/2020,,United Arab Emirates,4/4/20 9:38,1505.0,10.0,125.0</text:p>
      <text:p text:style-name="Preformatted_20_Text">11783,04/04/2020,,Uruguay,4/4/20 9:38,400.0,5.0,93.0</text:p>
      <text:p text:style-name="Preformatted_20_Text">11784,04/04/2020,,Uzbekistan,4/4/20 9:38,266.0,2.0,25.0</text:p>
      <text:p text:style-name="Preformatted_20_Text">11785,04/04/2020,,Venezuela,4/4/20 9:38,155.0,7.0,52.0</text:p>
      <text:p text:style-name="Preformatted_20_Text">11786,04/04/2020,,Vietnam,4/4/20 9:38,240.0,0.0,90.0</text:p>
      <text:p text:style-name="Preformatted_20_Text">11787,04/04/2020,,West Bank and Gaza,4/4/20 9:38,217.0,1.0,21.0</text:p>
      <text:p text:style-name="Preformatted_20_Text">11788,04/04/2020,,Zambia,4/4/20 9:38,39.0,1.0,2.0</text:p>
      <text:p text:style-name="Preformatted_20_Text">11789,04/04/2020,,Zimbabwe,4/4/20 9:38,9.0,1.0,0.0</text:p>
      <text:p text:style-name="Preformatted_20_Text">11790,04/04/2020,Alabama,US,4/4/20 9:38,1614.0,44.0,0.0</text:p>
      <text:p text:style-name="Preformatted_20_Text">11791,04/04/2020,Alaska,US,4/4/20 9:38,171.0,5.0,0.0</text:p>
      <text:p text:style-name="Preformatted_20_Text">11792,04/04/2020,Alberta,Canada,4/4/20 9:38,1075.0,18.0,0.0</text:p>
      <text:p text:style-name="Preformatted_20_Text">11793,04/04/2020,Anguilla,UK,4/4/20 9:38,3.0,0.0,0.0</text:p>
      <text:p text:style-name="Preformatted_20_Text">11794,04/04/2020,Anhui,Mainland China,4/4/20 9:38,990.0,6.0,984.0</text:p>
      <text:p text:style-name="Preformatted_20_Text">11795,04/04/2020,Arizona,US,4/4/20 9:38,2187.0,52.0,0.0</text:p>
      <text:p text:style-name="Preformatted_20_Text">11796,04/04/2020,Arkansas,US,4/4/20 9:38,743.0,14.0,0.0</text:p>
      <text:p text:style-name="Preformatted_20_Text">11797,04/04/2020,Aruba,Netherlands,4/4/20 9:38,64.0,0.0,1.0</text:p>
      <text:p text:style-name="Preformatted_20_Text">11798,04/04/2020,Australian Capital Territory,Australia,4/4/20 9:38,93.0,2.0,18.0</text:p>
      <text:p text:style-name="Preformatted_20_Text">11799,04/04/2020,Beijing,Mainland China,4/4/20 9:38,585.0,8.0,438.0</text:p>
      <text:p text:style-name="Preformatted_20_Text">11800,04/04/2020,Bermuda,UK,4/4/20 9:38,35.0,0.0,14.0</text:p>
      <text:p text:style-name="Preformatted_20_Text">11801,04/04/2020,"Bonaire, Sint Eustatius and Saba",Netherlands,4/4/20 9:38,2.0,0.0,0.0</text:p>
      <text:p text:style-name="Preformatted_20_Text">11802,04/04/2020,British Columbia,Canada,4/4/20 9:38,1203.0,38.0,0.0</text:p>
      <text:p text:style-name="Preformatted_20_Text">11803,04/04/2020,British Virgin Islands,UK,4/4/20 9:38,3.0,0.0,0.0</text:p>
      <text:p text:style-name="Preformatted_20_Text">11804,04/04/2020,California,US,4/4/20 9:38,12837.0,289.0,0.0</text:p>
      <text:p text:style-name="Preformatted_20_Text">11805,04/04/2020,Cayman Islands,UK,4/4/20 9:38,35.0,1.0,1.0</text:p>
      <text:p text:style-name="Preformatted_20_Text">11806,04/04/2020,Channel Islands,UK,4/4/20 9:38,262.0,5.0,13.0</text:p>
      <text:p text:style-name="Preformatted_20_Text">11807,04/04/2020,Chongqing,Mainland China,4/4/20 9:38,579.0,6.0,570.0</text:p>
      <text:p text:style-name="Preformatted_20_Text">11808,04/04/2020,Colorado,US,4/4/20 9:38,4188.0,111.0,0.0</text:p>
      <text:p text:style-name="Preformatted_20_Text">11809,04/04/2020,Connecticut,US,4/4/20 9:38,5276.0,165.0,0.0</text:p>
      <text:p text:style-name="Preformatted_20_Text">11810,04/04/2020,Curacao,Netherlands,4/4/20 9:38,11.0,1.0,5.0</text:p>
      <text:p text:style-name="Preformatted_20_Text">11811,04/04/2020,Delaware,US,4/4/20 9:38,593.0,14.0,0.0</text:p>
      <text:p text:style-name="Preformatted_20_Text">11812,04/04/2020,Diamond Princess cruise ship,Canada,4/4/20 9:38,0.0,1.0,0.0</text:p>
      <text:p text:style-name="Preformatted_20_Text">11813,04/04/2020,Diamond Princess cruise ship,US,4/4/20 9:38,49.0,0.0,0.0</text:p>
      <text:p text:style-name="Preformatted_20_Text">11814,04/04/2020,District of Columbia,US,4/4/20 9:38,902.0,21.0,0.0</text:p>
      <text:p text:style-name="Preformatted_20_Text">11815,04/04/2020,Falkland Islands (Islas Malvinas),UK,4/4/20 9:38,1.0,0.0,0.0</text:p>
      <text:p text:style-name="Preformatted_20_Text">11816,04/04/2020,Faroe Islands,Denmark,4/4/20 9:38,181.0,0.0,93.0</text:p>
      <text:p text:style-name="Preformatted_20_Text">11817,04/04/2020,Florida,US,4/4/20 9:38,11537.0,195.0,0.0</text:p>
      <text:p text:style-name="Preformatted_20_Text">11818,04/04/2020,French Guiana,France,4/4/20 9:38,61.0,0.0,22.0</text:p>
      <text:p text:style-name="Preformatted_20_Text">11819,04/04/2020,French Polynesia,France,4/4/20 9:38,40.0,0.0,0.0</text:p>
      <text:p text:style-name="Preformatted_20_Text">11820,04/04/2020,Fujian,Mainland China,4/4/20 9:38,350.0,1.0,301.0</text:p>
      <text:p text:style-name="Preformatted_20_Text">11821,04/04/2020,Gansu,Mainland China,4/4/20 9:38,138.0,2.0,131.0</text:p>
      <text:p text:style-name="Preformatted_20_Text">11822,04/04/2020,Georgia,US,4/4/20 9:38,6160.0,201.0,0.0</text:p>
      <text:p text:style-name="Preformatted_20_Text">11823,04/04/2020,Gibraltar,UK,4/4/20 9:38,98.0,0.0,52.0</text:p>
      <text:p text:style-name="Preformatted_20_Text">11824,04/04/2020,Grand Princess,Canada,4/4/20 9:38,13.0,0.0,0.0</text:p>
      <text:p text:style-name="Preformatted_20_Text">11825,04/04/2020,Grand Princess,US,4/4/20 9:38,103.0,3.0,0.0</text:p>
      <text:p text:style-name="Preformatted_20_Text">11826,04/04/2020,Greenland,Denmark,4/4/20 9:38,11.0,0.0,3.0</text:p>
      <text:p text:style-name="Preformatted_20_Text">11827,04/04/2020,Guadeloupe,France,4/4/20 9:38,134.0,7.0,24.0</text:p>
      <text:p text:style-name="Preformatted_20_Text">11828,04/04/2020,Guam,US,4/4/20 9:38,93.0,4.0,0.0</text:p>
      <text:p text:style-name="Preformatted_20_Text">11829,04/04/2020,Guangdong,Mainland China,4/4/20 9:38,1516.0,8.0,1378.0</text:p>
      <text:p text:style-name="Preformatted_20_Text">11830,04/04/2020,Guangxi,Mainland China,4/4/20 9:38,254.0,2.0,252.0</text:p>
      <text:p text:style-name="Preformatted_20_Text">11831,04/04/2020,Guizhou,Mainland China,4/4/20 9:38,146.0,2.0,144.0</text:p>
      <text:p text:style-name="Preformatted_20_Text">11832,04/04/2020,Hainan,Mainland China,4/4/20 9:38,168.0,6.0,162.0</text:p>
      <text:p text:style-name="Preformatted_20_Text">11833,04/04/2020,Hawaii,US,4/4/20 9:38,351.0,3.0,0.0</text:p>
      <text:p text:style-name="Preformatted_20_Text">11834,04/04/2020,Hebei,Mainland China,4/4/20 9:38,326.0,6.0,310.0</text:p>
      <text:p text:style-name="Preformatted_20_Text">11835,04/04/2020,Heilongjiang,Mainland China,4/4/20 9:38,491.0,13.0,469.0</text:p>
      <text:p text:style-name="Preformatted_20_Text">11836,04/04/2020,Henan,Mainland China,4/4/20 9:38,1276.0,22.0,1251.0</text:p>
      <text:p text:style-name="Preformatted_20_Text">11837,04/04/2020,Hong Kong,Hong Kong,4/4/20 9:38,862.0,4.0,173.0</text:p>
      <text:p text:style-name="Preformatted_20_Text">11838,04/04/2020,Hubei,Mainland China,4/4/20 9:38,67803.0,3207.0,63762.0</text:p>
      <text:p text:style-name="Preformatted_20_Text">11839,04/04/2020,Hunan,Mainland China,4/4/20 9:38,1019.0,4.0,1014.0</text:p>
      <text:p text:style-name="Preformatted_20_Text">11840,04/04/2020,Idaho,US,4/4/20 9:38,1022.0,10.0,0.0</text:p>
      <text:p text:style-name="Preformatted_20_Text">11841,04/04/2020,Illinois,US,4/4/20 9:38,10357.0,244.0,0.0</text:p>
      <text:p text:style-name="Preformatted_20_Text">11842,04/04/2020,Indiana,US,4/4/20 9:38,3953.0,116.0,0.0</text:p>
      <text:p text:style-name="Preformatted_20_Text"><text:soft-page-break/>11843,04/04/2020,Inner Mongolia,Mainland China,4/4/20 9:38,117.0,1.0,74.0</text:p>
      <text:p text:style-name="Preformatted_20_Text">11844,04/04/2020,Iowa,US,4/4/20 9:38,787.0,14.0,0.0</text:p>
      <text:p text:style-name="Preformatted_20_Text">11845,04/04/2020,Isle of Man,UK,4/4/20 9:38,126.0,1.0,0.0</text:p>
      <text:p text:style-name="Preformatted_20_Text">11846,04/04/2020,Jiangsu,Mainland China,4/4/20 9:38,651.0,0.0,632.0</text:p>
      <text:p text:style-name="Preformatted_20_Text">11847,04/04/2020,Jiangxi,Mainland China,4/4/20 9:38,937.0,1.0,935.0</text:p>
      <text:p text:style-name="Preformatted_20_Text">11848,04/04/2020,Jilin,Mainland China,4/4/20 9:38,98.0,1.0,92.0</text:p>
      <text:p text:style-name="Preformatted_20_Text">11849,04/04/2020,Kansas,US,4/4/20 9:38,698.0,21.0,0.0</text:p>
      <text:p text:style-name="Preformatted_20_Text">11850,04/04/2020,Kentucky,US,4/4/20 9:38,917.0,40.0,0.0</text:p>
      <text:p text:style-name="Preformatted_20_Text">11851,04/04/2020,Liaoning,Mainland China,4/4/20 9:38,141.0,2.0,125.0</text:p>
      <text:p text:style-name="Preformatted_20_Text">11852,04/04/2020,Louisiana,US,4/4/20 9:38,12496.0,409.0,0.0</text:p>
      <text:p text:style-name="Preformatted_20_Text">11853,04/04/2020,Macau,Macau,4/4/20 9:38,43.0,0.0,10.0</text:p>
      <text:p text:style-name="Preformatted_20_Text">11854,04/04/2020,Maine,US,4/4/20 9:38,456.0,10.0,0.0</text:p>
      <text:p text:style-name="Preformatted_20_Text">11855,04/04/2020,Manitoba,Canada,4/4/20 9:38,182.0,2.0,0.0</text:p>
      <text:p text:style-name="Preformatted_20_Text">11856,04/04/2020,Martinique,France,4/4/20 9:38,145.0,3.0,27.0</text:p>
      <text:p text:style-name="Preformatted_20_Text">11857,04/04/2020,Maryland,US,4/4/20 9:38,3125.0,54.0,0.0</text:p>
      <text:p text:style-name="Preformatted_20_Text">11858,04/04/2020,Massachusetts,US,4/4/20 9:38,11736.0,216.0,0.0</text:p>
      <text:p text:style-name="Preformatted_20_Text">11859,04/04/2020,Mayotte,France,4/4/20 9:38,134.0,2.0,14.0</text:p>
      <text:p text:style-name="Preformatted_20_Text">11860,04/04/2020,Michigan,US,4/4/20 9:38,14225.0,540.0,0.0</text:p>
      <text:p text:style-name="Preformatted_20_Text">11861,04/04/2020,Minnesota,US,4/4/20 9:38,865.0,24.0,0.0</text:p>
      <text:p text:style-name="Preformatted_20_Text">11862,04/04/2020,Mississippi,US,4/4/20 9:38,1455.0,35.0,0.0</text:p>
      <text:p text:style-name="Preformatted_20_Text">11863,04/04/2020,Missouri,US,4/4/20 9:38,2310.0,33.0,0.0</text:p>
      <text:p text:style-name="Preformatted_20_Text">11864,04/04/2020,Montana,US,4/4/20 9:38,265.0,6.0,0.0</text:p>
      <text:p text:style-name="Preformatted_20_Text">11865,04/04/2020,Montserrat,UK,4/4/20 9:38,6.0,0.0,0.0</text:p>
      <text:p text:style-name="Preformatted_20_Text">11866,04/04/2020,Nebraska,US,4/4/20 9:38,321.0,6.0,0.0</text:p>
      <text:p text:style-name="Preformatted_20_Text">11867,04/04/2020,Nevada,US,4/4/20 9:38,1742.0,46.0,0.0</text:p>
      <text:p text:style-name="Preformatted_20_Text">11868,04/04/2020,New Brunswick,Canada,4/4/20 9:38,91.0,0.0,0.0</text:p>
      <text:p text:style-name="Preformatted_20_Text">11869,04/04/2020,New Caledonia,France,4/4/20 9:38,17.0,0.0,1.0</text:p>
      <text:p text:style-name="Preformatted_20_Text">11870,04/04/2020,New Hampshire,US,4/4/20 9:38,540.0,7.0,0.0</text:p>
      <text:p text:style-name="Preformatted_20_Text">11871,04/04/2020,New Jersey,US,4/4/20 9:38,34124.0,846.0,0.0</text:p>
      <text:p text:style-name="Preformatted_20_Text">11872,04/04/2020,New Mexico,US,4/4/20 9:38,534.0,10.0,0.0</text:p>
      <text:p text:style-name="Preformatted_20_Text">11873,04/04/2020,New South Wales,Australia,4/4/20 9:38,2493.0,12.0,4.0</text:p>
      <text:p text:style-name="Preformatted_20_Text">11874,04/04/2020,New York,US,4/4/20 9:38,113833.0,3565.0,0.0</text:p>
      <text:p text:style-name="Preformatted_20_Text">11875,04/04/2020,Newfoundland and Labrador,Canada,4/4/20 9:38,195.0,1.0,0.0</text:p>
      <text:p text:style-name="Preformatted_20_Text">11876,04/04/2020,Ningxia,Mainland China,4/4/20 9:38,75.0,0.0,75.0</text:p>
      <text:p text:style-name="Preformatted_20_Text">11877,04/04/2020,North Carolina,US,4/4/20 9:38,2486.0,34.0,0.0</text:p>
      <text:p text:style-name="Preformatted_20_Text">11878,04/04/2020,North Dakota,US,4/4/20 9:38,186.0,3.0,0.0</text:p>
      <text:p text:style-name="Preformatted_20_Text">11879,04/04/2020,Northern Mariana Islands,US,4/4/20 9:38,8.0,1.0,0.0</text:p>
      <text:p text:style-name="Preformatted_20_Text">11880,04/04/2020,Northern Territory,Australia,4/4/20 9:38,26.0,0.0,1.0</text:p>
      <text:p text:style-name="Preformatted_20_Text">11881,04/04/2020,Northwest Territories,Canada,4/4/20 9:38,4.0,0.0,0.0</text:p>
      <text:p text:style-name="Preformatted_20_Text">11882,04/04/2020,Nova Scotia,Canada,4/4/20 9:38,236.0,0.0,0.0</text:p>
      <text:p text:style-name="Preformatted_20_Text">11883,04/04/2020,Ohio,US,4/4/20 9:38,3739.0,102.0,0.0</text:p>
      <text:p text:style-name="Preformatted_20_Text">11884,04/04/2020,Oklahoma,US,4/4/20 9:38,1161.0,42.0,0.0</text:p>
      <text:p text:style-name="Preformatted_20_Text">11885,04/04/2020,Ontario,Canada,4/4/20 9:38,3630.0,94.0,0.0</text:p>
      <text:p text:style-name="Preformatted_20_Text">11886,04/04/2020,Oregon,US,4/4/20 9:38,899.0,22.0,0.0</text:p>
      <text:p text:style-name="Preformatted_20_Text">11887,04/04/2020,Pennsylvania,US,4/4/20 9:38,10444.0,136.0,0.0</text:p>
      <text:p text:style-name="Preformatted_20_Text">11888,04/04/2020,Prince Edward Island,Canada,4/4/20 9:38,22.0,0.0,0.0</text:p>
      <text:p text:style-name="Preformatted_20_Text">11889,04/04/2020,Puerto Rico,US,4/4/20 9:38,452.0,18.0,0.0</text:p>
      <text:p text:style-name="Preformatted_20_Text">11890,04/04/2020,Qinghai,Mainland China,4/4/20 9:38,18.0,0.0,18.0</text:p>
      <text:p text:style-name="Preformatted_20_Text">11891,04/04/2020,Quebec,Canada,4/4/20 9:38,6101.0,61.0,0.0</text:p>
      <text:p text:style-name="Preformatted_20_Text">11892,04/04/2020,Queensland,Australia,4/4/20 9:38,900.0,4.0,8.0</text:p>
      <text:p text:style-name="Preformatted_20_Text">11893,04/04/2020,Recovered,Canada,4/4/20 9:38,0.0,0.0,2577.0</text:p>
      <text:p text:style-name="Preformatted_20_Text">11894,04/04/2020,Recovered,US,4/4/20 9:38,0.0,0.0,14652.0</text:p>
      <text:p text:style-name="Preformatted_20_Text">11895,04/04/2020,Reunion,France,4/4/20 9:38,334.0,0.0,40.0</text:p>
      <text:p text:style-name="Preformatted_20_Text">11896,04/04/2020,Rhode Island,US,4/4/20 9:38,806.0,17.0,0.0</text:p>
      <text:p text:style-name="Preformatted_20_Text">11897,04/04/2020,Saint Barthelemy,France,4/4/20 9:38,6.0,0.0,1.0</text:p>
      <text:p text:style-name="Preformatted_20_Text">11898,04/04/2020,Saskatchewan,Canada,4/4/20 9:38,220.0,3.0,0.0</text:p>
      <text:p text:style-name="Preformatted_20_Text">11899,04/04/2020,Shaanxi,Mainland China,4/4/20 9:38,256.0,3.0,245.0</text:p>
      <text:p text:style-name="Preformatted_20_Text">11900,04/04/2020,Shandong,Mainland China,4/4/20 9:38,778.0,7.0,755.0</text:p>
      <text:p text:style-name="Preformatted_20_Text">11901,04/04/2020,Shanghai,Mainland China,4/4/20 9:38,529.0,6.0,356.0</text:p>
      <text:p text:style-name="Preformatted_20_Text">11902,04/04/2020,Shanxi,Mainland China,4/4/20 9:38,137.0,0.0,133.0</text:p>
      <text:p text:style-name="Preformatted_20_Text">11903,04/04/2020,Sichuan,Mainland China,4/4/20 9:38,557.0,3.0,538.0</text:p>
      <text:p text:style-name="Preformatted_20_Text">11904,04/04/2020,Sint Maarten,Netherlands,4/4/20 9:38,23.0,4.0,6.0</text:p>
      <text:p text:style-name="Preformatted_20_Text">11905,04/04/2020,South Australia,Australia,4/4/20 9:38,407.0,0.0,46.0</text:p>
      <text:p text:style-name="Preformatted_20_Text">11906,04/04/2020,South Carolina,US,4/4/20 9:38,1917.0,40.0,0.0</text:p>
      <text:p text:style-name="Preformatted_20_Text"><text:soft-page-break/>11907,04/04/2020,South Dakota,US,4/4/20 9:38,212.0,2.0,0.0</text:p>
      <text:p text:style-name="Preformatted_20_Text">11908,04/04/2020,St Martin,France,4/4/20 9:38,24.0,2.0,5.0</text:p>
      <text:p text:style-name="Preformatted_20_Text">11909,04/04/2020,Tasmania,Australia,4/4/20 9:38,80.0,2.0,5.0</text:p>
      <text:p text:style-name="Preformatted_20_Text">11910,04/04/2020,Tennessee,US,4/4/20 9:38,3322.0,50.0,0.0</text:p>
      <text:p text:style-name="Preformatted_20_Text">11911,04/04/2020,Texas,US,4/4/20 9:38,6567.0,116.0,0.0</text:p>
      <text:p text:style-name="Preformatted_20_Text">11912,04/04/2020,Tianjin,Mainland China,4/4/20 9:38,180.0,3.0,144.0</text:p>
      <text:p text:style-name="Preformatted_20_Text">11913,04/04/2020,Tibet,Mainland China,4/4/20 9:38,1.0,0.0,1.0</text:p>
      <text:p text:style-name="Preformatted_20_Text">11914,04/04/2020,Turks and Caicos Islands,UK,4/4/20 9:38,5.0,0.0,0.0</text:p>
      <text:p text:style-name="Preformatted_20_Text">11915,04/04/2020,Utah,US,4/4/20 9:38,1435.0,8.0,0.0</text:p>
      <text:p text:style-name="Preformatted_20_Text">11916,04/04/2020,Vermont,US,4/4/20 9:38,461.0,20.0,0.0</text:p>
      <text:p text:style-name="Preformatted_20_Text">11917,04/04/2020,Victoria,Australia,4/4/20 9:38,1115.0,8.0,527.0</text:p>
      <text:p text:style-name="Preformatted_20_Text">11918,04/04/2020,Virgin Islands,US,4/4/20 9:38,40.0,0.0,0.0</text:p>
      <text:p text:style-name="Preformatted_20_Text">11919,04/04/2020,Virginia,US,4/4/20 9:38,2407.0,52.0,0.0</text:p>
      <text:p text:style-name="Preformatted_20_Text">11920,04/04/2020,Washington,US,4/4/20 9:38,7247.0,315.0,0.0</text:p>
      <text:p text:style-name="Preformatted_20_Text">11921,04/04/2020,West Virginia,US,4/4/20 9:38,282.0,2.0,0.0</text:p>
      <text:p text:style-name="Preformatted_20_Text">11922,04/04/2020,Western Australia,Australia,4/4/20 9:38,436.0,2.0,92.0</text:p>
      <text:p text:style-name="Preformatted_20_Text">11923,04/04/2020,Wisconsin,US,4/4/20 9:38,2030.0,54.0,0.0</text:p>
      <text:p text:style-name="Preformatted_20_Text">11924,04/04/2020,Wyoming,US,4/4/20 9:38,187.0,0.0,0.0</text:p>
      <text:p text:style-name="Preformatted_20_Text">11925,04/04/2020,Xinjiang,Mainland China,4/4/20 9:38,76.0,3.0,73.0</text:p>
      <text:p text:style-name="Preformatted_20_Text">11926,04/04/2020,Yukon,Canada,4/4/20 9:38,6.0,0.0,0.0</text:p>
      <text:p text:style-name="Preformatted_20_Text">11927,04/04/2020,Yunnan,Mainland China,4/4/20 9:38,184.0,2.0,172.0</text:p>
      <text:p text:style-name="Preformatted_20_Text">11928,04/04/2020,Zhejiang,Mainland China,4/4/20 9:38,1262.0,1.0,1229.0</text:p>
      <text:p text:style-name="Preformatted_20_Text">11929,04/05/2020,,Afghanistan,2020-04-05 23:13:44,349.0,7.0,15.0</text:p>
      <text:p text:style-name="Preformatted_20_Text">11930,04/05/2020,,Albania,2020-04-05 23:13:44,361.0,20.0,104.0</text:p>
      <text:p text:style-name="Preformatted_20_Text">11931,04/05/2020,,Algeria,2020-04-05 23:13:44,1320.0,152.0,90.0</text:p>
      <text:p text:style-name="Preformatted_20_Text">11932,04/05/2020,,Andorra,2020-04-05 23:13:44,501.0,18.0,26.0</text:p>
      <text:p text:style-name="Preformatted_20_Text">11933,04/05/2020,,Angola,2020-04-05 23:13:44,14.0,2.0,2.0</text:p>
      <text:p text:style-name="Preformatted_20_Text">11934,04/05/2020,,Antigua and Barbuda,2020-04-05 23:13:44,15.0,0.0,0.0</text:p>
      <text:p text:style-name="Preformatted_20_Text">11935,04/05/2020,,Argentina,2020-04-05 23:13:44,1451.0,44.0,280.0</text:p>
      <text:p text:style-name="Preformatted_20_Text">11936,04/05/2020,,Armenia,2020-04-05 23:13:44,822.0,7.0,57.0</text:p>
      <text:p text:style-name="Preformatted_20_Text">11937,04/05/2020,,Austria,2020-04-05 23:13:44,12051.0,204.0,2998.0</text:p>
      <text:p text:style-name="Preformatted_20_Text">11938,04/05/2020,,Azerbaijan,2020-04-05 23:13:44,584.0,7.0,32.0</text:p>
      <text:p text:style-name="Preformatted_20_Text">11939,04/05/2020,,Bahamas,2020-04-05 23:13:44,28.0,4.0,0.0</text:p>
      <text:p text:style-name="Preformatted_20_Text">11940,04/05/2020,,Bahrain,2020-04-05 23:13:44,700.0,4.0,431.0</text:p>
      <text:p text:style-name="Preformatted_20_Text">11941,04/05/2020,,Bangladesh,2020-04-05 23:13:44,88.0,9.0,33.0</text:p>
      <text:p text:style-name="Preformatted_20_Text">11942,04/05/2020,,Barbados,2020-04-05 23:13:44,56.0,1.0,6.0</text:p>
      <text:p text:style-name="Preformatted_20_Text">11943,04/05/2020,,Belarus,2020-04-05 23:13:44,562.0,8.0,52.0</text:p>
      <text:p text:style-name="Preformatted_20_Text">11944,04/05/2020,,Belgium,2020-04-05 23:13:44,19691.0,1447.0,3751.0</text:p>
      <text:p text:style-name="Preformatted_20_Text">11945,04/05/2020,,Belize,2020-04-05 23:13:44,5.0,0.0,0.0</text:p>
      <text:p text:style-name="Preformatted_20_Text">11946,04/05/2020,,Benin,2020-04-05 23:13:44,22.0,0.0,5.0</text:p>
      <text:p text:style-name="Preformatted_20_Text">11947,04/05/2020,,Bhutan,2020-04-05 23:13:44,5.0,0.0,2.0</text:p>
      <text:p text:style-name="Preformatted_20_Text">11948,04/05/2020,,Bolivia,2020-04-05 23:13:44,157.0,10.0,2.0</text:p>
      <text:p text:style-name="Preformatted_20_Text">11949,04/05/2020,,Bosnia and Herzegovina,2020-04-05 23:13:44,654.0,23.0,30.0</text:p>
      <text:p text:style-name="Preformatted_20_Text">11950,04/05/2020,,Botswana,2020-04-05 23:13:44,6.0,1.0,0.0</text:p>
      <text:p text:style-name="Preformatted_20_Text">11951,04/05/2020,,Brazil,2020-04-05 23:13:44,11130.0,486.0,127.0</text:p>
      <text:p text:style-name="Preformatted_20_Text">11952,04/05/2020,,Brunei,2020-04-05 23:13:44,135.0,1.0,73.0</text:p>
      <text:p text:style-name="Preformatted_20_Text">11953,04/05/2020,,Bulgaria,2020-04-05 23:13:44,531.0,20.0,37.0</text:p>
      <text:p text:style-name="Preformatted_20_Text">11954,04/05/2020,,Burkina Faso,2020-04-05 23:13:44,345.0,17.0,90.0</text:p>
      <text:p text:style-name="Preformatted_20_Text">11955,04/05/2020,,Burma,2020-04-05 23:13:44,21.0,1.0,0.0</text:p>
      <text:p text:style-name="Preformatted_20_Text">11956,04/05/2020,,Burundi,2020-04-05 23:13:44,3.0,0.0,0.0</text:p>
      <text:p text:style-name="Preformatted_20_Text">11957,04/05/2020,,Cabo Verde,2020-04-05 23:13:44,7.0,1.0,0.0</text:p>
      <text:p text:style-name="Preformatted_20_Text">11958,04/05/2020,,Cambodia,2020-04-05 23:13:44,114.0,0.0,50.0</text:p>
      <text:p text:style-name="Preformatted_20_Text">11959,04/05/2020,,Cameroon,2020-04-05 23:13:44,650.0,9.0,17.0</text:p>
      <text:p text:style-name="Preformatted_20_Text">11960,04/05/2020,,Central African Republic,2020-04-05 23:13:44,8.0,0.0,0.0</text:p>
      <text:p text:style-name="Preformatted_20_Text">11961,04/05/2020,,Chad,2020-04-05 23:13:44,9.0,0.0,0.0</text:p>
      <text:p text:style-name="Preformatted_20_Text">11962,04/05/2020,,Chile,2020-04-05 23:13:44,4471.0,34.0,618.0</text:p>
      <text:p text:style-name="Preformatted_20_Text">11963,04/05/2020,,Colombia,2020-04-05 23:13:44,1485.0,35.0,88.0</text:p>
      <text:p text:style-name="Preformatted_20_Text">11964,04/05/2020,,Congo (Brazzaville),2020-04-05 23:13:44,45.0,5.0,2.0</text:p>
      <text:p text:style-name="Preformatted_20_Text">11965,04/05/2020,,Congo (Kinshasa),2020-04-05 23:13:44,154.0,18.0,3.0</text:p>
      <text:p text:style-name="Preformatted_20_Text">11966,04/05/2020,,Costa Rica,2020-04-05 23:13:44,454.0,2.0,16.0</text:p>
      <text:p text:style-name="Preformatted_20_Text">11967,04/05/2020,,Croatia,2020-04-05 23:13:44,1182.0,15.0,125.0</text:p>
      <text:p text:style-name="Preformatted_20_Text">11968,04/05/2020,,Cuba,2020-04-05 23:13:44,320.0,8.0,15.0</text:p>
      <text:p text:style-name="Preformatted_20_Text">11969,04/05/2020,,Cyprus,2020-04-05 23:13:44,446.0,9.0,37.0</text:p>
      <text:p text:style-name="Preformatted_20_Text">11970,04/05/2020,,Czech Republic,2020-04-05 23:13:44,4587.0,67.0,96.0</text:p>
      <text:p text:style-name="Preformatted_20_Text"><text:soft-page-break/>11971,04/05/2020,,Denmark,2020-04-05 23:13:44,4369.0,179.0,1327.0</text:p>
      <text:p text:style-name="Preformatted_20_Text">11972,04/05/2020,,Diamond Princess,2020-04-05 23:13:44,712.0,11.0,619.0</text:p>
      <text:p text:style-name="Preformatted_20_Text">11973,04/05/2020,,Djibouti,2020-04-05 23:13:44,59.0,0.0,9.0</text:p>
      <text:p text:style-name="Preformatted_20_Text">11974,04/05/2020,,Dominica,2020-04-05 23:13:44,14.0,0.0,0.0</text:p>
      <text:p text:style-name="Preformatted_20_Text">11975,04/05/2020,,Dominican Republic,2020-04-05 23:13:44,1745.0,82.0,17.0</text:p>
      <text:p text:style-name="Preformatted_20_Text">11976,04/05/2020,,Ecuador,2020-04-05 23:13:44,3646.0,180.0,100.0</text:p>
      <text:p text:style-name="Preformatted_20_Text">11977,04/05/2020,,Egypt,2020-04-05 23:13:44,1173.0,78.0,247.0</text:p>
      <text:p text:style-name="Preformatted_20_Text">11978,04/05/2020,,El Salvador,2020-04-05 23:13:44,62.0,3.0,2.0</text:p>
      <text:p text:style-name="Preformatted_20_Text">11979,04/05/2020,,Equatorial Guinea,2020-04-05 23:13:44,16.0,0.0,1.0</text:p>
      <text:p text:style-name="Preformatted_20_Text">11980,04/05/2020,,Eritrea,2020-04-05 23:13:44,29.0,0.0,0.0</text:p>
      <text:p text:style-name="Preformatted_20_Text">11981,04/05/2020,,Estonia,2020-04-05 23:13:44,1097.0,15.0,62.0</text:p>
      <text:p text:style-name="Preformatted_20_Text">11982,04/05/2020,,Eswatini,2020-04-05 23:13:44,9.0,0.0,0.0</text:p>
      <text:p text:style-name="Preformatted_20_Text">11983,04/05/2020,,Ethiopia,2020-04-05 23:13:44,43.0,2.0,4.0</text:p>
      <text:p text:style-name="Preformatted_20_Text">11984,04/05/2020,,Fiji,2020-04-05 23:13:44,12.0,0.0,0.0</text:p>
      <text:p text:style-name="Preformatted_20_Text">11985,04/05/2020,,Finland,2020-04-05 23:13:44,1927.0,28.0,300.0</text:p>
      <text:p text:style-name="Preformatted_20_Text">11986,04/05/2020,,France,2020-04-05 23:13:44,92839.0,8078.0,16183.0</text:p>
      <text:p text:style-name="Preformatted_20_Text">11987,04/05/2020,,Gabon,2020-04-05 23:13:44,21.0,1.0,1.0</text:p>
      <text:p text:style-name="Preformatted_20_Text">11988,04/05/2020,,Gambia,2020-04-05 23:13:44,4.0,1.0,2.0</text:p>
      <text:p text:style-name="Preformatted_20_Text">11989,04/05/2020,,Georgia,2020-04-05 23:13:44,174.0,2.0,36.0</text:p>
      <text:p text:style-name="Preformatted_20_Text">11990,04/05/2020,,Germany,2020-04-05 23:13:44,100123.0,1584.0,28700.0</text:p>
      <text:p text:style-name="Preformatted_20_Text">11991,04/05/2020,,Ghana,2020-04-05 23:13:44,214.0,5.0,31.0</text:p>
      <text:p text:style-name="Preformatted_20_Text">11992,04/05/2020,,Greece,2020-04-05 23:13:44,1735.0,73.0,78.0</text:p>
      <text:p text:style-name="Preformatted_20_Text">11993,04/05/2020,,Grenada,2020-04-05 23:13:44,12.0,0.0,0.0</text:p>
      <text:p text:style-name="Preformatted_20_Text">11994,04/05/2020,,Guatemala,2020-04-05 23:13:44,61.0,2.0,15.0</text:p>
      <text:p text:style-name="Preformatted_20_Text">11995,04/05/2020,,Guinea,2020-04-05 23:13:44,121.0,0.0,5.0</text:p>
      <text:p text:style-name="Preformatted_20_Text">11996,04/05/2020,,Guinea-Bissau,2020-04-05 23:13:44,18.0,0.0,0.0</text:p>
      <text:p text:style-name="Preformatted_20_Text">11997,04/05/2020,,Guyana,2020-04-05 23:13:44,24.0,4.0,0.0</text:p>
      <text:p text:style-name="Preformatted_20_Text">11998,04/05/2020,,Haiti,2020-04-05 23:13:44,21.0,1.0,1.0</text:p>
      <text:p text:style-name="Preformatted_20_Text">11999,04/05/2020,,Holy See,2020-04-05 23:13:44,7.0,0.0,0.0</text:p>
      <text:p text:style-name="Preformatted_20_Text">12000,04/05/2020,,Honduras,2020-04-05 23:13:44,268.0,22.0,6.0</text:p>
      <text:p text:style-name="Preformatted_20_Text">12001,04/05/2020,,Hungary,2020-04-05 23:13:44,733.0,34.0,66.0</text:p>
      <text:p text:style-name="Preformatted_20_Text">12002,04/05/2020,,Iceland,2020-04-05 23:13:44,1486.0,4.0,428.0</text:p>
      <text:p text:style-name="Preformatted_20_Text">12003,04/05/2020,,India,2020-04-05 23:13:44,3588.0,99.0,229.0</text:p>
      <text:p text:style-name="Preformatted_20_Text">12004,04/05/2020,,Indonesia,2020-04-05 23:13:44,2273.0,198.0,164.0</text:p>
      <text:p text:style-name="Preformatted_20_Text">12005,04/05/2020,,Iran,2020-04-05 23:13:44,58226.0,3603.0,19736.0</text:p>
      <text:p text:style-name="Preformatted_20_Text">12006,04/05/2020,,Iraq,2020-04-05 23:13:44,961.0,61.0,279.0</text:p>
      <text:p text:style-name="Preformatted_20_Text">12007,04/05/2020,,Ireland,2020-04-05 23:13:44,4994.0,158.0,25.0</text:p>
      <text:p text:style-name="Preformatted_20_Text">12008,04/05/2020,,Israel,2020-04-05 23:13:44,8430.0,49.0,477.0</text:p>
      <text:p text:style-name="Preformatted_20_Text">12009,04/05/2020,,Italy,2020-04-05 23:13:44,128948.0,15887.0,21815.0</text:p>
      <text:p text:style-name="Preformatted_20_Text">12010,04/05/2020,,Ivory Coast,2020-04-05 23:13:44,261.0,3.0,37.0</text:p>
      <text:p text:style-name="Preformatted_20_Text">12011,04/05/2020,,Jamaica,2020-04-05 23:13:44,58.0,3.0,8.0</text:p>
      <text:p text:style-name="Preformatted_20_Text">12012,04/05/2020,,Japan,2020-04-05 23:13:44,3139.0,77.0,514.0</text:p>
      <text:p text:style-name="Preformatted_20_Text">12013,04/05/2020,,Jordan,2020-04-05 23:13:44,345.0,5.0,110.0</text:p>
      <text:p text:style-name="Preformatted_20_Text">12014,04/05/2020,,Kazakhstan,2020-04-05 23:13:44,584.0,6.0,42.0</text:p>
      <text:p text:style-name="Preformatted_20_Text">12015,04/05/2020,,Kenya,2020-04-05 23:13:44,142.0,4.0,4.0</text:p>
      <text:p text:style-name="Preformatted_20_Text">12016,04/05/2020,,Kosovo,2020-04-05 23:13:44,145.0,1.0,23.0</text:p>
      <text:p text:style-name="Preformatted_20_Text">12017,04/05/2020,,Kuwait,2020-04-05 23:13:44,556.0,1.0,99.0</text:p>
      <text:p text:style-name="Preformatted_20_Text">12018,04/05/2020,,Kyrgyzstan,2020-04-05 23:13:44,147.0,1.0,9.0</text:p>
      <text:p text:style-name="Preformatted_20_Text">12019,04/05/2020,,Laos,2020-04-05 23:13:44,11.0,0.0,0.0</text:p>
      <text:p text:style-name="Preformatted_20_Text">12020,04/05/2020,,Latvia,2020-04-05 23:13:44,533.0,1.0,1.0</text:p>
      <text:p text:style-name="Preformatted_20_Text">12021,04/05/2020,,Lebanon,2020-04-05 23:13:44,527.0,18.0,54.0</text:p>
      <text:p text:style-name="Preformatted_20_Text">12022,04/05/2020,,Liberia,2020-04-05 23:13:44,13.0,3.0,3.0</text:p>
      <text:p text:style-name="Preformatted_20_Text">12023,04/05/2020,,Libya,2020-04-05 23:13:44,18.0,1.0,0.0</text:p>
      <text:p text:style-name="Preformatted_20_Text">12024,04/05/2020,,Liechtenstein,2020-04-05 23:13:44,77.0,1.0,0.0</text:p>
      <text:p text:style-name="Preformatted_20_Text">12025,04/05/2020,,Lithuania,2020-04-05 23:13:44,811.0,13.0,7.0</text:p>
      <text:p text:style-name="Preformatted_20_Text">12026,04/05/2020,,Luxembourg,2020-04-05 23:13:44,2804.0,36.0,500.0</text:p>
      <text:p text:style-name="Preformatted_20_Text">12027,04/05/2020,,MS Zaandam,2020-04-05 23:13:44,9.0,2.0,0.0</text:p>
      <text:p text:style-name="Preformatted_20_Text">12028,04/05/2020,,Madagascar,2020-04-05 23:13:44,72.0,0.0,2.0</text:p>
      <text:p text:style-name="Preformatted_20_Text">12029,04/05/2020,,Malawi,2020-04-05 23:13:44,4.0,0.0,0.0</text:p>
      <text:p text:style-name="Preformatted_20_Text">12030,04/05/2020,,Malaysia,2020-04-05 23:13:44,3662.0,61.0,1005.0</text:p>
      <text:p text:style-name="Preformatted_20_Text">12031,04/05/2020,,Maldives,2020-04-05 23:13:44,19.0,0.0,13.0</text:p>
      <text:p text:style-name="Preformatted_20_Text">12032,04/05/2020,,Mali,2020-04-05 23:13:44,45.0,5.0,1.0</text:p>
      <text:p text:style-name="Preformatted_20_Text">12033,04/05/2020,,Malta,2020-04-05 23:13:44,227.0,0.0,5.0</text:p>
      <text:p text:style-name="Preformatted_20_Text">12034,04/05/2020,,Mauritania,2020-04-05 23:13:44,6.0,1.0,2.0</text:p>
      <text:p text:style-name="Preformatted_20_Text"><text:soft-page-break/>12035,04/05/2020,,Mauritius,2020-04-05 23:13:44,227.0,7.0,7.0</text:p>
      <text:p text:style-name="Preformatted_20_Text">12036,04/05/2020,,Mexico,2020-04-05 23:13:44,1890.0,79.0,633.0</text:p>
      <text:p text:style-name="Preformatted_20_Text">12037,04/05/2020,,Moldova,2020-04-05 23:13:44,864.0,15.0,30.0</text:p>
      <text:p text:style-name="Preformatted_20_Text">12038,04/05/2020,,Monaco,2020-04-05 23:13:44,73.0,1.0,3.0</text:p>
      <text:p text:style-name="Preformatted_20_Text">12039,04/05/2020,,Mongolia,2020-04-05 23:13:44,14.0,0.0,2.0</text:p>
      <text:p text:style-name="Preformatted_20_Text">12040,04/05/2020,,Montenegro,2020-04-05 23:13:44,214.0,2.0,1.0</text:p>
      <text:p text:style-name="Preformatted_20_Text">12041,04/05/2020,,Morocco,2020-04-05 23:13:44,1021.0,70.0,76.0</text:p>
      <text:p text:style-name="Preformatted_20_Text">12042,04/05/2020,,Mozambique,2020-04-05 23:13:44,10.0,0.0,1.0</text:p>
      <text:p text:style-name="Preformatted_20_Text">12043,04/05/2020,,Namibia,2020-04-05 23:13:44,16.0,0.0,3.0</text:p>
      <text:p text:style-name="Preformatted_20_Text">12044,04/05/2020,,Nepal,2020-04-05 23:13:44,9.0,0.0,1.0</text:p>
      <text:p text:style-name="Preformatted_20_Text">12045,04/05/2020,,Netherlands,2020-04-05 23:13:44,17851.0,1766.0,250.0</text:p>
      <text:p text:style-name="Preformatted_20_Text">12046,04/05/2020,,New Zealand,2020-04-05 23:13:44,1039.0,1.0,156.0</text:p>
      <text:p text:style-name="Preformatted_20_Text">12047,04/05/2020,,Nicaragua,2020-04-05 23:13:44,6.0,1.0,0.0</text:p>
      <text:p text:style-name="Preformatted_20_Text">12048,04/05/2020,,Niger,2020-04-05 23:13:44,184.0,10.0,13.0</text:p>
      <text:p text:style-name="Preformatted_20_Text">12049,04/05/2020,,Nigeria,2020-04-05 23:13:44,232.0,5.0,33.0</text:p>
      <text:p text:style-name="Preformatted_20_Text">12050,04/05/2020,,North Macedonia,2020-04-05 23:13:44,555.0,18.0,23.0</text:p>
      <text:p text:style-name="Preformatted_20_Text">12051,04/05/2020,,Norway,2020-04-05 23:13:44,5687.0,71.0,32.0</text:p>
      <text:p text:style-name="Preformatted_20_Text">12052,04/05/2020,,Oman,2020-04-05 23:13:44,298.0,2.0,61.0</text:p>
      <text:p text:style-name="Preformatted_20_Text">12053,04/05/2020,,Pakistan,2020-04-05 23:13:44,3157.0,47.0,211.0</text:p>
      <text:p text:style-name="Preformatted_20_Text">12054,04/05/2020,,Panama,2020-04-05 23:13:44,1801.0,46.0,13.0</text:p>
      <text:p text:style-name="Preformatted_20_Text">12055,04/05/2020,,Papua New Guinea,2020-04-05 23:13:44,1.0,0.0,0.0</text:p>
      <text:p text:style-name="Preformatted_20_Text">12056,04/05/2020,,Paraguay,2020-04-05 23:13:44,104.0,3.0,12.0</text:p>
      <text:p text:style-name="Preformatted_20_Text">12057,04/05/2020,,Peru,2020-04-05 23:13:44,2281.0,83.0,989.0</text:p>
      <text:p text:style-name="Preformatted_20_Text">12058,04/05/2020,,Philippines,2020-04-05 23:13:44,3246.0,152.0,64.0</text:p>
      <text:p text:style-name="Preformatted_20_Text">12059,04/05/2020,,Poland,2020-04-05 23:13:44,4102.0,94.0,134.0</text:p>
      <text:p text:style-name="Preformatted_20_Text">12060,04/05/2020,,Portugal,2020-04-05 23:13:44,11278.0,295.0,75.0</text:p>
      <text:p text:style-name="Preformatted_20_Text">12061,04/05/2020,,Qatar,2020-04-05 23:13:44,1604.0,4.0,123.0</text:p>
      <text:p text:style-name="Preformatted_20_Text">12062,04/05/2020,,Romania,2020-04-05 23:13:44,3864.0,151.0,374.0</text:p>
      <text:p text:style-name="Preformatted_20_Text">12063,04/05/2020,,Russia,2020-04-05 23:13:44,5389.0,45.0,355.0</text:p>
      <text:p text:style-name="Preformatted_20_Text">12064,04/05/2020,,Rwanda,2020-04-05 23:13:44,104.0,0.0,4.0</text:p>
      <text:p text:style-name="Preformatted_20_Text">12065,04/05/2020,,Saint Kitts and Nevis,2020-04-05 23:13:44,10.0,0.0,0.0</text:p>
      <text:p text:style-name="Preformatted_20_Text">12066,04/05/2020,,Saint Lucia,2020-04-05 23:13:44,14.0,0.0,1.0</text:p>
      <text:p text:style-name="Preformatted_20_Text">12067,04/05/2020,,Saint Vincent and the Grenadines,2020-04-05 23:13:44,7.0,0.0,1.0</text:p>
      <text:p text:style-name="Preformatted_20_Text">12068,04/05/2020,,San Marino,2020-04-05 23:13:44,266.0,32.0,35.0</text:p>
      <text:p text:style-name="Preformatted_20_Text">12069,04/05/2020,,Saudi Arabia,2020-04-05 23:13:44,2402.0,34.0,488.0</text:p>
      <text:p text:style-name="Preformatted_20_Text">12070,04/05/2020,,Senegal,2020-04-05 23:13:44,222.0,2.0,82.0</text:p>
      <text:p text:style-name="Preformatted_20_Text">12071,04/05/2020,,Serbia,2020-04-05 23:13:44,1908.0,51.0,0.0</text:p>
      <text:p text:style-name="Preformatted_20_Text">12072,04/05/2020,,Seychelles,2020-04-05 23:13:44,10.0,0.0,0.0</text:p>
      <text:p text:style-name="Preformatted_20_Text">12073,04/05/2020,,Sierra Leone,2020-04-05 23:13:44,6.0,0.0,0.0</text:p>
      <text:p text:style-name="Preformatted_20_Text">12074,04/05/2020,,Singapore,2020-04-05 23:13:44,1309.0,6.0,320.0</text:p>
      <text:p text:style-name="Preformatted_20_Text">12075,04/05/2020,,Slovakia,2020-04-05 23:13:44,485.0,1.0,10.0</text:p>
      <text:p text:style-name="Preformatted_20_Text">12076,04/05/2020,,Slovenia,2020-04-05 23:13:44,997.0,28.0,79.0</text:p>
      <text:p text:style-name="Preformatted_20_Text">12077,04/05/2020,,Somalia,2020-04-05 23:13:44,7.0,0.0,1.0</text:p>
      <text:p text:style-name="Preformatted_20_Text">12078,04/05/2020,,South Africa,2020-04-05 23:13:44,1655.0,11.0,95.0</text:p>
      <text:p text:style-name="Preformatted_20_Text">12079,04/05/2020,,South Korea,2020-04-05 23:13:44,10237.0,183.0,6463.0</text:p>
      <text:p text:style-name="Preformatted_20_Text">12080,04/05/2020,,South Sudan,2020-04-05 23:13:44,1.0,0.0,0.0</text:p>
      <text:p text:style-name="Preformatted_20_Text">12081,04/05/2020,,Spain,2020-04-05 23:13:44,131646.0,12641.0,38080.0</text:p>
      <text:p text:style-name="Preformatted_20_Text">12082,04/05/2020,,Sri Lanka,2020-04-05 23:13:44,176.0,5.0,33.0</text:p>
      <text:p text:style-name="Preformatted_20_Text">12083,04/05/2020,,Sudan,2020-04-05 23:13:44,12.0,2.0,2.0</text:p>
      <text:p text:style-name="Preformatted_20_Text">12084,04/05/2020,,Suriname,2020-04-05 23:13:44,10.0,1.0,0.0</text:p>
      <text:p text:style-name="Preformatted_20_Text">12085,04/05/2020,,Sweden,2020-04-05 23:13:44,6830.0,401.0,205.0</text:p>
      <text:p text:style-name="Preformatted_20_Text">12086,04/05/2020,,Switzerland,2020-04-05 23:13:44,21100.0,715.0,6415.0</text:p>
      <text:p text:style-name="Preformatted_20_Text">12087,04/05/2020,,Syria,2020-04-05 23:13:44,19.0,2.0,2.0</text:p>
      <text:p text:style-name="Preformatted_20_Text">12088,04/05/2020,,Taiwan,2020-04-05 23:13:44,363.0,5.0,50.0</text:p>
      <text:p text:style-name="Preformatted_20_Text">12089,04/05/2020,,Tanzania,2020-04-05 23:13:44,22.0,1.0,3.0</text:p>
      <text:p text:style-name="Preformatted_20_Text">12090,04/05/2020,,Thailand,2020-04-05 23:13:44,2169.0,23.0,793.0</text:p>
      <text:p text:style-name="Preformatted_20_Text">12091,04/05/2020,,Timor-Leste,2020-04-05 23:13:44,1.0,0.0,0.0</text:p>
      <text:p text:style-name="Preformatted_20_Text">12092,04/05/2020,,Togo,2020-04-05 23:13:44,44.0,3.0,20.0</text:p>
      <text:p text:style-name="Preformatted_20_Text">12093,04/05/2020,,Trinidad and Tobago,2020-04-05 23:13:44,104.0,7.0,1.0</text:p>
      <text:p text:style-name="Preformatted_20_Text">12094,04/05/2020,,Tunisia,2020-04-05 23:13:44,574.0,22.0,5.0</text:p>
      <text:p text:style-name="Preformatted_20_Text">12095,04/05/2020,,Turkey,2020-04-05 23:13:44,27069.0,574.0,1042.0</text:p>
      <text:p text:style-name="Preformatted_20_Text">12096,04/05/2020,,UK,2020-04-05 23:13:44,47806.0,4934.0,135.0</text:p>
      <text:p text:style-name="Preformatted_20_Text">12097,04/05/2020,,Uganda,2020-04-05 23:13:44,52.0,0.0,0.0</text:p>
      <text:p text:style-name="Preformatted_20_Text"><text:soft-page-break/>12098,04/05/2020,,Ukraine,2020-04-05 23:13:44,1308.0,37.0,28.0</text:p>
      <text:p text:style-name="Preformatted_20_Text">12099,04/05/2020,,United Arab Emirates,2020-04-05 23:13:44,1799.0,10.0,144.0</text:p>
      <text:p text:style-name="Preformatted_20_Text">12100,04/05/2020,,Uruguay,2020-04-05 23:13:44,400.0,5.0,93.0</text:p>
      <text:p text:style-name="Preformatted_20_Text">12101,04/05/2020,,Uzbekistan,2020-04-05 23:13:44,342.0,2.0,30.0</text:p>
      <text:p text:style-name="Preformatted_20_Text">12102,04/05/2020,,Venezuela,2020-04-05 23:13:44,159.0,7.0,52.0</text:p>
      <text:p text:style-name="Preformatted_20_Text">12103,04/05/2020,,Vietnam,2020-04-05 23:13:44,241.0,0.0,90.0</text:p>
      <text:p text:style-name="Preformatted_20_Text">12104,04/05/2020,,West Bank and Gaza,2020-04-05 23:13:44,237.0,1.0,25.0</text:p>
      <text:p text:style-name="Preformatted_20_Text">12105,04/05/2020,,Western Sahara,2020-04-05 23:13:44,4.0,0.0,0.0</text:p>
      <text:p text:style-name="Preformatted_20_Text">12106,04/05/2020,,Zambia,2020-04-05 23:13:44,39.0,1.0,3.0</text:p>
      <text:p text:style-name="Preformatted_20_Text">12107,04/05/2020,,Zimbabwe,2020-04-05 23:13:44,9.0,1.0,0.0</text:p>
      <text:p text:style-name="Preformatted_20_Text">12108,04/05/2020,Alabama,US,2020-04-05 23:13:44,1765.0,45.0,0.0</text:p>
      <text:p text:style-name="Preformatted_20_Text">12109,04/05/2020,Alaska,US,2020-04-05 23:13:44,185.0,6.0,0.0</text:p>
      <text:p text:style-name="Preformatted_20_Text">12110,04/05/2020,Alberta,Canada,2020-04-05 23:13:44,1181.0,20.0,0.0</text:p>
      <text:p text:style-name="Preformatted_20_Text">12111,04/05/2020,Anguilla,UK,2020-04-05 23:13:44,3.0,0.0,0.0</text:p>
      <text:p text:style-name="Preformatted_20_Text">12112,04/05/2020,Anhui,Mainland China,2020-04-05 23:13:44,990.0,6.0,984.0</text:p>
      <text:p text:style-name="Preformatted_20_Text">12113,04/05/2020,Arizona,US,2020-04-05 23:13:44,2486.0,64.0,0.0</text:p>
      <text:p text:style-name="Preformatted_20_Text">12114,04/05/2020,Arkansas,US,2020-04-05 23:13:44,837.0,16.0,0.0</text:p>
      <text:p text:style-name="Preformatted_20_Text">12115,04/05/2020,Aruba,Netherlands,2020-04-05 23:13:44,64.0,0.0,1.0</text:p>
      <text:p text:style-name="Preformatted_20_Text">12116,04/05/2020,Australian Capital Territory,Australia,2020-04-05 23:13:44,96.0,2.0,28.0</text:p>
      <text:p text:style-name="Preformatted_20_Text">12117,04/05/2020,Beijing,Mainland China,2020-04-05 23:13:44,586.0,8.0,441.0</text:p>
      <text:p text:style-name="Preformatted_20_Text">12118,04/05/2020,Bermuda,UK,2020-04-05 23:13:44,37.0,0.0,14.0</text:p>
      <text:p text:style-name="Preformatted_20_Text">12119,04/05/2020,"Bonaire, Sint Eustatius and Saba",Netherlands,2020-04-05 23:13:44,2.0,0.0,0.0</text:p>
      <text:p text:style-name="Preformatted_20_Text">12120,04/05/2020,British Columbia,Canada,2020-04-05 23:13:44,1203.0,38.0,0.0</text:p>
      <text:p text:style-name="Preformatted_20_Text">12121,04/05/2020,British Virgin Islands,UK,2020-04-05 23:13:44,3.0,0.0,0.0</text:p>
      <text:p text:style-name="Preformatted_20_Text">12122,04/05/2020,California,US,2020-04-05 23:13:44,15034.0,348.0,0.0</text:p>
      <text:p text:style-name="Preformatted_20_Text">12123,04/05/2020,Cayman Islands,UK,2020-04-05 23:13:44,35.0,1.0,1.0</text:p>
      <text:p text:style-name="Preformatted_20_Text">12124,04/05/2020,Channel Islands,UK,2020-04-05 23:13:44,309.0,6.0,27.0</text:p>
      <text:p text:style-name="Preformatted_20_Text">12125,04/05/2020,Chongqing,Mainland China,2020-04-05 23:13:44,579.0,6.0,570.0</text:p>
      <text:p text:style-name="Preformatted_20_Text">12126,04/05/2020,Colorado,US,2020-04-05 23:13:44,4950.0,140.0,0.0</text:p>
      <text:p text:style-name="Preformatted_20_Text">12127,04/05/2020,Connecticut,US,2020-04-05 23:13:44,5675.0,189.0,0.0</text:p>
      <text:p text:style-name="Preformatted_20_Text">12128,04/05/2020,Curacao,Netherlands,2020-04-05 23:13:44,11.0,1.0,5.0</text:p>
      <text:p text:style-name="Preformatted_20_Text">12129,04/05/2020,Delaware,US,2020-04-05 23:13:44,673.0,14.0,0.0</text:p>
      <text:p text:style-name="Preformatted_20_Text">12130,04/05/2020,Diamond Princess cruise ship,Canada,2020-04-05 23:13:44,0.0,1.0,0.0</text:p>
      <text:p text:style-name="Preformatted_20_Text">12131,04/05/2020,Diamond Princess cruise ship,US,2020-04-05 23:13:44,49.0,0.0,0.0</text:p>
      <text:p text:style-name="Preformatted_20_Text">12132,04/05/2020,District of Columbia,US,2020-04-05 23:13:44,1002.0,22.0,0.0</text:p>
      <text:p text:style-name="Preformatted_20_Text">12133,04/05/2020,Falkland Islands (Islas Malvinas),UK,2020-04-05 23:13:44,2.0,0.0,0.0</text:p>
      <text:p text:style-name="Preformatted_20_Text">12134,04/05/2020,Faroe Islands,Denmark,2020-04-05 23:13:44,181.0,0.0,99.0</text:p>
      <text:p text:style-name="Preformatted_20_Text">12135,04/05/2020,Florida,US,2020-04-05 23:13:44,12350.0,221.0,0.0</text:p>
      <text:p text:style-name="Preformatted_20_Text">12136,04/05/2020,French Guiana,France,2020-04-05 23:13:44,61.0,0.0,22.0</text:p>
      <text:p text:style-name="Preformatted_20_Text">12137,04/05/2020,French Polynesia,France,2020-04-05 23:13:44,41.0,0.0,0.0</text:p>
      <text:p text:style-name="Preformatted_20_Text">12138,04/05/2020,Fujian,Mainland China,2020-04-05 23:13:44,350.0,1.0,303.0</text:p>
      <text:p text:style-name="Preformatted_20_Text">12139,04/05/2020,Gansu,Mainland China,2020-04-05 23:13:44,138.0,2.0,131.0</text:p>
      <text:p text:style-name="Preformatted_20_Text">12140,04/05/2020,Georgia,US,2020-04-05 23:13:44,6647.0,211.0,0.0</text:p>
      <text:p text:style-name="Preformatted_20_Text">12141,04/05/2020,Gibraltar,UK,2020-04-05 23:13:44,103.0,0.0,52.0</text:p>
      <text:p text:style-name="Preformatted_20_Text">12142,04/05/2020,Grand Princess,Canada,2020-04-05 23:13:44,13.0,0.0,0.0</text:p>
      <text:p text:style-name="Preformatted_20_Text">12143,04/05/2020,Grand Princess,US,2020-04-05 23:13:44,103.0,3.0,0.0</text:p>
      <text:p text:style-name="Preformatted_20_Text">12144,04/05/2020,Greenland,Denmark,2020-04-05 23:13:44,11.0,0.0,3.0</text:p>
      <text:p text:style-name="Preformatted_20_Text">12145,04/05/2020,Guadeloupe,France,2020-04-05 23:13:44,135.0,7.0,31.0</text:p>
      <text:p text:style-name="Preformatted_20_Text">12146,04/05/2020,Guam,US,2020-04-05 23:13:44,112.0,4.0,0.0</text:p>
      <text:p text:style-name="Preformatted_20_Text">12147,04/05/2020,Guangdong,Mainland China,2020-04-05 23:13:44,1524.0,8.0,1387.0</text:p>
      <text:p text:style-name="Preformatted_20_Text">12148,04/05/2020,Guangxi,Mainland China,2020-04-05 23:13:44,254.0,2.0,252.0</text:p>
      <text:p text:style-name="Preformatted_20_Text">12149,04/05/2020,Guizhou,Mainland China,2020-04-05 23:13:44,146.0,2.0,144.0</text:p>
      <text:p text:style-name="Preformatted_20_Text">12150,04/05/2020,Hainan,Mainland China,2020-04-05 23:13:44,168.0,6.0,162.0</text:p>
      <text:p text:style-name="Preformatted_20_Text">12151,04/05/2020,Hawaii,US,2020-04-05 23:13:44,371.0,4.0,0.0</text:p>
      <text:p text:style-name="Preformatted_20_Text">12152,04/05/2020,Hebei,Mainland China,2020-04-05 23:13:44,327.0,6.0,310.0</text:p>
      <text:p text:style-name="Preformatted_20_Text">12153,04/05/2020,Heilongjiang,Mainland China,2020-04-05 23:13:44,504.0,13.0,469.0</text:p>
      <text:p text:style-name="Preformatted_20_Text">12154,04/05/2020,Henan,Mainland China,2020-04-05 23:13:44,1276.0,22.0,1251.0</text:p>
      <text:p text:style-name="Preformatted_20_Text">12155,04/05/2020,Hong Kong,Hong Kong,2020-04-05 23:13:44,890.0,4.0,206.0</text:p>
      <text:p text:style-name="Preformatted_20_Text"><text:soft-page-break/>12156,04/05/2020,Hubei,Mainland China,2020-04-05 23:13:44,67803.0,3210.0,63945.0</text:p>
      <text:p text:style-name="Preformatted_20_Text">12157,04/05/2020,Hunan,Mainland China,2020-04-05 23:13:44,1019.0,4.0,1014.0</text:p>
      <text:p text:style-name="Preformatted_20_Text">12158,04/05/2020,Idaho,US,2020-04-05 23:13:44,1078.0,10.0,0.0</text:p>
      <text:p text:style-name="Preformatted_20_Text">12159,04/05/2020,Illinois,US,2020-04-05 23:13:44,11259.0,274.0,0.0</text:p>
      <text:p text:style-name="Preformatted_20_Text">12160,04/05/2020,Indiana,US,2020-04-05 23:13:44,4411.0,127.0,0.0</text:p>
      <text:p text:style-name="Preformatted_20_Text">12161,04/05/2020,Inner Mongolia,Mainland China,2020-04-05 23:13:44,117.0,1.0,74.0</text:p>
      <text:p text:style-name="Preformatted_20_Text">12162,04/05/2020,Iowa,US,2020-04-05 23:13:44,869.0,18.0,0.0</text:p>
      <text:p text:style-name="Preformatted_20_Text">12163,04/05/2020,Isle of Man,UK,2020-04-05 23:13:44,127.0,1.0,0.0</text:p>
      <text:p text:style-name="Preformatted_20_Text">12164,04/05/2020,Jiangsu,Mainland China,2020-04-05 23:13:44,651.0,0.0,633.0</text:p>
      <text:p text:style-name="Preformatted_20_Text">12165,04/05/2020,Jiangxi,Mainland China,2020-04-05 23:13:44,937.0,1.0,935.0</text:p>
      <text:p text:style-name="Preformatted_20_Text">12166,04/05/2020,Jilin,Mainland China,2020-04-05 23:13:44,98.0,1.0,92.0</text:p>
      <text:p text:style-name="Preformatted_20_Text">12167,04/05/2020,Kansas,US,2020-04-05 23:13:44,751.0,22.0,0.0</text:p>
      <text:p text:style-name="Preformatted_20_Text">12168,04/05/2020,Kentucky,US,2020-04-05 23:13:44,955.0,45.0,0.0</text:p>
      <text:p text:style-name="Preformatted_20_Text">12169,04/05/2020,Liaoning,Mainland China,2020-04-05 23:13:44,142.0,2.0,126.0</text:p>
      <text:p text:style-name="Preformatted_20_Text">12170,04/05/2020,Louisiana,US,2020-04-05 23:13:44,13010.0,477.0,0.0</text:p>
      <text:p text:style-name="Preformatted_20_Text">12171,04/05/2020,Macau,Macau,2020-04-05 23:13:44,44.0,0.0,10.0</text:p>
      <text:p text:style-name="Preformatted_20_Text">12172,04/05/2020,Maine,US,2020-04-05 23:13:44,470.0,10.0,0.0</text:p>
      <text:p text:style-name="Preformatted_20_Text">12173,04/05/2020,Manitoba,Canada,2020-04-05 23:13:44,203.0,2.0,0.0</text:p>
      <text:p text:style-name="Preformatted_20_Text">12174,04/05/2020,Martinique,France,2020-04-05 23:13:44,149.0,4.0,50.0</text:p>
      <text:p text:style-name="Preformatted_20_Text">12175,04/05/2020,Maryland,US,2020-04-05 23:13:44,3617.0,67.0,0.0</text:p>
      <text:p text:style-name="Preformatted_20_Text">12176,04/05/2020,Massachusetts,US,2020-04-05 23:13:44,12500.0,231.0,0.0</text:p>
      <text:p text:style-name="Preformatted_20_Text">12177,04/05/2020,Mayotte,France,2020-04-05 23:13:44,147.0,2.0,14.0</text:p>
      <text:p text:style-name="Preformatted_20_Text">12178,04/05/2020,Michigan,US,2020-04-05 23:13:44,15718.0,617.0,0.0</text:p>
      <text:p text:style-name="Preformatted_20_Text">12179,04/05/2020,Minnesota,US,2020-04-05 23:13:44,935.0,29.0,0.0</text:p>
      <text:p text:style-name="Preformatted_20_Text">12180,04/05/2020,Mississippi,US,2020-04-05 23:13:44,1638.0,43.0,0.0</text:p>
      <text:p text:style-name="Preformatted_20_Text">12181,04/05/2020,Missouri,US,2020-04-05 23:13:44,2347.0,44.0,0.0</text:p>
      <text:p text:style-name="Preformatted_20_Text">12182,04/05/2020,Montana,US,2020-04-05 23:13:44,286.0,6.0,0.0</text:p>
      <text:p text:style-name="Preformatted_20_Text">12183,04/05/2020,Montserrat,UK,2020-04-05 23:13:44,6.0,0.0,0.0</text:p>
      <text:p text:style-name="Preformatted_20_Text">12184,04/05/2020,Nebraska,US,2020-04-05 23:13:44,364.0,8.0,0.0</text:p>
      <text:p text:style-name="Preformatted_20_Text">12185,04/05/2020,Nevada,US,2020-04-05 23:13:44,1855.0,46.0,0.0</text:p>
      <text:p text:style-name="Preformatted_20_Text">12186,04/05/2020,New Brunswick,Canada,2020-04-05 23:13:44,98.0,0.0,0.0</text:p>
      <text:p text:style-name="Preformatted_20_Text">12187,04/05/2020,New Caledonia,France,2020-04-05 23:13:44,18.0,0.0,1.0</text:p>
      <text:p text:style-name="Preformatted_20_Text">12188,04/05/2020,New Hampshire,US,2020-04-05 23:13:44,621.0,9.0,0.0</text:p>
      <text:p text:style-name="Preformatted_20_Text">12189,04/05/2020,New Jersey,US,2020-04-05 23:13:44,37505.0,917.0,0.0</text:p>
      <text:p text:style-name="Preformatted_20_Text">12190,04/05/2020,New Mexico,US,2020-04-05 23:13:44,670.0,12.0,0.0</text:p>
      <text:p text:style-name="Preformatted_20_Text">12191,04/05/2020,New South Wales,Australia,2020-04-05 23:13:44,2580.0,16.0,4.0</text:p>
      <text:p text:style-name="Preformatted_20_Text">12192,04/05/2020,New York,US,2020-04-05 23:13:44,123160.0,4159.0,0.0</text:p>
      <text:p text:style-name="Preformatted_20_Text">12193,04/05/2020,Newfoundland and Labrador,Canada,2020-04-05 23:13:44,217.0,1.0,0.0</text:p>
      <text:p text:style-name="Preformatted_20_Text">12194,04/05/2020,Ningxia,Mainland China,2020-04-05 23:13:44,75.0,0.0,75.0</text:p>
      <text:p text:style-name="Preformatted_20_Text">12195,04/05/2020,North Carolina,US,2020-04-05 23:13:44,2649.0,38.0,0.0</text:p>
      <text:p text:style-name="Preformatted_20_Text">12196,04/05/2020,North Dakota,US,2020-04-05 23:13:44,207.0,3.0,0.0</text:p>
      <text:p text:style-name="Preformatted_20_Text">12197,04/05/2020,Northern Mariana Islands,US,2020-04-05 23:13:44,8.0,1.0,0.0</text:p>
      <text:p text:style-name="Preformatted_20_Text">12198,04/05/2020,Northern Territory,Australia,2020-04-05 23:13:44,27.0,0.0,1.0</text:p>
      <text:p text:style-name="Preformatted_20_Text">12199,04/05/2020,Northwest Territories,Canada,2020-04-05 23:13:44,4.0,0.0,0.0</text:p>
      <text:p text:style-name="Preformatted_20_Text">12200,04/05/2020,Nova Scotia,Canada,2020-04-05 23:13:44,262.0,0.0,0.0</text:p>
      <text:p text:style-name="Preformatted_20_Text">12201,04/05/2020,Ohio,US,2020-04-05 23:13:44,4043.0,119.0,0.0</text:p>
      <text:p text:style-name="Preformatted_20_Text">12202,04/05/2020,Oklahoma,US,2020-04-05 23:13:44,1254.0,46.0,0.0</text:p>
      <text:p text:style-name="Preformatted_20_Text">12203,04/05/2020,Ontario,Canada,2020-04-05 23:13:44,4354.0,119.0,0.0</text:p>
      <text:p text:style-name="Preformatted_20_Text">12204,04/05/2020,Oregon,US,2020-04-05 23:13:44,1068.0,27.0,0.0</text:p>
      <text:p text:style-name="Preformatted_20_Text">12205,04/05/2020,Pennsylvania,US,2020-04-05 23:13:44,11589.0,151.0,0.0</text:p>
      <text:p text:style-name="Preformatted_20_Text">12206,04/05/2020,Prince Edward Island,Canada,2020-04-05 23:13:44,22.0,0.0,0.0</text:p>
      <text:p text:style-name="Preformatted_20_Text">12207,04/05/2020,Puerto Rico,US,2020-04-05 23:13:44,475.0,20.0,0.0</text:p>
      <text:p text:style-name="Preformatted_20_Text">12208,04/05/2020,Qinghai,Mainland China,2020-04-05 23:13:44,18.0,0.0,18.0</text:p>
      <text:p text:style-name="Preformatted_20_Text">12209,04/05/2020,Quebec,Canada,2020-04-05 23:13:44,7944.0,75.0,0.0</text:p>
      <text:p text:style-name="Preformatted_20_Text">12210,04/05/2020,Queensland,Australia,2020-04-05 23:13:44,907.0,4.0,8.0</text:p>
      <text:p text:style-name="Preformatted_20_Text">12211,04/05/2020,Recovered,Canada,2020-04-05 23:13:44,0.0,0.0,3012.0</text:p>
      <text:p text:style-name="Preformatted_20_Text">12212,04/05/2020,Recovered,US,2020-04-05 23:13:44,0.0,0.0,17448.0</text:p>
      <text:p text:style-name="Preformatted_20_Text">12213,04/05/2020,Reunion,France,2020-04-05 23:13:44,344.0,0.0,40.0</text:p>
      <text:p text:style-name="Preformatted_20_Text">12214,04/05/2020,Rhode Island,US,2020-04-05 23:13:44,922.0,25.0,0.0</text:p>
      <text:p text:style-name="Preformatted_20_Text">12215,04/05/2020,Saint Barthelemy,France,2020-04-05 23:13:44,6.0,0.0,1.0</text:p>
      <text:p text:style-name="Preformatted_20_Text">12216,04/05/2020,Saint Pierre and Miquelon,France,2020-04-05 23:13:44,1.0,0.0,0.0</text:p>
      <text:p text:style-name="Preformatted_20_Text"><text:soft-page-break/>12217,04/05/2020,Saskatchewan,Canada,2020-04-05 23:13:44,249.0,3.0,0.0</text:p>
      <text:p text:style-name="Preformatted_20_Text">12218,04/05/2020,Shaanxi,Mainland China,2020-04-05 23:13:44,256.0,3.0,245.0</text:p>
      <text:p text:style-name="Preformatted_20_Text">12219,04/05/2020,Shandong,Mainland China,2020-04-05 23:13:44,779.0,7.0,755.0</text:p>
      <text:p text:style-name="Preformatted_20_Text">12220,04/05/2020,Shanghai,Mainland China,2020-04-05 23:13:44,531.0,6.0,383.0</text:p>
      <text:p text:style-name="Preformatted_20_Text">12221,04/05/2020,Shanxi,Mainland China,2020-04-05 23:13:44,138.0,0.0,133.0</text:p>
      <text:p text:style-name="Preformatted_20_Text">12222,04/05/2020,Sichuan,Mainland China,2020-04-05 23:13:44,558.0,3.0,539.0</text:p>
      <text:p text:style-name="Preformatted_20_Text">12223,04/05/2020,Sint Maarten,Netherlands,2020-04-05 23:13:44,25.0,4.0,1.0</text:p>
      <text:p text:style-name="Preformatted_20_Text">12224,04/05/2020,South Australia,Australia,2020-04-05 23:13:44,407.0,0.0,46.0</text:p>
      <text:p text:style-name="Preformatted_20_Text">12225,04/05/2020,South Carolina,US,2020-04-05 23:13:44,2049.0,44.0,0.0</text:p>
      <text:p text:style-name="Preformatted_20_Text">12226,04/05/2020,South Dakota,US,2020-04-05 23:13:44,240.0,2.0,0.0</text:p>
      <text:p text:style-name="Preformatted_20_Text">12227,04/05/2020,St Martin,France,2020-04-05 23:13:44,32.0,2.0,7.0</text:p>
      <text:p text:style-name="Preformatted_20_Text">12228,04/05/2020,Tasmania,Australia,2020-04-05 23:13:44,82.0,2.0,5.0</text:p>
      <text:p text:style-name="Preformatted_20_Text">12229,04/05/2020,Tennessee,US,2020-04-05 23:13:44,3633.0,53.0,0.0</text:p>
      <text:p text:style-name="Preformatted_20_Text">12230,04/05/2020,Texas,US,2020-04-05 23:13:44,7209.0,136.0,0.0</text:p>
      <text:p text:style-name="Preformatted_20_Text">12231,04/05/2020,Tianjin,Mainland China,2020-04-05 23:13:44,180.0,3.0,144.0</text:p>
      <text:p text:style-name="Preformatted_20_Text">12232,04/05/2020,Tibet,Mainland China,2020-04-05 23:13:44,1.0,0.0,1.0</text:p>
      <text:p text:style-name="Preformatted_20_Text">12233,04/05/2020,Turks and Caicos Islands,UK,2020-04-05 23:13:44,5.0,1.0,0.0</text:p>
      <text:p text:style-name="Preformatted_20_Text">12234,04/05/2020,Utah,US,2020-04-05 23:13:44,1608.0,8.0,0.0</text:p>
      <text:p text:style-name="Preformatted_20_Text">12235,04/05/2020,Vermont,US,2020-04-05 23:13:44,512.0,22.0,0.0</text:p>
      <text:p text:style-name="Preformatted_20_Text">12236,04/05/2020,Victoria,Australia,2020-04-05 23:13:44,1135.0,8.0,573.0</text:p>
      <text:p text:style-name="Preformatted_20_Text">12237,04/05/2020,Virgin Islands,US,2020-04-05 23:13:44,42.0,1.0,0.0</text:p>
      <text:p text:style-name="Preformatted_20_Text">12238,04/05/2020,Virginia,US,2020-04-05 23:13:44,2640.0,52.0,0.0</text:p>
      <text:p text:style-name="Preformatted_20_Text">12239,04/05/2020,Washington,US,2020-04-05 23:13:44,7825.0,336.0,0.0</text:p>
      <text:p text:style-name="Preformatted_20_Text">12240,04/05/2020,West Virginia,US,2020-04-05 23:13:44,324.0,3.0,0.0</text:p>
      <text:p text:style-name="Preformatted_20_Text">12241,04/05/2020,Western Australia,Australia,2020-04-05 23:13:44,453.0,3.0,92.0</text:p>
      <text:p text:style-name="Preformatted_20_Text">12242,04/05/2020,Wisconsin,US,2020-04-05 23:13:44,2320.0,74.0,0.0</text:p>
      <text:p text:style-name="Preformatted_20_Text">12243,04/05/2020,Wyoming,US,2020-04-05 23:13:44,197.0,0.0,0.0</text:p>
      <text:p text:style-name="Preformatted_20_Text">12244,04/05/2020,Xinjiang,Mainland China,2020-04-05 23:13:44,76.0,3.0,73.0</text:p>
      <text:p text:style-name="Preformatted_20_Text">12245,04/05/2020,Yukon,Canada,2020-04-05 23:13:44,6.0,0.0,0.0</text:p>
      <text:p text:style-name="Preformatted_20_Text">12246,04/05/2020,Yunnan,Mainland China,2020-04-05 23:13:44,184.0,2.0,172.0</text:p>
      <text:p text:style-name="Preformatted_20_Text">12247,04/05/2020,Zhejiang,Mainland China,2020-04-05 23:13:44,1263.0,1.0,1230.0</text:p>
      <text:p text:style-name="Preformatted_20_Text">12248,04/06/2020,,Afghanistan,4/6/20 9:37,367.0,11.0,18.0</text:p>
      <text:p text:style-name="Preformatted_20_Text">12249,04/06/2020,,Albania,4/6/20 9:37,377.0,21.0,116.0</text:p>
      <text:p text:style-name="Preformatted_20_Text">12250,04/06/2020,,Algeria,4/6/20 9:37,1423.0,173.0,90.0</text:p>
      <text:p text:style-name="Preformatted_20_Text">12251,04/06/2020,,Andorra,4/6/20 9:37,525.0,21.0,31.0</text:p>
      <text:p text:style-name="Preformatted_20_Text">12252,04/06/2020,,Angola,4/6/20 9:37,16.0,2.0,2.0</text:p>
      <text:p text:style-name="Preformatted_20_Text">12253,04/06/2020,,Antigua and Barbuda,4/6/20 9:37,15.0,0.0,0.0</text:p>
      <text:p text:style-name="Preformatted_20_Text">12254,04/06/2020,,Argentina,4/6/20 9:37,1554.0,48.0,325.0</text:p>
      <text:p text:style-name="Preformatted_20_Text">12255,04/06/2020,,Armenia,4/6/20 9:37,833.0,8.0,62.0</text:p>
      <text:p text:style-name="Preformatted_20_Text">12256,04/06/2020,,Austria,4/6/20 9:37,12297.0,220.0,3463.0</text:p>
      <text:p text:style-name="Preformatted_20_Text">12257,04/06/2020,,Azerbaijan,4/6/20 9:37,641.0,7.0,44.0</text:p>
      <text:p text:style-name="Preformatted_20_Text">12258,04/06/2020,,Bahamas,4/6/20 9:37,29.0,5.0,4.0</text:p>
      <text:p text:style-name="Preformatted_20_Text">12259,04/06/2020,,Bahrain,4/6/20 9:37,756.0,4.0,458.0</text:p>
      <text:p text:style-name="Preformatted_20_Text">12260,04/06/2020,,Bangladesh,4/6/20 9:37,123.0,12.0,33.0</text:p>
      <text:p text:style-name="Preformatted_20_Text">12261,04/06/2020,,Barbados,4/6/20 9:37,60.0,2.0,6.0</text:p>
      <text:p text:style-name="Preformatted_20_Text">12262,04/06/2020,,Belarus,4/6/20 9:37,700.0,13.0,53.0</text:p>
      <text:p text:style-name="Preformatted_20_Text">12263,04/06/2020,,Belgium,4/6/20 9:37,20814.0,1632.0,3986.0</text:p>
      <text:p text:style-name="Preformatted_20_Text">12264,04/06/2020,,Belize,4/6/20 9:37,7.0,1.0,0.0</text:p>
      <text:p text:style-name="Preformatted_20_Text">12265,04/06/2020,,Benin,4/6/20 9:37,26.0,1.0,5.0</text:p>
      <text:p text:style-name="Preformatted_20_Text">12266,04/06/2020,,Bhutan,4/6/20 9:37,5.0,0.0,2.0</text:p>
      <text:p text:style-name="Preformatted_20_Text">12267,04/06/2020,,Bolivia,4/6/20 9:37,183.0,11.0,2.0</text:p>
      <text:p text:style-name="Preformatted_20_Text">12268,04/06/2020,,Bosnia and Herzegovina,4/6/20 9:37,674.0,29.0,47.0</text:p>
      <text:p text:style-name="Preformatted_20_Text">12269,04/06/2020,,Botswana,4/6/20 9:37,6.0,1.0,0.0</text:p>
      <text:p text:style-name="Preformatted_20_Text">12270,04/06/2020,,Brazil,4/6/20 9:37,12161.0,564.0,127.0</text:p>
      <text:p text:style-name="Preformatted_20_Text">12271,04/06/2020,,Brunei,4/6/20 9:37,135.0,1.0,82.0</text:p>
      <text:p text:style-name="Preformatted_20_Text">12272,04/06/2020,,Bulgaria,4/6/20 9:37,549.0,22.0,39.0</text:p>
      <text:p text:style-name="Preformatted_20_Text">12273,04/06/2020,,Burkina Faso,4/6/20 9:37,364.0,18.0,108.0</text:p>
      <text:p text:style-name="Preformatted_20_Text">12274,04/06/2020,,Burma,4/6/20 9:37,22.0,1.0,0.0</text:p>
      <text:p text:style-name="Preformatted_20_Text">12275,04/06/2020,,Burundi,4/6/20 9:37,3.0,0.0,0.0</text:p>
      <text:p text:style-name="Preformatted_20_Text">12276,04/06/2020,,Cabo Verde,4/6/20 9:37,7.0,1.0,1.0</text:p>
      <text:p text:style-name="Preformatted_20_Text">12277,04/06/2020,,Cambodia,4/6/20 9:37,114.0,0.0,53.0</text:p>
      <text:p text:style-name="Preformatted_20_Text">12278,04/06/2020,,Cameroon,4/6/20 9:37,658.0,9.0,17.0</text:p>
      <text:p text:style-name="Preformatted_20_Text">12279,04/06/2020,,Central African Republic,4/6/20 9:37,8.0,0.0,0.0</text:p>
      <text:p text:style-name="Preformatted_20_Text">12280,04/06/2020,,Chad,4/6/20 9:37,9.0,0.0,0.0</text:p>
      <text:p text:style-name="Preformatted_20_Text"><text:soft-page-break/>12281,04/06/2020,,Chile,4/6/20 9:37,4815.0,37.0,728.0</text:p>
      <text:p text:style-name="Preformatted_20_Text">12282,04/06/2020,,Colombia,4/6/20 9:37,1579.0,46.0,88.0</text:p>
      <text:p text:style-name="Preformatted_20_Text">12283,04/06/2020,,Congo (Brazzaville),4/6/20 9:37,45.0,5.0,2.0</text:p>
      <text:p text:style-name="Preformatted_20_Text">12284,04/06/2020,,Congo (Kinshasa),4/6/20 9:37,161.0,18.0,5.0</text:p>
      <text:p text:style-name="Preformatted_20_Text">12285,04/06/2020,,Costa Rica,4/6/20 9:37,467.0,2.0,18.0</text:p>
      <text:p text:style-name="Preformatted_20_Text">12286,04/06/2020,,Croatia,4/6/20 9:37,1222.0,16.0,130.0</text:p>
      <text:p text:style-name="Preformatted_20_Text">12287,04/06/2020,,Cuba,4/6/20 9:37,350.0,9.0,18.0</text:p>
      <text:p text:style-name="Preformatted_20_Text">12288,04/06/2020,,Cyprus,4/6/20 9:37,465.0,9.0,45.0</text:p>
      <text:p text:style-name="Preformatted_20_Text">12289,04/06/2020,,Czech Republic,4/6/20 9:37,4822.0,78.0,121.0</text:p>
      <text:p text:style-name="Preformatted_20_Text">12290,04/06/2020,,Denmark,4/6/20 9:37,4681.0,187.0,1378.0</text:p>
      <text:p text:style-name="Preformatted_20_Text">12291,04/06/2020,,Diamond Princess,4/6/20 9:37,712.0,11.0,619.0</text:p>
      <text:p text:style-name="Preformatted_20_Text">12292,04/06/2020,,Djibouti,4/6/20 9:37,90.0,0.0,9.0</text:p>
      <text:p text:style-name="Preformatted_20_Text">12293,04/06/2020,,Dominica,4/6/20 9:37,15.0,0.0,1.0</text:p>
      <text:p text:style-name="Preformatted_20_Text">12294,04/06/2020,,Dominican Republic,4/6/20 9:37,1828.0,86.0,33.0</text:p>
      <text:p text:style-name="Preformatted_20_Text">12295,04/06/2020,,Ecuador,4/6/20 9:37,3747.0,191.0,100.0</text:p>
      <text:p text:style-name="Preformatted_20_Text">12296,04/06/2020,,Egypt,4/6/20 9:37,1322.0,85.0,259.0</text:p>
      <text:p text:style-name="Preformatted_20_Text">12297,04/06/2020,,El Salvador,4/6/20 9:37,69.0,4.0,5.0</text:p>
      <text:p text:style-name="Preformatted_20_Text">12298,04/06/2020,,Equatorial Guinea,4/6/20 9:37,16.0,0.0,3.0</text:p>
      <text:p text:style-name="Preformatted_20_Text">12299,04/06/2020,,Eritrea,4/6/20 9:37,31.0,0.0,0.0</text:p>
      <text:p text:style-name="Preformatted_20_Text">12300,04/06/2020,,Estonia,4/6/20 9:37,1108.0,19.0,62.0</text:p>
      <text:p text:style-name="Preformatted_20_Text">12301,04/06/2020,,Eswatini,4/6/20 9:37,10.0,0.0,4.0</text:p>
      <text:p text:style-name="Preformatted_20_Text">12302,04/06/2020,,Ethiopia,4/6/20 9:37,44.0,2.0,4.0</text:p>
      <text:p text:style-name="Preformatted_20_Text">12303,04/06/2020,,Fiji,4/6/20 9:37,14.0,0.0,0.0</text:p>
      <text:p text:style-name="Preformatted_20_Text">12304,04/06/2020,,Finland,4/6/20 9:37,2176.0,27.0,300.0</text:p>
      <text:p text:style-name="Preformatted_20_Text">12305,04/06/2020,,France,4/6/20 9:37,98010.0,8911.0,17250.0</text:p>
      <text:p text:style-name="Preformatted_20_Text">12306,04/06/2020,,Gabon,4/6/20 9:37,24.0,1.0,1.0</text:p>
      <text:p text:style-name="Preformatted_20_Text">12307,04/06/2020,,Gambia,4/6/20 9:37,4.0,1.0,2.0</text:p>
      <text:p text:style-name="Preformatted_20_Text">12308,04/06/2020,,Georgia,4/6/20 9:37,188.0,2.0,39.0</text:p>
      <text:p text:style-name="Preformatted_20_Text">12309,04/06/2020,,Germany,4/6/20 9:37,103374.0,1810.0,28700.0</text:p>
      <text:p text:style-name="Preformatted_20_Text">12310,04/06/2020,,Ghana,4/6/20 9:37,214.0,5.0,31.0</text:p>
      <text:p text:style-name="Preformatted_20_Text">12311,04/06/2020,,Greece,4/6/20 9:37,1755.0,79.0,269.0</text:p>
      <text:p text:style-name="Preformatted_20_Text">12312,04/06/2020,,Grenada,4/6/20 9:37,12.0,0.0,0.0</text:p>
      <text:p text:style-name="Preformatted_20_Text">12313,04/06/2020,,Guatemala,4/6/20 9:37,70.0,3.0,15.0</text:p>
      <text:p text:style-name="Preformatted_20_Text">12314,04/06/2020,,Guinea,4/6/20 9:37,128.0,0.0,5.0</text:p>
      <text:p text:style-name="Preformatted_20_Text">12315,04/06/2020,,Guinea-Bissau,4/6/20 9:37,18.0,0.0,0.0</text:p>
      <text:p text:style-name="Preformatted_20_Text">12316,04/06/2020,,Guyana,4/6/20 9:37,31.0,4.0,8.0</text:p>
      <text:p text:style-name="Preformatted_20_Text">12317,04/06/2020,,Haiti,4/6/20 9:37,24.0,1.0,0.0</text:p>
      <text:p text:style-name="Preformatted_20_Text">12318,04/06/2020,,Holy See,4/6/20 9:37,7.0,0.0,0.0</text:p>
      <text:p text:style-name="Preformatted_20_Text">12319,04/06/2020,,Honduras,4/6/20 9:37,298.0,22.0,6.0</text:p>
      <text:p text:style-name="Preformatted_20_Text">12320,04/06/2020,,Hungary,4/6/20 9:37,744.0,38.0,67.0</text:p>
      <text:p text:style-name="Preformatted_20_Text">12321,04/06/2020,,Iceland,4/6/20 9:37,1562.0,6.0,460.0</text:p>
      <text:p text:style-name="Preformatted_20_Text">12322,04/06/2020,,India,4/6/20 9:37,4778.0,136.0,375.0</text:p>
      <text:p text:style-name="Preformatted_20_Text">12323,04/06/2020,,Indonesia,4/6/20 9:37,2491.0,209.0,192.0</text:p>
      <text:p text:style-name="Preformatted_20_Text">12324,04/06/2020,,Iran,4/6/20 9:37,60500.0,3739.0,24236.0</text:p>
      <text:p text:style-name="Preformatted_20_Text">12325,04/06/2020,,Iraq,4/6/20 9:37,1031.0,64.0,344.0</text:p>
      <text:p text:style-name="Preformatted_20_Text">12326,04/06/2020,,Ireland,4/6/20 9:37,5364.0,174.0,25.0</text:p>
      <text:p text:style-name="Preformatted_20_Text">12327,04/06/2020,,Israel,4/6/20 9:37,8904.0,57.0,585.0</text:p>
      <text:p text:style-name="Preformatted_20_Text">12328,04/06/2020,,Italy,4/6/20 9:37,132547.0,16523.0,22837.0</text:p>
      <text:p text:style-name="Preformatted_20_Text">12329,04/06/2020,,Ivory Coast,4/6/20 9:37,323.0,3.0,41.0</text:p>
      <text:p text:style-name="Preformatted_20_Text">12330,04/06/2020,,Jamaica,4/6/20 9:37,58.0,3.0,8.0</text:p>
      <text:p text:style-name="Preformatted_20_Text">12331,04/06/2020,,Japan,4/6/20 9:37,3654.0,85.0,575.0</text:p>
      <text:p text:style-name="Preformatted_20_Text">12332,04/06/2020,,Jordan,4/6/20 9:37,349.0,6.0,126.0</text:p>
      <text:p text:style-name="Preformatted_20_Text">12333,04/06/2020,,Kazakhstan,4/6/20 9:37,662.0,6.0,46.0</text:p>
      <text:p text:style-name="Preformatted_20_Text">12334,04/06/2020,,Kenya,4/6/20 9:37,158.0,6.0,4.0</text:p>
      <text:p text:style-name="Preformatted_20_Text">12335,04/06/2020,,Kosovo,4/6/20 9:37,145.0,1.0,23.0</text:p>
      <text:p text:style-name="Preformatted_20_Text">12336,04/06/2020,,Kuwait,4/6/20 9:37,665.0,1.0,103.0</text:p>
      <text:p text:style-name="Preformatted_20_Text">12337,04/06/2020,,Kyrgyzstan,4/6/20 9:37,216.0,4.0,33.0</text:p>
      <text:p text:style-name="Preformatted_20_Text">12338,04/06/2020,,Laos,4/6/20 9:37,12.0,0.0,0.0</text:p>
      <text:p text:style-name="Preformatted_20_Text">12339,04/06/2020,,Latvia,4/6/20 9:37,542.0,1.0,16.0</text:p>
      <text:p text:style-name="Preformatted_20_Text">12340,04/06/2020,,Lebanon,4/6/20 9:37,541.0,19.0,60.0</text:p>
      <text:p text:style-name="Preformatted_20_Text">12341,04/06/2020,,Liberia,4/6/20 9:37,14.0,3.0,3.0</text:p>
      <text:p text:style-name="Preformatted_20_Text">12342,04/06/2020,,Libya,4/6/20 9:37,19.0,1.0,1.0</text:p>
      <text:p text:style-name="Preformatted_20_Text">12343,04/06/2020,,Liechtenstein,4/6/20 9:37,77.0,1.0,55.0</text:p>
      <text:p text:style-name="Preformatted_20_Text">12344,04/06/2020,,Lithuania,4/6/20 9:37,843.0,15.0,8.0</text:p>
      <text:p text:style-name="Preformatted_20_Text"><text:soft-page-break/>12345,04/06/2020,,Luxembourg,4/6/20 9:37,2843.0,41.0,500.0</text:p>
      <text:p text:style-name="Preformatted_20_Text">12346,04/06/2020,,MS Zaandam,4/6/20 9:37,9.0,2.0,0.0</text:p>
      <text:p text:style-name="Preformatted_20_Text">12347,04/06/2020,,Madagascar,4/6/20 9:37,82.0,0.0,2.0</text:p>
      <text:p text:style-name="Preformatted_20_Text">12348,04/06/2020,,Malawi,4/6/20 9:37,5.0,0.0,0.0</text:p>
      <text:p text:style-name="Preformatted_20_Text">12349,04/06/2020,,Malaysia,4/6/20 9:37,3793.0,62.0,1241.0</text:p>
      <text:p text:style-name="Preformatted_20_Text">12350,04/06/2020,,Maldives,4/6/20 9:37,19.0,0.0,13.0</text:p>
      <text:p text:style-name="Preformatted_20_Text">12351,04/06/2020,,Mali,4/6/20 9:37,47.0,5.0,9.0</text:p>
      <text:p text:style-name="Preformatted_20_Text">12352,04/06/2020,,Malta,4/6/20 9:37,241.0,0.0,5.0</text:p>
      <text:p text:style-name="Preformatted_20_Text">12353,04/06/2020,,Mauritania,4/6/20 9:37,6.0,1.0,2.0</text:p>
      <text:p text:style-name="Preformatted_20_Text">12354,04/06/2020,,Mauritius,4/6/20 9:37,244.0,7.0,7.0</text:p>
      <text:p text:style-name="Preformatted_20_Text">12355,04/06/2020,,Mexico,4/6/20 9:37,2143.0,94.0,633.0</text:p>
      <text:p text:style-name="Preformatted_20_Text">12356,04/06/2020,,Moldova,4/6/20 9:37,965.0,19.0,37.0</text:p>
      <text:p text:style-name="Preformatted_20_Text">12357,04/06/2020,,Monaco,4/6/20 9:37,77.0,1.0,4.0</text:p>
      <text:p text:style-name="Preformatted_20_Text">12358,04/06/2020,,Mongolia,4/6/20 9:37,15.0,0.0,2.0</text:p>
      <text:p text:style-name="Preformatted_20_Text">12359,04/06/2020,,Montenegro,4/6/20 9:37,233.0,2.0,1.0</text:p>
      <text:p text:style-name="Preformatted_20_Text">12360,04/06/2020,,Morocco,4/6/20 9:37,1120.0,80.0,81.0</text:p>
      <text:p text:style-name="Preformatted_20_Text">12361,04/06/2020,,Mozambique,4/6/20 9:37,10.0,0.0,1.0</text:p>
      <text:p text:style-name="Preformatted_20_Text">12362,04/06/2020,,Namibia,4/6/20 9:37,16.0,0.0,3.0</text:p>
      <text:p text:style-name="Preformatted_20_Text">12363,04/06/2020,,Nepal,4/6/20 9:37,9.0,0.0,1.0</text:p>
      <text:p text:style-name="Preformatted_20_Text">12364,04/06/2020,,Netherlands,4/6/20 9:37,18803.0,1867.0,250.0</text:p>
      <text:p text:style-name="Preformatted_20_Text">12365,04/06/2020,,New Zealand,4/6/20 9:37,1106.0,1.0,176.0</text:p>
      <text:p text:style-name="Preformatted_20_Text">12366,04/06/2020,,Nicaragua,4/6/20 9:37,6.0,1.0,0.0</text:p>
      <text:p text:style-name="Preformatted_20_Text">12367,04/06/2020,,Niger,4/6/20 9:37,253.0,10.0,26.0</text:p>
      <text:p text:style-name="Preformatted_20_Text">12368,04/06/2020,,Nigeria,4/6/20 9:37,238.0,5.0,35.0</text:p>
      <text:p text:style-name="Preformatted_20_Text">12369,04/06/2020,,North Macedonia,4/6/20 9:37,570.0,23.0,30.0</text:p>
      <text:p text:style-name="Preformatted_20_Text">12370,04/06/2020,,Norway,4/6/20 9:37,5865.0,76.0,32.0</text:p>
      <text:p text:style-name="Preformatted_20_Text">12371,04/06/2020,,Oman,4/6/20 9:37,331.0,2.0,61.0</text:p>
      <text:p text:style-name="Preformatted_20_Text">12372,04/06/2020,,Pakistan,4/6/20 9:37,3766.0,53.0,259.0</text:p>
      <text:p text:style-name="Preformatted_20_Text">12373,04/06/2020,,Panama,4/6/20 9:37,1988.0,54.0,13.0</text:p>
      <text:p text:style-name="Preformatted_20_Text">12374,04/06/2020,,Papua New Guinea,4/6/20 9:37,2.0,0.0,0.0</text:p>
      <text:p text:style-name="Preformatted_20_Text">12375,04/06/2020,,Paraguay,4/6/20 9:37,113.0,5.0,12.0</text:p>
      <text:p text:style-name="Preformatted_20_Text">12376,04/06/2020,,Peru,4/6/20 9:37,2561.0,92.0,997.0</text:p>
      <text:p text:style-name="Preformatted_20_Text">12377,04/06/2020,,Philippines,4/6/20 9:37,3660.0,163.0,73.0</text:p>
      <text:p text:style-name="Preformatted_20_Text">12378,04/06/2020,,Poland,4/6/20 9:37,4413.0,107.0,162.0</text:p>
      <text:p text:style-name="Preformatted_20_Text">12379,04/06/2020,,Portugal,4/6/20 9:37,11730.0,311.0,140.0</text:p>
      <text:p text:style-name="Preformatted_20_Text">12380,04/06/2020,,Qatar,4/6/20 9:37,1832.0,4.0,131.0</text:p>
      <text:p text:style-name="Preformatted_20_Text">12381,04/06/2020,,Romania,4/6/20 9:37,4057.0,176.0,406.0</text:p>
      <text:p text:style-name="Preformatted_20_Text">12382,04/06/2020,,Russia,4/6/20 9:37,6343.0,47.0,406.0</text:p>
      <text:p text:style-name="Preformatted_20_Text">12383,04/06/2020,,Rwanda,4/6/20 9:37,105.0,0.0,4.0</text:p>
      <text:p text:style-name="Preformatted_20_Text">12384,04/06/2020,,Saint Kitts and Nevis,4/6/20 9:37,10.0,0.0,0.0</text:p>
      <text:p text:style-name="Preformatted_20_Text">12385,04/06/2020,,Saint Lucia,4/6/20 9:37,14.0,0.0,1.0</text:p>
      <text:p text:style-name="Preformatted_20_Text">12386,04/06/2020,,Saint Vincent and the Grenadines,4/6/20 9:37,7.0,0.0,1.0</text:p>
      <text:p text:style-name="Preformatted_20_Text">12387,04/06/2020,,San Marino,4/6/20 9:37,266.0,32.0,35.0</text:p>
      <text:p text:style-name="Preformatted_20_Text">12388,04/06/2020,,Sao Tome and Principe,4/6/20 9:37,4.0,0.0,0.0</text:p>
      <text:p text:style-name="Preformatted_20_Text">12389,04/06/2020,,Saudi Arabia,4/6/20 9:37,2605.0,38.0,551.0</text:p>
      <text:p text:style-name="Preformatted_20_Text">12390,04/06/2020,,Senegal,4/6/20 9:37,226.0,2.0,92.0</text:p>
      <text:p text:style-name="Preformatted_20_Text">12391,04/06/2020,,Serbia,4/6/20 9:37,2200.0,58.0,0.0</text:p>
      <text:p text:style-name="Preformatted_20_Text">12392,04/06/2020,,Seychelles,4/6/20 9:37,11.0,0.0,0.0</text:p>
      <text:p text:style-name="Preformatted_20_Text">12393,04/06/2020,,Sierra Leone,4/6/20 9:37,6.0,0.0,0.0</text:p>
      <text:p text:style-name="Preformatted_20_Text">12394,04/06/2020,,Singapore,4/6/20 9:37,1375.0,6.0,344.0</text:p>
      <text:p text:style-name="Preformatted_20_Text">12395,04/06/2020,,Slovakia,4/6/20 9:37,534.0,2.0,8.0</text:p>
      <text:p text:style-name="Preformatted_20_Text">12396,04/06/2020,,Slovenia,4/6/20 9:37,1021.0,30.0,102.0</text:p>
      <text:p text:style-name="Preformatted_20_Text">12397,04/06/2020,,Somalia,4/6/20 9:37,7.0,0.0,1.0</text:p>
      <text:p text:style-name="Preformatted_20_Text">12398,04/06/2020,,South Africa,4/6/20 9:37,1686.0,12.0,95.0</text:p>
      <text:p text:style-name="Preformatted_20_Text">12399,04/06/2020,,South Korea,4/6/20 9:37,10284.0,186.0,6598.0</text:p>
      <text:p text:style-name="Preformatted_20_Text">12400,04/06/2020,,South Sudan,4/6/20 9:37,1.0,0.0,0.0</text:p>
      <text:p text:style-name="Preformatted_20_Text">12401,04/06/2020,,Spain,4/6/20 9:37,136675.0,13341.0,40437.0</text:p>
      <text:p text:style-name="Preformatted_20_Text">12402,04/06/2020,,Sri Lanka,4/6/20 9:37,178.0,5.0,38.0</text:p>
      <text:p text:style-name="Preformatted_20_Text">12403,04/06/2020,,Sudan,4/6/20 9:37,12.0,2.0,2.0</text:p>
      <text:p text:style-name="Preformatted_20_Text">12404,04/06/2020,,Suriname,4/6/20 9:37,10.0,1.0,0.0</text:p>
      <text:p text:style-name="Preformatted_20_Text">12405,04/06/2020,,Sweden,4/6/20 9:37,7206.0,477.0,205.0</text:p>
      <text:p text:style-name="Preformatted_20_Text">12406,04/06/2020,,Switzerland,4/6/20 9:37,21657.0,765.0,8056.0</text:p>
      <text:p text:style-name="Preformatted_20_Text">12407,04/06/2020,,Syria,4/6/20 9:37,19.0,2.0,2.0</text:p>
      <text:p text:style-name="Preformatted_20_Text">12408,04/06/2020,,Taiwan,4/6/20 9:37,373.0,5.0,57.0</text:p>
      <text:p text:style-name="Preformatted_20_Text"><text:soft-page-break/>12409,04/06/2020,,Tanzania,4/6/20 9:37,24.0,1.0,3.0</text:p>
      <text:p text:style-name="Preformatted_20_Text">12410,04/06/2020,,Thailand,4/6/20 9:37,2220.0,26.0,793.0</text:p>
      <text:p text:style-name="Preformatted_20_Text">12411,04/06/2020,,Timor-Leste,4/6/20 9:37,1.0,0.0,0.0</text:p>
      <text:p text:style-name="Preformatted_20_Text">12412,04/06/2020,,Togo,4/6/20 9:37,58.0,3.0,23.0</text:p>
      <text:p text:style-name="Preformatted_20_Text">12413,04/06/2020,,Trinidad and Tobago,4/6/20 9:37,105.0,8.0,1.0</text:p>
      <text:p text:style-name="Preformatted_20_Text">12414,04/06/2020,,Tunisia,4/6/20 9:37,596.0,22.0,5.0</text:p>
      <text:p text:style-name="Preformatted_20_Text">12415,04/06/2020,,Turkey,4/6/20 9:37,30217.0,649.0,1326.0</text:p>
      <text:p text:style-name="Preformatted_20_Text">12416,04/06/2020,,UK,4/6/20 9:37,51608.0,5373.0,135.0</text:p>
      <text:p text:style-name="Preformatted_20_Text">12417,04/06/2020,,Uganda,4/6/20 9:37,52.0,0.0,0.0</text:p>
      <text:p text:style-name="Preformatted_20_Text">12418,04/06/2020,,Ukraine,4/6/20 9:37,1319.0,38.0,28.0</text:p>
      <text:p text:style-name="Preformatted_20_Text">12419,04/06/2020,,United Arab Emirates,4/6/20 9:37,2076.0,11.0,167.0</text:p>
      <text:p text:style-name="Preformatted_20_Text">12420,04/06/2020,,Uruguay,4/6/20 9:37,406.0,6.0,104.0</text:p>
      <text:p text:style-name="Preformatted_20_Text">12421,04/06/2020,,Uzbekistan,4/6/20 9:37,457.0,2.0,30.0</text:p>
      <text:p text:style-name="Preformatted_20_Text">12422,04/06/2020,,Venezuela,4/6/20 9:37,165.0,7.0,65.0</text:p>
      <text:p text:style-name="Preformatted_20_Text">12423,04/06/2020,,Vietnam,4/6/20 9:37,245.0,0.0,95.0</text:p>
      <text:p text:style-name="Preformatted_20_Text">12424,04/06/2020,,West Bank and Gaza,4/6/20 9:37,254.0,1.0,24.0</text:p>
      <text:p text:style-name="Preformatted_20_Text">12425,04/06/2020,,Western Sahara,4/6/20 9:37,4.0,0.0,0.0</text:p>
      <text:p text:style-name="Preformatted_20_Text">12426,04/06/2020,,Zambia,4/6/20 9:37,39.0,1.0,5.0</text:p>
      <text:p text:style-name="Preformatted_20_Text">12427,04/06/2020,,Zimbabwe,4/6/20 9:37,10.0,1.0,0.0</text:p>
      <text:p text:style-name="Preformatted_20_Text">12428,04/06/2020,Alabama,US,4/6/20 9:37,1952.0,49.0,0.0</text:p>
      <text:p text:style-name="Preformatted_20_Text">12429,04/06/2020,Alaska,US,4/6/20 9:37,190.0,6.0,0.0</text:p>
      <text:p text:style-name="Preformatted_20_Text">12430,04/06/2020,Alberta,Canada,4/6/20 9:37,1250.0,23.0,0.0</text:p>
      <text:p text:style-name="Preformatted_20_Text">12431,04/06/2020,Anguilla,UK,4/6/20 9:37,3.0,0.0,0.0</text:p>
      <text:p text:style-name="Preformatted_20_Text">12432,04/06/2020,Anhui,Mainland China,4/6/20 9:37,990.0,6.0,984.0</text:p>
      <text:p text:style-name="Preformatted_20_Text">12433,04/06/2020,Arizona,US,4/6/20 9:37,2732.0,65.0,0.0</text:p>
      <text:p text:style-name="Preformatted_20_Text">12434,04/06/2020,Arkansas,US,4/6/20 9:37,875.0,16.0,0.0</text:p>
      <text:p text:style-name="Preformatted_20_Text">12435,04/06/2020,Aruba,Netherlands,4/6/20 9:37,71.0,0.0,2.0</text:p>
      <text:p text:style-name="Preformatted_20_Text">12436,04/06/2020,Australian Capital Territory,Australia,4/6/20 9:37,96.0,2.0,40.0</text:p>
      <text:p text:style-name="Preformatted_20_Text">12437,04/06/2020,Beijing,Mainland China,4/6/20 9:37,587.0,8.0,443.0</text:p>
      <text:p text:style-name="Preformatted_20_Text">12438,04/06/2020,Bermuda,UK,4/6/20 9:37,39.0,2.0,17.0</text:p>
      <text:p text:style-name="Preformatted_20_Text">12439,04/06/2020,"Bonaire, Sint Eustatius and Saba",Netherlands,4/6/20 9:37,2.0,0.0,0.0</text:p>
      <text:p text:style-name="Preformatted_20_Text">12440,04/06/2020,British Columbia,Canada,4/6/20 9:37,1266.0,38.0,0.0</text:p>
      <text:p text:style-name="Preformatted_20_Text">12441,04/06/2020,British Virgin Islands,UK,4/6/20 9:37,3.0,0.0,0.0</text:p>
      <text:p text:style-name="Preformatted_20_Text">12442,04/06/2020,California,US,4/6/20 9:37,16019.0,380.0,0.0</text:p>
      <text:p text:style-name="Preformatted_20_Text">12443,04/06/2020,Cayman Islands,UK,4/6/20 9:37,39.0,1.0,1.0</text:p>
      <text:p text:style-name="Preformatted_20_Text">12444,04/06/2020,Channel Islands,UK,4/6/20 9:37,323.0,7.0,27.0</text:p>
      <text:p text:style-name="Preformatted_20_Text">12445,04/06/2020,Chongqing,Mainland China,4/6/20 9:37,579.0,6.0,570.0</text:p>
      <text:p text:style-name="Preformatted_20_Text">12446,04/06/2020,Colorado,US,4/6/20 9:37,5183.0,150.0,0.0</text:p>
      <text:p text:style-name="Preformatted_20_Text">12447,04/06/2020,Connecticut,US,4/6/20 9:37,6906.0,206.0,0.0</text:p>
      <text:p text:style-name="Preformatted_20_Text">12448,04/06/2020,Curacao,Netherlands,4/6/20 9:37,13.0,1.0,5.0</text:p>
      <text:p text:style-name="Preformatted_20_Text">12449,04/06/2020,Delaware,US,4/6/20 9:37,783.0,15.0,0.0</text:p>
      <text:p text:style-name="Preformatted_20_Text">12450,04/06/2020,Diamond Princess cruise ship,Canada,4/6/20 9:37,0.0,1.0,0.0</text:p>
      <text:p text:style-name="Preformatted_20_Text">12451,04/06/2020,Diamond Princess cruise ship,US,4/6/20 9:37,49.0,0.0,0.0</text:p>
      <text:p text:style-name="Preformatted_20_Text">12452,04/06/2020,District of Columbia,US,4/6/20 9:37,1097.0,24.0,0.0</text:p>
      <text:p text:style-name="Preformatted_20_Text">12453,04/06/2020,Falkland Islands (Islas Malvinas),UK,4/6/20 9:37,2.0,0.0,0.0</text:p>
      <text:p text:style-name="Preformatted_20_Text">12454,04/06/2020,Faroe Islands,Denmark,4/6/20 9:37,183.0,0.0,107.0</text:p>
      <text:p text:style-name="Preformatted_20_Text">12455,04/06/2020,Florida,US,4/6/20 9:37,13324.0,236.0,0.0</text:p>
      <text:p text:style-name="Preformatted_20_Text">12456,04/06/2020,French Guiana,France,4/6/20 9:37,72.0,0.0,34.0</text:p>
      <text:p text:style-name="Preformatted_20_Text">12457,04/06/2020,French Polynesia,France,4/6/20 9:37,42.0,0.0,0.0</text:p>
      <text:p text:style-name="Preformatted_20_Text">12458,04/06/2020,Fujian,Mainland China,4/6/20 9:37,350.0,1.0,305.0</text:p>
      <text:p text:style-name="Preformatted_20_Text">12459,04/06/2020,Gansu,Mainland China,4/6/20 9:37,139.0,2.0,132.0</text:p>
      <text:p text:style-name="Preformatted_20_Text">12460,04/06/2020,Georgia,US,4/6/20 9:37,7314.0,229.0,0.0</text:p>
      <text:p text:style-name="Preformatted_20_Text">12461,04/06/2020,Gibraltar,UK,4/6/20 9:37,109.0,0.0,52.0</text:p>
      <text:p text:style-name="Preformatted_20_Text">12462,04/06/2020,Grand Princess,Canada,4/6/20 9:37,13.0,0.0,0.0</text:p>
      <text:p text:style-name="Preformatted_20_Text">12463,04/06/2020,Grand Princess,US,4/6/20 9:37,103.0,3.0,0.0</text:p>
      <text:p text:style-name="Preformatted_20_Text">12464,04/06/2020,Greenland,Denmark,4/6/20 9:37,11.0,0.0,4.0</text:p>
      <text:p text:style-name="Preformatted_20_Text">12465,04/06/2020,Guadeloupe,France,4/6/20 9:37,135.0,7.0,31.0</text:p>
      <text:p text:style-name="Preformatted_20_Text">12466,04/06/2020,Guam,US,4/6/20 9:37,113.0,4.0,0.0</text:p>
      <text:p text:style-name="Preformatted_20_Text">12467,04/06/2020,Guangdong,Mainland China,4/6/20 9:37,1532.0,8.0,1395.0</text:p>
      <text:p text:style-name="Preformatted_20_Text">12468,04/06/2020,Guangxi,Mainland China,4/6/20 9:37,254.0,2.0,252.0</text:p>
      <text:p text:style-name="Preformatted_20_Text">12469,04/06/2020,Guizhou,Mainland China,4/6/20 9:37,146.0,2.0,144.0</text:p>
      <text:p text:style-name="Preformatted_20_Text">12470,04/06/2020,Hainan,Mainland China,4/6/20 9:37,168.0,6.0,162.0</text:p>
      <text:p text:style-name="Preformatted_20_Text"><text:soft-page-break/>12471,04/06/2020,Hawaii,US,4/6/20 9:37,387.0,5.0,0.0</text:p>
      <text:p text:style-name="Preformatted_20_Text">12472,04/06/2020,Hebei,Mainland China,4/6/20 9:37,327.0,6.0,310.0</text:p>
      <text:p text:style-name="Preformatted_20_Text">12473,04/06/2020,Heilongjiang,Mainland China,4/6/20 9:37,524.0,13.0,469.0</text:p>
      <text:p text:style-name="Preformatted_20_Text">12474,04/06/2020,Henan,Mainland China,4/6/20 9:37,1276.0,22.0,1252.0</text:p>
      <text:p text:style-name="Preformatted_20_Text">12475,04/06/2020,Hong Kong,Hong Kong,4/6/20 9:37,914.0,4.0,216.0</text:p>
      <text:p text:style-name="Preformatted_20_Text">12476,04/06/2020,Hubei,Mainland China,4/6/20 9:37,67803.0,3212.0,64014.0</text:p>
      <text:p text:style-name="Preformatted_20_Text">12477,04/06/2020,Hunan,Mainland China,4/6/20 9:37,1019.0,4.0,1014.0</text:p>
      <text:p text:style-name="Preformatted_20_Text">12478,04/06/2020,Idaho,US,4/6/20 9:37,1101.0,10.0,0.0</text:p>
      <text:p text:style-name="Preformatted_20_Text">12479,04/06/2020,Illinois,US,4/6/20 9:37,12262.0,307.0,0.0</text:p>
      <text:p text:style-name="Preformatted_20_Text">12480,04/06/2020,Indiana,US,4/6/20 9:37,4956.0,143.0,0.0</text:p>
      <text:p text:style-name="Preformatted_20_Text">12481,04/06/2020,Inner Mongolia,Mainland China,4/6/20 9:37,118.0,1.0,74.0</text:p>
      <text:p text:style-name="Preformatted_20_Text">12482,04/06/2020,Iowa,US,4/6/20 9:37,946.0,25.0,0.0</text:p>
      <text:p text:style-name="Preformatted_20_Text">12483,04/06/2020,Isle of Man,UK,4/6/20 9:37,139.0,1.0,55.0</text:p>
      <text:p text:style-name="Preformatted_20_Text">12484,04/06/2020,Jiangsu,Mainland China,4/6/20 9:37,651.0,0.0,633.0</text:p>
      <text:p text:style-name="Preformatted_20_Text">12485,04/06/2020,Jiangxi,Mainland China,4/6/20 9:37,937.0,1.0,935.0</text:p>
      <text:p text:style-name="Preformatted_20_Text">12486,04/06/2020,Jilin,Mainland China,4/6/20 9:37,98.0,1.0,92.0</text:p>
      <text:p text:style-name="Preformatted_20_Text">12487,04/06/2020,Kansas,US,4/6/20 9:37,849.0,25.0,0.0</text:p>
      <text:p text:style-name="Preformatted_20_Text">12488,04/06/2020,Kentucky,US,4/6/20 9:37,955.0,45.0,0.0</text:p>
      <text:p text:style-name="Preformatted_20_Text">12489,04/06/2020,Liaoning,Mainland China,4/6/20 9:37,142.0,2.0,128.0</text:p>
      <text:p text:style-name="Preformatted_20_Text">12490,04/06/2020,Louisiana,US,4/6/20 9:37,14867.0,512.0,0.0</text:p>
      <text:p text:style-name="Preformatted_20_Text">12491,04/06/2020,Macau,Macau,4/6/20 9:37,44.0,0.0,10.0</text:p>
      <text:p text:style-name="Preformatted_20_Text">12492,04/06/2020,Maine,US,4/6/20 9:37,499.0,10.0,0.0</text:p>
      <text:p text:style-name="Preformatted_20_Text">12493,04/06/2020,Manitoba,Canada,4/6/20 9:37,203.0,2.0,0.0</text:p>
      <text:p text:style-name="Preformatted_20_Text">12494,04/06/2020,Martinique,France,4/6/20 9:37,151.0,4.0,50.0</text:p>
      <text:p text:style-name="Preformatted_20_Text">12495,04/06/2020,Maryland,US,4/6/20 9:37,4045.0,91.0,0.0</text:p>
      <text:p text:style-name="Preformatted_20_Text">12496,04/06/2020,Massachusetts,US,4/6/20 9:37,13837.0,260.0,0.0</text:p>
      <text:p text:style-name="Preformatted_20_Text">12497,04/06/2020,Mayotte,France,4/6/20 9:37,147.0,2.0,14.0</text:p>
      <text:p text:style-name="Preformatted_20_Text">12498,04/06/2020,Michigan,US,4/6/20 9:37,17221.0,727.0,0.0</text:p>
      <text:p text:style-name="Preformatted_20_Text">12499,04/06/2020,Minnesota,US,4/6/20 9:37,986.0,30.0,0.0</text:p>
      <text:p text:style-name="Preformatted_20_Text">12500,04/06/2020,Mississippi,US,4/6/20 9:37,1738.0,51.0,0.0</text:p>
      <text:p text:style-name="Preformatted_20_Text">12501,04/06/2020,Missouri,US,4/6/20 9:37,2736.0,47.0,0.0</text:p>
      <text:p text:style-name="Preformatted_20_Text">12502,04/06/2020,Montana,US,4/6/20 9:37,299.0,6.0,0.0</text:p>
      <text:p text:style-name="Preformatted_20_Text">12503,04/06/2020,Montserrat,UK,4/6/20 9:37,6.0,0.0,0.0</text:p>
      <text:p text:style-name="Preformatted_20_Text">12504,04/06/2020,Nebraska,US,4/6/20 9:37,417.0,9.0,0.0</text:p>
      <text:p text:style-name="Preformatted_20_Text">12505,04/06/2020,Nevada,US,4/6/20 9:37,1953.0,46.0,0.0</text:p>
      <text:p text:style-name="Preformatted_20_Text">12506,04/06/2020,New Brunswick,Canada,4/6/20 9:37,103.0,0.0,0.0</text:p>
      <text:p text:style-name="Preformatted_20_Text">12507,04/06/2020,New Caledonia,France,4/6/20 9:37,18.0,0.0,1.0</text:p>
      <text:p text:style-name="Preformatted_20_Text">12508,04/06/2020,New Hampshire,US,4/6/20 9:37,715.0,9.0,0.0</text:p>
      <text:p text:style-name="Preformatted_20_Text">12509,04/06/2020,New Jersey,US,4/6/20 9:37,41090.0,1003.0,0.0</text:p>
      <text:p text:style-name="Preformatted_20_Text">12510,04/06/2020,New Mexico,US,4/6/20 9:37,757.0,12.0,0.0</text:p>
      <text:p text:style-name="Preformatted_20_Text">12511,04/06/2020,New South Wales,Australia,4/6/20 9:37,2637.0,18.0,4.0</text:p>
      <text:p text:style-name="Preformatted_20_Text">12512,04/06/2020,New York,US,4/6/20 9:37,131815.0,4698.0,0.0</text:p>
      <text:p text:style-name="Preformatted_20_Text">12513,04/06/2020,Newfoundland and Labrador,Canada,4/6/20 9:37,226.0,1.0,0.0</text:p>
      <text:p text:style-name="Preformatted_20_Text">12514,04/06/2020,Ningxia,Mainland China,4/6/20 9:37,75.0,0.0,75.0</text:p>
      <text:p text:style-name="Preformatted_20_Text">12515,04/06/2020,North Carolina,US,4/6/20 9:37,2962.0,45.0,0.0</text:p>
      <text:p text:style-name="Preformatted_20_Text">12516,04/06/2020,North Dakota,US,4/6/20 9:37,225.0,3.0,0.0</text:p>
      <text:p text:style-name="Preformatted_20_Text">12517,04/06/2020,Northern Mariana Islands,US,4/6/20 9:37,8.0,1.0,0.0</text:p>
      <text:p text:style-name="Preformatted_20_Text">12518,04/06/2020,Northern Territory,Australia,4/6/20 9:37,28.0,0.0,2.0</text:p>
      <text:p text:style-name="Preformatted_20_Text">12519,04/06/2020,Northwest Territories,Canada,4/6/20 9:37,5.0,0.0,0.0</text:p>
      <text:p text:style-name="Preformatted_20_Text">12520,04/06/2020,Nova Scotia,Canada,4/6/20 9:37,293.0,0.0,0.0</text:p>
      <text:p text:style-name="Preformatted_20_Text">12521,04/06/2020,Ohio,US,4/6/20 9:37,4453.0,142.0,0.0</text:p>
      <text:p text:style-name="Preformatted_20_Text">12522,04/06/2020,Oklahoma,US,4/6/20 9:37,1329.0,51.0,0.0</text:p>
      <text:p text:style-name="Preformatted_20_Text">12523,04/06/2020,Ontario,Canada,4/6/20 9:37,4347.0,150.0,0.0</text:p>
      <text:p text:style-name="Preformatted_20_Text">12524,04/06/2020,Oregon,US,4/6/20 9:37,1068.0,27.0,0.0</text:p>
      <text:p text:style-name="Preformatted_20_Text">12525,04/06/2020,Pennsylvania,US,4/6/20 9:37,13127.0,179.0,0.0</text:p>
      <text:p text:style-name="Preformatted_20_Text">12526,04/06/2020,Prince Edward Island,Canada,4/6/20 9:37,22.0,0.0,0.0</text:p>
      <text:p text:style-name="Preformatted_20_Text">12527,04/06/2020,Puerto Rico,US,4/6/20 9:37,513.0,21.0,0.0</text:p>
      <text:p text:style-name="Preformatted_20_Text">12528,04/06/2020,Qinghai,Mainland China,4/6/20 9:37,18.0,0.0,18.0</text:p>
      <text:p text:style-name="Preformatted_20_Text">12529,04/06/2020,Quebec,Canada,4/6/20 9:37,8580.0,121.0,0.0</text:p>
      <text:p text:style-name="Preformatted_20_Text">12530,04/06/2020,Queensland,Australia,4/6/20 9:37,921.0,4.0,173.0</text:p>
      <text:p text:style-name="Preformatted_20_Text">12531,04/06/2020,Recovered,Canada,4/6/20 9:37,0.0,0.0,3256.0</text:p>
      <text:p text:style-name="Preformatted_20_Text">12532,04/06/2020,Recovered,US,4/6/20 9:37,0.0,0.0,19581.0</text:p>
      <text:p text:style-name="Preformatted_20_Text">12533,04/06/2020,Reunion,France,4/6/20 9:37,349.0,0.0,40.0</text:p>
      <text:p text:style-name="Preformatted_20_Text">12534,04/06/2020,Rhode Island,US,4/6/20 9:37,1082.0,27.0,0.0</text:p>
      <text:p text:style-name="Preformatted_20_Text"><text:soft-page-break/>12535,04/06/2020,Saint Barthelemy,France,4/6/20 9:37,6.0,0.0,1.0</text:p>
      <text:p text:style-name="Preformatted_20_Text">12536,04/06/2020,Saint Pierre and Miquelon,France,4/6/20 9:37,1.0,0.0,0.0</text:p>
      <text:p text:style-name="Preformatted_20_Text">12537,04/06/2020,Saskatchewan,Canada,4/6/20 9:37,249.0,3.0,0.0</text:p>
      <text:p text:style-name="Preformatted_20_Text">12538,04/06/2020,Shaanxi,Mainland China,4/6/20 9:37,256.0,3.0,246.0</text:p>
      <text:p text:style-name="Preformatted_20_Text">12539,04/06/2020,Shandong,Mainland China,4/6/20 9:37,780.0,7.0,755.0</text:p>
      <text:p text:style-name="Preformatted_20_Text">12540,04/06/2020,Shanghai,Mainland China,4/6/20 9:37,536.0,6.0,389.0</text:p>
      <text:p text:style-name="Preformatted_20_Text">12541,04/06/2020,Shanxi,Mainland China,4/6/20 9:37,138.0,0.0,133.0</text:p>
      <text:p text:style-name="Preformatted_20_Text">12542,04/06/2020,Sichuan,Mainland China,4/6/20 9:37,559.0,3.0,540.0</text:p>
      <text:p text:style-name="Preformatted_20_Text">12543,04/06/2020,Sint Maarten,Netherlands,4/6/20 9:37,37.0,6.0,1.0</text:p>
      <text:p text:style-name="Preformatted_20_Text">12544,04/06/2020,South Australia,Australia,4/6/20 9:37,411.0,0.0,53.0</text:p>
      <text:p text:style-name="Preformatted_20_Text">12545,04/06/2020,South Carolina,US,4/6/20 9:37,2232.0,48.0,0.0</text:p>
      <text:p text:style-name="Preformatted_20_Text">12546,04/06/2020,South Dakota,US,4/6/20 9:37,288.0,4.0,0.0</text:p>
      <text:p text:style-name="Preformatted_20_Text">12547,04/06/2020,St Martin,France,4/6/20 9:37,32.0,2.0,7.0</text:p>
      <text:p text:style-name="Preformatted_20_Text">12548,04/06/2020,Tasmania,Australia,4/6/20 9:37,86.0,2.0,26.0</text:p>
      <text:p text:style-name="Preformatted_20_Text">12549,04/06/2020,Tennessee,US,4/6/20 9:37,3802.0,65.0,0.0</text:p>
      <text:p text:style-name="Preformatted_20_Text">12550,04/06/2020,Texas,US,4/6/20 9:37,8043.0,150.0,0.0</text:p>
      <text:p text:style-name="Preformatted_20_Text">12551,04/06/2020,Tianjin,Mainland China,4/6/20 9:37,180.0,3.0,144.0</text:p>
      <text:p text:style-name="Preformatted_20_Text">12552,04/06/2020,Tibet,Mainland China,4/6/20 9:37,1.0,0.0,1.0</text:p>
      <text:p text:style-name="Preformatted_20_Text">12553,04/06/2020,Turks and Caicos Islands,UK,4/6/20 9:37,8.0,1.0,0.0</text:p>
      <text:p text:style-name="Preformatted_20_Text">12554,04/06/2020,Utah,US,4/6/20 9:37,1685.0,13.0,0.0</text:p>
      <text:p text:style-name="Preformatted_20_Text">12555,04/06/2020,Vermont,US,4/6/20 9:37,543.0,23.0,0.0</text:p>
      <text:p text:style-name="Preformatted_20_Text">12556,04/06/2020,Victoria,Australia,4/6/20 9:37,1158.0,10.0,620.0</text:p>
      <text:p text:style-name="Preformatted_20_Text">12557,04/06/2020,Virgin Islands,US,4/6/20 9:37,43.0,1.0,0.0</text:p>
      <text:p text:style-name="Preformatted_20_Text">12558,04/06/2020,Virginia,US,4/6/20 9:37,2878.0,66.0,0.0</text:p>
      <text:p text:style-name="Preformatted_20_Text">12559,04/06/2020,Washington,US,4/6/20 9:37,8311.0,381.0,0.0</text:p>
      <text:p text:style-name="Preformatted_20_Text">12560,04/06/2020,West Virginia,US,4/6/20 9:37,345.0,4.0,0.0</text:p>
      <text:p text:style-name="Preformatted_20_Text">12561,04/06/2020,Western Australia,Australia,4/6/20 9:37,460.0,4.0,162.0</text:p>
      <text:p text:style-name="Preformatted_20_Text">12562,04/06/2020,Wisconsin,US,4/6/20 9:37,2449.0,78.0,0.0</text:p>
      <text:p text:style-name="Preformatted_20_Text">12563,04/06/2020,Wyoming,US,4/6/20 9:37,210.0,0.0,0.0</text:p>
      <text:p text:style-name="Preformatted_20_Text">12564,04/06/2020,Xinjiang,Mainland China,4/6/20 9:37,76.0,3.0,73.0</text:p>
      <text:p text:style-name="Preformatted_20_Text">12565,04/06/2020,Yukon,Canada,4/6/20 9:37,6.0,0.0,0.0</text:p>
      <text:p text:style-name="Preformatted_20_Text">12566,04/06/2020,Yunnan,Mainland China,4/6/20 9:37,184.0,2.0,172.0</text:p>
      <text:p text:style-name="Preformatted_20_Text">12567,04/06/2020,Zhejiang,Mainland China,4/6/20 9:37,1264.0,1.0,1230.0</text:p>
      <text:p text:style-name="Preformatted_20_Text">12568,04/07/2020,,Afghanistan,2020-04-07 23:11:31,423.0,14.0,18.0</text:p>
      <text:p text:style-name="Preformatted_20_Text">12569,04/07/2020,,Albania,2020-04-07 23:11:31,383.0,22.0,131.0</text:p>
      <text:p text:style-name="Preformatted_20_Text">12570,04/07/2020,,Algeria,2020-04-07 23:11:31,1468.0,193.0,113.0</text:p>
      <text:p text:style-name="Preformatted_20_Text">12571,04/07/2020,,Andorra,2020-04-07 23:11:31,545.0,22.0,39.0</text:p>
      <text:p text:style-name="Preformatted_20_Text">12572,04/07/2020,,Angola,2020-04-07 23:11:31,17.0,2.0,2.0</text:p>
      <text:p text:style-name="Preformatted_20_Text">12573,04/07/2020,,Antigua and Barbuda,2020-04-07 23:11:31,19.0,1.0,0.0</text:p>
      <text:p text:style-name="Preformatted_20_Text">12574,04/07/2020,,Argentina,2020-04-07 23:11:31,1628.0,56.0,338.0</text:p>
      <text:p text:style-name="Preformatted_20_Text">12575,04/07/2020,,Armenia,2020-04-07 23:11:31,853.0,8.0,87.0</text:p>
      <text:p text:style-name="Preformatted_20_Text">12576,04/07/2020,,Austria,2020-04-07 23:11:31,12639.0,243.0,4046.0</text:p>
      <text:p text:style-name="Preformatted_20_Text">12577,04/07/2020,,Azerbaijan,2020-04-07 23:11:31,717.0,8.0,44.0</text:p>
      <text:p text:style-name="Preformatted_20_Text">12578,04/07/2020,,Bahamas,2020-04-07 23:11:31,33.0,6.0,5.0</text:p>
      <text:p text:style-name="Preformatted_20_Text">12579,04/07/2020,,Bahrain,2020-04-07 23:11:31,811.0,5.0,458.0</text:p>
      <text:p text:style-name="Preformatted_20_Text">12580,04/07/2020,,Bangladesh,2020-04-07 23:11:31,164.0,17.0,33.0</text:p>
      <text:p text:style-name="Preformatted_20_Text">12581,04/07/2020,,Barbados,2020-04-07 23:11:31,63.0,3.0,6.0</text:p>
      <text:p text:style-name="Preformatted_20_Text">12582,04/07/2020,,Belarus,2020-04-07 23:11:31,861.0,13.0,54.0</text:p>
      <text:p text:style-name="Preformatted_20_Text">12583,04/07/2020,,Belgium,2020-04-07 23:11:31,22194.0,2035.0,4157.0</text:p>
      <text:p text:style-name="Preformatted_20_Text">12584,04/07/2020,,Belize,2020-04-07 23:11:31,7.0,1.0,0.0</text:p>
      <text:p text:style-name="Preformatted_20_Text">12585,04/07/2020,,Benin,2020-04-07 23:11:31,26.0,1.0,5.0</text:p>
      <text:p text:style-name="Preformatted_20_Text">12586,04/07/2020,,Bhutan,2020-04-07 23:11:31,5.0,0.0,2.0</text:p>
      <text:p text:style-name="Preformatted_20_Text">12587,04/07/2020,,Bolivia,2020-04-07 23:11:31,194.0,14.0,2.0</text:p>
      <text:p text:style-name="Preformatted_20_Text">12588,04/07/2020,,Bosnia and Herzegovina,2020-04-07 23:11:31,764.0,33.0,68.0</text:p>
      <text:p text:style-name="Preformatted_20_Text">12589,04/07/2020,,Botswana,2020-04-07 23:11:31,6.0,1.0,0.0</text:p>
      <text:p text:style-name="Preformatted_20_Text">12590,04/07/2020,,Brazil,2020-04-07 23:11:31,14034.0,686.0,127.0</text:p>
      <text:p text:style-name="Preformatted_20_Text">12591,04/07/2020,,Brunei,2020-04-07 23:11:31,135.0,1.0,85.0</text:p>
      <text:p text:style-name="Preformatted_20_Text">12592,04/07/2020,,Bulgaria,2020-04-07 23:11:31,577.0,23.0,42.0</text:p>
      <text:p text:style-name="Preformatted_20_Text">12593,04/07/2020,,Burkina Faso,2020-04-07 23:11:31,384.0,19.0,127.0</text:p>
      <text:p text:style-name="Preformatted_20_Text">12594,04/07/2020,,Burma,2020-04-07 23:11:31,22.0,1.0,0.0</text:p>
      <text:p text:style-name="Preformatted_20_Text">12595,04/07/2020,,Burundi,2020-04-07 23:11:31,3.0,0.0,0.0</text:p>
      <text:p text:style-name="Preformatted_20_Text">12596,04/07/2020,,Cabo Verde,2020-04-07 23:11:31,7.0,1.0,1.0</text:p>
      <text:p text:style-name="Preformatted_20_Text">12597,04/07/2020,,Cambodia,2020-04-07 23:11:31,115.0,0.0,58.0</text:p>
      <text:p text:style-name="Preformatted_20_Text">12598,04/07/2020,,Cameroon,2020-04-07 23:11:31,658.0,9.0,43.0</text:p>
      <text:p text:style-name="Preformatted_20_Text"><text:soft-page-break/>12599,04/07/2020,,Central African Republic,2020-04-07 23:11:31,8.0,0.0,0.0</text:p>
      <text:p text:style-name="Preformatted_20_Text">12600,04/07/2020,,Chad,2020-04-07 23:11:31,10.0,0.0,2.0</text:p>
      <text:p text:style-name="Preformatted_20_Text">12601,04/07/2020,,Chile,2020-04-07 23:11:31,5116.0,43.0,898.0</text:p>
      <text:p text:style-name="Preformatted_20_Text">12602,04/07/2020,,Colombia,2020-04-07 23:11:31,1780.0,50.0,100.0</text:p>
      <text:p text:style-name="Preformatted_20_Text">12603,04/07/2020,,Congo (Brazzaville),2020-04-07 23:11:31,45.0,5.0,2.0</text:p>
      <text:p text:style-name="Preformatted_20_Text">12604,04/07/2020,,Congo (Kinshasa),2020-04-07 23:11:31,180.0,18.0,9.0</text:p>
      <text:p text:style-name="Preformatted_20_Text">12605,04/07/2020,,Costa Rica,2020-04-07 23:11:31,483.0,2.0,24.0</text:p>
      <text:p text:style-name="Preformatted_20_Text">12606,04/07/2020,,Croatia,2020-04-07 23:11:31,1282.0,18.0,167.0</text:p>
      <text:p text:style-name="Preformatted_20_Text">12607,04/07/2020,,Cuba,2020-04-07 23:11:31,396.0,11.0,27.0</text:p>
      <text:p text:style-name="Preformatted_20_Text">12608,04/07/2020,,Cyprus,2020-04-07 23:11:31,494.0,9.0,47.0</text:p>
      <text:p text:style-name="Preformatted_20_Text">12609,04/07/2020,,Czech Republic,2020-04-07 23:11:31,5017.0,88.0,172.0</text:p>
      <text:p text:style-name="Preformatted_20_Text">12610,04/07/2020,,Denmark,2020-04-07 23:11:31,5071.0,203.0,1491.0</text:p>
      <text:p text:style-name="Preformatted_20_Text">12611,04/07/2020,,Diamond Princess,2020-04-07 23:11:31,712.0,11.0,619.0</text:p>
      <text:p text:style-name="Preformatted_20_Text">12612,04/07/2020,,Djibouti,2020-04-07 23:11:31,90.0,0.0,9.0</text:p>
      <text:p text:style-name="Preformatted_20_Text">12613,04/07/2020,,Dominica,2020-04-07 23:11:31,15.0,0.0,1.0</text:p>
      <text:p text:style-name="Preformatted_20_Text">12614,04/07/2020,,Dominican Republic,2020-04-07 23:11:31,1956.0,98.0,36.0</text:p>
      <text:p text:style-name="Preformatted_20_Text">12615,04/07/2020,,Ecuador,2020-04-07 23:11:31,3747.0,191.0,100.0</text:p>
      <text:p text:style-name="Preformatted_20_Text">12616,04/07/2020,,Egypt,2020-04-07 23:11:31,1450.0,94.0,276.0</text:p>
      <text:p text:style-name="Preformatted_20_Text">12617,04/07/2020,,El Salvador,2020-04-07 23:11:31,78.0,4.0,5.0</text:p>
      <text:p text:style-name="Preformatted_20_Text">12618,04/07/2020,,Equatorial Guinea,2020-04-07 23:11:31,16.0,0.0,3.0</text:p>
      <text:p text:style-name="Preformatted_20_Text">12619,04/07/2020,,Eritrea,2020-04-07 23:11:31,31.0,0.0,0.0</text:p>
      <text:p text:style-name="Preformatted_20_Text">12620,04/07/2020,,Estonia,2020-04-07 23:11:31,1149.0,21.0,69.0</text:p>
      <text:p text:style-name="Preformatted_20_Text">12621,04/07/2020,,Eswatini,2020-04-07 23:11:31,10.0,0.0,4.0</text:p>
      <text:p text:style-name="Preformatted_20_Text">12622,04/07/2020,,Ethiopia,2020-04-07 23:11:31,52.0,2.0,4.0</text:p>
      <text:p text:style-name="Preformatted_20_Text">12623,04/07/2020,,Fiji,2020-04-07 23:11:31,15.0,0.0,0.0</text:p>
      <text:p text:style-name="Preformatted_20_Text">12624,04/07/2020,,Finland,2020-04-07 23:11:31,2308.0,34.0,300.0</text:p>
      <text:p text:style-name="Preformatted_20_Text">12625,04/07/2020,,France,2020-04-07 23:11:31,109069.0,10328.0,19337.0</text:p>
      <text:p text:style-name="Preformatted_20_Text">12626,04/07/2020,,Gabon,2020-04-07 23:11:31,30.0,1.0,1.0</text:p>
      <text:p text:style-name="Preformatted_20_Text">12627,04/07/2020,,Gambia,2020-04-07 23:11:31,4.0,1.0,2.0</text:p>
      <text:p text:style-name="Preformatted_20_Text">12628,04/07/2020,,Georgia,2020-04-07 23:11:31,196.0,3.0,46.0</text:p>
      <text:p text:style-name="Preformatted_20_Text">12629,04/07/2020,,Germany,2020-04-07 23:11:31,107663.0,2016.0,36081.0</text:p>
      <text:p text:style-name="Preformatted_20_Text">12630,04/07/2020,,Ghana,2020-04-07 23:11:31,287.0,5.0,31.0</text:p>
      <text:p text:style-name="Preformatted_20_Text">12631,04/07/2020,,Greece,2020-04-07 23:11:31,1832.0,81.0,269.0</text:p>
      <text:p text:style-name="Preformatted_20_Text">12632,04/07/2020,,Grenada,2020-04-07 23:11:31,12.0,0.0,0.0</text:p>
      <text:p text:style-name="Preformatted_20_Text">12633,04/07/2020,,Guatemala,2020-04-07 23:11:31,77.0,3.0,17.0</text:p>
      <text:p text:style-name="Preformatted_20_Text">12634,04/07/2020,,Guinea,2020-04-07 23:11:31,144.0,0.0,5.0</text:p>
      <text:p text:style-name="Preformatted_20_Text">12635,04/07/2020,,Guinea-Bissau,2020-04-07 23:11:31,33.0,0.0,0.0</text:p>
      <text:p text:style-name="Preformatted_20_Text">12636,04/07/2020,,Guyana,2020-04-07 23:11:31,33.0,5.0,8.0</text:p>
      <text:p text:style-name="Preformatted_20_Text">12637,04/07/2020,,Haiti,2020-04-07 23:11:31,25.0,1.0,0.0</text:p>
      <text:p text:style-name="Preformatted_20_Text">12638,04/07/2020,,Holy See,2020-04-07 23:11:31,7.0,0.0,0.0</text:p>
      <text:p text:style-name="Preformatted_20_Text">12639,04/07/2020,,Honduras,2020-04-07 23:11:31,305.0,22.0,6.0</text:p>
      <text:p text:style-name="Preformatted_20_Text">12640,04/07/2020,,Hungary,2020-04-07 23:11:31,817.0,47.0,71.0</text:p>
      <text:p text:style-name="Preformatted_20_Text">12641,04/07/2020,,Iceland,2020-04-07 23:11:31,1586.0,6.0,559.0</text:p>
      <text:p text:style-name="Preformatted_20_Text">12642,04/07/2020,,India,2020-04-07 23:11:31,5311.0,150.0,421.0</text:p>
      <text:p text:style-name="Preformatted_20_Text">12643,04/07/2020,,Indonesia,2020-04-07 23:11:31,2738.0,221.0,204.0</text:p>
      <text:p text:style-name="Preformatted_20_Text">12644,04/07/2020,,Iran,2020-04-07 23:11:31,62589.0,3872.0,27039.0</text:p>
      <text:p text:style-name="Preformatted_20_Text">12645,04/07/2020,,Iraq,2020-04-07 23:11:31,1122.0,65.0,373.0</text:p>
      <text:p text:style-name="Preformatted_20_Text">12646,04/07/2020,,Ireland,2020-04-07 23:11:31,5709.0,210.0,25.0</text:p>
      <text:p text:style-name="Preformatted_20_Text">12647,04/07/2020,,Israel,2020-04-07 23:11:31,9248.0,65.0,770.0</text:p>
      <text:p text:style-name="Preformatted_20_Text">12648,04/07/2020,,Italy,2020-04-07 23:11:31,135586.0,17127.0,24392.0</text:p>
      <text:p text:style-name="Preformatted_20_Text">12649,04/07/2020,,Ivory Coast,2020-04-07 23:11:31,349.0,3.0,41.0</text:p>
      <text:p text:style-name="Preformatted_20_Text">12650,04/07/2020,,Jamaica,2020-04-07 23:11:31,63.0,3.0,8.0</text:p>
      <text:p text:style-name="Preformatted_20_Text">12651,04/07/2020,,Japan,2020-04-07 23:11:31,3906.0,92.0,592.0</text:p>
      <text:p text:style-name="Preformatted_20_Text">12652,04/07/2020,,Jordan,2020-04-07 23:11:31,353.0,6.0,138.0</text:p>
      <text:p text:style-name="Preformatted_20_Text">12653,04/07/2020,,Kazakhstan,2020-04-07 23:11:31,697.0,6.0,51.0</text:p>
      <text:p text:style-name="Preformatted_20_Text">12654,04/07/2020,,Kenya,2020-04-07 23:11:31,172.0,6.0,7.0</text:p>
      <text:p text:style-name="Preformatted_20_Text">12655,04/07/2020,,Kosovo,2020-04-07 23:11:31,170.0,4.0,24.0</text:p>
      <text:p text:style-name="Preformatted_20_Text">12656,04/07/2020,,Kuwait,2020-04-07 23:11:31,743.0,1.0,105.0</text:p>
      <text:p text:style-name="Preformatted_20_Text">12657,04/07/2020,,Kyrgyzstan,2020-04-07 23:11:31,228.0,4.0,33.0</text:p>
      <text:p text:style-name="Preformatted_20_Text">12658,04/07/2020,,Laos,2020-04-07 23:11:31,14.0,0.0,0.0</text:p>
      <text:p text:style-name="Preformatted_20_Text">12659,04/07/2020,,Latvia,2020-04-07 23:11:31,548.0,2.0,16.0</text:p>
      <text:p text:style-name="Preformatted_20_Text">12660,04/07/2020,,Lebanon,2020-04-07 23:11:31,548.0,19.0,62.0</text:p>
      <text:p text:style-name="Preformatted_20_Text">12661,04/07/2020,,Liberia,2020-04-07 23:11:31,14.0,3.0,3.0</text:p>
      <text:p text:style-name="Preformatted_20_Text">12662,04/07/2020,,Libya,2020-04-07 23:11:31,20.0,1.0,1.0</text:p>
      <text:p text:style-name="Preformatted_20_Text"><text:soft-page-break/>12663,04/07/2020,,Liechtenstein,2020-04-07 23:11:31,78.0,1.0,55.0</text:p>
      <text:p text:style-name="Preformatted_20_Text">12664,04/07/2020,,Lithuania,2020-04-07 23:11:31,880.0,15.0,8.0</text:p>
      <text:p text:style-name="Preformatted_20_Text">12665,04/07/2020,,Luxembourg,2020-04-07 23:11:31,2970.0,44.0,500.0</text:p>
      <text:p text:style-name="Preformatted_20_Text">12666,04/07/2020,,MS Zaandam,2020-04-07 23:11:31,9.0,2.0,0.0</text:p>
      <text:p text:style-name="Preformatted_20_Text">12667,04/07/2020,,Madagascar,2020-04-07 23:11:31,88.0,0.0,7.0</text:p>
      <text:p text:style-name="Preformatted_20_Text">12668,04/07/2020,,Malawi,2020-04-07 23:11:31,8.0,1.0,0.0</text:p>
      <text:p text:style-name="Preformatted_20_Text">12669,04/07/2020,,Malaysia,2020-04-07 23:11:31,3963.0,63.0,1321.0</text:p>
      <text:p text:style-name="Preformatted_20_Text">12670,04/07/2020,,Maldives,2020-04-07 23:11:31,19.0,0.0,13.0</text:p>
      <text:p text:style-name="Preformatted_20_Text">12671,04/07/2020,,Mali,2020-04-07 23:11:31,56.0,5.0,12.0</text:p>
      <text:p text:style-name="Preformatted_20_Text">12672,04/07/2020,,Malta,2020-04-07 23:11:31,293.0,0.0,5.0</text:p>
      <text:p text:style-name="Preformatted_20_Text">12673,04/07/2020,,Mauritania,2020-04-07 23:11:31,6.0,1.0,2.0</text:p>
      <text:p text:style-name="Preformatted_20_Text">12674,04/07/2020,,Mauritius,2020-04-07 23:11:31,268.0,7.0,8.0</text:p>
      <text:p text:style-name="Preformatted_20_Text">12675,04/07/2020,,Mexico,2020-04-07 23:11:31,2439.0,125.0,633.0</text:p>
      <text:p text:style-name="Preformatted_20_Text">12676,04/07/2020,,Moldova,2020-04-07 23:11:31,1056.0,22.0,40.0</text:p>
      <text:p text:style-name="Preformatted_20_Text">12677,04/07/2020,,Monaco,2020-04-07 23:11:31,79.0,1.0,4.0</text:p>
      <text:p text:style-name="Preformatted_20_Text">12678,04/07/2020,,Mongolia,2020-04-07 23:11:31,15.0,0.0,4.0</text:p>
      <text:p text:style-name="Preformatted_20_Text">12679,04/07/2020,,Montenegro,2020-04-07 23:11:31,241.0,2.0,4.0</text:p>
      <text:p text:style-name="Preformatted_20_Text">12680,04/07/2020,,Morocco,2020-04-07 23:11:31,1184.0,90.0,93.0</text:p>
      <text:p text:style-name="Preformatted_20_Text">12681,04/07/2020,,Mozambique,2020-04-07 23:11:31,10.0,0.0,1.0</text:p>
      <text:p text:style-name="Preformatted_20_Text">12682,04/07/2020,,Namibia,2020-04-07 23:11:31,16.0,0.0,3.0</text:p>
      <text:p text:style-name="Preformatted_20_Text">12683,04/07/2020,,Nepal,2020-04-07 23:11:31,9.0,0.0,1.0</text:p>
      <text:p text:style-name="Preformatted_20_Text">12684,04/07/2020,,Netherlands,2020-04-07 23:11:31,19580.0,2101.0,250.0</text:p>
      <text:p text:style-name="Preformatted_20_Text">12685,04/07/2020,,New Zealand,2020-04-07 23:11:31,1160.0,1.0,241.0</text:p>
      <text:p text:style-name="Preformatted_20_Text">12686,04/07/2020,,Nicaragua,2020-04-07 23:11:31,6.0,1.0,0.0</text:p>
      <text:p text:style-name="Preformatted_20_Text">12687,04/07/2020,,Niger,2020-04-07 23:11:31,278.0,11.0,26.0</text:p>
      <text:p text:style-name="Preformatted_20_Text">12688,04/07/2020,,Nigeria,2020-04-07 23:11:31,254.0,6.0,44.0</text:p>
      <text:p text:style-name="Preformatted_20_Text">12689,04/07/2020,,North Macedonia,2020-04-07 23:11:31,599.0,26.0,30.0</text:p>
      <text:p text:style-name="Preformatted_20_Text">12690,04/07/2020,,Norway,2020-04-07 23:11:31,6086.0,89.0,32.0</text:p>
      <text:p text:style-name="Preformatted_20_Text">12691,04/07/2020,,Oman,2020-04-07 23:11:31,371.0,2.0,67.0</text:p>
      <text:p text:style-name="Preformatted_20_Text">12692,04/07/2020,,Pakistan,2020-04-07 23:11:31,4035.0,57.0,429.0</text:p>
      <text:p text:style-name="Preformatted_20_Text">12693,04/07/2020,,Panama,2020-04-07 23:11:31,2100.0,55.0,14.0</text:p>
      <text:p text:style-name="Preformatted_20_Text">12694,04/07/2020,,Papua New Guinea,2020-04-07 23:11:31,2.0,0.0,0.0</text:p>
      <text:p text:style-name="Preformatted_20_Text">12695,04/07/2020,,Paraguay,2020-04-07 23:11:31,115.0,5.0,15.0</text:p>
      <text:p text:style-name="Preformatted_20_Text">12696,04/07/2020,,Peru,2020-04-07 23:11:31,2954.0,107.0,1301.0</text:p>
      <text:p text:style-name="Preformatted_20_Text">12697,04/07/2020,,Philippines,2020-04-07 23:11:31,3764.0,177.0,84.0</text:p>
      <text:p text:style-name="Preformatted_20_Text">12698,04/07/2020,,Poland,2020-04-07 23:11:31,4848.0,129.0,191.0</text:p>
      <text:p text:style-name="Preformatted_20_Text">12699,04/07/2020,,Portugal,2020-04-07 23:11:31,12442.0,345.0,184.0</text:p>
      <text:p text:style-name="Preformatted_20_Text">12700,04/07/2020,,Qatar,2020-04-07 23:11:31,2057.0,6.0,150.0</text:p>
      <text:p text:style-name="Preformatted_20_Text">12701,04/07/2020,,Romania,2020-04-07 23:11:31,4417.0,197.0,460.0</text:p>
      <text:p text:style-name="Preformatted_20_Text">12702,04/07/2020,,Russia,2020-04-07 23:11:31,7497.0,58.0,494.0</text:p>
      <text:p text:style-name="Preformatted_20_Text">12703,04/07/2020,,Rwanda,2020-04-07 23:11:31,105.0,0.0,7.0</text:p>
      <text:p text:style-name="Preformatted_20_Text">12704,04/07/2020,,Saint Kitts and Nevis,2020-04-07 23:11:31,11.0,0.0,0.0</text:p>
      <text:p text:style-name="Preformatted_20_Text">12705,04/07/2020,,Saint Lucia,2020-04-07 23:11:31,14.0,0.0,1.0</text:p>
      <text:p text:style-name="Preformatted_20_Text">12706,04/07/2020,,Saint Vincent and the Grenadines,2020-04-07 23:11:31,8.0,0.0,1.0</text:p>
      <text:p text:style-name="Preformatted_20_Text">12707,04/07/2020,,San Marino,2020-04-07 23:11:31,279.0,34.0,40.0</text:p>
      <text:p text:style-name="Preformatted_20_Text">12708,04/07/2020,,Sao Tome and Principe,2020-04-07 23:11:31,4.0,0.0,0.0</text:p>
      <text:p text:style-name="Preformatted_20_Text">12709,04/07/2020,,Saudi Arabia,2020-04-07 23:11:31,2795.0,41.0,615.0</text:p>
      <text:p text:style-name="Preformatted_20_Text">12710,04/07/2020,,Senegal,2020-04-07 23:11:31,237.0,2.0,105.0</text:p>
      <text:p text:style-name="Preformatted_20_Text">12711,04/07/2020,,Serbia,2020-04-07 23:11:31,2447.0,61.0,0.0</text:p>
      <text:p text:style-name="Preformatted_20_Text">12712,04/07/2020,,Seychelles,2020-04-07 23:11:31,11.0,0.0,0.0</text:p>
      <text:p text:style-name="Preformatted_20_Text">12713,04/07/2020,,Sierra Leone,2020-04-07 23:11:31,6.0,0.0,0.0</text:p>
      <text:p text:style-name="Preformatted_20_Text">12714,04/07/2020,,Singapore,2020-04-07 23:11:31,1481.0,6.0,377.0</text:p>
      <text:p text:style-name="Preformatted_20_Text">12715,04/07/2020,,Slovakia,2020-04-07 23:11:31,581.0,2.0,13.0</text:p>
      <text:p text:style-name="Preformatted_20_Text">12716,04/07/2020,,Slovenia,2020-04-07 23:11:31,1059.0,36.0,102.0</text:p>
      <text:p text:style-name="Preformatted_20_Text">12717,04/07/2020,,Somalia,2020-04-07 23:11:31,8.0,0.0,1.0</text:p>
      <text:p text:style-name="Preformatted_20_Text">12718,04/07/2020,,South Africa,2020-04-07 23:11:31,1749.0,13.0,95.0</text:p>
      <text:p text:style-name="Preformatted_20_Text">12719,04/07/2020,,South Korea,2020-04-07 23:11:31,10331.0,192.0,6694.0</text:p>
      <text:p text:style-name="Preformatted_20_Text">12720,04/07/2020,,South Sudan,2020-04-07 23:11:31,2.0,0.0,0.0</text:p>
      <text:p text:style-name="Preformatted_20_Text">12721,04/07/2020,,Spain,2020-04-07 23:11:31,141942.0,14045.0,43208.0</text:p>
      <text:p text:style-name="Preformatted_20_Text">12722,04/07/2020,,Sri Lanka,2020-04-07 23:11:31,185.0,6.0,42.0</text:p>
      <text:p text:style-name="Preformatted_20_Text">12723,04/07/2020,,Sudan,2020-04-07 23:11:31,14.0,2.0,2.0</text:p>
      <text:p text:style-name="Preformatted_20_Text">12724,04/07/2020,,Suriname,2020-04-07 23:11:31,10.0,1.0,0.0</text:p>
      <text:p text:style-name="Preformatted_20_Text">12725,04/07/2020,,Sweden,2020-04-07 23:11:31,7693.0,591.0,205.0</text:p>
      <text:p text:style-name="Preformatted_20_Text"><text:soft-page-break/>12726,04/07/2020,,Switzerland,2020-04-07 23:11:31,22253.0,821.0,8704.0</text:p>
      <text:p text:style-name="Preformatted_20_Text">12727,04/07/2020,,Syria,2020-04-07 23:11:31,19.0,2.0,3.0</text:p>
      <text:p text:style-name="Preformatted_20_Text">12728,04/07/2020,,Taiwan,2020-04-07 23:11:31,376.0,5.0,57.0</text:p>
      <text:p text:style-name="Preformatted_20_Text">12729,04/07/2020,,Tanzania,2020-04-07 23:11:31,24.0,1.0,5.0</text:p>
      <text:p text:style-name="Preformatted_20_Text">12730,04/07/2020,,Thailand,2020-04-07 23:11:31,2258.0,27.0,888.0</text:p>
      <text:p text:style-name="Preformatted_20_Text">12731,04/07/2020,,Timor-Leste,2020-04-07 23:11:31,1.0,0.0,0.0</text:p>
      <text:p text:style-name="Preformatted_20_Text">12732,04/07/2020,,Togo,2020-04-07 23:11:31,65.0,3.0,23.0</text:p>
      <text:p text:style-name="Preformatted_20_Text">12733,04/07/2020,,Trinidad and Tobago,2020-04-07 23:11:31,107.0,8.0,1.0</text:p>
      <text:p text:style-name="Preformatted_20_Text">12734,04/07/2020,,Tunisia,2020-04-07 23:11:31,623.0,23.0,25.0</text:p>
      <text:p text:style-name="Preformatted_20_Text">12735,04/07/2020,,Turkey,2020-04-07 23:11:31,34109.0,725.0,1582.0</text:p>
      <text:p text:style-name="Preformatted_20_Text">12736,04/07/2020,,UK,2020-04-07 23:11:31,55242.0,6159.0,135.0</text:p>
      <text:p text:style-name="Preformatted_20_Text">12737,04/07/2020,,Uganda,2020-04-07 23:11:31,52.0,0.0,0.0</text:p>
      <text:p text:style-name="Preformatted_20_Text">12738,04/07/2020,,Ukraine,2020-04-07 23:11:31,1462.0,45.0,28.0</text:p>
      <text:p text:style-name="Preformatted_20_Text">12739,04/07/2020,,United Arab Emirates,2020-04-07 23:11:31,2359.0,12.0,186.0</text:p>
      <text:p text:style-name="Preformatted_20_Text">12740,04/07/2020,,Uruguay,2020-04-07 23:11:31,424.0,7.0,150.0</text:p>
      <text:p text:style-name="Preformatted_20_Text">12741,04/07/2020,,Uzbekistan,2020-04-07 23:11:31,520.0,2.0,30.0</text:p>
      <text:p text:style-name="Preformatted_20_Text">12742,04/07/2020,,Venezuela,2020-04-07 23:11:31,165.0,7.0,65.0</text:p>
      <text:p text:style-name="Preformatted_20_Text">12743,04/07/2020,,Vietnam,2020-04-07 23:11:31,249.0,0.0,123.0</text:p>
      <text:p text:style-name="Preformatted_20_Text">12744,04/07/2020,,West Bank and Gaza,2020-04-07 23:11:31,261.0,1.0,42.0</text:p>
      <text:p text:style-name="Preformatted_20_Text">12745,04/07/2020,,Western Sahara,2020-04-07 23:11:31,4.0,0.0,0.0</text:p>
      <text:p text:style-name="Preformatted_20_Text">12746,04/07/2020,,Zambia,2020-04-07 23:11:31,39.0,1.0,7.0</text:p>
      <text:p text:style-name="Preformatted_20_Text">12747,04/07/2020,,Zimbabwe,2020-04-07 23:11:31,11.0,2.0,0.0</text:p>
      <text:p text:style-name="Preformatted_20_Text">12748,04/07/2020,Alabama,US,2020-04-07 23:11:31,2169.0,64.0,0.0</text:p>
      <text:p text:style-name="Preformatted_20_Text">12749,04/07/2020,Alaska,US,2020-04-07 23:11:31,213.0,6.0,0.0</text:p>
      <text:p text:style-name="Preformatted_20_Text">12750,04/07/2020,Alberta,Canada,2020-04-07 23:11:31,1373.0,24.0,0.0</text:p>
      <text:p text:style-name="Preformatted_20_Text">12751,04/07/2020,Anguilla,UK,2020-04-07 23:11:31,3.0,0.0,0.0</text:p>
      <text:p text:style-name="Preformatted_20_Text">12752,04/07/2020,Anhui,Mainland China,2020-04-07 23:11:31,990.0,6.0,984.0</text:p>
      <text:p text:style-name="Preformatted_20_Text">12753,04/07/2020,Arizona,US,2020-04-07 23:11:31,2870.0,73.0,0.0</text:p>
      <text:p text:style-name="Preformatted_20_Text">12754,04/07/2020,Arkansas,US,2020-04-07 23:11:31,946.0,18.0,0.0</text:p>
      <text:p text:style-name="Preformatted_20_Text">12755,04/07/2020,Aruba,Netherlands,2020-04-07 23:11:31,74.0,0.0,14.0</text:p>
      <text:p text:style-name="Preformatted_20_Text">12756,04/07/2020,Australian Capital Territory,Australia,2020-04-07 23:11:31,96.0,2.0,40.0</text:p>
      <text:p text:style-name="Preformatted_20_Text">12757,04/07/2020,Beijing,Mainland China,2020-04-07 23:11:31,587.0,8.0,448.0</text:p>
      <text:p text:style-name="Preformatted_20_Text">12758,04/07/2020,Bermuda,UK,2020-04-07 23:11:31,39.0,2.0,17.0</text:p>
      <text:p text:style-name="Preformatted_20_Text">12759,04/07/2020,"Bonaire, Sint Eustatius and Saba",Netherlands,2020-04-07 23:11:31,2.0,0.0,0.0</text:p>
      <text:p text:style-name="Preformatted_20_Text">12760,04/07/2020,British Columbia,Canada,2020-04-07 23:11:31,1266.0,39.0,0.0</text:p>
      <text:p text:style-name="Preformatted_20_Text">12761,04/07/2020,British Virgin Islands,UK,2020-04-07 23:11:31,3.0,0.0,0.0</text:p>
      <text:p text:style-name="Preformatted_20_Text">12762,04/07/2020,California,US,2020-04-07 23:11:31,17351.0,432.0,0.0</text:p>
      <text:p text:style-name="Preformatted_20_Text">12763,04/07/2020,Cayman Islands,UK,2020-04-07 23:11:31,45.0,1.0,6.0</text:p>
      <text:p text:style-name="Preformatted_20_Text">12764,04/07/2020,Channel Islands,UK,2020-04-07 23:11:31,335.0,7.0,34.0</text:p>
      <text:p text:style-name="Preformatted_20_Text">12765,04/07/2020,Chongqing,Mainland China,2020-04-07 23:11:31,579.0,6.0,570.0</text:p>
      <text:p text:style-name="Preformatted_20_Text">12766,04/07/2020,Colorado,US,2020-04-07 23:11:31,5429.0,179.0,0.0</text:p>
      <text:p text:style-name="Preformatted_20_Text">12767,04/07/2020,Connecticut,US,2020-04-07 23:11:31,7781.0,277.0,0.0</text:p>
      <text:p text:style-name="Preformatted_20_Text">12768,04/07/2020,Curacao,Netherlands,2020-04-07 23:11:31,13.0,1.0,7.0</text:p>
      <text:p text:style-name="Preformatted_20_Text">12769,04/07/2020,Delaware,US,2020-04-07 23:11:31,928.0,16.0,0.0</text:p>
      <text:p text:style-name="Preformatted_20_Text">12770,04/07/2020,Diamond Princess cruise ship,Canada,2020-04-07 23:11:31,0.0,1.0,0.0</text:p>
      <text:p text:style-name="Preformatted_20_Text">12771,04/07/2020,Diamond Princess cruise ship,US,2020-04-07 23:11:31,49.0,0.0,0.0</text:p>
      <text:p text:style-name="Preformatted_20_Text">12772,04/07/2020,District of Columbia,US,2020-04-07 23:11:31,1211.0,22.0,0.0</text:p>
      <text:p text:style-name="Preformatted_20_Text">12773,04/07/2020,Falkland Islands (Malvinas),UK,2020-04-07 23:11:31,2.0,0.0,0.0</text:p>
      <text:p text:style-name="Preformatted_20_Text">12774,04/07/2020,Faroe Islands,Denmark,2020-04-07 23:11:31,184.0,0.0,120.0</text:p>
      <text:p text:style-name="Preformatted_20_Text">12775,04/07/2020,Florida,US,2020-04-07 23:11:31,14545.0,283.0,0.0</text:p>
      <text:p text:style-name="Preformatted_20_Text">12776,04/07/2020,French Guiana,France,2020-04-07 23:11:31,72.0,0.0,34.0</text:p>
      <text:p text:style-name="Preformatted_20_Text">12777,04/07/2020,French Polynesia,France,2020-04-07 23:11:31,47.0,0.0,0.0</text:p>
      <text:p text:style-name="Preformatted_20_Text">12778,04/07/2020,Fujian,Mainland China,2020-04-07 23:11:31,351.0,1.0,305.0</text:p>
      <text:p text:style-name="Preformatted_20_Text">12779,04/07/2020,Gansu,Mainland China,2020-04-07 23:11:31,139.0,2.0,132.0</text:p>
      <text:p text:style-name="Preformatted_20_Text">12780,04/07/2020,Georgia,US,2020-04-07 23:11:31,8822.0,329.0,0.0</text:p>
      <text:p text:style-name="Preformatted_20_Text">12781,04/07/2020,Gibraltar,UK,2020-04-07 23:11:31,113.0,0.0,60.0</text:p>
      <text:p text:style-name="Preformatted_20_Text">12782,04/07/2020,Grand Princess,Canada,2020-04-07 23:11:31,13.0,0.0,0.0</text:p>
      <text:p text:style-name="Preformatted_20_Text">12783,04/07/2020,Grand Princess,US,2020-04-07 23:11:31,103.0,3.0,0.0</text:p>
      <text:p text:style-name="Preformatted_20_Text">12784,04/07/2020,Greenland,Denmark,2020-04-07 23:11:31,11.0,0.0,10.0</text:p>
      <text:p text:style-name="Preformatted_20_Text">12785,04/07/2020,Guadeloupe,France,2020-04-07 23:11:31,139.0,7.0,31.0</text:p>
      <text:p text:style-name="Preformatted_20_Text"><text:soft-page-break/>12786,04/07/2020,Guam,US,2020-04-07 23:11:31,121.0,4.0,0.0</text:p>
      <text:p text:style-name="Preformatted_20_Text">12787,04/07/2020,Guangdong,Mainland China,2020-04-07 23:11:31,1533.0,8.0,1401.0</text:p>
      <text:p text:style-name="Preformatted_20_Text">12788,04/07/2020,Guangxi,Mainland China,2020-04-07 23:11:31,254.0,2.0,252.0</text:p>
      <text:p text:style-name="Preformatted_20_Text">12789,04/07/2020,Guizhou,Mainland China,2020-04-07 23:11:31,146.0,2.0,144.0</text:p>
      <text:p text:style-name="Preformatted_20_Text">12790,04/07/2020,Hainan,Mainland China,2020-04-07 23:11:31,168.0,6.0,162.0</text:p>
      <text:p text:style-name="Preformatted_20_Text">12791,04/07/2020,Hawaii,US,2020-04-07 23:11:31,410.0,5.0,0.0</text:p>
      <text:p text:style-name="Preformatted_20_Text">12792,04/07/2020,Hebei,Mainland China,2020-04-07 23:11:31,327.0,6.0,312.0</text:p>
      <text:p text:style-name="Preformatted_20_Text">12793,04/07/2020,Heilongjiang,Mainland China,2020-04-07 23:11:31,544.0,13.0,469.0</text:p>
      <text:p text:style-name="Preformatted_20_Text">12794,04/07/2020,Henan,Mainland China,2020-04-07 23:11:31,1276.0,22.0,1252.0</text:p>
      <text:p text:style-name="Preformatted_20_Text">12795,04/07/2020,Hong Kong,Hong Kong,2020-04-07 23:11:31,935.0,4.0,216.0</text:p>
      <text:p text:style-name="Preformatted_20_Text">12796,04/07/2020,Hubei,Mainland China,2020-04-07 23:11:31,67803.0,3212.0,64073.0</text:p>
      <text:p text:style-name="Preformatted_20_Text">12797,04/07/2020,Hunan,Mainland China,2020-04-07 23:11:31,1019.0,4.0,1014.0</text:p>
      <text:p text:style-name="Preformatted_20_Text">12798,04/07/2020,Idaho,US,2020-04-07 23:11:31,1170.0,13.0,0.0</text:p>
      <text:p text:style-name="Preformatted_20_Text">12799,04/07/2020,Illinois,US,2020-04-07 23:11:31,12271.0,308.0,0.0</text:p>
      <text:p text:style-name="Preformatted_20_Text">12800,04/07/2020,Indiana,US,2020-04-07 23:11:31,5510.0,173.0,0.0</text:p>
      <text:p text:style-name="Preformatted_20_Text">12801,04/07/2020,Inner Mongolia,Mainland China,2020-04-07 23:11:31,121.0,1.0,74.0</text:p>
      <text:p text:style-name="Preformatted_20_Text">12802,04/07/2020,Iowa,US,2020-04-07 23:11:31,1046.0,25.0,0.0</text:p>
      <text:p text:style-name="Preformatted_20_Text">12803,04/07/2020,Isle of Man,UK,2020-04-07 23:11:31,150.0,1.0,73.0</text:p>
      <text:p text:style-name="Preformatted_20_Text">12804,04/07/2020,Jiangsu,Mainland China,2020-04-07 23:11:31,651.0,0.0,633.0</text:p>
      <text:p text:style-name="Preformatted_20_Text">12805,04/07/2020,Jiangxi,Mainland China,2020-04-07 23:11:31,937.0,1.0,935.0</text:p>
      <text:p text:style-name="Preformatted_20_Text">12806,04/07/2020,Jilin,Mainland China,2020-04-07 23:11:31,98.0,1.0,92.0</text:p>
      <text:p text:style-name="Preformatted_20_Text">12807,04/07/2020,Kansas,US,2020-04-07 23:11:31,912.0,29.0,0.0</text:p>
      <text:p text:style-name="Preformatted_20_Text">12808,04/07/2020,Kentucky,US,2020-04-07 23:11:31,1149.0,65.0,0.0</text:p>
      <text:p text:style-name="Preformatted_20_Text">12809,04/07/2020,Liaoning,Mainland China,2020-04-07 23:11:31,144.0,2.0,130.0</text:p>
      <text:p text:style-name="Preformatted_20_Text">12810,04/07/2020,Louisiana,US,2020-04-07 23:11:31,16284.0,582.0,0.0</text:p>
      <text:p text:style-name="Preformatted_20_Text">12811,04/07/2020,Macau,Macau,2020-04-07 23:11:31,44.0,0.0,10.0</text:p>
      <text:p text:style-name="Preformatted_20_Text">12812,04/07/2020,Maine,US,2020-04-07 23:11:31,519.0,12.0,0.0</text:p>
      <text:p text:style-name="Preformatted_20_Text">12813,04/07/2020,Manitoba,Canada,2020-04-07 23:11:31,217.0,3.0,0.0</text:p>
      <text:p text:style-name="Preformatted_20_Text">12814,04/07/2020,Martinique,France,2020-04-07 23:11:31,152.0,4.0,50.0</text:p>
      <text:p text:style-name="Preformatted_20_Text">12815,04/07/2020,Maryland,US,2020-04-07 23:11:31,4371.0,103.0,0.0</text:p>
      <text:p text:style-name="Preformatted_20_Text">12816,04/07/2020,Massachusetts,US,2020-04-07 23:11:31,15202.0,356.0,0.0</text:p>
      <text:p text:style-name="Preformatted_20_Text">12817,04/07/2020,Mayotte,France,2020-04-07 23:11:31,171.0,2.0,22.0</text:p>
      <text:p text:style-name="Preformatted_20_Text">12818,04/07/2020,Michigan,US,2020-04-07 23:11:31,18970.0,845.0,0.0</text:p>
      <text:p text:style-name="Preformatted_20_Text">12819,04/07/2020,Minnesota,US,2020-04-07 23:11:31,1069.0,34.0,0.0</text:p>
      <text:p text:style-name="Preformatted_20_Text">12820,04/07/2020,Mississippi,US,2020-04-07 23:11:31,1915.0,60.0,0.0</text:p>
      <text:p text:style-name="Preformatted_20_Text">12821,04/07/2020,Missouri,US,2020-04-07 23:11:31,3130.0,65.0,0.0</text:p>
      <text:p text:style-name="Preformatted_20_Text">12822,04/07/2020,Montana,US,2020-04-07 23:11:31,319.0,6.0,0.0</text:p>
      <text:p text:style-name="Preformatted_20_Text">12823,04/07/2020,Montserrat,UK,2020-04-07 23:11:31,9.0,0.0,0.0</text:p>
      <text:p text:style-name="Preformatted_20_Text">12824,04/07/2020,Nebraska,US,2020-04-07 23:11:31,447.0,10.0,0.0</text:p>
      <text:p text:style-name="Preformatted_20_Text">12825,04/07/2020,Nevada,US,2020-04-07 23:11:31,2124.0,72.0,0.0</text:p>
      <text:p text:style-name="Preformatted_20_Text">12826,04/07/2020,New Brunswick,Canada,2020-04-07 23:11:31,105.0,0.0,0.0</text:p>
      <text:p text:style-name="Preformatted_20_Text">12827,04/07/2020,New Caledonia,France,2020-04-07 23:11:31,18.0,0.0,1.0</text:p>
      <text:p text:style-name="Preformatted_20_Text">12828,04/07/2020,New Hampshire,US,2020-04-07 23:11:31,715.0,9.0,0.0</text:p>
      <text:p text:style-name="Preformatted_20_Text">12829,04/07/2020,New Jersey,US,2020-04-07 23:11:31,44416.0,1232.0,0.0</text:p>
      <text:p text:style-name="Preformatted_20_Text">12830,04/07/2020,New Mexico,US,2020-04-07 23:11:31,876.0,13.0,0.0</text:p>
      <text:p text:style-name="Preformatted_20_Text">12831,04/07/2020,New South Wales,Australia,2020-04-07 23:11:31,2686.0,21.0,4.0</text:p>
      <text:p text:style-name="Preformatted_20_Text">12832,04/07/2020,New York,US,2020-04-07 23:11:31,139875.0,5489.0,0.0</text:p>
      <text:p text:style-name="Preformatted_20_Text">12833,04/07/2020,Newfoundland and Labrador,Canada,2020-04-07 23:11:31,228.0,1.0,0.0</text:p>
      <text:p text:style-name="Preformatted_20_Text">12834,04/07/2020,Ningxia,Mainland China,2020-04-07 23:11:31,75.0,0.0,75.0</text:p>
      <text:p text:style-name="Preformatted_20_Text">12835,04/07/2020,North Carolina,US,2020-04-07 23:11:31,3299.0,53.0,0.0</text:p>
      <text:p text:style-name="Preformatted_20_Text">12836,04/07/2020,North Dakota,US,2020-04-07 23:11:31,237.0,4.0,0.0</text:p>
      <text:p text:style-name="Preformatted_20_Text">12837,04/07/2020,Northern Mariana Islands,US,2020-04-07 23:11:31,8.0,2.0,0.0</text:p>
      <text:p text:style-name="Preformatted_20_Text">12838,04/07/2020,Northern Territory,Australia,2020-04-07 23:11:31,28.0,0.0,2.0</text:p>
      <text:p text:style-name="Preformatted_20_Text">12839,04/07/2020,Northwest Territories,Canada,2020-04-07 23:11:31,5.0,0.0,0.0</text:p>
      <text:p text:style-name="Preformatted_20_Text">12840,04/07/2020,Nova Scotia,Canada,2020-04-07 23:11:31,310.0,1.0,0.0</text:p>
      <text:p text:style-name="Preformatted_20_Text">12841,04/07/2020,Ohio,US,2020-04-07 23:11:31,4782.0,167.0,0.0</text:p>
      <text:p text:style-name="Preformatted_20_Text">12842,04/07/2020,Oklahoma,US,2020-04-07 23:11:31,1474.0,67.0,0.0</text:p>
      <text:p text:style-name="Preformatted_20_Text">12843,04/07/2020,Ontario,Canada,2020-04-07 23:11:31,4726.0,153.0,0.0</text:p>
      <text:p text:style-name="Preformatted_20_Text">12844,04/07/2020,Oregon,US,2020-04-07 23:11:31,1132.0,29.0,0.0</text:p>
      <text:p text:style-name="Preformatted_20_Text">12845,04/07/2020,Pennsylvania,US,2020-04-07 23:11:31,14853.0,247.0,0.0</text:p>
      <text:p text:style-name="Preformatted_20_Text">12846,04/07/2020,Prince Edward Island,Canada,2020-04-07 23:11:31,22.0,0.0,0.0</text:p>
      <text:p text:style-name="Preformatted_20_Text"><text:soft-page-break/>12847,04/07/2020,Puerto Rico,US,2020-04-07 23:11:31,573.0,23.0,0.0</text:p>
      <text:p text:style-name="Preformatted_20_Text">12848,04/07/2020,Qinghai,Mainland China,2020-04-07 23:11:31,18.0,0.0,18.0</text:p>
      <text:p text:style-name="Preformatted_20_Text">12849,04/07/2020,Quebec,Canada,2020-04-07 23:11:31,9340.0,150.0,0.0</text:p>
      <text:p text:style-name="Preformatted_20_Text">12850,04/07/2020,Queensland,Australia,2020-04-07 23:11:31,934.0,4.0,173.0</text:p>
      <text:p text:style-name="Preformatted_20_Text">12851,04/07/2020,Recovered,Canada,2020-04-07 23:11:31,0.0,0.0,3791.0</text:p>
      <text:p text:style-name="Preformatted_20_Text">12852,04/07/2020,Recovered,US,2020-04-07 23:11:31,0.0,0.0,21763.0</text:p>
      <text:p text:style-name="Preformatted_20_Text">12853,04/07/2020,Reunion,France,2020-04-07 23:11:31,358.0,0.0,40.0</text:p>
      <text:p text:style-name="Preformatted_20_Text">12854,04/07/2020,Rhode Island,US,2020-04-07 23:11:31,1229.0,30.0,0.0</text:p>
      <text:p text:style-name="Preformatted_20_Text">12855,04/07/2020,Saint Barthelemy,France,2020-04-07 23:11:31,6.0,0.0,1.0</text:p>
      <text:p text:style-name="Preformatted_20_Text">12856,04/07/2020,Saint Pierre and Miquelon,France,2020-04-07 23:11:31,1.0,0.0,0.0</text:p>
      <text:p text:style-name="Preformatted_20_Text">12857,04/07/2020,Saskatchewan,Canada,2020-04-07 23:11:31,260.0,3.0,0.0</text:p>
      <text:p text:style-name="Preformatted_20_Text">12858,04/07/2020,Shaanxi,Mainland China,2020-04-07 23:11:31,256.0,3.0,246.0</text:p>
      <text:p text:style-name="Preformatted_20_Text">12859,04/07/2020,Shandong,Mainland China,2020-04-07 23:11:31,781.0,7.0,755.0</text:p>
      <text:p text:style-name="Preformatted_20_Text">12860,04/07/2020,Shanghai,Mainland China,2020-04-07 23:11:31,538.0,6.0,406.0</text:p>
      <text:p text:style-name="Preformatted_20_Text">12861,04/07/2020,Shanxi,Mainland China,2020-04-07 23:11:31,138.0,0.0,133.0</text:p>
      <text:p text:style-name="Preformatted_20_Text">12862,04/07/2020,Sichuan,Mainland China,2020-04-07 23:11:31,560.0,3.0,541.0</text:p>
      <text:p text:style-name="Preformatted_20_Text">12863,04/07/2020,Sint Maarten,Netherlands,2020-04-07 23:11:31,40.0,6.0,1.0</text:p>
      <text:p text:style-name="Preformatted_20_Text">12864,04/07/2020,South Australia,Australia,2020-04-07 23:11:31,411.0,1.0,53.0</text:p>
      <text:p text:style-name="Preformatted_20_Text">12865,04/07/2020,South Carolina,US,2020-04-07 23:11:31,2417.0,51.0,0.0</text:p>
      <text:p text:style-name="Preformatted_20_Text">12866,04/07/2020,South Dakota,US,2020-04-07 23:11:31,320.0,6.0,0.0</text:p>
      <text:p text:style-name="Preformatted_20_Text">12867,04/07/2020,St Martin,France,2020-04-07 23:11:31,32.0,2.0,7.0</text:p>
      <text:p text:style-name="Preformatted_20_Text">12868,04/07/2020,Tasmania,Australia,2020-04-07 23:11:31,89.0,2.0,26.0</text:p>
      <text:p text:style-name="Preformatted_20_Text">12869,04/07/2020,Tennessee,US,2020-04-07 23:11:31,4139.0,72.0,0.0</text:p>
      <text:p text:style-name="Preformatted_20_Text">12870,04/07/2020,Texas,US,2020-04-07 23:11:31,8925.0,160.0,0.0</text:p>
      <text:p text:style-name="Preformatted_20_Text">12871,04/07/2020,Tianjin,Mainland China,2020-04-07 23:11:31,180.0,3.0,151.0</text:p>
      <text:p text:style-name="Preformatted_20_Text">12872,04/07/2020,Tibet,Mainland China,2020-04-07 23:11:31,1.0,0.0,1.0</text:p>
      <text:p text:style-name="Preformatted_20_Text">12873,04/07/2020,Turks and Caicos Islands,UK,2020-04-07 23:11:31,8.0,1.0,0.0</text:p>
      <text:p text:style-name="Preformatted_20_Text">12874,04/07/2020,Utah,US,2020-04-07 23:11:31,1746.0,13.0,0.0</text:p>
      <text:p text:style-name="Preformatted_20_Text">12875,04/07/2020,Vermont,US,2020-04-07 23:11:31,575.0,23.0,0.0</text:p>
      <text:p text:style-name="Preformatted_20_Text">12876,04/07/2020,Victoria,Australia,2020-04-07 23:11:31,1191.0,11.0,620.0</text:p>
      <text:p text:style-name="Preformatted_20_Text">12877,04/07/2020,Virgin Islands,US,2020-04-07 23:11:31,43.0,1.0,0.0</text:p>
      <text:p text:style-name="Preformatted_20_Text">12878,04/07/2020,Virginia,US,2020-04-07 23:11:31,3335.0,66.0,0.0</text:p>
      <text:p text:style-name="Preformatted_20_Text">12879,04/07/2020,Washington,US,2020-04-07 23:11:31,8692.0,400.0,0.0</text:p>
      <text:p text:style-name="Preformatted_20_Text">12880,04/07/2020,West Virginia,US,2020-04-07 23:11:31,412.0,4.0,0.0</text:p>
      <text:p text:style-name="Preformatted_20_Text">12881,04/07/2020,Western Australia,Australia,2020-04-07 23:11:31,460.0,4.0,162.0</text:p>
      <text:p text:style-name="Preformatted_20_Text">12882,04/07/2020,Wisconsin,US,2020-04-07 23:11:31,2578.0,92.0,0.0</text:p>
      <text:p text:style-name="Preformatted_20_Text">12883,04/07/2020,Wyoming,US,2020-04-07 23:11:31,216.0,0.0,0.0</text:p>
      <text:p text:style-name="Preformatted_20_Text">12884,04/07/2020,Xinjiang,Mainland China,2020-04-07 23:11:31,76.0,3.0,73.0</text:p>
      <text:p text:style-name="Preformatted_20_Text">12885,04/07/2020,Yukon,Canada,2020-04-07 23:11:31,7.0,0.0,0.0</text:p>
      <text:p text:style-name="Preformatted_20_Text">12886,04/07/2020,Yunnan,Mainland China,2020-04-07 23:11:31,184.0,2.0,173.0</text:p>
      <text:p text:style-name="Preformatted_20_Text">12887,04/07/2020,Zhejiang,Mainland China,2020-04-07 23:11:31,1265.0,1.0,1230.0</text:p>
      <text:p text:style-name="Preformatted_20_Text">12888,04/08/2020,,Afghanistan,2020-04-08 22:59:00,444.0,14.0,29.0</text:p>
      <text:p text:style-name="Preformatted_20_Text">12889,04/08/2020,,Albania,2020-04-08 22:59:00,400.0,22.0,154.0</text:p>
      <text:p text:style-name="Preformatted_20_Text">12890,04/08/2020,,Algeria,2020-04-08 22:59:00,1572.0,205.0,237.0</text:p>
      <text:p text:style-name="Preformatted_20_Text">12891,04/08/2020,,Andorra,2020-04-08 22:59:00,564.0,23.0,52.0</text:p>
      <text:p text:style-name="Preformatted_20_Text">12892,04/08/2020,,Angola,2020-04-08 22:59:00,19.0,2.0,2.0</text:p>
      <text:p text:style-name="Preformatted_20_Text">12893,04/08/2020,,Antigua and Barbuda,2020-04-08 22:59:00,19.0,2.0,0.0</text:p>
      <text:p text:style-name="Preformatted_20_Text">12894,04/08/2020,,Argentina,2020-04-08 22:59:00,1715.0,63.0,358.0</text:p>
      <text:p text:style-name="Preformatted_20_Text">12895,04/08/2020,,Armenia,2020-04-08 22:59:00,881.0,9.0,114.0</text:p>
      <text:p text:style-name="Preformatted_20_Text">12896,04/08/2020,,Austria,2020-04-08 22:59:00,12942.0,273.0,4512.0</text:p>
      <text:p text:style-name="Preformatted_20_Text">12897,04/08/2020,,Azerbaijan,2020-04-08 22:59:00,822.0,8.0,63.0</text:p>
      <text:p text:style-name="Preformatted_20_Text">12898,04/08/2020,,Bahamas,2020-04-08 22:59:00,40.0,7.0,5.0</text:p>
      <text:p text:style-name="Preformatted_20_Text">12899,04/08/2020,,Bahrain,2020-04-08 22:59:00,823.0,5.0,477.0</text:p>
      <text:p text:style-name="Preformatted_20_Text">12900,04/08/2020,,Bangladesh,2020-04-08 22:59:00,218.0,20.0,33.0</text:p>
      <text:p text:style-name="Preformatted_20_Text">12901,04/08/2020,,Barbados,2020-04-08 22:59:00,63.0,3.0,8.0</text:p>
      <text:p text:style-name="Preformatted_20_Text">12902,04/08/2020,,Belarus,2020-04-08 22:59:00,1066.0,13.0,77.0</text:p>
      <text:p text:style-name="Preformatted_20_Text">12903,04/08/2020,,Belgium,2020-04-08 22:59:00,23403.0,2240.0,4681.0</text:p>
      <text:p text:style-name="Preformatted_20_Text">12904,04/08/2020,,Belize,2020-04-08 22:59:00,8.0,1.0,0.0</text:p>
      <text:p text:style-name="Preformatted_20_Text">12905,04/08/2020,,Benin,2020-04-08 22:59:00,26.0,1.0,5.0</text:p>
      <text:p text:style-name="Preformatted_20_Text">12906,04/08/2020,,Bhutan,2020-04-08 22:59:00,5.0,0.0,2.0</text:p>
      <text:p text:style-name="Preformatted_20_Text">12907,04/08/2020,,Bolivia,2020-04-08 22:59:00,210.0,15.0,2.0</text:p>
      <text:p text:style-name="Preformatted_20_Text">12908,04/08/2020,,Bosnia and Herzegovina,2020-04-08 22:59:00,804.0,34.0,79.0</text:p>
      <text:p text:style-name="Preformatted_20_Text">12909,04/08/2020,,Botswana,2020-04-08 22:59:00,6.0,1.0,0.0</text:p>
      <text:p text:style-name="Preformatted_20_Text"><text:soft-page-break/>12910,04/08/2020,,Brazil,2020-04-08 22:59:00,16170.0,819.0,127.0</text:p>
      <text:p text:style-name="Preformatted_20_Text">12911,04/08/2020,,Brunei,2020-04-08 22:59:00,135.0,1.0,91.0</text:p>
      <text:p text:style-name="Preformatted_20_Text">12912,04/08/2020,,Bulgaria,2020-04-08 22:59:00,593.0,24.0,42.0</text:p>
      <text:p text:style-name="Preformatted_20_Text">12913,04/08/2020,,Burkina Faso,2020-04-08 22:59:00,414.0,23.0,134.0</text:p>
      <text:p text:style-name="Preformatted_20_Text">12914,04/08/2020,,Burma,2020-04-08 22:59:00,22.0,3.0,0.0</text:p>
      <text:p text:style-name="Preformatted_20_Text">12915,04/08/2020,,Burundi,2020-04-08 22:59:00,3.0,0.0,0.0</text:p>
      <text:p text:style-name="Preformatted_20_Text">12916,04/08/2020,,Cabo Verde,2020-04-08 22:59:00,7.0,1.0,1.0</text:p>
      <text:p text:style-name="Preformatted_20_Text">12917,04/08/2020,,Cambodia,2020-04-08 22:59:00,117.0,0.0,63.0</text:p>
      <text:p text:style-name="Preformatted_20_Text">12918,04/08/2020,,Cameroon,2020-04-08 22:59:00,730.0,10.0,60.0</text:p>
      <text:p text:style-name="Preformatted_20_Text">12919,04/08/2020,,Central African Republic,2020-04-08 22:59:00,8.0,0.0,0.0</text:p>
      <text:p text:style-name="Preformatted_20_Text">12920,04/08/2020,,Chad,2020-04-08 22:59:00,10.0,0.0,2.0</text:p>
      <text:p text:style-name="Preformatted_20_Text">12921,04/08/2020,,Chile,2020-04-08 22:59:00,5546.0,48.0,1115.0</text:p>
      <text:p text:style-name="Preformatted_20_Text">12922,04/08/2020,,Colombia,2020-04-08 22:59:00,2054.0,54.0,123.0</text:p>
      <text:p text:style-name="Preformatted_20_Text">12923,04/08/2020,,Congo (Brazzaville),2020-04-08 22:59:00,45.0,5.0,2.0</text:p>
      <text:p text:style-name="Preformatted_20_Text">12924,04/08/2020,,Congo (Kinshasa),2020-04-08 22:59:00,180.0,18.0,9.0</text:p>
      <text:p text:style-name="Preformatted_20_Text">12925,04/08/2020,,Costa Rica,2020-04-08 22:59:00,502.0,3.0,29.0</text:p>
      <text:p text:style-name="Preformatted_20_Text">12926,04/08/2020,,Croatia,2020-04-08 22:59:00,1343.0,19.0,179.0</text:p>
      <text:p text:style-name="Preformatted_20_Text">12927,04/08/2020,,Cuba,2020-04-08 22:59:00,457.0,12.0,27.0</text:p>
      <text:p text:style-name="Preformatted_20_Text">12928,04/08/2020,,Cyprus,2020-04-08 22:59:00,526.0,9.0,52.0</text:p>
      <text:p text:style-name="Preformatted_20_Text">12929,04/08/2020,,Czech Republic,2020-04-08 22:59:00,5312.0,99.0,233.0</text:p>
      <text:p text:style-name="Preformatted_20_Text">12930,04/08/2020,,Denmark,2020-04-08 22:59:00,5402.0,218.0,1621.0</text:p>
      <text:p text:style-name="Preformatted_20_Text">12931,04/08/2020,,Diamond Princess,2020-04-08 22:59:00,712.0,11.0,619.0</text:p>
      <text:p text:style-name="Preformatted_20_Text">12932,04/08/2020,,Djibouti,2020-04-08 22:59:00,135.0,0.0,25.0</text:p>
      <text:p text:style-name="Preformatted_20_Text">12933,04/08/2020,,Dominica,2020-04-08 22:59:00,15.0,0.0,1.0</text:p>
      <text:p text:style-name="Preformatted_20_Text">12934,04/08/2020,,Dominican Republic,2020-04-08 22:59:00,2111.0,108.0,50.0</text:p>
      <text:p text:style-name="Preformatted_20_Text">12935,04/08/2020,,Ecuador,2020-04-08 22:59:00,4450.0,242.0,140.0</text:p>
      <text:p text:style-name="Preformatted_20_Text">12936,04/08/2020,,Egypt,2020-04-08 22:59:00,1560.0,103.0,305.0</text:p>
      <text:p text:style-name="Preformatted_20_Text">12937,04/08/2020,,El Salvador,2020-04-08 22:59:00,93.0,5.0,9.0</text:p>
      <text:p text:style-name="Preformatted_20_Text">12938,04/08/2020,,Equatorial Guinea,2020-04-08 22:59:00,18.0,0.0,3.0</text:p>
      <text:p text:style-name="Preformatted_20_Text">12939,04/08/2020,,Eritrea,2020-04-08 22:59:00,33.0,0.0,0.0</text:p>
      <text:p text:style-name="Preformatted_20_Text">12940,04/08/2020,,Estonia,2020-04-08 22:59:00,1185.0,24.0,72.0</text:p>
      <text:p text:style-name="Preformatted_20_Text">12941,04/08/2020,,Eswatini,2020-04-08 22:59:00,12.0,0.0,7.0</text:p>
      <text:p text:style-name="Preformatted_20_Text">12942,04/08/2020,,Ethiopia,2020-04-08 22:59:00,55.0,2.0,4.0</text:p>
      <text:p text:style-name="Preformatted_20_Text">12943,04/08/2020,,Fiji,2020-04-08 22:59:00,15.0,0.0,0.0</text:p>
      <text:p text:style-name="Preformatted_20_Text">12944,04/08/2020,,Finland,2020-04-08 22:59:00,2487.0,40.0,300.0</text:p>
      <text:p text:style-name="Preformatted_20_Text">12945,04/08/2020,,France,2020-04-08 22:59:00,112950.0,10869.0,21254.0</text:p>
      <text:p text:style-name="Preformatted_20_Text">12946,04/08/2020,,Gabon,2020-04-08 22:59:00,34.0,1.0,1.0</text:p>
      <text:p text:style-name="Preformatted_20_Text">12947,04/08/2020,,Gambia,2020-04-08 22:59:00,4.0,1.0,2.0</text:p>
      <text:p text:style-name="Preformatted_20_Text">12948,04/08/2020,,Georgia,2020-04-08 22:59:00,211.0,3.0,50.0</text:p>
      <text:p text:style-name="Preformatted_20_Text">12949,04/08/2020,,Germany,2020-04-08 22:59:00,113296.0,2349.0,46300.0</text:p>
      <text:p text:style-name="Preformatted_20_Text">12950,04/08/2020,,Ghana,2020-04-08 22:59:00,313.0,6.0,34.0</text:p>
      <text:p text:style-name="Preformatted_20_Text">12951,04/08/2020,,Greece,2020-04-08 22:59:00,1884.0,83.0,269.0</text:p>
      <text:p text:style-name="Preformatted_20_Text">12952,04/08/2020,,Grenada,2020-04-08 22:59:00,12.0,0.0,0.0</text:p>
      <text:p text:style-name="Preformatted_20_Text">12953,04/08/2020,,Guatemala,2020-04-08 22:59:00,87.0,3.0,17.0</text:p>
      <text:p text:style-name="Preformatted_20_Text">12954,04/08/2020,,Guinea,2020-04-08 22:59:00,164.0,0.0,5.0</text:p>
      <text:p text:style-name="Preformatted_20_Text">12955,04/08/2020,,Guinea-Bissau,2020-04-08 22:59:00,33.0,0.0,0.0</text:p>
      <text:p text:style-name="Preformatted_20_Text">12956,04/08/2020,,Guyana,2020-04-08 22:59:00,37.0,6.0,8.0</text:p>
      <text:p text:style-name="Preformatted_20_Text">12957,04/08/2020,,Haiti,2020-04-08 22:59:00,27.0,1.0,0.0</text:p>
      <text:p text:style-name="Preformatted_20_Text">12958,04/08/2020,,Holy See,2020-04-08 22:59:00,8.0,0.0,2.0</text:p>
      <text:p text:style-name="Preformatted_20_Text">12959,04/08/2020,,Honduras,2020-04-08 22:59:00,312.0,22.0,6.0</text:p>
      <text:p text:style-name="Preformatted_20_Text">12960,04/08/2020,,Hungary,2020-04-08 22:59:00,895.0,58.0,94.0</text:p>
      <text:p text:style-name="Preformatted_20_Text">12961,04/08/2020,,Iceland,2020-04-08 22:59:00,1616.0,6.0,633.0</text:p>
      <text:p text:style-name="Preformatted_20_Text">12962,04/08/2020,,India,2020-04-08 22:59:00,5916.0,178.0,506.0</text:p>
      <text:p text:style-name="Preformatted_20_Text">12963,04/08/2020,,Indonesia,2020-04-08 22:59:00,2956.0,240.0,222.0</text:p>
      <text:p text:style-name="Preformatted_20_Text">12964,04/08/2020,,Iran,2020-04-08 22:59:00,64586.0,3993.0,29812.0</text:p>
      <text:p text:style-name="Preformatted_20_Text">12965,04/08/2020,,Iraq,2020-04-08 22:59:00,1202.0,69.0,452.0</text:p>
      <text:p text:style-name="Preformatted_20_Text">12966,04/08/2020,,Ireland,2020-04-08 22:59:00,6074.0,235.0,25.0</text:p>
      <text:p text:style-name="Preformatted_20_Text">12967,04/08/2020,,Israel,2020-04-08 22:59:00,9404.0,73.0,801.0</text:p>
      <text:p text:style-name="Preformatted_20_Text">12968,04/08/2020,,Italy,2020-04-08 22:59:00,139422.0,17669.0,26491.0</text:p>
      <text:p text:style-name="Preformatted_20_Text">12969,04/08/2020,,Ivory Coast,2020-04-08 22:59:00,384.0,3.0,48.0</text:p>
      <text:p text:style-name="Preformatted_20_Text">12970,04/08/2020,,Jamaica,2020-04-08 22:59:00,63.0,4.0,10.0</text:p>
      <text:p text:style-name="Preformatted_20_Text">12971,04/08/2020,,Japan,2020-04-08 22:59:00,4257.0,93.0,622.0</text:p>
      <text:p text:style-name="Preformatted_20_Text">12972,04/08/2020,,Jordan,2020-04-08 22:59:00,358.0,6.0,150.0</text:p>
      <text:p text:style-name="Preformatted_20_Text">12973,04/08/2020,,Kazakhstan,2020-04-08 22:59:00,727.0,7.0,54.0</text:p>
      <text:p text:style-name="Preformatted_20_Text"><text:soft-page-break/>12974,04/08/2020,,Kenya,2020-04-08 22:59:00,179.0,6.0,9.0</text:p>
      <text:p text:style-name="Preformatted_20_Text">12975,04/08/2020,,Kosovo,2020-04-08 22:59:00,184.0,5.0,30.0</text:p>
      <text:p text:style-name="Preformatted_20_Text">12976,04/08/2020,,Kuwait,2020-04-08 22:59:00,855.0,1.0,111.0</text:p>
      <text:p text:style-name="Preformatted_20_Text">12977,04/08/2020,,Kyrgyzstan,2020-04-08 22:59:00,270.0,4.0,33.0</text:p>
      <text:p text:style-name="Preformatted_20_Text">12978,04/08/2020,,Laos,2020-04-08 22:59:00,15.0,0.0,0.0</text:p>
      <text:p text:style-name="Preformatted_20_Text">12979,04/08/2020,,Latvia,2020-04-08 22:59:00,577.0,2.0,16.0</text:p>
      <text:p text:style-name="Preformatted_20_Text">12980,04/08/2020,,Lebanon,2020-04-08 22:59:00,576.0,19.0,62.0</text:p>
      <text:p text:style-name="Preformatted_20_Text">12981,04/08/2020,,Liberia,2020-04-08 22:59:00,31.0,4.0,3.0</text:p>
      <text:p text:style-name="Preformatted_20_Text">12982,04/08/2020,,Libya,2020-04-08 22:59:00,21.0,1.0,8.0</text:p>
      <text:p text:style-name="Preformatted_20_Text">12983,04/08/2020,,Liechtenstein,2020-04-08 22:59:00,78.0,1.0,55.0</text:p>
      <text:p text:style-name="Preformatted_20_Text">12984,04/08/2020,,Lithuania,2020-04-08 22:59:00,912.0,15.0,8.0</text:p>
      <text:p text:style-name="Preformatted_20_Text">12985,04/08/2020,,Luxembourg,2020-04-08 22:59:00,3034.0,46.0,500.0</text:p>
      <text:p text:style-name="Preformatted_20_Text">12986,04/08/2020,,MS Zaandam,2020-04-08 22:59:00,9.0,2.0,0.0</text:p>
      <text:p text:style-name="Preformatted_20_Text">12987,04/08/2020,,Madagascar,2020-04-08 22:59:00,93.0,0.0,11.0</text:p>
      <text:p text:style-name="Preformatted_20_Text">12988,04/08/2020,,Malawi,2020-04-08 22:59:00,8.0,1.0,0.0</text:p>
      <text:p text:style-name="Preformatted_20_Text">12989,04/08/2020,,Malaysia,2020-04-08 22:59:00,4119.0,65.0,1487.0</text:p>
      <text:p text:style-name="Preformatted_20_Text">12990,04/08/2020,,Maldives,2020-04-08 22:59:00,19.0,0.0,13.0</text:p>
      <text:p text:style-name="Preformatted_20_Text">12991,04/08/2020,,Mali,2020-04-08 22:59:00,59.0,7.0,16.0</text:p>
      <text:p text:style-name="Preformatted_20_Text">12992,04/08/2020,,Malta,2020-04-08 22:59:00,299.0,1.0,16.0</text:p>
      <text:p text:style-name="Preformatted_20_Text">12993,04/08/2020,,Mauritania,2020-04-08 22:59:00,6.0,1.0,2.0</text:p>
      <text:p text:style-name="Preformatted_20_Text">12994,04/08/2020,,Mauritius,2020-04-08 22:59:00,273.0,7.0,19.0</text:p>
      <text:p text:style-name="Preformatted_20_Text">12995,04/08/2020,,Mexico,2020-04-08 22:59:00,2785.0,141.0,633.0</text:p>
      <text:p text:style-name="Preformatted_20_Text">12996,04/08/2020,,Moldova,2020-04-08 22:59:00,1174.0,27.0,40.0</text:p>
      <text:p text:style-name="Preformatted_20_Text">12997,04/08/2020,,Monaco,2020-04-08 22:59:00,81.0,1.0,4.0</text:p>
      <text:p text:style-name="Preformatted_20_Text">12998,04/08/2020,,Mongolia,2020-04-08 22:59:00,16.0,0.0,4.0</text:p>
      <text:p text:style-name="Preformatted_20_Text">12999,04/08/2020,,Montenegro,2020-04-08 22:59:00,248.0,2.0,4.0</text:p>
      <text:p text:style-name="Preformatted_20_Text">13000,04/08/2020,,Morocco,2020-04-08 22:59:00,1275.0,93.0,97.0</text:p>
      <text:p text:style-name="Preformatted_20_Text">13001,04/08/2020,,Mozambique,2020-04-08 22:59:00,17.0,0.0,1.0</text:p>
      <text:p text:style-name="Preformatted_20_Text">13002,04/08/2020,,Namibia,2020-04-08 22:59:00,16.0,0.0,3.0</text:p>
      <text:p text:style-name="Preformatted_20_Text">13003,04/08/2020,,Nepal,2020-04-08 22:59:00,9.0,0.0,1.0</text:p>
      <text:p text:style-name="Preformatted_20_Text">13004,04/08/2020,,Netherlands,2020-04-08 22:59:00,20549.0,2248.0,250.0</text:p>
      <text:p text:style-name="Preformatted_20_Text">13005,04/08/2020,,New Zealand,2020-04-08 22:59:00,1210.0,1.0,282.0</text:p>
      <text:p text:style-name="Preformatted_20_Text">13006,04/08/2020,,Nicaragua,2020-04-08 22:59:00,6.0,1.0,0.0</text:p>
      <text:p text:style-name="Preformatted_20_Text">13007,04/08/2020,,Niger,2020-04-08 22:59:00,342.0,11.0,28.0</text:p>
      <text:p text:style-name="Preformatted_20_Text">13008,04/08/2020,,Nigeria,2020-04-08 22:59:00,276.0,6.0,44.0</text:p>
      <text:p text:style-name="Preformatted_20_Text">13009,04/08/2020,,North Macedonia,2020-04-08 22:59:00,617.0,29.0,35.0</text:p>
      <text:p text:style-name="Preformatted_20_Text">13010,04/08/2020,,Norway,2020-04-08 22:59:00,6086.0,101.0,32.0</text:p>
      <text:p text:style-name="Preformatted_20_Text">13011,04/08/2020,,Oman,2020-04-08 22:59:00,419.0,2.0,72.0</text:p>
      <text:p text:style-name="Preformatted_20_Text">13012,04/08/2020,,Pakistan,2020-04-08 22:59:00,4263.0,61.0,467.0</text:p>
      <text:p text:style-name="Preformatted_20_Text">13013,04/08/2020,,Panama,2020-04-08 22:59:00,2249.0,59.0,16.0</text:p>
      <text:p text:style-name="Preformatted_20_Text">13014,04/08/2020,,Papua New Guinea,2020-04-08 22:59:00,2.0,0.0,0.0</text:p>
      <text:p text:style-name="Preformatted_20_Text">13015,04/08/2020,,Paraguay,2020-04-08 22:59:00,119.0,5.0,15.0</text:p>
      <text:p text:style-name="Preformatted_20_Text">13016,04/08/2020,,Peru,2020-04-08 22:59:00,4342.0,121.0,1333.0</text:p>
      <text:p text:style-name="Preformatted_20_Text">13017,04/08/2020,,Philippines,2020-04-08 22:59:00,3870.0,182.0,96.0</text:p>
      <text:p text:style-name="Preformatted_20_Text">13018,04/08/2020,,Poland,2020-04-08 22:59:00,5205.0,159.0,222.0</text:p>
      <text:p text:style-name="Preformatted_20_Text">13019,04/08/2020,,Portugal,2020-04-08 22:59:00,13141.0,380.0,196.0</text:p>
      <text:p text:style-name="Preformatted_20_Text">13020,04/08/2020,,Qatar,2020-04-08 22:59:00,2210.0,6.0,178.0</text:p>
      <text:p text:style-name="Preformatted_20_Text">13021,04/08/2020,,Romania,2020-04-08 22:59:00,4761.0,220.0,528.0</text:p>
      <text:p text:style-name="Preformatted_20_Text">13022,04/08/2020,,Russia,2020-04-08 22:59:00,8672.0,63.0,580.0</text:p>
      <text:p text:style-name="Preformatted_20_Text">13023,04/08/2020,,Rwanda,2020-04-08 22:59:00,110.0,0.0,7.0</text:p>
      <text:p text:style-name="Preformatted_20_Text">13024,04/08/2020,,Saint Kitts and Nevis,2020-04-08 22:59:00,11.0,0.0,0.0</text:p>
      <text:p text:style-name="Preformatted_20_Text">13025,04/08/2020,,Saint Lucia,2020-04-08 22:59:00,14.0,0.0,1.0</text:p>
      <text:p text:style-name="Preformatted_20_Text">13026,04/08/2020,,Saint Vincent and the Grenadines,2020-04-08 22:59:00,8.0,0.0,1.0</text:p>
      <text:p text:style-name="Preformatted_20_Text">13027,04/08/2020,,San Marino,2020-04-08 22:59:00,279.0,34.0,40.0</text:p>
      <text:p text:style-name="Preformatted_20_Text">13028,04/08/2020,,Sao Tome and Principe,2020-04-08 22:59:00,4.0,0.0,0.0</text:p>
      <text:p text:style-name="Preformatted_20_Text">13029,04/08/2020,,Saudi Arabia,2020-04-08 22:59:00,2932.0,41.0,631.0</text:p>
      <text:p text:style-name="Preformatted_20_Text">13030,04/08/2020,,Senegal,2020-04-08 22:59:00,244.0,2.0,113.0</text:p>
      <text:p text:style-name="Preformatted_20_Text">13031,04/08/2020,,Serbia,2020-04-08 22:59:00,2666.0,65.0,0.0</text:p>
      <text:p text:style-name="Preformatted_20_Text">13032,04/08/2020,,Seychelles,2020-04-08 22:59:00,11.0,0.0,0.0</text:p>
      <text:p text:style-name="Preformatted_20_Text">13033,04/08/2020,,Sierra Leone,2020-04-08 22:59:00,7.0,0.0,0.0</text:p>
      <text:p text:style-name="Preformatted_20_Text">13034,04/08/2020,,Singapore,2020-04-08 22:59:00,1623.0,6.0,406.0</text:p>
      <text:p text:style-name="Preformatted_20_Text">13035,04/08/2020,,Slovakia,2020-04-08 22:59:00,682.0,2.0,16.0</text:p>
      <text:p text:style-name="Preformatted_20_Text">13036,04/08/2020,,Slovenia,2020-04-08 22:59:00,1091.0,40.0,120.0</text:p>
      <text:p text:style-name="Preformatted_20_Text"><text:soft-page-break/>13037,04/08/2020,,Somalia,2020-04-08 22:59:00,12.0,1.0,1.0</text:p>
      <text:p text:style-name="Preformatted_20_Text">13038,04/08/2020,,South Africa,2020-04-08 22:59:00,1845.0,18.0,95.0</text:p>
      <text:p text:style-name="Preformatted_20_Text">13039,04/08/2020,,South Korea,2020-04-08 22:59:00,10384.0,200.0,6776.0</text:p>
      <text:p text:style-name="Preformatted_20_Text">13040,04/08/2020,,South Sudan,2020-04-08 22:59:00,2.0,0.0,0.0</text:p>
      <text:p text:style-name="Preformatted_20_Text">13041,04/08/2020,,Spain,2020-04-08 22:59:00,148220.0,14792.0,48021.0</text:p>
      <text:p text:style-name="Preformatted_20_Text">13042,04/08/2020,,Sri Lanka,2020-04-08 22:59:00,189.0,7.0,44.0</text:p>
      <text:p text:style-name="Preformatted_20_Text">13043,04/08/2020,,Sudan,2020-04-08 22:59:00,14.0,2.0,2.0</text:p>
      <text:p text:style-name="Preformatted_20_Text">13044,04/08/2020,,Suriname,2020-04-08 22:59:00,10.0,1.0,3.0</text:p>
      <text:p text:style-name="Preformatted_20_Text">13045,04/08/2020,,Sweden,2020-04-08 22:59:00,8419.0,687.0,205.0</text:p>
      <text:p text:style-name="Preformatted_20_Text">13046,04/08/2020,,Switzerland,2020-04-08 22:59:00,23280.0,895.0,9800.0</text:p>
      <text:p text:style-name="Preformatted_20_Text">13047,04/08/2020,,Syria,2020-04-08 22:59:00,19.0,2.0,4.0</text:p>
      <text:p text:style-name="Preformatted_20_Text">13048,04/08/2020,,Taiwan,2020-04-08 22:59:00,379.0,5.0,61.0</text:p>
      <text:p text:style-name="Preformatted_20_Text">13049,04/08/2020,,Tanzania,2020-04-08 22:59:00,25.0,1.0,5.0</text:p>
      <text:p text:style-name="Preformatted_20_Text">13050,04/08/2020,,Thailand,2020-04-08 22:59:00,2369.0,30.0,888.0</text:p>
      <text:p text:style-name="Preformatted_20_Text">13051,04/08/2020,,Timor-Leste,2020-04-08 22:59:00,1.0,0.0,0.0</text:p>
      <text:p text:style-name="Preformatted_20_Text">13052,04/08/2020,,Togo,2020-04-08 22:59:00,70.0,3.0,23.0</text:p>
      <text:p text:style-name="Preformatted_20_Text">13053,04/08/2020,,Trinidad and Tobago,2020-04-08 22:59:00,107.0,8.0,1.0</text:p>
      <text:p text:style-name="Preformatted_20_Text">13054,04/08/2020,,Tunisia,2020-04-08 22:59:00,628.0,24.0,25.0</text:p>
      <text:p text:style-name="Preformatted_20_Text">13055,04/08/2020,,Turkey,2020-04-08 22:59:00,38226.0,812.0,1846.0</text:p>
      <text:p text:style-name="Preformatted_20_Text">13056,04/08/2020,,UK,2020-04-08 22:59:00,60733.0,7097.0,135.0</text:p>
      <text:p text:style-name="Preformatted_20_Text">13057,04/08/2020,,Uganda,2020-04-08 22:59:00,53.0,0.0,0.0</text:p>
      <text:p text:style-name="Preformatted_20_Text">13058,04/08/2020,,Ukraine,2020-04-08 22:59:00,1668.0,52.0,35.0</text:p>
      <text:p text:style-name="Preformatted_20_Text">13059,04/08/2020,,United Arab Emirates,2020-04-08 22:59:00,2659.0,12.0,239.0</text:p>
      <text:p text:style-name="Preformatted_20_Text">13060,04/08/2020,,Uruguay,2020-04-08 22:59:00,424.0,7.0,150.0</text:p>
      <text:p text:style-name="Preformatted_20_Text">13061,04/08/2020,,Uzbekistan,2020-04-08 22:59:00,545.0,3.0,30.0</text:p>
      <text:p text:style-name="Preformatted_20_Text">13062,04/08/2020,,Venezuela,2020-04-08 22:59:00,167.0,9.0,65.0</text:p>
      <text:p text:style-name="Preformatted_20_Text">13063,04/08/2020,,Vietnam,2020-04-08 22:59:00,251.0,0.0,126.0</text:p>
      <text:p text:style-name="Preformatted_20_Text">13064,04/08/2020,,West Bank and Gaza,2020-04-08 22:59:00,263.0,1.0,44.0</text:p>
      <text:p text:style-name="Preformatted_20_Text">13065,04/08/2020,,Western Sahara,2020-04-08 22:59:00,4.0,0.0,0.0</text:p>
      <text:p text:style-name="Preformatted_20_Text">13066,04/08/2020,,Zambia,2020-04-08 22:59:00,39.0,1.0,7.0</text:p>
      <text:p text:style-name="Preformatted_20_Text">13067,04/08/2020,,Zimbabwe,2020-04-08 22:59:00,11.0,3.0,0.0</text:p>
      <text:p text:style-name="Preformatted_20_Text">13068,04/08/2020,Alabama,US,2020-04-08 22:59:00,2328.0,66.0,0.0</text:p>
      <text:p text:style-name="Preformatted_20_Text">13069,04/08/2020,Alaska,US,2020-04-08 22:59:00,226.0,7.0,0.0</text:p>
      <text:p text:style-name="Preformatted_20_Text">13070,04/08/2020,Alberta,Canada,2020-04-08 22:59:00,1373.0,26.0,0.0</text:p>
      <text:p text:style-name="Preformatted_20_Text">13071,04/08/2020,Anguilla,UK,2020-04-08 22:59:00,3.0,0.0,0.0</text:p>
      <text:p text:style-name="Preformatted_20_Text">13072,04/08/2020,Anhui,Mainland China,2020-04-08 22:59:00,990.0,6.0,984.0</text:p>
      <text:p text:style-name="Preformatted_20_Text">13073,04/08/2020,Arizona,US,2020-04-08 22:59:00,3036.0,80.0,0.0</text:p>
      <text:p text:style-name="Preformatted_20_Text">13074,04/08/2020,Arkansas,US,2020-04-08 22:59:00,1000.0,18.0,0.0</text:p>
      <text:p text:style-name="Preformatted_20_Text">13075,04/08/2020,Aruba,Netherlands,2020-04-08 22:59:00,77.0,0.0,14.0</text:p>
      <text:p text:style-name="Preformatted_20_Text">13076,04/08/2020,Australian Capital Territory,Australia,2020-04-08 22:59:00,99.0,2.0,40.0</text:p>
      <text:p text:style-name="Preformatted_20_Text">13077,04/08/2020,Beijing,Mainland China,2020-04-08 22:59:00,588.0,8.0,455.0</text:p>
      <text:p text:style-name="Preformatted_20_Text">13078,04/08/2020,Bermuda,UK,2020-04-08 22:59:00,39.0,3.0,23.0</text:p>
      <text:p text:style-name="Preformatted_20_Text">13079,04/08/2020,"Bonaire, Sint Eustatius and Saba",Netherlands,2020-04-08 22:59:00,2.0,0.0,0.0</text:p>
      <text:p text:style-name="Preformatted_20_Text">13080,04/08/2020,British Columbia,Canada,2020-04-08 22:59:00,1291.0,43.0,0.0</text:p>
      <text:p text:style-name="Preformatted_20_Text">13081,04/08/2020,British Virgin Islands,UK,2020-04-08 22:59:00,3.0,0.0,0.0</text:p>
      <text:p text:style-name="Preformatted_20_Text">13082,04/08/2020,California,US,2020-04-08 22:59:00,18897.0,495.0,0.0</text:p>
      <text:p text:style-name="Preformatted_20_Text">13083,04/08/2020,Cayman Islands,UK,2020-04-08 22:59:00,45.0,1.0,6.0</text:p>
      <text:p text:style-name="Preformatted_20_Text">13084,04/08/2020,Channel Islands,UK,2020-04-08 22:59:00,351.0,8.0,38.0</text:p>
      <text:p text:style-name="Preformatted_20_Text">13085,04/08/2020,Chongqing,Mainland China,2020-04-08 22:59:00,579.0,6.0,570.0</text:p>
      <text:p text:style-name="Preformatted_20_Text">13086,04/08/2020,Colorado,US,2020-04-08 22:59:00,5655.0,193.0,0.0</text:p>
      <text:p text:style-name="Preformatted_20_Text">13087,04/08/2020,Connecticut,US,2020-04-08 22:59:00,7781.0,326.0,0.0</text:p>
      <text:p text:style-name="Preformatted_20_Text">13088,04/08/2020,Curacao,Netherlands,2020-04-08 22:59:00,14.0,1.0,7.0</text:p>
      <text:p text:style-name="Preformatted_20_Text">13089,04/08/2020,Delaware,US,2020-04-08 22:59:00,1116.0,19.0,0.0</text:p>
      <text:p text:style-name="Preformatted_20_Text">13090,04/08/2020,Diamond Princess cruise ship,Canada,2020-04-08 22:59:00,0.0,1.0,0.0</text:p>
      <text:p text:style-name="Preformatted_20_Text">13091,04/08/2020,Diamond Princess cruise ship,US,2020-04-08 22:59:00,49.0,0.0,0.0</text:p>
      <text:p text:style-name="Preformatted_20_Text">13092,04/08/2020,District of Columbia,US,2020-04-08 22:59:00,1440.0,27.0,0.0</text:p>
      <text:p text:style-name="Preformatted_20_Text">13093,04/08/2020,Falkland Islands (Malvinas),UK,2020-04-08 22:59:00,5.0,0.0,1.0</text:p>
      <text:p text:style-name="Preformatted_20_Text">13094,04/08/2020,Faroe Islands,Denmark,2020-04-08 22:59:00,184.0,0.0,131.0</text:p>
      <text:p text:style-name="Preformatted_20_Text">13095,04/08/2020,Florida,US,2020-04-08 22:59:00,15456.0,309.0,0.0</text:p>
      <text:p text:style-name="Preformatted_20_Text">13096,04/08/2020,French Guiana,France,2020-04-08 22:59:00,77.0,0.0,34.0</text:p>
      <text:p text:style-name="Preformatted_20_Text"><text:soft-page-break/>13097,04/08/2020,French Polynesia,France,2020-04-08 22:59:00,51.0,0.0,0.0</text:p>
      <text:p text:style-name="Preformatted_20_Text">13098,04/08/2020,Fujian,Mainland China,2020-04-08 22:59:00,351.0,1.0,308.0</text:p>
      <text:p text:style-name="Preformatted_20_Text">13099,04/08/2020,Gansu,Mainland China,2020-04-08 22:59:00,139.0,2.0,133.0</text:p>
      <text:p text:style-name="Preformatted_20_Text">13100,04/08/2020,Georgia,US,2020-04-08 22:59:00,9901.0,362.0,0.0</text:p>
      <text:p text:style-name="Preformatted_20_Text">13101,04/08/2020,Gibraltar,UK,2020-04-08 22:59:00,120.0,0.0,60.0</text:p>
      <text:p text:style-name="Preformatted_20_Text">13102,04/08/2020,Grand Princess,Canada,2020-04-08 22:59:00,13.0,0.0,0.0</text:p>
      <text:p text:style-name="Preformatted_20_Text">13103,04/08/2020,Grand Princess,US,2020-04-08 22:59:00,103.0,3.0,0.0</text:p>
      <text:p text:style-name="Preformatted_20_Text">13104,04/08/2020,Greenland,Denmark,2020-04-08 22:59:00,11.0,0.0,11.0</text:p>
      <text:p text:style-name="Preformatted_20_Text">13105,04/08/2020,Guadeloupe,France,2020-04-08 22:59:00,141.0,8.0,43.0</text:p>
      <text:p text:style-name="Preformatted_20_Text">13106,04/08/2020,Guam,US,2020-04-08 22:59:00,121.0,4.0,0.0</text:p>
      <text:p text:style-name="Preformatted_20_Text">13107,04/08/2020,Guangdong,Mainland China,2020-04-08 22:59:00,1536.0,8.0,1411.0</text:p>
      <text:p text:style-name="Preformatted_20_Text">13108,04/08/2020,Guangxi,Mainland China,2020-04-08 22:59:00,254.0,2.0,252.0</text:p>
      <text:p text:style-name="Preformatted_20_Text">13109,04/08/2020,Guizhou,Mainland China,2020-04-08 22:59:00,146.0,2.0,144.0</text:p>
      <text:p text:style-name="Preformatted_20_Text">13110,04/08/2020,Hainan,Mainland China,2020-04-08 22:59:00,168.0,6.0,162.0</text:p>
      <text:p text:style-name="Preformatted_20_Text">13111,04/08/2020,Hawaii,US,2020-04-08 22:59:00,410.0,5.0,0.0</text:p>
      <text:p text:style-name="Preformatted_20_Text">13112,04/08/2020,Hebei,Mainland China,2020-04-08 22:59:00,327.0,6.0,312.0</text:p>
      <text:p text:style-name="Preformatted_20_Text">13113,04/08/2020,Heilongjiang,Mainland China,2020-04-08 22:59:00,569.0,13.0,470.0</text:p>
      <text:p text:style-name="Preformatted_20_Text">13114,04/08/2020,Henan,Mainland China,2020-04-08 22:59:00,1276.0,22.0,1252.0</text:p>
      <text:p text:style-name="Preformatted_20_Text">13115,04/08/2020,Hong Kong,Hong Kong,2020-04-08 22:59:00,960.0,4.0,264.0</text:p>
      <text:p text:style-name="Preformatted_20_Text">13116,04/08/2020,Hubei,Mainland China,2020-04-08 22:59:00,67803.0,3213.0,64142.0</text:p>
      <text:p text:style-name="Preformatted_20_Text">13117,04/08/2020,Hunan,Mainland China,2020-04-08 22:59:00,1019.0,4.0,1014.0</text:p>
      <text:p text:style-name="Preformatted_20_Text">13118,04/08/2020,Idaho,US,2020-04-08 22:59:00,1210.0,15.0,0.0</text:p>
      <text:p text:style-name="Preformatted_20_Text">13119,04/08/2020,Illinois,US,2020-04-08 22:59:00,15078.0,462.0,0.0</text:p>
      <text:p text:style-name="Preformatted_20_Text">13120,04/08/2020,Indiana,US,2020-04-08 22:59:00,5943.0,203.0,0.0</text:p>
      <text:p text:style-name="Preformatted_20_Text">13121,04/08/2020,Inner Mongolia,Mainland China,2020-04-08 22:59:00,124.0,1.0,74.0</text:p>
      <text:p text:style-name="Preformatted_20_Text">13122,04/08/2020,Iowa,US,2020-04-08 22:59:00,1145.0,27.0,0.0</text:p>
      <text:p text:style-name="Preformatted_20_Text">13123,04/08/2020,Isle of Man,UK,2020-04-08 22:59:00,158.0,1.0,82.0</text:p>
      <text:p text:style-name="Preformatted_20_Text">13124,04/08/2020,Jiangsu,Mainland China,2020-04-08 22:59:00,651.0,0.0,633.0</text:p>
      <text:p text:style-name="Preformatted_20_Text">13125,04/08/2020,Jiangxi,Mainland China,2020-04-08 22:59:00,937.0,1.0,935.0</text:p>
      <text:p text:style-name="Preformatted_20_Text">13126,04/08/2020,Jilin,Mainland China,2020-04-08 22:59:00,98.0,1.0,93.0</text:p>
      <text:p text:style-name="Preformatted_20_Text">13127,04/08/2020,Kansas,US,2020-04-08 22:59:00,1046.0,34.0,0.0</text:p>
      <text:p text:style-name="Preformatted_20_Text">13128,04/08/2020,Kentucky,US,2020-04-08 22:59:00,1149.0,65.0,0.0</text:p>
      <text:p text:style-name="Preformatted_20_Text">13129,04/08/2020,Liaoning,Mainland China,2020-04-08 22:59:00,144.0,2.0,131.0</text:p>
      <text:p text:style-name="Preformatted_20_Text">13130,04/08/2020,Louisiana,US,2020-04-08 22:59:00,17030.0,652.0,0.0</text:p>
      <text:p text:style-name="Preformatted_20_Text">13131,04/08/2020,Macau,Macau,2020-04-08 22:59:00,45.0,0.0,10.0</text:p>
      <text:p text:style-name="Preformatted_20_Text">13132,04/08/2020,Maine,US,2020-04-08 22:59:00,537.0,14.0,0.0</text:p>
      <text:p text:style-name="Preformatted_20_Text">13133,04/08/2020,Manitoba,Canada,2020-04-08 22:59:00,217.0,3.0,0.0</text:p>
      <text:p text:style-name="Preformatted_20_Text">13134,04/08/2020,Martinique,France,2020-04-08 22:59:00,154.0,6.0,50.0</text:p>
      <text:p text:style-name="Preformatted_20_Text">13135,04/08/2020,Maryland,US,2020-04-08 22:59:00,5529.0,124.0,0.0</text:p>
      <text:p text:style-name="Preformatted_20_Text">13136,04/08/2020,Massachusetts,US,2020-04-08 22:59:00,16790.0,433.0,0.0</text:p>
      <text:p text:style-name="Preformatted_20_Text">13137,04/08/2020,Mayotte,France,2020-04-08 22:59:00,171.0,2.0,22.0</text:p>
      <text:p text:style-name="Preformatted_20_Text">13138,04/08/2020,Michigan,US,2020-04-08 22:59:00,20346.0,959.0,0.0</text:p>
      <text:p text:style-name="Preformatted_20_Text">13139,04/08/2020,Minnesota,US,2020-04-08 22:59:00,1154.0,39.0,0.0</text:p>
      <text:p text:style-name="Preformatted_20_Text">13140,04/08/2020,Mississippi,US,2020-04-08 22:59:00,2003.0,67.0,0.0</text:p>
      <text:p text:style-name="Preformatted_20_Text">13141,04/08/2020,Missouri,US,2020-04-08 22:59:00,3209.0,86.0,0.0</text:p>
      <text:p text:style-name="Preformatted_20_Text">13142,04/08/2020,Montana,US,2020-04-08 22:59:00,332.0,6.0,0.0</text:p>
      <text:p text:style-name="Preformatted_20_Text">13143,04/08/2020,Montserrat,UK,2020-04-08 22:59:00,9.0,0.0,0.0</text:p>
      <text:p text:style-name="Preformatted_20_Text">13144,04/08/2020,Nebraska,US,2020-04-08 22:59:00,519.0,12.0,0.0</text:p>
      <text:p text:style-name="Preformatted_20_Text">13145,04/08/2020,Nevada,US,2020-04-08 22:59:00,2259.0,72.0,0.0</text:p>
      <text:p text:style-name="Preformatted_20_Text">13146,04/08/2020,New Brunswick,Canada,2020-04-08 22:59:00,105.0,0.0,0.0</text:p>
      <text:p text:style-name="Preformatted_20_Text">13147,04/08/2020,New Caledonia,France,2020-04-08 22:59:00,18.0,0.0,1.0</text:p>
      <text:p text:style-name="Preformatted_20_Text">13148,04/08/2020,New Hampshire,US,2020-04-08 22:59:00,747.0,13.0,0.0</text:p>
      <text:p text:style-name="Preformatted_20_Text">13149,04/08/2020,New Jersey,US,2020-04-08 22:59:00,47437.0,1504.0,0.0</text:p>
      <text:p text:style-name="Preformatted_20_Text">13150,04/08/2020,New Mexico,US,2020-04-08 22:59:00,902.0,13.0,0.0</text:p>
      <text:p text:style-name="Preformatted_20_Text">13151,04/08/2020,New South Wales,Australia,2020-04-08 22:59:00,2734.0,21.0,4.0</text:p>
      <text:p text:style-name="Preformatted_20_Text">13152,04/08/2020,New York,US,2020-04-08 22:59:00,151061.0,6268.0,0.0</text:p>
      <text:p text:style-name="Preformatted_20_Text">13153,04/08/2020,Newfoundland and Labrador,Canada,2020-04-08 22:59:00,228.0,1.0,0.0</text:p>
      <text:p text:style-name="Preformatted_20_Text">13154,04/08/2020,Ningxia,Mainland China,2020-04-08 22:59:00,75.0,0.0,75.0</text:p>
      <text:p text:style-name="Preformatted_20_Text">13155,04/08/2020,North Carolina,US,2020-04-08 22:59:00,3499.0,66.0,0.0</text:p>
      <text:p text:style-name="Preformatted_20_Text">13156,04/08/2020,North Dakota,US,2020-04-08 22:59:00,251.0,4.0,0.0</text:p>
      <text:p text:style-name="Preformatted_20_Text">13157,04/08/2020,Northern Mariana Islands,US,2020-04-08 22:59:00,11.0,2.0,0.0</text:p>
      <text:p text:style-name="Preformatted_20_Text"><text:soft-page-break/>13158,04/08/2020,Northern Territory,Australia,2020-04-08 22:59:00,28.0,0.0,2.0</text:p>
      <text:p text:style-name="Preformatted_20_Text">13159,04/08/2020,Northwest Territories,Canada,2020-04-08 22:59:00,5.0,0.0,0.0</text:p>
      <text:p text:style-name="Preformatted_20_Text">13160,04/08/2020,Nova Scotia,Canada,2020-04-08 22:59:00,310.0,1.0,0.0</text:p>
      <text:p text:style-name="Preformatted_20_Text">13161,04/08/2020,Ohio,US,2020-04-08 22:59:00,5148.0,193.0,0.0</text:p>
      <text:p text:style-name="Preformatted_20_Text">13162,04/08/2020,Oklahoma,US,2020-04-08 22:59:00,1526.0,79.0,0.0</text:p>
      <text:p text:style-name="Preformatted_20_Text">13163,04/08/2020,Ontario,Canada,2020-04-08 22:59:00,5276.0,153.0,0.0</text:p>
      <text:p text:style-name="Preformatted_20_Text">13164,04/08/2020,Oregon,US,2020-04-08 22:59:00,1181.0,33.0,0.0</text:p>
      <text:p text:style-name="Preformatted_20_Text">13165,04/08/2020,Pennsylvania,US,2020-04-08 22:59:00,16631.0,318.0,0.0</text:p>
      <text:p text:style-name="Preformatted_20_Text">13166,04/08/2020,Prince Edward Island,Canada,2020-04-08 22:59:00,25.0,1.0,0.0</text:p>
      <text:p text:style-name="Preformatted_20_Text">13167,04/08/2020,Puerto Rico,US,2020-04-08 22:59:00,620.0,24.0,0.0</text:p>
      <text:p text:style-name="Preformatted_20_Text">13168,04/08/2020,Qinghai,Mainland China,2020-04-08 22:59:00,18.0,0.0,18.0</text:p>
      <text:p text:style-name="Preformatted_20_Text">13169,04/08/2020,Quebec,Canada,2020-04-08 22:59:00,10031.0,175.0,0.0</text:p>
      <text:p text:style-name="Preformatted_20_Text">13170,04/08/2020,Queensland,Australia,2020-04-08 22:59:00,943.0,4.0,173.0</text:p>
      <text:p text:style-name="Preformatted_20_Text">13171,04/08/2020,Recovered,Canada,2020-04-08 22:59:00,0.0,0.0,4154.0</text:p>
      <text:p text:style-name="Preformatted_20_Text">13172,04/08/2020,Recovered,US,2020-04-08 22:59:00,0.0,0.0,23559.0</text:p>
      <text:p text:style-name="Preformatted_20_Text">13173,04/08/2020,Reunion,France,2020-04-08 22:59:00,358.0,0.0,40.0</text:p>
      <text:p text:style-name="Preformatted_20_Text">13174,04/08/2020,Rhode Island,US,2020-04-08 22:59:00,1450.0,35.0,0.0</text:p>
      <text:p text:style-name="Preformatted_20_Text">13175,04/08/2020,Saint Barthelemy,France,2020-04-08 22:59:00,6.0,0.0,1.0</text:p>
      <text:p text:style-name="Preformatted_20_Text">13176,04/08/2020,Saint Pierre and Miquelon,France,2020-04-08 22:59:00,1.0,0.0,0.0</text:p>
      <text:p text:style-name="Preformatted_20_Text">13177,04/08/2020,Saskatchewan,Canada,2020-04-08 22:59:00,260.0,3.0,0.0</text:p>
      <text:p text:style-name="Preformatted_20_Text">13178,04/08/2020,Shaanxi,Mainland China,2020-04-08 22:59:00,256.0,3.0,246.0</text:p>
      <text:p text:style-name="Preformatted_20_Text">13179,04/08/2020,Shandong,Mainland China,2020-04-08 22:59:00,783.0,7.0,755.0</text:p>
      <text:p text:style-name="Preformatted_20_Text">13180,04/08/2020,Shanghai,Mainland China,2020-04-08 22:59:00,543.0,7.0,418.0</text:p>
      <text:p text:style-name="Preformatted_20_Text">13181,04/08/2020,Shanxi,Mainland China,2020-04-08 22:59:00,163.0,0.0,134.0</text:p>
      <text:p text:style-name="Preformatted_20_Text">13182,04/08/2020,Sichuan,Mainland China,2020-04-08 22:59:00,560.0,3.0,541.0</text:p>
      <text:p text:style-name="Preformatted_20_Text">13183,04/08/2020,Sint Maarten,Netherlands,2020-04-08 22:59:00,40.0,6.0,1.0</text:p>
      <text:p text:style-name="Preformatted_20_Text">13184,04/08/2020,South Australia,Australia,2020-04-08 22:59:00,415.0,2.0,53.0</text:p>
      <text:p text:style-name="Preformatted_20_Text">13185,04/08/2020,South Carolina,US,2020-04-08 22:59:00,2417.0,51.0,0.0</text:p>
      <text:p text:style-name="Preformatted_20_Text">13186,04/08/2020,South Dakota,US,2020-04-08 22:59:00,393.0,6.0,0.0</text:p>
      <text:p text:style-name="Preformatted_20_Text">13187,04/08/2020,St Martin,France,2020-04-08 22:59:00,32.0,2.0,7.0</text:p>
      <text:p text:style-name="Preformatted_20_Text">13188,04/08/2020,Tasmania,Australia,2020-04-08 22:59:00,98.0,3.0,26.0</text:p>
      <text:p text:style-name="Preformatted_20_Text">13189,04/08/2020,Tennessee,US,2020-04-08 22:59:00,4363.0,80.0,0.0</text:p>
      <text:p text:style-name="Preformatted_20_Text">13190,04/08/2020,Texas,US,2020-04-08 22:59:00,9777.0,189.0,0.0</text:p>
      <text:p text:style-name="Preformatted_20_Text">13191,04/08/2020,Tianjin,Mainland China,2020-04-08 22:59:00,180.0,3.0,152.0</text:p>
      <text:p text:style-name="Preformatted_20_Text">13192,04/08/2020,Tibet,Mainland China,2020-04-08 22:59:00,1.0,0.0,1.0</text:p>
      <text:p text:style-name="Preformatted_20_Text">13193,04/08/2020,Turks and Caicos Islands,UK,2020-04-08 22:59:00,8.0,1.0,0.0</text:p>
      <text:p text:style-name="Preformatted_20_Text">13194,04/08/2020,Utah,US,2020-04-08 22:59:00,1855.0,13.0,0.0</text:p>
      <text:p text:style-name="Preformatted_20_Text">13195,04/08/2020,Vermont,US,2020-04-08 22:59:00,605.0,23.0,0.0</text:p>
      <text:p text:style-name="Preformatted_20_Text">13196,04/08/2020,Victoria,Australia,2020-04-08 22:59:00,1212.0,12.0,620.0</text:p>
      <text:p text:style-name="Preformatted_20_Text">13197,04/08/2020,Virgin Islands,US,2020-04-08 22:59:00,45.0,1.0,0.0</text:p>
      <text:p text:style-name="Preformatted_20_Text">13198,04/08/2020,Virginia,US,2020-04-08 22:59:00,3645.0,66.0,0.0</text:p>
      <text:p text:style-name="Preformatted_20_Text">13199,04/08/2020,Washington,US,2020-04-08 22:59:00,9276.0,426.0,0.0</text:p>
      <text:p text:style-name="Preformatted_20_Text">13200,04/08/2020,West Virginia,US,2020-04-08 22:59:00,483.0,4.0,0.0</text:p>
      <text:p text:style-name="Preformatted_20_Text">13201,04/08/2020,Western Australia,Australia,2020-04-08 22:59:00,481.0,6.0,162.0</text:p>
      <text:p text:style-name="Preformatted_20_Text">13202,04/08/2020,Wisconsin,US,2020-04-08 22:59:00,2710.0,100.0,0.0</text:p>
      <text:p text:style-name="Preformatted_20_Text">13203,04/08/2020,Wyoming,US,2020-04-08 22:59:00,221.0,0.0,0.0</text:p>
      <text:p text:style-name="Preformatted_20_Text">13204,04/08/2020,Xinjiang,Mainland China,2020-04-08 22:59:00,76.0,3.0,73.0</text:p>
      <text:p text:style-name="Preformatted_20_Text">13205,04/08/2020,Yukon,Canada,2020-04-08 22:59:00,7.0,0.0,0.0</text:p>
      <text:p text:style-name="Preformatted_20_Text">13206,04/08/2020,Yunnan,Mainland China,2020-04-08 22:59:00,184.0,2.0,173.0</text:p>
      <text:p text:style-name="Preformatted_20_Text">13207,04/08/2020,Zhejiang,Mainland China,2020-04-08 22:59:00,1266.0,1.0,1232.0</text:p>
      <text:p text:style-name="Preformatted_20_Text">13208,04/09/2020,,Afghanistan,2020-04-09 23:09:19,484.0,15.0,32.0</text:p>
      <text:p text:style-name="Preformatted_20_Text">13209,04/09/2020,,Albania,2020-04-09 23:09:19,409.0,23.0,165.0</text:p>
      <text:p text:style-name="Preformatted_20_Text">13210,04/09/2020,,Algeria,2020-04-09 23:09:19,1666.0,235.0,347.0</text:p>
      <text:p text:style-name="Preformatted_20_Text">13211,04/09/2020,,Andorra,2020-04-09 23:09:19,583.0,25.0,58.0</text:p>
      <text:p text:style-name="Preformatted_20_Text">13212,04/09/2020,,Angola,2020-04-09 23:09:19,19.0,2.0,2.0</text:p>
      <text:p text:style-name="Preformatted_20_Text">13213,04/09/2020,,Antigua and Barbuda,2020-04-09 23:09:19,19.0,2.0,0.0</text:p>
      <text:p text:style-name="Preformatted_20_Text">13214,04/09/2020,,Argentina,2020-04-09 23:09:19,1795.0,72.0,365.0</text:p>
      <text:p text:style-name="Preformatted_20_Text">13215,04/09/2020,,Armenia,2020-04-09 23:09:19,921.0,10.0,138.0</text:p>
      <text:p text:style-name="Preformatted_20_Text">13216,04/09/2020,,Austria,2020-04-09 23:09:19,13244.0,295.0,5240.0</text:p>
      <text:p text:style-name="Preformatted_20_Text">13217,04/09/2020,,Azerbaijan,2020-04-09 23:09:19,926.0,9.0,101.0</text:p>
      <text:p text:style-name="Preformatted_20_Text">13218,04/09/2020,,Bahamas,2020-04-09 23:09:19,41.0,8.0,5.0</text:p>
      <text:p text:style-name="Preformatted_20_Text">13219,04/09/2020,,Bahrain,2020-04-09 23:09:19,887.0,5.0,519.0</text:p>
      <text:p text:style-name="Preformatted_20_Text">13220,04/09/2020,,Bangladesh,2020-04-09 23:09:19,330.0,21.0,33.0</text:p>
      <text:p text:style-name="Preformatted_20_Text"><text:soft-page-break/>13221,04/09/2020,,Barbados,2020-04-09 23:09:19,66.0,3.0,11.0</text:p>
      <text:p text:style-name="Preformatted_20_Text">13222,04/09/2020,,Belarus,2020-04-09 23:09:19,1486.0,16.0,139.0</text:p>
      <text:p text:style-name="Preformatted_20_Text">13223,04/09/2020,,Belgium,2020-04-09 23:09:19,24983.0,2523.0,5164.0</text:p>
      <text:p text:style-name="Preformatted_20_Text">13224,04/09/2020,,Belize,2020-04-09 23:09:19,9.0,1.0,0.0</text:p>
      <text:p text:style-name="Preformatted_20_Text">13225,04/09/2020,,Benin,2020-04-09 23:09:19,26.0,1.0,5.0</text:p>
      <text:p text:style-name="Preformatted_20_Text">13226,04/09/2020,,Bhutan,2020-04-09 23:09:19,5.0,0.0,2.0</text:p>
      <text:p text:style-name="Preformatted_20_Text">13227,04/09/2020,,Bolivia,2020-04-09 23:09:19,264.0,18.0,2.0</text:p>
      <text:p text:style-name="Preformatted_20_Text">13228,04/09/2020,,Bosnia and Herzegovina,2020-04-09 23:09:19,858.0,35.0,101.0</text:p>
      <text:p text:style-name="Preformatted_20_Text">13229,04/09/2020,,Botswana,2020-04-09 23:09:19,13.0,1.0,0.0</text:p>
      <text:p text:style-name="Preformatted_20_Text">13230,04/09/2020,,Brazil,2020-04-09 23:09:19,18092.0,950.0,173.0</text:p>
      <text:p text:style-name="Preformatted_20_Text">13231,04/09/2020,,Brunei,2020-04-09 23:09:19,135.0,1.0,92.0</text:p>
      <text:p text:style-name="Preformatted_20_Text">13232,04/09/2020,,Bulgaria,2020-04-09 23:09:19,618.0,24.0,48.0</text:p>
      <text:p text:style-name="Preformatted_20_Text">13233,04/09/2020,,Burkina Faso,2020-04-09 23:09:19,443.0,24.0,146.0</text:p>
      <text:p text:style-name="Preformatted_20_Text">13234,04/09/2020,,Burma,2020-04-09 23:09:19,23.0,3.0,2.0</text:p>
      <text:p text:style-name="Preformatted_20_Text">13235,04/09/2020,,Burundi,2020-04-09 23:09:19,3.0,0.0,0.0</text:p>
      <text:p text:style-name="Preformatted_20_Text">13236,04/09/2020,,Cabo Verde,2020-04-09 23:09:19,7.0,1.0,1.0</text:p>
      <text:p text:style-name="Preformatted_20_Text">13237,04/09/2020,,Cambodia,2020-04-09 23:09:19,119.0,0.0,62.0</text:p>
      <text:p text:style-name="Preformatted_20_Text">13238,04/09/2020,,Cameroon,2020-04-09 23:09:19,730.0,10.0,60.0</text:p>
      <text:p text:style-name="Preformatted_20_Text">13239,04/09/2020,,Central African Republic,2020-04-09 23:09:19,8.0,0.0,0.0</text:p>
      <text:p text:style-name="Preformatted_20_Text">13240,04/09/2020,,Chad,2020-04-09 23:09:19,11.0,0.0,2.0</text:p>
      <text:p text:style-name="Preformatted_20_Text">13241,04/09/2020,,Chile,2020-04-09 23:09:19,5972.0,57.0,1274.0</text:p>
      <text:p text:style-name="Preformatted_20_Text">13242,04/09/2020,,Colombia,2020-04-09 23:09:19,2223.0,69.0,174.0</text:p>
      <text:p text:style-name="Preformatted_20_Text">13243,04/09/2020,,Congo (Brazzaville),2020-04-09 23:09:19,60.0,5.0,5.0</text:p>
      <text:p text:style-name="Preformatted_20_Text">13244,04/09/2020,,Congo (Kinshasa),2020-04-09 23:09:19,180.0,18.0,9.0</text:p>
      <text:p text:style-name="Preformatted_20_Text">13245,04/09/2020,,Costa Rica,2020-04-09 23:09:19,539.0,3.0,30.0</text:p>
      <text:p text:style-name="Preformatted_20_Text">13246,04/09/2020,,Croatia,2020-04-09 23:09:19,1407.0,20.0,219.0</text:p>
      <text:p text:style-name="Preformatted_20_Text">13247,04/09/2020,,Cuba,2020-04-09 23:09:19,515.0,15.0,28.0</text:p>
      <text:p text:style-name="Preformatted_20_Text">13248,04/09/2020,,Cyprus,2020-04-09 23:09:19,564.0,10.0,53.0</text:p>
      <text:p text:style-name="Preformatted_20_Text">13249,04/09/2020,,Czech Republic,2020-04-09 23:09:19,5569.0,112.0,301.0</text:p>
      <text:p text:style-name="Preformatted_20_Text">13250,04/09/2020,,Denmark,2020-04-09 23:09:19,5635.0,237.0,1736.0</text:p>
      <text:p text:style-name="Preformatted_20_Text">13251,04/09/2020,,Diamond Princess,2020-04-09 23:09:19,712.0,11.0,619.0</text:p>
      <text:p text:style-name="Preformatted_20_Text">13252,04/09/2020,,Djibouti,2020-04-09 23:09:19,135.0,0.0,25.0</text:p>
      <text:p text:style-name="Preformatted_20_Text">13253,04/09/2020,,Dominica,2020-04-09 23:09:19,15.0,0.0,1.0</text:p>
      <text:p text:style-name="Preformatted_20_Text">13254,04/09/2020,,Dominican Republic,2020-04-09 23:09:19,2349.0,118.0,80.0</text:p>
      <text:p text:style-name="Preformatted_20_Text">13255,04/09/2020,,Ecuador,2020-04-09 23:09:19,4965.0,272.0,339.0</text:p>
      <text:p text:style-name="Preformatted_20_Text">13256,04/09/2020,,Egypt,2020-04-09 23:09:19,1699.0,118.0,348.0</text:p>
      <text:p text:style-name="Preformatted_20_Text">13257,04/09/2020,,El Salvador,2020-04-09 23:09:19,103.0,6.0,14.0</text:p>
      <text:p text:style-name="Preformatted_20_Text">13258,04/09/2020,,Equatorial Guinea,2020-04-09 23:09:19,18.0,0.0,3.0</text:p>
      <text:p text:style-name="Preformatted_20_Text">13259,04/09/2020,,Eritrea,2020-04-09 23:09:19,33.0,0.0,0.0</text:p>
      <text:p text:style-name="Preformatted_20_Text">13260,04/09/2020,,Estonia,2020-04-09 23:09:19,1207.0,24.0,83.0</text:p>
      <text:p text:style-name="Preformatted_20_Text">13261,04/09/2020,,Eswatini,2020-04-09 23:09:19,12.0,0.0,7.0</text:p>
      <text:p text:style-name="Preformatted_20_Text">13262,04/09/2020,,Ethiopia,2020-04-09 23:09:19,56.0,2.0,4.0</text:p>
      <text:p text:style-name="Preformatted_20_Text">13263,04/09/2020,,Fiji,2020-04-09 23:09:19,15.0,0.0,0.0</text:p>
      <text:p text:style-name="Preformatted_20_Text">13264,04/09/2020,,Finland,2020-04-09 23:09:19,2605.0,42.0,300.0</text:p>
      <text:p text:style-name="Preformatted_20_Text">13265,04/09/2020,,France,2020-04-09 23:09:19,117749.0,12210.0,23206.0</text:p>
      <text:p text:style-name="Preformatted_20_Text">13266,04/09/2020,,Gabon,2020-04-09 23:09:19,44.0,1.0,1.0</text:p>
      <text:p text:style-name="Preformatted_20_Text">13267,04/09/2020,,Gambia,2020-04-09 23:09:19,4.0,1.0,2.0</text:p>
      <text:p text:style-name="Preformatted_20_Text">13268,04/09/2020,,Georgia,2020-04-09 23:09:19,218.0,3.0,51.0</text:p>
      <text:p text:style-name="Preformatted_20_Text">13269,04/09/2020,,Germany,2020-04-09 23:09:19,118181.0,2607.0,52407.0</text:p>
      <text:p text:style-name="Preformatted_20_Text">13270,04/09/2020,,Ghana,2020-04-09 23:09:19,378.0,6.0,3.0</text:p>
      <text:p text:style-name="Preformatted_20_Text">13271,04/09/2020,,Greece,2020-04-09 23:09:19,1955.0,87.0,269.0</text:p>
      <text:p text:style-name="Preformatted_20_Text">13272,04/09/2020,,Grenada,2020-04-09 23:09:19,12.0,0.0,0.0</text:p>
      <text:p text:style-name="Preformatted_20_Text">13273,04/09/2020,,Guatemala,2020-04-09 23:09:19,95.0,3.0,17.0</text:p>
      <text:p text:style-name="Preformatted_20_Text">13274,04/09/2020,,Guinea,2020-04-09 23:09:19,194.0,0.0,11.0</text:p>
      <text:p text:style-name="Preformatted_20_Text">13275,04/09/2020,,Guinea-Bissau,2020-04-09 23:09:19,36.0,0.0,0.0</text:p>
      <text:p text:style-name="Preformatted_20_Text">13276,04/09/2020,,Guyana,2020-04-09 23:09:19,37.0,6.0,8.0</text:p>
      <text:p text:style-name="Preformatted_20_Text">13277,04/09/2020,,Haiti,2020-04-09 23:09:19,30.0,2.0,0.0</text:p>
      <text:p text:style-name="Preformatted_20_Text">13278,04/09/2020,,Holy See,2020-04-09 23:09:19,8.0,0.0,2.0</text:p>
      <text:p text:style-name="Preformatted_20_Text">13279,04/09/2020,,Honduras,2020-04-09 23:09:19,343.0,23.0,6.0</text:p>
      <text:p text:style-name="Preformatted_20_Text">13280,04/09/2020,,Hungary,2020-04-09 23:09:19,980.0,66.0,96.0</text:p>
      <text:p text:style-name="Preformatted_20_Text">13281,04/09/2020,,Iceland,2020-04-09 23:09:19,1648.0,6.0,688.0</text:p>
      <text:p text:style-name="Preformatted_20_Text">13282,04/09/2020,,India,2020-04-09 23:09:19,6725.0,226.0,620.0</text:p>
      <text:p text:style-name="Preformatted_20_Text">13283,04/09/2020,,Indonesia,2020-04-09 23:09:19,3293.0,280.0,252.0</text:p>
      <text:p text:style-name="Preformatted_20_Text">13284,04/09/2020,,Iran,2020-04-09 23:09:19,66220.0,4110.0,32309.0</text:p>
      <text:p text:style-name="Preformatted_20_Text"><text:soft-page-break/>13285,04/09/2020,,Iraq,2020-04-09 23:09:19,1232.0,69.0,496.0</text:p>
      <text:p text:style-name="Preformatted_20_Text">13286,04/09/2020,,Ireland,2020-04-09 23:09:19,6574.0,263.0,25.0</text:p>
      <text:p text:style-name="Preformatted_20_Text">13287,04/09/2020,,Israel,2020-04-09 23:09:19,9968.0,86.0,1011.0</text:p>
      <text:p text:style-name="Preformatted_20_Text">13288,04/09/2020,,Italy,2020-04-09 23:09:19,143626.0,18279.0,28470.0</text:p>
      <text:p text:style-name="Preformatted_20_Text">13289,04/09/2020,,Ivory Coast,2020-04-09 23:09:19,444.0,3.0,52.0</text:p>
      <text:p text:style-name="Preformatted_20_Text">13290,04/09/2020,,Jamaica,2020-04-09 23:09:19,63.0,4.0,12.0</text:p>
      <text:p text:style-name="Preformatted_20_Text">13291,04/09/2020,,Japan,2020-04-09 23:09:19,4667.0,94.0,632.0</text:p>
      <text:p text:style-name="Preformatted_20_Text">13292,04/09/2020,,Jordan,2020-04-09 23:09:19,372.0,7.0,161.0</text:p>
      <text:p text:style-name="Preformatted_20_Text">13293,04/09/2020,,Kazakhstan,2020-04-09 23:09:19,781.0,8.0,60.0</text:p>
      <text:p text:style-name="Preformatted_20_Text">13294,04/09/2020,,Kenya,2020-04-09 23:09:19,184.0,7.0,12.0</text:p>
      <text:p text:style-name="Preformatted_20_Text">13295,04/09/2020,,Kosovo,2020-04-09 23:09:19,184.0,5.0,30.0</text:p>
      <text:p text:style-name="Preformatted_20_Text">13296,04/09/2020,,Kuwait,2020-04-09 23:09:19,910.0,1.0,111.0</text:p>
      <text:p text:style-name="Preformatted_20_Text">13297,04/09/2020,,Kyrgyzstan,2020-04-09 23:09:19,280.0,4.0,35.0</text:p>
      <text:p text:style-name="Preformatted_20_Text">13298,04/09/2020,,Laos,2020-04-09 23:09:19,16.0,0.0,0.0</text:p>
      <text:p text:style-name="Preformatted_20_Text">13299,04/09/2020,,Latvia,2020-04-09 23:09:19,589.0,3.0,16.0</text:p>
      <text:p text:style-name="Preformatted_20_Text">13300,04/09/2020,,Lebanon,2020-04-09 23:09:19,582.0,19.0,67.0</text:p>
      <text:p text:style-name="Preformatted_20_Text">13301,04/09/2020,,Liberia,2020-04-09 23:09:19,31.0,4.0,3.0</text:p>
      <text:p text:style-name="Preformatted_20_Text">13302,04/09/2020,,Libya,2020-04-09 23:09:19,24.0,1.0,8.0</text:p>
      <text:p text:style-name="Preformatted_20_Text">13303,04/09/2020,,Liechtenstein,2020-04-09 23:09:19,78.0,1.0,55.0</text:p>
      <text:p text:style-name="Preformatted_20_Text">13304,04/09/2020,,Lithuania,2020-04-09 23:09:19,955.0,16.0,8.0</text:p>
      <text:p text:style-name="Preformatted_20_Text">13305,04/09/2020,,Luxembourg,2020-04-09 23:09:19,3115.0,52.0,500.0</text:p>
      <text:p text:style-name="Preformatted_20_Text">13306,04/09/2020,,MS Zaandam,2020-04-09 23:09:19,9.0,2.0,0.0</text:p>
      <text:p text:style-name="Preformatted_20_Text">13307,04/09/2020,,Madagascar,2020-04-09 23:09:19,93.0,0.0,11.0</text:p>
      <text:p text:style-name="Preformatted_20_Text">13308,04/09/2020,,Malawi,2020-04-09 23:09:19,8.0,1.0,0.0</text:p>
      <text:p text:style-name="Preformatted_20_Text">13309,04/09/2020,,Malaysia,2020-04-09 23:09:19,4228.0,67.0,1608.0</text:p>
      <text:p text:style-name="Preformatted_20_Text">13310,04/09/2020,,Maldives,2020-04-09 23:09:19,19.0,0.0,13.0</text:p>
      <text:p text:style-name="Preformatted_20_Text">13311,04/09/2020,,Mali,2020-04-09 23:09:19,74.0,7.0,22.0</text:p>
      <text:p text:style-name="Preformatted_20_Text">13312,04/09/2020,,Malta,2020-04-09 23:09:19,337.0,2.0,16.0</text:p>
      <text:p text:style-name="Preformatted_20_Text">13313,04/09/2020,,Mauritania,2020-04-09 23:09:19,7.0,1.0,2.0</text:p>
      <text:p text:style-name="Preformatted_20_Text">13314,04/09/2020,,Mauritius,2020-04-09 23:09:19,314.0,7.0,23.0</text:p>
      <text:p text:style-name="Preformatted_20_Text">13315,04/09/2020,,Mexico,2020-04-09 23:09:19,3181.0,174.0,633.0</text:p>
      <text:p text:style-name="Preformatted_20_Text">13316,04/09/2020,,Moldova,2020-04-09 23:09:19,1289.0,29.0,50.0</text:p>
      <text:p text:style-name="Preformatted_20_Text">13317,04/09/2020,,Monaco,2020-04-09 23:09:19,84.0,1.0,5.0</text:p>
      <text:p text:style-name="Preformatted_20_Text">13318,04/09/2020,,Mongolia,2020-04-09 23:09:19,16.0,0.0,4.0</text:p>
      <text:p text:style-name="Preformatted_20_Text">13319,04/09/2020,,Montenegro,2020-04-09 23:09:19,252.0,2.0,4.0</text:p>
      <text:p text:style-name="Preformatted_20_Text">13320,04/09/2020,,Morocco,2020-04-09 23:09:19,1374.0,97.0,109.0</text:p>
      <text:p text:style-name="Preformatted_20_Text">13321,04/09/2020,,Mozambique,2020-04-09 23:09:19,17.0,0.0,1.0</text:p>
      <text:p text:style-name="Preformatted_20_Text">13322,04/09/2020,,Namibia,2020-04-09 23:09:19,16.0,0.0,3.0</text:p>
      <text:p text:style-name="Preformatted_20_Text">13323,04/09/2020,,Nepal,2020-04-09 23:09:19,9.0,0.0,1.0</text:p>
      <text:p text:style-name="Preformatted_20_Text">13324,04/09/2020,,Netherlands,2020-04-09 23:09:19,21762.0,2396.0,250.0</text:p>
      <text:p text:style-name="Preformatted_20_Text">13325,04/09/2020,,New Zealand,2020-04-09 23:09:19,1239.0,1.0,317.0</text:p>
      <text:p text:style-name="Preformatted_20_Text">13326,04/09/2020,,Nicaragua,2020-04-09 23:09:19,7.0,1.0,0.0</text:p>
      <text:p text:style-name="Preformatted_20_Text">13327,04/09/2020,,Niger,2020-04-09 23:09:19,410.0,11.0,40.0</text:p>
      <text:p text:style-name="Preformatted_20_Text">13328,04/09/2020,,Nigeria,2020-04-09 23:09:19,288.0,7.0,51.0</text:p>
      <text:p text:style-name="Preformatted_20_Text">13329,04/09/2020,,North Macedonia,2020-04-09 23:09:19,663.0,30.0,37.0</text:p>
      <text:p text:style-name="Preformatted_20_Text">13330,04/09/2020,,Norway,2020-04-09 23:09:19,6211.0,108.0,32.0</text:p>
      <text:p text:style-name="Preformatted_20_Text">13331,04/09/2020,,Oman,2020-04-09 23:09:19,457.0,3.0,109.0</text:p>
      <text:p text:style-name="Preformatted_20_Text">13332,04/09/2020,,Pakistan,2020-04-09 23:09:19,4489.0,65.0,572.0</text:p>
      <text:p text:style-name="Preformatted_20_Text">13333,04/09/2020,,Panama,2020-04-09 23:09:19,2528.0,63.0,16.0</text:p>
      <text:p text:style-name="Preformatted_20_Text">13334,04/09/2020,,Papua New Guinea,2020-04-09 23:09:19,2.0,0.0,0.0</text:p>
      <text:p text:style-name="Preformatted_20_Text">13335,04/09/2020,,Paraguay,2020-04-09 23:09:19,124.0,5.0,18.0</text:p>
      <text:p text:style-name="Preformatted_20_Text">13336,04/09/2020,,Peru,2020-04-09 23:09:19,5256.0,138.0,1438.0</text:p>
      <text:p text:style-name="Preformatted_20_Text">13337,04/09/2020,,Philippines,2020-04-09 23:09:19,4076.0,203.0,124.0</text:p>
      <text:p text:style-name="Preformatted_20_Text">13338,04/09/2020,,Poland,2020-04-09 23:09:19,5575.0,174.0,284.0</text:p>
      <text:p text:style-name="Preformatted_20_Text">13339,04/09/2020,,Portugal,2020-04-09 23:09:19,13956.0,409.0,205.0</text:p>
      <text:p text:style-name="Preformatted_20_Text">13340,04/09/2020,,Qatar,2020-04-09 23:09:19,2376.0,6.0,206.0</text:p>
      <text:p text:style-name="Preformatted_20_Text">13341,04/09/2020,,Romania,2020-04-09 23:09:19,5202.0,248.0,647.0</text:p>
      <text:p text:style-name="Preformatted_20_Text">13342,04/09/2020,,Russia,2020-04-09 23:09:19,10131.0,76.0,698.0</text:p>
      <text:p text:style-name="Preformatted_20_Text">13343,04/09/2020,,Rwanda,2020-04-09 23:09:19,110.0,0.0,7.0</text:p>
      <text:p text:style-name="Preformatted_20_Text">13344,04/09/2020,,Saint Kitts and Nevis,2020-04-09 23:09:19,11.0,0.0,0.0</text:p>
      <text:p text:style-name="Preformatted_20_Text">13345,04/09/2020,,Saint Lucia,2020-04-09 23:09:19,14.0,0.0,1.0</text:p>
      <text:p text:style-name="Preformatted_20_Text">13346,04/09/2020,,Saint Vincent and the Grenadines,2020-04-09 23:09:19,12.0,0.0,1.0</text:p>
      <text:p text:style-name="Preformatted_20_Text">13347,04/09/2020,,San Marino,2020-04-09 23:09:19,333.0,34.0,49.0</text:p>
      <text:p text:style-name="Preformatted_20_Text"><text:soft-page-break/>13348,04/09/2020,,Sao Tome and Principe,2020-04-09 23:09:19,4.0,0.0,0.0</text:p>
      <text:p text:style-name="Preformatted_20_Text">13349,04/09/2020,,Saudi Arabia,2020-04-09 23:09:19,3287.0,44.0,666.0</text:p>
      <text:p text:style-name="Preformatted_20_Text">13350,04/09/2020,,Senegal,2020-04-09 23:09:19,250.0,2.0,123.0</text:p>
      <text:p text:style-name="Preformatted_20_Text">13351,04/09/2020,,Serbia,2020-04-09 23:09:19,2867.0,66.0,0.0</text:p>
      <text:p text:style-name="Preformatted_20_Text">13352,04/09/2020,,Seychelles,2020-04-09 23:09:19,11.0,0.0,0.0</text:p>
      <text:p text:style-name="Preformatted_20_Text">13353,04/09/2020,,Sierra Leone,2020-04-09 23:09:19,7.0,0.0,0.0</text:p>
      <text:p text:style-name="Preformatted_20_Text">13354,04/09/2020,,Singapore,2020-04-09 23:09:19,1910.0,6.0,460.0</text:p>
      <text:p text:style-name="Preformatted_20_Text">13355,04/09/2020,,Slovakia,2020-04-09 23:09:19,701.0,2.0,23.0</text:p>
      <text:p text:style-name="Preformatted_20_Text">13356,04/09/2020,,Slovenia,2020-04-09 23:09:19,1124.0,43.0,128.0</text:p>
      <text:p text:style-name="Preformatted_20_Text">13357,04/09/2020,,Somalia,2020-04-09 23:09:19,12.0,1.0,1.0</text:p>
      <text:p text:style-name="Preformatted_20_Text">13358,04/09/2020,,South Africa,2020-04-09 23:09:19,1934.0,18.0,95.0</text:p>
      <text:p text:style-name="Preformatted_20_Text">13359,04/09/2020,,South Korea,2020-04-09 23:09:19,10423.0,204.0,6973.0</text:p>
      <text:p text:style-name="Preformatted_20_Text">13360,04/09/2020,,South Sudan,2020-04-09 23:09:19,3.0,0.0,0.0</text:p>
      <text:p text:style-name="Preformatted_20_Text">13361,04/09/2020,,Spain,2020-04-09 23:09:19,153222.0,15447.0,52165.0</text:p>
      <text:p text:style-name="Preformatted_20_Text">13362,04/09/2020,,Sri Lanka,2020-04-09 23:09:19,190.0,7.0,49.0</text:p>
      <text:p text:style-name="Preformatted_20_Text">13363,04/09/2020,,Sudan,2020-04-09 23:09:19,15.0,2.0,2.0</text:p>
      <text:p text:style-name="Preformatted_20_Text">13364,04/09/2020,,Suriname,2020-04-09 23:09:19,10.0,1.0,4.0</text:p>
      <text:p text:style-name="Preformatted_20_Text">13365,04/09/2020,,Sweden,2020-04-09 23:09:19,9141.0,793.0,205.0</text:p>
      <text:p text:style-name="Preformatted_20_Text">13366,04/09/2020,,Switzerland,2020-04-09 23:09:19,24051.0,948.0,10600.0</text:p>
      <text:p text:style-name="Preformatted_20_Text">13367,04/09/2020,,Syria,2020-04-09 23:09:19,19.0,2.0,4.0</text:p>
      <text:p text:style-name="Preformatted_20_Text">13368,04/09/2020,,Taiwan,2020-04-09 23:09:19,380.0,5.0,67.0</text:p>
      <text:p text:style-name="Preformatted_20_Text">13369,04/09/2020,,Tanzania,2020-04-09 23:09:19,25.0,1.0,5.0</text:p>
      <text:p text:style-name="Preformatted_20_Text">13370,04/09/2020,,Thailand,2020-04-09 23:09:19,2423.0,32.0,940.0</text:p>
      <text:p text:style-name="Preformatted_20_Text">13371,04/09/2020,,Timor-Leste,2020-04-09 23:09:19,1.0,0.0,0.0</text:p>
      <text:p text:style-name="Preformatted_20_Text">13372,04/09/2020,,Togo,2020-04-09 23:09:19,73.0,3.0,24.0</text:p>
      <text:p text:style-name="Preformatted_20_Text">13373,04/09/2020,,Trinidad and Tobago,2020-04-09 23:09:19,109.0,8.0,1.0</text:p>
      <text:p text:style-name="Preformatted_20_Text">13374,04/09/2020,,Tunisia,2020-04-09 23:09:19,643.0,25.0,25.0</text:p>
      <text:p text:style-name="Preformatted_20_Text">13375,04/09/2020,,Turkey,2020-04-09 23:09:19,42282.0,908.0,2142.0</text:p>
      <text:p text:style-name="Preformatted_20_Text">13376,04/09/2020,,UK,2020-04-09 23:09:19,65077.0,7978.0,135.0</text:p>
      <text:p text:style-name="Preformatted_20_Text">13377,04/09/2020,,Uganda,2020-04-09 23:09:19,53.0,0.0,0.0</text:p>
      <text:p text:style-name="Preformatted_20_Text">13378,04/09/2020,,Ukraine,2020-04-09 23:09:19,1892.0,57.0,45.0</text:p>
      <text:p text:style-name="Preformatted_20_Text">13379,04/09/2020,,United Arab Emirates,2020-04-09 23:09:19,2990.0,14.0,268.0</text:p>
      <text:p text:style-name="Preformatted_20_Text">13380,04/09/2020,,Uruguay,2020-04-09 23:09:19,456.0,7.0,192.0</text:p>
      <text:p text:style-name="Preformatted_20_Text">13381,04/09/2020,,Uzbekistan,2020-04-09 23:09:19,582.0,3.0,38.0</text:p>
      <text:p text:style-name="Preformatted_20_Text">13382,04/09/2020,,Venezuela,2020-04-09 23:09:19,171.0,9.0,84.0</text:p>
      <text:p text:style-name="Preformatted_20_Text">13383,04/09/2020,,Vietnam,2020-04-09 23:09:19,255.0,0.0,128.0</text:p>
      <text:p text:style-name="Preformatted_20_Text">13384,04/09/2020,,West Bank and Gaza,2020-04-09 23:09:19,263.0,1.0,44.0</text:p>
      <text:p text:style-name="Preformatted_20_Text">13385,04/09/2020,,Western Sahara,2020-04-09 23:09:19,4.0,0.0,0.0</text:p>
      <text:p text:style-name="Preformatted_20_Text">13386,04/09/2020,,Zambia,2020-04-09 23:09:19,39.0,1.0,24.0</text:p>
      <text:p text:style-name="Preformatted_20_Text">13387,04/09/2020,,Zimbabwe,2020-04-09 23:09:19,11.0,3.0,0.0</text:p>
      <text:p text:style-name="Preformatted_20_Text">13388,04/09/2020,Alabama,US,2020-04-09 23:09:19,2703.0,70.0,0.0</text:p>
      <text:p text:style-name="Preformatted_20_Text">13389,04/09/2020,Alaska,US,2020-04-09 23:09:19,235.0,7.0,0.0</text:p>
      <text:p text:style-name="Preformatted_20_Text">13390,04/09/2020,Alberta,Canada,2020-04-09 23:09:19,1423.0,29.0,0.0</text:p>
      <text:p text:style-name="Preformatted_20_Text">13391,04/09/2020,Anguilla,UK,2020-04-09 23:09:19,3.0,0.0,0.0</text:p>
      <text:p text:style-name="Preformatted_20_Text">13392,04/09/2020,Anhui,Mainland China,2020-04-09 23:09:19,991.0,6.0,984.0</text:p>
      <text:p text:style-name="Preformatted_20_Text">13393,04/09/2020,Arizona,US,2020-04-09 23:09:19,3018.0,89.0,0.0</text:p>
      <text:p text:style-name="Preformatted_20_Text">13394,04/09/2020,Arkansas,US,2020-04-09 23:09:19,1119.0,21.0,0.0</text:p>
      <text:p text:style-name="Preformatted_20_Text">13395,04/09/2020,Aruba,Netherlands,2020-04-09 23:09:19,82.0,0.0,20.0</text:p>
      <text:p text:style-name="Preformatted_20_Text">13396,04/09/2020,Australian Capital Territory,Australia,2020-04-09 23:09:19,100.0,2.0,47.0</text:p>
      <text:p text:style-name="Preformatted_20_Text">13397,04/09/2020,Beijing,Mainland China,2020-04-09 23:09:19,588.0,8.0,464.0</text:p>
      <text:p text:style-name="Preformatted_20_Text">13398,04/09/2020,Bermuda,UK,2020-04-09 23:09:19,48.0,4.0,25.0</text:p>
      <text:p text:style-name="Preformatted_20_Text">13399,04/09/2020,"Bonaire, Sint Eustatius and Saba",Netherlands,2020-04-09 23:09:19,2.0,0.0,0.0</text:p>
      <text:p text:style-name="Preformatted_20_Text">13400,04/09/2020,British Columbia,Canada,2020-04-09 23:09:19,1336.0,48.0,0.0</text:p>
      <text:p text:style-name="Preformatted_20_Text">13401,04/09/2020,British Virgin Islands,UK,2020-04-09 23:09:19,3.0,0.0,0.0</text:p>
      <text:p text:style-name="Preformatted_20_Text">13402,04/09/2020,California,US,2020-04-09 23:09:19,19710.0,544.0,0.0</text:p>
      <text:p text:style-name="Preformatted_20_Text">13403,04/09/2020,Cayman Islands,UK,2020-04-09 23:09:19,45.0,1.0,6.0</text:p>
      <text:p text:style-name="Preformatted_20_Text">13404,04/09/2020,Channel Islands,UK,2020-04-09 23:09:19,361.0,8.0,40.0</text:p>
      <text:p text:style-name="Preformatted_20_Text">13405,04/09/2020,Chongqing,Mainland China,2020-04-09 23:09:19,579.0,6.0,570.0</text:p>
      <text:p text:style-name="Preformatted_20_Text">13406,04/09/2020,Colorado,US,2020-04-09 23:09:19,5655.0,193.0,0.0</text:p>
      <text:p text:style-name="Preformatted_20_Text">13407,04/09/2020,Connecticut,US,2020-04-09 23:09:19,9784.0,380.0,0.0</text:p>
      <text:p text:style-name="Preformatted_20_Text">13408,04/09/2020,Curacao,Netherlands,2020-04-09 23:09:19,14.0,1.0,7.0</text:p>
      <text:p text:style-name="Preformatted_20_Text">13409,04/09/2020,Delaware,US,2020-04-09 23:09:19,1209.0,23.0,0.0</text:p>
      <text:p text:style-name="Preformatted_20_Text"><text:soft-page-break/>13410,04/09/2020,Diamond Princess cruise ship,Canada,2020-04-09 23:09:19,0.0,1.0,0.0</text:p>
      <text:p text:style-name="Preformatted_20_Text">13411,04/09/2020,Diamond Princess cruise ship,US,2020-04-09 23:09:19,49.0,0.0,0.0</text:p>
      <text:p text:style-name="Preformatted_20_Text">13412,04/09/2020,District of Columbia,US,2020-04-09 23:09:19,1523.0,32.0,0.0</text:p>
      <text:p text:style-name="Preformatted_20_Text">13413,04/09/2020,Falkland Islands (Malvinas),UK,2020-04-09 23:09:19,5.0,0.0,1.0</text:p>
      <text:p text:style-name="Preformatted_20_Text">13414,04/09/2020,Faroe Islands,Denmark,2020-04-09 23:09:19,184.0,0.0,136.0</text:p>
      <text:p text:style-name="Preformatted_20_Text">13415,04/09/2020,Florida,US,2020-04-09 23:09:19,16364.0,354.0,0.0</text:p>
      <text:p text:style-name="Preformatted_20_Text">13416,04/09/2020,French Guiana,France,2020-04-09 23:09:19,83.0,0.0,43.0</text:p>
      <text:p text:style-name="Preformatted_20_Text">13417,04/09/2020,French Polynesia,France,2020-04-09 23:09:19,51.0,0.0,0.0</text:p>
      <text:p text:style-name="Preformatted_20_Text">13418,04/09/2020,Fujian,Mainland China,2020-04-09 23:09:19,351.0,1.0,308.0</text:p>
      <text:p text:style-name="Preformatted_20_Text">13419,04/09/2020,Gansu,Mainland China,2020-04-09 23:09:19,139.0,2.0,135.0</text:p>
      <text:p text:style-name="Preformatted_20_Text">13420,04/09/2020,Georgia,US,2020-04-09 23:09:19,10566.0,379.0,0.0</text:p>
      <text:p text:style-name="Preformatted_20_Text">13421,04/09/2020,Gibraltar,UK,2020-04-09 23:09:19,123.0,0.0,60.0</text:p>
      <text:p text:style-name="Preformatted_20_Text">13422,04/09/2020,Grand Princess,Canada,2020-04-09 23:09:19,13.0,0.0,0.0</text:p>
      <text:p text:style-name="Preformatted_20_Text">13423,04/09/2020,Grand Princess,US,2020-04-09 23:09:19,103.0,3.0,0.0</text:p>
      <text:p text:style-name="Preformatted_20_Text">13424,04/09/2020,Greenland,Denmark,2020-04-09 23:09:19,11.0,0.0,11.0</text:p>
      <text:p text:style-name="Preformatted_20_Text">13425,04/09/2020,Guadeloupe,France,2020-04-09 23:09:19,141.0,8.0,43.0</text:p>
      <text:p text:style-name="Preformatted_20_Text">13426,04/09/2020,Guam,US,2020-04-09 23:09:19,128.0,4.0,0.0</text:p>
      <text:p text:style-name="Preformatted_20_Text">13427,04/09/2020,Guangdong,Mainland China,2020-04-09 23:09:19,1539.0,8.0,1423.0</text:p>
      <text:p text:style-name="Preformatted_20_Text">13428,04/09/2020,Guangxi,Mainland China,2020-04-09 23:09:19,254.0,2.0,252.0</text:p>
      <text:p text:style-name="Preformatted_20_Text">13429,04/09/2020,Guizhou,Mainland China,2020-04-09 23:09:19,146.0,2.0,144.0</text:p>
      <text:p text:style-name="Preformatted_20_Text">13430,04/09/2020,Hainan,Mainland China,2020-04-09 23:09:19,168.0,6.0,162.0</text:p>
      <text:p text:style-name="Preformatted_20_Text">13431,04/09/2020,Hawaii,US,2020-04-09 23:09:19,442.0,6.0,0.0</text:p>
      <text:p text:style-name="Preformatted_20_Text">13432,04/09/2020,Hebei,Mainland China,2020-04-09 23:09:19,327.0,6.0,313.0</text:p>
      <text:p text:style-name="Preformatted_20_Text">13433,04/09/2020,Heilongjiang,Mainland China,2020-04-09 23:09:19,609.0,13.0,470.0</text:p>
      <text:p text:style-name="Preformatted_20_Text">13434,04/09/2020,Henan,Mainland China,2020-04-09 23:09:19,1276.0,22.0,1252.0</text:p>
      <text:p text:style-name="Preformatted_20_Text">13435,04/09/2020,Hong Kong,Hong Kong,2020-04-09 23:09:19,973.0,4.0,293.0</text:p>
      <text:p text:style-name="Preformatted_20_Text">13436,04/09/2020,Hubei,Mainland China,2020-04-09 23:09:19,67803.0,3215.0,64187.0</text:p>
      <text:p text:style-name="Preformatted_20_Text">13437,04/09/2020,Hunan,Mainland China,2020-04-09 23:09:19,1019.0,4.0,1014.0</text:p>
      <text:p text:style-name="Preformatted_20_Text">13438,04/09/2020,Idaho,US,2020-04-09 23:09:19,1232.0,18.0,0.0</text:p>
      <text:p text:style-name="Preformatted_20_Text">13439,04/09/2020,Illinois,US,2020-04-09 23:09:19,15079.0,462.0,0.0</text:p>
      <text:p text:style-name="Preformatted_20_Text">13440,04/09/2020,Indiana,US,2020-04-09 23:09:19,6351.0,245.0,0.0</text:p>
      <text:p text:style-name="Preformatted_20_Text">13441,04/09/2020,Inner Mongolia,Mainland China,2020-04-09 23:09:19,126.0,1.0,79.0</text:p>
      <text:p text:style-name="Preformatted_20_Text">13442,04/09/2020,Iowa,US,2020-04-09 23:09:19,1270.0,29.0,0.0</text:p>
      <text:p text:style-name="Preformatted_20_Text">13443,04/09/2020,Isle of Man,UK,2020-04-09 23:09:19,190.0,1.0,92.0</text:p>
      <text:p text:style-name="Preformatted_20_Text">13444,04/09/2020,Jiangsu,Mainland China,2020-04-09 23:09:19,651.0,0.0,633.0</text:p>
      <text:p text:style-name="Preformatted_20_Text">13445,04/09/2020,Jiangxi,Mainland China,2020-04-09 23:09:19,937.0,1.0,935.0</text:p>
      <text:p text:style-name="Preformatted_20_Text">13446,04/09/2020,Jilin,Mainland China,2020-04-09 23:09:19,98.0,1.0,93.0</text:p>
      <text:p text:style-name="Preformatted_20_Text">13447,04/09/2020,Kansas,US,2020-04-09 23:09:19,1116.0,42.0,0.0</text:p>
      <text:p text:style-name="Preformatted_20_Text">13448,04/09/2020,Kentucky,US,2020-04-09 23:09:19,1341.0,73.0,0.0</text:p>
      <text:p text:style-name="Preformatted_20_Text">13449,04/09/2020,Liaoning,Mainland China,2020-04-09 23:09:19,144.0,2.0,132.0</text:p>
      <text:p text:style-name="Preformatted_20_Text">13450,04/09/2020,Louisiana,US,2020-04-09 23:09:19,18283.0,702.0,0.0</text:p>
      <text:p text:style-name="Preformatted_20_Text">13451,04/09/2020,Macau,Macau,2020-04-09 23:09:19,45.0,0.0,10.0</text:p>
      <text:p text:style-name="Preformatted_20_Text">13452,04/09/2020,Maine,US,2020-04-09 23:09:19,560.0,16.0,0.0</text:p>
      <text:p text:style-name="Preformatted_20_Text">13453,04/09/2020,Manitoba,Canada,2020-04-09 23:09:19,221.0,3.0,0.0</text:p>
      <text:p text:style-name="Preformatted_20_Text">13454,04/09/2020,Martinique,France,2020-04-09 23:09:19,154.0,6.0,50.0</text:p>
      <text:p text:style-name="Preformatted_20_Text">13455,04/09/2020,Maryland,US,2020-04-09 23:09:19,6185.0,138.0,0.0</text:p>
      <text:p text:style-name="Preformatted_20_Text">13456,04/09/2020,Massachusetts,US,2020-04-09 23:09:19,18941.0,503.0,0.0</text:p>
      <text:p text:style-name="Preformatted_20_Text">13457,04/09/2020,Mayotte,France,2020-04-09 23:09:19,184.0,2.0,22.0</text:p>
      <text:p text:style-name="Preformatted_20_Text">13458,04/09/2020,Michigan,US,2020-04-09 23:09:19,21504.0,1076.0,0.0</text:p>
      <text:p text:style-name="Preformatted_20_Text">13459,04/09/2020,Minnesota,US,2020-04-09 23:09:19,1240.0,50.0,0.0</text:p>
      <text:p text:style-name="Preformatted_20_Text">13460,04/09/2020,Mississippi,US,2020-04-09 23:09:19,2260.0,76.0,0.0</text:p>
      <text:p text:style-name="Preformatted_20_Text">13461,04/09/2020,Missouri,US,2020-04-09 23:09:19,3432.0,93.0,0.0</text:p>
      <text:p text:style-name="Preformatted_20_Text">13462,04/09/2020,Montana,US,2020-04-09 23:09:19,354.0,6.0,0.0</text:p>
      <text:p text:style-name="Preformatted_20_Text">13463,04/09/2020,Montserrat,UK,2020-04-09 23:09:19,9.0,0.0,0.0</text:p>
      <text:p text:style-name="Preformatted_20_Text">13464,04/09/2020,Nebraska,US,2020-04-09 23:09:19,568.0,14.0,0.0</text:p>
      <text:p text:style-name="Preformatted_20_Text">13465,04/09/2020,Nevada,US,2020-04-09 23:09:19,2456.0,81.0,0.0</text:p>
      <text:p text:style-name="Preformatted_20_Text">13466,04/09/2020,New Brunswick,Canada,2020-04-09 23:09:19,108.0,0.0,0.0</text:p>
      <text:p text:style-name="Preformatted_20_Text">13467,04/09/2020,New Caledonia,France,2020-04-09 23:09:19,18.0,0.0,1.0</text:p>
      <text:p text:style-name="Preformatted_20_Text">13468,04/09/2020,New Hampshire,US,2020-04-09 23:09:19,819.0,21.0,0.0</text:p>
      <text:p text:style-name="Preformatted_20_Text">13469,04/09/2020,New Jersey,US,2020-04-09 23:09:19,51027.0,1709.0,0.0</text:p>
      <text:p text:style-name="Preformatted_20_Text"><text:soft-page-break/>13470,04/09/2020,New Mexico,US,2020-04-09 23:09:19,865.0,16.0,0.0</text:p>
      <text:p text:style-name="Preformatted_20_Text">13471,04/09/2020,New South Wales,Australia,2020-04-09 23:09:19,2773.0,21.0,4.0</text:p>
      <text:p text:style-name="Preformatted_20_Text">13472,04/09/2020,New York,US,2020-04-09 23:09:19,161779.0,7067.0,0.0</text:p>
      <text:p text:style-name="Preformatted_20_Text">13473,04/09/2020,Newfoundland and Labrador,Canada,2020-04-09 23:09:19,232.0,2.0,0.0</text:p>
      <text:p text:style-name="Preformatted_20_Text">13474,04/09/2020,Ningxia,Mainland China,2020-04-09 23:09:19,75.0,0.0,75.0</text:p>
      <text:p text:style-name="Preformatted_20_Text">13475,04/09/2020,North Carolina,US,2020-04-09 23:09:19,3736.0,76.0,0.0</text:p>
      <text:p text:style-name="Preformatted_20_Text">13476,04/09/2020,North Dakota,US,2020-04-09 23:09:19,269.0,5.0,0.0</text:p>
      <text:p text:style-name="Preformatted_20_Text">13477,04/09/2020,Northern Mariana Islands,US,2020-04-09 23:09:19,11.0,2.0,0.0</text:p>
      <text:p text:style-name="Preformatted_20_Text">13478,04/09/2020,Northern Territory,Australia,2020-04-09 23:09:19,28.0,0.0,2.0</text:p>
      <text:p text:style-name="Preformatted_20_Text">13479,04/09/2020,Northwest Territories,Canada,2020-04-09 23:09:19,5.0,0.0,0.0</text:p>
      <text:p text:style-name="Preformatted_20_Text">13480,04/09/2020,Nova Scotia,Canada,2020-04-09 23:09:19,342.0,1.0,0.0</text:p>
      <text:p text:style-name="Preformatted_20_Text">13481,04/09/2020,Ohio,US,2020-04-09 23:09:19,5512.0,213.0,0.0</text:p>
      <text:p text:style-name="Preformatted_20_Text">13482,04/09/2020,Oklahoma,US,2020-04-09 23:09:19,1686.0,80.0,0.0</text:p>
      <text:p text:style-name="Preformatted_20_Text">13483,04/09/2020,Ontario,Canada,2020-04-09 23:09:19,5759.0,200.0,0.0</text:p>
      <text:p text:style-name="Preformatted_20_Text">13484,04/09/2020,Oregon,US,2020-04-09 23:09:19,1321.0,44.0,0.0</text:p>
      <text:p text:style-name="Preformatted_20_Text">13485,04/09/2020,Pennsylvania,US,2020-04-09 23:09:19,18300.0,345.0,0.0</text:p>
      <text:p text:style-name="Preformatted_20_Text">13486,04/09/2020,Prince Edward Island,Canada,2020-04-09 23:09:19,25.0,0.0,0.0</text:p>
      <text:p text:style-name="Preformatted_20_Text">13487,04/09/2020,Puerto Rico,US,2020-04-09 23:09:19,683.0,33.0,0.0</text:p>
      <text:p text:style-name="Preformatted_20_Text">13488,04/09/2020,Qinghai,Mainland China,2020-04-09 23:09:19,18.0,0.0,18.0</text:p>
      <text:p text:style-name="Preformatted_20_Text">13489,04/09/2020,Quebec,Canada,2020-04-09 23:09:19,10912.0,216.0,0.0</text:p>
      <text:p text:style-name="Preformatted_20_Text">13490,04/09/2020,Queensland,Australia,2020-04-09 23:09:19,953.0,4.0,345.0</text:p>
      <text:p text:style-name="Preformatted_20_Text">13491,04/09/2020,Recovered,Canada,2020-04-09 23:09:19,0.0,0.0,5162.0</text:p>
      <text:p text:style-name="Preformatted_20_Text">13492,04/09/2020,Recovered,US,2020-04-09 23:09:19,0.0,0.0,25410.0</text:p>
      <text:p text:style-name="Preformatted_20_Text">13493,04/09/2020,Reunion,France,2020-04-09 23:09:19,362.0,0.0,40.0</text:p>
      <text:p text:style-name="Preformatted_20_Text">13494,04/09/2020,Rhode Island,US,2020-04-09 23:09:19,1727.0,43.0,0.0</text:p>
      <text:p text:style-name="Preformatted_20_Text">13495,04/09/2020,Saint Barthelemy,France,2020-04-09 23:09:19,6.0,0.0,1.0</text:p>
      <text:p text:style-name="Preformatted_20_Text">13496,04/09/2020,Saint Pierre and Miquelon,France,2020-04-09 23:09:19,1.0,0.0,0.0</text:p>
      <text:p text:style-name="Preformatted_20_Text">13497,04/09/2020,Saskatchewan,Canada,2020-04-09 23:09:19,271.0,3.0,0.0</text:p>
      <text:p text:style-name="Preformatted_20_Text">13498,04/09/2020,Shaanxi,Mainland China,2020-04-09 23:09:19,256.0,3.0,246.0</text:p>
      <text:p text:style-name="Preformatted_20_Text">13499,04/09/2020,Shandong,Mainland China,2020-04-09 23:09:19,783.0,7.0,756.0</text:p>
      <text:p text:style-name="Preformatted_20_Text">13500,04/09/2020,Shanghai,Mainland China,2020-04-09 23:09:19,552.0,7.0,422.0</text:p>
      <text:p text:style-name="Preformatted_20_Text">13501,04/09/2020,Shanxi,Mainland China,2020-04-09 23:09:19,166.0,0.0,134.0</text:p>
      <text:p text:style-name="Preformatted_20_Text">13502,04/09/2020,Sichuan,Mainland China,2020-04-09 23:09:19,560.0,3.0,541.0</text:p>
      <text:p text:style-name="Preformatted_20_Text">13503,04/09/2020,Sint Maarten,Netherlands,2020-04-09 23:09:19,43.0,6.0,1.0</text:p>
      <text:p text:style-name="Preformatted_20_Text">13504,04/09/2020,South Australia,Australia,2020-04-09 23:09:19,420.0,3.0,120.0</text:p>
      <text:p text:style-name="Preformatted_20_Text">13505,04/09/2020,South Carolina,US,2020-04-09 23:09:19,2793.0,67.0,0.0</text:p>
      <text:p text:style-name="Preformatted_20_Text">13506,04/09/2020,South Dakota,US,2020-04-09 23:09:19,447.0,6.0,0.0</text:p>
      <text:p text:style-name="Preformatted_20_Text">13507,04/09/2020,St Martin,France,2020-04-09 23:09:19,32.0,2.0,7.0</text:p>
      <text:p text:style-name="Preformatted_20_Text">13508,04/09/2020,Tasmania,Australia,2020-04-09 23:09:19,111.0,3.0,48.0</text:p>
      <text:p text:style-name="Preformatted_20_Text">13509,04/09/2020,Tennessee,US,2020-04-09 23:09:19,4634.0,94.0,0.0</text:p>
      <text:p text:style-name="Preformatted_20_Text">13510,04/09/2020,Texas,US,2020-04-09 23:09:19,11208.0,210.0,0.0</text:p>
      <text:p text:style-name="Preformatted_20_Text">13511,04/09/2020,Tianjin,Mainland China,2020-04-09 23:09:19,182.0,3.0,152.0</text:p>
      <text:p text:style-name="Preformatted_20_Text">13512,04/09/2020,Tibet,Mainland China,2020-04-09 23:09:19,1.0,0.0,1.0</text:p>
      <text:p text:style-name="Preformatted_20_Text">13513,04/09/2020,Turks and Caicos Islands,UK,2020-04-09 23:09:19,8.0,1.0,0.0</text:p>
      <text:p text:style-name="Preformatted_20_Text">13514,04/09/2020,Utah,US,2020-04-09 23:09:19,1856.0,13.0,0.0</text:p>
      <text:p text:style-name="Preformatted_20_Text">13515,04/09/2020,Vermont,US,2020-04-09 23:09:19,628.0,23.0,0.0</text:p>
      <text:p text:style-name="Preformatted_20_Text">13516,04/09/2020,Victoria,Australia,2020-04-09 23:09:19,1228.0,12.0,736.0</text:p>
      <text:p text:style-name="Preformatted_20_Text">13517,04/09/2020,Virgin Islands,US,2020-04-09 23:09:19,45.0,1.0,0.0</text:p>
      <text:p text:style-name="Preformatted_20_Text">13518,04/09/2020,Virginia,US,2020-04-09 23:09:19,4042.0,109.0,0.0</text:p>
      <text:p text:style-name="Preformatted_20_Text">13519,04/09/2020,Washington,US,2020-04-09 23:09:19,9639.0,456.0,0.0</text:p>
      <text:p text:style-name="Preformatted_20_Text">13520,04/09/2020,West Virginia,US,2020-04-09 23:09:19,514.0,5.0,0.0</text:p>
      <text:p text:style-name="Preformatted_20_Text">13521,04/09/2020,Western Australia,Australia,2020-04-09 23:09:19,495.0,6.0,170.0</text:p>
      <text:p text:style-name="Preformatted_20_Text">13522,04/09/2020,Wisconsin,US,2020-04-09 23:09:19,2886.0,111.0,0.0</text:p>
      <text:p text:style-name="Preformatted_20_Text">13523,04/09/2020,Wyoming,US,2020-04-09 23:09:19,230.0,0.0,0.0</text:p>
      <text:p text:style-name="Preformatted_20_Text">13524,04/09/2020,Xinjiang,Mainland China,2020-04-09 23:09:19,76.0,3.0,73.0</text:p>
      <text:p text:style-name="Preformatted_20_Text">13525,04/09/2020,Yukon,Canada,2020-04-09 23:09:19,7.0,0.0,0.0</text:p>
      <text:p text:style-name="Preformatted_20_Text">13526,04/09/2020,Yunnan,Mainland China,2020-04-09 23:09:19,184.0,2.0,173.0</text:p>
      <text:p text:style-name="Preformatted_20_Text">13527,04/09/2020,Zhejiang,Mainland China,2020-04-09 23:09:19,1267.0,1.0,1235.0</text:p>
      <text:p text:style-name="Preformatted_20_Text">13528,04/10/2020,,Afghanistan,2020-04-10 23:01:43,521.0,15.0,32.0</text:p>
      <text:p text:style-name="Preformatted_20_Text">13529,04/10/2020,,Albania,2020-04-10 23:01:43,416.0,23.0,182.0</text:p>
      <text:p text:style-name="Preformatted_20_Text">13530,04/10/2020,,Algeria,2020-04-10 23:01:43,1761.0,256.0,405.0</text:p>
      <text:p text:style-name="Preformatted_20_Text">13531,04/10/2020,,Andorra,2020-04-10 23:01:43,601.0,26.0,71.0</text:p>
      <text:p text:style-name="Preformatted_20_Text"><text:soft-page-break/>13532,04/10/2020,,Angola,2020-04-10 23:01:43,19.0,2.0,2.0</text:p>
      <text:p text:style-name="Preformatted_20_Text">13533,04/10/2020,,Antigua and Barbuda,2020-04-10 23:01:43,19.0,2.0,0.0</text:p>
      <text:p text:style-name="Preformatted_20_Text">13534,04/10/2020,,Argentina,2020-04-10 23:01:43,1975.0,82.0,375.0</text:p>
      <text:p text:style-name="Preformatted_20_Text">13535,04/10/2020,,Armenia,2020-04-10 23:01:43,937.0,12.0,149.0</text:p>
      <text:p text:style-name="Preformatted_20_Text">13536,04/10/2020,,Austria,2020-04-10 23:01:43,13555.0,319.0,6064.0</text:p>
      <text:p text:style-name="Preformatted_20_Text">13537,04/10/2020,,Azerbaijan,2020-04-10 23:01:43,991.0,10.0,159.0</text:p>
      <text:p text:style-name="Preformatted_20_Text">13538,04/10/2020,,Bahamas,2020-04-10 23:01:43,42.0,8.0,5.0</text:p>
      <text:p text:style-name="Preformatted_20_Text">13539,04/10/2020,,Bahrain,2020-04-10 23:01:43,925.0,6.0,539.0</text:p>
      <text:p text:style-name="Preformatted_20_Text">13540,04/10/2020,,Bangladesh,2020-04-10 23:01:43,424.0,27.0,33.0</text:p>
      <text:p text:style-name="Preformatted_20_Text">13541,04/10/2020,,Barbados,2020-04-10 23:01:43,67.0,4.0,11.0</text:p>
      <text:p text:style-name="Preformatted_20_Text">13542,04/10/2020,,Belarus,2020-04-10 23:01:43,1981.0,19.0,169.0</text:p>
      <text:p text:style-name="Preformatted_20_Text">13543,04/10/2020,,Belgium,2020-04-10 23:01:43,26667.0,3019.0,5568.0</text:p>
      <text:p text:style-name="Preformatted_20_Text">13544,04/10/2020,,Belize,2020-04-10 23:01:43,10.0,2.0,0.0</text:p>
      <text:p text:style-name="Preformatted_20_Text">13545,04/10/2020,,Benin,2020-04-10 23:01:43,35.0,1.0,5.0</text:p>
      <text:p text:style-name="Preformatted_20_Text">13546,04/10/2020,,Bhutan,2020-04-10 23:01:43,5.0,0.0,2.0</text:p>
      <text:p text:style-name="Preformatted_20_Text">13547,04/10/2020,,Bolivia,2020-04-10 23:01:43,268.0,19.0,2.0</text:p>
      <text:p text:style-name="Preformatted_20_Text">13548,04/10/2020,,Bosnia and Herzegovina,2020-04-10 23:01:43,901.0,36.0,129.0</text:p>
      <text:p text:style-name="Preformatted_20_Text">13549,04/10/2020,,Botswana,2020-04-10 23:01:43,13.0,1.0,0.0</text:p>
      <text:p text:style-name="Preformatted_20_Text">13550,04/10/2020,,Brazil,2020-04-10 23:01:43,19638.0,1057.0,173.0</text:p>
      <text:p text:style-name="Preformatted_20_Text">13551,04/10/2020,,Brunei,2020-04-10 23:01:43,136.0,1.0,99.0</text:p>
      <text:p text:style-name="Preformatted_20_Text">13552,04/10/2020,,Bulgaria,2020-04-10 23:01:43,635.0,25.0,54.0</text:p>
      <text:p text:style-name="Preformatted_20_Text">13553,04/10/2020,,Burkina Faso,2020-04-10 23:01:43,443.0,24.0,146.0</text:p>
      <text:p text:style-name="Preformatted_20_Text">13554,04/10/2020,,Burma,2020-04-10 23:01:43,27.0,3.0,2.0</text:p>
      <text:p text:style-name="Preformatted_20_Text">13555,04/10/2020,,Burundi,2020-04-10 23:01:43,3.0,0.0,0.0</text:p>
      <text:p text:style-name="Preformatted_20_Text">13556,04/10/2020,,Cabo Verde,2020-04-10 23:01:43,7.0,1.0,1.0</text:p>
      <text:p text:style-name="Preformatted_20_Text">13557,04/10/2020,,Cambodia,2020-04-10 23:01:43,119.0,0.0,72.0</text:p>
      <text:p text:style-name="Preformatted_20_Text">13558,04/10/2020,,Cameroon,2020-04-10 23:01:43,820.0,12.0,98.0</text:p>
      <text:p text:style-name="Preformatted_20_Text">13559,04/10/2020,,Central African Republic,2020-04-10 23:01:43,8.0,0.0,0.0</text:p>
      <text:p text:style-name="Preformatted_20_Text">13560,04/10/2020,,Chad,2020-04-10 23:01:43,11.0,0.0,2.0</text:p>
      <text:p text:style-name="Preformatted_20_Text">13561,04/10/2020,,Chile,2020-04-10 23:01:43,6501.0,65.0,1571.0</text:p>
      <text:p text:style-name="Preformatted_20_Text">13562,04/10/2020,,Colombia,2020-04-10 23:01:43,2473.0,80.0,197.0</text:p>
      <text:p text:style-name="Preformatted_20_Text">13563,04/10/2020,,Congo (Brazzaville),2020-04-10 23:01:43,60.0,5.0,5.0</text:p>
      <text:p text:style-name="Preformatted_20_Text">13564,04/10/2020,,Congo (Kinshasa),2020-04-10 23:01:43,215.0,20.0,13.0</text:p>
      <text:p text:style-name="Preformatted_20_Text">13565,04/10/2020,,Costa Rica,2020-04-10 23:01:43,558.0,3.0,42.0</text:p>
      <text:p text:style-name="Preformatted_20_Text">13566,04/10/2020,,Croatia,2020-04-10 23:01:43,1495.0,21.0,231.0</text:p>
      <text:p text:style-name="Preformatted_20_Text">13567,04/10/2020,,Cuba,2020-04-10 23:01:43,564.0,15.0,51.0</text:p>
      <text:p text:style-name="Preformatted_20_Text">13568,04/10/2020,,Cyprus,2020-04-10 23:01:43,595.0,10.0,58.0</text:p>
      <text:p text:style-name="Preformatted_20_Text">13569,04/10/2020,,Czech Republic,2020-04-10 23:01:43,5732.0,119.0,346.0</text:p>
      <text:p text:style-name="Preformatted_20_Text">13570,04/10/2020,,Denmark,2020-04-10 23:01:43,5819.0,247.0,1773.0</text:p>
      <text:p text:style-name="Preformatted_20_Text">13571,04/10/2020,,Diamond Princess,2020-04-10 23:01:43,712.0,11.0,619.0</text:p>
      <text:p text:style-name="Preformatted_20_Text">13572,04/10/2020,,Djibouti,2020-04-10 23:01:43,150.0,1.0,36.0</text:p>
      <text:p text:style-name="Preformatted_20_Text">13573,04/10/2020,,Dominica,2020-04-10 23:01:43,16.0,0.0,5.0</text:p>
      <text:p text:style-name="Preformatted_20_Text">13574,04/10/2020,,Dominican Republic,2020-04-10 23:01:43,2620.0,126.0,98.0</text:p>
      <text:p text:style-name="Preformatted_20_Text">13575,04/10/2020,,Ecuador,2020-04-10 23:01:43,7161.0,297.0,368.0</text:p>
      <text:p text:style-name="Preformatted_20_Text">13576,04/10/2020,,Egypt,2020-04-10 23:01:43,1794.0,135.0,384.0</text:p>
      <text:p text:style-name="Preformatted_20_Text">13577,04/10/2020,,El Salvador,2020-04-10 23:01:43,117.0,6.0,15.0</text:p>
      <text:p text:style-name="Preformatted_20_Text">13578,04/10/2020,,Equatorial Guinea,2020-04-10 23:01:43,18.0,0.0,3.0</text:p>
      <text:p text:style-name="Preformatted_20_Text">13579,04/10/2020,,Eritrea,2020-04-10 23:01:43,34.0,0.0,0.0</text:p>
      <text:p text:style-name="Preformatted_20_Text">13580,04/10/2020,,Estonia,2020-04-10 23:01:43,1258.0,24.0,93.0</text:p>
      <text:p text:style-name="Preformatted_20_Text">13581,04/10/2020,,Eswatini,2020-04-10 23:01:43,12.0,0.0,7.0</text:p>
      <text:p text:style-name="Preformatted_20_Text">13582,04/10/2020,,Ethiopia,2020-04-10 23:01:43,65.0,3.0,4.0</text:p>
      <text:p text:style-name="Preformatted_20_Text">13583,04/10/2020,,Fiji,2020-04-10 23:01:43,16.0,0.0,0.0</text:p>
      <text:p text:style-name="Preformatted_20_Text">13584,04/10/2020,,Finland,2020-04-10 23:01:43,2769.0,48.0,300.0</text:p>
      <text:p text:style-name="Preformatted_20_Text">13585,04/10/2020,,France,2020-04-10 23:01:43,124869.0,13197.0,24932.0</text:p>
      <text:p text:style-name="Preformatted_20_Text">13586,04/10/2020,,Gabon,2020-04-10 23:01:43,44.0,1.0,1.0</text:p>
      <text:p text:style-name="Preformatted_20_Text">13587,04/10/2020,,Gambia,2020-04-10 23:01:43,4.0,1.0,2.0</text:p>
      <text:p text:style-name="Preformatted_20_Text">13588,04/10/2020,,Georgia,2020-04-10 23:01:43,234.0,3.0,54.0</text:p>
      <text:p text:style-name="Preformatted_20_Text">13589,04/10/2020,,Germany,2020-04-10 23:01:43,122171.0,2767.0,53913.0</text:p>
      <text:p text:style-name="Preformatted_20_Text">13590,04/10/2020,,Ghana,2020-04-10 23:01:43,378.0,6.0,4.0</text:p>
      <text:p text:style-name="Preformatted_20_Text">13591,04/10/2020,,Greece,2020-04-10 23:01:43,2011.0,92.0,269.0</text:p>
      <text:p text:style-name="Preformatted_20_Text">13592,04/10/2020,,Grenada,2020-04-10 23:01:43,14.0,0.0,0.0</text:p>
      <text:p text:style-name="Preformatted_20_Text">13593,04/10/2020,,Guatemala,2020-04-10 23:01:43,126.0,3.0,17.0</text:p>
      <text:p text:style-name="Preformatted_20_Text">13594,04/10/2020,,Guinea,2020-04-10 23:01:43,212.0,0.0,15.0</text:p>
      <text:p text:style-name="Preformatted_20_Text">13595,04/10/2020,,Guinea-Bissau,2020-04-10 23:01:43,36.0,0.0,0.0</text:p>
      <text:p text:style-name="Preformatted_20_Text"><text:soft-page-break/>13596,04/10/2020,,Guyana,2020-04-10 23:01:43,37.0,6.0,8.0</text:p>
      <text:p text:style-name="Preformatted_20_Text">13597,04/10/2020,,Haiti,2020-04-10 23:01:43,31.0,2.0,0.0</text:p>
      <text:p text:style-name="Preformatted_20_Text">13598,04/10/2020,,Holy See,2020-04-10 23:01:43,8.0,0.0,2.0</text:p>
      <text:p text:style-name="Preformatted_20_Text">13599,04/10/2020,,Honduras,2020-04-10 23:01:43,382.0,23.0,7.0</text:p>
      <text:p text:style-name="Preformatted_20_Text">13600,04/10/2020,,Hungary,2020-04-10 23:01:43,1190.0,77.0,112.0</text:p>
      <text:p text:style-name="Preformatted_20_Text">13601,04/10/2020,,Iceland,2020-04-10 23:01:43,1675.0,7.0,751.0</text:p>
      <text:p text:style-name="Preformatted_20_Text">13602,04/10/2020,,India,2020-04-10 23:01:43,7598.0,246.0,774.0</text:p>
      <text:p text:style-name="Preformatted_20_Text">13603,04/10/2020,,Indonesia,2020-04-10 23:01:43,3512.0,306.0,282.0</text:p>
      <text:p text:style-name="Preformatted_20_Text">13604,04/10/2020,,Iran,2020-04-10 23:01:43,68192.0,4232.0,35465.0</text:p>
      <text:p text:style-name="Preformatted_20_Text">13605,04/10/2020,,Iraq,2020-04-10 23:01:43,1279.0,70.0,550.0</text:p>
      <text:p text:style-name="Preformatted_20_Text">13606,04/10/2020,,Ireland,2020-04-10 23:01:43,8089.0,287.0,25.0</text:p>
      <text:p text:style-name="Preformatted_20_Text">13607,04/10/2020,,Israel,2020-04-10 23:01:43,10408.0,95.0,1183.0</text:p>
      <text:p text:style-name="Preformatted_20_Text">13608,04/10/2020,,Italy,2020-04-10 23:01:43,147577.0,18849.0,30455.0</text:p>
      <text:p text:style-name="Preformatted_20_Text">13609,04/10/2020,,Ivory Coast,2020-04-10 23:01:43,444.0,3.0,52.0</text:p>
      <text:p text:style-name="Preformatted_20_Text">13610,04/10/2020,,Jamaica,2020-04-10 23:01:43,63.0,4.0,13.0</text:p>
      <text:p text:style-name="Preformatted_20_Text">13611,04/10/2020,,Japan,2020-04-10 23:01:43,5530.0,99.0,685.0</text:p>
      <text:p text:style-name="Preformatted_20_Text">13612,04/10/2020,,Jordan,2020-04-10 23:01:43,372.0,7.0,170.0</text:p>
      <text:p text:style-name="Preformatted_20_Text">13613,04/10/2020,,Kazakhstan,2020-04-10 23:01:43,812.0,10.0,64.0</text:p>
      <text:p text:style-name="Preformatted_20_Text">13614,04/10/2020,,Kenya,2020-04-10 23:01:43,189.0,7.0,22.0</text:p>
      <text:p text:style-name="Preformatted_20_Text">13615,04/10/2020,,Kosovo,2020-04-10 23:01:43,250.0,7.0,52.0</text:p>
      <text:p text:style-name="Preformatted_20_Text">13616,04/10/2020,,Kuwait,2020-04-10 23:01:43,993.0,1.0,123.0</text:p>
      <text:p text:style-name="Preformatted_20_Text">13617,04/10/2020,,Kyrgyzstan,2020-04-10 23:01:43,298.0,5.0,35.0</text:p>
      <text:p text:style-name="Preformatted_20_Text">13618,04/10/2020,,Laos,2020-04-10 23:01:43,16.0,0.0,0.0</text:p>
      <text:p text:style-name="Preformatted_20_Text">13619,04/10/2020,,Latvia,2020-04-10 23:01:43,612.0,3.0,16.0</text:p>
      <text:p text:style-name="Preformatted_20_Text">13620,04/10/2020,,Lebanon,2020-04-10 23:01:43,609.0,20.0,76.0</text:p>
      <text:p text:style-name="Preformatted_20_Text">13621,04/10/2020,,Liberia,2020-04-10 23:01:43,37.0,5.0,3.0</text:p>
      <text:p text:style-name="Preformatted_20_Text">13622,04/10/2020,,Libya,2020-04-10 23:01:43,24.0,1.0,8.0</text:p>
      <text:p text:style-name="Preformatted_20_Text">13623,04/10/2020,,Liechtenstein,2020-04-10 23:01:43,79.0,1.0,55.0</text:p>
      <text:p text:style-name="Preformatted_20_Text">13624,04/10/2020,,Lithuania,2020-04-10 23:01:43,999.0,22.0,54.0</text:p>
      <text:p text:style-name="Preformatted_20_Text">13625,04/10/2020,,Luxembourg,2020-04-10 23:01:43,3223.0,54.0,500.0</text:p>
      <text:p text:style-name="Preformatted_20_Text">13626,04/10/2020,,MS Zaandam,2020-04-10 23:01:43,9.0,2.0,0.0</text:p>
      <text:p text:style-name="Preformatted_20_Text">13627,04/10/2020,,Madagascar,2020-04-10 23:01:43,93.0,0.0,11.0</text:p>
      <text:p text:style-name="Preformatted_20_Text">13628,04/10/2020,,Malawi,2020-04-10 23:01:43,9.0,1.0,0.0</text:p>
      <text:p text:style-name="Preformatted_20_Text">13629,04/10/2020,,Malaysia,2020-04-10 23:01:43,4346.0,70.0,1830.0</text:p>
      <text:p text:style-name="Preformatted_20_Text">13630,04/10/2020,,Maldives,2020-04-10 23:01:43,19.0,0.0,13.0</text:p>
      <text:p text:style-name="Preformatted_20_Text">13631,04/10/2020,,Mali,2020-04-10 23:01:43,87.0,7.0,22.0</text:p>
      <text:p text:style-name="Preformatted_20_Text">13632,04/10/2020,,Malta,2020-04-10 23:01:43,350.0,2.0,16.0</text:p>
      <text:p text:style-name="Preformatted_20_Text">13633,04/10/2020,,Mauritania,2020-04-10 23:01:43,7.0,1.0,2.0</text:p>
      <text:p text:style-name="Preformatted_20_Text">13634,04/10/2020,,Mauritius,2020-04-10 23:01:43,318.0,9.0,23.0</text:p>
      <text:p text:style-name="Preformatted_20_Text">13635,04/10/2020,,Mexico,2020-04-10 23:01:43,3441.0,194.0,633.0</text:p>
      <text:p text:style-name="Preformatted_20_Text">13636,04/10/2020,,Moldova,2020-04-10 23:01:43,1438.0,29.0,56.0</text:p>
      <text:p text:style-name="Preformatted_20_Text">13637,04/10/2020,,Monaco,2020-04-10 23:01:43,90.0,1.0,5.0</text:p>
      <text:p text:style-name="Preformatted_20_Text">13638,04/10/2020,,Mongolia,2020-04-10 23:01:43,16.0,0.0,4.0</text:p>
      <text:p text:style-name="Preformatted_20_Text">13639,04/10/2020,,Montenegro,2020-04-10 23:01:43,255.0,2.0,4.0</text:p>
      <text:p text:style-name="Preformatted_20_Text">13640,04/10/2020,,Morocco,2020-04-10 23:01:43,1448.0,107.0,122.0</text:p>
      <text:p text:style-name="Preformatted_20_Text">13641,04/10/2020,,Mozambique,2020-04-10 23:01:43,20.0,0.0,2.0</text:p>
      <text:p text:style-name="Preformatted_20_Text">13642,04/10/2020,,Namibia,2020-04-10 23:01:43,16.0,0.0,3.0</text:p>
      <text:p text:style-name="Preformatted_20_Text">13643,04/10/2020,,Nepal,2020-04-10 23:01:43,9.0,0.0,1.0</text:p>
      <text:p text:style-name="Preformatted_20_Text">13644,04/10/2020,,Netherlands,2020-04-10 23:01:43,23097.0,2511.0,250.0</text:p>
      <text:p text:style-name="Preformatted_20_Text">13645,04/10/2020,,New Zealand,2020-04-10 23:01:43,1283.0,2.0,373.0</text:p>
      <text:p text:style-name="Preformatted_20_Text">13646,04/10/2020,,Nicaragua,2020-04-10 23:01:43,7.0,1.0,0.0</text:p>
      <text:p text:style-name="Preformatted_20_Text">13647,04/10/2020,,Niger,2020-04-10 23:01:43,438.0,11.0,41.0</text:p>
      <text:p text:style-name="Preformatted_20_Text">13648,04/10/2020,,Nigeria,2020-04-10 23:01:43,305.0,7.0,58.0</text:p>
      <text:p text:style-name="Preformatted_20_Text">13649,04/10/2020,,North Macedonia,2020-04-10 23:01:43,711.0,32.0,41.0</text:p>
      <text:p text:style-name="Preformatted_20_Text">13650,04/10/2020,,Norway,2020-04-10 23:01:43,6314.0,113.0,32.0</text:p>
      <text:p text:style-name="Preformatted_20_Text">13651,04/10/2020,,Oman,2020-04-10 23:01:43,484.0,3.0,109.0</text:p>
      <text:p text:style-name="Preformatted_20_Text">13652,04/10/2020,,Pakistan,2020-04-10 23:01:43,4695.0,66.0,727.0</text:p>
      <text:p text:style-name="Preformatted_20_Text">13653,04/10/2020,,Panama,2020-04-10 23:01:43,2752.0,66.0,16.0</text:p>
      <text:p text:style-name="Preformatted_20_Text">13654,04/10/2020,,Papua New Guinea,2020-04-10 23:01:43,2.0,0.0,0.0</text:p>
      <text:p text:style-name="Preformatted_20_Text">13655,04/10/2020,,Paraguay,2020-04-10 23:01:43,129.0,6.0,18.0</text:p>
      <text:p text:style-name="Preformatted_20_Text">13656,04/10/2020,,Peru,2020-04-10 23:01:43,5897.0,169.0,1569.0</text:p>
      <text:p text:style-name="Preformatted_20_Text">13657,04/10/2020,,Philippines,2020-04-10 23:01:43,4195.0,221.0,140.0</text:p>
      <text:p text:style-name="Preformatted_20_Text">13658,04/10/2020,,Poland,2020-04-10 23:01:43,5955.0,181.0,318.0</text:p>
      <text:p text:style-name="Preformatted_20_Text">13659,04/10/2020,,Portugal,2020-04-10 23:01:43,15472.0,435.0,233.0</text:p>
      <text:p text:style-name="Preformatted_20_Text"><text:soft-page-break/>13660,04/10/2020,,Qatar,2020-04-10 23:01:43,2512.0,6.0,227.0</text:p>
      <text:p text:style-name="Preformatted_20_Text">13661,04/10/2020,,Romania,2020-04-10 23:01:43,5467.0,270.0,729.0</text:p>
      <text:p text:style-name="Preformatted_20_Text">13662,04/10/2020,,Russia,2020-04-10 23:01:43,11917.0,94.0,795.0</text:p>
      <text:p text:style-name="Preformatted_20_Text">13663,04/10/2020,,Rwanda,2020-04-10 23:01:43,118.0,0.0,7.0</text:p>
      <text:p text:style-name="Preformatted_20_Text">13664,04/10/2020,,Saint Kitts and Nevis,2020-04-10 23:01:43,12.0,0.0,0.0</text:p>
      <text:p text:style-name="Preformatted_20_Text">13665,04/10/2020,,Saint Lucia,2020-04-10 23:01:43,15.0,0.0,1.0</text:p>
      <text:p text:style-name="Preformatted_20_Text">13666,04/10/2020,,Saint Vincent and the Grenadines,2020-04-10 23:01:43,12.0,0.0,1.0</text:p>
      <text:p text:style-name="Preformatted_20_Text">13667,04/10/2020,,San Marino,2020-04-10 23:01:43,344.0,34.0,50.0</text:p>
      <text:p text:style-name="Preformatted_20_Text">13668,04/10/2020,,Sao Tome and Principe,2020-04-10 23:01:43,4.0,0.0,0.0</text:p>
      <text:p text:style-name="Preformatted_20_Text">13669,04/10/2020,,Saudi Arabia,2020-04-10 23:01:43,3651.0,47.0,685.0</text:p>
      <text:p text:style-name="Preformatted_20_Text">13670,04/10/2020,,Senegal,2020-04-10 23:01:43,265.0,2.0,137.0</text:p>
      <text:p text:style-name="Preformatted_20_Text">13671,04/10/2020,,Serbia,2020-04-10 23:01:43,3105.0,71.0,0.0</text:p>
      <text:p text:style-name="Preformatted_20_Text">13672,04/10/2020,,Seychelles,2020-04-10 23:01:43,11.0,0.0,0.0</text:p>
      <text:p text:style-name="Preformatted_20_Text">13673,04/10/2020,,Sierra Leone,2020-04-10 23:01:43,8.0,0.0,0.0</text:p>
      <text:p text:style-name="Preformatted_20_Text">13674,04/10/2020,,Singapore,2020-04-10 23:01:43,2108.0,7.0,492.0</text:p>
      <text:p text:style-name="Preformatted_20_Text">13675,04/10/2020,,Slovakia,2020-04-10 23:01:43,715.0,2.0,23.0</text:p>
      <text:p text:style-name="Preformatted_20_Text">13676,04/10/2020,,Slovenia,2020-04-10 23:01:43,1160.0,45.0,137.0</text:p>
      <text:p text:style-name="Preformatted_20_Text">13677,04/10/2020,,Somalia,2020-04-10 23:01:43,21.0,1.0,1.0</text:p>
      <text:p text:style-name="Preformatted_20_Text">13678,04/10/2020,,South Africa,2020-04-10 23:01:43,2003.0,24.0,410.0</text:p>
      <text:p text:style-name="Preformatted_20_Text">13679,04/10/2020,,South Korea,2020-04-10 23:01:43,10450.0,208.0,7117.0</text:p>
      <text:p text:style-name="Preformatted_20_Text">13680,04/10/2020,,South Sudan,2020-04-10 23:01:43,4.0,0.0,0.0</text:p>
      <text:p text:style-name="Preformatted_20_Text">13681,04/10/2020,,Spain,2020-04-10 23:01:43,158273.0,16081.0,55668.0</text:p>
      <text:p text:style-name="Preformatted_20_Text">13682,04/10/2020,,Sri Lanka,2020-04-10 23:01:43,190.0,7.0,54.0</text:p>
      <text:p text:style-name="Preformatted_20_Text">13683,04/10/2020,,Sudan,2020-04-10 23:01:43,17.0,2.0,2.0</text:p>
      <text:p text:style-name="Preformatted_20_Text">13684,04/10/2020,,Suriname,2020-04-10 23:01:43,10.0,1.0,4.0</text:p>
      <text:p text:style-name="Preformatted_20_Text">13685,04/10/2020,,Sweden,2020-04-10 23:01:43,9685.0,870.0,381.0</text:p>
      <text:p text:style-name="Preformatted_20_Text">13686,04/10/2020,,Switzerland,2020-04-10 23:01:43,24551.0,1002.0,11100.0</text:p>
      <text:p text:style-name="Preformatted_20_Text">13687,04/10/2020,,Syria,2020-04-10 23:01:43,19.0,2.0,4.0</text:p>
      <text:p text:style-name="Preformatted_20_Text">13688,04/10/2020,,Taiwan,2020-04-10 23:01:43,382.0,6.0,91.0</text:p>
      <text:p text:style-name="Preformatted_20_Text">13689,04/10/2020,,Tanzania,2020-04-10 23:01:43,32.0,3.0,5.0</text:p>
      <text:p text:style-name="Preformatted_20_Text">13690,04/10/2020,,Thailand,2020-04-10 23:01:43,2473.0,33.0,1013.0</text:p>
      <text:p text:style-name="Preformatted_20_Text">13691,04/10/2020,,Timor-Leste,2020-04-10 23:01:43,2.0,0.0,1.0</text:p>
      <text:p text:style-name="Preformatted_20_Text">13692,04/10/2020,,Togo,2020-04-10 23:01:43,76.0,3.0,25.0</text:p>
      <text:p text:style-name="Preformatted_20_Text">13693,04/10/2020,,Trinidad and Tobago,2020-04-10 23:01:43,109.0,8.0,1.0</text:p>
      <text:p text:style-name="Preformatted_20_Text">13694,04/10/2020,,Tunisia,2020-04-10 23:01:43,671.0,25.0,25.0</text:p>
      <text:p text:style-name="Preformatted_20_Text">13695,04/10/2020,,Turkey,2020-04-10 23:01:43,47029.0,1006.0,2423.0</text:p>
      <text:p text:style-name="Preformatted_20_Text">13696,04/10/2020,,UK,2020-04-10 23:01:43,73758.0,8958.0,344.0</text:p>
      <text:p text:style-name="Preformatted_20_Text">13697,04/10/2020,,Uganda,2020-04-10 23:01:43,53.0,0.0,0.0</text:p>
      <text:p text:style-name="Preformatted_20_Text">13698,04/10/2020,,Ukraine,2020-04-10 23:01:43,2203.0,69.0,61.0</text:p>
      <text:p text:style-name="Preformatted_20_Text">13699,04/10/2020,,United Arab Emirates,2020-04-10 23:01:43,3360.0,16.0,418.0</text:p>
      <text:p text:style-name="Preformatted_20_Text">13700,04/10/2020,,Uruguay,2020-04-10 23:01:43,473.0,7.0,206.0</text:p>
      <text:p text:style-name="Preformatted_20_Text">13701,04/10/2020,,Uzbekistan,2020-04-10 23:01:43,624.0,3.0,42.0</text:p>
      <text:p text:style-name="Preformatted_20_Text">13702,04/10/2020,,Venezuela,2020-04-10 23:01:43,171.0,9.0,84.0</text:p>
      <text:p text:style-name="Preformatted_20_Text">13703,04/10/2020,,Vietnam,2020-04-10 23:01:43,257.0,0.0,144.0</text:p>
      <text:p text:style-name="Preformatted_20_Text">13704,04/10/2020,,West Bank and Gaza,2020-04-10 23:01:43,267.0,2.0,45.0</text:p>
      <text:p text:style-name="Preformatted_20_Text">13705,04/10/2020,,Western Sahara,2020-04-10 23:01:43,4.0,0.0,0.0</text:p>
      <text:p text:style-name="Preformatted_20_Text">13706,04/10/2020,,Yemen,2020-04-10 23:01:43,1.0,0.0,0.0</text:p>
      <text:p text:style-name="Preformatted_20_Text">13707,04/10/2020,,Zambia,2020-04-10 23:01:43,40.0,2.0,25.0</text:p>
      <text:p text:style-name="Preformatted_20_Text">13708,04/10/2020,,Zimbabwe,2020-04-10 23:01:43,13.0,3.0,0.0</text:p>
      <text:p text:style-name="Preformatted_20_Text">13709,04/10/2020,Alabama,US,2020-04-10 23:01:43,2947.0,80.0,0.0</text:p>
      <text:p text:style-name="Preformatted_20_Text">13710,04/10/2020,Alaska,US,2020-04-10 23:01:43,246.0,7.0,0.0</text:p>
      <text:p text:style-name="Preformatted_20_Text">13711,04/10/2020,Alberta,Canada,2020-04-10 23:01:43,1451.0,32.0,0.0</text:p>
      <text:p text:style-name="Preformatted_20_Text">13712,04/10/2020,Anguilla,UK,2020-04-10 23:01:43,3.0,0.0,0.0</text:p>
      <text:p text:style-name="Preformatted_20_Text">13713,04/10/2020,Anhui,Mainland China,2020-04-10 23:01:43,991.0,6.0,984.0</text:p>
      <text:p text:style-name="Preformatted_20_Text">13714,04/10/2020,Arizona,US,2020-04-10 23:01:43,3112.0,97.0,0.0</text:p>
      <text:p text:style-name="Preformatted_20_Text">13715,04/10/2020,Arkansas,US,2020-04-10 23:01:43,1171.0,21.0,0.0</text:p>
      <text:p text:style-name="Preformatted_20_Text">13716,04/10/2020,Aruba,Netherlands,2020-04-10 23:01:43,86.0,0.0,27.0</text:p>
      <text:p text:style-name="Preformatted_20_Text">13717,04/10/2020,Australian Capital Territory,Australia,2020-04-10 23:01:43,103.0,2.0,59.0</text:p>
      <text:p text:style-name="Preformatted_20_Text">13718,04/10/2020,Beijing,Mainland China,2020-04-10 23:01:43,588.0,8.0,469.0</text:p>
      <text:p text:style-name="Preformatted_20_Text">13719,04/10/2020,Bermuda,UK,2020-04-10 23:01:43,48.0,4.0,25.0</text:p>
      <text:p text:style-name="Preformatted_20_Text">13720,04/10/2020,"Bonaire, Sint Eustatius and Saba",Netherlands,2020-04-10 23:01:43,2.0,0.0,0.0</text:p>
      <text:p text:style-name="Preformatted_20_Text"><text:soft-page-break/>13721,04/10/2020,British Columbia,Canada,2020-04-10 23:01:43,1370.0,50.0,0.0</text:p>
      <text:p text:style-name="Preformatted_20_Text">13722,04/10/2020,British Virgin Islands,UK,2020-04-10 23:01:43,3.0,0.0,0.0</text:p>
      <text:p text:style-name="Preformatted_20_Text">13723,04/10/2020,California,US,2020-04-10 23:01:43,21081.0,583.0,0.0</text:p>
      <text:p text:style-name="Preformatted_20_Text">13724,04/10/2020,Cayman Islands,UK,2020-04-10 23:01:43,45.0,1.0,6.0</text:p>
      <text:p text:style-name="Preformatted_20_Text">13725,04/10/2020,Channel Islands,UK,2020-04-10 23:01:43,398.0,9.0,40.0</text:p>
      <text:p text:style-name="Preformatted_20_Text">13726,04/10/2020,Chongqing,Mainland China,2020-04-10 23:01:43,579.0,6.0,570.0</text:p>
      <text:p text:style-name="Preformatted_20_Text">13727,04/10/2020,Colorado,US,2020-04-10 23:01:43,6202.0,226.0,0.0</text:p>
      <text:p text:style-name="Preformatted_20_Text">13728,04/10/2020,Connecticut,US,2020-04-10 23:01:43,10538.0,448.0,0.0</text:p>
      <text:p text:style-name="Preformatted_20_Text">13729,04/10/2020,Curacao,Netherlands,2020-04-10 23:01:43,14.0,1.0,7.0</text:p>
      <text:p text:style-name="Preformatted_20_Text">13730,04/10/2020,Delaware,US,2020-04-10 23:01:43,1326.0,32.0,0.0</text:p>
      <text:p text:style-name="Preformatted_20_Text">13731,04/10/2020,Diamond Princess cruise ship,Canada,2020-04-10 23:01:43,0.0,1.0,0.0</text:p>
      <text:p text:style-name="Preformatted_20_Text">13732,04/10/2020,Diamond Princess cruise ship,US,2020-04-10 23:01:43,49.0,0.0,0.0</text:p>
      <text:p text:style-name="Preformatted_20_Text">13733,04/10/2020,District of Columbia,US,2020-04-10 23:01:43,1660.0,38.0,0.0</text:p>
      <text:p text:style-name="Preformatted_20_Text">13734,04/10/2020,Falkland Islands (Malvinas),UK,2020-04-10 23:01:43,5.0,0.0,1.0</text:p>
      <text:p text:style-name="Preformatted_20_Text">13735,04/10/2020,Faroe Islands,Denmark,2020-04-10 23:01:43,184.0,0.0,145.0</text:p>
      <text:p text:style-name="Preformatted_20_Text">13736,04/10/2020,Florida,US,2020-04-10 23:01:43,17531.0,390.0,0.0</text:p>
      <text:p text:style-name="Preformatted_20_Text">13737,04/10/2020,French Guiana,France,2020-04-10 23:01:43,83.0,0.0,43.0</text:p>
      <text:p text:style-name="Preformatted_20_Text">13738,04/10/2020,French Polynesia,France,2020-04-10 23:01:43,51.0,0.0,0.0</text:p>
      <text:p text:style-name="Preformatted_20_Text">13739,04/10/2020,Fujian,Mainland China,2020-04-10 23:01:43,351.0,1.0,311.0</text:p>
      <text:p text:style-name="Preformatted_20_Text">13740,04/10/2020,Gansu,Mainland China,2020-04-10 23:01:43,139.0,2.0,135.0</text:p>
      <text:p text:style-name="Preformatted_20_Text">13741,04/10/2020,Georgia,US,2020-04-10 23:01:43,11485.0,416.0,0.0</text:p>
      <text:p text:style-name="Preformatted_20_Text">13742,04/10/2020,Gibraltar,UK,2020-04-10 23:01:43,127.0,0.0,69.0</text:p>
      <text:p text:style-name="Preformatted_20_Text">13743,04/10/2020,Grand Princess,Canada,2020-04-10 23:01:43,13.0,0.0,0.0</text:p>
      <text:p text:style-name="Preformatted_20_Text">13744,04/10/2020,Grand Princess,US,2020-04-10 23:01:43,103.0,3.0,0.0</text:p>
      <text:p text:style-name="Preformatted_20_Text">13745,04/10/2020,Greenland,Denmark,2020-04-10 23:01:43,11.0,0.0,11.0</text:p>
      <text:p text:style-name="Preformatted_20_Text">13746,04/10/2020,Guadeloupe,France,2020-04-10 23:01:43,143.0,8.0,67.0</text:p>
      <text:p text:style-name="Preformatted_20_Text">13747,04/10/2020,Guam,US,2020-04-10 23:01:43,130.0,4.0,0.0</text:p>
      <text:p text:style-name="Preformatted_20_Text">13748,04/10/2020,Guangdong,Mainland China,2020-04-10 23:01:43,1544.0,8.0,1434.0</text:p>
      <text:p text:style-name="Preformatted_20_Text">13749,04/10/2020,Guangxi,Mainland China,2020-04-10 23:01:43,254.0,2.0,252.0</text:p>
      <text:p text:style-name="Preformatted_20_Text">13750,04/10/2020,Guizhou,Mainland China,2020-04-10 23:01:43,146.0,2.0,144.0</text:p>
      <text:p text:style-name="Preformatted_20_Text">13751,04/10/2020,Hainan,Mainland China,2020-04-10 23:01:43,168.0,6.0,162.0</text:p>
      <text:p text:style-name="Preformatted_20_Text">13752,04/10/2020,Hawaii,US,2020-04-10 23:01:43,442.0,6.0,0.0</text:p>
      <text:p text:style-name="Preformatted_20_Text">13753,04/10/2020,Hebei,Mainland China,2020-04-10 23:01:43,327.0,6.0,313.0</text:p>
      <text:p text:style-name="Preformatted_20_Text">13754,04/10/2020,Heilongjiang,Mainland China,2020-04-10 23:01:43,638.0,13.0,470.0</text:p>
      <text:p text:style-name="Preformatted_20_Text">13755,04/10/2020,Henan,Mainland China,2020-04-10 23:01:43,1276.0,22.0,1252.0</text:p>
      <text:p text:style-name="Preformatted_20_Text">13756,04/10/2020,Hong Kong,Hong Kong,2020-04-10 23:01:43,989.0,4.0,309.0</text:p>
      <text:p text:style-name="Preformatted_20_Text">13757,04/10/2020,Hubei,Mainland China,2020-04-10 23:01:43,67803.0,3216.0,64236.0</text:p>
      <text:p text:style-name="Preformatted_20_Text">13758,04/10/2020,Hunan,Mainland China,2020-04-10 23:01:43,1019.0,4.0,1014.0</text:p>
      <text:p text:style-name="Preformatted_20_Text">13759,04/10/2020,Idaho,US,2020-04-10 23:01:43,1354.0,24.0,0.0</text:p>
      <text:p text:style-name="Preformatted_20_Text">13760,04/10/2020,Illinois,US,2020-04-10 23:01:43,17887.0,597.0,0.0</text:p>
      <text:p text:style-name="Preformatted_20_Text">13761,04/10/2020,Indiana,US,2020-04-10 23:01:43,6907.0,300.0,0.0</text:p>
      <text:p text:style-name="Preformatted_20_Text">13762,04/10/2020,Inner Mongolia,Mainland China,2020-04-10 23:01:43,128.0,1.0,79.0</text:p>
      <text:p text:style-name="Preformatted_20_Text">13763,04/10/2020,Iowa,US,2020-04-10 23:01:43,1388.0,31.0,0.0</text:p>
      <text:p text:style-name="Preformatted_20_Text">13764,04/10/2020,Isle of Man,UK,2020-04-10 23:01:43,201.0,1.0,103.0</text:p>
      <text:p text:style-name="Preformatted_20_Text">13765,04/10/2020,Jiangsu,Mainland China,2020-04-10 23:01:43,651.0,0.0,634.0</text:p>
      <text:p text:style-name="Preformatted_20_Text">13766,04/10/2020,Jiangxi,Mainland China,2020-04-10 23:01:43,937.0,1.0,936.0</text:p>
      <text:p text:style-name="Preformatted_20_Text">13767,04/10/2020,Jilin,Mainland China,2020-04-10 23:01:43,98.0,1.0,95.0</text:p>
      <text:p text:style-name="Preformatted_20_Text">13768,04/10/2020,Kansas,US,2020-04-10 23:01:43,1117.0,42.0,0.0</text:p>
      <text:p text:style-name="Preformatted_20_Text">13769,04/10/2020,Kentucky,US,2020-04-10 23:01:43,1693.0,90.0,0.0</text:p>
      <text:p text:style-name="Preformatted_20_Text">13770,04/10/2020,Liaoning,Mainland China,2020-04-10 23:01:43,144.0,2.0,132.0</text:p>
      <text:p text:style-name="Preformatted_20_Text">13771,04/10/2020,Louisiana,US,2020-04-10 23:01:43,19253.0,755.0,0.0</text:p>
      <text:p text:style-name="Preformatted_20_Text">13772,04/10/2020,Macau,Macau,2020-04-10 23:01:43,45.0,0.0,10.0</text:p>
      <text:p text:style-name="Preformatted_20_Text">13773,04/10/2020,Maine,US,2020-04-10 23:01:43,586.0,17.0,0.0</text:p>
      <text:p text:style-name="Preformatted_20_Text">13774,04/10/2020,Manitoba,Canada,2020-04-10 23:01:43,230.0,3.0,0.0</text:p>
      <text:p text:style-name="Preformatted_20_Text">13775,04/10/2020,Martinique,France,2020-04-10 23:01:43,155.0,6.0,50.0</text:p>
      <text:p text:style-name="Preformatted_20_Text">13776,04/10/2020,Maryland,US,2020-04-10 23:01:43,6968.0,171.0,0.0</text:p>
      <text:p text:style-name="Preformatted_20_Text">13777,04/10/2020,Massachusetts,US,2020-04-10 23:01:43,20974.0,599.0,0.0</text:p>
      <text:p text:style-name="Preformatted_20_Text">13778,04/10/2020,Mayotte,France,2020-04-10 23:01:43,191.0,2.0,50.0</text:p>
      <text:p text:style-name="Preformatted_20_Text">13779,04/10/2020,Michigan,US,2020-04-10 23:01:43,22434.0,1276.0,0.0</text:p>
      <text:p text:style-name="Preformatted_20_Text">13780,04/10/2020,Minnesota,US,2020-04-10 23:01:43,1336.0,57.0,0.0</text:p>
      <text:p text:style-name="Preformatted_20_Text"><text:soft-page-break/>13781,04/10/2020,Mississippi,US,2020-04-10 23:01:43,2469.0,82.0,0.0</text:p>
      <text:p text:style-name="Preformatted_20_Text">13782,04/10/2020,Missouri,US,2020-04-10 23:01:43,3897.0,99.0,0.0</text:p>
      <text:p text:style-name="Preformatted_20_Text">13783,04/10/2020,Montana,US,2020-04-10 23:01:43,365.0,6.0,0.0</text:p>
      <text:p text:style-name="Preformatted_20_Text">13784,04/10/2020,Montserrat,UK,2020-04-10 23:01:43,9.0,0.0,0.0</text:p>
      <text:p text:style-name="Preformatted_20_Text">13785,04/10/2020,Nebraska,US,2020-04-10 23:01:43,635.0,15.0,0.0</text:p>
      <text:p text:style-name="Preformatted_20_Text">13786,04/10/2020,Nevada,US,2020-04-10 23:01:43,2722.0,90.0,0.0</text:p>
      <text:p text:style-name="Preformatted_20_Text">13787,04/10/2020,New Brunswick,Canada,2020-04-10 23:01:43,112.0,0.0,0.0</text:p>
      <text:p text:style-name="Preformatted_20_Text">13788,04/10/2020,New Caledonia,France,2020-04-10 23:01:43,18.0,0.0,1.0</text:p>
      <text:p text:style-name="Preformatted_20_Text">13789,04/10/2020,New Hampshire,US,2020-04-10 23:01:43,819.0,21.0,0.0</text:p>
      <text:p text:style-name="Preformatted_20_Text">13790,04/10/2020,New Jersey,US,2020-04-10 23:01:43,54588.0,1932.0,0.0</text:p>
      <text:p text:style-name="Preformatted_20_Text">13791,04/10/2020,New Mexico,US,2020-04-10 23:01:43,1081.0,17.0,0.0</text:p>
      <text:p text:style-name="Preformatted_20_Text">13792,04/10/2020,New South Wales,Australia,2020-04-10 23:01:43,2822.0,22.0,4.0</text:p>
      <text:p text:style-name="Preformatted_20_Text">13793,04/10/2020,New York,US,2020-04-10 23:01:43,172348.0,7867.0,0.0</text:p>
      <text:p text:style-name="Preformatted_20_Text">13794,04/10/2020,Newfoundland and Labrador,Canada,2020-04-10 23:01:43,239.0,3.0,0.0</text:p>
      <text:p text:style-name="Preformatted_20_Text">13795,04/10/2020,Ningxia,Mainland China,2020-04-10 23:01:43,75.0,0.0,75.0</text:p>
      <text:p text:style-name="Preformatted_20_Text">13796,04/10/2020,North Carolina,US,2020-04-10 23:01:43,3965.0,83.0,0.0</text:p>
      <text:p text:style-name="Preformatted_20_Text">13797,04/10/2020,North Dakota,US,2020-04-10 23:01:43,278.0,6.0,0.0</text:p>
      <text:p text:style-name="Preformatted_20_Text">13798,04/10/2020,Northern Mariana Islands,US,2020-04-10 23:01:43,11.0,2.0,0.0</text:p>
      <text:p text:style-name="Preformatted_20_Text">13799,04/10/2020,Northern Territory,Australia,2020-04-10 23:01:43,28.0,0.0,2.0</text:p>
      <text:p text:style-name="Preformatted_20_Text">13800,04/10/2020,Northwest Territories,Canada,2020-04-10 23:01:43,5.0,0.0,0.0</text:p>
      <text:p text:style-name="Preformatted_20_Text">13801,04/10/2020,Nova Scotia,Canada,2020-04-10 23:01:43,407.0,2.0,0.0</text:p>
      <text:p text:style-name="Preformatted_20_Text">13802,04/10/2020,Ohio,US,2020-04-10 23:01:43,5878.0,231.0,0.0</text:p>
      <text:p text:style-name="Preformatted_20_Text">13803,04/10/2020,Oklahoma,US,2020-04-10 23:01:43,1794.0,88.0,0.0</text:p>
      <text:p text:style-name="Preformatted_20_Text">13804,04/10/2020,Ontario,Canada,2020-04-10 23:01:43,6237.0,222.0,0.0</text:p>
      <text:p text:style-name="Preformatted_20_Text">13805,04/10/2020,Oregon,US,2020-04-10 23:01:43,1322.0,44.0,0.0</text:p>
      <text:p text:style-name="Preformatted_20_Text">13806,04/10/2020,Pennsylvania,US,2020-04-10 23:01:43,20051.0,418.0,0.0</text:p>
      <text:p text:style-name="Preformatted_20_Text">13807,04/10/2020,Prince Edward Island,Canada,2020-04-10 23:01:43,25.0,0.0,0.0</text:p>
      <text:p text:style-name="Preformatted_20_Text">13808,04/10/2020,Puerto Rico,US,2020-04-10 23:01:43,725.0,39.0,0.0</text:p>
      <text:p text:style-name="Preformatted_20_Text">13809,04/10/2020,Qinghai,Mainland China,2020-04-10 23:01:43,18.0,0.0,18.0</text:p>
      <text:p text:style-name="Preformatted_20_Text">13810,04/10/2020,Quebec,Canada,2020-04-10 23:01:43,11677.0,241.0,0.0</text:p>
      <text:p text:style-name="Preformatted_20_Text">13811,04/10/2020,Queensland,Australia,2020-04-10 23:01:43,965.0,4.0,372.0</text:p>
      <text:p text:style-name="Preformatted_20_Text">13812,04/10/2020,Recovered,Canada,2020-04-10 23:01:43,0.0,0.0,5855.0</text:p>
      <text:p text:style-name="Preformatted_20_Text">13813,04/10/2020,Recovered,US,2020-04-10 23:01:43,0.0,0.0,28790.0</text:p>
      <text:p text:style-name="Preformatted_20_Text">13814,04/10/2020,Reunion,France,2020-04-10 23:01:43,382.0,0.0,40.0</text:p>
      <text:p text:style-name="Preformatted_20_Text">13815,04/10/2020,Rhode Island,US,2020-04-10 23:01:43,1727.0,43.0,0.0</text:p>
      <text:p text:style-name="Preformatted_20_Text">13816,04/10/2020,Saint Barthelemy,France,2020-04-10 23:01:43,6.0,0.0,1.0</text:p>
      <text:p text:style-name="Preformatted_20_Text">13817,04/10/2020,Saint Pierre and Miquelon,France,2020-04-10 23:01:43,1.0,0.0,0.0</text:p>
      <text:p text:style-name="Preformatted_20_Text">13818,04/10/2020,Saskatchewan,Canada,2020-04-10 23:01:43,285.0,3.0,0.0</text:p>
      <text:p text:style-name="Preformatted_20_Text">13819,04/10/2020,Shaanxi,Mainland China,2020-04-10 23:01:43,256.0,3.0,246.0</text:p>
      <text:p text:style-name="Preformatted_20_Text">13820,04/10/2020,Shandong,Mainland China,2020-04-10 23:01:43,783.0,7.0,756.0</text:p>
      <text:p text:style-name="Preformatted_20_Text">13821,04/10/2020,Shanghai,Mainland China,2020-04-10 23:01:43,555.0,7.0,435.0</text:p>
      <text:p text:style-name="Preformatted_20_Text">13822,04/10/2020,Shanxi,Mainland China,2020-04-10 23:01:43,168.0,0.0,134.0</text:p>
      <text:p text:style-name="Preformatted_20_Text">13823,04/10/2020,Sichuan,Mainland China,2020-04-10 23:01:43,560.0,3.0,546.0</text:p>
      <text:p text:style-name="Preformatted_20_Text">13824,04/10/2020,Sint Maarten,Netherlands,2020-04-10 23:01:43,50.0,8.0,3.0</text:p>
      <text:p text:style-name="Preformatted_20_Text">13825,04/10/2020,South Australia,Australia,2020-04-10 23:01:43,428.0,3.0,179.0</text:p>
      <text:p text:style-name="Preformatted_20_Text">13826,04/10/2020,South Carolina,US,2020-04-10 23:01:43,3067.0,72.0,0.0</text:p>
      <text:p text:style-name="Preformatted_20_Text">13827,04/10/2020,South Dakota,US,2020-04-10 23:01:43,536.0,6.0,0.0</text:p>
      <text:p text:style-name="Preformatted_20_Text">13828,04/10/2020,St Martin,France,2020-04-10 23:01:43,32.0,2.0,11.0</text:p>
      <text:p text:style-name="Preformatted_20_Text">13829,04/10/2020,Tasmania,Australia,2020-04-10 23:01:43,122.0,4.0,48.0</text:p>
      <text:p text:style-name="Preformatted_20_Text">13830,04/10/2020,Tennessee,US,2020-04-10 23:01:43,4891.0,98.0,0.0</text:p>
      <text:p text:style-name="Preformatted_20_Text">13831,04/10/2020,Texas,US,2020-04-10 23:01:43,12105.0,238.0,0.0</text:p>
      <text:p text:style-name="Preformatted_20_Text">13832,04/10/2020,Tianjin,Mainland China,2020-04-10 23:01:43,183.0,3.0,158.0</text:p>
      <text:p text:style-name="Preformatted_20_Text">13833,04/10/2020,Tibet,Mainland China,2020-04-10 23:01:43,1.0,0.0,1.0</text:p>
      <text:p text:style-name="Preformatted_20_Text">13834,04/10/2020,Turks and Caicos Islands,UK,2020-04-10 23:01:43,8.0,1.0,0.0</text:p>
      <text:p text:style-name="Preformatted_20_Text">13835,04/10/2020,Utah,US,2020-04-10 23:01:43,2103.0,17.0,0.0</text:p>
      <text:p text:style-name="Preformatted_20_Text">13836,04/10/2020,Vermont,US,2020-04-10 23:01:43,679.0,24.0,0.0</text:p>
      <text:p text:style-name="Preformatted_20_Text">13837,04/10/2020,Victoria,Australia,2020-04-10 23:01:43,1241.0,13.0,926.0</text:p>
      <text:p text:style-name="Preformatted_20_Text">13838,04/10/2020,Virgin Islands,US,2020-04-10 23:01:43,50.0,1.0,0.0</text:p>
      <text:p text:style-name="Preformatted_20_Text">13839,04/10/2020,Virginia,US,2020-04-10 23:01:43,4509.0,121.0,0.0</text:p>
      <text:p text:style-name="Preformatted_20_Text">13840,04/10/2020,Washington,US,2020-04-10 23:01:43,10119.0,483.0,0.0</text:p>
      <text:p text:style-name="Preformatted_20_Text">13841,04/10/2020,West Virginia,US,2020-04-10 23:01:43,574.0,5.0,0.0</text:p>
      <text:p text:style-name="Preformatted_20_Text">13842,04/10/2020,Western Australia,Australia,2020-04-10 23:01:43,506.0,6.0,203.0</text:p>
      <text:p text:style-name="Preformatted_20_Text"><text:soft-page-break/>13843,04/10/2020,Wisconsin,US,2020-04-10 23:01:43,3068.0,128.0,0.0</text:p>
      <text:p text:style-name="Preformatted_20_Text">13844,04/10/2020,Wyoming,US,2020-04-10 23:01:43,239.0,0.0,0.0</text:p>
      <text:p text:style-name="Preformatted_20_Text">13845,04/10/2020,Xinjiang,Mainland China,2020-04-10 23:01:43,76.0,3.0,73.0</text:p>
      <text:p text:style-name="Preformatted_20_Text">13846,04/10/2020,Yukon,Canada,2020-04-10 23:01:43,8.0,0.0,0.0</text:p>
      <text:p text:style-name="Preformatted_20_Text">13847,04/10/2020,Yunnan,Mainland China,2020-04-10 23:01:43,184.0,2.0,173.0</text:p>
      <text:p text:style-name="Preformatted_20_Text">13848,04/10/2020,Zhejiang,Mainland China,2020-04-10 23:01:43,1267.0,1.0,1235.0</text:p>
      <text:p text:style-name="Preformatted_20_Text">13849,04/11/2020,,Afghanistan,2020-04-11 22:52:46,555.0,18.0,32.0</text:p>
      <text:p text:style-name="Preformatted_20_Text">13850,04/11/2020,,Albania,2020-04-11 22:52:46,433.0,23.0,197.0</text:p>
      <text:p text:style-name="Preformatted_20_Text">13851,04/11/2020,,Algeria,2020-04-11 22:52:46,1825.0,275.0,460.0</text:p>
      <text:p text:style-name="Preformatted_20_Text">13852,04/11/2020,,Andorra,2020-04-11 22:52:46,601.0,26.0,71.0</text:p>
      <text:p text:style-name="Preformatted_20_Text">13853,04/11/2020,,Angola,2020-04-11 22:52:46,19.0,2.0,4.0</text:p>
      <text:p text:style-name="Preformatted_20_Text">13854,04/11/2020,,Antigua and Barbuda,2020-04-11 22:52:46,21.0,2.0,0.0</text:p>
      <text:p text:style-name="Preformatted_20_Text">13855,04/11/2020,,Argentina,2020-04-11 22:52:46,1975.0,83.0,440.0</text:p>
      <text:p text:style-name="Preformatted_20_Text">13856,04/11/2020,,Armenia,2020-04-11 22:52:46,967.0,13.0,173.0</text:p>
      <text:p text:style-name="Preformatted_20_Text">13857,04/11/2020,,Austria,2020-04-11 22:52:46,13806.0,337.0,6604.0</text:p>
      <text:p text:style-name="Preformatted_20_Text">13858,04/11/2020,,Azerbaijan,2020-04-11 22:52:46,1058.0,11.0,200.0</text:p>
      <text:p text:style-name="Preformatted_20_Text">13859,04/11/2020,,Bahamas,2020-04-11 22:52:46,46.0,8.0,5.0</text:p>
      <text:p text:style-name="Preformatted_20_Text">13860,04/11/2020,,Bahrain,2020-04-11 22:52:46,1040.0,6.0,555.0</text:p>
      <text:p text:style-name="Preformatted_20_Text">13861,04/11/2020,,Bangladesh,2020-04-11 22:52:46,482.0,30.0,36.0</text:p>
      <text:p text:style-name="Preformatted_20_Text">13862,04/11/2020,,Barbados,2020-04-11 22:52:46,68.0,4.0,11.0</text:p>
      <text:p text:style-name="Preformatted_20_Text">13863,04/11/2020,,Belarus,2020-04-11 22:52:46,2226.0,23.0,172.0</text:p>
      <text:p text:style-name="Preformatted_20_Text">13864,04/11/2020,,Belgium,2020-04-11 22:52:46,28018.0,3346.0,5986.0</text:p>
      <text:p text:style-name="Preformatted_20_Text">13865,04/11/2020,,Belize,2020-04-11 22:52:46,13.0,2.0,0.0</text:p>
      <text:p text:style-name="Preformatted_20_Text">13866,04/11/2020,,Benin,2020-04-11 22:52:46,35.0,1.0,5.0</text:p>
      <text:p text:style-name="Preformatted_20_Text">13867,04/11/2020,,Bhutan,2020-04-11 22:52:46,5.0,0.0,2.0</text:p>
      <text:p text:style-name="Preformatted_20_Text">13868,04/11/2020,,Bolivia,2020-04-11 22:52:46,275.0,20.0,2.0</text:p>
      <text:p text:style-name="Preformatted_20_Text">13869,04/11/2020,,Bosnia and Herzegovina,2020-04-11 22:52:46,946.0,37.0,139.0</text:p>
      <text:p text:style-name="Preformatted_20_Text">13870,04/11/2020,,Botswana,2020-04-11 22:52:46,13.0,1.0,0.0</text:p>
      <text:p text:style-name="Preformatted_20_Text">13871,04/11/2020,,Brazil,2020-04-11 22:52:46,20727.0,1124.0,173.0</text:p>
      <text:p text:style-name="Preformatted_20_Text">13872,04/11/2020,,Brunei,2020-04-11 22:52:46,136.0,1.0,104.0</text:p>
      <text:p text:style-name="Preformatted_20_Text">13873,04/11/2020,,Bulgaria,2020-04-11 22:52:46,661.0,28.0,62.0</text:p>
      <text:p text:style-name="Preformatted_20_Text">13874,04/11/2020,,Burkina Faso,2020-04-11 22:52:46,484.0,27.0,155.0</text:p>
      <text:p text:style-name="Preformatted_20_Text">13875,04/11/2020,,Burma,2020-04-11 22:52:46,38.0,3.0,2.0</text:p>
      <text:p text:style-name="Preformatted_20_Text">13876,04/11/2020,,Burundi,2020-04-11 22:52:46,5.0,0.0,0.0</text:p>
      <text:p text:style-name="Preformatted_20_Text">13877,04/11/2020,,Cabo Verde,2020-04-11 22:52:46,8.0,1.0,1.0</text:p>
      <text:p text:style-name="Preformatted_20_Text">13878,04/11/2020,,Cambodia,2020-04-11 22:52:46,120.0,0.0,75.0</text:p>
      <text:p text:style-name="Preformatted_20_Text">13879,04/11/2020,,Cameroon,2020-04-11 22:52:46,820.0,12.0,98.0</text:p>
      <text:p text:style-name="Preformatted_20_Text">13880,04/11/2020,,Central African Republic,2020-04-11 22:52:46,8.0,0.0,0.0</text:p>
      <text:p text:style-name="Preformatted_20_Text">13881,04/11/2020,,Chad,2020-04-11 22:52:46,11.0,0.0,2.0</text:p>
      <text:p text:style-name="Preformatted_20_Text">13882,04/11/2020,,Chile,2020-04-11 22:52:46,6927.0,73.0,1864.0</text:p>
      <text:p text:style-name="Preformatted_20_Text">13883,04/11/2020,,Colombia,2020-04-11 22:52:46,2709.0,100.0,214.0</text:p>
      <text:p text:style-name="Preformatted_20_Text">13884,04/11/2020,,Congo (Brazzaville),2020-04-11 22:52:46,60.0,5.0,5.0</text:p>
      <text:p text:style-name="Preformatted_20_Text">13885,04/11/2020,,Congo (Kinshasa),2020-04-11 22:52:46,223.0,20.0,16.0</text:p>
      <text:p text:style-name="Preformatted_20_Text">13886,04/11/2020,,Costa Rica,2020-04-11 22:52:46,577.0,3.0,49.0</text:p>
      <text:p text:style-name="Preformatted_20_Text">13887,04/11/2020,,Croatia,2020-04-11 22:52:46,1534.0,21.0,323.0</text:p>
      <text:p text:style-name="Preformatted_20_Text">13888,04/11/2020,,Cuba,2020-04-11 22:52:46,620.0,16.0,77.0</text:p>
      <text:p text:style-name="Preformatted_20_Text">13889,04/11/2020,,Cyprus,2020-04-11 22:52:46,616.0,10.0,61.0</text:p>
      <text:p text:style-name="Preformatted_20_Text">13890,04/11/2020,,Czech Republic,2020-04-11 22:52:46,5831.0,129.0,411.0</text:p>
      <text:p text:style-name="Preformatted_20_Text">13891,04/11/2020,,Denmark,2020-04-11 22:52:46,5996.0,260.0,1955.0</text:p>
      <text:p text:style-name="Preformatted_20_Text">13892,04/11/2020,,Diamond Princess,2020-04-11 22:52:46,712.0,11.0,619.0</text:p>
      <text:p text:style-name="Preformatted_20_Text">13893,04/11/2020,,Djibouti,2020-04-11 22:52:46,187.0,2.0,36.0</text:p>
      <text:p text:style-name="Preformatted_20_Text">13894,04/11/2020,,Dominica,2020-04-11 22:52:46,16.0,0.0,5.0</text:p>
      <text:p text:style-name="Preformatted_20_Text">13895,04/11/2020,,Dominican Republic,2020-04-11 22:52:46,2759.0,135.0,108.0</text:p>
      <text:p text:style-name="Preformatted_20_Text">13896,04/11/2020,,Ecuador,2020-04-11 22:52:46,7257.0,315.0,411.0</text:p>
      <text:p text:style-name="Preformatted_20_Text">13897,04/11/2020,,Egypt,2020-04-11 22:52:46,1939.0,146.0,426.0</text:p>
      <text:p text:style-name="Preformatted_20_Text">13898,04/11/2020,,El Salvador,2020-04-11 22:52:46,118.0,6.0,19.0</text:p>
      <text:p text:style-name="Preformatted_20_Text">13899,04/11/2020,,Equatorial Guinea,2020-04-11 22:52:46,18.0,0.0,3.0</text:p>
      <text:p text:style-name="Preformatted_20_Text">13900,04/11/2020,,Eritrea,2020-04-11 22:52:46,34.0,0.0,0.0</text:p>
      <text:p text:style-name="Preformatted_20_Text">13901,04/11/2020,,Estonia,2020-04-11 22:52:46,1304.0,24.0,93.0</text:p>
      <text:p text:style-name="Preformatted_20_Text">13902,04/11/2020,,Eswatini,2020-04-11 22:52:46,12.0,0.0,7.0</text:p>
      <text:p text:style-name="Preformatted_20_Text">13903,04/11/2020,,Ethiopia,2020-04-11 22:52:46,69.0,3.0,10.0</text:p>
      <text:p text:style-name="Preformatted_20_Text">13904,04/11/2020,,Fiji,2020-04-11 22:52:46,16.0,0.0,0.0</text:p>
      <text:p text:style-name="Preformatted_20_Text">13905,04/11/2020,,Finland,2020-04-11 22:52:46,2905.0,49.0,300.0</text:p>
      <text:p text:style-name="Preformatted_20_Text">13906,04/11/2020,,France,2020-04-11 22:52:46,129654.0,13832.0,26391.0</text:p>
      <text:p text:style-name="Preformatted_20_Text"><text:soft-page-break/>13907,04/11/2020,,Gabon,2020-04-11 22:52:46,46.0,1.0,1.0</text:p>
      <text:p text:style-name="Preformatted_20_Text">13908,04/11/2020,,Gambia,2020-04-11 22:52:46,9.0,1.0,2.0</text:p>
      <text:p text:style-name="Preformatted_20_Text">13909,04/11/2020,,Georgia,2020-04-11 22:52:46,242.0,3.0,60.0</text:p>
      <text:p text:style-name="Preformatted_20_Text">13910,04/11/2020,,Germany,2020-04-11 22:52:46,124908.0,2736.0,57400.0</text:p>
      <text:p text:style-name="Preformatted_20_Text">13911,04/11/2020,,Ghana,2020-04-11 22:52:46,408.0,8.0,4.0</text:p>
      <text:p text:style-name="Preformatted_20_Text">13912,04/11/2020,,Greece,2020-04-11 22:52:46,2081.0,93.0,269.0</text:p>
      <text:p text:style-name="Preformatted_20_Text">13913,04/11/2020,,Grenada,2020-04-11 22:52:46,14.0,0.0,0.0</text:p>
      <text:p text:style-name="Preformatted_20_Text">13914,04/11/2020,,Guatemala,2020-04-11 22:52:46,137.0,3.0,19.0</text:p>
      <text:p text:style-name="Preformatted_20_Text">13915,04/11/2020,,Guinea,2020-04-11 22:52:46,250.0,0.0,17.0</text:p>
      <text:p text:style-name="Preformatted_20_Text">13916,04/11/2020,,Guinea-Bissau,2020-04-11 22:52:46,38.0,0.0,0.0</text:p>
      <text:p text:style-name="Preformatted_20_Text">13917,04/11/2020,,Guyana,2020-04-11 22:52:46,45.0,6.0,8.0</text:p>
      <text:p text:style-name="Preformatted_20_Text">13918,04/11/2020,,Haiti,2020-04-11 22:52:46,33.0,2.0,0.0</text:p>
      <text:p text:style-name="Preformatted_20_Text">13919,04/11/2020,,Holy See,2020-04-11 22:52:46,8.0,0.0,2.0</text:p>
      <text:p text:style-name="Preformatted_20_Text">13920,04/11/2020,,Honduras,2020-04-11 22:52:46,392.0,24.0,7.0</text:p>
      <text:p text:style-name="Preformatted_20_Text">13921,04/11/2020,,Hungary,2020-04-11 22:52:46,1310.0,85.0,115.0</text:p>
      <text:p text:style-name="Preformatted_20_Text">13922,04/11/2020,,Iceland,2020-04-11 22:52:46,1689.0,8.0,841.0</text:p>
      <text:p text:style-name="Preformatted_20_Text">13923,04/11/2020,,India,2020-04-11 22:52:46,8446.0,288.0,969.0</text:p>
      <text:p text:style-name="Preformatted_20_Text">13924,04/11/2020,,Indonesia,2020-04-11 22:52:46,3842.0,327.0,286.0</text:p>
      <text:p text:style-name="Preformatted_20_Text">13925,04/11/2020,,Iran,2020-04-11 22:52:46,70029.0,4357.0,41947.0</text:p>
      <text:p text:style-name="Preformatted_20_Text">13926,04/11/2020,,Iraq,2020-04-11 22:52:46,1318.0,72.0,601.0</text:p>
      <text:p text:style-name="Preformatted_20_Text">13927,04/11/2020,,Ireland,2020-04-11 22:52:46,8928.0,320.0,25.0</text:p>
      <text:p text:style-name="Preformatted_20_Text">13928,04/11/2020,,Israel,2020-04-11 22:52:46,10743.0,101.0,1341.0</text:p>
      <text:p text:style-name="Preformatted_20_Text">13929,04/11/2020,,Italy,2020-04-11 22:52:46,152271.0,19468.0,32534.0</text:p>
      <text:p text:style-name="Preformatted_20_Text">13930,04/11/2020,,Ivory Coast,2020-04-11 22:52:46,533.0,4.0,58.0</text:p>
      <text:p text:style-name="Preformatted_20_Text">13931,04/11/2020,,Jamaica,2020-04-11 22:52:46,65.0,4.0,13.0</text:p>
      <text:p text:style-name="Preformatted_20_Text">13932,04/11/2020,,Japan,2020-04-11 22:52:46,6005.0,99.0,762.0</text:p>
      <text:p text:style-name="Preformatted_20_Text">13933,04/11/2020,,Jordan,2020-04-11 22:52:46,381.0,7.0,177.0</text:p>
      <text:p text:style-name="Preformatted_20_Text">13934,04/11/2020,,Kazakhstan,2020-04-11 22:52:46,865.0,10.0,81.0</text:p>
      <text:p text:style-name="Preformatted_20_Text">13935,04/11/2020,,Kenya,2020-04-11 22:52:46,191.0,7.0,24.0</text:p>
      <text:p text:style-name="Preformatted_20_Text">13936,04/11/2020,,Kosovo,2020-04-11 22:52:46,283.0,7.0,58.0</text:p>
      <text:p text:style-name="Preformatted_20_Text">13937,04/11/2020,,Kuwait,2020-04-11 22:52:46,1154.0,1.0,133.0</text:p>
      <text:p text:style-name="Preformatted_20_Text">13938,04/11/2020,,Kyrgyzstan,2020-04-11 22:52:46,339.0,5.0,44.0</text:p>
      <text:p text:style-name="Preformatted_20_Text">13939,04/11/2020,,Laos,2020-04-11 22:52:46,18.0,0.0,0.0</text:p>
      <text:p text:style-name="Preformatted_20_Text">13940,04/11/2020,,Latvia,2020-04-11 22:52:46,630.0,3.0,16.0</text:p>
      <text:p text:style-name="Preformatted_20_Text">13941,04/11/2020,,Lebanon,2020-04-11 22:52:46,619.0,20.0,77.0</text:p>
      <text:p text:style-name="Preformatted_20_Text">13942,04/11/2020,,Liberia,2020-04-11 22:52:46,48.0,5.0,3.0</text:p>
      <text:p text:style-name="Preformatted_20_Text">13943,04/11/2020,,Libya,2020-04-11 22:52:46,24.0,1.0,8.0</text:p>
      <text:p text:style-name="Preformatted_20_Text">13944,04/11/2020,,Liechtenstein,2020-04-11 22:52:46,79.0,1.0,55.0</text:p>
      <text:p text:style-name="Preformatted_20_Text">13945,04/11/2020,,Lithuania,2020-04-11 22:52:46,1026.0,23.0,54.0</text:p>
      <text:p text:style-name="Preformatted_20_Text">13946,04/11/2020,,Luxembourg,2020-04-11 22:52:46,3270.0,62.0,500.0</text:p>
      <text:p text:style-name="Preformatted_20_Text">13947,04/11/2020,,MS Zaandam,2020-04-11 22:52:46,9.0,2.0,0.0</text:p>
      <text:p text:style-name="Preformatted_20_Text">13948,04/11/2020,,Madagascar,2020-04-11 22:52:46,102.0,0.0,11.0</text:p>
      <text:p text:style-name="Preformatted_20_Text">13949,04/11/2020,,Malawi,2020-04-11 22:52:46,12.0,2.0,0.0</text:p>
      <text:p text:style-name="Preformatted_20_Text">13950,04/11/2020,,Malaysia,2020-04-11 22:52:46,4530.0,73.0,1995.0</text:p>
      <text:p text:style-name="Preformatted_20_Text">13951,04/11/2020,,Maldives,2020-04-11 22:52:46,19.0,0.0,13.0</text:p>
      <text:p text:style-name="Preformatted_20_Text">13952,04/11/2020,,Mali,2020-04-11 22:52:46,87.0,7.0,22.0</text:p>
      <text:p text:style-name="Preformatted_20_Text">13953,04/11/2020,,Malta,2020-04-11 22:52:46,370.0,3.0,16.0</text:p>
      <text:p text:style-name="Preformatted_20_Text">13954,04/11/2020,,Mauritania,2020-04-11 22:52:46,7.0,1.0,2.0</text:p>
      <text:p text:style-name="Preformatted_20_Text">13955,04/11/2020,,Mauritius,2020-04-11 22:52:46,319.0,9.0,28.0</text:p>
      <text:p text:style-name="Preformatted_20_Text">13956,04/11/2020,,Mexico,2020-04-11 22:52:46,3844.0,233.0,633.0</text:p>
      <text:p text:style-name="Preformatted_20_Text">13957,04/11/2020,,Moldova,2020-04-11 22:52:46,1560.0,30.0,75.0</text:p>
      <text:p text:style-name="Preformatted_20_Text">13958,04/11/2020,,Monaco,2020-04-11 22:52:46,92.0,1.0,5.0</text:p>
      <text:p text:style-name="Preformatted_20_Text">13959,04/11/2020,,Mongolia,2020-04-11 22:52:46,16.0,0.0,4.0</text:p>
      <text:p text:style-name="Preformatted_20_Text">13960,04/11/2020,,Montenegro,2020-04-11 22:52:46,263.0,2.0,5.0</text:p>
      <text:p text:style-name="Preformatted_20_Text">13961,04/11/2020,,Morocco,2020-04-11 22:52:46,1545.0,111.0,146.0</text:p>
      <text:p text:style-name="Preformatted_20_Text">13962,04/11/2020,,Mozambique,2020-04-11 22:52:46,20.0,0.0,2.0</text:p>
      <text:p text:style-name="Preformatted_20_Text">13963,04/11/2020,,Namibia,2020-04-11 22:52:46,16.0,0.0,3.0</text:p>
      <text:p text:style-name="Preformatted_20_Text">13964,04/11/2020,,Nepal,2020-04-11 22:52:46,9.0,0.0,1.0</text:p>
      <text:p text:style-name="Preformatted_20_Text">13965,04/11/2020,,Netherlands,2020-04-11 22:52:46,24413.0,2643.0,250.0</text:p>
      <text:p text:style-name="Preformatted_20_Text">13966,04/11/2020,,New Zealand,2020-04-11 22:52:46,1312.0,4.0,422.0</text:p>
      <text:p text:style-name="Preformatted_20_Text">13967,04/11/2020,,Nicaragua,2020-04-11 22:52:46,8.0,1.0,0.0</text:p>
      <text:p text:style-name="Preformatted_20_Text">13968,04/11/2020,,Niger,2020-04-11 22:52:46,491.0,11.0,41.0</text:p>
      <text:p text:style-name="Preformatted_20_Text">13969,04/11/2020,,Nigeria,2020-04-11 22:52:46,318.0,10.0,70.0</text:p>
      <text:p text:style-name="Preformatted_20_Text">13970,04/11/2020,,North Macedonia,2020-04-11 22:52:46,760.0,34.0,41.0</text:p>
      <text:p text:style-name="Preformatted_20_Text"><text:soft-page-break/>13971,04/11/2020,,Norway,2020-04-11 22:52:46,6409.0,119.0,32.0</text:p>
      <text:p text:style-name="Preformatted_20_Text">13972,04/11/2020,,Oman,2020-04-11 22:52:46,546.0,3.0,109.0</text:p>
      <text:p text:style-name="Preformatted_20_Text">13973,04/11/2020,,Pakistan,2020-04-11 22:52:46,5011.0,86.0,762.0</text:p>
      <text:p text:style-name="Preformatted_20_Text">13974,04/11/2020,,Panama,2020-04-11 22:52:46,2974.0,74.0,17.0</text:p>
      <text:p text:style-name="Preformatted_20_Text">13975,04/11/2020,,Papua New Guinea,2020-04-11 22:52:46,2.0,0.0,0.0</text:p>
      <text:p text:style-name="Preformatted_20_Text">13976,04/11/2020,,Paraguay,2020-04-11 22:52:46,133.0,6.0,18.0</text:p>
      <text:p text:style-name="Preformatted_20_Text">13977,04/11/2020,,Peru,2020-04-11 22:52:46,6848.0,181.0,1739.0</text:p>
      <text:p text:style-name="Preformatted_20_Text">13978,04/11/2020,,Philippines,2020-04-11 22:52:46,4428.0,247.0,157.0</text:p>
      <text:p text:style-name="Preformatted_20_Text">13979,04/11/2020,,Poland,2020-04-11 22:52:46,6356.0,208.0,375.0</text:p>
      <text:p text:style-name="Preformatted_20_Text">13980,04/11/2020,,Portugal,2020-04-11 22:52:46,15987.0,470.0,266.0</text:p>
      <text:p text:style-name="Preformatted_20_Text">13981,04/11/2020,,Qatar,2020-04-11 22:52:46,2728.0,6.0,247.0</text:p>
      <text:p text:style-name="Preformatted_20_Text">13982,04/11/2020,,Romania,2020-04-11 22:52:46,5990.0,291.0,758.0</text:p>
      <text:p text:style-name="Preformatted_20_Text">13983,04/11/2020,,Russia,2020-04-11 22:52:46,13584.0,106.0,1045.0</text:p>
      <text:p text:style-name="Preformatted_20_Text">13984,04/11/2020,,Rwanda,2020-04-11 22:52:46,120.0,0.0,18.0</text:p>
      <text:p text:style-name="Preformatted_20_Text">13985,04/11/2020,,Saint Kitts and Nevis,2020-04-11 22:52:46,12.0,0.0,0.0</text:p>
      <text:p text:style-name="Preformatted_20_Text">13986,04/11/2020,,Saint Lucia,2020-04-11 22:52:46,15.0,0.0,1.0</text:p>
      <text:p text:style-name="Preformatted_20_Text">13987,04/11/2020,,Saint Vincent and the Grenadines,2020-04-11 22:52:46,12.0,0.0,1.0</text:p>
      <text:p text:style-name="Preformatted_20_Text">13988,04/11/2020,,San Marino,2020-04-11 22:52:46,356.0,35.0,53.0</text:p>
      <text:p text:style-name="Preformatted_20_Text">13989,04/11/2020,,Sao Tome and Principe,2020-04-11 22:52:46,4.0,0.0,0.0</text:p>
      <text:p text:style-name="Preformatted_20_Text">13990,04/11/2020,,Saudi Arabia,2020-04-11 22:52:46,4033.0,52.0,720.0</text:p>
      <text:p text:style-name="Preformatted_20_Text">13991,04/11/2020,,Senegal,2020-04-11 22:52:46,278.0,2.0,152.0</text:p>
      <text:p text:style-name="Preformatted_20_Text">13992,04/11/2020,,Serbia,2020-04-11 22:52:46,3380.0,74.0,0.0</text:p>
      <text:p text:style-name="Preformatted_20_Text">13993,04/11/2020,,Seychelles,2020-04-11 22:52:46,11.0,0.0,0.0</text:p>
      <text:p text:style-name="Preformatted_20_Text">13994,04/11/2020,,Sierra Leone,2020-04-11 22:52:46,8.0,0.0,0.0</text:p>
      <text:p text:style-name="Preformatted_20_Text">13995,04/11/2020,,Singapore,2020-04-11 22:52:46,2299.0,8.0,528.0</text:p>
      <text:p text:style-name="Preformatted_20_Text">13996,04/11/2020,,Slovakia,2020-04-11 22:52:46,728.0,2.0,23.0</text:p>
      <text:p text:style-name="Preformatted_20_Text">13997,04/11/2020,,Slovenia,2020-04-11 22:52:46,1188.0,50.0,148.0</text:p>
      <text:p text:style-name="Preformatted_20_Text">13998,04/11/2020,,Somalia,2020-04-11 22:52:46,21.0,1.0,1.0</text:p>
      <text:p text:style-name="Preformatted_20_Text">13999,04/11/2020,,South Africa,2020-04-11 22:52:46,2028.0,25.0,410.0</text:p>
      <text:p text:style-name="Preformatted_20_Text">14000,04/11/2020,,South Korea,2020-04-11 22:52:46,10480.0,211.0,7243.0</text:p>
      <text:p text:style-name="Preformatted_20_Text">14001,04/11/2020,,South Sudan,2020-04-11 22:52:46,4.0,0.0,0.0</text:p>
      <text:p text:style-name="Preformatted_20_Text">14002,04/11/2020,,Spain,2020-04-11 22:52:46,163027.0,16606.0,59109.0</text:p>
      <text:p text:style-name="Preformatted_20_Text">14003,04/11/2020,,Sri Lanka,2020-04-11 22:52:46,198.0,7.0,54.0</text:p>
      <text:p text:style-name="Preformatted_20_Text">14004,04/11/2020,,Sudan,2020-04-11 22:52:46,19.0,2.0,2.0</text:p>
      <text:p text:style-name="Preformatted_20_Text">14005,04/11/2020,,Suriname,2020-04-11 22:52:46,10.0,1.0,4.0</text:p>
      <text:p text:style-name="Preformatted_20_Text">14006,04/11/2020,,Sweden,2020-04-11 22:52:46,10151.0,887.0,381.0</text:p>
      <text:p text:style-name="Preformatted_20_Text">14007,04/11/2020,,Switzerland,2020-04-11 22:52:46,25107.0,1036.0,12100.0</text:p>
      <text:p text:style-name="Preformatted_20_Text">14008,04/11/2020,,Syria,2020-04-11 22:52:46,25.0,2.0,5.0</text:p>
      <text:p text:style-name="Preformatted_20_Text">14009,04/11/2020,,Taiwan,2020-04-11 22:52:46,385.0,6.0,99.0</text:p>
      <text:p text:style-name="Preformatted_20_Text">14010,04/11/2020,,Tanzania,2020-04-11 22:52:46,32.0,3.0,5.0</text:p>
      <text:p text:style-name="Preformatted_20_Text">14011,04/11/2020,,Thailand,2020-04-11 22:52:46,2518.0,35.0,1135.0</text:p>
      <text:p text:style-name="Preformatted_20_Text">14012,04/11/2020,,Timor-Leste,2020-04-11 22:52:46,2.0,0.0,1.0</text:p>
      <text:p text:style-name="Preformatted_20_Text">14013,04/11/2020,,Togo,2020-04-11 22:52:46,76.0,3.0,25.0</text:p>
      <text:p text:style-name="Preformatted_20_Text">14014,04/11/2020,,Trinidad and Tobago,2020-04-11 22:52:46,112.0,8.0,12.0</text:p>
      <text:p text:style-name="Preformatted_20_Text">14015,04/11/2020,,Tunisia,2020-04-11 22:52:46,685.0,28.0,43.0</text:p>
      <text:p text:style-name="Preformatted_20_Text">14016,04/11/2020,,Turkey,2020-04-11 22:52:46,52167.0,1101.0,2965.0</text:p>
      <text:p text:style-name="Preformatted_20_Text">14017,04/11/2020,,UK,2020-04-11 22:52:46,78991.0,9875.0,344.0</text:p>
      <text:p text:style-name="Preformatted_20_Text">14018,04/11/2020,,Uganda,2020-04-11 22:52:46,53.0,0.0,4.0</text:p>
      <text:p text:style-name="Preformatted_20_Text">14019,04/11/2020,,Ukraine,2020-04-11 22:52:46,2511.0,73.0,79.0</text:p>
      <text:p text:style-name="Preformatted_20_Text">14020,04/11/2020,,United Arab Emirates,2020-04-11 22:52:46,3736.0,20.0,588.0</text:p>
      <text:p text:style-name="Preformatted_20_Text">14021,04/11/2020,,Uruguay,2020-04-11 22:52:46,494.0,7.0,214.0</text:p>
      <text:p text:style-name="Preformatted_20_Text">14022,04/11/2020,,Uzbekistan,2020-04-11 22:52:46,767.0,4.0,42.0</text:p>
      <text:p text:style-name="Preformatted_20_Text">14023,04/11/2020,,Venezuela,2020-04-11 22:52:46,175.0,9.0,93.0</text:p>
      <text:p text:style-name="Preformatted_20_Text">14024,04/11/2020,,Vietnam,2020-04-11 22:52:46,258.0,0.0,144.0</text:p>
      <text:p text:style-name="Preformatted_20_Text">14025,04/11/2020,,West Bank and Gaza,2020-04-11 22:52:46,268.0,2.0,57.0</text:p>
      <text:p text:style-name="Preformatted_20_Text">14026,04/11/2020,,Western Sahara,2020-04-11 22:52:46,4.0,0.0,0.0</text:p>
      <text:p text:style-name="Preformatted_20_Text">14027,04/11/2020,,Yemen,2020-04-11 22:52:46,1.0,0.0,0.0</text:p>
      <text:p text:style-name="Preformatted_20_Text">14028,04/11/2020,,Zambia,2020-04-11 22:52:46,40.0,2.0,28.0</text:p>
      <text:p text:style-name="Preformatted_20_Text">14029,04/11/2020,,Zimbabwe,2020-04-11 22:52:46,14.0,3.0,0.0</text:p>
      <text:p text:style-name="Preformatted_20_Text">14030,04/11/2020,Alabama,US,2020-04-11 22:52:46,3217.0,92.0,0.0</text:p>
      <text:p text:style-name="Preformatted_20_Text">14031,04/11/2020,Alaska,US,2020-04-11 22:52:46,257.0,8.0,0.0</text:p>
      <text:p text:style-name="Preformatted_20_Text">14032,04/11/2020,Alberta,Canada,2020-04-11 22:52:46,1567.0,40.0,0.0</text:p>
      <text:p text:style-name="Preformatted_20_Text">14033,04/11/2020,Anguilla,UK,2020-04-11 22:52:46,3.0,0.0,0.0</text:p>
      <text:p text:style-name="Preformatted_20_Text"><text:soft-page-break/>14034,04/11/2020,Anhui,Mainland China,2020-04-11 22:52:46,991.0,6.0,984.0</text:p>
      <text:p text:style-name="Preformatted_20_Text">14035,04/11/2020,Arizona,US,2020-04-11 22:52:46,3393.0,108.0,0.0</text:p>
      <text:p text:style-name="Preformatted_20_Text">14036,04/11/2020,Arkansas,US,2020-04-11 22:52:46,1228.0,25.0,0.0</text:p>
      <text:p text:style-name="Preformatted_20_Text">14037,04/11/2020,Aruba,Netherlands,2020-04-11 22:52:46,92.0,0.0,29.0</text:p>
      <text:p text:style-name="Preformatted_20_Text">14038,04/11/2020,Australian Capital Territory,Australia,2020-04-11 22:52:46,103.0,2.0,59.0</text:p>
      <text:p text:style-name="Preformatted_20_Text">14039,04/11/2020,Beijing,Mainland China,2020-04-11 22:52:46,589.0,8.0,474.0</text:p>
      <text:p text:style-name="Preformatted_20_Text">14040,04/11/2020,Bermuda,UK,2020-04-11 22:52:46,48.0,4.0,25.0</text:p>
      <text:p text:style-name="Preformatted_20_Text">14041,04/11/2020,"Bonaire, Sint Eustatius and Saba",Netherlands,2020-04-11 22:52:46,2.0,0.0,0.0</text:p>
      <text:p text:style-name="Preformatted_20_Text">14042,04/11/2020,British Columbia,Canada,2020-04-11 22:52:46,1445.0,58.0,0.0</text:p>
      <text:p text:style-name="Preformatted_20_Text">14043,04/11/2020,British Virgin Islands,UK,2020-04-11 22:52:46,3.0,0.0,2.0</text:p>
      <text:p text:style-name="Preformatted_20_Text">14044,04/11/2020,California,US,2020-04-11 22:52:46,21706.0,604.0,0.0</text:p>
      <text:p text:style-name="Preformatted_20_Text">14045,04/11/2020,Cayman Islands,UK,2020-04-11 22:52:46,45.0,1.0,6.0</text:p>
      <text:p text:style-name="Preformatted_20_Text">14046,04/11/2020,Channel Islands,UK,2020-04-11 22:52:46,407.0,9.0,48.0</text:p>
      <text:p text:style-name="Preformatted_20_Text">14047,04/11/2020,Chongqing,Mainland China,2020-04-11 22:52:46,579.0,6.0,570.0</text:p>
      <text:p text:style-name="Preformatted_20_Text">14048,04/11/2020,Colorado,US,2020-04-11 22:52:46,6513.0,250.0,0.0</text:p>
      <text:p text:style-name="Preformatted_20_Text">14049,04/11/2020,Connecticut,US,2020-04-11 22:52:46,11510.0,494.0,0.0</text:p>
      <text:p text:style-name="Preformatted_20_Text">14050,04/11/2020,Curacao,Netherlands,2020-04-11 22:52:46,14.0,1.0,7.0</text:p>
      <text:p text:style-name="Preformatted_20_Text">14051,04/11/2020,Delaware,US,2020-04-11 22:52:46,1479.0,33.0,0.0</text:p>
      <text:p text:style-name="Preformatted_20_Text">14052,04/11/2020,Diamond Princess cruise ship,Canada,2020-04-11 22:52:46,0.0,1.0,0.0</text:p>
      <text:p text:style-name="Preformatted_20_Text">14053,04/11/2020,Diamond Princess cruise ship,US,2020-04-11 22:52:46,49.0,0.0,0.0</text:p>
      <text:p text:style-name="Preformatted_20_Text">14054,04/11/2020,District of Columbia,US,2020-04-11 22:52:46,1778.0,47.0,0.0</text:p>
      <text:p text:style-name="Preformatted_20_Text">14055,04/11/2020,Falkland Islands (Malvinas),UK,2020-04-11 22:52:46,5.0,0.0,1.0</text:p>
      <text:p text:style-name="Preformatted_20_Text">14056,04/11/2020,Faroe Islands,Denmark,2020-04-11 22:52:46,184.0,0.0,145.0</text:p>
      <text:p text:style-name="Preformatted_20_Text">14057,04/11/2020,Florida,US,2020-04-11 22:52:46,18494.0,438.0,0.0</text:p>
      <text:p text:style-name="Preformatted_20_Text">14058,04/11/2020,French Guiana,France,2020-04-11 22:52:46,83.0,0.0,43.0</text:p>
      <text:p text:style-name="Preformatted_20_Text">14059,04/11/2020,French Polynesia,France,2020-04-11 22:52:46,51.0,0.0,0.0</text:p>
      <text:p text:style-name="Preformatted_20_Text">14060,04/11/2020,Fujian,Mainland China,2020-04-11 22:52:46,351.0,1.0,317.0</text:p>
      <text:p text:style-name="Preformatted_20_Text">14061,04/11/2020,Gansu,Mainland China,2020-04-11 22:52:46,139.0,2.0,135.0</text:p>
      <text:p text:style-name="Preformatted_20_Text">14062,04/11/2020,Georgia,US,2020-04-11 22:52:46,12159.0,429.0,0.0</text:p>
      <text:p text:style-name="Preformatted_20_Text">14063,04/11/2020,Gibraltar,UK,2020-04-11 22:52:46,129.0,0.0,84.0</text:p>
      <text:p text:style-name="Preformatted_20_Text">14064,04/11/2020,Grand Princess,Canada,2020-04-11 22:52:46,13.0,0.0,0.0</text:p>
      <text:p text:style-name="Preformatted_20_Text">14065,04/11/2020,Grand Princess,US,2020-04-11 22:52:46,103.0,3.0,0.0</text:p>
      <text:p text:style-name="Preformatted_20_Text">14066,04/11/2020,Greenland,Denmark,2020-04-11 22:52:46,11.0,0.0,11.0</text:p>
      <text:p text:style-name="Preformatted_20_Text">14067,04/11/2020,Guadeloupe,France,2020-04-11 22:52:46,143.0,8.0,67.0</text:p>
      <text:p text:style-name="Preformatted_20_Text">14068,04/11/2020,Guam,US,2020-04-11 22:52:46,133.0,5.0,0.0</text:p>
      <text:p text:style-name="Preformatted_20_Text">14069,04/11/2020,Guangdong,Mainland China,2020-04-11 22:52:46,1548.0,8.0,1437.0</text:p>
      <text:p text:style-name="Preformatted_20_Text">14070,04/11/2020,Guangxi,Mainland China,2020-04-11 22:52:46,254.0,2.0,252.0</text:p>
      <text:p text:style-name="Preformatted_20_Text">14071,04/11/2020,Guizhou,Mainland China,2020-04-11 22:52:46,146.0,2.0,144.0</text:p>
      <text:p text:style-name="Preformatted_20_Text">14072,04/11/2020,Hainan,Mainland China,2020-04-11 22:52:46,168.0,6.0,162.0</text:p>
      <text:p text:style-name="Preformatted_20_Text">14073,04/11/2020,Hawaii,US,2020-04-11 22:52:46,465.0,8.0,0.0</text:p>
      <text:p text:style-name="Preformatted_20_Text">14074,04/11/2020,Hebei,Mainland China,2020-04-11 22:52:46,327.0,6.0,313.0</text:p>
      <text:p text:style-name="Preformatted_20_Text">14075,04/11/2020,Heilongjiang,Mainland China,2020-04-11 22:52:46,661.0,13.0,470.0</text:p>
      <text:p text:style-name="Preformatted_20_Text">14076,04/11/2020,Henan,Mainland China,2020-04-11 22:52:46,1276.0,22.0,1252.0</text:p>
      <text:p text:style-name="Preformatted_20_Text">14077,04/11/2020,Hong Kong,Hong Kong,2020-04-11 22:52:46,1000.0,4.0,336.0</text:p>
      <text:p text:style-name="Preformatted_20_Text">14078,04/11/2020,Hubei,Mainland China,2020-04-11 22:52:46,67803.0,3219.0,64264.0</text:p>
      <text:p text:style-name="Preformatted_20_Text">14079,04/11/2020,Hunan,Mainland China,2020-04-11 22:52:46,1019.0,4.0,1014.0</text:p>
      <text:p text:style-name="Preformatted_20_Text">14080,04/11/2020,Idaho,US,2020-04-11 22:52:46,1396.0,25.0,0.0</text:p>
      <text:p text:style-name="Preformatted_20_Text">14081,04/11/2020,Illinois,US,2020-04-11 22:52:46,19180.0,677.0,0.0</text:p>
      <text:p text:style-name="Preformatted_20_Text">14082,04/11/2020,Indiana,US,2020-04-11 22:52:46,7435.0,330.0,0.0</text:p>
      <text:p text:style-name="Preformatted_20_Text">14083,04/11/2020,Inner Mongolia,Mainland China,2020-04-11 22:52:46,155.0,1.0,79.0</text:p>
      <text:p text:style-name="Preformatted_20_Text">14084,04/11/2020,Iowa,US,2020-04-11 22:52:46,1510.0,34.0,0.0</text:p>
      <text:p text:style-name="Preformatted_20_Text">14085,04/11/2020,Isle of Man,UK,2020-04-11 22:52:46,226.0,2.0,112.0</text:p>
      <text:p text:style-name="Preformatted_20_Text">14086,04/11/2020,Jiangsu,Mainland China,2020-04-11 22:52:46,652.0,0.0,636.0</text:p>
      <text:p text:style-name="Preformatted_20_Text">14087,04/11/2020,Jiangxi,Mainland China,2020-04-11 22:52:46,937.0,1.0,936.0</text:p>
      <text:p text:style-name="Preformatted_20_Text">14088,04/11/2020,Jilin,Mainland China,2020-04-11 22:52:46,98.0,1.0,96.0</text:p>
      <text:p text:style-name="Preformatted_20_Text">14089,04/11/2020,Kansas,US,2020-04-11 22:52:46,1275.0,55.0,0.0</text:p>
      <text:p text:style-name="Preformatted_20_Text">14090,04/11/2020,Kentucky,US,2020-04-11 22:52:46,1693.0,90.0,0.0</text:p>
      <text:p text:style-name="Preformatted_20_Text">14091,04/11/2020,Liaoning,Mainland China,2020-04-11 22:52:46,145.0,2.0,133.0</text:p>
      <text:p text:style-name="Preformatted_20_Text"><text:soft-page-break/>14092,04/11/2020,Louisiana,US,2020-04-11 22:52:46,20014.0,806.0,0.0</text:p>
      <text:p text:style-name="Preformatted_20_Text">14093,04/11/2020,Macau,Macau,2020-04-11 22:52:46,45.0,0.0,10.0</text:p>
      <text:p text:style-name="Preformatted_20_Text">14094,04/11/2020,Maine,US,2020-04-11 22:52:46,616.0,19.0,0.0</text:p>
      <text:p text:style-name="Preformatted_20_Text">14095,04/11/2020,Manitoba,Canada,2020-04-11 22:52:46,243.0,4.0,0.0</text:p>
      <text:p text:style-name="Preformatted_20_Text">14096,04/11/2020,Martinique,France,2020-04-11 22:52:46,155.0,6.0,50.0</text:p>
      <text:p text:style-name="Preformatted_20_Text">14097,04/11/2020,Maryland,US,2020-04-11 22:52:46,7694.0,206.0,0.0</text:p>
      <text:p text:style-name="Preformatted_20_Text">14098,04/11/2020,Massachusetts,US,2020-04-11 22:52:46,22860.0,686.0,0.0</text:p>
      <text:p text:style-name="Preformatted_20_Text">14099,04/11/2020,Mayotte,France,2020-04-11 22:52:46,196.0,3.0,59.0</text:p>
      <text:p text:style-name="Preformatted_20_Text">14100,04/11/2020,Michigan,US,2020-04-11 22:52:46,23605.0,1384.0,0.0</text:p>
      <text:p text:style-name="Preformatted_20_Text">14101,04/11/2020,Minnesota,US,2020-04-11 22:52:46,1427.0,64.0,0.0</text:p>
      <text:p text:style-name="Preformatted_20_Text">14102,04/11/2020,Mississippi,US,2020-04-11 22:52:46,2642.0,93.0,0.0</text:p>
      <text:p text:style-name="Preformatted_20_Text">14103,04/11/2020,Missouri,US,2020-04-11 22:52:46,4108.0,116.0,0.0</text:p>
      <text:p text:style-name="Preformatted_20_Text">14104,04/11/2020,Montana,US,2020-04-11 22:52:46,377.0,6.0,0.0</text:p>
      <text:p text:style-name="Preformatted_20_Text">14105,04/11/2020,Montserrat,UK,2020-04-11 22:52:46,9.0,0.0,0.0</text:p>
      <text:p text:style-name="Preformatted_20_Text">14106,04/11/2020,Nebraska,US,2020-04-11 22:52:46,699.0,17.0,0.0</text:p>
      <text:p text:style-name="Preformatted_20_Text">14107,04/11/2020,Nevada,US,2020-04-11 22:52:46,2702.0,102.0,0.0</text:p>
      <text:p text:style-name="Preformatted_20_Text">14108,04/11/2020,New Brunswick,Canada,2020-04-11 22:52:46,112.0,0.0,0.0</text:p>
      <text:p text:style-name="Preformatted_20_Text">14109,04/11/2020,New Caledonia,France,2020-04-11 22:52:46,18.0,0.0,1.0</text:p>
      <text:p text:style-name="Preformatted_20_Text">14110,04/11/2020,New Hampshire,US,2020-04-11 22:52:46,885.0,22.0,0.0</text:p>
      <text:p text:style-name="Preformatted_20_Text">14111,04/11/2020,New Jersey,US,2020-04-11 22:52:46,58151.0,2183.0,0.0</text:p>
      <text:p text:style-name="Preformatted_20_Text">14112,04/11/2020,New Mexico,US,2020-04-11 22:52:46,1091.0,19.0,0.0</text:p>
      <text:p text:style-name="Preformatted_20_Text">14113,04/11/2020,New South Wales,Australia,2020-04-11 22:52:46,2857.0,23.0,4.0</text:p>
      <text:p text:style-name="Preformatted_20_Text">14114,04/11/2020,New York,US,2020-04-11 22:52:46,181026.0,8627.0,0.0</text:p>
      <text:p text:style-name="Preformatted_20_Text">14115,04/11/2020,Newfoundland and Labrador,Canada,2020-04-11 22:52:46,241.0,3.0,0.0</text:p>
      <text:p text:style-name="Preformatted_20_Text">14116,04/11/2020,Ningxia,Mainland China,2020-04-11 22:52:46,75.0,0.0,75.0</text:p>
      <text:p text:style-name="Preformatted_20_Text">14117,04/11/2020,North Carolina,US,2020-04-11 22:52:46,4354.0,89.0,0.0</text:p>
      <text:p text:style-name="Preformatted_20_Text">14118,04/11/2020,North Dakota,US,2020-04-11 22:52:46,293.0,7.0,0.0</text:p>
      <text:p text:style-name="Preformatted_20_Text">14119,04/11/2020,Northern Mariana Islands,US,2020-04-11 22:52:46,11.0,2.0,0.0</text:p>
      <text:p text:style-name="Preformatted_20_Text">14120,04/11/2020,Northern Territory,Australia,2020-04-11 22:52:46,28.0,0.0,2.0</text:p>
      <text:p text:style-name="Preformatted_20_Text">14121,04/11/2020,Northwest Territories,Canada,2020-04-11 22:52:46,5.0,0.0,0.0</text:p>
      <text:p text:style-name="Preformatted_20_Text">14122,04/11/2020,Nova Scotia,Canada,2020-04-11 22:52:46,428.0,2.0,0.0</text:p>
      <text:p text:style-name="Preformatted_20_Text">14123,04/11/2020,Ohio,US,2020-04-11 22:52:46,6250.0,247.0,0.0</text:p>
      <text:p text:style-name="Preformatted_20_Text">14124,04/11/2020,Oklahoma,US,2020-04-11 22:52:46,1868.0,94.0,0.0</text:p>
      <text:p text:style-name="Preformatted_20_Text">14125,04/11/2020,Ontario,Canada,2020-04-11 22:52:46,6648.0,253.0,0.0</text:p>
      <text:p text:style-name="Preformatted_20_Text">14126,04/11/2020,Oregon,US,2020-04-11 22:52:46,1371.0,48.0,0.0</text:p>
      <text:p text:style-name="Preformatted_20_Text">14127,04/11/2020,Pennsylvania,US,2020-04-11 22:52:46,21719.0,503.0,0.0</text:p>
      <text:p text:style-name="Preformatted_20_Text">14128,04/11/2020,Prince Edward Island,Canada,2020-04-11 22:52:46,25.0,0.0,0.0</text:p>
      <text:p text:style-name="Preformatted_20_Text">14129,04/11/2020,Puerto Rico,US,2020-04-11 22:52:46,788.0,42.0,0.0</text:p>
      <text:p text:style-name="Preformatted_20_Text">14130,04/11/2020,Qinghai,Mainland China,2020-04-11 22:52:46,18.0,0.0,18.0</text:p>
      <text:p text:style-name="Preformatted_20_Text">14131,04/11/2020,Quebec,Canada,2020-04-11 22:52:46,12292.0,289.0,0.0</text:p>
      <text:p text:style-name="Preformatted_20_Text">14132,04/11/2020,Queensland,Australia,2020-04-11 22:52:46,974.0,5.0,372.0</text:p>
      <text:p text:style-name="Preformatted_20_Text">14133,04/11/2020,Recovered,Canada,2020-04-11 22:52:46,0.0,0.0,6589.0</text:p>
      <text:p text:style-name="Preformatted_20_Text">14134,04/11/2020,Recovered,US,2020-04-11 22:52:46,0.0,0.0,31270.0</text:p>
      <text:p text:style-name="Preformatted_20_Text">14135,04/11/2020,Reunion,France,2020-04-11 22:52:46,388.0,0.0,40.0</text:p>
      <text:p text:style-name="Preformatted_20_Text">14136,04/11/2020,Rhode Island,US,2020-04-11 22:52:46,2349.0,56.0,0.0</text:p>
      <text:p text:style-name="Preformatted_20_Text">14137,04/11/2020,Saint Barthelemy,France,2020-04-11 22:52:46,6.0,0.0,1.0</text:p>
      <text:p text:style-name="Preformatted_20_Text">14138,04/11/2020,Saint Pierre and Miquelon,France,2020-04-11 22:52:46,1.0,0.0,0.0</text:p>
      <text:p text:style-name="Preformatted_20_Text">14139,04/11/2020,Saskatchewan,Canada,2020-04-11 22:52:46,289.0,4.0,0.0</text:p>
      <text:p text:style-name="Preformatted_20_Text">14140,04/11/2020,Shaanxi,Mainland China,2020-04-11 22:52:46,256.0,3.0,248.0</text:p>
      <text:p text:style-name="Preformatted_20_Text">14141,04/11/2020,Shandong,Mainland China,2020-04-11 22:52:46,784.0,7.0,757.0</text:p>
      <text:p text:style-name="Preformatted_20_Text">14142,04/11/2020,Shanghai,Mainland China,2020-04-11 22:52:46,555.0,7.0,438.0</text:p>
      <text:p text:style-name="Preformatted_20_Text">14143,04/11/2020,Shanxi,Mainland China,2020-04-11 22:52:46,172.0,0.0,135.0</text:p>
      <text:p text:style-name="Preformatted_20_Text">14144,04/11/2020,Sichuan,Mainland China,2020-04-11 22:52:46,560.0,3.0,547.0</text:p>
      <text:p text:style-name="Preformatted_20_Text">14145,04/11/2020,Sint Maarten,Netherlands,2020-04-11 22:52:46,50.0,9.0,5.0</text:p>
      <text:p text:style-name="Preformatted_20_Text">14146,04/11/2020,South Australia,Australia,2020-04-11 22:52:46,429.0,3.0,179.0</text:p>
      <text:p text:style-name="Preformatted_20_Text">14147,04/11/2020,South Carolina,US,2020-04-11 22:52:46,3211.0,80.0,0.0</text:p>
      <text:p text:style-name="Preformatted_20_Text">14148,04/11/2020,South Dakota,US,2020-04-11 22:52:46,626.0,6.0,0.0</text:p>
      <text:p text:style-name="Preformatted_20_Text">14149,04/11/2020,St Martin,France,2020-04-11 22:52:46,32.0,2.0,11.0</text:p>
      <text:p text:style-name="Preformatted_20_Text">14150,04/11/2020,Tasmania,Australia,2020-04-11 22:52:46,133.0,4.0,48.0</text:p>
      <text:p text:style-name="Preformatted_20_Text">14151,04/11/2020,Tennessee,US,2020-04-11 22:52:46,5132.0,106.0,0.0</text:p>
      <text:p text:style-name="Preformatted_20_Text">14152,04/11/2020,Texas,US,2020-04-11 22:52:46,13023.0,266.0,0.0</text:p>
      <text:p text:style-name="Preformatted_20_Text">14153,04/11/2020,Tianjin,Mainland China,2020-04-11 22:52:46,183.0,3.0,161.0</text:p>
      <text:p text:style-name="Preformatted_20_Text"><text:soft-page-break/>14154,04/11/2020,Tibet,Mainland China,2020-04-11 22:52:46,1.0,0.0,1.0</text:p>
      <text:p text:style-name="Preformatted_20_Text">14155,04/11/2020,Turks and Caicos Islands,UK,2020-04-11 22:52:46,8.0,1.0,0.0</text:p>
      <text:p text:style-name="Preformatted_20_Text">14156,04/11/2020,Utah,US,2020-04-11 22:52:46,2207.0,18.0,0.0</text:p>
      <text:p text:style-name="Preformatted_20_Text">14157,04/11/2020,Vermont,US,2020-04-11 22:52:46,711.0,25.0,0.0</text:p>
      <text:p text:style-name="Preformatted_20_Text">14158,04/11/2020,Victoria,Australia,2020-04-11 22:52:46,1265.0,14.0,926.0</text:p>
      <text:p text:style-name="Preformatted_20_Text">14159,04/11/2020,Virgin Islands,US,2020-04-11 22:52:46,51.0,1.0,0.0</text:p>
      <text:p text:style-name="Preformatted_20_Text">14160,04/11/2020,Virginia,US,2020-04-11 22:52:46,5077.0,130.0,0.0</text:p>
      <text:p text:style-name="Preformatted_20_Text">14161,04/11/2020,Washington,US,2020-04-11 22:52:46,10434.0,495.0,0.0</text:p>
      <text:p text:style-name="Preformatted_20_Text">14162,04/11/2020,West Virginia,US,2020-04-11 22:52:46,577.0,5.0,0.0</text:p>
      <text:p text:style-name="Preformatted_20_Text">14163,04/11/2020,Western Australia,Australia,2020-04-11 22:52:46,514.0,6.0,216.0</text:p>
      <text:p text:style-name="Preformatted_20_Text">14164,04/11/2020,Wisconsin,US,2020-04-11 22:52:46,3213.0,137.0,0.0</text:p>
      <text:p text:style-name="Preformatted_20_Text">14165,04/11/2020,Wyoming,US,2020-04-11 22:52:46,261.0,0.0,0.0</text:p>
      <text:p text:style-name="Preformatted_20_Text">14166,04/11/2020,Xinjiang,Mainland China,2020-04-11 22:52:46,76.0,3.0,73.0</text:p>
      <text:p text:style-name="Preformatted_20_Text">14167,04/11/2020,Yukon,Canada,2020-04-11 22:52:46,8.0,0.0,0.0</text:p>
      <text:p text:style-name="Preformatted_20_Text">14168,04/11/2020,Yunnan,Mainland China,2020-04-11 22:52:46,184.0,2.0,174.0</text:p>
      <text:p text:style-name="Preformatted_20_Text">14169,04/11/2020,Zhejiang,Mainland China,2020-04-11 22:52:46,1267.0,1.0,1236.0</text:p>
      <text:p text:style-name="Preformatted_20_Text">14170,04/12/2020,,Afghanistan,2020-04-12 23:25:00,607.0,18.0,32.0</text:p>
      <text:p text:style-name="Preformatted_20_Text">14171,04/12/2020,,Albania,2020-04-12 23:25:00,446.0,23.0,217.0</text:p>
      <text:p text:style-name="Preformatted_20_Text">14172,04/12/2020,,Algeria,2020-04-12 23:25:00,1914.0,293.0,591.0</text:p>
      <text:p text:style-name="Preformatted_20_Text">14173,04/12/2020,,Andorra,2020-04-12 23:25:00,638.0,29.0,128.0</text:p>
      <text:p text:style-name="Preformatted_20_Text">14174,04/12/2020,,Angola,2020-04-12 23:25:00,19.0,2.0,4.0</text:p>
      <text:p text:style-name="Preformatted_20_Text">14175,04/12/2020,,Antigua and Barbuda,2020-04-12 23:25:00,21.0,2.0,0.0</text:p>
      <text:p text:style-name="Preformatted_20_Text">14176,04/12/2020,,Argentina,2020-04-12 23:25:00,2142.0,90.0,468.0</text:p>
      <text:p text:style-name="Preformatted_20_Text">14177,04/12/2020,,Armenia,2020-04-12 23:25:00,1013.0,13.0,197.0</text:p>
      <text:p text:style-name="Preformatted_20_Text">14178,04/12/2020,,Austria,2020-04-12 23:25:00,13945.0,350.0,6987.0</text:p>
      <text:p text:style-name="Preformatted_20_Text">14179,04/12/2020,,Azerbaijan,2020-04-12 23:25:00,1098.0,11.0,250.0</text:p>
      <text:p text:style-name="Preformatted_20_Text">14180,04/12/2020,,Bahamas,2020-04-12 23:25:00,46.0,8.0,5.0</text:p>
      <text:p text:style-name="Preformatted_20_Text">14181,04/12/2020,,Bahrain,2020-04-12 23:25:00,1136.0,6.0,558.0</text:p>
      <text:p text:style-name="Preformatted_20_Text">14182,04/12/2020,,Bangladesh,2020-04-12 23:25:00,621.0,34.0,39.0</text:p>
      <text:p text:style-name="Preformatted_20_Text">14183,04/12/2020,,Barbados,2020-04-12 23:25:00,71.0,4.0,11.0</text:p>
      <text:p text:style-name="Preformatted_20_Text">14184,04/12/2020,,Belarus,2020-04-12 23:25:00,2578.0,26.0,203.0</text:p>
      <text:p text:style-name="Preformatted_20_Text">14185,04/12/2020,,Belgium,2020-04-12 23:25:00,29647.0,3600.0,6463.0</text:p>
      <text:p text:style-name="Preformatted_20_Text">14186,04/12/2020,,Belize,2020-04-12 23:25:00,14.0,2.0,0.0</text:p>
      <text:p text:style-name="Preformatted_20_Text">14187,04/12/2020,,Benin,2020-04-12 23:25:00,35.0,1.0,5.0</text:p>
      <text:p text:style-name="Preformatted_20_Text">14188,04/12/2020,,Bhutan,2020-04-12 23:25:00,5.0,0.0,2.0</text:p>
      <text:p text:style-name="Preformatted_20_Text">14189,04/12/2020,,Bolivia,2020-04-12 23:25:00,300.0,24.0,2.0</text:p>
      <text:p text:style-name="Preformatted_20_Text">14190,04/12/2020,,Bosnia and Herzegovina,2020-04-12 23:25:00,1009.0,39.0,193.0</text:p>
      <text:p text:style-name="Preformatted_20_Text">14191,04/12/2020,,Botswana,2020-04-12 23:25:00,13.0,1.0,0.0</text:p>
      <text:p text:style-name="Preformatted_20_Text">14192,04/12/2020,,Brazil,2020-04-12 23:25:00,22192.0,1223.0,173.0</text:p>
      <text:p text:style-name="Preformatted_20_Text">14193,04/12/2020,,Brunei,2020-04-12 23:25:00,136.0,1.0,106.0</text:p>
      <text:p text:style-name="Preformatted_20_Text">14194,04/12/2020,,Bulgaria,2020-04-12 23:25:00,675.0,29.0,68.0</text:p>
      <text:p text:style-name="Preformatted_20_Text">14195,04/12/2020,,Burkina Faso,2020-04-12 23:25:00,497.0,27.0,161.0</text:p>
      <text:p text:style-name="Preformatted_20_Text">14196,04/12/2020,,Burma,2020-04-12 23:25:00,41.0,4.0,2.0</text:p>
      <text:p text:style-name="Preformatted_20_Text">14197,04/12/2020,,Burundi,2020-04-12 23:25:00,5.0,0.0,0.0</text:p>
      <text:p text:style-name="Preformatted_20_Text">14198,04/12/2020,,Cabo Verde,2020-04-12 23:25:00,8.0,1.0,1.0</text:p>
      <text:p text:style-name="Preformatted_20_Text">14199,04/12/2020,,Cambodia,2020-04-12 23:25:00,122.0,0.0,77.0</text:p>
      <text:p text:style-name="Preformatted_20_Text">14200,04/12/2020,,Cameroon,2020-04-12 23:25:00,820.0,12.0,98.0</text:p>
      <text:p text:style-name="Preformatted_20_Text">14201,04/12/2020,,Central African Republic,2020-04-12 23:25:00,8.0,0.0,0.0</text:p>
      <text:p text:style-name="Preformatted_20_Text">14202,04/12/2020,,Chad,2020-04-12 23:25:00,18.0,0.0,2.0</text:p>
      <text:p text:style-name="Preformatted_20_Text">14203,04/12/2020,,Chile,2020-04-12 23:25:00,7213.0,80.0,2059.0</text:p>
      <text:p text:style-name="Preformatted_20_Text">14204,04/12/2020,,Colombia,2020-04-12 23:25:00,2776.0,109.0,270.0</text:p>
      <text:p text:style-name="Preformatted_20_Text">14205,04/12/2020,,Congo (Brazzaville),2020-04-12 23:25:00,60.0,5.0,5.0</text:p>
      <text:p text:style-name="Preformatted_20_Text">14206,04/12/2020,,Congo (Kinshasa),2020-04-12 23:25:00,234.0,20.0,16.0</text:p>
      <text:p text:style-name="Preformatted_20_Text">14207,04/12/2020,,Costa Rica,2020-04-12 23:25:00,595.0,3.0,56.0</text:p>
      <text:p text:style-name="Preformatted_20_Text">14208,04/12/2020,,Croatia,2020-04-12 23:25:00,1600.0,23.0,373.0</text:p>
      <text:p text:style-name="Preformatted_20_Text">14209,04/12/2020,,Cuba,2020-04-12 23:25:00,669.0,18.0,92.0</text:p>
      <text:p text:style-name="Preformatted_20_Text">14210,04/12/2020,,Cyprus,2020-04-12 23:25:00,633.0,11.0,65.0</text:p>
      <text:p text:style-name="Preformatted_20_Text">14211,04/12/2020,,Czech Republic,2020-04-12 23:25:00,5991.0,138.0,464.0</text:p>
      <text:p text:style-name="Preformatted_20_Text">14212,04/12/2020,,Denmark,2020-04-12 23:25:00,6174.0,273.0,2123.0</text:p>
      <text:p text:style-name="Preformatted_20_Text">14213,04/12/2020,,Diamond Princess,2020-04-12 23:25:00,712.0,11.0,619.0</text:p>
      <text:p text:style-name="Preformatted_20_Text">14214,04/12/2020,,Djibouti,2020-04-12 23:25:00,214.0,2.0,36.0</text:p>
      <text:p text:style-name="Preformatted_20_Text">14215,04/12/2020,,Dominica,2020-04-12 23:25:00,16.0,0.0,8.0</text:p>
      <text:p text:style-name="Preformatted_20_Text">14216,04/12/2020,,Dominican Republic,2020-04-12 23:25:00,2967.0,173.0,131.0</text:p>
      <text:p text:style-name="Preformatted_20_Text">14217,04/12/2020,,Ecuador,2020-04-12 23:25:00,7466.0,333.0,501.0</text:p>
      <text:p text:style-name="Preformatted_20_Text"><text:soft-page-break/>14218,04/12/2020,,Egypt,2020-04-12 23:25:00,2065.0,159.0,589.0</text:p>
      <text:p text:style-name="Preformatted_20_Text">14219,04/12/2020,,El Salvador,2020-04-12 23:25:00,125.0,6.0,21.0</text:p>
      <text:p text:style-name="Preformatted_20_Text">14220,04/12/2020,,Equatorial Guinea,2020-04-12 23:25:00,21.0,0.0,3.0</text:p>
      <text:p text:style-name="Preformatted_20_Text">14221,04/12/2020,,Eritrea,2020-04-12 23:25:00,34.0,0.0,0.0</text:p>
      <text:p text:style-name="Preformatted_20_Text">14222,04/12/2020,,Estonia,2020-04-12 23:25:00,1309.0,25.0,98.0</text:p>
      <text:p text:style-name="Preformatted_20_Text">14223,04/12/2020,,Eswatini,2020-04-12 23:25:00,14.0,0.0,7.0</text:p>
      <text:p text:style-name="Preformatted_20_Text">14224,04/12/2020,,Ethiopia,2020-04-12 23:25:00,71.0,3.0,10.0</text:p>
      <text:p text:style-name="Preformatted_20_Text">14225,04/12/2020,,Fiji,2020-04-12 23:25:00,16.0,0.0,0.0</text:p>
      <text:p text:style-name="Preformatted_20_Text">14226,04/12/2020,,Finland,2020-04-12 23:25:00,2974.0,56.0,300.0</text:p>
      <text:p text:style-name="Preformatted_20_Text">14227,04/12/2020,,France,2020-04-12 23:25:00,132591.0,14393.0,27186.0</text:p>
      <text:p text:style-name="Preformatted_20_Text">14228,04/12/2020,,Gabon,2020-04-12 23:25:00,49.0,1.0,1.0</text:p>
      <text:p text:style-name="Preformatted_20_Text">14229,04/12/2020,,Gambia,2020-04-12 23:25:00,9.0,1.0,2.0</text:p>
      <text:p text:style-name="Preformatted_20_Text">14230,04/12/2020,,Georgia,2020-04-12 23:25:00,257.0,3.0,67.0</text:p>
      <text:p text:style-name="Preformatted_20_Text">14231,04/12/2020,,Germany,2020-04-12 23:25:00,127854.0,3022.0,60300.0</text:p>
      <text:p text:style-name="Preformatted_20_Text">14232,04/12/2020,,Ghana,2020-04-12 23:25:00,566.0,8.0,4.0</text:p>
      <text:p text:style-name="Preformatted_20_Text">14233,04/12/2020,,Greece,2020-04-12 23:25:00,2114.0,98.0,269.0</text:p>
      <text:p text:style-name="Preformatted_20_Text">14234,04/12/2020,,Grenada,2020-04-12 23:25:00,14.0,0.0,0.0</text:p>
      <text:p text:style-name="Preformatted_20_Text">14235,04/12/2020,,Guatemala,2020-04-12 23:25:00,155.0,5.0,19.0</text:p>
      <text:p text:style-name="Preformatted_20_Text">14236,04/12/2020,,Guinea,2020-04-12 23:25:00,250.0,0.0,17.0</text:p>
      <text:p text:style-name="Preformatted_20_Text">14237,04/12/2020,,Guinea-Bissau,2020-04-12 23:25:00,38.0,0.0,0.0</text:p>
      <text:p text:style-name="Preformatted_20_Text">14238,04/12/2020,,Guyana,2020-04-12 23:25:00,45.0,6.0,8.0</text:p>
      <text:p text:style-name="Preformatted_20_Text">14239,04/12/2020,,Haiti,2020-04-12 23:25:00,33.0,3.0,0.0</text:p>
      <text:p text:style-name="Preformatted_20_Text">14240,04/12/2020,,Holy See,2020-04-12 23:25:00,8.0,0.0,2.0</text:p>
      <text:p text:style-name="Preformatted_20_Text">14241,04/12/2020,,Honduras,2020-04-12 23:25:00,393.0,25.0,7.0</text:p>
      <text:p text:style-name="Preformatted_20_Text">14242,04/12/2020,,Hungary,2020-04-12 23:25:00,1410.0,99.0,118.0</text:p>
      <text:p text:style-name="Preformatted_20_Text">14243,04/12/2020,,Iceland,2020-04-12 23:25:00,1701.0,8.0,889.0</text:p>
      <text:p text:style-name="Preformatted_20_Text">14244,04/12/2020,,India,2020-04-12 23:25:00,9205.0,331.0,1080.0</text:p>
      <text:p text:style-name="Preformatted_20_Text">14245,04/12/2020,,Indonesia,2020-04-12 23:25:00,4241.0,373.0,359.0</text:p>
      <text:p text:style-name="Preformatted_20_Text">14246,04/12/2020,,Iran,2020-04-12 23:25:00,71686.0,4474.0,43894.0</text:p>
      <text:p text:style-name="Preformatted_20_Text">14247,04/12/2020,,Iraq,2020-04-12 23:25:00,1352.0,76.0,640.0</text:p>
      <text:p text:style-name="Preformatted_20_Text">14248,04/12/2020,,Ireland,2020-04-12 23:25:00,9655.0,334.0,25.0</text:p>
      <text:p text:style-name="Preformatted_20_Text">14249,04/12/2020,,Israel,2020-04-12 23:25:00,11145.0,103.0,1627.0</text:p>
      <text:p text:style-name="Preformatted_20_Text">14250,04/12/2020,,Italy,2020-04-12 23:25:00,156363.0,19899.0,34211.0</text:p>
      <text:p text:style-name="Preformatted_20_Text">14251,04/12/2020,,Ivory Coast,2020-04-12 23:25:00,574.0,5.0,85.0</text:p>
      <text:p text:style-name="Preformatted_20_Text">14252,04/12/2020,,Jamaica,2020-04-12 23:25:00,69.0,4.0,13.0</text:p>
      <text:p text:style-name="Preformatted_20_Text">14253,04/12/2020,,Japan,2020-04-12 23:25:00,6748.0,108.0,762.0</text:p>
      <text:p text:style-name="Preformatted_20_Text">14254,04/12/2020,,Jordan,2020-04-12 23:25:00,389.0,7.0,201.0</text:p>
      <text:p text:style-name="Preformatted_20_Text">14255,04/12/2020,,Kazakhstan,2020-04-12 23:25:00,951.0,10.0,99.0</text:p>
      <text:p text:style-name="Preformatted_20_Text">14256,04/12/2020,,Kenya,2020-04-12 23:25:00,197.0,8.0,25.0</text:p>
      <text:p text:style-name="Preformatted_20_Text">14257,04/12/2020,,Kosovo,2020-04-12 23:25:00,283.0,7.0,58.0</text:p>
      <text:p text:style-name="Preformatted_20_Text">14258,04/12/2020,,Kuwait,2020-04-12 23:25:00,1234.0,1.0,142.0</text:p>
      <text:p text:style-name="Preformatted_20_Text">14259,04/12/2020,,Kyrgyzstan,2020-04-12 23:25:00,377.0,5.0,54.0</text:p>
      <text:p text:style-name="Preformatted_20_Text">14260,04/12/2020,,Laos,2020-04-12 23:25:00,19.0,0.0,0.0</text:p>
      <text:p text:style-name="Preformatted_20_Text">14261,04/12/2020,,Latvia,2020-04-12 23:25:00,651.0,5.0,16.0</text:p>
      <text:p text:style-name="Preformatted_20_Text">14262,04/12/2020,,Lebanon,2020-04-12 23:25:00,630.0,20.0,80.0</text:p>
      <text:p text:style-name="Preformatted_20_Text">14263,04/12/2020,,Liberia,2020-04-12 23:25:00,50.0,5.0,3.0</text:p>
      <text:p text:style-name="Preformatted_20_Text">14264,04/12/2020,,Libya,2020-04-12 23:25:00,25.0,1.0,9.0</text:p>
      <text:p text:style-name="Preformatted_20_Text">14265,04/12/2020,,Liechtenstein,2020-04-12 23:25:00,79.0,1.0,55.0</text:p>
      <text:p text:style-name="Preformatted_20_Text">14266,04/12/2020,,Lithuania,2020-04-12 23:25:00,1053.0,23.0,97.0</text:p>
      <text:p text:style-name="Preformatted_20_Text">14267,04/12/2020,,Luxembourg,2020-04-12 23:25:00,3281.0,66.0,500.0</text:p>
      <text:p text:style-name="Preformatted_20_Text">14268,04/12/2020,,MS Zaandam,2020-04-12 23:25:00,9.0,2.0,0.0</text:p>
      <text:p text:style-name="Preformatted_20_Text">14269,04/12/2020,,Madagascar,2020-04-12 23:25:00,106.0,0.0,20.0</text:p>
      <text:p text:style-name="Preformatted_20_Text">14270,04/12/2020,,Malawi,2020-04-12 23:25:00,13.0,2.0,0.0</text:p>
      <text:p text:style-name="Preformatted_20_Text">14271,04/12/2020,,Malaysia,2020-04-12 23:25:00,4683.0,76.0,2108.0</text:p>
      <text:p text:style-name="Preformatted_20_Text">14272,04/12/2020,,Maldives,2020-04-12 23:25:00,20.0,0.0,14.0</text:p>
      <text:p text:style-name="Preformatted_20_Text">14273,04/12/2020,,Mali,2020-04-12 23:25:00,105.0,9.0,22.0</text:p>
      <text:p text:style-name="Preformatted_20_Text">14274,04/12/2020,,Malta,2020-04-12 23:25:00,378.0,3.0,44.0</text:p>
      <text:p text:style-name="Preformatted_20_Text">14275,04/12/2020,,Mauritania,2020-04-12 23:25:00,7.0,1.0,2.0</text:p>
      <text:p text:style-name="Preformatted_20_Text">14276,04/12/2020,,Mauritius,2020-04-12 23:25:00,324.0,9.0,42.0</text:p>
      <text:p text:style-name="Preformatted_20_Text">14277,04/12/2020,,Mexico,2020-04-12 23:25:00,4219.0,273.0,1772.0</text:p>
      <text:p text:style-name="Preformatted_20_Text">14278,04/12/2020,,Moldova,2020-04-12 23:25:00,1662.0,31.0,94.0</text:p>
      <text:p text:style-name="Preformatted_20_Text">14279,04/12/2020,,Monaco,2020-04-12 23:25:00,93.0,1.0,6.0</text:p>
      <text:p text:style-name="Preformatted_20_Text">14280,04/12/2020,,Mongolia,2020-04-12 23:25:00,16.0,0.0,4.0</text:p>
      <text:p text:style-name="Preformatted_20_Text">14281,04/12/2020,,Montenegro,2020-04-12 23:25:00,272.0,3.0,5.0</text:p>
      <text:p text:style-name="Preformatted_20_Text"><text:soft-page-break/>14282,04/12/2020,,Morocco,2020-04-12 23:25:00,1661.0,118.0,177.0</text:p>
      <text:p text:style-name="Preformatted_20_Text">14283,04/12/2020,,Mozambique,2020-04-12 23:25:00,21.0,0.0,2.0</text:p>
      <text:p text:style-name="Preformatted_20_Text">14284,04/12/2020,,Namibia,2020-04-12 23:25:00,16.0,0.0,3.0</text:p>
      <text:p text:style-name="Preformatted_20_Text">14285,04/12/2020,,Nepal,2020-04-12 23:25:00,12.0,0.0,1.0</text:p>
      <text:p text:style-name="Preformatted_20_Text">14286,04/12/2020,,Netherlands,2020-04-12 23:25:00,25587.0,2737.0,250.0</text:p>
      <text:p text:style-name="Preformatted_20_Text">14287,04/12/2020,,New Zealand,2020-04-12 23:25:00,1330.0,4.0,471.0</text:p>
      <text:p text:style-name="Preformatted_20_Text">14288,04/12/2020,,Nicaragua,2020-04-12 23:25:00,9.0,1.0,4.0</text:p>
      <text:p text:style-name="Preformatted_20_Text">14289,04/12/2020,,Niger,2020-04-12 23:25:00,529.0,12.0,75.0</text:p>
      <text:p text:style-name="Preformatted_20_Text">14290,04/12/2020,,Nigeria,2020-04-12 23:25:00,323.0,10.0,85.0</text:p>
      <text:p text:style-name="Preformatted_20_Text">14291,04/12/2020,,North Macedonia,2020-04-12 23:25:00,828.0,34.0,41.0</text:p>
      <text:p text:style-name="Preformatted_20_Text">14292,04/12/2020,,Norway,2020-04-12 23:25:00,6525.0,128.0,32.0</text:p>
      <text:p text:style-name="Preformatted_20_Text">14293,04/12/2020,,Oman,2020-04-12 23:25:00,599.0,4.0,109.0</text:p>
      <text:p text:style-name="Preformatted_20_Text">14294,04/12/2020,,Pakistan,2020-04-12 23:25:00,5230.0,91.0,1028.0</text:p>
      <text:p text:style-name="Preformatted_20_Text">14295,04/12/2020,,Panama,2020-04-12 23:25:00,3234.0,79.0,23.0</text:p>
      <text:p text:style-name="Preformatted_20_Text">14296,04/12/2020,,Papua New Guinea,2020-04-12 23:25:00,2.0,0.0,0.0</text:p>
      <text:p text:style-name="Preformatted_20_Text">14297,04/12/2020,,Paraguay,2020-04-12 23:25:00,134.0,6.0,22.0</text:p>
      <text:p text:style-name="Preformatted_20_Text">14298,04/12/2020,,Peru,2020-04-12 23:25:00,7519.0,193.0,1798.0</text:p>
      <text:p text:style-name="Preformatted_20_Text">14299,04/12/2020,,Philippines,2020-04-12 23:25:00,4648.0,297.0,197.0</text:p>
      <text:p text:style-name="Preformatted_20_Text">14300,04/12/2020,,Poland,2020-04-12 23:25:00,6674.0,232.0,439.0</text:p>
      <text:p text:style-name="Preformatted_20_Text">14301,04/12/2020,,Portugal,2020-04-12 23:25:00,16585.0,504.0,277.0</text:p>
      <text:p text:style-name="Preformatted_20_Text">14302,04/12/2020,,Qatar,2020-04-12 23:25:00,2979.0,7.0,275.0</text:p>
      <text:p text:style-name="Preformatted_20_Text">14303,04/12/2020,,Romania,2020-04-12 23:25:00,6300.0,316.0,852.0</text:p>
      <text:p text:style-name="Preformatted_20_Text">14304,04/12/2020,,Russia,2020-04-12 23:25:00,15770.0,130.0,1291.0</text:p>
      <text:p text:style-name="Preformatted_20_Text">14305,04/12/2020,,Rwanda,2020-04-12 23:25:00,126.0,0.0,25.0</text:p>
      <text:p text:style-name="Preformatted_20_Text">14306,04/12/2020,,Saint Kitts and Nevis,2020-04-12 23:25:00,12.0,0.0,0.0</text:p>
      <text:p text:style-name="Preformatted_20_Text">14307,04/12/2020,,Saint Lucia,2020-04-12 23:25:00,15.0,0.0,4.0</text:p>
      <text:p text:style-name="Preformatted_20_Text">14308,04/12/2020,,Saint Vincent and the Grenadines,2020-04-12 23:25:00,12.0,0.0,1.0</text:p>
      <text:p text:style-name="Preformatted_20_Text">14309,04/12/2020,,San Marino,2020-04-12 23:25:00,356.0,35.0,53.0</text:p>
      <text:p text:style-name="Preformatted_20_Text">14310,04/12/2020,,Sao Tome and Principe,2020-04-12 23:25:00,4.0,0.0,0.0</text:p>
      <text:p text:style-name="Preformatted_20_Text">14311,04/12/2020,,Saudi Arabia,2020-04-12 23:25:00,4462.0,59.0,761.0</text:p>
      <text:p text:style-name="Preformatted_20_Text">14312,04/12/2020,,Senegal,2020-04-12 23:25:00,280.0,2.0,171.0</text:p>
      <text:p text:style-name="Preformatted_20_Text">14313,04/12/2020,,Serbia,2020-04-12 23:25:00,3630.0,80.0,0.0</text:p>
      <text:p text:style-name="Preformatted_20_Text">14314,04/12/2020,,Seychelles,2020-04-12 23:25:00,11.0,0.0,0.0</text:p>
      <text:p text:style-name="Preformatted_20_Text">14315,04/12/2020,,Sierra Leone,2020-04-12 23:25:00,10.0,0.0,0.0</text:p>
      <text:p text:style-name="Preformatted_20_Text">14316,04/12/2020,,Singapore,2020-04-12 23:25:00,2532.0,8.0,560.0</text:p>
      <text:p text:style-name="Preformatted_20_Text">14317,04/12/2020,,Slovakia,2020-04-12 23:25:00,742.0,2.0,23.0</text:p>
      <text:p text:style-name="Preformatted_20_Text">14318,04/12/2020,,Slovenia,2020-04-12 23:25:00,1205.0,53.0,150.0</text:p>
      <text:p text:style-name="Preformatted_20_Text">14319,04/12/2020,,Somalia,2020-04-12 23:25:00,25.0,1.0,2.0</text:p>
      <text:p text:style-name="Preformatted_20_Text">14320,04/12/2020,,South Africa,2020-04-12 23:25:00,2173.0,25.0,410.0</text:p>
      <text:p text:style-name="Preformatted_20_Text">14321,04/12/2020,,South Korea,2020-04-12 23:25:00,10512.0,214.0,7368.0</text:p>
      <text:p text:style-name="Preformatted_20_Text">14322,04/12/2020,,South Sudan,2020-04-12 23:25:00,4.0,0.0,0.0</text:p>
      <text:p text:style-name="Preformatted_20_Text">14323,04/12/2020,,Spain,2020-04-12 23:25:00,166831.0,17209.0,62391.0</text:p>
      <text:p text:style-name="Preformatted_20_Text">14324,04/12/2020,,Sri Lanka,2020-04-12 23:25:00,210.0,7.0,56.0</text:p>
      <text:p text:style-name="Preformatted_20_Text">14325,04/12/2020,,Sudan,2020-04-12 23:25:00,19.0,2.0,2.0</text:p>
      <text:p text:style-name="Preformatted_20_Text">14326,04/12/2020,,Suriname,2020-04-12 23:25:00,10.0,1.0,4.0</text:p>
      <text:p text:style-name="Preformatted_20_Text">14327,04/12/2020,,Sweden,2020-04-12 23:25:00,10483.0,899.0,381.0</text:p>
      <text:p text:style-name="Preformatted_20_Text">14328,04/12/2020,,Switzerland,2020-04-12 23:25:00,25415.0,1106.0,12700.0</text:p>
      <text:p text:style-name="Preformatted_20_Text">14329,04/12/2020,,Syria,2020-04-12 23:25:00,25.0,2.0,5.0</text:p>
      <text:p text:style-name="Preformatted_20_Text">14330,04/12/2020,,Taiwan,2020-04-12 23:25:00,388.0,6.0,109.0</text:p>
      <text:p text:style-name="Preformatted_20_Text">14331,04/12/2020,,Tanzania,2020-04-12 23:25:00,32.0,3.0,5.0</text:p>
      <text:p text:style-name="Preformatted_20_Text">14332,04/12/2020,,Thailand,2020-04-12 23:25:00,2551.0,38.0,1218.0</text:p>
      <text:p text:style-name="Preformatted_20_Text">14333,04/12/2020,,Timor-Leste,2020-04-12 23:25:00,2.0,0.0,1.0</text:p>
      <text:p text:style-name="Preformatted_20_Text">14334,04/12/2020,,Togo,2020-04-12 23:25:00,76.0,3.0,29.0</text:p>
      <text:p text:style-name="Preformatted_20_Text">14335,04/12/2020,,Trinidad and Tobago,2020-04-12 23:25:00,113.0,8.0,16.0</text:p>
      <text:p text:style-name="Preformatted_20_Text">14336,04/12/2020,,Tunisia,2020-04-12 23:25:00,707.0,31.0,43.0</text:p>
      <text:p text:style-name="Preformatted_20_Text">14337,04/12/2020,,Turkey,2020-04-12 23:25:00,56956.0,1198.0,3446.0</text:p>
      <text:p text:style-name="Preformatted_20_Text">14338,04/12/2020,,UK,2020-04-12 23:25:00,84279.0,10612.0,344.0</text:p>
      <text:p text:style-name="Preformatted_20_Text">14339,04/12/2020,,Uganda,2020-04-12 23:25:00,54.0,0.0,4.0</text:p>
      <text:p text:style-name="Preformatted_20_Text">14340,04/12/2020,,Ukraine,2020-04-12 23:25:00,2777.0,83.0,89.0</text:p>
      <text:p text:style-name="Preformatted_20_Text">14341,04/12/2020,,United Arab Emirates,2020-04-12 23:25:00,4123.0,22.0,680.0</text:p>
      <text:p text:style-name="Preformatted_20_Text">14342,04/12/2020,,Uruguay,2020-04-12 23:25:00,480.0,7.0,231.0</text:p>
      <text:p text:style-name="Preformatted_20_Text">14343,04/12/2020,,Uzbekistan,2020-04-12 23:25:00,865.0,4.0,66.0</text:p>
      <text:p text:style-name="Preformatted_20_Text">14344,04/12/2020,,Venezuela,2020-04-12 23:25:00,181.0,9.0,93.0</text:p>
      <text:p text:style-name="Preformatted_20_Text"><text:soft-page-break/>14345,04/12/2020,,Vietnam,2020-04-12 23:25:00,262.0,0.0,144.0</text:p>
      <text:p text:style-name="Preformatted_20_Text">14346,04/12/2020,,West Bank and Gaza,2020-04-12 23:25:00,290.0,2.0,58.0</text:p>
      <text:p text:style-name="Preformatted_20_Text">14347,04/12/2020,,Western Sahara,2020-04-12 23:25:00,6.0,0.0,0.0</text:p>
      <text:p text:style-name="Preformatted_20_Text">14348,04/12/2020,,Yemen,2020-04-12 23:25:00,1.0,0.0,0.0</text:p>
      <text:p text:style-name="Preformatted_20_Text">14349,04/12/2020,,Zambia,2020-04-12 23:25:00,43.0,2.0,30.0</text:p>
      <text:p text:style-name="Preformatted_20_Text">14350,04/12/2020,,Zimbabwe,2020-04-12 23:25:00,14.0,3.0,0.0</text:p>
      <text:p text:style-name="Preformatted_20_Text">14351,04/12/2020,Alabama,US,2020-04-12 23:25:00,3563.0,93.0,0.0</text:p>
      <text:p text:style-name="Preformatted_20_Text">14352,04/12/2020,Alaska,US,2020-04-12 23:25:00,272.0,8.0,0.0</text:p>
      <text:p text:style-name="Preformatted_20_Text">14353,04/12/2020,Alberta,Canada,2020-04-12 23:25:00,1567.0,40.0,0.0</text:p>
      <text:p text:style-name="Preformatted_20_Text">14354,04/12/2020,Anguilla,UK,2020-04-12 23:25:00,3.0,0.0,0.0</text:p>
      <text:p text:style-name="Preformatted_20_Text">14355,04/12/2020,Anhui,Mainland China,2020-04-12 23:25:00,991.0,6.0,984.0</text:p>
      <text:p text:style-name="Preformatted_20_Text">14356,04/12/2020,Arizona,US,2020-04-12 23:25:00,3542.0,115.0,0.0</text:p>
      <text:p text:style-name="Preformatted_20_Text">14357,04/12/2020,Arkansas,US,2020-04-12 23:25:00,1280.0,27.0,0.0</text:p>
      <text:p text:style-name="Preformatted_20_Text">14358,04/12/2020,Aruba,Netherlands,2020-04-12 23:25:00,92.0,0.0,32.0</text:p>
      <text:p text:style-name="Preformatted_20_Text">14359,04/12/2020,Australian Capital Territory,Australia,2020-04-12 23:25:00,103.0,2.0,59.0</text:p>
      <text:p text:style-name="Preformatted_20_Text">14360,04/12/2020,Beijing,Mainland China,2020-04-12 23:25:00,589.0,8.0,479.0</text:p>
      <text:p text:style-name="Preformatted_20_Text">14361,04/12/2020,Bermuda,UK,2020-04-12 23:25:00,57.0,4.0,29.0</text:p>
      <text:p text:style-name="Preformatted_20_Text">14362,04/12/2020,"Bonaire, Sint Eustatius and Saba",Netherlands,2020-04-12 23:25:00,3.0,0.0,0.0</text:p>
      <text:p text:style-name="Preformatted_20_Text">14363,04/12/2020,British Columbia,Canada,2020-04-12 23:25:00,1445.0,58.0,0.0</text:p>
      <text:p text:style-name="Preformatted_20_Text">14364,04/12/2020,British Virgin Islands,UK,2020-04-12 23:25:00,3.0,0.0,2.0</text:p>
      <text:p text:style-name="Preformatted_20_Text">14365,04/12/2020,California,US,2020-04-12 23:25:00,22795.0,640.0,0.0</text:p>
      <text:p text:style-name="Preformatted_20_Text">14366,04/12/2020,Cayman Islands,UK,2020-04-12 23:25:00,53.0,1.0,6.0</text:p>
      <text:p text:style-name="Preformatted_20_Text">14367,04/12/2020,Channel Islands,UK,2020-04-12 23:25:00,431.0,9.0,48.0</text:p>
      <text:p text:style-name="Preformatted_20_Text">14368,04/12/2020,Chongqing,Mainland China,2020-04-12 23:25:00,579.0,6.0,570.0</text:p>
      <text:p text:style-name="Preformatted_20_Text">14369,04/12/2020,Colorado,US,2020-04-12 23:25:00,7307.0,289.0,0.0</text:p>
      <text:p text:style-name="Preformatted_20_Text">14370,04/12/2020,Connecticut,US,2020-04-12 23:25:00,12035.0,554.0,0.0</text:p>
      <text:p text:style-name="Preformatted_20_Text">14371,04/12/2020,Curacao,Netherlands,2020-04-12 23:25:00,14.0,1.0,8.0</text:p>
      <text:p text:style-name="Preformatted_20_Text">14372,04/12/2020,Delaware,US,2020-04-12 23:25:00,1625.0,35.0,0.0</text:p>
      <text:p text:style-name="Preformatted_20_Text">14373,04/12/2020,Diamond Princess cruise ship,US,2020-04-12 23:25:00,49.0,0.0,0.0</text:p>
      <text:p text:style-name="Preformatted_20_Text">14374,04/12/2020,District of Columbia,US,2020-04-12 23:25:00,1875.0,50.0,0.0</text:p>
      <text:p text:style-name="Preformatted_20_Text">14375,04/12/2020,Falkland Islands (Malvinas),UK,2020-04-12 23:25:00,5.0,0.0,1.0</text:p>
      <text:p text:style-name="Preformatted_20_Text">14376,04/12/2020,Faroe Islands,Denmark,2020-04-12 23:25:00,184.0,0.0,157.0</text:p>
      <text:p text:style-name="Preformatted_20_Text">14377,04/12/2020,Florida,US,2020-04-12 23:25:00,19895.0,461.0,0.0</text:p>
      <text:p text:style-name="Preformatted_20_Text">14378,04/12/2020,French Guiana,France,2020-04-12 23:25:00,86.0,0.0,51.0</text:p>
      <text:p text:style-name="Preformatted_20_Text">14379,04/12/2020,French Polynesia,France,2020-04-12 23:25:00,53.0,0.0,0.0</text:p>
      <text:p text:style-name="Preformatted_20_Text">14380,04/12/2020,Fujian,Mainland China,2020-04-12 23:25:00,352.0,1.0,321.0</text:p>
      <text:p text:style-name="Preformatted_20_Text">14381,04/12/2020,Gansu,Mainland China,2020-04-12 23:25:00,139.0,2.0,135.0</text:p>
      <text:p text:style-name="Preformatted_20_Text">14382,04/12/2020,Georgia,US,2020-04-12 23:25:00,12452.0,433.0,0.0</text:p>
      <text:p text:style-name="Preformatted_20_Text">14383,04/12/2020,Gibraltar,UK,2020-04-12 23:25:00,129.0,0.0,84.0</text:p>
      <text:p text:style-name="Preformatted_20_Text">14384,04/12/2020,Grand Princess,Canada,2020-04-12 23:25:00,13.0,0.0,0.0</text:p>
      <text:p text:style-name="Preformatted_20_Text">14385,04/12/2020,Grand Princess,US,2020-04-12 23:25:00,103.0,0.0,0.0</text:p>
      <text:p text:style-name="Preformatted_20_Text">14386,04/12/2020,Greenland,Denmark,2020-04-12 23:25:00,11.0,0.0,11.0</text:p>
      <text:p text:style-name="Preformatted_20_Text">14387,04/12/2020,Guadeloupe,France,2020-04-12 23:25:00,143.0,8.0,67.0</text:p>
      <text:p text:style-name="Preformatted_20_Text">14388,04/12/2020,Guam,US,2020-04-12 23:25:00,133.0,5.0,0.0</text:p>
      <text:p text:style-name="Preformatted_20_Text">14389,04/12/2020,Guangdong,Mainland China,2020-04-12 23:25:00,1552.0,8.0,1443.0</text:p>
      <text:p text:style-name="Preformatted_20_Text">14390,04/12/2020,Guangxi,Mainland China,2020-04-12 23:25:00,254.0,2.0,252.0</text:p>
      <text:p text:style-name="Preformatted_20_Text">14391,04/12/2020,Guizhou,Mainland China,2020-04-12 23:25:00,146.0,2.0,144.0</text:p>
      <text:p text:style-name="Preformatted_20_Text">14392,04/12/2020,Hainan,Mainland China,2020-04-12 23:25:00,168.0,6.0,162.0</text:p>
      <text:p text:style-name="Preformatted_20_Text">14393,04/12/2020,Hawaii,US,2020-04-12 23:25:00,499.0,9.0,0.0</text:p>
      <text:p text:style-name="Preformatted_20_Text">14394,04/12/2020,Hebei,Mainland China,2020-04-12 23:25:00,327.0,6.0,313.0</text:p>
      <text:p text:style-name="Preformatted_20_Text">14395,04/12/2020,Heilongjiang,Mainland China,2020-04-12 23:25:00,684.0,13.0,470.0</text:p>
      <text:p text:style-name="Preformatted_20_Text">14396,04/12/2020,Henan,Mainland China,2020-04-12 23:25:00,1276.0,22.0,1253.0</text:p>
      <text:p text:style-name="Preformatted_20_Text">14397,04/12/2020,Hong Kong,Hong Kong,2020-04-12 23:25:00,1004.0,4.0,360.0</text:p>
      <text:p text:style-name="Preformatted_20_Text">14398,04/12/2020,Hubei,Mainland China,2020-04-12 23:25:00,67803.0,3219.0,64281.0</text:p>
      <text:p text:style-name="Preformatted_20_Text">14399,04/12/2020,Hunan,Mainland China,2020-04-12 23:25:00,1019.0,4.0,1014.0</text:p>
      <text:p text:style-name="Preformatted_20_Text">14400,04/12/2020,Idaho,US,2020-04-12 23:25:00,1407.0,27.0,0.0</text:p>
      <text:p text:style-name="Preformatted_20_Text">14401,04/12/2020,Illinois,US,2020-04-12 23:25:00,20852.0,720.0,0.0</text:p>
      <text:p text:style-name="Preformatted_20_Text">14402,04/12/2020,Indiana,US,2020-04-12 23:25:00,7928.0,343.0,0.0</text:p>
      <text:p text:style-name="Preformatted_20_Text">14403,04/12/2020,Inner Mongolia,Mainland China,2020-04-12 23:25:00,189.0,1.0,83.0</text:p>
      <text:p text:style-name="Preformatted_20_Text"><text:soft-page-break/>14404,04/12/2020,Iowa,US,2020-04-12 23:25:00,1587.0,41.0,0.0</text:p>
      <text:p text:style-name="Preformatted_20_Text">14405,04/12/2020,Isle of Man,UK,2020-04-12 23:25:00,228.0,2.0,112.0</text:p>
      <text:p text:style-name="Preformatted_20_Text">14406,04/12/2020,Jiangsu,Mainland China,2020-04-12 23:25:00,653.0,0.0,638.0</text:p>
      <text:p text:style-name="Preformatted_20_Text">14407,04/12/2020,Jiangxi,Mainland China,2020-04-12 23:25:00,937.0,1.0,936.0</text:p>
      <text:p text:style-name="Preformatted_20_Text">14408,04/12/2020,Jilin,Mainland China,2020-04-12 23:25:00,99.0,1.0,96.0</text:p>
      <text:p text:style-name="Preformatted_20_Text">14409,04/12/2020,Kansas,US,2020-04-12 23:25:00,1344.0,56.0,0.0</text:p>
      <text:p text:style-name="Preformatted_20_Text">14410,04/12/2020,Kentucky,US,2020-04-12 23:25:00,1963.0,97.0,0.0</text:p>
      <text:p text:style-name="Preformatted_20_Text">14411,04/12/2020,Liaoning,Mainland China,2020-04-12 23:25:00,145.0,2.0,136.0</text:p>
      <text:p text:style-name="Preformatted_20_Text">14412,04/12/2020,Louisiana,US,2020-04-12 23:25:00,20595.0,840.0,0.0</text:p>
      <text:p text:style-name="Preformatted_20_Text">14413,04/12/2020,Macau,Macau,2020-04-12 23:25:00,45.0,0.0,13.0</text:p>
      <text:p text:style-name="Preformatted_20_Text">14414,04/12/2020,Maine,US,2020-04-12 23:25:00,633.0,19.0,0.0</text:p>
      <text:p text:style-name="Preformatted_20_Text">14415,04/12/2020,Manitoba,Canada,2020-04-12 23:25:00,242.0,4.0,0.0</text:p>
      <text:p text:style-name="Preformatted_20_Text">14416,04/12/2020,Martinique,France,2020-04-12 23:25:00,155.0,6.0,50.0</text:p>
      <text:p text:style-name="Preformatted_20_Text">14417,04/12/2020,Maryland,US,2020-04-12 23:25:00,8225.0,236.0,0.0</text:p>
      <text:p text:style-name="Preformatted_20_Text">14418,04/12/2020,Massachusetts,US,2020-04-12 23:25:00,25475.0,756.0,0.0</text:p>
      <text:p text:style-name="Preformatted_20_Text">14419,04/12/2020,Mayotte,France,2020-04-12 23:25:00,196.0,3.0,59.0</text:p>
      <text:p text:style-name="Preformatted_20_Text">14420,04/12/2020,Michigan,US,2020-04-12 23:25:00,24244.0,1479.0,0.0</text:p>
      <text:p text:style-name="Preformatted_20_Text">14421,04/12/2020,Minnesota,US,2020-04-12 23:25:00,1621.0,70.0,0.0</text:p>
      <text:p text:style-name="Preformatted_20_Text">14422,04/12/2020,Mississippi,US,2020-04-12 23:25:00,2781.0,96.0,0.0</text:p>
      <text:p text:style-name="Preformatted_20_Text">14423,04/12/2020,Missouri,US,2020-04-12 23:25:00,4269.0,118.0,0.0</text:p>
      <text:p text:style-name="Preformatted_20_Text">14424,04/12/2020,Montana,US,2020-04-12 23:25:00,387.0,6.0,0.0</text:p>
      <text:p text:style-name="Preformatted_20_Text">14425,04/12/2020,Montserrat,UK,2020-04-12 23:25:00,9.0,0.0,0.0</text:p>
      <text:p text:style-name="Preformatted_20_Text">14426,04/12/2020,Nebraska,US,2020-04-12 23:25:00,791.0,17.0,0.0</text:p>
      <text:p text:style-name="Preformatted_20_Text">14427,04/12/2020,Nevada,US,2020-04-12 23:25:00,2836.0,112.0,0.0</text:p>
      <text:p text:style-name="Preformatted_20_Text">14428,04/12/2020,New Brunswick,Canada,2020-04-12 23:25:00,114.0,0.0,0.0</text:p>
      <text:p text:style-name="Preformatted_20_Text">14429,04/12/2020,New Caledonia,France,2020-04-12 23:25:00,18.0,0.0,1.0</text:p>
      <text:p text:style-name="Preformatted_20_Text">14430,04/12/2020,New Hampshire,US,2020-04-12 23:25:00,929.0,23.0,0.0</text:p>
      <text:p text:style-name="Preformatted_20_Text">14431,04/12/2020,New Jersey,US,2020-04-12 23:25:00,61850.0,2350.0,0.0</text:p>
      <text:p text:style-name="Preformatted_20_Text">14432,04/12/2020,New Mexico,US,2020-04-12 23:25:00,1245.0,26.0,0.0</text:p>
      <text:p text:style-name="Preformatted_20_Text">14433,04/12/2020,New South Wales,Australia,2020-04-12 23:25:00,2857.0,24.0,4.0</text:p>
      <text:p text:style-name="Preformatted_20_Text">14434,04/12/2020,New York,US,2020-04-12 23:25:00,189033.0,9385.0,0.0</text:p>
      <text:p text:style-name="Preformatted_20_Text">14435,04/12/2020,Newfoundland and Labrador,Canada,2020-04-12 23:25:00,242.0,3.0,0.0</text:p>
      <text:p text:style-name="Preformatted_20_Text">14436,04/12/2020,Ningxia,Mainland China,2020-04-12 23:25:00,75.0,0.0,75.0</text:p>
      <text:p text:style-name="Preformatted_20_Text">14437,04/12/2020,North Carolina,US,2020-04-12 23:25:00,4570.0,89.0,0.0</text:p>
      <text:p text:style-name="Preformatted_20_Text">14438,04/12/2020,North Dakota,US,2020-04-12 23:25:00,308.0,7.0,0.0</text:p>
      <text:p text:style-name="Preformatted_20_Text">14439,04/12/2020,Northern Mariana Islands,US,2020-04-12 23:25:00,11.0,2.0,0.0</text:p>
      <text:p text:style-name="Preformatted_20_Text">14440,04/12/2020,Northern Territory,Australia,2020-04-12 23:25:00,28.0,0.0,2.0</text:p>
      <text:p text:style-name="Preformatted_20_Text">14441,04/12/2020,Northwest Territories,Canada,2020-04-12 23:25:00,5.0,0.0,0.0</text:p>
      <text:p text:style-name="Preformatted_20_Text">14442,04/12/2020,Nova Scotia,Canada,2020-04-12 23:25:00,445.0,2.0,0.0</text:p>
      <text:p text:style-name="Preformatted_20_Text">14443,04/12/2020,Ohio,US,2020-04-12 23:25:00,6604.0,253.0,0.0</text:p>
      <text:p text:style-name="Preformatted_20_Text">14444,04/12/2020,Oklahoma,US,2020-04-12 23:25:00,1970.0,96.0,0.0</text:p>
      <text:p text:style-name="Preformatted_20_Text">14445,04/12/2020,Ontario,Canada,2020-04-12 23:25:00,7049.0,274.0,0.0</text:p>
      <text:p text:style-name="Preformatted_20_Text">14446,04/12/2020,Oregon,US,2020-04-12 23:25:00,1527.0,52.0,0.0</text:p>
      <text:p text:style-name="Preformatted_20_Text">14447,04/12/2020,Pennsylvania,US,2020-04-12 23:25:00,22938.0,557.0,0.0</text:p>
      <text:p text:style-name="Preformatted_20_Text">14448,04/12/2020,Prince Edward Island,Canada,2020-04-12 23:25:00,25.0,0.0,0.0</text:p>
      <text:p text:style-name="Preformatted_20_Text">14449,04/12/2020,Puerto Rico,US,2020-04-12 23:25:00,897.0,44.0,0.0</text:p>
      <text:p text:style-name="Preformatted_20_Text">14450,04/12/2020,Qinghai,Mainland China,2020-04-12 23:25:00,18.0,0.0,18.0</text:p>
      <text:p text:style-name="Preformatted_20_Text">14451,04/12/2020,Quebec,Canada,2020-04-12 23:25:00,12846.0,328.0,0.0</text:p>
      <text:p text:style-name="Preformatted_20_Text">14452,04/12/2020,Queensland,Australia,2020-04-12 23:25:00,983.0,5.0,372.0</text:p>
      <text:p text:style-name="Preformatted_20_Text">14453,04/12/2020,Recovered,Canada,2020-04-12 23:25:00,0.0,0.0,7123.0</text:p>
      <text:p text:style-name="Preformatted_20_Text">14454,04/12/2020,Recovered,US,2020-04-12 23:25:00,0.0,0.0,32988.0</text:p>
      <text:p text:style-name="Preformatted_20_Text">14455,04/12/2020,Reunion,France,2020-04-12 23:25:00,389.0,0.0,40.0</text:p>
      <text:p text:style-name="Preformatted_20_Text">14456,04/12/2020,Rhode Island,US,2020-04-12 23:25:00,2665.0,63.0,0.0</text:p>
      <text:p text:style-name="Preformatted_20_Text">14457,04/12/2020,Saint Barthelemy,France,2020-04-12 23:25:00,6.0,0.0,4.0</text:p>
      <text:p text:style-name="Preformatted_20_Text">14458,04/12/2020,Saint Pierre and Miquelon,France,2020-04-12 23:25:00,1.0,0.0,0.0</text:p>
      <text:p text:style-name="Preformatted_20_Text">14459,04/12/2020,Saskatchewan,Canada,2020-04-12 23:25:00,298.0,4.0,0.0</text:p>
      <text:p text:style-name="Preformatted_20_Text">14460,04/12/2020,Shaanxi,Mainland China,2020-04-12 23:25:00,256.0,3.0,248.0</text:p>
      <text:p text:style-name="Preformatted_20_Text">14461,04/12/2020,Shandong,Mainland China,2020-04-12 23:25:00,784.0,7.0,757.0</text:p>
      <text:p text:style-name="Preformatted_20_Text">14462,04/12/2020,Shanghai,Mainland China,2020-04-12 23:25:00,607.0,7.0,446.0</text:p>
      <text:p text:style-name="Preformatted_20_Text">14463,04/12/2020,Shanxi,Mainland China,2020-04-12 23:25:00,172.0,0.0,135.0</text:p>
      <text:p text:style-name="Preformatted_20_Text">14464,04/12/2020,Sichuan,Mainland China,2020-04-12 23:25:00,560.0,3.0,547.0</text:p>
      <text:p text:style-name="Preformatted_20_Text">14465,04/12/2020,Sint Maarten,Netherlands,2020-04-12 23:25:00,50.0,9.0,5.0</text:p>
      <text:p text:style-name="Preformatted_20_Text"><text:soft-page-break/>14466,04/12/2020,South Australia,Australia,2020-04-12 23:25:00,429.0,4.0,179.0</text:p>
      <text:p text:style-name="Preformatted_20_Text">14467,04/12/2020,South Carolina,US,2020-04-12 23:25:00,3320.0,82.0,0.0</text:p>
      <text:p text:style-name="Preformatted_20_Text">14468,04/12/2020,South Dakota,US,2020-04-12 23:25:00,730.0,6.0,0.0</text:p>
      <text:p text:style-name="Preformatted_20_Text">14469,04/12/2020,St Martin,France,2020-04-12 23:25:00,32.0,2.0,11.0</text:p>
      <text:p text:style-name="Preformatted_20_Text">14470,04/12/2020,Tasmania,Australia,2020-04-12 23:25:00,133.0,5.0,48.0</text:p>
      <text:p text:style-name="Preformatted_20_Text">14471,04/12/2020,Tennessee,US,2020-04-12 23:25:00,5508.0,106.0,0.0</text:p>
      <text:p text:style-name="Preformatted_20_Text">14472,04/12/2020,Texas,US,2020-04-12 23:25:00,13677.0,283.0,0.0</text:p>
      <text:p text:style-name="Preformatted_20_Text">14473,04/12/2020,Tianjin,Mainland China,2020-04-12 23:25:00,183.0,3.0,161.0</text:p>
      <text:p text:style-name="Preformatted_20_Text">14474,04/12/2020,Tibet,Mainland China,2020-04-12 23:25:00,1.0,0.0,1.0</text:p>
      <text:p text:style-name="Preformatted_20_Text">14475,04/12/2020,Turks and Caicos Islands,UK,2020-04-12 23:25:00,9.0,1.0,0.0</text:p>
      <text:p text:style-name="Preformatted_20_Text">14476,04/12/2020,Utah,US,2020-04-12 23:25:00,2303.0,18.0,0.0</text:p>
      <text:p text:style-name="Preformatted_20_Text">14477,04/12/2020,Vermont,US,2020-04-12 23:25:00,727.0,27.0,0.0</text:p>
      <text:p text:style-name="Preformatted_20_Text">14478,04/12/2020,Victoria,Australia,2020-04-12 23:25:00,1268.0,14.0,926.0</text:p>
      <text:p text:style-name="Preformatted_20_Text">14479,04/12/2020,Virgin Islands,US,2020-04-12 23:25:00,51.0,1.0,0.0</text:p>
      <text:p text:style-name="Preformatted_20_Text">14480,04/12/2020,Virginia,US,2020-04-12 23:25:00,5274.0,141.0,0.0</text:p>
      <text:p text:style-name="Preformatted_20_Text">14481,04/12/2020,Washington,US,2020-04-12 23:25:00,10609.0,506.0,0.0</text:p>
      <text:p text:style-name="Preformatted_20_Text">14482,04/12/2020,West Virginia,US,2020-04-12 23:25:00,593.0,6.0,0.0</text:p>
      <text:p text:style-name="Preformatted_20_Text">14483,04/12/2020,Western Australia,Australia,2020-04-12 23:25:00,514.0,6.0,216.0</text:p>
      <text:p text:style-name="Preformatted_20_Text">14484,04/12/2020,Wisconsin,US,2020-04-12 23:25:00,3341.0,144.0,0.0</text:p>
      <text:p text:style-name="Preformatted_20_Text">14485,04/12/2020,Wyoming,US,2020-04-12 23:25:00,270.0,0.0,0.0</text:p>
      <text:p text:style-name="Preformatted_20_Text">14486,04/12/2020,Xinjiang,Mainland China,2020-04-12 23:25:00,76.0,3.0,73.0</text:p>
      <text:p text:style-name="Preformatted_20_Text">14487,04/12/2020,Yukon,Canada,2020-04-12 23:25:00,8.0,0.0,0.0</text:p>
      <text:p text:style-name="Preformatted_20_Text">14488,04/12/2020,Yunnan,Mainland China,2020-04-12 23:25:00,184.0,2.0,174.0</text:p>
      <text:p text:style-name="Preformatted_20_Text">14489,04/12/2020,Zhejiang,Mainland China,2020-04-12 23:25:00,1267.0,1.0,1238.0</text:p>
      <text:p text:style-name="Preformatted_20_Text">14490,04/13/2020,,Afghanistan,2020-04-13 23:15:42,665.0,21.0,32.0</text:p>
      <text:p text:style-name="Preformatted_20_Text">14491,04/13/2020,,Albania,2020-04-13 23:15:42,467.0,23.0,232.0</text:p>
      <text:p text:style-name="Preformatted_20_Text">14492,04/13/2020,,Algeria,2020-04-13 23:15:42,1983.0,313.0,601.0</text:p>
      <text:p text:style-name="Preformatted_20_Text">14493,04/13/2020,,Andorra,2020-04-13 23:15:42,646.0,29.0,128.0</text:p>
      <text:p text:style-name="Preformatted_20_Text">14494,04/13/2020,,Angola,2020-04-13 23:15:42,19.0,2.0,4.0</text:p>
      <text:p text:style-name="Preformatted_20_Text">14495,04/13/2020,,Antigua and Barbuda,2020-04-13 23:15:42,23.0,2.0,0.0</text:p>
      <text:p text:style-name="Preformatted_20_Text">14496,04/13/2020,,Argentina,2020-04-13 23:15:42,2208.0,97.0,515.0</text:p>
      <text:p text:style-name="Preformatted_20_Text">14497,04/13/2020,,Armenia,2020-04-13 23:15:42,1039.0,14.0,211.0</text:p>
      <text:p text:style-name="Preformatted_20_Text">14498,04/13/2020,,Austria,2020-04-13 23:15:42,14041.0,368.0,7343.0</text:p>
      <text:p text:style-name="Preformatted_20_Text">14499,04/13/2020,,Azerbaijan,2020-04-13 23:15:42,1148.0,12.0,289.0</text:p>
      <text:p text:style-name="Preformatted_20_Text">14500,04/13/2020,,Bahamas,2020-04-13 23:15:42,47.0,8.0,6.0</text:p>
      <text:p text:style-name="Preformatted_20_Text">14501,04/13/2020,,Bahrain,2020-04-13 23:15:42,1361.0,6.0,591.0</text:p>
      <text:p text:style-name="Preformatted_20_Text">14502,04/13/2020,,Bangladesh,2020-04-13 23:15:42,803.0,39.0,42.0</text:p>
      <text:p text:style-name="Preformatted_20_Text">14503,04/13/2020,,Barbados,2020-04-13 23:15:42,72.0,4.0,13.0</text:p>
      <text:p text:style-name="Preformatted_20_Text">14504,04/13/2020,,Belarus,2020-04-13 23:15:42,2919.0,29.0,203.0</text:p>
      <text:p text:style-name="Preformatted_20_Text">14505,04/13/2020,,Belgium,2020-04-13 23:15:42,30589.0,3903.0,6707.0</text:p>
      <text:p text:style-name="Preformatted_20_Text">14506,04/13/2020,,Belize,2020-04-13 23:15:42,18.0,2.0,0.0</text:p>
      <text:p text:style-name="Preformatted_20_Text">14507,04/13/2020,,Benin,2020-04-13 23:15:42,35.0,1.0,5.0</text:p>
      <text:p text:style-name="Preformatted_20_Text">14508,04/13/2020,,Bhutan,2020-04-13 23:15:42,5.0,0.0,2.0</text:p>
      <text:p text:style-name="Preformatted_20_Text">14509,04/13/2020,,Bolivia,2020-04-13 23:15:42,330.0,27.0,2.0</text:p>
      <text:p text:style-name="Preformatted_20_Text">14510,04/13/2020,,Bosnia and Herzegovina,2020-04-13 23:15:42,1037.0,39.0,206.0</text:p>
      <text:p text:style-name="Preformatted_20_Text">14511,04/13/2020,,Botswana,2020-04-13 23:15:42,13.0,1.0,0.0</text:p>
      <text:p text:style-name="Preformatted_20_Text">14512,04/13/2020,,Brazil,2020-04-13 23:15:42,23430.0,1328.0,173.0</text:p>
      <text:p text:style-name="Preformatted_20_Text">14513,04/13/2020,,Brunei,2020-04-13 23:15:42,136.0,1.0,107.0</text:p>
      <text:p text:style-name="Preformatted_20_Text">14514,04/13/2020,,Bulgaria,2020-04-13 23:15:42,685.0,32.0,71.0</text:p>
      <text:p text:style-name="Preformatted_20_Text">14515,04/13/2020,,Burkina Faso,2020-04-13 23:15:42,497.0,27.0,161.0</text:p>
      <text:p text:style-name="Preformatted_20_Text">14516,04/13/2020,,Burma,2020-04-13 23:15:42,62.0,4.0,2.0</text:p>
      <text:p text:style-name="Preformatted_20_Text">14517,04/13/2020,,Burundi,2020-04-13 23:15:42,5.0,1.0,0.0</text:p>
      <text:p text:style-name="Preformatted_20_Text">14518,04/13/2020,,Cabo Verde,2020-04-13 23:15:42,10.0,1.0,1.0</text:p>
      <text:p text:style-name="Preformatted_20_Text">14519,04/13/2020,,Cambodia,2020-04-13 23:15:42,122.0,0.0,77.0</text:p>
      <text:p text:style-name="Preformatted_20_Text">14520,04/13/2020,,Cameroon,2020-04-13 23:15:42,820.0,12.0,98.0</text:p>
      <text:p text:style-name="Preformatted_20_Text">14521,04/13/2020,,Central African Republic,2020-04-13 23:15:42,11.0,0.0,3.0</text:p>
      <text:p text:style-name="Preformatted_20_Text">14522,04/13/2020,,Chad,2020-04-13 23:15:42,23.0,0.0,2.0</text:p>
      <text:p text:style-name="Preformatted_20_Text">14523,04/13/2020,,Chile,2020-04-13 23:15:42,7525.0,82.0,2367.0</text:p>
      <text:p text:style-name="Preformatted_20_Text">14524,04/13/2020,,Colombia,2020-04-13 23:15:42,2852.0,112.0,319.0</text:p>
      <text:p text:style-name="Preformatted_20_Text">14525,04/13/2020,,Congo (Brazzaville),2020-04-13 23:15:42,60.0,5.0,5.0</text:p>
      <text:p text:style-name="Preformatted_20_Text">14526,04/13/2020,,Congo (Kinshasa),2020-04-13 23:15:42,235.0,20.0,17.0</text:p>
      <text:p text:style-name="Preformatted_20_Text">14527,04/13/2020,,Costa Rica,2020-04-13 23:15:42,612.0,3.0,62.0</text:p>
      <text:p text:style-name="Preformatted_20_Text">14528,04/13/2020,,Croatia,2020-04-13 23:15:42,1650.0,25.0,400.0</text:p>
      <text:p text:style-name="Preformatted_20_Text">14529,04/13/2020,,Cuba,2020-04-13 23:15:42,726.0,21.0,121.0</text:p>
      <text:p text:style-name="Preformatted_20_Text"><text:soft-page-break/>14530,04/13/2020,,Cyprus,2020-04-13 23:15:42,662.0,12.0,65.0</text:p>
      <text:p text:style-name="Preformatted_20_Text">14531,04/13/2020,,Czech Republic,2020-04-13 23:15:42,6059.0,143.0,519.0</text:p>
      <text:p text:style-name="Preformatted_20_Text">14532,04/13/2020,,Denmark,2020-04-13 23:15:42,6318.0,285.0,2235.0</text:p>
      <text:p text:style-name="Preformatted_20_Text">14533,04/13/2020,,Diamond Princess,2020-04-13 23:15:42,712.0,11.0,619.0</text:p>
      <text:p text:style-name="Preformatted_20_Text">14534,04/13/2020,,Djibouti,2020-04-13 23:15:42,298.0,2.0,41.0</text:p>
      <text:p text:style-name="Preformatted_20_Text">14535,04/13/2020,,Dominica,2020-04-13 23:15:42,16.0,0.0,8.0</text:p>
      <text:p text:style-name="Preformatted_20_Text">14536,04/13/2020,,Dominican Republic,2020-04-13 23:15:42,3167.0,177.0,152.0</text:p>
      <text:p text:style-name="Preformatted_20_Text">14537,04/13/2020,,Ecuador,2020-04-13 23:15:42,7529.0,355.0,597.0</text:p>
      <text:p text:style-name="Preformatted_20_Text">14538,04/13/2020,,Egypt,2020-04-13 23:15:42,2190.0,164.0,589.0</text:p>
      <text:p text:style-name="Preformatted_20_Text">14539,04/13/2020,,El Salvador,2020-04-13 23:15:42,137.0,6.0,22.0</text:p>
      <text:p text:style-name="Preformatted_20_Text">14540,04/13/2020,,Equatorial Guinea,2020-04-13 23:15:42,21.0,0.0,4.0</text:p>
      <text:p text:style-name="Preformatted_20_Text">14541,04/13/2020,,Eritrea,2020-04-13 23:15:42,34.0,0.0,0.0</text:p>
      <text:p text:style-name="Preformatted_20_Text">14542,04/13/2020,,Estonia,2020-04-13 23:15:42,1332.0,28.0,102.0</text:p>
      <text:p text:style-name="Preformatted_20_Text">14543,04/13/2020,,Eswatini,2020-04-13 23:15:42,15.0,0.0,7.0</text:p>
      <text:p text:style-name="Preformatted_20_Text">14544,04/13/2020,,Ethiopia,2020-04-13 23:15:42,74.0,3.0,14.0</text:p>
      <text:p text:style-name="Preformatted_20_Text">14545,04/13/2020,,Fiji,2020-04-13 23:15:42,16.0,0.0,0.0</text:p>
      <text:p text:style-name="Preformatted_20_Text">14546,04/13/2020,,Finland,2020-04-13 23:15:42,3064.0,59.0,300.0</text:p>
      <text:p text:style-name="Preformatted_20_Text">14547,04/13/2020,,France,2020-04-13 23:15:42,136779.0,14967.0,27718.0</text:p>
      <text:p text:style-name="Preformatted_20_Text">14548,04/13/2020,,Gabon,2020-04-13 23:15:42,57.0,1.0,1.0</text:p>
      <text:p text:style-name="Preformatted_20_Text">14549,04/13/2020,,Gambia,2020-04-13 23:15:42,9.0,1.0,2.0</text:p>
      <text:p text:style-name="Preformatted_20_Text">14550,04/13/2020,,Georgia,2020-04-13 23:15:42,272.0,3.0,68.0</text:p>
      <text:p text:style-name="Preformatted_20_Text">14551,04/13/2020,,Germany,2020-04-13 23:15:42,130072.0,3194.0,64300.0</text:p>
      <text:p text:style-name="Preformatted_20_Text">14552,04/13/2020,,Ghana,2020-04-13 23:15:42,566.0,8.0,4.0</text:p>
      <text:p text:style-name="Preformatted_20_Text">14553,04/13/2020,,Greece,2020-04-13 23:15:42,2145.0,99.0,269.0</text:p>
      <text:p text:style-name="Preformatted_20_Text">14554,04/13/2020,,Grenada,2020-04-13 23:15:42,14.0,0.0,0.0</text:p>
      <text:p text:style-name="Preformatted_20_Text">14555,04/13/2020,,Guatemala,2020-04-13 23:15:42,156.0,5.0,19.0</text:p>
      <text:p text:style-name="Preformatted_20_Text">14556,04/13/2020,,Guinea,2020-04-13 23:15:42,319.0,0.0,17.0</text:p>
      <text:p text:style-name="Preformatted_20_Text">14557,04/13/2020,,Guinea-Bissau,2020-04-13 23:15:42,38.0,0.0,0.0</text:p>
      <text:p text:style-name="Preformatted_20_Text">14558,04/13/2020,,Guyana,2020-04-13 23:15:42,45.0,6.0,8.0</text:p>
      <text:p text:style-name="Preformatted_20_Text">14559,04/13/2020,,Haiti,2020-04-13 23:15:42,40.0,3.0,0.0</text:p>
      <text:p text:style-name="Preformatted_20_Text">14560,04/13/2020,,Holy See,2020-04-13 23:15:42,8.0,0.0,2.0</text:p>
      <text:p text:style-name="Preformatted_20_Text">14561,04/13/2020,,Honduras,2020-04-13 23:15:42,397.0,25.0,7.0</text:p>
      <text:p text:style-name="Preformatted_20_Text">14562,04/13/2020,,Hungary,2020-04-13 23:15:42,1458.0,109.0,120.0</text:p>
      <text:p text:style-name="Preformatted_20_Text">14563,04/13/2020,,Iceland,2020-04-13 23:15:42,1711.0,8.0,933.0</text:p>
      <text:p text:style-name="Preformatted_20_Text">14564,04/13/2020,,India,2020-04-13 23:15:42,10453.0,358.0,1181.0</text:p>
      <text:p text:style-name="Preformatted_20_Text">14565,04/13/2020,,Indonesia,2020-04-13 23:15:42,4557.0,399.0,380.0</text:p>
      <text:p text:style-name="Preformatted_20_Text">14566,04/13/2020,,Iran,2020-04-13 23:15:42,73303.0,4585.0,45983.0</text:p>
      <text:p text:style-name="Preformatted_20_Text">14567,04/13/2020,,Iraq,2020-04-13 23:15:42,1378.0,78.0,717.0</text:p>
      <text:p text:style-name="Preformatted_20_Text">14568,04/13/2020,,Ireland,2020-04-13 23:15:42,10647.0,365.0,25.0</text:p>
      <text:p text:style-name="Preformatted_20_Text">14569,04/13/2020,,Israel,2020-04-13 23:15:42,11586.0,116.0,1855.0</text:p>
      <text:p text:style-name="Preformatted_20_Text">14570,04/13/2020,,Italy,2020-04-13 23:15:42,159516.0,20465.0,35435.0</text:p>
      <text:p text:style-name="Preformatted_20_Text">14571,04/13/2020,,Ivory Coast,2020-04-13 23:15:42,626.0,6.0,89.0</text:p>
      <text:p text:style-name="Preformatted_20_Text">14572,04/13/2020,,Jamaica,2020-04-13 23:15:42,73.0,4.0,19.0</text:p>
      <text:p text:style-name="Preformatted_20_Text">14573,04/13/2020,,Japan,2020-04-13 23:15:42,7370.0,123.0,784.0</text:p>
      <text:p text:style-name="Preformatted_20_Text">14574,04/13/2020,,Jordan,2020-04-13 23:15:42,391.0,7.0,215.0</text:p>
      <text:p text:style-name="Preformatted_20_Text">14575,04/13/2020,,Kazakhstan,2020-04-13 23:15:42,1091.0,12.0,138.0</text:p>
      <text:p text:style-name="Preformatted_20_Text">14576,04/13/2020,,Kenya,2020-04-13 23:15:42,208.0,9.0,40.0</text:p>
      <text:p text:style-name="Preformatted_20_Text">14577,04/13/2020,,Kosovo,2020-04-13 23:15:42,283.0,7.0,58.0</text:p>
      <text:p text:style-name="Preformatted_20_Text">14578,04/13/2020,,Kuwait,2020-04-13 23:15:42,1300.0,2.0,150.0</text:p>
      <text:p text:style-name="Preformatted_20_Text">14579,04/13/2020,,Kyrgyzstan,2020-04-13 23:15:42,419.0,5.0,67.0</text:p>
      <text:p text:style-name="Preformatted_20_Text">14580,04/13/2020,,Laos,2020-04-13 23:15:42,19.0,0.0,0.0</text:p>
      <text:p text:style-name="Preformatted_20_Text">14581,04/13/2020,,Latvia,2020-04-13 23:15:42,655.0,5.0,16.0</text:p>
      <text:p text:style-name="Preformatted_20_Text">14582,04/13/2020,,Lebanon,2020-04-13 23:15:42,632.0,20.0,80.0</text:p>
      <text:p text:style-name="Preformatted_20_Text">14583,04/13/2020,,Liberia,2020-04-13 23:15:42,59.0,6.0,4.0</text:p>
      <text:p text:style-name="Preformatted_20_Text">14584,04/13/2020,,Libya,2020-04-13 23:15:42,26.0,1.0,9.0</text:p>
      <text:p text:style-name="Preformatted_20_Text">14585,04/13/2020,,Liechtenstein,2020-04-13 23:15:42,79.0,1.0,55.0</text:p>
      <text:p text:style-name="Preformatted_20_Text">14586,04/13/2020,,Lithuania,2020-04-13 23:15:42,1062.0,24.0,101.0</text:p>
      <text:p text:style-name="Preformatted_20_Text">14587,04/13/2020,,Luxembourg,2020-04-13 23:15:42,3292.0,69.0,500.0</text:p>
      <text:p text:style-name="Preformatted_20_Text">14588,04/13/2020,,MS Zaandam,2020-04-13 23:15:42,9.0,2.0,0.0</text:p>
      <text:p text:style-name="Preformatted_20_Text">14589,04/13/2020,,Madagascar,2020-04-13 23:15:42,106.0,0.0,21.0</text:p>
      <text:p text:style-name="Preformatted_20_Text">14590,04/13/2020,,Malawi,2020-04-13 23:15:42,16.0,2.0,0.0</text:p>
      <text:p text:style-name="Preformatted_20_Text">14591,04/13/2020,,Malaysia,2020-04-13 23:15:42,4817.0,77.0,2276.0</text:p>
      <text:p text:style-name="Preformatted_20_Text">14592,04/13/2020,,Maldives,2020-04-13 23:15:42,20.0,0.0,14.0</text:p>
      <text:p text:style-name="Preformatted_20_Text">14593,04/13/2020,,Mali,2020-04-13 23:15:42,123.0,10.0,26.0</text:p>
      <text:p text:style-name="Preformatted_20_Text"><text:soft-page-break/>14594,04/13/2020,,Malta,2020-04-13 23:15:42,384.0,3.0,44.0</text:p>
      <text:p text:style-name="Preformatted_20_Text">14595,04/13/2020,,Mauritania,2020-04-13 23:15:42,7.0,1.0,2.0</text:p>
      <text:p text:style-name="Preformatted_20_Text">14596,04/13/2020,,Mauritius,2020-04-13 23:15:42,324.0,9.0,42.0</text:p>
      <text:p text:style-name="Preformatted_20_Text">14597,04/13/2020,,Mexico,2020-04-13 23:15:42,4661.0,296.0,1843.0</text:p>
      <text:p text:style-name="Preformatted_20_Text">14598,04/13/2020,,Moldova,2020-04-13 23:15:42,1712.0,35.0,107.0</text:p>
      <text:p text:style-name="Preformatted_20_Text">14599,04/13/2020,,Monaco,2020-04-13 23:15:42,93.0,1.0,6.0</text:p>
      <text:p text:style-name="Preformatted_20_Text">14600,04/13/2020,,Mongolia,2020-04-13 23:15:42,17.0,0.0,4.0</text:p>
      <text:p text:style-name="Preformatted_20_Text">14601,04/13/2020,,Montenegro,2020-04-13 23:15:42,274.0,3.0,5.0</text:p>
      <text:p text:style-name="Preformatted_20_Text">14602,04/13/2020,,Morocco,2020-04-13 23:15:42,1763.0,126.0,203.0</text:p>
      <text:p text:style-name="Preformatted_20_Text">14603,04/13/2020,,Mozambique,2020-04-13 23:15:42,21.0,0.0,2.0</text:p>
      <text:p text:style-name="Preformatted_20_Text">14604,04/13/2020,,Namibia,2020-04-13 23:15:42,16.0,0.0,3.0</text:p>
      <text:p text:style-name="Preformatted_20_Text">14605,04/13/2020,,Nepal,2020-04-13 23:15:42,14.0,0.0,1.0</text:p>
      <text:p text:style-name="Preformatted_20_Text">14606,04/13/2020,,Netherlands,2020-04-13 23:15:42,26551.0,2823.0,250.0</text:p>
      <text:p text:style-name="Preformatted_20_Text">14607,04/13/2020,,New Zealand,2020-04-13 23:15:42,1349.0,5.0,546.0</text:p>
      <text:p text:style-name="Preformatted_20_Text">14608,04/13/2020,,Nicaragua,2020-04-13 23:15:42,9.0,1.0,4.0</text:p>
      <text:p text:style-name="Preformatted_20_Text">14609,04/13/2020,,Niger,2020-04-13 23:15:42,529.0,12.0,75.0</text:p>
      <text:p text:style-name="Preformatted_20_Text">14610,04/13/2020,,Nigeria,2020-04-13 23:15:42,343.0,10.0,91.0</text:p>
      <text:p text:style-name="Preformatted_20_Text">14611,04/13/2020,,North Macedonia,2020-04-13 23:15:42,854.0,38.0,44.0</text:p>
      <text:p text:style-name="Preformatted_20_Text">14612,04/13/2020,,Norway,2020-04-13 23:15:42,6603.0,134.0,32.0</text:p>
      <text:p text:style-name="Preformatted_20_Text">14613,04/13/2020,,Oman,2020-04-13 23:15:42,727.0,4.0,124.0</text:p>
      <text:p text:style-name="Preformatted_20_Text">14614,04/13/2020,,Pakistan,2020-04-13 23:15:42,5496.0,93.0,1095.0</text:p>
      <text:p text:style-name="Preformatted_20_Text">14615,04/13/2020,,Panama,2020-04-13 23:15:42,3400.0,87.0,29.0</text:p>
      <text:p text:style-name="Preformatted_20_Text">14616,04/13/2020,,Papua New Guinea,2020-04-13 23:15:42,2.0,0.0,0.0</text:p>
      <text:p text:style-name="Preformatted_20_Text">14617,04/13/2020,,Paraguay,2020-04-13 23:15:42,147.0,6.0,22.0</text:p>
      <text:p text:style-name="Preformatted_20_Text">14618,04/13/2020,,Peru,2020-04-13 23:15:42,9784.0,216.0,2642.0</text:p>
      <text:p text:style-name="Preformatted_20_Text">14619,04/13/2020,,Philippines,2020-04-13 23:15:42,4932.0,315.0,242.0</text:p>
      <text:p text:style-name="Preformatted_20_Text">14620,04/13/2020,,Poland,2020-04-13 23:15:42,6934.0,245.0,487.0</text:p>
      <text:p text:style-name="Preformatted_20_Text">14621,04/13/2020,,Portugal,2020-04-13 23:15:42,16934.0,535.0,277.0</text:p>
      <text:p text:style-name="Preformatted_20_Text">14622,04/13/2020,,Qatar,2020-04-13 23:15:42,3231.0,7.0,334.0</text:p>
      <text:p text:style-name="Preformatted_20_Text">14623,04/13/2020,,Romania,2020-04-13 23:15:42,6633.0,331.0,914.0</text:p>
      <text:p text:style-name="Preformatted_20_Text">14624,04/13/2020,,Russia,2020-04-13 23:15:42,18328.0,148.0,1470.0</text:p>
      <text:p text:style-name="Preformatted_20_Text">14625,04/13/2020,,Rwanda,2020-04-13 23:15:42,127.0,0.0,42.0</text:p>
      <text:p text:style-name="Preformatted_20_Text">14626,04/13/2020,,Saint Kitts and Nevis,2020-04-13 23:15:42,12.0,0.0,0.0</text:p>
      <text:p text:style-name="Preformatted_20_Text">14627,04/13/2020,,Saint Lucia,2020-04-13 23:15:42,15.0,0.0,4.0</text:p>
      <text:p text:style-name="Preformatted_20_Text">14628,04/13/2020,,Saint Vincent and the Grenadines,2020-04-13 23:15:42,12.0,0.0,1.0</text:p>
      <text:p text:style-name="Preformatted_20_Text">14629,04/13/2020,,San Marino,2020-04-13 23:15:42,356.0,35.0,53.0</text:p>
      <text:p text:style-name="Preformatted_20_Text">14630,04/13/2020,,Sao Tome and Principe,2020-04-13 23:15:42,4.0,0.0,0.0</text:p>
      <text:p text:style-name="Preformatted_20_Text">14631,04/13/2020,,Saudi Arabia,2020-04-13 23:15:42,4934.0,65.0,805.0</text:p>
      <text:p text:style-name="Preformatted_20_Text">14632,04/13/2020,,Senegal,2020-04-13 23:15:42,291.0,2.0,178.0</text:p>
      <text:p text:style-name="Preformatted_20_Text">14633,04/13/2020,,Serbia,2020-04-13 23:15:42,4054.0,85.0,0.0</text:p>
      <text:p text:style-name="Preformatted_20_Text">14634,04/13/2020,,Seychelles,2020-04-13 23:15:42,11.0,0.0,0.0</text:p>
      <text:p text:style-name="Preformatted_20_Text">14635,04/13/2020,,Sierra Leone,2020-04-13 23:15:42,10.0,0.0,0.0</text:p>
      <text:p text:style-name="Preformatted_20_Text">14636,04/13/2020,,Singapore,2020-04-13 23:15:42,2918.0,9.0,586.0</text:p>
      <text:p text:style-name="Preformatted_20_Text">14637,04/13/2020,,Slovakia,2020-04-13 23:15:42,769.0,2.0,107.0</text:p>
      <text:p text:style-name="Preformatted_20_Text">14638,04/13/2020,,Slovenia,2020-04-13 23:15:42,1212.0,55.0,152.0</text:p>
      <text:p text:style-name="Preformatted_20_Text">14639,04/13/2020,,Somalia,2020-04-13 23:15:42,60.0,2.0,2.0</text:p>
      <text:p text:style-name="Preformatted_20_Text">14640,04/13/2020,,South Africa,2020-04-13 23:15:42,2272.0,27.0,410.0</text:p>
      <text:p text:style-name="Preformatted_20_Text">14641,04/13/2020,,South Korea,2020-04-13 23:15:42,10537.0,217.0,7447.0</text:p>
      <text:p text:style-name="Preformatted_20_Text">14642,04/13/2020,,South Sudan,2020-04-13 23:15:42,4.0,0.0,0.0</text:p>
      <text:p text:style-name="Preformatted_20_Text">14643,04/13/2020,,Spain,2020-04-13 23:15:42,170099.0,17756.0,64727.0</text:p>
      <text:p text:style-name="Preformatted_20_Text">14644,04/13/2020,,Sri Lanka,2020-04-13 23:15:42,217.0,7.0,56.0</text:p>
      <text:p text:style-name="Preformatted_20_Text">14645,04/13/2020,,Sudan,2020-04-13 23:15:42,29.0,4.0,4.0</text:p>
      <text:p text:style-name="Preformatted_20_Text">14646,04/13/2020,,Suriname,2020-04-13 23:15:42,10.0,1.0,6.0</text:p>
      <text:p text:style-name="Preformatted_20_Text">14647,04/13/2020,,Sweden,2020-04-13 23:15:42,10948.0,919.0,381.0</text:p>
      <text:p text:style-name="Preformatted_20_Text">14648,04/13/2020,,Switzerland,2020-04-13 23:15:42,25688.0,1138.0,13700.0</text:p>
      <text:p text:style-name="Preformatted_20_Text">14649,04/13/2020,,Syria,2020-04-13 23:15:42,25.0,2.0,5.0</text:p>
      <text:p text:style-name="Preformatted_20_Text">14650,04/13/2020,,Taiwan,2020-04-13 23:15:42,393.0,6.0,109.0</text:p>
      <text:p text:style-name="Preformatted_20_Text">14651,04/13/2020,,Tanzania,2020-04-13 23:15:42,49.0,3.0,7.0</text:p>
      <text:p text:style-name="Preformatted_20_Text">14652,04/13/2020,,Thailand,2020-04-13 23:15:42,2579.0,40.0,1288.0</text:p>
      <text:p text:style-name="Preformatted_20_Text">14653,04/13/2020,,Timor-Leste,2020-04-13 23:15:42,4.0,0.0,1.0</text:p>
      <text:p text:style-name="Preformatted_20_Text">14654,04/13/2020,,Togo,2020-04-13 23:15:42,77.0,3.0,29.0</text:p>
      <text:p text:style-name="Preformatted_20_Text">14655,04/13/2020,,Trinidad and Tobago,2020-04-13 23:15:42,113.0,8.0,16.0</text:p>
      <text:p text:style-name="Preformatted_20_Text">14656,04/13/2020,,Tunisia,2020-04-13 23:15:42,726.0,34.0,43.0</text:p>
      <text:p text:style-name="Preformatted_20_Text"><text:soft-page-break/>14657,04/13/2020,,Turkey,2020-04-13 23:15:42,61049.0,1296.0,3957.0</text:p>
      <text:p text:style-name="Preformatted_20_Text">14658,04/13/2020,,UK,2020-04-13 23:15:42,88621.0,11329.0,0.0</text:p>
      <text:p text:style-name="Preformatted_20_Text">14659,04/13/2020,,Uganda,2020-04-13 23:15:42,54.0,0.0,7.0</text:p>
      <text:p text:style-name="Preformatted_20_Text">14660,04/13/2020,,Ukraine,2020-04-13 23:15:42,3102.0,93.0,97.0</text:p>
      <text:p text:style-name="Preformatted_20_Text">14661,04/13/2020,,United Arab Emirates,2020-04-13 23:15:42,4521.0,25.0,852.0</text:p>
      <text:p text:style-name="Preformatted_20_Text">14662,04/13/2020,,Uruguay,2020-04-13 23:15:42,480.0,8.0,231.0</text:p>
      <text:p text:style-name="Preformatted_20_Text">14663,04/13/2020,,Uzbekistan,2020-04-13 23:15:42,998.0,4.0,85.0</text:p>
      <text:p text:style-name="Preformatted_20_Text">14664,04/13/2020,,Venezuela,2020-04-13 23:15:42,189.0,9.0,110.0</text:p>
      <text:p text:style-name="Preformatted_20_Text">14665,04/13/2020,,Vietnam,2020-04-13 23:15:42,265.0,0.0,146.0</text:p>
      <text:p text:style-name="Preformatted_20_Text">14666,04/13/2020,,West Bank and Gaza,2020-04-13 23:15:42,308.0,2.0,58.0</text:p>
      <text:p text:style-name="Preformatted_20_Text">14667,04/13/2020,,Western Sahara,2020-04-13 23:15:42,6.0,0.0,0.0</text:p>
      <text:p text:style-name="Preformatted_20_Text">14668,04/13/2020,,Yemen,2020-04-13 23:15:42,1.0,0.0,0.0</text:p>
      <text:p text:style-name="Preformatted_20_Text">14669,04/13/2020,,Zambia,2020-04-13 23:15:42,45.0,2.0,30.0</text:p>
      <text:p text:style-name="Preformatted_20_Text">14670,04/13/2020,,Zimbabwe,2020-04-13 23:15:42,17.0,3.0,0.0</text:p>
      <text:p text:style-name="Preformatted_20_Text">14671,04/13/2020,Alabama,US,2020-04-13 23:15:42,3734.0,99.0,0.0</text:p>
      <text:p text:style-name="Preformatted_20_Text">14672,04/13/2020,Alaska,US,2020-04-13 23:15:42,277.0,8.0,0.0</text:p>
      <text:p text:style-name="Preformatted_20_Text">14673,04/13/2020,Alberta,Canada,2020-04-13 23:15:42,1732.0,46.0,0.0</text:p>
      <text:p text:style-name="Preformatted_20_Text">14674,04/13/2020,Anguilla,UK,2020-04-13 23:15:42,3.0,0.0,1.0</text:p>
      <text:p text:style-name="Preformatted_20_Text">14675,04/13/2020,Anhui,Mainland China,2020-04-13 23:15:42,991.0,6.0,984.0</text:p>
      <text:p text:style-name="Preformatted_20_Text">14676,04/13/2020,Arizona,US,2020-04-13 23:15:42,3705.0,122.0,0.0</text:p>
      <text:p text:style-name="Preformatted_20_Text">14677,04/13/2020,Arkansas,US,2020-04-13 23:15:42,1410.0,29.0,0.0</text:p>
      <text:p text:style-name="Preformatted_20_Text">14678,04/13/2020,Aruba,Netherlands,2020-04-13 23:15:42,92.0,0.0,32.0</text:p>
      <text:p text:style-name="Preformatted_20_Text">14679,04/13/2020,Australian Capital Territory,Australia,2020-04-13 23:15:42,102.0,2.0,59.0</text:p>
      <text:p text:style-name="Preformatted_20_Text">14680,04/13/2020,Beijing,Mainland China,2020-04-13 23:15:42,589.0,8.0,484.0</text:p>
      <text:p text:style-name="Preformatted_20_Text">14681,04/13/2020,Bermuda,UK,2020-04-13 23:15:42,57.0,5.0,30.0</text:p>
      <text:p text:style-name="Preformatted_20_Text">14682,04/13/2020,"Bonaire, Sint Eustatius and Saba",Netherlands,2020-04-13 23:15:42,3.0,0.0,0.0</text:p>
      <text:p text:style-name="Preformatted_20_Text">14683,04/13/2020,British Columbia,Canada,2020-04-13 23:15:42,1490.0,69.0,0.0</text:p>
      <text:p text:style-name="Preformatted_20_Text">14684,04/13/2020,British Virgin Islands,UK,2020-04-13 23:15:42,3.0,0.0,2.0</text:p>
      <text:p text:style-name="Preformatted_20_Text">14685,04/13/2020,California,US,2020-04-13 23:15:42,23931.0,714.0,0.0</text:p>
      <text:p text:style-name="Preformatted_20_Text">14686,04/13/2020,Cayman Islands,UK,2020-04-13 23:15:42,53.0,1.0,6.0</text:p>
      <text:p text:style-name="Preformatted_20_Text">14687,04/13/2020,Channel Islands,UK,2020-04-13 23:15:42,436.0,9.0,48.0</text:p>
      <text:p text:style-name="Preformatted_20_Text">14688,04/13/2020,Chongqing,Mainland China,2020-04-13 23:15:42,579.0,6.0,570.0</text:p>
      <text:p text:style-name="Preformatted_20_Text">14689,04/13/2020,Colorado,US,2020-04-13 23:15:42,7691.0,306.0,0.0</text:p>
      <text:p text:style-name="Preformatted_20_Text">14690,04/13/2020,Connecticut,US,2020-04-13 23:15:42,13381.0,602.0,0.0</text:p>
      <text:p text:style-name="Preformatted_20_Text">14691,04/13/2020,Curacao,Netherlands,2020-04-13 23:15:42,14.0,1.0,8.0</text:p>
      <text:p text:style-name="Preformatted_20_Text">14692,04/13/2020,Delaware,US,2020-04-13 23:15:42,1758.0,41.0,0.0</text:p>
      <text:p text:style-name="Preformatted_20_Text">14693,04/13/2020,Diamond Princess cruise ship,US,2020-04-13 23:15:42,49.0,0.0,0.0</text:p>
      <text:p text:style-name="Preformatted_20_Text">14694,04/13/2020,District of Columbia,US,2020-04-13 23:15:42,1955.0,52.0,0.0</text:p>
      <text:p text:style-name="Preformatted_20_Text">14695,04/13/2020,Falkland Islands (Malvinas),UK,2020-04-13 23:15:42,5.0,0.0,1.0</text:p>
      <text:p text:style-name="Preformatted_20_Text">14696,04/13/2020,Faroe Islands,Denmark,2020-04-13 23:15:42,184.0,0.0,157.0</text:p>
      <text:p text:style-name="Preformatted_20_Text">14697,04/13/2020,Florida,US,2020-04-13 23:15:42,21019.0,499.0,0.0</text:p>
      <text:p text:style-name="Preformatted_20_Text">14698,04/13/2020,French Guiana,France,2020-04-13 23:15:42,86.0,0.0,51.0</text:p>
      <text:p text:style-name="Preformatted_20_Text">14699,04/13/2020,French Polynesia,France,2020-04-13 23:15:42,55.0,0.0,0.0</text:p>
      <text:p text:style-name="Preformatted_20_Text">14700,04/13/2020,Fujian,Mainland China,2020-04-13 23:15:42,352.0,1.0,325.0</text:p>
      <text:p text:style-name="Preformatted_20_Text">14701,04/13/2020,Gansu,Mainland China,2020-04-13 23:15:42,139.0,2.0,135.0</text:p>
      <text:p text:style-name="Preformatted_20_Text">14702,04/13/2020,Georgia,US,2020-04-13 23:15:42,13315.0,465.0,0.0</text:p>
      <text:p text:style-name="Preformatted_20_Text">14703,04/13/2020,Gibraltar,UK,2020-04-13 23:15:42,129.0,0.0,84.0</text:p>
      <text:p text:style-name="Preformatted_20_Text">14704,04/13/2020,Grand Princess,Canada,2020-04-13 23:15:42,13.0,0.0,0.0</text:p>
      <text:p text:style-name="Preformatted_20_Text">14705,04/13/2020,Grand Princess,US,2020-04-13 23:15:42,103.0,0.0,0.0</text:p>
      <text:p text:style-name="Preformatted_20_Text">14706,04/13/2020,Greenland,Denmark,2020-04-13 23:15:42,11.0,0.0,11.0</text:p>
      <text:p text:style-name="Preformatted_20_Text">14707,04/13/2020,Guadeloupe,France,2020-04-13 23:15:42,143.0,8.0,67.0</text:p>
      <text:p text:style-name="Preformatted_20_Text">14708,04/13/2020,Guam,US,2020-04-13 23:15:42,133.0,5.0,0.0</text:p>
      <text:p text:style-name="Preformatted_20_Text">14709,04/13/2020,Guangdong,Mainland China,2020-04-13 23:15:42,1555.0,8.0,1454.0</text:p>
      <text:p text:style-name="Preformatted_20_Text">14710,04/13/2020,Guangxi,Mainland China,2020-04-13 23:15:42,254.0,2.0,252.0</text:p>
      <text:p text:style-name="Preformatted_20_Text">14711,04/13/2020,Guizhou,Mainland China,2020-04-13 23:15:42,146.0,2.0,144.0</text:p>
      <text:p text:style-name="Preformatted_20_Text">14712,04/13/2020,Hainan,Mainland China,2020-04-13 23:15:42,168.0,6.0,162.0</text:p>
      <text:p text:style-name="Preformatted_20_Text">14713,04/13/2020,Hawaii,US,2020-04-13 23:15:42,504.0,9.0,0.0</text:p>
      <text:p text:style-name="Preformatted_20_Text">14714,04/13/2020,Hebei,Mainland China,2020-04-13 23:15:42,327.0,6.0,313.0</text:p>
      <text:p text:style-name="Preformatted_20_Text">14715,04/13/2020,Heilongjiang,Mainland China,2020-04-13 23:15:42,740.0,13.0,470.0</text:p>
      <text:p text:style-name="Preformatted_20_Text">14716,04/13/2020,Henan,Mainland China,2020-04-13 23:15:42,1276.0,22.0,1253.0</text:p>
      <text:p text:style-name="Preformatted_20_Text"><text:soft-page-break/>14717,04/13/2020,Hong Kong,Hong Kong,2020-04-13 23:15:42,1009.0,4.0,360.0</text:p>
      <text:p text:style-name="Preformatted_20_Text">14718,04/13/2020,Hubei,Mainland China,2020-04-13 23:15:42,67803.0,3221.0,64338.0</text:p>
      <text:p text:style-name="Preformatted_20_Text">14719,04/13/2020,Hunan,Mainland China,2020-04-13 23:15:42,1019.0,4.0,1014.0</text:p>
      <text:p text:style-name="Preformatted_20_Text">14720,04/13/2020,Idaho,US,2020-04-13 23:15:42,1426.0,27.0,0.0</text:p>
      <text:p text:style-name="Preformatted_20_Text">14721,04/13/2020,Illinois,US,2020-04-13 23:15:42,22025.0,798.0,0.0</text:p>
      <text:p text:style-name="Preformatted_20_Text">14722,04/13/2020,Indiana,US,2020-04-13 23:15:42,8359.0,350.0,0.0</text:p>
      <text:p text:style-name="Preformatted_20_Text">14723,04/13/2020,Inner Mongolia,Mainland China,2020-04-13 23:15:42,190.0,1.0,83.0</text:p>
      <text:p text:style-name="Preformatted_20_Text">14724,04/13/2020,Iowa,US,2020-04-13 23:15:42,1710.0,41.0,0.0</text:p>
      <text:p text:style-name="Preformatted_20_Text">14725,04/13/2020,Isle of Man,UK,2020-04-13 23:15:42,242.0,2.0,131.0</text:p>
      <text:p text:style-name="Preformatted_20_Text">14726,04/13/2020,Jiangsu,Mainland China,2020-04-13 23:15:42,653.0,0.0,638.0</text:p>
      <text:p text:style-name="Preformatted_20_Text">14727,04/13/2020,Jiangxi,Mainland China,2020-04-13 23:15:42,937.0,1.0,936.0</text:p>
      <text:p text:style-name="Preformatted_20_Text">14728,04/13/2020,Jilin,Mainland China,2020-04-13 23:15:42,100.0,1.0,96.0</text:p>
      <text:p text:style-name="Preformatted_20_Text">14729,04/13/2020,Kansas,US,2020-04-13 23:15:42,1390.0,62.0,0.0</text:p>
      <text:p text:style-name="Preformatted_20_Text">14730,04/13/2020,Kentucky,US,2020-04-13 23:15:42,2018.0,113.0,0.0</text:p>
      <text:p text:style-name="Preformatted_20_Text">14731,04/13/2020,Liaoning,Mainland China,2020-04-13 23:15:42,145.0,2.0,136.0</text:p>
      <text:p text:style-name="Preformatted_20_Text">14732,04/13/2020,Louisiana,US,2020-04-13 23:15:42,21016.0,884.0,0.0</text:p>
      <text:p text:style-name="Preformatted_20_Text">14733,04/13/2020,Macau,Macau,2020-04-13 23:15:42,45.0,0.0,13.0</text:p>
      <text:p text:style-name="Preformatted_20_Text">14734,04/13/2020,Maine,US,2020-04-13 23:15:42,698.0,19.0,0.0</text:p>
      <text:p text:style-name="Preformatted_20_Text">14735,04/13/2020,Manitoba,Canada,2020-04-13 23:15:42,246.0,4.0,0.0</text:p>
      <text:p text:style-name="Preformatted_20_Text">14736,04/13/2020,Martinique,France,2020-04-13 23:15:42,157.0,6.0,50.0</text:p>
      <text:p text:style-name="Preformatted_20_Text">14737,04/13/2020,Maryland,US,2020-04-13 23:15:42,8936.0,262.0,0.0</text:p>
      <text:p text:style-name="Preformatted_20_Text">14738,04/13/2020,Massachusetts,US,2020-04-13 23:15:42,26867.0,844.0,0.0</text:p>
      <text:p text:style-name="Preformatted_20_Text">14739,04/13/2020,Mayotte,France,2020-04-13 23:15:42,207.0,3.0,59.0</text:p>
      <text:p text:style-name="Preformatted_20_Text">14740,04/13/2020,Michigan,US,2020-04-13 23:15:42,25635.0,1602.0,0.0</text:p>
      <text:p text:style-name="Preformatted_20_Text">14741,04/13/2020,Minnesota,US,2020-04-13 23:15:42,1621.0,70.0,0.0</text:p>
      <text:p text:style-name="Preformatted_20_Text">14742,04/13/2020,Mississippi,US,2020-04-13 23:15:42,2942.0,98.0,0.0</text:p>
      <text:p text:style-name="Preformatted_20_Text">14743,04/13/2020,Missouri,US,2020-04-13 23:15:42,4515.0,123.0,0.0</text:p>
      <text:p text:style-name="Preformatted_20_Text">14744,04/13/2020,Montana,US,2020-04-13 23:15:42,394.0,7.0,0.0</text:p>
      <text:p text:style-name="Preformatted_20_Text">14745,04/13/2020,Montserrat,UK,2020-04-13 23:15:42,11.0,0.0,1.0</text:p>
      <text:p text:style-name="Preformatted_20_Text">14746,04/13/2020,Nebraska,US,2020-04-13 23:15:42,814.0,17.0,0.0</text:p>
      <text:p text:style-name="Preformatted_20_Text">14747,04/13/2020,Nevada,US,2020-04-13 23:15:42,2990.0,114.0,0.0</text:p>
      <text:p text:style-name="Preformatted_20_Text">14748,04/13/2020,New Brunswick,Canada,2020-04-13 23:15:42,116.0,0.0,0.0</text:p>
      <text:p text:style-name="Preformatted_20_Text">14749,04/13/2020,New Caledonia,France,2020-04-13 23:15:42,18.0,0.0,1.0</text:p>
      <text:p text:style-name="Preformatted_20_Text">14750,04/13/2020,New Hampshire,US,2020-04-13 23:15:42,985.0,23.0,0.0</text:p>
      <text:p text:style-name="Preformatted_20_Text">14751,04/13/2020,New Jersey,US,2020-04-13 23:15:42,64584.0,2443.0,0.0</text:p>
      <text:p text:style-name="Preformatted_20_Text">14752,04/13/2020,New Mexico,US,2020-04-13 23:15:42,1262.0,26.0,0.0</text:p>
      <text:p text:style-name="Preformatted_20_Text">14753,04/13/2020,New South Wales,Australia,2020-04-13 23:15:42,2863.0,25.0,4.0</text:p>
      <text:p text:style-name="Preformatted_20_Text">14754,04/13/2020,New York,US,2020-04-13 23:15:42,195749.0,10058.0,0.0</text:p>
      <text:p text:style-name="Preformatted_20_Text">14755,04/13/2020,Newfoundland and Labrador,Canada,2020-04-13 23:15:42,244.0,3.0,0.0</text:p>
      <text:p text:style-name="Preformatted_20_Text">14756,04/13/2020,Ningxia,Mainland China,2020-04-13 23:15:42,75.0,0.0,75.0</text:p>
      <text:p text:style-name="Preformatted_20_Text">14757,04/13/2020,North Carolina,US,2020-04-13 23:15:42,4886.0,94.0,0.0</text:p>
      <text:p text:style-name="Preformatted_20_Text">14758,04/13/2020,North Dakota,US,2020-04-13 23:15:42,331.0,8.0,0.0</text:p>
      <text:p text:style-name="Preformatted_20_Text">14759,04/13/2020,Northern Mariana Islands,US,2020-04-13 23:15:42,11.0,2.0,0.0</text:p>
      <text:p text:style-name="Preformatted_20_Text">14760,04/13/2020,Northern Territory,Australia,2020-04-13 23:15:42,28.0,0.0,2.0</text:p>
      <text:p text:style-name="Preformatted_20_Text">14761,04/13/2020,Northwest Territories,Canada,2020-04-13 23:15:42,5.0,0.0,0.0</text:p>
      <text:p text:style-name="Preformatted_20_Text">14762,04/13/2020,Nova Scotia,Canada,2020-04-13 23:15:42,474.0,3.0,0.0</text:p>
      <text:p text:style-name="Preformatted_20_Text">14763,04/13/2020,Ohio,US,2020-04-13 23:15:42,6975.0,274.0,0.0</text:p>
      <text:p text:style-name="Preformatted_20_Text">14764,04/13/2020,Oklahoma,US,2020-04-13 23:15:42,2069.0,99.0,0.0</text:p>
      <text:p text:style-name="Preformatted_20_Text">14765,04/13/2020,Ontario,Canada,2020-04-13 23:15:42,7470.0,291.0,0.0</text:p>
      <text:p text:style-name="Preformatted_20_Text">14766,04/13/2020,Oregon,US,2020-04-13 23:15:42,1584.0,53.0,0.0</text:p>
      <text:p text:style-name="Preformatted_20_Text">14767,04/13/2020,Pennsylvania,US,2020-04-13 23:15:42,24292.0,589.0,0.0</text:p>
      <text:p text:style-name="Preformatted_20_Text">14768,04/13/2020,Prince Edward Island,Canada,2020-04-13 23:15:42,25.0,0.0,0.0</text:p>
      <text:p text:style-name="Preformatted_20_Text">14769,04/13/2020,Puerto Rico,US,2020-04-13 23:15:42,903.0,45.0,0.0</text:p>
      <text:p text:style-name="Preformatted_20_Text">14770,04/13/2020,Qinghai,Mainland China,2020-04-13 23:15:42,18.0,0.0,18.0</text:p>
      <text:p text:style-name="Preformatted_20_Text">14771,04/13/2020,Quebec,Canada,2020-04-13 23:15:42,13557.0,360.0,0.0</text:p>
      <text:p text:style-name="Preformatted_20_Text">14772,04/13/2020,Queensland,Australia,2020-04-13 23:15:42,987.0,5.0,372.0</text:p>
      <text:p text:style-name="Preformatted_20_Text">14773,04/13/2020,Recovered,Canada,2020-04-13 23:15:42,0.0,0.0,7758.0</text:p>
      <text:p text:style-name="Preformatted_20_Text">14774,04/13/2020,Recovered,US,2020-04-13 23:15:42,0.0,0.0,43482.0</text:p>
      <text:p text:style-name="Preformatted_20_Text">14775,04/13/2020,Reunion,France,2020-04-13 23:15:42,391.0,0.0,40.0</text:p>
      <text:p text:style-name="Preformatted_20_Text">14776,04/13/2020,Rhode Island,US,2020-04-13 23:15:42,2665.0,63.0,0.0</text:p>
      <text:p text:style-name="Preformatted_20_Text">14777,04/13/2020,Saint Barthelemy,France,2020-04-13 23:15:42,6.0,0.0,4.0</text:p>
      <text:p text:style-name="Preformatted_20_Text"><text:soft-page-break/>14778,04/13/2020,Saint Pierre and Miquelon,France,2020-04-13 23:15:42,1.0,0.0,0.0</text:p>
      <text:p text:style-name="Preformatted_20_Text">14779,04/13/2020,Saskatchewan,Canada,2020-04-13 23:15:42,300.0,4.0,0.0</text:p>
      <text:p text:style-name="Preformatted_20_Text">14780,04/13/2020,Shaanxi,Mainland China,2020-04-13 23:15:42,256.0,3.0,248.0</text:p>
      <text:p text:style-name="Preformatted_20_Text">14781,04/13/2020,Shandong,Mainland China,2020-04-13 23:15:42,784.0,7.0,758.0</text:p>
      <text:p text:style-name="Preformatted_20_Text">14782,04/13/2020,Shanghai,Mainland China,2020-04-13 23:15:42,618.0,7.0,446.0</text:p>
      <text:p text:style-name="Preformatted_20_Text">14783,04/13/2020,Shanxi,Mainland China,2020-04-13 23:15:42,173.0,0.0,135.0</text:p>
      <text:p text:style-name="Preformatted_20_Text">14784,04/13/2020,Sichuan,Mainland China,2020-04-13 23:15:42,560.0,3.0,548.0</text:p>
      <text:p text:style-name="Preformatted_20_Text">14785,04/13/2020,Sint Maarten,Netherlands,2020-04-13 23:15:42,50.0,9.0,5.0</text:p>
      <text:p text:style-name="Preformatted_20_Text">14786,04/13/2020,South Australia,Australia,2020-04-13 23:15:42,429.0,4.0,179.0</text:p>
      <text:p text:style-name="Preformatted_20_Text">14787,04/13/2020,South Carolina,US,2020-04-13 23:15:42,3391.0,82.0,0.0</text:p>
      <text:p text:style-name="Preformatted_20_Text">14788,04/13/2020,South Dakota,US,2020-04-13 23:15:42,868.0,6.0,0.0</text:p>
      <text:p text:style-name="Preformatted_20_Text">14789,04/13/2020,St Martin,France,2020-04-13 23:15:42,32.0,2.0,11.0</text:p>
      <text:p text:style-name="Preformatted_20_Text">14790,04/13/2020,Tasmania,Australia,2020-04-13 23:15:42,144.0,5.0,48.0</text:p>
      <text:p text:style-name="Preformatted_20_Text">14791,04/13/2020,Tennessee,US,2020-04-13 23:15:42,5610.0,109.0,0.0</text:p>
      <text:p text:style-name="Preformatted_20_Text">14792,04/13/2020,Texas,US,2020-04-13 23:15:42,14275.0,305.0,0.0</text:p>
      <text:p text:style-name="Preformatted_20_Text">14793,04/13/2020,Tianjin,Mainland China,2020-04-13 23:15:42,184.0,3.0,164.0</text:p>
      <text:p text:style-name="Preformatted_20_Text">14794,04/13/2020,Tibet,Mainland China,2020-04-13 23:15:42,1.0,0.0,1.0</text:p>
      <text:p text:style-name="Preformatted_20_Text">14795,04/13/2020,Turks and Caicos Islands,UK,2020-04-13 23:15:42,10.0,1.0,0.0</text:p>
      <text:p text:style-name="Preformatted_20_Text">14796,04/13/2020,Utah,US,2020-04-13 23:15:42,2363.0,13.0,0.0</text:p>
      <text:p text:style-name="Preformatted_20_Text">14797,04/13/2020,Vermont,US,2020-04-13 23:15:42,748.0,28.0,0.0</text:p>
      <text:p text:style-name="Preformatted_20_Text">14798,04/13/2020,Victoria,Australia,2020-04-13 23:15:42,1281.0,14.0,926.0</text:p>
      <text:p text:style-name="Preformatted_20_Text">14799,04/13/2020,Virgin Islands,US,2020-04-13 23:15:42,51.0,1.0,0.0</text:p>
      <text:p text:style-name="Preformatted_20_Text">14800,04/13/2020,Virginia,US,2020-04-13 23:15:42,5747.0,149.0,0.0</text:p>
      <text:p text:style-name="Preformatted_20_Text">14801,04/13/2020,Washington,US,2020-04-13 23:15:42,10635.0,513.0,0.0</text:p>
      <text:p text:style-name="Preformatted_20_Text">14802,04/13/2020,West Virginia,US,2020-04-13 23:15:42,611.0,8.0,0.0</text:p>
      <text:p text:style-name="Preformatted_20_Text">14803,04/13/2020,Western Australia,Australia,2020-04-13 23:15:42,517.0,6.0,216.0</text:p>
      <text:p text:style-name="Preformatted_20_Text">14804,04/13/2020,Wisconsin,US,2020-04-13 23:15:42,3428.0,154.0,0.0</text:p>
      <text:p text:style-name="Preformatted_20_Text">14805,04/13/2020,Wyoming,US,2020-04-13 23:15:42,275.0,1.0,0.0</text:p>
      <text:p text:style-name="Preformatted_20_Text">14806,04/13/2020,Xinjiang,Mainland China,2020-04-13 23:15:42,76.0,3.0,73.0</text:p>
      <text:p text:style-name="Preformatted_20_Text">14807,04/13/2020,Yukon,Canada,2020-04-13 23:15:42,8.0,0.0,0.0</text:p>
      <text:p text:style-name="Preformatted_20_Text">14808,04/13/2020,Yunnan,Mainland China,2020-04-13 23:15:42,184.0,2.0,174.0</text:p>
      <text:p text:style-name="Preformatted_20_Text">14809,04/13/2020,Zhejiang,Mainland China,2020-04-13 23:15:42,1267.0,1.0,1239.0</text:p>
      <text:p text:style-name="Preformatted_20_Text">14810,04/14/2020,,Afghanistan,2020-04-14 23:41:11,714.0,23.0,40.0</text:p>
      <text:p text:style-name="Preformatted_20_Text">14811,04/14/2020,,Albania,2020-04-14 23:41:11,475.0,24.0,248.0</text:p>
      <text:p text:style-name="Preformatted_20_Text">14812,04/14/2020,,Algeria,2020-04-14 23:41:11,2070.0,326.0,691.0</text:p>
      <text:p text:style-name="Preformatted_20_Text">14813,04/14/2020,,Andorra,2020-04-14 23:41:11,659.0,31.0,128.0</text:p>
      <text:p text:style-name="Preformatted_20_Text">14814,04/14/2020,,Angola,2020-04-14 23:41:11,19.0,2.0,5.0</text:p>
      <text:p text:style-name="Preformatted_20_Text">14815,04/14/2020,,Antigua and Barbuda,2020-04-14 23:41:11,23.0,2.0,3.0</text:p>
      <text:p text:style-name="Preformatted_20_Text">14816,04/14/2020,,Argentina,2020-04-14 23:41:11,2277.0,102.0,559.0</text:p>
      <text:p text:style-name="Preformatted_20_Text">14817,04/14/2020,,Armenia,2020-04-14 23:41:11,1067.0,16.0,265.0</text:p>
      <text:p text:style-name="Preformatted_20_Text">14818,04/14/2020,,Austria,2020-04-14 23:41:11,14226.0,384.0,7633.0</text:p>
      <text:p text:style-name="Preformatted_20_Text">14819,04/14/2020,,Azerbaijan,2020-04-14 23:41:11,1197.0,13.0,351.0</text:p>
      <text:p text:style-name="Preformatted_20_Text">14820,04/14/2020,,Bahamas,2020-04-14 23:41:11,49.0,8.0,6.0</text:p>
      <text:p text:style-name="Preformatted_20_Text">14821,04/14/2020,,Bahrain,2020-04-14 23:41:11,1528.0,7.0,645.0</text:p>
      <text:p text:style-name="Preformatted_20_Text">14822,04/14/2020,,Bangladesh,2020-04-14 23:41:11,1012.0,46.0,42.0</text:p>
      <text:p text:style-name="Preformatted_20_Text">14823,04/14/2020,,Barbados,2020-04-14 23:41:11,72.0,4.0,13.0</text:p>
      <text:p text:style-name="Preformatted_20_Text">14824,04/14/2020,,Belarus,2020-04-14 23:41:11,3281.0,33.0,203.0</text:p>
      <text:p text:style-name="Preformatted_20_Text">14825,04/14/2020,,Belgium,2020-04-14 23:41:11,31119.0,4157.0,6868.0</text:p>
      <text:p text:style-name="Preformatted_20_Text">14826,04/14/2020,,Belize,2020-04-14 23:41:11,18.0,2.0,0.0</text:p>
      <text:p text:style-name="Preformatted_20_Text">14827,04/14/2020,,Benin,2020-04-14 23:41:11,35.0,1.0,18.0</text:p>
      <text:p text:style-name="Preformatted_20_Text">14828,04/14/2020,,Bhutan,2020-04-14 23:41:11,5.0,0.0,2.0</text:p>
      <text:p text:style-name="Preformatted_20_Text">14829,04/14/2020,,Bolivia,2020-04-14 23:41:11,354.0,28.0,6.0</text:p>
      <text:p text:style-name="Preformatted_20_Text">14830,04/14/2020,,Bosnia and Herzegovina,2020-04-14 23:41:11,1083.0,40.0,236.0</text:p>
      <text:p text:style-name="Preformatted_20_Text">14831,04/14/2020,,Botswana,2020-04-14 23:41:11,13.0,1.0,0.0</text:p>
      <text:p text:style-name="Preformatted_20_Text">14832,04/14/2020,,Brazil,2020-04-14 23:41:11,25262.0,1532.0,3046.0</text:p>
      <text:p text:style-name="Preformatted_20_Text">14833,04/14/2020,,Brunei,2020-04-14 23:41:11,136.0,1.0,107.0</text:p>
      <text:p text:style-name="Preformatted_20_Text">14834,04/14/2020,,Bulgaria,2020-04-14 23:41:11,713.0,35.0,81.0</text:p>
      <text:p text:style-name="Preformatted_20_Text">14835,04/14/2020,,Burkina Faso,2020-04-14 23:41:11,528.0,30.0,177.0</text:p>
      <text:p text:style-name="Preformatted_20_Text">14836,04/14/2020,,Burma,2020-04-14 23:41:11,63.0,4.0,2.0</text:p>
      <text:p text:style-name="Preformatted_20_Text">14837,04/14/2020,,Burundi,2020-04-14 23:41:11,5.0,1.0,0.0</text:p>
      <text:p text:style-name="Preformatted_20_Text">14838,04/14/2020,,Cabo Verde,2020-04-14 23:41:11,11.0,1.0,1.0</text:p>
      <text:p text:style-name="Preformatted_20_Text">14839,04/14/2020,,Cambodia,2020-04-14 23:41:11,122.0,0.0,91.0</text:p>
      <text:p text:style-name="Preformatted_20_Text">14840,04/14/2020,,Cameroon,2020-04-14 23:41:11,848.0,14.0,130.0</text:p>
      <text:p text:style-name="Preformatted_20_Text"><text:soft-page-break/>14841,04/14/2020,,Central African Republic,2020-04-14 23:41:11,11.0,0.0,4.0</text:p>
      <text:p text:style-name="Preformatted_20_Text">14842,04/14/2020,,Chad,2020-04-14 23:41:11,23.0,0.0,2.0</text:p>
      <text:p text:style-name="Preformatted_20_Text">14843,04/14/2020,,Chile,2020-04-14 23:41:11,7917.0,92.0,2646.0</text:p>
      <text:p text:style-name="Preformatted_20_Text">14844,04/14/2020,,Colombia,2020-04-14 23:41:11,2979.0,127.0,354.0</text:p>
      <text:p text:style-name="Preformatted_20_Text">14845,04/14/2020,,Congo (Brazzaville),2020-04-14 23:41:11,60.0,5.0,5.0</text:p>
      <text:p text:style-name="Preformatted_20_Text">14846,04/14/2020,,Congo (Kinshasa),2020-04-14 23:41:11,241.0,20.0,20.0</text:p>
      <text:p text:style-name="Preformatted_20_Text">14847,04/14/2020,,Costa Rica,2020-04-14 23:41:11,618.0,3.0,66.0</text:p>
      <text:p text:style-name="Preformatted_20_Text">14848,04/14/2020,,Croatia,2020-04-14 23:41:11,1704.0,31.0,415.0</text:p>
      <text:p text:style-name="Preformatted_20_Text">14849,04/14/2020,,Cuba,2020-04-14 23:41:11,766.0,21.0,132.0</text:p>
      <text:p text:style-name="Preformatted_20_Text">14850,04/14/2020,,Cyprus,2020-04-14 23:41:11,695.0,12.0,65.0</text:p>
      <text:p text:style-name="Preformatted_20_Text">14851,04/14/2020,,Czech Republic,2020-04-14 23:41:11,6111.0,161.0,642.0</text:p>
      <text:p text:style-name="Preformatted_20_Text">14852,04/14/2020,,Denmark,2020-04-14 23:41:11,6511.0,299.0,2515.0</text:p>
      <text:p text:style-name="Preformatted_20_Text">14853,04/14/2020,,Diamond Princess,2020-04-14 23:41:11,712.0,12.0,639.0</text:p>
      <text:p text:style-name="Preformatted_20_Text">14854,04/14/2020,,Djibouti,2020-04-14 23:41:11,363.0,2.0,53.0</text:p>
      <text:p text:style-name="Preformatted_20_Text">14855,04/14/2020,,Dominica,2020-04-14 23:41:11,16.0,0.0,8.0</text:p>
      <text:p text:style-name="Preformatted_20_Text">14856,04/14/2020,,Dominican Republic,2020-04-14 23:41:11,3286.0,183.0,162.0</text:p>
      <text:p text:style-name="Preformatted_20_Text">14857,04/14/2020,,Ecuador,2020-04-14 23:41:11,7603.0,369.0,696.0</text:p>
      <text:p text:style-name="Preformatted_20_Text">14858,04/14/2020,,Egypt,2020-04-14 23:41:11,2350.0,178.0,589.0</text:p>
      <text:p text:style-name="Preformatted_20_Text">14859,04/14/2020,,El Salvador,2020-04-14 23:41:11,149.0,6.0,25.0</text:p>
      <text:p text:style-name="Preformatted_20_Text">14860,04/14/2020,,Equatorial Guinea,2020-04-14 23:41:11,41.0,0.0,4.0</text:p>
      <text:p text:style-name="Preformatted_20_Text">14861,04/14/2020,,Eritrea,2020-04-14 23:41:11,34.0,0.0,0.0</text:p>
      <text:p text:style-name="Preformatted_20_Text">14862,04/14/2020,,Estonia,2020-04-14 23:41:11,1373.0,31.0,115.0</text:p>
      <text:p text:style-name="Preformatted_20_Text">14863,04/14/2020,,Eswatini,2020-04-14 23:41:11,15.0,0.0,8.0</text:p>
      <text:p text:style-name="Preformatted_20_Text">14864,04/14/2020,,Ethiopia,2020-04-14 23:41:11,82.0,3.0,14.0</text:p>
      <text:p text:style-name="Preformatted_20_Text">14865,04/14/2020,,Fiji,2020-04-14 23:41:11,16.0,0.0,0.0</text:p>
      <text:p text:style-name="Preformatted_20_Text">14866,04/14/2020,,Finland,2020-04-14 23:41:11,3161.0,64.0,300.0</text:p>
      <text:p text:style-name="Preformatted_20_Text">14867,04/14/2020,,France,2020-04-14 23:41:11,130253.0,15729.0,28805.0</text:p>
      <text:p text:style-name="Preformatted_20_Text">14868,04/14/2020,,Gabon,2020-04-14 23:41:11,57.0,1.0,1.0</text:p>
      <text:p text:style-name="Preformatted_20_Text">14869,04/14/2020,,Gambia,2020-04-14 23:41:11,9.0,1.0,2.0</text:p>
      <text:p text:style-name="Preformatted_20_Text">14870,04/14/2020,,Georgia,2020-04-14 23:41:11,300.0,3.0,69.0</text:p>
      <text:p text:style-name="Preformatted_20_Text">14871,04/14/2020,,Germany,2020-04-14 23:41:11,131359.0,3294.0,68200.0</text:p>
      <text:p text:style-name="Preformatted_20_Text">14872,04/14/2020,,Ghana,2020-04-14 23:41:11,636.0,8.0,17.0</text:p>
      <text:p text:style-name="Preformatted_20_Text">14873,04/14/2020,,Greece,2020-04-14 23:41:11,2170.0,101.0,269.0</text:p>
      <text:p text:style-name="Preformatted_20_Text">14874,04/14/2020,,Grenada,2020-04-14 23:41:11,14.0,0.0,0.0</text:p>
      <text:p text:style-name="Preformatted_20_Text">14875,04/14/2020,,Guatemala,2020-04-14 23:41:11,167.0,5.0,19.0</text:p>
      <text:p text:style-name="Preformatted_20_Text">14876,04/14/2020,,Guinea,2020-04-14 23:41:11,363.0,0.0,31.0</text:p>
      <text:p text:style-name="Preformatted_20_Text">14877,04/14/2020,,Guinea-Bissau,2020-04-14 23:41:11,38.0,0.0,0.0</text:p>
      <text:p text:style-name="Preformatted_20_Text">14878,04/14/2020,,Guyana,2020-04-14 23:41:11,47.0,6.0,8.0</text:p>
      <text:p text:style-name="Preformatted_20_Text">14879,04/14/2020,,Haiti,2020-04-14 23:41:11,40.0,3.0,0.0</text:p>
      <text:p text:style-name="Preformatted_20_Text">14880,04/14/2020,,Holy See,2020-04-14 23:41:11,8.0,0.0,2.0</text:p>
      <text:p text:style-name="Preformatted_20_Text">14881,04/14/2020,,Honduras,2020-04-14 23:41:11,407.0,26.0,7.0</text:p>
      <text:p text:style-name="Preformatted_20_Text">14882,04/14/2020,,Hungary,2020-04-14 23:41:11,1512.0,122.0,122.0</text:p>
      <text:p text:style-name="Preformatted_20_Text">14883,04/14/2020,,Iceland,2020-04-14 23:41:11,1720.0,8.0,989.0</text:p>
      <text:p text:style-name="Preformatted_20_Text">14884,04/14/2020,,India,2020-04-14 23:41:11,11487.0,393.0,1359.0</text:p>
      <text:p text:style-name="Preformatted_20_Text">14885,04/14/2020,,Indonesia,2020-04-14 23:41:11,4839.0,459.0,426.0</text:p>
      <text:p text:style-name="Preformatted_20_Text">14886,04/14/2020,,Iran,2020-04-14 23:41:11,74877.0,4683.0,48129.0</text:p>
      <text:p text:style-name="Preformatted_20_Text">14887,04/14/2020,,Iraq,2020-04-14 23:41:11,1400.0,78.0,766.0</text:p>
      <text:p text:style-name="Preformatted_20_Text">14888,04/14/2020,,Ireland,2020-04-14 23:41:11,11479.0,406.0,25.0</text:p>
      <text:p text:style-name="Preformatted_20_Text">14889,04/14/2020,,Israel,2020-04-14 23:41:11,12046.0,123.0,2195.0</text:p>
      <text:p text:style-name="Preformatted_20_Text">14890,04/14/2020,,Italy,2020-04-14 23:41:11,162488.0,21067.0,37130.0</text:p>
      <text:p text:style-name="Preformatted_20_Text">14891,04/14/2020,,Ivory Coast,2020-04-14 23:41:11,638.0,6.0,114.0</text:p>
      <text:p text:style-name="Preformatted_20_Text">14892,04/14/2020,,Jamaica,2020-04-14 23:41:11,73.0,4.0,19.0</text:p>
      <text:p text:style-name="Preformatted_20_Text">14893,04/14/2020,,Japan,2020-04-14 23:41:11,7645.0,143.0,799.0</text:p>
      <text:p text:style-name="Preformatted_20_Text">14894,04/14/2020,,Jordan,2020-04-14 23:41:11,397.0,7.0,235.0</text:p>
      <text:p text:style-name="Preformatted_20_Text">14895,04/14/2020,,Kazakhstan,2020-04-14 23:41:11,1232.0,14.0,203.0</text:p>
      <text:p text:style-name="Preformatted_20_Text">14896,04/14/2020,,Kenya,2020-04-14 23:41:11,216.0,9.0,41.0</text:p>
      <text:p text:style-name="Preformatted_20_Text">14897,04/14/2020,,Kosovo,2020-04-14 23:41:11,387.0,8.0,66.0</text:p>
      <text:p text:style-name="Preformatted_20_Text">14898,04/14/2020,,Kuwait,2020-04-14 23:41:11,1355.0,3.0,176.0</text:p>
      <text:p text:style-name="Preformatted_20_Text">14899,04/14/2020,,Kyrgyzstan,2020-04-14 23:41:11,430.0,5.0,71.0</text:p>
      <text:p text:style-name="Preformatted_20_Text">14900,04/14/2020,,Laos,2020-04-14 23:41:11,19.0,0.0,1.0</text:p>
      <text:p text:style-name="Preformatted_20_Text">14901,04/14/2020,,Latvia,2020-04-14 23:41:11,657.0,5.0,16.0</text:p>
      <text:p text:style-name="Preformatted_20_Text">14902,04/14/2020,,Lebanon,2020-04-14 23:41:11,641.0,21.0,80.0</text:p>
      <text:p text:style-name="Preformatted_20_Text">14903,04/14/2020,,Liberia,2020-04-14 23:41:11,59.0,6.0,4.0</text:p>
      <text:p text:style-name="Preformatted_20_Text">14904,04/14/2020,,Libya,2020-04-14 23:41:11,35.0,1.0,9.0</text:p>
      <text:p text:style-name="Preformatted_20_Text"><text:soft-page-break/>14905,04/14/2020,,Liechtenstein,2020-04-14 23:41:11,79.0,1.0,55.0</text:p>
      <text:p text:style-name="Preformatted_20_Text">14906,04/14/2020,,Lithuania,2020-04-14 23:41:11,1070.0,29.0,101.0</text:p>
      <text:p text:style-name="Preformatted_20_Text">14907,04/14/2020,,Luxembourg,2020-04-14 23:41:11,3307.0,67.0,500.0</text:p>
      <text:p text:style-name="Preformatted_20_Text">14908,04/14/2020,,MS Zaandam,2020-04-14 23:41:11,9.0,2.0,0.0</text:p>
      <text:p text:style-name="Preformatted_20_Text">14909,04/14/2020,,Madagascar,2020-04-14 23:41:11,108.0,0.0,23.0</text:p>
      <text:p text:style-name="Preformatted_20_Text">14910,04/14/2020,,Malawi,2020-04-14 23:41:11,16.0,2.0,0.0</text:p>
      <text:p text:style-name="Preformatted_20_Text">14911,04/14/2020,,Malaysia,2020-04-14 23:41:11,4987.0,82.0,2478.0</text:p>
      <text:p text:style-name="Preformatted_20_Text">14912,04/14/2020,,Maldives,2020-04-14 23:41:11,20.0,0.0,16.0</text:p>
      <text:p text:style-name="Preformatted_20_Text">14913,04/14/2020,,Mali,2020-04-14 23:41:11,144.0,13.0,34.0</text:p>
      <text:p text:style-name="Preformatted_20_Text">14914,04/14/2020,,Malta,2020-04-14 23:41:11,393.0,3.0,44.0</text:p>
      <text:p text:style-name="Preformatted_20_Text">14915,04/14/2020,,Mauritania,2020-04-14 23:41:11,7.0,1.0,2.0</text:p>
      <text:p text:style-name="Preformatted_20_Text">14916,04/14/2020,,Mauritius,2020-04-14 23:41:11,324.0,9.0,51.0</text:p>
      <text:p text:style-name="Preformatted_20_Text">14917,04/14/2020,,Mexico,2020-04-14 23:41:11,5014.0,332.0,1964.0</text:p>
      <text:p text:style-name="Preformatted_20_Text">14918,04/14/2020,,Moldova,2020-04-14 23:41:11,1934.0,40.0,134.0</text:p>
      <text:p text:style-name="Preformatted_20_Text">14919,04/14/2020,,Monaco,2020-04-14 23:41:11,93.0,1.0,6.0</text:p>
      <text:p text:style-name="Preformatted_20_Text">14920,04/14/2020,,Mongolia,2020-04-14 23:41:11,30.0,0.0,5.0</text:p>
      <text:p text:style-name="Preformatted_20_Text">14921,04/14/2020,,Montenegro,2020-04-14 23:41:11,283.0,4.0,46.0</text:p>
      <text:p text:style-name="Preformatted_20_Text">14922,04/14/2020,,Morocco,2020-04-14 23:41:11,1888.0,126.0,217.0</text:p>
      <text:p text:style-name="Preformatted_20_Text">14923,04/14/2020,,Mozambique,2020-04-14 23:41:11,28.0,0.0,2.0</text:p>
      <text:p text:style-name="Preformatted_20_Text">14924,04/14/2020,,Namibia,2020-04-14 23:41:11,16.0,0.0,3.0</text:p>
      <text:p text:style-name="Preformatted_20_Text">14925,04/14/2020,,Nepal,2020-04-14 23:41:11,16.0,0.0,1.0</text:p>
      <text:p text:style-name="Preformatted_20_Text">14926,04/14/2020,,Netherlands,2020-04-14 23:41:11,27419.0,2945.0,250.0</text:p>
      <text:p text:style-name="Preformatted_20_Text">14927,04/14/2020,,New Zealand,2020-04-14 23:41:11,1366.0,9.0,628.0</text:p>
      <text:p text:style-name="Preformatted_20_Text">14928,04/14/2020,,Nicaragua,2020-04-14 23:41:11,9.0,1.0,4.0</text:p>
      <text:p text:style-name="Preformatted_20_Text">14929,04/14/2020,,Niger,2020-04-14 23:41:11,570.0,14.0,90.0</text:p>
      <text:p text:style-name="Preformatted_20_Text">14930,04/14/2020,,Nigeria,2020-04-14 23:41:11,373.0,11.0,99.0</text:p>
      <text:p text:style-name="Preformatted_20_Text">14931,04/14/2020,,North Macedonia,2020-04-14 23:41:11,908.0,44.0,86.0</text:p>
      <text:p text:style-name="Preformatted_20_Text">14932,04/14/2020,,Norway,2020-04-14 23:41:11,6623.0,139.0,32.0</text:p>
      <text:p text:style-name="Preformatted_20_Text">14933,04/14/2020,,Oman,2020-04-14 23:41:11,813.0,4.0,130.0</text:p>
      <text:p text:style-name="Preformatted_20_Text">14934,04/14/2020,,Pakistan,2020-04-14 23:41:11,5837.0,96.0,1378.0</text:p>
      <text:p text:style-name="Preformatted_20_Text">14935,04/14/2020,,Panama,2020-04-14 23:41:11,3472.0,94.0,61.0</text:p>
      <text:p text:style-name="Preformatted_20_Text">14936,04/14/2020,,Papua New Guinea,2020-04-14 23:41:11,2.0,0.0,0.0</text:p>
      <text:p text:style-name="Preformatted_20_Text">14937,04/14/2020,,Paraguay,2020-04-14 23:41:11,159.0,7.0,22.0</text:p>
      <text:p text:style-name="Preformatted_20_Text">14938,04/14/2020,,Peru,2020-04-14 23:41:11,10303.0,230.0,2869.0</text:p>
      <text:p text:style-name="Preformatted_20_Text">14939,04/14/2020,,Philippines,2020-04-14 23:41:11,5223.0,335.0,295.0</text:p>
      <text:p text:style-name="Preformatted_20_Text">14940,04/14/2020,,Poland,2020-04-14 23:41:11,7202.0,263.0,618.0</text:p>
      <text:p text:style-name="Preformatted_20_Text">14941,04/14/2020,,Portugal,2020-04-14 23:41:11,17448.0,567.0,347.0</text:p>
      <text:p text:style-name="Preformatted_20_Text">14942,04/14/2020,,Qatar,2020-04-14 23:41:11,3428.0,7.0,373.0</text:p>
      <text:p text:style-name="Preformatted_20_Text">14943,04/14/2020,,Romania,2020-04-14 23:41:11,6879.0,351.0,1051.0</text:p>
      <text:p text:style-name="Preformatted_20_Text">14944,04/14/2020,,Russia,2020-04-14 23:41:11,21102.0,170.0,1694.0</text:p>
      <text:p text:style-name="Preformatted_20_Text">14945,04/14/2020,,Rwanda,2020-04-14 23:41:11,134.0,0.0,49.0</text:p>
      <text:p text:style-name="Preformatted_20_Text">14946,04/14/2020,,Saint Kitts and Nevis,2020-04-14 23:41:11,14.0,0.0,0.0</text:p>
      <text:p text:style-name="Preformatted_20_Text">14947,04/14/2020,,Saint Lucia,2020-04-14 23:41:11,15.0,0.0,11.0</text:p>
      <text:p text:style-name="Preformatted_20_Text">14948,04/14/2020,,Saint Vincent and the Grenadines,2020-04-14 23:41:11,12.0,0.0,1.0</text:p>
      <text:p text:style-name="Preformatted_20_Text">14949,04/14/2020,,San Marino,2020-04-14 23:41:11,371.0,36.0,53.0</text:p>
      <text:p text:style-name="Preformatted_20_Text">14950,04/14/2020,,Sao Tome and Principe,2020-04-14 23:41:11,4.0,0.0,0.0</text:p>
      <text:p text:style-name="Preformatted_20_Text">14951,04/14/2020,,Saudi Arabia,2020-04-14 23:41:11,5369.0,73.0,889.0</text:p>
      <text:p text:style-name="Preformatted_20_Text">14952,04/14/2020,,Senegal,2020-04-14 23:41:11,299.0,2.0,183.0</text:p>
      <text:p text:style-name="Preformatted_20_Text">14953,04/14/2020,,Serbia,2020-04-14 23:41:11,4465.0,94.0,0.0</text:p>
      <text:p text:style-name="Preformatted_20_Text">14954,04/14/2020,,Seychelles,2020-04-14 23:41:11,11.0,0.0,0.0</text:p>
      <text:p text:style-name="Preformatted_20_Text">14955,04/14/2020,,Sierra Leone,2020-04-14 23:41:11,11.0,0.0,0.0</text:p>
      <text:p text:style-name="Preformatted_20_Text">14956,04/14/2020,,Singapore,2020-04-14 23:41:11,3252.0,10.0,611.0</text:p>
      <text:p text:style-name="Preformatted_20_Text">14957,04/14/2020,,Slovakia,2020-04-14 23:41:11,835.0,2.0,113.0</text:p>
      <text:p text:style-name="Preformatted_20_Text">14958,04/14/2020,,Slovenia,2020-04-14 23:41:11,1220.0,56.0,152.0</text:p>
      <text:p text:style-name="Preformatted_20_Text">14959,04/14/2020,,Somalia,2020-04-14 23:41:11,60.0,2.0,2.0</text:p>
      <text:p text:style-name="Preformatted_20_Text">14960,04/14/2020,,South Africa,2020-04-14 23:41:11,2415.0,27.0,410.0</text:p>
      <text:p text:style-name="Preformatted_20_Text">14961,04/14/2020,,South Korea,2020-04-14 23:41:11,10564.0,222.0,7534.0</text:p>
      <text:p text:style-name="Preformatted_20_Text">14962,04/14/2020,,South Sudan,2020-04-14 23:41:11,4.0,0.0,0.0</text:p>
      <text:p text:style-name="Preformatted_20_Text">14963,04/14/2020,,Spain,2020-04-14 23:41:11,172541.0,18056.0,67504.0</text:p>
      <text:p text:style-name="Preformatted_20_Text">14964,04/14/2020,,Sri Lanka,2020-04-14 23:41:11,233.0,7.0,61.0</text:p>
      <text:p text:style-name="Preformatted_20_Text">14965,04/14/2020,,Sudan,2020-04-14 23:41:11,32.0,5.0,4.0</text:p>
      <text:p text:style-name="Preformatted_20_Text">14966,04/14/2020,,Suriname,2020-04-14 23:41:11,10.0,1.0,6.0</text:p>
      <text:p text:style-name="Preformatted_20_Text">14967,04/14/2020,,Sweden,2020-04-14 23:41:11,11445.0,1033.0,381.0</text:p>
      <text:p text:style-name="Preformatted_20_Text"><text:soft-page-break/>14968,04/14/2020,,Switzerland,2020-04-14 23:41:11,25936.0,1174.0,13700.0</text:p>
      <text:p text:style-name="Preformatted_20_Text">14969,04/14/2020,,Syria,2020-04-14 23:41:11,29.0,2.0,5.0</text:p>
      <text:p text:style-name="Preformatted_20_Text">14970,04/14/2020,,Taiwan,2020-04-14 23:41:11,393.0,6.0,124.0</text:p>
      <text:p text:style-name="Preformatted_20_Text">14971,04/14/2020,,Tanzania,2020-04-14 23:41:11,53.0,3.0,7.0</text:p>
      <text:p text:style-name="Preformatted_20_Text">14972,04/14/2020,,Thailand,2020-04-14 23:41:11,2613.0,41.0,1405.0</text:p>
      <text:p text:style-name="Preformatted_20_Text">14973,04/14/2020,,Timor-Leste,2020-04-14 23:41:11,6.0,0.0,1.0</text:p>
      <text:p text:style-name="Preformatted_20_Text">14974,04/14/2020,,Togo,2020-04-14 23:41:11,77.0,3.0,32.0</text:p>
      <text:p text:style-name="Preformatted_20_Text">14975,04/14/2020,,Trinidad and Tobago,2020-04-14 23:41:11,113.0,8.0,17.0</text:p>
      <text:p text:style-name="Preformatted_20_Text">14976,04/14/2020,,Tunisia,2020-04-14 23:41:11,747.0,34.0,43.0</text:p>
      <text:p text:style-name="Preformatted_20_Text">14977,04/14/2020,,Turkey,2020-04-14 23:41:11,65111.0,1403.0,4799.0</text:p>
      <text:p text:style-name="Preformatted_20_Text">14978,04/14/2020,,UK,2020-04-14 23:41:11,93873.0,12107.0,0.0</text:p>
      <text:p text:style-name="Preformatted_20_Text">14979,04/14/2020,,Uganda,2020-04-14 23:41:11,55.0,0.0,8.0</text:p>
      <text:p text:style-name="Preformatted_20_Text">14980,04/14/2020,,Ukraine,2020-04-14 23:41:11,3372.0,98.0,119.0</text:p>
      <text:p text:style-name="Preformatted_20_Text">14981,04/14/2020,,United Arab Emirates,2020-04-14 23:41:11,4933.0,28.0,933.0</text:p>
      <text:p text:style-name="Preformatted_20_Text">14982,04/14/2020,,Uruguay,2020-04-14 23:41:11,483.0,8.0,248.0</text:p>
      <text:p text:style-name="Preformatted_20_Text">14983,04/14/2020,,Uzbekistan,2020-04-14 23:41:11,1165.0,4.0,99.0</text:p>
      <text:p text:style-name="Preformatted_20_Text">14984,04/14/2020,,Venezuela,2020-04-14 23:41:11,189.0,9.0,110.0</text:p>
      <text:p text:style-name="Preformatted_20_Text">14985,04/14/2020,,Vietnam,2020-04-14 23:41:11,266.0,0.0,169.0</text:p>
      <text:p text:style-name="Preformatted_20_Text">14986,04/14/2020,,West Bank and Gaza,2020-04-14 23:41:11,308.0,2.0,62.0</text:p>
      <text:p text:style-name="Preformatted_20_Text">14987,04/14/2020,,Western Sahara,2020-04-14 23:41:11,6.0,0.0,0.0</text:p>
      <text:p text:style-name="Preformatted_20_Text">14988,04/14/2020,,Yemen,2020-04-14 23:41:11,1.0,0.0,0.0</text:p>
      <text:p text:style-name="Preformatted_20_Text">14989,04/14/2020,,Zambia,2020-04-14 23:41:11,45.0,2.0,30.0</text:p>
      <text:p text:style-name="Preformatted_20_Text">14990,04/14/2020,,Zimbabwe,2020-04-14 23:41:11,17.0,3.0,0.0</text:p>
      <text:p text:style-name="Preformatted_20_Text">14991,04/14/2020,Alabama,US,2020-04-14 23:41:11,3953.0,114.0,0.0</text:p>
      <text:p text:style-name="Preformatted_20_Text">14992,04/14/2020,Alaska,US,2020-04-14 23:41:11,285.0,9.0,0.0</text:p>
      <text:p text:style-name="Preformatted_20_Text">14993,04/14/2020,Alberta,Canada,2020-04-14 23:41:11,1870.0,48.0,0.0</text:p>
      <text:p text:style-name="Preformatted_20_Text">14994,04/14/2020,Anguilla,UK,2020-04-14 23:41:11,3.0,0.0,1.0</text:p>
      <text:p text:style-name="Preformatted_20_Text">14995,04/14/2020,Anhui,Mainland China,2020-04-14 23:41:11,991.0,6.0,984.0</text:p>
      <text:p text:style-name="Preformatted_20_Text">14996,04/14/2020,Arizona,US,2020-04-14 23:41:11,3809.0,131.0,0.0</text:p>
      <text:p text:style-name="Preformatted_20_Text">14997,04/14/2020,Arkansas,US,2020-04-14 23:41:11,1498.0,32.0,0.0</text:p>
      <text:p text:style-name="Preformatted_20_Text">14998,04/14/2020,Aruba,Netherlands,2020-04-14 23:41:11,92.0,0.0,32.0</text:p>
      <text:p text:style-name="Preformatted_20_Text">14999,04/14/2020,Australian Capital Territory,Australia,2020-04-14 23:41:11,103.0,2.0,72.0</text:p>
      <text:p text:style-name="Preformatted_20_Text">15000,04/14/2020,Beijing,Mainland China,2020-04-14 23:41:11,589.0,8.0,491.0</text:p>
      <text:p text:style-name="Preformatted_20_Text">15001,04/14/2020,Bermuda,UK,2020-04-14 23:41:11,57.0,5.0,30.0</text:p>
      <text:p text:style-name="Preformatted_20_Text">15002,04/14/2020,"Bonaire, Sint Eustatius and Saba",Netherlands,2020-04-14 23:41:11,3.0,0.0,0.0</text:p>
      <text:p text:style-name="Preformatted_20_Text">15003,04/14/2020,British Columbia,Canada,2020-04-14 23:41:11,1490.0,69.0,0.0</text:p>
      <text:p text:style-name="Preformatted_20_Text">15004,04/14/2020,British Virgin Islands,UK,2020-04-14 23:41:11,3.0,0.0,2.0</text:p>
      <text:p text:style-name="Preformatted_20_Text">15005,04/14/2020,California,US,2020-04-14 23:41:11,25356.0,767.0,0.0</text:p>
      <text:p text:style-name="Preformatted_20_Text">15006,04/14/2020,Cayman Islands,UK,2020-04-14 23:41:11,54.0,1.0,6.0</text:p>
      <text:p text:style-name="Preformatted_20_Text">15007,04/14/2020,Channel Islands,UK,2020-04-14 23:41:11,440.0,13.0,48.0</text:p>
      <text:p text:style-name="Preformatted_20_Text">15008,04/14/2020,Chongqing,Mainland China,2020-04-14 23:41:11,579.0,6.0,570.0</text:p>
      <text:p text:style-name="Preformatted_20_Text">15009,04/14/2020,Colorado,US,2020-04-14 23:41:11,7950.0,327.0,0.0</text:p>
      <text:p text:style-name="Preformatted_20_Text">15010,04/14/2020,Connecticut,US,2020-04-14 23:41:11,13989.0,671.0,0.0</text:p>
      <text:p text:style-name="Preformatted_20_Text">15011,04/14/2020,Curacao,Netherlands,2020-04-14 23:41:11,14.0,1.0,10.0</text:p>
      <text:p text:style-name="Preformatted_20_Text">15012,04/14/2020,Delaware,US,2020-04-14 23:41:11,1926.0,43.0,0.0</text:p>
      <text:p text:style-name="Preformatted_20_Text">15013,04/14/2020,Diamond Princess cruise ship,US,2020-04-14 23:41:11,49.0,0.0,0.0</text:p>
      <text:p text:style-name="Preformatted_20_Text">15014,04/14/2020,District of Columbia,US,2020-04-14 23:41:11,2058.0,67.0,0.0</text:p>
      <text:p text:style-name="Preformatted_20_Text">15015,04/14/2020,Falkland Islands (Malvinas),UK,2020-04-14 23:41:11,11.0,0.0,1.0</text:p>
      <text:p text:style-name="Preformatted_20_Text">15016,04/14/2020,Faroe Islands,Denmark,2020-04-14 23:41:11,184.0,0.0,163.0</text:p>
      <text:p text:style-name="Preformatted_20_Text">15017,04/14/2020,Florida,US,2020-04-14 23:41:11,21628.0,571.0,0.0</text:p>
      <text:p text:style-name="Preformatted_20_Text">15018,04/14/2020,French Guiana,France,2020-04-14 23:41:11,86.0,0.0,51.0</text:p>
      <text:p text:style-name="Preformatted_20_Text">15019,04/14/2020,French Polynesia,France,2020-04-14 23:41:11,55.0,0.0,0.0</text:p>
      <text:p text:style-name="Preformatted_20_Text">15020,04/14/2020,Fujian,Mainland China,2020-04-14 23:41:11,353.0,1.0,329.0</text:p>
      <text:p text:style-name="Preformatted_20_Text">15021,04/14/2020,Gansu,Mainland China,2020-04-14 23:41:11,139.0,2.0,136.0</text:p>
      <text:p text:style-name="Preformatted_20_Text">15022,04/14/2020,Georgia,US,2020-04-14 23:41:11,14578.0,525.0,0.0</text:p>
      <text:p text:style-name="Preformatted_20_Text">15023,04/14/2020,Gibraltar,UK,2020-04-14 23:41:11,129.0,0.0,93.0</text:p>
      <text:p text:style-name="Preformatted_20_Text">15024,04/14/2020,Grand Princess,Canada,2020-04-14 23:41:11,13.0,0.0,0.0</text:p>
      <text:p text:style-name="Preformatted_20_Text">15025,04/14/2020,Grand Princess,US,2020-04-14 23:41:11,103.0,0.0,0.0</text:p>
      <text:p text:style-name="Preformatted_20_Text">15026,04/14/2020,Greenland,Denmark,2020-04-14 23:41:11,11.0,0.0,11.0</text:p>
      <text:p text:style-name="Preformatted_20_Text">15027,04/14/2020,Guadeloupe,France,2020-04-14 23:41:11,145.0,8.0,67.0</text:p>
      <text:p text:style-name="Preformatted_20_Text">15028,04/14/2020,Guam,US,2020-04-14 23:41:11,133.0,5.0,0.0</text:p>
      <text:p text:style-name="Preformatted_20_Text"><text:soft-page-break/>15029,04/14/2020,Guangdong,Mainland China,2020-04-14 23:41:11,1564.0,8.0,1458.0</text:p>
      <text:p text:style-name="Preformatted_20_Text">15030,04/14/2020,Guangxi,Mainland China,2020-04-14 23:41:11,254.0,2.0,252.0</text:p>
      <text:p text:style-name="Preformatted_20_Text">15031,04/14/2020,Guizhou,Mainland China,2020-04-14 23:41:11,146.0,2.0,144.0</text:p>
      <text:p text:style-name="Preformatted_20_Text">15032,04/14/2020,Hainan,Mainland China,2020-04-14 23:41:11,168.0,6.0,162.0</text:p>
      <text:p text:style-name="Preformatted_20_Text">15033,04/14/2020,Hawaii,US,2020-04-14 23:41:11,511.0,9.0,0.0</text:p>
      <text:p text:style-name="Preformatted_20_Text">15034,04/14/2020,Hebei,Mainland China,2020-04-14 23:41:11,327.0,6.0,314.0</text:p>
      <text:p text:style-name="Preformatted_20_Text">15035,04/14/2020,Heilongjiang,Mainland China,2020-04-14 23:41:11,819.0,13.0,470.0</text:p>
      <text:p text:style-name="Preformatted_20_Text">15036,04/14/2020,Henan,Mainland China,2020-04-14 23:41:11,1276.0,22.0,1254.0</text:p>
      <text:p text:style-name="Preformatted_20_Text">15037,04/14/2020,Hong Kong,Hong Kong,2020-04-14 23:41:11,1012.0,4.0,434.0</text:p>
      <text:p text:style-name="Preformatted_20_Text">15038,04/14/2020,Hubei,Mainland China,2020-04-14 23:41:11,67803.0,3221.0,64363.0</text:p>
      <text:p text:style-name="Preformatted_20_Text">15039,04/14/2020,Hunan,Mainland China,2020-04-14 23:41:11,1019.0,4.0,1014.0</text:p>
      <text:p text:style-name="Preformatted_20_Text">15040,04/14/2020,Idaho,US,2020-04-14 23:41:11,1464.0,33.0,0.0</text:p>
      <text:p text:style-name="Preformatted_20_Text">15041,04/14/2020,Illinois,US,2020-04-14 23:41:11,23248.0,868.0,0.0</text:p>
      <text:p text:style-name="Preformatted_20_Text">15042,04/14/2020,Indiana,US,2020-04-14 23:41:11,8527.0,387.0,0.0</text:p>
      <text:p text:style-name="Preformatted_20_Text">15043,04/14/2020,Inner Mongolia,Mainland China,2020-04-14 23:41:11,190.0,1.0,91.0</text:p>
      <text:p text:style-name="Preformatted_20_Text">15044,04/14/2020,Iowa,US,2020-04-14 23:41:11,1899.0,49.0,0.0</text:p>
      <text:p text:style-name="Preformatted_20_Text">15045,04/14/2020,Isle of Man,UK,2020-04-14 23:41:11,254.0,2.0,141.0</text:p>
      <text:p text:style-name="Preformatted_20_Text">15046,04/14/2020,Jiangsu,Mainland China,2020-04-14 23:41:11,653.0,0.0,641.0</text:p>
      <text:p text:style-name="Preformatted_20_Text">15047,04/14/2020,Jiangxi,Mainland China,2020-04-14 23:41:11,937.0,1.0,936.0</text:p>
      <text:p text:style-name="Preformatted_20_Text">15048,04/14/2020,Jilin,Mainland China,2020-04-14 23:41:11,100.0,1.0,96.0</text:p>
      <text:p text:style-name="Preformatted_20_Text">15049,04/14/2020,Kansas,US,2020-04-14 23:41:11,1441.0,69.0,0.0</text:p>
      <text:p text:style-name="Preformatted_20_Text">15050,04/14/2020,Kentucky,US,2020-04-14 23:41:11,2048.0,106.0,0.0</text:p>
      <text:p text:style-name="Preformatted_20_Text">15051,04/14/2020,Liaoning,Mainland China,2020-04-14 23:41:11,145.0,2.0,138.0</text:p>
      <text:p text:style-name="Preformatted_20_Text">15052,04/14/2020,Louisiana,US,2020-04-14 23:41:11,21518.0,1013.0,0.0</text:p>
      <text:p text:style-name="Preformatted_20_Text">15053,04/14/2020,Macau,Macau,2020-04-14 23:41:11,45.0,0.0,13.0</text:p>
      <text:p text:style-name="Preformatted_20_Text">15054,04/14/2020,Maine,US,2020-04-14 23:41:11,735.0,20.0,0.0</text:p>
      <text:p text:style-name="Preformatted_20_Text">15055,04/14/2020,Manitoba,Canada,2020-04-14 23:41:11,246.0,4.0,0.0</text:p>
      <text:p text:style-name="Preformatted_20_Text">15056,04/14/2020,Martinique,France,2020-04-14 23:41:11,157.0,6.0,50.0</text:p>
      <text:p text:style-name="Preformatted_20_Text">15057,04/14/2020,Maryland,US,2020-04-14 23:41:11,9472.0,302.0,0.0</text:p>
      <text:p text:style-name="Preformatted_20_Text">15058,04/14/2020,Massachusetts,US,2020-04-14 23:41:11,28164.0,844.0,0.0</text:p>
      <text:p text:style-name="Preformatted_20_Text">15059,04/14/2020,Mayotte,France,2020-04-14 23:41:11,217.0,3.0,69.0</text:p>
      <text:p text:style-name="Preformatted_20_Text">15060,04/14/2020,Michigan,US,2020-04-14 23:41:11,27001.0,1768.0,0.0</text:p>
      <text:p text:style-name="Preformatted_20_Text">15061,04/14/2020,Minnesota,US,2020-04-14 23:41:11,1695.0,79.0,0.0</text:p>
      <text:p text:style-name="Preformatted_20_Text">15062,04/14/2020,Mississippi,US,2020-04-14 23:41:11,3087.0,111.0,0.0</text:p>
      <text:p text:style-name="Preformatted_20_Text">15063,04/14/2020,Missouri,US,2020-04-14 23:41:11,4746.0,149.0,0.0</text:p>
      <text:p text:style-name="Preformatted_20_Text">15064,04/14/2020,Montana,US,2020-04-14 23:41:11,399.0,7.0,0.0</text:p>
      <text:p text:style-name="Preformatted_20_Text">15065,04/14/2020,Montserrat,UK,2020-04-14 23:41:11,11.0,0.0,1.0</text:p>
      <text:p text:style-name="Preformatted_20_Text">15066,04/14/2020,Nebraska,US,2020-04-14 23:41:11,897.0,20.0,0.0</text:p>
      <text:p text:style-name="Preformatted_20_Text">15067,04/14/2020,Nevada,US,2020-04-14 23:41:11,3134.0,126.0,0.0</text:p>
      <text:p text:style-name="Preformatted_20_Text">15068,04/14/2020,New Brunswick,Canada,2020-04-14 23:41:11,116.0,0.0,0.0</text:p>
      <text:p text:style-name="Preformatted_20_Text">15069,04/14/2020,New Caledonia,France,2020-04-14 23:41:11,18.0,0.0,1.0</text:p>
      <text:p text:style-name="Preformatted_20_Text">15070,04/14/2020,New Hampshire,US,2020-04-14 23:41:11,922.0,25.0,0.0</text:p>
      <text:p text:style-name="Preformatted_20_Text">15071,04/14/2020,New Jersey,US,2020-04-14 23:41:11,68824.0,2805.0,0.0</text:p>
      <text:p text:style-name="Preformatted_20_Text">15072,04/14/2020,New Mexico,US,2020-04-14 23:41:11,1345.0,31.0,0.0</text:p>
      <text:p text:style-name="Preformatted_20_Text">15073,04/14/2020,New South Wales,Australia,2020-04-14 23:41:11,2870.0,25.0,4.0</text:p>
      <text:p text:style-name="Preformatted_20_Text">15074,04/14/2020,New York,US,2020-04-14 23:41:11,203020.0,10842.0,0.0</text:p>
      <text:p text:style-name="Preformatted_20_Text">15075,04/14/2020,Newfoundland and Labrador,Canada,2020-04-14 23:41:11,244.0,3.0,0.0</text:p>
      <text:p text:style-name="Preformatted_20_Text">15076,04/14/2020,Ningxia,Mainland China,2020-04-14 23:41:11,75.0,0.0,75.0</text:p>
      <text:p text:style-name="Preformatted_20_Text">15077,04/14/2020,North Carolina,US,2020-04-14 23:41:11,5113.0,112.0,0.0</text:p>
      <text:p text:style-name="Preformatted_20_Text">15078,04/14/2020,North Dakota,US,2020-04-14 23:41:11,341.0,8.0,0.0</text:p>
      <text:p text:style-name="Preformatted_20_Text">15079,04/14/2020,Northern Mariana Islands,US,2020-04-14 23:41:11,11.0,2.0,0.0</text:p>
      <text:p text:style-name="Preformatted_20_Text">15080,04/14/2020,Northern Territory,Australia,2020-04-14 23:41:11,28.0,0.0,6.0</text:p>
      <text:p text:style-name="Preformatted_20_Text">15081,04/14/2020,Northwest Territories,Canada,2020-04-14 23:41:11,5.0,0.0,0.0</text:p>
      <text:p text:style-name="Preformatted_20_Text">15082,04/14/2020,Nova Scotia,Canada,2020-04-14 23:41:11,517.0,3.0,0.0</text:p>
      <text:p text:style-name="Preformatted_20_Text">15083,04/14/2020,Ohio,US,2020-04-14 23:41:11,7285.0,324.0,0.0</text:p>
      <text:p text:style-name="Preformatted_20_Text">15084,04/14/2020,Oklahoma,US,2020-04-14 23:41:11,2184.0,108.0,0.0</text:p>
      <text:p text:style-name="Preformatted_20_Text">15085,04/14/2020,Ontario,Canada,2020-04-14 23:41:11,7953.0,334.0,0.0</text:p>
      <text:p text:style-name="Preformatted_20_Text">15086,04/14/2020,Oregon,US,2020-04-14 23:41:11,1633.0,55.0,0.0</text:p>
      <text:p text:style-name="Preformatted_20_Text">15087,04/14/2020,Pennsylvania,US,2020-04-14 23:41:11,25465.0,691.0,0.0</text:p>
      <text:p text:style-name="Preformatted_20_Text">15088,04/14/2020,Prince Edward Island,Canada,2020-04-14 23:41:11,25.0,0.0,0.0</text:p>
      <text:p text:style-name="Preformatted_20_Text">15089,04/14/2020,Puerto Rico,US,2020-04-14 23:41:11,923.0,45.0,0.0</text:p>
      <text:p text:style-name="Preformatted_20_Text"><text:soft-page-break/>15090,04/14/2020,Qinghai,Mainland China,2020-04-14 23:41:11,18.0,0.0,18.0</text:p>
      <text:p text:style-name="Preformatted_20_Text">15091,04/14/2020,Quebec,Canada,2020-04-14 23:41:11,14248.0,435.0,0.0</text:p>
      <text:p text:style-name="Preformatted_20_Text">15092,04/14/2020,Queensland,Australia,2020-04-14 23:41:11,998.0,5.0,442.0</text:p>
      <text:p text:style-name="Preformatted_20_Text">15093,04/14/2020,Recovered,Canada,2020-04-14 23:41:11,0.0,0.0,8210.0</text:p>
      <text:p text:style-name="Preformatted_20_Text">15094,04/14/2020,Recovered,US,2020-04-14 23:41:11,0.0,0.0,47763.0</text:p>
      <text:p text:style-name="Preformatted_20_Text">15095,04/14/2020,Reunion,France,2020-04-14 23:41:11,391.0,0.0,40.0</text:p>
      <text:p text:style-name="Preformatted_20_Text">15096,04/14/2020,Rhode Island,US,2020-04-14 23:41:11,3251.0,80.0,0.0</text:p>
      <text:p text:style-name="Preformatted_20_Text">15097,04/14/2020,Saint Barthelemy,France,2020-04-14 23:41:11,6.0,0.0,4.0</text:p>
      <text:p text:style-name="Preformatted_20_Text">15098,04/14/2020,Saint Pierre and Miquelon,France,2020-04-14 23:41:11,1.0,0.0,0.0</text:p>
      <text:p text:style-name="Preformatted_20_Text">15099,04/14/2020,Saskatchewan,Canada,2020-04-14 23:41:11,300.0,4.0,0.0</text:p>
      <text:p text:style-name="Preformatted_20_Text">15100,04/14/2020,Shaanxi,Mainland China,2020-04-14 23:41:11,256.0,3.0,248.0</text:p>
      <text:p text:style-name="Preformatted_20_Text">15101,04/14/2020,Shandong,Mainland China,2020-04-14 23:41:11,784.0,7.0,759.0</text:p>
      <text:p text:style-name="Preformatted_20_Text">15102,04/14/2020,Shanghai,Mainland China,2020-04-14 23:41:11,618.0,7.0,468.0</text:p>
      <text:p text:style-name="Preformatted_20_Text">15103,04/14/2020,Shanxi,Mainland China,2020-04-14 23:41:11,173.0,0.0,135.0</text:p>
      <text:p text:style-name="Preformatted_20_Text">15104,04/14/2020,Sichuan,Mainland China,2020-04-14 23:41:11,560.0,3.0,548.0</text:p>
      <text:p text:style-name="Preformatted_20_Text">15105,04/14/2020,Sint Maarten,Netherlands,2020-04-14 23:41:11,52.0,9.0,5.0</text:p>
      <text:p text:style-name="Preformatted_20_Text">15106,04/14/2020,South Australia,Australia,2020-04-14 23:41:11,433.0,4.0,240.0</text:p>
      <text:p text:style-name="Preformatted_20_Text">15107,04/14/2020,South Carolina,US,2020-04-14 23:41:11,3553.0,97.0,0.0</text:p>
      <text:p text:style-name="Preformatted_20_Text">15108,04/14/2020,South Dakota,US,2020-04-14 23:41:11,988.0,6.0,0.0</text:p>
      <text:p text:style-name="Preformatted_20_Text">15109,04/14/2020,St Martin,France,2020-04-14 23:41:11,32.0,2.0,11.0</text:p>
      <text:p text:style-name="Preformatted_20_Text">15110,04/14/2020,Tasmania,Australia,2020-04-14 23:41:11,165.0,6.0,53.0</text:p>
      <text:p text:style-name="Preformatted_20_Text">15111,04/14/2020,Tennessee,US,2020-04-14 23:41:11,5827.0,124.0,0.0</text:p>
      <text:p text:style-name="Preformatted_20_Text">15112,04/14/2020,Texas,US,2020-04-14 23:41:11,15006.0,342.0,0.0</text:p>
      <text:p text:style-name="Preformatted_20_Text">15113,04/14/2020,Tianjin,Mainland China,2020-04-14 23:41:11,185.0,3.0,168.0</text:p>
      <text:p text:style-name="Preformatted_20_Text">15114,04/14/2020,Tibet,Mainland China,2020-04-14 23:41:11,1.0,0.0,1.0</text:p>
      <text:p text:style-name="Preformatted_20_Text">15115,04/14/2020,Turks and Caicos Islands,UK,2020-04-14 23:41:11,10.0,1.0,0.0</text:p>
      <text:p text:style-name="Preformatted_20_Text">15116,04/14/2020,Utah,US,2020-04-14 23:41:11,2417.0,18.0,0.0</text:p>
      <text:p text:style-name="Preformatted_20_Text">15117,04/14/2020,Vermont,US,2020-04-14 23:41:11,752.0,29.0,0.0</text:p>
      <text:p text:style-name="Preformatted_20_Text">15118,04/14/2020,Victoria,Australia,2020-04-14 23:41:11,1291.0,14.0,1118.0</text:p>
      <text:p text:style-name="Preformatted_20_Text">15119,04/14/2020,Virgin Islands,US,2020-04-14 23:41:11,51.0,1.0,0.0</text:p>
      <text:p text:style-name="Preformatted_20_Text">15120,04/14/2020,Virginia,US,2020-04-14 23:41:11,6182.0,154.0,0.0</text:p>
      <text:p text:style-name="Preformatted_20_Text">15121,04/14/2020,Washington,US,2020-04-14 23:41:11,10799.0,530.0,0.0</text:p>
      <text:p text:style-name="Preformatted_20_Text">15122,04/14/2020,West Virginia,US,2020-04-14 23:41:11,640.0,9.0,0.0</text:p>
      <text:p text:style-name="Preformatted_20_Text">15123,04/14/2020,Western Australia,Australia,2020-04-14 23:41:11,527.0,6.0,251.0</text:p>
      <text:p text:style-name="Preformatted_20_Text">15124,04/14/2020,Wisconsin,US,2020-04-14 23:41:11,3555.0,170.0,0.0</text:p>
      <text:p text:style-name="Preformatted_20_Text">15125,04/14/2020,Wyoming,US,2020-04-14 23:41:11,282.0,1.0,0.0</text:p>
      <text:p text:style-name="Preformatted_20_Text">15126,04/14/2020,Xinjiang,Mainland China,2020-04-14 23:41:11,76.0,3.0,73.0</text:p>
      <text:p text:style-name="Preformatted_20_Text">15127,04/14/2020,Yukon,Canada,2020-04-14 23:41:11,8.0,0.0,0.0</text:p>
      <text:p text:style-name="Preformatted_20_Text">15128,04/14/2020,Yunnan,Mainland China,2020-04-14 23:41:11,184.0,2.0,175.0</text:p>
      <text:p text:style-name="Preformatted_20_Text">15129,04/14/2020,Zhejiang,Mainland China,2020-04-14 23:41:11,1267.0,1.0,1242.0</text:p>
      <text:p text:style-name="Preformatted_20_Text">15130,04/15/2020,,Afghanistan,2020-04-15 23:04:26,784.0,25.0,43.0</text:p>
      <text:p text:style-name="Preformatted_20_Text">15131,04/15/2020,,Albania,2020-04-15 23:04:26,494.0,25.0,251.0</text:p>
      <text:p text:style-name="Preformatted_20_Text">15132,04/15/2020,,Algeria,2020-04-15 23:04:26,2160.0,336.0,708.0</text:p>
      <text:p text:style-name="Preformatted_20_Text">15133,04/15/2020,,Andorra,2020-04-15 23:04:26,673.0,33.0,169.0</text:p>
      <text:p text:style-name="Preformatted_20_Text">15134,04/15/2020,,Angola,2020-04-15 23:04:26,19.0,2.0,5.0</text:p>
      <text:p text:style-name="Preformatted_20_Text">15135,04/15/2020,,Antigua and Barbuda,2020-04-15 23:04:26,23.0,2.0,3.0</text:p>
      <text:p text:style-name="Preformatted_20_Text">15136,04/15/2020,,Argentina,2020-04-15 23:04:26,2443.0,111.0,596.0</text:p>
      <text:p text:style-name="Preformatted_20_Text">15137,04/15/2020,,Armenia,2020-04-15 23:04:26,1111.0,17.0,297.0</text:p>
      <text:p text:style-name="Preformatted_20_Text">15138,04/15/2020,,Austria,2020-04-15 23:04:26,14336.0,393.0,8098.0</text:p>
      <text:p text:style-name="Preformatted_20_Text">15139,04/15/2020,,Azerbaijan,2020-04-15 23:04:26,1253.0,13.0,404.0</text:p>
      <text:p text:style-name="Preformatted_20_Text">15140,04/15/2020,,Bahamas,2020-04-15 23:04:26,49.0,8.0,6.0</text:p>
      <text:p text:style-name="Preformatted_20_Text">15141,04/15/2020,,Bahrain,2020-04-15 23:04:26,1671.0,7.0,663.0</text:p>
      <text:p text:style-name="Preformatted_20_Text">15142,04/15/2020,,Bangladesh,2020-04-15 23:04:26,1231.0,50.0,49.0</text:p>
      <text:p text:style-name="Preformatted_20_Text">15143,04/15/2020,,Barbados,2020-04-15 23:04:26,73.0,5.0,15.0</text:p>
      <text:p text:style-name="Preformatted_20_Text">15144,04/15/2020,,Belarus,2020-04-15 23:04:26,3728.0,36.0,203.0</text:p>
      <text:p text:style-name="Preformatted_20_Text">15145,04/15/2020,,Belgium,2020-04-15 23:04:26,33573.0,4440.0,7107.0</text:p>
      <text:p text:style-name="Preformatted_20_Text">15146,04/15/2020,,Belize,2020-04-15 23:04:26,18.0,2.0,0.0</text:p>
      <text:p text:style-name="Preformatted_20_Text">15147,04/15/2020,,Benin,2020-04-15 23:04:26,35.0,1.0,18.0</text:p>
      <text:p text:style-name="Preformatted_20_Text">15148,04/15/2020,,Bhutan,2020-04-15 23:04:26,5.0,0.0,2.0</text:p>
      <text:p text:style-name="Preformatted_20_Text">15149,04/15/2020,,Bolivia,2020-04-15 23:04:26,397.0,28.0,7.0</text:p>
      <text:p text:style-name="Preformatted_20_Text">15150,04/15/2020,,Bosnia and Herzegovina,2020-04-15 23:04:26,1110.0,41.0,253.0</text:p>
      <text:p text:style-name="Preformatted_20_Text">15151,04/15/2020,,Botswana,2020-04-15 23:04:26,13.0,1.0,0.0</text:p>
      <text:p text:style-name="Preformatted_20_Text">15152,04/15/2020,,Brazil,2020-04-15 23:04:26,28320.0,1736.0,14026.0</text:p>
      <text:p text:style-name="Preformatted_20_Text"><text:soft-page-break/>15153,04/15/2020,,Brunei,2020-04-15 23:04:26,136.0,1.0,108.0</text:p>
      <text:p text:style-name="Preformatted_20_Text">15154,04/15/2020,,Bulgaria,2020-04-15 23:04:26,747.0,36.0,105.0</text:p>
      <text:p text:style-name="Preformatted_20_Text">15155,04/15/2020,,Burkina Faso,2020-04-15 23:04:26,542.0,32.0,226.0</text:p>
      <text:p text:style-name="Preformatted_20_Text">15156,04/15/2020,,Burma,2020-04-15 23:04:26,74.0,4.0,2.0</text:p>
      <text:p text:style-name="Preformatted_20_Text">15157,04/15/2020,,Burundi,2020-04-15 23:04:26,5.0,1.0,0.0</text:p>
      <text:p text:style-name="Preformatted_20_Text">15158,04/15/2020,,Cabo Verde,2020-04-15 23:04:26,56.0,1.0,1.0</text:p>
      <text:p text:style-name="Preformatted_20_Text">15159,04/15/2020,,Cambodia,2020-04-15 23:04:26,122.0,0.0,96.0</text:p>
      <text:p text:style-name="Preformatted_20_Text">15160,04/15/2020,,Cameroon,2020-04-15 23:04:26,848.0,17.0,165.0</text:p>
      <text:p text:style-name="Preformatted_20_Text">15161,04/15/2020,,Central African Republic,2020-04-15 23:04:26,12.0,0.0,4.0</text:p>
      <text:p text:style-name="Preformatted_20_Text">15162,04/15/2020,,Chad,2020-04-15 23:04:26,23.0,0.0,2.0</text:p>
      <text:p text:style-name="Preformatted_20_Text">15163,04/15/2020,,Chile,2020-04-15 23:04:26,8273.0,94.0,2937.0</text:p>
      <text:p text:style-name="Preformatted_20_Text">15164,04/15/2020,,Colombia,2020-04-15 23:04:26,3105.0,131.0,452.0</text:p>
      <text:p text:style-name="Preformatted_20_Text">15165,04/15/2020,,Congo (Brazzaville),2020-04-15 23:04:26,117.0,5.0,11.0</text:p>
      <text:p text:style-name="Preformatted_20_Text">15166,04/15/2020,,Congo (Kinshasa),2020-04-15 23:04:26,254.0,21.0,21.0</text:p>
      <text:p text:style-name="Preformatted_20_Text">15167,04/15/2020,,Costa Rica,2020-04-15 23:04:26,626.0,4.0,67.0</text:p>
      <text:p text:style-name="Preformatted_20_Text">15168,04/15/2020,,Croatia,2020-04-15 23:04:26,1741.0,33.0,473.0</text:p>
      <text:p text:style-name="Preformatted_20_Text">15169,04/15/2020,,Cuba,2020-04-15 23:04:26,814.0,24.0,151.0</text:p>
      <text:p text:style-name="Preformatted_20_Text">15170,04/15/2020,,Cyprus,2020-04-15 23:04:26,715.0,12.0,65.0</text:p>
      <text:p text:style-name="Preformatted_20_Text">15171,04/15/2020,,Czech Republic,2020-04-15 23:04:26,6216.0,166.0,819.0</text:p>
      <text:p text:style-name="Preformatted_20_Text">15172,04/15/2020,,Denmark,2020-04-15 23:04:26,6681.0,309.0,2748.0</text:p>
      <text:p text:style-name="Preformatted_20_Text">15173,04/15/2020,,Diamond Princess,2020-04-15 23:04:26,712.0,12.0,639.0</text:p>
      <text:p text:style-name="Preformatted_20_Text">15174,04/15/2020,,Djibouti,2020-04-15 23:04:26,435.0,2.0,71.0</text:p>
      <text:p text:style-name="Preformatted_20_Text">15175,04/15/2020,,Dominica,2020-04-15 23:04:26,16.0,0.0,8.0</text:p>
      <text:p text:style-name="Preformatted_20_Text">15176,04/15/2020,,Dominican Republic,2020-04-15 23:04:26,3614.0,189.0,208.0</text:p>
      <text:p text:style-name="Preformatted_20_Text">15177,04/15/2020,,Ecuador,2020-04-15 23:04:26,7858.0,388.0,780.0</text:p>
      <text:p text:style-name="Preformatted_20_Text">15178,04/15/2020,,Egypt,2020-04-15 23:04:26,2505.0,183.0,589.0</text:p>
      <text:p text:style-name="Preformatted_20_Text">15179,04/15/2020,,El Salvador,2020-04-15 23:04:26,159.0,6.0,30.0</text:p>
      <text:p text:style-name="Preformatted_20_Text">15180,04/15/2020,,Equatorial Guinea,2020-04-15 23:04:26,51.0,0.0,4.0</text:p>
      <text:p text:style-name="Preformatted_20_Text">15181,04/15/2020,,Eritrea,2020-04-15 23:04:26,35.0,0.0,0.0</text:p>
      <text:p text:style-name="Preformatted_20_Text">15182,04/15/2020,,Estonia,2020-04-15 23:04:26,1400.0,35.0,117.0</text:p>
      <text:p text:style-name="Preformatted_20_Text">15183,04/15/2020,,Eswatini,2020-04-15 23:04:26,15.0,0.0,8.0</text:p>
      <text:p text:style-name="Preformatted_20_Text">15184,04/15/2020,,Ethiopia,2020-04-15 23:04:26,85.0,3.0,15.0</text:p>
      <text:p text:style-name="Preformatted_20_Text">15185,04/15/2020,,Fiji,2020-04-15 23:04:26,16.0,0.0,0.0</text:p>
      <text:p text:style-name="Preformatted_20_Text">15186,04/15/2020,,Finland,2020-04-15 23:04:26,3237.0,72.0,300.0</text:p>
      <text:p text:style-name="Preformatted_20_Text">15187,04/15/2020,,France,2020-04-15 23:04:26,133470.0,17167.0,30955.0</text:p>
      <text:p text:style-name="Preformatted_20_Text">15188,04/15/2020,,Gabon,2020-04-15 23:04:26,80.0,1.0,4.0</text:p>
      <text:p text:style-name="Preformatted_20_Text">15189,04/15/2020,,Gambia,2020-04-15 23:04:26,9.0,1.0,2.0</text:p>
      <text:p text:style-name="Preformatted_20_Text">15190,04/15/2020,,Georgia,2020-04-15 23:04:26,306.0,3.0,71.0</text:p>
      <text:p text:style-name="Preformatted_20_Text">15191,04/15/2020,,Germany,2020-04-15 23:04:26,134753.0,3804.0,72600.0</text:p>
      <text:p text:style-name="Preformatted_20_Text">15192,04/15/2020,,Ghana,2020-04-15 23:04:26,636.0,8.0,17.0</text:p>
      <text:p text:style-name="Preformatted_20_Text">15193,04/15/2020,,Greece,2020-04-15 23:04:26,2192.0,102.0,269.0</text:p>
      <text:p text:style-name="Preformatted_20_Text">15194,04/15/2020,,Grenada,2020-04-15 23:04:26,14.0,0.0,0.0</text:p>
      <text:p text:style-name="Preformatted_20_Text">15195,04/15/2020,,Guatemala,2020-04-15 23:04:26,180.0,5.0,19.0</text:p>
      <text:p text:style-name="Preformatted_20_Text">15196,04/15/2020,,Guinea,2020-04-15 23:04:26,404.0,1.0,31.0</text:p>
      <text:p text:style-name="Preformatted_20_Text">15197,04/15/2020,,Guinea-Bissau,2020-04-15 23:04:26,43.0,0.0,0.0</text:p>
      <text:p text:style-name="Preformatted_20_Text">15198,04/15/2020,,Guyana,2020-04-15 23:04:26,55.0,6.0,8.0</text:p>
      <text:p text:style-name="Preformatted_20_Text">15199,04/15/2020,,Haiti,2020-04-15 23:04:26,41.0,3.0,0.0</text:p>
      <text:p text:style-name="Preformatted_20_Text">15200,04/15/2020,,Holy See,2020-04-15 23:04:26,8.0,0.0,2.0</text:p>
      <text:p text:style-name="Preformatted_20_Text">15201,04/15/2020,,Honduras,2020-04-15 23:04:26,419.0,31.0,9.0</text:p>
      <text:p text:style-name="Preformatted_20_Text">15202,04/15/2020,,Hungary,2020-04-15 23:04:26,1579.0,134.0,192.0</text:p>
      <text:p text:style-name="Preformatted_20_Text">15203,04/15/2020,,Iceland,2020-04-15 23:04:26,1727.0,8.0,1077.0</text:p>
      <text:p text:style-name="Preformatted_20_Text">15204,04/15/2020,,India,2020-04-15 23:04:26,12322.0,405.0,1432.0</text:p>
      <text:p text:style-name="Preformatted_20_Text">15205,04/15/2020,,Indonesia,2020-04-15 23:04:26,5136.0,469.0,446.0</text:p>
      <text:p text:style-name="Preformatted_20_Text">15206,04/15/2020,,Iran,2020-04-15 23:04:26,76389.0,4777.0,49933.0</text:p>
      <text:p text:style-name="Preformatted_20_Text">15207,04/15/2020,,Iraq,2020-04-15 23:04:26,1415.0,79.0,812.0</text:p>
      <text:p text:style-name="Preformatted_20_Text">15208,04/15/2020,,Ireland,2020-04-15 23:04:26,12547.0,444.0,77.0</text:p>
      <text:p text:style-name="Preformatted_20_Text">15209,04/15/2020,,Israel,2020-04-15 23:04:26,12501.0,130.0,2563.0</text:p>
      <text:p text:style-name="Preformatted_20_Text">15210,04/15/2020,,Italy,2020-04-15 23:04:26,165155.0,21645.0,38092.0</text:p>
      <text:p text:style-name="Preformatted_20_Text">15211,04/15/2020,,Ivory Coast,2020-04-15 23:04:26,638.0,6.0,114.0</text:p>
      <text:p text:style-name="Preformatted_20_Text">15212,04/15/2020,,Jamaica,2020-04-15 23:04:26,125.0,5.0,21.0</text:p>
      <text:p text:style-name="Preformatted_20_Text">15213,04/15/2020,,Japan,2020-04-15 23:04:26,8100.0,146.0,853.0</text:p>
      <text:p text:style-name="Preformatted_20_Text">15214,04/15/2020,,Jordan,2020-04-15 23:04:26,401.0,7.0,250.0</text:p>
      <text:p text:style-name="Preformatted_20_Text">15215,04/15/2020,,Kazakhstan,2020-04-15 23:04:26,1295.0,16.0,240.0</text:p>
      <text:p text:style-name="Preformatted_20_Text">15216,04/15/2020,,Kenya,2020-04-15 23:04:26,225.0,10.0,53.0</text:p>
      <text:p text:style-name="Preformatted_20_Text"><text:soft-page-break/>15217,04/15/2020,,Kosovo,2020-04-15 23:04:26,387.0,8.0,66.0</text:p>
      <text:p text:style-name="Preformatted_20_Text">15218,04/15/2020,,Kuwait,2020-04-15 23:04:26,1405.0,3.0,206.0</text:p>
      <text:p text:style-name="Preformatted_20_Text">15219,04/15/2020,,Kyrgyzstan,2020-04-15 23:04:26,449.0,5.0,78.0</text:p>
      <text:p text:style-name="Preformatted_20_Text">15220,04/15/2020,,Laos,2020-04-15 23:04:26,19.0,0.0,1.0</text:p>
      <text:p text:style-name="Preformatted_20_Text">15221,04/15/2020,,Latvia,2020-04-15 23:04:26,666.0,5.0,44.0</text:p>
      <text:p text:style-name="Preformatted_20_Text">15222,04/15/2020,,Lebanon,2020-04-15 23:04:26,658.0,21.0,85.0</text:p>
      <text:p text:style-name="Preformatted_20_Text">15223,04/15/2020,,Liberia,2020-04-15 23:04:26,59.0,6.0,4.0</text:p>
      <text:p text:style-name="Preformatted_20_Text">15224,04/15/2020,,Libya,2020-04-15 23:04:26,48.0,1.0,9.0</text:p>
      <text:p text:style-name="Preformatted_20_Text">15225,04/15/2020,,Liechtenstein,2020-04-15 23:04:26,79.0,1.0,55.0</text:p>
      <text:p text:style-name="Preformatted_20_Text">15226,04/15/2020,,Lithuania,2020-04-15 23:04:26,1091.0,30.0,138.0</text:p>
      <text:p text:style-name="Preformatted_20_Text">15227,04/15/2020,,Luxembourg,2020-04-15 23:04:26,3373.0,69.0,526.0</text:p>
      <text:p text:style-name="Preformatted_20_Text">15228,04/15/2020,,MS Zaandam,2020-04-15 23:04:26,9.0,2.0,0.0</text:p>
      <text:p text:style-name="Preformatted_20_Text">15229,04/15/2020,,Madagascar,2020-04-15 23:04:26,110.0,0.0,29.0</text:p>
      <text:p text:style-name="Preformatted_20_Text">15230,04/15/2020,,Malawi,2020-04-15 23:04:26,16.0,2.0,0.0</text:p>
      <text:p text:style-name="Preformatted_20_Text">15231,04/15/2020,,Malaysia,2020-04-15 23:04:26,5072.0,83.0,2647.0</text:p>
      <text:p text:style-name="Preformatted_20_Text">15232,04/15/2020,,Maldives,2020-04-15 23:04:26,22.0,0.0,16.0</text:p>
      <text:p text:style-name="Preformatted_20_Text">15233,04/15/2020,,Mali,2020-04-15 23:04:26,148.0,13.0,34.0</text:p>
      <text:p text:style-name="Preformatted_20_Text">15234,04/15/2020,,Malta,2020-04-15 23:04:26,399.0,3.0,44.0</text:p>
      <text:p text:style-name="Preformatted_20_Text">15235,04/15/2020,,Mauritania,2020-04-15 23:04:26,7.0,1.0,2.0</text:p>
      <text:p text:style-name="Preformatted_20_Text">15236,04/15/2020,,Mauritius,2020-04-15 23:04:26,324.0,9.0,65.0</text:p>
      <text:p text:style-name="Preformatted_20_Text">15237,04/15/2020,,Mexico,2020-04-15 23:04:26,5399.0,406.0,2125.0</text:p>
      <text:p text:style-name="Preformatted_20_Text">15238,04/15/2020,,Moldova,2020-04-15 23:04:26,2049.0,46.0,171.0</text:p>
      <text:p text:style-name="Preformatted_20_Text">15239,04/15/2020,,Monaco,2020-04-15 23:04:26,93.0,3.0,12.0</text:p>
      <text:p text:style-name="Preformatted_20_Text">15240,04/15/2020,,Mongolia,2020-04-15 23:04:26,30.0,0.0,5.0</text:p>
      <text:p text:style-name="Preformatted_20_Text">15241,04/15/2020,,Montenegro,2020-04-15 23:04:26,288.0,4.0,55.0</text:p>
      <text:p text:style-name="Preformatted_20_Text">15242,04/15/2020,,Morocco,2020-04-15 23:04:26,2024.0,127.0,229.0</text:p>
      <text:p text:style-name="Preformatted_20_Text">15243,04/15/2020,,Mozambique,2020-04-15 23:04:26,29.0,0.0,2.0</text:p>
      <text:p text:style-name="Preformatted_20_Text">15244,04/15/2020,,Namibia,2020-04-15 23:04:26,16.0,0.0,3.0</text:p>
      <text:p text:style-name="Preformatted_20_Text">15245,04/15/2020,,Nepal,2020-04-15 23:04:26,16.0,0.0,1.0</text:p>
      <text:p text:style-name="Preformatted_20_Text">15246,04/15/2020,,Netherlands,2020-04-15 23:04:26,28153.0,3134.0,250.0</text:p>
      <text:p text:style-name="Preformatted_20_Text">15247,04/15/2020,,New Zealand,2020-04-15 23:04:26,1386.0,9.0,728.0</text:p>
      <text:p text:style-name="Preformatted_20_Text">15248,04/15/2020,,Nicaragua,2020-04-15 23:04:26,9.0,1.0,4.0</text:p>
      <text:p text:style-name="Preformatted_20_Text">15249,04/15/2020,,Niger,2020-04-15 23:04:26,584.0,14.0,90.0</text:p>
      <text:p text:style-name="Preformatted_20_Text">15250,04/15/2020,,Nigeria,2020-04-15 23:04:26,407.0,12.0,128.0</text:p>
      <text:p text:style-name="Preformatted_20_Text">15251,04/15/2020,,North Macedonia,2020-04-15 23:04:26,974.0,45.0,98.0</text:p>
      <text:p text:style-name="Preformatted_20_Text">15252,04/15/2020,,Norway,2020-04-15 23:04:26,6740.0,150.0,32.0</text:p>
      <text:p text:style-name="Preformatted_20_Text">15253,04/15/2020,,Oman,2020-04-15 23:04:26,910.0,4.0,131.0</text:p>
      <text:p text:style-name="Preformatted_20_Text">15254,04/15/2020,,Pakistan,2020-04-15 23:04:26,6383.0,111.0,1446.0</text:p>
      <text:p text:style-name="Preformatted_20_Text">15255,04/15/2020,,Panama,2020-04-15 23:04:26,3574.0,95.0,72.0</text:p>
      <text:p text:style-name="Preformatted_20_Text">15256,04/15/2020,,Papua New Guinea,2020-04-15 23:04:26,2.0,0.0,0.0</text:p>
      <text:p text:style-name="Preformatted_20_Text">15257,04/15/2020,,Paraguay,2020-04-15 23:04:26,161.0,8.0,23.0</text:p>
      <text:p text:style-name="Preformatted_20_Text">15258,04/15/2020,,Peru,2020-04-15 23:04:26,11475.0,254.0,3108.0</text:p>
      <text:p text:style-name="Preformatted_20_Text">15259,04/15/2020,,Philippines,2020-04-15 23:04:26,5453.0,349.0,353.0</text:p>
      <text:p text:style-name="Preformatted_20_Text">15260,04/15/2020,,Poland,2020-04-15 23:04:26,7582.0,286.0,668.0</text:p>
      <text:p text:style-name="Preformatted_20_Text">15261,04/15/2020,,Portugal,2020-04-15 23:04:26,18091.0,599.0,383.0</text:p>
      <text:p text:style-name="Preformatted_20_Text">15262,04/15/2020,,Qatar,2020-04-15 23:04:26,3711.0,7.0,406.0</text:p>
      <text:p text:style-name="Preformatted_20_Text">15263,04/15/2020,,Romania,2020-04-15 23:04:26,7216.0,372.0,1217.0</text:p>
      <text:p text:style-name="Preformatted_20_Text">15264,04/15/2020,,Russia,2020-04-15 23:04:26,24490.0,198.0,1986.0</text:p>
      <text:p text:style-name="Preformatted_20_Text">15265,04/15/2020,,Rwanda,2020-04-15 23:04:26,136.0,0.0,54.0</text:p>
      <text:p text:style-name="Preformatted_20_Text">15266,04/15/2020,,Saint Kitts and Nevis,2020-04-15 23:04:26,14.0,0.0,0.0</text:p>
      <text:p text:style-name="Preformatted_20_Text">15267,04/15/2020,,Saint Lucia,2020-04-15 23:04:26,15.0,0.0,11.0</text:p>
      <text:p text:style-name="Preformatted_20_Text">15268,04/15/2020,,Saint Vincent and the Grenadines,2020-04-15 23:04:26,12.0,0.0,1.0</text:p>
      <text:p text:style-name="Preformatted_20_Text">15269,04/15/2020,,San Marino,2020-04-15 23:04:26,372.0,36.0,53.0</text:p>
      <text:p text:style-name="Preformatted_20_Text">15270,04/15/2020,,Sao Tome and Principe,2020-04-15 23:04:26,4.0,0.0,0.0</text:p>
      <text:p text:style-name="Preformatted_20_Text">15271,04/15/2020,,Saudi Arabia,2020-04-15 23:04:26,5862.0,79.0,931.0</text:p>
      <text:p text:style-name="Preformatted_20_Text">15272,04/15/2020,,Senegal,2020-04-15 23:04:26,314.0,2.0,190.0</text:p>
      <text:p text:style-name="Preformatted_20_Text">15273,04/15/2020,,Serbia,2020-04-15 23:04:26,4873.0,99.0,0.0</text:p>
      <text:p text:style-name="Preformatted_20_Text">15274,04/15/2020,,Seychelles,2020-04-15 23:04:26,11.0,0.0,0.0</text:p>
      <text:p text:style-name="Preformatted_20_Text">15275,04/15/2020,,Sierra Leone,2020-04-15 23:04:26,13.0,0.0,0.0</text:p>
      <text:p text:style-name="Preformatted_20_Text">15276,04/15/2020,,Singapore,2020-04-15 23:04:26,3699.0,10.0,652.0</text:p>
      <text:p text:style-name="Preformatted_20_Text">15277,04/15/2020,,Slovakia,2020-04-15 23:04:26,863.0,6.0,151.0</text:p>
      <text:p text:style-name="Preformatted_20_Text">15278,04/15/2020,,Slovenia,2020-04-15 23:04:26,1248.0,61.0,165.0</text:p>
      <text:p text:style-name="Preformatted_20_Text">15279,04/15/2020,,Somalia,2020-04-15 23:04:26,80.0,5.0,2.0</text:p>
      <text:p text:style-name="Preformatted_20_Text"><text:soft-page-break/>15280,04/15/2020,,South Africa,2020-04-15 23:04:26,2506.0,34.0,410.0</text:p>
      <text:p text:style-name="Preformatted_20_Text">15281,04/15/2020,,South Korea,2020-04-15 23:04:26,10591.0,225.0,7616.0</text:p>
      <text:p text:style-name="Preformatted_20_Text">15282,04/15/2020,,South Sudan,2020-04-15 23:04:26,4.0,0.0,0.0</text:p>
      <text:p text:style-name="Preformatted_20_Text">15283,04/15/2020,,Spain,2020-04-15 23:04:26,177644.0,18708.0,70853.0</text:p>
      <text:p text:style-name="Preformatted_20_Text">15284,04/15/2020,,Sri Lanka,2020-04-15 23:04:26,238.0,7.0,63.0</text:p>
      <text:p text:style-name="Preformatted_20_Text">15285,04/15/2020,,Sudan,2020-04-15 23:04:26,32.0,5.0,4.0</text:p>
      <text:p text:style-name="Preformatted_20_Text">15286,04/15/2020,,Suriname,2020-04-15 23:04:26,10.0,1.0,6.0</text:p>
      <text:p text:style-name="Preformatted_20_Text">15287,04/15/2020,,Sweden,2020-04-15 23:04:26,11927.0,1203.0,381.0</text:p>
      <text:p text:style-name="Preformatted_20_Text">15288,04/15/2020,,Switzerland,2020-04-15 23:04:26,26336.0,1239.0,15400.0</text:p>
      <text:p text:style-name="Preformatted_20_Text">15289,04/15/2020,,Syria,2020-04-15 23:04:26,33.0,2.0,5.0</text:p>
      <text:p text:style-name="Preformatted_20_Text">15290,04/15/2020,,Taiwan,2020-04-15 23:04:26,395.0,6.0,124.0</text:p>
      <text:p text:style-name="Preformatted_20_Text">15291,04/15/2020,,Tanzania,2020-04-15 23:04:26,88.0,4.0,11.0</text:p>
      <text:p text:style-name="Preformatted_20_Text">15292,04/15/2020,,Thailand,2020-04-15 23:04:26,2643.0,43.0,1497.0</text:p>
      <text:p text:style-name="Preformatted_20_Text">15293,04/15/2020,,Timor-Leste,2020-04-15 23:04:26,8.0,0.0,1.0</text:p>
      <text:p text:style-name="Preformatted_20_Text">15294,04/15/2020,,Togo,2020-04-15 23:04:26,81.0,3.0,35.0</text:p>
      <text:p text:style-name="Preformatted_20_Text">15295,04/15/2020,,Trinidad and Tobago,2020-04-15 23:04:26,114.0,8.0,19.0</text:p>
      <text:p text:style-name="Preformatted_20_Text">15296,04/15/2020,,Tunisia,2020-04-15 23:04:26,780.0,35.0,43.0</text:p>
      <text:p text:style-name="Preformatted_20_Text">15297,04/15/2020,,Turkey,2020-04-15 23:04:26,69392.0,1518.0,5674.0</text:p>
      <text:p text:style-name="Preformatted_20_Text">15298,04/15/2020,,UK,2020-04-15 23:04:26,98476.0,12868.0,0.0</text:p>
      <text:p text:style-name="Preformatted_20_Text">15299,04/15/2020,,Uganda,2020-04-15 23:04:26,55.0,0.0,12.0</text:p>
      <text:p text:style-name="Preformatted_20_Text">15300,04/15/2020,,Ukraine,2020-04-15 23:04:26,3764.0,108.0,143.0</text:p>
      <text:p text:style-name="Preformatted_20_Text">15301,04/15/2020,,United Arab Emirates,2020-04-15 23:04:26,5365.0,33.0,1034.0</text:p>
      <text:p text:style-name="Preformatted_20_Text">15302,04/15/2020,,Uruguay,2020-04-15 23:04:26,492.0,8.0,260.0</text:p>
      <text:p text:style-name="Preformatted_20_Text">15303,04/15/2020,,Uzbekistan,2020-04-15 23:04:26,1302.0,4.0,107.0</text:p>
      <text:p text:style-name="Preformatted_20_Text">15304,04/15/2020,,Venezuela,2020-04-15 23:04:26,197.0,9.0,111.0</text:p>
      <text:p text:style-name="Preformatted_20_Text">15305,04/15/2020,,Vietnam,2020-04-15 23:04:26,267.0,0.0,171.0</text:p>
      <text:p text:style-name="Preformatted_20_Text">15306,04/15/2020,,West Bank and Gaza,2020-04-15 23:04:26,374.0,2.0,63.0</text:p>
      <text:p text:style-name="Preformatted_20_Text">15307,04/15/2020,,Western Sahara,2020-04-15 23:04:26,6.0,0.0,0.0</text:p>
      <text:p text:style-name="Preformatted_20_Text">15308,04/15/2020,,Yemen,2020-04-15 23:04:26,1.0,0.0,0.0</text:p>
      <text:p text:style-name="Preformatted_20_Text">15309,04/15/2020,,Zambia,2020-04-15 23:04:26,48.0,2.0,30.0</text:p>
      <text:p text:style-name="Preformatted_20_Text">15310,04/15/2020,,Zimbabwe,2020-04-15 23:04:26,23.0,3.0,1.0</text:p>
      <text:p text:style-name="Preformatted_20_Text">15311,04/15/2020,Alabama,US,2020-04-15 23:04:26,4075.0,118.0,0.0</text:p>
      <text:p text:style-name="Preformatted_20_Text">15312,04/15/2020,Alaska,US,2020-04-15 23:04:26,293.0,9.0,0.0</text:p>
      <text:p text:style-name="Preformatted_20_Text">15313,04/15/2020,Alberta,Canada,2020-04-15 23:04:26,1870.0,48.0,0.0</text:p>
      <text:p text:style-name="Preformatted_20_Text">15314,04/15/2020,Anguilla,UK,2020-04-15 23:04:26,3.0,0.0,1.0</text:p>
      <text:p text:style-name="Preformatted_20_Text">15315,04/15/2020,Anhui,Mainland China,2020-04-15 23:04:26,991.0,6.0,984.0</text:p>
      <text:p text:style-name="Preformatted_20_Text">15316,04/15/2020,Arizona,US,2020-04-15 23:04:26,3964.0,142.0,0.0</text:p>
      <text:p text:style-name="Preformatted_20_Text">15317,04/15/2020,Arkansas,US,2020-04-15 23:04:26,1569.0,33.0,0.0</text:p>
      <text:p text:style-name="Preformatted_20_Text">15318,04/15/2020,Aruba,Netherlands,2020-04-15 23:04:26,93.0,1.0,39.0</text:p>
      <text:p text:style-name="Preformatted_20_Text">15319,04/15/2020,Australian Capital Territory,Australia,2020-04-15 23:04:26,103.0,3.0,72.0</text:p>
      <text:p text:style-name="Preformatted_20_Text">15320,04/15/2020,Beijing,Mainland China,2020-04-15 23:04:26,590.0,8.0,495.0</text:p>
      <text:p text:style-name="Preformatted_20_Text">15321,04/15/2020,Bermuda,UK,2020-04-15 23:04:26,81.0,5.0,33.0</text:p>
      <text:p text:style-name="Preformatted_20_Text">15322,04/15/2020,"Bonaire, Sint Eustatius and Saba",Netherlands,2020-04-15 23:04:26,3.0,0.0,0.0</text:p>
      <text:p text:style-name="Preformatted_20_Text">15323,04/15/2020,British Columbia,Canada,2020-04-15 23:04:26,1517.0,72.0,0.0</text:p>
      <text:p text:style-name="Preformatted_20_Text">15324,04/15/2020,British Virgin Islands,UK,2020-04-15 23:04:26,3.0,0.0,2.0</text:p>
      <text:p text:style-name="Preformatted_20_Text">15325,04/15/2020,California,US,2020-04-15 23:04:26,26686.0,860.0,0.0</text:p>
      <text:p text:style-name="Preformatted_20_Text">15326,04/15/2020,Cayman Islands,UK,2020-04-15 23:04:26,54.0,1.0,6.0</text:p>
      <text:p text:style-name="Preformatted_20_Text">15327,04/15/2020,Channel Islands,UK,2020-04-15 23:04:26,447.0,15.0,69.0</text:p>
      <text:p text:style-name="Preformatted_20_Text">15328,04/15/2020,Chongqing,Mainland China,2020-04-15 23:04:26,579.0,6.0,570.0</text:p>
      <text:p text:style-name="Preformatted_20_Text">15329,04/15/2020,Colorado,US,2020-04-15 23:04:26,7956.0,328.0,0.0</text:p>
      <text:p text:style-name="Preformatted_20_Text">15330,04/15/2020,Connecticut,US,2020-04-15 23:04:26,14755.0,868.0,0.0</text:p>
      <text:p text:style-name="Preformatted_20_Text">15331,04/15/2020,Curacao,Netherlands,2020-04-15 23:04:26,14.0,1.0,10.0</text:p>
      <text:p text:style-name="Preformatted_20_Text">15332,04/15/2020,Delaware,US,2020-04-15 23:04:26,2014.0,46.0,0.0</text:p>
      <text:p text:style-name="Preformatted_20_Text">15333,04/15/2020,Diamond Princess cruise ship,US,2020-04-15 23:04:26,49.0,0.0,0.0</text:p>
      <text:p text:style-name="Preformatted_20_Text">15334,04/15/2020,District of Columbia,US,2020-04-15 23:04:26,2197.0,72.0,0.0</text:p>
      <text:p text:style-name="Preformatted_20_Text">15335,04/15/2020,Falkland Islands (Malvinas),UK,2020-04-15 23:04:26,11.0,0.0,1.0</text:p>
      <text:p text:style-name="Preformatted_20_Text">15336,04/15/2020,Faroe Islands,Denmark,2020-04-15 23:04:26,184.0,0.0,166.0</text:p>
      <text:p text:style-name="Preformatted_20_Text">15337,04/15/2020,Florida,US,2020-04-15 23:04:26,22511.0,596.0,0.0</text:p>
      <text:p text:style-name="Preformatted_20_Text">15338,04/15/2020,French Guiana,France,2020-04-15 23:04:26,86.0,0.0,51.0</text:p>
      <text:p text:style-name="Preformatted_20_Text">15339,04/15/2020,French Polynesia,France,2020-04-15 23:04:26,55.0,0.0,0.0</text:p>
      <text:p text:style-name="Preformatted_20_Text">15340,04/15/2020,Fujian,Mainland China,2020-04-15 23:04:26,353.0,1.0,331.0</text:p>
      <text:p text:style-name="Preformatted_20_Text"><text:soft-page-break/>15341,04/15/2020,Gansu,Mainland China,2020-04-15 23:04:26,139.0,2.0,136.0</text:p>
      <text:p text:style-name="Preformatted_20_Text">15342,04/15/2020,Georgia,US,2020-04-15 23:04:26,14987.0,552.0,0.0</text:p>
      <text:p text:style-name="Preformatted_20_Text">15343,04/15/2020,Gibraltar,UK,2020-04-15 23:04:26,131.0,0.0,104.0</text:p>
      <text:p text:style-name="Preformatted_20_Text">15344,04/15/2020,Grand Princess,Canada,2020-04-15 23:04:26,13.0,0.0,0.0</text:p>
      <text:p text:style-name="Preformatted_20_Text">15345,04/15/2020,Grand Princess,US,2020-04-15 23:04:26,103.0,0.0,0.0</text:p>
      <text:p text:style-name="Preformatted_20_Text">15346,04/15/2020,Greenland,Denmark,2020-04-15 23:04:26,11.0,0.0,11.0</text:p>
      <text:p text:style-name="Preformatted_20_Text">15347,04/15/2020,Guadeloupe,France,2020-04-15 23:04:26,145.0,8.0,67.0</text:p>
      <text:p text:style-name="Preformatted_20_Text">15348,04/15/2020,Guam,US,2020-04-15 23:04:26,135.0,5.0,0.0</text:p>
      <text:p text:style-name="Preformatted_20_Text">15349,04/15/2020,Guangdong,Mainland China,2020-04-15 23:04:26,1566.0,8.0,1462.0</text:p>
      <text:p text:style-name="Preformatted_20_Text">15350,04/15/2020,Guangxi,Mainland China,2020-04-15 23:04:26,254.0,2.0,252.0</text:p>
      <text:p text:style-name="Preformatted_20_Text">15351,04/15/2020,Guizhou,Mainland China,2020-04-15 23:04:26,146.0,2.0,144.0</text:p>
      <text:p text:style-name="Preformatted_20_Text">15352,04/15/2020,Hainan,Mainland China,2020-04-15 23:04:26,168.0,6.0,162.0</text:p>
      <text:p text:style-name="Preformatted_20_Text">15353,04/15/2020,Hawaii,US,2020-04-15 23:04:26,524.0,9.0,0.0</text:p>
      <text:p text:style-name="Preformatted_20_Text">15354,04/15/2020,Hebei,Mainland China,2020-04-15 23:04:26,327.0,6.0,314.0</text:p>
      <text:p text:style-name="Preformatted_20_Text">15355,04/15/2020,Heilongjiang,Mainland China,2020-04-15 23:04:26,841.0,13.0,470.0</text:p>
      <text:p text:style-name="Preformatted_20_Text">15356,04/15/2020,Henan,Mainland China,2020-04-15 23:04:26,1276.0,22.0,1254.0</text:p>
      <text:p text:style-name="Preformatted_20_Text">15357,04/15/2020,Hong Kong,Hong Kong,2020-04-15 23:04:26,1017.0,4.0,459.0</text:p>
      <text:p text:style-name="Preformatted_20_Text">15358,04/15/2020,Hubei,Mainland China,2020-04-15 23:04:26,67803.0,3222.0,64402.0</text:p>
      <text:p text:style-name="Preformatted_20_Text">15359,04/15/2020,Hunan,Mainland China,2020-04-15 23:04:26,1019.0,4.0,1014.0</text:p>
      <text:p text:style-name="Preformatted_20_Text">15360,04/15/2020,Idaho,US,2020-04-15 23:04:26,1473.0,39.0,0.0</text:p>
      <text:p text:style-name="Preformatted_20_Text">15361,04/15/2020,Illinois,US,2020-04-15 23:04:26,24593.0,949.0,0.0</text:p>
      <text:p text:style-name="Preformatted_20_Text">15362,04/15/2020,Indiana,US,2020-04-15 23:04:26,8960.0,436.0,0.0</text:p>
      <text:p text:style-name="Preformatted_20_Text">15363,04/15/2020,Inner Mongolia,Mainland China,2020-04-15 23:04:26,190.0,1.0,94.0</text:p>
      <text:p text:style-name="Preformatted_20_Text">15364,04/15/2020,Iowa,US,2020-04-15 23:04:26,1995.0,53.0,0.0</text:p>
      <text:p text:style-name="Preformatted_20_Text">15365,04/15/2020,Isle of Man,UK,2020-04-15 23:04:26,256.0,4.0,151.0</text:p>
      <text:p text:style-name="Preformatted_20_Text">15366,04/15/2020,Jiangsu,Mainland China,2020-04-15 23:04:26,653.0,0.0,642.0</text:p>
      <text:p text:style-name="Preformatted_20_Text">15367,04/15/2020,Jiangxi,Mainland China,2020-04-15 23:04:26,937.0,1.0,936.0</text:p>
      <text:p text:style-name="Preformatted_20_Text">15368,04/15/2020,Jilin,Mainland China,2020-04-15 23:04:26,102.0,1.0,96.0</text:p>
      <text:p text:style-name="Preformatted_20_Text">15369,04/15/2020,Kansas,US,2020-04-15 23:04:26,1504.0,71.0,0.0</text:p>
      <text:p text:style-name="Preformatted_20_Text">15370,04/15/2020,Kentucky,US,2020-04-15 23:04:26,2210.0,115.0,0.0</text:p>
      <text:p text:style-name="Preformatted_20_Text">15371,04/15/2020,Liaoning,Mainland China,2020-04-15 23:04:26,145.0,2.0,138.0</text:p>
      <text:p text:style-name="Preformatted_20_Text">15372,04/15/2020,Louisiana,US,2020-04-15 23:04:26,21951.0,1103.0,0.0</text:p>
      <text:p text:style-name="Preformatted_20_Text">15373,04/15/2020,Macau,Macau,2020-04-15 23:04:26,45.0,0.0,16.0</text:p>
      <text:p text:style-name="Preformatted_20_Text">15374,04/15/2020,Maine,US,2020-04-15 23:04:26,770.0,24.0,0.0</text:p>
      <text:p text:style-name="Preformatted_20_Text">15375,04/15/2020,Manitoba,Canada,2020-04-15 23:04:26,246.0,5.0,0.0</text:p>
      <text:p text:style-name="Preformatted_20_Text">15376,04/15/2020,Martinique,France,2020-04-15 23:04:26,158.0,8.0,73.0</text:p>
      <text:p text:style-name="Preformatted_20_Text">15377,04/15/2020,Maryland,US,2020-04-15 23:04:26,10032.0,311.0,0.0</text:p>
      <text:p text:style-name="Preformatted_20_Text">15378,04/15/2020,Massachusetts,US,2020-04-15 23:04:26,29918.0,1108.0,0.0</text:p>
      <text:p text:style-name="Preformatted_20_Text">15379,04/15/2020,Mayotte,France,2020-04-15 23:04:26,217.0,3.0,69.0</text:p>
      <text:p text:style-name="Preformatted_20_Text">15380,04/15/2020,Michigan,US,2020-04-15 23:04:26,28059.0,1921.0,0.0</text:p>
      <text:p text:style-name="Preformatted_20_Text">15381,04/15/2020,Minnesota,US,2020-04-15 23:04:26,1809.0,87.0,0.0</text:p>
      <text:p text:style-name="Preformatted_20_Text">15382,04/15/2020,Mississippi,US,2020-04-15 23:04:26,3360.0,122.0,0.0</text:p>
      <text:p text:style-name="Preformatted_20_Text">15383,04/15/2020,Missouri,US,2020-04-15 23:04:26,4791.0,153.0,0.0</text:p>
      <text:p text:style-name="Preformatted_20_Text">15384,04/15/2020,Montana,US,2020-04-15 23:04:26,404.0,7.0,0.0</text:p>
      <text:p text:style-name="Preformatted_20_Text">15385,04/15/2020,Montserrat,UK,2020-04-15 23:04:26,11.0,0.0,1.0</text:p>
      <text:p text:style-name="Preformatted_20_Text">15386,04/15/2020,Nebraska,US,2020-04-15 23:04:26,901.0,20.0,0.0</text:p>
      <text:p text:style-name="Preformatted_20_Text">15387,04/15/2020,Nevada,US,2020-04-15 23:04:26,3211.0,131.0,0.0</text:p>
      <text:p text:style-name="Preformatted_20_Text">15388,04/15/2020,New Brunswick,Canada,2020-04-15 23:04:26,117.0,0.0,0.0</text:p>
      <text:p text:style-name="Preformatted_20_Text">15389,04/15/2020,New Caledonia,France,2020-04-15 23:04:26,18.0,0.0,1.0</text:p>
      <text:p text:style-name="Preformatted_20_Text">15390,04/15/2020,New Hampshire,US,2020-04-15 23:04:26,1139.0,32.0,0.0</text:p>
      <text:p text:style-name="Preformatted_20_Text">15391,04/15/2020,New Jersey,US,2020-04-15 23:04:26,71030.0,3156.0,0.0</text:p>
      <text:p text:style-name="Preformatted_20_Text">15392,04/15/2020,New Mexico,US,2020-04-15 23:04:26,1484.0,36.0,0.0</text:p>
      <text:p text:style-name="Preformatted_20_Text">15393,04/15/2020,New South Wales,Australia,2020-04-15 23:04:26,2886.0,25.0,4.0</text:p>
      <text:p text:style-name="Preformatted_20_Text">15394,04/15/2020,New York,US,2020-04-15 23:04:26,214454.0,11617.0,0.0</text:p>
      <text:p text:style-name="Preformatted_20_Text">15395,04/15/2020,Newfoundland and Labrador,Canada,2020-04-15 23:04:26,247.0,3.0,0.0</text:p>
      <text:p text:style-name="Preformatted_20_Text">15396,04/15/2020,Ningxia,Mainland China,2020-04-15 23:04:26,75.0,0.0,75.0</text:p>
      <text:p text:style-name="Preformatted_20_Text">15397,04/15/2020,North Carolina,US,2020-04-15 23:04:26,5340.0,130.0,0.0</text:p>
      <text:p text:style-name="Preformatted_20_Text">15398,04/15/2020,North Dakota,US,2020-04-15 23:04:26,365.0,9.0,0.0</text:p>
      <text:p text:style-name="Preformatted_20_Text">15399,04/15/2020,Northern Mariana Islands,US,2020-04-15 23:04:26,13.0,2.0,0.0</text:p>
      <text:p text:style-name="Preformatted_20_Text">15400,04/15/2020,Northern Territory,Australia,2020-04-15 23:04:26,28.0,0.0,6.0</text:p>
      <text:p text:style-name="Preformatted_20_Text">15401,04/15/2020,Northwest Territories,Canada,2020-04-15 23:04:26,5.0,0.0,0.0</text:p>
      <text:p text:style-name="Preformatted_20_Text"><text:soft-page-break/>15402,04/15/2020,Nova Scotia,Canada,2020-04-15 23:04:26,549.0,3.0,0.0</text:p>
      <text:p text:style-name="Preformatted_20_Text">15403,04/15/2020,Ohio,US,2020-04-15 23:04:26,7794.0,362.0,0.0</text:p>
      <text:p text:style-name="Preformatted_20_Text">15404,04/15/2020,Oklahoma,US,2020-04-15 23:04:26,2263.0,123.0,0.0</text:p>
      <text:p text:style-name="Preformatted_20_Text">15405,04/15/2020,Ontario,Canada,2020-04-15 23:04:26,8447.0,385.0,0.0</text:p>
      <text:p text:style-name="Preformatted_20_Text">15406,04/15/2020,Oregon,US,2020-04-15 23:04:26,1663.0,58.0,0.0</text:p>
      <text:p text:style-name="Preformatted_20_Text">15407,04/15/2020,Pennsylvania,US,2020-04-15 23:04:26,26753.0,779.0,0.0</text:p>
      <text:p text:style-name="Preformatted_20_Text">15408,04/15/2020,Prince Edward Island,Canada,2020-04-15 23:04:26,26.0,0.0,0.0</text:p>
      <text:p text:style-name="Preformatted_20_Text">15409,04/15/2020,Puerto Rico,US,2020-04-15 23:04:26,974.0,51.0,0.0</text:p>
      <text:p text:style-name="Preformatted_20_Text">15410,04/15/2020,Qinghai,Mainland China,2020-04-15 23:04:26,18.0,0.0,18.0</text:p>
      <text:p text:style-name="Preformatted_20_Text">15411,04/15/2020,Quebec,Canada,2020-04-15 23:04:26,14860.0,487.0,0.0</text:p>
      <text:p text:style-name="Preformatted_20_Text">15412,04/15/2020,Queensland,Australia,2020-04-15 23:04:26,999.0,5.0,442.0</text:p>
      <text:p text:style-name="Preformatted_20_Text">15413,04/15/2020,Recovered,Canada,2020-04-15 23:04:26,0.0,0.0,8966.0</text:p>
      <text:p text:style-name="Preformatted_20_Text">15414,04/15/2020,Recovered,US,2020-04-15 23:04:26,0.0,0.0,52096.0</text:p>
      <text:p text:style-name="Preformatted_20_Text">15415,04/15/2020,Reunion,France,2020-04-15 23:04:26,391.0,0.0,237.0</text:p>
      <text:p text:style-name="Preformatted_20_Text">15416,04/15/2020,Rhode Island,US,2020-04-15 23:04:26,3251.0,80.0,0.0</text:p>
      <text:p text:style-name="Preformatted_20_Text">15417,04/15/2020,Saint Barthelemy,France,2020-04-15 23:04:26,6.0,0.0,4.0</text:p>
      <text:p text:style-name="Preformatted_20_Text">15418,04/15/2020,Saint Pierre and Miquelon,France,2020-04-15 23:04:26,1.0,0.0,0.0</text:p>
      <text:p text:style-name="Preformatted_20_Text">15419,04/15/2020,Saskatchewan,Canada,2020-04-15 23:04:26,304.0,4.0,0.0</text:p>
      <text:p text:style-name="Preformatted_20_Text">15420,04/15/2020,Shaanxi,Mainland China,2020-04-15 23:04:26,256.0,3.0,251.0</text:p>
      <text:p text:style-name="Preformatted_20_Text">15421,04/15/2020,Shandong,Mainland China,2020-04-15 23:04:26,784.0,7.0,761.0</text:p>
      <text:p text:style-name="Preformatted_20_Text">15422,04/15/2020,Shanghai,Mainland China,2020-04-15 23:04:26,622.0,7.0,485.0</text:p>
      <text:p text:style-name="Preformatted_20_Text">15423,04/15/2020,Shanxi,Mainland China,2020-04-15 23:04:26,186.0,0.0,135.0</text:p>
      <text:p text:style-name="Preformatted_20_Text">15424,04/15/2020,Sichuan,Mainland China,2020-04-15 23:04:26,560.0,3.0,550.0</text:p>
      <text:p text:style-name="Preformatted_20_Text">15425,04/15/2020,Sint Maarten,Netherlands,2020-04-15 23:04:26,53.0,9.0,5.0</text:p>
      <text:p text:style-name="Preformatted_20_Text">15426,04/15/2020,South Australia,Australia,2020-04-15 23:04:26,433.0,4.0,240.0</text:p>
      <text:p text:style-name="Preformatted_20_Text">15427,04/15/2020,South Carolina,US,2020-04-15 23:04:26,3656.0,106.0,0.0</text:p>
      <text:p text:style-name="Preformatted_20_Text">15428,04/15/2020,South Dakota,US,2020-04-15 23:04:26,1168.0,6.0,0.0</text:p>
      <text:p text:style-name="Preformatted_20_Text">15429,04/15/2020,St Martin,France,2020-04-15 23:04:26,35.0,2.0,13.0</text:p>
      <text:p text:style-name="Preformatted_20_Text">15430,04/15/2020,Tasmania,Australia,2020-04-15 23:04:26,165.0,6.0,53.0</text:p>
      <text:p text:style-name="Preformatted_20_Text">15431,04/15/2020,Tennessee,US,2020-04-15 23:04:26,5827.0,124.0,0.0</text:p>
      <text:p text:style-name="Preformatted_20_Text">15432,04/15/2020,Texas,US,2020-04-15 23:04:26,15907.0,375.0,0.0</text:p>
      <text:p text:style-name="Preformatted_20_Text">15433,04/15/2020,Tianjin,Mainland China,2020-04-15 23:04:26,185.0,3.0,171.0</text:p>
      <text:p text:style-name="Preformatted_20_Text">15434,04/15/2020,Tibet,Mainland China,2020-04-15 23:04:26,1.0,0.0,1.0</text:p>
      <text:p text:style-name="Preformatted_20_Text">15435,04/15/2020,Turks and Caicos Islands,UK,2020-04-15 23:04:26,10.0,1.0,0.0</text:p>
      <text:p text:style-name="Preformatted_20_Text">15436,04/15/2020,Utah,US,2020-04-15 23:04:26,2548.0,20.0,0.0</text:p>
      <text:p text:style-name="Preformatted_20_Text">15437,04/15/2020,Vermont,US,2020-04-15 23:04:26,759.0,29.0,0.0</text:p>
      <text:p text:style-name="Preformatted_20_Text">15438,04/15/2020,Victoria,Australia,2020-04-15 23:04:26,1299.0,14.0,1118.0</text:p>
      <text:p text:style-name="Preformatted_20_Text">15439,04/15/2020,Virgin Islands,US,2020-04-15 23:04:26,51.0,1.0,0.0</text:p>
      <text:p text:style-name="Preformatted_20_Text">15440,04/15/2020,Virginia,US,2020-04-15 23:04:26,6500.0,195.0,0.0</text:p>
      <text:p text:style-name="Preformatted_20_Text">15441,04/15/2020,Washington,US,2020-04-15 23:04:26,10942.0,552.0,0.0</text:p>
      <text:p text:style-name="Preformatted_20_Text">15442,04/15/2020,West Virginia,US,2020-04-15 23:04:26,702.0,10.0,0.0</text:p>
      <text:p text:style-name="Preformatted_20_Text">15443,04/15/2020,Western Australia,Australia,2020-04-15 23:04:26,527.0,6.0,251.0</text:p>
      <text:p text:style-name="Preformatted_20_Text">15444,04/15/2020,Wisconsin,US,2020-04-15 23:04:26,3721.0,183.0,0.0</text:p>
      <text:p text:style-name="Preformatted_20_Text">15445,04/15/2020,Wyoming,US,2020-04-15 23:04:26,287.0,1.0,0.0</text:p>
      <text:p text:style-name="Preformatted_20_Text">15446,04/15/2020,Xinjiang,Mainland China,2020-04-15 23:04:26,76.0,3.0,73.0</text:p>
      <text:p text:style-name="Preformatted_20_Text">15447,04/15/2020,Yukon,Canada,2020-04-15 23:04:26,8.0,0.0,0.0</text:p>
      <text:p text:style-name="Preformatted_20_Text">15448,04/15/2020,Yunnan,Mainland China,2020-04-15 23:04:26,184.0,2.0,176.0</text:p>
      <text:p text:style-name="Preformatted_20_Text">15449,04/15/2020,Zhejiang,Mainland China,2020-04-15 23:04:26,1268.0,1.0,1244.0</text:p>
      <text:p text:style-name="Preformatted_20_Text">15450,04/16/2020,,Afghanistan,2020-04-16 23:38:19,840.0,30.0,54.0</text:p>
      <text:p text:style-name="Preformatted_20_Text">15451,04/16/2020,,Albania,2020-04-16 23:38:19,518.0,26.0,277.0</text:p>
      <text:p text:style-name="Preformatted_20_Text">15452,04/16/2020,,Algeria,2020-04-16 23:38:19,2268.0,348.0,783.0</text:p>
      <text:p text:style-name="Preformatted_20_Text">15453,04/16/2020,,Andorra,2020-04-16 23:38:19,673.0,33.0,169.0</text:p>
      <text:p text:style-name="Preformatted_20_Text">15454,04/16/2020,,Angola,2020-04-16 23:38:19,19.0,2.0,5.0</text:p>
      <text:p text:style-name="Preformatted_20_Text">15455,04/16/2020,,Antigua and Barbuda,2020-04-16 23:38:19,23.0,3.0,3.0</text:p>
      <text:p text:style-name="Preformatted_20_Text">15456,04/16/2020,,Argentina,2020-04-16 23:38:19,2571.0,115.0,631.0</text:p>
      <text:p text:style-name="Preformatted_20_Text">15457,04/16/2020,,Armenia,2020-04-16 23:38:19,1159.0,18.0,358.0</text:p>
      <text:p text:style-name="Preformatted_20_Text">15458,04/16/2020,,Austria,2020-04-16 23:38:19,14476.0,410.0,8986.0</text:p>
      <text:p text:style-name="Preformatted_20_Text">15459,04/16/2020,,Azerbaijan,2020-04-16 23:38:19,1283.0,15.0,460.0</text:p>
      <text:p text:style-name="Preformatted_20_Text">15460,04/16/2020,,Bahamas,2020-04-16 23:38:19,53.0,8.0,6.0</text:p>
      <text:p text:style-name="Preformatted_20_Text">15461,04/16/2020,,Bahrain,2020-04-16 23:38:19,1700.0,7.0,703.0</text:p>
      <text:p text:style-name="Preformatted_20_Text">15462,04/16/2020,,Bangladesh,2020-04-16 23:38:19,1572.0,60.0,49.0</text:p>
      <text:p text:style-name="Preformatted_20_Text">15463,04/16/2020,,Barbados,2020-04-16 23:38:19,75.0,5.0,15.0</text:p>
      <text:p text:style-name="Preformatted_20_Text">15464,04/16/2020,,Belarus,2020-04-16 23:38:19,4204.0,40.0,203.0</text:p>
      <text:p text:style-name="Preformatted_20_Text"><text:soft-page-break/>15465,04/16/2020,,Belgium,2020-04-16 23:38:19,34809.0,4857.0,7562.0</text:p>
      <text:p text:style-name="Preformatted_20_Text">15466,04/16/2020,,Belize,2020-04-16 23:38:19,18.0,2.0,0.0</text:p>
      <text:p text:style-name="Preformatted_20_Text">15467,04/16/2020,,Benin,2020-04-16 23:38:19,35.0,1.0,18.0</text:p>
      <text:p text:style-name="Preformatted_20_Text">15468,04/16/2020,,Bhutan,2020-04-16 23:38:19,5.0,0.0,2.0</text:p>
      <text:p text:style-name="Preformatted_20_Text">15469,04/16/2020,,Bolivia,2020-04-16 23:38:19,441.0,29.0,14.0</text:p>
      <text:p text:style-name="Preformatted_20_Text">15470,04/16/2020,,Bosnia and Herzegovina,2020-04-16 23:38:19,1167.0,43.0,277.0</text:p>
      <text:p text:style-name="Preformatted_20_Text">15471,04/16/2020,,Botswana,2020-04-16 23:38:19,15.0,1.0,0.0</text:p>
      <text:p text:style-name="Preformatted_20_Text">15472,04/16/2020,,Brazil,2020-04-16 23:38:19,30425.0,1924.0,14026.0</text:p>
      <text:p text:style-name="Preformatted_20_Text">15473,04/16/2020,,Brunei,2020-04-16 23:38:19,136.0,1.0,108.0</text:p>
      <text:p text:style-name="Preformatted_20_Text">15474,04/16/2020,,Bulgaria,2020-04-16 23:38:19,800.0,38.0,122.0</text:p>
      <text:p text:style-name="Preformatted_20_Text">15475,04/16/2020,,Burkina Faso,2020-04-16 23:38:19,546.0,32.0,257.0</text:p>
      <text:p text:style-name="Preformatted_20_Text">15476,04/16/2020,,Burma,2020-04-16 23:38:19,85.0,4.0,2.0</text:p>
      <text:p text:style-name="Preformatted_20_Text">15477,04/16/2020,,Burundi,2020-04-16 23:38:19,5.0,1.0,0.0</text:p>
      <text:p text:style-name="Preformatted_20_Text">15478,04/16/2020,,Cabo Verde,2020-04-16 23:38:19,56.0,1.0,1.0</text:p>
      <text:p text:style-name="Preformatted_20_Text">15479,04/16/2020,,Cambodia,2020-04-16 23:38:19,122.0,0.0,98.0</text:p>
      <text:p text:style-name="Preformatted_20_Text">15480,04/16/2020,,Cameroon,2020-04-16 23:38:19,996.0,22.0,164.0</text:p>
      <text:p text:style-name="Preformatted_20_Text">15481,04/16/2020,,Central African Republic,2020-04-16 23:38:19,12.0,0.0,4.0</text:p>
      <text:p text:style-name="Preformatted_20_Text">15482,04/16/2020,,Chad,2020-04-16 23:38:19,27.0,0.0,5.0</text:p>
      <text:p text:style-name="Preformatted_20_Text">15483,04/16/2020,,Chile,2020-04-16 23:38:19,8807.0,105.0,3299.0</text:p>
      <text:p text:style-name="Preformatted_20_Text">15484,04/16/2020,,Colombia,2020-04-16 23:38:19,3233.0,144.0,550.0</text:p>
      <text:p text:style-name="Preformatted_20_Text">15485,04/16/2020,,Congo (Brazzaville),2020-04-16 23:38:19,117.0,5.0,11.0</text:p>
      <text:p text:style-name="Preformatted_20_Text">15486,04/16/2020,,Congo (Kinshasa),2020-04-16 23:38:19,267.0,22.0,23.0</text:p>
      <text:p text:style-name="Preformatted_20_Text">15487,04/16/2020,,Costa Rica,2020-04-16 23:38:19,642.0,4.0,74.0</text:p>
      <text:p text:style-name="Preformatted_20_Text">15488,04/16/2020,,Croatia,2020-04-16 23:38:19,1791.0,35.0,529.0</text:p>
      <text:p text:style-name="Preformatted_20_Text">15489,04/16/2020,,Cuba,2020-04-16 23:38:19,862.0,27.0,171.0</text:p>
      <text:p text:style-name="Preformatted_20_Text">15490,04/16/2020,,Cyprus,2020-04-16 23:38:19,735.0,12.0,77.0</text:p>
      <text:p text:style-name="Preformatted_20_Text">15491,04/16/2020,,Czech Republic,2020-04-16 23:38:19,6433.0,169.0,972.0</text:p>
      <text:p text:style-name="Preformatted_20_Text">15492,04/16/2020,,Denmark,2020-04-16 23:38:19,6879.0,321.0,3023.0</text:p>
      <text:p text:style-name="Preformatted_20_Text">15493,04/16/2020,,Diamond Princess,2020-04-16 23:38:19,712.0,12.0,644.0</text:p>
      <text:p text:style-name="Preformatted_20_Text">15494,04/16/2020,,Djibouti,2020-04-16 23:38:19,591.0,2.0,73.0</text:p>
      <text:p text:style-name="Preformatted_20_Text">15495,04/16/2020,,Dominica,2020-04-16 23:38:19,16.0,0.0,8.0</text:p>
      <text:p text:style-name="Preformatted_20_Text">15496,04/16/2020,,Dominican Republic,2020-04-16 23:38:19,3755.0,196.0,215.0</text:p>
      <text:p text:style-name="Preformatted_20_Text">15497,04/16/2020,,Ecuador,2020-04-16 23:38:19,8225.0,403.0,838.0</text:p>
      <text:p text:style-name="Preformatted_20_Text">15498,04/16/2020,,Egypt,2020-04-16 23:38:19,2673.0,196.0,596.0</text:p>
      <text:p text:style-name="Preformatted_20_Text">15499,04/16/2020,,El Salvador,2020-04-16 23:38:19,164.0,6.0,33.0</text:p>
      <text:p text:style-name="Preformatted_20_Text">15500,04/16/2020,,Equatorial Guinea,2020-04-16 23:38:19,51.0,0.0,4.0</text:p>
      <text:p text:style-name="Preformatted_20_Text">15501,04/16/2020,,Eritrea,2020-04-16 23:38:19,35.0,0.0,0.0</text:p>
      <text:p text:style-name="Preformatted_20_Text">15502,04/16/2020,,Estonia,2020-04-16 23:38:19,1434.0,36.0,133.0</text:p>
      <text:p text:style-name="Preformatted_20_Text">15503,04/16/2020,,Eswatini,2020-04-16 23:38:19,16.0,1.0,8.0</text:p>
      <text:p text:style-name="Preformatted_20_Text">15504,04/16/2020,,Ethiopia,2020-04-16 23:38:19,92.0,3.0,15.0</text:p>
      <text:p text:style-name="Preformatted_20_Text">15505,04/16/2020,,Fiji,2020-04-16 23:38:19,17.0,0.0,0.0</text:p>
      <text:p text:style-name="Preformatted_20_Text">15506,04/16/2020,,Finland,2020-04-16 23:38:19,3369.0,75.0,1700.0</text:p>
      <text:p text:style-name="Preformatted_20_Text">15507,04/16/2020,,France,2020-04-16 23:38:19,145960.0,17920.0,32812.0</text:p>
      <text:p text:style-name="Preformatted_20_Text">15508,04/16/2020,,Gabon,2020-04-16 23:38:19,80.0,1.0,4.0</text:p>
      <text:p text:style-name="Preformatted_20_Text">15509,04/16/2020,,Gambia,2020-04-16 23:38:19,9.0,1.0,2.0</text:p>
      <text:p text:style-name="Preformatted_20_Text">15510,04/16/2020,,Georgia,2020-04-16 23:38:19,348.0,3.0,76.0</text:p>
      <text:p text:style-name="Preformatted_20_Text">15511,04/16/2020,,Germany,2020-04-16 23:38:19,137698.0,4052.0,77000.0</text:p>
      <text:p text:style-name="Preformatted_20_Text">15512,04/16/2020,,Ghana,2020-04-16 23:38:19,641.0,8.0,83.0</text:p>
      <text:p text:style-name="Preformatted_20_Text">15513,04/16/2020,,Greece,2020-04-16 23:38:19,2207.0,105.0,269.0</text:p>
      <text:p text:style-name="Preformatted_20_Text">15514,04/16/2020,,Grenada,2020-04-16 23:38:19,14.0,0.0,0.0</text:p>
      <text:p text:style-name="Preformatted_20_Text">15515,04/16/2020,,Guatemala,2020-04-16 23:38:19,196.0,5.0,19.0</text:p>
      <text:p text:style-name="Preformatted_20_Text">15516,04/16/2020,,Guinea,2020-04-16 23:38:19,438.0,1.0,49.0</text:p>
      <text:p text:style-name="Preformatted_20_Text">15517,04/16/2020,,Guinea-Bissau,2020-04-16 23:38:19,43.0,0.0,0.0</text:p>
      <text:p text:style-name="Preformatted_20_Text">15518,04/16/2020,,Guyana,2020-04-16 23:38:19,55.0,6.0,8.0</text:p>
      <text:p text:style-name="Preformatted_20_Text">15519,04/16/2020,,Haiti,2020-04-16 23:38:19,41.0,3.0,0.0</text:p>
      <text:p text:style-name="Preformatted_20_Text">15520,04/16/2020,,Holy See,2020-04-16 23:38:19,8.0,0.0,2.0</text:p>
      <text:p text:style-name="Preformatted_20_Text">15521,04/16/2020,,Honduras,2020-04-16 23:38:19,426.0,35.0,9.0</text:p>
      <text:p text:style-name="Preformatted_20_Text">15522,04/16/2020,,Hungary,2020-04-16 23:38:19,1652.0,142.0,199.0</text:p>
      <text:p text:style-name="Preformatted_20_Text">15523,04/16/2020,,Iceland,2020-04-16 23:38:19,1739.0,8.0,1144.0</text:p>
      <text:p text:style-name="Preformatted_20_Text">15524,04/16/2020,,India,2020-04-16 23:38:19,13430.0,448.0,1768.0</text:p>
      <text:p text:style-name="Preformatted_20_Text">15525,04/16/2020,,Indonesia,2020-04-16 23:38:19,5516.0,496.0,548.0</text:p>
      <text:p text:style-name="Preformatted_20_Text">15526,04/16/2020,,Iran,2020-04-16 23:38:19,77995.0,4869.0,52229.0</text:p>
      <text:p text:style-name="Preformatted_20_Text">15527,04/16/2020,,Iraq,2020-04-16 23:38:19,1434.0,80.0,856.0</text:p>
      <text:p text:style-name="Preformatted_20_Text">15528,04/16/2020,,Ireland,2020-04-16 23:38:19,13271.0,486.0,77.0</text:p>
      <text:p text:style-name="Preformatted_20_Text"><text:soft-page-break/>15529,04/16/2020,,Israel,2020-04-16 23:38:19,12758.0,142.0,2818.0</text:p>
      <text:p text:style-name="Preformatted_20_Text">15530,04/16/2020,,Italy,2020-04-16 23:38:19,168941.0,22170.0,40164.0</text:p>
      <text:p text:style-name="Preformatted_20_Text">15531,04/16/2020,,Ivory Coast,2020-04-16 23:38:19,654.0,6.0,146.0</text:p>
      <text:p text:style-name="Preformatted_20_Text">15532,04/16/2020,,Jamaica,2020-04-16 23:38:19,143.0,5.0,21.0</text:p>
      <text:p text:style-name="Preformatted_20_Text">15533,04/16/2020,,Japan,2020-04-16 23:38:19,8626.0,178.0,901.0</text:p>
      <text:p text:style-name="Preformatted_20_Text">15534,04/16/2020,,Jordan,2020-04-16 23:38:19,402.0,7.0,259.0</text:p>
      <text:p text:style-name="Preformatted_20_Text">15535,04/16/2020,,Kazakhstan,2020-04-16 23:38:19,1402.0,17.0,277.0</text:p>
      <text:p text:style-name="Preformatted_20_Text">15536,04/16/2020,,Kenya,2020-04-16 23:38:19,234.0,11.0,53.0</text:p>
      <text:p text:style-name="Preformatted_20_Text">15537,04/16/2020,,Kosovo,2020-04-16 23:38:19,449.0,11.0,79.0</text:p>
      <text:p text:style-name="Preformatted_20_Text">15538,04/16/2020,,Kuwait,2020-04-16 23:38:19,1524.0,3.0,225.0</text:p>
      <text:p text:style-name="Preformatted_20_Text">15539,04/16/2020,,Kyrgyzstan,2020-04-16 23:38:19,466.0,5.0,91.0</text:p>
      <text:p text:style-name="Preformatted_20_Text">15540,04/16/2020,,Laos,2020-04-16 23:38:19,19.0,0.0,2.0</text:p>
      <text:p text:style-name="Preformatted_20_Text">15541,04/16/2020,,Latvia,2020-04-16 23:38:19,675.0,5.0,57.0</text:p>
      <text:p text:style-name="Preformatted_20_Text">15542,04/16/2020,,Lebanon,2020-04-16 23:38:19,663.0,21.0,86.0</text:p>
      <text:p text:style-name="Preformatted_20_Text">15543,04/16/2020,,Liberia,2020-04-16 23:38:19,59.0,6.0,4.0</text:p>
      <text:p text:style-name="Preformatted_20_Text">15544,04/16/2020,,Libya,2020-04-16 23:38:19,49.0,1.0,11.0</text:p>
      <text:p text:style-name="Preformatted_20_Text">15545,04/16/2020,,Liechtenstein,2020-04-16 23:38:19,79.0,1.0,55.0</text:p>
      <text:p text:style-name="Preformatted_20_Text">15546,04/16/2020,,Lithuania,2020-04-16 23:38:19,1128.0,32.0,178.0</text:p>
      <text:p text:style-name="Preformatted_20_Text">15547,04/16/2020,,Luxembourg,2020-04-16 23:38:19,3444.0,69.0,552.0</text:p>
      <text:p text:style-name="Preformatted_20_Text">15548,04/16/2020,,MS Zaandam,2020-04-16 23:38:19,9.0,2.0,0.0</text:p>
      <text:p text:style-name="Preformatted_20_Text">15549,04/16/2020,,Madagascar,2020-04-16 23:38:19,111.0,0.0,33.0</text:p>
      <text:p text:style-name="Preformatted_20_Text">15550,04/16/2020,,Malawi,2020-04-16 23:38:19,16.0,2.0,0.0</text:p>
      <text:p text:style-name="Preformatted_20_Text">15551,04/16/2020,,Malaysia,2020-04-16 23:38:19,5182.0,84.0,2766.0</text:p>
      <text:p text:style-name="Preformatted_20_Text">15552,04/16/2020,,Maldives,2020-04-16 23:38:19,25.0,0.0,16.0</text:p>
      <text:p text:style-name="Preformatted_20_Text">15553,04/16/2020,,Mali,2020-04-16 23:38:19,171.0,13.0,34.0</text:p>
      <text:p text:style-name="Preformatted_20_Text">15554,04/16/2020,,Malta,2020-04-16 23:38:19,412.0,3.0,82.0</text:p>
      <text:p text:style-name="Preformatted_20_Text">15555,04/16/2020,,Mauritania,2020-04-16 23:38:19,7.0,1.0,2.0</text:p>
      <text:p text:style-name="Preformatted_20_Text">15556,04/16/2020,,Mauritius,2020-04-16 23:38:19,324.0,9.0,81.0</text:p>
      <text:p text:style-name="Preformatted_20_Text">15557,04/16/2020,,Mexico,2020-04-16 23:38:19,5847.0,449.0,2125.0</text:p>
      <text:p text:style-name="Preformatted_20_Text">15558,04/16/2020,,Moldova,2020-04-16 23:38:19,2154.0,54.0,235.0</text:p>
      <text:p text:style-name="Preformatted_20_Text">15559,04/16/2020,,Monaco,2020-04-16 23:38:19,93.0,3.0,12.0</text:p>
      <text:p text:style-name="Preformatted_20_Text">15560,04/16/2020,,Mongolia,2020-04-16 23:38:19,31.0,0.0,5.0</text:p>
      <text:p text:style-name="Preformatted_20_Text">15561,04/16/2020,,Montenegro,2020-04-16 23:38:19,303.0,4.0,55.0</text:p>
      <text:p text:style-name="Preformatted_20_Text">15562,04/16/2020,,Morocco,2020-04-16 23:38:19,2283.0,130.0,249.0</text:p>
      <text:p text:style-name="Preformatted_20_Text">15563,04/16/2020,,Mozambique,2020-04-16 23:38:19,31.0,0.0,2.0</text:p>
      <text:p text:style-name="Preformatted_20_Text">15564,04/16/2020,,Namibia,2020-04-16 23:38:19,16.0,0.0,4.0</text:p>
      <text:p text:style-name="Preformatted_20_Text">15565,04/16/2020,,Nepal,2020-04-16 23:38:19,16.0,0.0,2.0</text:p>
      <text:p text:style-name="Preformatted_20_Text">15566,04/16/2020,,Netherlands,2020-04-16 23:38:19,29214.0,3315.0,250.0</text:p>
      <text:p text:style-name="Preformatted_20_Text">15567,04/16/2020,,New Zealand,2020-04-16 23:38:19,1401.0,9.0,770.0</text:p>
      <text:p text:style-name="Preformatted_20_Text">15568,04/16/2020,,Nicaragua,2020-04-16 23:38:19,9.0,1.0,4.0</text:p>
      <text:p text:style-name="Preformatted_20_Text">15569,04/16/2020,,Niger,2020-04-16 23:38:19,584.0,14.0,90.0</text:p>
      <text:p text:style-name="Preformatted_20_Text">15570,04/16/2020,,Nigeria,2020-04-16 23:38:19,442.0,13.0,152.0</text:p>
      <text:p text:style-name="Preformatted_20_Text">15571,04/16/2020,,North Macedonia,2020-04-16 23:38:19,1081.0,46.0,121.0</text:p>
      <text:p text:style-name="Preformatted_20_Text">15572,04/16/2020,,Norway,2020-04-16 23:38:19,6896.0,152.0,32.0</text:p>
      <text:p text:style-name="Preformatted_20_Text">15573,04/16/2020,,Oman,2020-04-16 23:38:19,1019.0,4.0,176.0</text:p>
      <text:p text:style-name="Preformatted_20_Text">15574,04/16/2020,,Pakistan,2020-04-16 23:38:19,6919.0,128.0,1645.0</text:p>
      <text:p text:style-name="Preformatted_20_Text">15575,04/16/2020,,Panama,2020-04-16 23:38:19,3751.0,103.0,75.0</text:p>
      <text:p text:style-name="Preformatted_20_Text">15576,04/16/2020,,Papua New Guinea,2020-04-16 23:38:19,7.0,0.0,0.0</text:p>
      <text:p text:style-name="Preformatted_20_Text">15577,04/16/2020,,Paraguay,2020-04-16 23:38:19,174.0,8.0,30.0</text:p>
      <text:p text:style-name="Preformatted_20_Text">15578,04/16/2020,,Peru,2020-04-16 23:38:19,12491.0,274.0,6120.0</text:p>
      <text:p text:style-name="Preformatted_20_Text">15579,04/16/2020,,Philippines,2020-04-16 23:38:19,5660.0,362.0,435.0</text:p>
      <text:p text:style-name="Preformatted_20_Text">15580,04/16/2020,,Poland,2020-04-16 23:38:19,7918.0,314.0,774.0</text:p>
      <text:p text:style-name="Preformatted_20_Text">15581,04/16/2020,,Portugal,2020-04-16 23:38:19,18841.0,629.0,493.0</text:p>
      <text:p text:style-name="Preformatted_20_Text">15582,04/16/2020,,Qatar,2020-04-16 23:38:19,4103.0,7.0,415.0</text:p>
      <text:p text:style-name="Preformatted_20_Text">15583,04/16/2020,,Romania,2020-04-16 23:38:19,7707.0,392.0,1357.0</text:p>
      <text:p text:style-name="Preformatted_20_Text">15584,04/16/2020,,Russia,2020-04-16 23:38:19,27938.0,232.0,2304.0</text:p>
      <text:p text:style-name="Preformatted_20_Text">15585,04/16/2020,,Rwanda,2020-04-16 23:38:19,138.0,0.0,60.0</text:p>
      <text:p text:style-name="Preformatted_20_Text">15586,04/16/2020,,Saint Kitts and Nevis,2020-04-16 23:38:19,14.0,0.0,0.0</text:p>
      <text:p text:style-name="Preformatted_20_Text">15587,04/16/2020,,Saint Lucia,2020-04-16 23:38:19,15.0,0.0,11.0</text:p>
      <text:p text:style-name="Preformatted_20_Text">15588,04/16/2020,,Saint Vincent and the Grenadines,2020-04-16 23:38:19,12.0,0.0,1.0</text:p>
      <text:p text:style-name="Preformatted_20_Text">15589,04/16/2020,,San Marino,2020-04-16 23:38:19,426.0,38.0,55.0</text:p>
      <text:p text:style-name="Preformatted_20_Text">15590,04/16/2020,,Sao Tome and Principe,2020-04-16 23:38:19,4.0,0.0,0.0</text:p>
      <text:p text:style-name="Preformatted_20_Text">15591,04/16/2020,,Saudi Arabia,2020-04-16 23:38:19,6380.0,83.0,990.0</text:p>
      <text:p text:style-name="Preformatted_20_Text"><text:soft-page-break/>15592,04/16/2020,,Senegal,2020-04-16 23:38:19,335.0,2.0,194.0</text:p>
      <text:p text:style-name="Preformatted_20_Text">15593,04/16/2020,,Serbia,2020-04-16 23:38:19,5318.0,103.0,0.0</text:p>
      <text:p text:style-name="Preformatted_20_Text">15594,04/16/2020,,Seychelles,2020-04-16 23:38:19,11.0,0.0,0.0</text:p>
      <text:p text:style-name="Preformatted_20_Text">15595,04/16/2020,,Sierra Leone,2020-04-16 23:38:19,15.0,0.0,0.0</text:p>
      <text:p text:style-name="Preformatted_20_Text">15596,04/16/2020,,Singapore,2020-04-16 23:38:19,4427.0,10.0,683.0</text:p>
      <text:p text:style-name="Preformatted_20_Text">15597,04/16/2020,,Slovakia,2020-04-16 23:38:19,977.0,8.0,167.0</text:p>
      <text:p text:style-name="Preformatted_20_Text">15598,04/16/2020,,Slovenia,2020-04-16 23:38:19,1268.0,61.0,174.0</text:p>
      <text:p text:style-name="Preformatted_20_Text">15599,04/16/2020,,Somalia,2020-04-16 23:38:19,80.0,5.0,2.0</text:p>
      <text:p text:style-name="Preformatted_20_Text">15600,04/16/2020,,South Africa,2020-04-16 23:38:19,2605.0,48.0,903.0</text:p>
      <text:p text:style-name="Preformatted_20_Text">15601,04/16/2020,,South Korea,2020-04-16 23:38:19,10613.0,229.0,7757.0</text:p>
      <text:p text:style-name="Preformatted_20_Text">15602,04/16/2020,,South Sudan,2020-04-16 23:38:19,4.0,0.0,0.0</text:p>
      <text:p text:style-name="Preformatted_20_Text">15603,04/16/2020,,Spain,2020-04-16 23:38:19,184948.0,19315.0,74797.0</text:p>
      <text:p text:style-name="Preformatted_20_Text">15604,04/16/2020,,Sri Lanka,2020-04-16 23:38:19,238.0,7.0,68.0</text:p>
      <text:p text:style-name="Preformatted_20_Text">15605,04/16/2020,,Sudan,2020-04-16 23:38:19,32.0,5.0,4.0</text:p>
      <text:p text:style-name="Preformatted_20_Text">15606,04/16/2020,,Suriname,2020-04-16 23:38:19,10.0,1.0,6.0</text:p>
      <text:p text:style-name="Preformatted_20_Text">15607,04/16/2020,,Sweden,2020-04-16 23:38:19,12540.0,1333.0,550.0</text:p>
      <text:p text:style-name="Preformatted_20_Text">15608,04/16/2020,,Switzerland,2020-04-16 23:38:19,26732.0,1281.0,15900.0</text:p>
      <text:p text:style-name="Preformatted_20_Text">15609,04/16/2020,,Syria,2020-04-16 23:38:19,33.0,2.0,5.0</text:p>
      <text:p text:style-name="Preformatted_20_Text">15610,04/16/2020,,Taiwan,2020-04-16 23:38:19,395.0,6.0,155.0</text:p>
      <text:p text:style-name="Preformatted_20_Text">15611,04/16/2020,,Tanzania,2020-04-16 23:38:19,94.0,4.0,11.0</text:p>
      <text:p text:style-name="Preformatted_20_Text">15612,04/16/2020,,Thailand,2020-04-16 23:38:19,2672.0,46.0,1593.0</text:p>
      <text:p text:style-name="Preformatted_20_Text">15613,04/16/2020,,Timor-Leste,2020-04-16 23:38:19,18.0,0.0,1.0</text:p>
      <text:p text:style-name="Preformatted_20_Text">15614,04/16/2020,,Togo,2020-04-16 23:38:19,81.0,5.0,45.0</text:p>
      <text:p text:style-name="Preformatted_20_Text">15615,04/16/2020,,Trinidad and Tobago,2020-04-16 23:38:19,114.0,8.0,20.0</text:p>
      <text:p text:style-name="Preformatted_20_Text">15616,04/16/2020,,Tunisia,2020-04-16 23:38:19,822.0,37.0,43.0</text:p>
      <text:p text:style-name="Preformatted_20_Text">15617,04/16/2020,,Turkey,2020-04-16 23:38:19,74193.0,1643.0,7089.0</text:p>
      <text:p text:style-name="Preformatted_20_Text">15618,04/16/2020,,UK,2020-04-16 23:38:19,103093.0,13729.0,0.0</text:p>
      <text:p text:style-name="Preformatted_20_Text">15619,04/16/2020,,Uganda,2020-04-16 23:38:19,55.0,0.0,20.0</text:p>
      <text:p text:style-name="Preformatted_20_Text">15620,04/16/2020,,Ukraine,2020-04-16 23:38:19,4161.0,116.0,186.0</text:p>
      <text:p text:style-name="Preformatted_20_Text">15621,04/16/2020,,United Arab Emirates,2020-04-16 23:38:19,5825.0,35.0,1095.0</text:p>
      <text:p text:style-name="Preformatted_20_Text">15622,04/16/2020,,Uruguay,2020-04-16 23:38:19,502.0,9.0,286.0</text:p>
      <text:p text:style-name="Preformatted_20_Text">15623,04/16/2020,,Uzbekistan,2020-04-16 23:38:19,1349.0,4.0,129.0</text:p>
      <text:p text:style-name="Preformatted_20_Text">15624,04/16/2020,,Venezuela,2020-04-16 23:38:19,204.0,9.0,111.0</text:p>
      <text:p text:style-name="Preformatted_20_Text">15625,04/16/2020,,Vietnam,2020-04-16 23:38:19,268.0,0.0,177.0</text:p>
      <text:p text:style-name="Preformatted_20_Text">15626,04/16/2020,,West Bank and Gaza,2020-04-16 23:38:19,374.0,2.0,63.0</text:p>
      <text:p text:style-name="Preformatted_20_Text">15627,04/16/2020,,Western Sahara,2020-04-16 23:38:19,6.0,0.0,0.0</text:p>
      <text:p text:style-name="Preformatted_20_Text">15628,04/16/2020,,Yemen,2020-04-16 23:38:19,1.0,0.0,0.0</text:p>
      <text:p text:style-name="Preformatted_20_Text">15629,04/16/2020,,Zambia,2020-04-16 23:38:19,48.0,2.0,30.0</text:p>
      <text:p text:style-name="Preformatted_20_Text">15630,04/16/2020,,Zimbabwe,2020-04-16 23:38:19,23.0,3.0,1.0</text:p>
      <text:p text:style-name="Preformatted_20_Text">15631,04/16/2020,Alabama,US,2020-04-16 23:38:19,4345.0,133.0,0.0</text:p>
      <text:p text:style-name="Preformatted_20_Text">15632,04/16/2020,Alaska,US,2020-04-16 23:38:19,300.0,9.0,0.0</text:p>
      <text:p text:style-name="Preformatted_20_Text">15633,04/16/2020,Alberta,Canada,2020-04-16 23:38:19,1996.0,48.0,0.0</text:p>
      <text:p text:style-name="Preformatted_20_Text">15634,04/16/2020,Anguilla,UK,2020-04-16 23:38:19,3.0,0.0,1.0</text:p>
      <text:p text:style-name="Preformatted_20_Text">15635,04/16/2020,Anhui,Mainland China,2020-04-16 23:38:19,991.0,6.0,984.0</text:p>
      <text:p text:style-name="Preformatted_20_Text">15636,04/16/2020,Arizona,US,2020-04-16 23:38:19,4237.0,150.0,0.0</text:p>
      <text:p text:style-name="Preformatted_20_Text">15637,04/16/2020,Arkansas,US,2020-04-16 23:38:19,1620.0,37.0,0.0</text:p>
      <text:p text:style-name="Preformatted_20_Text">15638,04/16/2020,Aruba,Netherlands,2020-04-16 23:38:19,95.0,2.0,39.0</text:p>
      <text:p text:style-name="Preformatted_20_Text">15639,04/16/2020,Australian Capital Territory,Australia,2020-04-16 23:38:19,103.0,3.0,82.0</text:p>
      <text:p text:style-name="Preformatted_20_Text">15640,04/16/2020,Beijing,Mainland China,2020-04-16 23:38:19,593.0,8.0,503.0</text:p>
      <text:p text:style-name="Preformatted_20_Text">15641,04/16/2020,Bermuda,UK,2020-04-16 23:38:19,81.0,5.0,33.0</text:p>
      <text:p text:style-name="Preformatted_20_Text">15642,04/16/2020,"Bonaire, Sint Eustatius and Saba",Netherlands,2020-04-16 23:38:19,3.0,0.0,0.0</text:p>
      <text:p text:style-name="Preformatted_20_Text">15643,04/16/2020,British Columbia,Canada,2020-04-16 23:38:19,1561.0,75.0,0.0</text:p>
      <text:p text:style-name="Preformatted_20_Text">15644,04/16/2020,British Virgin Islands,UK,2020-04-16 23:38:19,3.0,0.0,2.0</text:p>
      <text:p text:style-name="Preformatted_20_Text">15645,04/16/2020,California,US,2020-04-16 23:38:19,27677.0,956.0,0.0</text:p>
      <text:p text:style-name="Preformatted_20_Text">15646,04/16/2020,Cayman Islands,UK,2020-04-16 23:38:19,60.0,1.0,6.0</text:p>
      <text:p text:style-name="Preformatted_20_Text">15647,04/16/2020,Channel Islands,UK,2020-04-16 23:38:19,457.0,19.0,73.0</text:p>
      <text:p text:style-name="Preformatted_20_Text">15648,04/16/2020,Chongqing,Mainland China,2020-04-16 23:38:19,579.0,6.0,570.0</text:p>
      <text:p text:style-name="Preformatted_20_Text">15649,04/16/2020,Colorado,US,2020-04-16 23:38:19,8286.0,355.0,0.0</text:p>
      <text:p text:style-name="Preformatted_20_Text">15650,04/16/2020,Connecticut,US,2020-04-16 23:38:19,15884.0,971.0,0.0</text:p>
      <text:p text:style-name="Preformatted_20_Text">15651,04/16/2020,Curacao,Netherlands,2020-04-16 23:38:19,14.0,1.0,10.0</text:p>
      <text:p text:style-name="Preformatted_20_Text">15652,04/16/2020,Delaware,US,2020-04-16 23:38:19,2070.0,55.0,0.0</text:p>
      <text:p text:style-name="Preformatted_20_Text"><text:soft-page-break/>15653,04/16/2020,Diamond Princess cruise ship,US,2020-04-16 23:38:19,49.0,0.0,0.0</text:p>
      <text:p text:style-name="Preformatted_20_Text">15654,04/16/2020,District of Columbia,US,2020-04-16 23:38:19,2350.0,81.0,0.0</text:p>
      <text:p text:style-name="Preformatted_20_Text">15655,04/16/2020,Falkland Islands (Malvinas),UK,2020-04-16 23:38:19,11.0,0.0,1.0</text:p>
      <text:p text:style-name="Preformatted_20_Text">15656,04/16/2020,Faroe Islands,Denmark,2020-04-16 23:38:19,184.0,0.0,169.0</text:p>
      <text:p text:style-name="Preformatted_20_Text">15657,04/16/2020,Florida,US,2020-04-16 23:38:19,23343.0,668.0,0.0</text:p>
      <text:p text:style-name="Preformatted_20_Text">15658,04/16/2020,French Guiana,France,2020-04-16 23:38:19,86.0,0.0,51.0</text:p>
      <text:p text:style-name="Preformatted_20_Text">15659,04/16/2020,French Polynesia,France,2020-04-16 23:38:19,55.0,0.0,0.0</text:p>
      <text:p text:style-name="Preformatted_20_Text">15660,04/16/2020,Fujian,Mainland China,2020-04-16 23:38:19,353.0,1.0,333.0</text:p>
      <text:p text:style-name="Preformatted_20_Text">15661,04/16/2020,Gansu,Mainland China,2020-04-16 23:38:19,139.0,2.0,137.0</text:p>
      <text:p text:style-name="Preformatted_20_Text">15662,04/16/2020,Georgia,US,2020-04-16 23:38:19,15669.0,587.0,0.0</text:p>
      <text:p text:style-name="Preformatted_20_Text">15663,04/16/2020,Gibraltar,UK,2020-04-16 23:38:19,131.0,0.0,104.0</text:p>
      <text:p text:style-name="Preformatted_20_Text">15664,04/16/2020,Grand Princess,Canada,2020-04-16 23:38:19,13.0,0.0,0.0</text:p>
      <text:p text:style-name="Preformatted_20_Text">15665,04/16/2020,Grand Princess,US,2020-04-16 23:38:19,103.0,0.0,0.0</text:p>
      <text:p text:style-name="Preformatted_20_Text">15666,04/16/2020,Greenland,Denmark,2020-04-16 23:38:19,11.0,0.0,11.0</text:p>
      <text:p text:style-name="Preformatted_20_Text">15667,04/16/2020,Guadeloupe,France,2020-04-16 23:38:19,145.0,8.0,67.0</text:p>
      <text:p text:style-name="Preformatted_20_Text">15668,04/16/2020,Guam,US,2020-04-16 23:38:19,135.0,5.0,0.0</text:p>
      <text:p text:style-name="Preformatted_20_Text">15669,04/16/2020,Guangdong,Mainland China,2020-04-16 23:38:19,1571.0,8.0,1471.0</text:p>
      <text:p text:style-name="Preformatted_20_Text">15670,04/16/2020,Guangxi,Mainland China,2020-04-16 23:38:19,254.0,2.0,252.0</text:p>
      <text:p text:style-name="Preformatted_20_Text">15671,04/16/2020,Guizhou,Mainland China,2020-04-16 23:38:19,146.0,2.0,144.0</text:p>
      <text:p text:style-name="Preformatted_20_Text">15672,04/16/2020,Hainan,Mainland China,2020-04-16 23:38:19,168.0,6.0,162.0</text:p>
      <text:p text:style-name="Preformatted_20_Text">15673,04/16/2020,Hawaii,US,2020-04-16 23:38:19,530.0,9.0,0.0</text:p>
      <text:p text:style-name="Preformatted_20_Text">15674,04/16/2020,Hebei,Mainland China,2020-04-16 23:38:19,328.0,6.0,315.0</text:p>
      <text:p text:style-name="Preformatted_20_Text">15675,04/16/2020,Heilongjiang,Mainland China,2020-04-16 23:38:19,861.0,13.0,471.0</text:p>
      <text:p text:style-name="Preformatted_20_Text">15676,04/16/2020,Henan,Mainland China,2020-04-16 23:38:19,1276.0,22.0,1254.0</text:p>
      <text:p text:style-name="Preformatted_20_Text">15677,04/16/2020,Hong Kong,Hong Kong,2020-04-16 23:38:19,1017.0,4.0,485.0</text:p>
      <text:p text:style-name="Preformatted_20_Text">15678,04/16/2020,Hubei,Mainland China,2020-04-16 23:38:19,67803.0,3222.0,64435.0</text:p>
      <text:p text:style-name="Preformatted_20_Text">15679,04/16/2020,Hunan,Mainland China,2020-04-16 23:38:19,1019.0,4.0,1014.0</text:p>
      <text:p text:style-name="Preformatted_20_Text">15680,04/16/2020,Idaho,US,2020-04-16 23:38:19,1587.0,41.0,0.0</text:p>
      <text:p text:style-name="Preformatted_20_Text">15681,04/16/2020,Illinois,US,2020-04-16 23:38:19,25734.0,1072.0,0.0</text:p>
      <text:p text:style-name="Preformatted_20_Text">15682,04/16/2020,Indiana,US,2020-04-16 23:38:19,9542.0,477.0,0.0</text:p>
      <text:p text:style-name="Preformatted_20_Text">15683,04/16/2020,Inner Mongolia,Mainland China,2020-04-16 23:38:19,193.0,1.0,94.0</text:p>
      <text:p text:style-name="Preformatted_20_Text">15684,04/16/2020,Iowa,US,2020-04-16 23:38:19,2141.0,60.0,0.0</text:p>
      <text:p text:style-name="Preformatted_20_Text">15685,04/16/2020,Isle of Man,UK,2020-04-16 23:38:19,284.0,4.0,154.0</text:p>
      <text:p text:style-name="Preformatted_20_Text">15686,04/16/2020,Jiangsu,Mainland China,2020-04-16 23:38:19,653.0,0.0,642.0</text:p>
      <text:p text:style-name="Preformatted_20_Text">15687,04/16/2020,Jiangxi,Mainland China,2020-04-16 23:38:19,937.0,1.0,936.0</text:p>
      <text:p text:style-name="Preformatted_20_Text">15688,04/16/2020,Jilin,Mainland China,2020-04-16 23:38:19,102.0,1.0,96.0</text:p>
      <text:p text:style-name="Preformatted_20_Text">15689,04/16/2020,Kansas,US,2020-04-16 23:38:19,1615.0,80.0,0.0</text:p>
      <text:p text:style-name="Preformatted_20_Text">15690,04/16/2020,Kentucky,US,2020-04-16 23:38:19,2435.0,129.0,0.0</text:p>
      <text:p text:style-name="Preformatted_20_Text">15691,04/16/2020,Liaoning,Mainland China,2020-04-16 23:38:19,145.0,2.0,140.0</text:p>
      <text:p text:style-name="Preformatted_20_Text">15692,04/16/2020,Louisiana,US,2020-04-16 23:38:19,22532.0,1156.0,0.0</text:p>
      <text:p text:style-name="Preformatted_20_Text">15693,04/16/2020,Macau,Macau,2020-04-16 23:38:19,45.0,0.0,16.0</text:p>
      <text:p text:style-name="Preformatted_20_Text">15694,04/16/2020,Maine,US,2020-04-16 23:38:19,796.0,27.0,0.0</text:p>
      <text:p text:style-name="Preformatted_20_Text">15695,04/16/2020,Manitoba,Canada,2020-04-16 23:38:19,250.0,5.0,0.0</text:p>
      <text:p text:style-name="Preformatted_20_Text">15696,04/16/2020,Martinique,France,2020-04-16 23:38:19,158.0,8.0,73.0</text:p>
      <text:p text:style-name="Preformatted_20_Text">15697,04/16/2020,Maryland,US,2020-04-16 23:38:19,10784.0,319.0,0.0</text:p>
      <text:p text:style-name="Preformatted_20_Text">15698,04/16/2020,Massachusetts,US,2020-04-16 23:38:19,32181.0,1108.0,0.0</text:p>
      <text:p text:style-name="Preformatted_20_Text">15699,04/16/2020,Mayotte,France,2020-04-16 23:38:19,233.0,3.0,69.0</text:p>
      <text:p text:style-name="Preformatted_20_Text">15700,04/16/2020,Michigan,US,2020-04-16 23:38:19,28809.0,1996.0,0.0</text:p>
      <text:p text:style-name="Preformatted_20_Text">15701,04/16/2020,Minnesota,US,2020-04-16 23:38:19,1809.0,87.0,0.0</text:p>
      <text:p text:style-name="Preformatted_20_Text">15702,04/16/2020,Mississippi,US,2020-04-16 23:38:19,3624.0,129.0,0.0</text:p>
      <text:p text:style-name="Preformatted_20_Text">15703,04/16/2020,Missouri,US,2020-04-16 23:38:19,5174.0,169.0,0.0</text:p>
      <text:p text:style-name="Preformatted_20_Text">15704,04/16/2020,Montana,US,2020-04-16 23:38:19,415.0,7.0,0.0</text:p>
      <text:p text:style-name="Preformatted_20_Text">15705,04/16/2020,Montserrat,UK,2020-04-16 23:38:19,11.0,0.0,1.0</text:p>
      <text:p text:style-name="Preformatted_20_Text">15706,04/16/2020,Nebraska,US,2020-04-16 23:38:19,952.0,21.0,0.0</text:p>
      <text:p text:style-name="Preformatted_20_Text">15707,04/16/2020,Nevada,US,2020-04-16 23:38:19,3214.0,137.0,0.0</text:p>
      <text:p text:style-name="Preformatted_20_Text">15708,04/16/2020,New Brunswick,Canada,2020-04-16 23:38:19,117.0,0.0,0.0</text:p>
      <text:p text:style-name="Preformatted_20_Text">15709,04/16/2020,New Caledonia,France,2020-04-16 23:38:19,18.0,0.0,1.0</text:p>
      <text:p text:style-name="Preformatted_20_Text">15710,04/16/2020,New Hampshire,US,2020-04-16 23:38:19,1139.0,32.0,0.0</text:p>
      <text:p text:style-name="Preformatted_20_Text">15711,04/16/2020,New Jersey,US,2020-04-16 23:38:19,75317.0,3518.0,0.0</text:p>
      <text:p text:style-name="Preformatted_20_Text">15712,04/16/2020,New Mexico,US,2020-04-16 23:38:19,1484.0,36.0,0.0</text:p>
      <text:p text:style-name="Preformatted_20_Text">15713,04/16/2020,New South Wales,Australia,2020-04-16 23:38:19,2897.0,25.0,4.0</text:p>
      <text:p text:style-name="Preformatted_20_Text"><text:soft-page-break/>15714,04/16/2020,New York,US,2020-04-16 23:38:19,223691.0,14832.0,0.0</text:p>
      <text:p text:style-name="Preformatted_20_Text">15715,04/16/2020,Newfoundland and Labrador,Canada,2020-04-16 23:38:19,252.0,3.0,0.0</text:p>
      <text:p text:style-name="Preformatted_20_Text">15716,04/16/2020,Ningxia,Mainland China,2020-04-16 23:38:19,75.0,0.0,75.0</text:p>
      <text:p text:style-name="Preformatted_20_Text">15717,04/16/2020,North Carolina,US,2020-04-16 23:38:19,5639.0,150.0,0.0</text:p>
      <text:p text:style-name="Preformatted_20_Text">15718,04/16/2020,North Dakota,US,2020-04-16 23:38:19,393.0,9.0,0.0</text:p>
      <text:p text:style-name="Preformatted_20_Text">15719,04/16/2020,Northern Mariana Islands,US,2020-04-16 23:38:19,13.0,2.0,0.0</text:p>
      <text:p text:style-name="Preformatted_20_Text">15720,04/16/2020,Northern Territory,Australia,2020-04-16 23:38:19,28.0,0.0,6.0</text:p>
      <text:p text:style-name="Preformatted_20_Text">15721,04/16/2020,Northwest Territories,Canada,2020-04-16 23:38:19,5.0,0.0,0.0</text:p>
      <text:p text:style-name="Preformatted_20_Text">15722,04/16/2020,Nova Scotia,Canada,2020-04-16 23:38:19,579.0,3.0,0.0</text:p>
      <text:p text:style-name="Preformatted_20_Text">15723,04/16/2020,Ohio,US,2020-04-16 23:38:19,8414.0,407.0,0.0</text:p>
      <text:p text:style-name="Preformatted_20_Text">15724,04/16/2020,Oklahoma,US,2020-04-16 23:38:19,2357.0,131.0,0.0</text:p>
      <text:p text:style-name="Preformatted_20_Text">15725,04/16/2020,Ontario,Canada,2020-04-16 23:38:19,9840.0,490.0,0.0</text:p>
      <text:p text:style-name="Preformatted_20_Text">15726,04/16/2020,Oregon,US,2020-04-16 23:38:19,1736.0,64.0,0.0</text:p>
      <text:p text:style-name="Preformatted_20_Text">15727,04/16/2020,Pennsylvania,US,2020-04-16 23:38:19,28258.0,841.0,0.0</text:p>
      <text:p text:style-name="Preformatted_20_Text">15728,04/16/2020,Prince Edward Island,Canada,2020-04-16 23:38:19,26.0,0.0,0.0</text:p>
      <text:p text:style-name="Preformatted_20_Text">15729,04/16/2020,Puerto Rico,US,2020-04-16 23:38:19,1043.0,56.0,0.0</text:p>
      <text:p text:style-name="Preformatted_20_Text">15730,04/16/2020,Qinghai,Mainland China,2020-04-16 23:38:19,18.0,0.0,18.0</text:p>
      <text:p text:style-name="Preformatted_20_Text">15731,04/16/2020,Quebec,Canada,2020-04-16 23:38:19,15857.0,630.0,0.0</text:p>
      <text:p text:style-name="Preformatted_20_Text">15732,04/16/2020,Queensland,Australia,2020-04-16 23:38:19,1001.0,5.0,442.0</text:p>
      <text:p text:style-name="Preformatted_20_Text">15733,04/16/2020,Recovered,Canada,2020-04-16 23:38:19,0.0,0.0,9698.0</text:p>
      <text:p text:style-name="Preformatted_20_Text">15734,04/16/2020,Recovered,US,2020-04-16 23:38:19,0.0,0.0,54703.0</text:p>
      <text:p text:style-name="Preformatted_20_Text">15735,04/16/2020,Reunion,France,2020-04-16 23:38:19,394.0,0.0,237.0</text:p>
      <text:p text:style-name="Preformatted_20_Text">15736,04/16/2020,Rhode Island,US,2020-04-16 23:38:19,3529.0,87.0,0.0</text:p>
      <text:p text:style-name="Preformatted_20_Text">15737,04/16/2020,Saint Barthelemy,France,2020-04-16 23:38:19,6.0,0.0,4.0</text:p>
      <text:p text:style-name="Preformatted_20_Text">15738,04/16/2020,Saint Pierre and Miquelon,France,2020-04-16 23:38:19,1.0,0.0,0.0</text:p>
      <text:p text:style-name="Preformatted_20_Text">15739,04/16/2020,Saskatchewan,Canada,2020-04-16 23:38:19,305.0,4.0,0.0</text:p>
      <text:p text:style-name="Preformatted_20_Text">15740,04/16/2020,Shaanxi,Mainland China,2020-04-16 23:38:19,256.0,3.0,251.0</text:p>
      <text:p text:style-name="Preformatted_20_Text">15741,04/16/2020,Shandong,Mainland China,2020-04-16 23:38:19,784.0,7.0,761.0</text:p>
      <text:p text:style-name="Preformatted_20_Text">15742,04/16/2020,Shanghai,Mainland China,2020-04-16 23:38:19,628.0,7.0,489.0</text:p>
      <text:p text:style-name="Preformatted_20_Text">15743,04/16/2020,Shanxi,Mainland China,2020-04-16 23:38:19,194.0,0.0,135.0</text:p>
      <text:p text:style-name="Preformatted_20_Text">15744,04/16/2020,Sichuan,Mainland China,2020-04-16 23:38:19,560.0,3.0,552.0</text:p>
      <text:p text:style-name="Preformatted_20_Text">15745,04/16/2020,Sint Maarten,Netherlands,2020-04-16 23:38:19,57.0,9.0,12.0</text:p>
      <text:p text:style-name="Preformatted_20_Text">15746,04/16/2020,South Australia,Australia,2020-04-16 23:38:19,433.0,4.0,279.0</text:p>
      <text:p text:style-name="Preformatted_20_Text">15747,04/16/2020,South Carolina,US,2020-04-16 23:38:19,3931.0,111.0,0.0</text:p>
      <text:p text:style-name="Preformatted_20_Text">15748,04/16/2020,South Dakota,US,2020-04-16 23:38:19,1311.0,7.0,0.0</text:p>
      <text:p text:style-name="Preformatted_20_Text">15749,04/16/2020,St Martin,France,2020-04-16 23:38:19,35.0,2.0,13.0</text:p>
      <text:p text:style-name="Preformatted_20_Text">15750,04/16/2020,Tasmania,Australia,2020-04-16 23:38:19,169.0,6.0,67.0</text:p>
      <text:p text:style-name="Preformatted_20_Text">15751,04/16/2020,Tennessee,US,2020-04-16 23:38:19,6375.0,136.0,0.0</text:p>
      <text:p text:style-name="Preformatted_20_Text">15752,04/16/2020,Texas,US,2020-04-16 23:38:19,16876.0,414.0,0.0</text:p>
      <text:p text:style-name="Preformatted_20_Text">15753,04/16/2020,Tianjin,Mainland China,2020-04-16 23:38:19,186.0,3.0,172.0</text:p>
      <text:p text:style-name="Preformatted_20_Text">15754,04/16/2020,Tibet,Mainland China,2020-04-16 23:38:19,1.0,0.0,1.0</text:p>
      <text:p text:style-name="Preformatted_20_Text">15755,04/16/2020,Turks and Caicos Islands,UK,2020-04-16 23:38:19,11.0,1.0,0.0</text:p>
      <text:p text:style-name="Preformatted_20_Text">15756,04/16/2020,Utah,US,2020-04-16 23:38:19,2683.0,20.0,0.0</text:p>
      <text:p text:style-name="Preformatted_20_Text">15757,04/16/2020,Vermont,US,2020-04-16 23:38:19,774.0,33.0,0.0</text:p>
      <text:p text:style-name="Preformatted_20_Text">15758,04/16/2020,Victoria,Australia,2020-04-16 23:38:19,1299.0,14.0,1137.0</text:p>
      <text:p text:style-name="Preformatted_20_Text">15759,04/16/2020,Virgin Islands,US,2020-04-16 23:38:19,51.0,1.0,0.0</text:p>
      <text:p text:style-name="Preformatted_20_Text">15760,04/16/2020,Virginia,US,2020-04-16 23:38:19,6889.0,208.0,0.0</text:p>
      <text:p text:style-name="Preformatted_20_Text">15761,04/16/2020,Washington,US,2020-04-16 23:38:19,11057.0,579.0,0.0</text:p>
      <text:p text:style-name="Preformatted_20_Text">15762,04/16/2020,West Virginia,US,2020-04-16 23:38:19,728.0,12.0,0.0</text:p>
      <text:p text:style-name="Preformatted_20_Text">15763,04/16/2020,Western Australia,Australia,2020-04-16 23:38:19,532.0,6.0,338.0</text:p>
      <text:p text:style-name="Preformatted_20_Text">15764,04/16/2020,Wisconsin,US,2020-04-16 23:38:19,3875.0,197.0,0.0</text:p>
      <text:p text:style-name="Preformatted_20_Text">15765,04/16/2020,Wyoming,US,2020-04-16 23:38:19,296.0,2.0,0.0</text:p>
      <text:p text:style-name="Preformatted_20_Text">15766,04/16/2020,Xinjiang,Mainland China,2020-04-16 23:38:19,76.0,3.0,73.0</text:p>
      <text:p text:style-name="Preformatted_20_Text">15767,04/16/2020,Yukon,Canada,2020-04-16 23:38:19,8.0,0.0,0.0</text:p>
      <text:p text:style-name="Preformatted_20_Text">15768,04/16/2020,Yunnan,Mainland China,2020-04-16 23:38:19,184.0,2.0,176.0</text:p>
      <text:p text:style-name="Preformatted_20_Text">15769,04/16/2020,Zhejiang,Mainland China,2020-04-16 23:38:19,1268.0,1.0,1244.0</text:p>
      <text:p text:style-name="Preformatted_20_Text">15770,04/17/2020,,Afghanistan,2020-04-17 23:38:48,906.0,30.0,99.0</text:p>
      <text:p text:style-name="Preformatted_20_Text">15771,04/17/2020,,Albania,2020-04-17 23:38:48,539.0,26.0,283.0</text:p>
      <text:p text:style-name="Preformatted_20_Text">15772,04/17/2020,,Algeria,2020-04-17 23:38:48,2418.0,364.0,846.0</text:p>
      <text:p text:style-name="Preformatted_20_Text">15773,04/17/2020,,Andorra,2020-04-17 23:38:48,696.0,35.0,191.0</text:p>
      <text:p text:style-name="Preformatted_20_Text">15774,04/17/2020,,Angola,2020-04-17 23:38:48,19.0,2.0,5.0</text:p>
      <text:p text:style-name="Preformatted_20_Text">15775,04/17/2020,,Antigua and Barbuda,2020-04-17 23:38:48,23.0,3.0,3.0</text:p>
      <text:p text:style-name="Preformatted_20_Text"><text:soft-page-break/>15776,04/17/2020,,Argentina,2020-04-17 23:38:48,2669.0,123.0,666.0</text:p>
      <text:p text:style-name="Preformatted_20_Text">15777,04/17/2020,,Armenia,2020-04-17 23:38:48,1201.0,19.0,402.0</text:p>
      <text:p text:style-name="Preformatted_20_Text">15778,04/17/2020,,Austria,2020-04-17 23:38:48,14595.0,431.0,9704.0</text:p>
      <text:p text:style-name="Preformatted_20_Text">15779,04/17/2020,,Azerbaijan,2020-04-17 23:38:48,1340.0,15.0,528.0</text:p>
      <text:p text:style-name="Preformatted_20_Text">15780,04/17/2020,,Bahamas,2020-04-17 23:38:48,54.0,9.0,6.0</text:p>
      <text:p text:style-name="Preformatted_20_Text">15781,04/17/2020,,Bahrain,2020-04-17 23:38:48,1740.0,7.0,725.0</text:p>
      <text:p text:style-name="Preformatted_20_Text">15782,04/17/2020,,Bangladesh,2020-04-17 23:38:48,1838.0,75.0,58.0</text:p>
      <text:p text:style-name="Preformatted_20_Text">15783,04/17/2020,,Barbados,2020-04-17 23:38:48,75.0,5.0,15.0</text:p>
      <text:p text:style-name="Preformatted_20_Text">15784,04/17/2020,,Belarus,2020-04-17 23:38:48,4779.0,42.0,342.0</text:p>
      <text:p text:style-name="Preformatted_20_Text">15785,04/17/2020,,Belgium,2020-04-17 23:38:48,36138.0,5163.0,7961.0</text:p>
      <text:p text:style-name="Preformatted_20_Text">15786,04/17/2020,,Belize,2020-04-17 23:38:48,18.0,2.0,0.0</text:p>
      <text:p text:style-name="Preformatted_20_Text">15787,04/17/2020,,Benin,2020-04-17 23:38:48,35.0,1.0,18.0</text:p>
      <text:p text:style-name="Preformatted_20_Text">15788,04/17/2020,,Bhutan,2020-04-17 23:38:48,5.0,0.0,2.0</text:p>
      <text:p text:style-name="Preformatted_20_Text">15789,04/17/2020,,Bolivia,2020-04-17 23:38:48,465.0,31.0,26.0</text:p>
      <text:p text:style-name="Preformatted_20_Text">15790,04/17/2020,,Bosnia and Herzegovina,2020-04-17 23:38:48,1214.0,46.0,320.0</text:p>
      <text:p text:style-name="Preformatted_20_Text">15791,04/17/2020,,Botswana,2020-04-17 23:38:48,15.0,1.0,0.0</text:p>
      <text:p text:style-name="Preformatted_20_Text">15792,04/17/2020,,Brazil,2020-04-17 23:38:48,33682.0,2141.0,14026.0</text:p>
      <text:p text:style-name="Preformatted_20_Text">15793,04/17/2020,,Brunei,2020-04-17 23:38:48,136.0,1.0,112.0</text:p>
      <text:p text:style-name="Preformatted_20_Text">15794,04/17/2020,,Bulgaria,2020-04-17 23:38:48,846.0,41.0,141.0</text:p>
      <text:p text:style-name="Preformatted_20_Text">15795,04/17/2020,,Burkina Faso,2020-04-17 23:38:48,557.0,35.0,294.0</text:p>
      <text:p text:style-name="Preformatted_20_Text">15796,04/17/2020,,Burma,2020-04-17 23:38:48,88.0,4.0,5.0</text:p>
      <text:p text:style-name="Preformatted_20_Text">15797,04/17/2020,,Burundi,2020-04-17 23:38:48,5.0,1.0,0.0</text:p>
      <text:p text:style-name="Preformatted_20_Text">15798,04/17/2020,,Cabo Verde,2020-04-17 23:38:48,56.0,1.0,1.0</text:p>
      <text:p text:style-name="Preformatted_20_Text">15799,04/17/2020,,Cambodia,2020-04-17 23:38:48,122.0,0.0,98.0</text:p>
      <text:p text:style-name="Preformatted_20_Text">15800,04/17/2020,,Cameroon,2020-04-17 23:38:48,996.0,22.0,164.0</text:p>
      <text:p text:style-name="Preformatted_20_Text">15801,04/17/2020,,Central African Republic,2020-04-17 23:38:48,12.0,0.0,4.0</text:p>
      <text:p text:style-name="Preformatted_20_Text">15802,04/17/2020,,Chad,2020-04-17 23:38:48,27.0,0.0,5.0</text:p>
      <text:p text:style-name="Preformatted_20_Text">15803,04/17/2020,,Chile,2020-04-17 23:38:48,9252.0,116.0,3621.0</text:p>
      <text:p text:style-name="Preformatted_20_Text">15804,04/17/2020,,Colombia,2020-04-17 23:38:48,3439.0,153.0,634.0</text:p>
      <text:p text:style-name="Preformatted_20_Text">15805,04/17/2020,,Congo (Brazzaville),2020-04-17 23:38:48,143.0,6.0,11.0</text:p>
      <text:p text:style-name="Preformatted_20_Text">15806,04/17/2020,,Congo (Kinshasa),2020-04-17 23:38:48,287.0,23.0,25.0</text:p>
      <text:p text:style-name="Preformatted_20_Text">15807,04/17/2020,,Costa Rica,2020-04-17 23:38:48,649.0,4.0,88.0</text:p>
      <text:p text:style-name="Preformatted_20_Text">15808,04/17/2020,,Croatia,2020-04-17 23:38:48,1814.0,36.0,600.0</text:p>
      <text:p text:style-name="Preformatted_20_Text">15809,04/17/2020,,Cuba,2020-04-17 23:38:48,923.0,31.0,192.0</text:p>
      <text:p text:style-name="Preformatted_20_Text">15810,04/17/2020,,Cyprus,2020-04-17 23:38:48,750.0,12.0,77.0</text:p>
      <text:p text:style-name="Preformatted_20_Text">15811,04/17/2020,,Czech Republic,2020-04-17 23:38:48,6549.0,173.0,1174.0</text:p>
      <text:p text:style-name="Preformatted_20_Text">15812,04/17/2020,,Denmark,2020-04-17 23:38:48,7073.0,336.0,3389.0</text:p>
      <text:p text:style-name="Preformatted_20_Text">15813,04/17/2020,,Diamond Princess,2020-04-17 23:38:48,712.0,13.0,644.0</text:p>
      <text:p text:style-name="Preformatted_20_Text">15814,04/17/2020,,Djibouti,2020-04-17 23:38:48,732.0,2.0,76.0</text:p>
      <text:p text:style-name="Preformatted_20_Text">15815,04/17/2020,,Dominica,2020-04-17 23:38:48,16.0,0.0,8.0</text:p>
      <text:p text:style-name="Preformatted_20_Text">15816,04/17/2020,,Dominican Republic,2020-04-17 23:38:48,4126.0,200.0,268.0</text:p>
      <text:p text:style-name="Preformatted_20_Text">15817,04/17/2020,,Ecuador,2020-04-17 23:38:48,8450.0,421.0,838.0</text:p>
      <text:p text:style-name="Preformatted_20_Text">15818,04/17/2020,,Egypt,2020-04-17 23:38:48,2844.0,205.0,646.0</text:p>
      <text:p text:style-name="Preformatted_20_Text">15819,04/17/2020,,El Salvador,2020-04-17 23:38:48,177.0,7.0,38.0</text:p>
      <text:p text:style-name="Preformatted_20_Text">15820,04/17/2020,,Equatorial Guinea,2020-04-17 23:38:48,79.0,0.0,4.0</text:p>
      <text:p text:style-name="Preformatted_20_Text">15821,04/17/2020,,Eritrea,2020-04-17 23:38:48,35.0,0.0,0.0</text:p>
      <text:p text:style-name="Preformatted_20_Text">15822,04/17/2020,,Estonia,2020-04-17 23:38:48,1459.0,38.0,145.0</text:p>
      <text:p text:style-name="Preformatted_20_Text">15823,04/17/2020,,Eswatini,2020-04-17 23:38:48,16.0,1.0,8.0</text:p>
      <text:p text:style-name="Preformatted_20_Text">15824,04/17/2020,,Ethiopia,2020-04-17 23:38:48,96.0,3.0,15.0</text:p>
      <text:p text:style-name="Preformatted_20_Text">15825,04/17/2020,,Fiji,2020-04-17 23:38:48,17.0,0.0,0.0</text:p>
      <text:p text:style-name="Preformatted_20_Text">15826,04/17/2020,,Finland,2020-04-17 23:38:48,3489.0,82.0,1700.0</text:p>
      <text:p text:style-name="Preformatted_20_Text">15827,04/17/2020,,France,2020-04-17 23:38:48,147969.0,18681.0,34420.0</text:p>
      <text:p text:style-name="Preformatted_20_Text">15828,04/17/2020,,Gabon,2020-04-17 23:38:48,108.0,1.0,7.0</text:p>
      <text:p text:style-name="Preformatted_20_Text">15829,04/17/2020,,Gambia,2020-04-17 23:38:48,9.0,1.0,2.0</text:p>
      <text:p text:style-name="Preformatted_20_Text">15830,04/17/2020,,Georgia,2020-04-17 23:38:48,370.0,3.0,79.0</text:p>
      <text:p text:style-name="Preformatted_20_Text">15831,04/17/2020,,Germany,2020-04-17 23:38:48,141397.0,4352.0,83114.0</text:p>
      <text:p text:style-name="Preformatted_20_Text">15832,04/17/2020,,Ghana,2020-04-17 23:38:48,641.0,8.0,83.0</text:p>
      <text:p text:style-name="Preformatted_20_Text">15833,04/17/2020,,Greece,2020-04-17 23:38:48,2224.0,108.0,269.0</text:p>
      <text:p text:style-name="Preformatted_20_Text">15834,04/17/2020,,Grenada,2020-04-17 23:38:48,14.0,0.0,6.0</text:p>
      <text:p text:style-name="Preformatted_20_Text">15835,04/17/2020,,Guatemala,2020-04-17 23:38:48,214.0,7.0,21.0</text:p>
      <text:p text:style-name="Preformatted_20_Text">15836,04/17/2020,,Guinea,2020-04-17 23:38:48,477.0,3.0,59.0</text:p>
      <text:p text:style-name="Preformatted_20_Text">15837,04/17/2020,,Guinea-Bissau,2020-04-17 23:38:48,43.0,0.0,0.0</text:p>
      <text:p text:style-name="Preformatted_20_Text">15838,04/17/2020,,Guyana,2020-04-17 23:38:48,63.0,6.0,9.0</text:p>
      <text:p text:style-name="Preformatted_20_Text">15839,04/17/2020,,Haiti,2020-04-17 23:38:48,43.0,3.0,0.0</text:p>
      <text:p text:style-name="Preformatted_20_Text"><text:soft-page-break/>15840,04/17/2020,,Holy See,2020-04-17 23:38:48,8.0,0.0,2.0</text:p>
      <text:p text:style-name="Preformatted_20_Text">15841,04/17/2020,,Honduras,2020-04-17 23:38:48,442.0,41.0,10.0</text:p>
      <text:p text:style-name="Preformatted_20_Text">15842,04/17/2020,,Hungary,2020-04-17 23:38:48,1763.0,156.0,207.0</text:p>
      <text:p text:style-name="Preformatted_20_Text">15843,04/17/2020,,Iceland,2020-04-17 23:38:48,1754.0,9.0,1224.0</text:p>
      <text:p text:style-name="Preformatted_20_Text">15844,04/17/2020,,India,2020-04-17 23:38:48,14352.0,486.0,2041.0</text:p>
      <text:p text:style-name="Preformatted_20_Text">15845,04/17/2020,,Indonesia,2020-04-17 23:38:48,5923.0,520.0,607.0</text:p>
      <text:p text:style-name="Preformatted_20_Text">15846,04/17/2020,,Iran,2020-04-17 23:38:48,79494.0,4958.0,54064.0</text:p>
      <text:p text:style-name="Preformatted_20_Text">15847,04/17/2020,,Iraq,2020-04-17 23:38:48,1482.0,81.0,906.0</text:p>
      <text:p text:style-name="Preformatted_20_Text">15848,04/17/2020,,Ireland,2020-04-17 23:38:48,13980.0,530.0,77.0</text:p>
      <text:p text:style-name="Preformatted_20_Text">15849,04/17/2020,,Israel,2020-04-17 23:38:48,12982.0,151.0,3126.0</text:p>
      <text:p text:style-name="Preformatted_20_Text">15850,04/17/2020,,Italy,2020-04-17 23:38:48,172434.0,22745.0,42727.0</text:p>
      <text:p text:style-name="Preformatted_20_Text">15851,04/17/2020,,Ivory Coast,2020-04-17 23:38:48,688.0,6.0,193.0</text:p>
      <text:p text:style-name="Preformatted_20_Text">15852,04/17/2020,,Jamaica,2020-04-17 23:38:48,143.0,5.0,25.0</text:p>
      <text:p text:style-name="Preformatted_20_Text">15853,04/17/2020,,Japan,2020-04-17 23:38:48,9787.0,190.0,935.0</text:p>
      <text:p text:style-name="Preformatted_20_Text">15854,04/17/2020,,Jordan,2020-04-17 23:38:48,407.0,7.0,265.0</text:p>
      <text:p text:style-name="Preformatted_20_Text">15855,04/17/2020,,Kazakhstan,2020-04-17 23:38:48,1546.0,17.0,347.0</text:p>
      <text:p text:style-name="Preformatted_20_Text">15856,04/17/2020,,Kenya,2020-04-17 23:38:48,246.0,11.0,53.0</text:p>
      <text:p text:style-name="Preformatted_20_Text">15857,04/17/2020,,Kosovo,2020-04-17 23:38:48,480.0,12.0,84.0</text:p>
      <text:p text:style-name="Preformatted_20_Text">15858,04/17/2020,,Kuwait,2020-04-17 23:38:48,1658.0,5.0,258.0</text:p>
      <text:p text:style-name="Preformatted_20_Text">15859,04/17/2020,,Kyrgyzstan,2020-04-17 23:38:48,489.0,5.0,114.0</text:p>
      <text:p text:style-name="Preformatted_20_Text">15860,04/17/2020,,Laos,2020-04-17 23:38:48,19.0,0.0,2.0</text:p>
      <text:p text:style-name="Preformatted_20_Text">15861,04/17/2020,,Latvia,2020-04-17 23:38:48,682.0,5.0,88.0</text:p>
      <text:p text:style-name="Preformatted_20_Text">15862,04/17/2020,,Lebanon,2020-04-17 23:38:48,668.0,21.0,86.0</text:p>
      <text:p text:style-name="Preformatted_20_Text">15863,04/17/2020,,Liberia,2020-04-17 23:38:48,76.0,7.0,7.0</text:p>
      <text:p text:style-name="Preformatted_20_Text">15864,04/17/2020,,Libya,2020-04-17 23:38:48,49.0,1.0,11.0</text:p>
      <text:p text:style-name="Preformatted_20_Text">15865,04/17/2020,,Liechtenstein,2020-04-17 23:38:48,79.0,1.0,55.0</text:p>
      <text:p text:style-name="Preformatted_20_Text">15866,04/17/2020,,Lithuania,2020-04-17 23:38:48,1149.0,33.0,210.0</text:p>
      <text:p text:style-name="Preformatted_20_Text">15867,04/17/2020,,Luxembourg,2020-04-17 23:38:48,3480.0,72.0,579.0</text:p>
      <text:p text:style-name="Preformatted_20_Text">15868,04/17/2020,,MS Zaandam,2020-04-17 23:38:48,9.0,2.0,0.0</text:p>
      <text:p text:style-name="Preformatted_20_Text">15869,04/17/2020,,Madagascar,2020-04-17 23:38:48,117.0,0.0,33.0</text:p>
      <text:p text:style-name="Preformatted_20_Text">15870,04/17/2020,,Malawi,2020-04-17 23:38:48,17.0,2.0,3.0</text:p>
      <text:p text:style-name="Preformatted_20_Text">15871,04/17/2020,,Malaysia,2020-04-17 23:38:48,5251.0,86.0,2967.0</text:p>
      <text:p text:style-name="Preformatted_20_Text">15872,04/17/2020,,Maldives,2020-04-17 23:38:48,28.0,0.0,16.0</text:p>
      <text:p text:style-name="Preformatted_20_Text">15873,04/17/2020,,Mali,2020-04-17 23:38:48,171.0,13.0,34.0</text:p>
      <text:p text:style-name="Preformatted_20_Text">15874,04/17/2020,,Malta,2020-04-17 23:38:48,422.0,3.0,91.0</text:p>
      <text:p text:style-name="Preformatted_20_Text">15875,04/17/2020,,Mauritania,2020-04-17 23:38:48,7.0,1.0,2.0</text:p>
      <text:p text:style-name="Preformatted_20_Text">15876,04/17/2020,,Mauritius,2020-04-17 23:38:48,324.0,9.0,108.0</text:p>
      <text:p text:style-name="Preformatted_20_Text">15877,04/17/2020,,Mexico,2020-04-17 23:38:48,6297.0,486.0,2125.0</text:p>
      <text:p text:style-name="Preformatted_20_Text">15878,04/17/2020,,Moldova,2020-04-17 23:38:48,2264.0,56.0,276.0</text:p>
      <text:p text:style-name="Preformatted_20_Text">15879,04/17/2020,,Monaco,2020-04-17 23:38:48,94.0,3.0,20.0</text:p>
      <text:p text:style-name="Preformatted_20_Text">15880,04/17/2020,,Mongolia,2020-04-17 23:38:48,31.0,0.0,5.0</text:p>
      <text:p text:style-name="Preformatted_20_Text">15881,04/17/2020,,Montenegro,2020-04-17 23:38:48,303.0,5.0,55.0</text:p>
      <text:p text:style-name="Preformatted_20_Text">15882,04/17/2020,,Morocco,2020-04-17 23:38:48,2564.0,135.0,281.0</text:p>
      <text:p text:style-name="Preformatted_20_Text">15883,04/17/2020,,Mozambique,2020-04-17 23:38:48,34.0,0.0,2.0</text:p>
      <text:p text:style-name="Preformatted_20_Text">15884,04/17/2020,,Namibia,2020-04-17 23:38:48,16.0,0.0,4.0</text:p>
      <text:p text:style-name="Preformatted_20_Text">15885,04/17/2020,,Nepal,2020-04-17 23:38:48,30.0,0.0,2.0</text:p>
      <text:p text:style-name="Preformatted_20_Text">15886,04/17/2020,,Netherlands,2020-04-17 23:38:48,30449.0,3459.0,250.0</text:p>
      <text:p text:style-name="Preformatted_20_Text">15887,04/17/2020,,New Zealand,2020-04-17 23:38:48,1409.0,11.0,816.0</text:p>
      <text:p text:style-name="Preformatted_20_Text">15888,04/17/2020,,Nicaragua,2020-04-17 23:38:48,9.0,1.0,4.0</text:p>
      <text:p text:style-name="Preformatted_20_Text">15889,04/17/2020,,Niger,2020-04-17 23:38:48,627.0,18.0,110.0</text:p>
      <text:p text:style-name="Preformatted_20_Text">15890,04/17/2020,,Nigeria,2020-04-17 23:38:48,493.0,17.0,159.0</text:p>
      <text:p text:style-name="Preformatted_20_Text">15891,04/17/2020,,North Macedonia,2020-04-17 23:38:48,1117.0,49.0,139.0</text:p>
      <text:p text:style-name="Preformatted_20_Text">15892,04/17/2020,,Norway,2020-04-17 23:38:48,6937.0,161.0,32.0</text:p>
      <text:p text:style-name="Preformatted_20_Text">15893,04/17/2020,,Oman,2020-04-17 23:38:48,1069.0,6.0,176.0</text:p>
      <text:p text:style-name="Preformatted_20_Text">15894,04/17/2020,,Pakistan,2020-04-17 23:38:48,7025.0,135.0,1765.0</text:p>
      <text:p text:style-name="Preformatted_20_Text">15895,04/17/2020,,Panama,2020-04-17 23:38:48,4016.0,109.0,98.0</text:p>
      <text:p text:style-name="Preformatted_20_Text">15896,04/17/2020,,Papua New Guinea,2020-04-17 23:38:48,7.0,0.0,0.0</text:p>
      <text:p text:style-name="Preformatted_20_Text">15897,04/17/2020,,Paraguay,2020-04-17 23:38:48,199.0,8.0,30.0</text:p>
      <text:p text:style-name="Preformatted_20_Text">15898,04/17/2020,,Peru,2020-04-17 23:38:48,13489.0,300.0,6541.0</text:p>
      <text:p text:style-name="Preformatted_20_Text">15899,04/17/2020,,Philippines,2020-04-17 23:38:48,5878.0,387.0,487.0</text:p>
      <text:p text:style-name="Preformatted_20_Text">15900,04/17/2020,,Poland,2020-04-17 23:38:48,8379.0,332.0,866.0</text:p>
      <text:p text:style-name="Preformatted_20_Text">15901,04/17/2020,,Portugal,2020-04-17 23:38:48,19022.0,657.0,519.0</text:p>
      <text:p text:style-name="Preformatted_20_Text">15902,04/17/2020,,Qatar,2020-04-17 23:38:48,4663.0,7.0,464.0</text:p>
      <text:p text:style-name="Preformatted_20_Text">15903,04/17/2020,,Romania,2020-04-17 23:38:48,8067.0,411.0,1508.0</text:p>
      <text:p text:style-name="Preformatted_20_Text"><text:soft-page-break/>15904,04/17/2020,,Russia,2020-04-17 23:38:48,32008.0,273.0,2590.0</text:p>
      <text:p text:style-name="Preformatted_20_Text">15905,04/17/2020,,Rwanda,2020-04-17 23:38:48,143.0,0.0,65.0</text:p>
      <text:p text:style-name="Preformatted_20_Text">15906,04/17/2020,,Saint Kitts and Nevis,2020-04-17 23:38:48,14.0,0.0,0.0</text:p>
      <text:p text:style-name="Preformatted_20_Text">15907,04/17/2020,,Saint Lucia,2020-04-17 23:38:48,15.0,0.0,11.0</text:p>
      <text:p text:style-name="Preformatted_20_Text">15908,04/17/2020,,Saint Vincent and the Grenadines,2020-04-17 23:38:48,12.0,0.0,1.0</text:p>
      <text:p text:style-name="Preformatted_20_Text">15909,04/17/2020,,San Marino,2020-04-17 23:38:48,435.0,39.0,57.0</text:p>
      <text:p text:style-name="Preformatted_20_Text">15910,04/17/2020,,Sao Tome and Principe,2020-04-17 23:38:48,4.0,0.0,0.0</text:p>
      <text:p text:style-name="Preformatted_20_Text">15911,04/17/2020,,Saudi Arabia,2020-04-17 23:38:48,7142.0,87.0,1049.0</text:p>
      <text:p text:style-name="Preformatted_20_Text">15912,04/17/2020,,Senegal,2020-04-17 23:38:48,342.0,2.0,198.0</text:p>
      <text:p text:style-name="Preformatted_20_Text">15913,04/17/2020,,Serbia,2020-04-17 23:38:48,5690.0,110.0,534.0</text:p>
      <text:p text:style-name="Preformatted_20_Text">15914,04/17/2020,,Seychelles,2020-04-17 23:38:48,11.0,0.0,5.0</text:p>
      <text:p text:style-name="Preformatted_20_Text">15915,04/17/2020,,Sierra Leone,2020-04-17 23:38:48,26.0,0.0,0.0</text:p>
      <text:p text:style-name="Preformatted_20_Text">15916,04/17/2020,,Singapore,2020-04-17 23:38:48,5050.0,11.0,708.0</text:p>
      <text:p text:style-name="Preformatted_20_Text">15917,04/17/2020,,Slovakia,2020-04-17 23:38:48,1049.0,9.0,175.0</text:p>
      <text:p text:style-name="Preformatted_20_Text">15918,04/17/2020,,Slovenia,2020-04-17 23:38:48,1304.0,66.0,174.0</text:p>
      <text:p text:style-name="Preformatted_20_Text">15919,04/17/2020,,Somalia,2020-04-17 23:38:48,116.0,6.0,2.0</text:p>
      <text:p text:style-name="Preformatted_20_Text">15920,04/17/2020,,South Africa,2020-04-17 23:38:48,2783.0,50.0,903.0</text:p>
      <text:p text:style-name="Preformatted_20_Text">15921,04/17/2020,,South Korea,2020-04-17 23:38:48,10635.0,230.0,7829.0</text:p>
      <text:p text:style-name="Preformatted_20_Text">15922,04/17/2020,,South Sudan,2020-04-17 23:38:48,4.0,0.0,0.0</text:p>
      <text:p text:style-name="Preformatted_20_Text">15923,04/17/2020,,Spain,2020-04-17 23:38:48,190839.0,20002.0,74797.0</text:p>
      <text:p text:style-name="Preformatted_20_Text">15924,04/17/2020,,Sri Lanka,2020-04-17 23:38:48,244.0,7.0,77.0</text:p>
      <text:p text:style-name="Preformatted_20_Text">15925,04/17/2020,,Sudan,2020-04-17 23:38:48,33.0,6.0,4.0</text:p>
      <text:p text:style-name="Preformatted_20_Text">15926,04/17/2020,,Suriname,2020-04-17 23:38:48,10.0,1.0,6.0</text:p>
      <text:p text:style-name="Preformatted_20_Text">15927,04/17/2020,,Sweden,2020-04-17 23:38:48,13216.0,1400.0,550.0</text:p>
      <text:p text:style-name="Preformatted_20_Text">15928,04/17/2020,,Switzerland,2020-04-17 23:38:48,27078.0,1327.0,16400.0</text:p>
      <text:p text:style-name="Preformatted_20_Text">15929,04/17/2020,,Syria,2020-04-17 23:38:48,38.0,2.0,5.0</text:p>
      <text:p text:style-name="Preformatted_20_Text">15930,04/17/2020,,Taiwan,2020-04-17 23:38:48,395.0,6.0,166.0</text:p>
      <text:p text:style-name="Preformatted_20_Text">15931,04/17/2020,,Tanzania,2020-04-17 23:38:48,147.0,5.0,11.0</text:p>
      <text:p text:style-name="Preformatted_20_Text">15932,04/17/2020,,Thailand,2020-04-17 23:38:48,2700.0,47.0,1689.0</text:p>
      <text:p text:style-name="Preformatted_20_Text">15933,04/17/2020,,Timor-Leste,2020-04-17 23:38:48,18.0,0.0,1.0</text:p>
      <text:p text:style-name="Preformatted_20_Text">15934,04/17/2020,,Togo,2020-04-17 23:38:48,83.0,5.0,48.0</text:p>
      <text:p text:style-name="Preformatted_20_Text">15935,04/17/2020,,Trinidad and Tobago,2020-04-17 23:38:48,114.0,8.0,20.0</text:p>
      <text:p text:style-name="Preformatted_20_Text">15936,04/17/2020,,Tunisia,2020-04-17 23:38:48,864.0,37.0,43.0</text:p>
      <text:p text:style-name="Preformatted_20_Text">15937,04/17/2020,,Turkey,2020-04-17 23:38:48,78546.0,1769.0,8631.0</text:p>
      <text:p text:style-name="Preformatted_20_Text">15938,04/17/2020,,UK,2020-04-17 23:38:48,108692.0,14576.0,0.0</text:p>
      <text:p text:style-name="Preformatted_20_Text">15939,04/17/2020,,Uganda,2020-04-17 23:38:48,56.0,0.0,20.0</text:p>
      <text:p text:style-name="Preformatted_20_Text">15940,04/17/2020,,Ukraine,2020-04-17 23:38:48,4662.0,125.0,246.0</text:p>
      <text:p text:style-name="Preformatted_20_Text">15941,04/17/2020,,United Arab Emirates,2020-04-17 23:38:48,6302.0,37.0,1188.0</text:p>
      <text:p text:style-name="Preformatted_20_Text">15942,04/17/2020,,Uruguay,2020-04-17 23:38:48,502.0,9.0,286.0</text:p>
      <text:p text:style-name="Preformatted_20_Text">15943,04/17/2020,,Uzbekistan,2020-04-17 23:38:48,1405.0,4.0,156.0</text:p>
      <text:p text:style-name="Preformatted_20_Text">15944,04/17/2020,,Venezuela,2020-04-17 23:38:48,204.0,9.0,111.0</text:p>
      <text:p text:style-name="Preformatted_20_Text">15945,04/17/2020,,Vietnam,2020-04-17 23:38:48,268.0,0.0,198.0</text:p>
      <text:p text:style-name="Preformatted_20_Text">15946,04/17/2020,,West Bank and Gaza,2020-04-17 23:38:48,402.0,2.0,69.0</text:p>
      <text:p text:style-name="Preformatted_20_Text">15947,04/17/2020,,Western Sahara,2020-04-17 23:38:48,6.0,0.0,0.0</text:p>
      <text:p text:style-name="Preformatted_20_Text">15948,04/17/2020,,Yemen,2020-04-17 23:38:48,1.0,0.0,0.0</text:p>
      <text:p text:style-name="Preformatted_20_Text">15949,04/17/2020,,Zambia,2020-04-17 23:38:48,52.0,2.0,30.0</text:p>
      <text:p text:style-name="Preformatted_20_Text">15950,04/17/2020,,Zimbabwe,2020-04-17 23:38:48,24.0,3.0,2.0</text:p>
      <text:p text:style-name="Preformatted_20_Text">15951,04/17/2020,Alabama,US,2020-04-17 23:38:48,4571.0,148.0,0.0</text:p>
      <text:p text:style-name="Preformatted_20_Text">15952,04/17/2020,Alaska,US,2020-04-17 23:38:48,309.0,9.0,0.0</text:p>
      <text:p text:style-name="Preformatted_20_Text">15953,04/17/2020,Alberta,Canada,2020-04-17 23:38:48,2397.0,50.0,0.0</text:p>
      <text:p text:style-name="Preformatted_20_Text">15954,04/17/2020,Anguilla,UK,2020-04-17 23:38:48,3.0,0.0,1.0</text:p>
      <text:p text:style-name="Preformatted_20_Text">15955,04/17/2020,Anhui,Mainland China,2020-04-17 23:38:48,991.0,6.0,984.0</text:p>
      <text:p text:style-name="Preformatted_20_Text">15956,04/17/2020,Arizona,US,2020-04-17 23:38:48,4511.0,169.0,0.0</text:p>
      <text:p text:style-name="Preformatted_20_Text">15957,04/17/2020,Arkansas,US,2020-04-17 23:38:48,1695.0,37.0,0.0</text:p>
      <text:p text:style-name="Preformatted_20_Text">15958,04/17/2020,Aruba,Netherlands,2020-04-17 23:38:48,96.0,2.0,43.0</text:p>
      <text:p text:style-name="Preformatted_20_Text">15959,04/17/2020,Australian Capital Territory,Australia,2020-04-17 23:38:48,103.0,3.0,81.0</text:p>
      <text:p text:style-name="Preformatted_20_Text">15960,04/17/2020,Beijing,Mainland China,2020-04-17 23:38:48,593.0,8.0,509.0</text:p>
      <text:p text:style-name="Preformatted_20_Text">15961,04/17/2020,Bermuda,UK,2020-04-17 23:38:48,83.0,5.0,35.0</text:p>
      <text:p text:style-name="Preformatted_20_Text">15962,04/17/2020,"Bonaire, Sint Eustatius and Saba",Netherlands,2020-04-17 23:38:48,3.0,0.0,0.0</text:p>
      <text:p text:style-name="Preformatted_20_Text">15963,04/17/2020,British Columbia,Canada,2020-04-17 23:38:48,1575.0,77.0,0.0</text:p>
      <text:p text:style-name="Preformatted_20_Text">15964,04/17/2020,British Virgin Islands,UK,2020-04-17 23:38:48,4.0,0.0,2.0</text:p>
      <text:p text:style-name="Preformatted_20_Text"><text:soft-page-break/>15965,04/17/2020,California,US,2020-04-17 23:38:48,29157.0,1037.0,0.0</text:p>
      <text:p text:style-name="Preformatted_20_Text">15966,04/17/2020,Cayman Islands,UK,2020-04-17 23:38:48,61.0,1.0,7.0</text:p>
      <text:p text:style-name="Preformatted_20_Text">15967,04/17/2020,Channel Islands,UK,2020-04-17 23:38:48,470.0,20.0,73.0</text:p>
      <text:p text:style-name="Preformatted_20_Text">15968,04/17/2020,Chongqing,Mainland China,2020-04-17 23:38:48,579.0,6.0,570.0</text:p>
      <text:p text:style-name="Preformatted_20_Text">15969,04/17/2020,Colorado,US,2020-04-17 23:38:48,8691.0,372.0,0.0</text:p>
      <text:p text:style-name="Preformatted_20_Text">15970,04/17/2020,Connecticut,US,2020-04-17 23:38:48,16809.0,1036.0,0.0</text:p>
      <text:p text:style-name="Preformatted_20_Text">15971,04/17/2020,Curacao,Netherlands,2020-04-17 23:38:48,14.0,1.0,10.0</text:p>
      <text:p text:style-name="Preformatted_20_Text">15972,04/17/2020,Delaware,US,2020-04-17 23:38:48,2317.0,61.0,0.0</text:p>
      <text:p text:style-name="Preformatted_20_Text">15973,04/17/2020,Diamond Princess cruise ship,US,2020-04-17 23:38:48,49.0,0.0,0.0</text:p>
      <text:p text:style-name="Preformatted_20_Text">15974,04/17/2020,District of Columbia,US,2020-04-17 23:38:48,2476.0,86.0,0.0</text:p>
      <text:p text:style-name="Preformatted_20_Text">15975,04/17/2020,Falkland Islands (Malvinas),UK,2020-04-17 23:38:48,11.0,0.0,1.0</text:p>
      <text:p text:style-name="Preformatted_20_Text">15976,04/17/2020,Faroe Islands,Denmark,2020-04-17 23:38:48,184.0,0.0,171.0</text:p>
      <text:p text:style-name="Preformatted_20_Text">15977,04/17/2020,Florida,US,2020-04-17 23:38:48,24759.0,725.0,0.0</text:p>
      <text:p text:style-name="Preformatted_20_Text">15978,04/17/2020,French Guiana,France,2020-04-17 23:38:48,96.0,0.0,61.0</text:p>
      <text:p text:style-name="Preformatted_20_Text">15979,04/17/2020,French Polynesia,France,2020-04-17 23:38:48,55.0,0.0,0.0</text:p>
      <text:p text:style-name="Preformatted_20_Text">15980,04/17/2020,Fujian,Mainland China,2020-04-17 23:38:48,354.0,1.0,334.0</text:p>
      <text:p text:style-name="Preformatted_20_Text">15981,04/17/2020,Gansu,Mainland China,2020-04-17 23:38:48,139.0,2.0,137.0</text:p>
      <text:p text:style-name="Preformatted_20_Text">15982,04/17/2020,Georgia,US,2020-04-17 23:38:48,17194.0,650.0,0.0</text:p>
      <text:p text:style-name="Preformatted_20_Text">15983,04/17/2020,Gibraltar,UK,2020-04-17 23:38:48,132.0,0.0,105.0</text:p>
      <text:p text:style-name="Preformatted_20_Text">15984,04/17/2020,Grand Princess,Canada,2020-04-17 23:38:48,13.0,0.0,0.0</text:p>
      <text:p text:style-name="Preformatted_20_Text">15985,04/17/2020,Grand Princess,US,2020-04-17 23:38:48,103.0,0.0,0.0</text:p>
      <text:p text:style-name="Preformatted_20_Text">15986,04/17/2020,Greenland,Denmark,2020-04-17 23:38:48,11.0,0.0,11.0</text:p>
      <text:p text:style-name="Preformatted_20_Text">15987,04/17/2020,Guadeloupe,France,2020-04-17 23:38:48,145.0,8.0,67.0</text:p>
      <text:p text:style-name="Preformatted_20_Text">15988,04/17/2020,Guam,US,2020-04-17 23:38:48,136.0,5.0,0.0</text:p>
      <text:p text:style-name="Preformatted_20_Text">15989,04/17/2020,Guangdong,Mainland China,2020-04-17 23:38:48,1577.0,8.0,1475.0</text:p>
      <text:p text:style-name="Preformatted_20_Text">15990,04/17/2020,Guangxi,Mainland China,2020-04-17 23:38:48,254.0,2.0,252.0</text:p>
      <text:p text:style-name="Preformatted_20_Text">15991,04/17/2020,Guizhou,Mainland China,2020-04-17 23:38:48,146.0,2.0,144.0</text:p>
      <text:p text:style-name="Preformatted_20_Text">15992,04/17/2020,Hainan,Mainland China,2020-04-17 23:38:48,168.0,6.0,162.0</text:p>
      <text:p text:style-name="Preformatted_20_Text">15993,04/17/2020,Hawaii,US,2020-04-17 23:38:48,541.0,9.0,0.0</text:p>
      <text:p text:style-name="Preformatted_20_Text">15994,04/17/2020,Hebei,Mainland China,2020-04-17 23:38:48,328.0,6.0,316.0</text:p>
      <text:p text:style-name="Preformatted_20_Text">15995,04/17/2020,Heilongjiang,Mainland China,2020-04-17 23:38:48,872.0,13.0,471.0</text:p>
      <text:p text:style-name="Preformatted_20_Text">15996,04/17/2020,Henan,Mainland China,2020-04-17 23:38:48,1276.0,22.0,1254.0</text:p>
      <text:p text:style-name="Preformatted_20_Text">15997,04/17/2020,Hong Kong,Hong Kong,2020-04-17 23:38:48,1021.0,4.0,533.0</text:p>
      <text:p text:style-name="Preformatted_20_Text">15998,04/17/2020,Hubei,Mainland China,2020-04-17 23:38:48,68128.0,4512.0,63487.0</text:p>
      <text:p text:style-name="Preformatted_20_Text">15999,04/17/2020,Hunan,Mainland China,2020-04-17 23:38:48,1019.0,4.0,1014.0</text:p>
      <text:p text:style-name="Preformatted_20_Text">16000,04/17/2020,Idaho,US,2020-04-17 23:38:48,1609.0,41.0,0.0</text:p>
      <text:p text:style-name="Preformatted_20_Text">16001,04/17/2020,Illinois,US,2020-04-17 23:38:48,27578.0,1132.0,0.0</text:p>
      <text:p text:style-name="Preformatted_20_Text">16002,04/17/2020,Indiana,US,2020-04-17 23:38:48,10154.0,522.0,0.0</text:p>
      <text:p text:style-name="Preformatted_20_Text">16003,04/17/2020,Inner Mongolia,Mainland China,2020-04-17 23:38:48,193.0,1.0,103.0</text:p>
      <text:p text:style-name="Preformatted_20_Text">16004,04/17/2020,Iowa,US,2020-04-17 23:38:48,2332.0,64.0,0.0</text:p>
      <text:p text:style-name="Preformatted_20_Text">16005,04/17/2020,Isle of Man,UK,2020-04-17 23:38:48,291.0,4.0,169.0</text:p>
      <text:p text:style-name="Preformatted_20_Text">16006,04/17/2020,Jiangsu,Mainland China,2020-04-17 23:38:48,653.0,0.0,643.0</text:p>
      <text:p text:style-name="Preformatted_20_Text">16007,04/17/2020,Jiangxi,Mainland China,2020-04-17 23:38:48,937.0,1.0,936.0</text:p>
      <text:p text:style-name="Preformatted_20_Text">16008,04/17/2020,Jilin,Mainland China,2020-04-17 23:38:48,102.0,1.0,97.0</text:p>
      <text:p text:style-name="Preformatted_20_Text">16009,04/17/2020,Kansas,US,2020-04-17 23:38:48,1730.0,82.0,0.0</text:p>
      <text:p text:style-name="Preformatted_20_Text">16010,04/17/2020,Kentucky,US,2020-04-17 23:38:48,2522.0,137.0,0.0</text:p>
      <text:p text:style-name="Preformatted_20_Text">16011,04/17/2020,Liaoning,Mainland China,2020-04-17 23:38:48,146.0,2.0,140.0</text:p>
      <text:p text:style-name="Preformatted_20_Text">16012,04/17/2020,Louisiana,US,2020-04-17 23:38:48,23118.0,1213.0,0.0</text:p>
      <text:p text:style-name="Preformatted_20_Text">16013,04/17/2020,Macau,Macau,2020-04-17 23:38:48,45.0,0.0,16.0</text:p>
      <text:p text:style-name="Preformatted_20_Text">16014,04/17/2020,Maine,US,2020-04-17 23:38:48,827.0,29.0,0.0</text:p>
      <text:p text:style-name="Preformatted_20_Text">16015,04/17/2020,Manitoba,Canada,2020-04-17 23:38:48,250.0,5.0,0.0</text:p>
      <text:p text:style-name="Preformatted_20_Text">16016,04/17/2020,Martinique,France,2020-04-17 23:38:48,158.0,8.0,73.0</text:p>
      <text:p text:style-name="Preformatted_20_Text">16017,04/17/2020,Maryland,US,2020-04-17 23:38:48,11572.0,334.0,0.0</text:p>
      <text:p text:style-name="Preformatted_20_Text">16018,04/17/2020,Massachusetts,US,2020-04-17 23:38:48,34402.0,1245.0,0.0</text:p>
      <text:p text:style-name="Preformatted_20_Text">16019,04/17/2020,Mayotte,France,2020-04-17 23:38:48,245.0,4.0,117.0</text:p>
      <text:p text:style-name="Preformatted_20_Text">16020,04/17/2020,Michigan,US,2020-04-17 23:38:48,30023.0,2227.0,0.0</text:p>
      <text:p text:style-name="Preformatted_20_Text">16021,04/17/2020,Minnesota,US,2020-04-17 23:38:48,2070.0,111.0,0.0</text:p>
      <text:p text:style-name="Preformatted_20_Text">16022,04/17/2020,Mississippi,US,2020-04-17 23:38:48,3793.0,140.0,0.0</text:p>
      <text:p text:style-name="Preformatted_20_Text">16023,04/17/2020,Missouri,US,2020-04-17 23:38:48,5371.0,184.0,0.0</text:p>
      <text:p text:style-name="Preformatted_20_Text">16024,04/17/2020,Montana,US,2020-04-17 23:38:48,422.0,8.0,0.0</text:p>
      <text:p text:style-name="Preformatted_20_Text">16025,04/17/2020,Montserrat,UK,2020-04-17 23:38:48,11.0,0.0,1.0</text:p>
      <text:p text:style-name="Preformatted_20_Text"><text:soft-page-break/>16026,04/17/2020,Nebraska,US,2020-04-17 23:38:48,1066.0,24.0,0.0</text:p>
      <text:p text:style-name="Preformatted_20_Text">16027,04/17/2020,Nevada,US,2020-04-17 23:38:48,3524.0,142.0,0.0</text:p>
      <text:p text:style-name="Preformatted_20_Text">16028,04/17/2020,New Brunswick,Canada,2020-04-17 23:38:48,117.0,0.0,0.0</text:p>
      <text:p text:style-name="Preformatted_20_Text">16029,04/17/2020,New Caledonia,France,2020-04-17 23:38:48,18.0,0.0,14.0</text:p>
      <text:p text:style-name="Preformatted_20_Text">16030,04/17/2020,New Hampshire,US,2020-04-17 23:38:48,1287.0,37.0,0.0</text:p>
      <text:p text:style-name="Preformatted_20_Text">16031,04/17/2020,New Jersey,US,2020-04-17 23:38:48,78467.0,3840.0,0.0</text:p>
      <text:p text:style-name="Preformatted_20_Text">16032,04/17/2020,New Mexico,US,2020-04-17 23:38:48,1597.0,44.0,0.0</text:p>
      <text:p text:style-name="Preformatted_20_Text">16033,04/17/2020,New South Wales,Australia,2020-04-17 23:38:48,2926.0,26.0,1379.0</text:p>
      <text:p text:style-name="Preformatted_20_Text">16034,04/17/2020,New York,US,2020-04-17 23:38:48,230597.0,17131.0,0.0</text:p>
      <text:p text:style-name="Preformatted_20_Text">16035,04/17/2020,Newfoundland and Labrador,Canada,2020-04-17 23:38:48,256.0,3.0,0.0</text:p>
      <text:p text:style-name="Preformatted_20_Text">16036,04/17/2020,Ningxia,Mainland China,2020-04-17 23:38:48,75.0,0.0,75.0</text:p>
      <text:p text:style-name="Preformatted_20_Text">16037,04/17/2020,North Carolina,US,2020-04-17 23:38:48,6045.0,177.0,0.0</text:p>
      <text:p text:style-name="Preformatted_20_Text">16038,04/17/2020,North Dakota,US,2020-04-17 23:38:48,393.0,9.0,0.0</text:p>
      <text:p text:style-name="Preformatted_20_Text">16039,04/17/2020,Northern Mariana Islands,US,2020-04-17 23:38:48,13.0,2.0,0.0</text:p>
      <text:p text:style-name="Preformatted_20_Text">16040,04/17/2020,Northern Territory,Australia,2020-04-17 23:38:48,28.0,0.0,9.0</text:p>
      <text:p text:style-name="Preformatted_20_Text">16041,04/17/2020,Northwest Territories,Canada,2020-04-17 23:38:48,5.0,0.0,0.0</text:p>
      <text:p text:style-name="Preformatted_20_Text">16042,04/17/2020,Nova Scotia,Canada,2020-04-17 23:38:48,606.0,4.0,0.0</text:p>
      <text:p text:style-name="Preformatted_20_Text">16043,04/17/2020,Ohio,US,2020-04-17 23:38:48,9107.0,418.0,0.0</text:p>
      <text:p text:style-name="Preformatted_20_Text">16044,04/17/2020,Oklahoma,US,2020-04-17 23:38:48,2465.0,136.0,0.0</text:p>
      <text:p text:style-name="Preformatted_20_Text">16045,04/17/2020,Ontario,Canada,2020-04-17 23:38:48,10456.0,524.0,0.0</text:p>
      <text:p text:style-name="Preformatted_20_Text">16046,04/17/2020,Oregon,US,2020-04-17 23:38:48,1785.0,70.0,0.0</text:p>
      <text:p text:style-name="Preformatted_20_Text">16047,04/17/2020,Pennsylvania,US,2020-04-17 23:38:48,29888.0,921.0,0.0</text:p>
      <text:p text:style-name="Preformatted_20_Text">16048,04/17/2020,Prince Edward Island,Canada,2020-04-17 23:38:48,26.0,0.0,0.0</text:p>
      <text:p text:style-name="Preformatted_20_Text">16049,04/17/2020,Puerto Rico,US,2020-04-17 23:38:48,1068.0,58.0,0.0</text:p>
      <text:p text:style-name="Preformatted_20_Text">16050,04/17/2020,Qinghai,Mainland China,2020-04-17 23:38:48,18.0,0.0,18.0</text:p>
      <text:p text:style-name="Preformatted_20_Text">16051,04/17/2020,Quebec,Canada,2020-04-17 23:38:48,16798.0,688.0,0.0</text:p>
      <text:p text:style-name="Preformatted_20_Text">16052,04/17/2020,Queensland,Australia,2020-04-17 23:38:48,1007.0,5.0,442.0</text:p>
      <text:p text:style-name="Preformatted_20_Text">16053,04/17/2020,Recovered,Canada,2020-04-17 23:38:48,0.0,0.0,10545.0</text:p>
      <text:p text:style-name="Preformatted_20_Text">16054,04/17/2020,Recovered,US,2020-04-17 23:38:48,0.0,0.0,58545.0</text:p>
      <text:p text:style-name="Preformatted_20_Text">16055,04/17/2020,Reunion,France,2020-04-17 23:38:48,402.0,0.0,237.0</text:p>
      <text:p text:style-name="Preformatted_20_Text">16056,04/17/2020,Rhode Island,US,2020-04-17 23:38:48,4177.0,118.0,0.0</text:p>
      <text:p text:style-name="Preformatted_20_Text">16057,04/17/2020,Saint Barthelemy,France,2020-04-17 23:38:48,6.0,0.0,4.0</text:p>
      <text:p text:style-name="Preformatted_20_Text">16058,04/17/2020,Saint Pierre and Miquelon,France,2020-04-17 23:38:48,1.0,0.0,0.0</text:p>
      <text:p text:style-name="Preformatted_20_Text">16059,04/17/2020,Saskatchewan,Canada,2020-04-17 23:38:48,307.0,4.0,0.0</text:p>
      <text:p text:style-name="Preformatted_20_Text">16060,04/17/2020,Shaanxi,Mainland China,2020-04-17 23:38:48,256.0,3.0,252.0</text:p>
      <text:p text:style-name="Preformatted_20_Text">16061,04/17/2020,Shandong,Mainland China,2020-04-17 23:38:48,787.0,7.0,761.0</text:p>
      <text:p text:style-name="Preformatted_20_Text">16062,04/17/2020,Shanghai,Mainland China,2020-04-17 23:38:48,628.0,7.0,512.0</text:p>
      <text:p text:style-name="Preformatted_20_Text">16063,04/17/2020,Shanxi,Mainland China,2020-04-17 23:38:48,197.0,0.0,135.0</text:p>
      <text:p text:style-name="Preformatted_20_Text">16064,04/17/2020,Sichuan,Mainland China,2020-04-17 23:38:48,560.0,3.0,552.0</text:p>
      <text:p text:style-name="Preformatted_20_Text">16065,04/17/2020,Sint Maarten,Netherlands,2020-04-17 23:38:48,57.0,9.0,12.0</text:p>
      <text:p text:style-name="Preformatted_20_Text">16066,04/17/2020,South Australia,Australia,2020-04-17 23:38:48,435.0,4.0,331.0</text:p>
      <text:p text:style-name="Preformatted_20_Text">16067,04/17/2020,South Carolina,US,2020-04-17 23:38:48,4099.0,116.0,0.0</text:p>
      <text:p text:style-name="Preformatted_20_Text">16068,04/17/2020,South Dakota,US,2020-04-17 23:38:48,1411.0,7.0,0.0</text:p>
      <text:p text:style-name="Preformatted_20_Text">16069,04/17/2020,St Martin,France,2020-04-17 23:38:48,35.0,2.0,13.0</text:p>
      <text:p text:style-name="Preformatted_20_Text">16070,04/17/2020,Tasmania,Australia,2020-04-17 23:38:48,180.0,7.0,67.0</text:p>
      <text:p text:style-name="Preformatted_20_Text">16071,04/17/2020,Tennessee,US,2020-04-17 23:38:48,6263.0,141.0,0.0</text:p>
      <text:p text:style-name="Preformatted_20_Text">16072,04/17/2020,Texas,US,2020-04-17 23:38:48,17849.0,451.0,0.0</text:p>
      <text:p text:style-name="Preformatted_20_Text">16073,04/17/2020,Tianjin,Mainland China,2020-04-17 23:38:48,189.0,3.0,173.0</text:p>
      <text:p text:style-name="Preformatted_20_Text">16074,04/17/2020,Tibet,Mainland China,2020-04-17 23:38:48,1.0,0.0,1.0</text:p>
      <text:p text:style-name="Preformatted_20_Text">16075,04/17/2020,Turks and Caicos Islands,UK,2020-04-17 23:38:48,11.0,1.0,0.0</text:p>
      <text:p text:style-name="Preformatted_20_Text">16076,04/17/2020,Utah,US,2020-04-17 23:38:48,2793.0,23.0,0.0</text:p>
      <text:p text:style-name="Preformatted_20_Text">16077,04/17/2020,Vermont,US,2020-04-17 23:38:48,779.0,35.0,0.0</text:p>
      <text:p text:style-name="Preformatted_20_Text">16078,04/17/2020,Victoria,Australia,2020-04-17 23:38:48,1302.0,14.0,1159.0</text:p>
      <text:p text:style-name="Preformatted_20_Text">16079,04/17/2020,Virgin Islands,US,2020-04-17 23:38:48,51.0,2.0,0.0</text:p>
      <text:p text:style-name="Preformatted_20_Text">16080,04/17/2020,Virginia,US,2020-04-17 23:38:48,7491.0,231.0,0.0</text:p>
      <text:p text:style-name="Preformatted_20_Text">16081,04/17/2020,Washington,US,2020-04-17 23:38:48,11517.0,603.0,0.0</text:p>
      <text:p text:style-name="Preformatted_20_Text">16082,04/17/2020,West Virginia,US,2020-04-17 23:38:48,775.0,16.0,0.0</text:p>
      <text:p text:style-name="Preformatted_20_Text">16083,04/17/2020,Western Australia,Australia,2020-04-17 23:38:48,541.0,7.0,340.0</text:p>
      <text:p text:style-name="Preformatted_20_Text">16084,04/17/2020,Wisconsin,US,2020-04-17 23:38:48,4053.0,206.0,0.0</text:p>
      <text:p text:style-name="Preformatted_20_Text">16085,04/17/2020,Wyoming,US,2020-04-17 23:38:48,305.0,2.0,0.0</text:p>
      <text:p text:style-name="Preformatted_20_Text">16086,04/17/2020,Xinjiang,Mainland China,2020-04-17 23:38:48,76.0,3.0,73.0</text:p>
      <text:p text:style-name="Preformatted_20_Text"><text:soft-page-break/>16087,04/17/2020,Yukon,Canada,2020-04-17 23:38:48,8.0,0.0,0.0</text:p>
      <text:p text:style-name="Preformatted_20_Text">16088,04/17/2020,Yunnan,Mainland China,2020-04-17 23:38:48,184.0,2.0,177.0</text:p>
      <text:p text:style-name="Preformatted_20_Text">16089,04/17/2020,Zhejiang,Mainland China,2020-04-17 23:38:48,1268.0,1.0,1246.0</text:p>
      <text:p text:style-name="Preformatted_20_Text">16090,04/18/2020,,Afghanistan,2020-04-18 22:40:18,933.0,30.0,112.0</text:p>
      <text:p text:style-name="Preformatted_20_Text">16091,04/18/2020,,Albania,2020-04-18 22:40:18,548.0,26.0,302.0</text:p>
      <text:p text:style-name="Preformatted_20_Text">16092,04/18/2020,,Algeria,2020-04-18 22:40:18,2534.0,367.0,894.0</text:p>
      <text:p text:style-name="Preformatted_20_Text">16093,04/18/2020,,Andorra,2020-04-18 22:40:18,704.0,35.0,205.0</text:p>
      <text:p text:style-name="Preformatted_20_Text">16094,04/18/2020,,Angola,2020-04-18 22:40:18,24.0,2.0,6.0</text:p>
      <text:p text:style-name="Preformatted_20_Text">16095,04/18/2020,,Antigua and Barbuda,2020-04-18 22:40:18,23.0,3.0,3.0</text:p>
      <text:p text:style-name="Preformatted_20_Text">16096,04/18/2020,,Argentina,2020-04-18 22:40:18,2758.0,129.0,685.0</text:p>
      <text:p text:style-name="Preformatted_20_Text">16097,04/18/2020,,Armenia,2020-04-18 22:40:18,1248.0,20.0,523.0</text:p>
      <text:p text:style-name="Preformatted_20_Text">16098,04/18/2020,,Austria,2020-04-18 22:40:18,14671.0,443.0,10214.0</text:p>
      <text:p text:style-name="Preformatted_20_Text">16099,04/18/2020,,Azerbaijan,2020-04-18 22:40:18,1373.0,18.0,590.0</text:p>
      <text:p text:style-name="Preformatted_20_Text">16100,04/18/2020,,Bahamas,2020-04-18 22:40:18,55.0,9.0,10.0</text:p>
      <text:p text:style-name="Preformatted_20_Text">16101,04/18/2020,,Bahrain,2020-04-18 22:40:18,1773.0,7.0,755.0</text:p>
      <text:p text:style-name="Preformatted_20_Text">16102,04/18/2020,,Bangladesh,2020-04-18 22:40:18,2144.0,84.0,66.0</text:p>
      <text:p text:style-name="Preformatted_20_Text">16103,04/18/2020,,Barbados,2020-04-18 22:40:18,75.0,5.0,17.0</text:p>
      <text:p text:style-name="Preformatted_20_Text">16104,04/18/2020,,Belarus,2020-04-18 22:40:18,4779.0,45.0,342.0</text:p>
      <text:p text:style-name="Preformatted_20_Text">16105,04/18/2020,,Belgium,2020-04-18 22:40:18,37183.0,5453.0,8348.0</text:p>
      <text:p text:style-name="Preformatted_20_Text">16106,04/18/2020,,Belize,2020-04-18 22:40:18,18.0,2.0,0.0</text:p>
      <text:p text:style-name="Preformatted_20_Text">16107,04/18/2020,,Benin,2020-04-18 22:40:18,35.0,1.0,18.0</text:p>
      <text:p text:style-name="Preformatted_20_Text">16108,04/18/2020,,Bhutan,2020-04-18 22:40:18,5.0,0.0,2.0</text:p>
      <text:p text:style-name="Preformatted_20_Text">16109,04/18/2020,,Bolivia,2020-04-18 22:40:18,493.0,31.0,31.0</text:p>
      <text:p text:style-name="Preformatted_20_Text">16110,04/18/2020,,Bosnia and Herzegovina,2020-04-18 22:40:18,1268.0,47.0,338.0</text:p>
      <text:p text:style-name="Preformatted_20_Text">16111,04/18/2020,,Botswana,2020-04-18 22:40:18,15.0,1.0,0.0</text:p>
      <text:p text:style-name="Preformatted_20_Text">16112,04/18/2020,,Brazil,2020-04-18 22:40:18,36658.0,2354.0,14026.0</text:p>
      <text:p text:style-name="Preformatted_20_Text">16113,04/18/2020,,Brunei,2020-04-18 22:40:18,137.0,1.0,113.0</text:p>
      <text:p text:style-name="Preformatted_20_Text">16114,04/18/2020,,Bulgaria,2020-04-18 22:40:18,878.0,41.0,153.0</text:p>
      <text:p text:style-name="Preformatted_20_Text">16115,04/18/2020,,Burkina Faso,2020-04-18 22:40:18,565.0,36.0,321.0</text:p>
      <text:p text:style-name="Preformatted_20_Text">16116,04/18/2020,,Burma,2020-04-18 22:40:18,98.0,5.0,5.0</text:p>
      <text:p text:style-name="Preformatted_20_Text">16117,04/18/2020,,Burundi,2020-04-18 22:40:18,5.0,1.0,0.0</text:p>
      <text:p text:style-name="Preformatted_20_Text">16118,04/18/2020,,Cabo Verde,2020-04-18 22:40:18,58.0,1.0,1.0</text:p>
      <text:p text:style-name="Preformatted_20_Text">16119,04/18/2020,,Cambodia,2020-04-18 22:40:18,122.0,0.0,103.0</text:p>
      <text:p text:style-name="Preformatted_20_Text">16120,04/18/2020,,Cameroon,2020-04-18 22:40:18,1017.0,22.0,177.0</text:p>
      <text:p text:style-name="Preformatted_20_Text">16121,04/18/2020,,Central African Republic,2020-04-18 22:40:18,12.0,0.0,4.0</text:p>
      <text:p text:style-name="Preformatted_20_Text">16122,04/18/2020,,Chad,2020-04-18 22:40:18,33.0,0.0,8.0</text:p>
      <text:p text:style-name="Preformatted_20_Text">16123,04/18/2020,,Chile,2020-04-18 22:40:18,9730.0,126.0,4035.0</text:p>
      <text:p text:style-name="Preformatted_20_Text">16124,04/18/2020,,Colombia,2020-04-18 22:40:18,3439.0,153.0,634.0</text:p>
      <text:p text:style-name="Preformatted_20_Text">16125,04/18/2020,,Congo (Brazzaville),2020-04-18 22:40:18,143.0,6.0,11.0</text:p>
      <text:p text:style-name="Preformatted_20_Text">16126,04/18/2020,,Congo (Kinshasa),2020-04-18 22:40:18,307.0,25.0,26.0</text:p>
      <text:p text:style-name="Preformatted_20_Text">16127,04/18/2020,,Costa Rica,2020-04-18 22:40:18,655.0,4.0,97.0</text:p>
      <text:p text:style-name="Preformatted_20_Text">16128,04/18/2020,,Croatia,2020-04-18 22:40:18,1832.0,39.0,615.0</text:p>
      <text:p text:style-name="Preformatted_20_Text">16129,04/18/2020,,Cuba,2020-04-18 22:40:18,986.0,32.0,227.0</text:p>
      <text:p text:style-name="Preformatted_20_Text">16130,04/18/2020,,Cyprus,2020-04-18 22:40:18,761.0,12.0,79.0</text:p>
      <text:p text:style-name="Preformatted_20_Text">16131,04/18/2020,,Czech Republic,2020-04-18 22:40:18,6606.0,181.0,1227.0</text:p>
      <text:p text:style-name="Preformatted_20_Text">16132,04/18/2020,,Denmark,2020-04-18 22:40:18,7242.0,346.0,3847.0</text:p>
      <text:p text:style-name="Preformatted_20_Text">16133,04/18/2020,,Diamond Princess,2020-04-18 22:40:18,712.0,13.0,644.0</text:p>
      <text:p text:style-name="Preformatted_20_Text">16134,04/18/2020,,Djibouti,2020-04-18 22:40:18,732.0,2.0,76.0</text:p>
      <text:p text:style-name="Preformatted_20_Text">16135,04/18/2020,,Dominica,2020-04-18 22:40:18,16.0,0.0,8.0</text:p>
      <text:p text:style-name="Preformatted_20_Text">16136,04/18/2020,,Dominican Republic,2020-04-18 22:40:18,4335.0,217.0,312.0</text:p>
      <text:p text:style-name="Preformatted_20_Text">16137,04/18/2020,,Ecuador,2020-04-18 22:40:18,9022.0,456.0,1008.0</text:p>
      <text:p text:style-name="Preformatted_20_Text">16138,04/18/2020,,Egypt,2020-04-18 22:40:18,3032.0,224.0,701.0</text:p>
      <text:p text:style-name="Preformatted_20_Text">16139,04/18/2020,,El Salvador,2020-04-18 22:40:18,190.0,7.0,43.0</text:p>
      <text:p text:style-name="Preformatted_20_Text">16140,04/18/2020,,Equatorial Guinea,2020-04-18 22:40:18,79.0,0.0,4.0</text:p>
      <text:p text:style-name="Preformatted_20_Text">16141,04/18/2020,,Eritrea,2020-04-18 22:40:18,39.0,0.0,3.0</text:p>
      <text:p text:style-name="Preformatted_20_Text">16142,04/18/2020,,Estonia,2020-04-18 22:40:18,1512.0,38.0,162.0</text:p>
      <text:p text:style-name="Preformatted_20_Text">16143,04/18/2020,,Eswatini,2020-04-18 22:40:18,22.0,1.0,8.0</text:p>
      <text:p text:style-name="Preformatted_20_Text">16144,04/18/2020,,Ethiopia,2020-04-18 22:40:18,105.0,3.0,16.0</text:p>
      <text:p text:style-name="Preformatted_20_Text">16145,04/18/2020,,Fiji,2020-04-18 22:40:18,17.0,0.0,0.0</text:p>
      <text:p text:style-name="Preformatted_20_Text">16146,04/18/2020,,Finland,2020-04-18 22:40:18,3681.0,90.0,1700.0</text:p>
      <text:p text:style-name="Preformatted_20_Text">16147,04/18/2020,,France,2020-04-18 22:40:18,147969.0,19323.0,35983.0</text:p>
      <text:p text:style-name="Preformatted_20_Text">16148,04/18/2020,,Gabon,2020-04-18 22:40:18,108.0,1.0,7.0</text:p>
      <text:p text:style-name="Preformatted_20_Text">16149,04/18/2020,,Gambia,2020-04-18 22:40:18,9.0,1.0,2.0</text:p>
      <text:p text:style-name="Preformatted_20_Text">16150,04/18/2020,,Georgia,2020-04-18 22:40:18,388.0,4.0,86.0</text:p>
      <text:p text:style-name="Preformatted_20_Text"><text:soft-page-break/>16151,04/18/2020,,Germany,2020-04-18 22:40:18,143342.0,4459.0,85400.0</text:p>
      <text:p text:style-name="Preformatted_20_Text">16152,04/18/2020,,Ghana,2020-04-18 22:40:18,834.0,9.0,99.0</text:p>
      <text:p text:style-name="Preformatted_20_Text">16153,04/18/2020,,Greece,2020-04-18 22:40:18,2235.0,110.0,269.0</text:p>
      <text:p text:style-name="Preformatted_20_Text">16154,04/18/2020,,Grenada,2020-04-18 22:40:18,14.0,0.0,6.0</text:p>
      <text:p text:style-name="Preformatted_20_Text">16155,04/18/2020,,Guatemala,2020-04-18 22:40:18,235.0,7.0,21.0</text:p>
      <text:p text:style-name="Preformatted_20_Text">16156,04/18/2020,,Guinea,2020-04-18 22:40:18,518.0,3.0,65.0</text:p>
      <text:p text:style-name="Preformatted_20_Text">16157,04/18/2020,,Guinea-Bissau,2020-04-18 22:40:18,46.0,0.0,0.0</text:p>
      <text:p text:style-name="Preformatted_20_Text">16158,04/18/2020,,Guyana,2020-04-18 22:40:18,63.0,6.0,9.0</text:p>
      <text:p text:style-name="Preformatted_20_Text">16159,04/18/2020,,Haiti,2020-04-18 22:40:18,44.0,3.0,0.0</text:p>
      <text:p text:style-name="Preformatted_20_Text">16160,04/18/2020,,Holy See,2020-04-18 22:40:18,8.0,0.0,2.0</text:p>
      <text:p text:style-name="Preformatted_20_Text">16161,04/18/2020,,Honduras,2020-04-18 22:40:18,457.0,46.0,10.0</text:p>
      <text:p text:style-name="Preformatted_20_Text">16162,04/18/2020,,Hungary,2020-04-18 22:40:18,1834.0,172.0,231.0</text:p>
      <text:p text:style-name="Preformatted_20_Text">16163,04/18/2020,,Iceland,2020-04-18 22:40:18,1760.0,9.0,1291.0</text:p>
      <text:p text:style-name="Preformatted_20_Text">16164,04/18/2020,,India,2020-04-18 22:40:18,15722.0,521.0,2463.0</text:p>
      <text:p text:style-name="Preformatted_20_Text">16165,04/18/2020,,Indonesia,2020-04-18 22:40:18,6248.0,535.0,631.0</text:p>
      <text:p text:style-name="Preformatted_20_Text">16166,04/18/2020,,Iran,2020-04-18 22:40:18,80868.0,5031.0,55987.0</text:p>
      <text:p text:style-name="Preformatted_20_Text">16167,04/18/2020,,Iraq,2020-04-18 22:40:18,1513.0,82.0,953.0</text:p>
      <text:p text:style-name="Preformatted_20_Text">16168,04/18/2020,,Ireland,2020-04-18 22:40:18,14758.0,571.0,77.0</text:p>
      <text:p text:style-name="Preformatted_20_Text">16169,04/18/2020,,Israel,2020-04-18 22:40:18,13265.0,164.0,3456.0</text:p>
      <text:p text:style-name="Preformatted_20_Text">16170,04/18/2020,,Italy,2020-04-18 22:40:18,175925.0,23227.0,44927.0</text:p>
      <text:p text:style-name="Preformatted_20_Text">16171,04/18/2020,,Ivory Coast,2020-04-18 22:40:18,801.0,8.0,239.0</text:p>
      <text:p text:style-name="Preformatted_20_Text">16172,04/18/2020,,Jamaica,2020-04-18 22:40:18,163.0,5.0,25.0</text:p>
      <text:p text:style-name="Preformatted_20_Text">16173,04/18/2020,,Japan,2020-04-18 22:40:18,10296.0,222.0,1069.0</text:p>
      <text:p text:style-name="Preformatted_20_Text">16174,04/18/2020,,Jordan,2020-04-18 22:40:18,413.0,7.0,269.0</text:p>
      <text:p text:style-name="Preformatted_20_Text">16175,04/18/2020,,Kazakhstan,2020-04-18 22:40:18,1615.0,17.0,377.0</text:p>
      <text:p text:style-name="Preformatted_20_Text">16176,04/18/2020,,Kenya,2020-04-18 22:40:18,262.0,12.0,60.0</text:p>
      <text:p text:style-name="Preformatted_20_Text">16177,04/18/2020,,Kosovo,2020-04-18 22:40:18,510.0,12.0,93.0</text:p>
      <text:p text:style-name="Preformatted_20_Text">16178,04/18/2020,,Kuwait,2020-04-18 22:40:18,1751.0,6.0,280.0</text:p>
      <text:p text:style-name="Preformatted_20_Text">16179,04/18/2020,,Kyrgyzstan,2020-04-18 22:40:18,506.0,5.0,130.0</text:p>
      <text:p text:style-name="Preformatted_20_Text">16180,04/18/2020,,Laos,2020-04-18 22:40:18,19.0,0.0,2.0</text:p>
      <text:p text:style-name="Preformatted_20_Text">16181,04/18/2020,,Latvia,2020-04-18 22:40:18,712.0,5.0,88.0</text:p>
      <text:p text:style-name="Preformatted_20_Text">16182,04/18/2020,,Lebanon,2020-04-18 22:40:18,672.0,21.0,99.0</text:p>
      <text:p text:style-name="Preformatted_20_Text">16183,04/18/2020,,Liberia,2020-04-18 22:40:18,76.0,7.0,7.0</text:p>
      <text:p text:style-name="Preformatted_20_Text">16184,04/18/2020,,Libya,2020-04-18 22:40:18,49.0,1.0,11.0</text:p>
      <text:p text:style-name="Preformatted_20_Text">16185,04/18/2020,,Liechtenstein,2020-04-18 22:40:18,79.0,1.0,55.0</text:p>
      <text:p text:style-name="Preformatted_20_Text">16186,04/18/2020,,Lithuania,2020-04-18 22:40:18,1239.0,33.0,228.0</text:p>
      <text:p text:style-name="Preformatted_20_Text">16187,04/18/2020,,Luxembourg,2020-04-18 22:40:18,3537.0,72.0,601.0</text:p>
      <text:p text:style-name="Preformatted_20_Text">16188,04/18/2020,,MS Zaandam,2020-04-18 22:40:18,9.0,2.0,0.0</text:p>
      <text:p text:style-name="Preformatted_20_Text">16189,04/18/2020,,Madagascar,2020-04-18 22:40:18,120.0,0.0,35.0</text:p>
      <text:p text:style-name="Preformatted_20_Text">16190,04/18/2020,,Malawi,2020-04-18 22:40:18,17.0,2.0,3.0</text:p>
      <text:p text:style-name="Preformatted_20_Text">16191,04/18/2020,,Malaysia,2020-04-18 22:40:18,5305.0,88.0,3102.0</text:p>
      <text:p text:style-name="Preformatted_20_Text">16192,04/18/2020,,Maldives,2020-04-18 22:40:18,35.0,0.0,16.0</text:p>
      <text:p text:style-name="Preformatted_20_Text">16193,04/18/2020,,Mali,2020-04-18 22:40:18,216.0,13.0,41.0</text:p>
      <text:p text:style-name="Preformatted_20_Text">16194,04/18/2020,,Malta,2020-04-18 22:40:18,426.0,3.0,99.0</text:p>
      <text:p text:style-name="Preformatted_20_Text">16195,04/18/2020,,Mauritania,2020-04-18 22:40:18,7.0,1.0,2.0</text:p>
      <text:p text:style-name="Preformatted_20_Text">16196,04/18/2020,,Mauritius,2020-04-18 22:40:18,325.0,9.0,180.0</text:p>
      <text:p text:style-name="Preformatted_20_Text">16197,04/18/2020,,Mexico,2020-04-18 22:40:18,6875.0,546.0,2125.0</text:p>
      <text:p text:style-name="Preformatted_20_Text">16198,04/18/2020,,Moldova,2020-04-18 22:40:18,2378.0,57.0,391.0</text:p>
      <text:p text:style-name="Preformatted_20_Text">16199,04/18/2020,,Monaco,2020-04-18 22:40:18,94.0,3.0,22.0</text:p>
      <text:p text:style-name="Preformatted_20_Text">16200,04/18/2020,,Mongolia,2020-04-18 22:40:18,31.0,0.0,5.0</text:p>
      <text:p text:style-name="Preformatted_20_Text">16201,04/18/2020,,Montenegro,2020-04-18 22:40:18,307.0,5.0,55.0</text:p>
      <text:p text:style-name="Preformatted_20_Text">16202,04/18/2020,,Morocco,2020-04-18 22:40:18,2685.0,137.0,314.0</text:p>
      <text:p text:style-name="Preformatted_20_Text">16203,04/18/2020,,Mozambique,2020-04-18 22:40:18,35.0,0.0,4.0</text:p>
      <text:p text:style-name="Preformatted_20_Text">16204,04/18/2020,,Namibia,2020-04-18 22:40:18,16.0,0.0,6.0</text:p>
      <text:p text:style-name="Preformatted_20_Text">16205,04/18/2020,,Nepal,2020-04-18 22:40:18,31.0,0.0,2.0</text:p>
      <text:p text:style-name="Preformatted_20_Text">16206,04/18/2020,,Netherlands,2020-04-18 22:40:18,31589.0,3601.0,250.0</text:p>
      <text:p text:style-name="Preformatted_20_Text">16207,04/18/2020,,New Zealand,2020-04-18 22:40:18,1422.0,11.0,867.0</text:p>
      <text:p text:style-name="Preformatted_20_Text">16208,04/18/2020,,Nicaragua,2020-04-18 22:40:18,9.0,2.0,6.0</text:p>
      <text:p text:style-name="Preformatted_20_Text">16209,04/18/2020,,Niger,2020-04-18 22:40:18,639.0,19.0,113.0</text:p>
      <text:p text:style-name="Preformatted_20_Text">16210,04/18/2020,,Nigeria,2020-04-18 22:40:18,542.0,19.0,166.0</text:p>
      <text:p text:style-name="Preformatted_20_Text">16211,04/18/2020,,North Macedonia,2020-04-18 22:40:18,1170.0,49.0,164.0</text:p>
      <text:p text:style-name="Preformatted_20_Text">16212,04/18/2020,,Norway,2020-04-18 22:40:18,7036.0,164.0,32.0</text:p>
      <text:p text:style-name="Preformatted_20_Text">16213,04/18/2020,,Oman,2020-04-18 22:40:18,1180.0,6.0,176.0</text:p>
      <text:p text:style-name="Preformatted_20_Text">16214,04/18/2020,,Pakistan,2020-04-18 22:40:18,7638.0,143.0,1832.0</text:p>
      <text:p text:style-name="Preformatted_20_Text"><text:soft-page-break/>16215,04/18/2020,,Panama,2020-04-18 22:40:18,4210.0,116.0,122.0</text:p>
      <text:p text:style-name="Preformatted_20_Text">16216,04/18/2020,,Papua New Guinea,2020-04-18 22:40:18,7.0,0.0,0.0</text:p>
      <text:p text:style-name="Preformatted_20_Text">16217,04/18/2020,,Paraguay,2020-04-18 22:40:18,202.0,8.0,35.0</text:p>
      <text:p text:style-name="Preformatted_20_Text">16218,04/18/2020,,Peru,2020-04-18 22:40:18,14420.0,348.0,6684.0</text:p>
      <text:p text:style-name="Preformatted_20_Text">16219,04/18/2020,,Philippines,2020-04-18 22:40:18,6087.0,397.0,516.0</text:p>
      <text:p text:style-name="Preformatted_20_Text">16220,04/18/2020,,Poland,2020-04-18 22:40:18,8742.0,347.0,981.0</text:p>
      <text:p text:style-name="Preformatted_20_Text">16221,04/18/2020,,Portugal,2020-04-18 22:40:18,19685.0,687.0,610.0</text:p>
      <text:p text:style-name="Preformatted_20_Text">16222,04/18/2020,,Qatar,2020-04-18 22:40:18,5008.0,8.0,510.0</text:p>
      <text:p text:style-name="Preformatted_20_Text">16223,04/18/2020,,Romania,2020-04-18 22:40:18,8418.0,421.0,1730.0</text:p>
      <text:p text:style-name="Preformatted_20_Text">16224,04/18/2020,,Russia,2020-04-18 22:40:18,36793.0,313.0,3057.0</text:p>
      <text:p text:style-name="Preformatted_20_Text">16225,04/18/2020,,Rwanda,2020-04-18 22:40:18,144.0,0.0,69.0</text:p>
      <text:p text:style-name="Preformatted_20_Text">16226,04/18/2020,,Saint Kitts and Nevis,2020-04-18 22:40:18,14.0,0.0,0.0</text:p>
      <text:p text:style-name="Preformatted_20_Text">16227,04/18/2020,,Saint Lucia,2020-04-18 22:40:18,15.0,0.0,11.0</text:p>
      <text:p text:style-name="Preformatted_20_Text">16228,04/18/2020,,Saint Vincent and the Grenadines,2020-04-18 22:40:18,12.0,0.0,1.0</text:p>
      <text:p text:style-name="Preformatted_20_Text">16229,04/18/2020,,San Marino,2020-04-18 22:40:18,455.0,39.0,60.0</text:p>
      <text:p text:style-name="Preformatted_20_Text">16230,04/18/2020,,Sao Tome and Principe,2020-04-18 22:40:18,4.0,0.0,0.0</text:p>
      <text:p text:style-name="Preformatted_20_Text">16231,04/18/2020,,Saudi Arabia,2020-04-18 22:40:18,8274.0,92.0,1329.0</text:p>
      <text:p text:style-name="Preformatted_20_Text">16232,04/18/2020,,Senegal,2020-04-18 22:40:18,350.0,3.0,211.0</text:p>
      <text:p text:style-name="Preformatted_20_Text">16233,04/18/2020,,Serbia,2020-04-18 22:40:18,5994.0,117.0,637.0</text:p>
      <text:p text:style-name="Preformatted_20_Text">16234,04/18/2020,,Seychelles,2020-04-18 22:40:18,11.0,0.0,5.0</text:p>
      <text:p text:style-name="Preformatted_20_Text">16235,04/18/2020,,Sierra Leone,2020-04-18 22:40:18,30.0,0.0,0.0</text:p>
      <text:p text:style-name="Preformatted_20_Text">16236,04/18/2020,,Singapore,2020-04-18 22:40:18,5992.0,11.0,740.0</text:p>
      <text:p text:style-name="Preformatted_20_Text">16237,04/18/2020,,Slovakia,2020-04-18 22:40:18,1089.0,11.0,213.0</text:p>
      <text:p text:style-name="Preformatted_20_Text">16238,04/18/2020,,Slovenia,2020-04-18 22:40:18,1317.0,70.0,190.0</text:p>
      <text:p text:style-name="Preformatted_20_Text">16239,04/18/2020,,Somalia,2020-04-18 22:40:18,135.0,7.0,2.0</text:p>
      <text:p text:style-name="Preformatted_20_Text">16240,04/18/2020,,South Africa,2020-04-18 22:40:18,3034.0,52.0,903.0</text:p>
      <text:p text:style-name="Preformatted_20_Text">16241,04/18/2020,,South Korea,2020-04-18 22:40:18,10653.0,232.0,7937.0</text:p>
      <text:p text:style-name="Preformatted_20_Text">16242,04/18/2020,,South Sudan,2020-04-18 22:40:18,4.0,0.0,0.0</text:p>
      <text:p text:style-name="Preformatted_20_Text">16243,04/18/2020,,Spain,2020-04-18 22:40:18,191726.0,20043.0,74797.0</text:p>
      <text:p text:style-name="Preformatted_20_Text">16244,04/18/2020,,Sri Lanka,2020-04-18 22:40:18,254.0,7.0,86.0</text:p>
      <text:p text:style-name="Preformatted_20_Text">16245,04/18/2020,,Sudan,2020-04-18 22:40:18,66.0,10.0,6.0</text:p>
      <text:p text:style-name="Preformatted_20_Text">16246,04/18/2020,,Suriname,2020-04-18 22:40:18,10.0,1.0,6.0</text:p>
      <text:p text:style-name="Preformatted_20_Text">16247,04/18/2020,,Sweden,2020-04-18 22:40:18,13822.0,1511.0,550.0</text:p>
      <text:p text:style-name="Preformatted_20_Text">16248,04/18/2020,,Switzerland,2020-04-18 22:40:18,27404.0,1368.0,17100.0</text:p>
      <text:p text:style-name="Preformatted_20_Text">16249,04/18/2020,,Syria,2020-04-18 22:40:18,38.0,2.0,5.0</text:p>
      <text:p text:style-name="Preformatted_20_Text">16250,04/18/2020,,Taiwan,2020-04-18 22:40:18,398.0,6.0,178.0</text:p>
      <text:p text:style-name="Preformatted_20_Text">16251,04/18/2020,,Tanzania,2020-04-18 22:40:18,147.0,5.0,11.0</text:p>
      <text:p text:style-name="Preformatted_20_Text">16252,04/18/2020,,Thailand,2020-04-18 22:40:18,2733.0,47.0,1787.0</text:p>
      <text:p text:style-name="Preformatted_20_Text">16253,04/18/2020,,Timor-Leste,2020-04-18 22:40:18,18.0,0.0,1.0</text:p>
      <text:p text:style-name="Preformatted_20_Text">16254,04/18/2020,,Togo,2020-04-18 22:40:18,84.0,5.0,49.0</text:p>
      <text:p text:style-name="Preformatted_20_Text">16255,04/18/2020,,Trinidad and Tobago,2020-04-18 22:40:18,114.0,8.0,21.0</text:p>
      <text:p text:style-name="Preformatted_20_Text">16256,04/18/2020,,Tunisia,2020-04-18 22:40:18,864.0,37.0,43.0</text:p>
      <text:p text:style-name="Preformatted_20_Text">16257,04/18/2020,,Turkey,2020-04-18 22:40:18,82329.0,1890.0,10453.0</text:p>
      <text:p text:style-name="Preformatted_20_Text">16258,04/18/2020,,UK,2020-04-18 22:40:18,114217.0,15464.0,0.0</text:p>
      <text:p text:style-name="Preformatted_20_Text">16259,04/18/2020,,Uganda,2020-04-18 22:40:18,55.0,0.0,22.0</text:p>
      <text:p text:style-name="Preformatted_20_Text">16260,04/18/2020,,Ukraine,2020-04-18 22:40:18,5106.0,133.0,275.0</text:p>
      <text:p text:style-name="Preformatted_20_Text">16261,04/18/2020,,United Arab Emirates,2020-04-18 22:40:18,6302.0,37.0,1188.0</text:p>
      <text:p text:style-name="Preformatted_20_Text">16262,04/18/2020,,Uruguay,2020-04-18 22:40:18,508.0,9.0,294.0</text:p>
      <text:p text:style-name="Preformatted_20_Text">16263,04/18/2020,,Uzbekistan,2020-04-18 22:40:18,1490.0,5.0,194.0</text:p>
      <text:p text:style-name="Preformatted_20_Text">16264,04/18/2020,,Venezuela,2020-04-18 22:40:18,227.0,9.0,113.0</text:p>
      <text:p text:style-name="Preformatted_20_Text">16265,04/18/2020,,Vietnam,2020-04-18 22:40:18,268.0,0.0,201.0</text:p>
      <text:p text:style-name="Preformatted_20_Text">16266,04/18/2020,,West Bank and Gaza,2020-04-18 22:40:18,418.0,2.0,69.0</text:p>
      <text:p text:style-name="Preformatted_20_Text">16267,04/18/2020,,Western Sahara,2020-04-18 22:40:18,6.0,0.0,0.0</text:p>
      <text:p text:style-name="Preformatted_20_Text">16268,04/18/2020,,Yemen,2020-04-18 22:40:18,1.0,0.0,0.0</text:p>
      <text:p text:style-name="Preformatted_20_Text">16269,04/18/2020,,Zambia,2020-04-18 22:40:18,57.0,2.0,33.0</text:p>
      <text:p text:style-name="Preformatted_20_Text">16270,04/18/2020,,Zimbabwe,2020-04-18 22:40:18,25.0,3.0,2.0</text:p>
      <text:p text:style-name="Preformatted_20_Text">16271,04/18/2020,Alabama,US,2020-04-18 22:40:18,4712.0,153.0,0.0</text:p>
      <text:p text:style-name="Preformatted_20_Text">16272,04/18/2020,Alaska,US,2020-04-18 22:40:18,314.0,9.0,0.0</text:p>
      <text:p text:style-name="Preformatted_20_Text">16273,04/18/2020,Alberta,Canada,2020-04-18 22:40:18,2562.0,51.0,0.0</text:p>
      <text:p text:style-name="Preformatted_20_Text">16274,04/18/2020,Anguilla,UK,2020-04-18 22:40:18,3.0,0.0,1.0</text:p>
      <text:p text:style-name="Preformatted_20_Text">16275,04/18/2020,Anhui,Mainland China,2020-04-18 22:40:18,991.0,6.0,984.0</text:p>
      <text:p text:style-name="Preformatted_20_Text">16276,04/18/2020,Arizona,US,2020-04-18 22:40:18,4724.0,180.0,0.0</text:p>
      <text:p text:style-name="Preformatted_20_Text">16277,04/18/2020,Arkansas,US,2020-04-18 22:40:18,1744.0,38.0,0.0</text:p>
      <text:p text:style-name="Preformatted_20_Text"><text:soft-page-break/>16278,04/18/2020,Aruba,Netherlands,2020-04-18 22:40:18,96.0,2.0,44.0</text:p>
      <text:p text:style-name="Preformatted_20_Text">16279,04/18/2020,Australian Capital Territory,Australia,2020-04-18 22:40:18,103.0,3.0,88.0</text:p>
      <text:p text:style-name="Preformatted_20_Text">16280,04/18/2020,Beijing,Mainland China,2020-04-18 22:40:18,593.0,8.0,509.0</text:p>
      <text:p text:style-name="Preformatted_20_Text">16281,04/18/2020,Bermuda,UK,2020-04-18 22:40:18,83.0,5.0,35.0</text:p>
      <text:p text:style-name="Preformatted_20_Text">16282,04/18/2020,"Bonaire, Sint Eustatius and Saba",Netherlands,2020-04-18 22:40:18,3.0,0.0,0.0</text:p>
      <text:p text:style-name="Preformatted_20_Text">16283,04/18/2020,British Columbia,Canada,2020-04-18 22:40:18,1618.0,78.0,0.0</text:p>
      <text:p text:style-name="Preformatted_20_Text">16284,04/18/2020,British Virgin Islands,UK,2020-04-18 22:40:18,4.0,0.0,2.0</text:p>
      <text:p text:style-name="Preformatted_20_Text">16285,04/18/2020,California,US,2020-04-18 22:40:18,30491.0,1140.0,0.0</text:p>
      <text:p text:style-name="Preformatted_20_Text">16286,04/18/2020,Cayman Islands,UK,2020-04-18 22:40:18,61.0,1.0,7.0</text:p>
      <text:p text:style-name="Preformatted_20_Text">16287,04/18/2020,Channel Islands,UK,2020-04-18 22:40:18,484.0,21.0,73.0</text:p>
      <text:p text:style-name="Preformatted_20_Text">16288,04/18/2020,Chongqing,Mainland China,2020-04-18 22:40:18,579.0,6.0,570.0</text:p>
      <text:p text:style-name="Preformatted_20_Text">16289,04/18/2020,Colorado,US,2020-04-18 22:40:18,9047.0,389.0,0.0</text:p>
      <text:p text:style-name="Preformatted_20_Text">16290,04/18/2020,Connecticut,US,2020-04-18 22:40:18,17550.0,1086.0,0.0</text:p>
      <text:p text:style-name="Preformatted_20_Text">16291,04/18/2020,Curacao,Netherlands,2020-04-18 22:40:18,14.0,1.0,11.0</text:p>
      <text:p text:style-name="Preformatted_20_Text">16292,04/18/2020,Delaware,US,2020-04-18 22:40:18,2538.0,67.0,0.0</text:p>
      <text:p text:style-name="Preformatted_20_Text">16293,04/18/2020,Diamond Princess cruise ship,US,2020-04-18 22:40:18,49.0,0.0,0.0</text:p>
      <text:p text:style-name="Preformatted_20_Text">16294,04/18/2020,District of Columbia,US,2020-04-18 22:40:18,2666.0,91.0,0.0</text:p>
      <text:p text:style-name="Preformatted_20_Text">16295,04/18/2020,Falkland Islands (Malvinas),UK,2020-04-18 22:40:18,11.0,0.0,3.0</text:p>
      <text:p text:style-name="Preformatted_20_Text">16296,04/18/2020,Faroe Islands,Denmark,2020-04-18 22:40:18,184.0,0.0,173.0</text:p>
      <text:p text:style-name="Preformatted_20_Text">16297,04/18/2020,Florida,US,2020-04-18 22:40:18,25492.0,748.0,0.0</text:p>
      <text:p text:style-name="Preformatted_20_Text">16298,04/18/2020,French Guiana,France,2020-04-18 22:40:18,96.0,0.0,64.0</text:p>
      <text:p text:style-name="Preformatted_20_Text">16299,04/18/2020,French Polynesia,France,2020-04-18 22:40:18,55.0,0.0,2.0</text:p>
      <text:p text:style-name="Preformatted_20_Text">16300,04/18/2020,Fujian,Mainland China,2020-04-18 22:40:18,355.0,1.0,336.0</text:p>
      <text:p text:style-name="Preformatted_20_Text">16301,04/18/2020,Gansu,Mainland China,2020-04-18 22:40:18,139.0,2.0,137.0</text:p>
      <text:p text:style-name="Preformatted_20_Text">16302,04/18/2020,Georgia,US,2020-04-18 22:40:18,17669.0,673.0,0.0</text:p>
      <text:p text:style-name="Preformatted_20_Text">16303,04/18/2020,Gibraltar,UK,2020-04-18 22:40:18,132.0,0.0,111.0</text:p>
      <text:p text:style-name="Preformatted_20_Text">16304,04/18/2020,Grand Princess,Canada,2020-04-18 22:40:18,13.0,0.0,0.0</text:p>
      <text:p text:style-name="Preformatted_20_Text">16305,04/18/2020,Grand Princess,US,2020-04-18 22:40:18,103.0,0.0,0.0</text:p>
      <text:p text:style-name="Preformatted_20_Text">16306,04/18/2020,Greenland,Denmark,2020-04-18 22:40:18,11.0,0.0,11.0</text:p>
      <text:p text:style-name="Preformatted_20_Text">16307,04/18/2020,Guadeloupe,France,2020-04-18 22:40:18,148.0,8.0,73.0</text:p>
      <text:p text:style-name="Preformatted_20_Text">16308,04/18/2020,Guam,US,2020-04-18 22:40:18,136.0,5.0,0.0</text:p>
      <text:p text:style-name="Preformatted_20_Text">16309,04/18/2020,Guangdong,Mainland China,2020-04-18 22:40:18,1579.0,8.0,1482.0</text:p>
      <text:p text:style-name="Preformatted_20_Text">16310,04/18/2020,Guangxi,Mainland China,2020-04-18 22:40:18,254.0,2.0,252.0</text:p>
      <text:p text:style-name="Preformatted_20_Text">16311,04/18/2020,Guizhou,Mainland China,2020-04-18 22:40:18,146.0,2.0,144.0</text:p>
      <text:p text:style-name="Preformatted_20_Text">16312,04/18/2020,Hainan,Mainland China,2020-04-18 22:40:18,168.0,6.0,162.0</text:p>
      <text:p text:style-name="Preformatted_20_Text">16313,04/18/2020,Hawaii,US,2020-04-18 22:40:18,574.0,9.0,0.0</text:p>
      <text:p text:style-name="Preformatted_20_Text">16314,04/18/2020,Hebei,Mainland China,2020-04-18 22:40:18,328.0,6.0,316.0</text:p>
      <text:p text:style-name="Preformatted_20_Text">16315,04/18/2020,Heilongjiang,Mainland China,2020-04-18 22:40:18,892.0,13.0,472.0</text:p>
      <text:p text:style-name="Preformatted_20_Text">16316,04/18/2020,Henan,Mainland China,2020-04-18 22:40:18,1276.0,22.0,1254.0</text:p>
      <text:p text:style-name="Preformatted_20_Text">16317,04/18/2020,Hong Kong,Hong Kong,2020-04-18 22:40:18,1024.0,4.0,568.0</text:p>
      <text:p text:style-name="Preformatted_20_Text">16318,04/18/2020,Hubei,Mainland China,2020-04-18 22:40:18,68128.0,4512.0,63494.0</text:p>
      <text:p text:style-name="Preformatted_20_Text">16319,04/18/2020,Hunan,Mainland China,2020-04-18 22:40:18,1019.0,4.0,1015.0</text:p>
      <text:p text:style-name="Preformatted_20_Text">16320,04/18/2020,Idaho,US,2020-04-18 22:40:18,1655.0,43.0,0.0</text:p>
      <text:p text:style-name="Preformatted_20_Text">16321,04/18/2020,Illinois,US,2020-04-18 22:40:18,29160.0,1259.0,0.0</text:p>
      <text:p text:style-name="Preformatted_20_Text">16322,04/18/2020,Indiana,US,2020-04-18 22:40:18,10641.0,545.0,0.0</text:p>
      <text:p text:style-name="Preformatted_20_Text">16323,04/18/2020,Inner Mongolia,Mainland China,2020-04-18 22:40:18,193.0,1.0,104.0</text:p>
      <text:p text:style-name="Preformatted_20_Text">16324,04/18/2020,Iowa,US,2020-04-18 22:40:18,2513.0,74.0,0.0</text:p>
      <text:p text:style-name="Preformatted_20_Text">16325,04/18/2020,Isle of Man,UK,2020-04-18 22:40:18,297.0,6.0,180.0</text:p>
      <text:p text:style-name="Preformatted_20_Text">16326,04/18/2020,Jiangsu,Mainland China,2020-04-18 22:40:18,653.0,0.0,643.0</text:p>
      <text:p text:style-name="Preformatted_20_Text">16327,04/18/2020,Jiangxi,Mainland China,2020-04-18 22:40:18,937.0,1.0,936.0</text:p>
      <text:p text:style-name="Preformatted_20_Text">16328,04/18/2020,Jilin,Mainland China,2020-04-18 22:40:18,102.0,1.0,97.0</text:p>
      <text:p text:style-name="Preformatted_20_Text">16329,04/18/2020,Kansas,US,2020-04-18 22:40:18,1821.0,85.0,0.0</text:p>
      <text:p text:style-name="Preformatted_20_Text">16330,04/18/2020,Kentucky,US,2020-04-18 22:40:18,2707.0,144.0,0.0</text:p>
      <text:p text:style-name="Preformatted_20_Text">16331,04/18/2020,Liaoning,Mainland China,2020-04-18 22:40:18,146.0,2.0,142.0</text:p>
      <text:p text:style-name="Preformatted_20_Text">16332,04/18/2020,Louisiana,US,2020-04-18 22:40:18,23580.0,1267.0,0.0</text:p>
      <text:p text:style-name="Preformatted_20_Text">16333,04/18/2020,Macau,Macau,2020-04-18 22:40:18,45.0,0.0,17.0</text:p>
      <text:p text:style-name="Preformatted_20_Text">16334,04/18/2020,Maine,US,2020-04-18 22:40:18,847.0,32.0,0.0</text:p>
      <text:p text:style-name="Preformatted_20_Text">16335,04/18/2020,Manitoba,Canada,2020-04-18 22:40:18,253.0,5.0,0.0</text:p>
      <text:p text:style-name="Preformatted_20_Text">16336,04/18/2020,Martinique,France,2020-04-18 22:40:18,158.0,8.0,73.0</text:p>
      <text:p text:style-name="Preformatted_20_Text"><text:soft-page-break/>16337,04/18/2020,Maryland,US,2020-04-18 22:40:18,12326.0,421.0,0.0</text:p>
      <text:p text:style-name="Preformatted_20_Text">16338,04/18/2020,Massachusetts,US,2020-04-18 22:40:18,36372.0,1404.0,0.0</text:p>
      <text:p text:style-name="Preformatted_20_Text">16339,04/18/2020,Mayotte,France,2020-04-18 22:40:18,254.0,4.0,117.0</text:p>
      <text:p text:style-name="Preformatted_20_Text">16340,04/18/2020,Michigan,US,2020-04-18 22:40:18,30791.0,2308.0,0.0</text:p>
      <text:p text:style-name="Preformatted_20_Text">16341,04/18/2020,Minnesota,US,2020-04-18 22:40:18,2209.0,121.0,0.0</text:p>
      <text:p text:style-name="Preformatted_20_Text">16342,04/18/2020,Mississippi,US,2020-04-18 22:40:18,3974.0,152.0,0.0</text:p>
      <text:p text:style-name="Preformatted_20_Text">16343,04/18/2020,Missouri,US,2020-04-18 22:40:18,5579.0,197.0,0.0</text:p>
      <text:p text:style-name="Preformatted_20_Text">16344,04/18/2020,Montana,US,2020-04-18 22:40:18,426.0,10.0,0.0</text:p>
      <text:p text:style-name="Preformatted_20_Text">16345,04/18/2020,Montserrat,UK,2020-04-18 22:40:18,11.0,0.0,2.0</text:p>
      <text:p text:style-name="Preformatted_20_Text">16346,04/18/2020,Nebraska,US,2020-04-18 22:40:18,1249.0,24.0,0.0</text:p>
      <text:p text:style-name="Preformatted_20_Text">16347,04/18/2020,Nevada,US,2020-04-18 22:40:18,3626.0,151.0,0.0</text:p>
      <text:p text:style-name="Preformatted_20_Text">16348,04/18/2020,New Brunswick,Canada,2020-04-18 22:40:18,117.0,0.0,0.0</text:p>
      <text:p text:style-name="Preformatted_20_Text">16349,04/18/2020,New Caledonia,France,2020-04-18 22:40:18,18.0,0.0,14.0</text:p>
      <text:p text:style-name="Preformatted_20_Text">16350,04/18/2020,New Hampshire,US,2020-04-18 22:40:18,1342.0,38.0,0.0</text:p>
      <text:p text:style-name="Preformatted_20_Text">16351,04/18/2020,New Jersey,US,2020-04-18 22:40:18,81420.0,4070.0,0.0</text:p>
      <text:p text:style-name="Preformatted_20_Text">16352,04/18/2020,New Mexico,US,2020-04-18 22:40:18,1798.0,53.0,0.0</text:p>
      <text:p text:style-name="Preformatted_20_Text">16353,04/18/2020,New South Wales,Australia,2020-04-18 22:40:18,2926.0,26.0,1379.0</text:p>
      <text:p text:style-name="Preformatted_20_Text">16354,04/18/2020,New York,US,2020-04-18 22:40:18,241712.0,17671.0,0.0</text:p>
      <text:p text:style-name="Preformatted_20_Text">16355,04/18/2020,Newfoundland and Labrador,Canada,2020-04-18 22:40:18,257.0,3.0,0.0</text:p>
      <text:p text:style-name="Preformatted_20_Text">16356,04/18/2020,Ningxia,Mainland China,2020-04-18 22:40:18,75.0,0.0,75.0</text:p>
      <text:p text:style-name="Preformatted_20_Text">16357,04/18/2020,North Carolina,US,2020-04-18 22:40:18,6328.0,187.0,0.0</text:p>
      <text:p text:style-name="Preformatted_20_Text">16358,04/18/2020,North Dakota,US,2020-04-18 22:40:18,528.0,9.0,0.0</text:p>
      <text:p text:style-name="Preformatted_20_Text">16359,04/18/2020,Northern Mariana Islands,US,2020-04-18 22:40:18,14.0,2.0,0.0</text:p>
      <text:p text:style-name="Preformatted_20_Text">16360,04/18/2020,Northern Territory,Australia,2020-04-18 22:40:18,28.0,0.0,9.0</text:p>
      <text:p text:style-name="Preformatted_20_Text">16361,04/18/2020,Northwest Territories,Canada,2020-04-18 22:40:18,5.0,0.0,0.0</text:p>
      <text:p text:style-name="Preformatted_20_Text">16362,04/18/2020,Nova Scotia,Canada,2020-04-18 22:40:18,649.0,7.0,0.0</text:p>
      <text:p text:style-name="Preformatted_20_Text">16363,04/18/2020,Ohio,US,2020-04-18 22:40:18,10222.0,451.0,0.0</text:p>
      <text:p text:style-name="Preformatted_20_Text">16364,04/18/2020,Oklahoma,US,2020-04-18 22:40:18,2465.0,136.0,0.0</text:p>
      <text:p text:style-name="Preformatted_20_Text">16365,04/18/2020,Ontario,Canada,2020-04-18 22:40:18,11013.0,564.0,0.0</text:p>
      <text:p text:style-name="Preformatted_20_Text">16366,04/18/2020,Oregon,US,2020-04-18 22:40:18,1844.0,72.0,0.0</text:p>
      <text:p text:style-name="Preformatted_20_Text">16367,04/18/2020,Pennsylvania,US,2020-04-18 22:40:18,31652.0,1042.0,0.0</text:p>
      <text:p text:style-name="Preformatted_20_Text">16368,04/18/2020,Prince Edward Island,Canada,2020-04-18 22:40:18,26.0,0.0,0.0</text:p>
      <text:p text:style-name="Preformatted_20_Text">16369,04/18/2020,Puerto Rico,US,2020-04-18 22:40:18,1118.0,60.0,0.0</text:p>
      <text:p text:style-name="Preformatted_20_Text">16370,04/18/2020,Qinghai,Mainland China,2020-04-18 22:40:18,18.0,0.0,18.0</text:p>
      <text:p text:style-name="Preformatted_20_Text">16371,04/18/2020,Quebec,Canada,2020-04-18 22:40:18,17521.0,688.0,0.0</text:p>
      <text:p text:style-name="Preformatted_20_Text">16372,04/18/2020,Queensland,Australia,2020-04-18 22:40:18,1015.0,6.0,738.0</text:p>
      <text:p text:style-name="Preformatted_20_Text">16373,04/18/2020,Recovered,Canada,2020-04-18 22:40:18,0.0,0.0,10964.0</text:p>
      <text:p text:style-name="Preformatted_20_Text">16374,04/18/2020,Recovered,US,2020-04-18 22:40:18,0.0,0.0,64840.0</text:p>
      <text:p text:style-name="Preformatted_20_Text">16375,04/18/2020,Reunion,France,2020-04-18 22:40:18,407.0,0.0,237.0</text:p>
      <text:p text:style-name="Preformatted_20_Text">16376,04/18/2020,Rhode Island,US,2020-04-18 22:40:18,4491.0,137.0,0.0</text:p>
      <text:p text:style-name="Preformatted_20_Text">16377,04/18/2020,Saint Barthelemy,France,2020-04-18 22:40:18,6.0,0.0,5.0</text:p>
      <text:p text:style-name="Preformatted_20_Text">16378,04/18/2020,Saint Pierre and Miquelon,France,2020-04-18 22:40:18,1.0,0.0,0.0</text:p>
      <text:p text:style-name="Preformatted_20_Text">16379,04/18/2020,Saskatchewan,Canada,2020-04-18 22:40:18,313.0,4.0,0.0</text:p>
      <text:p text:style-name="Preformatted_20_Text">16380,04/18/2020,Shaanxi,Mainland China,2020-04-18 22:40:18,256.0,3.0,252.0</text:p>
      <text:p text:style-name="Preformatted_20_Text">16381,04/18/2020,Shandong,Mainland China,2020-04-18 22:40:18,787.0,7.0,765.0</text:p>
      <text:p text:style-name="Preformatted_20_Text">16382,04/18/2020,Shanghai,Mainland China,2020-04-18 22:40:18,628.0,7.0,512.0</text:p>
      <text:p text:style-name="Preformatted_20_Text">16383,04/18/2020,Shanxi,Mainland China,2020-04-18 22:40:18,197.0,0.0,135.0</text:p>
      <text:p text:style-name="Preformatted_20_Text">16384,04/18/2020,Sichuan,Mainland China,2020-04-18 22:40:18,561.0,3.0,553.0</text:p>
      <text:p text:style-name="Preformatted_20_Text">16385,04/18/2020,Sint Maarten,Netherlands,2020-04-18 22:40:18,64.0,9.0,12.0</text:p>
      <text:p text:style-name="Preformatted_20_Text">16386,04/18/2020,South Australia,Australia,2020-04-18 22:40:18,435.0,4.0,331.0</text:p>
      <text:p text:style-name="Preformatted_20_Text">16387,04/18/2020,South Carolina,US,2020-04-18 22:40:18,4248.0,119.0,0.0</text:p>
      <text:p text:style-name="Preformatted_20_Text">16388,04/18/2020,South Dakota,US,2020-04-18 22:40:18,1542.0,7.0,0.0</text:p>
      <text:p text:style-name="Preformatted_20_Text">16389,04/18/2020,St Martin,France,2020-04-18 22:40:18,37.0,2.0,19.0</text:p>
      <text:p text:style-name="Preformatted_20_Text">16390,04/18/2020,Tasmania,Australia,2020-04-18 22:40:18,180.0,7.0,67.0</text:p>
      <text:p text:style-name="Preformatted_20_Text">16391,04/18/2020,Tennessee,US,2020-04-18 22:40:18,6589.0,142.0,0.0</text:p>
      <text:p text:style-name="Preformatted_20_Text">16392,04/18/2020,Texas,US,2020-04-18 22:40:18,18704.0,476.0,0.0</text:p>
      <text:p text:style-name="Preformatted_20_Text">16393,04/18/2020,Tianjin,Mainland China,2020-04-18 22:40:18,189.0,3.0,173.0</text:p>
      <text:p text:style-name="Preformatted_20_Text">16394,04/18/2020,Tibet,Mainland China,2020-04-18 22:40:18,1.0,0.0,1.0</text:p>
      <text:p text:style-name="Preformatted_20_Text">16395,04/18/2020,Turks and Caicos Islands,UK,2020-04-18 22:40:18,11.0,1.0,0.0</text:p>
      <text:p text:style-name="Preformatted_20_Text">16396,04/18/2020,Utah,US,2020-04-18 22:40:18,2917.0,25.0,0.0</text:p>
      <text:p text:style-name="Preformatted_20_Text">16397,04/18/2020,Vermont,US,2020-04-18 22:40:18,803.0,38.0,0.0</text:p>
      <text:p text:style-name="Preformatted_20_Text"><text:soft-page-break/>16398,04/18/2020,Victoria,Australia,2020-04-18 22:40:18,1319.0,14.0,1172.0</text:p>
      <text:p text:style-name="Preformatted_20_Text">16399,04/18/2020,Virgin Islands,US,2020-04-18 22:40:18,53.0,3.0,0.0</text:p>
      <text:p text:style-name="Preformatted_20_Text">16400,04/18/2020,Virginia,US,2020-04-18 22:40:18,8053.0,258.0,0.0</text:p>
      <text:p text:style-name="Preformatted_20_Text">16401,04/18/2020,Washington,US,2020-04-18 22:40:18,11776.0,613.0,0.0</text:p>
      <text:p text:style-name="Preformatted_20_Text">16402,04/18/2020,West Virginia,US,2020-04-18 22:40:18,785.0,16.0,0.0</text:p>
      <text:p text:style-name="Preformatted_20_Text">16403,04/18/2020,Western Australia,Australia,2020-04-18 22:40:18,541.0,7.0,340.0</text:p>
      <text:p text:style-name="Preformatted_20_Text">16404,04/18/2020,Wisconsin,US,2020-04-18 22:40:18,4199.0,212.0,0.0</text:p>
      <text:p text:style-name="Preformatted_20_Text">16405,04/18/2020,Wyoming,US,2020-04-18 22:40:18,309.0,2.0,0.0</text:p>
      <text:p text:style-name="Preformatted_20_Text">16406,04/18/2020,Xinjiang,Mainland China,2020-04-18 22:40:18,76.0,3.0,73.0</text:p>
      <text:p text:style-name="Preformatted_20_Text">16407,04/18/2020,Yukon,Canada,2020-04-18 22:40:18,9.0,0.0,0.0</text:p>
      <text:p text:style-name="Preformatted_20_Text">16408,04/18/2020,Yunnan,Mainland China,2020-04-18 22:40:18,184.0,2.0,177.0</text:p>
      <text:p text:style-name="Preformatted_20_Text">16409,04/18/2020,Zhejiang,Mainland China,2020-04-18 22:40:18,1268.0,1.0,1246.0</text:p>
      <text:p text:style-name="Preformatted_20_Text">16410,04/19/2020,,Afghanistan,2020-04-19 23:49:05,996.0,33.0,131.0</text:p>
      <text:p text:style-name="Preformatted_20_Text">16411,04/19/2020,,Albania,2020-04-19 23:49:05,562.0,26.0,314.0</text:p>
      <text:p text:style-name="Preformatted_20_Text">16412,04/19/2020,,Algeria,2020-04-19 23:49:05,2629.0,375.0,1047.0</text:p>
      <text:p text:style-name="Preformatted_20_Text">16413,04/19/2020,,Andorra,2020-04-19 23:49:05,713.0,36.0,235.0</text:p>
      <text:p text:style-name="Preformatted_20_Text">16414,04/19/2020,,Angola,2020-04-19 23:49:05,24.0,2.0,6.0</text:p>
      <text:p text:style-name="Preformatted_20_Text">16415,04/19/2020,,Antigua and Barbuda,2020-04-19 23:49:05,23.0,3.0,3.0</text:p>
      <text:p text:style-name="Preformatted_20_Text">16416,04/19/2020,,Argentina,2020-04-19 23:49:05,2839.0,132.0,709.0</text:p>
      <text:p text:style-name="Preformatted_20_Text">16417,04/19/2020,,Armenia,2020-04-19 23:49:05,1291.0,20.0,545.0</text:p>
      <text:p text:style-name="Preformatted_20_Text">16418,04/19/2020,,Austria,2020-04-19 23:49:05,14749.0,452.0,10501.0</text:p>
      <text:p text:style-name="Preformatted_20_Text">16419,04/19/2020,,Azerbaijan,2020-04-19 23:49:05,1398.0,19.0,712.0</text:p>
      <text:p text:style-name="Preformatted_20_Text">16420,04/19/2020,,Bahamas,2020-04-19 23:49:05,55.0,9.0,10.0</text:p>
      <text:p text:style-name="Preformatted_20_Text">16421,04/19/2020,,Bahrain,2020-04-19 23:49:05,1881.0,7.0,759.0</text:p>
      <text:p text:style-name="Preformatted_20_Text">16422,04/19/2020,,Bangladesh,2020-04-19 23:49:05,2456.0,91.0,75.0</text:p>
      <text:p text:style-name="Preformatted_20_Text">16423,04/19/2020,,Barbados,2020-04-19 23:49:05,75.0,5.0,17.0</text:p>
      <text:p text:style-name="Preformatted_20_Text">16424,04/19/2020,,Belarus,2020-04-19 23:49:05,4779.0,47.0,494.0</text:p>
      <text:p text:style-name="Preformatted_20_Text">16425,04/19/2020,,Belgium,2020-04-19 23:49:05,38496.0,5683.0,8757.0</text:p>
      <text:p text:style-name="Preformatted_20_Text">16426,04/19/2020,,Belize,2020-04-19 23:49:05,18.0,2.0,2.0</text:p>
      <text:p text:style-name="Preformatted_20_Text">16427,04/19/2020,,Benin,2020-04-19 23:49:05,35.0,1.0,18.0</text:p>
      <text:p text:style-name="Preformatted_20_Text">16428,04/19/2020,,Bhutan,2020-04-19 23:49:05,5.0,0.0,2.0</text:p>
      <text:p text:style-name="Preformatted_20_Text">16429,04/19/2020,,Bolivia,2020-04-19 23:49:05,520.0,32.0,31.0</text:p>
      <text:p text:style-name="Preformatted_20_Text">16430,04/19/2020,,Bosnia and Herzegovina,2020-04-19 23:49:05,1285.0,48.0,347.0</text:p>
      <text:p text:style-name="Preformatted_20_Text">16431,04/19/2020,,Botswana,2020-04-19 23:49:05,20.0,1.0,0.0</text:p>
      <text:p text:style-name="Preformatted_20_Text">16432,04/19/2020,,Brazil,2020-04-19 23:49:05,38654.0,2462.0,22130.0</text:p>
      <text:p text:style-name="Preformatted_20_Text">16433,04/19/2020,,Brunei,2020-04-19 23:49:05,138.0,1.0,115.0</text:p>
      <text:p text:style-name="Preformatted_20_Text">16434,04/19/2020,,Bulgaria,2020-04-19 23:49:05,894.0,42.0,161.0</text:p>
      <text:p text:style-name="Preformatted_20_Text">16435,04/19/2020,,Burkina Faso,2020-04-19 23:49:05,576.0,36.0,338.0</text:p>
      <text:p text:style-name="Preformatted_20_Text">16436,04/19/2020,,Burma,2020-04-19 23:49:05,111.0,5.0,7.0</text:p>
      <text:p text:style-name="Preformatted_20_Text">16437,04/19/2020,,Burundi,2020-04-19 23:49:05,5.0,1.0,0.0</text:p>
      <text:p text:style-name="Preformatted_20_Text">16438,04/19/2020,,Cabo Verde,2020-04-19 23:49:05,61.0,1.0,1.0</text:p>
      <text:p text:style-name="Preformatted_20_Text">16439,04/19/2020,,Cambodia,2020-04-19 23:49:05,122.0,0.0,105.0</text:p>
      <text:p text:style-name="Preformatted_20_Text">16440,04/19/2020,,Cameroon,2020-04-19 23:49:05,1017.0,42.0,305.0</text:p>
      <text:p text:style-name="Preformatted_20_Text">16441,04/19/2020,,Central African Republic,2020-04-19 23:49:05,12.0,0.0,4.0</text:p>
      <text:p text:style-name="Preformatted_20_Text">16442,04/19/2020,,Chad,2020-04-19 23:49:05,33.0,0.0,8.0</text:p>
      <text:p text:style-name="Preformatted_20_Text">16443,04/19/2020,,Chile,2020-04-19 23:49:05,10088.0,133.0,4338.0</text:p>
      <text:p text:style-name="Preformatted_20_Text">16444,04/19/2020,,Colombia,2020-04-19 23:49:05,3792.0,179.0,711.0</text:p>
      <text:p text:style-name="Preformatted_20_Text">16445,04/19/2020,,Congo (Brazzaville),2020-04-19 23:49:05,143.0,6.0,11.0</text:p>
      <text:p text:style-name="Preformatted_20_Text">16446,04/19/2020,,Congo (Kinshasa),2020-04-19 23:49:05,327.0,25.0,26.0</text:p>
      <text:p text:style-name="Preformatted_20_Text">16447,04/19/2020,,Costa Rica,2020-04-19 23:49:05,660.0,5.0,112.0</text:p>
      <text:p text:style-name="Preformatted_20_Text">16448,04/19/2020,,Croatia,2020-04-19 23:49:05,1871.0,47.0,709.0</text:p>
      <text:p text:style-name="Preformatted_20_Text">16449,04/19/2020,,Cuba,2020-04-19 23:49:05,1035.0,34.0,255.0</text:p>
      <text:p text:style-name="Preformatted_20_Text">16450,04/19/2020,,Cyprus,2020-04-19 23:49:05,767.0,12.0,81.0</text:p>
      <text:p text:style-name="Preformatted_20_Text">16451,04/19/2020,,Czech Republic,2020-04-19 23:49:05,6746.0,186.0,1298.0</text:p>
      <text:p text:style-name="Preformatted_20_Text">16452,04/19/2020,,Denmark,2020-04-19 23:49:05,7384.0,355.0,4141.0</text:p>
      <text:p text:style-name="Preformatted_20_Text">16453,04/19/2020,,Diamond Princess,2020-04-19 23:49:05,712.0,13.0,644.0</text:p>
      <text:p text:style-name="Preformatted_20_Text">16454,04/19/2020,,Djibouti,2020-04-19 23:49:05,846.0,2.0,102.0</text:p>
      <text:p text:style-name="Preformatted_20_Text">16455,04/19/2020,,Dominica,2020-04-19 23:49:05,16.0,0.0,8.0</text:p>
      <text:p text:style-name="Preformatted_20_Text">16456,04/19/2020,,Dominican Republic,2020-04-19 23:49:05,4680.0,226.0,363.0</text:p>
      <text:p text:style-name="Preformatted_20_Text">16457,04/19/2020,,Ecuador,2020-04-19 23:49:05,9468.0,474.0,1061.0</text:p>
      <text:p text:style-name="Preformatted_20_Text">16458,04/19/2020,,Egypt,2020-04-19 23:49:05,3144.0,239.0,732.0</text:p>
      <text:p text:style-name="Preformatted_20_Text">16459,04/19/2020,,El Salvador,2020-04-19 23:49:05,201.0,7.0,44.0</text:p>
      <text:p text:style-name="Preformatted_20_Text">16460,04/19/2020,,Equatorial Guinea,2020-04-19 23:49:05,79.0,0.0,4.0</text:p>
      <text:p text:style-name="Preformatted_20_Text">16461,04/19/2020,,Eritrea,2020-04-19 23:49:05,39.0,0.0,3.0</text:p>
      <text:p text:style-name="Preformatted_20_Text"><text:soft-page-break/>16462,04/19/2020,,Estonia,2020-04-19 23:49:05,1528.0,40.0,164.0</text:p>
      <text:p text:style-name="Preformatted_20_Text">16463,04/19/2020,,Eswatini,2020-04-19 23:49:05,22.0,1.0,8.0</text:p>
      <text:p text:style-name="Preformatted_20_Text">16464,04/19/2020,,Ethiopia,2020-04-19 23:49:05,108.0,3.0,16.0</text:p>
      <text:p text:style-name="Preformatted_20_Text">16465,04/19/2020,,Fiji,2020-04-19 23:49:05,17.0,0.0,0.0</text:p>
      <text:p text:style-name="Preformatted_20_Text">16466,04/19/2020,,Finland,2020-04-19 23:49:05,3783.0,94.0,1700.0</text:p>
      <text:p text:style-name="Preformatted_20_Text">16467,04/19/2020,,France,2020-04-19 23:49:05,152894.0,19718.0,36578.0</text:p>
      <text:p text:style-name="Preformatted_20_Text">16468,04/19/2020,,Gabon,2020-04-19 23:49:05,109.0,1.0,7.0</text:p>
      <text:p text:style-name="Preformatted_20_Text">16469,04/19/2020,,Gambia,2020-04-19 23:49:05,10.0,1.0,2.0</text:p>
      <text:p text:style-name="Preformatted_20_Text">16470,04/19/2020,,Georgia,2020-04-19 23:49:05,394.0,4.0,93.0</text:p>
      <text:p text:style-name="Preformatted_20_Text">16471,04/19/2020,,Germany,2020-04-19 23:49:05,145184.0,4586.0,88000.0</text:p>
      <text:p text:style-name="Preformatted_20_Text">16472,04/19/2020,,Ghana,2020-04-19 23:49:05,1042.0,9.0,99.0</text:p>
      <text:p text:style-name="Preformatted_20_Text">16473,04/19/2020,,Greece,2020-04-19 23:49:05,2235.0,113.0,269.0</text:p>
      <text:p text:style-name="Preformatted_20_Text">16474,04/19/2020,,Grenada,2020-04-19 23:49:05,14.0,0.0,6.0</text:p>
      <text:p text:style-name="Preformatted_20_Text">16475,04/19/2020,,Guatemala,2020-04-19 23:49:05,257.0,7.0,21.0</text:p>
      <text:p text:style-name="Preformatted_20_Text">16476,04/19/2020,,Guinea,2020-04-19 23:49:05,579.0,5.0,87.0</text:p>
      <text:p text:style-name="Preformatted_20_Text">16477,04/19/2020,,Guinea-Bissau,2020-04-19 23:49:05,50.0,0.0,3.0</text:p>
      <text:p text:style-name="Preformatted_20_Text">16478,04/19/2020,,Guyana,2020-04-19 23:49:05,65.0,7.0,9.0</text:p>
      <text:p text:style-name="Preformatted_20_Text">16479,04/19/2020,,Haiti,2020-04-19 23:49:05,47.0,3.0,0.0</text:p>
      <text:p text:style-name="Preformatted_20_Text">16480,04/19/2020,,Holy See,2020-04-19 23:49:05,8.0,0.0,2.0</text:p>
      <text:p text:style-name="Preformatted_20_Text">16481,04/19/2020,,Honduras,2020-04-19 23:49:05,472.0,46.0,15.0</text:p>
      <text:p text:style-name="Preformatted_20_Text">16482,04/19/2020,,Hungary,2020-04-19 23:49:05,1916.0,189.0,250.0</text:p>
      <text:p text:style-name="Preformatted_20_Text">16483,04/19/2020,,Iceland,2020-04-19 23:49:05,1771.0,9.0,1291.0</text:p>
      <text:p text:style-name="Preformatted_20_Text">16484,04/19/2020,,India,2020-04-19 23:49:05,17615.0,559.0,2854.0</text:p>
      <text:p text:style-name="Preformatted_20_Text">16485,04/19/2020,,Indonesia,2020-04-19 23:49:05,6575.0,582.0,686.0</text:p>
      <text:p text:style-name="Preformatted_20_Text">16486,04/19/2020,,Iran,2020-04-19 23:49:05,82211.0,5118.0,57023.0</text:p>
      <text:p text:style-name="Preformatted_20_Text">16487,04/19/2020,,Iraq,2020-04-19 23:49:05,1539.0,82.0,1009.0</text:p>
      <text:p text:style-name="Preformatted_20_Text">16488,04/19/2020,,Ireland,2020-04-19 23:49:05,15251.0,610.0,77.0</text:p>
      <text:p text:style-name="Preformatted_20_Text">16489,04/19/2020,,Israel,2020-04-19 23:49:05,13491.0,172.0,3754.0</text:p>
      <text:p text:style-name="Preformatted_20_Text">16490,04/19/2020,,Italy,2020-04-19 23:49:05,178972.0,23660.0,47055.0</text:p>
      <text:p text:style-name="Preformatted_20_Text">16491,04/19/2020,,Ivory Coast,2020-04-19 23:49:05,847.0,9.0,260.0</text:p>
      <text:p text:style-name="Preformatted_20_Text">16492,04/19/2020,,Jamaica,2020-04-19 23:49:05,173.0,5.0,27.0</text:p>
      <text:p text:style-name="Preformatted_20_Text">16493,04/19/2020,,Japan,2020-04-19 23:49:05,10797.0,236.0,1159.0</text:p>
      <text:p text:style-name="Preformatted_20_Text">16494,04/19/2020,,Jordan,2020-04-19 23:49:05,417.0,7.0,276.0</text:p>
      <text:p text:style-name="Preformatted_20_Text">16495,04/19/2020,,Kazakhstan,2020-04-19 23:49:05,1676.0,17.0,400.0</text:p>
      <text:p text:style-name="Preformatted_20_Text">16496,04/19/2020,,Kenya,2020-04-19 23:49:05,270.0,14.0,67.0</text:p>
      <text:p text:style-name="Preformatted_20_Text">16497,04/19/2020,,Kosovo,2020-04-19 23:49:05,510.0,12.0,93.0</text:p>
      <text:p text:style-name="Preformatted_20_Text">16498,04/19/2020,,Kuwait,2020-04-19 23:49:05,1915.0,7.0,305.0</text:p>
      <text:p text:style-name="Preformatted_20_Text">16499,04/19/2020,,Kyrgyzstan,2020-04-19 23:49:05,554.0,5.0,133.0</text:p>
      <text:p text:style-name="Preformatted_20_Text">16500,04/19/2020,,Laos,2020-04-19 23:49:05,19.0,0.0,2.0</text:p>
      <text:p text:style-name="Preformatted_20_Text">16501,04/19/2020,,Latvia,2020-04-19 23:49:05,727.0,5.0,88.0</text:p>
      <text:p text:style-name="Preformatted_20_Text">16502,04/19/2020,,Lebanon,2020-04-19 23:49:05,673.0,21.0,102.0</text:p>
      <text:p text:style-name="Preformatted_20_Text">16503,04/19/2020,,Liberia,2020-04-19 23:49:05,91.0,8.0,7.0</text:p>
      <text:p text:style-name="Preformatted_20_Text">16504,04/19/2020,,Libya,2020-04-19 23:49:05,51.0,1.0,11.0</text:p>
      <text:p text:style-name="Preformatted_20_Text">16505,04/19/2020,,Liechtenstein,2020-04-19 23:49:05,81.0,1.0,55.0</text:p>
      <text:p text:style-name="Preformatted_20_Text">16506,04/19/2020,,Lithuania,2020-04-19 23:49:05,1298.0,35.0,242.0</text:p>
      <text:p text:style-name="Preformatted_20_Text">16507,04/19/2020,,Luxembourg,2020-04-19 23:49:05,3550.0,73.0,627.0</text:p>
      <text:p text:style-name="Preformatted_20_Text">16508,04/19/2020,,MS Zaandam,2020-04-19 23:49:05,9.0,2.0,0.0</text:p>
      <text:p text:style-name="Preformatted_20_Text">16509,04/19/2020,,Madagascar,2020-04-19 23:49:05,121.0,0.0,39.0</text:p>
      <text:p text:style-name="Preformatted_20_Text">16510,04/19/2020,,Malawi,2020-04-19 23:49:05,17.0,2.0,3.0</text:p>
      <text:p text:style-name="Preformatted_20_Text">16511,04/19/2020,,Malaysia,2020-04-19 23:49:05,5389.0,89.0,3197.0</text:p>
      <text:p text:style-name="Preformatted_20_Text">16512,04/19/2020,,Maldives,2020-04-19 23:49:05,52.0,0.0,16.0</text:p>
      <text:p text:style-name="Preformatted_20_Text">16513,04/19/2020,,Mali,2020-04-19 23:49:05,224.0,14.0,42.0</text:p>
      <text:p text:style-name="Preformatted_20_Text">16514,04/19/2020,,Malta,2020-04-19 23:49:05,427.0,3.0,118.0</text:p>
      <text:p text:style-name="Preformatted_20_Text">16515,04/19/2020,,Mauritania,2020-04-19 23:49:05,7.0,1.0,6.0</text:p>
      <text:p text:style-name="Preformatted_20_Text">16516,04/19/2020,,Mauritius,2020-04-19 23:49:05,328.0,9.0,208.0</text:p>
      <text:p text:style-name="Preformatted_20_Text">16517,04/19/2020,,Mexico,2020-04-19 23:49:05,7497.0,650.0,2627.0</text:p>
      <text:p text:style-name="Preformatted_20_Text">16518,04/19/2020,,Moldova,2020-04-19 23:49:05,2472.0,67.0,457.0</text:p>
      <text:p text:style-name="Preformatted_20_Text">16519,04/19/2020,,Monaco,2020-04-19 23:49:05,94.0,3.0,22.0</text:p>
      <text:p text:style-name="Preformatted_20_Text">16520,04/19/2020,,Mongolia,2020-04-19 23:49:05,32.0,0.0,7.0</text:p>
      <text:p text:style-name="Preformatted_20_Text">16521,04/19/2020,,Montenegro,2020-04-19 23:49:05,308.0,5.0,55.0</text:p>
      <text:p text:style-name="Preformatted_20_Text">16522,04/19/2020,,Morocco,2020-04-19 23:49:05,2855.0,141.0,327.0</text:p>
      <text:p text:style-name="Preformatted_20_Text">16523,04/19/2020,,Mozambique,2020-04-19 23:49:05,39.0,0.0,8.0</text:p>
      <text:p text:style-name="Preformatted_20_Text">16524,04/19/2020,,Namibia,2020-04-19 23:49:05,16.0,0.0,6.0</text:p>
      <text:p text:style-name="Preformatted_20_Text">16525,04/19/2020,,Nepal,2020-04-19 23:49:05,31.0,0.0,4.0</text:p>
      <text:p text:style-name="Preformatted_20_Text"><text:soft-page-break/>16526,04/19/2020,,Netherlands,2020-04-19 23:49:05,32655.0,3684.0,250.0</text:p>
      <text:p text:style-name="Preformatted_20_Text">16527,04/19/2020,,New Zealand,2020-04-19 23:49:05,1431.0,12.0,912.0</text:p>
      <text:p text:style-name="Preformatted_20_Text">16528,04/19/2020,,Nicaragua,2020-04-19 23:49:05,10.0,2.0,6.0</text:p>
      <text:p text:style-name="Preformatted_20_Text">16529,04/19/2020,,Niger,2020-04-19 23:49:05,648.0,20.0,117.0</text:p>
      <text:p text:style-name="Preformatted_20_Text">16530,04/19/2020,,Nigeria,2020-04-19 23:49:05,627.0,21.0,170.0</text:p>
      <text:p text:style-name="Preformatted_20_Text">16531,04/19/2020,,North Macedonia,2020-04-19 23:49:05,1207.0,51.0,179.0</text:p>
      <text:p text:style-name="Preformatted_20_Text">16532,04/19/2020,,Norway,2020-04-19 23:49:05,7078.0,165.0,32.0</text:p>
      <text:p text:style-name="Preformatted_20_Text">16533,04/19/2020,,Oman,2020-04-19 23:49:05,1266.0,7.0,233.0</text:p>
      <text:p text:style-name="Preformatted_20_Text">16534,04/19/2020,,Pakistan,2020-04-19 23:49:05,8348.0,168.0,1868.0</text:p>
      <text:p text:style-name="Preformatted_20_Text">16535,04/19/2020,,Panama,2020-04-19 23:49:05,4273.0,120.0,140.0</text:p>
      <text:p text:style-name="Preformatted_20_Text">16536,04/19/2020,,Papua New Guinea,2020-04-19 23:49:05,7.0,0.0,0.0</text:p>
      <text:p text:style-name="Preformatted_20_Text">16537,04/19/2020,,Paraguay,2020-04-19 23:49:05,206.0,8.0,41.0</text:p>
      <text:p text:style-name="Preformatted_20_Text">16538,04/19/2020,,Peru,2020-04-19 23:49:05,15628.0,400.0,6811.0</text:p>
      <text:p text:style-name="Preformatted_20_Text">16539,04/19/2020,,Philippines,2020-04-19 23:49:05,6259.0,409.0,572.0</text:p>
      <text:p text:style-name="Preformatted_20_Text">16540,04/19/2020,,Poland,2020-04-19 23:49:05,9287.0,360.0,1040.0</text:p>
      <text:p text:style-name="Preformatted_20_Text">16541,04/19/2020,,Portugal,2020-04-19 23:49:05,20206.0,714.0,610.0</text:p>
      <text:p text:style-name="Preformatted_20_Text">16542,04/19/2020,,Qatar,2020-04-19 23:49:05,5448.0,8.0,518.0</text:p>
      <text:p text:style-name="Preformatted_20_Text">16543,04/19/2020,,Romania,2020-04-19 23:49:05,8746.0,451.0,1892.0</text:p>
      <text:p text:style-name="Preformatted_20_Text">16544,04/19/2020,,Russia,2020-04-19 23:49:05,42853.0,361.0,3291.0</text:p>
      <text:p text:style-name="Preformatted_20_Text">16545,04/19/2020,,Rwanda,2020-04-19 23:49:05,147.0,0.0,76.0</text:p>
      <text:p text:style-name="Preformatted_20_Text">16546,04/19/2020,,Saint Kitts and Nevis,2020-04-19 23:49:05,14.0,0.0,0.0</text:p>
      <text:p text:style-name="Preformatted_20_Text">16547,04/19/2020,,Saint Lucia,2020-04-19 23:49:05,15.0,0.0,11.0</text:p>
      <text:p text:style-name="Preformatted_20_Text">16548,04/19/2020,,Saint Vincent and the Grenadines,2020-04-19 23:49:05,12.0,0.0,1.0</text:p>
      <text:p text:style-name="Preformatted_20_Text">16549,04/19/2020,,San Marino,2020-04-19 23:49:05,461.0,39.0,60.0</text:p>
      <text:p text:style-name="Preformatted_20_Text">16550,04/19/2020,,Sao Tome and Principe,2020-04-19 23:49:05,4.0,0.0,0.0</text:p>
      <text:p text:style-name="Preformatted_20_Text">16551,04/19/2020,,Saudi Arabia,2020-04-19 23:49:05,9362.0,97.0,1398.0</text:p>
      <text:p text:style-name="Preformatted_20_Text">16552,04/19/2020,,Senegal,2020-04-19 23:49:05,367.0,3.0,220.0</text:p>
      <text:p text:style-name="Preformatted_20_Text">16553,04/19/2020,,Serbia,2020-04-19 23:49:05,6318.0,122.0,753.0</text:p>
      <text:p text:style-name="Preformatted_20_Text">16554,04/19/2020,,Seychelles,2020-04-19 23:49:05,11.0,0.0,5.0</text:p>
      <text:p text:style-name="Preformatted_20_Text">16555,04/19/2020,,Sierra Leone,2020-04-19 23:49:05,35.0,0.0,6.0</text:p>
      <text:p text:style-name="Preformatted_20_Text">16556,04/19/2020,,Singapore,2020-04-19 23:49:05,6588.0,11.0,768.0</text:p>
      <text:p text:style-name="Preformatted_20_Text">16557,04/19/2020,,Slovakia,2020-04-19 23:49:05,1161.0,12.0,229.0</text:p>
      <text:p text:style-name="Preformatted_20_Text">16558,04/19/2020,,Slovenia,2020-04-19 23:49:05,1330.0,74.0,192.0</text:p>
      <text:p text:style-name="Preformatted_20_Text">16559,04/19/2020,,Somalia,2020-04-19 23:49:05,164.0,7.0,3.0</text:p>
      <text:p text:style-name="Preformatted_20_Text">16560,04/19/2020,,South Africa,2020-04-19 23:49:05,3158.0,54.0,903.0</text:p>
      <text:p text:style-name="Preformatted_20_Text">16561,04/19/2020,,South Korea,2020-04-19 23:49:05,10661.0,234.0,8042.0</text:p>
      <text:p text:style-name="Preformatted_20_Text">16562,04/19/2020,,South Sudan,2020-04-19 23:49:05,4.0,0.0,0.0</text:p>
      <text:p text:style-name="Preformatted_20_Text">16563,04/19/2020,,Spain,2020-04-19 23:49:05,198674.0,20453.0,77357.0</text:p>
      <text:p text:style-name="Preformatted_20_Text">16564,04/19/2020,,Sri Lanka,2020-04-19 23:49:05,271.0,7.0,96.0</text:p>
      <text:p text:style-name="Preformatted_20_Text">16565,04/19/2020,,Sudan,2020-04-19 23:49:05,66.0,10.0,6.0</text:p>
      <text:p text:style-name="Preformatted_20_Text">16566,04/19/2020,,Suriname,2020-04-19 23:49:05,10.0,1.0,6.0</text:p>
      <text:p text:style-name="Preformatted_20_Text">16567,04/19/2020,,Sweden,2020-04-19 23:49:05,14385.0,1540.0,550.0</text:p>
      <text:p text:style-name="Preformatted_20_Text">16568,04/19/2020,,Switzerland,2020-04-19 23:49:05,27740.0,1393.0,17800.0</text:p>
      <text:p text:style-name="Preformatted_20_Text">16569,04/19/2020,,Syria,2020-04-19 23:49:05,39.0,3.0,5.0</text:p>
      <text:p text:style-name="Preformatted_20_Text">16570,04/19/2020,,Taiwan,2020-04-19 23:49:05,420.0,6.0,189.0</text:p>
      <text:p text:style-name="Preformatted_20_Text">16571,04/19/2020,,Tanzania,2020-04-19 23:49:05,170.0,7.0,11.0</text:p>
      <text:p text:style-name="Preformatted_20_Text">16572,04/19/2020,,Thailand,2020-04-19 23:49:05,2765.0,47.0,1928.0</text:p>
      <text:p text:style-name="Preformatted_20_Text">16573,04/19/2020,,Timor-Leste,2020-04-19 23:49:05,19.0,0.0,1.0</text:p>
      <text:p text:style-name="Preformatted_20_Text">16574,04/19/2020,,Togo,2020-04-19 23:49:05,84.0,5.0,52.0</text:p>
      <text:p text:style-name="Preformatted_20_Text">16575,04/19/2020,,Trinidad and Tobago,2020-04-19 23:49:05,114.0,8.0,21.0</text:p>
      <text:p text:style-name="Preformatted_20_Text">16576,04/19/2020,,Tunisia,2020-04-19 23:49:05,879.0,38.0,43.0</text:p>
      <text:p text:style-name="Preformatted_20_Text">16577,04/19/2020,,Turkey,2020-04-19 23:49:05,86306.0,2017.0,11976.0</text:p>
      <text:p text:style-name="Preformatted_20_Text">16578,04/19/2020,,UK,2020-04-19 23:49:05,120067.0,16060.0,0.0</text:p>
      <text:p text:style-name="Preformatted_20_Text">16579,04/19/2020,,Uganda,2020-04-19 23:49:05,55.0,0.0,28.0</text:p>
      <text:p text:style-name="Preformatted_20_Text">16580,04/19/2020,,Ukraine,2020-04-19 23:49:05,5449.0,141.0,347.0</text:p>
      <text:p text:style-name="Preformatted_20_Text">16581,04/19/2020,,United Arab Emirates,2020-04-19 23:49:05,6781.0,41.0,1286.0</text:p>
      <text:p text:style-name="Preformatted_20_Text">16582,04/19/2020,,Uruguay,2020-04-19 23:49:05,517.0,10.0,298.0</text:p>
      <text:p text:style-name="Preformatted_20_Text">16583,04/19/2020,,Uzbekistan,2020-04-19 23:49:05,1565.0,5.0,225.0</text:p>
      <text:p text:style-name="Preformatted_20_Text">16584,04/19/2020,,Venezuela,2020-04-19 23:49:05,256.0,9.0,117.0</text:p>
      <text:p text:style-name="Preformatted_20_Text">16585,04/19/2020,,Vietnam,2020-04-19 23:49:05,268.0,0.0,202.0</text:p>
      <text:p text:style-name="Preformatted_20_Text">16586,04/19/2020,,West Bank and Gaza,2020-04-19 23:49:05,437.0,3.0,71.0</text:p>
      <text:p text:style-name="Preformatted_20_Text">16587,04/19/2020,,Western Sahara,2020-04-19 23:49:05,6.0,0.0,0.0</text:p>
      <text:p text:style-name="Preformatted_20_Text">16588,04/19/2020,,Yemen,2020-04-19 23:49:05,1.0,0.0,0.0</text:p>
      <text:p text:style-name="Preformatted_20_Text"><text:soft-page-break/>16589,04/19/2020,,Zambia,2020-04-19 23:49:05,61.0,3.0,33.0</text:p>
      <text:p text:style-name="Preformatted_20_Text">16590,04/19/2020,,Zimbabwe,2020-04-19 23:49:05,25.0,3.0,2.0</text:p>
      <text:p text:style-name="Preformatted_20_Text">16591,04/19/2020,Alabama,US,2020-04-19 23:49:05,4888.0,157.0,0.0</text:p>
      <text:p text:style-name="Preformatted_20_Text">16592,04/19/2020,Alaska,US,2020-04-19 23:49:05,319.0,9.0,0.0</text:p>
      <text:p text:style-name="Preformatted_20_Text">16593,04/19/2020,Alberta,Canada,2020-04-19 23:49:05,2803.0,51.0,0.0</text:p>
      <text:p text:style-name="Preformatted_20_Text">16594,04/19/2020,Anguilla,UK,2020-04-19 23:49:05,3.0,0.0,1.0</text:p>
      <text:p text:style-name="Preformatted_20_Text">16595,04/19/2020,Anhui,Mainland China,2020-04-19 23:49:05,991.0,6.0,984.0</text:p>
      <text:p text:style-name="Preformatted_20_Text">16596,04/19/2020,Arizona,US,2020-04-19 23:49:05,4933.0,184.0,0.0</text:p>
      <text:p text:style-name="Preformatted_20_Text">16597,04/19/2020,Arkansas,US,2020-04-19 23:49:05,1781.0,39.0,0.0</text:p>
      <text:p text:style-name="Preformatted_20_Text">16598,04/19/2020,Aruba,Netherlands,2020-04-19 23:49:05,97.0,2.0,49.0</text:p>
      <text:p text:style-name="Preformatted_20_Text">16599,04/19/2020,Australian Capital Territory,Australia,2020-04-19 23:49:05,103.0,3.0,88.0</text:p>
      <text:p text:style-name="Preformatted_20_Text">16600,04/19/2020,Beijing,Mainland China,2020-04-19 23:49:05,593.0,8.0,510.0</text:p>
      <text:p text:style-name="Preformatted_20_Text">16601,04/19/2020,Bermuda,UK,2020-04-19 23:49:05,86.0,5.0,35.0</text:p>
      <text:p text:style-name="Preformatted_20_Text">16602,04/19/2020,"Bonaire, Sint Eustatius and Saba",Netherlands,2020-04-19 23:49:05,5.0,0.0,0.0</text:p>
      <text:p text:style-name="Preformatted_20_Text">16603,04/19/2020,British Columbia,Canada,2020-04-19 23:49:05,1647.0,81.0,0.0</text:p>
      <text:p text:style-name="Preformatted_20_Text">16604,04/19/2020,British Virgin Islands,UK,2020-04-19 23:49:05,4.0,1.0,2.0</text:p>
      <text:p text:style-name="Preformatted_20_Text">16605,04/19/2020,California,US,2020-04-19 23:49:05,31431.0,1177.0,0.0</text:p>
      <text:p text:style-name="Preformatted_20_Text">16606,04/19/2020,Cayman Islands,UK,2020-04-19 23:49:05,61.0,1.0,7.0</text:p>
      <text:p text:style-name="Preformatted_20_Text">16607,04/19/2020,Channel Islands,UK,2020-04-19 23:49:05,488.0,21.0,73.0</text:p>
      <text:p text:style-name="Preformatted_20_Text">16608,04/19/2020,Chongqing,Mainland China,2020-04-19 23:49:05,579.0,6.0,570.0</text:p>
      <text:p text:style-name="Preformatted_20_Text">16609,04/19/2020,Colorado,US,2020-04-19 23:49:05,9730.0,420.0,0.0</text:p>
      <text:p text:style-name="Preformatted_20_Text">16610,04/19/2020,Connecticut,US,2020-04-19 23:49:05,17962.0,1127.0,0.0</text:p>
      <text:p text:style-name="Preformatted_20_Text">16611,04/19/2020,Curacao,Netherlands,2020-04-19 23:49:05,14.0,1.0,11.0</text:p>
      <text:p text:style-name="Preformatted_20_Text">16612,04/19/2020,Delaware,US,2020-04-19 23:49:05,2538.0,67.0,0.0</text:p>
      <text:p text:style-name="Preformatted_20_Text">16613,04/19/2020,Diamond Princess cruise ship,US,2020-04-19 23:49:05,49.0,0.0,0.0</text:p>
      <text:p text:style-name="Preformatted_20_Text">16614,04/19/2020,District of Columbia,US,2020-04-19 23:49:05,2793.0,96.0,0.0</text:p>
      <text:p text:style-name="Preformatted_20_Text">16615,04/19/2020,Falkland Islands (Malvinas),UK,2020-04-19 23:49:05,11.0,0.0,3.0</text:p>
      <text:p text:style-name="Preformatted_20_Text">16616,04/19/2020,Faroe Islands,Denmark,2020-04-19 23:49:05,185.0,0.0,176.0</text:p>
      <text:p text:style-name="Preformatted_20_Text">16617,04/19/2020,Florida,US,2020-04-19 23:49:05,26314.0,774.0,0.0</text:p>
      <text:p text:style-name="Preformatted_20_Text">16618,04/19/2020,French Guiana,France,2020-04-19 23:49:05,96.0,0.0,64.0</text:p>
      <text:p text:style-name="Preformatted_20_Text">16619,04/19/2020,French Polynesia,France,2020-04-19 23:49:05,55.0,0.0,2.0</text:p>
      <text:p text:style-name="Preformatted_20_Text">16620,04/19/2020,Fujian,Mainland China,2020-04-19 23:49:05,355.0,1.0,339.0</text:p>
      <text:p text:style-name="Preformatted_20_Text">16621,04/19/2020,Gansu,Mainland China,2020-04-19 23:49:05,139.0,2.0,137.0</text:p>
      <text:p text:style-name="Preformatted_20_Text">16622,04/19/2020,Georgia,US,2020-04-19 23:49:05,18301.0,687.0,0.0</text:p>
      <text:p text:style-name="Preformatted_20_Text">16623,04/19/2020,Gibraltar,UK,2020-04-19 23:49:05,132.0,0.0,120.0</text:p>
      <text:p text:style-name="Preformatted_20_Text">16624,04/19/2020,Grand Princess,Canada,2020-04-19 23:49:05,13.0,0.0,0.0</text:p>
      <text:p text:style-name="Preformatted_20_Text">16625,04/19/2020,Grand Princess,US,2020-04-19 23:49:05,103.0,0.0,0.0</text:p>
      <text:p text:style-name="Preformatted_20_Text">16626,04/19/2020,Greenland,Denmark,2020-04-19 23:49:05,11.0,0.0,11.0</text:p>
      <text:p text:style-name="Preformatted_20_Text">16627,04/19/2020,Guadeloupe,France,2020-04-19 23:49:05,148.0,8.0,73.0</text:p>
      <text:p text:style-name="Preformatted_20_Text">16628,04/19/2020,Guam,US,2020-04-19 23:49:05,136.0,5.0,0.0</text:p>
      <text:p text:style-name="Preformatted_20_Text">16629,04/19/2020,Guangdong,Mainland China,2020-04-19 23:49:05,1580.0,8.0,1490.0</text:p>
      <text:p text:style-name="Preformatted_20_Text">16630,04/19/2020,Guangxi,Mainland China,2020-04-19 23:49:05,254.0,2.0,252.0</text:p>
      <text:p text:style-name="Preformatted_20_Text">16631,04/19/2020,Guizhou,Mainland China,2020-04-19 23:49:05,147.0,2.0,145.0</text:p>
      <text:p text:style-name="Preformatted_20_Text">16632,04/19/2020,Hainan,Mainland China,2020-04-19 23:49:05,168.0,6.0,162.0</text:p>
      <text:p text:style-name="Preformatted_20_Text">16633,04/19/2020,Hawaii,US,2020-04-19 23:49:05,580.0,10.0,0.0</text:p>
      <text:p text:style-name="Preformatted_20_Text">16634,04/19/2020,Hebei,Mainland China,2020-04-19 23:49:05,328.0,6.0,316.0</text:p>
      <text:p text:style-name="Preformatted_20_Text">16635,04/19/2020,Heilongjiang,Mainland China,2020-04-19 23:49:05,898.0,13.0,472.0</text:p>
      <text:p text:style-name="Preformatted_20_Text">16636,04/19/2020,Henan,Mainland China,2020-04-19 23:49:05,1276.0,22.0,1254.0</text:p>
      <text:p text:style-name="Preformatted_20_Text">16637,04/19/2020,Hong Kong,Hong Kong,2020-04-19 23:49:05,1025.0,4.0,602.0</text:p>
      <text:p text:style-name="Preformatted_20_Text">16638,04/19/2020,Hubei,Mainland China,2020-04-19 23:49:05,68128.0,4512.0,63507.0</text:p>
      <text:p text:style-name="Preformatted_20_Text">16639,04/19/2020,Hunan,Mainland China,2020-04-19 23:49:05,1019.0,4.0,1015.0</text:p>
      <text:p text:style-name="Preformatted_20_Text">16640,04/19/2020,Idaho,US,2020-04-19 23:49:05,1668.0,44.0,0.0</text:p>
      <text:p text:style-name="Preformatted_20_Text">16641,04/19/2020,Illinois,US,2020-04-19 23:49:05,30357.0,1290.0,0.0</text:p>
      <text:p text:style-name="Preformatted_20_Text">16642,04/19/2020,Indiana,US,2020-04-19 23:49:05,11211.0,562.0,0.0</text:p>
      <text:p text:style-name="Preformatted_20_Text">16643,04/19/2020,Inner Mongolia,Mainland China,2020-04-19 23:49:05,193.0,1.0,104.0</text:p>
      <text:p text:style-name="Preformatted_20_Text">16644,04/19/2020,Iowa,US,2020-04-19 23:49:05,2902.0,75.0,0.0</text:p>
      <text:p text:style-name="Preformatted_20_Text">16645,04/19/2020,Isle of Man,UK,2020-04-19 23:49:05,298.0,6.0,193.0</text:p>
      <text:p text:style-name="Preformatted_20_Text">16646,04/19/2020,Jiangsu,Mainland China,2020-04-19 23:49:05,653.0,0.0,643.0</text:p>
      <text:p text:style-name="Preformatted_20_Text">16647,04/19/2020,Jiangxi,Mainland China,2020-04-19 23:49:05,937.0,1.0,936.0</text:p>
      <text:p text:style-name="Preformatted_20_Text"><text:soft-page-break/>16648,04/19/2020,Jilin,Mainland China,2020-04-19 23:49:05,104.0,1.0,97.0</text:p>
      <text:p text:style-name="Preformatted_20_Text">16649,04/19/2020,Kansas,US,2020-04-19 23:49:05,1905.0,93.0,0.0</text:p>
      <text:p text:style-name="Preformatted_20_Text">16650,04/19/2020,Kentucky,US,2020-04-19 23:49:05,2960.0,146.0,0.0</text:p>
      <text:p text:style-name="Preformatted_20_Text">16651,04/19/2020,Liaoning,Mainland China,2020-04-19 23:49:05,146.0,2.0,142.0</text:p>
      <text:p text:style-name="Preformatted_20_Text">16652,04/19/2020,Louisiana,US,2020-04-19 23:49:05,23928.0,1296.0,0.0</text:p>
      <text:p text:style-name="Preformatted_20_Text">16653,04/19/2020,Macau,Macau,2020-04-19 23:49:05,45.0,0.0,20.0</text:p>
      <text:p text:style-name="Preformatted_20_Text">16654,04/19/2020,Maine,US,2020-04-19 23:49:05,867.0,34.0,0.0</text:p>
      <text:p text:style-name="Preformatted_20_Text">16655,04/19/2020,Manitoba,Canada,2020-04-19 23:49:05,254.0,5.0,0.0</text:p>
      <text:p text:style-name="Preformatted_20_Text">16656,04/19/2020,Martinique,France,2020-04-19 23:49:05,163.0,12.0,73.0</text:p>
      <text:p text:style-name="Preformatted_20_Text">16657,04/19/2020,Maryland,US,2020-04-19 23:49:05,12847.0,461.0,0.0</text:p>
      <text:p text:style-name="Preformatted_20_Text">16658,04/19/2020,Massachusetts,US,2020-04-19 23:49:05,38077.0,1706.0,0.0</text:p>
      <text:p text:style-name="Preformatted_20_Text">16659,04/19/2020,Mayotte,France,2020-04-19 23:49:05,271.0,4.0,117.0</text:p>
      <text:p text:style-name="Preformatted_20_Text">16660,04/19/2020,Michigan,US,2020-04-19 23:49:05,31424.0,2391.0,0.0</text:p>
      <text:p text:style-name="Preformatted_20_Text">16661,04/19/2020,Minnesota,US,2020-04-19 23:49:05,2356.0,134.0,0.0</text:p>
      <text:p text:style-name="Preformatted_20_Text">16662,04/19/2020,Mississippi,US,2020-04-19 23:49:05,4274.0,159.0,0.0</text:p>
      <text:p text:style-name="Preformatted_20_Text">16663,04/19/2020,Missouri,US,2020-04-19 23:49:05,5743.0,199.0,0.0</text:p>
      <text:p text:style-name="Preformatted_20_Text">16664,04/19/2020,Montana,US,2020-04-19 23:49:05,433.0,10.0,0.0</text:p>
      <text:p text:style-name="Preformatted_20_Text">16665,04/19/2020,Montserrat,UK,2020-04-19 23:49:05,11.0,0.0,2.0</text:p>
      <text:p text:style-name="Preformatted_20_Text">16666,04/19/2020,Nebraska,US,2020-04-19 23:49:05,1474.0,28.0,0.0</text:p>
      <text:p text:style-name="Preformatted_20_Text">16667,04/19/2020,Nevada,US,2020-04-19 23:49:05,3728.0,158.0,0.0</text:p>
      <text:p text:style-name="Preformatted_20_Text">16668,04/19/2020,New Brunswick,Canada,2020-04-19 23:49:05,118.0,0.0,0.0</text:p>
      <text:p text:style-name="Preformatted_20_Text">16669,04/19/2020,New Caledonia,France,2020-04-19 23:49:05,18.0,0.0,15.0</text:p>
      <text:p text:style-name="Preformatted_20_Text">16670,04/19/2020,New Hampshire,US,2020-04-19 23:49:05,1390.0,38.0,0.0</text:p>
      <text:p text:style-name="Preformatted_20_Text">16671,04/19/2020,New Jersey,US,2020-04-19 23:49:05,85301.0,4362.0,0.0</text:p>
      <text:p text:style-name="Preformatted_20_Text">16672,04/19/2020,New Mexico,US,2020-04-19 23:49:05,1845.0,55.0,0.0</text:p>
      <text:p text:style-name="Preformatted_20_Text">16673,04/19/2020,New South Wales,Australia,2020-04-19 23:49:05,2926.0,26.0,1379.0</text:p>
      <text:p text:style-name="Preformatted_20_Text">16674,04/19/2020,New York,US,2020-04-19 23:49:05,247815.0,18298.0,0.0</text:p>
      <text:p text:style-name="Preformatted_20_Text">16675,04/19/2020,Newfoundland and Labrador,Canada,2020-04-19 23:49:05,257.0,3.0,0.0</text:p>
      <text:p text:style-name="Preformatted_20_Text">16676,04/19/2020,Ningxia,Mainland China,2020-04-19 23:49:05,75.0,0.0,75.0</text:p>
      <text:p text:style-name="Preformatted_20_Text">16677,04/19/2020,North Carolina,US,2020-04-19 23:49:05,6601.0,200.0,0.0</text:p>
      <text:p text:style-name="Preformatted_20_Text">16678,04/19/2020,North Dakota,US,2020-04-19 23:49:05,585.0,9.0,0.0</text:p>
      <text:p text:style-name="Preformatted_20_Text">16679,04/19/2020,Northern Mariana Islands,US,2020-04-19 23:49:05,14.0,2.0,0.0</text:p>
      <text:p text:style-name="Preformatted_20_Text">16680,04/19/2020,Northern Territory,Australia,2020-04-19 23:49:05,28.0,0.0,9.0</text:p>
      <text:p text:style-name="Preformatted_20_Text">16681,04/19/2020,Northwest Territories,Canada,2020-04-19 23:49:05,5.0,0.0,0.0</text:p>
      <text:p text:style-name="Preformatted_20_Text">16682,04/19/2020,Nova Scotia,Canada,2020-04-19 23:49:05,675.0,9.0,0.0</text:p>
      <text:p text:style-name="Preformatted_20_Text">16683,04/19/2020,Ohio,US,2020-04-19 23:49:05,11602.0,471.0,0.0</text:p>
      <text:p text:style-name="Preformatted_20_Text">16684,04/19/2020,Oklahoma,US,2020-04-19 23:49:05,2567.0,140.0,0.0</text:p>
      <text:p text:style-name="Preformatted_20_Text">16685,04/19/2020,Ontario,Canada,2020-04-19 23:49:05,11561.0,591.0,0.0</text:p>
      <text:p text:style-name="Preformatted_20_Text">16686,04/19/2020,Oregon,US,2020-04-19 23:49:05,1910.0,74.0,0.0</text:p>
      <text:p text:style-name="Preformatted_20_Text">16687,04/19/2020,Pennsylvania,US,2020-04-19 23:49:05,32902.0,1276.0,0.0</text:p>
      <text:p text:style-name="Preformatted_20_Text">16688,04/19/2020,Prince Edward Island,Canada,2020-04-19 23:49:05,26.0,0.0,0.0</text:p>
      <text:p text:style-name="Preformatted_20_Text">16689,04/19/2020,Puerto Rico,US,2020-04-19 23:49:05,1213.0,62.0,0.0</text:p>
      <text:p text:style-name="Preformatted_20_Text">16690,04/19/2020,Qinghai,Mainland China,2020-04-19 23:49:05,18.0,0.0,18.0</text:p>
      <text:p text:style-name="Preformatted_20_Text">16691,04/19/2020,Quebec,Canada,2020-04-19 23:49:05,17950.0,820.0,0.0</text:p>
      <text:p text:style-name="Preformatted_20_Text">16692,04/19/2020,Queensland,Australia,2020-04-19 23:49:05,1015.0,6.0,738.0</text:p>
      <text:p text:style-name="Preformatted_20_Text">16693,04/19/2020,Recovered,Canada,2020-04-19 23:49:05,0.0,0.0,11847.0</text:p>
      <text:p text:style-name="Preformatted_20_Text">16694,04/19/2020,Recovered,US,2020-04-19 23:49:05,0.0,0.0,70337.0</text:p>
      <text:p text:style-name="Preformatted_20_Text">16695,04/19/2020,Reunion,France,2020-04-19 23:49:05,408.0,0.0,237.0</text:p>
      <text:p text:style-name="Preformatted_20_Text">16696,04/19/2020,Rhode Island,US,2020-04-19 23:49:05,4706.0,150.0,0.0</text:p>
      <text:p text:style-name="Preformatted_20_Text">16697,04/19/2020,Saint Barthelemy,France,2020-04-19 23:49:05,6.0,0.0,5.0</text:p>
      <text:p text:style-name="Preformatted_20_Text">16698,04/19/2020,Saint Pierre and Miquelon,France,2020-04-19 23:49:05,1.0,0.0,0.0</text:p>
      <text:p text:style-name="Preformatted_20_Text">16699,04/19/2020,Saskatchewan,Canada,2020-04-19 23:49:05,315.0,4.0,0.0</text:p>
      <text:p text:style-name="Preformatted_20_Text">16700,04/19/2020,Shaanxi,Mainland China,2020-04-19 23:49:05,256.0,3.0,252.0</text:p>
      <text:p text:style-name="Preformatted_20_Text">16701,04/19/2020,Shandong,Mainland China,2020-04-19 23:49:05,787.0,7.0,765.0</text:p>
      <text:p text:style-name="Preformatted_20_Text">16702,04/19/2020,Shanghai,Mainland China,2020-04-19 23:49:05,635.0,7.0,521.0</text:p>
      <text:p text:style-name="Preformatted_20_Text">16703,04/19/2020,Shanxi,Mainland China,2020-04-19 23:49:05,197.0,0.0,135.0</text:p>
      <text:p text:style-name="Preformatted_20_Text">16704,04/19/2020,Sichuan,Mainland China,2020-04-19 23:49:05,561.0,3.0,554.0</text:p>
      <text:p text:style-name="Preformatted_20_Text">16705,04/19/2020,Sint Maarten,Netherlands,2020-04-19 23:49:05,67.0,10.0,12.0</text:p>
      <text:p text:style-name="Preformatted_20_Text">16706,04/19/2020,South Australia,Australia,2020-04-19 23:49:05,435.0,4.0,331.0</text:p>
      <text:p text:style-name="Preformatted_20_Text">16707,04/19/2020,South Carolina,US,2020-04-19 23:49:05,4377.0,120.0,0.0</text:p>
      <text:p text:style-name="Preformatted_20_Text">16708,04/19/2020,South Dakota,US,2020-04-19 23:49:05,1635.0,7.0,0.0</text:p>
      <text:p text:style-name="Preformatted_20_Text"><text:soft-page-break/>16709,04/19/2020,St Martin,France,2020-04-19 23:49:05,37.0,2.0,19.0</text:p>
      <text:p text:style-name="Preformatted_20_Text">16710,04/19/2020,Tasmania,Australia,2020-04-19 23:49:05,180.0,7.0,67.0</text:p>
      <text:p text:style-name="Preformatted_20_Text">16711,04/19/2020,Tennessee,US,2020-04-19 23:49:05,7070.0,148.0,0.0</text:p>
      <text:p text:style-name="Preformatted_20_Text">16712,04/19/2020,Texas,US,2020-04-19 23:49:05,19260.0,490.0,0.0</text:p>
      <text:p text:style-name="Preformatted_20_Text">16713,04/19/2020,Tianjin,Mainland China,2020-04-19 23:49:05,189.0,3.0,174.0</text:p>
      <text:p text:style-name="Preformatted_20_Text">16714,04/19/2020,Tibet,Mainland China,2020-04-19 23:49:05,1.0,0.0,1.0</text:p>
      <text:p text:style-name="Preformatted_20_Text">16715,04/19/2020,Turks and Caicos Islands,UK,2020-04-19 23:49:05,11.0,1.0,0.0</text:p>
      <text:p text:style-name="Preformatted_20_Text">16716,04/19/2020,Utah,US,2020-04-19 23:49:05,3069.0,27.0,0.0</text:p>
      <text:p text:style-name="Preformatted_20_Text">16717,04/19/2020,Vermont,US,2020-04-19 23:49:05,813.0,38.0,0.0</text:p>
      <text:p text:style-name="Preformatted_20_Text">16718,04/19/2020,Victoria,Australia,2020-04-19 23:49:05,1319.0,14.0,1172.0</text:p>
      <text:p text:style-name="Preformatted_20_Text">16719,04/19/2020,Virgin Islands,US,2020-04-19 23:49:05,53.0,3.0,0.0</text:p>
      <text:p text:style-name="Preformatted_20_Text">16720,04/19/2020,Virginia,US,2020-04-19 23:49:05,8542.0,277.0,0.0</text:p>
      <text:p text:style-name="Preformatted_20_Text">16721,04/19/2020,Washington,US,2020-04-19 23:49:05,12255.0,636.0,0.0</text:p>
      <text:p text:style-name="Preformatted_20_Text">16722,04/19/2020,West Virginia,US,2020-04-19 23:49:05,890.0,18.0,0.0</text:p>
      <text:p text:style-name="Preformatted_20_Text">16723,04/19/2020,Western Australia,Australia,2020-04-19 23:49:05,541.0,7.0,340.0</text:p>
      <text:p text:style-name="Preformatted_20_Text">16724,04/19/2020,Wisconsin,US,2020-04-19 23:49:05,4346.0,220.0,0.0</text:p>
      <text:p text:style-name="Preformatted_20_Text">16725,04/19/2020,Wyoming,US,2020-04-19 23:49:05,313.0,2.0,0.0</text:p>
      <text:p text:style-name="Preformatted_20_Text">16726,04/19/2020,Xinjiang,Mainland China,2020-04-19 23:49:05,76.0,3.0,73.0</text:p>
      <text:p text:style-name="Preformatted_20_Text">16727,04/19/2020,Yukon,Canada,2020-04-19 23:49:05,9.0,0.0,0.0</text:p>
      <text:p text:style-name="Preformatted_20_Text">16728,04/19/2020,Yunnan,Mainland China,2020-04-19 23:49:05,184.0,2.0,178.0</text:p>
      <text:p text:style-name="Preformatted_20_Text">16729,04/19/2020,Zhejiang,Mainland China,2020-04-19 23:49:05,1268.0,1.0,1247.0</text:p>
      <text:p text:style-name="Preformatted_20_Text">16730,04/20/2020,,Afghanistan,2020-04-20 23:44:50,1026.0,36.0,135.0</text:p>
      <text:p text:style-name="Preformatted_20_Text">16731,04/20/2020,,Albania,2020-04-20 23:44:50,584.0,26.0,327.0</text:p>
      <text:p text:style-name="Preformatted_20_Text">16732,04/20/2020,,Algeria,2020-04-20 23:44:50,2718.0,384.0,1099.0</text:p>
      <text:p text:style-name="Preformatted_20_Text">16733,04/20/2020,,Andorra,2020-04-20 23:44:50,717.0,37.0,248.0</text:p>
      <text:p text:style-name="Preformatted_20_Text">16734,04/20/2020,,Angola,2020-04-20 23:44:50,24.0,2.0,6.0</text:p>
      <text:p text:style-name="Preformatted_20_Text">16735,04/20/2020,,Antigua and Barbuda,2020-04-20 23:44:50,23.0,3.0,3.0</text:p>
      <text:p text:style-name="Preformatted_20_Text">16736,04/20/2020,,Argentina,2020-04-20 23:44:50,2941.0,136.0,737.0</text:p>
      <text:p text:style-name="Preformatted_20_Text">16737,04/20/2020,,Armenia,2020-04-20 23:44:50,1339.0,22.0,580.0</text:p>
      <text:p text:style-name="Preformatted_20_Text">16738,04/20/2020,,Austria,2020-04-20 23:44:50,14795.0,470.0,10631.0</text:p>
      <text:p text:style-name="Preformatted_20_Text">16739,04/20/2020,,Azerbaijan,2020-04-20 23:44:50,1436.0,19.0,791.0</text:p>
      <text:p text:style-name="Preformatted_20_Text">16740,04/20/2020,,Bahamas,2020-04-20 23:44:50,60.0,9.0,11.0</text:p>
      <text:p text:style-name="Preformatted_20_Text">16741,04/20/2020,,Bahrain,2020-04-20 23:44:50,1907.0,7.0,769.0</text:p>
      <text:p text:style-name="Preformatted_20_Text">16742,04/20/2020,,Bangladesh,2020-04-20 23:44:50,2948.0,101.0,85.0</text:p>
      <text:p text:style-name="Preformatted_20_Text">16743,04/20/2020,,Barbados,2020-04-20 23:44:50,75.0,5.0,19.0</text:p>
      <text:p text:style-name="Preformatted_20_Text">16744,04/20/2020,,Belarus,2020-04-20 23:44:50,6264.0,51.0,514.0</text:p>
      <text:p text:style-name="Preformatted_20_Text">16745,04/20/2020,,Belgium,2020-04-20 23:44:50,39983.0,5828.0,8895.0</text:p>
      <text:p text:style-name="Preformatted_20_Text">16746,04/20/2020,,Belize,2020-04-20 23:44:50,18.0,2.0,2.0</text:p>
      <text:p text:style-name="Preformatted_20_Text">16747,04/20/2020,,Benin,2020-04-20 23:44:50,54.0,1.0,27.0</text:p>
      <text:p text:style-name="Preformatted_20_Text">16748,04/20/2020,,Bhutan,2020-04-20 23:44:50,5.0,0.0,2.0</text:p>
      <text:p text:style-name="Preformatted_20_Text">16749,04/20/2020,,Bolivia,2020-04-20 23:44:50,564.0,33.0,31.0</text:p>
      <text:p text:style-name="Preformatted_20_Text">16750,04/20/2020,,Bosnia and Herzegovina,2020-04-20 23:44:50,1309.0,49.0,381.0</text:p>
      <text:p text:style-name="Preformatted_20_Text">16751,04/20/2020,,Botswana,2020-04-20 23:44:50,20.0,1.0,0.0</text:p>
      <text:p text:style-name="Preformatted_20_Text">16752,04/20/2020,,Brazil,2020-04-20 23:44:50,40743.0,2587.0,22130.0</text:p>
      <text:p text:style-name="Preformatted_20_Text">16753,04/20/2020,,Brunei,2020-04-20 23:44:50,138.0,1.0,116.0</text:p>
      <text:p text:style-name="Preformatted_20_Text">16754,04/20/2020,,Bulgaria,2020-04-20 23:44:50,929.0,43.0,167.0</text:p>
      <text:p text:style-name="Preformatted_20_Text">16755,04/20/2020,,Burkina Faso,2020-04-20 23:44:50,581.0,38.0,357.0</text:p>
      <text:p text:style-name="Preformatted_20_Text">16756,04/20/2020,,Burma,2020-04-20 23:44:50,119.0,5.0,7.0</text:p>
      <text:p text:style-name="Preformatted_20_Text">16757,04/20/2020,,Burundi,2020-04-20 23:44:50,5.0,1.0,4.0</text:p>
      <text:p text:style-name="Preformatted_20_Text">16758,04/20/2020,,Cabo Verde,2020-04-20 23:44:50,67.0,1.0,1.0</text:p>
      <text:p text:style-name="Preformatted_20_Text">16759,04/20/2020,,Cambodia,2020-04-20 23:44:50,122.0,0.0,107.0</text:p>
      <text:p text:style-name="Preformatted_20_Text">16760,04/20/2020,,Cameroon,2020-04-20 23:44:50,1163.0,42.0,305.0</text:p>
      <text:p text:style-name="Preformatted_20_Text">16761,04/20/2020,,Central African Republic,2020-04-20 23:44:50,12.0,0.0,4.0</text:p>
      <text:p text:style-name="Preformatted_20_Text">16762,04/20/2020,,Chad,2020-04-20 23:44:50,33.0,0.0,8.0</text:p>
      <text:p text:style-name="Preformatted_20_Text">16763,04/20/2020,,Chile,2020-04-20 23:44:50,10507.0,139.0,4676.0</text:p>
      <text:p text:style-name="Preformatted_20_Text">16764,04/20/2020,,Colombia,2020-04-20 23:44:50,3977.0,189.0,804.0</text:p>
      <text:p text:style-name="Preformatted_20_Text">16765,04/20/2020,,Congo (Brazzaville),2020-04-20 23:44:50,160.0,6.0,16.0</text:p>
      <text:p text:style-name="Preformatted_20_Text">16766,04/20/2020,,Congo (Kinshasa),2020-04-20 23:44:50,332.0,25.0,27.0</text:p>
      <text:p text:style-name="Preformatted_20_Text">16767,04/20/2020,,Costa Rica,2020-04-20 23:44:50,662.0,6.0,124.0</text:p>
      <text:p text:style-name="Preformatted_20_Text">16768,04/20/2020,,Croatia,2020-04-20 23:44:50,1881.0,47.0,771.0</text:p>
      <text:p text:style-name="Preformatted_20_Text">16769,04/20/2020,,Cuba,2020-04-20 23:44:50,1087.0,36.0,285.0</text:p>
      <text:p text:style-name="Preformatted_20_Text">16770,04/20/2020,,Cyprus,2020-04-20 23:44:50,772.0,12.0,81.0</text:p>
      <text:p text:style-name="Preformatted_20_Text">16771,04/20/2020,,Czech Republic,2020-04-20 23:44:50,6900.0,194.0,1559.0</text:p>
      <text:p text:style-name="Preformatted_20_Text">16772,04/20/2020,,Denmark,2020-04-20 23:44:50,7515.0,364.0,4312.0</text:p>
      <text:p text:style-name="Preformatted_20_Text"><text:soft-page-break/>16773,04/20/2020,,Diamond Princess,2020-04-20 23:44:50,712.0,13.0,644.0</text:p>
      <text:p text:style-name="Preformatted_20_Text">16774,04/20/2020,,Djibouti,2020-04-20 23:44:50,846.0,2.0,102.0</text:p>
      <text:p text:style-name="Preformatted_20_Text">16775,04/20/2020,,Dominica,2020-04-20 23:44:50,16.0,0.0,8.0</text:p>
      <text:p text:style-name="Preformatted_20_Text">16776,04/20/2020,,Dominican Republic,2020-04-20 23:44:50,4964.0,235.0,416.0</text:p>
      <text:p text:style-name="Preformatted_20_Text">16777,04/20/2020,,Ecuador,2020-04-20 23:44:50,10128.0,507.0,1150.0</text:p>
      <text:p text:style-name="Preformatted_20_Text">16778,04/20/2020,,Egypt,2020-04-20 23:44:50,3333.0,250.0,821.0</text:p>
      <text:p text:style-name="Preformatted_20_Text">16779,04/20/2020,,El Salvador,2020-04-20 23:44:50,218.0,7.0,46.0</text:p>
      <text:p text:style-name="Preformatted_20_Text">16780,04/20/2020,,Equatorial Guinea,2020-04-20 23:44:50,79.0,0.0,7.0</text:p>
      <text:p text:style-name="Preformatted_20_Text">16781,04/20/2020,,Eritrea,2020-04-20 23:44:50,39.0,0.0,3.0</text:p>
      <text:p text:style-name="Preformatted_20_Text">16782,04/20/2020,,Estonia,2020-04-20 23:44:50,1535.0,40.0,165.0</text:p>
      <text:p text:style-name="Preformatted_20_Text">16783,04/20/2020,,Eswatini,2020-04-20 23:44:50,24.0,1.0,8.0</text:p>
      <text:p text:style-name="Preformatted_20_Text">16784,04/20/2020,,Ethiopia,2020-04-20 23:44:50,111.0,3.0,16.0</text:p>
      <text:p text:style-name="Preformatted_20_Text">16785,04/20/2020,,Fiji,2020-04-20 23:44:50,18.0,0.0,3.0</text:p>
      <text:p text:style-name="Preformatted_20_Text">16786,04/20/2020,,Finland,2020-04-20 23:44:50,3868.0,98.0,2000.0</text:p>
      <text:p text:style-name="Preformatted_20_Text">16787,04/20/2020,,France,2020-04-20 23:44:50,155275.0,20265.0,37409.0</text:p>
      <text:p text:style-name="Preformatted_20_Text">16788,04/20/2020,,Gabon,2020-04-20 23:44:50,120.0,1.0,7.0</text:p>
      <text:p text:style-name="Preformatted_20_Text">16789,04/20/2020,,Gambia,2020-04-20 23:44:50,10.0,1.0,2.0</text:p>
      <text:p text:style-name="Preformatted_20_Text">16790,04/20/2020,,Georgia,2020-04-20 23:44:50,402.0,4.0,95.0</text:p>
      <text:p text:style-name="Preformatted_20_Text">16791,04/20/2020,,Germany,2020-04-20 23:44:50,147065.0,4862.0,91500.0</text:p>
      <text:p text:style-name="Preformatted_20_Text">16792,04/20/2020,,Ghana,2020-04-20 23:44:50,1042.0,9.0,99.0</text:p>
      <text:p text:style-name="Preformatted_20_Text">16793,04/20/2020,,Greece,2020-04-20 23:44:50,2245.0,116.0,269.0</text:p>
      <text:p text:style-name="Preformatted_20_Text">16794,04/20/2020,,Grenada,2020-04-20 23:44:50,14.0,0.0,6.0</text:p>
      <text:p text:style-name="Preformatted_20_Text">16795,04/20/2020,,Guatemala,2020-04-20 23:44:50,289.0,7.0,21.0</text:p>
      <text:p text:style-name="Preformatted_20_Text">16796,04/20/2020,,Guinea,2020-04-20 23:44:50,622.0,5.0,122.0</text:p>
      <text:p text:style-name="Preformatted_20_Text">16797,04/20/2020,,Guinea-Bissau,2020-04-20 23:44:50,50.0,0.0,3.0</text:p>
      <text:p text:style-name="Preformatted_20_Text">16798,04/20/2020,,Guyana,2020-04-20 23:44:50,65.0,7.0,9.0</text:p>
      <text:p text:style-name="Preformatted_20_Text">16799,04/20/2020,,Haiti,2020-04-20 23:44:50,57.0,3.0,0.0</text:p>
      <text:p text:style-name="Preformatted_20_Text">16800,04/20/2020,,Holy See,2020-04-20 23:44:50,9.0,0.0,2.0</text:p>
      <text:p text:style-name="Preformatted_20_Text">16801,04/20/2020,,Honduras,2020-04-20 23:44:50,477.0,46.0,25.0</text:p>
      <text:p text:style-name="Preformatted_20_Text">16802,04/20/2020,,Hungary,2020-04-20 23:44:50,1984.0,199.0,267.0</text:p>
      <text:p text:style-name="Preformatted_20_Text">16803,04/20/2020,,Iceland,2020-04-20 23:44:50,1773.0,10.0,1362.0</text:p>
      <text:p text:style-name="Preformatted_20_Text">16804,04/20/2020,,India,2020-04-20 23:44:50,18539.0,592.0,3273.0</text:p>
      <text:p text:style-name="Preformatted_20_Text">16805,04/20/2020,,Indonesia,2020-04-20 23:44:50,6760.0,590.0,747.0</text:p>
      <text:p text:style-name="Preformatted_20_Text">16806,04/20/2020,,Iran,2020-04-20 23:44:50,83505.0,5209.0,59273.0</text:p>
      <text:p text:style-name="Preformatted_20_Text">16807,04/20/2020,,Iraq,2020-04-20 23:44:50,1574.0,82.0,1043.0</text:p>
      <text:p text:style-name="Preformatted_20_Text">16808,04/20/2020,,Ireland,2020-04-20 23:44:50,15652.0,687.0,77.0</text:p>
      <text:p text:style-name="Preformatted_20_Text">16809,04/20/2020,,Israel,2020-04-20 23:44:50,13713.0,177.0,4049.0</text:p>
      <text:p text:style-name="Preformatted_20_Text">16810,04/20/2020,,Italy,2020-04-20 23:44:50,181228.0,24114.0,48877.0</text:p>
      <text:p text:style-name="Preformatted_20_Text">16811,04/20/2020,,Ivory Coast,2020-04-20 23:44:50,847.0,9.0,260.0</text:p>
      <text:p text:style-name="Preformatted_20_Text">16812,04/20/2020,,Jamaica,2020-04-20 23:44:50,223.0,5.0,27.0</text:p>
      <text:p text:style-name="Preformatted_20_Text">16813,04/20/2020,,Japan,2020-04-20 23:44:50,10797.0,236.0,1159.0</text:p>
      <text:p text:style-name="Preformatted_20_Text">16814,04/20/2020,,Jordan,2020-04-20 23:44:50,425.0,7.0,282.0</text:p>
      <text:p text:style-name="Preformatted_20_Text">16815,04/20/2020,,Kazakhstan,2020-04-20 23:44:50,1852.0,19.0,447.0</text:p>
      <text:p text:style-name="Preformatted_20_Text">16816,04/20/2020,,Kenya,2020-04-20 23:44:50,281.0,14.0,69.0</text:p>
      <text:p text:style-name="Preformatted_20_Text">16817,04/20/2020,,Kosovo,2020-04-20 23:44:50,510.0,12.0,93.0</text:p>
      <text:p text:style-name="Preformatted_20_Text">16818,04/20/2020,,Kuwait,2020-04-20 23:44:50,1995.0,9.0,367.0</text:p>
      <text:p text:style-name="Preformatted_20_Text">16819,04/20/2020,,Kyrgyzstan,2020-04-20 23:44:50,568.0,7.0,201.0</text:p>
      <text:p text:style-name="Preformatted_20_Text">16820,04/20/2020,,Laos,2020-04-20 23:44:50,19.0,0.0,2.0</text:p>
      <text:p text:style-name="Preformatted_20_Text">16821,04/20/2020,,Latvia,2020-04-20 23:44:50,739.0,5.0,88.0</text:p>
      <text:p text:style-name="Preformatted_20_Text">16822,04/20/2020,,Lebanon,2020-04-20 23:44:50,677.0,21.0,103.0</text:p>
      <text:p text:style-name="Preformatted_20_Text">16823,04/20/2020,,Liberia,2020-04-20 23:44:50,99.0,8.0,7.0</text:p>
      <text:p text:style-name="Preformatted_20_Text">16824,04/20/2020,,Libya,2020-04-20 23:44:50,51.0,1.0,15.0</text:p>
      <text:p text:style-name="Preformatted_20_Text">16825,04/20/2020,,Liechtenstein,2020-04-20 23:44:50,81.0,1.0,55.0</text:p>
      <text:p text:style-name="Preformatted_20_Text">16826,04/20/2020,,Lithuania,2020-04-20 23:44:50,1326.0,37.0,242.0</text:p>
      <text:p text:style-name="Preformatted_20_Text">16827,04/20/2020,,Luxembourg,2020-04-20 23:44:50,3558.0,75.0,637.0</text:p>
      <text:p text:style-name="Preformatted_20_Text">16828,04/20/2020,,MS Zaandam,2020-04-20 23:44:50,9.0,2.0,0.0</text:p>
      <text:p text:style-name="Preformatted_20_Text">16829,04/20/2020,,Madagascar,2020-04-20 23:44:50,121.0,0.0,41.0</text:p>
      <text:p text:style-name="Preformatted_20_Text">16830,04/20/2020,,Malawi,2020-04-20 23:44:50,17.0,2.0,3.0</text:p>
      <text:p text:style-name="Preformatted_20_Text">16831,04/20/2020,,Malaysia,2020-04-20 23:44:50,5425.0,89.0,3295.0</text:p>
      <text:p text:style-name="Preformatted_20_Text">16832,04/20/2020,,Maldives,2020-04-20 23:44:50,69.0,0.0,16.0</text:p>
      <text:p text:style-name="Preformatted_20_Text">16833,04/20/2020,,Mali,2020-04-20 23:44:50,246.0,14.0,56.0</text:p>
      <text:p text:style-name="Preformatted_20_Text">16834,04/20/2020,,Malta,2020-04-20 23:44:50,431.0,3.0,126.0</text:p>
      <text:p text:style-name="Preformatted_20_Text">16835,04/20/2020,,Mauritania,2020-04-20 23:44:50,7.0,1.0,6.0</text:p>
      <text:p text:style-name="Preformatted_20_Text">16836,04/20/2020,,Mauritius,2020-04-20 23:44:50,328.0,9.0,224.0</text:p>
      <text:p text:style-name="Preformatted_20_Text"><text:soft-page-break/>16837,04/20/2020,,Mexico,2020-04-20 23:44:50,8261.0,686.0,2627.0</text:p>
      <text:p text:style-name="Preformatted_20_Text">16838,04/20/2020,,Moldova,2020-04-20 23:44:50,2548.0,70.0,457.0</text:p>
      <text:p text:style-name="Preformatted_20_Text">16839,04/20/2020,,Monaco,2020-04-20 23:44:50,94.0,3.0,23.0</text:p>
      <text:p text:style-name="Preformatted_20_Text">16840,04/20/2020,,Mongolia,2020-04-20 23:44:50,33.0,0.0,7.0</text:p>
      <text:p text:style-name="Preformatted_20_Text">16841,04/20/2020,,Montenegro,2020-04-20 23:44:50,312.0,5.0,88.0</text:p>
      <text:p text:style-name="Preformatted_20_Text">16842,04/20/2020,,Morocco,2020-04-20 23:44:50,3046.0,143.0,350.0</text:p>
      <text:p text:style-name="Preformatted_20_Text">16843,04/20/2020,,Mozambique,2020-04-20 23:44:50,39.0,0.0,8.0</text:p>
      <text:p text:style-name="Preformatted_20_Text">16844,04/20/2020,,Namibia,2020-04-20 23:44:50,16.0,0.0,6.0</text:p>
      <text:p text:style-name="Preformatted_20_Text">16845,04/20/2020,,Nepal,2020-04-20 23:44:50,31.0,0.0,4.0</text:p>
      <text:p text:style-name="Preformatted_20_Text">16846,04/20/2020,,Netherlands,2020-04-20 23:44:50,33405.0,3751.0,250.0</text:p>
      <text:p text:style-name="Preformatted_20_Text">16847,04/20/2020,,New Zealand,2020-04-20 23:44:50,1440.0,12.0,974.0</text:p>
      <text:p text:style-name="Preformatted_20_Text">16848,04/20/2020,,Nicaragua,2020-04-20 23:44:50,10.0,2.0,6.0</text:p>
      <text:p text:style-name="Preformatted_20_Text">16849,04/20/2020,,Niger,2020-04-20 23:44:50,648.0,20.0,117.0</text:p>
      <text:p text:style-name="Preformatted_20_Text">16850,04/20/2020,,Nigeria,2020-04-20 23:44:50,665.0,22.0,188.0</text:p>
      <text:p text:style-name="Preformatted_20_Text">16851,04/20/2020,,North Macedonia,2020-04-20 23:44:50,1225.0,54.0,200.0</text:p>
      <text:p text:style-name="Preformatted_20_Text">16852,04/20/2020,,Norway,2020-04-20 23:44:50,7156.0,181.0,32.0</text:p>
      <text:p text:style-name="Preformatted_20_Text">16853,04/20/2020,,Oman,2020-04-20 23:44:50,1410.0,7.0,238.0</text:p>
      <text:p text:style-name="Preformatted_20_Text">16854,04/20/2020,,Pakistan,2020-04-20 23:44:50,8418.0,176.0,1970.0</text:p>
      <text:p text:style-name="Preformatted_20_Text">16855,04/20/2020,,Panama,2020-04-20 23:44:50,4467.0,126.0,165.0</text:p>
      <text:p text:style-name="Preformatted_20_Text">16856,04/20/2020,,Papua New Guinea,2020-04-20 23:44:50,7.0,0.0,0.0</text:p>
      <text:p text:style-name="Preformatted_20_Text">16857,04/20/2020,,Paraguay,2020-04-20 23:44:50,208.0,8.0,46.0</text:p>
      <text:p text:style-name="Preformatted_20_Text">16858,04/20/2020,,Peru,2020-04-20 23:44:50,16325.0,445.0,6968.0</text:p>
      <text:p text:style-name="Preformatted_20_Text">16859,04/20/2020,,Philippines,2020-04-20 23:44:50,6459.0,428.0,613.0</text:p>
      <text:p text:style-name="Preformatted_20_Text">16860,04/20/2020,,Poland,2020-04-20 23:44:50,9593.0,380.0,1133.0</text:p>
      <text:p text:style-name="Preformatted_20_Text">16861,04/20/2020,,Portugal,2020-04-20 23:44:50,20863.0,735.0,610.0</text:p>
      <text:p text:style-name="Preformatted_20_Text">16862,04/20/2020,,Qatar,2020-04-20 23:44:50,6015.0,9.0,555.0</text:p>
      <text:p text:style-name="Preformatted_20_Text">16863,04/20/2020,,Romania,2020-04-20 23:44:50,8936.0,478.0,2017.0</text:p>
      <text:p text:style-name="Preformatted_20_Text">16864,04/20/2020,,Russia,2020-04-20 23:44:50,47121.0,405.0,3446.0</text:p>
      <text:p text:style-name="Preformatted_20_Text">16865,04/20/2020,,Rwanda,2020-04-20 23:44:50,147.0,0.0,76.0</text:p>
      <text:p text:style-name="Preformatted_20_Text">16866,04/20/2020,,Saint Kitts and Nevis,2020-04-20 23:44:50,15.0,0.0,0.0</text:p>
      <text:p text:style-name="Preformatted_20_Text">16867,04/20/2020,,Saint Lucia,2020-04-20 23:44:50,15.0,0.0,13.0</text:p>
      <text:p text:style-name="Preformatted_20_Text">16868,04/20/2020,,Saint Vincent and the Grenadines,2020-04-20 23:44:50,12.0,0.0,1.0</text:p>
      <text:p text:style-name="Preformatted_20_Text">16869,04/20/2020,,San Marino,2020-04-20 23:44:50,462.0,39.0,61.0</text:p>
      <text:p text:style-name="Preformatted_20_Text">16870,04/20/2020,,Sao Tome and Principe,2020-04-20 23:44:50,4.0,0.0,0.0</text:p>
      <text:p text:style-name="Preformatted_20_Text">16871,04/20/2020,,Saudi Arabia,2020-04-20 23:44:50,10484.0,103.0,1490.0</text:p>
      <text:p text:style-name="Preformatted_20_Text">16872,04/20/2020,,Senegal,2020-04-20 23:44:50,377.0,5.0,235.0</text:p>
      <text:p text:style-name="Preformatted_20_Text">16873,04/20/2020,,Serbia,2020-04-20 23:44:50,6630.0,125.0,870.0</text:p>
      <text:p text:style-name="Preformatted_20_Text">16874,04/20/2020,,Seychelles,2020-04-20 23:44:50,11.0,0.0,5.0</text:p>
      <text:p text:style-name="Preformatted_20_Text">16875,04/20/2020,,Sierra Leone,2020-04-20 23:44:50,43.0,0.0,6.0</text:p>
      <text:p text:style-name="Preformatted_20_Text">16876,04/20/2020,,Singapore,2020-04-20 23:44:50,8014.0,11.0,801.0</text:p>
      <text:p text:style-name="Preformatted_20_Text">16877,04/20/2020,,Slovakia,2020-04-20 23:44:50,1173.0,13.0,251.0</text:p>
      <text:p text:style-name="Preformatted_20_Text">16878,04/20/2020,,Slovenia,2020-04-20 23:44:50,1335.0,77.0,193.0</text:p>
      <text:p text:style-name="Preformatted_20_Text">16879,04/20/2020,,Somalia,2020-04-20 23:44:50,237.0,8.0,4.0</text:p>
      <text:p text:style-name="Preformatted_20_Text">16880,04/20/2020,,South Africa,2020-04-20 23:44:50,3300.0,58.0,1055.0</text:p>
      <text:p text:style-name="Preformatted_20_Text">16881,04/20/2020,,South Korea,2020-04-20 23:44:50,10674.0,236.0,8114.0</text:p>
      <text:p text:style-name="Preformatted_20_Text">16882,04/20/2020,,South Sudan,2020-04-20 23:44:50,4.0,0.0,0.0</text:p>
      <text:p text:style-name="Preformatted_20_Text">16883,04/20/2020,,Spain,2020-04-20 23:44:50,200210.0,20852.0,80587.0</text:p>
      <text:p text:style-name="Preformatted_20_Text">16884,04/20/2020,,Sri Lanka,2020-04-20 23:44:50,304.0,7.0,98.0</text:p>
      <text:p text:style-name="Preformatted_20_Text">16885,04/20/2020,,Sudan,2020-04-20 23:44:50,107.0,12.0,8.0</text:p>
      <text:p text:style-name="Preformatted_20_Text">16886,04/20/2020,,Suriname,2020-04-20 23:44:50,10.0,1.0,6.0</text:p>
      <text:p text:style-name="Preformatted_20_Text">16887,04/20/2020,,Sweden,2020-04-20 23:44:50,14777.0,1580.0,550.0</text:p>
      <text:p text:style-name="Preformatted_20_Text">16888,04/20/2020,,Switzerland,2020-04-20 23:44:50,27944.0,1429.0,18600.0</text:p>
      <text:p text:style-name="Preformatted_20_Text">16889,04/20/2020,,Syria,2020-04-20 23:44:50,39.0,3.0,5.0</text:p>
      <text:p text:style-name="Preformatted_20_Text">16890,04/20/2020,,Taiwan,2020-04-20 23:44:50,422.0,6.0,203.0</text:p>
      <text:p text:style-name="Preformatted_20_Text">16891,04/20/2020,,Tanzania,2020-04-20 23:44:50,254.0,10.0,11.0</text:p>
      <text:p text:style-name="Preformatted_20_Text">16892,04/20/2020,,Thailand,2020-04-20 23:44:50,2792.0,47.0,1999.0</text:p>
      <text:p text:style-name="Preformatted_20_Text">16893,04/20/2020,,Timor-Leste,2020-04-20 23:44:50,22.0,0.0,1.0</text:p>
      <text:p text:style-name="Preformatted_20_Text">16894,04/20/2020,,Togo,2020-04-20 23:44:50,84.0,6.0,53.0</text:p>
      <text:p text:style-name="Preformatted_20_Text">16895,04/20/2020,,Trinidad and Tobago,2020-04-20 23:44:50,114.0,8.0,22.0</text:p>
      <text:p text:style-name="Preformatted_20_Text">16896,04/20/2020,,Tunisia,2020-04-20 23:44:50,884.0,38.0,148.0</text:p>
      <text:p text:style-name="Preformatted_20_Text">16897,04/20/2020,,Turkey,2020-04-20 23:44:50,90980.0,2140.0,13430.0</text:p>
      <text:p text:style-name="Preformatted_20_Text">16898,04/20/2020,,UK,2020-04-20 23:44:50,124743.0,16509.0,0.0</text:p>
      <text:p text:style-name="Preformatted_20_Text">16899,04/20/2020,,Uganda,2020-04-20 23:44:50,56.0,0.0,38.0</text:p>
      <text:p text:style-name="Preformatted_20_Text"><text:soft-page-break/>16900,04/20/2020,,Ukraine,2020-04-20 23:44:50,5710.0,151.0,359.0</text:p>
      <text:p text:style-name="Preformatted_20_Text">16901,04/20/2020,,United Arab Emirates,2020-04-20 23:44:50,7265.0,43.0,1360.0</text:p>
      <text:p text:style-name="Preformatted_20_Text">16902,04/20/2020,,Uruguay,2020-04-20 23:44:50,535.0,10.0,313.0</text:p>
      <text:p text:style-name="Preformatted_20_Text">16903,04/20/2020,,Uzbekistan,2020-04-20 23:44:50,1627.0,5.0,261.0</text:p>
      <text:p text:style-name="Preformatted_20_Text">16904,04/20/2020,,Venezuela,2020-04-20 23:44:50,256.0,9.0,117.0</text:p>
      <text:p text:style-name="Preformatted_20_Text">16905,04/20/2020,,Vietnam,2020-04-20 23:44:50,268.0,0.0,214.0</text:p>
      <text:p text:style-name="Preformatted_20_Text">16906,04/20/2020,,West Bank and Gaza,2020-04-20 23:44:50,449.0,3.0,71.0</text:p>
      <text:p text:style-name="Preformatted_20_Text">16907,04/20/2020,,Western Sahara,2020-04-20 23:44:50,6.0,0.0,0.0</text:p>
      <text:p text:style-name="Preformatted_20_Text">16908,04/20/2020,,Yemen,2020-04-20 23:44:50,1.0,0.0,0.0</text:p>
      <text:p text:style-name="Preformatted_20_Text">16909,04/20/2020,,Zambia,2020-04-20 23:44:50,65.0,3.0,35.0</text:p>
      <text:p text:style-name="Preformatted_20_Text">16910,04/20/2020,,Zimbabwe,2020-04-20 23:44:50,25.0,3.0,2.0</text:p>
      <text:p text:style-name="Preformatted_20_Text">16911,04/20/2020,Alabama,US,2020-04-20 23:44:50,5079.0,163.0,0.0</text:p>
      <text:p text:style-name="Preformatted_20_Text">16912,04/20/2020,Alaska,US,2020-04-20 23:44:50,321.0,9.0,0.0</text:p>
      <text:p text:style-name="Preformatted_20_Text">16913,04/20/2020,Alberta,Canada,2020-04-20 23:44:50,2908.0,59.0,0.0</text:p>
      <text:p text:style-name="Preformatted_20_Text">16914,04/20/2020,Anguilla,UK,2020-04-20 23:44:50,3.0,0.0,1.0</text:p>
      <text:p text:style-name="Preformatted_20_Text">16915,04/20/2020,Anhui,Mainland China,2020-04-20 23:44:50,991.0,6.0,984.0</text:p>
      <text:p text:style-name="Preformatted_20_Text">16916,04/20/2020,Arizona,US,2020-04-20 23:44:50,5068.0,191.0,0.0</text:p>
      <text:p text:style-name="Preformatted_20_Text">16917,04/20/2020,Arkansas,US,2020-04-20 23:44:50,1973.0,41.0,0.0</text:p>
      <text:p text:style-name="Preformatted_20_Text">16918,04/20/2020,Aruba,Netherlands,2020-04-20 23:44:50,97.0,2.0,49.0</text:p>
      <text:p text:style-name="Preformatted_20_Text">16919,04/20/2020,Australian Capital Territory,Australia,2020-04-20 23:44:50,103.0,3.0,88.0</text:p>
      <text:p text:style-name="Preformatted_20_Text">16920,04/20/2020,Beijing,Mainland China,2020-04-20 23:44:50,593.0,8.0,514.0</text:p>
      <text:p text:style-name="Preformatted_20_Text">16921,04/20/2020,Bermuda,UK,2020-04-20 23:44:50,86.0,5.0,37.0</text:p>
      <text:p text:style-name="Preformatted_20_Text">16922,04/20/2020,"Bonaire, Sint Eustatius and Saba",Netherlands,2020-04-20 23:44:50,5.0,0.0,0.0</text:p>
      <text:p text:style-name="Preformatted_20_Text">16923,04/20/2020,British Columbia,Canada,2020-04-20 23:44:50,1647.0,82.0,0.0</text:p>
      <text:p text:style-name="Preformatted_20_Text">16924,04/20/2020,British Virgin Islands,UK,2020-04-20 23:44:50,5.0,1.0,3.0</text:p>
      <text:p text:style-name="Preformatted_20_Text">16925,04/20/2020,California,US,2020-04-20 23:44:50,33686.0,1225.0,0.0</text:p>
      <text:p text:style-name="Preformatted_20_Text">16926,04/20/2020,Cayman Islands,UK,2020-04-20 23:44:50,66.0,1.0,7.0</text:p>
      <text:p text:style-name="Preformatted_20_Text">16927,04/20/2020,Channel Islands,UK,2020-04-20 23:44:50,488.0,24.0,73.0</text:p>
      <text:p text:style-name="Preformatted_20_Text">16928,04/20/2020,Chongqing,Mainland China,2020-04-20 23:44:50,579.0,6.0,570.0</text:p>
      <text:p text:style-name="Preformatted_20_Text">16929,04/20/2020,Colorado,US,2020-04-20 23:44:50,9730.0,420.0,0.0</text:p>
      <text:p text:style-name="Preformatted_20_Text">16930,04/20/2020,Connecticut,US,2020-04-20 23:44:50,19815.0,1331.0,0.0</text:p>
      <text:p text:style-name="Preformatted_20_Text">16931,04/20/2020,Curacao,Netherlands,2020-04-20 23:44:50,14.0,1.0,11.0</text:p>
      <text:p text:style-name="Preformatted_20_Text">16932,04/20/2020,Delaware,US,2020-04-20 23:44:50,2745.0,72.0,0.0</text:p>
      <text:p text:style-name="Preformatted_20_Text">16933,04/20/2020,Diamond Princess cruise ship,US,2020-04-20 23:44:50,49.0,0.0,0.0</text:p>
      <text:p text:style-name="Preformatted_20_Text">16934,04/20/2020,District of Columbia,US,2020-04-20 23:44:50,2927.0,105.0,0.0</text:p>
      <text:p text:style-name="Preformatted_20_Text">16935,04/20/2020,Falkland Islands (Malvinas),UK,2020-04-20 23:44:50,11.0,0.0,3.0</text:p>
      <text:p text:style-name="Preformatted_20_Text">16936,04/20/2020,Faroe Islands,Denmark,2020-04-20 23:44:50,185.0,0.0,176.0</text:p>
      <text:p text:style-name="Preformatted_20_Text">16937,04/20/2020,Florida,US,2020-04-20 23:44:50,27059.0,822.0,0.0</text:p>
      <text:p text:style-name="Preformatted_20_Text">16938,04/20/2020,French Guiana,France,2020-04-20 23:44:50,97.0,1.0,69.0</text:p>
      <text:p text:style-name="Preformatted_20_Text">16939,04/20/2020,French Polynesia,France,2020-04-20 23:44:50,56.0,0.0,19.0</text:p>
      <text:p text:style-name="Preformatted_20_Text">16940,04/20/2020,Fujian,Mainland China,2020-04-20 23:44:50,355.0,1.0,339.0</text:p>
      <text:p text:style-name="Preformatted_20_Text">16941,04/20/2020,Gansu,Mainland China,2020-04-20 23:44:50,139.0,2.0,137.0</text:p>
      <text:p text:style-name="Preformatted_20_Text">16942,04/20/2020,Georgia,US,2020-04-20 23:44:50,19407.0,775.0,0.0</text:p>
      <text:p text:style-name="Preformatted_20_Text">16943,04/20/2020,Gibraltar,UK,2020-04-20 23:44:50,132.0,0.0,120.0</text:p>
      <text:p text:style-name="Preformatted_20_Text">16944,04/20/2020,Grand Princess,Canada,2020-04-20 23:44:50,13.0,0.0,0.0</text:p>
      <text:p text:style-name="Preformatted_20_Text">16945,04/20/2020,Grand Princess,US,2020-04-20 23:44:50,103.0,0.0,0.0</text:p>
      <text:p text:style-name="Preformatted_20_Text">16946,04/20/2020,Greenland,Denmark,2020-04-20 23:44:50,11.0,0.0,11.0</text:p>
      <text:p text:style-name="Preformatted_20_Text">16947,04/20/2020,Guadeloupe,France,2020-04-20 23:44:50,148.0,8.0,73.0</text:p>
      <text:p text:style-name="Preformatted_20_Text">16948,04/20/2020,Guam,US,2020-04-20 23:44:50,136.0,5.0,0.0</text:p>
      <text:p text:style-name="Preformatted_20_Text">16949,04/20/2020,Guangdong,Mainland China,2020-04-20 23:44:50,1581.0,8.0,1494.0</text:p>
      <text:p text:style-name="Preformatted_20_Text">16950,04/20/2020,Guangxi,Mainland China,2020-04-20 23:44:50,254.0,2.0,252.0</text:p>
      <text:p text:style-name="Preformatted_20_Text">16951,04/20/2020,Guizhou,Mainland China,2020-04-20 23:44:50,147.0,2.0,145.0</text:p>
      <text:p text:style-name="Preformatted_20_Text">16952,04/20/2020,Hainan,Mainland China,2020-04-20 23:44:50,168.0,6.0,162.0</text:p>
      <text:p text:style-name="Preformatted_20_Text">16953,04/20/2020,Hawaii,US,2020-04-20 23:44:50,584.0,10.0,0.0</text:p>
      <text:p text:style-name="Preformatted_20_Text">16954,04/20/2020,Hebei,Mainland China,2020-04-20 23:44:50,328.0,6.0,317.0</text:p>
      <text:p text:style-name="Preformatted_20_Text">16955,04/20/2020,Heilongjiang,Mainland China,2020-04-20 23:44:50,905.0,13.0,472.0</text:p>
      <text:p text:style-name="Preformatted_20_Text">16956,04/20/2020,Henan,Mainland China,2020-04-20 23:44:50,1276.0,22.0,1254.0</text:p>
      <text:p text:style-name="Preformatted_20_Text">16957,04/20/2020,Hong Kong,Hong Kong,2020-04-20 23:44:50,1025.0,4.0,630.0</text:p>
      <text:p text:style-name="Preformatted_20_Text">16958,04/20/2020,Hubei,Mainland China,2020-04-20 23:44:50,68128.0,4512.0,63511.0</text:p>
      <text:p text:style-name="Preformatted_20_Text">16959,04/20/2020,Hunan,Mainland China,2020-04-20 23:44:50,1019.0,4.0,1015.0</text:p>
      <text:p text:style-name="Preformatted_20_Text"><text:soft-page-break/>16960,04/20/2020,Idaho,US,2020-04-20 23:44:50,1672.0,45.0,0.0</text:p>
      <text:p text:style-name="Preformatted_20_Text">16961,04/20/2020,Illinois,US,2020-04-20 23:44:50,31513.0,1349.0,0.0</text:p>
      <text:p text:style-name="Preformatted_20_Text">16962,04/20/2020,Indiana,US,2020-04-20 23:44:50,11688.0,577.0,0.0</text:p>
      <text:p text:style-name="Preformatted_20_Text">16963,04/20/2020,Inner Mongolia,Mainland China,2020-04-20 23:44:50,194.0,1.0,104.0</text:p>
      <text:p text:style-name="Preformatted_20_Text">16964,04/20/2020,Iowa,US,2020-04-20 23:44:50,3159.0,79.0,0.0</text:p>
      <text:p text:style-name="Preformatted_20_Text">16965,04/20/2020,Isle of Man,UK,2020-04-20 23:44:50,300.0,9.0,200.0</text:p>
      <text:p text:style-name="Preformatted_20_Text">16966,04/20/2020,Jiangsu,Mainland China,2020-04-20 23:44:50,653.0,0.0,643.0</text:p>
      <text:p text:style-name="Preformatted_20_Text">16967,04/20/2020,Jiangxi,Mainland China,2020-04-20 23:44:50,937.0,1.0,936.0</text:p>
      <text:p text:style-name="Preformatted_20_Text">16968,04/20/2020,Jilin,Mainland China,2020-04-20 23:44:50,104.0,1.0,97.0</text:p>
      <text:p text:style-name="Preformatted_20_Text">16969,04/20/2020,Kansas,US,2020-04-20 23:44:50,2048.0,102.0,0.0</text:p>
      <text:p text:style-name="Preformatted_20_Text">16970,04/20/2020,Kentucky,US,2020-04-20 23:44:50,3050.0,154.0,0.0</text:p>
      <text:p text:style-name="Preformatted_20_Text">16971,04/20/2020,Liaoning,Mainland China,2020-04-20 23:44:50,146.0,2.0,143.0</text:p>
      <text:p text:style-name="Preformatted_20_Text">16972,04/20/2020,Louisiana,US,2020-04-20 23:44:50,24523.0,1328.0,0.0</text:p>
      <text:p text:style-name="Preformatted_20_Text">16973,04/20/2020,Macau,Macau,2020-04-20 23:44:50,45.0,0.0,22.0</text:p>
      <text:p text:style-name="Preformatted_20_Text">16974,04/20/2020,Maine,US,2020-04-20 23:44:50,875.0,35.0,0.0</text:p>
      <text:p text:style-name="Preformatted_20_Text">16975,04/20/2020,Manitoba,Canada,2020-04-20 23:44:50,254.0,6.0,0.0</text:p>
      <text:p text:style-name="Preformatted_20_Text">16976,04/20/2020,Martinique,France,2020-04-20 23:44:50,163.0,12.0,73.0</text:p>
      <text:p text:style-name="Preformatted_20_Text">16977,04/20/2020,Maryland,US,2020-04-20 23:44:50,13684.0,582.0,0.0</text:p>
      <text:p text:style-name="Preformatted_20_Text">16978,04/20/2020,Massachusetts,US,2020-04-20 23:44:50,38077.0,1706.0,0.0</text:p>
      <text:p text:style-name="Preformatted_20_Text">16979,04/20/2020,Mayotte,France,2020-04-20 23:44:50,271.0,4.0,117.0</text:p>
      <text:p text:style-name="Preformatted_20_Text">16980,04/20/2020,Michigan,US,2020-04-20 23:44:50,32000.0,2468.0,0.0</text:p>
      <text:p text:style-name="Preformatted_20_Text">16981,04/20/2020,Minnesota,US,2020-04-20 23:44:50,2470.0,143.0,0.0</text:p>
      <text:p text:style-name="Preformatted_20_Text">16982,04/20/2020,Mississippi,US,2020-04-20 23:44:50,4512.0,169.0,0.0</text:p>
      <text:p text:style-name="Preformatted_20_Text">16983,04/20/2020,Missouri,US,2020-04-20 23:44:50,5890.0,200.0,0.0</text:p>
      <text:p text:style-name="Preformatted_20_Text">16984,04/20/2020,Montana,US,2020-04-20 23:44:50,433.0,10.0,0.0</text:p>
      <text:p text:style-name="Preformatted_20_Text">16985,04/20/2020,Montserrat,UK,2020-04-20 23:44:50,11.0,0.0,2.0</text:p>
      <text:p text:style-name="Preformatted_20_Text">16986,04/20/2020,Nebraska,US,2020-04-20 23:44:50,1648.0,33.0,0.0</text:p>
      <text:p text:style-name="Preformatted_20_Text">16987,04/20/2020,Nevada,US,2020-04-20 23:44:50,3830.0,159.0,0.0</text:p>
      <text:p text:style-name="Preformatted_20_Text">16988,04/20/2020,New Brunswick,Canada,2020-04-20 23:44:50,118.0,0.0,0.0</text:p>
      <text:p text:style-name="Preformatted_20_Text">16989,04/20/2020,New Caledonia,France,2020-04-20 23:44:50,18.0,0.0,15.0</text:p>
      <text:p text:style-name="Preformatted_20_Text">16990,04/20/2020,New Hampshire,US,2020-04-20 23:44:50,1447.0,42.0,0.0</text:p>
      <text:p text:style-name="Preformatted_20_Text">16991,04/20/2020,New Jersey,US,2020-04-20 23:44:50,88722.0,4496.0,0.0</text:p>
      <text:p text:style-name="Preformatted_20_Text">16992,04/20/2020,New Mexico,US,2020-04-20 23:44:50,1971.0,58.0,0.0</text:p>
      <text:p text:style-name="Preformatted_20_Text">16993,04/20/2020,New South Wales,Australia,2020-04-20 23:44:50,2926.0,26.0,1379.0</text:p>
      <text:p text:style-name="Preformatted_20_Text">16994,04/20/2020,New York,US,2020-04-20 23:44:50,253060.0,18611.0,0.0</text:p>
      <text:p text:style-name="Preformatted_20_Text">16995,04/20/2020,Newfoundland and Labrador,Canada,2020-04-20 23:44:50,257.0,3.0,0.0</text:p>
      <text:p text:style-name="Preformatted_20_Text">16996,04/20/2020,Ningxia,Mainland China,2020-04-20 23:44:50,75.0,0.0,75.0</text:p>
      <text:p text:style-name="Preformatted_20_Text">16997,04/20/2020,North Carolina,US,2020-04-20 23:44:50,6895.0,218.0,0.0</text:p>
      <text:p text:style-name="Preformatted_20_Text">16998,04/20/2020,North Dakota,US,2020-04-20 23:44:50,627.0,9.0,0.0</text:p>
      <text:p text:style-name="Preformatted_20_Text">16999,04/20/2020,Northern Mariana Islands,US,2020-04-20 23:44:50,14.0,2.0,0.0</text:p>
      <text:p text:style-name="Preformatted_20_Text">17000,04/20/2020,Northern Territory,Australia,2020-04-20 23:44:50,28.0,0.0,9.0</text:p>
      <text:p text:style-name="Preformatted_20_Text">17001,04/20/2020,Northwest Territories,Canada,2020-04-20 23:44:50,5.0,0.0,0.0</text:p>
      <text:p text:style-name="Preformatted_20_Text">17002,04/20/2020,Nova Scotia,Canada,2020-04-20 23:44:50,721.0,9.0,0.0</text:p>
      <text:p text:style-name="Preformatted_20_Text">17003,04/20/2020,Ohio,US,2020-04-20 23:44:50,12919.0,509.0,0.0</text:p>
      <text:p text:style-name="Preformatted_20_Text">17004,04/20/2020,Oklahoma,US,2020-04-20 23:44:50,2680.0,143.0,0.0</text:p>
      <text:p text:style-name="Preformatted_20_Text">17005,04/20/2020,Ontario,Canada,2020-04-20 23:44:50,12063.0,624.0,0.0</text:p>
      <text:p text:style-name="Preformatted_20_Text">17006,04/20/2020,Oregon,US,2020-04-20 23:44:50,1957.0,75.0,0.0</text:p>
      <text:p text:style-name="Preformatted_20_Text">17007,04/20/2020,Pennsylvania,US,2020-04-20 23:44:50,33914.0,1348.0,0.0</text:p>
      <text:p text:style-name="Preformatted_20_Text">17008,04/20/2020,Prince Edward Island,Canada,2020-04-20 23:44:50,26.0,0.0,0.0</text:p>
      <text:p text:style-name="Preformatted_20_Text">17009,04/20/2020,Puerto Rico,US,2020-04-20 23:44:50,1252.0,63.0,0.0</text:p>
      <text:p text:style-name="Preformatted_20_Text">17010,04/20/2020,Qinghai,Mainland China,2020-04-20 23:44:50,18.0,0.0,18.0</text:p>
      <text:p text:style-name="Preformatted_20_Text">17011,04/20/2020,Quebec,Canada,2020-04-20 23:44:50,19319.0,939.0,0.0</text:p>
      <text:p text:style-name="Preformatted_20_Text">17012,04/20/2020,Queensland,Australia,2020-04-20 23:44:50,1015.0,6.0,738.0</text:p>
      <text:p text:style-name="Preformatted_20_Text">17013,04/20/2020,Recovered,Canada,2020-04-20 23:44:50,0.0,0.0,12543.0</text:p>
      <text:p text:style-name="Preformatted_20_Text">17014,04/20/2020,Recovered,US,2020-04-20 23:44:50,0.0,0.0,72329.0</text:p>
      <text:p text:style-name="Preformatted_20_Text">17015,04/20/2020,Reunion,France,2020-04-20 23:44:50,408.0,0.0,237.0</text:p>
      <text:p text:style-name="Preformatted_20_Text">17016,04/20/2020,Rhode Island,US,2020-04-20 23:44:50,5090.0,155.0,0.0</text:p>
      <text:p text:style-name="Preformatted_20_Text">17017,04/20/2020,Saint Barthelemy,France,2020-04-20 23:44:50,6.0,0.0,5.0</text:p>
      <text:p text:style-name="Preformatted_20_Text">17018,04/20/2020,Saint Pierre and Miquelon,France,2020-04-20 23:44:50,1.0,0.0,0.0</text:p>
      <text:p text:style-name="Preformatted_20_Text">17019,04/20/2020,Saskatchewan,Canada,2020-04-20 23:44:50,316.0,4.0,0.0</text:p>
      <text:p text:style-name="Preformatted_20_Text"><text:soft-page-break/>17020,04/20/2020,Shaanxi,Mainland China,2020-04-20 23:44:50,256.0,3.0,252.0</text:p>
      <text:p text:style-name="Preformatted_20_Text">17021,04/20/2020,Shandong,Mainland China,2020-04-20 23:44:50,787.0,7.0,765.0</text:p>
      <text:p text:style-name="Preformatted_20_Text">17022,04/20/2020,Shanghai,Mainland China,2020-04-20 23:44:50,638.0,7.0,530.0</text:p>
      <text:p text:style-name="Preformatted_20_Text">17023,04/20/2020,Shanxi,Mainland China,2020-04-20 23:44:50,197.0,0.0,135.0</text:p>
      <text:p text:style-name="Preformatted_20_Text">17024,04/20/2020,Sichuan,Mainland China,2020-04-20 23:44:50,561.0,3.0,554.0</text:p>
      <text:p text:style-name="Preformatted_20_Text">17025,04/20/2020,Sint Maarten,Netherlands,2020-04-20 23:44:50,67.0,10.0,12.0</text:p>
      <text:p text:style-name="Preformatted_20_Text">17026,04/20/2020,South Australia,Australia,2020-04-20 23:44:50,435.0,4.0,331.0</text:p>
      <text:p text:style-name="Preformatted_20_Text">17027,04/20/2020,South Carolina,US,2020-04-20 23:44:50,4446.0,123.0,0.0</text:p>
      <text:p text:style-name="Preformatted_20_Text">17028,04/20/2020,South Dakota,US,2020-04-20 23:44:50,1685.0,7.0,0.0</text:p>
      <text:p text:style-name="Preformatted_20_Text">17029,04/20/2020,St Martin,France,2020-04-20 23:44:50,37.0,2.0,19.0</text:p>
      <text:p text:style-name="Preformatted_20_Text">17030,04/20/2020,Tasmania,Australia,2020-04-20 23:44:50,180.0,7.0,67.0</text:p>
      <text:p text:style-name="Preformatted_20_Text">17031,04/20/2020,Tennessee,US,2020-04-20 23:44:50,7238.0,152.0,0.0</text:p>
      <text:p text:style-name="Preformatted_20_Text">17032,04/20/2020,Texas,US,2020-04-20 23:44:50,19751.0,507.0,0.0</text:p>
      <text:p text:style-name="Preformatted_20_Text">17033,04/20/2020,Tianjin,Mainland China,2020-04-20 23:44:50,189.0,3.0,174.0</text:p>
      <text:p text:style-name="Preformatted_20_Text">17034,04/20/2020,Tibet,Mainland China,2020-04-20 23:44:50,1.0,0.0,1.0</text:p>
      <text:p text:style-name="Preformatted_20_Text">17035,04/20/2020,Turks and Caicos Islands,UK,2020-04-20 23:44:50,11.0,1.0,0.0</text:p>
      <text:p text:style-name="Preformatted_20_Text">17036,04/20/2020,Utah,US,2020-04-20 23:44:50,3213.0,28.0,0.0</text:p>
      <text:p text:style-name="Preformatted_20_Text">17037,04/20/2020,Vermont,US,2020-04-20 23:44:50,816.0,38.0,0.0</text:p>
      <text:p text:style-name="Preformatted_20_Text">17038,04/20/2020,Victoria,Australia,2020-04-20 23:44:50,1319.0,14.0,1172.0</text:p>
      <text:p text:style-name="Preformatted_20_Text">17039,04/20/2020,Virgin Islands,US,2020-04-20 23:44:50,53.0,3.0,0.0</text:p>
      <text:p text:style-name="Preformatted_20_Text">17040,04/20/2020,Virginia,US,2020-04-20 23:44:50,8990.0,300.0,0.0</text:p>
      <text:p text:style-name="Preformatted_20_Text">17041,04/20/2020,Washington,US,2020-04-20 23:44:50,12114.0,643.0,0.0</text:p>
      <text:p text:style-name="Preformatted_20_Text">17042,04/20/2020,West Virginia,US,2020-04-20 23:44:50,902.0,24.0,0.0</text:p>
      <text:p text:style-name="Preformatted_20_Text">17043,04/20/2020,Western Australia,Australia,2020-04-20 23:44:50,541.0,7.0,340.0</text:p>
      <text:p text:style-name="Preformatted_20_Text">17044,04/20/2020,Wisconsin,US,2020-04-20 23:44:50,4499.0,230.0,0.0</text:p>
      <text:p text:style-name="Preformatted_20_Text">17045,04/20/2020,Wyoming,US,2020-04-20 23:44:50,317.0,2.0,0.0</text:p>
      <text:p text:style-name="Preformatted_20_Text">17046,04/20/2020,Xinjiang,Mainland China,2020-04-20 23:44:50,76.0,3.0,73.0</text:p>
      <text:p text:style-name="Preformatted_20_Text">17047,04/20/2020,Yukon,Canada,2020-04-20 23:44:50,11.0,0.0,0.0</text:p>
      <text:p text:style-name="Preformatted_20_Text">17048,04/20/2020,Yunnan,Mainland China,2020-04-20 23:44:50,184.0,2.0,178.0</text:p>
      <text:p text:style-name="Preformatted_20_Text">17049,04/20/2020,Zhejiang,Mainland China,2020-04-20 23:44:50,1268.0,1.0,1249.0</text:p>
      <text:p text:style-name="Preformatted_20_Text">17050,04/21/2020,,Afghanistan,2020-04-21 23:39:09,1092.0,36.0,150.0</text:p>
      <text:p text:style-name="Preformatted_20_Text">17051,04/21/2020,,Albania,2020-04-21 23:39:09,609.0,26.0,345.0</text:p>
      <text:p text:style-name="Preformatted_20_Text">17052,04/21/2020,,Algeria,2020-04-21 23:39:09,2811.0,392.0,1152.0</text:p>
      <text:p text:style-name="Preformatted_20_Text">17053,04/21/2020,,Andorra,2020-04-21 23:39:09,717.0,37.0,282.0</text:p>
      <text:p text:style-name="Preformatted_20_Text">17054,04/21/2020,,Angola,2020-04-21 23:39:09,24.0,2.0,6.0</text:p>
      <text:p text:style-name="Preformatted_20_Text">17055,04/21/2020,,Antigua and Barbuda,2020-04-21 23:39:09,23.0,3.0,7.0</text:p>
      <text:p text:style-name="Preformatted_20_Text">17056,04/21/2020,,Argentina,2020-04-21 23:39:09,3031.0,147.0,840.0</text:p>
      <text:p text:style-name="Preformatted_20_Text">17057,04/21/2020,,Armenia,2020-04-21 23:39:09,1401.0,24.0,609.0</text:p>
      <text:p text:style-name="Preformatted_20_Text">17058,04/21/2020,,Austria,2020-04-21 23:39:09,14873.0,491.0,10971.0</text:p>
      <text:p text:style-name="Preformatted_20_Text">17059,04/21/2020,,Azerbaijan,2020-04-21 23:39:09,1480.0,20.0,865.0</text:p>
      <text:p text:style-name="Preformatted_20_Text">17060,04/21/2020,,Bahamas,2020-04-21 23:39:09,65.0,9.0,12.0</text:p>
      <text:p text:style-name="Preformatted_20_Text">17061,04/21/2020,,Bahrain,2020-04-21 23:39:09,1973.0,7.0,784.0</text:p>
      <text:p text:style-name="Preformatted_20_Text">17062,04/21/2020,,Bangladesh,2020-04-21 23:39:09,3382.0,110.0,87.0</text:p>
      <text:p text:style-name="Preformatted_20_Text">17063,04/21/2020,,Barbados,2020-04-21 23:39:09,75.0,5.0,25.0</text:p>
      <text:p text:style-name="Preformatted_20_Text">17064,04/21/2020,,Belarus,2020-04-21 23:39:09,6723.0,55.0,577.0</text:p>
      <text:p text:style-name="Preformatted_20_Text">17065,04/21/2020,,Belgium,2020-04-21 23:39:09,40956.0,5998.0,9002.0</text:p>
      <text:p text:style-name="Preformatted_20_Text">17066,04/21/2020,,Belize,2020-04-21 23:39:09,18.0,2.0,2.0</text:p>
      <text:p text:style-name="Preformatted_20_Text">17067,04/21/2020,,Benin,2020-04-21 23:39:09,54.0,1.0,27.0</text:p>
      <text:p text:style-name="Preformatted_20_Text">17068,04/21/2020,,Bhutan,2020-04-21 23:39:09,6.0,0.0,2.0</text:p>
      <text:p text:style-name="Preformatted_20_Text">17069,04/21/2020,,Bolivia,2020-04-21 23:39:09,598.0,34.0,37.0</text:p>
      <text:p text:style-name="Preformatted_20_Text">17070,04/21/2020,,Bosnia and Herzegovina,2020-04-21 23:39:09,1342.0,51.0,437.0</text:p>
      <text:p text:style-name="Preformatted_20_Text">17071,04/21/2020,,Botswana,2020-04-21 23:39:09,20.0,1.0,0.0</text:p>
      <text:p text:style-name="Preformatted_20_Text">17072,04/21/2020,,Brazil,2020-04-21 23:39:09,43079.0,2741.0,22991.0</text:p>
      <text:p text:style-name="Preformatted_20_Text">17073,04/21/2020,,Brunei,2020-04-21 23:39:09,138.0,1.0,116.0</text:p>
      <text:p text:style-name="Preformatted_20_Text">17074,04/21/2020,,Bulgaria,2020-04-21 23:39:09,975.0,45.0,170.0</text:p>
      <text:p text:style-name="Preformatted_20_Text">17075,04/21/2020,,Burkina Faso,2020-04-21 23:39:09,600.0,38.0,362.0</text:p>
      <text:p text:style-name="Preformatted_20_Text">17076,04/21/2020,,Burma,2020-04-21 23:39:09,121.0,5.0,7.0</text:p>
      <text:p text:style-name="Preformatted_20_Text">17077,04/21/2020,,Burundi,2020-04-21 23:39:09,5.0,1.0,4.0</text:p>
      <text:p text:style-name="Preformatted_20_Text">17078,04/21/2020,,Cabo Verde,2020-04-21 23:39:09,68.0,1.0,1.0</text:p>
      <text:p text:style-name="Preformatted_20_Text">17079,04/21/2020,,Cambodia,2020-04-21 23:39:09,122.0,0.0,110.0</text:p>
      <text:p text:style-name="Preformatted_20_Text">17080,04/21/2020,,Cameroon,2020-04-21 23:39:09,1163.0,43.0,329.0</text:p>
      <text:p text:style-name="Preformatted_20_Text">17081,04/21/2020,,Central African Republic,2020-04-21 23:39:09,14.0,0.0,10.0</text:p>
      <text:p text:style-name="Preformatted_20_Text">17082,04/21/2020,,Chad,2020-04-21 23:39:09,33.0,0.0,8.0</text:p>
      <text:p text:style-name="Preformatted_20_Text">17083,04/21/2020,,Chile,2020-04-21 23:39:09,10832.0,147.0,4969.0</text:p>
      <text:p text:style-name="Preformatted_20_Text"><text:soft-page-break/>17084,04/21/2020,,Colombia,2020-04-21 23:39:09,4149.0,196.0,804.0</text:p>
      <text:p text:style-name="Preformatted_20_Text">17085,04/21/2020,,Congo (Brazzaville),2020-04-21 23:39:09,165.0,6.0,16.0</text:p>
      <text:p text:style-name="Preformatted_20_Text">17086,04/21/2020,,Congo (Kinshasa),2020-04-21 23:39:09,350.0,25.0,35.0</text:p>
      <text:p text:style-name="Preformatted_20_Text">17087,04/21/2020,,Costa Rica,2020-04-21 23:39:09,669.0,6.0,150.0</text:p>
      <text:p text:style-name="Preformatted_20_Text">17088,04/21/2020,,Croatia,2020-04-21 23:39:09,1908.0,48.0,801.0</text:p>
      <text:p text:style-name="Preformatted_20_Text">17089,04/21/2020,,Cuba,2020-04-21 23:39:09,1137.0,38.0,309.0</text:p>
      <text:p text:style-name="Preformatted_20_Text">17090,04/21/2020,,Cyprus,2020-04-21 23:39:09,784.0,12.0,98.0</text:p>
      <text:p text:style-name="Preformatted_20_Text">17091,04/21/2020,,Czech Republic,2020-04-21 23:39:09,7033.0,201.0,1753.0</text:p>
      <text:p text:style-name="Preformatted_20_Text">17092,04/21/2020,,Denmark,2020-04-21 23:39:09,7695.0,370.0,4700.0</text:p>
      <text:p text:style-name="Preformatted_20_Text">17093,04/21/2020,,Diamond Princess,2020-04-21 23:39:09,712.0,13.0,644.0</text:p>
      <text:p text:style-name="Preformatted_20_Text">17094,04/21/2020,,Djibouti,2020-04-21 23:39:09,945.0,2.0,112.0</text:p>
      <text:p text:style-name="Preformatted_20_Text">17095,04/21/2020,,Dominica,2020-04-21 23:39:09,16.0,0.0,8.0</text:p>
      <text:p text:style-name="Preformatted_20_Text">17096,04/21/2020,,Dominican Republic,2020-04-21 23:39:09,5044.0,245.0,463.0</text:p>
      <text:p text:style-name="Preformatted_20_Text">17097,04/21/2020,,Ecuador,2020-04-21 23:39:09,10398.0,520.0,1207.0</text:p>
      <text:p text:style-name="Preformatted_20_Text">17098,04/21/2020,,Egypt,2020-04-21 23:39:09,3490.0,264.0,870.0</text:p>
      <text:p text:style-name="Preformatted_20_Text">17099,04/21/2020,,El Salvador,2020-04-21 23:39:09,225.0,7.0,48.0</text:p>
      <text:p text:style-name="Preformatted_20_Text">17100,04/21/2020,,Equatorial Guinea,2020-04-21 23:39:09,83.0,0.0,7.0</text:p>
      <text:p text:style-name="Preformatted_20_Text">17101,04/21/2020,,Eritrea,2020-04-21 23:39:09,39.0,0.0,6.0</text:p>
      <text:p text:style-name="Preformatted_20_Text">17102,04/21/2020,,Estonia,2020-04-21 23:39:09,1552.0,43.0,169.0</text:p>
      <text:p text:style-name="Preformatted_20_Text">17103,04/21/2020,,Eswatini,2020-04-21 23:39:09,31.0,1.0,8.0</text:p>
      <text:p text:style-name="Preformatted_20_Text">17104,04/21/2020,,Ethiopia,2020-04-21 23:39:09,114.0,3.0,16.0</text:p>
      <text:p text:style-name="Preformatted_20_Text">17105,04/21/2020,,Fiji,2020-04-21 23:39:09,18.0,0.0,3.0</text:p>
      <text:p text:style-name="Preformatted_20_Text">17106,04/21/2020,,Finland,2020-04-21 23:39:09,4014.0,141.0,2000.0</text:p>
      <text:p text:style-name="Preformatted_20_Text">17107,04/21/2020,,France,2020-04-21 23:39:09,158050.0,20796.0,39181.0</text:p>
      <text:p text:style-name="Preformatted_20_Text">17108,04/21/2020,,Gabon,2020-04-21 23:39:09,156.0,1.0,16.0</text:p>
      <text:p text:style-name="Preformatted_20_Text">17109,04/21/2020,,Gambia,2020-04-21 23:39:09,10.0,1.0,2.0</text:p>
      <text:p text:style-name="Preformatted_20_Text">17110,04/21/2020,,Georgia,2020-04-21 23:39:09,408.0,4.0,97.0</text:p>
      <text:p text:style-name="Preformatted_20_Text">17111,04/21/2020,,Germany,2020-04-21 23:39:09,148291.0,5033.0,95200.0</text:p>
      <text:p text:style-name="Preformatted_20_Text">17112,04/21/2020,,Ghana,2020-04-21 23:39:09,1042.0,9.0,99.0</text:p>
      <text:p text:style-name="Preformatted_20_Text">17113,04/21/2020,,Greece,2020-04-21 23:39:09,2401.0,121.0,577.0</text:p>
      <text:p text:style-name="Preformatted_20_Text">17114,04/21/2020,,Grenada,2020-04-21 23:39:09,14.0,0.0,6.0</text:p>
      <text:p text:style-name="Preformatted_20_Text">17115,04/21/2020,,Guatemala,2020-04-21 23:39:09,294.0,7.0,24.0</text:p>
      <text:p text:style-name="Preformatted_20_Text">17116,04/21/2020,,Guinea,2020-04-21 23:39:09,688.0,6.0,127.0</text:p>
      <text:p text:style-name="Preformatted_20_Text">17117,04/21/2020,,Guinea-Bissau,2020-04-21 23:39:09,50.0,0.0,3.0</text:p>
      <text:p text:style-name="Preformatted_20_Text">17118,04/21/2020,,Guyana,2020-04-21 23:39:09,66.0,7.0,9.0</text:p>
      <text:p text:style-name="Preformatted_20_Text">17119,04/21/2020,,Haiti,2020-04-21 23:39:09,57.0,3.0,0.0</text:p>
      <text:p text:style-name="Preformatted_20_Text">17120,04/21/2020,,Holy See,2020-04-21 23:39:09,9.0,0.0,2.0</text:p>
      <text:p text:style-name="Preformatted_20_Text">17121,04/21/2020,,Honduras,2020-04-21 23:39:09,494.0,46.0,29.0</text:p>
      <text:p text:style-name="Preformatted_20_Text">17122,04/21/2020,,Hungary,2020-04-21 23:39:09,2098.0,213.0,287.0</text:p>
      <text:p text:style-name="Preformatted_20_Text">17123,04/21/2020,,Iceland,2020-04-21 23:39:09,1778.0,10.0,1417.0</text:p>
      <text:p text:style-name="Preformatted_20_Text">17124,04/21/2020,,India,2020-04-21 23:39:09,20080.0,645.0,3975.0</text:p>
      <text:p text:style-name="Preformatted_20_Text">17125,04/21/2020,,Indonesia,2020-04-21 23:39:09,7135.0,616.0,842.0</text:p>
      <text:p text:style-name="Preformatted_20_Text">17126,04/21/2020,,Iran,2020-04-21 23:39:09,84802.0,5297.0,60965.0</text:p>
      <text:p text:style-name="Preformatted_20_Text">17127,04/21/2020,,Iraq,2020-04-21 23:39:09,1602.0,83.0,1096.0</text:p>
      <text:p text:style-name="Preformatted_20_Text">17128,04/21/2020,,Ireland,2020-04-21 23:39:09,16040.0,730.0,9233.0</text:p>
      <text:p text:style-name="Preformatted_20_Text">17129,04/21/2020,,Israel,2020-04-21 23:39:09,13942.0,184.0,4507.0</text:p>
      <text:p text:style-name="Preformatted_20_Text">17130,04/21/2020,,Italy,2020-04-21 23:39:09,183957.0,24648.0,51600.0</text:p>
      <text:p text:style-name="Preformatted_20_Text">17131,04/21/2020,,Ivory Coast,2020-04-21 23:39:09,916.0,13.0,303.0</text:p>
      <text:p text:style-name="Preformatted_20_Text">17132,04/21/2020,,Jamaica,2020-04-21 23:39:09,223.0,6.0,27.0</text:p>
      <text:p text:style-name="Preformatted_20_Text">17133,04/21/2020,,Japan,2020-04-21 23:39:09,11135.0,263.0,1239.0</text:p>
      <text:p text:style-name="Preformatted_20_Text">17134,04/21/2020,,Jordan,2020-04-21 23:39:09,428.0,7.0,297.0</text:p>
      <text:p text:style-name="Preformatted_20_Text">17135,04/21/2020,,Kazakhstan,2020-04-21 23:39:09,1995.0,19.0,489.0</text:p>
      <text:p text:style-name="Preformatted_20_Text">17136,04/21/2020,,Kenya,2020-04-21 23:39:09,296.0,14.0,74.0</text:p>
      <text:p text:style-name="Preformatted_20_Text">17137,04/21/2020,,Kosovo,2020-04-21 23:39:09,510.0,12.0,93.0</text:p>
      <text:p text:style-name="Preformatted_20_Text">17138,04/21/2020,,Kuwait,2020-04-21 23:39:09,2080.0,11.0,412.0</text:p>
      <text:p text:style-name="Preformatted_20_Text">17139,04/21/2020,,Kyrgyzstan,2020-04-21 23:39:09,590.0,7.0,216.0</text:p>
      <text:p text:style-name="Preformatted_20_Text">17140,04/21/2020,,Laos,2020-04-21 23:39:09,19.0,0.0,2.0</text:p>
      <text:p text:style-name="Preformatted_20_Text">17141,04/21/2020,,Latvia,2020-04-21 23:39:09,748.0,9.0,133.0</text:p>
      <text:p text:style-name="Preformatted_20_Text">17142,04/21/2020,,Lebanon,2020-04-21 23:39:09,677.0,21.0,108.0</text:p>
      <text:p text:style-name="Preformatted_20_Text">17143,04/21/2020,,Liberia,2020-04-21 23:39:09,101.0,8.0,7.0</text:p>
      <text:p text:style-name="Preformatted_20_Text">17144,04/21/2020,,Libya,2020-04-21 23:39:09,51.0,1.0,15.0</text:p>
      <text:p text:style-name="Preformatted_20_Text">17145,04/21/2020,,Liechtenstein,2020-04-21 23:39:09,81.0,1.0,55.0</text:p>
      <text:p text:style-name="Preformatted_20_Text">17146,04/21/2020,,Lithuania,2020-04-21 23:39:09,1350.0,38.0,298.0</text:p>
      <text:p text:style-name="Preformatted_20_Text">17147,04/21/2020,,Luxembourg,2020-04-21 23:39:09,3618.0,78.0,670.0</text:p>
      <text:p text:style-name="Preformatted_20_Text"><text:soft-page-break/>17148,04/21/2020,,MS Zaandam,2020-04-21 23:39:09,9.0,2.0,0.0</text:p>
      <text:p text:style-name="Preformatted_20_Text">17149,04/21/2020,,Madagascar,2020-04-21 23:39:09,121.0,0.0,44.0</text:p>
      <text:p text:style-name="Preformatted_20_Text">17150,04/21/2020,,Malawi,2020-04-21 23:39:09,18.0,2.0,3.0</text:p>
      <text:p text:style-name="Preformatted_20_Text">17151,04/21/2020,,Malaysia,2020-04-21 23:39:09,5482.0,92.0,3349.0</text:p>
      <text:p text:style-name="Preformatted_20_Text">17152,04/21/2020,,Maldives,2020-04-21 23:39:09,83.0,0.0,16.0</text:p>
      <text:p text:style-name="Preformatted_20_Text">17153,04/21/2020,,Mali,2020-04-21 23:39:09,258.0,14.0,57.0</text:p>
      <text:p text:style-name="Preformatted_20_Text">17154,04/21/2020,,Malta,2020-04-21 23:39:09,443.0,3.0,150.0</text:p>
      <text:p text:style-name="Preformatted_20_Text">17155,04/21/2020,,Mauritania,2020-04-21 23:39:09,7.0,1.0,6.0</text:p>
      <text:p text:style-name="Preformatted_20_Text">17156,04/21/2020,,Mauritius,2020-04-21 23:39:09,328.0,9.0,243.0</text:p>
      <text:p text:style-name="Preformatted_20_Text">17157,04/21/2020,,Mexico,2020-04-21 23:39:09,8772.0,712.0,2627.0</text:p>
      <text:p text:style-name="Preformatted_20_Text">17158,04/21/2020,,Moldova,2020-04-21 23:39:09,2614.0,72.0,505.0</text:p>
      <text:p text:style-name="Preformatted_20_Text">17159,04/21/2020,,Monaco,2020-04-21 23:39:09,94.0,3.0,26.0</text:p>
      <text:p text:style-name="Preformatted_20_Text">17160,04/21/2020,,Mongolia,2020-04-21 23:39:09,34.0,0.0,8.0</text:p>
      <text:p text:style-name="Preformatted_20_Text">17161,04/21/2020,,Montenegro,2020-04-21 23:39:09,313.0,5.0,101.0</text:p>
      <text:p text:style-name="Preformatted_20_Text">17162,04/21/2020,,Morocco,2020-04-21 23:39:09,3209.0,145.0,393.0</text:p>
      <text:p text:style-name="Preformatted_20_Text">17163,04/21/2020,,Mozambique,2020-04-21 23:39:09,39.0,0.0,8.0</text:p>
      <text:p text:style-name="Preformatted_20_Text">17164,04/21/2020,,Namibia,2020-04-21 23:39:09,16.0,0.0,6.0</text:p>
      <text:p text:style-name="Preformatted_20_Text">17165,04/21/2020,,Nepal,2020-04-21 23:39:09,43.0,0.0,4.0</text:p>
      <text:p text:style-name="Preformatted_20_Text">17166,04/21/2020,,Netherlands,2020-04-21 23:39:09,34134.0,3916.0,0.0</text:p>
      <text:p text:style-name="Preformatted_20_Text">17167,04/21/2020,,New Zealand,2020-04-21 23:39:09,1445.0,13.0,1006.0</text:p>
      <text:p text:style-name="Preformatted_20_Text">17168,04/21/2020,,Nicaragua,2020-04-21 23:39:09,10.0,2.0,7.0</text:p>
      <text:p text:style-name="Preformatted_20_Text">17169,04/21/2020,,Niger,2020-04-21 23:39:09,657.0,20.0,127.0</text:p>
      <text:p text:style-name="Preformatted_20_Text">17170,04/21/2020,,Nigeria,2020-04-21 23:39:09,665.0,22.0,188.0</text:p>
      <text:p text:style-name="Preformatted_20_Text">17171,04/21/2020,,North Macedonia,2020-04-21 23:39:09,1231.0,55.0,224.0</text:p>
      <text:p text:style-name="Preformatted_20_Text">17172,04/21/2020,,Norway,2020-04-21 23:39:09,7191.0,182.0,32.0</text:p>
      <text:p text:style-name="Preformatted_20_Text">17173,04/21/2020,,Oman,2020-04-21 23:39:09,1508.0,8.0,238.0</text:p>
      <text:p text:style-name="Preformatted_20_Text">17174,04/21/2020,,Pakistan,2020-04-21 23:39:09,9565.0,201.0,2073.0</text:p>
      <text:p text:style-name="Preformatted_20_Text">17175,04/21/2020,,Panama,2020-04-21 23:39:09,4658.0,136.0,204.0</text:p>
      <text:p text:style-name="Preformatted_20_Text">17176,04/21/2020,,Papua New Guinea,2020-04-21 23:39:09,7.0,0.0,0.0</text:p>
      <text:p text:style-name="Preformatted_20_Text">17177,04/21/2020,,Paraguay,2020-04-21 23:39:09,208.0,8.0,53.0</text:p>
      <text:p text:style-name="Preformatted_20_Text">17178,04/21/2020,,Peru,2020-04-21 23:39:09,17837.0,484.0,6982.0</text:p>
      <text:p text:style-name="Preformatted_20_Text">17179,04/21/2020,,Philippines,2020-04-21 23:39:09,6599.0,437.0,654.0</text:p>
      <text:p text:style-name="Preformatted_20_Text">17180,04/21/2020,,Poland,2020-04-21 23:39:09,9856.0,401.0,1297.0</text:p>
      <text:p text:style-name="Preformatted_20_Text">17181,04/21/2020,,Portugal,2020-04-21 23:39:09,21379.0,762.0,917.0</text:p>
      <text:p text:style-name="Preformatted_20_Text">17182,04/21/2020,,Qatar,2020-04-21 23:39:09,6533.0,9.0,614.0</text:p>
      <text:p text:style-name="Preformatted_20_Text">17183,04/21/2020,,Romania,2020-04-21 23:39:09,9242.0,498.0,2153.0</text:p>
      <text:p text:style-name="Preformatted_20_Text">17184,04/21/2020,,Russia,2020-04-21 23:39:09,52763.0,456.0,3873.0</text:p>
      <text:p text:style-name="Preformatted_20_Text">17185,04/21/2020,,Rwanda,2020-04-21 23:39:09,150.0,0.0,84.0</text:p>
      <text:p text:style-name="Preformatted_20_Text">17186,04/21/2020,,Saint Kitts and Nevis,2020-04-21 23:39:09,15.0,0.0,0.0</text:p>
      <text:p text:style-name="Preformatted_20_Text">17187,04/21/2020,,Saint Lucia,2020-04-21 23:39:09,15.0,0.0,13.0</text:p>
      <text:p text:style-name="Preformatted_20_Text">17188,04/21/2020,,Saint Vincent and the Grenadines,2020-04-21 23:39:09,12.0,0.0,2.0</text:p>
      <text:p text:style-name="Preformatted_20_Text">17189,04/21/2020,,San Marino,2020-04-21 23:39:09,476.0,40.0,62.0</text:p>
      <text:p text:style-name="Preformatted_20_Text">17190,04/21/2020,,Sao Tome and Principe,2020-04-21 23:39:09,4.0,0.0,0.0</text:p>
      <text:p text:style-name="Preformatted_20_Text">17191,04/21/2020,,Saudi Arabia,2020-04-21 23:39:09,11631.0,109.0,1640.0</text:p>
      <text:p text:style-name="Preformatted_20_Text">17192,04/21/2020,,Senegal,2020-04-21 23:39:09,412.0,5.0,242.0</text:p>
      <text:p text:style-name="Preformatted_20_Text">17193,04/21/2020,,Serbia,2020-04-21 23:39:09,6630.0,125.0,870.0</text:p>
      <text:p text:style-name="Preformatted_20_Text">17194,04/21/2020,,Seychelles,2020-04-21 23:39:09,11.0,0.0,5.0</text:p>
      <text:p text:style-name="Preformatted_20_Text">17195,04/21/2020,,Sierra Leone,2020-04-21 23:39:09,50.0,0.0,6.0</text:p>
      <text:p text:style-name="Preformatted_20_Text">17196,04/21/2020,,Singapore,2020-04-21 23:39:09,9125.0,11.0,839.0</text:p>
      <text:p text:style-name="Preformatted_20_Text">17197,04/21/2020,,Slovakia,2020-04-21 23:39:09,1199.0,14.0,258.0</text:p>
      <text:p text:style-name="Preformatted_20_Text">17198,04/21/2020,,Slovenia,2020-04-21 23:39:09,1344.0,77.0,197.0</text:p>
      <text:p text:style-name="Preformatted_20_Text">17199,04/21/2020,,Somalia,2020-04-21 23:39:09,286.0,8.0,4.0</text:p>
      <text:p text:style-name="Preformatted_20_Text">17200,04/21/2020,,South Africa,2020-04-21 23:39:09,3465.0,58.0,1055.0</text:p>
      <text:p text:style-name="Preformatted_20_Text">17201,04/21/2020,,South Korea,2020-04-21 23:39:09,10683.0,237.0,8213.0</text:p>
      <text:p text:style-name="Preformatted_20_Text">17202,04/21/2020,,South Sudan,2020-04-21 23:39:09,4.0,0.0,0.0</text:p>
      <text:p text:style-name="Preformatted_20_Text">17203,04/21/2020,,Spain,2020-04-21 23:39:09,204178.0,21282.0,82514.0</text:p>
      <text:p text:style-name="Preformatted_20_Text">17204,04/21/2020,,Sri Lanka,2020-04-21 23:39:09,310.0,7.0,102.0</text:p>
      <text:p text:style-name="Preformatted_20_Text">17205,04/21/2020,,Sudan,2020-04-21 23:39:09,107.0,12.0,8.0</text:p>
      <text:p text:style-name="Preformatted_20_Text">17206,04/21/2020,,Suriname,2020-04-21 23:39:09,10.0,1.0,6.0</text:p>
      <text:p text:style-name="Preformatted_20_Text">17207,04/21/2020,,Sweden,2020-04-21 23:39:09,15322.0,1765.0,550.0</text:p>
      <text:p text:style-name="Preformatted_20_Text">17208,04/21/2020,,Switzerland,2020-04-21 23:39:09,28063.0,1478.0,19400.0</text:p>
      <text:p text:style-name="Preformatted_20_Text">17209,04/21/2020,,Syria,2020-04-21 23:39:09,42.0,3.0,6.0</text:p>
      <text:p text:style-name="Preformatted_20_Text">17210,04/21/2020,,Taiwan,2020-04-21 23:39:09,425.0,6.0,217.0</text:p>
      <text:p text:style-name="Preformatted_20_Text"><text:soft-page-break/>17211,04/21/2020,,Tanzania,2020-04-21 23:39:09,254.0,10.0,11.0</text:p>
      <text:p text:style-name="Preformatted_20_Text">17212,04/21/2020,,Thailand,2020-04-21 23:39:09,2811.0,48.0,2108.0</text:p>
      <text:p text:style-name="Preformatted_20_Text">17213,04/21/2020,,Timor-Leste,2020-04-21 23:39:09,23.0,0.0,1.0</text:p>
      <text:p text:style-name="Preformatted_20_Text">17214,04/21/2020,,Togo,2020-04-21 23:39:09,86.0,6.0,56.0</text:p>
      <text:p text:style-name="Preformatted_20_Text">17215,04/21/2020,,Trinidad and Tobago,2020-04-21 23:39:09,115.0,8.0,28.0</text:p>
      <text:p text:style-name="Preformatted_20_Text">17216,04/21/2020,,Tunisia,2020-04-21 23:39:09,884.0,38.0,148.0</text:p>
      <text:p text:style-name="Preformatted_20_Text">17217,04/21/2020,,Turkey,2020-04-21 23:39:09,95591.0,2259.0,14918.0</text:p>
      <text:p text:style-name="Preformatted_20_Text">17218,04/21/2020,,UK,2020-04-21 23:39:09,129044.0,17337.0,0.0</text:p>
      <text:p text:style-name="Preformatted_20_Text">17219,04/21/2020,,Uganda,2020-04-21 23:39:09,61.0,0.0,38.0</text:p>
      <text:p text:style-name="Preformatted_20_Text">17220,04/21/2020,,Ukraine,2020-04-21 23:39:09,6125.0,161.0,367.0</text:p>
      <text:p text:style-name="Preformatted_20_Text">17221,04/21/2020,,United Arab Emirates,2020-04-21 23:39:09,7755.0,46.0,1443.0</text:p>
      <text:p text:style-name="Preformatted_20_Text">17222,04/21/2020,,Uruguay,2020-04-21 23:39:09,535.0,11.0,313.0</text:p>
      <text:p text:style-name="Preformatted_20_Text">17223,04/21/2020,,Uzbekistan,2020-04-21 23:39:09,1678.0,6.0,357.0</text:p>
      <text:p text:style-name="Preformatted_20_Text">17224,04/21/2020,,Venezuela,2020-04-21 23:39:09,285.0,10.0,117.0</text:p>
      <text:p text:style-name="Preformatted_20_Text">17225,04/21/2020,,Vietnam,2020-04-21 23:39:09,268.0,0.0,216.0</text:p>
      <text:p text:style-name="Preformatted_20_Text">17226,04/21/2020,,West Bank and Gaza,2020-04-21 23:39:09,466.0,4.0,71.0</text:p>
      <text:p text:style-name="Preformatted_20_Text">17227,04/21/2020,,Western Sahara,2020-04-21 23:39:09,6.0,0.0,0.0</text:p>
      <text:p text:style-name="Preformatted_20_Text">17228,04/21/2020,,Yemen,2020-04-21 23:39:09,1.0,0.0,0.0</text:p>
      <text:p text:style-name="Preformatted_20_Text">17229,04/21/2020,,Zambia,2020-04-21 23:39:09,70.0,3.0,35.0</text:p>
      <text:p text:style-name="Preformatted_20_Text">17230,04/21/2020,,Zimbabwe,2020-04-21 23:39:09,28.0,3.0,2.0</text:p>
      <text:p text:style-name="Preformatted_20_Text">17231,04/21/2020,Alabama,US,2020-04-21 23:39:09,5317.0,183.0,0.0</text:p>
      <text:p text:style-name="Preformatted_20_Text">17232,04/21/2020,Alaska,US,2020-04-21 23:39:09,329.0,9.0,0.0</text:p>
      <text:p text:style-name="Preformatted_20_Text">17233,04/21/2020,Alberta,Canada,2020-04-21 23:39:09,3095.0,61.0,0.0</text:p>
      <text:p text:style-name="Preformatted_20_Text">17234,04/21/2020,Anguilla,UK,2020-04-21 23:39:09,3.0,0.0,1.0</text:p>
      <text:p text:style-name="Preformatted_20_Text">17235,04/21/2020,Anhui,Mainland China,2020-04-21 23:39:09,991.0,6.0,984.0</text:p>
      <text:p text:style-name="Preformatted_20_Text">17236,04/21/2020,Arizona,US,2020-04-21 23:39:09,5256.0,208.0,0.0</text:p>
      <text:p text:style-name="Preformatted_20_Text">17237,04/21/2020,Arkansas,US,2020-04-21 23:39:09,1990.0,42.0,0.0</text:p>
      <text:p text:style-name="Preformatted_20_Text">17238,04/21/2020,Aruba,Netherlands,2020-04-21 23:39:09,97.0,2.0,51.0</text:p>
      <text:p text:style-name="Preformatted_20_Text">17239,04/21/2020,Australian Capital Territory,Australia,2020-04-21 23:39:09,103.0,3.0,88.0</text:p>
      <text:p text:style-name="Preformatted_20_Text">17240,04/21/2020,Beijing,Mainland China,2020-04-21 23:39:09,593.0,8.0,516.0</text:p>
      <text:p text:style-name="Preformatted_20_Text">17241,04/21/2020,Bermuda,UK,2020-04-21 23:39:09,86.0,5.0,37.0</text:p>
      <text:p text:style-name="Preformatted_20_Text">17242,04/21/2020,"Bonaire, Sint Eustatius and Saba",Netherlands,2020-04-21 23:39:09,5.0,0.0,0.0</text:p>
      <text:p text:style-name="Preformatted_20_Text">17243,04/21/2020,British Columbia,Canada,2020-04-21 23:39:09,1724.0,87.0,0.0</text:p>
      <text:p text:style-name="Preformatted_20_Text">17244,04/21/2020,British Virgin Islands,UK,2020-04-21 23:39:09,5.0,1.0,3.0</text:p>
      <text:p text:style-name="Preformatted_20_Text">17245,04/21/2020,California,US,2020-04-21 23:39:09,35465.0,1282.0,0.0</text:p>
      <text:p text:style-name="Preformatted_20_Text">17246,04/21/2020,Cayman Islands,UK,2020-04-21 23:39:09,66.0,1.0,7.0</text:p>
      <text:p text:style-name="Preformatted_20_Text">17247,04/21/2020,Channel Islands,UK,2020-04-21 23:39:09,496.0,24.0,256.0</text:p>
      <text:p text:style-name="Preformatted_20_Text">17248,04/21/2020,Chongqing,Mainland China,2020-04-21 23:39:09,579.0,6.0,570.0</text:p>
      <text:p text:style-name="Preformatted_20_Text">17249,04/21/2020,Colorado,US,2020-04-21 23:39:09,10473.0,483.0,0.0</text:p>
      <text:p text:style-name="Preformatted_20_Text">17250,04/21/2020,Connecticut,US,2020-04-21 23:39:09,20360.0,1423.0,0.0</text:p>
      <text:p text:style-name="Preformatted_20_Text">17251,04/21/2020,Curacao,Netherlands,2020-04-21 23:39:09,14.0,1.0,11.0</text:p>
      <text:p text:style-name="Preformatted_20_Text">17252,04/21/2020,Delaware,US,2020-04-21 23:39:09,2931.0,82.0,0.0</text:p>
      <text:p text:style-name="Preformatted_20_Text">17253,04/21/2020,Diamond Princess cruise ship,US,2020-04-21 23:39:09,49.0,0.0,0.0</text:p>
      <text:p text:style-name="Preformatted_20_Text">17254,04/21/2020,District of Columbia,US,2020-04-21 23:39:09,3098.0,112.0,0.0</text:p>
      <text:p text:style-name="Preformatted_20_Text">17255,04/21/2020,Falkland Islands (Malvinas),UK,2020-04-21 23:39:09,11.0,0.0,3.0</text:p>
      <text:p text:style-name="Preformatted_20_Text">17256,04/21/2020,Faroe Islands,Denmark,2020-04-21 23:39:09,185.0,0.0,178.0</text:p>
      <text:p text:style-name="Preformatted_20_Text">17257,04/21/2020,Florida,US,2020-04-21 23:39:09,27869.0,867.0,0.0</text:p>
      <text:p text:style-name="Preformatted_20_Text">17258,04/21/2020,French Guiana,France,2020-04-21 23:39:09,97.0,1.0,76.0</text:p>
      <text:p text:style-name="Preformatted_20_Text">17259,04/21/2020,French Polynesia,France,2020-04-21 23:39:09,56.0,0.0,19.0</text:p>
      <text:p text:style-name="Preformatted_20_Text">17260,04/21/2020,Fujian,Mainland China,2020-04-21 23:39:09,355.0,1.0,341.0</text:p>
      <text:p text:style-name="Preformatted_20_Text">17261,04/21/2020,Gansu,Mainland China,2020-04-21 23:39:09,139.0,2.0,137.0</text:p>
      <text:p text:style-name="Preformatted_20_Text">17262,04/21/2020,Georgia,US,2020-04-21 23:39:09,19881.0,798.0,0.0</text:p>
      <text:p text:style-name="Preformatted_20_Text">17263,04/21/2020,Gibraltar,UK,2020-04-21 23:39:09,132.0,0.0,120.0</text:p>
      <text:p text:style-name="Preformatted_20_Text">17264,04/21/2020,Grand Princess,Canada,2020-04-21 23:39:09,13.0,0.0,0.0</text:p>
      <text:p text:style-name="Preformatted_20_Text">17265,04/21/2020,Grand Princess,US,2020-04-21 23:39:09,103.0,0.0,0.0</text:p>
      <text:p text:style-name="Preformatted_20_Text">17266,04/21/2020,Greenland,Denmark,2020-04-21 23:39:09,11.0,0.0,11.0</text:p>
      <text:p text:style-name="Preformatted_20_Text">17267,04/21/2020,Guadeloupe,France,2020-04-21 23:39:09,148.0,12.0,73.0</text:p>
      <text:p text:style-name="Preformatted_20_Text">17268,04/21/2020,Guam,US,2020-04-21 23:39:09,136.0,5.0,0.0</text:p>
      <text:p text:style-name="Preformatted_20_Text">17269,04/21/2020,Guangdong,Mainland China,2020-04-21 23:39:09,1582.0,8.0,1501.0</text:p>
      <text:p text:style-name="Preformatted_20_Text">17270,04/21/2020,Guangxi,Mainland China,2020-04-21 23:39:09,254.0,2.0,252.0</text:p>
      <text:p text:style-name="Preformatted_20_Text">17271,04/21/2020,Guizhou,Mainland China,2020-04-21 23:39:09,147.0,2.0,145.0</text:p>
      <text:p text:style-name="Preformatted_20_Text"><text:soft-page-break/>17272,04/21/2020,Hainan,Mainland China,2020-04-21 23:39:09,168.0,6.0,162.0</text:p>
      <text:p text:style-name="Preformatted_20_Text">17273,04/21/2020,Hawaii,US,2020-04-21 23:39:09,586.0,10.0,0.0</text:p>
      <text:p text:style-name="Preformatted_20_Text">17274,04/21/2020,Hebei,Mainland China,2020-04-21 23:39:09,328.0,6.0,317.0</text:p>
      <text:p text:style-name="Preformatted_20_Text">17275,04/21/2020,Heilongjiang,Mainland China,2020-04-21 23:39:09,913.0,13.0,475.0</text:p>
      <text:p text:style-name="Preformatted_20_Text">17276,04/21/2020,Henan,Mainland China,2020-04-21 23:39:09,1276.0,22.0,1254.0</text:p>
      <text:p text:style-name="Preformatted_20_Text">17277,04/21/2020,Hong Kong,Hong Kong,2020-04-21 23:39:09,1029.0,4.0,650.0</text:p>
      <text:p text:style-name="Preformatted_20_Text">17278,04/21/2020,Hubei,Mainland China,2020-04-21 23:39:09,68128.0,4512.0,63514.0</text:p>
      <text:p text:style-name="Preformatted_20_Text">17279,04/21/2020,Hunan,Mainland China,2020-04-21 23:39:09,1019.0,4.0,1015.0</text:p>
      <text:p text:style-name="Preformatted_20_Text">17280,04/21/2020,Idaho,US,2020-04-21 23:39:09,1736.0,48.0,0.0</text:p>
      <text:p text:style-name="Preformatted_20_Text">17281,04/21/2020,Illinois,US,2020-04-21 23:39:09,33059.0,1468.0,0.0</text:p>
      <text:p text:style-name="Preformatted_20_Text">17282,04/21/2020,Indiana,US,2020-04-21 23:39:09,12097.0,635.0,0.0</text:p>
      <text:p text:style-name="Preformatted_20_Text">17283,04/21/2020,Inner Mongolia,Mainland China,2020-04-21 23:39:09,194.0,1.0,108.0</text:p>
      <text:p text:style-name="Preformatted_20_Text">17284,04/21/2020,Iowa,US,2020-04-21 23:39:09,3641.0,83.0,0.0</text:p>
      <text:p text:style-name="Preformatted_20_Text">17285,04/21/2020,Isle of Man,UK,2020-04-21 23:39:09,307.0,9.0,209.0</text:p>
      <text:p text:style-name="Preformatted_20_Text">17286,04/21/2020,Jiangsu,Mainland China,2020-04-21 23:39:09,653.0,0.0,644.0</text:p>
      <text:p text:style-name="Preformatted_20_Text">17287,04/21/2020,Jiangxi,Mainland China,2020-04-21 23:39:09,937.0,1.0,936.0</text:p>
      <text:p text:style-name="Preformatted_20_Text">17288,04/21/2020,Jilin,Mainland China,2020-04-21 23:39:09,106.0,1.0,97.0</text:p>
      <text:p text:style-name="Preformatted_20_Text">17289,04/21/2020,Kansas,US,2020-04-21 23:39:09,2164.0,109.0,0.0</text:p>
      <text:p text:style-name="Preformatted_20_Text">17290,04/21/2020,Kentucky,US,2020-04-21 23:39:09,3204.0,171.0,0.0</text:p>
      <text:p text:style-name="Preformatted_20_Text">17291,04/21/2020,Liaoning,Mainland China,2020-04-21 23:39:09,146.0,2.0,143.0</text:p>
      <text:p text:style-name="Preformatted_20_Text">17292,04/21/2020,Louisiana,US,2020-04-21 23:39:09,24854.0,1405.0,0.0</text:p>
      <text:p text:style-name="Preformatted_20_Text">17293,04/21/2020,Macau,Macau,2020-04-21 23:39:09,45.0,0.0,24.0</text:p>
      <text:p text:style-name="Preformatted_20_Text">17294,04/21/2020,Maine,US,2020-04-21 23:39:09,888.0,36.0,0.0</text:p>
      <text:p text:style-name="Preformatted_20_Text">17295,04/21/2020,Manitoba,Canada,2020-04-21 23:39:09,255.0,6.0,0.0</text:p>
      <text:p text:style-name="Preformatted_20_Text">17296,04/21/2020,Martinique,France,2020-04-21 23:39:09,163.0,14.0,73.0</text:p>
      <text:p text:style-name="Preformatted_20_Text">17297,04/21/2020,Maryland,US,2020-04-21 23:39:09,14193.0,652.0,0.0</text:p>
      <text:p text:style-name="Preformatted_20_Text">17298,04/21/2020,Massachusetts,US,2020-04-21 23:39:09,41199.0,1961.0,0.0</text:p>
      <text:p text:style-name="Preformatted_20_Text">17299,04/21/2020,Mayotte,France,2020-04-21 23:39:09,311.0,4.0,117.0</text:p>
      <text:p text:style-name="Preformatted_20_Text">17300,04/21/2020,Michigan,US,2020-04-21 23:39:09,32667.0,2575.0,0.0</text:p>
      <text:p text:style-name="Preformatted_20_Text">17301,04/21/2020,Minnesota,US,2020-04-21 23:39:09,2567.0,160.0,0.0</text:p>
      <text:p text:style-name="Preformatted_20_Text">17302,04/21/2020,Mississippi,US,2020-04-21 23:39:09,4716.0,183.0,0.0</text:p>
      <text:p text:style-name="Preformatted_20_Text">17303,04/21/2020,Missouri,US,2020-04-21 23:39:09,6066.0,224.0,0.0</text:p>
      <text:p text:style-name="Preformatted_20_Text">17304,04/21/2020,Montana,US,2020-04-21 23:39:09,437.0,12.0,0.0</text:p>
      <text:p text:style-name="Preformatted_20_Text">17305,04/21/2020,Montserrat,UK,2020-04-21 23:39:09,11.0,0.0,2.0</text:p>
      <text:p text:style-name="Preformatted_20_Text">17306,04/21/2020,Nebraska,US,2020-04-21 23:39:09,1685.0,33.0,0.0</text:p>
      <text:p text:style-name="Preformatted_20_Text">17307,04/21/2020,Nevada,US,2020-04-21 23:39:09,3937.0,163.0,0.0</text:p>
      <text:p text:style-name="Preformatted_20_Text">17308,04/21/2020,New Brunswick,Canada,2020-04-21 23:39:09,118.0,0.0,0.0</text:p>
      <text:p text:style-name="Preformatted_20_Text">17309,04/21/2020,New Caledonia,France,2020-04-21 23:39:09,18.0,0.0,17.0</text:p>
      <text:p text:style-name="Preformatted_20_Text">17310,04/21/2020,New Hampshire,US,2020-04-21 23:39:09,1490.0,42.0,0.0</text:p>
      <text:p text:style-name="Preformatted_20_Text">17311,04/21/2020,New Jersey,US,2020-04-21 23:39:09,92387.0,4753.0,0.0</text:p>
      <text:p text:style-name="Preformatted_20_Text">17312,04/21/2020,New Mexico,US,2020-04-21 23:39:09,1971.0,58.0,0.0</text:p>
      <text:p text:style-name="Preformatted_20_Text">17313,04/21/2020,New South Wales,Australia,2020-04-21 23:39:09,2926.0,26.0,1379.0</text:p>
      <text:p text:style-name="Preformatted_20_Text">17314,04/21/2020,New York,US,2020-04-21 23:39:09,258361.0,19104.0,0.0</text:p>
      <text:p text:style-name="Preformatted_20_Text">17315,04/21/2020,Newfoundland and Labrador,Canada,2020-04-21 23:39:09,257.0,3.0,0.0</text:p>
      <text:p text:style-name="Preformatted_20_Text">17316,04/21/2020,Ningxia,Mainland China,2020-04-21 23:39:09,75.0,0.0,75.0</text:p>
      <text:p text:style-name="Preformatted_20_Text">17317,04/21/2020,North Carolina,US,2020-04-21 23:39:09,7134.0,245.0,0.0</text:p>
      <text:p text:style-name="Preformatted_20_Text">17318,04/21/2020,North Dakota,US,2020-04-21 23:39:09,644.0,13.0,0.0</text:p>
      <text:p text:style-name="Preformatted_20_Text">17319,04/21/2020,Northern Mariana Islands,US,2020-04-21 23:39:09,14.0,2.0,0.0</text:p>
      <text:p text:style-name="Preformatted_20_Text">17320,04/21/2020,Northern Territory,Australia,2020-04-21 23:39:09,28.0,0.0,9.0</text:p>
      <text:p text:style-name="Preformatted_20_Text">17321,04/21/2020,Northwest Territories,Canada,2020-04-21 23:39:09,5.0,0.0,0.0</text:p>
      <text:p text:style-name="Preformatted_20_Text">17322,04/21/2020,Nova Scotia,Canada,2020-04-21 23:39:09,737.0,10.0,0.0</text:p>
      <text:p text:style-name="Preformatted_20_Text">17323,04/21/2020,Ohio,US,2020-04-21 23:39:09,13725.0,557.0,0.0</text:p>
      <text:p text:style-name="Preformatted_20_Text">17324,04/21/2020,Oklahoma,US,2020-04-21 23:39:09,2807.0,164.0,0.0</text:p>
      <text:p text:style-name="Preformatted_20_Text">17325,04/21/2020,Ontario,Canada,2020-04-21 23:39:09,12715.0,694.0,0.0</text:p>
      <text:p text:style-name="Preformatted_20_Text">17326,04/21/2020,Oregon,US,2020-04-21 23:39:09,2004.0,78.0,0.0</text:p>
      <text:p text:style-name="Preformatted_20_Text">17327,04/21/2020,Pennsylvania,US,2020-04-21 23:39:09,35249.0,1614.0,0.0</text:p>
      <text:p text:style-name="Preformatted_20_Text">17328,04/21/2020,Prince Edward Island,Canada,2020-04-21 23:39:09,26.0,0.0,0.0</text:p>
      <text:p text:style-name="Preformatted_20_Text">17329,04/21/2020,Puerto Rico,US,2020-04-21 23:39:09,1298.0,64.0,0.0</text:p>
      <text:p text:style-name="Preformatted_20_Text">17330,04/21/2020,Qinghai,Mainland China,2020-04-21 23:39:09,18.0,0.0,18.0</text:p>
      <text:p text:style-name="Preformatted_20_Text">17331,04/21/2020,Quebec,Canada,2020-04-21 23:39:09,20126.0,1044.0,0.0</text:p>
      <text:p text:style-name="Preformatted_20_Text"><text:soft-page-break/>17332,04/21/2020,Queensland,Australia,2020-04-21 23:39:09,1015.0,6.0,738.0</text:p>
      <text:p text:style-name="Preformatted_20_Text">17333,04/21/2020,Recovered,Canada,2020-04-21 23:39:09,0.0,0.0,13188.0</text:p>
      <text:p text:style-name="Preformatted_20_Text">17334,04/21/2020,Recovered,US,2020-04-21 23:39:09,0.0,0.0,75204.0</text:p>
      <text:p text:style-name="Preformatted_20_Text">17335,04/21/2020,Reunion,France,2020-04-21 23:39:09,410.0,0.0,238.0</text:p>
      <text:p text:style-name="Preformatted_20_Text">17336,04/21/2020,Rhode Island,US,2020-04-21 23:39:09,5500.0,171.0,0.0</text:p>
      <text:p text:style-name="Preformatted_20_Text">17337,04/21/2020,Saint Barthelemy,France,2020-04-21 23:39:09,6.0,0.0,6.0</text:p>
      <text:p text:style-name="Preformatted_20_Text">17338,04/21/2020,Saint Pierre and Miquelon,France,2020-04-21 23:39:09,1.0,0.0,0.0</text:p>
      <text:p text:style-name="Preformatted_20_Text">17339,04/21/2020,Saskatchewan,Canada,2020-04-21 23:39:09,320.0,4.0,0.0</text:p>
      <text:p text:style-name="Preformatted_20_Text">17340,04/21/2020,Shaanxi,Mainland China,2020-04-21 23:39:09,277.0,3.0,253.0</text:p>
      <text:p text:style-name="Preformatted_20_Text">17341,04/21/2020,Shandong,Mainland China,2020-04-21 23:39:09,787.0,7.0,765.0</text:p>
      <text:p text:style-name="Preformatted_20_Text">17342,04/21/2020,Shanghai,Mainland China,2020-04-21 23:39:09,638.0,7.0,530.0</text:p>
      <text:p text:style-name="Preformatted_20_Text">17343,04/21/2020,Shanxi,Mainland China,2020-04-21 23:39:09,197.0,0.0,140.0</text:p>
      <text:p text:style-name="Preformatted_20_Text">17344,04/21/2020,Sichuan,Mainland China,2020-04-21 23:39:09,561.0,3.0,554.0</text:p>
      <text:p text:style-name="Preformatted_20_Text">17345,04/21/2020,Sint Maarten,Netherlands,2020-04-21 23:39:09,67.0,10.0,12.0</text:p>
      <text:p text:style-name="Preformatted_20_Text">17346,04/21/2020,South Australia,Australia,2020-04-21 23:39:09,435.0,4.0,331.0</text:p>
      <text:p text:style-name="Preformatted_20_Text">17347,04/21/2020,South Carolina,US,2020-04-21 23:39:09,4439.0,124.0,0.0</text:p>
      <text:p text:style-name="Preformatted_20_Text">17348,04/21/2020,South Dakota,US,2020-04-21 23:39:09,1755.0,8.0,0.0</text:p>
      <text:p text:style-name="Preformatted_20_Text">17349,04/21/2020,St Martin,France,2020-04-21 23:39:09,37.0,2.0,19.0</text:p>
      <text:p text:style-name="Preformatted_20_Text">17350,04/21/2020,Tasmania,Australia,2020-04-21 23:39:09,180.0,7.0,67.0</text:p>
      <text:p text:style-name="Preformatted_20_Text">17351,04/21/2020,Tennessee,US,2020-04-21 23:39:09,7394.0,157.0,0.0</text:p>
      <text:p text:style-name="Preformatted_20_Text">17352,04/21/2020,Texas,US,2020-04-21 23:39:09,20574.0,533.0,0.0</text:p>
      <text:p text:style-name="Preformatted_20_Text">17353,04/21/2020,Tianjin,Mainland China,2020-04-21 23:39:09,189.0,3.0,176.0</text:p>
      <text:p text:style-name="Preformatted_20_Text">17354,04/21/2020,Tibet,Mainland China,2020-04-21 23:39:09,1.0,0.0,1.0</text:p>
      <text:p text:style-name="Preformatted_20_Text">17355,04/21/2020,Turks and Caicos Islands,UK,2020-04-21 23:39:09,11.0,1.0,0.0</text:p>
      <text:p text:style-name="Preformatted_20_Text">17356,04/21/2020,Utah,US,2020-04-21 23:39:09,3297.0,32.0,0.0</text:p>
      <text:p text:style-name="Preformatted_20_Text">17357,04/21/2020,Vermont,US,2020-04-21 23:39:09,818.0,40.0,0.0</text:p>
      <text:p text:style-name="Preformatted_20_Text">17358,04/21/2020,Victoria,Australia,2020-04-21 23:39:09,1319.0,14.0,1172.0</text:p>
      <text:p text:style-name="Preformatted_20_Text">17359,04/21/2020,Virgin Islands,US,2020-04-21 23:39:09,53.0,3.0,0.0</text:p>
      <text:p text:style-name="Preformatted_20_Text">17360,04/21/2020,Virginia,US,2020-04-21 23:39:09,9630.0,324.0,0.0</text:p>
      <text:p text:style-name="Preformatted_20_Text">17361,04/21/2020,Washington,US,2020-04-21 23:39:09,12392.0,664.0,0.0</text:p>
      <text:p text:style-name="Preformatted_20_Text">17362,04/21/2020,West Virginia,US,2020-04-21 23:39:09,908.0,26.0,0.0</text:p>
      <text:p text:style-name="Preformatted_20_Text">17363,04/21/2020,Western Australia,Australia,2020-04-21 23:39:09,541.0,7.0,340.0</text:p>
      <text:p text:style-name="Preformatted_20_Text">17364,04/21/2020,Wisconsin,US,2020-04-21 23:39:09,4625.0,244.0,0.0</text:p>
      <text:p text:style-name="Preformatted_20_Text">17365,04/21/2020,Wyoming,US,2020-04-21 23:39:09,443.0,2.0,0.0</text:p>
      <text:p text:style-name="Preformatted_20_Text">17366,04/21/2020,Xinjiang,Mainland China,2020-04-21 23:39:09,76.0,3.0,73.0</text:p>
      <text:p text:style-name="Preformatted_20_Text">17367,04/21/2020,Yukon,Canada,2020-04-21 23:39:09,11.0,0.0,0.0</text:p>
      <text:p text:style-name="Preformatted_20_Text">17368,04/21/2020,Yunnan,Mainland China,2020-04-21 23:39:09,184.0,2.0,178.0</text:p>
      <text:p text:style-name="Preformatted_20_Text">17369,04/21/2020,Zhejiang,Mainland China,2020-04-21 23:39:09,1268.0,1.0,1251.0</text:p>
      <text:p text:style-name="Preformatted_20_Text">17370,04/22/2020,,Afghanistan,2020-04-22 23:38:57,1176.0,40.0,166.0</text:p>
      <text:p text:style-name="Preformatted_20_Text">17371,04/22/2020,,Albania,2020-04-22 23:38:57,634.0,27.0,356.0</text:p>
      <text:p text:style-name="Preformatted_20_Text">17372,04/22/2020,,Algeria,2020-04-22 23:38:57,2910.0,402.0,1204.0</text:p>
      <text:p text:style-name="Preformatted_20_Text">17373,04/22/2020,,Andorra,2020-04-22 23:38:57,723.0,37.0,309.0</text:p>
      <text:p text:style-name="Preformatted_20_Text">17374,04/22/2020,,Angola,2020-04-22 23:38:57,25.0,2.0,6.0</text:p>
      <text:p text:style-name="Preformatted_20_Text">17375,04/22/2020,,Antigua and Barbuda,2020-04-22 23:38:57,24.0,3.0,10.0</text:p>
      <text:p text:style-name="Preformatted_20_Text">17376,04/22/2020,,Argentina,2020-04-22 23:38:57,3144.0,152.0,872.0</text:p>
      <text:p text:style-name="Preformatted_20_Text">17377,04/22/2020,,Armenia,2020-04-22 23:38:57,1473.0,24.0,633.0</text:p>
      <text:p text:style-name="Preformatted_20_Text">17378,04/22/2020,,Austria,2020-04-22 23:38:57,14925.0,510.0,11328.0</text:p>
      <text:p text:style-name="Preformatted_20_Text">17379,04/22/2020,,Azerbaijan,2020-04-22 23:38:57,1518.0,20.0,907.0</text:p>
      <text:p text:style-name="Preformatted_20_Text">17380,04/22/2020,,Bahamas,2020-04-22 23:38:57,65.0,9.0,12.0</text:p>
      <text:p text:style-name="Preformatted_20_Text">17381,04/22/2020,,Bahrain,2020-04-22 23:38:57,2027.0,7.0,1026.0</text:p>
      <text:p text:style-name="Preformatted_20_Text">17382,04/22/2020,,Bangladesh,2020-04-22 23:38:57,3772.0,120.0,92.0</text:p>
      <text:p text:style-name="Preformatted_20_Text">17383,04/22/2020,,Barbados,2020-04-22 23:38:57,75.0,5.0,25.0</text:p>
      <text:p text:style-name="Preformatted_20_Text">17384,04/22/2020,,Belarus,2020-04-22 23:38:57,7281.0,58.0,769.0</text:p>
      <text:p text:style-name="Preformatted_20_Text">17385,04/22/2020,,Belgium,2020-04-22 23:38:57,41889.0,6262.0,9433.0</text:p>
      <text:p text:style-name="Preformatted_20_Text">17386,04/22/2020,,Belize,2020-04-22 23:38:57,18.0,2.0,2.0</text:p>
      <text:p text:style-name="Preformatted_20_Text">17387,04/22/2020,,Benin,2020-04-22 23:38:57,54.0,1.0,27.0</text:p>
      <text:p text:style-name="Preformatted_20_Text">17388,04/22/2020,,Bhutan,2020-04-22 23:38:57,6.0,0.0,2.0</text:p>
      <text:p text:style-name="Preformatted_20_Text">17389,04/22/2020,,Bolivia,2020-04-22 23:38:57,609.0,37.0,44.0</text:p>
      <text:p text:style-name="Preformatted_20_Text">17390,04/22/2020,,Bosnia and Herzegovina,2020-04-22 23:38:57,1368.0,53.0,460.0</text:p>
      <text:p text:style-name="Preformatted_20_Text">17391,04/22/2020,,Botswana,2020-04-22 23:38:57,22.0,1.0,0.0</text:p>
      <text:p text:style-name="Preformatted_20_Text">17392,04/22/2020,,Brazil,2020-04-22 23:38:57,45757.0,2906.0,25318.0</text:p>
      <text:p text:style-name="Preformatted_20_Text">17393,04/22/2020,,Brunei,2020-04-22 23:38:57,138.0,1.0,117.0</text:p>
      <text:p text:style-name="Preformatted_20_Text">17394,04/22/2020,,Bulgaria,2020-04-22 23:38:57,1024.0,49.0,174.0</text:p>
      <text:p text:style-name="Preformatted_20_Text"><text:soft-page-break/>17395,04/22/2020,,Burkina Faso,2020-04-22 23:38:57,609.0,39.0,389.0</text:p>
      <text:p text:style-name="Preformatted_20_Text">17396,04/22/2020,,Burma,2020-04-22 23:38:57,123.0,5.0,7.0</text:p>
      <text:p text:style-name="Preformatted_20_Text">17397,04/22/2020,,Burundi,2020-04-22 23:38:57,11.0,1.0,4.0</text:p>
      <text:p text:style-name="Preformatted_20_Text">17398,04/22/2020,,Cabo Verde,2020-04-22 23:38:57,73.0,1.0,1.0</text:p>
      <text:p text:style-name="Preformatted_20_Text">17399,04/22/2020,,Cambodia,2020-04-22 23:38:57,122.0,0.0,110.0</text:p>
      <text:p text:style-name="Preformatted_20_Text">17400,04/22/2020,,Cameroon,2020-04-22 23:38:57,1163.0,43.0,397.0</text:p>
      <text:p text:style-name="Preformatted_20_Text">17401,04/22/2020,,Central African Republic,2020-04-22 23:38:57,14.0,0.0,10.0</text:p>
      <text:p text:style-name="Preformatted_20_Text">17402,04/22/2020,,Chad,2020-04-22 23:38:57,33.0,0.0,8.0</text:p>
      <text:p text:style-name="Preformatted_20_Text">17403,04/22/2020,,Chile,2020-04-22 23:38:57,11296.0,160.0,5386.0</text:p>
      <text:p text:style-name="Preformatted_20_Text">17404,04/22/2020,,Colombia,2020-04-22 23:38:57,4356.0,206.0,870.0</text:p>
      <text:p text:style-name="Preformatted_20_Text">17405,04/22/2020,,Congo (Brazzaville),2020-04-22 23:38:57,186.0,6.0,16.0</text:p>
      <text:p text:style-name="Preformatted_20_Text">17406,04/22/2020,,Congo (Kinshasa),2020-04-22 23:38:57,359.0,25.0,45.0</text:p>
      <text:p text:style-name="Preformatted_20_Text">17407,04/22/2020,,Costa Rica,2020-04-22 23:38:57,681.0,6.0,180.0</text:p>
      <text:p text:style-name="Preformatted_20_Text">17408,04/22/2020,,Croatia,2020-04-22 23:38:57,1950.0,48.0,869.0</text:p>
      <text:p text:style-name="Preformatted_20_Text">17409,04/22/2020,,Cuba,2020-04-22 23:38:57,1189.0,40.0,341.0</text:p>
      <text:p text:style-name="Preformatted_20_Text">17410,04/22/2020,,Cyprus,2020-04-22 23:38:57,790.0,13.0,98.0</text:p>
      <text:p text:style-name="Preformatted_20_Text">17411,04/22/2020,,Czech Republic,2020-04-22 23:38:57,7132.0,208.0,1989.0</text:p>
      <text:p text:style-name="Preformatted_20_Text">17412,04/22/2020,,Denmark,2020-04-22 23:38:57,7912.0,384.0,5087.0</text:p>
      <text:p text:style-name="Preformatted_20_Text">17413,04/22/2020,,Diamond Princess,2020-04-22 23:38:57,712.0,13.0,644.0</text:p>
      <text:p text:style-name="Preformatted_20_Text">17414,04/22/2020,,Djibouti,2020-04-22 23:38:57,974.0,2.0,183.0</text:p>
      <text:p text:style-name="Preformatted_20_Text">17415,04/22/2020,,Dominica,2020-04-22 23:38:57,16.0,0.0,9.0</text:p>
      <text:p text:style-name="Preformatted_20_Text">17416,04/22/2020,,Dominican Republic,2020-04-22 23:38:57,5300.0,260.0,581.0</text:p>
      <text:p text:style-name="Preformatted_20_Text">17417,04/22/2020,,Ecuador,2020-04-22 23:38:57,10850.0,537.0,1262.0</text:p>
      <text:p text:style-name="Preformatted_20_Text">17418,04/22/2020,,Egypt,2020-04-22 23:38:57,3659.0,276.0,935.0</text:p>
      <text:p text:style-name="Preformatted_20_Text">17419,04/22/2020,,El Salvador,2020-04-22 23:38:57,237.0,7.0,63.0</text:p>
      <text:p text:style-name="Preformatted_20_Text">17420,04/22/2020,,Equatorial Guinea,2020-04-22 23:38:57,84.0,1.0,7.0</text:p>
      <text:p text:style-name="Preformatted_20_Text">17421,04/22/2020,,Eritrea,2020-04-22 23:38:57,39.0,0.0,6.0</text:p>
      <text:p text:style-name="Preformatted_20_Text">17422,04/22/2020,,Estonia,2020-04-22 23:38:57,1559.0,44.0,184.0</text:p>
      <text:p text:style-name="Preformatted_20_Text">17423,04/22/2020,,Eswatini,2020-04-22 23:38:57,31.0,1.0,8.0</text:p>
      <text:p text:style-name="Preformatted_20_Text">17424,04/22/2020,,Ethiopia,2020-04-22 23:38:57,116.0,3.0,21.0</text:p>
      <text:p text:style-name="Preformatted_20_Text">17425,04/22/2020,,Fiji,2020-04-22 23:38:57,18.0,0.0,8.0</text:p>
      <text:p text:style-name="Preformatted_20_Text">17426,04/22/2020,,Finland,2020-04-22 23:38:57,4129.0,149.0,2000.0</text:p>
      <text:p text:style-name="Preformatted_20_Text">17427,04/22/2020,,France,2020-04-22 23:38:57,155860.0,21340.0,40657.0</text:p>
      <text:p text:style-name="Preformatted_20_Text">17428,04/22/2020,,Gabon,2020-04-22 23:38:57,166.0,1.0,24.0</text:p>
      <text:p text:style-name="Preformatted_20_Text">17429,04/22/2020,,Gambia,2020-04-22 23:38:57,10.0,1.0,2.0</text:p>
      <text:p text:style-name="Preformatted_20_Text">17430,04/22/2020,,Georgia,2020-04-22 23:38:57,416.0,5.0,107.0</text:p>
      <text:p text:style-name="Preformatted_20_Text">17431,04/22/2020,,Germany,2020-04-22 23:38:57,150648.0,5279.0,99400.0</text:p>
      <text:p text:style-name="Preformatted_20_Text">17432,04/22/2020,,Ghana,2020-04-22 23:38:57,1154.0,9.0,99.0</text:p>
      <text:p text:style-name="Preformatted_20_Text">17433,04/22/2020,,Greece,2020-04-22 23:38:57,2408.0,121.0,577.0</text:p>
      <text:p text:style-name="Preformatted_20_Text">17434,04/22/2020,,Grenada,2020-04-22 23:38:57,15.0,0.0,6.0</text:p>
      <text:p text:style-name="Preformatted_20_Text">17435,04/22/2020,,Guatemala,2020-04-22 23:38:57,316.0,8.0,24.0</text:p>
      <text:p text:style-name="Preformatted_20_Text">17436,04/22/2020,,Guinea,2020-04-22 23:38:57,761.0,6.0,164.0</text:p>
      <text:p text:style-name="Preformatted_20_Text">17437,04/22/2020,,Guinea-Bissau,2020-04-22 23:38:57,50.0,0.0,3.0</text:p>
      <text:p text:style-name="Preformatted_20_Text">17438,04/22/2020,,Guyana,2020-04-22 23:38:57,67.0,7.0,9.0</text:p>
      <text:p text:style-name="Preformatted_20_Text">17439,04/22/2020,,Haiti,2020-04-22 23:38:57,62.0,4.0,2.0</text:p>
      <text:p text:style-name="Preformatted_20_Text">17440,04/22/2020,,Holy See,2020-04-22 23:38:57,9.0,0.0,2.0</text:p>
      <text:p text:style-name="Preformatted_20_Text">17441,04/22/2020,,Honduras,2020-04-22 23:38:57,510.0,46.0,30.0</text:p>
      <text:p text:style-name="Preformatted_20_Text">17442,04/22/2020,,Hungary,2020-04-22 23:38:57,2168.0,225.0,295.0</text:p>
      <text:p text:style-name="Preformatted_20_Text">17443,04/22/2020,,Iceland,2020-04-22 23:38:57,1785.0,10.0,1462.0</text:p>
      <text:p text:style-name="Preformatted_20_Text">17444,04/22/2020,,India,2020-04-22 23:38:57,21370.0,681.0,4370.0</text:p>
      <text:p text:style-name="Preformatted_20_Text">17445,04/22/2020,,Indonesia,2020-04-22 23:38:57,7418.0,635.0,913.0</text:p>
      <text:p text:style-name="Preformatted_20_Text">17446,04/22/2020,,Iran,2020-04-22 23:38:57,85996.0,5391.0,63113.0</text:p>
      <text:p text:style-name="Preformatted_20_Text">17447,04/22/2020,,Iraq,2020-04-22 23:38:57,1631.0,83.0,1146.0</text:p>
      <text:p text:style-name="Preformatted_20_Text">17448,04/22/2020,,Ireland,2020-04-22 23:38:57,16671.0,769.0,9233.0</text:p>
      <text:p text:style-name="Preformatted_20_Text">17449,04/22/2020,,Israel,2020-04-22 23:38:57,14498.0,189.0,5215.0</text:p>
      <text:p text:style-name="Preformatted_20_Text">17450,04/22/2020,,Italy,2020-04-22 23:38:57,187327.0,25085.0,54543.0</text:p>
      <text:p text:style-name="Preformatted_20_Text">17451,04/22/2020,,Ivory Coast,2020-04-22 23:38:57,952.0,14.0,310.0</text:p>
      <text:p text:style-name="Preformatted_20_Text">17452,04/22/2020,,Jamaica,2020-04-22 23:38:57,233.0,6.0,27.0</text:p>
      <text:p text:style-name="Preformatted_20_Text">17453,04/22/2020,,Japan,2020-04-22 23:38:57,11512.0,281.0,1356.0</text:p>
      <text:p text:style-name="Preformatted_20_Text">17454,04/22/2020,,Jordan,2020-04-22 23:38:57,435.0,7.0,315.0</text:p>
      <text:p text:style-name="Preformatted_20_Text">17455,04/22/2020,,Kazakhstan,2020-04-22 23:38:57,2135.0,19.0,515.0</text:p>
      <text:p text:style-name="Preformatted_20_Text">17456,04/22/2020,,Kenya,2020-04-22 23:38:57,303.0,14.0,74.0</text:p>
      <text:p text:style-name="Preformatted_20_Text">17457,04/22/2020,,Kosovo,2020-04-22 23:38:57,510.0,12.0,93.0</text:p>
      <text:p text:style-name="Preformatted_20_Text">17458,04/22/2020,,Kuwait,2020-04-22 23:38:57,2248.0,13.0,443.0</text:p>
      <text:p text:style-name="Preformatted_20_Text"><text:soft-page-break/>17459,04/22/2020,,Kyrgyzstan,2020-04-22 23:38:57,612.0,7.0,254.0</text:p>
      <text:p text:style-name="Preformatted_20_Text">17460,04/22/2020,,Laos,2020-04-22 23:38:57,19.0,0.0,4.0</text:p>
      <text:p text:style-name="Preformatted_20_Text">17461,04/22/2020,,Latvia,2020-04-22 23:38:57,761.0,11.0,133.0</text:p>
      <text:p text:style-name="Preformatted_20_Text">17462,04/22/2020,,Lebanon,2020-04-22 23:38:57,682.0,22.0,113.0</text:p>
      <text:p text:style-name="Preformatted_20_Text">17463,04/22/2020,,Liberia,2020-04-22 23:38:57,101.0,8.0,20.0</text:p>
      <text:p text:style-name="Preformatted_20_Text">17464,04/22/2020,,Libya,2020-04-22 23:38:57,59.0,1.0,15.0</text:p>
      <text:p text:style-name="Preformatted_20_Text">17465,04/22/2020,,Liechtenstein,2020-04-22 23:38:57,81.0,1.0,55.0</text:p>
      <text:p text:style-name="Preformatted_20_Text">17466,04/22/2020,,Lithuania,2020-04-22 23:38:57,1370.0,38.0,357.0</text:p>
      <text:p text:style-name="Preformatted_20_Text">17467,04/22/2020,,Luxembourg,2020-04-22 23:38:57,3654.0,80.0,711.0</text:p>
      <text:p text:style-name="Preformatted_20_Text">17468,04/22/2020,,MS Zaandam,2020-04-22 23:38:57,9.0,2.0,0.0</text:p>
      <text:p text:style-name="Preformatted_20_Text">17469,04/22/2020,,Madagascar,2020-04-22 23:38:57,121.0,0.0,52.0</text:p>
      <text:p text:style-name="Preformatted_20_Text">17470,04/22/2020,,Malawi,2020-04-22 23:38:57,23.0,3.0,3.0</text:p>
      <text:p text:style-name="Preformatted_20_Text">17471,04/22/2020,,Malaysia,2020-04-22 23:38:57,5532.0,93.0,3452.0</text:p>
      <text:p text:style-name="Preformatted_20_Text">17472,04/22/2020,,Maldives,2020-04-22 23:38:57,86.0,0.0,16.0</text:p>
      <text:p text:style-name="Preformatted_20_Text">17473,04/22/2020,,Mali,2020-04-22 23:38:57,293.0,17.0,73.0</text:p>
      <text:p text:style-name="Preformatted_20_Text">17474,04/22/2020,,Malta,2020-04-22 23:38:57,444.0,3.0,165.0</text:p>
      <text:p text:style-name="Preformatted_20_Text">17475,04/22/2020,,Mauritania,2020-04-22 23:38:57,7.0,1.0,6.0</text:p>
      <text:p text:style-name="Preformatted_20_Text">17476,04/22/2020,,Mauritius,2020-04-22 23:38:57,329.0,9.0,261.0</text:p>
      <text:p text:style-name="Preformatted_20_Text">17477,04/22/2020,,Mexico,2020-04-22 23:38:57,9501.0,857.0,2627.0</text:p>
      <text:p text:style-name="Preformatted_20_Text">17478,04/22/2020,,Moldova,2020-04-22 23:38:57,2778.0,75.0,560.0</text:p>
      <text:p text:style-name="Preformatted_20_Text">17479,04/22/2020,,Monaco,2020-04-22 23:38:57,94.0,3.0,26.0</text:p>
      <text:p text:style-name="Preformatted_20_Text">17480,04/22/2020,,Mongolia,2020-04-22 23:38:57,35.0,0.0,8.0</text:p>
      <text:p text:style-name="Preformatted_20_Text">17481,04/22/2020,,Montenegro,2020-04-22 23:38:57,315.0,5.0,116.0</text:p>
      <text:p text:style-name="Preformatted_20_Text">17482,04/22/2020,,Morocco,2020-04-22 23:38:57,3446.0,149.0,417.0</text:p>
      <text:p text:style-name="Preformatted_20_Text">17483,04/22/2020,,Mozambique,2020-04-22 23:38:57,41.0,0.0,8.0</text:p>
      <text:p text:style-name="Preformatted_20_Text">17484,04/22/2020,,Namibia,2020-04-22 23:38:57,16.0,0.0,6.0</text:p>
      <text:p text:style-name="Preformatted_20_Text">17485,04/22/2020,,Nepal,2020-04-22 23:38:57,45.0,0.0,7.0</text:p>
      <text:p text:style-name="Preformatted_20_Text">17486,04/22/2020,,Netherlands,2020-04-22 23:38:57,34842.0,4054.0,0.0</text:p>
      <text:p text:style-name="Preformatted_20_Text">17487,04/22/2020,,New Zealand,2020-04-22 23:38:57,1451.0,14.0,1036.0</text:p>
      <text:p text:style-name="Preformatted_20_Text">17488,04/22/2020,,Nicaragua,2020-04-22 23:38:57,10.0,2.0,7.0</text:p>
      <text:p text:style-name="Preformatted_20_Text">17489,04/22/2020,,Niger,2020-04-22 23:38:57,662.0,22.0,193.0</text:p>
      <text:p text:style-name="Preformatted_20_Text">17490,04/22/2020,,Nigeria,2020-04-22 23:38:57,873.0,28.0,197.0</text:p>
      <text:p text:style-name="Preformatted_20_Text">17491,04/22/2020,,North Macedonia,2020-04-22 23:38:57,1259.0,56.0,272.0</text:p>
      <text:p text:style-name="Preformatted_20_Text">17492,04/22/2020,,Norway,2020-04-22 23:38:57,7338.0,187.0,32.0</text:p>
      <text:p text:style-name="Preformatted_20_Text">17493,04/22/2020,,Oman,2020-04-22 23:38:57,1614.0,8.0,238.0</text:p>
      <text:p text:style-name="Preformatted_20_Text">17494,04/22/2020,,Pakistan,2020-04-22 23:38:57,10076.0,212.0,2156.0</text:p>
      <text:p text:style-name="Preformatted_20_Text">17495,04/22/2020,,Panama,2020-04-22 23:38:57,4821.0,141.0,231.0</text:p>
      <text:p text:style-name="Preformatted_20_Text">17496,04/22/2020,,Papua New Guinea,2020-04-22 23:38:57,8.0,0.0,0.0</text:p>
      <text:p text:style-name="Preformatted_20_Text">17497,04/22/2020,,Paraguay,2020-04-22 23:38:57,213.0,9.0,62.0</text:p>
      <text:p text:style-name="Preformatted_20_Text">17498,04/22/2020,,Peru,2020-04-22 23:38:57,19250.0,530.0,7027.0</text:p>
      <text:p text:style-name="Preformatted_20_Text">17499,04/22/2020,,Philippines,2020-04-22 23:38:57,6710.0,446.0,693.0</text:p>
      <text:p text:style-name="Preformatted_20_Text">17500,04/22/2020,,Poland,2020-04-22 23:38:57,10169.0,426.0,1513.0</text:p>
      <text:p text:style-name="Preformatted_20_Text">17501,04/22/2020,,Portugal,2020-04-22 23:38:57,21982.0,785.0,1143.0</text:p>
      <text:p text:style-name="Preformatted_20_Text">17502,04/22/2020,,Qatar,2020-04-22 23:38:57,7141.0,10.0,689.0</text:p>
      <text:p text:style-name="Preformatted_20_Text">17503,04/22/2020,,Romania,2020-04-22 23:38:57,9710.0,524.0,2406.0</text:p>
      <text:p text:style-name="Preformatted_20_Text">17504,04/22/2020,,Russia,2020-04-22 23:38:57,57999.0,513.0,4420.0</text:p>
      <text:p text:style-name="Preformatted_20_Text">17505,04/22/2020,,Rwanda,2020-04-22 23:38:57,153.0,0.0,84.0</text:p>
      <text:p text:style-name="Preformatted_20_Text">17506,04/22/2020,,Saint Kitts and Nevis,2020-04-22 23:38:57,15.0,0.0,1.0</text:p>
      <text:p text:style-name="Preformatted_20_Text">17507,04/22/2020,,Saint Lucia,2020-04-22 23:38:57,15.0,0.0,15.0</text:p>
      <text:p text:style-name="Preformatted_20_Text">17508,04/22/2020,,Saint Vincent and the Grenadines,2020-04-22 23:38:57,13.0,0.0,3.0</text:p>
      <text:p text:style-name="Preformatted_20_Text">17509,04/22/2020,,San Marino,2020-04-22 23:38:57,488.0,40.0,62.0</text:p>
      <text:p text:style-name="Preformatted_20_Text">17510,04/22/2020,,Sao Tome and Principe,2020-04-22 23:38:57,4.0,0.0,0.0</text:p>
      <text:p text:style-name="Preformatted_20_Text">17511,04/22/2020,,Saudi Arabia,2020-04-22 23:38:57,12772.0,114.0,1812.0</text:p>
      <text:p text:style-name="Preformatted_20_Text">17512,04/22/2020,,Senegal,2020-04-22 23:38:57,442.0,6.0,253.0</text:p>
      <text:p text:style-name="Preformatted_20_Text">17513,04/22/2020,,Serbia,2020-04-22 23:38:57,6630.0,125.0,870.0</text:p>
      <text:p text:style-name="Preformatted_20_Text">17514,04/22/2020,,Seychelles,2020-04-22 23:38:57,11.0,0.0,5.0</text:p>
      <text:p text:style-name="Preformatted_20_Text">17515,04/22/2020,,Sierra Leone,2020-04-22 23:38:57,61.0,0.0,6.0</text:p>
      <text:p text:style-name="Preformatted_20_Text">17516,04/22/2020,,Singapore,2020-04-22 23:38:57,10141.0,12.0,896.0</text:p>
      <text:p text:style-name="Preformatted_20_Text">17517,04/22/2020,,Slovakia,2020-04-22 23:38:57,1244.0,14.0,284.0</text:p>
      <text:p text:style-name="Preformatted_20_Text">17518,04/22/2020,,Slovenia,2020-04-22 23:38:57,1353.0,79.0,205.0</text:p>
      <text:p text:style-name="Preformatted_20_Text">17519,04/22/2020,,Somalia,2020-04-22 23:38:57,286.0,8.0,4.0</text:p>
      <text:p text:style-name="Preformatted_20_Text">17520,04/22/2020,,South Africa,2020-04-22 23:38:57,3635.0,65.0,1055.0</text:p>
      <text:p text:style-name="Preformatted_20_Text">17521,04/22/2020,,South Korea,2020-04-22 23:38:57,10694.0,238.0,8277.0</text:p>
      <text:p text:style-name="Preformatted_20_Text"><text:soft-page-break/>17522,04/22/2020,,South Sudan,2020-04-22 23:38:57,4.0,0.0,0.0</text:p>
      <text:p text:style-name="Preformatted_20_Text">17523,04/22/2020,,Spain,2020-04-22 23:38:57,208389.0,21717.0,85915.0</text:p>
      <text:p text:style-name="Preformatted_20_Text">17524,04/22/2020,,Sri Lanka,2020-04-22 23:38:57,330.0,7.0,105.0</text:p>
      <text:p text:style-name="Preformatted_20_Text">17525,04/22/2020,,Sudan,2020-04-22 23:38:57,140.0,13.0,12.0</text:p>
      <text:p text:style-name="Preformatted_20_Text">17526,04/22/2020,,Suriname,2020-04-22 23:38:57,10.0,1.0,6.0</text:p>
      <text:p text:style-name="Preformatted_20_Text">17527,04/22/2020,,Sweden,2020-04-22 23:38:57,16004.0,1937.0,550.0</text:p>
      <text:p text:style-name="Preformatted_20_Text">17528,04/22/2020,,Switzerland,2020-04-22 23:38:57,28268.0,1509.0,19900.0</text:p>
      <text:p text:style-name="Preformatted_20_Text">17529,04/22/2020,,Syria,2020-04-22 23:38:57,42.0,3.0,6.0</text:p>
      <text:p text:style-name="Preformatted_20_Text">17530,04/22/2020,,Taiwan,2020-04-22 23:38:57,426.0,6.0,236.0</text:p>
      <text:p text:style-name="Preformatted_20_Text">17531,04/22/2020,,Tanzania,2020-04-22 23:38:57,284.0,10.0,11.0</text:p>
      <text:p text:style-name="Preformatted_20_Text">17532,04/22/2020,,Thailand,2020-04-22 23:38:57,2826.0,49.0,2352.0</text:p>
      <text:p text:style-name="Preformatted_20_Text">17533,04/22/2020,,Timor-Leste,2020-04-22 23:38:57,23.0,0.0,1.0</text:p>
      <text:p text:style-name="Preformatted_20_Text">17534,04/22/2020,,Togo,2020-04-22 23:38:57,88.0,6.0,56.0</text:p>
      <text:p text:style-name="Preformatted_20_Text">17535,04/22/2020,,Trinidad and Tobago,2020-04-22 23:38:57,115.0,8.0,37.0</text:p>
      <text:p text:style-name="Preformatted_20_Text">17536,04/22/2020,,Tunisia,2020-04-22 23:38:57,909.0,38.0,190.0</text:p>
      <text:p text:style-name="Preformatted_20_Text">17537,04/22/2020,,Turkey,2020-04-22 23:38:57,98674.0,2376.0,16477.0</text:p>
      <text:p text:style-name="Preformatted_20_Text">17538,04/22/2020,,UK,2020-04-22 23:38:57,133495.0,18100.0,0.0</text:p>
      <text:p text:style-name="Preformatted_20_Text">17539,04/22/2020,,Uganda,2020-04-22 23:38:57,63.0,0.0,45.0</text:p>
      <text:p text:style-name="Preformatted_20_Text">17540,04/22/2020,,Ukraine,2020-04-22 23:38:57,6592.0,174.0,424.0</text:p>
      <text:p text:style-name="Preformatted_20_Text">17541,04/22/2020,,United Arab Emirates,2020-04-22 23:38:57,8238.0,52.0,1546.0</text:p>
      <text:p text:style-name="Preformatted_20_Text">17542,04/22/2020,,Uruguay,2020-04-22 23:38:57,543.0,12.0,324.0</text:p>
      <text:p text:style-name="Preformatted_20_Text">17543,04/22/2020,,Uzbekistan,2020-04-22 23:38:57,1716.0,7.0,450.0</text:p>
      <text:p text:style-name="Preformatted_20_Text">17544,04/22/2020,,Venezuela,2020-04-22 23:38:57,288.0,10.0,122.0</text:p>
      <text:p text:style-name="Preformatted_20_Text">17545,04/22/2020,,Vietnam,2020-04-22 23:38:57,268.0,0.0,223.0</text:p>
      <text:p text:style-name="Preformatted_20_Text">17546,04/22/2020,,West Bank and Gaza,2020-04-22 23:38:57,474.0,4.0,71.0</text:p>
      <text:p text:style-name="Preformatted_20_Text">17547,04/22/2020,,Western Sahara,2020-04-22 23:38:57,6.0,0.0,0.0</text:p>
      <text:p text:style-name="Preformatted_20_Text">17548,04/22/2020,,Yemen,2020-04-22 23:38:57,1.0,0.0,0.0</text:p>
      <text:p text:style-name="Preformatted_20_Text">17549,04/22/2020,,Zambia,2020-04-22 23:38:57,74.0,3.0,35.0</text:p>
      <text:p text:style-name="Preformatted_20_Text">17550,04/22/2020,,Zimbabwe,2020-04-22 23:38:57,28.0,4.0,2.0</text:p>
      <text:p text:style-name="Preformatted_20_Text">17551,04/22/2020,Alabama,US,2020-04-22 23:38:57,5593.0,196.0,0.0</text:p>
      <text:p text:style-name="Preformatted_20_Text">17552,04/22/2020,Alaska,US,2020-04-22 23:38:57,335.0,9.0,0.0</text:p>
      <text:p text:style-name="Preformatted_20_Text">17553,04/22/2020,Alberta,Canada,2020-04-22 23:38:57,3401.0,66.0,0.0</text:p>
      <text:p text:style-name="Preformatted_20_Text">17554,04/22/2020,Anguilla,UK,2020-04-22 23:38:57,3.0,0.0,1.0</text:p>
      <text:p text:style-name="Preformatted_20_Text">17555,04/22/2020,Anhui,Mainland China,2020-04-22 23:38:57,991.0,6.0,984.0</text:p>
      <text:p text:style-name="Preformatted_20_Text">17556,04/22/2020,Arizona,US,2020-04-22 23:38:57,5473.0,231.0,0.0</text:p>
      <text:p text:style-name="Preformatted_20_Text">17557,04/22/2020,Arkansas,US,2020-04-22 23:38:57,2276.0,42.0,0.0</text:p>
      <text:p text:style-name="Preformatted_20_Text">17558,04/22/2020,Aruba,Netherlands,2020-04-22 23:38:57,100.0,2.0,68.0</text:p>
      <text:p text:style-name="Preformatted_20_Text">17559,04/22/2020,Australian Capital Territory,Australia,2020-04-22 23:38:57,103.0,3.0,88.0</text:p>
      <text:p text:style-name="Preformatted_20_Text">17560,04/22/2020,Beijing,Mainland China,2020-04-22 23:38:57,593.0,8.0,518.0</text:p>
      <text:p text:style-name="Preformatted_20_Text">17561,04/22/2020,Bermuda,UK,2020-04-22 23:38:57,99.0,5.0,39.0</text:p>
      <text:p text:style-name="Preformatted_20_Text">17562,04/22/2020,"Bonaire, Sint Eustatius and Saba",Netherlands,2020-04-22 23:38:57,5.0,0.0,0.0</text:p>
      <text:p text:style-name="Preformatted_20_Text">17563,04/22/2020,British Columbia,Canada,2020-04-22 23:38:57,1795.0,90.0,0.0</text:p>
      <text:p text:style-name="Preformatted_20_Text">17564,04/22/2020,British Virgin Islands,UK,2020-04-22 23:38:57,5.0,1.0,3.0</text:p>
      <text:p text:style-name="Preformatted_20_Text">17565,04/22/2020,California,US,2020-04-22 23:38:57,37344.0,1421.0,0.0</text:p>
      <text:p text:style-name="Preformatted_20_Text">17566,04/22/2020,Cayman Islands,UK,2020-04-22 23:38:57,66.0,1.0,7.0</text:p>
      <text:p text:style-name="Preformatted_20_Text">17567,04/22/2020,Channel Islands,UK,2020-04-22 23:38:57,498.0,28.0,285.0</text:p>
      <text:p text:style-name="Preformatted_20_Text">17568,04/22/2020,Chongqing,Mainland China,2020-04-22 23:38:57,579.0,6.0,570.0</text:p>
      <text:p text:style-name="Preformatted_20_Text">17569,04/22/2020,Colorado,US,2020-04-22 23:38:57,10891.0,506.0,0.0</text:p>
      <text:p text:style-name="Preformatted_20_Text">17570,04/22/2020,Connecticut,US,2020-04-22 23:38:57,22469.0,1544.0,0.0</text:p>
      <text:p text:style-name="Preformatted_20_Text">17571,04/22/2020,Curacao,Netherlands,2020-04-22 23:38:57,14.0,1.0,11.0</text:p>
      <text:p text:style-name="Preformatted_20_Text">17572,04/22/2020,Delaware,US,2020-04-22 23:38:57,3200.0,89.0,0.0</text:p>
      <text:p text:style-name="Preformatted_20_Text">17573,04/22/2020,Diamond Princess cruise ship,US,2020-04-22 23:38:57,49.0,0.0,0.0</text:p>
      <text:p text:style-name="Preformatted_20_Text">17574,04/22/2020,District of Columbia,US,2020-04-22 23:38:57,3206.0,127.0,0.0</text:p>
      <text:p text:style-name="Preformatted_20_Text">17575,04/22/2020,Falkland Islands (Malvinas),UK,2020-04-22 23:38:57,11.0,0.0,3.0</text:p>
      <text:p text:style-name="Preformatted_20_Text">17576,04/22/2020,Faroe Islands,Denmark,2020-04-22 23:38:57,185.0,0.0,178.0</text:p>
      <text:p text:style-name="Preformatted_20_Text">17577,04/22/2020,Florida,US,2020-04-22 23:38:57,28309.0,893.0,0.0</text:p>
      <text:p text:style-name="Preformatted_20_Text">17578,04/22/2020,French Guiana,France,2020-04-22 23:38:57,97.0,1.0,83.0</text:p>
      <text:p text:style-name="Preformatted_20_Text">17579,04/22/2020,French Polynesia,France,2020-04-22 23:38:57,57.0,0.0,35.0</text:p>
      <text:p text:style-name="Preformatted_20_Text">17580,04/22/2020,Fujian,Mainland China,2020-04-22 23:38:57,355.0,1.0,342.0</text:p>
      <text:p text:style-name="Preformatted_20_Text">17581,04/22/2020,Gansu,Mainland China,2020-04-22 23:38:57,139.0,2.0,137.0</text:p>
      <text:p text:style-name="Preformatted_20_Text">17582,04/22/2020,Georgia,US,2020-04-22 23:38:57,21214.0,848.0,0.0</text:p>
      <text:p text:style-name="Preformatted_20_Text"><text:soft-page-break/>17583,04/22/2020,Gibraltar,UK,2020-04-22 23:38:57,132.0,0.0,127.0</text:p>
      <text:p text:style-name="Preformatted_20_Text">17584,04/22/2020,Grand Princess,US,2020-04-22 23:38:57,103.0,0.0,0.0</text:p>
      <text:p text:style-name="Preformatted_20_Text">17585,04/22/2020,Greenland,Denmark,2020-04-22 23:38:57,11.0,0.0,11.0</text:p>
      <text:p text:style-name="Preformatted_20_Text">17586,04/22/2020,Guadeloupe,France,2020-04-22 23:38:57,148.0,12.0,73.0</text:p>
      <text:p text:style-name="Preformatted_20_Text">17587,04/22/2020,Guam,US,2020-04-22 23:38:57,136.0,5.0,0.0</text:p>
      <text:p text:style-name="Preformatted_20_Text">17588,04/22/2020,Guangdong,Mainland China,2020-04-22 23:38:57,1582.0,8.0,1511.0</text:p>
      <text:p text:style-name="Preformatted_20_Text">17589,04/22/2020,Guangxi,Mainland China,2020-04-22 23:38:57,254.0,2.0,252.0</text:p>
      <text:p text:style-name="Preformatted_20_Text">17590,04/22/2020,Guizhou,Mainland China,2020-04-22 23:38:57,147.0,2.0,145.0</text:p>
      <text:p text:style-name="Preformatted_20_Text">17591,04/22/2020,Hainan,Mainland China,2020-04-22 23:38:57,168.0,6.0,162.0</text:p>
      <text:p text:style-name="Preformatted_20_Text">17592,04/22/2020,Hawaii,US,2020-04-22 23:38:57,592.0,12.0,0.0</text:p>
      <text:p text:style-name="Preformatted_20_Text">17593,04/22/2020,Hebei,Mainland China,2020-04-22 23:38:57,328.0,6.0,317.0</text:p>
      <text:p text:style-name="Preformatted_20_Text">17594,04/22/2020,Heilongjiang,Mainland China,2020-04-22 23:38:57,921.0,13.0,479.0</text:p>
      <text:p text:style-name="Preformatted_20_Text">17595,04/22/2020,Henan,Mainland China,2020-04-22 23:38:57,1276.0,22.0,1254.0</text:p>
      <text:p text:style-name="Preformatted_20_Text">17596,04/22/2020,Hong Kong,Hong Kong,2020-04-22 23:38:57,1033.0,4.0,678.0</text:p>
      <text:p text:style-name="Preformatted_20_Text">17597,04/22/2020,Hubei,Mainland China,2020-04-22 23:38:57,68128.0,4512.0,63519.0</text:p>
      <text:p text:style-name="Preformatted_20_Text">17598,04/22/2020,Hunan,Mainland China,2020-04-22 23:38:57,1019.0,4.0,1015.0</text:p>
      <text:p text:style-name="Preformatted_20_Text">17599,04/22/2020,Idaho,US,2020-04-22 23:38:57,1766.0,51.0,0.0</text:p>
      <text:p text:style-name="Preformatted_20_Text">17600,04/22/2020,Illinois,US,2020-04-22 23:38:57,35107.0,1565.0,0.0</text:p>
      <text:p text:style-name="Preformatted_20_Text">17601,04/22/2020,Indiana,US,2020-04-22 23:38:57,12438.0,666.0,0.0</text:p>
      <text:p text:style-name="Preformatted_20_Text">17602,04/22/2020,Inner Mongolia,Mainland China,2020-04-22 23:38:57,194.0,1.0,108.0</text:p>
      <text:p text:style-name="Preformatted_20_Text">17603,04/22/2020,Iowa,US,2020-04-22 23:38:57,3748.0,90.0,0.0</text:p>
      <text:p text:style-name="Preformatted_20_Text">17604,04/22/2020,Isle of Man,UK,2020-04-22 23:38:57,307.0,15.0,212.0</text:p>
      <text:p text:style-name="Preformatted_20_Text">17605,04/22/2020,Jiangsu,Mainland China,2020-04-22 23:38:57,653.0,0.0,645.0</text:p>
      <text:p text:style-name="Preformatted_20_Text">17606,04/22/2020,Jiangxi,Mainland China,2020-04-22 23:38:57,937.0,1.0,936.0</text:p>
      <text:p text:style-name="Preformatted_20_Text">17607,04/22/2020,Jilin,Mainland China,2020-04-22 23:38:57,106.0,1.0,98.0</text:p>
      <text:p text:style-name="Preformatted_20_Text">17608,04/22/2020,Kansas,US,2020-04-22 23:38:57,2331.0,112.0,0.0</text:p>
      <text:p text:style-name="Preformatted_20_Text">17609,04/22/2020,Kentucky,US,2020-04-22 23:38:57,3378.0,185.0,0.0</text:p>
      <text:p text:style-name="Preformatted_20_Text">17610,04/22/2020,Liaoning,Mainland China,2020-04-22 23:38:57,146.0,2.0,143.0</text:p>
      <text:p text:style-name="Preformatted_20_Text">17611,04/22/2020,Louisiana,US,2020-04-22 23:38:57,25258.0,1473.0,0.0</text:p>
      <text:p text:style-name="Preformatted_20_Text">17612,04/22/2020,Macau,Macau,2020-04-22 23:38:57,45.0,0.0,26.0</text:p>
      <text:p text:style-name="Preformatted_20_Text">17613,04/22/2020,Maine,US,2020-04-22 23:38:57,907.0,39.0,0.0</text:p>
      <text:p text:style-name="Preformatted_20_Text">17614,04/22/2020,Manitoba,Canada,2020-04-22 23:38:57,257.0,6.0,0.0</text:p>
      <text:p text:style-name="Preformatted_20_Text">17615,04/22/2020,Martinique,France,2020-04-22 23:38:57,164.0,14.0,73.0</text:p>
      <text:p text:style-name="Preformatted_20_Text">17616,04/22/2020,Maryland,US,2020-04-22 23:38:57,14775.0,698.0,0.0</text:p>
      <text:p text:style-name="Preformatted_20_Text">17617,04/22/2020,Massachusetts,US,2020-04-22 23:38:57,42944.0,2182.0,0.0</text:p>
      <text:p text:style-name="Preformatted_20_Text">17618,04/22/2020,Mayotte,France,2020-04-22 23:38:57,326.0,4.0,125.0</text:p>
      <text:p text:style-name="Preformatted_20_Text">17619,04/22/2020,Michigan,US,2020-04-22 23:38:57,33966.0,2813.0,0.0</text:p>
      <text:p text:style-name="Preformatted_20_Text">17620,04/22/2020,Minnesota,US,2020-04-22 23:38:57,2722.0,179.0,0.0</text:p>
      <text:p text:style-name="Preformatted_20_Text">17621,04/22/2020,Mississippi,US,2020-04-22 23:38:57,4894.0,193.0,0.0</text:p>
      <text:p text:style-name="Preformatted_20_Text">17622,04/22/2020,Missouri,US,2020-04-22 23:38:57,6277.0,238.0,0.0</text:p>
      <text:p text:style-name="Preformatted_20_Text">17623,04/22/2020,Montana,US,2020-04-22 23:38:57,439.0,14.0,0.0</text:p>
      <text:p text:style-name="Preformatted_20_Text">17624,04/22/2020,Montserrat,UK,2020-04-22 23:38:57,11.0,0.0,2.0</text:p>
      <text:p text:style-name="Preformatted_20_Text">17625,04/22/2020,Nebraska,US,2020-04-22 23:38:57,1813.0,38.0,0.0</text:p>
      <text:p text:style-name="Preformatted_20_Text">17626,04/22/2020,Nevada,US,2020-04-22 23:38:57,4081.0,172.0,0.0</text:p>
      <text:p text:style-name="Preformatted_20_Text">17627,04/22/2020,New Brunswick,Canada,2020-04-22 23:38:57,118.0,0.0,0.0</text:p>
      <text:p text:style-name="Preformatted_20_Text">17628,04/22/2020,New Caledonia,France,2020-04-22 23:38:57,18.0,0.0,17.0</text:p>
      <text:p text:style-name="Preformatted_20_Text">17629,04/22/2020,New Hampshire,US,2020-04-22 23:38:57,1588.0,48.0,0.0</text:p>
      <text:p text:style-name="Preformatted_20_Text">17630,04/22/2020,New Jersey,US,2020-04-22 23:38:57,95914.0,5150.0,0.0</text:p>
      <text:p text:style-name="Preformatted_20_Text">17631,04/22/2020,New Mexico,US,2020-04-22 23:38:57,2210.0,71.0,0.0</text:p>
      <text:p text:style-name="Preformatted_20_Text">17632,04/22/2020,New South Wales,Australia,2020-04-22 23:38:57,2926.0,26.0,1379.0</text:p>
      <text:p text:style-name="Preformatted_20_Text">17633,04/22/2020,New York,US,2020-04-22 23:38:57,263292.0,19413.0,0.0</text:p>
      <text:p text:style-name="Preformatted_20_Text">17634,04/22/2020,Newfoundland and Labrador,Canada,2020-04-22 23:38:57,256.0,3.0,0.0</text:p>
      <text:p text:style-name="Preformatted_20_Text">17635,04/22/2020,Ningxia,Mainland China,2020-04-22 23:38:57,75.0,0.0,75.0</text:p>
      <text:p text:style-name="Preformatted_20_Text">17636,04/22/2020,North Carolina,US,2020-04-22 23:38:57,7495.0,265.0,0.0</text:p>
      <text:p text:style-name="Preformatted_20_Text">17637,04/22/2020,North Dakota,US,2020-04-22 23:38:57,679.0,14.0,0.0</text:p>
      <text:p text:style-name="Preformatted_20_Text">17638,04/22/2020,Northern Mariana Islands,US,2020-04-22 23:38:57,14.0,2.0,0.0</text:p>
      <text:p text:style-name="Preformatted_20_Text">17639,04/22/2020,Northern Territory,Australia,2020-04-22 23:38:57,28.0,0.0,9.0</text:p>
      <text:p text:style-name="Preformatted_20_Text">17640,04/22/2020,Northwest Territories,Canada,2020-04-22 23:38:57,5.0,0.0,0.0</text:p>
      <text:p text:style-name="Preformatted_20_Text">17641,04/22/2020,Nova Scotia,Canada,2020-04-22 23:38:57,772.0,12.0,0.0</text:p>
      <text:p text:style-name="Preformatted_20_Text">17642,04/22/2020,Ohio,US,2020-04-22 23:38:57,14117.0,610.0,0.0</text:p>
      <text:p text:style-name="Preformatted_20_Text"><text:soft-page-break/>17643,04/22/2020,Oklahoma,US,2020-04-22 23:38:57,2894.0,170.0,0.0</text:p>
      <text:p text:style-name="Preformatted_20_Text">17644,04/22/2020,Ontario,Canada,2020-04-22 23:38:57,13718.0,762.0,0.0</text:p>
      <text:p text:style-name="Preformatted_20_Text">17645,04/22/2020,Oregon,US,2020-04-22 23:38:57,2059.0,78.0,0.0</text:p>
      <text:p text:style-name="Preformatted_20_Text">17646,04/22/2020,Pennsylvania,US,2020-04-22 23:38:57,36082.0,1673.0,0.0</text:p>
      <text:p text:style-name="Preformatted_20_Text">17647,04/22/2020,Prince Edward Island,Canada,2020-04-22 23:38:57,26.0,0.0,0.0</text:p>
      <text:p text:style-name="Preformatted_20_Text">17648,04/22/2020,Puerto Rico,US,2020-04-22 23:38:57,1252.0,63.0,0.0</text:p>
      <text:p text:style-name="Preformatted_20_Text">17649,04/22/2020,Qinghai,Mainland China,2020-04-22 23:38:57,18.0,0.0,18.0</text:p>
      <text:p text:style-name="Preformatted_20_Text">17650,04/22/2020,Quebec,Canada,2020-04-22 23:38:57,20965.0,1134.0,0.0</text:p>
      <text:p text:style-name="Preformatted_20_Text">17651,04/22/2020,Queensland,Australia,2020-04-22 23:38:57,1015.0,6.0,738.0</text:p>
      <text:p text:style-name="Preformatted_20_Text">17652,04/22/2020,Recovered,Canada,2020-04-22 23:38:57,0.0,0.0,14454.0</text:p>
      <text:p text:style-name="Preformatted_20_Text">17653,04/22/2020,Recovered,US,2020-04-22 23:38:57,0.0,0.0,77366.0</text:p>
      <text:p text:style-name="Preformatted_20_Text">17654,04/22/2020,Reunion,France,2020-04-22 23:38:57,410.0,0.0,238.0</text:p>
      <text:p text:style-name="Preformatted_20_Text">17655,04/22/2020,Rhode Island,US,2020-04-22 23:38:57,5841.0,181.0,0.0</text:p>
      <text:p text:style-name="Preformatted_20_Text">17656,04/22/2020,Saint Barthelemy,France,2020-04-22 23:38:57,6.0,0.0,6.0</text:p>
      <text:p text:style-name="Preformatted_20_Text">17657,04/22/2020,Saint Pierre and Miquelon,France,2020-04-22 23:38:57,1.0,0.0,0.0</text:p>
      <text:p text:style-name="Preformatted_20_Text">17658,04/22/2020,Saskatchewan,Canada,2020-04-22 23:38:57,326.0,4.0,0.0</text:p>
      <text:p text:style-name="Preformatted_20_Text">17659,04/22/2020,Shaanxi,Mainland China,2020-04-22 23:38:57,279.0,3.0,253.0</text:p>
      <text:p text:style-name="Preformatted_20_Text">17660,04/22/2020,Shandong,Mainland China,2020-04-22 23:38:57,787.0,7.0,766.0</text:p>
      <text:p text:style-name="Preformatted_20_Text">17661,04/22/2020,Shanghai,Mainland China,2020-04-22 23:38:57,639.0,7.0,534.0</text:p>
      <text:p text:style-name="Preformatted_20_Text">17662,04/22/2020,Shanxi,Mainland China,2020-04-22 23:38:57,197.0,0.0,140.0</text:p>
      <text:p text:style-name="Preformatted_20_Text">17663,04/22/2020,Sichuan,Mainland China,2020-04-22 23:38:57,561.0,3.0,556.0</text:p>
      <text:p text:style-name="Preformatted_20_Text">17664,04/22/2020,Sint Maarten,Netherlands,2020-04-22 23:38:57,71.0,11.0,22.0</text:p>
      <text:p text:style-name="Preformatted_20_Text">17665,04/22/2020,South Australia,Australia,2020-04-22 23:38:57,435.0,4.0,331.0</text:p>
      <text:p text:style-name="Preformatted_20_Text">17666,04/22/2020,South Carolina,US,2020-04-22 23:38:57,4761.0,140.0,0.0</text:p>
      <text:p text:style-name="Preformatted_20_Text">17667,04/22/2020,South Dakota,US,2020-04-22 23:38:57,1858.0,9.0,0.0</text:p>
      <text:p text:style-name="Preformatted_20_Text">17668,04/22/2020,St Martin,France,2020-04-22 23:38:57,38.0,2.0,19.0</text:p>
      <text:p text:style-name="Preformatted_20_Text">17669,04/22/2020,Tasmania,Australia,2020-04-22 23:38:57,180.0,7.0,67.0</text:p>
      <text:p text:style-name="Preformatted_20_Text">17670,04/22/2020,Tennessee,US,2020-04-22 23:38:57,7394.0,157.0,0.0</text:p>
      <text:p text:style-name="Preformatted_20_Text">17671,04/22/2020,Texas,US,2020-04-22 23:38:57,21321.0,556.0,0.0</text:p>
      <text:p text:style-name="Preformatted_20_Text">17672,04/22/2020,Tianjin,Mainland China,2020-04-22 23:38:57,189.0,3.0,176.0</text:p>
      <text:p text:style-name="Preformatted_20_Text">17673,04/22/2020,Tibet,Mainland China,2020-04-22 23:38:57,1.0,0.0,1.0</text:p>
      <text:p text:style-name="Preformatted_20_Text">17674,04/22/2020,Turks and Caicos Islands,UK,2020-04-22 23:38:57,11.0,1.0,4.0</text:p>
      <text:p text:style-name="Preformatted_20_Text">17675,04/22/2020,Utah,US,2020-04-22 23:38:57,3445.0,32.0,0.0</text:p>
      <text:p text:style-name="Preformatted_20_Text">17676,04/22/2020,Vermont,US,2020-04-22 23:38:57,823.0,40.0,0.0</text:p>
      <text:p text:style-name="Preformatted_20_Text">17677,04/22/2020,Victoria,Australia,2020-04-22 23:38:57,1319.0,14.0,1172.0</text:p>
      <text:p text:style-name="Preformatted_20_Text">17678,04/22/2020,Virgin Islands,US,2020-04-22 23:38:57,54.0,3.0,0.0</text:p>
      <text:p text:style-name="Preformatted_20_Text">17679,04/22/2020,Virginia,US,2020-04-22 23:38:57,10266.0,349.0,0.0</text:p>
      <text:p text:style-name="Preformatted_20_Text">17680,04/22/2020,Washington,US,2020-04-22 23:38:57,12596.0,686.0,0.0</text:p>
      <text:p text:style-name="Preformatted_20_Text">17681,04/22/2020,West Virginia,US,2020-04-22 23:38:57,939.0,27.0,0.0</text:p>
      <text:p text:style-name="Preformatted_20_Text">17682,04/22/2020,Western Australia,Australia,2020-04-22 23:38:57,541.0,7.0,340.0</text:p>
      <text:p text:style-name="Preformatted_20_Text">17683,04/22/2020,Wisconsin,US,2020-04-22 23:38:57,4845.0,248.0,0.0</text:p>
      <text:p text:style-name="Preformatted_20_Text">17684,04/22/2020,Wyoming,US,2020-04-22 23:38:57,447.0,6.0,0.0</text:p>
      <text:p text:style-name="Preformatted_20_Text">17685,04/22/2020,Xinjiang,Mainland China,2020-04-22 23:38:57,76.0,3.0,73.0</text:p>
      <text:p text:style-name="Preformatted_20_Text">17686,04/22/2020,Yukon,Canada,2020-04-22 23:38:57,11.0,0.0,0.0</text:p>
      <text:p text:style-name="Preformatted_20_Text">17687,04/22/2020,Yunnan,Mainland China,2020-04-22 23:38:57,184.0,2.0,178.0</text:p>
      <text:p text:style-name="Preformatted_20_Text">17688,04/22/2020,Zhejiang,Mainland China,2020-04-22 23:38:57,1268.0,1.0,1252.0</text:p>
      <text:p text:style-name="Preformatted_20_Text">17689,04/23/2020,,Afghanistan,2020-04-24 03:31:35,1279.0,42.0,179.0</text:p>
      <text:p text:style-name="Preformatted_20_Text">17690,04/23/2020,,Albania,2020-04-24 03:31:35,663.0,27.0,385.0</text:p>
      <text:p text:style-name="Preformatted_20_Text">17691,04/23/2020,,Algeria,2020-04-24 03:31:35,3007.0,407.0,1355.0</text:p>
      <text:p text:style-name="Preformatted_20_Text">17692,04/23/2020,,Andorra,2020-04-24 03:31:35,723.0,37.0,333.0</text:p>
      <text:p text:style-name="Preformatted_20_Text">17693,04/23/2020,,Angola,2020-04-24 03:31:35,25.0,2.0,6.0</text:p>
      <text:p text:style-name="Preformatted_20_Text">17694,04/23/2020,,Antigua and Barbuda,2020-04-24 03:31:35,24.0,3.0,10.0</text:p>
      <text:p text:style-name="Preformatted_20_Text">17695,04/23/2020,,Argentina,2020-04-24 03:31:35,3435.0,165.0,919.0</text:p>
      <text:p text:style-name="Preformatted_20_Text">17696,04/23/2020,,Armenia,2020-04-24 03:31:35,1523.0,24.0,659.0</text:p>
      <text:p text:style-name="Preformatted_20_Text">17697,04/23/2020,,Austria,2020-04-24 03:31:35,15002.0,522.0,11694.0</text:p>
      <text:p text:style-name="Preformatted_20_Text">17698,04/23/2020,,Azerbaijan,2020-04-24 03:31:35,1548.0,20.0,948.0</text:p>
      <text:p text:style-name="Preformatted_20_Text">17699,04/23/2020,,Bahamas,2020-04-24 03:31:35,72.0,11.0,14.0</text:p>
      <text:p text:style-name="Preformatted_20_Text">17700,04/23/2020,,Bahrain,2020-04-24 03:31:35,2217.0,8.0,1082.0</text:p>
      <text:p text:style-name="Preformatted_20_Text">17701,04/23/2020,,Bangladesh,2020-04-24 03:31:35,4186.0,127.0,108.0</text:p>
      <text:p text:style-name="Preformatted_20_Text">17702,04/23/2020,,Barbados,2020-04-24 03:31:35,76.0,6.0,30.0</text:p>
      <text:p text:style-name="Preformatted_20_Text">17703,04/23/2020,,Belarus,2020-04-24 03:31:35,8022.0,60.0,938.0</text:p>
      <text:p text:style-name="Preformatted_20_Text">17704,04/23/2020,,Belgium,2020-04-24 03:31:35,42797.0,6490.0,9800.0</text:p>
      <text:p text:style-name="Preformatted_20_Text">17705,04/23/2020,,Belize,2020-04-24 03:31:35,18.0,2.0,5.0</text:p>
      <text:p text:style-name="Preformatted_20_Text"><text:soft-page-break/>17706,04/23/2020,,Benin,2020-04-24 03:31:35,54.0,1.0,27.0</text:p>
      <text:p text:style-name="Preformatted_20_Text">17707,04/23/2020,,Bhutan,2020-04-24 03:31:35,7.0,0.0,3.0</text:p>
      <text:p text:style-name="Preformatted_20_Text">17708,04/23/2020,,Bolivia,2020-04-24 03:31:35,703.0,43.0,44.0</text:p>
      <text:p text:style-name="Preformatted_20_Text">17709,04/23/2020,,Bosnia and Herzegovina,2020-04-24 03:31:35,1413.0,54.0,485.0</text:p>
      <text:p text:style-name="Preformatted_20_Text">17710,04/23/2020,,Botswana,2020-04-24 03:31:35,22.0,1.0,0.0</text:p>
      <text:p text:style-name="Preformatted_20_Text">17711,04/23/2020,,Brazil,2020-04-24 03:31:35,50036.0,3331.0,26573.0</text:p>
      <text:p text:style-name="Preformatted_20_Text">17712,04/23/2020,,Brunei,2020-04-24 03:31:35,138.0,1.0,119.0</text:p>
      <text:p text:style-name="Preformatted_20_Text">17713,04/23/2020,,Bulgaria,2020-04-24 03:31:35,1097.0,52.0,190.0</text:p>
      <text:p text:style-name="Preformatted_20_Text">17714,04/23/2020,,Burkina Faso,2020-04-24 03:31:35,616.0,41.0,410.0</text:p>
      <text:p text:style-name="Preformatted_20_Text">17715,04/23/2020,,Burma,2020-04-24 03:31:35,139.0,5.0,9.0</text:p>
      <text:p text:style-name="Preformatted_20_Text">17716,04/23/2020,,Burundi,2020-04-24 03:31:35,11.0,1.0,4.0</text:p>
      <text:p text:style-name="Preformatted_20_Text">17717,04/23/2020,,Cabo Verde,2020-04-24 03:31:35,82.0,1.0,1.0</text:p>
      <text:p text:style-name="Preformatted_20_Text">17718,04/23/2020,,Cambodia,2020-04-24 03:31:35,122.0,0.0,110.0</text:p>
      <text:p text:style-name="Preformatted_20_Text">17719,04/23/2020,,Cameroon,2020-04-24 03:31:35,1334.0,43.0,668.0</text:p>
      <text:p text:style-name="Preformatted_20_Text">17720,04/23/2020,,Central African Republic,2020-04-24 03:31:35,16.0,0.0,10.0</text:p>
      <text:p text:style-name="Preformatted_20_Text">17721,04/23/2020,,Chad,2020-04-24 03:31:35,33.0,0.0,8.0</text:p>
      <text:p text:style-name="Preformatted_20_Text">17722,04/23/2020,,Chile,2020-04-24 03:31:35,11812.0,168.0,5804.0</text:p>
      <text:p text:style-name="Preformatted_20_Text">17723,04/23/2020,,Colombia,2020-04-24 03:31:35,4561.0,215.0,927.0</text:p>
      <text:p text:style-name="Preformatted_20_Text">17724,04/23/2020,,Congo (Brazzaville),2020-04-24 03:31:35,186.0,6.0,16.0</text:p>
      <text:p text:style-name="Preformatted_20_Text">17725,04/23/2020,,Congo (Kinshasa),2020-04-24 03:31:35,377.0,25.0,47.0</text:p>
      <text:p text:style-name="Preformatted_20_Text">17726,04/23/2020,,Costa Rica,2020-04-24 03:31:35,686.0,6.0,196.0</text:p>
      <text:p text:style-name="Preformatted_20_Text">17727,04/23/2020,,Croatia,2020-04-24 03:31:35,1981.0,50.0,883.0</text:p>
      <text:p text:style-name="Preformatted_20_Text">17728,04/23/2020,,Cuba,2020-04-24 03:31:35,1235.0,43.0,365.0</text:p>
      <text:p text:style-name="Preformatted_20_Text">17729,04/23/2020,,Cyprus,2020-04-24 03:31:35,795.0,13.0,98.0</text:p>
      <text:p text:style-name="Preformatted_20_Text">17730,04/23/2020,,Czech Republic,2020-04-24 03:31:35,7187.0,210.0,2152.0</text:p>
      <text:p text:style-name="Preformatted_20_Text">17731,04/23/2020,,Denmark,2020-04-24 03:31:35,8073.0,394.0,5384.0</text:p>
      <text:p text:style-name="Preformatted_20_Text">17732,04/23/2020,,Diamond Princess,2020-04-24 03:31:35,712.0,13.0,645.0</text:p>
      <text:p text:style-name="Preformatted_20_Text">17733,04/23/2020,,Djibouti,2020-04-24 03:31:35,986.0,2.0,252.0</text:p>
      <text:p text:style-name="Preformatted_20_Text">17734,04/23/2020,,Dominica,2020-04-24 03:31:35,16.0,0.0,9.0</text:p>
      <text:p text:style-name="Preformatted_20_Text">17735,04/23/2020,,Dominican Republic,2020-04-24 03:31:35,5543.0,265.0,581.0</text:p>
      <text:p text:style-name="Preformatted_20_Text">17736,04/23/2020,,Ecuador,2020-04-24 03:31:35,11183.0,560.0,1328.0</text:p>
      <text:p text:style-name="Preformatted_20_Text">17737,04/23/2020,,Egypt,2020-04-24 03:31:35,3891.0,287.0,1004.0</text:p>
      <text:p text:style-name="Preformatted_20_Text">17738,04/23/2020,,El Salvador,2020-04-24 03:31:35,250.0,8.0,67.0</text:p>
      <text:p text:style-name="Preformatted_20_Text">17739,04/23/2020,,Equatorial Guinea,2020-04-24 03:31:35,84.0,1.0,7.0</text:p>
      <text:p text:style-name="Preformatted_20_Text">17740,04/23/2020,,Eritrea,2020-04-24 03:31:35,39.0,0.0,6.0</text:p>
      <text:p text:style-name="Preformatted_20_Text">17741,04/23/2020,,Estonia,2020-04-24 03:31:35,1592.0,45.0,192.0</text:p>
      <text:p text:style-name="Preformatted_20_Text">17742,04/23/2020,,Eswatini,2020-04-24 03:31:35,31.0,1.0,8.0</text:p>
      <text:p text:style-name="Preformatted_20_Text">17743,04/23/2020,,Ethiopia,2020-04-24 03:31:35,116.0,3.0,21.0</text:p>
      <text:p text:style-name="Preformatted_20_Text">17744,04/23/2020,,Fiji,2020-04-24 03:31:35,18.0,0.0,8.0</text:p>
      <text:p text:style-name="Preformatted_20_Text">17745,04/23/2020,,Finland,2020-04-24 03:31:35,4284.0,172.0,2000.0</text:p>
      <text:p text:style-name="Preformatted_20_Text">17746,04/23/2020,,France,2020-04-24 03:31:35,158183.0,21856.0,42088.0</text:p>
      <text:p text:style-name="Preformatted_20_Text">17747,04/23/2020,,Gabon,2020-04-24 03:31:35,167.0,2.0,24.0</text:p>
      <text:p text:style-name="Preformatted_20_Text">17748,04/23/2020,,Gambia,2020-04-24 03:31:35,10.0,1.0,2.0</text:p>
      <text:p text:style-name="Preformatted_20_Text">17749,04/23/2020,,Georgia,2020-04-24 03:31:35,425.0,5.0,111.0</text:p>
      <text:p text:style-name="Preformatted_20_Text">17750,04/23/2020,,Germany,2020-04-24 03:31:35,153129.0,5575.0,103300.0</text:p>
      <text:p text:style-name="Preformatted_20_Text">17751,04/23/2020,,Ghana,2020-04-24 03:31:35,1154.0,9.0,99.0</text:p>
      <text:p text:style-name="Preformatted_20_Text">17752,04/23/2020,,Greece,2020-04-24 03:31:35,2463.0,125.0,577.0</text:p>
      <text:p text:style-name="Preformatted_20_Text">17753,04/23/2020,,Grenada,2020-04-24 03:31:35,15.0,0.0,6.0</text:p>
      <text:p text:style-name="Preformatted_20_Text">17754,04/23/2020,,Guatemala,2020-04-24 03:31:35,384.0,11.0,30.0</text:p>
      <text:p text:style-name="Preformatted_20_Text">17755,04/23/2020,,Guinea,2020-04-24 03:31:35,862.0,6.0,170.0</text:p>
      <text:p text:style-name="Preformatted_20_Text">17756,04/23/2020,,Guinea-Bissau,2020-04-24 03:31:35,50.0,0.0,3.0</text:p>
      <text:p text:style-name="Preformatted_20_Text">17757,04/23/2020,,Guyana,2020-04-24 03:31:35,70.0,7.0,9.0</text:p>
      <text:p text:style-name="Preformatted_20_Text">17758,04/23/2020,,Haiti,2020-04-24 03:31:35,72.0,5.0,2.0</text:p>
      <text:p text:style-name="Preformatted_20_Text">17759,04/23/2020,,Holy See,2020-04-24 03:31:35,9.0,0.0,2.0</text:p>
      <text:p text:style-name="Preformatted_20_Text">17760,04/23/2020,,Honduras,2020-04-24 03:31:35,519.0,47.0,31.0</text:p>
      <text:p text:style-name="Preformatted_20_Text">17761,04/23/2020,,Hungary,2020-04-24 03:31:35,2284.0,239.0,390.0</text:p>
      <text:p text:style-name="Preformatted_20_Text">17762,04/23/2020,,Iceland,2020-04-24 03:31:35,1789.0,10.0,1509.0</text:p>
      <text:p text:style-name="Preformatted_20_Text">17763,04/23/2020,,India,2020-04-24 03:31:35,23077.0,721.0,5012.0</text:p>
      <text:p text:style-name="Preformatted_20_Text">17764,04/23/2020,,Indonesia,2020-04-24 03:31:35,7775.0,647.0,960.0</text:p>
      <text:p text:style-name="Preformatted_20_Text">17765,04/23/2020,,Iran,2020-04-24 03:31:35,87026.0,5481.0,64843.0</text:p>
      <text:p text:style-name="Preformatted_20_Text">17766,04/23/2020,,Iraq,2020-04-24 03:31:35,1677.0,83.0,1171.0</text:p>
      <text:p text:style-name="Preformatted_20_Text">17767,04/23/2020,,Ireland,2020-04-24 03:31:35,17607.0,794.0,9233.0</text:p>
      <text:p text:style-name="Preformatted_20_Text">17768,04/23/2020,,Israel,2020-04-24 03:31:35,14803.0,192.0,5611.0</text:p>
      <text:p text:style-name="Preformatted_20_Text">17769,04/23/2020,,Italy,2020-04-24 03:31:35,189973.0,25549.0,57576.0</text:p>
      <text:p text:style-name="Preformatted_20_Text"><text:soft-page-break/>17770,04/23/2020,,Ivory Coast,2020-04-24 03:31:35,1004.0,14.0,359.0</text:p>
      <text:p text:style-name="Preformatted_20_Text">17771,04/23/2020,,Jamaica,2020-04-24 03:31:35,257.0,6.0,28.0</text:p>
      <text:p text:style-name="Preformatted_20_Text">17772,04/23/2020,,Japan,2020-04-24 03:31:35,12368.0,328.0,1494.0</text:p>
      <text:p text:style-name="Preformatted_20_Text">17773,04/23/2020,,Jordan,2020-04-24 03:31:35,437.0,7.0,318.0</text:p>
      <text:p text:style-name="Preformatted_20_Text">17774,04/23/2020,,Kazakhstan,2020-04-24 03:31:35,2289.0,20.0,560.0</text:p>
      <text:p text:style-name="Preformatted_20_Text">17775,04/23/2020,,Kenya,2020-04-24 03:31:35,320.0,14.0,89.0</text:p>
      <text:p text:style-name="Preformatted_20_Text">17776,04/23/2020,,Kosovo,2020-04-24 03:31:35,510.0,12.0,93.0</text:p>
      <text:p text:style-name="Preformatted_20_Text">17777,04/23/2020,,Kuwait,2020-04-24 03:31:35,2399.0,14.0,498.0</text:p>
      <text:p text:style-name="Preformatted_20_Text">17778,04/23/2020,,Kyrgyzstan,2020-04-24 03:31:35,631.0,8.0,302.0</text:p>
      <text:p text:style-name="Preformatted_20_Text">17779,04/23/2020,,Laos,2020-04-24 03:31:35,19.0,0.0,4.0</text:p>
      <text:p text:style-name="Preformatted_20_Text">17780,04/23/2020,,Latvia,2020-04-24 03:31:35,778.0,11.0,133.0</text:p>
      <text:p text:style-name="Preformatted_20_Text">17781,04/23/2020,,Lebanon,2020-04-24 03:31:35,688.0,22.0,140.0</text:p>
      <text:p text:style-name="Preformatted_20_Text">17782,04/23/2020,,Liberia,2020-04-24 03:31:35,101.0,8.0,20.0</text:p>
      <text:p text:style-name="Preformatted_20_Text">17783,04/23/2020,,Libya,2020-04-24 03:31:35,60.0,2.0,15.0</text:p>
      <text:p text:style-name="Preformatted_20_Text">17784,04/23/2020,,Liechtenstein,2020-04-24 03:31:35,81.0,1.0,55.0</text:p>
      <text:p text:style-name="Preformatted_20_Text">17785,04/23/2020,,Lithuania,2020-04-24 03:31:35,1398.0,40.0,399.0</text:p>
      <text:p text:style-name="Preformatted_20_Text">17786,04/23/2020,,Luxembourg,2020-04-24 03:31:35,3665.0,83.0,728.0</text:p>
      <text:p text:style-name="Preformatted_20_Text">17787,04/23/2020,,MS Zaandam,2020-04-24 03:31:35,9.0,2.0,0.0</text:p>
      <text:p text:style-name="Preformatted_20_Text">17788,04/23/2020,,Madagascar,2020-04-24 03:31:35,121.0,0.0,58.0</text:p>
      <text:p text:style-name="Preformatted_20_Text">17789,04/23/2020,,Malawi,2020-04-24 03:31:35,33.0,3.0,3.0</text:p>
      <text:p text:style-name="Preformatted_20_Text">17790,04/23/2020,,Malaysia,2020-04-24 03:31:35,5603.0,95.0,3542.0</text:p>
      <text:p text:style-name="Preformatted_20_Text">17791,04/23/2020,,Maldives,2020-04-24 03:31:35,108.0,0.0,16.0</text:p>
      <text:p text:style-name="Preformatted_20_Text">17792,04/23/2020,,Mali,2020-04-24 03:31:35,309.0,21.0,77.0</text:p>
      <text:p text:style-name="Preformatted_20_Text">17793,04/23/2020,,Malta,2020-04-24 03:31:35,445.0,3.0,204.0</text:p>
      <text:p text:style-name="Preformatted_20_Text">17794,04/23/2020,,Mauritania,2020-04-24 03:31:35,7.0,1.0,6.0</text:p>
      <text:p text:style-name="Preformatted_20_Text">17795,04/23/2020,,Mauritius,2020-04-24 03:31:35,331.0,9.0,266.0</text:p>
      <text:p text:style-name="Preformatted_20_Text">17796,04/23/2020,,Mexico,2020-04-24 03:31:35,11633.0,1069.0,2627.0</text:p>
      <text:p text:style-name="Preformatted_20_Text">17797,04/23/2020,,Moldova,2020-04-24 03:31:35,2926.0,80.0,661.0</text:p>
      <text:p text:style-name="Preformatted_20_Text">17798,04/23/2020,,Monaco,2020-04-24 03:31:35,94.0,4.0,35.0</text:p>
      <text:p text:style-name="Preformatted_20_Text">17799,04/23/2020,,Mongolia,2020-04-24 03:31:35,36.0,0.0,9.0</text:p>
      <text:p text:style-name="Preformatted_20_Text">17800,04/23/2020,,Montenegro,2020-04-24 03:31:35,316.0,5.0,123.0</text:p>
      <text:p text:style-name="Preformatted_20_Text">17801,04/23/2020,,Morocco,2020-04-24 03:31:35,3568.0,155.0,456.0</text:p>
      <text:p text:style-name="Preformatted_20_Text">17802,04/23/2020,,Mozambique,2020-04-24 03:31:35,46.0,0.0,9.0</text:p>
      <text:p text:style-name="Preformatted_20_Text">17803,04/23/2020,,Namibia,2020-04-24 03:31:35,16.0,0.0,7.0</text:p>
      <text:p text:style-name="Preformatted_20_Text">17804,04/23/2020,,Nepal,2020-04-24 03:31:35,48.0,0.0,10.0</text:p>
      <text:p text:style-name="Preformatted_20_Text">17805,04/23/2020,,Netherlands,2020-04-24 03:31:35,35729.0,4177.0,0.0</text:p>
      <text:p text:style-name="Preformatted_20_Text">17806,04/23/2020,,New Zealand,2020-04-24 03:31:35,1456.0,17.0,1095.0</text:p>
      <text:p text:style-name="Preformatted_20_Text">17807,04/23/2020,,Nicaragua,2020-04-24 03:31:35,11.0,3.0,7.0</text:p>
      <text:p text:style-name="Preformatted_20_Text">17808,04/23/2020,,Niger,2020-04-24 03:31:35,671.0,24.0,256.0</text:p>
      <text:p text:style-name="Preformatted_20_Text">17809,04/23/2020,,Nigeria,2020-04-24 03:31:35,981.0,31.0,197.0</text:p>
      <text:p text:style-name="Preformatted_20_Text">17810,04/23/2020,,North Macedonia,2020-04-24 03:31:35,1300.0,56.0,301.0</text:p>
      <text:p text:style-name="Preformatted_20_Text">17811,04/23/2020,,Norway,2020-04-24 03:31:35,7401.0,194.0,32.0</text:p>
      <text:p text:style-name="Preformatted_20_Text">17812,04/23/2020,,Oman,2020-04-24 03:31:35,1716.0,9.0,307.0</text:p>
      <text:p text:style-name="Preformatted_20_Text">17813,04/23/2020,,Pakistan,2020-04-24 03:31:35,11155.0,237.0,2527.0</text:p>
      <text:p text:style-name="Preformatted_20_Text">17814,04/23/2020,,Panama,2020-04-24 03:31:35,5166.0,146.0,271.0</text:p>
      <text:p text:style-name="Preformatted_20_Text">17815,04/23/2020,,Papua New Guinea,2020-04-24 03:31:35,8.0,0.0,0.0</text:p>
      <text:p text:style-name="Preformatted_20_Text">17816,04/23/2020,,Paraguay,2020-04-24 03:31:35,213.0,9.0,67.0</text:p>
      <text:p text:style-name="Preformatted_20_Text">17817,04/23/2020,,Peru,2020-04-24 03:31:35,20914.0,572.0,7422.0</text:p>
      <text:p text:style-name="Preformatted_20_Text">17818,04/23/2020,,Philippines,2020-04-24 03:31:35,6981.0,462.0,722.0</text:p>
      <text:p text:style-name="Preformatted_20_Text">17819,04/23/2020,,Poland,2020-04-24 03:31:35,10511.0,454.0,1740.0</text:p>
      <text:p text:style-name="Preformatted_20_Text">17820,04/23/2020,,Portugal,2020-04-24 03:31:35,22353.0,820.0,1201.0</text:p>
      <text:p text:style-name="Preformatted_20_Text">17821,04/23/2020,,Qatar,2020-04-24 03:31:35,7764.0,10.0,750.0</text:p>
      <text:p text:style-name="Preformatted_20_Text">17822,04/23/2020,,Romania,2020-04-24 03:31:35,10096.0,545.0,2478.0</text:p>
      <text:p text:style-name="Preformatted_20_Text">17823,04/23/2020,,Russia,2020-04-24 03:31:35,62773.0,555.0,4891.0</text:p>
      <text:p text:style-name="Preformatted_20_Text">17824,04/23/2020,,Rwanda,2020-04-24 03:31:35,154.0,0.0,87.0</text:p>
      <text:p text:style-name="Preformatted_20_Text">17825,04/23/2020,,Saint Kitts and Nevis,2020-04-24 03:31:35,15.0,0.0,1.0</text:p>
      <text:p text:style-name="Preformatted_20_Text">17826,04/23/2020,,Saint Lucia,2020-04-24 03:31:35,15.0,0.0,15.0</text:p>
      <text:p text:style-name="Preformatted_20_Text">17827,04/23/2020,,Saint Vincent and the Grenadines,2020-04-24 03:31:35,13.0,0.0,3.0</text:p>
      <text:p text:style-name="Preformatted_20_Text">17828,04/23/2020,,San Marino,2020-04-24 03:31:35,501.0,40.0,63.0</text:p>
      <text:p text:style-name="Preformatted_20_Text">17829,04/23/2020,,Sao Tome and Principe,2020-04-24 03:31:35,4.0,0.0,0.0</text:p>
      <text:p text:style-name="Preformatted_20_Text">17830,04/23/2020,,Saudi Arabia,2020-04-24 03:31:35,13930.0,121.0,1925.0</text:p>
      <text:p text:style-name="Preformatted_20_Text">17831,04/23/2020,,Senegal,2020-04-24 03:31:35,479.0,6.0,257.0</text:p>
      <text:p text:style-name="Preformatted_20_Text">17832,04/23/2020,,Serbia,2020-04-24 03:31:35,6630.0,125.0,870.0</text:p>
      <text:p text:style-name="Preformatted_20_Text"><text:soft-page-break/>17833,04/23/2020,,Seychelles,2020-04-24 03:31:35,11.0,0.0,6.0</text:p>
      <text:p text:style-name="Preformatted_20_Text">17834,04/23/2020,,Sierra Leone,2020-04-24 03:31:35,64.0,1.0,10.0</text:p>
      <text:p text:style-name="Preformatted_20_Text">17835,04/23/2020,,Singapore,2020-04-24 03:31:35,11178.0,12.0,924.0</text:p>
      <text:p text:style-name="Preformatted_20_Text">17836,04/23/2020,,Slovakia,2020-04-24 03:31:35,1325.0,15.0,288.0</text:p>
      <text:p text:style-name="Preformatted_20_Text">17837,04/23/2020,,Slovenia,2020-04-24 03:31:35,1366.0,79.0,211.0</text:p>
      <text:p text:style-name="Preformatted_20_Text">17838,04/23/2020,,Somalia,2020-04-24 03:31:35,328.0,16.0,8.0</text:p>
      <text:p text:style-name="Preformatted_20_Text">17839,04/23/2020,,South Africa,2020-04-24 03:31:35,3953.0,75.0,1473.0</text:p>
      <text:p text:style-name="Preformatted_20_Text">17840,04/23/2020,,South Korea,2020-04-24 03:31:35,10708.0,240.0,8501.0</text:p>
      <text:p text:style-name="Preformatted_20_Text">17841,04/23/2020,,South Sudan,2020-04-24 03:31:35,5.0,0.0,0.0</text:p>
      <text:p text:style-name="Preformatted_20_Text">17842,04/23/2020,,Spain,2020-04-24 03:31:35,213024.0,22157.0,89250.0</text:p>
      <text:p text:style-name="Preformatted_20_Text">17843,04/23/2020,,Sri Lanka,2020-04-24 03:31:35,368.0,7.0,107.0</text:p>
      <text:p text:style-name="Preformatted_20_Text">17844,04/23/2020,,Sudan,2020-04-24 03:31:35,174.0,16.0,14.0</text:p>
      <text:p text:style-name="Preformatted_20_Text">17845,04/23/2020,,Suriname,2020-04-24 03:31:35,10.0,1.0,6.0</text:p>
      <text:p text:style-name="Preformatted_20_Text">17846,04/23/2020,,Sweden,2020-04-24 03:31:35,16755.0,2021.0,550.0</text:p>
      <text:p text:style-name="Preformatted_20_Text">17847,04/23/2020,,Switzerland,2020-04-24 03:31:35,28496.0,1549.0,20600.0</text:p>
      <text:p text:style-name="Preformatted_20_Text">17848,04/23/2020,,Syria,2020-04-24 03:31:35,42.0,3.0,6.0</text:p>
      <text:p text:style-name="Preformatted_20_Text">17849,04/23/2020,,Taiwan,2020-04-24 03:31:35,427.0,6.0,253.0</text:p>
      <text:p text:style-name="Preformatted_20_Text">17850,04/23/2020,,Tanzania,2020-04-24 03:31:35,284.0,10.0,11.0</text:p>
      <text:p text:style-name="Preformatted_20_Text">17851,04/23/2020,,Thailand,2020-04-24 03:31:35,2839.0,50.0,2430.0</text:p>
      <text:p text:style-name="Preformatted_20_Text">17852,04/23/2020,,Timor-Leste,2020-04-24 03:31:35,23.0,0.0,1.0</text:p>
      <text:p text:style-name="Preformatted_20_Text">17853,04/23/2020,,Togo,2020-04-24 03:31:35,88.0,6.0,59.0</text:p>
      <text:p text:style-name="Preformatted_20_Text">17854,04/23/2020,,Trinidad and Tobago,2020-04-24 03:31:35,115.0,8.0,48.0</text:p>
      <text:p text:style-name="Preformatted_20_Text">17855,04/23/2020,,Tunisia,2020-04-24 03:31:35,918.0,38.0,190.0</text:p>
      <text:p text:style-name="Preformatted_20_Text">17856,04/23/2020,,Turkey,2020-04-24 03:31:35,101790.0,2491.0,18491.0</text:p>
      <text:p text:style-name="Preformatted_20_Text">17857,04/23/2020,,UK,2020-04-24 03:31:35,138078.0,18738.0,0.0</text:p>
      <text:p text:style-name="Preformatted_20_Text">17858,04/23/2020,,Uganda,2020-04-24 03:31:35,74.0,0.0,46.0</text:p>
      <text:p text:style-name="Preformatted_20_Text">17859,04/23/2020,,Ukraine,2020-04-24 03:31:35,7170.0,187.0,504.0</text:p>
      <text:p text:style-name="Preformatted_20_Text">17860,04/23/2020,,United Arab Emirates,2020-04-24 03:31:35,8756.0,56.0,1637.0</text:p>
      <text:p text:style-name="Preformatted_20_Text">17861,04/23/2020,,Uruguay,2020-04-24 03:31:35,557.0,12.0,354.0</text:p>
      <text:p text:style-name="Preformatted_20_Text">17862,04/23/2020,,Uzbekistan,2020-04-24 03:31:35,1758.0,7.0,561.0</text:p>
      <text:p text:style-name="Preformatted_20_Text">17863,04/23/2020,,Venezuela,2020-04-24 03:31:35,311.0,10.0,126.0</text:p>
      <text:p text:style-name="Preformatted_20_Text">17864,04/23/2020,,Vietnam,2020-04-24 03:31:35,268.0,0.0,224.0</text:p>
      <text:p text:style-name="Preformatted_20_Text">17865,04/23/2020,,West Bank and Gaza,2020-04-24 03:31:35,480.0,4.0,92.0</text:p>
      <text:p text:style-name="Preformatted_20_Text">17866,04/23/2020,,Western Sahara,2020-04-24 03:31:35,6.0,0.0,5.0</text:p>
      <text:p text:style-name="Preformatted_20_Text">17867,04/23/2020,,Yemen,2020-04-24 03:31:35,1.0,0.0,0.0</text:p>
      <text:p text:style-name="Preformatted_20_Text">17868,04/23/2020,,Zambia,2020-04-24 03:31:35,76.0,3.0,37.0</text:p>
      <text:p text:style-name="Preformatted_20_Text">17869,04/23/2020,,Zimbabwe,2020-04-24 03:31:35,28.0,4.0,2.0</text:p>
      <text:p text:style-name="Preformatted_20_Text">17870,04/23/2020,Alabama,US,2020-04-24 03:31:35,5832.0,202.0,0.0</text:p>
      <text:p text:style-name="Preformatted_20_Text">17871,04/23/2020,Alaska,US,2020-04-24 03:31:35,337.0,9.0,0.0</text:p>
      <text:p text:style-name="Preformatted_20_Text">17872,04/23/2020,Alberta,Canada,2020-04-24 03:31:35,3720.0,68.0,0.0</text:p>
      <text:p text:style-name="Preformatted_20_Text">17873,04/23/2020,Anguilla,UK,2020-04-24 03:31:35,3.0,0.0,1.0</text:p>
      <text:p text:style-name="Preformatted_20_Text">17874,04/23/2020,Anhui,Mainland China,2020-04-24 03:31:35,991.0,6.0,984.0</text:p>
      <text:p text:style-name="Preformatted_20_Text">17875,04/23/2020,Arizona,US,2020-04-24 03:31:35,5772.0,249.0,0.0</text:p>
      <text:p text:style-name="Preformatted_20_Text">17876,04/23/2020,Arkansas,US,2020-04-24 03:31:35,2599.0,45.0,0.0</text:p>
      <text:p text:style-name="Preformatted_20_Text">17877,04/23/2020,Aruba,Netherlands,2020-04-24 03:31:35,100.0,2.0,68.0</text:p>
      <text:p text:style-name="Preformatted_20_Text">17878,04/23/2020,Australian Capital Territory,Australia,2020-04-24 03:31:35,104.0,3.0,88.0</text:p>
      <text:p text:style-name="Preformatted_20_Text">17879,04/23/2020,Beijing,Mainland China,2020-04-24 03:31:35,593.0,8.0,524.0</text:p>
      <text:p text:style-name="Preformatted_20_Text">17880,04/23/2020,Bermuda,UK,2020-04-24 03:31:35,99.0,5.0,39.0</text:p>
      <text:p text:style-name="Preformatted_20_Text">17881,04/23/2020,"Bonaire, Sint Eustatius and Saba",Netherlands,2020-04-24 03:31:35,5.0,0.0,0.0</text:p>
      <text:p text:style-name="Preformatted_20_Text">17882,04/23/2020,British Columbia,Canada,2020-04-24 03:31:35,1824.0,94.0,0.0</text:p>
      <text:p text:style-name="Preformatted_20_Text">17883,04/23/2020,British Virgin Islands,UK,2020-04-24 03:31:35,5.0,1.0,3.0</text:p>
      <text:p text:style-name="Preformatted_20_Text">17884,04/23/2020,California,US,2020-04-24 03:31:35,39561.0,1533.0,0.0</text:p>
      <text:p text:style-name="Preformatted_20_Text">17885,04/23/2020,Cayman Islands,UK,2020-04-24 03:31:35,66.0,1.0,7.0</text:p>
      <text:p text:style-name="Preformatted_20_Text">17886,04/23/2020,Channel Islands,UK,2020-04-24 03:31:35,521.0,29.0,295.0</text:p>
      <text:p text:style-name="Preformatted_20_Text">17887,04/23/2020,Chongqing,Mainland China,2020-04-24 03:31:35,579.0,6.0,573.0</text:p>
      <text:p text:style-name="Preformatted_20_Text">17888,04/23/2020,Colorado,US,2020-04-24 03:31:35,11278.0,552.0,0.0</text:p>
      <text:p text:style-name="Preformatted_20_Text">17889,04/23/2020,Connecticut,US,2020-04-24 03:31:35,23100.0,1639.0,0.0</text:p>
      <text:p text:style-name="Preformatted_20_Text">17890,04/23/2020,Curacao,Netherlands,2020-04-24 03:31:35,14.0,1.0,11.0</text:p>
      <text:p text:style-name="Preformatted_20_Text">17891,04/23/2020,Delaware,US,2020-04-24 03:31:35,3308.0,92.0,0.0</text:p>
      <text:p text:style-name="Preformatted_20_Text">17892,04/23/2020,Diamond Princess cruise ship,Canada,2020-04-24 03:31:35,0.0,1.0,0.0</text:p>
      <text:p text:style-name="Preformatted_20_Text"><text:soft-page-break/>17893,04/23/2020,Diamond Princess cruise ship,US,2020-04-24 03:31:35,49.0,0.0,0.0</text:p>
      <text:p text:style-name="Preformatted_20_Text">17894,04/23/2020,District of Columbia,US,2020-04-24 03:31:35,3361.0,139.0,0.0</text:p>
      <text:p text:style-name="Preformatted_20_Text">17895,04/23/2020,Falkland Islands (Malvinas),UK,2020-04-24 03:31:35,12.0,0.0,11.0</text:p>
      <text:p text:style-name="Preformatted_20_Text">17896,04/23/2020,Faroe Islands,Denmark,2020-04-24 03:31:35,187.0,0.0,178.0</text:p>
      <text:p text:style-name="Preformatted_20_Text">17897,04/23/2020,Florida,US,2020-04-24 03:31:35,29648.0,987.0,0.0</text:p>
      <text:p text:style-name="Preformatted_20_Text">17898,04/23/2020,French Guiana,France,2020-04-24 03:31:35,107.0,1.0,84.0</text:p>
      <text:p text:style-name="Preformatted_20_Text">17899,04/23/2020,French Polynesia,France,2020-04-24 03:31:35,57.0,0.0,36.0</text:p>
      <text:p text:style-name="Preformatted_20_Text">17900,04/23/2020,Fujian,Mainland China,2020-04-24 03:31:35,355.0,1.0,346.0</text:p>
      <text:p text:style-name="Preformatted_20_Text">17901,04/23/2020,Gansu,Mainland China,2020-04-24 03:31:35,139.0,2.0,137.0</text:p>
      <text:p text:style-name="Preformatted_20_Text">17902,04/23/2020,Georgia,US,2020-04-24 03:31:35,21883.0,881.0,0.0</text:p>
      <text:p text:style-name="Preformatted_20_Text">17903,04/23/2020,Gibraltar,UK,2020-04-24 03:31:35,133.0,0.0,129.0</text:p>
      <text:p text:style-name="Preformatted_20_Text">17904,04/23/2020,Grand Princess,US,2020-04-24 03:31:35,103.0,3.0,0.0</text:p>
      <text:p text:style-name="Preformatted_20_Text">17905,04/23/2020,Greenland,Denmark,2020-04-24 03:31:35,11.0,0.0,11.0</text:p>
      <text:p text:style-name="Preformatted_20_Text">17906,04/23/2020,Guadeloupe,France,2020-04-24 03:31:35,148.0,12.0,76.0</text:p>
      <text:p text:style-name="Preformatted_20_Text">17907,04/23/2020,Guam,US,2020-04-24 03:31:35,139.0,5.0,0.0</text:p>
      <text:p text:style-name="Preformatted_20_Text">17908,04/23/2020,Guangdong,Mainland China,2020-04-24 03:31:35,1585.0,8.0,1528.0</text:p>
      <text:p text:style-name="Preformatted_20_Text">17909,04/23/2020,Guangxi,Mainland China,2020-04-24 03:31:35,254.0,2.0,252.0</text:p>
      <text:p text:style-name="Preformatted_20_Text">17910,04/23/2020,Guizhou,Mainland China,2020-04-24 03:31:35,147.0,2.0,145.0</text:p>
      <text:p text:style-name="Preformatted_20_Text">17911,04/23/2020,Hainan,Mainland China,2020-04-24 03:31:35,168.0,6.0,162.0</text:p>
      <text:p text:style-name="Preformatted_20_Text">17912,04/23/2020,Hawaii,US,2020-04-24 03:31:35,596.0,12.0,0.0</text:p>
      <text:p text:style-name="Preformatted_20_Text">17913,04/23/2020,Hebei,Mainland China,2020-04-24 03:31:35,328.0,6.0,317.0</text:p>
      <text:p text:style-name="Preformatted_20_Text">17914,04/23/2020,Heilongjiang,Mainland China,2020-04-24 03:31:35,928.0,13.0,485.0</text:p>
      <text:p text:style-name="Preformatted_20_Text">17915,04/23/2020,Henan,Mainland China,2020-04-24 03:31:35,1276.0,22.0,1254.0</text:p>
      <text:p text:style-name="Preformatted_20_Text">17916,04/23/2020,Hong Kong,Hong Kong,2020-04-24 03:31:35,1035.0,4.0,699.0</text:p>
      <text:p text:style-name="Preformatted_20_Text">17917,04/23/2020,Hubei,Mainland China,2020-04-24 03:31:35,68128.0,4512.0,63569.0</text:p>
      <text:p text:style-name="Preformatted_20_Text">17918,04/23/2020,Hunan,Mainland China,2020-04-24 03:31:35,1019.0,4.0,1015.0</text:p>
      <text:p text:style-name="Preformatted_20_Text">17919,04/23/2020,Idaho,US,2020-04-24 03:31:35,1836.0,54.0,0.0</text:p>
      <text:p text:style-name="Preformatted_20_Text">17920,04/23/2020,Illinois,US,2020-04-24 03:31:35,36937.0,1688.0,0.0</text:p>
      <text:p text:style-name="Preformatted_20_Text">17921,04/23/2020,Indiana,US,2020-04-24 03:31:35,13039.0,706.0,0.0</text:p>
      <text:p text:style-name="Preformatted_20_Text">17922,04/23/2020,Inner Mongolia,Mainland China,2020-04-24 03:31:35,194.0,1.0,108.0</text:p>
      <text:p text:style-name="Preformatted_20_Text">17923,04/23/2020,Iowa,US,2020-04-24 03:31:35,3924.0,96.0,0.0</text:p>
      <text:p text:style-name="Preformatted_20_Text">17924,04/23/2020,Isle of Man,UK,2020-04-24 03:31:35,307.0,16.0,221.0</text:p>
      <text:p text:style-name="Preformatted_20_Text">17925,04/23/2020,Jiangsu,Mainland China,2020-04-24 03:31:35,653.0,0.0,646.0</text:p>
      <text:p text:style-name="Preformatted_20_Text">17926,04/23/2020,Jiangxi,Mainland China,2020-04-24 03:31:35,937.0,1.0,936.0</text:p>
      <text:p text:style-name="Preformatted_20_Text">17927,04/23/2020,Jilin,Mainland China,2020-04-24 03:31:35,108.0,1.0,99.0</text:p>
      <text:p text:style-name="Preformatted_20_Text">17928,04/23/2020,Kansas,US,2020-04-24 03:31:35,2721.0,113.0,0.0</text:p>
      <text:p text:style-name="Preformatted_20_Text">17929,04/23/2020,Kentucky,US,2020-04-24 03:31:35,3479.0,191.0,0.0</text:p>
      <text:p text:style-name="Preformatted_20_Text">17930,04/23/2020,Liaoning,Mainland China,2020-04-24 03:31:35,146.0,2.0,143.0</text:p>
      <text:p text:style-name="Preformatted_20_Text">17931,04/23/2020,Louisiana,US,2020-04-24 03:31:35,25739.0,1599.0,0.0</text:p>
      <text:p text:style-name="Preformatted_20_Text">17932,04/23/2020,Macau,Macau,2020-04-24 03:31:35,45.0,0.0,27.0</text:p>
      <text:p text:style-name="Preformatted_20_Text">17933,04/23/2020,Maine,US,2020-04-24 03:31:35,937.0,44.0,0.0</text:p>
      <text:p text:style-name="Preformatted_20_Text">17934,04/23/2020,Manitoba,Canada,2020-04-24 03:31:35,262.0,6.0,0.0</text:p>
      <text:p text:style-name="Preformatted_20_Text">17935,04/23/2020,Martinique,France,2020-04-24 03:31:35,164.0,14.0,73.0</text:p>
      <text:p text:style-name="Preformatted_20_Text">17936,04/23/2020,Maryland,US,2020-04-24 03:31:35,15737.0,748.0,0.0</text:p>
      <text:p text:style-name="Preformatted_20_Text">17937,04/23/2020,Massachusetts,US,2020-04-24 03:31:35,46023.0,2360.0,0.0</text:p>
      <text:p text:style-name="Preformatted_20_Text">17938,04/23/2020,Mayotte,France,2020-04-24 03:31:35,326.0,4.0,125.0</text:p>
      <text:p text:style-name="Preformatted_20_Text">17939,04/23/2020,Michigan,US,2020-04-24 03:31:35,35296.0,2977.0,0.0</text:p>
      <text:p text:style-name="Preformatted_20_Text">17940,04/23/2020,Minnesota,US,2020-04-24 03:31:35,2942.0,200.0,0.0</text:p>
      <text:p text:style-name="Preformatted_20_Text">17941,04/23/2020,Mississippi,US,2020-04-24 03:31:35,5153.0,201.0,0.0</text:p>
      <text:p text:style-name="Preformatted_20_Text">17942,04/23/2020,Missouri,US,2020-04-24 03:31:35,6506.0,252.0,0.0</text:p>
      <text:p text:style-name="Preformatted_20_Text">17943,04/23/2020,Montana,US,2020-04-24 03:31:35,442.0,14.0,0.0</text:p>
      <text:p text:style-name="Preformatted_20_Text">17944,04/23/2020,Montserrat,UK,2020-04-24 03:31:35,11.0,0.0,2.0</text:p>
      <text:p text:style-name="Preformatted_20_Text">17945,04/23/2020,Nebraska,US,2020-04-24 03:31:35,2202.0,47.0,0.0</text:p>
      <text:p text:style-name="Preformatted_20_Text">17946,04/23/2020,Nevada,US,2020-04-24 03:31:35,4208.0,195.0,0.0</text:p>
      <text:p text:style-name="Preformatted_20_Text">17947,04/23/2020,New Brunswick,Canada,2020-04-24 03:31:35,118.0,0.0,0.0</text:p>
      <text:p text:style-name="Preformatted_20_Text">17948,04/23/2020,New Caledonia,France,2020-04-24 03:31:35,18.0,0.0,17.0</text:p>
      <text:p text:style-name="Preformatted_20_Text">17949,04/23/2020,New Hampshire,US,2020-04-24 03:31:35,1670.0,51.0,0.0</text:p>
      <text:p text:style-name="Preformatted_20_Text">17950,04/23/2020,New Jersey,US,2020-04-24 03:31:35,100025.0,5426.0,0.0</text:p>
      <text:p text:style-name="Preformatted_20_Text">17951,04/23/2020,New Mexico,US,2020-04-24 03:31:35,2379.0,78.0,0.0</text:p>
      <text:p text:style-name="Preformatted_20_Text"><text:soft-page-break/>17952,04/23/2020,New South Wales,Australia,2020-04-24 03:31:35,2976.0,31.0,1379.0</text:p>
      <text:p text:style-name="Preformatted_20_Text">17953,04/23/2020,New York,US,2020-04-24 03:31:35,263460.0,20973.0,0.0</text:p>
      <text:p text:style-name="Preformatted_20_Text">17954,04/23/2020,Newfoundland and Labrador,Canada,2020-04-24 03:31:35,256.0,3.0,0.0</text:p>
      <text:p text:style-name="Preformatted_20_Text">17955,04/23/2020,Ningxia,Mainland China,2020-04-24 03:31:35,75.0,0.0,75.0</text:p>
      <text:p text:style-name="Preformatted_20_Text">17956,04/23/2020,North Carolina,US,2020-04-24 03:31:35,7820.0,281.0,0.0</text:p>
      <text:p text:style-name="Preformatted_20_Text">17957,04/23/2020,North Dakota,US,2020-04-24 03:31:35,709.0,15.0,0.0</text:p>
      <text:p text:style-name="Preformatted_20_Text">17958,04/23/2020,Northern Mariana Islands,US,2020-04-24 03:31:35,14.0,2.0,0.0</text:p>
      <text:p text:style-name="Preformatted_20_Text">17959,04/23/2020,Northern Territory,Australia,2020-04-24 03:31:35,27.0,0.0,9.0</text:p>
      <text:p text:style-name="Preformatted_20_Text">17960,04/23/2020,Northwest Territories,Canada,2020-04-24 03:31:35,5.0,0.0,0.0</text:p>
      <text:p text:style-name="Preformatted_20_Text">17961,04/23/2020,Nova Scotia,Canada,2020-04-24 03:31:35,827.0,16.0,0.0</text:p>
      <text:p text:style-name="Preformatted_20_Text">17962,04/23/2020,Ohio,US,2020-04-24 03:31:35,14694.0,656.0,0.0</text:p>
      <text:p text:style-name="Preformatted_20_Text">17963,04/23/2020,Oklahoma,US,2020-04-24 03:31:35,3017.0,179.0,0.0</text:p>
      <text:p text:style-name="Preformatted_20_Text">17964,04/23/2020,Ontario,Canada,2020-04-24 03:31:35,14068.0,806.0,0.0</text:p>
      <text:p text:style-name="Preformatted_20_Text">17965,04/23/2020,Oregon,US,2020-04-24 03:31:35,2127.0,83.0,0.0</text:p>
      <text:p text:style-name="Preformatted_20_Text">17966,04/23/2020,Pennsylvania,US,2020-04-24 03:31:35,38379.0,1724.0,0.0</text:p>
      <text:p text:style-name="Preformatted_20_Text">17967,04/23/2020,Prince Edward Island,Canada,2020-04-24 03:31:35,26.0,0.0,0.0</text:p>
      <text:p text:style-name="Preformatted_20_Text">17968,04/23/2020,Puerto Rico,US,2020-04-24 03:31:35,1416.0,69.0,0.0</text:p>
      <text:p text:style-name="Preformatted_20_Text">17969,04/23/2020,Qinghai,Mainland China,2020-04-24 03:31:35,18.0,0.0,18.0</text:p>
      <text:p text:style-name="Preformatted_20_Text">17970,04/23/2020,Quebec,Canada,2020-04-24 03:31:35,21838.0,1243.0,0.0</text:p>
      <text:p text:style-name="Preformatted_20_Text">17971,04/23/2020,Queensland,Australia,2020-04-24 03:31:35,1026.0,6.0,738.0</text:p>
      <text:p text:style-name="Preformatted_20_Text">17972,04/23/2020,Recovered,Canada,2020-04-24 03:31:35,0.0,0.0,14761.0</text:p>
      <text:p text:style-name="Preformatted_20_Text">17973,04/23/2020,Recovered,US,2020-04-24 03:31:35,0.0,0.0,80203.0</text:p>
      <text:p text:style-name="Preformatted_20_Text">17974,04/23/2020,Reunion,France,2020-04-24 03:31:35,412.0,0.0,238.0</text:p>
      <text:p text:style-name="Preformatted_20_Text">17975,04/23/2020,Rhode Island,US,2020-04-24 03:31:35,6256.0,189.0,0.0</text:p>
      <text:p text:style-name="Preformatted_20_Text">17976,04/23/2020,Saint Barthelemy,France,2020-04-24 03:31:35,6.0,0.0,6.0</text:p>
      <text:p text:style-name="Preformatted_20_Text">17977,04/23/2020,Saint Pierre and Miquelon,France,2020-04-24 03:31:35,1.0,0.0,0.0</text:p>
      <text:p text:style-name="Preformatted_20_Text">17978,04/23/2020,Saskatchewan,Canada,2020-04-24 03:31:35,331.0,4.0,0.0</text:p>
      <text:p text:style-name="Preformatted_20_Text">17979,04/23/2020,Shaanxi,Mainland China,2020-04-24 03:31:35,279.0,3.0,253.0</text:p>
      <text:p text:style-name="Preformatted_20_Text">17980,04/23/2020,Shandong,Mainland China,2020-04-24 03:31:35,787.0,7.0,766.0</text:p>
      <text:p text:style-name="Preformatted_20_Text">17981,04/23/2020,Shanghai,Mainland China,2020-04-24 03:31:35,641.0,7.0,533.0</text:p>
      <text:p text:style-name="Preformatted_20_Text">17982,04/23/2020,Shanxi,Mainland China,2020-04-24 03:31:35,197.0,0.0,142.0</text:p>
      <text:p text:style-name="Preformatted_20_Text">17983,04/23/2020,Sichuan,Mainland China,2020-04-24 03:31:35,561.0,3.0,558.0</text:p>
      <text:p text:style-name="Preformatted_20_Text">17984,04/23/2020,Sint Maarten,Netherlands,2020-04-24 03:31:35,73.0,12.0,22.0</text:p>
      <text:p text:style-name="Preformatted_20_Text">17985,04/23/2020,South Australia,Australia,2020-04-24 03:31:35,438.0,4.0,331.0</text:p>
      <text:p text:style-name="Preformatted_20_Text">17986,04/23/2020,South Carolina,US,2020-04-24 03:31:35,4917.0,150.0,0.0</text:p>
      <text:p text:style-name="Preformatted_20_Text">17987,04/23/2020,South Dakota,US,2020-04-24 03:31:35,1956.0,9.0,0.0</text:p>
      <text:p text:style-name="Preformatted_20_Text">17988,04/23/2020,St Martin,France,2020-04-24 03:31:35,38.0,2.0,19.0</text:p>
      <text:p text:style-name="Preformatted_20_Text">17989,04/23/2020,Tasmania,Australia,2020-04-24 03:31:35,207.0,8.0,67.0</text:p>
      <text:p text:style-name="Preformatted_20_Text">17990,04/23/2020,Tennessee,US,2020-04-24 03:31:35,8266.0,171.0,0.0</text:p>
      <text:p text:style-name="Preformatted_20_Text">17991,04/23/2020,Texas,US,2020-04-24 03:31:35,22650.0,604.0,0.0</text:p>
      <text:p text:style-name="Preformatted_20_Text">17992,04/23/2020,Tianjin,Mainland China,2020-04-24 03:31:35,189.0,3.0,179.0</text:p>
      <text:p text:style-name="Preformatted_20_Text">17993,04/23/2020,Tibet,Mainland China,2020-04-24 03:31:35,1.0,0.0,1.0</text:p>
      <text:p text:style-name="Preformatted_20_Text">17994,04/23/2020,Turks and Caicos Islands,UK,2020-04-24 03:31:35,11.0,1.0,4.0</text:p>
      <text:p text:style-name="Preformatted_20_Text">17995,04/23/2020,Utah,US,2020-04-24 03:31:35,3612.0,35.0,0.0</text:p>
      <text:p text:style-name="Preformatted_20_Text">17996,04/23/2020,Vermont,US,2020-04-24 03:31:35,825.0,43.0,0.0</text:p>
      <text:p text:style-name="Preformatted_20_Text">17997,04/23/2020,Victoria,Australia,2020-04-24 03:31:35,1337.0,16.0,1172.0</text:p>
      <text:p text:style-name="Preformatted_20_Text">17998,04/23/2020,Virgin Islands,US,2020-04-24 03:31:35,54.0,3.0,0.0</text:p>
      <text:p text:style-name="Preformatted_20_Text">17999,04/23/2020,Virginia,US,2020-04-24 03:31:35,10998.0,373.0,0.0</text:p>
      <text:p text:style-name="Preformatted_20_Text">18000,04/23/2020,Washington,US,2020-04-24 03:31:35,12753.0,711.0,0.0</text:p>
      <text:p text:style-name="Preformatted_20_Text">18001,04/23/2020,West Virginia,US,2020-04-24 03:31:35,981.0,31.0,0.0</text:p>
      <text:p text:style-name="Preformatted_20_Text">18002,04/23/2020,Western Australia,Australia,2020-04-24 03:31:35,546.0,7.0,340.0</text:p>
      <text:p text:style-name="Preformatted_20_Text">18003,04/23/2020,Wisconsin,US,2020-04-24 03:31:35,5052.0,258.0,0.0</text:p>
      <text:p text:style-name="Preformatted_20_Text">18004,04/23/2020,Wyoming,US,2020-04-24 03:31:35,453.0,7.0,0.0</text:p>
      <text:p text:style-name="Preformatted_20_Text">18005,04/23/2020,Xinjiang,Mainland China,2020-04-24 03:31:35,76.0,3.0,73.0</text:p>
      <text:p text:style-name="Preformatted_20_Text">18006,04/23/2020,Yukon,Canada,2020-04-24 03:31:35,11.0,0.0,0.0</text:p>
      <text:p text:style-name="Preformatted_20_Text">18007,04/23/2020,Yunnan,Mainland China,2020-04-24 03:31:35,184.0,2.0,180.0</text:p>
      <text:p text:style-name="Preformatted_20_Text">18008,04/23/2020,Zhejiang,Mainland China,2020-04-24 03:31:35,1268.0,1.0,1256.0</text:p>
      <text:p text:style-name="Preformatted_20_Text">18009,04/24/2020,,Afghanistan,2020-04-25 06:31:19,1351.0,43.0,188.0</text:p>
      <text:p text:style-name="Preformatted_20_Text">18010,04/24/2020,,Albania,2020-04-25 06:31:19,678.0,27.0,394.0</text:p>
      <text:p text:style-name="Preformatted_20_Text">18011,04/24/2020,,Algeria,2020-04-25 06:31:19,3127.0,415.0,1408.0</text:p>
      <text:p text:style-name="Preformatted_20_Text">18012,04/24/2020,,Andorra,2020-04-25 06:31:19,731.0,40.0,344.0</text:p>
      <text:p text:style-name="Preformatted_20_Text"><text:soft-page-break/>18013,04/24/2020,,Angola,2020-04-25 06:31:19,25.0,2.0,6.0</text:p>
      <text:p text:style-name="Preformatted_20_Text">18014,04/24/2020,,Antigua and Barbuda,2020-04-25 06:31:19,24.0,3.0,11.0</text:p>
      <text:p text:style-name="Preformatted_20_Text">18015,04/24/2020,,Argentina,2020-04-25 06:31:19,3607.0,176.0,976.0</text:p>
      <text:p text:style-name="Preformatted_20_Text">18016,04/24/2020,,Armenia,2020-04-25 06:31:19,1596.0,27.0,728.0</text:p>
      <text:p text:style-name="Preformatted_20_Text">18017,04/24/2020,,Austria,2020-04-25 06:31:19,15071.0,530.0,11872.0</text:p>
      <text:p text:style-name="Preformatted_20_Text">18018,04/24/2020,,Azerbaijan,2020-04-25 06:31:19,1592.0,21.0,1013.0</text:p>
      <text:p text:style-name="Preformatted_20_Text">18019,04/24/2020,,Bahamas,2020-04-25 06:31:19,73.0,11.0,15.0</text:p>
      <text:p text:style-name="Preformatted_20_Text">18020,04/24/2020,,Bahrain,2020-04-25 06:31:19,2518.0,8.0,1113.0</text:p>
      <text:p text:style-name="Preformatted_20_Text">18021,04/24/2020,,Bangladesh,2020-04-25 06:31:19,4689.0,131.0,112.0</text:p>
      <text:p text:style-name="Preformatted_20_Text">18022,04/24/2020,,Barbados,2020-04-25 06:31:19,77.0,6.0,31.0</text:p>
      <text:p text:style-name="Preformatted_20_Text">18023,04/24/2020,,Belarus,2020-04-25 06:31:19,8773.0,63.0,1120.0</text:p>
      <text:p text:style-name="Preformatted_20_Text">18024,04/24/2020,,Belgium,2020-04-25 06:31:19,44293.0,6679.0,10122.0</text:p>
      <text:p text:style-name="Preformatted_20_Text">18025,04/24/2020,,Belize,2020-04-25 06:31:19,18.0,2.0,5.0</text:p>
      <text:p text:style-name="Preformatted_20_Text">18026,04/24/2020,,Benin,2020-04-25 06:31:19,54.0,1.0,27.0</text:p>
      <text:p text:style-name="Preformatted_20_Text">18027,04/24/2020,,Bhutan,2020-04-25 06:31:19,7.0,0.0,3.0</text:p>
      <text:p text:style-name="Preformatted_20_Text">18028,04/24/2020,,Bolivia,2020-04-25 06:31:19,807.0,44.0,54.0</text:p>
      <text:p text:style-name="Preformatted_20_Text">18029,04/24/2020,,Bosnia and Herzegovina,2020-04-25 06:31:19,1421.0,55.0,538.0</text:p>
      <text:p text:style-name="Preformatted_20_Text">18030,04/24/2020,,Botswana,2020-04-25 06:31:19,22.0,1.0,0.0</text:p>
      <text:p text:style-name="Preformatted_20_Text">18031,04/24/2020,,Brazil,2020-04-25 06:31:19,54043.0,3704.0,27655.0</text:p>
      <text:p text:style-name="Preformatted_20_Text">18032,04/24/2020,,Brunei,2020-04-25 06:31:19,138.0,1.0,120.0</text:p>
      <text:p text:style-name="Preformatted_20_Text">18033,04/24/2020,,Bulgaria,2020-04-25 06:31:19,1234.0,54.0,197.0</text:p>
      <text:p text:style-name="Preformatted_20_Text">18034,04/24/2020,,Burkina Faso,2020-04-25 06:31:19,629.0,41.0,425.0</text:p>
      <text:p text:style-name="Preformatted_20_Text">18035,04/24/2020,,Burma,2020-04-25 06:31:19,144.0,5.0,9.0</text:p>
      <text:p text:style-name="Preformatted_20_Text">18036,04/24/2020,,Burundi,2020-04-25 06:31:19,11.0,1.0,4.0</text:p>
      <text:p text:style-name="Preformatted_20_Text">18037,04/24/2020,,Cabo Verde,2020-04-25 06:31:19,88.0,1.0,1.0</text:p>
      <text:p text:style-name="Preformatted_20_Text">18038,04/24/2020,,Cambodia,2020-04-25 06:31:19,122.0,0.0,117.0</text:p>
      <text:p text:style-name="Preformatted_20_Text">18039,04/24/2020,,Cameroon,2020-04-25 06:31:19,1430.0,43.0,668.0</text:p>
      <text:p text:style-name="Preformatted_20_Text">18040,04/24/2020,,Central African Republic,2020-04-25 06:31:19,16.0,0.0,10.0</text:p>
      <text:p text:style-name="Preformatted_20_Text">18041,04/24/2020,,Chad,2020-04-25 06:31:19,40.0,0.0,8.0</text:p>
      <text:p text:style-name="Preformatted_20_Text">18042,04/24/2020,,Chile,2020-04-25 06:31:19,12306.0,174.0,6327.0</text:p>
      <text:p text:style-name="Preformatted_20_Text">18043,04/24/2020,,Colombia,2020-04-25 06:31:19,4881.0,225.0,1003.0</text:p>
      <text:p text:style-name="Preformatted_20_Text">18044,04/24/2020,,Congo (Brazzaville),2020-04-25 06:31:19,200.0,6.0,19.0</text:p>
      <text:p text:style-name="Preformatted_20_Text">18045,04/24/2020,,Congo (Kinshasa),2020-04-25 06:31:19,394.0,25.0,48.0</text:p>
      <text:p text:style-name="Preformatted_20_Text">18046,04/24/2020,,Costa Rica,2020-04-25 06:31:19,687.0,6.0,216.0</text:p>
      <text:p text:style-name="Preformatted_20_Text">18047,04/24/2020,,Croatia,2020-04-25 06:31:19,2009.0,51.0,982.0</text:p>
      <text:p text:style-name="Preformatted_20_Text">18048,04/24/2020,,Cuba,2020-04-25 06:31:19,1285.0,49.0,416.0</text:p>
      <text:p text:style-name="Preformatted_20_Text">18049,04/24/2020,,Cyprus,2020-04-25 06:31:19,804.0,14.0,98.0</text:p>
      <text:p text:style-name="Preformatted_20_Text">18050,04/24/2020,,Czech Republic,2020-04-25 06:31:19,7273.0,214.0,2371.0</text:p>
      <text:p text:style-name="Preformatted_20_Text">18051,04/24/2020,,Denmark,2020-04-25 06:31:19,8210.0,403.0,5526.0</text:p>
      <text:p text:style-name="Preformatted_20_Text">18052,04/24/2020,,Diamond Princess,2020-04-25 06:31:19,712.0,13.0,645.0</text:p>
      <text:p text:style-name="Preformatted_20_Text">18053,04/24/2020,,Djibouti,2020-04-25 06:31:19,999.0,2.0,330.0</text:p>
      <text:p text:style-name="Preformatted_20_Text">18054,04/24/2020,,Dominica,2020-04-25 06:31:19,16.0,0.0,10.0</text:p>
      <text:p text:style-name="Preformatted_20_Text">18055,04/24/2020,,Dominican Republic,2020-04-25 06:31:19,5749.0,267.0,763.0</text:p>
      <text:p text:style-name="Preformatted_20_Text">18056,04/24/2020,,Ecuador,2020-04-25 06:31:19,22719.0,576.0,1366.0</text:p>
      <text:p text:style-name="Preformatted_20_Text">18057,04/24/2020,,Egypt,2020-04-25 06:31:19,4092.0,294.0,1075.0</text:p>
      <text:p text:style-name="Preformatted_20_Text">18058,04/24/2020,,El Salvador,2020-04-25 06:31:19,274.0,8.0,75.0</text:p>
      <text:p text:style-name="Preformatted_20_Text">18059,04/24/2020,,Equatorial Guinea,2020-04-25 06:31:19,214.0,1.0,7.0</text:p>
      <text:p text:style-name="Preformatted_20_Text">18060,04/24/2020,,Eritrea,2020-04-25 06:31:19,39.0,0.0,11.0</text:p>
      <text:p text:style-name="Preformatted_20_Text">18061,04/24/2020,,Estonia,2020-04-25 06:31:19,1605.0,46.0,206.0</text:p>
      <text:p text:style-name="Preformatted_20_Text">18062,04/24/2020,,Eswatini,2020-04-25 06:31:19,36.0,1.0,10.0</text:p>
      <text:p text:style-name="Preformatted_20_Text">18063,04/24/2020,,Ethiopia,2020-04-25 06:31:19,117.0,3.0,25.0</text:p>
      <text:p text:style-name="Preformatted_20_Text">18064,04/24/2020,,Fiji,2020-04-25 06:31:19,18.0,0.0,10.0</text:p>
      <text:p text:style-name="Preformatted_20_Text">18065,04/24/2020,,Finland,2020-04-25 06:31:19,4395.0,177.0,2500.0</text:p>
      <text:p text:style-name="Preformatted_20_Text">18066,04/24/2020,,France,2020-04-25 06:31:19,158636.0,22245.0,43493.0</text:p>
      <text:p text:style-name="Preformatted_20_Text">18067,04/24/2020,,Gabon,2020-04-25 06:31:19,172.0,3.0,26.0</text:p>
      <text:p text:style-name="Preformatted_20_Text">18068,04/24/2020,,Gambia,2020-04-25 06:31:19,10.0,1.0,8.0</text:p>
      <text:p text:style-name="Preformatted_20_Text">18069,04/24/2020,,Georgia,2020-04-25 06:31:19,444.0,5.0,132.0</text:p>
      <text:p text:style-name="Preformatted_20_Text">18070,04/24/2020,,Germany,2020-04-25 06:31:19,154999.0,5760.0,109800.0</text:p>
      <text:p text:style-name="Preformatted_20_Text">18071,04/24/2020,,Ghana,2020-04-25 06:31:19,1279.0,10.0,134.0</text:p>
      <text:p text:style-name="Preformatted_20_Text">18072,04/24/2020,,Greece,2020-04-25 06:31:19,2490.0,130.0,577.0</text:p>
      <text:p text:style-name="Preformatted_20_Text">18073,04/24/2020,,Grenada,2020-04-25 06:31:19,15.0,0.0,7.0</text:p>
      <text:p text:style-name="Preformatted_20_Text">18074,04/24/2020,,Guatemala,2020-04-25 06:31:19,430.0,11.0,30.0</text:p>
      <text:p text:style-name="Preformatted_20_Text">18075,04/24/2020,,Guinea,2020-04-25 06:31:19,954.0,6.0,191.0</text:p>
      <text:p text:style-name="Preformatted_20_Text">18076,04/24/2020,,Guinea-Bissau,2020-04-25 06:31:19,52.0,0.0,3.0</text:p>
      <text:p text:style-name="Preformatted_20_Text"><text:soft-page-break/>18077,04/24/2020,,Guyana,2020-04-25 06:31:19,73.0,7.0,12.0</text:p>
      <text:p text:style-name="Preformatted_20_Text">18078,04/24/2020,,Haiti,2020-04-25 06:31:19,72.0,6.0,6.0</text:p>
      <text:p text:style-name="Preformatted_20_Text">18079,04/24/2020,,Holy See,2020-04-25 06:31:19,9.0,0.0,2.0</text:p>
      <text:p text:style-name="Preformatted_20_Text">18080,04/24/2020,,Honduras,2020-04-25 06:31:19,591.0,55.0,58.0</text:p>
      <text:p text:style-name="Preformatted_20_Text">18081,04/24/2020,,Hungary,2020-04-25 06:31:19,2443.0,262.0,458.0</text:p>
      <text:p text:style-name="Preformatted_20_Text">18082,04/24/2020,,Iceland,2020-04-25 06:31:19,1789.0,10.0,1542.0</text:p>
      <text:p text:style-name="Preformatted_20_Text">18083,04/24/2020,,India,2020-04-25 06:31:19,24530.0,780.0,5498.0</text:p>
      <text:p text:style-name="Preformatted_20_Text">18084,04/24/2020,,Indonesia,2020-04-25 06:31:19,8211.0,689.0,1002.0</text:p>
      <text:p text:style-name="Preformatted_20_Text">18085,04/24/2020,,Iran,2020-04-25 06:31:19,88194.0,5574.0,66599.0</text:p>
      <text:p text:style-name="Preformatted_20_Text">18086,04/24/2020,,Iraq,2020-04-25 06:31:19,1708.0,86.0,1204.0</text:p>
      <text:p text:style-name="Preformatted_20_Text">18087,04/24/2020,,Ireland,2020-04-25 06:31:19,18184.0,1014.0,9233.0</text:p>
      <text:p text:style-name="Preformatted_20_Text">18088,04/24/2020,,Israel,2020-04-25 06:31:19,15058.0,194.0,6003.0</text:p>
      <text:p text:style-name="Preformatted_20_Text">18089,04/24/2020,,Italy,2020-04-25 06:31:19,192994.0,25969.0,60498.0</text:p>
      <text:p text:style-name="Preformatted_20_Text">18090,04/24/2020,,Ivory Coast,2020-04-25 06:31:19,1077.0,14.0,419.0</text:p>
      <text:p text:style-name="Preformatted_20_Text">18091,04/24/2020,,Jamaica,2020-04-25 06:31:19,288.0,7.0,28.0</text:p>
      <text:p text:style-name="Preformatted_20_Text">18092,04/24/2020,,Japan,2020-04-25 06:31:19,12829.0,345.0,1530.0</text:p>
      <text:p text:style-name="Preformatted_20_Text">18093,04/24/2020,,Jordan,2020-04-25 06:31:19,441.0,7.0,326.0</text:p>
      <text:p text:style-name="Preformatted_20_Text">18094,04/24/2020,,Kazakhstan,2020-04-25 06:31:19,2482.0,25.0,604.0</text:p>
      <text:p text:style-name="Preformatted_20_Text">18095,04/24/2020,,Kenya,2020-04-25 06:31:19,336.0,14.0,94.0</text:p>
      <text:p text:style-name="Preformatted_20_Text">18096,04/24/2020,,Kosovo,2020-04-25 06:31:19,510.0,12.0,93.0</text:p>
      <text:p text:style-name="Preformatted_20_Text">18097,04/24/2020,,Kuwait,2020-04-25 06:31:19,2614.0,15.0,613.0</text:p>
      <text:p text:style-name="Preformatted_20_Text">18098,04/24/2020,,Kyrgyzstan,2020-04-25 06:31:19,665.0,8.0,345.0</text:p>
      <text:p text:style-name="Preformatted_20_Text">18099,04/24/2020,,Laos,2020-04-25 06:31:19,19.0,0.0,4.0</text:p>
      <text:p text:style-name="Preformatted_20_Text">18100,04/24/2020,,Latvia,2020-04-25 06:31:19,784.0,12.0,267.0</text:p>
      <text:p text:style-name="Preformatted_20_Text">18101,04/24/2020,,Lebanon,2020-04-25 06:31:19,696.0,22.0,140.0</text:p>
      <text:p text:style-name="Preformatted_20_Text">18102,04/24/2020,,Liberia,2020-04-25 06:31:19,117.0,8.0,25.0</text:p>
      <text:p text:style-name="Preformatted_20_Text">18103,04/24/2020,,Libya,2020-04-25 06:31:19,61.0,2.0,18.0</text:p>
      <text:p text:style-name="Preformatted_20_Text">18104,04/24/2020,,Liechtenstein,2020-04-25 06:31:19,81.0,1.0,55.0</text:p>
      <text:p text:style-name="Preformatted_20_Text">18105,04/24/2020,,Lithuania,2020-04-25 06:31:19,1410.0,40.0,430.0</text:p>
      <text:p text:style-name="Preformatted_20_Text">18106,04/24/2020,,Luxembourg,2020-04-25 06:31:19,3695.0,85.0,3007.0</text:p>
      <text:p text:style-name="Preformatted_20_Text">18107,04/24/2020,,MS Zaandam,2020-04-25 06:31:19,9.0,2.0,0.0</text:p>
      <text:p text:style-name="Preformatted_20_Text">18108,04/24/2020,,Madagascar,2020-04-25 06:31:19,122.0,0.0,61.0</text:p>
      <text:p text:style-name="Preformatted_20_Text">18109,04/24/2020,,Malawi,2020-04-25 06:31:19,33.0,3.0,4.0</text:p>
      <text:p text:style-name="Preformatted_20_Text">18110,04/24/2020,,Malaysia,2020-04-25 06:31:19,5691.0,96.0,3663.0</text:p>
      <text:p text:style-name="Preformatted_20_Text">18111,04/24/2020,,Maldives,2020-04-25 06:31:19,129.0,0.0,16.0</text:p>
      <text:p text:style-name="Preformatted_20_Text">18112,04/24/2020,,Mali,2020-04-25 06:31:19,325.0,21.0,87.0</text:p>
      <text:p text:style-name="Preformatted_20_Text">18113,04/24/2020,,Malta,2020-04-25 06:31:19,447.0,3.0,223.0</text:p>
      <text:p text:style-name="Preformatted_20_Text">18114,04/24/2020,,Mauritania,2020-04-25 06:31:19,7.0,1.0,6.0</text:p>
      <text:p text:style-name="Preformatted_20_Text">18115,04/24/2020,,Mauritius,2020-04-25 06:31:19,331.0,9.0,285.0</text:p>
      <text:p text:style-name="Preformatted_20_Text">18116,04/24/2020,,Mexico,2020-04-25 06:31:19,12872.0,1221.0,7149.0</text:p>
      <text:p text:style-name="Preformatted_20_Text">18117,04/24/2020,,Moldova,2020-04-25 06:31:19,3110.0,84.0,755.0</text:p>
      <text:p text:style-name="Preformatted_20_Text">18118,04/24/2020,,Monaco,2020-04-25 06:31:19,94.0,4.0,41.0</text:p>
      <text:p text:style-name="Preformatted_20_Text">18119,04/24/2020,,Mongolia,2020-04-25 06:31:19,37.0,0.0,9.0</text:p>
      <text:p text:style-name="Preformatted_20_Text">18120,04/24/2020,,Montenegro,2020-04-25 06:31:19,319.0,6.0,123.0</text:p>
      <text:p text:style-name="Preformatted_20_Text">18121,04/24/2020,,Morocco,2020-04-25 06:31:19,3758.0,158.0,486.0</text:p>
      <text:p text:style-name="Preformatted_20_Text">18122,04/24/2020,,Mozambique,2020-04-25 06:31:19,65.0,0.0,12.0</text:p>
      <text:p text:style-name="Preformatted_20_Text">18123,04/24/2020,,Namibia,2020-04-25 06:31:19,16.0,0.0,7.0</text:p>
      <text:p text:style-name="Preformatted_20_Text">18124,04/24/2020,,Nepal,2020-04-25 06:31:19,49.0,0.0,11.0</text:p>
      <text:p text:style-name="Preformatted_20_Text">18125,04/24/2020,,Netherlands,2020-04-25 06:31:19,36535.0,4289.0,0.0</text:p>
      <text:p text:style-name="Preformatted_20_Text">18126,04/24/2020,,New Zealand,2020-04-25 06:31:19,1461.0,18.0,1118.0</text:p>
      <text:p text:style-name="Preformatted_20_Text">18127,04/24/2020,,Nicaragua,2020-04-25 06:31:19,11.0,3.0,7.0</text:p>
      <text:p text:style-name="Preformatted_20_Text">18128,04/24/2020,,Niger,2020-04-25 06:31:19,681.0,24.0,289.0</text:p>
      <text:p text:style-name="Preformatted_20_Text">18129,04/24/2020,,Nigeria,2020-04-25 06:31:19,1095.0,32.0,208.0</text:p>
      <text:p text:style-name="Preformatted_20_Text">18130,04/24/2020,,North Macedonia,2020-04-25 06:31:19,1326.0,57.0,337.0</text:p>
      <text:p text:style-name="Preformatted_20_Text">18131,04/24/2020,,Norway,2020-04-25 06:31:19,7463.0,199.0,32.0</text:p>
      <text:p text:style-name="Preformatted_20_Text">18132,04/24/2020,,Oman,2020-04-25 06:31:19,1790.0,10.0,325.0</text:p>
      <text:p text:style-name="Preformatted_20_Text">18133,04/24/2020,,Pakistan,2020-04-25 06:31:19,11940.0,253.0,2755.0</text:p>
      <text:p text:style-name="Preformatted_20_Text">18134,04/24/2020,,Panama,2020-04-25 06:31:19,5338.0,154.0,319.0</text:p>
      <text:p text:style-name="Preformatted_20_Text">18135,04/24/2020,,Papua New Guinea,2020-04-25 06:31:19,8.0,0.0,0.0</text:p>
      <text:p text:style-name="Preformatted_20_Text">18136,04/24/2020,,Paraguay,2020-04-25 06:31:19,223.0,9.0,78.0</text:p>
      <text:p text:style-name="Preformatted_20_Text">18137,04/24/2020,,Peru,2020-04-25 06:31:19,21648.0,634.0,7496.0</text:p>
      <text:p text:style-name="Preformatted_20_Text">18138,04/24/2020,,Philippines,2020-04-25 06:31:19,7192.0,477.0,762.0</text:p>
      <text:p text:style-name="Preformatted_20_Text">18139,04/24/2020,,Poland,2020-04-25 06:31:19,10892.0,494.0,1944.0</text:p>
      <text:p text:style-name="Preformatted_20_Text">18140,04/24/2020,,Portugal,2020-04-25 06:31:19,22797.0,854.0,1228.0</text:p>
      <text:p text:style-name="Preformatted_20_Text"><text:soft-page-break/>18141,04/24/2020,,Qatar,2020-04-25 06:31:19,8525.0,10.0,809.0</text:p>
      <text:p text:style-name="Preformatted_20_Text">18142,04/24/2020,,Romania,2020-04-25 06:31:19,10417.0,567.0,2817.0</text:p>
      <text:p text:style-name="Preformatted_20_Text">18143,04/24/2020,,Russia,2020-04-25 06:31:19,68622.0,615.0,5568.0</text:p>
      <text:p text:style-name="Preformatted_20_Text">18144,04/24/2020,,Rwanda,2020-04-25 06:31:19,176.0,0.0,87.0</text:p>
      <text:p text:style-name="Preformatted_20_Text">18145,04/24/2020,,Saint Kitts and Nevis,2020-04-25 06:31:19,15.0,0.0,2.0</text:p>
      <text:p text:style-name="Preformatted_20_Text">18146,04/24/2020,,Saint Lucia,2020-04-25 06:31:19,15.0,0.0,15.0</text:p>
      <text:p text:style-name="Preformatted_20_Text">18147,04/24/2020,,Saint Vincent and the Grenadines,2020-04-25 06:31:19,14.0,0.0,5.0</text:p>
      <text:p text:style-name="Preformatted_20_Text">18148,04/24/2020,,San Marino,2020-04-25 06:31:19,513.0,40.0,64.0</text:p>
      <text:p text:style-name="Preformatted_20_Text">18149,04/24/2020,,Sao Tome and Principe,2020-04-25 06:31:19,4.0,0.0,0.0</text:p>
      <text:p text:style-name="Preformatted_20_Text">18150,04/24/2020,,Saudi Arabia,2020-04-25 06:31:19,15102.0,127.0,2049.0</text:p>
      <text:p text:style-name="Preformatted_20_Text">18151,04/24/2020,,Senegal,2020-04-25 06:31:19,545.0,7.0,262.0</text:p>
      <text:p text:style-name="Preformatted_20_Text">18152,04/24/2020,,Serbia,2020-04-25 06:31:19,6630.0,125.0,870.0</text:p>
      <text:p text:style-name="Preformatted_20_Text">18153,04/24/2020,,Seychelles,2020-04-25 06:31:19,11.0,0.0,6.0</text:p>
      <text:p text:style-name="Preformatted_20_Text">18154,04/24/2020,,Sierra Leone,2020-04-25 06:31:19,82.0,2.0,10.0</text:p>
      <text:p text:style-name="Preformatted_20_Text">18155,04/24/2020,,Singapore,2020-04-25 06:31:19,12075.0,12.0,956.0</text:p>
      <text:p text:style-name="Preformatted_20_Text">18156,04/24/2020,,Slovakia,2020-04-25 06:31:19,1360.0,17.0,355.0</text:p>
      <text:p text:style-name="Preformatted_20_Text">18157,04/24/2020,,Slovenia,2020-04-25 06:31:19,1373.0,80.0,211.0</text:p>
      <text:p text:style-name="Preformatted_20_Text">18158,04/24/2020,,Somalia,2020-04-25 06:31:19,328.0,16.0,8.0</text:p>
      <text:p text:style-name="Preformatted_20_Text">18159,04/24/2020,,South Africa,2020-04-25 06:31:19,4220.0,79.0,1473.0</text:p>
      <text:p text:style-name="Preformatted_20_Text">18160,04/24/2020,,South Korea,2020-04-25 06:31:19,10718.0,240.0,8635.0</text:p>
      <text:p text:style-name="Preformatted_20_Text">18161,04/24/2020,,South Sudan,2020-04-25 06:31:19,5.0,0.0,0.0</text:p>
      <text:p text:style-name="Preformatted_20_Text">18162,04/24/2020,,Spain,2020-04-25 06:31:19,219764.0,22524.0,92355.0</text:p>
      <text:p text:style-name="Preformatted_20_Text">18163,04/24/2020,,Sri Lanka,2020-04-25 06:31:19,420.0,7.0,109.0</text:p>
      <text:p text:style-name="Preformatted_20_Text">18164,04/24/2020,,Sudan,2020-04-25 06:31:19,174.0,16.0,14.0</text:p>
      <text:p text:style-name="Preformatted_20_Text">18165,04/24/2020,,Suriname,2020-04-25 06:31:19,10.0,1.0,7.0</text:p>
      <text:p text:style-name="Preformatted_20_Text">18166,04/24/2020,,Sweden,2020-04-25 06:31:19,17567.0,2152.0,1005.0</text:p>
      <text:p text:style-name="Preformatted_20_Text">18167,04/24/2020,,Switzerland,2020-04-25 06:31:19,28677.0,1589.0,21000.0</text:p>
      <text:p text:style-name="Preformatted_20_Text">18168,04/24/2020,,Syria,2020-04-25 06:31:19,42.0,3.0,6.0</text:p>
      <text:p text:style-name="Preformatted_20_Text">18169,04/24/2020,,Taiwan,2020-04-25 06:31:19,428.0,6.0,264.0</text:p>
      <text:p text:style-name="Preformatted_20_Text">18170,04/24/2020,,Tanzania,2020-04-25 06:31:19,299.0,10.0,48.0</text:p>
      <text:p text:style-name="Preformatted_20_Text">18171,04/24/2020,,Thailand,2020-04-25 06:31:19,2907.0,51.0,2547.0</text:p>
      <text:p text:style-name="Preformatted_20_Text">18172,04/24/2020,,Timor-Leste,2020-04-25 06:31:19,24.0,0.0,2.0</text:p>
      <text:p text:style-name="Preformatted_20_Text">18173,04/24/2020,,Togo,2020-04-25 06:31:19,90.0,6.0,59.0</text:p>
      <text:p text:style-name="Preformatted_20_Text">18174,04/24/2020,,Trinidad and Tobago,2020-04-25 06:31:19,115.0,8.0,48.0</text:p>
      <text:p text:style-name="Preformatted_20_Text">18175,04/24/2020,,Tunisia,2020-04-25 06:31:19,922.0,38.0,194.0</text:p>
      <text:p text:style-name="Preformatted_20_Text">18176,04/24/2020,,Turkey,2020-04-25 06:31:19,104912.0,2600.0,21737.0</text:p>
      <text:p text:style-name="Preformatted_20_Text">18177,04/24/2020,,UK,2020-04-25 06:31:19,143464.0,19506.0,0.0</text:p>
      <text:p text:style-name="Preformatted_20_Text">18178,04/24/2020,,Uganda,2020-04-25 06:31:19,75.0,0.0,46.0</text:p>
      <text:p text:style-name="Preformatted_20_Text">18179,04/24/2020,,Ukraine,2020-04-25 06:31:19,7647.0,193.0,601.0</text:p>
      <text:p text:style-name="Preformatted_20_Text">18180,04/24/2020,,United Arab Emirates,2020-04-25 06:31:19,9281.0,64.0,1760.0</text:p>
      <text:p text:style-name="Preformatted_20_Text">18181,04/24/2020,,Uruguay,2020-04-25 06:31:19,563.0,12.0,369.0</text:p>
      <text:p text:style-name="Preformatted_20_Text">18182,04/24/2020,,Uzbekistan,2020-04-25 06:31:19,1804.0,8.0,621.0</text:p>
      <text:p text:style-name="Preformatted_20_Text">18183,04/24/2020,,Venezuela,2020-04-25 06:31:19,318.0,10.0,132.0</text:p>
      <text:p text:style-name="Preformatted_20_Text">18184,04/24/2020,,Vietnam,2020-04-25 06:31:19,270.0,0.0,220.0</text:p>
      <text:p text:style-name="Preformatted_20_Text">18185,04/24/2020,,West Bank and Gaza,2020-04-25 06:31:19,484.0,4.0,92.0</text:p>
      <text:p text:style-name="Preformatted_20_Text">18186,04/24/2020,,Western Sahara,2020-04-25 06:31:19,6.0,0.0,5.0</text:p>
      <text:p text:style-name="Preformatted_20_Text">18187,04/24/2020,,Yemen,2020-04-25 06:31:19,1.0,0.0,1.0</text:p>
      <text:p text:style-name="Preformatted_20_Text">18188,04/24/2020,,Zambia,2020-04-25 06:31:19,84.0,3.0,37.0</text:p>
      <text:p text:style-name="Preformatted_20_Text">18189,04/24/2020,,Zimbabwe,2020-04-25 06:31:19,29.0,4.0,2.0</text:p>
      <text:p text:style-name="Preformatted_20_Text">18190,04/24/2020,Alabama,US,2020-04-25 06:31:19,6026.0,209.0,0.0</text:p>
      <text:p text:style-name="Preformatted_20_Text">18191,04/24/2020,Alaska,US,2020-04-25 06:31:19,339.0,9.0,0.0</text:p>
      <text:p text:style-name="Preformatted_20_Text">18192,04/24/2020,Alberta,Canada,2020-04-25 06:31:19,4017.0,72.0,0.0</text:p>
      <text:p text:style-name="Preformatted_20_Text">18193,04/24/2020,Anguilla,UK,2020-04-25 06:31:19,3.0,0.0,1.0</text:p>
      <text:p text:style-name="Preformatted_20_Text">18194,04/24/2020,Anhui,Mainland China,2020-04-25 06:31:19,991.0,6.0,985.0</text:p>
      <text:p text:style-name="Preformatted_20_Text">18195,04/24/2020,Arizona,US,2020-04-25 06:31:19,6045.0,266.0,0.0</text:p>
      <text:p text:style-name="Preformatted_20_Text">18196,04/24/2020,Arkansas,US,2020-04-25 06:31:19,2810.0,47.0,0.0</text:p>
      <text:p text:style-name="Preformatted_20_Text">18197,04/24/2020,Aruba,Netherlands,2020-04-25 06:31:19,100.0,2.0,69.0</text:p>
      <text:p text:style-name="Preformatted_20_Text">18198,04/24/2020,Australian Capital Territory,Australia,2020-04-25 06:31:19,105.0,3.0,88.0</text:p>
      <text:p text:style-name="Preformatted_20_Text">18199,04/24/2020,Beijing,Mainland China,2020-04-25 06:31:19,593.0,8.0,525.0</text:p>
      <text:p text:style-name="Preformatted_20_Text">18200,04/24/2020,Bermuda,UK,2020-04-25 06:31:19,99.0,5.0,39.0</text:p>
      <text:p text:style-name="Preformatted_20_Text">18201,04/24/2020,"Bonaire, Sint Eustatius and Saba",Netherlands,2020-04-25 06:31:19,5.0,0.0,0.0</text:p>
      <text:p text:style-name="Preformatted_20_Text"><text:soft-page-break/>18202,04/24/2020,British Columbia,Canada,2020-04-25 06:31:19,1853.0,98.0,0.0</text:p>
      <text:p text:style-name="Preformatted_20_Text">18203,04/24/2020,British Virgin Islands,UK,2020-04-25 06:31:19,5.0,1.0,3.0</text:p>
      <text:p text:style-name="Preformatted_20_Text">18204,04/24/2020,California,US,2020-04-25 06:31:19,41355.0,1621.0,0.0</text:p>
      <text:p text:style-name="Preformatted_20_Text">18205,04/24/2020,Cayman Islands,UK,2020-04-25 06:31:19,70.0,1.0,8.0</text:p>
      <text:p text:style-name="Preformatted_20_Text">18206,04/24/2020,Channel Islands,UK,2020-04-25 06:31:19,523.0,34.0,295.0</text:p>
      <text:p text:style-name="Preformatted_20_Text">18207,04/24/2020,Chongqing,Mainland China,2020-04-25 06:31:19,579.0,6.0,573.0</text:p>
      <text:p text:style-name="Preformatted_20_Text">18208,04/24/2020,Colorado,US,2020-04-25 06:31:19,12256.0,674.0,0.0</text:p>
      <text:p text:style-name="Preformatted_20_Text">18209,04/24/2020,Connecticut,US,2020-04-25 06:31:19,23936.0,1767.0,0.0</text:p>
      <text:p text:style-name="Preformatted_20_Text">18210,04/24/2020,Curacao,Netherlands,2020-04-25 06:31:19,16.0,1.0,11.0</text:p>
      <text:p text:style-name="Preformatted_20_Text">18211,04/24/2020,Delaware,US,2020-04-25 06:31:19,3442.0,100.0,0.0</text:p>
      <text:p text:style-name="Preformatted_20_Text">18212,04/24/2020,Diamond Princess cruise ship,Canada,2020-04-25 06:31:19,0.0,1.0,0.0</text:p>
      <text:p text:style-name="Preformatted_20_Text">18213,04/24/2020,Diamond Princess cruise ship,US,2020-04-25 06:31:19,49.0,0.0,0.0</text:p>
      <text:p text:style-name="Preformatted_20_Text">18214,04/24/2020,District of Columbia,US,2020-04-25 06:31:19,3528.0,153.0,0.0</text:p>
      <text:p text:style-name="Preformatted_20_Text">18215,04/24/2020,Falkland Islands (Malvinas),UK,2020-04-25 06:31:19,13.0,0.0,11.0</text:p>
      <text:p text:style-name="Preformatted_20_Text">18216,04/24/2020,Faroe Islands,Denmark,2020-04-25 06:31:19,187.0,0.0,178.0</text:p>
      <text:p text:style-name="Preformatted_20_Text">18217,04/24/2020,Florida,US,2020-04-25 06:31:19,30533.0,1046.0,0.0</text:p>
      <text:p text:style-name="Preformatted_20_Text">18218,04/24/2020,French Guiana,France,2020-04-25 06:31:19,111.0,1.0,87.0</text:p>
      <text:p text:style-name="Preformatted_20_Text">18219,04/24/2020,French Polynesia,France,2020-04-25 06:31:19,57.0,0.0,41.0</text:p>
      <text:p text:style-name="Preformatted_20_Text">18220,04/24/2020,Fujian,Mainland China,2020-04-25 06:31:19,355.0,1.0,349.0</text:p>
      <text:p text:style-name="Preformatted_20_Text">18221,04/24/2020,Gansu,Mainland China,2020-04-25 06:31:19,139.0,2.0,137.0</text:p>
      <text:p text:style-name="Preformatted_20_Text">18222,04/24/2020,Georgia,US,2020-04-25 06:31:19,22491.0,899.0,0.0</text:p>
      <text:p text:style-name="Preformatted_20_Text">18223,04/24/2020,Gibraltar,UK,2020-04-25 06:31:19,133.0,0.0,131.0</text:p>
      <text:p text:style-name="Preformatted_20_Text">18224,04/24/2020,Grand Princess,US,2020-04-25 06:31:19,103.0,3.0,0.0</text:p>
      <text:p text:style-name="Preformatted_20_Text">18225,04/24/2020,Greenland,Denmark,2020-04-25 06:31:19,11.0,0.0,11.0</text:p>
      <text:p text:style-name="Preformatted_20_Text">18226,04/24/2020,Guadeloupe,France,2020-04-25 06:31:19,149.0,12.0,82.0</text:p>
      <text:p text:style-name="Preformatted_20_Text">18227,04/24/2020,Guam,US,2020-04-25 06:31:19,141.0,5.0,0.0</text:p>
      <text:p text:style-name="Preformatted_20_Text">18228,04/24/2020,Guangdong,Mainland China,2020-04-25 06:31:19,1585.0,8.0,1534.0</text:p>
      <text:p text:style-name="Preformatted_20_Text">18229,04/24/2020,Guangxi,Mainland China,2020-04-25 06:31:19,254.0,2.0,252.0</text:p>
      <text:p text:style-name="Preformatted_20_Text">18230,04/24/2020,Guizhou,Mainland China,2020-04-25 06:31:19,147.0,2.0,145.0</text:p>
      <text:p text:style-name="Preformatted_20_Text">18231,04/24/2020,Hainan,Mainland China,2020-04-25 06:31:19,168.0,6.0,162.0</text:p>
      <text:p text:style-name="Preformatted_20_Text">18232,04/24/2020,Hawaii,US,2020-04-25 06:31:19,601.0,13.0,0.0</text:p>
      <text:p text:style-name="Preformatted_20_Text">18233,04/24/2020,Hebei,Mainland China,2020-04-25 06:31:19,328.0,6.0,318.0</text:p>
      <text:p text:style-name="Preformatted_20_Text">18234,04/24/2020,Heilongjiang,Mainland China,2020-04-25 06:31:19,930.0,13.0,508.0</text:p>
      <text:p text:style-name="Preformatted_20_Text">18235,04/24/2020,Henan,Mainland China,2020-04-25 06:31:19,1276.0,22.0,1254.0</text:p>
      <text:p text:style-name="Preformatted_20_Text">18236,04/24/2020,Hong Kong,Hong Kong,2020-04-25 06:31:19,1035.0,4.0,725.0</text:p>
      <text:p text:style-name="Preformatted_20_Text">18237,04/24/2020,Hubei,Mainland China,2020-04-25 06:31:19,68128.0,4512.0,63593.0</text:p>
      <text:p text:style-name="Preformatted_20_Text">18238,04/24/2020,Hunan,Mainland China,2020-04-25 06:31:19,1019.0,4.0,1015.0</text:p>
      <text:p text:style-name="Preformatted_20_Text">18239,04/24/2020,Idaho,US,2020-04-25 06:31:19,1870.0,54.0,0.0</text:p>
      <text:p text:style-name="Preformatted_20_Text">18240,04/24/2020,Illinois,US,2020-04-25 06:31:19,39658.0,1795.0,0.0</text:p>
      <text:p text:style-name="Preformatted_20_Text">18241,04/24/2020,Indiana,US,2020-04-25 06:31:19,13681.0,741.0,0.0</text:p>
      <text:p text:style-name="Preformatted_20_Text">18242,04/24/2020,Inner Mongolia,Mainland China,2020-04-25 06:31:19,197.0,1.0,114.0</text:p>
      <text:p text:style-name="Preformatted_20_Text">18243,04/24/2020,Iowa,US,2020-04-25 06:31:19,4445.0,107.0,0.0</text:p>
      <text:p text:style-name="Preformatted_20_Text">18244,04/24/2020,Isle of Man,UK,2020-04-25 06:31:19,308.0,18.0,230.0</text:p>
      <text:p text:style-name="Preformatted_20_Text">18245,04/24/2020,Jiangsu,Mainland China,2020-04-25 06:31:19,653.0,0.0,646.0</text:p>
      <text:p text:style-name="Preformatted_20_Text">18246,04/24/2020,Jiangxi,Mainland China,2020-04-25 06:31:19,937.0,1.0,936.0</text:p>
      <text:p text:style-name="Preformatted_20_Text">18247,04/24/2020,Jilin,Mainland China,2020-04-25 06:31:19,109.0,1.0,99.0</text:p>
      <text:p text:style-name="Preformatted_20_Text">18248,04/24/2020,Kansas,US,2020-04-25 06:31:19,2959.0,118.0,0.0</text:p>
      <text:p text:style-name="Preformatted_20_Text">18249,04/24/2020,Kentucky,US,2020-04-25 06:31:19,3779.0,200.0,0.0</text:p>
      <text:p text:style-name="Preformatted_20_Text">18250,04/24/2020,Liaoning,Mainland China,2020-04-25 06:31:19,146.0,2.0,143.0</text:p>
      <text:p text:style-name="Preformatted_20_Text">18251,04/24/2020,Louisiana,US,2020-04-25 06:31:19,26140.0,1660.0,0.0</text:p>
      <text:p text:style-name="Preformatted_20_Text">18252,04/24/2020,Macau,Macau,2020-04-25 06:31:19,45.0,0.0,27.0</text:p>
      <text:p text:style-name="Preformatted_20_Text">18253,04/24/2020,Maine,US,2020-04-25 06:31:19,965.0,47.0,0.0</text:p>
      <text:p text:style-name="Preformatted_20_Text">18254,04/24/2020,Manitoba,Canada,2020-04-25 06:31:19,263.0,6.0,0.0</text:p>
      <text:p text:style-name="Preformatted_20_Text">18255,04/24/2020,Martinique,France,2020-04-25 06:31:19,170.0,14.0,77.0</text:p>
      <text:p text:style-name="Preformatted_20_Text">18256,04/24/2020,Maryland,US,2020-04-25 06:31:19,16616.0,798.0,0.0</text:p>
      <text:p text:style-name="Preformatted_20_Text">18257,04/24/2020,Massachusetts,US,2020-04-25 06:31:19,50969.0,2556.0,0.0</text:p>
      <text:p text:style-name="Preformatted_20_Text">18258,04/24/2020,Mayotte,France,2020-04-25 06:31:19,354.0,4.0,144.0</text:p>
      <text:p text:style-name="Preformatted_20_Text">18259,04/24/2020,Michigan,US,2020-04-25 06:31:19,36641.0,3085.0,0.0</text:p>
      <text:p text:style-name="Preformatted_20_Text">18260,04/24/2020,Minnesota,US,2020-04-25 06:31:19,3185.0,221.0,0.0</text:p>
      <text:p text:style-name="Preformatted_20_Text"><text:soft-page-break/>18261,04/24/2020,Mississippi,US,2020-04-25 06:31:19,5434.0,209.0,0.0</text:p>
      <text:p text:style-name="Preformatted_20_Text">18262,04/24/2020,Missouri,US,2020-04-25 06:31:19,6788.0,272.0,0.0</text:p>
      <text:p text:style-name="Preformatted_20_Text">18263,04/24/2020,Montana,US,2020-04-25 06:31:19,444.0,14.0,0.0</text:p>
      <text:p text:style-name="Preformatted_20_Text">18264,04/24/2020,Montserrat,UK,2020-04-25 06:31:19,11.0,1.0,2.0</text:p>
      <text:p text:style-name="Preformatted_20_Text">18265,04/24/2020,Nebraska,US,2020-04-25 06:31:19,2424.0,50.0,0.0</text:p>
      <text:p text:style-name="Preformatted_20_Text">18266,04/24/2020,Nevada,US,2020-04-25 06:31:19,4398.0,197.0,0.0</text:p>
      <text:p text:style-name="Preformatted_20_Text">18267,04/24/2020,New Brunswick,Canada,2020-04-25 06:31:19,118.0,0.0,0.0</text:p>
      <text:p text:style-name="Preformatted_20_Text">18268,04/24/2020,New Caledonia,France,2020-04-25 06:31:19,18.0,0.0,17.0</text:p>
      <text:p text:style-name="Preformatted_20_Text">18269,04/24/2020,New Hampshire,US,2020-04-25 06:31:19,1720.0,53.0,0.0</text:p>
      <text:p text:style-name="Preformatted_20_Text">18270,04/24/2020,New Jersey,US,2020-04-25 06:31:19,102196.0,5683.0,0.0</text:p>
      <text:p text:style-name="Preformatted_20_Text">18271,04/24/2020,New Mexico,US,2020-04-25 06:31:19,2521.0,84.0,0.0</text:p>
      <text:p text:style-name="Preformatted_20_Text">18272,04/24/2020,New South Wales,Australia,2020-04-25 06:31:19,2982.0,33.0,1379.0</text:p>
      <text:p text:style-name="Preformatted_20_Text">18273,04/24/2020,New York,US,2020-04-25 06:31:19,271590.0,21411.0,0.0</text:p>
      <text:p text:style-name="Preformatted_20_Text">18274,04/24/2020,Newfoundland and Labrador,Canada,2020-04-25 06:31:19,256.0,3.0,0.0</text:p>
      <text:p text:style-name="Preformatted_20_Text">18275,04/24/2020,Ningxia,Mainland China,2020-04-25 06:31:19,75.0,0.0,75.0</text:p>
      <text:p text:style-name="Preformatted_20_Text">18276,04/24/2020,North Carolina,US,2020-04-25 06:31:19,8290.0,294.0,0.0</text:p>
      <text:p text:style-name="Preformatted_20_Text">18277,04/24/2020,North Dakota,US,2020-04-25 06:31:19,748.0,15.0,0.0</text:p>
      <text:p text:style-name="Preformatted_20_Text">18278,04/24/2020,Northern Mariana Islands,US,2020-04-25 06:31:19,14.0,2.0,0.0</text:p>
      <text:p text:style-name="Preformatted_20_Text">18279,04/24/2020,Northern Territory,Australia,2020-04-25 06:31:19,28.0,0.0,9.0</text:p>
      <text:p text:style-name="Preformatted_20_Text">18280,04/24/2020,Northwest Territories,Canada,2020-04-25 06:31:19,5.0,0.0,0.0</text:p>
      <text:p text:style-name="Preformatted_20_Text">18281,04/24/2020,Ohio,US,2020-04-25 06:31:19,15169.0,690.0,0.0</text:p>
      <text:p text:style-name="Preformatted_20_Text">18282,04/24/2020,Oklahoma,US,2020-04-25 06:31:19,3121.0,188.0,0.0</text:p>
      <text:p text:style-name="Preformatted_20_Text">18283,04/24/2020,Ontario,Canada,2020-04-25 06:31:19,14550.0,862.0,0.0</text:p>
      <text:p text:style-name="Preformatted_20_Text">18284,04/24/2020,Oregon,US,2020-04-25 06:31:19,2177.0,86.0,0.0</text:p>
      <text:p text:style-name="Preformatted_20_Text">18285,04/24/2020,Pennsylvania,US,2020-04-25 06:31:19,40208.0,1747.0,0.0</text:p>
      <text:p text:style-name="Preformatted_20_Text">18286,04/24/2020,Prince Edward Island,Canada,2020-04-25 06:31:19,26.0,0.0,0.0</text:p>
      <text:p text:style-name="Preformatted_20_Text">18287,04/24/2020,Puerto Rico,US,2020-04-25 06:31:19,1276.0,77.0,0.0</text:p>
      <text:p text:style-name="Preformatted_20_Text">18288,04/24/2020,Qinghai,Mainland China,2020-04-25 06:31:19,18.0,0.0,18.0</text:p>
      <text:p text:style-name="Preformatted_20_Text">18289,04/24/2020,Quebec,Canada,2020-04-25 06:31:19,22616.0,1340.0,0.0</text:p>
      <text:p text:style-name="Preformatted_20_Text">18290,04/24/2020,Queensland,Australia,2020-04-25 06:31:19,1026.0,6.0,738.0</text:p>
      <text:p text:style-name="Preformatted_20_Text">18291,04/24/2020,Recovered,Canada,2020-04-25 06:31:19,0.0,0.0,15149.0</text:p>
      <text:p text:style-name="Preformatted_20_Text">18292,04/24/2020,Recovered,US,2020-04-25 06:31:19,0.0,0.0,99079.0</text:p>
      <text:p text:style-name="Preformatted_20_Text">18293,04/24/2020,Reunion,France,2020-04-25 06:31:19,412.0,0.0,300.0</text:p>
      <text:p text:style-name="Preformatted_20_Text">18294,04/24/2020,Rhode Island,US,2020-04-25 06:31:19,6699.0,202.0,0.0</text:p>
      <text:p text:style-name="Preformatted_20_Text">18295,04/24/2020,Saint Barthelemy,France,2020-04-25 06:31:19,6.0,0.0,6.0</text:p>
      <text:p text:style-name="Preformatted_20_Text">18296,04/24/2020,Saint Pierre and Miquelon,France,2020-04-25 06:31:19,1.0,0.0,0.0</text:p>
      <text:p text:style-name="Preformatted_20_Text">18297,04/24/2020,Saskatchewan,Canada,2020-04-25 06:31:19,341.0,4.0,0.0</text:p>
      <text:p text:style-name="Preformatted_20_Text">18298,04/24/2020,Shaanxi,Mainland China,2020-04-25 06:31:19,286.0,3.0,253.0</text:p>
      <text:p text:style-name="Preformatted_20_Text">18299,04/24/2020,Shandong,Mainland China,2020-04-25 06:31:19,787.0,7.0,767.0</text:p>
      <text:p text:style-name="Preformatted_20_Text">18300,04/24/2020,Shanghai,Mainland China,2020-04-25 06:31:19,641.0,7.0,558.0</text:p>
      <text:p text:style-name="Preformatted_20_Text">18301,04/24/2020,Shanxi,Mainland China,2020-04-25 06:31:19,197.0,0.0,149.0</text:p>
      <text:p text:style-name="Preformatted_20_Text">18302,04/24/2020,Sichuan,Mainland China,2020-04-25 06:31:19,561.0,3.0,558.0</text:p>
      <text:p text:style-name="Preformatted_20_Text">18303,04/24/2020,Sint Maarten,Netherlands,2020-04-25 06:31:19,73.0,12.0,22.0</text:p>
      <text:p text:style-name="Preformatted_20_Text">18304,04/24/2020,South Australia,Australia,2020-04-25 06:31:19,438.0,4.0,331.0</text:p>
      <text:p text:style-name="Preformatted_20_Text">18305,04/24/2020,South Carolina,US,2020-04-25 06:31:19,5070.0,157.0,0.0</text:p>
      <text:p text:style-name="Preformatted_20_Text">18306,04/24/2020,South Dakota,US,2020-04-25 06:31:19,2040.0,10.0,0.0</text:p>
      <text:p text:style-name="Preformatted_20_Text">18307,04/24/2020,St Martin,France,2020-04-25 06:31:19,38.0,3.0,24.0</text:p>
      <text:p text:style-name="Preformatted_20_Text">18308,04/24/2020,Tasmania,Australia,2020-04-25 06:31:19,207.0,9.0,67.0</text:p>
      <text:p text:style-name="Preformatted_20_Text">18309,04/24/2020,Tennessee,US,2020-04-25 06:31:19,8728.0,169.0,0.0</text:p>
      <text:p text:style-name="Preformatted_20_Text">18310,04/24/2020,Texas,US,2020-04-25 06:31:19,23642.0,624.0,0.0</text:p>
      <text:p text:style-name="Preformatted_20_Text">18311,04/24/2020,Tianjin,Mainland China,2020-04-25 06:31:19,190.0,3.0,181.0</text:p>
      <text:p text:style-name="Preformatted_20_Text">18312,04/24/2020,Tibet,Mainland China,2020-04-25 06:31:19,1.0,0.0,1.0</text:p>
      <text:p text:style-name="Preformatted_20_Text">18313,04/24/2020,Turks and Caicos Islands,UK,2020-04-25 06:31:19,11.0,1.0,4.0</text:p>
      <text:p text:style-name="Preformatted_20_Text">18314,04/24/2020,Utah,US,2020-04-25 06:31:19,3782.0,39.0,0.0</text:p>
      <text:p text:style-name="Preformatted_20_Text">18315,04/24/2020,Vermont,US,2020-04-25 06:31:19,827.0,44.0,0.0</text:p>
      <text:p text:style-name="Preformatted_20_Text">18316,04/24/2020,Victoria,Australia,2020-04-25 06:31:19,1343.0,16.0,1172.0</text:p>
      <text:p text:style-name="Preformatted_20_Text">18317,04/24/2020,Virgin Islands,US,2020-04-25 06:31:19,54.0,3.0,0.0</text:p>
      <text:p text:style-name="Preformatted_20_Text">18318,04/24/2020,Virginia,US,2020-04-25 06:31:19,11594.0,411.0,0.0</text:p>
      <text:p text:style-name="Preformatted_20_Text">18319,04/24/2020,Washington,US,2020-04-25 06:31:19,12977.0,722.0,0.0</text:p>
      <text:p text:style-name="Preformatted_20_Text">18320,04/24/2020,West Virginia,US,2020-04-25 06:31:19,1010.0,32.0,0.0</text:p>
      <text:p text:style-name="Preformatted_20_Text">18321,04/24/2020,Western Australia,Australia,2020-04-25 06:31:19,548.0,8.0,340.0</text:p>
      <text:p text:style-name="Preformatted_20_Text"><text:soft-page-break/>18322,04/24/2020,Wisconsin,US,2020-04-25 06:31:19,5356.0,263.0,0.0</text:p>
      <text:p text:style-name="Preformatted_20_Text">18323,04/24/2020,Wyoming,US,2020-04-25 06:31:19,473.0,7.0,0.0</text:p>
      <text:p text:style-name="Preformatted_20_Text">18324,04/24/2020,Xinjiang,Mainland China,2020-04-25 06:31:19,76.0,3.0,73.0</text:p>
      <text:p text:style-name="Preformatted_20_Text">18325,04/24/2020,Yukon,Canada,2020-04-25 06:31:19,11.0,0.0,0.0</text:p>
      <text:p text:style-name="Preformatted_20_Text">18326,04/24/2020,Yunnan,Mainland China,2020-04-25 06:31:19,185.0,2.0,180.0</text:p>
      <text:p text:style-name="Preformatted_20_Text">18327,04/24/2020,Zhejiang,Mainland China,2020-04-25 06:31:19,1268.0,1.0,1256.0</text:p>
      <text:p text:style-name="Preformatted_20_Text">18328,04/25/2020,,Afghanistan,2020-04-26 02:31:18,1463.0,47.0,188.0</text:p>
      <text:p text:style-name="Preformatted_20_Text">18329,04/25/2020,,Albania,2020-04-26 02:31:18,712.0,27.0,403.0</text:p>
      <text:p text:style-name="Preformatted_20_Text">18330,04/25/2020,,Algeria,2020-04-26 02:31:18,3256.0,419.0,1479.0</text:p>
      <text:p text:style-name="Preformatted_20_Text">18331,04/25/2020,,Andorra,2020-04-26 02:31:18,738.0,40.0,344.0</text:p>
      <text:p text:style-name="Preformatted_20_Text">18332,04/25/2020,,Angola,2020-04-26 02:31:18,25.0,2.0,6.0</text:p>
      <text:p text:style-name="Preformatted_20_Text">18333,04/25/2020,,Antigua and Barbuda,2020-04-26 02:31:18,24.0,3.0,11.0</text:p>
      <text:p text:style-name="Preformatted_20_Text">18334,04/25/2020,,Argentina,2020-04-26 02:31:18,3780.0,185.0,1030.0</text:p>
      <text:p text:style-name="Preformatted_20_Text">18335,04/25/2020,,Armenia,2020-04-26 02:31:18,1677.0,28.0,803.0</text:p>
      <text:p text:style-name="Preformatted_20_Text">18336,04/25/2020,,Austria,2020-04-26 02:31:18,15148.0,536.0,12103.0</text:p>
      <text:p text:style-name="Preformatted_20_Text">18337,04/25/2020,,Azerbaijan,2020-04-26 02:31:18,1617.0,21.0,1080.0</text:p>
      <text:p text:style-name="Preformatted_20_Text">18338,04/25/2020,,Bahamas,2020-04-26 02:31:18,78.0,11.0,15.0</text:p>
      <text:p text:style-name="Preformatted_20_Text">18339,04/25/2020,,Bahrain,2020-04-26 02:31:18,2588.0,8.0,1160.0</text:p>
      <text:p text:style-name="Preformatted_20_Text">18340,04/25/2020,,Bangladesh,2020-04-26 02:31:18,4998.0,140.0,113.0</text:p>
      <text:p text:style-name="Preformatted_20_Text">18341,04/25/2020,,Barbados,2020-04-26 02:31:18,79.0,6.0,31.0</text:p>
      <text:p text:style-name="Preformatted_20_Text">18342,04/25/2020,,Belarus,2020-04-26 02:31:18,9590.0,67.0,1573.0</text:p>
      <text:p text:style-name="Preformatted_20_Text">18343,04/25/2020,,Belgium,2020-04-26 02:31:18,45325.0,6917.0,10417.0</text:p>
      <text:p text:style-name="Preformatted_20_Text">18344,04/25/2020,,Belize,2020-04-26 02:31:18,18.0,2.0,5.0</text:p>
      <text:p text:style-name="Preformatted_20_Text">18345,04/25/2020,,Benin,2020-04-26 02:31:18,54.0,1.0,27.0</text:p>
      <text:p text:style-name="Preformatted_20_Text">18346,04/25/2020,,Bhutan,2020-04-26 02:31:18,7.0,0.0,3.0</text:p>
      <text:p text:style-name="Preformatted_20_Text">18347,04/25/2020,,Bolivia,2020-04-26 02:31:18,866.0,46.0,54.0</text:p>
      <text:p text:style-name="Preformatted_20_Text">18348,04/25/2020,,Bosnia and Herzegovina,2020-04-26 02:31:18,1486.0,57.0,592.0</text:p>
      <text:p text:style-name="Preformatted_20_Text">18349,04/25/2020,,Botswana,2020-04-26 02:31:18,22.0,1.0,0.0</text:p>
      <text:p text:style-name="Preformatted_20_Text">18350,04/25/2020,,Brazil,2020-04-26 02:31:18,59324.0,4057.0,29160.0</text:p>
      <text:p text:style-name="Preformatted_20_Text">18351,04/25/2020,,Brunei,2020-04-26 02:31:18,138.0,1.0,121.0</text:p>
      <text:p text:style-name="Preformatted_20_Text">18352,04/25/2020,,Bulgaria,2020-04-26 02:31:18,1247.0,55.0,197.0</text:p>
      <text:p text:style-name="Preformatted_20_Text">18353,04/25/2020,,Burkina Faso,2020-04-26 02:31:18,629.0,41.0,442.0</text:p>
      <text:p text:style-name="Preformatted_20_Text">18354,04/25/2020,,Burma,2020-04-26 02:31:18,146.0,5.0,10.0</text:p>
      <text:p text:style-name="Preformatted_20_Text">18355,04/25/2020,,Burundi,2020-04-26 02:31:18,11.0,1.0,4.0</text:p>
      <text:p text:style-name="Preformatted_20_Text">18356,04/25/2020,,Cabo Verde,2020-04-26 02:31:18,90.0,1.0,1.0</text:p>
      <text:p text:style-name="Preformatted_20_Text">18357,04/25/2020,,Cambodia,2020-04-26 02:31:18,122.0,0.0,117.0</text:p>
      <text:p text:style-name="Preformatted_20_Text">18358,04/25/2020,,Cameroon,2020-04-26 02:31:18,1518.0,53.0,697.0</text:p>
      <text:p text:style-name="Preformatted_20_Text">18359,04/25/2020,,Central African Republic,2020-04-26 02:31:18,16.0,0.0,10.0</text:p>
      <text:p text:style-name="Preformatted_20_Text">18360,04/25/2020,,Chad,2020-04-26 02:31:18,46.0,0.0,15.0</text:p>
      <text:p text:style-name="Preformatted_20_Text">18361,04/25/2020,,Chile,2020-04-26 02:31:18,12858.0,181.0,6746.0</text:p>
      <text:p text:style-name="Preformatted_20_Text">18362,04/25/2020,,Colombia,2020-04-26 02:31:18,5142.0,233.0,1067.0</text:p>
      <text:p text:style-name="Preformatted_20_Text">18363,04/25/2020,,Congo (Brazzaville),2020-04-26 02:31:18,200.0,6.0,19.0</text:p>
      <text:p text:style-name="Preformatted_20_Text">18364,04/25/2020,,Congo (Kinshasa),2020-04-26 02:31:18,416.0,28.0,49.0</text:p>
      <text:p text:style-name="Preformatted_20_Text">18365,04/25/2020,,Costa Rica,2020-04-26 02:31:18,693.0,6.0,242.0</text:p>
      <text:p text:style-name="Preformatted_20_Text">18366,04/25/2020,,Croatia,2020-04-26 02:31:18,2016.0,54.0,1034.0</text:p>
      <text:p text:style-name="Preformatted_20_Text">18367,04/25/2020,,Cuba,2020-04-26 02:31:18,1337.0,51.0,437.0</text:p>
      <text:p text:style-name="Preformatted_20_Text">18368,04/25/2020,,Cyprus,2020-04-26 02:31:18,810.0,14.0,148.0</text:p>
      <text:p text:style-name="Preformatted_20_Text">18369,04/25/2020,,Czech Republic,2020-04-26 02:31:18,7352.0,218.0,2453.0</text:p>
      <text:p text:style-name="Preformatted_20_Text">18370,04/25/2020,,Denmark,2020-04-26 02:31:18,8445.0,418.0,5669.0</text:p>
      <text:p text:style-name="Preformatted_20_Text">18371,04/25/2020,,Diamond Princess,2020-04-26 02:31:18,712.0,13.0,645.0</text:p>
      <text:p text:style-name="Preformatted_20_Text">18372,04/25/2020,,Djibouti,2020-04-26 02:31:18,1008.0,2.0,373.0</text:p>
      <text:p text:style-name="Preformatted_20_Text">18373,04/25/2020,,Dominica,2020-04-26 02:31:18,16.0,0.0,13.0</text:p>
      <text:p text:style-name="Preformatted_20_Text">18374,04/25/2020,,Dominican Republic,2020-04-26 02:31:18,5926.0,273.0,822.0</text:p>
      <text:p text:style-name="Preformatted_20_Text">18375,04/25/2020,,Ecuador,2020-04-26 02:31:18,22719.0,576.0,1366.0</text:p>
      <text:p text:style-name="Preformatted_20_Text">18376,04/25/2020,,Egypt,2020-04-26 02:31:18,4319.0,307.0,1114.0</text:p>
      <text:p text:style-name="Preformatted_20_Text">18377,04/25/2020,,El Salvador,2020-04-26 02:31:18,274.0,8.0,75.0</text:p>
      <text:p text:style-name="Preformatted_20_Text">18378,04/25/2020,,Equatorial Guinea,2020-04-26 02:31:18,258.0,1.0,7.0</text:p>
      <text:p text:style-name="Preformatted_20_Text">18379,04/25/2020,,Eritrea,2020-04-26 02:31:18,39.0,0.0,13.0</text:p>
      <text:p text:style-name="Preformatted_20_Text">18380,04/25/2020,,Estonia,2020-04-26 02:31:18,1635.0,46.0,228.0</text:p>
      <text:p text:style-name="Preformatted_20_Text">18381,04/25/2020,,Eswatini,2020-04-26 02:31:18,56.0,1.0,10.0</text:p>
      <text:p text:style-name="Preformatted_20_Text">18382,04/25/2020,,Ethiopia,2020-04-26 02:31:18,122.0,3.0,29.0</text:p>
      <text:p text:style-name="Preformatted_20_Text">18383,04/25/2020,,Fiji,2020-04-26 02:31:18,18.0,0.0,10.0</text:p>
      <text:p text:style-name="Preformatted_20_Text">18384,04/25/2020,,Finland,2020-04-26 02:31:18,4475.0,186.0,2500.0</text:p>
      <text:p text:style-name="Preformatted_20_Text">18385,04/25/2020,,France,2020-04-26 02:31:18,160292.0,22614.0,44594.0</text:p>
      <text:p text:style-name="Preformatted_20_Text"><text:soft-page-break/>18386,04/25/2020,,Gabon,2020-04-26 02:31:18,176.0,3.0,30.0</text:p>
      <text:p text:style-name="Preformatted_20_Text">18387,04/25/2020,,Gambia,2020-04-26 02:31:18,10.0,1.0,8.0</text:p>
      <text:p text:style-name="Preformatted_20_Text">18388,04/25/2020,,Georgia,2020-04-26 02:31:18,456.0,5.0,139.0</text:p>
      <text:p text:style-name="Preformatted_20_Text">18389,04/25/2020,,Germany,2020-04-26 02:31:18,156513.0,5877.0,109800.0</text:p>
      <text:p text:style-name="Preformatted_20_Text">18390,04/25/2020,,Ghana,2020-04-26 02:31:18,1279.0,10.0,134.0</text:p>
      <text:p text:style-name="Preformatted_20_Text">18391,04/25/2020,,Greece,2020-04-26 02:31:18,2506.0,130.0,577.0</text:p>
      <text:p text:style-name="Preformatted_20_Text">18392,04/25/2020,,Grenada,2020-04-26 02:31:18,18.0,0.0,7.0</text:p>
      <text:p text:style-name="Preformatted_20_Text">18393,04/25/2020,,Guatemala,2020-04-26 02:31:18,473.0,13.0,45.0</text:p>
      <text:p text:style-name="Preformatted_20_Text">18394,04/25/2020,,Guinea,2020-04-26 02:31:18,996.0,7.0,208.0</text:p>
      <text:p text:style-name="Preformatted_20_Text">18395,04/25/2020,,Guinea-Bissau,2020-04-26 02:31:18,52.0,0.0,3.0</text:p>
      <text:p text:style-name="Preformatted_20_Text">18396,04/25/2020,,Guyana,2020-04-26 02:31:18,73.0,7.0,12.0</text:p>
      <text:p text:style-name="Preformatted_20_Text">18397,04/25/2020,,Haiti,2020-04-26 02:31:18,72.0,6.0,6.0</text:p>
      <text:p text:style-name="Preformatted_20_Text">18398,04/25/2020,,Holy See,2020-04-26 02:31:18,9.0,0.0,2.0</text:p>
      <text:p text:style-name="Preformatted_20_Text">18399,04/25/2020,,Honduras,2020-04-26 02:31:18,627.0,59.0,65.0</text:p>
      <text:p text:style-name="Preformatted_20_Text">18400,04/25/2020,,Hungary,2020-04-26 02:31:18,2443.0,262.0,458.0</text:p>
      <text:p text:style-name="Preformatted_20_Text">18401,04/25/2020,,Iceland,2020-04-26 02:31:18,1790.0,10.0,1570.0</text:p>
      <text:p text:style-name="Preformatted_20_Text">18402,04/25/2020,,India,2020-04-26 02:31:18,26283.0,825.0,5939.0</text:p>
      <text:p text:style-name="Preformatted_20_Text">18403,04/25/2020,,Indonesia,2020-04-26 02:31:18,8607.0,720.0,1042.0</text:p>
      <text:p text:style-name="Preformatted_20_Text">18404,04/25/2020,,Iran,2020-04-26 02:31:18,89328.0,5650.0,68193.0</text:p>
      <text:p text:style-name="Preformatted_20_Text">18405,04/25/2020,,Iraq,2020-04-26 02:31:18,1763.0,86.0,1224.0</text:p>
      <text:p text:style-name="Preformatted_20_Text">18406,04/25/2020,,Ireland,2020-04-26 02:31:18,18561.0,1063.0,9233.0</text:p>
      <text:p text:style-name="Preformatted_20_Text">18407,04/25/2020,,Israel,2020-04-26 02:31:18,15298.0,199.0,6435.0</text:p>
      <text:p text:style-name="Preformatted_20_Text">18408,04/25/2020,,Italy,2020-04-26 02:31:18,195351.0,26384.0,63120.0</text:p>
      <text:p text:style-name="Preformatted_20_Text">18409,04/25/2020,,Ivory Coast,2020-04-26 02:31:18,1077.0,14.0,419.0</text:p>
      <text:p text:style-name="Preformatted_20_Text">18410,04/25/2020,,Jamaica,2020-04-26 02:31:18,305.0,7.0,28.0</text:p>
      <text:p text:style-name="Preformatted_20_Text">18411,04/25/2020,,Japan,2020-04-26 02:31:18,13231.0,360.0,1656.0</text:p>
      <text:p text:style-name="Preformatted_20_Text">18412,04/25/2020,,Jordan,2020-04-26 02:31:18,444.0,7.0,332.0</text:p>
      <text:p text:style-name="Preformatted_20_Text">18413,04/25/2020,,Kazakhstan,2020-04-26 02:31:18,2601.0,25.0,646.0</text:p>
      <text:p text:style-name="Preformatted_20_Text">18414,04/25/2020,,Kenya,2020-04-26 02:31:18,343.0,14.0,98.0</text:p>
      <text:p text:style-name="Preformatted_20_Text">18415,04/25/2020,,Kosovo,2020-04-26 02:31:18,510.0,12.0,93.0</text:p>
      <text:p text:style-name="Preformatted_20_Text">18416,04/25/2020,,Kuwait,2020-04-26 02:31:18,2892.0,19.0,656.0</text:p>
      <text:p text:style-name="Preformatted_20_Text">18417,04/25/2020,,Kyrgyzstan,2020-04-26 02:31:18,665.0,8.0,345.0</text:p>
      <text:p text:style-name="Preformatted_20_Text">18418,04/25/2020,,Laos,2020-04-26 02:31:18,19.0,0.0,7.0</text:p>
      <text:p text:style-name="Preformatted_20_Text">18419,04/25/2020,,Latvia,2020-04-26 02:31:18,804.0,12.0,267.0</text:p>
      <text:p text:style-name="Preformatted_20_Text">18420,04/25/2020,,Lebanon,2020-04-26 02:31:18,704.0,24.0,143.0</text:p>
      <text:p text:style-name="Preformatted_20_Text">18421,04/25/2020,,Liberia,2020-04-26 02:31:18,120.0,11.0,25.0</text:p>
      <text:p text:style-name="Preformatted_20_Text">18422,04/25/2020,,Libya,2020-04-26 02:31:18,61.0,2.0,18.0</text:p>
      <text:p text:style-name="Preformatted_20_Text">18423,04/25/2020,,Liechtenstein,2020-04-26 02:31:18,81.0,1.0,55.0</text:p>
      <text:p text:style-name="Preformatted_20_Text">18424,04/25/2020,,Lithuania,2020-04-26 02:31:18,1426.0,41.0,460.0</text:p>
      <text:p text:style-name="Preformatted_20_Text">18425,04/25/2020,,Luxembourg,2020-04-26 02:31:18,3711.0,85.0,3088.0</text:p>
      <text:p text:style-name="Preformatted_20_Text">18426,04/25/2020,,MS Zaandam,2020-04-26 02:31:18,9.0,2.0,0.0</text:p>
      <text:p text:style-name="Preformatted_20_Text">18427,04/25/2020,,Madagascar,2020-04-26 02:31:18,123.0,0.0,62.0</text:p>
      <text:p text:style-name="Preformatted_20_Text">18428,04/25/2020,,Malawi,2020-04-26 02:31:18,33.0,3.0,4.0</text:p>
      <text:p text:style-name="Preformatted_20_Text">18429,04/25/2020,,Malaysia,2020-04-26 02:31:18,5742.0,98.0,3762.0</text:p>
      <text:p text:style-name="Preformatted_20_Text">18430,04/25/2020,,Maldives,2020-04-26 02:31:18,177.0,0.0,17.0</text:p>
      <text:p text:style-name="Preformatted_20_Text">18431,04/25/2020,,Mali,2020-04-26 02:31:18,370.0,21.0,91.0</text:p>
      <text:p text:style-name="Preformatted_20_Text">18432,04/25/2020,,Malta,2020-04-26 02:31:18,448.0,4.0,249.0</text:p>
      <text:p text:style-name="Preformatted_20_Text">18433,04/25/2020,,Mauritania,2020-04-26 02:31:18,7.0,1.0,6.0</text:p>
      <text:p text:style-name="Preformatted_20_Text">18434,04/25/2020,,Mauritius,2020-04-26 02:31:18,331.0,9.0,295.0</text:p>
      <text:p text:style-name="Preformatted_20_Text">18435,04/25/2020,,Mexico,2020-04-26 02:31:18,13842.0,1305.0,7149.0</text:p>
      <text:p text:style-name="Preformatted_20_Text">18436,04/25/2020,,Moldova,2020-04-26 02:31:18,3304.0,94.0,825.0</text:p>
      <text:p text:style-name="Preformatted_20_Text">18437,04/25/2020,,Monaco,2020-04-26 02:31:18,94.0,4.0,42.0</text:p>
      <text:p text:style-name="Preformatted_20_Text">18438,04/25/2020,,Mongolia,2020-04-26 02:31:18,37.0,0.0,9.0</text:p>
      <text:p text:style-name="Preformatted_20_Text">18439,04/25/2020,,Montenegro,2020-04-26 02:31:18,320.0,6.0,153.0</text:p>
      <text:p text:style-name="Preformatted_20_Text">18440,04/25/2020,,Morocco,2020-04-26 02:31:18,3897.0,159.0,537.0</text:p>
      <text:p text:style-name="Preformatted_20_Text">18441,04/25/2020,,Mozambique,2020-04-26 02:31:18,70.0,0.0,12.0</text:p>
      <text:p text:style-name="Preformatted_20_Text">18442,04/25/2020,,Namibia,2020-04-26 02:31:18,16.0,0.0,7.0</text:p>
      <text:p text:style-name="Preformatted_20_Text">18443,04/25/2020,,Nepal,2020-04-26 02:31:18,49.0,0.0,12.0</text:p>
      <text:p text:style-name="Preformatted_20_Text">18444,04/25/2020,,Netherlands,2020-04-26 02:31:18,37190.0,4409.0,0.0</text:p>
      <text:p text:style-name="Preformatted_20_Text">18445,04/25/2020,,New Zealand,2020-04-26 02:31:18,1470.0,18.0,1142.0</text:p>
      <text:p text:style-name="Preformatted_20_Text">18446,04/25/2020,,Nicaragua,2020-04-26 02:31:18,12.0,3.0,7.0</text:p>
      <text:p text:style-name="Preformatted_20_Text">18447,04/25/2020,,Niger,2020-04-26 02:31:18,684.0,27.0,325.0</text:p>
      <text:p text:style-name="Preformatted_20_Text">18448,04/25/2020,,Nigeria,2020-04-26 02:31:18,1182.0,35.0,222.0</text:p>
      <text:p text:style-name="Preformatted_20_Text">18449,04/25/2020,,North Macedonia,2020-04-26 02:31:18,1367.0,59.0,374.0</text:p>
      <text:p text:style-name="Preformatted_20_Text"><text:soft-page-break/>18450,04/25/2020,,Norway,2020-04-26 02:31:18,7499.0,201.0,32.0</text:p>
      <text:p text:style-name="Preformatted_20_Text">18451,04/25/2020,,Oman,2020-04-26 02:31:18,1905.0,10.0,329.0</text:p>
      <text:p text:style-name="Preformatted_20_Text">18452,04/25/2020,,Pakistan,2020-04-26 02:31:18,12723.0,269.0,2866.0</text:p>
      <text:p text:style-name="Preformatted_20_Text">18453,04/25/2020,,Panama,2020-04-26 02:31:18,5538.0,159.0,338.0</text:p>
      <text:p text:style-name="Preformatted_20_Text">18454,04/25/2020,,Papua New Guinea,2020-04-26 02:31:18,8.0,0.0,0.0</text:p>
      <text:p text:style-name="Preformatted_20_Text">18455,04/25/2020,,Paraguay,2020-04-26 02:31:18,228.0,9.0,85.0</text:p>
      <text:p text:style-name="Preformatted_20_Text">18456,04/25/2020,,Peru,2020-04-26 02:31:18,25331.0,700.0,7797.0</text:p>
      <text:p text:style-name="Preformatted_20_Text">18457,04/25/2020,,Philippines,2020-04-26 02:31:18,7294.0,494.0,792.0</text:p>
      <text:p text:style-name="Preformatted_20_Text">18458,04/25/2020,,Poland,2020-04-26 02:31:18,11273.0,524.0,2126.0</text:p>
      <text:p text:style-name="Preformatted_20_Text">18459,04/25/2020,,Portugal,2020-04-26 02:31:18,23392.0,880.0,1277.0</text:p>
      <text:p text:style-name="Preformatted_20_Text">18460,04/25/2020,,Qatar,2020-04-26 02:31:18,9358.0,10.0,929.0</text:p>
      <text:p text:style-name="Preformatted_20_Text">18461,04/25/2020,,Romania,2020-04-26 02:31:18,10635.0,601.0,2890.0</text:p>
      <text:p text:style-name="Preformatted_20_Text">18462,04/25/2020,,Russia,2020-04-26 02:31:18,74588.0,681.0,6250.0</text:p>
      <text:p text:style-name="Preformatted_20_Text">18463,04/25/2020,,Rwanda,2020-04-26 02:31:18,183.0,0.0,88.0</text:p>
      <text:p text:style-name="Preformatted_20_Text">18464,04/25/2020,,Saint Kitts and Nevis,2020-04-26 02:31:18,15.0,0.0,2.0</text:p>
      <text:p text:style-name="Preformatted_20_Text">18465,04/25/2020,,Saint Lucia,2020-04-26 02:31:18,15.0,0.0,15.0</text:p>
      <text:p text:style-name="Preformatted_20_Text">18466,04/25/2020,,Saint Vincent and the Grenadines,2020-04-26 02:31:18,14.0,0.0,5.0</text:p>
      <text:p text:style-name="Preformatted_20_Text">18467,04/25/2020,,San Marino,2020-04-26 02:31:18,513.0,40.0,64.0</text:p>
      <text:p text:style-name="Preformatted_20_Text">18468,04/25/2020,,Sao Tome and Principe,2020-04-26 02:31:18,4.0,0.0,0.0</text:p>
      <text:p text:style-name="Preformatted_20_Text">18469,04/25/2020,,Saudi Arabia,2020-04-26 02:31:18,16299.0,136.0,2215.0</text:p>
      <text:p text:style-name="Preformatted_20_Text">18470,04/25/2020,,Senegal,2020-04-26 02:31:18,614.0,7.0,276.0</text:p>
      <text:p text:style-name="Preformatted_20_Text">18471,04/25/2020,,Serbia,2020-04-26 02:31:18,6630.0,125.0,870.0</text:p>
      <text:p text:style-name="Preformatted_20_Text">18472,04/25/2020,,Seychelles,2020-04-26 02:31:18,11.0,0.0,6.0</text:p>
      <text:p text:style-name="Preformatted_20_Text">18473,04/25/2020,,Sierra Leone,2020-04-26 02:31:18,82.0,2.0,10.0</text:p>
      <text:p text:style-name="Preformatted_20_Text">18474,04/25/2020,,Singapore,2020-04-26 02:31:18,12693.0,12.0,1002.0</text:p>
      <text:p text:style-name="Preformatted_20_Text">18475,04/25/2020,,Slovakia,2020-04-26 02:31:18,1373.0,17.0,386.0</text:p>
      <text:p text:style-name="Preformatted_20_Text">18476,04/25/2020,,Slovenia,2020-04-26 02:31:18,1388.0,81.0,219.0</text:p>
      <text:p text:style-name="Preformatted_20_Text">18477,04/25/2020,,Somalia,2020-04-26 02:31:18,390.0,18.0,8.0</text:p>
      <text:p text:style-name="Preformatted_20_Text">18478,04/25/2020,,South Africa,2020-04-26 02:31:18,4361.0,86.0,1473.0</text:p>
      <text:p text:style-name="Preformatted_20_Text">18479,04/25/2020,,South Korea,2020-04-26 02:31:18,10728.0,242.0,8717.0</text:p>
      <text:p text:style-name="Preformatted_20_Text">18480,04/25/2020,,South Sudan,2020-04-26 02:31:18,5.0,0.0,0.0</text:p>
      <text:p text:style-name="Preformatted_20_Text">18481,04/25/2020,,Spain,2020-04-26 02:31:18,223759.0,22902.0,95708.0</text:p>
      <text:p text:style-name="Preformatted_20_Text">18482,04/25/2020,,Sri Lanka,2020-04-26 02:31:18,460.0,7.0,118.0</text:p>
      <text:p text:style-name="Preformatted_20_Text">18483,04/25/2020,,Sudan,2020-04-26 02:31:18,213.0,17.0,19.0</text:p>
      <text:p text:style-name="Preformatted_20_Text">18484,04/25/2020,,Suriname,2020-04-26 02:31:18,10.0,1.0,7.0</text:p>
      <text:p text:style-name="Preformatted_20_Text">18485,04/25/2020,,Sweden,2020-04-26 02:31:18,18177.0,2192.0,1005.0</text:p>
      <text:p text:style-name="Preformatted_20_Text">18486,04/25/2020,,Switzerland,2020-04-26 02:31:18,28894.0,1599.0,21300.0</text:p>
      <text:p text:style-name="Preformatted_20_Text">18487,04/25/2020,,Syria,2020-04-26 02:31:18,42.0,3.0,11.0</text:p>
      <text:p text:style-name="Preformatted_20_Text">18488,04/25/2020,,Taiwan,2020-04-26 02:31:18,429.0,6.0,275.0</text:p>
      <text:p text:style-name="Preformatted_20_Text">18489,04/25/2020,,Tanzania,2020-04-26 02:31:18,299.0,10.0,48.0</text:p>
      <text:p text:style-name="Preformatted_20_Text">18490,04/25/2020,,Thailand,2020-04-26 02:31:18,2907.0,51.0,2547.0</text:p>
      <text:p text:style-name="Preformatted_20_Text">18491,04/25/2020,,Timor-Leste,2020-04-26 02:31:18,24.0,0.0,2.0</text:p>
      <text:p text:style-name="Preformatted_20_Text">18492,04/25/2020,,Togo,2020-04-26 02:31:18,96.0,6.0,62.0</text:p>
      <text:p text:style-name="Preformatted_20_Text">18493,04/25/2020,,Trinidad and Tobago,2020-04-26 02:31:18,115.0,8.0,53.0</text:p>
      <text:p text:style-name="Preformatted_20_Text">18494,04/25/2020,,Tunisia,2020-04-26 02:31:18,939.0,38.0,207.0</text:p>
      <text:p text:style-name="Preformatted_20_Text">18495,04/25/2020,,Turkey,2020-04-26 02:31:18,107773.0,2706.0,25582.0</text:p>
      <text:p text:style-name="Preformatted_20_Text">18496,04/25/2020,,UK,2020-04-26 02:31:18,148377.0,20319.0,0.0</text:p>
      <text:p text:style-name="Preformatted_20_Text">18497,04/25/2020,,Uganda,2020-04-26 02:31:18,75.0,0.0,46.0</text:p>
      <text:p text:style-name="Preformatted_20_Text">18498,04/25/2020,,Ukraine,2020-04-26 02:31:18,8125.0,201.0,782.0</text:p>
      <text:p text:style-name="Preformatted_20_Text">18499,04/25/2020,,United Arab Emirates,2020-04-26 02:31:18,9813.0,71.0,1887.0</text:p>
      <text:p text:style-name="Preformatted_20_Text">18500,04/25/2020,,Uruguay,2020-04-26 02:31:18,596.0,14.0,370.0</text:p>
      <text:p text:style-name="Preformatted_20_Text">18501,04/25/2020,,Uzbekistan,2020-04-26 02:31:18,1862.0,8.0,707.0</text:p>
      <text:p text:style-name="Preformatted_20_Text">18502,04/25/2020,,Venezuela,2020-04-26 02:31:18,323.0,10.0,132.0</text:p>
      <text:p text:style-name="Preformatted_20_Text">18503,04/25/2020,,Vietnam,2020-04-26 02:31:18,270.0,0.0,225.0</text:p>
      <text:p text:style-name="Preformatted_20_Text">18504,04/25/2020,,West Bank and Gaza,2020-04-26 02:31:18,342.0,2.0,92.0</text:p>
      <text:p text:style-name="Preformatted_20_Text">18505,04/25/2020,,Western Sahara,2020-04-26 02:31:18,6.0,0.0,5.0</text:p>
      <text:p text:style-name="Preformatted_20_Text">18506,04/25/2020,,Yemen,2020-04-26 02:31:18,1.0,0.0,1.0</text:p>
      <text:p text:style-name="Preformatted_20_Text">18507,04/25/2020,,Zambia,2020-04-26 02:31:18,84.0,3.0,37.0</text:p>
      <text:p text:style-name="Preformatted_20_Text">18508,04/25/2020,,Zimbabwe,2020-04-26 02:31:18,31.0,4.0,2.0</text:p>
      <text:p text:style-name="Preformatted_20_Text">18509,04/25/2020,Alabama,US,2020-04-26 02:31:18,6026.0,209.0,0.0</text:p>
      <text:p text:style-name="Preformatted_20_Text">18510,04/25/2020,Alaska,US,2020-04-26 02:31:18,339.0,9.0,0.0</text:p>
      <text:p text:style-name="Preformatted_20_Text">18511,04/25/2020,Alberta,Canada,2020-04-26 02:31:18,4233.0,73.0,0.0</text:p>
      <text:p text:style-name="Preformatted_20_Text">18512,04/25/2020,Anguilla,UK,2020-04-26 02:31:18,3.0,0.0,1.0</text:p>
      <text:p text:style-name="Preformatted_20_Text"><text:soft-page-break/>18513,04/25/2020,Anhui,Mainland China,2020-04-26 02:31:18,991.0,6.0,985.0</text:p>
      <text:p text:style-name="Preformatted_20_Text">18514,04/25/2020,Arizona,US,2020-04-26 02:31:18,6286.0,273.0,0.0</text:p>
      <text:p text:style-name="Preformatted_20_Text">18515,04/25/2020,Arkansas,US,2020-04-26 02:31:18,2911.0,48.0,0.0</text:p>
      <text:p text:style-name="Preformatted_20_Text">18516,04/25/2020,Aruba,Netherlands,2020-04-26 02:31:18,100.0,2.0,69.0</text:p>
      <text:p text:style-name="Preformatted_20_Text">18517,04/25/2020,Australian Capital Territory,Australia,2020-04-26 02:31:18,106.0,3.0,98.0</text:p>
      <text:p text:style-name="Preformatted_20_Text">18518,04/25/2020,Beijing,Mainland China,2020-04-26 02:31:18,593.0,8.0,525.0</text:p>
      <text:p text:style-name="Preformatted_20_Text">18519,04/25/2020,Bermuda,UK,2020-04-26 02:31:18,109.0,5.0,39.0</text:p>
      <text:p text:style-name="Preformatted_20_Text">18520,04/25/2020,"Bonaire, Sint Eustatius and Saba",Netherlands,2020-04-26 02:31:18,5.0,0.0,0.0</text:p>
      <text:p text:style-name="Preformatted_20_Text">18521,04/25/2020,British Columbia,Canada,2020-04-26 02:31:18,1948.0,100.0,0.0</text:p>
      <text:p text:style-name="Preformatted_20_Text">18522,04/25/2020,British Virgin Islands,UK,2020-04-26 02:31:18,6.0,1.0,3.0</text:p>
      <text:p text:style-name="Preformatted_20_Text">18523,04/25/2020,California,US,2020-04-26 02:31:18,42368.0,1689.0,0.0</text:p>
      <text:p text:style-name="Preformatted_20_Text">18524,04/25/2020,Cayman Islands,UK,2020-04-26 02:31:18,70.0,1.0,8.0</text:p>
      <text:p text:style-name="Preformatted_20_Text">18525,04/25/2020,Channel Islands,UK,2020-04-26 02:31:18,525.0,35.0,332.0</text:p>
      <text:p text:style-name="Preformatted_20_Text">18526,04/25/2020,Chongqing,Mainland China,2020-04-26 02:31:18,579.0,6.0,573.0</text:p>
      <text:p text:style-name="Preformatted_20_Text">18527,04/25/2020,Colorado,US,2020-04-26 02:31:18,12968.0,684.0,0.0</text:p>
      <text:p text:style-name="Preformatted_20_Text">18528,04/25/2020,Connecticut,US,2020-04-26 02:31:18,24583.0,1865.0,0.0</text:p>
      <text:p text:style-name="Preformatted_20_Text">18529,04/25/2020,Curacao,Netherlands,2020-04-26 02:31:18,16.0,1.0,11.0</text:p>
      <text:p text:style-name="Preformatted_20_Text">18530,04/25/2020,Delaware,US,2020-04-26 02:31:18,3576.0,112.0,0.0</text:p>
      <text:p text:style-name="Preformatted_20_Text">18531,04/25/2020,Diamond Princess cruise ship,Canada,2020-04-26 02:31:18,0.0,1.0,0.0</text:p>
      <text:p text:style-name="Preformatted_20_Text">18532,04/25/2020,Diamond Princess cruise ship,US,2020-04-26 02:31:18,49.0,0.0,0.0</text:p>
      <text:p text:style-name="Preformatted_20_Text">18533,04/25/2020,District of Columbia,US,2020-04-26 02:31:18,3699.0,165.0,0.0</text:p>
      <text:p text:style-name="Preformatted_20_Text">18534,04/25/2020,Falkland Islands (Malvinas),UK,2020-04-26 02:31:18,13.0,0.0,11.0</text:p>
      <text:p text:style-name="Preformatted_20_Text">18535,04/25/2020,Faroe Islands,Denmark,2020-04-26 02:31:18,187.0,0.0,178.0</text:p>
      <text:p text:style-name="Preformatted_20_Text">18536,04/25/2020,Florida,US,2020-04-26 02:31:18,30839.0,1055.0,0.0</text:p>
      <text:p text:style-name="Preformatted_20_Text">18537,04/25/2020,French Guiana,France,2020-04-26 02:31:18,111.0,1.0,87.0</text:p>
      <text:p text:style-name="Preformatted_20_Text">18538,04/25/2020,French Polynesia,France,2020-04-26 02:31:18,57.0,0.0,41.0</text:p>
      <text:p text:style-name="Preformatted_20_Text">18539,04/25/2020,Fujian,Mainland China,2020-04-26 02:31:18,355.0,1.0,349.0</text:p>
      <text:p text:style-name="Preformatted_20_Text">18540,04/25/2020,Gansu,Mainland China,2020-04-26 02:31:18,139.0,2.0,137.0</text:p>
      <text:p text:style-name="Preformatted_20_Text">18541,04/25/2020,Georgia,US,2020-04-26 02:31:18,23222.0,907.0,0.0</text:p>
      <text:p text:style-name="Preformatted_20_Text">18542,04/25/2020,Gibraltar,UK,2020-04-26 02:31:18,136.0,0.0,131.0</text:p>
      <text:p text:style-name="Preformatted_20_Text">18543,04/25/2020,Grand Princess,US,2020-04-26 02:31:18,103.0,3.0,0.0</text:p>
      <text:p text:style-name="Preformatted_20_Text">18544,04/25/2020,Greenland,Denmark,2020-04-26 02:31:18,11.0,0.0,11.0</text:p>
      <text:p text:style-name="Preformatted_20_Text">18545,04/25/2020,Guadeloupe,France,2020-04-26 02:31:18,149.0,12.0,82.0</text:p>
      <text:p text:style-name="Preformatted_20_Text">18546,04/25/2020,Guam,US,2020-04-26 02:31:18,141.0,5.0,0.0</text:p>
      <text:p text:style-name="Preformatted_20_Text">18547,04/25/2020,Guangdong,Mainland China,2020-04-26 02:31:18,1586.0,8.0,1542.0</text:p>
      <text:p text:style-name="Preformatted_20_Text">18548,04/25/2020,Guangxi,Mainland China,2020-04-26 02:31:18,254.0,2.0,252.0</text:p>
      <text:p text:style-name="Preformatted_20_Text">18549,04/25/2020,Guizhou,Mainland China,2020-04-26 02:31:18,147.0,2.0,145.0</text:p>
      <text:p text:style-name="Preformatted_20_Text">18550,04/25/2020,Hainan,Mainland China,2020-04-26 02:31:18,168.0,6.0,162.0</text:p>
      <text:p text:style-name="Preformatted_20_Text">18551,04/25/2020,Hawaii,US,2020-04-26 02:31:18,605.0,13.0,0.0</text:p>
      <text:p text:style-name="Preformatted_20_Text">18552,04/25/2020,Hebei,Mainland China,2020-04-26 02:31:18,328.0,6.0,318.0</text:p>
      <text:p text:style-name="Preformatted_20_Text">18553,04/25/2020,Heilongjiang,Mainland China,2020-04-26 02:31:18,935.0,13.0,511.0</text:p>
      <text:p text:style-name="Preformatted_20_Text">18554,04/25/2020,Henan,Mainland China,2020-04-26 02:31:18,1276.0,22.0,1254.0</text:p>
      <text:p text:style-name="Preformatted_20_Text">18555,04/25/2020,Hong Kong,Hong Kong,2020-04-26 02:31:18,1037.0,4.0,753.0</text:p>
      <text:p text:style-name="Preformatted_20_Text">18556,04/25/2020,Hubei,Mainland China,2020-04-26 02:31:18,68128.0,4512.0,63604.0</text:p>
      <text:p text:style-name="Preformatted_20_Text">18557,04/25/2020,Hunan,Mainland China,2020-04-26 02:31:18,1019.0,4.0,1015.0</text:p>
      <text:p text:style-name="Preformatted_20_Text">18558,04/25/2020,Idaho,US,2020-04-26 02:31:18,1887.0,56.0,0.0</text:p>
      <text:p text:style-name="Preformatted_20_Text">18559,04/25/2020,Illinois,US,2020-04-26 02:31:18,41777.0,1875.0,0.0</text:p>
      <text:p text:style-name="Preformatted_20_Text">18560,04/25/2020,Indiana,US,2020-04-26 02:31:18,14399.0,786.0,0.0</text:p>
      <text:p text:style-name="Preformatted_20_Text">18561,04/25/2020,Inner Mongolia,Mainland China,2020-04-26 02:31:18,198.0,1.0,121.0</text:p>
      <text:p text:style-name="Preformatted_20_Text">18562,04/25/2020,Iowa,US,2020-04-26 02:31:18,5092.0,112.0,0.0</text:p>
      <text:p text:style-name="Preformatted_20_Text">18563,04/25/2020,Isle of Man,UK,2020-04-26 02:31:18,308.0,18.0,243.0</text:p>
      <text:p text:style-name="Preformatted_20_Text">18564,04/25/2020,Jiangsu,Mainland China,2020-04-26 02:31:18,653.0,0.0,646.0</text:p>
      <text:p text:style-name="Preformatted_20_Text">18565,04/25/2020,Jiangxi,Mainland China,2020-04-26 02:31:18,937.0,1.0,936.0</text:p>
      <text:p text:style-name="Preformatted_20_Text">18566,04/25/2020,Jilin,Mainland China,2020-04-26 02:31:18,109.0,1.0,99.0</text:p>
      <text:p text:style-name="Preformatted_20_Text">18567,04/25/2020,Kansas,US,2020-04-26 02:31:18,3135.0,120.0,0.0</text:p>
      <text:p text:style-name="Preformatted_20_Text">18568,04/25/2020,Kentucky,US,2020-04-26 02:31:18,3915.0,205.0,0.0</text:p>
      <text:p text:style-name="Preformatted_20_Text">18569,04/25/2020,Liaoning,Mainland China,2020-04-26 02:31:18,146.0,2.0,143.0</text:p>
      <text:p text:style-name="Preformatted_20_Text"><text:soft-page-break/>18570,04/25/2020,Louisiana,US,2020-04-26 02:31:18,26512.0,1707.0,0.0</text:p>
      <text:p text:style-name="Preformatted_20_Text">18571,04/25/2020,Macau,Macau,2020-04-26 02:31:18,45.0,0.0,28.0</text:p>
      <text:p text:style-name="Preformatted_20_Text">18572,04/25/2020,Maine,US,2020-04-26 02:31:18,965.0,47.0,0.0</text:p>
      <text:p text:style-name="Preformatted_20_Text">18573,04/25/2020,Manitoba,Canada,2020-04-26 02:31:18,267.0,6.0,0.0</text:p>
      <text:p text:style-name="Preformatted_20_Text">18574,04/25/2020,Martinique,France,2020-04-26 02:31:18,175.0,14.0,77.0</text:p>
      <text:p text:style-name="Preformatted_20_Text">18575,04/25/2020,Maryland,US,2020-04-26 02:31:18,17766.0,875.0,0.0</text:p>
      <text:p text:style-name="Preformatted_20_Text">18576,04/25/2020,Massachusetts,US,2020-04-26 02:31:18,53348.0,2730.0,0.0</text:p>
      <text:p text:style-name="Preformatted_20_Text">18577,04/25/2020,Mayotte,France,2020-04-26 02:31:18,380.0,4.0,144.0</text:p>
      <text:p text:style-name="Preformatted_20_Text">18578,04/25/2020,Michigan,US,2020-04-26 02:31:18,37074.0,3155.0,0.0</text:p>
      <text:p text:style-name="Preformatted_20_Text">18579,04/25/2020,Minnesota,US,2020-04-26 02:31:18,3446.0,244.0,0.0</text:p>
      <text:p text:style-name="Preformatted_20_Text">18580,04/25/2020,Mississippi,US,2020-04-26 02:31:18,5718.0,221.0,0.0</text:p>
      <text:p text:style-name="Preformatted_20_Text">18581,04/25/2020,Missouri,US,2020-04-26 02:31:18,6935.0,281.0,0.0</text:p>
      <text:p text:style-name="Preformatted_20_Text">18582,04/25/2020,Montana,US,2020-04-26 02:31:18,445.0,14.0,0.0</text:p>
      <text:p text:style-name="Preformatted_20_Text">18583,04/25/2020,Montserrat,UK,2020-04-26 02:31:18,11.0,1.0,2.0</text:p>
      <text:p text:style-name="Preformatted_20_Text">18584,04/25/2020,Nebraska,US,2020-04-26 02:31:18,2719.0,50.0,0.0</text:p>
      <text:p text:style-name="Preformatted_20_Text">18585,04/25/2020,Nevada,US,2020-04-26 02:31:18,4539.0,205.0,0.0</text:p>
      <text:p text:style-name="Preformatted_20_Text">18586,04/25/2020,New Brunswick,Canada,2020-04-26 02:31:18,118.0,0.0,0.0</text:p>
      <text:p text:style-name="Preformatted_20_Text">18587,04/25/2020,New Caledonia,France,2020-04-26 02:31:18,18.0,0.0,17.0</text:p>
      <text:p text:style-name="Preformatted_20_Text">18588,04/25/2020,New Hampshire,US,2020-04-26 02:31:18,1797.0,53.0,0.0</text:p>
      <text:p text:style-name="Preformatted_20_Text">18589,04/25/2020,New Jersey,US,2020-04-26 02:31:18,105498.0,5914.0,0.0</text:p>
      <text:p text:style-name="Preformatted_20_Text">18590,04/25/2020,New Mexico,US,2020-04-26 02:31:18,2660.0,93.0,0.0</text:p>
      <text:p text:style-name="Preformatted_20_Text">18591,04/25/2020,New South Wales,Australia,2020-04-26 02:31:18,2994.0,33.0,2193.0</text:p>
      <text:p text:style-name="Preformatted_20_Text">18592,04/25/2020,New York,US,2020-04-26 02:31:18,282143.0,22009.0,0.0</text:p>
      <text:p text:style-name="Preformatted_20_Text">18593,04/25/2020,Newfoundland and Labrador,Canada,2020-04-26 02:31:18,257.0,3.0,0.0</text:p>
      <text:p text:style-name="Preformatted_20_Text">18594,04/25/2020,Ningxia,Mainland China,2020-04-26 02:31:18,75.0,0.0,75.0</text:p>
      <text:p text:style-name="Preformatted_20_Text">18595,04/25/2020,North Carolina,US,2020-04-26 02:31:18,8768.0,305.0,0.0</text:p>
      <text:p text:style-name="Preformatted_20_Text">18596,04/25/2020,North Dakota,US,2020-04-26 02:31:18,803.0,16.0,0.0</text:p>
      <text:p text:style-name="Preformatted_20_Text">18597,04/25/2020,Northern Mariana Islands,US,2020-04-26 02:31:18,14.0,2.0,0.0</text:p>
      <text:p text:style-name="Preformatted_20_Text">18598,04/25/2020,Northern Territory,Australia,2020-04-26 02:31:18,28.0,0.0,0.0</text:p>
      <text:p text:style-name="Preformatted_20_Text">18599,04/25/2020,Northwest Territories,Canada,2020-04-26 02:31:18,5.0,0.0,0.0</text:p>
      <text:p text:style-name="Preformatted_20_Text">18600,04/25/2020,Ohio,US,2020-04-26 02:31:18,15587.0,711.0,0.0</text:p>
      <text:p text:style-name="Preformatted_20_Text">18601,04/25/2020,Oklahoma,US,2020-04-26 02:31:18,3194.0,194.0,0.0</text:p>
      <text:p text:style-name="Preformatted_20_Text">18602,04/25/2020,Ontario,Canada,2020-04-26 02:31:18,15012.0,916.0,0.0</text:p>
      <text:p text:style-name="Preformatted_20_Text">18603,04/25/2020,Oregon,US,2020-04-26 02:31:18,2253.0,87.0,0.0</text:p>
      <text:p text:style-name="Preformatted_20_Text">18604,04/25/2020,Pennsylvania,US,2020-04-26 02:31:18,41153.0,1793.0,0.0</text:p>
      <text:p text:style-name="Preformatted_20_Text">18605,04/25/2020,Prince Edward Island,Canada,2020-04-26 02:31:18,26.0,0.0,0.0</text:p>
      <text:p text:style-name="Preformatted_20_Text">18606,04/25/2020,Puerto Rico,US,2020-04-26 02:31:18,1307.0,83.0,0.0</text:p>
      <text:p text:style-name="Preformatted_20_Text">18607,04/25/2020,Qinghai,Mainland China,2020-04-26 02:31:18,18.0,0.0,18.0</text:p>
      <text:p text:style-name="Preformatted_20_Text">18608,04/25/2020,Quebec,Canada,2020-04-26 02:31:18,23267.0,1446.0,0.0</text:p>
      <text:p text:style-name="Preformatted_20_Text">18609,04/25/2020,Queensland,Australia,2020-04-26 02:31:18,1026.0,6.0,803.0</text:p>
      <text:p text:style-name="Preformatted_20_Text">18610,04/25/2020,Recovered,Canada,2020-04-26 02:31:18,0.0,0.0,16013.0</text:p>
      <text:p text:style-name="Preformatted_20_Text">18611,04/25/2020,Recovered,US,2020-04-26 02:31:18,0.0,0.0,100372.0</text:p>
      <text:p text:style-name="Preformatted_20_Text">18612,04/25/2020,Reunion,France,2020-04-26 02:31:18,417.0,0.0,300.0</text:p>
      <text:p text:style-name="Preformatted_20_Text">18613,04/25/2020,Rhode Island,US,2020-04-26 02:31:18,7129.0,215.0,0.0</text:p>
      <text:p text:style-name="Preformatted_20_Text">18614,04/25/2020,Saint Barthelemy,France,2020-04-26 02:31:18,6.0,0.0,6.0</text:p>
      <text:p text:style-name="Preformatted_20_Text">18615,04/25/2020,Saint Pierre and Miquelon,France,2020-04-26 02:31:18,1.0,0.0,0.0</text:p>
      <text:p text:style-name="Preformatted_20_Text">18616,04/25/2020,Saskatchewan,Canada,2020-04-26 02:31:18,349.0,4.0,0.0</text:p>
      <text:p text:style-name="Preformatted_20_Text">18617,04/25/2020,Shaanxi,Mainland China,2020-04-26 02:31:18,286.0,3.0,253.0</text:p>
      <text:p text:style-name="Preformatted_20_Text">18618,04/25/2020,Shandong,Mainland China,2020-04-26 02:31:18,787.0,7.0,767.0</text:p>
      <text:p text:style-name="Preformatted_20_Text">18619,04/25/2020,Shanghai,Mainland China,2020-04-26 02:31:18,642.0,7.0,558.0</text:p>
      <text:p text:style-name="Preformatted_20_Text">18620,04/25/2020,Shanxi,Mainland China,2020-04-26 02:31:18,197.0,0.0,154.0</text:p>
      <text:p text:style-name="Preformatted_20_Text">18621,04/25/2020,Sichuan,Mainland China,2020-04-26 02:31:18,561.0,3.0,558.0</text:p>
      <text:p text:style-name="Preformatted_20_Text">18622,04/25/2020,Sint Maarten,Netherlands,2020-04-26 02:31:18,73.0,12.0,22.0</text:p>
      <text:p text:style-name="Preformatted_20_Text">18623,04/25/2020,South Australia,Australia,2020-04-26 02:31:18,438.0,4.0,401.0</text:p>
      <text:p text:style-name="Preformatted_20_Text">18624,04/25/2020,South Carolina,US,2020-04-26 02:31:18,5253.0,166.0,0.0</text:p>
      <text:p text:style-name="Preformatted_20_Text">18625,04/25/2020,South Dakota,US,2020-04-26 02:31:18,2147.0,10.0,0.0</text:p>
      <text:p text:style-name="Preformatted_20_Text">18626,04/25/2020,St Martin,France,2020-04-26 02:31:18,38.0,3.0,24.0</text:p>
      <text:p text:style-name="Preformatted_20_Text">18627,04/25/2020,Tasmania,Australia,2020-04-26 02:31:18,207.0,10.0,117.0</text:p>
      <text:p text:style-name="Preformatted_20_Text">18628,04/25/2020,Tennessee,US,2020-04-26 02:31:18,9189.0,177.0,0.0</text:p>
      <text:p text:style-name="Preformatted_20_Text">18629,04/25/2020,Texas,US,2020-04-26 02:31:18,24153.0,638.0,0.0</text:p>
      <text:p text:style-name="Preformatted_20_Text">18630,04/25/2020,Tianjin,Mainland China,2020-04-26 02:31:18,190.0,3.0,182.0</text:p>
      <text:p text:style-name="Preformatted_20_Text"><text:soft-page-break/>18631,04/25/2020,Tibet,Mainland China,2020-04-26 02:31:18,1.0,0.0,1.0</text:p>
      <text:p text:style-name="Preformatted_20_Text">18632,04/25/2020,Turks and Caicos Islands,UK,2020-04-26 02:31:18,11.0,1.0,4.0</text:p>
      <text:p text:style-name="Preformatted_20_Text">18633,04/25/2020,Utah,US,2020-04-26 02:31:18,3948.0,41.0,0.0</text:p>
      <text:p text:style-name="Preformatted_20_Text">18634,04/25/2020,Vermont,US,2020-04-26 02:31:18,843.0,46.0,0.0</text:p>
      <text:p text:style-name="Preformatted_20_Text">18635,04/25/2020,Victoria,Australia,2020-04-26 02:31:18,1346.0,16.0,133.0</text:p>
      <text:p text:style-name="Preformatted_20_Text">18636,04/25/2020,Virgin Islands,US,2020-04-26 02:31:18,55.0,3.0,0.0</text:p>
      <text:p text:style-name="Preformatted_20_Text">18637,04/25/2020,Virginia,US,2020-04-26 02:31:18,12366.0,437.0,0.0</text:p>
      <text:p text:style-name="Preformatted_20_Text">18638,04/25/2020,Washington,US,2020-04-26 02:31:18,13319.0,737.0,0.0</text:p>
      <text:p text:style-name="Preformatted_20_Text">18639,04/25/2020,West Virginia,US,2020-04-26 02:31:18,1010.0,32.0,0.0</text:p>
      <text:p text:style-name="Preformatted_20_Text">18640,04/25/2020,Western Australia,Australia,2020-04-26 02:31:18,549.0,8.0,478.0</text:p>
      <text:p text:style-name="Preformatted_20_Text">18641,04/25/2020,Wisconsin,US,2020-04-26 02:31:18,5687.0,266.0,0.0</text:p>
      <text:p text:style-name="Preformatted_20_Text">18642,04/25/2020,Wyoming,US,2020-04-26 02:31:18,491.0,7.0,0.0</text:p>
      <text:p text:style-name="Preformatted_20_Text">18643,04/25/2020,Xinjiang,Mainland China,2020-04-26 02:31:18,76.0,3.0,73.0</text:p>
      <text:p text:style-name="Preformatted_20_Text">18644,04/25/2020,Yukon,Canada,2020-04-26 02:31:18,11.0,0.0,0.0</text:p>
      <text:p text:style-name="Preformatted_20_Text">18645,04/25/2020,Yunnan,Mainland China,2020-04-26 02:31:18,185.0,2.0,181.0</text:p>
      <text:p text:style-name="Preformatted_20_Text">18646,04/25/2020,Zhejiang,Mainland China,2020-04-26 02:31:18,1268.0,1.0,1257.0</text:p>
      <text:p text:style-name="Preformatted_20_Text">18647,04/26/2020,,Afghanistan,2020-04-27 02:31:20,1531.0,50.0,207.0</text:p>
      <text:p text:style-name="Preformatted_20_Text">18648,04/26/2020,,Albania,2020-04-27 02:31:20,726.0,28.0,410.0</text:p>
      <text:p text:style-name="Preformatted_20_Text">18649,04/26/2020,,Algeria,2020-04-27 02:31:20,3382.0,425.0,1508.0</text:p>
      <text:p text:style-name="Preformatted_20_Text">18650,04/26/2020,,Andorra,2020-04-27 02:31:20,738.0,40.0,344.0</text:p>
      <text:p text:style-name="Preformatted_20_Text">18651,04/26/2020,,Angola,2020-04-27 02:31:20,26.0,2.0,6.0</text:p>
      <text:p text:style-name="Preformatted_20_Text">18652,04/26/2020,,Antigua and Barbuda,2020-04-27 02:31:20,24.0,3.0,11.0</text:p>
      <text:p text:style-name="Preformatted_20_Text">18653,04/26/2020,,Argentina,2020-04-27 02:31:20,3892.0,192.0,1107.0</text:p>
      <text:p text:style-name="Preformatted_20_Text">18654,04/26/2020,,Armenia,2020-04-27 02:31:20,1746.0,28.0,833.0</text:p>
      <text:p text:style-name="Preformatted_20_Text">18655,04/26/2020,,Austria,2020-04-27 02:31:20,15225.0,542.0,12282.0</text:p>
      <text:p text:style-name="Preformatted_20_Text">18656,04/26/2020,,Azerbaijan,2020-04-27 02:31:20,1645.0,21.0,1139.0</text:p>
      <text:p text:style-name="Preformatted_20_Text">18657,04/26/2020,,Bahamas,2020-04-27 02:31:20,80.0,11.0,22.0</text:p>
      <text:p text:style-name="Preformatted_20_Text">18658,04/26/2020,,Bahrain,2020-04-27 02:31:20,2647.0,8.0,1189.0</text:p>
      <text:p text:style-name="Preformatted_20_Text">18659,04/26/2020,,Bangladesh,2020-04-27 02:31:20,5416.0,145.0,122.0</text:p>
      <text:p text:style-name="Preformatted_20_Text">18660,04/26/2020,,Barbados,2020-04-27 02:31:20,79.0,6.0,39.0</text:p>
      <text:p text:style-name="Preformatted_20_Text">18661,04/26/2020,,Belarus,2020-04-27 02:31:20,10463.0,72.0,1695.0</text:p>
      <text:p text:style-name="Preformatted_20_Text">18662,04/26/2020,,Belgium,2020-04-27 02:31:20,46134.0,7094.0,10785.0</text:p>
      <text:p text:style-name="Preformatted_20_Text">18663,04/26/2020,,Belize,2020-04-27 02:31:20,18.0,2.0,5.0</text:p>
      <text:p text:style-name="Preformatted_20_Text">18664,04/26/2020,,Benin,2020-04-27 02:31:20,64.0,1.0,33.0</text:p>
      <text:p text:style-name="Preformatted_20_Text">18665,04/26/2020,,Bhutan,2020-04-27 02:31:20,7.0,0.0,4.0</text:p>
      <text:p text:style-name="Preformatted_20_Text">18666,04/26/2020,,Bolivia,2020-04-27 02:31:20,950.0,50.0,80.0</text:p>
      <text:p text:style-name="Preformatted_20_Text">18667,04/26/2020,,Bosnia and Herzegovina,2020-04-27 02:31:20,1516.0,59.0,624.0</text:p>
      <text:p text:style-name="Preformatted_20_Text">18668,04/26/2020,,Botswana,2020-04-27 02:31:20,22.0,1.0,0.0</text:p>
      <text:p text:style-name="Preformatted_20_Text">18669,04/26/2020,,Brazil,2020-04-27 02:31:20,63100.0,4286.0,30152.0</text:p>
      <text:p text:style-name="Preformatted_20_Text">18670,04/26/2020,,Brunei,2020-04-27 02:31:20,138.0,1.0,123.0</text:p>
      <text:p text:style-name="Preformatted_20_Text">18671,04/26/2020,,Bulgaria,2020-04-27 02:31:20,1300.0,56.0,205.0</text:p>
      <text:p text:style-name="Preformatted_20_Text">18672,04/26/2020,,Burkina Faso,2020-04-27 02:31:20,632.0,42.0,453.0</text:p>
      <text:p text:style-name="Preformatted_20_Text">18673,04/26/2020,,Burma,2020-04-27 02:31:20,146.0,5.0,10.0</text:p>
      <text:p text:style-name="Preformatted_20_Text">18674,04/26/2020,,Burundi,2020-04-27 02:31:20,11.0,1.0,4.0</text:p>
      <text:p text:style-name="Preformatted_20_Text">18675,04/26/2020,,Cabo Verde,2020-04-27 02:31:20,106.0,1.0,1.0</text:p>
      <text:p text:style-name="Preformatted_20_Text">18676,04/26/2020,,Cambodia,2020-04-27 02:31:20,122.0,0.0,117.0</text:p>
      <text:p text:style-name="Preformatted_20_Text">18677,04/26/2020,,Cameroon,2020-04-27 02:31:20,1621.0,56.0,786.0</text:p>
      <text:p text:style-name="Preformatted_20_Text">18678,04/26/2020,,Central African Republic,2020-04-27 02:31:20,19.0,0.0,10.0</text:p>
      <text:p text:style-name="Preformatted_20_Text">18679,04/26/2020,,Chad,2020-04-27 02:31:20,46.0,0.0,15.0</text:p>
      <text:p text:style-name="Preformatted_20_Text">18680,04/26/2020,,Chile,2020-04-27 02:31:20,13331.0,189.0,7024.0</text:p>
      <text:p text:style-name="Preformatted_20_Text">18681,04/26/2020,,Colombia,2020-04-27 02:31:20,5379.0,244.0,1133.0</text:p>
      <text:p text:style-name="Preformatted_20_Text">18682,04/26/2020,,Congo (Brazzaville),2020-04-27 02:31:20,200.0,6.0,19.0</text:p>
      <text:p text:style-name="Preformatted_20_Text">18683,04/26/2020,,Congo (Kinshasa),2020-04-27 02:31:20,442.0,28.0,50.0</text:p>
      <text:p text:style-name="Preformatted_20_Text">18684,04/26/2020,,Costa Rica,2020-04-27 02:31:20,695.0,6.0,264.0</text:p>
      <text:p text:style-name="Preformatted_20_Text">18685,04/26/2020,,Croatia,2020-04-27 02:31:20,2030.0,55.0,1103.0</text:p>
      <text:p text:style-name="Preformatted_20_Text">18686,04/26/2020,,Cuba,2020-04-27 02:31:20,1369.0,54.0,501.0</text:p>
      <text:p text:style-name="Preformatted_20_Text">18687,04/26/2020,,Cyprus,2020-04-27 02:31:20,817.0,14.0,148.0</text:p>
      <text:p text:style-name="Preformatted_20_Text">18688,04/26/2020,,Czech Republic,2020-04-27 02:31:20,7404.0,220.0,2545.0</text:p>
      <text:p text:style-name="Preformatted_20_Text">18689,04/26/2020,,Denmark,2020-04-27 02:31:20,8575.0,422.0,5805.0</text:p>
      <text:p text:style-name="Preformatted_20_Text">18690,04/26/2020,,Diamond Princess,2020-04-27 02:31:20,712.0,13.0,645.0</text:p>
      <text:p text:style-name="Preformatted_20_Text">18691,04/26/2020,,Djibouti,2020-04-27 02:31:20,1023.0,2.0,411.0</text:p>
      <text:p text:style-name="Preformatted_20_Text">18692,04/26/2020,,Dominica,2020-04-27 02:31:20,16.0,0.0,13.0</text:p>
      <text:p text:style-name="Preformatted_20_Text">18693,04/26/2020,,Dominican Republic,2020-04-27 02:31:20,6135.0,278.0,910.0</text:p>
      <text:p text:style-name="Preformatted_20_Text">18694,04/26/2020,,Ecuador,2020-04-27 02:31:20,22719.0,576.0,1366.0</text:p>
      <text:p text:style-name="Preformatted_20_Text"><text:soft-page-break/>18695,04/26/2020,,Egypt,2020-04-27 02:31:20,4534.0,317.0,1176.0</text:p>
      <text:p text:style-name="Preformatted_20_Text">18696,04/26/2020,,El Salvador,2020-04-27 02:31:20,298.0,8.0,83.0</text:p>
      <text:p text:style-name="Preformatted_20_Text">18697,04/26/2020,,Equatorial Guinea,2020-04-27 02:31:20,258.0,1.0,8.0</text:p>
      <text:p text:style-name="Preformatted_20_Text">18698,04/26/2020,,Eritrea,2020-04-27 02:31:20,39.0,0.0,13.0</text:p>
      <text:p text:style-name="Preformatted_20_Text">18699,04/26/2020,,Estonia,2020-04-27 02:31:20,1643.0,49.0,233.0</text:p>
      <text:p text:style-name="Preformatted_20_Text">18700,04/26/2020,,Eswatini,2020-04-27 02:31:20,59.0,1.0,10.0</text:p>
      <text:p text:style-name="Preformatted_20_Text">18701,04/26/2020,,Ethiopia,2020-04-27 02:31:20,123.0,3.0,41.0</text:p>
      <text:p text:style-name="Preformatted_20_Text">18702,04/26/2020,,Fiji,2020-04-27 02:31:20,18.0,0.0,12.0</text:p>
      <text:p text:style-name="Preformatted_20_Text">18703,04/26/2020,,Finland,2020-04-27 02:31:20,4576.0,190.0,2500.0</text:p>
      <text:p text:style-name="Preformatted_20_Text">18704,04/26/2020,,France,2020-04-27 02:31:20,160847.0,22856.0,44903.0</text:p>
      <text:p text:style-name="Preformatted_20_Text">18705,04/26/2020,,Gabon,2020-04-27 02:31:20,176.0,3.0,30.0</text:p>
      <text:p text:style-name="Preformatted_20_Text">18706,04/26/2020,,Gambia,2020-04-27 02:31:20,10.0,1.0,8.0</text:p>
      <text:p text:style-name="Preformatted_20_Text">18707,04/26/2020,,Georgia,2020-04-27 02:31:20,486.0,6.0,149.0</text:p>
      <text:p text:style-name="Preformatted_20_Text">18708,04/26/2020,,Germany,2020-04-27 02:31:20,157770.0,5976.0,112000.0</text:p>
      <text:p text:style-name="Preformatted_20_Text">18709,04/26/2020,,Ghana,2020-04-27 02:31:20,1550.0,11.0,155.0</text:p>
      <text:p text:style-name="Preformatted_20_Text">18710,04/26/2020,,Greece,2020-04-27 02:31:20,2517.0,134.0,577.0</text:p>
      <text:p text:style-name="Preformatted_20_Text">18711,04/26/2020,,Grenada,2020-04-27 02:31:20,18.0,0.0,7.0</text:p>
      <text:p text:style-name="Preformatted_20_Text">18712,04/26/2020,,Guatemala,2020-04-27 02:31:20,500.0,15.0,49.0</text:p>
      <text:p text:style-name="Preformatted_20_Text">18713,04/26/2020,,Guinea,2020-04-27 02:31:20,996.0,7.0,208.0</text:p>
      <text:p text:style-name="Preformatted_20_Text">18714,04/26/2020,,Guinea-Bissau,2020-04-27 02:31:20,53.0,1.0,3.0</text:p>
      <text:p text:style-name="Preformatted_20_Text">18715,04/26/2020,,Guyana,2020-04-27 02:31:20,74.0,8.0,12.0</text:p>
      <text:p text:style-name="Preformatted_20_Text">18716,04/26/2020,,Haiti,2020-04-27 02:31:20,74.0,6.0,7.0</text:p>
      <text:p text:style-name="Preformatted_20_Text">18717,04/26/2020,,Holy See,2020-04-27 02:31:20,9.0,0.0,2.0</text:p>
      <text:p text:style-name="Preformatted_20_Text">18718,04/26/2020,,Honduras,2020-04-27 02:31:20,627.0,59.0,65.0</text:p>
      <text:p text:style-name="Preformatted_20_Text">18719,04/26/2020,,Hungary,2020-04-27 02:31:20,2500.0,272.0,485.0</text:p>
      <text:p text:style-name="Preformatted_20_Text">18720,04/26/2020,,Iceland,2020-04-27 02:31:20,1792.0,10.0,1608.0</text:p>
      <text:p text:style-name="Preformatted_20_Text">18721,04/26/2020,,India,2020-04-27 02:31:20,27890.0,881.0,6523.0</text:p>
      <text:p text:style-name="Preformatted_20_Text">18722,04/26/2020,,Indonesia,2020-04-27 02:31:20,8882.0,743.0,1107.0</text:p>
      <text:p text:style-name="Preformatted_20_Text">18723,04/26/2020,,Iran,2020-04-27 02:31:20,90481.0,5710.0,69657.0</text:p>
      <text:p text:style-name="Preformatted_20_Text">18724,04/26/2020,,Iraq,2020-04-27 02:31:20,1820.0,87.0,1263.0</text:p>
      <text:p text:style-name="Preformatted_20_Text">18725,04/26/2020,,Ireland,2020-04-27 02:31:20,19262.0,1087.0,9233.0</text:p>
      <text:p text:style-name="Preformatted_20_Text">18726,04/26/2020,,Israel,2020-04-27 02:31:20,15443.0,201.0,6731.0</text:p>
      <text:p text:style-name="Preformatted_20_Text">18727,04/26/2020,,Italy,2020-04-27 02:31:20,197675.0,26644.0,64928.0</text:p>
      <text:p text:style-name="Preformatted_20_Text">18728,04/26/2020,,Ivory Coast,2020-04-27 02:31:20,1150.0,14.0,468.0</text:p>
      <text:p text:style-name="Preformatted_20_Text">18729,04/26/2020,,Jamaica,2020-04-27 02:31:20,350.0,7.0,28.0</text:p>
      <text:p text:style-name="Preformatted_20_Text">18730,04/26/2020,,Japan,2020-04-27 02:31:20,13441.0,372.0,1809.0</text:p>
      <text:p text:style-name="Preformatted_20_Text">18731,04/26/2020,,Jordan,2020-04-27 02:31:20,447.0,7.0,337.0</text:p>
      <text:p text:style-name="Preformatted_20_Text">18732,04/26/2020,,Kazakhstan,2020-04-27 02:31:20,2717.0,25.0,682.0</text:p>
      <text:p text:style-name="Preformatted_20_Text">18733,04/26/2020,,Kenya,2020-04-27 02:31:20,355.0,14.0,106.0</text:p>
      <text:p text:style-name="Preformatted_20_Text">18734,04/26/2020,,Kosovo,2020-04-27 02:31:20,510.0,12.0,93.0</text:p>
      <text:p text:style-name="Preformatted_20_Text">18735,04/26/2020,,Kuwait,2020-04-27 02:31:20,3075.0,20.0,806.0</text:p>
      <text:p text:style-name="Preformatted_20_Text">18736,04/26/2020,,Kyrgyzstan,2020-04-27 02:31:20,682.0,8.0,370.0</text:p>
      <text:p text:style-name="Preformatted_20_Text">18737,04/26/2020,,Laos,2020-04-27 02:31:20,19.0,0.0,7.0</text:p>
      <text:p text:style-name="Preformatted_20_Text">18738,04/26/2020,,Latvia,2020-04-27 02:31:20,812.0,12.0,267.0</text:p>
      <text:p text:style-name="Preformatted_20_Text">18739,04/26/2020,,Lebanon,2020-04-27 02:31:20,707.0,24.0,145.0</text:p>
      <text:p text:style-name="Preformatted_20_Text">18740,04/26/2020,,Liberia,2020-04-27 02:31:20,124.0,12.0,25.0</text:p>
      <text:p text:style-name="Preformatted_20_Text">18741,04/26/2020,,Libya,2020-04-27 02:31:20,61.0,2.0,18.0</text:p>
      <text:p text:style-name="Preformatted_20_Text">18742,04/26/2020,,Liechtenstein,2020-04-27 02:31:20,82.0,1.0,55.0</text:p>
      <text:p text:style-name="Preformatted_20_Text">18743,04/26/2020,,Lithuania,2020-04-27 02:31:20,1438.0,41.0,467.0</text:p>
      <text:p text:style-name="Preformatted_20_Text">18744,04/26/2020,,Luxembourg,2020-04-27 02:31:20,3723.0,88.0,3104.0</text:p>
      <text:p text:style-name="Preformatted_20_Text">18745,04/26/2020,,MS Zaandam,2020-04-27 02:31:20,9.0,2.0,0.0</text:p>
      <text:p text:style-name="Preformatted_20_Text">18746,04/26/2020,,Madagascar,2020-04-27 02:31:20,124.0,0.0,71.0</text:p>
      <text:p text:style-name="Preformatted_20_Text">18747,04/26/2020,,Malawi,2020-04-27 02:31:20,34.0,3.0,4.0</text:p>
      <text:p text:style-name="Preformatted_20_Text">18748,04/26/2020,,Malaysia,2020-04-27 02:31:20,5780.0,98.0,3862.0</text:p>
      <text:p text:style-name="Preformatted_20_Text">18749,04/26/2020,,Maldives,2020-04-27 02:31:20,214.0,0.0,17.0</text:p>
      <text:p text:style-name="Preformatted_20_Text">18750,04/26/2020,,Mali,2020-04-27 02:31:20,389.0,23.0,112.0</text:p>
      <text:p text:style-name="Preformatted_20_Text">18751,04/26/2020,,Malta,2020-04-27 02:31:20,448.0,4.0,282.0</text:p>
      <text:p text:style-name="Preformatted_20_Text">18752,04/26/2020,,Mauritania,2020-04-27 02:31:20,7.0,1.0,6.0</text:p>
      <text:p text:style-name="Preformatted_20_Text">18753,04/26/2020,,Mauritius,2020-04-27 02:31:20,332.0,9.0,299.0</text:p>
      <text:p text:style-name="Preformatted_20_Text">18754,04/26/2020,,Mexico,2020-04-27 02:31:20,14677.0,1351.0,8354.0</text:p>
      <text:p text:style-name="Preformatted_20_Text">18755,04/26/2020,,Moldova,2020-04-27 02:31:20,3408.0,96.0,895.0</text:p>
      <text:p text:style-name="Preformatted_20_Text">18756,04/26/2020,,Monaco,2020-04-27 02:31:20,94.0,4.0,42.0</text:p>
      <text:p text:style-name="Preformatted_20_Text">18757,04/26/2020,,Mongolia,2020-04-27 02:31:20,38.0,0.0,9.0</text:p>
      <text:p text:style-name="Preformatted_20_Text">18758,04/26/2020,,Montenegro,2020-04-27 02:31:20,321.0,7.0,153.0</text:p>
      <text:p text:style-name="Preformatted_20_Text"><text:soft-page-break/>18759,04/26/2020,,Morocco,2020-04-27 02:31:20,4065.0,161.0,593.0</text:p>
      <text:p text:style-name="Preformatted_20_Text">18760,04/26/2020,,Mozambique,2020-04-27 02:31:20,76.0,0.0,12.0</text:p>
      <text:p text:style-name="Preformatted_20_Text">18761,04/26/2020,,Namibia,2020-04-27 02:31:20,16.0,0.0,8.0</text:p>
      <text:p text:style-name="Preformatted_20_Text">18762,04/26/2020,,Nepal,2020-04-27 02:31:20,52.0,0.0,16.0</text:p>
      <text:p text:style-name="Preformatted_20_Text">18763,04/26/2020,,Netherlands,2020-04-27 02:31:20,37845.0,4475.0,0.0</text:p>
      <text:p text:style-name="Preformatted_20_Text">18764,04/26/2020,,New Zealand,2020-04-27 02:31:20,1469.0,19.0,1180.0</text:p>
      <text:p text:style-name="Preformatted_20_Text">18765,04/26/2020,,Nicaragua,2020-04-27 02:31:20,13.0,3.0,7.0</text:p>
      <text:p text:style-name="Preformatted_20_Text">18766,04/26/2020,,Niger,2020-04-27 02:31:20,696.0,29.0,350.0</text:p>
      <text:p text:style-name="Preformatted_20_Text">18767,04/26/2020,,Nigeria,2020-04-27 02:31:20,1273.0,40.0,239.0</text:p>
      <text:p text:style-name="Preformatted_20_Text">18768,04/26/2020,,North Macedonia,2020-04-27 02:31:20,1386.0,61.0,500.0</text:p>
      <text:p text:style-name="Preformatted_20_Text">18769,04/26/2020,,Norway,2020-04-27 02:31:20,7527.0,201.0,32.0</text:p>
      <text:p text:style-name="Preformatted_20_Text">18770,04/26/2020,,Oman,2020-04-27 02:31:20,1998.0,10.0,333.0</text:p>
      <text:p text:style-name="Preformatted_20_Text">18771,04/26/2020,,Pakistan,2020-04-27 02:31:20,13328.0,281.0,2936.0</text:p>
      <text:p text:style-name="Preformatted_20_Text">18772,04/26/2020,,Panama,2020-04-27 02:31:20,5779.0,165.0,338.0</text:p>
      <text:p text:style-name="Preformatted_20_Text">18773,04/26/2020,,Papua New Guinea,2020-04-27 02:31:20,8.0,0.0,0.0</text:p>
      <text:p text:style-name="Preformatted_20_Text">18774,04/26/2020,,Paraguay,2020-04-27 02:31:20,228.0,9.0,85.0</text:p>
      <text:p text:style-name="Preformatted_20_Text">18775,04/26/2020,,Peru,2020-04-27 02:31:20,27517.0,728.0,8088.0</text:p>
      <text:p text:style-name="Preformatted_20_Text">18776,04/26/2020,,Philippines,2020-04-27 02:31:20,7579.0,501.0,862.0</text:p>
      <text:p text:style-name="Preformatted_20_Text">18777,04/26/2020,,Poland,2020-04-27 02:31:20,11617.0,535.0,2265.0</text:p>
      <text:p text:style-name="Preformatted_20_Text">18778,04/26/2020,,Portugal,2020-04-27 02:31:20,23864.0,903.0,1329.0</text:p>
      <text:p text:style-name="Preformatted_20_Text">18779,04/26/2020,,Qatar,2020-04-27 02:31:20,10287.0,10.0,1012.0</text:p>
      <text:p text:style-name="Preformatted_20_Text">18780,04/26/2020,,Romania,2020-04-27 02:31:20,11036.0,619.0,3054.0</text:p>
      <text:p text:style-name="Preformatted_20_Text">18781,04/26/2020,,Russia,2020-04-27 02:31:20,80949.0,747.0,6767.0</text:p>
      <text:p text:style-name="Preformatted_20_Text">18782,04/26/2020,,Rwanda,2020-04-27 02:31:20,191.0,0.0,92.0</text:p>
      <text:p text:style-name="Preformatted_20_Text">18783,04/26/2020,,Saint Kitts and Nevis,2020-04-27 02:31:20,15.0,0.0,2.0</text:p>
      <text:p text:style-name="Preformatted_20_Text">18784,04/26/2020,,Saint Lucia,2020-04-27 02:31:20,15.0,0.0,15.0</text:p>
      <text:p text:style-name="Preformatted_20_Text">18785,04/26/2020,,Saint Vincent and the Grenadines,2020-04-27 02:31:20,14.0,0.0,5.0</text:p>
      <text:p text:style-name="Preformatted_20_Text">18786,04/26/2020,,San Marino,2020-04-27 02:31:20,538.0,41.0,64.0</text:p>
      <text:p text:style-name="Preformatted_20_Text">18787,04/26/2020,,Sao Tome and Principe,2020-04-27 02:31:20,4.0,0.0,0.0</text:p>
      <text:p text:style-name="Preformatted_20_Text">18788,04/26/2020,,Saudi Arabia,2020-04-27 02:31:20,17522.0,139.0,2357.0</text:p>
      <text:p text:style-name="Preformatted_20_Text">18789,04/26/2020,,Senegal,2020-04-27 02:31:20,671.0,9.0,283.0</text:p>
      <text:p text:style-name="Preformatted_20_Text">18790,04/26/2020,,Serbia,2020-04-27 02:31:20,6630.0,125.0,870.0</text:p>
      <text:p text:style-name="Preformatted_20_Text">18791,04/26/2020,,Seychelles,2020-04-27 02:31:20,11.0,0.0,6.0</text:p>
      <text:p text:style-name="Preformatted_20_Text">18792,04/26/2020,,Sierra Leone,2020-04-27 02:31:20,93.0,4.0,10.0</text:p>
      <text:p text:style-name="Preformatted_20_Text">18793,04/26/2020,,Singapore,2020-04-27 02:31:20,13624.0,12.0,1060.0</text:p>
      <text:p text:style-name="Preformatted_20_Text">18794,04/26/2020,,Slovakia,2020-04-27 02:31:20,1379.0,18.0,394.0</text:p>
      <text:p text:style-name="Preformatted_20_Text">18795,04/26/2020,,Slovenia,2020-04-27 02:31:20,1396.0,82.0,221.0</text:p>
      <text:p text:style-name="Preformatted_20_Text">18796,04/26/2020,,Somalia,2020-04-27 02:31:20,436.0,23.0,10.0</text:p>
      <text:p text:style-name="Preformatted_20_Text">18797,04/26/2020,,South Africa,2020-04-27 02:31:20,4546.0,87.0,1473.0</text:p>
      <text:p text:style-name="Preformatted_20_Text">18798,04/26/2020,,South Korea,2020-04-27 02:31:20,10738.0,243.0,8764.0</text:p>
      <text:p text:style-name="Preformatted_20_Text">18799,04/26/2020,,South Sudan,2020-04-27 02:31:20,6.0,0.0,0.0</text:p>
      <text:p text:style-name="Preformatted_20_Text">18800,04/26/2020,,Spain,2020-04-27 02:31:20,226629.0,23190.0,117727.0</text:p>
      <text:p text:style-name="Preformatted_20_Text">18801,04/26/2020,,Sri Lanka,2020-04-27 02:31:20,523.0,7.0,120.0</text:p>
      <text:p text:style-name="Preformatted_20_Text">18802,04/26/2020,,Sudan,2020-04-27 02:31:20,237.0,21.0,20.0</text:p>
      <text:p text:style-name="Preformatted_20_Text">18803,04/26/2020,,Suriname,2020-04-27 02:31:20,10.0,1.0,7.0</text:p>
      <text:p text:style-name="Preformatted_20_Text">18804,04/26/2020,,Sweden,2020-04-27 02:31:20,18640.0,2194.0,1005.0</text:p>
      <text:p text:style-name="Preformatted_20_Text">18805,04/26/2020,,Switzerland,2020-04-27 02:31:20,29061.0,1610.0,21800.0</text:p>
      <text:p text:style-name="Preformatted_20_Text">18806,04/26/2020,,Syria,2020-04-27 02:31:20,43.0,3.0,14.0</text:p>
      <text:p text:style-name="Preformatted_20_Text">18807,04/26/2020,,Taiwan,2020-04-27 02:31:20,429.0,6.0,281.0</text:p>
      <text:p text:style-name="Preformatted_20_Text">18808,04/26/2020,,Tanzania,2020-04-27 02:31:20,299.0,10.0,48.0</text:p>
      <text:p text:style-name="Preformatted_20_Text">18809,04/26/2020,,Thailand,2020-04-27 02:31:20,2922.0,51.0,2594.0</text:p>
      <text:p text:style-name="Preformatted_20_Text">18810,04/26/2020,,Timor-Leste,2020-04-27 02:31:20,24.0,0.0,2.0</text:p>
      <text:p text:style-name="Preformatted_20_Text">18811,04/26/2020,,Togo,2020-04-27 02:31:20,98.0,6.0,62.0</text:p>
      <text:p text:style-name="Preformatted_20_Text">18812,04/26/2020,,Trinidad and Tobago,2020-04-27 02:31:20,115.0,8.0,54.0</text:p>
      <text:p text:style-name="Preformatted_20_Text">18813,04/26/2020,,Tunisia,2020-04-27 02:31:20,949.0,38.0,216.0</text:p>
      <text:p text:style-name="Preformatted_20_Text">18814,04/26/2020,,Turkey,2020-04-27 02:31:20,110130.0,2805.0,29140.0</text:p>
      <text:p text:style-name="Preformatted_20_Text">18815,04/26/2020,,UK,2020-04-27 02:31:20,152840.0,20732.0,0.0</text:p>
      <text:p text:style-name="Preformatted_20_Text">18816,04/26/2020,,Uganda,2020-04-27 02:31:20,79.0,0.0,46.0</text:p>
      <text:p text:style-name="Preformatted_20_Text">18817,04/26/2020,,Ukraine,2020-04-27 02:31:20,8617.0,209.0,840.0</text:p>
      <text:p text:style-name="Preformatted_20_Text">18818,04/26/2020,,United Arab Emirates,2020-04-27 02:31:20,10349.0,76.0,1978.0</text:p>
      <text:p text:style-name="Preformatted_20_Text">18819,04/26/2020,,Uruguay,2020-04-27 02:31:20,606.0,15.0,375.0</text:p>
      <text:p text:style-name="Preformatted_20_Text">18820,04/26/2020,,Uzbekistan,2020-04-27 02:31:20,1869.0,8.0,789.0</text:p>
      <text:p text:style-name="Preformatted_20_Text">18821,04/26/2020,,Venezuela,2020-04-27 02:31:20,325.0,10.0,137.0</text:p>
      <text:p text:style-name="Preformatted_20_Text"><text:soft-page-break/>18822,04/26/2020,,Vietnam,2020-04-27 02:31:20,270.0,0.0,225.0</text:p>
      <text:p text:style-name="Preformatted_20_Text">18823,04/26/2020,,West Bank and Gaza,2020-04-27 02:31:20,342.0,2.0,83.0</text:p>
      <text:p text:style-name="Preformatted_20_Text">18824,04/26/2020,,Western Sahara,2020-04-27 02:31:20,6.0,0.0,5.0</text:p>
      <text:p text:style-name="Preformatted_20_Text">18825,04/26/2020,,Yemen,2020-04-27 02:31:20,1.0,0.0,1.0</text:p>
      <text:p text:style-name="Preformatted_20_Text">18826,04/26/2020,,Zambia,2020-04-27 02:31:20,88.0,3.0,42.0</text:p>
      <text:p text:style-name="Preformatted_20_Text">18827,04/26/2020,,Zimbabwe,2020-04-27 02:31:20,31.0,4.0,2.0</text:p>
      <text:p text:style-name="Preformatted_20_Text">18828,04/26/2020,Alabama,US,2020-04-27 02:31:20,6421.0,219.0,0.0</text:p>
      <text:p text:style-name="Preformatted_20_Text">18829,04/26/2020,Alaska,US,2020-04-27 02:31:20,340.0,9.0,0.0</text:p>
      <text:p text:style-name="Preformatted_20_Text">18830,04/26/2020,Alberta,Canada,2020-04-27 02:31:20,4480.0,73.0,0.0</text:p>
      <text:p text:style-name="Preformatted_20_Text">18831,04/26/2020,Anguilla,UK,2020-04-27 02:31:20,3.0,0.0,1.0</text:p>
      <text:p text:style-name="Preformatted_20_Text">18832,04/26/2020,Anhui,Mainland China,2020-04-27 02:31:20,991.0,6.0,985.0</text:p>
      <text:p text:style-name="Preformatted_20_Text">18833,04/26/2020,Arizona,US,2020-04-27 02:31:20,6534.0,275.0,0.0</text:p>
      <text:p text:style-name="Preformatted_20_Text">18834,04/26/2020,Arkansas,US,2020-04-27 02:31:20,3001.0,51.0,0.0</text:p>
      <text:p text:style-name="Preformatted_20_Text">18835,04/26/2020,Aruba,Netherlands,2020-04-27 02:31:20,100.0,2.0,73.0</text:p>
      <text:p text:style-name="Preformatted_20_Text">18836,04/26/2020,Australian Capital Territory,Australia,2020-04-27 02:31:20,106.0,3.0,99.0</text:p>
      <text:p text:style-name="Preformatted_20_Text">18837,04/26/2020,Beijing,Mainland China,2020-04-27 02:31:20,593.0,9.0,525.0</text:p>
      <text:p text:style-name="Preformatted_20_Text">18838,04/26/2020,Bermuda,UK,2020-04-27 02:31:20,109.0,5.0,39.0</text:p>
      <text:p text:style-name="Preformatted_20_Text">18839,04/26/2020,"Bonaire, Sint Eustatius and Saba",Netherlands,2020-04-27 02:31:20,5.0,0.0,0.0</text:p>
      <text:p text:style-name="Preformatted_20_Text">18840,04/26/2020,British Columbia,Canada,2020-04-27 02:31:20,1948.0,100.0,0.0</text:p>
      <text:p text:style-name="Preformatted_20_Text">18841,04/26/2020,British Virgin Islands,UK,2020-04-27 02:31:20,6.0,1.0,3.0</text:p>
      <text:p text:style-name="Preformatted_20_Text">18842,04/26/2020,California,US,2020-04-27 02:31:20,43558.0,1725.0,0.0</text:p>
      <text:p text:style-name="Preformatted_20_Text">18843,04/26/2020,Cayman Islands,UK,2020-04-27 02:31:20,70.0,1.0,8.0</text:p>
      <text:p text:style-name="Preformatted_20_Text">18844,04/26/2020,Channel Islands,UK,2020-04-27 02:31:20,525.0,35.0,332.0</text:p>
      <text:p text:style-name="Preformatted_20_Text">18845,04/26/2020,Chongqing,Mainland China,2020-04-27 02:31:20,579.0,6.0,573.0</text:p>
      <text:p text:style-name="Preformatted_20_Text">18846,04/26/2020,Colorado,US,2020-04-27 02:31:20,13441.0,688.0,0.0</text:p>
      <text:p text:style-name="Preformatted_20_Text">18847,04/26/2020,Connecticut,US,2020-04-27 02:31:20,25269.0,1924.0,0.0</text:p>
      <text:p text:style-name="Preformatted_20_Text">18848,04/26/2020,Curacao,Netherlands,2020-04-27 02:31:20,16.0,1.0,11.0</text:p>
      <text:p text:style-name="Preformatted_20_Text">18849,04/26/2020,Delaware,US,2020-04-27 02:31:20,4034.0,120.0,0.0</text:p>
      <text:p text:style-name="Preformatted_20_Text">18850,04/26/2020,Diamond Princess cruise ship,Canada,2020-04-27 02:31:20,0.0,1.0,0.0</text:p>
      <text:p text:style-name="Preformatted_20_Text">18851,04/26/2020,Diamond Princess cruise ship,US,2020-04-27 02:31:20,49.0,0.0,0.0</text:p>
      <text:p text:style-name="Preformatted_20_Text">18852,04/26/2020,District of Columbia,US,2020-04-27 02:31:20,3841.0,178.0,0.0</text:p>
      <text:p text:style-name="Preformatted_20_Text">18853,04/26/2020,Falkland Islands (Malvinas),UK,2020-04-27 02:31:20,13.0,0.0,11.0</text:p>
      <text:p text:style-name="Preformatted_20_Text">18854,04/26/2020,Faroe Islands,Denmark,2020-04-27 02:31:20,187.0,0.0,178.0</text:p>
      <text:p text:style-name="Preformatted_20_Text">18855,04/26/2020,Florida,US,2020-04-27 02:31:20,31532.0,1075.0,0.0</text:p>
      <text:p text:style-name="Preformatted_20_Text">18856,04/26/2020,French Guiana,France,2020-04-27 02:31:20,111.0,1.0,87.0</text:p>
      <text:p text:style-name="Preformatted_20_Text">18857,04/26/2020,French Polynesia,France,2020-04-27 02:31:20,57.0,0.0,41.0</text:p>
      <text:p text:style-name="Preformatted_20_Text">18858,04/26/2020,Fujian,Mainland China,2020-04-27 02:31:20,355.0,1.0,349.0</text:p>
      <text:p text:style-name="Preformatted_20_Text">18859,04/26/2020,Gansu,Mainland China,2020-04-27 02:31:20,139.0,2.0,137.0</text:p>
      <text:p text:style-name="Preformatted_20_Text">18860,04/26/2020,Georgia,US,2020-04-27 02:31:20,23486.0,916.0,0.0</text:p>
      <text:p text:style-name="Preformatted_20_Text">18861,04/26/2020,Gibraltar,UK,2020-04-27 02:31:20,141.0,0.0,131.0</text:p>
      <text:p text:style-name="Preformatted_20_Text">18862,04/26/2020,Grand Princess,US,2020-04-27 02:31:20,103.0,3.0,0.0</text:p>
      <text:p text:style-name="Preformatted_20_Text">18863,04/26/2020,Greenland,Denmark,2020-04-27 02:31:20,11.0,0.0,11.0</text:p>
      <text:p text:style-name="Preformatted_20_Text">18864,04/26/2020,Guadeloupe,France,2020-04-27 02:31:20,149.0,12.0,82.0</text:p>
      <text:p text:style-name="Preformatted_20_Text">18865,04/26/2020,Guam,US,2020-04-27 02:31:20,141.0,5.0,0.0</text:p>
      <text:p text:style-name="Preformatted_20_Text">18866,04/26/2020,Guangdong,Mainland China,2020-04-27 02:31:20,1587.0,8.0,1542.0</text:p>
      <text:p text:style-name="Preformatted_20_Text">18867,04/26/2020,Guangxi,Mainland China,2020-04-27 02:31:20,254.0,2.0,252.0</text:p>
      <text:p text:style-name="Preformatted_20_Text">18868,04/26/2020,Guizhou,Mainland China,2020-04-27 02:31:20,147.0,2.0,145.0</text:p>
      <text:p text:style-name="Preformatted_20_Text">18869,04/26/2020,Hainan,Mainland China,2020-04-27 02:31:20,168.0,6.0,162.0</text:p>
      <text:p text:style-name="Preformatted_20_Text">18870,04/26/2020,Hawaii,US,2020-04-27 02:31:20,606.0,14.0,0.0</text:p>
      <text:p text:style-name="Preformatted_20_Text">18871,04/26/2020,Hebei,Mainland China,2020-04-27 02:31:20,328.0,6.0,318.0</text:p>
      <text:p text:style-name="Preformatted_20_Text">18872,04/26/2020,Heilongjiang,Mainland China,2020-04-27 02:31:20,936.0,13.0,556.0</text:p>
      <text:p text:style-name="Preformatted_20_Text">18873,04/26/2020,Henan,Mainland China,2020-04-27 02:31:20,1276.0,22.0,1254.0</text:p>
      <text:p text:style-name="Preformatted_20_Text">18874,04/26/2020,Hong Kong,Hong Kong,2020-04-27 02:31:20,1037.0,4.0,772.0</text:p>
      <text:p text:style-name="Preformatted_20_Text">18875,04/26/2020,Hubei,Mainland China,2020-04-27 02:31:20,68128.0,4512.0,63616.0</text:p>
      <text:p text:style-name="Preformatted_20_Text">18876,04/26/2020,Hunan,Mainland China,2020-04-27 02:31:20,1019.0,4.0,1015.0</text:p>
      <text:p text:style-name="Preformatted_20_Text">18877,04/26/2020,Idaho,US,2020-04-27 02:31:20,1897.0,56.0,0.0</text:p>
      <text:p text:style-name="Preformatted_20_Text">18878,04/26/2020,Illinois,US,2020-04-27 02:31:20,43903.0,1933.0,0.0</text:p>
      <text:p text:style-name="Preformatted_20_Text">18879,04/26/2020,Indiana,US,2020-04-27 02:31:20,15012.0,813.0,0.0</text:p>
      <text:p text:style-name="Preformatted_20_Text"><text:soft-page-break/>18880,04/26/2020,Inner Mongolia,Mainland China,2020-04-27 02:31:20,198.0,1.0,129.0</text:p>
      <text:p text:style-name="Preformatted_20_Text">18881,04/26/2020,Iowa,US,2020-04-27 02:31:20,5476.0,118.0,0.0</text:p>
      <text:p text:style-name="Preformatted_20_Text">18882,04/26/2020,Isle of Man,UK,2020-04-27 02:31:20,308.0,18.0,247.0</text:p>
      <text:p text:style-name="Preformatted_20_Text">18883,04/26/2020,Jiangsu,Mainland China,2020-04-27 02:31:20,653.0,0.0,646.0</text:p>
      <text:p text:style-name="Preformatted_20_Text">18884,04/26/2020,Jiangxi,Mainland China,2020-04-27 02:31:20,937.0,1.0,936.0</text:p>
      <text:p text:style-name="Preformatted_20_Text">18885,04/26/2020,Jilin,Mainland China,2020-04-27 02:31:20,110.0,1.0,99.0</text:p>
      <text:p text:style-name="Preformatted_20_Text">18886,04/26/2020,Kansas,US,2020-04-27 02:31:20,3277.0,121.0,0.0</text:p>
      <text:p text:style-name="Preformatted_20_Text">18887,04/26/2020,Kentucky,US,2020-04-27 02:31:20,4085.0,208.0,0.0</text:p>
      <text:p text:style-name="Preformatted_20_Text">18888,04/26/2020,Liaoning,Mainland China,2020-04-27 02:31:20,146.0,2.0,143.0</text:p>
      <text:p text:style-name="Preformatted_20_Text">18889,04/26/2020,Louisiana,US,2020-04-27 02:31:20,26773.0,1729.0,0.0</text:p>
      <text:p text:style-name="Preformatted_20_Text">18890,04/26/2020,Macau,Macau,2020-04-27 02:31:20,45.0,0.0,31.0</text:p>
      <text:p text:style-name="Preformatted_20_Text">18891,04/26/2020,Maine,US,2020-04-27 02:31:20,1015.0,50.0,0.0</text:p>
      <text:p text:style-name="Preformatted_20_Text">18892,04/26/2020,Manitoba,Canada,2020-04-27 02:31:20,271.0,6.0,0.0</text:p>
      <text:p text:style-name="Preformatted_20_Text">18893,04/26/2020,Martinique,France,2020-04-27 02:31:20,175.0,14.0,77.0</text:p>
      <text:p text:style-name="Preformatted_20_Text">18894,04/26/2020,Maryland,US,2020-04-27 02:31:20,18581.0,910.0,0.0</text:p>
      <text:p text:style-name="Preformatted_20_Text">18895,04/26/2020,Massachusetts,US,2020-04-27 02:31:20,54938.0,2899.0,0.0</text:p>
      <text:p text:style-name="Preformatted_20_Text">18896,04/26/2020,Mayotte,France,2020-04-27 02:31:20,401.0,4.0,144.0</text:p>
      <text:p text:style-name="Preformatted_20_Text">18897,04/26/2020,Michigan,US,2020-04-27 02:31:20,37778.0,3315.0,0.0</text:p>
      <text:p text:style-name="Preformatted_20_Text">18898,04/26/2020,Minnesota,US,2020-04-27 02:31:20,3602.0,272.0,0.0</text:p>
      <text:p text:style-name="Preformatted_20_Text">18899,04/26/2020,Mississippi,US,2020-04-27 02:31:20,5911.0,227.0,0.0</text:p>
      <text:p text:style-name="Preformatted_20_Text">18900,04/26/2020,Missouri,US,2020-04-27 02:31:20,7120.0,283.0,0.0</text:p>
      <text:p text:style-name="Preformatted_20_Text">18901,04/26/2020,Montana,US,2020-04-27 02:31:20,448.0,14.0,0.0</text:p>
      <text:p text:style-name="Preformatted_20_Text">18902,04/26/2020,Montserrat,UK,2020-04-27 02:31:20,11.0,1.0,2.0</text:p>
      <text:p text:style-name="Preformatted_20_Text">18903,04/26/2020,Nebraska,US,2020-04-27 02:31:20,3028.0,56.0,0.0</text:p>
      <text:p text:style-name="Preformatted_20_Text">18904,04/26/2020,Nevada,US,2020-04-27 02:31:20,4734.0,206.0,0.0</text:p>
      <text:p text:style-name="Preformatted_20_Text">18905,04/26/2020,New Brunswick,Canada,2020-04-27 02:31:20,118.0,0.0,0.0</text:p>
      <text:p text:style-name="Preformatted_20_Text">18906,04/26/2020,New Caledonia,France,2020-04-27 02:31:20,18.0,0.0,17.0</text:p>
      <text:p text:style-name="Preformatted_20_Text">18907,04/26/2020,New Hampshire,US,2020-04-27 02:31:20,1864.0,60.0,0.0</text:p>
      <text:p text:style-name="Preformatted_20_Text">18908,04/26/2020,New Jersey,US,2020-04-27 02:31:20,109038.0,5938.0,0.0</text:p>
      <text:p text:style-name="Preformatted_20_Text">18909,04/26/2020,New Mexico,US,2020-04-27 02:31:20,2726.0,99.0,0.0</text:p>
      <text:p text:style-name="Preformatted_20_Text">18910,04/26/2020,New South Wales,Australia,2020-04-27 02:31:20,3002.0,34.0,2208.0</text:p>
      <text:p text:style-name="Preformatted_20_Text">18911,04/26/2020,New York,US,2020-04-27 02:31:20,288045.0,22269.0,0.0</text:p>
      <text:p text:style-name="Preformatted_20_Text">18912,04/26/2020,Newfoundland and Labrador,Canada,2020-04-27 02:31:20,258.0,3.0,0.0</text:p>
      <text:p text:style-name="Preformatted_20_Text">18913,04/26/2020,Ningxia,Mainland China,2020-04-27 02:31:20,75.0,0.0,75.0</text:p>
      <text:p text:style-name="Preformatted_20_Text">18914,04/26/2020,North Carolina,US,2020-04-27 02:31:20,8997.0,324.0,0.0</text:p>
      <text:p text:style-name="Preformatted_20_Text">18915,04/26/2020,North Dakota,US,2020-04-27 02:31:20,867.0,17.0,0.0</text:p>
      <text:p text:style-name="Preformatted_20_Text">18916,04/26/2020,Northern Mariana Islands,US,2020-04-27 02:31:20,14.0,2.0,0.0</text:p>
      <text:p text:style-name="Preformatted_20_Text">18917,04/26/2020,Northern Territory,Australia,2020-04-27 02:31:20,28.0,0.0,23.0</text:p>
      <text:p text:style-name="Preformatted_20_Text">18918,04/26/2020,Northwest Territories,Canada,2020-04-27 02:31:20,5.0,0.0,0.0</text:p>
      <text:p text:style-name="Preformatted_20_Text">18919,04/26/2020,Ohio,US,2020-04-27 02:31:20,15972.0,728.0,0.0</text:p>
      <text:p text:style-name="Preformatted_20_Text">18920,04/26/2020,Oklahoma,US,2020-04-27 02:31:20,3254.0,195.0,0.0</text:p>
      <text:p text:style-name="Preformatted_20_Text">18921,04/26/2020,Ontario,Canada,2020-04-27 02:31:20,15568.0,960.0,0.0</text:p>
      <text:p text:style-name="Preformatted_20_Text">18922,04/26/2020,Oregon,US,2020-04-27 02:31:20,2311.0,92.0,0.0</text:p>
      <text:p text:style-name="Preformatted_20_Text">18923,04/26/2020,Pennsylvania,US,2020-04-27 02:31:20,42616.0,1816.0,0.0</text:p>
      <text:p text:style-name="Preformatted_20_Text">18924,04/26/2020,Prince Edward Island,Canada,2020-04-27 02:31:20,26.0,0.0,0.0</text:p>
      <text:p text:style-name="Preformatted_20_Text">18925,04/26/2020,Puerto Rico,US,2020-04-27 02:31:20,1371.0,84.0,0.0</text:p>
      <text:p text:style-name="Preformatted_20_Text">18926,04/26/2020,Qinghai,Mainland China,2020-04-27 02:31:20,18.0,0.0,18.0</text:p>
      <text:p text:style-name="Preformatted_20_Text">18927,04/26/2020,Quebec,Canada,2020-04-27 02:31:20,24109.0,1516.0,0.0</text:p>
      <text:p text:style-name="Preformatted_20_Text">18928,04/26/2020,Queensland,Australia,2020-04-27 02:31:20,1030.0,6.0,926.0</text:p>
      <text:p text:style-name="Preformatted_20_Text">18929,04/26/2020,Recovered,Canada,2020-04-27 02:31:20,0.0,0.0,16883.0</text:p>
      <text:p text:style-name="Preformatted_20_Text">18930,04/26/2020,Recovered,US,2020-04-27 02:31:20,0.0,0.0,106988.0</text:p>
      <text:p text:style-name="Preformatted_20_Text">18931,04/26/2020,Reunion,France,2020-04-27 02:31:20,417.0,0.0,300.0</text:p>
      <text:p text:style-name="Preformatted_20_Text">18932,04/26/2020,Rhode Island,US,2020-04-27 02:31:20,7439.0,226.0,0.0</text:p>
      <text:p text:style-name="Preformatted_20_Text">18933,04/26/2020,Saint Barthelemy,France,2020-04-27 02:31:20,6.0,0.0,6.0</text:p>
      <text:p text:style-name="Preformatted_20_Text">18934,04/26/2020,Saint Pierre and Miquelon,France,2020-04-27 02:31:20,1.0,0.0,0.0</text:p>
      <text:p text:style-name="Preformatted_20_Text">18935,04/26/2020,Saskatchewan,Canada,2020-04-27 02:31:20,353.0,4.0,0.0</text:p>
      <text:p text:style-name="Preformatted_20_Text">18936,04/26/2020,Shaanxi,Mainland China,2020-04-27 02:31:20,286.0,3.0,253.0</text:p>
      <text:p text:style-name="Preformatted_20_Text">18937,04/26/2020,Shandong,Mainland China,2020-04-27 02:31:20,787.0,7.0,768.0</text:p>
      <text:p text:style-name="Preformatted_20_Text">18938,04/26/2020,Shanghai,Mainland China,2020-04-27 02:31:20,642.0,7.0,568.0</text:p>
      <text:p text:style-name="Preformatted_20_Text">18939,04/26/2020,Shanxi,Mainland China,2020-04-27 02:31:20,197.0,0.0,157.0</text:p>
      <text:p text:style-name="Preformatted_20_Text"><text:soft-page-break/>18940,04/26/2020,Sichuan,Mainland China,2020-04-27 02:31:20,561.0,3.0,558.0</text:p>
      <text:p text:style-name="Preformatted_20_Text">18941,04/26/2020,Sint Maarten,Netherlands,2020-04-27 02:31:20,74.0,13.0,33.0</text:p>
      <text:p text:style-name="Preformatted_20_Text">18942,04/26/2020,South Australia,Australia,2020-04-27 02:31:20,438.0,4.0,411.0</text:p>
      <text:p text:style-name="Preformatted_20_Text">18943,04/26/2020,South Carolina,US,2020-04-27 02:31:20,5498.0,174.0,0.0</text:p>
      <text:p text:style-name="Preformatted_20_Text">18944,04/26/2020,South Dakota,US,2020-04-27 02:31:20,2212.0,11.0,0.0</text:p>
      <text:p text:style-name="Preformatted_20_Text">18945,04/26/2020,St Martin,France,2020-04-27 02:31:20,38.0,3.0,24.0</text:p>
      <text:p text:style-name="Preformatted_20_Text">18946,04/26/2020,Tasmania,Australia,2020-04-27 02:31:20,212.0,11.0,123.0</text:p>
      <text:p text:style-name="Preformatted_20_Text">18947,04/26/2020,Tennessee,US,2020-04-27 02:31:20,9667.0,181.0,0.0</text:p>
      <text:p text:style-name="Preformatted_20_Text">18948,04/26/2020,Texas,US,2020-04-27 02:31:20,24967.0,651.0,0.0</text:p>
      <text:p text:style-name="Preformatted_20_Text">18949,04/26/2020,Tianjin,Mainland China,2020-04-27 02:31:20,190.0,3.0,182.0</text:p>
      <text:p text:style-name="Preformatted_20_Text">18950,04/26/2020,Tibet,Mainland China,2020-04-27 02:31:20,1.0,0.0,1.0</text:p>
      <text:p text:style-name="Preformatted_20_Text">18951,04/26/2020,Turks and Caicos Islands,UK,2020-04-27 02:31:20,11.0,1.0,4.0</text:p>
      <text:p text:style-name="Preformatted_20_Text">18952,04/26/2020,Utah,US,2020-04-27 02:31:20,4123.0,41.0,0.0</text:p>
      <text:p text:style-name="Preformatted_20_Text">18953,04/26/2020,Vermont,US,2020-04-27 02:31:20,851.0,46.0,0.0</text:p>
      <text:p text:style-name="Preformatted_20_Text">18954,04/26/2020,Victoria,Australia,2020-04-27 02:31:20,1349.0,17.0,1265.0</text:p>
      <text:p text:style-name="Preformatted_20_Text">18955,04/26/2020,Virgin Islands,US,2020-04-27 02:31:20,57.0,4.0,0.0</text:p>
      <text:p text:style-name="Preformatted_20_Text">18956,04/26/2020,Virginia,US,2020-04-27 02:31:20,12970.0,449.0,0.0</text:p>
      <text:p text:style-name="Preformatted_20_Text">18957,04/26/2020,Washington,US,2020-04-27 02:31:20,13521.0,749.0,0.0</text:p>
      <text:p text:style-name="Preformatted_20_Text">18958,04/26/2020,West Virginia,US,2020-04-27 02:31:20,1055.0,34.0,0.0</text:p>
      <text:p text:style-name="Preformatted_20_Text">18959,04/26/2020,Western Australia,Australia,2020-04-27 02:31:20,549.0,8.0,486.0</text:p>
      <text:p text:style-name="Preformatted_20_Text">18960,04/26/2020,Wisconsin,US,2020-04-27 02:31:20,5912.0,272.0,0.0</text:p>
      <text:p text:style-name="Preformatted_20_Text">18961,04/26/2020,Wyoming,US,2020-04-27 02:31:20,502.0,7.0,0.0</text:p>
      <text:p text:style-name="Preformatted_20_Text">18962,04/26/2020,Xinjiang,Mainland China,2020-04-27 02:31:20,76.0,3.0,73.0</text:p>
      <text:p text:style-name="Preformatted_20_Text">18963,04/26/2020,Yukon,Canada,2020-04-27 02:31:20,11.0,0.0,0.0</text:p>
      <text:p text:style-name="Preformatted_20_Text">18964,04/26/2020,Yunnan,Mainland China,2020-04-27 02:31:20,185.0,2.0,181.0</text:p>
      <text:p text:style-name="Preformatted_20_Text">18965,04/26/2020,Zhejiang,Mainland China,2020-04-27 02:31:20,1268.0,1.0,1258.0</text:p>
      <text:p text:style-name="Preformatted_20_Text">18966,04/27/2020,,Afghanistan,2020-04-28 02:31:20,1703.0,57.0,220.0</text:p>
      <text:p text:style-name="Preformatted_20_Text">18967,04/27/2020,,Albania,2020-04-28 02:31:20,736.0,28.0,422.0</text:p>
      <text:p text:style-name="Preformatted_20_Text">18968,04/27/2020,,Algeria,2020-04-28 02:31:20,3517.0,432.0,1558.0</text:p>
      <text:p text:style-name="Preformatted_20_Text">18969,04/27/2020,,Andorra,2020-04-28 02:31:20,743.0,40.0,385.0</text:p>
      <text:p text:style-name="Preformatted_20_Text">18970,04/27/2020,,Angola,2020-04-28 02:31:20,27.0,2.0,6.0</text:p>
      <text:p text:style-name="Preformatted_20_Text">18971,04/27/2020,,Antigua and Barbuda,2020-04-28 02:31:20,24.0,3.0,11.0</text:p>
      <text:p text:style-name="Preformatted_20_Text">18972,04/27/2020,,Argentina,2020-04-28 02:31:20,4003.0,197.0,1140.0</text:p>
      <text:p text:style-name="Preformatted_20_Text">18973,04/27/2020,,Armenia,2020-04-28 02:31:20,1808.0,29.0,848.0</text:p>
      <text:p text:style-name="Preformatted_20_Text">18974,04/27/2020,,Austria,2020-04-28 02:31:20,15274.0,549.0,12362.0</text:p>
      <text:p text:style-name="Preformatted_20_Text">18975,04/27/2020,,Azerbaijan,2020-04-28 02:31:20,1678.0,22.0,1162.0</text:p>
      <text:p text:style-name="Preformatted_20_Text">18976,04/27/2020,,Bahamas,2020-04-28 02:31:20,80.0,11.0,22.0</text:p>
      <text:p text:style-name="Preformatted_20_Text">18977,04/27/2020,,Bahrain,2020-04-28 02:31:20,2723.0,8.0,1218.0</text:p>
      <text:p text:style-name="Preformatted_20_Text">18978,04/27/2020,,Bangladesh,2020-04-28 02:31:20,5913.0,152.0,131.0</text:p>
      <text:p text:style-name="Preformatted_20_Text">18979,04/27/2020,,Barbados,2020-04-28 02:31:20,80.0,6.0,39.0</text:p>
      <text:p text:style-name="Preformatted_20_Text">18980,04/27/2020,,Belarus,2020-04-28 02:31:20,11289.0,75.0,1740.0</text:p>
      <text:p text:style-name="Preformatted_20_Text">18981,04/27/2020,,Belgium,2020-04-28 02:31:20,46687.0,7207.0,10878.0</text:p>
      <text:p text:style-name="Preformatted_20_Text">18982,04/27/2020,,Belize,2020-04-28 02:31:20,18.0,2.0,6.0</text:p>
      <text:p text:style-name="Preformatted_20_Text">18983,04/27/2020,,Benin,2020-04-28 02:31:20,64.0,1.0,33.0</text:p>
      <text:p text:style-name="Preformatted_20_Text">18984,04/27/2020,,Bhutan,2020-04-28 02:31:20,7.0,0.0,4.0</text:p>
      <text:p text:style-name="Preformatted_20_Text">18985,04/27/2020,,Bolivia,2020-04-28 02:31:20,1014.0,53.0,98.0</text:p>
      <text:p text:style-name="Preformatted_20_Text">18986,04/27/2020,,Bosnia and Herzegovina,2020-04-28 02:31:20,1565.0,60.0,659.0</text:p>
      <text:p text:style-name="Preformatted_20_Text">18987,04/27/2020,,Botswana,2020-04-28 02:31:20,22.0,1.0,0.0</text:p>
      <text:p text:style-name="Preformatted_20_Text">18988,04/27/2020,,Brazil,2020-04-28 02:31:20,67446.0,4603.0,31142.0</text:p>
      <text:p text:style-name="Preformatted_20_Text">18989,04/27/2020,,Brunei,2020-04-28 02:31:20,138.0,1.0,124.0</text:p>
      <text:p text:style-name="Preformatted_20_Text">18990,04/27/2020,,Bulgaria,2020-04-28 02:31:20,1363.0,58.0,206.0</text:p>
      <text:p text:style-name="Preformatted_20_Text">18991,04/27/2020,,Burkina Faso,2020-04-28 02:31:20,635.0,42.0,469.0</text:p>
      <text:p text:style-name="Preformatted_20_Text">18992,04/27/2020,,Burma,2020-04-28 02:31:20,146.0,5.0,16.0</text:p>
      <text:p text:style-name="Preformatted_20_Text">18993,04/27/2020,,Burundi,2020-04-28 02:31:20,11.0,1.0,4.0</text:p>
      <text:p text:style-name="Preformatted_20_Text">18994,04/27/2020,,Cabo Verde,2020-04-28 02:31:20,109.0,1.0,1.0</text:p>
      <text:p text:style-name="Preformatted_20_Text">18995,04/27/2020,,Cambodia,2020-04-28 02:31:20,122.0,0.0,119.0</text:p>
      <text:p text:style-name="Preformatted_20_Text">18996,04/27/2020,,Cameroon,2020-04-28 02:31:20,1705.0,58.0,805.0</text:p>
      <text:p text:style-name="Preformatted_20_Text">18997,04/27/2020,,Central African Republic,2020-04-28 02:31:20,19.0,0.0,10.0</text:p>
      <text:p text:style-name="Preformatted_20_Text">18998,04/27/2020,,Chad,2020-04-28 02:31:20,46.0,0.0,15.0</text:p>
      <text:p text:style-name="Preformatted_20_Text">18999,04/27/2020,,Chile,2020-04-28 02:31:20,13813.0,198.0,7327.0</text:p>
      <text:p text:style-name="Preformatted_20_Text">19000,04/27/2020,,Colombia,2020-04-28 02:31:20,5597.0,253.0,1210.0</text:p>
      <text:p text:style-name="Preformatted_20_Text">19001,04/27/2020,,Congo (Brazzaville),2020-04-28 02:31:20,200.0,6.0,19.0</text:p>
      <text:p text:style-name="Preformatted_20_Text">19002,04/27/2020,,Congo (Kinshasa),2020-04-28 02:31:20,459.0,28.0,50.0</text:p>
      <text:p text:style-name="Preformatted_20_Text">19003,04/27/2020,,Costa Rica,2020-04-28 02:31:20,697.0,6.0,287.0</text:p>
      <text:p text:style-name="Preformatted_20_Text"><text:soft-page-break/>19004,04/27/2020,,Croatia,2020-04-28 02:31:20,2039.0,59.0,1166.0</text:p>
      <text:p text:style-name="Preformatted_20_Text">19005,04/27/2020,,Cuba,2020-04-28 02:31:20,1389.0,56.0,525.0</text:p>
      <text:p text:style-name="Preformatted_20_Text">19006,04/27/2020,,Cyprus,2020-04-28 02:31:20,822.0,15.0,148.0</text:p>
      <text:p text:style-name="Preformatted_20_Text">19007,04/27/2020,,Czech Republic,2020-04-28 02:31:20,7445.0,223.0,2826.0</text:p>
      <text:p text:style-name="Preformatted_20_Text">19008,04/27/2020,,Denmark,2020-04-28 02:31:20,8698.0,427.0,5959.0</text:p>
      <text:p text:style-name="Preformatted_20_Text">19009,04/27/2020,,Diamond Princess,2020-04-28 02:31:20,712.0,13.0,645.0</text:p>
      <text:p text:style-name="Preformatted_20_Text">19010,04/27/2020,,Djibouti,2020-04-28 02:31:20,1035.0,2.0,477.0</text:p>
      <text:p text:style-name="Preformatted_20_Text">19011,04/27/2020,,Dominica,2020-04-28 02:31:20,16.0,0.0,13.0</text:p>
      <text:p text:style-name="Preformatted_20_Text">19012,04/27/2020,,Dominican Republic,2020-04-28 02:31:20,6293.0,282.0,993.0</text:p>
      <text:p text:style-name="Preformatted_20_Text">19013,04/27/2020,,Ecuador,2020-04-28 02:31:20,23240.0,663.0,1557.0</text:p>
      <text:p text:style-name="Preformatted_20_Text">19014,04/27/2020,,Egypt,2020-04-28 02:31:20,4782.0,337.0,1236.0</text:p>
      <text:p text:style-name="Preformatted_20_Text">19015,04/27/2020,,El Salvador,2020-04-28 02:31:20,323.0,8.0,89.0</text:p>
      <text:p text:style-name="Preformatted_20_Text">19016,04/27/2020,,Equatorial Guinea,2020-04-28 02:31:20,258.0,1.0,9.0</text:p>
      <text:p text:style-name="Preformatted_20_Text">19017,04/27/2020,,Eritrea,2020-04-28 02:31:20,39.0,0.0,13.0</text:p>
      <text:p text:style-name="Preformatted_20_Text">19018,04/27/2020,,Estonia,2020-04-28 02:31:20,1647.0,50.0,233.0</text:p>
      <text:p text:style-name="Preformatted_20_Text">19019,04/27/2020,,Eswatini,2020-04-28 02:31:20,65.0,1.0,10.0</text:p>
      <text:p text:style-name="Preformatted_20_Text">19020,04/27/2020,,Ethiopia,2020-04-28 02:31:20,124.0,3.0,50.0</text:p>
      <text:p text:style-name="Preformatted_20_Text">19021,04/27/2020,,Fiji,2020-04-28 02:31:20,18.0,0.0,12.0</text:p>
      <text:p text:style-name="Preformatted_20_Text">19022,04/27/2020,,Finland,2020-04-28 02:31:20,4695.0,193.0,2500.0</text:p>
      <text:p text:style-name="Preformatted_20_Text">19023,04/27/2020,,France,2020-04-28 02:31:20,164589.0,23293.0,45513.0</text:p>
      <text:p text:style-name="Preformatted_20_Text">19024,04/27/2020,,Gabon,2020-04-28 02:31:20,211.0,3.0,43.0</text:p>
      <text:p text:style-name="Preformatted_20_Text">19025,04/27/2020,,Gambia,2020-04-28 02:31:20,10.0,1.0,8.0</text:p>
      <text:p text:style-name="Preformatted_20_Text">19026,04/27/2020,,Georgia,2020-04-28 02:31:20,497.0,6.0,156.0</text:p>
      <text:p text:style-name="Preformatted_20_Text">19027,04/27/2020,,Germany,2020-04-28 02:31:20,158758.0,6126.0,114500.0</text:p>
      <text:p text:style-name="Preformatted_20_Text">19028,04/27/2020,,Ghana,2020-04-28 02:31:20,1550.0,11.0,155.0</text:p>
      <text:p text:style-name="Preformatted_20_Text">19029,04/27/2020,,Greece,2020-04-28 02:31:20,2534.0,136.0,577.0</text:p>
      <text:p text:style-name="Preformatted_20_Text">19030,04/27/2020,,Grenada,2020-04-28 02:31:20,18.0,0.0,7.0</text:p>
      <text:p text:style-name="Preformatted_20_Text">19031,04/27/2020,,Guatemala,2020-04-28 02:31:20,530.0,15.0,49.0</text:p>
      <text:p text:style-name="Preformatted_20_Text">19032,04/27/2020,,Guinea,2020-04-28 02:31:20,1163.0,7.0,246.0</text:p>
      <text:p text:style-name="Preformatted_20_Text">19033,04/27/2020,,Guinea-Bissau,2020-04-28 02:31:20,73.0,1.0,18.0</text:p>
      <text:p text:style-name="Preformatted_20_Text">19034,04/27/2020,,Guyana,2020-04-28 02:31:20,74.0,8.0,15.0</text:p>
      <text:p text:style-name="Preformatted_20_Text">19035,04/27/2020,,Haiti,2020-04-28 02:31:20,76.0,6.0,8.0</text:p>
      <text:p text:style-name="Preformatted_20_Text">19036,04/27/2020,,Holy See,2020-04-28 02:31:20,9.0,0.0,2.0</text:p>
      <text:p text:style-name="Preformatted_20_Text">19037,04/27/2020,,Honduras,2020-04-28 02:31:20,661.0,61.0,79.0</text:p>
      <text:p text:style-name="Preformatted_20_Text">19038,04/27/2020,,Hungary,2020-04-28 02:31:20,2583.0,280.0,498.0</text:p>
      <text:p text:style-name="Preformatted_20_Text">19039,04/27/2020,,Iceland,2020-04-28 02:31:20,1792.0,10.0,1624.0</text:p>
      <text:p text:style-name="Preformatted_20_Text">19040,04/27/2020,,India,2020-04-28 02:31:20,29451.0,939.0,7137.0</text:p>
      <text:p text:style-name="Preformatted_20_Text">19041,04/27/2020,,Indonesia,2020-04-28 02:31:20,9096.0,765.0,1151.0</text:p>
      <text:p text:style-name="Preformatted_20_Text">19042,04/27/2020,,Iran,2020-04-28 02:31:20,91472.0,5806.0,70933.0</text:p>
      <text:p text:style-name="Preformatted_20_Text">19043,04/27/2020,,Iraq,2020-04-28 02:31:20,1847.0,88.0,1286.0</text:p>
      <text:p text:style-name="Preformatted_20_Text">19044,04/27/2020,,Ireland,2020-04-28 02:31:20,19648.0,1102.0,9233.0</text:p>
      <text:p text:style-name="Preformatted_20_Text">19045,04/27/2020,,Israel,2020-04-28 02:31:20,15555.0,204.0,7200.0</text:p>
      <text:p text:style-name="Preformatted_20_Text">19046,04/27/2020,,Italy,2020-04-28 02:31:20,199414.0,26977.0,66624.0</text:p>
      <text:p text:style-name="Preformatted_20_Text">19047,04/27/2020,,Ivory Coast,2020-04-28 02:31:20,1164.0,14.0,499.0</text:p>
      <text:p text:style-name="Preformatted_20_Text">19048,04/27/2020,,Jamaica,2020-04-28 02:31:20,364.0,7.0,29.0</text:p>
      <text:p text:style-name="Preformatted_20_Text">19049,04/27/2020,,Japan,2020-04-28 02:31:20,14153.0,385.0,1899.0</text:p>
      <text:p text:style-name="Preformatted_20_Text">19050,04/27/2020,,Jordan,2020-04-28 02:31:20,449.0,7.0,342.0</text:p>
      <text:p text:style-name="Preformatted_20_Text">19051,04/27/2020,,Kazakhstan,2020-04-28 02:31:20,2835.0,25.0,720.0</text:p>
      <text:p text:style-name="Preformatted_20_Text">19052,04/27/2020,,Kenya,2020-04-28 02:31:20,363.0,14.0,114.0</text:p>
      <text:p text:style-name="Preformatted_20_Text">19053,04/27/2020,,Kosovo,2020-04-28 02:31:20,510.0,12.0,93.0</text:p>
      <text:p text:style-name="Preformatted_20_Text">19054,04/27/2020,,Kuwait,2020-04-28 02:31:20,3288.0,22.0,1012.0</text:p>
      <text:p text:style-name="Preformatted_20_Text">19055,04/27/2020,,Kyrgyzstan,2020-04-28 02:31:20,695.0,8.0,395.0</text:p>
      <text:p text:style-name="Preformatted_20_Text">19056,04/27/2020,,Laos,2020-04-28 02:31:20,19.0,0.0,7.0</text:p>
      <text:p text:style-name="Preformatted_20_Text">19057,04/27/2020,,Latvia,2020-04-28 02:31:20,818.0,13.0,267.0</text:p>
      <text:p text:style-name="Preformatted_20_Text">19058,04/27/2020,,Lebanon,2020-04-28 02:31:20,710.0,24.0,145.0</text:p>
      <text:p text:style-name="Preformatted_20_Text">19059,04/27/2020,,Liberia,2020-04-28 02:31:20,124.0,12.0,25.0</text:p>
      <text:p text:style-name="Preformatted_20_Text">19060,04/27/2020,,Libya,2020-04-28 02:31:20,61.0,2.0,18.0</text:p>
      <text:p text:style-name="Preformatted_20_Text">19061,04/27/2020,,Liechtenstein,2020-04-28 02:31:20,82.0,1.0,55.0</text:p>
      <text:p text:style-name="Preformatted_20_Text">19062,04/27/2020,,Lithuania,2020-04-28 02:31:20,1449.0,41.0,474.0</text:p>
      <text:p text:style-name="Preformatted_20_Text">19063,04/27/2020,,Luxembourg,2020-04-28 02:31:20,3729.0,88.0,3123.0</text:p>
      <text:p text:style-name="Preformatted_20_Text">19064,04/27/2020,,MS Zaandam,2020-04-28 02:31:20,9.0,2.0,0.0</text:p>
      <text:p text:style-name="Preformatted_20_Text">19065,04/27/2020,,Madagascar,2020-04-28 02:31:20,128.0,0.0,75.0</text:p>
      <text:p text:style-name="Preformatted_20_Text">19066,04/27/2020,,Malawi,2020-04-28 02:31:20,36.0,3.0,4.0</text:p>
      <text:p text:style-name="Preformatted_20_Text">19067,04/27/2020,,Malaysia,2020-04-28 02:31:20,5820.0,99.0,3957.0</text:p>
      <text:p text:style-name="Preformatted_20_Text"><text:soft-page-break/>19068,04/27/2020,,Maldives,2020-04-28 02:31:20,226.0,0.0,17.0</text:p>
      <text:p text:style-name="Preformatted_20_Text">19069,04/27/2020,,Mali,2020-04-28 02:31:20,408.0,23.0,113.0</text:p>
      <text:p text:style-name="Preformatted_20_Text">19070,04/27/2020,,Malta,2020-04-28 02:31:20,450.0,4.0,286.0</text:p>
      <text:p text:style-name="Preformatted_20_Text">19071,04/27/2020,,Mauritania,2020-04-28 02:31:20,7.0,1.0,6.0</text:p>
      <text:p text:style-name="Preformatted_20_Text">19072,04/27/2020,,Mauritius,2020-04-28 02:31:20,334.0,10.0,302.0</text:p>
      <text:p text:style-name="Preformatted_20_Text">19073,04/27/2020,,Mexico,2020-04-28 02:31:20,15529.0,1434.0,9086.0</text:p>
      <text:p text:style-name="Preformatted_20_Text">19074,04/27/2020,,Moldova,2020-04-28 02:31:20,3481.0,102.0,925.0</text:p>
      <text:p text:style-name="Preformatted_20_Text">19075,04/27/2020,,Monaco,2020-04-28 02:31:20,95.0,4.0,42.0</text:p>
      <text:p text:style-name="Preformatted_20_Text">19076,04/27/2020,,Mongolia,2020-04-28 02:31:20,38.0,0.0,10.0</text:p>
      <text:p text:style-name="Preformatted_20_Text">19077,04/27/2020,,Montenegro,2020-04-28 02:31:20,321.0,7.0,189.0</text:p>
      <text:p text:style-name="Preformatted_20_Text">19078,04/27/2020,,Morocco,2020-04-28 02:31:20,4120.0,162.0,695.0</text:p>
      <text:p text:style-name="Preformatted_20_Text">19079,04/27/2020,,Mozambique,2020-04-28 02:31:20,76.0,0.0,12.0</text:p>
      <text:p text:style-name="Preformatted_20_Text">19080,04/27/2020,,Namibia,2020-04-28 02:31:20,16.0,0.0,8.0</text:p>
      <text:p text:style-name="Preformatted_20_Text">19081,04/27/2020,,Nepal,2020-04-28 02:31:20,52.0,0.0,16.0</text:p>
      <text:p text:style-name="Preformatted_20_Text">19082,04/27/2020,,Netherlands,2020-04-28 02:31:20,38245.0,4518.0,0.0</text:p>
      <text:p text:style-name="Preformatted_20_Text">19083,04/27/2020,,New Zealand,2020-04-28 02:31:20,1472.0,19.0,1214.0</text:p>
      <text:p text:style-name="Preformatted_20_Text">19084,04/27/2020,,Nicaragua,2020-04-28 02:31:20,13.0,3.0,7.0</text:p>
      <text:p text:style-name="Preformatted_20_Text">19085,04/27/2020,,Niger,2020-04-28 02:31:20,701.0,29.0,385.0</text:p>
      <text:p text:style-name="Preformatted_20_Text">19086,04/27/2020,,Nigeria,2020-04-28 02:31:20,1337.0,40.0,255.0</text:p>
      <text:p text:style-name="Preformatted_20_Text">19087,04/27/2020,,North Macedonia,2020-04-28 02:31:20,1399.0,65.0,553.0</text:p>
      <text:p text:style-name="Preformatted_20_Text">19088,04/27/2020,,Norway,2020-04-28 02:31:20,7599.0,205.0,32.0</text:p>
      <text:p text:style-name="Preformatted_20_Text">19089,04/27/2020,,Oman,2020-04-28 02:31:20,2049.0,10.0,364.0</text:p>
      <text:p text:style-name="Preformatted_20_Text">19090,04/27/2020,,Pakistan,2020-04-28 02:31:20,13915.0,292.0,3029.0</text:p>
      <text:p text:style-name="Preformatted_20_Text">19091,04/27/2020,,Panama,2020-04-28 02:31:20,6021.0,167.0,455.0</text:p>
      <text:p text:style-name="Preformatted_20_Text">19092,04/27/2020,,Papua New Guinea,2020-04-28 02:31:20,8.0,0.0,0.0</text:p>
      <text:p text:style-name="Preformatted_20_Text">19093,04/27/2020,,Paraguay,2020-04-28 02:31:20,228.0,9.0,93.0</text:p>
      <text:p text:style-name="Preformatted_20_Text">19094,04/27/2020,,Peru,2020-04-28 02:31:20,28699.0,782.0,8425.0</text:p>
      <text:p text:style-name="Preformatted_20_Text">19095,04/27/2020,,Philippines,2020-04-28 02:31:20,7777.0,511.0,932.0</text:p>
      <text:p text:style-name="Preformatted_20_Text">19096,04/27/2020,,Poland,2020-04-28 02:31:20,11902.0,562.0,2466.0</text:p>
      <text:p text:style-name="Preformatted_20_Text">19097,04/27/2020,,Portugal,2020-04-28 02:31:20,24027.0,928.0,1357.0</text:p>
      <text:p text:style-name="Preformatted_20_Text">19098,04/27/2020,,Qatar,2020-04-28 02:31:20,11244.0,10.0,1066.0</text:p>
      <text:p text:style-name="Preformatted_20_Text">19099,04/27/2020,,Romania,2020-04-28 02:31:20,11339.0,641.0,3141.0</text:p>
      <text:p text:style-name="Preformatted_20_Text">19100,04/27/2020,,Russia,2020-04-28 02:31:20,87147.0,794.0,7346.0</text:p>
      <text:p text:style-name="Preformatted_20_Text">19101,04/27/2020,,Rwanda,2020-04-28 02:31:20,207.0,0.0,93.0</text:p>
      <text:p text:style-name="Preformatted_20_Text">19102,04/27/2020,,Saint Kitts and Nevis,2020-04-28 02:31:20,15.0,0.0,2.0</text:p>
      <text:p text:style-name="Preformatted_20_Text">19103,04/27/2020,,Saint Lucia,2020-04-28 02:31:20,15.0,0.0,15.0</text:p>
      <text:p text:style-name="Preformatted_20_Text">19104,04/27/2020,,Saint Vincent and the Grenadines,2020-04-28 02:31:20,15.0,0.0,8.0</text:p>
      <text:p text:style-name="Preformatted_20_Text">19105,04/27/2020,,San Marino,2020-04-28 02:31:20,538.0,41.0,64.0</text:p>
      <text:p text:style-name="Preformatted_20_Text">19106,04/27/2020,,Sao Tome and Principe,2020-04-28 02:31:20,4.0,0.0,0.0</text:p>
      <text:p text:style-name="Preformatted_20_Text">19107,04/27/2020,,Saudi Arabia,2020-04-28 02:31:20,18811.0,144.0,2531.0</text:p>
      <text:p text:style-name="Preformatted_20_Text">19108,04/27/2020,,Senegal,2020-04-28 02:31:20,736.0,9.0,284.0</text:p>
      <text:p text:style-name="Preformatted_20_Text">19109,04/27/2020,,Serbia,2020-04-28 02:31:20,6630.0,125.0,870.0</text:p>
      <text:p text:style-name="Preformatted_20_Text">19110,04/27/2020,,Seychelles,2020-04-28 02:31:20,11.0,0.0,6.0</text:p>
      <text:p text:style-name="Preformatted_20_Text">19111,04/27/2020,,Sierra Leone,2020-04-28 02:31:20,93.0,4.0,10.0</text:p>
      <text:p text:style-name="Preformatted_20_Text">19112,04/27/2020,,Singapore,2020-04-28 02:31:20,14423.0,14.0,1095.0</text:p>
      <text:p text:style-name="Preformatted_20_Text">19113,04/27/2020,,Slovakia,2020-04-28 02:31:20,1381.0,18.0,403.0</text:p>
      <text:p text:style-name="Preformatted_20_Text">19114,04/27/2020,,Slovenia,2020-04-28 02:31:20,1402.0,83.0,221.0</text:p>
      <text:p text:style-name="Preformatted_20_Text">19115,04/27/2020,,Somalia,2020-04-28 02:31:20,480.0,26.0,10.0</text:p>
      <text:p text:style-name="Preformatted_20_Text">19116,04/27/2020,,South Africa,2020-04-28 02:31:20,4793.0,90.0,1473.0</text:p>
      <text:p text:style-name="Preformatted_20_Text">19117,04/27/2020,,South Korea,2020-04-28 02:31:20,10752.0,244.0,8854.0</text:p>
      <text:p text:style-name="Preformatted_20_Text">19118,04/27/2020,,South Sudan,2020-04-28 02:31:20,6.0,0.0,0.0</text:p>
      <text:p text:style-name="Preformatted_20_Text">19119,04/27/2020,,Spain,2020-04-28 02:31:20,229422.0,23521.0,120832.0</text:p>
      <text:p text:style-name="Preformatted_20_Text">19120,04/27/2020,,Sri Lanka,2020-04-28 02:31:20,588.0,7.0,126.0</text:p>
      <text:p text:style-name="Preformatted_20_Text">19121,04/27/2020,,Sudan,2020-04-28 02:31:20,275.0,22.0,21.0</text:p>
      <text:p text:style-name="Preformatted_20_Text">19122,04/27/2020,,Suriname,2020-04-28 02:31:20,10.0,1.0,7.0</text:p>
      <text:p text:style-name="Preformatted_20_Text">19123,04/27/2020,,Sweden,2020-04-28 02:31:20,18926.0,2274.0,1005.0</text:p>
      <text:p text:style-name="Preformatted_20_Text">19124,04/27/2020,,Switzerland,2020-04-28 02:31:20,29164.0,1665.0,22200.0</text:p>
      <text:p text:style-name="Preformatted_20_Text">19125,04/27/2020,,Syria,2020-04-28 02:31:20,43.0,3.0,19.0</text:p>
      <text:p text:style-name="Preformatted_20_Text">19126,04/27/2020,,Taiwan,2020-04-28 02:31:20,429.0,6.0,290.0</text:p>
      <text:p text:style-name="Preformatted_20_Text">19127,04/27/2020,,Tanzania,2020-04-28 02:31:20,299.0,10.0,48.0</text:p>
      <text:p text:style-name="Preformatted_20_Text">19128,04/27/2020,,Thailand,2020-04-28 02:31:20,2931.0,52.0,2609.0</text:p>
      <text:p text:style-name="Preformatted_20_Text">19129,04/27/2020,,Timor-Leste,2020-04-28 02:31:20,24.0,0.0,2.0</text:p>
      <text:p text:style-name="Preformatted_20_Text">19130,04/27/2020,,Togo,2020-04-28 02:31:20,98.0,6.0,62.0</text:p>
      <text:p text:style-name="Preformatted_20_Text"><text:soft-page-break/>19131,04/27/2020,,Trinidad and Tobago,2020-04-28 02:31:20,116.0,8.0,59.0</text:p>
      <text:p text:style-name="Preformatted_20_Text">19132,04/27/2020,,Tunisia,2020-04-28 02:31:20,967.0,39.0,279.0</text:p>
      <text:p text:style-name="Preformatted_20_Text">19133,04/27/2020,,Turkey,2020-04-28 02:31:20,112261.0,2900.0,33791.0</text:p>
      <text:p text:style-name="Preformatted_20_Text">19134,04/27/2020,,UK,2020-04-28 02:31:20,157149.0,21092.0,0.0</text:p>
      <text:p text:style-name="Preformatted_20_Text">19135,04/27/2020,,Uganda,2020-04-28 02:31:20,79.0,0.0,47.0</text:p>
      <text:p text:style-name="Preformatted_20_Text">19136,04/27/2020,,Ukraine,2020-04-28 02:31:20,9009.0,220.0,864.0</text:p>
      <text:p text:style-name="Preformatted_20_Text">19137,04/27/2020,,United Arab Emirates,2020-04-28 02:31:20,10839.0,82.0,2090.0</text:p>
      <text:p text:style-name="Preformatted_20_Text">19138,04/27/2020,,Uruguay,2020-04-28 02:31:20,620.0,15.0,386.0</text:p>
      <text:p text:style-name="Preformatted_20_Text">19139,04/27/2020,,Uzbekistan,2020-04-28 02:31:20,1904.0,8.0,892.0</text:p>
      <text:p text:style-name="Preformatted_20_Text">19140,04/27/2020,,Venezuela,2020-04-28 02:31:20,329.0,10.0,142.0</text:p>
      <text:p text:style-name="Preformatted_20_Text">19141,04/27/2020,,Vietnam,2020-04-28 02:31:20,270.0,0.0,225.0</text:p>
      <text:p text:style-name="Preformatted_20_Text">19142,04/27/2020,,West Bank and Gaza,2020-04-28 02:31:20,342.0,2.0,83.0</text:p>
      <text:p text:style-name="Preformatted_20_Text">19143,04/27/2020,,Western Sahara,2020-04-28 02:31:20,6.0,0.0,5.0</text:p>
      <text:p text:style-name="Preformatted_20_Text">19144,04/27/2020,,Yemen,2020-04-28 02:31:20,1.0,0.0,1.0</text:p>
      <text:p text:style-name="Preformatted_20_Text">19145,04/27/2020,,Zambia,2020-04-28 02:31:20,88.0,3.0,42.0</text:p>
      <text:p text:style-name="Preformatted_20_Text">19146,04/27/2020,,Zimbabwe,2020-04-28 02:31:20,32.0,4.0,5.0</text:p>
      <text:p text:style-name="Preformatted_20_Text">19147,04/27/2020,Alabama,US,2020-04-28 02:31:20,6539.0,228.0,0.0</text:p>
      <text:p text:style-name="Preformatted_20_Text">19148,04/27/2020,Alaska,US,2020-04-28 02:31:20,345.0,9.0,0.0</text:p>
      <text:p text:style-name="Preformatted_20_Text">19149,04/27/2020,Alberta,Canada,2020-04-28 02:31:20,4696.0,75.0,0.0</text:p>
      <text:p text:style-name="Preformatted_20_Text">19150,04/27/2020,Anguilla,UK,2020-04-28 02:31:20,3.0,0.0,3.0</text:p>
      <text:p text:style-name="Preformatted_20_Text">19151,04/27/2020,Anhui,Mainland China,2020-04-28 02:31:20,991.0,6.0,985.0</text:p>
      <text:p text:style-name="Preformatted_20_Text">19152,04/27/2020,Arizona,US,2020-04-28 02:31:20,6725.0,275.0,0.0</text:p>
      <text:p text:style-name="Preformatted_20_Text">19153,04/27/2020,Arkansas,US,2020-04-28 02:31:20,3069.0,51.0,0.0</text:p>
      <text:p text:style-name="Preformatted_20_Text">19154,04/27/2020,Aruba,Netherlands,2020-04-28 02:31:20,100.0,2.0,73.0</text:p>
      <text:p text:style-name="Preformatted_20_Text">19155,04/27/2020,Australian Capital Territory,Australia,2020-04-28 02:31:20,106.0,3.0,100.0</text:p>
      <text:p text:style-name="Preformatted_20_Text">19156,04/27/2020,Beijing,Mainland China,2020-04-28 02:31:20,593.0,9.0,536.0</text:p>
      <text:p text:style-name="Preformatted_20_Text">19157,04/27/2020,Bermuda,UK,2020-04-28 02:31:20,110.0,6.0,44.0</text:p>
      <text:p text:style-name="Preformatted_20_Text">19158,04/27/2020,"Bonaire, Sint Eustatius and Saba",Netherlands,2020-04-28 02:31:20,5.0,0.0,0.0</text:p>
      <text:p text:style-name="Preformatted_20_Text">19159,04/27/2020,British Columbia,Canada,2020-04-28 02:31:20,1998.0,104.0,0.0</text:p>
      <text:p text:style-name="Preformatted_20_Text">19160,04/27/2020,British Virgin Islands,UK,2020-04-28 02:31:20,6.0,1.0,3.0</text:p>
      <text:p text:style-name="Preformatted_20_Text">19161,04/27/2020,California,US,2020-04-28 02:31:20,44966.0,1779.0,0.0</text:p>
      <text:p text:style-name="Preformatted_20_Text">19162,04/27/2020,Cayman Islands,UK,2020-04-28 02:31:20,70.0,1.0,8.0</text:p>
      <text:p text:style-name="Preformatted_20_Text">19163,04/27/2020,Channel Islands,UK,2020-04-28 02:31:20,525.0,35.0,352.0</text:p>
      <text:p text:style-name="Preformatted_20_Text">19164,04/27/2020,Chongqing,Mainland China,2020-04-28 02:31:20,579.0,6.0,573.0</text:p>
      <text:p text:style-name="Preformatted_20_Text">19165,04/27/2020,Colorado,US,2020-04-28 02:31:20,13879.0,706.0,0.0</text:p>
      <text:p text:style-name="Preformatted_20_Text">19166,04/27/2020,Connecticut,US,2020-04-28 02:31:20,25997.0,2012.0,0.0</text:p>
      <text:p text:style-name="Preformatted_20_Text">19167,04/27/2020,Curacao,Netherlands,2020-04-28 02:31:20,16.0,1.0,11.0</text:p>
      <text:p text:style-name="Preformatted_20_Text">19168,04/27/2020,Delaware,US,2020-04-28 02:31:20,4162.0,125.0,0.0</text:p>
      <text:p text:style-name="Preformatted_20_Text">19169,04/27/2020,Diamond Princess cruise ship,Canada,2020-04-28 02:31:20,0.0,1.0,0.0</text:p>
      <text:p text:style-name="Preformatted_20_Text">19170,04/27/2020,Diamond Princess cruise ship,US,2020-04-28 02:31:20,49.0,0.0,0.0</text:p>
      <text:p text:style-name="Preformatted_20_Text">19171,04/27/2020,District of Columbia,US,2020-04-28 02:31:20,3892.0,185.0,0.0</text:p>
      <text:p text:style-name="Preformatted_20_Text">19172,04/27/2020,Falkland Islands (Malvinas),UK,2020-04-28 02:31:20,13.0,0.0,11.0</text:p>
      <text:p text:style-name="Preformatted_20_Text">19173,04/27/2020,Faroe Islands,Denmark,2020-04-28 02:31:20,187.0,0.0,178.0</text:p>
      <text:p text:style-name="Preformatted_20_Text">19174,04/27/2020,Florida,US,2020-04-28 02:31:20,32138.0,1088.0,0.0</text:p>
      <text:p text:style-name="Preformatted_20_Text">19175,04/27/2020,French Guiana,France,2020-04-28 02:31:20,111.0,1.0,87.0</text:p>
      <text:p text:style-name="Preformatted_20_Text">19176,04/27/2020,French Polynesia,France,2020-04-28 02:31:20,57.0,0.0,43.0</text:p>
      <text:p text:style-name="Preformatted_20_Text">19177,04/27/2020,Fujian,Mainland China,2020-04-28 02:31:20,355.0,1.0,349.0</text:p>
      <text:p text:style-name="Preformatted_20_Text">19178,04/27/2020,Gansu,Mainland China,2020-04-28 02:31:20,139.0,2.0,137.0</text:p>
      <text:p text:style-name="Preformatted_20_Text">19179,04/27/2020,Georgia,US,2020-04-28 02:31:20,24302.0,995.0,0.0</text:p>
      <text:p text:style-name="Preformatted_20_Text">19180,04/27/2020,Gibraltar,UK,2020-04-28 02:31:20,141.0,0.0,131.0</text:p>
      <text:p text:style-name="Preformatted_20_Text">19181,04/27/2020,Grand Princess,Canada,2020-04-28 02:31:20,13.0,0.0,0.0</text:p>
      <text:p text:style-name="Preformatted_20_Text">19182,04/27/2020,Grand Princess,US,2020-04-28 02:31:20,103.0,3.0,0.0</text:p>
      <text:p text:style-name="Preformatted_20_Text">19183,04/27/2020,Greenland,Denmark,2020-04-28 02:31:20,11.0,0.0,11.0</text:p>
      <text:p text:style-name="Preformatted_20_Text">19184,04/27/2020,Guadeloupe,France,2020-04-28 02:31:20,149.0,12.0,82.0</text:p>
      <text:p text:style-name="Preformatted_20_Text">19185,04/27/2020,Guam,US,2020-04-28 02:31:20,141.0,5.0,0.0</text:p>
      <text:p text:style-name="Preformatted_20_Text">19186,04/27/2020,Guangdong,Mainland China,2020-04-28 02:31:20,1587.0,8.0,1547.0</text:p>
      <text:p text:style-name="Preformatted_20_Text">19187,04/27/2020,Guangxi,Mainland China,2020-04-28 02:31:20,254.0,2.0,252.0</text:p>
      <text:p text:style-name="Preformatted_20_Text">19188,04/27/2020,Guizhou,Mainland China,2020-04-28 02:31:20,147.0,2.0,145.0</text:p>
      <text:p text:style-name="Preformatted_20_Text">19189,04/27/2020,Hainan,Mainland China,2020-04-28 02:31:20,168.0,6.0,162.0</text:p>
      <text:p text:style-name="Preformatted_20_Text"><text:soft-page-break/>19190,04/27/2020,Hawaii,US,2020-04-28 02:31:20,607.0,16.0,0.0</text:p>
      <text:p text:style-name="Preformatted_20_Text">19191,04/27/2020,Hebei,Mainland China,2020-04-28 02:31:20,328.0,6.0,318.0</text:p>
      <text:p text:style-name="Preformatted_20_Text">19192,04/27/2020,Heilongjiang,Mainland China,2020-04-28 02:31:20,939.0,13.0,586.0</text:p>
      <text:p text:style-name="Preformatted_20_Text">19193,04/27/2020,Henan,Mainland China,2020-04-28 02:31:20,1276.0,22.0,1254.0</text:p>
      <text:p text:style-name="Preformatted_20_Text">19194,04/27/2020,Hong Kong,Hong Kong,2020-04-28 02:31:20,1037.0,4.0,787.0</text:p>
      <text:p text:style-name="Preformatted_20_Text">19195,04/27/2020,Hubei,Mainland China,2020-04-28 02:31:20,68128.0,4512.0,63616.0</text:p>
      <text:p text:style-name="Preformatted_20_Text">19196,04/27/2020,Hunan,Mainland China,2020-04-28 02:31:20,1019.0,4.0,1015.0</text:p>
      <text:p text:style-name="Preformatted_20_Text">19197,04/27/2020,Idaho,US,2020-04-28 02:31:20,1897.0,56.0,0.0</text:p>
      <text:p text:style-name="Preformatted_20_Text">19198,04/27/2020,Illinois,US,2020-04-28 02:31:20,45883.0,1983.0,0.0</text:p>
      <text:p text:style-name="Preformatted_20_Text">19199,04/27/2020,Indiana,US,2020-04-28 02:31:20,15961.0,844.0,0.0</text:p>
      <text:p text:style-name="Preformatted_20_Text">19200,04/27/2020,Inner Mongolia,Mainland China,2020-04-28 02:31:20,199.0,1.0,145.0</text:p>
      <text:p text:style-name="Preformatted_20_Text">19201,04/27/2020,Iowa,US,2020-04-28 02:31:20,5868.0,127.0,0.0</text:p>
      <text:p text:style-name="Preformatted_20_Text">19202,04/27/2020,Isle of Man,UK,2020-04-28 02:31:20,308.0,20.0,248.0</text:p>
      <text:p text:style-name="Preformatted_20_Text">19203,04/27/2020,Jiangsu,Mainland China,2020-04-28 02:31:20,653.0,0.0,646.0</text:p>
      <text:p text:style-name="Preformatted_20_Text">19204,04/27/2020,Jiangxi,Mainland China,2020-04-28 02:31:20,937.0,1.0,936.0</text:p>
      <text:p text:style-name="Preformatted_20_Text">19205,04/27/2020,Jilin,Mainland China,2020-04-28 02:31:20,110.0,1.0,99.0</text:p>
      <text:p text:style-name="Preformatted_20_Text">19206,04/27/2020,Kansas,US,2020-04-28 02:31:20,3473.0,126.0,0.0</text:p>
      <text:p text:style-name="Preformatted_20_Text">19207,04/27/2020,Kentucky,US,2020-04-28 02:31:20,4156.0,213.0,0.0</text:p>
      <text:p text:style-name="Preformatted_20_Text">19208,04/27/2020,Liaoning,Mainland China,2020-04-28 02:31:20,146.0,2.0,143.0</text:p>
      <text:p text:style-name="Preformatted_20_Text">19209,04/27/2020,Louisiana,US,2020-04-28 02:31:20,27068.0,1740.0,0.0</text:p>
      <text:p text:style-name="Preformatted_20_Text">19210,04/27/2020,Macau,Macau,2020-04-28 02:31:20,45.0,0.0,32.0</text:p>
      <text:p text:style-name="Preformatted_20_Text">19211,04/27/2020,Maine,US,2020-04-28 02:31:20,1023.0,51.0,0.0</text:p>
      <text:p text:style-name="Preformatted_20_Text">19212,04/27/2020,Manitoba,Canada,2020-04-28 02:31:20,273.0,6.0,0.0</text:p>
      <text:p text:style-name="Preformatted_20_Text">19213,04/27/2020,Martinique,France,2020-04-28 02:31:20,175.0,14.0,77.0</text:p>
      <text:p text:style-name="Preformatted_20_Text">19214,04/27/2020,Maryland,US,2020-04-28 02:31:20,19487.0,945.0,0.0</text:p>
      <text:p text:style-name="Preformatted_20_Text">19215,04/27/2020,Massachusetts,US,2020-04-28 02:31:20,56462.0,3003.0,0.0</text:p>
      <text:p text:style-name="Preformatted_20_Text">19216,04/27/2020,Mayotte,France,2020-04-28 02:31:20,401.0,4.0,144.0</text:p>
      <text:p text:style-name="Preformatted_20_Text">19217,04/27/2020,Michigan,US,2020-04-28 02:31:20,38210.0,3407.0,0.0</text:p>
      <text:p text:style-name="Preformatted_20_Text">19218,04/27/2020,Minnesota,US,2020-04-28 02:31:20,3811.0,286.0,0.0</text:p>
      <text:p text:style-name="Preformatted_20_Text">19219,04/27/2020,Mississippi,US,2020-04-28 02:31:20,6094.0,229.0,0.0</text:p>
      <text:p text:style-name="Preformatted_20_Text">19220,04/27/2020,Missouri,US,2020-04-28 02:31:20,7305.0,343.0,0.0</text:p>
      <text:p text:style-name="Preformatted_20_Text">19221,04/27/2020,Montana,US,2020-04-28 02:31:20,449.0,14.0,0.0</text:p>
      <text:p text:style-name="Preformatted_20_Text">19222,04/27/2020,Montserrat,UK,2020-04-28 02:31:20,11.0,1.0,2.0</text:p>
      <text:p text:style-name="Preformatted_20_Text">19223,04/27/2020,Nebraska,US,2020-04-28 02:31:20,3358.0,56.0,0.0</text:p>
      <text:p text:style-name="Preformatted_20_Text">19224,04/27/2020,Nevada,US,2020-04-28 02:31:20,4700.0,206.0,0.0</text:p>
      <text:p text:style-name="Preformatted_20_Text">19225,04/27/2020,New Brunswick,Canada,2020-04-28 02:31:20,118.0,0.0,0.0</text:p>
      <text:p text:style-name="Preformatted_20_Text">19226,04/27/2020,New Caledonia,France,2020-04-28 02:31:20,18.0,0.0,17.0</text:p>
      <text:p text:style-name="Preformatted_20_Text">19227,04/27/2020,New Hampshire,US,2020-04-28 02:31:20,1938.0,60.0,0.0</text:p>
      <text:p text:style-name="Preformatted_20_Text">19228,04/27/2020,New Jersey,US,2020-04-28 02:31:20,111188.0,6044.0,0.0</text:p>
      <text:p text:style-name="Preformatted_20_Text">19229,04/27/2020,New Mexico,US,2020-04-28 02:31:20,2825.0,99.0,0.0</text:p>
      <text:p text:style-name="Preformatted_20_Text">19230,04/27/2020,New South Wales,Australia,2020-04-28 02:31:20,3004.0,34.0,2227.0</text:p>
      <text:p text:style-name="Preformatted_20_Text">19231,04/27/2020,New York,US,2020-04-28 02:31:20,291996.0,22668.0,0.0</text:p>
      <text:p text:style-name="Preformatted_20_Text">19232,04/27/2020,Newfoundland and Labrador,Canada,2020-04-28 02:31:20,258.0,3.0,0.0</text:p>
      <text:p text:style-name="Preformatted_20_Text">19233,04/27/2020,Ningxia,Mainland China,2020-04-28 02:31:20,75.0,0.0,75.0</text:p>
      <text:p text:style-name="Preformatted_20_Text">19234,04/27/2020,North Carolina,US,2020-04-28 02:31:20,9428.0,340.0,0.0</text:p>
      <text:p text:style-name="Preformatted_20_Text">19235,04/27/2020,North Dakota,US,2020-04-28 02:31:20,942.0,19.0,0.0</text:p>
      <text:p text:style-name="Preformatted_20_Text">19236,04/27/2020,Northern Mariana Islands,US,2020-04-28 02:31:20,14.0,2.0,0.0</text:p>
      <text:p text:style-name="Preformatted_20_Text">19237,04/27/2020,Northern Territory,Australia,2020-04-28 02:31:20,28.0,0.0,23.0</text:p>
      <text:p text:style-name="Preformatted_20_Text">19238,04/27/2020,Northwest Territories,Canada,2020-04-28 02:31:20,5.0,0.0,0.0</text:p>
      <text:p text:style-name="Preformatted_20_Text">19239,04/27/2020,Nova Scotia,Canada,2020-04-28 02:31:20,900.0,24.0,0.0</text:p>
      <text:p text:style-name="Preformatted_20_Text">19240,04/27/2020,Ohio,US,2020-04-28 02:31:20,16325.0,753.0,0.0</text:p>
      <text:p text:style-name="Preformatted_20_Text">19241,04/27/2020,Oklahoma,US,2020-04-28 02:31:20,3281.0,197.0,0.0</text:p>
      <text:p text:style-name="Preformatted_20_Text">19242,04/27/2020,Ontario,Canada,2020-04-28 02:31:20,15970.0,1023.0,0.0</text:p>
      <text:p text:style-name="Preformatted_20_Text">19243,04/27/2020,Oregon,US,2020-04-28 02:31:20,2354.0,92.0,0.0</text:p>
      <text:p text:style-name="Preformatted_20_Text">19244,04/27/2020,Pennsylvania,US,2020-04-28 02:31:20,43558.0,1886.0,0.0</text:p>
      <text:p text:style-name="Preformatted_20_Text">19245,04/27/2020,Prince Edward Island,Canada,2020-04-28 02:31:20,26.0,0.0,0.0</text:p>
      <text:p text:style-name="Preformatted_20_Text">19246,04/27/2020,Puerto Rico,US,2020-04-28 02:31:20,1389.0,84.0,0.0</text:p>
      <text:p text:style-name="Preformatted_20_Text">19247,04/27/2020,Qinghai,Mainland China,2020-04-28 02:31:20,18.0,0.0,18.0</text:p>
      <text:p text:style-name="Preformatted_20_Text">19248,04/27/2020,Quebec,Canada,2020-04-28 02:31:20,24983.0,1600.0,0.0</text:p>
      <text:p text:style-name="Preformatted_20_Text">19249,04/27/2020,Queensland,Australia,2020-04-28 02:31:20,1033.0,6.0,926.0</text:p>
      <text:p text:style-name="Preformatted_20_Text"><text:soft-page-break/>19250,04/27/2020,Recovered,Canada,2020-04-28 02:31:20,0.0,0.0,18268.0</text:p>
      <text:p text:style-name="Preformatted_20_Text">19251,04/27/2020,Recovered,US,2020-04-28 02:31:20,0.0,0.0,111424.0</text:p>
      <text:p text:style-name="Preformatted_20_Text">19252,04/27/2020,Reunion,France,2020-04-28 02:31:20,418.0,0.0,300.0</text:p>
      <text:p text:style-name="Preformatted_20_Text">19253,04/27/2020,Rhode Island,US,2020-04-28 02:31:20,7708.0,233.0,0.0</text:p>
      <text:p text:style-name="Preformatted_20_Text">19254,04/27/2020,Saint Barthelemy,France,2020-04-28 02:31:20,6.0,0.0,6.0</text:p>
      <text:p text:style-name="Preformatted_20_Text">19255,04/27/2020,Saint Pierre and Miquelon,France,2020-04-28 02:31:20,1.0,0.0,0.0</text:p>
      <text:p text:style-name="Preformatted_20_Text">19256,04/27/2020,Saskatchewan,Canada,2020-04-28 02:31:20,365.0,5.0,0.0</text:p>
      <text:p text:style-name="Preformatted_20_Text">19257,04/27/2020,Shaanxi,Mainland China,2020-04-28 02:31:20,286.0,3.0,253.0</text:p>
      <text:p text:style-name="Preformatted_20_Text">19258,04/27/2020,Shandong,Mainland China,2020-04-28 02:31:20,787.0,7.0,768.0</text:p>
      <text:p text:style-name="Preformatted_20_Text">19259,04/27/2020,Shanghai,Mainland China,2020-04-28 02:31:20,644.0,7.0,581.0</text:p>
      <text:p text:style-name="Preformatted_20_Text">19260,04/27/2020,Shanxi,Mainland China,2020-04-28 02:31:20,197.0,0.0,160.0</text:p>
      <text:p text:style-name="Preformatted_20_Text">19261,04/27/2020,Sichuan,Mainland China,2020-04-28 02:31:20,561.0,3.0,558.0</text:p>
      <text:p text:style-name="Preformatted_20_Text">19262,04/27/2020,Sint Maarten,Netherlands,2020-04-28 02:31:20,74.0,13.0,33.0</text:p>
      <text:p text:style-name="Preformatted_20_Text">19263,04/27/2020,South Australia,Australia,2020-04-28 02:31:20,438.0,4.0,414.0</text:p>
      <text:p text:style-name="Preformatted_20_Text">19264,04/27/2020,South Carolina,US,2020-04-28 02:31:20,5613.0,177.0,0.0</text:p>
      <text:p text:style-name="Preformatted_20_Text">19265,04/27/2020,South Dakota,US,2020-04-28 02:31:20,2244.0,11.0,0.0</text:p>
      <text:p text:style-name="Preformatted_20_Text">19266,04/27/2020,St Martin,France,2020-04-28 02:31:20,38.0,3.0,24.0</text:p>
      <text:p text:style-name="Preformatted_20_Text">19267,04/27/2020,Tasmania,Australia,2020-04-28 02:31:20,214.0,11.0,132.0</text:p>
      <text:p text:style-name="Preformatted_20_Text">19268,04/27/2020,Tennessee,US,2020-04-28 02:31:20,9918.0,184.0,0.0</text:p>
      <text:p text:style-name="Preformatted_20_Text">19269,04/27/2020,Texas,US,2020-04-28 02:31:20,25321.0,666.0,0.0</text:p>
      <text:p text:style-name="Preformatted_20_Text">19270,04/27/2020,Tianjin,Mainland China,2020-04-28 02:31:20,190.0,3.0,182.0</text:p>
      <text:p text:style-name="Preformatted_20_Text">19271,04/27/2020,Tibet,Mainland China,2020-04-28 02:31:20,1.0,0.0,1.0</text:p>
      <text:p text:style-name="Preformatted_20_Text">19272,04/27/2020,Turks and Caicos Islands,UK,2020-04-28 02:31:20,12.0,1.0,5.0</text:p>
      <text:p text:style-name="Preformatted_20_Text">19273,04/27/2020,Utah,US,2020-04-28 02:31:20,4236.0,41.0,0.0</text:p>
      <text:p text:style-name="Preformatted_20_Text">19274,04/27/2020,Vermont,US,2020-04-28 02:31:20,855.0,47.0,0.0</text:p>
      <text:p text:style-name="Preformatted_20_Text">19275,04/27/2020,Victoria,Australia,2020-04-28 02:31:20,1349.0,17.0,1280.0</text:p>
      <text:p text:style-name="Preformatted_20_Text">19276,04/27/2020,Virgin Islands,US,2020-04-28 02:31:20,57.0,4.0,0.0</text:p>
      <text:p text:style-name="Preformatted_20_Text">19277,04/27/2020,Virginia,US,2020-04-28 02:31:20,13538.0,460.0,0.0</text:p>
      <text:p text:style-name="Preformatted_20_Text">19278,04/27/2020,Washington,US,2020-04-28 02:31:20,13686.0,764.0,0.0</text:p>
      <text:p text:style-name="Preformatted_20_Text">19279,04/27/2020,West Virginia,US,2020-04-28 02:31:20,1063.0,34.0,0.0</text:p>
      <text:p text:style-name="Preformatted_20_Text">19280,04/27/2020,Western Australia,Australia,2020-04-28 02:31:20,549.0,8.0,486.0</text:p>
      <text:p text:style-name="Preformatted_20_Text">19281,04/27/2020,Wisconsin,US,2020-04-28 02:31:20,6081.0,281.0,0.0</text:p>
      <text:p text:style-name="Preformatted_20_Text">19282,04/27/2020,Wyoming,US,2020-04-28 02:31:20,520.0,7.0,0.0</text:p>
      <text:p text:style-name="Preformatted_20_Text">19283,04/27/2020,Xinjiang,Mainland China,2020-04-28 02:31:20,76.0,3.0,73.0</text:p>
      <text:p text:style-name="Preformatted_20_Text">19284,04/27/2020,Yukon,Canada,2020-04-28 02:31:20,11.0,0.0,0.0</text:p>
      <text:p text:style-name="Preformatted_20_Text">19285,04/27/2020,Yunnan,Mainland China,2020-04-28 02:31:20,185.0,2.0,181.0</text:p>
      <text:p text:style-name="Preformatted_20_Text">19286,04/27/2020,Zhejiang,Mainland China,2020-04-28 02:31:20,1268.0,1.0,1261.0</text:p>
      <text:p text:style-name="Preformatted_20_Text">19287,04/28/2020,,Afghanistan,2020-04-29 02:32:29,1828.0,58.0,228.0</text:p>
      <text:p text:style-name="Preformatted_20_Text">19288,04/28/2020,,Albania,2020-04-29 02:32:29,750.0,30.0,431.0</text:p>
      <text:p text:style-name="Preformatted_20_Text">19289,04/28/2020,,Algeria,2020-04-29 02:32:29,3649.0,437.0,1651.0</text:p>
      <text:p text:style-name="Preformatted_20_Text">19290,04/28/2020,,Andorra,2020-04-29 02:32:29,743.0,41.0,398.0</text:p>
      <text:p text:style-name="Preformatted_20_Text">19291,04/28/2020,,Angola,2020-04-29 02:32:29,27.0,2.0,6.0</text:p>
      <text:p text:style-name="Preformatted_20_Text">19292,04/28/2020,,Antigua and Barbuda,2020-04-29 02:32:29,24.0,3.0,11.0</text:p>
      <text:p text:style-name="Preformatted_20_Text">19293,04/28/2020,,Argentina,2020-04-29 02:32:29,4127.0,207.0,1162.0</text:p>
      <text:p text:style-name="Preformatted_20_Text">19294,04/28/2020,,Armenia,2020-04-29 02:32:29,1867.0,30.0,866.0</text:p>
      <text:p text:style-name="Preformatted_20_Text">19295,04/28/2020,,Austria,2020-04-29 02:32:29,15357.0,569.0,12580.0</text:p>
      <text:p text:style-name="Preformatted_20_Text">19296,04/28/2020,,Azerbaijan,2020-04-29 02:32:29,1717.0,22.0,1221.0</text:p>
      <text:p text:style-name="Preformatted_20_Text">19297,04/28/2020,,Bahamas,2020-04-29 02:32:29,80.0,11.0,23.0</text:p>
      <text:p text:style-name="Preformatted_20_Text">19298,04/28/2020,,Bahrain,2020-04-29 02:32:29,2811.0,8.0,1310.0</text:p>
      <text:p text:style-name="Preformatted_20_Text">19299,04/28/2020,,Bangladesh,2020-04-29 02:32:29,6462.0,155.0,139.0</text:p>
      <text:p text:style-name="Preformatted_20_Text">19300,04/28/2020,,Barbados,2020-04-29 02:32:29,80.0,6.0,39.0</text:p>
      <text:p text:style-name="Preformatted_20_Text">19301,04/28/2020,,Belarus,2020-04-29 02:32:29,12208.0,79.0,1993.0</text:p>
      <text:p text:style-name="Preformatted_20_Text">19302,04/28/2020,,Belgium,2020-04-29 02:32:29,47334.0,7331.0,10943.0</text:p>
      <text:p text:style-name="Preformatted_20_Text">19303,04/28/2020,,Belize,2020-04-29 02:32:29,18.0,2.0,9.0</text:p>
      <text:p text:style-name="Preformatted_20_Text">19304,04/28/2020,,Benin,2020-04-29 02:32:29,64.0,1.0,33.0</text:p>
      <text:p text:style-name="Preformatted_20_Text">19305,04/28/2020,,Bhutan,2020-04-29 02:32:29,7.0,0.0,5.0</text:p>
      <text:p text:style-name="Preformatted_20_Text">19306,04/28/2020,,Bolivia,2020-04-29 02:32:29,1014.0,53.0,98.0</text:p>
      <text:p text:style-name="Preformatted_20_Text">19307,04/28/2020,,Bosnia and Herzegovina,2020-04-29 02:32:29,1585.0,63.0,682.0</text:p>
      <text:p text:style-name="Preformatted_20_Text">19308,04/28/2020,,Botswana,2020-04-29 02:32:29,23.0,1.0,0.0</text:p>
      <text:p text:style-name="Preformatted_20_Text">19309,04/28/2020,,Brazil,2020-04-29 02:32:29,73235.0,5083.0,32544.0</text:p>
      <text:p text:style-name="Preformatted_20_Text">19310,04/28/2020,,Brunei,2020-04-29 02:32:29,138.0,1.0,124.0</text:p>
      <text:p text:style-name="Preformatted_20_Text">19311,04/28/2020,,Bulgaria,2020-04-29 02:32:29,1399.0,58.0,222.0</text:p>
      <text:p text:style-name="Preformatted_20_Text">19312,04/28/2020,,Burkina Faso,2020-04-29 02:32:29,638.0,42.0,476.0</text:p>
      <text:p text:style-name="Preformatted_20_Text"><text:soft-page-break/>19313,04/28/2020,,Burma,2020-04-29 02:32:29,150.0,5.0,16.0</text:p>
      <text:p text:style-name="Preformatted_20_Text">19314,04/28/2020,,Burundi,2020-04-29 02:32:29,11.0,1.0,4.0</text:p>
      <text:p text:style-name="Preformatted_20_Text">19315,04/28/2020,,Cabo Verde,2020-04-29 02:32:29,114.0,1.0,2.0</text:p>
      <text:p text:style-name="Preformatted_20_Text">19316,04/28/2020,,Cambodia,2020-04-29 02:32:29,122.0,0.0,119.0</text:p>
      <text:p text:style-name="Preformatted_20_Text">19317,04/28/2020,,Cameroon,2020-04-29 02:32:29,1705.0,58.0,915.0</text:p>
      <text:p text:style-name="Preformatted_20_Text">19318,04/28/2020,,Central African Republic,2020-04-29 02:32:29,50.0,0.0,10.0</text:p>
      <text:p text:style-name="Preformatted_20_Text">19319,04/28/2020,,Chad,2020-04-29 02:32:29,52.0,2.0,19.0</text:p>
      <text:p text:style-name="Preformatted_20_Text">19320,04/28/2020,,Chile,2020-04-29 02:32:29,14365.0,207.0,7710.0</text:p>
      <text:p text:style-name="Preformatted_20_Text">19321,04/28/2020,,Colombia,2020-04-29 02:32:29,5949.0,269.0,1268.0</text:p>
      <text:p text:style-name="Preformatted_20_Text">19322,04/28/2020,,Congo (Brazzaville),2020-04-29 02:32:29,207.0,8.0,19.0</text:p>
      <text:p text:style-name="Preformatted_20_Text">19323,04/28/2020,,Congo (Kinshasa),2020-04-29 02:32:29,471.0,30.0,56.0</text:p>
      <text:p text:style-name="Preformatted_20_Text">19324,04/28/2020,,Costa Rica,2020-04-29 02:32:29,705.0,6.0,306.0</text:p>
      <text:p text:style-name="Preformatted_20_Text">19325,04/28/2020,,Croatia,2020-04-29 02:32:29,2047.0,63.0,1232.0</text:p>
      <text:p text:style-name="Preformatted_20_Text">19326,04/28/2020,,Cuba,2020-04-29 02:32:29,1437.0,58.0,575.0</text:p>
      <text:p text:style-name="Preformatted_20_Text">19327,04/28/2020,,Cyprus,2020-04-29 02:32:29,837.0,15.0,148.0</text:p>
      <text:p text:style-name="Preformatted_20_Text">19328,04/28/2020,,Czech Republic,2020-04-29 02:32:29,7504.0,227.0,2948.0</text:p>
      <text:p text:style-name="Preformatted_20_Text">19329,04/28/2020,,Denmark,2020-04-29 02:32:29,8851.0,434.0,6121.0</text:p>
      <text:p text:style-name="Preformatted_20_Text">19330,04/28/2020,,Diamond Princess,2020-04-29 02:32:29,712.0,13.0,645.0</text:p>
      <text:p text:style-name="Preformatted_20_Text">19331,04/28/2020,,Djibouti,2020-04-29 02:32:29,1072.0,2.0,498.0</text:p>
      <text:p text:style-name="Preformatted_20_Text">19332,04/28/2020,,Dominica,2020-04-29 02:32:29,16.0,0.0,13.0</text:p>
      <text:p text:style-name="Preformatted_20_Text">19333,04/28/2020,,Dominican Republic,2020-04-29 02:32:29,6416.0,286.0,1165.0</text:p>
      <text:p text:style-name="Preformatted_20_Text">19334,04/28/2020,,Ecuador,2020-04-29 02:32:29,24258.0,871.0,1557.0</text:p>
      <text:p text:style-name="Preformatted_20_Text">19335,04/28/2020,,Egypt,2020-04-29 02:32:29,5042.0,359.0,1304.0</text:p>
      <text:p text:style-name="Preformatted_20_Text">19336,04/28/2020,,El Salvador,2020-04-29 02:32:29,345.0,8.0,97.0</text:p>
      <text:p text:style-name="Preformatted_20_Text">19337,04/28/2020,,Equatorial Guinea,2020-04-29 02:32:29,315.0,1.0,9.0</text:p>
      <text:p text:style-name="Preformatted_20_Text">19338,04/28/2020,,Eritrea,2020-04-29 02:32:29,39.0,0.0,19.0</text:p>
      <text:p text:style-name="Preformatted_20_Text">19339,04/28/2020,,Estonia,2020-04-29 02:32:29,1660.0,50.0,240.0</text:p>
      <text:p text:style-name="Preformatted_20_Text">19340,04/28/2020,,Eswatini,2020-04-29 02:32:29,71.0,1.0,10.0</text:p>
      <text:p text:style-name="Preformatted_20_Text">19341,04/28/2020,,Ethiopia,2020-04-29 02:32:29,126.0,3.0,50.0</text:p>
      <text:p text:style-name="Preformatted_20_Text">19342,04/28/2020,,Fiji,2020-04-29 02:32:29,18.0,0.0,12.0</text:p>
      <text:p text:style-name="Preformatted_20_Text">19343,04/28/2020,,Finland,2020-04-29 02:32:29,4740.0,199.0,2800.0</text:p>
      <text:p text:style-name="Preformatted_20_Text">19344,04/28/2020,,France,2020-04-29 02:32:29,167605.0,23660.0,46886.0</text:p>
      <text:p text:style-name="Preformatted_20_Text">19345,04/28/2020,,Gabon,2020-04-29 02:32:29,238.0,3.0,53.0</text:p>
      <text:p text:style-name="Preformatted_20_Text">19346,04/28/2020,,Gambia,2020-04-29 02:32:29,10.0,1.0,8.0</text:p>
      <text:p text:style-name="Preformatted_20_Text">19347,04/28/2020,,Georgia,2020-04-29 02:32:29,511.0,6.0,168.0</text:p>
      <text:p text:style-name="Preformatted_20_Text">19348,04/28/2020,,Germany,2020-04-29 02:32:29,159912.0,6314.0,117400.0</text:p>
      <text:p text:style-name="Preformatted_20_Text">19349,04/28/2020,,Ghana,2020-04-29 02:32:29,1671.0,16.0,188.0</text:p>
      <text:p text:style-name="Preformatted_20_Text">19350,04/28/2020,,Greece,2020-04-29 02:32:29,2566.0,138.0,577.0</text:p>
      <text:p text:style-name="Preformatted_20_Text">19351,04/28/2020,,Grenada,2020-04-29 02:32:29,19.0,0.0,10.0</text:p>
      <text:p text:style-name="Preformatted_20_Text">19352,04/28/2020,,Guatemala,2020-04-29 02:32:29,530.0,15.0,49.0</text:p>
      <text:p text:style-name="Preformatted_20_Text">19353,04/28/2020,,Guinea,2020-04-29 02:32:29,1240.0,7.0,269.0</text:p>
      <text:p text:style-name="Preformatted_20_Text">19354,04/28/2020,,Guinea-Bissau,2020-04-29 02:32:29,73.0,1.0,18.0</text:p>
      <text:p text:style-name="Preformatted_20_Text">19355,04/28/2020,,Guyana,2020-04-29 02:32:29,74.0,8.0,15.0</text:p>
      <text:p text:style-name="Preformatted_20_Text">19356,04/28/2020,,Haiti,2020-04-29 02:32:29,76.0,6.0,8.0</text:p>
      <text:p text:style-name="Preformatted_20_Text">19357,04/28/2020,,Holy See,2020-04-29 02:32:29,10.0,0.0,2.0</text:p>
      <text:p text:style-name="Preformatted_20_Text">19358,04/28/2020,,Honduras,2020-04-29 02:32:29,702.0,64.0,79.0</text:p>
      <text:p text:style-name="Preformatted_20_Text">19359,04/28/2020,,Hungary,2020-04-29 02:32:29,2649.0,291.0,516.0</text:p>
      <text:p text:style-name="Preformatted_20_Text">19360,04/28/2020,,Iceland,2020-04-29 02:32:29,1795.0,10.0,1636.0</text:p>
      <text:p text:style-name="Preformatted_20_Text">19361,04/28/2020,,India,2020-04-29 02:32:29,31324.0,1008.0,7747.0</text:p>
      <text:p text:style-name="Preformatted_20_Text">19362,04/28/2020,,Indonesia,2020-04-29 02:32:29,9511.0,773.0,1254.0</text:p>
      <text:p text:style-name="Preformatted_20_Text">19363,04/28/2020,,Iran,2020-04-29 02:32:29,92584.0,5877.0,72439.0</text:p>
      <text:p text:style-name="Preformatted_20_Text">19364,04/28/2020,,Iraq,2020-04-29 02:32:29,1928.0,90.0,1319.0</text:p>
      <text:p text:style-name="Preformatted_20_Text">19365,04/28/2020,,Ireland,2020-04-29 02:32:29,19877.0,1159.0,9233.0</text:p>
      <text:p text:style-name="Preformatted_20_Text">19366,04/28/2020,,Israel,2020-04-29 02:32:29,15728.0,210.0,7746.0</text:p>
      <text:p text:style-name="Preformatted_20_Text">19367,04/28/2020,,Italy,2020-04-29 02:32:29,201505.0,27359.0,68941.0</text:p>
      <text:p text:style-name="Preformatted_20_Text">19368,04/28/2020,,Ivory Coast,2020-04-29 02:32:29,1183.0,14.0,525.0</text:p>
      <text:p text:style-name="Preformatted_20_Text">19369,04/28/2020,,Jamaica,2020-04-29 02:32:29,364.0,7.0,29.0</text:p>
      <text:p text:style-name="Preformatted_20_Text">19370,04/28/2020,,Japan,2020-04-29 02:32:29,13736.0,394.0,1899.0</text:p>
      <text:p text:style-name="Preformatted_20_Text">19371,04/28/2020,,Jordan,2020-04-29 02:32:29,449.0,8.0,348.0</text:p>
      <text:p text:style-name="Preformatted_20_Text">19372,04/28/2020,,Kazakhstan,2020-04-29 02:32:29,3027.0,25.0,774.0</text:p>
      <text:p text:style-name="Preformatted_20_Text">19373,04/28/2020,,Kenya,2020-04-29 02:32:29,374.0,14.0,124.0</text:p>
      <text:p text:style-name="Preformatted_20_Text">19374,04/28/2020,,Kosovo,2020-04-29 02:32:29,510.0,12.0,93.0</text:p>
      <text:p text:style-name="Preformatted_20_Text">19375,04/28/2020,,Kuwait,2020-04-29 02:32:29,3440.0,23.0,1176.0</text:p>
      <text:p text:style-name="Preformatted_20_Text">19376,04/28/2020,,Kyrgyzstan,2020-04-29 02:32:29,708.0,8.0,416.0</text:p>
      <text:p text:style-name="Preformatted_20_Text"><text:soft-page-break/>19377,04/28/2020,,Laos,2020-04-29 02:32:29,19.0,0.0,7.0</text:p>
      <text:p text:style-name="Preformatted_20_Text">19378,04/28/2020,,Latvia,2020-04-29 02:32:29,836.0,13.0,267.0</text:p>
      <text:p text:style-name="Preformatted_20_Text">19379,04/28/2020,,Lebanon,2020-04-29 02:32:29,717.0,24.0,145.0</text:p>
      <text:p text:style-name="Preformatted_20_Text">19380,04/28/2020,,Liberia,2020-04-29 02:32:29,141.0,16.0,45.0</text:p>
      <text:p text:style-name="Preformatted_20_Text">19381,04/28/2020,,Libya,2020-04-29 02:32:29,61.0,2.0,18.0</text:p>
      <text:p text:style-name="Preformatted_20_Text">19382,04/28/2020,,Liechtenstein,2020-04-29 02:32:29,82.0,1.0,55.0</text:p>
      <text:p text:style-name="Preformatted_20_Text">19383,04/28/2020,,Lithuania,2020-04-29 02:32:29,1344.0,44.0,536.0</text:p>
      <text:p text:style-name="Preformatted_20_Text">19384,04/28/2020,,Luxembourg,2020-04-29 02:32:29,3741.0,89.0,3123.0</text:p>
      <text:p text:style-name="Preformatted_20_Text">19385,04/28/2020,,MS Zaandam,2020-04-29 02:32:29,9.0,2.0,0.0</text:p>
      <text:p text:style-name="Preformatted_20_Text">19386,04/28/2020,,Madagascar,2020-04-29 02:32:29,128.0,0.0,82.0</text:p>
      <text:p text:style-name="Preformatted_20_Text">19387,04/28/2020,,Malawi,2020-04-29 02:32:29,36.0,3.0,5.0</text:p>
      <text:p text:style-name="Preformatted_20_Text">19388,04/28/2020,,Malaysia,2020-04-29 02:32:29,5851.0,100.0,4032.0</text:p>
      <text:p text:style-name="Preformatted_20_Text">19389,04/28/2020,,Maldives,2020-04-29 02:32:29,250.0,0.0,17.0</text:p>
      <text:p text:style-name="Preformatted_20_Text">19390,04/28/2020,,Mali,2020-04-29 02:32:29,424.0,24.0,122.0</text:p>
      <text:p text:style-name="Preformatted_20_Text">19391,04/28/2020,,Malta,2020-04-29 02:32:29,458.0,4.0,303.0</text:p>
      <text:p text:style-name="Preformatted_20_Text">19392,04/28/2020,,Mauritania,2020-04-29 02:32:29,7.0,1.0,6.0</text:p>
      <text:p text:style-name="Preformatted_20_Text">19393,04/28/2020,,Mauritius,2020-04-29 02:32:29,334.0,10.0,303.0</text:p>
      <text:p text:style-name="Preformatted_20_Text">19394,04/28/2020,,Mexico,2020-04-29 02:32:29,16752.0,1569.0,11423.0</text:p>
      <text:p text:style-name="Preformatted_20_Text">19395,04/28/2020,,Moldova,2020-04-29 02:32:29,3638.0,103.0,975.0</text:p>
      <text:p text:style-name="Preformatted_20_Text">19396,04/28/2020,,Monaco,2020-04-29 02:32:29,95.0,4.0,50.0</text:p>
      <text:p text:style-name="Preformatted_20_Text">19397,04/28/2020,,Mongolia,2020-04-29 02:32:29,38.0,0.0,10.0</text:p>
      <text:p text:style-name="Preformatted_20_Text">19398,04/28/2020,,Montenegro,2020-04-29 02:32:29,321.0,7.0,199.0</text:p>
      <text:p text:style-name="Preformatted_20_Text">19399,04/28/2020,,Morocco,2020-04-29 02:32:29,4252.0,165.0,778.0</text:p>
      <text:p text:style-name="Preformatted_20_Text">19400,04/28/2020,,Mozambique,2020-04-29 02:32:29,76.0,0.0,12.0</text:p>
      <text:p text:style-name="Preformatted_20_Text">19401,04/28/2020,,Namibia,2020-04-29 02:32:29,16.0,0.0,8.0</text:p>
      <text:p text:style-name="Preformatted_20_Text">19402,04/28/2020,,Nepal,2020-04-29 02:32:29,54.0,0.0,16.0</text:p>
      <text:p text:style-name="Preformatted_20_Text">19403,04/28/2020,,Netherlands,2020-04-29 02:32:29,38416.0,4566.0,0.0</text:p>
      <text:p text:style-name="Preformatted_20_Text">19404,04/28/2020,,New Zealand,2020-04-29 02:32:29,1474.0,19.0,1229.0</text:p>
      <text:p text:style-name="Preformatted_20_Text">19405,04/28/2020,,Nicaragua,2020-04-29 02:32:29,13.0,3.0,7.0</text:p>
      <text:p text:style-name="Preformatted_20_Text">19406,04/28/2020,,Niger,2020-04-29 02:32:29,709.0,31.0,403.0</text:p>
      <text:p text:style-name="Preformatted_20_Text">19407,04/28/2020,,Nigeria,2020-04-29 02:32:29,1532.0,44.0,255.0</text:p>
      <text:p text:style-name="Preformatted_20_Text">19408,04/28/2020,,North Macedonia,2020-04-29 02:32:29,1421.0,71.0,589.0</text:p>
      <text:p text:style-name="Preformatted_20_Text">19409,04/28/2020,,Norway,2020-04-29 02:32:29,7660.0,206.0,32.0</text:p>
      <text:p text:style-name="Preformatted_20_Text">19410,04/28/2020,,Oman,2020-04-29 02:32:29,2131.0,10.0,364.0</text:p>
      <text:p text:style-name="Preformatted_20_Text">19411,04/28/2020,,Pakistan,2020-04-29 02:32:29,14612.0,312.0,3233.0</text:p>
      <text:p text:style-name="Preformatted_20_Text">19412,04/28/2020,,Panama,2020-04-29 02:32:29,6021.0,167.0,455.0</text:p>
      <text:p text:style-name="Preformatted_20_Text">19413,04/28/2020,,Papua New Guinea,2020-04-29 02:32:29,8.0,0.0,0.0</text:p>
      <text:p text:style-name="Preformatted_20_Text">19414,04/28/2020,,Paraguay,2020-04-29 02:32:29,239.0,9.0,102.0</text:p>
      <text:p text:style-name="Preformatted_20_Text">19415,04/28/2020,,Peru,2020-04-29 02:32:29,31190.0,854.0,9179.0</text:p>
      <text:p text:style-name="Preformatted_20_Text">19416,04/28/2020,,Philippines,2020-04-29 02:32:29,7958.0,530.0,975.0</text:p>
      <text:p text:style-name="Preformatted_20_Text">19417,04/28/2020,,Poland,2020-04-29 02:32:29,12218.0,596.0,2655.0</text:p>
      <text:p text:style-name="Preformatted_20_Text">19418,04/28/2020,,Portugal,2020-04-29 02:32:29,24322.0,948.0,1389.0</text:p>
      <text:p text:style-name="Preformatted_20_Text">19419,04/28/2020,,Qatar,2020-04-29 02:32:29,11921.0,10.0,1134.0</text:p>
      <text:p text:style-name="Preformatted_20_Text">19420,04/28/2020,,Romania,2020-04-29 02:32:29,11616.0,663.0,3404.0</text:p>
      <text:p text:style-name="Preformatted_20_Text">19421,04/28/2020,,Russia,2020-04-29 02:32:29,93558.0,867.0,8456.0</text:p>
      <text:p text:style-name="Preformatted_20_Text">19422,04/28/2020,,Rwanda,2020-04-29 02:32:29,212.0,0.0,95.0</text:p>
      <text:p text:style-name="Preformatted_20_Text">19423,04/28/2020,,Saint Kitts and Nevis,2020-04-29 02:32:29,15.0,0.0,4.0</text:p>
      <text:p text:style-name="Preformatted_20_Text">19424,04/28/2020,,Saint Lucia,2020-04-29 02:32:29,15.0,0.0,15.0</text:p>
      <text:p text:style-name="Preformatted_20_Text">19425,04/28/2020,,Saint Vincent and the Grenadines,2020-04-29 02:32:29,15.0,0.0,8.0</text:p>
      <text:p text:style-name="Preformatted_20_Text">19426,04/28/2020,,San Marino,2020-04-29 02:32:29,553.0,41.0,64.0</text:p>
      <text:p text:style-name="Preformatted_20_Text">19427,04/28/2020,,Sao Tome and Principe,2020-04-29 02:32:29,8.0,0.0,4.0</text:p>
      <text:p text:style-name="Preformatted_20_Text">19428,04/28/2020,,Saudi Arabia,2020-04-29 02:32:29,20077.0,152.0,2784.0</text:p>
      <text:p text:style-name="Preformatted_20_Text">19429,04/28/2020,,Senegal,2020-04-29 02:32:29,823.0,9.0,296.0</text:p>
      <text:p text:style-name="Preformatted_20_Text">19430,04/28/2020,,Serbia,2020-04-29 02:32:29,6630.0,125.0,870.0</text:p>
      <text:p text:style-name="Preformatted_20_Text">19431,04/28/2020,,Seychelles,2020-04-29 02:32:29,11.0,0.0,6.0</text:p>
      <text:p text:style-name="Preformatted_20_Text">19432,04/28/2020,,Sierra Leone,2020-04-29 02:32:29,104.0,4.0,12.0</text:p>
      <text:p text:style-name="Preformatted_20_Text">19433,04/28/2020,,Singapore,2020-04-29 02:32:29,14951.0,14.0,1128.0</text:p>
      <text:p text:style-name="Preformatted_20_Text">19434,04/28/2020,,Slovakia,2020-04-29 02:32:29,1384.0,20.0,423.0</text:p>
      <text:p text:style-name="Preformatted_20_Text">19435,04/28/2020,,Slovenia,2020-04-29 02:32:29,1408.0,86.0,223.0</text:p>
      <text:p text:style-name="Preformatted_20_Text">19436,04/28/2020,,Somalia,2020-04-29 02:32:29,528.0,28.0,19.0</text:p>
      <text:p text:style-name="Preformatted_20_Text">19437,04/28/2020,,South Africa,2020-04-29 02:32:29,4996.0,93.0,2073.0</text:p>
      <text:p text:style-name="Preformatted_20_Text">19438,04/28/2020,,South Korea,2020-04-29 02:32:29,10761.0,246.0,8922.0</text:p>
      <text:p text:style-name="Preformatted_20_Text">19439,04/28/2020,,South Sudan,2020-04-29 02:32:29,34.0,0.0,0.0</text:p>
      <text:p text:style-name="Preformatted_20_Text"><text:soft-page-break/>19440,04/28/2020,,Spain,2020-04-29 02:32:29,232128.0,23822.0,123903.0</text:p>
      <text:p text:style-name="Preformatted_20_Text">19441,04/28/2020,,Sri Lanka,2020-04-29 02:32:29,619.0,7.0,134.0</text:p>
      <text:p text:style-name="Preformatted_20_Text">19442,04/28/2020,,Sudan,2020-04-29 02:32:29,318.0,25.0,31.0</text:p>
      <text:p text:style-name="Preformatted_20_Text">19443,04/28/2020,,Suriname,2020-04-29 02:32:29,10.0,1.0,7.0</text:p>
      <text:p text:style-name="Preformatted_20_Text">19444,04/28/2020,,Sweden,2020-04-29 02:32:29,19621.0,2355.0,1005.0</text:p>
      <text:p text:style-name="Preformatted_20_Text">19445,04/28/2020,,Switzerland,2020-04-29 02:32:29,29264.0,1699.0,22600.0</text:p>
      <text:p text:style-name="Preformatted_20_Text">19446,04/28/2020,,Syria,2020-04-29 02:32:29,43.0,3.0,21.0</text:p>
      <text:p text:style-name="Preformatted_20_Text">19447,04/28/2020,,Taiwan,2020-04-29 02:32:29,429.0,6.0,307.0</text:p>
      <text:p text:style-name="Preformatted_20_Text">19448,04/28/2020,,Tanzania,2020-04-29 02:32:29,299.0,10.0,48.0</text:p>
      <text:p text:style-name="Preformatted_20_Text">19449,04/28/2020,,Thailand,2020-04-29 02:32:29,2938.0,54.0,2652.0</text:p>
      <text:p text:style-name="Preformatted_20_Text">19450,04/28/2020,,Timor-Leste,2020-04-29 02:32:29,24.0,0.0,6.0</text:p>
      <text:p text:style-name="Preformatted_20_Text">19451,04/28/2020,,Togo,2020-04-29 02:32:29,99.0,6.0,63.0</text:p>
      <text:p text:style-name="Preformatted_20_Text">19452,04/28/2020,,Trinidad and Tobago,2020-04-29 02:32:29,116.0,8.0,59.0</text:p>
      <text:p text:style-name="Preformatted_20_Text">19453,04/28/2020,,Tunisia,2020-04-29 02:32:29,975.0,40.0,279.0</text:p>
      <text:p text:style-name="Preformatted_20_Text">19454,04/28/2020,,Turkey,2020-04-29 02:32:29,114653.0,2992.0,38809.0</text:p>
      <text:p text:style-name="Preformatted_20_Text">19455,04/28/2020,,UK,2020-04-29 02:32:29,161145.0,21678.0,0.0</text:p>
      <text:p text:style-name="Preformatted_20_Text">19456,04/28/2020,,Uganda,2020-04-29 02:32:29,79.0,0.0,52.0</text:p>
      <text:p text:style-name="Preformatted_20_Text">19457,04/28/2020,,Ukraine,2020-04-29 02:32:29,9410.0,239.0,992.0</text:p>
      <text:p text:style-name="Preformatted_20_Text">19458,04/28/2020,,United Arab Emirates,2020-04-29 02:32:29,11380.0,89.0,2181.0</text:p>
      <text:p text:style-name="Preformatted_20_Text">19459,04/28/2020,,Uruguay,2020-04-29 02:32:29,625.0,15.0,394.0</text:p>
      <text:p text:style-name="Preformatted_20_Text">19460,04/28/2020,,Uzbekistan,2020-04-29 02:32:29,1939.0,8.0,992.0</text:p>
      <text:p text:style-name="Preformatted_20_Text">19461,04/28/2020,,Venezuela,2020-04-29 02:32:29,329.0,10.0,142.0</text:p>
      <text:p text:style-name="Preformatted_20_Text">19462,04/28/2020,,Vietnam,2020-04-29 02:32:29,270.0,0.0,222.0</text:p>
      <text:p text:style-name="Preformatted_20_Text">19463,04/28/2020,,West Bank and Gaza,2020-04-29 02:32:29,343.0,2.0,71.0</text:p>
      <text:p text:style-name="Preformatted_20_Text">19464,04/28/2020,,Western Sahara,2020-04-29 02:32:29,6.0,0.0,5.0</text:p>
      <text:p text:style-name="Preformatted_20_Text">19465,04/28/2020,,Yemen,2020-04-29 02:32:29,1.0,0.0,1.0</text:p>
      <text:p text:style-name="Preformatted_20_Text">19466,04/28/2020,,Zambia,2020-04-29 02:32:29,95.0,3.0,42.0</text:p>
      <text:p text:style-name="Preformatted_20_Text">19467,04/28/2020,,Zimbabwe,2020-04-29 02:32:29,32.0,4.0,5.0</text:p>
      <text:p text:style-name="Preformatted_20_Text">19468,04/28/2020,Alabama,US,2020-04-29 02:32:29,6750.0,242.0,0.0</text:p>
      <text:p text:style-name="Preformatted_20_Text">19469,04/28/2020,Alaska,US,2020-04-29 02:32:29,351.0,9.0,0.0</text:p>
      <text:p text:style-name="Preformatted_20_Text">19470,04/28/2020,Alberta,Canada,2020-04-29 02:32:29,4850.0,80.0,0.0</text:p>
      <text:p text:style-name="Preformatted_20_Text">19471,04/28/2020,Anguilla,UK,2020-04-29 02:32:29,3.0,0.0,3.0</text:p>
      <text:p text:style-name="Preformatted_20_Text">19472,04/28/2020,Anhui,Mainland China,2020-04-29 02:32:29,991.0,6.0,985.0</text:p>
      <text:p text:style-name="Preformatted_20_Text">19473,04/28/2020,Arizona,US,2020-04-29 02:32:29,6955.0,275.0,0.0</text:p>
      <text:p text:style-name="Preformatted_20_Text">19474,04/28/2020,Arkansas,US,2020-04-29 02:32:29,3127.0,57.0,0.0</text:p>
      <text:p text:style-name="Preformatted_20_Text">19475,04/28/2020,Aruba,Netherlands,2020-04-29 02:32:29,100.0,2.0,73.0</text:p>
      <text:p text:style-name="Preformatted_20_Text">19476,04/28/2020,Australian Capital Territory,Australia,2020-04-29 02:32:29,106.0,3.0,101.0</text:p>
      <text:p text:style-name="Preformatted_20_Text">19477,04/28/2020,Beijing,Mainland China,2020-04-29 02:32:29,593.0,9.0,538.0</text:p>
      <text:p text:style-name="Preformatted_20_Text">19478,04/28/2020,Bermuda,UK,2020-04-29 02:32:29,110.0,6.0,44.0</text:p>
      <text:p text:style-name="Preformatted_20_Text">19479,04/28/2020,"Bonaire, Sint Eustatius and Saba",Netherlands,2020-04-29 02:32:29,5.0,0.0,0.0</text:p>
      <text:p text:style-name="Preformatted_20_Text">19480,04/28/2020,British Columbia,Canada,2020-04-29 02:32:29,2053.0,106.0,0.0</text:p>
      <text:p text:style-name="Preformatted_20_Text">19481,04/28/2020,British Virgin Islands,UK,2020-04-29 02:32:29,6.0,1.0,3.0</text:p>
      <text:p text:style-name="Preformatted_20_Text">19482,04/28/2020,California,US,2020-04-29 02:32:29,46164.0,1864.0,0.0</text:p>
      <text:p text:style-name="Preformatted_20_Text">19483,04/28/2020,Cayman Islands,UK,2020-04-29 02:32:29,70.0,1.0,10.0</text:p>
      <text:p text:style-name="Preformatted_20_Text">19484,04/28/2020,Channel Islands,UK,2020-04-29 02:32:29,530.0,36.0,352.0</text:p>
      <text:p text:style-name="Preformatted_20_Text">19485,04/28/2020,Chongqing,Mainland China,2020-04-29 02:32:29,579.0,6.0,573.0</text:p>
      <text:p text:style-name="Preformatted_20_Text">19486,04/28/2020,Colorado,US,2020-04-29 02:32:29,14316.0,736.0,0.0</text:p>
      <text:p text:style-name="Preformatted_20_Text">19487,04/28/2020,Connecticut,US,2020-04-29 02:32:29,26312.0,2087.0,0.0</text:p>
      <text:p text:style-name="Preformatted_20_Text">19488,04/28/2020,Curacao,Netherlands,2020-04-29 02:32:29,16.0,1.0,11.0</text:p>
      <text:p text:style-name="Preformatted_20_Text">19489,04/28/2020,Delaware,US,2020-04-29 02:32:29,4575.0,137.0,0.0</text:p>
      <text:p text:style-name="Preformatted_20_Text">19490,04/28/2020,Diamond Princess cruise ship,Canada,2020-04-29 02:32:29,0.0,1.0,0.0</text:p>
      <text:p text:style-name="Preformatted_20_Text">19491,04/28/2020,Diamond Princess cruise ship,US,2020-04-29 02:32:29,49.0,0.0,0.0</text:p>
      <text:p text:style-name="Preformatted_20_Text">19492,04/28/2020,District of Columbia,US,2020-04-29 02:32:29,3994.0,190.0,0.0</text:p>
      <text:p text:style-name="Preformatted_20_Text">19493,04/28/2020,Falkland Islands (Malvinas),UK,2020-04-29 02:32:29,13.0,0.0,11.0</text:p>
      <text:p text:style-name="Preformatted_20_Text">19494,04/28/2020,Faroe Islands,Denmark,2020-04-29 02:32:29,187.0,0.0,181.0</text:p>
      <text:p text:style-name="Preformatted_20_Text">19495,04/28/2020,Florida,US,2020-04-29 02:32:29,32848.0,1171.0,0.0</text:p>
      <text:p text:style-name="Preformatted_20_Text">19496,04/28/2020,French Guiana,France,2020-04-29 02:32:29,125.0,1.0,93.0</text:p>
      <text:p text:style-name="Preformatted_20_Text">19497,04/28/2020,French Polynesia,France,2020-04-29 02:32:29,58.0,0.0,49.0</text:p>
      <text:p text:style-name="Preformatted_20_Text">19498,04/28/2020,Fujian,Mainland China,2020-04-29 02:32:29,355.0,1.0,352.0</text:p>
      <text:p text:style-name="Preformatted_20_Text"><text:soft-page-break/>19499,04/28/2020,Gansu,Mainland China,2020-04-29 02:32:29,139.0,2.0,137.0</text:p>
      <text:p text:style-name="Preformatted_20_Text">19500,04/28/2020,Georgia,US,2020-04-29 02:32:29,24922.0,1036.0,0.0</text:p>
      <text:p text:style-name="Preformatted_20_Text">19501,04/28/2020,Gibraltar,UK,2020-04-29 02:32:29,141.0,0.0,131.0</text:p>
      <text:p text:style-name="Preformatted_20_Text">19502,04/28/2020,Grand Princess,Canada,2020-04-29 02:32:29,13.0,0.0,0.0</text:p>
      <text:p text:style-name="Preformatted_20_Text">19503,04/28/2020,Grand Princess,US,2020-04-29 02:32:29,103.0,3.0,0.0</text:p>
      <text:p text:style-name="Preformatted_20_Text">19504,04/28/2020,Greenland,Denmark,2020-04-29 02:32:29,11.0,0.0,11.0</text:p>
      <text:p text:style-name="Preformatted_20_Text">19505,04/28/2020,Guadeloupe,France,2020-04-29 02:32:29,149.0,12.0,82.0</text:p>
      <text:p text:style-name="Preformatted_20_Text">19506,04/28/2020,Guam,US,2020-04-29 02:32:29,141.0,5.0,0.0</text:p>
      <text:p text:style-name="Preformatted_20_Text">19507,04/28/2020,Guangdong,Mainland China,2020-04-29 02:32:29,1588.0,8.0,1554.0</text:p>
      <text:p text:style-name="Preformatted_20_Text">19508,04/28/2020,Guangxi,Mainland China,2020-04-29 02:32:29,254.0,2.0,252.0</text:p>
      <text:p text:style-name="Preformatted_20_Text">19509,04/28/2020,Guizhou,Mainland China,2020-04-29 02:32:29,147.0,2.0,145.0</text:p>
      <text:p text:style-name="Preformatted_20_Text">19510,04/28/2020,Hainan,Mainland China,2020-04-29 02:32:29,168.0,6.0,162.0</text:p>
      <text:p text:style-name="Preformatted_20_Text">19511,04/28/2020,Hawaii,US,2020-04-29 02:32:29,609.0,16.0,0.0</text:p>
      <text:p text:style-name="Preformatted_20_Text">19512,04/28/2020,Hebei,Mainland China,2020-04-29 02:32:29,328.0,6.0,318.0</text:p>
      <text:p text:style-name="Preformatted_20_Text">19513,04/28/2020,Heilongjiang,Mainland China,2020-04-29 02:32:29,939.0,13.0,587.0</text:p>
      <text:p text:style-name="Preformatted_20_Text">19514,04/28/2020,Henan,Mainland China,2020-04-29 02:32:29,1276.0,22.0,1254.0</text:p>
      <text:p text:style-name="Preformatted_20_Text">19515,04/28/2020,Hong Kong,Hong Kong,2020-04-29 02:32:29,1037.0,4.0,811.0</text:p>
      <text:p text:style-name="Preformatted_20_Text">19516,04/28/2020,Hubei,Mainland China,2020-04-29 02:32:29,68128.0,4512.0,63616.0</text:p>
      <text:p text:style-name="Preformatted_20_Text">19517,04/28/2020,Hunan,Mainland China,2020-04-29 02:32:29,1019.0,4.0,1015.0</text:p>
      <text:p text:style-name="Preformatted_20_Text">19518,04/28/2020,Idaho,US,2020-04-29 02:32:29,1952.0,60.0,0.0</text:p>
      <text:p text:style-name="Preformatted_20_Text">19519,04/28/2020,Illinois,US,2020-04-29 02:32:29,48102.0,2125.0,0.0</text:p>
      <text:p text:style-name="Preformatted_20_Text">19520,04/28/2020,Indiana,US,2020-04-29 02:32:29,16588.0,901.0,0.0</text:p>
      <text:p text:style-name="Preformatted_20_Text">19521,04/28/2020,Inner Mongolia,Mainland China,2020-04-29 02:32:29,199.0,1.0,146.0</text:p>
      <text:p text:style-name="Preformatted_20_Text">19522,04/28/2020,Iowa,US,2020-04-29 02:32:29,6376.0,136.0,0.0</text:p>
      <text:p text:style-name="Preformatted_20_Text">19523,04/28/2020,Isle of Man,UK,2020-04-29 02:32:29,309.0,21.0,252.0</text:p>
      <text:p text:style-name="Preformatted_20_Text">19524,04/28/2020,Jiangsu,Mainland China,2020-04-29 02:32:29,653.0,0.0,647.0</text:p>
      <text:p text:style-name="Preformatted_20_Text">19525,04/28/2020,Jiangxi,Mainland China,2020-04-29 02:32:29,937.0,1.0,936.0</text:p>
      <text:p text:style-name="Preformatted_20_Text">19526,04/28/2020,Jilin,Mainland China,2020-04-29 02:32:29,110.0,1.0,99.0</text:p>
      <text:p text:style-name="Preformatted_20_Text">19527,04/28/2020,Kansas,US,2020-04-29 02:32:29,3652.0,127.0,0.0</text:p>
      <text:p text:style-name="Preformatted_20_Text">19528,04/28/2020,Kentucky,US,2020-04-29 02:32:29,4375.0,225.0,0.0</text:p>
      <text:p text:style-name="Preformatted_20_Text">19529,04/28/2020,Liaoning,Mainland China,2020-04-29 02:32:29,146.0,2.0,143.0</text:p>
      <text:p text:style-name="Preformatted_20_Text">19530,04/28/2020,Louisiana,US,2020-04-29 02:32:29,27286.0,1801.0,0.0</text:p>
      <text:p text:style-name="Preformatted_20_Text">19531,04/28/2020,Macau,Macau,2020-04-29 02:32:29,45.0,0.0,33.0</text:p>
      <text:p text:style-name="Preformatted_20_Text">19532,04/28/2020,Maine,US,2020-04-29 02:32:29,1040.0,51.0,0.0</text:p>
      <text:p text:style-name="Preformatted_20_Text">19533,04/28/2020,Manitoba,Canada,2020-04-29 02:32:29,273.0,6.0,0.0</text:p>
      <text:p text:style-name="Preformatted_20_Text">19534,04/28/2020,Martinique,France,2020-04-29 02:32:29,175.0,14.0,83.0</text:p>
      <text:p text:style-name="Preformatted_20_Text">19535,04/28/2020,Maryland,US,2020-04-29 02:32:29,20113.0,1016.0,0.0</text:p>
      <text:p text:style-name="Preformatted_20_Text">19536,04/28/2020,Massachusetts,US,2020-04-29 02:32:29,58302.0,3153.0,0.0</text:p>
      <text:p text:style-name="Preformatted_20_Text">19537,04/28/2020,Mayotte,France,2020-04-29 02:32:29,460.0,4.0,235.0</text:p>
      <text:p text:style-name="Preformatted_20_Text">19538,04/28/2020,Michigan,US,2020-04-29 02:32:29,39262.0,3568.0,0.0</text:p>
      <text:p text:style-name="Preformatted_20_Text">19539,04/28/2020,Minnesota,US,2020-04-29 02:32:29,4181.0,301.0,0.0</text:p>
      <text:p text:style-name="Preformatted_20_Text">19540,04/28/2020,Mississippi,US,2020-04-29 02:32:29,6342.0,239.0,0.0</text:p>
      <text:p text:style-name="Preformatted_20_Text">19541,04/28/2020,Missouri,US,2020-04-29 02:32:29,7450.0,330.0,0.0</text:p>
      <text:p text:style-name="Preformatted_20_Text">19542,04/28/2020,Montana,US,2020-04-29 02:32:29,451.0,15.0,0.0</text:p>
      <text:p text:style-name="Preformatted_20_Text">19543,04/28/2020,Montserrat,UK,2020-04-29 02:32:29,11.0,1.0,2.0</text:p>
      <text:p text:style-name="Preformatted_20_Text">19544,04/28/2020,Nebraska,US,2020-04-29 02:32:29,3517.0,56.0,0.0</text:p>
      <text:p text:style-name="Preformatted_20_Text">19545,04/28/2020,Nevada,US,2020-04-29 02:32:29,4821.0,219.0,0.0</text:p>
      <text:p text:style-name="Preformatted_20_Text">19546,04/28/2020,New Brunswick,Canada,2020-04-29 02:32:29,118.0,0.0,0.0</text:p>
      <text:p text:style-name="Preformatted_20_Text">19547,04/28/2020,New Caledonia,France,2020-04-29 02:32:29,18.0,0.0,17.0</text:p>
      <text:p text:style-name="Preformatted_20_Text">19548,04/28/2020,New Hampshire,US,2020-04-29 02:32:29,2010.0,60.0,0.0</text:p>
      <text:p text:style-name="Preformatted_20_Text">19549,04/28/2020,New Jersey,US,2020-04-29 02:32:29,113856.0,6442.0,0.0</text:p>
      <text:p text:style-name="Preformatted_20_Text">19550,04/28/2020,New Mexico,US,2020-04-29 02:32:29,2974.0,105.0,0.0</text:p>
      <text:p text:style-name="Preformatted_20_Text">19551,04/28/2020,New South Wales,Australia,2020-04-29 02:32:29,3016.0,39.0,2266.0</text:p>
      <text:p text:style-name="Preformatted_20_Text">19552,04/28/2020,New York,US,2020-04-29 02:32:29,295106.0,22912.0,0.0</text:p>
      <text:p text:style-name="Preformatted_20_Text">19553,04/28/2020,Newfoundland and Labrador,Canada,2020-04-29 02:32:29,258.0,3.0,0.0</text:p>
      <text:p text:style-name="Preformatted_20_Text">19554,04/28/2020,Ningxia,Mainland China,2020-04-29 02:32:29,75.0,0.0,75.0</text:p>
      <text:p text:style-name="Preformatted_20_Text">19555,04/28/2020,North Carolina,US,2020-04-29 02:32:29,9755.0,363.0,0.0</text:p>
      <text:p text:style-name="Preformatted_20_Text">19556,04/28/2020,North Dakota,US,2020-04-29 02:32:29,991.0,19.0,0.0</text:p>
      <text:p text:style-name="Preformatted_20_Text">19557,04/28/2020,Northern Mariana Islands,US,2020-04-29 02:32:29,14.0,2.0,0.0</text:p>
      <text:p text:style-name="Preformatted_20_Text">19558,04/28/2020,Northern Territory,Australia,2020-04-29 02:32:29,28.0,0.0,25.0</text:p>
      <text:p text:style-name="Preformatted_20_Text"><text:soft-page-break/>19559,04/28/2020,Northwest Territories,Canada,2020-04-29 02:32:29,5.0,0.0,0.0</text:p>
      <text:p text:style-name="Preformatted_20_Text">19560,04/28/2020,Nova Scotia,Canada,2020-04-29 02:32:29,915.0,27.0,0.0</text:p>
      <text:p text:style-name="Preformatted_20_Text">19561,04/28/2020,Ohio,US,2020-04-29 02:32:29,16769.0,799.0,0.0</text:p>
      <text:p text:style-name="Preformatted_20_Text">19562,04/28/2020,Oklahoma,US,2020-04-29 02:32:29,3410.0,207.0,0.0</text:p>
      <text:p text:style-name="Preformatted_20_Text">19563,04/28/2020,Ontario,Canada,2020-04-29 02:32:29,16500.0,1072.0,0.0</text:p>
      <text:p text:style-name="Preformatted_20_Text">19564,04/28/2020,Oregon,US,2020-04-29 02:32:29,2385.0,99.0,0.0</text:p>
      <text:p text:style-name="Preformatted_20_Text">19565,04/28/2020,Pennsylvania,US,2020-04-29 02:32:29,45137.0,2046.0,0.0</text:p>
      <text:p text:style-name="Preformatted_20_Text">19566,04/28/2020,Prince Edward Island,Canada,2020-04-29 02:32:29,27.0,0.0,0.0</text:p>
      <text:p text:style-name="Preformatted_20_Text">19567,04/28/2020,Puerto Rico,US,2020-04-29 02:32:29,1400.0,86.0,0.0</text:p>
      <text:p text:style-name="Preformatted_20_Text">19568,04/28/2020,Qinghai,Mainland China,2020-04-29 02:32:29,18.0,0.0,18.0</text:p>
      <text:p text:style-name="Preformatted_20_Text">19569,04/28/2020,Quebec,Canada,2020-04-29 02:32:29,25761.0,1683.0,0.0</text:p>
      <text:p text:style-name="Preformatted_20_Text">19570,04/28/2020,Queensland,Australia,2020-04-29 02:32:29,1034.0,6.0,934.0</text:p>
      <text:p text:style-name="Preformatted_20_Text">19571,04/28/2020,Recovered,Canada,2020-04-29 02:32:29,0.0,0.0,19231.0</text:p>
      <text:p text:style-name="Preformatted_20_Text">19572,04/28/2020,Recovered,US,2020-04-29 02:32:29,0.0,0.0,115936.0</text:p>
      <text:p text:style-name="Preformatted_20_Text">19573,04/28/2020,Reunion,France,2020-04-29 02:32:29,418.0,0.0,300.0</text:p>
      <text:p text:style-name="Preformatted_20_Text">19574,04/28/2020,Rhode Island,US,2020-04-29 02:32:29,7927.0,239.0,0.0</text:p>
      <text:p text:style-name="Preformatted_20_Text">19575,04/28/2020,Saint Barthelemy,France,2020-04-29 02:32:29,6.0,0.0,6.0</text:p>
      <text:p text:style-name="Preformatted_20_Text">19576,04/28/2020,Saint Pierre and Miquelon,France,2020-04-29 02:32:29,1.0,0.0,0.0</text:p>
      <text:p text:style-name="Preformatted_20_Text">19577,04/28/2020,Saskatchewan,Canada,2020-04-29 02:32:29,366.0,5.0,0.0</text:p>
      <text:p text:style-name="Preformatted_20_Text">19578,04/28/2020,Shaanxi,Mainland China,2020-04-29 02:32:29,306.0,3.0,253.0</text:p>
      <text:p text:style-name="Preformatted_20_Text">19579,04/28/2020,Shandong,Mainland China,2020-04-29 02:32:29,787.0,7.0,771.0</text:p>
      <text:p text:style-name="Preformatted_20_Text">19580,04/28/2020,Shanghai,Mainland China,2020-04-29 02:32:29,645.0,7.0,584.0</text:p>
      <text:p text:style-name="Preformatted_20_Text">19581,04/28/2020,Shanxi,Mainland China,2020-04-29 02:32:29,197.0,0.0,160.0</text:p>
      <text:p text:style-name="Preformatted_20_Text">19582,04/28/2020,Sichuan,Mainland China,2020-04-29 02:32:29,561.0,3.0,558.0</text:p>
      <text:p text:style-name="Preformatted_20_Text">19583,04/28/2020,Sint Maarten,Netherlands,2020-04-29 02:32:29,75.0,13.0,33.0</text:p>
      <text:p text:style-name="Preformatted_20_Text">19584,04/28/2020,South Australia,Australia,2020-04-29 02:32:29,438.0,4.0,420.0</text:p>
      <text:p text:style-name="Preformatted_20_Text">19585,04/28/2020,South Carolina,US,2020-04-29 02:32:29,5735.0,192.0,0.0</text:p>
      <text:p text:style-name="Preformatted_20_Text">19586,04/28/2020,South Dakota,US,2020-04-29 02:32:29,2313.0,11.0,0.0</text:p>
      <text:p text:style-name="Preformatted_20_Text">19587,04/28/2020,St Martin,France,2020-04-29 02:32:29,38.0,3.0,24.0</text:p>
      <text:p text:style-name="Preformatted_20_Text">19588,04/28/2020,Tasmania,Australia,2020-04-29 02:32:29,218.0,11.0,137.0</text:p>
      <text:p text:style-name="Preformatted_20_Text">19589,04/28/2020,Tennessee,US,2020-04-29 02:32:29,10052.0,188.0,0.0</text:p>
      <text:p text:style-name="Preformatted_20_Text">19590,04/28/2020,Texas,US,2020-04-29 02:32:29,26357.0,719.0,0.0</text:p>
      <text:p text:style-name="Preformatted_20_Text">19591,04/28/2020,Tianjin,Mainland China,2020-04-29 02:32:29,190.0,3.0,183.0</text:p>
      <text:p text:style-name="Preformatted_20_Text">19592,04/28/2020,Tibet,Mainland China,2020-04-29 02:32:29,1.0,0.0,1.0</text:p>
      <text:p text:style-name="Preformatted_20_Text">19593,04/28/2020,Turks and Caicos Islands,UK,2020-04-29 02:32:29,12.0,1.0,5.0</text:p>
      <text:p text:style-name="Preformatted_20_Text">19594,04/28/2020,Utah,US,2020-04-29 02:32:29,4345.0,41.0,0.0</text:p>
      <text:p text:style-name="Preformatted_20_Text">19595,04/28/2020,Vermont,US,2020-04-29 02:32:29,862.0,47.0,0.0</text:p>
      <text:p text:style-name="Preformatted_20_Text">19596,04/28/2020,Victoria,Australia,2020-04-29 02:32:29,1354.0,18.0,1287.0</text:p>
      <text:p text:style-name="Preformatted_20_Text">19597,04/28/2020,Virgin Islands,US,2020-04-29 02:32:29,57.0,4.0,0.0</text:p>
      <text:p text:style-name="Preformatted_20_Text">19598,04/28/2020,Virginia,US,2020-04-29 02:32:29,14339.0,492.0,0.0</text:p>
      <text:p text:style-name="Preformatted_20_Text">19599,04/28/2020,Washington,US,2020-04-29 02:32:29,13842.0,786.0,0.0</text:p>
      <text:p text:style-name="Preformatted_20_Text">19600,04/28/2020,West Virginia,US,2020-04-29 02:32:29,1095.0,38.0,0.0</text:p>
      <text:p text:style-name="Preformatted_20_Text">19601,04/28/2020,Western Australia,Australia,2020-04-29 02:32:29,550.0,8.0,495.0</text:p>
      <text:p text:style-name="Preformatted_20_Text">19602,04/28/2020,Wisconsin,US,2020-04-29 02:32:29,6289.0,300.0,0.0</text:p>
      <text:p text:style-name="Preformatted_20_Text">19603,04/28/2020,Wyoming,US,2020-04-29 02:32:29,536.0,7.0,0.0</text:p>
      <text:p text:style-name="Preformatted_20_Text">19604,04/28/2020,Xinjiang,Mainland China,2020-04-29 02:32:29,76.0,3.0,73.0</text:p>
      <text:p text:style-name="Preformatted_20_Text">19605,04/28/2020,Yukon,Canada,2020-04-29 02:32:29,11.0,0.0,0.0</text:p>
      <text:p text:style-name="Preformatted_20_Text">19606,04/28/2020,Yunnan,Mainland China,2020-04-29 02:32:29,185.0,2.0,181.0</text:p>
      <text:p text:style-name="Preformatted_20_Text">19607,04/28/2020,Zhejiang,Mainland China,2020-04-29 02:32:29,1268.0,1.0,1262.0</text:p>
      <text:p text:style-name="Preformatted_20_Text">19608,04/29/2020,,Afghanistan,2020-04-30 02:32:27,1939.0,60.0,252.0</text:p>
      <text:p text:style-name="Preformatted_20_Text">19609,04/29/2020,,Albania,2020-04-30 02:32:27,766.0,30.0,455.0</text:p>
      <text:p text:style-name="Preformatted_20_Text">19610,04/29/2020,,Algeria,2020-04-30 02:32:27,3848.0,444.0,1702.0</text:p>
      <text:p text:style-name="Preformatted_20_Text">19611,04/29/2020,,Andorra,2020-04-30 02:32:27,743.0,42.0,423.0</text:p>
      <text:p text:style-name="Preformatted_20_Text">19612,04/29/2020,,Angola,2020-04-30 02:32:27,27.0,2.0,7.0</text:p>
      <text:p text:style-name="Preformatted_20_Text">19613,04/29/2020,,Antigua and Barbuda,2020-04-30 02:32:27,24.0,3.0,11.0</text:p>
      <text:p text:style-name="Preformatted_20_Text">19614,04/29/2020,,Argentina,2020-04-30 02:32:27,4285.0,214.0,1192.0</text:p>
      <text:p text:style-name="Preformatted_20_Text">19615,04/29/2020,,Armenia,2020-04-30 02:32:27,1932.0,30.0,900.0</text:p>
      <text:p text:style-name="Preformatted_20_Text">19616,04/29/2020,,Austria,2020-04-30 02:32:27,15402.0,580.0,12779.0</text:p>
      <text:p text:style-name="Preformatted_20_Text">19617,04/29/2020,,Azerbaijan,2020-04-30 02:32:27,1766.0,23.0,1267.0</text:p>
      <text:p text:style-name="Preformatted_20_Text">19618,04/29/2020,,Bahamas,2020-04-30 02:32:27,80.0,11.0,23.0</text:p>
      <text:p text:style-name="Preformatted_20_Text">19619,04/29/2020,,Bahrain,2020-04-30 02:32:27,2921.0,8.0,1455.0</text:p>
      <text:p text:style-name="Preformatted_20_Text">19620,04/29/2020,,Bangladesh,2020-04-30 02:32:27,7103.0,163.0,150.0</text:p>
      <text:p text:style-name="Preformatted_20_Text">19621,04/29/2020,,Barbados,2020-04-30 02:32:27,80.0,7.0,39.0</text:p>
      <text:p text:style-name="Preformatted_20_Text"><text:soft-page-break/>19622,04/29/2020,,Belarus,2020-04-30 02:32:27,13181.0,84.0,2072.0</text:p>
      <text:p text:style-name="Preformatted_20_Text">19623,04/29/2020,,Belgium,2020-04-30 02:32:27,47859.0,7501.0,11283.0</text:p>
      <text:p text:style-name="Preformatted_20_Text">19624,04/29/2020,,Belize,2020-04-30 02:32:27,18.0,2.0,9.0</text:p>
      <text:p text:style-name="Preformatted_20_Text">19625,04/29/2020,,Benin,2020-04-30 02:32:27,64.0,1.0,33.0</text:p>
      <text:p text:style-name="Preformatted_20_Text">19626,04/29/2020,,Bhutan,2020-04-30 02:32:27,7.0,0.0,5.0</text:p>
      <text:p text:style-name="Preformatted_20_Text">19627,04/29/2020,,Bolivia,2020-04-30 02:32:27,1110.0,59.0,117.0</text:p>
      <text:p text:style-name="Preformatted_20_Text">19628,04/29/2020,,Bosnia and Herzegovina,2020-04-30 02:32:27,1677.0,65.0,710.0</text:p>
      <text:p text:style-name="Preformatted_20_Text">19629,04/29/2020,,Botswana,2020-04-30 02:32:27,23.0,1.0,5.0</text:p>
      <text:p text:style-name="Preformatted_20_Text">19630,04/29/2020,,Brazil,2020-04-30 02:32:27,79685.0,5513.0,34132.0</text:p>
      <text:p text:style-name="Preformatted_20_Text">19631,04/29/2020,,Brunei,2020-04-30 02:32:27,138.0,1.0,124.0</text:p>
      <text:p text:style-name="Preformatted_20_Text">19632,04/29/2020,,Bulgaria,2020-04-30 02:32:27,1447.0,64.0,243.0</text:p>
      <text:p text:style-name="Preformatted_20_Text">19633,04/29/2020,,Burkina Faso,2020-04-30 02:32:27,641.0,43.0,498.0</text:p>
      <text:p text:style-name="Preformatted_20_Text">19634,04/29/2020,,Burma,2020-04-30 02:32:27,150.0,6.0,27.0</text:p>
      <text:p text:style-name="Preformatted_20_Text">19635,04/29/2020,,Burundi,2020-04-30 02:32:27,11.0,1.0,4.0</text:p>
      <text:p text:style-name="Preformatted_20_Text">19636,04/29/2020,,Cabo Verde,2020-04-30 02:32:27,114.0,1.0,2.0</text:p>
      <text:p text:style-name="Preformatted_20_Text">19637,04/29/2020,,Cambodia,2020-04-30 02:32:27,122.0,0.0,119.0</text:p>
      <text:p text:style-name="Preformatted_20_Text">19638,04/29/2020,,Cameroon,2020-04-30 02:32:27,1832.0,61.0,934.0</text:p>
      <text:p text:style-name="Preformatted_20_Text">19639,04/29/2020,,Central African Republic,2020-04-30 02:32:27,50.0,0.0,10.0</text:p>
      <text:p text:style-name="Preformatted_20_Text">19640,04/29/2020,,Chad,2020-04-30 02:32:27,52.0,2.0,19.0</text:p>
      <text:p text:style-name="Preformatted_20_Text">19641,04/29/2020,,Chile,2020-04-30 02:32:27,14885.0,216.0,8057.0</text:p>
      <text:p text:style-name="Preformatted_20_Text">19642,04/29/2020,,Colombia,2020-04-30 02:32:27,6207.0,278.0,1411.0</text:p>
      <text:p text:style-name="Preformatted_20_Text">19643,04/29/2020,,Congo (Brazzaville),2020-04-30 02:32:27,207.0,8.0,19.0</text:p>
      <text:p text:style-name="Preformatted_20_Text">19644,04/29/2020,,Congo (Kinshasa),2020-04-30 02:32:27,491.0,30.0,59.0</text:p>
      <text:p text:style-name="Preformatted_20_Text">19645,04/29/2020,,Costa Rica,2020-04-30 02:32:27,713.0,6.0,323.0</text:p>
      <text:p text:style-name="Preformatted_20_Text">19646,04/29/2020,,Croatia,2020-04-30 02:32:27,2062.0,67.0,1288.0</text:p>
      <text:p text:style-name="Preformatted_20_Text">19647,04/29/2020,,Cuba,2020-04-30 02:32:27,1467.0,58.0,617.0</text:p>
      <text:p text:style-name="Preformatted_20_Text">19648,04/29/2020,,Cyprus,2020-04-30 02:32:27,843.0,15.0,148.0</text:p>
      <text:p text:style-name="Preformatted_20_Text">19649,04/29/2020,,Czech Republic,2020-04-30 02:32:27,7579.0,227.0,3108.0</text:p>
      <text:p text:style-name="Preformatted_20_Text">19650,04/29/2020,,Denmark,2020-04-30 02:32:27,9008.0,443.0,6366.0</text:p>
      <text:p text:style-name="Preformatted_20_Text">19651,04/29/2020,,Diamond Princess,2020-04-30 02:32:27,712.0,13.0,645.0</text:p>
      <text:p text:style-name="Preformatted_20_Text">19652,04/29/2020,,Djibouti,2020-04-30 02:32:27,1077.0,2.0,599.0</text:p>
      <text:p text:style-name="Preformatted_20_Text">19653,04/29/2020,,Dominica,2020-04-30 02:32:27,16.0,0.0,13.0</text:p>
      <text:p text:style-name="Preformatted_20_Text">19654,04/29/2020,,Dominican Republic,2020-04-30 02:32:27,6652.0,293.0,1228.0</text:p>
      <text:p text:style-name="Preformatted_20_Text">19655,04/29/2020,,Ecuador,2020-04-30 02:32:27,24675.0,883.0,1557.0</text:p>
      <text:p text:style-name="Preformatted_20_Text">19656,04/29/2020,,Egypt,2020-04-30 02:32:27,5268.0,380.0,1335.0</text:p>
      <text:p text:style-name="Preformatted_20_Text">19657,04/29/2020,,El Salvador,2020-04-30 02:32:27,377.0,9.0,106.0</text:p>
      <text:p text:style-name="Preformatted_20_Text">19658,04/29/2020,,Equatorial Guinea,2020-04-30 02:32:27,315.0,1.0,9.0</text:p>
      <text:p text:style-name="Preformatted_20_Text">19659,04/29/2020,,Eritrea,2020-04-30 02:32:27,39.0,0.0,19.0</text:p>
      <text:p text:style-name="Preformatted_20_Text">19660,04/29/2020,,Estonia,2020-04-30 02:32:27,1666.0,50.0,236.0</text:p>
      <text:p text:style-name="Preformatted_20_Text">19661,04/29/2020,,Eswatini,2020-04-30 02:32:27,91.0,1.0,10.0</text:p>
      <text:p text:style-name="Preformatted_20_Text">19662,04/29/2020,,Ethiopia,2020-04-30 02:32:27,130.0,3.0,58.0</text:p>
      <text:p text:style-name="Preformatted_20_Text">19663,04/29/2020,,Fiji,2020-04-30 02:32:27,18.0,0.0,12.0</text:p>
      <text:p text:style-name="Preformatted_20_Text">19664,04/29/2020,,Finland,2020-04-30 02:32:27,4906.0,206.0,2800.0</text:p>
      <text:p text:style-name="Preformatted_20_Text">19665,04/29/2020,,France,2020-04-30 02:32:27,165093.0,24087.0,48228.0</text:p>
      <text:p text:style-name="Preformatted_20_Text">19666,04/29/2020,,Gabon,2020-04-30 02:32:27,276.0,3.0,67.0</text:p>
      <text:p text:style-name="Preformatted_20_Text">19667,04/29/2020,,Gambia,2020-04-30 02:32:27,10.0,1.0,8.0</text:p>
      <text:p text:style-name="Preformatted_20_Text">19668,04/29/2020,,Georgia,2020-04-30 02:32:27,517.0,6.0,178.0</text:p>
      <text:p text:style-name="Preformatted_20_Text">19669,04/29/2020,,Germany,2020-04-30 02:32:27,161539.0,6467.0,120400.0</text:p>
      <text:p text:style-name="Preformatted_20_Text">19670,04/29/2020,,Ghana,2020-04-30 02:32:27,1671.0,16.0,188.0</text:p>
      <text:p text:style-name="Preformatted_20_Text">19671,04/29/2020,,Greece,2020-04-30 02:32:27,2576.0,139.0,577.0</text:p>
      <text:p text:style-name="Preformatted_20_Text">19672,04/29/2020,,Grenada,2020-04-30 02:32:27,20.0,0.0,13.0</text:p>
      <text:p text:style-name="Preformatted_20_Text">19673,04/29/2020,,Guatemala,2020-04-30 02:32:27,557.0,16.0,62.0</text:p>
      <text:p text:style-name="Preformatted_20_Text">19674,04/29/2020,,Guinea,2020-04-30 02:32:27,1351.0,7.0,313.0</text:p>
      <text:p text:style-name="Preformatted_20_Text">19675,04/29/2020,,Guinea-Bissau,2020-04-30 02:32:27,205.0,1.0,19.0</text:p>
      <text:p text:style-name="Preformatted_20_Text">19676,04/29/2020,,Guyana,2020-04-30 02:32:27,78.0,8.0,18.0</text:p>
      <text:p text:style-name="Preformatted_20_Text">19677,04/29/2020,,Haiti,2020-04-30 02:32:27,76.0,6.0,8.0</text:p>
      <text:p text:style-name="Preformatted_20_Text">19678,04/29/2020,,Holy See,2020-04-30 02:32:27,10.0,0.0,2.0</text:p>
      <text:p text:style-name="Preformatted_20_Text">19679,04/29/2020,,Honduras,2020-04-30 02:32:27,738.0,66.0,73.0</text:p>
      <text:p text:style-name="Preformatted_20_Text">19680,04/29/2020,,Hungary,2020-04-30 02:32:27,2727.0,300.0,536.0</text:p>
      <text:p text:style-name="Preformatted_20_Text">19681,04/29/2020,,Iceland,2020-04-30 02:32:27,1797.0,10.0,1656.0</text:p>
      <text:p text:style-name="Preformatted_20_Text">19682,04/29/2020,,India,2020-04-30 02:32:27,33062.0,1079.0,8437.0</text:p>
      <text:p text:style-name="Preformatted_20_Text">19683,04/29/2020,,Indonesia,2020-04-30 02:32:27,9771.0,784.0,1391.0</text:p>
      <text:p text:style-name="Preformatted_20_Text">19684,04/29/2020,,Iran,2020-04-30 02:32:27,93657.0,5957.0,73791.0</text:p>
      <text:p text:style-name="Preformatted_20_Text">19685,04/29/2020,,Iraq,2020-04-30 02:32:27,2003.0,92.0,1346.0</text:p>
      <text:p text:style-name="Preformatted_20_Text"><text:soft-page-break/>19686,04/29/2020,,Ireland,2020-04-30 02:32:27,20253.0,1190.0,13386.0</text:p>
      <text:p text:style-name="Preformatted_20_Text">19687,04/29/2020,,Israel,2020-04-30 02:32:27,15834.0,215.0,8233.0</text:p>
      <text:p text:style-name="Preformatted_20_Text">19688,04/29/2020,,Italy,2020-04-30 02:32:27,203591.0,27682.0,71252.0</text:p>
      <text:p text:style-name="Preformatted_20_Text">19689,04/29/2020,,Ivory Coast,2020-04-30 02:32:27,1238.0,14.0,557.0</text:p>
      <text:p text:style-name="Preformatted_20_Text">19690,04/29/2020,,Jamaica,2020-04-30 02:32:27,396.0,7.0,29.0</text:p>
      <text:p text:style-name="Preformatted_20_Text">19691,04/29/2020,,Japan,2020-04-30 02:32:27,13895.0,413.0,2368.0</text:p>
      <text:p text:style-name="Preformatted_20_Text">19692,04/29/2020,,Jordan,2020-04-30 02:32:27,451.0,8.0,356.0</text:p>
      <text:p text:style-name="Preformatted_20_Text">19693,04/29/2020,,Kazakhstan,2020-04-30 02:32:27,3138.0,25.0,819.0</text:p>
      <text:p text:style-name="Preformatted_20_Text">19694,04/29/2020,,Kenya,2020-04-30 02:32:27,384.0,15.0,129.0</text:p>
      <text:p text:style-name="Preformatted_20_Text">19695,04/29/2020,,Kosovo,2020-04-30 02:32:27,510.0,12.0,93.0</text:p>
      <text:p text:style-name="Preformatted_20_Text">19696,04/29/2020,,Kuwait,2020-04-30 02:32:27,3740.0,24.0,1389.0</text:p>
      <text:p text:style-name="Preformatted_20_Text">19697,04/29/2020,,Kyrgyzstan,2020-04-30 02:32:27,729.0,8.0,437.0</text:p>
      <text:p text:style-name="Preformatted_20_Text">19698,04/29/2020,,Laos,2020-04-30 02:32:27,19.0,0.0,7.0</text:p>
      <text:p text:style-name="Preformatted_20_Text">19699,04/29/2020,,Latvia,2020-04-30 02:32:27,849.0,15.0,348.0</text:p>
      <text:p text:style-name="Preformatted_20_Text">19700,04/29/2020,,Lebanon,2020-04-30 02:32:27,721.0,24.0,150.0</text:p>
      <text:p text:style-name="Preformatted_20_Text">19701,04/29/2020,,Liberia,2020-04-30 02:32:27,141.0,16.0,45.0</text:p>
      <text:p text:style-name="Preformatted_20_Text">19702,04/29/2020,,Libya,2020-04-30 02:32:27,61.0,2.0,18.0</text:p>
      <text:p text:style-name="Preformatted_20_Text">19703,04/29/2020,,Liechtenstein,2020-04-30 02:32:27,82.0,1.0,55.0</text:p>
      <text:p text:style-name="Preformatted_20_Text">19704,04/29/2020,,Lithuania,2020-04-30 02:32:27,1375.0,45.0,563.0</text:p>
      <text:p text:style-name="Preformatted_20_Text">19705,04/29/2020,,Luxembourg,2020-04-30 02:32:27,3769.0,89.0,3134.0</text:p>
      <text:p text:style-name="Preformatted_20_Text">19706,04/29/2020,,MS Zaandam,2020-04-30 02:32:27,9.0,2.0,0.0</text:p>
      <text:p text:style-name="Preformatted_20_Text">19707,04/29/2020,,Madagascar,2020-04-30 02:32:27,128.0,0.0,90.0</text:p>
      <text:p text:style-name="Preformatted_20_Text">19708,04/29/2020,,Malawi,2020-04-30 02:32:27,36.0,3.0,7.0</text:p>
      <text:p text:style-name="Preformatted_20_Text">19709,04/29/2020,,Malaysia,2020-04-30 02:32:27,5945.0,100.0,4087.0</text:p>
      <text:p text:style-name="Preformatted_20_Text">19710,04/29/2020,,Maldives,2020-04-30 02:32:27,278.0,1.0,17.0</text:p>
      <text:p text:style-name="Preformatted_20_Text">19711,04/29/2020,,Mali,2020-04-30 02:32:27,482.0,25.0,129.0</text:p>
      <text:p text:style-name="Preformatted_20_Text">19712,04/29/2020,,Malta,2020-04-30 02:32:27,463.0,4.0,339.0</text:p>
      <text:p text:style-name="Preformatted_20_Text">19713,04/29/2020,,Mauritania,2020-04-30 02:32:27,8.0,1.0,6.0</text:p>
      <text:p text:style-name="Preformatted_20_Text">19714,04/29/2020,,Mauritius,2020-04-30 02:32:27,332.0,10.0,306.0</text:p>
      <text:p text:style-name="Preformatted_20_Text">19715,04/29/2020,,Mexico,2020-04-30 02:32:27,17799.0,1732.0,11423.0</text:p>
      <text:p text:style-name="Preformatted_20_Text">19716,04/29/2020,,Moldova,2020-04-30 02:32:27,3771.0,111.0,1114.0</text:p>
      <text:p text:style-name="Preformatted_20_Text">19717,04/29/2020,,Monaco,2020-04-30 02:32:27,95.0,4.0,58.0</text:p>
      <text:p text:style-name="Preformatted_20_Text">19718,04/29/2020,,Mongolia,2020-04-30 02:32:27,38.0,0.0,10.0</text:p>
      <text:p text:style-name="Preformatted_20_Text">19719,04/29/2020,,Montenegro,2020-04-30 02:32:27,322.0,7.0,203.0</text:p>
      <text:p text:style-name="Preformatted_20_Text">19720,04/29/2020,,Morocco,2020-04-30 02:32:27,4321.0,168.0,928.0</text:p>
      <text:p text:style-name="Preformatted_20_Text">19721,04/29/2020,,Mozambique,2020-04-30 02:32:27,76.0,0.0,12.0</text:p>
      <text:p text:style-name="Preformatted_20_Text">19722,04/29/2020,,Namibia,2020-04-30 02:32:27,16.0,0.0,8.0</text:p>
      <text:p text:style-name="Preformatted_20_Text">19723,04/29/2020,,Nepal,2020-04-30 02:32:27,57.0,0.0,16.0</text:p>
      <text:p text:style-name="Preformatted_20_Text">19724,04/29/2020,,Netherlands,2020-04-30 02:32:27,38802.0,4711.0,0.0</text:p>
      <text:p text:style-name="Preformatted_20_Text">19725,04/29/2020,,New Zealand,2020-04-30 02:32:27,1476.0,19.0,1241.0</text:p>
      <text:p text:style-name="Preformatted_20_Text">19726,04/29/2020,,Nicaragua,2020-04-30 02:32:27,13.0,3.0,7.0</text:p>
      <text:p text:style-name="Preformatted_20_Text">19727,04/29/2020,,Niger,2020-04-30 02:32:27,713.0,32.0,435.0</text:p>
      <text:p text:style-name="Preformatted_20_Text">19728,04/29/2020,,Nigeria,2020-04-30 02:32:27,1728.0,51.0,307.0</text:p>
      <text:p text:style-name="Preformatted_20_Text">19729,04/29/2020,,North Macedonia,2020-04-30 02:32:27,1442.0,73.0,627.0</text:p>
      <text:p text:style-name="Preformatted_20_Text">19730,04/29/2020,,Norway,2020-04-30 02:32:27,7710.0,207.0,32.0</text:p>
      <text:p text:style-name="Preformatted_20_Text">19731,04/29/2020,,Oman,2020-04-30 02:32:27,2274.0,10.0,364.0</text:p>
      <text:p text:style-name="Preformatted_20_Text">19732,04/29/2020,,Pakistan,2020-04-30 02:32:27,15525.0,343.0,3425.0</text:p>
      <text:p text:style-name="Preformatted_20_Text">19733,04/29/2020,,Panama,2020-04-30 02:32:27,6378.0,178.0,527.0</text:p>
      <text:p text:style-name="Preformatted_20_Text">19734,04/29/2020,,Papua New Guinea,2020-04-30 02:32:27,8.0,0.0,0.0</text:p>
      <text:p text:style-name="Preformatted_20_Text">19735,04/29/2020,,Paraguay,2020-04-30 02:32:27,239.0,9.0,102.0</text:p>
      <text:p text:style-name="Preformatted_20_Text">19736,04/29/2020,,Peru,2020-04-30 02:32:27,33931.0,943.0,10037.0</text:p>
      <text:p text:style-name="Preformatted_20_Text">19737,04/29/2020,,Philippines,2020-04-30 02:32:27,8212.0,558.0,1023.0</text:p>
      <text:p text:style-name="Preformatted_20_Text">19738,04/29/2020,,Poland,2020-04-30 02:32:27,12640.0,624.0,3025.0</text:p>
      <text:p text:style-name="Preformatted_20_Text">19739,04/29/2020,,Portugal,2020-04-30 02:32:27,24505.0,973.0,1470.0</text:p>
      <text:p text:style-name="Preformatted_20_Text">19740,04/29/2020,,Qatar,2020-04-30 02:32:27,12564.0,10.0,1243.0</text:p>
      <text:p text:style-name="Preformatted_20_Text">19741,04/29/2020,,Romania,2020-04-30 02:32:27,11978.0,693.0,3569.0</text:p>
      <text:p text:style-name="Preformatted_20_Text">19742,04/29/2020,,Russia,2020-04-30 02:32:27,99399.0,972.0,10286.0</text:p>
      <text:p text:style-name="Preformatted_20_Text">19743,04/29/2020,,Rwanda,2020-04-30 02:32:27,225.0,0.0,98.0</text:p>
      <text:p text:style-name="Preformatted_20_Text">19744,04/29/2020,,Saint Kitts and Nevis,2020-04-30 02:32:27,15.0,0.0,4.0</text:p>
      <text:p text:style-name="Preformatted_20_Text">19745,04/29/2020,,Saint Lucia,2020-04-30 02:32:27,17.0,0.0,15.0</text:p>
      <text:p text:style-name="Preformatted_20_Text">19746,04/29/2020,,Saint Vincent and the Grenadines,2020-04-30 02:32:27,16.0,0.0,8.0</text:p>
      <text:p text:style-name="Preformatted_20_Text">19747,04/29/2020,,San Marino,2020-04-30 02:32:27,563.0,41.0,69.0</text:p>
      <text:p text:style-name="Preformatted_20_Text">19748,04/29/2020,,Sao Tome and Principe,2020-04-30 02:32:27,8.0,0.0,4.0</text:p>
      <text:p text:style-name="Preformatted_20_Text"><text:soft-page-break/>19749,04/29/2020,,Saudi Arabia,2020-04-30 02:32:27,21402.0,157.0,2953.0</text:p>
      <text:p text:style-name="Preformatted_20_Text">19750,04/29/2020,,Senegal,2020-04-30 02:32:27,882.0,9.0,315.0</text:p>
      <text:p text:style-name="Preformatted_20_Text">19751,04/29/2020,,Serbia,2020-04-30 02:32:27,6630.0,125.0,870.0</text:p>
      <text:p text:style-name="Preformatted_20_Text">19752,04/29/2020,,Seychelles,2020-04-30 02:32:27,11.0,0.0,6.0</text:p>
      <text:p text:style-name="Preformatted_20_Text">19753,04/29/2020,,Sierra Leone,2020-04-30 02:32:27,104.0,4.0,12.0</text:p>
      <text:p text:style-name="Preformatted_20_Text">19754,04/29/2020,,Singapore,2020-04-30 02:32:27,15641.0,14.0,1188.0</text:p>
      <text:p text:style-name="Preformatted_20_Text">19755,04/29/2020,,Slovakia,2020-04-30 02:32:27,1391.0,22.0,484.0</text:p>
      <text:p text:style-name="Preformatted_20_Text">19756,04/29/2020,,Slovenia,2020-04-30 02:32:27,1418.0,89.0,230.0</text:p>
      <text:p text:style-name="Preformatted_20_Text">19757,04/29/2020,,Somalia,2020-04-30 02:32:27,582.0,28.0,20.0</text:p>
      <text:p text:style-name="Preformatted_20_Text">19758,04/29/2020,,South Africa,2020-04-30 02:32:27,5350.0,103.0,2073.0</text:p>
      <text:p text:style-name="Preformatted_20_Text">19759,04/29/2020,,South Korea,2020-04-30 02:32:27,10765.0,247.0,9059.0</text:p>
      <text:p text:style-name="Preformatted_20_Text">19760,04/29/2020,,South Sudan,2020-04-30 02:32:27,34.0,0.0,0.0</text:p>
      <text:p text:style-name="Preformatted_20_Text">19761,04/29/2020,,Spain,2020-04-30 02:32:27,236899.0,24275.0,132929.0</text:p>
      <text:p text:style-name="Preformatted_20_Text">19762,04/29/2020,,Sri Lanka,2020-04-30 02:32:27,649.0,7.0,136.0</text:p>
      <text:p text:style-name="Preformatted_20_Text">19763,04/29/2020,,Sudan,2020-04-30 02:32:27,375.0,28.0,32.0</text:p>
      <text:p text:style-name="Preformatted_20_Text">19764,04/29/2020,,Suriname,2020-04-30 02:32:27,10.0,1.0,8.0</text:p>
      <text:p text:style-name="Preformatted_20_Text">19765,04/29/2020,,Sweden,2020-04-30 02:32:27,20302.0,2462.0,1005.0</text:p>
      <text:p text:style-name="Preformatted_20_Text">19766,04/29/2020,,Switzerland,2020-04-30 02:32:27,29407.0,1716.0,22600.0</text:p>
      <text:p text:style-name="Preformatted_20_Text">19767,04/29/2020,,Syria,2020-04-30 02:32:27,43.0,3.0,21.0</text:p>
      <text:p text:style-name="Preformatted_20_Text">19768,04/29/2020,,Taiwan,2020-04-30 02:32:27,429.0,6.0,311.0</text:p>
      <text:p text:style-name="Preformatted_20_Text">19769,04/29/2020,,Tanzania,2020-04-30 02:32:27,480.0,16.0,167.0</text:p>
      <text:p text:style-name="Preformatted_20_Text">19770,04/29/2020,,Thailand,2020-04-30 02:32:27,2947.0,54.0,2665.0</text:p>
      <text:p text:style-name="Preformatted_20_Text">19771,04/29/2020,,Timor-Leste,2020-04-30 02:32:27,24.0,0.0,6.0</text:p>
      <text:p text:style-name="Preformatted_20_Text">19772,04/29/2020,,Togo,2020-04-30 02:32:27,109.0,7.0,64.0</text:p>
      <text:p text:style-name="Preformatted_20_Text">19773,04/29/2020,,Trinidad and Tobago,2020-04-30 02:32:27,116.0,8.0,71.0</text:p>
      <text:p text:style-name="Preformatted_20_Text">19774,04/29/2020,,Tunisia,2020-04-30 02:32:27,980.0,40.0,294.0</text:p>
      <text:p text:style-name="Preformatted_20_Text">19775,04/29/2020,,Turkey,2020-04-30 02:32:27,117589.0,3081.0,44040.0</text:p>
      <text:p text:style-name="Preformatted_20_Text">19776,04/29/2020,,UK,2020-04-30 02:32:27,165221.0,26097.0,0.0</text:p>
      <text:p text:style-name="Preformatted_20_Text">19777,04/29/2020,,Uganda,2020-04-30 02:32:27,81.0,0.0,52.0</text:p>
      <text:p text:style-name="Preformatted_20_Text">19778,04/29/2020,,Ukraine,2020-04-30 02:32:27,9866.0,250.0,1103.0</text:p>
      <text:p text:style-name="Preformatted_20_Text">19779,04/29/2020,,United Arab Emirates,2020-04-30 02:32:27,11929.0,98.0,2329.0</text:p>
      <text:p text:style-name="Preformatted_20_Text">19780,04/29/2020,,Uruguay,2020-04-30 02:32:27,630.0,15.0,412.0</text:p>
      <text:p text:style-name="Preformatted_20_Text">19781,04/29/2020,,Uzbekistan,2020-04-30 02:32:27,2002.0,9.0,1096.0</text:p>
      <text:p text:style-name="Preformatted_20_Text">19782,04/29/2020,,Venezuela,2020-04-30 02:32:27,331.0,10.0,142.0</text:p>
      <text:p text:style-name="Preformatted_20_Text">19783,04/29/2020,,Vietnam,2020-04-30 02:32:27,270.0,0.0,222.0</text:p>
      <text:p text:style-name="Preformatted_20_Text">19784,04/29/2020,,West Bank and Gaza,2020-04-30 02:32:27,344.0,2.0,71.0</text:p>
      <text:p text:style-name="Preformatted_20_Text">19785,04/29/2020,,Western Sahara,2020-04-30 02:32:27,6.0,0.0,5.0</text:p>
      <text:p text:style-name="Preformatted_20_Text">19786,04/29/2020,,Yemen,2020-04-30 02:32:27,6.0,0.0,1.0</text:p>
      <text:p text:style-name="Preformatted_20_Text">19787,04/29/2020,,Zambia,2020-04-30 02:32:27,97.0,3.0,54.0</text:p>
      <text:p text:style-name="Preformatted_20_Text">19788,04/29/2020,,Zimbabwe,2020-04-30 02:32:27,32.0,4.0,5.0</text:p>
      <text:p text:style-name="Preformatted_20_Text">19789,04/29/2020,Alabama,US,2020-04-30 02:32:27,6912.0,256.0,0.0</text:p>
      <text:p text:style-name="Preformatted_20_Text">19790,04/29/2020,Alaska,US,2020-04-30 02:32:27,355.0,9.0,0.0</text:p>
      <text:p text:style-name="Preformatted_20_Text">19791,04/29/2020,Alberta,Canada,2020-04-30 02:32:27,5165.0,87.0,0.0</text:p>
      <text:p text:style-name="Preformatted_20_Text">19792,04/29/2020,Anguilla,UK,2020-04-30 02:32:27,3.0,0.0,3.0</text:p>
      <text:p text:style-name="Preformatted_20_Text">19793,04/29/2020,Anhui,Mainland China,2020-04-30 02:32:27,991.0,6.0,985.0</text:p>
      <text:p text:style-name="Preformatted_20_Text">19794,04/29/2020,Arizona,US,2020-04-30 02:32:27,7209.0,308.0,0.0</text:p>
      <text:p text:style-name="Preformatted_20_Text">19795,04/29/2020,Arkansas,US,2020-04-30 02:32:27,3193.0,57.0,0.0</text:p>
      <text:p text:style-name="Preformatted_20_Text">19796,04/29/2020,Aruba,Netherlands,2020-04-30 02:32:27,100.0,2.0,73.0</text:p>
      <text:p text:style-name="Preformatted_20_Text">19797,04/29/2020,Australian Capital Territory,Australia,2020-04-30 02:32:27,106.0,3.0,101.0</text:p>
      <text:p text:style-name="Preformatted_20_Text">19798,04/29/2020,Beijing,Mainland China,2020-04-30 02:32:27,593.0,9.0,542.0</text:p>
      <text:p text:style-name="Preformatted_20_Text">19799,04/29/2020,Bermuda,UK,2020-04-30 02:32:27,111.0,6.0,48.0</text:p>
      <text:p text:style-name="Preformatted_20_Text">19800,04/29/2020,"Bonaire, Sint Eustatius and Saba",Netherlands,2020-04-30 02:32:27,5.0,0.0,0.0</text:p>
      <text:p text:style-name="Preformatted_20_Text">19801,04/29/2020,British Columbia,Canada,2020-04-30 02:32:27,2087.0,109.0,0.0</text:p>
      <text:p text:style-name="Preformatted_20_Text">19802,04/29/2020,British Virgin Islands,UK,2020-04-30 02:32:27,6.0,1.0,3.0</text:p>
      <text:p text:style-name="Preformatted_20_Text">19803,04/29/2020,California,US,2020-04-30 02:32:27,48747.0,1946.0,0.0</text:p>
      <text:p text:style-name="Preformatted_20_Text">19804,04/29/2020,Cayman Islands,UK,2020-04-30 02:32:27,73.0,1.0,10.0</text:p>
      <text:p text:style-name="Preformatted_20_Text">19805,04/29/2020,Channel Islands,UK,2020-04-30 02:32:27,537.0,38.0,386.0</text:p>
      <text:p text:style-name="Preformatted_20_Text">19806,04/29/2020,Chongqing,Mainland China,2020-04-30 02:32:27,579.0,6.0,573.0</text:p>
      <text:p text:style-name="Preformatted_20_Text">19807,04/29/2020,Colorado,US,2020-04-30 02:32:27,14758.0,766.0,0.0</text:p>
      <text:p text:style-name="Preformatted_20_Text">19808,04/29/2020,Connecticut,US,2020-04-30 02:32:27,26767.0,2169.0,0.0</text:p>
      <text:p text:style-name="Preformatted_20_Text">19809,04/29/2020,Curacao,Netherlands,2020-04-30 02:32:27,16.0,1.0,13.0</text:p>
      <text:p text:style-name="Preformatted_20_Text">19810,04/29/2020,Delaware,US,2020-04-30 02:32:27,4655.0,144.0,0.0</text:p>
      <text:p text:style-name="Preformatted_20_Text"><text:soft-page-break/>19811,04/29/2020,Diamond Princess cruise ship,Canada,2020-04-30 02:32:27,0.0,1.0,0.0</text:p>
      <text:p text:style-name="Preformatted_20_Text">19812,04/29/2020,Diamond Princess cruise ship,US,2020-04-30 02:32:27,49.0,0.0,0.0</text:p>
      <text:p text:style-name="Preformatted_20_Text">19813,04/29/2020,District of Columbia,US,2020-04-30 02:32:27,4106.0,205.0,0.0</text:p>
      <text:p text:style-name="Preformatted_20_Text">19814,04/29/2020,Falkland Islands (Malvinas),UK,2020-04-30 02:32:27,13.0,0.0,11.0</text:p>
      <text:p text:style-name="Preformatted_20_Text">19815,04/29/2020,Faroe Islands,Denmark,2020-04-30 02:32:27,187.0,0.0,181.0</text:p>
      <text:p text:style-name="Preformatted_20_Text">19816,04/29/2020,Florida,US,2020-04-30 02:32:27,33193.0,1218.0,0.0</text:p>
      <text:p text:style-name="Preformatted_20_Text">19817,04/29/2020,French Guiana,France,2020-04-30 02:32:27,125.0,1.0,93.0</text:p>
      <text:p text:style-name="Preformatted_20_Text">19818,04/29/2020,French Polynesia,France,2020-04-30 02:32:27,58.0,0.0,50.0</text:p>
      <text:p text:style-name="Preformatted_20_Text">19819,04/29/2020,Fujian,Mainland China,2020-04-30 02:32:27,355.0,1.0,353.0</text:p>
      <text:p text:style-name="Preformatted_20_Text">19820,04/29/2020,Gansu,Mainland China,2020-04-30 02:32:27,139.0,2.0,137.0</text:p>
      <text:p text:style-name="Preformatted_20_Text">19821,04/29/2020,Georgia,US,2020-04-30 02:32:27,25775.0,1101.0,0.0</text:p>
      <text:p text:style-name="Preformatted_20_Text">19822,04/29/2020,Gibraltar,UK,2020-04-30 02:32:27,141.0,0.0,131.0</text:p>
      <text:p text:style-name="Preformatted_20_Text">19823,04/29/2020,Grand Princess,Canada,2020-04-30 02:32:27,13.0,0.0,0.0</text:p>
      <text:p text:style-name="Preformatted_20_Text">19824,04/29/2020,Grand Princess,US,2020-04-30 02:32:27,103.0,3.0,0.0</text:p>
      <text:p text:style-name="Preformatted_20_Text">19825,04/29/2020,Greenland,Denmark,2020-04-30 02:32:27,11.0,0.0,11.0</text:p>
      <text:p text:style-name="Preformatted_20_Text">19826,04/29/2020,Guadeloupe,France,2020-04-30 02:32:27,149.0,12.0,82.0</text:p>
      <text:p text:style-name="Preformatted_20_Text">19827,04/29/2020,Guam,US,2020-04-30 02:32:27,141.0,5.0,0.0</text:p>
      <text:p text:style-name="Preformatted_20_Text">19828,04/29/2020,Guangdong,Mainland China,2020-04-30 02:32:27,1588.0,8.0,1557.0</text:p>
      <text:p text:style-name="Preformatted_20_Text">19829,04/29/2020,Guangxi,Mainland China,2020-04-30 02:32:27,254.0,2.0,252.0</text:p>
      <text:p text:style-name="Preformatted_20_Text">19830,04/29/2020,Guizhou,Mainland China,2020-04-30 02:32:27,147.0,2.0,145.0</text:p>
      <text:p text:style-name="Preformatted_20_Text">19831,04/29/2020,Hainan,Mainland China,2020-04-30 02:32:27,168.0,6.0,162.0</text:p>
      <text:p text:style-name="Preformatted_20_Text">19832,04/29/2020,Hawaii,US,2020-04-30 02:32:27,613.0,16.0,0.0</text:p>
      <text:p text:style-name="Preformatted_20_Text">19833,04/29/2020,Hebei,Mainland China,2020-04-30 02:32:27,328.0,6.0,318.0</text:p>
      <text:p text:style-name="Preformatted_20_Text">19834,04/29/2020,Heilongjiang,Mainland China,2020-04-30 02:32:27,939.0,13.0,587.0</text:p>
      <text:p text:style-name="Preformatted_20_Text">19835,04/29/2020,Henan,Mainland China,2020-04-30 02:32:27,1276.0,22.0,1254.0</text:p>
      <text:p text:style-name="Preformatted_20_Text">19836,04/29/2020,Hong Kong,Hong Kong,2020-04-30 02:32:27,1037.0,4.0,830.0</text:p>
      <text:p text:style-name="Preformatted_20_Text">19837,04/29/2020,Hubei,Mainland China,2020-04-30 02:32:27,68128.0,4512.0,63616.0</text:p>
      <text:p text:style-name="Preformatted_20_Text">19838,04/29/2020,Hunan,Mainland China,2020-04-30 02:32:27,1019.0,4.0,1015.0</text:p>
      <text:p text:style-name="Preformatted_20_Text">19839,04/29/2020,Idaho,US,2020-04-30 02:32:27,1952.0,60.0,0.0</text:p>
      <text:p text:style-name="Preformatted_20_Text">19840,04/29/2020,Illinois,US,2020-04-30 02:32:27,50358.0,2215.0,0.0</text:p>
      <text:p text:style-name="Preformatted_20_Text">19841,04/29/2020,Indiana,US,2020-04-30 02:32:27,17182.0,964.0,0.0</text:p>
      <text:p text:style-name="Preformatted_20_Text">19842,04/29/2020,Inner Mongolia,Mainland China,2020-04-30 02:32:27,200.0,1.0,150.0</text:p>
      <text:p text:style-name="Preformatted_20_Text">19843,04/29/2020,Iowa,US,2020-04-30 02:32:27,6843.0,148.0,0.0</text:p>
      <text:p text:style-name="Preformatted_20_Text">19844,04/29/2020,Isle of Man,UK,2020-04-30 02:32:27,313.0,21.0,258.0</text:p>
      <text:p text:style-name="Preformatted_20_Text">19845,04/29/2020,Jiangsu,Mainland China,2020-04-30 02:32:27,653.0,0.0,648.0</text:p>
      <text:p text:style-name="Preformatted_20_Text">19846,04/29/2020,Jiangxi,Mainland China,2020-04-30 02:32:27,937.0,1.0,936.0</text:p>
      <text:p text:style-name="Preformatted_20_Text">19847,04/29/2020,Jilin,Mainland China,2020-04-30 02:32:27,111.0,1.0,99.0</text:p>
      <text:p text:style-name="Preformatted_20_Text">19848,04/29/2020,Kansas,US,2020-04-30 02:32:27,3839.0,134.0,0.0</text:p>
      <text:p text:style-name="Preformatted_20_Text">19849,04/29/2020,Kentucky,US,2020-04-30 02:32:27,4537.0,234.0,0.0</text:p>
      <text:p text:style-name="Preformatted_20_Text">19850,04/29/2020,Liaoning,Mainland China,2020-04-30 02:32:27,146.0,2.0,143.0</text:p>
      <text:p text:style-name="Preformatted_20_Text">19851,04/29/2020,Louisiana,US,2020-04-30 02:32:27,27660.0,1845.0,0.0</text:p>
      <text:p text:style-name="Preformatted_20_Text">19852,04/29/2020,Macau,Macau,2020-04-30 02:32:27,45.0,0.0,34.0</text:p>
      <text:p text:style-name="Preformatted_20_Text">19853,04/29/2020,Maine,US,2020-04-30 02:32:27,1056.0,52.0,0.0</text:p>
      <text:p text:style-name="Preformatted_20_Text">19854,04/29/2020,Manitoba,Canada,2020-04-30 02:32:27,275.0,6.0,0.0</text:p>
      <text:p text:style-name="Preformatted_20_Text">19855,04/29/2020,Martinique,France,2020-04-30 02:32:27,175.0,14.0,83.0</text:p>
      <text:p text:style-name="Preformatted_20_Text">19856,04/29/2020,Maryland,US,2020-04-30 02:32:27,20849.0,1078.0,0.0</text:p>
      <text:p text:style-name="Preformatted_20_Text">19857,04/29/2020,Massachusetts,US,2020-04-30 02:32:27,60265.0,3405.0,0.0</text:p>
      <text:p text:style-name="Preformatted_20_Text">19858,04/29/2020,Mayotte,France,2020-04-30 02:32:27,460.0,4.0,235.0</text:p>
      <text:p text:style-name="Preformatted_20_Text">19859,04/29/2020,Michigan,US,2020-04-30 02:32:27,40399.0,3670.0,0.0</text:p>
      <text:p text:style-name="Preformatted_20_Text">19860,04/29/2020,Minnesota,US,2020-04-30 02:32:27,4644.0,319.0,0.0</text:p>
      <text:p text:style-name="Preformatted_20_Text">19861,04/29/2020,Mississippi,US,2020-04-30 02:32:27,6569.0,250.0,0.0</text:p>
      <text:p text:style-name="Preformatted_20_Text">19862,04/29/2020,Missouri,US,2020-04-30 02:32:27,7660.0,338.0,0.0</text:p>
      <text:p text:style-name="Preformatted_20_Text">19863,04/29/2020,Montana,US,2020-04-30 02:32:27,451.0,16.0,0.0</text:p>
      <text:p text:style-name="Preformatted_20_Text">19864,04/29/2020,Montserrat,UK,2020-04-30 02:32:27,11.0,1.0,2.0</text:p>
      <text:p text:style-name="Preformatted_20_Text">19865,04/29/2020,Nebraska,US,2020-04-30 02:32:27,3851.0,56.0,0.0</text:p>
      <text:p text:style-name="Preformatted_20_Text">19866,04/29/2020,Nevada,US,2020-04-30 02:32:27,4934.0,230.0,0.0</text:p>
      <text:p text:style-name="Preformatted_20_Text">19867,04/29/2020,New Brunswick,Canada,2020-04-30 02:32:27,118.0,0.0,0.0</text:p>
      <text:p text:style-name="Preformatted_20_Text">19868,04/29/2020,New Caledonia,France,2020-04-30 02:32:27,18.0,0.0,17.0</text:p>
      <text:p text:style-name="Preformatted_20_Text">19869,04/29/2020,New Hampshire,US,2020-04-30 02:32:27,2058.0,60.0,0.0</text:p>
      <text:p text:style-name="Preformatted_20_Text"><text:soft-page-break/>19870,04/29/2020,New Jersey,US,2020-04-30 02:32:27,116365.0,6771.0,0.0</text:p>
      <text:p text:style-name="Preformatted_20_Text">19871,04/29/2020,New Mexico,US,2020-04-30 02:32:27,3213.0,112.0,0.0</text:p>
      <text:p text:style-name="Preformatted_20_Text">19872,04/29/2020,New South Wales,Australia,2020-04-30 02:32:27,3016.0,40.0,2284.0</text:p>
      <text:p text:style-name="Preformatted_20_Text">19873,04/29/2020,New York,US,2020-04-30 02:32:27,299691.0,23477.0,0.0</text:p>
      <text:p text:style-name="Preformatted_20_Text">19874,04/29/2020,Newfoundland and Labrador,Canada,2020-04-30 02:32:27,258.0,3.0,0.0</text:p>
      <text:p text:style-name="Preformatted_20_Text">19875,04/29/2020,Ningxia,Mainland China,2020-04-30 02:32:27,75.0,0.0,75.0</text:p>
      <text:p text:style-name="Preformatted_20_Text">19876,04/29/2020,North Carolina,US,2020-04-30 02:32:27,10180.0,382.0,0.0</text:p>
      <text:p text:style-name="Preformatted_20_Text">19877,04/29/2020,North Dakota,US,2020-04-30 02:32:27,1033.0,19.0,0.0</text:p>
      <text:p text:style-name="Preformatted_20_Text">19878,04/29/2020,Northern Mariana Islands,US,2020-04-30 02:32:27,14.0,2.0,0.0</text:p>
      <text:p text:style-name="Preformatted_20_Text">19879,04/29/2020,Northern Territory,Australia,2020-04-30 02:32:27,28.0,0.0,25.0</text:p>
      <text:p text:style-name="Preformatted_20_Text">19880,04/29/2020,Northwest Territories,Canada,2020-04-30 02:32:27,5.0,0.0,0.0</text:p>
      <text:p text:style-name="Preformatted_20_Text">19881,04/29/2020,Nova Scotia,Canada,2020-04-30 02:32:27,935.0,28.0,0.0</text:p>
      <text:p text:style-name="Preformatted_20_Text">19882,04/29/2020,Ohio,US,2020-04-30 02:32:27,17303.0,937.0,0.0</text:p>
      <text:p text:style-name="Preformatted_20_Text">19883,04/29/2020,Oklahoma,US,2020-04-30 02:32:27,3473.0,214.0,0.0</text:p>
      <text:p text:style-name="Preformatted_20_Text">19884,04/29/2020,Ontario,Canada,2020-04-30 02:32:27,16978.0,1153.0,0.0</text:p>
      <text:p text:style-name="Preformatted_20_Text">19885,04/29/2020,Oregon,US,2020-04-30 02:32:27,2446.0,101.0,0.0</text:p>
      <text:p text:style-name="Preformatted_20_Text">19886,04/29/2020,Pennsylvania,US,2020-04-30 02:32:27,46327.0,2373.0,0.0</text:p>
      <text:p text:style-name="Preformatted_20_Text">19887,04/29/2020,Prince Edward Island,Canada,2020-04-30 02:32:27,27.0,0.0,0.0</text:p>
      <text:p text:style-name="Preformatted_20_Text">19888,04/29/2020,Puerto Rico,US,2020-04-30 02:32:27,1433.0,86.0,0.0</text:p>
      <text:p text:style-name="Preformatted_20_Text">19889,04/29/2020,Qinghai,Mainland China,2020-04-30 02:32:27,18.0,0.0,18.0</text:p>
      <text:p text:style-name="Preformatted_20_Text">19890,04/29/2020,Quebec,Canada,2020-04-30 02:32:27,26610.0,1762.0,0.0</text:p>
      <text:p text:style-name="Preformatted_20_Text">19891,04/29/2020,Queensland,Australia,2020-04-30 02:32:27,1033.0,6.0,943.0</text:p>
      <text:p text:style-name="Preformatted_20_Text">19892,04/29/2020,Recovered,Canada,2020-04-30 02:32:27,0.0,0.0,20327.0</text:p>
      <text:p text:style-name="Preformatted_20_Text">19893,04/29/2020,Recovered,US,2020-04-30 02:32:27,0.0,0.0,120720.0</text:p>
      <text:p text:style-name="Preformatted_20_Text">19894,04/29/2020,Reunion,France,2020-04-30 02:32:27,420.0,0.0,300.0</text:p>
      <text:p text:style-name="Preformatted_20_Text">19895,04/29/2020,Rhode Island,US,2020-04-30 02:32:27,8247.0,251.0,0.0</text:p>
      <text:p text:style-name="Preformatted_20_Text">19896,04/29/2020,Saint Barthelemy,France,2020-04-30 02:32:27,6.0,0.0,6.0</text:p>
      <text:p text:style-name="Preformatted_20_Text">19897,04/29/2020,Saint Pierre and Miquelon,France,2020-04-30 02:32:27,1.0,0.0,0.0</text:p>
      <text:p text:style-name="Preformatted_20_Text">19898,04/29/2020,Saskatchewan,Canada,2020-04-30 02:32:27,383.0,6.0,0.0</text:p>
      <text:p text:style-name="Preformatted_20_Text">19899,04/29/2020,Shaanxi,Mainland China,2020-04-30 02:32:27,306.0,3.0,253.0</text:p>
      <text:p text:style-name="Preformatted_20_Text">19900,04/29/2020,Shandong,Mainland China,2020-04-30 02:32:27,787.0,7.0,772.0</text:p>
      <text:p text:style-name="Preformatted_20_Text">19901,04/29/2020,Shanghai,Mainland China,2020-04-30 02:32:27,647.0,7.0,597.0</text:p>
      <text:p text:style-name="Preformatted_20_Text">19902,04/29/2020,Shanxi,Mainland China,2020-04-30 02:32:27,197.0,0.0,164.0</text:p>
      <text:p text:style-name="Preformatted_20_Text">19903,04/29/2020,Sichuan,Mainland China,2020-04-30 02:32:27,561.0,3.0,558.0</text:p>
      <text:p text:style-name="Preformatted_20_Text">19904,04/29/2020,Sint Maarten,Netherlands,2020-04-30 02:32:27,75.0,13.0,33.0</text:p>
      <text:p text:style-name="Preformatted_20_Text">19905,04/29/2020,South Australia,Australia,2020-04-30 02:32:27,438.0,4.0,420.0</text:p>
      <text:p text:style-name="Preformatted_20_Text">19906,04/29/2020,South Carolina,US,2020-04-30 02:32:27,5882.0,231.0,0.0</text:p>
      <text:p text:style-name="Preformatted_20_Text">19907,04/29/2020,South Dakota,US,2020-04-30 02:32:27,2373.0,13.0,0.0</text:p>
      <text:p text:style-name="Preformatted_20_Text">19908,04/29/2020,St Martin,France,2020-04-30 02:32:27,38.0,3.0,24.0</text:p>
      <text:p text:style-name="Preformatted_20_Text">19909,04/29/2020,Tasmania,Australia,2020-04-30 02:32:27,219.0,12.0,144.0</text:p>
      <text:p text:style-name="Preformatted_20_Text">19910,04/29/2020,Tennessee,US,2020-04-30 02:32:27,10366.0,195.0,0.0</text:p>
      <text:p text:style-name="Preformatted_20_Text">19911,04/29/2020,Texas,US,2020-04-30 02:32:27,27257.0,754.0,0.0</text:p>
      <text:p text:style-name="Preformatted_20_Text">19912,04/29/2020,Tianjin,Mainland China,2020-04-30 02:32:27,190.0,3.0,183.0</text:p>
      <text:p text:style-name="Preformatted_20_Text">19913,04/29/2020,Tibet,Mainland China,2020-04-30 02:32:27,1.0,0.0,1.0</text:p>
      <text:p text:style-name="Preformatted_20_Text">19914,04/29/2020,Turks and Caicos Islands,UK,2020-04-30 02:32:27,12.0,1.0,5.0</text:p>
      <text:p text:style-name="Preformatted_20_Text">19915,04/29/2020,Utah,US,2020-04-30 02:32:27,4497.0,45.0,0.0</text:p>
      <text:p text:style-name="Preformatted_20_Text">19916,04/29/2020,Vermont,US,2020-04-30 02:32:27,862.0,47.0,0.0</text:p>
      <text:p text:style-name="Preformatted_20_Text">19917,04/29/2020,Victoria,Australia,2020-04-30 02:32:27,1361.0,18.0,1291.0</text:p>
      <text:p text:style-name="Preformatted_20_Text">19918,04/29/2020,Virgin Islands,US,2020-04-30 02:32:27,57.0,4.0,0.0</text:p>
      <text:p text:style-name="Preformatted_20_Text">19919,04/29/2020,Virginia,US,2020-04-30 02:32:27,14962.0,522.0,0.0</text:p>
      <text:p text:style-name="Preformatted_20_Text">19920,04/29/2020,Washington,US,2020-04-30 02:32:27,14070.0,801.0,0.0</text:p>
      <text:p text:style-name="Preformatted_20_Text">19921,04/29/2020,West Virginia,US,2020-04-30 02:32:27,1110.0,38.0,0.0</text:p>
      <text:p text:style-name="Preformatted_20_Text">19922,04/29/2020,Western Australia,Australia,2020-04-30 02:32:27,551.0,8.0,507.0</text:p>
      <text:p text:style-name="Preformatted_20_Text">19923,04/29/2020,Wisconsin,US,2020-04-30 02:32:27,6520.0,308.0,0.0</text:p>
      <text:p text:style-name="Preformatted_20_Text">19924,04/29/2020,Wyoming,US,2020-04-30 02:32:27,545.0,7.0,0.0</text:p>
      <text:p text:style-name="Preformatted_20_Text">19925,04/29/2020,Xinjiang,Mainland China,2020-04-30 02:32:27,76.0,3.0,73.0</text:p>
      <text:p text:style-name="Preformatted_20_Text">19926,04/29/2020,Yukon,Canada,2020-04-30 02:32:27,11.0,0.0,0.0</text:p>
      <text:p text:style-name="Preformatted_20_Text">19927,04/29/2020,Yunnan,Mainland China,2020-04-30 02:32:27,185.0,2.0,181.0</text:p>
      <text:p text:style-name="Preformatted_20_Text">19928,04/29/2020,Zhejiang,Mainland China,2020-04-30 02:32:27,1268.0,1.0,1263.0</text:p>
      <text:p text:style-name="Preformatted_20_Text">19929,04/30/2020,,Afghanistan,2020-05-01 02:32:28,2171.0,64.0,260.0</text:p>
      <text:p text:style-name="Preformatted_20_Text">19930,04/30/2020,,Albania,2020-05-01 02:32:28,773.0,31.0,470.0</text:p>
      <text:p text:style-name="Preformatted_20_Text"><text:soft-page-break/>19931,04/30/2020,,Algeria,2020-05-01 02:32:28,4006.0,450.0,1779.0</text:p>
      <text:p text:style-name="Preformatted_20_Text">19932,04/30/2020,,Andorra,2020-05-01 02:32:28,745.0,42.0,468.0</text:p>
      <text:p text:style-name="Preformatted_20_Text">19933,04/30/2020,,Angola,2020-05-01 02:32:28,27.0,2.0,7.0</text:p>
      <text:p text:style-name="Preformatted_20_Text">19934,04/30/2020,,Antigua and Barbuda,2020-05-01 02:32:28,24.0,3.0,11.0</text:p>
      <text:p text:style-name="Preformatted_20_Text">19935,04/30/2020,,Argentina,2020-05-01 02:32:28,4428.0,218.0,1256.0</text:p>
      <text:p text:style-name="Preformatted_20_Text">19936,04/30/2020,,Armenia,2020-05-01 02:32:28,2066.0,32.0,929.0</text:p>
      <text:p text:style-name="Preformatted_20_Text">19937,04/30/2020,,Austria,2020-05-01 02:32:28,15452.0,584.0,12907.0</text:p>
      <text:p text:style-name="Preformatted_20_Text">19938,04/30/2020,,Azerbaijan,2020-05-01 02:32:28,1804.0,24.0,1325.0</text:p>
      <text:p text:style-name="Preformatted_20_Text">19939,04/30/2020,,Bahamas,2020-05-01 02:32:28,81.0,11.0,25.0</text:p>
      <text:p text:style-name="Preformatted_20_Text">19940,04/30/2020,,Bahrain,2020-05-01 02:32:28,3040.0,8.0,1500.0</text:p>
      <text:p text:style-name="Preformatted_20_Text">19941,04/30/2020,,Bangladesh,2020-05-01 02:32:28,7667.0,168.0,160.0</text:p>
      <text:p text:style-name="Preformatted_20_Text">19942,04/30/2020,,Barbados,2020-05-01 02:32:28,81.0,7.0,39.0</text:p>
      <text:p text:style-name="Preformatted_20_Text">19943,04/30/2020,,Belarus,2020-05-01 02:32:28,14027.0,89.0,2386.0</text:p>
      <text:p text:style-name="Preformatted_20_Text">19944,04/30/2020,,Belgium,2020-05-01 02:32:28,48519.0,7594.0,11576.0</text:p>
      <text:p text:style-name="Preformatted_20_Text">19945,04/30/2020,,Belize,2020-05-01 02:32:28,18.0,2.0,9.0</text:p>
      <text:p text:style-name="Preformatted_20_Text">19946,04/30/2020,,Benin,2020-05-01 02:32:28,64.0,1.0,33.0</text:p>
      <text:p text:style-name="Preformatted_20_Text">19947,04/30/2020,,Bhutan,2020-05-01 02:32:28,7.0,0.0,5.0</text:p>
      <text:p text:style-name="Preformatted_20_Text">19948,04/30/2020,,Bolivia,2020-05-01 02:32:28,1110.0,59.0,117.0</text:p>
      <text:p text:style-name="Preformatted_20_Text">19949,04/30/2020,,Bosnia and Herzegovina,2020-05-01 02:32:28,1757.0,69.0,727.0</text:p>
      <text:p text:style-name="Preformatted_20_Text">19950,04/30/2020,,Botswana,2020-05-01 02:32:28,23.0,1.0,5.0</text:p>
      <text:p text:style-name="Preformatted_20_Text">19951,04/30/2020,,Brazil,2020-05-01 02:32:28,87187.0,6006.0,35935.0</text:p>
      <text:p text:style-name="Preformatted_20_Text">19952,04/30/2020,,Brunei,2020-05-01 02:32:28,138.0,1.0,124.0</text:p>
      <text:p text:style-name="Preformatted_20_Text">19953,04/30/2020,,Bulgaria,2020-05-01 02:32:28,1506.0,66.0,266.0</text:p>
      <text:p text:style-name="Preformatted_20_Text">19954,04/30/2020,,Burkina Faso,2020-05-01 02:32:28,645.0,43.0,506.0</text:p>
      <text:p text:style-name="Preformatted_20_Text">19955,04/30/2020,,Burma,2020-05-01 02:32:28,151.0,6.0,27.0</text:p>
      <text:p text:style-name="Preformatted_20_Text">19956,04/30/2020,,Burundi,2020-05-01 02:32:28,11.0,1.0,4.0</text:p>
      <text:p text:style-name="Preformatted_20_Text">19957,04/30/2020,,Cabo Verde,2020-05-01 02:32:28,121.0,1.0,4.0</text:p>
      <text:p text:style-name="Preformatted_20_Text">19958,04/30/2020,,Cambodia,2020-05-01 02:32:28,122.0,0.0,119.0</text:p>
      <text:p text:style-name="Preformatted_20_Text">19959,04/30/2020,,Cameroon,2020-05-01 02:32:28,1832.0,61.0,934.0</text:p>
      <text:p text:style-name="Preformatted_20_Text">19960,04/30/2020,,Central African Republic,2020-05-01 02:32:28,50.0,0.0,10.0</text:p>
      <text:p text:style-name="Preformatted_20_Text">19961,04/30/2020,,Chad,2020-05-01 02:32:28,73.0,5.0,33.0</text:p>
      <text:p text:style-name="Preformatted_20_Text">19962,04/30/2020,,Chile,2020-05-01 02:32:28,16023.0,227.0,8580.0</text:p>
      <text:p text:style-name="Preformatted_20_Text">19963,04/30/2020,,Colombia,2020-05-01 02:32:28,6507.0,293.0,1439.0</text:p>
      <text:p text:style-name="Preformatted_20_Text">19964,04/30/2020,,Comoros,2020-05-01 02:32:28,1.0,0.0,0.0</text:p>
      <text:p text:style-name="Preformatted_20_Text">19965,04/30/2020,,Congo (Brazzaville),2020-05-01 02:32:28,220.0,9.0,19.0</text:p>
      <text:p text:style-name="Preformatted_20_Text">19966,04/30/2020,,Congo (Kinshasa),2020-05-01 02:32:28,572.0,31.0,73.0</text:p>
      <text:p text:style-name="Preformatted_20_Text">19967,04/30/2020,,Costa Rica,2020-05-01 02:32:28,719.0,6.0,338.0</text:p>
      <text:p text:style-name="Preformatted_20_Text">19968,04/30/2020,,Croatia,2020-05-01 02:32:28,2076.0,69.0,1348.0</text:p>
      <text:p text:style-name="Preformatted_20_Text">19969,04/30/2020,,Cuba,2020-05-01 02:32:28,1501.0,61.0,681.0</text:p>
      <text:p text:style-name="Preformatted_20_Text">19970,04/30/2020,,Cyprus,2020-05-01 02:32:28,850.0,15.0,296.0</text:p>
      <text:p text:style-name="Preformatted_20_Text">19971,04/30/2020,,Czech Republic,2020-05-01 02:32:28,7682.0,236.0,3314.0</text:p>
      <text:p text:style-name="Preformatted_20_Text">19972,04/30/2020,,Denmark,2020-05-01 02:32:28,9158.0,452.0,6546.0</text:p>
      <text:p text:style-name="Preformatted_20_Text">19973,04/30/2020,,Diamond Princess,2020-05-01 02:32:28,712.0,13.0,645.0</text:p>
      <text:p text:style-name="Preformatted_20_Text">19974,04/30/2020,,Djibouti,2020-05-01 02:32:28,1089.0,2.0,642.0</text:p>
      <text:p text:style-name="Preformatted_20_Text">19975,04/30/2020,,Dominica,2020-05-01 02:32:28,16.0,0.0,13.0</text:p>
      <text:p text:style-name="Preformatted_20_Text">19976,04/30/2020,,Dominican Republic,2020-05-01 02:32:28,6972.0,301.0,1301.0</text:p>
      <text:p text:style-name="Preformatted_20_Text">19977,04/30/2020,,Ecuador,2020-05-01 02:32:28,24934.0,900.0,1558.0</text:p>
      <text:p text:style-name="Preformatted_20_Text">19978,04/30/2020,,Egypt,2020-05-01 02:32:28,5537.0,392.0,1381.0</text:p>
      <text:p text:style-name="Preformatted_20_Text">19979,04/30/2020,,El Salvador,2020-05-01 02:32:28,395.0,10.0,119.0</text:p>
      <text:p text:style-name="Preformatted_20_Text">19980,04/30/2020,,Equatorial Guinea,2020-05-01 02:32:28,315.0,1.0,9.0</text:p>
      <text:p text:style-name="Preformatted_20_Text">19981,04/30/2020,,Eritrea,2020-05-01 02:32:28,39.0,0.0,26.0</text:p>
      <text:p text:style-name="Preformatted_20_Text">19982,04/30/2020,,Estonia,2020-05-01 02:32:28,1689.0,52.0,249.0</text:p>
      <text:p text:style-name="Preformatted_20_Text">19983,04/30/2020,,Eswatini,2020-05-01 02:32:28,100.0,1.0,12.0</text:p>
      <text:p text:style-name="Preformatted_20_Text">19984,04/30/2020,,Ethiopia,2020-05-01 02:32:28,131.0,3.0,59.0</text:p>
      <text:p text:style-name="Preformatted_20_Text">19985,04/30/2020,,Fiji,2020-05-01 02:32:28,18.0,0.0,12.0</text:p>
      <text:p text:style-name="Preformatted_20_Text">19986,04/30/2020,,Finland,2020-05-01 02:32:28,4995.0,211.0,3000.0</text:p>
      <text:p text:style-name="Preformatted_20_Text">19987,04/30/2020,,France,2020-05-01 02:32:28,165764.0,24376.0,49476.0</text:p>
      <text:p text:style-name="Preformatted_20_Text">19988,04/30/2020,,Gabon,2020-05-01 02:32:28,276.0,3.0,67.0</text:p>
      <text:p text:style-name="Preformatted_20_Text">19989,04/30/2020,,Gambia,2020-05-01 02:32:28,11.0,1.0,8.0</text:p>
      <text:p text:style-name="Preformatted_20_Text">19990,04/30/2020,,Georgia,2020-05-01 02:32:28,539.0,6.0,184.0</text:p>
      <text:p text:style-name="Preformatted_20_Text">19991,04/30/2020,,Germany,2020-05-01 02:32:28,163009.0,6623.0,123500.0</text:p>
      <text:p text:style-name="Preformatted_20_Text">19992,04/30/2020,,Ghana,2020-05-01 02:32:28,2074.0,17.0,212.0</text:p>
      <text:p text:style-name="Preformatted_20_Text">19993,04/30/2020,,Greece,2020-05-01 02:32:28,2591.0,140.0,1374.0</text:p>
      <text:p text:style-name="Preformatted_20_Text">19994,04/30/2020,,Grenada,2020-05-01 02:32:28,20.0,0.0,13.0</text:p>
      <text:p text:style-name="Preformatted_20_Text"><text:soft-page-break/>19995,04/30/2020,,Guatemala,2020-05-01 02:32:28,599.0,16.0,66.0</text:p>
      <text:p text:style-name="Preformatted_20_Text">19996,04/30/2020,,Guinea,2020-05-01 02:32:28,1495.0,7.0,329.0</text:p>
      <text:p text:style-name="Preformatted_20_Text">19997,04/30/2020,,Guinea-Bissau,2020-05-01 02:32:28,205.0,1.0,19.0</text:p>
      <text:p text:style-name="Preformatted_20_Text">19998,04/30/2020,,Guyana,2020-05-01 02:32:28,82.0,9.0,22.0</text:p>
      <text:p text:style-name="Preformatted_20_Text">19999,04/30/2020,,Haiti,2020-05-01 02:32:28,81.0,8.0,8.0</text:p>
      <text:p text:style-name="Preformatted_20_Text">20000,04/30/2020,,Holy See,2020-05-01 02:32:28,11.0,0.0,2.0</text:p>
      <text:p text:style-name="Preformatted_20_Text">20001,04/30/2020,,Honduras,2020-05-01 02:32:28,771.0,71.0,79.0</text:p>
      <text:p text:style-name="Preformatted_20_Text">20002,04/30/2020,,Hungary,2020-05-01 02:32:28,2775.0,312.0,581.0</text:p>
      <text:p text:style-name="Preformatted_20_Text">20003,04/30/2020,,Iceland,2020-05-01 02:32:28,1797.0,10.0,1670.0</text:p>
      <text:p text:style-name="Preformatted_20_Text">20004,04/30/2020,,India,2020-05-01 02:32:28,34863.0,1154.0,9068.0</text:p>
      <text:p text:style-name="Preformatted_20_Text">20005,04/30/2020,,Indonesia,2020-05-01 02:32:28,10118.0,792.0,1522.0</text:p>
      <text:p text:style-name="Preformatted_20_Text">20006,04/30/2020,,Iran,2020-05-01 02:32:28,94640.0,6028.0,75103.0</text:p>
      <text:p text:style-name="Preformatted_20_Text">20007,04/30/2020,,Iraq,2020-05-01 02:32:28,2085.0,93.0,1375.0</text:p>
      <text:p text:style-name="Preformatted_20_Text">20008,04/30/2020,,Ireland,2020-05-01 02:32:28,20612.0,1232.0,13386.0</text:p>
      <text:p text:style-name="Preformatted_20_Text">20009,04/30/2020,,Israel,2020-05-01 02:32:28,15946.0,222.0,8561.0</text:p>
      <text:p text:style-name="Preformatted_20_Text">20010,04/30/2020,,Italy,2020-05-01 02:32:28,205463.0,27967.0,75945.0</text:p>
      <text:p text:style-name="Preformatted_20_Text">20011,04/30/2020,,Ivory Coast,2020-05-01 02:32:28,1275.0,14.0,574.0</text:p>
      <text:p text:style-name="Preformatted_20_Text">20012,04/30/2020,,Jamaica,2020-05-01 02:32:28,422.0,8.0,29.0</text:p>
      <text:p text:style-name="Preformatted_20_Text">20013,04/30/2020,,Japan,2020-05-01 02:32:28,14088.0,430.0,2460.0</text:p>
      <text:p text:style-name="Preformatted_20_Text">20014,04/30/2020,,Jordan,2020-05-01 02:32:28,453.0,8.0,362.0</text:p>
      <text:p text:style-name="Preformatted_20_Text">20015,04/30/2020,,Kazakhstan,2020-05-01 02:32:28,3402.0,25.0,866.0</text:p>
      <text:p text:style-name="Preformatted_20_Text">20016,04/30/2020,,Kenya,2020-05-01 02:32:28,396.0,17.0,144.0</text:p>
      <text:p text:style-name="Preformatted_20_Text">20017,04/30/2020,,Kosovo,2020-05-01 02:32:28,799.0,22.0,249.0</text:p>
      <text:p text:style-name="Preformatted_20_Text">20018,04/30/2020,,Kuwait,2020-05-01 02:32:28,4024.0,26.0,1539.0</text:p>
      <text:p text:style-name="Preformatted_20_Text">20019,04/30/2020,,Kyrgyzstan,2020-05-01 02:32:28,746.0,8.0,462.0</text:p>
      <text:p text:style-name="Preformatted_20_Text">20020,04/30/2020,,Laos,2020-05-01 02:32:28,19.0,0.0,8.0</text:p>
      <text:p text:style-name="Preformatted_20_Text">20021,04/30/2020,,Latvia,2020-05-01 02:32:28,858.0,15.0,348.0</text:p>
      <text:p text:style-name="Preformatted_20_Text">20022,04/30/2020,,Lebanon,2020-05-01 02:32:28,725.0,24.0,150.0</text:p>
      <text:p text:style-name="Preformatted_20_Text">20023,04/30/2020,,Liberia,2020-05-01 02:32:28,141.0,16.0,45.0</text:p>
      <text:p text:style-name="Preformatted_20_Text">20024,04/30/2020,,Libya,2020-05-01 02:32:28,61.0,3.0,18.0</text:p>
      <text:p text:style-name="Preformatted_20_Text">20025,04/30/2020,,Liechtenstein,2020-05-01 02:32:28,82.0,1.0,55.0</text:p>
      <text:p text:style-name="Preformatted_20_Text">20026,04/30/2020,,Lithuania,2020-05-01 02:32:28,1385.0,45.0,589.0</text:p>
      <text:p text:style-name="Preformatted_20_Text">20027,04/30/2020,,Luxembourg,2020-05-01 02:32:28,3784.0,90.0,3213.0</text:p>
      <text:p text:style-name="Preformatted_20_Text">20028,04/30/2020,,MS Zaandam,2020-05-01 02:32:28,9.0,2.0,0.0</text:p>
      <text:p text:style-name="Preformatted_20_Text">20029,04/30/2020,,Madagascar,2020-05-01 02:32:28,128.0,0.0,92.0</text:p>
      <text:p text:style-name="Preformatted_20_Text">20030,04/30/2020,,Malawi,2020-05-01 02:32:28,37.0,3.0,7.0</text:p>
      <text:p text:style-name="Preformatted_20_Text">20031,04/30/2020,,Malaysia,2020-05-01 02:32:28,6002.0,102.0,4171.0</text:p>
      <text:p text:style-name="Preformatted_20_Text">20032,04/30/2020,,Maldives,2020-05-01 02:32:28,468.0,1.0,17.0</text:p>
      <text:p text:style-name="Preformatted_20_Text">20033,04/30/2020,,Mali,2020-05-01 02:32:28,490.0,26.0,135.0</text:p>
      <text:p text:style-name="Preformatted_20_Text">20034,04/30/2020,,Malta,2020-05-01 02:32:28,465.0,4.0,351.0</text:p>
      <text:p text:style-name="Preformatted_20_Text">20035,04/30/2020,,Mauritania,2020-05-01 02:32:28,8.0,1.0,6.0</text:p>
      <text:p text:style-name="Preformatted_20_Text">20036,04/30/2020,,Mauritius,2020-05-01 02:32:28,332.0,10.0,310.0</text:p>
      <text:p text:style-name="Preformatted_20_Text">20037,04/30/2020,,Mexico,2020-05-01 02:32:28,19224.0,1859.0,11423.0</text:p>
      <text:p text:style-name="Preformatted_20_Text">20038,04/30/2020,,Moldova,2020-05-01 02:32:28,3897.0,116.0,1182.0</text:p>
      <text:p text:style-name="Preformatted_20_Text">20039,04/30/2020,,Monaco,2020-05-01 02:32:28,95.0,4.0,64.0</text:p>
      <text:p text:style-name="Preformatted_20_Text">20040,04/30/2020,,Mongolia,2020-05-01 02:32:28,38.0,0.0,10.0</text:p>
      <text:p text:style-name="Preformatted_20_Text">20041,04/30/2020,,Montenegro,2020-05-01 02:32:28,322.0,7.0,214.0</text:p>
      <text:p text:style-name="Preformatted_20_Text">20042,04/30/2020,,Morocco,2020-05-01 02:32:28,4423.0,170.0,984.0</text:p>
      <text:p text:style-name="Preformatted_20_Text">20043,04/30/2020,,Mozambique,2020-05-01 02:32:28,76.0,0.0,12.0</text:p>
      <text:p text:style-name="Preformatted_20_Text">20044,04/30/2020,,Namibia,2020-05-01 02:32:28,16.0,0.0,8.0</text:p>
      <text:p text:style-name="Preformatted_20_Text">20045,04/30/2020,,Nepal,2020-05-01 02:32:28,57.0,0.0,16.0</text:p>
      <text:p text:style-name="Preformatted_20_Text">20046,04/30/2020,,Netherlands,2020-05-01 02:32:28,39316.0,4795.0,0.0</text:p>
      <text:p text:style-name="Preformatted_20_Text">20047,04/30/2020,,New Zealand,2020-05-01 02:32:28,1479.0,19.0,1252.0</text:p>
      <text:p text:style-name="Preformatted_20_Text">20048,04/30/2020,,Nicaragua,2020-05-01 02:32:28,14.0,3.0,7.0</text:p>
      <text:p text:style-name="Preformatted_20_Text">20049,04/30/2020,,Niger,2020-05-01 02:32:28,719.0,32.0,452.0</text:p>
      <text:p text:style-name="Preformatted_20_Text">20050,04/30/2020,,Nigeria,2020-05-01 02:32:28,1932.0,58.0,319.0</text:p>
      <text:p text:style-name="Preformatted_20_Text">20051,04/30/2020,,North Macedonia,2020-05-01 02:32:28,1465.0,77.0,738.0</text:p>
      <text:p text:style-name="Preformatted_20_Text">20052,04/30/2020,,Norway,2020-05-01 02:32:28,7738.0,210.0,32.0</text:p>
      <text:p text:style-name="Preformatted_20_Text">20053,04/30/2020,,Oman,2020-05-01 02:32:28,2348.0,11.0,495.0</text:p>
      <text:p text:style-name="Preformatted_20_Text">20054,04/30/2020,,Pakistan,2020-05-01 02:32:28,16817.0,385.0,4315.0</text:p>
      <text:p text:style-name="Preformatted_20_Text">20055,04/30/2020,,Panama,2020-05-01 02:32:28,6532.0,188.0,576.0</text:p>
      <text:p text:style-name="Preformatted_20_Text">20056,04/30/2020,,Papua New Guinea,2020-05-01 02:32:28,8.0,0.0,0.0</text:p>
      <text:p text:style-name="Preformatted_20_Text">20057,04/30/2020,,Paraguay,2020-05-01 02:32:28,266.0,10.0,113.0</text:p>
      <text:p text:style-name="Preformatted_20_Text">20058,04/30/2020,,Peru,2020-05-01 02:32:28,36976.0,1051.0,10405.0</text:p>
      <text:p text:style-name="Preformatted_20_Text"><text:soft-page-break/>20059,04/30/2020,,Philippines,2020-05-01 02:32:28,8488.0,568.0,1043.0</text:p>
      <text:p text:style-name="Preformatted_20_Text">20060,04/30/2020,,Poland,2020-05-01 02:32:28,12877.0,644.0,3236.0</text:p>
      <text:p text:style-name="Preformatted_20_Text">20061,04/30/2020,,Portugal,2020-05-01 02:32:28,25045.0,989.0,1519.0</text:p>
      <text:p text:style-name="Preformatted_20_Text">20062,04/30/2020,,Qatar,2020-05-01 02:32:28,13409.0,10.0,1372.0</text:p>
      <text:p text:style-name="Preformatted_20_Text">20063,04/30/2020,,Romania,2020-05-01 02:32:28,12240.0,717.0,4017.0</text:p>
      <text:p text:style-name="Preformatted_20_Text">20064,04/30/2020,,Russia,2020-05-01 02:32:28,106498.0,1073.0,11619.0</text:p>
      <text:p text:style-name="Preformatted_20_Text">20065,04/30/2020,,Rwanda,2020-05-01 02:32:28,243.0,0.0,104.0</text:p>
      <text:p text:style-name="Preformatted_20_Text">20066,04/30/2020,,Saint Kitts and Nevis,2020-05-01 02:32:28,15.0,0.0,6.0</text:p>
      <text:p text:style-name="Preformatted_20_Text">20067,04/30/2020,,Saint Lucia,2020-05-01 02:32:28,17.0,0.0,15.0</text:p>
      <text:p text:style-name="Preformatted_20_Text">20068,04/30/2020,,Saint Vincent and the Grenadines,2020-05-01 02:32:28,16.0,0.0,8.0</text:p>
      <text:p text:style-name="Preformatted_20_Text">20069,04/30/2020,,San Marino,2020-05-01 02:32:28,569.0,41.0,78.0</text:p>
      <text:p text:style-name="Preformatted_20_Text">20070,04/30/2020,,Sao Tome and Principe,2020-05-01 02:32:28,14.0,0.0,4.0</text:p>
      <text:p text:style-name="Preformatted_20_Text">20071,04/30/2020,,Saudi Arabia,2020-05-01 02:32:28,22753.0,162.0,3163.0</text:p>
      <text:p text:style-name="Preformatted_20_Text">20072,04/30/2020,,Senegal,2020-05-01 02:32:28,933.0,9.0,334.0</text:p>
      <text:p text:style-name="Preformatted_20_Text">20073,04/30/2020,,Serbia,2020-05-01 02:32:28,9009.0,179.0,1343.0</text:p>
      <text:p text:style-name="Preformatted_20_Text">20074,04/30/2020,,Seychelles,2020-05-01 02:32:28,11.0,0.0,6.0</text:p>
      <text:p text:style-name="Preformatted_20_Text">20075,04/30/2020,,Sierra Leone,2020-05-01 02:32:28,124.0,7.0,21.0</text:p>
      <text:p text:style-name="Preformatted_20_Text">20076,04/30/2020,,Singapore,2020-05-01 02:32:28,16169.0,15.0,1244.0</text:p>
      <text:p text:style-name="Preformatted_20_Text">20077,04/30/2020,,Slovakia,2020-05-01 02:32:28,1396.0,23.0,524.0</text:p>
      <text:p text:style-name="Preformatted_20_Text">20078,04/30/2020,,Slovenia,2020-05-01 02:32:28,1429.0,91.0,233.0</text:p>
      <text:p text:style-name="Preformatted_20_Text">20079,04/30/2020,,Somalia,2020-05-01 02:32:28,601.0,28.0,31.0</text:p>
      <text:p text:style-name="Preformatted_20_Text">20080,04/30/2020,,South Africa,2020-05-01 02:32:28,5647.0,103.0,2073.0</text:p>
      <text:p text:style-name="Preformatted_20_Text">20081,04/30/2020,,South Korea,2020-05-01 02:32:28,10774.0,248.0,9072.0</text:p>
      <text:p text:style-name="Preformatted_20_Text">20082,04/30/2020,,South Sudan,2020-05-01 02:32:28,35.0,0.0,0.0</text:p>
      <text:p text:style-name="Preformatted_20_Text">20083,04/30/2020,,Spain,2020-05-01 02:32:28,213435.0,24543.0,112050.0</text:p>
      <text:p text:style-name="Preformatted_20_Text">20084,04/30/2020,,Sri Lanka,2020-05-01 02:32:28,663.0,7.0,154.0</text:p>
      <text:p text:style-name="Preformatted_20_Text">20085,04/30/2020,,Sudan,2020-05-01 02:32:28,442.0,31.0,39.0</text:p>
      <text:p text:style-name="Preformatted_20_Text">20086,04/30/2020,,Suriname,2020-05-01 02:32:28,10.0,1.0,8.0</text:p>
      <text:p text:style-name="Preformatted_20_Text">20087,04/30/2020,,Sweden,2020-05-01 02:32:28,21092.0,2586.0,1005.0</text:p>
      <text:p text:style-name="Preformatted_20_Text">20088,04/30/2020,,Switzerland,2020-05-01 02:32:28,29586.0,1737.0,23400.0</text:p>
      <text:p text:style-name="Preformatted_20_Text">20089,04/30/2020,,Syria,2020-05-01 02:32:28,43.0,3.0,21.0</text:p>
      <text:p text:style-name="Preformatted_20_Text">20090,04/30/2020,,Taiwan,2020-05-01 02:32:28,429.0,6.0,322.0</text:p>
      <text:p text:style-name="Preformatted_20_Text">20091,04/30/2020,,Tajikistan,2020-05-01 02:32:28,15.0,0.0,0.0</text:p>
      <text:p text:style-name="Preformatted_20_Text">20092,04/30/2020,,Tanzania,2020-05-01 02:32:28,480.0,16.0,167.0</text:p>
      <text:p text:style-name="Preformatted_20_Text">20093,04/30/2020,,Thailand,2020-05-01 02:32:28,2954.0,54.0,2684.0</text:p>
      <text:p text:style-name="Preformatted_20_Text">20094,04/30/2020,,Timor-Leste,2020-05-01 02:32:28,24.0,0.0,16.0</text:p>
      <text:p text:style-name="Preformatted_20_Text">20095,04/30/2020,,Togo,2020-05-01 02:32:28,116.0,9.0,65.0</text:p>
      <text:p text:style-name="Preformatted_20_Text">20096,04/30/2020,,Trinidad and Tobago,2020-05-01 02:32:28,116.0,8.0,72.0</text:p>
      <text:p text:style-name="Preformatted_20_Text">20097,04/30/2020,,Tunisia,2020-05-01 02:32:28,994.0,41.0,305.0</text:p>
      <text:p text:style-name="Preformatted_20_Text">20098,04/30/2020,,Turkey,2020-05-01 02:32:28,120204.0,3174.0,48886.0</text:p>
      <text:p text:style-name="Preformatted_20_Text">20099,04/30/2020,,UK,2020-05-01 02:32:28,171253.0,26771.0,0.0</text:p>
      <text:p text:style-name="Preformatted_20_Text">20100,04/30/2020,,Uganda,2020-05-01 02:32:28,83.0,0.0,52.0</text:p>
      <text:p text:style-name="Preformatted_20_Text">20101,04/30/2020,,Ukraine,2020-05-01 02:32:28,10406.0,261.0,1238.0</text:p>
      <text:p text:style-name="Preformatted_20_Text">20102,04/30/2020,,United Arab Emirates,2020-05-01 02:32:28,12481.0,105.0,2429.0</text:p>
      <text:p text:style-name="Preformatted_20_Text">20103,04/30/2020,,Uruguay,2020-05-01 02:32:28,643.0,17.0,417.0</text:p>
      <text:p text:style-name="Preformatted_20_Text">20104,04/30/2020,,Uzbekistan,2020-05-01 02:32:28,2039.0,9.0,1133.0</text:p>
      <text:p text:style-name="Preformatted_20_Text">20105,04/30/2020,,Venezuela,2020-05-01 02:32:28,333.0,16.0,142.0</text:p>
      <text:p text:style-name="Preformatted_20_Text">20106,04/30/2020,,Vietnam,2020-05-01 02:32:28,270.0,0.0,219.0</text:p>
      <text:p text:style-name="Preformatted_20_Text">20107,04/30/2020,,West Bank and Gaza,2020-05-01 02:32:28,344.0,2.0,76.0</text:p>
      <text:p text:style-name="Preformatted_20_Text">20108,04/30/2020,,Western Sahara,2020-05-01 02:32:28,6.0,0.0,5.0</text:p>
      <text:p text:style-name="Preformatted_20_Text">20109,04/30/2020,,Yemen,2020-05-01 02:32:28,6.0,2.0,1.0</text:p>
      <text:p text:style-name="Preformatted_20_Text">20110,04/30/2020,,Zambia,2020-05-01 02:32:28,106.0,3.0,55.0</text:p>
      <text:p text:style-name="Preformatted_20_Text">20111,04/30/2020,,Zimbabwe,2020-05-01 02:32:28,40.0,4.0,5.0</text:p>
      <text:p text:style-name="Preformatted_20_Text">20112,04/30/2020,Alabama,US,2020-05-01 02:32:28,7088.0,272.0,0.0</text:p>
      <text:p text:style-name="Preformatted_20_Text">20113,04/30/2020,Alaska,US,2020-05-01 02:32:28,355.0,9.0,0.0</text:p>
      <text:p text:style-name="Preformatted_20_Text">20114,04/30/2020,Alberta,Canada,2020-05-01 02:32:28,5355.0,90.0,0.0</text:p>
      <text:p text:style-name="Preformatted_20_Text">20115,04/30/2020,Anguilla,UK,2020-05-01 02:32:28,3.0,0.0,3.0</text:p>
      <text:p text:style-name="Preformatted_20_Text">20116,04/30/2020,Anhui,Mainland China,2020-05-01 02:32:28,991.0,6.0,985.0</text:p>
      <text:p text:style-name="Preformatted_20_Text">20117,04/30/2020,Arizona,US,2020-05-01 02:32:28,7655.0,320.0,0.0</text:p>
      <text:p text:style-name="Preformatted_20_Text">20118,04/30/2020,Arkansas,US,2020-05-01 02:32:28,3281.0,61.0,0.0</text:p>
      <text:p text:style-name="Preformatted_20_Text">20119,04/30/2020,Aruba,Netherlands,2020-05-01 02:32:28,100.0,2.0,79.0</text:p>
      <text:p text:style-name="Preformatted_20_Text">20120,04/30/2020,Australian Capital Territory,Australia,2020-05-01 02:32:28,106.0,3.0,103.0</text:p>
      <text:p text:style-name="Preformatted_20_Text"><text:soft-page-break/>20121,04/30/2020,Beijing,Mainland China,2020-05-01 02:32:28,593.0,9.0,547.0</text:p>
      <text:p text:style-name="Preformatted_20_Text">20122,04/30/2020,Bermuda,UK,2020-05-01 02:32:28,114.0,6.0,48.0</text:p>
      <text:p text:style-name="Preformatted_20_Text">20123,04/30/2020,"Bonaire, Sint Eustatius and Saba",Netherlands,2020-05-01 02:32:28,5.0,0.0,0.0</text:p>
      <text:p text:style-name="Preformatted_20_Text">20124,04/30/2020,British Columbia,Canada,2020-05-01 02:32:28,2112.0,111.0,0.0</text:p>
      <text:p text:style-name="Preformatted_20_Text">20125,04/30/2020,British Virgin Islands,UK,2020-05-01 02:32:28,6.0,1.0,3.0</text:p>
      <text:p text:style-name="Preformatted_20_Text">20126,04/30/2020,California,US,2020-05-01 02:32:28,50130.0,2031.0,0.0</text:p>
      <text:p text:style-name="Preformatted_20_Text">20127,04/30/2020,Cayman Islands,UK,2020-05-01 02:32:28,73.0,1.0,10.0</text:p>
      <text:p text:style-name="Preformatted_20_Text">20128,04/30/2020,Channel Islands,UK,2020-05-01 02:32:28,537.0,40.0,386.0</text:p>
      <text:p text:style-name="Preformatted_20_Text">20129,04/30/2020,Chongqing,Mainland China,2020-05-01 02:32:28,579.0,6.0,573.0</text:p>
      <text:p text:style-name="Preformatted_20_Text">20130,04/30/2020,Colorado,US,2020-05-01 02:32:28,15284.0,777.0,0.0</text:p>
      <text:p text:style-name="Preformatted_20_Text">20131,04/30/2020,Connecticut,US,2020-05-01 02:32:28,27700.0,2257.0,0.0</text:p>
      <text:p text:style-name="Preformatted_20_Text">20132,04/30/2020,Curacao,Netherlands,2020-05-01 02:32:28,16.0,1.0,13.0</text:p>
      <text:p text:style-name="Preformatted_20_Text">20133,04/30/2020,Delaware,US,2020-05-01 02:32:28,4734.0,152.0,0.0</text:p>
      <text:p text:style-name="Preformatted_20_Text">20134,04/30/2020,Diamond Princess cruise ship,Canada,2020-05-01 02:32:28,0.0,1.0,0.0</text:p>
      <text:p text:style-name="Preformatted_20_Text">20135,04/30/2020,Diamond Princess cruise ship,US,2020-05-01 02:32:28,49.0,0.0,0.0</text:p>
      <text:p text:style-name="Preformatted_20_Text">20136,04/30/2020,District of Columbia,US,2020-05-01 02:32:28,4323.0,224.0,0.0</text:p>
      <text:p text:style-name="Preformatted_20_Text">20137,04/30/2020,Falkland Islands (Malvinas),UK,2020-05-01 02:32:28,13.0,0.0,11.0</text:p>
      <text:p text:style-name="Preformatted_20_Text">20138,04/30/2020,Faroe Islands,Denmark,2020-05-01 02:32:28,187.0,0.0,184.0</text:p>
      <text:p text:style-name="Preformatted_20_Text">20139,04/30/2020,Florida,US,2020-05-01 02:32:28,33690.0,1268.0,0.0</text:p>
      <text:p text:style-name="Preformatted_20_Text">20140,04/30/2020,French Guiana,France,2020-05-01 02:32:28,126.0,1.0,94.0</text:p>
      <text:p text:style-name="Preformatted_20_Text">20141,04/30/2020,French Polynesia,France,2020-05-01 02:32:28,58.0,0.0,50.0</text:p>
      <text:p text:style-name="Preformatted_20_Text">20142,04/30/2020,Fujian,Mainland China,2020-05-01 02:32:28,356.0,1.0,353.0</text:p>
      <text:p text:style-name="Preformatted_20_Text">20143,04/30/2020,Gansu,Mainland China,2020-05-01 02:32:28,139.0,2.0,137.0</text:p>
      <text:p text:style-name="Preformatted_20_Text">20144,04/30/2020,Georgia,US,2020-05-01 02:32:28,26264.0,1132.0,0.0</text:p>
      <text:p text:style-name="Preformatted_20_Text">20145,04/30/2020,Gibraltar,UK,2020-05-01 02:32:28,144.0,0.0,131.0</text:p>
      <text:p text:style-name="Preformatted_20_Text">20146,04/30/2020,Grand Princess,Canada,2020-05-01 02:32:28,13.0,0.0,0.0</text:p>
      <text:p text:style-name="Preformatted_20_Text">20147,04/30/2020,Grand Princess,US,2020-05-01 02:32:28,103.0,3.0,0.0</text:p>
      <text:p text:style-name="Preformatted_20_Text">20148,04/30/2020,Greenland,Denmark,2020-05-01 02:32:28,11.0,0.0,11.0</text:p>
      <text:p text:style-name="Preformatted_20_Text">20149,04/30/2020,Guadeloupe,France,2020-05-01 02:32:28,151.0,12.0,95.0</text:p>
      <text:p text:style-name="Preformatted_20_Text">20150,04/30/2020,Guam,US,2020-05-01 02:32:28,145.0,5.0,0.0</text:p>
      <text:p text:style-name="Preformatted_20_Text">20151,04/30/2020,Guangdong,Mainland China,2020-05-01 02:32:28,1588.0,8.0,1565.0</text:p>
      <text:p text:style-name="Preformatted_20_Text">20152,04/30/2020,Guangxi,Mainland China,2020-05-01 02:32:28,254.0,2.0,252.0</text:p>
      <text:p text:style-name="Preformatted_20_Text">20153,04/30/2020,Guizhou,Mainland China,2020-05-01 02:32:28,147.0,2.0,145.0</text:p>
      <text:p text:style-name="Preformatted_20_Text">20154,04/30/2020,Hainan,Mainland China,2020-05-01 02:32:28,168.0,6.0,162.0</text:p>
      <text:p text:style-name="Preformatted_20_Text">20155,04/30/2020,Hawaii,US,2020-05-01 02:32:28,618.0,16.0,0.0</text:p>
      <text:p text:style-name="Preformatted_20_Text">20156,04/30/2020,Hebei,Mainland China,2020-05-01 02:32:28,328.0,6.0,318.0</text:p>
      <text:p text:style-name="Preformatted_20_Text">20157,04/30/2020,Heilongjiang,Mainland China,2020-05-01 02:32:28,944.0,13.0,587.0</text:p>
      <text:p text:style-name="Preformatted_20_Text">20158,04/30/2020,Henan,Mainland China,2020-05-01 02:32:28,1276.0,22.0,1254.0</text:p>
      <text:p text:style-name="Preformatted_20_Text">20159,04/30/2020,Hong Kong,Hong Kong,2020-05-01 02:32:28,1037.0,4.0,846.0</text:p>
      <text:p text:style-name="Preformatted_20_Text">20160,04/30/2020,Hubei,Mainland China,2020-05-01 02:32:28,68128.0,4512.0,63616.0</text:p>
      <text:p text:style-name="Preformatted_20_Text">20161,04/30/2020,Hunan,Mainland China,2020-05-01 02:32:28,1019.0,4.0,1015.0</text:p>
      <text:p text:style-name="Preformatted_20_Text">20162,04/30/2020,Idaho,US,2020-05-01 02:32:28,1984.0,60.0,0.0</text:p>
      <text:p text:style-name="Preformatted_20_Text">20163,04/30/2020,Illinois,US,2020-05-01 02:32:28,52918.0,2355.0,0.0</text:p>
      <text:p text:style-name="Preformatted_20_Text">20164,04/30/2020,Indiana,US,2020-05-01 02:32:28,17835.0,1114.0,0.0</text:p>
      <text:p text:style-name="Preformatted_20_Text">20165,04/30/2020,Inner Mongolia,Mainland China,2020-05-01 02:32:28,201.0,1.0,152.0</text:p>
      <text:p text:style-name="Preformatted_20_Text">20166,04/30/2020,Iowa,US,2020-05-01 02:32:28,7145.0,162.0,0.0</text:p>
      <text:p text:style-name="Preformatted_20_Text">20167,04/30/2020,Isle of Man,UK,2020-05-01 02:32:28,315.0,21.0,260.0</text:p>
      <text:p text:style-name="Preformatted_20_Text">20168,04/30/2020,Jiangsu,Mainland China,2020-05-01 02:32:28,653.0,0.0,650.0</text:p>
      <text:p text:style-name="Preformatted_20_Text">20169,04/30/2020,Jiangxi,Mainland China,2020-05-01 02:32:28,937.0,1.0,936.0</text:p>
      <text:p text:style-name="Preformatted_20_Text">20170,04/30/2020,Jilin,Mainland China,2020-05-01 02:32:28,111.0,1.0,101.0</text:p>
      <text:p text:style-name="Preformatted_20_Text">20171,04/30/2020,Kansas,US,2020-05-01 02:32:28,4413.0,134.0,0.0</text:p>
      <text:p text:style-name="Preformatted_20_Text">20172,04/30/2020,Kentucky,US,2020-05-01 02:32:28,4708.0,240.0,0.0</text:p>
      <text:p text:style-name="Preformatted_20_Text">20173,04/30/2020,Liaoning,Mainland China,2020-05-01 02:32:28,146.0,2.0,143.0</text:p>
      <text:p text:style-name="Preformatted_20_Text">20174,04/30/2020,Louisiana,US,2020-05-01 02:32:28,28001.0,1905.0,0.0</text:p>
      <text:p text:style-name="Preformatted_20_Text">20175,04/30/2020,Macau,Macau,2020-05-01 02:32:28,45.0,0.0,35.0</text:p>
      <text:p text:style-name="Preformatted_20_Text">20176,04/30/2020,Maine,US,2020-05-01 02:32:28,1095.0,53.0,0.0</text:p>
      <text:p text:style-name="Preformatted_20_Text">20177,04/30/2020,Manitoba,Canada,2020-05-01 02:32:28,277.0,6.0,0.0</text:p>
      <text:p text:style-name="Preformatted_20_Text">20178,04/30/2020,Martinique,France,2020-05-01 02:32:28,178.0,14.0,83.0</text:p>
      <text:p text:style-name="Preformatted_20_Text"><text:soft-page-break/>20179,04/30/2020,Maryland,US,2020-05-01 02:32:28,21742.0,1140.0,0.0</text:p>
      <text:p text:style-name="Preformatted_20_Text">20180,04/30/2020,Massachusetts,US,2020-05-01 02:32:28,62205.0,3562.0,0.0</text:p>
      <text:p text:style-name="Preformatted_20_Text">20181,04/30/2020,Mayotte,France,2020-05-01 02:32:28,539.0,4.0,235.0</text:p>
      <text:p text:style-name="Preformatted_20_Text">20182,04/30/2020,Michigan,US,2020-05-01 02:32:28,41379.0,3789.0,0.0</text:p>
      <text:p text:style-name="Preformatted_20_Text">20183,04/30/2020,Minnesota,US,2020-05-01 02:32:28,5136.0,343.0,0.0</text:p>
      <text:p text:style-name="Preformatted_20_Text">20184,04/30/2020,Mississippi,US,2020-05-01 02:32:28,6815.0,261.0,0.0</text:p>
      <text:p text:style-name="Preformatted_20_Text">20185,04/30/2020,Missouri,US,2020-05-01 02:32:28,7818.0,350.0,0.0</text:p>
      <text:p text:style-name="Preformatted_20_Text">20186,04/30/2020,Montana,US,2020-05-01 02:32:28,453.0,16.0,0.0</text:p>
      <text:p text:style-name="Preformatted_20_Text">20187,04/30/2020,Montserrat,UK,2020-05-01 02:32:28,11.0,1.0,2.0</text:p>
      <text:p text:style-name="Preformatted_20_Text">20188,04/30/2020,Nebraska,US,2020-05-01 02:32:28,4281.0,70.0,0.0</text:p>
      <text:p text:style-name="Preformatted_20_Text">20189,04/30/2020,Nevada,US,2020-05-01 02:32:28,5053.0,243.0,0.0</text:p>
      <text:p text:style-name="Preformatted_20_Text">20190,04/30/2020,New Brunswick,Canada,2020-05-01 02:32:28,118.0,0.0,0.0</text:p>
      <text:p text:style-name="Preformatted_20_Text">20191,04/30/2020,New Caledonia,France,2020-05-01 02:32:28,18.0,0.0,17.0</text:p>
      <text:p text:style-name="Preformatted_20_Text">20192,04/30/2020,New Hampshire,US,2020-05-01 02:32:28,2146.0,72.0,0.0</text:p>
      <text:p text:style-name="Preformatted_20_Text">20193,04/30/2020,New Jersey,US,2020-05-01 02:32:28,118652.0,7228.0,0.0</text:p>
      <text:p text:style-name="Preformatted_20_Text">20194,04/30/2020,New Mexico,US,2020-05-01 02:32:28,3411.0,123.0,0.0</text:p>
      <text:p text:style-name="Preformatted_20_Text">20195,04/30/2020,New South Wales,Australia,2020-05-01 02:32:28,3025.0,41.0,2293.0</text:p>
      <text:p text:style-name="Preformatted_20_Text">20196,04/30/2020,New York,US,2020-05-01 02:32:28,304372.0,23587.0,0.0</text:p>
      <text:p text:style-name="Preformatted_20_Text">20197,04/30/2020,Newfoundland and Labrador,Canada,2020-05-01 02:32:28,258.0,3.0,0.0</text:p>
      <text:p text:style-name="Preformatted_20_Text">20198,04/30/2020,Ningxia,Mainland China,2020-05-01 02:32:28,75.0,0.0,75.0</text:p>
      <text:p text:style-name="Preformatted_20_Text">20199,04/30/2020,North Carolina,US,2020-05-01 02:32:28,10754.0,406.0,0.0</text:p>
      <text:p text:style-name="Preformatted_20_Text">20200,04/30/2020,North Dakota,US,2020-05-01 02:32:28,1067.0,19.0,0.0</text:p>
      <text:p text:style-name="Preformatted_20_Text">20201,04/30/2020,Northern Mariana Islands,US,2020-05-01 02:32:28,14.0,2.0,0.0</text:p>
      <text:p text:style-name="Preformatted_20_Text">20202,04/30/2020,Northern Territory,Australia,2020-05-01 02:32:28,28.0,0.0,25.0</text:p>
      <text:p text:style-name="Preformatted_20_Text">20203,04/30/2020,Northwest Territories,Canada,2020-05-01 02:32:28,5.0,0.0,0.0</text:p>
      <text:p text:style-name="Preformatted_20_Text">20204,04/30/2020,Nova Scotia,Canada,2020-05-01 02:32:28,947.0,28.0,0.0</text:p>
      <text:p text:style-name="Preformatted_20_Text">20205,04/30/2020,Ohio,US,2020-05-01 02:32:28,18027.0,976.0,0.0</text:p>
      <text:p text:style-name="Preformatted_20_Text">20206,04/30/2020,Oklahoma,US,2020-05-01 02:32:28,3618.0,222.0,0.0</text:p>
      <text:p text:style-name="Preformatted_20_Text">20207,04/30/2020,Ontario,Canada,2020-05-01 02:32:28,17395.0,1205.0,0.0</text:p>
      <text:p text:style-name="Preformatted_20_Text">20208,04/30/2020,Oregon,US,2020-05-01 02:32:28,2510.0,103.0,0.0</text:p>
      <text:p text:style-name="Preformatted_20_Text">20209,04/30/2020,Pennsylvania,US,2020-05-01 02:32:28,47971.0,2475.0,0.0</text:p>
      <text:p text:style-name="Preformatted_20_Text">20210,04/30/2020,Prince Edward Island,Canada,2020-05-01 02:32:28,27.0,0.0,0.0</text:p>
      <text:p text:style-name="Preformatted_20_Text">20211,04/30/2020,Puerto Rico,US,2020-05-01 02:32:28,1539.0,92.0,0.0</text:p>
      <text:p text:style-name="Preformatted_20_Text">20212,04/30/2020,Qinghai,Mainland China,2020-05-01 02:32:28,18.0,0.0,18.0</text:p>
      <text:p text:style-name="Preformatted_20_Text">20213,04/30/2020,Quebec,Canada,2020-05-01 02:32:28,27550.0,1859.0,0.0</text:p>
      <text:p text:style-name="Preformatted_20_Text">20214,04/30/2020,Queensland,Australia,2020-05-01 02:32:28,1033.0,6.0,948.0</text:p>
      <text:p text:style-name="Preformatted_20_Text">20215,04/30/2020,Recovered,Canada,2020-05-01 02:32:28,0.0,0.0,21424.0</text:p>
      <text:p text:style-name="Preformatted_20_Text">20216,04/30/2020,Recovered,US,2020-05-01 02:32:28,0.0,0.0,153947.0</text:p>
      <text:p text:style-name="Preformatted_20_Text">20217,04/30/2020,Reunion,France,2020-05-01 02:32:28,420.0,0.0,300.0</text:p>
      <text:p text:style-name="Preformatted_20_Text">20218,04/30/2020,Rhode Island,US,2020-05-01 02:32:28,8621.0,266.0,0.0</text:p>
      <text:p text:style-name="Preformatted_20_Text">20219,04/30/2020,Saint Barthelemy,France,2020-05-01 02:32:28,6.0,0.0,6.0</text:p>
      <text:p text:style-name="Preformatted_20_Text">20220,04/30/2020,Saint Pierre and Miquelon,France,2020-05-01 02:32:28,1.0,0.0,0.0</text:p>
      <text:p text:style-name="Preformatted_20_Text">20221,04/30/2020,Saskatchewan,Canada,2020-05-01 02:32:28,389.0,7.0,0.0</text:p>
      <text:p text:style-name="Preformatted_20_Text">20222,04/30/2020,Shaanxi,Mainland China,2020-05-01 02:32:28,306.0,3.0,254.0</text:p>
      <text:p text:style-name="Preformatted_20_Text">20223,04/30/2020,Shandong,Mainland China,2020-05-01 02:32:28,787.0,7.0,772.0</text:p>
      <text:p text:style-name="Preformatted_20_Text">20224,04/30/2020,Shanghai,Mainland China,2020-05-01 02:32:28,652.0,7.0,599.0</text:p>
      <text:p text:style-name="Preformatted_20_Text">20225,04/30/2020,Shanxi,Mainland China,2020-05-01 02:32:28,197.0,0.0,172.0</text:p>
      <text:p text:style-name="Preformatted_20_Text">20226,04/30/2020,Sichuan,Mainland China,2020-05-01 02:32:28,561.0,3.0,558.0</text:p>
      <text:p text:style-name="Preformatted_20_Text">20227,04/30/2020,Sint Maarten,Netherlands,2020-05-01 02:32:28,75.0,13.0,33.0</text:p>
      <text:p text:style-name="Preformatted_20_Text">20228,04/30/2020,South Australia,Australia,2020-05-01 02:32:28,438.0,4.0,420.0</text:p>
      <text:p text:style-name="Preformatted_20_Text">20229,04/30/2020,South Carolina,US,2020-05-01 02:32:28,6095.0,244.0,0.0</text:p>
      <text:p text:style-name="Preformatted_20_Text">20230,04/30/2020,South Dakota,US,2020-05-01 02:32:28,2449.0,17.0,0.0</text:p>
      <text:p text:style-name="Preformatted_20_Text">20231,04/30/2020,St Martin,France,2020-05-01 02:32:28,38.0,3.0,24.0</text:p>
      <text:p text:style-name="Preformatted_20_Text">20232,04/30/2020,Tasmania,Australia,2020-05-01 02:32:28,221.0,13.0,153.0</text:p>
      <text:p text:style-name="Preformatted_20_Text">20233,04/30/2020,Tennessee,US,2020-05-01 02:32:28,10735.0,199.0,0.0</text:p>
      <text:p text:style-name="Preformatted_20_Text">20234,04/30/2020,Texas,US,2020-05-01 02:32:28,28727.0,812.0,0.0</text:p>
      <text:p text:style-name="Preformatted_20_Text">20235,04/30/2020,Tianjin,Mainland China,2020-05-01 02:32:28,190.0,3.0,184.0</text:p>
      <text:p text:style-name="Preformatted_20_Text">20236,04/30/2020,Tibet,Mainland China,2020-05-01 02:32:28,1.0,0.0,1.0</text:p>
      <text:p text:style-name="Preformatted_20_Text">20237,04/30/2020,Turks and Caicos Islands,UK,2020-05-01 02:32:28,12.0,1.0,5.0</text:p>
      <text:p text:style-name="Preformatted_20_Text">20238,04/30/2020,Utah,US,2020-05-01 02:32:28,4672.0,46.0,0.0</text:p>
      <text:p text:style-name="Preformatted_20_Text">20239,04/30/2020,Vermont,US,2020-05-01 02:32:28,866.0,49.0,0.0</text:p>
      <text:p text:style-name="Preformatted_20_Text"><text:soft-page-break/>20240,04/30/2020,Victoria,Australia,2020-05-01 02:32:28,1364.0,18.0,1293.0</text:p>
      <text:p text:style-name="Preformatted_20_Text">20241,04/30/2020,Virgin Islands,US,2020-05-01 02:32:28,66.0,4.0,0.0</text:p>
      <text:p text:style-name="Preformatted_20_Text">20242,04/30/2020,Virginia,US,2020-05-01 02:32:28,15847.0,552.0,0.0</text:p>
      <text:p text:style-name="Preformatted_20_Text">20243,04/30/2020,Washington,US,2020-05-01 02:32:28,14327.0,814.0,0.0</text:p>
      <text:p text:style-name="Preformatted_20_Text">20244,04/30/2020,West Virginia,US,2020-05-01 02:32:28,1125.0,41.0,0.0</text:p>
      <text:p text:style-name="Preformatted_20_Text">20245,04/30/2020,Western Australia,Australia,2020-05-01 02:32:28,551.0,8.0,507.0</text:p>
      <text:p text:style-name="Preformatted_20_Text">20246,04/30/2020,Wisconsin,US,2020-05-01 02:32:28,6854.0,316.0,0.0</text:p>
      <text:p text:style-name="Preformatted_20_Text">20247,04/30/2020,Wyoming,US,2020-05-01 02:32:28,559.0,7.0,0.0</text:p>
      <text:p text:style-name="Preformatted_20_Text">20248,04/30/2020,Xinjiang,Mainland China,2020-05-01 02:32:28,76.0,3.0,73.0</text:p>
      <text:p text:style-name="Preformatted_20_Text">20249,04/30/2020,Yukon,Canada,2020-05-01 02:32:28,11.0,0.0,0.0</text:p>
      <text:p text:style-name="Preformatted_20_Text">20250,04/30/2020,Yunnan,Mainland China,2020-05-01 02:32:28,185.0,2.0,181.0</text:p>
      <text:p text:style-name="Preformatted_20_Text">20251,04/30/2020,Zhejiang,Mainland China,2020-05-01 02:32:28,1268.0,1.0,1264.0</text:p>
      <text:p text:style-name="Preformatted_20_Text">20252,05/01/2020,,Afghanistan,2020-05-02 02:32:27,2335.0,68.0,310.0</text:p>
      <text:p text:style-name="Preformatted_20_Text">20253,05/01/2020,,Albania,2020-05-02 02:32:27,782.0,31.0,488.0</text:p>
      <text:p text:style-name="Preformatted_20_Text">20254,05/01/2020,,Algeria,2020-05-02 02:32:27,4154.0,453.0,1821.0</text:p>
      <text:p text:style-name="Preformatted_20_Text">20255,05/01/2020,,Andorra,2020-05-02 02:32:27,745.0,43.0,468.0</text:p>
      <text:p text:style-name="Preformatted_20_Text">20256,05/01/2020,,Angola,2020-05-02 02:32:27,30.0,2.0,11.0</text:p>
      <text:p text:style-name="Preformatted_20_Text">20257,05/01/2020,,Antigua and Barbuda,2020-05-02 02:32:27,25.0,3.0,15.0</text:p>
      <text:p text:style-name="Preformatted_20_Text">20258,05/01/2020,,Argentina,2020-05-02 02:32:27,4532.0,225.0,1292.0</text:p>
      <text:p text:style-name="Preformatted_20_Text">20259,05/01/2020,,Armenia,2020-05-02 02:32:27,2148.0,33.0,977.0</text:p>
      <text:p text:style-name="Preformatted_20_Text">20260,05/01/2020,,Austria,2020-05-02 02:32:27,15531.0,589.0,13110.0</text:p>
      <text:p text:style-name="Preformatted_20_Text">20261,05/01/2020,,Azerbaijan,2020-05-02 02:32:27,1854.0,25.0,1365.0</text:p>
      <text:p text:style-name="Preformatted_20_Text">20262,05/01/2020,,Bahamas,2020-05-02 02:32:27,81.0,11.0,24.0</text:p>
      <text:p text:style-name="Preformatted_20_Text">20263,05/01/2020,,Bahrain,2020-05-02 02:32:27,3170.0,8.0,1555.0</text:p>
      <text:p text:style-name="Preformatted_20_Text">20264,05/01/2020,,Bangladesh,2020-05-02 02:32:27,8238.0,170.0,174.0</text:p>
      <text:p text:style-name="Preformatted_20_Text">20265,05/01/2020,,Barbados,2020-05-02 02:32:27,81.0,7.0,39.0</text:p>
      <text:p text:style-name="Preformatted_20_Text">20266,05/01/2020,,Belarus,2020-05-02 02:32:27,14917.0,93.0,2918.0</text:p>
      <text:p text:style-name="Preformatted_20_Text">20267,05/01/2020,,Belgium,2020-05-02 02:32:27,49032.0,7703.0,11892.0</text:p>
      <text:p text:style-name="Preformatted_20_Text">20268,05/01/2020,,Belize,2020-05-02 02:32:27,18.0,2.0,13.0</text:p>
      <text:p text:style-name="Preformatted_20_Text">20269,05/01/2020,,Benin,2020-05-02 02:32:27,90.0,2.0,42.0</text:p>
      <text:p text:style-name="Preformatted_20_Text">20270,05/01/2020,,Bhutan,2020-05-02 02:32:27,7.0,0.0,5.0</text:p>
      <text:p text:style-name="Preformatted_20_Text">20271,05/01/2020,,Bolivia,2020-05-02 02:32:27,1229.0,66.0,134.0</text:p>
      <text:p text:style-name="Preformatted_20_Text">20272,05/01/2020,,Bosnia and Herzegovina,2020-05-02 02:32:27,1781.0,70.0,755.0</text:p>
      <text:p text:style-name="Preformatted_20_Text">20273,05/01/2020,,Botswana,2020-05-02 02:32:27,23.0,1.0,8.0</text:p>
      <text:p text:style-name="Preformatted_20_Text">20274,05/01/2020,,Brazil,2020-05-02 02:32:27,92202.0,6412.0,38039.0</text:p>
      <text:p text:style-name="Preformatted_20_Text">20275,05/01/2020,,Brunei,2020-05-02 02:32:27,138.0,1.0,124.0</text:p>
      <text:p text:style-name="Preformatted_20_Text">20276,05/01/2020,,Bulgaria,2020-05-02 02:32:27,1555.0,68.0,276.0</text:p>
      <text:p text:style-name="Preformatted_20_Text">20277,05/01/2020,,Burkina Faso,2020-05-02 02:32:27,649.0,44.0,517.0</text:p>
      <text:p text:style-name="Preformatted_20_Text">20278,05/01/2020,,Burma,2020-05-02 02:32:27,151.0,6.0,31.0</text:p>
      <text:p text:style-name="Preformatted_20_Text">20279,05/01/2020,,Burundi,2020-05-02 02:32:27,11.0,1.0,4.0</text:p>
      <text:p text:style-name="Preformatted_20_Text">20280,05/01/2020,,Cabo Verde,2020-05-02 02:32:27,122.0,1.0,18.0</text:p>
      <text:p text:style-name="Preformatted_20_Text">20281,05/01/2020,,Cambodia,2020-05-02 02:32:27,122.0,0.0,120.0</text:p>
      <text:p text:style-name="Preformatted_20_Text">20282,05/01/2020,,Cameroon,2020-05-02 02:32:27,1832.0,61.0,934.0</text:p>
      <text:p text:style-name="Preformatted_20_Text">20283,05/01/2020,,Central African Republic,2020-05-02 02:32:27,72.0,0.0,10.0</text:p>
      <text:p text:style-name="Preformatted_20_Text">20284,05/01/2020,,Chad,2020-05-02 02:32:27,73.0,5.0,33.0</text:p>
      <text:p text:style-name="Preformatted_20_Text">20285,05/01/2020,,Chile,2020-05-02 02:32:27,17008.0,234.0,9018.0</text:p>
      <text:p text:style-name="Preformatted_20_Text">20286,05/01/2020,,Colombia,2020-05-02 02:32:27,7006.0,314.0,1551.0</text:p>
      <text:p text:style-name="Preformatted_20_Text">20287,05/01/2020,,Comoros,2020-05-02 02:32:27,1.0,0.0,0.0</text:p>
      <text:p text:style-name="Preformatted_20_Text">20288,05/01/2020,,Congo (Brazzaville),2020-05-02 02:32:27,229.0,9.0,25.0</text:p>
      <text:p text:style-name="Preformatted_20_Text">20289,05/01/2020,,Congo (Kinshasa),2020-05-02 02:32:27,604.0,32.0,75.0</text:p>
      <text:p text:style-name="Preformatted_20_Text">20290,05/01/2020,,Costa Rica,2020-05-02 02:32:27,725.0,6.0,355.0</text:p>
      <text:p text:style-name="Preformatted_20_Text">20291,05/01/2020,,Croatia,2020-05-02 02:32:27,2085.0,75.0,1421.0</text:p>
      <text:p text:style-name="Preformatted_20_Text">20292,05/01/2020,,Cuba,2020-05-02 02:32:27,1537.0,64.0,714.0</text:p>
      <text:p text:style-name="Preformatted_20_Text">20293,05/01/2020,,Cyprus,2020-05-02 02:32:27,857.0,15.0,296.0</text:p>
      <text:p text:style-name="Preformatted_20_Text">20294,05/01/2020,,Czech Republic,2020-05-02 02:32:27,7737.0,240.0,3372.0</text:p>
      <text:p text:style-name="Preformatted_20_Text">20295,05/01/2020,,Denmark,2020-05-02 02:32:27,9311.0,460.0,6729.0</text:p>
      <text:p text:style-name="Preformatted_20_Text">20296,05/01/2020,,Diamond Princess,2020-05-02 02:32:27,712.0,13.0,645.0</text:p>
      <text:p text:style-name="Preformatted_20_Text">20297,05/01/2020,,Djibouti,2020-05-02 02:32:27,1097.0,2.0,672.0</text:p>
      <text:p text:style-name="Preformatted_20_Text">20298,05/01/2020,,Dominica,2020-05-02 02:32:27,16.0,0.0,13.0</text:p>
      <text:p text:style-name="Preformatted_20_Text">20299,05/01/2020,,Dominican Republic,2020-05-02 02:32:27,7288.0,313.0,1387.0</text:p>
      <text:p text:style-name="Preformatted_20_Text">20300,05/01/2020,,Ecuador,2020-05-02 02:32:27,26336.0,1063.0,1913.0</text:p>
      <text:p text:style-name="Preformatted_20_Text">20301,05/01/2020,,Egypt,2020-05-02 02:32:27,5895.0,406.0,1460.0</text:p>
      <text:p text:style-name="Preformatted_20_Text">20302,05/01/2020,,El Salvador,2020-05-02 02:32:27,424.0,10.0,124.0</text:p>
      <text:p text:style-name="Preformatted_20_Text">20303,05/01/2020,,Equatorial Guinea,2020-05-02 02:32:27,315.0,1.0,9.0</text:p>
      <text:p text:style-name="Preformatted_20_Text"><text:soft-page-break/>20304,05/01/2020,,Eritrea,2020-05-02 02:32:27,39.0,0.0,26.0</text:p>
      <text:p text:style-name="Preformatted_20_Text">20305,05/01/2020,,Estonia,2020-05-02 02:32:27,1694.0,52.0,253.0</text:p>
      <text:p text:style-name="Preformatted_20_Text">20306,05/01/2020,,Eswatini,2020-05-02 02:32:27,106.0,1.0,12.0</text:p>
      <text:p text:style-name="Preformatted_20_Text">20307,05/01/2020,,Ethiopia,2020-05-02 02:32:27,133.0,3.0,66.0</text:p>
      <text:p text:style-name="Preformatted_20_Text">20308,05/01/2020,,Fiji,2020-05-02 02:32:27,18.0,0.0,12.0</text:p>
      <text:p text:style-name="Preformatted_20_Text">20309,05/01/2020,,Finland,2020-05-02 02:32:27,5051.0,218.0,3000.0</text:p>
      <text:p text:style-name="Preformatted_20_Text">20310,05/01/2020,,France,2020-05-02 02:32:27,165764.0,24594.0,50212.0</text:p>
      <text:p text:style-name="Preformatted_20_Text">20311,05/01/2020,,Gabon,2020-05-02 02:32:27,276.0,3.0,67.0</text:p>
      <text:p text:style-name="Preformatted_20_Text">20312,05/01/2020,,Gambia,2020-05-02 02:32:27,12.0,1.0,8.0</text:p>
      <text:p text:style-name="Preformatted_20_Text">20313,05/01/2020,,Georgia,2020-05-02 02:32:27,566.0,7.0,207.0</text:p>
      <text:p text:style-name="Preformatted_20_Text">20314,05/01/2020,,Germany,2020-05-02 02:32:27,164077.0,6736.0,126900.0</text:p>
      <text:p text:style-name="Preformatted_20_Text">20315,05/01/2020,,Ghana,2020-05-02 02:32:27,2074.0,17.0,212.0</text:p>
      <text:p text:style-name="Preformatted_20_Text">20316,05/01/2020,,Greece,2020-05-02 02:32:27,2612.0,140.0,1374.0</text:p>
      <text:p text:style-name="Preformatted_20_Text">20317,05/01/2020,,Grenada,2020-05-02 02:32:27,20.0,0.0,13.0</text:p>
      <text:p text:style-name="Preformatted_20_Text">20318,05/01/2020,,Guatemala,2020-05-02 02:32:27,644.0,16.0,72.0</text:p>
      <text:p text:style-name="Preformatted_20_Text">20319,05/01/2020,,Guinea,2020-05-02 02:32:27,1537.0,7.0,342.0</text:p>
      <text:p text:style-name="Preformatted_20_Text">20320,05/01/2020,,Guinea-Bissau,2020-05-02 02:32:27,257.0,1.0,19.0</text:p>
      <text:p text:style-name="Preformatted_20_Text">20321,05/01/2020,,Guyana,2020-05-02 02:32:27,82.0,9.0,22.0</text:p>
      <text:p text:style-name="Preformatted_20_Text">20322,05/01/2020,,Haiti,2020-05-02 02:32:27,85.0,8.0,10.0</text:p>
      <text:p text:style-name="Preformatted_20_Text">20323,05/01/2020,,Holy See,2020-05-02 02:32:27,11.0,0.0,2.0</text:p>
      <text:p text:style-name="Preformatted_20_Text">20324,05/01/2020,,Honduras,2020-05-02 02:32:27,804.0,75.0,112.0</text:p>
      <text:p text:style-name="Preformatted_20_Text">20325,05/01/2020,,Hungary,2020-05-02 02:32:27,2863.0,323.0,609.0</text:p>
      <text:p text:style-name="Preformatted_20_Text">20326,05/01/2020,,Iceland,2020-05-02 02:32:27,1798.0,10.0,1689.0</text:p>
      <text:p text:style-name="Preformatted_20_Text">20327,05/01/2020,,India,2020-05-02 02:32:27,37257.0,1223.0,10007.0</text:p>
      <text:p text:style-name="Preformatted_20_Text">20328,05/01/2020,,Indonesia,2020-05-02 02:32:27,10551.0,800.0,1591.0</text:p>
      <text:p text:style-name="Preformatted_20_Text">20329,05/01/2020,,Iran,2020-05-02 02:32:27,95646.0,6091.0,76318.0</text:p>
      <text:p text:style-name="Preformatted_20_Text">20330,05/01/2020,,Iraq,2020-05-02 02:32:27,2153.0,94.0,1414.0</text:p>
      <text:p text:style-name="Preformatted_20_Text">20331,05/01/2020,,Ireland,2020-05-02 02:32:27,20833.0,1265.0,13386.0</text:p>
      <text:p text:style-name="Preformatted_20_Text">20332,05/01/2020,,Israel,2020-05-02 02:32:27,16101.0,225.0,9156.0</text:p>
      <text:p text:style-name="Preformatted_20_Text">20333,05/01/2020,,Italy,2020-05-02 02:32:27,207428.0,28236.0,78249.0</text:p>
      <text:p text:style-name="Preformatted_20_Text">20334,05/01/2020,,Ivory Coast,2020-05-02 02:32:27,1333.0,15.0,597.0</text:p>
      <text:p text:style-name="Preformatted_20_Text">20335,05/01/2020,,Jamaica,2020-05-02 02:32:27,432.0,8.0,31.0</text:p>
      <text:p text:style-name="Preformatted_20_Text">20336,05/01/2020,,Japan,2020-05-02 02:32:27,14305.0,455.0,2975.0</text:p>
      <text:p text:style-name="Preformatted_20_Text">20337,05/01/2020,,Jordan,2020-05-02 02:32:27,459.0,8.0,364.0</text:p>
      <text:p text:style-name="Preformatted_20_Text">20338,05/01/2020,,Kazakhstan,2020-05-02 02:32:27,3597.0,25.0,922.0</text:p>
      <text:p text:style-name="Preformatted_20_Text">20339,05/01/2020,,Kenya,2020-05-02 02:32:27,411.0,21.0,150.0</text:p>
      <text:p text:style-name="Preformatted_20_Text">20340,05/01/2020,,Kosovo,2020-05-02 02:32:27,806.0,22.0,271.0</text:p>
      <text:p text:style-name="Preformatted_20_Text">20341,05/01/2020,,Kuwait,2020-05-02 02:32:27,4377.0,30.0,1602.0</text:p>
      <text:p text:style-name="Preformatted_20_Text">20342,05/01/2020,,Kyrgyzstan,2020-05-02 02:32:27,756.0,8.0,504.0</text:p>
      <text:p text:style-name="Preformatted_20_Text">20343,05/01/2020,,Laos,2020-05-02 02:32:27,19.0,0.0,8.0</text:p>
      <text:p text:style-name="Preformatted_20_Text">20344,05/01/2020,,Latvia,2020-05-02 02:32:27,870.0,16.0,348.0</text:p>
      <text:p text:style-name="Preformatted_20_Text">20345,05/01/2020,,Lebanon,2020-05-02 02:32:27,729.0,24.0,192.0</text:p>
      <text:p text:style-name="Preformatted_20_Text">20346,05/01/2020,,Liberia,2020-05-02 02:32:27,152.0,18.0,45.0</text:p>
      <text:p text:style-name="Preformatted_20_Text">20347,05/01/2020,,Libya,2020-05-02 02:32:27,63.0,3.0,18.0</text:p>
      <text:p text:style-name="Preformatted_20_Text">20348,05/01/2020,,Liechtenstein,2020-05-02 02:32:27,82.0,1.0,55.0</text:p>
      <text:p text:style-name="Preformatted_20_Text">20349,05/01/2020,,Lithuania,2020-05-02 02:32:27,1399.0,45.0,594.0</text:p>
      <text:p text:style-name="Preformatted_20_Text">20350,05/01/2020,,Luxembourg,2020-05-02 02:32:27,3802.0,92.0,3213.0</text:p>
      <text:p text:style-name="Preformatted_20_Text">20351,05/01/2020,,MS Zaandam,2020-05-02 02:32:27,9.0,2.0,0.0</text:p>
      <text:p text:style-name="Preformatted_20_Text">20352,05/01/2020,,Madagascar,2020-05-02 02:32:27,132.0,0.0,94.0</text:p>
      <text:p text:style-name="Preformatted_20_Text">20353,05/01/2020,,Malawi,2020-05-02 02:32:27,37.0,3.0,9.0</text:p>
      <text:p text:style-name="Preformatted_20_Text">20354,05/01/2020,,Malaysia,2020-05-02 02:32:27,6071.0,103.0,4210.0</text:p>
      <text:p text:style-name="Preformatted_20_Text">20355,05/01/2020,,Maldives,2020-05-02 02:32:27,491.0,1.0,17.0</text:p>
      <text:p text:style-name="Preformatted_20_Text">20356,05/01/2020,,Mali,2020-05-02 02:32:27,508.0,26.0,196.0</text:p>
      <text:p text:style-name="Preformatted_20_Text">20357,05/01/2020,,Malta,2020-05-02 02:32:27,467.0,4.0,383.0</text:p>
      <text:p text:style-name="Preformatted_20_Text">20358,05/01/2020,,Mauritania,2020-05-02 02:32:27,8.0,1.0,6.0</text:p>
      <text:p text:style-name="Preformatted_20_Text">20359,05/01/2020,,Mauritius,2020-05-02 02:32:27,332.0,10.0,312.0</text:p>
      <text:p text:style-name="Preformatted_20_Text">20360,05/01/2020,,Mexico,2020-05-02 02:32:27,20739.0,1972.0,12377.0</text:p>
      <text:p text:style-name="Preformatted_20_Text">20361,05/01/2020,,Moldova,2020-05-02 02:32:27,3980.0,122.0,1272.0</text:p>
      <text:p text:style-name="Preformatted_20_Text">20362,05/01/2020,,Monaco,2020-05-02 02:32:27,95.0,4.0,73.0</text:p>
      <text:p text:style-name="Preformatted_20_Text">20363,05/01/2020,,Mongolia,2020-05-02 02:32:27,38.0,0.0,10.0</text:p>
      <text:p text:style-name="Preformatted_20_Text">20364,05/01/2020,,Montenegro,2020-05-02 02:32:27,322.0,7.0,233.0</text:p>
      <text:p text:style-name="Preformatted_20_Text">20365,05/01/2020,,Morocco,2020-05-02 02:32:27,4569.0,171.0,1083.0</text:p>
      <text:p text:style-name="Preformatted_20_Text">20366,05/01/2020,,Mozambique,2020-05-02 02:32:27,79.0,0.0,12.0</text:p>
      <text:p text:style-name="Preformatted_20_Text">20367,05/01/2020,,Namibia,2020-05-02 02:32:27,16.0,0.0,8.0</text:p>
      <text:p text:style-name="Preformatted_20_Text"><text:soft-page-break/>20368,05/01/2020,,Nepal,2020-05-02 02:32:27,59.0,0.0,16.0</text:p>
      <text:p text:style-name="Preformatted_20_Text">20369,05/01/2020,,Netherlands,2020-05-02 02:32:27,39791.0,4893.0,0.0</text:p>
      <text:p text:style-name="Preformatted_20_Text">20370,05/01/2020,,New Zealand,2020-05-02 02:32:27,1485.0,20.0,1263.0</text:p>
      <text:p text:style-name="Preformatted_20_Text">20371,05/01/2020,,Nicaragua,2020-05-02 02:32:27,14.0,3.0,7.0</text:p>
      <text:p text:style-name="Preformatted_20_Text">20372,05/01/2020,,Niger,2020-05-02 02:32:27,728.0,33.0,478.0</text:p>
      <text:p text:style-name="Preformatted_20_Text">20373,05/01/2020,,Nigeria,2020-05-02 02:32:27,2170.0,68.0,351.0</text:p>
      <text:p text:style-name="Preformatted_20_Text">20374,05/01/2020,,North Macedonia,2020-05-02 02:32:27,1494.0,81.0,807.0</text:p>
      <text:p text:style-name="Preformatted_20_Text">20375,05/01/2020,,Norway,2020-05-02 02:32:27,7783.0,210.0,32.0</text:p>
      <text:p text:style-name="Preformatted_20_Text">20376,05/01/2020,,Oman,2020-05-02 02:32:27,2447.0,11.0,495.0</text:p>
      <text:p text:style-name="Preformatted_20_Text">20377,05/01/2020,,Pakistan,2020-05-02 02:32:27,18114.0,417.0,4715.0</text:p>
      <text:p text:style-name="Preformatted_20_Text">20378,05/01/2020,,Panama,2020-05-02 02:32:27,6720.0,192.0,622.0</text:p>
      <text:p text:style-name="Preformatted_20_Text">20379,05/01/2020,,Papua New Guinea,2020-05-02 02:32:27,8.0,0.0,0.0</text:p>
      <text:p text:style-name="Preformatted_20_Text">20380,05/01/2020,,Paraguay,2020-05-02 02:32:27,333.0,10.0,115.0</text:p>
      <text:p text:style-name="Preformatted_20_Text">20381,05/01/2020,,Peru,2020-05-02 02:32:27,40459.0,1124.0,11129.0</text:p>
      <text:p text:style-name="Preformatted_20_Text">20382,05/01/2020,,Philippines,2020-05-02 02:32:27,8772.0,579.0,1084.0</text:p>
      <text:p text:style-name="Preformatted_20_Text">20383,05/01/2020,,Poland,2020-05-02 02:32:27,13105.0,651.0,3491.0</text:p>
      <text:p text:style-name="Preformatted_20_Text">20384,05/01/2020,,Portugal,2020-05-02 02:32:27,25351.0,1007.0,1647.0</text:p>
      <text:p text:style-name="Preformatted_20_Text">20385,05/01/2020,,Qatar,2020-05-02 02:32:27,14096.0,12.0,1436.0</text:p>
      <text:p text:style-name="Preformatted_20_Text">20386,05/01/2020,,Romania,2020-05-02 02:32:27,12567.0,744.0,4328.0</text:p>
      <text:p text:style-name="Preformatted_20_Text">20387,05/01/2020,,Russia,2020-05-02 02:32:27,114431.0,1169.0,13220.0</text:p>
      <text:p text:style-name="Preformatted_20_Text">20388,05/01/2020,,Rwanda,2020-05-02 02:32:27,249.0,0.0,109.0</text:p>
      <text:p text:style-name="Preformatted_20_Text">20389,05/01/2020,,Saint Kitts and Nevis,2020-05-02 02:32:27,15.0,0.0,8.0</text:p>
      <text:p text:style-name="Preformatted_20_Text">20390,05/01/2020,,Saint Lucia,2020-05-02 02:32:27,17.0,0.0,15.0</text:p>
      <text:p text:style-name="Preformatted_20_Text">20391,05/01/2020,,Saint Vincent and the Grenadines,2020-05-02 02:32:27,16.0,0.0,8.0</text:p>
      <text:p text:style-name="Preformatted_20_Text">20392,05/01/2020,,San Marino,2020-05-02 02:32:27,580.0,41.0,82.0</text:p>
      <text:p text:style-name="Preformatted_20_Text">20393,05/01/2020,,Sao Tome and Principe,2020-05-02 02:32:27,16.0,1.0,4.0</text:p>
      <text:p text:style-name="Preformatted_20_Text">20394,05/01/2020,,Saudi Arabia,2020-05-02 02:32:27,24097.0,169.0,3555.0</text:p>
      <text:p text:style-name="Preformatted_20_Text">20395,05/01/2020,,Senegal,2020-05-02 02:32:27,1024.0,9.0,356.0</text:p>
      <text:p text:style-name="Preformatted_20_Text">20396,05/01/2020,,Serbia,2020-05-02 02:32:27,9009.0,179.0,1343.0</text:p>
      <text:p text:style-name="Preformatted_20_Text">20397,05/01/2020,,Seychelles,2020-05-02 02:32:27,11.0,0.0,6.0</text:p>
      <text:p text:style-name="Preformatted_20_Text">20398,05/01/2020,,Sierra Leone,2020-05-02 02:32:27,136.0,7.0,21.0</text:p>
      <text:p text:style-name="Preformatted_20_Text">20399,05/01/2020,,Singapore,2020-05-02 02:32:27,17101.0,16.0,1268.0</text:p>
      <text:p text:style-name="Preformatted_20_Text">20400,05/01/2020,,Slovakia,2020-05-02 02:32:27,1403.0,23.0,558.0</text:p>
      <text:p text:style-name="Preformatted_20_Text">20401,05/01/2020,,Slovenia,2020-05-02 02:32:27,1434.0,92.0,233.0</text:p>
      <text:p text:style-name="Preformatted_20_Text">20402,05/01/2020,,Somalia,2020-05-02 02:32:27,601.0,28.0,31.0</text:p>
      <text:p text:style-name="Preformatted_20_Text">20403,05/01/2020,,South Africa,2020-05-02 02:32:27,5951.0,116.0,2382.0</text:p>
      <text:p text:style-name="Preformatted_20_Text">20404,05/01/2020,,South Korea,2020-05-02 02:32:27,10780.0,250.0,9123.0</text:p>
      <text:p text:style-name="Preformatted_20_Text">20405,05/01/2020,,South Sudan,2020-05-02 02:32:27,45.0,0.0,0.0</text:p>
      <text:p text:style-name="Preformatted_20_Text">20406,05/01/2020,,Spain,2020-05-02 02:32:27,213435.0,24543.0,112050.0</text:p>
      <text:p text:style-name="Preformatted_20_Text">20407,05/01/2020,,Sri Lanka,2020-05-02 02:32:27,690.0,7.0,162.0</text:p>
      <text:p text:style-name="Preformatted_20_Text">20408,05/01/2020,,Sudan,2020-05-02 02:32:27,533.0,36.0,46.0</text:p>
      <text:p text:style-name="Preformatted_20_Text">20409,05/01/2020,,Suriname,2020-05-02 02:32:27,10.0,1.0,8.0</text:p>
      <text:p text:style-name="Preformatted_20_Text">20410,05/01/2020,,Sweden,2020-05-02 02:32:27,21520.0,2653.0,1005.0</text:p>
      <text:p text:style-name="Preformatted_20_Text">20411,05/01/2020,,Switzerland,2020-05-02 02:32:27,29705.0,1754.0,23900.0</text:p>
      <text:p text:style-name="Preformatted_20_Text">20412,05/01/2020,,Syria,2020-05-02 02:32:27,44.0,3.0,27.0</text:p>
      <text:p text:style-name="Preformatted_20_Text">20413,05/01/2020,,Taiwan,2020-05-02 02:32:27,429.0,6.0,324.0</text:p>
      <text:p text:style-name="Preformatted_20_Text">20414,05/01/2020,,Tajikistan,2020-05-02 02:32:27,15.0,0.0,0.0</text:p>
      <text:p text:style-name="Preformatted_20_Text">20415,05/01/2020,,Tanzania,2020-05-02 02:32:27,480.0,16.0,167.0</text:p>
      <text:p text:style-name="Preformatted_20_Text">20416,05/01/2020,,Thailand,2020-05-02 02:32:27,2960.0,54.0,2719.0</text:p>
      <text:p text:style-name="Preformatted_20_Text">20417,05/01/2020,,Timor-Leste,2020-05-02 02:32:27,24.0,0.0,16.0</text:p>
      <text:p text:style-name="Preformatted_20_Text">20418,05/01/2020,,Togo,2020-05-02 02:32:27,123.0,9.0,66.0</text:p>
      <text:p text:style-name="Preformatted_20_Text">20419,05/01/2020,,Trinidad and Tobago,2020-05-02 02:32:27,116.0,8.0,83.0</text:p>
      <text:p text:style-name="Preformatted_20_Text">20420,05/01/2020,,Tunisia,2020-05-02 02:32:27,998.0,41.0,316.0</text:p>
      <text:p text:style-name="Preformatted_20_Text">20421,05/01/2020,,Turkey,2020-05-02 02:32:27,122392.0,3258.0,53808.0</text:p>
      <text:p text:style-name="Preformatted_20_Text">20422,05/01/2020,,UK,2020-05-02 02:32:27,177454.0,27510.0,0.0</text:p>
      <text:p text:style-name="Preformatted_20_Text">20423,05/01/2020,,Uganda,2020-05-02 02:32:27,85.0,0.0,52.0</text:p>
      <text:p text:style-name="Preformatted_20_Text">20424,05/01/2020,,Ukraine,2020-05-02 02:32:27,10861.0,272.0,1413.0</text:p>
      <text:p text:style-name="Preformatted_20_Text">20425,05/01/2020,,United Arab Emirates,2020-05-02 02:32:27,13038.0,111.0,2543.0</text:p>
      <text:p text:style-name="Preformatted_20_Text">20426,05/01/2020,,Uruguay,2020-05-02 02:32:27,648.0,17.0,435.0</text:p>
      <text:p text:style-name="Preformatted_20_Text">20427,05/01/2020,,Uzbekistan,2020-05-02 02:32:27,2086.0,9.0,1212.0</text:p>
      <text:p text:style-name="Preformatted_20_Text">20428,05/01/2020,,Venezuela,2020-05-02 02:32:27,335.0,10.0,148.0</text:p>
      <text:p text:style-name="Preformatted_20_Text">20429,05/01/2020,,Vietnam,2020-05-02 02:32:27,270.0,0.0,219.0</text:p>
      <text:p text:style-name="Preformatted_20_Text">20430,05/01/2020,,West Bank and Gaza,2020-05-02 02:32:27,353.0,2.0,76.0</text:p>
      <text:p text:style-name="Preformatted_20_Text"><text:soft-page-break/>20431,05/01/2020,,Western Sahara,2020-05-02 02:32:27,6.0,0.0,5.0</text:p>
      <text:p text:style-name="Preformatted_20_Text">20432,05/01/2020,,Yemen,2020-05-02 02:32:27,7.0,2.0,1.0</text:p>
      <text:p text:style-name="Preformatted_20_Text">20433,05/01/2020,,Zambia,2020-05-02 02:32:27,109.0,3.0,74.0</text:p>
      <text:p text:style-name="Preformatted_20_Text">20434,05/01/2020,,Zimbabwe,2020-05-02 02:32:27,40.0,4.0,5.0</text:p>
      <text:p text:style-name="Preformatted_20_Text">20435,05/01/2020,Alabama,US,2020-05-02 02:32:27,7294.0,289.0,0.0</text:p>
      <text:p text:style-name="Preformatted_20_Text">20436,05/01/2020,Alaska,US,2020-05-02 02:32:27,364.0,9.0,0.0</text:p>
      <text:p text:style-name="Preformatted_20_Text">20437,05/01/2020,Alberta,Canada,2020-05-02 02:32:27,5573.0,92.0,0.0</text:p>
      <text:p text:style-name="Preformatted_20_Text">20438,05/01/2020,Anguilla,UK,2020-05-02 02:32:27,3.0,0.0,3.0</text:p>
      <text:p text:style-name="Preformatted_20_Text">20439,05/01/2020,Anhui,Mainland China,2020-05-02 02:32:27,991.0,6.0,985.0</text:p>
      <text:p text:style-name="Preformatted_20_Text">20440,05/01/2020,Arizona,US,2020-05-02 02:32:27,7969.0,330.0,0.0</text:p>
      <text:p text:style-name="Preformatted_20_Text">20441,05/01/2020,Arkansas,US,2020-05-02 02:32:27,3337.0,64.0,0.0</text:p>
      <text:p text:style-name="Preformatted_20_Text">20442,05/01/2020,Aruba,Netherlands,2020-05-02 02:32:27,100.0,2.0,81.0</text:p>
      <text:p text:style-name="Preformatted_20_Text">20443,05/01/2020,Australian Capital Territory,Australia,2020-05-02 02:32:27,106.0,3.0,103.0</text:p>
      <text:p text:style-name="Preformatted_20_Text">20444,05/01/2020,Beijing,Mainland China,2020-05-02 02:32:27,593.0,9.0,547.0</text:p>
      <text:p text:style-name="Preformatted_20_Text">20445,05/01/2020,Bermuda,UK,2020-05-02 02:32:27,114.0,6.0,48.0</text:p>
      <text:p text:style-name="Preformatted_20_Text">20446,05/01/2020,"Bonaire, Sint Eustatius and Saba",Netherlands,2020-05-02 02:32:27,6.0,0.0,0.0</text:p>
      <text:p text:style-name="Preformatted_20_Text">20447,05/01/2020,British Columbia,Canada,2020-05-02 02:32:27,2145.0,112.0,0.0</text:p>
      <text:p text:style-name="Preformatted_20_Text">20448,05/01/2020,British Virgin Islands,UK,2020-05-02 02:32:27,6.0,1.0,3.0</text:p>
      <text:p text:style-name="Preformatted_20_Text">20449,05/01/2020,California,US,2020-05-02 02:32:27,52026.0,2126.0,0.0</text:p>
      <text:p text:style-name="Preformatted_20_Text">20450,05/01/2020,Cayman Islands,UK,2020-05-02 02:32:27,74.0,1.0,10.0</text:p>
      <text:p text:style-name="Preformatted_20_Text">20451,05/01/2020,Channel Islands,UK,2020-05-02 02:32:27,538.0,41.0,406.0</text:p>
      <text:p text:style-name="Preformatted_20_Text">20452,05/01/2020,Chongqing,Mainland China,2020-05-02 02:32:27,579.0,6.0,573.0</text:p>
      <text:p text:style-name="Preformatted_20_Text">20453,05/01/2020,Colorado,US,2020-05-02 02:32:27,15793.0,821.0,0.0</text:p>
      <text:p text:style-name="Preformatted_20_Text">20454,05/01/2020,Connecticut,US,2020-05-02 02:32:27,28764.0,2339.0,0.0</text:p>
      <text:p text:style-name="Preformatted_20_Text">20455,05/01/2020,Curacao,Netherlands,2020-05-02 02:32:27,16.0,1.0,13.0</text:p>
      <text:p text:style-name="Preformatted_20_Text">20456,05/01/2020,Delaware,US,2020-05-02 02:32:27,4918.0,159.0,0.0</text:p>
      <text:p text:style-name="Preformatted_20_Text">20457,05/01/2020,Diamond Princess cruise ship,Canada,2020-05-02 02:32:27,1.0,1.0,0.0</text:p>
      <text:p text:style-name="Preformatted_20_Text">20458,05/01/2020,Diamond Princess cruise ship,US,2020-05-02 02:32:27,49.0,0.0,0.0</text:p>
      <text:p text:style-name="Preformatted_20_Text">20459,05/01/2020,District of Columbia,US,2020-05-02 02:32:27,4658.0,231.0,0.0</text:p>
      <text:p text:style-name="Preformatted_20_Text">20460,05/01/2020,Falkland Islands (Malvinas),UK,2020-05-02 02:32:27,13.0,0.0,13.0</text:p>
      <text:p text:style-name="Preformatted_20_Text">20461,05/01/2020,Faroe Islands,Denmark,2020-05-02 02:32:27,187.0,0.0,184.0</text:p>
      <text:p text:style-name="Preformatted_20_Text">20462,05/01/2020,Florida,US,2020-05-02 02:32:27,34728.0,1314.0,0.0</text:p>
      <text:p text:style-name="Preformatted_20_Text">20463,05/01/2020,French Guiana,France,2020-05-02 02:32:27,128.0,1.0,98.0</text:p>
      <text:p text:style-name="Preformatted_20_Text">20464,05/01/2020,French Polynesia,France,2020-05-02 02:32:27,58.0,0.0,51.0</text:p>
      <text:p text:style-name="Preformatted_20_Text">20465,05/01/2020,Fujian,Mainland China,2020-05-02 02:32:27,356.0,1.0,353.0</text:p>
      <text:p text:style-name="Preformatted_20_Text">20466,05/01/2020,Gansu,Mainland China,2020-05-02 02:32:27,139.0,2.0,137.0</text:p>
      <text:p text:style-name="Preformatted_20_Text">20467,05/01/2020,Georgia,US,2020-05-02 02:32:27,27489.0,1169.0,0.0</text:p>
      <text:p text:style-name="Preformatted_20_Text">20468,05/01/2020,Gibraltar,UK,2020-05-02 02:32:27,144.0,0.0,131.0</text:p>
      <text:p text:style-name="Preformatted_20_Text">20469,05/01/2020,Grand Princess,Canada,2020-05-02 02:32:27,13.0,0.0,0.0</text:p>
      <text:p text:style-name="Preformatted_20_Text">20470,05/01/2020,Grand Princess,US,2020-05-02 02:32:27,103.0,3.0,0.0</text:p>
      <text:p text:style-name="Preformatted_20_Text">20471,05/01/2020,Greenland,Denmark,2020-05-02 02:32:27,11.0,0.0,11.0</text:p>
      <text:p text:style-name="Preformatted_20_Text">20472,05/01/2020,Guadeloupe,France,2020-05-02 02:32:27,152.0,12.0,95.0</text:p>
      <text:p text:style-name="Preformatted_20_Text">20473,05/01/2020,Guam,US,2020-05-02 02:32:27,145.0,5.0,0.0</text:p>
      <text:p text:style-name="Preformatted_20_Text">20474,05/01/2020,Guangdong,Mainland China,2020-05-02 02:32:27,1588.0,8.0,1565.0</text:p>
      <text:p text:style-name="Preformatted_20_Text">20475,05/01/2020,Guangxi,Mainland China,2020-05-02 02:32:27,254.0,2.0,252.0</text:p>
      <text:p text:style-name="Preformatted_20_Text">20476,05/01/2020,Guizhou,Mainland China,2020-05-02 02:32:27,147.0,2.0,145.0</text:p>
      <text:p text:style-name="Preformatted_20_Text">20477,05/01/2020,Hainan,Mainland China,2020-05-02 02:32:27,168.0,6.0,162.0</text:p>
      <text:p text:style-name="Preformatted_20_Text">20478,05/01/2020,Hawaii,US,2020-05-02 02:32:27,619.0,16.0,0.0</text:p>
      <text:p text:style-name="Preformatted_20_Text">20479,05/01/2020,Hebei,Mainland China,2020-05-02 02:32:27,328.0,6.0,318.0</text:p>
      <text:p text:style-name="Preformatted_20_Text">20480,05/01/2020,Heilongjiang,Mainland China,2020-05-02 02:32:27,944.0,13.0,605.0</text:p>
      <text:p text:style-name="Preformatted_20_Text">20481,05/01/2020,Henan,Mainland China,2020-05-02 02:32:27,1276.0,22.0,1254.0</text:p>
      <text:p text:style-name="Preformatted_20_Text">20482,05/01/2020,Hong Kong,Hong Kong,2020-05-02 02:32:27,1039.0,4.0,859.0</text:p>
      <text:p text:style-name="Preformatted_20_Text">20483,05/01/2020,Hubei,Mainland China,2020-05-02 02:32:27,68128.0,4512.0,63616.0</text:p>
      <text:p text:style-name="Preformatted_20_Text">20484,05/01/2020,Hunan,Mainland China,2020-05-02 02:32:27,1019.0,4.0,1015.0</text:p>
      <text:p text:style-name="Preformatted_20_Text">20485,05/01/2020,Idaho,US,2020-05-02 02:32:27,2015.0,63.0,0.0</text:p>
      <text:p text:style-name="Preformatted_20_Text">20486,05/01/2020,Illinois,US,2020-05-02 02:32:27,56055.0,2457.0,0.0</text:p>
      <text:p text:style-name="Preformatted_20_Text">20487,05/01/2020,Indiana,US,2020-05-02 02:32:27,18630.0,1175.0,0.0</text:p>
      <text:p text:style-name="Preformatted_20_Text"><text:soft-page-break/>20488,05/01/2020,Inner Mongolia,Mainland China,2020-05-02 02:32:27,201.0,1.0,154.0</text:p>
      <text:p text:style-name="Preformatted_20_Text">20489,05/01/2020,Iowa,US,2020-05-02 02:32:27,7884.0,170.0,0.0</text:p>
      <text:p text:style-name="Preformatted_20_Text">20490,05/01/2020,Isle of Man,UK,2020-05-02 02:32:27,316.0,22.0,271.0</text:p>
      <text:p text:style-name="Preformatted_20_Text">20491,05/01/2020,Jiangsu,Mainland China,2020-05-02 02:32:27,653.0,0.0,650.0</text:p>
      <text:p text:style-name="Preformatted_20_Text">20492,05/01/2020,Jiangxi,Mainland China,2020-05-02 02:32:27,937.0,1.0,936.0</text:p>
      <text:p text:style-name="Preformatted_20_Text">20493,05/01/2020,Jilin,Mainland China,2020-05-02 02:32:27,112.0,1.0,102.0</text:p>
      <text:p text:style-name="Preformatted_20_Text">20494,05/01/2020,Kansas,US,2020-05-02 02:32:27,4634.0,140.0,0.0</text:p>
      <text:p text:style-name="Preformatted_20_Text">20495,05/01/2020,Kentucky,US,2020-05-02 02:32:27,4882.0,246.0,0.0</text:p>
      <text:p text:style-name="Preformatted_20_Text">20496,05/01/2020,Liaoning,Mainland China,2020-05-02 02:32:27,146.0,2.0,144.0</text:p>
      <text:p text:style-name="Preformatted_20_Text">20497,05/01/2020,Louisiana,US,2020-05-02 02:32:27,28711.0,1970.0,0.0</text:p>
      <text:p text:style-name="Preformatted_20_Text">20498,05/01/2020,Macau,Macau,2020-05-02 02:32:27,45.0,0.0,35.0</text:p>
      <text:p text:style-name="Preformatted_20_Text">20499,05/01/2020,Maine,US,2020-05-02 02:32:27,1123.0,55.0,0.0</text:p>
      <text:p text:style-name="Preformatted_20_Text">20500,05/01/2020,Manitoba,Canada,2020-05-02 02:32:27,281.0,6.0,0.0</text:p>
      <text:p text:style-name="Preformatted_20_Text">20501,05/01/2020,Martinique,France,2020-05-02 02:32:27,179.0,14.0,83.0</text:p>
      <text:p text:style-name="Preformatted_20_Text">20502,05/01/2020,Maryland,US,2020-05-02 02:32:27,23472.0,1080.0,0.0</text:p>
      <text:p text:style-name="Preformatted_20_Text">20503,05/01/2020,Massachusetts,US,2020-05-02 02:32:27,64311.0,3716.0,0.0</text:p>
      <text:p text:style-name="Preformatted_20_Text">20504,05/01/2020,Mayotte,France,2020-05-02 02:32:27,539.0,4.0,235.0</text:p>
      <text:p text:style-name="Preformatted_20_Text">20505,05/01/2020,Michigan,US,2020-05-02 02:32:27,42356.0,3866.0,0.0</text:p>
      <text:p text:style-name="Preformatted_20_Text">20506,05/01/2020,Minnesota,US,2020-05-02 02:32:27,5730.0,370.0,0.0</text:p>
      <text:p text:style-name="Preformatted_20_Text">20507,05/01/2020,Mississippi,US,2020-05-02 02:32:27,7212.0,281.0,0.0</text:p>
      <text:p text:style-name="Preformatted_20_Text">20508,05/01/2020,Missouri,US,2020-05-02 02:32:27,8067.0,360.0,0.0</text:p>
      <text:p text:style-name="Preformatted_20_Text">20509,05/01/2020,Montana,US,2020-05-02 02:32:27,453.0,16.0,0.0</text:p>
      <text:p text:style-name="Preformatted_20_Text">20510,05/01/2020,Montserrat,UK,2020-05-02 02:32:27,11.0,1.0,2.0</text:p>
      <text:p text:style-name="Preformatted_20_Text">20511,05/01/2020,Nebraska,US,2020-05-02 02:32:27,5008.0,73.0,0.0</text:p>
      <text:p text:style-name="Preformatted_20_Text">20512,05/01/2020,Nevada,US,2020-05-02 02:32:27,5248.0,246.0,0.0</text:p>
      <text:p text:style-name="Preformatted_20_Text">20513,05/01/2020,New Brunswick,Canada,2020-05-02 02:32:27,118.0,0.0,0.0</text:p>
      <text:p text:style-name="Preformatted_20_Text">20514,05/01/2020,New Caledonia,France,2020-05-02 02:32:27,18.0,0.0,17.0</text:p>
      <text:p text:style-name="Preformatted_20_Text">20515,05/01/2020,New Hampshire,US,2020-05-02 02:32:27,2310.0,81.0,0.0</text:p>
      <text:p text:style-name="Preformatted_20_Text">20516,05/01/2020,New Jersey,US,2020-05-02 02:32:27,121190.0,7538.0,0.0</text:p>
      <text:p text:style-name="Preformatted_20_Text">20517,05/01/2020,New Mexico,US,2020-05-02 02:32:27,3513.0,131.0,0.0</text:p>
      <text:p text:style-name="Preformatted_20_Text">20518,05/01/2020,New South Wales,Australia,2020-05-02 02:32:27,3030.0,41.0,2293.0</text:p>
      <text:p text:style-name="Preformatted_20_Text">20519,05/01/2020,New York,US,2020-05-02 02:32:27,308314.0,24039.0,0.0</text:p>
      <text:p text:style-name="Preformatted_20_Text">20520,05/01/2020,Newfoundland and Labrador,Canada,2020-05-02 02:32:27,259.0,3.0,0.0</text:p>
      <text:p text:style-name="Preformatted_20_Text">20521,05/01/2020,Ningxia,Mainland China,2020-05-02 02:32:27,75.0,0.0,75.0</text:p>
      <text:p text:style-name="Preformatted_20_Text">20522,05/01/2020,North Carolina,US,2020-05-02 02:32:27,11070.0,419.0,0.0</text:p>
      <text:p text:style-name="Preformatted_20_Text">20523,05/01/2020,North Dakota,US,2020-05-02 02:32:27,1107.0,23.0,0.0</text:p>
      <text:p text:style-name="Preformatted_20_Text">20524,05/01/2020,Northern Mariana Islands,US,2020-05-02 02:32:27,14.0,2.0,0.0</text:p>
      <text:p text:style-name="Preformatted_20_Text">20525,05/01/2020,Northern Territory,Australia,2020-05-02 02:32:27,27.0,0.0,24.0</text:p>
      <text:p text:style-name="Preformatted_20_Text">20526,05/01/2020,Northwest Territories,Canada,2020-05-02 02:32:27,5.0,0.0,0.0</text:p>
      <text:p text:style-name="Preformatted_20_Text">20527,05/01/2020,Nova Scotia,Canada,2020-05-02 02:32:27,959.0,29.0,0.0</text:p>
      <text:p text:style-name="Preformatted_20_Text">20528,05/01/2020,Ohio,US,2020-05-02 02:32:27,18743.0,1003.0,0.0</text:p>
      <text:p text:style-name="Preformatted_20_Text">20529,05/01/2020,Oklahoma,US,2020-05-02 02:32:27,3748.0,230.0,0.0</text:p>
      <text:p text:style-name="Preformatted_20_Text">20530,05/01/2020,Ontario,Canada,2020-05-02 02:32:27,17880.0,1265.0,0.0</text:p>
      <text:p text:style-name="Preformatted_20_Text">20531,05/01/2020,Oregon,US,2020-05-02 02:32:27,2579.0,104.0,0.0</text:p>
      <text:p text:style-name="Preformatted_20_Text">20532,05/01/2020,Pennsylvania,US,2020-05-02 02:32:27,49579.0,2635.0,0.0</text:p>
      <text:p text:style-name="Preformatted_20_Text">20533,05/01/2020,Prince Edward Island,Canada,2020-05-02 02:32:27,27.0,0.0,0.0</text:p>
      <text:p text:style-name="Preformatted_20_Text">20534,05/01/2020,Puerto Rico,US,2020-05-02 02:32:27,1575.0,94.0,0.0</text:p>
      <text:p text:style-name="Preformatted_20_Text">20535,05/01/2020,Qinghai,Mainland China,2020-05-02 02:32:27,18.0,0.0,18.0</text:p>
      <text:p text:style-name="Preformatted_20_Text">20536,05/01/2020,Quebec,Canada,2020-05-02 02:32:27,28656.0,2022.0,0.0</text:p>
      <text:p text:style-name="Preformatted_20_Text">20537,05/01/2020,Queensland,Australia,2020-05-02 02:32:27,1034.0,6.0,965.0</text:p>
      <text:p text:style-name="Preformatted_20_Text">20538,05/01/2020,Recovered,Canada,2020-05-02 02:32:27,0.0,0.0,22764.0</text:p>
      <text:p text:style-name="Preformatted_20_Text">20539,05/01/2020,Recovered,US,2020-05-02 02:32:27,0.0,0.0,164015.0</text:p>
      <text:p text:style-name="Preformatted_20_Text">20540,05/01/2020,Reunion,France,2020-05-02 02:32:27,422.0,0.0,300.0</text:p>
      <text:p text:style-name="Preformatted_20_Text">20541,05/01/2020,Rhode Island,US,2020-05-02 02:32:27,8962.0,279.0,0.0</text:p>
      <text:p text:style-name="Preformatted_20_Text">20542,05/01/2020,Saint Barthelemy,France,2020-05-02 02:32:27,6.0,0.0,6.0</text:p>
      <text:p text:style-name="Preformatted_20_Text">20543,05/01/2020,Saint Pierre and Miquelon,France,2020-05-02 02:32:27,1.0,0.0,0.0</text:p>
      <text:p text:style-name="Preformatted_20_Text">20544,05/01/2020,Saskatchewan,Canada,2020-05-02 02:32:27,415.0,7.0,0.0</text:p>
      <text:p text:style-name="Preformatted_20_Text">20545,05/01/2020,Shaanxi,Mainland China,2020-05-02 02:32:27,306.0,3.0,254.0</text:p>
      <text:p text:style-name="Preformatted_20_Text">20546,05/01/2020,Shandong,Mainland China,2020-05-02 02:32:27,787.0,7.0,772.0</text:p>
      <text:p text:style-name="Preformatted_20_Text">20547,05/01/2020,Shanghai,Mainland China,2020-05-02 02:32:27,652.0,7.0,612.0</text:p>
      <text:p text:style-name="Preformatted_20_Text"><text:soft-page-break/>20548,05/01/2020,Shanxi,Mainland China,2020-05-02 02:32:27,197.0,0.0,172.0</text:p>
      <text:p text:style-name="Preformatted_20_Text">20549,05/01/2020,Sichuan,Mainland China,2020-05-02 02:32:27,561.0,3.0,558.0</text:p>
      <text:p text:style-name="Preformatted_20_Text">20550,05/01/2020,Sint Maarten,Netherlands,2020-05-02 02:32:27,76.0,13.0,44.0</text:p>
      <text:p text:style-name="Preformatted_20_Text">20551,05/01/2020,South Australia,Australia,2020-05-02 02:32:27,438.0,4.0,422.0</text:p>
      <text:p text:style-name="Preformatted_20_Text">20552,05/01/2020,South Carolina,US,2020-05-02 02:32:27,6258.0,256.0,0.0</text:p>
      <text:p text:style-name="Preformatted_20_Text">20553,05/01/2020,South Dakota,US,2020-05-02 02:32:27,2525.0,21.0,0.0</text:p>
      <text:p text:style-name="Preformatted_20_Text">20554,05/01/2020,St Martin,France,2020-05-02 02:32:27,38.0,3.0,27.0</text:p>
      <text:p text:style-name="Preformatted_20_Text">20555,05/01/2020,Tasmania,Australia,2020-05-02 02:32:27,221.0,13.0,157.0</text:p>
      <text:p text:style-name="Preformatted_20_Text">20556,05/01/2020,Tennessee,US,2020-05-02 02:32:27,11891.0,204.0,0.0</text:p>
      <text:p text:style-name="Preformatted_20_Text">20557,05/01/2020,Texas,US,2020-05-02 02:32:27,29692.0,840.0,0.0</text:p>
      <text:p text:style-name="Preformatted_20_Text">20558,05/01/2020,Tianjin,Mainland China,2020-05-02 02:32:27,190.0,3.0,185.0</text:p>
      <text:p text:style-name="Preformatted_20_Text">20559,05/01/2020,Tibet,Mainland China,2020-05-02 02:32:27,1.0,0.0,1.0</text:p>
      <text:p text:style-name="Preformatted_20_Text">20560,05/01/2020,Turks and Caicos Islands,UK,2020-05-02 02:32:27,12.0,1.0,5.0</text:p>
      <text:p text:style-name="Preformatted_20_Text">20561,05/01/2020,Utah,US,2020-05-02 02:32:27,4828.0,46.0,0.0</text:p>
      <text:p text:style-name="Preformatted_20_Text">20562,05/01/2020,Vermont,US,2020-05-02 02:32:27,879.0,50.0,0.0</text:p>
      <text:p text:style-name="Preformatted_20_Text">20563,05/01/2020,Victoria,Australia,2020-05-02 02:32:27,1371.0,18.0,1300.0</text:p>
      <text:p text:style-name="Preformatted_20_Text">20564,05/01/2020,Virgin Islands,US,2020-05-02 02:32:27,66.0,4.0,0.0</text:p>
      <text:p text:style-name="Preformatted_20_Text">20565,05/01/2020,Virginia,US,2020-05-02 02:32:27,16902.0,581.0,0.0</text:p>
      <text:p text:style-name="Preformatted_20_Text">20566,05/01/2020,Washington,US,2020-05-02 02:32:27,14637.0,824.0,0.0</text:p>
      <text:p text:style-name="Preformatted_20_Text">20567,05/01/2020,West Virginia,US,2020-05-02 02:32:27,1152.0,46.0,0.0</text:p>
      <text:p text:style-name="Preformatted_20_Text">20568,05/01/2020,Western Australia,Australia,2020-05-02 02:32:27,551.0,8.0,511.0</text:p>
      <text:p text:style-name="Preformatted_20_Text">20569,05/01/2020,Wisconsin,US,2020-05-02 02:32:27,7314.0,327.0,0.0</text:p>
      <text:p text:style-name="Preformatted_20_Text">20570,05/01/2020,Wyoming,US,2020-05-02 02:32:27,566.0,7.0,0.0</text:p>
      <text:p text:style-name="Preformatted_20_Text">20571,05/01/2020,Xinjiang,Mainland China,2020-05-02 02:32:27,76.0,3.0,73.0</text:p>
      <text:p text:style-name="Preformatted_20_Text">20572,05/01/2020,Yukon,Canada,2020-05-02 02:32:27,11.0,0.0,0.0</text:p>
      <text:p text:style-name="Preformatted_20_Text">20573,05/01/2020,Yunnan,Mainland China,2020-05-02 02:32:27,185.0,2.0,181.0</text:p>
      <text:p text:style-name="Preformatted_20_Text">20574,05/01/2020,Zhejiang,Mainland China,2020-05-02 02:32:27,1268.0,1.0,1265.0</text:p>
      <text:p text:style-name="Preformatted_20_Text">20575,05/02/2020,,Afghanistan,2020-05-03 02:32:28,2469.0,72.0,331.0</text:p>
      <text:p text:style-name="Preformatted_20_Text">20576,05/02/2020,,Albania,2020-05-03 02:32:28,789.0,31.0,519.0</text:p>
      <text:p text:style-name="Preformatted_20_Text">20577,05/02/2020,,Algeria,2020-05-03 02:32:28,4295.0,459.0,1872.0</text:p>
      <text:p text:style-name="Preformatted_20_Text">20578,05/02/2020,,Andorra,2020-05-03 02:32:28,747.0,44.0,472.0</text:p>
      <text:p text:style-name="Preformatted_20_Text">20579,05/02/2020,,Angola,2020-05-03 02:32:28,35.0,2.0,11.0</text:p>
      <text:p text:style-name="Preformatted_20_Text">20580,05/02/2020,,Antigua and Barbuda,2020-05-03 02:32:28,25.0,3.0,15.0</text:p>
      <text:p text:style-name="Preformatted_20_Text">20581,05/02/2020,,Argentina,2020-05-03 02:32:28,4681.0,237.0,1320.0</text:p>
      <text:p text:style-name="Preformatted_20_Text">20582,05/02/2020,,Armenia,2020-05-03 02:32:28,2273.0,33.0,1010.0</text:p>
      <text:p text:style-name="Preformatted_20_Text">20583,05/02/2020,,Austria,2020-05-03 02:32:28,15558.0,596.0,13180.0</text:p>
      <text:p text:style-name="Preformatted_20_Text">20584,05/02/2020,,Azerbaijan,2020-05-03 02:32:28,1894.0,25.0,1411.0</text:p>
      <text:p text:style-name="Preformatted_20_Text">20585,05/02/2020,,Bahamas,2020-05-03 02:32:28,83.0,11.0,24.0</text:p>
      <text:p text:style-name="Preformatted_20_Text">20586,05/02/2020,,Bahrain,2020-05-03 02:32:28,3284.0,8.0,1568.0</text:p>
      <text:p text:style-name="Preformatted_20_Text">20587,05/02/2020,,Bangladesh,2020-05-03 02:32:28,8790.0,175.0,177.0</text:p>
      <text:p text:style-name="Preformatted_20_Text">20588,05/02/2020,,Barbados,2020-05-03 02:32:28,81.0,7.0,44.0</text:p>
      <text:p text:style-name="Preformatted_20_Text">20589,05/02/2020,,Belarus,2020-05-03 02:32:28,15828.0,97.0,3117.0</text:p>
      <text:p text:style-name="Preformatted_20_Text">20590,05/02/2020,,Belgium,2020-05-03 02:32:28,49517.0,7765.0,12211.0</text:p>
      <text:p text:style-name="Preformatted_20_Text">20591,05/02/2020,,Belize,2020-05-03 02:32:28,18.0,2.0,13.0</text:p>
      <text:p text:style-name="Preformatted_20_Text">20592,05/02/2020,,Benin,2020-05-03 02:32:28,90.0,2.0,42.0</text:p>
      <text:p text:style-name="Preformatted_20_Text">20593,05/02/2020,,Bhutan,2020-05-03 02:32:28,7.0,0.0,5.0</text:p>
      <text:p text:style-name="Preformatted_20_Text">20594,05/02/2020,,Bolivia,2020-05-03 02:32:28,1229.0,66.0,134.0</text:p>
      <text:p text:style-name="Preformatted_20_Text">20595,05/02/2020,,Bosnia and Herzegovina,2020-05-03 02:32:28,1839.0,72.0,779.0</text:p>
      <text:p text:style-name="Preformatted_20_Text">20596,05/02/2020,,Botswana,2020-05-03 02:32:28,23.0,1.0,8.0</text:p>
      <text:p text:style-name="Preformatted_20_Text">20597,05/02/2020,,Brazil,2020-05-03 02:32:28,97100.0,6761.0,40937.0</text:p>
      <text:p text:style-name="Preformatted_20_Text">20598,05/02/2020,,Brunei,2020-05-03 02:32:28,138.0,1.0,126.0</text:p>
      <text:p text:style-name="Preformatted_20_Text">20599,05/02/2020,,Bulgaria,2020-05-03 02:32:28,1594.0,72.0,287.0</text:p>
      <text:p text:style-name="Preformatted_20_Text">20600,05/02/2020,,Burkina Faso,2020-05-03 02:32:28,652.0,44.0,535.0</text:p>
      <text:p text:style-name="Preformatted_20_Text">20601,05/02/2020,,Burma,2020-05-03 02:32:28,151.0,6.0,37.0</text:p>
      <text:p text:style-name="Preformatted_20_Text">20602,05/02/2020,,Burundi,2020-05-03 02:32:28,15.0,1.0,7.0</text:p>
      <text:p text:style-name="Preformatted_20_Text">20603,05/02/2020,,Cabo Verde,2020-05-03 02:32:28,152.0,2.0,18.0</text:p>
      <text:p text:style-name="Preformatted_20_Text">20604,05/02/2020,,Cambodia,2020-05-03 02:32:28,122.0,0.0,120.0</text:p>
      <text:p text:style-name="Preformatted_20_Text">20605,05/02/2020,,Cameroon,2020-05-03 02:32:28,2077.0,64.0,953.0</text:p>
      <text:p text:style-name="Preformatted_20_Text">20606,05/02/2020,,Central African Republic,2020-05-03 02:32:28,72.0,0.0,10.0</text:p>
      <text:p text:style-name="Preformatted_20_Text">20607,05/02/2020,,Chad,2020-05-03 02:32:28,117.0,10.0,39.0</text:p>
      <text:p text:style-name="Preformatted_20_Text">20608,05/02/2020,,Chile,2020-05-03 02:32:28,18435.0,247.0,9572.0</text:p>
      <text:p text:style-name="Preformatted_20_Text">20609,05/02/2020,,Colombia,2020-05-03 02:32:28,7285.0,324.0,1666.0</text:p>
      <text:p text:style-name="Preformatted_20_Text">20610,05/02/2020,,Comoros,2020-05-03 02:32:28,3.0,0.0,0.0</text:p>
      <text:p text:style-name="Preformatted_20_Text">20611,05/02/2020,,Congo (Brazzaville),2020-05-03 02:32:28,229.0,9.0,25.0</text:p>
      <text:p text:style-name="Preformatted_20_Text"><text:soft-page-break/>20612,05/02/2020,,Congo (Kinshasa),2020-05-03 02:32:28,674.0,33.0,75.0</text:p>
      <text:p text:style-name="Preformatted_20_Text">20613,05/02/2020,,Costa Rica,2020-05-03 02:32:28,733.0,6.0,372.0</text:p>
      <text:p text:style-name="Preformatted_20_Text">20614,05/02/2020,,Croatia,2020-05-03 02:32:28,2088.0,77.0,1463.0</text:p>
      <text:p text:style-name="Preformatted_20_Text">20615,05/02/2020,,Cuba,2020-05-03 02:32:28,1611.0,66.0,765.0</text:p>
      <text:p text:style-name="Preformatted_20_Text">20616,05/02/2020,,Cyprus,2020-05-03 02:32:28,864.0,15.0,296.0</text:p>
      <text:p text:style-name="Preformatted_20_Text">20617,05/02/2020,,Czech Republic,2020-05-03 02:32:28,7755.0,245.0,3461.0</text:p>
      <text:p text:style-name="Preformatted_20_Text">20618,05/02/2020,,Denmark,2020-05-03 02:32:28,9407.0,475.0,6889.0</text:p>
      <text:p text:style-name="Preformatted_20_Text">20619,05/02/2020,,Diamond Princess,2020-05-03 02:32:28,712.0,13.0,645.0</text:p>
      <text:p text:style-name="Preformatted_20_Text">20620,05/02/2020,,Djibouti,2020-05-03 02:32:28,1112.0,2.0,686.0</text:p>
      <text:p text:style-name="Preformatted_20_Text">20621,05/02/2020,,Dominica,2020-05-03 02:32:28,16.0,0.0,13.0</text:p>
      <text:p text:style-name="Preformatted_20_Text">20622,05/02/2020,,Dominican Republic,2020-05-03 02:32:28,7578.0,326.0,1481.0</text:p>
      <text:p text:style-name="Preformatted_20_Text">20623,05/02/2020,,Ecuador,2020-05-03 02:32:28,27464.0,1371.0,2132.0</text:p>
      <text:p text:style-name="Preformatted_20_Text">20624,05/02/2020,,Egypt,2020-05-03 02:32:28,6193.0,415.0,1522.0</text:p>
      <text:p text:style-name="Preformatted_20_Text">20625,05/02/2020,,El Salvador,2020-05-03 02:32:28,446.0,11.0,141.0</text:p>
      <text:p text:style-name="Preformatted_20_Text">20626,05/02/2020,,Equatorial Guinea,2020-05-03 02:32:28,315.0,1.0,9.0</text:p>
      <text:p text:style-name="Preformatted_20_Text">20627,05/02/2020,,Eritrea,2020-05-03 02:32:28,39.0,0.0,26.0</text:p>
      <text:p text:style-name="Preformatted_20_Text">20628,05/02/2020,,Estonia,2020-05-03 02:32:28,1699.0,53.0,256.0</text:p>
      <text:p text:style-name="Preformatted_20_Text">20629,05/02/2020,,Eswatini,2020-05-03 02:32:28,108.0,1.0,12.0</text:p>
      <text:p text:style-name="Preformatted_20_Text">20630,05/02/2020,,Ethiopia,2020-05-03 02:32:28,133.0,3.0,69.0</text:p>
      <text:p text:style-name="Preformatted_20_Text">20631,05/02/2020,,Fiji,2020-05-03 02:32:28,18.0,0.0,14.0</text:p>
      <text:p text:style-name="Preformatted_20_Text">20632,05/02/2020,,Finland,2020-05-03 02:32:28,5176.0,220.0,3000.0</text:p>
      <text:p text:style-name="Preformatted_20_Text">20633,05/02/2020,,France,2020-05-03 02:32:28,166976.0,24729.0,49751.0</text:p>
      <text:p text:style-name="Preformatted_20_Text">20634,05/02/2020,,Gabon,2020-05-03 02:32:28,335.0,5.0,85.0</text:p>
      <text:p text:style-name="Preformatted_20_Text">20635,05/02/2020,,Gambia,2020-05-03 02:32:28,17.0,1.0,9.0</text:p>
      <text:p text:style-name="Preformatted_20_Text">20636,05/02/2020,,Georgia,2020-05-03 02:32:28,582.0,8.0,207.0</text:p>
      <text:p text:style-name="Preformatted_20_Text">20637,05/02/2020,,Germany,2020-05-03 02:32:28,164967.0,6812.0,129000.0</text:p>
      <text:p text:style-name="Preformatted_20_Text">20638,05/02/2020,,Ghana,2020-05-03 02:32:28,2169.0,18.0,229.0</text:p>
      <text:p text:style-name="Preformatted_20_Text">20639,05/02/2020,,Greece,2020-05-03 02:32:28,2620.0,143.0,1374.0</text:p>
      <text:p text:style-name="Preformatted_20_Text">20640,05/02/2020,,Grenada,2020-05-03 02:32:28,21.0,0.0,13.0</text:p>
      <text:p text:style-name="Preformatted_20_Text">20641,05/02/2020,,Guatemala,2020-05-03 02:32:28,688.0,17.0,72.0</text:p>
      <text:p text:style-name="Preformatted_20_Text">20642,05/02/2020,,Guinea,2020-05-03 02:32:28,1586.0,7.0,405.0</text:p>
      <text:p text:style-name="Preformatted_20_Text">20643,05/02/2020,,Guinea-Bissau,2020-05-03 02:32:28,257.0,1.0,19.0</text:p>
      <text:p text:style-name="Preformatted_20_Text">20644,05/02/2020,,Guyana,2020-05-03 02:32:28,82.0,9.0,22.0</text:p>
      <text:p text:style-name="Preformatted_20_Text">20645,05/02/2020,,Haiti,2020-05-03 02:32:28,85.0,8.0,10.0</text:p>
      <text:p text:style-name="Preformatted_20_Text">20646,05/02/2020,,Holy See,2020-05-03 02:32:28,11.0,0.0,2.0</text:p>
      <text:p text:style-name="Preformatted_20_Text">20647,05/02/2020,,Honduras,2020-05-03 02:32:28,1010.0,76.0,116.0</text:p>
      <text:p text:style-name="Preformatted_20_Text">20648,05/02/2020,,Hungary,2020-05-03 02:32:28,2942.0,335.0,625.0</text:p>
      <text:p text:style-name="Preformatted_20_Text">20649,05/02/2020,,Iceland,2020-05-03 02:32:28,1798.0,10.0,1706.0</text:p>
      <text:p text:style-name="Preformatted_20_Text">20650,05/02/2020,,India,2020-05-03 02:32:28,39699.0,1323.0,10819.0</text:p>
      <text:p text:style-name="Preformatted_20_Text">20651,05/02/2020,,Indonesia,2020-05-03 02:32:28,10843.0,831.0,1665.0</text:p>
      <text:p text:style-name="Preformatted_20_Text">20652,05/02/2020,,Iran,2020-05-03 02:32:28,96448.0,6156.0,77350.0</text:p>
      <text:p text:style-name="Preformatted_20_Text">20653,05/02/2020,,Iraq,2020-05-03 02:32:28,2219.0,95.0,1473.0</text:p>
      <text:p text:style-name="Preformatted_20_Text">20654,05/02/2020,,Ireland,2020-05-03 02:32:28,21176.0,1286.0,13386.0</text:p>
      <text:p text:style-name="Preformatted_20_Text">20655,05/02/2020,,Israel,2020-05-03 02:32:28,16185.0,229.0,9593.0</text:p>
      <text:p text:style-name="Preformatted_20_Text">20656,05/02/2020,,Italy,2020-05-03 02:32:28,209328.0,28710.0,79914.0</text:p>
      <text:p text:style-name="Preformatted_20_Text">20657,05/02/2020,,Ivory Coast,2020-05-03 02:32:28,1362.0,15.0,622.0</text:p>
      <text:p text:style-name="Preformatted_20_Text">20658,05/02/2020,,Jamaica,2020-05-03 02:32:28,463.0,8.0,33.0</text:p>
      <text:p text:style-name="Preformatted_20_Text">20659,05/02/2020,,Japan,2020-05-03 02:32:28,14571.0,474.0,3205.0</text:p>
      <text:p text:style-name="Preformatted_20_Text">20660,05/02/2020,,Jordan,2020-05-03 02:32:28,460.0,9.0,367.0</text:p>
      <text:p text:style-name="Preformatted_20_Text">20661,05/02/2020,,Kazakhstan,2020-05-03 02:32:28,3857.0,25.0,985.0</text:p>
      <text:p text:style-name="Preformatted_20_Text">20662,05/02/2020,,Kenya,2020-05-03 02:32:28,435.0,22.0,152.0</text:p>
      <text:p text:style-name="Preformatted_20_Text">20663,05/02/2020,,Kosovo,2020-05-03 02:32:28,823.0,22.0,336.0</text:p>
      <text:p text:style-name="Preformatted_20_Text">20664,05/02/2020,,Kuwait,2020-05-03 02:32:28,4619.0,33.0,1703.0</text:p>
      <text:p text:style-name="Preformatted_20_Text">20665,05/02/2020,,Kyrgyzstan,2020-05-03 02:32:28,769.0,8.0,527.0</text:p>
      <text:p text:style-name="Preformatted_20_Text">20666,05/02/2020,,Laos,2020-05-03 02:32:28,19.0,0.0,9.0</text:p>
      <text:p text:style-name="Preformatted_20_Text">20667,05/02/2020,,Latvia,2020-05-03 02:32:28,871.0,16.0,348.0</text:p>
      <text:p text:style-name="Preformatted_20_Text">20668,05/02/2020,,Lebanon,2020-05-03 02:32:28,733.0,25.0,197.0</text:p>
      <text:p text:style-name="Preformatted_20_Text">20669,05/02/2020,,Liberia,2020-05-03 02:32:28,154.0,18.0,48.0</text:p>
      <text:p text:style-name="Preformatted_20_Text">20670,05/02/2020,,Libya,2020-05-03 02:32:28,63.0,3.0,22.0</text:p>
      <text:p text:style-name="Preformatted_20_Text">20671,05/02/2020,,Liechtenstein,2020-05-03 02:32:28,82.0,1.0,55.0</text:p>
      <text:p text:style-name="Preformatted_20_Text">20672,05/02/2020,,Lithuania,2020-05-03 02:32:28,1406.0,46.0,632.0</text:p>
      <text:p text:style-name="Preformatted_20_Text">20673,05/02/2020,,Luxembourg,2020-05-03 02:32:28,3812.0,92.0,3318.0</text:p>
      <text:p text:style-name="Preformatted_20_Text">20674,05/02/2020,,MS Zaandam,2020-05-03 02:32:28,9.0,2.0,0.0</text:p>
      <text:p text:style-name="Preformatted_20_Text">20675,05/02/2020,,Madagascar,2020-05-03 02:32:28,135.0,0.0,97.0</text:p>
      <text:p text:style-name="Preformatted_20_Text"><text:soft-page-break/>20676,05/02/2020,,Malawi,2020-05-03 02:32:28,38.0,3.0,9.0</text:p>
      <text:p text:style-name="Preformatted_20_Text">20677,05/02/2020,,Malaysia,2020-05-03 02:32:28,6176.0,103.0,4326.0</text:p>
      <text:p text:style-name="Preformatted_20_Text">20678,05/02/2020,,Maldives,2020-05-03 02:32:28,519.0,1.0,18.0</text:p>
      <text:p text:style-name="Preformatted_20_Text">20679,05/02/2020,,Mali,2020-05-03 02:32:28,544.0,26.0,206.0</text:p>
      <text:p text:style-name="Preformatted_20_Text">20680,05/02/2020,,Malta,2020-05-03 02:32:28,468.0,4.0,379.0</text:p>
      <text:p text:style-name="Preformatted_20_Text">20681,05/02/2020,,Mauritania,2020-05-03 02:32:28,8.0,1.0,6.0</text:p>
      <text:p text:style-name="Preformatted_20_Text">20682,05/02/2020,,Mauritius,2020-05-03 02:32:28,332.0,10.0,314.0</text:p>
      <text:p text:style-name="Preformatted_20_Text">20683,05/02/2020,,Mexico,2020-05-03 02:32:28,22088.0,2061.0,12377.0</text:p>
      <text:p text:style-name="Preformatted_20_Text">20684,05/02/2020,,Moldova,2020-05-03 02:32:28,4052.0,124.0,1334.0</text:p>
      <text:p text:style-name="Preformatted_20_Text">20685,05/02/2020,,Monaco,2020-05-03 02:32:28,95.0,4.0,78.0</text:p>
      <text:p text:style-name="Preformatted_20_Text">20686,05/02/2020,,Mongolia,2020-05-03 02:32:28,39.0,0.0,10.0</text:p>
      <text:p text:style-name="Preformatted_20_Text">20687,05/02/2020,,Montenegro,2020-05-03 02:32:28,322.0,8.0,245.0</text:p>
      <text:p text:style-name="Preformatted_20_Text">20688,05/02/2020,,Morocco,2020-05-03 02:32:28,4729.0,173.0,1256.0</text:p>
      <text:p text:style-name="Preformatted_20_Text">20689,05/02/2020,,Mozambique,2020-05-03 02:32:28,79.0,0.0,18.0</text:p>
      <text:p text:style-name="Preformatted_20_Text">20690,05/02/2020,,Namibia,2020-05-03 02:32:28,16.0,0.0,8.0</text:p>
      <text:p text:style-name="Preformatted_20_Text">20691,05/02/2020,,Nepal,2020-05-03 02:32:28,59.0,0.0,16.0</text:p>
      <text:p text:style-name="Preformatted_20_Text">20692,05/02/2020,,Netherlands,2020-05-03 02:32:28,40236.0,4987.0,0.0</text:p>
      <text:p text:style-name="Preformatted_20_Text">20693,05/02/2020,,New Zealand,2020-05-03 02:32:28,1487.0,20.0,1266.0</text:p>
      <text:p text:style-name="Preformatted_20_Text">20694,05/02/2020,,Nicaragua,2020-05-03 02:32:28,14.0,3.0,7.0</text:p>
      <text:p text:style-name="Preformatted_20_Text">20695,05/02/2020,,Niger,2020-05-03 02:32:28,736.0,35.0,507.0</text:p>
      <text:p text:style-name="Preformatted_20_Text">20696,05/02/2020,,Nigeria,2020-05-03 02:32:28,2388.0,85.0,351.0</text:p>
      <text:p text:style-name="Preformatted_20_Text">20697,05/02/2020,,North Macedonia,2020-05-03 02:32:28,1506.0,82.0,852.0</text:p>
      <text:p text:style-name="Preformatted_20_Text">20698,05/02/2020,,Norway,2020-05-03 02:32:28,7809.0,211.0,32.0</text:p>
      <text:p text:style-name="Preformatted_20_Text">20699,05/02/2020,,Oman,2020-05-03 02:32:28,2483.0,12.0,750.0</text:p>
      <text:p text:style-name="Preformatted_20_Text">20700,05/02/2020,,Pakistan,2020-05-03 02:32:28,19103.0,440.0,4817.0</text:p>
      <text:p text:style-name="Preformatted_20_Text">20701,05/02/2020,,Panama,2020-05-03 02:32:28,7090.0,197.0,641.0</text:p>
      <text:p text:style-name="Preformatted_20_Text">20702,05/02/2020,,Papua New Guinea,2020-05-03 02:32:28,8.0,0.0,0.0</text:p>
      <text:p text:style-name="Preformatted_20_Text">20703,05/02/2020,,Paraguay,2020-05-03 02:32:28,370.0,10.0,119.0</text:p>
      <text:p text:style-name="Preformatted_20_Text">20704,05/02/2020,,Peru,2020-05-03 02:32:28,42534.0,1200.0,12434.0</text:p>
      <text:p text:style-name="Preformatted_20_Text">20705,05/02/2020,,Philippines,2020-05-03 02:32:28,8928.0,603.0,1124.0</text:p>
      <text:p text:style-name="Preformatted_20_Text">20706,05/02/2020,,Poland,2020-05-03 02:32:28,13375.0,664.0,3762.0</text:p>
      <text:p text:style-name="Preformatted_20_Text">20707,05/02/2020,,Portugal,2020-05-03 02:32:28,25190.0,1023.0,1671.0</text:p>
      <text:p text:style-name="Preformatted_20_Text">20708,05/02/2020,,Qatar,2020-05-03 02:32:28,14872.0,12.0,1534.0</text:p>
      <text:p text:style-name="Preformatted_20_Text">20709,05/02/2020,,Romania,2020-05-03 02:32:28,12732.0,771.0,4547.0</text:p>
      <text:p text:style-name="Preformatted_20_Text">20710,05/02/2020,,Russia,2020-05-03 02:32:28,124054.0,1222.0,15013.0</text:p>
      <text:p text:style-name="Preformatted_20_Text">20711,05/02/2020,,Rwanda,2020-05-03 02:32:28,255.0,0.0,120.0</text:p>
      <text:p text:style-name="Preformatted_20_Text">20712,05/02/2020,,Saint Kitts and Nevis,2020-05-03 02:32:28,15.0,0.0,8.0</text:p>
      <text:p text:style-name="Preformatted_20_Text">20713,05/02/2020,,Saint Lucia,2020-05-03 02:32:28,17.0,0.0,15.0</text:p>
      <text:p text:style-name="Preformatted_20_Text">20714,05/02/2020,,Saint Vincent and the Grenadines,2020-05-03 02:32:28,16.0,0.0,8.0</text:p>
      <text:p text:style-name="Preformatted_20_Text">20715,05/02/2020,,San Marino,2020-05-03 02:32:28,580.0,41.0,83.0</text:p>
      <text:p text:style-name="Preformatted_20_Text">20716,05/02/2020,,Sao Tome and Principe,2020-05-03 02:32:28,16.0,1.0,4.0</text:p>
      <text:p text:style-name="Preformatted_20_Text">20717,05/02/2020,,Saudi Arabia,2020-05-03 02:32:28,25459.0,176.0,3765.0</text:p>
      <text:p text:style-name="Preformatted_20_Text">20718,05/02/2020,,Senegal,2020-05-03 02:32:28,1115.0,9.0,368.0</text:p>
      <text:p text:style-name="Preformatted_20_Text">20719,05/02/2020,,Serbia,2020-05-03 02:32:28,9362.0,189.0,1426.0</text:p>
      <text:p text:style-name="Preformatted_20_Text">20720,05/02/2020,,Seychelles,2020-05-03 02:32:28,11.0,0.0,6.0</text:p>
      <text:p text:style-name="Preformatted_20_Text">20721,05/02/2020,,Sierra Leone,2020-05-03 02:32:28,155.0,8.0,21.0</text:p>
      <text:p text:style-name="Preformatted_20_Text">20722,05/02/2020,,Singapore,2020-05-03 02:32:28,17548.0,17.0,1347.0</text:p>
      <text:p text:style-name="Preformatted_20_Text">20723,05/02/2020,,Slovakia,2020-05-03 02:32:28,1407.0,24.0,608.0</text:p>
      <text:p text:style-name="Preformatted_20_Text">20724,05/02/2020,,Slovenia,2020-05-03 02:32:28,1439.0,94.0,239.0</text:p>
      <text:p text:style-name="Preformatted_20_Text">20725,05/02/2020,,Somalia,2020-05-03 02:32:28,671.0,31.0,34.0</text:p>
      <text:p text:style-name="Preformatted_20_Text">20726,05/02/2020,,South Africa,2020-05-03 02:32:28,6336.0,123.0,2549.0</text:p>
      <text:p text:style-name="Preformatted_20_Text">20727,05/02/2020,,South Korea,2020-05-03 02:32:28,10793.0,250.0,9183.0</text:p>
      <text:p text:style-name="Preformatted_20_Text">20728,05/02/2020,,South Sudan,2020-05-03 02:32:28,45.0,0.0,0.0</text:p>
      <text:p text:style-name="Preformatted_20_Text">20729,05/02/2020,,Spain,2020-05-03 02:32:28,216582.0,25100.0,117248.0</text:p>
      <text:p text:style-name="Preformatted_20_Text">20730,05/02/2020,,Sri Lanka,2020-05-03 02:32:28,705.0,7.0,172.0</text:p>
      <text:p text:style-name="Preformatted_20_Text">20731,05/02/2020,,Sudan,2020-05-03 02:32:28,592.0,41.0,52.0</text:p>
      <text:p text:style-name="Preformatted_20_Text">20732,05/02/2020,,Suriname,2020-05-03 02:32:28,10.0,1.0,8.0</text:p>
      <text:p text:style-name="Preformatted_20_Text">20733,05/02/2020,,Sweden,2020-05-03 02:32:28,22082.0,2669.0,1005.0</text:p>
      <text:p text:style-name="Preformatted_20_Text">20734,05/02/2020,,Switzerland,2020-05-03 02:32:28,29817.0,1762.0,24200.0</text:p>
      <text:p text:style-name="Preformatted_20_Text">20735,05/02/2020,,Syria,2020-05-03 02:32:28,44.0,3.0,27.0</text:p>
      <text:p text:style-name="Preformatted_20_Text">20736,05/02/2020,,Taiwan,2020-05-03 02:32:28,432.0,6.0,324.0</text:p>
      <text:p text:style-name="Preformatted_20_Text">20737,05/02/2020,,Tajikistan,2020-05-03 02:32:28,76.0,2.0,0.0</text:p>
      <text:p text:style-name="Preformatted_20_Text">20738,05/02/2020,,Tanzania,2020-05-03 02:32:28,480.0,16.0,167.0</text:p>
      <text:p text:style-name="Preformatted_20_Text"><text:soft-page-break/>20739,05/02/2020,,Thailand,2020-05-03 02:32:28,2966.0,54.0,2732.0</text:p>
      <text:p text:style-name="Preformatted_20_Text">20740,05/02/2020,,Timor-Leste,2020-05-03 02:32:28,24.0,0.0,16.0</text:p>
      <text:p text:style-name="Preformatted_20_Text">20741,05/02/2020,,Togo,2020-05-03 02:32:28,123.0,9.0,66.0</text:p>
      <text:p text:style-name="Preformatted_20_Text">20742,05/02/2020,,Trinidad and Tobago,2020-05-03 02:32:28,116.0,8.0,88.0</text:p>
      <text:p text:style-name="Preformatted_20_Text">20743,05/02/2020,,Tunisia,2020-05-03 02:32:28,1009.0,42.0,323.0</text:p>
      <text:p text:style-name="Preformatted_20_Text">20744,05/02/2020,,Turkey,2020-05-03 02:32:28,124375.0,3336.0,58259.0</text:p>
      <text:p text:style-name="Preformatted_20_Text">20745,05/02/2020,,UK,2020-05-03 02:32:28,182260.0,28131.0,0.0</text:p>
      <text:p text:style-name="Preformatted_20_Text">20746,05/02/2020,,Uganda,2020-05-03 02:32:28,88.0,0.0,52.0</text:p>
      <text:p text:style-name="Preformatted_20_Text">20747,05/02/2020,,Ukraine,2020-05-03 02:32:28,11411.0,279.0,1498.0</text:p>
      <text:p text:style-name="Preformatted_20_Text">20748,05/02/2020,,United Arab Emirates,2020-05-03 02:32:28,13599.0,119.0,2664.0</text:p>
      <text:p text:style-name="Preformatted_20_Text">20749,05/02/2020,,Uruguay,2020-05-03 02:32:28,652.0,17.0,440.0</text:p>
      <text:p text:style-name="Preformatted_20_Text">20750,05/02/2020,,Uzbekistan,2020-05-03 02:32:28,2118.0,9.0,1271.0</text:p>
      <text:p text:style-name="Preformatted_20_Text">20751,05/02/2020,,Venezuela,2020-05-03 02:32:28,345.0,10.0,148.0</text:p>
      <text:p text:style-name="Preformatted_20_Text">20752,05/02/2020,,Vietnam,2020-05-03 02:32:28,270.0,0.0,219.0</text:p>
      <text:p text:style-name="Preformatted_20_Text">20753,05/02/2020,,West Bank and Gaza,2020-05-03 02:32:28,353.0,2.0,76.0</text:p>
      <text:p text:style-name="Preformatted_20_Text">20754,05/02/2020,,Western Sahara,2020-05-03 02:32:28,6.0,0.0,5.0</text:p>
      <text:p text:style-name="Preformatted_20_Text">20755,05/02/2020,,Yemen,2020-05-03 02:32:28,10.0,2.0,1.0</text:p>
      <text:p text:style-name="Preformatted_20_Text">20756,05/02/2020,,Zambia,2020-05-03 02:32:28,119.0,3.0,75.0</text:p>
      <text:p text:style-name="Preformatted_20_Text">20757,05/02/2020,,Zimbabwe,2020-05-03 02:32:28,34.0,4.0,5.0</text:p>
      <text:p text:style-name="Preformatted_20_Text">20758,05/02/2020,Alabama,US,2020-05-03 02:32:28,7611.0,288.0,0.0</text:p>
      <text:p text:style-name="Preformatted_20_Text">20759,05/02/2020,Alaska,US,2020-05-03 02:32:28,365.0,9.0,0.0</text:p>
      <text:p text:style-name="Preformatted_20_Text">20760,05/02/2020,Alberta,Canada,2020-05-03 02:32:28,5670.0,94.0,0.0</text:p>
      <text:p text:style-name="Preformatted_20_Text">20761,05/02/2020,Anguilla,UK,2020-05-03 02:32:28,3.0,0.0,3.0</text:p>
      <text:p text:style-name="Preformatted_20_Text">20762,05/02/2020,Anhui,Mainland China,2020-05-03 02:32:28,991.0,6.0,985.0</text:p>
      <text:p text:style-name="Preformatted_20_Text">20763,05/02/2020,Arizona,US,2020-05-03 02:32:28,8364.0,330.0,0.0</text:p>
      <text:p text:style-name="Preformatted_20_Text">20764,05/02/2020,Arkansas,US,2020-05-03 02:32:28,3372.0,72.0,0.0</text:p>
      <text:p text:style-name="Preformatted_20_Text">20765,05/02/2020,Aruba,Netherlands,2020-05-03 02:32:28,100.0,2.0,81.0</text:p>
      <text:p text:style-name="Preformatted_20_Text">20766,05/02/2020,Australian Capital Territory,Australia,2020-05-03 02:32:28,106.0,3.0,103.0</text:p>
      <text:p text:style-name="Preformatted_20_Text">20767,05/02/2020,Beijing,Mainland China,2020-05-03 02:32:28,593.0,9.0,547.0</text:p>
      <text:p text:style-name="Preformatted_20_Text">20768,05/02/2020,Bermuda,UK,2020-05-03 02:32:28,114.0,7.0,51.0</text:p>
      <text:p text:style-name="Preformatted_20_Text">20769,05/02/2020,"Bonaire, Sint Eustatius and Saba",Netherlands,2020-05-03 02:32:28,6.0,0.0,0.0</text:p>
      <text:p text:style-name="Preformatted_20_Text">20770,05/02/2020,British Columbia,Canada,2020-05-03 02:32:28,2171.0,114.0,0.0</text:p>
      <text:p text:style-name="Preformatted_20_Text">20771,05/02/2020,British Virgin Islands,UK,2020-05-03 02:32:28,6.0,1.0,3.0</text:p>
      <text:p text:style-name="Preformatted_20_Text">20772,05/02/2020,California,US,2020-05-03 02:32:28,53347.0,2180.0,0.0</text:p>
      <text:p text:style-name="Preformatted_20_Text">20773,05/02/2020,Cayman Islands,UK,2020-05-03 02:32:28,74.0,1.0,10.0</text:p>
      <text:p text:style-name="Preformatted_20_Text">20774,05/02/2020,Channel Islands,UK,2020-05-03 02:32:28,543.0,41.0,406.0</text:p>
      <text:p text:style-name="Preformatted_20_Text">20775,05/02/2020,Chongqing,Mainland China,2020-05-03 02:32:28,579.0,6.0,573.0</text:p>
      <text:p text:style-name="Preformatted_20_Text">20776,05/02/2020,Colorado,US,2020-05-03 02:32:28,16225.0,832.0,0.0</text:p>
      <text:p text:style-name="Preformatted_20_Text">20777,05/02/2020,Connecticut,US,2020-05-03 02:32:28,29287.0,2436.0,0.0</text:p>
      <text:p text:style-name="Preformatted_20_Text">20778,05/02/2020,Curacao,Netherlands,2020-05-03 02:32:28,16.0,1.0,13.0</text:p>
      <text:p text:style-name="Preformatted_20_Text">20779,05/02/2020,Delaware,US,2020-05-03 02:32:28,5038.0,168.0,0.0</text:p>
      <text:p text:style-name="Preformatted_20_Text">20780,05/02/2020,Diamond Princess cruise ship,Canada,2020-05-03 02:32:28,1.0,1.0,0.0</text:p>
      <text:p text:style-name="Preformatted_20_Text">20781,05/02/2020,Diamond Princess cruise ship,US,2020-05-03 02:32:28,49.0,0.0,0.0</text:p>
      <text:p text:style-name="Preformatted_20_Text">20782,05/02/2020,District of Columbia,US,2020-05-03 02:32:28,4797.0,240.0,0.0</text:p>
      <text:p text:style-name="Preformatted_20_Text">20783,05/02/2020,Falkland Islands (Malvinas),UK,2020-05-03 02:32:28,13.0,0.0,13.0</text:p>
      <text:p text:style-name="Preformatted_20_Text">20784,05/02/2020,Faroe Islands,Denmark,2020-05-03 02:32:28,187.0,0.0,184.0</text:p>
      <text:p text:style-name="Preformatted_20_Text">20785,05/02/2020,Florida,US,2020-05-03 02:32:28,35463.0,1364.0,0.0</text:p>
      <text:p text:style-name="Preformatted_20_Text">20786,05/02/2020,French Guiana,France,2020-05-03 02:32:28,128.0,1.0,98.0</text:p>
      <text:p text:style-name="Preformatted_20_Text">20787,05/02/2020,French Polynesia,France,2020-05-03 02:32:28,58.0,0.0,51.0</text:p>
      <text:p text:style-name="Preformatted_20_Text">20788,05/02/2020,Fujian,Mainland China,2020-05-03 02:32:28,356.0,1.0,353.0</text:p>
      <text:p text:style-name="Preformatted_20_Text">20789,05/02/2020,Gansu,Mainland China,2020-05-03 02:32:28,139.0,2.0,137.0</text:p>
      <text:p text:style-name="Preformatted_20_Text">20790,05/02/2020,Georgia,US,2020-05-03 02:32:28,28331.0,1177.0,0.0</text:p>
      <text:p text:style-name="Preformatted_20_Text">20791,05/02/2020,Gibraltar,UK,2020-05-03 02:32:28,144.0,0.0,132.0</text:p>
      <text:p text:style-name="Preformatted_20_Text">20792,05/02/2020,Grand Princess,Canada,2020-05-03 02:32:28,13.0,0.0,0.0</text:p>
      <text:p text:style-name="Preformatted_20_Text">20793,05/02/2020,Grand Princess,US,2020-05-03 02:32:28,103.0,3.0,0.0</text:p>
      <text:p text:style-name="Preformatted_20_Text">20794,05/02/2020,Greenland,Denmark,2020-05-03 02:32:28,11.0,0.0,11.0</text:p>
      <text:p text:style-name="Preformatted_20_Text">20795,05/02/2020,Guadeloupe,France,2020-05-03 02:32:28,152.0,12.0,95.0</text:p>
      <text:p text:style-name="Preformatted_20_Text">20796,05/02/2020,Guam,US,2020-05-03 02:32:28,145.0,5.0,0.0</text:p>
      <text:p text:style-name="Preformatted_20_Text">20797,05/02/2020,Guangdong,Mainland China,2020-05-03 02:32:28,1588.0,8.0,1567.0</text:p>
      <text:p text:style-name="Preformatted_20_Text"><text:soft-page-break/>20798,05/02/2020,Guangxi,Mainland China,2020-05-03 02:32:28,254.0,2.0,252.0</text:p>
      <text:p text:style-name="Preformatted_20_Text">20799,05/02/2020,Guizhou,Mainland China,2020-05-03 02:32:28,147.0,2.0,145.0</text:p>
      <text:p text:style-name="Preformatted_20_Text">20800,05/02/2020,Hainan,Mainland China,2020-05-03 02:32:28,168.0,6.0,162.0</text:p>
      <text:p text:style-name="Preformatted_20_Text">20801,05/02/2020,Hawaii,US,2020-05-03 02:32:28,620.0,16.0,0.0</text:p>
      <text:p text:style-name="Preformatted_20_Text">20802,05/02/2020,Hebei,Mainland China,2020-05-03 02:32:28,328.0,6.0,318.0</text:p>
      <text:p text:style-name="Preformatted_20_Text">20803,05/02/2020,Heilongjiang,Mainland China,2020-05-03 02:32:28,944.0,13.0,604.0</text:p>
      <text:p text:style-name="Preformatted_20_Text">20804,05/02/2020,Henan,Mainland China,2020-05-03 02:32:28,1276.0,22.0,1254.0</text:p>
      <text:p text:style-name="Preformatted_20_Text">20805,05/02/2020,Hong Kong,Hong Kong,2020-05-03 02:32:28,1039.0,4.0,864.0</text:p>
      <text:p text:style-name="Preformatted_20_Text">20806,05/02/2020,Hubei,Mainland China,2020-05-03 02:32:28,68128.0,4512.0,63616.0</text:p>
      <text:p text:style-name="Preformatted_20_Text">20807,05/02/2020,Hunan,Mainland China,2020-05-03 02:32:28,1019.0,4.0,1015.0</text:p>
      <text:p text:style-name="Preformatted_20_Text">20808,05/02/2020,Idaho,US,2020-05-03 02:32:28,2061.0,64.0,0.0</text:p>
      <text:p text:style-name="Preformatted_20_Text">20809,05/02/2020,Illinois,US,2020-05-03 02:32:28,58505.0,2559.0,0.0</text:p>
      <text:p text:style-name="Preformatted_20_Text">20810,05/02/2020,Indiana,US,2020-05-03 02:32:28,19295.0,1115.0,0.0</text:p>
      <text:p text:style-name="Preformatted_20_Text">20811,05/02/2020,Inner Mongolia,Mainland China,2020-05-03 02:32:28,201.0,1.0,154.0</text:p>
      <text:p text:style-name="Preformatted_20_Text">20812,05/02/2020,Iowa,US,2020-05-03 02:32:28,8643.0,175.0,0.0</text:p>
      <text:p text:style-name="Preformatted_20_Text">20813,05/02/2020,Isle of Man,UK,2020-05-03 02:32:28,320.0,22.0,271.0</text:p>
      <text:p text:style-name="Preformatted_20_Text">20814,05/02/2020,Jiangsu,Mainland China,2020-05-03 02:32:28,653.0,0.0,650.0</text:p>
      <text:p text:style-name="Preformatted_20_Text">20815,05/02/2020,Jiangxi,Mainland China,2020-05-03 02:32:28,937.0,1.0,936.0</text:p>
      <text:p text:style-name="Preformatted_20_Text">20816,05/02/2020,Jilin,Mainland China,2020-05-03 02:32:28,112.0,1.0,102.0</text:p>
      <text:p text:style-name="Preformatted_20_Text">20817,05/02/2020,Kansas,US,2020-05-03 02:32:28,4885.0,142.0,0.0</text:p>
      <text:p text:style-name="Preformatted_20_Text">20818,05/02/2020,Kentucky,US,2020-05-03 02:32:28,4879.0,248.0,0.0</text:p>
      <text:p text:style-name="Preformatted_20_Text">20819,05/02/2020,Liaoning,Mainland China,2020-05-03 02:32:28,146.0,2.0,144.0</text:p>
      <text:p text:style-name="Preformatted_20_Text">20820,05/02/2020,Louisiana,US,2020-05-03 02:32:28,29140.0,1993.0,0.0</text:p>
      <text:p text:style-name="Preformatted_20_Text">20821,05/02/2020,Macau,Macau,2020-05-03 02:32:28,45.0,0.0,37.0</text:p>
      <text:p text:style-name="Preformatted_20_Text">20822,05/02/2020,Maine,US,2020-05-03 02:32:28,1153.0,56.0,0.0</text:p>
      <text:p text:style-name="Preformatted_20_Text">20823,05/02/2020,Manitoba,Canada,2020-05-03 02:32:28,282.0,6.0,0.0</text:p>
      <text:p text:style-name="Preformatted_20_Text">20824,05/02/2020,Martinique,France,2020-05-03 02:32:28,179.0,14.0,83.0</text:p>
      <text:p text:style-name="Preformatted_20_Text">20825,05/02/2020,Maryland,US,2020-05-03 02:32:28,24473.0,1251.0,0.0</text:p>
      <text:p text:style-name="Preformatted_20_Text">20826,05/02/2020,Massachusetts,US,2020-05-03 02:32:28,66263.0,3846.0,0.0</text:p>
      <text:p text:style-name="Preformatted_20_Text">20827,05/02/2020,Mayotte,France,2020-05-03 02:32:28,539.0,4.0,235.0</text:p>
      <text:p text:style-name="Preformatted_20_Text">20828,05/02/2020,Michigan,US,2020-05-03 02:32:28,43207.0,4021.0,0.0</text:p>
      <text:p text:style-name="Preformatted_20_Text">20829,05/02/2020,Minnesota,US,2020-05-03 02:32:28,6232.0,394.0,0.0</text:p>
      <text:p text:style-name="Preformatted_20_Text">20830,05/02/2020,Mississippi,US,2020-05-03 02:32:28,7441.0,291.0,0.0</text:p>
      <text:p text:style-name="Preformatted_20_Text">20831,05/02/2020,Missouri,US,2020-05-03 02:32:28,8356.0,376.0,0.0</text:p>
      <text:p text:style-name="Preformatted_20_Text">20832,05/02/2020,Montana,US,2020-05-03 02:32:28,455.0,16.0,0.0</text:p>
      <text:p text:style-name="Preformatted_20_Text">20833,05/02/2020,Montserrat,UK,2020-05-03 02:32:28,11.0,1.0,2.0</text:p>
      <text:p text:style-name="Preformatted_20_Text">20834,05/02/2020,Nebraska,US,2020-05-03 02:32:28,5317.0,73.0,0.0</text:p>
      <text:p text:style-name="Preformatted_20_Text">20835,05/02/2020,Nevada,US,2020-05-03 02:32:28,5389.0,255.0,0.0</text:p>
      <text:p text:style-name="Preformatted_20_Text">20836,05/02/2020,New Brunswick,Canada,2020-05-03 02:32:28,118.0,0.0,0.0</text:p>
      <text:p text:style-name="Preformatted_20_Text">20837,05/02/2020,New Caledonia,France,2020-05-03 02:32:28,18.0,0.0,17.0</text:p>
      <text:p text:style-name="Preformatted_20_Text">20838,05/02/2020,New Hampshire,US,2020-05-03 02:32:28,2429.0,84.0,0.0</text:p>
      <text:p text:style-name="Preformatted_20_Text">20839,05/02/2020,New Jersey,US,2020-05-03 02:32:28,123717.0,7742.0,0.0</text:p>
      <text:p text:style-name="Preformatted_20_Text">20840,05/02/2020,New Mexico,US,2020-05-03 02:32:28,3732.0,138.0,0.0</text:p>
      <text:p text:style-name="Preformatted_20_Text">20841,05/02/2020,New South Wales,Australia,2020-05-03 02:32:28,3035.0,42.0,2306.0</text:p>
      <text:p text:style-name="Preformatted_20_Text">20842,05/02/2020,New York,US,2020-05-03 02:32:28,312977.0,24198.0,0.0</text:p>
      <text:p text:style-name="Preformatted_20_Text">20843,05/02/2020,Newfoundland and Labrador,Canada,2020-05-03 02:32:28,259.0,3.0,0.0</text:p>
      <text:p text:style-name="Preformatted_20_Text">20844,05/02/2020,Ningxia,Mainland China,2020-05-03 02:32:28,75.0,0.0,75.0</text:p>
      <text:p text:style-name="Preformatted_20_Text">20845,05/02/2020,North Carolina,US,2020-05-03 02:32:28,11588.0,431.0,0.0</text:p>
      <text:p text:style-name="Preformatted_20_Text">20846,05/02/2020,North Dakota,US,2020-05-03 02:32:28,1153.0,24.0,0.0</text:p>
      <text:p text:style-name="Preformatted_20_Text">20847,05/02/2020,Northern Mariana Islands,US,2020-05-03 02:32:28,14.0,2.0,0.0</text:p>
      <text:p text:style-name="Preformatted_20_Text">20848,05/02/2020,Northern Territory,Australia,2020-05-03 02:32:28,29.0,0.0,24.0</text:p>
      <text:p text:style-name="Preformatted_20_Text">20849,05/02/2020,Northwest Territories,Canada,2020-05-03 02:32:28,5.0,0.0,0.0</text:p>
      <text:p text:style-name="Preformatted_20_Text">20850,05/02/2020,Nova Scotia,Canada,2020-05-03 02:32:28,963.0,31.0,0.0</text:p>
      <text:p text:style-name="Preformatted_20_Text">20851,05/02/2020,Ohio,US,2020-05-03 02:32:28,19335.0,1022.0,0.0</text:p>
      <text:p text:style-name="Preformatted_20_Text">20852,05/02/2020,Oklahoma,US,2020-05-03 02:32:28,3851.0,238.0,0.0</text:p>
      <text:p text:style-name="Preformatted_20_Text">20853,05/02/2020,Ontario,Canada,2020-05-03 02:32:28,18321.0,1292.0,0.0</text:p>
      <text:p text:style-name="Preformatted_20_Text">20854,05/02/2020,Oregon,US,2020-05-03 02:32:28,2635.0,109.0,0.0</text:p>
      <text:p text:style-name="Preformatted_20_Text">20855,05/02/2020,Pennsylvania,US,2020-05-03 02:32:28,50494.0,2695.0,0.0</text:p>
      <text:p text:style-name="Preformatted_20_Text">20856,05/02/2020,Prince Edward Island,Canada,2020-05-03 02:32:28,27.0,0.0,0.0</text:p>
      <text:p text:style-name="Preformatted_20_Text">20857,05/02/2020,Puerto Rico,US,2020-05-03 02:32:28,1757.0,95.0,0.0</text:p>
      <text:p text:style-name="Preformatted_20_Text"><text:soft-page-break/>20858,05/02/2020,Qinghai,Mainland China,2020-05-03 02:32:28,18.0,0.0,18.0</text:p>
      <text:p text:style-name="Preformatted_20_Text">20859,05/02/2020,Quebec,Canada,2020-05-03 02:32:28,29664.0,2136.0,0.0</text:p>
      <text:p text:style-name="Preformatted_20_Text">20860,05/02/2020,Queensland,Australia,2020-05-03 02:32:28,1035.0,6.0,976.0</text:p>
      <text:p text:style-name="Preformatted_20_Text">20861,05/02/2020,Recovered,Canada,2020-05-03 02:32:28,0.0,0.0,23814.0</text:p>
      <text:p text:style-name="Preformatted_20_Text">20862,05/02/2020,Recovered,US,2020-05-03 02:32:28,0.0,0.0,175382.0</text:p>
      <text:p text:style-name="Preformatted_20_Text">20863,05/02/2020,Reunion,France,2020-05-03 02:32:28,423.0,0.0,300.0</text:p>
      <text:p text:style-name="Preformatted_20_Text">20864,05/02/2020,Rhode Island,US,2020-05-03 02:32:28,9289.0,296.0,0.0</text:p>
      <text:p text:style-name="Preformatted_20_Text">20865,05/02/2020,Saint Barthelemy,France,2020-05-03 02:32:28,6.0,0.0,6.0</text:p>
      <text:p text:style-name="Preformatted_20_Text">20866,05/02/2020,Saint Pierre and Miquelon,France,2020-05-03 02:32:28,1.0,0.0,0.0</text:p>
      <text:p text:style-name="Preformatted_20_Text">20867,05/02/2020,Saskatchewan,Canada,2020-05-03 02:32:28,421.0,7.0,0.0</text:p>
      <text:p text:style-name="Preformatted_20_Text">20868,05/02/2020,Shaanxi,Mainland China,2020-05-03 02:32:28,306.0,3.0,255.0</text:p>
      <text:p text:style-name="Preformatted_20_Text">20869,05/02/2020,Shandong,Mainland China,2020-05-03 02:32:28,787.0,7.0,772.0</text:p>
      <text:p text:style-name="Preformatted_20_Text">20870,05/02/2020,Shanghai,Mainland China,2020-05-03 02:32:28,652.0,7.0,612.0</text:p>
      <text:p text:style-name="Preformatted_20_Text">20871,05/02/2020,Shanxi,Mainland China,2020-05-03 02:32:28,197.0,0.0,176.0</text:p>
      <text:p text:style-name="Preformatted_20_Text">20872,05/02/2020,Sichuan,Mainland China,2020-05-03 02:32:28,561.0,3.0,558.0</text:p>
      <text:p text:style-name="Preformatted_20_Text">20873,05/02/2020,Sint Maarten,Netherlands,2020-05-03 02:32:28,76.0,13.0,44.0</text:p>
      <text:p text:style-name="Preformatted_20_Text">20874,05/02/2020,South Australia,Australia,2020-05-03 02:32:28,438.0,4.0,427.0</text:p>
      <text:p text:style-name="Preformatted_20_Text">20875,05/02/2020,South Carolina,US,2020-05-03 02:32:28,6489.0,267.0,0.0</text:p>
      <text:p text:style-name="Preformatted_20_Text">20876,05/02/2020,South Dakota,US,2020-05-03 02:32:28,2588.0,21.0,0.0</text:p>
      <text:p text:style-name="Preformatted_20_Text">20877,05/02/2020,St Martin,France,2020-05-03 02:32:28,38.0,3.0,27.0</text:p>
      <text:p text:style-name="Preformatted_20_Text">20878,05/02/2020,Tasmania,Australia,2020-05-03 02:32:28,221.0,13.0,158.0</text:p>
      <text:p text:style-name="Preformatted_20_Text">20879,05/02/2020,Tennessee,US,2020-05-03 02:32:28,12661.0,209.0,0.0</text:p>
      <text:p text:style-name="Preformatted_20_Text">20880,05/02/2020,Texas,US,2020-05-03 02:32:28,30917.0,863.0,0.0</text:p>
      <text:p text:style-name="Preformatted_20_Text">20881,05/02/2020,Tianjin,Mainland China,2020-05-03 02:32:28,190.0,3.0,185.0</text:p>
      <text:p text:style-name="Preformatted_20_Text">20882,05/02/2020,Tibet,Mainland China,2020-05-03 02:32:28,1.0,0.0,1.0</text:p>
      <text:p text:style-name="Preformatted_20_Text">20883,05/02/2020,Turks and Caicos Islands,UK,2020-05-03 02:32:28,12.0,1.0,5.0</text:p>
      <text:p text:style-name="Preformatted_20_Text">20884,05/02/2020,Utah,US,2020-05-03 02:32:28,4985.0,49.0,0.0</text:p>
      <text:p text:style-name="Preformatted_20_Text">20885,05/02/2020,Vermont,US,2020-05-03 02:32:28,886.0,51.0,0.0</text:p>
      <text:p text:style-name="Preformatted_20_Text">20886,05/02/2020,Victoria,Australia,2020-05-03 02:32:28,1384.0,18.0,1300.0</text:p>
      <text:p text:style-name="Preformatted_20_Text">20887,05/02/2020,Virgin Islands,US,2020-05-03 02:32:28,66.0,4.0,0.0</text:p>
      <text:p text:style-name="Preformatted_20_Text">20888,05/02/2020,Virginia,US,2020-05-03 02:32:28,17738.0,617.0,0.0</text:p>
      <text:p text:style-name="Preformatted_20_Text">20889,05/02/2020,Washington,US,2020-05-03 02:32:28,15003.0,830.0,0.0</text:p>
      <text:p text:style-name="Preformatted_20_Text">20890,05/02/2020,West Virginia,US,2020-05-03 02:32:28,1185.0,48.0,0.0</text:p>
      <text:p text:style-name="Preformatted_20_Text">20891,05/02/2020,Western Australia,Australia,2020-05-03 02:32:28,551.0,8.0,520.0</text:p>
      <text:p text:style-name="Preformatted_20_Text">20892,05/02/2020,Wisconsin,US,2020-05-03 02:32:28,7660.0,334.0,0.0</text:p>
      <text:p text:style-name="Preformatted_20_Text">20893,05/02/2020,Wyoming,US,2020-05-03 02:32:28,579.0,7.0,0.0</text:p>
      <text:p text:style-name="Preformatted_20_Text">20894,05/02/2020,Xinjiang,Mainland China,2020-05-03 02:32:28,76.0,3.0,73.0</text:p>
      <text:p text:style-name="Preformatted_20_Text">20895,05/02/2020,Yukon,Canada,2020-05-03 02:32:28,11.0,0.0,0.0</text:p>
      <text:p text:style-name="Preformatted_20_Text">20896,05/02/2020,Yunnan,Mainland China,2020-05-03 02:32:28,185.0,2.0,181.0</text:p>
      <text:p text:style-name="Preformatted_20_Text">20897,05/02/2020,Zhejiang,Mainland China,2020-05-03 02:32:28,1268.0,1.0,1265.0</text:p>
      <text:p text:style-name="Preformatted_20_Text">20898,05/03/2020,,Afghanistan,2020-05-04 02:32:28,2704.0,85.0,345.0</text:p>
      <text:p text:style-name="Preformatted_20_Text">20899,05/03/2020,,Albania,2020-05-04 02:32:28,795.0,31.0,531.0</text:p>
      <text:p text:style-name="Preformatted_20_Text">20900,05/03/2020,,Algeria,2020-05-04 02:32:28,4474.0,463.0,1936.0</text:p>
      <text:p text:style-name="Preformatted_20_Text">20901,05/03/2020,,Andorra,2020-05-04 02:32:28,748.0,45.0,493.0</text:p>
      <text:p text:style-name="Preformatted_20_Text">20902,05/03/2020,,Angola,2020-05-04 02:32:28,35.0,2.0,11.0</text:p>
      <text:p text:style-name="Preformatted_20_Text">20903,05/03/2020,,Antigua and Barbuda,2020-05-04 02:32:28,25.0,3.0,15.0</text:p>
      <text:p text:style-name="Preformatted_20_Text">20904,05/03/2020,,Argentina,2020-05-04 02:32:28,4783.0,246.0,1354.0</text:p>
      <text:p text:style-name="Preformatted_20_Text">20905,05/03/2020,,Armenia,2020-05-04 02:32:28,2386.0,35.0,1035.0</text:p>
      <text:p text:style-name="Preformatted_20_Text">20906,05/03/2020,,Austria,2020-05-04 02:32:28,15597.0,598.0,13228.0</text:p>
      <text:p text:style-name="Preformatted_20_Text">20907,05/03/2020,,Azerbaijan,2020-05-04 02:32:28,1932.0,25.0,1441.0</text:p>
      <text:p text:style-name="Preformatted_20_Text">20908,05/03/2020,,Bahamas,2020-05-04 02:32:28,83.0,11.0,24.0</text:p>
      <text:p text:style-name="Preformatted_20_Text">20909,05/03/2020,,Bahrain,2020-05-04 02:32:28,3383.0,8.0,1718.0</text:p>
      <text:p text:style-name="Preformatted_20_Text">20910,05/03/2020,,Bangladesh,2020-05-04 02:32:28,9455.0,177.0,1063.0</text:p>
      <text:p text:style-name="Preformatted_20_Text">20911,05/03/2020,,Barbados,2020-05-04 02:32:28,82.0,7.0,44.0</text:p>
      <text:p text:style-name="Preformatted_20_Text">20912,05/03/2020,,Belarus,2020-05-04 02:32:28,16705.0,99.0,3196.0</text:p>
      <text:p text:style-name="Preformatted_20_Text">20913,05/03/2020,,Belgium,2020-05-04 02:32:28,49906.0,7844.0,12309.0</text:p>
      <text:p text:style-name="Preformatted_20_Text">20914,05/03/2020,,Belize,2020-05-04 02:32:28,18.0,2.0,13.0</text:p>
      <text:p text:style-name="Preformatted_20_Text">20915,05/03/2020,,Benin,2020-05-04 02:32:28,90.0,2.0,42.0</text:p>
      <text:p text:style-name="Preformatted_20_Text">20916,05/03/2020,,Bhutan,2020-05-04 02:32:28,7.0,0.0,5.0</text:p>
      <text:p text:style-name="Preformatted_20_Text">20917,05/03/2020,,Bolivia,2020-05-04 02:32:28,1594.0,76.0,166.0</text:p>
      <text:p text:style-name="Preformatted_20_Text">20918,05/03/2020,,Bosnia and Herzegovina,2020-05-04 02:32:28,1857.0,77.0,825.0</text:p>
      <text:p text:style-name="Preformatted_20_Text">20919,05/03/2020,,Botswana,2020-05-04 02:32:28,23.0,1.0,8.0</text:p>
      <text:p text:style-name="Preformatted_20_Text">20920,05/03/2020,,Brazil,2020-05-04 02:32:28,101826.0,7051.0,42991.0</text:p>
      <text:p text:style-name="Preformatted_20_Text"><text:soft-page-break/>20921,05/03/2020,,Brunei,2020-05-04 02:32:28,138.0,1.0,128.0</text:p>
      <text:p text:style-name="Preformatted_20_Text">20922,05/03/2020,,Bulgaria,2020-05-04 02:32:28,1618.0,73.0,308.0</text:p>
      <text:p text:style-name="Preformatted_20_Text">20923,05/03/2020,,Burkina Faso,2020-05-04 02:32:28,662.0,45.0,540.0</text:p>
      <text:p text:style-name="Preformatted_20_Text">20924,05/03/2020,,Burma,2020-05-04 02:32:28,155.0,6.0,43.0</text:p>
      <text:p text:style-name="Preformatted_20_Text">20925,05/03/2020,,Burundi,2020-05-04 02:32:28,15.0,1.0,7.0</text:p>
      <text:p text:style-name="Preformatted_20_Text">20926,05/03/2020,,Cabo Verde,2020-05-04 02:32:28,165.0,2.0,33.0</text:p>
      <text:p text:style-name="Preformatted_20_Text">20927,05/03/2020,,Cambodia,2020-05-04 02:32:28,122.0,0.0,120.0</text:p>
      <text:p text:style-name="Preformatted_20_Text">20928,05/03/2020,,Cameroon,2020-05-04 02:32:28,2077.0,64.0,953.0</text:p>
      <text:p text:style-name="Preformatted_20_Text">20929,05/03/2020,,Central African Republic,2020-05-04 02:32:28,72.0,0.0,10.0</text:p>
      <text:p text:style-name="Preformatted_20_Text">20930,05/03/2020,,Chad,2020-05-04 02:32:28,117.0,10.0,39.0</text:p>
      <text:p text:style-name="Preformatted_20_Text">20931,05/03/2020,,Chile,2020-05-04 02:32:28,19663.0,260.0,10041.0</text:p>
      <text:p text:style-name="Preformatted_20_Text">20932,05/03/2020,,Colombia,2020-05-04 02:32:28,7668.0,340.0,1722.0</text:p>
      <text:p text:style-name="Preformatted_20_Text">20933,05/03/2020,,Comoros,2020-05-04 02:32:28,3.0,0.0,0.0</text:p>
      <text:p text:style-name="Preformatted_20_Text">20934,05/03/2020,,Congo (Brazzaville),2020-05-04 02:32:28,229.0,9.0,25.0</text:p>
      <text:p text:style-name="Preformatted_20_Text">20935,05/03/2020,,Congo (Kinshasa),2020-05-04 02:32:28,674.0,33.0,75.0</text:p>
      <text:p text:style-name="Preformatted_20_Text">20936,05/03/2020,,Costa Rica,2020-05-04 02:32:28,739.0,6.0,386.0</text:p>
      <text:p text:style-name="Preformatted_20_Text">20937,05/03/2020,,Croatia,2020-05-04 02:32:28,2096.0,79.0,1489.0</text:p>
      <text:p text:style-name="Preformatted_20_Text">20938,05/03/2020,,Cuba,2020-05-04 02:32:28,1649.0,67.0,827.0</text:p>
      <text:p text:style-name="Preformatted_20_Text">20939,05/03/2020,,Cyprus,2020-05-04 02:32:28,872.0,15.0,296.0</text:p>
      <text:p text:style-name="Preformatted_20_Text">20940,05/03/2020,,Czech Republic,2020-05-04 02:32:28,7781.0,248.0,3587.0</text:p>
      <text:p text:style-name="Preformatted_20_Text">20941,05/03/2020,,Denmark,2020-05-04 02:32:28,9523.0,484.0,6987.0</text:p>
      <text:p text:style-name="Preformatted_20_Text">20942,05/03/2020,,Diamond Princess,2020-05-04 02:32:28,712.0,13.0,645.0</text:p>
      <text:p text:style-name="Preformatted_20_Text">20943,05/03/2020,,Djibouti,2020-05-04 02:32:28,1112.0,2.0,686.0</text:p>
      <text:p text:style-name="Preformatted_20_Text">20944,05/03/2020,,Dominica,2020-05-04 02:32:28,16.0,0.0,13.0</text:p>
      <text:p text:style-name="Preformatted_20_Text">20945,05/03/2020,,Dominican Republic,2020-05-04 02:32:28,7954.0,333.0,1606.0</text:p>
      <text:p text:style-name="Preformatted_20_Text">20946,05/03/2020,,Ecuador,2020-05-04 02:32:28,29538.0,1564.0,3300.0</text:p>
      <text:p text:style-name="Preformatted_20_Text">20947,05/03/2020,,Egypt,2020-05-04 02:32:28,6465.0,429.0,1562.0</text:p>
      <text:p text:style-name="Preformatted_20_Text">20948,05/03/2020,,El Salvador,2020-05-04 02:32:28,490.0,11.0,154.0</text:p>
      <text:p text:style-name="Preformatted_20_Text">20949,05/03/2020,,Equatorial Guinea,2020-05-04 02:32:28,315.0,1.0,9.0</text:p>
      <text:p text:style-name="Preformatted_20_Text">20950,05/03/2020,,Eritrea,2020-05-04 02:32:28,39.0,0.0,26.0</text:p>
      <text:p text:style-name="Preformatted_20_Text">20951,05/03/2020,,Estonia,2020-05-04 02:32:28,1700.0,55.0,259.0</text:p>
      <text:p text:style-name="Preformatted_20_Text">20952,05/03/2020,,Eswatini,2020-05-04 02:32:28,112.0,1.0,12.0</text:p>
      <text:p text:style-name="Preformatted_20_Text">20953,05/03/2020,,Ethiopia,2020-05-04 02:32:28,135.0,3.0,75.0</text:p>
      <text:p text:style-name="Preformatted_20_Text">20954,05/03/2020,,Fiji,2020-05-04 02:32:28,18.0,0.0,14.0</text:p>
      <text:p text:style-name="Preformatted_20_Text">20955,05/03/2020,,Finland,2020-05-04 02:32:28,5254.0,230.0,3000.0</text:p>
      <text:p text:style-name="Preformatted_20_Text">20956,05/03/2020,,France,2020-05-04 02:32:28,167272.0,24864.0,49973.0</text:p>
      <text:p text:style-name="Preformatted_20_Text">20957,05/03/2020,,Gabon,2020-05-04 02:32:28,335.0,5.0,85.0</text:p>
      <text:p text:style-name="Preformatted_20_Text">20958,05/03/2020,,Gambia,2020-05-04 02:32:28,17.0,1.0,9.0</text:p>
      <text:p text:style-name="Preformatted_20_Text">20959,05/03/2020,,Georgia,2020-05-04 02:32:28,589.0,9.0,223.0</text:p>
      <text:p text:style-name="Preformatted_20_Text">20960,05/03/2020,,Germany,2020-05-04 02:32:28,165664.0,6866.0,130600.0</text:p>
      <text:p text:style-name="Preformatted_20_Text">20961,05/03/2020,,Ghana,2020-05-04 02:32:28,2169.0,18.0,229.0</text:p>
      <text:p text:style-name="Preformatted_20_Text">20962,05/03/2020,,Greece,2020-05-04 02:32:28,2626.0,144.0,1374.0</text:p>
      <text:p text:style-name="Preformatted_20_Text">20963,05/03/2020,,Grenada,2020-05-04 02:32:28,21.0,0.0,13.0</text:p>
      <text:p text:style-name="Preformatted_20_Text">20964,05/03/2020,,Guatemala,2020-05-04 02:32:28,703.0,17.0,72.0</text:p>
      <text:p text:style-name="Preformatted_20_Text">20965,05/03/2020,,Guinea,2020-05-04 02:32:28,1586.0,7.0,405.0</text:p>
      <text:p text:style-name="Preformatted_20_Text">20966,05/03/2020,,Guinea-Bissau,2020-05-04 02:32:28,257.0,1.0,19.0</text:p>
      <text:p text:style-name="Preformatted_20_Text">20967,05/03/2020,,Guyana,2020-05-04 02:32:28,82.0,9.0,22.0</text:p>
      <text:p text:style-name="Preformatted_20_Text">20968,05/03/2020,,Haiti,2020-05-04 02:32:28,88.0,9.0,10.0</text:p>
      <text:p text:style-name="Preformatted_20_Text">20969,05/03/2020,,Holy See,2020-05-04 02:32:28,11.0,0.0,2.0</text:p>
      <text:p text:style-name="Preformatted_20_Text">20970,05/03/2020,,Honduras,2020-05-04 02:32:28,1055.0,82.0,118.0</text:p>
      <text:p text:style-name="Preformatted_20_Text">20971,05/03/2020,,Hungary,2020-05-04 02:32:28,2998.0,340.0,629.0</text:p>
      <text:p text:style-name="Preformatted_20_Text">20972,05/03/2020,,Iceland,2020-05-04 02:32:28,1799.0,10.0,1717.0</text:p>
      <text:p text:style-name="Preformatted_20_Text">20973,05/03/2020,,India,2020-05-04 02:32:28,42505.0,1391.0,11775.0</text:p>
      <text:p text:style-name="Preformatted_20_Text">20974,05/03/2020,,Indonesia,2020-05-04 02:32:28,11192.0,845.0,1876.0</text:p>
      <text:p text:style-name="Preformatted_20_Text">20975,05/03/2020,,Iran,2020-05-04 02:32:28,97424.0,6203.0,78422.0</text:p>
      <text:p text:style-name="Preformatted_20_Text">20976,05/03/2020,,Iraq,2020-05-04 02:32:28,2296.0,97.0,1490.0</text:p>
      <text:p text:style-name="Preformatted_20_Text">20977,05/03/2020,,Ireland,2020-05-04 02:32:28,21506.0,1303.0,13386.0</text:p>
      <text:p text:style-name="Preformatted_20_Text">20978,05/03/2020,,Israel,2020-05-04 02:32:28,16208.0,232.0,9749.0</text:p>
      <text:p text:style-name="Preformatted_20_Text">20979,05/03/2020,,Italy,2020-05-04 02:32:28,210717.0,28884.0,81654.0</text:p>
      <text:p text:style-name="Preformatted_20_Text">20980,05/03/2020,,Ivory Coast,2020-05-04 02:32:28,1398.0,17.0,653.0</text:p>
      <text:p text:style-name="Preformatted_20_Text">20981,05/03/2020,,Jamaica,2020-05-04 02:32:28,469.0,9.0,38.0</text:p>
      <text:p text:style-name="Preformatted_20_Text">20982,05/03/2020,,Japan,2020-05-04 02:32:28,14877.0,487.0,3981.0</text:p>
      <text:p text:style-name="Preformatted_20_Text">20983,05/03/2020,,Jordan,2020-05-04 02:32:28,461.0,9.0,367.0</text:p>
      <text:p text:style-name="Preformatted_20_Text">20984,05/03/2020,,Kazakhstan,2020-05-04 02:32:28,3920.0,27.0,1084.0</text:p>
      <text:p text:style-name="Preformatted_20_Text"><text:soft-page-break/>20985,05/03/2020,,Kenya,2020-05-04 02:32:28,465.0,24.0,167.0</text:p>
      <text:p text:style-name="Preformatted_20_Text">20986,05/03/2020,,Kosovo,2020-05-04 02:32:28,851.0,22.0,381.0</text:p>
      <text:p text:style-name="Preformatted_20_Text">20987,05/03/2020,,Kuwait,2020-05-04 02:32:28,4983.0,38.0,1776.0</text:p>
      <text:p text:style-name="Preformatted_20_Text">20988,05/03/2020,,Kyrgyzstan,2020-05-04 02:32:28,795.0,10.0,564.0</text:p>
      <text:p text:style-name="Preformatted_20_Text">20989,05/03/2020,,Laos,2020-05-04 02:32:28,19.0,0.0,9.0</text:p>
      <text:p text:style-name="Preformatted_20_Text">20990,05/03/2020,,Latvia,2020-05-04 02:32:28,879.0,16.0,348.0</text:p>
      <text:p text:style-name="Preformatted_20_Text">20991,05/03/2020,,Lebanon,2020-05-04 02:32:28,737.0,25.0,200.0</text:p>
      <text:p text:style-name="Preformatted_20_Text">20992,05/03/2020,,Liberia,2020-05-04 02:32:28,158.0,18.0,58.0</text:p>
      <text:p text:style-name="Preformatted_20_Text">20993,05/03/2020,,Libya,2020-05-04 02:32:28,63.0,3.0,22.0</text:p>
      <text:p text:style-name="Preformatted_20_Text">20994,05/03/2020,,Liechtenstein,2020-05-04 02:32:28,82.0,1.0,55.0</text:p>
      <text:p text:style-name="Preformatted_20_Text">20995,05/03/2020,,Lithuania,2020-05-04 02:32:28,1410.0,46.0,635.0</text:p>
      <text:p text:style-name="Preformatted_20_Text">20996,05/03/2020,,Luxembourg,2020-05-04 02:32:28,3824.0,96.0,3379.0</text:p>
      <text:p text:style-name="Preformatted_20_Text">20997,05/03/2020,,MS Zaandam,2020-05-04 02:32:28,9.0,2.0,0.0</text:p>
      <text:p text:style-name="Preformatted_20_Text">20998,05/03/2020,,Madagascar,2020-05-04 02:32:28,149.0,0.0,98.0</text:p>
      <text:p text:style-name="Preformatted_20_Text">20999,05/03/2020,,Malawi,2020-05-04 02:32:28,39.0,3.0,9.0</text:p>
      <text:p text:style-name="Preformatted_20_Text">21000,05/03/2020,,Malaysia,2020-05-04 02:32:28,6298.0,105.0,4413.0</text:p>
      <text:p text:style-name="Preformatted_20_Text">21001,05/03/2020,,Maldives,2020-05-04 02:32:28,527.0,1.0,18.0</text:p>
      <text:p text:style-name="Preformatted_20_Text">21002,05/03/2020,,Mali,2020-05-04 02:32:28,563.0,27.0,213.0</text:p>
      <text:p text:style-name="Preformatted_20_Text">21003,05/03/2020,,Malta,2020-05-04 02:32:28,477.0,4.0,392.0</text:p>
      <text:p text:style-name="Preformatted_20_Text">21004,05/03/2020,,Mauritania,2020-05-04 02:32:28,8.0,1.0,6.0</text:p>
      <text:p text:style-name="Preformatted_20_Text">21005,05/03/2020,,Mauritius,2020-05-04 02:32:28,332.0,10.0,315.0</text:p>
      <text:p text:style-name="Preformatted_20_Text">21006,05/03/2020,,Mexico,2020-05-04 02:32:28,23471.0,2154.0,13447.0</text:p>
      <text:p text:style-name="Preformatted_20_Text">21007,05/03/2020,,Moldova,2020-05-04 02:32:28,4121.0,125.0,1382.0</text:p>
      <text:p text:style-name="Preformatted_20_Text">21008,05/03/2020,,Monaco,2020-05-04 02:32:28,95.0,4.0,78.0</text:p>
      <text:p text:style-name="Preformatted_20_Text">21009,05/03/2020,,Mongolia,2020-05-04 02:32:28,39.0,0.0,10.0</text:p>
      <text:p text:style-name="Preformatted_20_Text">21010,05/03/2020,,Montenegro,2020-05-04 02:32:28,322.0,8.0,249.0</text:p>
      <text:p text:style-name="Preformatted_20_Text">21011,05/03/2020,,Morocco,2020-05-04 02:32:28,4903.0,174.0,1438.0</text:p>
      <text:p text:style-name="Preformatted_20_Text">21012,05/03/2020,,Mozambique,2020-05-04 02:32:28,80.0,0.0,19.0</text:p>
      <text:p text:style-name="Preformatted_20_Text">21013,05/03/2020,,Namibia,2020-05-04 02:32:28,16.0,0.0,8.0</text:p>
      <text:p text:style-name="Preformatted_20_Text">21014,05/03/2020,,Nepal,2020-05-04 02:32:28,75.0,0.0,16.0</text:p>
      <text:p text:style-name="Preformatted_20_Text">21015,05/03/2020,,Netherlands,2020-05-04 02:32:28,40571.0,5056.0,0.0</text:p>
      <text:p text:style-name="Preformatted_20_Text">21016,05/03/2020,,New Zealand,2020-05-04 02:32:28,1487.0,20.0,1276.0</text:p>
      <text:p text:style-name="Preformatted_20_Text">21017,05/03/2020,,Nicaragua,2020-05-04 02:32:28,15.0,5.0,7.0</text:p>
      <text:p text:style-name="Preformatted_20_Text">21018,05/03/2020,,Niger,2020-05-04 02:32:28,750.0,36.0,518.0</text:p>
      <text:p text:style-name="Preformatted_20_Text">21019,05/03/2020,,Nigeria,2020-05-04 02:32:28,2558.0,87.0,400.0</text:p>
      <text:p text:style-name="Preformatted_20_Text">21020,05/03/2020,,North Macedonia,2020-05-04 02:32:28,1511.0,84.0,945.0</text:p>
      <text:p text:style-name="Preformatted_20_Text">21021,05/03/2020,,Norway,2020-05-04 02:32:28,7847.0,211.0,32.0</text:p>
      <text:p text:style-name="Preformatted_20_Text">21022,05/03/2020,,Oman,2020-05-04 02:32:28,2568.0,12.0,750.0</text:p>
      <text:p text:style-name="Preformatted_20_Text">21023,05/03/2020,,Pakistan,2020-05-04 02:32:28,20084.0,457.0,5114.0</text:p>
      <text:p text:style-name="Preformatted_20_Text">21024,05/03/2020,,Panama,2020-05-04 02:32:28,7090.0,197.0,641.0</text:p>
      <text:p text:style-name="Preformatted_20_Text">21025,05/03/2020,,Papua New Guinea,2020-05-04 02:32:28,8.0,0.0,0.0</text:p>
      <text:p text:style-name="Preformatted_20_Text">21026,05/03/2020,,Paraguay,2020-05-04 02:32:28,396.0,10.0,126.0</text:p>
      <text:p text:style-name="Preformatted_20_Text">21027,05/03/2020,,Peru,2020-05-04 02:32:28,45928.0,1286.0,13550.0</text:p>
      <text:p text:style-name="Preformatted_20_Text">21028,05/03/2020,,Philippines,2020-05-04 02:32:28,9223.0,607.0,1214.0</text:p>
      <text:p text:style-name="Preformatted_20_Text">21029,05/03/2020,,Poland,2020-05-04 02:32:28,13693.0,678.0,3945.0</text:p>
      <text:p text:style-name="Preformatted_20_Text">21030,05/03/2020,,Portugal,2020-05-04 02:32:28,25282.0,1043.0,1689.0</text:p>
      <text:p text:style-name="Preformatted_20_Text">21031,05/03/2020,,Qatar,2020-05-04 02:32:28,15551.0,12.0,1664.0</text:p>
      <text:p text:style-name="Preformatted_20_Text">21032,05/03/2020,,Romania,2020-05-04 02:32:28,13163.0,790.0,4869.0</text:p>
      <text:p text:style-name="Preformatted_20_Text">21033,05/03/2020,,Russia,2020-05-04 02:32:28,134687.0,1280.0,16639.0</text:p>
      <text:p text:style-name="Preformatted_20_Text">21034,05/03/2020,,Rwanda,2020-05-04 02:32:28,259.0,0.0,124.0</text:p>
      <text:p text:style-name="Preformatted_20_Text">21035,05/03/2020,,Saint Kitts and Nevis,2020-05-04 02:32:28,15.0,0.0,8.0</text:p>
      <text:p text:style-name="Preformatted_20_Text">21036,05/03/2020,,Saint Lucia,2020-05-04 02:32:28,18.0,0.0,15.0</text:p>
      <text:p text:style-name="Preformatted_20_Text">21037,05/03/2020,,Saint Vincent and the Grenadines,2020-05-04 02:32:28,16.0,0.0,8.0</text:p>
      <text:p text:style-name="Preformatted_20_Text">21038,05/03/2020,,San Marino,2020-05-04 02:32:28,582.0,41.0,86.0</text:p>
      <text:p text:style-name="Preformatted_20_Text">21039,05/03/2020,,Sao Tome and Principe,2020-05-04 02:32:28,16.0,1.0,4.0</text:p>
      <text:p text:style-name="Preformatted_20_Text">21040,05/03/2020,,Saudi Arabia,2020-05-04 02:32:28,27011.0,184.0,4134.0</text:p>
      <text:p text:style-name="Preformatted_20_Text">21041,05/03/2020,,Senegal,2020-05-04 02:32:28,1182.0,9.0,372.0</text:p>
      <text:p text:style-name="Preformatted_20_Text">21042,05/03/2020,,Serbia,2020-05-04 02:32:28,9464.0,193.0,1551.0</text:p>
      <text:p text:style-name="Preformatted_20_Text">21043,05/03/2020,,Seychelles,2020-05-04 02:32:28,11.0,0.0,6.0</text:p>
      <text:p text:style-name="Preformatted_20_Text">21044,05/03/2020,,Sierra Leone,2020-05-04 02:32:28,166.0,8.0,29.0</text:p>
      <text:p text:style-name="Preformatted_20_Text">21045,05/03/2020,,Singapore,2020-05-04 02:32:28,18205.0,18.0,1408.0</text:p>
      <text:p text:style-name="Preformatted_20_Text">21046,05/03/2020,,Slovakia,2020-05-04 02:32:28,1408.0,24.0,619.0</text:p>
      <text:p text:style-name="Preformatted_20_Text">21047,05/03/2020,,Slovenia,2020-05-04 02:32:28,1439.0,96.0,241.0</text:p>
      <text:p text:style-name="Preformatted_20_Text"><text:soft-page-break/>21048,05/03/2020,,Somalia,2020-05-04 02:32:28,722.0,32.0,44.0</text:p>
      <text:p text:style-name="Preformatted_20_Text">21049,05/03/2020,,South Africa,2020-05-04 02:32:28,6783.0,131.0,2549.0</text:p>
      <text:p text:style-name="Preformatted_20_Text">21050,05/03/2020,,South Korea,2020-05-04 02:32:28,10801.0,252.0,9217.0</text:p>
      <text:p text:style-name="Preformatted_20_Text">21051,05/03/2020,,South Sudan,2020-05-04 02:32:28,46.0,0.0,0.0</text:p>
      <text:p text:style-name="Preformatted_20_Text">21052,05/03/2020,,Spain,2020-05-04 02:32:28,217466.0,25264.0,118902.0</text:p>
      <text:p text:style-name="Preformatted_20_Text">21053,05/03/2020,,Sri Lanka,2020-05-04 02:32:28,718.0,7.0,184.0</text:p>
      <text:p text:style-name="Preformatted_20_Text">21054,05/03/2020,,Sudan,2020-05-04 02:32:28,592.0,41.0,52.0</text:p>
      <text:p text:style-name="Preformatted_20_Text">21055,05/03/2020,,Suriname,2020-05-04 02:32:28,10.0,1.0,9.0</text:p>
      <text:p text:style-name="Preformatted_20_Text">21056,05/03/2020,,Sweden,2020-05-04 02:32:28,22317.0,2679.0,1005.0</text:p>
      <text:p text:style-name="Preformatted_20_Text">21057,05/03/2020,,Switzerland,2020-05-04 02:32:28,29905.0,1762.0,24500.0</text:p>
      <text:p text:style-name="Preformatted_20_Text">21058,05/03/2020,,Syria,2020-05-04 02:32:28,44.0,3.0,27.0</text:p>
      <text:p text:style-name="Preformatted_20_Text">21059,05/03/2020,,Taiwan,2020-05-04 02:32:28,436.0,6.0,332.0</text:p>
      <text:p text:style-name="Preformatted_20_Text">21060,05/03/2020,,Tajikistan,2020-05-04 02:32:28,128.0,2.0,0.0</text:p>
      <text:p text:style-name="Preformatted_20_Text">21061,05/03/2020,,Tanzania,2020-05-04 02:32:28,480.0,16.0,167.0</text:p>
      <text:p text:style-name="Preformatted_20_Text">21062,05/03/2020,,Thailand,2020-05-04 02:32:28,2969.0,54.0,2739.0</text:p>
      <text:p text:style-name="Preformatted_20_Text">21063,05/03/2020,,Timor-Leste,2020-05-04 02:32:28,24.0,0.0,16.0</text:p>
      <text:p text:style-name="Preformatted_20_Text">21064,05/03/2020,,Togo,2020-05-04 02:32:28,124.0,9.0,67.0</text:p>
      <text:p text:style-name="Preformatted_20_Text">21065,05/03/2020,,Trinidad and Tobago,2020-05-04 02:32:28,116.0,8.0,93.0</text:p>
      <text:p text:style-name="Preformatted_20_Text">21066,05/03/2020,,Tunisia,2020-05-04 02:32:28,1013.0,42.0,328.0</text:p>
      <text:p text:style-name="Preformatted_20_Text">21067,05/03/2020,,Turkey,2020-05-04 02:32:28,126045.0,3397.0,63151.0</text:p>
      <text:p text:style-name="Preformatted_20_Text">21068,05/03/2020,,UK,2020-05-04 02:32:28,186599.0,28446.0,0.0</text:p>
      <text:p text:style-name="Preformatted_20_Text">21069,05/03/2020,,Uganda,2020-05-04 02:32:28,89.0,0.0,52.0</text:p>
      <text:p text:style-name="Preformatted_20_Text">21070,05/03/2020,,Ukraine,2020-05-04 02:32:28,11913.0,288.0,1548.0</text:p>
      <text:p text:style-name="Preformatted_20_Text">21071,05/03/2020,,United Arab Emirates,2020-05-04 02:32:28,14163.0,126.0,2763.0</text:p>
      <text:p text:style-name="Preformatted_20_Text">21072,05/03/2020,,Uruguay,2020-05-04 02:32:28,655.0,17.0,442.0</text:p>
      <text:p text:style-name="Preformatted_20_Text">21073,05/03/2020,,Uzbekistan,2020-05-04 02:32:28,2149.0,10.0,1319.0</text:p>
      <text:p text:style-name="Preformatted_20_Text">21074,05/03/2020,,Venezuela,2020-05-04 02:32:28,357.0,10.0,158.0</text:p>
      <text:p text:style-name="Preformatted_20_Text">21075,05/03/2020,,Vietnam,2020-05-04 02:32:28,271.0,0.0,219.0</text:p>
      <text:p text:style-name="Preformatted_20_Text">21076,05/03/2020,,West Bank and Gaza,2020-05-04 02:32:28,353.0,2.0,77.0</text:p>
      <text:p text:style-name="Preformatted_20_Text">21077,05/03/2020,,Western Sahara,2020-05-04 02:32:28,6.0,0.0,5.0</text:p>
      <text:p text:style-name="Preformatted_20_Text">21078,05/03/2020,,Yemen,2020-05-04 02:32:28,10.0,2.0,1.0</text:p>
      <text:p text:style-name="Preformatted_20_Text">21079,05/03/2020,,Zambia,2020-05-04 02:32:28,124.0,3.0,78.0</text:p>
      <text:p text:style-name="Preformatted_20_Text">21080,05/03/2020,,Zimbabwe,2020-05-04 02:32:28,34.0,4.0,5.0</text:p>
      <text:p text:style-name="Preformatted_20_Text">21081,05/03/2020,Alabama,US,2020-05-04 02:32:28,7888.0,290.0,0.0</text:p>
      <text:p text:style-name="Preformatted_20_Text">21082,05/03/2020,Alaska,US,2020-05-04 02:32:28,368.0,9.0,0.0</text:p>
      <text:p text:style-name="Preformatted_20_Text">21083,05/03/2020,Alberta,Canada,2020-05-04 02:32:28,5766.0,95.0,0.0</text:p>
      <text:p text:style-name="Preformatted_20_Text">21084,05/03/2020,Anguilla,UK,2020-05-04 02:32:28,3.0,0.0,3.0</text:p>
      <text:p text:style-name="Preformatted_20_Text">21085,05/03/2020,Anhui,Mainland China,2020-05-04 02:32:28,991.0,6.0,985.0</text:p>
      <text:p text:style-name="Preformatted_20_Text">21086,05/03/2020,Arizona,US,2020-05-04 02:32:28,8640.0,362.0,0.0</text:p>
      <text:p text:style-name="Preformatted_20_Text">21087,05/03/2020,Arkansas,US,2020-05-04 02:32:28,3437.0,76.0,0.0</text:p>
      <text:p text:style-name="Preformatted_20_Text">21088,05/03/2020,Aruba,Netherlands,2020-05-04 02:32:28,100.0,2.0,81.0</text:p>
      <text:p text:style-name="Preformatted_20_Text">21089,05/03/2020,Australian Capital Territory,Australia,2020-05-04 02:32:28,106.0,3.0,103.0</text:p>
      <text:p text:style-name="Preformatted_20_Text">21090,05/03/2020,Beijing,Mainland China,2020-05-04 02:32:28,593.0,9.0,553.0</text:p>
      <text:p text:style-name="Preformatted_20_Text">21091,05/03/2020,Bermuda,UK,2020-05-04 02:32:28,115.0,7.0,51.0</text:p>
      <text:p text:style-name="Preformatted_20_Text">21092,05/03/2020,"Bonaire, Sint Eustatius and Saba",Netherlands,2020-05-04 02:32:28,6.0,0.0,0.0</text:p>
      <text:p text:style-name="Preformatted_20_Text">21093,05/03/2020,British Columbia,Canada,2020-05-04 02:32:28,2171.0,114.0,0.0</text:p>
      <text:p text:style-name="Preformatted_20_Text">21094,05/03/2020,British Virgin Islands,UK,2020-05-04 02:32:28,6.0,1.0,3.0</text:p>
      <text:p text:style-name="Preformatted_20_Text">21095,05/03/2020,California,US,2020-05-04 02:32:28,54903.0,2216.0,0.0</text:p>
      <text:p text:style-name="Preformatted_20_Text">21096,05/03/2020,Cayman Islands,UK,2020-05-04 02:32:28,74.0,1.0,10.0</text:p>
      <text:p text:style-name="Preformatted_20_Text">21097,05/03/2020,Channel Islands,UK,2020-05-04 02:32:28,544.0,41.0,406.0</text:p>
      <text:p text:style-name="Preformatted_20_Text">21098,05/03/2020,Chongqing,Mainland China,2020-05-04 02:32:28,579.0,6.0,573.0</text:p>
      <text:p text:style-name="Preformatted_20_Text">21099,05/03/2020,Colorado,US,2020-05-04 02:32:28,16635.0,842.0,0.0</text:p>
      <text:p text:style-name="Preformatted_20_Text">21100,05/03/2020,Connecticut,US,2020-05-04 02:32:28,29287.0,2436.0,0.0</text:p>
      <text:p text:style-name="Preformatted_20_Text">21101,05/03/2020,Curacao,Netherlands,2020-05-04 02:32:28,16.0,1.0,13.0</text:p>
      <text:p text:style-name="Preformatted_20_Text">21102,05/03/2020,Delaware,US,2020-05-04 02:32:28,5208.0,177.0,0.0</text:p>
      <text:p text:style-name="Preformatted_20_Text">21103,05/03/2020,Diamond Princess cruise ship,Canada,2020-05-04 02:32:28,1.0,1.0,0.0</text:p>
      <text:p text:style-name="Preformatted_20_Text">21104,05/03/2020,Diamond Princess cruise ship,US,2020-05-04 02:32:28,49.0,0.0,0.0</text:p>
      <text:p text:style-name="Preformatted_20_Text">21105,05/03/2020,District of Columbia,US,2020-05-04 02:32:28,5016.0,251.0,0.0</text:p>
      <text:p text:style-name="Preformatted_20_Text">21106,05/03/2020,Falkland Islands (Malvinas),UK,2020-05-04 02:32:28,13.0,0.0,13.0</text:p>
      <text:p text:style-name="Preformatted_20_Text"><text:soft-page-break/>21107,05/03/2020,Faroe Islands,Denmark,2020-05-04 02:32:28,187.0,0.0,185.0</text:p>
      <text:p text:style-name="Preformatted_20_Text">21108,05/03/2020,Florida,US,2020-05-04 02:32:28,36078.0,1379.0,0.0</text:p>
      <text:p text:style-name="Preformatted_20_Text">21109,05/03/2020,French Guiana,France,2020-05-04 02:32:28,128.0,1.0,98.0</text:p>
      <text:p text:style-name="Preformatted_20_Text">21110,05/03/2020,French Polynesia,France,2020-05-04 02:32:28,58.0,0.0,51.0</text:p>
      <text:p text:style-name="Preformatted_20_Text">21111,05/03/2020,Fujian,Mainland China,2020-05-04 02:32:28,356.0,1.0,353.0</text:p>
      <text:p text:style-name="Preformatted_20_Text">21112,05/03/2020,Gansu,Mainland China,2020-05-04 02:32:28,139.0,2.0,137.0</text:p>
      <text:p text:style-name="Preformatted_20_Text">21113,05/03/2020,Georgia,US,2020-05-04 02:32:28,28665.0,1184.0,0.0</text:p>
      <text:p text:style-name="Preformatted_20_Text">21114,05/03/2020,Gibraltar,UK,2020-05-04 02:32:28,144.0,0.0,132.0</text:p>
      <text:p text:style-name="Preformatted_20_Text">21115,05/03/2020,Grand Princess,Canada,2020-05-04 02:32:28,13.0,0.0,0.0</text:p>
      <text:p text:style-name="Preformatted_20_Text">21116,05/03/2020,Grand Princess,US,2020-05-04 02:32:28,103.0,3.0,0.0</text:p>
      <text:p text:style-name="Preformatted_20_Text">21117,05/03/2020,Greenland,Denmark,2020-05-04 02:32:28,11.0,0.0,11.0</text:p>
      <text:p text:style-name="Preformatted_20_Text">21118,05/03/2020,Guadeloupe,France,2020-05-04 02:32:28,152.0,12.0,95.0</text:p>
      <text:p text:style-name="Preformatted_20_Text">21119,05/03/2020,Guam,US,2020-05-04 02:32:28,145.0,5.0,0.0</text:p>
      <text:p text:style-name="Preformatted_20_Text">21120,05/03/2020,Guangdong,Mainland China,2020-05-04 02:32:28,1588.0,8.0,1569.0</text:p>
      <text:p text:style-name="Preformatted_20_Text">21121,05/03/2020,Guangxi,Mainland China,2020-05-04 02:32:28,254.0,2.0,252.0</text:p>
      <text:p text:style-name="Preformatted_20_Text">21122,05/03/2020,Guizhou,Mainland China,2020-05-04 02:32:28,147.0,2.0,145.0</text:p>
      <text:p text:style-name="Preformatted_20_Text">21123,05/03/2020,Hainan,Mainland China,2020-05-04 02:32:28,168.0,6.0,162.0</text:p>
      <text:p text:style-name="Preformatted_20_Text">21124,05/03/2020,Hawaii,US,2020-05-04 02:32:28,620.0,17.0,0.0</text:p>
      <text:p text:style-name="Preformatted_20_Text">21125,05/03/2020,Hebei,Mainland China,2020-05-04 02:32:28,328.0,6.0,318.0</text:p>
      <text:p text:style-name="Preformatted_20_Text">21126,05/03/2020,Heilongjiang,Mainland China,2020-05-04 02:32:28,944.0,13.0,657.0</text:p>
      <text:p text:style-name="Preformatted_20_Text">21127,05/03/2020,Henan,Mainland China,2020-05-04 02:32:28,1276.0,22.0,1254.0</text:p>
      <text:p text:style-name="Preformatted_20_Text">21128,05/03/2020,Hong Kong,Hong Kong,2020-05-04 02:32:28,1039.0,4.0,879.0</text:p>
      <text:p text:style-name="Preformatted_20_Text">21129,05/03/2020,Hubei,Mainland China,2020-05-04 02:32:28,68128.0,4512.0,63616.0</text:p>
      <text:p text:style-name="Preformatted_20_Text">21130,05/03/2020,Hunan,Mainland China,2020-05-04 02:32:28,1019.0,4.0,1015.0</text:p>
      <text:p text:style-name="Preformatted_20_Text">21131,05/03/2020,Idaho,US,2020-05-04 02:32:28,2061.0,64.0,0.0</text:p>
      <text:p text:style-name="Preformatted_20_Text">21132,05/03/2020,Illinois,US,2020-05-04 02:32:28,61499.0,2618.0,0.0</text:p>
      <text:p text:style-name="Preformatted_20_Text">21133,05/03/2020,Indiana,US,2020-05-04 02:32:28,19933.0,1132.0,0.0</text:p>
      <text:p text:style-name="Preformatted_20_Text">21134,05/03/2020,Inner Mongolia,Mainland China,2020-05-04 02:32:28,201.0,1.0,156.0</text:p>
      <text:p text:style-name="Preformatted_20_Text">21135,05/03/2020,Iowa,US,2020-05-04 02:32:28,9175.0,184.0,0.0</text:p>
      <text:p text:style-name="Preformatted_20_Text">21136,05/03/2020,Isle of Man,UK,2020-05-04 02:32:28,321.0,22.0,271.0</text:p>
      <text:p text:style-name="Preformatted_20_Text">21137,05/03/2020,Jiangsu,Mainland China,2020-05-04 02:32:28,653.0,0.0,650.0</text:p>
      <text:p text:style-name="Preformatted_20_Text">21138,05/03/2020,Jiangxi,Mainland China,2020-05-04 02:32:28,937.0,1.0,936.0</text:p>
      <text:p text:style-name="Preformatted_20_Text">21139,05/03/2020,Jilin,Mainland China,2020-05-04 02:32:28,112.0,1.0,103.0</text:p>
      <text:p text:style-name="Preformatted_20_Text">21140,05/03/2020,Kansas,US,2020-05-04 02:32:28,5156.0,144.0,0.0</text:p>
      <text:p text:style-name="Preformatted_20_Text">21141,05/03/2020,Kentucky,US,2020-05-04 02:32:28,5130.0,253.0,0.0</text:p>
      <text:p text:style-name="Preformatted_20_Text">21142,05/03/2020,Liaoning,Mainland China,2020-05-04 02:32:28,146.0,2.0,144.0</text:p>
      <text:p text:style-name="Preformatted_20_Text">21143,05/03/2020,Louisiana,US,2020-05-04 02:32:28,29340.0,2012.0,0.0</text:p>
      <text:p text:style-name="Preformatted_20_Text">21144,05/03/2020,Macau,Macau,2020-05-04 02:32:28,45.0,0.0,39.0</text:p>
      <text:p text:style-name="Preformatted_20_Text">21145,05/03/2020,Maine,US,2020-05-04 02:32:28,1185.0,57.0,0.0</text:p>
      <text:p text:style-name="Preformatted_20_Text">21146,05/03/2020,Manitoba,Canada,2020-05-04 02:32:28,282.0,6.0,0.0</text:p>
      <text:p text:style-name="Preformatted_20_Text">21147,05/03/2020,Martinique,France,2020-05-04 02:32:28,179.0,14.0,83.0</text:p>
      <text:p text:style-name="Preformatted_20_Text">21148,05/03/2020,Maryland,US,2020-05-04 02:32:28,25462.0,1281.0,0.0</text:p>
      <text:p text:style-name="Preformatted_20_Text">21149,05/03/2020,Massachusetts,US,2020-05-04 02:32:28,68087.0,4004.0,0.0</text:p>
      <text:p text:style-name="Preformatted_20_Text">21150,05/03/2020,Mayotte,France,2020-05-04 02:32:28,650.0,6.0,235.0</text:p>
      <text:p text:style-name="Preformatted_20_Text">21151,05/03/2020,Michigan,US,2020-05-04 02:32:28,43801.0,4053.0,0.0</text:p>
      <text:p text:style-name="Preformatted_20_Text">21152,05/03/2020,Minnesota,US,2020-05-04 02:32:28,6663.0,418.0,0.0</text:p>
      <text:p text:style-name="Preformatted_20_Text">21153,05/03/2020,Mississippi,US,2020-05-04 02:32:28,7550.0,303.0,0.0</text:p>
      <text:p text:style-name="Preformatted_20_Text">21154,05/03/2020,Missouri,US,2020-05-04 02:32:28,8618.0,381.0,0.0</text:p>
      <text:p text:style-name="Preformatted_20_Text">21155,05/03/2020,Montana,US,2020-05-04 02:32:28,455.0,16.0,0.0</text:p>
      <text:p text:style-name="Preformatted_20_Text">21156,05/03/2020,Montserrat,UK,2020-05-04 02:32:28,11.0,1.0,7.0</text:p>
      <text:p text:style-name="Preformatted_20_Text">21157,05/03/2020,Nebraska,US,2020-05-04 02:32:28,5661.0,78.0,0.0</text:p>
      <text:p text:style-name="Preformatted_20_Text">21158,05/03/2020,Nevada,US,2020-05-04 02:32:28,5472.0,258.0,0.0</text:p>
      <text:p text:style-name="Preformatted_20_Text">21159,05/03/2020,New Brunswick,Canada,2020-05-04 02:32:28,118.0,0.0,0.0</text:p>
      <text:p text:style-name="Preformatted_20_Text">21160,05/03/2020,New Caledonia,France,2020-05-04 02:32:28,18.0,0.0,17.0</text:p>
      <text:p text:style-name="Preformatted_20_Text">21161,05/03/2020,New Hampshire,US,2020-05-04 02:32:28,2518.0,86.0,0.0</text:p>
      <text:p text:style-name="Preformatted_20_Text">21162,05/03/2020,New Jersey,US,2020-05-04 02:32:28,126744.0,7871.0,0.0</text:p>
      <text:p text:style-name="Preformatted_20_Text">21163,05/03/2020,New Mexico,US,2020-05-04 02:32:28,3850.0,151.0,0.0</text:p>
      <text:p text:style-name="Preformatted_20_Text">21164,05/03/2020,New South Wales,Australia,2020-05-04 02:32:28,3033.0,42.0,2328.0</text:p>
      <text:p text:style-name="Preformatted_20_Text">21165,05/03/2020,New York,US,2020-05-04 02:32:28,316415.0,24708.0,0.0</text:p>
      <text:p text:style-name="Preformatted_20_Text">21166,05/03/2020,Newfoundland and Labrador,Canada,2020-05-04 02:32:28,259.0,3.0,0.0</text:p>
      <text:p text:style-name="Preformatted_20_Text"><text:soft-page-break/>21167,05/03/2020,Ningxia,Mainland China,2020-05-04 02:32:28,75.0,0.0,75.0</text:p>
      <text:p text:style-name="Preformatted_20_Text">21168,05/03/2020,North Carolina,US,2020-05-04 02:32:28,11770.0,434.0,0.0</text:p>
      <text:p text:style-name="Preformatted_20_Text">21169,05/03/2020,North Dakota,US,2020-05-04 02:32:28,1191.0,25.0,0.0</text:p>
      <text:p text:style-name="Preformatted_20_Text">21170,05/03/2020,Northern Mariana Islands,US,2020-05-04 02:32:28,14.0,2.0,0.0</text:p>
      <text:p text:style-name="Preformatted_20_Text">21171,05/03/2020,Northern Territory,Australia,2020-05-04 02:32:28,29.0,0.0,24.0</text:p>
      <text:p text:style-name="Preformatted_20_Text">21172,05/03/2020,Northwest Territories,Canada,2020-05-04 02:32:28,5.0,0.0,0.0</text:p>
      <text:p text:style-name="Preformatted_20_Text">21173,05/03/2020,Nova Scotia,Canada,2020-05-04 02:32:28,971.0,37.0,0.0</text:p>
      <text:p text:style-name="Preformatted_20_Text">21174,05/03/2020,Ohio,US,2020-05-04 02:32:28,19914.0,1039.0,0.0</text:p>
      <text:p text:style-name="Preformatted_20_Text">21175,05/03/2020,Oklahoma,US,2020-05-04 02:32:28,3972.0,238.0,0.0</text:p>
      <text:p text:style-name="Preformatted_20_Text">21176,05/03/2020,Ontario,Canada,2020-05-04 02:32:28,18574.0,1326.0,0.0</text:p>
      <text:p text:style-name="Preformatted_20_Text">21177,05/03/2020,Oregon,US,2020-05-04 02:32:28,2680.0,109.0,0.0</text:p>
      <text:p text:style-name="Preformatted_20_Text">21178,05/03/2020,Pennsylvania,US,2020-05-04 02:32:28,51225.0,2720.0,0.0</text:p>
      <text:p text:style-name="Preformatted_20_Text">21179,05/03/2020,Prince Edward Island,Canada,2020-05-04 02:32:28,27.0,0.0,0.0</text:p>
      <text:p text:style-name="Preformatted_20_Text">21180,05/03/2020,Puerto Rico,US,2020-05-04 02:32:28,1808.0,97.0,0.0</text:p>
      <text:p text:style-name="Preformatted_20_Text">21181,05/03/2020,Qinghai,Mainland China,2020-05-04 02:32:28,18.0,0.0,18.0</text:p>
      <text:p text:style-name="Preformatted_20_Text">21182,05/03/2020,Quebec,Canada,2020-05-04 02:32:28,31873.0,2206.0,0.0</text:p>
      <text:p text:style-name="Preformatted_20_Text">21183,05/03/2020,Queensland,Australia,2020-05-04 02:32:28,1038.0,6.0,980.0</text:p>
      <text:p text:style-name="Preformatted_20_Text">21184,05/03/2020,Recovered,Canada,2020-05-04 02:32:28,0.0,0.0,24921.0</text:p>
      <text:p text:style-name="Preformatted_20_Text">21185,05/03/2020,Recovered,US,2020-05-04 02:32:28,0.0,0.0,180152.0</text:p>
      <text:p text:style-name="Preformatted_20_Text">21186,05/03/2020,Reunion,France,2020-05-04 02:32:28,423.0,0.0,300.0</text:p>
      <text:p text:style-name="Preformatted_20_Text">21187,05/03/2020,Rhode Island,US,2020-05-04 02:32:28,9477.0,320.0,0.0</text:p>
      <text:p text:style-name="Preformatted_20_Text">21188,05/03/2020,Saint Barthelemy,France,2020-05-04 02:32:28,6.0,0.0,6.0</text:p>
      <text:p text:style-name="Preformatted_20_Text">21189,05/03/2020,Saint Pierre and Miquelon,France,2020-05-04 02:32:28,1.0,0.0,0.0</text:p>
      <text:p text:style-name="Preformatted_20_Text">21190,05/03/2020,Saskatchewan,Canada,2020-05-04 02:32:28,433.0,7.0,0.0</text:p>
      <text:p text:style-name="Preformatted_20_Text">21191,05/03/2020,Shaanxi,Mainland China,2020-05-04 02:32:28,306.0,3.0,263.0</text:p>
      <text:p text:style-name="Preformatted_20_Text">21192,05/03/2020,Shandong,Mainland China,2020-05-04 02:32:28,788.0,7.0,773.0</text:p>
      <text:p text:style-name="Preformatted_20_Text">21193,05/03/2020,Shanghai,Mainland China,2020-05-04 02:32:28,655.0,7.0,615.0</text:p>
      <text:p text:style-name="Preformatted_20_Text">21194,05/03/2020,Shanxi,Mainland China,2020-05-04 02:32:28,198.0,0.0,180.0</text:p>
      <text:p text:style-name="Preformatted_20_Text">21195,05/03/2020,Sichuan,Mainland China,2020-05-04 02:32:28,561.0,3.0,558.0</text:p>
      <text:p text:style-name="Preformatted_20_Text">21196,05/03/2020,Sint Maarten,Netherlands,2020-05-04 02:32:28,76.0,13.0,44.0</text:p>
      <text:p text:style-name="Preformatted_20_Text">21197,05/03/2020,South Australia,Australia,2020-05-04 02:32:28,438.0,4.0,427.0</text:p>
      <text:p text:style-name="Preformatted_20_Text">21198,05/03/2020,South Carolina,US,2020-05-04 02:32:28,6626.0,275.0,0.0</text:p>
      <text:p text:style-name="Preformatted_20_Text">21199,05/03/2020,South Dakota,US,2020-05-04 02:32:28,2631.0,21.0,0.0</text:p>
      <text:p text:style-name="Preformatted_20_Text">21200,05/03/2020,St Martin,France,2020-05-04 02:32:28,38.0,3.0,27.0</text:p>
      <text:p text:style-name="Preformatted_20_Text">21201,05/03/2020,Tasmania,Australia,2020-05-04 02:32:28,221.0,13.0,164.0</text:p>
      <text:p text:style-name="Preformatted_20_Text">21202,05/03/2020,Tennessee,US,2020-05-04 02:32:28,13177.0,210.0,0.0</text:p>
      <text:p text:style-name="Preformatted_20_Text">21203,05/03/2020,Texas,US,2020-05-04 02:32:28,31998.0,878.0,0.0</text:p>
      <text:p text:style-name="Preformatted_20_Text">21204,05/03/2020,Tianjin,Mainland China,2020-05-04 02:32:28,190.0,3.0,186.0</text:p>
      <text:p text:style-name="Preformatted_20_Text">21205,05/03/2020,Tibet,Mainland China,2020-05-04 02:32:28,1.0,0.0,1.0</text:p>
      <text:p text:style-name="Preformatted_20_Text">21206,05/03/2020,Turks and Caicos Islands,UK,2020-05-04 02:32:28,12.0,1.0,5.0</text:p>
      <text:p text:style-name="Preformatted_20_Text">21207,05/03/2020,Utah,US,2020-05-04 02:32:28,5175.0,50.0,0.0</text:p>
      <text:p text:style-name="Preformatted_20_Text">21208,05/03/2020,Vermont,US,2020-05-04 02:32:28,897.0,53.0,0.0</text:p>
      <text:p text:style-name="Preformatted_20_Text">21209,05/03/2020,Victoria,Australia,2020-05-04 02:32:28,1406.0,18.0,1300.0</text:p>
      <text:p text:style-name="Preformatted_20_Text">21210,05/03/2020,Virgin Islands,US,2020-05-04 02:32:28,66.0,4.0,0.0</text:p>
      <text:p text:style-name="Preformatted_20_Text">21211,05/03/2020,Virginia,US,2020-05-04 02:32:28,18672.0,660.0,0.0</text:p>
      <text:p text:style-name="Preformatted_20_Text">21212,05/03/2020,Washington,US,2020-05-04 02:32:28,15185.0,834.0,0.0</text:p>
      <text:p text:style-name="Preformatted_20_Text">21213,05/03/2020,West Virginia,US,2020-05-04 02:32:28,1195.0,48.0,0.0</text:p>
      <text:p text:style-name="Preformatted_20_Text">21214,05/03/2020,Western Australia,Australia,2020-05-04 02:32:28,551.0,9.0,523.0</text:p>
      <text:p text:style-name="Preformatted_20_Text">21215,05/03/2020,Wisconsin,US,2020-05-04 02:32:28,7964.0,339.0,0.0</text:p>
      <text:p text:style-name="Preformatted_20_Text">21216,05/03/2020,Wyoming,US,2020-05-04 02:32:28,586.0,7.0,0.0</text:p>
      <text:p text:style-name="Preformatted_20_Text">21217,05/03/2020,Xinjiang,Mainland China,2020-05-04 02:32:28,76.0,3.0,73.0</text:p>
      <text:p text:style-name="Preformatted_20_Text">21218,05/03/2020,Yukon,Canada,2020-05-04 02:32:28,11.0,0.0,0.0</text:p>
      <text:p text:style-name="Preformatted_20_Text">21219,05/03/2020,Yunnan,Mainland China,2020-05-04 02:32:28,185.0,2.0,181.0</text:p>
      <text:p text:style-name="Preformatted_20_Text">21220,05/03/2020,Zhejiang,Mainland China,2020-05-04 02:32:28,1268.0,1.0,1265.0</text:p>
      <text:p text:style-name="Preformatted_20_Text">21221,05/04/2020,,Afghanistan,2020-05-05 02:32:34,2894.0,90.0,397.0</text:p>
      <text:p text:style-name="Preformatted_20_Text">21222,05/04/2020,,Albania,2020-05-05 02:32:34,803.0,31.0,543.0</text:p>
      <text:p text:style-name="Preformatted_20_Text">21223,05/04/2020,,Algeria,2020-05-05 02:32:34,4648.0,465.0,1998.0</text:p>
      <text:p text:style-name="Preformatted_20_Text">21224,05/04/2020,,Andorra,2020-05-05 02:32:34,750.0,45.0,499.0</text:p>
      <text:p text:style-name="Preformatted_20_Text">21225,05/04/2020,,Angola,2020-05-05 02:32:34,35.0,2.0,11.0</text:p>
      <text:p text:style-name="Preformatted_20_Text">21226,05/04/2020,,Antigua and Barbuda,2020-05-05 02:32:34,25.0,3.0,15.0</text:p>
      <text:p text:style-name="Preformatted_20_Text">21227,05/04/2020,,Argentina,2020-05-05 02:32:34,4887.0,260.0,1442.0</text:p>
      <text:p text:style-name="Preformatted_20_Text">21228,05/04/2020,,Armenia,2020-05-05 02:32:34,2507.0,39.0,1071.0</text:p>
      <text:p text:style-name="Preformatted_20_Text">21229,05/04/2020,,Austria,2020-05-05 02:32:34,15621.0,600.0,13316.0</text:p>
      <text:p text:style-name="Preformatted_20_Text"><text:soft-page-break/>21230,05/04/2020,,Azerbaijan,2020-05-05 02:32:34,1984.0,26.0,1480.0</text:p>
      <text:p text:style-name="Preformatted_20_Text">21231,05/04/2020,,Bahamas,2020-05-05 02:32:34,83.0,11.0,25.0</text:p>
      <text:p text:style-name="Preformatted_20_Text">21232,05/04/2020,,Bahrain,2020-05-05 02:32:34,3533.0,8.0,1744.0</text:p>
      <text:p text:style-name="Preformatted_20_Text">21233,05/04/2020,,Bangladesh,2020-05-05 02:32:34,10143.0,182.0,1209.0</text:p>
      <text:p text:style-name="Preformatted_20_Text">21234,05/04/2020,,Barbados,2020-05-05 02:32:34,82.0,7.0,46.0</text:p>
      <text:p text:style-name="Preformatted_20_Text">21235,05/04/2020,,Belarus,2020-05-05 02:32:34,17489.0,103.0,3259.0</text:p>
      <text:p text:style-name="Preformatted_20_Text">21236,05/04/2020,,Belgium,2020-05-05 02:32:34,50267.0,7924.0,12378.0</text:p>
      <text:p text:style-name="Preformatted_20_Text">21237,05/04/2020,,Belize,2020-05-05 02:32:34,18.0,2.0,14.0</text:p>
      <text:p text:style-name="Preformatted_20_Text">21238,05/04/2020,,Benin,2020-05-05 02:32:34,96.0,2.0,50.0</text:p>
      <text:p text:style-name="Preformatted_20_Text">21239,05/04/2020,,Bhutan,2020-05-05 02:32:34,7.0,0.0,5.0</text:p>
      <text:p text:style-name="Preformatted_20_Text">21240,05/04/2020,,Bolivia,2020-05-05 02:32:34,1681.0,82.0,174.0</text:p>
      <text:p text:style-name="Preformatted_20_Text">21241,05/04/2020,,Bosnia and Herzegovina,2020-05-05 02:32:34,1926.0,78.0,855.0</text:p>
      <text:p text:style-name="Preformatted_20_Text">21242,05/04/2020,,Botswana,2020-05-05 02:32:34,23.0,1.0,8.0</text:p>
      <text:p text:style-name="Preformatted_20_Text">21243,05/04/2020,,Brazil,2020-05-05 02:32:34,108620.0,7367.0,45815.0</text:p>
      <text:p text:style-name="Preformatted_20_Text">21244,05/04/2020,,Brunei,2020-05-05 02:32:34,138.0,1.0,130.0</text:p>
      <text:p text:style-name="Preformatted_20_Text">21245,05/04/2020,,Bulgaria,2020-05-05 02:32:34,1652.0,78.0,321.0</text:p>
      <text:p text:style-name="Preformatted_20_Text">21246,05/04/2020,,Burkina Faso,2020-05-05 02:32:34,672.0,46.0,545.0</text:p>
      <text:p text:style-name="Preformatted_20_Text">21247,05/04/2020,,Burma,2020-05-05 02:32:34,161.0,6.0,49.0</text:p>
      <text:p text:style-name="Preformatted_20_Text">21248,05/04/2020,,Burundi,2020-05-05 02:32:34,15.0,1.0,7.0</text:p>
      <text:p text:style-name="Preformatted_20_Text">21249,05/04/2020,,Cabo Verde,2020-05-05 02:32:34,175.0,2.0,37.0</text:p>
      <text:p text:style-name="Preformatted_20_Text">21250,05/04/2020,,Cambodia,2020-05-05 02:32:34,122.0,0.0,120.0</text:p>
      <text:p text:style-name="Preformatted_20_Text">21251,05/04/2020,,Cameroon,2020-05-05 02:32:34,2104.0,64.0,953.0</text:p>
      <text:p text:style-name="Preformatted_20_Text">21252,05/04/2020,,Central African Republic,2020-05-05 02:32:34,85.0,0.0,10.0</text:p>
      <text:p text:style-name="Preformatted_20_Text">21253,05/04/2020,,Chad,2020-05-05 02:32:34,117.0,10.0,39.0</text:p>
      <text:p text:style-name="Preformatted_20_Text">21254,05/04/2020,,Chile,2020-05-05 02:32:34,20643.0,270.0,10415.0</text:p>
      <text:p text:style-name="Preformatted_20_Text">21255,05/04/2020,,Colombia,2020-05-05 02:32:34,7973.0,358.0,1807.0</text:p>
      <text:p text:style-name="Preformatted_20_Text">21256,05/04/2020,,Comoros,2020-05-05 02:32:34,3.0,0.0,0.0</text:p>
      <text:p text:style-name="Preformatted_20_Text">21257,05/04/2020,,Congo (Brazzaville),2020-05-05 02:32:34,236.0,10.0,26.0</text:p>
      <text:p text:style-name="Preformatted_20_Text">21258,05/04/2020,,Congo (Kinshasa),2020-05-05 02:32:34,682.0,34.0,80.0</text:p>
      <text:p text:style-name="Preformatted_20_Text">21259,05/04/2020,,Costa Rica,2020-05-05 02:32:34,742.0,6.0,399.0</text:p>
      <text:p text:style-name="Preformatted_20_Text">21260,05/04/2020,,Croatia,2020-05-05 02:32:34,2101.0,80.0,1522.0</text:p>
      <text:p text:style-name="Preformatted_20_Text">21261,05/04/2020,,Cuba,2020-05-05 02:32:34,1668.0,69.0,876.0</text:p>
      <text:p text:style-name="Preformatted_20_Text">21262,05/04/2020,,Cyprus,2020-05-05 02:32:34,874.0,15.0,296.0</text:p>
      <text:p text:style-name="Preformatted_20_Text">21263,05/04/2020,,Czech Republic,2020-05-05 02:32:34,7819.0,252.0,3807.0</text:p>
      <text:p text:style-name="Preformatted_20_Text">21264,05/04/2020,,Denmark,2020-05-05 02:32:34,9670.0,493.0,7088.0</text:p>
      <text:p text:style-name="Preformatted_20_Text">21265,05/04/2020,,Diamond Princess,2020-05-05 02:32:34,712.0,13.0,645.0</text:p>
      <text:p text:style-name="Preformatted_20_Text">21266,05/04/2020,,Djibouti,2020-05-05 02:32:34,1116.0,2.0,713.0</text:p>
      <text:p text:style-name="Preformatted_20_Text">21267,05/04/2020,,Dominica,2020-05-05 02:32:34,16.0,0.0,13.0</text:p>
      <text:p text:style-name="Preformatted_20_Text">21268,05/04/2020,,Dominican Republic,2020-05-05 02:32:34,8235.0,346.0,1771.0</text:p>
      <text:p text:style-name="Preformatted_20_Text">21269,05/04/2020,,Ecuador,2020-05-05 02:32:34,31881.0,1569.0,3433.0</text:p>
      <text:p text:style-name="Preformatted_20_Text">21270,05/04/2020,,Egypt,2020-05-05 02:32:34,6813.0,436.0,1632.0</text:p>
      <text:p text:style-name="Preformatted_20_Text">21271,05/04/2020,,El Salvador,2020-05-05 02:32:34,555.0,13.0,180.0</text:p>
      <text:p text:style-name="Preformatted_20_Text">21272,05/04/2020,,Equatorial Guinea,2020-05-05 02:32:34,315.0,3.0,13.0</text:p>
      <text:p text:style-name="Preformatted_20_Text">21273,05/04/2020,,Eritrea,2020-05-05 02:32:34,39.0,0.0,26.0</text:p>
      <text:p text:style-name="Preformatted_20_Text">21274,05/04/2020,,Estonia,2020-05-05 02:32:34,1703.0,55.0,259.0</text:p>
      <text:p text:style-name="Preformatted_20_Text">21275,05/04/2020,,Eswatini,2020-05-05 02:32:34,116.0,1.0,12.0</text:p>
      <text:p text:style-name="Preformatted_20_Text">21276,05/04/2020,,Ethiopia,2020-05-05 02:32:34,140.0,3.0,75.0</text:p>
      <text:p text:style-name="Preformatted_20_Text">21277,05/04/2020,,Fiji,2020-05-05 02:32:34,18.0,0.0,14.0</text:p>
      <text:p text:style-name="Preformatted_20_Text">21278,05/04/2020,,Finland,2020-05-05 02:32:34,5327.0,240.0,3500.0</text:p>
      <text:p text:style-name="Preformatted_20_Text">21279,05/04/2020,,France,2020-05-05 02:32:34,167886.0,25168.0,50438.0</text:p>
      <text:p text:style-name="Preformatted_20_Text">21280,05/04/2020,,Gabon,2020-05-05 02:32:34,367.0,6.0,93.0</text:p>
      <text:p text:style-name="Preformatted_20_Text">21281,05/04/2020,,Gambia,2020-05-05 02:32:34,17.0,1.0,9.0</text:p>
      <text:p text:style-name="Preformatted_20_Text">21282,05/04/2020,,Georgia,2020-05-05 02:32:34,593.0,9.0,223.0</text:p>
      <text:p text:style-name="Preformatted_20_Text">21283,05/04/2020,,Germany,2020-05-05 02:32:34,166152.0,6993.0,132700.0</text:p>
      <text:p text:style-name="Preformatted_20_Text">21284,05/04/2020,,Ghana,2020-05-05 02:32:34,2719.0,18.0,294.0</text:p>
      <text:p text:style-name="Preformatted_20_Text">21285,05/04/2020,,Greece,2020-05-05 02:32:34,2632.0,146.0,1374.0</text:p>
      <text:p text:style-name="Preformatted_20_Text">21286,05/04/2020,,Grenada,2020-05-05 02:32:34,21.0,0.0,13.0</text:p>
      <text:p text:style-name="Preformatted_20_Text">21287,05/04/2020,,Guatemala,2020-05-05 02:32:34,730.0,19.0,79.0</text:p>
      <text:p text:style-name="Preformatted_20_Text">21288,05/04/2020,,Guinea,2020-05-05 02:32:34,1710.0,9.0,450.0</text:p>
      <text:p text:style-name="Preformatted_20_Text">21289,05/04/2020,,Guinea-Bissau,2020-05-05 02:32:34,413.0,1.0,19.0</text:p>
      <text:p text:style-name="Preformatted_20_Text">21290,05/04/2020,,Guyana,2020-05-05 02:32:34,92.0,9.0,27.0</text:p>
      <text:p text:style-name="Preformatted_20_Text">21291,05/04/2020,,Haiti,2020-05-05 02:32:34,100.0,11.0,10.0</text:p>
      <text:p text:style-name="Preformatted_20_Text">21292,05/04/2020,,Holy See,2020-05-05 02:32:34,11.0,0.0,2.0</text:p>
      <text:p text:style-name="Preformatted_20_Text">21293,05/04/2020,,Honduras,2020-05-05 02:32:34,1178.0,83.0,122.0</text:p>
      <text:p text:style-name="Preformatted_20_Text"><text:soft-page-break/>21294,05/04/2020,,Hungary,2020-05-05 02:32:34,3035.0,351.0,630.0</text:p>
      <text:p text:style-name="Preformatted_20_Text">21295,05/04/2020,,Iceland,2020-05-05 02:32:34,1799.0,10.0,1723.0</text:p>
      <text:p text:style-name="Preformatted_20_Text">21296,05/04/2020,,India,2020-05-05 02:32:34,46437.0,1566.0,12847.0</text:p>
      <text:p text:style-name="Preformatted_20_Text">21297,05/04/2020,,Indonesia,2020-05-05 02:32:34,11587.0,864.0,1954.0</text:p>
      <text:p text:style-name="Preformatted_20_Text">21298,05/04/2020,,Iran,2020-05-05 02:32:34,98647.0,6277.0,79379.0</text:p>
      <text:p text:style-name="Preformatted_20_Text">21299,05/04/2020,,Iraq,2020-05-05 02:32:34,2346.0,98.0,1544.0</text:p>
      <text:p text:style-name="Preformatted_20_Text">21300,05/04/2020,,Ireland,2020-05-05 02:32:34,21772.0,1319.0,13386.0</text:p>
      <text:p text:style-name="Preformatted_20_Text">21301,05/04/2020,,Israel,2020-05-05 02:32:34,16246.0,235.0,10064.0</text:p>
      <text:p text:style-name="Preformatted_20_Text">21302,05/04/2020,,Italy,2020-05-05 02:32:34,211938.0,29079.0,82879.0</text:p>
      <text:p text:style-name="Preformatted_20_Text">21303,05/04/2020,,Ivory Coast,2020-05-05 02:32:34,1432.0,17.0,693.0</text:p>
      <text:p text:style-name="Preformatted_20_Text">21304,05/04/2020,,Jamaica,2020-05-05 02:32:34,471.0,9.0,38.0</text:p>
      <text:p text:style-name="Preformatted_20_Text">21305,05/04/2020,,Japan,2020-05-05 02:32:34,15078.0,536.0,4156.0</text:p>
      <text:p text:style-name="Preformatted_20_Text">21306,05/04/2020,,Jordan,2020-05-05 02:32:34,465.0,9.0,370.0</text:p>
      <text:p text:style-name="Preformatted_20_Text">21307,05/04/2020,,Kazakhstan,2020-05-05 02:32:34,4049.0,29.0,1173.0</text:p>
      <text:p text:style-name="Preformatted_20_Text">21308,05/04/2020,,Kenya,2020-05-05 02:32:34,490.0,24.0,173.0</text:p>
      <text:p text:style-name="Preformatted_20_Text">21309,05/04/2020,,Kosovo,2020-05-05 02:32:34,855.0,26.0,403.0</text:p>
      <text:p text:style-name="Preformatted_20_Text">21310,05/04/2020,,Kuwait,2020-05-05 02:32:34,5278.0,40.0,1947.0</text:p>
      <text:p text:style-name="Preformatted_20_Text">21311,05/04/2020,,Kyrgyzstan,2020-05-05 02:32:34,830.0,10.0,575.0</text:p>
      <text:p text:style-name="Preformatted_20_Text">21312,05/04/2020,,Laos,2020-05-05 02:32:34,19.0,0.0,9.0</text:p>
      <text:p text:style-name="Preformatted_20_Text">21313,05/04/2020,,Latvia,2020-05-05 02:32:34,896.0,16.0,348.0</text:p>
      <text:p text:style-name="Preformatted_20_Text">21314,05/04/2020,,Lebanon,2020-05-05 02:32:34,740.0,25.0,200.0</text:p>
      <text:p text:style-name="Preformatted_20_Text">21315,05/04/2020,,Liberia,2020-05-05 02:32:34,166.0,18.0,58.0</text:p>
      <text:p text:style-name="Preformatted_20_Text">21316,05/04/2020,,Libya,2020-05-05 02:32:34,63.0,3.0,23.0</text:p>
      <text:p text:style-name="Preformatted_20_Text">21317,05/04/2020,,Liechtenstein,2020-05-05 02:32:34,82.0,1.0,55.0</text:p>
      <text:p text:style-name="Preformatted_20_Text">21318,05/04/2020,,Lithuania,2020-05-05 02:32:34,1419.0,46.0,638.0</text:p>
      <text:p text:style-name="Preformatted_20_Text">21319,05/04/2020,,Luxembourg,2020-05-05 02:32:34,3828.0,96.0,3405.0</text:p>
      <text:p text:style-name="Preformatted_20_Text">21320,05/04/2020,,MS Zaandam,2020-05-05 02:32:34,9.0,2.0,0.0</text:p>
      <text:p text:style-name="Preformatted_20_Text">21321,05/04/2020,,Madagascar,2020-05-05 02:32:34,149.0,0.0,99.0</text:p>
      <text:p text:style-name="Preformatted_20_Text">21322,05/04/2020,,Malawi,2020-05-05 02:32:34,41.0,3.0,9.0</text:p>
      <text:p text:style-name="Preformatted_20_Text">21323,05/04/2020,,Malaysia,2020-05-05 02:32:34,6353.0,105.0,4484.0</text:p>
      <text:p text:style-name="Preformatted_20_Text">21324,05/04/2020,,Maldives,2020-05-05 02:32:34,541.0,1.0,18.0</text:p>
      <text:p text:style-name="Preformatted_20_Text">21325,05/04/2020,,Mali,2020-05-05 02:32:34,580.0,29.0,223.0</text:p>
      <text:p text:style-name="Preformatted_20_Text">21326,05/04/2020,,Malta,2020-05-05 02:32:34,480.0,4.0,399.0</text:p>
      <text:p text:style-name="Preformatted_20_Text">21327,05/04/2020,,Mauritania,2020-05-05 02:32:34,8.0,1.0,6.0</text:p>
      <text:p text:style-name="Preformatted_20_Text">21328,05/04/2020,,Mauritius,2020-05-05 02:32:34,332.0,10.0,316.0</text:p>
      <text:p text:style-name="Preformatted_20_Text">21329,05/04/2020,,Mexico,2020-05-05 02:32:34,24905.0,2271.0,13447.0</text:p>
      <text:p text:style-name="Preformatted_20_Text">21330,05/04/2020,,Moldova,2020-05-05 02:32:34,4248.0,132.0,1423.0</text:p>
      <text:p text:style-name="Preformatted_20_Text">21331,05/04/2020,,Monaco,2020-05-05 02:32:34,95.0,4.0,78.0</text:p>
      <text:p text:style-name="Preformatted_20_Text">21332,05/04/2020,,Mongolia,2020-05-05 02:32:34,40.0,0.0,12.0</text:p>
      <text:p text:style-name="Preformatted_20_Text">21333,05/04/2020,,Montenegro,2020-05-05 02:32:34,323.0,8.0,253.0</text:p>
      <text:p text:style-name="Preformatted_20_Text">21334,05/04/2020,,Morocco,2020-05-05 02:32:34,5053.0,179.0,1653.0</text:p>
      <text:p text:style-name="Preformatted_20_Text">21335,05/04/2020,,Mozambique,2020-05-05 02:32:34,80.0,0.0,19.0</text:p>
      <text:p text:style-name="Preformatted_20_Text">21336,05/04/2020,,Namibia,2020-05-05 02:32:34,16.0,0.0,8.0</text:p>
      <text:p text:style-name="Preformatted_20_Text">21337,05/04/2020,,Nepal,2020-05-05 02:32:34,75.0,0.0,16.0</text:p>
      <text:p text:style-name="Preformatted_20_Text">21338,05/04/2020,,Netherlands,2020-05-05 02:32:34,40770.0,5082.0,0.0</text:p>
      <text:p text:style-name="Preformatted_20_Text">21339,05/04/2020,,New Zealand,2020-05-05 02:32:34,1486.0,20.0,1302.0</text:p>
      <text:p text:style-name="Preformatted_20_Text">21340,05/04/2020,,Nicaragua,2020-05-05 02:32:34,15.0,5.0,7.0</text:p>
      <text:p text:style-name="Preformatted_20_Text">21341,05/04/2020,,Niger,2020-05-05 02:32:34,755.0,37.0,534.0</text:p>
      <text:p text:style-name="Preformatted_20_Text">21342,05/04/2020,,Nigeria,2020-05-05 02:32:34,2802.0,93.0,417.0</text:p>
      <text:p text:style-name="Preformatted_20_Text">21343,05/04/2020,,North Macedonia,2020-05-05 02:32:34,1518.0,85.0,992.0</text:p>
      <text:p text:style-name="Preformatted_20_Text">21344,05/04/2020,,Norway,2020-05-05 02:32:34,7904.0,214.0,32.0</text:p>
      <text:p text:style-name="Preformatted_20_Text">21345,05/04/2020,,Oman,2020-05-05 02:32:34,2637.0,12.0,816.0</text:p>
      <text:p text:style-name="Preformatted_20_Text">21346,05/04/2020,,Pakistan,2020-05-05 02:32:34,20941.0,476.0,5635.0</text:p>
      <text:p text:style-name="Preformatted_20_Text">21347,05/04/2020,,Panama,2020-05-05 02:32:34,7197.0,200.0,641.0</text:p>
      <text:p text:style-name="Preformatted_20_Text">21348,05/04/2020,,Papua New Guinea,2020-05-05 02:32:34,8.0,0.0,8.0</text:p>
      <text:p text:style-name="Preformatted_20_Text">21349,05/04/2020,,Paraguay,2020-05-05 02:32:34,415.0,10.0,130.0</text:p>
      <text:p text:style-name="Preformatted_20_Text">21350,05/04/2020,,Peru,2020-05-05 02:32:34,47372.0,1344.0,14427.0</text:p>
      <text:p text:style-name="Preformatted_20_Text">21351,05/04/2020,,Philippines,2020-05-05 02:32:34,9485.0,623.0,1315.0</text:p>
      <text:p text:style-name="Preformatted_20_Text">21352,05/04/2020,,Poland,2020-05-05 02:32:34,14006.0,698.0,4095.0</text:p>
      <text:p text:style-name="Preformatted_20_Text">21353,05/04/2020,,Portugal,2020-05-05 02:32:34,25524.0,1063.0,1712.0</text:p>
      <text:p text:style-name="Preformatted_20_Text">21354,05/04/2020,,Qatar,2020-05-05 02:32:34,16191.0,12.0,1810.0</text:p>
      <text:p text:style-name="Preformatted_20_Text">21355,05/04/2020,,Romania,2020-05-05 02:32:34,13512.0,818.0,5269.0</text:p>
      <text:p text:style-name="Preformatted_20_Text">21356,05/04/2020,,Russia,2020-05-05 02:32:34,145268.0,1356.0,18095.0</text:p>
      <text:p text:style-name="Preformatted_20_Text">21357,05/04/2020,,Rwanda,2020-05-05 02:32:34,261.0,0.0,128.0</text:p>
      <text:p text:style-name="Preformatted_20_Text"><text:soft-page-break/>21358,05/04/2020,,Saint Kitts and Nevis,2020-05-05 02:32:34,15.0,0.0,8.0</text:p>
      <text:p text:style-name="Preformatted_20_Text">21359,05/04/2020,,Saint Lucia,2020-05-05 02:32:34,18.0,0.0,15.0</text:p>
      <text:p text:style-name="Preformatted_20_Text">21360,05/04/2020,,Saint Vincent and the Grenadines,2020-05-05 02:32:34,17.0,0.0,9.0</text:p>
      <text:p text:style-name="Preformatted_20_Text">21361,05/04/2020,,San Marino,2020-05-05 02:32:34,582.0,41.0,86.0</text:p>
      <text:p text:style-name="Preformatted_20_Text">21362,05/04/2020,,Sao Tome and Principe,2020-05-05 02:32:34,23.0,3.0,4.0</text:p>
      <text:p text:style-name="Preformatted_20_Text">21363,05/04/2020,,Saudi Arabia,2020-05-05 02:32:34,28656.0,191.0,4476.0</text:p>
      <text:p text:style-name="Preformatted_20_Text">21364,05/04/2020,,Senegal,2020-05-05 02:32:34,1271.0,10.0,415.0</text:p>
      <text:p text:style-name="Preformatted_20_Text">21365,05/04/2020,,Serbia,2020-05-05 02:32:34,9557.0,197.0,1574.0</text:p>
      <text:p text:style-name="Preformatted_20_Text">21366,05/04/2020,,Seychelles,2020-05-05 02:32:34,11.0,0.0,6.0</text:p>
      <text:p text:style-name="Preformatted_20_Text">21367,05/04/2020,,Sierra Leone,2020-05-05 02:32:34,178.0,9.0,37.0</text:p>
      <text:p text:style-name="Preformatted_20_Text">21368,05/04/2020,,Singapore,2020-05-05 02:32:34,18778.0,18.0,1457.0</text:p>
      <text:p text:style-name="Preformatted_20_Text">21369,05/04/2020,,Slovakia,2020-05-05 02:32:34,1413.0,25.0,643.0</text:p>
      <text:p text:style-name="Preformatted_20_Text">21370,05/04/2020,,Slovenia,2020-05-05 02:32:34,1439.0,97.0,241.0</text:p>
      <text:p text:style-name="Preformatted_20_Text">21371,05/04/2020,,Somalia,2020-05-05 02:32:34,756.0,35.0,61.0</text:p>
      <text:p text:style-name="Preformatted_20_Text">21372,05/04/2020,,South Africa,2020-05-05 02:32:34,7220.0,138.0,2746.0</text:p>
      <text:p text:style-name="Preformatted_20_Text">21373,05/04/2020,,South Korea,2020-05-05 02:32:34,10804.0,254.0,9283.0</text:p>
      <text:p text:style-name="Preformatted_20_Text">21374,05/04/2020,,South Sudan,2020-05-05 02:32:34,46.0,0.0,0.0</text:p>
      <text:p text:style-name="Preformatted_20_Text">21375,05/04/2020,,Spain,2020-05-05 02:32:34,218011.0,25428.0,121343.0</text:p>
      <text:p text:style-name="Preformatted_20_Text">21376,05/04/2020,,Sri Lanka,2020-05-05 02:32:34,751.0,8.0,194.0</text:p>
      <text:p text:style-name="Preformatted_20_Text">21377,05/04/2020,,Sudan,2020-05-05 02:32:34,678.0,41.0,61.0</text:p>
      <text:p text:style-name="Preformatted_20_Text">21378,05/04/2020,,Suriname,2020-05-05 02:32:34,10.0,1.0,9.0</text:p>
      <text:p text:style-name="Preformatted_20_Text">21379,05/04/2020,,Sweden,2020-05-05 02:32:34,22721.0,2769.0,4074.0</text:p>
      <text:p text:style-name="Preformatted_20_Text">21380,05/04/2020,,Switzerland,2020-05-05 02:32:34,29981.0,1784.0,25200.0</text:p>
      <text:p text:style-name="Preformatted_20_Text">21381,05/04/2020,,Syria,2020-05-05 02:32:34,44.0,3.0,27.0</text:p>
      <text:p text:style-name="Preformatted_20_Text">21382,05/04/2020,,Taiwan,2020-05-05 02:32:34,438.0,6.0,334.0</text:p>
      <text:p text:style-name="Preformatted_20_Text">21383,05/04/2020,,Tajikistan,2020-05-05 02:32:34,230.0,3.0,0.0</text:p>
      <text:p text:style-name="Preformatted_20_Text">21384,05/04/2020,,Tanzania,2020-05-05 02:32:34,480.0,16.0,167.0</text:p>
      <text:p text:style-name="Preformatted_20_Text">21385,05/04/2020,,Thailand,2020-05-05 02:32:34,2987.0,54.0,2740.0</text:p>
      <text:p text:style-name="Preformatted_20_Text">21386,05/04/2020,,Timor-Leste,2020-05-05 02:32:34,24.0,0.0,20.0</text:p>
      <text:p text:style-name="Preformatted_20_Text">21387,05/04/2020,,Togo,2020-05-05 02:32:34,126.0,9.0,74.0</text:p>
      <text:p text:style-name="Preformatted_20_Text">21388,05/04/2020,,Trinidad and Tobago,2020-05-05 02:32:34,116.0,8.0,99.0</text:p>
      <text:p text:style-name="Preformatted_20_Text">21389,05/04/2020,,Tunisia,2020-05-05 02:32:34,1018.0,43.0,406.0</text:p>
      <text:p text:style-name="Preformatted_20_Text">21390,05/04/2020,,Turkey,2020-05-05 02:32:34,127659.0,3461.0,68166.0</text:p>
      <text:p text:style-name="Preformatted_20_Text">21391,05/04/2020,,UK,2020-05-05 02:32:34,190584.0,28734.0,0.0</text:p>
      <text:p text:style-name="Preformatted_20_Text">21392,05/04/2020,,Uganda,2020-05-05 02:32:34,97.0,0.0,55.0</text:p>
      <text:p text:style-name="Preformatted_20_Text">21393,05/04/2020,,Ukraine,2020-05-05 02:32:34,12331.0,303.0,1619.0</text:p>
      <text:p text:style-name="Preformatted_20_Text">21394,05/04/2020,,United Arab Emirates,2020-05-05 02:32:34,14730.0,137.0,2966.0</text:p>
      <text:p text:style-name="Preformatted_20_Text">21395,05/04/2020,,Uruguay,2020-05-05 02:32:34,657.0,17.0,447.0</text:p>
      <text:p text:style-name="Preformatted_20_Text">21396,05/04/2020,,Uzbekistan,2020-05-05 02:32:34,2189.0,10.0,1405.0</text:p>
      <text:p text:style-name="Preformatted_20_Text">21397,05/04/2020,,Venezuela,2020-05-05 02:32:34,357.0,10.0,158.0</text:p>
      <text:p text:style-name="Preformatted_20_Text">21398,05/04/2020,,Vietnam,2020-05-05 02:32:34,271.0,0.0,219.0</text:p>
      <text:p text:style-name="Preformatted_20_Text">21399,05/04/2020,,West Bank and Gaza,2020-05-05 02:32:34,362.0,2.0,102.0</text:p>
      <text:p text:style-name="Preformatted_20_Text">21400,05/04/2020,,Western Sahara,2020-05-05 02:32:34,6.0,0.0,5.0</text:p>
      <text:p text:style-name="Preformatted_20_Text">21401,05/04/2020,,Yemen,2020-05-05 02:32:34,12.0,2.0,1.0</text:p>
      <text:p text:style-name="Preformatted_20_Text">21402,05/04/2020,,Zambia,2020-05-05 02:32:34,137.0,3.0,78.0</text:p>
      <text:p text:style-name="Preformatted_20_Text">21403,05/04/2020,,Zimbabwe,2020-05-05 02:32:34,34.0,4.0,5.0</text:p>
      <text:p text:style-name="Preformatted_20_Text">21404,05/04/2020,Alabama,US,2020-05-05 02:32:34,8112.0,298.0,0.0</text:p>
      <text:p text:style-name="Preformatted_20_Text">21405,05/04/2020,Alaska,US,2020-05-05 02:32:34,370.0,9.0,0.0</text:p>
      <text:p text:style-name="Preformatted_20_Text">21406,05/04/2020,Alberta,Canada,2020-05-05 02:32:34,5836.0,104.0,0.0</text:p>
      <text:p text:style-name="Preformatted_20_Text">21407,05/04/2020,Anguilla,UK,2020-05-05 02:32:34,3.0,0.0,3.0</text:p>
      <text:p text:style-name="Preformatted_20_Text">21408,05/04/2020,Anhui,Mainland China,2020-05-05 02:32:34,991.0,6.0,985.0</text:p>
      <text:p text:style-name="Preformatted_20_Text">21409,05/04/2020,Arizona,US,2020-05-05 02:32:34,8924.0,362.0,0.0</text:p>
      <text:p text:style-name="Preformatted_20_Text">21410,05/04/2020,Arkansas,US,2020-05-05 02:32:34,3491.0,80.0,0.0</text:p>
      <text:p text:style-name="Preformatted_20_Text">21411,05/04/2020,Aruba,Netherlands,2020-05-05 02:32:34,100.0,2.0,81.0</text:p>
      <text:p text:style-name="Preformatted_20_Text">21412,05/04/2020,Australian Capital Territory,Australia,2020-05-05 02:32:34,107.0,3.0,103.0</text:p>
      <text:p text:style-name="Preformatted_20_Text">21413,05/04/2020,Beijing,Mainland China,2020-05-05 02:32:34,593.0,9.0,554.0</text:p>
      <text:p text:style-name="Preformatted_20_Text">21414,05/04/2020,Bermuda,UK,2020-05-05 02:32:34,115.0,7.0,54.0</text:p>
      <text:p text:style-name="Preformatted_20_Text">21415,05/04/2020,"Bonaire, Sint Eustatius and Saba",Netherlands,2020-05-05 02:32:34,6.0,0.0,0.0</text:p>
      <text:p text:style-name="Preformatted_20_Text">21416,05/04/2020,British Columbia,Canada,2020-05-05 02:32:34,2224.0,117.0,0.0</text:p>
      <text:p text:style-name="Preformatted_20_Text">21417,05/04/2020,British Virgin Islands,UK,2020-05-05 02:32:34,6.0,1.0,3.0</text:p>
      <text:p text:style-name="Preformatted_20_Text">21418,05/04/2020,California,US,2020-05-05 02:32:34,55884.0,2278.0,0.0</text:p>
      <text:p text:style-name="Preformatted_20_Text"><text:soft-page-break/>21419,05/04/2020,Cayman Islands,UK,2020-05-05 02:32:34,75.0,1.0,14.0</text:p>
      <text:p text:style-name="Preformatted_20_Text">21420,05/04/2020,Channel Islands,UK,2020-05-05 02:32:34,544.0,41.0,406.0</text:p>
      <text:p text:style-name="Preformatted_20_Text">21421,05/04/2020,Chongqing,Mainland China,2020-05-05 02:32:34,579.0,6.0,573.0</text:p>
      <text:p text:style-name="Preformatted_20_Text">21422,05/04/2020,Colorado,US,2020-05-05 02:32:34,16918.0,851.0,0.0</text:p>
      <text:p text:style-name="Preformatted_20_Text">21423,05/04/2020,Connecticut,US,2020-05-05 02:32:34,29973.0,2556.0,0.0</text:p>
      <text:p text:style-name="Preformatted_20_Text">21424,05/04/2020,Curacao,Netherlands,2020-05-05 02:32:34,16.0,1.0,13.0</text:p>
      <text:p text:style-name="Preformatted_20_Text">21425,05/04/2020,Delaware,US,2020-05-05 02:32:34,5288.0,182.0,0.0</text:p>
      <text:p text:style-name="Preformatted_20_Text">21426,05/04/2020,Diamond Princess cruise ship,Canada,2020-05-05 02:32:34,1.0,1.0,0.0</text:p>
      <text:p text:style-name="Preformatted_20_Text">21427,05/04/2020,Diamond Princess cruise ship,US,2020-05-05 02:32:34,49.0,0.0,0.0</text:p>
      <text:p text:style-name="Preformatted_20_Text">21428,05/04/2020,District of Columbia,US,2020-05-05 02:32:34,5170.0,258.0,0.0</text:p>
      <text:p text:style-name="Preformatted_20_Text">21429,05/04/2020,Falkland Islands (Malvinas),UK,2020-05-05 02:32:34,13.0,0.0,13.0</text:p>
      <text:p text:style-name="Preformatted_20_Text">21430,05/04/2020,Faroe Islands,Denmark,2020-05-05 02:32:34,187.0,0.0,185.0</text:p>
      <text:p text:style-name="Preformatted_20_Text">21431,05/04/2020,Florida,US,2020-05-05 02:32:34,36897.0,1399.0,0.0</text:p>
      <text:p text:style-name="Preformatted_20_Text">21432,05/04/2020,French Guiana,France,2020-05-05 02:32:34,133.0,1.0,100.0</text:p>
      <text:p text:style-name="Preformatted_20_Text">21433,05/04/2020,French Polynesia,France,2020-05-05 02:32:34,58.0,0.0,53.0</text:p>
      <text:p text:style-name="Preformatted_20_Text">21434,05/04/2020,Fujian,Mainland China,2020-05-05 02:32:34,356.0,1.0,353.0</text:p>
      <text:p text:style-name="Preformatted_20_Text">21435,05/04/2020,Gansu,Mainland China,2020-05-05 02:32:34,139.0,2.0,137.0</text:p>
      <text:p text:style-name="Preformatted_20_Text">21436,05/04/2020,Georgia,US,2020-05-05 02:32:34,29451.0,1246.0,0.0</text:p>
      <text:p text:style-name="Preformatted_20_Text">21437,05/04/2020,Gibraltar,UK,2020-05-05 02:32:34,144.0,0.0,133.0</text:p>
      <text:p text:style-name="Preformatted_20_Text">21438,05/04/2020,Grand Princess,Canada,2020-05-05 02:32:34,13.0,0.0,0.0</text:p>
      <text:p text:style-name="Preformatted_20_Text">21439,05/04/2020,Grand Princess,US,2020-05-05 02:32:34,103.0,3.0,0.0</text:p>
      <text:p text:style-name="Preformatted_20_Text">21440,05/04/2020,Greenland,Denmark,2020-05-05 02:32:34,11.0,0.0,11.0</text:p>
      <text:p text:style-name="Preformatted_20_Text">21441,05/04/2020,Guadeloupe,France,2020-05-05 02:32:34,152.0,12.0,98.0</text:p>
      <text:p text:style-name="Preformatted_20_Text">21442,05/04/2020,Guam,US,2020-05-05 02:32:34,145.0,5.0,0.0</text:p>
      <text:p text:style-name="Preformatted_20_Text">21443,05/04/2020,Guangdong,Mainland China,2020-05-05 02:32:34,1588.0,8.0,1571.0</text:p>
      <text:p text:style-name="Preformatted_20_Text">21444,05/04/2020,Guangxi,Mainland China,2020-05-05 02:32:34,254.0,2.0,252.0</text:p>
      <text:p text:style-name="Preformatted_20_Text">21445,05/04/2020,Guizhou,Mainland China,2020-05-05 02:32:34,147.0,2.0,145.0</text:p>
      <text:p text:style-name="Preformatted_20_Text">21446,05/04/2020,Hainan,Mainland China,2020-05-05 02:32:34,168.0,6.0,162.0</text:p>
      <text:p text:style-name="Preformatted_20_Text">21447,05/04/2020,Hawaii,US,2020-05-05 02:32:34,621.0,17.0,0.0</text:p>
      <text:p text:style-name="Preformatted_20_Text">21448,05/04/2020,Hebei,Mainland China,2020-05-05 02:32:34,328.0,6.0,320.0</text:p>
      <text:p text:style-name="Preformatted_20_Text">21449,05/04/2020,Heilongjiang,Mainland China,2020-05-05 02:32:34,944.0,13.0,719.0</text:p>
      <text:p text:style-name="Preformatted_20_Text">21450,05/04/2020,Henan,Mainland China,2020-05-05 02:32:34,1276.0,22.0,1254.0</text:p>
      <text:p text:style-name="Preformatted_20_Text">21451,05/04/2020,Hong Kong,Hong Kong,2020-05-05 02:32:34,1040.0,4.0,900.0</text:p>
      <text:p text:style-name="Preformatted_20_Text">21452,05/04/2020,Hubei,Mainland China,2020-05-05 02:32:34,68128.0,4512.0,63616.0</text:p>
      <text:p text:style-name="Preformatted_20_Text">21453,05/04/2020,Hunan,Mainland China,2020-05-05 02:32:34,1019.0,4.0,1015.0</text:p>
      <text:p text:style-name="Preformatted_20_Text">21454,05/04/2020,Idaho,US,2020-05-05 02:32:34,2106.0,64.0,0.0</text:p>
      <text:p text:style-name="Preformatted_20_Text">21455,05/04/2020,Illinois,US,2020-05-05 02:32:34,63777.0,2659.0,0.0</text:p>
      <text:p text:style-name="Preformatted_20_Text">21456,05/04/2020,Indiana,US,2020-05-05 02:32:34,20507.0,1151.0,0.0</text:p>
      <text:p text:style-name="Preformatted_20_Text">21457,05/04/2020,Inner Mongolia,Mainland China,2020-05-05 02:32:34,201.0,1.0,160.0</text:p>
      <text:p text:style-name="Preformatted_20_Text">21458,05/04/2020,Iowa,US,2020-05-05 02:32:34,9703.0,188.0,0.0</text:p>
      <text:p text:style-name="Preformatted_20_Text">21459,05/04/2020,Isle of Man,UK,2020-05-05 02:32:34,325.0,23.0,271.0</text:p>
      <text:p text:style-name="Preformatted_20_Text">21460,05/04/2020,Jiangsu,Mainland China,2020-05-05 02:32:34,653.0,0.0,650.0</text:p>
      <text:p text:style-name="Preformatted_20_Text">21461,05/04/2020,Jiangxi,Mainland China,2020-05-05 02:32:34,937.0,1.0,936.0</text:p>
      <text:p text:style-name="Preformatted_20_Text">21462,05/04/2020,Jilin,Mainland China,2020-05-05 02:32:34,112.0,1.0,103.0</text:p>
      <text:p text:style-name="Preformatted_20_Text">21463,05/04/2020,Kansas,US,2020-05-05 02:32:34,5383.0,156.0,0.0</text:p>
      <text:p text:style-name="Preformatted_20_Text">21464,05/04/2020,Kentucky,US,2020-05-05 02:32:34,5245.0,261.0,0.0</text:p>
      <text:p text:style-name="Preformatted_20_Text">21465,05/04/2020,Liaoning,Mainland China,2020-05-05 02:32:34,146.0,2.0,144.0</text:p>
      <text:p text:style-name="Preformatted_20_Text">21466,05/04/2020,Louisiana,US,2020-05-05 02:32:34,29673.0,2064.0,0.0</text:p>
      <text:p text:style-name="Preformatted_20_Text">21467,05/04/2020,Macau,Macau,2020-05-05 02:32:34,45.0,0.0,39.0</text:p>
      <text:p text:style-name="Preformatted_20_Text">21468,05/04/2020,Maine,US,2020-05-05 02:32:34,1205.0,57.0,0.0</text:p>
      <text:p text:style-name="Preformatted_20_Text">21469,05/04/2020,Manitoba,Canada,2020-05-05 02:32:34,283.0,6.0,0.0</text:p>
      <text:p text:style-name="Preformatted_20_Text">21470,05/04/2020,Martinique,France,2020-05-05 02:32:34,181.0,14.0,83.0</text:p>
      <text:p text:style-name="Preformatted_20_Text">21471,05/04/2020,Maryland,US,2020-05-05 02:32:34,26408.0,1317.0,0.0</text:p>
      <text:p text:style-name="Preformatted_20_Text">21472,05/04/2020,Massachusetts,US,2020-05-05 02:32:34,69087.0,4090.0,0.0</text:p>
      <text:p text:style-name="Preformatted_20_Text">21473,05/04/2020,Mayotte,France,2020-05-05 02:32:34,686.0,6.0,352.0</text:p>
      <text:p text:style-name="Preformatted_20_Text">21474,05/04/2020,Michigan,US,2020-05-05 02:32:34,43990.0,4139.0,0.0</text:p>
      <text:p text:style-name="Preformatted_20_Text">21475,05/04/2020,Minnesota,US,2020-05-05 02:32:34,7234.0,427.0,0.0</text:p>
      <text:p text:style-name="Preformatted_20_Text">21476,05/04/2020,Mississippi,US,2020-05-05 02:32:34,7877.0,310.0,0.0</text:p>
      <text:p text:style-name="Preformatted_20_Text">21477,05/04/2020,Missouri,US,2020-05-05 02:32:34,8946.0,386.0,0.0</text:p>
      <text:p text:style-name="Preformatted_20_Text"><text:soft-page-break/>21478,05/04/2020,Montana,US,2020-05-05 02:32:34,457.0,16.0,0.0</text:p>
      <text:p text:style-name="Preformatted_20_Text">21479,05/04/2020,Montserrat,UK,2020-05-05 02:32:34,11.0,1.0,7.0</text:p>
      <text:p text:style-name="Preformatted_20_Text">21480,05/04/2020,Nebraska,US,2020-05-05 02:32:34,6037.0,78.0,0.0</text:p>
      <text:p text:style-name="Preformatted_20_Text">21481,05/04/2020,Nevada,US,2020-05-05 02:32:34,5630.0,265.0,0.0</text:p>
      <text:p text:style-name="Preformatted_20_Text">21482,05/04/2020,New Brunswick,Canada,2020-05-05 02:32:34,118.0,0.0,0.0</text:p>
      <text:p text:style-name="Preformatted_20_Text">21483,05/04/2020,New Caledonia,France,2020-05-05 02:32:34,18.0,0.0,17.0</text:p>
      <text:p text:style-name="Preformatted_20_Text">21484,05/04/2020,New Hampshire,US,2020-05-05 02:32:34,2588.0,86.0,0.0</text:p>
      <text:p text:style-name="Preformatted_20_Text">21485,05/04/2020,New Jersey,US,2020-05-05 02:32:34,128269.0,7910.0,0.0</text:p>
      <text:p text:style-name="Preformatted_20_Text">21486,05/04/2020,New Mexico,US,2020-05-05 02:32:34,4031.0,156.0,0.0</text:p>
      <text:p text:style-name="Preformatted_20_Text">21487,05/04/2020,New South Wales,Australia,2020-05-05 02:32:34,3035.0,43.0,2349.0</text:p>
      <text:p text:style-name="Preformatted_20_Text">21488,05/04/2020,New York,US,2020-05-05 02:32:34,318953.0,24999.0,0.0</text:p>
      <text:p text:style-name="Preformatted_20_Text">21489,05/04/2020,Newfoundland and Labrador,Canada,2020-05-05 02:32:34,259.0,3.0,0.0</text:p>
      <text:p text:style-name="Preformatted_20_Text">21490,05/04/2020,Ningxia,Mainland China,2020-05-05 02:32:34,75.0,0.0,75.0</text:p>
      <text:p text:style-name="Preformatted_20_Text">21491,05/04/2020,North Carolina,US,2020-05-05 02:32:34,11971.0,442.0,0.0</text:p>
      <text:p text:style-name="Preformatted_20_Text">21492,05/04/2020,North Dakota,US,2020-05-05 02:32:34,1225.0,25.0,0.0</text:p>
      <text:p text:style-name="Preformatted_20_Text">21493,05/04/2020,Northern Mariana Islands,US,2020-05-05 02:32:34,14.0,2.0,0.0</text:p>
      <text:p text:style-name="Preformatted_20_Text">21494,05/04/2020,Northern Territory,Australia,2020-05-05 02:32:34,29.0,0.0,24.0</text:p>
      <text:p text:style-name="Preformatted_20_Text">21495,05/04/2020,Northwest Territories,Canada,2020-05-05 02:32:34,5.0,0.0,0.0</text:p>
      <text:p text:style-name="Preformatted_20_Text">21496,05/04/2020,Nova Scotia,Canada,2020-05-05 02:32:34,985.0,38.0,0.0</text:p>
      <text:p text:style-name="Preformatted_20_Text">21497,05/04/2020,Ohio,US,2020-05-05 02:32:34,20474.0,1057.0,0.0</text:p>
      <text:p text:style-name="Preformatted_20_Text">21498,05/04/2020,Oklahoma,US,2020-05-05 02:32:34,4044.0,238.0,0.0</text:p>
      <text:p text:style-name="Preformatted_20_Text">21499,05/04/2020,Ontario,Canada,2020-05-05 02:32:34,19097.0,1446.0,0.0</text:p>
      <text:p text:style-name="Preformatted_20_Text">21500,05/04/2020,Oregon,US,2020-05-05 02:32:34,2759.0,109.0,0.0</text:p>
      <text:p text:style-name="Preformatted_20_Text">21501,05/04/2020,Pennsylvania,US,2020-05-05 02:32:34,52816.0,2838.0,0.0</text:p>
      <text:p text:style-name="Preformatted_20_Text">21502,05/04/2020,Prince Edward Island,Canada,2020-05-05 02:32:34,27.0,0.0,0.0</text:p>
      <text:p text:style-name="Preformatted_20_Text">21503,05/04/2020,Puerto Rico,US,2020-05-05 02:32:34,1843.0,97.0,0.0</text:p>
      <text:p text:style-name="Preformatted_20_Text">21504,05/04/2020,Qinghai,Mainland China,2020-05-05 02:32:34,18.0,0.0,18.0</text:p>
      <text:p text:style-name="Preformatted_20_Text">21505,05/04/2020,Quebec,Canada,2020-05-05 02:32:34,32631.0,2281.0,0.0</text:p>
      <text:p text:style-name="Preformatted_20_Text">21506,05/04/2020,Queensland,Australia,2020-05-05 02:32:34,1043.0,6.0,980.0</text:p>
      <text:p text:style-name="Preformatted_20_Text">21507,05/04/2020,Recovered,Canada,2020-05-05 02:32:34,0.0,0.0,26030.0</text:p>
      <text:p text:style-name="Preformatted_20_Text">21508,05/04/2020,Recovered,US,2020-05-05 02:32:34,0.0,0.0,187180.0</text:p>
      <text:p text:style-name="Preformatted_20_Text">21509,05/04/2020,Reunion,France,2020-05-05 02:32:34,424.0,0.0,300.0</text:p>
      <text:p text:style-name="Preformatted_20_Text">21510,05/04/2020,Rhode Island,US,2020-05-05 02:32:34,9652.0,341.0,0.0</text:p>
      <text:p text:style-name="Preformatted_20_Text">21511,05/04/2020,Saint Barthelemy,France,2020-05-05 02:32:34,6.0,0.0,6.0</text:p>
      <text:p text:style-name="Preformatted_20_Text">21512,05/04/2020,Saint Pierre and Miquelon,France,2020-05-05 02:32:34,1.0,0.0,0.0</text:p>
      <text:p text:style-name="Preformatted_20_Text">21513,05/04/2020,Saskatchewan,Canada,2020-05-05 02:32:34,467.0,7.0,0.0</text:p>
      <text:p text:style-name="Preformatted_20_Text">21514,05/04/2020,Shaanxi,Mainland China,2020-05-05 02:32:34,306.0,3.0,263.0</text:p>
      <text:p text:style-name="Preformatted_20_Text">21515,05/04/2020,Shandong,Mainland China,2020-05-05 02:32:34,788.0,7.0,773.0</text:p>
      <text:p text:style-name="Preformatted_20_Text">21516,05/04/2020,Shanghai,Mainland China,2020-05-05 02:32:34,656.0,7.0,619.0</text:p>
      <text:p text:style-name="Preformatted_20_Text">21517,05/04/2020,Shanxi,Mainland China,2020-05-05 02:32:34,198.0,0.0,190.0</text:p>
      <text:p text:style-name="Preformatted_20_Text">21518,05/04/2020,Sichuan,Mainland China,2020-05-05 02:32:34,561.0,3.0,558.0</text:p>
      <text:p text:style-name="Preformatted_20_Text">21519,05/04/2020,Sint Maarten,Netherlands,2020-05-05 02:32:34,76.0,13.0,44.0</text:p>
      <text:p text:style-name="Preformatted_20_Text">21520,05/04/2020,South Australia,Australia,2020-05-05 02:32:34,438.0,4.0,427.0</text:p>
      <text:p text:style-name="Preformatted_20_Text">21521,05/04/2020,South Carolina,US,2020-05-05 02:32:34,6757.0,283.0,0.0</text:p>
      <text:p text:style-name="Preformatted_20_Text">21522,05/04/2020,South Dakota,US,2020-05-05 02:32:34,2668.0,21.0,0.0</text:p>
      <text:p text:style-name="Preformatted_20_Text">21523,05/04/2020,St Martin,France,2020-05-05 02:32:34,38.0,3.0,29.0</text:p>
      <text:p text:style-name="Preformatted_20_Text">21524,05/04/2020,Tasmania,Australia,2020-05-05 02:32:34,221.0,13.0,165.0</text:p>
      <text:p text:style-name="Preformatted_20_Text">21525,05/04/2020,Tennessee,US,2020-05-05 02:32:34,13571.0,219.0,0.0</text:p>
      <text:p text:style-name="Preformatted_20_Text">21526,05/04/2020,Texas,US,2020-05-05 02:32:34,32783.0,901.0,0.0</text:p>
      <text:p text:style-name="Preformatted_20_Text">21527,05/04/2020,Tianjin,Mainland China,2020-05-05 02:32:34,190.0,3.0,186.0</text:p>
      <text:p text:style-name="Preformatted_20_Text">21528,05/04/2020,Tibet,Mainland China,2020-05-05 02:32:34,1.0,0.0,1.0</text:p>
      <text:p text:style-name="Preformatted_20_Text">21529,05/04/2020,Turks and Caicos Islands,UK,2020-05-05 02:32:34,12.0,1.0,6.0</text:p>
      <text:p text:style-name="Preformatted_20_Text">21530,05/04/2020,Utah,US,2020-05-05 02:32:34,5317.0,50.0,0.0</text:p>
      <text:p text:style-name="Preformatted_20_Text">21531,05/04/2020,Vermont,US,2020-05-05 02:32:34,902.0,52.0,0.0</text:p>
      <text:p text:style-name="Preformatted_20_Text">21532,05/04/2020,Victoria,Australia,2020-05-05 02:32:34,1423.0,18.0,1311.0</text:p>
      <text:p text:style-name="Preformatted_20_Text">21533,05/04/2020,Virgin Islands,US,2020-05-05 02:32:34,66.0,4.0,0.0</text:p>
      <text:p text:style-name="Preformatted_20_Text">21534,05/04/2020,Virginia,US,2020-05-05 02:32:34,19493.0,684.0,0.0</text:p>
      <text:p text:style-name="Preformatted_20_Text">21535,05/04/2020,Washington,US,2020-05-05 02:32:34,15462.0,841.0,0.0</text:p>
      <text:p text:style-name="Preformatted_20_Text">21536,05/04/2020,West Virginia,US,2020-05-05 02:32:34,1224.0,48.0,0.0</text:p>
      <text:p text:style-name="Preformatted_20_Text">21537,05/04/2020,Western Australia,Australia,2020-05-05 02:32:34,551.0,9.0,528.0</text:p>
      <text:p text:style-name="Preformatted_20_Text">21538,05/04/2020,Wisconsin,US,2020-05-05 02:32:34,8236.0,340.0,0.0</text:p>
      <text:p text:style-name="Preformatted_20_Text"><text:soft-page-break/>21539,05/04/2020,Wyoming,US,2020-05-05 02:32:34,596.0,7.0,0.0</text:p>
      <text:p text:style-name="Preformatted_20_Text">21540,05/04/2020,Xinjiang,Mainland China,2020-05-05 02:32:34,76.0,3.0,73.0</text:p>
      <text:p text:style-name="Preformatted_20_Text">21541,05/04/2020,Yukon,Canada,2020-05-05 02:32:34,11.0,0.0,0.0</text:p>
      <text:p text:style-name="Preformatted_20_Text">21542,05/04/2020,Yunnan,Mainland China,2020-05-05 02:32:34,185.0,2.0,181.0</text:p>
      <text:p text:style-name="Preformatted_20_Text">21543,05/04/2020,Zhejiang,Mainland China,2020-05-05 02:32:34,1268.0,1.0,1267.0</text:p>
      <text:p text:style-name="Preformatted_20_Text">21544,05/05/2020,,Afghanistan,2020-05-06 02:32:31,3224.0,95.0,421.0</text:p>
      <text:p text:style-name="Preformatted_20_Text">21545,05/05/2020,,Albania,2020-05-06 02:32:31,820.0,31.0,570.0</text:p>
      <text:p text:style-name="Preformatted_20_Text">21546,05/05/2020,,Algeria,2020-05-06 02:32:31,4838.0,470.0,2067.0</text:p>
      <text:p text:style-name="Preformatted_20_Text">21547,05/05/2020,,Andorra,2020-05-06 02:32:31,751.0,46.0,514.0</text:p>
      <text:p text:style-name="Preformatted_20_Text">21548,05/05/2020,,Angola,2020-05-06 02:32:31,36.0,2.0,11.0</text:p>
      <text:p text:style-name="Preformatted_20_Text">21549,05/05/2020,,Antigua and Barbuda,2020-05-06 02:32:31,25.0,3.0,16.0</text:p>
      <text:p text:style-name="Preformatted_20_Text">21550,05/05/2020,,Argentina,2020-05-06 02:32:31,5020.0,264.0,1472.0</text:p>
      <text:p text:style-name="Preformatted_20_Text">21551,05/05/2020,,Armenia,2020-05-06 02:32:31,2619.0,40.0,1111.0</text:p>
      <text:p text:style-name="Preformatted_20_Text">21552,05/05/2020,,Austria,2020-05-06 02:32:31,15650.0,606.0,13462.0</text:p>
      <text:p text:style-name="Preformatted_20_Text">21553,05/05/2020,,Azerbaijan,2020-05-06 02:32:31,2060.0,26.0,1508.0</text:p>
      <text:p text:style-name="Preformatted_20_Text">21554,05/05/2020,,Bahamas,2020-05-06 02:32:31,89.0,11.0,26.0</text:p>
      <text:p text:style-name="Preformatted_20_Text">21555,05/05/2020,,Bahrain,2020-05-06 02:32:31,3720.0,8.0,1762.0</text:p>
      <text:p text:style-name="Preformatted_20_Text">21556,05/05/2020,,Bangladesh,2020-05-06 02:32:31,10929.0,183.0,1403.0</text:p>
      <text:p text:style-name="Preformatted_20_Text">21557,05/05/2020,,Barbados,2020-05-06 02:32:31,82.0,7.0,47.0</text:p>
      <text:p text:style-name="Preformatted_20_Text">21558,05/05/2020,,Belarus,2020-05-06 02:32:31,18350.0,107.0,3771.0</text:p>
      <text:p text:style-name="Preformatted_20_Text">21559,05/05/2020,,Belgium,2020-05-06 02:32:31,50509.0,8016.0,12441.0</text:p>
      <text:p text:style-name="Preformatted_20_Text">21560,05/05/2020,,Belize,2020-05-06 02:32:31,18.0,2.0,16.0</text:p>
      <text:p text:style-name="Preformatted_20_Text">21561,05/05/2020,,Benin,2020-05-06 02:32:31,96.0,2.0,50.0</text:p>
      <text:p text:style-name="Preformatted_20_Text">21562,05/05/2020,,Bhutan,2020-05-06 02:32:31,7.0,0.0,5.0</text:p>
      <text:p text:style-name="Preformatted_20_Text">21563,05/05/2020,,Bolivia,2020-05-06 02:32:31,1802.0,86.0,187.0</text:p>
      <text:p text:style-name="Preformatted_20_Text">21564,05/05/2020,,Bosnia and Herzegovina,2020-05-06 02:32:31,1946.0,79.0,911.0</text:p>
      <text:p text:style-name="Preformatted_20_Text">21565,05/05/2020,,Botswana,2020-05-06 02:32:31,23.0,1.0,8.0</text:p>
      <text:p text:style-name="Preformatted_20_Text">21566,05/05/2020,,Brazil,2020-05-06 02:32:31,115455.0,7938.0,48221.0</text:p>
      <text:p text:style-name="Preformatted_20_Text">21567,05/05/2020,,Brunei,2020-05-06 02:32:31,138.0,1.0,131.0</text:p>
      <text:p text:style-name="Preformatted_20_Text">21568,05/05/2020,,Bulgaria,2020-05-06 02:32:31,1704.0,80.0,342.0</text:p>
      <text:p text:style-name="Preformatted_20_Text">21569,05/05/2020,,Burkina Faso,2020-05-06 02:32:31,688.0,48.0,548.0</text:p>
      <text:p text:style-name="Preformatted_20_Text">21570,05/05/2020,,Burma,2020-05-06 02:32:31,161.0,6.0,49.0</text:p>
      <text:p text:style-name="Preformatted_20_Text">21571,05/05/2020,,Burundi,2020-05-06 02:32:31,15.0,1.0,7.0</text:p>
      <text:p text:style-name="Preformatted_20_Text">21572,05/05/2020,,Cabo Verde,2020-05-06 02:32:31,186.0,2.0,37.0</text:p>
      <text:p text:style-name="Preformatted_20_Text">21573,05/05/2020,,Cambodia,2020-05-06 02:32:31,122.0,0.0,120.0</text:p>
      <text:p text:style-name="Preformatted_20_Text">21574,05/05/2020,,Cameroon,2020-05-06 02:32:31,2104.0,64.0,953.0</text:p>
      <text:p text:style-name="Preformatted_20_Text">21575,05/05/2020,,Central African Republic,2020-05-06 02:32:31,85.0,0.0,10.0</text:p>
      <text:p text:style-name="Preformatted_20_Text">21576,05/05/2020,,Chad,2020-05-06 02:32:31,170.0,17.0,43.0</text:p>
      <text:p text:style-name="Preformatted_20_Text">21577,05/05/2020,,Chile,2020-05-06 02:32:31,22016.0,275.0,10710.0</text:p>
      <text:p text:style-name="Preformatted_20_Text">21578,05/05/2020,,Colombia,2020-05-06 02:32:31,8613.0,378.0,2013.0</text:p>
      <text:p text:style-name="Preformatted_20_Text">21579,05/05/2020,,Comoros,2020-05-06 02:32:31,3.0,0.0,0.0</text:p>
      <text:p text:style-name="Preformatted_20_Text">21580,05/05/2020,,Congo (Brazzaville),2020-05-06 02:32:31,236.0,10.0,26.0</text:p>
      <text:p text:style-name="Preformatted_20_Text">21581,05/05/2020,,Congo (Kinshasa),2020-05-06 02:32:31,705.0,34.0,90.0</text:p>
      <text:p text:style-name="Preformatted_20_Text">21582,05/05/2020,,Costa Rica,2020-05-06 02:32:31,755.0,6.0,413.0</text:p>
      <text:p text:style-name="Preformatted_20_Text">21583,05/05/2020,,Croatia,2020-05-06 02:32:31,2112.0,83.0,1560.0</text:p>
      <text:p text:style-name="Preformatted_20_Text">21584,05/05/2020,,Cuba,2020-05-06 02:32:31,1685.0,69.0,954.0</text:p>
      <text:p text:style-name="Preformatted_20_Text">21585,05/05/2020,,Cyprus,2020-05-06 02:32:31,878.0,15.0,296.0</text:p>
      <text:p text:style-name="Preformatted_20_Text">21586,05/05/2020,,Czech Republic,2020-05-06 02:32:31,7896.0,257.0,4006.0</text:p>
      <text:p text:style-name="Preformatted_20_Text">21587,05/05/2020,,Denmark,2020-05-06 02:32:31,9821.0,503.0,7296.0</text:p>
      <text:p text:style-name="Preformatted_20_Text">21588,05/05/2020,,Diamond Princess,2020-05-06 02:32:31,712.0,13.0,645.0</text:p>
      <text:p text:style-name="Preformatted_20_Text">21589,05/05/2020,,Djibouti,2020-05-06 02:32:31,1120.0,2.0,745.0</text:p>
      <text:p text:style-name="Preformatted_20_Text">21590,05/05/2020,,Dominica,2020-05-06 02:32:31,16.0,0.0,14.0</text:p>
      <text:p text:style-name="Preformatted_20_Text">21591,05/05/2020,,Dominican Republic,2020-05-06 02:32:31,8480.0,354.0,1905.0</text:p>
      <text:p text:style-name="Preformatted_20_Text">21592,05/05/2020,,Ecuador,2020-05-06 02:32:31,31881.0,1569.0,3433.0</text:p>
      <text:p text:style-name="Preformatted_20_Text">21593,05/05/2020,,Egypt,2020-05-06 02:32:31,7201.0,452.0,1730.0</text:p>
      <text:p text:style-name="Preformatted_20_Text">21594,05/05/2020,,El Salvador,2020-05-06 02:32:31,587.0,14.0,205.0</text:p>
      <text:p text:style-name="Preformatted_20_Text">21595,05/05/2020,,Equatorial Guinea,2020-05-06 02:32:31,315.0,3.0,13.0</text:p>
      <text:p text:style-name="Preformatted_20_Text">21596,05/05/2020,,Eritrea,2020-05-06 02:32:31,39.0,0.0,30.0</text:p>
      <text:p text:style-name="Preformatted_20_Text">21597,05/05/2020,,Estonia,2020-05-06 02:32:31,1711.0,55.0,261.0</text:p>
      <text:p text:style-name="Preformatted_20_Text">21598,05/05/2020,,Eswatini,2020-05-06 02:32:31,119.0,1.0,12.0</text:p>
      <text:p text:style-name="Preformatted_20_Text">21599,05/05/2020,,Ethiopia,2020-05-06 02:32:31,145.0,4.0,91.0</text:p>
      <text:p text:style-name="Preformatted_20_Text">21600,05/05/2020,,Fiji,2020-05-06 02:32:31,18.0,0.0,14.0</text:p>
      <text:p text:style-name="Preformatted_20_Text">21601,05/05/2020,,Finland,2020-05-06 02:32:31,5412.0,246.0,3500.0</text:p>
      <text:p text:style-name="Preformatted_20_Text">21602,05/05/2020,,France,2020-05-06 02:32:31,168935.0,25498.0,51803.0</text:p>
      <text:p text:style-name="Preformatted_20_Text"><text:soft-page-break/>21603,05/05/2020,,Gabon,2020-05-06 02:32:31,397.0,6.0,93.0</text:p>
      <text:p text:style-name="Preformatted_20_Text">21604,05/05/2020,,Gambia,2020-05-06 02:32:31,17.0,1.0,9.0</text:p>
      <text:p text:style-name="Preformatted_20_Text">21605,05/05/2020,,Georgia,2020-05-06 02:32:31,604.0,9.0,240.0</text:p>
      <text:p text:style-name="Preformatted_20_Text">21606,05/05/2020,,Germany,2020-05-06 02:32:31,167007.0,6993.0,135100.0</text:p>
      <text:p text:style-name="Preformatted_20_Text">21607,05/05/2020,,Ghana,2020-05-06 02:32:31,2719.0,18.0,294.0</text:p>
      <text:p text:style-name="Preformatted_20_Text">21608,05/05/2020,,Greece,2020-05-06 02:32:31,2642.0,146.0,1374.0</text:p>
      <text:p text:style-name="Preformatted_20_Text">21609,05/05/2020,,Grenada,2020-05-06 02:32:31,21.0,0.0,13.0</text:p>
      <text:p text:style-name="Preformatted_20_Text">21610,05/05/2020,,Guatemala,2020-05-06 02:32:31,763.0,19.0,79.0</text:p>
      <text:p text:style-name="Preformatted_20_Text">21611,05/05/2020,,Guinea,2020-05-06 02:32:31,1811.0,10.0,498.0</text:p>
      <text:p text:style-name="Preformatted_20_Text">21612,05/05/2020,,Guinea-Bissau,2020-05-06 02:32:31,413.0,1.0,19.0</text:p>
      <text:p text:style-name="Preformatted_20_Text">21613,05/05/2020,,Guyana,2020-05-06 02:32:31,93.0,10.0,27.0</text:p>
      <text:p text:style-name="Preformatted_20_Text">21614,05/05/2020,,Haiti,2020-05-06 02:32:31,101.0,12.0,10.0</text:p>
      <text:p text:style-name="Preformatted_20_Text">21615,05/05/2020,,Holy See,2020-05-06 02:32:31,11.0,0.0,2.0</text:p>
      <text:p text:style-name="Preformatted_20_Text">21616,05/05/2020,,Honduras,2020-05-06 02:32:31,1270.0,93.0,122.0</text:p>
      <text:p text:style-name="Preformatted_20_Text">21617,05/05/2020,,Hungary,2020-05-06 02:32:31,3065.0,363.0,709.0</text:p>
      <text:p text:style-name="Preformatted_20_Text">21618,05/05/2020,,Iceland,2020-05-06 02:32:31,1799.0,10.0,1733.0</text:p>
      <text:p text:style-name="Preformatted_20_Text">21619,05/05/2020,,India,2020-05-06 02:32:31,49400.0,1693.0,14142.0</text:p>
      <text:p text:style-name="Preformatted_20_Text">21620,05/05/2020,,Indonesia,2020-05-06 02:32:31,12071.0,872.0,2197.0</text:p>
      <text:p text:style-name="Preformatted_20_Text">21621,05/05/2020,,Iran,2020-05-06 02:32:31,99970.0,6340.0,80475.0</text:p>
      <text:p text:style-name="Preformatted_20_Text">21622,05/05/2020,,Iraq,2020-05-06 02:32:31,2431.0,102.0,1571.0</text:p>
      <text:p text:style-name="Preformatted_20_Text">21623,05/05/2020,,Ireland,2020-05-06 02:32:31,21983.0,1339.0,13386.0</text:p>
      <text:p text:style-name="Preformatted_20_Text">21624,05/05/2020,,Israel,2020-05-06 02:32:31,16289.0,238.0,10465.0</text:p>
      <text:p text:style-name="Preformatted_20_Text">21625,05/05/2020,,Italy,2020-05-06 02:32:31,213013.0,29315.0,85231.0</text:p>
      <text:p text:style-name="Preformatted_20_Text">21626,05/05/2020,,Ivory Coast,2020-05-06 02:32:31,1464.0,18.0,701.0</text:p>
      <text:p text:style-name="Preformatted_20_Text">21627,05/05/2020,,Jamaica,2020-05-06 02:32:31,473.0,9.0,56.0</text:p>
      <text:p text:style-name="Preformatted_20_Text">21628,05/05/2020,,Japan,2020-05-06 02:32:31,15253.0,556.0,4496.0</text:p>
      <text:p text:style-name="Preformatted_20_Text">21629,05/05/2020,,Jordan,2020-05-06 02:32:31,471.0,9.0,375.0</text:p>
      <text:p text:style-name="Preformatted_20_Text">21630,05/05/2020,,Kazakhstan,2020-05-06 02:32:31,4205.0,29.0,1279.0</text:p>
      <text:p text:style-name="Preformatted_20_Text">21631,05/05/2020,,Kenya,2020-05-06 02:32:31,535.0,24.0,182.0</text:p>
      <text:p text:style-name="Preformatted_20_Text">21632,05/05/2020,,Kosovo,2020-05-06 02:32:31,856.0,26.0,490.0</text:p>
      <text:p text:style-name="Preformatted_20_Text">21633,05/05/2020,,Kuwait,2020-05-06 02:32:31,5804.0,40.0,2032.0</text:p>
      <text:p text:style-name="Preformatted_20_Text">21634,05/05/2020,,Kyrgyzstan,2020-05-06 02:32:31,843.0,11.0,600.0</text:p>
      <text:p text:style-name="Preformatted_20_Text">21635,05/05/2020,,Laos,2020-05-06 02:32:31,19.0,0.0,9.0</text:p>
      <text:p text:style-name="Preformatted_20_Text">21636,05/05/2020,,Latvia,2020-05-06 02:32:31,896.0,17.0,348.0</text:p>
      <text:p text:style-name="Preformatted_20_Text">21637,05/05/2020,,Lebanon,2020-05-06 02:32:31,741.0,25.0,206.0</text:p>
      <text:p text:style-name="Preformatted_20_Text">21638,05/05/2020,,Liberia,2020-05-06 02:32:31,170.0,20.0,58.0</text:p>
      <text:p text:style-name="Preformatted_20_Text">21639,05/05/2020,,Libya,2020-05-06 02:32:31,63.0,3.0,23.0</text:p>
      <text:p text:style-name="Preformatted_20_Text">21640,05/05/2020,,Liechtenstein,2020-05-06 02:32:31,82.0,1.0,55.0</text:p>
      <text:p text:style-name="Preformatted_20_Text">21641,05/05/2020,,Lithuania,2020-05-06 02:32:31,1423.0,46.0,678.0</text:p>
      <text:p text:style-name="Preformatted_20_Text">21642,05/05/2020,,Luxembourg,2020-05-06 02:32:31,3840.0,96.0,3412.0</text:p>
      <text:p text:style-name="Preformatted_20_Text">21643,05/05/2020,,MS Zaandam,2020-05-06 02:32:31,9.0,2.0,0.0</text:p>
      <text:p text:style-name="Preformatted_20_Text">21644,05/05/2020,,Madagascar,2020-05-06 02:32:31,151.0,0.0,101.0</text:p>
      <text:p text:style-name="Preformatted_20_Text">21645,05/05/2020,,Malawi,2020-05-06 02:32:31,41.0,3.0,9.0</text:p>
      <text:p text:style-name="Preformatted_20_Text">21646,05/05/2020,,Malaysia,2020-05-06 02:32:31,6383.0,106.0,4567.0</text:p>
      <text:p text:style-name="Preformatted_20_Text">21647,05/05/2020,,Maldives,2020-05-06 02:32:31,573.0,2.0,20.0</text:p>
      <text:p text:style-name="Preformatted_20_Text">21648,05/05/2020,,Mali,2020-05-06 02:32:31,612.0,32.0,228.0</text:p>
      <text:p text:style-name="Preformatted_20_Text">21649,05/05/2020,,Malta,2020-05-06 02:32:31,482.0,5.0,403.0</text:p>
      <text:p text:style-name="Preformatted_20_Text">21650,05/05/2020,,Mauritania,2020-05-06 02:32:31,8.0,1.0,6.0</text:p>
      <text:p text:style-name="Preformatted_20_Text">21651,05/05/2020,,Mauritius,2020-05-06 02:32:31,332.0,10.0,319.0</text:p>
      <text:p text:style-name="Preformatted_20_Text">21652,05/05/2020,,Mexico,2020-05-06 02:32:31,26025.0,2507.0,16810.0</text:p>
      <text:p text:style-name="Preformatted_20_Text">21653,05/05/2020,,Moldova,2020-05-06 02:32:31,4363.0,136.0,1544.0</text:p>
      <text:p text:style-name="Preformatted_20_Text">21654,05/05/2020,,Monaco,2020-05-06 02:32:31,95.0,4.0,81.0</text:p>
      <text:p text:style-name="Preformatted_20_Text">21655,05/05/2020,,Mongolia,2020-05-06 02:32:31,41.0,0.0,13.0</text:p>
      <text:p text:style-name="Preformatted_20_Text">21656,05/05/2020,,Montenegro,2020-05-06 02:32:31,324.0,8.0,253.0</text:p>
      <text:p text:style-name="Preformatted_20_Text">21657,05/05/2020,,Morocco,2020-05-06 02:32:31,5219.0,181.0,1838.0</text:p>
      <text:p text:style-name="Preformatted_20_Text">21658,05/05/2020,,Mozambique,2020-05-06 02:32:31,81.0,0.0,19.0</text:p>
      <text:p text:style-name="Preformatted_20_Text">21659,05/05/2020,,Namibia,2020-05-06 02:32:31,16.0,0.0,8.0</text:p>
      <text:p text:style-name="Preformatted_20_Text">21660,05/05/2020,,Nepal,2020-05-06 02:32:31,82.0,0.0,16.0</text:p>
      <text:p text:style-name="Preformatted_20_Text">21661,05/05/2020,,Netherlands,2020-05-06 02:32:31,41087.0,5168.0,0.0</text:p>
      <text:p text:style-name="Preformatted_20_Text">21662,05/05/2020,,New Zealand,2020-05-06 02:32:31,1488.0,21.0,1316.0</text:p>
      <text:p text:style-name="Preformatted_20_Text">21663,05/05/2020,,Nicaragua,2020-05-06 02:32:31,16.0,5.0,7.0</text:p>
      <text:p text:style-name="Preformatted_20_Text">21664,05/05/2020,,Niger,2020-05-06 02:32:31,763.0,38.0,543.0</text:p>
      <text:p text:style-name="Preformatted_20_Text">21665,05/05/2020,,Nigeria,2020-05-06 02:32:31,2950.0,98.0,481.0</text:p>
      <text:p text:style-name="Preformatted_20_Text">21666,05/05/2020,,North Macedonia,2020-05-06 02:32:31,1526.0,86.0,1013.0</text:p>
      <text:p text:style-name="Preformatted_20_Text"><text:soft-page-break/>21667,05/05/2020,,Norway,2020-05-06 02:32:31,7955.0,215.0,32.0</text:p>
      <text:p text:style-name="Preformatted_20_Text">21668,05/05/2020,,Oman,2020-05-06 02:32:31,2735.0,13.0,858.0</text:p>
      <text:p text:style-name="Preformatted_20_Text">21669,05/05/2020,,Pakistan,2020-05-06 02:32:31,22049.0,514.0,5801.0</text:p>
      <text:p text:style-name="Preformatted_20_Text">21670,05/05/2020,,Panama,2020-05-06 02:32:31,7523.0,210.0,823.0</text:p>
      <text:p text:style-name="Preformatted_20_Text">21671,05/05/2020,,Papua New Guinea,2020-05-06 02:32:31,8.0,0.0,8.0</text:p>
      <text:p text:style-name="Preformatted_20_Text">21672,05/05/2020,,Paraguay,2020-05-06 02:32:31,431.0,10.0,135.0</text:p>
      <text:p text:style-name="Preformatted_20_Text">21673,05/05/2020,,Peru,2020-05-06 02:32:31,51189.0,1444.0,15413.0</text:p>
      <text:p text:style-name="Preformatted_20_Text">21674,05/05/2020,,Philippines,2020-05-06 02:32:31,9684.0,637.0,1408.0</text:p>
      <text:p text:style-name="Preformatted_20_Text">21675,05/05/2020,,Poland,2020-05-06 02:32:31,14431.0,716.0,4280.0</text:p>
      <text:p text:style-name="Preformatted_20_Text">21676,05/05/2020,,Portugal,2020-05-06 02:32:31,25702.0,1074.0,1743.0</text:p>
      <text:p text:style-name="Preformatted_20_Text">21677,05/05/2020,,Qatar,2020-05-06 02:32:31,17142.0,12.0,1924.0</text:p>
      <text:p text:style-name="Preformatted_20_Text">21678,05/05/2020,,Romania,2020-05-06 02:32:31,13837.0,841.0,5454.0</text:p>
      <text:p text:style-name="Preformatted_20_Text">21679,05/05/2020,,Russia,2020-05-06 02:32:31,155370.0,1451.0,19865.0</text:p>
      <text:p text:style-name="Preformatted_20_Text">21680,05/05/2020,,Rwanda,2020-05-06 02:32:31,261.0,0.0,129.0</text:p>
      <text:p text:style-name="Preformatted_20_Text">21681,05/05/2020,,Saint Kitts and Nevis,2020-05-06 02:32:31,15.0,0.0,12.0</text:p>
      <text:p text:style-name="Preformatted_20_Text">21682,05/05/2020,,Saint Lucia,2020-05-06 02:32:31,18.0,0.0,15.0</text:p>
      <text:p text:style-name="Preformatted_20_Text">21683,05/05/2020,,Saint Vincent and the Grenadines,2020-05-06 02:32:31,17.0,0.0,9.0</text:p>
      <text:p text:style-name="Preformatted_20_Text">21684,05/05/2020,,San Marino,2020-05-06 02:32:31,589.0,41.0,92.0</text:p>
      <text:p text:style-name="Preformatted_20_Text">21685,05/05/2020,,Sao Tome and Principe,2020-05-06 02:32:31,174.0,3.0,4.0</text:p>
      <text:p text:style-name="Preformatted_20_Text">21686,05/05/2020,,Saudi Arabia,2020-05-06 02:32:31,30251.0,200.0,5431.0</text:p>
      <text:p text:style-name="Preformatted_20_Text">21687,05/05/2020,,Senegal,2020-05-06 02:32:31,1329.0,11.0,470.0</text:p>
      <text:p text:style-name="Preformatted_20_Text">21688,05/05/2020,,Serbia,2020-05-06 02:32:31,9677.0,200.0,1723.0</text:p>
      <text:p text:style-name="Preformatted_20_Text">21689,05/05/2020,,Seychelles,2020-05-06 02:32:31,11.0,0.0,8.0</text:p>
      <text:p text:style-name="Preformatted_20_Text">21690,05/05/2020,,Sierra Leone,2020-05-06 02:32:31,199.0,11.0,43.0</text:p>
      <text:p text:style-name="Preformatted_20_Text">21691,05/05/2020,,Singapore,2020-05-06 02:32:31,19410.0,18.0,1519.0</text:p>
      <text:p text:style-name="Preformatted_20_Text">21692,05/05/2020,,Slovakia,2020-05-06 02:32:31,1421.0,25.0,741.0</text:p>
      <text:p text:style-name="Preformatted_20_Text">21693,05/05/2020,,Slovenia,2020-05-06 02:32:31,1445.0,98.0,244.0</text:p>
      <text:p text:style-name="Preformatted_20_Text">21694,05/05/2020,,Somalia,2020-05-06 02:32:31,835.0,38.0,75.0</text:p>
      <text:p text:style-name="Preformatted_20_Text">21695,05/05/2020,,South Africa,2020-05-06 02:32:31,7572.0,148.0,2746.0</text:p>
      <text:p text:style-name="Preformatted_20_Text">21696,05/05/2020,,South Korea,2020-05-06 02:32:31,10806.0,255.0,9333.0</text:p>
      <text:p text:style-name="Preformatted_20_Text">21697,05/05/2020,,South Sudan,2020-05-06 02:32:31,52.0,0.0,0.0</text:p>
      <text:p text:style-name="Preformatted_20_Text">21698,05/05/2020,,Spain,2020-05-06 02:32:31,219329.0,25613.0,123486.0</text:p>
      <text:p text:style-name="Preformatted_20_Text">21699,05/05/2020,,Sri Lanka,2020-05-06 02:32:31,771.0,9.0,213.0</text:p>
      <text:p text:style-name="Preformatted_20_Text">21700,05/05/2020,,Sudan,2020-05-06 02:32:31,778.0,45.0,70.0</text:p>
      <text:p text:style-name="Preformatted_20_Text">21701,05/05/2020,,Suriname,2020-05-06 02:32:31,10.0,1.0,9.0</text:p>
      <text:p text:style-name="Preformatted_20_Text">21702,05/05/2020,,Sweden,2020-05-06 02:32:31,23216.0,2854.0,4074.0</text:p>
      <text:p text:style-name="Preformatted_20_Text">21703,05/05/2020,,Switzerland,2020-05-06 02:32:31,30009.0,1795.0,25400.0</text:p>
      <text:p text:style-name="Preformatted_20_Text">21704,05/05/2020,,Syria,2020-05-06 02:32:31,44.0,3.0,27.0</text:p>
      <text:p text:style-name="Preformatted_20_Text">21705,05/05/2020,,Taiwan,2020-05-06 02:32:31,438.0,6.0,334.0</text:p>
      <text:p text:style-name="Preformatted_20_Text">21706,05/05/2020,,Tajikistan,2020-05-06 02:32:31,293.0,5.0,0.0</text:p>
      <text:p text:style-name="Preformatted_20_Text">21707,05/05/2020,,Tanzania,2020-05-06 02:32:31,480.0,16.0,167.0</text:p>
      <text:p text:style-name="Preformatted_20_Text">21708,05/05/2020,,Thailand,2020-05-06 02:32:31,2988.0,54.0,2747.0</text:p>
      <text:p text:style-name="Preformatted_20_Text">21709,05/05/2020,,Timor-Leste,2020-05-06 02:32:31,24.0,0.0,20.0</text:p>
      <text:p text:style-name="Preformatted_20_Text">21710,05/05/2020,,Togo,2020-05-06 02:32:31,128.0,9.0,74.0</text:p>
      <text:p text:style-name="Preformatted_20_Text">21711,05/05/2020,,Trinidad and Tobago,2020-05-06 02:32:31,116.0,8.0,103.0</text:p>
      <text:p text:style-name="Preformatted_20_Text">21712,05/05/2020,,Tunisia,2020-05-06 02:32:31,1022.0,43.0,482.0</text:p>
      <text:p text:style-name="Preformatted_20_Text">21713,05/05/2020,,Turkey,2020-05-06 02:32:31,129491.0,3520.0,73285.0</text:p>
      <text:p text:style-name="Preformatted_20_Text">21714,05/05/2020,,UK,2020-05-06 02:32:31,194990.0,29427.0,0.0</text:p>
      <text:p text:style-name="Preformatted_20_Text">21715,05/05/2020,,Uganda,2020-05-06 02:32:31,98.0,0.0,55.0</text:p>
      <text:p text:style-name="Preformatted_20_Text">21716,05/05/2020,,Ukraine,2020-05-06 02:32:31,12697.0,316.0,1875.0</text:p>
      <text:p text:style-name="Preformatted_20_Text">21717,05/05/2020,,United Arab Emirates,2020-05-06 02:32:31,15192.0,146.0,3153.0</text:p>
      <text:p text:style-name="Preformatted_20_Text">21718,05/05/2020,,Uruguay,2020-05-06 02:32:31,670.0,17.0,468.0</text:p>
      <text:p text:style-name="Preformatted_20_Text">21719,05/05/2020,,Uzbekistan,2020-05-06 02:32:31,2207.0,10.0,1501.0</text:p>
      <text:p text:style-name="Preformatted_20_Text">21720,05/05/2020,,Venezuela,2020-05-06 02:32:31,361.0,10.0,158.0</text:p>
      <text:p text:style-name="Preformatted_20_Text">21721,05/05/2020,,Vietnam,2020-05-06 02:32:31,271.0,0.0,232.0</text:p>
      <text:p text:style-name="Preformatted_20_Text">21722,05/05/2020,,West Bank and Gaza,2020-05-06 02:32:31,371.0,2.0,127.0</text:p>
      <text:p text:style-name="Preformatted_20_Text">21723,05/05/2020,,Western Sahara,2020-05-06 02:32:31,6.0,0.0,5.0</text:p>
      <text:p text:style-name="Preformatted_20_Text">21724,05/05/2020,,Yemen,2020-05-06 02:32:31,22.0,4.0,1.0</text:p>
      <text:p text:style-name="Preformatted_20_Text">21725,05/05/2020,,Zambia,2020-05-06 02:32:31,138.0,3.0,92.0</text:p>
      <text:p text:style-name="Preformatted_20_Text">21726,05/05/2020,,Zimbabwe,2020-05-06 02:32:31,34.0,4.0,5.0</text:p>
      <text:p text:style-name="Preformatted_20_Text">21727,05/05/2020,Alabama,US,2020-05-06 02:32:31,8437.0,315.0,0.0</text:p>
      <text:p text:style-name="Preformatted_20_Text">21728,05/05/2020,Alaska,US,2020-05-06 02:32:31,371.0,9.0,0.0</text:p>
      <text:p text:style-name="Preformatted_20_Text">21729,05/05/2020,Alberta,Canada,2020-05-06 02:32:31,5893.0,106.0,0.0</text:p>
      <text:p text:style-name="Preformatted_20_Text"><text:soft-page-break/>21730,05/05/2020,Anguilla,UK,2020-05-06 02:32:31,3.0,0.0,3.0</text:p>
      <text:p text:style-name="Preformatted_20_Text">21731,05/05/2020,Anhui,Mainland China,2020-05-06 02:32:31,991.0,6.0,985.0</text:p>
      <text:p text:style-name="Preformatted_20_Text">21732,05/05/2020,Arizona,US,2020-05-06 02:32:31,9305.0,395.0,0.0</text:p>
      <text:p text:style-name="Preformatted_20_Text">21733,05/05/2020,Arkansas,US,2020-05-06 02:32:31,3525.0,83.0,0.0</text:p>
      <text:p text:style-name="Preformatted_20_Text">21734,05/05/2020,Aruba,Netherlands,2020-05-06 02:32:31,101.0,2.0,82.0</text:p>
      <text:p text:style-name="Preformatted_20_Text">21735,05/05/2020,Australian Capital Territory,Australia,2020-05-06 02:32:31,107.0,3.0,103.0</text:p>
      <text:p text:style-name="Preformatted_20_Text">21736,05/05/2020,Beijing,Mainland China,2020-05-06 02:32:31,593.0,9.0,555.0</text:p>
      <text:p text:style-name="Preformatted_20_Text">21737,05/05/2020,Bermuda,UK,2020-05-06 02:32:31,115.0,7.0,54.0</text:p>
      <text:p text:style-name="Preformatted_20_Text">21738,05/05/2020,"Bonaire, Sint Eustatius and Saba",Netherlands,2020-05-06 02:32:31,6.0,0.0,0.0</text:p>
      <text:p text:style-name="Preformatted_20_Text">21739,05/05/2020,British Columbia,Canada,2020-05-06 02:32:31,2232.0,121.0,0.0</text:p>
      <text:p text:style-name="Preformatted_20_Text">21740,05/05/2020,British Virgin Islands,UK,2020-05-06 02:32:31,6.0,1.0,3.0</text:p>
      <text:p text:style-name="Preformatted_20_Text">21741,05/05/2020,California,US,2020-05-06 02:32:31,58456.0,2381.0,0.0</text:p>
      <text:p text:style-name="Preformatted_20_Text">21742,05/05/2020,Cayman Islands,UK,2020-05-06 02:32:31,78.0,1.0,30.0</text:p>
      <text:p text:style-name="Preformatted_20_Text">21743,05/05/2020,Channel Islands,UK,2020-05-06 02:32:31,545.0,40.0,406.0</text:p>
      <text:p text:style-name="Preformatted_20_Text">21744,05/05/2020,Chongqing,Mainland China,2020-05-06 02:32:31,579.0,6.0,573.0</text:p>
      <text:p text:style-name="Preformatted_20_Text">21745,05/05/2020,Colorado,US,2020-05-06 02:32:31,17367.0,903.0,0.0</text:p>
      <text:p text:style-name="Preformatted_20_Text">21746,05/05/2020,Connecticut,US,2020-05-06 02:32:31,30621.0,2633.0,0.0</text:p>
      <text:p text:style-name="Preformatted_20_Text">21747,05/05/2020,Curacao,Netherlands,2020-05-06 02:32:31,16.0,1.0,13.0</text:p>
      <text:p text:style-name="Preformatted_20_Text">21748,05/05/2020,Delaware,US,2020-05-06 02:32:31,5371.0,187.0,0.0</text:p>
      <text:p text:style-name="Preformatted_20_Text">21749,05/05/2020,Diamond Princess cruise ship,Canada,2020-05-06 02:32:31,1.0,1.0,0.0</text:p>
      <text:p text:style-name="Preformatted_20_Text">21750,05/05/2020,Diamond Princess cruise ship,US,2020-05-06 02:32:31,49.0,0.0,0.0</text:p>
      <text:p text:style-name="Preformatted_20_Text">21751,05/05/2020,District of Columbia,US,2020-05-06 02:32:31,5322.0,264.0,0.0</text:p>
      <text:p text:style-name="Preformatted_20_Text">21752,05/05/2020,Falkland Islands (Malvinas),UK,2020-05-06 02:32:31,13.0,0.0,13.0</text:p>
      <text:p text:style-name="Preformatted_20_Text">21753,05/05/2020,Faroe Islands,Denmark,2020-05-06 02:32:31,187.0,0.0,185.0</text:p>
      <text:p text:style-name="Preformatted_20_Text">21754,05/05/2020,Florida,US,2020-05-06 02:32:31,37439.0,1471.0,0.0</text:p>
      <text:p text:style-name="Preformatted_20_Text">21755,05/05/2020,French Guiana,France,2020-05-06 02:32:31,133.0,1.0,100.0</text:p>
      <text:p text:style-name="Preformatted_20_Text">21756,05/05/2020,French Polynesia,France,2020-05-06 02:32:31,60.0,0.0,54.0</text:p>
      <text:p text:style-name="Preformatted_20_Text">21757,05/05/2020,Fujian,Mainland China,2020-05-06 02:32:31,356.0,1.0,353.0</text:p>
      <text:p text:style-name="Preformatted_20_Text">21758,05/05/2020,Gansu,Mainland China,2020-05-06 02:32:31,139.0,2.0,137.0</text:p>
      <text:p text:style-name="Preformatted_20_Text">21759,05/05/2020,Georgia,US,2020-05-06 02:32:31,29998.0,1299.0,0.0</text:p>
      <text:p text:style-name="Preformatted_20_Text">21760,05/05/2020,Gibraltar,UK,2020-05-06 02:32:31,144.0,0.0,133.0</text:p>
      <text:p text:style-name="Preformatted_20_Text">21761,05/05/2020,Grand Princess,Canada,2020-05-06 02:32:31,13.0,0.0,0.0</text:p>
      <text:p text:style-name="Preformatted_20_Text">21762,05/05/2020,Grand Princess,US,2020-05-06 02:32:31,103.0,3.0,0.0</text:p>
      <text:p text:style-name="Preformatted_20_Text">21763,05/05/2020,Greenland,Denmark,2020-05-06 02:32:31,11.0,0.0,11.0</text:p>
      <text:p text:style-name="Preformatted_20_Text">21764,05/05/2020,Guadeloupe,France,2020-05-06 02:32:31,152.0,12.0,98.0</text:p>
      <text:p text:style-name="Preformatted_20_Text">21765,05/05/2020,Guam,US,2020-05-06 02:32:31,145.0,5.0,0.0</text:p>
      <text:p text:style-name="Preformatted_20_Text">21766,05/05/2020,Guangdong,Mainland China,2020-05-06 02:32:31,1588.0,8.0,1575.0</text:p>
      <text:p text:style-name="Preformatted_20_Text">21767,05/05/2020,Guangxi,Mainland China,2020-05-06 02:32:31,254.0,2.0,252.0</text:p>
      <text:p text:style-name="Preformatted_20_Text">21768,05/05/2020,Guizhou,Mainland China,2020-05-06 02:32:31,147.0,2.0,145.0</text:p>
      <text:p text:style-name="Preformatted_20_Text">21769,05/05/2020,Hainan,Mainland China,2020-05-06 02:32:31,168.0,6.0,162.0</text:p>
      <text:p text:style-name="Preformatted_20_Text">21770,05/05/2020,Hawaii,US,2020-05-06 02:32:31,625.0,17.0,0.0</text:p>
      <text:p text:style-name="Preformatted_20_Text">21771,05/05/2020,Hebei,Mainland China,2020-05-06 02:32:31,328.0,6.0,320.0</text:p>
      <text:p text:style-name="Preformatted_20_Text">21772,05/05/2020,Heilongjiang,Mainland China,2020-05-06 02:32:31,944.0,13.0,758.0</text:p>
      <text:p text:style-name="Preformatted_20_Text">21773,05/05/2020,Henan,Mainland China,2020-05-06 02:32:31,1276.0,22.0,1254.0</text:p>
      <text:p text:style-name="Preformatted_20_Text">21774,05/05/2020,Hong Kong,Hong Kong,2020-05-06 02:32:31,1040.0,4.0,920.0</text:p>
      <text:p text:style-name="Preformatted_20_Text">21775,05/05/2020,Hubei,Mainland China,2020-05-06 02:32:31,68128.0,4512.0,63616.0</text:p>
      <text:p text:style-name="Preformatted_20_Text">21776,05/05/2020,Hunan,Mainland China,2020-05-06 02:32:31,1019.0,4.0,1015.0</text:p>
      <text:p text:style-name="Preformatted_20_Text">21777,05/05/2020,Idaho,US,2020-05-06 02:32:31,2127.0,65.0,0.0</text:p>
      <text:p text:style-name="Preformatted_20_Text">21778,05/05/2020,Illinois,US,2020-05-06 02:32:31,65889.0,2834.0,0.0</text:p>
      <text:p text:style-name="Preformatted_20_Text">21779,05/05/2020,Indiana,US,2020-05-06 02:32:31,21033.0,1211.0,0.0</text:p>
      <text:p text:style-name="Preformatted_20_Text">21780,05/05/2020,Inner Mongolia,Mainland China,2020-05-06 02:32:31,201.0,1.0,167.0</text:p>
      <text:p text:style-name="Preformatted_20_Text">21781,05/05/2020,Iowa,US,2020-05-06 02:32:31,10111.0,207.0,0.0</text:p>
      <text:p text:style-name="Preformatted_20_Text">21782,05/05/2020,Isle of Man,UK,2020-05-06 02:32:31,326.0,23.0,271.0</text:p>
      <text:p text:style-name="Preformatted_20_Text">21783,05/05/2020,Jiangsu,Mainland China,2020-05-06 02:32:31,653.0,0.0,650.0</text:p>
      <text:p text:style-name="Preformatted_20_Text">21784,05/05/2020,Jiangxi,Mainland China,2020-05-06 02:32:31,937.0,1.0,936.0</text:p>
      <text:p text:style-name="Preformatted_20_Text">21785,05/05/2020,Jilin,Mainland China,2020-05-06 02:32:31,112.0,1.0,103.0</text:p>
      <text:p text:style-name="Preformatted_20_Text">21786,05/05/2020,Kansas,US,2020-05-06 02:32:31,5648.0,161.0,0.0</text:p>
      <text:p text:style-name="Preformatted_20_Text"><text:soft-page-break/>21787,05/05/2020,Kentucky,US,2020-05-06 02:32:31,5822.0,275.0,0.0</text:p>
      <text:p text:style-name="Preformatted_20_Text">21788,05/05/2020,Liaoning,Mainland China,2020-05-06 02:32:31,146.0,2.0,144.0</text:p>
      <text:p text:style-name="Preformatted_20_Text">21789,05/05/2020,Louisiana,US,2020-05-06 02:32:31,29996.0,2115.0,0.0</text:p>
      <text:p text:style-name="Preformatted_20_Text">21790,05/05/2020,Macau,Macau,2020-05-06 02:32:31,45.0,0.0,39.0</text:p>
      <text:p text:style-name="Preformatted_20_Text">21791,05/05/2020,Maine,US,2020-05-06 02:32:31,1226.0,61.0,0.0</text:p>
      <text:p text:style-name="Preformatted_20_Text">21792,05/05/2020,Manitoba,Canada,2020-05-06 02:32:31,284.0,7.0,0.0</text:p>
      <text:p text:style-name="Preformatted_20_Text">21793,05/05/2020,Martinique,France,2020-05-06 02:32:31,181.0,14.0,83.0</text:p>
      <text:p text:style-name="Preformatted_20_Text">21794,05/05/2020,Maryland,US,2020-05-06 02:32:31,27117.0,1390.0,0.0</text:p>
      <text:p text:style-name="Preformatted_20_Text">21795,05/05/2020,Massachusetts,US,2020-05-06 02:32:31,70271.0,4212.0,0.0</text:p>
      <text:p text:style-name="Preformatted_20_Text">21796,05/05/2020,Mayotte,France,2020-05-06 02:32:31,739.0,9.0,352.0</text:p>
      <text:p text:style-name="Preformatted_20_Text">21797,05/05/2020,Michigan,US,2020-05-06 02:32:31,44451.0,4183.0,0.0</text:p>
      <text:p text:style-name="Preformatted_20_Text">21798,05/05/2020,Minnesota,US,2020-05-06 02:32:31,7851.0,455.0,0.0</text:p>
      <text:p text:style-name="Preformatted_20_Text">21799,05/05/2020,Mississippi,US,2020-05-06 02:32:31,8207.0,342.0,0.0</text:p>
      <text:p text:style-name="Preformatted_20_Text">21800,05/05/2020,Missouri,US,2020-05-06 02:32:31,9121.0,409.0,0.0</text:p>
      <text:p text:style-name="Preformatted_20_Text">21801,05/05/2020,Montana,US,2020-05-06 02:32:31,456.0,16.0,0.0</text:p>
      <text:p text:style-name="Preformatted_20_Text">21802,05/05/2020,Montserrat,UK,2020-05-06 02:32:31,11.0,1.0,7.0</text:p>
      <text:p text:style-name="Preformatted_20_Text">21803,05/05/2020,Nebraska,US,2020-05-06 02:32:31,6373.0,78.0,0.0</text:p>
      <text:p text:style-name="Preformatted_20_Text">21804,05/05/2020,Nevada,US,2020-05-06 02:32:31,5660.0,270.0,0.0</text:p>
      <text:p text:style-name="Preformatted_20_Text">21805,05/05/2020,New Brunswick,Canada,2020-05-06 02:32:31,119.0,0.0,0.0</text:p>
      <text:p text:style-name="Preformatted_20_Text">21806,05/05/2020,New Caledonia,France,2020-05-06 02:32:31,18.0,0.0,17.0</text:p>
      <text:p text:style-name="Preformatted_20_Text">21807,05/05/2020,New Hampshire,US,2020-05-06 02:32:31,2636.0,92.0,0.0</text:p>
      <text:p text:style-name="Preformatted_20_Text">21808,05/05/2020,New Jersey,US,2020-05-06 02:32:31,130593.0,8244.0,0.0</text:p>
      <text:p text:style-name="Preformatted_20_Text">21809,05/05/2020,New Mexico,US,2020-05-06 02:32:31,4138.0,162.0,0.0</text:p>
      <text:p text:style-name="Preformatted_20_Text">21810,05/05/2020,New South Wales,Australia,2020-05-06 02:32:31,3042.0,44.0,2418.0</text:p>
      <text:p text:style-name="Preformatted_20_Text">21811,05/05/2020,New York,US,2020-05-06 02:32:31,321192.0,25124.0,0.0</text:p>
      <text:p text:style-name="Preformatted_20_Text">21812,05/05/2020,Newfoundland and Labrador,Canada,2020-05-06 02:32:31,259.0,3.0,0.0</text:p>
      <text:p text:style-name="Preformatted_20_Text">21813,05/05/2020,Ningxia,Mainland China,2020-05-06 02:32:31,75.0,0.0,75.0</text:p>
      <text:p text:style-name="Preformatted_20_Text">21814,05/05/2020,North Carolina,US,2020-05-06 02:32:31,12510.0,472.0,0.0</text:p>
      <text:p text:style-name="Preformatted_20_Text">21815,05/05/2020,North Dakota,US,2020-05-06 02:32:31,1266.0,25.0,0.0</text:p>
      <text:p text:style-name="Preformatted_20_Text">21816,05/05/2020,Northern Mariana Islands,US,2020-05-06 02:32:31,14.0,2.0,0.0</text:p>
      <text:p text:style-name="Preformatted_20_Text">21817,05/05/2020,Northern Territory,Australia,2020-05-06 02:32:31,29.0,0.0,26.0</text:p>
      <text:p text:style-name="Preformatted_20_Text">21818,05/05/2020,Northwest Territories,Canada,2020-05-06 02:32:31,5.0,0.0,0.0</text:p>
      <text:p text:style-name="Preformatted_20_Text">21819,05/05/2020,Nova Scotia,Canada,2020-05-06 02:32:31,991.0,41.0,0.0</text:p>
      <text:p text:style-name="Preformatted_20_Text">21820,05/05/2020,Ohio,US,2020-05-06 02:32:31,20969.0,1135.0,0.0</text:p>
      <text:p text:style-name="Preformatted_20_Text">21821,05/05/2020,Oklahoma,US,2020-05-06 02:32:31,4127.0,247.0,0.0</text:p>
      <text:p text:style-name="Preformatted_20_Text">21822,05/05/2020,Ontario,Canada,2020-05-06 02:32:31,19468.0,1505.0,0.0</text:p>
      <text:p text:style-name="Preformatted_20_Text">21823,05/05/2020,Oregon,US,2020-05-06 02:32:31,2839.0,113.0,0.0</text:p>
      <text:p text:style-name="Preformatted_20_Text">21824,05/05/2020,Pennsylvania,US,2020-05-06 02:32:31,53864.0,3179.0,0.0</text:p>
      <text:p text:style-name="Preformatted_20_Text">21825,05/05/2020,Prince Edward Island,Canada,2020-05-06 02:32:31,27.0,0.0,0.0</text:p>
      <text:p text:style-name="Preformatted_20_Text">21826,05/05/2020,Puerto Rico,US,2020-05-06 02:32:31,1924.0,99.0,0.0</text:p>
      <text:p text:style-name="Preformatted_20_Text">21827,05/05/2020,Qinghai,Mainland China,2020-05-06 02:32:31,18.0,0.0,18.0</text:p>
      <text:p text:style-name="Preformatted_20_Text">21828,05/05/2020,Quebec,Canada,2020-05-06 02:32:31,33425.0,2399.0,0.0</text:p>
      <text:p text:style-name="Preformatted_20_Text">21829,05/05/2020,Queensland,Australia,2020-05-06 02:32:31,1043.0,6.0,985.0</text:p>
      <text:p text:style-name="Preformatted_20_Text">21830,05/05/2020,Recovered,Canada,2020-05-06 02:32:31,0.0,0.0,27006.0</text:p>
      <text:p text:style-name="Preformatted_20_Text">21831,05/05/2020,Recovered,US,2020-05-06 02:32:31,0.0,0.0,189791.0</text:p>
      <text:p text:style-name="Preformatted_20_Text">21832,05/05/2020,Reunion,France,2020-05-06 02:32:31,424.0,0.0,300.0</text:p>
      <text:p text:style-name="Preformatted_20_Text">21833,05/05/2020,Rhode Island,US,2020-05-06 02:32:31,9933.0,355.0,0.0</text:p>
      <text:p text:style-name="Preformatted_20_Text">21834,05/05/2020,Saint Barthelemy,France,2020-05-06 02:32:31,6.0,0.0,6.0</text:p>
      <text:p text:style-name="Preformatted_20_Text">21835,05/05/2020,Saint Pierre and Miquelon,France,2020-05-06 02:32:31,1.0,0.0,0.0</text:p>
      <text:p text:style-name="Preformatted_20_Text">21836,05/05/2020,Saskatchewan,Canada,2020-05-06 02:32:31,487.0,7.0,0.0</text:p>
      <text:p text:style-name="Preformatted_20_Text">21837,05/05/2020,Shaanxi,Mainland China,2020-05-06 02:32:31,308.0,3.0,264.0</text:p>
      <text:p text:style-name="Preformatted_20_Text">21838,05/05/2020,Shandong,Mainland China,2020-05-06 02:32:31,788.0,7.0,775.0</text:p>
      <text:p text:style-name="Preformatted_20_Text">21839,05/05/2020,Shanghai,Mainland China,2020-05-06 02:32:31,656.0,7.0,620.0</text:p>
      <text:p text:style-name="Preformatted_20_Text">21840,05/05/2020,Shanxi,Mainland China,2020-05-06 02:32:31,198.0,0.0,193.0</text:p>
      <text:p text:style-name="Preformatted_20_Text">21841,05/05/2020,Sichuan,Mainland China,2020-05-06 02:32:31,561.0,3.0,558.0</text:p>
      <text:p text:style-name="Preformatted_20_Text">21842,05/05/2020,Sint Maarten,Netherlands,2020-05-06 02:32:31,76.0,14.0,44.0</text:p>
      <text:p text:style-name="Preformatted_20_Text">21843,05/05/2020,South Australia,Australia,2020-05-06 02:32:31,438.0,4.0,429.0</text:p>
      <text:p text:style-name="Preformatted_20_Text">21844,05/05/2020,South Carolina,US,2020-05-06 02:32:31,6841.0,296.0,0.0</text:p>
      <text:p text:style-name="Preformatted_20_Text">21845,05/05/2020,South Dakota,US,2020-05-06 02:32:31,2721.0,24.0,0.0</text:p>
      <text:p text:style-name="Preformatted_20_Text">21846,05/05/2020,St Martin,France,2020-05-06 02:32:31,38.0,3.0,29.0</text:p>
      <text:p text:style-name="Preformatted_20_Text">21847,05/05/2020,Tasmania,Australia,2020-05-06 02:32:31,225.0,13.0,165.0</text:p>
      <text:p text:style-name="Preformatted_20_Text"><text:soft-page-break/>21848,05/05/2020,Tennessee,US,2020-05-06 02:32:31,13690.0,226.0,0.0</text:p>
      <text:p text:style-name="Preformatted_20_Text">21849,05/05/2020,Texas,US,2020-05-06 02:32:31,33912.0,925.0,0.0</text:p>
      <text:p text:style-name="Preformatted_20_Text">21850,05/05/2020,Tianjin,Mainland China,2020-05-06 02:32:31,190.0,3.0,186.0</text:p>
      <text:p text:style-name="Preformatted_20_Text">21851,05/05/2020,Tibet,Mainland China,2020-05-06 02:32:31,1.0,0.0,1.0</text:p>
      <text:p text:style-name="Preformatted_20_Text">21852,05/05/2020,Turks and Caicos Islands,UK,2020-05-06 02:32:31,12.0,1.0,6.0</text:p>
      <text:p text:style-name="Preformatted_20_Text">21853,05/05/2020,Utah,US,2020-05-06 02:32:31,5449.0,56.0,0.0</text:p>
      <text:p text:style-name="Preformatted_20_Text">21854,05/05/2020,Vermont,US,2020-05-06 02:32:31,907.0,52.0,0.0</text:p>
      <text:p text:style-name="Preformatted_20_Text">21855,05/05/2020,Victoria,Australia,2020-05-06 02:32:31,1440.0,18.0,1321.0</text:p>
      <text:p text:style-name="Preformatted_20_Text">21856,05/05/2020,Virgin Islands,US,2020-05-06 02:32:31,66.0,4.0,0.0</text:p>
      <text:p text:style-name="Preformatted_20_Text">21857,05/05/2020,Virginia,US,2020-05-06 02:32:31,20257.0,713.0,0.0</text:p>
      <text:p text:style-name="Preformatted_20_Text">21858,05/05/2020,Washington,US,2020-05-06 02:32:31,15594.0,862.0,0.0</text:p>
      <text:p text:style-name="Preformatted_20_Text">21859,05/05/2020,West Virginia,US,2020-05-06 02:32:31,1246.0,48.0,0.0</text:p>
      <text:p text:style-name="Preformatted_20_Text">21860,05/05/2020,Western Australia,Australia,2020-05-06 02:32:31,551.0,9.0,528.0</text:p>
      <text:p text:style-name="Preformatted_20_Text">21861,05/05/2020,Wisconsin,US,2020-05-06 02:32:31,8566.0,353.0,0.0</text:p>
      <text:p text:style-name="Preformatted_20_Text">21862,05/05/2020,Wyoming,US,2020-05-06 02:32:31,604.0,7.0,0.0</text:p>
      <text:p text:style-name="Preformatted_20_Text">21863,05/05/2020,Xinjiang,Mainland China,2020-05-06 02:32:31,76.0,3.0,73.0</text:p>
      <text:p text:style-name="Preformatted_20_Text">21864,05/05/2020,Yukon,Canada,2020-05-06 02:32:31,11.0,0.0,0.0</text:p>
      <text:p text:style-name="Preformatted_20_Text">21865,05/05/2020,Yunnan,Mainland China,2020-05-06 02:32:31,185.0,2.0,181.0</text:p>
      <text:p text:style-name="Preformatted_20_Text">21866,05/05/2020,Zhejiang,Mainland China,2020-05-06 02:32:31,1268.0,1.0,1267.0</text:p>
      <text:p text:style-name="Preformatted_20_Text">21867,05/06/2020,,Afghanistan,2020-05-07 02:32:28,3392.0,104.0,458.0</text:p>
      <text:p text:style-name="Preformatted_20_Text">21868,05/06/2020,,Albania,2020-05-07 02:32:28,832.0,31.0,595.0</text:p>
      <text:p text:style-name="Preformatted_20_Text">21869,05/06/2020,,Algeria,2020-05-07 02:32:28,4997.0,476.0,2197.0</text:p>
      <text:p text:style-name="Preformatted_20_Text">21870,05/06/2020,,Andorra,2020-05-07 02:32:28,751.0,46.0,521.0</text:p>
      <text:p text:style-name="Preformatted_20_Text">21871,05/06/2020,,Angola,2020-05-07 02:32:28,36.0,2.0,11.0</text:p>
      <text:p text:style-name="Preformatted_20_Text">21872,05/06/2020,,Antigua and Barbuda,2020-05-07 02:32:28,25.0,3.0,16.0</text:p>
      <text:p text:style-name="Preformatted_20_Text">21873,05/06/2020,,Argentina,2020-05-07 02:32:28,5208.0,273.0,1524.0</text:p>
      <text:p text:style-name="Preformatted_20_Text">21874,05/06/2020,,Armenia,2020-05-07 02:32:28,2782.0,40.0,1135.0</text:p>
      <text:p text:style-name="Preformatted_20_Text">21875,05/06/2020,,Austria,2020-05-07 02:32:28,15684.0,608.0,13639.0</text:p>
      <text:p text:style-name="Preformatted_20_Text">21876,05/06/2020,,Azerbaijan,2020-05-07 02:32:28,2127.0,28.0,1536.0</text:p>
      <text:p text:style-name="Preformatted_20_Text">21877,05/06/2020,,Bahamas,2020-05-07 02:32:28,92.0,11.0,26.0</text:p>
      <text:p text:style-name="Preformatted_20_Text">21878,05/06/2020,,Bahrain,2020-05-07 02:32:28,3934.0,8.0,1860.0</text:p>
      <text:p text:style-name="Preformatted_20_Text">21879,05/06/2020,,Bangladesh,2020-05-07 02:32:28,11719.0,186.0,1403.0</text:p>
      <text:p text:style-name="Preformatted_20_Text">21880,05/06/2020,,Barbados,2020-05-07 02:32:28,82.0,7.0,47.0</text:p>
      <text:p text:style-name="Preformatted_20_Text">21881,05/06/2020,,Belarus,2020-05-07 02:32:28,19255.0,112.0,4388.0</text:p>
      <text:p text:style-name="Preformatted_20_Text">21882,05/06/2020,,Belgium,2020-05-07 02:32:28,50781.0,8339.0,12731.0</text:p>
      <text:p text:style-name="Preformatted_20_Text">21883,05/06/2020,,Belize,2020-05-07 02:32:28,18.0,2.0,16.0</text:p>
      <text:p text:style-name="Preformatted_20_Text">21884,05/06/2020,,Benin,2020-05-07 02:32:28,96.0,2.0,50.0</text:p>
      <text:p text:style-name="Preformatted_20_Text">21885,05/06/2020,,Bhutan,2020-05-07 02:32:28,7.0,0.0,5.0</text:p>
      <text:p text:style-name="Preformatted_20_Text">21886,05/06/2020,,Bolivia,2020-05-07 02:32:28,1886.0,91.0,198.0</text:p>
      <text:p text:style-name="Preformatted_20_Text">21887,05/06/2020,,Bosnia and Herzegovina,2020-05-07 02:32:28,1987.0,86.0,928.0</text:p>
      <text:p text:style-name="Preformatted_20_Text">21888,05/06/2020,,Botswana,2020-05-07 02:32:28,23.0,1.0,8.0</text:p>
      <text:p text:style-name="Preformatted_20_Text">21889,05/06/2020,,Brazil,2020-05-07 02:32:28,126611.0,8588.0,51370.0</text:p>
      <text:p text:style-name="Preformatted_20_Text">21890,05/06/2020,,Brunei,2020-05-07 02:32:28,139.0,1.0,131.0</text:p>
      <text:p text:style-name="Preformatted_20_Text">21891,05/06/2020,,Bulgaria,2020-05-07 02:32:28,1778.0,84.0,360.0</text:p>
      <text:p text:style-name="Preformatted_20_Text">21892,05/06/2020,,Burkina Faso,2020-05-07 02:32:28,729.0,48.0,555.0</text:p>
      <text:p text:style-name="Preformatted_20_Text">21893,05/06/2020,,Burma,2020-05-07 02:32:28,161.0,6.0,50.0</text:p>
      <text:p text:style-name="Preformatted_20_Text">21894,05/06/2020,,Burundi,2020-05-07 02:32:28,15.0,1.0,7.0</text:p>
      <text:p text:style-name="Preformatted_20_Text">21895,05/06/2020,,Cabo Verde,2020-05-07 02:32:28,191.0,2.0,38.0</text:p>
      <text:p text:style-name="Preformatted_20_Text">21896,05/06/2020,,Cambodia,2020-05-07 02:32:28,122.0,0.0,120.0</text:p>
      <text:p text:style-name="Preformatted_20_Text">21897,05/06/2020,,Cameroon,2020-05-07 02:32:28,2265.0,108.0,1000.0</text:p>
      <text:p text:style-name="Preformatted_20_Text">21898,05/06/2020,,Central African Republic,2020-05-07 02:32:28,94.0,0.0,10.0</text:p>
      <text:p text:style-name="Preformatted_20_Text">21899,05/06/2020,,Chad,2020-05-07 02:32:28,170.0,17.0,43.0</text:p>
      <text:p text:style-name="Preformatted_20_Text">21900,05/06/2020,,Chile,2020-05-07 02:32:28,23048.0,281.0,11189.0</text:p>
      <text:p text:style-name="Preformatted_20_Text">21901,05/06/2020,,Colombia,2020-05-07 02:32:28,8959.0,397.0,2148.0</text:p>
      <text:p text:style-name="Preformatted_20_Text">21902,05/06/2020,,Comoros,2020-05-07 02:32:28,8.0,1.0,0.0</text:p>
      <text:p text:style-name="Preformatted_20_Text">21903,05/06/2020,,Congo (Brazzaville),2020-05-07 02:32:28,264.0,10.0,30.0</text:p>
      <text:p text:style-name="Preformatted_20_Text">21904,05/06/2020,,Congo (Kinshasa),2020-05-07 02:32:28,797.0,35.0,92.0</text:p>
      <text:p text:style-name="Preformatted_20_Text">21905,05/06/2020,,Costa Rica,2020-05-07 02:32:28,761.0,6.0,428.0</text:p>
      <text:p text:style-name="Preformatted_20_Text">21906,05/06/2020,,Croatia,2020-05-07 02:32:28,2119.0,85.0,1601.0</text:p>
      <text:p text:style-name="Preformatted_20_Text">21907,05/06/2020,,Cuba,2020-05-07 02:32:28,1703.0,69.0,1001.0</text:p>
      <text:p text:style-name="Preformatted_20_Text">21908,05/06/2020,,Cyprus,2020-05-07 02:32:28,883.0,15.0,296.0</text:p>
      <text:p text:style-name="Preformatted_20_Text">21909,05/06/2020,,Czech Republic,2020-05-07 02:32:28,7974.0,262.0,4205.0</text:p>
      <text:p text:style-name="Preformatted_20_Text">21910,05/06/2020,,Denmark,2020-05-07 02:32:28,9938.0,506.0,7493.0</text:p>
      <text:p text:style-name="Preformatted_20_Text">21911,05/06/2020,,Diamond Princess,2020-05-07 02:32:28,712.0,13.0,645.0</text:p>
      <text:p text:style-name="Preformatted_20_Text"><text:soft-page-break/>21912,05/06/2020,,Djibouti,2020-05-07 02:32:28,1124.0,3.0,755.0</text:p>
      <text:p text:style-name="Preformatted_20_Text">21913,05/06/2020,,Dominica,2020-05-07 02:32:28,16.0,0.0,14.0</text:p>
      <text:p text:style-name="Preformatted_20_Text">21914,05/06/2020,,Dominican Republic,2020-05-07 02:32:28,8807.0,362.0,1960.0</text:p>
      <text:p text:style-name="Preformatted_20_Text">21915,05/06/2020,,Ecuador,2020-05-07 02:32:28,31881.0,1618.0,3433.0</text:p>
      <text:p text:style-name="Preformatted_20_Text">21916,05/06/2020,,Egypt,2020-05-07 02:32:28,7588.0,469.0,1815.0</text:p>
      <text:p text:style-name="Preformatted_20_Text">21917,05/06/2020,,El Salvador,2020-05-07 02:32:28,633.0,15.0,219.0</text:p>
      <text:p text:style-name="Preformatted_20_Text">21918,05/06/2020,,Equatorial Guinea,2020-05-07 02:32:28,439.0,4.0,13.0</text:p>
      <text:p text:style-name="Preformatted_20_Text">21919,05/06/2020,,Eritrea,2020-05-07 02:32:28,39.0,0.0,30.0</text:p>
      <text:p text:style-name="Preformatted_20_Text">21920,05/06/2020,,Estonia,2020-05-07 02:32:28,1713.0,55.0,264.0</text:p>
      <text:p text:style-name="Preformatted_20_Text">21921,05/06/2020,,Eswatini,2020-05-07 02:32:28,123.0,2.0,12.0</text:p>
      <text:p text:style-name="Preformatted_20_Text">21922,05/06/2020,,Ethiopia,2020-05-07 02:32:28,162.0,4.0,93.0</text:p>
      <text:p text:style-name="Preformatted_20_Text">21923,05/06/2020,,Fiji,2020-05-07 02:32:28,18.0,0.0,14.0</text:p>
      <text:p text:style-name="Preformatted_20_Text">21924,05/06/2020,,Finland,2020-05-07 02:32:28,5573.0,252.0,3500.0</text:p>
      <text:p text:style-name="Preformatted_20_Text">21925,05/06/2020,,France,2020-05-07 02:32:28,172465.0,25772.0,53022.0</text:p>
      <text:p text:style-name="Preformatted_20_Text">21926,05/06/2020,,Gabon,2020-05-07 02:32:28,397.0,6.0,93.0</text:p>
      <text:p text:style-name="Preformatted_20_Text">21927,05/06/2020,,Gambia,2020-05-07 02:32:28,17.0,1.0,9.0</text:p>
      <text:p text:style-name="Preformatted_20_Text">21928,05/06/2020,,Georgia,2020-05-07 02:32:28,610.0,9.0,269.0</text:p>
      <text:p text:style-name="Preformatted_20_Text">21929,05/06/2020,,Germany,2020-05-07 02:32:28,168162.0,7275.0,139900.0</text:p>
      <text:p text:style-name="Preformatted_20_Text">21930,05/06/2020,,Ghana,2020-05-07 02:32:28,3091.0,18.0,294.0</text:p>
      <text:p text:style-name="Preformatted_20_Text">21931,05/06/2020,,Greece,2020-05-07 02:32:28,2663.0,147.0,1374.0</text:p>
      <text:p text:style-name="Preformatted_20_Text">21932,05/06/2020,,Grenada,2020-05-07 02:32:28,21.0,0.0,13.0</text:p>
      <text:p text:style-name="Preformatted_20_Text">21933,05/06/2020,,Guatemala,2020-05-07 02:32:28,798.0,21.0,86.0</text:p>
      <text:p text:style-name="Preformatted_20_Text">21934,05/06/2020,,Guinea,2020-05-07 02:32:28,1856.0,11.0,597.0</text:p>
      <text:p text:style-name="Preformatted_20_Text">21935,05/06/2020,,Guinea-Bissau,2020-05-07 02:32:28,475.0,2.0,24.0</text:p>
      <text:p text:style-name="Preformatted_20_Text">21936,05/06/2020,,Guyana,2020-05-07 02:32:28,93.0,10.0,27.0</text:p>
      <text:p text:style-name="Preformatted_20_Text">21937,05/06/2020,,Haiti,2020-05-07 02:32:28,101.0,12.0,10.0</text:p>
      <text:p text:style-name="Preformatted_20_Text">21938,05/06/2020,,Holy See,2020-05-07 02:32:28,12.0,0.0,2.0</text:p>
      <text:p text:style-name="Preformatted_20_Text">21939,05/06/2020,,Honduras,2020-05-07 02:32:28,1461.0,99.0,132.0</text:p>
      <text:p text:style-name="Preformatted_20_Text">21940,05/06/2020,,Hungary,2020-05-07 02:32:28,3111.0,373.0,759.0</text:p>
      <text:p text:style-name="Preformatted_20_Text">21941,05/06/2020,,Iceland,2020-05-07 02:32:28,1799.0,10.0,1750.0</text:p>
      <text:p text:style-name="Preformatted_20_Text">21942,05/06/2020,,India,2020-05-07 02:32:28,52987.0,1785.0,15331.0</text:p>
      <text:p text:style-name="Preformatted_20_Text">21943,05/06/2020,,Indonesia,2020-05-07 02:32:28,12438.0,895.0,2317.0</text:p>
      <text:p text:style-name="Preformatted_20_Text">21944,05/06/2020,,Iran,2020-05-07 02:32:28,101650.0,6418.0,81587.0</text:p>
      <text:p text:style-name="Preformatted_20_Text">21945,05/06/2020,,Iraq,2020-05-07 02:32:28,2480.0,102.0,1602.0</text:p>
      <text:p text:style-name="Preformatted_20_Text">21946,05/06/2020,,Ireland,2020-05-07 02:32:28,22248.0,1375.0,17110.0</text:p>
      <text:p text:style-name="Preformatted_20_Text">21947,05/06/2020,,Israel,2020-05-07 02:32:28,16310.0,239.0,10637.0</text:p>
      <text:p text:style-name="Preformatted_20_Text">21948,05/06/2020,,Italy,2020-05-07 02:32:28,214457.0,29684.0,93245.0</text:p>
      <text:p text:style-name="Preformatted_20_Text">21949,05/06/2020,,Ivory Coast,2020-05-07 02:32:28,1516.0,18.0,721.0</text:p>
      <text:p text:style-name="Preformatted_20_Text">21950,05/06/2020,,Jamaica,2020-05-07 02:32:28,478.0,9.0,57.0</text:p>
      <text:p text:style-name="Preformatted_20_Text">21951,05/06/2020,,Japan,2020-05-07 02:32:28,15253.0,556.0,4496.0</text:p>
      <text:p text:style-name="Preformatted_20_Text">21952,05/06/2020,,Jordan,2020-05-07 02:32:28,473.0,9.0,377.0</text:p>
      <text:p text:style-name="Preformatted_20_Text">21953,05/06/2020,,Kazakhstan,2020-05-07 02:32:28,4422.0,30.0,1408.0</text:p>
      <text:p text:style-name="Preformatted_20_Text">21954,05/06/2020,,Kenya,2020-05-07 02:32:28,582.0,26.0,190.0</text:p>
      <text:p text:style-name="Preformatted_20_Text">21955,05/06/2020,,Kosovo,2020-05-07 02:32:28,856.0,26.0,490.0</text:p>
      <text:p text:style-name="Preformatted_20_Text">21956,05/06/2020,,Kuwait,2020-05-07 02:32:28,6289.0,42.0,2219.0</text:p>
      <text:p text:style-name="Preformatted_20_Text">21957,05/06/2020,,Kyrgyzstan,2020-05-07 02:32:28,871.0,12.0,614.0</text:p>
      <text:p text:style-name="Preformatted_20_Text">21958,05/06/2020,,Laos,2020-05-07 02:32:28,19.0,0.0,10.0</text:p>
      <text:p text:style-name="Preformatted_20_Text">21959,05/06/2020,,Latvia,2020-05-07 02:32:28,900.0,17.0,464.0</text:p>
      <text:p text:style-name="Preformatted_20_Text">21960,05/06/2020,,Lebanon,2020-05-07 02:32:28,750.0,25.0,206.0</text:p>
      <text:p text:style-name="Preformatted_20_Text">21961,05/06/2020,,Liberia,2020-05-07 02:32:28,178.0,20.0,75.0</text:p>
      <text:p text:style-name="Preformatted_20_Text">21962,05/06/2020,,Libya,2020-05-07 02:32:28,64.0,3.0,24.0</text:p>
      <text:p text:style-name="Preformatted_20_Text">21963,05/06/2020,,Liechtenstein,2020-05-07 02:32:28,82.0,1.0,55.0</text:p>
      <text:p text:style-name="Preformatted_20_Text">21964,05/06/2020,,Lithuania,2020-05-07 02:32:28,1428.0,48.0,718.0</text:p>
      <text:p text:style-name="Preformatted_20_Text">21965,05/06/2020,,Luxembourg,2020-05-07 02:32:28,3851.0,98.0,3452.0</text:p>
      <text:p text:style-name="Preformatted_20_Text">21966,05/06/2020,,MS Zaandam,2020-05-07 02:32:28,9.0,2.0,0.0</text:p>
      <text:p text:style-name="Preformatted_20_Text">21967,05/06/2020,,Madagascar,2020-05-07 02:32:28,158.0,0.0,101.0</text:p>
      <text:p text:style-name="Preformatted_20_Text">21968,05/06/2020,,Malawi,2020-05-07 02:32:28,43.0,3.0,9.0</text:p>
      <text:p text:style-name="Preformatted_20_Text">21969,05/06/2020,,Malaysia,2020-05-07 02:32:28,6428.0,107.0,4702.0</text:p>
      <text:p text:style-name="Preformatted_20_Text">21970,05/06/2020,,Maldives,2020-05-07 02:32:28,617.0,2.0,20.0</text:p>
      <text:p text:style-name="Preformatted_20_Text">21971,05/06/2020,,Mali,2020-05-07 02:32:28,631.0,32.0,261.0</text:p>
      <text:p text:style-name="Preformatted_20_Text">21972,05/06/2020,,Malta,2020-05-07 02:32:28,484.0,5.0,407.0</text:p>
      <text:p text:style-name="Preformatted_20_Text">21973,05/06/2020,,Mauritania,2020-05-07 02:32:28,8.0,1.0,6.0</text:p>
      <text:p text:style-name="Preformatted_20_Text">21974,05/06/2020,,Mauritius,2020-05-07 02:32:28,332.0,10.0,320.0</text:p>
      <text:p text:style-name="Preformatted_20_Text">21975,05/06/2020,,Mexico,2020-05-07 02:32:28,27634.0,2704.0,17781.0</text:p>
      <text:p text:style-name="Preformatted_20_Text"><text:soft-page-break/>21976,05/06/2020,,Moldova,2020-05-07 02:32:28,4476.0,143.0,1658.0</text:p>
      <text:p text:style-name="Preformatted_20_Text">21977,05/06/2020,,Monaco,2020-05-07 02:32:28,95.0,4.0,82.0</text:p>
      <text:p text:style-name="Preformatted_20_Text">21978,05/06/2020,,Mongolia,2020-05-07 02:32:28,41.0,0.0,13.0</text:p>
      <text:p text:style-name="Preformatted_20_Text">21979,05/06/2020,,Montenegro,2020-05-07 02:32:28,324.0,8.0,261.0</text:p>
      <text:p text:style-name="Preformatted_20_Text">21980,05/06/2020,,Morocco,2020-05-07 02:32:28,5408.0,183.0,2017.0</text:p>
      <text:p text:style-name="Preformatted_20_Text">21981,05/06/2020,,Mozambique,2020-05-07 02:32:28,81.0,0.0,21.0</text:p>
      <text:p text:style-name="Preformatted_20_Text">21982,05/06/2020,,Namibia,2020-05-07 02:32:28,16.0,0.0,8.0</text:p>
      <text:p text:style-name="Preformatted_20_Text">21983,05/06/2020,,Nepal,2020-05-07 02:32:28,99.0,0.0,22.0</text:p>
      <text:p text:style-name="Preformatted_20_Text">21984,05/06/2020,,Netherlands,2020-05-07 02:32:28,41319.0,5204.0,0.0</text:p>
      <text:p text:style-name="Preformatted_20_Text">21985,05/06/2020,,New Zealand,2020-05-07 02:32:28,1489.0,21.0,1332.0</text:p>
      <text:p text:style-name="Preformatted_20_Text">21986,05/06/2020,,Nicaragua,2020-05-07 02:32:28,16.0,5.0,7.0</text:p>
      <text:p text:style-name="Preformatted_20_Text">21987,05/06/2020,,Niger,2020-05-07 02:32:28,770.0,38.0,561.0</text:p>
      <text:p text:style-name="Preformatted_20_Text">21988,05/06/2020,,Nigeria,2020-05-07 02:32:28,3145.0,103.0,534.0</text:p>
      <text:p text:style-name="Preformatted_20_Text">21989,05/06/2020,,North Macedonia,2020-05-07 02:32:28,1539.0,88.0,1057.0</text:p>
      <text:p text:style-name="Preformatted_20_Text">21990,05/06/2020,,Norway,2020-05-07 02:32:28,7996.0,216.0,32.0</text:p>
      <text:p text:style-name="Preformatted_20_Text">21991,05/06/2020,,Oman,2020-05-07 02:32:28,2903.0,13.0,888.0</text:p>
      <text:p text:style-name="Preformatted_20_Text">21992,05/06/2020,,Pakistan,2020-05-07 02:32:28,24073.0,564.0,6464.0</text:p>
      <text:p text:style-name="Preformatted_20_Text">21993,05/06/2020,,Panama,2020-05-07 02:32:28,7731.0,218.0,859.0</text:p>
      <text:p text:style-name="Preformatted_20_Text">21994,05/06/2020,,Papua New Guinea,2020-05-07 02:32:28,8.0,0.0,8.0</text:p>
      <text:p text:style-name="Preformatted_20_Text">21995,05/06/2020,,Paraguay,2020-05-07 02:32:28,440.0,10.0,142.0</text:p>
      <text:p text:style-name="Preformatted_20_Text">21996,05/06/2020,,Peru,2020-05-07 02:32:28,54817.0,1533.0,17527.0</text:p>
      <text:p text:style-name="Preformatted_20_Text">21997,05/06/2020,,Philippines,2020-05-07 02:32:28,10004.0,658.0,1506.0</text:p>
      <text:p text:style-name="Preformatted_20_Text">21998,05/06/2020,,Poland,2020-05-07 02:32:28,14740.0,733.0,4655.0</text:p>
      <text:p text:style-name="Preformatted_20_Text">21999,05/06/2020,,Portugal,2020-05-07 02:32:28,26182.0,1089.0,2076.0</text:p>
      <text:p text:style-name="Preformatted_20_Text">22000,05/06/2020,,Qatar,2020-05-07 02:32:28,17972.0,12.0,2070.0</text:p>
      <text:p text:style-name="Preformatted_20_Text">22001,05/06/2020,,Romania,2020-05-07 02:32:28,14107.0,864.0,5788.0</text:p>
      <text:p text:style-name="Preformatted_20_Text">22002,05/06/2020,,Russia,2020-05-07 02:32:28,165929.0,1537.0,21327.0</text:p>
      <text:p text:style-name="Preformatted_20_Text">22003,05/06/2020,,Rwanda,2020-05-07 02:32:28,268.0,0.0,130.0</text:p>
      <text:p text:style-name="Preformatted_20_Text">22004,05/06/2020,,Saint Kitts and Nevis,2020-05-07 02:32:28,15.0,0.0,12.0</text:p>
      <text:p text:style-name="Preformatted_20_Text">22005,05/06/2020,,Saint Lucia,2020-05-07 02:32:28,18.0,0.0,15.0</text:p>
      <text:p text:style-name="Preformatted_20_Text">22006,05/06/2020,,Saint Vincent and the Grenadines,2020-05-07 02:32:28,17.0,0.0,9.0</text:p>
      <text:p text:style-name="Preformatted_20_Text">22007,05/06/2020,,San Marino,2020-05-07 02:32:28,608.0,41.0,97.0</text:p>
      <text:p text:style-name="Preformatted_20_Text">22008,05/06/2020,,Sao Tome and Principe,2020-05-07 02:32:28,174.0,3.0,4.0</text:p>
      <text:p text:style-name="Preformatted_20_Text">22009,05/06/2020,,Saudi Arabia,2020-05-07 02:32:28,31938.0,209.0,6783.0</text:p>
      <text:p text:style-name="Preformatted_20_Text">22010,05/06/2020,,Senegal,2020-05-07 02:32:28,1433.0,12.0,493.0</text:p>
      <text:p text:style-name="Preformatted_20_Text">22011,05/06/2020,,Serbia,2020-05-07 02:32:28,9791.0,203.0,1971.0</text:p>
      <text:p text:style-name="Preformatted_20_Text">22012,05/06/2020,,Seychelles,2020-05-07 02:32:28,11.0,0.0,8.0</text:p>
      <text:p text:style-name="Preformatted_20_Text">22013,05/06/2020,,Sierra Leone,2020-05-07 02:32:28,225.0,14.0,54.0</text:p>
      <text:p text:style-name="Preformatted_20_Text">22014,05/06/2020,,Singapore,2020-05-07 02:32:28,20198.0,20.0,1634.0</text:p>
      <text:p text:style-name="Preformatted_20_Text">22015,05/06/2020,,Slovakia,2020-05-07 02:32:28,1429.0,25.0,762.0</text:p>
      <text:p text:style-name="Preformatted_20_Text">22016,05/06/2020,,Slovenia,2020-05-07 02:32:28,1448.0,99.0,246.0</text:p>
      <text:p text:style-name="Preformatted_20_Text">22017,05/06/2020,,Somalia,2020-05-07 02:32:28,873.0,39.0,87.0</text:p>
      <text:p text:style-name="Preformatted_20_Text">22018,05/06/2020,,South Africa,2020-05-07 02:32:28,7808.0,153.0,3153.0</text:p>
      <text:p text:style-name="Preformatted_20_Text">22019,05/06/2020,,South Korea,2020-05-07 02:32:28,10810.0,256.0,9419.0</text:p>
      <text:p text:style-name="Preformatted_20_Text">22020,05/06/2020,,South Sudan,2020-05-07 02:32:28,58.0,0.0,0.0</text:p>
      <text:p text:style-name="Preformatted_20_Text">22021,05/06/2020,,Spain,2020-05-07 02:32:28,220325.0,25857.0,126002.0</text:p>
      <text:p text:style-name="Preformatted_20_Text">22022,05/06/2020,,Sri Lanka,2020-05-07 02:32:28,797.0,9.0,215.0</text:p>
      <text:p text:style-name="Preformatted_20_Text">22023,05/06/2020,,Sudan,2020-05-07 02:32:28,852.0,49.0,80.0</text:p>
      <text:p text:style-name="Preformatted_20_Text">22024,05/06/2020,,Suriname,2020-05-07 02:32:28,10.0,1.0,9.0</text:p>
      <text:p text:style-name="Preformatted_20_Text">22025,05/06/2020,,Sweden,2020-05-07 02:32:28,23918.0,2941.0,4074.0</text:p>
      <text:p text:style-name="Preformatted_20_Text">22026,05/06/2020,,Switzerland,2020-05-07 02:32:28,30060.0,1805.0,25700.0</text:p>
      <text:p text:style-name="Preformatted_20_Text">22027,05/06/2020,,Syria,2020-05-07 02:32:28,45.0,3.0,27.0</text:p>
      <text:p text:style-name="Preformatted_20_Text">22028,05/06/2020,,Taiwan,2020-05-07 02:32:28,439.0,6.0,339.0</text:p>
      <text:p text:style-name="Preformatted_20_Text">22029,05/06/2020,,Tajikistan,2020-05-07 02:32:28,379.0,8.0,0.0</text:p>
      <text:p text:style-name="Preformatted_20_Text">22030,05/06/2020,,Tanzania,2020-05-07 02:32:28,480.0,16.0,167.0</text:p>
      <text:p text:style-name="Preformatted_20_Text">22031,05/06/2020,,Thailand,2020-05-07 02:32:28,2989.0,55.0,2761.0</text:p>
      <text:p text:style-name="Preformatted_20_Text">22032,05/06/2020,,Timor-Leste,2020-05-07 02:32:28,24.0,0.0,20.0</text:p>
      <text:p text:style-name="Preformatted_20_Text">22033,05/06/2020,,Togo,2020-05-07 02:32:28,128.0,9.0,77.0</text:p>
      <text:p text:style-name="Preformatted_20_Text">22034,05/06/2020,,Trinidad and Tobago,2020-05-07 02:32:28,116.0,8.0,103.0</text:p>
      <text:p text:style-name="Preformatted_20_Text">22035,05/06/2020,,Tunisia,2020-05-07 02:32:28,1025.0,43.0,591.0</text:p>
      <text:p text:style-name="Preformatted_20_Text">22036,05/06/2020,,Turkey,2020-05-07 02:32:28,131744.0,3584.0,78202.0</text:p>
      <text:p text:style-name="Preformatted_20_Text">22037,05/06/2020,,UK,2020-05-07 02:32:28,201101.0,30076.0,0.0</text:p>
      <text:p text:style-name="Preformatted_20_Text">22038,05/06/2020,,Uganda,2020-05-07 02:32:28,100.0,0.0,55.0</text:p>
      <text:p text:style-name="Preformatted_20_Text"><text:soft-page-break/>22039,05/06/2020,,Ukraine,2020-05-07 02:32:28,13184.0,327.0,2097.0</text:p>
      <text:p text:style-name="Preformatted_20_Text">22040,05/06/2020,,United Arab Emirates,2020-05-07 02:32:28,15738.0,157.0,3359.0</text:p>
      <text:p text:style-name="Preformatted_20_Text">22041,05/06/2020,,Uruguay,2020-05-07 02:32:28,673.0,17.0,486.0</text:p>
      <text:p text:style-name="Preformatted_20_Text">22042,05/06/2020,,Uzbekistan,2020-05-07 02:32:28,2233.0,10.0,1577.0</text:p>
      <text:p text:style-name="Preformatted_20_Text">22043,05/06/2020,,Venezuela,2020-05-07 02:32:28,379.0,10.0,176.0</text:p>
      <text:p text:style-name="Preformatted_20_Text">22044,05/06/2020,,Vietnam,2020-05-07 02:32:28,271.0,0.0,232.0</text:p>
      <text:p text:style-name="Preformatted_20_Text">22045,05/06/2020,,West Bank and Gaza,2020-05-07 02:32:28,374.0,2.0,174.0</text:p>
      <text:p text:style-name="Preformatted_20_Text">22046,05/06/2020,,Western Sahara,2020-05-07 02:32:28,6.0,0.0,5.0</text:p>
      <text:p text:style-name="Preformatted_20_Text">22047,05/06/2020,,Yemen,2020-05-07 02:32:28,25.0,5.0,1.0</text:p>
      <text:p text:style-name="Preformatted_20_Text">22048,05/06/2020,,Zambia,2020-05-07 02:32:28,146.0,4.0,101.0</text:p>
      <text:p text:style-name="Preformatted_20_Text">22049,05/06/2020,,Zimbabwe,2020-05-07 02:32:28,34.0,4.0,5.0</text:p>
      <text:p text:style-name="Preformatted_20_Text">22050,05/06/2020,Alabama,US,2020-05-07 02:32:28,8691.0,343.0,0.0</text:p>
      <text:p text:style-name="Preformatted_20_Text">22051,05/06/2020,Alaska,US,2020-05-07 02:32:28,372.0,10.0,0.0</text:p>
      <text:p text:style-name="Preformatted_20_Text">22052,05/06/2020,Alberta,Canada,2020-05-07 02:32:28,5963.0,112.0,0.0</text:p>
      <text:p text:style-name="Preformatted_20_Text">22053,05/06/2020,Anguilla,UK,2020-05-07 02:32:28,3.0,0.0,3.0</text:p>
      <text:p text:style-name="Preformatted_20_Text">22054,05/06/2020,Anhui,Mainland China,2020-05-07 02:32:28,991.0,6.0,985.0</text:p>
      <text:p text:style-name="Preformatted_20_Text">22055,05/06/2020,Arizona,US,2020-05-07 02:32:28,9707.0,426.0,0.0</text:p>
      <text:p text:style-name="Preformatted_20_Text">22056,05/06/2020,Arkansas,US,2020-05-07 02:32:28,3611.0,87.0,0.0</text:p>
      <text:p text:style-name="Preformatted_20_Text">22057,05/06/2020,Aruba,Netherlands,2020-05-07 02:32:28,101.0,2.0,89.0</text:p>
      <text:p text:style-name="Preformatted_20_Text">22058,05/06/2020,Australian Capital Territory,Australia,2020-05-07 02:32:28,107.0,3.0,103.0</text:p>
      <text:p text:style-name="Preformatted_20_Text">22059,05/06/2020,Beijing,Mainland China,2020-05-07 02:32:28,593.0,9.0,557.0</text:p>
      <text:p text:style-name="Preformatted_20_Text">22060,05/06/2020,Bermuda,UK,2020-05-07 02:32:28,118.0,7.0,59.0</text:p>
      <text:p text:style-name="Preformatted_20_Text">22061,05/06/2020,"Bonaire, Sint Eustatius and Saba",Netherlands,2020-05-07 02:32:28,6.0,0.0,0.0</text:p>
      <text:p text:style-name="Preformatted_20_Text">22062,05/06/2020,British Columbia,Canada,2020-05-07 02:32:28,2255.0,124.0,0.0</text:p>
      <text:p text:style-name="Preformatted_20_Text">22063,05/06/2020,British Virgin Islands,UK,2020-05-07 02:32:28,7.0,1.0,3.0</text:p>
      <text:p text:style-name="Preformatted_20_Text">22064,05/06/2020,California,US,2020-05-07 02:32:28,60616.0,2464.0,0.0</text:p>
      <text:p text:style-name="Preformatted_20_Text">22065,05/06/2020,Cayman Islands,UK,2020-05-07 02:32:28,78.0,1.0,30.0</text:p>
      <text:p text:style-name="Preformatted_20_Text">22066,05/06/2020,Channel Islands,UK,2020-05-07 02:32:28,545.0,40.0,406.0</text:p>
      <text:p text:style-name="Preformatted_20_Text">22067,05/06/2020,Chongqing,Mainland China,2020-05-07 02:32:28,579.0,6.0,573.0</text:p>
      <text:p text:style-name="Preformatted_20_Text">22068,05/06/2020,Colorado,US,2020-05-07 02:32:28,17832.0,919.0,0.0</text:p>
      <text:p text:style-name="Preformatted_20_Text">22069,05/06/2020,Connecticut,US,2020-05-07 02:32:28,30995.0,2718.0,0.0</text:p>
      <text:p text:style-name="Preformatted_20_Text">22070,05/06/2020,Curacao,Netherlands,2020-05-07 02:32:28,16.0,1.0,13.0</text:p>
      <text:p text:style-name="Preformatted_20_Text">22071,05/06/2020,Delaware,US,2020-05-07 02:32:28,5778.0,193.0,0.0</text:p>
      <text:p text:style-name="Preformatted_20_Text">22072,05/06/2020,Diamond Princess cruise ship,Canada,2020-05-07 02:32:28,1.0,1.0,0.0</text:p>
      <text:p text:style-name="Preformatted_20_Text">22073,05/06/2020,Diamond Princess cruise ship,US,2020-05-07 02:32:28,49.0,0.0,0.0</text:p>
      <text:p text:style-name="Preformatted_20_Text">22074,05/06/2020,District of Columbia,US,2020-05-07 02:32:28,5461.0,277.0,0.0</text:p>
      <text:p text:style-name="Preformatted_20_Text">22075,05/06/2020,Falkland Islands (Malvinas),UK,2020-05-07 02:32:28,13.0,0.0,13.0</text:p>
      <text:p text:style-name="Preformatted_20_Text">22076,05/06/2020,Faroe Islands,Denmark,2020-05-07 02:32:28,187.0,0.0,185.0</text:p>
      <text:p text:style-name="Preformatted_20_Text">22077,05/06/2020,Florida,US,2020-05-07 02:32:28,38002.0,1539.0,0.0</text:p>
      <text:p text:style-name="Preformatted_20_Text">22078,05/06/2020,French Guiana,France,2020-05-07 02:32:28,138.0,1.0,111.0</text:p>
      <text:p text:style-name="Preformatted_20_Text">22079,05/06/2020,French Polynesia,France,2020-05-07 02:32:28,60.0,0.0,54.0</text:p>
      <text:p text:style-name="Preformatted_20_Text">22080,05/06/2020,Fujian,Mainland China,2020-05-07 02:32:28,356.0,1.0,354.0</text:p>
      <text:p text:style-name="Preformatted_20_Text">22081,05/06/2020,Gansu,Mainland China,2020-05-07 02:32:28,139.0,2.0,137.0</text:p>
      <text:p text:style-name="Preformatted_20_Text">22082,05/06/2020,Georgia,US,2020-05-07 02:32:28,30743.0,1327.0,0.0</text:p>
      <text:p text:style-name="Preformatted_20_Text">22083,05/06/2020,Gibraltar,UK,2020-05-07 02:32:28,144.0,0.0,136.0</text:p>
      <text:p text:style-name="Preformatted_20_Text">22084,05/06/2020,Grand Princess,Canada,2020-05-07 02:32:28,13.0,0.0,0.0</text:p>
      <text:p text:style-name="Preformatted_20_Text">22085,05/06/2020,Grand Princess,US,2020-05-07 02:32:28,103.0,3.0,0.0</text:p>
      <text:p text:style-name="Preformatted_20_Text">22086,05/06/2020,Greenland,Denmark,2020-05-07 02:32:28,11.0,0.0,11.0</text:p>
      <text:p text:style-name="Preformatted_20_Text">22087,05/06/2020,Guadeloupe,France,2020-05-07 02:32:28,152.0,13.0,104.0</text:p>
      <text:p text:style-name="Preformatted_20_Text">22088,05/06/2020,Guam,US,2020-05-07 02:32:28,149.0,5.0,0.0</text:p>
      <text:p text:style-name="Preformatted_20_Text">22089,05/06/2020,Guangdong,Mainland China,2020-05-07 02:32:28,1589.0,8.0,1575.0</text:p>
      <text:p text:style-name="Preformatted_20_Text">22090,05/06/2020,Guangxi,Mainland China,2020-05-07 02:32:28,254.0,2.0,252.0</text:p>
      <text:p text:style-name="Preformatted_20_Text">22091,05/06/2020,Guizhou,Mainland China,2020-05-07 02:32:28,147.0,2.0,145.0</text:p>
      <text:p text:style-name="Preformatted_20_Text">22092,05/06/2020,Hainan,Mainland China,2020-05-07 02:32:28,168.0,6.0,162.0</text:p>
      <text:p text:style-name="Preformatted_20_Text">22093,05/06/2020,Hawaii,US,2020-05-07 02:32:28,626.0,17.0,0.0</text:p>
      <text:p text:style-name="Preformatted_20_Text">22094,05/06/2020,Hebei,Mainland China,2020-05-07 02:32:28,328.0,6.0,320.0</text:p>
      <text:p text:style-name="Preformatted_20_Text">22095,05/06/2020,Heilongjiang,Mainland China,2020-05-07 02:32:28,944.0,13.0,793.0</text:p>
      <text:p text:style-name="Preformatted_20_Text">22096,05/06/2020,Henan,Mainland China,2020-05-07 02:32:28,1276.0,22.0,1254.0</text:p>
      <text:p text:style-name="Preformatted_20_Text"><text:soft-page-break/>22097,05/06/2020,Hong Kong,Hong Kong,2020-05-07 02:32:28,1040.0,4.0,932.0</text:p>
      <text:p text:style-name="Preformatted_20_Text">22098,05/06/2020,Hubei,Mainland China,2020-05-07 02:32:28,68128.0,4512.0,63616.0</text:p>
      <text:p text:style-name="Preformatted_20_Text">22099,05/06/2020,Hunan,Mainland China,2020-05-07 02:32:28,1019.0,4.0,1015.0</text:p>
      <text:p text:style-name="Preformatted_20_Text">22100,05/06/2020,Idaho,US,2020-05-07 02:32:28,2158.0,66.0,0.0</text:p>
      <text:p text:style-name="Preformatted_20_Text">22101,05/06/2020,Illinois,US,2020-05-07 02:32:28,68232.0,2974.0,0.0</text:p>
      <text:p text:style-name="Preformatted_20_Text">22102,05/06/2020,Indiana,US,2020-05-07 02:32:28,21870.0,1377.0,0.0</text:p>
      <text:p text:style-name="Preformatted_20_Text">22103,05/06/2020,Inner Mongolia,Mainland China,2020-05-07 02:32:28,201.0,1.0,171.0</text:p>
      <text:p text:style-name="Preformatted_20_Text">22104,05/06/2020,Iowa,US,2020-05-07 02:32:28,10404.0,219.0,0.0</text:p>
      <text:p text:style-name="Preformatted_20_Text">22105,05/06/2020,Isle of Man,UK,2020-05-07 02:32:28,327.0,23.0,271.0</text:p>
      <text:p text:style-name="Preformatted_20_Text">22106,05/06/2020,Jiangsu,Mainland China,2020-05-07 02:32:28,653.0,0.0,651.0</text:p>
      <text:p text:style-name="Preformatted_20_Text">22107,05/06/2020,Jiangxi,Mainland China,2020-05-07 02:32:28,937.0,1.0,936.0</text:p>
      <text:p text:style-name="Preformatted_20_Text">22108,05/06/2020,Jilin,Mainland China,2020-05-07 02:32:28,112.0,1.0,103.0</text:p>
      <text:p text:style-name="Preformatted_20_Text">22109,05/06/2020,Kansas,US,2020-05-07 02:32:28,5993.0,164.0,0.0</text:p>
      <text:p text:style-name="Preformatted_20_Text">22110,05/06/2020,Kentucky,US,2020-05-07 02:32:28,5934.0,283.0,0.0</text:p>
      <text:p text:style-name="Preformatted_20_Text">22111,05/06/2020,Liaoning,Mainland China,2020-05-07 02:32:28,146.0,2.0,144.0</text:p>
      <text:p text:style-name="Preformatted_20_Text">22112,05/06/2020,Louisiana,US,2020-05-07 02:32:28,30399.0,2167.0,0.0</text:p>
      <text:p text:style-name="Preformatted_20_Text">22113,05/06/2020,Macau,Macau,2020-05-07 02:32:28,45.0,0.0,40.0</text:p>
      <text:p text:style-name="Preformatted_20_Text">22114,05/06/2020,Maine,US,2020-05-07 02:32:28,1254.0,62.0,0.0</text:p>
      <text:p text:style-name="Preformatted_20_Text">22115,05/06/2020,Manitoba,Canada,2020-05-07 02:32:28,286.0,7.0,0.0</text:p>
      <text:p text:style-name="Preformatted_20_Text">22116,05/06/2020,Martinique,France,2020-05-07 02:32:28,182.0,14.0,83.0</text:p>
      <text:p text:style-name="Preformatted_20_Text">22117,05/06/2020,Maryland,US,2020-05-07 02:32:28,28163.0,1437.0,0.0</text:p>
      <text:p text:style-name="Preformatted_20_Text">22118,05/06/2020,Massachusetts,US,2020-05-07 02:32:28,72025.0,4420.0,0.0</text:p>
      <text:p text:style-name="Preformatted_20_Text">22119,05/06/2020,Mayotte,France,2020-05-07 02:32:28,739.0,9.0,352.0</text:p>
      <text:p text:style-name="Preformatted_20_Text">22120,05/06/2020,Michigan,US,2020-05-07 02:32:28,45179.0,4256.0,0.0</text:p>
      <text:p text:style-name="Preformatted_20_Text">22121,05/06/2020,Minnesota,US,2020-05-07 02:32:28,8579.0,485.0,0.0</text:p>
      <text:p text:style-name="Preformatted_20_Text">22122,05/06/2020,Mississippi,US,2020-05-07 02:32:28,8424.0,374.0,0.0</text:p>
      <text:p text:style-name="Preformatted_20_Text">22123,05/06/2020,Missouri,US,2020-05-07 02:32:28,9323.0,428.0,0.0</text:p>
      <text:p text:style-name="Preformatted_20_Text">22124,05/06/2020,Montana,US,2020-05-07 02:32:28,456.0,16.0,0.0</text:p>
      <text:p text:style-name="Preformatted_20_Text">22125,05/06/2020,Montserrat,UK,2020-05-07 02:32:28,11.0,1.0,7.0</text:p>
      <text:p text:style-name="Preformatted_20_Text">22126,05/06/2020,Nebraska,US,2020-05-07 02:32:28,6689.0,78.0,0.0</text:p>
      <text:p text:style-name="Preformatted_20_Text">22127,05/06/2020,Nevada,US,2020-05-07 02:32:28,5741.0,289.0,0.0</text:p>
      <text:p text:style-name="Preformatted_20_Text">22128,05/06/2020,New Brunswick,Canada,2020-05-07 02:32:28,120.0,0.0,0.0</text:p>
      <text:p text:style-name="Preformatted_20_Text">22129,05/06/2020,New Caledonia,France,2020-05-07 02:32:28,18.0,0.0,18.0</text:p>
      <text:p text:style-name="Preformatted_20_Text">22130,05/06/2020,New Hampshire,US,2020-05-07 02:32:28,2741.0,92.0,0.0</text:p>
      <text:p text:style-name="Preformatted_20_Text">22131,05/06/2020,New Jersey,US,2020-05-07 02:32:28,131890.0,8549.0,0.0</text:p>
      <text:p text:style-name="Preformatted_20_Text">22132,05/06/2020,New Mexico,US,2020-05-07 02:32:28,4291.0,169.0,0.0</text:p>
      <text:p text:style-name="Preformatted_20_Text">22133,05/06/2020,New South Wales,Australia,2020-05-07 02:32:28,3044.0,44.0,2463.0</text:p>
      <text:p text:style-name="Preformatted_20_Text">22134,05/06/2020,New York,US,2020-05-07 02:32:28,323978.0,25623.0,0.0</text:p>
      <text:p text:style-name="Preformatted_20_Text">22135,05/06/2020,Newfoundland and Labrador,Canada,2020-05-07 02:32:28,259.0,3.0,0.0</text:p>
      <text:p text:style-name="Preformatted_20_Text">22136,05/06/2020,Ningxia,Mainland China,2020-05-07 02:32:28,75.0,0.0,75.0</text:p>
      <text:p text:style-name="Preformatted_20_Text">22137,05/06/2020,North Carolina,US,2020-05-07 02:32:28,13053.0,492.0,0.0</text:p>
      <text:p text:style-name="Preformatted_20_Text">22138,05/06/2020,North Dakota,US,2020-05-07 02:32:28,1323.0,31.0,0.0</text:p>
      <text:p text:style-name="Preformatted_20_Text">22139,05/06/2020,Northern Mariana Islands,US,2020-05-07 02:32:28,15.0,2.0,0.0</text:p>
      <text:p text:style-name="Preformatted_20_Text">22140,05/06/2020,Northern Territory,Australia,2020-05-07 02:32:28,29.0,0.0,27.0</text:p>
      <text:p text:style-name="Preformatted_20_Text">22141,05/06/2020,Northwest Territories,Canada,2020-05-07 02:32:28,5.0,0.0,0.0</text:p>
      <text:p text:style-name="Preformatted_20_Text">22142,05/06/2020,Nova Scotia,Canada,2020-05-07 02:32:28,998.0,41.0,0.0</text:p>
      <text:p text:style-name="Preformatted_20_Text">22143,05/06/2020,Ohio,US,2020-05-07 02:32:28,21576.0,1225.0,0.0</text:p>
      <text:p text:style-name="Preformatted_20_Text">22144,05/06/2020,Oklahoma,US,2020-05-07 02:32:28,4202.0,253.0,0.0</text:p>
      <text:p text:style-name="Preformatted_20_Text">22145,05/06/2020,Ontario,Canada,2020-05-07 02:32:28,19910.0,1560.0,0.0</text:p>
      <text:p text:style-name="Preformatted_20_Text">22146,05/06/2020,Oregon,US,2020-05-07 02:32:28,2916.0,115.0,0.0</text:p>
      <text:p text:style-name="Preformatted_20_Text">22147,05/06/2020,Pennsylvania,US,2020-05-07 02:32:28,54800.0,3345.0,0.0</text:p>
      <text:p text:style-name="Preformatted_20_Text">22148,05/06/2020,Prince Edward Island,Canada,2020-05-07 02:32:28,27.0,0.0,0.0</text:p>
      <text:p text:style-name="Preformatted_20_Text">22149,05/06/2020,Puerto Rico,US,2020-05-07 02:32:28,1968.0,99.0,0.0</text:p>
      <text:p text:style-name="Preformatted_20_Text">22150,05/06/2020,Qinghai,Mainland China,2020-05-07 02:32:28,18.0,0.0,18.0</text:p>
      <text:p text:style-name="Preformatted_20_Text">22151,05/06/2020,Quebec,Canada,2020-05-07 02:32:28,34334.0,2511.0,0.0</text:p>
      <text:p text:style-name="Preformatted_20_Text">22152,05/06/2020,Queensland,Australia,2020-05-07 02:32:28,1045.0,6.0,989.0</text:p>
      <text:p text:style-name="Preformatted_20_Text">22153,05/06/2020,Recovered,Canada,2020-05-07 02:32:28,0.0,0.0,28184.0</text:p>
      <text:p text:style-name="Preformatted_20_Text">22154,05/06/2020,Recovered,US,2020-05-07 02:32:28,0.0,0.0,189910.0</text:p>
      <text:p text:style-name="Preformatted_20_Text">22155,05/06/2020,Reunion,France,2020-05-07 02:32:28,425.0,0.0,300.0</text:p>
      <text:p text:style-name="Preformatted_20_Text">22156,05/06/2020,Rhode Island,US,2020-05-07 02:32:28,10205.0,370.0,0.0</text:p>
      <text:p text:style-name="Preformatted_20_Text">22157,05/06/2020,Saint Barthelemy,France,2020-05-07 02:32:28,6.0,0.0,6.0</text:p>
      <text:p text:style-name="Preformatted_20_Text"><text:soft-page-break/>22158,05/06/2020,Saint Pierre and Miquelon,France,2020-05-07 02:32:28,1.0,0.0,0.0</text:p>
      <text:p text:style-name="Preformatted_20_Text">22159,05/06/2020,Saskatchewan,Canada,2020-05-07 02:32:28,512.0,7.0,0.0</text:p>
      <text:p text:style-name="Preformatted_20_Text">22160,05/06/2020,Shaanxi,Mainland China,2020-05-07 02:32:28,308.0,3.0,266.0</text:p>
      <text:p text:style-name="Preformatted_20_Text">22161,05/06/2020,Shandong,Mainland China,2020-05-07 02:32:28,788.0,7.0,775.0</text:p>
      <text:p text:style-name="Preformatted_20_Text">22162,05/06/2020,Shanghai,Mainland China,2020-05-07 02:32:28,657.0,7.0,620.0</text:p>
      <text:p text:style-name="Preformatted_20_Text">22163,05/06/2020,Shanxi,Mainland China,2020-05-07 02:32:28,198.0,0.0,194.0</text:p>
      <text:p text:style-name="Preformatted_20_Text">22164,05/06/2020,Sichuan,Mainland China,2020-05-07 02:32:28,561.0,3.0,558.0</text:p>
      <text:p text:style-name="Preformatted_20_Text">22165,05/06/2020,Sint Maarten,Netherlands,2020-05-07 02:32:28,76.0,14.0,44.0</text:p>
      <text:p text:style-name="Preformatted_20_Text">22166,05/06/2020,South Australia,Australia,2020-05-07 02:32:28,438.0,4.0,432.0</text:p>
      <text:p text:style-name="Preformatted_20_Text">22167,05/06/2020,South Carolina,US,2020-05-07 02:32:28,6936.0,305.0,0.0</text:p>
      <text:p text:style-name="Preformatted_20_Text">22168,05/06/2020,South Dakota,US,2020-05-07 02:32:28,2780.0,29.0,0.0</text:p>
      <text:p text:style-name="Preformatted_20_Text">22169,05/06/2020,St Martin,France,2020-05-07 02:32:28,38.0,3.0,29.0</text:p>
      <text:p text:style-name="Preformatted_20_Text">22170,05/06/2020,Tasmania,Australia,2020-05-07 02:32:28,226.0,13.0,167.0</text:p>
      <text:p text:style-name="Preformatted_20_Text">22171,05/06/2020,Tennessee,US,2020-05-07 02:32:28,13938.0,239.0,0.0</text:p>
      <text:p text:style-name="Preformatted_20_Text">22172,05/06/2020,Texas,US,2020-05-07 02:32:28,34928.0,954.0,0.0</text:p>
      <text:p text:style-name="Preformatted_20_Text">22173,05/06/2020,Tianjin,Mainland China,2020-05-07 02:32:28,190.0,3.0,186.0</text:p>
      <text:p text:style-name="Preformatted_20_Text">22174,05/06/2020,Tibet,Mainland China,2020-05-07 02:32:28,1.0,0.0,1.0</text:p>
      <text:p text:style-name="Preformatted_20_Text">22175,05/06/2020,Turks and Caicos Islands,UK,2020-05-07 02:32:28,12.0,1.0,6.0</text:p>
      <text:p text:style-name="Preformatted_20_Text">22176,05/06/2020,Utah,US,2020-05-07 02:32:28,5595.0,58.0,0.0</text:p>
      <text:p text:style-name="Preformatted_20_Text">22177,05/06/2020,Vermont,US,2020-05-07 02:32:28,908.0,52.0,0.0</text:p>
      <text:p text:style-name="Preformatted_20_Text">22178,05/06/2020,Victoria,Australia,2020-05-07 02:32:28,1454.0,18.0,1322.0</text:p>
      <text:p text:style-name="Preformatted_20_Text">22179,05/06/2020,Virgin Islands,US,2020-05-07 02:32:28,66.0,4.0,0.0</text:p>
      <text:p text:style-name="Preformatted_20_Text">22180,05/06/2020,Virginia,US,2020-05-07 02:32:28,20257.0,713.0,0.0</text:p>
      <text:p text:style-name="Preformatted_20_Text">22181,05/06/2020,Washington,US,2020-05-07 02:32:28,15905.0,870.0,0.0</text:p>
      <text:p text:style-name="Preformatted_20_Text">22182,05/06/2020,West Virginia,US,2020-05-07 02:32:28,1242.0,50.0,0.0</text:p>
      <text:p text:style-name="Preformatted_20_Text">22183,05/06/2020,Western Australia,Australia,2020-05-07 02:32:28,551.0,9.0,528.0</text:p>
      <text:p text:style-name="Preformatted_20_Text">22184,05/06/2020,Wisconsin,US,2020-05-07 02:32:28,8901.0,362.0,0.0</text:p>
      <text:p text:style-name="Preformatted_20_Text">22185,05/06/2020,Wyoming,US,2020-05-07 02:32:28,631.0,7.0,0.0</text:p>
      <text:p text:style-name="Preformatted_20_Text">22186,05/06/2020,Xinjiang,Mainland China,2020-05-07 02:32:28,76.0,3.0,73.0</text:p>
      <text:p text:style-name="Preformatted_20_Text">22187,05/06/2020,Yukon,Canada,2020-05-07 02:32:28,11.0,0.0,0.0</text:p>
      <text:p text:style-name="Preformatted_20_Text">22188,05/06/2020,Yunnan,Mainland China,2020-05-07 02:32:28,185.0,2.0,181.0</text:p>
      <text:p text:style-name="Preformatted_20_Text">22189,05/06/2020,Zhejiang,Mainland China,2020-05-07 02:32:28,1268.0,1.0,1267.0</text:p>
      <text:p text:style-name="Preformatted_20_Text">22190,05/07/2020,,Afghanistan,2020-05-08 02:32:32,3563.0,106.0,468.0</text:p>
      <text:p text:style-name="Preformatted_20_Text">22191,05/07/2020,,Albania,2020-05-08 02:32:32,842.0,31.0,605.0</text:p>
      <text:p text:style-name="Preformatted_20_Text">22192,05/07/2020,,Algeria,2020-05-08 02:32:32,5182.0,483.0,2323.0</text:p>
      <text:p text:style-name="Preformatted_20_Text">22193,05/07/2020,,Andorra,2020-05-08 02:32:32,752.0,47.0,526.0</text:p>
      <text:p text:style-name="Preformatted_20_Text">22194,05/07/2020,,Angola,2020-05-08 02:32:32,36.0,2.0,11.0</text:p>
      <text:p text:style-name="Preformatted_20_Text">22195,05/07/2020,,Antigua and Barbuda,2020-05-08 02:32:32,25.0,3.0,16.0</text:p>
      <text:p text:style-name="Preformatted_20_Text">22196,05/07/2020,,Argentina,2020-05-08 02:32:32,5371.0,282.0,1601.0</text:p>
      <text:p text:style-name="Preformatted_20_Text">22197,05/07/2020,,Armenia,2020-05-08 02:32:32,2884.0,42.0,1185.0</text:p>
      <text:p text:style-name="Preformatted_20_Text">22198,05/07/2020,,Austria,2020-05-08 02:32:32,15752.0,609.0,13698.0</text:p>
      <text:p text:style-name="Preformatted_20_Text">22199,05/07/2020,,Azerbaijan,2020-05-08 02:32:32,2204.0,28.0,1551.0</text:p>
      <text:p text:style-name="Preformatted_20_Text">22200,05/07/2020,,Bahamas,2020-05-08 02:32:32,92.0,11.0,26.0</text:p>
      <text:p text:style-name="Preformatted_20_Text">22201,05/07/2020,,Bahrain,2020-05-08 02:32:32,4199.0,8.0,2000.0</text:p>
      <text:p text:style-name="Preformatted_20_Text">22202,05/07/2020,,Bangladesh,2020-05-08 02:32:32,12425.0,199.0,1910.0</text:p>
      <text:p text:style-name="Preformatted_20_Text">22203,05/07/2020,,Barbados,2020-05-08 02:32:32,82.0,7.0,53.0</text:p>
      <text:p text:style-name="Preformatted_20_Text">22204,05/07/2020,,Belarus,2020-05-08 02:32:32,20168.0,116.0,5067.0</text:p>
      <text:p text:style-name="Preformatted_20_Text">22205,05/07/2020,,Belgium,2020-05-08 02:32:32,51420.0,8415.0,12980.0</text:p>
      <text:p text:style-name="Preformatted_20_Text">22206,05/07/2020,,Belize,2020-05-08 02:32:32,18.0,2.0,16.0</text:p>
      <text:p text:style-name="Preformatted_20_Text">22207,05/07/2020,,Benin,2020-05-08 02:32:32,140.0,2.0,53.0</text:p>
      <text:p text:style-name="Preformatted_20_Text">22208,05/07/2020,,Bhutan,2020-05-08 02:32:32,7.0,0.0,5.0</text:p>
      <text:p text:style-name="Preformatted_20_Text">22209,05/07/2020,,Bolivia,2020-05-08 02:32:32,2081.0,102.0,219.0</text:p>
      <text:p text:style-name="Preformatted_20_Text">22210,05/07/2020,,Bosnia and Herzegovina,2020-05-08 02:32:32,2027.0,90.0,954.0</text:p>
      <text:p text:style-name="Preformatted_20_Text">22211,05/07/2020,,Botswana,2020-05-08 02:32:32,23.0,1.0,9.0</text:p>
      <text:p text:style-name="Preformatted_20_Text">22212,05/07/2020,,Brazil,2020-05-08 02:32:32,135773.0,9190.0,55350.0</text:p>
      <text:p text:style-name="Preformatted_20_Text">22213,05/07/2020,,Brunei,2020-05-08 02:32:32,141.0,1.0,131.0</text:p>
      <text:p text:style-name="Preformatted_20_Text">22214,05/07/2020,,Bulgaria,2020-05-08 02:32:32,1829.0,84.0,384.0</text:p>
      <text:p text:style-name="Preformatted_20_Text">22215,05/07/2020,,Burkina Faso,2020-05-08 02:32:32,736.0,48.0,562.0</text:p>
      <text:p text:style-name="Preformatted_20_Text">22216,05/07/2020,,Burma,2020-05-08 02:32:32,176.0,6.0,62.0</text:p>
      <text:p text:style-name="Preformatted_20_Text">22217,05/07/2020,,Burundi,2020-05-08 02:32:32,15.0,1.0,7.0</text:p>
      <text:p text:style-name="Preformatted_20_Text">22218,05/07/2020,,Cabo Verde,2020-05-08 02:32:32,218.0,2.0,38.0</text:p>
      <text:p text:style-name="Preformatted_20_Text">22219,05/07/2020,,Cambodia,2020-05-08 02:32:32,122.0,0.0,120.0</text:p>
      <text:p text:style-name="Preformatted_20_Text">22220,05/07/2020,,Cameroon,2020-05-08 02:32:32,2267.0,108.0,1002.0</text:p>
      <text:p text:style-name="Preformatted_20_Text"><text:soft-page-break/>22221,05/07/2020,,Central African Republic,2020-05-08 02:32:32,94.0,0.0,10.0</text:p>
      <text:p text:style-name="Preformatted_20_Text">22222,05/07/2020,,Chad,2020-05-08 02:32:32,253.0,27.0,50.0</text:p>
      <text:p text:style-name="Preformatted_20_Text">22223,05/07/2020,,Chile,2020-05-08 02:32:32,24581.0,285.0,11664.0</text:p>
      <text:p text:style-name="Preformatted_20_Text">22224,05/07/2020,,Colombia,2020-05-08 02:32:32,9456.0,407.0,2300.0</text:p>
      <text:p text:style-name="Preformatted_20_Text">22225,05/07/2020,,Comoros,2020-05-08 02:32:32,8.0,1.0,0.0</text:p>
      <text:p text:style-name="Preformatted_20_Text">22226,05/07/2020,,Congo (Brazzaville),2020-05-08 02:32:32,264.0,10.0,30.0</text:p>
      <text:p text:style-name="Preformatted_20_Text">22227,05/07/2020,,Congo (Kinshasa),2020-05-08 02:32:32,863.0,36.0,103.0</text:p>
      <text:p text:style-name="Preformatted_20_Text">22228,05/07/2020,,Costa Rica,2020-05-08 02:32:32,765.0,6.0,445.0</text:p>
      <text:p text:style-name="Preformatted_20_Text">22229,05/07/2020,,Croatia,2020-05-08 02:32:32,2125.0,86.0,1641.0</text:p>
      <text:p text:style-name="Preformatted_20_Text">22230,05/07/2020,,Cuba,2020-05-08 02:32:32,1729.0,73.0,1031.0</text:p>
      <text:p text:style-name="Preformatted_20_Text">22231,05/07/2020,,Cyprus,2020-05-08 02:32:32,889.0,15.0,400.0</text:p>
      <text:p text:style-name="Preformatted_20_Text">22232,05/07/2020,,Czech Republic,2020-05-08 02:32:32,8031.0,270.0,4371.0</text:p>
      <text:p text:style-name="Preformatted_20_Text">22233,05/07/2020,,Denmark,2020-05-08 02:32:32,10083.0,514.0,7711.0</text:p>
      <text:p text:style-name="Preformatted_20_Text">22234,05/07/2020,,Diamond Princess,2020-05-08 02:32:32,712.0,13.0,645.0</text:p>
      <text:p text:style-name="Preformatted_20_Text">22235,05/07/2020,,Djibouti,2020-05-08 02:32:32,1133.0,3.0,799.0</text:p>
      <text:p text:style-name="Preformatted_20_Text">22236,05/07/2020,,Dominica,2020-05-08 02:32:32,16.0,0.0,14.0</text:p>
      <text:p text:style-name="Preformatted_20_Text">22237,05/07/2020,,Dominican Republic,2020-05-08 02:32:32,9095.0,373.0,2064.0</text:p>
      <text:p text:style-name="Preformatted_20_Text">22238,05/07/2020,,Ecuador,2020-05-08 02:32:32,30298.0,1654.0,3433.0</text:p>
      <text:p text:style-name="Preformatted_20_Text">22239,05/07/2020,,Egypt,2020-05-08 02:32:32,7981.0,482.0,1887.0</text:p>
      <text:p text:style-name="Preformatted_20_Text">22240,05/07/2020,,El Salvador,2020-05-08 02:32:32,695.0,15.0,252.0</text:p>
      <text:p text:style-name="Preformatted_20_Text">22241,05/07/2020,,Equatorial Guinea,2020-05-08 02:32:32,439.0,4.0,13.0</text:p>
      <text:p text:style-name="Preformatted_20_Text">22242,05/07/2020,,Eritrea,2020-05-08 02:32:32,39.0,0.0,30.0</text:p>
      <text:p text:style-name="Preformatted_20_Text">22243,05/07/2020,,Estonia,2020-05-08 02:32:32,1720.0,56.0,273.0</text:p>
      <text:p text:style-name="Preformatted_20_Text">22244,05/07/2020,,Eswatini,2020-05-08 02:32:32,153.0,2.0,12.0</text:p>
      <text:p text:style-name="Preformatted_20_Text">22245,05/07/2020,,Ethiopia,2020-05-08 02:32:32,191.0,4.0,93.0</text:p>
      <text:p text:style-name="Preformatted_20_Text">22246,05/07/2020,,Fiji,2020-05-08 02:32:32,18.0,0.0,14.0</text:p>
      <text:p text:style-name="Preformatted_20_Text">22247,05/07/2020,,Finland,2020-05-08 02:32:32,5673.0,255.0,3500.0</text:p>
      <text:p text:style-name="Preformatted_20_Text">22248,05/07/2020,,France,2020-05-08 02:32:32,173040.0,25949.0,54076.0</text:p>
      <text:p text:style-name="Preformatted_20_Text">22249,05/07/2020,,Gabon,2020-05-08 02:32:32,504.0,8.0,110.0</text:p>
      <text:p text:style-name="Preformatted_20_Text">22250,05/07/2020,,Gambia,2020-05-08 02:32:32,18.0,1.0,9.0</text:p>
      <text:p text:style-name="Preformatted_20_Text">22251,05/07/2020,,Georgia,2020-05-08 02:32:32,615.0,9.0,275.0</text:p>
      <text:p text:style-name="Preformatted_20_Text">22252,05/07/2020,,Germany,2020-05-08 02:32:32,169430.0,7392.0,141700.0</text:p>
      <text:p text:style-name="Preformatted_20_Text">22253,05/07/2020,,Ghana,2020-05-08 02:32:32,3091.0,18.0,303.0</text:p>
      <text:p text:style-name="Preformatted_20_Text">22254,05/07/2020,,Greece,2020-05-08 02:32:32,2678.0,148.0,1374.0</text:p>
      <text:p text:style-name="Preformatted_20_Text">22255,05/07/2020,,Grenada,2020-05-08 02:32:32,21.0,0.0,13.0</text:p>
      <text:p text:style-name="Preformatted_20_Text">22256,05/07/2020,,Guatemala,2020-05-08 02:32:32,832.0,23.0,90.0</text:p>
      <text:p text:style-name="Preformatted_20_Text">22257,05/07/2020,,Guinea,2020-05-08 02:32:32,1927.0,11.0,629.0</text:p>
      <text:p text:style-name="Preformatted_20_Text">22258,05/07/2020,,Guinea-Bissau,2020-05-08 02:32:32,564.0,2.0,25.0</text:p>
      <text:p text:style-name="Preformatted_20_Text">22259,05/07/2020,,Guyana,2020-05-08 02:32:32,93.0,10.0,27.0</text:p>
      <text:p text:style-name="Preformatted_20_Text">22260,05/07/2020,,Haiti,2020-05-08 02:32:32,129.0,12.0,16.0</text:p>
      <text:p text:style-name="Preformatted_20_Text">22261,05/07/2020,,Holy See,2020-05-08 02:32:32,12.0,0.0,2.0</text:p>
      <text:p text:style-name="Preformatted_20_Text">22262,05/07/2020,,Honduras,2020-05-08 02:32:32,1685.0,105.0,154.0</text:p>
      <text:p text:style-name="Preformatted_20_Text">22263,05/07/2020,,Hungary,2020-05-08 02:32:32,3150.0,383.0,801.0</text:p>
      <text:p text:style-name="Preformatted_20_Text">22264,05/07/2020,,Iceland,2020-05-08 02:32:32,1801.0,10.0,1755.0</text:p>
      <text:p text:style-name="Preformatted_20_Text">22265,05/07/2020,,India,2020-05-08 02:32:32,56351.0,1889.0,16776.0</text:p>
      <text:p text:style-name="Preformatted_20_Text">22266,05/07/2020,,Indonesia,2020-05-08 02:32:32,12776.0,930.0,2381.0</text:p>
      <text:p text:style-name="Preformatted_20_Text">22267,05/07/2020,,Iran,2020-05-08 02:32:32,103135.0,6486.0,82744.0</text:p>
      <text:p text:style-name="Preformatted_20_Text">22268,05/07/2020,,Iraq,2020-05-08 02:32:32,2543.0,102.0,1626.0</text:p>
      <text:p text:style-name="Preformatted_20_Text">22269,05/07/2020,,Ireland,2020-05-08 02:32:32,22385.0,1403.0,17110.0</text:p>
      <text:p text:style-name="Preformatted_20_Text">22270,05/07/2020,,Israel,2020-05-08 02:32:32,16381.0,240.0,10873.0</text:p>
      <text:p text:style-name="Preformatted_20_Text">22271,05/07/2020,,Italy,2020-05-08 02:32:32,215858.0,29958.0,96276.0</text:p>
      <text:p text:style-name="Preformatted_20_Text">22272,05/07/2020,,Ivory Coast,2020-05-08 02:32:32,1571.0,20.0,742.0</text:p>
      <text:p text:style-name="Preformatted_20_Text">22273,05/07/2020,,Jamaica,2020-05-08 02:32:32,488.0,9.0,58.0</text:p>
      <text:p text:style-name="Preformatted_20_Text">22274,05/07/2020,,Japan,2020-05-08 02:32:32,15477.0,577.0,4918.0</text:p>
      <text:p text:style-name="Preformatted_20_Text">22275,05/07/2020,,Jordan,2020-05-08 02:32:32,494.0,9.0,381.0</text:p>
      <text:p text:style-name="Preformatted_20_Text">22276,05/07/2020,,Kazakhstan,2020-05-08 02:32:32,4578.0,30.0,1518.0</text:p>
      <text:p text:style-name="Preformatted_20_Text">22277,05/07/2020,,Kenya,2020-05-08 02:32:32,607.0,29.0,197.0</text:p>
      <text:p text:style-name="Preformatted_20_Text">22278,05/07/2020,,Kosovo,2020-05-08 02:32:32,861.0,27.0,562.0</text:p>
      <text:p text:style-name="Preformatted_20_Text">22279,05/07/2020,,Kuwait,2020-05-08 02:32:32,6567.0,44.0,2381.0</text:p>
      <text:p text:style-name="Preformatted_20_Text">22280,05/07/2020,,Kyrgyzstan,2020-05-08 02:32:32,895.0,12.0,637.0</text:p>
      <text:p text:style-name="Preformatted_20_Text">22281,05/07/2020,,Laos,2020-05-08 02:32:32,19.0,0.0,9.0</text:p>
      <text:p text:style-name="Preformatted_20_Text">22282,05/07/2020,,Latvia,2020-05-08 02:32:32,909.0,18.0,464.0</text:p>
      <text:p text:style-name="Preformatted_20_Text">22283,05/07/2020,,Lebanon,2020-05-08 02:32:32,784.0,25.0,220.0</text:p>
      <text:p text:style-name="Preformatted_20_Text">22284,05/07/2020,,Liberia,2020-05-08 02:32:32,189.0,20.0,79.0</text:p>
      <text:p text:style-name="Preformatted_20_Text"><text:soft-page-break/>22285,05/07/2020,,Libya,2020-05-08 02:32:32,64.0,3.0,24.0</text:p>
      <text:p text:style-name="Preformatted_20_Text">22286,05/07/2020,,Liechtenstein,2020-05-08 02:32:32,82.0,1.0,55.0</text:p>
      <text:p text:style-name="Preformatted_20_Text">22287,05/07/2020,,Lithuania,2020-05-08 02:32:32,1433.0,49.0,739.0</text:p>
      <text:p text:style-name="Preformatted_20_Text">22288,05/07/2020,,Luxembourg,2020-05-08 02:32:32,3859.0,100.0,3505.0</text:p>
      <text:p text:style-name="Preformatted_20_Text">22289,05/07/2020,,MS Zaandam,2020-05-08 02:32:32,9.0,2.0,0.0</text:p>
      <text:p text:style-name="Preformatted_20_Text">22290,05/07/2020,,Madagascar,2020-05-08 02:32:32,193.0,0.0,101.0</text:p>
      <text:p text:style-name="Preformatted_20_Text">22291,05/07/2020,,Malawi,2020-05-08 02:32:32,43.0,3.0,14.0</text:p>
      <text:p text:style-name="Preformatted_20_Text">22292,05/07/2020,,Malaysia,2020-05-08 02:32:32,6467.0,107.0,4776.0</text:p>
      <text:p text:style-name="Preformatted_20_Text">22293,05/07/2020,,Maldives,2020-05-08 02:32:32,648.0,3.0,20.0</text:p>
      <text:p text:style-name="Preformatted_20_Text">22294,05/07/2020,,Mali,2020-05-08 02:32:32,650.0,32.0,271.0</text:p>
      <text:p text:style-name="Preformatted_20_Text">22295,05/07/2020,,Malta,2020-05-08 02:32:32,486.0,5.0,413.0</text:p>
      <text:p text:style-name="Preformatted_20_Text">22296,05/07/2020,,Mauritania,2020-05-08 02:32:32,8.0,1.0,6.0</text:p>
      <text:p text:style-name="Preformatted_20_Text">22297,05/07/2020,,Mauritius,2020-05-08 02:32:32,332.0,10.0,320.0</text:p>
      <text:p text:style-name="Preformatted_20_Text">22298,05/07/2020,,Mexico,2020-05-08 02:32:32,29616.0,2961.0,17781.0</text:p>
      <text:p text:style-name="Preformatted_20_Text">22299,05/07/2020,,Moldova,2020-05-08 02:32:32,4605.0,145.0,1747.0</text:p>
      <text:p text:style-name="Preformatted_20_Text">22300,05/07/2020,,Monaco,2020-05-08 02:32:32,95.0,4.0,82.0</text:p>
      <text:p text:style-name="Preformatted_20_Text">22301,05/07/2020,,Mongolia,2020-05-08 02:32:32,41.0,0.0,13.0</text:p>
      <text:p text:style-name="Preformatted_20_Text">22302,05/07/2020,,Montenegro,2020-05-08 02:32:32,324.0,8.0,265.0</text:p>
      <text:p text:style-name="Preformatted_20_Text">22303,05/07/2020,,Morocco,2020-05-08 02:32:32,5548.0,183.0,2179.0</text:p>
      <text:p text:style-name="Preformatted_20_Text">22304,05/07/2020,,Mozambique,2020-05-08 02:32:32,81.0,0.0,24.0</text:p>
      <text:p text:style-name="Preformatted_20_Text">22305,05/07/2020,,Namibia,2020-05-08 02:32:32,16.0,0.0,9.0</text:p>
      <text:p text:style-name="Preformatted_20_Text">22306,05/07/2020,,Nepal,2020-05-08 02:32:32,101.0,0.0,22.0</text:p>
      <text:p text:style-name="Preformatted_20_Text">22307,05/07/2020,,Netherlands,2020-05-08 02:32:32,41774.0,5288.0,0.0</text:p>
      <text:p text:style-name="Preformatted_20_Text">22308,05/07/2020,,New Zealand,2020-05-08 02:32:32,1490.0,21.0,1347.0</text:p>
      <text:p text:style-name="Preformatted_20_Text">22309,05/07/2020,,Nicaragua,2020-05-08 02:32:32,16.0,5.0,7.0</text:p>
      <text:p text:style-name="Preformatted_20_Text">22310,05/07/2020,,Niger,2020-05-08 02:32:32,781.0,42.0,586.0</text:p>
      <text:p text:style-name="Preformatted_20_Text">22311,05/07/2020,,Nigeria,2020-05-08 02:32:32,3526.0,107.0,601.0</text:p>
      <text:p text:style-name="Preformatted_20_Text">22312,05/07/2020,,North Macedonia,2020-05-08 02:32:32,1572.0,89.0,1079.0</text:p>
      <text:p text:style-name="Preformatted_20_Text">22313,05/07/2020,,Norway,2020-05-08 02:32:32,8034.0,217.0,32.0</text:p>
      <text:p text:style-name="Preformatted_20_Text">22314,05/07/2020,,Oman,2020-05-08 02:32:32,2958.0,15.0,980.0</text:p>
      <text:p text:style-name="Preformatted_20_Text">22315,05/07/2020,,Pakistan,2020-05-08 02:32:32,24644.0,585.0,6464.0</text:p>
      <text:p text:style-name="Preformatted_20_Text">22316,05/07/2020,,Panama,2020-05-08 02:32:32,7868.0,225.0,886.0</text:p>
      <text:p text:style-name="Preformatted_20_Text">22317,05/07/2020,,Papua New Guinea,2020-05-08 02:32:32,8.0,0.0,8.0</text:p>
      <text:p text:style-name="Preformatted_20_Text">22318,05/07/2020,,Paraguay,2020-05-08 02:32:32,462.0,10.0,148.0</text:p>
      <text:p text:style-name="Preformatted_20_Text">22319,05/07/2020,,Peru,2020-05-08 02:32:32,58526.0,1627.0,18388.0</text:p>
      <text:p text:style-name="Preformatted_20_Text">22320,05/07/2020,,Philippines,2020-05-08 02:32:32,10343.0,685.0,1618.0</text:p>
      <text:p text:style-name="Preformatted_20_Text">22321,05/07/2020,,Poland,2020-05-08 02:32:32,15047.0,755.0,4862.0</text:p>
      <text:p text:style-name="Preformatted_20_Text">22322,05/07/2020,,Portugal,2020-05-08 02:32:32,26715.0,1105.0,2258.0</text:p>
      <text:p text:style-name="Preformatted_20_Text">22323,05/07/2020,,Qatar,2020-05-08 02:32:32,18890.0,12.0,2286.0</text:p>
      <text:p text:style-name="Preformatted_20_Text">22324,05/07/2020,,Romania,2020-05-08 02:32:32,14499.0,888.0,6144.0</text:p>
      <text:p text:style-name="Preformatted_20_Text">22325,05/07/2020,,Russia,2020-05-08 02:32:32,177160.0,1625.0,23803.0</text:p>
      <text:p text:style-name="Preformatted_20_Text">22326,05/07/2020,,Rwanda,2020-05-08 02:32:32,271.0,0.0,133.0</text:p>
      <text:p text:style-name="Preformatted_20_Text">22327,05/07/2020,,Saint Kitts and Nevis,2020-05-08 02:32:32,15.0,0.0,12.0</text:p>
      <text:p text:style-name="Preformatted_20_Text">22328,05/07/2020,,Saint Lucia,2020-05-08 02:32:32,18.0,0.0,17.0</text:p>
      <text:p text:style-name="Preformatted_20_Text">22329,05/07/2020,,Saint Vincent and the Grenadines,2020-05-08 02:32:32,17.0,0.0,9.0</text:p>
      <text:p text:style-name="Preformatted_20_Text">22330,05/07/2020,,San Marino,2020-05-08 02:32:32,622.0,41.0,106.0</text:p>
      <text:p text:style-name="Preformatted_20_Text">22331,05/07/2020,,Sao Tome and Principe,2020-05-08 02:32:32,187.0,4.0,4.0</text:p>
      <text:p text:style-name="Preformatted_20_Text">22332,05/07/2020,,Saudi Arabia,2020-05-08 02:32:32,33731.0,219.0,7798.0</text:p>
      <text:p text:style-name="Preformatted_20_Text">22333,05/07/2020,,Senegal,2020-05-08 02:32:32,1492.0,13.0,562.0</text:p>
      <text:p text:style-name="Preformatted_20_Text">22334,05/07/2020,,Serbia,2020-05-08 02:32:32,9848.0,206.0,2160.0</text:p>
      <text:p text:style-name="Preformatted_20_Text">22335,05/07/2020,,Seychelles,2020-05-08 02:32:32,11.0,0.0,8.0</text:p>
      <text:p text:style-name="Preformatted_20_Text">22336,05/07/2020,,Sierra Leone,2020-05-08 02:32:32,231.0,16.0,54.0</text:p>
      <text:p text:style-name="Preformatted_20_Text">22337,05/07/2020,,Singapore,2020-05-08 02:32:32,20939.0,20.0,1712.0</text:p>
      <text:p text:style-name="Preformatted_20_Text">22338,05/07/2020,,Slovakia,2020-05-08 02:32:32,1445.0,26.0,806.0</text:p>
      <text:p text:style-name="Preformatted_20_Text">22339,05/07/2020,,Slovenia,2020-05-08 02:32:32,1449.0,99.0,247.0</text:p>
      <text:p text:style-name="Preformatted_20_Text">22340,05/07/2020,,Somalia,2020-05-08 02:32:32,928.0,44.0,106.0</text:p>
      <text:p text:style-name="Preformatted_20_Text">22341,05/07/2020,,South Africa,2020-05-08 02:32:32,8232.0,161.0,3153.0</text:p>
      <text:p text:style-name="Preformatted_20_Text">22342,05/07/2020,,South Korea,2020-05-08 02:32:32,10822.0,256.0,9484.0</text:p>
      <text:p text:style-name="Preformatted_20_Text">22343,05/07/2020,,South Sudan,2020-05-08 02:32:32,74.0,0.0,0.0</text:p>
      <text:p text:style-name="Preformatted_20_Text">22344,05/07/2020,,Spain,2020-05-08 02:32:32,221447.0,26070.0,128511.0</text:p>
      <text:p text:style-name="Preformatted_20_Text">22345,05/07/2020,,Sri Lanka,2020-05-08 02:32:32,824.0,9.0,232.0</text:p>
      <text:p text:style-name="Preformatted_20_Text">22346,05/07/2020,,Sudan,2020-05-08 02:32:32,930.0,52.0,92.0</text:p>
      <text:p text:style-name="Preformatted_20_Text">22347,05/07/2020,,Suriname,2020-05-08 02:32:32,10.0,1.0,9.0</text:p>
      <text:p text:style-name="Preformatted_20_Text"><text:soft-page-break/>22348,05/07/2020,,Sweden,2020-05-08 02:32:32,24623.0,3040.0,4971.0</text:p>
      <text:p text:style-name="Preformatted_20_Text">22349,05/07/2020,,Switzerland,2020-05-08 02:32:32,30126.0,1810.0,25900.0</text:p>
      <text:p text:style-name="Preformatted_20_Text">22350,05/07/2020,,Syria,2020-05-08 02:32:32,45.0,3.0,27.0</text:p>
      <text:p text:style-name="Preformatted_20_Text">22351,05/07/2020,,Taiwan,2020-05-08 02:32:32,440.0,6.0,347.0</text:p>
      <text:p text:style-name="Preformatted_20_Text">22352,05/07/2020,,Tajikistan,2020-05-08 02:32:32,461.0,12.0,0.0</text:p>
      <text:p text:style-name="Preformatted_20_Text">22353,05/07/2020,,Tanzania,2020-05-08 02:32:32,480.0,16.0,167.0</text:p>
      <text:p text:style-name="Preformatted_20_Text">22354,05/07/2020,,Thailand,2020-05-08 02:32:32,2992.0,55.0,2772.0</text:p>
      <text:p text:style-name="Preformatted_20_Text">22355,05/07/2020,,Timor-Leste,2020-05-08 02:32:32,24.0,0.0,21.0</text:p>
      <text:p text:style-name="Preformatted_20_Text">22356,05/07/2020,,Togo,2020-05-08 02:32:32,135.0,9.0,85.0</text:p>
      <text:p text:style-name="Preformatted_20_Text">22357,05/07/2020,,Trinidad and Tobago,2020-05-08 02:32:32,116.0,8.0,103.0</text:p>
      <text:p text:style-name="Preformatted_20_Text">22358,05/07/2020,,Tunisia,2020-05-08 02:32:32,1026.0,44.0,600.0</text:p>
      <text:p text:style-name="Preformatted_20_Text">22359,05/07/2020,,Turkey,2020-05-08 02:32:32,133721.0,3641.0,82984.0</text:p>
      <text:p text:style-name="Preformatted_20_Text">22360,05/07/2020,,UK,2020-05-08 02:32:32,206715.0,30615.0,0.0</text:p>
      <text:p text:style-name="Preformatted_20_Text">22361,05/07/2020,,Uganda,2020-05-08 02:32:32,101.0,0.0,55.0</text:p>
      <text:p text:style-name="Preformatted_20_Text">22362,05/07/2020,,Ukraine,2020-05-08 02:32:32,13691.0,340.0,2396.0</text:p>
      <text:p text:style-name="Preformatted_20_Text">22363,05/07/2020,,United Arab Emirates,2020-05-08 02:32:32,16240.0,165.0,3572.0</text:p>
      <text:p text:style-name="Preformatted_20_Text">22364,05/07/2020,,Uruguay,2020-05-08 02:32:32,684.0,17.0,492.0</text:p>
      <text:p text:style-name="Preformatted_20_Text">22365,05/07/2020,,Uzbekistan,2020-05-08 02:32:32,2298.0,10.0,1656.0</text:p>
      <text:p text:style-name="Preformatted_20_Text">22366,05/07/2020,,Venezuela,2020-05-08 02:32:32,381.0,10.0,185.0</text:p>
      <text:p text:style-name="Preformatted_20_Text">22367,05/07/2020,,Vietnam,2020-05-08 02:32:32,288.0,0.0,233.0</text:p>
      <text:p text:style-name="Preformatted_20_Text">22368,05/07/2020,,West Bank and Gaza,2020-05-08 02:32:32,375.0,2.0,176.0</text:p>
      <text:p text:style-name="Preformatted_20_Text">22369,05/07/2020,,Western Sahara,2020-05-08 02:32:32,6.0,0.0,5.0</text:p>
      <text:p text:style-name="Preformatted_20_Text">22370,05/07/2020,,Yemen,2020-05-08 02:32:32,25.0,5.0,1.0</text:p>
      <text:p text:style-name="Preformatted_20_Text">22371,05/07/2020,,Zambia,2020-05-08 02:32:32,153.0,4.0,103.0</text:p>
      <text:p text:style-name="Preformatted_20_Text">22372,05/07/2020,,Zimbabwe,2020-05-08 02:32:32,34.0,4.0,5.0</text:p>
      <text:p text:style-name="Preformatted_20_Text">22373,05/07/2020,Alabama,US,2020-05-08 02:32:32,9046.0,369.0,0.0</text:p>
      <text:p text:style-name="Preformatted_20_Text">22374,05/07/2020,Alaska,US,2020-05-08 02:32:32,374.0,10.0,0.0</text:p>
      <text:p text:style-name="Preformatted_20_Text">22375,05/07/2020,Alberta,Canada,2020-05-08 02:32:32,6017.0,114.0,0.0</text:p>
      <text:p text:style-name="Preformatted_20_Text">22376,05/07/2020,Anguilla,UK,2020-05-08 02:32:32,3.0,0.0,3.0</text:p>
      <text:p text:style-name="Preformatted_20_Text">22377,05/07/2020,Anhui,Mainland China,2020-05-08 02:32:32,991.0,6.0,985.0</text:p>
      <text:p text:style-name="Preformatted_20_Text">22378,05/07/2020,Arizona,US,2020-05-08 02:32:32,9945.0,450.0,0.0</text:p>
      <text:p text:style-name="Preformatted_20_Text">22379,05/07/2020,Arkansas,US,2020-05-08 02:32:32,3703.0,87.0,0.0</text:p>
      <text:p text:style-name="Preformatted_20_Text">22380,05/07/2020,Aruba,Netherlands,2020-05-08 02:32:32,101.0,3.0,89.0</text:p>
      <text:p text:style-name="Preformatted_20_Text">22381,05/07/2020,Australian Capital Territory,Australia,2020-05-08 02:32:32,107.0,3.0,103.0</text:p>
      <text:p text:style-name="Preformatted_20_Text">22382,05/07/2020,Beijing,Mainland China,2020-05-08 02:32:32,593.0,9.0,560.0</text:p>
      <text:p text:style-name="Preformatted_20_Text">22383,05/07/2020,Bermuda,UK,2020-05-08 02:32:32,118.0,7.0,61.0</text:p>
      <text:p text:style-name="Preformatted_20_Text">22384,05/07/2020,"Bonaire, Sint Eustatius and Saba",Netherlands,2020-05-08 02:32:32,6.0,0.0,0.0</text:p>
      <text:p text:style-name="Preformatted_20_Text">22385,05/07/2020,British Columbia,Canada,2020-05-08 02:32:32,2288.0,126.0,0.0</text:p>
      <text:p text:style-name="Preformatted_20_Text">22386,05/07/2020,British Virgin Islands,UK,2020-05-08 02:32:32,7.0,1.0,3.0</text:p>
      <text:p text:style-name="Preformatted_20_Text">22387,05/07/2020,California,US,2020-05-08 02:32:32,62148.0,2535.0,0.0</text:p>
      <text:p text:style-name="Preformatted_20_Text">22388,05/07/2020,Cayman Islands,UK,2020-05-08 02:32:32,80.0,1.0,35.0</text:p>
      <text:p text:style-name="Preformatted_20_Text">22389,05/07/2020,Channel Islands,UK,2020-05-08 02:32:32,545.0,40.0,430.0</text:p>
      <text:p text:style-name="Preformatted_20_Text">22390,05/07/2020,Chongqing,Mainland China,2020-05-08 02:32:32,579.0,6.0,573.0</text:p>
      <text:p text:style-name="Preformatted_20_Text">22391,05/07/2020,Colorado,US,2020-05-08 02:32:32,18370.0,944.0,0.0</text:p>
      <text:p text:style-name="Preformatted_20_Text">22392,05/07/2020,Connecticut,US,2020-05-08 02:32:32,31784.0,2797.0,0.0</text:p>
      <text:p text:style-name="Preformatted_20_Text">22393,05/07/2020,Curacao,Netherlands,2020-05-08 02:32:32,16.0,1.0,14.0</text:p>
      <text:p text:style-name="Preformatted_20_Text">22394,05/07/2020,Delaware,US,2020-05-08 02:32:32,5939.0,202.0,0.0</text:p>
      <text:p text:style-name="Preformatted_20_Text">22395,05/07/2020,Diamond Princess cruise ship,Canada,2020-05-08 02:32:32,1.0,1.0,0.0</text:p>
      <text:p text:style-name="Preformatted_20_Text">22396,05/07/2020,Diamond Princess cruise ship,US,2020-05-08 02:32:32,49.0,0.0,0.0</text:p>
      <text:p text:style-name="Preformatted_20_Text">22397,05/07/2020,District of Columbia,US,2020-05-08 02:32:32,5654.0,285.0,0.0</text:p>
      <text:p text:style-name="Preformatted_20_Text">22398,05/07/2020,Falkland Islands (Malvinas),UK,2020-05-08 02:32:32,13.0,0.0,13.0</text:p>
      <text:p text:style-name="Preformatted_20_Text">22399,05/07/2020,Faroe Islands,Denmark,2020-05-08 02:32:32,187.0,0.0,185.0</text:p>
      <text:p text:style-name="Preformatted_20_Text">22400,05/07/2020,Florida,US,2020-05-08 02:32:32,38828.0,1600.0,0.0</text:p>
      <text:p text:style-name="Preformatted_20_Text">22401,05/07/2020,French Guiana,France,2020-05-08 02:32:32,138.0,1.0,112.0</text:p>
      <text:p text:style-name="Preformatted_20_Text">22402,05/07/2020,French Polynesia,France,2020-05-08 02:32:32,60.0,0.0,56.0</text:p>
      <text:p text:style-name="Preformatted_20_Text">22403,05/07/2020,Fujian,Mainland China,2020-05-08 02:32:32,356.0,1.0,354.0</text:p>
      <text:p text:style-name="Preformatted_20_Text">22404,05/07/2020,Gansu,Mainland China,2020-05-08 02:32:32,139.0,2.0,137.0</text:p>
      <text:p text:style-name="Preformatted_20_Text">22405,05/07/2020,Georgia,US,2020-05-08 02:32:32,31618.0,1355.0,0.0</text:p>
      <text:p text:style-name="Preformatted_20_Text">22406,05/07/2020,Gibraltar,UK,2020-05-08 02:32:32,144.0,0.0,141.0</text:p>
      <text:p text:style-name="Preformatted_20_Text"><text:soft-page-break/>22407,05/07/2020,Grand Princess,Canada,2020-05-08 02:32:32,13.0,0.0,0.0</text:p>
      <text:p text:style-name="Preformatted_20_Text">22408,05/07/2020,Grand Princess,US,2020-05-08 02:32:32,103.0,3.0,0.0</text:p>
      <text:p text:style-name="Preformatted_20_Text">22409,05/07/2020,Greenland,Denmark,2020-05-08 02:32:32,11.0,0.0,11.0</text:p>
      <text:p text:style-name="Preformatted_20_Text">22410,05/07/2020,Guadeloupe,France,2020-05-08 02:32:32,153.0,13.0,104.0</text:p>
      <text:p text:style-name="Preformatted_20_Text">22411,05/07/2020,Guam,US,2020-05-08 02:32:32,149.0,5.0,0.0</text:p>
      <text:p text:style-name="Preformatted_20_Text">22412,05/07/2020,Guangdong,Mainland China,2020-05-08 02:32:32,1589.0,8.0,1575.0</text:p>
      <text:p text:style-name="Preformatted_20_Text">22413,05/07/2020,Guangxi,Mainland China,2020-05-08 02:32:32,254.0,2.0,252.0</text:p>
      <text:p text:style-name="Preformatted_20_Text">22414,05/07/2020,Guizhou,Mainland China,2020-05-08 02:32:32,147.0,2.0,145.0</text:p>
      <text:p text:style-name="Preformatted_20_Text">22415,05/07/2020,Hainan,Mainland China,2020-05-08 02:32:32,168.0,6.0,162.0</text:p>
      <text:p text:style-name="Preformatted_20_Text">22416,05/07/2020,Hawaii,US,2020-05-08 02:32:32,629.0,17.0,0.0</text:p>
      <text:p text:style-name="Preformatted_20_Text">22417,05/07/2020,Hebei,Mainland China,2020-05-08 02:32:32,328.0,6.0,320.0</text:p>
      <text:p text:style-name="Preformatted_20_Text">22418,05/07/2020,Heilongjiang,Mainland China,2020-05-08 02:32:32,944.0,13.0,815.0</text:p>
      <text:p text:style-name="Preformatted_20_Text">22419,05/07/2020,Henan,Mainland China,2020-05-08 02:32:32,1276.0,22.0,1254.0</text:p>
      <text:p text:style-name="Preformatted_20_Text">22420,05/07/2020,Hong Kong,Hong Kong,2020-05-08 02:32:32,1044.0,4.0,944.0</text:p>
      <text:p text:style-name="Preformatted_20_Text">22421,05/07/2020,Hubei,Mainland China,2020-05-08 02:32:32,68128.0,4512.0,63616.0</text:p>
      <text:p text:style-name="Preformatted_20_Text">22422,05/07/2020,Hunan,Mainland China,2020-05-08 02:32:32,1019.0,4.0,1015.0</text:p>
      <text:p text:style-name="Preformatted_20_Text">22423,05/07/2020,Idaho,US,2020-05-08 02:32:32,2178.0,67.0,0.0</text:p>
      <text:p text:style-name="Preformatted_20_Text">22424,05/07/2020,Illinois,US,2020-05-08 02:32:32,70871.0,3111.0,0.0</text:p>
      <text:p text:style-name="Preformatted_20_Text">22425,05/07/2020,Indiana,US,2020-05-08 02:32:32,22503.0,1414.0,0.0</text:p>
      <text:p text:style-name="Preformatted_20_Text">22426,05/07/2020,Inner Mongolia,Mainland China,2020-05-08 02:32:32,201.0,1.0,172.0</text:p>
      <text:p text:style-name="Preformatted_20_Text">22427,05/07/2020,Iowa,US,2020-05-08 02:32:32,11059.0,231.0,0.0</text:p>
      <text:p text:style-name="Preformatted_20_Text">22428,05/07/2020,Isle of Man,UK,2020-05-08 02:32:32,329.0,23.0,271.0</text:p>
      <text:p text:style-name="Preformatted_20_Text">22429,05/07/2020,Jiangsu,Mainland China,2020-05-08 02:32:32,653.0,0.0,652.0</text:p>
      <text:p text:style-name="Preformatted_20_Text">22430,05/07/2020,Jiangxi,Mainland China,2020-05-08 02:32:32,937.0,1.0,936.0</text:p>
      <text:p text:style-name="Preformatted_20_Text">22431,05/07/2020,Jilin,Mainland China,2020-05-08 02:32:32,113.0,1.0,104.0</text:p>
      <text:p text:style-name="Preformatted_20_Text">22432,05/07/2020,Kansas,US,2020-05-08 02:32:32,6332.0,165.0,0.0</text:p>
      <text:p text:style-name="Preformatted_20_Text">22433,05/07/2020,Kentucky,US,2020-05-08 02:32:32,6129.0,294.0,0.0</text:p>
      <text:p text:style-name="Preformatted_20_Text">22434,05/07/2020,Liaoning,Mainland China,2020-05-08 02:32:32,146.0,2.0,144.0</text:p>
      <text:p text:style-name="Preformatted_20_Text">22435,05/07/2020,Louisiana,US,2020-05-08 02:32:32,30652.0,2208.0,0.0</text:p>
      <text:p text:style-name="Preformatted_20_Text">22436,05/07/2020,Macau,Macau,2020-05-08 02:32:32,45.0,0.0,40.0</text:p>
      <text:p text:style-name="Preformatted_20_Text">22437,05/07/2020,Maine,US,2020-05-08 02:32:32,1330.0,62.0,0.0</text:p>
      <text:p text:style-name="Preformatted_20_Text">22438,05/07/2020,Manitoba,Canada,2020-05-08 02:32:32,283.0,7.0,0.0</text:p>
      <text:p text:style-name="Preformatted_20_Text">22439,05/07/2020,Martinique,France,2020-05-08 02:32:32,183.0,14.0,83.0</text:p>
      <text:p text:style-name="Preformatted_20_Text">22440,05/07/2020,Maryland,US,2020-05-08 02:32:32,29374.0,1503.0,0.0</text:p>
      <text:p text:style-name="Preformatted_20_Text">22441,05/07/2020,Massachusetts,US,2020-05-08 02:32:32,73721.0,4552.0,0.0</text:p>
      <text:p text:style-name="Preformatted_20_Text">22442,05/07/2020,Mayotte,France,2020-05-08 02:32:32,854.0,10.0,352.0</text:p>
      <text:p text:style-name="Preformatted_20_Text">22443,05/07/2020,Michigan,US,2020-05-08 02:32:32,45745.0,4345.0,0.0</text:p>
      <text:p text:style-name="Preformatted_20_Text">22444,05/07/2020,Minnesota,US,2020-05-08 02:32:32,9365.0,508.0,0.0</text:p>
      <text:p text:style-name="Preformatted_20_Text">22445,05/07/2020,Mississippi,US,2020-05-08 02:32:32,8686.0,396.0,0.0</text:p>
      <text:p text:style-name="Preformatted_20_Text">22446,05/07/2020,Missouri,US,2020-05-08 02:32:32,9581.0,449.0,0.0</text:p>
      <text:p text:style-name="Preformatted_20_Text">22447,05/07/2020,Montana,US,2020-05-08 02:32:32,456.0,16.0,0.0</text:p>
      <text:p text:style-name="Preformatted_20_Text">22448,05/07/2020,Montserrat,UK,2020-05-08 02:32:32,11.0,1.0,7.0</text:p>
      <text:p text:style-name="Preformatted_20_Text">22449,05/07/2020,Nebraska,US,2020-05-08 02:32:32,7334.0,91.0,0.0</text:p>
      <text:p text:style-name="Preformatted_20_Text">22450,05/07/2020,Nevada,US,2020-05-08 02:32:32,5855.0,297.0,0.0</text:p>
      <text:p text:style-name="Preformatted_20_Text">22451,05/07/2020,New Brunswick,Canada,2020-05-08 02:32:32,120.0,0.0,0.0</text:p>
      <text:p text:style-name="Preformatted_20_Text">22452,05/07/2020,New Caledonia,France,2020-05-08 02:32:32,18.0,0.0,18.0</text:p>
      <text:p text:style-name="Preformatted_20_Text">22453,05/07/2020,New Hampshire,US,2020-05-08 02:32:32,2843.0,114.0,0.0</text:p>
      <text:p text:style-name="Preformatted_20_Text">22454,05/07/2020,New Jersey,US,2020-05-08 02:32:32,133991.0,8807.0,0.0</text:p>
      <text:p text:style-name="Preformatted_20_Text">22455,05/07/2020,New Mexico,US,2020-05-08 02:32:32,4493.0,172.0,0.0</text:p>
      <text:p text:style-name="Preformatted_20_Text">22456,05/07/2020,New South Wales,Australia,2020-05-08 02:32:32,3047.0,44.0,2486.0</text:p>
      <text:p text:style-name="Preformatted_20_Text">22457,05/07/2020,New York,US,2020-05-08 02:32:32,327469.0,26144.0,0.0</text:p>
      <text:p text:style-name="Preformatted_20_Text">22458,05/07/2020,Newfoundland and Labrador,Canada,2020-05-08 02:32:32,261.0,3.0,0.0</text:p>
      <text:p text:style-name="Preformatted_20_Text">22459,05/07/2020,Ningxia,Mainland China,2020-05-08 02:32:32,75.0,0.0,75.0</text:p>
      <text:p text:style-name="Preformatted_20_Text">22460,05/07/2020,North Carolina,US,2020-05-08 02:32:32,13540.0,513.0,0.0</text:p>
      <text:p text:style-name="Preformatted_20_Text">22461,05/07/2020,North Dakota,US,2020-05-08 02:32:32,1371.0,31.0,0.0</text:p>
      <text:p text:style-name="Preformatted_20_Text">22462,05/07/2020,Northern Mariana Islands,US,2020-05-08 02:32:32,15.0,2.0,0.0</text:p>
      <text:p text:style-name="Preformatted_20_Text">22463,05/07/2020,Northern Territory,Australia,2020-05-08 02:32:32,29.0,0.0,27.0</text:p>
      <text:p text:style-name="Preformatted_20_Text">22464,05/07/2020,Northwest Territories,Canada,2020-05-08 02:32:32,5.0,0.0,0.0</text:p>
      <text:p text:style-name="Preformatted_20_Text">22465,05/07/2020,Nova Scotia,Canada,2020-05-08 02:32:32,1007.0,44.0,0.0</text:p>
      <text:p text:style-name="Preformatted_20_Text">22466,05/07/2020,Ohio,US,2020-05-08 02:32:32,22131.0,1271.0,0.0</text:p>
      <text:p text:style-name="Preformatted_20_Text"><text:soft-page-break/>22467,05/07/2020,Oklahoma,US,2020-05-08 02:32:32,4330.0,260.0,0.0</text:p>
      <text:p text:style-name="Preformatted_20_Text">22468,05/07/2020,Ontario,Canada,2020-05-08 02:32:32,20388.0,1607.0,0.0</text:p>
      <text:p text:style-name="Preformatted_20_Text">22469,05/07/2020,Oregon,US,2020-05-08 02:32:32,2989.0,121.0,0.0</text:p>
      <text:p text:style-name="Preformatted_20_Text">22470,05/07/2020,Pennsylvania,US,2020-05-08 02:32:32,55956.0,3589.0,0.0</text:p>
      <text:p text:style-name="Preformatted_20_Text">22471,05/07/2020,Prince Edward Island,Canada,2020-05-08 02:32:32,27.0,0.0,0.0</text:p>
      <text:p text:style-name="Preformatted_20_Text">22472,05/07/2020,Puerto Rico,US,2020-05-08 02:32:32,2031.0,102.0,0.0</text:p>
      <text:p text:style-name="Preformatted_20_Text">22473,05/07/2020,Qinghai,Mainland China,2020-05-08 02:32:32,18.0,0.0,18.0</text:p>
      <text:p text:style-name="Preformatted_20_Text">22474,05/07/2020,Quebec,Canada,2020-05-08 02:32:32,35249.0,2632.0,0.0</text:p>
      <text:p text:style-name="Preformatted_20_Text">22475,05/07/2020,Queensland,Australia,2020-05-08 02:32:32,1045.0,6.0,994.0</text:p>
      <text:p text:style-name="Preformatted_20_Text">22476,05/07/2020,Recovered,Canada,2020-05-08 02:32:32,0.0,0.0,29260.0</text:p>
      <text:p text:style-name="Preformatted_20_Text">22477,05/07/2020,Recovered,US,2020-05-08 02:32:32,0.0,0.0,195036.0</text:p>
      <text:p text:style-name="Preformatted_20_Text">22478,05/07/2020,Reunion,France,2020-05-08 02:32:32,427.0,0.0,354.0</text:p>
      <text:p text:style-name="Preformatted_20_Text">22479,05/07/2020,Rhode Island,US,2020-05-08 02:32:32,10530.0,388.0,0.0</text:p>
      <text:p text:style-name="Preformatted_20_Text">22480,05/07/2020,Saint Barthelemy,France,2020-05-08 02:32:32,6.0,0.0,6.0</text:p>
      <text:p text:style-name="Preformatted_20_Text">22481,05/07/2020,Saint Pierre and Miquelon,France,2020-05-08 02:32:32,1.0,0.0,0.0</text:p>
      <text:p text:style-name="Preformatted_20_Text">22482,05/07/2020,Saskatchewan,Canada,2020-05-08 02:32:32,531.0,7.0,0.0</text:p>
      <text:p text:style-name="Preformatted_20_Text">22483,05/07/2020,Shaanxi,Mainland China,2020-05-08 02:32:32,308.0,3.0,268.0</text:p>
      <text:p text:style-name="Preformatted_20_Text">22484,05/07/2020,Shandong,Mainland China,2020-05-08 02:32:32,788.0,7.0,776.0</text:p>
      <text:p text:style-name="Preformatted_20_Text">22485,05/07/2020,Shanghai,Mainland China,2020-05-08 02:32:32,657.0,7.0,623.0</text:p>
      <text:p text:style-name="Preformatted_20_Text">22486,05/07/2020,Shanxi,Mainland China,2020-05-08 02:32:32,198.0,0.0,195.0</text:p>
      <text:p text:style-name="Preformatted_20_Text">22487,05/07/2020,Sichuan,Mainland China,2020-05-08 02:32:32,561.0,3.0,558.0</text:p>
      <text:p text:style-name="Preformatted_20_Text">22488,05/07/2020,Sint Maarten,Netherlands,2020-05-08 02:32:32,76.0,14.0,44.0</text:p>
      <text:p text:style-name="Preformatted_20_Text">22489,05/07/2020,South Australia,Australia,2020-05-08 02:32:32,439.0,4.0,433.0</text:p>
      <text:p text:style-name="Preformatted_20_Text">22490,05/07/2020,South Carolina,US,2020-05-08 02:32:32,7142.0,316.0,0.0</text:p>
      <text:p text:style-name="Preformatted_20_Text">22491,05/07/2020,South Dakota,US,2020-05-08 02:32:32,2906.0,31.0,0.0</text:p>
      <text:p text:style-name="Preformatted_20_Text">22492,05/07/2020,St Martin,France,2020-05-08 02:32:32,38.0,3.0,30.0</text:p>
      <text:p text:style-name="Preformatted_20_Text">22493,05/07/2020,Tasmania,Australia,2020-05-08 02:32:32,227.0,13.0,174.0</text:p>
      <text:p text:style-name="Preformatted_20_Text">22494,05/07/2020,Tennessee,US,2020-05-08 02:32:32,14096.0,238.0,0.0</text:p>
      <text:p text:style-name="Preformatted_20_Text">22495,05/07/2020,Texas,US,2020-05-08 02:32:32,36036.0,985.0,0.0</text:p>
      <text:p text:style-name="Preformatted_20_Text">22496,05/07/2020,Tianjin,Mainland China,2020-05-08 02:32:32,190.0,3.0,186.0</text:p>
      <text:p text:style-name="Preformatted_20_Text">22497,05/07/2020,Tibet,Mainland China,2020-05-08 02:32:32,1.0,0.0,1.0</text:p>
      <text:p text:style-name="Preformatted_20_Text">22498,05/07/2020,Turks and Caicos Islands,UK,2020-05-08 02:32:32,12.0,1.0,6.0</text:p>
      <text:p text:style-name="Preformatted_20_Text">22499,05/07/2020,Utah,US,2020-05-08 02:32:32,5724.0,61.0,0.0</text:p>
      <text:p text:style-name="Preformatted_20_Text">22500,05/07/2020,Vermont,US,2020-05-08 02:32:32,916.0,53.0,0.0</text:p>
      <text:p text:style-name="Preformatted_20_Text">22501,05/07/2020,Victoria,Australia,2020-05-08 02:32:32,1467.0,18.0,1327.0</text:p>
      <text:p text:style-name="Preformatted_20_Text">22502,05/07/2020,Virgin Islands,US,2020-05-08 02:32:32,66.0,4.0,0.0</text:p>
      <text:p text:style-name="Preformatted_20_Text">22503,05/07/2020,Virginia,US,2020-05-08 02:32:32,21570.0,769.0,0.0</text:p>
      <text:p text:style-name="Preformatted_20_Text">22504,05/07/2020,Washington,US,2020-05-08 02:32:32,16231.0,891.0,0.0</text:p>
      <text:p text:style-name="Preformatted_20_Text">22505,05/07/2020,West Virginia,US,2020-05-08 02:32:32,1287.0,51.0,0.0</text:p>
      <text:p text:style-name="Preformatted_20_Text">22506,05/07/2020,Western Australia,Australia,2020-05-08 02:32:32,552.0,9.0,534.0</text:p>
      <text:p text:style-name="Preformatted_20_Text">22507,05/07/2020,Wisconsin,US,2020-05-08 02:32:32,9215.0,374.0,0.0</text:p>
      <text:p text:style-name="Preformatted_20_Text">22508,05/07/2020,Wyoming,US,2020-05-08 02:32:32,635.0,7.0,0.0</text:p>
      <text:p text:style-name="Preformatted_20_Text">22509,05/07/2020,Xinjiang,Mainland China,2020-05-08 02:32:32,76.0,3.0,73.0</text:p>
      <text:p text:style-name="Preformatted_20_Text">22510,05/07/2020,Yukon,Canada,2020-05-08 02:32:32,11.0,0.0,0.0</text:p>
      <text:p text:style-name="Preformatted_20_Text">22511,05/07/2020,Yunnan,Mainland China,2020-05-08 02:32:32,185.0,2.0,182.0</text:p>
      <text:p text:style-name="Preformatted_20_Text">22512,05/07/2020,Zhejiang,Mainland China,2020-05-08 02:32:32,1268.0,1.0,1267.0</text:p>
      <text:p text:style-name="Preformatted_20_Text">22513,05/08/2020,,Afghanistan,2020-05-09 02:32:35,3778.0,109.0,472.0</text:p>
      <text:p text:style-name="Preformatted_20_Text">22514,05/08/2020,,Albania,2020-05-09 02:32:35,850.0,31.0,620.0</text:p>
      <text:p text:style-name="Preformatted_20_Text">22515,05/08/2020,,Algeria,2020-05-09 02:32:35,5369.0,488.0,2467.0</text:p>
      <text:p text:style-name="Preformatted_20_Text">22516,05/08/2020,,Andorra,2020-05-09 02:32:35,752.0,47.0,537.0</text:p>
      <text:p text:style-name="Preformatted_20_Text">22517,05/08/2020,,Angola,2020-05-09 02:32:35,43.0,2.0,11.0</text:p>
      <text:p text:style-name="Preformatted_20_Text">22518,05/08/2020,,Antigua and Barbuda,2020-05-09 02:32:35,25.0,3.0,16.0</text:p>
      <text:p text:style-name="Preformatted_20_Text">22519,05/08/2020,,Argentina,2020-05-09 02:32:35,5611.0,293.0,1659.0</text:p>
      <text:p text:style-name="Preformatted_20_Text">22520,05/08/2020,,Armenia,2020-05-09 02:32:35,3029.0,43.0,1218.0</text:p>
      <text:p text:style-name="Preformatted_20_Text">22521,05/08/2020,,Austria,2020-05-09 02:32:35,15774.0,614.0,13836.0</text:p>
      <text:p text:style-name="Preformatted_20_Text">22522,05/08/2020,,Azerbaijan,2020-05-09 02:32:35,2279.0,28.0,1576.0</text:p>
      <text:p text:style-name="Preformatted_20_Text">22523,05/08/2020,,Bahamas,2020-05-09 02:32:35,92.0,11.0,31.0</text:p>
      <text:p text:style-name="Preformatted_20_Text">22524,05/08/2020,,Bahrain,2020-05-09 02:32:35,4444.0,8.0,2028.0</text:p>
      <text:p text:style-name="Preformatted_20_Text">22525,05/08/2020,,Bangladesh,2020-05-09 02:32:35,13134.0,206.0,2101.0</text:p>
      <text:p text:style-name="Preformatted_20_Text">22526,05/08/2020,,Barbados,2020-05-09 02:32:35,83.0,7.0,53.0</text:p>
      <text:p text:style-name="Preformatted_20_Text">22527,05/08/2020,,Belarus,2020-05-09 02:32:35,21101.0,121.0,5484.0</text:p>
      <text:p text:style-name="Preformatted_20_Text">22528,05/08/2020,,Belgium,2020-05-09 02:32:35,52011.0,8521.0,13201.0</text:p>
      <text:p text:style-name="Preformatted_20_Text">22529,05/08/2020,,Belize,2020-05-09 02:32:35,18.0,2.0,16.0</text:p>
      <text:p text:style-name="Preformatted_20_Text"><text:soft-page-break/>22530,05/08/2020,,Benin,2020-05-09 02:32:35,242.0,2.0,62.0</text:p>
      <text:p text:style-name="Preformatted_20_Text">22531,05/08/2020,,Bhutan,2020-05-09 02:32:35,7.0,0.0,5.0</text:p>
      <text:p text:style-name="Preformatted_20_Text">22532,05/08/2020,,Bolivia,2020-05-09 02:32:35,2266.0,106.0,237.0</text:p>
      <text:p text:style-name="Preformatted_20_Text">22533,05/08/2020,,Bosnia and Herzegovina,2020-05-09 02:32:35,2070.0,98.0,960.0</text:p>
      <text:p text:style-name="Preformatted_20_Text">22534,05/08/2020,,Botswana,2020-05-09 02:32:35,23.0,1.0,9.0</text:p>
      <text:p text:style-name="Preformatted_20_Text">22535,05/08/2020,,Brazil,2020-05-09 02:32:35,146894.0,10017.0,59297.0</text:p>
      <text:p text:style-name="Preformatted_20_Text">22536,05/08/2020,,Brunei,2020-05-09 02:32:35,141.0,1.0,132.0</text:p>
      <text:p text:style-name="Preformatted_20_Text">22537,05/08/2020,,Bulgaria,2020-05-09 02:32:35,1872.0,86.0,401.0</text:p>
      <text:p text:style-name="Preformatted_20_Text">22538,05/08/2020,,Burkina Faso,2020-05-09 02:32:35,744.0,48.0,566.0</text:p>
      <text:p text:style-name="Preformatted_20_Text">22539,05/08/2020,,Burma,2020-05-09 02:32:35,177.0,6.0,67.0</text:p>
      <text:p text:style-name="Preformatted_20_Text">22540,05/08/2020,,Burundi,2020-05-09 02:32:35,15.0,1.0,7.0</text:p>
      <text:p text:style-name="Preformatted_20_Text">22541,05/08/2020,,Cabo Verde,2020-05-09 02:32:35,230.0,2.0,44.0</text:p>
      <text:p text:style-name="Preformatted_20_Text">22542,05/08/2020,,Cambodia,2020-05-09 02:32:35,122.0,0.0,120.0</text:p>
      <text:p text:style-name="Preformatted_20_Text">22543,05/08/2020,,Cameroon,2020-05-09 02:32:35,2267.0,108.0,1002.0</text:p>
      <text:p text:style-name="Preformatted_20_Text">22544,05/08/2020,,Central African Republic,2020-05-09 02:32:35,143.0,0.0,10.0</text:p>
      <text:p text:style-name="Preformatted_20_Text">22545,05/08/2020,,Chad,2020-05-09 02:32:35,260.0,28.0,50.0</text:p>
      <text:p text:style-name="Preformatted_20_Text">22546,05/08/2020,,Chile,2020-05-09 02:32:35,25972.0,294.0,12160.0</text:p>
      <text:p text:style-name="Preformatted_20_Text">22547,05/08/2020,,Colombia,2020-05-09 02:32:35,10051.0,428.0,2424.0</text:p>
      <text:p text:style-name="Preformatted_20_Text">22548,05/08/2020,,Comoros,2020-05-09 02:32:35,8.0,1.0,0.0</text:p>
      <text:p text:style-name="Preformatted_20_Text">22549,05/08/2020,,Congo (Brazzaville),2020-05-09 02:32:35,274.0,10.0,33.0</text:p>
      <text:p text:style-name="Preformatted_20_Text">22550,05/08/2020,,Congo (Kinshasa),2020-05-09 02:32:35,937.0,39.0,130.0</text:p>
      <text:p text:style-name="Preformatted_20_Text">22551,05/08/2020,,Costa Rica,2020-05-09 02:32:35,773.0,6.0,461.0</text:p>
      <text:p text:style-name="Preformatted_20_Text">22552,05/08/2020,,Croatia,2020-05-09 02:32:35,2161.0,86.0,1689.0</text:p>
      <text:p text:style-name="Preformatted_20_Text">22553,05/08/2020,,Cuba,2020-05-09 02:32:35,1741.0,74.0,1078.0</text:p>
      <text:p text:style-name="Preformatted_20_Text">22554,05/08/2020,,Cyprus,2020-05-09 02:32:35,891.0,15.0,400.0</text:p>
      <text:p text:style-name="Preformatted_20_Text">22555,05/08/2020,,Czech Republic,2020-05-09 02:32:35,8077.0,273.0,4413.0</text:p>
      <text:p text:style-name="Preformatted_20_Text">22556,05/08/2020,,Denmark,2020-05-09 02:32:35,10218.0,522.0,7927.0</text:p>
      <text:p text:style-name="Preformatted_20_Text">22557,05/08/2020,,Diamond Princess,2020-05-09 02:32:35,712.0,13.0,645.0</text:p>
      <text:p text:style-name="Preformatted_20_Text">22558,05/08/2020,,Djibouti,2020-05-09 02:32:35,1135.0,3.0,824.0</text:p>
      <text:p text:style-name="Preformatted_20_Text">22559,05/08/2020,,Dominica,2020-05-09 02:32:35,16.0,0.0,14.0</text:p>
      <text:p text:style-name="Preformatted_20_Text">22560,05/08/2020,,Dominican Republic,2020-05-09 02:32:35,9376.0,380.0,2286.0</text:p>
      <text:p text:style-name="Preformatted_20_Text">22561,05/08/2020,,Ecuador,2020-05-09 02:32:35,28818.0,1704.0,3433.0</text:p>
      <text:p text:style-name="Preformatted_20_Text">22562,05/08/2020,,Egypt,2020-05-09 02:32:35,8476.0,503.0,1945.0</text:p>
      <text:p text:style-name="Preformatted_20_Text">22563,05/08/2020,,El Salvador,2020-05-09 02:32:35,742.0,16.0,257.0</text:p>
      <text:p text:style-name="Preformatted_20_Text">22564,05/08/2020,,Equatorial Guinea,2020-05-09 02:32:35,439.0,4.0,13.0</text:p>
      <text:p text:style-name="Preformatted_20_Text">22565,05/08/2020,,Eritrea,2020-05-09 02:32:35,39.0,0.0,37.0</text:p>
      <text:p text:style-name="Preformatted_20_Text">22566,05/08/2020,,Estonia,2020-05-09 02:32:35,1725.0,56.0,704.0</text:p>
      <text:p text:style-name="Preformatted_20_Text">22567,05/08/2020,,Eswatini,2020-05-09 02:32:35,159.0,2.0,12.0</text:p>
      <text:p text:style-name="Preformatted_20_Text">22568,05/08/2020,,Ethiopia,2020-05-09 02:32:35,194.0,4.0,95.0</text:p>
      <text:p text:style-name="Preformatted_20_Text">22569,05/08/2020,,Fiji,2020-05-09 02:32:35,18.0,0.0,14.0</text:p>
      <text:p text:style-name="Preformatted_20_Text">22570,05/08/2020,,Finland,2020-05-09 02:32:35,5738.0,260.0,4000.0</text:p>
      <text:p text:style-name="Preformatted_20_Text">22571,05/08/2020,,France,2020-05-09 02:32:35,174318.0,26192.0,54770.0</text:p>
      <text:p text:style-name="Preformatted_20_Text">22572,05/08/2020,,Gabon,2020-05-09 02:32:35,620.0,8.0,110.0</text:p>
      <text:p text:style-name="Preformatted_20_Text">22573,05/08/2020,,Gambia,2020-05-09 02:32:35,20.0,1.0,9.0</text:p>
      <text:p text:style-name="Preformatted_20_Text">22574,05/08/2020,,Georgia,2020-05-09 02:32:35,623.0,10.0,288.0</text:p>
      <text:p text:style-name="Preformatted_20_Text">22575,05/08/2020,,Germany,2020-05-09 02:32:35,170588.0,7510.0,141700.0</text:p>
      <text:p text:style-name="Preformatted_20_Text">22576,05/08/2020,,Ghana,2020-05-09 02:32:35,4012.0,18.0,323.0</text:p>
      <text:p text:style-name="Preformatted_20_Text">22577,05/08/2020,,Greece,2020-05-09 02:32:35,2691.0,150.0,1374.0</text:p>
      <text:p text:style-name="Preformatted_20_Text">22578,05/08/2020,,Grenada,2020-05-09 02:32:35,21.0,0.0,13.0</text:p>
      <text:p text:style-name="Preformatted_20_Text">22579,05/08/2020,,Guatemala,2020-05-09 02:32:35,900.0,24.0,101.0</text:p>
      <text:p text:style-name="Preformatted_20_Text">22580,05/08/2020,,Guinea,2020-05-09 02:32:35,2009.0,11.0,663.0</text:p>
      <text:p text:style-name="Preformatted_20_Text">22581,05/08/2020,,Guinea-Bissau,2020-05-09 02:32:35,594.0,2.0,25.0</text:p>
      <text:p text:style-name="Preformatted_20_Text">22582,05/08/2020,,Guyana,2020-05-09 02:32:35,94.0,10.0,35.0</text:p>
      <text:p text:style-name="Preformatted_20_Text">22583,05/08/2020,,Haiti,2020-05-09 02:32:35,146.0,12.0,17.0</text:p>
      <text:p text:style-name="Preformatted_20_Text">22584,05/08/2020,,Holy See,2020-05-09 02:32:35,12.0,0.0,2.0</text:p>
      <text:p text:style-name="Preformatted_20_Text">22585,05/08/2020,,Honduras,2020-05-09 02:32:35,1771.0,107.0,192.0</text:p>
      <text:p text:style-name="Preformatted_20_Text">22586,05/08/2020,,Hungary,2020-05-09 02:32:35,3178.0,392.0,865.0</text:p>
      <text:p text:style-name="Preformatted_20_Text">22587,05/08/2020,,Iceland,2020-05-09 02:32:35,1801.0,10.0,1765.0</text:p>
      <text:p text:style-name="Preformatted_20_Text">22588,05/08/2020,,India,2020-05-09 02:32:35,59695.0,1985.0,17887.0</text:p>
      <text:p text:style-name="Preformatted_20_Text">22589,05/08/2020,,Indonesia,2020-05-09 02:32:35,13112.0,943.0,2494.0</text:p>
      <text:p text:style-name="Preformatted_20_Text">22590,05/08/2020,,Iran,2020-05-09 02:32:35,104691.0,6541.0,83837.0</text:p>
      <text:p text:style-name="Preformatted_20_Text">22591,05/08/2020,,Iraq,2020-05-09 02:32:35,2603.0,104.0,1661.0</text:p>
      <text:p text:style-name="Preformatted_20_Text">22592,05/08/2020,,Ireland,2020-05-09 02:32:35,22541.0,1429.0,17110.0</text:p>
      <text:p text:style-name="Preformatted_20_Text">22593,05/08/2020,,Israel,2020-05-09 02:32:35,16436.0,245.0,11229.0</text:p>
      <text:p text:style-name="Preformatted_20_Text"><text:soft-page-break/>22594,05/08/2020,,Italy,2020-05-09 02:32:35,217185.0,30201.0,99023.0</text:p>
      <text:p text:style-name="Preformatted_20_Text">22595,05/08/2020,,Ivory Coast,2020-05-09 02:32:35,1602.0,20.0,754.0</text:p>
      <text:p text:style-name="Preformatted_20_Text">22596,05/08/2020,,Jamaica,2020-05-09 02:32:35,490.0,9.0,62.0</text:p>
      <text:p text:style-name="Preformatted_20_Text">22597,05/08/2020,,Japan,2020-05-09 02:32:35,15575.0,590.0,5146.0</text:p>
      <text:p text:style-name="Preformatted_20_Text">22598,05/08/2020,,Jordan,2020-05-09 02:32:35,508.0,9.0,385.0</text:p>
      <text:p text:style-name="Preformatted_20_Text">22599,05/08/2020,,Kazakhstan,2020-05-09 02:32:35,4834.0,31.0,1631.0</text:p>
      <text:p text:style-name="Preformatted_20_Text">22600,05/08/2020,,Kenya,2020-05-09 02:32:35,621.0,29.0,202.0</text:p>
      <text:p text:style-name="Preformatted_20_Text">22601,05/08/2020,,Kosovo,2020-05-09 02:32:35,861.0,27.0,562.0</text:p>
      <text:p text:style-name="Preformatted_20_Text">22602,05/08/2020,,Kuwait,2020-05-09 02:32:35,7208.0,47.0,2466.0</text:p>
      <text:p text:style-name="Preformatted_20_Text">22603,05/08/2020,,Kyrgyzstan,2020-05-09 02:32:35,906.0,12.0,650.0</text:p>
      <text:p text:style-name="Preformatted_20_Text">22604,05/08/2020,,Laos,2020-05-09 02:32:35,19.0,0.0,9.0</text:p>
      <text:p text:style-name="Preformatted_20_Text">22605,05/08/2020,,Latvia,2020-05-09 02:32:35,928.0,18.0,464.0</text:p>
      <text:p text:style-name="Preformatted_20_Text">22606,05/08/2020,,Lebanon,2020-05-09 02:32:35,796.0,26.0,223.0</text:p>
      <text:p text:style-name="Preformatted_20_Text">22607,05/08/2020,,Liberia,2020-05-09 02:32:35,199.0,20.0,79.0</text:p>
      <text:p text:style-name="Preformatted_20_Text">22608,05/08/2020,,Libya,2020-05-09 02:32:35,64.0,3.0,24.0</text:p>
      <text:p text:style-name="Preformatted_20_Text">22609,05/08/2020,,Liechtenstein,2020-05-09 02:32:35,82.0,1.0,55.0</text:p>
      <text:p text:style-name="Preformatted_20_Text">22610,05/08/2020,,Lithuania,2020-05-09 02:32:35,1436.0,49.0,765.0</text:p>
      <text:p text:style-name="Preformatted_20_Text">22611,05/08/2020,,Luxembourg,2020-05-09 02:32:35,3871.0,100.0,3526.0</text:p>
      <text:p text:style-name="Preformatted_20_Text">22612,05/08/2020,,MS Zaandam,2020-05-09 02:32:35,9.0,2.0,0.0</text:p>
      <text:p text:style-name="Preformatted_20_Text">22613,05/08/2020,,Madagascar,2020-05-09 02:32:35,193.0,0.0,101.0</text:p>
      <text:p text:style-name="Preformatted_20_Text">22614,05/08/2020,,Malawi,2020-05-09 02:32:35,43.0,3.0,14.0</text:p>
      <text:p text:style-name="Preformatted_20_Text">22615,05/08/2020,,Malaysia,2020-05-09 02:32:35,6535.0,107.0,4864.0</text:p>
      <text:p text:style-name="Preformatted_20_Text">22616,05/08/2020,,Maldives,2020-05-09 02:32:35,744.0,3.0,20.0</text:p>
      <text:p text:style-name="Preformatted_20_Text">22617,05/08/2020,,Mali,2020-05-09 02:32:35,668.0,35.0,285.0</text:p>
      <text:p text:style-name="Preformatted_20_Text">22618,05/08/2020,,Malta,2020-05-09 02:32:35,489.0,5.0,419.0</text:p>
      <text:p text:style-name="Preformatted_20_Text">22619,05/08/2020,,Mauritania,2020-05-09 02:32:35,8.0,1.0,6.0</text:p>
      <text:p text:style-name="Preformatted_20_Text">22620,05/08/2020,,Mauritius,2020-05-09 02:32:35,332.0,10.0,320.0</text:p>
      <text:p text:style-name="Preformatted_20_Text">22621,05/08/2020,,Mexico,2020-05-09 02:32:35,31522.0,3160.0,20314.0</text:p>
      <text:p text:style-name="Preformatted_20_Text">22622,05/08/2020,,Moldova,2020-05-09 02:32:35,4728.0,150.0,1826.0</text:p>
      <text:p text:style-name="Preformatted_20_Text">22623,05/08/2020,,Monaco,2020-05-09 02:32:35,95.0,4.0,82.0</text:p>
      <text:p text:style-name="Preformatted_20_Text">22624,05/08/2020,,Mongolia,2020-05-09 02:32:35,42.0,0.0,13.0</text:p>
      <text:p text:style-name="Preformatted_20_Text">22625,05/08/2020,,Montenegro,2020-05-09 02:32:35,324.0,8.0,267.0</text:p>
      <text:p text:style-name="Preformatted_20_Text">22626,05/08/2020,,Morocco,2020-05-09 02:32:35,5711.0,186.0,2324.0</text:p>
      <text:p text:style-name="Preformatted_20_Text">22627,05/08/2020,,Mozambique,2020-05-09 02:32:35,82.0,0.0,27.0</text:p>
      <text:p text:style-name="Preformatted_20_Text">22628,05/08/2020,,Namibia,2020-05-09 02:32:35,16.0,0.0,9.0</text:p>
      <text:p text:style-name="Preformatted_20_Text">22629,05/08/2020,,Nepal,2020-05-09 02:32:35,102.0,0.0,31.0</text:p>
      <text:p text:style-name="Preformatted_20_Text">22630,05/08/2020,,Netherlands,2020-05-09 02:32:35,42093.0,5359.0,0.0</text:p>
      <text:p text:style-name="Preformatted_20_Text">22631,05/08/2020,,New Zealand,2020-05-09 02:32:35,1492.0,21.0,1368.0</text:p>
      <text:p text:style-name="Preformatted_20_Text">22632,05/08/2020,,Nicaragua,2020-05-09 02:32:35,16.0,5.0,7.0</text:p>
      <text:p text:style-name="Preformatted_20_Text">22633,05/08/2020,,Niger,2020-05-09 02:32:35,795.0,44.0,600.0</text:p>
      <text:p text:style-name="Preformatted_20_Text">22634,05/08/2020,,Nigeria,2020-05-09 02:32:35,3912.0,117.0,679.0</text:p>
      <text:p text:style-name="Preformatted_20_Text">22635,05/08/2020,,North Macedonia,2020-05-09 02:32:35,1586.0,90.0,1099.0</text:p>
      <text:p text:style-name="Preformatted_20_Text">22636,05/08/2020,,Norway,2020-05-09 02:32:35,8070.0,218.0,32.0</text:p>
      <text:p text:style-name="Preformatted_20_Text">22637,05/08/2020,,Oman,2020-05-09 02:32:35,3112.0,16.0,1025.0</text:p>
      <text:p text:style-name="Preformatted_20_Text">22638,05/08/2020,,Pakistan,2020-05-09 02:32:35,26435.0,599.0,7530.0</text:p>
      <text:p text:style-name="Preformatted_20_Text">22639,05/08/2020,,Panama,2020-05-09 02:32:35,8070.0,231.0,886.0</text:p>
      <text:p text:style-name="Preformatted_20_Text">22640,05/08/2020,,Papua New Guinea,2020-05-09 02:32:35,8.0,0.0,8.0</text:p>
      <text:p text:style-name="Preformatted_20_Text">22641,05/08/2020,,Paraguay,2020-05-09 02:32:35,563.0,10.0,152.0</text:p>
      <text:p text:style-name="Preformatted_20_Text">22642,05/08/2020,,Peru,2020-05-09 02:32:35,61847.0,1714.0,19012.0</text:p>
      <text:p text:style-name="Preformatted_20_Text">22643,05/08/2020,,Philippines,2020-05-09 02:32:35,10463.0,696.0,1734.0</text:p>
      <text:p text:style-name="Preformatted_20_Text">22644,05/08/2020,,Poland,2020-05-09 02:32:35,15366.0,776.0,5184.0</text:p>
      <text:p text:style-name="Preformatted_20_Text">22645,05/08/2020,,Portugal,2020-05-09 02:32:35,27268.0,1114.0,2422.0</text:p>
      <text:p text:style-name="Preformatted_20_Text">22646,05/08/2020,,Qatar,2020-05-09 02:32:35,20201.0,12.0,2370.0</text:p>
      <text:p text:style-name="Preformatted_20_Text">22647,05/08/2020,,Romania,2020-05-09 02:32:35,14811.0,923.0,6423.0</text:p>
      <text:p text:style-name="Preformatted_20_Text">22648,05/08/2020,,Russia,2020-05-09 02:32:35,187859.0,1723.0,26608.0</text:p>
      <text:p text:style-name="Preformatted_20_Text">22649,05/08/2020,,Rwanda,2020-05-09 02:32:35,273.0,0.0,136.0</text:p>
      <text:p text:style-name="Preformatted_20_Text">22650,05/08/2020,,Saint Kitts and Nevis,2020-05-09 02:32:35,15.0,0.0,13.0</text:p>
      <text:p text:style-name="Preformatted_20_Text">22651,05/08/2020,,Saint Lucia,2020-05-09 02:32:35,18.0,0.0,17.0</text:p>
      <text:p text:style-name="Preformatted_20_Text">22652,05/08/2020,,Saint Vincent and the Grenadines,2020-05-09 02:32:35,17.0,0.0,9.0</text:p>
      <text:p text:style-name="Preformatted_20_Text">22653,05/08/2020,,San Marino,2020-05-09 02:32:35,623.0,41.0,114.0</text:p>
      <text:p text:style-name="Preformatted_20_Text">22654,05/08/2020,,Sao Tome and Principe,2020-05-09 02:32:35,208.0,5.0,4.0</text:p>
      <text:p text:style-name="Preformatted_20_Text">22655,05/08/2020,,Saudi Arabia,2020-05-09 02:32:35,35432.0,229.0,9120.0</text:p>
      <text:p text:style-name="Preformatted_20_Text">22656,05/08/2020,,Senegal,2020-05-09 02:32:35,1551.0,13.0,611.0</text:p>
      <text:p text:style-name="Preformatted_20_Text"><text:soft-page-break/>22657,05/08/2020,,Serbia,2020-05-09 02:32:35,9943.0,209.0,2453.0</text:p>
      <text:p text:style-name="Preformatted_20_Text">22658,05/08/2020,,Seychelles,2020-05-09 02:32:35,11.0,0.0,8.0</text:p>
      <text:p text:style-name="Preformatted_20_Text">22659,05/08/2020,,Sierra Leone,2020-05-09 02:32:35,257.0,17.0,54.0</text:p>
      <text:p text:style-name="Preformatted_20_Text">22660,05/08/2020,,Singapore,2020-05-09 02:32:35,21707.0,20.0,2040.0</text:p>
      <text:p text:style-name="Preformatted_20_Text">22661,05/08/2020,,Slovakia,2020-05-09 02:32:35,1455.0,26.0,905.0</text:p>
      <text:p text:style-name="Preformatted_20_Text">22662,05/08/2020,,Slovenia,2020-05-09 02:32:35,1450.0,100.0,252.0</text:p>
      <text:p text:style-name="Preformatted_20_Text">22663,05/08/2020,,Somalia,2020-05-09 02:32:35,928.0,44.0,106.0</text:p>
      <text:p text:style-name="Preformatted_20_Text">22664,05/08/2020,,South Africa,2020-05-09 02:32:35,8895.0,178.0,3153.0</text:p>
      <text:p text:style-name="Preformatted_20_Text">22665,05/08/2020,,South Korea,2020-05-09 02:32:35,10840.0,256.0,9568.0</text:p>
      <text:p text:style-name="Preformatted_20_Text">22666,05/08/2020,,South Sudan,2020-05-09 02:32:35,120.0,0.0,2.0</text:p>
      <text:p text:style-name="Preformatted_20_Text">22667,05/08/2020,,Spain,2020-05-09 02:32:35,222857.0,26299.0,131148.0</text:p>
      <text:p text:style-name="Preformatted_20_Text">22668,05/08/2020,,Sri Lanka,2020-05-09 02:32:35,835.0,9.0,240.0</text:p>
      <text:p text:style-name="Preformatted_20_Text">22669,05/08/2020,,Sudan,2020-05-09 02:32:35,1111.0,59.0,102.0</text:p>
      <text:p text:style-name="Preformatted_20_Text">22670,05/08/2020,,Suriname,2020-05-09 02:32:35,10.0,1.0,9.0</text:p>
      <text:p text:style-name="Preformatted_20_Text">22671,05/08/2020,,Sweden,2020-05-09 02:32:35,25265.0,3175.0,4971.0</text:p>
      <text:p text:style-name="Preformatted_20_Text">22672,05/08/2020,,Switzerland,2020-05-09 02:32:35,30207.0,1823.0,26100.0</text:p>
      <text:p text:style-name="Preformatted_20_Text">22673,05/08/2020,,Syria,2020-05-09 02:32:35,47.0,3.0,29.0</text:p>
      <text:p text:style-name="Preformatted_20_Text">22674,05/08/2020,,Taiwan,2020-05-09 02:32:35,440.0,6.0,355.0</text:p>
      <text:p text:style-name="Preformatted_20_Text">22675,05/08/2020,,Tajikistan,2020-05-09 02:32:35,522.0,12.0,0.0</text:p>
      <text:p text:style-name="Preformatted_20_Text">22676,05/08/2020,,Tanzania,2020-05-09 02:32:35,509.0,21.0,183.0</text:p>
      <text:p text:style-name="Preformatted_20_Text">22677,05/08/2020,,Thailand,2020-05-09 02:32:35,3000.0,55.0,2784.0</text:p>
      <text:p text:style-name="Preformatted_20_Text">22678,05/08/2020,,Timor-Leste,2020-05-09 02:32:35,24.0,0.0,21.0</text:p>
      <text:p text:style-name="Preformatted_20_Text">22679,05/08/2020,,Togo,2020-05-09 02:32:35,145.0,10.0,85.0</text:p>
      <text:p text:style-name="Preformatted_20_Text">22680,05/08/2020,,Trinidad and Tobago,2020-05-09 02:32:35,116.0,8.0,103.0</text:p>
      <text:p text:style-name="Preformatted_20_Text">22681,05/08/2020,,Tunisia,2020-05-09 02:32:35,1030.0,45.0,638.0</text:p>
      <text:p text:style-name="Preformatted_20_Text">22682,05/08/2020,,Turkey,2020-05-09 02:32:35,135569.0,3689.0,86396.0</text:p>
      <text:p text:style-name="Preformatted_20_Text">22683,05/08/2020,,UK,2020-05-09 02:32:35,211364.0,31241.0,0.0</text:p>
      <text:p text:style-name="Preformatted_20_Text">22684,05/08/2020,,Uganda,2020-05-09 02:32:35,101.0,0.0,55.0</text:p>
      <text:p text:style-name="Preformatted_20_Text">22685,05/08/2020,,Ukraine,2020-05-09 02:32:35,14195.0,361.0,2706.0</text:p>
      <text:p text:style-name="Preformatted_20_Text">22686,05/08/2020,,United Arab Emirates,2020-05-09 02:32:35,16793.0,174.0,3837.0</text:p>
      <text:p text:style-name="Preformatted_20_Text">22687,05/08/2020,,Uruguay,2020-05-09 02:32:35,694.0,18.0,506.0</text:p>
      <text:p text:style-name="Preformatted_20_Text">22688,05/08/2020,,Uzbekistan,2020-05-09 02:32:35,2325.0,10.0,1775.0</text:p>
      <text:p text:style-name="Preformatted_20_Text">22689,05/08/2020,,Venezuela,2020-05-09 02:32:35,388.0,10.0,190.0</text:p>
      <text:p text:style-name="Preformatted_20_Text">22690,05/08/2020,,Vietnam,2020-05-09 02:32:35,288.0,0.0,241.0</text:p>
      <text:p text:style-name="Preformatted_20_Text">22691,05/08/2020,,West Bank and Gaza,2020-05-09 02:32:35,375.0,2.0,228.0</text:p>
      <text:p text:style-name="Preformatted_20_Text">22692,05/08/2020,,Western Sahara,2020-05-09 02:32:35,6.0,0.0,5.0</text:p>
      <text:p text:style-name="Preformatted_20_Text">22693,05/08/2020,,Yemen,2020-05-09 02:32:35,34.0,7.0,1.0</text:p>
      <text:p text:style-name="Preformatted_20_Text">22694,05/08/2020,,Zambia,2020-05-09 02:32:35,167.0,4.0,111.0</text:p>
      <text:p text:style-name="Preformatted_20_Text">22695,05/08/2020,,Zimbabwe,2020-05-09 02:32:35,34.0,4.0,9.0</text:p>
      <text:p text:style-name="Preformatted_20_Text">22696,05/08/2020,Alabama,US,2020-05-09 02:32:35,9385.0,383.0,0.0</text:p>
      <text:p text:style-name="Preformatted_20_Text">22697,05/08/2020,Alaska,US,2020-05-09 02:32:35,377.0,10.0,0.0</text:p>
      <text:p text:style-name="Preformatted_20_Text">22698,05/08/2020,Alberta,Canada,2020-05-09 02:32:35,6098.0,115.0,0.0</text:p>
      <text:p text:style-name="Preformatted_20_Text">22699,05/08/2020,Anguilla,UK,2020-05-09 02:32:35,3.0,0.0,3.0</text:p>
      <text:p text:style-name="Preformatted_20_Text">22700,05/08/2020,Anhui,Mainland China,2020-05-09 02:32:35,991.0,6.0,985.0</text:p>
      <text:p text:style-name="Preformatted_20_Text">22701,05/08/2020,Arizona,US,2020-05-09 02:32:35,10526.0,517.0,0.0</text:p>
      <text:p text:style-name="Preformatted_20_Text">22702,05/08/2020,Arkansas,US,2020-05-09 02:32:35,3747.0,88.0,0.0</text:p>
      <text:p text:style-name="Preformatted_20_Text">22703,05/08/2020,Aruba,Netherlands,2020-05-09 02:32:35,101.0,3.0,89.0</text:p>
      <text:p text:style-name="Preformatted_20_Text">22704,05/08/2020,Australian Capital Territory,Australia,2020-05-09 02:32:35,107.0,3.0,103.0</text:p>
      <text:p text:style-name="Preformatted_20_Text">22705,05/08/2020,Beijing,Mainland China,2020-05-09 02:32:35,593.0,9.0,560.0</text:p>
      <text:p text:style-name="Preformatted_20_Text">22706,05/08/2020,Bermuda,UK,2020-05-09 02:32:35,118.0,7.0,61.0</text:p>
      <text:p text:style-name="Preformatted_20_Text">22707,05/08/2020,"Bonaire, Sint Eustatius and Saba",Netherlands,2020-05-09 02:32:35,6.0,0.0,0.0</text:p>
      <text:p text:style-name="Preformatted_20_Text">22708,05/08/2020,British Columbia,Canada,2020-05-09 02:32:35,2315.0,127.0,0.0</text:p>
      <text:p text:style-name="Preformatted_20_Text">22709,05/08/2020,British Virgin Islands,UK,2020-05-09 02:32:35,7.0,1.0,3.0</text:p>
      <text:p text:style-name="Preformatted_20_Text">22710,05/08/2020,California,US,2020-05-09 02:32:35,63779.0,2613.0,0.0</text:p>
      <text:p text:style-name="Preformatted_20_Text">22711,05/08/2020,Cayman Islands,UK,2020-05-09 02:32:35,81.0,1.0,41.0</text:p>
      <text:p text:style-name="Preformatted_20_Text">22712,05/08/2020,Channel Islands,UK,2020-05-09 02:32:35,545.0,41.0,447.0</text:p>
      <text:p text:style-name="Preformatted_20_Text">22713,05/08/2020,Chongqing,Mainland China,2020-05-09 02:32:35,579.0,6.0,573.0</text:p>
      <text:p text:style-name="Preformatted_20_Text">22714,05/08/2020,Colorado,US,2020-05-09 02:32:35,18827.0,960.0,0.0</text:p>
      <text:p text:style-name="Preformatted_20_Text">22715,05/08/2020,Connecticut,US,2020-05-09 02:32:35,32411.0,2874.0,0.0</text:p>
      <text:p text:style-name="Preformatted_20_Text">22716,05/08/2020,Curacao,Netherlands,2020-05-09 02:32:35,16.0,1.0,14.0</text:p>
      <text:p text:style-name="Preformatted_20_Text">22717,05/08/2020,Delaware,US,2020-05-09 02:32:35,6111.0,213.0,0.0</text:p>
      <text:p text:style-name="Preformatted_20_Text"><text:soft-page-break/>22718,05/08/2020,Diamond Princess cruise ship,Canada,2020-05-09 02:32:35,1.0,1.0,0.0</text:p>
      <text:p text:style-name="Preformatted_20_Text">22719,05/08/2020,Diamond Princess cruise ship,US,2020-05-09 02:32:35,49.0,0.0,0.0</text:p>
      <text:p text:style-name="Preformatted_20_Text">22720,05/08/2020,District of Columbia,US,2020-05-09 02:32:35,5899.0,304.0,0.0</text:p>
      <text:p text:style-name="Preformatted_20_Text">22721,05/08/2020,Falkland Islands (Malvinas),UK,2020-05-09 02:32:35,13.0,0.0,13.0</text:p>
      <text:p text:style-name="Preformatted_20_Text">22722,05/08/2020,Faroe Islands,Denmark,2020-05-09 02:32:35,187.0,0.0,187.0</text:p>
      <text:p text:style-name="Preformatted_20_Text">22723,05/08/2020,Florida,US,2020-05-09 02:32:35,39199.0,1669.0,0.0</text:p>
      <text:p text:style-name="Preformatted_20_Text">22724,05/08/2020,French Guiana,France,2020-05-09 02:32:35,141.0,1.0,119.0</text:p>
      <text:p text:style-name="Preformatted_20_Text">22725,05/08/2020,French Polynesia,France,2020-05-09 02:32:35,60.0,0.0,56.0</text:p>
      <text:p text:style-name="Preformatted_20_Text">22726,05/08/2020,Fujian,Mainland China,2020-05-09 02:32:35,356.0,1.0,354.0</text:p>
      <text:p text:style-name="Preformatted_20_Text">22727,05/08/2020,Gansu,Mainland China,2020-05-09 02:32:35,139.0,2.0,137.0</text:p>
      <text:p text:style-name="Preformatted_20_Text">22728,05/08/2020,Georgia,US,2020-05-09 02:32:35,32181.0,1400.0,0.0</text:p>
      <text:p text:style-name="Preformatted_20_Text">22729,05/08/2020,Gibraltar,UK,2020-05-09 02:32:35,146.0,0.0,142.0</text:p>
      <text:p text:style-name="Preformatted_20_Text">22730,05/08/2020,Grand Princess,Canada,2020-05-09 02:32:35,13.0,0.0,0.0</text:p>
      <text:p text:style-name="Preformatted_20_Text">22731,05/08/2020,Grand Princess,US,2020-05-09 02:32:35,103.0,3.0,0.0</text:p>
      <text:p text:style-name="Preformatted_20_Text">22732,05/08/2020,Greenland,Denmark,2020-05-09 02:32:35,11.0,0.0,11.0</text:p>
      <text:p text:style-name="Preformatted_20_Text">22733,05/08/2020,Guadeloupe,France,2020-05-09 02:32:35,154.0,13.0,104.0</text:p>
      <text:p text:style-name="Preformatted_20_Text">22734,05/08/2020,Guam,US,2020-05-09 02:32:35,151.0,5.0,0.0</text:p>
      <text:p text:style-name="Preformatted_20_Text">22735,05/08/2020,Guangdong,Mainland China,2020-05-09 02:32:35,1589.0,8.0,1575.0</text:p>
      <text:p text:style-name="Preformatted_20_Text">22736,05/08/2020,Guangxi,Mainland China,2020-05-09 02:32:35,254.0,2.0,252.0</text:p>
      <text:p text:style-name="Preformatted_20_Text">22737,05/08/2020,Guizhou,Mainland China,2020-05-09 02:32:35,147.0,2.0,145.0</text:p>
      <text:p text:style-name="Preformatted_20_Text">22738,05/08/2020,Hainan,Mainland China,2020-05-09 02:32:35,168.0,6.0,162.0</text:p>
      <text:p text:style-name="Preformatted_20_Text">22739,05/08/2020,Hawaii,US,2020-05-09 02:32:35,629.0,17.0,0.0</text:p>
      <text:p text:style-name="Preformatted_20_Text">22740,05/08/2020,Hebei,Mainland China,2020-05-09 02:32:35,328.0,6.0,320.0</text:p>
      <text:p text:style-name="Preformatted_20_Text">22741,05/08/2020,Heilongjiang,Mainland China,2020-05-09 02:32:35,944.0,13.0,815.0</text:p>
      <text:p text:style-name="Preformatted_20_Text">22742,05/08/2020,Henan,Mainland China,2020-05-09 02:32:35,1276.0,22.0,1254.0</text:p>
      <text:p text:style-name="Preformatted_20_Text">22743,05/08/2020,Hong Kong,Hong Kong,2020-05-09 02:32:35,1044.0,4.0,960.0</text:p>
      <text:p text:style-name="Preformatted_20_Text">22744,05/08/2020,Hubei,Mainland China,2020-05-09 02:32:35,68128.0,4512.0,63616.0</text:p>
      <text:p text:style-name="Preformatted_20_Text">22745,05/08/2020,Hunan,Mainland China,2020-05-09 02:32:35,1019.0,4.0,1015.0</text:p>
      <text:p text:style-name="Preformatted_20_Text">22746,05/08/2020,Idaho,US,2020-05-09 02:32:35,2178.0,67.0,0.0</text:p>
      <text:p text:style-name="Preformatted_20_Text">22747,05/08/2020,Illinois,US,2020-05-09 02:32:35,73760.0,3241.0,0.0</text:p>
      <text:p text:style-name="Preformatted_20_Text">22748,05/08/2020,Indiana,US,2020-05-09 02:32:35,23146.0,1447.0,0.0</text:p>
      <text:p text:style-name="Preformatted_20_Text">22749,05/08/2020,Inner Mongolia,Mainland China,2020-05-09 02:32:35,201.0,1.0,172.0</text:p>
      <text:p text:style-name="Preformatted_20_Text">22750,05/08/2020,Iowa,US,2020-05-09 02:32:35,11457.0,243.0,0.0</text:p>
      <text:p text:style-name="Preformatted_20_Text">22751,05/08/2020,Isle of Man,UK,2020-05-09 02:32:35,329.0,23.0,271.0</text:p>
      <text:p text:style-name="Preformatted_20_Text">22752,05/08/2020,Jiangsu,Mainland China,2020-05-09 02:32:35,653.0,0.0,652.0</text:p>
      <text:p text:style-name="Preformatted_20_Text">22753,05/08/2020,Jiangxi,Mainland China,2020-05-09 02:32:35,937.0,1.0,936.0</text:p>
      <text:p text:style-name="Preformatted_20_Text">22754,05/08/2020,Jilin,Mainland China,2020-05-09 02:32:35,113.0,1.0,104.0</text:p>
      <text:p text:style-name="Preformatted_20_Text">22755,05/08/2020,Kansas,US,2020-05-09 02:32:35,6667.0,168.0,0.0</text:p>
      <text:p text:style-name="Preformatted_20_Text">22756,05/08/2020,Kentucky,US,2020-05-09 02:32:35,6288.0,298.0,0.0</text:p>
      <text:p text:style-name="Preformatted_20_Text">22757,05/08/2020,Liaoning,Mainland China,2020-05-09 02:32:35,146.0,2.0,144.0</text:p>
      <text:p text:style-name="Preformatted_20_Text">22758,05/08/2020,Louisiana,US,2020-05-09 02:32:35,30855.0,2227.0,0.0</text:p>
      <text:p text:style-name="Preformatted_20_Text">22759,05/08/2020,Macau,Macau,2020-05-09 02:32:35,45.0,0.0,40.0</text:p>
      <text:p text:style-name="Preformatted_20_Text">22760,05/08/2020,Maine,US,2020-05-09 02:32:35,1374.0,63.0,0.0</text:p>
      <text:p text:style-name="Preformatted_20_Text">22761,05/08/2020,Manitoba,Canada,2020-05-09 02:32:35,284.0,7.0,0.0</text:p>
      <text:p text:style-name="Preformatted_20_Text">22762,05/08/2020,Martinique,France,2020-05-09 02:32:35,186.0,14.0,83.0</text:p>
      <text:p text:style-name="Preformatted_20_Text">22763,05/08/2020,Maryland,US,2020-05-09 02:32:35,30485.0,1560.0,0.0</text:p>
      <text:p text:style-name="Preformatted_20_Text">22764,05/08/2020,Massachusetts,US,2020-05-09 02:32:35,75333.0,4702.0,0.0</text:p>
      <text:p text:style-name="Preformatted_20_Text">22765,05/08/2020,Mayotte,France,2020-05-09 02:32:35,854.0,10.0,352.0</text:p>
      <text:p text:style-name="Preformatted_20_Text">22766,05/08/2020,Michigan,US,2020-05-09 02:32:35,46386.0,4399.0,0.0</text:p>
      <text:p text:style-name="Preformatted_20_Text">22767,05/08/2020,Minnesota,US,2020-05-09 02:32:35,10088.0,534.0,0.0</text:p>
      <text:p text:style-name="Preformatted_20_Text">22768,05/08/2020,Mississippi,US,2020-05-09 02:32:35,9090.0,409.0,0.0</text:p>
      <text:p text:style-name="Preformatted_20_Text">22769,05/08/2020,Missouri,US,2020-05-09 02:32:35,9733.0,483.0,0.0</text:p>
      <text:p text:style-name="Preformatted_20_Text">22770,05/08/2020,Montana,US,2020-05-09 02:32:35,458.0,16.0,0.0</text:p>
      <text:p text:style-name="Preformatted_20_Text">22771,05/08/2020,Montserrat,UK,2020-05-09 02:32:35,11.0,1.0,8.0</text:p>
      <text:p text:style-name="Preformatted_20_Text">22772,05/08/2020,Nebraska,US,2020-05-09 02:32:35,7818.0,90.0,0.0</text:p>
      <text:p text:style-name="Preformatted_20_Text">22773,05/08/2020,Nevada,US,2020-05-09 02:32:35,5920.0,294.0,0.0</text:p>
      <text:p text:style-name="Preformatted_20_Text">22774,05/08/2020,New Brunswick,Canada,2020-05-09 02:32:35,120.0,0.0,0.0</text:p>
      <text:p text:style-name="Preformatted_20_Text">22775,05/08/2020,New Caledonia,France,2020-05-09 02:32:35,18.0,0.0,18.0</text:p>
      <text:p text:style-name="Preformatted_20_Text">22776,05/08/2020,New Hampshire,US,2020-05-09 02:32:35,2947.0,121.0,0.0</text:p>
      <text:p text:style-name="Preformatted_20_Text"><text:soft-page-break/>22777,05/08/2020,New Jersey,US,2020-05-09 02:32:35,135840.0,8960.0,0.0</text:p>
      <text:p text:style-name="Preformatted_20_Text">22778,05/08/2020,New Mexico,US,2020-05-09 02:32:35,4673.0,181.0,0.0</text:p>
      <text:p text:style-name="Preformatted_20_Text">22779,05/08/2020,New South Wales,Australia,2020-05-09 02:32:35,3051.0,44.0,2504.0</text:p>
      <text:p text:style-name="Preformatted_20_Text">22780,05/08/2020,New York,US,2020-05-09 02:32:35,330407.0,26243.0,0.0</text:p>
      <text:p text:style-name="Preformatted_20_Text">22781,05/08/2020,Newfoundland and Labrador,Canada,2020-05-09 02:32:35,261.0,3.0,0.0</text:p>
      <text:p text:style-name="Preformatted_20_Text">22782,05/08/2020,Ningxia,Mainland China,2020-05-09 02:32:35,75.0,0.0,75.0</text:p>
      <text:p text:style-name="Preformatted_20_Text">22783,05/08/2020,North Carolina,US,2020-05-09 02:32:35,14006.0,530.0,0.0</text:p>
      <text:p text:style-name="Preformatted_20_Text">22784,05/08/2020,North Dakota,US,2020-05-09 02:32:35,1425.0,33.0,0.0</text:p>
      <text:p text:style-name="Preformatted_20_Text">22785,05/08/2020,Northern Mariana Islands,US,2020-05-09 02:32:35,15.0,2.0,0.0</text:p>
      <text:p text:style-name="Preformatted_20_Text">22786,05/08/2020,Northern Territory,Australia,2020-05-09 02:32:35,29.0,0.0,27.0</text:p>
      <text:p text:style-name="Preformatted_20_Text">22787,05/08/2020,Northwest Territories,Canada,2020-05-09 02:32:35,5.0,0.0,0.0</text:p>
      <text:p text:style-name="Preformatted_20_Text">22788,05/08/2020,Nova Scotia,Canada,2020-05-09 02:32:35,1008.0,46.0,0.0</text:p>
      <text:p text:style-name="Preformatted_20_Text">22789,05/08/2020,Ohio,US,2020-05-09 02:32:35,23016.0,1306.0,0.0</text:p>
      <text:p text:style-name="Preformatted_20_Text">22790,05/08/2020,Oklahoma,US,2020-05-09 02:32:35,4424.0,266.0,0.0</text:p>
      <text:p text:style-name="Preformatted_20_Text">22791,05/08/2020,Ontario,Canada,2020-05-09 02:32:35,20826.0,1665.0,0.0</text:p>
      <text:p text:style-name="Preformatted_20_Text">22792,05/08/2020,Oregon,US,2020-05-09 02:32:35,3068.0,124.0,0.0</text:p>
      <text:p text:style-name="Preformatted_20_Text">22793,05/08/2020,Pennsylvania,US,2020-05-09 02:32:35,57371.0,3715.0,0.0</text:p>
      <text:p text:style-name="Preformatted_20_Text">22794,05/08/2020,Prince Edward Island,Canada,2020-05-09 02:32:35,27.0,0.0,0.0</text:p>
      <text:p text:style-name="Preformatted_20_Text">22795,05/08/2020,Puerto Rico,US,2020-05-09 02:32:35,2156.0,107.0,0.0</text:p>
      <text:p text:style-name="Preformatted_20_Text">22796,05/08/2020,Qinghai,Mainland China,2020-05-09 02:32:35,18.0,0.0,18.0</text:p>
      <text:p text:style-name="Preformatted_20_Text">22797,05/08/2020,Quebec,Canada,2020-05-09 02:32:35,36161.0,2726.0,0.0</text:p>
      <text:p text:style-name="Preformatted_20_Text">22798,05/08/2020,Queensland,Australia,2020-05-09 02:32:35,1045.0,6.0,1019.0</text:p>
      <text:p text:style-name="Preformatted_20_Text">22799,05/08/2020,Recovered,Canada,2020-05-09 02:32:35,0.0,0.0,30239.0</text:p>
      <text:p text:style-name="Preformatted_20_Text">22800,05/08/2020,Recovered,US,2020-05-09 02:32:35,0.0,0.0,198993.0</text:p>
      <text:p text:style-name="Preformatted_20_Text">22801,05/08/2020,Reunion,France,2020-05-09 02:32:35,426.0,0.0,354.0</text:p>
      <text:p text:style-name="Preformatted_20_Text">22802,05/08/2020,Rhode Island,US,2020-05-09 02:32:35,10779.0,399.0,0.0</text:p>
      <text:p text:style-name="Preformatted_20_Text">22803,05/08/2020,Saint Barthelemy,France,2020-05-09 02:32:35,6.0,0.0,6.0</text:p>
      <text:p text:style-name="Preformatted_20_Text">22804,05/08/2020,Saint Pierre and Miquelon,France,2020-05-09 02:32:35,1.0,0.0,0.0</text:p>
      <text:p text:style-name="Preformatted_20_Text">22805,05/08/2020,Saskatchewan,Canada,2020-05-09 02:32:35,544.0,7.0,0.0</text:p>
      <text:p text:style-name="Preformatted_20_Text">22806,05/08/2020,Shaanxi,Mainland China,2020-05-09 02:32:35,308.0,3.0,268.0</text:p>
      <text:p text:style-name="Preformatted_20_Text">22807,05/08/2020,Shandong,Mainland China,2020-05-09 02:32:35,788.0,7.0,776.0</text:p>
      <text:p text:style-name="Preformatted_20_Text">22808,05/08/2020,Shanghai,Mainland China,2020-05-09 02:32:35,657.0,7.0,623.0</text:p>
      <text:p text:style-name="Preformatted_20_Text">22809,05/08/2020,Shanxi,Mainland China,2020-05-09 02:32:35,198.0,0.0,195.0</text:p>
      <text:p text:style-name="Preformatted_20_Text">22810,05/08/2020,Sichuan,Mainland China,2020-05-09 02:32:35,561.0,3.0,558.0</text:p>
      <text:p text:style-name="Preformatted_20_Text">22811,05/08/2020,Sint Maarten,Netherlands,2020-05-09 02:32:35,76.0,14.0,44.0</text:p>
      <text:p text:style-name="Preformatted_20_Text">22812,05/08/2020,South Australia,Australia,2020-05-09 02:32:35,439.0,4.0,433.0</text:p>
      <text:p text:style-name="Preformatted_20_Text">22813,05/08/2020,South Carolina,US,2020-05-09 02:32:35,7367.0,320.0,0.0</text:p>
      <text:p text:style-name="Preformatted_20_Text">22814,05/08/2020,South Dakota,US,2020-05-09 02:32:35,3145.0,31.0,0.0</text:p>
      <text:p text:style-name="Preformatted_20_Text">22815,05/08/2020,St Martin,France,2020-05-09 02:32:35,38.0,3.0,30.0</text:p>
      <text:p text:style-name="Preformatted_20_Text">22816,05/08/2020,Tasmania,Australia,2020-05-09 02:32:35,227.0,13.0,175.0</text:p>
      <text:p text:style-name="Preformatted_20_Text">22817,05/08/2020,Tennessee,US,2020-05-09 02:32:35,14441.0,242.0,0.0</text:p>
      <text:p text:style-name="Preformatted_20_Text">22818,05/08/2020,Texas,US,2020-05-09 02:32:35,37246.0,1025.0,0.0</text:p>
      <text:p text:style-name="Preformatted_20_Text">22819,05/08/2020,Tianjin,Mainland China,2020-05-09 02:32:35,191.0,3.0,186.0</text:p>
      <text:p text:style-name="Preformatted_20_Text">22820,05/08/2020,Tibet,Mainland China,2020-05-09 02:32:35,1.0,0.0,1.0</text:p>
      <text:p text:style-name="Preformatted_20_Text">22821,05/08/2020,Turks and Caicos Islands,UK,2020-05-09 02:32:35,12.0,1.0,8.0</text:p>
      <text:p text:style-name="Preformatted_20_Text">22822,05/08/2020,Utah,US,2020-05-09 02:32:35,5919.0,61.0,0.0</text:p>
      <text:p text:style-name="Preformatted_20_Text">22823,05/08/2020,Vermont,US,2020-05-09 02:32:35,919.0,53.0,0.0</text:p>
      <text:p text:style-name="Preformatted_20_Text">22824,05/08/2020,Victoria,Australia,2020-05-09 02:32:35,1468.0,18.0,1327.0</text:p>
      <text:p text:style-name="Preformatted_20_Text">22825,05/08/2020,Virgin Islands,US,2020-05-09 02:32:35,68.0,4.0,0.0</text:p>
      <text:p text:style-name="Preformatted_20_Text">22826,05/08/2020,Virginia,US,2020-05-09 02:32:35,22342.0,812.0,0.0</text:p>
      <text:p text:style-name="Preformatted_20_Text">22827,05/08/2020,Washington,US,2020-05-09 02:32:35,16388.0,905.0,0.0</text:p>
      <text:p text:style-name="Preformatted_20_Text">22828,05/08/2020,West Virginia,US,2020-05-09 02:32:35,1323.0,52.0,0.0</text:p>
      <text:p text:style-name="Preformatted_20_Text">22829,05/08/2020,Western Australia,Australia,2020-05-09 02:32:35,552.0,9.0,534.0</text:p>
      <text:p text:style-name="Preformatted_20_Text">22830,05/08/2020,Wisconsin,US,2020-05-09 02:32:35,9590.0,384.0,0.0</text:p>
      <text:p text:style-name="Preformatted_20_Text">22831,05/08/2020,Wyoming,US,2020-05-09 02:32:35,644.0,7.0,0.0</text:p>
      <text:p text:style-name="Preformatted_20_Text">22832,05/08/2020,Xinjiang,Mainland China,2020-05-09 02:32:35,76.0,3.0,73.0</text:p>
      <text:p text:style-name="Preformatted_20_Text">22833,05/08/2020,Yukon,Canada,2020-05-09 02:32:35,11.0,0.0,0.0</text:p>
      <text:p text:style-name="Preformatted_20_Text">22834,05/08/2020,Yunnan,Mainland China,2020-05-09 02:32:35,185.0,2.0,182.0</text:p>
      <text:p text:style-name="Preformatted_20_Text">22835,05/08/2020,Zhejiang,Mainland China,2020-05-09 02:32:35,1268.0,1.0,1267.0</text:p>
      <text:p text:style-name="Preformatted_20_Text">22836,05/09/2020,,Afghanistan,2020-05-10 02:32:30,4033.0,115.0,502.0</text:p>
      <text:p text:style-name="Preformatted_20_Text">22837,05/09/2020,,Albania,2020-05-10 02:32:30,856.0,31.0,627.0</text:p>
      <text:p text:style-name="Preformatted_20_Text"><text:soft-page-break/>22838,05/09/2020,,Algeria,2020-05-10 02:32:30,5558.0,494.0,2546.0</text:p>
      <text:p text:style-name="Preformatted_20_Text">22839,05/09/2020,,Andorra,2020-05-10 02:32:30,754.0,48.0,545.0</text:p>
      <text:p text:style-name="Preformatted_20_Text">22840,05/09/2020,,Angola,2020-05-10 02:32:30,43.0,2.0,13.0</text:p>
      <text:p text:style-name="Preformatted_20_Text">22841,05/09/2020,,Antigua and Barbuda,2020-05-10 02:32:30,25.0,3.0,19.0</text:p>
      <text:p text:style-name="Preformatted_20_Text">22842,05/09/2020,,Argentina,2020-05-10 02:32:30,5776.0,300.0,1728.0</text:p>
      <text:p text:style-name="Preformatted_20_Text">22843,05/09/2020,,Armenia,2020-05-10 02:32:30,3175.0,44.0,1267.0</text:p>
      <text:p text:style-name="Preformatted_20_Text">22844,05/09/2020,,Austria,2020-05-10 02:32:30,15833.0,615.0,13928.0</text:p>
      <text:p text:style-name="Preformatted_20_Text">22845,05/09/2020,,Azerbaijan,2020-05-10 02:32:30,2422.0,31.0,1620.0</text:p>
      <text:p text:style-name="Preformatted_20_Text">22846,05/09/2020,,Bahamas,2020-05-10 02:32:30,92.0,11.0,37.0</text:p>
      <text:p text:style-name="Preformatted_20_Text">22847,05/09/2020,,Bahrain,2020-05-10 02:32:30,4774.0,8.0,2055.0</text:p>
      <text:p text:style-name="Preformatted_20_Text">22848,05/09/2020,,Bangladesh,2020-05-10 02:32:30,13770.0,214.0,2414.0</text:p>
      <text:p text:style-name="Preformatted_20_Text">22849,05/09/2020,,Barbados,2020-05-10 02:32:30,84.0,7.0,57.0</text:p>
      <text:p text:style-name="Preformatted_20_Text">22850,05/09/2020,,Belarus,2020-05-10 02:32:30,22052.0,126.0,6050.0</text:p>
      <text:p text:style-name="Preformatted_20_Text">22851,05/09/2020,,Belgium,2020-05-10 02:32:30,52596.0,8581.0,13411.0</text:p>
      <text:p text:style-name="Preformatted_20_Text">22852,05/09/2020,,Belize,2020-05-10 02:32:30,18.0,2.0,16.0</text:p>
      <text:p text:style-name="Preformatted_20_Text">22853,05/09/2020,,Benin,2020-05-10 02:32:30,284.0,2.0,62.0</text:p>
      <text:p text:style-name="Preformatted_20_Text">22854,05/09/2020,,Bhutan,2020-05-10 02:32:30,7.0,0.0,5.0</text:p>
      <text:p text:style-name="Preformatted_20_Text">22855,05/09/2020,,Bolivia,2020-05-10 02:32:30,2437.0,114.0,258.0</text:p>
      <text:p text:style-name="Preformatted_20_Text">22856,05/09/2020,,Bosnia and Herzegovina,2020-05-10 02:32:30,2090.0,102.0,1059.0</text:p>
      <text:p text:style-name="Preformatted_20_Text">22857,05/09/2020,,Botswana,2020-05-10 02:32:30,23.0,1.0,12.0</text:p>
      <text:p text:style-name="Preformatted_20_Text">22858,05/09/2020,,Brazil,2020-05-10 02:32:30,156061.0,10656.0,61685.0</text:p>
      <text:p text:style-name="Preformatted_20_Text">22859,05/09/2020,,Brunei,2020-05-10 02:32:30,141.0,1.0,132.0</text:p>
      <text:p text:style-name="Preformatted_20_Text">22860,05/09/2020,,Bulgaria,2020-05-10 02:32:30,1921.0,90.0,422.0</text:p>
      <text:p text:style-name="Preformatted_20_Text">22861,05/09/2020,,Burkina Faso,2020-05-10 02:32:30,748.0,48.0,569.0</text:p>
      <text:p text:style-name="Preformatted_20_Text">22862,05/09/2020,,Burma,2020-05-10 02:32:30,178.0,6.0,68.0</text:p>
      <text:p text:style-name="Preformatted_20_Text">22863,05/09/2020,,Burundi,2020-05-10 02:32:30,15.0,1.0,7.0</text:p>
      <text:p text:style-name="Preformatted_20_Text">22864,05/09/2020,,Cabo Verde,2020-05-10 02:32:30,236.0,2.0,56.0</text:p>
      <text:p text:style-name="Preformatted_20_Text">22865,05/09/2020,,Cambodia,2020-05-10 02:32:30,122.0,0.0,120.0</text:p>
      <text:p text:style-name="Preformatted_20_Text">22866,05/09/2020,,Cameroon,2020-05-10 02:32:30,2274.0,108.0,1232.0</text:p>
      <text:p text:style-name="Preformatted_20_Text">22867,05/09/2020,,Central African Republic,2020-05-10 02:32:30,143.0,0.0,10.0</text:p>
      <text:p text:style-name="Preformatted_20_Text">22868,05/09/2020,,Chad,2020-05-10 02:32:30,322.0,31.0,53.0</text:p>
      <text:p text:style-name="Preformatted_20_Text">22869,05/09/2020,,Chile,2020-05-10 02:32:30,27219.0,304.0,12667.0</text:p>
      <text:p text:style-name="Preformatted_20_Text">22870,05/09/2020,,Colombia,2020-05-10 02:32:30,10495.0,445.0,2569.0</text:p>
      <text:p text:style-name="Preformatted_20_Text">22871,05/09/2020,,Comoros,2020-05-10 02:32:30,11.0,1.0,0.0</text:p>
      <text:p text:style-name="Preformatted_20_Text">22872,05/09/2020,,Congo (Brazzaville),2020-05-10 02:32:30,274.0,10.0,33.0</text:p>
      <text:p text:style-name="Preformatted_20_Text">22873,05/09/2020,,Congo (Kinshasa),2020-05-10 02:32:30,937.0,39.0,130.0</text:p>
      <text:p text:style-name="Preformatted_20_Text">22874,05/09/2020,,Costa Rica,2020-05-10 02:32:30,780.0,6.0,480.0</text:p>
      <text:p text:style-name="Preformatted_20_Text">22875,05/09/2020,,Croatia,2020-05-10 02:32:30,2176.0,87.0,1726.0</text:p>
      <text:p text:style-name="Preformatted_20_Text">22876,05/09/2020,,Cuba,2020-05-10 02:32:30,1754.0,74.0,1140.0</text:p>
      <text:p text:style-name="Preformatted_20_Text">22877,05/09/2020,,Cyprus,2020-05-10 02:32:30,892.0,15.0,401.0</text:p>
      <text:p text:style-name="Preformatted_20_Text">22878,05/09/2020,,Czech Republic,2020-05-10 02:32:30,8095.0,276.0,4447.0</text:p>
      <text:p text:style-name="Preformatted_20_Text">22879,05/09/2020,,Denmark,2020-05-10 02:32:30,10319.0,526.0,8093.0</text:p>
      <text:p text:style-name="Preformatted_20_Text">22880,05/09/2020,,Diamond Princess,2020-05-10 02:32:30,712.0,13.0,645.0</text:p>
      <text:p text:style-name="Preformatted_20_Text">22881,05/09/2020,,Djibouti,2020-05-10 02:32:30,1189.0,3.0,834.0</text:p>
      <text:p text:style-name="Preformatted_20_Text">22882,05/09/2020,,Dominica,2020-05-10 02:32:30,16.0,0.0,14.0</text:p>
      <text:p text:style-name="Preformatted_20_Text">22883,05/09/2020,,Dominican Republic,2020-05-10 02:32:30,9882.0,385.0,2584.0</text:p>
      <text:p text:style-name="Preformatted_20_Text">22884,05/09/2020,,Ecuador,2020-05-10 02:32:30,29071.0,1717.0,3433.0</text:p>
      <text:p text:style-name="Preformatted_20_Text">22885,05/09/2020,,Egypt,2020-05-10 02:32:30,8964.0,514.0,2002.0</text:p>
      <text:p text:style-name="Preformatted_20_Text">22886,05/09/2020,,El Salvador,2020-05-10 02:32:30,784.0,17.0,276.0</text:p>
      <text:p text:style-name="Preformatted_20_Text">22887,05/09/2020,,Equatorial Guinea,2020-05-10 02:32:30,439.0,4.0,13.0</text:p>
      <text:p text:style-name="Preformatted_20_Text">22888,05/09/2020,,Eritrea,2020-05-10 02:32:30,39.0,0.0,37.0</text:p>
      <text:p text:style-name="Preformatted_20_Text">22889,05/09/2020,,Estonia,2020-05-10 02:32:30,1733.0,60.0,747.0</text:p>
      <text:p text:style-name="Preformatted_20_Text">22890,05/09/2020,,Eswatini,2020-05-10 02:32:30,163.0,2.0,14.0</text:p>
      <text:p text:style-name="Preformatted_20_Text">22891,05/09/2020,,Ethiopia,2020-05-10 02:32:30,210.0,5.0,97.0</text:p>
      <text:p text:style-name="Preformatted_20_Text">22892,05/09/2020,,Fiji,2020-05-10 02:32:30,18.0,0.0,14.0</text:p>
      <text:p text:style-name="Preformatted_20_Text">22893,05/09/2020,,Finland,2020-05-10 02:32:30,5880.0,265.0,4000.0</text:p>
      <text:p text:style-name="Preformatted_20_Text">22894,05/09/2020,,France,2020-05-10 02:32:30,174758.0,26271.0,54886.0</text:p>
      <text:p text:style-name="Preformatted_20_Text">22895,05/09/2020,,Gabon,2020-05-10 02:32:30,661.0,8.0,110.0</text:p>
      <text:p text:style-name="Preformatted_20_Text">22896,05/09/2020,,Gambia,2020-05-10 02:32:30,20.0,1.0,9.0</text:p>
      <text:p text:style-name="Preformatted_20_Text">22897,05/09/2020,,Georgia,2020-05-10 02:32:30,626.0,10.0,297.0</text:p>
      <text:p text:style-name="Preformatted_20_Text">22898,05/09/2020,,Germany,2020-05-10 02:32:30,171324.0,7549.0,143300.0</text:p>
      <text:p text:style-name="Preformatted_20_Text">22899,05/09/2020,,Ghana,2020-05-10 02:32:30,4263.0,22.0,378.0</text:p>
      <text:p text:style-name="Preformatted_20_Text">22900,05/09/2020,,Greece,2020-05-10 02:32:30,2710.0,151.0,1374.0</text:p>
      <text:p text:style-name="Preformatted_20_Text">22901,05/09/2020,,Grenada,2020-05-10 02:32:30,21.0,0.0,13.0</text:p>
      <text:p text:style-name="Preformatted_20_Text"><text:soft-page-break/>22902,05/09/2020,,Guatemala,2020-05-10 02:32:30,967.0,24.0,104.0</text:p>
      <text:p text:style-name="Preformatted_20_Text">22903,05/09/2020,,Guinea,2020-05-10 02:32:30,2042.0,11.0,698.0</text:p>
      <text:p text:style-name="Preformatted_20_Text">22904,05/09/2020,,Guinea-Bissau,2020-05-10 02:32:30,641.0,3.0,25.0</text:p>
      <text:p text:style-name="Preformatted_20_Text">22905,05/09/2020,,Guyana,2020-05-10 02:32:30,94.0,10.0,35.0</text:p>
      <text:p text:style-name="Preformatted_20_Text">22906,05/09/2020,,Haiti,2020-05-10 02:32:30,151.0,12.0,17.0</text:p>
      <text:p text:style-name="Preformatted_20_Text">22907,05/09/2020,,Holy See,2020-05-10 02:32:30,12.0,0.0,2.0</text:p>
      <text:p text:style-name="Preformatted_20_Text">22908,05/09/2020,,Honduras,2020-05-10 02:32:30,1830.0,108.0,195.0</text:p>
      <text:p text:style-name="Preformatted_20_Text">22909,05/09/2020,,Hungary,2020-05-10 02:32:30,3213.0,405.0,904.0</text:p>
      <text:p text:style-name="Preformatted_20_Text">22910,05/09/2020,,Iceland,2020-05-10 02:32:30,1801.0,10.0,1773.0</text:p>
      <text:p text:style-name="Preformatted_20_Text">22911,05/09/2020,,India,2020-05-10 02:32:30,62808.0,2101.0,19301.0</text:p>
      <text:p text:style-name="Preformatted_20_Text">22912,05/09/2020,,Indonesia,2020-05-10 02:32:30,13645.0,959.0,2607.0</text:p>
      <text:p text:style-name="Preformatted_20_Text">22913,05/09/2020,,Iran,2020-05-10 02:32:30,106220.0,6589.0,85064.0</text:p>
      <text:p text:style-name="Preformatted_20_Text">22914,05/09/2020,,Iraq,2020-05-10 02:32:30,2679.0,107.0,1702.0</text:p>
      <text:p text:style-name="Preformatted_20_Text">22915,05/09/2020,,Ireland,2020-05-10 02:32:30,22760.0,1446.0,17110.0</text:p>
      <text:p text:style-name="Preformatted_20_Text">22916,05/09/2020,,Israel,2020-05-10 02:32:30,16454.0,247.0,11376.0</text:p>
      <text:p text:style-name="Preformatted_20_Text">22917,05/09/2020,,Italy,2020-05-10 02:32:30,218268.0,30395.0,103031.0</text:p>
      <text:p text:style-name="Preformatted_20_Text">22918,05/09/2020,,Ivory Coast,2020-05-10 02:32:30,1667.0,21.0,769.0</text:p>
      <text:p text:style-name="Preformatted_20_Text">22919,05/09/2020,,Jamaica,2020-05-10 02:32:30,490.0,9.0,62.0</text:p>
      <text:p text:style-name="Preformatted_20_Text">22920,05/09/2020,,Japan,2020-05-10 02:32:30,15663.0,607.0,5906.0</text:p>
      <text:p text:style-name="Preformatted_20_Text">22921,05/09/2020,,Jordan,2020-05-10 02:32:30,522.0,9.0,387.0</text:p>
      <text:p text:style-name="Preformatted_20_Text">22922,05/09/2020,,Kazakhstan,2020-05-10 02:32:30,4975.0,31.0,1776.0</text:p>
      <text:p text:style-name="Preformatted_20_Text">22923,05/09/2020,,Kenya,2020-05-10 02:32:30,649.0,30.0,207.0</text:p>
      <text:p text:style-name="Preformatted_20_Text">22924,05/09/2020,,Kosovo,2020-05-10 02:32:30,862.0,28.0,622.0</text:p>
      <text:p text:style-name="Preformatted_20_Text">22925,05/09/2020,,Kuwait,2020-05-10 02:32:30,7623.0,49.0,2622.0</text:p>
      <text:p text:style-name="Preformatted_20_Text">22926,05/09/2020,,Kyrgyzstan,2020-05-10 02:32:30,931.0,12.0,658.0</text:p>
      <text:p text:style-name="Preformatted_20_Text">22927,05/09/2020,,Laos,2020-05-10 02:32:30,19.0,0.0,13.0</text:p>
      <text:p text:style-name="Preformatted_20_Text">22928,05/09/2020,,Latvia,2020-05-10 02:32:30,930.0,18.0,464.0</text:p>
      <text:p text:style-name="Preformatted_20_Text">22929,05/09/2020,,Lebanon,2020-05-10 02:32:30,809.0,26.0,234.0</text:p>
      <text:p text:style-name="Preformatted_20_Text">22930,05/09/2020,,Liberia,2020-05-10 02:32:30,199.0,20.0,79.0</text:p>
      <text:p text:style-name="Preformatted_20_Text">22931,05/09/2020,,Libya,2020-05-10 02:32:30,64.0,3.0,24.0</text:p>
      <text:p text:style-name="Preformatted_20_Text">22932,05/09/2020,,Liechtenstein,2020-05-10 02:32:30,82.0,1.0,55.0</text:p>
      <text:p text:style-name="Preformatted_20_Text">22933,05/09/2020,,Lithuania,2020-05-10 02:32:30,1444.0,49.0,828.0</text:p>
      <text:p text:style-name="Preformatted_20_Text">22934,05/09/2020,,Luxembourg,2020-05-10 02:32:30,3877.0,101.0,3550.0</text:p>
      <text:p text:style-name="Preformatted_20_Text">22935,05/09/2020,,MS Zaandam,2020-05-10 02:32:30,9.0,2.0,0.0</text:p>
      <text:p text:style-name="Preformatted_20_Text">22936,05/09/2020,,Madagascar,2020-05-10 02:32:30,193.0,0.0,101.0</text:p>
      <text:p text:style-name="Preformatted_20_Text">22937,05/09/2020,,Malawi,2020-05-10 02:32:30,56.0,3.0,14.0</text:p>
      <text:p text:style-name="Preformatted_20_Text">22938,05/09/2020,,Malaysia,2020-05-10 02:32:30,6589.0,108.0,4929.0</text:p>
      <text:p text:style-name="Preformatted_20_Text">22939,05/09/2020,,Maldives,2020-05-10 02:32:30,790.0,3.0,29.0</text:p>
      <text:p text:style-name="Preformatted_20_Text">22940,05/09/2020,,Mali,2020-05-10 02:32:30,692.0,37.0,298.0</text:p>
      <text:p text:style-name="Preformatted_20_Text">22941,05/09/2020,,Malta,2020-05-10 02:32:30,490.0,5.0,427.0</text:p>
      <text:p text:style-name="Preformatted_20_Text">22942,05/09/2020,,Mauritania,2020-05-10 02:32:30,8.0,1.0,6.0</text:p>
      <text:p text:style-name="Preformatted_20_Text">22943,05/09/2020,,Mauritius,2020-05-10 02:32:30,332.0,10.0,320.0</text:p>
      <text:p text:style-name="Preformatted_20_Text">22944,05/09/2020,,Mexico,2020-05-10 02:32:30,33460.0,3353.0,21824.0</text:p>
      <text:p text:style-name="Preformatted_20_Text">22945,05/09/2020,,Moldova,2020-05-10 02:32:30,4867.0,161.0,1925.0</text:p>
      <text:p text:style-name="Preformatted_20_Text">22946,05/09/2020,,Monaco,2020-05-10 02:32:30,96.0,4.0,82.0</text:p>
      <text:p text:style-name="Preformatted_20_Text">22947,05/09/2020,,Mongolia,2020-05-10 02:32:30,42.0,0.0,14.0</text:p>
      <text:p text:style-name="Preformatted_20_Text">22948,05/09/2020,,Montenegro,2020-05-10 02:32:30,324.0,8.0,274.0</text:p>
      <text:p text:style-name="Preformatted_20_Text">22949,05/09/2020,,Morocco,2020-05-10 02:32:30,5910.0,186.0,2461.0</text:p>
      <text:p text:style-name="Preformatted_20_Text">22950,05/09/2020,,Mozambique,2020-05-10 02:32:30,87.0,0.0,34.0</text:p>
      <text:p text:style-name="Preformatted_20_Text">22951,05/09/2020,,Namibia,2020-05-10 02:32:30,16.0,0.0,10.0</text:p>
      <text:p text:style-name="Preformatted_20_Text">22952,05/09/2020,,Nepal,2020-05-10 02:32:30,110.0,0.0,31.0</text:p>
      <text:p text:style-name="Preformatted_20_Text">22953,05/09/2020,,Netherlands,2020-05-10 02:32:30,42382.0,5422.0,0.0</text:p>
      <text:p text:style-name="Preformatted_20_Text">22954,05/09/2020,,New Zealand,2020-05-10 02:32:30,1494.0,21.0,1371.0</text:p>
      <text:p text:style-name="Preformatted_20_Text">22955,05/09/2020,,Nicaragua,2020-05-10 02:32:30,16.0,5.0,7.0</text:p>
      <text:p text:style-name="Preformatted_20_Text">22956,05/09/2020,,Niger,2020-05-10 02:32:30,815.0,45.0,617.0</text:p>
      <text:p text:style-name="Preformatted_20_Text">22957,05/09/2020,,Nigeria,2020-05-10 02:32:30,4151.0,128.0,745.0</text:p>
      <text:p text:style-name="Preformatted_20_Text">22958,05/09/2020,,North Macedonia,2020-05-10 02:32:30,1622.0,91.0,1112.0</text:p>
      <text:p text:style-name="Preformatted_20_Text">22959,05/09/2020,,Norway,2020-05-10 02:32:30,8099.0,219.0,32.0</text:p>
      <text:p text:style-name="Preformatted_20_Text">22960,05/09/2020,,Oman,2020-05-10 02:32:30,3224.0,17.0,1068.0</text:p>
      <text:p text:style-name="Preformatted_20_Text">22961,05/09/2020,,Pakistan,2020-05-10 02:32:30,28736.0,636.0,7809.0</text:p>
      <text:p text:style-name="Preformatted_20_Text">22962,05/09/2020,,Panama,2020-05-10 02:32:30,8282.0,237.0,4501.0</text:p>
      <text:p text:style-name="Preformatted_20_Text">22963,05/09/2020,,Papua New Guinea,2020-05-10 02:32:30,8.0,0.0,8.0</text:p>
      <text:p text:style-name="Preformatted_20_Text">22964,05/09/2020,,Paraguay,2020-05-10 02:32:30,689.0,10.0,155.0</text:p>
      <text:p text:style-name="Preformatted_20_Text">22965,05/09/2020,,Peru,2020-05-10 02:32:30,65015.0,1814.0,20246.0</text:p>
      <text:p text:style-name="Preformatted_20_Text"><text:soft-page-break/>22966,05/09/2020,,Philippines,2020-05-10 02:32:30,10610.0,704.0,1842.0</text:p>
      <text:p text:style-name="Preformatted_20_Text">22967,05/09/2020,,Poland,2020-05-10 02:32:30,15651.0,785.0,5437.0</text:p>
      <text:p text:style-name="Preformatted_20_Text">22968,05/09/2020,,Portugal,2020-05-10 02:32:30,27406.0,1126.0,2499.0</text:p>
      <text:p text:style-name="Preformatted_20_Text">22969,05/09/2020,,Qatar,2020-05-10 02:32:30,21331.0,13.0,2449.0</text:p>
      <text:p text:style-name="Preformatted_20_Text">22970,05/09/2020,,Romania,2020-05-10 02:32:30,15131.0,939.0,6912.0</text:p>
      <text:p text:style-name="Preformatted_20_Text">22971,05/09/2020,,Russia,2020-05-10 02:32:30,198676.0,1827.0,31916.0</text:p>
      <text:p text:style-name="Preformatted_20_Text">22972,05/09/2020,,Rwanda,2020-05-10 02:32:30,280.0,0.0,140.0</text:p>
      <text:p text:style-name="Preformatted_20_Text">22973,05/09/2020,,Saint Kitts and Nevis,2020-05-10 02:32:30,15.0,0.0,14.0</text:p>
      <text:p text:style-name="Preformatted_20_Text">22974,05/09/2020,,Saint Lucia,2020-05-10 02:32:30,18.0,0.0,17.0</text:p>
      <text:p text:style-name="Preformatted_20_Text">22975,05/09/2020,,Saint Vincent and the Grenadines,2020-05-10 02:32:30,17.0,0.0,9.0</text:p>
      <text:p text:style-name="Preformatted_20_Text">22976,05/09/2020,,San Marino,2020-05-10 02:32:30,637.0,41.0,126.0</text:p>
      <text:p text:style-name="Preformatted_20_Text">22977,05/09/2020,,Sao Tome and Principe,2020-05-10 02:32:30,208.0,5.0,4.0</text:p>
      <text:p text:style-name="Preformatted_20_Text">22978,05/09/2020,,Saudi Arabia,2020-05-10 02:32:30,37136.0,239.0,10144.0</text:p>
      <text:p text:style-name="Preformatted_20_Text">22979,05/09/2020,,Senegal,2020-05-10 02:32:30,1634.0,17.0,643.0</text:p>
      <text:p text:style-name="Preformatted_20_Text">22980,05/09/2020,,Serbia,2020-05-10 02:32:30,10032.0,215.0,2732.0</text:p>
      <text:p text:style-name="Preformatted_20_Text">22981,05/09/2020,,Seychelles,2020-05-10 02:32:30,11.0,0.0,8.0</text:p>
      <text:p text:style-name="Preformatted_20_Text">22982,05/09/2020,,Sierra Leone,2020-05-10 02:32:30,291.0,18.0,58.0</text:p>
      <text:p text:style-name="Preformatted_20_Text">22983,05/09/2020,,Singapore,2020-05-10 02:32:30,22460.0,20.0,2296.0</text:p>
      <text:p text:style-name="Preformatted_20_Text">22984,05/09/2020,,Slovakia,2020-05-10 02:32:30,1455.0,26.0,919.0</text:p>
      <text:p text:style-name="Preformatted_20_Text">22985,05/09/2020,,Slovenia,2020-05-10 02:32:30,1454.0,101.0,255.0</text:p>
      <text:p text:style-name="Preformatted_20_Text">22986,05/09/2020,,Somalia,2020-05-10 02:32:30,997.0,48.0,110.0</text:p>
      <text:p text:style-name="Preformatted_20_Text">22987,05/09/2020,,South Africa,2020-05-10 02:32:30,9420.0,186.0,3983.0</text:p>
      <text:p text:style-name="Preformatted_20_Text">22988,05/09/2020,,South Korea,2020-05-10 02:32:30,10874.0,256.0,9610.0</text:p>
      <text:p text:style-name="Preformatted_20_Text">22989,05/09/2020,,South Sudan,2020-05-10 02:32:30,120.0,0.0,2.0</text:p>
      <text:p text:style-name="Preformatted_20_Text">22990,05/09/2020,,Spain,2020-05-10 02:32:30,223578.0,26478.0,133952.0</text:p>
      <text:p text:style-name="Preformatted_20_Text">22991,05/09/2020,,Sri Lanka,2020-05-10 02:32:30,847.0,9.0,260.0</text:p>
      <text:p text:style-name="Preformatted_20_Text">22992,05/09/2020,,Sudan,2020-05-10 02:32:30,1164.0,64.0,119.0</text:p>
      <text:p text:style-name="Preformatted_20_Text">22993,05/09/2020,,Suriname,2020-05-10 02:32:30,10.0,1.0,9.0</text:p>
      <text:p text:style-name="Preformatted_20_Text">22994,05/09/2020,,Sweden,2020-05-10 02:32:30,25921.0,3220.0,4971.0</text:p>
      <text:p text:style-name="Preformatted_20_Text">22995,05/09/2020,,Switzerland,2020-05-10 02:32:30,30251.0,1830.0,26400.0</text:p>
      <text:p text:style-name="Preformatted_20_Text">22996,05/09/2020,,Syria,2020-05-10 02:32:30,47.0,3.0,29.0</text:p>
      <text:p text:style-name="Preformatted_20_Text">22997,05/09/2020,,Taiwan,2020-05-10 02:32:30,440.0,6.0,361.0</text:p>
      <text:p text:style-name="Preformatted_20_Text">22998,05/09/2020,,Tajikistan,2020-05-10 02:32:30,612.0,20.0,0.0</text:p>
      <text:p text:style-name="Preformatted_20_Text">22999,05/09/2020,,Tanzania,2020-05-10 02:32:30,509.0,21.0,183.0</text:p>
      <text:p text:style-name="Preformatted_20_Text">23000,05/09/2020,,Thailand,2020-05-10 02:32:30,3004.0,56.0,2787.0</text:p>
      <text:p text:style-name="Preformatted_20_Text">23001,05/09/2020,,Timor-Leste,2020-05-10 02:32:30,24.0,0.0,21.0</text:p>
      <text:p text:style-name="Preformatted_20_Text">23002,05/09/2020,,Togo,2020-05-10 02:32:30,153.0,10.0,87.0</text:p>
      <text:p text:style-name="Preformatted_20_Text">23003,05/09/2020,,Trinidad and Tobago,2020-05-10 02:32:30,116.0,8.0,104.0</text:p>
      <text:p text:style-name="Preformatted_20_Text">23004,05/09/2020,,Tunisia,2020-05-10 02:32:30,1032.0,45.0,660.0</text:p>
      <text:p text:style-name="Preformatted_20_Text">23005,05/09/2020,,Turkey,2020-05-10 02:32:30,137115.0,3739.0,89480.0</text:p>
      <text:p text:style-name="Preformatted_20_Text">23006,05/09/2020,,UK,2020-05-10 02:32:30,215260.0,31587.0,0.0</text:p>
      <text:p text:style-name="Preformatted_20_Text">23007,05/09/2020,,Uganda,2020-05-10 02:32:30,116.0,0.0,55.0</text:p>
      <text:p text:style-name="Preformatted_20_Text">23008,05/09/2020,,Ukraine,2020-05-10 02:32:30,14710.0,376.0,2909.0</text:p>
      <text:p text:style-name="Preformatted_20_Text">23009,05/09/2020,,United Arab Emirates,2020-05-10 02:32:30,17417.0,185.0,4295.0</text:p>
      <text:p text:style-name="Preformatted_20_Text">23010,05/09/2020,,Uruguay,2020-05-10 02:32:30,702.0,18.0,513.0</text:p>
      <text:p text:style-name="Preformatted_20_Text">23011,05/09/2020,,Uzbekistan,2020-05-10 02:32:30,2349.0,10.0,1846.0</text:p>
      <text:p text:style-name="Preformatted_20_Text">23012,05/09/2020,,Venezuela,2020-05-10 02:32:30,402.0,10.0,190.0</text:p>
      <text:p text:style-name="Preformatted_20_Text">23013,05/09/2020,,Vietnam,2020-05-10 02:32:30,288.0,0.0,241.0</text:p>
      <text:p text:style-name="Preformatted_20_Text">23014,05/09/2020,,West Bank and Gaza,2020-05-10 02:32:30,375.0,2.0,228.0</text:p>
      <text:p text:style-name="Preformatted_20_Text">23015,05/09/2020,,Western Sahara,2020-05-10 02:32:30,6.0,0.0,5.0</text:p>
      <text:p text:style-name="Preformatted_20_Text">23016,05/09/2020,,Yemen,2020-05-10 02:32:30,34.0,7.0,1.0</text:p>
      <text:p text:style-name="Preformatted_20_Text">23017,05/09/2020,,Zambia,2020-05-10 02:32:30,252.0,7.0,112.0</text:p>
      <text:p text:style-name="Preformatted_20_Text">23018,05/09/2020,,Zimbabwe,2020-05-10 02:32:30,35.0,4.0,9.0</text:p>
      <text:p text:style-name="Preformatted_20_Text">23019,05/09/2020,Alabama,US,2020-05-10 02:32:30,9668.0,390.0,0.0</text:p>
      <text:p text:style-name="Preformatted_20_Text">23020,05/09/2020,Alaska,US,2020-05-10 02:32:30,378.0,10.0,0.0</text:p>
      <text:p text:style-name="Preformatted_20_Text">23021,05/09/2020,Alberta,Canada,2020-05-10 02:32:30,6157.0,116.0,0.0</text:p>
      <text:p text:style-name="Preformatted_20_Text">23022,05/09/2020,Anguilla,UK,2020-05-10 02:32:30,3.0,0.0,3.0</text:p>
      <text:p text:style-name="Preformatted_20_Text">23023,05/09/2020,Anhui,Mainland China,2020-05-10 02:32:30,991.0,6.0,985.0</text:p>
      <text:p text:style-name="Preformatted_20_Text">23024,05/09/2020,Arizona,US,2020-05-10 02:32:30,10960.0,532.0,0.0</text:p>
      <text:p text:style-name="Preformatted_20_Text">23025,05/09/2020,Arkansas,US,2020-05-10 02:32:30,3747.0,88.0,0.0</text:p>
      <text:p text:style-name="Preformatted_20_Text">23026,05/09/2020,Aruba,Netherlands,2020-05-10 02:32:30,101.0,3.0,89.0</text:p>
      <text:p text:style-name="Preformatted_20_Text">23027,05/09/2020,Australian Capital Territory,Australia,2020-05-10 02:32:30,107.0,3.0,104.0</text:p>
      <text:p text:style-name="Preformatted_20_Text"><text:soft-page-break/>23028,05/09/2020,Beijing,Mainland China,2020-05-10 02:32:30,593.0,9.0,565.0</text:p>
      <text:p text:style-name="Preformatted_20_Text">23029,05/09/2020,Bermuda,UK,2020-05-10 02:32:30,118.0,7.0,64.0</text:p>
      <text:p text:style-name="Preformatted_20_Text">23030,05/09/2020,"Bonaire, Sint Eustatius and Saba",Netherlands,2020-05-10 02:32:30,6.0,0.0,0.0</text:p>
      <text:p text:style-name="Preformatted_20_Text">23031,05/09/2020,British Columbia,Canada,2020-05-10 02:32:30,2330.0,129.0,0.0</text:p>
      <text:p text:style-name="Preformatted_20_Text">23032,05/09/2020,British Virgin Islands,UK,2020-05-10 02:32:30,7.0,1.0,4.0</text:p>
      <text:p text:style-name="Preformatted_20_Text">23033,05/09/2020,California,US,2020-05-10 02:32:30,66558.0,2687.0,0.0</text:p>
      <text:p text:style-name="Preformatted_20_Text">23034,05/09/2020,Cayman Islands,UK,2020-05-10 02:32:30,81.0,1.0,41.0</text:p>
      <text:p text:style-name="Preformatted_20_Text">23035,05/09/2020,Channel Islands,UK,2020-05-10 02:32:30,545.0,41.0,447.0</text:p>
      <text:p text:style-name="Preformatted_20_Text">23036,05/09/2020,Chongqing,Mainland China,2020-05-10 02:32:30,579.0,6.0,573.0</text:p>
      <text:p text:style-name="Preformatted_20_Text">23037,05/09/2020,Colorado,US,2020-05-10 02:32:30,19375.0,967.0,0.0</text:p>
      <text:p text:style-name="Preformatted_20_Text">23038,05/09/2020,Connecticut,US,2020-05-10 02:32:30,32984.0,2932.0,0.0</text:p>
      <text:p text:style-name="Preformatted_20_Text">23039,05/09/2020,Curacao,Netherlands,2020-05-10 02:32:30,16.0,1.0,14.0</text:p>
      <text:p text:style-name="Preformatted_20_Text">23040,05/09/2020,Delaware,US,2020-05-10 02:32:30,6277.0,221.0,0.0</text:p>
      <text:p text:style-name="Preformatted_20_Text">23041,05/09/2020,Diamond Princess cruise ship,Canada,2020-05-10 02:32:30,1.0,1.0,0.0</text:p>
      <text:p text:style-name="Preformatted_20_Text">23042,05/09/2020,Diamond Princess cruise ship,US,2020-05-10 02:32:30,49.0,0.0,0.0</text:p>
      <text:p text:style-name="Preformatted_20_Text">23043,05/09/2020,District of Columbia,US,2020-05-10 02:32:30,6102.0,311.0,0.0</text:p>
      <text:p text:style-name="Preformatted_20_Text">23044,05/09/2020,Falkland Islands (Malvinas),UK,2020-05-10 02:32:30,13.0,0.0,13.0</text:p>
      <text:p text:style-name="Preformatted_20_Text">23045,05/09/2020,Faroe Islands,Denmark,2020-05-10 02:32:30,187.0,0.0,187.0</text:p>
      <text:p text:style-name="Preformatted_20_Text">23046,05/09/2020,Florida,US,2020-05-10 02:32:30,40001.0,1715.0,0.0</text:p>
      <text:p text:style-name="Preformatted_20_Text">23047,05/09/2020,French Guiana,France,2020-05-10 02:32:30,141.0,1.0,119.0</text:p>
      <text:p text:style-name="Preformatted_20_Text">23048,05/09/2020,French Polynesia,France,2020-05-10 02:32:30,60.0,0.0,56.0</text:p>
      <text:p text:style-name="Preformatted_20_Text">23049,05/09/2020,Fujian,Mainland China,2020-05-10 02:32:30,356.0,1.0,354.0</text:p>
      <text:p text:style-name="Preformatted_20_Text">23050,05/09/2020,Gansu,Mainland China,2020-05-10 02:32:30,139.0,2.0,137.0</text:p>
      <text:p text:style-name="Preformatted_20_Text">23051,05/09/2020,Georgia,US,2020-05-10 02:32:30,32588.0,1403.0,0.0</text:p>
      <text:p text:style-name="Preformatted_20_Text">23052,05/09/2020,Gibraltar,UK,2020-05-10 02:32:30,146.0,0.0,142.0</text:p>
      <text:p text:style-name="Preformatted_20_Text">23053,05/09/2020,Grand Princess,Canada,2020-05-10 02:32:30,13.0,0.0,0.0</text:p>
      <text:p text:style-name="Preformatted_20_Text">23054,05/09/2020,Grand Princess,US,2020-05-10 02:32:30,103.0,3.0,0.0</text:p>
      <text:p text:style-name="Preformatted_20_Text">23055,05/09/2020,Greenland,Denmark,2020-05-10 02:32:30,11.0,0.0,11.0</text:p>
      <text:p text:style-name="Preformatted_20_Text">23056,05/09/2020,Guadeloupe,France,2020-05-10 02:32:30,154.0,13.0,104.0</text:p>
      <text:p text:style-name="Preformatted_20_Text">23057,05/09/2020,Guam,US,2020-05-10 02:32:30,151.0,5.0,0.0</text:p>
      <text:p text:style-name="Preformatted_20_Text">23058,05/09/2020,Guangdong,Mainland China,2020-05-10 02:32:30,1589.0,8.0,1576.0</text:p>
      <text:p text:style-name="Preformatted_20_Text">23059,05/09/2020,Guangxi,Mainland China,2020-05-10 02:32:30,254.0,2.0,252.0</text:p>
      <text:p text:style-name="Preformatted_20_Text">23060,05/09/2020,Guizhou,Mainland China,2020-05-10 02:32:30,147.0,2.0,145.0</text:p>
      <text:p text:style-name="Preformatted_20_Text">23061,05/09/2020,Hainan,Mainland China,2020-05-10 02:32:30,168.0,6.0,162.0</text:p>
      <text:p text:style-name="Preformatted_20_Text">23062,05/09/2020,Hawaii,US,2020-05-10 02:32:30,631.0,17.0,0.0</text:p>
      <text:p text:style-name="Preformatted_20_Text">23063,05/09/2020,Hebei,Mainland China,2020-05-10 02:32:30,328.0,6.0,321.0</text:p>
      <text:p text:style-name="Preformatted_20_Text">23064,05/09/2020,Heilongjiang,Mainland China,2020-05-10 02:32:30,944.0,13.0,891.0</text:p>
      <text:p text:style-name="Preformatted_20_Text">23065,05/09/2020,Henan,Mainland China,2020-05-10 02:32:30,1276.0,22.0,1254.0</text:p>
      <text:p text:style-name="Preformatted_20_Text">23066,05/09/2020,Hong Kong,Hong Kong,2020-05-10 02:32:30,1044.0,4.0,967.0</text:p>
      <text:p text:style-name="Preformatted_20_Text">23067,05/09/2020,Hubei,Mainland China,2020-05-10 02:32:30,68129.0,4512.0,63616.0</text:p>
      <text:p text:style-name="Preformatted_20_Text">23068,05/09/2020,Hunan,Mainland China,2020-05-10 02:32:30,1019.0,4.0,1015.0</text:p>
      <text:p text:style-name="Preformatted_20_Text">23069,05/09/2020,Idaho,US,2020-05-10 02:32:30,2205.0,67.0,0.0</text:p>
      <text:p text:style-name="Preformatted_20_Text">23070,05/09/2020,Illinois,US,2020-05-10 02:32:30,76085.0,3349.0,0.0</text:p>
      <text:p text:style-name="Preformatted_20_Text">23071,05/09/2020,Indiana,US,2020-05-10 02:32:30,23732.0,1490.0,0.0</text:p>
      <text:p text:style-name="Preformatted_20_Text">23072,05/09/2020,Inner Mongolia,Mainland China,2020-05-10 02:32:30,201.0,1.0,184.0</text:p>
      <text:p text:style-name="Preformatted_20_Text">23073,05/09/2020,Iowa,US,2020-05-10 02:32:30,11671.0,252.0,0.0</text:p>
      <text:p text:style-name="Preformatted_20_Text">23074,05/09/2020,Isle of Man,UK,2020-05-10 02:32:30,329.0,23.0,271.0</text:p>
      <text:p text:style-name="Preformatted_20_Text">23075,05/09/2020,Jiangsu,Mainland China,2020-05-10 02:32:30,653.0,0.0,652.0</text:p>
      <text:p text:style-name="Preformatted_20_Text">23076,05/09/2020,Jiangxi,Mainland China,2020-05-10 02:32:30,937.0,1.0,936.0</text:p>
      <text:p text:style-name="Preformatted_20_Text">23077,05/09/2020,Jilin,Mainland China,2020-05-10 02:32:30,124.0,1.0,105.0</text:p>
      <text:p text:style-name="Preformatted_20_Text">23078,05/09/2020,Kansas,US,2020-05-10 02:32:30,6829.0,174.0,0.0</text:p>
      <text:p text:style-name="Preformatted_20_Text">23079,05/09/2020,Kentucky,US,2020-05-10 02:32:30,6440.0,304.0,0.0</text:p>
      <text:p text:style-name="Preformatted_20_Text">23080,05/09/2020,Liaoning,Mainland China,2020-05-10 02:32:30,146.0,2.0,144.0</text:p>
      <text:p text:style-name="Preformatted_20_Text">23081,05/09/2020,Louisiana,US,2020-05-10 02:32:30,31417.0,2267.0,0.0</text:p>
      <text:p text:style-name="Preformatted_20_Text">23082,05/09/2020,Macau,Macau,2020-05-10 02:32:30,45.0,0.0,40.0</text:p>
      <text:p text:style-name="Preformatted_20_Text">23083,05/09/2020,Maine,US,2020-05-10 02:32:30,1408.0,64.0,0.0</text:p>
      <text:p text:style-name="Preformatted_20_Text">23084,05/09/2020,Manitoba,Canada,2020-05-10 02:32:30,284.0,7.0,0.0</text:p>
      <text:p text:style-name="Preformatted_20_Text">23085,05/09/2020,Martinique,France,2020-05-10 02:32:30,186.0,14.0,83.0</text:p>
      <text:p text:style-name="Preformatted_20_Text"><text:soft-page-break/>23086,05/09/2020,Maryland,US,2020-05-10 02:32:30,31534.0,1614.0,0.0</text:p>
      <text:p text:style-name="Preformatted_20_Text">23087,05/09/2020,Massachusetts,US,2020-05-10 02:32:30,76743.0,4840.0,0.0</text:p>
      <text:p text:style-name="Preformatted_20_Text">23088,05/09/2020,Mayotte,France,2020-05-10 02:32:30,988.0,11.0,492.0</text:p>
      <text:p text:style-name="Preformatted_20_Text">23089,05/09/2020,Michigan,US,2020-05-10 02:32:30,46815.0,4530.0,0.0</text:p>
      <text:p text:style-name="Preformatted_20_Text">23090,05/09/2020,Minnesota,US,2020-05-10 02:32:30,10790.0,558.0,0.0</text:p>
      <text:p text:style-name="Preformatted_20_Text">23091,05/09/2020,Mississippi,US,2020-05-10 02:32:30,9378.0,421.0,0.0</text:p>
      <text:p text:style-name="Preformatted_20_Text">23092,05/09/2020,Missouri,US,2020-05-10 02:32:30,9911.0,494.0,0.0</text:p>
      <text:p text:style-name="Preformatted_20_Text">23093,05/09/2020,Montana,US,2020-05-10 02:32:30,458.0,16.0,0.0</text:p>
      <text:p text:style-name="Preformatted_20_Text">23094,05/09/2020,Montserrat,UK,2020-05-10 02:32:30,11.0,1.0,8.0</text:p>
      <text:p text:style-name="Preformatted_20_Text">23095,05/09/2020,Nebraska,US,2020-05-10 02:32:30,8093.0,90.0,0.0</text:p>
      <text:p text:style-name="Preformatted_20_Text">23096,05/09/2020,Nevada,US,2020-05-10 02:32:30,6171.0,313.0,0.0</text:p>
      <text:p text:style-name="Preformatted_20_Text">23097,05/09/2020,New Brunswick,Canada,2020-05-10 02:32:30,120.0,0.0,0.0</text:p>
      <text:p text:style-name="Preformatted_20_Text">23098,05/09/2020,New Caledonia,France,2020-05-10 02:32:30,18.0,0.0,18.0</text:p>
      <text:p text:style-name="Preformatted_20_Text">23099,05/09/2020,New Hampshire,US,2020-05-10 02:32:30,3011.0,131.0,0.0</text:p>
      <text:p text:style-name="Preformatted_20_Text">23100,05/09/2020,New Jersey,US,2020-05-10 02:32:30,137397.0,9116.0,0.0</text:p>
      <text:p text:style-name="Preformatted_20_Text">23101,05/09/2020,New Mexico,US,2020-05-10 02:32:30,4778.0,191.0,0.0</text:p>
      <text:p text:style-name="Preformatted_20_Text">23102,05/09/2020,New South Wales,Australia,2020-05-10 02:32:30,3053.0,44.0,2504.0</text:p>
      <text:p text:style-name="Preformatted_20_Text">23103,05/09/2020,New York,US,2020-05-10 02:32:30,333122.0,26612.0,0.0</text:p>
      <text:p text:style-name="Preformatted_20_Text">23104,05/09/2020,Newfoundland and Labrador,Canada,2020-05-10 02:32:30,261.0,3.0,0.0</text:p>
      <text:p text:style-name="Preformatted_20_Text">23105,05/09/2020,Ningxia,Mainland China,2020-05-10 02:32:30,75.0,0.0,75.0</text:p>
      <text:p text:style-name="Preformatted_20_Text">23106,05/09/2020,North Carolina,US,2020-05-10 02:32:30,14478.0,551.0,0.0</text:p>
      <text:p text:style-name="Preformatted_20_Text">23107,05/09/2020,North Dakota,US,2020-05-10 02:32:30,1464.0,35.0,0.0</text:p>
      <text:p text:style-name="Preformatted_20_Text">23108,05/09/2020,Northern Mariana Islands,US,2020-05-10 02:32:30,16.0,2.0,0.0</text:p>
      <text:p text:style-name="Preformatted_20_Text">23109,05/09/2020,Northern Territory,Australia,2020-05-10 02:32:30,29.0,0.0,27.0</text:p>
      <text:p text:style-name="Preformatted_20_Text">23110,05/09/2020,Northwest Territories,Canada,2020-05-10 02:32:30,5.0,0.0,0.0</text:p>
      <text:p text:style-name="Preformatted_20_Text">23111,05/09/2020,Nova Scotia,Canada,2020-05-10 02:32:30,1011.0,47.0,0.0</text:p>
      <text:p text:style-name="Preformatted_20_Text">23112,05/09/2020,Ohio,US,2020-05-10 02:32:30,23697.0,1331.0,0.0</text:p>
      <text:p text:style-name="Preformatted_20_Text">23113,05/09/2020,Oklahoma,US,2020-05-10 02:32:30,4490.0,270.0,0.0</text:p>
      <text:p text:style-name="Preformatted_20_Text">23114,05/09/2020,Ontario,Canada,2020-05-10 02:32:30,21148.0,1726.0,0.0</text:p>
      <text:p text:style-name="Preformatted_20_Text">23115,05/09/2020,Oregon,US,2020-05-10 02:32:30,3160.0,127.0,0.0</text:p>
      <text:p text:style-name="Preformatted_20_Text">23116,05/09/2020,Pennsylvania,US,2020-05-10 02:32:30,58560.0,3779.0,0.0</text:p>
      <text:p text:style-name="Preformatted_20_Text">23117,05/09/2020,Prince Edward Island,Canada,2020-05-10 02:32:30,27.0,0.0,0.0</text:p>
      <text:p text:style-name="Preformatted_20_Text">23118,05/09/2020,Puerto Rico,US,2020-05-10 02:32:30,2173.0,108.0,0.0</text:p>
      <text:p text:style-name="Preformatted_20_Text">23119,05/09/2020,Qinghai,Mainland China,2020-05-10 02:32:30,18.0,0.0,18.0</text:p>
      <text:p text:style-name="Preformatted_20_Text">23120,05/09/2020,Quebec,Canada,2020-05-10 02:32:30,36997.0,2787.0,0.0</text:p>
      <text:p text:style-name="Preformatted_20_Text">23121,05/09/2020,Queensland,Australia,2020-05-10 02:32:30,1045.0,6.0,1019.0</text:p>
      <text:p text:style-name="Preformatted_20_Text">23122,05/09/2020,Recovered,Canada,2020-05-10 02:32:30,0.0,0.0,31262.0</text:p>
      <text:p text:style-name="Preformatted_20_Text">23123,05/09/2020,Recovered,US,2020-05-10 02:32:30,0.0,0.0,212534.0</text:p>
      <text:p text:style-name="Preformatted_20_Text">23124,05/09/2020,Reunion,France,2020-05-10 02:32:30,431.0,0.0,354.0</text:p>
      <text:p text:style-name="Preformatted_20_Text">23125,05/09/2020,Rhode Island,US,2020-05-10 02:32:30,10989.0,418.0,0.0</text:p>
      <text:p text:style-name="Preformatted_20_Text">23126,05/09/2020,Saint Barthelemy,France,2020-05-10 02:32:30,6.0,0.0,6.0</text:p>
      <text:p text:style-name="Preformatted_20_Text">23127,05/09/2020,Saint Pierre and Miquelon,France,2020-05-10 02:32:30,1.0,0.0,0.0</text:p>
      <text:p text:style-name="Preformatted_20_Text">23128,05/09/2020,Saskatchewan,Canada,2020-05-10 02:32:30,553.0,7.0,0.0</text:p>
      <text:p text:style-name="Preformatted_20_Text">23129,05/09/2020,Shaanxi,Mainland China,2020-05-10 02:32:30,308.0,3.0,293.0</text:p>
      <text:p text:style-name="Preformatted_20_Text">23130,05/09/2020,Shandong,Mainland China,2020-05-10 02:32:30,788.0,7.0,776.0</text:p>
      <text:p text:style-name="Preformatted_20_Text">23131,05/09/2020,Shanghai,Mainland China,2020-05-10 02:32:30,659.0,7.0,626.0</text:p>
      <text:p text:style-name="Preformatted_20_Text">23132,05/09/2020,Shanxi,Mainland China,2020-05-10 02:32:30,198.0,0.0,197.0</text:p>
      <text:p text:style-name="Preformatted_20_Text">23133,05/09/2020,Sichuan,Mainland China,2020-05-10 02:32:30,561.0,3.0,558.0</text:p>
      <text:p text:style-name="Preformatted_20_Text">23134,05/09/2020,Sint Maarten,Netherlands,2020-05-10 02:32:30,76.0,15.0,46.0</text:p>
      <text:p text:style-name="Preformatted_20_Text">23135,05/09/2020,South Australia,Australia,2020-05-10 02:32:30,439.0,4.0,433.0</text:p>
      <text:p text:style-name="Preformatted_20_Text">23136,05/09/2020,South Carolina,US,2020-05-10 02:32:30,7531.0,330.0,0.0</text:p>
      <text:p text:style-name="Preformatted_20_Text">23137,05/09/2020,South Dakota,US,2020-05-10 02:32:30,3393.0,34.0,0.0</text:p>
      <text:p text:style-name="Preformatted_20_Text">23138,05/09/2020,St Martin,France,2020-05-10 02:32:30,39.0,3.0,30.0</text:p>
      <text:p text:style-name="Preformatted_20_Text">23139,05/09/2020,Tasmania,Australia,2020-05-10 02:32:30,227.0,13.0,182.0</text:p>
      <text:p text:style-name="Preformatted_20_Text">23140,05/09/2020,Tennessee,US,2020-05-10 02:32:30,14768.0,242.0,0.0</text:p>
      <text:p text:style-name="Preformatted_20_Text">23141,05/09/2020,Texas,US,2020-05-10 02:32:30,38394.0,1066.0,0.0</text:p>
      <text:p text:style-name="Preformatted_20_Text">23142,05/09/2020,Tianjin,Mainland China,2020-05-10 02:32:30,191.0,3.0,186.0</text:p>
      <text:p text:style-name="Preformatted_20_Text">23143,05/09/2020,Tibet,Mainland China,2020-05-10 02:32:30,1.0,0.0,1.0</text:p>
      <text:p text:style-name="Preformatted_20_Text">23144,05/09/2020,Turks and Caicos Islands,UK,2020-05-10 02:32:30,12.0,1.0,8.0</text:p>
      <text:p text:style-name="Preformatted_20_Text">23145,05/09/2020,Utah,US,2020-05-10 02:32:30,6103.0,66.0,0.0</text:p>
      <text:p text:style-name="Preformatted_20_Text">23146,05/09/2020,Vermont,US,2020-05-10 02:32:30,921.0,53.0,0.0</text:p>
      <text:p text:style-name="Preformatted_20_Text"><text:soft-page-break/>23147,05/09/2020,Victoria,Australia,2020-05-10 02:32:30,1487.0,18.0,1336.0</text:p>
      <text:p text:style-name="Preformatted_20_Text">23148,05/09/2020,Virgin Islands,US,2020-05-10 02:32:30,68.0,4.0,0.0</text:p>
      <text:p text:style-name="Preformatted_20_Text">23149,05/09/2020,Virginia,US,2020-05-10 02:32:30,23196.0,827.0,0.0</text:p>
      <text:p text:style-name="Preformatted_20_Text">23150,05/09/2020,Washington,US,2020-05-10 02:32:30,16674.0,921.0,0.0</text:p>
      <text:p text:style-name="Preformatted_20_Text">23151,05/09/2020,West Virginia,US,2020-05-10 02:32:30,1323.0,52.0,0.0</text:p>
      <text:p text:style-name="Preformatted_20_Text">23152,05/09/2020,Western Australia,Australia,2020-05-10 02:32:30,552.0,9.0,536.0</text:p>
      <text:p text:style-name="Preformatted_20_Text">23153,05/09/2020,Wisconsin,US,2020-05-10 02:32:30,9939.0,398.0,0.0</text:p>
      <text:p text:style-name="Preformatted_20_Text">23154,05/09/2020,Wyoming,US,2020-05-10 02:32:30,653.0,7.0,0.0</text:p>
      <text:p text:style-name="Preformatted_20_Text">23155,05/09/2020,Xinjiang,Mainland China,2020-05-10 02:32:30,76.0,3.0,73.0</text:p>
      <text:p text:style-name="Preformatted_20_Text">23156,05/09/2020,Yukon,Canada,2020-05-10 02:32:30,11.0,0.0,0.0</text:p>
      <text:p text:style-name="Preformatted_20_Text">23157,05/09/2020,Yunnan,Mainland China,2020-05-10 02:32:30,185.0,2.0,183.0</text:p>
      <text:p text:style-name="Preformatted_20_Text">23158,05/09/2020,Zhejiang,Mainland China,2020-05-10 02:32:30,1268.0,1.0,1267.0</text:p>
      <text:p text:style-name="Preformatted_20_Text">23159,05/10/2020,,Afghanistan,2020-05-11 02:32:30,4402.0,120.0,558.0</text:p>
      <text:p text:style-name="Preformatted_20_Text">23160,05/10/2020,,Albania,2020-05-11 02:32:30,868.0,31.0,650.0</text:p>
      <text:p text:style-name="Preformatted_20_Text">23161,05/10/2020,,Algeria,2020-05-11 02:32:30,5723.0,502.0,2678.0</text:p>
      <text:p text:style-name="Preformatted_20_Text">23162,05/10/2020,,Andorra,2020-05-11 02:32:30,755.0,48.0,550.0</text:p>
      <text:p text:style-name="Preformatted_20_Text">23163,05/10/2020,,Angola,2020-05-11 02:32:30,45.0,2.0,13.0</text:p>
      <text:p text:style-name="Preformatted_20_Text">23164,05/10/2020,,Antigua and Barbuda,2020-05-11 02:32:30,25.0,3.0,19.0</text:p>
      <text:p text:style-name="Preformatted_20_Text">23165,05/10/2020,,Argentina,2020-05-11 02:32:30,6034.0,305.0,1757.0</text:p>
      <text:p text:style-name="Preformatted_20_Text">23166,05/10/2020,,Armenia,2020-05-11 02:32:30,3313.0,45.0,1325.0</text:p>
      <text:p text:style-name="Preformatted_20_Text">23167,05/10/2020,,Austria,2020-05-11 02:32:30,15871.0,618.0,13991.0</text:p>
      <text:p text:style-name="Preformatted_20_Text">23168,05/10/2020,,Azerbaijan,2020-05-11 02:32:30,2519.0,32.0,1650.0</text:p>
      <text:p text:style-name="Preformatted_20_Text">23169,05/10/2020,,Bahamas,2020-05-11 02:32:30,92.0,11.0,37.0</text:p>
      <text:p text:style-name="Preformatted_20_Text">23170,05/10/2020,,Bahrain,2020-05-11 02:32:30,4941.0,8.0,2070.0</text:p>
      <text:p text:style-name="Preformatted_20_Text">23171,05/10/2020,,Bangladesh,2020-05-11 02:32:30,14657.0,228.0,2650.0</text:p>
      <text:p text:style-name="Preformatted_20_Text">23172,05/10/2020,,Barbados,2020-05-11 02:32:30,84.0,7.0,57.0</text:p>
      <text:p text:style-name="Preformatted_20_Text">23173,05/10/2020,,Belarus,2020-05-11 02:32:30,22973.0,131.0,6406.0</text:p>
      <text:p text:style-name="Preformatted_20_Text">23174,05/10/2020,,Belgium,2020-05-11 02:32:30,53081.0,8656.0,13642.0</text:p>
      <text:p text:style-name="Preformatted_20_Text">23175,05/10/2020,,Belize,2020-05-11 02:32:30,18.0,2.0,16.0</text:p>
      <text:p text:style-name="Preformatted_20_Text">23176,05/10/2020,,Benin,2020-05-11 02:32:30,319.0,2.0,62.0</text:p>
      <text:p text:style-name="Preformatted_20_Text">23177,05/10/2020,,Bhutan,2020-05-11 02:32:30,7.0,0.0,5.0</text:p>
      <text:p text:style-name="Preformatted_20_Text">23178,05/10/2020,,Bolivia,2020-05-11 02:32:30,2556.0,118.0,273.0</text:p>
      <text:p text:style-name="Preformatted_20_Text">23179,05/10/2020,,Bosnia and Herzegovina,2020-05-11 02:32:30,2117.0,107.0,1106.0</text:p>
      <text:p text:style-name="Preformatted_20_Text">23180,05/10/2020,,Botswana,2020-05-11 02:32:30,23.0,1.0,12.0</text:p>
      <text:p text:style-name="Preformatted_20_Text">23181,05/10/2020,,Brazil,2020-05-11 02:32:30,162699.0,11123.0,64957.0</text:p>
      <text:p text:style-name="Preformatted_20_Text">23182,05/10/2020,,Brunei,2020-05-11 02:32:30,141.0,1.0,134.0</text:p>
      <text:p text:style-name="Preformatted_20_Text">23183,05/10/2020,,Bulgaria,2020-05-11 02:32:30,1965.0,91.0,444.0</text:p>
      <text:p text:style-name="Preformatted_20_Text">23184,05/10/2020,,Burkina Faso,2020-05-11 02:32:30,751.0,49.0,577.0</text:p>
      <text:p text:style-name="Preformatted_20_Text">23185,05/10/2020,,Burma,2020-05-11 02:32:30,180.0,6.0,72.0</text:p>
      <text:p text:style-name="Preformatted_20_Text">23186,05/10/2020,,Burundi,2020-05-11 02:32:30,15.0,1.0,7.0</text:p>
      <text:p text:style-name="Preformatted_20_Text">23187,05/10/2020,,Cabo Verde,2020-05-11 02:32:30,246.0,2.0,56.0</text:p>
      <text:p text:style-name="Preformatted_20_Text">23188,05/10/2020,,Cambodia,2020-05-11 02:32:30,122.0,0.0,120.0</text:p>
      <text:p text:style-name="Preformatted_20_Text">23189,05/10/2020,,Cameroon,2020-05-11 02:32:30,2579.0,114.0,1465.0</text:p>
      <text:p text:style-name="Preformatted_20_Text">23190,05/10/2020,,Central African Republic,2020-05-11 02:32:30,143.0,0.0,10.0</text:p>
      <text:p text:style-name="Preformatted_20_Text">23191,05/10/2020,,Chad,2020-05-11 02:32:30,322.0,31.0,53.0</text:p>
      <text:p text:style-name="Preformatted_20_Text">23192,05/10/2020,,Chile,2020-05-11 02:32:30,28866.0,312.0,13112.0</text:p>
      <text:p text:style-name="Preformatted_20_Text">23193,05/10/2020,,Colombia,2020-05-11 02:32:30,11063.0,463.0,2705.0</text:p>
      <text:p text:style-name="Preformatted_20_Text">23194,05/10/2020,,Comoros,2020-05-11 02:32:30,11.0,1.0,0.0</text:p>
      <text:p text:style-name="Preformatted_20_Text">23195,05/10/2020,,Congo (Brazzaville),2020-05-11 02:32:30,274.0,10.0,33.0</text:p>
      <text:p text:style-name="Preformatted_20_Text">23196,05/10/2020,,Congo (Kinshasa),2020-05-11 02:32:30,991.0,41.0,136.0</text:p>
      <text:p text:style-name="Preformatted_20_Text">23197,05/10/2020,,Costa Rica,2020-05-11 02:32:30,792.0,7.0,501.0</text:p>
      <text:p text:style-name="Preformatted_20_Text">23198,05/10/2020,,Croatia,2020-05-11 02:32:30,2187.0,90.0,1764.0</text:p>
      <text:p text:style-name="Preformatted_20_Text">23199,05/10/2020,,Cuba,2020-05-11 02:32:30,1766.0,77.0,1193.0</text:p>
      <text:p text:style-name="Preformatted_20_Text">23200,05/10/2020,,Cyprus,2020-05-11 02:32:30,898.0,16.0,401.0</text:p>
      <text:p text:style-name="Preformatted_20_Text">23201,05/10/2020,,Czech Republic,2020-05-11 02:32:30,8123.0,280.0,4474.0</text:p>
      <text:p text:style-name="Preformatted_20_Text">23202,05/10/2020,,Denmark,2020-05-11 02:32:30,10429.0,529.0,8217.0</text:p>
      <text:p text:style-name="Preformatted_20_Text">23203,05/10/2020,,Diamond Princess,2020-05-11 02:32:30,712.0,13.0,651.0</text:p>
      <text:p text:style-name="Preformatted_20_Text">23204,05/10/2020,,Djibouti,2020-05-11 02:32:30,1210.0,3.0,847.0</text:p>
      <text:p text:style-name="Preformatted_20_Text">23205,05/10/2020,,Dominica,2020-05-11 02:32:30,16.0,0.0,15.0</text:p>
      <text:p text:style-name="Preformatted_20_Text">23206,05/10/2020,,Dominican Republic,2020-05-11 02:32:30,10347.0,388.0,2763.0</text:p>
      <text:p text:style-name="Preformatted_20_Text">23207,05/10/2020,,Ecuador,2020-05-11 02:32:30,29559.0,2127.0,3433.0</text:p>
      <text:p text:style-name="Preformatted_20_Text">23208,05/10/2020,,Egypt,2020-05-11 02:32:30,9400.0,525.0,2075.0</text:p>
      <text:p text:style-name="Preformatted_20_Text">23209,05/10/2020,,El Salvador,2020-05-11 02:32:30,889.0,17.0,293.0</text:p>
      <text:p text:style-name="Preformatted_20_Text">23210,05/10/2020,,Equatorial Guinea,2020-05-11 02:32:30,439.0,4.0,13.0</text:p>
      <text:p text:style-name="Preformatted_20_Text"><text:soft-page-break/>23211,05/10/2020,,Eritrea,2020-05-11 02:32:30,39.0,0.0,37.0</text:p>
      <text:p text:style-name="Preformatted_20_Text">23212,05/10/2020,,Estonia,2020-05-11 02:32:30,1739.0,60.0,750.0</text:p>
      <text:p text:style-name="Preformatted_20_Text">23213,05/10/2020,,Eswatini,2020-05-11 02:32:30,172.0,2.0,27.0</text:p>
      <text:p text:style-name="Preformatted_20_Text">23214,05/10/2020,,Ethiopia,2020-05-11 02:32:30,239.0,5.0,99.0</text:p>
      <text:p text:style-name="Preformatted_20_Text">23215,05/10/2020,,Fiji,2020-05-11 02:32:30,18.0,0.0,14.0</text:p>
      <text:p text:style-name="Preformatted_20_Text">23216,05/10/2020,,Finland,2020-05-11 02:32:30,5962.0,267.0,4000.0</text:p>
      <text:p text:style-name="Preformatted_20_Text">23217,05/10/2020,,France,2020-05-11 02:32:30,175027.0,26341.0,55062.0</text:p>
      <text:p text:style-name="Preformatted_20_Text">23218,05/10/2020,,Gabon,2020-05-11 02:32:30,661.0,8.0,110.0</text:p>
      <text:p text:style-name="Preformatted_20_Text">23219,05/10/2020,,Gambia,2020-05-11 02:32:30,20.0,1.0,9.0</text:p>
      <text:p text:style-name="Preformatted_20_Text">23220,05/10/2020,,Georgia,2020-05-11 02:32:30,635.0,10.0,309.0</text:p>
      <text:p text:style-name="Preformatted_20_Text">23221,05/10/2020,,Germany,2020-05-11 02:32:30,171879.0,7569.0,144400.0</text:p>
      <text:p text:style-name="Preformatted_20_Text">23222,05/10/2020,,Ghana,2020-05-11 02:32:30,4263.0,22.0,378.0</text:p>
      <text:p text:style-name="Preformatted_20_Text">23223,05/10/2020,,Greece,2020-05-11 02:32:30,2716.0,151.0,1374.0</text:p>
      <text:p text:style-name="Preformatted_20_Text">23224,05/10/2020,,Grenada,2020-05-11 02:32:30,21.0,0.0,13.0</text:p>
      <text:p text:style-name="Preformatted_20_Text">23225,05/10/2020,,Guatemala,2020-05-11 02:32:30,1052.0,26.0,110.0</text:p>
      <text:p text:style-name="Preformatted_20_Text">23226,05/10/2020,,Guinea,2020-05-11 02:32:30,2146.0,11.0,714.0</text:p>
      <text:p text:style-name="Preformatted_20_Text">23227,05/10/2020,,Guinea-Bissau,2020-05-11 02:32:30,726.0,3.0,26.0</text:p>
      <text:p text:style-name="Preformatted_20_Text">23228,05/10/2020,,Guyana,2020-05-11 02:32:30,104.0,10.0,35.0</text:p>
      <text:p text:style-name="Preformatted_20_Text">23229,05/10/2020,,Haiti,2020-05-11 02:32:30,182.0,15.0,17.0</text:p>
      <text:p text:style-name="Preformatted_20_Text">23230,05/10/2020,,Holy See,2020-05-11 02:32:30,12.0,0.0,2.0</text:p>
      <text:p text:style-name="Preformatted_20_Text">23231,05/10/2020,,Honduras,2020-05-11 02:32:30,1972.0,108.0,203.0</text:p>
      <text:p text:style-name="Preformatted_20_Text">23232,05/10/2020,,Hungary,2020-05-11 02:32:30,3263.0,413.0,933.0</text:p>
      <text:p text:style-name="Preformatted_20_Text">23233,05/10/2020,,Iceland,2020-05-11 02:32:30,1801.0,10.0,1773.0</text:p>
      <text:p text:style-name="Preformatted_20_Text">23234,05/10/2020,,India,2020-05-11 02:32:30,67161.0,2212.0,20969.0</text:p>
      <text:p text:style-name="Preformatted_20_Text">23235,05/10/2020,,Indonesia,2020-05-11 02:32:30,14032.0,973.0,2698.0</text:p>
      <text:p text:style-name="Preformatted_20_Text">23236,05/10/2020,,Iran,2020-05-11 02:32:30,107603.0,6640.0,86143.0</text:p>
      <text:p text:style-name="Preformatted_20_Text">23237,05/10/2020,,Iraq,2020-05-11 02:32:30,2767.0,109.0,1734.0</text:p>
      <text:p text:style-name="Preformatted_20_Text">23238,05/10/2020,,Ireland,2020-05-11 02:32:30,22996.0,1458.0,17110.0</text:p>
      <text:p text:style-name="Preformatted_20_Text">23239,05/10/2020,,Israel,2020-05-11 02:32:30,16477.0,252.0,11430.0</text:p>
      <text:p text:style-name="Preformatted_20_Text">23240,05/10/2020,,Italy,2020-05-11 02:32:30,219070.0,30560.0,105186.0</text:p>
      <text:p text:style-name="Preformatted_20_Text">23241,05/10/2020,,Ivory Coast,2020-05-11 02:32:30,1700.0,21.0,794.0</text:p>
      <text:p text:style-name="Preformatted_20_Text">23242,05/10/2020,,Jamaica,2020-05-11 02:32:30,502.0,9.0,90.0</text:p>
      <text:p text:style-name="Preformatted_20_Text">23243,05/10/2020,,Japan,2020-05-11 02:32:30,15777.0,624.0,8127.0</text:p>
      <text:p text:style-name="Preformatted_20_Text">23244,05/10/2020,,Jordan,2020-05-11 02:32:30,540.0,9.0,389.0</text:p>
      <text:p text:style-name="Preformatted_20_Text">23245,05/10/2020,,Kazakhstan,2020-05-11 02:32:30,5090.0,31.0,1941.0</text:p>
      <text:p text:style-name="Preformatted_20_Text">23246,05/10/2020,,Kenya,2020-05-11 02:32:30,672.0,32.0,239.0</text:p>
      <text:p text:style-name="Preformatted_20_Text">23247,05/10/2020,,Kosovo,2020-05-11 02:32:30,870.0,28.0,653.0</text:p>
      <text:p text:style-name="Preformatted_20_Text">23248,05/10/2020,,Kuwait,2020-05-11 02:32:30,8688.0,58.0,2729.0</text:p>
      <text:p text:style-name="Preformatted_20_Text">23249,05/10/2020,,Kyrgyzstan,2020-05-11 02:32:30,1002.0,12.0,675.0</text:p>
      <text:p text:style-name="Preformatted_20_Text">23250,05/10/2020,,Laos,2020-05-11 02:32:30,19.0,0.0,13.0</text:p>
      <text:p text:style-name="Preformatted_20_Text">23251,05/10/2020,,Latvia,2020-05-11 02:32:30,939.0,18.0,464.0</text:p>
      <text:p text:style-name="Preformatted_20_Text">23252,05/10/2020,,Lebanon,2020-05-11 02:32:30,845.0,26.0,234.0</text:p>
      <text:p text:style-name="Preformatted_20_Text">23253,05/10/2020,,Liberia,2020-05-11 02:32:30,199.0,20.0,79.0</text:p>
      <text:p text:style-name="Preformatted_20_Text">23254,05/10/2020,,Libya,2020-05-11 02:32:30,64.0,3.0,24.0</text:p>
      <text:p text:style-name="Preformatted_20_Text">23255,05/10/2020,,Liechtenstein,2020-05-11 02:32:30,82.0,1.0,55.0</text:p>
      <text:p text:style-name="Preformatted_20_Text">23256,05/10/2020,,Lithuania,2020-05-11 02:32:30,1479.0,50.0,828.0</text:p>
      <text:p text:style-name="Preformatted_20_Text">23257,05/10/2020,,Luxembourg,2020-05-11 02:32:30,3886.0,101.0,3586.0</text:p>
      <text:p text:style-name="Preformatted_20_Text">23258,05/10/2020,,MS Zaandam,2020-05-11 02:32:30,9.0,2.0,0.0</text:p>
      <text:p text:style-name="Preformatted_20_Text">23259,05/10/2020,,Madagascar,2020-05-11 02:32:30,193.0,0.0,101.0</text:p>
      <text:p text:style-name="Preformatted_20_Text">23260,05/10/2020,,Malawi,2020-05-11 02:32:30,56.0,3.0,14.0</text:p>
      <text:p text:style-name="Preformatted_20_Text">23261,05/10/2020,,Malaysia,2020-05-11 02:32:30,6656.0,108.0,5025.0</text:p>
      <text:p text:style-name="Preformatted_20_Text">23262,05/10/2020,,Maldives,2020-05-11 02:32:30,835.0,3.0,29.0</text:p>
      <text:p text:style-name="Preformatted_20_Text">23263,05/10/2020,,Mali,2020-05-11 02:32:30,704.0,38.0,351.0</text:p>
      <text:p text:style-name="Preformatted_20_Text">23264,05/10/2020,,Malta,2020-05-11 02:32:30,496.0,5.0,433.0</text:p>
      <text:p text:style-name="Preformatted_20_Text">23265,05/10/2020,,Mauritania,2020-05-11 02:32:30,8.0,1.0,6.0</text:p>
      <text:p text:style-name="Preformatted_20_Text">23266,05/10/2020,,Mauritius,2020-05-11 02:32:30,332.0,10.0,320.0</text:p>
      <text:p text:style-name="Preformatted_20_Text">23267,05/10/2020,,Mexico,2020-05-11 02:32:30,35022.0,3465.0,21824.0</text:p>
      <text:p text:style-name="Preformatted_20_Text">23268,05/10/2020,,Moldova,2020-05-11 02:32:30,4927.0,169.0,1958.0</text:p>
      <text:p text:style-name="Preformatted_20_Text">23269,05/10/2020,,Monaco,2020-05-11 02:32:30,96.0,4.0,82.0</text:p>
      <text:p text:style-name="Preformatted_20_Text">23270,05/10/2020,,Mongolia,2020-05-11 02:32:30,42.0,0.0,14.0</text:p>
      <text:p text:style-name="Preformatted_20_Text">23271,05/10/2020,,Montenegro,2020-05-11 02:32:30,324.0,9.0,290.0</text:p>
      <text:p text:style-name="Preformatted_20_Text">23272,05/10/2020,,Morocco,2020-05-11 02:32:30,6063.0,188.0,2554.0</text:p>
      <text:p text:style-name="Preformatted_20_Text">23273,05/10/2020,,Mozambique,2020-05-11 02:32:30,91.0,0.0,34.0</text:p>
      <text:p text:style-name="Preformatted_20_Text">23274,05/10/2020,,Namibia,2020-05-11 02:32:30,16.0,0.0,11.0</text:p>
      <text:p text:style-name="Preformatted_20_Text"><text:soft-page-break/>23275,05/10/2020,,Nepal,2020-05-11 02:32:30,110.0,0.0,31.0</text:p>
      <text:p text:style-name="Preformatted_20_Text">23276,05/10/2020,,Netherlands,2020-05-11 02:32:30,42627.0,5440.0,0.0</text:p>
      <text:p text:style-name="Preformatted_20_Text">23277,05/10/2020,,New Zealand,2020-05-11 02:32:30,1497.0,21.0,1386.0</text:p>
      <text:p text:style-name="Preformatted_20_Text">23278,05/10/2020,,Nicaragua,2020-05-11 02:32:30,16.0,5.0,7.0</text:p>
      <text:p text:style-name="Preformatted_20_Text">23279,05/10/2020,,Niger,2020-05-11 02:32:30,821.0,46.0,624.0</text:p>
      <text:p text:style-name="Preformatted_20_Text">23280,05/10/2020,,Nigeria,2020-05-11 02:32:30,4399.0,143.0,778.0</text:p>
      <text:p text:style-name="Preformatted_20_Text">23281,05/10/2020,,North Macedonia,2020-05-11 02:32:30,1642.0,91.0,1136.0</text:p>
      <text:p text:style-name="Preformatted_20_Text">23282,05/10/2020,,Norway,2020-05-11 02:32:30,8105.0,219.0,32.0</text:p>
      <text:p text:style-name="Preformatted_20_Text">23283,05/10/2020,,Oman,2020-05-11 02:32:30,3399.0,17.0,1117.0</text:p>
      <text:p text:style-name="Preformatted_20_Text">23284,05/10/2020,,Pakistan,2020-05-11 02:32:30,30334.0,659.0,8063.0</text:p>
      <text:p text:style-name="Preformatted_20_Text">23285,05/10/2020,,Panama,2020-05-11 02:32:30,8448.0,244.0,4687.0</text:p>
      <text:p text:style-name="Preformatted_20_Text">23286,05/10/2020,,Papua New Guinea,2020-05-11 02:32:30,8.0,0.0,8.0</text:p>
      <text:p text:style-name="Preformatted_20_Text">23287,05/10/2020,,Paraguay,2020-05-11 02:32:30,713.0,10.0,165.0</text:p>
      <text:p text:style-name="Preformatted_20_Text">23288,05/10/2020,,Peru,2020-05-11 02:32:30,67307.0,1889.0,21349.0</text:p>
      <text:p text:style-name="Preformatted_20_Text">23289,05/10/2020,,Philippines,2020-05-11 02:32:30,10794.0,719.0,1924.0</text:p>
      <text:p text:style-name="Preformatted_20_Text">23290,05/10/2020,,Poland,2020-05-11 02:32:30,15996.0,800.0,5698.0</text:p>
      <text:p text:style-name="Preformatted_20_Text">23291,05/10/2020,,Portugal,2020-05-11 02:32:30,27581.0,1135.0,2549.0</text:p>
      <text:p text:style-name="Preformatted_20_Text">23292,05/10/2020,,Qatar,2020-05-11 02:32:30,22520.0,14.0,2753.0</text:p>
      <text:p text:style-name="Preformatted_20_Text">23293,05/10/2020,,Romania,2020-05-11 02:32:30,15362.0,961.0,7051.0</text:p>
      <text:p text:style-name="Preformatted_20_Text">23294,05/10/2020,,Russia,2020-05-11 02:32:30,209688.0,1915.0,34306.0</text:p>
      <text:p text:style-name="Preformatted_20_Text">23295,05/10/2020,,Rwanda,2020-05-11 02:32:30,284.0,0.0,140.0</text:p>
      <text:p text:style-name="Preformatted_20_Text">23296,05/10/2020,,Saint Kitts and Nevis,2020-05-11 02:32:30,15.0,0.0,14.0</text:p>
      <text:p text:style-name="Preformatted_20_Text">23297,05/10/2020,,Saint Lucia,2020-05-11 02:32:30,18.0,0.0,17.0</text:p>
      <text:p text:style-name="Preformatted_20_Text">23298,05/10/2020,,Saint Vincent and the Grenadines,2020-05-11 02:32:30,17.0,0.0,9.0</text:p>
      <text:p text:style-name="Preformatted_20_Text">23299,05/10/2020,,San Marino,2020-05-11 02:32:30,628.0,41.0,126.0</text:p>
      <text:p text:style-name="Preformatted_20_Text">23300,05/10/2020,,Sao Tome and Principe,2020-05-11 02:32:30,208.0,5.0,4.0</text:p>
      <text:p text:style-name="Preformatted_20_Text">23301,05/10/2020,,Saudi Arabia,2020-05-11 02:32:30,39048.0,246.0,11457.0</text:p>
      <text:p text:style-name="Preformatted_20_Text">23302,05/10/2020,,Senegal,2020-05-11 02:32:30,1709.0,19.0,650.0</text:p>
      <text:p text:style-name="Preformatted_20_Text">23303,05/10/2020,,Serbia,2020-05-11 02:32:30,10032.0,215.0,2732.0</text:p>
      <text:p text:style-name="Preformatted_20_Text">23304,05/10/2020,,Seychelles,2020-05-11 02:32:30,11.0,0.0,10.0</text:p>
      <text:p text:style-name="Preformatted_20_Text">23305,05/10/2020,,Sierra Leone,2020-05-11 02:32:30,307.0,18.0,67.0</text:p>
      <text:p text:style-name="Preformatted_20_Text">23306,05/10/2020,,Singapore,2020-05-11 02:32:30,23336.0,20.0,2721.0</text:p>
      <text:p text:style-name="Preformatted_20_Text">23307,05/10/2020,,Slovakia,2020-05-11 02:32:30,1457.0,26.0,941.0</text:p>
      <text:p text:style-name="Preformatted_20_Text">23308,05/10/2020,,Slovenia,2020-05-11 02:32:30,1457.0,102.0,256.0</text:p>
      <text:p text:style-name="Preformatted_20_Text">23309,05/10/2020,,Somalia,2020-05-11 02:32:30,1054.0,51.0,118.0</text:p>
      <text:p text:style-name="Preformatted_20_Text">23310,05/10/2020,,South Africa,2020-05-11 02:32:30,10015.0,194.0,4173.0</text:p>
      <text:p text:style-name="Preformatted_20_Text">23311,05/10/2020,,South Korea,2020-05-11 02:32:30,10909.0,256.0,9632.0</text:p>
      <text:p text:style-name="Preformatted_20_Text">23312,05/10/2020,,South Sudan,2020-05-11 02:32:30,120.0,0.0,2.0</text:p>
      <text:p text:style-name="Preformatted_20_Text">23313,05/10/2020,,Spain,2020-05-11 02:32:30,224350.0,26621.0,136166.0</text:p>
      <text:p text:style-name="Preformatted_20_Text">23314,05/10/2020,,Sri Lanka,2020-05-11 02:32:30,863.0,9.0,321.0</text:p>
      <text:p text:style-name="Preformatted_20_Text">23315,05/10/2020,,Sudan,2020-05-11 02:32:30,1365.0,70.0,149.0</text:p>
      <text:p text:style-name="Preformatted_20_Text">23316,05/10/2020,,Suriname,2020-05-11 02:32:30,10.0,1.0,9.0</text:p>
      <text:p text:style-name="Preformatted_20_Text">23317,05/10/2020,,Sweden,2020-05-11 02:32:30,26322.0,3225.0,4971.0</text:p>
      <text:p text:style-name="Preformatted_20_Text">23318,05/10/2020,,Switzerland,2020-05-11 02:32:30,30305.0,1833.0,26600.0</text:p>
      <text:p text:style-name="Preformatted_20_Text">23319,05/10/2020,,Syria,2020-05-11 02:32:30,47.0,3.0,29.0</text:p>
      <text:p text:style-name="Preformatted_20_Text">23320,05/10/2020,,Taiwan,2020-05-11 02:32:30,440.0,6.0,366.0</text:p>
      <text:p text:style-name="Preformatted_20_Text">23321,05/10/2020,,Tajikistan,2020-05-11 02:32:30,612.0,20.0,0.0</text:p>
      <text:p text:style-name="Preformatted_20_Text">23322,05/10/2020,,Tanzania,2020-05-11 02:32:30,509.0,21.0,183.0</text:p>
      <text:p text:style-name="Preformatted_20_Text">23323,05/10/2020,,Thailand,2020-05-11 02:32:30,3009.0,56.0,2794.0</text:p>
      <text:p text:style-name="Preformatted_20_Text">23324,05/10/2020,,Timor-Leste,2020-05-11 02:32:30,24.0,0.0,21.0</text:p>
      <text:p text:style-name="Preformatted_20_Text">23325,05/10/2020,,Togo,2020-05-11 02:32:30,174.0,11.0,89.0</text:p>
      <text:p text:style-name="Preformatted_20_Text">23326,05/10/2020,,Trinidad and Tobago,2020-05-11 02:32:30,116.0,8.0,107.0</text:p>
      <text:p text:style-name="Preformatted_20_Text">23327,05/10/2020,,Tunisia,2020-05-11 02:32:30,1032.0,45.0,700.0</text:p>
      <text:p text:style-name="Preformatted_20_Text">23328,05/10/2020,,Turkey,2020-05-11 02:32:30,138657.0,3786.0,92691.0</text:p>
      <text:p text:style-name="Preformatted_20_Text">23329,05/10/2020,,UK,2020-05-11 02:32:30,219183.0,31855.0,0.0</text:p>
      <text:p text:style-name="Preformatted_20_Text">23330,05/10/2020,,Uganda,2020-05-11 02:32:30,121.0,0.0,55.0</text:p>
      <text:p text:style-name="Preformatted_20_Text">23331,05/10/2020,,Ukraine,2020-05-11 02:32:30,15232.0,391.0,3060.0</text:p>
      <text:p text:style-name="Preformatted_20_Text">23332,05/10/2020,,United Arab Emirates,2020-05-11 02:32:30,18198.0,198.0,4804.0</text:p>
      <text:p text:style-name="Preformatted_20_Text">23333,05/10/2020,,Uruguay,2020-05-11 02:32:30,707.0,19.0,517.0</text:p>
      <text:p text:style-name="Preformatted_20_Text">23334,05/10/2020,,Uzbekistan,2020-05-11 02:32:30,2418.0,10.0,1881.0</text:p>
      <text:p text:style-name="Preformatted_20_Text">23335,05/10/2020,,Venezuela,2020-05-11 02:32:30,414.0,10.0,193.0</text:p>
      <text:p text:style-name="Preformatted_20_Text">23336,05/10/2020,,Vietnam,2020-05-11 02:32:30,288.0,0.0,241.0</text:p>
      <text:p text:style-name="Preformatted_20_Text">23337,05/10/2020,,West Bank and Gaza,2020-05-11 02:32:30,375.0,2.0,263.0</text:p>
      <text:p text:style-name="Preformatted_20_Text"><text:soft-page-break/>23338,05/10/2020,,Western Sahara,2020-05-11 02:32:30,6.0,0.0,5.0</text:p>
      <text:p text:style-name="Preformatted_20_Text">23339,05/10/2020,,Yemen,2020-05-11 02:32:30,51.0,8.0,1.0</text:p>
      <text:p text:style-name="Preformatted_20_Text">23340,05/10/2020,,Zambia,2020-05-11 02:32:30,267.0,7.0,117.0</text:p>
      <text:p text:style-name="Preformatted_20_Text">23341,05/10/2020,,Zimbabwe,2020-05-11 02:32:30,36.0,4.0,9.0</text:p>
      <text:p text:style-name="Preformatted_20_Text">23342,05/10/2020,Alabama,US,2020-05-11 02:32:30,9889.0,393.0,0.0</text:p>
      <text:p text:style-name="Preformatted_20_Text">23343,05/10/2020,Alaska,US,2020-05-11 02:32:30,379.0,10.0,0.0</text:p>
      <text:p text:style-name="Preformatted_20_Text">23344,05/10/2020,Alberta,Canada,2020-05-11 02:32:30,6253.0,117.0,0.0</text:p>
      <text:p text:style-name="Preformatted_20_Text">23345,05/10/2020,Anguilla,UK,2020-05-11 02:32:30,3.0,0.0,3.0</text:p>
      <text:p text:style-name="Preformatted_20_Text">23346,05/10/2020,Anhui,Mainland China,2020-05-11 02:32:30,991.0,6.0,985.0</text:p>
      <text:p text:style-name="Preformatted_20_Text">23347,05/10/2020,Arizona,US,2020-05-11 02:32:30,11119.0,536.0,0.0</text:p>
      <text:p text:style-name="Preformatted_20_Text">23348,05/10/2020,Arkansas,US,2020-05-11 02:32:30,4012.0,91.0,0.0</text:p>
      <text:p text:style-name="Preformatted_20_Text">23349,05/10/2020,Aruba,Netherlands,2020-05-11 02:32:30,101.0,3.0,89.0</text:p>
      <text:p text:style-name="Preformatted_20_Text">23350,05/10/2020,Australian Capital Territory,Australia,2020-05-11 02:32:30,107.0,3.0,104.0</text:p>
      <text:p text:style-name="Preformatted_20_Text">23351,05/10/2020,Beijing,Mainland China,2020-05-11 02:32:30,593.0,9.0,568.0</text:p>
      <text:p text:style-name="Preformatted_20_Text">23352,05/10/2020,Bermuda,UK,2020-05-11 02:32:30,118.0,7.0,64.0</text:p>
      <text:p text:style-name="Preformatted_20_Text">23353,05/10/2020,"Bonaire, Sint Eustatius and Saba",Netherlands,2020-05-11 02:32:30,6.0,0.0,0.0</text:p>
      <text:p text:style-name="Preformatted_20_Text">23354,05/10/2020,British Columbia,Canada,2020-05-11 02:32:30,2330.0,129.0,0.0</text:p>
      <text:p text:style-name="Preformatted_20_Text">23355,05/10/2020,British Virgin Islands,UK,2020-05-11 02:32:30,7.0,1.0,4.0</text:p>
      <text:p text:style-name="Preformatted_20_Text">23356,05/10/2020,California,US,2020-05-11 02:32:30,67600.0,2716.0,0.0</text:p>
      <text:p text:style-name="Preformatted_20_Text">23357,05/10/2020,Cayman Islands,UK,2020-05-11 02:32:30,81.0,1.0,41.0</text:p>
      <text:p text:style-name="Preformatted_20_Text">23358,05/10/2020,Channel Islands,UK,2020-05-11 02:32:30,545.0,41.0,447.0</text:p>
      <text:p text:style-name="Preformatted_20_Text">23359,05/10/2020,Chongqing,Mainland China,2020-05-11 02:32:30,579.0,6.0,573.0</text:p>
      <text:p text:style-name="Preformatted_20_Text">23360,05/10/2020,Colorado,US,2020-05-11 02:32:30,19703.0,971.0,0.0</text:p>
      <text:p text:style-name="Preformatted_20_Text">23361,05/10/2020,Connecticut,US,2020-05-11 02:32:30,33554.0,2967.0,0.0</text:p>
      <text:p text:style-name="Preformatted_20_Text">23362,05/10/2020,Curacao,Netherlands,2020-05-11 02:32:30,16.0,1.0,14.0</text:p>
      <text:p text:style-name="Preformatted_20_Text">23363,05/10/2020,Delaware,US,2020-05-11 02:32:30,6277.0,221.0,0.0</text:p>
      <text:p text:style-name="Preformatted_20_Text">23364,05/10/2020,Diamond Princess cruise ship,Canada,2020-05-11 02:32:30,1.0,1.0,0.0</text:p>
      <text:p text:style-name="Preformatted_20_Text">23365,05/10/2020,Diamond Princess cruise ship,US,2020-05-11 02:32:30,49.0,0.0,0.0</text:p>
      <text:p text:style-name="Preformatted_20_Text">23366,05/10/2020,District of Columbia,US,2020-05-11 02:32:30,6272.0,323.0,0.0</text:p>
      <text:p text:style-name="Preformatted_20_Text">23367,05/10/2020,Falkland Islands (Malvinas),UK,2020-05-11 02:32:30,13.0,0.0,13.0</text:p>
      <text:p text:style-name="Preformatted_20_Text">23368,05/10/2020,Faroe Islands,Denmark,2020-05-11 02:32:30,187.0,0.0,187.0</text:p>
      <text:p text:style-name="Preformatted_20_Text">23369,05/10/2020,Florida,US,2020-05-11 02:32:30,40596.0,1721.0,0.0</text:p>
      <text:p text:style-name="Preformatted_20_Text">23370,05/10/2020,French Guiana,France,2020-05-11 02:32:30,144.0,1.0,122.0</text:p>
      <text:p text:style-name="Preformatted_20_Text">23371,05/10/2020,French Polynesia,France,2020-05-11 02:32:30,60.0,0.0,56.0</text:p>
      <text:p text:style-name="Preformatted_20_Text">23372,05/10/2020,Fujian,Mainland China,2020-05-11 02:32:30,356.0,1.0,354.0</text:p>
      <text:p text:style-name="Preformatted_20_Text">23373,05/10/2020,Gansu,Mainland China,2020-05-11 02:32:30,139.0,2.0,137.0</text:p>
      <text:p text:style-name="Preformatted_20_Text">23374,05/10/2020,Georgia,US,2020-05-11 02:32:30,33580.0,1406.0,0.0</text:p>
      <text:p text:style-name="Preformatted_20_Text">23375,05/10/2020,Gibraltar,UK,2020-05-11 02:32:30,146.0,0.0,143.0</text:p>
      <text:p text:style-name="Preformatted_20_Text">23376,05/10/2020,Grand Princess,Canada,2020-05-11 02:32:30,13.0,0.0,0.0</text:p>
      <text:p text:style-name="Preformatted_20_Text">23377,05/10/2020,Grand Princess,US,2020-05-11 02:32:30,103.0,3.0,0.0</text:p>
      <text:p text:style-name="Preformatted_20_Text">23378,05/10/2020,Greenland,Denmark,2020-05-11 02:32:30,11.0,0.0,11.0</text:p>
      <text:p text:style-name="Preformatted_20_Text">23379,05/10/2020,Guadeloupe,France,2020-05-11 02:32:30,154.0,13.0,104.0</text:p>
      <text:p text:style-name="Preformatted_20_Text">23380,05/10/2020,Guam,US,2020-05-11 02:32:30,151.0,5.0,0.0</text:p>
      <text:p text:style-name="Preformatted_20_Text">23381,05/10/2020,Guangdong,Mainland China,2020-05-11 02:32:30,1589.0,8.0,1577.0</text:p>
      <text:p text:style-name="Preformatted_20_Text">23382,05/10/2020,Guangxi,Mainland China,2020-05-11 02:32:30,254.0,2.0,252.0</text:p>
      <text:p text:style-name="Preformatted_20_Text">23383,05/10/2020,Guizhou,Mainland China,2020-05-11 02:32:30,147.0,2.0,145.0</text:p>
      <text:p text:style-name="Preformatted_20_Text">23384,05/10/2020,Hainan,Mainland China,2020-05-11 02:32:30,168.0,6.0,162.0</text:p>
      <text:p text:style-name="Preformatted_20_Text">23385,05/10/2020,Hawaii,US,2020-05-11 02:32:30,632.0,17.0,0.0</text:p>
      <text:p text:style-name="Preformatted_20_Text">23386,05/10/2020,Hebei,Mainland China,2020-05-11 02:32:30,328.0,6.0,321.0</text:p>
      <text:p text:style-name="Preformatted_20_Text">23387,05/10/2020,Heilongjiang,Mainland China,2020-05-11 02:32:30,945.0,13.0,904.0</text:p>
      <text:p text:style-name="Preformatted_20_Text">23388,05/10/2020,Henan,Mainland China,2020-05-11 02:32:30,1276.0,22.0,1254.0</text:p>
      <text:p text:style-name="Preformatted_20_Text">23389,05/10/2020,Hong Kong,Hong Kong,2020-05-11 02:32:30,1047.0,4.0,982.0</text:p>
      <text:p text:style-name="Preformatted_20_Text">23390,05/10/2020,Hubei,Mainland China,2020-05-11 02:32:30,68134.0,4512.0,63616.0</text:p>
      <text:p text:style-name="Preformatted_20_Text">23391,05/10/2020,Hunan,Mainland China,2020-05-11 02:32:30,1019.0,4.0,1015.0</text:p>
      <text:p text:style-name="Preformatted_20_Text">23392,05/10/2020,Idaho,US,2020-05-11 02:32:30,2230.0,67.0,0.0</text:p>
      <text:p text:style-name="Preformatted_20_Text">23393,05/10/2020,Illinois,US,2020-05-11 02:32:30,77741.0,3406.0,0.0</text:p>
      <text:p text:style-name="Preformatted_20_Text">23394,05/10/2020,Indiana,US,2020-05-11 02:32:30,24126.0,1508.0,0.0</text:p>
      <text:p text:style-name="Preformatted_20_Text"><text:soft-page-break/>23395,05/10/2020,Inner Mongolia,Mainland China,2020-05-11 02:32:30,208.0,1.0,187.0</text:p>
      <text:p text:style-name="Preformatted_20_Text">23396,05/10/2020,Iowa,US,2020-05-11 02:32:30,11959.0,265.0,0.0</text:p>
      <text:p text:style-name="Preformatted_20_Text">23397,05/10/2020,Isle of Man,UK,2020-05-11 02:32:30,330.0,23.0,271.0</text:p>
      <text:p text:style-name="Preformatted_20_Text">23398,05/10/2020,Jiangsu,Mainland China,2020-05-11 02:32:30,653.0,0.0,653.0</text:p>
      <text:p text:style-name="Preformatted_20_Text">23399,05/10/2020,Jiangxi,Mainland China,2020-05-11 02:32:30,937.0,1.0,936.0</text:p>
      <text:p text:style-name="Preformatted_20_Text">23400,05/10/2020,Jilin,Mainland China,2020-05-11 02:32:30,127.0,1.0,105.0</text:p>
      <text:p text:style-name="Preformatted_20_Text">23401,05/10/2020,Kansas,US,2020-05-11 02:32:30,6951.0,174.0,0.0</text:p>
      <text:p text:style-name="Preformatted_20_Text">23402,05/10/2020,Kentucky,US,2020-05-11 02:32:30,6440.0,304.0,0.0</text:p>
      <text:p text:style-name="Preformatted_20_Text">23403,05/10/2020,Liaoning,Mainland China,2020-05-11 02:32:30,147.0,2.0,144.0</text:p>
      <text:p text:style-name="Preformatted_20_Text">23404,05/10/2020,Louisiana,US,2020-05-11 02:32:30,31600.0,2286.0,0.0</text:p>
      <text:p text:style-name="Preformatted_20_Text">23405,05/10/2020,Macau,Macau,2020-05-11 02:32:30,45.0,0.0,41.0</text:p>
      <text:p text:style-name="Preformatted_20_Text">23406,05/10/2020,Maine,US,2020-05-11 02:32:30,1436.0,64.0,0.0</text:p>
      <text:p text:style-name="Preformatted_20_Text">23407,05/10/2020,Manitoba,Canada,2020-05-11 02:32:30,287.0,7.0,0.0</text:p>
      <text:p text:style-name="Preformatted_20_Text">23408,05/10/2020,Martinique,France,2020-05-11 02:32:30,186.0,14.0,83.0</text:p>
      <text:p text:style-name="Preformatted_20_Text">23409,05/10/2020,Maryland,US,2020-05-11 02:32:30,32587.0,1644.0,0.0</text:p>
      <text:p text:style-name="Preformatted_20_Text">23410,05/10/2020,Massachusetts,US,2020-05-11 02:32:30,77793.0,4979.0,0.0</text:p>
      <text:p text:style-name="Preformatted_20_Text">23411,05/10/2020,Mayotte,France,2020-05-11 02:32:30,1023.0,11.0,492.0</text:p>
      <text:p text:style-name="Preformatted_20_Text">23412,05/10/2020,Michigan,US,2020-05-11 02:32:30,47182.0,4555.0,0.0</text:p>
      <text:p text:style-name="Preformatted_20_Text">23413,05/10/2020,Minnesota,US,2020-05-11 02:32:30,11271.0,578.0,0.0</text:p>
      <text:p text:style-name="Preformatted_20_Text">23414,05/10/2020,Mississippi,US,2020-05-11 02:32:30,9501.0,430.0,0.0</text:p>
      <text:p text:style-name="Preformatted_20_Text">23415,05/10/2020,Missouri,US,2020-05-11 02:32:30,10068.0,503.0,0.0</text:p>
      <text:p text:style-name="Preformatted_20_Text">23416,05/10/2020,Montana,US,2020-05-11 02:32:30,458.0,16.0,0.0</text:p>
      <text:p text:style-name="Preformatted_20_Text">23417,05/10/2020,Montserrat,UK,2020-05-11 02:32:30,11.0,1.0,8.0</text:p>
      <text:p text:style-name="Preformatted_20_Text">23418,05/10/2020,Nebraska,US,2020-05-11 02:32:30,8171.0,90.0,0.0</text:p>
      <text:p text:style-name="Preformatted_20_Text">23419,05/10/2020,Nevada,US,2020-05-11 02:32:30,6120.0,310.0,0.0</text:p>
      <text:p text:style-name="Preformatted_20_Text">23420,05/10/2020,New Brunswick,Canada,2020-05-11 02:32:30,120.0,0.0,0.0</text:p>
      <text:p text:style-name="Preformatted_20_Text">23421,05/10/2020,New Caledonia,France,2020-05-11 02:32:30,18.0,0.0,18.0</text:p>
      <text:p text:style-name="Preformatted_20_Text">23422,05/10/2020,New Hampshire,US,2020-05-11 02:32:30,3071.0,133.0,0.0</text:p>
      <text:p text:style-name="Preformatted_20_Text">23423,05/10/2020,New Jersey,US,2020-05-11 02:32:30,138754.0,9256.0,0.0</text:p>
      <text:p text:style-name="Preformatted_20_Text">23424,05/10/2020,New Mexico,US,2020-05-11 02:32:30,4863.0,200.0,0.0</text:p>
      <text:p text:style-name="Preformatted_20_Text">23425,05/10/2020,New South Wales,Australia,2020-05-11 02:32:30,3053.0,44.0,2517.0</text:p>
      <text:p text:style-name="Preformatted_20_Text">23426,05/10/2020,New York,US,2020-05-11 02:32:30,335395.0,26641.0,0.0</text:p>
      <text:p text:style-name="Preformatted_20_Text">23427,05/10/2020,Newfoundland and Labrador,Canada,2020-05-11 02:32:30,261.0,3.0,0.0</text:p>
      <text:p text:style-name="Preformatted_20_Text">23428,05/10/2020,Ningxia,Mainland China,2020-05-11 02:32:30,75.0,0.0,75.0</text:p>
      <text:p text:style-name="Preformatted_20_Text">23429,05/10/2020,North Carolina,US,2020-05-11 02:32:30,14938.0,564.0,0.0</text:p>
      <text:p text:style-name="Preformatted_20_Text">23430,05/10/2020,North Dakota,US,2020-05-11 02:32:30,1491.0,35.0,0.0</text:p>
      <text:p text:style-name="Preformatted_20_Text">23431,05/10/2020,Northern Mariana Islands,US,2020-05-11 02:32:30,16.0,2.0,0.0</text:p>
      <text:p text:style-name="Preformatted_20_Text">23432,05/10/2020,Northern Territory,Australia,2020-05-11 02:32:30,29.0,0.0,27.0</text:p>
      <text:p text:style-name="Preformatted_20_Text">23433,05/10/2020,Northwest Territories,Canada,2020-05-11 02:32:30,5.0,0.0,0.0</text:p>
      <text:p text:style-name="Preformatted_20_Text">23434,05/10/2020,Nova Scotia,Canada,2020-05-11 02:32:30,1018.0,47.0,0.0</text:p>
      <text:p text:style-name="Preformatted_20_Text">23435,05/10/2020,Ohio,US,2020-05-11 02:32:30,24081.0,1341.0,0.0</text:p>
      <text:p text:style-name="Preformatted_20_Text">23436,05/10/2020,Oklahoma,US,2020-05-11 02:32:30,4589.0,272.0,0.0</text:p>
      <text:p text:style-name="Preformatted_20_Text">23437,05/10/2020,Ontario,Canada,2020-05-11 02:32:30,21469.0,1751.0,0.0</text:p>
      <text:p text:style-name="Preformatted_20_Text">23438,05/10/2020,Oregon,US,2020-05-11 02:32:30,3228.0,127.0,0.0</text:p>
      <text:p text:style-name="Preformatted_20_Text">23439,05/10/2020,Pennsylvania,US,2020-05-11 02:32:30,59939.0,3806.0,0.0</text:p>
      <text:p text:style-name="Preformatted_20_Text">23440,05/10/2020,Prince Edward Island,Canada,2020-05-11 02:32:30,27.0,0.0,0.0</text:p>
      <text:p text:style-name="Preformatted_20_Text">23441,05/10/2020,Puerto Rico,US,2020-05-11 02:32:30,2198.0,111.0,0.0</text:p>
      <text:p text:style-name="Preformatted_20_Text">23442,05/10/2020,Qinghai,Mainland China,2020-05-11 02:32:30,18.0,0.0,18.0</text:p>
      <text:p text:style-name="Preformatted_20_Text">23443,05/10/2020,Quebec,Canada,2020-05-11 02:32:30,37732.0,2929.0,0.0</text:p>
      <text:p text:style-name="Preformatted_20_Text">23444,05/10/2020,Queensland,Australia,2020-05-11 02:32:30,1045.0,6.0,1021.0</text:p>
      <text:p text:style-name="Preformatted_20_Text">23445,05/10/2020,Recovered,Canada,2020-05-11 02:32:30,0.0,0.0,32109.0</text:p>
      <text:p text:style-name="Preformatted_20_Text">23446,05/10/2020,Recovered,US,2020-05-11 02:32:30,0.0,0.0,216169.0</text:p>
      <text:p text:style-name="Preformatted_20_Text">23447,05/10/2020,Reunion,France,2020-05-11 02:32:30,436.0,0.0,354.0</text:p>
      <text:p text:style-name="Preformatted_20_Text">23448,05/10/2020,Rhode Island,US,2020-05-11 02:32:30,11274.0,422.0,0.0</text:p>
      <text:p text:style-name="Preformatted_20_Text">23449,05/10/2020,Saint Barthelemy,France,2020-05-11 02:32:30,6.0,0.0,6.0</text:p>
      <text:p text:style-name="Preformatted_20_Text">23450,05/10/2020,Saint Pierre and Miquelon,France,2020-05-11 02:32:30,1.0,0.0,0.0</text:p>
      <text:p text:style-name="Preformatted_20_Text">23451,05/10/2020,Saskatchewan,Canada,2020-05-11 02:32:30,564.0,7.0,0.0</text:p>
      <text:p text:style-name="Preformatted_20_Text">23452,05/10/2020,Shaanxi,Mainland China,2020-05-11 02:32:30,308.0,3.0,294.0</text:p>
      <text:p text:style-name="Preformatted_20_Text">23453,05/10/2020,Shandong,Mainland China,2020-05-11 02:32:30,788.0,7.0,777.0</text:p>
      <text:p text:style-name="Preformatted_20_Text">23454,05/10/2020,Shanghai,Mainland China,2020-05-11 02:32:30,659.0,7.0,627.0</text:p>
      <text:p text:style-name="Preformatted_20_Text"><text:soft-page-break/>23455,05/10/2020,Shanxi,Mainland China,2020-05-11 02:32:30,198.0,0.0,197.0</text:p>
      <text:p text:style-name="Preformatted_20_Text">23456,05/10/2020,Sichuan,Mainland China,2020-05-11 02:32:30,561.0,3.0,558.0</text:p>
      <text:p text:style-name="Preformatted_20_Text">23457,05/10/2020,Sint Maarten,Netherlands,2020-05-11 02:32:30,76.0,15.0,46.0</text:p>
      <text:p text:style-name="Preformatted_20_Text">23458,05/10/2020,South Australia,Australia,2020-05-11 02:32:30,439.0,4.0,434.0</text:p>
      <text:p text:style-name="Preformatted_20_Text">23459,05/10/2020,South Carolina,US,2020-05-11 02:32:30,7653.0,331.0,0.0</text:p>
      <text:p text:style-name="Preformatted_20_Text">23460,05/10/2020,South Dakota,US,2020-05-11 02:32:30,3517.0,34.0,0.0</text:p>
      <text:p text:style-name="Preformatted_20_Text">23461,05/10/2020,St Martin,France,2020-05-11 02:32:30,39.0,3.0,30.0</text:p>
      <text:p text:style-name="Preformatted_20_Text">23462,05/10/2020,Tasmania,Australia,2020-05-11 02:32:30,227.0,13.0,182.0</text:p>
      <text:p text:style-name="Preformatted_20_Text">23463,05/10/2020,Tennessee,US,2020-05-11 02:32:30,14985.0,243.0,0.0</text:p>
      <text:p text:style-name="Preformatted_20_Text">23464,05/10/2020,Texas,US,2020-05-11 02:32:30,39258.0,1094.0,0.0</text:p>
      <text:p text:style-name="Preformatted_20_Text">23465,05/10/2020,Tianjin,Mainland China,2020-05-11 02:32:30,191.0,3.0,186.0</text:p>
      <text:p text:style-name="Preformatted_20_Text">23466,05/10/2020,Tibet,Mainland China,2020-05-11 02:32:30,1.0,0.0,1.0</text:p>
      <text:p text:style-name="Preformatted_20_Text">23467,05/10/2020,Turks and Caicos Islands,UK,2020-05-11 02:32:30,12.0,1.0,8.0</text:p>
      <text:p text:style-name="Preformatted_20_Text">23468,05/10/2020,Utah,US,2020-05-11 02:32:30,6251.0,67.0,0.0</text:p>
      <text:p text:style-name="Preformatted_20_Text">23469,05/10/2020,Vermont,US,2020-05-11 02:32:30,927.0,53.0,0.0</text:p>
      <text:p text:style-name="Preformatted_20_Text">23470,05/10/2020,Victoria,Australia,2020-05-11 02:32:30,1496.0,18.0,1346.0</text:p>
      <text:p text:style-name="Preformatted_20_Text">23471,05/10/2020,Virgin Islands,US,2020-05-11 02:32:30,69.0,4.0,0.0</text:p>
      <text:p text:style-name="Preformatted_20_Text">23472,05/10/2020,Virginia,US,2020-05-11 02:32:30,24081.0,839.0,0.0</text:p>
      <text:p text:style-name="Preformatted_20_Text">23473,05/10/2020,Washington,US,2020-05-11 02:32:30,16891.0,931.0,0.0</text:p>
      <text:p text:style-name="Preformatted_20_Text">23474,05/10/2020,West Virginia,US,2020-05-11 02:32:30,1360.0,54.0,0.0</text:p>
      <text:p text:style-name="Preformatted_20_Text">23475,05/10/2020,Western Australia,Australia,2020-05-11 02:32:30,552.0,9.0,536.0</text:p>
      <text:p text:style-name="Preformatted_20_Text">23476,05/10/2020,Wisconsin,US,2020-05-11 02:32:30,10219.0,400.0,0.0</text:p>
      <text:p text:style-name="Preformatted_20_Text">23477,05/10/2020,Wyoming,US,2020-05-11 02:32:30,662.0,7.0,0.0</text:p>
      <text:p text:style-name="Preformatted_20_Text">23478,05/10/2020,Xinjiang,Mainland China,2020-05-11 02:32:30,76.0,3.0,73.0</text:p>
      <text:p text:style-name="Preformatted_20_Text">23479,05/10/2020,Yukon,Canada,2020-05-11 02:32:30,11.0,0.0,0.0</text:p>
      <text:p text:style-name="Preformatted_20_Text">23480,05/10/2020,Yunnan,Mainland China,2020-05-11 02:32:30,185.0,2.0,183.0</text:p>
      <text:p text:style-name="Preformatted_20_Text">23481,05/10/2020,Zhejiang,Mainland China,2020-05-11 02:32:30,1268.0,1.0,1267.0</text:p>
      <text:p text:style-name="Preformatted_20_Text">23482,05/11/2020,,Afghanistan,2020-05-12 03:32:27,4687.0,122.0,558.0</text:p>
      <text:p text:style-name="Preformatted_20_Text">23483,05/11/2020,,Albania,2020-05-12 03:32:27,872.0,31.0,654.0</text:p>
      <text:p text:style-name="Preformatted_20_Text">23484,05/11/2020,,Algeria,2020-05-12 03:32:27,5891.0,507.0,2841.0</text:p>
      <text:p text:style-name="Preformatted_20_Text">23485,05/11/2020,,Andorra,2020-05-12 03:32:27,755.0,48.0,550.0</text:p>
      <text:p text:style-name="Preformatted_20_Text">23486,05/11/2020,,Angola,2020-05-12 03:32:27,45.0,2.0,13.0</text:p>
      <text:p text:style-name="Preformatted_20_Text">23487,05/11/2020,,Antigua and Barbuda,2020-05-12 03:32:27,25.0,3.0,19.0</text:p>
      <text:p text:style-name="Preformatted_20_Text">23488,05/11/2020,,Argentina,2020-05-12 03:32:27,6278.0,314.0,1837.0</text:p>
      <text:p text:style-name="Preformatted_20_Text">23489,05/11/2020,,Armenia,2020-05-12 03:32:27,3392.0,46.0,1359.0</text:p>
      <text:p text:style-name="Preformatted_20_Text">23490,05/11/2020,,Austria,2020-05-12 03:32:27,15882.0,620.0,14061.0</text:p>
      <text:p text:style-name="Preformatted_20_Text">23491,05/11/2020,,Azerbaijan,2020-05-12 03:32:27,2589.0,32.0,1680.0</text:p>
      <text:p text:style-name="Preformatted_20_Text">23492,05/11/2020,,Bahamas,2020-05-12 03:32:27,93.0,11.0,39.0</text:p>
      <text:p text:style-name="Preformatted_20_Text">23493,05/11/2020,,Bahrain,2020-05-12 03:32:27,5236.0,8.0,2152.0</text:p>
      <text:p text:style-name="Preformatted_20_Text">23494,05/11/2020,,Bangladesh,2020-05-12 03:32:27,15691.0,239.0,2902.0</text:p>
      <text:p text:style-name="Preformatted_20_Text">23495,05/11/2020,,Barbados,2020-05-12 03:32:27,84.0,7.0,57.0</text:p>
      <text:p text:style-name="Preformatted_20_Text">23496,05/11/2020,,Belarus,2020-05-12 03:32:27,23906.0,135.0,6531.0</text:p>
      <text:p text:style-name="Preformatted_20_Text">23497,05/11/2020,,Belgium,2020-05-12 03:32:27,53449.0,8707.0,13697.0</text:p>
      <text:p text:style-name="Preformatted_20_Text">23498,05/11/2020,,Belize,2020-05-12 03:32:27,18.0,2.0,16.0</text:p>
      <text:p text:style-name="Preformatted_20_Text">23499,05/11/2020,,Benin,2020-05-12 03:32:27,319.0,2.0,62.0</text:p>
      <text:p text:style-name="Preformatted_20_Text">23500,05/11/2020,,Bhutan,2020-05-12 03:32:27,11.0,0.0,5.0</text:p>
      <text:p text:style-name="Preformatted_20_Text">23501,05/11/2020,,Bolivia,2020-05-12 03:32:27,2831.0,122.0,299.0</text:p>
      <text:p text:style-name="Preformatted_20_Text">23502,05/11/2020,,Bosnia and Herzegovina,2020-05-12 03:32:27,2141.0,113.0,1114.0</text:p>
      <text:p text:style-name="Preformatted_20_Text">23503,05/11/2020,,Botswana,2020-05-12 03:32:27,24.0,1.0,12.0</text:p>
      <text:p text:style-name="Preformatted_20_Text">23504,05/11/2020,,Brazil,2020-05-12 03:32:27,169594.0,11653.0,67384.0</text:p>
      <text:p text:style-name="Preformatted_20_Text">23505,05/11/2020,,Brunei,2020-05-12 03:32:27,141.0,1.0,134.0</text:p>
      <text:p text:style-name="Preformatted_20_Text">23506,05/11/2020,,Bulgaria,2020-05-12 03:32:27,1990.0,93.0,461.0</text:p>
      <text:p text:style-name="Preformatted_20_Text">23507,05/11/2020,,Burkina Faso,2020-05-12 03:32:27,760.0,50.0,584.0</text:p>
      <text:p text:style-name="Preformatted_20_Text">23508,05/11/2020,,Burma,2020-05-12 03:32:27,180.0,6.0,74.0</text:p>
      <text:p text:style-name="Preformatted_20_Text">23509,05/11/2020,,Burundi,2020-05-12 03:32:27,15.0,1.0,7.0</text:p>
      <text:p text:style-name="Preformatted_20_Text">23510,05/11/2020,,Cabo Verde,2020-05-12 03:32:27,260.0,2.0,58.0</text:p>
      <text:p text:style-name="Preformatted_20_Text">23511,05/11/2020,,Cambodia,2020-05-12 03:32:27,122.0,0.0,121.0</text:p>
      <text:p text:style-name="Preformatted_20_Text">23512,05/11/2020,,Cameroon,2020-05-12 03:32:27,2689.0,125.0,1524.0</text:p>
      <text:p text:style-name="Preformatted_20_Text">23513,05/11/2020,,Central African Republic,2020-05-12 03:32:27,143.0,0.0,10.0</text:p>
      <text:p text:style-name="Preformatted_20_Text">23514,05/11/2020,,Chad,2020-05-12 03:32:27,322.0,31.0,53.0</text:p>
      <text:p text:style-name="Preformatted_20_Text">23515,05/11/2020,,Chile,2020-05-12 03:32:27,30063.0,323.0,13605.0</text:p>
      <text:p text:style-name="Preformatted_20_Text">23516,05/11/2020,,Colombia,2020-05-12 03:32:27,11613.0,479.0,2825.0</text:p>
      <text:p text:style-name="Preformatted_20_Text">23517,05/11/2020,,Comoros,2020-05-12 03:32:27,11.0,1.0,0.0</text:p>
      <text:p text:style-name="Preformatted_20_Text">23518,05/11/2020,,Congo (Brazzaville),2020-05-12 03:32:27,333.0,11.0,53.0</text:p>
      <text:p text:style-name="Preformatted_20_Text"><text:soft-page-break/>23519,05/11/2020,,Congo (Kinshasa),2020-05-12 03:32:27,1024.0,41.0,141.0</text:p>
      <text:p text:style-name="Preformatted_20_Text">23520,05/11/2020,,Costa Rica,2020-05-12 03:32:27,801.0,7.0,517.0</text:p>
      <text:p text:style-name="Preformatted_20_Text">23521,05/11/2020,,Croatia,2020-05-12 03:32:27,2196.0,91.0,1784.0</text:p>
      <text:p text:style-name="Preformatted_20_Text">23522,05/11/2020,,Cuba,2020-05-12 03:32:27,1783.0,77.0,1229.0</text:p>
      <text:p text:style-name="Preformatted_20_Text">23523,05/11/2020,,Cyprus,2020-05-12 03:32:27,901.0,16.0,401.0</text:p>
      <text:p text:style-name="Preformatted_20_Text">23524,05/11/2020,,Czech Republic,2020-05-12 03:32:27,8176.0,282.0,4711.0</text:p>
      <text:p text:style-name="Preformatted_20_Text">23525,05/11/2020,,Denmark,2020-05-12 03:32:27,10513.0,533.0,8328.0</text:p>
      <text:p text:style-name="Preformatted_20_Text">23526,05/11/2020,,Diamond Princess,2020-05-12 03:32:27,712.0,13.0,651.0</text:p>
      <text:p text:style-name="Preformatted_20_Text">23527,05/11/2020,,Djibouti,2020-05-12 03:32:27,1227.0,3.0,872.0</text:p>
      <text:p text:style-name="Preformatted_20_Text">23528,05/11/2020,,Dominica,2020-05-12 03:32:27,16.0,0.0,15.0</text:p>
      <text:p text:style-name="Preformatted_20_Text">23529,05/11/2020,,Dominican Republic,2020-05-12 03:32:27,10634.0,393.0,2870.0</text:p>
      <text:p text:style-name="Preformatted_20_Text">23530,05/11/2020,,Ecuador,2020-05-12 03:32:27,29509.0,2145.0,3433.0</text:p>
      <text:p text:style-name="Preformatted_20_Text">23531,05/11/2020,,Egypt,2020-05-12 03:32:27,9746.0,533.0,2172.0</text:p>
      <text:p text:style-name="Preformatted_20_Text">23532,05/11/2020,,El Salvador,2020-05-12 03:32:27,958.0,18.0,325.0</text:p>
      <text:p text:style-name="Preformatted_20_Text">23533,05/11/2020,,Equatorial Guinea,2020-05-12 03:32:27,439.0,4.0,13.0</text:p>
      <text:p text:style-name="Preformatted_20_Text">23534,05/11/2020,,Eritrea,2020-05-12 03:32:27,39.0,0.0,38.0</text:p>
      <text:p text:style-name="Preformatted_20_Text">23535,05/11/2020,,Estonia,2020-05-12 03:32:27,1741.0,61.0,751.0</text:p>
      <text:p text:style-name="Preformatted_20_Text">23536,05/11/2020,,Eswatini,2020-05-12 03:32:27,175.0,2.0,28.0</text:p>
      <text:p text:style-name="Preformatted_20_Text">23537,05/11/2020,,Ethiopia,2020-05-12 03:32:27,250.0,5.0,105.0</text:p>
      <text:p text:style-name="Preformatted_20_Text">23538,05/11/2020,,Fiji,2020-05-12 03:32:27,18.0,0.0,14.0</text:p>
      <text:p text:style-name="Preformatted_20_Text">23539,05/11/2020,,Finland,2020-05-12 03:32:27,5984.0,271.0,4000.0</text:p>
      <text:p text:style-name="Preformatted_20_Text">23540,05/11/2020,,France,2020-05-12 03:32:27,175479.0,26604.0,55561.0</text:p>
      <text:p text:style-name="Preformatted_20_Text">23541,05/11/2020,,Gabon,2020-05-12 03:32:27,802.0,9.0,127.0</text:p>
      <text:p text:style-name="Preformatted_20_Text">23542,05/11/2020,,Gambia,2020-05-12 03:32:27,22.0,1.0,10.0</text:p>
      <text:p text:style-name="Preformatted_20_Text">23543,05/11/2020,,Georgia,2020-05-12 03:32:27,638.0,11.0,317.0</text:p>
      <text:p text:style-name="Preformatted_20_Text">23544,05/11/2020,,Germany,2020-05-12 03:32:27,172576.0,7661.0,145617.0</text:p>
      <text:p text:style-name="Preformatted_20_Text">23545,05/11/2020,,Ghana,2020-05-12 03:32:27,4700.0,22.0,494.0</text:p>
      <text:p text:style-name="Preformatted_20_Text">23546,05/11/2020,,Greece,2020-05-12 03:32:27,2726.0,151.0,1374.0</text:p>
      <text:p text:style-name="Preformatted_20_Text">23547,05/11/2020,,Grenada,2020-05-12 03:32:27,21.0,0.0,13.0</text:p>
      <text:p text:style-name="Preformatted_20_Text">23548,05/11/2020,,Guatemala,2020-05-12 03:32:27,1114.0,26.0,111.0</text:p>
      <text:p text:style-name="Preformatted_20_Text">23549,05/11/2020,,Guinea,2020-05-12 03:32:27,2146.0,11.0,714.0</text:p>
      <text:p text:style-name="Preformatted_20_Text">23550,05/11/2020,,Guinea-Bissau,2020-05-12 03:32:27,761.0,3.0,26.0</text:p>
      <text:p text:style-name="Preformatted_20_Text">23551,05/11/2020,,Guyana,2020-05-12 03:32:27,109.0,10.0,36.0</text:p>
      <text:p text:style-name="Preformatted_20_Text">23552,05/11/2020,,Haiti,2020-05-12 03:32:27,209.0,16.0,17.0</text:p>
      <text:p text:style-name="Preformatted_20_Text">23553,05/11/2020,,Holy See,2020-05-12 03:32:27,12.0,0.0,2.0</text:p>
      <text:p text:style-name="Preformatted_20_Text">23554,05/11/2020,,Honduras,2020-05-12 03:32:27,2100.0,116.0,206.0</text:p>
      <text:p text:style-name="Preformatted_20_Text">23555,05/11/2020,,Hungary,2020-05-12 03:32:27,3284.0,421.0,958.0</text:p>
      <text:p text:style-name="Preformatted_20_Text">23556,05/11/2020,,Iceland,2020-05-12 03:32:27,1801.0,10.0,1773.0</text:p>
      <text:p text:style-name="Preformatted_20_Text">23557,05/11/2020,,India,2020-05-12 03:32:27,70768.0,2294.0,22549.0</text:p>
      <text:p text:style-name="Preformatted_20_Text">23558,05/11/2020,,Indonesia,2020-05-12 03:32:27,14265.0,991.0,2881.0</text:p>
      <text:p text:style-name="Preformatted_20_Text">23559,05/11/2020,,Iran,2020-05-12 03:32:27,109286.0,6685.0,87422.0</text:p>
      <text:p text:style-name="Preformatted_20_Text">23560,05/11/2020,,Iraq,2020-05-12 03:32:27,2818.0,110.0,1790.0</text:p>
      <text:p text:style-name="Preformatted_20_Text">23561,05/11/2020,,Ireland,2020-05-12 03:32:27,23135.0,1467.0,17110.0</text:p>
      <text:p text:style-name="Preformatted_20_Text">23562,05/11/2020,,Israel,2020-05-12 03:32:27,16506.0,258.0,11843.0</text:p>
      <text:p text:style-name="Preformatted_20_Text">23563,05/11/2020,,Italy,2020-05-12 03:32:27,219814.0,30739.0,106587.0</text:p>
      <text:p text:style-name="Preformatted_20_Text">23564,05/11/2020,,Ivory Coast,2020-05-12 03:32:27,1730.0,21.0,818.0</text:p>
      <text:p text:style-name="Preformatted_20_Text">23565,05/11/2020,,Jamaica,2020-05-12 03:32:27,505.0,9.0,90.0</text:p>
      <text:p text:style-name="Preformatted_20_Text">23566,05/11/2020,,Japan,2020-05-12 03:32:27,15847.0,633.0,8293.0</text:p>
      <text:p text:style-name="Preformatted_20_Text">23567,05/11/2020,,Jordan,2020-05-12 03:32:27,562.0,9.0,390.0</text:p>
      <text:p text:style-name="Preformatted_20_Text">23568,05/11/2020,,Kazakhstan,2020-05-12 03:32:27,5207.0,32.0,2074.0</text:p>
      <text:p text:style-name="Preformatted_20_Text">23569,05/11/2020,,Kenya,2020-05-12 03:32:27,700.0,33.0,251.0</text:p>
      <text:p text:style-name="Preformatted_20_Text">23570,05/11/2020,,Kosovo,2020-05-12 03:32:27,884.0,28.0,655.0</text:p>
      <text:p text:style-name="Preformatted_20_Text">23571,05/11/2020,,Kuwait,2020-05-12 03:32:27,9286.0,65.0,2907.0</text:p>
      <text:p text:style-name="Preformatted_20_Text">23572,05/11/2020,,Kyrgyzstan,2020-05-12 03:32:27,1016.0,12.0,688.0</text:p>
      <text:p text:style-name="Preformatted_20_Text">23573,05/11/2020,,Laos,2020-05-12 03:32:27,19.0,0.0,13.0</text:p>
      <text:p text:style-name="Preformatted_20_Text">23574,05/11/2020,,Latvia,2020-05-12 03:32:27,946.0,18.0,464.0</text:p>
      <text:p text:style-name="Preformatted_20_Text">23575,05/11/2020,,Lebanon,2020-05-12 03:32:27,859.0,26.0,234.0</text:p>
      <text:p text:style-name="Preformatted_20_Text">23576,05/11/2020,,Liberia,2020-05-12 03:32:27,211.0,20.0,85.0</text:p>
      <text:p text:style-name="Preformatted_20_Text">23577,05/11/2020,,Libya,2020-05-12 03:32:27,64.0,3.0,28.0</text:p>
      <text:p text:style-name="Preformatted_20_Text">23578,05/11/2020,,Liechtenstein,2020-05-12 03:32:27,82.0,1.0,55.0</text:p>
      <text:p text:style-name="Preformatted_20_Text">23579,05/11/2020,,Lithuania,2020-05-12 03:32:27,1485.0,50.0,833.0</text:p>
      <text:p text:style-name="Preformatted_20_Text">23580,05/11/2020,,Luxembourg,2020-05-12 03:32:27,3888.0,101.0,3602.0</text:p>
      <text:p text:style-name="Preformatted_20_Text">23581,05/11/2020,,MS Zaandam,2020-05-12 03:32:27,9.0,2.0,0.0</text:p>
      <text:p text:style-name="Preformatted_20_Text">23582,05/11/2020,,Madagascar,2020-05-12 03:32:27,186.0,0.0,101.0</text:p>
      <text:p text:style-name="Preformatted_20_Text"><text:soft-page-break/>23583,05/11/2020,,Malawi,2020-05-12 03:32:27,57.0,3.0,24.0</text:p>
      <text:p text:style-name="Preformatted_20_Text">23584,05/11/2020,,Malaysia,2020-05-12 03:32:27,6726.0,109.0,5113.0</text:p>
      <text:p text:style-name="Preformatted_20_Text">23585,05/11/2020,,Maldives,2020-05-12 03:32:27,897.0,3.0,29.0</text:p>
      <text:p text:style-name="Preformatted_20_Text">23586,05/11/2020,,Mali,2020-05-12 03:32:27,712.0,39.0,377.0</text:p>
      <text:p text:style-name="Preformatted_20_Text">23587,05/11/2020,,Malta,2020-05-12 03:32:27,503.0,5.0,434.0</text:p>
      <text:p text:style-name="Preformatted_20_Text">23588,05/11/2020,,Mauritania,2020-05-12 03:32:27,8.0,1.0,6.0</text:p>
      <text:p text:style-name="Preformatted_20_Text">23589,05/11/2020,,Mauritius,2020-05-12 03:32:27,332.0,10.0,322.0</text:p>
      <text:p text:style-name="Preformatted_20_Text">23590,05/11/2020,,Mexico,2020-05-12 03:32:27,36327.0,3573.0,23100.0</text:p>
      <text:p text:style-name="Preformatted_20_Text">23591,05/11/2020,,Moldova,2020-05-12 03:32:27,4995.0,175.0,1980.0</text:p>
      <text:p text:style-name="Preformatted_20_Text">23592,05/11/2020,,Monaco,2020-05-12 03:32:27,96.0,4.0,85.0</text:p>
      <text:p text:style-name="Preformatted_20_Text">23593,05/11/2020,,Mongolia,2020-05-12 03:32:27,42.0,0.0,14.0</text:p>
      <text:p text:style-name="Preformatted_20_Text">23594,05/11/2020,,Montenegro,2020-05-12 03:32:27,324.0,9.0,294.0</text:p>
      <text:p text:style-name="Preformatted_20_Text">23595,05/11/2020,,Morocco,2020-05-12 03:32:27,6281.0,188.0,2811.0</text:p>
      <text:p text:style-name="Preformatted_20_Text">23596,05/11/2020,,Mozambique,2020-05-12 03:32:27,103.0,0.0,34.0</text:p>
      <text:p text:style-name="Preformatted_20_Text">23597,05/11/2020,,Namibia,2020-05-12 03:32:27,16.0,0.0,11.0</text:p>
      <text:p text:style-name="Preformatted_20_Text">23598,05/11/2020,,Nepal,2020-05-12 03:32:27,134.0,0.0,33.0</text:p>
      <text:p text:style-name="Preformatted_20_Text">23599,05/11/2020,,Netherlands,2020-05-12 03:32:27,42788.0,5456.0,0.0</text:p>
      <text:p text:style-name="Preformatted_20_Text">23600,05/11/2020,,New Zealand,2020-05-12 03:32:27,1497.0,21.0,1398.0</text:p>
      <text:p text:style-name="Preformatted_20_Text">23601,05/11/2020,,Nicaragua,2020-05-12 03:32:27,16.0,5.0,7.0</text:p>
      <text:p text:style-name="Preformatted_20_Text">23602,05/11/2020,,Niger,2020-05-12 03:32:27,832.0,46.0,637.0</text:p>
      <text:p text:style-name="Preformatted_20_Text">23603,05/11/2020,,Nigeria,2020-05-12 03:32:27,4641.0,150.0,902.0</text:p>
      <text:p text:style-name="Preformatted_20_Text">23604,05/11/2020,,North Macedonia,2020-05-12 03:32:27,1664.0,91.0,1200.0</text:p>
      <text:p text:style-name="Preformatted_20_Text">23605,05/11/2020,,Norway,2020-05-12 03:32:27,8132.0,224.0,32.0</text:p>
      <text:p text:style-name="Preformatted_20_Text">23606,05/11/2020,,Oman,2020-05-12 03:32:27,3573.0,17.0,1250.0</text:p>
      <text:p text:style-name="Preformatted_20_Text">23607,05/11/2020,,Pakistan,2020-05-12 03:32:27,32081.0,706.0,8555.0</text:p>
      <text:p text:style-name="Preformatted_20_Text">23608,05/11/2020,,Panama,2020-05-12 03:32:27,8616.0,249.0,4687.0</text:p>
      <text:p text:style-name="Preformatted_20_Text">23609,05/11/2020,,Papua New Guinea,2020-05-12 03:32:27,8.0,0.0,8.0</text:p>
      <text:p text:style-name="Preformatted_20_Text">23610,05/11/2020,,Paraguay,2020-05-12 03:32:27,724.0,10.0,170.0</text:p>
      <text:p text:style-name="Preformatted_20_Text">23611,05/11/2020,,Peru,2020-05-12 03:32:27,68822.0,1961.0,22406.0</text:p>
      <text:p text:style-name="Preformatted_20_Text">23612,05/11/2020,,Philippines,2020-05-12 03:32:27,11086.0,726.0,1999.0</text:p>
      <text:p text:style-name="Preformatted_20_Text">23613,05/11/2020,,Poland,2020-05-12 03:32:27,16326.0,811.0,5816.0</text:p>
      <text:p text:style-name="Preformatted_20_Text">23614,05/11/2020,,Portugal,2020-05-12 03:32:27,27679.0,1144.0,2549.0</text:p>
      <text:p text:style-name="Preformatted_20_Text">23615,05/11/2020,,Qatar,2020-05-12 03:32:27,23623.0,14.0,2840.0</text:p>
      <text:p text:style-name="Preformatted_20_Text">23616,05/11/2020,,Romania,2020-05-12 03:32:27,15588.0,982.0,7245.0</text:p>
      <text:p text:style-name="Preformatted_20_Text">23617,05/11/2020,,Russia,2020-05-12 03:32:27,221344.0,2009.0,39801.0</text:p>
      <text:p text:style-name="Preformatted_20_Text">23618,05/11/2020,,Rwanda,2020-05-12 03:32:27,285.0,0.0,150.0</text:p>
      <text:p text:style-name="Preformatted_20_Text">23619,05/11/2020,,Saint Kitts and Nevis,2020-05-12 03:32:27,15.0,0.0,14.0</text:p>
      <text:p text:style-name="Preformatted_20_Text">23620,05/11/2020,,Saint Lucia,2020-05-12 03:32:27,18.0,0.0,17.0</text:p>
      <text:p text:style-name="Preformatted_20_Text">23621,05/11/2020,,Saint Vincent and the Grenadines,2020-05-12 03:32:27,17.0,0.0,9.0</text:p>
      <text:p text:style-name="Preformatted_20_Text">23622,05/11/2020,,San Marino,2020-05-12 03:32:27,628.0,41.0,130.0</text:p>
      <text:p text:style-name="Preformatted_20_Text">23623,05/11/2020,,Sao Tome and Principe,2020-05-12 03:32:27,208.0,5.0,4.0</text:p>
      <text:p text:style-name="Preformatted_20_Text">23624,05/11/2020,,Saudi Arabia,2020-05-12 03:32:27,41014.0,255.0,12737.0</text:p>
      <text:p text:style-name="Preformatted_20_Text">23625,05/11/2020,,Senegal,2020-05-12 03:32:27,1886.0,19.0,715.0</text:p>
      <text:p text:style-name="Preformatted_20_Text">23626,05/11/2020,,Serbia,2020-05-12 03:32:27,10176.0,218.0,3290.0</text:p>
      <text:p text:style-name="Preformatted_20_Text">23627,05/11/2020,,Seychelles,2020-05-12 03:32:27,11.0,0.0,10.0</text:p>
      <text:p text:style-name="Preformatted_20_Text">23628,05/11/2020,,Sierra Leone,2020-05-12 03:32:27,338.0,19.0,72.0</text:p>
      <text:p text:style-name="Preformatted_20_Text">23629,05/11/2020,,Singapore,2020-05-12 03:32:27,23822.0,21.0,3225.0</text:p>
      <text:p text:style-name="Preformatted_20_Text">23630,05/11/2020,,Slovakia,2020-05-12 03:32:27,1457.0,26.0,959.0</text:p>
      <text:p text:style-name="Preformatted_20_Text">23631,05/11/2020,,Slovenia,2020-05-12 03:32:27,1460.0,102.0,256.0</text:p>
      <text:p text:style-name="Preformatted_20_Text">23632,05/11/2020,,Somalia,2020-05-12 03:32:27,1089.0,52.0,121.0</text:p>
      <text:p text:style-name="Preformatted_20_Text">23633,05/11/2020,,South Africa,2020-05-12 03:32:27,10652.0,206.0,4357.0</text:p>
      <text:p text:style-name="Preformatted_20_Text">23634,05/11/2020,,South Korea,2020-05-12 03:32:27,10936.0,258.0,9670.0</text:p>
      <text:p text:style-name="Preformatted_20_Text">23635,05/11/2020,,South Sudan,2020-05-12 03:32:27,156.0,0.0,2.0</text:p>
      <text:p text:style-name="Preformatted_20_Text">23636,05/11/2020,,Spain,2020-05-12 03:32:27,227436.0,26744.0,137139.0</text:p>
      <text:p text:style-name="Preformatted_20_Text">23637,05/11/2020,,Sri Lanka,2020-05-12 03:32:27,869.0,9.0,343.0</text:p>
      <text:p text:style-name="Preformatted_20_Text">23638,05/11/2020,,Sudan,2020-05-12 03:32:27,1526.0,74.0,162.0</text:p>
      <text:p text:style-name="Preformatted_20_Text">23639,05/11/2020,,Suriname,2020-05-12 03:32:27,10.0,1.0,9.0</text:p>
      <text:p text:style-name="Preformatted_20_Text">23640,05/11/2020,,Sweden,2020-05-12 03:32:27,26670.0,3256.0,4971.0</text:p>
      <text:p text:style-name="Preformatted_20_Text">23641,05/11/2020,,Switzerland,2020-05-12 03:32:27,30344.0,1845.0,26800.0</text:p>
      <text:p text:style-name="Preformatted_20_Text">23642,05/11/2020,,Syria,2020-05-12 03:32:27,47.0,3.0,29.0</text:p>
      <text:p text:style-name="Preformatted_20_Text">23643,05/11/2020,,Taiwan,2020-05-12 03:32:27,440.0,7.0,368.0</text:p>
      <text:p text:style-name="Preformatted_20_Text">23644,05/11/2020,,Tajikistan,2020-05-12 03:32:27,661.0,21.0,0.0</text:p>
      <text:p text:style-name="Preformatted_20_Text">23645,05/11/2020,,Tanzania,2020-05-12 03:32:27,509.0,21.0,183.0</text:p>
      <text:p text:style-name="Preformatted_20_Text"><text:soft-page-break/>23646,05/11/2020,,Thailand,2020-05-12 03:32:27,3015.0,56.0,2796.0</text:p>
      <text:p text:style-name="Preformatted_20_Text">23647,05/11/2020,,Timor-Leste,2020-05-12 03:32:27,24.0,0.0,21.0</text:p>
      <text:p text:style-name="Preformatted_20_Text">23648,05/11/2020,,Togo,2020-05-12 03:32:27,181.0,11.0,89.0</text:p>
      <text:p text:style-name="Preformatted_20_Text">23649,05/11/2020,,Trinidad and Tobago,2020-05-12 03:32:27,116.0,8.0,107.0</text:p>
      <text:p text:style-name="Preformatted_20_Text">23650,05/11/2020,,Tunisia,2020-05-12 03:32:27,1032.0,45.0,727.0</text:p>
      <text:p text:style-name="Preformatted_20_Text">23651,05/11/2020,,Turkey,2020-05-12 03:32:27,139771.0,3841.0,95780.0</text:p>
      <text:p text:style-name="Preformatted_20_Text">23652,05/11/2020,,UK,2020-05-12 03:32:27,223060.0,32065.0,0.0</text:p>
      <text:p text:style-name="Preformatted_20_Text">23653,05/11/2020,,Uganda,2020-05-12 03:32:27,121.0,0.0,55.0</text:p>
      <text:p text:style-name="Preformatted_20_Text">23654,05/11/2020,,Ukraine,2020-05-12 03:32:27,15648.0,408.0,3288.0</text:p>
      <text:p text:style-name="Preformatted_20_Text">23655,05/11/2020,,United Arab Emirates,2020-05-12 03:32:27,18878.0,201.0,5381.0</text:p>
      <text:p text:style-name="Preformatted_20_Text">23656,05/11/2020,,Uruguay,2020-05-12 03:32:27,711.0,19.0,523.0</text:p>
      <text:p text:style-name="Preformatted_20_Text">23657,05/11/2020,,Uzbekistan,2020-05-12 03:32:27,2486.0,10.0,1988.0</text:p>
      <text:p text:style-name="Preformatted_20_Text">23658,05/11/2020,,Venezuela,2020-05-12 03:32:27,422.0,10.0,205.0</text:p>
      <text:p text:style-name="Preformatted_20_Text">23659,05/11/2020,,Vietnam,2020-05-12 03:32:27,288.0,0.0,249.0</text:p>
      <text:p text:style-name="Preformatted_20_Text">23660,05/11/2020,,West Bank and Gaza,2020-05-12 03:32:27,375.0,2.0,301.0</text:p>
      <text:p text:style-name="Preformatted_20_Text">23661,05/11/2020,,Western Sahara,2020-05-12 03:32:27,6.0,0.0,6.0</text:p>
      <text:p text:style-name="Preformatted_20_Text">23662,05/11/2020,,Yemen,2020-05-12 03:32:27,56.0,9.0,1.0</text:p>
      <text:p text:style-name="Preformatted_20_Text">23663,05/11/2020,,Zambia,2020-05-12 03:32:27,267.0,7.0,117.0</text:p>
      <text:p text:style-name="Preformatted_20_Text">23664,05/11/2020,,Zimbabwe,2020-05-12 03:32:27,36.0,4.0,9.0</text:p>
      <text:p text:style-name="Preformatted_20_Text">23665,05/11/2020,Alabama,US,2020-05-12 03:32:27,10164.0,403.0,0.0</text:p>
      <text:p text:style-name="Preformatted_20_Text">23666,05/11/2020,Alaska,US,2020-05-12 03:32:27,379.0,10.0,0.0</text:p>
      <text:p text:style-name="Preformatted_20_Text">23667,05/11/2020,Alberta,Canada,2020-05-12 03:32:27,6300.0,117.0,0.0</text:p>
      <text:p text:style-name="Preformatted_20_Text">23668,05/11/2020,Anguilla,UK,2020-05-12 03:32:27,3.0,0.0,3.0</text:p>
      <text:p text:style-name="Preformatted_20_Text">23669,05/11/2020,Anhui,Mainland China,2020-05-12 03:32:27,991.0,6.0,985.0</text:p>
      <text:p text:style-name="Preformatted_20_Text">23670,05/11/2020,Arizona,US,2020-05-12 03:32:27,11383.0,542.0,0.0</text:p>
      <text:p text:style-name="Preformatted_20_Text">23671,05/11/2020,Arkansas,US,2020-05-12 03:32:27,4043.0,94.0,0.0</text:p>
      <text:p text:style-name="Preformatted_20_Text">23672,05/11/2020,Aruba,Netherlands,2020-05-12 03:32:27,101.0,3.0,89.0</text:p>
      <text:p text:style-name="Preformatted_20_Text">23673,05/11/2020,Australian Capital Territory,Australia,2020-05-12 03:32:27,107.0,3.0,104.0</text:p>
      <text:p text:style-name="Preformatted_20_Text">23674,05/11/2020,Beijing,Mainland China,2020-05-12 03:32:27,593.0,9.0,571.0</text:p>
      <text:p text:style-name="Preformatted_20_Text">23675,05/11/2020,Bermuda,UK,2020-05-12 03:32:27,119.0,8.0,66.0</text:p>
      <text:p text:style-name="Preformatted_20_Text">23676,05/11/2020,"Bonaire, Sint Eustatius and Saba",Netherlands,2020-05-12 03:32:27,6.0,0.0,0.0</text:p>
      <text:p text:style-name="Preformatted_20_Text">23677,05/11/2020,British Columbia,Canada,2020-05-12 03:32:27,2353.0,130.0,0.0</text:p>
      <text:p text:style-name="Preformatted_20_Text">23678,05/11/2020,British Virgin Islands,UK,2020-05-12 03:32:27,7.0,1.0,4.0</text:p>
      <text:p text:style-name="Preformatted_20_Text">23679,05/11/2020,California,US,2020-05-12 03:32:27,69329.0,2779.0,0.0</text:p>
      <text:p text:style-name="Preformatted_20_Text">23680,05/11/2020,Cayman Islands,UK,2020-05-12 03:32:27,84.0,1.0,47.0</text:p>
      <text:p text:style-name="Preformatted_20_Text">23681,05/11/2020,Channel Islands,UK,2020-05-12 03:32:27,546.0,41.0,452.0</text:p>
      <text:p text:style-name="Preformatted_20_Text">23682,05/11/2020,Chongqing,Mainland China,2020-05-12 03:32:27,579.0,6.0,573.0</text:p>
      <text:p text:style-name="Preformatted_20_Text">23683,05/11/2020,Colorado,US,2020-05-12 03:32:27,19879.0,987.0,0.0</text:p>
      <text:p text:style-name="Preformatted_20_Text">23684,05/11/2020,Connecticut,US,2020-05-12 03:32:27,33765.0,3008.0,0.0</text:p>
      <text:p text:style-name="Preformatted_20_Text">23685,05/11/2020,Curacao,Netherlands,2020-05-12 03:32:27,16.0,1.0,14.0</text:p>
      <text:p text:style-name="Preformatted_20_Text">23686,05/11/2020,Delaware,US,2020-05-12 03:32:27,6565.0,225.0,0.0</text:p>
      <text:p text:style-name="Preformatted_20_Text">23687,05/11/2020,Diamond Princess cruise ship,Canada,2020-05-12 03:32:27,1.0,1.0,0.0</text:p>
      <text:p text:style-name="Preformatted_20_Text">23688,05/11/2020,Diamond Princess cruise ship,US,2020-05-12 03:32:27,49.0,0.0,0.0</text:p>
      <text:p text:style-name="Preformatted_20_Text">23689,05/11/2020,District of Columbia,US,2020-05-12 03:32:27,6389.0,328.0,0.0</text:p>
      <text:p text:style-name="Preformatted_20_Text">23690,05/11/2020,Falkland Islands (Malvinas),UK,2020-05-12 03:32:27,13.0,0.0,13.0</text:p>
      <text:p text:style-name="Preformatted_20_Text">23691,05/11/2020,Faroe Islands,Denmark,2020-05-12 03:32:27,187.0,0.0,187.0</text:p>
      <text:p text:style-name="Preformatted_20_Text">23692,05/11/2020,Florida,US,2020-05-12 03:32:27,40982.0,1735.0,0.0</text:p>
      <text:p text:style-name="Preformatted_20_Text">23693,05/11/2020,French Guiana,France,2020-05-12 03:32:27,144.0,1.0,122.0</text:p>
      <text:p text:style-name="Preformatted_20_Text">23694,05/11/2020,French Polynesia,France,2020-05-12 03:32:27,60.0,0.0,56.0</text:p>
      <text:p text:style-name="Preformatted_20_Text">23695,05/11/2020,Fujian,Mainland China,2020-05-12 03:32:27,356.0,1.0,354.0</text:p>
      <text:p text:style-name="Preformatted_20_Text">23696,05/11/2020,Gansu,Mainland China,2020-05-12 03:32:27,139.0,2.0,137.0</text:p>
      <text:p text:style-name="Preformatted_20_Text">23697,05/11/2020,Georgia,US,2020-05-12 03:32:27,34002.0,1444.0,0.0</text:p>
      <text:p text:style-name="Preformatted_20_Text">23698,05/11/2020,Gibraltar,UK,2020-05-12 03:32:27,147.0,0.0,143.0</text:p>
      <text:p text:style-name="Preformatted_20_Text">23699,05/11/2020,Grand Princess,Canada,2020-05-12 03:32:27,13.0,0.0,0.0</text:p>
      <text:p text:style-name="Preformatted_20_Text">23700,05/11/2020,Grand Princess,US,2020-05-12 03:32:27,103.0,3.0,0.0</text:p>
      <text:p text:style-name="Preformatted_20_Text">23701,05/11/2020,Greenland,Denmark,2020-05-12 03:32:27,11.0,0.0,11.0</text:p>
      <text:p text:style-name="Preformatted_20_Text">23702,05/11/2020,Guadeloupe,France,2020-05-12 03:32:27,154.0,13.0,104.0</text:p>
      <text:p text:style-name="Preformatted_20_Text">23703,05/11/2020,Guam,US,2020-05-12 03:32:27,151.0,5.0,0.0</text:p>
      <text:p text:style-name="Preformatted_20_Text">23704,05/11/2020,Guangdong,Mainland China,2020-05-12 03:32:27,1589.0,8.0,1578.0</text:p>
      <text:p text:style-name="Preformatted_20_Text"><text:soft-page-break/>23705,05/11/2020,Guangxi,Mainland China,2020-05-12 03:32:27,254.0,2.0,252.0</text:p>
      <text:p text:style-name="Preformatted_20_Text">23706,05/11/2020,Guizhou,Mainland China,2020-05-12 03:32:27,147.0,2.0,145.0</text:p>
      <text:p text:style-name="Preformatted_20_Text">23707,05/11/2020,Hainan,Mainland China,2020-05-12 03:32:27,168.0,6.0,162.0</text:p>
      <text:p text:style-name="Preformatted_20_Text">23708,05/11/2020,Hawaii,US,2020-05-12 03:32:27,634.0,17.0,0.0</text:p>
      <text:p text:style-name="Preformatted_20_Text">23709,05/11/2020,Hebei,Mainland China,2020-05-12 03:32:27,328.0,6.0,321.0</text:p>
      <text:p text:style-name="Preformatted_20_Text">23710,05/11/2020,Heilongjiang,Mainland China,2020-05-12 03:32:27,945.0,13.0,924.0</text:p>
      <text:p text:style-name="Preformatted_20_Text">23711,05/11/2020,Henan,Mainland China,2020-05-12 03:32:27,1276.0,22.0,1254.0</text:p>
      <text:p text:style-name="Preformatted_20_Text">23712,05/11/2020,Hong Kong,Hong Kong,2020-05-12 03:32:27,1047.0,4.0,985.0</text:p>
      <text:p text:style-name="Preformatted_20_Text">23713,05/11/2020,Hubei,Mainland China,2020-05-12 03:32:27,68134.0,4512.0,63616.0</text:p>
      <text:p text:style-name="Preformatted_20_Text">23714,05/11/2020,Hunan,Mainland China,2020-05-12 03:32:27,1019.0,4.0,1015.0</text:p>
      <text:p text:style-name="Preformatted_20_Text">23715,05/11/2020,Idaho,US,2020-05-12 03:32:27,2260.0,70.0,0.0</text:p>
      <text:p text:style-name="Preformatted_20_Text">23716,05/11/2020,Illinois,US,2020-05-12 03:32:27,79007.0,3459.0,0.0</text:p>
      <text:p text:style-name="Preformatted_20_Text">23717,05/11/2020,Indiana,US,2020-05-12 03:32:27,24627.0,1540.0,0.0</text:p>
      <text:p text:style-name="Preformatted_20_Text">23718,05/11/2020,Inner Mongolia,Mainland China,2020-05-12 03:32:27,209.0,1.0,188.0</text:p>
      <text:p text:style-name="Preformatted_20_Text">23719,05/11/2020,Iowa,US,2020-05-12 03:32:27,12373.0,271.0,0.0</text:p>
      <text:p text:style-name="Preformatted_20_Text">23720,05/11/2020,Isle of Man,UK,2020-05-12 03:32:27,330.0,23.0,271.0</text:p>
      <text:p text:style-name="Preformatted_20_Text">23721,05/11/2020,Jiangsu,Mainland China,2020-05-12 03:32:27,653.0,0.0,653.0</text:p>
      <text:p text:style-name="Preformatted_20_Text">23722,05/11/2020,Jiangxi,Mainland China,2020-05-12 03:32:27,937.0,1.0,936.0</text:p>
      <text:p text:style-name="Preformatted_20_Text">23723,05/11/2020,Jilin,Mainland China,2020-05-12 03:32:27,127.0,1.0,105.0</text:p>
      <text:p text:style-name="Preformatted_20_Text">23724,05/11/2020,Kansas,US,2020-05-12 03:32:27,7159.0,180.0,0.0</text:p>
      <text:p text:style-name="Preformatted_20_Text">23725,05/11/2020,Kentucky,US,2020-05-12 03:32:27,6677.0,311.0,0.0</text:p>
      <text:p text:style-name="Preformatted_20_Text">23726,05/11/2020,Liaoning,Mainland China,2020-05-12 03:32:27,147.0,2.0,144.0</text:p>
      <text:p text:style-name="Preformatted_20_Text">23727,05/11/2020,Louisiana,US,2020-05-12 03:32:27,31815.0,2308.0,0.0</text:p>
      <text:p text:style-name="Preformatted_20_Text">23728,05/11/2020,Macau,Macau,2020-05-12 03:32:27,45.0,0.0,42.0</text:p>
      <text:p text:style-name="Preformatted_20_Text">23729,05/11/2020,Maine,US,2020-05-12 03:32:27,1462.0,65.0,0.0</text:p>
      <text:p text:style-name="Preformatted_20_Text">23730,05/11/2020,Manitoba,Canada,2020-05-12 03:32:27,289.0,7.0,0.0</text:p>
      <text:p text:style-name="Preformatted_20_Text">23731,05/11/2020,Martinique,France,2020-05-12 03:32:27,187.0,14.0,91.0</text:p>
      <text:p text:style-name="Preformatted_20_Text">23732,05/11/2020,Maryland,US,2020-05-12 03:32:27,33373.0,1683.0,0.0</text:p>
      <text:p text:style-name="Preformatted_20_Text">23733,05/11/2020,Massachusetts,US,2020-05-12 03:32:27,78462.0,5108.0,0.0</text:p>
      <text:p text:style-name="Preformatted_20_Text">23734,05/11/2020,Mayotte,France,2020-05-12 03:32:27,1023.0,11.0,492.0</text:p>
      <text:p text:style-name="Preformatted_20_Text">23735,05/11/2020,Michigan,US,2020-05-12 03:32:27,47552.0,4584.0,0.0</text:p>
      <text:p text:style-name="Preformatted_20_Text">23736,05/11/2020,Minnesota,US,2020-05-12 03:32:27,11799.0,591.0,0.0</text:p>
      <text:p text:style-name="Preformatted_20_Text">23737,05/11/2020,Mississippi,US,2020-05-12 03:32:27,9674.0,435.0,0.0</text:p>
      <text:p text:style-name="Preformatted_20_Text">23738,05/11/2020,Missouri,US,2020-05-12 03:32:27,10157.0,514.0,0.0</text:p>
      <text:p text:style-name="Preformatted_20_Text">23739,05/11/2020,Montana,US,2020-05-12 03:32:27,459.0,16.0,0.0</text:p>
      <text:p text:style-name="Preformatted_20_Text">23740,05/11/2020,Montserrat,UK,2020-05-12 03:32:27,11.0,1.0,8.0</text:p>
      <text:p text:style-name="Preformatted_20_Text">23741,05/11/2020,Nebraska,US,2020-05-12 03:32:27,8407.0,98.0,0.0</text:p>
      <text:p text:style-name="Preformatted_20_Text">23742,05/11/2020,Nevada,US,2020-05-12 03:32:27,6152.0,312.0,0.0</text:p>
      <text:p text:style-name="Preformatted_20_Text">23743,05/11/2020,New Brunswick,Canada,2020-05-12 03:32:27,120.0,0.0,0.0</text:p>
      <text:p text:style-name="Preformatted_20_Text">23744,05/11/2020,New Caledonia,France,2020-05-12 03:32:27,18.0,0.0,18.0</text:p>
      <text:p text:style-name="Preformatted_20_Text">23745,05/11/2020,New Hampshire,US,2020-05-12 03:32:27,3160.0,133.0,0.0</text:p>
      <text:p text:style-name="Preformatted_20_Text">23746,05/11/2020,New Jersey,US,2020-05-12 03:32:27,140206.0,9340.0,0.0</text:p>
      <text:p text:style-name="Preformatted_20_Text">23747,05/11/2020,New Mexico,US,2020-05-12 03:32:27,5069.0,208.0,0.0</text:p>
      <text:p text:style-name="Preformatted_20_Text">23748,05/11/2020,New South Wales,Australia,2020-05-12 03:32:27,3053.0,44.0,2543.0</text:p>
      <text:p text:style-name="Preformatted_20_Text">23749,05/11/2020,New York,US,2020-05-12 03:32:27,337055.0,26988.0,0.0</text:p>
      <text:p text:style-name="Preformatted_20_Text">23750,05/11/2020,Newfoundland and Labrador,Canada,2020-05-12 03:32:27,261.0,3.0,0.0</text:p>
      <text:p text:style-name="Preformatted_20_Text">23751,05/11/2020,Ningxia,Mainland China,2020-05-12 03:32:27,75.0,0.0,75.0</text:p>
      <text:p text:style-name="Preformatted_20_Text">23752,05/11/2020,North Carolina,US,2020-05-12 03:32:27,15274.0,575.0,0.0</text:p>
      <text:p text:style-name="Preformatted_20_Text">23753,05/11/2020,North Dakota,US,2020-05-12 03:32:27,1518.0,36.0,0.0</text:p>
      <text:p text:style-name="Preformatted_20_Text">23754,05/11/2020,Northern Mariana Islands,US,2020-05-12 03:32:27,19.0,2.0,0.0</text:p>
      <text:p text:style-name="Preformatted_20_Text">23755,05/11/2020,Northern Territory,Australia,2020-05-12 03:32:27,29.0,0.0,27.0</text:p>
      <text:p text:style-name="Preformatted_20_Text">23756,05/11/2020,Northwest Territories,Canada,2020-05-12 03:32:27,5.0,0.0,0.0</text:p>
      <text:p text:style-name="Preformatted_20_Text">23757,05/11/2020,Nova Scotia,Canada,2020-05-12 03:32:27,1019.0,48.0,0.0</text:p>
      <text:p text:style-name="Preformatted_20_Text">23758,05/11/2020,Ohio,US,2020-05-12 03:32:27,24777.0,1357.0,0.0</text:p>
      <text:p text:style-name="Preformatted_20_Text">23759,05/11/2020,Oklahoma,US,2020-05-12 03:32:27,4613.0,274.0,0.0</text:p>
      <text:p text:style-name="Preformatted_20_Text">23760,05/11/2020,Ontario,Canada,2020-05-12 03:32:27,21817.0,1788.0,0.0</text:p>
      <text:p text:style-name="Preformatted_20_Text">23761,05/11/2020,Oregon,US,2020-05-12 03:32:27,3286.0,130.0,0.0</text:p>
      <text:p text:style-name="Preformatted_20_Text">23762,05/11/2020,Pennsylvania,US,2020-05-12 03:32:27,60459.0,3832.0,0.0</text:p>
      <text:p text:style-name="Preformatted_20_Text">23763,05/11/2020,Prince Edward Island,Canada,2020-05-12 03:32:27,27.0,0.0,0.0</text:p>
      <text:p text:style-name="Preformatted_20_Text">23764,05/11/2020,Puerto Rico,US,2020-05-12 03:32:27,2256.0,113.0,0.0</text:p>
      <text:p text:style-name="Preformatted_20_Text"><text:soft-page-break/>23765,05/11/2020,Qinghai,Mainland China,2020-05-12 03:32:27,18.0,0.0,18.0</text:p>
      <text:p text:style-name="Preformatted_20_Text">23766,05/11/2020,Quebec,Canada,2020-05-12 03:32:27,38480.0,3014.0,0.0</text:p>
      <text:p text:style-name="Preformatted_20_Text">23767,05/11/2020,Queensland,Australia,2020-05-12 03:32:27,1051.0,6.0,1027.0</text:p>
      <text:p text:style-name="Preformatted_20_Text">23768,05/11/2020,Recovered,Canada,2020-05-12 03:32:27,0.0,0.0,33007.0</text:p>
      <text:p text:style-name="Preformatted_20_Text">23769,05/11/2020,Recovered,US,2020-05-12 03:32:27,0.0,0.0,232733.0</text:p>
      <text:p text:style-name="Preformatted_20_Text">23770,05/11/2020,Reunion,France,2020-05-12 03:32:27,436.0,0.0,354.0</text:p>
      <text:p text:style-name="Preformatted_20_Text">23771,05/11/2020,Rhode Island,US,2020-05-12 03:32:27,11450.0,430.0,0.0</text:p>
      <text:p text:style-name="Preformatted_20_Text">23772,05/11/2020,Saint Barthelemy,France,2020-05-12 03:32:27,6.0,0.0,6.0</text:p>
      <text:p text:style-name="Preformatted_20_Text">23773,05/11/2020,Saint Pierre and Miquelon,France,2020-05-12 03:32:27,1.0,0.0,1.0</text:p>
      <text:p text:style-name="Preformatted_20_Text">23774,05/11/2020,Saskatchewan,Canada,2020-05-12 03:32:27,568.0,7.0,0.0</text:p>
      <text:p text:style-name="Preformatted_20_Text">23775,05/11/2020,Shaanxi,Mainland China,2020-05-12 03:32:27,308.0,3.0,296.0</text:p>
      <text:p text:style-name="Preformatted_20_Text">23776,05/11/2020,Shandong,Mainland China,2020-05-12 03:32:27,788.0,7.0,777.0</text:p>
      <text:p text:style-name="Preformatted_20_Text">23777,05/11/2020,Shanghai,Mainland China,2020-05-12 03:32:27,659.0,7.0,627.0</text:p>
      <text:p text:style-name="Preformatted_20_Text">23778,05/11/2020,Shanxi,Mainland China,2020-05-12 03:32:27,198.0,0.0,197.0</text:p>
      <text:p text:style-name="Preformatted_20_Text">23779,05/11/2020,Sichuan,Mainland China,2020-05-12 03:32:27,561.0,3.0,558.0</text:p>
      <text:p text:style-name="Preformatted_20_Text">23780,05/11/2020,Sint Maarten,Netherlands,2020-05-12 03:32:27,76.0,15.0,46.0</text:p>
      <text:p text:style-name="Preformatted_20_Text">23781,05/11/2020,South Australia,Australia,2020-05-12 03:32:27,439.0,4.0,434.0</text:p>
      <text:p text:style-name="Preformatted_20_Text">23782,05/11/2020,South Carolina,US,2020-05-12 03:32:27,7792.0,346.0,0.0</text:p>
      <text:p text:style-name="Preformatted_20_Text">23783,05/11/2020,South Dakota,US,2020-05-12 03:32:27,3614.0,34.0,0.0</text:p>
      <text:p text:style-name="Preformatted_20_Text">23784,05/11/2020,St Martin,France,2020-05-12 03:32:27,39.0,3.0,30.0</text:p>
      <text:p text:style-name="Preformatted_20_Text">23785,05/11/2020,Tasmania,Australia,2020-05-12 03:32:27,227.0,13.0,182.0</text:p>
      <text:p text:style-name="Preformatted_20_Text">23786,05/11/2020,Tennessee,US,2020-05-12 03:32:27,15544.0,251.0,0.0</text:p>
      <text:p text:style-name="Preformatted_20_Text">23787,05/11/2020,Texas,US,2020-05-12 03:32:27,40555.0,1117.0,0.0</text:p>
      <text:p text:style-name="Preformatted_20_Text">23788,05/11/2020,Tianjin,Mainland China,2020-05-12 03:32:27,191.0,3.0,186.0</text:p>
      <text:p text:style-name="Preformatted_20_Text">23789,05/11/2020,Tibet,Mainland China,2020-05-12 03:32:27,1.0,0.0,1.0</text:p>
      <text:p text:style-name="Preformatted_20_Text">23790,05/11/2020,Turks and Caicos Islands,UK,2020-05-12 03:32:27,12.0,1.0,8.0</text:p>
      <text:p text:style-name="Preformatted_20_Text">23791,05/11/2020,Utah,US,2020-05-12 03:32:27,6362.0,68.0,0.0</text:p>
      <text:p text:style-name="Preformatted_20_Text">23792,05/11/2020,Vermont,US,2020-05-12 03:32:27,926.0,53.0,0.0</text:p>
      <text:p text:style-name="Preformatted_20_Text">23793,05/11/2020,Victoria,Australia,2020-05-12 03:32:27,1511.0,18.0,1360.0</text:p>
      <text:p text:style-name="Preformatted_20_Text">23794,05/11/2020,Virgin Islands,US,2020-05-12 03:32:27,69.0,5.0,0.0</text:p>
      <text:p text:style-name="Preformatted_20_Text">23795,05/11/2020,Virginia,US,2020-05-12 03:32:27,25070.0,850.0,0.0</text:p>
      <text:p text:style-name="Preformatted_20_Text">23796,05/11/2020,Washington,US,2020-05-12 03:32:27,17122.0,945.0,0.0</text:p>
      <text:p text:style-name="Preformatted_20_Text">23797,05/11/2020,West Virginia,US,2020-05-12 03:32:27,1366.0,54.0,0.0</text:p>
      <text:p text:style-name="Preformatted_20_Text">23798,05/11/2020,Western Australia,Australia,2020-05-12 03:32:27,553.0,9.0,536.0</text:p>
      <text:p text:style-name="Preformatted_20_Text">23799,05/11/2020,Wisconsin,US,2020-05-12 03:32:27,10418.0,409.0,0.0</text:p>
      <text:p text:style-name="Preformatted_20_Text">23800,05/11/2020,Wyoming,US,2020-05-12 03:32:27,669.0,7.0,0.0</text:p>
      <text:p text:style-name="Preformatted_20_Text">23801,05/11/2020,Xinjiang,Mainland China,2020-05-12 03:32:27,76.0,3.0,73.0</text:p>
      <text:p text:style-name="Preformatted_20_Text">23802,05/11/2020,Yukon,Canada,2020-05-12 03:32:27,11.0,0.0,0.0</text:p>
      <text:p text:style-name="Preformatted_20_Text">23803,05/11/2020,Yunnan,Mainland China,2020-05-12 03:32:27,185.0,2.0,183.0</text:p>
      <text:p text:style-name="Preformatted_20_Text">23804,05/11/2020,Zhejiang,Mainland China,2020-05-12 03:32:27,1268.0,1.0,1267.0</text:p>
      <text:p text:style-name="Preformatted_20_Text">23805,05/12/2020,,Afghanistan,2020-05-13 03:32:26,4963.0,127.0,610.0</text:p>
      <text:p text:style-name="Preformatted_20_Text">23806,05/12/2020,,Albania,2020-05-13 03:32:26,876.0,31.0,682.0</text:p>
      <text:p text:style-name="Preformatted_20_Text">23807,05/12/2020,,Algeria,2020-05-13 03:32:26,6067.0,515.0,2998.0</text:p>
      <text:p text:style-name="Preformatted_20_Text">23808,05/12/2020,,Andorra,2020-05-13 03:32:26,758.0,48.0,568.0</text:p>
      <text:p text:style-name="Preformatted_20_Text">23809,05/12/2020,,Angola,2020-05-13 03:32:26,45.0,2.0,13.0</text:p>
      <text:p text:style-name="Preformatted_20_Text">23810,05/12/2020,,Antigua and Barbuda,2020-05-13 03:32:26,25.0,3.0,19.0</text:p>
      <text:p text:style-name="Preformatted_20_Text">23811,05/12/2020,,Argentina,2020-05-13 03:32:26,6563.0,319.0,1862.0</text:p>
      <text:p text:style-name="Preformatted_20_Text">23812,05/12/2020,,Armenia,2020-05-13 03:32:26,3538.0,47.0,1430.0</text:p>
      <text:p text:style-name="Preformatted_20_Text">23813,05/12/2020,,Austria,2020-05-13 03:32:26,15961.0,623.0,14148.0</text:p>
      <text:p text:style-name="Preformatted_20_Text">23814,05/12/2020,,Azerbaijan,2020-05-13 03:32:26,2693.0,33.0,1680.0</text:p>
      <text:p text:style-name="Preformatted_20_Text">23815,05/12/2020,,Bahamas,2020-05-13 03:32:26,93.0,11.0,39.0</text:p>
      <text:p text:style-name="Preformatted_20_Text">23816,05/12/2020,,Bahrain,2020-05-13 03:32:26,5531.0,9.0,2192.0</text:p>
      <text:p text:style-name="Preformatted_20_Text">23817,05/12/2020,,Bangladesh,2020-05-13 03:32:26,16660.0,250.0,3147.0</text:p>
      <text:p text:style-name="Preformatted_20_Text">23818,05/12/2020,,Barbados,2020-05-13 03:32:26,85.0,7.0,57.0</text:p>
      <text:p text:style-name="Preformatted_20_Text">23819,05/12/2020,,Belarus,2020-05-13 03:32:26,24873.0,142.0,6974.0</text:p>
      <text:p text:style-name="Preformatted_20_Text">23820,05/12/2020,,Belgium,2020-05-13 03:32:26,53779.0,8761.0,13732.0</text:p>
      <text:p text:style-name="Preformatted_20_Text">23821,05/12/2020,,Belize,2020-05-13 03:32:26,18.0,2.0,16.0</text:p>
      <text:p text:style-name="Preformatted_20_Text">23822,05/12/2020,,Benin,2020-05-13 03:32:26,327.0,2.0,76.0</text:p>
      <text:p text:style-name="Preformatted_20_Text">23823,05/12/2020,,Bhutan,2020-05-13 03:32:26,11.0,0.0,5.0</text:p>
      <text:p text:style-name="Preformatted_20_Text">23824,05/12/2020,,Bolivia,2020-05-13 03:32:26,2964.0,128.0,313.0</text:p>
      <text:p text:style-name="Preformatted_20_Text">23825,05/12/2020,,Bosnia and Herzegovina,2020-05-13 03:32:26,2158.0,117.0,1168.0</text:p>
      <text:p text:style-name="Preformatted_20_Text">23826,05/12/2020,,Botswana,2020-05-13 03:32:26,24.0,1.0,17.0</text:p>
      <text:p text:style-name="Preformatted_20_Text">23827,05/12/2020,,Brazil,2020-05-13 03:32:26,178214.0,12461.0,72597.0</text:p>
      <text:p text:style-name="Preformatted_20_Text"><text:soft-page-break/>23828,05/12/2020,,Brunei,2020-05-13 03:32:26,141.0,1.0,134.0</text:p>
      <text:p text:style-name="Preformatted_20_Text">23829,05/12/2020,,Bulgaria,2020-05-13 03:32:26,2023.0,95.0,476.0</text:p>
      <text:p text:style-name="Preformatted_20_Text">23830,05/12/2020,,Burkina Faso,2020-05-13 03:32:26,766.0,51.0,588.0</text:p>
      <text:p text:style-name="Preformatted_20_Text">23831,05/12/2020,,Burma,2020-05-13 03:32:26,180.0,6.0,76.0</text:p>
      <text:p text:style-name="Preformatted_20_Text">23832,05/12/2020,,Burundi,2020-05-13 03:32:26,15.0,1.0,7.0</text:p>
      <text:p text:style-name="Preformatted_20_Text">23833,05/12/2020,,Cabo Verde,2020-05-13 03:32:26,267.0,2.0,58.0</text:p>
      <text:p text:style-name="Preformatted_20_Text">23834,05/12/2020,,Cambodia,2020-05-13 03:32:26,122.0,0.0,121.0</text:p>
      <text:p text:style-name="Preformatted_20_Text">23835,05/12/2020,,Cameroon,2020-05-13 03:32:26,2689.0,125.0,1524.0</text:p>
      <text:p text:style-name="Preformatted_20_Text">23836,05/12/2020,,Central African Republic,2020-05-13 03:32:26,143.0,0.0,10.0</text:p>
      <text:p text:style-name="Preformatted_20_Text">23837,05/12/2020,,Chad,2020-05-13 03:32:26,357.0,40.0,76.0</text:p>
      <text:p text:style-name="Preformatted_20_Text">23838,05/12/2020,,Chile,2020-05-13 03:32:26,31721.0,335.0,14125.0</text:p>
      <text:p text:style-name="Preformatted_20_Text">23839,05/12/2020,,Colombia,2020-05-13 03:32:26,12272.0,493.0,2971.0</text:p>
      <text:p text:style-name="Preformatted_20_Text">23840,05/12/2020,,Comoros,2020-05-13 03:32:26,11.0,1.0,0.0</text:p>
      <text:p text:style-name="Preformatted_20_Text">23841,05/12/2020,,Congo (Brazzaville),2020-05-13 03:32:26,333.0,11.0,53.0</text:p>
      <text:p text:style-name="Preformatted_20_Text">23842,05/12/2020,,Congo (Kinshasa),2020-05-13 03:32:26,1102.0,44.0,146.0</text:p>
      <text:p text:style-name="Preformatted_20_Text">23843,05/12/2020,,Costa Rica,2020-05-13 03:32:26,804.0,7.0,520.0</text:p>
      <text:p text:style-name="Preformatted_20_Text">23844,05/12/2020,,Croatia,2020-05-13 03:32:26,2207.0,91.0,1808.0</text:p>
      <text:p text:style-name="Preformatted_20_Text">23845,05/12/2020,,Cuba,2020-05-13 03:32:26,1804.0,78.0,1277.0</text:p>
      <text:p text:style-name="Preformatted_20_Text">23846,05/12/2020,,Cyprus,2020-05-13 03:32:26,903.0,16.0,449.0</text:p>
      <text:p text:style-name="Preformatted_20_Text">23847,05/12/2020,,Czech Republic,2020-05-13 03:32:26,8221.0,283.0,4889.0</text:p>
      <text:p text:style-name="Preformatted_20_Text">23848,05/12/2020,,Denmark,2020-05-13 03:32:26,10591.0,527.0,8580.0</text:p>
      <text:p text:style-name="Preformatted_20_Text">23849,05/12/2020,,Diamond Princess,2020-05-13 03:32:26,712.0,13.0,651.0</text:p>
      <text:p text:style-name="Preformatted_20_Text">23850,05/12/2020,,Djibouti,2020-05-13 03:32:26,1256.0,3.0,886.0</text:p>
      <text:p text:style-name="Preformatted_20_Text">23851,05/12/2020,,Dominica,2020-05-13 03:32:26,16.0,0.0,15.0</text:p>
      <text:p text:style-name="Preformatted_20_Text">23852,05/12/2020,,Dominican Republic,2020-05-13 03:32:26,10900.0,402.0,3221.0</text:p>
      <text:p text:style-name="Preformatted_20_Text">23853,05/12/2020,,Ecuador,2020-05-13 03:32:26,30419.0,2327.0,3433.0</text:p>
      <text:p text:style-name="Preformatted_20_Text">23854,05/12/2020,,Egypt,2020-05-13 03:32:26,10093.0,544.0,2326.0</text:p>
      <text:p text:style-name="Preformatted_20_Text">23855,05/12/2020,,El Salvador,2020-05-13 03:32:26,998.0,20.0,349.0</text:p>
      <text:p text:style-name="Preformatted_20_Text">23856,05/12/2020,,Equatorial Guinea,2020-05-13 03:32:26,439.0,4.0,13.0</text:p>
      <text:p text:style-name="Preformatted_20_Text">23857,05/12/2020,,Eritrea,2020-05-13 03:32:26,39.0,0.0,38.0</text:p>
      <text:p text:style-name="Preformatted_20_Text">23858,05/12/2020,,Estonia,2020-05-13 03:32:26,1746.0,61.0,777.0</text:p>
      <text:p text:style-name="Preformatted_20_Text">23859,05/12/2020,,Eswatini,2020-05-13 03:32:26,184.0,2.0,28.0</text:p>
      <text:p text:style-name="Preformatted_20_Text">23860,05/12/2020,,Ethiopia,2020-05-13 03:32:26,261.0,5.0,106.0</text:p>
      <text:p text:style-name="Preformatted_20_Text">23861,05/12/2020,,Fiji,2020-05-13 03:32:26,18.0,0.0,14.0</text:p>
      <text:p text:style-name="Preformatted_20_Text">23862,05/12/2020,,Finland,2020-05-13 03:32:26,6003.0,275.0,4300.0</text:p>
      <text:p text:style-name="Preformatted_20_Text">23863,05/12/2020,,France,2020-05-13 03:32:26,176198.0,26951.0,56615.0</text:p>
      <text:p text:style-name="Preformatted_20_Text">23864,05/12/2020,,Gabon,2020-05-13 03:32:26,863.0,9.0,137.0</text:p>
      <text:p text:style-name="Preformatted_20_Text">23865,05/12/2020,,Gambia,2020-05-13 03:32:26,22.0,1.0,10.0</text:p>
      <text:p text:style-name="Preformatted_20_Text">23866,05/12/2020,,Georgia,2020-05-13 03:32:26,642.0,11.0,349.0</text:p>
      <text:p text:style-name="Preformatted_20_Text">23867,05/12/2020,,Germany,2020-05-13 03:32:26,173171.0,7738.0,147200.0</text:p>
      <text:p text:style-name="Preformatted_20_Text">23868,05/12/2020,,Ghana,2020-05-13 03:32:26,5127.0,22.0,494.0</text:p>
      <text:p text:style-name="Preformatted_20_Text">23869,05/12/2020,,Greece,2020-05-13 03:32:26,2744.0,152.0,1374.0</text:p>
      <text:p text:style-name="Preformatted_20_Text">23870,05/12/2020,,Grenada,2020-05-13 03:32:26,21.0,0.0,13.0</text:p>
      <text:p text:style-name="Preformatted_20_Text">23871,05/12/2020,,Guatemala,2020-05-13 03:32:26,1199.0,27.0,120.0</text:p>
      <text:p text:style-name="Preformatted_20_Text">23872,05/12/2020,,Guinea,2020-05-13 03:32:26,2298.0,11.0,816.0</text:p>
      <text:p text:style-name="Preformatted_20_Text">23873,05/12/2020,,Guinea-Bissau,2020-05-13 03:32:26,820.0,3.0,26.0</text:p>
      <text:p text:style-name="Preformatted_20_Text">23874,05/12/2020,,Guyana,2020-05-13 03:32:26,113.0,10.0,36.0</text:p>
      <text:p text:style-name="Preformatted_20_Text">23875,05/12/2020,,Haiti,2020-05-13 03:32:26,219.0,18.0,17.0</text:p>
      <text:p text:style-name="Preformatted_20_Text">23876,05/12/2020,,Holy See,2020-05-13 03:32:26,12.0,0.0,2.0</text:p>
      <text:p text:style-name="Preformatted_20_Text">23877,05/12/2020,,Honduras,2020-05-13 03:32:26,2080.0,121.0,211.0</text:p>
      <text:p text:style-name="Preformatted_20_Text">23878,05/12/2020,,Hungary,2020-05-13 03:32:26,3313.0,425.0,1007.0</text:p>
      <text:p text:style-name="Preformatted_20_Text">23879,05/12/2020,,Iceland,2020-05-13 03:32:26,1801.0,10.0,1776.0</text:p>
      <text:p text:style-name="Preformatted_20_Text">23880,05/12/2020,,India,2020-05-13 03:32:26,74292.0,2415.0,24420.0</text:p>
      <text:p text:style-name="Preformatted_20_Text">23881,05/12/2020,,Indonesia,2020-05-13 03:32:26,14749.0,1007.0,3063.0</text:p>
      <text:p text:style-name="Preformatted_20_Text">23882,05/12/2020,,Iran,2020-05-13 03:32:26,110767.0,6733.0,88357.0</text:p>
      <text:p text:style-name="Preformatted_20_Text">23883,05/12/2020,,Iraq,2020-05-13 03:32:26,2913.0,112.0,1903.0</text:p>
      <text:p text:style-name="Preformatted_20_Text">23884,05/12/2020,,Ireland,2020-05-13 03:32:26,23242.0,1488.0,17110.0</text:p>
      <text:p text:style-name="Preformatted_20_Text">23885,05/12/2020,,Israel,2020-05-13 03:32:26,16529.0,260.0,12083.0</text:p>
      <text:p text:style-name="Preformatted_20_Text">23886,05/12/2020,,Italy,2020-05-13 03:32:26,221216.0,30911.0,109039.0</text:p>
      <text:p text:style-name="Preformatted_20_Text">23887,05/12/2020,,Ivory Coast,2020-05-13 03:32:26,1857.0,21.0,820.0</text:p>
      <text:p text:style-name="Preformatted_20_Text">23888,05/12/2020,,Jamaica,2020-05-13 03:32:26,507.0,9.0,100.0</text:p>
      <text:p text:style-name="Preformatted_20_Text">23889,05/12/2020,,Japan,2020-05-13 03:32:26,15968.0,657.0,8531.0</text:p>
      <text:p text:style-name="Preformatted_20_Text">23890,05/12/2020,,Jordan,2020-05-13 03:32:26,576.0,9.0,390.0</text:p>
      <text:p text:style-name="Preformatted_20_Text">23891,05/12/2020,,Kazakhstan,2020-05-13 03:32:26,5279.0,32.0,2223.0</text:p>
      <text:p text:style-name="Preformatted_20_Text"><text:soft-page-break/>23892,05/12/2020,,Kenya,2020-05-13 03:32:26,715.0,36.0,259.0</text:p>
      <text:p text:style-name="Preformatted_20_Text">23893,05/12/2020,,Kosovo,2020-05-13 03:32:26,919.0,29.0,671.0</text:p>
      <text:p text:style-name="Preformatted_20_Text">23894,05/12/2020,,Kuwait,2020-05-13 03:32:26,10277.0,75.0,3101.0</text:p>
      <text:p text:style-name="Preformatted_20_Text">23895,05/12/2020,,Kyrgyzstan,2020-05-13 03:32:26,1037.0,12.0,709.0</text:p>
      <text:p text:style-name="Preformatted_20_Text">23896,05/12/2020,,Laos,2020-05-13 03:32:26,19.0,0.0,13.0</text:p>
      <text:p text:style-name="Preformatted_20_Text">23897,05/12/2020,,Latvia,2020-05-13 03:32:26,950.0,18.0,627.0</text:p>
      <text:p text:style-name="Preformatted_20_Text">23898,05/12/2020,,Lebanon,2020-05-13 03:32:26,870.0,26.0,234.0</text:p>
      <text:p text:style-name="Preformatted_20_Text">23899,05/12/2020,,Liberia,2020-05-13 03:32:26,211.0,20.0,85.0</text:p>
      <text:p text:style-name="Preformatted_20_Text">23900,05/12/2020,,Libya,2020-05-13 03:32:26,64.0,3.0,28.0</text:p>
      <text:p text:style-name="Preformatted_20_Text">23901,05/12/2020,,Liechtenstein,2020-05-13 03:32:26,82.0,1.0,55.0</text:p>
      <text:p text:style-name="Preformatted_20_Text">23902,05/12/2020,,Lithuania,2020-05-13 03:32:26,1491.0,50.0,850.0</text:p>
      <text:p text:style-name="Preformatted_20_Text">23903,05/12/2020,,Luxembourg,2020-05-13 03:32:26,3894.0,102.0,3610.0</text:p>
      <text:p text:style-name="Preformatted_20_Text">23904,05/12/2020,,MS Zaandam,2020-05-13 03:32:26,9.0,2.0,0.0</text:p>
      <text:p text:style-name="Preformatted_20_Text">23905,05/12/2020,,Madagascar,2020-05-13 03:32:26,186.0,0.0,101.0</text:p>
      <text:p text:style-name="Preformatted_20_Text">23906,05/12/2020,,Malawi,2020-05-13 03:32:26,57.0,3.0,24.0</text:p>
      <text:p text:style-name="Preformatted_20_Text">23907,05/12/2020,,Malaysia,2020-05-13 03:32:26,6742.0,109.0,5223.0</text:p>
      <text:p text:style-name="Preformatted_20_Text">23908,05/12/2020,,Maldives,2020-05-13 03:32:26,904.0,3.0,29.0</text:p>
      <text:p text:style-name="Preformatted_20_Text">23909,05/12/2020,,Mali,2020-05-13 03:32:26,730.0,40.0,398.0</text:p>
      <text:p text:style-name="Preformatted_20_Text">23910,05/12/2020,,Malta,2020-05-13 03:32:26,506.0,5.0,434.0</text:p>
      <text:p text:style-name="Preformatted_20_Text">23911,05/12/2020,,Mauritania,2020-05-13 03:32:26,9.0,1.0,6.0</text:p>
      <text:p text:style-name="Preformatted_20_Text">23912,05/12/2020,,Mauritius,2020-05-13 03:32:26,332.0,10.0,322.0</text:p>
      <text:p text:style-name="Preformatted_20_Text">23913,05/12/2020,,Mexico,2020-05-13 03:32:26,38324.0,3926.0,25935.0</text:p>
      <text:p text:style-name="Preformatted_20_Text">23914,05/12/2020,,Moldova,2020-05-13 03:32:26,5154.0,182.0,2069.0</text:p>
      <text:p text:style-name="Preformatted_20_Text">23915,05/12/2020,,Monaco,2020-05-13 03:32:26,96.0,4.0,85.0</text:p>
      <text:p text:style-name="Preformatted_20_Text">23916,05/12/2020,,Mongolia,2020-05-13 03:32:26,42.0,0.0,15.0</text:p>
      <text:p text:style-name="Preformatted_20_Text">23917,05/12/2020,,Montenegro,2020-05-13 03:32:26,324.0,9.0,298.0</text:p>
      <text:p text:style-name="Preformatted_20_Text">23918,05/12/2020,,Morocco,2020-05-13 03:32:26,6418.0,188.0,2991.0</text:p>
      <text:p text:style-name="Preformatted_20_Text">23919,05/12/2020,,Mozambique,2020-05-13 03:32:26,104.0,0.0,34.0</text:p>
      <text:p text:style-name="Preformatted_20_Text">23920,05/12/2020,,Namibia,2020-05-13 03:32:26,16.0,0.0,11.0</text:p>
      <text:p text:style-name="Preformatted_20_Text">23921,05/12/2020,,Nepal,2020-05-13 03:32:26,217.0,0.0,33.0</text:p>
      <text:p text:style-name="Preformatted_20_Text">23922,05/12/2020,,Netherlands,2020-05-13 03:32:26,42984.0,5510.0,0.0</text:p>
      <text:p text:style-name="Preformatted_20_Text">23923,05/12/2020,,New Zealand,2020-05-13 03:32:26,1497.0,21.0,1402.0</text:p>
      <text:p text:style-name="Preformatted_20_Text">23924,05/12/2020,,Nicaragua,2020-05-13 03:32:26,25.0,8.0,7.0</text:p>
      <text:p text:style-name="Preformatted_20_Text">23925,05/12/2020,,Niger,2020-05-13 03:32:26,854.0,47.0,648.0</text:p>
      <text:p text:style-name="Preformatted_20_Text">23926,05/12/2020,,Nigeria,2020-05-13 03:32:26,4787.0,158.0,959.0</text:p>
      <text:p text:style-name="Preformatted_20_Text">23927,05/12/2020,,North Macedonia,2020-05-13 03:32:26,1674.0,92.0,1205.0</text:p>
      <text:p text:style-name="Preformatted_20_Text">23928,05/12/2020,,Norway,2020-05-13 03:32:26,8157.0,228.0,32.0</text:p>
      <text:p text:style-name="Preformatted_20_Text">23929,05/12/2020,,Oman,2020-05-13 03:32:26,3721.0,17.0,1250.0</text:p>
      <text:p text:style-name="Preformatted_20_Text">23930,05/12/2020,,Pakistan,2020-05-13 03:32:26,34336.0,737.0,8812.0</text:p>
      <text:p text:style-name="Preformatted_20_Text">23931,05/12/2020,,Panama,2020-05-13 03:32:26,8783.0,252.0,6021.0</text:p>
      <text:p text:style-name="Preformatted_20_Text">23932,05/12/2020,,Papua New Guinea,2020-05-13 03:32:26,8.0,0.0,8.0</text:p>
      <text:p text:style-name="Preformatted_20_Text">23933,05/12/2020,,Paraguay,2020-05-13 03:32:26,737.0,10.0,173.0</text:p>
      <text:p text:style-name="Preformatted_20_Text">23934,05/12/2020,,Peru,2020-05-13 03:32:26,72059.0,2057.0,23324.0</text:p>
      <text:p text:style-name="Preformatted_20_Text">23935,05/12/2020,,Philippines,2020-05-13 03:32:26,11350.0,751.0,2106.0</text:p>
      <text:p text:style-name="Preformatted_20_Text">23936,05/12/2020,,Poland,2020-05-13 03:32:26,16921.0,839.0,6131.0</text:p>
      <text:p text:style-name="Preformatted_20_Text">23937,05/12/2020,,Portugal,2020-05-13 03:32:26,27913.0,1163.0,3013.0</text:p>
      <text:p text:style-name="Preformatted_20_Text">23938,05/12/2020,,Qatar,2020-05-13 03:32:26,25149.0,14.0,3019.0</text:p>
      <text:p text:style-name="Preformatted_20_Text">23939,05/12/2020,,Romania,2020-05-13 03:32:26,15778.0,1002.0,7685.0</text:p>
      <text:p text:style-name="Preformatted_20_Text">23940,05/12/2020,,Russia,2020-05-13 03:32:26,232243.0,2116.0,43512.0</text:p>
      <text:p text:style-name="Preformatted_20_Text">23941,05/12/2020,,Rwanda,2020-05-13 03:32:26,286.0,0.0,153.0</text:p>
      <text:p text:style-name="Preformatted_20_Text">23942,05/12/2020,,Saint Kitts and Nevis,2020-05-13 03:32:26,15.0,0.0,14.0</text:p>
      <text:p text:style-name="Preformatted_20_Text">23943,05/12/2020,,Saint Lucia,2020-05-13 03:32:26,18.0,0.0,17.0</text:p>
      <text:p text:style-name="Preformatted_20_Text">23944,05/12/2020,,Saint Vincent and the Grenadines,2020-05-13 03:32:26,17.0,0.0,12.0</text:p>
      <text:p text:style-name="Preformatted_20_Text">23945,05/12/2020,,San Marino,2020-05-13 03:32:26,638.0,41.0,161.0</text:p>
      <text:p text:style-name="Preformatted_20_Text">23946,05/12/2020,,Sao Tome and Principe,2020-05-13 03:32:26,208.0,5.0,4.0</text:p>
      <text:p text:style-name="Preformatted_20_Text">23947,05/12/2020,,Saudi Arabia,2020-05-13 03:32:26,42925.0,264.0,15257.0</text:p>
      <text:p text:style-name="Preformatted_20_Text">23948,05/12/2020,,Senegal,2020-05-13 03:32:26,1995.0,19.0,742.0</text:p>
      <text:p text:style-name="Preformatted_20_Text">23949,05/12/2020,,Serbia,2020-05-13 03:32:26,10243.0,220.0,3600.0</text:p>
      <text:p text:style-name="Preformatted_20_Text">23950,05/12/2020,,Seychelles,2020-05-13 03:32:26,11.0,0.0,10.0</text:p>
      <text:p text:style-name="Preformatted_20_Text">23951,05/12/2020,,Sierra Leone,2020-05-13 03:32:26,338.0,19.0,72.0</text:p>
      <text:p text:style-name="Preformatted_20_Text">23952,05/12/2020,,Singapore,2020-05-13 03:32:26,24671.0,21.0,3851.0</text:p>
      <text:p text:style-name="Preformatted_20_Text">23953,05/12/2020,,Slovakia,2020-05-13 03:32:26,1465.0,27.0,983.0</text:p>
      <text:p text:style-name="Preformatted_20_Text">23954,05/12/2020,,Slovenia,2020-05-13 03:32:26,1461.0,102.0,259.0</text:p>
      <text:p text:style-name="Preformatted_20_Text"><text:soft-page-break/>23955,05/12/2020,,Somalia,2020-05-13 03:32:26,1170.0,52.0,126.0</text:p>
      <text:p text:style-name="Preformatted_20_Text">23956,05/12/2020,,South Africa,2020-05-13 03:32:26,11350.0,206.0,4357.0</text:p>
      <text:p text:style-name="Preformatted_20_Text">23957,05/12/2020,,South Korea,2020-05-13 03:32:26,10962.0,259.0,9695.0</text:p>
      <text:p text:style-name="Preformatted_20_Text">23958,05/12/2020,,South Sudan,2020-05-13 03:32:26,194.0,0.0,2.0</text:p>
      <text:p text:style-name="Preformatted_20_Text">23959,05/12/2020,,Spain,2020-05-13 03:32:26,228030.0,26920.0,138980.0</text:p>
      <text:p text:style-name="Preformatted_20_Text">23960,05/12/2020,,Sri Lanka,2020-05-13 03:32:26,889.0,9.0,366.0</text:p>
      <text:p text:style-name="Preformatted_20_Text">23961,05/12/2020,,Sudan,2020-05-13 03:32:26,1661.0,80.0,173.0</text:p>
      <text:p text:style-name="Preformatted_20_Text">23962,05/12/2020,,Suriname,2020-05-13 03:32:26,10.0,1.0,9.0</text:p>
      <text:p text:style-name="Preformatted_20_Text">23963,05/12/2020,,Sweden,2020-05-13 03:32:26,27272.0,3313.0,4971.0</text:p>
      <text:p text:style-name="Preformatted_20_Text">23964,05/12/2020,,Switzerland,2020-05-13 03:32:26,30380.0,1867.0,26800.0</text:p>
      <text:p text:style-name="Preformatted_20_Text">23965,05/12/2020,,Syria,2020-05-13 03:32:26,47.0,3.0,29.0</text:p>
      <text:p text:style-name="Preformatted_20_Text">23966,05/12/2020,,Taiwan,2020-05-13 03:32:26,440.0,7.0,372.0</text:p>
      <text:p text:style-name="Preformatted_20_Text">23967,05/12/2020,,Tajikistan,2020-05-13 03:32:26,729.0,21.0,0.0</text:p>
      <text:p text:style-name="Preformatted_20_Text">23968,05/12/2020,,Tanzania,2020-05-13 03:32:26,509.0,21.0,183.0</text:p>
      <text:p text:style-name="Preformatted_20_Text">23969,05/12/2020,,Thailand,2020-05-13 03:32:26,3017.0,56.0,2798.0</text:p>
      <text:p text:style-name="Preformatted_20_Text">23970,05/12/2020,,Timor-Leste,2020-05-13 03:32:26,24.0,0.0,21.0</text:p>
      <text:p text:style-name="Preformatted_20_Text">23971,05/12/2020,,Togo,2020-05-13 03:32:26,199.0,11.0,92.0</text:p>
      <text:p text:style-name="Preformatted_20_Text">23972,05/12/2020,,Trinidad and Tobago,2020-05-13 03:32:26,116.0,8.0,107.0</text:p>
      <text:p text:style-name="Preformatted_20_Text">23973,05/12/2020,,Tunisia,2020-05-13 03:32:26,1032.0,45.0,740.0</text:p>
      <text:p text:style-name="Preformatted_20_Text">23974,05/12/2020,,Turkey,2020-05-13 03:32:26,141475.0,3894.0,98889.0</text:p>
      <text:p text:style-name="Preformatted_20_Text">23975,05/12/2020,,UK,2020-05-13 03:32:26,226463.0,32692.0,0.0</text:p>
      <text:p text:style-name="Preformatted_20_Text">23976,05/12/2020,,Uganda,2020-05-13 03:32:26,129.0,0.0,55.0</text:p>
      <text:p text:style-name="Preformatted_20_Text">23977,05/12/2020,,Ukraine,2020-05-13 03:32:26,16023.0,425.0,3373.0</text:p>
      <text:p text:style-name="Preformatted_20_Text">23978,05/12/2020,,United Arab Emirates,2020-05-13 03:32:26,19661.0,203.0,6012.0</text:p>
      <text:p text:style-name="Preformatted_20_Text">23979,05/12/2020,,Uruguay,2020-05-13 03:32:26,717.0,19.0,532.0</text:p>
      <text:p text:style-name="Preformatted_20_Text">23980,05/12/2020,,Uzbekistan,2020-05-13 03:32:26,2519.0,10.0,2010.0</text:p>
      <text:p text:style-name="Preformatted_20_Text">23981,05/12/2020,,Venezuela,2020-05-13 03:32:26,423.0,10.0,220.0</text:p>
      <text:p text:style-name="Preformatted_20_Text">23982,05/12/2020,,Vietnam,2020-05-13 03:32:26,288.0,0.0,252.0</text:p>
      <text:p text:style-name="Preformatted_20_Text">23983,05/12/2020,,West Bank and Gaza,2020-05-13 03:32:26,375.0,2.0,308.0</text:p>
      <text:p text:style-name="Preformatted_20_Text">23984,05/12/2020,,Western Sahara,2020-05-13 03:32:26,6.0,0.0,6.0</text:p>
      <text:p text:style-name="Preformatted_20_Text">23985,05/12/2020,,Yemen,2020-05-13 03:32:26,65.0,10.0,1.0</text:p>
      <text:p text:style-name="Preformatted_20_Text">23986,05/12/2020,,Zambia,2020-05-13 03:32:26,441.0,7.0,117.0</text:p>
      <text:p text:style-name="Preformatted_20_Text">23987,05/12/2020,,Zimbabwe,2020-05-13 03:32:26,36.0,4.0,9.0</text:p>
      <text:p text:style-name="Preformatted_20_Text">23988,05/12/2020,Alabama,US,2020-05-13 03:32:26,10464.0,435.0,0.0</text:p>
      <text:p text:style-name="Preformatted_20_Text">23989,05/12/2020,Alaska,US,2020-05-13 03:32:26,383.0,10.0,0.0</text:p>
      <text:p text:style-name="Preformatted_20_Text">23990,05/12/2020,Alberta,Canada,2020-05-13 03:32:26,6345.0,118.0,0.0</text:p>
      <text:p text:style-name="Preformatted_20_Text">23991,05/12/2020,Anguilla,UK,2020-05-13 03:32:26,3.0,0.0,3.0</text:p>
      <text:p text:style-name="Preformatted_20_Text">23992,05/12/2020,Anhui,Mainland China,2020-05-13 03:32:26,991.0,6.0,985.0</text:p>
      <text:p text:style-name="Preformatted_20_Text">23993,05/12/2020,Arizona,US,2020-05-13 03:32:26,11736.0,562.0,0.0</text:p>
      <text:p text:style-name="Preformatted_20_Text">23994,05/12/2020,Arkansas,US,2020-05-13 03:32:26,4164.0,95.0,0.0</text:p>
      <text:p text:style-name="Preformatted_20_Text">23995,05/12/2020,Aruba,Netherlands,2020-05-13 03:32:26,101.0,3.0,89.0</text:p>
      <text:p text:style-name="Preformatted_20_Text">23996,05/12/2020,Australian Capital Territory,Australia,2020-05-13 03:32:26,107.0,3.0,104.0</text:p>
      <text:p text:style-name="Preformatted_20_Text">23997,05/12/2020,Beijing,Mainland China,2020-05-13 03:32:26,593.0,9.0,573.0</text:p>
      <text:p text:style-name="Preformatted_20_Text">23998,05/12/2020,Bermuda,UK,2020-05-13 03:32:26,121.0,8.0,66.0</text:p>
      <text:p text:style-name="Preformatted_20_Text">23999,05/12/2020,"Bonaire, Sint Eustatius and Saba",Netherlands,2020-05-13 03:32:26,6.0,0.0,0.0</text:p>
      <text:p text:style-name="Preformatted_20_Text">24000,05/12/2020,British Columbia,Canada,2020-05-13 03:32:26,2360.0,132.0,0.0</text:p>
      <text:p text:style-name="Preformatted_20_Text">24001,05/12/2020,British Virgin Islands,UK,2020-05-13 03:32:26,7.0,1.0,4.0</text:p>
      <text:p text:style-name="Preformatted_20_Text">24002,05/12/2020,California,US,2020-05-13 03:32:26,70978.0,2879.0,0.0</text:p>
      <text:p text:style-name="Preformatted_20_Text">24003,05/12/2020,Cayman Islands,UK,2020-05-13 03:32:26,85.0,1.0,50.0</text:p>
      <text:p text:style-name="Preformatted_20_Text">24004,05/12/2020,Channel Islands,UK,2020-05-13 03:32:26,547.0,42.0,455.0</text:p>
      <text:p text:style-name="Preformatted_20_Text">24005,05/12/2020,Chongqing,Mainland China,2020-05-13 03:32:26,579.0,6.0,573.0</text:p>
      <text:p text:style-name="Preformatted_20_Text">24006,05/12/2020,Colorado,US,2020-05-13 03:32:26,20157.0,1010.0,0.0</text:p>
      <text:p text:style-name="Preformatted_20_Text">24007,05/12/2020,Connecticut,US,2020-05-13 03:32:26,34333.0,3041.0,0.0</text:p>
      <text:p text:style-name="Preformatted_20_Text">24008,05/12/2020,Curacao,Netherlands,2020-05-13 03:32:26,16.0,1.0,14.0</text:p>
      <text:p text:style-name="Preformatted_20_Text">24009,05/12/2020,Delaware,US,2020-05-13 03:32:26,6741.0,237.0,0.0</text:p>
      <text:p text:style-name="Preformatted_20_Text">24010,05/12/2020,Diamond Princess cruise ship,Canada,2020-05-13 03:32:26,1.0,1.0,0.0</text:p>
      <text:p text:style-name="Preformatted_20_Text">24011,05/12/2020,Diamond Princess cruise ship,US,2020-05-13 03:32:26,49.0,0.0,0.0</text:p>
      <text:p text:style-name="Preformatted_20_Text">24012,05/12/2020,District of Columbia,US,2020-05-13 03:32:26,6485.0,336.0,0.0</text:p>
      <text:p text:style-name="Preformatted_20_Text">24013,05/12/2020,Falkland Islands (Malvinas),UK,2020-05-13 03:32:26,13.0,0.0,13.0</text:p>
      <text:p text:style-name="Preformatted_20_Text"><text:soft-page-break/>24014,05/12/2020,Faroe Islands,Denmark,2020-05-13 03:32:26,187.0,0.0,187.0</text:p>
      <text:p text:style-name="Preformatted_20_Text">24015,05/12/2020,Florida,US,2020-05-13 03:32:26,41923.0,1779.0,0.0</text:p>
      <text:p text:style-name="Preformatted_20_Text">24016,05/12/2020,French Guiana,France,2020-05-13 03:32:26,153.0,1.0,124.0</text:p>
      <text:p text:style-name="Preformatted_20_Text">24017,05/12/2020,French Polynesia,France,2020-05-13 03:32:26,60.0,0.0,58.0</text:p>
      <text:p text:style-name="Preformatted_20_Text">24018,05/12/2020,Fujian,Mainland China,2020-05-13 03:32:26,356.0,1.0,354.0</text:p>
      <text:p text:style-name="Preformatted_20_Text">24019,05/12/2020,Gansu,Mainland China,2020-05-13 03:32:26,139.0,2.0,137.0</text:p>
      <text:p text:style-name="Preformatted_20_Text">24020,05/12/2020,Georgia,US,2020-05-13 03:32:26,34924.0,1498.0,0.0</text:p>
      <text:p text:style-name="Preformatted_20_Text">24021,05/12/2020,Gibraltar,UK,2020-05-13 03:32:26,148.0,0.0,144.0</text:p>
      <text:p text:style-name="Preformatted_20_Text">24022,05/12/2020,Grand Princess,Canada,2020-05-13 03:32:26,13.0,0.0,0.0</text:p>
      <text:p text:style-name="Preformatted_20_Text">24023,05/12/2020,Grand Princess,US,2020-05-13 03:32:26,103.0,3.0,0.0</text:p>
      <text:p text:style-name="Preformatted_20_Text">24024,05/12/2020,Greenland,Denmark,2020-05-13 03:32:26,11.0,0.0,11.0</text:p>
      <text:p text:style-name="Preformatted_20_Text">24025,05/12/2020,Guadeloupe,France,2020-05-13 03:32:26,155.0,13.0,109.0</text:p>
      <text:p text:style-name="Preformatted_20_Text">24026,05/12/2020,Guam,US,2020-05-13 03:32:26,152.0,5.0,0.0</text:p>
      <text:p text:style-name="Preformatted_20_Text">24027,05/12/2020,Guangdong,Mainland China,2020-05-13 03:32:26,1589.0,8.0,1578.0</text:p>
      <text:p text:style-name="Preformatted_20_Text">24028,05/12/2020,Guangxi,Mainland China,2020-05-13 03:32:26,254.0,2.0,252.0</text:p>
      <text:p text:style-name="Preformatted_20_Text">24029,05/12/2020,Guizhou,Mainland China,2020-05-13 03:32:26,147.0,2.0,145.0</text:p>
      <text:p text:style-name="Preformatted_20_Text">24030,05/12/2020,Hainan,Mainland China,2020-05-13 03:32:26,168.0,6.0,162.0</text:p>
      <text:p text:style-name="Preformatted_20_Text">24031,05/12/2020,Hawaii,US,2020-05-13 03:32:26,635.0,17.0,0.0</text:p>
      <text:p text:style-name="Preformatted_20_Text">24032,05/12/2020,Hebei,Mainland China,2020-05-13 03:32:26,328.0,6.0,321.0</text:p>
      <text:p text:style-name="Preformatted_20_Text">24033,05/12/2020,Heilongjiang,Mainland China,2020-05-13 03:32:26,945.0,13.0,929.0</text:p>
      <text:p text:style-name="Preformatted_20_Text">24034,05/12/2020,Henan,Mainland China,2020-05-13 03:32:26,1276.0,22.0,1254.0</text:p>
      <text:p text:style-name="Preformatted_20_Text">24035,05/12/2020,Hong Kong,Hong Kong,2020-05-13 03:32:26,1047.0,4.0,991.0</text:p>
      <text:p text:style-name="Preformatted_20_Text">24036,05/12/2020,Hubei,Mainland China,2020-05-13 03:32:26,68134.0,4512.0,63616.0</text:p>
      <text:p text:style-name="Preformatted_20_Text">24037,05/12/2020,Hunan,Mainland China,2020-05-13 03:32:26,1019.0,4.0,1015.0</text:p>
      <text:p text:style-name="Preformatted_20_Text">24038,05/12/2020,Idaho,US,2020-05-13 03:32:26,2293.0,69.0,0.0</text:p>
      <text:p text:style-name="Preformatted_20_Text">24039,05/12/2020,Illinois,US,2020-05-13 03:32:26,83021.0,3601.0,0.0</text:p>
      <text:p text:style-name="Preformatted_20_Text">24040,05/12/2020,Indiana,US,2020-05-13 03:32:26,25127.0,1578.0,0.0</text:p>
      <text:p text:style-name="Preformatted_20_Text">24041,05/12/2020,Inner Mongolia,Mainland China,2020-05-13 03:32:26,209.0,1.0,190.0</text:p>
      <text:p text:style-name="Preformatted_20_Text">24042,05/12/2020,Iowa,US,2020-05-13 03:32:26,12912.0,289.0,0.0</text:p>
      <text:p text:style-name="Preformatted_20_Text">24043,05/12/2020,Isle of Man,UK,2020-05-13 03:32:26,331.0,23.0,272.0</text:p>
      <text:p text:style-name="Preformatted_20_Text">24044,05/12/2020,Jiangsu,Mainland China,2020-05-13 03:32:26,653.0,0.0,653.0</text:p>
      <text:p text:style-name="Preformatted_20_Text">24045,05/12/2020,Jiangxi,Mainland China,2020-05-13 03:32:26,937.0,1.0,936.0</text:p>
      <text:p text:style-name="Preformatted_20_Text">24046,05/12/2020,Jilin,Mainland China,2020-05-13 03:32:26,133.0,1.0,108.0</text:p>
      <text:p text:style-name="Preformatted_20_Text">24047,05/12/2020,Kansas,US,2020-05-13 03:32:26,7240.0,184.0,0.0</text:p>
      <text:p text:style-name="Preformatted_20_Text">24048,05/12/2020,Kentucky,US,2020-05-13 03:32:26,6853.0,321.0,0.0</text:p>
      <text:p text:style-name="Preformatted_20_Text">24049,05/12/2020,Liaoning,Mainland China,2020-05-13 03:32:26,147.0,2.0,144.0</text:p>
      <text:p text:style-name="Preformatted_20_Text">24050,05/12/2020,Louisiana,US,2020-05-13 03:32:26,32050.0,2347.0,0.0</text:p>
      <text:p text:style-name="Preformatted_20_Text">24051,05/12/2020,Macau,Macau,2020-05-13 03:32:26,45.0,0.0,42.0</text:p>
      <text:p text:style-name="Preformatted_20_Text">24052,05/12/2020,Maine,US,2020-05-13 03:32:26,1477.0,65.0,0.0</text:p>
      <text:p text:style-name="Preformatted_20_Text">24053,05/12/2020,Manitoba,Canada,2020-05-13 03:32:26,290.0,7.0,0.0</text:p>
      <text:p text:style-name="Preformatted_20_Text">24054,05/12/2020,Martinique,France,2020-05-13 03:32:26,187.0,14.0,91.0</text:p>
      <text:p text:style-name="Preformatted_20_Text">24055,05/12/2020,Maryland,US,2020-05-13 03:32:26,34061.0,1756.0,0.0</text:p>
      <text:p text:style-name="Preformatted_20_Text">24056,05/12/2020,Massachusetts,US,2020-05-13 03:32:26,79332.0,5141.0,0.0</text:p>
      <text:p text:style-name="Preformatted_20_Text">24057,05/12/2020,Mayotte,France,2020-05-13 03:32:26,1095.0,12.0,492.0</text:p>
      <text:p text:style-name="Preformatted_20_Text">24058,05/12/2020,Michigan,US,2020-05-13 03:32:26,48021.0,4674.0,0.0</text:p>
      <text:p text:style-name="Preformatted_20_Text">24059,05/12/2020,Minnesota,US,2020-05-13 03:32:26,12494.0,614.0,0.0</text:p>
      <text:p text:style-name="Preformatted_20_Text">24060,05/12/2020,Mississippi,US,2020-05-13 03:32:26,9908.0,457.0,0.0</text:p>
      <text:p text:style-name="Preformatted_20_Text">24061,05/12/2020,Missouri,US,2020-05-13 03:32:26,10269.0,529.0,0.0</text:p>
      <text:p text:style-name="Preformatted_20_Text">24062,05/12/2020,Montana,US,2020-05-13 03:32:26,461.0,16.0,0.0</text:p>
      <text:p text:style-name="Preformatted_20_Text">24063,05/12/2020,Montserrat,UK,2020-05-13 03:32:26,11.0,1.0,8.0</text:p>
      <text:p text:style-name="Preformatted_20_Text">24064,05/12/2020,Nebraska,US,2020-05-13 03:32:26,8532.0,100.0,0.0</text:p>
      <text:p text:style-name="Preformatted_20_Text">24065,05/12/2020,Nevada,US,2020-05-13 03:32:26,6313.0,321.0,0.0</text:p>
      <text:p text:style-name="Preformatted_20_Text">24066,05/12/2020,New Brunswick,Canada,2020-05-13 03:32:26,120.0,0.0,0.0</text:p>
      <text:p text:style-name="Preformatted_20_Text">24067,05/12/2020,New Caledonia,France,2020-05-13 03:32:26,18.0,0.0,18.0</text:p>
      <text:p text:style-name="Preformatted_20_Text">24068,05/12/2020,New Hampshire,US,2020-05-13 03:32:26,3239.0,142.0,0.0</text:p>
      <text:p text:style-name="Preformatted_20_Text">24069,05/12/2020,New Jersey,US,2020-05-13 03:32:26,140917.0,9531.0,0.0</text:p>
      <text:p text:style-name="Preformatted_20_Text">24070,05/12/2020,New Mexico,US,2020-05-13 03:32:26,5212.0,219.0,0.0</text:p>
      <text:p text:style-name="Preformatted_20_Text">24071,05/12/2020,New South Wales,Australia,2020-05-13 03:32:26,3059.0,45.0,2571.0</text:p>
      <text:p text:style-name="Preformatted_20_Text">24072,05/12/2020,New York,US,2020-05-13 03:32:26,338485.0,27284.0,0.0</text:p>
      <text:p text:style-name="Preformatted_20_Text">24073,05/12/2020,Newfoundland and Labrador,Canada,2020-05-13 03:32:26,261.0,3.0,0.0</text:p>
      <text:p text:style-name="Preformatted_20_Text"><text:soft-page-break/>24074,05/12/2020,Ningxia,Mainland China,2020-05-13 03:32:26,75.0,0.0,75.0</text:p>
      <text:p text:style-name="Preformatted_20_Text">24075,05/12/2020,North Carolina,US,2020-05-13 03:32:26,15622.0,600.0,0.0</text:p>
      <text:p text:style-name="Preformatted_20_Text">24076,05/12/2020,North Dakota,US,2020-05-13 03:32:26,1571.0,38.0,0.0</text:p>
      <text:p text:style-name="Preformatted_20_Text">24077,05/12/2020,Northern Mariana Islands,US,2020-05-13 03:32:26,19.0,2.0,0.0</text:p>
      <text:p text:style-name="Preformatted_20_Text">24078,05/12/2020,Northern Territory,Australia,2020-05-13 03:32:26,29.0,0.0,27.0</text:p>
      <text:p text:style-name="Preformatted_20_Text">24079,05/12/2020,Northwest Territories,Canada,2020-05-13 03:32:26,5.0,0.0,0.0</text:p>
      <text:p text:style-name="Preformatted_20_Text">24080,05/12/2020,Nova Scotia,Canada,2020-05-13 03:32:26,1020.0,48.0,0.0</text:p>
      <text:p text:style-name="Preformatted_20_Text">24081,05/12/2020,Ohio,US,2020-05-13 03:32:26,25250.0,1436.0,0.0</text:p>
      <text:p text:style-name="Preformatted_20_Text">24082,05/12/2020,Oklahoma,US,2020-05-13 03:32:26,4732.0,278.0,0.0</text:p>
      <text:p text:style-name="Preformatted_20_Text">24083,05/12/2020,Ontario,Canada,2020-05-13 03:32:26,22158.0,1852.0,0.0</text:p>
      <text:p text:style-name="Preformatted_20_Text">24084,05/12/2020,Oregon,US,2020-05-13 03:32:26,3358.0,130.0,0.0</text:p>
      <text:p text:style-name="Preformatted_20_Text">24085,05/12/2020,Pennsylvania,US,2020-05-13 03:32:26,61310.0,3914.0,0.0</text:p>
      <text:p text:style-name="Preformatted_20_Text">24086,05/12/2020,Prince Edward Island,Canada,2020-05-13 03:32:26,27.0,0.0,0.0</text:p>
      <text:p text:style-name="Preformatted_20_Text">24087,05/12/2020,Puerto Rico,US,2020-05-13 03:32:26,2299.0,114.0,0.0</text:p>
      <text:p text:style-name="Preformatted_20_Text">24088,05/12/2020,Qinghai,Mainland China,2020-05-13 03:32:26,18.0,0.0,18.0</text:p>
      <text:p text:style-name="Preformatted_20_Text">24089,05/12/2020,Quebec,Canada,2020-05-13 03:32:26,39235.0,3132.0,0.0</text:p>
      <text:p text:style-name="Preformatted_20_Text">24090,05/12/2020,Queensland,Australia,2020-05-13 03:32:26,1052.0,6.0,1028.0</text:p>
      <text:p text:style-name="Preformatted_20_Text">24091,05/12/2020,Recovered,Canada,2020-05-13 03:32:26,0.0,0.0,34055.0</text:p>
      <text:p text:style-name="Preformatted_20_Text">24092,05/12/2020,Recovered,US,2020-05-13 03:32:26,0.0,0.0,230287.0</text:p>
      <text:p text:style-name="Preformatted_20_Text">24093,05/12/2020,Reunion,France,2020-05-13 03:32:26,437.0,0.0,354.0</text:p>
      <text:p text:style-name="Preformatted_20_Text">24094,05/12/2020,Rhode Island,US,2020-05-13 03:32:26,11614.0,444.0,0.0</text:p>
      <text:p text:style-name="Preformatted_20_Text">24095,05/12/2020,Saint Barthelemy,France,2020-05-13 03:32:26,6.0,0.0,6.0</text:p>
      <text:p text:style-name="Preformatted_20_Text">24096,05/12/2020,Saint Pierre and Miquelon,France,2020-05-13 03:32:26,1.0,0.0,1.0</text:p>
      <text:p text:style-name="Preformatted_20_Text">24097,05/12/2020,Saskatchewan,Canada,2020-05-13 03:32:26,573.0,7.0,0.0</text:p>
      <text:p text:style-name="Preformatted_20_Text">24098,05/12/2020,Shaanxi,Mainland China,2020-05-13 03:32:26,308.0,3.0,297.0</text:p>
      <text:p text:style-name="Preformatted_20_Text">24099,05/12/2020,Shandong,Mainland China,2020-05-13 03:32:26,788.0,7.0,777.0</text:p>
      <text:p text:style-name="Preformatted_20_Text">24100,05/12/2020,Shanghai,Mainland China,2020-05-13 03:32:26,660.0,7.0,631.0</text:p>
      <text:p text:style-name="Preformatted_20_Text">24101,05/12/2020,Shanxi,Mainland China,2020-05-13 03:32:26,198.0,0.0,198.0</text:p>
      <text:p text:style-name="Preformatted_20_Text">24102,05/12/2020,Sichuan,Mainland China,2020-05-13 03:32:26,561.0,3.0,558.0</text:p>
      <text:p text:style-name="Preformatted_20_Text">24103,05/12/2020,Sint Maarten,Netherlands,2020-05-13 03:32:26,76.0,15.0,46.0</text:p>
      <text:p text:style-name="Preformatted_20_Text">24104,05/12/2020,South Australia,Australia,2020-05-13 03:32:26,439.0,4.0,434.0</text:p>
      <text:p text:style-name="Preformatted_20_Text">24105,05/12/2020,South Carolina,US,2020-05-13 03:32:26,7927.0,355.0,0.0</text:p>
      <text:p text:style-name="Preformatted_20_Text">24106,05/12/2020,South Dakota,US,2020-05-13 03:32:26,3663.0,39.0,0.0</text:p>
      <text:p text:style-name="Preformatted_20_Text">24107,05/12/2020,St Martin,France,2020-05-13 03:32:26,39.0,3.0,30.0</text:p>
      <text:p text:style-name="Preformatted_20_Text">24108,05/12/2020,Tasmania,Australia,2020-05-13 03:32:26,227.0,13.0,184.0</text:p>
      <text:p text:style-name="Preformatted_20_Text">24109,05/12/2020,Tennessee,US,2020-05-13 03:32:26,16111.0,266.0,0.0</text:p>
      <text:p text:style-name="Preformatted_20_Text">24110,05/12/2020,Texas,US,2020-05-13 03:32:26,41432.0,1146.0,0.0</text:p>
      <text:p text:style-name="Preformatted_20_Text">24111,05/12/2020,Tianjin,Mainland China,2020-05-13 03:32:26,191.0,3.0,186.0</text:p>
      <text:p text:style-name="Preformatted_20_Text">24112,05/12/2020,Tibet,Mainland China,2020-05-13 03:32:26,1.0,0.0,1.0</text:p>
      <text:p text:style-name="Preformatted_20_Text">24113,05/12/2020,Turks and Caicos Islands,UK,2020-05-13 03:32:26,12.0,1.0,8.0</text:p>
      <text:p text:style-name="Preformatted_20_Text">24114,05/12/2020,Utah,US,2020-05-13 03:32:26,6432.0,73.0,0.0</text:p>
      <text:p text:style-name="Preformatted_20_Text">24115,05/12/2020,Vermont,US,2020-05-13 03:32:26,927.0,53.0,0.0</text:p>
      <text:p text:style-name="Preformatted_20_Text">24116,05/12/2020,Victoria,Australia,2020-05-13 03:32:26,1514.0,18.0,1385.0</text:p>
      <text:p text:style-name="Preformatted_20_Text">24117,05/12/2020,Virgin Islands,US,2020-05-13 03:32:26,69.0,6.0,0.0</text:p>
      <text:p text:style-name="Preformatted_20_Text">24118,05/12/2020,Virginia,US,2020-05-13 03:32:26,25800.0,892.0,0.0</text:p>
      <text:p text:style-name="Preformatted_20_Text">24119,05/12/2020,Washington,US,2020-05-13 03:32:26,17330.0,962.0,0.0</text:p>
      <text:p text:style-name="Preformatted_20_Text">24120,05/12/2020,West Virginia,US,2020-05-13 03:32:26,1378.0,58.0,0.0</text:p>
      <text:p text:style-name="Preformatted_20_Text">24121,05/12/2020,Western Australia,Australia,2020-05-13 03:32:26,553.0,9.0,537.0</text:p>
      <text:p text:style-name="Preformatted_20_Text">24122,05/12/2020,Wisconsin,US,2020-05-13 03:32:26,10611.0,418.0,0.0</text:p>
      <text:p text:style-name="Preformatted_20_Text">24123,05/12/2020,Wyoming,US,2020-05-13 03:32:26,675.0,7.0,0.0</text:p>
      <text:p text:style-name="Preformatted_20_Text">24124,05/12/2020,Xinjiang,Mainland China,2020-05-13 03:32:26,76.0,3.0,73.0</text:p>
      <text:p text:style-name="Preformatted_20_Text">24125,05/12/2020,Yukon,Canada,2020-05-13 03:32:26,11.0,0.0,0.0</text:p>
      <text:p text:style-name="Preformatted_20_Text">24126,05/12/2020,Yunnan,Mainland China,2020-05-13 03:32:26,185.0,2.0,183.0</text:p>
      <text:p text:style-name="Preformatted_20_Text">24127,05/12/2020,Zhejiang,Mainland China,2020-05-13 03:32:26,1268.0,1.0,1267.0</text:p>
      <text:p text:style-name="Preformatted_20_Text">24128,05/13/2020,,Afghanistan,2020-05-14 03:32:28,5226.0,132.0,648.0</text:p>
      <text:p text:style-name="Preformatted_20_Text">24129,05/13/2020,,Albania,2020-05-14 03:32:28,880.0,31.0,688.0</text:p>
      <text:p text:style-name="Preformatted_20_Text">24130,05/13/2020,,Algeria,2020-05-14 03:32:28,6253.0,522.0,3058.0</text:p>
      <text:p text:style-name="Preformatted_20_Text">24131,05/13/2020,,Andorra,2020-05-14 03:32:28,760.0,49.0,576.0</text:p>
      <text:p text:style-name="Preformatted_20_Text">24132,05/13/2020,,Angola,2020-05-14 03:32:28,45.0,2.0,14.0</text:p>
      <text:p text:style-name="Preformatted_20_Text">24133,05/13/2020,,Antigua and Barbuda,2020-05-14 03:32:28,25.0,3.0,19.0</text:p>
      <text:p text:style-name="Preformatted_20_Text">24134,05/13/2020,,Argentina,2020-05-14 03:32:28,6879.0,329.0,2266.0</text:p>
      <text:p text:style-name="Preformatted_20_Text">24135,05/13/2020,,Armenia,2020-05-14 03:32:28,3718.0,48.0,1500.0</text:p>
      <text:p text:style-name="Preformatted_20_Text">24136,05/13/2020,,Austria,2020-05-14 03:32:28,15997.0,624.0,14304.0</text:p>
      <text:p text:style-name="Preformatted_20_Text"><text:soft-page-break/>24137,05/13/2020,,Azerbaijan,2020-05-14 03:32:28,2758.0,35.0,1789.0</text:p>
      <text:p text:style-name="Preformatted_20_Text">24138,05/13/2020,,Bahamas,2020-05-14 03:32:28,94.0,11.0,41.0</text:p>
      <text:p text:style-name="Preformatted_20_Text">24139,05/13/2020,,Bahrain,2020-05-14 03:32:28,5816.0,10.0,2205.0</text:p>
      <text:p text:style-name="Preformatted_20_Text">24140,05/13/2020,,Bangladesh,2020-05-14 03:32:28,17822.0,269.0,3361.0</text:p>
      <text:p text:style-name="Preformatted_20_Text">24141,05/13/2020,,Barbados,2020-05-14 03:32:28,85.0,7.0,65.0</text:p>
      <text:p text:style-name="Preformatted_20_Text">24142,05/13/2020,,Belarus,2020-05-14 03:32:28,25825.0,146.0,7711.0</text:p>
      <text:p text:style-name="Preformatted_20_Text">24143,05/13/2020,,Belgium,2020-05-14 03:32:28,53981.0,8843.0,13937.0</text:p>
      <text:p text:style-name="Preformatted_20_Text">24144,05/13/2020,,Belize,2020-05-14 03:32:28,18.0,2.0,16.0</text:p>
      <text:p text:style-name="Preformatted_20_Text">24145,05/13/2020,,Benin,2020-05-14 03:32:28,327.0,2.0,83.0</text:p>
      <text:p text:style-name="Preformatted_20_Text">24146,05/13/2020,,Bhutan,2020-05-14 03:32:28,15.0,0.0,5.0</text:p>
      <text:p text:style-name="Preformatted_20_Text">24147,05/13/2020,,Bolivia,2020-05-14 03:32:28,3148.0,142.0,339.0</text:p>
      <text:p text:style-name="Preformatted_20_Text">24148,05/13/2020,,Bosnia and Herzegovina,2020-05-14 03:32:28,2181.0,120.0,1228.0</text:p>
      <text:p text:style-name="Preformatted_20_Text">24149,05/13/2020,,Botswana,2020-05-14 03:32:28,24.0,1.0,17.0</text:p>
      <text:p text:style-name="Preformatted_20_Text">24150,05/13/2020,,Brazil,2020-05-14 03:32:28,190137.0,13240.0,78424.0</text:p>
      <text:p text:style-name="Preformatted_20_Text">24151,05/13/2020,,Brunei,2020-05-14 03:32:28,141.0,1.0,134.0</text:p>
      <text:p text:style-name="Preformatted_20_Text">24152,05/13/2020,,Bulgaria,2020-05-14 03:32:28,2069.0,96.0,499.0</text:p>
      <text:p text:style-name="Preformatted_20_Text">24153,05/13/2020,,Burkina Faso,2020-05-14 03:32:28,773.0,51.0,592.0</text:p>
      <text:p text:style-name="Preformatted_20_Text">24154,05/13/2020,,Burma,2020-05-14 03:32:28,181.0,6.0,79.0</text:p>
      <text:p text:style-name="Preformatted_20_Text">24155,05/13/2020,,Burundi,2020-05-14 03:32:28,15.0,1.0,7.0</text:p>
      <text:p text:style-name="Preformatted_20_Text">24156,05/13/2020,,Cabo Verde,2020-05-14 03:32:28,289.0,2.0,61.0</text:p>
      <text:p text:style-name="Preformatted_20_Text">24157,05/13/2020,,Cambodia,2020-05-14 03:32:28,122.0,0.0,121.0</text:p>
      <text:p text:style-name="Preformatted_20_Text">24158,05/13/2020,,Cameroon,2020-05-14 03:32:28,2800.0,136.0,1543.0</text:p>
      <text:p text:style-name="Preformatted_20_Text">24159,05/13/2020,,Central African Republic,2020-05-14 03:32:28,143.0,0.0,10.0</text:p>
      <text:p text:style-name="Preformatted_20_Text">24160,05/13/2020,,Chad,2020-05-14 03:32:28,372.0,42.0,78.0</text:p>
      <text:p text:style-name="Preformatted_20_Text">24161,05/13/2020,,Chile,2020-05-14 03:32:28,34381.0,346.0,14865.0</text:p>
      <text:p text:style-name="Preformatted_20_Text">24162,05/13/2020,,Colombia,2020-05-14 03:32:28,12930.0,509.0,3133.0</text:p>
      <text:p text:style-name="Preformatted_20_Text">24163,05/13/2020,,Comoros,2020-05-14 03:32:28,11.0,1.0,0.0</text:p>
      <text:p text:style-name="Preformatted_20_Text">24164,05/13/2020,,Congo (Brazzaville),2020-05-14 03:32:28,333.0,11.0,53.0</text:p>
      <text:p text:style-name="Preformatted_20_Text">24165,05/13/2020,,Congo (Kinshasa),2020-05-14 03:32:28,1169.0,50.0,148.0</text:p>
      <text:p text:style-name="Preformatted_20_Text">24166,05/13/2020,,Costa Rica,2020-05-14 03:32:28,815.0,8.0,527.0</text:p>
      <text:p text:style-name="Preformatted_20_Text">24167,05/13/2020,,Croatia,2020-05-14 03:32:28,2213.0,94.0,1834.0</text:p>
      <text:p text:style-name="Preformatted_20_Text">24168,05/13/2020,,Cuba,2020-05-14 03:32:28,1810.0,79.0,1326.0</text:p>
      <text:p text:style-name="Preformatted_20_Text">24169,05/13/2020,,Cyprus,2020-05-14 03:32:28,905.0,17.0,449.0</text:p>
      <text:p text:style-name="Preformatted_20_Text">24170,05/13/2020,,Czech Republic,2020-05-14 03:32:28,8269.0,290.0,5047.0</text:p>
      <text:p text:style-name="Preformatted_20_Text">24171,05/13/2020,,Denmark,2020-05-14 03:32:28,10667.0,533.0,8663.0</text:p>
      <text:p text:style-name="Preformatted_20_Text">24172,05/13/2020,,Diamond Princess,2020-05-14 03:32:28,712.0,13.0,651.0</text:p>
      <text:p text:style-name="Preformatted_20_Text">24173,05/13/2020,,Djibouti,2020-05-14 03:32:28,1268.0,3.0,900.0</text:p>
      <text:p text:style-name="Preformatted_20_Text">24174,05/13/2020,,Dominica,2020-05-14 03:32:28,16.0,0.0,15.0</text:p>
      <text:p text:style-name="Preformatted_20_Text">24175,05/13/2020,,Dominican Republic,2020-05-14 03:32:28,11196.0,409.0,3221.0</text:p>
      <text:p text:style-name="Preformatted_20_Text">24176,05/13/2020,,Ecuador,2020-05-14 03:32:28,30486.0,2334.0,3433.0</text:p>
      <text:p text:style-name="Preformatted_20_Text">24177,05/13/2020,,Egypt,2020-05-14 03:32:28,10431.0,556.0,2486.0</text:p>
      <text:p text:style-name="Preformatted_20_Text">24178,05/13/2020,,El Salvador,2020-05-14 03:32:28,1037.0,20.0,374.0</text:p>
      <text:p text:style-name="Preformatted_20_Text">24179,05/13/2020,,Equatorial Guinea,2020-05-14 03:32:28,522.0,6.0,13.0</text:p>
      <text:p text:style-name="Preformatted_20_Text">24180,05/13/2020,,Eritrea,2020-05-14 03:32:28,39.0,0.0,38.0</text:p>
      <text:p text:style-name="Preformatted_20_Text">24181,05/13/2020,,Estonia,2020-05-14 03:32:28,1751.0,61.0,777.0</text:p>
      <text:p text:style-name="Preformatted_20_Text">24182,05/13/2020,,Eswatini,2020-05-14 03:32:28,187.0,2.0,48.0</text:p>
      <text:p text:style-name="Preformatted_20_Text">24183,05/13/2020,,Ethiopia,2020-05-14 03:32:28,263.0,5.0,108.0</text:p>
      <text:p text:style-name="Preformatted_20_Text">24184,05/13/2020,,Fiji,2020-05-14 03:32:28,18.0,0.0,14.0</text:p>
      <text:p text:style-name="Preformatted_20_Text">24185,05/13/2020,,Finland,2020-05-14 03:32:28,6054.0,284.0,4300.0</text:p>
      <text:p text:style-name="Preformatted_20_Text">24186,05/13/2020,,France,2020-05-14 03:32:28,175981.0,27032.0,57368.0</text:p>
      <text:p text:style-name="Preformatted_20_Text">24187,05/13/2020,,Gabon,2020-05-14 03:32:28,1004.0,9.0,152.0</text:p>
      <text:p text:style-name="Preformatted_20_Text">24188,05/13/2020,,Gambia,2020-05-14 03:32:28,23.0,1.0,10.0</text:p>
      <text:p text:style-name="Preformatted_20_Text">24189,05/13/2020,,Georgia,2020-05-14 03:32:28,647.0,11.0,372.0</text:p>
      <text:p text:style-name="Preformatted_20_Text">24190,05/13/2020,,Germany,2020-05-14 03:32:28,174098.0,7861.0,148700.0</text:p>
      <text:p text:style-name="Preformatted_20_Text">24191,05/13/2020,,Ghana,2020-05-14 03:32:28,5408.0,24.0,514.0</text:p>
      <text:p text:style-name="Preformatted_20_Text">24192,05/13/2020,,Greece,2020-05-14 03:32:28,2760.0,155.0,1374.0</text:p>
      <text:p text:style-name="Preformatted_20_Text">24193,05/13/2020,,Grenada,2020-05-14 03:32:28,21.0,0.0,13.0</text:p>
      <text:p text:style-name="Preformatted_20_Text">24194,05/13/2020,,Guatemala,2020-05-14 03:32:28,1342.0,29.0,121.0</text:p>
      <text:p text:style-name="Preformatted_20_Text">24195,05/13/2020,,Guinea,2020-05-14 03:32:28,2374.0,14.0,856.0</text:p>
      <text:p text:style-name="Preformatted_20_Text">24196,05/13/2020,,Guinea-Bissau,2020-05-14 03:32:28,836.0,3.0,26.0</text:p>
      <text:p text:style-name="Preformatted_20_Text">24197,05/13/2020,,Guyana,2020-05-14 03:32:28,113.0,10.0,41.0</text:p>
      <text:p text:style-name="Preformatted_20_Text">24198,05/13/2020,,Haiti,2020-05-14 03:32:28,234.0,18.0,17.0</text:p>
      <text:p text:style-name="Preformatted_20_Text">24199,05/13/2020,,Holy See,2020-05-14 03:32:28,12.0,0.0,2.0</text:p>
      <text:p text:style-name="Preformatted_20_Text">24200,05/13/2020,,Honduras,2020-05-14 03:32:28,2255.0,123.0,237.0</text:p>
      <text:p text:style-name="Preformatted_20_Text"><text:soft-page-break/>24201,05/13/2020,,Hungary,2020-05-14 03:32:28,3341.0,430.0,1102.0</text:p>
      <text:p text:style-name="Preformatted_20_Text">24202,05/13/2020,,Iceland,2020-05-14 03:32:28,1802.0,10.0,1780.0</text:p>
      <text:p text:style-name="Preformatted_20_Text">24203,05/13/2020,,India,2020-05-14 03:32:28,78055.0,2551.0,26400.0</text:p>
      <text:p text:style-name="Preformatted_20_Text">24204,05/13/2020,,Indonesia,2020-05-14 03:32:28,15438.0,1028.0,3287.0</text:p>
      <text:p text:style-name="Preformatted_20_Text">24205,05/13/2020,,Iran,2020-05-14 03:32:28,112725.0,6783.0,89428.0</text:p>
      <text:p text:style-name="Preformatted_20_Text">24206,05/13/2020,,Iraq,2020-05-14 03:32:28,3032.0,115.0,1966.0</text:p>
      <text:p text:style-name="Preformatted_20_Text">24207,05/13/2020,,Ireland,2020-05-14 03:32:28,23401.0,1497.0,19470.0</text:p>
      <text:p text:style-name="Preformatted_20_Text">24208,05/13/2020,,Israel,2020-05-14 03:32:28,16548.0,264.0,12232.0</text:p>
      <text:p text:style-name="Preformatted_20_Text">24209,05/13/2020,,Italy,2020-05-14 03:32:28,222104.0,31106.0,112541.0</text:p>
      <text:p text:style-name="Preformatted_20_Text">24210,05/13/2020,,Ivory Coast,2020-05-14 03:32:28,1912.0,24.0,902.0</text:p>
      <text:p text:style-name="Preformatted_20_Text">24211,05/13/2020,,Jamaica,2020-05-14 03:32:28,509.0,9.0,113.0</text:p>
      <text:p text:style-name="Preformatted_20_Text">24212,05/13/2020,,Japan,2020-05-14 03:32:28,16049.0,678.0,8920.0</text:p>
      <text:p text:style-name="Preformatted_20_Text">24213,05/13/2020,,Jordan,2020-05-14 03:32:28,582.0,9.0,392.0</text:p>
      <text:p text:style-name="Preformatted_20_Text">24214,05/13/2020,,Kazakhstan,2020-05-14 03:32:28,5417.0,32.0,2408.0</text:p>
      <text:p text:style-name="Preformatted_20_Text">24215,05/13/2020,,Kenya,2020-05-14 03:32:28,737.0,40.0,281.0</text:p>
      <text:p text:style-name="Preformatted_20_Text">24216,05/13/2020,,Kosovo,2020-05-14 03:32:28,919.0,29.0,671.0</text:p>
      <text:p text:style-name="Preformatted_20_Text">24217,05/13/2020,,Kuwait,2020-05-14 03:32:28,11028.0,82.0,3263.0</text:p>
      <text:p text:style-name="Preformatted_20_Text">24218,05/13/2020,,Kyrgyzstan,2020-05-14 03:32:28,1044.0,12.0,726.0</text:p>
      <text:p text:style-name="Preformatted_20_Text">24219,05/13/2020,,Laos,2020-05-14 03:32:28,19.0,0.0,14.0</text:p>
      <text:p text:style-name="Preformatted_20_Text">24220,05/13/2020,,Latvia,2020-05-14 03:32:28,951.0,19.0,627.0</text:p>
      <text:p text:style-name="Preformatted_20_Text">24221,05/13/2020,,Lebanon,2020-05-14 03:32:28,878.0,26.0,236.0</text:p>
      <text:p text:style-name="Preformatted_20_Text">24222,05/13/2020,,Lesotho,2020-05-14 03:32:28,1.0,0.0,0.0</text:p>
      <text:p text:style-name="Preformatted_20_Text">24223,05/13/2020,,Liberia,2020-05-14 03:32:28,213.0,20.0,101.0</text:p>
      <text:p text:style-name="Preformatted_20_Text">24224,05/13/2020,,Libya,2020-05-14 03:32:28,64.0,3.0,28.0</text:p>
      <text:p text:style-name="Preformatted_20_Text">24225,05/13/2020,,Liechtenstein,2020-05-14 03:32:28,82.0,1.0,55.0</text:p>
      <text:p text:style-name="Preformatted_20_Text">24226,05/13/2020,,Lithuania,2020-05-14 03:32:28,1505.0,54.0,908.0</text:p>
      <text:p text:style-name="Preformatted_20_Text">24227,05/13/2020,,Luxembourg,2020-05-14 03:32:28,3904.0,103.0,3629.0</text:p>
      <text:p text:style-name="Preformatted_20_Text">24228,05/13/2020,,MS Zaandam,2020-05-14 03:32:28,9.0,2.0,0.0</text:p>
      <text:p text:style-name="Preformatted_20_Text">24229,05/13/2020,,Madagascar,2020-05-14 03:32:28,212.0,0.0,107.0</text:p>
      <text:p text:style-name="Preformatted_20_Text">24230,05/13/2020,,Malawi,2020-05-14 03:32:28,63.0,3.0,24.0</text:p>
      <text:p text:style-name="Preformatted_20_Text">24231,05/13/2020,,Malaysia,2020-05-14 03:32:28,6779.0,111.0,5281.0</text:p>
      <text:p text:style-name="Preformatted_20_Text">24232,05/13/2020,,Maldives,2020-05-14 03:32:28,955.0,4.0,40.0</text:p>
      <text:p text:style-name="Preformatted_20_Text">24233,05/13/2020,,Mali,2020-05-14 03:32:28,758.0,44.0,412.0</text:p>
      <text:p text:style-name="Preformatted_20_Text">24234,05/13/2020,,Malta,2020-05-14 03:32:28,508.0,6.0,436.0</text:p>
      <text:p text:style-name="Preformatted_20_Text">24235,05/13/2020,,Mauritania,2020-05-14 03:32:28,15.0,2.0,6.0</text:p>
      <text:p text:style-name="Preformatted_20_Text">24236,05/13/2020,,Mauritius,2020-05-14 03:32:28,332.0,10.0,322.0</text:p>
      <text:p text:style-name="Preformatted_20_Text">24237,05/13/2020,,Mexico,2020-05-14 03:32:28,40186.0,4220.0,26990.0</text:p>
      <text:p text:style-name="Preformatted_20_Text">24238,05/13/2020,,Moldova,2020-05-14 03:32:28,5406.0,185.0,2176.0</text:p>
      <text:p text:style-name="Preformatted_20_Text">24239,05/13/2020,,Monaco,2020-05-14 03:32:28,96.0,4.0,87.0</text:p>
      <text:p text:style-name="Preformatted_20_Text">24240,05/13/2020,,Mongolia,2020-05-14 03:32:28,42.0,0.0,15.0</text:p>
      <text:p text:style-name="Preformatted_20_Text">24241,05/13/2020,,Montenegro,2020-05-14 03:32:28,324.0,9.0,307.0</text:p>
      <text:p text:style-name="Preformatted_20_Text">24242,05/13/2020,,Morocco,2020-05-14 03:32:28,6512.0,188.0,3131.0</text:p>
      <text:p text:style-name="Preformatted_20_Text">24243,05/13/2020,,Mozambique,2020-05-14 03:32:28,104.0,0.0,34.0</text:p>
      <text:p text:style-name="Preformatted_20_Text">24244,05/13/2020,,Namibia,2020-05-14 03:32:28,16.0,0.0,11.0</text:p>
      <text:p text:style-name="Preformatted_20_Text">24245,05/13/2020,,Nepal,2020-05-14 03:32:28,250.0,0.0,35.0</text:p>
      <text:p text:style-name="Preformatted_20_Text">24246,05/13/2020,,Netherlands,2020-05-14 03:32:28,43211.0,5562.0,0.0</text:p>
      <text:p text:style-name="Preformatted_20_Text">24247,05/13/2020,,New Zealand,2020-05-14 03:32:28,1497.0,21.0,1411.0</text:p>
      <text:p text:style-name="Preformatted_20_Text">24248,05/13/2020,,Nicaragua,2020-05-14 03:32:28,25.0,8.0,7.0</text:p>
      <text:p text:style-name="Preformatted_20_Text">24249,05/13/2020,,Niger,2020-05-14 03:32:28,860.0,49.0,658.0</text:p>
      <text:p text:style-name="Preformatted_20_Text">24250,05/13/2020,,Nigeria,2020-05-14 03:32:28,4971.0,164.0,1070.0</text:p>
      <text:p text:style-name="Preformatted_20_Text">24251,05/13/2020,,North Macedonia,2020-05-14 03:32:28,1694.0,95.0,1229.0</text:p>
      <text:p text:style-name="Preformatted_20_Text">24252,05/13/2020,,Norway,2020-05-14 03:32:28,8175.0,229.0,32.0</text:p>
      <text:p text:style-name="Preformatted_20_Text">24253,05/13/2020,,Oman,2020-05-14 03:32:28,4019.0,17.0,1289.0</text:p>
      <text:p text:style-name="Preformatted_20_Text">24254,05/13/2020,,Pakistan,2020-05-14 03:32:28,35298.0,761.0,8899.0</text:p>
      <text:p text:style-name="Preformatted_20_Text">24255,05/13/2020,,Panama,2020-05-14 03:32:28,8944.0,256.0,6067.0</text:p>
      <text:p text:style-name="Preformatted_20_Text">24256,05/13/2020,,Papua New Guinea,2020-05-14 03:32:28,8.0,0.0,8.0</text:p>
      <text:p text:style-name="Preformatted_20_Text">24257,05/13/2020,,Paraguay,2020-05-14 03:32:28,740.0,11.0,182.0</text:p>
      <text:p text:style-name="Preformatted_20_Text">24258,05/13/2020,,Peru,2020-05-14 03:32:28,76306.0,2169.0,24324.0</text:p>
      <text:p text:style-name="Preformatted_20_Text">24259,05/13/2020,,Philippines,2020-05-14 03:32:28,11618.0,772.0,2251.0</text:p>
      <text:p text:style-name="Preformatted_20_Text">24260,05/13/2020,,Poland,2020-05-14 03:32:28,17204.0,861.0,6410.0</text:p>
      <text:p text:style-name="Preformatted_20_Text">24261,05/13/2020,,Portugal,2020-05-14 03:32:28,28132.0,1175.0,3182.0</text:p>
      <text:p text:style-name="Preformatted_20_Text">24262,05/13/2020,,Qatar,2020-05-14 03:32:28,26539.0,14.0,3143.0</text:p>
      <text:p text:style-name="Preformatted_20_Text">24263,05/13/2020,,Romania,2020-05-14 03:32:28,16002.0,1036.0,7961.0</text:p>
      <text:p text:style-name="Preformatted_20_Text">24264,05/13/2020,,Russia,2020-05-14 03:32:28,242271.0,2212.0,48003.0</text:p>
      <text:p text:style-name="Preformatted_20_Text"><text:soft-page-break/>24265,05/13/2020,,Rwanda,2020-05-14 03:32:28,287.0,0.0,164.0</text:p>
      <text:p text:style-name="Preformatted_20_Text">24266,05/13/2020,,Saint Kitts and Nevis,2020-05-14 03:32:28,15.0,0.0,14.0</text:p>
      <text:p text:style-name="Preformatted_20_Text">24267,05/13/2020,,Saint Lucia,2020-05-14 03:32:28,18.0,0.0,18.0</text:p>
      <text:p text:style-name="Preformatted_20_Text">24268,05/13/2020,,Saint Vincent and the Grenadines,2020-05-14 03:32:28,17.0,0.0,12.0</text:p>
      <text:p text:style-name="Preformatted_20_Text">24269,05/13/2020,,San Marino,2020-05-14 03:32:28,643.0,41.0,161.0</text:p>
      <text:p text:style-name="Preformatted_20_Text">24270,05/13/2020,,Sao Tome and Principe,2020-05-14 03:32:28,220.0,6.0,4.0</text:p>
      <text:p text:style-name="Preformatted_20_Text">24271,05/13/2020,,Saudi Arabia,2020-05-14 03:32:28,44830.0,273.0,17622.0</text:p>
      <text:p text:style-name="Preformatted_20_Text">24272,05/13/2020,,Senegal,2020-05-14 03:32:28,2105.0,21.0,782.0</text:p>
      <text:p text:style-name="Preformatted_20_Text">24273,05/13/2020,,Serbia,2020-05-14 03:32:28,10295.0,222.0,3824.0</text:p>
      <text:p text:style-name="Preformatted_20_Text">24274,05/13/2020,,Seychelles,2020-05-14 03:32:28,11.0,0.0,10.0</text:p>
      <text:p text:style-name="Preformatted_20_Text">24275,05/13/2020,,Sierra Leone,2020-05-14 03:32:28,387.0,26.0,97.0</text:p>
      <text:p text:style-name="Preformatted_20_Text">24276,05/13/2020,,Singapore,2020-05-14 03:32:28,25346.0,21.0,4809.0</text:p>
      <text:p text:style-name="Preformatted_20_Text">24277,05/13/2020,,Slovakia,2020-05-14 03:32:28,1469.0,27.0,1060.0</text:p>
      <text:p text:style-name="Preformatted_20_Text">24278,05/13/2020,,Slovenia,2020-05-14 03:32:28,1463.0,103.0,260.0</text:p>
      <text:p text:style-name="Preformatted_20_Text">24279,05/13/2020,,Somalia,2020-05-14 03:32:28,1219.0,52.0,130.0</text:p>
      <text:p text:style-name="Preformatted_20_Text">24280,05/13/2020,,South Africa,2020-05-14 03:32:28,12074.0,219.0,4745.0</text:p>
      <text:p text:style-name="Preformatted_20_Text">24281,05/13/2020,,South Korea,2020-05-14 03:32:28,10991.0,260.0,9762.0</text:p>
      <text:p text:style-name="Preformatted_20_Text">24282,05/13/2020,,South Sudan,2020-05-14 03:32:28,203.0,0.0,2.0</text:p>
      <text:p text:style-name="Preformatted_20_Text">24283,05/13/2020,,Spain,2020-05-14 03:32:28,228691.0,27104.0,140823.0</text:p>
      <text:p text:style-name="Preformatted_20_Text">24284,05/13/2020,,Sri Lanka,2020-05-14 03:32:28,915.0,9.0,382.0</text:p>
      <text:p text:style-name="Preformatted_20_Text">24285,05/13/2020,,Sudan,2020-05-14 03:32:28,1818.0,90.0,198.0</text:p>
      <text:p text:style-name="Preformatted_20_Text">24286,05/13/2020,,Suriname,2020-05-14 03:32:28,10.0,1.0,9.0</text:p>
      <text:p text:style-name="Preformatted_20_Text">24287,05/13/2020,,Sweden,2020-05-14 03:32:28,27909.0,3460.0,4971.0</text:p>
      <text:p text:style-name="Preformatted_20_Text">24288,05/13/2020,,Switzerland,2020-05-14 03:32:28,30413.0,1870.0,27100.0</text:p>
      <text:p text:style-name="Preformatted_20_Text">24289,05/13/2020,,Syria,2020-05-14 03:32:28,48.0,3.0,29.0</text:p>
      <text:p text:style-name="Preformatted_20_Text">24290,05/13/2020,,Taiwan,2020-05-14 03:32:28,440.0,7.0,375.0</text:p>
      <text:p text:style-name="Preformatted_20_Text">24291,05/13/2020,,Tajikistan,2020-05-14 03:32:28,801.0,23.0,0.0</text:p>
      <text:p text:style-name="Preformatted_20_Text">24292,05/13/2020,,Tanzania,2020-05-14 03:32:28,509.0,21.0,183.0</text:p>
      <text:p text:style-name="Preformatted_20_Text">24293,05/13/2020,,Thailand,2020-05-14 03:32:28,3017.0,56.0,2844.0</text:p>
      <text:p text:style-name="Preformatted_20_Text">24294,05/13/2020,,Timor-Leste,2020-05-14 03:32:28,24.0,0.0,21.0</text:p>
      <text:p text:style-name="Preformatted_20_Text">24295,05/13/2020,,Togo,2020-05-14 03:32:28,219.0,11.0,96.0</text:p>
      <text:p text:style-name="Preformatted_20_Text">24296,05/13/2020,,Trinidad and Tobago,2020-05-14 03:32:28,116.0,8.0,107.0</text:p>
      <text:p text:style-name="Preformatted_20_Text">24297,05/13/2020,,Tunisia,2020-05-14 03:32:28,1032.0,45.0,759.0</text:p>
      <text:p text:style-name="Preformatted_20_Text">24298,05/13/2020,,Turkey,2020-05-14 03:32:28,143114.0,3952.0,101715.0</text:p>
      <text:p text:style-name="Preformatted_20_Text">24299,05/13/2020,,UK,2020-05-14 03:32:28,229705.0,33186.0,0.0</text:p>
      <text:p text:style-name="Preformatted_20_Text">24300,05/13/2020,,Uganda,2020-05-14 03:32:28,139.0,0.0,55.0</text:p>
      <text:p text:style-name="Preformatted_20_Text">24301,05/13/2020,,Ukraine,2020-05-14 03:32:28,16425.0,439.0,3716.0</text:p>
      <text:p text:style-name="Preformatted_20_Text">24302,05/13/2020,,United Arab Emirates,2020-05-14 03:32:28,20386.0,206.0,6523.0</text:p>
      <text:p text:style-name="Preformatted_20_Text">24303,05/13/2020,,Uruguay,2020-05-14 03:32:28,719.0,19.0,545.0</text:p>
      <text:p text:style-name="Preformatted_20_Text">24304,05/13/2020,,Uzbekistan,2020-05-14 03:32:28,2612.0,11.0,2076.0</text:p>
      <text:p text:style-name="Preformatted_20_Text">24305,05/13/2020,,Venezuela,2020-05-14 03:32:28,423.0,10.0,220.0</text:p>
      <text:p text:style-name="Preformatted_20_Text">24306,05/13/2020,,Vietnam,2020-05-14 03:32:28,288.0,0.0,252.0</text:p>
      <text:p text:style-name="Preformatted_20_Text">24307,05/13/2020,,West Bank and Gaza,2020-05-14 03:32:28,375.0,2.0,310.0</text:p>
      <text:p text:style-name="Preformatted_20_Text">24308,05/13/2020,,Western Sahara,2020-05-14 03:32:28,6.0,0.0,6.0</text:p>
      <text:p text:style-name="Preformatted_20_Text">24309,05/13/2020,,Yemen,2020-05-14 03:32:28,70.0,12.0,1.0</text:p>
      <text:p text:style-name="Preformatted_20_Text">24310,05/13/2020,,Zambia,2020-05-14 03:32:28,446.0,7.0,124.0</text:p>
      <text:p text:style-name="Preformatted_20_Text">24311,05/13/2020,,Zimbabwe,2020-05-14 03:32:28,37.0,4.0,12.0</text:p>
      <text:p text:style-name="Preformatted_20_Text">24312,05/13/2020,Alabama,US,2020-05-14 03:32:28,10700.0,450.0,0.0</text:p>
      <text:p text:style-name="Preformatted_20_Text">24313,05/13/2020,Alaska,US,2020-05-14 03:32:28,383.0,10.0,0.0</text:p>
      <text:p text:style-name="Preformatted_20_Text">24314,05/13/2020,Alberta,Canada,2020-05-14 03:32:28,6407.0,120.0,0.0</text:p>
      <text:p text:style-name="Preformatted_20_Text">24315,05/13/2020,Anguilla,UK,2020-05-14 03:32:28,3.0,0.0,3.0</text:p>
      <text:p text:style-name="Preformatted_20_Text">24316,05/13/2020,Anhui,Mainland China,2020-05-14 03:32:28,991.0,6.0,985.0</text:p>
      <text:p text:style-name="Preformatted_20_Text">24317,05/13/2020,Arizona,US,2020-05-14 03:32:28,12216.0,595.0,0.0</text:p>
      <text:p text:style-name="Preformatted_20_Text">24318,05/13/2020,Arkansas,US,2020-05-14 03:32:28,4236.0,97.0,0.0</text:p>
      <text:p text:style-name="Preformatted_20_Text">24319,05/13/2020,Aruba,Netherlands,2020-05-14 03:32:28,101.0,3.0,91.0</text:p>
      <text:p text:style-name="Preformatted_20_Text">24320,05/13/2020,Australian Capital Territory,Australia,2020-05-14 03:32:28,107.0,3.0,104.0</text:p>
      <text:p text:style-name="Preformatted_20_Text">24321,05/13/2020,Beijing,Mainland China,2020-05-14 03:32:28,593.0,9.0,574.0</text:p>
      <text:p text:style-name="Preformatted_20_Text">24322,05/13/2020,Bermuda,UK,2020-05-14 03:32:28,121.0,8.0,66.0</text:p>
      <text:p text:style-name="Preformatted_20_Text">24323,05/13/2020,"Bonaire, Sint Eustatius and Saba",Netherlands,2020-05-14 03:32:28,6.0,0.0,6.0</text:p>
      <text:p text:style-name="Preformatted_20_Text">24324,05/13/2020,British Columbia,Canada,2020-05-14 03:32:28,2376.0,132.0,0.0</text:p>
      <text:p text:style-name="Preformatted_20_Text">24325,05/13/2020,British Virgin Islands,UK,2020-05-14 03:32:28,7.0,1.0,4.0</text:p>
      <text:p text:style-name="Preformatted_20_Text"><text:soft-page-break/>24326,05/13/2020,California,US,2020-05-14 03:32:28,72798.0,2957.0,0.0</text:p>
      <text:p text:style-name="Preformatted_20_Text">24327,05/13/2020,Cayman Islands,UK,2020-05-14 03:32:28,86.0,1.0,54.0</text:p>
      <text:p text:style-name="Preformatted_20_Text">24328,05/13/2020,Channel Islands,UK,2020-05-14 03:32:28,548.0,43.0,456.0</text:p>
      <text:p text:style-name="Preformatted_20_Text">24329,05/13/2020,Chongqing,Mainland China,2020-05-14 03:32:28,579.0,6.0,573.0</text:p>
      <text:p text:style-name="Preformatted_20_Text">24330,05/13/2020,Colorado,US,2020-05-14 03:32:28,20475.0,1062.0,0.0</text:p>
      <text:p text:style-name="Preformatted_20_Text">24331,05/13/2020,Connecticut,US,2020-05-14 03:32:28,34855.0,3125.0,0.0</text:p>
      <text:p text:style-name="Preformatted_20_Text">24332,05/13/2020,Curacao,Netherlands,2020-05-14 03:32:28,16.0,1.0,14.0</text:p>
      <text:p text:style-name="Preformatted_20_Text">24333,05/13/2020,Delaware,US,2020-05-14 03:32:28,6952.0,247.0,0.0</text:p>
      <text:p text:style-name="Preformatted_20_Text">24334,05/13/2020,Diamond Princess cruise ship,Canada,2020-05-14 03:32:28,1.0,1.0,0.0</text:p>
      <text:p text:style-name="Preformatted_20_Text">24335,05/13/2020,Diamond Princess cruise ship,US,2020-05-14 03:32:28,49.0,0.0,0.0</text:p>
      <text:p text:style-name="Preformatted_20_Text">24336,05/13/2020,District of Columbia,US,2020-05-14 03:32:28,6584.0,350.0,0.0</text:p>
      <text:p text:style-name="Preformatted_20_Text">24337,05/13/2020,Falkland Islands (Malvinas),UK,2020-05-14 03:32:28,13.0,0.0,13.0</text:p>
      <text:p text:style-name="Preformatted_20_Text">24338,05/13/2020,Faroe Islands,Denmark,2020-05-14 03:32:28,187.0,0.0,187.0</text:p>
      <text:p text:style-name="Preformatted_20_Text">24339,05/13/2020,Florida,US,2020-05-14 03:32:28,42402.0,1827.0,0.0</text:p>
      <text:p text:style-name="Preformatted_20_Text">24340,05/13/2020,French Guiana,France,2020-05-14 03:32:28,153.0,1.0,124.0</text:p>
      <text:p text:style-name="Preformatted_20_Text">24341,05/13/2020,French Polynesia,France,2020-05-14 03:32:28,60.0,0.0,58.0</text:p>
      <text:p text:style-name="Preformatted_20_Text">24342,05/13/2020,Fujian,Mainland China,2020-05-14 03:32:28,356.0,1.0,354.0</text:p>
      <text:p text:style-name="Preformatted_20_Text">24343,05/13/2020,Gansu,Mainland China,2020-05-14 03:32:28,139.0,2.0,137.0</text:p>
      <text:p text:style-name="Preformatted_20_Text">24344,05/13/2020,Georgia,US,2020-05-14 03:32:28,35427.0,1517.0,0.0</text:p>
      <text:p text:style-name="Preformatted_20_Text">24345,05/13/2020,Gibraltar,UK,2020-05-14 03:32:28,147.0,0.0,144.0</text:p>
      <text:p text:style-name="Preformatted_20_Text">24346,05/13/2020,Grand Princess,Canada,2020-05-14 03:32:28,13.0,0.0,0.0</text:p>
      <text:p text:style-name="Preformatted_20_Text">24347,05/13/2020,Grand Princess,US,2020-05-14 03:32:28,103.0,3.0,0.0</text:p>
      <text:p text:style-name="Preformatted_20_Text">24348,05/13/2020,Greenland,Denmark,2020-05-14 03:32:28,11.0,0.0,11.0</text:p>
      <text:p text:style-name="Preformatted_20_Text">24349,05/13/2020,Guadeloupe,France,2020-05-14 03:32:28,155.0,13.0,109.0</text:p>
      <text:p text:style-name="Preformatted_20_Text">24350,05/13/2020,Guam,US,2020-05-14 03:32:28,152.0,5.0,0.0</text:p>
      <text:p text:style-name="Preformatted_20_Text">24351,05/13/2020,Guangdong,Mainland China,2020-05-14 03:32:28,1589.0,8.0,1579.0</text:p>
      <text:p text:style-name="Preformatted_20_Text">24352,05/13/2020,Guangxi,Mainland China,2020-05-14 03:32:28,254.0,2.0,252.0</text:p>
      <text:p text:style-name="Preformatted_20_Text">24353,05/13/2020,Guizhou,Mainland China,2020-05-14 03:32:28,147.0,2.0,145.0</text:p>
      <text:p text:style-name="Preformatted_20_Text">24354,05/13/2020,Hainan,Mainland China,2020-05-14 03:32:28,168.0,6.0,162.0</text:p>
      <text:p text:style-name="Preformatted_20_Text">24355,05/13/2020,Hawaii,US,2020-05-14 03:32:28,638.0,17.0,0.0</text:p>
      <text:p text:style-name="Preformatted_20_Text">24356,05/13/2020,Hebei,Mainland China,2020-05-14 03:32:28,328.0,6.0,321.0</text:p>
      <text:p text:style-name="Preformatted_20_Text">24357,05/13/2020,Heilongjiang,Mainland China,2020-05-14 03:32:28,945.0,13.0,930.0</text:p>
      <text:p text:style-name="Preformatted_20_Text">24358,05/13/2020,Henan,Mainland China,2020-05-14 03:32:28,1276.0,22.0,1254.0</text:p>
      <text:p text:style-name="Preformatted_20_Text">24359,05/13/2020,Hong Kong,Hong Kong,2020-05-14 03:32:28,1050.0,4.0,1008.0</text:p>
      <text:p text:style-name="Preformatted_20_Text">24360,05/13/2020,Hubei,Mainland China,2020-05-14 03:32:28,68134.0,4512.0,63616.0</text:p>
      <text:p text:style-name="Preformatted_20_Text">24361,05/13/2020,Hunan,Mainland China,2020-05-14 03:32:28,1019.0,4.0,1015.0</text:p>
      <text:p text:style-name="Preformatted_20_Text">24362,05/13/2020,Idaho,US,2020-05-14 03:32:28,2293.0,69.0,0.0</text:p>
      <text:p text:style-name="Preformatted_20_Text">24363,05/13/2020,Illinois,US,2020-05-14 03:32:28,84694.0,3792.0,0.0</text:p>
      <text:p text:style-name="Preformatted_20_Text">24364,05/13/2020,Indiana,US,2020-05-14 03:32:28,25473.0,1619.0,0.0</text:p>
      <text:p text:style-name="Preformatted_20_Text">24365,05/13/2020,Inner Mongolia,Mainland China,2020-05-14 03:32:28,209.0,1.0,190.0</text:p>
      <text:p text:style-name="Preformatted_20_Text">24366,05/13/2020,Iowa,US,2020-05-14 03:32:28,13289.0,306.0,0.0</text:p>
      <text:p text:style-name="Preformatted_20_Text">24367,05/13/2020,Isle of Man,UK,2020-05-14 03:32:28,332.0,23.0,274.0</text:p>
      <text:p text:style-name="Preformatted_20_Text">24368,05/13/2020,Jiangsu,Mainland China,2020-05-14 03:32:28,653.0,0.0,653.0</text:p>
      <text:p text:style-name="Preformatted_20_Text">24369,05/13/2020,Jiangxi,Mainland China,2020-05-14 03:32:28,937.0,1.0,936.0</text:p>
      <text:p text:style-name="Preformatted_20_Text">24370,05/13/2020,Jilin,Mainland China,2020-05-14 03:32:28,134.0,1.0,108.0</text:p>
      <text:p text:style-name="Preformatted_20_Text">24371,05/13/2020,Kansas,US,2020-05-14 03:32:28,7518.0,188.0,0.0</text:p>
      <text:p text:style-name="Preformatted_20_Text">24372,05/13/2020,Kentucky,US,2020-05-14 03:32:28,6853.0,321.0,0.0</text:p>
      <text:p text:style-name="Preformatted_20_Text">24373,05/13/2020,Liaoning,Mainland China,2020-05-14 03:32:28,149.0,2.0,144.0</text:p>
      <text:p text:style-name="Preformatted_20_Text">24374,05/13/2020,Louisiana,US,2020-05-14 03:32:28,32662.0,2381.0,0.0</text:p>
      <text:p text:style-name="Preformatted_20_Text">24375,05/13/2020,Macau,Macau,2020-05-14 03:32:28,45.0,0.0,43.0</text:p>
      <text:p text:style-name="Preformatted_20_Text">24376,05/13/2020,Maine,US,2020-05-14 03:32:28,1515.0,66.0,0.0</text:p>
      <text:p text:style-name="Preformatted_20_Text">24377,05/13/2020,Manitoba,Canada,2020-05-14 03:32:28,290.0,7.0,0.0</text:p>
      <text:p text:style-name="Preformatted_20_Text">24378,05/13/2020,Martinique,France,2020-05-14 03:32:28,189.0,14.0,91.0</text:p>
      <text:p text:style-name="Preformatted_20_Text">24379,05/13/2020,Maryland,US,2020-05-14 03:32:28,34812.0,1809.0,0.0</text:p>
      <text:p text:style-name="Preformatted_20_Text">24380,05/13/2020,Massachusetts,US,2020-05-14 03:32:28,80497.0,5315.0,0.0</text:p>
      <text:p text:style-name="Preformatted_20_Text">24381,05/13/2020,Mayotte,France,2020-05-14 03:32:28,1143.0,14.0,627.0</text:p>
      <text:p text:style-name="Preformatted_20_Text">24382,05/13/2020,Michigan,US,2020-05-14 03:32:28,48391.0,4714.0,0.0</text:p>
      <text:p text:style-name="Preformatted_20_Text">24383,05/13/2020,Minnesota,US,2020-05-14 03:32:28,12917.0,638.0,0.0</text:p>
      <text:p text:style-name="Preformatted_20_Text">24384,05/13/2020,Mississippi,US,2020-05-14 03:32:28,10090.0,465.0,0.0</text:p>
      <text:p text:style-name="Preformatted_20_Text"><text:soft-page-break/>24385,05/13/2020,Missouri,US,2020-05-14 03:32:28,10404.0,551.0,0.0</text:p>
      <text:p text:style-name="Preformatted_20_Text">24386,05/13/2020,Montana,US,2020-05-14 03:32:28,462.0,16.0,0.0</text:p>
      <text:p text:style-name="Preformatted_20_Text">24387,05/13/2020,Montserrat,UK,2020-05-14 03:32:28,11.0,1.0,8.0</text:p>
      <text:p text:style-name="Preformatted_20_Text">24388,05/13/2020,Nebraska,US,2020-05-14 03:32:28,8912.0,103.0,0.0</text:p>
      <text:p text:style-name="Preformatted_20_Text">24389,05/13/2020,Nevada,US,2020-05-14 03:32:28,6476.0,331.0,0.0</text:p>
      <text:p text:style-name="Preformatted_20_Text">24390,05/13/2020,New Brunswick,Canada,2020-05-14 03:32:28,120.0,0.0,0.0</text:p>
      <text:p text:style-name="Preformatted_20_Text">24391,05/13/2020,New Caledonia,France,2020-05-14 03:32:28,18.0,0.0,18.0</text:p>
      <text:p text:style-name="Preformatted_20_Text">24392,05/13/2020,New Hampshire,US,2020-05-14 03:32:28,3299.0,150.0,0.0</text:p>
      <text:p text:style-name="Preformatted_20_Text">24393,05/13/2020,New Jersey,US,2020-05-14 03:32:28,141560.0,9714.0,0.0</text:p>
      <text:p text:style-name="Preformatted_20_Text">24394,05/13/2020,New Mexico,US,2020-05-14 03:32:28,5364.0,231.0,0.0</text:p>
      <text:p text:style-name="Preformatted_20_Text">24395,05/13/2020,New South Wales,Australia,2020-05-14 03:32:28,3063.0,45.0,2595.0</text:p>
      <text:p text:style-name="Preformatted_20_Text">24396,05/13/2020,New York,US,2020-05-14 03:32:28,340661.0,27477.0,0.0</text:p>
      <text:p text:style-name="Preformatted_20_Text">24397,05/13/2020,Newfoundland and Labrador,Canada,2020-05-14 03:32:28,261.0,3.0,0.0</text:p>
      <text:p text:style-name="Preformatted_20_Text">24398,05/13/2020,Ningxia,Mainland China,2020-05-14 03:32:28,75.0,0.0,75.0</text:p>
      <text:p text:style-name="Preformatted_20_Text">24399,05/13/2020,North Carolina,US,2020-05-14 03:32:28,16352.0,625.0,0.0</text:p>
      <text:p text:style-name="Preformatted_20_Text">24400,05/13/2020,North Dakota,US,2020-05-14 03:32:28,1647.0,40.0,0.0</text:p>
      <text:p text:style-name="Preformatted_20_Text">24401,05/13/2020,Northern Mariana Islands,US,2020-05-14 03:32:28,19.0,2.0,0.0</text:p>
      <text:p text:style-name="Preformatted_20_Text">24402,05/13/2020,Northern Territory,Australia,2020-05-14 03:32:28,29.0,0.0,27.0</text:p>
      <text:p text:style-name="Preformatted_20_Text">24403,05/13/2020,Northwest Territories,Canada,2020-05-14 03:32:28,5.0,0.0,0.0</text:p>
      <text:p text:style-name="Preformatted_20_Text">24404,05/13/2020,Nova Scotia,Canada,2020-05-14 03:32:28,1024.0,51.0,0.0</text:p>
      <text:p text:style-name="Preformatted_20_Text">24405,05/13/2020,Ohio,US,2020-05-14 03:32:28,25721.0,1483.0,0.0</text:p>
      <text:p text:style-name="Preformatted_20_Text">24406,05/13/2020,Oklahoma,US,2020-05-14 03:32:28,4858.0,278.0,0.0</text:p>
      <text:p text:style-name="Preformatted_20_Text">24407,05/13/2020,Ontario,Canada,2020-05-14 03:32:28,22516.0,1883.0,0.0</text:p>
      <text:p text:style-name="Preformatted_20_Text">24408,05/13/2020,Oregon,US,2020-05-14 03:32:28,3416.0,134.0,0.0</text:p>
      <text:p text:style-name="Preformatted_20_Text">24409,05/13/2020,Pennsylvania,US,2020-05-14 03:32:28,62101.0,4094.0,0.0</text:p>
      <text:p text:style-name="Preformatted_20_Text">24410,05/13/2020,Prince Edward Island,Canada,2020-05-14 03:32:28,27.0,0.0,0.0</text:p>
      <text:p text:style-name="Preformatted_20_Text">24411,05/13/2020,Puerto Rico,US,2020-05-14 03:32:28,2329.0,115.0,0.0</text:p>
      <text:p text:style-name="Preformatted_20_Text">24412,05/13/2020,Qinghai,Mainland China,2020-05-14 03:32:28,18.0,0.0,18.0</text:p>
      <text:p text:style-name="Preformatted_20_Text">24413,05/13/2020,Quebec,Canada,2020-05-14 03:32:28,39940.0,3221.0,0.0</text:p>
      <text:p text:style-name="Preformatted_20_Text">24414,05/13/2020,Queensland,Australia,2020-05-14 03:32:28,1051.0,6.0,1030.0</text:p>
      <text:p text:style-name="Preformatted_20_Text">24415,05/13/2020,Recovered,Canada,2020-05-14 03:32:28,0.0,0.0,35177.0</text:p>
      <text:p text:style-name="Preformatted_20_Text">24416,05/13/2020,Recovered,US,2020-05-14 03:32:28,0.0,0.0,243430.0</text:p>
      <text:p text:style-name="Preformatted_20_Text">24417,05/13/2020,Reunion,France,2020-05-14 03:32:28,439.0,0.0,354.0</text:p>
      <text:p text:style-name="Preformatted_20_Text">24418,05/13/2020,Rhode Island,US,2020-05-14 03:32:28,11835.0,462.0,0.0</text:p>
      <text:p text:style-name="Preformatted_20_Text">24419,05/13/2020,Saint Barthelemy,France,2020-05-14 03:32:28,6.0,0.0,6.0</text:p>
      <text:p text:style-name="Preformatted_20_Text">24420,05/13/2020,Saint Pierre and Miquelon,France,2020-05-14 03:32:28,1.0,0.0,1.0</text:p>
      <text:p text:style-name="Preformatted_20_Text">24421,05/13/2020,Saskatchewan,Canada,2020-05-14 03:32:28,577.0,7.0,0.0</text:p>
      <text:p text:style-name="Preformatted_20_Text">24422,05/13/2020,Shaanxi,Mainland China,2020-05-14 03:32:28,308.0,3.0,297.0</text:p>
      <text:p text:style-name="Preformatted_20_Text">24423,05/13/2020,Shandong,Mainland China,2020-05-14 03:32:28,788.0,7.0,777.0</text:p>
      <text:p text:style-name="Preformatted_20_Text">24424,05/13/2020,Shanghai,Mainland China,2020-05-14 03:32:28,660.0,7.0,633.0</text:p>
      <text:p text:style-name="Preformatted_20_Text">24425,05/13/2020,Shanxi,Mainland China,2020-05-14 03:32:28,198.0,0.0,198.0</text:p>
      <text:p text:style-name="Preformatted_20_Text">24426,05/13/2020,Sichuan,Mainland China,2020-05-14 03:32:28,561.0,3.0,558.0</text:p>
      <text:p text:style-name="Preformatted_20_Text">24427,05/13/2020,Sint Maarten,Netherlands,2020-05-14 03:32:28,76.0,15.0,46.0</text:p>
      <text:p text:style-name="Preformatted_20_Text">24428,05/13/2020,South Australia,Australia,2020-05-14 03:32:28,439.0,4.0,434.0</text:p>
      <text:p text:style-name="Preformatted_20_Text">24429,05/13/2020,South Carolina,US,2020-05-14 03:32:28,8030.0,362.0,0.0</text:p>
      <text:p text:style-name="Preformatted_20_Text">24430,05/13/2020,South Dakota,US,2020-05-14 03:32:28,3732.0,39.0,0.0</text:p>
      <text:p text:style-name="Preformatted_20_Text">24431,05/13/2020,St Martin,France,2020-05-14 03:32:28,39.0,3.0,30.0</text:p>
      <text:p text:style-name="Preformatted_20_Text">24432,05/13/2020,Tasmania,Australia,2020-05-14 03:32:28,227.0,13.0,184.0</text:p>
      <text:p text:style-name="Preformatted_20_Text">24433,05/13/2020,Tennessee,US,2020-05-14 03:32:28,16370.0,273.0,0.0</text:p>
      <text:p text:style-name="Preformatted_20_Text">24434,05/13/2020,Texas,US,2020-05-14 03:32:28,43020.0,1172.0,0.0</text:p>
      <text:p text:style-name="Preformatted_20_Text">24435,05/13/2020,Tianjin,Mainland China,2020-05-14 03:32:28,191.0,3.0,187.0</text:p>
      <text:p text:style-name="Preformatted_20_Text">24436,05/13/2020,Tibet,Mainland China,2020-05-14 03:32:28,1.0,0.0,1.0</text:p>
      <text:p text:style-name="Preformatted_20_Text">24437,05/13/2020,Turks and Caicos Islands,UK,2020-05-14 03:32:28,12.0,1.0,10.0</text:p>
      <text:p text:style-name="Preformatted_20_Text">24438,05/13/2020,Utah,US,2020-05-14 03:32:28,6620.0,75.0,0.0</text:p>
      <text:p text:style-name="Preformatted_20_Text">24439,05/13/2020,Vermont,US,2020-05-14 03:32:28,929.0,53.0,0.0</text:p>
      <text:p text:style-name="Preformatted_20_Text">24440,05/13/2020,Victoria,Australia,2020-05-14 03:32:28,1521.0,18.0,1385.0</text:p>
      <text:p text:style-name="Preformatted_20_Text">24441,05/13/2020,Virgin Islands,US,2020-05-14 03:32:28,69.0,6.0,0.0</text:p>
      <text:p text:style-name="Preformatted_20_Text">24442,05/13/2020,Virginia,US,2020-05-14 03:32:28,26746.0,928.0,0.0</text:p>
      <text:p text:style-name="Preformatted_20_Text">24443,05/13/2020,Washington,US,2020-05-14 03:32:28,17512.0,974.0,0.0</text:p>
      <text:p text:style-name="Preformatted_20_Text">24444,05/13/2020,West Virginia,US,2020-05-14 03:32:28,1398.0,58.0,0.0</text:p>
      <text:p text:style-name="Preformatted_20_Text">24445,05/13/2020,Western Australia,Australia,2020-05-14 03:32:28,552.0,9.0,538.0</text:p>
      <text:p text:style-name="Preformatted_20_Text"><text:soft-page-break/>24446,05/13/2020,Wisconsin,US,2020-05-14 03:32:28,10902.0,421.0,0.0</text:p>
      <text:p text:style-name="Preformatted_20_Text">24447,05/13/2020,Wyoming,US,2020-05-14 03:32:28,688.0,7.0,0.0</text:p>
      <text:p text:style-name="Preformatted_20_Text">24448,05/13/2020,Xinjiang,Mainland China,2020-05-14 03:32:28,76.0,3.0,73.0</text:p>
      <text:p text:style-name="Preformatted_20_Text">24449,05/13/2020,Yukon,Canada,2020-05-14 03:32:28,11.0,0.0,0.0</text:p>
      <text:p text:style-name="Preformatted_20_Text">24450,05/13/2020,Yunnan,Mainland China,2020-05-14 03:32:28,185.0,2.0,183.0</text:p>
      <text:p text:style-name="Preformatted_20_Text">24451,05/13/2020,Zhejiang,Mainland China,2020-05-14 03:32:28,1268.0,1.0,1267.0</text:p>
      <text:p text:style-name="Preformatted_20_Text">24452,05/14/2020,,Afghanistan,2020-05-15 02:33:02,5639.0,136.0,691.0</text:p>
      <text:p text:style-name="Preformatted_20_Text">24453,05/14/2020,,Albania,2020-05-15 02:33:02,898.0,31.0,694.0</text:p>
      <text:p text:style-name="Preformatted_20_Text">24454,05/14/2020,,Algeria,2020-05-15 02:33:02,6442.0,529.0,3158.0</text:p>
      <text:p text:style-name="Preformatted_20_Text">24455,05/14/2020,,Andorra,2020-05-15 02:33:02,761.0,49.0,596.0</text:p>
      <text:p text:style-name="Preformatted_20_Text">24456,05/14/2020,,Angola,2020-05-15 02:33:02,48.0,2.0,14.0</text:p>
      <text:p text:style-name="Preformatted_20_Text">24457,05/14/2020,,Antigua and Barbuda,2020-05-15 02:33:02,25.0,3.0,19.0</text:p>
      <text:p text:style-name="Preformatted_20_Text">24458,05/14/2020,,Argentina,2020-05-15 02:33:02,7134.0,353.0,2385.0</text:p>
      <text:p text:style-name="Preformatted_20_Text">24459,05/14/2020,,Armenia,2020-05-15 02:33:02,3860.0,49.0,1572.0</text:p>
      <text:p text:style-name="Preformatted_20_Text">24460,05/14/2020,,Austria,2020-05-15 02:33:02,16058.0,626.0,14405.0</text:p>
      <text:p text:style-name="Preformatted_20_Text">24461,05/14/2020,,Azerbaijan,2020-05-15 02:33:02,2879.0,35.0,1833.0</text:p>
      <text:p text:style-name="Preformatted_20_Text">24462,05/14/2020,,Bahamas,2020-05-15 02:33:02,96.0,11.0,41.0</text:p>
      <text:p text:style-name="Preformatted_20_Text">24463,05/14/2020,,Bahrain,2020-05-15 02:33:02,6198.0,10.0,2353.0</text:p>
      <text:p text:style-name="Preformatted_20_Text">24464,05/14/2020,,Bangladesh,2020-05-15 02:33:02,18863.0,283.0,3361.0</text:p>
      <text:p text:style-name="Preformatted_20_Text">24465,05/14/2020,,Barbados,2020-05-15 02:33:02,85.0,7.0,65.0</text:p>
      <text:p text:style-name="Preformatted_20_Text">24466,05/14/2020,,Belarus,2020-05-15 02:33:02,26772.0,151.0,8168.0</text:p>
      <text:p text:style-name="Preformatted_20_Text">24467,05/14/2020,,Belgium,2020-05-15 02:33:02,54288.0,8903.0,14111.0</text:p>
      <text:p text:style-name="Preformatted_20_Text">24468,05/14/2020,,Belize,2020-05-15 02:33:02,18.0,2.0,16.0</text:p>
      <text:p text:style-name="Preformatted_20_Text">24469,05/14/2020,,Benin,2020-05-15 02:33:02,339.0,2.0,83.0</text:p>
      <text:p text:style-name="Preformatted_20_Text">24470,05/14/2020,,Bhutan,2020-05-15 02:33:02,20.0,0.0,5.0</text:p>
      <text:p text:style-name="Preformatted_20_Text">24471,05/14/2020,,Bolivia,2020-05-15 02:33:02,3372.0,152.0,356.0</text:p>
      <text:p text:style-name="Preformatted_20_Text">24472,05/14/2020,,Bosnia and Herzegovina,2020-05-15 02:33:02,2218.0,122.0,1272.0</text:p>
      <text:p text:style-name="Preformatted_20_Text">24473,05/14/2020,,Botswana,2020-05-15 02:33:02,24.0,1.0,17.0</text:p>
      <text:p text:style-name="Preformatted_20_Text">24474,05/14/2020,,Brazil,2020-05-15 02:33:02,203165.0,13999.0,79479.0</text:p>
      <text:p text:style-name="Preformatted_20_Text">24475,05/14/2020,,Brunei,2020-05-15 02:33:02,141.0,1.0,134.0</text:p>
      <text:p text:style-name="Preformatted_20_Text">24476,05/14/2020,,Bulgaria,2020-05-15 02:33:02,2100.0,99.0,531.0</text:p>
      <text:p text:style-name="Preformatted_20_Text">24477,05/14/2020,,Burkina Faso,2020-05-15 02:33:02,773.0,51.0,592.0</text:p>
      <text:p text:style-name="Preformatted_20_Text">24478,05/14/2020,,Burma,2020-05-15 02:33:02,181.0,6.0,84.0</text:p>
      <text:p text:style-name="Preformatted_20_Text">24479,05/14/2020,,Burundi,2020-05-15 02:33:02,15.0,1.0,7.0</text:p>
      <text:p text:style-name="Preformatted_20_Text">24480,05/14/2020,,Cabo Verde,2020-05-15 02:33:02,315.0,2.0,67.0</text:p>
      <text:p text:style-name="Preformatted_20_Text">24481,05/14/2020,,Cambodia,2020-05-15 02:33:02,122.0,0.0,121.0</text:p>
      <text:p text:style-name="Preformatted_20_Text">24482,05/14/2020,,Cameroon,2020-05-15 02:33:02,2954.0,139.0,1553.0</text:p>
      <text:p text:style-name="Preformatted_20_Text">24483,05/14/2020,,Central African Republic,2020-05-15 02:33:02,143.0,0.0,10.0</text:p>
      <text:p text:style-name="Preformatted_20_Text">24484,05/14/2020,,Chad,2020-05-15 02:33:02,399.0,46.0,83.0</text:p>
      <text:p text:style-name="Preformatted_20_Text">24485,05/14/2020,,Chile,2020-05-15 02:33:02,37040.0,368.0,15655.0</text:p>
      <text:p text:style-name="Preformatted_20_Text">24486,05/14/2020,,Colombia,2020-05-15 02:33:02,13610.0,525.0,3358.0</text:p>
      <text:p text:style-name="Preformatted_20_Text">24487,05/14/2020,,Comoros,2020-05-15 02:33:02,11.0,1.0,3.0</text:p>
      <text:p text:style-name="Preformatted_20_Text">24488,05/14/2020,,Congo (Brazzaville),2020-05-15 02:33:02,391.0,15.0,87.0</text:p>
      <text:p text:style-name="Preformatted_20_Text">24489,05/14/2020,,Congo (Kinshasa),2020-05-15 02:33:02,1242.0,50.0,157.0</text:p>
      <text:p text:style-name="Preformatted_20_Text">24490,05/14/2020,,Costa Rica,2020-05-15 02:33:02,830.0,8.0,535.0</text:p>
      <text:p text:style-name="Preformatted_20_Text">24491,05/14/2020,,Croatia,2020-05-15 02:33:02,2221.0,94.0,1850.0</text:p>
      <text:p text:style-name="Preformatted_20_Text">24492,05/14/2020,,Cuba,2020-05-15 02:33:02,1830.0,79.0,1383.0</text:p>
      <text:p text:style-name="Preformatted_20_Text">24493,05/14/2020,,Cyprus,2020-05-15 02:33:02,907.0,17.0,481.0</text:p>
      <text:p text:style-name="Preformatted_20_Text">24494,05/14/2020,,Czech Republic,2020-05-15 02:33:02,8351.0,293.0,5241.0</text:p>
      <text:p text:style-name="Preformatted_20_Text">24495,05/14/2020,,Denmark,2020-05-15 02:33:02,10713.0,537.0,8805.0</text:p>
      <text:p text:style-name="Preformatted_20_Text">24496,05/14/2020,,Diamond Princess,2020-05-15 02:33:02,712.0,13.0,651.0</text:p>
      <text:p text:style-name="Preformatted_20_Text">24497,05/14/2020,,Djibouti,2020-05-15 02:33:02,1284.0,3.0,905.0</text:p>
      <text:p text:style-name="Preformatted_20_Text">24498,05/14/2020,,Dominica,2020-05-15 02:33:02,16.0,0.0,15.0</text:p>
      <text:p text:style-name="Preformatted_20_Text">24499,05/14/2020,,Dominican Republic,2020-05-15 02:33:02,11320.0,422.0,3351.0</text:p>
      <text:p text:style-name="Preformatted_20_Text">24500,05/14/2020,,Ecuador,2020-05-15 02:33:02,30502.0,2338.0,3433.0</text:p>
      <text:p text:style-name="Preformatted_20_Text">24501,05/14/2020,,Egypt,2020-05-15 02:33:02,10829.0,571.0,2626.0</text:p>
      <text:p text:style-name="Preformatted_20_Text">24502,05/14/2020,,El Salvador,2020-05-15 02:33:02,1112.0,23.0,405.0</text:p>
      <text:p text:style-name="Preformatted_20_Text">24503,05/14/2020,,Equatorial Guinea,2020-05-15 02:33:02,583.0,7.0,13.0</text:p>
      <text:p text:style-name="Preformatted_20_Text">24504,05/14/2020,,Eritrea,2020-05-15 02:33:02,39.0,0.0,38.0</text:p>
      <text:p text:style-name="Preformatted_20_Text">24505,05/14/2020,,Estonia,2020-05-15 02:33:02,1758.0,62.0,909.0</text:p>
      <text:p text:style-name="Preformatted_20_Text">24506,05/14/2020,,Eswatini,2020-05-15 02:33:02,187.0,2.0,51.0</text:p>
      <text:p text:style-name="Preformatted_20_Text">24507,05/14/2020,,Ethiopia,2020-05-15 02:33:02,272.0,5.0,108.0</text:p>
      <text:p text:style-name="Preformatted_20_Text">24508,05/14/2020,,Fiji,2020-05-15 02:33:02,18.0,0.0,14.0</text:p>
      <text:p text:style-name="Preformatted_20_Text">24509,05/14/2020,,Finland,2020-05-15 02:33:02,6145.0,287.0,4300.0</text:p>
      <text:p text:style-name="Preformatted_20_Text"><text:soft-page-break/>24510,05/14/2020,,France,2020-05-15 02:33:02,176712.0,27381.0,58300.0</text:p>
      <text:p text:style-name="Preformatted_20_Text">24511,05/14/2020,,Gabon,2020-05-15 02:33:02,1104.0,10.0,182.0</text:p>
      <text:p text:style-name="Preformatted_20_Text">24512,05/14/2020,,Gambia,2020-05-15 02:33:02,23.0,1.0,10.0</text:p>
      <text:p text:style-name="Preformatted_20_Text">24513,05/14/2020,,Georgia,2020-05-15 02:33:02,667.0,12.0,383.0</text:p>
      <text:p text:style-name="Preformatted_20_Text">24514,05/14/2020,,Ghana,2020-05-15 02:33:02,5530.0,24.0,674.0</text:p>
      <text:p text:style-name="Preformatted_20_Text">24515,05/14/2020,,Greece,2020-05-15 02:33:02,2770.0,156.0,1374.0</text:p>
      <text:p text:style-name="Preformatted_20_Text">24516,05/14/2020,,Grenada,2020-05-15 02:33:02,21.0,0.0,14.0</text:p>
      <text:p text:style-name="Preformatted_20_Text">24517,05/14/2020,,Guatemala,2020-05-15 02:33:02,1518.0,29.0,129.0</text:p>
      <text:p text:style-name="Preformatted_20_Text">24518,05/14/2020,,Guinea,2020-05-15 02:33:02,2473.0,15.0,895.0</text:p>
      <text:p text:style-name="Preformatted_20_Text">24519,05/14/2020,,Guinea-Bissau,2020-05-15 02:33:02,913.0,3.0,26.0</text:p>
      <text:p text:style-name="Preformatted_20_Text">24520,05/14/2020,,Guyana,2020-05-15 02:33:02,113.0,10.0,42.0</text:p>
      <text:p text:style-name="Preformatted_20_Text">24521,05/14/2020,,Haiti,2020-05-15 02:33:02,273.0,20.0,18.0</text:p>
      <text:p text:style-name="Preformatted_20_Text">24522,05/14/2020,,Holy See,2020-05-15 02:33:02,12.0,0.0,2.0</text:p>
      <text:p text:style-name="Preformatted_20_Text">24523,05/14/2020,,Honduras,2020-05-15 02:33:02,2318.0,133.0,253.0</text:p>
      <text:p text:style-name="Preformatted_20_Text">24524,05/14/2020,,Hungary,2020-05-15 02:33:02,3380.0,436.0,1169.0</text:p>
      <text:p text:style-name="Preformatted_20_Text">24525,05/14/2020,,Iceland,2020-05-15 02:33:02,1802.0,10.0,1780.0</text:p>
      <text:p text:style-name="Preformatted_20_Text">24526,05/14/2020,,India,2020-05-15 02:33:02,81997.0,2649.0,27969.0</text:p>
      <text:p text:style-name="Preformatted_20_Text">24527,05/14/2020,,Indonesia,2020-05-15 02:33:02,16006.0,1043.0,3518.0</text:p>
      <text:p text:style-name="Preformatted_20_Text">24528,05/14/2020,,Iran,2020-05-15 02:33:02,114533.0,6854.0,90539.0</text:p>
      <text:p text:style-name="Preformatted_20_Text">24529,05/14/2020,,Iraq,2020-05-15 02:33:02,3143.0,115.0,2028.0</text:p>
      <text:p text:style-name="Preformatted_20_Text">24530,05/14/2020,,Ireland,2020-05-15 02:33:02,23827.0,1506.0,19470.0</text:p>
      <text:p text:style-name="Preformatted_20_Text">24531,05/14/2020,,Israel,2020-05-15 02:33:02,16579.0,265.0,12521.0</text:p>
      <text:p text:style-name="Preformatted_20_Text">24532,05/14/2020,,Ivory Coast,2020-05-15 02:33:02,1971.0,24.0,930.0</text:p>
      <text:p text:style-name="Preformatted_20_Text">24533,05/14/2020,,Jamaica,2020-05-15 02:33:02,509.0,9.0,118.0</text:p>
      <text:p text:style-name="Preformatted_20_Text">24534,05/14/2020,,Japan,2020-05-15 02:33:02,16120.0,697.0,9868.0</text:p>
      <text:p text:style-name="Preformatted_20_Text">24535,05/14/2020,,Jordan,2020-05-15 02:33:02,586.0,9.0,393.0</text:p>
      <text:p text:style-name="Preformatted_20_Text">24536,05/14/2020,,Kazakhstan,2020-05-15 02:33:02,5571.0,32.0,2531.0</text:p>
      <text:p text:style-name="Preformatted_20_Text">24537,05/14/2020,,Kenya,2020-05-15 02:33:02,758.0,42.0,284.0</text:p>
      <text:p text:style-name="Preformatted_20_Text">24538,05/14/2020,,Kosovo,2020-05-15 02:33:02,944.0,29.0,690.0</text:p>
      <text:p text:style-name="Preformatted_20_Text">24539,05/14/2020,,Kuwait,2020-05-15 02:33:02,11975.0,88.0,3451.0</text:p>
      <text:p text:style-name="Preformatted_20_Text">24540,05/14/2020,,Kyrgyzstan,2020-05-15 02:33:02,1082.0,12.0,735.0</text:p>
      <text:p text:style-name="Preformatted_20_Text">24541,05/14/2020,,Laos,2020-05-15 02:33:02,19.0,0.0,14.0</text:p>
      <text:p text:style-name="Preformatted_20_Text">24542,05/14/2020,,Latvia,2020-05-15 02:33:02,962.0,19.0,627.0</text:p>
      <text:p text:style-name="Preformatted_20_Text">24543,05/14/2020,,Lebanon,2020-05-15 02:33:02,886.0,26.0,236.0</text:p>
      <text:p text:style-name="Preformatted_20_Text">24544,05/14/2020,,Lesotho,2020-05-15 02:33:02,1.0,0.0,0.0</text:p>
      <text:p text:style-name="Preformatted_20_Text">24545,05/14/2020,,Liberia,2020-05-15 02:33:02,215.0,20.0,105.0</text:p>
      <text:p text:style-name="Preformatted_20_Text">24546,05/14/2020,,Libya,2020-05-15 02:33:02,64.0,3.0,28.0</text:p>
      <text:p text:style-name="Preformatted_20_Text">24547,05/14/2020,,Liechtenstein,2020-05-15 02:33:02,82.0,1.0,55.0</text:p>
      <text:p text:style-name="Preformatted_20_Text">24548,05/14/2020,,Lithuania,2020-05-15 02:33:02,1511.0,54.0,934.0</text:p>
      <text:p text:style-name="Preformatted_20_Text">24549,05/14/2020,,Luxembourg,2020-05-15 02:33:02,3915.0,103.0,3665.0</text:p>
      <text:p text:style-name="Preformatted_20_Text">24550,05/14/2020,,MS Zaandam,2020-05-15 02:33:02,9.0,2.0,0.0</text:p>
      <text:p text:style-name="Preformatted_20_Text">24551,05/14/2020,,Madagascar,2020-05-15 02:33:02,230.0,0.0,108.0</text:p>
      <text:p text:style-name="Preformatted_20_Text">24552,05/14/2020,,Malawi,2020-05-15 02:33:02,63.0,3.0,24.0</text:p>
      <text:p text:style-name="Preformatted_20_Text">24553,05/14/2020,,Malaysia,2020-05-15 02:33:02,6819.0,112.0,5351.0</text:p>
      <text:p text:style-name="Preformatted_20_Text">24554,05/14/2020,,Maldives,2020-05-15 02:33:02,982.0,4.0,45.0</text:p>
      <text:p text:style-name="Preformatted_20_Text">24555,05/14/2020,,Mali,2020-05-15 02:33:02,779.0,46.0,436.0</text:p>
      <text:p text:style-name="Preformatted_20_Text">24556,05/14/2020,,Malta,2020-05-15 02:33:02,522.0,6.0,443.0</text:p>
      <text:p text:style-name="Preformatted_20_Text">24557,05/14/2020,,Mauritania,2020-05-15 02:33:02,20.0,2.0,7.0</text:p>
      <text:p text:style-name="Preformatted_20_Text">24558,05/14/2020,,Mauritius,2020-05-15 02:33:02,332.0,10.0,322.0</text:p>
      <text:p text:style-name="Preformatted_20_Text">24559,05/14/2020,,Mexico,2020-05-15 02:33:02,42595.0,4477.0,28475.0</text:p>
      <text:p text:style-name="Preformatted_20_Text">24560,05/14/2020,,Moldova,2020-05-15 02:33:02,5553.0,194.0,2228.0</text:p>
      <text:p text:style-name="Preformatted_20_Text">24561,05/14/2020,,Monaco,2020-05-15 02:33:02,96.0,4.0,87.0</text:p>
      <text:p text:style-name="Preformatted_20_Text">24562,05/14/2020,,Mongolia,2020-05-15 02:33:02,98.0,0.0,15.0</text:p>
      <text:p text:style-name="Preformatted_20_Text">24563,05/14/2020,,Montenegro,2020-05-15 02:33:02,324.0,9.0,309.0</text:p>
      <text:p text:style-name="Preformatted_20_Text">24564,05/14/2020,,Morocco,2020-05-15 02:33:02,6607.0,190.0,3310.0</text:p>
      <text:p text:style-name="Preformatted_20_Text">24565,05/14/2020,,Mozambique,2020-05-15 02:33:02,115.0,0.0,35.0</text:p>
      <text:p text:style-name="Preformatted_20_Text">24566,05/14/2020,,Namibia,2020-05-15 02:33:02,16.0,0.0,12.0</text:p>
      <text:p text:style-name="Preformatted_20_Text">24567,05/14/2020,,Nepal,2020-05-15 02:33:02,249.0,0.0,35.0</text:p>
      <text:p text:style-name="Preformatted_20_Text">24568,05/14/2020,,Netherlands,2020-05-15 02:33:02,43481.0,5590.0,0.0</text:p>
      <text:p text:style-name="Preformatted_20_Text">24569,05/14/2020,,New Zealand,2020-05-15 02:33:02,1498.0,21.0,1421.0</text:p>
      <text:p text:style-name="Preformatted_20_Text">24570,05/14/2020,,Nicaragua,2020-05-15 02:33:02,25.0,8.0,7.0</text:p>
      <text:p text:style-name="Preformatted_20_Text">24571,05/14/2020,,Niger,2020-05-15 02:33:02,876.0,50.0,677.0</text:p>
      <text:p text:style-name="Preformatted_20_Text">24572,05/14/2020,,Nigeria,2020-05-15 02:33:02,5162.0,167.0,1180.0</text:p>
      <text:p text:style-name="Preformatted_20_Text">24573,05/14/2020,,North Macedonia,2020-05-15 02:33:02,1723.0,95.0,1235.0</text:p>
      <text:p text:style-name="Preformatted_20_Text"><text:soft-page-break/>24574,05/14/2020,,Norway,2020-05-15 02:33:02,8196.0,232.0,32.0</text:p>
      <text:p text:style-name="Preformatted_20_Text">24575,05/14/2020,,Oman,2020-05-15 02:33:02,4341.0,18.0,1303.0</text:p>
      <text:p text:style-name="Preformatted_20_Text">24576,05/14/2020,,Pakistan,2020-05-15 02:33:02,35788.0,770.0,9695.0</text:p>
      <text:p text:style-name="Preformatted_20_Text">24577,05/14/2020,,Panama,2020-05-15 02:33:02,9118.0,260.0,6080.0</text:p>
      <text:p text:style-name="Preformatted_20_Text">24578,05/14/2020,,Papua New Guinea,2020-05-15 02:33:02,8.0,0.0,8.0</text:p>
      <text:p text:style-name="Preformatted_20_Text">24579,05/14/2020,,Paraguay,2020-05-15 02:33:02,754.0,11.0,184.0</text:p>
      <text:p text:style-name="Preformatted_20_Text">24580,05/14/2020,,Peru,2020-05-15 02:33:02,80604.0,2267.0,25151.0</text:p>
      <text:p text:style-name="Preformatted_20_Text">24581,05/14/2020,,Philippines,2020-05-15 02:33:02,11876.0,790.0,2337.0</text:p>
      <text:p text:style-name="Preformatted_20_Text">24582,05/14/2020,,Poland,2020-05-15 02:33:02,17615.0,883.0,6696.0</text:p>
      <text:p text:style-name="Preformatted_20_Text">24583,05/14/2020,,Portugal,2020-05-15 02:33:02,28319.0,1184.0,3198.0</text:p>
      <text:p text:style-name="Preformatted_20_Text">24584,05/14/2020,,Qatar,2020-05-15 02:33:02,28272.0,14.0,3356.0</text:p>
      <text:p text:style-name="Preformatted_20_Text">24585,05/14/2020,,Romania,2020-05-15 02:33:02,16247.0,1053.0,9053.0</text:p>
      <text:p text:style-name="Preformatted_20_Text">24586,05/14/2020,,Russia,2020-05-15 02:33:02,252245.0,2305.0,53530.0</text:p>
      <text:p text:style-name="Preformatted_20_Text">24587,05/14/2020,,Rwanda,2020-05-15 02:33:02,287.0,0.0,168.0</text:p>
      <text:p text:style-name="Preformatted_20_Text">24588,05/14/2020,,Saint Kitts and Nevis,2020-05-15 02:33:02,15.0,0.0,14.0</text:p>
      <text:p text:style-name="Preformatted_20_Text">24589,05/14/2020,,Saint Lucia,2020-05-15 02:33:02,18.0,0.0,18.0</text:p>
      <text:p text:style-name="Preformatted_20_Text">24590,05/14/2020,,Saint Vincent and the Grenadines,2020-05-15 02:33:02,17.0,0.0,12.0</text:p>
      <text:p text:style-name="Preformatted_20_Text">24591,05/14/2020,,San Marino,2020-05-15 02:33:02,648.0,41.0,172.0</text:p>
      <text:p text:style-name="Preformatted_20_Text">24592,05/14/2020,,Sao Tome and Principe,2020-05-15 02:33:02,235.0,7.0,4.0</text:p>
      <text:p text:style-name="Preformatted_20_Text">24593,05/14/2020,,Saudi Arabia,2020-05-15 02:33:02,46869.0,283.0,19051.0</text:p>
      <text:p text:style-name="Preformatted_20_Text">24594,05/14/2020,,Senegal,2020-05-15 02:33:02,2189.0,23.0,842.0</text:p>
      <text:p text:style-name="Preformatted_20_Text">24595,05/14/2020,,Serbia,2020-05-15 02:33:02,10374.0,224.0,4084.0</text:p>
      <text:p text:style-name="Preformatted_20_Text">24596,05/14/2020,,Seychelles,2020-05-15 02:33:02,11.0,0.0,10.0</text:p>
      <text:p text:style-name="Preformatted_20_Text">24597,05/14/2020,,Sierra Leone,2020-05-15 02:33:02,408.0,26.0,97.0</text:p>
      <text:p text:style-name="Preformatted_20_Text">24598,05/14/2020,,Singapore,2020-05-15 02:33:02,26098.0,21.0,5973.0</text:p>
      <text:p text:style-name="Preformatted_20_Text">24599,05/14/2020,,Slovakia,2020-05-15 02:33:02,1477.0,27.0,1112.0</text:p>
      <text:p text:style-name="Preformatted_20_Text">24600,05/14/2020,,Slovenia,2020-05-15 02:33:02,1464.0,103.0,267.0</text:p>
      <text:p text:style-name="Preformatted_20_Text">24601,05/14/2020,,Somalia,2020-05-15 02:33:02,1284.0,53.0,135.0</text:p>
      <text:p text:style-name="Preformatted_20_Text">24602,05/14/2020,,South Africa,2020-05-15 02:33:02,12739.0,238.0,5676.0</text:p>
      <text:p text:style-name="Preformatted_20_Text">24603,05/14/2020,,South Korea,2020-05-15 02:33:02,11018.0,260.0,9821.0</text:p>
      <text:p text:style-name="Preformatted_20_Text">24604,05/14/2020,,South Sudan,2020-05-15 02:33:02,203.0,0.0,3.0</text:p>
      <text:p text:style-name="Preformatted_20_Text">24605,05/14/2020,,Sri Lanka,2020-05-15 02:33:02,925.0,9.0,445.0</text:p>
      <text:p text:style-name="Preformatted_20_Text">24606,05/14/2020,,Sudan,2020-05-15 02:33:02,1818.0,90.0,198.0</text:p>
      <text:p text:style-name="Preformatted_20_Text">24607,05/14/2020,,Suriname,2020-05-15 02:33:02,10.0,1.0,9.0</text:p>
      <text:p text:style-name="Preformatted_20_Text">24608,05/14/2020,,Sweden,2020-05-15 02:33:02,28582.0,3529.0,4971.0</text:p>
      <text:p text:style-name="Preformatted_20_Text">24609,05/14/2020,,Switzerland,2020-05-15 02:33:02,30463.0,1872.0,27100.0</text:p>
      <text:p text:style-name="Preformatted_20_Text">24610,05/14/2020,,Syria,2020-05-15 02:33:02,48.0,3.0,29.0</text:p>
      <text:p text:style-name="Preformatted_20_Text">24611,05/14/2020,,Taiwan,2020-05-15 02:33:02,440.0,7.0,383.0</text:p>
      <text:p text:style-name="Preformatted_20_Text">24612,05/14/2020,,Tajikistan,2020-05-15 02:33:02,907.0,29.0,0.0</text:p>
      <text:p text:style-name="Preformatted_20_Text">24613,05/14/2020,,Tanzania,2020-05-15 02:33:02,509.0,21.0,183.0</text:p>
      <text:p text:style-name="Preformatted_20_Text">24614,05/14/2020,,Thailand,2020-05-15 02:33:02,3018.0,56.0,2850.0</text:p>
      <text:p text:style-name="Preformatted_20_Text">24615,05/14/2020,,Timor-Leste,2020-05-15 02:33:02,24.0,0.0,21.0</text:p>
      <text:p text:style-name="Preformatted_20_Text">24616,05/14/2020,,Togo,2020-05-15 02:33:02,238.0,11.0,96.0</text:p>
      <text:p text:style-name="Preformatted_20_Text">24617,05/14/2020,,Trinidad and Tobago,2020-05-15 02:33:02,116.0,8.0,107.0</text:p>
      <text:p text:style-name="Preformatted_20_Text">24618,05/14/2020,,Tunisia,2020-05-15 02:33:02,1032.0,45.0,770.0</text:p>
      <text:p text:style-name="Preformatted_20_Text">24619,05/14/2020,,Turkey,2020-05-15 02:33:02,144749.0,4007.0,104030.0</text:p>
      <text:p text:style-name="Preformatted_20_Text">24620,05/14/2020,,UK,2020-05-15 02:33:02,233151.0,33614.0,0.0</text:p>
      <text:p text:style-name="Preformatted_20_Text">24621,05/14/2020,,Uganda,2020-05-15 02:33:02,160.0,0.0,63.0</text:p>
      <text:p text:style-name="Preformatted_20_Text">24622,05/14/2020,,Ukraine,2020-05-15 02:33:02,16847.0,456.0,4143.0</text:p>
      <text:p text:style-name="Preformatted_20_Text">24623,05/14/2020,,United Arab Emirates,2020-05-15 02:33:02,21084.0,208.0,6930.0</text:p>
      <text:p text:style-name="Preformatted_20_Text">24624,05/14/2020,,Uruguay,2020-05-15 02:33:02,724.0,19.0,547.0</text:p>
      <text:p text:style-name="Preformatted_20_Text">24625,05/14/2020,,Uzbekistan,2020-05-15 02:33:02,2645.0,11.0,2136.0</text:p>
      <text:p text:style-name="Preformatted_20_Text">24626,05/14/2020,,Venezuela,2020-05-15 02:33:02,455.0,10.0,220.0</text:p>
      <text:p text:style-name="Preformatted_20_Text">24627,05/14/2020,,Vietnam,2020-05-15 02:33:02,312.0,0.0,260.0</text:p>
      <text:p text:style-name="Preformatted_20_Text">24628,05/14/2020,,West Bank and Gaza,2020-05-15 02:33:02,375.0,2.0,310.0</text:p>
      <text:p text:style-name="Preformatted_20_Text">24629,05/14/2020,,Western Sahara,2020-05-15 02:33:02,6.0,0.0,6.0</text:p>
      <text:p text:style-name="Preformatted_20_Text">24630,05/14/2020,,Yemen,2020-05-15 02:33:02,85.0,12.0,1.0</text:p>
      <text:p text:style-name="Preformatted_20_Text">24631,05/14/2020,,Zambia,2020-05-15 02:33:02,654.0,7.0,124.0</text:p>
      <text:p text:style-name="Preformatted_20_Text">24632,05/14/2020,,Zimbabwe,2020-05-15 02:33:02,37.0,4.0,13.0</text:p>
      <text:p text:style-name="Preformatted_20_Text">24633,05/14/2020,Abruzzo,Italy,2020-05-15 02:33:02,3136.0,379.0,1275.0</text:p>
      <text:p text:style-name="Preformatted_20_Text">24634,05/14/2020,Alabama,US,2020-05-15 02:33:02,11101.0,473.0,0.0</text:p>
      <text:p text:style-name="Preformatted_20_Text">24635,05/14/2020,Alaska,US,2020-05-15 02:33:02,383.0,10.0,0.0</text:p>
      <text:p text:style-name="Preformatted_20_Text">24636,05/14/2020,Alberta,Canada,2020-05-15 02:33:02,6457.0,121.0,5205.0</text:p>
      <text:p text:style-name="Preformatted_20_Text"><text:soft-page-break/>24637,05/14/2020,Andalusia,Spain,2020-05-15 02:33:02,12359.0,1336.0,9918.0</text:p>
      <text:p text:style-name="Preformatted_20_Text">24638,05/14/2020,Anguilla,UK,2020-05-15 02:33:02,3.0,0.0,3.0</text:p>
      <text:p text:style-name="Preformatted_20_Text">24639,05/14/2020,Anhui,Mainland China,2020-05-15 02:33:02,991.0,6.0,985.0</text:p>
      <text:p text:style-name="Preformatted_20_Text">24640,05/14/2020,Aragon,Spain,2020-05-15 02:33:02,5389.0,836.0,3471.0</text:p>
      <text:p text:style-name="Preformatted_20_Text">24641,05/14/2020,Arizona,US,2020-05-15 02:33:02,12674.0,624.0,0.0</text:p>
      <text:p text:style-name="Preformatted_20_Text">24642,05/14/2020,Arkansas,US,2020-05-15 02:33:02,4366.0,98.0,0.0</text:p>
      <text:p text:style-name="Preformatted_20_Text">24643,05/14/2020,Aruba,Netherlands,2020-05-15 02:33:02,101.0,3.0,93.0</text:p>
      <text:p text:style-name="Preformatted_20_Text">24644,05/14/2020,Asturias,Spain,2020-05-15 02:33:02,2356.0,308.0,1046.0</text:p>
      <text:p text:style-name="Preformatted_20_Text">24645,05/14/2020,Australian Capital Territory,Australia,2020-05-15 02:33:02,107.0,3.0,104.0</text:p>
      <text:p text:style-name="Preformatted_20_Text">24646,05/14/2020,Baden-Wurttemberg,Germany,2020-05-15 02:33:02,33804.0,1629.0,29400.0</text:p>
      <text:p text:style-name="Preformatted_20_Text">24647,05/14/2020,Baleares,Spain,2020-05-15 02:33:02,1958.0,216.0,1492.0</text:p>
      <text:p text:style-name="Preformatted_20_Text">24648,05/14/2020,Basilicata,Italy,2020-05-15 02:33:02,389.0,27.0,235.0</text:p>
      <text:p text:style-name="Preformatted_20_Text">24649,05/14/2020,Bayern,Germany,2020-05-15 02:33:02,45352.0,2250.0,39140.0</text:p>
      <text:p text:style-name="Preformatted_20_Text">24650,05/14/2020,Beijing,Mainland China,2020-05-15 02:33:02,593.0,9.0,574.0</text:p>
      <text:p text:style-name="Preformatted_20_Text">24651,05/14/2020,Berlin,Germany,2020-05-15 02:33:02,6393.0,177.0,5737.0</text:p>
      <text:p text:style-name="Preformatted_20_Text">24652,05/14/2020,Bermuda,UK,2020-05-15 02:33:02,122.0,9.0,66.0</text:p>
      <text:p text:style-name="Preformatted_20_Text">24653,05/14/2020,"Bonaire, Sint Eustatius and Saba",Netherlands,2020-05-15 02:33:02,6.0,0.0,6.0</text:p>
      <text:p text:style-name="Preformatted_20_Text">24654,05/14/2020,Brandenburg,Germany,2020-05-15 02:33:02,3173.0,162.0,2700.0</text:p>
      <text:p text:style-name="Preformatted_20_Text">24655,05/14/2020,Bremen,Germany,2020-05-15 02:33:02,1132.0,37.0,800.0</text:p>
      <text:p text:style-name="Preformatted_20_Text">24656,05/14/2020,British Columbia,Canada,2020-05-15 02:33:02,2392.0,135.0,1885.0</text:p>
      <text:p text:style-name="Preformatted_20_Text">24657,05/14/2020,British Virgin Islands,UK,2020-05-15 02:33:02,7.0,1.0,4.0</text:p>
      <text:p text:style-name="Preformatted_20_Text">24658,05/14/2020,C. Valenciana,Spain,2020-05-15 02:33:02,10784.0,1349.0,9490.0</text:p>
      <text:p text:style-name="Preformatted_20_Text">24659,05/14/2020,Calabria,Italy,2020-05-15 02:33:02,1143.0,95.0,524.0</text:p>
      <text:p text:style-name="Preformatted_20_Text">24660,05/14/2020,California,US,2020-05-15 02:33:02,74871.0,3052.0,0.0</text:p>
      <text:p text:style-name="Preformatted_20_Text">24661,05/14/2020,Campania,Italy,2020-05-15 02:33:02,4639.0,394.0,2480.0</text:p>
      <text:p text:style-name="Preformatted_20_Text">24662,05/14/2020,Canarias,Spain,2020-05-15 02:33:02,2275.0,151.0,1496.0</text:p>
      <text:p text:style-name="Preformatted_20_Text">24663,05/14/2020,Cantabria,Spain,2020-05-15 02:33:02,2256.0,205.0,2110.0</text:p>
      <text:p text:style-name="Preformatted_20_Text">24664,05/14/2020,Castilla - La Mancha,Spain,2020-05-15 02:33:02,16470.0,2852.0,6244.0</text:p>
      <text:p text:style-name="Preformatted_20_Text">24665,05/14/2020,Castilla y Leon,Spain,2020-05-15 02:33:02,18173.0,1925.0,7621.0</text:p>
      <text:p text:style-name="Preformatted_20_Text">24666,05/14/2020,Catalonia,Spain,2020-05-15 02:33:02,55482.0,5823.0,25849.0</text:p>
      <text:p text:style-name="Preformatted_20_Text">24667,05/14/2020,Cayman Islands,UK,2020-05-15 02:33:02,93.0,1.0,54.0</text:p>
      <text:p text:style-name="Preformatted_20_Text">24668,05/14/2020,Ceuta,Spain,2020-05-15 02:33:02,116.0,4.0,159.0</text:p>
      <text:p text:style-name="Preformatted_20_Text">24669,05/14/2020,Channel Islands,UK,2020-05-15 02:33:02,549.0,43.0,456.0</text:p>
      <text:p text:style-name="Preformatted_20_Text">24670,05/14/2020,Chongqing,Mainland China,2020-05-15 02:33:02,579.0,6.0,573.0</text:p>
      <text:p text:style-name="Preformatted_20_Text">24671,05/14/2020,Colorado,US,2020-05-15 02:33:02,20838.0,1086.0,0.0</text:p>
      <text:p text:style-name="Preformatted_20_Text">24672,05/14/2020,Connecticut,US,2020-05-15 02:33:02,35464.0,3219.0,0.0</text:p>
      <text:p text:style-name="Preformatted_20_Text">24673,05/14/2020,Curacao,Netherlands,2020-05-15 02:33:02,16.0,1.0,14.0</text:p>
      <text:p text:style-name="Preformatted_20_Text">24674,05/14/2020,Delaware,US,2020-05-15 02:33:02,7223.0,260.0,0.0</text:p>
      <text:p text:style-name="Preformatted_20_Text">24675,05/14/2020,Diamond Princess cruise ship,Canada,2020-05-15 02:33:02,1.0,1.0,0.0</text:p>
      <text:p text:style-name="Preformatted_20_Text">24676,05/14/2020,Diamond Princess cruise ship,US,2020-05-15 02:33:02,49.0,0.0,0.0</text:p>
      <text:p text:style-name="Preformatted_20_Text">24677,05/14/2020,District of Columbia,US,2020-05-15 02:33:02,6736.0,358.0,0.0</text:p>
      <text:p text:style-name="Preformatted_20_Text">24678,05/14/2020,Emilia-Romagna,Italy,2020-05-15 02:33:02,27056.0,3930.0,16825.0</text:p>
      <text:p text:style-name="Preformatted_20_Text">24679,05/14/2020,Extremadura,Spain,2020-05-15 02:33:02,2923.0,492.0,2482.0</text:p>
      <text:p text:style-name="Preformatted_20_Text">24680,05/14/2020,Falkland Islands (Malvinas),UK,2020-05-15 02:33:02,13.0,0.0,13.0</text:p>
      <text:p text:style-name="Preformatted_20_Text">24681,05/14/2020,Faroe Islands,Denmark,2020-05-15 02:33:02,187.0,0.0,187.0</text:p>
      <text:p text:style-name="Preformatted_20_Text">24682,05/14/2020,Florida,US,2020-05-15 02:33:02,43210.0,1875.0,0.0</text:p>
      <text:p text:style-name="Preformatted_20_Text">24683,05/14/2020,French Guiana,France,2020-05-15 02:33:02,164.0,1.0,124.0</text:p>
      <text:p text:style-name="Preformatted_20_Text">24684,05/14/2020,French Polynesia,France,2020-05-15 02:33:02,60.0,0.0,59.0</text:p>
      <text:p text:style-name="Preformatted_20_Text">24685,05/14/2020,Friuli Venezia Giulia,Italy,2020-05-15 02:33:02,3161.0,317.0,2074.0</text:p>
      <text:p text:style-name="Preformatted_20_Text">24686,05/14/2020,Fujian,Mainland China,2020-05-15 02:33:02,356.0,1.0,355.0</text:p>
      <text:p text:style-name="Preformatted_20_Text">24687,05/14/2020,Galicia,Spain,2020-05-15 02:33:02,9317.0,601.0,8157.0</text:p>
      <text:p text:style-name="Preformatted_20_Text">24688,05/14/2020,Gansu,Mainland China,2020-05-15 02:33:02,139.0,2.0,137.0</text:p>
      <text:p text:style-name="Preformatted_20_Text">24689,05/14/2020,Georgia,US,2020-05-15 02:33:02,35977.0,1545.0,0.0</text:p>
      <text:p text:style-name="Preformatted_20_Text">24690,05/14/2020,Gibraltar,UK,2020-05-15 02:33:02,147.0,0.0,144.0</text:p>
      <text:p text:style-name="Preformatted_20_Text">24691,05/14/2020,Grand Princess,Canada,2020-05-15 02:33:02,13.0,0.0,13.0</text:p>
      <text:p text:style-name="Preformatted_20_Text">24692,05/14/2020,Grand Princess,US,2020-05-15 02:33:02,103.0,3.0,0.0</text:p>
      <text:p text:style-name="Preformatted_20_Text"><text:soft-page-break/>24693,05/14/2020,Greenland,Denmark,2020-05-15 02:33:02,11.0,0.0,11.0</text:p>
      <text:p text:style-name="Preformatted_20_Text">24694,05/14/2020,Guadeloupe,France,2020-05-15 02:33:02,155.0,13.0,109.0</text:p>
      <text:p text:style-name="Preformatted_20_Text">24695,05/14/2020,Guam,US,2020-05-15 02:33:02,152.0,5.0,0.0</text:p>
      <text:p text:style-name="Preformatted_20_Text">24696,05/14/2020,Guangdong,Mainland China,2020-05-15 02:33:02,1589.0,8.0,1579.0</text:p>
      <text:p text:style-name="Preformatted_20_Text">24697,05/14/2020,Guangxi,Mainland China,2020-05-15 02:33:02,254.0,2.0,252.0</text:p>
      <text:p text:style-name="Preformatted_20_Text">24698,05/14/2020,Guizhou,Mainland China,2020-05-15 02:33:02,147.0,2.0,145.0</text:p>
      <text:p text:style-name="Preformatted_20_Text">24699,05/14/2020,Hainan,Mainland China,2020-05-15 02:33:02,168.0,6.0,162.0</text:p>
      <text:p text:style-name="Preformatted_20_Text">24700,05/14/2020,Hamburg,Germany,2020-05-15 02:33:02,4976.0,228.0,4400.0</text:p>
      <text:p text:style-name="Preformatted_20_Text">24701,05/14/2020,Hawaii,US,2020-05-15 02:33:02,637.0,17.0,0.0</text:p>
      <text:p text:style-name="Preformatted_20_Text">24702,05/14/2020,Hebei,Mainland China,2020-05-15 02:33:02,328.0,6.0,321.0</text:p>
      <text:p text:style-name="Preformatted_20_Text">24703,05/14/2020,Heilongjiang,Mainland China,2020-05-15 02:33:02,945.0,13.0,930.0</text:p>
      <text:p text:style-name="Preformatted_20_Text">24704,05/14/2020,Henan,Mainland China,2020-05-15 02:33:02,1276.0,22.0,1254.0</text:p>
      <text:p text:style-name="Preformatted_20_Text">24705,05/14/2020,Hessen,Germany,2020-05-15 02:33:02,9169.0,423.0,7600.0</text:p>
      <text:p text:style-name="Preformatted_20_Text">24706,05/14/2020,Hong Kong,Hong Kong,2020-05-15 02:33:02,1051.0,4.0,1009.0</text:p>
      <text:p text:style-name="Preformatted_20_Text">24707,05/14/2020,Hubei,Mainland China,2020-05-15 02:33:02,68134.0,4512.0,63616.0</text:p>
      <text:p text:style-name="Preformatted_20_Text">24708,05/14/2020,Hunan,Mainland China,2020-05-15 02:33:02,1019.0,4.0,1015.0</text:p>
      <text:p text:style-name="Preformatted_20_Text">24709,05/14/2020,Idaho,US,2020-05-15 02:33:02,2351.0,72.0,0.0</text:p>
      <text:p text:style-name="Preformatted_20_Text">24710,05/14/2020,Illinois,US,2020-05-15 02:33:02,87937.0,3928.0,0.0</text:p>
      <text:p text:style-name="Preformatted_20_Text">24711,05/14/2020,Indiana,US,2020-05-15 02:33:02,26053.0,1646.0,0.0</text:p>
      <text:p text:style-name="Preformatted_20_Text">24712,05/14/2020,Inner Mongolia,Mainland China,2020-05-15 02:33:02,209.0,1.0,194.0</text:p>
      <text:p text:style-name="Preformatted_20_Text">24713,05/14/2020,Iowa,US,2020-05-15 02:33:02,13675.0,318.0,0.0</text:p>
      <text:p text:style-name="Preformatted_20_Text">24714,05/14/2020,Isle of Man,UK,2020-05-15 02:33:02,332.0,23.0,285.0</text:p>
      <text:p text:style-name="Preformatted_20_Text">24715,05/14/2020,Jiangsu,Mainland China,2020-05-15 02:33:02,653.0,0.0,653.0</text:p>
      <text:p text:style-name="Preformatted_20_Text">24716,05/14/2020,Jiangxi,Mainland China,2020-05-15 02:33:02,937.0,1.0,936.0</text:p>
      <text:p text:style-name="Preformatted_20_Text">24717,05/14/2020,Jilin,Mainland China,2020-05-15 02:33:02,138.0,1.0,108.0</text:p>
      <text:p text:style-name="Preformatted_20_Text">24718,05/14/2020,Kansas,US,2020-05-15 02:33:02,7705.0,189.0,0.0</text:p>
      <text:p text:style-name="Preformatted_20_Text">24719,05/14/2020,Kentucky,US,2020-05-15 02:33:02,7225.0,328.0,0.0</text:p>
      <text:p text:style-name="Preformatted_20_Text">24720,05/14/2020,La Rioja,Spain,2020-05-15 02:33:02,4014.0,348.0,2867.0</text:p>
      <text:p text:style-name="Preformatted_20_Text">24721,05/14/2020,Lazio,Italy,2020-05-15 02:33:02,7291.0,595.0,2600.0</text:p>
      <text:p text:style-name="Preformatted_20_Text">24722,05/14/2020,Liaoning,Mainland China,2020-05-15 02:33:02,149.0,2.0,144.0</text:p>
      <text:p text:style-name="Preformatted_20_Text">24723,05/14/2020,Liguria,Italy,2020-05-15 02:33:02,8995.0,1329.0,5006.0</text:p>
      <text:p text:style-name="Preformatted_20_Text">24724,05/14/2020,Lombardia,Italy,2020-05-15 02:33:02,83820.0,15296.0,38568.0</text:p>
      <text:p text:style-name="Preformatted_20_Text">24725,05/14/2020,Louisiana,US,2020-05-15 02:33:02,33489.0,2417.0,0.0</text:p>
      <text:p text:style-name="Preformatted_20_Text">24726,05/14/2020,Macau,Macau,2020-05-15 02:33:02,45.0,0.0,43.0</text:p>
      <text:p text:style-name="Preformatted_20_Text">24727,05/14/2020,Madrid,Spain,2020-05-15 02:33:02,65693.0,8779.0,40199.0</text:p>
      <text:p text:style-name="Preformatted_20_Text">24728,05/14/2020,Maine,US,2020-05-15 02:33:02,1565.0,69.0,0.0</text:p>
      <text:p text:style-name="Preformatted_20_Text">24729,05/14/2020,Manitoba,Canada,2020-05-15 02:33:02,289.0,7.0,252.0</text:p>
      <text:p text:style-name="Preformatted_20_Text">24730,05/14/2020,Marche,Italy,2020-05-15 02:33:02,6603.0,974.0,2725.0</text:p>
      <text:p text:style-name="Preformatted_20_Text">24731,05/14/2020,Martinique,France,2020-05-15 02:33:02,189.0,14.0,91.0</text:p>
      <text:p text:style-name="Preformatted_20_Text">24732,05/14/2020,Maryland,US,2020-05-15 02:33:02,35903.0,1866.0,0.0</text:p>
      <text:p text:style-name="Preformatted_20_Text">24733,05/14/2020,Massachusetts,US,2020-05-15 02:33:02,82182.0,5482.0,0.0</text:p>
      <text:p text:style-name="Preformatted_20_Text">24734,05/14/2020,Mayotte,France,2020-05-15 02:33:02,1210.0,16.0,627.0</text:p>
      <text:p text:style-name="Preformatted_20_Text">24735,05/14/2020,Mecklenburg-Vorpommern,Germany,2020-05-15 02:33:02,740.0,20.0,700.0</text:p>
      <text:p text:style-name="Preformatted_20_Text">24736,05/14/2020,Melilla,Spain,2020-05-15 02:33:02,119.0,2.0,119.0</text:p>
      <text:p text:style-name="Preformatted_20_Text">24737,05/14/2020,Michigan,US,2020-05-15 02:33:02,49582.0,4787.0,0.0</text:p>
      <text:p text:style-name="Preformatted_20_Text">24738,05/14/2020,Minnesota,US,2020-05-15 02:33:02,13435.0,672.0,0.0</text:p>
      <text:p text:style-name="Preformatted_20_Text">24739,05/14/2020,Mississippi,US,2020-05-15 02:33:02,10483.0,480.0,0.0</text:p>
      <text:p text:style-name="Preformatted_20_Text">24740,05/14/2020,Missouri,US,2020-05-15 02:33:02,10594.0,566.0,0.0</text:p>
      <text:p text:style-name="Preformatted_20_Text">24741,05/14/2020,Molise,Italy,2020-05-15 02:33:02,403.0,22.0,152.0</text:p>
      <text:p text:style-name="Preformatted_20_Text">24742,05/14/2020,Montana,US,2020-05-15 02:33:02,462.0,16.0,0.0</text:p>
      <text:p text:style-name="Preformatted_20_Text">24743,05/14/2020,Montserrat,UK,2020-05-15 02:33:02,11.0,1.0,8.0</text:p>
      <text:p text:style-name="Preformatted_20_Text">24744,05/14/2020,Murcia,Spain,2020-05-15 02:33:02,1532.0,142.0,1998.0</text:p>
      <text:p text:style-name="Preformatted_20_Text">24745,05/14/2020,Navarra,Spain,2020-05-15 02:33:02,5105.0,498.0,3400.0</text:p>
      <text:p text:style-name="Preformatted_20_Text">24746,05/14/2020,Nebraska,US,2020-05-15 02:33:02,9260.0,103.0,0.0</text:p>
      <text:p text:style-name="Preformatted_20_Text">24747,05/14/2020,Nevada,US,2020-05-15 02:33:02,6504.0,333.0,0.0</text:p>
      <text:p text:style-name="Preformatted_20_Text">24748,05/14/2020,New Brunswick,Canada,2020-05-15 02:33:02,120.0,0.0,118.0</text:p>
      <text:p text:style-name="Preformatted_20_Text">24749,05/14/2020,New Caledonia,France,2020-05-15 02:33:02,18.0,0.0,18.0</text:p>
      <text:p text:style-name="Preformatted_20_Text">24750,05/14/2020,New Hampshire,US,2020-05-15 02:33:02,3382.0,151.0,0.0</text:p>
      <text:p text:style-name="Preformatted_20_Text">24751,05/14/2020,New Jersey,US,2020-05-15 02:33:02,142704.0,9946.0,0.0</text:p>
      <text:p text:style-name="Preformatted_20_Text">24752,05/14/2020,New Mexico,US,2020-05-15 02:33:02,5503.0,242.0,0.0</text:p>
      <text:p text:style-name="Preformatted_20_Text"><text:soft-page-break/>24753,05/14/2020,New South Wales,Australia,2020-05-15 02:33:02,3071.0,45.0,2605.0</text:p>
      <text:p text:style-name="Preformatted_20_Text">24754,05/14/2020,New York,US,2020-05-15 02:33:02,343051.0,27641.0,0.0</text:p>
      <text:p text:style-name="Preformatted_20_Text">24755,05/14/2020,Newfoundland and Labrador,Canada,2020-05-15 02:33:02,261.0,3.0,248.0</text:p>
      <text:p text:style-name="Preformatted_20_Text">24756,05/14/2020,Niedersachsen,Germany,2020-05-15 02:33:02,11075.0,537.0,9500.0</text:p>
      <text:p text:style-name="Preformatted_20_Text">24757,05/14/2020,Ningxia,Mainland China,2020-05-15 02:33:02,75.0,0.0,75.0</text:p>
      <text:p text:style-name="Preformatted_20_Text">24758,05/14/2020,Nordrhein-Westfalen,Germany,2020-05-15 02:33:02,35741.0,1483.0,31300.0</text:p>
      <text:p text:style-name="Preformatted_20_Text">24759,05/14/2020,North Carolina,US,2020-05-15 02:33:02,16968.0,641.0,0.0</text:p>
      <text:p text:style-name="Preformatted_20_Text">24760,05/14/2020,North Dakota,US,2020-05-15 02:33:02,1712.0,40.0,0.0</text:p>
      <text:p text:style-name="Preformatted_20_Text">24761,05/14/2020,Northern Mariana Islands,US,2020-05-15 02:33:02,19.0,2.0,0.0</text:p>
      <text:p text:style-name="Preformatted_20_Text">24762,05/14/2020,Northern Territory,Australia,2020-05-15 02:33:02,29.0,0.0,27.0</text:p>
      <text:p text:style-name="Preformatted_20_Text">24763,05/14/2020,Northwest Territories,Canada,2020-05-15 02:33:02,5.0,0.0,5.0</text:p>
      <text:p text:style-name="Preformatted_20_Text">24764,05/14/2020,Nova Scotia,Canada,2020-05-15 02:33:02,1026.0,51.0,909.0</text:p>
      <text:p text:style-name="Preformatted_20_Text">24765,05/14/2020,Ohio,US,2020-05-15 02:33:02,26357.0,1534.0,0.0</text:p>
      <text:p text:style-name="Preformatted_20_Text">24766,05/14/2020,Oklahoma,US,2020-05-15 02:33:02,4963.0,284.0,0.0</text:p>
      <text:p text:style-name="Preformatted_20_Text">24767,05/14/2020,Ontario,Canada,2020-05-15 02:33:02,22865.0,1915.0,16204.0</text:p>
      <text:p text:style-name="Preformatted_20_Text">24768,05/14/2020,Oregon,US,2020-05-15 02:33:02,3479.0,137.0,0.0</text:p>
      <text:p text:style-name="Preformatted_20_Text">24769,05/14/2020,P.A. Bolzano,Italy,2020-05-15 02:33:02,2578.0,290.0,1908.0</text:p>
      <text:p text:style-name="Preformatted_20_Text">24770,05/14/2020,P.A. Trento,Italy,2020-05-15 02:33:02,4315.0,448.0,3362.0</text:p>
      <text:p text:style-name="Preformatted_20_Text">24771,05/14/2020,Pais Vasco,Spain,2020-05-15 02:33:02,13219.0,1454.0,15256.0</text:p>
      <text:p text:style-name="Preformatted_20_Text">24772,05/14/2020,Pennsylvania,US,2020-05-15 02:33:02,63105.0,4288.0,0.0</text:p>
      <text:p text:style-name="Preformatted_20_Text">24773,05/14/2020,Piemonte,Italy,2020-05-15 02:33:02,29209.0,3493.0,13825.0</text:p>
      <text:p text:style-name="Preformatted_20_Text">24774,05/14/2020,Prince Edward Island,Canada,2020-05-15 02:33:02,27.0,0.0,27.0</text:p>
      <text:p text:style-name="Preformatted_20_Text">24775,05/14/2020,Puerto Rico,US,2020-05-15 02:33:02,2427.0,117.0,0.0</text:p>
      <text:p text:style-name="Preformatted_20_Text">24776,05/14/2020,Puglia,Italy,2020-05-15 02:33:02,4357.0,461.0,1643.0</text:p>
      <text:p text:style-name="Preformatted_20_Text">24777,05/14/2020,Qinghai,Mainland China,2020-05-15 02:33:02,18.0,0.0,18.0</text:p>
      <text:p text:style-name="Preformatted_20_Text">24778,05/14/2020,Quebec,Canada,2020-05-15 02:33:02,40732.0,3352.0,10829.0</text:p>
      <text:p text:style-name="Preformatted_20_Text">24779,05/14/2020,Queensland,Australia,2020-05-15 02:33:02,1054.0,6.0,1031.0</text:p>
      <text:p text:style-name="Preformatted_20_Text">24780,05/14/2020,Recovered,US,2020-05-15 02:33:02,0.0,0.0,246414.0</text:p>
      <text:p text:style-name="Preformatted_20_Text">24781,05/14/2020,Reunion,France,2020-05-15 02:33:02,440.0,0.0,354.0</text:p>
      <text:p text:style-name="Preformatted_20_Text">24782,05/14/2020,Rheinland-Pfalz,Germany,2020-05-15 02:33:02,6406.0,212.0,5800.0</text:p>
      <text:p text:style-name="Preformatted_20_Text">24783,05/14/2020,Rhode Island,US,2020-05-15 02:33:02,12016.0,468.0,0.0</text:p>
      <text:p text:style-name="Preformatted_20_Text">24784,05/14/2020,Saarland,Germany,2020-05-15 02:33:02,2705.0,149.0,2400.0</text:p>
      <text:p text:style-name="Preformatted_20_Text">24785,05/14/2020,Sachsen,Germany,2020-05-15 02:33:02,5046.0,195.0,4400.0</text:p>
      <text:p text:style-name="Preformatted_20_Text">24786,05/14/2020,Sachsen-Anhalt,Germany,2020-05-15 02:33:02,1668.0,52.0,1500.0</text:p>
      <text:p text:style-name="Preformatted_20_Text">24787,05/14/2020,Saint Barthelemy,France,2020-05-15 02:33:02,6.0,0.0,6.0</text:p>
      <text:p text:style-name="Preformatted_20_Text">24788,05/14/2020,Saint Pierre and Miquelon,France,2020-05-15 02:33:02,1.0,0.0,1.0</text:p>
      <text:p text:style-name="Preformatted_20_Text">24789,05/14/2020,Sardegna,Italy,2020-05-15 02:33:02,1345.0,125.0,755.0</text:p>
      <text:p text:style-name="Preformatted_20_Text">24790,05/14/2020,Saskatchewan,Canada,2020-05-15 02:33:02,582.0,7.0,398.0</text:p>
      <text:p text:style-name="Preformatted_20_Text">24791,05/14/2020,Schleswig-Holstein,Germany,2020-05-15 02:33:02,2988.0,125.0,2600.0</text:p>
      <text:p text:style-name="Preformatted_20_Text">24792,05/14/2020,Shaanxi,Mainland China,2020-05-15 02:33:02,308.0,3.0,300.0</text:p>
      <text:p text:style-name="Preformatted_20_Text">24793,05/14/2020,Shandong,Mainland China,2020-05-15 02:33:02,788.0,7.0,778.0</text:p>
      <text:p text:style-name="Preformatted_20_Text">24794,05/14/2020,Shanghai,Mainland China,2020-05-15 02:33:02,660.0,7.0,638.0</text:p>
      <text:p text:style-name="Preformatted_20_Text">24795,05/14/2020,Shanxi,Mainland China,2020-05-15 02:33:02,198.0,0.0,198.0</text:p>
      <text:p text:style-name="Preformatted_20_Text">24796,05/14/2020,Sichuan,Mainland China,2020-05-15 02:33:02,561.0,3.0,558.0</text:p>
      <text:p text:style-name="Preformatted_20_Text">24797,05/14/2020,Sicilia,Italy,2020-05-15 02:33:02,3366.0,263.0,1249.0</text:p>
      <text:p text:style-name="Preformatted_20_Text">24798,05/14/2020,Sint Maarten,Netherlands,2020-05-15 02:33:02,76.0,15.0,46.0</text:p>
      <text:p text:style-name="Preformatted_20_Text">24799,05/14/2020,South Australia,Australia,2020-05-15 02:33:02,439.0,4.0,434.0</text:p>
      <text:p text:style-name="Preformatted_20_Text">24800,05/14/2020,South Carolina,US,2020-05-15 02:33:02,8189.0,371.0,0.0</text:p>
      <text:p text:style-name="Preformatted_20_Text">24801,05/14/2020,South Dakota,US,2020-05-15 02:33:02,3792.0,43.0,0.0</text:p>
      <text:p text:style-name="Preformatted_20_Text">24802,05/14/2020,St Martin,France,2020-05-15 02:33:02,39.0,3.0,30.0</text:p>
      <text:p text:style-name="Preformatted_20_Text">24803,05/14/2020,Tasmania,Australia,2020-05-15 02:33:02,227.0,13.0,188.0</text:p>
      <text:p text:style-name="Preformatted_20_Text">24804,05/14/2020,Tennessee,US,2020-05-15 02:33:02,16699.0,287.0,0.0</text:p>
      <text:p text:style-name="Preformatted_20_Text">24805,05/14/2020,Texas,US,2020-05-15 02:33:02,44480.0,1235.0,0.0</text:p>
      <text:p text:style-name="Preformatted_20_Text">24806,05/14/2020,Thuringen,Germany,2020-05-15 02:33:02,2663.0,133.0,2200.0</text:p>
      <text:p text:style-name="Preformatted_20_Text">24807,05/14/2020,Tianjin,Mainland China,2020-05-15 02:33:02,191.0,3.0,187.0</text:p>
      <text:p text:style-name="Preformatted_20_Text">24808,05/14/2020,Tibet,Mainland China,2020-05-15 02:33:02,1.0,0.0,1.0</text:p>
      <text:p text:style-name="Preformatted_20_Text">24809,05/14/2020,Toscana,Italy,2020-05-15 02:33:02,9859.0,973.0,5498.0</text:p>
      <text:p text:style-name="Preformatted_20_Text">24810,05/14/2020,Turks and Caicos Islands,UK,2020-05-15 02:33:02,12.0,1.0,10.0</text:p>
      <text:p text:style-name="Preformatted_20_Text">24811,05/14/2020,Umbria,Italy,2020-05-15 02:33:02,1420.0,73.0,1255.0</text:p>
      <text:p text:style-name="Preformatted_20_Text"><text:soft-page-break/>24812,05/14/2020,Unknown,Germany,2020-05-15 02:33:02,1447.0,72.0,123.0</text:p>
      <text:p text:style-name="Preformatted_20_Text">24813,05/14/2020,Utah,US,2020-05-15 02:33:02,6749.0,75.0,0.0</text:p>
      <text:p text:style-name="Preformatted_20_Text">24814,05/14/2020,Valle d'Aosta,Italy,2020-05-15 02:33:02,1166.0,141.0,945.0</text:p>
      <text:p text:style-name="Preformatted_20_Text">24815,05/14/2020,Veneto,Italy,2020-05-15 02:33:02,18845.0,1743.0,12384.0</text:p>
      <text:p text:style-name="Preformatted_20_Text">24816,05/14/2020,Vermont,US,2020-05-15 02:33:02,932.0,53.0,0.0</text:p>
      <text:p text:style-name="Preformatted_20_Text">24817,05/14/2020,Victoria,Australia,2020-05-15 02:33:02,1540.0,18.0,1407.0</text:p>
      <text:p text:style-name="Preformatted_20_Text">24818,05/14/2020,Virgin Islands,US,2020-05-15 02:33:02,69.0,6.0,0.0</text:p>
      <text:p text:style-name="Preformatted_20_Text">24819,05/14/2020,Virginia,US,2020-05-15 02:33:02,27813.0,956.0,0.0</text:p>
      <text:p text:style-name="Preformatted_20_Text">24820,05/14/2020,Washington,US,2020-05-15 02:33:02,17773.0,983.0,0.0</text:p>
      <text:p text:style-name="Preformatted_20_Text">24821,05/14/2020,West Virginia,US,2020-05-15 02:33:02,1427.0,60.0,0.0</text:p>
      <text:p text:style-name="Preformatted_20_Text">24822,05/14/2020,Western Australia,Australia,2020-05-15 02:33:02,552.0,9.0,538.0</text:p>
      <text:p text:style-name="Preformatted_20_Text">24823,05/14/2020,Wisconsin,US,2020-05-15 02:33:02,11275.0,434.0,0.0</text:p>
      <text:p text:style-name="Preformatted_20_Text">24824,05/14/2020,Wyoming,US,2020-05-15 02:33:02,701.0,7.0,0.0</text:p>
      <text:p text:style-name="Preformatted_20_Text">24825,05/14/2020,Xinjiang,Mainland China,2020-05-15 02:33:02,76.0,3.0,73.0</text:p>
      <text:p text:style-name="Preformatted_20_Text">24826,05/14/2020,Yukon,Canada,2020-05-15 02:33:02,11.0,0.0,11.0</text:p>
      <text:p text:style-name="Preformatted_20_Text">24827,05/14/2020,Yunnan,Mainland China,2020-05-15 02:33:02,185.0,2.0,183.0</text:p>
      <text:p text:style-name="Preformatted_20_Text">24828,05/14/2020,Zhejiang,Mainland China,2020-05-15 02:33:02,1268.0,1.0,1267.0</text:p>
      <text:p text:style-name="Preformatted_20_Text">24829,05/15/2020,,Afghanistan,2020-05-16 02:32:19,6053.0,153.0,745.0</text:p>
      <text:p text:style-name="Preformatted_20_Text">24830,05/15/2020,,Albania,2020-05-16 02:32:19,916.0,31.0,705.0</text:p>
      <text:p text:style-name="Preformatted_20_Text">24831,05/15/2020,,Algeria,2020-05-16 02:32:19,6629.0,536.0,3271.0</text:p>
      <text:p text:style-name="Preformatted_20_Text">24832,05/15/2020,,Andorra,2020-05-16 02:32:19,761.0,49.0,604.0</text:p>
      <text:p text:style-name="Preformatted_20_Text">24833,05/15/2020,,Angola,2020-05-16 02:32:19,48.0,2.0,17.0</text:p>
      <text:p text:style-name="Preformatted_20_Text">24834,05/15/2020,,Antigua and Barbuda,2020-05-16 02:32:19,25.0,3.0,19.0</text:p>
      <text:p text:style-name="Preformatted_20_Text">24835,05/15/2020,,Argentina,2020-05-16 02:32:19,7479.0,356.0,2497.0</text:p>
      <text:p text:style-name="Preformatted_20_Text">24836,05/15/2020,,Armenia,2020-05-16 02:32:19,4044.0,52.0,1666.0</text:p>
      <text:p text:style-name="Preformatted_20_Text">24837,05/15/2020,,Austria,2020-05-16 02:32:19,16109.0,628.0,14471.0</text:p>
      <text:p text:style-name="Preformatted_20_Text">24838,05/15/2020,,Azerbaijan,2020-05-16 02:32:19,2980.0,36.0,1886.0</text:p>
      <text:p text:style-name="Preformatted_20_Text">24839,05/15/2020,,Bahamas,2020-05-16 02:32:19,96.0,11.0,41.0</text:p>
      <text:p text:style-name="Preformatted_20_Text">24840,05/15/2020,,Bahrain,2020-05-16 02:32:19,6583.0,12.0,2640.0</text:p>
      <text:p text:style-name="Preformatted_20_Text">24841,05/15/2020,,Bangladesh,2020-05-16 02:32:19,20065.0,298.0,3882.0</text:p>
      <text:p text:style-name="Preformatted_20_Text">24842,05/15/2020,,Barbados,2020-05-16 02:32:19,85.0,7.0,65.0</text:p>
      <text:p text:style-name="Preformatted_20_Text">24843,05/15/2020,,Belarus,2020-05-16 02:32:19,27730.0,156.0,8807.0</text:p>
      <text:p text:style-name="Preformatted_20_Text">24844,05/15/2020,,Belgium,2020-05-16 02:32:19,54644.0,8959.0,14301.0</text:p>
      <text:p text:style-name="Preformatted_20_Text">24845,05/15/2020,,Belize,2020-05-16 02:32:19,18.0,2.0,16.0</text:p>
      <text:p text:style-name="Preformatted_20_Text">24846,05/15/2020,,Benin,2020-05-16 02:32:19,339.0,2.0,83.0</text:p>
      <text:p text:style-name="Preformatted_20_Text">24847,05/15/2020,,Bhutan,2020-05-16 02:32:19,21.0,0.0,5.0</text:p>
      <text:p text:style-name="Preformatted_20_Text">24848,05/15/2020,,Bolivia,2020-05-16 02:32:19,3577.0,164.0,434.0</text:p>
      <text:p text:style-name="Preformatted_20_Text">24849,05/15/2020,,Bosnia and Herzegovina,2020-05-16 02:32:19,2236.0,128.0,1336.0</text:p>
      <text:p text:style-name="Preformatted_20_Text">24850,05/15/2020,,Botswana,2020-05-16 02:32:19,24.0,1.0,17.0</text:p>
      <text:p text:style-name="Preformatted_20_Text">24851,05/15/2020,,Brazil,2020-05-16 02:32:19,220291.0,14962.0,84970.0</text:p>
      <text:p text:style-name="Preformatted_20_Text">24852,05/15/2020,,Brunei,2020-05-16 02:32:19,141.0,1.0,135.0</text:p>
      <text:p text:style-name="Preformatted_20_Text">24853,05/15/2020,,Bulgaria,2020-05-16 02:32:19,2138.0,102.0,545.0</text:p>
      <text:p text:style-name="Preformatted_20_Text">24854,05/15/2020,,Burkina Faso,2020-05-16 02:32:19,780.0,51.0,595.0</text:p>
      <text:p text:style-name="Preformatted_20_Text">24855,05/15/2020,,Burma,2020-05-16 02:32:19,182.0,6.0,89.0</text:p>
      <text:p text:style-name="Preformatted_20_Text">24856,05/15/2020,,Burundi,2020-05-16 02:32:19,15.0,1.0,7.0</text:p>
      <text:p text:style-name="Preformatted_20_Text">24857,05/15/2020,,Cabo Verde,2020-05-16 02:32:19,326.0,2.0,67.0</text:p>
      <text:p text:style-name="Preformatted_20_Text">24858,05/15/2020,,Cambodia,2020-05-16 02:32:19,122.0,0.0,122.0</text:p>
      <text:p text:style-name="Preformatted_20_Text">24859,05/15/2020,,Cameroon,2020-05-16 02:32:19,3105.0,140.0,1567.0</text:p>
      <text:p text:style-name="Preformatted_20_Text">24860,05/15/2020,,Central African Republic,2020-05-16 02:32:19,301.0,0.0,13.0</text:p>
      <text:p text:style-name="Preformatted_20_Text">24861,05/15/2020,,Chad,2020-05-16 02:32:19,428.0,48.0,88.0</text:p>
      <text:p text:style-name="Preformatted_20_Text">24862,05/15/2020,,Chile,2020-05-16 02:32:19,39542.0,394.0,16614.0</text:p>
      <text:p text:style-name="Preformatted_20_Text">24863,05/15/2020,,Colombia,2020-05-16 02:32:19,14216.0,546.0,3460.0</text:p>
      <text:p text:style-name="Preformatted_20_Text">24864,05/15/2020,,Comoros,2020-05-16 02:32:19,11.0,1.0,3.0</text:p>
      <text:p text:style-name="Preformatted_20_Text">24865,05/15/2020,,Congo (Brazzaville),2020-05-16 02:32:19,391.0,15.0,87.0</text:p>
      <text:p text:style-name="Preformatted_20_Text">24866,05/15/2020,,Congo (Kinshasa),2020-05-16 02:32:19,1298.0,50.0,212.0</text:p>
      <text:p text:style-name="Preformatted_20_Text">24867,05/15/2020,,Costa Rica,2020-05-16 02:32:19,843.0,9.0,542.0</text:p>
      <text:p text:style-name="Preformatted_20_Text">24868,05/15/2020,,Croatia,2020-05-16 02:32:19,2222.0,95.0,1869.0</text:p>
      <text:p text:style-name="Preformatted_20_Text">24869,05/15/2020,,Cuba,2020-05-16 02:32:19,1840.0,79.0,1425.0</text:p>
      <text:p text:style-name="Preformatted_20_Text">24870,05/15/2020,,Cyprus,2020-05-16 02:32:19,910.0,17.0,481.0</text:p>
      <text:p text:style-name="Preformatted_20_Text">24871,05/15/2020,,Czech Republic,2020-05-16 02:32:19,8406.0,295.0,5381.0</text:p>
      <text:p text:style-name="Preformatted_20_Text">24872,05/15/2020,,Denmark,2020-05-16 02:32:19,10791.0,537.0,8959.0</text:p>
      <text:p text:style-name="Preformatted_20_Text">24873,05/15/2020,,Diamond Princess,2020-05-16 02:32:19,712.0,13.0,651.0</text:p>
      <text:p text:style-name="Preformatted_20_Text">24874,05/15/2020,,Djibouti,2020-05-16 02:32:19,1309.0,4.0,935.0</text:p>
      <text:p text:style-name="Preformatted_20_Text">24875,05/15/2020,,Dominica,2020-05-16 02:32:19,16.0,0.0,15.0</text:p>
      <text:p text:style-name="Preformatted_20_Text"><text:soft-page-break/>24876,05/15/2020,,Dominican Republic,2020-05-16 02:32:19,11739.0,424.0,3557.0</text:p>
      <text:p text:style-name="Preformatted_20_Text">24877,05/15/2020,,Ecuador,2020-05-16 02:32:19,31467.0,2594.0,3433.0</text:p>
      <text:p text:style-name="Preformatted_20_Text">24878,05/15/2020,,Egypt,2020-05-16 02:32:19,11228.0,592.0,2799.0</text:p>
      <text:p text:style-name="Preformatted_20_Text">24879,05/15/2020,,El Salvador,2020-05-16 02:32:19,1210.0,25.0,417.0</text:p>
      <text:p text:style-name="Preformatted_20_Text">24880,05/15/2020,,Equatorial Guinea,2020-05-16 02:32:19,594.0,7.0,22.0</text:p>
      <text:p text:style-name="Preformatted_20_Text">24881,05/15/2020,,Eritrea,2020-05-16 02:32:19,39.0,0.0,39.0</text:p>
      <text:p text:style-name="Preformatted_20_Text">24882,05/15/2020,,Estonia,2020-05-16 02:32:19,1766.0,63.0,923.0</text:p>
      <text:p text:style-name="Preformatted_20_Text">24883,05/15/2020,,Eswatini,2020-05-16 02:32:19,190.0,2.0,66.0</text:p>
      <text:p text:style-name="Preformatted_20_Text">24884,05/15/2020,,Ethiopia,2020-05-16 02:32:19,287.0,5.0,112.0</text:p>
      <text:p text:style-name="Preformatted_20_Text">24885,05/15/2020,,Fiji,2020-05-16 02:32:19,18.0,0.0,15.0</text:p>
      <text:p text:style-name="Preformatted_20_Text">24886,05/15/2020,,Finland,2020-05-16 02:32:19,6228.0,293.0,5000.0</text:p>
      <text:p text:style-name="Preformatted_20_Text">24887,05/15/2020,,France,2020-05-16 02:32:19,177319.0,27485.0,59143.0</text:p>
      <text:p text:style-name="Preformatted_20_Text">24888,05/15/2020,,Gabon,2020-05-16 02:32:19,1209.0,10.0,219.0</text:p>
      <text:p text:style-name="Preformatted_20_Text">24889,05/15/2020,,Gambia,2020-05-16 02:32:19,23.0,1.0,10.0</text:p>
      <text:p text:style-name="Preformatted_20_Text">24890,05/15/2020,,Georgia,2020-05-16 02:32:19,671.0,12.0,393.0</text:p>
      <text:p text:style-name="Preformatted_20_Text">24891,05/15/2020,,Ghana,2020-05-16 02:32:19,5638.0,28.0,1460.0</text:p>
      <text:p text:style-name="Preformatted_20_Text">24892,05/15/2020,,Greece,2020-05-16 02:32:19,2810.0,160.0,1374.0</text:p>
      <text:p text:style-name="Preformatted_20_Text">24893,05/15/2020,,Grenada,2020-05-16 02:32:19,22.0,0.0,14.0</text:p>
      <text:p text:style-name="Preformatted_20_Text">24894,05/15/2020,,Guatemala,2020-05-16 02:32:19,1643.0,30.0,135.0</text:p>
      <text:p text:style-name="Preformatted_20_Text">24895,05/15/2020,,Guinea,2020-05-16 02:32:19,2473.0,15.0,895.0</text:p>
      <text:p text:style-name="Preformatted_20_Text">24896,05/15/2020,,Guinea-Bissau,2020-05-16 02:32:19,913.0,3.0,26.0</text:p>
      <text:p text:style-name="Preformatted_20_Text">24897,05/15/2020,,Guyana,2020-05-16 02:32:19,116.0,10.0,43.0</text:p>
      <text:p text:style-name="Preformatted_20_Text">24898,05/15/2020,,Haiti,2020-05-16 02:32:19,310.0,20.0,29.0</text:p>
      <text:p text:style-name="Preformatted_20_Text">24899,05/15/2020,,Holy See,2020-05-16 02:32:19,12.0,0.0,2.0</text:p>
      <text:p text:style-name="Preformatted_20_Text">24900,05/15/2020,,Honduras,2020-05-16 02:32:19,2460.0,134.0,264.0</text:p>
      <text:p text:style-name="Preformatted_20_Text">24901,05/15/2020,,Hungary,2020-05-16 02:32:19,3417.0,442.0,1287.0</text:p>
      <text:p text:style-name="Preformatted_20_Text">24902,05/15/2020,,Iceland,2020-05-16 02:32:19,1802.0,10.0,1782.0</text:p>
      <text:p text:style-name="Preformatted_20_Text">24903,05/15/2020,,India,2020-05-16 02:32:19,85784.0,2753.0,30258.0</text:p>
      <text:p text:style-name="Preformatted_20_Text">24904,05/15/2020,,Indonesia,2020-05-16 02:32:19,16496.0,1076.0,3803.0</text:p>
      <text:p text:style-name="Preformatted_20_Text">24905,05/15/2020,,Iran,2020-05-16 02:32:19,116635.0,6902.0,91836.0</text:p>
      <text:p text:style-name="Preformatted_20_Text">24906,05/15/2020,,Iraq,2020-05-16 02:32:19,3193.0,117.0,2089.0</text:p>
      <text:p text:style-name="Preformatted_20_Text">24907,05/15/2020,,Ireland,2020-05-16 02:32:19,23956.0,1518.0,19470.0</text:p>
      <text:p text:style-name="Preformatted_20_Text">24908,05/15/2020,,Israel,2020-05-16 02:32:19,16589.0,266.0,12587.0</text:p>
      <text:p text:style-name="Preformatted_20_Text">24909,05/15/2020,,Ivory Coast,2020-05-16 02:32:19,2017.0,24.0,942.0</text:p>
      <text:p text:style-name="Preformatted_20_Text">24910,05/15/2020,,Jamaica,2020-05-16 02:32:19,511.0,9.0,121.0</text:p>
      <text:p text:style-name="Preformatted_20_Text">24911,05/15/2020,,Japan,2020-05-16 02:32:19,16203.0,713.0,10338.0</text:p>
      <text:p text:style-name="Preformatted_20_Text">24912,05/15/2020,,Jordan,2020-05-16 02:32:19,596.0,9.0,401.0</text:p>
      <text:p text:style-name="Preformatted_20_Text">24913,05/15/2020,,Kazakhstan,2020-05-16 02:32:19,5689.0,34.0,2707.0</text:p>
      <text:p text:style-name="Preformatted_20_Text">24914,05/15/2020,,Kenya,2020-05-16 02:32:19,781.0,45.0,284.0</text:p>
      <text:p text:style-name="Preformatted_20_Text">24915,05/15/2020,,Kosovo,2020-05-16 02:32:19,944.0,29.0,690.0</text:p>
      <text:p text:style-name="Preformatted_20_Text">24916,05/15/2020,,Kuwait,2020-05-16 02:32:19,12860.0,96.0,3640.0</text:p>
      <text:p text:style-name="Preformatted_20_Text">24917,05/15/2020,,Kyrgyzstan,2020-05-16 02:32:19,1111.0,14.0,745.0</text:p>
      <text:p text:style-name="Preformatted_20_Text">24918,05/15/2020,,Laos,2020-05-16 02:32:19,19.0,0.0,14.0</text:p>
      <text:p text:style-name="Preformatted_20_Text">24919,05/15/2020,,Latvia,2020-05-16 02:32:19,970.0,19.0,662.0</text:p>
      <text:p text:style-name="Preformatted_20_Text">24920,05/15/2020,,Lebanon,2020-05-16 02:32:19,891.0,26.0,246.0</text:p>
      <text:p text:style-name="Preformatted_20_Text">24921,05/15/2020,,Lesotho,2020-05-16 02:32:19,1.0,0.0,0.0</text:p>
      <text:p text:style-name="Preformatted_20_Text">24922,05/15/2020,,Liberia,2020-05-16 02:32:19,219.0,20.0,108.0</text:p>
      <text:p text:style-name="Preformatted_20_Text">24923,05/15/2020,,Libya,2020-05-16 02:32:19,64.0,3.0,28.0</text:p>
      <text:p text:style-name="Preformatted_20_Text">24924,05/15/2020,,Liechtenstein,2020-05-16 02:32:19,82.0,1.0,55.0</text:p>
      <text:p text:style-name="Preformatted_20_Text">24925,05/15/2020,,Lithuania,2020-05-16 02:32:19,1523.0,54.0,965.0</text:p>
      <text:p text:style-name="Preformatted_20_Text">24926,05/15/2020,,Luxembourg,2020-05-16 02:32:19,3923.0,104.0,3682.0</text:p>
      <text:p text:style-name="Preformatted_20_Text">24927,05/15/2020,,MS Zaandam,2020-05-16 02:32:19,9.0,2.0,0.0</text:p>
      <text:p text:style-name="Preformatted_20_Text">24928,05/15/2020,,Madagascar,2020-05-16 02:32:19,238.0,0.0,112.0</text:p>
      <text:p text:style-name="Preformatted_20_Text">24929,05/15/2020,,Malawi,2020-05-16 02:32:19,63.0,3.0,24.0</text:p>
      <text:p text:style-name="Preformatted_20_Text">24930,05/15/2020,,Malaysia,2020-05-16 02:32:19,6855.0,112.0,5439.0</text:p>
      <text:p text:style-name="Preformatted_20_Text">24931,05/15/2020,,Maldives,2020-05-16 02:32:19,1031.0,4.0,49.0</text:p>
      <text:p text:style-name="Preformatted_20_Text">24932,05/15/2020,,Mali,2020-05-16 02:32:19,806.0,46.0,455.0</text:p>
      <text:p text:style-name="Preformatted_20_Text">24933,05/15/2020,,Malta,2020-05-16 02:32:19,532.0,6.0,458.0</text:p>
      <text:p text:style-name="Preformatted_20_Text">24934,05/15/2020,,Mauritania,2020-05-16 02:32:19,29.0,3.0,7.0</text:p>
      <text:p text:style-name="Preformatted_20_Text">24935,05/15/2020,,Mauritius,2020-05-16 02:32:19,332.0,10.0,322.0</text:p>
      <text:p text:style-name="Preformatted_20_Text">24936,05/15/2020,,Mexico,2020-05-16 02:32:19,45032.0,4767.0,30451.0</text:p>
      <text:p text:style-name="Preformatted_20_Text">24937,05/15/2020,,Moldova,2020-05-16 02:32:19,5745.0,202.0,2228.0</text:p>
      <text:p text:style-name="Preformatted_20_Text">24938,05/15/2020,,Monaco,2020-05-16 02:32:19,96.0,4.0,87.0</text:p>
      <text:p text:style-name="Preformatted_20_Text">24939,05/15/2020,,Mongolia,2020-05-16 02:32:19,98.0,0.0,20.0</text:p>
      <text:p text:style-name="Preformatted_20_Text"><text:soft-page-break/>24940,05/15/2020,,Montenegro,2020-05-16 02:32:19,324.0,9.0,311.0</text:p>
      <text:p text:style-name="Preformatted_20_Text">24941,05/15/2020,,Morocco,2020-05-16 02:32:19,6652.0,190.0,3400.0</text:p>
      <text:p text:style-name="Preformatted_20_Text">24942,05/15/2020,,Mozambique,2020-05-16 02:32:19,119.0,0.0,42.0</text:p>
      <text:p text:style-name="Preformatted_20_Text">24943,05/15/2020,,Namibia,2020-05-16 02:32:19,16.0,0.0,13.0</text:p>
      <text:p text:style-name="Preformatted_20_Text">24944,05/15/2020,,Nepal,2020-05-16 02:32:19,267.0,0.0,36.0</text:p>
      <text:p text:style-name="Preformatted_20_Text">24945,05/15/2020,,Netherlands,2020-05-16 02:32:19,43681.0,5643.0,0.0</text:p>
      <text:p text:style-name="Preformatted_20_Text">24946,05/15/2020,,New Zealand,2020-05-16 02:32:19,1498.0,21.0,1428.0</text:p>
      <text:p text:style-name="Preformatted_20_Text">24947,05/15/2020,,Nicaragua,2020-05-16 02:32:19,25.0,8.0,7.0</text:p>
      <text:p text:style-name="Preformatted_20_Text">24948,05/15/2020,,Niger,2020-05-16 02:32:19,885.0,51.0,684.0</text:p>
      <text:p text:style-name="Preformatted_20_Text">24949,05/15/2020,,Nigeria,2020-05-16 02:32:19,5450.0,171.0,1320.0</text:p>
      <text:p text:style-name="Preformatted_20_Text">24950,05/15/2020,,North Macedonia,2020-05-16 02:32:19,1740.0,97.0,1251.0</text:p>
      <text:p text:style-name="Preformatted_20_Text">24951,05/15/2020,,Norway,2020-05-16 02:32:19,8219.0,232.0,32.0</text:p>
      <text:p text:style-name="Preformatted_20_Text">24952,05/15/2020,,Oman,2020-05-16 02:32:19,4625.0,20.0,1350.0</text:p>
      <text:p text:style-name="Preformatted_20_Text">24953,05/15/2020,,Pakistan,2020-05-16 02:32:19,38799.0,834.0,10880.0</text:p>
      <text:p text:style-name="Preformatted_20_Text">24954,05/15/2020,,Panama,2020-05-16 02:32:19,9268.0,266.0,6080.0</text:p>
      <text:p text:style-name="Preformatted_20_Text">24955,05/15/2020,,Papua New Guinea,2020-05-16 02:32:19,8.0,0.0,8.0</text:p>
      <text:p text:style-name="Preformatted_20_Text">24956,05/15/2020,,Paraguay,2020-05-16 02:32:19,759.0,11.0,193.0</text:p>
      <text:p text:style-name="Preformatted_20_Text">24957,05/15/2020,,Peru,2020-05-16 02:32:19,84495.0,2392.0,27147.0</text:p>
      <text:p text:style-name="Preformatted_20_Text">24958,05/15/2020,,Philippines,2020-05-16 02:32:19,12091.0,806.0,2460.0</text:p>
      <text:p text:style-name="Preformatted_20_Text">24959,05/15/2020,,Poland,2020-05-16 02:32:19,18016.0,907.0,6918.0</text:p>
      <text:p text:style-name="Preformatted_20_Text">24960,05/15/2020,,Portugal,2020-05-16 02:32:19,28583.0,1190.0,3328.0</text:p>
      <text:p text:style-name="Preformatted_20_Text">24961,05/15/2020,,Qatar,2020-05-16 02:32:19,29425.0,14.0,3546.0</text:p>
      <text:p text:style-name="Preformatted_20_Text">24962,05/15/2020,,Romania,2020-05-16 02:32:19,16437.0,1070.0,9370.0</text:p>
      <text:p text:style-name="Preformatted_20_Text">24963,05/15/2020,,Russia,2020-05-16 02:32:19,262843.0,2418.0,58226.0</text:p>
      <text:p text:style-name="Preformatted_20_Text">24964,05/15/2020,,Rwanda,2020-05-16 02:32:19,287.0,0.0,177.0</text:p>
      <text:p text:style-name="Preformatted_20_Text">24965,05/15/2020,,Saint Kitts and Nevis,2020-05-16 02:32:19,15.0,0.0,14.0</text:p>
      <text:p text:style-name="Preformatted_20_Text">24966,05/15/2020,,Saint Lucia,2020-05-16 02:32:19,18.0,0.0,18.0</text:p>
      <text:p text:style-name="Preformatted_20_Text">24967,05/15/2020,,Saint Vincent and the Grenadines,2020-05-16 02:32:19,17.0,0.0,14.0</text:p>
      <text:p text:style-name="Preformatted_20_Text">24968,05/15/2020,,San Marino,2020-05-16 02:32:19,652.0,41.0,189.0</text:p>
      <text:p text:style-name="Preformatted_20_Text">24969,05/15/2020,,Sao Tome and Principe,2020-05-16 02:32:19,235.0,7.0,4.0</text:p>
      <text:p text:style-name="Preformatted_20_Text">24970,05/15/2020,,Saudi Arabia,2020-05-16 02:32:19,49176.0,292.0,21869.0</text:p>
      <text:p text:style-name="Preformatted_20_Text">24971,05/15/2020,,Senegal,2020-05-16 02:32:19,2310.0,25.0,890.0</text:p>
      <text:p text:style-name="Preformatted_20_Text">24972,05/15/2020,,Serbia,2020-05-16 02:32:19,10438.0,225.0,4301.0</text:p>
      <text:p text:style-name="Preformatted_20_Text">24973,05/15/2020,,Seychelles,2020-05-16 02:32:19,11.0,0.0,10.0</text:p>
      <text:p text:style-name="Preformatted_20_Text">24974,05/15/2020,,Sierra Leone,2020-05-16 02:32:19,447.0,27.0,97.0</text:p>
      <text:p text:style-name="Preformatted_20_Text">24975,05/15/2020,,Singapore,2020-05-16 02:32:19,26891.0,21.0,7248.0</text:p>
      <text:p text:style-name="Preformatted_20_Text">24976,05/15/2020,,Slovakia,2020-05-16 02:32:19,1480.0,27.0,1131.0</text:p>
      <text:p text:style-name="Preformatted_20_Text">24977,05/15/2020,,Slovenia,2020-05-16 02:32:19,1465.0,103.0,270.0</text:p>
      <text:p text:style-name="Preformatted_20_Text">24978,05/15/2020,,Somalia,2020-05-16 02:32:19,1284.0,53.0,135.0</text:p>
      <text:p text:style-name="Preformatted_20_Text">24979,05/15/2020,,South Africa,2020-05-16 02:32:19,13524.0,247.0,6083.0</text:p>
      <text:p text:style-name="Preformatted_20_Text">24980,05/15/2020,,South Korea,2020-05-16 02:32:19,11037.0,262.0,9851.0</text:p>
      <text:p text:style-name="Preformatted_20_Text">24981,05/15/2020,,South Sudan,2020-05-16 02:32:19,236.0,4.0,4.0</text:p>
      <text:p text:style-name="Preformatted_20_Text">24982,05/15/2020,,Sri Lanka,2020-05-16 02:32:19,935.0,9.0,477.0</text:p>
      <text:p text:style-name="Preformatted_20_Text">24983,05/15/2020,,Sudan,2020-05-16 02:32:19,1964.0,91.0,205.0</text:p>
      <text:p text:style-name="Preformatted_20_Text">24984,05/15/2020,,Suriname,2020-05-16 02:32:19,10.0,1.0,9.0</text:p>
      <text:p text:style-name="Preformatted_20_Text">24985,05/15/2020,,Sweden,2020-05-16 02:32:19,29207.0,3646.0,4971.0</text:p>
      <text:p text:style-name="Preformatted_20_Text">24986,05/15/2020,,Switzerland,2020-05-16 02:32:19,30514.0,1878.0,27100.0</text:p>
      <text:p text:style-name="Preformatted_20_Text">24987,05/15/2020,,Syria,2020-05-16 02:32:19,50.0,3.0,36.0</text:p>
      <text:p text:style-name="Preformatted_20_Text">24988,05/15/2020,,Taiwan,2020-05-16 02:32:19,440.0,7.0,387.0</text:p>
      <text:p text:style-name="Preformatted_20_Text">24989,05/15/2020,,Tajikistan,2020-05-16 02:32:19,1118.0,33.0,0.0</text:p>
      <text:p text:style-name="Preformatted_20_Text">24990,05/15/2020,,Tanzania,2020-05-16 02:32:19,509.0,21.0,183.0</text:p>
      <text:p text:style-name="Preformatted_20_Text">24991,05/15/2020,,Thailand,2020-05-16 02:32:19,3025.0,56.0,2854.0</text:p>
      <text:p text:style-name="Preformatted_20_Text">24992,05/15/2020,,Timor-Leste,2020-05-16 02:32:19,24.0,0.0,24.0</text:p>
      <text:p text:style-name="Preformatted_20_Text">24993,05/15/2020,,Togo,2020-05-16 02:32:19,263.0,11.0,96.0</text:p>
      <text:p text:style-name="Preformatted_20_Text">24994,05/15/2020,,Trinidad and Tobago,2020-05-16 02:32:19,116.0,8.0,107.0</text:p>
      <text:p text:style-name="Preformatted_20_Text">24995,05/15/2020,,Tunisia,2020-05-16 02:32:19,1035.0,45.0,802.0</text:p>
      <text:p text:style-name="Preformatted_20_Text">24996,05/15/2020,,Turkey,2020-05-16 02:32:19,146457.0,4055.0,106133.0</text:p>
      <text:p text:style-name="Preformatted_20_Text">24997,05/15/2020,,UK,2020-05-16 02:32:19,236711.0,33998.0,0.0</text:p>
      <text:p text:style-name="Preformatted_20_Text">24998,05/15/2020,,Uganda,2020-05-16 02:32:19,203.0,0.0,63.0</text:p>
      <text:p text:style-name="Preformatted_20_Text">24999,05/15/2020,,Ukraine,2020-05-16 02:32:19,17330.0,476.0,4473.0</text:p>
      <text:p text:style-name="Preformatted_20_Text">25000,05/15/2020,,United Arab Emirates,2020-05-16 02:32:19,21831.0,210.0,7328.0</text:p>
      <text:p text:style-name="Preformatted_20_Text">25001,05/15/2020,,Uruguay,2020-05-16 02:32:19,732.0,19.0,553.0</text:p>
      <text:p text:style-name="Preformatted_20_Text">25002,05/15/2020,,Uzbekistan,2020-05-16 02:32:19,2686.0,11.0,2158.0</text:p>
      <text:p text:style-name="Preformatted_20_Text"><text:soft-page-break/>25003,05/15/2020,,Venezuela,2020-05-16 02:32:19,459.0,10.0,229.0</text:p>
      <text:p text:style-name="Preformatted_20_Text">25004,05/15/2020,,Vietnam,2020-05-16 02:32:19,314.0,0.0,260.0</text:p>
      <text:p text:style-name="Preformatted_20_Text">25005,05/15/2020,,West Bank and Gaza,2020-05-16 02:32:19,375.0,2.0,315.0</text:p>
      <text:p text:style-name="Preformatted_20_Text">25006,05/15/2020,,Western Sahara,2020-05-16 02:32:19,6.0,0.0,6.0</text:p>
      <text:p text:style-name="Preformatted_20_Text">25007,05/15/2020,,Yemen,2020-05-16 02:32:19,106.0,15.0,1.0</text:p>
      <text:p text:style-name="Preformatted_20_Text">25008,05/15/2020,,Zambia,2020-05-16 02:32:19,654.0,7.0,124.0</text:p>
      <text:p text:style-name="Preformatted_20_Text">25009,05/15/2020,,Zimbabwe,2020-05-16 02:32:19,42.0,4.0,13.0</text:p>
      <text:p text:style-name="Preformatted_20_Text">25010,05/15/2020,Abruzzo,Italy,2020-05-16 02:32:19,3148.0,381.0,1313.0</text:p>
      <text:p text:style-name="Preformatted_20_Text">25011,05/15/2020,Alabama,US,2020-05-16 02:32:19,11373.0,483.0,0.0</text:p>
      <text:p text:style-name="Preformatted_20_Text">25012,05/15/2020,Alaska,US,2020-05-16 02:32:19,388.0,10.0,0.0</text:p>
      <text:p text:style-name="Preformatted_20_Text">25013,05/15/2020,Alberta,Canada,2020-05-16 02:32:19,6515.0,125.0,5317.0</text:p>
      <text:p text:style-name="Preformatted_20_Text">25014,05/15/2020,Andalusia,Spain,2020-05-16 02:32:19,12401.0,1344.0,10148.0</text:p>
      <text:p text:style-name="Preformatted_20_Text">25015,05/15/2020,Anguilla,UK,2020-05-16 02:32:19,3.0,0.0,3.0</text:p>
      <text:p text:style-name="Preformatted_20_Text">25016,05/15/2020,Anhui,Mainland China,2020-05-16 02:32:19,991.0,6.0,985.0</text:p>
      <text:p text:style-name="Preformatted_20_Text">25017,05/15/2020,Aragon,Spain,2020-05-16 02:32:19,5432.0,837.0,3534.0</text:p>
      <text:p text:style-name="Preformatted_20_Text">25018,05/15/2020,Arizona,US,2020-05-16 02:32:19,13169.0,651.0,0.0</text:p>
      <text:p text:style-name="Preformatted_20_Text">25019,05/15/2020,Arkansas,US,2020-05-16 02:32:19,4463.0,98.0,0.0</text:p>
      <text:p text:style-name="Preformatted_20_Text">25020,05/15/2020,Aruba,Netherlands,2020-05-16 02:32:19,101.0,3.0,93.0</text:p>
      <text:p text:style-name="Preformatted_20_Text">25021,05/15/2020,Asturias,Spain,2020-05-16 02:32:19,2359.0,310.0,1053.0</text:p>
      <text:p text:style-name="Preformatted_20_Text">25022,05/15/2020,Australian Capital Territory,Australia,2020-05-16 02:32:19,107.0,3.0,104.0</text:p>
      <text:p text:style-name="Preformatted_20_Text">25023,05/15/2020,Baden-Wurttemberg,Germany,2020-05-16 02:32:19,33858.0,1645.0,29700.0</text:p>
      <text:p text:style-name="Preformatted_20_Text">25024,05/15/2020,Baleares,Spain,2020-05-16 02:32:19,1967.0,216.0,1513.0</text:p>
      <text:p text:style-name="Preformatted_20_Text">25025,05/15/2020,Basilicata,Italy,2020-05-16 02:32:19,389.0,27.0,242.0</text:p>
      <text:p text:style-name="Preformatted_20_Text">25026,05/15/2020,Bayern,Germany,2020-05-16 02:32:19,45532.0,2277.0,39510.0</text:p>
      <text:p text:style-name="Preformatted_20_Text">25027,05/15/2020,Beijing,Mainland China,2020-05-16 02:32:19,593.0,9.0,576.0</text:p>
      <text:p text:style-name="Preformatted_20_Text">25028,05/15/2020,Berlin,Germany,2020-05-16 02:32:19,6424.0,181.0,5787.0</text:p>
      <text:p text:style-name="Preformatted_20_Text">25029,05/15/2020,Bermuda,UK,2020-05-16 02:32:19,122.0,9.0,66.0</text:p>
      <text:p text:style-name="Preformatted_20_Text">25030,05/15/2020,"Bonaire, Sint Eustatius and Saba",Netherlands,2020-05-16 02:32:19,6.0,0.0,6.0</text:p>
      <text:p text:style-name="Preformatted_20_Text">25031,05/15/2020,Brandenburg,Germany,2020-05-16 02:32:19,3191.0,164.0,2800.0</text:p>
      <text:p text:style-name="Preformatted_20_Text">25032,05/15/2020,Bremen,Germany,2020-05-16 02:32:19,1153.0,37.0,800.0</text:p>
      <text:p text:style-name="Preformatted_20_Text">25033,05/15/2020,British Columbia,Canada,2020-05-16 02:32:19,2407.0,140.0,1908.0</text:p>
      <text:p text:style-name="Preformatted_20_Text">25034,05/15/2020,British Virgin Islands,UK,2020-05-16 02:32:19,8.0,1.0,6.0</text:p>
      <text:p text:style-name="Preformatted_20_Text">25035,05/15/2020,C. Valenciana,Spain,2020-05-16 02:32:19,10813.0,1358.0,9708.0</text:p>
      <text:p text:style-name="Preformatted_20_Text">25036,05/15/2020,Calabria,Italy,2020-05-16 02:32:19,1144.0,95.0,544.0</text:p>
      <text:p text:style-name="Preformatted_20_Text">25037,05/15/2020,California,US,2020-05-16 02:32:19,76693.0,3136.0,0.0</text:p>
      <text:p text:style-name="Preformatted_20_Text">25038,05/15/2020,Campania,Italy,2020-05-16 02:32:19,4654.0,396.0,2522.0</text:p>
      <text:p text:style-name="Preformatted_20_Text">25039,05/15/2020,Canarias,Spain,2020-05-16 02:32:19,2280.0,151.0,1506.0</text:p>
      <text:p text:style-name="Preformatted_20_Text">25040,05/15/2020,Cantabria,Spain,2020-05-16 02:32:19,2263.0,206.0,2152.0</text:p>
      <text:p text:style-name="Preformatted_20_Text">25041,05/15/2020,Castilla - La Mancha,Spain,2020-05-16 02:32:19,16513.0,2870.0,6294.0</text:p>
      <text:p text:style-name="Preformatted_20_Text">25042,05/15/2020,Castilla y Leon,Spain,2020-05-16 02:32:19,18272.0,1930.0,7672.0</text:p>
      <text:p text:style-name="Preformatted_20_Text">25043,05/15/2020,Catalonia,Spain,2020-05-16 02:32:19,55464.0,5882.0,25904.0</text:p>
      <text:p text:style-name="Preformatted_20_Text">25044,05/15/2020,Cayman Islands,UK,2020-05-16 02:32:19,94.0,1.0,55.0</text:p>
      <text:p text:style-name="Preformatted_20_Text">25045,05/15/2020,Ceuta,Spain,2020-05-16 02:32:19,116.0,4.0,160.0</text:p>
      <text:p text:style-name="Preformatted_20_Text">25046,05/15/2020,Channel Islands,UK,2020-05-16 02:32:19,549.0,43.0,457.0</text:p>
      <text:p text:style-name="Preformatted_20_Text">25047,05/15/2020,Chongqing,Mainland China,2020-05-16 02:32:19,579.0,6.0,573.0</text:p>
      <text:p text:style-name="Preformatted_20_Text">25048,05/15/2020,Colorado,US,2020-05-16 02:32:19,21232.0,1150.0,0.0</text:p>
      <text:p text:style-name="Preformatted_20_Text">25049,05/15/2020,Connecticut,US,2020-05-16 02:32:19,36085.0,3285.0,0.0</text:p>
      <text:p text:style-name="Preformatted_20_Text">25050,05/15/2020,Curacao,Netherlands,2020-05-16 02:32:19,16.0,1.0,14.0</text:p>
      <text:p text:style-name="Preformatted_20_Text">25051,05/15/2020,Delaware,US,2020-05-16 02:32:19,7373.0,271.0,0.0</text:p>
      <text:p text:style-name="Preformatted_20_Text">25052,05/15/2020,Diamond Princess cruise ship,Canada,2020-05-16 02:32:19,1.0,1.0,0.0</text:p>
      <text:p text:style-name="Preformatted_20_Text">25053,05/15/2020,Diamond Princess cruise ship,US,2020-05-16 02:32:19,49.0,0.0,0.0</text:p>
      <text:p text:style-name="Preformatted_20_Text">25054,05/15/2020,District of Columbia,US,2020-05-16 02:32:19,6871.0,368.0,0.0</text:p>
      <text:p text:style-name="Preformatted_20_Text">25055,05/15/2020,Emilia-Romagna,Italy,2020-05-16 02:32:19,27110.0,3943.0,17166.0</text:p>
      <text:p text:style-name="Preformatted_20_Text">25056,05/15/2020,Extremadura,Spain,2020-05-16 02:32:19,2933.0,494.0,2587.0</text:p>
      <text:p text:style-name="Preformatted_20_Text">25057,05/15/2020,Falkland Islands (Malvinas),UK,2020-05-16 02:32:19,13.0,0.0,13.0</text:p>
      <text:p text:style-name="Preformatted_20_Text">25058,05/15/2020,Faroe Islands,Denmark,2020-05-16 02:32:19,187.0,0.0,187.0</text:p>
      <text:p text:style-name="Preformatted_20_Text">25059,05/15/2020,Florida,US,2020-05-16 02:32:19,44138.0,1917.0,0.0</text:p>
      <text:p text:style-name="Preformatted_20_Text"><text:soft-page-break/>25060,05/15/2020,French Guiana,France,2020-05-16 02:32:19,189.0,1.0,124.0</text:p>
      <text:p text:style-name="Preformatted_20_Text">25061,05/15/2020,French Polynesia,France,2020-05-16 02:32:19,60.0,0.0,59.0</text:p>
      <text:p text:style-name="Preformatted_20_Text">25062,05/15/2020,Friuli Venezia Giulia,Italy,2020-05-16 02:32:19,3175.0,318.0,2116.0</text:p>
      <text:p text:style-name="Preformatted_20_Text">25063,05/15/2020,Fujian,Mainland China,2020-05-16 02:32:19,356.0,1.0,355.0</text:p>
      <text:p text:style-name="Preformatted_20_Text">25064,05/15/2020,Galicia,Spain,2020-05-16 02:32:19,9323.0,601.0,8283.0</text:p>
      <text:p text:style-name="Preformatted_20_Text">25065,05/15/2020,Gansu,Mainland China,2020-05-16 02:32:19,139.0,2.0,137.0</text:p>
      <text:p text:style-name="Preformatted_20_Text">25066,05/15/2020,Georgia,US,2020-05-16 02:32:19,36772.0,1588.0,0.0</text:p>
      <text:p text:style-name="Preformatted_20_Text">25067,05/15/2020,Gibraltar,UK,2020-05-16 02:32:19,147.0,0.0,144.0</text:p>
      <text:p text:style-name="Preformatted_20_Text">25068,05/15/2020,Grand Princess,Canada,2020-05-16 02:32:19,13.0,0.0,13.0</text:p>
      <text:p text:style-name="Preformatted_20_Text">25069,05/15/2020,Grand Princess,US,2020-05-16 02:32:19,103.0,3.0,0.0</text:p>
      <text:p text:style-name="Preformatted_20_Text">25070,05/15/2020,Greenland,Denmark,2020-05-16 02:32:19,11.0,0.0,11.0</text:p>
      <text:p text:style-name="Preformatted_20_Text">25071,05/15/2020,Guadeloupe,France,2020-05-16 02:32:19,155.0,13.0,109.0</text:p>
      <text:p text:style-name="Preformatted_20_Text">25072,05/15/2020,Guam,US,2020-05-16 02:32:19,154.0,5.0,0.0</text:p>
      <text:p text:style-name="Preformatted_20_Text">25073,05/15/2020,Guangdong,Mainland China,2020-05-16 02:32:19,1589.0,8.0,1579.0</text:p>
      <text:p text:style-name="Preformatted_20_Text">25074,05/15/2020,Guangxi,Mainland China,2020-05-16 02:32:19,254.0,2.0,252.0</text:p>
      <text:p text:style-name="Preformatted_20_Text">25075,05/15/2020,Guizhou,Mainland China,2020-05-16 02:32:19,147.0,2.0,145.0</text:p>
      <text:p text:style-name="Preformatted_20_Text">25076,05/15/2020,Hainan,Mainland China,2020-05-16 02:32:19,169.0,6.0,162.0</text:p>
      <text:p text:style-name="Preformatted_20_Text">25077,05/15/2020,Hamburg,Germany,2020-05-16 02:32:19,5009.0,228.0,4400.0</text:p>
      <text:p text:style-name="Preformatted_20_Text">25078,05/15/2020,Hawaii,US,2020-05-16 02:32:19,638.0,17.0,0.0</text:p>
      <text:p text:style-name="Preformatted_20_Text">25079,05/15/2020,Hebei,Mainland China,2020-05-16 02:32:19,328.0,6.0,321.0</text:p>
      <text:p text:style-name="Preformatted_20_Text">25080,05/15/2020,Heilongjiang,Mainland China,2020-05-16 02:32:19,945.0,13.0,931.0</text:p>
      <text:p text:style-name="Preformatted_20_Text">25081,05/15/2020,Henan,Mainland China,2020-05-16 02:32:19,1276.0,22.0,1254.0</text:p>
      <text:p text:style-name="Preformatted_20_Text">25082,05/15/2020,Hessen,Germany,2020-05-16 02:32:19,9204.0,429.0,7900.0</text:p>
      <text:p text:style-name="Preformatted_20_Text">25083,05/15/2020,Hong Kong,Hong Kong,2020-05-16 02:32:19,1052.0,4.0,1019.0</text:p>
      <text:p text:style-name="Preformatted_20_Text">25084,05/15/2020,Hubei,Mainland China,2020-05-16 02:32:19,68134.0,4512.0,63616.0</text:p>
      <text:p text:style-name="Preformatted_20_Text">25085,05/15/2020,Hunan,Mainland China,2020-05-16 02:32:19,1019.0,4.0,1015.0</text:p>
      <text:p text:style-name="Preformatted_20_Text">25086,05/15/2020,Idaho,US,2020-05-16 02:32:19,2351.0,72.0,0.0</text:p>
      <text:p text:style-name="Preformatted_20_Text">25087,05/15/2020,Illinois,US,2020-05-16 02:32:19,90369.0,4059.0,0.0</text:p>
      <text:p text:style-name="Preformatted_20_Text">25088,05/15/2020,Indiana,US,2020-05-16 02:32:19,26656.0,1691.0,0.0</text:p>
      <text:p text:style-name="Preformatted_20_Text">25089,05/15/2020,Inner Mongolia,Mainland China,2020-05-16 02:32:19,209.0,1.0,196.0</text:p>
      <text:p text:style-name="Preformatted_20_Text">25090,05/15/2020,Iowa,US,2020-05-16 02:32:19,14049.0,336.0,0.0</text:p>
      <text:p text:style-name="Preformatted_20_Text">25091,05/15/2020,Isle of Man,UK,2020-05-16 02:32:19,334.0,24.0,285.0</text:p>
      <text:p text:style-name="Preformatted_20_Text">25092,05/15/2020,Jiangsu,Mainland China,2020-05-16 02:32:19,653.0,0.0,653.0</text:p>
      <text:p text:style-name="Preformatted_20_Text">25093,05/15/2020,Jiangxi,Mainland China,2020-05-16 02:32:19,937.0,1.0,936.0</text:p>
      <text:p text:style-name="Preformatted_20_Text">25094,05/15/2020,Jilin,Mainland China,2020-05-16 02:32:19,140.0,1.0,108.0</text:p>
      <text:p text:style-name="Preformatted_20_Text">25095,05/15/2020,Kansas,US,2020-05-16 02:32:19,7886.0,193.0,0.0</text:p>
      <text:p text:style-name="Preformatted_20_Text">25096,05/15/2020,Kentucky,US,2020-05-16 02:32:19,7444.0,332.0,0.0</text:p>
      <text:p text:style-name="Preformatted_20_Text">25097,05/15/2020,La Rioja,Spain,2020-05-16 02:32:19,4016.0,348.0,2927.0</text:p>
      <text:p text:style-name="Preformatted_20_Text">25098,05/15/2020,Lazio,Italy,2020-05-16 02:32:19,7364.0,604.0,2672.0</text:p>
      <text:p text:style-name="Preformatted_20_Text">25099,05/15/2020,Liaoning,Mainland China,2020-05-16 02:32:19,149.0,2.0,144.0</text:p>
      <text:p text:style-name="Preformatted_20_Text">25100,05/15/2020,Liguria,Italy,2020-05-16 02:32:19,9060.0,1336.0,5121.0</text:p>
      <text:p text:style-name="Preformatted_20_Text">25101,05/15/2020,Lombardia,Italy,2020-05-16 02:32:19,84119.0,15411.0,40962.0</text:p>
      <text:p text:style-name="Preformatted_20_Text">25102,05/15/2020,Louisiana,US,2020-05-16 02:32:19,33837.0,2448.0,0.0</text:p>
      <text:p text:style-name="Preformatted_20_Text">25103,05/15/2020,Macau,Macau,2020-05-16 02:32:19,45.0,0.0,43.0</text:p>
      <text:p text:style-name="Preformatted_20_Text">25104,05/15/2020,Madrid,Spain,2020-05-16 02:32:19,66005.0,8809.0,40383.0</text:p>
      <text:p text:style-name="Preformatted_20_Text">25105,05/15/2020,Maine,US,2020-05-16 02:32:19,1603.0,69.0,0.0</text:p>
      <text:p text:style-name="Preformatted_20_Text">25106,05/15/2020,Manitoba,Canada,2020-05-16 02:32:19,289.0,7.0,254.0</text:p>
      <text:p text:style-name="Preformatted_20_Text">25107,05/15/2020,Marche,Italy,2020-05-16 02:32:19,6619.0,977.0,2847.0</text:p>
      <text:p text:style-name="Preformatted_20_Text">25108,05/15/2020,Martinique,France,2020-05-16 02:32:19,192.0,14.0,91.0</text:p>
      <text:p text:style-name="Preformatted_20_Text">25109,05/15/2020,Maryland,US,2020-05-16 02:32:19,36986.0,1911.0,0.0</text:p>
      <text:p text:style-name="Preformatted_20_Text">25110,05/15/2020,Massachusetts,US,2020-05-16 02:32:19,83421.0,5592.0,0.0</text:p>
      <text:p text:style-name="Preformatted_20_Text">25111,05/15/2020,Mayotte,France,2020-05-16 02:32:19,1210.0,16.0,627.0</text:p>
      <text:p text:style-name="Preformatted_20_Text">25112,05/15/2020,Mecklenburg-Vorpommern,Germany,2020-05-16 02:32:19,745.0,20.0,700.0</text:p>
      <text:p text:style-name="Preformatted_20_Text">25113,05/15/2020,Melilla,Spain,2020-05-16 02:32:19,119.0,2.0,119.0</text:p>
      <text:p text:style-name="Preformatted_20_Text">25114,05/15/2020,Michigan,US,2020-05-16 02:32:19,50079.0,4825.0,0.0</text:p>
      <text:p text:style-name="Preformatted_20_Text">25115,05/15/2020,Minnesota,US,2020-05-16 02:32:19,14240.0,692.0,0.0</text:p>
      <text:p text:style-name="Preformatted_20_Text">25116,05/15/2020,Mississippi,US,2020-05-16 02:32:19,10801.0,493.0,0.0</text:p>
      <text:p text:style-name="Preformatted_20_Text">25117,05/15/2020,Missouri,US,2020-05-16 02:32:19,10766.0,581.0,0.0</text:p>
      <text:p text:style-name="Preformatted_20_Text">25118,05/15/2020,Molise,Italy,2020-05-16 02:32:19,407.0,22.0,158.0</text:p>
      <text:p text:style-name="Preformatted_20_Text">25119,05/15/2020,Montana,US,2020-05-16 02:32:19,466.0,16.0,0.0</text:p>
      <text:p text:style-name="Preformatted_20_Text"><text:soft-page-break/>25120,05/15/2020,Montserrat,UK,2020-05-16 02:32:19,11.0,1.0,8.0</text:p>
      <text:p text:style-name="Preformatted_20_Text">25121,05/15/2020,Murcia,Spain,2020-05-16 02:32:19,1534.0,143.0,2034.0</text:p>
      <text:p text:style-name="Preformatted_20_Text">25122,05/15/2020,Navarra,Spain,2020-05-16 02:32:19,5116.0,500.0,3550.0</text:p>
      <text:p text:style-name="Preformatted_20_Text">25123,05/15/2020,Nebraska,US,2020-05-16 02:32:19,9610.0,113.0,0.0</text:p>
      <text:p text:style-name="Preformatted_20_Text">25124,05/15/2020,Nevada,US,2020-05-16 02:32:19,6733.0,343.0,0.0</text:p>
      <text:p text:style-name="Preformatted_20_Text">25125,05/15/2020,New Brunswick,Canada,2020-05-16 02:32:19,120.0,0.0,119.0</text:p>
      <text:p text:style-name="Preformatted_20_Text">25126,05/15/2020,New Caledonia,France,2020-05-16 02:32:19,18.0,0.0,18.0</text:p>
      <text:p text:style-name="Preformatted_20_Text">25127,05/15/2020,New Hampshire,US,2020-05-16 02:32:19,3453.0,151.0,0.0</text:p>
      <text:p text:style-name="Preformatted_20_Text">25128,05/15/2020,New Jersey,US,2020-05-16 02:32:19,143984.0,10148.0,0.0</text:p>
      <text:p text:style-name="Preformatted_20_Text">25129,05/15/2020,New Mexico,US,2020-05-16 02:32:19,5662.0,253.0,0.0</text:p>
      <text:p text:style-name="Preformatted_20_Text">25130,05/15/2020,New South Wales,Australia,2020-05-16 02:32:19,3074.0,45.0,2611.0</text:p>
      <text:p text:style-name="Preformatted_20_Text">25131,05/15/2020,New York,US,2020-05-16 02:32:19,345813.0,27878.0,0.0</text:p>
      <text:p text:style-name="Preformatted_20_Text">25132,05/15/2020,Newfoundland and Labrador,Canada,2020-05-16 02:32:19,260.0,3.0,248.0</text:p>
      <text:p text:style-name="Preformatted_20_Text">25133,05/15/2020,Niedersachsen,Germany,2020-05-16 02:32:19,11111.0,542.0,9600.0</text:p>
      <text:p text:style-name="Preformatted_20_Text">25134,05/15/2020,Ningxia,Mainland China,2020-05-16 02:32:19,75.0,0.0,75.0</text:p>
      <text:p text:style-name="Preformatted_20_Text">25135,05/15/2020,Nordrhein-Westfalen,Germany,2020-05-16 02:32:19,35967.0,1493.0,31500.0</text:p>
      <text:p text:style-name="Preformatted_20_Text">25136,05/15/2020,North Carolina,US,2020-05-16 02:32:19,17494.0,667.0,0.0</text:p>
      <text:p text:style-name="Preformatted_20_Text">25137,05/15/2020,North Dakota,US,2020-05-16 02:32:19,1761.0,42.0,0.0</text:p>
      <text:p text:style-name="Preformatted_20_Text">25138,05/15/2020,Northern Mariana Islands,US,2020-05-16 02:32:19,19.0,2.0,0.0</text:p>
      <text:p text:style-name="Preformatted_20_Text">25139,05/15/2020,Northern Territory,Australia,2020-05-16 02:32:19,29.0,0.0,27.0</text:p>
      <text:p text:style-name="Preformatted_20_Text">25140,05/15/2020,Northwest Territories,Canada,2020-05-16 02:32:19,5.0,0.0,5.0</text:p>
      <text:p text:style-name="Preformatted_20_Text">25141,05/15/2020,Nova Scotia,Canada,2020-05-16 02:32:19,1034.0,55.0,918.0</text:p>
      <text:p text:style-name="Preformatted_20_Text">25142,05/15/2020,Ohio,US,2020-05-16 02:32:19,26954.0,1581.0,0.0</text:p>
      <text:p text:style-name="Preformatted_20_Text">25143,05/15/2020,Oklahoma,US,2020-05-16 02:32:19,5087.0,285.0,0.0</text:p>
      <text:p text:style-name="Preformatted_20_Text">25144,05/15/2020,Ontario,Canada,2020-05-16 02:32:19,23258.0,1939.0,16641.0</text:p>
      <text:p text:style-name="Preformatted_20_Text">25145,05/15/2020,Oregon,US,2020-05-16 02:32:19,3541.0,137.0,0.0</text:p>
      <text:p text:style-name="Preformatted_20_Text">25146,05/15/2020,P.A. Bolzano,Italy,2020-05-16 02:32:19,2578.0,290.0,1929.0</text:p>
      <text:p text:style-name="Preformatted_20_Text">25147,05/15/2020,P.A. Trento,Italy,2020-05-16 02:32:19,4318.0,451.0,3461.0</text:p>
      <text:p text:style-name="Preformatted_20_Text">25148,05/15/2020,Pais Vasco,Spain,2020-05-16 02:32:19,13257.0,1454.0,15256.0</text:p>
      <text:p text:style-name="Preformatted_20_Text">25149,05/15/2020,Pennsylvania,US,2020-05-16 02:32:19,64136.0,4422.0,0.0</text:p>
      <text:p text:style-name="Preformatted_20_Text">25150,05/15/2020,Piemonte,Italy,2020-05-16 02:32:19,29346.0,3557.0,14676.0</text:p>
      <text:p text:style-name="Preformatted_20_Text">25151,05/15/2020,Prince Edward Island,Canada,2020-05-16 02:32:19,27.0,0.0,27.0</text:p>
      <text:p text:style-name="Preformatted_20_Text">25152,05/15/2020,Puerto Rico,US,2020-05-16 02:32:19,2542.0,122.0,0.0</text:p>
      <text:p text:style-name="Preformatted_20_Text">25153,05/15/2020,Puglia,Italy,2020-05-16 02:32:19,4366.0,461.0,1724.0</text:p>
      <text:p text:style-name="Preformatted_20_Text">25154,05/15/2020,Qinghai,Mainland China,2020-05-16 02:32:19,18.0,0.0,18.0</text:p>
      <text:p text:style-name="Preformatted_20_Text">25155,05/15/2020,Quebec,Canada,2020-05-16 02:32:19,41429.0,3402.0,11039.0</text:p>
      <text:p text:style-name="Preformatted_20_Text">25156,05/15/2020,Queensland,Australia,2020-05-16 02:32:19,1055.0,6.0,1036.0</text:p>
      <text:p text:style-name="Preformatted_20_Text">25157,05/15/2020,Recovered,US,2020-05-16 02:32:19,0.0,0.0,250747.0</text:p>
      <text:p text:style-name="Preformatted_20_Text">25158,05/15/2020,Reunion,France,2020-05-16 02:32:19,441.0,0.0,354.0</text:p>
      <text:p text:style-name="Preformatted_20_Text">25159,05/15/2020,Rheinland-Pfalz,Germany,2020-05-16 02:32:19,6439.0,216.0,5800.0</text:p>
      <text:p text:style-name="Preformatted_20_Text">25160,05/15/2020,Rhode Island,US,2020-05-16 02:32:19,12219.0,479.0,0.0</text:p>
      <text:p text:style-name="Preformatted_20_Text">25161,05/15/2020,Saarland,Germany,2020-05-16 02:32:19,2705.0,154.0,2400.0</text:p>
      <text:p text:style-name="Preformatted_20_Text">25162,05/15/2020,Sachsen,Germany,2020-05-16 02:32:19,5082.0,196.0,4400.0</text:p>
      <text:p text:style-name="Preformatted_20_Text">25163,05/15/2020,Sachsen-Anhalt,Germany,2020-05-16 02:32:19,1676.0,54.0,1500.0</text:p>
      <text:p text:style-name="Preformatted_20_Text">25164,05/15/2020,Saint Barthelemy,France,2020-05-16 02:32:19,6.0,0.0,6.0</text:p>
      <text:p text:style-name="Preformatted_20_Text">25165,05/15/2020,Saint Pierre and Miquelon,France,2020-05-16 02:32:19,1.0,0.0,1.0</text:p>
      <text:p text:style-name="Preformatted_20_Text">25166,05/15/2020,Sardegna,Italy,2020-05-16 02:32:19,1348.0,125.0,762.0</text:p>
      <text:p text:style-name="Preformatted_20_Text">25167,05/15/2020,Saskatchewan,Canada,2020-05-16 02:32:19,590.0,7.0,408.0</text:p>
      <text:p text:style-name="Preformatted_20_Text">25168,05/15/2020,Schleswig-Holstein,Germany,2020-05-16 02:32:19,2998.0,126.0,2600.0</text:p>
      <text:p text:style-name="Preformatted_20_Text">25169,05/15/2020,Shaanxi,Mainland China,2020-05-16 02:32:19,308.0,3.0,301.0</text:p>
      <text:p text:style-name="Preformatted_20_Text">25170,05/15/2020,Shandong,Mainland China,2020-05-16 02:32:19,788.0,7.0,780.0</text:p>
      <text:p text:style-name="Preformatted_20_Text">25171,05/15/2020,Shanghai,Mainland China,2020-05-16 02:32:19,665.0,7.0,640.0</text:p>
      <text:p text:style-name="Preformatted_20_Text">25172,05/15/2020,Shanxi,Mainland China,2020-05-16 02:32:19,198.0,0.0,198.0</text:p>
      <text:p text:style-name="Preformatted_20_Text">25173,05/15/2020,Sichuan,Mainland China,2020-05-16 02:32:19,561.0,3.0,558.0</text:p>
      <text:p text:style-name="Preformatted_20_Text">25174,05/15/2020,Sicilia,Italy,2020-05-16 02:32:19,3374.0,263.0,1351.0</text:p>
      <text:p text:style-name="Preformatted_20_Text">25175,05/15/2020,Sint Maarten,Netherlands,2020-05-16 02:32:19,76.0,15.0,46.0</text:p>
      <text:p text:style-name="Preformatted_20_Text">25176,05/15/2020,South Australia,Australia,2020-05-16 02:32:19,439.0,4.0,435.0</text:p>
      <text:p text:style-name="Preformatted_20_Text">25177,05/15/2020,South Carolina,US,2020-05-16 02:32:19,8407.0,380.0,0.0</text:p>
      <text:p text:style-name="Preformatted_20_Text">25178,05/15/2020,South Dakota,US,2020-05-16 02:32:19,3887.0,44.0,0.0</text:p>
      <text:p text:style-name="Preformatted_20_Text"><text:soft-page-break/>25179,05/15/2020,St Martin,France,2020-05-16 02:32:19,39.0,3.0,30.0</text:p>
      <text:p text:style-name="Preformatted_20_Text">25180,05/15/2020,Tasmania,Australia,2020-05-16 02:32:19,228.0,13.0,191.0</text:p>
      <text:p text:style-name="Preformatted_20_Text">25181,05/15/2020,Tennessee,US,2020-05-16 02:32:19,16960.0,290.0,0.0</text:p>
      <text:p text:style-name="Preformatted_20_Text">25182,05/15/2020,Texas,US,2020-05-16 02:32:19,45721.0,1280.0,0.0</text:p>
      <text:p text:style-name="Preformatted_20_Text">25183,05/15/2020,Thuringen,Germany,2020-05-16 02:32:19,2689.0,135.0,2200.0</text:p>
      <text:p text:style-name="Preformatted_20_Text">25184,05/15/2020,Tianjin,Mainland China,2020-05-16 02:32:19,191.0,3.0,187.0</text:p>
      <text:p text:style-name="Preformatted_20_Text">25185,05/15/2020,Tibet,Mainland China,2020-05-16 02:32:19,1.0,0.0,1.0</text:p>
      <text:p text:style-name="Preformatted_20_Text">25186,05/15/2020,Toscana,Italy,2020-05-16 02:32:19,9883.0,976.0,5739.0</text:p>
      <text:p text:style-name="Preformatted_20_Text">25187,05/15/2020,Turks and Caicos Islands,UK,2020-05-16 02:32:19,12.0,1.0,10.0</text:p>
      <text:p text:style-name="Preformatted_20_Text">25188,05/15/2020,Umbria,Italy,2020-05-16 02:32:19,1422.0,73.0,1259.0</text:p>
      <text:p text:style-name="Preformatted_20_Text">25189,05/15/2020,Unknown,Germany,2020-05-16 02:32:19,1450.0,0.0,0.0</text:p>
      <text:p text:style-name="Preformatted_20_Text">25190,05/15/2020,Utah,US,2020-05-16 02:32:19,6913.0,77.0,0.0</text:p>
      <text:p text:style-name="Preformatted_20_Text">25191,05/15/2020,Valle d'Aosta,Italy,2020-05-16 02:32:19,1172.0,142.0,953.0</text:p>
      <text:p text:style-name="Preformatted_20_Text">25192,05/15/2020,Veneto,Italy,2020-05-16 02:32:19,18889.0,1762.0,12688.0</text:p>
      <text:p text:style-name="Preformatted_20_Text">25193,05/15/2020,Vermont,US,2020-05-16 02:32:19,933.0,53.0,0.0</text:p>
      <text:p text:style-name="Preformatted_20_Text">25194,05/15/2020,Victoria,Australia,2020-05-16 02:32:19,1551.0,18.0,1417.0</text:p>
      <text:p text:style-name="Preformatted_20_Text">25195,05/15/2020,Virgin Islands,US,2020-05-16 02:32:19,69.0,6.0,0.0</text:p>
      <text:p text:style-name="Preformatted_20_Text">25196,05/15/2020,Virginia,US,2020-05-16 02:32:19,28672.0,978.0,0.0</text:p>
      <text:p text:style-name="Preformatted_20_Text">25197,05/15/2020,Washington,US,2020-05-16 02:32:19,17951.0,991.0,0.0</text:p>
      <text:p text:style-name="Preformatted_20_Text">25198,05/15/2020,West Virginia,US,2020-05-16 02:32:19,1447.0,64.0,0.0</text:p>
      <text:p text:style-name="Preformatted_20_Text">25199,05/15/2020,Western Australia,Australia,2020-05-16 02:32:19,552.0,9.0,538.0</text:p>
      <text:p text:style-name="Preformatted_20_Text">25200,05/15/2020,Wisconsin,US,2020-05-16 02:32:19,11685.0,445.0,0.0</text:p>
      <text:p text:style-name="Preformatted_20_Text">25201,05/15/2020,Wyoming,US,2020-05-16 02:32:19,716.0,7.0,0.0</text:p>
      <text:p text:style-name="Preformatted_20_Text">25202,05/15/2020,Xinjiang,Mainland China,2020-05-16 02:32:19,76.0,3.0,73.0</text:p>
      <text:p text:style-name="Preformatted_20_Text">25203,05/15/2020,Yukon,Canada,2020-05-16 02:32:19,11.0,0.0,11.0</text:p>
      <text:p text:style-name="Preformatted_20_Text">25204,05/15/2020,Yunnan,Mainland China,2020-05-16 02:32:19,185.0,2.0,183.0</text:p>
      <text:p text:style-name="Preformatted_20_Text">25205,05/15/2020,Zhejiang,Mainland China,2020-05-16 02:32:19,1268.0,1.0,1267.0</text:p>
      <text:p text:style-name="Preformatted_20_Text">25206,05/16/2020,,Afghanistan,2020-05-17 02:32:32,6402.0,168.0,745.0</text:p>
      <text:p text:style-name="Preformatted_20_Text">25207,05/16/2020,,Albania,2020-05-17 02:32:32,933.0,31.0,714.0</text:p>
      <text:p text:style-name="Preformatted_20_Text">25208,05/16/2020,,Algeria,2020-05-17 02:32:32,6821.0,542.0,3409.0</text:p>
      <text:p text:style-name="Preformatted_20_Text">25209,05/16/2020,,Andorra,2020-05-17 02:32:32,761.0,51.0,615.0</text:p>
      <text:p text:style-name="Preformatted_20_Text">25210,05/16/2020,,Angola,2020-05-17 02:32:32,48.0,2.0,17.0</text:p>
      <text:p text:style-name="Preformatted_20_Text">25211,05/16/2020,,Antigua and Barbuda,2020-05-17 02:32:32,25.0,3.0,19.0</text:p>
      <text:p text:style-name="Preformatted_20_Text">25212,05/16/2020,,Argentina,2020-05-17 02:32:32,7805.0,363.0,2534.0</text:p>
      <text:p text:style-name="Preformatted_20_Text">25213,05/16/2020,,Armenia,2020-05-17 02:32:32,4283.0,55.0,1791.0</text:p>
      <text:p text:style-name="Preformatted_20_Text">25214,05/16/2020,,Austria,2020-05-17 02:32:32,16201.0,629.0,14524.0</text:p>
      <text:p text:style-name="Preformatted_20_Text">25215,05/16/2020,,Azerbaijan,2020-05-17 02:32:32,3138.0,36.0,1944.0</text:p>
      <text:p text:style-name="Preformatted_20_Text">25216,05/16/2020,,Bahamas,2020-05-17 02:32:32,96.0,11.0,42.0</text:p>
      <text:p text:style-name="Preformatted_20_Text">25217,05/16/2020,,Bahrain,2020-05-17 02:32:32,6747.0,12.0,2762.0</text:p>
      <text:p text:style-name="Preformatted_20_Text">25218,05/16/2020,,Bangladesh,2020-05-17 02:32:32,20995.0,314.0,4117.0</text:p>
      <text:p text:style-name="Preformatted_20_Text">25219,05/16/2020,,Barbados,2020-05-17 02:32:32,86.0,7.0,67.0</text:p>
      <text:p text:style-name="Preformatted_20_Text">25220,05/16/2020,,Belarus,2020-05-17 02:32:32,28681.0,160.0,9498.0</text:p>
      <text:p text:style-name="Preformatted_20_Text">25221,05/16/2020,,Belgium,2020-05-17 02:32:32,54989.0,9005.0,14460.0</text:p>
      <text:p text:style-name="Preformatted_20_Text">25222,05/16/2020,,Belize,2020-05-17 02:32:32,18.0,2.0,16.0</text:p>
      <text:p text:style-name="Preformatted_20_Text">25223,05/16/2020,,Benin,2020-05-17 02:32:32,339.0,2.0,83.0</text:p>
      <text:p text:style-name="Preformatted_20_Text">25224,05/16/2020,,Bhutan,2020-05-17 02:32:32,21.0,0.0,5.0</text:p>
      <text:p text:style-name="Preformatted_20_Text">25225,05/16/2020,,Bolivia,2020-05-17 02:32:32,3826.0,165.0,473.0</text:p>
      <text:p text:style-name="Preformatted_20_Text">25226,05/16/2020,,Bosnia and Herzegovina,2020-05-17 02:32:32,2267.0,129.0,1355.0</text:p>
      <text:p text:style-name="Preformatted_20_Text">25227,05/16/2020,,Botswana,2020-05-17 02:32:32,24.0,1.0,17.0</text:p>
      <text:p text:style-name="Preformatted_20_Text">25228,05/16/2020,,Brazil,2020-05-17 02:32:32,233511.0,15662.0,89672.0</text:p>
      <text:p text:style-name="Preformatted_20_Text">25229,05/16/2020,,Brunei,2020-05-17 02:32:32,141.0,1.0,136.0</text:p>
      <text:p text:style-name="Preformatted_20_Text">25230,05/16/2020,,Bulgaria,2020-05-17 02:32:32,2175.0,105.0,573.0</text:p>
      <text:p text:style-name="Preformatted_20_Text">25231,05/16/2020,,Burkina Faso,2020-05-17 02:32:32,782.0,51.0,604.0</text:p>
      <text:p text:style-name="Preformatted_20_Text">25232,05/16/2020,,Burma,2020-05-17 02:32:32,182.0,6.0,96.0</text:p>
      <text:p text:style-name="Preformatted_20_Text">25233,05/16/2020,,Burundi,2020-05-17 02:32:32,15.0,1.0,7.0</text:p>
      <text:p text:style-name="Preformatted_20_Text">25234,05/16/2020,,Cabo Verde,2020-05-17 02:32:32,328.0,3.0,84.0</text:p>
      <text:p text:style-name="Preformatted_20_Text">25235,05/16/2020,,Cambodia,2020-05-17 02:32:32,122.0,0.0,122.0</text:p>
      <text:p text:style-name="Preformatted_20_Text">25236,05/16/2020,,Cameroon,2020-05-17 02:32:32,3105.0,140.0,1567.0</text:p>
      <text:p text:style-name="Preformatted_20_Text">25237,05/16/2020,,Central African Republic,2020-05-17 02:32:32,327.0,0.0,13.0</text:p>
      <text:p text:style-name="Preformatted_20_Text">25238,05/16/2020,,Chad,2020-05-17 02:32:32,474.0,50.0,111.0</text:p>
      <text:p text:style-name="Preformatted_20_Text">25239,05/16/2020,,Chile,2020-05-17 02:32:32,41428.0,421.0,18014.0</text:p>
      <text:p text:style-name="Preformatted_20_Text">25240,05/16/2020,,Colombia,2020-05-17 02:32:32,14939.0,562.0,3587.0</text:p>
      <text:p text:style-name="Preformatted_20_Text">25241,05/16/2020,,Comoros,2020-05-17 02:32:32,11.0,1.0,3.0</text:p>
      <text:p text:style-name="Preformatted_20_Text">25242,05/16/2020,,Congo (Brazzaville),2020-05-17 02:32:32,391.0,15.0,87.0</text:p>
      <text:p text:style-name="Preformatted_20_Text"><text:soft-page-break/>25243,05/16/2020,,Congo (Kinshasa),2020-05-17 02:32:32,1455.0,61.0,270.0</text:p>
      <text:p text:style-name="Preformatted_20_Text">25244,05/16/2020,,Costa Rica,2020-05-17 02:32:32,853.0,10.0,551.0</text:p>
      <text:p text:style-name="Preformatted_20_Text">25245,05/16/2020,,Croatia,2020-05-17 02:32:32,2224.0,95.0,1913.0</text:p>
      <text:p text:style-name="Preformatted_20_Text">25246,05/16/2020,,Cuba,2020-05-17 02:32:32,1862.0,79.0,1460.0</text:p>
      <text:p text:style-name="Preformatted_20_Text">25247,05/16/2020,,Cyprus,2020-05-17 02:32:32,914.0,17.0,515.0</text:p>
      <text:p text:style-name="Preformatted_20_Text">25248,05/16/2020,,Czech Republic,2020-05-17 02:32:32,8455.0,296.0,5422.0</text:p>
      <text:p text:style-name="Preformatted_20_Text">25249,05/16/2020,,Denmark,2020-05-17 02:32:32,10858.0,543.0,9107.0</text:p>
      <text:p text:style-name="Preformatted_20_Text">25250,05/16/2020,,Diamond Princess,2020-05-17 02:32:32,712.0,13.0,651.0</text:p>
      <text:p text:style-name="Preformatted_20_Text">25251,05/16/2020,,Djibouti,2020-05-17 02:32:32,1331.0,4.0,950.0</text:p>
      <text:p text:style-name="Preformatted_20_Text">25252,05/16/2020,,Dominica,2020-05-17 02:32:32,16.0,0.0,15.0</text:p>
      <text:p text:style-name="Preformatted_20_Text">25253,05/16/2020,,Dominican Republic,2020-05-17 02:32:32,12110.0,428.0,3726.0</text:p>
      <text:p text:style-name="Preformatted_20_Text">25254,05/16/2020,,Ecuador,2020-05-17 02:32:32,32763.0,2688.0,3433.0</text:p>
      <text:p text:style-name="Preformatted_20_Text">25255,05/16/2020,,Egypt,2020-05-17 02:32:32,11719.0,612.0,2950.0</text:p>
      <text:p text:style-name="Preformatted_20_Text">25256,05/16/2020,,El Salvador,2020-05-17 02:32:32,1265.0,26.0,441.0</text:p>
      <text:p text:style-name="Preformatted_20_Text">25257,05/16/2020,,Equatorial Guinea,2020-05-17 02:32:32,594.0,7.0,22.0</text:p>
      <text:p text:style-name="Preformatted_20_Text">25258,05/16/2020,,Eritrea,2020-05-17 02:32:32,39.0,0.0,39.0</text:p>
      <text:p text:style-name="Preformatted_20_Text">25259,05/16/2020,,Estonia,2020-05-17 02:32:32,1770.0,63.0,934.0</text:p>
      <text:p text:style-name="Preformatted_20_Text">25260,05/16/2020,,Eswatini,2020-05-17 02:32:32,202.0,2.0,72.0</text:p>
      <text:p text:style-name="Preformatted_20_Text">25261,05/16/2020,,Ethiopia,2020-05-17 02:32:32,306.0,5.0,113.0</text:p>
      <text:p text:style-name="Preformatted_20_Text">25262,05/16/2020,,Fiji,2020-05-17 02:32:32,18.0,0.0,15.0</text:p>
      <text:p text:style-name="Preformatted_20_Text">25263,05/16/2020,,Finland,2020-05-17 02:32:32,6286.0,297.0,5000.0</text:p>
      <text:p text:style-name="Preformatted_20_Text">25264,05/16/2020,,France,2020-05-17 02:32:32,177207.0,27483.0,59142.0</text:p>
      <text:p text:style-name="Preformatted_20_Text">25265,05/16/2020,,Gabon,2020-05-17 02:32:32,1320.0,11.0,244.0</text:p>
      <text:p text:style-name="Preformatted_20_Text">25266,05/16/2020,,Gambia,2020-05-17 02:32:32,23.0,1.0,12.0</text:p>
      <text:p text:style-name="Preformatted_20_Text">25267,05/16/2020,,Georgia,2020-05-17 02:32:32,683.0,12.0,419.0</text:p>
      <text:p text:style-name="Preformatted_20_Text">25268,05/16/2020,,Ghana,2020-05-17 02:32:32,5735.0,29.0,1754.0</text:p>
      <text:p text:style-name="Preformatted_20_Text">25269,05/16/2020,,Greece,2020-05-17 02:32:32,2819.0,162.0,1374.0</text:p>
      <text:p text:style-name="Preformatted_20_Text">25270,05/16/2020,,Grenada,2020-05-17 02:32:32,22.0,0.0,14.0</text:p>
      <text:p text:style-name="Preformatted_20_Text">25271,05/16/2020,,Guatemala,2020-05-17 02:32:32,1763.0,33.0,138.0</text:p>
      <text:p text:style-name="Preformatted_20_Text">25272,05/16/2020,,Guinea,2020-05-17 02:32:32,2658.0,16.0,1133.0</text:p>
      <text:p text:style-name="Preformatted_20_Text">25273,05/16/2020,,Guinea-Bissau,2020-05-17 02:32:32,969.0,4.0,26.0</text:p>
      <text:p text:style-name="Preformatted_20_Text">25274,05/16/2020,,Guyana,2020-05-17 02:32:32,117.0,10.0,43.0</text:p>
      <text:p text:style-name="Preformatted_20_Text">25275,05/16/2020,,Haiti,2020-05-17 02:32:32,358.0,20.0,29.0</text:p>
      <text:p text:style-name="Preformatted_20_Text">25276,05/16/2020,,Holy See,2020-05-17 02:32:32,12.0,0.0,2.0</text:p>
      <text:p text:style-name="Preformatted_20_Text">25277,05/16/2020,,Honduras,2020-05-17 02:32:32,2565.0,138.0,278.0</text:p>
      <text:p text:style-name="Preformatted_20_Text">25278,05/16/2020,,Hungary,2020-05-17 02:32:32,3473.0,448.0,1371.0</text:p>
      <text:p text:style-name="Preformatted_20_Text">25279,05/16/2020,,Iceland,2020-05-17 02:32:32,1802.0,10.0,1786.0</text:p>
      <text:p text:style-name="Preformatted_20_Text">25280,05/16/2020,,India,2020-05-17 02:32:32,90648.0,2871.0,34224.0</text:p>
      <text:p text:style-name="Preformatted_20_Text">25281,05/16/2020,,Indonesia,2020-05-17 02:32:32,17025.0,1089.0,3911.0</text:p>
      <text:p text:style-name="Preformatted_20_Text">25282,05/16/2020,,Iran,2020-05-17 02:32:32,118392.0,6937.0,93147.0</text:p>
      <text:p text:style-name="Preformatted_20_Text">25283,05/16/2020,,Iraq,2020-05-17 02:32:32,3260.0,121.0,2126.0</text:p>
      <text:p text:style-name="Preformatted_20_Text">25284,05/16/2020,,Ireland,2020-05-17 02:32:32,24048.0,1533.0,19470.0</text:p>
      <text:p text:style-name="Preformatted_20_Text">25285,05/16/2020,,Israel,2020-05-17 02:32:32,16608.0,268.0,12855.0</text:p>
      <text:p text:style-name="Preformatted_20_Text">25286,05/16/2020,,Ivory Coast,2020-05-17 02:32:32,2061.0,25.0,987.0</text:p>
      <text:p text:style-name="Preformatted_20_Text">25287,05/16/2020,,Jamaica,2020-05-17 02:32:32,517.0,9.0,121.0</text:p>
      <text:p text:style-name="Preformatted_20_Text">25288,05/16/2020,,Japan,2020-05-17 02:32:32,16237.0,725.0,10338.0</text:p>
      <text:p text:style-name="Preformatted_20_Text">25289,05/16/2020,,Jordan,2020-05-17 02:32:32,607.0,9.0,404.0</text:p>
      <text:p text:style-name="Preformatted_20_Text">25290,05/16/2020,,Kazakhstan,2020-05-17 02:32:32,5850.0,34.0,2980.0</text:p>
      <text:p text:style-name="Preformatted_20_Text">25291,05/16/2020,,Kenya,2020-05-17 02:32:32,830.0,50.0,301.0</text:p>
      <text:p text:style-name="Preformatted_20_Text">25292,05/16/2020,,Kosovo,2020-05-17 02:32:32,944.0,29.0,690.0</text:p>
      <text:p text:style-name="Preformatted_20_Text">25293,05/16/2020,,Kuwait,2020-05-17 02:32:32,13802.0,107.0,3843.0</text:p>
      <text:p text:style-name="Preformatted_20_Text">25294,05/16/2020,,Kyrgyzstan,2020-05-17 02:32:32,1117.0,14.0,783.0</text:p>
      <text:p text:style-name="Preformatted_20_Text">25295,05/16/2020,,Laos,2020-05-17 02:32:32,19.0,0.0,14.0</text:p>
      <text:p text:style-name="Preformatted_20_Text">25296,05/16/2020,,Latvia,2020-05-17 02:32:32,997.0,19.0,662.0</text:p>
      <text:p text:style-name="Preformatted_20_Text">25297,05/16/2020,,Lebanon,2020-05-17 02:32:32,902.0,26.0,247.0</text:p>
      <text:p text:style-name="Preformatted_20_Text">25298,05/16/2020,,Lesotho,2020-05-17 02:32:32,1.0,0.0,0.0</text:p>
      <text:p text:style-name="Preformatted_20_Text">25299,05/16/2020,,Liberia,2020-05-17 02:32:32,223.0,20.0,116.0</text:p>
      <text:p text:style-name="Preformatted_20_Text">25300,05/16/2020,,Libya,2020-05-17 02:32:32,65.0,3.0,28.0</text:p>
      <text:p text:style-name="Preformatted_20_Text">25301,05/16/2020,,Liechtenstein,2020-05-17 02:32:32,82.0,1.0,55.0</text:p>
      <text:p text:style-name="Preformatted_20_Text">25302,05/16/2020,,Lithuania,2020-05-17 02:32:32,1534.0,55.0,988.0</text:p>
      <text:p text:style-name="Preformatted_20_Text">25303,05/16/2020,,Luxembourg,2020-05-17 02:32:32,3930.0,104.0,3699.0</text:p>
      <text:p text:style-name="Preformatted_20_Text">25304,05/16/2020,,MS Zaandam,2020-05-17 02:32:32,9.0,2.0,0.0</text:p>
      <text:p text:style-name="Preformatted_20_Text">25305,05/16/2020,,Madagascar,2020-05-17 02:32:32,283.0,0.0,114.0</text:p>
      <text:p text:style-name="Preformatted_20_Text">25306,05/16/2020,,Malawi,2020-05-17 02:32:32,65.0,3.0,24.0</text:p>
      <text:p text:style-name="Preformatted_20_Text"><text:soft-page-break/>25307,05/16/2020,,Malaysia,2020-05-17 02:32:32,6872.0,113.0,5512.0</text:p>
      <text:p text:style-name="Preformatted_20_Text">25308,05/16/2020,,Maldives,2020-05-17 02:32:32,1078.0,4.0,58.0</text:p>
      <text:p text:style-name="Preformatted_20_Text">25309,05/16/2020,,Mali,2020-05-17 02:32:32,835.0,48.0,479.0</text:p>
      <text:p text:style-name="Preformatted_20_Text">25310,05/16/2020,,Malta,2020-05-17 02:32:32,546.0,6.0,450.0</text:p>
      <text:p text:style-name="Preformatted_20_Text">25311,05/16/2020,,Mauritania,2020-05-17 02:32:32,40.0,4.0,7.0</text:p>
      <text:p text:style-name="Preformatted_20_Text">25312,05/16/2020,,Mauritius,2020-05-17 02:32:32,332.0,10.0,322.0</text:p>
      <text:p text:style-name="Preformatted_20_Text">25313,05/16/2020,,Mexico,2020-05-17 02:32:32,47144.0,5045.0,31848.0</text:p>
      <text:p text:style-name="Preformatted_20_Text">25314,05/16/2020,,Moldova,2020-05-17 02:32:32,5934.0,207.0,2344.0</text:p>
      <text:p text:style-name="Preformatted_20_Text">25315,05/16/2020,,Monaco,2020-05-17 02:32:32,96.0,4.0,87.0</text:p>
      <text:p text:style-name="Preformatted_20_Text">25316,05/16/2020,,Mongolia,2020-05-17 02:32:32,135.0,0.0,20.0</text:p>
      <text:p text:style-name="Preformatted_20_Text">25317,05/16/2020,,Montenegro,2020-05-17 02:32:32,324.0,9.0,311.0</text:p>
      <text:p text:style-name="Preformatted_20_Text">25318,05/16/2020,,Morocco,2020-05-17 02:32:32,6741.0,192.0,3487.0</text:p>
      <text:p text:style-name="Preformatted_20_Text">25319,05/16/2020,,Mozambique,2020-05-17 02:32:32,129.0,0.0,43.0</text:p>
      <text:p text:style-name="Preformatted_20_Text">25320,05/16/2020,,Namibia,2020-05-17 02:32:32,16.0,0.0,13.0</text:p>
      <text:p text:style-name="Preformatted_20_Text">25321,05/16/2020,,Nepal,2020-05-17 02:32:32,291.0,1.0,36.0</text:p>
      <text:p text:style-name="Preformatted_20_Text">25322,05/16/2020,,Netherlands,2020-05-17 02:32:32,43870.0,5670.0,0.0</text:p>
      <text:p text:style-name="Preformatted_20_Text">25323,05/16/2020,,New Zealand,2020-05-17 02:32:32,1499.0,21.0,1433.0</text:p>
      <text:p text:style-name="Preformatted_20_Text">25324,05/16/2020,,Nicaragua,2020-05-17 02:32:32,25.0,8.0,7.0</text:p>
      <text:p text:style-name="Preformatted_20_Text">25325,05/16/2020,,Niger,2020-05-17 02:32:32,889.0,51.0,689.0</text:p>
      <text:p text:style-name="Preformatted_20_Text">25326,05/16/2020,,Nigeria,2020-05-17 02:32:32,5621.0,176.0,1472.0</text:p>
      <text:p text:style-name="Preformatted_20_Text">25327,05/16/2020,,North Macedonia,2020-05-17 02:32:32,1762.0,98.0,1267.0</text:p>
      <text:p text:style-name="Preformatted_20_Text">25328,05/16/2020,,Norway,2020-05-17 02:32:32,8237.0,232.0,32.0</text:p>
      <text:p text:style-name="Preformatted_20_Text">25329,05/16/2020,,Oman,2020-05-17 02:32:32,5029.0,21.0,1436.0</text:p>
      <text:p text:style-name="Preformatted_20_Text">25330,05/16/2020,,Pakistan,2020-05-17 02:32:32,38799.0,834.0,10880.0</text:p>
      <text:p text:style-name="Preformatted_20_Text">25331,05/16/2020,,Panama,2020-05-17 02:32:32,9449.0,269.0,6080.0</text:p>
      <text:p text:style-name="Preformatted_20_Text">25332,05/16/2020,,Papua New Guinea,2020-05-17 02:32:32,8.0,0.0,8.0</text:p>
      <text:p text:style-name="Preformatted_20_Text">25333,05/16/2020,,Paraguay,2020-05-17 02:32:32,778.0,11.0,198.0</text:p>
      <text:p text:style-name="Preformatted_20_Text">25334,05/16/2020,,Peru,2020-05-17 02:32:32,88541.0,2523.0,28272.0</text:p>
      <text:p text:style-name="Preformatted_20_Text">25335,05/16/2020,,Philippines,2020-05-17 02:32:32,12305.0,817.0,2561.0</text:p>
      <text:p text:style-name="Preformatted_20_Text">25336,05/16/2020,,Poland,2020-05-17 02:32:32,18257.0,915.0,7175.0</text:p>
      <text:p text:style-name="Preformatted_20_Text">25337,05/16/2020,,Portugal,2020-05-17 02:32:32,28810.0,1203.0,3822.0</text:p>
      <text:p text:style-name="Preformatted_20_Text">25338,05/16/2020,,Qatar,2020-05-17 02:32:32,30972.0,15.0,3788.0</text:p>
      <text:p text:style-name="Preformatted_20_Text">25339,05/16/2020,,Romania,2020-05-17 02:32:32,16704.0,1094.0,9574.0</text:p>
      <text:p text:style-name="Preformatted_20_Text">25340,05/16/2020,,Russia,2020-05-17 02:32:32,272043.0,2537.0,63166.0</text:p>
      <text:p text:style-name="Preformatted_20_Text">25341,05/16/2020,,Rwanda,2020-05-17 02:32:32,289.0,0.0,178.0</text:p>
      <text:p text:style-name="Preformatted_20_Text">25342,05/16/2020,,Saint Kitts and Nevis,2020-05-17 02:32:32,15.0,0.0,14.0</text:p>
      <text:p text:style-name="Preformatted_20_Text">25343,05/16/2020,,Saint Lucia,2020-05-17 02:32:32,18.0,0.0,18.0</text:p>
      <text:p text:style-name="Preformatted_20_Text">25344,05/16/2020,,Saint Vincent and the Grenadines,2020-05-17 02:32:32,17.0,0.0,14.0</text:p>
      <text:p text:style-name="Preformatted_20_Text">25345,05/16/2020,,San Marino,2020-05-17 02:32:32,653.0,41.0,198.0</text:p>
      <text:p text:style-name="Preformatted_20_Text">25346,05/16/2020,,Sao Tome and Principe,2020-05-17 02:32:32,235.0,7.0,4.0</text:p>
      <text:p text:style-name="Preformatted_20_Text">25347,05/16/2020,,Saudi Arabia,2020-05-17 02:32:32,52016.0,302.0,23666.0</text:p>
      <text:p text:style-name="Preformatted_20_Text">25348,05/16/2020,,Senegal,2020-05-17 02:32:32,2429.0,25.0,949.0</text:p>
      <text:p text:style-name="Preformatted_20_Text">25349,05/16/2020,,Serbia,2020-05-17 02:32:32,10496.0,228.0,4479.0</text:p>
      <text:p text:style-name="Preformatted_20_Text">25350,05/16/2020,,Seychelles,2020-05-17 02:32:32,11.0,0.0,10.0</text:p>
      <text:p text:style-name="Preformatted_20_Text">25351,05/16/2020,,Sierra Leone,2020-05-17 02:32:32,462.0,29.0,106.0</text:p>
      <text:p text:style-name="Preformatted_20_Text">25352,05/16/2020,,Singapore,2020-05-17 02:32:32,27356.0,22.0,8342.0</text:p>
      <text:p text:style-name="Preformatted_20_Text">25353,05/16/2020,,Slovakia,2020-05-17 02:32:32,1493.0,28.0,1151.0</text:p>
      <text:p text:style-name="Preformatted_20_Text">25354,05/16/2020,,Slovenia,2020-05-17 02:32:32,1465.0,103.0,272.0</text:p>
      <text:p text:style-name="Preformatted_20_Text">25355,05/16/2020,,Somalia,2020-05-17 02:32:32,1357.0,55.0,148.0</text:p>
      <text:p text:style-name="Preformatted_20_Text">25356,05/16/2020,,South Africa,2020-05-17 02:32:32,14355.0,261.0,6478.0</text:p>
      <text:p text:style-name="Preformatted_20_Text">25357,05/16/2020,,South Korea,2020-05-17 02:32:32,11050.0,262.0,9888.0</text:p>
      <text:p text:style-name="Preformatted_20_Text">25358,05/16/2020,,South Sudan,2020-05-17 02:32:32,236.0,4.0,4.0</text:p>
      <text:p text:style-name="Preformatted_20_Text">25359,05/16/2020,,Sri Lanka,2020-05-17 02:32:32,960.0,9.0,520.0</text:p>
      <text:p text:style-name="Preformatted_20_Text">25360,05/16/2020,,Sudan,2020-05-17 02:32:32,2289.0,97.0,222.0</text:p>
      <text:p text:style-name="Preformatted_20_Text">25361,05/16/2020,,Suriname,2020-05-17 02:32:32,10.0,1.0,9.0</text:p>
      <text:p text:style-name="Preformatted_20_Text">25362,05/16/2020,,Sweden,2020-05-17 02:32:32,29677.0,3674.0,4971.0</text:p>
      <text:p text:style-name="Preformatted_20_Text">25363,05/16/2020,,Switzerland,2020-05-17 02:32:32,30572.0,1879.0,27400.0</text:p>
      <text:p text:style-name="Preformatted_20_Text">25364,05/16/2020,,Syria,2020-05-17 02:32:32,51.0,3.0,36.0</text:p>
      <text:p text:style-name="Preformatted_20_Text">25365,05/16/2020,,Taiwan,2020-05-17 02:32:32,440.0,7.0,389.0</text:p>
      <text:p text:style-name="Preformatted_20_Text">25366,05/16/2020,,Tajikistan,2020-05-17 02:32:32,1322.0,36.0,0.0</text:p>
      <text:p text:style-name="Preformatted_20_Text">25367,05/16/2020,,Tanzania,2020-05-17 02:32:32,509.0,21.0,183.0</text:p>
      <text:p text:style-name="Preformatted_20_Text">25368,05/16/2020,,Thailand,2020-05-17 02:32:32,3025.0,56.0,2855.0</text:p>
      <text:p text:style-name="Preformatted_20_Text">25369,05/16/2020,,Timor-Leste,2020-05-17 02:32:32,24.0,0.0,24.0</text:p>
      <text:p text:style-name="Preformatted_20_Text"><text:soft-page-break/>25370,05/16/2020,,Togo,2020-05-17 02:32:32,298.0,11.0,99.0</text:p>
      <text:p text:style-name="Preformatted_20_Text">25371,05/16/2020,,Trinidad and Tobago,2020-05-17 02:32:32,116.0,8.0,107.0</text:p>
      <text:p text:style-name="Preformatted_20_Text">25372,05/16/2020,,Tunisia,2020-05-17 02:32:32,1037.0,45.0,807.0</text:p>
      <text:p text:style-name="Preformatted_20_Text">25373,05/16/2020,,Turkey,2020-05-17 02:32:32,148067.0,4096.0,108137.0</text:p>
      <text:p text:style-name="Preformatted_20_Text">25374,05/16/2020,,UK,2020-05-17 02:32:32,240161.0,34466.0,0.0</text:p>
      <text:p text:style-name="Preformatted_20_Text">25375,05/16/2020,,Uganda,2020-05-17 02:32:32,227.0,0.0,63.0</text:p>
      <text:p text:style-name="Preformatted_20_Text">25376,05/16/2020,,Ukraine,2020-05-17 02:32:32,17858.0,497.0,4906.0</text:p>
      <text:p text:style-name="Preformatted_20_Text">25377,05/16/2020,,United Arab Emirates,2020-05-17 02:32:32,22627.0,214.0,7931.0</text:p>
      <text:p text:style-name="Preformatted_20_Text">25378,05/16/2020,,Uruguay,2020-05-17 02:32:32,733.0,19.0,558.0</text:p>
      <text:p text:style-name="Preformatted_20_Text">25379,05/16/2020,,Uzbekistan,2020-05-17 02:32:32,2738.0,11.0,2213.0</text:p>
      <text:p text:style-name="Preformatted_20_Text">25380,05/16/2020,,Venezuela,2020-05-17 02:32:32,504.0,10.0,241.0</text:p>
      <text:p text:style-name="Preformatted_20_Text">25381,05/16/2020,,Vietnam,2020-05-17 02:32:32,318.0,0.0,260.0</text:p>
      <text:p text:style-name="Preformatted_20_Text">25382,05/16/2020,,West Bank and Gaza,2020-05-17 02:32:32,376.0,2.0,329.0</text:p>
      <text:p text:style-name="Preformatted_20_Text">25383,05/16/2020,,Western Sahara,2020-05-17 02:32:32,6.0,0.0,6.0</text:p>
      <text:p text:style-name="Preformatted_20_Text">25384,05/16/2020,,Yemen,2020-05-17 02:32:32,122.0,18.0,1.0</text:p>
      <text:p text:style-name="Preformatted_20_Text">25385,05/16/2020,,Zambia,2020-05-17 02:32:32,679.0,7.0,183.0</text:p>
      <text:p text:style-name="Preformatted_20_Text">25386,05/16/2020,,Zimbabwe,2020-05-17 02:32:32,42.0,4.0,13.0</text:p>
      <text:p text:style-name="Preformatted_20_Text">25387,05/16/2020,Abruzzo,Italy,2020-05-17 02:32:32,3178.0,383.0,1372.0</text:p>
      <text:p text:style-name="Preformatted_20_Text">25388,05/16/2020,Alabama,US,2020-05-17 02:32:32,11674.0,485.0,0.0</text:p>
      <text:p text:style-name="Preformatted_20_Text">25389,05/16/2020,Alaska,US,2020-05-17 02:32:32,388.0,10.0,0.0</text:p>
      <text:p text:style-name="Preformatted_20_Text">25390,05/16/2020,Alberta,Canada,2020-05-17 02:32:32,6587.0,126.0,5377.0</text:p>
      <text:p text:style-name="Preformatted_20_Text">25391,05/16/2020,Andalusia,Spain,2020-05-17 02:32:32,12420.0,1355.0,10319.0</text:p>
      <text:p text:style-name="Preformatted_20_Text">25392,05/16/2020,Anguilla,UK,2020-05-17 02:32:32,3.0,0.0,3.0</text:p>
      <text:p text:style-name="Preformatted_20_Text">25393,05/16/2020,Anhui,Mainland China,2020-05-17 02:32:32,991.0,6.0,985.0</text:p>
      <text:p text:style-name="Preformatted_20_Text">25394,05/16/2020,Aragon,Spain,2020-05-17 02:32:32,5456.0,838.0,3655.0</text:p>
      <text:p text:style-name="Preformatted_20_Text">25395,05/16/2020,Arizona,US,2020-05-17 02:32:32,13666.0,679.0,0.0</text:p>
      <text:p text:style-name="Preformatted_20_Text">25396,05/16/2020,Arkansas,US,2020-05-17 02:32:32,4578.0,98.0,0.0</text:p>
      <text:p text:style-name="Preformatted_20_Text">25397,05/16/2020,Aruba,Netherlands,2020-05-17 02:32:32,101.0,3.0,93.0</text:p>
      <text:p text:style-name="Preformatted_20_Text">25398,05/16/2020,Asturias,Spain,2020-05-17 02:32:32,2366.0,313.0,1055.0</text:p>
      <text:p text:style-name="Preformatted_20_Text">25399,05/16/2020,Australian Capital Territory,Australia,2020-05-17 02:32:32,107.0,3.0,104.0</text:p>
      <text:p text:style-name="Preformatted_20_Text">25400,05/16/2020,Baden-Wurttemberg,Germany,2020-05-17 02:32:32,33912.0,1649.0,29700.0</text:p>
      <text:p text:style-name="Preformatted_20_Text">25401,05/16/2020,Baleares,Spain,2020-05-17 02:32:32,1982.0,216.0,1519.0</text:p>
      <text:p text:style-name="Preformatted_20_Text">25402,05/16/2020,Basilicata,Italy,2020-05-17 02:32:32,390.0,27.0,250.0</text:p>
      <text:p text:style-name="Preformatted_20_Text">25403,05/16/2020,Bayern,Germany,2020-05-17 02:32:32,45665.0,2288.0,39880.0</text:p>
      <text:p text:style-name="Preformatted_20_Text">25404,05/16/2020,Beijing,Mainland China,2020-05-17 02:32:32,593.0,9.0,577.0</text:p>
      <text:p text:style-name="Preformatted_20_Text">25405,05/16/2020,Berlin,Germany,2020-05-17 02:32:32,6443.0,181.0,5825.0</text:p>
      <text:p text:style-name="Preformatted_20_Text">25406,05/16/2020,Bermuda,UK,2020-05-17 02:32:32,123.0,9.0,73.0</text:p>
      <text:p text:style-name="Preformatted_20_Text">25407,05/16/2020,"Bonaire, Sint Eustatius and Saba",Netherlands,2020-05-17 02:32:32,6.0,0.0,6.0</text:p>
      <text:p text:style-name="Preformatted_20_Text">25408,05/16/2020,Brandenburg,Germany,2020-05-17 02:32:32,3197.0,166.0,2800.0</text:p>
      <text:p text:style-name="Preformatted_20_Text">25409,05/16/2020,Bremen,Germany,2020-05-17 02:32:32,1167.0,37.0,800.0</text:p>
      <text:p text:style-name="Preformatted_20_Text">25410,05/16/2020,British Columbia,Canada,2020-05-17 02:32:32,2428.0,141.0,1932.0</text:p>
      <text:p text:style-name="Preformatted_20_Text">25411,05/16/2020,British Virgin Islands,UK,2020-05-17 02:32:32,8.0,1.0,6.0</text:p>
      <text:p text:style-name="Preformatted_20_Text">25412,05/16/2020,C. Valenciana,Spain,2020-05-17 02:32:32,10850.0,1365.0,9761.0</text:p>
      <text:p text:style-name="Preformatted_20_Text">25413,05/16/2020,Calabria,Italy,2020-05-17 02:32:32,1151.0,95.0,582.0</text:p>
      <text:p text:style-name="Preformatted_20_Text">25414,05/16/2020,California,US,2020-05-17 02:32:32,78725.0,3208.0,0.0</text:p>
      <text:p text:style-name="Preformatted_20_Text">25415,05/16/2020,Campania,Italy,2020-05-17 02:32:32,4668.0,396.0,2562.0</text:p>
      <text:p text:style-name="Preformatted_20_Text">25416,05/16/2020,Canarias,Spain,2020-05-17 02:32:32,2284.0,151.0,1524.0</text:p>
      <text:p text:style-name="Preformatted_20_Text">25417,05/16/2020,Cantabria,Spain,2020-05-17 02:32:32,2265.0,206.0,2195.0</text:p>
      <text:p text:style-name="Preformatted_20_Text">25418,05/16/2020,Castilla - La Mancha,Spain,2020-05-17 02:32:32,16587.0,2883.0,6328.0</text:p>
      <text:p text:style-name="Preformatted_20_Text">25419,05/16/2020,Castilla y Leon,Spain,2020-05-17 02:32:32,18369.0,1940.0,7735.0</text:p>
      <text:p text:style-name="Preformatted_20_Text">25420,05/16/2020,Catalonia,Spain,2020-05-17 02:32:32,55685.0,5915.0,26067.0</text:p>
      <text:p text:style-name="Preformatted_20_Text">25421,05/16/2020,Cayman Islands,UK,2020-05-17 02:32:32,94.0,1.0,55.0</text:p>
      <text:p text:style-name="Preformatted_20_Text">25422,05/16/2020,Ceuta,Spain,2020-05-17 02:32:32,116.0,4.0,163.0</text:p>
      <text:p text:style-name="Preformatted_20_Text">25423,05/16/2020,Channel Islands,UK,2020-05-17 02:32:32,554.0,43.0,458.0</text:p>
      <text:p text:style-name="Preformatted_20_Text">25424,05/16/2020,Chongqing,Mainland China,2020-05-17 02:32:32,579.0,6.0,573.0</text:p>
      <text:p text:style-name="Preformatted_20_Text">25425,05/16/2020,Colorado,US,2020-05-17 02:32:32,21633.0,1192.0,0.0</text:p>
      <text:p text:style-name="Preformatted_20_Text">25426,05/16/2020,Connecticut,US,2020-05-17 02:32:32,36703.0,3339.0,0.0</text:p>
      <text:p text:style-name="Preformatted_20_Text">25427,05/16/2020,Curacao,Netherlands,2020-05-17 02:32:32,16.0,1.0,14.0</text:p>
      <text:p text:style-name="Preformatted_20_Text">25428,05/16/2020,Delaware,US,2020-05-17 02:32:32,7547.0,286.0,0.0</text:p>
      <text:p text:style-name="Preformatted_20_Text"><text:soft-page-break/>25429,05/16/2020,Diamond Princess cruise ship,Canada,2020-05-17 02:32:32,1.0,1.0,0.0</text:p>
      <text:p text:style-name="Preformatted_20_Text">25430,05/16/2020,Diamond Princess cruise ship,US,2020-05-17 02:32:32,49.0,0.0,0.0</text:p>
      <text:p text:style-name="Preformatted_20_Text">25431,05/16/2020,District of Columbia,US,2020-05-17 02:32:32,7042.0,375.0,0.0</text:p>
      <text:p text:style-name="Preformatted_20_Text">25432,05/16/2020,Emilia-Romagna,Italy,2020-05-17 02:32:32,27182.0,3960.0,17370.0</text:p>
      <text:p text:style-name="Preformatted_20_Text">25433,05/16/2020,Extremadura,Spain,2020-05-17 02:32:32,2958.0,497.0,2609.0</text:p>
      <text:p text:style-name="Preformatted_20_Text">25434,05/16/2020,Falkland Islands (Malvinas),UK,2020-05-17 02:32:32,13.0,0.0,13.0</text:p>
      <text:p text:style-name="Preformatted_20_Text">25435,05/16/2020,Faroe Islands,Denmark,2020-05-17 02:32:32,187.0,0.0,187.0</text:p>
      <text:p text:style-name="Preformatted_20_Text">25436,05/16/2020,Florida,US,2020-05-17 02:32:32,44811.0,1964.0,0.0</text:p>
      <text:p text:style-name="Preformatted_20_Text">25437,05/16/2020,French Guiana,France,2020-05-17 02:32:32,197.0,1.0,125.0</text:p>
      <text:p text:style-name="Preformatted_20_Text">25438,05/16/2020,French Polynesia,France,2020-05-17 02:32:32,60.0,0.0,59.0</text:p>
      <text:p text:style-name="Preformatted_20_Text">25439,05/16/2020,Friuli Venezia Giulia,Italy,2020-05-17 02:32:32,3183.0,319.0,2184.0</text:p>
      <text:p text:style-name="Preformatted_20_Text">25440,05/16/2020,Fujian,Mainland China,2020-05-17 02:32:32,356.0,1.0,355.0</text:p>
      <text:p text:style-name="Preformatted_20_Text">25441,05/16/2020,Galicia,Spain,2020-05-17 02:32:32,9041.0,604.0,8409.0</text:p>
      <text:p text:style-name="Preformatted_20_Text">25442,05/16/2020,Gansu,Mainland China,2020-05-17 02:32:32,139.0,2.0,137.0</text:p>
      <text:p text:style-name="Preformatted_20_Text">25443,05/16/2020,Georgia,US,2020-05-17 02:32:32,37212.0,1598.0,0.0</text:p>
      <text:p text:style-name="Preformatted_20_Text">25444,05/16/2020,Gibraltar,UK,2020-05-17 02:32:32,147.0,0.0,145.0</text:p>
      <text:p text:style-name="Preformatted_20_Text">25445,05/16/2020,Grand Princess,Canada,2020-05-17 02:32:32,13.0,0.0,13.0</text:p>
      <text:p text:style-name="Preformatted_20_Text">25446,05/16/2020,Grand Princess,US,2020-05-17 02:32:32,103.0,3.0,0.0</text:p>
      <text:p text:style-name="Preformatted_20_Text">25447,05/16/2020,Greenland,Denmark,2020-05-17 02:32:32,11.0,0.0,11.0</text:p>
      <text:p text:style-name="Preformatted_20_Text">25448,05/16/2020,Guadeloupe,France,2020-05-17 02:32:32,155.0,13.0,109.0</text:p>
      <text:p text:style-name="Preformatted_20_Text">25449,05/16/2020,Guam,US,2020-05-17 02:32:32,154.0,5.0,0.0</text:p>
      <text:p text:style-name="Preformatted_20_Text">25450,05/16/2020,Guangdong,Mainland China,2020-05-17 02:32:32,1590.0,8.0,1579.0</text:p>
      <text:p text:style-name="Preformatted_20_Text">25451,05/16/2020,Guangxi,Mainland China,2020-05-17 02:32:32,254.0,2.0,252.0</text:p>
      <text:p text:style-name="Preformatted_20_Text">25452,05/16/2020,Guizhou,Mainland China,2020-05-17 02:32:32,147.0,2.0,145.0</text:p>
      <text:p text:style-name="Preformatted_20_Text">25453,05/16/2020,Hainan,Mainland China,2020-05-17 02:32:32,169.0,6.0,162.0</text:p>
      <text:p text:style-name="Preformatted_20_Text">25454,05/16/2020,Hamburg,Germany,2020-05-17 02:32:32,5031.0,231.0,4400.0</text:p>
      <text:p text:style-name="Preformatted_20_Text">25455,05/16/2020,Hawaii,US,2020-05-17 02:32:32,639.0,17.0,0.0</text:p>
      <text:p text:style-name="Preformatted_20_Text">25456,05/16/2020,Hebei,Mainland China,2020-05-17 02:32:32,328.0,6.0,321.0</text:p>
      <text:p text:style-name="Preformatted_20_Text">25457,05/16/2020,Heilongjiang,Mainland China,2020-05-17 02:32:32,945.0,13.0,932.0</text:p>
      <text:p text:style-name="Preformatted_20_Text">25458,05/16/2020,Henan,Mainland China,2020-05-17 02:32:32,1276.0,22.0,1254.0</text:p>
      <text:p text:style-name="Preformatted_20_Text">25459,05/16/2020,Hessen,Germany,2020-05-17 02:32:32,9261.0,432.0,7900.0</text:p>
      <text:p text:style-name="Preformatted_20_Text">25460,05/16/2020,Hong Kong,Hong Kong,2020-05-17 02:32:32,1052.0,4.0,1022.0</text:p>
      <text:p text:style-name="Preformatted_20_Text">25461,05/16/2020,Hubei,Mainland China,2020-05-17 02:32:32,68134.0,4512.0,63616.0</text:p>
      <text:p text:style-name="Preformatted_20_Text">25462,05/16/2020,Hunan,Mainland China,2020-05-17 02:32:32,1019.0,4.0,1015.0</text:p>
      <text:p text:style-name="Preformatted_20_Text">25463,05/16/2020,Idaho,US,2020-05-17 02:32:32,2419.0,73.0,0.0</text:p>
      <text:p text:style-name="Preformatted_20_Text">25464,05/16/2020,Illinois,US,2020-05-17 02:32:32,92457.0,4129.0,0.0</text:p>
      <text:p text:style-name="Preformatted_20_Text">25465,05/16/2020,Indiana,US,2020-05-17 02:32:32,27280.0,1741.0,0.0</text:p>
      <text:p text:style-name="Preformatted_20_Text">25466,05/16/2020,Inner Mongolia,Mainland China,2020-05-17 02:32:32,209.0,1.0,196.0</text:p>
      <text:p text:style-name="Preformatted_20_Text">25467,05/16/2020,Iowa,US,2020-05-17 02:32:32,14328.0,346.0,0.0</text:p>
      <text:p text:style-name="Preformatted_20_Text">25468,05/16/2020,Isle of Man,UK,2020-05-17 02:32:32,335.0,24.0,285.0</text:p>
      <text:p text:style-name="Preformatted_20_Text">25469,05/16/2020,Jiangsu,Mainland China,2020-05-17 02:32:32,653.0,0.0,653.0</text:p>
      <text:p text:style-name="Preformatted_20_Text">25470,05/16/2020,Jiangxi,Mainland China,2020-05-17 02:32:32,937.0,1.0,936.0</text:p>
      <text:p text:style-name="Preformatted_20_Text">25471,05/16/2020,Jilin,Mainland China,2020-05-17 02:32:32,144.0,2.0,113.0</text:p>
      <text:p text:style-name="Preformatted_20_Text">25472,05/16/2020,Kansas,US,2020-05-17 02:32:32,7939.0,195.0,0.0</text:p>
      <text:p text:style-name="Preformatted_20_Text">25473,05/16/2020,Kentucky,US,2020-05-17 02:32:32,7688.0,334.0,0.0</text:p>
      <text:p text:style-name="Preformatted_20_Text">25474,05/16/2020,La Rioja,Spain,2020-05-17 02:32:32,4020.0,348.0,2990.0</text:p>
      <text:p text:style-name="Preformatted_20_Text">25475,05/16/2020,Lazio,Italy,2020-05-17 02:32:32,7396.0,616.0,2758.0</text:p>
      <text:p text:style-name="Preformatted_20_Text">25476,05/16/2020,Liaoning,Mainland China,2020-05-17 02:32:32,149.0,2.0,144.0</text:p>
      <text:p text:style-name="Preformatted_20_Text">25477,05/16/2020,Liguria,Italy,2020-05-17 02:32:32,9111.0,1346.0,5232.0</text:p>
      <text:p text:style-name="Preformatted_20_Text">25478,05/16/2020,Lombardia,Italy,2020-05-17 02:32:32,84518.0,15450.0,41389.0</text:p>
      <text:p text:style-name="Preformatted_20_Text">25479,05/16/2020,Louisiana,US,2020-05-17 02:32:32,34117.0,2479.0,0.0</text:p>
      <text:p text:style-name="Preformatted_20_Text">25480,05/16/2020,Macau,Macau,2020-05-17 02:32:32,45.0,0.0,44.0</text:p>
      <text:p text:style-name="Preformatted_20_Text">25481,05/16/2020,Madrid,Spain,2020-05-17 02:32:32,66210.0,8826.0,40586.0</text:p>
      <text:p text:style-name="Preformatted_20_Text">25482,05/16/2020,Maine,US,2020-05-17 02:32:32,1648.0,70.0,0.0</text:p>
      <text:p text:style-name="Preformatted_20_Text">25483,05/16/2020,Manitoba,Canada,2020-05-17 02:32:32,289.0,7.0,257.0</text:p>
      <text:p text:style-name="Preformatted_20_Text">25484,05/16/2020,Marche,Italy,2020-05-17 02:32:32,6642.0,982.0,3003.0</text:p>
      <text:p text:style-name="Preformatted_20_Text">25485,05/16/2020,Martinique,France,2020-05-17 02:32:32,192.0,14.0,91.0</text:p>
      <text:p text:style-name="Preformatted_20_Text">25486,05/16/2020,Maryland,US,2020-05-17 02:32:32,37968.0,1957.0,0.0</text:p>
      <text:p text:style-name="Preformatted_20_Text"><text:soft-page-break/>25487,05/16/2020,Massachusetts,US,2020-05-17 02:32:32,84933.0,5705.0,0.0</text:p>
      <text:p text:style-name="Preformatted_20_Text">25488,05/16/2020,Mayotte,France,2020-05-17 02:32:32,1312.0,18.0,627.0</text:p>
      <text:p text:style-name="Preformatted_20_Text">25489,05/16/2020,Mecklenburg-Vorpommern,Germany,2020-05-17 02:32:32,750.0,20.0,700.0</text:p>
      <text:p text:style-name="Preformatted_20_Text">25490,05/16/2020,Melilla,Spain,2020-05-17 02:32:32,119.0,2.0,122.0</text:p>
      <text:p text:style-name="Preformatted_20_Text">25491,05/16/2020,Michigan,US,2020-05-17 02:32:32,50538.0,4881.0,0.0</text:p>
      <text:p text:style-name="Preformatted_20_Text">25492,05/16/2020,Minnesota,US,2020-05-17 02:32:32,14969.0,709.0,0.0</text:p>
      <text:p text:style-name="Preformatted_20_Text">25493,05/16/2020,Mississippi,US,2020-05-17 02:32:32,11123.0,510.0,0.0</text:p>
      <text:p text:style-name="Preformatted_20_Text">25494,05/16/2020,Missouri,US,2020-05-17 02:32:32,10959.0,594.0,0.0</text:p>
      <text:p text:style-name="Preformatted_20_Text">25495,05/16/2020,Molise,Italy,2020-05-17 02:32:32,410.0,22.0,173.0</text:p>
      <text:p text:style-name="Preformatted_20_Text">25496,05/16/2020,Montana,US,2020-05-17 02:32:32,468.0,16.0,0.0</text:p>
      <text:p text:style-name="Preformatted_20_Text">25497,05/16/2020,Montserrat,UK,2020-05-17 02:32:32,11.0,1.0,10.0</text:p>
      <text:p text:style-name="Preformatted_20_Text">25498,05/16/2020,Murcia,Spain,2020-05-17 02:32:32,1542.0,144.0,2073.0</text:p>
      <text:p text:style-name="Preformatted_20_Text">25499,05/16/2020,Navarra,Spain,2020-05-17 02:32:32,5137.0,501.0,3658.0</text:p>
      <text:p text:style-name="Preformatted_20_Text">25500,05/16/2020,Nebraska,US,2020-05-17 02:32:32,10220.0,123.0,0.0</text:p>
      <text:p text:style-name="Preformatted_20_Text">25501,05/16/2020,Nevada,US,2020-05-17 02:32:32,6813.0,347.0,0.0</text:p>
      <text:p text:style-name="Preformatted_20_Text">25502,05/16/2020,New Brunswick,Canada,2020-05-17 02:32:32,120.0,0.0,120.0</text:p>
      <text:p text:style-name="Preformatted_20_Text">25503,05/16/2020,New Caledonia,France,2020-05-17 02:32:32,18.0,0.0,18.0</text:p>
      <text:p text:style-name="Preformatted_20_Text">25504,05/16/2020,New Hampshire,US,2020-05-17 02:32:32,3556.0,171.0,0.0</text:p>
      <text:p text:style-name="Preformatted_20_Text">25505,05/16/2020,New Jersey,US,2020-05-17 02:32:32,145089.0,10261.0,0.0</text:p>
      <text:p text:style-name="Preformatted_20_Text">25506,05/16/2020,New Mexico,US,2020-05-17 02:32:32,5847.0,259.0,0.0</text:p>
      <text:p text:style-name="Preformatted_20_Text">25507,05/16/2020,New South Wales,Australia,2020-05-17 02:32:32,3075.0,45.0,2611.0</text:p>
      <text:p text:style-name="Preformatted_20_Text">25508,05/16/2020,New York,US,2020-05-17 02:32:32,348232.0,28049.0,0.0</text:p>
      <text:p text:style-name="Preformatted_20_Text">25509,05/16/2020,Newfoundland and Labrador,Canada,2020-05-17 02:32:32,260.0,3.0,249.0</text:p>
      <text:p text:style-name="Preformatted_20_Text">25510,05/16/2020,Niedersachsen,Germany,2020-05-17 02:32:32,11147.0,547.0,9600.0</text:p>
      <text:p text:style-name="Preformatted_20_Text">25511,05/16/2020,Ningxia,Mainland China,2020-05-17 02:32:32,75.0,0.0,75.0</text:p>
      <text:p text:style-name="Preformatted_20_Text">25512,05/16/2020,Nordrhein-Westfalen,Germany,2020-05-17 02:32:32,36134.0,1502.0,31500.0</text:p>
      <text:p text:style-name="Preformatted_20_Text">25513,05/16/2020,North Carolina,US,2020-05-17 02:32:32,18130.0,676.0,0.0</text:p>
      <text:p text:style-name="Preformatted_20_Text">25514,05/16/2020,North Dakota,US,2020-05-17 02:32:32,1848.0,42.0,0.0</text:p>
      <text:p text:style-name="Preformatted_20_Text">25515,05/16/2020,Northern Mariana Islands,US,2020-05-17 02:32:32,21.0,2.0,0.0</text:p>
      <text:p text:style-name="Preformatted_20_Text">25516,05/16/2020,Northern Territory,Australia,2020-05-17 02:32:32,29.0,0.0,27.0</text:p>
      <text:p text:style-name="Preformatted_20_Text">25517,05/16/2020,Northwest Territories,Canada,2020-05-17 02:32:32,5.0,0.0,5.0</text:p>
      <text:p text:style-name="Preformatted_20_Text">25518,05/16/2020,Nova Scotia,Canada,2020-05-17 02:32:32,1037.0,55.0,930.0</text:p>
      <text:p text:style-name="Preformatted_20_Text">25519,05/16/2020,Ohio,US,2020-05-17 02:32:32,27474.0,1610.0,0.0</text:p>
      <text:p text:style-name="Preformatted_20_Text">25520,05/16/2020,Oklahoma,US,2020-05-17 02:32:32,5237.0,288.0,0.0</text:p>
      <text:p text:style-name="Preformatted_20_Text">25521,05/16/2020,Ontario,Canada,2020-05-17 02:32:32,23645.0,1976.0,17020.0</text:p>
      <text:p text:style-name="Preformatted_20_Text">25522,05/16/2020,Oregon,US,2020-05-17 02:32:32,3612.0,137.0,0.0</text:p>
      <text:p text:style-name="Preformatted_20_Text">25523,05/16/2020,P.A. Bolzano,Italy,2020-05-17 02:32:32,2578.0,290.0,1945.0</text:p>
      <text:p text:style-name="Preformatted_20_Text">25524,05/16/2020,P.A. Trento,Italy,2020-05-17 02:32:32,4326.0,453.0,3528.0</text:p>
      <text:p text:style-name="Preformatted_20_Text">25525,05/16/2020,Pais Vasco,Spain,2020-05-17 02:32:32,13291.0,1455.0,15678.0</text:p>
      <text:p text:style-name="Preformatted_20_Text">25526,05/16/2020,Pennsylvania,US,2020-05-17 02:32:32,65185.0,4480.0,0.0</text:p>
      <text:p text:style-name="Preformatted_20_Text">25527,05/16/2020,Piemonte,Italy,2020-05-17 02:32:32,29483.0,3594.0,15187.0</text:p>
      <text:p text:style-name="Preformatted_20_Text">25528,05/16/2020,Prince Edward Island,Canada,2020-05-17 02:32:32,27.0,0.0,27.0</text:p>
      <text:p text:style-name="Preformatted_20_Text">25529,05/16/2020,Puerto Rico,US,2020-05-17 02:32:32,2589.0,122.0,0.0</text:p>
      <text:p text:style-name="Preformatted_20_Text">25530,05/16/2020,Puglia,Italy,2020-05-17 02:32:32,4374.0,463.0,1807.0</text:p>
      <text:p text:style-name="Preformatted_20_Text">25531,05/16/2020,Qinghai,Mainland China,2020-05-17 02:32:32,18.0,0.0,18.0</text:p>
      <text:p text:style-name="Preformatted_20_Text">25532,05/16/2020,Quebec,Canada,2020-05-17 02:32:32,42192.0,3484.0,11458.0</text:p>
      <text:p text:style-name="Preformatted_20_Text">25533,05/16/2020,Queensland,Australia,2020-05-17 02:32:32,1055.0,6.0,1037.0</text:p>
      <text:p text:style-name="Preformatted_20_Text">25534,05/16/2020,Recovered,US,2020-05-17 02:32:32,0.0,0.0,268376.0</text:p>
      <text:p text:style-name="Preformatted_20_Text">25535,05/16/2020,Reunion,France,2020-05-17 02:32:32,443.0,0.0,354.0</text:p>
      <text:p text:style-name="Preformatted_20_Text">25536,05/16/2020,Rheinland-Pfalz,Germany,2020-05-17 02:32:32,6449.0,216.0,5807.0</text:p>
      <text:p text:style-name="Preformatted_20_Text">25537,05/16/2020,Rhode Island,US,2020-05-17 02:32:32,12434.0,489.0,0.0</text:p>
      <text:p text:style-name="Preformatted_20_Text">25538,05/16/2020,Saarland,Germany,2020-05-17 02:32:32,2708.0,155.0,2400.0</text:p>
      <text:p text:style-name="Preformatted_20_Text">25539,05/16/2020,Sachsen,Germany,2020-05-17 02:32:32,5110.0,197.0,4400.0</text:p>
      <text:p text:style-name="Preformatted_20_Text">25540,05/16/2020,Sachsen-Anhalt,Germany,2020-05-17 02:32:32,1676.0,54.0,1479.0</text:p>
      <text:p text:style-name="Preformatted_20_Text">25541,05/16/2020,Saint Barthelemy,France,2020-05-17 02:32:32,6.0,0.0,6.0</text:p>
      <text:p text:style-name="Preformatted_20_Text">25542,05/16/2020,Saint Pierre and Miquelon,France,2020-05-17 02:32:32,1.0,0.0,1.0</text:p>
      <text:p text:style-name="Preformatted_20_Text">25543,05/16/2020,Sardegna,Italy,2020-05-17 02:32:32,1352.0,125.0,812.0</text:p>
      <text:p text:style-name="Preformatted_20_Text">25544,05/16/2020,Saskatchewan,Canada,2020-05-17 02:32:32,591.0,7.0,433.0</text:p>
      <text:p text:style-name="Preformatted_20_Text"><text:soft-page-break/>25545,05/16/2020,Schleswig-Holstein,Germany,2020-05-17 02:32:32,2998.0,126.0,2600.0</text:p>
      <text:p text:style-name="Preformatted_20_Text">25546,05/16/2020,Shaanxi,Mainland China,2020-05-17 02:32:32,308.0,3.0,301.0</text:p>
      <text:p text:style-name="Preformatted_20_Text">25547,05/16/2020,Shandong,Mainland China,2020-05-17 02:32:32,788.0,7.0,780.0</text:p>
      <text:p text:style-name="Preformatted_20_Text">25548,05/16/2020,Shanghai,Mainland China,2020-05-17 02:32:32,665.0,7.0,641.0</text:p>
      <text:p text:style-name="Preformatted_20_Text">25549,05/16/2020,Shanxi,Mainland China,2020-05-17 02:32:32,198.0,0.0,198.0</text:p>
      <text:p text:style-name="Preformatted_20_Text">25550,05/16/2020,Sichuan,Mainland China,2020-05-17 02:32:32,561.0,3.0,558.0</text:p>
      <text:p text:style-name="Preformatted_20_Text">25551,05/16/2020,Sicilia,Italy,2020-05-17 02:32:32,3382.0,265.0,1458.0</text:p>
      <text:p text:style-name="Preformatted_20_Text">25552,05/16/2020,Sint Maarten,Netherlands,2020-05-17 02:32:32,77.0,15.0,54.0</text:p>
      <text:p text:style-name="Preformatted_20_Text">25553,05/16/2020,South Australia,Australia,2020-05-17 02:32:32,439.0,4.0,435.0</text:p>
      <text:p text:style-name="Preformatted_20_Text">25554,05/16/2020,South Carolina,US,2020-05-17 02:32:32,8661.0,380.0,0.0</text:p>
      <text:p text:style-name="Preformatted_20_Text">25555,05/16/2020,South Dakota,US,2020-05-17 02:32:32,3959.0,44.0,0.0</text:p>
      <text:p text:style-name="Preformatted_20_Text">25556,05/16/2020,St Martin,France,2020-05-17 02:32:32,39.0,3.0,30.0</text:p>
      <text:p text:style-name="Preformatted_20_Text">25557,05/16/2020,Tasmania,Australia,2020-05-17 02:32:32,228.0,13.0,192.0</text:p>
      <text:p text:style-name="Preformatted_20_Text">25558,05/16/2020,Tennessee,US,2020-05-17 02:32:32,17263.0,295.0,0.0</text:p>
      <text:p text:style-name="Preformatted_20_Text">25559,05/16/2020,Texas,US,2020-05-17 02:32:32,47452.0,1318.0,0.0</text:p>
      <text:p text:style-name="Preformatted_20_Text">25560,05/16/2020,Thuringen,Germany,2020-05-17 02:32:32,2711.0,137.0,2200.0</text:p>
      <text:p text:style-name="Preformatted_20_Text">25561,05/16/2020,Tianjin,Mainland China,2020-05-17 02:32:32,192.0,3.0,187.0</text:p>
      <text:p text:style-name="Preformatted_20_Text">25562,05/16/2020,Tibet,Mainland China,2020-05-17 02:32:32,1.0,0.0,1.0</text:p>
      <text:p text:style-name="Preformatted_20_Text">25563,05/16/2020,Toscana,Italy,2020-05-17 02:32:32,9913.0,979.0,5991.0</text:p>
      <text:p text:style-name="Preformatted_20_Text">25564,05/16/2020,Turks and Caicos Islands,UK,2020-05-17 02:32:32,12.0,1.0,10.0</text:p>
      <text:p text:style-name="Preformatted_20_Text">25565,05/16/2020,Umbria,Italy,2020-05-17 02:32:32,1422.0,73.0,1268.0</text:p>
      <text:p text:style-name="Preformatted_20_Text">25566,05/16/2020,Unknown,Germany,2020-05-17 02:32:32,1393.0,0.0,609.0</text:p>
      <text:p text:style-name="Preformatted_20_Text">25567,05/16/2020,Utah,US,2020-05-17 02:32:32,7068.0,78.0,0.0</text:p>
      <text:p text:style-name="Preformatted_20_Text">25568,05/16/2020,Valle d'Aosta,Italy,2020-05-17 02:32:32,1173.0,142.0,956.0</text:p>
      <text:p text:style-name="Preformatted_20_Text">25569,05/16/2020,Veneto,Italy,2020-05-17 02:32:32,18928.0,1783.0,12983.0</text:p>
      <text:p text:style-name="Preformatted_20_Text">25570,05/16/2020,Vermont,US,2020-05-17 02:32:32,934.0,53.0,0.0</text:p>
      <text:p text:style-name="Preformatted_20_Text">25571,05/16/2020,Victoria,Australia,2020-05-17 02:32:32,1558.0,18.0,1417.0</text:p>
      <text:p text:style-name="Preformatted_20_Text">25572,05/16/2020,Virgin Islands,US,2020-05-17 02:32:32,69.0,6.0,0.0</text:p>
      <text:p text:style-name="Preformatted_20_Text">25573,05/16/2020,Virginia,US,2020-05-17 02:32:32,29683.0,1003.0,0.0</text:p>
      <text:p text:style-name="Preformatted_20_Text">25574,05/16/2020,Washington,US,2020-05-17 02:32:32,18288.0,999.0,0.0</text:p>
      <text:p text:style-name="Preformatted_20_Text">25575,05/16/2020,West Virginia,US,2020-05-17 02:32:32,1470.0,64.0,0.0</text:p>
      <text:p text:style-name="Preformatted_20_Text">25576,05/16/2020,Western Australia,Australia,2020-05-17 02:32:32,553.0,9.0,541.0</text:p>
      <text:p text:style-name="Preformatted_20_Text">25577,05/16/2020,Wisconsin,US,2020-05-17 02:32:32,12187.0,453.0,0.0</text:p>
      <text:p text:style-name="Preformatted_20_Text">25578,05/16/2020,Wyoming,US,2020-05-17 02:32:32,741.0,7.0,0.0</text:p>
      <text:p text:style-name="Preformatted_20_Text">25579,05/16/2020,Xinjiang,Mainland China,2020-05-17 02:32:32,76.0,3.0,73.0</text:p>
      <text:p text:style-name="Preformatted_20_Text">25580,05/16/2020,Yukon,Canada,2020-05-17 02:32:32,11.0,0.0,11.0</text:p>
      <text:p text:style-name="Preformatted_20_Text">25581,05/16/2020,Yunnan,Mainland China,2020-05-17 02:32:32,185.0,2.0,183.0</text:p>
      <text:p text:style-name="Preformatted_20_Text">25582,05/16/2020,Zhejiang,Mainland China,2020-05-17 02:32:32,1268.0,1.0,1267.0</text:p>
      <text:p text:style-name="Preformatted_20_Text">25583,05/17/2020,,Afghanistan,2020-05-18 02:32:21,6664.0,169.0,778.0</text:p>
      <text:p text:style-name="Preformatted_20_Text">25584,05/17/2020,,Albania,2020-05-18 02:32:21,946.0,31.0,715.0</text:p>
      <text:p text:style-name="Preformatted_20_Text">25585,05/17/2020,,Algeria,2020-05-18 02:32:21,7019.0,548.0,3507.0</text:p>
      <text:p text:style-name="Preformatted_20_Text">25586,05/17/2020,,Andorra,2020-05-18 02:32:21,761.0,51.0,617.0</text:p>
      <text:p text:style-name="Preformatted_20_Text">25587,05/17/2020,,Angola,2020-05-18 02:32:21,48.0,2.0,17.0</text:p>
      <text:p text:style-name="Preformatted_20_Text">25588,05/17/2020,,Antigua and Barbuda,2020-05-18 02:32:21,25.0,3.0,19.0</text:p>
      <text:p text:style-name="Preformatted_20_Text">25589,05/17/2020,,Argentina,2020-05-18 02:32:21,8068.0,373.0,2569.0</text:p>
      <text:p text:style-name="Preformatted_20_Text">25590,05/17/2020,,Armenia,2020-05-18 02:32:21,4472.0,60.0,1925.0</text:p>
      <text:p text:style-name="Preformatted_20_Text">25591,05/17/2020,,Austria,2020-05-18 02:32:21,16242.0,629.0,14563.0</text:p>
      <text:p text:style-name="Preformatted_20_Text">25592,05/17/2020,,Azerbaijan,2020-05-18 02:32:21,3274.0,39.0,2015.0</text:p>
      <text:p text:style-name="Preformatted_20_Text">25593,05/17/2020,,Bahamas,2020-05-18 02:32:21,96.0,11.0,42.0</text:p>
      <text:p text:style-name="Preformatted_20_Text">25594,05/17/2020,,Bahrain,2020-05-18 02:32:21,6956.0,12.0,2910.0</text:p>
      <text:p text:style-name="Preformatted_20_Text">25595,05/17/2020,,Bangladesh,2020-05-18 02:32:21,22268.0,328.0,4373.0</text:p>
      <text:p text:style-name="Preformatted_20_Text">25596,05/17/2020,,Barbados,2020-05-18 02:32:21,88.0,7.0,68.0</text:p>
      <text:p text:style-name="Preformatted_20_Text">25597,05/17/2020,,Belarus,2020-05-18 02:32:21,29650.0,165.0,9932.0</text:p>
      <text:p text:style-name="Preformatted_20_Text">25598,05/17/2020,,Belgium,2020-05-18 02:32:21,55280.0,9052.0,14630.0</text:p>
      <text:p text:style-name="Preformatted_20_Text">25599,05/17/2020,,Belize,2020-05-18 02:32:21,18.0,2.0,16.0</text:p>
      <text:p text:style-name="Preformatted_20_Text">25600,05/17/2020,,Benin,2020-05-18 02:32:21,339.0,2.0,83.0</text:p>
      <text:p text:style-name="Preformatted_20_Text">25601,05/17/2020,,Bhutan,2020-05-18 02:32:21,21.0,0.0,5.0</text:p>
      <text:p text:style-name="Preformatted_20_Text">25602,05/17/2020,,Bolivia,2020-05-18 02:32:21,4088.0,169.0,493.0</text:p>
      <text:p text:style-name="Preformatted_20_Text">25603,05/17/2020,,Bosnia and Herzegovina,2020-05-18 02:32:21,2290.0,133.0,1436.0</text:p>
      <text:p text:style-name="Preformatted_20_Text">25604,05/17/2020,,Botswana,2020-05-18 02:32:21,25.0,1.0,17.0</text:p>
      <text:p text:style-name="Preformatted_20_Text">25605,05/17/2020,,Brazil,2020-05-18 02:32:21,241080.0,16118.0,94122.0</text:p>
      <text:p text:style-name="Preformatted_20_Text">25606,05/17/2020,,Brunei,2020-05-18 02:32:21,141.0,1.0,136.0</text:p>
      <text:p text:style-name="Preformatted_20_Text">25607,05/17/2020,,Bulgaria,2020-05-18 02:32:21,2211.0,108.0,598.0</text:p>
      <text:p text:style-name="Preformatted_20_Text"><text:soft-page-break/>25608,05/17/2020,,Burkina Faso,2020-05-18 02:32:21,796.0,51.0,644.0</text:p>
      <text:p text:style-name="Preformatted_20_Text">25609,05/17/2020,,Burma,2020-05-18 02:32:21,184.0,6.0,97.0</text:p>
      <text:p text:style-name="Preformatted_20_Text">25610,05/17/2020,,Burundi,2020-05-18 02:32:21,23.0,1.0,15.0</text:p>
      <text:p text:style-name="Preformatted_20_Text">25611,05/17/2020,,Cabo Verde,2020-05-18 02:32:21,328.0,3.0,84.0</text:p>
      <text:p text:style-name="Preformatted_20_Text">25612,05/17/2020,,Cambodia,2020-05-18 02:32:21,122.0,0.0,122.0</text:p>
      <text:p text:style-name="Preformatted_20_Text">25613,05/17/2020,,Cameroon,2020-05-18 02:32:21,3105.0,140.0,1567.0</text:p>
      <text:p text:style-name="Preformatted_20_Text">25614,05/17/2020,,Central African Republic,2020-05-18 02:32:21,327.0,0.0,13.0</text:p>
      <text:p text:style-name="Preformatted_20_Text">25615,05/17/2020,,Chad,2020-05-18 02:32:21,503.0,53.0,117.0</text:p>
      <text:p text:style-name="Preformatted_20_Text">25616,05/17/2020,,Chile,2020-05-18 02:32:21,43781.0,450.0,19213.0</text:p>
      <text:p text:style-name="Preformatted_20_Text">25617,05/17/2020,,Colombia,2020-05-18 02:32:21,15574.0,574.0,3751.0</text:p>
      <text:p text:style-name="Preformatted_20_Text">25618,05/17/2020,,Comoros,2020-05-18 02:32:21,11.0,1.0,3.0</text:p>
      <text:p text:style-name="Preformatted_20_Text">25619,05/17/2020,,Congo (Brazzaville),2020-05-18 02:32:21,391.0,15.0,87.0</text:p>
      <text:p text:style-name="Preformatted_20_Text">25620,05/17/2020,,Congo (Kinshasa),2020-05-18 02:32:21,1455.0,61.0,270.0</text:p>
      <text:p text:style-name="Preformatted_20_Text">25621,05/17/2020,,Costa Rica,2020-05-18 02:32:21,863.0,10.0,565.0</text:p>
      <text:p text:style-name="Preformatted_20_Text">25622,05/17/2020,,Croatia,2020-05-18 02:32:21,2226.0,95.0,1936.0</text:p>
      <text:p text:style-name="Preformatted_20_Text">25623,05/17/2020,,Cuba,2020-05-18 02:32:21,1872.0,79.0,1495.0</text:p>
      <text:p text:style-name="Preformatted_20_Text">25624,05/17/2020,,Cyprus,2020-05-18 02:32:21,916.0,17.0,515.0</text:p>
      <text:p text:style-name="Preformatted_20_Text">25625,05/17/2020,,Czech Republic,2020-05-18 02:32:21,8475.0,298.0,5462.0</text:p>
      <text:p text:style-name="Preformatted_20_Text">25626,05/17/2020,,Denmark,2020-05-18 02:32:21,10927.0,547.0,9227.0</text:p>
      <text:p text:style-name="Preformatted_20_Text">25627,05/17/2020,,Diamond Princess,2020-05-18 02:32:21,712.0,13.0,651.0</text:p>
      <text:p text:style-name="Preformatted_20_Text">25628,05/17/2020,,Djibouti,2020-05-18 02:32:21,1401.0,4.0,972.0</text:p>
      <text:p text:style-name="Preformatted_20_Text">25629,05/17/2020,,Dominica,2020-05-18 02:32:21,16.0,0.0,16.0</text:p>
      <text:p text:style-name="Preformatted_20_Text">25630,05/17/2020,,Dominican Republic,2020-05-18 02:32:21,12314.0,428.0,5847.0</text:p>
      <text:p text:style-name="Preformatted_20_Text">25631,05/17/2020,,Ecuador,2020-05-18 02:32:21,33182.0,2736.0,3433.0</text:p>
      <text:p text:style-name="Preformatted_20_Text">25632,05/17/2020,,Egypt,2020-05-18 02:32:21,12229.0,630.0,3172.0</text:p>
      <text:p text:style-name="Preformatted_20_Text">25633,05/17/2020,,El Salvador,2020-05-18 02:32:21,1338.0,30.0,464.0</text:p>
      <text:p text:style-name="Preformatted_20_Text">25634,05/17/2020,,Equatorial Guinea,2020-05-18 02:32:21,594.0,7.0,22.0</text:p>
      <text:p text:style-name="Preformatted_20_Text">25635,05/17/2020,,Eritrea,2020-05-18 02:32:21,39.0,0.0,39.0</text:p>
      <text:p text:style-name="Preformatted_20_Text">25636,05/17/2020,,Estonia,2020-05-18 02:32:21,1774.0,63.0,938.0</text:p>
      <text:p text:style-name="Preformatted_20_Text">25637,05/17/2020,,Eswatini,2020-05-18 02:32:21,203.0,2.0,73.0</text:p>
      <text:p text:style-name="Preformatted_20_Text">25638,05/17/2020,,Ethiopia,2020-05-18 02:32:21,317.0,5.0,113.0</text:p>
      <text:p text:style-name="Preformatted_20_Text">25639,05/17/2020,,Fiji,2020-05-18 02:32:21,18.0,0.0,15.0</text:p>
      <text:p text:style-name="Preformatted_20_Text">25640,05/17/2020,,Finland,2020-05-18 02:32:21,6347.0,298.0,5000.0</text:p>
      <text:p text:style-name="Preformatted_20_Text">25641,05/17/2020,,France,2020-05-18 02:32:21,177240.0,28062.0,59907.0</text:p>
      <text:p text:style-name="Preformatted_20_Text">25642,05/17/2020,,Gabon,2020-05-18 02:32:21,1320.0,11.0,244.0</text:p>
      <text:p text:style-name="Preformatted_20_Text">25643,05/17/2020,,Gambia,2020-05-18 02:32:21,23.0,1.0,12.0</text:p>
      <text:p text:style-name="Preformatted_20_Text">25644,05/17/2020,,Georgia,2020-05-18 02:32:21,695.0,12.0,425.0</text:p>
      <text:p text:style-name="Preformatted_20_Text">25645,05/17/2020,,Ghana,2020-05-18 02:32:21,5735.0,29.0,1754.0</text:p>
      <text:p text:style-name="Preformatted_20_Text">25646,05/17/2020,,Greece,2020-05-18 02:32:21,2834.0,163.0,1374.0</text:p>
      <text:p text:style-name="Preformatted_20_Text">25647,05/17/2020,,Grenada,2020-05-18 02:32:21,22.0,0.0,14.0</text:p>
      <text:p text:style-name="Preformatted_20_Text">25648,05/17/2020,,Guatemala,2020-05-18 02:32:21,1763.0,33.0,138.0</text:p>
      <text:p text:style-name="Preformatted_20_Text">25649,05/17/2020,,Guinea,2020-05-18 02:32:21,2658.0,16.0,1133.0</text:p>
      <text:p text:style-name="Preformatted_20_Text">25650,05/17/2020,,Guinea-Bissau,2020-05-18 02:32:21,990.0,4.0,26.0</text:p>
      <text:p text:style-name="Preformatted_20_Text">25651,05/17/2020,,Guyana,2020-05-18 02:32:21,117.0,10.0,43.0</text:p>
      <text:p text:style-name="Preformatted_20_Text">25652,05/17/2020,,Haiti,2020-05-18 02:32:21,456.0,20.0,21.0</text:p>
      <text:p text:style-name="Preformatted_20_Text">25653,05/17/2020,,Holy See,2020-05-18 02:32:21,12.0,0.0,2.0</text:p>
      <text:p text:style-name="Preformatted_20_Text">25654,05/17/2020,,Honduras,2020-05-18 02:32:21,2646.0,142.0,319.0</text:p>
      <text:p text:style-name="Preformatted_20_Text">25655,05/17/2020,,Hungary,2020-05-18 02:32:21,3509.0,451.0,1396.0</text:p>
      <text:p text:style-name="Preformatted_20_Text">25656,05/17/2020,,Iceland,2020-05-18 02:32:21,1802.0,10.0,1786.0</text:p>
      <text:p text:style-name="Preformatted_20_Text">25657,05/17/2020,,India,2020-05-18 02:32:21,95698.0,3025.0,36795.0</text:p>
      <text:p text:style-name="Preformatted_20_Text">25658,05/17/2020,,Indonesia,2020-05-18 02:32:21,17514.0,1148.0,4129.0</text:p>
      <text:p text:style-name="Preformatted_20_Text">25659,05/17/2020,,Iran,2020-05-18 02:32:21,120198.0,6988.0,94464.0</text:p>
      <text:p text:style-name="Preformatted_20_Text">25660,05/17/2020,,Iraq,2020-05-18 02:32:21,3404.0,123.0,2218.0</text:p>
      <text:p text:style-name="Preformatted_20_Text">25661,05/17/2020,,Ireland,2020-05-18 02:32:21,24112.0,1543.0,19470.0</text:p>
      <text:p text:style-name="Preformatted_20_Text">25662,05/17/2020,,Israel,2020-05-18 02:32:21,16617.0,272.0,12942.0</text:p>
      <text:p text:style-name="Preformatted_20_Text">25663,05/17/2020,,Ivory Coast,2020-05-18 02:32:21,2109.0,27.0,1004.0</text:p>
      <text:p text:style-name="Preformatted_20_Text">25664,05/17/2020,,Jamaica,2020-05-18 02:32:21,520.0,9.0,127.0</text:p>
      <text:p text:style-name="Preformatted_20_Text">25665,05/17/2020,,Japan,2020-05-18 02:32:21,16285.0,744.0,11153.0</text:p>
      <text:p text:style-name="Preformatted_20_Text">25666,05/17/2020,,Jordan,2020-05-18 02:32:21,613.0,9.0,408.0</text:p>
      <text:p text:style-name="Preformatted_20_Text">25667,05/17/2020,,Kazakhstan,2020-05-18 02:32:21,6157.0,34.0,3256.0</text:p>
      <text:p text:style-name="Preformatted_20_Text">25668,05/17/2020,,Kenya,2020-05-18 02:32:21,887.0,50.0,313.0</text:p>
      <text:p text:style-name="Preformatted_20_Text">25669,05/17/2020,,Kosovo,2020-05-18 02:32:21,955.0,29.0,691.0</text:p>
      <text:p text:style-name="Preformatted_20_Text">25670,05/17/2020,,Kuwait,2020-05-18 02:32:21,14850.0,112.0,4093.0</text:p>
      <text:p text:style-name="Preformatted_20_Text">25671,05/17/2020,,Kyrgyzstan,2020-05-18 02:32:21,1138.0,14.0,804.0</text:p>
      <text:p text:style-name="Preformatted_20_Text"><text:soft-page-break/>25672,05/17/2020,,Laos,2020-05-18 02:32:21,19.0,0.0,14.0</text:p>
      <text:p text:style-name="Preformatted_20_Text">25673,05/17/2020,,Latvia,2020-05-18 02:32:21,1008.0,19.0,662.0</text:p>
      <text:p text:style-name="Preformatted_20_Text">25674,05/17/2020,,Lebanon,2020-05-18 02:32:21,911.0,26.0,247.0</text:p>
      <text:p text:style-name="Preformatted_20_Text">25675,05/17/2020,,Lesotho,2020-05-18 02:32:21,1.0,0.0,0.0</text:p>
      <text:p text:style-name="Preformatted_20_Text">25676,05/17/2020,,Liberia,2020-05-18 02:32:21,226.0,21.0,120.0</text:p>
      <text:p text:style-name="Preformatted_20_Text">25677,05/17/2020,,Libya,2020-05-18 02:32:21,65.0,3.0,35.0</text:p>
      <text:p text:style-name="Preformatted_20_Text">25678,05/17/2020,,Liechtenstein,2020-05-18 02:32:21,82.0,1.0,55.0</text:p>
      <text:p text:style-name="Preformatted_20_Text">25679,05/17/2020,,Lithuania,2020-05-18 02:32:21,1541.0,56.0,997.0</text:p>
      <text:p text:style-name="Preformatted_20_Text">25680,05/17/2020,,Luxembourg,2020-05-18 02:32:21,3945.0,107.0,3702.0</text:p>
      <text:p text:style-name="Preformatted_20_Text">25681,05/17/2020,,MS Zaandam,2020-05-18 02:32:21,9.0,2.0,0.0</text:p>
      <text:p text:style-name="Preformatted_20_Text">25682,05/17/2020,,Madagascar,2020-05-18 02:32:21,304.0,1.0,114.0</text:p>
      <text:p text:style-name="Preformatted_20_Text">25683,05/17/2020,,Malawi,2020-05-18 02:32:21,70.0,3.0,27.0</text:p>
      <text:p text:style-name="Preformatted_20_Text">25684,05/17/2020,,Malaysia,2020-05-18 02:32:21,6894.0,113.0,5571.0</text:p>
      <text:p text:style-name="Preformatted_20_Text">25685,05/17/2020,,Maldives,2020-05-18 02:32:21,1094.0,4.0,58.0</text:p>
      <text:p text:style-name="Preformatted_20_Text">25686,05/17/2020,,Mali,2020-05-18 02:32:21,860.0,52.0,494.0</text:p>
      <text:p text:style-name="Preformatted_20_Text">25687,05/17/2020,,Malta,2020-05-18 02:32:21,553.0,6.0,454.0</text:p>
      <text:p text:style-name="Preformatted_20_Text">25688,05/17/2020,,Mauritania,2020-05-18 02:32:21,62.0,4.0,7.0</text:p>
      <text:p text:style-name="Preformatted_20_Text">25689,05/17/2020,,Mauritius,2020-05-18 02:32:21,332.0,10.0,322.0</text:p>
      <text:p text:style-name="Preformatted_20_Text">25690,05/17/2020,,Mexico,2020-05-18 02:32:21,49219.0,5177.0,33329.0</text:p>
      <text:p text:style-name="Preformatted_20_Text">25691,05/17/2020,,Moldova,2020-05-18 02:32:21,6060.0,211.0,2344.0</text:p>
      <text:p text:style-name="Preformatted_20_Text">25692,05/17/2020,,Monaco,2020-05-18 02:32:21,96.0,4.0,87.0</text:p>
      <text:p text:style-name="Preformatted_20_Text">25693,05/17/2020,,Mongolia,2020-05-18 02:32:21,136.0,0.0,21.0</text:p>
      <text:p text:style-name="Preformatted_20_Text">25694,05/17/2020,,Montenegro,2020-05-18 02:32:21,324.0,9.0,311.0</text:p>
      <text:p text:style-name="Preformatted_20_Text">25695,05/17/2020,,Morocco,2020-05-18 02:32:21,6870.0,192.0,3660.0</text:p>
      <text:p text:style-name="Preformatted_20_Text">25696,05/17/2020,,Mozambique,2020-05-18 02:32:21,137.0,0.0,44.0</text:p>
      <text:p text:style-name="Preformatted_20_Text">25697,05/17/2020,,Namibia,2020-05-18 02:32:21,16.0,0.0,13.0</text:p>
      <text:p text:style-name="Preformatted_20_Text">25698,05/17/2020,,Nepal,2020-05-18 02:32:21,295.0,2.0,36.0</text:p>
      <text:p text:style-name="Preformatted_20_Text">25699,05/17/2020,,Netherlands,2020-05-18 02:32:21,43995.0,5680.0,0.0</text:p>
      <text:p text:style-name="Preformatted_20_Text">25700,05/17/2020,,New Zealand,2020-05-18 02:32:21,1499.0,21.0,1433.0</text:p>
      <text:p text:style-name="Preformatted_20_Text">25701,05/17/2020,,Nicaragua,2020-05-18 02:32:21,25.0,8.0,7.0</text:p>
      <text:p text:style-name="Preformatted_20_Text">25702,05/17/2020,,Niger,2020-05-18 02:32:21,904.0,54.0,698.0</text:p>
      <text:p text:style-name="Preformatted_20_Text">25703,05/17/2020,,Nigeria,2020-05-18 02:32:21,5959.0,182.0,1594.0</text:p>
      <text:p text:style-name="Preformatted_20_Text">25704,05/17/2020,,North Macedonia,2020-05-18 02:32:21,1792.0,101.0,1293.0</text:p>
      <text:p text:style-name="Preformatted_20_Text">25705,05/17/2020,,Norway,2020-05-18 02:32:21,8249.0,232.0,32.0</text:p>
      <text:p text:style-name="Preformatted_20_Text">25706,05/17/2020,,Oman,2020-05-18 02:32:21,5186.0,22.0,1465.0</text:p>
      <text:p text:style-name="Preformatted_20_Text">25707,05/17/2020,,Pakistan,2020-05-18 02:32:21,40151.0,873.0,11341.0</text:p>
      <text:p text:style-name="Preformatted_20_Text">25708,05/17/2020,,Panama,2020-05-18 02:32:21,9606.0,275.0,6081.0</text:p>
      <text:p text:style-name="Preformatted_20_Text">25709,05/17/2020,,Papua New Guinea,2020-05-18 02:32:21,8.0,0.0,8.0</text:p>
      <text:p text:style-name="Preformatted_20_Text">25710,05/17/2020,,Paraguay,2020-05-18 02:32:21,786.0,11.0,202.0</text:p>
      <text:p text:style-name="Preformatted_20_Text">25711,05/17/2020,,Peru,2020-05-18 02:32:21,92273.0,2648.0,28621.0</text:p>
      <text:p text:style-name="Preformatted_20_Text">25712,05/17/2020,,Philippines,2020-05-18 02:32:21,12513.0,824.0,2635.0</text:p>
      <text:p text:style-name="Preformatted_20_Text">25713,05/17/2020,,Poland,2020-05-18 02:32:21,18529.0,925.0,7451.0</text:p>
      <text:p text:style-name="Preformatted_20_Text">25714,05/17/2020,,Portugal,2020-05-18 02:32:21,29036.0,1218.0,4636.0</text:p>
      <text:p text:style-name="Preformatted_20_Text">25715,05/17/2020,,Qatar,2020-05-18 02:32:21,32604.0,15.0,4370.0</text:p>
      <text:p text:style-name="Preformatted_20_Text">25716,05/17/2020,,Romania,2020-05-18 02:32:21,16871.0,1107.0,9890.0</text:p>
      <text:p text:style-name="Preformatted_20_Text">25717,05/17/2020,,Russia,2020-05-18 02:32:21,281752.0,2631.0,67373.0</text:p>
      <text:p text:style-name="Preformatted_20_Text">25718,05/17/2020,,Rwanda,2020-05-18 02:32:21,292.0,0.0,197.0</text:p>
      <text:p text:style-name="Preformatted_20_Text">25719,05/17/2020,,Saint Kitts and Nevis,2020-05-18 02:32:21,15.0,0.0,14.0</text:p>
      <text:p text:style-name="Preformatted_20_Text">25720,05/17/2020,,Saint Lucia,2020-05-18 02:32:21,18.0,0.0,18.0</text:p>
      <text:p text:style-name="Preformatted_20_Text">25721,05/17/2020,,Saint Vincent and the Grenadines,2020-05-18 02:32:21,17.0,0.0,14.0</text:p>
      <text:p text:style-name="Preformatted_20_Text">25722,05/17/2020,,San Marino,2020-05-18 02:32:21,654.0,41.0,201.0</text:p>
      <text:p text:style-name="Preformatted_20_Text">25723,05/17/2020,,Sao Tome and Principe,2020-05-18 02:32:21,235.0,7.0,4.0</text:p>
      <text:p text:style-name="Preformatted_20_Text">25724,05/17/2020,,Saudi Arabia,2020-05-18 02:32:21,54752.0,312.0,25722.0</text:p>
      <text:p text:style-name="Preformatted_20_Text">25725,05/17/2020,,Senegal,2020-05-18 02:32:21,2480.0,25.0,973.0</text:p>
      <text:p text:style-name="Preformatted_20_Text">25726,05/17/2020,,Serbia,2020-05-18 02:32:21,10610.0,230.0,4713.0</text:p>
      <text:p text:style-name="Preformatted_20_Text">25727,05/17/2020,,Seychelles,2020-05-18 02:32:21,11.0,0.0,10.0</text:p>
      <text:p text:style-name="Preformatted_20_Text">25728,05/17/2020,,Sierra Leone,2020-05-18 02:32:21,505.0,32.0,141.0</text:p>
      <text:p text:style-name="Preformatted_20_Text">25729,05/17/2020,,Singapore,2020-05-18 02:32:21,28038.0,22.0,9340.0</text:p>
      <text:p text:style-name="Preformatted_20_Text">25730,05/17/2020,,Slovakia,2020-05-18 02:32:21,1494.0,28.0,1163.0</text:p>
      <text:p text:style-name="Preformatted_20_Text">25731,05/17/2020,,Slovenia,2020-05-18 02:32:21,1466.0,104.0,273.0</text:p>
      <text:p text:style-name="Preformatted_20_Text">25732,05/17/2020,,Somalia,2020-05-18 02:32:21,1421.0,56.0,152.0</text:p>
      <text:p text:style-name="Preformatted_20_Text">25733,05/17/2020,,South Africa,2020-05-18 02:32:21,15515.0,264.0,7006.0</text:p>
      <text:p text:style-name="Preformatted_20_Text">25734,05/17/2020,,South Korea,2020-05-18 02:32:21,11065.0,263.0,9904.0</text:p>
      <text:p text:style-name="Preformatted_20_Text"><text:soft-page-break/>25735,05/17/2020,,South Sudan,2020-05-18 02:32:21,290.0,4.0,4.0</text:p>
      <text:p text:style-name="Preformatted_20_Text">25736,05/17/2020,,Sri Lanka,2020-05-18 02:32:21,981.0,9.0,538.0</text:p>
      <text:p text:style-name="Preformatted_20_Text">25737,05/17/2020,,Sudan,2020-05-18 02:32:21,2289.0,97.0,222.0</text:p>
      <text:p text:style-name="Preformatted_20_Text">25738,05/17/2020,,Suriname,2020-05-18 02:32:21,10.0,1.0,9.0</text:p>
      <text:p text:style-name="Preformatted_20_Text">25739,05/17/2020,,Sweden,2020-05-18 02:32:21,30143.0,3679.0,4971.0</text:p>
      <text:p text:style-name="Preformatted_20_Text">25740,05/17/2020,,Switzerland,2020-05-18 02:32:21,30587.0,1881.0,27500.0</text:p>
      <text:p text:style-name="Preformatted_20_Text">25741,05/17/2020,,Syria,2020-05-18 02:32:21,58.0,3.0,36.0</text:p>
      <text:p text:style-name="Preformatted_20_Text">25742,05/17/2020,,Taiwan,2020-05-18 02:32:21,440.0,7.0,395.0</text:p>
      <text:p text:style-name="Preformatted_20_Text">25743,05/17/2020,,Tajikistan,2020-05-18 02:32:21,1524.0,39.0,0.0</text:p>
      <text:p text:style-name="Preformatted_20_Text">25744,05/17/2020,,Tanzania,2020-05-18 02:32:21,509.0,21.0,183.0</text:p>
      <text:p text:style-name="Preformatted_20_Text">25745,05/17/2020,,Thailand,2020-05-18 02:32:21,3028.0,56.0,2856.0</text:p>
      <text:p text:style-name="Preformatted_20_Text">25746,05/17/2020,,Timor-Leste,2020-05-18 02:32:21,24.0,0.0,24.0</text:p>
      <text:p text:style-name="Preformatted_20_Text">25747,05/17/2020,,Togo,2020-05-18 02:32:21,301.0,11.0,104.0</text:p>
      <text:p text:style-name="Preformatted_20_Text">25748,05/17/2020,,Trinidad and Tobago,2020-05-18 02:32:21,116.0,8.0,107.0</text:p>
      <text:p text:style-name="Preformatted_20_Text">25749,05/17/2020,,Tunisia,2020-05-18 02:32:21,1037.0,45.0,816.0</text:p>
      <text:p text:style-name="Preformatted_20_Text">25750,05/17/2020,,Turkey,2020-05-18 02:32:21,149435.0,4140.0,109962.0</text:p>
      <text:p text:style-name="Preformatted_20_Text">25751,05/17/2020,,UK,2020-05-18 02:32:21,243695.0,34636.0,0.0</text:p>
      <text:p text:style-name="Preformatted_20_Text">25752,05/17/2020,,Uganda,2020-05-18 02:32:21,227.0,0.0,63.0</text:p>
      <text:p text:style-name="Preformatted_20_Text">25753,05/17/2020,,Ukraine,2020-05-18 02:32:21,18291.0,514.0,5116.0</text:p>
      <text:p text:style-name="Preformatted_20_Text">25754,05/17/2020,,United Arab Emirates,2020-05-18 02:32:21,23358.0,220.0,8512.0</text:p>
      <text:p text:style-name="Preformatted_20_Text">25755,05/17/2020,,Uruguay,2020-05-18 02:32:21,734.0,20.0,564.0</text:p>
      <text:p text:style-name="Preformatted_20_Text">25756,05/17/2020,,Uzbekistan,2020-05-18 02:32:21,2753.0,12.0,2247.0</text:p>
      <text:p text:style-name="Preformatted_20_Text">25757,05/17/2020,,Venezuela,2020-05-18 02:32:21,541.0,10.0,241.0</text:p>
      <text:p text:style-name="Preformatted_20_Text">25758,05/17/2020,,Vietnam,2020-05-18 02:32:21,320.0,0.0,260.0</text:p>
      <text:p text:style-name="Preformatted_20_Text">25759,05/17/2020,,West Bank and Gaza,2020-05-18 02:32:21,381.0,2.0,335.0</text:p>
      <text:p text:style-name="Preformatted_20_Text">25760,05/17/2020,,Western Sahara,2020-05-18 02:32:21,6.0,0.0,6.0</text:p>
      <text:p text:style-name="Preformatted_20_Text">25761,05/17/2020,,Yemen,2020-05-18 02:32:21,128.0,20.0,1.0</text:p>
      <text:p text:style-name="Preformatted_20_Text">25762,05/17/2020,,Zambia,2020-05-18 02:32:21,753.0,7.0,188.0</text:p>
      <text:p text:style-name="Preformatted_20_Text">25763,05/17/2020,,Zimbabwe,2020-05-18 02:32:21,44.0,4.0,17.0</text:p>
      <text:p text:style-name="Preformatted_20_Text">25764,05/17/2020,Abruzzo,Italy,2020-05-18 02:32:21,3186.0,385.0,1379.0</text:p>
      <text:p text:style-name="Preformatted_20_Text">25765,05/17/2020,Alabama,US,2020-05-18 02:32:21,11771.0,488.0,0.0</text:p>
      <text:p text:style-name="Preformatted_20_Text">25766,05/17/2020,Alaska,US,2020-05-18 02:32:21,388.0,10.0,0.0</text:p>
      <text:p text:style-name="Preformatted_20_Text">25767,05/17/2020,Alberta,Canada,2020-05-18 02:32:21,6644.0,127.0,5453.0</text:p>
      <text:p text:style-name="Preformatted_20_Text">25768,05/17/2020,Andalusia,Spain,2020-05-18 02:32:21,12420.0,1355.0,10319.0</text:p>
      <text:p text:style-name="Preformatted_20_Text">25769,05/17/2020,Anguilla,UK,2020-05-18 02:32:21,3.0,0.0,3.0</text:p>
      <text:p text:style-name="Preformatted_20_Text">25770,05/17/2020,Anhui,Mainland China,2020-05-18 02:32:21,991.0,6.0,985.0</text:p>
      <text:p text:style-name="Preformatted_20_Text">25771,05/17/2020,Aragon,Spain,2020-05-18 02:32:21,5456.0,838.0,3655.0</text:p>
      <text:p text:style-name="Preformatted_20_Text">25772,05/17/2020,Arizona,US,2020-05-18 02:32:21,13945.0,680.0,0.0</text:p>
      <text:p text:style-name="Preformatted_20_Text">25773,05/17/2020,Arkansas,US,2020-05-18 02:32:21,4759.0,98.0,0.0</text:p>
      <text:p text:style-name="Preformatted_20_Text">25774,05/17/2020,Aruba,Netherlands,2020-05-18 02:32:21,101.0,3.0,93.0</text:p>
      <text:p text:style-name="Preformatted_20_Text">25775,05/17/2020,Asturias,Spain,2020-05-18 02:32:21,2366.0,313.0,1055.0</text:p>
      <text:p text:style-name="Preformatted_20_Text">25776,05/17/2020,Australian Capital Territory,Australia,2020-05-18 02:32:21,107.0,3.0,104.0</text:p>
      <text:p text:style-name="Preformatted_20_Text">25777,05/17/2020,Baden-Wurttemberg,Germany,2020-05-18 02:32:21,33962.0,1653.0,30000.0</text:p>
      <text:p text:style-name="Preformatted_20_Text">25778,05/17/2020,Baleares,Spain,2020-05-18 02:32:21,1982.0,216.0,1519.0</text:p>
      <text:p text:style-name="Preformatted_20_Text">25779,05/17/2020,Basilicata,Italy,2020-05-18 02:32:21,392.0,27.0,261.0</text:p>
      <text:p text:style-name="Preformatted_20_Text">25780,05/17/2020,Bayern,Germany,2020-05-18 02:32:21,45777.0,2297.0,40060.0</text:p>
      <text:p text:style-name="Preformatted_20_Text">25781,05/17/2020,Beijing,Mainland China,2020-05-18 02:32:21,593.0,9.0,578.0</text:p>
      <text:p text:style-name="Preformatted_20_Text">25782,05/17/2020,Berlin,Germany,2020-05-18 02:32:21,6454.0,182.0,5850.0</text:p>
      <text:p text:style-name="Preformatted_20_Text">25783,05/17/2020,Bermuda,UK,2020-05-18 02:32:21,123.0,9.0,73.0</text:p>
      <text:p text:style-name="Preformatted_20_Text">25784,05/17/2020,"Bonaire, Sint Eustatius and Saba",Netherlands,2020-05-18 02:32:21,6.0,0.0,6.0</text:p>
      <text:p text:style-name="Preformatted_20_Text">25785,05/17/2020,Brandenburg,Germany,2020-05-18 02:32:21,3204.0,166.0,2800.0</text:p>
      <text:p text:style-name="Preformatted_20_Text">25786,05/17/2020,Bremen,Germany,2020-05-18 02:32:21,1174.0,37.0,800.0</text:p>
      <text:p text:style-name="Preformatted_20_Text">25787,05/17/2020,British Columbia,Canada,2020-05-18 02:32:21,2428.0,141.0,1932.0</text:p>
      <text:p text:style-name="Preformatted_20_Text">25788,05/17/2020,British Virgin Islands,UK,2020-05-18 02:32:21,8.0,1.0,6.0</text:p>
      <text:p text:style-name="Preformatted_20_Text">25789,05/17/2020,C. Valenciana,Spain,2020-05-18 02:32:21,10850.0,1365.0,9761.0</text:p>
      <text:p text:style-name="Preformatted_20_Text">25790,05/17/2020,Calabria,Italy,2020-05-18 02:32:21,1151.0,95.0,634.0</text:p>
      <text:p text:style-name="Preformatted_20_Text">25791,05/17/2020,California,US,2020-05-18 02:32:21,80166.0,3240.0,0.0</text:p>
      <text:p text:style-name="Preformatted_20_Text">25792,05/17/2020,Campania,Italy,2020-05-18 02:32:21,4684.0,396.0,2592.0</text:p>
      <text:p text:style-name="Preformatted_20_Text">25793,05/17/2020,Canarias,Spain,2020-05-18 02:32:21,2284.0,151.0,1524.0</text:p>
      <text:p text:style-name="Preformatted_20_Text">25794,05/17/2020,Cantabria,Spain,2020-05-18 02:32:21,2265.0,206.0,2195.0</text:p>
      <text:p text:style-name="Preformatted_20_Text"><text:soft-page-break/>25795,05/17/2020,Castilla - La Mancha,Spain,2020-05-18 02:32:21,16587.0,2883.0,6328.0</text:p>
      <text:p text:style-name="Preformatted_20_Text">25796,05/17/2020,Castilla y Leon,Spain,2020-05-18 02:32:21,18369.0,1940.0,7735.0</text:p>
      <text:p text:style-name="Preformatted_20_Text">25797,05/17/2020,Catalonia,Spain,2020-05-18 02:32:21,55685.0,5915.0,26067.0</text:p>
      <text:p text:style-name="Preformatted_20_Text">25798,05/17/2020,Cayman Islands,UK,2020-05-18 02:32:21,94.0,1.0,55.0</text:p>
      <text:p text:style-name="Preformatted_20_Text">25799,05/17/2020,Ceuta,Spain,2020-05-18 02:32:21,116.0,4.0,163.0</text:p>
      <text:p text:style-name="Preformatted_20_Text">25800,05/17/2020,Channel Islands,UK,2020-05-18 02:32:21,554.0,43.0,458.0</text:p>
      <text:p text:style-name="Preformatted_20_Text">25801,05/17/2020,Chongqing,Mainland China,2020-05-18 02:32:21,579.0,6.0,573.0</text:p>
      <text:p text:style-name="Preformatted_20_Text">25802,05/17/2020,Colorado,US,2020-05-18 02:32:21,21938.0,1215.0,0.0</text:p>
      <text:p text:style-name="Preformatted_20_Text">25803,05/17/2020,Connecticut,US,2020-05-18 02:32:21,37419.0,3408.0,0.0</text:p>
      <text:p text:style-name="Preformatted_20_Text">25804,05/17/2020,Curacao,Netherlands,2020-05-18 02:32:21,16.0,1.0,14.0</text:p>
      <text:p text:style-name="Preformatted_20_Text">25805,05/17/2020,Delaware,US,2020-05-18 02:32:21,7670.0,290.0,0.0</text:p>
      <text:p text:style-name="Preformatted_20_Text">25806,05/17/2020,Diamond Princess cruise ship,Canada,2020-05-18 02:32:21,1.0,1.0,0.0</text:p>
      <text:p text:style-name="Preformatted_20_Text">25807,05/17/2020,Diamond Princess cruise ship,US,2020-05-18 02:32:21,49.0,0.0,0.0</text:p>
      <text:p text:style-name="Preformatted_20_Text">25808,05/17/2020,District of Columbia,US,2020-05-18 02:32:21,7123.0,383.0,0.0</text:p>
      <text:p text:style-name="Preformatted_20_Text">25809,05/17/2020,Emilia-Romagna,Italy,2020-05-18 02:32:21,27232.0,3973.0,17603.0</text:p>
      <text:p text:style-name="Preformatted_20_Text">25810,05/17/2020,Extremadura,Spain,2020-05-18 02:32:21,2958.0,497.0,2609.0</text:p>
      <text:p text:style-name="Preformatted_20_Text">25811,05/17/2020,Falkland Islands (Malvinas),UK,2020-05-18 02:32:21,13.0,0.0,13.0</text:p>
      <text:p text:style-name="Preformatted_20_Text">25812,05/17/2020,Faroe Islands,Denmark,2020-05-18 02:32:21,187.0,0.0,187.0</text:p>
      <text:p text:style-name="Preformatted_20_Text">25813,05/17/2020,Florida,US,2020-05-18 02:32:21,45588.0,1973.0,0.0</text:p>
      <text:p text:style-name="Preformatted_20_Text">25814,05/17/2020,French Guiana,France,2020-05-18 02:32:21,197.0,1.0,125.0</text:p>
      <text:p text:style-name="Preformatted_20_Text">25815,05/17/2020,French Polynesia,France,2020-05-18 02:32:21,60.0,0.0,59.0</text:p>
      <text:p text:style-name="Preformatted_20_Text">25816,05/17/2020,Friuli Venezia Giulia,Italy,2020-05-18 02:32:21,3191.0,319.0,2218.0</text:p>
      <text:p text:style-name="Preformatted_20_Text">25817,05/17/2020,Fujian,Mainland China,2020-05-18 02:32:21,356.0,1.0,355.0</text:p>
      <text:p text:style-name="Preformatted_20_Text">25818,05/17/2020,Galicia,Spain,2020-05-18 02:32:21,9041.0,604.0,8409.0</text:p>
      <text:p text:style-name="Preformatted_20_Text">25819,05/17/2020,Gansu,Mainland China,2020-05-18 02:32:21,139.0,2.0,137.0</text:p>
      <text:p text:style-name="Preformatted_20_Text">25820,05/17/2020,Georgia,US,2020-05-18 02:32:21,37579.0,1610.0,0.0</text:p>
      <text:p text:style-name="Preformatted_20_Text">25821,05/17/2020,Gibraltar,UK,2020-05-18 02:32:21,147.0,0.0,145.0</text:p>
      <text:p text:style-name="Preformatted_20_Text">25822,05/17/2020,Grand Princess,Canada,2020-05-18 02:32:21,13.0,0.0,13.0</text:p>
      <text:p text:style-name="Preformatted_20_Text">25823,05/17/2020,Grand Princess,US,2020-05-18 02:32:21,103.0,3.0,0.0</text:p>
      <text:p text:style-name="Preformatted_20_Text">25824,05/17/2020,Greenland,Denmark,2020-05-18 02:32:21,11.0,0.0,11.0</text:p>
      <text:p text:style-name="Preformatted_20_Text">25825,05/17/2020,Guadeloupe,France,2020-05-18 02:32:21,155.0,13.0,109.0</text:p>
      <text:p text:style-name="Preformatted_20_Text">25826,05/17/2020,Guam,US,2020-05-18 02:32:21,154.0,5.0,0.0</text:p>
      <text:p text:style-name="Preformatted_20_Text">25827,05/17/2020,Guangdong,Mainland China,2020-05-18 02:32:21,1590.0,8.0,1579.0</text:p>
      <text:p text:style-name="Preformatted_20_Text">25828,05/17/2020,Guangxi,Mainland China,2020-05-18 02:32:21,254.0,2.0,252.0</text:p>
      <text:p text:style-name="Preformatted_20_Text">25829,05/17/2020,Guizhou,Mainland China,2020-05-18 02:32:21,147.0,2.0,145.0</text:p>
      <text:p text:style-name="Preformatted_20_Text">25830,05/17/2020,Hainan,Mainland China,2020-05-18 02:32:21,169.0,6.0,162.0</text:p>
      <text:p text:style-name="Preformatted_20_Text">25831,05/17/2020,Hamburg,Germany,2020-05-18 02:32:21,5029.0,232.0,4500.0</text:p>
      <text:p text:style-name="Preformatted_20_Text">25832,05/17/2020,Hawaii,US,2020-05-18 02:32:21,640.0,17.0,0.0</text:p>
      <text:p text:style-name="Preformatted_20_Text">25833,05/17/2020,Hebei,Mainland China,2020-05-18 02:32:21,328.0,6.0,322.0</text:p>
      <text:p text:style-name="Preformatted_20_Text">25834,05/17/2020,Heilongjiang,Mainland China,2020-05-18 02:32:21,945.0,13.0,932.0</text:p>
      <text:p text:style-name="Preformatted_20_Text">25835,05/17/2020,Henan,Mainland China,2020-05-18 02:32:21,1276.0,22.0,1254.0</text:p>
      <text:p text:style-name="Preformatted_20_Text">25836,05/17/2020,Hessen,Germany,2020-05-18 02:32:21,9317.0,435.0,8000.0</text:p>
      <text:p text:style-name="Preformatted_20_Text">25837,05/17/2020,Hong Kong,Hong Kong,2020-05-18 02:32:21,1055.0,4.0,1024.0</text:p>
      <text:p text:style-name="Preformatted_20_Text">25838,05/17/2020,Hubei,Mainland China,2020-05-18 02:32:21,68134.0,4512.0,63616.0</text:p>
      <text:p text:style-name="Preformatted_20_Text">25839,05/17/2020,Hunan,Mainland China,2020-05-18 02:32:21,1019.0,4.0,1015.0</text:p>
      <text:p text:style-name="Preformatted_20_Text">25840,05/17/2020,Idaho,US,2020-05-18 02:32:21,2419.0,73.0,0.0</text:p>
      <text:p text:style-name="Preformatted_20_Text">25841,05/17/2020,Illinois,US,2020-05-18 02:32:21,94191.0,4177.0,0.0</text:p>
      <text:p text:style-name="Preformatted_20_Text">25842,05/17/2020,Indiana,US,2020-05-18 02:32:21,27778.0,1751.0,0.0</text:p>
      <text:p text:style-name="Preformatted_20_Text">25843,05/17/2020,Inner Mongolia,Mainland China,2020-05-18 02:32:21,213.0,1.0,196.0</text:p>
      <text:p text:style-name="Preformatted_20_Text">25844,05/17/2020,Iowa,US,2020-05-18 02:32:21,14651.0,351.0,0.0</text:p>
      <text:p text:style-name="Preformatted_20_Text">25845,05/17/2020,Isle of Man,UK,2020-05-18 02:32:21,335.0,24.0,285.0</text:p>
      <text:p text:style-name="Preformatted_20_Text">25846,05/17/2020,Jiangsu,Mainland China,2020-05-18 02:32:21,653.0,0.0,653.0</text:p>
      <text:p text:style-name="Preformatted_20_Text">25847,05/17/2020,Jiangxi,Mainland China,2020-05-18 02:32:21,937.0,1.0,936.0</text:p>
      <text:p text:style-name="Preformatted_20_Text">25848,05/17/2020,Jilin,Mainland China,2020-05-18 02:32:21,146.0,2.0,122.0</text:p>
      <text:p text:style-name="Preformatted_20_Text">25849,05/17/2020,Kansas,US,2020-05-18 02:32:21,7953.0,195.0,0.0</text:p>
      <text:p text:style-name="Preformatted_20_Text">25850,05/17/2020,Kentucky,US,2020-05-18 02:32:21,7688.0,334.0,0.0</text:p>
      <text:p text:style-name="Preformatted_20_Text">25851,05/17/2020,La Rioja,Spain,2020-05-18 02:32:21,4020.0,348.0,2990.0</text:p>
      <text:p text:style-name="Preformatted_20_Text"><text:soft-page-break/>25852,05/17/2020,Lazio,Italy,2020-05-18 02:32:21,7446.0,622.0,2914.0</text:p>
      <text:p text:style-name="Preformatted_20_Text">25853,05/17/2020,Liaoning,Mainland China,2020-05-18 02:32:21,149.0,2.0,144.0</text:p>
      <text:p text:style-name="Preformatted_20_Text">25854,05/17/2020,Liguria,Italy,2020-05-18 02:32:21,9159.0,1355.0,5348.0</text:p>
      <text:p text:style-name="Preformatted_20_Text">25855,05/17/2020,Lombardia,Italy,2020-05-18 02:32:21,84844.0,15519.0,41895.0</text:p>
      <text:p text:style-name="Preformatted_20_Text">25856,05/17/2020,Louisiana,US,2020-05-18 02:32:21,34432.0,2491.0,0.0</text:p>
      <text:p text:style-name="Preformatted_20_Text">25857,05/17/2020,Macau,Macau,2020-05-18 02:32:21,45.0,0.0,44.0</text:p>
      <text:p text:style-name="Preformatted_20_Text">25858,05/17/2020,Madrid,Spain,2020-05-18 02:32:21,66210.0,8826.0,40586.0</text:p>
      <text:p text:style-name="Preformatted_20_Text">25859,05/17/2020,Maine,US,2020-05-18 02:32:21,1687.0,70.0,0.0</text:p>
      <text:p text:style-name="Preformatted_20_Text">25860,05/17/2020,Manitoba,Canada,2020-05-18 02:32:21,289.0,7.0,257.0</text:p>
      <text:p text:style-name="Preformatted_20_Text">25861,05/17/2020,Marche,Italy,2020-05-18 02:32:21,6667.0,984.0,3118.0</text:p>
      <text:p text:style-name="Preformatted_20_Text">25862,05/17/2020,Martinique,France,2020-05-18 02:32:21,192.0,14.0,91.0</text:p>
      <text:p text:style-name="Preformatted_20_Text">25863,05/17/2020,Maryland,US,2020-05-18 02:32:21,38804.0,1992.0,0.0</text:p>
      <text:p text:style-name="Preformatted_20_Text">25864,05/17/2020,Massachusetts,US,2020-05-18 02:32:21,86010.0,5797.0,0.0</text:p>
      <text:p text:style-name="Preformatted_20_Text">25865,05/17/2020,Mayotte,France,2020-05-18 02:32:21,1342.0,18.0,627.0</text:p>
      <text:p text:style-name="Preformatted_20_Text">25866,05/17/2020,Mecklenburg-Vorpommern,Germany,2020-05-18 02:32:21,751.0,20.0,700.0</text:p>
      <text:p text:style-name="Preformatted_20_Text">25867,05/17/2020,Melilla,Spain,2020-05-18 02:32:21,119.0,2.0,122.0</text:p>
      <text:p text:style-name="Preformatted_20_Text">25868,05/17/2020,Michigan,US,2020-05-18 02:32:21,51142.0,4891.0,0.0</text:p>
      <text:p text:style-name="Preformatted_20_Text">25869,05/17/2020,Minnesota,US,2020-05-18 02:32:21,15668.0,731.0,0.0</text:p>
      <text:p text:style-name="Preformatted_20_Text">25870,05/17/2020,Mississippi,US,2020-05-18 02:32:21,11296.0,521.0,0.0</text:p>
      <text:p text:style-name="Preformatted_20_Text">25871,05/17/2020,Missouri,US,2020-05-18 02:32:21,11108.0,600.0,0.0</text:p>
      <text:p text:style-name="Preformatted_20_Text">25872,05/17/2020,Molise,Italy,2020-05-18 02:32:21,411.0,22.0,173.0</text:p>
      <text:p text:style-name="Preformatted_20_Text">25873,05/17/2020,Montana,US,2020-05-18 02:32:21,468.0,16.0,0.0</text:p>
      <text:p text:style-name="Preformatted_20_Text">25874,05/17/2020,Montserrat,UK,2020-05-18 02:32:21,11.0,1.0,10.0</text:p>
      <text:p text:style-name="Preformatted_20_Text">25875,05/17/2020,Murcia,Spain,2020-05-18 02:32:21,1542.0,144.0,2073.0</text:p>
      <text:p text:style-name="Preformatted_20_Text">25876,05/17/2020,Navarra,Spain,2020-05-18 02:32:21,5137.0,501.0,3658.0</text:p>
      <text:p text:style-name="Preformatted_20_Text">25877,05/17/2020,Nebraska,US,2020-05-18 02:32:21,10177.0,123.0,0.0</text:p>
      <text:p text:style-name="Preformatted_20_Text">25878,05/17/2020,Nevada,US,2020-05-18 02:32:21,6949.0,350.0,0.0</text:p>
      <text:p text:style-name="Preformatted_20_Text">25879,05/17/2020,New Brunswick,Canada,2020-05-18 02:32:21,120.0,0.0,120.0</text:p>
      <text:p text:style-name="Preformatted_20_Text">25880,05/17/2020,New Caledonia,France,2020-05-18 02:32:21,18.0,0.0,18.0</text:p>
      <text:p text:style-name="Preformatted_20_Text">25881,05/17/2020,New Hampshire,US,2020-05-18 02:32:21,3596.0,172.0,0.0</text:p>
      <text:p text:style-name="Preformatted_20_Text">25882,05/17/2020,New Jersey,US,2020-05-18 02:32:21,146504.0,10363.0,0.0</text:p>
      <text:p text:style-name="Preformatted_20_Text">25883,05/17/2020,New Mexico,US,2020-05-18 02:32:21,5938.0,265.0,0.0</text:p>
      <text:p text:style-name="Preformatted_20_Text">25884,05/17/2020,New South Wales,Australia,2020-05-18 02:32:21,3076.0,46.0,2612.0</text:p>
      <text:p text:style-name="Preformatted_20_Text">25885,05/17/2020,New York,US,2020-05-18 02:32:21,350121.0,28232.0,0.0</text:p>
      <text:p text:style-name="Preformatted_20_Text">25886,05/17/2020,Newfoundland and Labrador,Canada,2020-05-18 02:32:21,260.0,3.0,249.0</text:p>
      <text:p text:style-name="Preformatted_20_Text">25887,05/17/2020,Niedersachsen,Germany,2020-05-18 02:32:21,11159.0,548.0,9800.0</text:p>
      <text:p text:style-name="Preformatted_20_Text">25888,05/17/2020,Ningxia,Mainland China,2020-05-18 02:32:21,75.0,0.0,75.0</text:p>
      <text:p text:style-name="Preformatted_20_Text">25889,05/17/2020,Nordrhein-Westfalen,Germany,2020-05-18 02:32:21,36286.0,1505.0,31900.0</text:p>
      <text:p text:style-name="Preformatted_20_Text">25890,05/17/2020,North Carolina,US,2020-05-18 02:32:21,18673.0,686.0,0.0</text:p>
      <text:p text:style-name="Preformatted_20_Text">25891,05/17/2020,North Dakota,US,2020-05-18 02:32:21,1900.0,43.0,0.0</text:p>
      <text:p text:style-name="Preformatted_20_Text">25892,05/17/2020,Northern Mariana Islands,US,2020-05-18 02:32:21,21.0,2.0,0.0</text:p>
      <text:p text:style-name="Preformatted_20_Text">25893,05/17/2020,Northern Territory,Australia,2020-05-18 02:32:21,29.0,0.0,27.0</text:p>
      <text:p text:style-name="Preformatted_20_Text">25894,05/17/2020,Northwest Territories,Canada,2020-05-18 02:32:21,5.0,0.0,5.0</text:p>
      <text:p text:style-name="Preformatted_20_Text">25895,05/17/2020,Nova Scotia,Canada,2020-05-18 02:32:21,1040.0,55.0,938.0</text:p>
      <text:p text:style-name="Preformatted_20_Text">25896,05/17/2020,Ohio,US,2020-05-18 02:32:21,27923.0,1625.0,0.0</text:p>
      <text:p text:style-name="Preformatted_20_Text">25897,05/17/2020,Oklahoma,US,2020-05-18 02:32:21,5310.0,288.0,0.0</text:p>
      <text:p text:style-name="Preformatted_20_Text">25898,05/17/2020,Ontario,Canada,2020-05-18 02:32:21,23974.0,1999.0,17360.0</text:p>
      <text:p text:style-name="Preformatted_20_Text">25899,05/17/2020,Oregon,US,2020-05-18 02:32:21,3623.0,137.0,0.0</text:p>
      <text:p text:style-name="Preformatted_20_Text">25900,05/17/2020,P.A. Bolzano,Italy,2020-05-18 02:32:21,2581.0,290.0,1977.0</text:p>
      <text:p text:style-name="Preformatted_20_Text">25901,05/17/2020,P.A. Trento,Italy,2020-05-18 02:32:21,4338.0,453.0,3584.0</text:p>
      <text:p text:style-name="Preformatted_20_Text">25902,05/17/2020,Pais Vasco,Spain,2020-05-18 02:32:21,13291.0,1455.0,15678.0</text:p>
      <text:p text:style-name="Preformatted_20_Text">25903,05/17/2020,Pennsylvania,US,2020-05-18 02:32:21,65700.0,4495.0,0.0</text:p>
      <text:p text:style-name="Preformatted_20_Text">25904,05/17/2020,Piemonte,Italy,2020-05-18 02:32:21,29547.0,3612.0,15696.0</text:p>
      <text:p text:style-name="Preformatted_20_Text">25905,05/17/2020,Prince Edward Island,Canada,2020-05-18 02:32:21,27.0,0.0,27.0</text:p>
      <text:p text:style-name="Preformatted_20_Text">25906,05/17/2020,Puerto Rico,US,2020-05-18 02:32:21,2646.0,123.0,0.0</text:p>
      <text:p text:style-name="Preformatted_20_Text">25907,05/17/2020,Puglia,Italy,2020-05-18 02:32:21,4379.0,470.0,1892.0</text:p>
      <text:p text:style-name="Preformatted_20_Text">25908,05/17/2020,Qinghai,Mainland China,2020-05-18 02:32:21,18.0,0.0,18.0</text:p>
      <text:p text:style-name="Preformatted_20_Text">25909,05/17/2020,Quebec,Canada,2020-05-18 02:32:21,42928.0,3563.0,11754.0</text:p>
      <text:p text:style-name="Preformatted_20_Text">25910,05/17/2020,Queensland,Australia,2020-05-18 02:32:21,1057.0,6.0,1038.0</text:p>
      <text:p text:style-name="Preformatted_20_Text">25911,05/17/2020,Recovered,US,2020-05-18 02:32:21,0.0,0.0,272265.0</text:p>
      <text:p text:style-name="Preformatted_20_Text"><text:soft-page-break/>25912,05/17/2020,Reunion,France,2020-05-18 02:32:21,443.0,0.0,354.0</text:p>
      <text:p text:style-name="Preformatted_20_Text">25913,05/17/2020,Rheinland-Pfalz,Germany,2020-05-18 02:32:21,6486.0,217.0,5831.0</text:p>
      <text:p text:style-name="Preformatted_20_Text">25914,05/17/2020,Rhode Island,US,2020-05-18 02:32:21,12674.0,499.0,0.0</text:p>
      <text:p text:style-name="Preformatted_20_Text">25915,05/17/2020,Saarland,Germany,2020-05-18 02:32:21,2709.0,155.0,2403.0</text:p>
      <text:p text:style-name="Preformatted_20_Text">25916,05/17/2020,Sachsen,Germany,2020-05-18 02:32:21,5122.0,197.0,4500.0</text:p>
      <text:p text:style-name="Preformatted_20_Text">25917,05/17/2020,Sachsen-Anhalt,Germany,2020-05-18 02:32:21,1678.0,54.0,1480.0</text:p>
      <text:p text:style-name="Preformatted_20_Text">25918,05/17/2020,Saint Barthelemy,France,2020-05-18 02:32:21,6.0,0.0,6.0</text:p>
      <text:p text:style-name="Preformatted_20_Text">25919,05/17/2020,Saint Pierre and Miquelon,France,2020-05-18 02:32:21,1.0,0.0,1.0</text:p>
      <text:p text:style-name="Preformatted_20_Text">25920,05/17/2020,Sardegna,Italy,2020-05-18 02:32:21,1353.0,125.0,823.0</text:p>
      <text:p text:style-name="Preformatted_20_Text">25921,05/17/2020,Saskatchewan,Canada,2020-05-18 02:32:21,592.0,7.0,444.0</text:p>
      <text:p text:style-name="Preformatted_20_Text">25922,05/17/2020,Schleswig-Holstein,Germany,2020-05-18 02:32:21,3000.0,126.0,2700.0</text:p>
      <text:p text:style-name="Preformatted_20_Text">25923,05/17/2020,Shaanxi,Mainland China,2020-05-18 02:32:21,308.0,3.0,301.0</text:p>
      <text:p text:style-name="Preformatted_20_Text">25924,05/17/2020,Shandong,Mainland China,2020-05-18 02:32:21,788.0,7.0,780.0</text:p>
      <text:p text:style-name="Preformatted_20_Text">25925,05/17/2020,Shanghai,Mainland China,2020-05-18 02:32:21,666.0,7.0,641.0</text:p>
      <text:p text:style-name="Preformatted_20_Text">25926,05/17/2020,Shanxi,Mainland China,2020-05-18 02:32:21,198.0,0.0,198.0</text:p>
      <text:p text:style-name="Preformatted_20_Text">25927,05/17/2020,Sichuan,Mainland China,2020-05-18 02:32:21,561.0,3.0,558.0</text:p>
      <text:p text:style-name="Preformatted_20_Text">25928,05/17/2020,Sicilia,Italy,2020-05-18 02:32:21,3388.0,267.0,1566.0</text:p>
      <text:p text:style-name="Preformatted_20_Text">25929,05/17/2020,Sint Maarten,Netherlands,2020-05-18 02:32:21,77.0,15.0,54.0</text:p>
      <text:p text:style-name="Preformatted_20_Text">25930,05/17/2020,South Australia,Australia,2020-05-18 02:32:21,439.0,4.0,435.0</text:p>
      <text:p text:style-name="Preformatted_20_Text">25931,05/17/2020,South Carolina,US,2020-05-18 02:32:21,8816.0,385.0,0.0</text:p>
      <text:p text:style-name="Preformatted_20_Text">25932,05/17/2020,South Dakota,US,2020-05-18 02:32:21,3987.0,44.0,0.0</text:p>
      <text:p text:style-name="Preformatted_20_Text">25933,05/17/2020,St Martin,France,2020-05-18 02:32:21,39.0,3.0,30.0</text:p>
      <text:p text:style-name="Preformatted_20_Text">25934,05/17/2020,Tasmania,Australia,2020-05-18 02:32:21,228.0,13.0,194.0</text:p>
      <text:p text:style-name="Preformatted_20_Text">25935,05/17/2020,Tennessee,US,2020-05-18 02:32:21,17359.0,298.0,0.0</text:p>
      <text:p text:style-name="Preformatted_20_Text">25936,05/17/2020,Texas,US,2020-05-18 02:32:21,48396.0,1343.0,0.0</text:p>
      <text:p text:style-name="Preformatted_20_Text">25937,05/17/2020,Thuringen,Germany,2020-05-18 02:32:21,2725.0,138.0,2230.0</text:p>
      <text:p text:style-name="Preformatted_20_Text">25938,05/17/2020,Tianjin,Mainland China,2020-05-18 02:32:21,192.0,3.0,187.0</text:p>
      <text:p text:style-name="Preformatted_20_Text">25939,05/17/2020,Tibet,Mainland China,2020-05-18 02:32:21,1.0,0.0,1.0</text:p>
      <text:p text:style-name="Preformatted_20_Text">25940,05/17/2020,Toscana,Italy,2020-05-18 02:32:21,9948.0,984.0,6162.0</text:p>
      <text:p text:style-name="Preformatted_20_Text">25941,05/17/2020,Turks and Caicos Islands,UK,2020-05-18 02:32:21,12.0,1.0,10.0</text:p>
      <text:p text:style-name="Preformatted_20_Text">25942,05/17/2020,Umbria,Italy,2020-05-18 02:32:21,1424.0,73.0,1273.0</text:p>
      <text:p text:style-name="Preformatted_20_Text">25943,05/17/2020,Unknown,Germany,2020-05-18 02:32:21,1536.0,0.0,457.0</text:p>
      <text:p text:style-name="Preformatted_20_Text">25944,05/17/2020,Utah,US,2020-05-18 02:32:21,7238.0,80.0,0.0</text:p>
      <text:p text:style-name="Preformatted_20_Text">25945,05/17/2020,Valle d'Aosta,Italy,2020-05-18 02:32:21,1173.0,143.0,962.0</text:p>
      <text:p text:style-name="Preformatted_20_Text">25946,05/17/2020,Veneto,Italy,2020-05-18 02:32:21,18941.0,1794.0,13106.0</text:p>
      <text:p text:style-name="Preformatted_20_Text">25947,05/17/2020,Vermont,US,2020-05-18 02:32:21,940.0,54.0,0.0</text:p>
      <text:p text:style-name="Preformatted_20_Text">25948,05/17/2020,Victoria,Australia,2020-05-18 02:32:21,1564.0,18.0,1439.0</text:p>
      <text:p text:style-name="Preformatted_20_Text">25949,05/17/2020,Virgin Islands,US,2020-05-18 02:32:21,69.0,6.0,0.0</text:p>
      <text:p text:style-name="Preformatted_20_Text">25950,05/17/2020,Virginia,US,2020-05-18 02:32:21,30388.0,1010.0,0.0</text:p>
      <text:p text:style-name="Preformatted_20_Text">25951,05/17/2020,Washington,US,2020-05-18 02:32:21,18433.0,1001.0,0.0</text:p>
      <text:p text:style-name="Preformatted_20_Text">25952,05/17/2020,West Virginia,US,2020-05-18 02:32:21,1492.0,67.0,0.0</text:p>
      <text:p text:style-name="Preformatted_20_Text">25953,05/17/2020,Western Australia,Australia,2020-05-18 02:32:21,554.0,9.0,543.0</text:p>
      <text:p text:style-name="Preformatted_20_Text">25954,05/17/2020,Wisconsin,US,2020-05-18 02:32:21,12543.0,453.0,0.0</text:p>
      <text:p text:style-name="Preformatted_20_Text">25955,05/17/2020,Wyoming,US,2020-05-18 02:32:21,754.0,8.0,0.0</text:p>
      <text:p text:style-name="Preformatted_20_Text">25956,05/17/2020,Xinjiang,Mainland China,2020-05-18 02:32:21,76.0,3.0,73.0</text:p>
      <text:p text:style-name="Preformatted_20_Text">25957,05/17/2020,Yukon,Canada,2020-05-18 02:32:21,11.0,0.0,11.0</text:p>
      <text:p text:style-name="Preformatted_20_Text">25958,05/17/2020,Yunnan,Mainland China,2020-05-18 02:32:21,185.0,2.0,183.0</text:p>
      <text:p text:style-name="Preformatted_20_Text">25959,05/17/2020,Zhejiang,Mainland China,2020-05-18 02:32:21,1268.0,1.0,1267.0</text:p>
      <text:p text:style-name="Preformatted_20_Text">25960,05/18/2020,,Afghanistan,2020-05-19 02:32:18,7072.0,173.0,801.0</text:p>
      <text:p text:style-name="Preformatted_20_Text">25961,05/18/2020,,Albania,2020-05-19 02:32:18,948.0,31.0,727.0</text:p>
      <text:p text:style-name="Preformatted_20_Text">25962,05/18/2020,,Algeria,2020-05-19 02:32:18,7201.0,555.0,3625.0</text:p>
      <text:p text:style-name="Preformatted_20_Text">25963,05/18/2020,,Andorra,2020-05-19 02:32:18,761.0,51.0,624.0</text:p>
      <text:p text:style-name="Preformatted_20_Text">25964,05/18/2020,,Angola,2020-05-19 02:32:18,50.0,3.0,17.0</text:p>
      <text:p text:style-name="Preformatted_20_Text">25965,05/18/2020,,Antigua and Barbuda,2020-05-19 02:32:18,25.0,3.0,19.0</text:p>
      <text:p text:style-name="Preformatted_20_Text">25966,05/18/2020,,Argentina,2020-05-19 02:32:18,8371.0,382.0,2625.0</text:p>
      <text:p text:style-name="Preformatted_20_Text">25967,05/18/2020,,Armenia,2020-05-19 02:32:18,4823.0,61.0,2019.0</text:p>
      <text:p text:style-name="Preformatted_20_Text">25968,05/18/2020,,Austria,2020-05-19 02:32:18,16269.0,629.0,14614.0</text:p>
      <text:p text:style-name="Preformatted_20_Text">25969,05/18/2020,,Azerbaijan,2020-05-19 02:32:18,3387.0,40.0,2055.0</text:p>
      <text:p text:style-name="Preformatted_20_Text">25970,05/18/2020,,Bahamas,2020-05-19 02:32:18,96.0,11.0,43.0</text:p>
      <text:p text:style-name="Preformatted_20_Text">25971,05/18/2020,,Bahrain,2020-05-19 02:32:18,7184.0,12.0,2931.0</text:p>
      <text:p text:style-name="Preformatted_20_Text">25972,05/18/2020,,Bangladesh,2020-05-19 02:32:18,23870.0,349.0,4585.0</text:p>
      <text:p text:style-name="Preformatted_20_Text">25973,05/18/2020,,Barbados,2020-05-19 02:32:18,88.0,7.0,68.0</text:p>
      <text:p text:style-name="Preformatted_20_Text"><text:soft-page-break/>25974,05/18/2020,,Belarus,2020-05-19 02:32:18,30572.0,171.0,10130.0</text:p>
      <text:p text:style-name="Preformatted_20_Text">25975,05/18/2020,,Belgium,2020-05-19 02:32:18,55559.0,9080.0,14657.0</text:p>
      <text:p text:style-name="Preformatted_20_Text">25976,05/18/2020,,Belize,2020-05-19 02:32:18,18.0,2.0,16.0</text:p>
      <text:p text:style-name="Preformatted_20_Text">25977,05/18/2020,,Benin,2020-05-19 02:32:18,339.0,2.0,83.0</text:p>
      <text:p text:style-name="Preformatted_20_Text">25978,05/18/2020,,Bhutan,2020-05-19 02:32:18,21.0,0.0,5.0</text:p>
      <text:p text:style-name="Preformatted_20_Text">25979,05/18/2020,,Bolivia,2020-05-19 02:32:18,4263.0,174.0,503.0</text:p>
      <text:p text:style-name="Preformatted_20_Text">25980,05/18/2020,,Bosnia and Herzegovina,2020-05-19 02:32:18,2304.0,133.0,1464.0</text:p>
      <text:p text:style-name="Preformatted_20_Text">25981,05/18/2020,,Botswana,2020-05-19 02:32:18,25.0,1.0,17.0</text:p>
      <text:p text:style-name="Preformatted_20_Text">25982,05/18/2020,,Brazil,2020-05-19 02:32:18,255368.0,16853.0,100459.0</text:p>
      <text:p text:style-name="Preformatted_20_Text">25983,05/18/2020,,Brunei,2020-05-19 02:32:18,141.0,1.0,136.0</text:p>
      <text:p text:style-name="Preformatted_20_Text">25984,05/18/2020,,Bulgaria,2020-05-19 02:32:18,2235.0,110.0,612.0</text:p>
      <text:p text:style-name="Preformatted_20_Text">25985,05/18/2020,,Burkina Faso,2020-05-19 02:32:18,796.0,51.0,652.0</text:p>
      <text:p text:style-name="Preformatted_20_Text">25986,05/18/2020,,Burma,2020-05-19 02:32:18,191.0,6.0,101.0</text:p>
      <text:p text:style-name="Preformatted_20_Text">25987,05/18/2020,,Burundi,2020-05-19 02:32:18,42.0,1.0,20.0</text:p>
      <text:p text:style-name="Preformatted_20_Text">25988,05/18/2020,,Cabo Verde,2020-05-19 02:32:18,328.0,3.0,85.0</text:p>
      <text:p text:style-name="Preformatted_20_Text">25989,05/18/2020,,Cambodia,2020-05-19 02:32:18,122.0,0.0,122.0</text:p>
      <text:p text:style-name="Preformatted_20_Text">25990,05/18/2020,,Cameroon,2020-05-19 02:32:18,3529.0,140.0,1567.0</text:p>
      <text:p text:style-name="Preformatted_20_Text">25991,05/18/2020,,Central African Republic,2020-05-19 02:32:18,327.0,0.0,13.0</text:p>
      <text:p text:style-name="Preformatted_20_Text">25992,05/18/2020,,Chad,2020-05-19 02:32:18,519.0,53.0,117.0</text:p>
      <text:p text:style-name="Preformatted_20_Text">25993,05/18/2020,,Chile,2020-05-19 02:32:18,46059.0,478.0,20165.0</text:p>
      <text:p text:style-name="Preformatted_20_Text">25994,05/18/2020,,Colombia,2020-05-19 02:32:18,16295.0,592.0,3903.0</text:p>
      <text:p text:style-name="Preformatted_20_Text">25995,05/18/2020,,Comoros,2020-05-19 02:32:18,11.0,1.0,3.0</text:p>
      <text:p text:style-name="Preformatted_20_Text">25996,05/18/2020,,Congo (Brazzaville),2020-05-19 02:32:18,412.0,15.0,110.0</text:p>
      <text:p text:style-name="Preformatted_20_Text">25997,05/18/2020,,Congo (Kinshasa),2020-05-19 02:32:18,1538.0,61.0,272.0</text:p>
      <text:p text:style-name="Preformatted_20_Text">25998,05/18/2020,,Costa Rica,2020-05-19 02:32:18,866.0,10.0,575.0</text:p>
      <text:p text:style-name="Preformatted_20_Text">25999,05/18/2020,,Croatia,2020-05-19 02:32:18,2228.0,95.0,1946.0</text:p>
      <text:p text:style-name="Preformatted_20_Text">26000,05/18/2020,,Cuba,2020-05-19 02:32:18,1881.0,79.0,1505.0</text:p>
      <text:p text:style-name="Preformatted_20_Text">26001,05/18/2020,,Cyprus,2020-05-19 02:32:18,917.0,17.0,515.0</text:p>
      <text:p text:style-name="Preformatted_20_Text">26002,05/18/2020,,Czech Republic,2020-05-19 02:32:18,8586.0,297.0,5641.0</text:p>
      <text:p text:style-name="Preformatted_20_Text">26003,05/18/2020,,Denmark,2020-05-19 02:32:18,10968.0,548.0,9301.0</text:p>
      <text:p text:style-name="Preformatted_20_Text">26004,05/18/2020,,Diamond Princess,2020-05-19 02:32:18,712.0,13.0,651.0</text:p>
      <text:p text:style-name="Preformatted_20_Text">26005,05/18/2020,,Djibouti,2020-05-19 02:32:18,1518.0,7.0,1018.0</text:p>
      <text:p text:style-name="Preformatted_20_Text">26006,05/18/2020,,Dominica,2020-05-19 02:32:18,16.0,0.0,16.0</text:p>
      <text:p text:style-name="Preformatted_20_Text">26007,05/18/2020,,Dominican Republic,2020-05-19 02:32:18,12725.0,434.0,6613.0</text:p>
      <text:p text:style-name="Preformatted_20_Text">26008,05/18/2020,,Ecuador,2020-05-19 02:32:18,33582.0,2799.0,3433.0</text:p>
      <text:p text:style-name="Preformatted_20_Text">26009,05/18/2020,,Egypt,2020-05-19 02:32:18,12764.0,645.0,3440.0</text:p>
      <text:p text:style-name="Preformatted_20_Text">26010,05/18/2020,,El Salvador,2020-05-19 02:32:18,1413.0,30.0,474.0</text:p>
      <text:p text:style-name="Preformatted_20_Text">26011,05/18/2020,,Equatorial Guinea,2020-05-19 02:32:18,719.0,7.0,22.0</text:p>
      <text:p text:style-name="Preformatted_20_Text">26012,05/18/2020,,Eritrea,2020-05-19 02:32:18,39.0,0.0,39.0</text:p>
      <text:p text:style-name="Preformatted_20_Text">26013,05/18/2020,,Estonia,2020-05-19 02:32:18,1784.0,64.0,938.0</text:p>
      <text:p text:style-name="Preformatted_20_Text">26014,05/18/2020,,Eswatini,2020-05-19 02:32:18,205.0,2.0,78.0</text:p>
      <text:p text:style-name="Preformatted_20_Text">26015,05/18/2020,,Ethiopia,2020-05-19 02:32:18,352.0,5.0,116.0</text:p>
      <text:p text:style-name="Preformatted_20_Text">26016,05/18/2020,,Fiji,2020-05-19 02:32:18,18.0,0.0,15.0</text:p>
      <text:p text:style-name="Preformatted_20_Text">26017,05/18/2020,,Finland,2020-05-19 02:32:18,6380.0,300.0,5000.0</text:p>
      <text:p text:style-name="Preformatted_20_Text">26018,05/18/2020,,France,2020-05-19 02:32:18,177554.0,28193.0,60416.0</text:p>
      <text:p text:style-name="Preformatted_20_Text">26019,05/18/2020,,Gabon,2020-05-19 02:32:18,1432.0,11.0,301.0</text:p>
      <text:p text:style-name="Preformatted_20_Text">26020,05/18/2020,,Gambia,2020-05-19 02:32:18,24.0,1.0,13.0</text:p>
      <text:p text:style-name="Preformatted_20_Text">26021,05/18/2020,,Georgia,2020-05-19 02:32:18,701.0,12.0,432.0</text:p>
      <text:p text:style-name="Preformatted_20_Text">26022,05/18/2020,,Ghana,2020-05-19 02:32:18,5735.0,29.0,1754.0</text:p>
      <text:p text:style-name="Preformatted_20_Text">26023,05/18/2020,,Greece,2020-05-19 02:32:18,2836.0,165.0,1374.0</text:p>
      <text:p text:style-name="Preformatted_20_Text">26024,05/18/2020,,Grenada,2020-05-19 02:32:18,22.0,0.0,14.0</text:p>
      <text:p text:style-name="Preformatted_20_Text">26025,05/18/2020,,Guatemala,2020-05-19 02:32:18,1912.0,35.0,138.0</text:p>
      <text:p text:style-name="Preformatted_20_Text">26026,05/18/2020,,Guinea,2020-05-19 02:32:18,2796.0,16.0,1263.0</text:p>
      <text:p text:style-name="Preformatted_20_Text">26027,05/18/2020,,Guinea-Bissau,2020-05-19 02:32:18,1032.0,4.0,38.0</text:p>
      <text:p text:style-name="Preformatted_20_Text">26028,05/18/2020,,Guyana,2020-05-19 02:32:18,124.0,10.0,44.0</text:p>
      <text:p text:style-name="Preformatted_20_Text">26029,05/18/2020,,Haiti,2020-05-19 02:32:18,533.0,21.0,21.0</text:p>
      <text:p text:style-name="Preformatted_20_Text">26030,05/18/2020,,Holy See,2020-05-19 02:32:18,12.0,0.0,2.0</text:p>
      <text:p text:style-name="Preformatted_20_Text">26031,05/18/2020,,Honduras,2020-05-19 02:32:18,2798.0,146.0,340.0</text:p>
      <text:p text:style-name="Preformatted_20_Text">26032,05/18/2020,,Hungary,2020-05-19 02:32:18,3535.0,462.0,1400.0</text:p>
      <text:p text:style-name="Preformatted_20_Text">26033,05/18/2020,,Iceland,2020-05-19 02:32:18,1802.0,10.0,1786.0</text:p>
      <text:p text:style-name="Preformatted_20_Text">26034,05/18/2020,,India,2020-05-19 02:32:18,100328.0,3156.0,39233.0</text:p>
      <text:p text:style-name="Preformatted_20_Text">26035,05/18/2020,,Indonesia,2020-05-19 02:32:18,18010.0,1191.0,4324.0</text:p>
      <text:p text:style-name="Preformatted_20_Text">26036,05/18/2020,,Iran,2020-05-19 02:32:18,122492.0,7057.0,95661.0</text:p>
      <text:p text:style-name="Preformatted_20_Text">26037,05/18/2020,,Iraq,2020-05-19 02:32:18,3554.0,127.0,2310.0</text:p>
      <text:p text:style-name="Preformatted_20_Text"><text:soft-page-break/>26038,05/18/2020,,Ireland,2020-05-19 02:32:18,24200.0,1547.0,19470.0</text:p>
      <text:p text:style-name="Preformatted_20_Text">26039,05/18/2020,,Israel,2020-05-19 02:32:18,16643.0,276.0,13253.0</text:p>
      <text:p text:style-name="Preformatted_20_Text">26040,05/18/2020,,Ivory Coast,2020-05-19 02:32:18,2119.0,28.0,1040.0</text:p>
      <text:p text:style-name="Preformatted_20_Text">26041,05/18/2020,,Jamaica,2020-05-19 02:32:18,520.0,9.0,131.0</text:p>
      <text:p text:style-name="Preformatted_20_Text">26042,05/18/2020,,Japan,2020-05-19 02:32:18,16305.0,749.0,11564.0</text:p>
      <text:p text:style-name="Preformatted_20_Text">26043,05/18/2020,,Jordan,2020-05-19 02:32:18,629.0,9.0,413.0</text:p>
      <text:p text:style-name="Preformatted_20_Text">26044,05/18/2020,,Kazakhstan,2020-05-19 02:32:18,6751.0,35.0,3469.0</text:p>
      <text:p text:style-name="Preformatted_20_Text">26045,05/18/2020,,Kenya,2020-05-19 02:32:18,912.0,50.0,336.0</text:p>
      <text:p text:style-name="Preformatted_20_Text">26046,05/18/2020,,Kosovo,2020-05-19 02:32:18,955.0,29.0,691.0</text:p>
      <text:p text:style-name="Preformatted_20_Text">26047,05/18/2020,,Kuwait,2020-05-19 02:32:18,15691.0,118.0,4339.0</text:p>
      <text:p text:style-name="Preformatted_20_Text">26048,05/18/2020,,Kyrgyzstan,2020-05-19 02:32:18,1216.0,14.0,827.0</text:p>
      <text:p text:style-name="Preformatted_20_Text">26049,05/18/2020,,Laos,2020-05-19 02:32:18,19.0,0.0,14.0</text:p>
      <text:p text:style-name="Preformatted_20_Text">26050,05/18/2020,,Latvia,2020-05-19 02:32:18,1009.0,19.0,662.0</text:p>
      <text:p text:style-name="Preformatted_20_Text">26051,05/18/2020,,Lebanon,2020-05-19 02:32:18,931.0,26.0,251.0</text:p>
      <text:p text:style-name="Preformatted_20_Text">26052,05/18/2020,,Lesotho,2020-05-19 02:32:18,1.0,0.0,0.0</text:p>
      <text:p text:style-name="Preformatted_20_Text">26053,05/18/2020,,Liberia,2020-05-19 02:32:18,229.0,22.0,123.0</text:p>
      <text:p text:style-name="Preformatted_20_Text">26054,05/18/2020,,Libya,2020-05-19 02:32:18,65.0,3.0,35.0</text:p>
      <text:p text:style-name="Preformatted_20_Text">26055,05/18/2020,,Liechtenstein,2020-05-19 02:32:18,82.0,1.0,55.0</text:p>
      <text:p text:style-name="Preformatted_20_Text">26056,05/18/2020,,Lithuania,2020-05-19 02:32:18,1547.0,59.0,997.0</text:p>
      <text:p text:style-name="Preformatted_20_Text">26057,05/18/2020,,Luxembourg,2020-05-19 02:32:18,3947.0,107.0,3715.0</text:p>
      <text:p text:style-name="Preformatted_20_Text">26058,05/18/2020,,MS Zaandam,2020-05-19 02:32:18,9.0,2.0,0.0</text:p>
      <text:p text:style-name="Preformatted_20_Text">26059,05/18/2020,,Madagascar,2020-05-19 02:32:18,322.0,1.0,119.0</text:p>
      <text:p text:style-name="Preformatted_20_Text">26060,05/18/2020,,Malawi,2020-05-19 02:32:18,70.0,3.0,27.0</text:p>
      <text:p text:style-name="Preformatted_20_Text">26061,05/18/2020,,Malaysia,2020-05-19 02:32:18,6941.0,113.0,5615.0</text:p>
      <text:p text:style-name="Preformatted_20_Text">26062,05/18/2020,,Maldives,2020-05-19 02:32:18,1106.0,4.0,58.0</text:p>
      <text:p text:style-name="Preformatted_20_Text">26063,05/18/2020,,Mali,2020-05-19 02:32:18,874.0,52.0,512.0</text:p>
      <text:p text:style-name="Preformatted_20_Text">26064,05/18/2020,,Malta,2020-05-19 02:32:18,558.0,6.0,456.0</text:p>
      <text:p text:style-name="Preformatted_20_Text">26065,05/18/2020,,Mauritania,2020-05-19 02:32:18,81.0,4.0,7.0</text:p>
      <text:p text:style-name="Preformatted_20_Text">26066,05/18/2020,,Mauritius,2020-05-19 02:32:18,332.0,10.0,322.0</text:p>
      <text:p text:style-name="Preformatted_20_Text">26067,05/18/2020,,Mexico,2020-05-19 02:32:18,51633.0,5332.0,35388.0</text:p>
      <text:p text:style-name="Preformatted_20_Text">26068,05/18/2020,,Moldova,2020-05-19 02:32:18,6138.0,217.0,2425.0</text:p>
      <text:p text:style-name="Preformatted_20_Text">26069,05/18/2020,,Monaco,2020-05-19 02:32:18,97.0,4.0,87.0</text:p>
      <text:p text:style-name="Preformatted_20_Text">26070,05/18/2020,,Mongolia,2020-05-19 02:32:18,140.0,0.0,24.0</text:p>
      <text:p text:style-name="Preformatted_20_Text">26071,05/18/2020,,Montenegro,2020-05-19 02:32:18,324.0,9.0,311.0</text:p>
      <text:p text:style-name="Preformatted_20_Text">26072,05/18/2020,,Morocco,2020-05-19 02:32:18,6952.0,192.0,3758.0</text:p>
      <text:p text:style-name="Preformatted_20_Text">26073,05/18/2020,,Mozambique,2020-05-19 02:32:18,145.0,0.0,44.0</text:p>
      <text:p text:style-name="Preformatted_20_Text">26074,05/18/2020,,Namibia,2020-05-19 02:32:18,16.0,0.0,13.0</text:p>
      <text:p text:style-name="Preformatted_20_Text">26075,05/18/2020,,Nepal,2020-05-19 02:32:18,375.0,2.0,36.0</text:p>
      <text:p text:style-name="Preformatted_20_Text">26076,05/18/2020,,Netherlands,2020-05-19 02:32:18,44141.0,5694.0,0.0</text:p>
      <text:p text:style-name="Preformatted_20_Text">26077,05/18/2020,,New Zealand,2020-05-19 02:32:18,1499.0,21.0,1433.0</text:p>
      <text:p text:style-name="Preformatted_20_Text">26078,05/18/2020,,Nicaragua,2020-05-19 02:32:18,25.0,8.0,7.0</text:p>
      <text:p text:style-name="Preformatted_20_Text">26079,05/18/2020,,Niger,2020-05-19 02:32:18,909.0,55.0,714.0</text:p>
      <text:p text:style-name="Preformatted_20_Text">26080,05/18/2020,,Nigeria,2020-05-19 02:32:18,6175.0,191.0,1644.0</text:p>
      <text:p text:style-name="Preformatted_20_Text">26081,05/18/2020,,North Macedonia,2020-05-19 02:32:18,1817.0,104.0,1301.0</text:p>
      <text:p text:style-name="Preformatted_20_Text">26082,05/18/2020,,Norway,2020-05-19 02:32:18,8257.0,233.0,32.0</text:p>
      <text:p text:style-name="Preformatted_20_Text">26083,05/18/2020,,Oman,2020-05-19 02:32:18,5379.0,25.0,1496.0</text:p>
      <text:p text:style-name="Preformatted_20_Text">26084,05/18/2020,,Pakistan,2020-05-19 02:32:18,42125.0,903.0,11922.0</text:p>
      <text:p text:style-name="Preformatted_20_Text">26085,05/18/2020,,Panama,2020-05-19 02:32:18,9726.0,279.0,6081.0</text:p>
      <text:p text:style-name="Preformatted_20_Text">26086,05/18/2020,,Papua New Guinea,2020-05-19 02:32:18,8.0,0.0,8.0</text:p>
      <text:p text:style-name="Preformatted_20_Text">26087,05/18/2020,,Paraguay,2020-05-19 02:32:18,788.0,11.0,219.0</text:p>
      <text:p text:style-name="Preformatted_20_Text">26088,05/18/2020,,Peru,2020-05-19 02:32:18,94933.0,2789.0,30306.0</text:p>
      <text:p text:style-name="Preformatted_20_Text">26089,05/18/2020,,Philippines,2020-05-19 02:32:18,12718.0,831.0,2729.0</text:p>
      <text:p text:style-name="Preformatted_20_Text">26090,05/18/2020,,Poland,2020-05-19 02:32:18,18885.0,936.0,7628.0</text:p>
      <text:p text:style-name="Preformatted_20_Text">26091,05/18/2020,,Portugal,2020-05-19 02:32:18,29209.0,1231.0,6430.0</text:p>
      <text:p text:style-name="Preformatted_20_Text">26092,05/18/2020,,Qatar,2020-05-19 02:32:18,33969.0,15.0,4899.0</text:p>
      <text:p text:style-name="Preformatted_20_Text">26093,05/18/2020,,Romania,2020-05-19 02:32:18,17036.0,1120.0,9930.0</text:p>
      <text:p text:style-name="Preformatted_20_Text">26094,05/18/2020,,Russia,2020-05-19 02:32:18,290678.0,2722.0,70209.0</text:p>
      <text:p text:style-name="Preformatted_20_Text">26095,05/18/2020,,Rwanda,2020-05-19 02:32:18,297.0,0.0,203.0</text:p>
      <text:p text:style-name="Preformatted_20_Text">26096,05/18/2020,,Saint Kitts and Nevis,2020-05-19 02:32:18,15.0,0.0,14.0</text:p>
      <text:p text:style-name="Preformatted_20_Text">26097,05/18/2020,,Saint Lucia,2020-05-19 02:32:18,18.0,0.0,18.0</text:p>
      <text:p text:style-name="Preformatted_20_Text">26098,05/18/2020,,Saint Vincent and the Grenadines,2020-05-19 02:32:18,17.0,0.0,14.0</text:p>
      <text:p text:style-name="Preformatted_20_Text">26099,05/18/2020,,San Marino,2020-05-19 02:32:18,654.0,41.0,203.0</text:p>
      <text:p text:style-name="Preformatted_20_Text">26100,05/18/2020,,Sao Tome and Principe,2020-05-19 02:32:18,246.0,7.0,4.0</text:p>
      <text:p text:style-name="Preformatted_20_Text"><text:soft-page-break/>26101,05/18/2020,,Saudi Arabia,2020-05-19 02:32:18,57345.0,320.0,28748.0</text:p>
      <text:p text:style-name="Preformatted_20_Text">26102,05/18/2020,,Senegal,2020-05-19 02:32:18,2544.0,26.0,1076.0</text:p>
      <text:p text:style-name="Preformatted_20_Text">26103,05/18/2020,,Serbia,2020-05-19 02:32:18,10699.0,231.0,4799.0</text:p>
      <text:p text:style-name="Preformatted_20_Text">26104,05/18/2020,,Seychelles,2020-05-19 02:32:18,11.0,0.0,11.0</text:p>
      <text:p text:style-name="Preformatted_20_Text">26105,05/18/2020,,Sierra Leone,2020-05-19 02:32:18,519.0,33.0,148.0</text:p>
      <text:p text:style-name="Preformatted_20_Text">26106,05/18/2020,,Singapore,2020-05-19 02:32:18,28343.0,22.0,9835.0</text:p>
      <text:p text:style-name="Preformatted_20_Text">26107,05/18/2020,,Slovakia,2020-05-19 02:32:18,1495.0,28.0,1185.0</text:p>
      <text:p text:style-name="Preformatted_20_Text">26108,05/18/2020,,Slovenia,2020-05-19 02:32:18,1466.0,104.0,1335.0</text:p>
      <text:p text:style-name="Preformatted_20_Text">26109,05/18/2020,,Somalia,2020-05-19 02:32:18,1455.0,57.0,163.0</text:p>
      <text:p text:style-name="Preformatted_20_Text">26110,05/18/2020,,South Africa,2020-05-19 02:32:18,16433.0,286.0,7298.0</text:p>
      <text:p text:style-name="Preformatted_20_Text">26111,05/18/2020,,South Korea,2020-05-19 02:32:18,11078.0,263.0,9938.0</text:p>
      <text:p text:style-name="Preformatted_20_Text">26112,05/18/2020,,South Sudan,2020-05-19 02:32:18,290.0,4.0,4.0</text:p>
      <text:p text:style-name="Preformatted_20_Text">26113,05/18/2020,,Sri Lanka,2020-05-19 02:32:18,992.0,9.0,559.0</text:p>
      <text:p text:style-name="Preformatted_20_Text">26114,05/18/2020,,Sudan,2020-05-19 02:32:18,2591.0,105.0,247.0</text:p>
      <text:p text:style-name="Preformatted_20_Text">26115,05/18/2020,,Suriname,2020-05-19 02:32:18,11.0,1.0,9.0</text:p>
      <text:p text:style-name="Preformatted_20_Text">26116,05/18/2020,,Sweden,2020-05-19 02:32:18,30377.0,3698.0,4971.0</text:p>
      <text:p text:style-name="Preformatted_20_Text">26117,05/18/2020,,Switzerland,2020-05-19 02:32:18,30597.0,1886.0,27600.0</text:p>
      <text:p text:style-name="Preformatted_20_Text">26118,05/18/2020,,Syria,2020-05-19 02:32:18,58.0,3.0,36.0</text:p>
      <text:p text:style-name="Preformatted_20_Text">26119,05/18/2020,,Taiwan,2020-05-19 02:32:18,440.0,7.0,398.0</text:p>
      <text:p text:style-name="Preformatted_20_Text">26120,05/18/2020,,Tajikistan,2020-05-19 02:32:18,1729.0,41.0,0.0</text:p>
      <text:p text:style-name="Preformatted_20_Text">26121,05/18/2020,,Tanzania,2020-05-19 02:32:18,509.0,21.0,183.0</text:p>
      <text:p text:style-name="Preformatted_20_Text">26122,05/18/2020,,Thailand,2020-05-19 02:32:18,3031.0,56.0,2857.0</text:p>
      <text:p text:style-name="Preformatted_20_Text">26123,05/18/2020,,Timor-Leste,2020-05-19 02:32:18,24.0,0.0,24.0</text:p>
      <text:p text:style-name="Preformatted_20_Text">26124,05/18/2020,,Togo,2020-05-19 02:32:18,330.0,12.0,106.0</text:p>
      <text:p text:style-name="Preformatted_20_Text">26125,05/18/2020,,Trinidad and Tobago,2020-05-19 02:32:18,116.0,8.0,107.0</text:p>
      <text:p text:style-name="Preformatted_20_Text">26126,05/18/2020,,Tunisia,2020-05-19 02:32:18,1043.0,46.0,819.0</text:p>
      <text:p text:style-name="Preformatted_20_Text">26127,05/18/2020,,Turkey,2020-05-19 02:32:18,150593.0,4171.0,111577.0</text:p>
      <text:p text:style-name="Preformatted_20_Text">26128,05/18/2020,,UK,2020-05-19 02:32:18,246406.0,34796.0,0.0</text:p>
      <text:p text:style-name="Preformatted_20_Text">26129,05/18/2020,,Uganda,2020-05-19 02:32:18,248.0,0.0,63.0</text:p>
      <text:p text:style-name="Preformatted_20_Text">26130,05/18/2020,,Ukraine,2020-05-19 02:32:18,18616.0,535.0,5276.0</text:p>
      <text:p text:style-name="Preformatted_20_Text">26131,05/18/2020,,United Arab Emirates,2020-05-19 02:32:18,24190.0,224.0,9577.0</text:p>
      <text:p text:style-name="Preformatted_20_Text">26132,05/18/2020,,Uruguay,2020-05-19 02:32:18,737.0,20.0,569.0</text:p>
      <text:p text:style-name="Preformatted_20_Text">26133,05/18/2020,,Uzbekistan,2020-05-19 02:32:18,2791.0,13.0,2314.0</text:p>
      <text:p text:style-name="Preformatted_20_Text">26134,05/18/2020,,Venezuela,2020-05-19 02:32:18,618.0,10.0,253.0</text:p>
      <text:p text:style-name="Preformatted_20_Text">26135,05/18/2020,,Vietnam,2020-05-19 02:32:18,324.0,0.0,263.0</text:p>
      <text:p text:style-name="Preformatted_20_Text">26136,05/18/2020,,West Bank and Gaza,2020-05-19 02:32:18,388.0,2.0,337.0</text:p>
      <text:p text:style-name="Preformatted_20_Text">26137,05/18/2020,,Western Sahara,2020-05-19 02:32:18,6.0,0.0,6.0</text:p>
      <text:p text:style-name="Preformatted_20_Text">26138,05/18/2020,,Yemen,2020-05-19 02:32:18,130.0,20.0,1.0</text:p>
      <text:p text:style-name="Preformatted_20_Text">26139,05/18/2020,,Zambia,2020-05-19 02:32:18,761.0,7.0,192.0</text:p>
      <text:p text:style-name="Preformatted_20_Text">26140,05/18/2020,,Zimbabwe,2020-05-19 02:32:18,46.0,4.0,18.0</text:p>
      <text:p text:style-name="Preformatted_20_Text">26141,05/18/2020,Abruzzo,Italy,2020-05-19 02:32:18,3193.0,388.0,1392.0</text:p>
      <text:p text:style-name="Preformatted_20_Text">26142,05/18/2020,Alabama,US,2020-05-19 02:32:18,12086.0,489.0,0.0</text:p>
      <text:p text:style-name="Preformatted_20_Text">26143,05/18/2020,Alaska,US,2020-05-19 02:32:18,388.0,10.0,0.0</text:p>
      <text:p text:style-name="Preformatted_20_Text">26144,05/18/2020,Alberta,Canada,2020-05-19 02:32:18,6683.0,128.0,5519.0</text:p>
      <text:p text:style-name="Preformatted_20_Text">26145,05/18/2020,Andalusia,Spain,2020-05-19 02:32:18,12458.0,1358.0,10671.0</text:p>
      <text:p text:style-name="Preformatted_20_Text">26146,05/18/2020,Anguilla,UK,2020-05-19 02:32:18,3.0,0.0,3.0</text:p>
      <text:p text:style-name="Preformatted_20_Text">26147,05/18/2020,Anhui,Mainland China,2020-05-19 02:32:18,991.0,6.0,985.0</text:p>
      <text:p text:style-name="Preformatted_20_Text">26148,05/18/2020,Aragon,Spain,2020-05-19 02:32:18,5503.0,838.0,3772.0</text:p>
      <text:p text:style-name="Preformatted_20_Text">26149,05/18/2020,Arizona,US,2020-05-19 02:32:18,14208.0,687.0,0.0</text:p>
      <text:p text:style-name="Preformatted_20_Text">26150,05/18/2020,Arkansas,US,2020-05-19 02:32:18,4813.0,100.0,0.0</text:p>
      <text:p text:style-name="Preformatted_20_Text">26151,05/18/2020,Aruba,Netherlands,2020-05-19 02:32:18,101.0,3.0,93.0</text:p>
      <text:p text:style-name="Preformatted_20_Text">26152,05/18/2020,Asturias,Spain,2020-05-19 02:32:18,2369.0,317.0,1063.0</text:p>
      <text:p text:style-name="Preformatted_20_Text">26153,05/18/2020,Australian Capital Territory,Australia,2020-05-19 02:32:18,107.0,3.0,104.0</text:p>
      <text:p text:style-name="Preformatted_20_Text">26154,05/18/2020,Baden-Wurttemberg,Germany,2020-05-19 02:32:18,34006.0,1664.0,30200.0</text:p>
      <text:p text:style-name="Preformatted_20_Text">26155,05/18/2020,Baleares,Spain,2020-05-19 02:32:18,1993.0,218.0,1533.0</text:p>
      <text:p text:style-name="Preformatted_20_Text">26156,05/18/2020,Basilicata,Italy,2020-05-19 02:32:18,392.0,27.0,272.0</text:p>
      <text:p text:style-name="Preformatted_20_Text">26157,05/18/2020,Bayern,Germany,2020-05-19 02:32:18,45863.0,2306.0,40260.0</text:p>
      <text:p text:style-name="Preformatted_20_Text">26158,05/18/2020,Beijing,Mainland China,2020-05-19 02:32:18,593.0,9.0,578.0</text:p>
      <text:p text:style-name="Preformatted_20_Text">26159,05/18/2020,Berlin,Germany,2020-05-19 02:32:18,6474.0,182.0,5880.0</text:p>
      <text:p text:style-name="Preformatted_20_Text">26160,05/18/2020,Bermuda,UK,2020-05-19 02:32:18,125.0,9.0,77.0</text:p>
      <text:p text:style-name="Preformatted_20_Text">26161,05/18/2020,"Bonaire, Sint Eustatius and Saba",Netherlands,2020-05-19 02:32:18,6.0,0.0,6.0</text:p>
      <text:p text:style-name="Preformatted_20_Text"><text:soft-page-break/>26162,05/18/2020,Brandenburg,Germany,2020-05-19 02:32:18,3205.0,166.0,2800.0</text:p>
      <text:p text:style-name="Preformatted_20_Text">26163,05/18/2020,Bremen,Germany,2020-05-19 02:32:18,1240.0,38.0,900.0</text:p>
      <text:p text:style-name="Preformatted_20_Text">26164,05/18/2020,British Columbia,Canada,2020-05-19 02:32:18,2444.0,143.0,1966.0</text:p>
      <text:p text:style-name="Preformatted_20_Text">26165,05/18/2020,British Virgin Islands,UK,2020-05-19 02:32:18,8.0,1.0,6.0</text:p>
      <text:p text:style-name="Preformatted_20_Text">26166,05/18/2020,C. Valenciana,Spain,2020-05-19 02:32:18,10914.0,1370.0,9970.0</text:p>
      <text:p text:style-name="Preformatted_20_Text">26167,05/18/2020,Calabria,Italy,2020-05-19 02:32:18,1151.0,95.0,655.0</text:p>
      <text:p text:style-name="Preformatted_20_Text">26168,05/18/2020,California,US,2020-05-19 02:32:18,81457.0,3279.0,0.0</text:p>
      <text:p text:style-name="Preformatted_20_Text">26169,05/18/2020,Campania,Italy,2020-05-19 02:32:18,4695.0,399.0,2623.0</text:p>
      <text:p text:style-name="Preformatted_20_Text">26170,05/18/2020,Canarias,Spain,2020-05-19 02:32:18,2294.0,153.0,1537.0</text:p>
      <text:p text:style-name="Preformatted_20_Text">26171,05/18/2020,Cantabria,Spain,2020-05-19 02:32:18,2271.0,207.0,2287.0</text:p>
      <text:p text:style-name="Preformatted_20_Text">26172,05/18/2020,Castilla - La Mancha,Spain,2020-05-19 02:32:18,16648.0,2898.0,6392.0</text:p>
      <text:p text:style-name="Preformatted_20_Text">26173,05/18/2020,Castilla y Leon,Spain,2020-05-19 02:32:18,18512.0,1953.0,8716.0</text:p>
      <text:p text:style-name="Preformatted_20_Text">26174,05/18/2020,Catalonia,Spain,2020-05-19 02:32:18,55921.0,5956.0,26203.0</text:p>
      <text:p text:style-name="Preformatted_20_Text">26175,05/18/2020,Cayman Islands,UK,2020-05-19 02:32:18,94.0,1.0,55.0</text:p>
      <text:p text:style-name="Preformatted_20_Text">26176,05/18/2020,Ceuta,Spain,2020-05-19 02:32:18,116.0,4.0,163.0</text:p>
      <text:p text:style-name="Preformatted_20_Text">26177,05/18/2020,Channel Islands,UK,2020-05-19 02:32:18,555.0,43.0,475.0</text:p>
      <text:p text:style-name="Preformatted_20_Text">26178,05/18/2020,Chongqing,Mainland China,2020-05-19 02:32:18,579.0,6.0,573.0</text:p>
      <text:p text:style-name="Preformatted_20_Text">26179,05/18/2020,Colorado,US,2020-05-19 02:32:18,22202.0,1224.0,0.0</text:p>
      <text:p text:style-name="Preformatted_20_Text">26180,05/18/2020,Connecticut,US,2020-05-19 02:32:18,38116.0,3450.0,0.0</text:p>
      <text:p text:style-name="Preformatted_20_Text">26181,05/18/2020,Curacao,Netherlands,2020-05-19 02:32:18,16.0,1.0,14.0</text:p>
      <text:p text:style-name="Preformatted_20_Text">26182,05/18/2020,Delaware,US,2020-05-19 02:32:18,7869.0,297.0,0.0</text:p>
      <text:p text:style-name="Preformatted_20_Text">26183,05/18/2020,Diamond Princess cruise ship,Canada,2020-05-19 02:32:18,1.0,1.0,0.0</text:p>
      <text:p text:style-name="Preformatted_20_Text">26184,05/18/2020,Diamond Princess cruise ship,US,2020-05-19 02:32:18,49.0,0.0,0.0</text:p>
      <text:p text:style-name="Preformatted_20_Text">26185,05/18/2020,District of Columbia,US,2020-05-19 02:32:18,7270.0,392.0,0.0</text:p>
      <text:p text:style-name="Preformatted_20_Text">26186,05/18/2020,Emilia-Romagna,Italy,2020-05-19 02:32:18,27267.0,3986.0,17756.0</text:p>
      <text:p text:style-name="Preformatted_20_Text">26187,05/18/2020,Extremadura,Spain,2020-05-19 02:32:18,2948.0,500.0,2652.0</text:p>
      <text:p text:style-name="Preformatted_20_Text">26188,05/18/2020,Falkland Islands (Malvinas),UK,2020-05-19 02:32:18,13.0,0.0,13.0</text:p>
      <text:p text:style-name="Preformatted_20_Text">26189,05/18/2020,Faroe Islands,Denmark,2020-05-19 02:32:18,187.0,0.0,187.0</text:p>
      <text:p text:style-name="Preformatted_20_Text">26190,05/18/2020,Florida,US,2020-05-19 02:32:18,46442.0,1997.0,0.0</text:p>
      <text:p text:style-name="Preformatted_20_Text">26191,05/18/2020,French Guiana,France,2020-05-19 02:32:18,210.0,1.0,131.0</text:p>
      <text:p text:style-name="Preformatted_20_Text">26192,05/18/2020,French Polynesia,France,2020-05-19 02:32:18,60.0,0.0,60.0</text:p>
      <text:p text:style-name="Preformatted_20_Text">26193,05/18/2020,Friuli Venezia Giulia,Italy,2020-05-19 02:32:18,3198.0,320.0,2257.0</text:p>
      <text:p text:style-name="Preformatted_20_Text">26194,05/18/2020,Fujian,Mainland China,2020-05-19 02:32:18,356.0,1.0,355.0</text:p>
      <text:p text:style-name="Preformatted_20_Text">26195,05/18/2020,Galicia,Spain,2020-05-19 02:32:18,9056.0,607.0,9204.0</text:p>
      <text:p text:style-name="Preformatted_20_Text">26196,05/18/2020,Gansu,Mainland China,2020-05-19 02:32:18,139.0,2.0,137.0</text:p>
      <text:p text:style-name="Preformatted_20_Text">26197,05/18/2020,Georgia,US,2020-05-19 02:32:18,38283.0,1649.0,0.0</text:p>
      <text:p text:style-name="Preformatted_20_Text">26198,05/18/2020,Gibraltar,UK,2020-05-19 02:32:18,147.0,0.0,145.0</text:p>
      <text:p text:style-name="Preformatted_20_Text">26199,05/18/2020,Grand Princess,Canada,2020-05-19 02:32:18,13.0,0.0,13.0</text:p>
      <text:p text:style-name="Preformatted_20_Text">26200,05/18/2020,Grand Princess,US,2020-05-19 02:32:18,103.0,3.0,0.0</text:p>
      <text:p text:style-name="Preformatted_20_Text">26201,05/18/2020,Greenland,Denmark,2020-05-19 02:32:18,11.0,0.0,11.0</text:p>
      <text:p text:style-name="Preformatted_20_Text">26202,05/18/2020,Guadeloupe,France,2020-05-19 02:32:18,155.0,13.0,109.0</text:p>
      <text:p text:style-name="Preformatted_20_Text">26203,05/18/2020,Guam,US,2020-05-19 02:32:18,154.0,5.0,0.0</text:p>
      <text:p text:style-name="Preformatted_20_Text">26204,05/18/2020,Guangdong,Mainland China,2020-05-19 02:32:18,1590.0,8.0,1579.0</text:p>
      <text:p text:style-name="Preformatted_20_Text">26205,05/18/2020,Guangxi,Mainland China,2020-05-19 02:32:18,254.0,2.0,252.0</text:p>
      <text:p text:style-name="Preformatted_20_Text">26206,05/18/2020,Guizhou,Mainland China,2020-05-19 02:32:18,147.0,2.0,145.0</text:p>
      <text:p text:style-name="Preformatted_20_Text">26207,05/18/2020,Hainan,Mainland China,2020-05-19 02:32:18,169.0,6.0,162.0</text:p>
      <text:p text:style-name="Preformatted_20_Text">26208,05/18/2020,Hamburg,Germany,2020-05-19 02:32:18,5037.0,232.0,4500.0</text:p>
      <text:p text:style-name="Preformatted_20_Text">26209,05/18/2020,Hawaii,US,2020-05-19 02:32:18,640.0,17.0,0.0</text:p>
      <text:p text:style-name="Preformatted_20_Text">26210,05/18/2020,Hebei,Mainland China,2020-05-19 02:32:18,328.0,6.0,322.0</text:p>
      <text:p text:style-name="Preformatted_20_Text">26211,05/18/2020,Heilongjiang,Mainland China,2020-05-19 02:32:18,945.0,13.0,932.0</text:p>
      <text:p text:style-name="Preformatted_20_Text">26212,05/18/2020,Henan,Mainland China,2020-05-19 02:32:18,1276.0,22.0,1254.0</text:p>
      <text:p text:style-name="Preformatted_20_Text">26213,05/18/2020,Hessen,Germany,2020-05-19 02:32:18,9337.0,439.0,8100.0</text:p>
      <text:p text:style-name="Preformatted_20_Text">26214,05/18/2020,Hong Kong,Hong Kong,2020-05-19 02:32:18,1055.0,4.0,1025.0</text:p>
      <text:p text:style-name="Preformatted_20_Text">26215,05/18/2020,Hubei,Mainland China,2020-05-19 02:32:18,68135.0,4512.0,63616.0</text:p>
      <text:p text:style-name="Preformatted_20_Text">26216,05/18/2020,Hunan,Mainland China,2020-05-19 02:32:18,1019.0,4.0,1015.0</text:p>
      <text:p text:style-name="Preformatted_20_Text">26217,05/18/2020,Idaho,US,2020-05-19 02:32:18,2455.0,74.0,0.0</text:p>
      <text:p text:style-name="Preformatted_20_Text">26218,05/18/2020,Illinois,US,2020-05-19 02:32:18,96485.0,4234.0,0.0</text:p>
      <text:p text:style-name="Preformatted_20_Text">26219,05/18/2020,Indiana,US,2020-05-19 02:32:18,28255.0,1765.0,0.0</text:p>
      <text:p text:style-name="Preformatted_20_Text"><text:soft-page-break/>26220,05/18/2020,Inner Mongolia,Mainland China,2020-05-19 02:32:18,216.0,1.0,196.0</text:p>
      <text:p text:style-name="Preformatted_20_Text">26221,05/18/2020,Iowa,US,2020-05-19 02:32:18,14955.0,355.0,0.0</text:p>
      <text:p text:style-name="Preformatted_20_Text">26222,05/18/2020,Isle of Man,UK,2020-05-19 02:32:18,335.0,24.0,296.0</text:p>
      <text:p text:style-name="Preformatted_20_Text">26223,05/18/2020,Jiangsu,Mainland China,2020-05-19 02:32:18,653.0,0.0,653.0</text:p>
      <text:p text:style-name="Preformatted_20_Text">26224,05/18/2020,Jiangxi,Mainland China,2020-05-19 02:32:18,937.0,1.0,936.0</text:p>
      <text:p text:style-name="Preformatted_20_Text">26225,05/18/2020,Jilin,Mainland China,2020-05-19 02:32:18,151.0,2.0,123.0</text:p>
      <text:p text:style-name="Preformatted_20_Text">26226,05/18/2020,Kansas,US,2020-05-19 02:32:18,8303.0,198.0,0.0</text:p>
      <text:p text:style-name="Preformatted_20_Text">26227,05/18/2020,Kentucky,US,2020-05-19 02:32:18,7935.0,346.0,0.0</text:p>
      <text:p text:style-name="Preformatted_20_Text">26228,05/18/2020,La Rioja,Spain,2020-05-19 02:32:18,4024.0,351.0,3107.0</text:p>
      <text:p text:style-name="Preformatted_20_Text">26229,05/18/2020,Lazio,Italy,2020-05-19 02:32:18,7485.0,628.0,3031.0</text:p>
      <text:p text:style-name="Preformatted_20_Text">26230,05/18/2020,Liaoning,Mainland China,2020-05-19 02:32:18,149.0,2.0,144.0</text:p>
      <text:p text:style-name="Preformatted_20_Text">26231,05/18/2020,Liguria,Italy,2020-05-19 02:32:18,9191.0,1367.0,5485.0</text:p>
      <text:p text:style-name="Preformatted_20_Text">26232,05/18/2020,Lombardia,Italy,2020-05-19 02:32:18,85019.0,15543.0,42403.0</text:p>
      <text:p text:style-name="Preformatted_20_Text">26233,05/18/2020,Louisiana,US,2020-05-19 02:32:18,34709.0,2563.0,0.0</text:p>
      <text:p text:style-name="Preformatted_20_Text">26234,05/18/2020,Macau,Macau,2020-05-19 02:32:18,45.0,0.0,44.0</text:p>
      <text:p text:style-name="Preformatted_20_Text">26235,05/18/2020,Madrid,Spain,2020-05-19 02:32:18,66302.0,8863.0,40736.0</text:p>
      <text:p text:style-name="Preformatted_20_Text">26236,05/18/2020,Maine,US,2020-05-19 02:32:18,1713.0,71.0,0.0</text:p>
      <text:p text:style-name="Preformatted_20_Text">26237,05/18/2020,Manitoba,Canada,2020-05-19 02:32:18,290.0,7.0,257.0</text:p>
      <text:p text:style-name="Preformatted_20_Text">26238,05/18/2020,Marche,Italy,2020-05-19 02:32:18,6678.0,984.0,3379.0</text:p>
      <text:p text:style-name="Preformatted_20_Text">26239,05/18/2020,Martinique,France,2020-05-19 02:32:18,192.0,14.0,91.0</text:p>
      <text:p text:style-name="Preformatted_20_Text">26240,05/18/2020,Maryland,US,2020-05-19 02:32:18,39762.0,2023.0,0.0</text:p>
      <text:p text:style-name="Preformatted_20_Text">26241,05/18/2020,Massachusetts,US,2020-05-19 02:32:18,87052.0,5862.0,0.0</text:p>
      <text:p text:style-name="Preformatted_20_Text">26242,05/18/2020,Mayotte,France,2020-05-19 02:32:18,1370.0,18.0,627.0</text:p>
      <text:p text:style-name="Preformatted_20_Text">26243,05/18/2020,Mecklenburg-Vorpommern,Germany,2020-05-19 02:32:18,752.0,20.0,700.0</text:p>
      <text:p text:style-name="Preformatted_20_Text">26244,05/18/2020,Melilla,Spain,2020-05-19 02:32:18,121.0,2.0,125.0</text:p>
      <text:p text:style-name="Preformatted_20_Text">26245,05/18/2020,Michigan,US,2020-05-19 02:32:18,51915.0,4915.0,0.0</text:p>
      <text:p text:style-name="Preformatted_20_Text">26246,05/18/2020,Minnesota,US,2020-05-19 02:32:18,16372.0,740.0,0.0</text:p>
      <text:p text:style-name="Preformatted_20_Text">26247,05/18/2020,Mississippi,US,2020-05-19 02:32:18,11432.0,527.0,0.0</text:p>
      <text:p text:style-name="Preformatted_20_Text">26248,05/18/2020,Missouri,US,2020-05-19 02:32:18,11242.0,611.0,0.0</text:p>
      <text:p text:style-name="Preformatted_20_Text">26249,05/18/2020,Molise,Italy,2020-05-19 02:32:18,422.0,22.0,183.0</text:p>
      <text:p text:style-name="Preformatted_20_Text">26250,05/18/2020,Montana,US,2020-05-19 02:32:18,470.0,16.0,0.0</text:p>
      <text:p text:style-name="Preformatted_20_Text">26251,05/18/2020,Montserrat,UK,2020-05-19 02:32:18,11.0,1.0,10.0</text:p>
      <text:p text:style-name="Preformatted_20_Text">26252,05/18/2020,Murcia,Spain,2020-05-19 02:32:18,1556.0,145.0,2180.0</text:p>
      <text:p text:style-name="Preformatted_20_Text">26253,05/18/2020,Navarra,Spain,2020-05-19 02:32:18,5178.0,503.0,3905.0</text:p>
      <text:p text:style-name="Preformatted_20_Text">26254,05/18/2020,Nebraska,US,2020-05-19 02:32:18,10625.0,123.0,0.0</text:p>
      <text:p text:style-name="Preformatted_20_Text">26255,05/18/2020,Nevada,US,2020-05-19 02:32:18,7061.0,358.0,0.0</text:p>
      <text:p text:style-name="Preformatted_20_Text">26256,05/18/2020,New Brunswick,Canada,2020-05-19 02:32:18,120.0,0.0,120.0</text:p>
      <text:p text:style-name="Preformatted_20_Text">26257,05/18/2020,New Caledonia,France,2020-05-19 02:32:18,18.0,0.0,18.0</text:p>
      <text:p text:style-name="Preformatted_20_Text">26258,05/18/2020,New Hampshire,US,2020-05-19 02:32:18,3652.0,172.0,0.0</text:p>
      <text:p text:style-name="Preformatted_20_Text">26259,05/18/2020,New Jersey,US,2020-05-19 02:32:18,148240.0,10439.0,0.0</text:p>
      <text:p text:style-name="Preformatted_20_Text">26260,05/18/2020,New Mexico,US,2020-05-19 02:32:18,6096.0,270.0,0.0</text:p>
      <text:p text:style-name="Preformatted_20_Text">26261,05/18/2020,New South Wales,Australia,2020-05-19 02:32:18,3078.0,46.0,2614.0</text:p>
      <text:p text:style-name="Preformatted_20_Text">26262,05/18/2020,New York,US,2020-05-19 02:32:18,351371.0,28339.0,0.0</text:p>
      <text:p text:style-name="Preformatted_20_Text">26263,05/18/2020,Newfoundland and Labrador,Canada,2020-05-19 02:32:18,260.0,3.0,249.0</text:p>
      <text:p text:style-name="Preformatted_20_Text">26264,05/18/2020,Niedersachsen,Germany,2020-05-19 02:32:18,11193.0,550.0,9900.0</text:p>
      <text:p text:style-name="Preformatted_20_Text">26265,05/18/2020,Ningxia,Mainland China,2020-05-19 02:32:18,75.0,0.0,75.0</text:p>
      <text:p text:style-name="Preformatted_20_Text">26266,05/18/2020,Nordrhein-Westfalen,Germany,2020-05-19 02:32:18,36365.0,1512.0,32200.0</text:p>
      <text:p text:style-name="Preformatted_20_Text">26267,05/18/2020,North Carolina,US,2020-05-19 02:32:18,19207.0,693.0,0.0</text:p>
      <text:p text:style-name="Preformatted_20_Text">26268,05/18/2020,North Dakota,US,2020-05-19 02:32:18,1931.0,44.0,0.0</text:p>
      <text:p text:style-name="Preformatted_20_Text">26269,05/18/2020,Northern Mariana Islands,US,2020-05-19 02:32:18,21.0,2.0,0.0</text:p>
      <text:p text:style-name="Preformatted_20_Text">26270,05/18/2020,Northern Territory,Australia,2020-05-19 02:32:18,29.0,0.0,27.0</text:p>
      <text:p text:style-name="Preformatted_20_Text">26271,05/18/2020,Northwest Territories,Canada,2020-05-19 02:32:18,5.0,0.0,5.0</text:p>
      <text:p text:style-name="Preformatted_20_Text">26272,05/18/2020,Nova Scotia,Canada,2020-05-19 02:32:18,1043.0,55.0,946.0</text:p>
      <text:p text:style-name="Preformatted_20_Text">26273,05/18/2020,Ohio,US,2020-05-19 02:32:18,28454.0,1657.0,0.0</text:p>
      <text:p text:style-name="Preformatted_20_Text">26274,05/18/2020,Oklahoma,US,2020-05-19 02:32:18,5398.0,288.0,0.0</text:p>
      <text:p text:style-name="Preformatted_20_Text">26275,05/18/2020,Ontario,Canada,2020-05-19 02:32:18,24286.0,2019.0,17638.0</text:p>
      <text:p text:style-name="Preformatted_20_Text">26276,05/18/2020,Oregon,US,2020-05-19 02:32:18,3687.0,138.0,0.0</text:p>
      <text:p text:style-name="Preformatted_20_Text">26277,05/18/2020,P.A. Bolzano,Italy,2020-05-19 02:32:18,2582.0,291.0,1984.0</text:p>
      <text:p text:style-name="Preformatted_20_Text">26278,05/18/2020,P.A. Trento,Italy,2020-05-19 02:32:18,4351.0,453.0,3650.0</text:p>
      <text:p text:style-name="Preformatted_20_Text"><text:soft-page-break/>26279,05/18/2020,Pais Vasco,Spain,2020-05-19 02:32:18,13422.0,1466.0,16160.0</text:p>
      <text:p text:style-name="Preformatted_20_Text">26280,05/18/2020,Pennsylvania,US,2020-05-19 02:32:18,66669.0,4515.0,0.0</text:p>
      <text:p text:style-name="Preformatted_20_Text">26281,05/18/2020,Piemonte,Italy,2020-05-19 02:32:18,29619.0,3632.0,16113.0</text:p>
      <text:p text:style-name="Preformatted_20_Text">26282,05/18/2020,Prince Edward Island,Canada,2020-05-19 02:32:18,27.0,0.0,27.0</text:p>
      <text:p text:style-name="Preformatted_20_Text">26283,05/18/2020,Puerto Rico,US,2020-05-19 02:32:18,2710.0,124.0,0.0</text:p>
      <text:p text:style-name="Preformatted_20_Text">26284,05/18/2020,Puglia,Italy,2020-05-19 02:32:18,4386.0,471.0,1920.0</text:p>
      <text:p text:style-name="Preformatted_20_Text">26285,05/18/2020,Qinghai,Mainland China,2020-05-19 02:32:18,18.0,0.0,18.0</text:p>
      <text:p text:style-name="Preformatted_20_Text">26286,05/18/2020,Quebec,Canada,2020-05-19 02:32:18,43636.0,3597.0,12045.0</text:p>
      <text:p text:style-name="Preformatted_20_Text">26287,05/18/2020,Queensland,Australia,2020-05-19 02:32:18,1057.0,6.0,1039.0</text:p>
      <text:p text:style-name="Preformatted_20_Text">26288,05/18/2020,Recovered,US,2020-05-19 02:32:18,0.0,0.0,283178.0</text:p>
      <text:p text:style-name="Preformatted_20_Text">26289,05/18/2020,Reunion,France,2020-05-19 02:32:18,446.0,0.0,354.0</text:p>
      <text:p text:style-name="Preformatted_20_Text">26290,05/18/2020,Rheinland-Pfalz,Germany,2020-05-19 02:32:18,6501.0,219.0,5846.0</text:p>
      <text:p text:style-name="Preformatted_20_Text">26291,05/18/2020,Rhode Island,US,2020-05-19 02:32:18,12795.0,506.0,0.0</text:p>
      <text:p text:style-name="Preformatted_20_Text">26292,05/18/2020,Saarland,Germany,2020-05-19 02:32:18,2709.0,159.0,2421.0</text:p>
      <text:p text:style-name="Preformatted_20_Text">26293,05/18/2020,Sachsen,Germany,2020-05-19 02:32:18,5130.0,197.0,4510.0</text:p>
      <text:p text:style-name="Preformatted_20_Text">26294,05/18/2020,Sachsen-Anhalt,Germany,2020-05-19 02:32:18,1679.0,54.0,1500.0</text:p>
      <text:p text:style-name="Preformatted_20_Text">26295,05/18/2020,Saint Barthelemy,France,2020-05-19 02:32:18,6.0,0.0,6.0</text:p>
      <text:p text:style-name="Preformatted_20_Text">26296,05/18/2020,Saint Pierre and Miquelon,France,2020-05-19 02:32:18,1.0,0.0,1.0</text:p>
      <text:p text:style-name="Preformatted_20_Text">26297,05/18/2020,Sardegna,Italy,2020-05-19 02:32:18,1353.0,126.0,847.0</text:p>
      <text:p text:style-name="Preformatted_20_Text">26298,05/18/2020,Saskatchewan,Canada,2020-05-19 02:32:18,592.0,7.0,455.0</text:p>
      <text:p text:style-name="Preformatted_20_Text">26299,05/18/2020,Schleswig-Holstein,Germany,2020-05-19 02:32:18,3002.0,126.0,2700.0</text:p>
      <text:p text:style-name="Preformatted_20_Text">26300,05/18/2020,Shaanxi,Mainland China,2020-05-19 02:32:18,308.0,3.0,303.0</text:p>
      <text:p text:style-name="Preformatted_20_Text">26301,05/18/2020,Shandong,Mainland China,2020-05-19 02:32:18,788.0,7.0,780.0</text:p>
      <text:p text:style-name="Preformatted_20_Text">26302,05/18/2020,Shanghai,Mainland China,2020-05-19 02:32:18,666.0,7.0,641.0</text:p>
      <text:p text:style-name="Preformatted_20_Text">26303,05/18/2020,Shanxi,Mainland China,2020-05-19 02:32:18,198.0,0.0,198.0</text:p>
      <text:p text:style-name="Preformatted_20_Text">26304,05/18/2020,Sichuan,Mainland China,2020-05-19 02:32:18,561.0,3.0,558.0</text:p>
      <text:p text:style-name="Preformatted_20_Text">26305,05/18/2020,Sicilia,Italy,2020-05-19 02:32:18,3395.0,267.0,1589.0</text:p>
      <text:p text:style-name="Preformatted_20_Text">26306,05/18/2020,Sint Maarten,Netherlands,2020-05-19 02:32:18,77.0,15.0,54.0</text:p>
      <text:p text:style-name="Preformatted_20_Text">26307,05/18/2020,South Australia,Australia,2020-05-19 02:32:18,439.0,4.0,435.0</text:p>
      <text:p text:style-name="Preformatted_20_Text">26308,05/18/2020,South Carolina,US,2020-05-19 02:32:18,8942.0,391.0,0.0</text:p>
      <text:p text:style-name="Preformatted_20_Text">26309,05/18/2020,South Dakota,US,2020-05-19 02:32:18,4027.0,44.0,0.0</text:p>
      <text:p text:style-name="Preformatted_20_Text">26310,05/18/2020,St Martin,France,2020-05-19 02:32:18,39.0,3.0,30.0</text:p>
      <text:p text:style-name="Preformatted_20_Text">26311,05/18/2020,Tasmania,Australia,2020-05-19 02:32:18,228.0,13.0,195.0</text:p>
      <text:p text:style-name="Preformatted_20_Text">26312,05/18/2020,Tennessee,US,2020-05-19 02:32:18,18011.0,301.0,0.0</text:p>
      <text:p text:style-name="Preformatted_20_Text">26313,05/18/2020,Texas,US,2020-05-19 02:32:18,49177.0,1350.0,0.0</text:p>
      <text:p text:style-name="Preformatted_20_Text">26314,05/18/2020,Thuringen,Germany,2020-05-19 02:32:18,2741.0,139.0,2300.0</text:p>
      <text:p text:style-name="Preformatted_20_Text">26315,05/18/2020,Tianjin,Mainland China,2020-05-19 02:32:18,192.0,3.0,187.0</text:p>
      <text:p text:style-name="Preformatted_20_Text">26316,05/18/2020,Tibet,Mainland China,2020-05-19 02:32:18,1.0,0.0,1.0</text:p>
      <text:p text:style-name="Preformatted_20_Text">26317,05/18/2020,Toscana,Italy,2020-05-19 02:32:18,9961.0,989.0,6399.0</text:p>
      <text:p text:style-name="Preformatted_20_Text">26318,05/18/2020,Turks and Caicos Islands,UK,2020-05-19 02:32:18,12.0,1.0,10.0</text:p>
      <text:p text:style-name="Preformatted_20_Text">26319,05/18/2020,Umbria,Italy,2020-05-19 02:32:18,1424.0,73.0,1274.0</text:p>
      <text:p text:style-name="Preformatted_20_Text">26320,05/18/2020,Unknown,Germany,2020-05-19 02:32:18,1317.0,0.0,324.0</text:p>
      <text:p text:style-name="Preformatted_20_Text">26321,05/18/2020,Utah,US,2020-05-19 02:32:18,7384.0,80.0,0.0</text:p>
      <text:p text:style-name="Preformatted_20_Text">26322,05/18/2020,Valle d'Aosta,Italy,2020-05-19 02:32:18,1174.0,143.0,971.0</text:p>
      <text:p text:style-name="Preformatted_20_Text">26323,05/18/2020,Veneto,Italy,2020-05-19 02:32:18,18950.0,1803.0,13143.0</text:p>
      <text:p text:style-name="Preformatted_20_Text">26324,05/18/2020,Vermont,US,2020-05-19 02:32:18,940.0,54.0,0.0</text:p>
      <text:p text:style-name="Preformatted_20_Text">26325,05/18/2020,Victoria,Australia,2020-05-19 02:32:18,1573.0,18.0,1454.0</text:p>
      <text:p text:style-name="Preformatted_20_Text">26326,05/18/2020,Virgin Islands,US,2020-05-19 02:32:18,69.0,6.0,0.0</text:p>
      <text:p text:style-name="Preformatted_20_Text">26327,05/18/2020,Virginia,US,2020-05-19 02:32:18,31140.0,1015.0,0.0</text:p>
      <text:p text:style-name="Preformatted_20_Text">26328,05/18/2020,Washington,US,2020-05-19 02:32:18,18611.0,1002.0,0.0</text:p>
      <text:p text:style-name="Preformatted_20_Text">26329,05/18/2020,West Virginia,US,2020-05-19 02:32:18,1502.0,68.0,0.0</text:p>
      <text:p text:style-name="Preformatted_20_Text">26330,05/18/2020,Western Australia,Australia,2020-05-19 02:32:18,557.0,9.0,545.0</text:p>
      <text:p text:style-name="Preformatted_20_Text">26331,05/18/2020,Wisconsin,US,2020-05-19 02:32:18,12687.0,459.0,0.0</text:p>
      <text:p text:style-name="Preformatted_20_Text">26332,05/18/2020,Wyoming,US,2020-05-19 02:32:18,766.0,10.0,0.0</text:p>
      <text:p text:style-name="Preformatted_20_Text">26333,05/18/2020,Xinjiang,Mainland China,2020-05-19 02:32:18,76.0,3.0,73.0</text:p>
      <text:p text:style-name="Preformatted_20_Text">26334,05/18/2020,Yukon,Canada,2020-05-19 02:32:18,11.0,0.0,11.0</text:p>
      <text:p text:style-name="Preformatted_20_Text">26335,05/18/2020,Yunnan,Mainland China,2020-05-19 02:32:18,185.0,2.0,183.0</text:p>
      <text:p text:style-name="Preformatted_20_Text">26336,05/18/2020,Zhejiang,Mainland China,2020-05-19 02:32:18,1268.0,1.0,1267.0</text:p>
      <text:p text:style-name="Preformatted_20_Text">26337,05/19/2020,,Afghanistan,2020-05-20 02:32:19,7653.0,178.0,850.0</text:p>
      <text:p text:style-name="Preformatted_20_Text">26338,05/19/2020,,Albania,2020-05-20 02:32:19,949.0,31.0,742.0</text:p>
      <text:p text:style-name="Preformatted_20_Text">26339,05/19/2020,,Algeria,2020-05-20 02:32:19,7377.0,561.0,3746.0</text:p>
      <text:p text:style-name="Preformatted_20_Text">26340,05/19/2020,,Andorra,2020-05-20 02:32:19,761.0,51.0,628.0</text:p>
      <text:p text:style-name="Preformatted_20_Text"><text:soft-page-break/>26341,05/19/2020,,Angola,2020-05-20 02:32:19,52.0,3.0,17.0</text:p>
      <text:p text:style-name="Preformatted_20_Text">26342,05/19/2020,,Antigua and Barbuda,2020-05-20 02:32:19,25.0,3.0,19.0</text:p>
      <text:p text:style-name="Preformatted_20_Text">26343,05/19/2020,,Argentina,2020-05-20 02:32:19,8809.0,393.0,2872.0</text:p>
      <text:p text:style-name="Preformatted_20_Text">26344,05/19/2020,,Armenia,2020-05-20 02:32:19,5041.0,64.0,2164.0</text:p>
      <text:p text:style-name="Preformatted_20_Text">26345,05/19/2020,,Austria,2020-05-20 02:32:19,16321.0,632.0,14678.0</text:p>
      <text:p text:style-name="Preformatted_20_Text">26346,05/19/2020,,Azerbaijan,2020-05-20 02:32:19,3518.0,41.0,2198.0</text:p>
      <text:p text:style-name="Preformatted_20_Text">26347,05/19/2020,,Bahamas,2020-05-20 02:32:19,96.0,11.0,43.0</text:p>
      <text:p text:style-name="Preformatted_20_Text">26348,05/19/2020,,Bahrain,2020-05-20 02:32:19,7532.0,12.0,2952.0</text:p>
      <text:p text:style-name="Preformatted_20_Text">26349,05/19/2020,,Bangladesh,2020-05-20 02:32:19,25121.0,370.0,4993.0</text:p>
      <text:p text:style-name="Preformatted_20_Text">26350,05/19/2020,,Barbados,2020-05-20 02:32:19,90.0,7.0,68.0</text:p>
      <text:p text:style-name="Preformatted_20_Text">26351,05/19/2020,,Belarus,2020-05-20 02:32:19,31508.0,175.0,10620.0</text:p>
      <text:p text:style-name="Preformatted_20_Text">26352,05/19/2020,,Belgium,2020-05-20 02:32:19,55791.0,9108.0,14687.0</text:p>
      <text:p text:style-name="Preformatted_20_Text">26353,05/19/2020,,Belize,2020-05-20 02:32:19,18.0,2.0,16.0</text:p>
      <text:p text:style-name="Preformatted_20_Text">26354,05/19/2020,,Benin,2020-05-20 02:32:19,130.0,2.0,83.0</text:p>
      <text:p text:style-name="Preformatted_20_Text">26355,05/19/2020,,Bhutan,2020-05-20 02:32:19,21.0,0.0,5.0</text:p>
      <text:p text:style-name="Preformatted_20_Text">26356,05/19/2020,,Bolivia,2020-05-20 02:32:19,4481.0,189.0,533.0</text:p>
      <text:p text:style-name="Preformatted_20_Text">26357,05/19/2020,,Bosnia and Herzegovina,2020-05-20 02:32:19,2321.0,134.0,1522.0</text:p>
      <text:p text:style-name="Preformatted_20_Text">26358,05/19/2020,,Botswana,2020-05-20 02:32:19,25.0,1.0,17.0</text:p>
      <text:p text:style-name="Preformatted_20_Text">26359,05/19/2020,,Brazil,2020-05-20 02:32:19,271885.0,17983.0,106794.0</text:p>
      <text:p text:style-name="Preformatted_20_Text">26360,05/19/2020,,Brunei,2020-05-20 02:32:19,141.0,1.0,136.0</text:p>
      <text:p text:style-name="Preformatted_20_Text">26361,05/19/2020,,Bulgaria,2020-05-20 02:32:19,2259.0,112.0,646.0</text:p>
      <text:p text:style-name="Preformatted_20_Text">26362,05/19/2020,,Burkina Faso,2020-05-20 02:32:19,796.0,51.0,652.0</text:p>
      <text:p text:style-name="Preformatted_20_Text">26363,05/19/2020,,Burma,2020-05-20 02:32:19,193.0,6.0,104.0</text:p>
      <text:p text:style-name="Preformatted_20_Text">26364,05/19/2020,,Burundi,2020-05-20 02:32:19,42.0,1.0,20.0</text:p>
      <text:p text:style-name="Preformatted_20_Text">26365,05/19/2020,,Cabo Verde,2020-05-20 02:32:19,335.0,3.0,85.0</text:p>
      <text:p text:style-name="Preformatted_20_Text">26366,05/19/2020,,Cambodia,2020-05-20 02:32:19,122.0,0.0,122.0</text:p>
      <text:p text:style-name="Preformatted_20_Text">26367,05/19/2020,,Cameroon,2020-05-20 02:32:19,3529.0,140.0,1567.0</text:p>
      <text:p text:style-name="Preformatted_20_Text">26368,05/19/2020,,Central African Republic,2020-05-20 02:32:19,366.0,0.0,18.0</text:p>
      <text:p text:style-name="Preformatted_20_Text">26369,05/19/2020,,Chad,2020-05-20 02:32:19,545.0,56.0,139.0</text:p>
      <text:p text:style-name="Preformatted_20_Text">26370,05/19/2020,,Chile,2020-05-20 02:32:19,49579.0,509.0,21507.0</text:p>
      <text:p text:style-name="Preformatted_20_Text">26371,05/19/2020,,Colombia,2020-05-20 02:32:19,16935.0,613.0,4050.0</text:p>
      <text:p text:style-name="Preformatted_20_Text">26372,05/19/2020,,Comoros,2020-05-20 02:32:19,11.0,1.0,3.0</text:p>
      <text:p text:style-name="Preformatted_20_Text">26373,05/19/2020,,Congo (Brazzaville),2020-05-20 02:32:19,420.0,15.0,132.0</text:p>
      <text:p text:style-name="Preformatted_20_Text">26374,05/19/2020,,Congo (Kinshasa),2020-05-20 02:32:19,1629.0,61.0,290.0</text:p>
      <text:p text:style-name="Preformatted_20_Text">26375,05/19/2020,,Costa Rica,2020-05-20 02:32:19,882.0,10.0,577.0</text:p>
      <text:p text:style-name="Preformatted_20_Text">26376,05/19/2020,,Croatia,2020-05-20 02:32:19,2232.0,96.0,1967.0</text:p>
      <text:p text:style-name="Preformatted_20_Text">26377,05/19/2020,,Cuba,2020-05-20 02:32:19,1887.0,79.0,1538.0</text:p>
      <text:p text:style-name="Preformatted_20_Text">26378,05/19/2020,,Cyprus,2020-05-20 02:32:19,918.0,17.0,515.0</text:p>
      <text:p text:style-name="Preformatted_20_Text">26379,05/19/2020,,Czech Republic,2020-05-20 02:32:19,8647.0,302.0,5726.0</text:p>
      <text:p text:style-name="Preformatted_20_Text">26380,05/19/2020,,Denmark,2020-05-20 02:32:19,11044.0,551.0,9416.0</text:p>
      <text:p text:style-name="Preformatted_20_Text">26381,05/19/2020,,Diamond Princess,2020-05-20 02:32:19,712.0,13.0,651.0</text:p>
      <text:p text:style-name="Preformatted_20_Text">26382,05/19/2020,,Djibouti,2020-05-20 02:32:19,1618.0,7.0,1033.0</text:p>
      <text:p text:style-name="Preformatted_20_Text">26383,05/19/2020,,Dominica,2020-05-20 02:32:19,16.0,0.0,16.0</text:p>
      <text:p text:style-name="Preformatted_20_Text">26384,05/19/2020,,Dominican Republic,2020-05-20 02:32:19,13223.0,441.0,6613.0</text:p>
      <text:p text:style-name="Preformatted_20_Text">26385,05/19/2020,,Ecuador,2020-05-20 02:32:19,34151.0,2839.0,3457.0</text:p>
      <text:p text:style-name="Preformatted_20_Text">26386,05/19/2020,,Egypt,2020-05-20 02:32:19,13484.0,659.0,3742.0</text:p>
      <text:p text:style-name="Preformatted_20_Text">26387,05/19/2020,,El Salvador,2020-05-20 02:32:19,1498.0,30.0,502.0</text:p>
      <text:p text:style-name="Preformatted_20_Text">26388,05/19/2020,,Equatorial Guinea,2020-05-20 02:32:19,825.0,7.0,22.0</text:p>
      <text:p text:style-name="Preformatted_20_Text">26389,05/19/2020,,Eritrea,2020-05-20 02:32:19,39.0,0.0,39.0</text:p>
      <text:p text:style-name="Preformatted_20_Text">26390,05/19/2020,,Estonia,2020-05-20 02:32:19,1791.0,64.0,938.0</text:p>
      <text:p text:style-name="Preformatted_20_Text">26391,05/19/2020,,Eswatini,2020-05-20 02:32:19,208.0,2.0,87.0</text:p>
      <text:p text:style-name="Preformatted_20_Text">26392,05/19/2020,,Ethiopia,2020-05-20 02:32:19,365.0,5.0,120.0</text:p>
      <text:p text:style-name="Preformatted_20_Text">26393,05/19/2020,,Fiji,2020-05-20 02:32:19,18.0,0.0,15.0</text:p>
      <text:p text:style-name="Preformatted_20_Text">26394,05/19/2020,,Finland,2020-05-20 02:32:19,6399.0,301.0,5000.0</text:p>
      <text:p text:style-name="Preformatted_20_Text">26395,05/19/2020,,France,2020-05-20 02:32:19,178428.0,27976.0,61246.0</text:p>
      <text:p text:style-name="Preformatted_20_Text">26396,05/19/2020,,Gabon,2020-05-20 02:32:19,1502.0,12.0,318.0</text:p>
      <text:p text:style-name="Preformatted_20_Text">26397,05/19/2020,,Gambia,2020-05-20 02:32:19,24.0,1.0,13.0</text:p>
      <text:p text:style-name="Preformatted_20_Text">26398,05/19/2020,,Georgia,2020-05-20 02:32:19,707.0,12.0,456.0</text:p>
      <text:p text:style-name="Preformatted_20_Text">26399,05/19/2020,,Ghana,2020-05-20 02:32:19,6096.0,31.0,1773.0</text:p>
      <text:p text:style-name="Preformatted_20_Text">26400,05/19/2020,,Greece,2020-05-20 02:32:19,2840.0,165.0,1374.0</text:p>
      <text:p text:style-name="Preformatted_20_Text">26401,05/19/2020,,Grenada,2020-05-20 02:32:19,22.0,0.0,14.0</text:p>
      <text:p text:style-name="Preformatted_20_Text">26402,05/19/2020,,Guatemala,2020-05-20 02:32:19,2133.0,43.0,155.0</text:p>
      <text:p text:style-name="Preformatted_20_Text">26403,05/19/2020,,Guinea,2020-05-20 02:32:19,2863.0,18.0,1525.0</text:p>
      <text:p text:style-name="Preformatted_20_Text">26404,05/19/2020,,Guinea-Bissau,2020-05-20 02:32:19,1038.0,6.0,42.0</text:p>
      <text:p text:style-name="Preformatted_20_Text"><text:soft-page-break/>26405,05/19/2020,,Guyana,2020-05-20 02:32:19,125.0,10.0,46.0</text:p>
      <text:p text:style-name="Preformatted_20_Text">26406,05/19/2020,,Haiti,2020-05-20 02:32:19,533.0,21.0,21.0</text:p>
      <text:p text:style-name="Preformatted_20_Text">26407,05/19/2020,,Holy See,2020-05-20 02:32:19,12.0,0.0,2.0</text:p>
      <text:p text:style-name="Preformatted_20_Text">26408,05/19/2020,,Honduras,2020-05-20 02:32:19,2955.0,147.0,349.0</text:p>
      <text:p text:style-name="Preformatted_20_Text">26409,05/19/2020,,Hungary,2020-05-20 02:32:19,3556.0,467.0,1412.0</text:p>
      <text:p text:style-name="Preformatted_20_Text">26410,05/19/2020,,Iceland,2020-05-20 02:32:19,1802.0,10.0,1789.0</text:p>
      <text:p text:style-name="Preformatted_20_Text">26411,05/19/2020,,India,2020-05-20 02:32:19,106475.0,3302.0,42309.0</text:p>
      <text:p text:style-name="Preformatted_20_Text">26412,05/19/2020,,Indonesia,2020-05-20 02:32:19,18496.0,1221.0,4467.0</text:p>
      <text:p text:style-name="Preformatted_20_Text">26413,05/19/2020,,Iran,2020-05-20 02:32:19,124603.0,7119.0,97173.0</text:p>
      <text:p text:style-name="Preformatted_20_Text">26414,05/19/2020,,Iraq,2020-05-20 02:32:19,3611.0,131.0,2366.0</text:p>
      <text:p text:style-name="Preformatted_20_Text">26415,05/19/2020,,Ireland,2020-05-20 02:32:19,24251.0,1561.0,19470.0</text:p>
      <text:p text:style-name="Preformatted_20_Text">26416,05/19/2020,,Israel,2020-05-20 02:32:19,16659.0,278.0,13435.0</text:p>
      <text:p text:style-name="Preformatted_20_Text">26417,05/19/2020,,Ivory Coast,2020-05-20 02:32:19,2153.0,28.0,1050.0</text:p>
      <text:p text:style-name="Preformatted_20_Text">26418,05/19/2020,,Jamaica,2020-05-20 02:32:19,520.0,9.0,145.0</text:p>
      <text:p text:style-name="Preformatted_20_Text">26419,05/19/2020,,Japan,2020-05-20 02:32:19,16367.0,768.0,11564.0</text:p>
      <text:p text:style-name="Preformatted_20_Text">26420,05/19/2020,,Jordan,2020-05-20 02:32:19,649.0,9.0,417.0</text:p>
      <text:p text:style-name="Preformatted_20_Text">26421,05/19/2020,,Kazakhstan,2020-05-20 02:32:19,6751.0,35.0,3598.0</text:p>
      <text:p text:style-name="Preformatted_20_Text">26422,05/19/2020,,Kenya,2020-05-20 02:32:19,963.0,50.0,358.0</text:p>
      <text:p text:style-name="Preformatted_20_Text">26423,05/19/2020,,Kosovo,2020-05-20 02:32:19,989.0,29.0,769.0</text:p>
      <text:p text:style-name="Preformatted_20_Text">26424,05/19/2020,,Kuwait,2020-05-20 02:32:19,16764.0,121.0,4681.0</text:p>
      <text:p text:style-name="Preformatted_20_Text">26425,05/19/2020,,Kyrgyzstan,2020-05-20 02:32:19,1243.0,14.0,898.0</text:p>
      <text:p text:style-name="Preformatted_20_Text">26426,05/19/2020,,Laos,2020-05-20 02:32:19,19.0,0.0,14.0</text:p>
      <text:p text:style-name="Preformatted_20_Text">26427,05/19/2020,,Latvia,2020-05-20 02:32:19,1012.0,21.0,694.0</text:p>
      <text:p text:style-name="Preformatted_20_Text">26428,05/19/2020,,Lebanon,2020-05-20 02:32:19,954.0,26.0,251.0</text:p>
      <text:p text:style-name="Preformatted_20_Text">26429,05/19/2020,,Lesotho,2020-05-20 02:32:19,1.0,0.0,0.0</text:p>
      <text:p text:style-name="Preformatted_20_Text">26430,05/19/2020,,Liberia,2020-05-20 02:32:19,233.0,23.0,125.0</text:p>
      <text:p text:style-name="Preformatted_20_Text">26431,05/19/2020,,Libya,2020-05-20 02:32:19,68.0,3.0,35.0</text:p>
      <text:p text:style-name="Preformatted_20_Text">26432,05/19/2020,,Liechtenstein,2020-05-20 02:32:19,82.0,1.0,55.0</text:p>
      <text:p text:style-name="Preformatted_20_Text">26433,05/19/2020,,Lithuania,2020-05-20 02:32:19,1562.0,60.0,1025.0</text:p>
      <text:p text:style-name="Preformatted_20_Text">26434,05/19/2020,,Luxembourg,2020-05-20 02:32:19,3958.0,109.0,3718.0</text:p>
      <text:p text:style-name="Preformatted_20_Text">26435,05/19/2020,,MS Zaandam,2020-05-20 02:32:19,9.0,2.0,0.0</text:p>
      <text:p text:style-name="Preformatted_20_Text">26436,05/19/2020,,Madagascar,2020-05-20 02:32:19,326.0,2.0,119.0</text:p>
      <text:p text:style-name="Preformatted_20_Text">26437,05/19/2020,,Malawi,2020-05-20 02:32:19,70.0,3.0,27.0</text:p>
      <text:p text:style-name="Preformatted_20_Text">26438,05/19/2020,,Malaysia,2020-05-20 02:32:19,6978.0,114.0,5646.0</text:p>
      <text:p text:style-name="Preformatted_20_Text">26439,05/19/2020,,Maldives,2020-05-20 02:32:19,1143.0,4.0,91.0</text:p>
      <text:p text:style-name="Preformatted_20_Text">26440,05/19/2020,,Mali,2020-05-20 02:32:19,901.0,53.0,529.0</text:p>
      <text:p text:style-name="Preformatted_20_Text">26441,05/19/2020,,Malta,2020-05-20 02:32:19,569.0,6.0,460.0</text:p>
      <text:p text:style-name="Preformatted_20_Text">26442,05/19/2020,,Mauritania,2020-05-20 02:32:19,131.0,4.0,7.0</text:p>
      <text:p text:style-name="Preformatted_20_Text">26443,05/19/2020,,Mauritius,2020-05-20 02:32:19,332.0,10.0,322.0</text:p>
      <text:p text:style-name="Preformatted_20_Text">26444,05/19/2020,,Mexico,2020-05-20 02:32:19,54346.0,5666.0,37325.0</text:p>
      <text:p text:style-name="Preformatted_20_Text">26445,05/19/2020,,Moldova,2020-05-20 02:32:19,6340.0,221.0,2508.0</text:p>
      <text:p text:style-name="Preformatted_20_Text">26446,05/19/2020,,Monaco,2020-05-20 02:32:19,97.0,4.0,87.0</text:p>
      <text:p text:style-name="Preformatted_20_Text">26447,05/19/2020,,Mongolia,2020-05-20 02:32:19,140.0,0.0,26.0</text:p>
      <text:p text:style-name="Preformatted_20_Text">26448,05/19/2020,,Montenegro,2020-05-20 02:32:19,324.0,9.0,312.0</text:p>
      <text:p text:style-name="Preformatted_20_Text">26449,05/19/2020,,Morocco,2020-05-20 02:32:19,7023.0,193.0,3901.0</text:p>
      <text:p text:style-name="Preformatted_20_Text">26450,05/19/2020,,Mozambique,2020-05-20 02:32:19,146.0,0.0,44.0</text:p>
      <text:p text:style-name="Preformatted_20_Text">26451,05/19/2020,,Namibia,2020-05-20 02:32:19,16.0,0.0,13.0</text:p>
      <text:p text:style-name="Preformatted_20_Text">26452,05/19/2020,,Nepal,2020-05-20 02:32:19,402.0,2.0,37.0</text:p>
      <text:p text:style-name="Preformatted_20_Text">26453,05/19/2020,,Netherlands,2020-05-20 02:32:19,44249.0,5715.0,0.0</text:p>
      <text:p text:style-name="Preformatted_20_Text">26454,05/19/2020,,New Zealand,2020-05-20 02:32:19,1503.0,21.0,1447.0</text:p>
      <text:p text:style-name="Preformatted_20_Text">26455,05/19/2020,,Nicaragua,2020-05-20 02:32:19,254.0,17.0,199.0</text:p>
      <text:p text:style-name="Preformatted_20_Text">26456,05/19/2020,,Niger,2020-05-20 02:32:19,914.0,55.0,734.0</text:p>
      <text:p text:style-name="Preformatted_20_Text">26457,05/19/2020,,Nigeria,2020-05-20 02:32:19,6401.0,192.0,1734.0</text:p>
      <text:p text:style-name="Preformatted_20_Text">26458,05/19/2020,,North Macedonia,2020-05-20 02:32:19,1839.0,106.0,1351.0</text:p>
      <text:p text:style-name="Preformatted_20_Text">26459,05/19/2020,,Norway,2020-05-20 02:32:19,8267.0,233.0,32.0</text:p>
      <text:p text:style-name="Preformatted_20_Text">26460,05/19/2020,,Oman,2020-05-20 02:32:19,5671.0,27.0,1574.0</text:p>
      <text:p text:style-name="Preformatted_20_Text">26461,05/19/2020,,Pakistan,2020-05-20 02:32:19,43966.0,939.0,12489.0</text:p>
      <text:p text:style-name="Preformatted_20_Text">26462,05/19/2020,,Panama,2020-05-20 02:32:19,9867.0,281.0,6194.0</text:p>
      <text:p text:style-name="Preformatted_20_Text">26463,05/19/2020,,Papua New Guinea,2020-05-20 02:32:19,8.0,0.0,8.0</text:p>
      <text:p text:style-name="Preformatted_20_Text">26464,05/19/2020,,Paraguay,2020-05-20 02:32:19,829.0,11.0,230.0</text:p>
      <text:p text:style-name="Preformatted_20_Text">26465,05/19/2020,,Peru,2020-05-20 02:32:19,99483.0,2914.0,36524.0</text:p>
      <text:p text:style-name="Preformatted_20_Text">26466,05/19/2020,,Philippines,2020-05-20 02:32:19,12942.0,837.0,2843.0</text:p>
      <text:p text:style-name="Preformatted_20_Text">26467,05/19/2020,,Poland,2020-05-20 02:32:19,19268.0,948.0,7903.0</text:p>
      <text:p text:style-name="Preformatted_20_Text">26468,05/19/2020,,Portugal,2020-05-20 02:32:19,29432.0,1247.0,6431.0</text:p>
      <text:p text:style-name="Preformatted_20_Text"><text:soft-page-break/>26469,05/19/2020,,Qatar,2020-05-20 02:32:19,35606.0,15.0,5634.0</text:p>
      <text:p text:style-name="Preformatted_20_Text">26470,05/19/2020,,Romania,2020-05-20 02:32:19,17191.0,1137.0,10166.0</text:p>
      <text:p text:style-name="Preformatted_20_Text">26471,05/19/2020,,Russia,2020-05-20 02:32:19,299941.0,2837.0,76130.0</text:p>
      <text:p text:style-name="Preformatted_20_Text">26472,05/19/2020,,Rwanda,2020-05-20 02:32:19,308.0,0.0,209.0</text:p>
      <text:p text:style-name="Preformatted_20_Text">26473,05/19/2020,,Saint Kitts and Nevis,2020-05-20 02:32:19,15.0,0.0,15.0</text:p>
      <text:p text:style-name="Preformatted_20_Text">26474,05/19/2020,,Saint Lucia,2020-05-20 02:32:19,18.0,0.0,18.0</text:p>
      <text:p text:style-name="Preformatted_20_Text">26475,05/19/2020,,Saint Vincent and the Grenadines,2020-05-20 02:32:19,17.0,0.0,14.0</text:p>
      <text:p text:style-name="Preformatted_20_Text">26476,05/19/2020,,San Marino,2020-05-20 02:32:19,655.0,41.0,211.0</text:p>
      <text:p text:style-name="Preformatted_20_Text">26477,05/19/2020,,Sao Tome and Principe,2020-05-20 02:32:19,251.0,8.0,4.0</text:p>
      <text:p text:style-name="Preformatted_20_Text">26478,05/19/2020,,Saudi Arabia,2020-05-20 02:32:19,59854.0,329.0,31634.0</text:p>
      <text:p text:style-name="Preformatted_20_Text">26479,05/19/2020,,Senegal,2020-05-20 02:32:19,2617.0,30.0,1133.0</text:p>
      <text:p text:style-name="Preformatted_20_Text">26480,05/19/2020,,Serbia,2020-05-20 02:32:19,10733.0,234.0,4904.0</text:p>
      <text:p text:style-name="Preformatted_20_Text">26481,05/19/2020,,Seychelles,2020-05-20 02:32:19,11.0,0.0,11.0</text:p>
      <text:p text:style-name="Preformatted_20_Text">26482,05/19/2020,,Sierra Leone,2020-05-20 02:32:19,534.0,33.0,167.0</text:p>
      <text:p text:style-name="Preformatted_20_Text">26483,05/19/2020,,Singapore,2020-05-20 02:32:19,28794.0,22.0,10365.0</text:p>
      <text:p text:style-name="Preformatted_20_Text">26484,05/19/2020,,Slovakia,2020-05-20 02:32:19,1495.0,28.0,1192.0</text:p>
      <text:p text:style-name="Preformatted_20_Text">26485,05/19/2020,,Slovenia,2020-05-20 02:32:19,1467.0,104.0,1338.0</text:p>
      <text:p text:style-name="Preformatted_20_Text">26486,05/19/2020,,Somalia,2020-05-20 02:32:19,1502.0,59.0,178.0</text:p>
      <text:p text:style-name="Preformatted_20_Text">26487,05/19/2020,,South Africa,2020-05-20 02:32:19,17200.0,312.0,7960.0</text:p>
      <text:p text:style-name="Preformatted_20_Text">26488,05/19/2020,,South Korea,2020-05-20 02:32:19,11110.0,263.0,10066.0</text:p>
      <text:p text:style-name="Preformatted_20_Text">26489,05/19/2020,,South Sudan,2020-05-20 02:32:19,290.0,4.0,4.0</text:p>
      <text:p text:style-name="Preformatted_20_Text">26490,05/19/2020,,Sri Lanka,2020-05-20 02:32:19,1027.0,9.0,569.0</text:p>
      <text:p text:style-name="Preformatted_20_Text">26491,05/19/2020,,Sudan,2020-05-20 02:32:19,2728.0,111.0,286.0</text:p>
      <text:p text:style-name="Preformatted_20_Text">26492,05/19/2020,,Suriname,2020-05-20 02:32:19,11.0,1.0,9.0</text:p>
      <text:p text:style-name="Preformatted_20_Text">26493,05/19/2020,,Sweden,2020-05-20 02:32:19,30799.0,3743.0,4971.0</text:p>
      <text:p text:style-name="Preformatted_20_Text">26494,05/19/2020,,Switzerland,2020-05-20 02:32:19,30618.0,1891.0,27700.0</text:p>
      <text:p text:style-name="Preformatted_20_Text">26495,05/19/2020,,Syria,2020-05-20 02:32:19,58.0,3.0,36.0</text:p>
      <text:p text:style-name="Preformatted_20_Text">26496,05/19/2020,,Taiwan,2020-05-20 02:32:19,440.0,7.0,398.0</text:p>
      <text:p text:style-name="Preformatted_20_Text">26497,05/19/2020,,Tajikistan,2020-05-20 02:32:19,1936.0,41.0,641.0</text:p>
      <text:p text:style-name="Preformatted_20_Text">26498,05/19/2020,,Tanzania,2020-05-20 02:32:19,509.0,21.0,183.0</text:p>
      <text:p text:style-name="Preformatted_20_Text">26499,05/19/2020,,Thailand,2020-05-20 02:32:19,3033.0,56.0,2857.0</text:p>
      <text:p text:style-name="Preformatted_20_Text">26500,05/19/2020,,Timor-Leste,2020-05-20 02:32:19,24.0,0.0,24.0</text:p>
      <text:p text:style-name="Preformatted_20_Text">26501,05/19/2020,,Togo,2020-05-20 02:32:19,338.0,12.0,107.0</text:p>
      <text:p text:style-name="Preformatted_20_Text">26502,05/19/2020,,Trinidad and Tobago,2020-05-20 02:32:19,116.0,8.0,107.0</text:p>
      <text:p text:style-name="Preformatted_20_Text">26503,05/19/2020,,Tunisia,2020-05-20 02:32:19,1044.0,47.0,826.0</text:p>
      <text:p text:style-name="Preformatted_20_Text">26504,05/19/2020,,Turkey,2020-05-20 02:32:19,151615.0,4199.0,112895.0</text:p>
      <text:p text:style-name="Preformatted_20_Text">26505,05/19/2020,,UK,2020-05-20 02:32:19,248818.0,35341.0,0.0</text:p>
      <text:p text:style-name="Preformatted_20_Text">26506,05/19/2020,,Uganda,2020-05-20 02:32:19,260.0,0.0,63.0</text:p>
      <text:p text:style-name="Preformatted_20_Text">26507,05/19/2020,,Ukraine,2020-05-20 02:32:19,18876.0,548.0,5632.0</text:p>
      <text:p text:style-name="Preformatted_20_Text">26508,05/19/2020,,United Arab Emirates,2020-05-20 02:32:19,25063.0,227.0,10791.0</text:p>
      <text:p text:style-name="Preformatted_20_Text">26509,05/19/2020,,Uruguay,2020-05-20 02:32:19,738.0,20.0,579.0</text:p>
      <text:p text:style-name="Preformatted_20_Text">26510,05/19/2020,,Uzbekistan,2020-05-20 02:32:19,2855.0,13.0,2338.0</text:p>
      <text:p text:style-name="Preformatted_20_Text">26511,05/19/2020,,Venezuela,2020-05-20 02:32:19,749.0,10.0,253.0</text:p>
      <text:p text:style-name="Preformatted_20_Text">26512,05/19/2020,,Vietnam,2020-05-20 02:32:19,324.0,0.0,263.0</text:p>
      <text:p text:style-name="Preformatted_20_Text">26513,05/19/2020,,West Bank and Gaza,2020-05-20 02:32:19,391.0,2.0,346.0</text:p>
      <text:p text:style-name="Preformatted_20_Text">26514,05/19/2020,,Western Sahara,2020-05-20 02:32:19,6.0,0.0,6.0</text:p>
      <text:p text:style-name="Preformatted_20_Text">26515,05/19/2020,,Yemen,2020-05-20 02:32:19,167.0,28.0,5.0</text:p>
      <text:p text:style-name="Preformatted_20_Text">26516,05/19/2020,,Zambia,2020-05-20 02:32:19,772.0,7.0,192.0</text:p>
      <text:p text:style-name="Preformatted_20_Text">26517,05/19/2020,,Zimbabwe,2020-05-20 02:32:19,46.0,4.0,18.0</text:p>
      <text:p text:style-name="Preformatted_20_Text">26518,05/19/2020,Abruzzo,Italy,2020-05-20 02:32:19,3197.0,389.0,1419.0</text:p>
      <text:p text:style-name="Preformatted_20_Text">26519,05/19/2020,Alabama,US,2020-05-20 02:32:19,12376.0,504.0,0.0</text:p>
      <text:p text:style-name="Preformatted_20_Text">26520,05/19/2020,Alaska,US,2020-05-20 02:32:19,400.0,10.0,0.0</text:p>
      <text:p text:style-name="Preformatted_20_Text">26521,05/19/2020,Alberta,Canada,2020-05-20 02:32:19,6716.0,128.0,5584.0</text:p>
      <text:p text:style-name="Preformatted_20_Text">26522,05/19/2020,Andalusia,Spain,2020-05-20 02:32:19,12471.0,1358.0,0.0</text:p>
      <text:p text:style-name="Preformatted_20_Text">26523,05/19/2020,Anguilla,UK,2020-05-20 02:32:19,3.0,0.0,3.0</text:p>
      <text:p text:style-name="Preformatted_20_Text">26524,05/19/2020,Anhui,Mainland China,2020-05-20 02:32:19,991.0,6.0,985.0</text:p>
      <text:p text:style-name="Preformatted_20_Text">26525,05/19/2020,Aragon,Spain,2020-05-20 02:32:19,5520.0,843.0,0.0</text:p>
      <text:p text:style-name="Preformatted_20_Text">26526,05/19/2020,Arizona,US,2020-05-20 02:32:19,14576.0,705.0,0.0</text:p>
      <text:p text:style-name="Preformatted_20_Text">26527,05/19/2020,Arkansas,US,2020-05-20 02:32:19,4923.0,102.0,0.0</text:p>
      <text:p text:style-name="Preformatted_20_Text">26528,05/19/2020,Aruba,Netherlands,2020-05-20 02:32:19,101.0,3.0,93.0</text:p>
      <text:p text:style-name="Preformatted_20_Text">26529,05/19/2020,Asturias,Spain,2020-05-20 02:32:19,2373.0,303.0,0.0</text:p>
      <text:p text:style-name="Preformatted_20_Text">26530,05/19/2020,Australian Capital Territory,Australia,2020-05-20 02:32:19,107.0,3.0,104.0</text:p>
      <text:p text:style-name="Preformatted_20_Text"><text:soft-page-break/>26531,05/19/2020,Baden-Wurttemberg,Germany,2020-05-20 02:32:19,34071.0,1673.0,30300.0</text:p>
      <text:p text:style-name="Preformatted_20_Text">26532,05/19/2020,Baleares,Spain,2020-05-20 02:32:19,2005.0,219.0,0.0</text:p>
      <text:p text:style-name="Preformatted_20_Text">26533,05/19/2020,Basilicata,Italy,2020-05-20 02:32:19,393.0,27.0,282.0</text:p>
      <text:p text:style-name="Preformatted_20_Text">26534,05/19/2020,Bayern,Germany,2020-05-20 02:32:19,45966.0,2331.0,40400.0</text:p>
      <text:p text:style-name="Preformatted_20_Text">26535,05/19/2020,Beijing,Mainland China,2020-05-20 02:32:19,593.0,9.0,578.0</text:p>
      <text:p text:style-name="Preformatted_20_Text">26536,05/19/2020,Berlin,Germany,2020-05-20 02:32:19,6503.0,186.0,5918.0</text:p>
      <text:p text:style-name="Preformatted_20_Text">26537,05/19/2020,Bermuda,UK,2020-05-20 02:32:19,125.0,9.0,78.0</text:p>
      <text:p text:style-name="Preformatted_20_Text">26538,05/19/2020,"Bonaire, Sint Eustatius and Saba",Netherlands,2020-05-20 02:32:19,6.0,0.0,6.0</text:p>
      <text:p text:style-name="Preformatted_20_Text">26539,05/19/2020,Brandenburg,Germany,2020-05-20 02:32:19,3208.0,166.0,2900.0</text:p>
      <text:p text:style-name="Preformatted_20_Text">26540,05/19/2020,Bremen,Germany,2020-05-20 02:32:19,1259.0,38.0,900.0</text:p>
      <text:p text:style-name="Preformatted_20_Text">26541,05/19/2020,British Columbia,Canada,2020-05-20 02:32:19,2446.0,146.0,1981.0</text:p>
      <text:p text:style-name="Preformatted_20_Text">26542,05/19/2020,British Virgin Islands,UK,2020-05-20 02:32:19,8.0,1.0,6.0</text:p>
      <text:p text:style-name="Preformatted_20_Text">26543,05/19/2020,C. Valenciana,Spain,2020-05-20 02:32:19,10962.0,1370.0,0.0</text:p>
      <text:p text:style-name="Preformatted_20_Text">26544,05/19/2020,Calabria,Italy,2020-05-20 02:32:19,1153.0,95.0,676.0</text:p>
      <text:p text:style-name="Preformatted_20_Text">26545,05/19/2020,California,US,2020-05-20 02:32:19,83752.0,3403.0,0.0</text:p>
      <text:p text:style-name="Preformatted_20_Text">26546,05/19/2020,Campania,Italy,2020-05-20 02:32:19,4707.0,399.0,2790.0</text:p>
      <text:p text:style-name="Preformatted_20_Text">26547,05/19/2020,Canarias,Spain,2020-05-20 02:32:19,2294.0,155.0,0.0</text:p>
      <text:p text:style-name="Preformatted_20_Text">26548,05/19/2020,Cantabria,Spain,2020-05-20 02:32:19,2273.0,208.0,0.0</text:p>
      <text:p text:style-name="Preformatted_20_Text">26549,05/19/2020,Castilla - La Mancha,Spain,2020-05-20 02:32:19,16677.0,2900.0,0.0</text:p>
      <text:p text:style-name="Preformatted_20_Text">26550,05/19/2020,Castilla y Leon,Spain,2020-05-20 02:32:19,18549.0,1960.0,0.0</text:p>
      <text:p text:style-name="Preformatted_20_Text">26551,05/19/2020,Catalonia,Spain,2020-05-20 02:32:19,55825.0,5981.0,0.0</text:p>
      <text:p text:style-name="Preformatted_20_Text">26552,05/19/2020,Cayman Islands,UK,2020-05-20 02:32:19,111.0,1.0,55.0</text:p>
      <text:p text:style-name="Preformatted_20_Text">26553,05/19/2020,Ceuta,Spain,2020-05-20 02:32:19,117.0,4.0,0.0</text:p>
      <text:p text:style-name="Preformatted_20_Text">26554,05/19/2020,Channel Islands,UK,2020-05-20 02:32:19,555.0,44.0,479.0</text:p>
      <text:p text:style-name="Preformatted_20_Text">26555,05/19/2020,Chongqing,Mainland China,2020-05-20 02:32:19,579.0,6.0,573.0</text:p>
      <text:p text:style-name="Preformatted_20_Text">26556,05/19/2020,Colorado,US,2020-05-20 02:32:19,22482.0,1257.0,0.0</text:p>
      <text:p text:style-name="Preformatted_20_Text">26557,05/19/2020,Connecticut,US,2020-05-20 02:32:19,38430.0,3472.0,0.0</text:p>
      <text:p text:style-name="Preformatted_20_Text">26558,05/19/2020,Curacao,Netherlands,2020-05-20 02:32:19,16.0,1.0,14.0</text:p>
      <text:p text:style-name="Preformatted_20_Text">26559,05/19/2020,Delaware,US,2020-05-20 02:32:19,8037.0,304.0,0.0</text:p>
      <text:p text:style-name="Preformatted_20_Text">26560,05/19/2020,Diamond Princess cruise ship,Canada,2020-05-20 02:32:19,1.0,1.0,0.0</text:p>
      <text:p text:style-name="Preformatted_20_Text">26561,05/19/2020,Diamond Princess cruise ship,US,2020-05-20 02:32:19,49.0,0.0,0.0</text:p>
      <text:p text:style-name="Preformatted_20_Text">26562,05/19/2020,District of Columbia,US,2020-05-20 02:32:19,7434.0,400.0,0.0</text:p>
      <text:p text:style-name="Preformatted_20_Text">26563,05/19/2020,Emilia-Romagna,Italy,2020-05-20 02:32:19,27314.0,3997.0,17987.0</text:p>
      <text:p text:style-name="Preformatted_20_Text">26564,05/19/2020,Extremadura,Spain,2020-05-20 02:32:19,2953.0,504.0,0.0</text:p>
      <text:p text:style-name="Preformatted_20_Text">26565,05/19/2020,Falkland Islands (Malvinas),UK,2020-05-20 02:32:19,13.0,0.0,13.0</text:p>
      <text:p text:style-name="Preformatted_20_Text">26566,05/19/2020,Faroe Islands,Denmark,2020-05-20 02:32:19,187.0,0.0,187.0</text:p>
      <text:p text:style-name="Preformatted_20_Text">26567,05/19/2020,Florida,US,2020-05-20 02:32:19,46944.0,2052.0,0.0</text:p>
      <text:p text:style-name="Preformatted_20_Text">26568,05/19/2020,French Guiana,France,2020-05-20 02:32:19,218.0,1.0,136.0</text:p>
      <text:p text:style-name="Preformatted_20_Text">26569,05/19/2020,French Polynesia,France,2020-05-20 02:32:19,60.0,0.0,60.0</text:p>
      <text:p text:style-name="Preformatted_20_Text">26570,05/19/2020,Friuli Venezia Giulia,Italy,2020-05-20 02:32:19,3203.0,320.0,2283.0</text:p>
      <text:p text:style-name="Preformatted_20_Text">26571,05/19/2020,Fujian,Mainland China,2020-05-20 02:32:19,356.0,1.0,355.0</text:p>
      <text:p text:style-name="Preformatted_20_Text">26572,05/19/2020,Galicia,Spain,2020-05-20 02:32:19,9058.0,607.0,0.0</text:p>
      <text:p text:style-name="Preformatted_20_Text">26573,05/19/2020,Gansu,Mainland China,2020-05-20 02:32:19,139.0,2.0,137.0</text:p>
      <text:p text:style-name="Preformatted_20_Text">26574,05/19/2020,Georgia,US,2020-05-20 02:32:19,38855.0,1675.0,0.0</text:p>
      <text:p text:style-name="Preformatted_20_Text">26575,05/19/2020,Gibraltar,UK,2020-05-20 02:32:19,147.0,0.0,145.0</text:p>
      <text:p text:style-name="Preformatted_20_Text">26576,05/19/2020,Grand Princess,Canada,2020-05-20 02:32:19,13.0,0.0,13.0</text:p>
      <text:p text:style-name="Preformatted_20_Text">26577,05/19/2020,Grand Princess,US,2020-05-20 02:32:19,103.0,3.0,0.0</text:p>
      <text:p text:style-name="Preformatted_20_Text">26578,05/19/2020,Greenland,Denmark,2020-05-20 02:32:19,11.0,0.0,11.0</text:p>
      <text:p text:style-name="Preformatted_20_Text">26579,05/19/2020,Guadeloupe,France,2020-05-20 02:32:19,155.0,13.0,109.0</text:p>
      <text:p text:style-name="Preformatted_20_Text">26580,05/19/2020,Guam,US,2020-05-20 02:32:19,154.0,5.0,0.0</text:p>
      <text:p text:style-name="Preformatted_20_Text">26581,05/19/2020,Guangdong,Mainland China,2020-05-20 02:32:19,1590.0,8.0,1579.0</text:p>
      <text:p text:style-name="Preformatted_20_Text">26582,05/19/2020,Guangxi,Mainland China,2020-05-20 02:32:19,254.0,2.0,252.0</text:p>
      <text:p text:style-name="Preformatted_20_Text">26583,05/19/2020,Guizhou,Mainland China,2020-05-20 02:32:19,147.0,2.0,145.0</text:p>
      <text:p text:style-name="Preformatted_20_Text">26584,05/19/2020,Hainan,Mainland China,2020-05-20 02:32:19,169.0,6.0,162.0</text:p>
      <text:p text:style-name="Preformatted_20_Text">26585,05/19/2020,Hamburg,Germany,2020-05-20 02:32:19,5042.0,234.0,4500.0</text:p>
      <text:p text:style-name="Preformatted_20_Text">26586,05/19/2020,Hawaii,US,2020-05-20 02:32:19,641.0,17.0,0.0</text:p>
      <text:p text:style-name="Preformatted_20_Text">26587,05/19/2020,Hebei,Mainland China,2020-05-20 02:32:19,328.0,6.0,322.0</text:p>
      <text:p text:style-name="Preformatted_20_Text"><text:soft-page-break/>26588,05/19/2020,Heilongjiang,Mainland China,2020-05-20 02:32:19,945.0,13.0,932.0</text:p>
      <text:p text:style-name="Preformatted_20_Text">26589,05/19/2020,Henan,Mainland China,2020-05-20 02:32:19,1276.0,22.0,1254.0</text:p>
      <text:p text:style-name="Preformatted_20_Text">26590,05/19/2020,Hessen,Germany,2020-05-20 02:32:19,9368.0,442.0,8200.0</text:p>
      <text:p text:style-name="Preformatted_20_Text">26591,05/19/2020,Hong Kong,Hong Kong,2020-05-20 02:32:19,1055.0,4.0,1025.0</text:p>
      <text:p text:style-name="Preformatted_20_Text">26592,05/19/2020,Hubei,Mainland China,2020-05-20 02:32:19,68135.0,4512.0,63616.0</text:p>
      <text:p text:style-name="Preformatted_20_Text">26593,05/19/2020,Hunan,Mainland China,2020-05-20 02:32:19,1019.0,4.0,1015.0</text:p>
      <text:p text:style-name="Preformatted_20_Text">26594,05/19/2020,Idaho,US,2020-05-20 02:32:19,2455.0,74.0,0.0</text:p>
      <text:p text:style-name="Preformatted_20_Text">26595,05/19/2020,Illinois,US,2020-05-20 02:32:19,98030.0,4379.0,0.0</text:p>
      <text:p text:style-name="Preformatted_20_Text">26596,05/19/2020,Indiana,US,2020-05-20 02:32:19,28705.0,1824.0,0.0</text:p>
      <text:p text:style-name="Preformatted_20_Text">26597,05/19/2020,Inner Mongolia,Mainland China,2020-05-20 02:32:19,216.0,1.0,196.0</text:p>
      <text:p text:style-name="Preformatted_20_Text">26598,05/19/2020,Iowa,US,2020-05-20 02:32:19,15296.0,367.0,0.0</text:p>
      <text:p text:style-name="Preformatted_20_Text">26599,05/19/2020,Isle of Man,UK,2020-05-20 02:32:19,335.0,24.0,300.0</text:p>
      <text:p text:style-name="Preformatted_20_Text">26600,05/19/2020,Jiangsu,Mainland China,2020-05-20 02:32:19,653.0,0.0,653.0</text:p>
      <text:p text:style-name="Preformatted_20_Text">26601,05/19/2020,Jiangxi,Mainland China,2020-05-20 02:32:19,937.0,1.0,936.0</text:p>
      <text:p text:style-name="Preformatted_20_Text">26602,05/19/2020,Jilin,Mainland China,2020-05-20 02:32:19,151.0,2.0,123.0</text:p>
      <text:p text:style-name="Preformatted_20_Text">26603,05/19/2020,Kansas,US,2020-05-20 02:32:19,8353.0,199.0,0.0</text:p>
      <text:p text:style-name="Preformatted_20_Text">26604,05/19/2020,Kentucky,US,2020-05-20 02:32:19,8069.0,366.0,0.0</text:p>
      <text:p text:style-name="Preformatted_20_Text">26605,05/19/2020,La Rioja,Spain,2020-05-20 02:32:19,4027.0,352.0,0.0</text:p>
      <text:p text:style-name="Preformatted_20_Text">26606,05/19/2020,Lazio,Italy,2020-05-20 02:32:19,7505.0,640.0,3079.0</text:p>
      <text:p text:style-name="Preformatted_20_Text">26607,05/19/2020,Liaoning,Mainland China,2020-05-20 02:32:19,149.0,2.0,144.0</text:p>
      <text:p text:style-name="Preformatted_20_Text">26608,05/19/2020,Liguria,Italy,2020-05-20 02:32:19,9257.0,1376.0,5617.0</text:p>
      <text:p text:style-name="Preformatted_20_Text">26609,05/19/2020,Lombardia,Italy,2020-05-20 02:32:19,85481.0,15597.0,42593.0</text:p>
      <text:p text:style-name="Preformatted_20_Text">26610,05/19/2020,Louisiana,US,2020-05-20 02:32:19,35038.0,2581.0,0.0</text:p>
      <text:p text:style-name="Preformatted_20_Text">26611,05/19/2020,Macau,Macau,2020-05-20 02:32:19,45.0,0.0,44.0</text:p>
      <text:p text:style-name="Preformatted_20_Text">26612,05/19/2020,Madrid,Spain,2020-05-20 02:32:19,66643.0,8894.0,0.0</text:p>
      <text:p text:style-name="Preformatted_20_Text">26613,05/19/2020,Maine,US,2020-05-20 02:32:19,1741.0,73.0,0.0</text:p>
      <text:p text:style-name="Preformatted_20_Text">26614,05/19/2020,Manitoba,Canada,2020-05-20 02:32:19,290.0,7.0,257.0</text:p>
      <text:p text:style-name="Preformatted_20_Text">26615,05/19/2020,Marche,Italy,2020-05-20 02:32:19,6675.0,986.0,3561.0</text:p>
      <text:p text:style-name="Preformatted_20_Text">26616,05/19/2020,Martinique,France,2020-05-20 02:32:19,192.0,14.0,91.0</text:p>
      <text:p text:style-name="Preformatted_20_Text">26617,05/19/2020,Maryland,US,2020-05-20 02:32:19,41546.0,2081.0,0.0</text:p>
      <text:p text:style-name="Preformatted_20_Text">26618,05/19/2020,Massachusetts,US,2020-05-20 02:32:19,87925.0,5938.0,0.0</text:p>
      <text:p text:style-name="Preformatted_20_Text">26619,05/19/2020,Mayotte,France,2020-05-20 02:32:19,1370.0,18.0,627.0</text:p>
      <text:p text:style-name="Preformatted_20_Text">26620,05/19/2020,Mecklenburg-Vorpommern,Germany,2020-05-20 02:32:19,754.0,20.0,700.0</text:p>
      <text:p text:style-name="Preformatted_20_Text">26621,05/19/2020,Melilla,Spain,2020-05-20 02:32:19,121.0,2.0,0.0</text:p>
      <text:p text:style-name="Preformatted_20_Text">26622,05/19/2020,Michigan,US,2020-05-20 02:32:19,52350.0,5017.0,0.0</text:p>
      <text:p text:style-name="Preformatted_20_Text">26623,05/19/2020,Minnesota,US,2020-05-20 02:32:19,17029.0,757.0,0.0</text:p>
      <text:p text:style-name="Preformatted_20_Text">26624,05/19/2020,Mississippi,US,2020-05-20 02:32:19,11704.0,554.0,0.0</text:p>
      <text:p text:style-name="Preformatted_20_Text">26625,05/19/2020,Missouri,US,2020-05-20 02:32:19,11393.0,631.0,0.0</text:p>
      <text:p text:style-name="Preformatted_20_Text">26626,05/19/2020,Molise,Italy,2020-05-20 02:32:19,422.0,22.0,188.0</text:p>
      <text:p text:style-name="Preformatted_20_Text">26627,05/19/2020,Montana,US,2020-05-20 02:32:19,471.0,16.0,0.0</text:p>
      <text:p text:style-name="Preformatted_20_Text">26628,05/19/2020,Montserrat,UK,2020-05-20 02:32:19,11.0,1.0,10.0</text:p>
      <text:p text:style-name="Preformatted_20_Text">26629,05/19/2020,Murcia,Spain,2020-05-20 02:32:19,1558.0,145.0,0.0</text:p>
      <text:p text:style-name="Preformatted_20_Text">26630,05/19/2020,Navarra,Spain,2020-05-20 02:32:19,5202.0,503.0,0.0</text:p>
      <text:p text:style-name="Preformatted_20_Text">26631,05/19/2020,Nebraska,US,2020-05-20 02:32:19,10854.0,123.0,0.0</text:p>
      <text:p text:style-name="Preformatted_20_Text">26632,05/19/2020,Nevada,US,2020-05-20 02:32:19,7096.0,358.0,0.0</text:p>
      <text:p text:style-name="Preformatted_20_Text">26633,05/19/2020,New Brunswick,Canada,2020-05-20 02:32:19,120.0,0.0,120.0</text:p>
      <text:p text:style-name="Preformatted_20_Text">26634,05/19/2020,New Caledonia,France,2020-05-20 02:32:19,18.0,0.0,18.0</text:p>
      <text:p text:style-name="Preformatted_20_Text">26635,05/19/2020,New Hampshire,US,2020-05-20 02:32:19,3721.0,172.0,0.0</text:p>
      <text:p text:style-name="Preformatted_20_Text">26636,05/19/2020,New Jersey,US,2020-05-20 02:32:19,149356.0,10587.0,0.0</text:p>
      <text:p text:style-name="Preformatted_20_Text">26637,05/19/2020,New Mexico,US,2020-05-20 02:32:19,6192.0,276.0,0.0</text:p>
      <text:p text:style-name="Preformatted_20_Text">26638,05/19/2020,New South Wales,Australia,2020-05-20 02:32:19,3081.0,47.0,2631.0</text:p>
      <text:p text:style-name="Preformatted_20_Text">26639,05/19/2020,New York,US,2020-05-20 02:32:19,352845.0,28558.0,0.0</text:p>
      <text:p text:style-name="Preformatted_20_Text">26640,05/19/2020,Newfoundland and Labrador,Canada,2020-05-20 02:32:19,260.0,3.0,250.0</text:p>
      <text:p text:style-name="Preformatted_20_Text">26641,05/19/2020,Niedersachsen,Germany,2020-05-20 02:32:19,11267.0,557.0,9900.0</text:p>
      <text:p text:style-name="Preformatted_20_Text">26642,05/19/2020,Ningxia,Mainland China,2020-05-20 02:32:19,75.0,0.0,75.0</text:p>
      <text:p text:style-name="Preformatted_20_Text">26643,05/19/2020,Nordrhein-Westfalen,Germany,2020-05-20 02:32:19,36485.0,1525.0,32400.0</text:p>
      <text:p text:style-name="Preformatted_20_Text">26644,05/19/2020,North Carolina,US,2020-05-20 02:32:19,19239.0,693.0,0.0</text:p>
      <text:p text:style-name="Preformatted_20_Text">26645,05/19/2020,North Dakota,US,2020-05-20 02:32:19,1994.0,45.0,0.0</text:p>
      <text:p text:style-name="Preformatted_20_Text"><text:soft-page-break/>26646,05/19/2020,Northern Mariana Islands,US,2020-05-20 02:32:19,21.0,2.0,0.0</text:p>
      <text:p text:style-name="Preformatted_20_Text">26647,05/19/2020,Northern Territory,Australia,2020-05-20 02:32:19,29.0,0.0,27.0</text:p>
      <text:p text:style-name="Preformatted_20_Text">26648,05/19/2020,Northwest Territories,Canada,2020-05-20 02:32:19,5.0,0.0,5.0</text:p>
      <text:p text:style-name="Preformatted_20_Text">26649,05/19/2020,Nova Scotia,Canada,2020-05-20 02:32:19,1044.0,56.0,956.0</text:p>
      <text:p text:style-name="Preformatted_20_Text">26650,05/19/2020,Ohio,US,2020-05-20 02:32:19,28952.0,1720.0,0.0</text:p>
      <text:p text:style-name="Preformatted_20_Text">26651,05/19/2020,Oklahoma,US,2020-05-20 02:32:19,5489.0,293.0,0.0</text:p>
      <text:p text:style-name="Preformatted_20_Text">26652,05/19/2020,Ontario,Canada,2020-05-20 02:32:19,24755.0,2032.0,17898.0</text:p>
      <text:p text:style-name="Preformatted_20_Text">26653,05/19/2020,Oregon,US,2020-05-20 02:32:19,3726.0,140.0,0.0</text:p>
      <text:p text:style-name="Preformatted_20_Text">26654,05/19/2020,P.A. Bolzano,Italy,2020-05-20 02:32:19,2587.0,291.0,1988.0</text:p>
      <text:p text:style-name="Preformatted_20_Text">26655,05/19/2020,P.A. Trento,Italy,2020-05-20 02:32:19,4358.0,455.0,3699.0</text:p>
      <text:p text:style-name="Preformatted_20_Text">26656,05/19/2020,Pais Vasco,Spain,2020-05-20 02:32:19,13409.0,1470.0,0.0</text:p>
      <text:p text:style-name="Preformatted_20_Text">26657,05/19/2020,Pennsylvania,US,2020-05-20 02:32:19,67311.0,4628.0,0.0</text:p>
      <text:p text:style-name="Preformatted_20_Text">26658,05/19/2020,Piemonte,Italy,2020-05-20 02:32:19,29727.0,3679.0,16413.0</text:p>
      <text:p text:style-name="Preformatted_20_Text">26659,05/19/2020,Prince Edward Island,Canada,2020-05-20 02:32:19,27.0,0.0,27.0</text:p>
      <text:p text:style-name="Preformatted_20_Text">26660,05/19/2020,Puerto Rico,US,2020-05-20 02:32:19,2805.0,124.0,0.0</text:p>
      <text:p text:style-name="Preformatted_20_Text">26661,05/19/2020,Puglia,Italy,2020-05-20 02:32:19,4396.0,473.0,1982.0</text:p>
      <text:p text:style-name="Preformatted_20_Text">26662,05/19/2020,Qinghai,Mainland China,2020-05-20 02:32:19,18.0,0.0,18.0</text:p>
      <text:p text:style-name="Preformatted_20_Text">26663,05/19/2020,Quebec,Canada,2020-05-20 02:32:19,44206.0,3648.0,12497.0</text:p>
      <text:p text:style-name="Preformatted_20_Text">26664,05/19/2020,Queensland,Australia,2020-05-20 02:32:19,1058.0,6.0,1040.0</text:p>
      <text:p text:style-name="Preformatted_20_Text">26665,05/19/2020,Recovered,US,2020-05-20 02:32:19,0.0,0.0,289392.0</text:p>
      <text:p text:style-name="Preformatted_20_Text">26666,05/19/2020,Reunion,France,2020-05-20 02:32:19,446.0,0.0,354.0</text:p>
      <text:p text:style-name="Preformatted_20_Text">26667,05/19/2020,Rheinland-Pfalz,Germany,2020-05-20 02:32:19,6520.0,222.0,5879.0</text:p>
      <text:p text:style-name="Preformatted_20_Text">26668,05/19/2020,Rhode Island,US,2020-05-20 02:32:19,12951.0,532.0,0.0</text:p>
      <text:p text:style-name="Preformatted_20_Text">26669,05/19/2020,Saarland,Germany,2020-05-20 02:32:19,2712.0,160.0,2428.0</text:p>
      <text:p text:style-name="Preformatted_20_Text">26670,05/19/2020,Sachsen,Germany,2020-05-20 02:32:19,5142.0,198.0,4560.0</text:p>
      <text:p text:style-name="Preformatted_20_Text">26671,05/19/2020,Sachsen-Anhalt,Germany,2020-05-20 02:32:19,1680.0,54.0,1523.0</text:p>
      <text:p text:style-name="Preformatted_20_Text">26672,05/19/2020,Saint Barthelemy,France,2020-05-20 02:32:19,6.0,0.0,6.0</text:p>
      <text:p text:style-name="Preformatted_20_Text">26673,05/19/2020,Saint Pierre and Miquelon,France,2020-05-20 02:32:19,1.0,0.0,1.0</text:p>
      <text:p text:style-name="Preformatted_20_Text">26674,05/19/2020,Sardegna,Italy,2020-05-20 02:32:19,1354.0,126.0,887.0</text:p>
      <text:p text:style-name="Preformatted_20_Text">26675,05/19/2020,Saskatchewan,Canada,2020-05-20 02:32:19,599.0,7.0,470.0</text:p>
      <text:p text:style-name="Preformatted_20_Text">26676,05/19/2020,Schleswig-Holstein,Germany,2020-05-20 02:32:19,3002.0,128.0,2700.0</text:p>
      <text:p text:style-name="Preformatted_20_Text">26677,05/19/2020,Shaanxi,Mainland China,2020-05-20 02:32:19,308.0,3.0,303.0</text:p>
      <text:p text:style-name="Preformatted_20_Text">26678,05/19/2020,Shandong,Mainland China,2020-05-20 02:32:19,788.0,7.0,780.0</text:p>
      <text:p text:style-name="Preformatted_20_Text">26679,05/19/2020,Shanghai,Mainland China,2020-05-20 02:32:19,666.0,7.0,641.0</text:p>
      <text:p text:style-name="Preformatted_20_Text">26680,05/19/2020,Shanxi,Mainland China,2020-05-20 02:32:19,198.0,0.0,198.0</text:p>
      <text:p text:style-name="Preformatted_20_Text">26681,05/19/2020,Sichuan,Mainland China,2020-05-20 02:32:19,561.0,3.0,558.0</text:p>
      <text:p text:style-name="Preformatted_20_Text">26682,05/19/2020,Sicilia,Italy,2020-05-20 02:32:19,3403.0,268.0,1611.0</text:p>
      <text:p text:style-name="Preformatted_20_Text">26683,05/19/2020,Sint Maarten,Netherlands,2020-05-20 02:32:19,77.0,15.0,54.0</text:p>
      <text:p text:style-name="Preformatted_20_Text">26684,05/19/2020,South Australia,Australia,2020-05-20 02:32:19,439.0,4.0,435.0</text:p>
      <text:p text:style-name="Preformatted_20_Text">26685,05/19/2020,South Carolina,US,2020-05-20 02:32:19,9056.0,399.0,0.0</text:p>
      <text:p text:style-name="Preformatted_20_Text">26686,05/19/2020,South Dakota,US,2020-05-20 02:32:19,4085.0,46.0,0.0</text:p>
      <text:p text:style-name="Preformatted_20_Text">26687,05/19/2020,St Martin,France,2020-05-20 02:32:19,39.0,3.0,30.0</text:p>
      <text:p text:style-name="Preformatted_20_Text">26688,05/19/2020,Tasmania,Australia,2020-05-20 02:32:19,228.0,13.0,195.0</text:p>
      <text:p text:style-name="Preformatted_20_Text">26689,05/19/2020,Tennessee,US,2020-05-20 02:32:19,18412.0,305.0,0.0</text:p>
      <text:p text:style-name="Preformatted_20_Text">26690,05/19/2020,Texas,US,2020-05-20 02:32:19,50552.0,1388.0,0.0</text:p>
      <text:p text:style-name="Preformatted_20_Text">26691,05/19/2020,Thuringen,Germany,2020-05-20 02:32:19,2751.0,147.0,2300.0</text:p>
      <text:p text:style-name="Preformatted_20_Text">26692,05/19/2020,Tianjin,Mainland China,2020-05-20 02:32:19,192.0,3.0,187.0</text:p>
      <text:p text:style-name="Preformatted_20_Text">26693,05/19/2020,Tibet,Mainland China,2020-05-20 02:32:19,1.0,0.0,1.0</text:p>
      <text:p text:style-name="Preformatted_20_Text">26694,05/19/2020,Toscana,Italy,2020-05-20 02:32:19,9968.0,992.0,6653.0</text:p>
      <text:p text:style-name="Preformatted_20_Text">26695,05/19/2020,Turks and Caicos Islands,UK,2020-05-20 02:32:19,12.0,1.0,10.0</text:p>
      <text:p text:style-name="Preformatted_20_Text">26696,05/19/2020,Umbria,Italy,2020-05-20 02:32:19,1427.0,74.0,1287.0</text:p>
      <text:p text:style-name="Preformatted_20_Text">26697,05/19/2020,Unknown,Germany,2020-05-20 02:32:19,2048.0,0.0,173.0</text:p>
      <text:p text:style-name="Preformatted_20_Text">26698,05/19/2020,Utah,US,2020-05-20 02:32:19,7518.0,88.0,0.0</text:p>
      <text:p text:style-name="Preformatted_20_Text">26699,05/19/2020,Valle d'Aosta,Italy,2020-05-20 02:32:19,1175.0,143.0,983.0</text:p>
      <text:p text:style-name="Preformatted_20_Text">26700,05/19/2020,Veneto,Italy,2020-05-20 02:32:19,18997.0,1820.0,13423.0</text:p>
      <text:p text:style-name="Preformatted_20_Text">26701,05/19/2020,Vermont,US,2020-05-20 02:32:19,944.0,54.0,0.0</text:p>
      <text:p text:style-name="Preformatted_20_Text">26702,05/19/2020,Victoria,Australia,2020-05-20 02:32:19,1573.0,18.0,1454.0</text:p>
      <text:p text:style-name="Preformatted_20_Text">26703,05/19/2020,Virgin Islands,US,2020-05-20 02:32:19,69.0,6.0,0.0</text:p>
      <text:p text:style-name="Preformatted_20_Text">26704,05/19/2020,Virginia,US,2020-05-20 02:32:19,32145.0,1042.0,0.0</text:p>
      <text:p text:style-name="Preformatted_20_Text">26705,05/19/2020,Washington,US,2020-05-20 02:32:19,18811.0,1031.0,0.0</text:p>
      <text:p text:style-name="Preformatted_20_Text">26706,05/19/2020,West Virginia,US,2020-05-20 02:32:19,1502.0,68.0,0.0</text:p>
      <text:p text:style-name="Preformatted_20_Text">26707,05/19/2020,Western Australia,Australia,2020-05-20 02:32:19,557.0,9.0,545.0</text:p>
      <text:p text:style-name="Preformatted_20_Text"><text:soft-page-break/>26708,05/19/2020,Wisconsin,US,2020-05-20 02:32:19,12885.0,467.0,0.0</text:p>
      <text:p text:style-name="Preformatted_20_Text">26709,05/19/2020,Wyoming,US,2020-05-20 02:32:19,776.0,10.0,0.0</text:p>
      <text:p text:style-name="Preformatted_20_Text">26710,05/19/2020,Xinjiang,Mainland China,2020-05-20 02:32:19,76.0,3.0,73.0</text:p>
      <text:p text:style-name="Preformatted_20_Text">26711,05/19/2020,Yukon,Canada,2020-05-20 02:32:19,11.0,0.0,11.0</text:p>
      <text:p text:style-name="Preformatted_20_Text">26712,05/19/2020,Yunnan,Mainland China,2020-05-20 02:32:19,185.0,2.0,183.0</text:p>
      <text:p text:style-name="P1">26713,05/19/2020,Zhejiang,Mainland China,2020-05-20 02:32:19,1268.0,1.0,1267.0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01T14:13:48.799822877</meta:creation-date>
    <dc:date>2022-11-01T14:15:08.968134877</dc:date>
    <meta:editing-duration>PT1M20S</meta:editing-duration>
    <meta:editing-cycles>1</meta:editing-cycles>
    <meta:document-statistic meta:table-count="0" meta:image-count="0" meta:object-count="0" meta:page-count="429" meta:paragraph-count="26714" meta:word-count="60207" meta:character-count="1732060" meta:non-whitespace-character-count="1698567"/>
    <meta:generator>LibreOffice/6.4.7.2$Linux_X86_64 LibreOffice_project/40$Build-2</meta:generator>
  </office:meta>
</office:document-meta>
</file>